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2pt"/>
    </style:style>
    <style:style style:name="co2" style:family="table-column">
      <style:table-column-properties fo:break-before="auto" style:column-width="71.74pt"/>
    </style:style>
    <style:style style:name="co3" style:family="table-column">
      <style:table-column-properties fo:break-before="auto" style:column-width="71.26pt"/>
    </style:style>
    <style:style style:name="co4" style:family="table-column">
      <style:table-column-properties fo:break-before="auto" style:column-width="66.19pt"/>
    </style:style>
    <style:style style:name="co5" style:family="table-column">
      <style:table-column-properties fo:break-before="auto" style:column-width="65.2pt"/>
    </style:style>
    <style:style style:name="co6" style:family="table-column">
      <style:table-column-properties fo:break-before="auto" style:column-width="70.75pt"/>
    </style:style>
    <style:style style:name="co7" style:family="table-column">
      <style:table-column-properties fo:break-before="auto" style:column-width="76.79pt"/>
    </style:style>
    <style:style style:name="co8" style:family="table-column">
      <style:table-column-properties fo:break-before="auto" style:column-width="73.3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34.8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a6099"/>
    </style:style>
    <style:style style:name="ce2" style:family="table-cell" style:parent-style-name="Default">
      <style:table-cell-properties fo:background-color="#158466"/>
    </style:style>
    <style:style style:name="ce7" style:family="table-cell" style:parent-style-name="Default">
      <style:map style:condition="cell-content()=90" style:apply-style-name="Error" style:base-cell-address="Sheet2.A1"/>
    </style:style>
    <style:style style:name="ce6" style:family="table-cell" style:parent-style-name="Default">
      <style:map style:condition="cell-content()=1" style:apply-style-name="Error" style:base-cell-address="'A-Combined-Resorted'.KM2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-Combined" table:style-name="ta1">
        <table:table-column table:style-name="co1" table:default-cell-style-name="Default"/>
        <table:table-column table:style-name="co2" table:number-columns-repeated="37" table:default-cell-style-name="Default"/>
        <table:table-column table:style-name="co3" table:number-columns-repeated="5" table:default-cell-style-name="Default"/>
        <table:table-column table:style-name="co2" table:number-columns-repeated="18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column table:style-name="co4" table:number-columns-repeated="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number-columns-repeated="3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4" table:number-columns-repeated="2" table:default-cell-style-name="Default"/>
        <table:table-column table:style-name="co2" table:number-columns-repeated="8" table:default-cell-style-name="Default"/>
        <table:table-column table:style-name="co4" table:default-cell-style-name="Default"/>
        <table:table-column table:style-name="co2" table:number-columns-repeated="11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1" table:default-cell-style-name="Default"/>
        <table:table-column table:style-name="co3" table:number-columns-repeated="2" table:default-cell-style-name="Default"/>
        <table:table-column table:style-name="co2" table:number-columns-repeated="9" table:default-cell-style-name="Default"/>
        <table:table-column table:style-name="co4" table:default-cell-style-name="Default"/>
        <table:table-column table:style-name="co2" table:number-columns-repeated="37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14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4" table:number-columns-repeated="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16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</text:p>
          </table:table-cell>
          <table:table-cell table:style-name="ce1" office:value-type="float" office:value="0.7583635061" calcext:value-type="float">
            <text:p>0.7583635061</text:p>
          </table:table-cell>
          <table:table-cell table:style-name="ce1" office:value-type="float" office:value="0.7248059545" calcext:value-type="float">
            <text:p>0.7248059545</text:p>
          </table:table-cell>
          <table:table-cell table:style-name="ce1" office:value-type="float" office:value="0.7120943041" calcext:value-type="float">
            <text:p>0.7120943041</text:p>
          </table:table-cell>
          <table:table-cell table:style-name="ce1" office:value-type="float" office:value="0.7088976351" calcext:value-type="float">
            <text:p>0.7088976351</text:p>
          </table:table-cell>
          <table:table-cell table:number-columns-repeated="3" table:style-name="ce1" office:value-type="float" office:value="0.7066444632" calcext:value-type="float">
            <text:p>0.7066444632</text:p>
          </table:table-cell>
          <table:table-cell table:style-name="ce1" office:value-type="float" office:value="0.7028057401" calcext:value-type="float">
            <text:p>0.7028057401</text:p>
          </table:table-cell>
          <table:table-cell table:style-name="ce1" office:value-type="float" office:value="0.6981908753" calcext:value-type="float">
            <text:p>0.6981908753</text:p>
          </table:table-cell>
          <table:table-cell table:style-name="ce1" office:value-type="float" office:value="0.6975322047" calcext:value-type="float">
            <text:p>0.6975322047</text:p>
          </table:table-cell>
          <table:table-cell table:style-name="ce1" office:value-type="float" office:value="0.6973248698" calcext:value-type="float">
            <text:p>0.6973248698</text:p>
          </table:table-cell>
          <table:table-cell table:style-name="ce1" office:value-type="float" office:value="0.6964608344" calcext:value-type="float">
            <text:p>0.6964608344</text:p>
          </table:table-cell>
          <table:table-cell table:style-name="ce1" office:value-type="float" office:value="0.6944735981" calcext:value-type="float">
            <text:p>0.6944735981</text:p>
          </table:table-cell>
          <table:table-cell table:style-name="ce1" office:value-type="float" office:value="0.6931258766" calcext:value-type="float">
            <text:p>0.6931258766</text:p>
          </table:table-cell>
          <table:table-cell table:style-name="ce1" office:value-type="float" office:value="0.6906524788" calcext:value-type="float">
            <text:p>0.6906524788</text:p>
          </table:table-cell>
          <table:table-cell table:style-name="ce1" office:value-type="float" office:value="0.6906122449" calcext:value-type="float">
            <text:p>0.6906122449</text:p>
          </table:table-cell>
          <table:table-cell table:style-name="ce1" office:value-type="float" office:value="0.6896299473" calcext:value-type="float">
            <text:p>0.6896299473</text:p>
          </table:table-cell>
          <table:table-cell table:number-columns-repeated="4" table:style-name="ce1" office:value-type="float" office:value="0.6852710843" calcext:value-type="float">
            <text:p>0.6852710843</text:p>
          </table:table-cell>
          <table:table-cell table:style-name="ce1" office:value-type="float" office:value="0.6850174626" calcext:value-type="float">
            <text:p>0.6850174626</text:p>
          </table:table-cell>
          <table:table-cell table:style-name="ce1" office:value-type="float" office:value="0.6848189133" calcext:value-type="float">
            <text:p>0.6848189133</text:p>
          </table:table-cell>
          <table:table-cell table:number-columns-repeated="4" table:style-name="ce1" office:value-type="float" office:value="0.6847219889" calcext:value-type="float">
            <text:p>0.6847219889</text:p>
          </table:table-cell>
          <table:table-cell table:style-name="ce1" office:value-type="float" office:value="0.6841677968" calcext:value-type="float">
            <text:p>0.6841677968</text:p>
          </table:table-cell>
          <table:table-cell table:number-columns-repeated="3" table:style-name="ce1" office:value-type="float" office:value="0.6840240338" calcext:value-type="float">
            <text:p>0.6840240338</text:p>
          </table:table-cell>
          <table:table-cell table:style-name="ce1" office:value-type="float" office:value="0.6836195854" calcext:value-type="float">
            <text:p>0.6836195854</text:p>
          </table:table-cell>
          <table:table-cell table:style-name="ce1" office:value-type="float" office:value="0.6830747026" calcext:value-type="float">
            <text:p>0.6830747026</text:p>
          </table:table-cell>
          <table:table-cell table:style-name="ce1" office:value-type="float" office:value="0.6781374717" calcext:value-type="float">
            <text:p>0.6781374717</text:p>
          </table:table-cell>
          <table:table-cell table:number-columns-repeated="2" table:style-name="ce1" office:value-type="float" office:value="0.6778231293" calcext:value-type="float">
            <text:p>0.6778231293</text:p>
          </table:table-cell>
          <table:table-cell table:style-name="ce1" office:value-type="float" office:value="0.6752146334" calcext:value-type="float">
            <text:p>0.6752146334</text:p>
          </table:table-cell>
          <table:table-cell table:number-columns-repeated="4" table:style-name="ce1" office:value-type="float" office:value="0.6751871149" calcext:value-type="float">
            <text:p>0.6751871149</text:p>
          </table:table-cell>
          <table:table-cell table:style-name="ce1" office:value-type="float" office:value="0.6751194533" calcext:value-type="float">
            <text:p>0.6751194533</text:p>
          </table:table-cell>
          <table:table-cell table:style-name="ce1" office:value-type="float" office:value="0.6735600907" calcext:value-type="float">
            <text:p>0.6735600907</text:p>
          </table:table-cell>
          <table:table-cell table:style-name="ce1" office:value-type="float" office:value="0.6719614512" calcext:value-type="float">
            <text:p>0.6719614512</text:p>
          </table:table-cell>
          <table:table-cell table:number-columns-repeated="3" table:style-name="ce1" office:value-type="float" office:value="0.6715872332" calcext:value-type="float">
            <text:p>0.6715872332</text:p>
          </table:table-cell>
          <table:table-cell table:style-name="ce1" office:value-type="float" office:value="0.6684780331" calcext:value-type="float">
            <text:p>0.6684780331</text:p>
          </table:table-cell>
          <table:table-cell table:style-name="ce1" office:value-type="float" office:value="0.6658062357" calcext:value-type="float">
            <text:p>0.6658062357</text:p>
          </table:table-cell>
          <table:table-cell table:style-name="ce1" office:value-type="float" office:value="0.6654324053" calcext:value-type="float">
            <text:p>0.6654324053</text:p>
          </table:table-cell>
          <table:table-cell table:number-columns-repeated="4" table:style-name="ce1" office:value-type="float" office:value="0.6650340136" calcext:value-type="float">
            <text:p>0.6650340136</text:p>
          </table:table-cell>
          <table:table-cell table:style-name="ce1" office:value-type="float" office:value="0.6644708815" calcext:value-type="float">
            <text:p>0.6644708815</text:p>
          </table:table-cell>
          <table:table-cell table:style-name="ce1" office:value-type="float" office:value="0.6643324329" calcext:value-type="float">
            <text:p>0.6643324329</text:p>
          </table:table-cell>
          <table:table-cell table:number-columns-repeated="2" table:style-name="ce1" office:value-type="float" office:value="0.6634353741" calcext:value-type="float">
            <text:p>0.6634353741</text:p>
          </table:table-cell>
          <table:table-cell table:style-name="ce1" office:value-type="float" office:value="0.6630038093" calcext:value-type="float">
            <text:p>0.6630038093</text:p>
          </table:table-cell>
          <table:table-cell table:style-name="ce1" office:value-type="float" office:value="0.6623972492" calcext:value-type="float">
            <text:p>0.6623972492</text:p>
          </table:table-cell>
          <table:table-cell table:style-name="ce1" office:value-type="float" office:value="0.661903597" calcext:value-type="float">
            <text:p>0.661903597</text:p>
          </table:table-cell>
          <table:table-cell table:style-name="ce1" office:value-type="float" office:value="0.6608867054" calcext:value-type="float">
            <text:p>0.6608867054</text:p>
          </table:table-cell>
          <table:table-cell table:style-name="ce1" office:value-type="float" office:value="0.6607901795" calcext:value-type="float">
            <text:p>0.6607901795</text:p>
          </table:table-cell>
          <table:table-cell table:style-name="ce1" office:value-type="float" office:value="0.6555230324" calcext:value-type="float">
            <text:p>0.6555230324</text:p>
          </table:table-cell>
          <table:table-cell table:style-name="ce1" office:value-type="float" office:value="0.6537306073" calcext:value-type="float">
            <text:p>0.6537306073</text:p>
          </table:table-cell>
          <table:table-cell table:style-name="ce1" office:value-type="float" office:value="0.6534502323" calcext:value-type="float">
            <text:p>0.6534502323</text:p>
          </table:table-cell>
          <table:table-cell table:number-columns-repeated="2" table:style-name="ce1" office:value-type="float" office:value="0.6533336342" calcext:value-type="float">
            <text:p>0.6533336342</text:p>
          </table:table-cell>
          <table:table-cell table:number-columns-repeated="3" table:style-name="ce1" office:value-type="float" office:value="0.652244898" calcext:value-type="float">
            <text:p>0.652244898</text:p>
          </table:table-cell>
          <table:table-cell table:style-name="ce1" office:value-type="float" office:value="0.6518233257" calcext:value-type="float">
            <text:p>0.6518233257</text:p>
          </table:table-cell>
          <table:table-cell table:style-name="ce1" office:value-type="float" office:value="0.6516925953" calcext:value-type="float">
            <text:p>0.6516925953</text:p>
          </table:table-cell>
          <table:table-cell table:style-name="ce1" office:value-type="float" office:value="0.6502040816" calcext:value-type="float">
            <text:p>0.6502040816</text:p>
          </table:table-cell>
          <table:table-cell table:style-name="ce1" office:value-type="float" office:value="0.6501133787" calcext:value-type="float">
            <text:p>0.6501133787</text:p>
          </table:table-cell>
          <table:table-cell table:number-columns-repeated="2" table:style-name="ce1" office:value-type="float" office:value="0.6485147392" calcext:value-type="float">
            <text:p>0.6485147392</text:p>
          </table:table-cell>
          <table:table-cell table:style-name="ce1" office:value-type="float" office:value="0.6482924797" calcext:value-type="float">
            <text:p>0.6482924797</text:p>
          </table:table-cell>
          <table:table-cell table:style-name="ce1" office:value-type="float" office:value="0.6479655952" calcext:value-type="float">
            <text:p>0.6479655952</text:p>
          </table:table-cell>
          <table:table-cell table:number-columns-repeated="2" table:style-name="ce1" office:value-type="float" office:value="0.646713632" calcext:value-type="float">
            <text:p>0.646713632</text:p>
          </table:table-cell>
          <table:table-cell table:style-name="ce1" office:value-type="float" office:value="0.646195432" calcext:value-type="float">
            <text:p>0.646195432</text:p>
          </table:table-cell>
          <table:table-cell table:style-name="ce1" office:value-type="float" office:value="0.6437545162" calcext:value-type="float">
            <text:p>0.6437545162</text:p>
          </table:table-cell>
          <table:table-cell table:style-name="ce1" office:value-type="float" office:value="0.6417027715" calcext:value-type="float">
            <text:p>0.6417027715</text:p>
          </table:table-cell>
          <table:table-cell table:number-columns-repeated="3" table:style-name="ce1" office:value-type="float" office:value="0.6412348632" calcext:value-type="float">
            <text:p>0.6412348632</text:p>
          </table:table-cell>
          <table:table-cell table:style-name="ce1" office:value-type="float" office:value="0.6405215419" calcext:value-type="float">
            <text:p>0.6405215419</text:p>
          </table:table-cell>
          <table:table-cell table:style-name="ce1" office:value-type="float" office:value="0.6403010407" calcext:value-type="float">
            <text:p>0.6403010407</text:p>
          </table:table-cell>
          <table:table-cell table:style-name="ce1" office:value-type="float" office:value="0.6397011269" calcext:value-type="float">
            <text:p>0.6397011269</text:p>
          </table:table-cell>
          <table:table-cell table:number-columns-repeated="2" table:style-name="ce1" office:value-type="float" office:value="0.6395637623" calcext:value-type="float">
            <text:p>0.6395637623</text:p>
          </table:table-cell>
          <table:table-cell table:number-columns-repeated="2" table:style-name="ce1" office:value-type="float" office:value="0.6394588316" calcext:value-type="float">
            <text:p>0.6394588316</text:p>
          </table:table-cell>
          <table:table-cell table:number-columns-repeated="4" table:style-name="ce1" office:value-type="float" office:value="0.6394557823" calcext:value-type="float">
            <text:p>0.6394557823</text:p>
          </table:table-cell>
          <table:table-cell table:style-name="ce2" office:value-type="float" office:value="0.6879478458" calcext:value-type="float">
            <text:p>0.6879478458</text:p>
          </table:table-cell>
          <table:table-cell table:style-name="ce2" office:value-type="float" office:value="0.662244898" calcext:value-type="float">
            <text:p>0.662244898</text:p>
          </table:table-cell>
          <table:table-cell table:style-name="ce2" office:value-type="float" office:value="0.6612886859" calcext:value-type="float">
            <text:p>0.6612886859</text:p>
          </table:table-cell>
          <table:table-cell table:style-name="ce2" office:value-type="float" office:value="0.6548871669" calcext:value-type="float">
            <text:p>0.6548871669</text:p>
          </table:table-cell>
          <table:table-cell table:style-name="ce2" office:value-type="float" office:value="0.6531070615" calcext:value-type="float">
            <text:p>0.6531070615</text:p>
          </table:table-cell>
          <table:table-cell table:style-name="ce2" office:value-type="float" office:value="0.6527574525" calcext:value-type="float">
            <text:p>0.6527574525</text:p>
          </table:table-cell>
          <table:table-cell table:style-name="ce2" office:value-type="float" office:value="0.649804826" calcext:value-type="float">
            <text:p>0.649804826</text:p>
          </table:table-cell>
          <table:table-cell table:style-name="ce2" office:value-type="float" office:value="0.646713632" calcext:value-type="float">
            <text:p>0.646713632</text:p>
          </table:table-cell>
          <table:table-cell table:style-name="ce2" office:value-type="float" office:value="0.6447710237" calcext:value-type="float">
            <text:p>0.6447710237</text:p>
          </table:table-cell>
          <table:table-cell table:number-columns-repeated="2" table:style-name="ce2" office:value-type="float" office:value="0.6405483635" calcext:value-type="float">
            <text:p>0.6405483635</text:p>
          </table:table-cell>
          <table:table-cell table:style-name="ce2" office:value-type="float" office:value="0.6402476823" calcext:value-type="float">
            <text:p>0.6402476823</text:p>
          </table:table-cell>
          <table:table-cell table:style-name="ce2" office:value-type="float" office:value="0.6394557823" calcext:value-type="float">
            <text:p>0.6394557823</text:p>
          </table:table-cell>
          <table:table-cell table:number-columns-repeated="2" table:style-name="ce2" office:value-type="float" office:value="0.6389143092" calcext:value-type="float">
            <text:p>0.6389143092</text:p>
          </table:table-cell>
          <table:table-cell table:style-name="ce2" office:value-type="float" office:value="0.6351927438" calcext:value-type="float">
            <text:p>0.6351927438</text:p>
          </table:table-cell>
          <table:table-cell table:style-name="ce2" office:value-type="float" office:value="0.635187309" calcext:value-type="float">
            <text:p>0.635187309</text:p>
          </table:table-cell>
          <table:table-cell table:style-name="ce2" office:value-type="float" office:value="0.6306965251" calcext:value-type="float">
            <text:p>0.6306965251</text:p>
          </table:table-cell>
          <table:table-cell table:style-name="ce2" office:value-type="float" office:value="0.6277333088" calcext:value-type="float">
            <text:p>0.6277333088</text:p>
          </table:table-cell>
          <table:table-cell table:style-name="ce2" office:value-type="float" office:value="0.6266666667" calcext:value-type="float">
            <text:p>0.6266666667</text:p>
          </table:table-cell>
          <table:table-cell table:style-name="ce2" office:value-type="float" office:value="0.6229414514" calcext:value-type="float">
            <text:p>0.6229414514</text:p>
          </table:table-cell>
          <table:table-cell table:style-name="ce2" office:value-type="float" office:value="0.6200657126" calcext:value-type="float">
            <text:p>0.6200657126</text:p>
          </table:table-cell>
          <table:table-cell table:style-name="ce2" office:value-type="float" office:value="0.6200286264" calcext:value-type="float">
            <text:p>0.6200286264</text:p>
          </table:table-cell>
          <table:table-cell table:number-columns-repeated="2" table:style-name="ce2" office:value-type="float" office:value="0.6174451738" calcext:value-type="float">
            <text:p>0.6174451738</text:p>
          </table:table-cell>
          <table:table-cell table:style-name="ce2" office:value-type="float" office:value="0.6170373212" calcext:value-type="float">
            <text:p>0.6170373212</text:p>
          </table:table-cell>
          <table:table-cell table:style-name="ce2" office:value-type="float" office:value="0.6162698126" calcext:value-type="float">
            <text:p>0.6162698126</text:p>
          </table:table-cell>
          <table:table-cell table:style-name="ce2" office:value-type="float" office:value="0.6146889991" calcext:value-type="float">
            <text:p>0.6146889991</text:p>
          </table:table-cell>
          <table:table-cell table:style-name="ce2" office:value-type="float" office:value="0.613877551" calcext:value-type="float">
            <text:p>0.613877551</text:p>
          </table:table-cell>
          <table:table-cell table:style-name="ce2" office:value-type="float" office:value="0.6133577368" calcext:value-type="float">
            <text:p>0.6133577368</text:p>
          </table:table-cell>
          <table:table-cell table:style-name="ce2" office:value-type="float" office:value="0.6133325891" calcext:value-type="float">
            <text:p>0.6133325891</text:p>
          </table:table-cell>
          <table:table-cell table:style-name="ce2" office:value-type="float" office:value="0.6128117914" calcext:value-type="float">
            <text:p>0.6128117914</text:p>
          </table:table-cell>
          <table:table-cell table:style-name="ce2" office:value-type="float" office:value="0.6127327119" calcext:value-type="float">
            <text:p>0.6127327119</text:p>
          </table:table-cell>
          <table:table-cell table:style-name="ce2" office:value-type="float" office:value="0.6120748299" calcext:value-type="float">
            <text:p>0.6120748299</text:p>
          </table:table-cell>
          <table:table-cell table:style-name="ce2" office:value-type="float" office:value="0.6117315147" calcext:value-type="float">
            <text:p>0.6117315147</text:p>
          </table:table-cell>
          <table:table-cell table:style-name="ce2" office:value-type="float" office:value="0.6100680272" calcext:value-type="float">
            <text:p>0.6100680272</text:p>
          </table:table-cell>
          <table:table-cell table:style-name="ce2" office:value-type="float" office:value="0.6096180936" calcext:value-type="float">
            <text:p>0.6096180936</text:p>
          </table:table-cell>
          <table:table-cell table:style-name="ce2" office:value-type="float" office:value="0.6081561797" calcext:value-type="float">
            <text:p>0.6081561797</text:p>
          </table:table-cell>
          <table:table-cell table:style-name="ce2" office:value-type="float" office:value="0.6076280539" calcext:value-type="float">
            <text:p>0.6076280539</text:p>
          </table:table-cell>
          <table:table-cell table:style-name="ce2" office:value-type="float" office:value="0.6068480408" calcext:value-type="float">
            <text:p>0.6068480408</text:p>
          </table:table-cell>
          <table:table-cell table:number-columns-repeated="2" table:style-name="ce2" office:value-type="float" office:value="0.6056093618" calcext:value-type="float">
            <text:p>0.6056093618</text:p>
          </table:table-cell>
          <table:table-cell table:style-name="ce2" office:value-type="float" office:value="0.6020408163" calcext:value-type="float">
            <text:p>0.6020408163</text:p>
          </table:table-cell>
          <table:table-cell table:style-name="ce2" office:value-type="float" office:value="0.6010884354" calcext:value-type="float">
            <text:p>0.6010884354</text:p>
          </table:table-cell>
          <table:table-cell table:style-name="ce2" office:value-type="float" office:value="0.5970999662" calcext:value-type="float">
            <text:p>0.5970999662</text:p>
          </table:table-cell>
          <table:table-cell table:style-name="ce2" office:value-type="float" office:value="0.5969664295" calcext:value-type="float">
            <text:p>0.5969664295</text:p>
          </table:table-cell>
          <table:table-cell table:style-name="ce2" office:value-type="float" office:value="0.5964608685" calcext:value-type="float">
            <text:p>0.5964608685</text:p>
          </table:table-cell>
          <table:table-cell table:style-name="ce2" office:value-type="float" office:value="0.5960633343" calcext:value-type="float">
            <text:p>0.5960633343</text:p>
          </table:table-cell>
          <table:table-cell table:style-name="ce2" office:value-type="float" office:value="0.5957645461" calcext:value-type="float">
            <text:p>0.5957645461</text:p>
          </table:table-cell>
          <table:table-cell table:style-name="ce2" office:value-type="float" office:value="0.5943754294" calcext:value-type="float">
            <text:p>0.5943754294</text:p>
          </table:table-cell>
          <table:table-cell table:style-name="ce2" office:value-type="float" office:value="0.5939233299" calcext:value-type="float">
            <text:p>0.5939233299</text:p>
          </table:table-cell>
          <table:table-cell table:number-columns-repeated="2" table:style-name="ce2" office:value-type="float" office:value="0.5928397792" calcext:value-type="float">
            <text:p>0.5928397792</text:p>
          </table:table-cell>
          <table:table-cell table:style-name="ce2" office:value-type="float" office:value="0.5916079783" calcext:value-type="float">
            <text:p>0.5916079783</text:p>
          </table:table-cell>
          <table:table-cell table:style-name="ce2" office:value-type="float" office:value="0.5888660216" calcext:value-type="float">
            <text:p>0.5888660216</text:p>
          </table:table-cell>
          <table:table-cell table:style-name="ce2" office:value-type="float" office:value="0.5887039781" calcext:value-type="float">
            <text:p>0.5887039781</text:p>
          </table:table-cell>
          <table:table-cell table:number-columns-repeated="2" table:style-name="ce2" office:value-type="float" office:value="0.5878011644" calcext:value-type="float">
            <text:p>0.5878011644</text:p>
          </table:table-cell>
          <table:table-cell table:style-name="ce2" office:value-type="float" office:value="0.5874914966" calcext:value-type="float">
            <text:p>0.5874914966</text:p>
          </table:table-cell>
          <table:table-cell table:style-name="ce2" office:value-type="float" office:value="0.5866840693" calcext:value-type="float">
            <text:p>0.5866840693</text:p>
          </table:table-cell>
          <table:table-cell table:style-name="ce2" office:value-type="float" office:value="0.5859149763" calcext:value-type="float">
            <text:p>0.5859149763</text:p>
          </table:table-cell>
          <table:table-cell table:style-name="ce2" office:value-type="float" office:value="0.5856349206" calcext:value-type="float">
            <text:p>0.5856349206</text:p>
          </table:table-cell>
          <table:table-cell table:style-name="ce2" office:value-type="float" office:value="0.5848995258" calcext:value-type="float">
            <text:p>0.5848995258</text:p>
          </table:table-cell>
          <table:table-cell table:style-name="ce2" office:value-type="float" office:value="0.5845296289" calcext:value-type="float">
            <text:p>0.5845296289</text:p>
          </table:table-cell>
          <table:table-cell table:style-name="ce2" office:value-type="float" office:value="0.5833435993" calcext:value-type="float">
            <text:p>0.5833435993</text:p>
          </table:table-cell>
          <table:table-cell table:style-name="ce2" office:value-type="float" office:value="0.5828269088" calcext:value-type="float">
            <text:p>0.5828269088</text:p>
          </table:table-cell>
          <table:table-cell table:style-name="ce2" office:value-type="float" office:value="0.5823166941" calcext:value-type="float">
            <text:p>0.5823166941</text:p>
          </table:table-cell>
          <table:table-cell table:style-name="ce2" office:value-type="float" office:value="0.581828327" calcext:value-type="float">
            <text:p>0.581828327</text:p>
          </table:table-cell>
          <table:table-cell table:number-columns-repeated="18" table:style-name="ce2" office:value-type="float" office:value="0.5805404821" calcext:value-type="float">
            <text:p>0.5805404821</text:p>
          </table:table-cell>
          <table:table-cell table:style-name="ce2" office:value-type="float" office:value="0.5797614413" calcext:value-type="float">
            <text:p>0.5797614413</text:p>
          </table:table-cell>
          <table:table-cell table:number-columns-repeated="18" table:style-name="ce2" office:value-type="float" office:value="0.5795343461" calcext:value-type="float">
            <text:p>0.5795343461</text:p>
          </table:table-cell>
          <table:table-cell table:style-name="ce2" office:value-type="float" office:value="0.5783112286" calcext:value-type="float">
            <text:p>0.5783112286</text:p>
          </table:table-cell>
          <table:table-cell table:style-name="ce2" office:value-type="float" office:value="0.5766896112" calcext:value-type="float">
            <text:p>0.5766896112</text:p>
          </table:table-cell>
          <table:table-cell table:style-name="ce2" office:value-type="float" office:value="0.5750228782" calcext:value-type="float">
            <text:p>0.5750228782</text:p>
          </table:table-cell>
          <table:table-cell table:style-name="ce2" office:value-type="float" office:value="0.5712123499" calcext:value-type="float">
            <text:p>0.5712123499</text:p>
          </table:table-cell>
          <table:table-cell table:style-name="ce2" office:value-type="float" office:value="0.571112956" calcext:value-type="float">
            <text:p>0.571112956</text:p>
          </table:table-cell>
          <table:table-cell table:style-name="ce2" office:value-type="float" office:value="0.5706703602" calcext:value-type="float">
            <text:p>0.5706703602</text:p>
          </table:table-cell>
          <table:table-cell table:style-name="ce2" office:value-type="float" office:value="0.570632219" calcext:value-type="float">
            <text:p>0.570632219</text:p>
          </table:table-cell>
          <table:table-cell table:style-name="ce2" office:value-type="float" office:value="0.5704604556" calcext:value-type="float">
            <text:p>0.5704604556</text:p>
          </table:table-cell>
          <table:table-cell table:style-name="ce2" office:value-type="float" office:value="0.5691212862" calcext:value-type="float">
            <text:p>0.5691212862</text:p>
          </table:table-cell>
          <table:table-cell table:style-name="ce2" office:value-type="float" office:value="0.5688762647" calcext:value-type="float">
            <text:p>0.5688762647</text:p>
          </table:table-cell>
          <table:table-cell table:style-name="ce2" office:value-type="float" office:value="0.5682440406" calcext:value-type="float">
            <text:p>0.5682440406</text:p>
          </table:table-cell>
          <table:table-cell table:style-name="ce2" office:value-type="float" office:value="0.5681743289" calcext:value-type="float">
            <text:p>0.5681743289</text:p>
          </table:table-cell>
          <table:table-cell table:style-name="ce2" office:value-type="float" office:value="0.5651012407" calcext:value-type="float">
            <text:p>0.5651012407</text:p>
          </table:table-cell>
          <table:table-cell table:style-name="ce2" office:value-type="float" office:value="0.5648522348" calcext:value-type="float">
            <text:p>0.5648522348</text:p>
          </table:table-cell>
          <table:table-cell table:style-name="ce2" office:value-type="float" office:value="0.5646752443" calcext:value-type="float">
            <text:p>0.5646752443</text:p>
          </table:table-cell>
          <table:table-cell table:style-name="ce2" office:value-type="float" office:value="0.5646258503" calcext:value-type="float">
            <text:p>0.5646258503</text:p>
          </table:table-cell>
          <table:table-cell table:style-name="ce2" office:value-type="float" office:value="0.5621722512" calcext:value-type="float">
            <text:p>0.5621722512</text:p>
          </table:table-cell>
          <table:table-cell table:style-name="ce2" office:value-type="float" office:value="0.5619686037" calcext:value-type="float">
            <text:p>0.5619686037</text:p>
          </table:table-cell>
          <table:table-cell table:style-name="ce2" office:value-type="float" office:value="0.5606704554" calcext:value-type="float">
            <text:p>0.5606704554</text:p>
          </table:table-cell>
          <table:table-cell table:style-name="ce2" office:value-type="float" office:value="0.5600691064" calcext:value-type="float">
            <text:p>0.5600691064</text:p>
          </table:table-cell>
          <table:table-cell table:style-name="ce2" office:value-type="float" office:value="0.5582950778" calcext:value-type="float">
            <text:p>0.5582950778</text:p>
          </table:table-cell>
          <table:table-cell table:style-name="ce2" office:value-type="float" office:value="0.5581311511" calcext:value-type="float">
            <text:p>0.5581311511</text:p>
          </table:table-cell>
          <table:table-cell table:style-name="ce2" office:value-type="float" office:value="0.5580257638" calcext:value-type="float">
            <text:p>0.5580257638</text:p>
          </table:table-cell>
          <table:table-cell table:style-name="ce2" office:value-type="float" office:value="0.5565434662" calcext:value-type="float">
            <text:p>0.5565434662</text:p>
          </table:table-cell>
          <table:table-cell table:style-name="ce2" office:value-type="float" office:value="0.555379633" calcext:value-type="float">
            <text:p>0.555379633</text:p>
          </table:table-cell>
          <table:table-cell table:style-name="ce2" office:value-type="float" office:value="0.5549258915" calcext:value-type="float">
            <text:p>0.5549258915</text:p>
          </table:table-cell>
          <table:table-cell table:style-name="ce2" office:value-type="float" office:value="0.5542743764" calcext:value-type="float">
            <text:p>0.5542743764</text:p>
          </table:table-cell>
          <table:table-cell table:style-name="ce2" office:value-type="float" office:value="0.5535994971" calcext:value-type="float">
            <text:p>0.5535994971</text:p>
          </table:table-cell>
          <table:table-cell table:style-name="ce2" office:value-type="float" office:value="0.5517903484" calcext:value-type="float">
            <text:p>0.5517903484</text:p>
          </table:table-cell>
          <table:table-cell table:number-columns-repeated="3" table:style-name="ce2" office:value-type="float" office:value="0.5512719333" calcext:value-type="float">
            <text:p>0.5512719333</text:p>
          </table:table-cell>
          <table:table-cell table:style-name="ce2" office:value-type="float" office:value="0.5508594696" calcext:value-type="float">
            <text:p>0.5508594696</text:p>
          </table:table-cell>
          <table:table-cell table:style-name="ce2" office:value-type="float" office:value="0.5508011841" calcext:value-type="float">
            <text:p>0.5508011841</text:p>
          </table:table-cell>
          <table:table-cell table:style-name="ce2" office:value-type="float" office:value="0.5502754059" calcext:value-type="float">
            <text:p>0.5502754059</text:p>
          </table:table-cell>
          <table:table-cell table:number-columns-repeated="2" table:style-name="ce2" office:value-type="float" office:value="0.5493968587" calcext:value-type="float">
            <text:p>0.5493968587</text:p>
          </table:table-cell>
          <table:table-cell table:style-name="ce2" office:value-type="float" office:value="0.5474573898" calcext:value-type="float">
            <text:p>0.5474573898</text:p>
          </table:table-cell>
          <table:table-cell table:style-name="ce2" office:value-type="float" office:value="0.546585869" calcext:value-type="float">
            <text:p>0.546585869</text:p>
          </table:table-cell>
          <table:table-cell table:style-name="ce2" office:value-type="float" office:value="0.5465034187" calcext:value-type="float">
            <text:p>0.5465034187</text:p>
          </table:table-cell>
          <table:table-cell table:style-name="ce2" office:value-type="float" office:value="0.5456251912" calcext:value-type="float">
            <text:p>0.5456251912</text:p>
          </table:table-cell>
          <table:table-cell table:style-name="ce2" office:value-type="float" office:value="0.5444898363" calcext:value-type="float">
            <text:p>0.5444898363</text:p>
          </table:table-cell>
          <table:table-cell table:style-name="ce2" office:value-type="float" office:value="0.5444661089" calcext:value-type="float">
            <text:p>0.5444661089</text:p>
          </table:table-cell>
          <table:table-cell table:style-name="ce2" office:value-type="float" office:value="0.5440809745" calcext:value-type="float">
            <text:p>0.5440809745</text:p>
          </table:table-cell>
          <table:table-cell table:number-columns-repeated="2" table:style-name="ce2" office:value-type="float" office:value="0.542744605" calcext:value-type="float">
            <text:p>0.542744605</text:p>
          </table:table-cell>
          <table:table-cell table:style-name="ce2" office:value-type="float" office:value="0.542014977" calcext:value-type="float">
            <text:p>0.542014977</text:p>
          </table:table-cell>
          <table:table-cell table:style-name="ce2" office:value-type="float" office:value="0.5415702948" calcext:value-type="float">
            <text:p>0.5415702948</text:p>
          </table:table-cell>
          <table:table-cell table:style-name="ce2" office:value-type="float" office:value="0.5415183302" calcext:value-type="float">
            <text:p>0.5415183302</text:p>
          </table:table-cell>
          <table:table-cell table:style-name="ce2" office:value-type="float" office:value="0.5395603436" calcext:value-type="float">
            <text:p>0.5395603436</text:p>
          </table:table-cell>
          <table:table-cell table:style-name="ce2" office:value-type="float" office:value="0.5372185019" calcext:value-type="float">
            <text:p>0.5372185019</text:p>
          </table:table-cell>
          <table:table-cell table:style-name="ce2" office:value-type="float" office:value="0.5367372623" calcext:value-type="float">
            <text:p>0.5367372623</text:p>
          </table:table-cell>
          <table:table-cell table:style-name="ce2" office:value-type="float" office:value="0.5356955525" calcext:value-type="float">
            <text:p>0.5356955525</text:p>
          </table:table-cell>
          <table:table-cell table:style-name="ce2" office:value-type="float" office:value="0.535060485" calcext:value-type="float">
            <text:p>0.535060485</text:p>
          </table:table-cell>
          <table:table-cell table:style-name="ce2" office:value-type="float" office:value="0.5348756864" calcext:value-type="float">
            <text:p>0.5348756864</text:p>
          </table:table-cell>
          <table:table-cell table:style-name="ce2" office:value-type="float" office:value="0.5343760064" calcext:value-type="float">
            <text:p>0.5343760064</text:p>
          </table:table-cell>
          <table:table-cell table:style-name="ce2" office:value-type="float" office:value="0.5343487499" calcext:value-type="float">
            <text:p>0.5343487499</text:p>
          </table:table-cell>
          <table:table-cell table:style-name="ce2" office:value-type="float" office:value="0.533305039" calcext:value-type="float">
            <text:p>0.533305039</text:p>
          </table:table-cell>
          <table:table-cell table:style-name="ce2" office:value-type="float" office:value="0.5331562529" calcext:value-type="float">
            <text:p>0.5331562529</text:p>
          </table:table-cell>
          <table:table-cell table:style-name="ce2" office:value-type="float" office:value="0.533146298" calcext:value-type="float">
            <text:p>0.533146298</text:p>
          </table:table-cell>
          <table:table-cell table:style-name="ce2" office:value-type="float" office:value="0.5313376933" calcext:value-type="float">
            <text:p>0.5313376933</text:p>
          </table:table-cell>
          <table:table-cell table:style-name="ce2" office:value-type="float" office:value="0.5297959184" calcext:value-type="float">
            <text:p>0.5297959184</text:p>
          </table:table-cell>
          <table:table-cell table:style-name="ce2" office:value-type="float" office:value="0.529628277" calcext:value-type="float">
            <text:p>0.529628277</text:p>
          </table:table-cell>
          <table:table-cell table:style-name="ce2" office:value-type="float" office:value="0.5290618203" calcext:value-type="float">
            <text:p>0.5290618203</text:p>
          </table:table-cell>
          <table:table-cell table:style-name="ce2" office:value-type="float" office:value="0.528771038" calcext:value-type="float">
            <text:p>0.528771038</text:p>
          </table:table-cell>
          <table:table-cell table:style-name="ce2" office:value-type="float" office:value="0.5278335007" calcext:value-type="float">
            <text:p>0.5278335007</text:p>
          </table:table-cell>
          <table:table-cell table:style-name="ce2" office:value-type="float" office:value="0.5267715419" calcext:value-type="float">
            <text:p>0.5267715419</text:p>
          </table:table-cell>
          <table:table-cell table:style-name="ce2" office:value-type="float" office:value="0.5238466125" calcext:value-type="float">
            <text:p>0.5238466125</text:p>
          </table:table-cell>
          <table:table-cell table:style-name="ce2" office:value-type="float" office:value="0.5227547368" calcext:value-type="float">
            <text:p>0.5227547368</text:p>
          </table:table-cell>
          <table:table-cell table:style-name="ce2" office:value-type="float" office:value="0.5216953223" calcext:value-type="float">
            <text:p>0.5216953223</text:p>
          </table:table-cell>
          <table:table-cell table:style-name="ce2" office:value-type="float" office:value="0.5210348208" calcext:value-type="float">
            <text:p>0.5210348208</text:p>
          </table:table-cell>
          <table:table-cell table:style-name="ce2" office:value-type="float" office:value="0.5170786627" calcext:value-type="float">
            <text:p>0.5170786627</text:p>
          </table:table-cell>
          <table:table-cell table:style-name="ce2" office:value-type="float" office:value="0.5149662087" calcext:value-type="float">
            <text:p>0.5149662087</text:p>
          </table:table-cell>
          <table:table-cell table:style-name="ce2" office:value-type="float" office:value="0.5134029497" calcext:value-type="float">
            <text:p>0.5134029497</text:p>
          </table:table-cell>
          <table:table-cell table:style-name="ce2" office:value-type="float" office:value="0.5130516557" calcext:value-type="float">
            <text:p>0.5130516557</text:p>
          </table:table-cell>
          <table:table-cell table:style-name="ce2" office:value-type="float" office:value="0.5127269145" calcext:value-type="float">
            <text:p>0.5127269145</text:p>
          </table:table-cell>
          <table:table-cell table:style-name="ce2" office:value-type="float" office:value="0.5107219358" calcext:value-type="float">
            <text:p>0.5107219358</text:p>
          </table:table-cell>
          <table:table-cell table:style-name="ce2" office:value-type="float" office:value="0.5094930527" calcext:value-type="float">
            <text:p>0.5094930527</text:p>
          </table:table-cell>
          <table:table-cell table:style-name="ce2" office:value-type="float" office:value="0.5083542251" calcext:value-type="float">
            <text:p>0.5083542251</text:p>
          </table:table-cell>
          <table:table-cell table:style-name="ce2" office:value-type="float" office:value="0.5081632653" calcext:value-type="float">
            <text:p>0.5081632653</text:p>
          </table:table-cell>
          <table:table-cell table:style-name="ce2" office:value-type="float" office:value="0.5075464013" calcext:value-type="float">
            <text:p>0.5075464013</text:p>
          </table:table-cell>
          <table:table-cell table:style-name="ce2" office:value-type="float" office:value="0.506122449" calcext:value-type="float">
            <text:p>0.506122449</text:p>
          </table:table-cell>
          <table:table-cell table:style-name="ce2" office:value-type="float" office:value="0.5060913686" calcext:value-type="float">
            <text:p>0.5060913686</text:p>
          </table:table-cell>
          <table:table-cell table:style-name="ce2" office:value-type="float" office:value="0.5059057954" calcext:value-type="float">
            <text:p>0.5059057954</text:p>
          </table:table-cell>
          <table:table-cell table:style-name="ce2" office:value-type="float" office:value="0.5038757973" calcext:value-type="float">
            <text:p>0.5038757973</text:p>
          </table:table-cell>
          <table:table-cell table:style-name="ce2" office:value-type="float" office:value="0.5035809013" calcext:value-type="float">
            <text:p>0.5035809013</text:p>
          </table:table-cell>
          <table:table-cell table:style-name="ce2" office:value-type="float" office:value="0.5033533601" calcext:value-type="float">
            <text:p>0.5033533601</text:p>
          </table:table-cell>
          <table:table-cell table:style-name="ce2" office:value-type="float" office:value="0.4997506511" calcext:value-type="float">
            <text:p>0.4997506511</text:p>
          </table:table-cell>
          <table:table-cell table:style-name="ce2" office:value-type="float" office:value="0.497486068" calcext:value-type="float">
            <text:p>0.497486068</text:p>
          </table:table-cell>
          <table:table-cell table:style-name="ce2" office:value-type="float" office:value="0.4963510375" calcext:value-type="float">
            <text:p>0.4963510375</text:p>
          </table:table-cell>
          <table:table-cell table:style-name="ce2" office:value-type="float" office:value="0.4955477014" calcext:value-type="float">
            <text:p>0.4955477014</text:p>
          </table:table-cell>
          <table:table-cell table:style-name="ce2" office:value-type="float" office:value="0.4954884638" calcext:value-type="float">
            <text:p>0.4954884638</text:p>
          </table:table-cell>
          <table:table-cell table:style-name="ce2" office:value-type="float" office:value="0.4929319829" calcext:value-type="float">
            <text:p>0.4929319829</text:p>
          </table:table-cell>
          <table:table-cell table:style-name="ce2" office:value-type="float" office:value="0.4928668318" calcext:value-type="float">
            <text:p>0.4928668318</text:p>
          </table:table-cell>
          <table:table-cell office:value-type="string" calcext:value-type="string">
            <text:p>Hard Ensemble</text:p>
          </table:table-cell>
          <table:table-cell office:value-type="string" calcext:value-type="string">
            <text:p>Soft Ensembl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OUND(SUM([.B2:.KL2])/COUNT([.B2:.KL2]);0)" office:value-type="float" office:value="0" calcext:value-type="float">
            <text:p>0</text:p>
          </table:table-cell>
          <table:table-cell table:formula="of:=ROUND(([.B2]*[.$B$1]+ [.C2]*[.$C$1]+ [.D2]*[.$D$1]+ [.E2]*[.$E$1]+ [.F2]*[.$F$1]+ [.G2]*[.$G$1]+ [.H2]*[.$H$1]+ [.I2]*[.$I$1]+ [.J2]*[.$J$1]+ [.K2]*[.$K$1]+ [.L2]*[.$L$1]+ [.M2]*[.$M$1]+ [.N2]*[.$N$1]+ [.O2]*[.$O$1]+ [.P2]*[.$P$1]+ [.Q2]*[.$Q$1]+ [.R2]*[.$R$1]+ [.S2]*[.$S$1]+ [.T2]*[.$T$1]+ [.U2]*[.$U$1]+ [.V2]*[.$V$1]+ [.W2]*[.$W$1]+ [.X2]*[.$X$1]+ [.Y2]*[.$Y$1]+ [.Z2]*[.$Z$1]+ [.AA2]*[.$AA$1]+ [.AB2]*[.$AB$1]+ [.AC2]*[.$AC$1]+ [.AD2]*[.$AD$1]+ [.AE2]*[.$AE$1]+ [.AF2]*[.$AF$1]+ [.AG2]*[.$AG$1]+ [.AH2]*[.$AH$1]+ [.AI2]*[.$AI$1]+ [.AJ2]*[.$AJ$1]+ [.AK2]*[.$AK$1]+ [.AL2]*[.$AL$1]+ [.AM2]*[.$AM$1]+ [.AN2]*[.$AN$1]+ [.AO2]*[.$AO$1]+ [.AP2]*[.$AP$1]+ [.AQ2]*[.$AQ$1]+ [.AR2]*[.$AR$1]+ [.AS2]*[.$AS$1]+ [.AT2]*[.$AT$1]+ [.AU2]*[.$AU$1]+ [.AV2]*[.$AV$1]+ [.AW2]*[.$AW$1]+ [.AX2]*[.$AX$1]+ [.AY2]*[.$AY$1]+ [.AZ2]*[.$AZ$1]+ [.BA2]*[.$BA$1]+ [.BB2]*[.$BB$1]+ [.BC2]*[.$BC$1]+ [.BD2]*[.$BD$1]+ [.BE2]*[.$BE$1]+ [.BF2]*[.$BF$1]+ [.BG2]*[.$BG$1]+ [.BH2]*[.$BH$1]+ [.BI2]*[.$BI$1]+ [.BJ2]*[.$BJ$1]+ [.BK2]*[.$BK$1]+ [.BL2]*[.$BL$1]+ [.BM2]*[.$BM$1]+ [.BN2]*[.$BN$1]+ [.BO2]*[.$BO$1]+ [.BP2]*[.$BP$1]+ [.BQ2]*[.$BQ$1]+ [.BR2]*[.$BR$1]+ [.BS2]*[.$BS$1]+ [.BT2]*[.$BT$1]+ [.BU2]*[.$BU$1]+ [.BV2]*[.$BV$1]+ [.BW2]*[.$BW$1]+ [.BX2]*[.$BX$1]+ [.BY2]*[.$BY$1]+ [.BZ2]*[.$BZ$1]+ [.CA2]*[.$CA$1]+ [.CB2]*[.$CB$1]+ [.CC2]*[.$CC$1]+ [.CD2]*[.$CD$1]+ [.CE2]*[.$CE$1]+ [.CF2]*[.$CF$1]+ [.CG2]*[.$CG$1]+ [.CH2]*[.$CH$1]+ [.CI2]*[.$CI$1]+ [.CJ2]*[.$CJ$1]+ [.CK2]*[.$CK$1]+ [.CL2]*[.$CL$1]+ [.CM2]*[.$CM$1]+ [.CN2]*[.$CN$1]+ [.CO2]*[.$CO$1]+ [.CP2]*[.$CP$1]+ [.CQ2]*[.$CQ$1]+ [.CR2]*[.$CR$1]+ [.CS2]*[.$CS$1]+ [.CT2]*[.$CT$1]+ [.CU2]*[.$CU$1]+ [.CV2]*[.$CV$1]+ [.CW2]*[.$CW$1]+ [.CX2]*[.$CX$1]+ [.CY2]*[.$CY$1]+ [.CZ2]*[.$CZ$1]+ [.DA2]*[.$DA$1]+ [.DB2]*[.$DB$1]+ [.DC2]*[.$DC$1]+ [.DD2]*[.$DD$1]+ [.DE2]*[.$DE$1]+ [.DF2]*[.$DF$1]+ [.DG2]*[.$DG$1]+ [.DH2]*[.$DH$1]+ [.DI2]*[.$DI$1]+ [.DJ2]*[.$DJ$1]+ [.DK2]*[.$DK$1]+ [.DL2]*[.$DL$1]+ [.DM2]*[.$DM$1]+ [.DN2]*[.$DN$1]+ [.DO2]*[.$DO$1]+ [.DP2]*[.$DP$1]+ [.DQ2]*[.$DQ$1]+ [.DR2]*[.$DR$1]+ [.DS2]*[.$DS$1]+ [.DT2]*[.$DT$1]+ [.DU2]*[.$DU$1]+ [.DV2]*[.$DV$1]+ [.DW2]*[.$DW$1]+ [.DX2]*[.$DX$1]+ [.DY2]*[.$DY$1]+ [.DZ2]*[.$DZ$1]+ [.EA2]*[.$EA$1]+ [.EB2]*[.$EB$1]+ [.EC2]*[.$EC$1]+ [.ED2]*[.$ED$1]+ [.EE2]*[.$EE$1]+ [.EF2]*[.$EF$1]+ [.EG2]*[.$EG$1]+ [.EH2]*[.$EH$1]+ [.EI2]*[.$EI$1]+ [.EJ2]*[.$EJ$1]+ [.EK2]*[.$EK$1]+ [.EL2]*[.$EL$1]+ [.EM2]*[.$EM$1]+ [.EN2]*[.$EN$1]+ [.EO2]*[.$EO$1]+ [.EP2]*[.$EP$1]+ [.EQ2]*[.$EQ$1]+ [.ER2]*[.$ER$1]+ [.ES2]*[.$ES$1]+ [.ET2]*[.$ET$1]+ [.EU2]*[.$EU$1]+ [.EV2]*[.$EV$1]+ [.EW2]*[.$EW$1]+ [.EX2]*[.$EX$1]+ [.EY2]*[.$EY$1]+ [.EZ2]*[.$EZ$1]+ [.FA2]*[.$FA$1]+ [.FB2]*[.$FB$1]+ [.FC2]*[.$FC$1]+ [.FD2]*[.$FD$1]+ [.FE2]*[.$FE$1]+ [.FF2]*[.$FF$1]+ [.FG2]*[.$FG$1]+ [.FH2]*[.$FH$1]+ [.FI2]*[.$FI$1]+ [.FJ2]*[.$FJ$1]+ [.FK2]*[.$FK$1]+ [.FL2]*[.$FL$1]+ [.FM2]*[.$FM$1]+ [.FN2]*[.$FN$1]+ [.FO2]*[.$FO$1]+ [.FP2]*[.$FP$1]+ [.FQ2]*[.$FQ$1]+ [.FR2]*[.$FR$1]+ [.FS2]*[.$FS$1]+ [.FT2]*[.$FT$1]+ [.FU2]*[.$FU$1]+ [.FV2]*[.$FV$1]+ [.FW2]*[.$FW$1]+ [.FX2]*[.$FX$1]+ [.FY2]*[.$FY$1]+ [.FZ2]*[.$FZ$1]+ [.GA2]*[.$GA$1]+ [.GB2]*[.$GB$1]+ [.GC2]*[.$GC$1]+ [.GD2]*[.$GD$1]+ [.GE2]*[.$GE$1]+ [.GF2]*[.$GF$1]+ [.GG2]*[.$GG$1]+ [.GH2]*[.$GH$1]+ [.GI2]*[.$GI$1]+ [.GJ2]*[.$GJ$1]+ [.GK2]*[.$GK$1]+ [.GL2]*[.$GL$1]+ [.GM2]*[.$GM$1]+ [.GN2]*[.$GN$1]+ [.GO2]*[.$GO$1]+ [.GP2]*[.$GP$1]+ [.GQ2]*[.$GQ$1]+ [.GR2]*[.$GR$1]+ [.GS2]*[.$GS$1]+ [.GT2]*[.$GT$1]+ [.GU2]*[.$GU$1]+ [.GV2]*[.$GV$1]+ [.GW2]*[.$GW$1]+ [.GX2]*[.$GX$1]+ [.GY2]*[.$GY$1]+ [.GZ2]*[.$GZ$1]+ [.HA2]*[.$HA$1]+ [.HB2]*[.$HB$1]+ [.HC2]*[.$HC$1]+ [.HD2]*[.$HD$1]+ [.HE2]*[.$HE$1]+ [.HF2]*[.$HF$1]+ [.HG2]*[.$HG$1]+ [.HH2]*[.$HH$1]+ [.HI2]*[.$HI$1]+ [.HJ2]*[.$HJ$1]+ [.HK2]*[.$HK$1]+ [.HL2]*[.$HL$1]+ [.HM2]*[.$HM$1]+ [.HN2]*[.$HN$1]+ [.HO2]*[.$HO$1]+ [.HP2]*[.$HP$1]+ [.HQ2]*[.$HQ$1]+ [.HR2]*[.$HR$1]+ [.HS2]*[.$HS$1]+ [.HT2]*[.$HT$1]+ [.HU2]*[.$HU$1]+ [.HV2]*[.$HV$1]+ [.HW2]*[.$HW$1]+ [.HX2]*[.$HX$1]+ [.HY2]*[.$HY$1]+ [.HZ2]*[.$HZ$1]+ [.IA2]*[.$IA$1]+ [.IB2]*[.$IB$1]+ [.IC2]*[.$IC$1]+ [.ID2]*[.$ID$1]+ [.IE2]*[.$IE$1]+ [.IF2]*[.$IF$1]+ [.IG2]*[.$IG$1]+ [.IH2]*[.$IH$1]+ [.II2]*[.$II$1]+ [.IJ2]*[.$IJ$1]+ [.IK2]*[.$IK$1]+ [.IL2]*[.$IL$1]+ [.IM2]*[.$IM$1]+ [.IN2]*[.$IN$1]+ [.IO2]*[.$IO$1]+ [.IP2]*[.$IP$1]+ [.IQ2]*[.$IQ$1]+ [.IR2]*[.$IR$1]+ [.IS2]*[.$IS$1]+ [.IT2]*[.$IT$1]+ [.IU2]*[.$IU$1]+ [.IV2]*[.$IV$1]+ [.IW2]*[.$IW$1]+ [.IX2]*[.$IX$1]+ [.IY2]*[.$IY$1]+ [.IZ2]*[.$IZ$1]+ [.JA2]*[.$JA$1]+ [.JB2]*[.$JB$1]+ [.JC2]*[.$JC$1]+ [.JD2]*[.$JD$1]+ [.JE2]*[.$JE$1]+ [.JF2]*[.$JF$1]+ [.JG2]*[.$JG$1]+ [.JH2]*[.$JH$1]+ [.JI2]*[.$JI$1]+ [.JJ2]*[.$JJ$1]+ [.JK2]*[.$JK$1]+ [.JL2]*[.$JL$1]+ [.JM2]*[.$JM$1]+ [.JN2]*[.$JN$1]+ [.JO2]*[.$JO$1]+ [.JP2]*[.$JP$1]+ [.JQ2]*[.$JQ$1]+ [.JR2]*[.$JR$1]+ [.JS2]*[.$JS$1]+ [.JT2]*[.$JT$1]+ [.JU2]*[.$JU$1]+ [.JV2]*[.$JV$1]+ [.JW2]*[.$JW$1]+ [.JX2]*[.$JX$1]+ [.JY2]*[.$JY$1]+ [.JZ2]*[.$JZ$1]+ [.KA2]*[.$KA$1]+ [.KB2]*[.$KB$1]+ [.KC2]*[.$KC$1]+ [.KD2]*[.$KD$1]+ [.KE2]*[.$KE$1]+ [.KF2]*[.$KF$1]+ [.KG2]*[.$KG$1]+ [.KH2]*[.$KH$1]+ [.KI2]*[.$KI$1]+ [.KJ2]*[.$KJ$1]+ [.KK2]*[.$KK$1]+ [.KL2]*[.$KL$1]) /COUNT([.B2:.KL2]);0)" office:value-type="float" office:value="0" calcext:value-type="float">
            <text:p>0</text:p>
          </table:table-cell>
          <table:table-cell table:formula="of:=IF([.KN2]&lt;&gt;[.KM2];&quot;X&quot;;&quot;&quot;)">
            <text:p/>
          </table:table-cell>
        </table:table-row>
        <table:table-row table:style-name="ro1">
          <table:table-cell table:number-columns-repeated="298" office:value-type="float" office:value="0" calcext:value-type="float">
            <text:p>0</text:p>
          </table:table-cell>
          <table:table-cell table:formula="of:=ROUND(SUM([.B3:.KL3])/COUNT([.B3:.KL3]);0)" office:value-type="float" office:value="0" calcext:value-type="float">
            <text:p>0</text:p>
          </table:table-cell>
          <table:table-cell table:formula="of:=ROUND(([.B3]*[.$B$1]+ [.C3]*[.$C$1]+ [.D3]*[.$D$1]+ [.E3]*[.$E$1]+ [.F3]*[.$F$1]+ [.G3]*[.$G$1]+ [.H3]*[.$H$1]+ [.I3]*[.$I$1]+ [.J3]*[.$J$1]+ [.K3]*[.$K$1]+ [.L3]*[.$L$1]+ [.M3]*[.$M$1]+ [.N3]*[.$N$1]+ [.O3]*[.$O$1]+ [.P3]*[.$P$1]+ [.Q3]*[.$Q$1]+ [.R3]*[.$R$1]+ [.S3]*[.$S$1]+ [.T3]*[.$T$1]+ [.U3]*[.$U$1]+ [.V3]*[.$V$1]+ [.W3]*[.$W$1]+ [.X3]*[.$X$1]+ [.Y3]*[.$Y$1]+ [.Z3]*[.$Z$1]+ [.AA3]*[.$AA$1]+ [.AB3]*[.$AB$1]+ [.AC3]*[.$AC$1]+ [.AD3]*[.$AD$1]+ [.AE3]*[.$AE$1]+ [.AF3]*[.$AF$1]+ [.AG3]*[.$AG$1]+ [.AH3]*[.$AH$1]+ [.AI3]*[.$AI$1]+ [.AJ3]*[.$AJ$1]+ [.AK3]*[.$AK$1]+ [.AL3]*[.$AL$1]+ [.AM3]*[.$AM$1]+ [.AN3]*[.$AN$1]+ [.AO3]*[.$AO$1]+ [.AP3]*[.$AP$1]+ [.AQ3]*[.$AQ$1]+ [.AR3]*[.$AR$1]+ [.AS3]*[.$AS$1]+ [.AT3]*[.$AT$1]+ [.AU3]*[.$AU$1]+ [.AV3]*[.$AV$1]+ [.AW3]*[.$AW$1]+ [.AX3]*[.$AX$1]+ [.AY3]*[.$AY$1]+ [.AZ3]*[.$AZ$1]+ [.BA3]*[.$BA$1]+ [.BB3]*[.$BB$1]+ [.BC3]*[.$BC$1]+ [.BD3]*[.$BD$1]+ [.BE3]*[.$BE$1]+ [.BF3]*[.$BF$1]+ [.BG3]*[.$BG$1]+ [.BH3]*[.$BH$1]+ [.BI3]*[.$BI$1]+ [.BJ3]*[.$BJ$1]+ [.BK3]*[.$BK$1]+ [.BL3]*[.$BL$1]+ [.BM3]*[.$BM$1]+ [.BN3]*[.$BN$1]+ [.BO3]*[.$BO$1]+ [.BP3]*[.$BP$1]+ [.BQ3]*[.$BQ$1]+ [.BR3]*[.$BR$1]+ [.BS3]*[.$BS$1]+ [.BT3]*[.$BT$1]+ [.BU3]*[.$BU$1]+ [.BV3]*[.$BV$1]+ [.BW3]*[.$BW$1]+ [.BX3]*[.$BX$1]+ [.BY3]*[.$BY$1]+ [.BZ3]*[.$BZ$1]+ [.CA3]*[.$CA$1]+ [.CB3]*[.$CB$1]+ [.CC3]*[.$CC$1]+ [.CD3]*[.$CD$1]+ [.CE3]*[.$CE$1]+ [.CF3]*[.$CF$1]+ [.CG3]*[.$CG$1]+ [.CH3]*[.$CH$1]+ [.CI3]*[.$CI$1]+ [.CJ3]*[.$CJ$1]+ [.CK3]*[.$CK$1]+ [.CL3]*[.$CL$1]+ [.CM3]*[.$CM$1]+ [.CN3]*[.$CN$1]+ [.CO3]*[.$CO$1]+ [.CP3]*[.$CP$1]+ [.CQ3]*[.$CQ$1]+ [.CR3]*[.$CR$1]+ [.CS3]*[.$CS$1]+ [.CT3]*[.$CT$1]+ [.CU3]*[.$CU$1]+ [.CV3]*[.$CV$1]+ [.CW3]*[.$CW$1]+ [.CX3]*[.$CX$1]+ [.CY3]*[.$CY$1]+ [.CZ3]*[.$CZ$1]+ [.DA3]*[.$DA$1]+ [.DB3]*[.$DB$1]+ [.DC3]*[.$DC$1]+ [.DD3]*[.$DD$1]+ [.DE3]*[.$DE$1]+ [.DF3]*[.$DF$1]+ [.DG3]*[.$DG$1]+ [.DH3]*[.$DH$1]+ [.DI3]*[.$DI$1]+ [.DJ3]*[.$DJ$1]+ [.DK3]*[.$DK$1]+ [.DL3]*[.$DL$1]+ [.DM3]*[.$DM$1]+ [.DN3]*[.$DN$1]+ [.DO3]*[.$DO$1]+ [.DP3]*[.$DP$1]+ [.DQ3]*[.$DQ$1]+ [.DR3]*[.$DR$1]+ [.DS3]*[.$DS$1]+ [.DT3]*[.$DT$1]+ [.DU3]*[.$DU$1]+ [.DV3]*[.$DV$1]+ [.DW3]*[.$DW$1]+ [.DX3]*[.$DX$1]+ [.DY3]*[.$DY$1]+ [.DZ3]*[.$DZ$1]+ [.EA3]*[.$EA$1]+ [.EB3]*[.$EB$1]+ [.EC3]*[.$EC$1]+ [.ED3]*[.$ED$1]+ [.EE3]*[.$EE$1]+ [.EF3]*[.$EF$1]+ [.EG3]*[.$EG$1]+ [.EH3]*[.$EH$1]+ [.EI3]*[.$EI$1]+ [.EJ3]*[.$EJ$1]+ [.EK3]*[.$EK$1]+ [.EL3]*[.$EL$1]+ [.EM3]*[.$EM$1]+ [.EN3]*[.$EN$1]+ [.EO3]*[.$EO$1]+ [.EP3]*[.$EP$1]+ [.EQ3]*[.$EQ$1]+ [.ER3]*[.$ER$1]+ [.ES3]*[.$ES$1]+ [.ET3]*[.$ET$1]+ [.EU3]*[.$EU$1]+ [.EV3]*[.$EV$1]+ [.EW3]*[.$EW$1]+ [.EX3]*[.$EX$1]+ [.EY3]*[.$EY$1]+ [.EZ3]*[.$EZ$1]+ [.FA3]*[.$FA$1]+ [.FB3]*[.$FB$1]+ [.FC3]*[.$FC$1]+ [.FD3]*[.$FD$1]+ [.FE3]*[.$FE$1]+ [.FF3]*[.$FF$1]+ [.FG3]*[.$FG$1]+ [.FH3]*[.$FH$1]+ [.FI3]*[.$FI$1]+ [.FJ3]*[.$FJ$1]+ [.FK3]*[.$FK$1]+ [.FL3]*[.$FL$1]+ [.FM3]*[.$FM$1]+ [.FN3]*[.$FN$1]+ [.FO3]*[.$FO$1]+ [.FP3]*[.$FP$1]+ [.FQ3]*[.$FQ$1]+ [.FR3]*[.$FR$1]+ [.FS3]*[.$FS$1]+ [.FT3]*[.$FT$1]+ [.FU3]*[.$FU$1]+ [.FV3]*[.$FV$1]+ [.FW3]*[.$FW$1]+ [.FX3]*[.$FX$1]+ [.FY3]*[.$FY$1]+ [.FZ3]*[.$FZ$1]+ [.GA3]*[.$GA$1]+ [.GB3]*[.$GB$1]+ [.GC3]*[.$GC$1]+ [.GD3]*[.$GD$1]+ [.GE3]*[.$GE$1]+ [.GF3]*[.$GF$1]+ [.GG3]*[.$GG$1]+ [.GH3]*[.$GH$1]+ [.GI3]*[.$GI$1]+ [.GJ3]*[.$GJ$1]+ [.GK3]*[.$GK$1]+ [.GL3]*[.$GL$1]+ [.GM3]*[.$GM$1]+ [.GN3]*[.$GN$1]+ [.GO3]*[.$GO$1]+ [.GP3]*[.$GP$1]+ [.GQ3]*[.$GQ$1]+ [.GR3]*[.$GR$1]+ [.GS3]*[.$GS$1]+ [.GT3]*[.$GT$1]+ [.GU3]*[.$GU$1]+ [.GV3]*[.$GV$1]+ [.GW3]*[.$GW$1]+ [.GX3]*[.$GX$1]+ [.GY3]*[.$GY$1]+ [.GZ3]*[.$GZ$1]+ [.HA3]*[.$HA$1]+ [.HB3]*[.$HB$1]+ [.HC3]*[.$HC$1]+ [.HD3]*[.$HD$1]+ [.HE3]*[.$HE$1]+ [.HF3]*[.$HF$1]+ [.HG3]*[.$HG$1]+ [.HH3]*[.$HH$1]+ [.HI3]*[.$HI$1]+ [.HJ3]*[.$HJ$1]+ [.HK3]*[.$HK$1]+ [.HL3]*[.$HL$1]+ [.HM3]*[.$HM$1]+ [.HN3]*[.$HN$1]+ [.HO3]*[.$HO$1]+ [.HP3]*[.$HP$1]+ [.HQ3]*[.$HQ$1]+ [.HR3]*[.$HR$1]+ [.HS3]*[.$HS$1]+ [.HT3]*[.$HT$1]+ [.HU3]*[.$HU$1]+ [.HV3]*[.$HV$1]+ [.HW3]*[.$HW$1]+ [.HX3]*[.$HX$1]+ [.HY3]*[.$HY$1]+ [.HZ3]*[.$HZ$1]+ [.IA3]*[.$IA$1]+ [.IB3]*[.$IB$1]+ [.IC3]*[.$IC$1]+ [.ID3]*[.$ID$1]+ [.IE3]*[.$IE$1]+ [.IF3]*[.$IF$1]+ [.IG3]*[.$IG$1]+ [.IH3]*[.$IH$1]+ [.II3]*[.$II$1]+ [.IJ3]*[.$IJ$1]+ [.IK3]*[.$IK$1]+ [.IL3]*[.$IL$1]+ [.IM3]*[.$IM$1]+ [.IN3]*[.$IN$1]+ [.IO3]*[.$IO$1]+ [.IP3]*[.$IP$1]+ [.IQ3]*[.$IQ$1]+ [.IR3]*[.$IR$1]+ [.IS3]*[.$IS$1]+ [.IT3]*[.$IT$1]+ [.IU3]*[.$IU$1]+ [.IV3]*[.$IV$1]+ [.IW3]*[.$IW$1]+ [.IX3]*[.$IX$1]+ [.IY3]*[.$IY$1]+ [.IZ3]*[.$IZ$1]+ [.JA3]*[.$JA$1]+ [.JB3]*[.$JB$1]+ [.JC3]*[.$JC$1]+ [.JD3]*[.$JD$1]+ [.JE3]*[.$JE$1]+ [.JF3]*[.$JF$1]+ [.JG3]*[.$JG$1]+ [.JH3]*[.$JH$1]+ [.JI3]*[.$JI$1]+ [.JJ3]*[.$JJ$1]+ [.JK3]*[.$JK$1]+ [.JL3]*[.$JL$1]+ [.JM3]*[.$JM$1]+ [.JN3]*[.$JN$1]+ [.JO3]*[.$JO$1]+ [.JP3]*[.$JP$1]+ [.JQ3]*[.$JQ$1]+ [.JR3]*[.$JR$1]+ [.JS3]*[.$JS$1]+ [.JT3]*[.$JT$1]+ [.JU3]*[.$JU$1]+ [.JV3]*[.$JV$1]+ [.JW3]*[.$JW$1]+ [.JX3]*[.$JX$1]+ [.JY3]*[.$JY$1]+ [.JZ3]*[.$JZ$1]+ [.KA3]*[.$KA$1]+ [.KB3]*[.$KB$1]+ [.KC3]*[.$KC$1]+ [.KD3]*[.$KD$1]+ [.KE3]*[.$KE$1]+ [.KF3]*[.$KF$1]+ [.KG3]*[.$KG$1]+ [.KH3]*[.$KH$1]+ [.KI3]*[.$KI$1]+ [.KJ3]*[.$KJ$1]+ [.KK3]*[.$KK$1]+ [.KL3]*[.$KL$1]) /COUNT([.B3:.KL3]);0)" office:value-type="float" office:value="0" calcext:value-type="float">
            <text:p>0</text:p>
          </table:table-cell>
          <table:table-cell table:formula="of:=IF([.KN3]&lt;&gt;[.KM3];&quot;X&quot;;&quot;&quot;)">
            <text:p/>
          </table:table-cell>
        </table:table-row>
        <table:table-row table:style-name="ro1">
          <table:table-cell table:number-columns-repeated="298" office:value-type="float" office:value="0" calcext:value-type="float">
            <text:p>0</text:p>
          </table:table-cell>
          <table:table-cell table:formula="of:=ROUND(SUM([.B4:.KL4])/COUNT([.B4:.KL4]);0)" office:value-type="float" office:value="0" calcext:value-type="float">
            <text:p>0</text:p>
          </table:table-cell>
          <table:table-cell table:formula="of:=ROUND(([.B4]*[.$B$1]+ [.C4]*[.$C$1]+ [.D4]*[.$D$1]+ [.E4]*[.$E$1]+ [.F4]*[.$F$1]+ [.G4]*[.$G$1]+ [.H4]*[.$H$1]+ [.I4]*[.$I$1]+ [.J4]*[.$J$1]+ [.K4]*[.$K$1]+ [.L4]*[.$L$1]+ [.M4]*[.$M$1]+ [.N4]*[.$N$1]+ [.O4]*[.$O$1]+ [.P4]*[.$P$1]+ [.Q4]*[.$Q$1]+ [.R4]*[.$R$1]+ [.S4]*[.$S$1]+ [.T4]*[.$T$1]+ [.U4]*[.$U$1]+ [.V4]*[.$V$1]+ [.W4]*[.$W$1]+ [.X4]*[.$X$1]+ [.Y4]*[.$Y$1]+ [.Z4]*[.$Z$1]+ [.AA4]*[.$AA$1]+ [.AB4]*[.$AB$1]+ [.AC4]*[.$AC$1]+ [.AD4]*[.$AD$1]+ [.AE4]*[.$AE$1]+ [.AF4]*[.$AF$1]+ [.AG4]*[.$AG$1]+ [.AH4]*[.$AH$1]+ [.AI4]*[.$AI$1]+ [.AJ4]*[.$AJ$1]+ [.AK4]*[.$AK$1]+ [.AL4]*[.$AL$1]+ [.AM4]*[.$AM$1]+ [.AN4]*[.$AN$1]+ [.AO4]*[.$AO$1]+ [.AP4]*[.$AP$1]+ [.AQ4]*[.$AQ$1]+ [.AR4]*[.$AR$1]+ [.AS4]*[.$AS$1]+ [.AT4]*[.$AT$1]+ [.AU4]*[.$AU$1]+ [.AV4]*[.$AV$1]+ [.AW4]*[.$AW$1]+ [.AX4]*[.$AX$1]+ [.AY4]*[.$AY$1]+ [.AZ4]*[.$AZ$1]+ [.BA4]*[.$BA$1]+ [.BB4]*[.$BB$1]+ [.BC4]*[.$BC$1]+ [.BD4]*[.$BD$1]+ [.BE4]*[.$BE$1]+ [.BF4]*[.$BF$1]+ [.BG4]*[.$BG$1]+ [.BH4]*[.$BH$1]+ [.BI4]*[.$BI$1]+ [.BJ4]*[.$BJ$1]+ [.BK4]*[.$BK$1]+ [.BL4]*[.$BL$1]+ [.BM4]*[.$BM$1]+ [.BN4]*[.$BN$1]+ [.BO4]*[.$BO$1]+ [.BP4]*[.$BP$1]+ [.BQ4]*[.$BQ$1]+ [.BR4]*[.$BR$1]+ [.BS4]*[.$BS$1]+ [.BT4]*[.$BT$1]+ [.BU4]*[.$BU$1]+ [.BV4]*[.$BV$1]+ [.BW4]*[.$BW$1]+ [.BX4]*[.$BX$1]+ [.BY4]*[.$BY$1]+ [.BZ4]*[.$BZ$1]+ [.CA4]*[.$CA$1]+ [.CB4]*[.$CB$1]+ [.CC4]*[.$CC$1]+ [.CD4]*[.$CD$1]+ [.CE4]*[.$CE$1]+ [.CF4]*[.$CF$1]+ [.CG4]*[.$CG$1]+ [.CH4]*[.$CH$1]+ [.CI4]*[.$CI$1]+ [.CJ4]*[.$CJ$1]+ [.CK4]*[.$CK$1]+ [.CL4]*[.$CL$1]+ [.CM4]*[.$CM$1]+ [.CN4]*[.$CN$1]+ [.CO4]*[.$CO$1]+ [.CP4]*[.$CP$1]+ [.CQ4]*[.$CQ$1]+ [.CR4]*[.$CR$1]+ [.CS4]*[.$CS$1]+ [.CT4]*[.$CT$1]+ [.CU4]*[.$CU$1]+ [.CV4]*[.$CV$1]+ [.CW4]*[.$CW$1]+ [.CX4]*[.$CX$1]+ [.CY4]*[.$CY$1]+ [.CZ4]*[.$CZ$1]+ [.DA4]*[.$DA$1]+ [.DB4]*[.$DB$1]+ [.DC4]*[.$DC$1]+ [.DD4]*[.$DD$1]+ [.DE4]*[.$DE$1]+ [.DF4]*[.$DF$1]+ [.DG4]*[.$DG$1]+ [.DH4]*[.$DH$1]+ [.DI4]*[.$DI$1]+ [.DJ4]*[.$DJ$1]+ [.DK4]*[.$DK$1]+ [.DL4]*[.$DL$1]+ [.DM4]*[.$DM$1]+ [.DN4]*[.$DN$1]+ [.DO4]*[.$DO$1]+ [.DP4]*[.$DP$1]+ [.DQ4]*[.$DQ$1]+ [.DR4]*[.$DR$1]+ [.DS4]*[.$DS$1]+ [.DT4]*[.$DT$1]+ [.DU4]*[.$DU$1]+ [.DV4]*[.$DV$1]+ [.DW4]*[.$DW$1]+ [.DX4]*[.$DX$1]+ [.DY4]*[.$DY$1]+ [.DZ4]*[.$DZ$1]+ [.EA4]*[.$EA$1]+ [.EB4]*[.$EB$1]+ [.EC4]*[.$EC$1]+ [.ED4]*[.$ED$1]+ [.EE4]*[.$EE$1]+ [.EF4]*[.$EF$1]+ [.EG4]*[.$EG$1]+ [.EH4]*[.$EH$1]+ [.EI4]*[.$EI$1]+ [.EJ4]*[.$EJ$1]+ [.EK4]*[.$EK$1]+ [.EL4]*[.$EL$1]+ [.EM4]*[.$EM$1]+ [.EN4]*[.$EN$1]+ [.EO4]*[.$EO$1]+ [.EP4]*[.$EP$1]+ [.EQ4]*[.$EQ$1]+ [.ER4]*[.$ER$1]+ [.ES4]*[.$ES$1]+ [.ET4]*[.$ET$1]+ [.EU4]*[.$EU$1]+ [.EV4]*[.$EV$1]+ [.EW4]*[.$EW$1]+ [.EX4]*[.$EX$1]+ [.EY4]*[.$EY$1]+ [.EZ4]*[.$EZ$1]+ [.FA4]*[.$FA$1]+ [.FB4]*[.$FB$1]+ [.FC4]*[.$FC$1]+ [.FD4]*[.$FD$1]+ [.FE4]*[.$FE$1]+ [.FF4]*[.$FF$1]+ [.FG4]*[.$FG$1]+ [.FH4]*[.$FH$1]+ [.FI4]*[.$FI$1]+ [.FJ4]*[.$FJ$1]+ [.FK4]*[.$FK$1]+ [.FL4]*[.$FL$1]+ [.FM4]*[.$FM$1]+ [.FN4]*[.$FN$1]+ [.FO4]*[.$FO$1]+ [.FP4]*[.$FP$1]+ [.FQ4]*[.$FQ$1]+ [.FR4]*[.$FR$1]+ [.FS4]*[.$FS$1]+ [.FT4]*[.$FT$1]+ [.FU4]*[.$FU$1]+ [.FV4]*[.$FV$1]+ [.FW4]*[.$FW$1]+ [.FX4]*[.$FX$1]+ [.FY4]*[.$FY$1]+ [.FZ4]*[.$FZ$1]+ [.GA4]*[.$GA$1]+ [.GB4]*[.$GB$1]+ [.GC4]*[.$GC$1]+ [.GD4]*[.$GD$1]+ [.GE4]*[.$GE$1]+ [.GF4]*[.$GF$1]+ [.GG4]*[.$GG$1]+ [.GH4]*[.$GH$1]+ [.GI4]*[.$GI$1]+ [.GJ4]*[.$GJ$1]+ [.GK4]*[.$GK$1]+ [.GL4]*[.$GL$1]+ [.GM4]*[.$GM$1]+ [.GN4]*[.$GN$1]+ [.GO4]*[.$GO$1]+ [.GP4]*[.$GP$1]+ [.GQ4]*[.$GQ$1]+ [.GR4]*[.$GR$1]+ [.GS4]*[.$GS$1]+ [.GT4]*[.$GT$1]+ [.GU4]*[.$GU$1]+ [.GV4]*[.$GV$1]+ [.GW4]*[.$GW$1]+ [.GX4]*[.$GX$1]+ [.GY4]*[.$GY$1]+ [.GZ4]*[.$GZ$1]+ [.HA4]*[.$HA$1]+ [.HB4]*[.$HB$1]+ [.HC4]*[.$HC$1]+ [.HD4]*[.$HD$1]+ [.HE4]*[.$HE$1]+ [.HF4]*[.$HF$1]+ [.HG4]*[.$HG$1]+ [.HH4]*[.$HH$1]+ [.HI4]*[.$HI$1]+ [.HJ4]*[.$HJ$1]+ [.HK4]*[.$HK$1]+ [.HL4]*[.$HL$1]+ [.HM4]*[.$HM$1]+ [.HN4]*[.$HN$1]+ [.HO4]*[.$HO$1]+ [.HP4]*[.$HP$1]+ [.HQ4]*[.$HQ$1]+ [.HR4]*[.$HR$1]+ [.HS4]*[.$HS$1]+ [.HT4]*[.$HT$1]+ [.HU4]*[.$HU$1]+ [.HV4]*[.$HV$1]+ [.HW4]*[.$HW$1]+ [.HX4]*[.$HX$1]+ [.HY4]*[.$HY$1]+ [.HZ4]*[.$HZ$1]+ [.IA4]*[.$IA$1]+ [.IB4]*[.$IB$1]+ [.IC4]*[.$IC$1]+ [.ID4]*[.$ID$1]+ [.IE4]*[.$IE$1]+ [.IF4]*[.$IF$1]+ [.IG4]*[.$IG$1]+ [.IH4]*[.$IH$1]+ [.II4]*[.$II$1]+ [.IJ4]*[.$IJ$1]+ [.IK4]*[.$IK$1]+ [.IL4]*[.$IL$1]+ [.IM4]*[.$IM$1]+ [.IN4]*[.$IN$1]+ [.IO4]*[.$IO$1]+ [.IP4]*[.$IP$1]+ [.IQ4]*[.$IQ$1]+ [.IR4]*[.$IR$1]+ [.IS4]*[.$IS$1]+ [.IT4]*[.$IT$1]+ [.IU4]*[.$IU$1]+ [.IV4]*[.$IV$1]+ [.IW4]*[.$IW$1]+ [.IX4]*[.$IX$1]+ [.IY4]*[.$IY$1]+ [.IZ4]*[.$IZ$1]+ [.JA4]*[.$JA$1]+ [.JB4]*[.$JB$1]+ [.JC4]*[.$JC$1]+ [.JD4]*[.$JD$1]+ [.JE4]*[.$JE$1]+ [.JF4]*[.$JF$1]+ [.JG4]*[.$JG$1]+ [.JH4]*[.$JH$1]+ [.JI4]*[.$JI$1]+ [.JJ4]*[.$JJ$1]+ [.JK4]*[.$JK$1]+ [.JL4]*[.$JL$1]+ [.JM4]*[.$JM$1]+ [.JN4]*[.$JN$1]+ [.JO4]*[.$JO$1]+ [.JP4]*[.$JP$1]+ [.JQ4]*[.$JQ$1]+ [.JR4]*[.$JR$1]+ [.JS4]*[.$JS$1]+ [.JT4]*[.$JT$1]+ [.JU4]*[.$JU$1]+ [.JV4]*[.$JV$1]+ [.JW4]*[.$JW$1]+ [.JX4]*[.$JX$1]+ [.JY4]*[.$JY$1]+ [.JZ4]*[.$JZ$1]+ [.KA4]*[.$KA$1]+ [.KB4]*[.$KB$1]+ [.KC4]*[.$KC$1]+ [.KD4]*[.$KD$1]+ [.KE4]*[.$KE$1]+ [.KF4]*[.$KF$1]+ [.KG4]*[.$KG$1]+ [.KH4]*[.$KH$1]+ [.KI4]*[.$KI$1]+ [.KJ4]*[.$KJ$1]+ [.KK4]*[.$KK$1]+ [.KL4]*[.$KL$1]) /COUNT([.B4:.KL4]);0)" office:value-type="float" office:value="0" calcext:value-type="float">
            <text:p>0</text:p>
          </table:table-cell>
          <table:table-cell table:formula="of:=IF([.KN4]&lt;&gt;[.KM4];&quot;X&quot;;&quot;&quot;)">
            <text:p/>
          </table:table-cell>
        </table:table-row>
        <table:table-row table:style-name="ro1"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SUM([.B5:.KL5])/COUNT([.B5:.KL5]);0)" office:value-type="float" office:value="0" calcext:value-type="float">
            <text:p>0</text:p>
          </table:table-cell>
          <table:table-cell table:formula="of:=ROUND(([.B5]*[.$B$1]+ [.C5]*[.$C$1]+ [.D5]*[.$D$1]+ [.E5]*[.$E$1]+ [.F5]*[.$F$1]+ [.G5]*[.$G$1]+ [.H5]*[.$H$1]+ [.I5]*[.$I$1]+ [.J5]*[.$J$1]+ [.K5]*[.$K$1]+ [.L5]*[.$L$1]+ [.M5]*[.$M$1]+ [.N5]*[.$N$1]+ [.O5]*[.$O$1]+ [.P5]*[.$P$1]+ [.Q5]*[.$Q$1]+ [.R5]*[.$R$1]+ [.S5]*[.$S$1]+ [.T5]*[.$T$1]+ [.U5]*[.$U$1]+ [.V5]*[.$V$1]+ [.W5]*[.$W$1]+ [.X5]*[.$X$1]+ [.Y5]*[.$Y$1]+ [.Z5]*[.$Z$1]+ [.AA5]*[.$AA$1]+ [.AB5]*[.$AB$1]+ [.AC5]*[.$AC$1]+ [.AD5]*[.$AD$1]+ [.AE5]*[.$AE$1]+ [.AF5]*[.$AF$1]+ [.AG5]*[.$AG$1]+ [.AH5]*[.$AH$1]+ [.AI5]*[.$AI$1]+ [.AJ5]*[.$AJ$1]+ [.AK5]*[.$AK$1]+ [.AL5]*[.$AL$1]+ [.AM5]*[.$AM$1]+ [.AN5]*[.$AN$1]+ [.AO5]*[.$AO$1]+ [.AP5]*[.$AP$1]+ [.AQ5]*[.$AQ$1]+ [.AR5]*[.$AR$1]+ [.AS5]*[.$AS$1]+ [.AT5]*[.$AT$1]+ [.AU5]*[.$AU$1]+ [.AV5]*[.$AV$1]+ [.AW5]*[.$AW$1]+ [.AX5]*[.$AX$1]+ [.AY5]*[.$AY$1]+ [.AZ5]*[.$AZ$1]+ [.BA5]*[.$BA$1]+ [.BB5]*[.$BB$1]+ [.BC5]*[.$BC$1]+ [.BD5]*[.$BD$1]+ [.BE5]*[.$BE$1]+ [.BF5]*[.$BF$1]+ [.BG5]*[.$BG$1]+ [.BH5]*[.$BH$1]+ [.BI5]*[.$BI$1]+ [.BJ5]*[.$BJ$1]+ [.BK5]*[.$BK$1]+ [.BL5]*[.$BL$1]+ [.BM5]*[.$BM$1]+ [.BN5]*[.$BN$1]+ [.BO5]*[.$BO$1]+ [.BP5]*[.$BP$1]+ [.BQ5]*[.$BQ$1]+ [.BR5]*[.$BR$1]+ [.BS5]*[.$BS$1]+ [.BT5]*[.$BT$1]+ [.BU5]*[.$BU$1]+ [.BV5]*[.$BV$1]+ [.BW5]*[.$BW$1]+ [.BX5]*[.$BX$1]+ [.BY5]*[.$BY$1]+ [.BZ5]*[.$BZ$1]+ [.CA5]*[.$CA$1]+ [.CB5]*[.$CB$1]+ [.CC5]*[.$CC$1]+ [.CD5]*[.$CD$1]+ [.CE5]*[.$CE$1]+ [.CF5]*[.$CF$1]+ [.CG5]*[.$CG$1]+ [.CH5]*[.$CH$1]+ [.CI5]*[.$CI$1]+ [.CJ5]*[.$CJ$1]+ [.CK5]*[.$CK$1]+ [.CL5]*[.$CL$1]+ [.CM5]*[.$CM$1]+ [.CN5]*[.$CN$1]+ [.CO5]*[.$CO$1]+ [.CP5]*[.$CP$1]+ [.CQ5]*[.$CQ$1]+ [.CR5]*[.$CR$1]+ [.CS5]*[.$CS$1]+ [.CT5]*[.$CT$1]+ [.CU5]*[.$CU$1]+ [.CV5]*[.$CV$1]+ [.CW5]*[.$CW$1]+ [.CX5]*[.$CX$1]+ [.CY5]*[.$CY$1]+ [.CZ5]*[.$CZ$1]+ [.DA5]*[.$DA$1]+ [.DB5]*[.$DB$1]+ [.DC5]*[.$DC$1]+ [.DD5]*[.$DD$1]+ [.DE5]*[.$DE$1]+ [.DF5]*[.$DF$1]+ [.DG5]*[.$DG$1]+ [.DH5]*[.$DH$1]+ [.DI5]*[.$DI$1]+ [.DJ5]*[.$DJ$1]+ [.DK5]*[.$DK$1]+ [.DL5]*[.$DL$1]+ [.DM5]*[.$DM$1]+ [.DN5]*[.$DN$1]+ [.DO5]*[.$DO$1]+ [.DP5]*[.$DP$1]+ [.DQ5]*[.$DQ$1]+ [.DR5]*[.$DR$1]+ [.DS5]*[.$DS$1]+ [.DT5]*[.$DT$1]+ [.DU5]*[.$DU$1]+ [.DV5]*[.$DV$1]+ [.DW5]*[.$DW$1]+ [.DX5]*[.$DX$1]+ [.DY5]*[.$DY$1]+ [.DZ5]*[.$DZ$1]+ [.EA5]*[.$EA$1]+ [.EB5]*[.$EB$1]+ [.EC5]*[.$EC$1]+ [.ED5]*[.$ED$1]+ [.EE5]*[.$EE$1]+ [.EF5]*[.$EF$1]+ [.EG5]*[.$EG$1]+ [.EH5]*[.$EH$1]+ [.EI5]*[.$EI$1]+ [.EJ5]*[.$EJ$1]+ [.EK5]*[.$EK$1]+ [.EL5]*[.$EL$1]+ [.EM5]*[.$EM$1]+ [.EN5]*[.$EN$1]+ [.EO5]*[.$EO$1]+ [.EP5]*[.$EP$1]+ [.EQ5]*[.$EQ$1]+ [.ER5]*[.$ER$1]+ [.ES5]*[.$ES$1]+ [.ET5]*[.$ET$1]+ [.EU5]*[.$EU$1]+ [.EV5]*[.$EV$1]+ [.EW5]*[.$EW$1]+ [.EX5]*[.$EX$1]+ [.EY5]*[.$EY$1]+ [.EZ5]*[.$EZ$1]+ [.FA5]*[.$FA$1]+ [.FB5]*[.$FB$1]+ [.FC5]*[.$FC$1]+ [.FD5]*[.$FD$1]+ [.FE5]*[.$FE$1]+ [.FF5]*[.$FF$1]+ [.FG5]*[.$FG$1]+ [.FH5]*[.$FH$1]+ [.FI5]*[.$FI$1]+ [.FJ5]*[.$FJ$1]+ [.FK5]*[.$FK$1]+ [.FL5]*[.$FL$1]+ [.FM5]*[.$FM$1]+ [.FN5]*[.$FN$1]+ [.FO5]*[.$FO$1]+ [.FP5]*[.$FP$1]+ [.FQ5]*[.$FQ$1]+ [.FR5]*[.$FR$1]+ [.FS5]*[.$FS$1]+ [.FT5]*[.$FT$1]+ [.FU5]*[.$FU$1]+ [.FV5]*[.$FV$1]+ [.FW5]*[.$FW$1]+ [.FX5]*[.$FX$1]+ [.FY5]*[.$FY$1]+ [.FZ5]*[.$FZ$1]+ [.GA5]*[.$GA$1]+ [.GB5]*[.$GB$1]+ [.GC5]*[.$GC$1]+ [.GD5]*[.$GD$1]+ [.GE5]*[.$GE$1]+ [.GF5]*[.$GF$1]+ [.GG5]*[.$GG$1]+ [.GH5]*[.$GH$1]+ [.GI5]*[.$GI$1]+ [.GJ5]*[.$GJ$1]+ [.GK5]*[.$GK$1]+ [.GL5]*[.$GL$1]+ [.GM5]*[.$GM$1]+ [.GN5]*[.$GN$1]+ [.GO5]*[.$GO$1]+ [.GP5]*[.$GP$1]+ [.GQ5]*[.$GQ$1]+ [.GR5]*[.$GR$1]+ [.GS5]*[.$GS$1]+ [.GT5]*[.$GT$1]+ [.GU5]*[.$GU$1]+ [.GV5]*[.$GV$1]+ [.GW5]*[.$GW$1]+ [.GX5]*[.$GX$1]+ [.GY5]*[.$GY$1]+ [.GZ5]*[.$GZ$1]+ [.HA5]*[.$HA$1]+ [.HB5]*[.$HB$1]+ [.HC5]*[.$HC$1]+ [.HD5]*[.$HD$1]+ [.HE5]*[.$HE$1]+ [.HF5]*[.$HF$1]+ [.HG5]*[.$HG$1]+ [.HH5]*[.$HH$1]+ [.HI5]*[.$HI$1]+ [.HJ5]*[.$HJ$1]+ [.HK5]*[.$HK$1]+ [.HL5]*[.$HL$1]+ [.HM5]*[.$HM$1]+ [.HN5]*[.$HN$1]+ [.HO5]*[.$HO$1]+ [.HP5]*[.$HP$1]+ [.HQ5]*[.$HQ$1]+ [.HR5]*[.$HR$1]+ [.HS5]*[.$HS$1]+ [.HT5]*[.$HT$1]+ [.HU5]*[.$HU$1]+ [.HV5]*[.$HV$1]+ [.HW5]*[.$HW$1]+ [.HX5]*[.$HX$1]+ [.HY5]*[.$HY$1]+ [.HZ5]*[.$HZ$1]+ [.IA5]*[.$IA$1]+ [.IB5]*[.$IB$1]+ [.IC5]*[.$IC$1]+ [.ID5]*[.$ID$1]+ [.IE5]*[.$IE$1]+ [.IF5]*[.$IF$1]+ [.IG5]*[.$IG$1]+ [.IH5]*[.$IH$1]+ [.II5]*[.$II$1]+ [.IJ5]*[.$IJ$1]+ [.IK5]*[.$IK$1]+ [.IL5]*[.$IL$1]+ [.IM5]*[.$IM$1]+ [.IN5]*[.$IN$1]+ [.IO5]*[.$IO$1]+ [.IP5]*[.$IP$1]+ [.IQ5]*[.$IQ$1]+ [.IR5]*[.$IR$1]+ [.IS5]*[.$IS$1]+ [.IT5]*[.$IT$1]+ [.IU5]*[.$IU$1]+ [.IV5]*[.$IV$1]+ [.IW5]*[.$IW$1]+ [.IX5]*[.$IX$1]+ [.IY5]*[.$IY$1]+ [.IZ5]*[.$IZ$1]+ [.JA5]*[.$JA$1]+ [.JB5]*[.$JB$1]+ [.JC5]*[.$JC$1]+ [.JD5]*[.$JD$1]+ [.JE5]*[.$JE$1]+ [.JF5]*[.$JF$1]+ [.JG5]*[.$JG$1]+ [.JH5]*[.$JH$1]+ [.JI5]*[.$JI$1]+ [.JJ5]*[.$JJ$1]+ [.JK5]*[.$JK$1]+ [.JL5]*[.$JL$1]+ [.JM5]*[.$JM$1]+ [.JN5]*[.$JN$1]+ [.JO5]*[.$JO$1]+ [.JP5]*[.$JP$1]+ [.JQ5]*[.$JQ$1]+ [.JR5]*[.$JR$1]+ [.JS5]*[.$JS$1]+ [.JT5]*[.$JT$1]+ [.JU5]*[.$JU$1]+ [.JV5]*[.$JV$1]+ [.JW5]*[.$JW$1]+ [.JX5]*[.$JX$1]+ [.JY5]*[.$JY$1]+ [.JZ5]*[.$JZ$1]+ [.KA5]*[.$KA$1]+ [.KB5]*[.$KB$1]+ [.KC5]*[.$KC$1]+ [.KD5]*[.$KD$1]+ [.KE5]*[.$KE$1]+ [.KF5]*[.$KF$1]+ [.KG5]*[.$KG$1]+ [.KH5]*[.$KH$1]+ [.KI5]*[.$KI$1]+ [.KJ5]*[.$KJ$1]+ [.KK5]*[.$KK$1]+ [.KL5]*[.$KL$1]) /COUNT([.B5:.KL5]);0)" office:value-type="float" office:value="0" calcext:value-type="float">
            <text:p>0</text:p>
          </table:table-cell>
          <table:table-cell table:formula="of:=IF([.KN5]&lt;&gt;[.KM5];&quot;X&quot;;&quot;&quot;)">
            <text:p/>
          </table:table-cell>
        </table:table-row>
        <table:table-row table:style-name="ro1">
          <table:table-cell table:number-columns-repeated="298" office:value-type="float" office:value="0" calcext:value-type="float">
            <text:p>0</text:p>
          </table:table-cell>
          <table:table-cell table:formula="of:=ROUND(SUM([.B6:.KL6])/COUNT([.B6:.KL6]);0)" office:value-type="float" office:value="0" calcext:value-type="float">
            <text:p>0</text:p>
          </table:table-cell>
          <table:table-cell table:formula="of:=ROUND(([.B6]*[.$B$1]+ [.C6]*[.$C$1]+ [.D6]*[.$D$1]+ [.E6]*[.$E$1]+ [.F6]*[.$F$1]+ [.G6]*[.$G$1]+ [.H6]*[.$H$1]+ [.I6]*[.$I$1]+ [.J6]*[.$J$1]+ [.K6]*[.$K$1]+ [.L6]*[.$L$1]+ [.M6]*[.$M$1]+ [.N6]*[.$N$1]+ [.O6]*[.$O$1]+ [.P6]*[.$P$1]+ [.Q6]*[.$Q$1]+ [.R6]*[.$R$1]+ [.S6]*[.$S$1]+ [.T6]*[.$T$1]+ [.U6]*[.$U$1]+ [.V6]*[.$V$1]+ [.W6]*[.$W$1]+ [.X6]*[.$X$1]+ [.Y6]*[.$Y$1]+ [.Z6]*[.$Z$1]+ [.AA6]*[.$AA$1]+ [.AB6]*[.$AB$1]+ [.AC6]*[.$AC$1]+ [.AD6]*[.$AD$1]+ [.AE6]*[.$AE$1]+ [.AF6]*[.$AF$1]+ [.AG6]*[.$AG$1]+ [.AH6]*[.$AH$1]+ [.AI6]*[.$AI$1]+ [.AJ6]*[.$AJ$1]+ [.AK6]*[.$AK$1]+ [.AL6]*[.$AL$1]+ [.AM6]*[.$AM$1]+ [.AN6]*[.$AN$1]+ [.AO6]*[.$AO$1]+ [.AP6]*[.$AP$1]+ [.AQ6]*[.$AQ$1]+ [.AR6]*[.$AR$1]+ [.AS6]*[.$AS$1]+ [.AT6]*[.$AT$1]+ [.AU6]*[.$AU$1]+ [.AV6]*[.$AV$1]+ [.AW6]*[.$AW$1]+ [.AX6]*[.$AX$1]+ [.AY6]*[.$AY$1]+ [.AZ6]*[.$AZ$1]+ [.BA6]*[.$BA$1]+ [.BB6]*[.$BB$1]+ [.BC6]*[.$BC$1]+ [.BD6]*[.$BD$1]+ [.BE6]*[.$BE$1]+ [.BF6]*[.$BF$1]+ [.BG6]*[.$BG$1]+ [.BH6]*[.$BH$1]+ [.BI6]*[.$BI$1]+ [.BJ6]*[.$BJ$1]+ [.BK6]*[.$BK$1]+ [.BL6]*[.$BL$1]+ [.BM6]*[.$BM$1]+ [.BN6]*[.$BN$1]+ [.BO6]*[.$BO$1]+ [.BP6]*[.$BP$1]+ [.BQ6]*[.$BQ$1]+ [.BR6]*[.$BR$1]+ [.BS6]*[.$BS$1]+ [.BT6]*[.$BT$1]+ [.BU6]*[.$BU$1]+ [.BV6]*[.$BV$1]+ [.BW6]*[.$BW$1]+ [.BX6]*[.$BX$1]+ [.BY6]*[.$BY$1]+ [.BZ6]*[.$BZ$1]+ [.CA6]*[.$CA$1]+ [.CB6]*[.$CB$1]+ [.CC6]*[.$CC$1]+ [.CD6]*[.$CD$1]+ [.CE6]*[.$CE$1]+ [.CF6]*[.$CF$1]+ [.CG6]*[.$CG$1]+ [.CH6]*[.$CH$1]+ [.CI6]*[.$CI$1]+ [.CJ6]*[.$CJ$1]+ [.CK6]*[.$CK$1]+ [.CL6]*[.$CL$1]+ [.CM6]*[.$CM$1]+ [.CN6]*[.$CN$1]+ [.CO6]*[.$CO$1]+ [.CP6]*[.$CP$1]+ [.CQ6]*[.$CQ$1]+ [.CR6]*[.$CR$1]+ [.CS6]*[.$CS$1]+ [.CT6]*[.$CT$1]+ [.CU6]*[.$CU$1]+ [.CV6]*[.$CV$1]+ [.CW6]*[.$CW$1]+ [.CX6]*[.$CX$1]+ [.CY6]*[.$CY$1]+ [.CZ6]*[.$CZ$1]+ [.DA6]*[.$DA$1]+ [.DB6]*[.$DB$1]+ [.DC6]*[.$DC$1]+ [.DD6]*[.$DD$1]+ [.DE6]*[.$DE$1]+ [.DF6]*[.$DF$1]+ [.DG6]*[.$DG$1]+ [.DH6]*[.$DH$1]+ [.DI6]*[.$DI$1]+ [.DJ6]*[.$DJ$1]+ [.DK6]*[.$DK$1]+ [.DL6]*[.$DL$1]+ [.DM6]*[.$DM$1]+ [.DN6]*[.$DN$1]+ [.DO6]*[.$DO$1]+ [.DP6]*[.$DP$1]+ [.DQ6]*[.$DQ$1]+ [.DR6]*[.$DR$1]+ [.DS6]*[.$DS$1]+ [.DT6]*[.$DT$1]+ [.DU6]*[.$DU$1]+ [.DV6]*[.$DV$1]+ [.DW6]*[.$DW$1]+ [.DX6]*[.$DX$1]+ [.DY6]*[.$DY$1]+ [.DZ6]*[.$DZ$1]+ [.EA6]*[.$EA$1]+ [.EB6]*[.$EB$1]+ [.EC6]*[.$EC$1]+ [.ED6]*[.$ED$1]+ [.EE6]*[.$EE$1]+ [.EF6]*[.$EF$1]+ [.EG6]*[.$EG$1]+ [.EH6]*[.$EH$1]+ [.EI6]*[.$EI$1]+ [.EJ6]*[.$EJ$1]+ [.EK6]*[.$EK$1]+ [.EL6]*[.$EL$1]+ [.EM6]*[.$EM$1]+ [.EN6]*[.$EN$1]+ [.EO6]*[.$EO$1]+ [.EP6]*[.$EP$1]+ [.EQ6]*[.$EQ$1]+ [.ER6]*[.$ER$1]+ [.ES6]*[.$ES$1]+ [.ET6]*[.$ET$1]+ [.EU6]*[.$EU$1]+ [.EV6]*[.$EV$1]+ [.EW6]*[.$EW$1]+ [.EX6]*[.$EX$1]+ [.EY6]*[.$EY$1]+ [.EZ6]*[.$EZ$1]+ [.FA6]*[.$FA$1]+ [.FB6]*[.$FB$1]+ [.FC6]*[.$FC$1]+ [.FD6]*[.$FD$1]+ [.FE6]*[.$FE$1]+ [.FF6]*[.$FF$1]+ [.FG6]*[.$FG$1]+ [.FH6]*[.$FH$1]+ [.FI6]*[.$FI$1]+ [.FJ6]*[.$FJ$1]+ [.FK6]*[.$FK$1]+ [.FL6]*[.$FL$1]+ [.FM6]*[.$FM$1]+ [.FN6]*[.$FN$1]+ [.FO6]*[.$FO$1]+ [.FP6]*[.$FP$1]+ [.FQ6]*[.$FQ$1]+ [.FR6]*[.$FR$1]+ [.FS6]*[.$FS$1]+ [.FT6]*[.$FT$1]+ [.FU6]*[.$FU$1]+ [.FV6]*[.$FV$1]+ [.FW6]*[.$FW$1]+ [.FX6]*[.$FX$1]+ [.FY6]*[.$FY$1]+ [.FZ6]*[.$FZ$1]+ [.GA6]*[.$GA$1]+ [.GB6]*[.$GB$1]+ [.GC6]*[.$GC$1]+ [.GD6]*[.$GD$1]+ [.GE6]*[.$GE$1]+ [.GF6]*[.$GF$1]+ [.GG6]*[.$GG$1]+ [.GH6]*[.$GH$1]+ [.GI6]*[.$GI$1]+ [.GJ6]*[.$GJ$1]+ [.GK6]*[.$GK$1]+ [.GL6]*[.$GL$1]+ [.GM6]*[.$GM$1]+ [.GN6]*[.$GN$1]+ [.GO6]*[.$GO$1]+ [.GP6]*[.$GP$1]+ [.GQ6]*[.$GQ$1]+ [.GR6]*[.$GR$1]+ [.GS6]*[.$GS$1]+ [.GT6]*[.$GT$1]+ [.GU6]*[.$GU$1]+ [.GV6]*[.$GV$1]+ [.GW6]*[.$GW$1]+ [.GX6]*[.$GX$1]+ [.GY6]*[.$GY$1]+ [.GZ6]*[.$GZ$1]+ [.HA6]*[.$HA$1]+ [.HB6]*[.$HB$1]+ [.HC6]*[.$HC$1]+ [.HD6]*[.$HD$1]+ [.HE6]*[.$HE$1]+ [.HF6]*[.$HF$1]+ [.HG6]*[.$HG$1]+ [.HH6]*[.$HH$1]+ [.HI6]*[.$HI$1]+ [.HJ6]*[.$HJ$1]+ [.HK6]*[.$HK$1]+ [.HL6]*[.$HL$1]+ [.HM6]*[.$HM$1]+ [.HN6]*[.$HN$1]+ [.HO6]*[.$HO$1]+ [.HP6]*[.$HP$1]+ [.HQ6]*[.$HQ$1]+ [.HR6]*[.$HR$1]+ [.HS6]*[.$HS$1]+ [.HT6]*[.$HT$1]+ [.HU6]*[.$HU$1]+ [.HV6]*[.$HV$1]+ [.HW6]*[.$HW$1]+ [.HX6]*[.$HX$1]+ [.HY6]*[.$HY$1]+ [.HZ6]*[.$HZ$1]+ [.IA6]*[.$IA$1]+ [.IB6]*[.$IB$1]+ [.IC6]*[.$IC$1]+ [.ID6]*[.$ID$1]+ [.IE6]*[.$IE$1]+ [.IF6]*[.$IF$1]+ [.IG6]*[.$IG$1]+ [.IH6]*[.$IH$1]+ [.II6]*[.$II$1]+ [.IJ6]*[.$IJ$1]+ [.IK6]*[.$IK$1]+ [.IL6]*[.$IL$1]+ [.IM6]*[.$IM$1]+ [.IN6]*[.$IN$1]+ [.IO6]*[.$IO$1]+ [.IP6]*[.$IP$1]+ [.IQ6]*[.$IQ$1]+ [.IR6]*[.$IR$1]+ [.IS6]*[.$IS$1]+ [.IT6]*[.$IT$1]+ [.IU6]*[.$IU$1]+ [.IV6]*[.$IV$1]+ [.IW6]*[.$IW$1]+ [.IX6]*[.$IX$1]+ [.IY6]*[.$IY$1]+ [.IZ6]*[.$IZ$1]+ [.JA6]*[.$JA$1]+ [.JB6]*[.$JB$1]+ [.JC6]*[.$JC$1]+ [.JD6]*[.$JD$1]+ [.JE6]*[.$JE$1]+ [.JF6]*[.$JF$1]+ [.JG6]*[.$JG$1]+ [.JH6]*[.$JH$1]+ [.JI6]*[.$JI$1]+ [.JJ6]*[.$JJ$1]+ [.JK6]*[.$JK$1]+ [.JL6]*[.$JL$1]+ [.JM6]*[.$JM$1]+ [.JN6]*[.$JN$1]+ [.JO6]*[.$JO$1]+ [.JP6]*[.$JP$1]+ [.JQ6]*[.$JQ$1]+ [.JR6]*[.$JR$1]+ [.JS6]*[.$JS$1]+ [.JT6]*[.$JT$1]+ [.JU6]*[.$JU$1]+ [.JV6]*[.$JV$1]+ [.JW6]*[.$JW$1]+ [.JX6]*[.$JX$1]+ [.JY6]*[.$JY$1]+ [.JZ6]*[.$JZ$1]+ [.KA6]*[.$KA$1]+ [.KB6]*[.$KB$1]+ [.KC6]*[.$KC$1]+ [.KD6]*[.$KD$1]+ [.KE6]*[.$KE$1]+ [.KF6]*[.$KF$1]+ [.KG6]*[.$KG$1]+ [.KH6]*[.$KH$1]+ [.KI6]*[.$KI$1]+ [.KJ6]*[.$KJ$1]+ [.KK6]*[.$KK$1]+ [.KL6]*[.$KL$1]) /COUNT([.B6:.KL6]);0)" office:value-type="float" office:value="0" calcext:value-type="float">
            <text:p>0</text:p>
          </table:table-cell>
          <table:table-cell table:formula="of:=IF([.KN6]&lt;&gt;[.KM6];&quot;X&quot;;&quot;&quot;)">
            <text:p/>
          </table:table-cell>
        </table:table-row>
        <table:table-row table:style-name="ro1">
          <table:table-cell table:number-columns-repeated="298" office:value-type="float" office:value="0" calcext:value-type="float">
            <text:p>0</text:p>
          </table:table-cell>
          <table:table-cell table:formula="of:=ROUND(SUM([.B7:.KL7])/COUNT([.B7:.KL7]);0)" office:value-type="float" office:value="0" calcext:value-type="float">
            <text:p>0</text:p>
          </table:table-cell>
          <table:table-cell table:formula="of:=ROUND(([.B7]*[.$B$1]+ [.C7]*[.$C$1]+ [.D7]*[.$D$1]+ [.E7]*[.$E$1]+ [.F7]*[.$F$1]+ [.G7]*[.$G$1]+ [.H7]*[.$H$1]+ [.I7]*[.$I$1]+ [.J7]*[.$J$1]+ [.K7]*[.$K$1]+ [.L7]*[.$L$1]+ [.M7]*[.$M$1]+ [.N7]*[.$N$1]+ [.O7]*[.$O$1]+ [.P7]*[.$P$1]+ [.Q7]*[.$Q$1]+ [.R7]*[.$R$1]+ [.S7]*[.$S$1]+ [.T7]*[.$T$1]+ [.U7]*[.$U$1]+ [.V7]*[.$V$1]+ [.W7]*[.$W$1]+ [.X7]*[.$X$1]+ [.Y7]*[.$Y$1]+ [.Z7]*[.$Z$1]+ [.AA7]*[.$AA$1]+ [.AB7]*[.$AB$1]+ [.AC7]*[.$AC$1]+ [.AD7]*[.$AD$1]+ [.AE7]*[.$AE$1]+ [.AF7]*[.$AF$1]+ [.AG7]*[.$AG$1]+ [.AH7]*[.$AH$1]+ [.AI7]*[.$AI$1]+ [.AJ7]*[.$AJ$1]+ [.AK7]*[.$AK$1]+ [.AL7]*[.$AL$1]+ [.AM7]*[.$AM$1]+ [.AN7]*[.$AN$1]+ [.AO7]*[.$AO$1]+ [.AP7]*[.$AP$1]+ [.AQ7]*[.$AQ$1]+ [.AR7]*[.$AR$1]+ [.AS7]*[.$AS$1]+ [.AT7]*[.$AT$1]+ [.AU7]*[.$AU$1]+ [.AV7]*[.$AV$1]+ [.AW7]*[.$AW$1]+ [.AX7]*[.$AX$1]+ [.AY7]*[.$AY$1]+ [.AZ7]*[.$AZ$1]+ [.BA7]*[.$BA$1]+ [.BB7]*[.$BB$1]+ [.BC7]*[.$BC$1]+ [.BD7]*[.$BD$1]+ [.BE7]*[.$BE$1]+ [.BF7]*[.$BF$1]+ [.BG7]*[.$BG$1]+ [.BH7]*[.$BH$1]+ [.BI7]*[.$BI$1]+ [.BJ7]*[.$BJ$1]+ [.BK7]*[.$BK$1]+ [.BL7]*[.$BL$1]+ [.BM7]*[.$BM$1]+ [.BN7]*[.$BN$1]+ [.BO7]*[.$BO$1]+ [.BP7]*[.$BP$1]+ [.BQ7]*[.$BQ$1]+ [.BR7]*[.$BR$1]+ [.BS7]*[.$BS$1]+ [.BT7]*[.$BT$1]+ [.BU7]*[.$BU$1]+ [.BV7]*[.$BV$1]+ [.BW7]*[.$BW$1]+ [.BX7]*[.$BX$1]+ [.BY7]*[.$BY$1]+ [.BZ7]*[.$BZ$1]+ [.CA7]*[.$CA$1]+ [.CB7]*[.$CB$1]+ [.CC7]*[.$CC$1]+ [.CD7]*[.$CD$1]+ [.CE7]*[.$CE$1]+ [.CF7]*[.$CF$1]+ [.CG7]*[.$CG$1]+ [.CH7]*[.$CH$1]+ [.CI7]*[.$CI$1]+ [.CJ7]*[.$CJ$1]+ [.CK7]*[.$CK$1]+ [.CL7]*[.$CL$1]+ [.CM7]*[.$CM$1]+ [.CN7]*[.$CN$1]+ [.CO7]*[.$CO$1]+ [.CP7]*[.$CP$1]+ [.CQ7]*[.$CQ$1]+ [.CR7]*[.$CR$1]+ [.CS7]*[.$CS$1]+ [.CT7]*[.$CT$1]+ [.CU7]*[.$CU$1]+ [.CV7]*[.$CV$1]+ [.CW7]*[.$CW$1]+ [.CX7]*[.$CX$1]+ [.CY7]*[.$CY$1]+ [.CZ7]*[.$CZ$1]+ [.DA7]*[.$DA$1]+ [.DB7]*[.$DB$1]+ [.DC7]*[.$DC$1]+ [.DD7]*[.$DD$1]+ [.DE7]*[.$DE$1]+ [.DF7]*[.$DF$1]+ [.DG7]*[.$DG$1]+ [.DH7]*[.$DH$1]+ [.DI7]*[.$DI$1]+ [.DJ7]*[.$DJ$1]+ [.DK7]*[.$DK$1]+ [.DL7]*[.$DL$1]+ [.DM7]*[.$DM$1]+ [.DN7]*[.$DN$1]+ [.DO7]*[.$DO$1]+ [.DP7]*[.$DP$1]+ [.DQ7]*[.$DQ$1]+ [.DR7]*[.$DR$1]+ [.DS7]*[.$DS$1]+ [.DT7]*[.$DT$1]+ [.DU7]*[.$DU$1]+ [.DV7]*[.$DV$1]+ [.DW7]*[.$DW$1]+ [.DX7]*[.$DX$1]+ [.DY7]*[.$DY$1]+ [.DZ7]*[.$DZ$1]+ [.EA7]*[.$EA$1]+ [.EB7]*[.$EB$1]+ [.EC7]*[.$EC$1]+ [.ED7]*[.$ED$1]+ [.EE7]*[.$EE$1]+ [.EF7]*[.$EF$1]+ [.EG7]*[.$EG$1]+ [.EH7]*[.$EH$1]+ [.EI7]*[.$EI$1]+ [.EJ7]*[.$EJ$1]+ [.EK7]*[.$EK$1]+ [.EL7]*[.$EL$1]+ [.EM7]*[.$EM$1]+ [.EN7]*[.$EN$1]+ [.EO7]*[.$EO$1]+ [.EP7]*[.$EP$1]+ [.EQ7]*[.$EQ$1]+ [.ER7]*[.$ER$1]+ [.ES7]*[.$ES$1]+ [.ET7]*[.$ET$1]+ [.EU7]*[.$EU$1]+ [.EV7]*[.$EV$1]+ [.EW7]*[.$EW$1]+ [.EX7]*[.$EX$1]+ [.EY7]*[.$EY$1]+ [.EZ7]*[.$EZ$1]+ [.FA7]*[.$FA$1]+ [.FB7]*[.$FB$1]+ [.FC7]*[.$FC$1]+ [.FD7]*[.$FD$1]+ [.FE7]*[.$FE$1]+ [.FF7]*[.$FF$1]+ [.FG7]*[.$FG$1]+ [.FH7]*[.$FH$1]+ [.FI7]*[.$FI$1]+ [.FJ7]*[.$FJ$1]+ [.FK7]*[.$FK$1]+ [.FL7]*[.$FL$1]+ [.FM7]*[.$FM$1]+ [.FN7]*[.$FN$1]+ [.FO7]*[.$FO$1]+ [.FP7]*[.$FP$1]+ [.FQ7]*[.$FQ$1]+ [.FR7]*[.$FR$1]+ [.FS7]*[.$FS$1]+ [.FT7]*[.$FT$1]+ [.FU7]*[.$FU$1]+ [.FV7]*[.$FV$1]+ [.FW7]*[.$FW$1]+ [.FX7]*[.$FX$1]+ [.FY7]*[.$FY$1]+ [.FZ7]*[.$FZ$1]+ [.GA7]*[.$GA$1]+ [.GB7]*[.$GB$1]+ [.GC7]*[.$GC$1]+ [.GD7]*[.$GD$1]+ [.GE7]*[.$GE$1]+ [.GF7]*[.$GF$1]+ [.GG7]*[.$GG$1]+ [.GH7]*[.$GH$1]+ [.GI7]*[.$GI$1]+ [.GJ7]*[.$GJ$1]+ [.GK7]*[.$GK$1]+ [.GL7]*[.$GL$1]+ [.GM7]*[.$GM$1]+ [.GN7]*[.$GN$1]+ [.GO7]*[.$GO$1]+ [.GP7]*[.$GP$1]+ [.GQ7]*[.$GQ$1]+ [.GR7]*[.$GR$1]+ [.GS7]*[.$GS$1]+ [.GT7]*[.$GT$1]+ [.GU7]*[.$GU$1]+ [.GV7]*[.$GV$1]+ [.GW7]*[.$GW$1]+ [.GX7]*[.$GX$1]+ [.GY7]*[.$GY$1]+ [.GZ7]*[.$GZ$1]+ [.HA7]*[.$HA$1]+ [.HB7]*[.$HB$1]+ [.HC7]*[.$HC$1]+ [.HD7]*[.$HD$1]+ [.HE7]*[.$HE$1]+ [.HF7]*[.$HF$1]+ [.HG7]*[.$HG$1]+ [.HH7]*[.$HH$1]+ [.HI7]*[.$HI$1]+ [.HJ7]*[.$HJ$1]+ [.HK7]*[.$HK$1]+ [.HL7]*[.$HL$1]+ [.HM7]*[.$HM$1]+ [.HN7]*[.$HN$1]+ [.HO7]*[.$HO$1]+ [.HP7]*[.$HP$1]+ [.HQ7]*[.$HQ$1]+ [.HR7]*[.$HR$1]+ [.HS7]*[.$HS$1]+ [.HT7]*[.$HT$1]+ [.HU7]*[.$HU$1]+ [.HV7]*[.$HV$1]+ [.HW7]*[.$HW$1]+ [.HX7]*[.$HX$1]+ [.HY7]*[.$HY$1]+ [.HZ7]*[.$HZ$1]+ [.IA7]*[.$IA$1]+ [.IB7]*[.$IB$1]+ [.IC7]*[.$IC$1]+ [.ID7]*[.$ID$1]+ [.IE7]*[.$IE$1]+ [.IF7]*[.$IF$1]+ [.IG7]*[.$IG$1]+ [.IH7]*[.$IH$1]+ [.II7]*[.$II$1]+ [.IJ7]*[.$IJ$1]+ [.IK7]*[.$IK$1]+ [.IL7]*[.$IL$1]+ [.IM7]*[.$IM$1]+ [.IN7]*[.$IN$1]+ [.IO7]*[.$IO$1]+ [.IP7]*[.$IP$1]+ [.IQ7]*[.$IQ$1]+ [.IR7]*[.$IR$1]+ [.IS7]*[.$IS$1]+ [.IT7]*[.$IT$1]+ [.IU7]*[.$IU$1]+ [.IV7]*[.$IV$1]+ [.IW7]*[.$IW$1]+ [.IX7]*[.$IX$1]+ [.IY7]*[.$IY$1]+ [.IZ7]*[.$IZ$1]+ [.JA7]*[.$JA$1]+ [.JB7]*[.$JB$1]+ [.JC7]*[.$JC$1]+ [.JD7]*[.$JD$1]+ [.JE7]*[.$JE$1]+ [.JF7]*[.$JF$1]+ [.JG7]*[.$JG$1]+ [.JH7]*[.$JH$1]+ [.JI7]*[.$JI$1]+ [.JJ7]*[.$JJ$1]+ [.JK7]*[.$JK$1]+ [.JL7]*[.$JL$1]+ [.JM7]*[.$JM$1]+ [.JN7]*[.$JN$1]+ [.JO7]*[.$JO$1]+ [.JP7]*[.$JP$1]+ [.JQ7]*[.$JQ$1]+ [.JR7]*[.$JR$1]+ [.JS7]*[.$JS$1]+ [.JT7]*[.$JT$1]+ [.JU7]*[.$JU$1]+ [.JV7]*[.$JV$1]+ [.JW7]*[.$JW$1]+ [.JX7]*[.$JX$1]+ [.JY7]*[.$JY$1]+ [.JZ7]*[.$JZ$1]+ [.KA7]*[.$KA$1]+ [.KB7]*[.$KB$1]+ [.KC7]*[.$KC$1]+ [.KD7]*[.$KD$1]+ [.KE7]*[.$KE$1]+ [.KF7]*[.$KF$1]+ [.KG7]*[.$KG$1]+ [.KH7]*[.$KH$1]+ [.KI7]*[.$KI$1]+ [.KJ7]*[.$KJ$1]+ [.KK7]*[.$KK$1]+ [.KL7]*[.$KL$1]) /COUNT([.B7:.KL7]);0)" office:value-type="float" office:value="0" calcext:value-type="float">
            <text:p>0</text:p>
          </table:table-cell>
          <table:table-cell table:formula="of:=IF([.KN7]&lt;&gt;[.KM7];&quot;X&quot;;&quot;&quot;)">
            <text:p/>
          </table:table-cell>
        </table:table-row>
        <table:table-row table:style-name="ro1">
          <table:table-cell table:number-columns-repeated="26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formula="of:=ROUND(SUM([.B8:.KL8])/COUNT([.B8:.KL8]);0)" office:value-type="float" office:value="0" calcext:value-type="float">
            <text:p>0</text:p>
          </table:table-cell>
          <table:table-cell table:formula="of:=ROUND(([.B8]*[.$B$1]+ [.C8]*[.$C$1]+ [.D8]*[.$D$1]+ [.E8]*[.$E$1]+ [.F8]*[.$F$1]+ [.G8]*[.$G$1]+ [.H8]*[.$H$1]+ [.I8]*[.$I$1]+ [.J8]*[.$J$1]+ [.K8]*[.$K$1]+ [.L8]*[.$L$1]+ [.M8]*[.$M$1]+ [.N8]*[.$N$1]+ [.O8]*[.$O$1]+ [.P8]*[.$P$1]+ [.Q8]*[.$Q$1]+ [.R8]*[.$R$1]+ [.S8]*[.$S$1]+ [.T8]*[.$T$1]+ [.U8]*[.$U$1]+ [.V8]*[.$V$1]+ [.W8]*[.$W$1]+ [.X8]*[.$X$1]+ [.Y8]*[.$Y$1]+ [.Z8]*[.$Z$1]+ [.AA8]*[.$AA$1]+ [.AB8]*[.$AB$1]+ [.AC8]*[.$AC$1]+ [.AD8]*[.$AD$1]+ [.AE8]*[.$AE$1]+ [.AF8]*[.$AF$1]+ [.AG8]*[.$AG$1]+ [.AH8]*[.$AH$1]+ [.AI8]*[.$AI$1]+ [.AJ8]*[.$AJ$1]+ [.AK8]*[.$AK$1]+ [.AL8]*[.$AL$1]+ [.AM8]*[.$AM$1]+ [.AN8]*[.$AN$1]+ [.AO8]*[.$AO$1]+ [.AP8]*[.$AP$1]+ [.AQ8]*[.$AQ$1]+ [.AR8]*[.$AR$1]+ [.AS8]*[.$AS$1]+ [.AT8]*[.$AT$1]+ [.AU8]*[.$AU$1]+ [.AV8]*[.$AV$1]+ [.AW8]*[.$AW$1]+ [.AX8]*[.$AX$1]+ [.AY8]*[.$AY$1]+ [.AZ8]*[.$AZ$1]+ [.BA8]*[.$BA$1]+ [.BB8]*[.$BB$1]+ [.BC8]*[.$BC$1]+ [.BD8]*[.$BD$1]+ [.BE8]*[.$BE$1]+ [.BF8]*[.$BF$1]+ [.BG8]*[.$BG$1]+ [.BH8]*[.$BH$1]+ [.BI8]*[.$BI$1]+ [.BJ8]*[.$BJ$1]+ [.BK8]*[.$BK$1]+ [.BL8]*[.$BL$1]+ [.BM8]*[.$BM$1]+ [.BN8]*[.$BN$1]+ [.BO8]*[.$BO$1]+ [.BP8]*[.$BP$1]+ [.BQ8]*[.$BQ$1]+ [.BR8]*[.$BR$1]+ [.BS8]*[.$BS$1]+ [.BT8]*[.$BT$1]+ [.BU8]*[.$BU$1]+ [.BV8]*[.$BV$1]+ [.BW8]*[.$BW$1]+ [.BX8]*[.$BX$1]+ [.BY8]*[.$BY$1]+ [.BZ8]*[.$BZ$1]+ [.CA8]*[.$CA$1]+ [.CB8]*[.$CB$1]+ [.CC8]*[.$CC$1]+ [.CD8]*[.$CD$1]+ [.CE8]*[.$CE$1]+ [.CF8]*[.$CF$1]+ [.CG8]*[.$CG$1]+ [.CH8]*[.$CH$1]+ [.CI8]*[.$CI$1]+ [.CJ8]*[.$CJ$1]+ [.CK8]*[.$CK$1]+ [.CL8]*[.$CL$1]+ [.CM8]*[.$CM$1]+ [.CN8]*[.$CN$1]+ [.CO8]*[.$CO$1]+ [.CP8]*[.$CP$1]+ [.CQ8]*[.$CQ$1]+ [.CR8]*[.$CR$1]+ [.CS8]*[.$CS$1]+ [.CT8]*[.$CT$1]+ [.CU8]*[.$CU$1]+ [.CV8]*[.$CV$1]+ [.CW8]*[.$CW$1]+ [.CX8]*[.$CX$1]+ [.CY8]*[.$CY$1]+ [.CZ8]*[.$CZ$1]+ [.DA8]*[.$DA$1]+ [.DB8]*[.$DB$1]+ [.DC8]*[.$DC$1]+ [.DD8]*[.$DD$1]+ [.DE8]*[.$DE$1]+ [.DF8]*[.$DF$1]+ [.DG8]*[.$DG$1]+ [.DH8]*[.$DH$1]+ [.DI8]*[.$DI$1]+ [.DJ8]*[.$DJ$1]+ [.DK8]*[.$DK$1]+ [.DL8]*[.$DL$1]+ [.DM8]*[.$DM$1]+ [.DN8]*[.$DN$1]+ [.DO8]*[.$DO$1]+ [.DP8]*[.$DP$1]+ [.DQ8]*[.$DQ$1]+ [.DR8]*[.$DR$1]+ [.DS8]*[.$DS$1]+ [.DT8]*[.$DT$1]+ [.DU8]*[.$DU$1]+ [.DV8]*[.$DV$1]+ [.DW8]*[.$DW$1]+ [.DX8]*[.$DX$1]+ [.DY8]*[.$DY$1]+ [.DZ8]*[.$DZ$1]+ [.EA8]*[.$EA$1]+ [.EB8]*[.$EB$1]+ [.EC8]*[.$EC$1]+ [.ED8]*[.$ED$1]+ [.EE8]*[.$EE$1]+ [.EF8]*[.$EF$1]+ [.EG8]*[.$EG$1]+ [.EH8]*[.$EH$1]+ [.EI8]*[.$EI$1]+ [.EJ8]*[.$EJ$1]+ [.EK8]*[.$EK$1]+ [.EL8]*[.$EL$1]+ [.EM8]*[.$EM$1]+ [.EN8]*[.$EN$1]+ [.EO8]*[.$EO$1]+ [.EP8]*[.$EP$1]+ [.EQ8]*[.$EQ$1]+ [.ER8]*[.$ER$1]+ [.ES8]*[.$ES$1]+ [.ET8]*[.$ET$1]+ [.EU8]*[.$EU$1]+ [.EV8]*[.$EV$1]+ [.EW8]*[.$EW$1]+ [.EX8]*[.$EX$1]+ [.EY8]*[.$EY$1]+ [.EZ8]*[.$EZ$1]+ [.FA8]*[.$FA$1]+ [.FB8]*[.$FB$1]+ [.FC8]*[.$FC$1]+ [.FD8]*[.$FD$1]+ [.FE8]*[.$FE$1]+ [.FF8]*[.$FF$1]+ [.FG8]*[.$FG$1]+ [.FH8]*[.$FH$1]+ [.FI8]*[.$FI$1]+ [.FJ8]*[.$FJ$1]+ [.FK8]*[.$FK$1]+ [.FL8]*[.$FL$1]+ [.FM8]*[.$FM$1]+ [.FN8]*[.$FN$1]+ [.FO8]*[.$FO$1]+ [.FP8]*[.$FP$1]+ [.FQ8]*[.$FQ$1]+ [.FR8]*[.$FR$1]+ [.FS8]*[.$FS$1]+ [.FT8]*[.$FT$1]+ [.FU8]*[.$FU$1]+ [.FV8]*[.$FV$1]+ [.FW8]*[.$FW$1]+ [.FX8]*[.$FX$1]+ [.FY8]*[.$FY$1]+ [.FZ8]*[.$FZ$1]+ [.GA8]*[.$GA$1]+ [.GB8]*[.$GB$1]+ [.GC8]*[.$GC$1]+ [.GD8]*[.$GD$1]+ [.GE8]*[.$GE$1]+ [.GF8]*[.$GF$1]+ [.GG8]*[.$GG$1]+ [.GH8]*[.$GH$1]+ [.GI8]*[.$GI$1]+ [.GJ8]*[.$GJ$1]+ [.GK8]*[.$GK$1]+ [.GL8]*[.$GL$1]+ [.GM8]*[.$GM$1]+ [.GN8]*[.$GN$1]+ [.GO8]*[.$GO$1]+ [.GP8]*[.$GP$1]+ [.GQ8]*[.$GQ$1]+ [.GR8]*[.$GR$1]+ [.GS8]*[.$GS$1]+ [.GT8]*[.$GT$1]+ [.GU8]*[.$GU$1]+ [.GV8]*[.$GV$1]+ [.GW8]*[.$GW$1]+ [.GX8]*[.$GX$1]+ [.GY8]*[.$GY$1]+ [.GZ8]*[.$GZ$1]+ [.HA8]*[.$HA$1]+ [.HB8]*[.$HB$1]+ [.HC8]*[.$HC$1]+ [.HD8]*[.$HD$1]+ [.HE8]*[.$HE$1]+ [.HF8]*[.$HF$1]+ [.HG8]*[.$HG$1]+ [.HH8]*[.$HH$1]+ [.HI8]*[.$HI$1]+ [.HJ8]*[.$HJ$1]+ [.HK8]*[.$HK$1]+ [.HL8]*[.$HL$1]+ [.HM8]*[.$HM$1]+ [.HN8]*[.$HN$1]+ [.HO8]*[.$HO$1]+ [.HP8]*[.$HP$1]+ [.HQ8]*[.$HQ$1]+ [.HR8]*[.$HR$1]+ [.HS8]*[.$HS$1]+ [.HT8]*[.$HT$1]+ [.HU8]*[.$HU$1]+ [.HV8]*[.$HV$1]+ [.HW8]*[.$HW$1]+ [.HX8]*[.$HX$1]+ [.HY8]*[.$HY$1]+ [.HZ8]*[.$HZ$1]+ [.IA8]*[.$IA$1]+ [.IB8]*[.$IB$1]+ [.IC8]*[.$IC$1]+ [.ID8]*[.$ID$1]+ [.IE8]*[.$IE$1]+ [.IF8]*[.$IF$1]+ [.IG8]*[.$IG$1]+ [.IH8]*[.$IH$1]+ [.II8]*[.$II$1]+ [.IJ8]*[.$IJ$1]+ [.IK8]*[.$IK$1]+ [.IL8]*[.$IL$1]+ [.IM8]*[.$IM$1]+ [.IN8]*[.$IN$1]+ [.IO8]*[.$IO$1]+ [.IP8]*[.$IP$1]+ [.IQ8]*[.$IQ$1]+ [.IR8]*[.$IR$1]+ [.IS8]*[.$IS$1]+ [.IT8]*[.$IT$1]+ [.IU8]*[.$IU$1]+ [.IV8]*[.$IV$1]+ [.IW8]*[.$IW$1]+ [.IX8]*[.$IX$1]+ [.IY8]*[.$IY$1]+ [.IZ8]*[.$IZ$1]+ [.JA8]*[.$JA$1]+ [.JB8]*[.$JB$1]+ [.JC8]*[.$JC$1]+ [.JD8]*[.$JD$1]+ [.JE8]*[.$JE$1]+ [.JF8]*[.$JF$1]+ [.JG8]*[.$JG$1]+ [.JH8]*[.$JH$1]+ [.JI8]*[.$JI$1]+ [.JJ8]*[.$JJ$1]+ [.JK8]*[.$JK$1]+ [.JL8]*[.$JL$1]+ [.JM8]*[.$JM$1]+ [.JN8]*[.$JN$1]+ [.JO8]*[.$JO$1]+ [.JP8]*[.$JP$1]+ [.JQ8]*[.$JQ$1]+ [.JR8]*[.$JR$1]+ [.JS8]*[.$JS$1]+ [.JT8]*[.$JT$1]+ [.JU8]*[.$JU$1]+ [.JV8]*[.$JV$1]+ [.JW8]*[.$JW$1]+ [.JX8]*[.$JX$1]+ [.JY8]*[.$JY$1]+ [.JZ8]*[.$JZ$1]+ [.KA8]*[.$KA$1]+ [.KB8]*[.$KB$1]+ [.KC8]*[.$KC$1]+ [.KD8]*[.$KD$1]+ [.KE8]*[.$KE$1]+ [.KF8]*[.$KF$1]+ [.KG8]*[.$KG$1]+ [.KH8]*[.$KH$1]+ [.KI8]*[.$KI$1]+ [.KJ8]*[.$KJ$1]+ [.KK8]*[.$KK$1]+ [.KL8]*[.$KL$1]) /COUNT([.B8:.KL8]);0)" office:value-type="float" office:value="0" calcext:value-type="float">
            <text:p>0</text:p>
          </table:table-cell>
          <table:table-cell table:formula="of:=IF([.KN8]&lt;&gt;[.KM8];&quot;X&quot;;&quot;&quot;)">
            <text:p/>
          </table:table-cell>
        </table:table-row>
        <table:table-row table:style-name="ro1">
          <table:table-cell table:number-columns-repeated="298" office:value-type="float" office:value="0" calcext:value-type="float">
            <text:p>0</text:p>
          </table:table-cell>
          <table:table-cell table:formula="of:=ROUND(SUM([.B9:.KL9])/COUNT([.B9:.KL9]);0)" office:value-type="float" office:value="0" calcext:value-type="float">
            <text:p>0</text:p>
          </table:table-cell>
          <table:table-cell table:formula="of:=ROUND(([.B9]*[.$B$1]+ [.C9]*[.$C$1]+ [.D9]*[.$D$1]+ [.E9]*[.$E$1]+ [.F9]*[.$F$1]+ [.G9]*[.$G$1]+ [.H9]*[.$H$1]+ [.I9]*[.$I$1]+ [.J9]*[.$J$1]+ [.K9]*[.$K$1]+ [.L9]*[.$L$1]+ [.M9]*[.$M$1]+ [.N9]*[.$N$1]+ [.O9]*[.$O$1]+ [.P9]*[.$P$1]+ [.Q9]*[.$Q$1]+ [.R9]*[.$R$1]+ [.S9]*[.$S$1]+ [.T9]*[.$T$1]+ [.U9]*[.$U$1]+ [.V9]*[.$V$1]+ [.W9]*[.$W$1]+ [.X9]*[.$X$1]+ [.Y9]*[.$Y$1]+ [.Z9]*[.$Z$1]+ [.AA9]*[.$AA$1]+ [.AB9]*[.$AB$1]+ [.AC9]*[.$AC$1]+ [.AD9]*[.$AD$1]+ [.AE9]*[.$AE$1]+ [.AF9]*[.$AF$1]+ [.AG9]*[.$AG$1]+ [.AH9]*[.$AH$1]+ [.AI9]*[.$AI$1]+ [.AJ9]*[.$AJ$1]+ [.AK9]*[.$AK$1]+ [.AL9]*[.$AL$1]+ [.AM9]*[.$AM$1]+ [.AN9]*[.$AN$1]+ [.AO9]*[.$AO$1]+ [.AP9]*[.$AP$1]+ [.AQ9]*[.$AQ$1]+ [.AR9]*[.$AR$1]+ [.AS9]*[.$AS$1]+ [.AT9]*[.$AT$1]+ [.AU9]*[.$AU$1]+ [.AV9]*[.$AV$1]+ [.AW9]*[.$AW$1]+ [.AX9]*[.$AX$1]+ [.AY9]*[.$AY$1]+ [.AZ9]*[.$AZ$1]+ [.BA9]*[.$BA$1]+ [.BB9]*[.$BB$1]+ [.BC9]*[.$BC$1]+ [.BD9]*[.$BD$1]+ [.BE9]*[.$BE$1]+ [.BF9]*[.$BF$1]+ [.BG9]*[.$BG$1]+ [.BH9]*[.$BH$1]+ [.BI9]*[.$BI$1]+ [.BJ9]*[.$BJ$1]+ [.BK9]*[.$BK$1]+ [.BL9]*[.$BL$1]+ [.BM9]*[.$BM$1]+ [.BN9]*[.$BN$1]+ [.BO9]*[.$BO$1]+ [.BP9]*[.$BP$1]+ [.BQ9]*[.$BQ$1]+ [.BR9]*[.$BR$1]+ [.BS9]*[.$BS$1]+ [.BT9]*[.$BT$1]+ [.BU9]*[.$BU$1]+ [.BV9]*[.$BV$1]+ [.BW9]*[.$BW$1]+ [.BX9]*[.$BX$1]+ [.BY9]*[.$BY$1]+ [.BZ9]*[.$BZ$1]+ [.CA9]*[.$CA$1]+ [.CB9]*[.$CB$1]+ [.CC9]*[.$CC$1]+ [.CD9]*[.$CD$1]+ [.CE9]*[.$CE$1]+ [.CF9]*[.$CF$1]+ [.CG9]*[.$CG$1]+ [.CH9]*[.$CH$1]+ [.CI9]*[.$CI$1]+ [.CJ9]*[.$CJ$1]+ [.CK9]*[.$CK$1]+ [.CL9]*[.$CL$1]+ [.CM9]*[.$CM$1]+ [.CN9]*[.$CN$1]+ [.CO9]*[.$CO$1]+ [.CP9]*[.$CP$1]+ [.CQ9]*[.$CQ$1]+ [.CR9]*[.$CR$1]+ [.CS9]*[.$CS$1]+ [.CT9]*[.$CT$1]+ [.CU9]*[.$CU$1]+ [.CV9]*[.$CV$1]+ [.CW9]*[.$CW$1]+ [.CX9]*[.$CX$1]+ [.CY9]*[.$CY$1]+ [.CZ9]*[.$CZ$1]+ [.DA9]*[.$DA$1]+ [.DB9]*[.$DB$1]+ [.DC9]*[.$DC$1]+ [.DD9]*[.$DD$1]+ [.DE9]*[.$DE$1]+ [.DF9]*[.$DF$1]+ [.DG9]*[.$DG$1]+ [.DH9]*[.$DH$1]+ [.DI9]*[.$DI$1]+ [.DJ9]*[.$DJ$1]+ [.DK9]*[.$DK$1]+ [.DL9]*[.$DL$1]+ [.DM9]*[.$DM$1]+ [.DN9]*[.$DN$1]+ [.DO9]*[.$DO$1]+ [.DP9]*[.$DP$1]+ [.DQ9]*[.$DQ$1]+ [.DR9]*[.$DR$1]+ [.DS9]*[.$DS$1]+ [.DT9]*[.$DT$1]+ [.DU9]*[.$DU$1]+ [.DV9]*[.$DV$1]+ [.DW9]*[.$DW$1]+ [.DX9]*[.$DX$1]+ [.DY9]*[.$DY$1]+ [.DZ9]*[.$DZ$1]+ [.EA9]*[.$EA$1]+ [.EB9]*[.$EB$1]+ [.EC9]*[.$EC$1]+ [.ED9]*[.$ED$1]+ [.EE9]*[.$EE$1]+ [.EF9]*[.$EF$1]+ [.EG9]*[.$EG$1]+ [.EH9]*[.$EH$1]+ [.EI9]*[.$EI$1]+ [.EJ9]*[.$EJ$1]+ [.EK9]*[.$EK$1]+ [.EL9]*[.$EL$1]+ [.EM9]*[.$EM$1]+ [.EN9]*[.$EN$1]+ [.EO9]*[.$EO$1]+ [.EP9]*[.$EP$1]+ [.EQ9]*[.$EQ$1]+ [.ER9]*[.$ER$1]+ [.ES9]*[.$ES$1]+ [.ET9]*[.$ET$1]+ [.EU9]*[.$EU$1]+ [.EV9]*[.$EV$1]+ [.EW9]*[.$EW$1]+ [.EX9]*[.$EX$1]+ [.EY9]*[.$EY$1]+ [.EZ9]*[.$EZ$1]+ [.FA9]*[.$FA$1]+ [.FB9]*[.$FB$1]+ [.FC9]*[.$FC$1]+ [.FD9]*[.$FD$1]+ [.FE9]*[.$FE$1]+ [.FF9]*[.$FF$1]+ [.FG9]*[.$FG$1]+ [.FH9]*[.$FH$1]+ [.FI9]*[.$FI$1]+ [.FJ9]*[.$FJ$1]+ [.FK9]*[.$FK$1]+ [.FL9]*[.$FL$1]+ [.FM9]*[.$FM$1]+ [.FN9]*[.$FN$1]+ [.FO9]*[.$FO$1]+ [.FP9]*[.$FP$1]+ [.FQ9]*[.$FQ$1]+ [.FR9]*[.$FR$1]+ [.FS9]*[.$FS$1]+ [.FT9]*[.$FT$1]+ [.FU9]*[.$FU$1]+ [.FV9]*[.$FV$1]+ [.FW9]*[.$FW$1]+ [.FX9]*[.$FX$1]+ [.FY9]*[.$FY$1]+ [.FZ9]*[.$FZ$1]+ [.GA9]*[.$GA$1]+ [.GB9]*[.$GB$1]+ [.GC9]*[.$GC$1]+ [.GD9]*[.$GD$1]+ [.GE9]*[.$GE$1]+ [.GF9]*[.$GF$1]+ [.GG9]*[.$GG$1]+ [.GH9]*[.$GH$1]+ [.GI9]*[.$GI$1]+ [.GJ9]*[.$GJ$1]+ [.GK9]*[.$GK$1]+ [.GL9]*[.$GL$1]+ [.GM9]*[.$GM$1]+ [.GN9]*[.$GN$1]+ [.GO9]*[.$GO$1]+ [.GP9]*[.$GP$1]+ [.GQ9]*[.$GQ$1]+ [.GR9]*[.$GR$1]+ [.GS9]*[.$GS$1]+ [.GT9]*[.$GT$1]+ [.GU9]*[.$GU$1]+ [.GV9]*[.$GV$1]+ [.GW9]*[.$GW$1]+ [.GX9]*[.$GX$1]+ [.GY9]*[.$GY$1]+ [.GZ9]*[.$GZ$1]+ [.HA9]*[.$HA$1]+ [.HB9]*[.$HB$1]+ [.HC9]*[.$HC$1]+ [.HD9]*[.$HD$1]+ [.HE9]*[.$HE$1]+ [.HF9]*[.$HF$1]+ [.HG9]*[.$HG$1]+ [.HH9]*[.$HH$1]+ [.HI9]*[.$HI$1]+ [.HJ9]*[.$HJ$1]+ [.HK9]*[.$HK$1]+ [.HL9]*[.$HL$1]+ [.HM9]*[.$HM$1]+ [.HN9]*[.$HN$1]+ [.HO9]*[.$HO$1]+ [.HP9]*[.$HP$1]+ [.HQ9]*[.$HQ$1]+ [.HR9]*[.$HR$1]+ [.HS9]*[.$HS$1]+ [.HT9]*[.$HT$1]+ [.HU9]*[.$HU$1]+ [.HV9]*[.$HV$1]+ [.HW9]*[.$HW$1]+ [.HX9]*[.$HX$1]+ [.HY9]*[.$HY$1]+ [.HZ9]*[.$HZ$1]+ [.IA9]*[.$IA$1]+ [.IB9]*[.$IB$1]+ [.IC9]*[.$IC$1]+ [.ID9]*[.$ID$1]+ [.IE9]*[.$IE$1]+ [.IF9]*[.$IF$1]+ [.IG9]*[.$IG$1]+ [.IH9]*[.$IH$1]+ [.II9]*[.$II$1]+ [.IJ9]*[.$IJ$1]+ [.IK9]*[.$IK$1]+ [.IL9]*[.$IL$1]+ [.IM9]*[.$IM$1]+ [.IN9]*[.$IN$1]+ [.IO9]*[.$IO$1]+ [.IP9]*[.$IP$1]+ [.IQ9]*[.$IQ$1]+ [.IR9]*[.$IR$1]+ [.IS9]*[.$IS$1]+ [.IT9]*[.$IT$1]+ [.IU9]*[.$IU$1]+ [.IV9]*[.$IV$1]+ [.IW9]*[.$IW$1]+ [.IX9]*[.$IX$1]+ [.IY9]*[.$IY$1]+ [.IZ9]*[.$IZ$1]+ [.JA9]*[.$JA$1]+ [.JB9]*[.$JB$1]+ [.JC9]*[.$JC$1]+ [.JD9]*[.$JD$1]+ [.JE9]*[.$JE$1]+ [.JF9]*[.$JF$1]+ [.JG9]*[.$JG$1]+ [.JH9]*[.$JH$1]+ [.JI9]*[.$JI$1]+ [.JJ9]*[.$JJ$1]+ [.JK9]*[.$JK$1]+ [.JL9]*[.$JL$1]+ [.JM9]*[.$JM$1]+ [.JN9]*[.$JN$1]+ [.JO9]*[.$JO$1]+ [.JP9]*[.$JP$1]+ [.JQ9]*[.$JQ$1]+ [.JR9]*[.$JR$1]+ [.JS9]*[.$JS$1]+ [.JT9]*[.$JT$1]+ [.JU9]*[.$JU$1]+ [.JV9]*[.$JV$1]+ [.JW9]*[.$JW$1]+ [.JX9]*[.$JX$1]+ [.JY9]*[.$JY$1]+ [.JZ9]*[.$JZ$1]+ [.KA9]*[.$KA$1]+ [.KB9]*[.$KB$1]+ [.KC9]*[.$KC$1]+ [.KD9]*[.$KD$1]+ [.KE9]*[.$KE$1]+ [.KF9]*[.$KF$1]+ [.KG9]*[.$KG$1]+ [.KH9]*[.$KH$1]+ [.KI9]*[.$KI$1]+ [.KJ9]*[.$KJ$1]+ [.KK9]*[.$KK$1]+ [.KL9]*[.$KL$1]) /COUNT([.B9:.KL9]);0)" office:value-type="float" office:value="0" calcext:value-type="float">
            <text:p>0</text:p>
          </table:table-cell>
          <table:table-cell table:formula="of:=IF([.KN9]&lt;&gt;[.KM9];&quot;X&quot;;&quot;&quot;)">
            <text:p/>
          </table:table-cell>
        </table:table-row>
        <table:table-row table:style-name="ro1">
          <table:table-cell table:number-columns-repeated="298" office:value-type="float" office:value="0" calcext:value-type="float">
            <text:p>0</text:p>
          </table:table-cell>
          <table:table-cell table:formula="of:=ROUND(SUM([.B10:.KL10])/COUNT([.B10:.KL10]);0)" office:value-type="float" office:value="0" calcext:value-type="float">
            <text:p>0</text:p>
          </table:table-cell>
          <table:table-cell table:formula="of:=ROUND(([.B10]*[.$B$1]+ [.C10]*[.$C$1]+ [.D10]*[.$D$1]+ [.E10]*[.$E$1]+ [.F10]*[.$F$1]+ [.G10]*[.$G$1]+ [.H10]*[.$H$1]+ [.I10]*[.$I$1]+ [.J10]*[.$J$1]+ [.K10]*[.$K$1]+ [.L10]*[.$L$1]+ [.M10]*[.$M$1]+ [.N10]*[.$N$1]+ [.O10]*[.$O$1]+ [.P10]*[.$P$1]+ [.Q10]*[.$Q$1]+ [.R10]*[.$R$1]+ [.S10]*[.$S$1]+ [.T10]*[.$T$1]+ [.U10]*[.$U$1]+ [.V10]*[.$V$1]+ [.W10]*[.$W$1]+ [.X10]*[.$X$1]+ [.Y10]*[.$Y$1]+ [.Z10]*[.$Z$1]+ [.AA10]*[.$AA$1]+ [.AB10]*[.$AB$1]+ [.AC10]*[.$AC$1]+ [.AD10]*[.$AD$1]+ [.AE10]*[.$AE$1]+ [.AF10]*[.$AF$1]+ [.AG10]*[.$AG$1]+ [.AH10]*[.$AH$1]+ [.AI10]*[.$AI$1]+ [.AJ10]*[.$AJ$1]+ [.AK10]*[.$AK$1]+ [.AL10]*[.$AL$1]+ [.AM10]*[.$AM$1]+ [.AN10]*[.$AN$1]+ [.AO10]*[.$AO$1]+ [.AP10]*[.$AP$1]+ [.AQ10]*[.$AQ$1]+ [.AR10]*[.$AR$1]+ [.AS10]*[.$AS$1]+ [.AT10]*[.$AT$1]+ [.AU10]*[.$AU$1]+ [.AV10]*[.$AV$1]+ [.AW10]*[.$AW$1]+ [.AX10]*[.$AX$1]+ [.AY10]*[.$AY$1]+ [.AZ10]*[.$AZ$1]+ [.BA10]*[.$BA$1]+ [.BB10]*[.$BB$1]+ [.BC10]*[.$BC$1]+ [.BD10]*[.$BD$1]+ [.BE10]*[.$BE$1]+ [.BF10]*[.$BF$1]+ [.BG10]*[.$BG$1]+ [.BH10]*[.$BH$1]+ [.BI10]*[.$BI$1]+ [.BJ10]*[.$BJ$1]+ [.BK10]*[.$BK$1]+ [.BL10]*[.$BL$1]+ [.BM10]*[.$BM$1]+ [.BN10]*[.$BN$1]+ [.BO10]*[.$BO$1]+ [.BP10]*[.$BP$1]+ [.BQ10]*[.$BQ$1]+ [.BR10]*[.$BR$1]+ [.BS10]*[.$BS$1]+ [.BT10]*[.$BT$1]+ [.BU10]*[.$BU$1]+ [.BV10]*[.$BV$1]+ [.BW10]*[.$BW$1]+ [.BX10]*[.$BX$1]+ [.BY10]*[.$BY$1]+ [.BZ10]*[.$BZ$1]+ [.CA10]*[.$CA$1]+ [.CB10]*[.$CB$1]+ [.CC10]*[.$CC$1]+ [.CD10]*[.$CD$1]+ [.CE10]*[.$CE$1]+ [.CF10]*[.$CF$1]+ [.CG10]*[.$CG$1]+ [.CH10]*[.$CH$1]+ [.CI10]*[.$CI$1]+ [.CJ10]*[.$CJ$1]+ [.CK10]*[.$CK$1]+ [.CL10]*[.$CL$1]+ [.CM10]*[.$CM$1]+ [.CN10]*[.$CN$1]+ [.CO10]*[.$CO$1]+ [.CP10]*[.$CP$1]+ [.CQ10]*[.$CQ$1]+ [.CR10]*[.$CR$1]+ [.CS10]*[.$CS$1]+ [.CT10]*[.$CT$1]+ [.CU10]*[.$CU$1]+ [.CV10]*[.$CV$1]+ [.CW10]*[.$CW$1]+ [.CX10]*[.$CX$1]+ [.CY10]*[.$CY$1]+ [.CZ10]*[.$CZ$1]+ [.DA10]*[.$DA$1]+ [.DB10]*[.$DB$1]+ [.DC10]*[.$DC$1]+ [.DD10]*[.$DD$1]+ [.DE10]*[.$DE$1]+ [.DF10]*[.$DF$1]+ [.DG10]*[.$DG$1]+ [.DH10]*[.$DH$1]+ [.DI10]*[.$DI$1]+ [.DJ10]*[.$DJ$1]+ [.DK10]*[.$DK$1]+ [.DL10]*[.$DL$1]+ [.DM10]*[.$DM$1]+ [.DN10]*[.$DN$1]+ [.DO10]*[.$DO$1]+ [.DP10]*[.$DP$1]+ [.DQ10]*[.$DQ$1]+ [.DR10]*[.$DR$1]+ [.DS10]*[.$DS$1]+ [.DT10]*[.$DT$1]+ [.DU10]*[.$DU$1]+ [.DV10]*[.$DV$1]+ [.DW10]*[.$DW$1]+ [.DX10]*[.$DX$1]+ [.DY10]*[.$DY$1]+ [.DZ10]*[.$DZ$1]+ [.EA10]*[.$EA$1]+ [.EB10]*[.$EB$1]+ [.EC10]*[.$EC$1]+ [.ED10]*[.$ED$1]+ [.EE10]*[.$EE$1]+ [.EF10]*[.$EF$1]+ [.EG10]*[.$EG$1]+ [.EH10]*[.$EH$1]+ [.EI10]*[.$EI$1]+ [.EJ10]*[.$EJ$1]+ [.EK10]*[.$EK$1]+ [.EL10]*[.$EL$1]+ [.EM10]*[.$EM$1]+ [.EN10]*[.$EN$1]+ [.EO10]*[.$EO$1]+ [.EP10]*[.$EP$1]+ [.EQ10]*[.$EQ$1]+ [.ER10]*[.$ER$1]+ [.ES10]*[.$ES$1]+ [.ET10]*[.$ET$1]+ [.EU10]*[.$EU$1]+ [.EV10]*[.$EV$1]+ [.EW10]*[.$EW$1]+ [.EX10]*[.$EX$1]+ [.EY10]*[.$EY$1]+ [.EZ10]*[.$EZ$1]+ [.FA10]*[.$FA$1]+ [.FB10]*[.$FB$1]+ [.FC10]*[.$FC$1]+ [.FD10]*[.$FD$1]+ [.FE10]*[.$FE$1]+ [.FF10]*[.$FF$1]+ [.FG10]*[.$FG$1]+ [.FH10]*[.$FH$1]+ [.FI10]*[.$FI$1]+ [.FJ10]*[.$FJ$1]+ [.FK10]*[.$FK$1]+ [.FL10]*[.$FL$1]+ [.FM10]*[.$FM$1]+ [.FN10]*[.$FN$1]+ [.FO10]*[.$FO$1]+ [.FP10]*[.$FP$1]+ [.FQ10]*[.$FQ$1]+ [.FR10]*[.$FR$1]+ [.FS10]*[.$FS$1]+ [.FT10]*[.$FT$1]+ [.FU10]*[.$FU$1]+ [.FV10]*[.$FV$1]+ [.FW10]*[.$FW$1]+ [.FX10]*[.$FX$1]+ [.FY10]*[.$FY$1]+ [.FZ10]*[.$FZ$1]+ [.GA10]*[.$GA$1]+ [.GB10]*[.$GB$1]+ [.GC10]*[.$GC$1]+ [.GD10]*[.$GD$1]+ [.GE10]*[.$GE$1]+ [.GF10]*[.$GF$1]+ [.GG10]*[.$GG$1]+ [.GH10]*[.$GH$1]+ [.GI10]*[.$GI$1]+ [.GJ10]*[.$GJ$1]+ [.GK10]*[.$GK$1]+ [.GL10]*[.$GL$1]+ [.GM10]*[.$GM$1]+ [.GN10]*[.$GN$1]+ [.GO10]*[.$GO$1]+ [.GP10]*[.$GP$1]+ [.GQ10]*[.$GQ$1]+ [.GR10]*[.$GR$1]+ [.GS10]*[.$GS$1]+ [.GT10]*[.$GT$1]+ [.GU10]*[.$GU$1]+ [.GV10]*[.$GV$1]+ [.GW10]*[.$GW$1]+ [.GX10]*[.$GX$1]+ [.GY10]*[.$GY$1]+ [.GZ10]*[.$GZ$1]+ [.HA10]*[.$HA$1]+ [.HB10]*[.$HB$1]+ [.HC10]*[.$HC$1]+ [.HD10]*[.$HD$1]+ [.HE10]*[.$HE$1]+ [.HF10]*[.$HF$1]+ [.HG10]*[.$HG$1]+ [.HH10]*[.$HH$1]+ [.HI10]*[.$HI$1]+ [.HJ10]*[.$HJ$1]+ [.HK10]*[.$HK$1]+ [.HL10]*[.$HL$1]+ [.HM10]*[.$HM$1]+ [.HN10]*[.$HN$1]+ [.HO10]*[.$HO$1]+ [.HP10]*[.$HP$1]+ [.HQ10]*[.$HQ$1]+ [.HR10]*[.$HR$1]+ [.HS10]*[.$HS$1]+ [.HT10]*[.$HT$1]+ [.HU10]*[.$HU$1]+ [.HV10]*[.$HV$1]+ [.HW10]*[.$HW$1]+ [.HX10]*[.$HX$1]+ [.HY10]*[.$HY$1]+ [.HZ10]*[.$HZ$1]+ [.IA10]*[.$IA$1]+ [.IB10]*[.$IB$1]+ [.IC10]*[.$IC$1]+ [.ID10]*[.$ID$1]+ [.IE10]*[.$IE$1]+ [.IF10]*[.$IF$1]+ [.IG10]*[.$IG$1]+ [.IH10]*[.$IH$1]+ [.II10]*[.$II$1]+ [.IJ10]*[.$IJ$1]+ [.IK10]*[.$IK$1]+ [.IL10]*[.$IL$1]+ [.IM10]*[.$IM$1]+ [.IN10]*[.$IN$1]+ [.IO10]*[.$IO$1]+ [.IP10]*[.$IP$1]+ [.IQ10]*[.$IQ$1]+ [.IR10]*[.$IR$1]+ [.IS10]*[.$IS$1]+ [.IT10]*[.$IT$1]+ [.IU10]*[.$IU$1]+ [.IV10]*[.$IV$1]+ [.IW10]*[.$IW$1]+ [.IX10]*[.$IX$1]+ [.IY10]*[.$IY$1]+ [.IZ10]*[.$IZ$1]+ [.JA10]*[.$JA$1]+ [.JB10]*[.$JB$1]+ [.JC10]*[.$JC$1]+ [.JD10]*[.$JD$1]+ [.JE10]*[.$JE$1]+ [.JF10]*[.$JF$1]+ [.JG10]*[.$JG$1]+ [.JH10]*[.$JH$1]+ [.JI10]*[.$JI$1]+ [.JJ10]*[.$JJ$1]+ [.JK10]*[.$JK$1]+ [.JL10]*[.$JL$1]+ [.JM10]*[.$JM$1]+ [.JN10]*[.$JN$1]+ [.JO10]*[.$JO$1]+ [.JP10]*[.$JP$1]+ [.JQ10]*[.$JQ$1]+ [.JR10]*[.$JR$1]+ [.JS10]*[.$JS$1]+ [.JT10]*[.$JT$1]+ [.JU10]*[.$JU$1]+ [.JV10]*[.$JV$1]+ [.JW10]*[.$JW$1]+ [.JX10]*[.$JX$1]+ [.JY10]*[.$JY$1]+ [.JZ10]*[.$JZ$1]+ [.KA10]*[.$KA$1]+ [.KB10]*[.$KB$1]+ [.KC10]*[.$KC$1]+ [.KD10]*[.$KD$1]+ [.KE10]*[.$KE$1]+ [.KF10]*[.$KF$1]+ [.KG10]*[.$KG$1]+ [.KH10]*[.$KH$1]+ [.KI10]*[.$KI$1]+ [.KJ10]*[.$KJ$1]+ [.KK10]*[.$KK$1]+ [.KL10]*[.$KL$1]) /COUNT([.B10:.KL10]);0)" office:value-type="float" office:value="0" calcext:value-type="float">
            <text:p>0</text:p>
          </table:table-cell>
          <table:table-cell table:formula="of:=IF([.KN10]&lt;&gt;[.KM10];&quot;X&quot;;&quot;&quot;)">
            <text:p/>
          </table:table-cell>
        </table:table-row>
        <table:table-row table:style-name="ro1">
          <table:table-cell table:number-columns-repeated="298" office:value-type="float" office:value="0" calcext:value-type="float">
            <text:p>0</text:p>
          </table:table-cell>
          <table:table-cell table:formula="of:=ROUND(SUM([.B11:.KL11])/COUNT([.B11:.KL11]);0)" office:value-type="float" office:value="0" calcext:value-type="float">
            <text:p>0</text:p>
          </table:table-cell>
          <table:table-cell table:formula="of:=ROUND(([.B11]*[.$B$1]+ [.C11]*[.$C$1]+ [.D11]*[.$D$1]+ [.E11]*[.$E$1]+ [.F11]*[.$F$1]+ [.G11]*[.$G$1]+ [.H11]*[.$H$1]+ [.I11]*[.$I$1]+ [.J11]*[.$J$1]+ [.K11]*[.$K$1]+ [.L11]*[.$L$1]+ [.M11]*[.$M$1]+ [.N11]*[.$N$1]+ [.O11]*[.$O$1]+ [.P11]*[.$P$1]+ [.Q11]*[.$Q$1]+ [.R11]*[.$R$1]+ [.S11]*[.$S$1]+ [.T11]*[.$T$1]+ [.U11]*[.$U$1]+ [.V11]*[.$V$1]+ [.W11]*[.$W$1]+ [.X11]*[.$X$1]+ [.Y11]*[.$Y$1]+ [.Z11]*[.$Z$1]+ [.AA11]*[.$AA$1]+ [.AB11]*[.$AB$1]+ [.AC11]*[.$AC$1]+ [.AD11]*[.$AD$1]+ [.AE11]*[.$AE$1]+ [.AF11]*[.$AF$1]+ [.AG11]*[.$AG$1]+ [.AH11]*[.$AH$1]+ [.AI11]*[.$AI$1]+ [.AJ11]*[.$AJ$1]+ [.AK11]*[.$AK$1]+ [.AL11]*[.$AL$1]+ [.AM11]*[.$AM$1]+ [.AN11]*[.$AN$1]+ [.AO11]*[.$AO$1]+ [.AP11]*[.$AP$1]+ [.AQ11]*[.$AQ$1]+ [.AR11]*[.$AR$1]+ [.AS11]*[.$AS$1]+ [.AT11]*[.$AT$1]+ [.AU11]*[.$AU$1]+ [.AV11]*[.$AV$1]+ [.AW11]*[.$AW$1]+ [.AX11]*[.$AX$1]+ [.AY11]*[.$AY$1]+ [.AZ11]*[.$AZ$1]+ [.BA11]*[.$BA$1]+ [.BB11]*[.$BB$1]+ [.BC11]*[.$BC$1]+ [.BD11]*[.$BD$1]+ [.BE11]*[.$BE$1]+ [.BF11]*[.$BF$1]+ [.BG11]*[.$BG$1]+ [.BH11]*[.$BH$1]+ [.BI11]*[.$BI$1]+ [.BJ11]*[.$BJ$1]+ [.BK11]*[.$BK$1]+ [.BL11]*[.$BL$1]+ [.BM11]*[.$BM$1]+ [.BN11]*[.$BN$1]+ [.BO11]*[.$BO$1]+ [.BP11]*[.$BP$1]+ [.BQ11]*[.$BQ$1]+ [.BR11]*[.$BR$1]+ [.BS11]*[.$BS$1]+ [.BT11]*[.$BT$1]+ [.BU11]*[.$BU$1]+ [.BV11]*[.$BV$1]+ [.BW11]*[.$BW$1]+ [.BX11]*[.$BX$1]+ [.BY11]*[.$BY$1]+ [.BZ11]*[.$BZ$1]+ [.CA11]*[.$CA$1]+ [.CB11]*[.$CB$1]+ [.CC11]*[.$CC$1]+ [.CD11]*[.$CD$1]+ [.CE11]*[.$CE$1]+ [.CF11]*[.$CF$1]+ [.CG11]*[.$CG$1]+ [.CH11]*[.$CH$1]+ [.CI11]*[.$CI$1]+ [.CJ11]*[.$CJ$1]+ [.CK11]*[.$CK$1]+ [.CL11]*[.$CL$1]+ [.CM11]*[.$CM$1]+ [.CN11]*[.$CN$1]+ [.CO11]*[.$CO$1]+ [.CP11]*[.$CP$1]+ [.CQ11]*[.$CQ$1]+ [.CR11]*[.$CR$1]+ [.CS11]*[.$CS$1]+ [.CT11]*[.$CT$1]+ [.CU11]*[.$CU$1]+ [.CV11]*[.$CV$1]+ [.CW11]*[.$CW$1]+ [.CX11]*[.$CX$1]+ [.CY11]*[.$CY$1]+ [.CZ11]*[.$CZ$1]+ [.DA11]*[.$DA$1]+ [.DB11]*[.$DB$1]+ [.DC11]*[.$DC$1]+ [.DD11]*[.$DD$1]+ [.DE11]*[.$DE$1]+ [.DF11]*[.$DF$1]+ [.DG11]*[.$DG$1]+ [.DH11]*[.$DH$1]+ [.DI11]*[.$DI$1]+ [.DJ11]*[.$DJ$1]+ [.DK11]*[.$DK$1]+ [.DL11]*[.$DL$1]+ [.DM11]*[.$DM$1]+ [.DN11]*[.$DN$1]+ [.DO11]*[.$DO$1]+ [.DP11]*[.$DP$1]+ [.DQ11]*[.$DQ$1]+ [.DR11]*[.$DR$1]+ [.DS11]*[.$DS$1]+ [.DT11]*[.$DT$1]+ [.DU11]*[.$DU$1]+ [.DV11]*[.$DV$1]+ [.DW11]*[.$DW$1]+ [.DX11]*[.$DX$1]+ [.DY11]*[.$DY$1]+ [.DZ11]*[.$DZ$1]+ [.EA11]*[.$EA$1]+ [.EB11]*[.$EB$1]+ [.EC11]*[.$EC$1]+ [.ED11]*[.$ED$1]+ [.EE11]*[.$EE$1]+ [.EF11]*[.$EF$1]+ [.EG11]*[.$EG$1]+ [.EH11]*[.$EH$1]+ [.EI11]*[.$EI$1]+ [.EJ11]*[.$EJ$1]+ [.EK11]*[.$EK$1]+ [.EL11]*[.$EL$1]+ [.EM11]*[.$EM$1]+ [.EN11]*[.$EN$1]+ [.EO11]*[.$EO$1]+ [.EP11]*[.$EP$1]+ [.EQ11]*[.$EQ$1]+ [.ER11]*[.$ER$1]+ [.ES11]*[.$ES$1]+ [.ET11]*[.$ET$1]+ [.EU11]*[.$EU$1]+ [.EV11]*[.$EV$1]+ [.EW11]*[.$EW$1]+ [.EX11]*[.$EX$1]+ [.EY11]*[.$EY$1]+ [.EZ11]*[.$EZ$1]+ [.FA11]*[.$FA$1]+ [.FB11]*[.$FB$1]+ [.FC11]*[.$FC$1]+ [.FD11]*[.$FD$1]+ [.FE11]*[.$FE$1]+ [.FF11]*[.$FF$1]+ [.FG11]*[.$FG$1]+ [.FH11]*[.$FH$1]+ [.FI11]*[.$FI$1]+ [.FJ11]*[.$FJ$1]+ [.FK11]*[.$FK$1]+ [.FL11]*[.$FL$1]+ [.FM11]*[.$FM$1]+ [.FN11]*[.$FN$1]+ [.FO11]*[.$FO$1]+ [.FP11]*[.$FP$1]+ [.FQ11]*[.$FQ$1]+ [.FR11]*[.$FR$1]+ [.FS11]*[.$FS$1]+ [.FT11]*[.$FT$1]+ [.FU11]*[.$FU$1]+ [.FV11]*[.$FV$1]+ [.FW11]*[.$FW$1]+ [.FX11]*[.$FX$1]+ [.FY11]*[.$FY$1]+ [.FZ11]*[.$FZ$1]+ [.GA11]*[.$GA$1]+ [.GB11]*[.$GB$1]+ [.GC11]*[.$GC$1]+ [.GD11]*[.$GD$1]+ [.GE11]*[.$GE$1]+ [.GF11]*[.$GF$1]+ [.GG11]*[.$GG$1]+ [.GH11]*[.$GH$1]+ [.GI11]*[.$GI$1]+ [.GJ11]*[.$GJ$1]+ [.GK11]*[.$GK$1]+ [.GL11]*[.$GL$1]+ [.GM11]*[.$GM$1]+ [.GN11]*[.$GN$1]+ [.GO11]*[.$GO$1]+ [.GP11]*[.$GP$1]+ [.GQ11]*[.$GQ$1]+ [.GR11]*[.$GR$1]+ [.GS11]*[.$GS$1]+ [.GT11]*[.$GT$1]+ [.GU11]*[.$GU$1]+ [.GV11]*[.$GV$1]+ [.GW11]*[.$GW$1]+ [.GX11]*[.$GX$1]+ [.GY11]*[.$GY$1]+ [.GZ11]*[.$GZ$1]+ [.HA11]*[.$HA$1]+ [.HB11]*[.$HB$1]+ [.HC11]*[.$HC$1]+ [.HD11]*[.$HD$1]+ [.HE11]*[.$HE$1]+ [.HF11]*[.$HF$1]+ [.HG11]*[.$HG$1]+ [.HH11]*[.$HH$1]+ [.HI11]*[.$HI$1]+ [.HJ11]*[.$HJ$1]+ [.HK11]*[.$HK$1]+ [.HL11]*[.$HL$1]+ [.HM11]*[.$HM$1]+ [.HN11]*[.$HN$1]+ [.HO11]*[.$HO$1]+ [.HP11]*[.$HP$1]+ [.HQ11]*[.$HQ$1]+ [.HR11]*[.$HR$1]+ [.HS11]*[.$HS$1]+ [.HT11]*[.$HT$1]+ [.HU11]*[.$HU$1]+ [.HV11]*[.$HV$1]+ [.HW11]*[.$HW$1]+ [.HX11]*[.$HX$1]+ [.HY11]*[.$HY$1]+ [.HZ11]*[.$HZ$1]+ [.IA11]*[.$IA$1]+ [.IB11]*[.$IB$1]+ [.IC11]*[.$IC$1]+ [.ID11]*[.$ID$1]+ [.IE11]*[.$IE$1]+ [.IF11]*[.$IF$1]+ [.IG11]*[.$IG$1]+ [.IH11]*[.$IH$1]+ [.II11]*[.$II$1]+ [.IJ11]*[.$IJ$1]+ [.IK11]*[.$IK$1]+ [.IL11]*[.$IL$1]+ [.IM11]*[.$IM$1]+ [.IN11]*[.$IN$1]+ [.IO11]*[.$IO$1]+ [.IP11]*[.$IP$1]+ [.IQ11]*[.$IQ$1]+ [.IR11]*[.$IR$1]+ [.IS11]*[.$IS$1]+ [.IT11]*[.$IT$1]+ [.IU11]*[.$IU$1]+ [.IV11]*[.$IV$1]+ [.IW11]*[.$IW$1]+ [.IX11]*[.$IX$1]+ [.IY11]*[.$IY$1]+ [.IZ11]*[.$IZ$1]+ [.JA11]*[.$JA$1]+ [.JB11]*[.$JB$1]+ [.JC11]*[.$JC$1]+ [.JD11]*[.$JD$1]+ [.JE11]*[.$JE$1]+ [.JF11]*[.$JF$1]+ [.JG11]*[.$JG$1]+ [.JH11]*[.$JH$1]+ [.JI11]*[.$JI$1]+ [.JJ11]*[.$JJ$1]+ [.JK11]*[.$JK$1]+ [.JL11]*[.$JL$1]+ [.JM11]*[.$JM$1]+ [.JN11]*[.$JN$1]+ [.JO11]*[.$JO$1]+ [.JP11]*[.$JP$1]+ [.JQ11]*[.$JQ$1]+ [.JR11]*[.$JR$1]+ [.JS11]*[.$JS$1]+ [.JT11]*[.$JT$1]+ [.JU11]*[.$JU$1]+ [.JV11]*[.$JV$1]+ [.JW11]*[.$JW$1]+ [.JX11]*[.$JX$1]+ [.JY11]*[.$JY$1]+ [.JZ11]*[.$JZ$1]+ [.KA11]*[.$KA$1]+ [.KB11]*[.$KB$1]+ [.KC11]*[.$KC$1]+ [.KD11]*[.$KD$1]+ [.KE11]*[.$KE$1]+ [.KF11]*[.$KF$1]+ [.KG11]*[.$KG$1]+ [.KH11]*[.$KH$1]+ [.KI11]*[.$KI$1]+ [.KJ11]*[.$KJ$1]+ [.KK11]*[.$KK$1]+ [.KL11]*[.$KL$1]) /COUNT([.B11:.KL11]);0)" office:value-type="float" office:value="0" calcext:value-type="float">
            <text:p>0</text:p>
          </table:table-cell>
          <table:table-cell table:formula="of:=IF([.KN11]&lt;&gt;[.KM11];&quot;X&quot;;&quot;&quot;)">
            <text:p/>
          </table:table-cell>
        </table:table-row>
        <table:table-row table:style-name="ro1">
          <table:table-cell table:number-columns-repeated="298" office:value-type="float" office:value="0" calcext:value-type="float">
            <text:p>0</text:p>
          </table:table-cell>
          <table:table-cell table:formula="of:=ROUND(SUM([.B12:.KL12])/COUNT([.B12:.KL12]);0)" office:value-type="float" office:value="0" calcext:value-type="float">
            <text:p>0</text:p>
          </table:table-cell>
          <table:table-cell table:formula="of:=ROUND(([.B12]*[.$B$1]+ [.C12]*[.$C$1]+ [.D12]*[.$D$1]+ [.E12]*[.$E$1]+ [.F12]*[.$F$1]+ [.G12]*[.$G$1]+ [.H12]*[.$H$1]+ [.I12]*[.$I$1]+ [.J12]*[.$J$1]+ [.K12]*[.$K$1]+ [.L12]*[.$L$1]+ [.M12]*[.$M$1]+ [.N12]*[.$N$1]+ [.O12]*[.$O$1]+ [.P12]*[.$P$1]+ [.Q12]*[.$Q$1]+ [.R12]*[.$R$1]+ [.S12]*[.$S$1]+ [.T12]*[.$T$1]+ [.U12]*[.$U$1]+ [.V12]*[.$V$1]+ [.W12]*[.$W$1]+ [.X12]*[.$X$1]+ [.Y12]*[.$Y$1]+ [.Z12]*[.$Z$1]+ [.AA12]*[.$AA$1]+ [.AB12]*[.$AB$1]+ [.AC12]*[.$AC$1]+ [.AD12]*[.$AD$1]+ [.AE12]*[.$AE$1]+ [.AF12]*[.$AF$1]+ [.AG12]*[.$AG$1]+ [.AH12]*[.$AH$1]+ [.AI12]*[.$AI$1]+ [.AJ12]*[.$AJ$1]+ [.AK12]*[.$AK$1]+ [.AL12]*[.$AL$1]+ [.AM12]*[.$AM$1]+ [.AN12]*[.$AN$1]+ [.AO12]*[.$AO$1]+ [.AP12]*[.$AP$1]+ [.AQ12]*[.$AQ$1]+ [.AR12]*[.$AR$1]+ [.AS12]*[.$AS$1]+ [.AT12]*[.$AT$1]+ [.AU12]*[.$AU$1]+ [.AV12]*[.$AV$1]+ [.AW12]*[.$AW$1]+ [.AX12]*[.$AX$1]+ [.AY12]*[.$AY$1]+ [.AZ12]*[.$AZ$1]+ [.BA12]*[.$BA$1]+ [.BB12]*[.$BB$1]+ [.BC12]*[.$BC$1]+ [.BD12]*[.$BD$1]+ [.BE12]*[.$BE$1]+ [.BF12]*[.$BF$1]+ [.BG12]*[.$BG$1]+ [.BH12]*[.$BH$1]+ [.BI12]*[.$BI$1]+ [.BJ12]*[.$BJ$1]+ [.BK12]*[.$BK$1]+ [.BL12]*[.$BL$1]+ [.BM12]*[.$BM$1]+ [.BN12]*[.$BN$1]+ [.BO12]*[.$BO$1]+ [.BP12]*[.$BP$1]+ [.BQ12]*[.$BQ$1]+ [.BR12]*[.$BR$1]+ [.BS12]*[.$BS$1]+ [.BT12]*[.$BT$1]+ [.BU12]*[.$BU$1]+ [.BV12]*[.$BV$1]+ [.BW12]*[.$BW$1]+ [.BX12]*[.$BX$1]+ [.BY12]*[.$BY$1]+ [.BZ12]*[.$BZ$1]+ [.CA12]*[.$CA$1]+ [.CB12]*[.$CB$1]+ [.CC12]*[.$CC$1]+ [.CD12]*[.$CD$1]+ [.CE12]*[.$CE$1]+ [.CF12]*[.$CF$1]+ [.CG12]*[.$CG$1]+ [.CH12]*[.$CH$1]+ [.CI12]*[.$CI$1]+ [.CJ12]*[.$CJ$1]+ [.CK12]*[.$CK$1]+ [.CL12]*[.$CL$1]+ [.CM12]*[.$CM$1]+ [.CN12]*[.$CN$1]+ [.CO12]*[.$CO$1]+ [.CP12]*[.$CP$1]+ [.CQ12]*[.$CQ$1]+ [.CR12]*[.$CR$1]+ [.CS12]*[.$CS$1]+ [.CT12]*[.$CT$1]+ [.CU12]*[.$CU$1]+ [.CV12]*[.$CV$1]+ [.CW12]*[.$CW$1]+ [.CX12]*[.$CX$1]+ [.CY12]*[.$CY$1]+ [.CZ12]*[.$CZ$1]+ [.DA12]*[.$DA$1]+ [.DB12]*[.$DB$1]+ [.DC12]*[.$DC$1]+ [.DD12]*[.$DD$1]+ [.DE12]*[.$DE$1]+ [.DF12]*[.$DF$1]+ [.DG12]*[.$DG$1]+ [.DH12]*[.$DH$1]+ [.DI12]*[.$DI$1]+ [.DJ12]*[.$DJ$1]+ [.DK12]*[.$DK$1]+ [.DL12]*[.$DL$1]+ [.DM12]*[.$DM$1]+ [.DN12]*[.$DN$1]+ [.DO12]*[.$DO$1]+ [.DP12]*[.$DP$1]+ [.DQ12]*[.$DQ$1]+ [.DR12]*[.$DR$1]+ [.DS12]*[.$DS$1]+ [.DT12]*[.$DT$1]+ [.DU12]*[.$DU$1]+ [.DV12]*[.$DV$1]+ [.DW12]*[.$DW$1]+ [.DX12]*[.$DX$1]+ [.DY12]*[.$DY$1]+ [.DZ12]*[.$DZ$1]+ [.EA12]*[.$EA$1]+ [.EB12]*[.$EB$1]+ [.EC12]*[.$EC$1]+ [.ED12]*[.$ED$1]+ [.EE12]*[.$EE$1]+ [.EF12]*[.$EF$1]+ [.EG12]*[.$EG$1]+ [.EH12]*[.$EH$1]+ [.EI12]*[.$EI$1]+ [.EJ12]*[.$EJ$1]+ [.EK12]*[.$EK$1]+ [.EL12]*[.$EL$1]+ [.EM12]*[.$EM$1]+ [.EN12]*[.$EN$1]+ [.EO12]*[.$EO$1]+ [.EP12]*[.$EP$1]+ [.EQ12]*[.$EQ$1]+ [.ER12]*[.$ER$1]+ [.ES12]*[.$ES$1]+ [.ET12]*[.$ET$1]+ [.EU12]*[.$EU$1]+ [.EV12]*[.$EV$1]+ [.EW12]*[.$EW$1]+ [.EX12]*[.$EX$1]+ [.EY12]*[.$EY$1]+ [.EZ12]*[.$EZ$1]+ [.FA12]*[.$FA$1]+ [.FB12]*[.$FB$1]+ [.FC12]*[.$FC$1]+ [.FD12]*[.$FD$1]+ [.FE12]*[.$FE$1]+ [.FF12]*[.$FF$1]+ [.FG12]*[.$FG$1]+ [.FH12]*[.$FH$1]+ [.FI12]*[.$FI$1]+ [.FJ12]*[.$FJ$1]+ [.FK12]*[.$FK$1]+ [.FL12]*[.$FL$1]+ [.FM12]*[.$FM$1]+ [.FN12]*[.$FN$1]+ [.FO12]*[.$FO$1]+ [.FP12]*[.$FP$1]+ [.FQ12]*[.$FQ$1]+ [.FR12]*[.$FR$1]+ [.FS12]*[.$FS$1]+ [.FT12]*[.$FT$1]+ [.FU12]*[.$FU$1]+ [.FV12]*[.$FV$1]+ [.FW12]*[.$FW$1]+ [.FX12]*[.$FX$1]+ [.FY12]*[.$FY$1]+ [.FZ12]*[.$FZ$1]+ [.GA12]*[.$GA$1]+ [.GB12]*[.$GB$1]+ [.GC12]*[.$GC$1]+ [.GD12]*[.$GD$1]+ [.GE12]*[.$GE$1]+ [.GF12]*[.$GF$1]+ [.GG12]*[.$GG$1]+ [.GH12]*[.$GH$1]+ [.GI12]*[.$GI$1]+ [.GJ12]*[.$GJ$1]+ [.GK12]*[.$GK$1]+ [.GL12]*[.$GL$1]+ [.GM12]*[.$GM$1]+ [.GN12]*[.$GN$1]+ [.GO12]*[.$GO$1]+ [.GP12]*[.$GP$1]+ [.GQ12]*[.$GQ$1]+ [.GR12]*[.$GR$1]+ [.GS12]*[.$GS$1]+ [.GT12]*[.$GT$1]+ [.GU12]*[.$GU$1]+ [.GV12]*[.$GV$1]+ [.GW12]*[.$GW$1]+ [.GX12]*[.$GX$1]+ [.GY12]*[.$GY$1]+ [.GZ12]*[.$GZ$1]+ [.HA12]*[.$HA$1]+ [.HB12]*[.$HB$1]+ [.HC12]*[.$HC$1]+ [.HD12]*[.$HD$1]+ [.HE12]*[.$HE$1]+ [.HF12]*[.$HF$1]+ [.HG12]*[.$HG$1]+ [.HH12]*[.$HH$1]+ [.HI12]*[.$HI$1]+ [.HJ12]*[.$HJ$1]+ [.HK12]*[.$HK$1]+ [.HL12]*[.$HL$1]+ [.HM12]*[.$HM$1]+ [.HN12]*[.$HN$1]+ [.HO12]*[.$HO$1]+ [.HP12]*[.$HP$1]+ [.HQ12]*[.$HQ$1]+ [.HR12]*[.$HR$1]+ [.HS12]*[.$HS$1]+ [.HT12]*[.$HT$1]+ [.HU12]*[.$HU$1]+ [.HV12]*[.$HV$1]+ [.HW12]*[.$HW$1]+ [.HX12]*[.$HX$1]+ [.HY12]*[.$HY$1]+ [.HZ12]*[.$HZ$1]+ [.IA12]*[.$IA$1]+ [.IB12]*[.$IB$1]+ [.IC12]*[.$IC$1]+ [.ID12]*[.$ID$1]+ [.IE12]*[.$IE$1]+ [.IF12]*[.$IF$1]+ [.IG12]*[.$IG$1]+ [.IH12]*[.$IH$1]+ [.II12]*[.$II$1]+ [.IJ12]*[.$IJ$1]+ [.IK12]*[.$IK$1]+ [.IL12]*[.$IL$1]+ [.IM12]*[.$IM$1]+ [.IN12]*[.$IN$1]+ [.IO12]*[.$IO$1]+ [.IP12]*[.$IP$1]+ [.IQ12]*[.$IQ$1]+ [.IR12]*[.$IR$1]+ [.IS12]*[.$IS$1]+ [.IT12]*[.$IT$1]+ [.IU12]*[.$IU$1]+ [.IV12]*[.$IV$1]+ [.IW12]*[.$IW$1]+ [.IX12]*[.$IX$1]+ [.IY12]*[.$IY$1]+ [.IZ12]*[.$IZ$1]+ [.JA12]*[.$JA$1]+ [.JB12]*[.$JB$1]+ [.JC12]*[.$JC$1]+ [.JD12]*[.$JD$1]+ [.JE12]*[.$JE$1]+ [.JF12]*[.$JF$1]+ [.JG12]*[.$JG$1]+ [.JH12]*[.$JH$1]+ [.JI12]*[.$JI$1]+ [.JJ12]*[.$JJ$1]+ [.JK12]*[.$JK$1]+ [.JL12]*[.$JL$1]+ [.JM12]*[.$JM$1]+ [.JN12]*[.$JN$1]+ [.JO12]*[.$JO$1]+ [.JP12]*[.$JP$1]+ [.JQ12]*[.$JQ$1]+ [.JR12]*[.$JR$1]+ [.JS12]*[.$JS$1]+ [.JT12]*[.$JT$1]+ [.JU12]*[.$JU$1]+ [.JV12]*[.$JV$1]+ [.JW12]*[.$JW$1]+ [.JX12]*[.$JX$1]+ [.JY12]*[.$JY$1]+ [.JZ12]*[.$JZ$1]+ [.KA12]*[.$KA$1]+ [.KB12]*[.$KB$1]+ [.KC12]*[.$KC$1]+ [.KD12]*[.$KD$1]+ [.KE12]*[.$KE$1]+ [.KF12]*[.$KF$1]+ [.KG12]*[.$KG$1]+ [.KH12]*[.$KH$1]+ [.KI12]*[.$KI$1]+ [.KJ12]*[.$KJ$1]+ [.KK12]*[.$KK$1]+ [.KL12]*[.$KL$1]) /COUNT([.B12:.KL12]);0)" office:value-type="float" office:value="0" calcext:value-type="float">
            <text:p>0</text:p>
          </table:table-cell>
          <table:table-cell table:formula="of:=IF([.KN12]&lt;&gt;[.KM12];&quot;X&quot;;&quot;&quot;)">
            <text:p/>
          </table:table-cell>
        </table:table-row>
        <table:table-row table:style-name="ro1">
          <table:table-cell table:number-columns-repeated="298" office:value-type="float" office:value="0" calcext:value-type="float">
            <text:p>0</text:p>
          </table:table-cell>
          <table:table-cell table:formula="of:=ROUND(SUM([.B13:.KL13])/COUNT([.B13:.KL13]);0)" office:value-type="float" office:value="0" calcext:value-type="float">
            <text:p>0</text:p>
          </table:table-cell>
          <table:table-cell table:formula="of:=ROUND(([.B13]*[.$B$1]+ [.C13]*[.$C$1]+ [.D13]*[.$D$1]+ [.E13]*[.$E$1]+ [.F13]*[.$F$1]+ [.G13]*[.$G$1]+ [.H13]*[.$H$1]+ [.I13]*[.$I$1]+ [.J13]*[.$J$1]+ [.K13]*[.$K$1]+ [.L13]*[.$L$1]+ [.M13]*[.$M$1]+ [.N13]*[.$N$1]+ [.O13]*[.$O$1]+ [.P13]*[.$P$1]+ [.Q13]*[.$Q$1]+ [.R13]*[.$R$1]+ [.S13]*[.$S$1]+ [.T13]*[.$T$1]+ [.U13]*[.$U$1]+ [.V13]*[.$V$1]+ [.W13]*[.$W$1]+ [.X13]*[.$X$1]+ [.Y13]*[.$Y$1]+ [.Z13]*[.$Z$1]+ [.AA13]*[.$AA$1]+ [.AB13]*[.$AB$1]+ [.AC13]*[.$AC$1]+ [.AD13]*[.$AD$1]+ [.AE13]*[.$AE$1]+ [.AF13]*[.$AF$1]+ [.AG13]*[.$AG$1]+ [.AH13]*[.$AH$1]+ [.AI13]*[.$AI$1]+ [.AJ13]*[.$AJ$1]+ [.AK13]*[.$AK$1]+ [.AL13]*[.$AL$1]+ [.AM13]*[.$AM$1]+ [.AN13]*[.$AN$1]+ [.AO13]*[.$AO$1]+ [.AP13]*[.$AP$1]+ [.AQ13]*[.$AQ$1]+ [.AR13]*[.$AR$1]+ [.AS13]*[.$AS$1]+ [.AT13]*[.$AT$1]+ [.AU13]*[.$AU$1]+ [.AV13]*[.$AV$1]+ [.AW13]*[.$AW$1]+ [.AX13]*[.$AX$1]+ [.AY13]*[.$AY$1]+ [.AZ13]*[.$AZ$1]+ [.BA13]*[.$BA$1]+ [.BB13]*[.$BB$1]+ [.BC13]*[.$BC$1]+ [.BD13]*[.$BD$1]+ [.BE13]*[.$BE$1]+ [.BF13]*[.$BF$1]+ [.BG13]*[.$BG$1]+ [.BH13]*[.$BH$1]+ [.BI13]*[.$BI$1]+ [.BJ13]*[.$BJ$1]+ [.BK13]*[.$BK$1]+ [.BL13]*[.$BL$1]+ [.BM13]*[.$BM$1]+ [.BN13]*[.$BN$1]+ [.BO13]*[.$BO$1]+ [.BP13]*[.$BP$1]+ [.BQ13]*[.$BQ$1]+ [.BR13]*[.$BR$1]+ [.BS13]*[.$BS$1]+ [.BT13]*[.$BT$1]+ [.BU13]*[.$BU$1]+ [.BV13]*[.$BV$1]+ [.BW13]*[.$BW$1]+ [.BX13]*[.$BX$1]+ [.BY13]*[.$BY$1]+ [.BZ13]*[.$BZ$1]+ [.CA13]*[.$CA$1]+ [.CB13]*[.$CB$1]+ [.CC13]*[.$CC$1]+ [.CD13]*[.$CD$1]+ [.CE13]*[.$CE$1]+ [.CF13]*[.$CF$1]+ [.CG13]*[.$CG$1]+ [.CH13]*[.$CH$1]+ [.CI13]*[.$CI$1]+ [.CJ13]*[.$CJ$1]+ [.CK13]*[.$CK$1]+ [.CL13]*[.$CL$1]+ [.CM13]*[.$CM$1]+ [.CN13]*[.$CN$1]+ [.CO13]*[.$CO$1]+ [.CP13]*[.$CP$1]+ [.CQ13]*[.$CQ$1]+ [.CR13]*[.$CR$1]+ [.CS13]*[.$CS$1]+ [.CT13]*[.$CT$1]+ [.CU13]*[.$CU$1]+ [.CV13]*[.$CV$1]+ [.CW13]*[.$CW$1]+ [.CX13]*[.$CX$1]+ [.CY13]*[.$CY$1]+ [.CZ13]*[.$CZ$1]+ [.DA13]*[.$DA$1]+ [.DB13]*[.$DB$1]+ [.DC13]*[.$DC$1]+ [.DD13]*[.$DD$1]+ [.DE13]*[.$DE$1]+ [.DF13]*[.$DF$1]+ [.DG13]*[.$DG$1]+ [.DH13]*[.$DH$1]+ [.DI13]*[.$DI$1]+ [.DJ13]*[.$DJ$1]+ [.DK13]*[.$DK$1]+ [.DL13]*[.$DL$1]+ [.DM13]*[.$DM$1]+ [.DN13]*[.$DN$1]+ [.DO13]*[.$DO$1]+ [.DP13]*[.$DP$1]+ [.DQ13]*[.$DQ$1]+ [.DR13]*[.$DR$1]+ [.DS13]*[.$DS$1]+ [.DT13]*[.$DT$1]+ [.DU13]*[.$DU$1]+ [.DV13]*[.$DV$1]+ [.DW13]*[.$DW$1]+ [.DX13]*[.$DX$1]+ [.DY13]*[.$DY$1]+ [.DZ13]*[.$DZ$1]+ [.EA13]*[.$EA$1]+ [.EB13]*[.$EB$1]+ [.EC13]*[.$EC$1]+ [.ED13]*[.$ED$1]+ [.EE13]*[.$EE$1]+ [.EF13]*[.$EF$1]+ [.EG13]*[.$EG$1]+ [.EH13]*[.$EH$1]+ [.EI13]*[.$EI$1]+ [.EJ13]*[.$EJ$1]+ [.EK13]*[.$EK$1]+ [.EL13]*[.$EL$1]+ [.EM13]*[.$EM$1]+ [.EN13]*[.$EN$1]+ [.EO13]*[.$EO$1]+ [.EP13]*[.$EP$1]+ [.EQ13]*[.$EQ$1]+ [.ER13]*[.$ER$1]+ [.ES13]*[.$ES$1]+ [.ET13]*[.$ET$1]+ [.EU13]*[.$EU$1]+ [.EV13]*[.$EV$1]+ [.EW13]*[.$EW$1]+ [.EX13]*[.$EX$1]+ [.EY13]*[.$EY$1]+ [.EZ13]*[.$EZ$1]+ [.FA13]*[.$FA$1]+ [.FB13]*[.$FB$1]+ [.FC13]*[.$FC$1]+ [.FD13]*[.$FD$1]+ [.FE13]*[.$FE$1]+ [.FF13]*[.$FF$1]+ [.FG13]*[.$FG$1]+ [.FH13]*[.$FH$1]+ [.FI13]*[.$FI$1]+ [.FJ13]*[.$FJ$1]+ [.FK13]*[.$FK$1]+ [.FL13]*[.$FL$1]+ [.FM13]*[.$FM$1]+ [.FN13]*[.$FN$1]+ [.FO13]*[.$FO$1]+ [.FP13]*[.$FP$1]+ [.FQ13]*[.$FQ$1]+ [.FR13]*[.$FR$1]+ [.FS13]*[.$FS$1]+ [.FT13]*[.$FT$1]+ [.FU13]*[.$FU$1]+ [.FV13]*[.$FV$1]+ [.FW13]*[.$FW$1]+ [.FX13]*[.$FX$1]+ [.FY13]*[.$FY$1]+ [.FZ13]*[.$FZ$1]+ [.GA13]*[.$GA$1]+ [.GB13]*[.$GB$1]+ [.GC13]*[.$GC$1]+ [.GD13]*[.$GD$1]+ [.GE13]*[.$GE$1]+ [.GF13]*[.$GF$1]+ [.GG13]*[.$GG$1]+ [.GH13]*[.$GH$1]+ [.GI13]*[.$GI$1]+ [.GJ13]*[.$GJ$1]+ [.GK13]*[.$GK$1]+ [.GL13]*[.$GL$1]+ [.GM13]*[.$GM$1]+ [.GN13]*[.$GN$1]+ [.GO13]*[.$GO$1]+ [.GP13]*[.$GP$1]+ [.GQ13]*[.$GQ$1]+ [.GR13]*[.$GR$1]+ [.GS13]*[.$GS$1]+ [.GT13]*[.$GT$1]+ [.GU13]*[.$GU$1]+ [.GV13]*[.$GV$1]+ [.GW13]*[.$GW$1]+ [.GX13]*[.$GX$1]+ [.GY13]*[.$GY$1]+ [.GZ13]*[.$GZ$1]+ [.HA13]*[.$HA$1]+ [.HB13]*[.$HB$1]+ [.HC13]*[.$HC$1]+ [.HD13]*[.$HD$1]+ [.HE13]*[.$HE$1]+ [.HF13]*[.$HF$1]+ [.HG13]*[.$HG$1]+ [.HH13]*[.$HH$1]+ [.HI13]*[.$HI$1]+ [.HJ13]*[.$HJ$1]+ [.HK13]*[.$HK$1]+ [.HL13]*[.$HL$1]+ [.HM13]*[.$HM$1]+ [.HN13]*[.$HN$1]+ [.HO13]*[.$HO$1]+ [.HP13]*[.$HP$1]+ [.HQ13]*[.$HQ$1]+ [.HR13]*[.$HR$1]+ [.HS13]*[.$HS$1]+ [.HT13]*[.$HT$1]+ [.HU13]*[.$HU$1]+ [.HV13]*[.$HV$1]+ [.HW13]*[.$HW$1]+ [.HX13]*[.$HX$1]+ [.HY13]*[.$HY$1]+ [.HZ13]*[.$HZ$1]+ [.IA13]*[.$IA$1]+ [.IB13]*[.$IB$1]+ [.IC13]*[.$IC$1]+ [.ID13]*[.$ID$1]+ [.IE13]*[.$IE$1]+ [.IF13]*[.$IF$1]+ [.IG13]*[.$IG$1]+ [.IH13]*[.$IH$1]+ [.II13]*[.$II$1]+ [.IJ13]*[.$IJ$1]+ [.IK13]*[.$IK$1]+ [.IL13]*[.$IL$1]+ [.IM13]*[.$IM$1]+ [.IN13]*[.$IN$1]+ [.IO13]*[.$IO$1]+ [.IP13]*[.$IP$1]+ [.IQ13]*[.$IQ$1]+ [.IR13]*[.$IR$1]+ [.IS13]*[.$IS$1]+ [.IT13]*[.$IT$1]+ [.IU13]*[.$IU$1]+ [.IV13]*[.$IV$1]+ [.IW13]*[.$IW$1]+ [.IX13]*[.$IX$1]+ [.IY13]*[.$IY$1]+ [.IZ13]*[.$IZ$1]+ [.JA13]*[.$JA$1]+ [.JB13]*[.$JB$1]+ [.JC13]*[.$JC$1]+ [.JD13]*[.$JD$1]+ [.JE13]*[.$JE$1]+ [.JF13]*[.$JF$1]+ [.JG13]*[.$JG$1]+ [.JH13]*[.$JH$1]+ [.JI13]*[.$JI$1]+ [.JJ13]*[.$JJ$1]+ [.JK13]*[.$JK$1]+ [.JL13]*[.$JL$1]+ [.JM13]*[.$JM$1]+ [.JN13]*[.$JN$1]+ [.JO13]*[.$JO$1]+ [.JP13]*[.$JP$1]+ [.JQ13]*[.$JQ$1]+ [.JR13]*[.$JR$1]+ [.JS13]*[.$JS$1]+ [.JT13]*[.$JT$1]+ [.JU13]*[.$JU$1]+ [.JV13]*[.$JV$1]+ [.JW13]*[.$JW$1]+ [.JX13]*[.$JX$1]+ [.JY13]*[.$JY$1]+ [.JZ13]*[.$JZ$1]+ [.KA13]*[.$KA$1]+ [.KB13]*[.$KB$1]+ [.KC13]*[.$KC$1]+ [.KD13]*[.$KD$1]+ [.KE13]*[.$KE$1]+ [.KF13]*[.$KF$1]+ [.KG13]*[.$KG$1]+ [.KH13]*[.$KH$1]+ [.KI13]*[.$KI$1]+ [.KJ13]*[.$KJ$1]+ [.KK13]*[.$KK$1]+ [.KL13]*[.$KL$1]) /COUNT([.B13:.KL13]);0)" office:value-type="float" office:value="0" calcext:value-type="float">
            <text:p>0</text:p>
          </table:table-cell>
          <table:table-cell table:formula="of:=IF([.KN13]&lt;&gt;[.KM13];&quot;X&quot;;&quot;&quot;)">
            <text:p/>
          </table:table-cell>
        </table:table-row>
        <table:table-row table:style-name="ro1">
          <table:table-cell table:number-columns-repeated="298" office:value-type="float" office:value="0" calcext:value-type="float">
            <text:p>0</text:p>
          </table:table-cell>
          <table:table-cell table:formula="of:=ROUND(SUM([.B14:.KL14])/COUNT([.B14:.KL14]);0)" office:value-type="float" office:value="0" calcext:value-type="float">
            <text:p>0</text:p>
          </table:table-cell>
          <table:table-cell table:formula="of:=ROUND(([.B14]*[.$B$1]+ [.C14]*[.$C$1]+ [.D14]*[.$D$1]+ [.E14]*[.$E$1]+ [.F14]*[.$F$1]+ [.G14]*[.$G$1]+ [.H14]*[.$H$1]+ [.I14]*[.$I$1]+ [.J14]*[.$J$1]+ [.K14]*[.$K$1]+ [.L14]*[.$L$1]+ [.M14]*[.$M$1]+ [.N14]*[.$N$1]+ [.O14]*[.$O$1]+ [.P14]*[.$P$1]+ [.Q14]*[.$Q$1]+ [.R14]*[.$R$1]+ [.S14]*[.$S$1]+ [.T14]*[.$T$1]+ [.U14]*[.$U$1]+ [.V14]*[.$V$1]+ [.W14]*[.$W$1]+ [.X14]*[.$X$1]+ [.Y14]*[.$Y$1]+ [.Z14]*[.$Z$1]+ [.AA14]*[.$AA$1]+ [.AB14]*[.$AB$1]+ [.AC14]*[.$AC$1]+ [.AD14]*[.$AD$1]+ [.AE14]*[.$AE$1]+ [.AF14]*[.$AF$1]+ [.AG14]*[.$AG$1]+ [.AH14]*[.$AH$1]+ [.AI14]*[.$AI$1]+ [.AJ14]*[.$AJ$1]+ [.AK14]*[.$AK$1]+ [.AL14]*[.$AL$1]+ [.AM14]*[.$AM$1]+ [.AN14]*[.$AN$1]+ [.AO14]*[.$AO$1]+ [.AP14]*[.$AP$1]+ [.AQ14]*[.$AQ$1]+ [.AR14]*[.$AR$1]+ [.AS14]*[.$AS$1]+ [.AT14]*[.$AT$1]+ [.AU14]*[.$AU$1]+ [.AV14]*[.$AV$1]+ [.AW14]*[.$AW$1]+ [.AX14]*[.$AX$1]+ [.AY14]*[.$AY$1]+ [.AZ14]*[.$AZ$1]+ [.BA14]*[.$BA$1]+ [.BB14]*[.$BB$1]+ [.BC14]*[.$BC$1]+ [.BD14]*[.$BD$1]+ [.BE14]*[.$BE$1]+ [.BF14]*[.$BF$1]+ [.BG14]*[.$BG$1]+ [.BH14]*[.$BH$1]+ [.BI14]*[.$BI$1]+ [.BJ14]*[.$BJ$1]+ [.BK14]*[.$BK$1]+ [.BL14]*[.$BL$1]+ [.BM14]*[.$BM$1]+ [.BN14]*[.$BN$1]+ [.BO14]*[.$BO$1]+ [.BP14]*[.$BP$1]+ [.BQ14]*[.$BQ$1]+ [.BR14]*[.$BR$1]+ [.BS14]*[.$BS$1]+ [.BT14]*[.$BT$1]+ [.BU14]*[.$BU$1]+ [.BV14]*[.$BV$1]+ [.BW14]*[.$BW$1]+ [.BX14]*[.$BX$1]+ [.BY14]*[.$BY$1]+ [.BZ14]*[.$BZ$1]+ [.CA14]*[.$CA$1]+ [.CB14]*[.$CB$1]+ [.CC14]*[.$CC$1]+ [.CD14]*[.$CD$1]+ [.CE14]*[.$CE$1]+ [.CF14]*[.$CF$1]+ [.CG14]*[.$CG$1]+ [.CH14]*[.$CH$1]+ [.CI14]*[.$CI$1]+ [.CJ14]*[.$CJ$1]+ [.CK14]*[.$CK$1]+ [.CL14]*[.$CL$1]+ [.CM14]*[.$CM$1]+ [.CN14]*[.$CN$1]+ [.CO14]*[.$CO$1]+ [.CP14]*[.$CP$1]+ [.CQ14]*[.$CQ$1]+ [.CR14]*[.$CR$1]+ [.CS14]*[.$CS$1]+ [.CT14]*[.$CT$1]+ [.CU14]*[.$CU$1]+ [.CV14]*[.$CV$1]+ [.CW14]*[.$CW$1]+ [.CX14]*[.$CX$1]+ [.CY14]*[.$CY$1]+ [.CZ14]*[.$CZ$1]+ [.DA14]*[.$DA$1]+ [.DB14]*[.$DB$1]+ [.DC14]*[.$DC$1]+ [.DD14]*[.$DD$1]+ [.DE14]*[.$DE$1]+ [.DF14]*[.$DF$1]+ [.DG14]*[.$DG$1]+ [.DH14]*[.$DH$1]+ [.DI14]*[.$DI$1]+ [.DJ14]*[.$DJ$1]+ [.DK14]*[.$DK$1]+ [.DL14]*[.$DL$1]+ [.DM14]*[.$DM$1]+ [.DN14]*[.$DN$1]+ [.DO14]*[.$DO$1]+ [.DP14]*[.$DP$1]+ [.DQ14]*[.$DQ$1]+ [.DR14]*[.$DR$1]+ [.DS14]*[.$DS$1]+ [.DT14]*[.$DT$1]+ [.DU14]*[.$DU$1]+ [.DV14]*[.$DV$1]+ [.DW14]*[.$DW$1]+ [.DX14]*[.$DX$1]+ [.DY14]*[.$DY$1]+ [.DZ14]*[.$DZ$1]+ [.EA14]*[.$EA$1]+ [.EB14]*[.$EB$1]+ [.EC14]*[.$EC$1]+ [.ED14]*[.$ED$1]+ [.EE14]*[.$EE$1]+ [.EF14]*[.$EF$1]+ [.EG14]*[.$EG$1]+ [.EH14]*[.$EH$1]+ [.EI14]*[.$EI$1]+ [.EJ14]*[.$EJ$1]+ [.EK14]*[.$EK$1]+ [.EL14]*[.$EL$1]+ [.EM14]*[.$EM$1]+ [.EN14]*[.$EN$1]+ [.EO14]*[.$EO$1]+ [.EP14]*[.$EP$1]+ [.EQ14]*[.$EQ$1]+ [.ER14]*[.$ER$1]+ [.ES14]*[.$ES$1]+ [.ET14]*[.$ET$1]+ [.EU14]*[.$EU$1]+ [.EV14]*[.$EV$1]+ [.EW14]*[.$EW$1]+ [.EX14]*[.$EX$1]+ [.EY14]*[.$EY$1]+ [.EZ14]*[.$EZ$1]+ [.FA14]*[.$FA$1]+ [.FB14]*[.$FB$1]+ [.FC14]*[.$FC$1]+ [.FD14]*[.$FD$1]+ [.FE14]*[.$FE$1]+ [.FF14]*[.$FF$1]+ [.FG14]*[.$FG$1]+ [.FH14]*[.$FH$1]+ [.FI14]*[.$FI$1]+ [.FJ14]*[.$FJ$1]+ [.FK14]*[.$FK$1]+ [.FL14]*[.$FL$1]+ [.FM14]*[.$FM$1]+ [.FN14]*[.$FN$1]+ [.FO14]*[.$FO$1]+ [.FP14]*[.$FP$1]+ [.FQ14]*[.$FQ$1]+ [.FR14]*[.$FR$1]+ [.FS14]*[.$FS$1]+ [.FT14]*[.$FT$1]+ [.FU14]*[.$FU$1]+ [.FV14]*[.$FV$1]+ [.FW14]*[.$FW$1]+ [.FX14]*[.$FX$1]+ [.FY14]*[.$FY$1]+ [.FZ14]*[.$FZ$1]+ [.GA14]*[.$GA$1]+ [.GB14]*[.$GB$1]+ [.GC14]*[.$GC$1]+ [.GD14]*[.$GD$1]+ [.GE14]*[.$GE$1]+ [.GF14]*[.$GF$1]+ [.GG14]*[.$GG$1]+ [.GH14]*[.$GH$1]+ [.GI14]*[.$GI$1]+ [.GJ14]*[.$GJ$1]+ [.GK14]*[.$GK$1]+ [.GL14]*[.$GL$1]+ [.GM14]*[.$GM$1]+ [.GN14]*[.$GN$1]+ [.GO14]*[.$GO$1]+ [.GP14]*[.$GP$1]+ [.GQ14]*[.$GQ$1]+ [.GR14]*[.$GR$1]+ [.GS14]*[.$GS$1]+ [.GT14]*[.$GT$1]+ [.GU14]*[.$GU$1]+ [.GV14]*[.$GV$1]+ [.GW14]*[.$GW$1]+ [.GX14]*[.$GX$1]+ [.GY14]*[.$GY$1]+ [.GZ14]*[.$GZ$1]+ [.HA14]*[.$HA$1]+ [.HB14]*[.$HB$1]+ [.HC14]*[.$HC$1]+ [.HD14]*[.$HD$1]+ [.HE14]*[.$HE$1]+ [.HF14]*[.$HF$1]+ [.HG14]*[.$HG$1]+ [.HH14]*[.$HH$1]+ [.HI14]*[.$HI$1]+ [.HJ14]*[.$HJ$1]+ [.HK14]*[.$HK$1]+ [.HL14]*[.$HL$1]+ [.HM14]*[.$HM$1]+ [.HN14]*[.$HN$1]+ [.HO14]*[.$HO$1]+ [.HP14]*[.$HP$1]+ [.HQ14]*[.$HQ$1]+ [.HR14]*[.$HR$1]+ [.HS14]*[.$HS$1]+ [.HT14]*[.$HT$1]+ [.HU14]*[.$HU$1]+ [.HV14]*[.$HV$1]+ [.HW14]*[.$HW$1]+ [.HX14]*[.$HX$1]+ [.HY14]*[.$HY$1]+ [.HZ14]*[.$HZ$1]+ [.IA14]*[.$IA$1]+ [.IB14]*[.$IB$1]+ [.IC14]*[.$IC$1]+ [.ID14]*[.$ID$1]+ [.IE14]*[.$IE$1]+ [.IF14]*[.$IF$1]+ [.IG14]*[.$IG$1]+ [.IH14]*[.$IH$1]+ [.II14]*[.$II$1]+ [.IJ14]*[.$IJ$1]+ [.IK14]*[.$IK$1]+ [.IL14]*[.$IL$1]+ [.IM14]*[.$IM$1]+ [.IN14]*[.$IN$1]+ [.IO14]*[.$IO$1]+ [.IP14]*[.$IP$1]+ [.IQ14]*[.$IQ$1]+ [.IR14]*[.$IR$1]+ [.IS14]*[.$IS$1]+ [.IT14]*[.$IT$1]+ [.IU14]*[.$IU$1]+ [.IV14]*[.$IV$1]+ [.IW14]*[.$IW$1]+ [.IX14]*[.$IX$1]+ [.IY14]*[.$IY$1]+ [.IZ14]*[.$IZ$1]+ [.JA14]*[.$JA$1]+ [.JB14]*[.$JB$1]+ [.JC14]*[.$JC$1]+ [.JD14]*[.$JD$1]+ [.JE14]*[.$JE$1]+ [.JF14]*[.$JF$1]+ [.JG14]*[.$JG$1]+ [.JH14]*[.$JH$1]+ [.JI14]*[.$JI$1]+ [.JJ14]*[.$JJ$1]+ [.JK14]*[.$JK$1]+ [.JL14]*[.$JL$1]+ [.JM14]*[.$JM$1]+ [.JN14]*[.$JN$1]+ [.JO14]*[.$JO$1]+ [.JP14]*[.$JP$1]+ [.JQ14]*[.$JQ$1]+ [.JR14]*[.$JR$1]+ [.JS14]*[.$JS$1]+ [.JT14]*[.$JT$1]+ [.JU14]*[.$JU$1]+ [.JV14]*[.$JV$1]+ [.JW14]*[.$JW$1]+ [.JX14]*[.$JX$1]+ [.JY14]*[.$JY$1]+ [.JZ14]*[.$JZ$1]+ [.KA14]*[.$KA$1]+ [.KB14]*[.$KB$1]+ [.KC14]*[.$KC$1]+ [.KD14]*[.$KD$1]+ [.KE14]*[.$KE$1]+ [.KF14]*[.$KF$1]+ [.KG14]*[.$KG$1]+ [.KH14]*[.$KH$1]+ [.KI14]*[.$KI$1]+ [.KJ14]*[.$KJ$1]+ [.KK14]*[.$KK$1]+ [.KL14]*[.$KL$1]) /COUNT([.B14:.KL14]);0)" office:value-type="float" office:value="0" calcext:value-type="float">
            <text:p>0</text:p>
          </table:table-cell>
          <table:table-cell table:formula="of:=IF([.KN14]&lt;&gt;[.KM14];&quot;X&quot;;&quot;&quot;)">
            <text:p/>
          </table:table-cell>
        </table:table-row>
        <table:table-row table:style-name="ro1">
          <table:table-cell table:number-columns-repeated="298" office:value-type="float" office:value="0" calcext:value-type="float">
            <text:p>0</text:p>
          </table:table-cell>
          <table:table-cell table:formula="of:=ROUND(SUM([.B15:.KL15])/COUNT([.B15:.KL15]);0)" office:value-type="float" office:value="0" calcext:value-type="float">
            <text:p>0</text:p>
          </table:table-cell>
          <table:table-cell table:formula="of:=ROUND(([.B15]*[.$B$1]+ [.C15]*[.$C$1]+ [.D15]*[.$D$1]+ [.E15]*[.$E$1]+ [.F15]*[.$F$1]+ [.G15]*[.$G$1]+ [.H15]*[.$H$1]+ [.I15]*[.$I$1]+ [.J15]*[.$J$1]+ [.K15]*[.$K$1]+ [.L15]*[.$L$1]+ [.M15]*[.$M$1]+ [.N15]*[.$N$1]+ [.O15]*[.$O$1]+ [.P15]*[.$P$1]+ [.Q15]*[.$Q$1]+ [.R15]*[.$R$1]+ [.S15]*[.$S$1]+ [.T15]*[.$T$1]+ [.U15]*[.$U$1]+ [.V15]*[.$V$1]+ [.W15]*[.$W$1]+ [.X15]*[.$X$1]+ [.Y15]*[.$Y$1]+ [.Z15]*[.$Z$1]+ [.AA15]*[.$AA$1]+ [.AB15]*[.$AB$1]+ [.AC15]*[.$AC$1]+ [.AD15]*[.$AD$1]+ [.AE15]*[.$AE$1]+ [.AF15]*[.$AF$1]+ [.AG15]*[.$AG$1]+ [.AH15]*[.$AH$1]+ [.AI15]*[.$AI$1]+ [.AJ15]*[.$AJ$1]+ [.AK15]*[.$AK$1]+ [.AL15]*[.$AL$1]+ [.AM15]*[.$AM$1]+ [.AN15]*[.$AN$1]+ [.AO15]*[.$AO$1]+ [.AP15]*[.$AP$1]+ [.AQ15]*[.$AQ$1]+ [.AR15]*[.$AR$1]+ [.AS15]*[.$AS$1]+ [.AT15]*[.$AT$1]+ [.AU15]*[.$AU$1]+ [.AV15]*[.$AV$1]+ [.AW15]*[.$AW$1]+ [.AX15]*[.$AX$1]+ [.AY15]*[.$AY$1]+ [.AZ15]*[.$AZ$1]+ [.BA15]*[.$BA$1]+ [.BB15]*[.$BB$1]+ [.BC15]*[.$BC$1]+ [.BD15]*[.$BD$1]+ [.BE15]*[.$BE$1]+ [.BF15]*[.$BF$1]+ [.BG15]*[.$BG$1]+ [.BH15]*[.$BH$1]+ [.BI15]*[.$BI$1]+ [.BJ15]*[.$BJ$1]+ [.BK15]*[.$BK$1]+ [.BL15]*[.$BL$1]+ [.BM15]*[.$BM$1]+ [.BN15]*[.$BN$1]+ [.BO15]*[.$BO$1]+ [.BP15]*[.$BP$1]+ [.BQ15]*[.$BQ$1]+ [.BR15]*[.$BR$1]+ [.BS15]*[.$BS$1]+ [.BT15]*[.$BT$1]+ [.BU15]*[.$BU$1]+ [.BV15]*[.$BV$1]+ [.BW15]*[.$BW$1]+ [.BX15]*[.$BX$1]+ [.BY15]*[.$BY$1]+ [.BZ15]*[.$BZ$1]+ [.CA15]*[.$CA$1]+ [.CB15]*[.$CB$1]+ [.CC15]*[.$CC$1]+ [.CD15]*[.$CD$1]+ [.CE15]*[.$CE$1]+ [.CF15]*[.$CF$1]+ [.CG15]*[.$CG$1]+ [.CH15]*[.$CH$1]+ [.CI15]*[.$CI$1]+ [.CJ15]*[.$CJ$1]+ [.CK15]*[.$CK$1]+ [.CL15]*[.$CL$1]+ [.CM15]*[.$CM$1]+ [.CN15]*[.$CN$1]+ [.CO15]*[.$CO$1]+ [.CP15]*[.$CP$1]+ [.CQ15]*[.$CQ$1]+ [.CR15]*[.$CR$1]+ [.CS15]*[.$CS$1]+ [.CT15]*[.$CT$1]+ [.CU15]*[.$CU$1]+ [.CV15]*[.$CV$1]+ [.CW15]*[.$CW$1]+ [.CX15]*[.$CX$1]+ [.CY15]*[.$CY$1]+ [.CZ15]*[.$CZ$1]+ [.DA15]*[.$DA$1]+ [.DB15]*[.$DB$1]+ [.DC15]*[.$DC$1]+ [.DD15]*[.$DD$1]+ [.DE15]*[.$DE$1]+ [.DF15]*[.$DF$1]+ [.DG15]*[.$DG$1]+ [.DH15]*[.$DH$1]+ [.DI15]*[.$DI$1]+ [.DJ15]*[.$DJ$1]+ [.DK15]*[.$DK$1]+ [.DL15]*[.$DL$1]+ [.DM15]*[.$DM$1]+ [.DN15]*[.$DN$1]+ [.DO15]*[.$DO$1]+ [.DP15]*[.$DP$1]+ [.DQ15]*[.$DQ$1]+ [.DR15]*[.$DR$1]+ [.DS15]*[.$DS$1]+ [.DT15]*[.$DT$1]+ [.DU15]*[.$DU$1]+ [.DV15]*[.$DV$1]+ [.DW15]*[.$DW$1]+ [.DX15]*[.$DX$1]+ [.DY15]*[.$DY$1]+ [.DZ15]*[.$DZ$1]+ [.EA15]*[.$EA$1]+ [.EB15]*[.$EB$1]+ [.EC15]*[.$EC$1]+ [.ED15]*[.$ED$1]+ [.EE15]*[.$EE$1]+ [.EF15]*[.$EF$1]+ [.EG15]*[.$EG$1]+ [.EH15]*[.$EH$1]+ [.EI15]*[.$EI$1]+ [.EJ15]*[.$EJ$1]+ [.EK15]*[.$EK$1]+ [.EL15]*[.$EL$1]+ [.EM15]*[.$EM$1]+ [.EN15]*[.$EN$1]+ [.EO15]*[.$EO$1]+ [.EP15]*[.$EP$1]+ [.EQ15]*[.$EQ$1]+ [.ER15]*[.$ER$1]+ [.ES15]*[.$ES$1]+ [.ET15]*[.$ET$1]+ [.EU15]*[.$EU$1]+ [.EV15]*[.$EV$1]+ [.EW15]*[.$EW$1]+ [.EX15]*[.$EX$1]+ [.EY15]*[.$EY$1]+ [.EZ15]*[.$EZ$1]+ [.FA15]*[.$FA$1]+ [.FB15]*[.$FB$1]+ [.FC15]*[.$FC$1]+ [.FD15]*[.$FD$1]+ [.FE15]*[.$FE$1]+ [.FF15]*[.$FF$1]+ [.FG15]*[.$FG$1]+ [.FH15]*[.$FH$1]+ [.FI15]*[.$FI$1]+ [.FJ15]*[.$FJ$1]+ [.FK15]*[.$FK$1]+ [.FL15]*[.$FL$1]+ [.FM15]*[.$FM$1]+ [.FN15]*[.$FN$1]+ [.FO15]*[.$FO$1]+ [.FP15]*[.$FP$1]+ [.FQ15]*[.$FQ$1]+ [.FR15]*[.$FR$1]+ [.FS15]*[.$FS$1]+ [.FT15]*[.$FT$1]+ [.FU15]*[.$FU$1]+ [.FV15]*[.$FV$1]+ [.FW15]*[.$FW$1]+ [.FX15]*[.$FX$1]+ [.FY15]*[.$FY$1]+ [.FZ15]*[.$FZ$1]+ [.GA15]*[.$GA$1]+ [.GB15]*[.$GB$1]+ [.GC15]*[.$GC$1]+ [.GD15]*[.$GD$1]+ [.GE15]*[.$GE$1]+ [.GF15]*[.$GF$1]+ [.GG15]*[.$GG$1]+ [.GH15]*[.$GH$1]+ [.GI15]*[.$GI$1]+ [.GJ15]*[.$GJ$1]+ [.GK15]*[.$GK$1]+ [.GL15]*[.$GL$1]+ [.GM15]*[.$GM$1]+ [.GN15]*[.$GN$1]+ [.GO15]*[.$GO$1]+ [.GP15]*[.$GP$1]+ [.GQ15]*[.$GQ$1]+ [.GR15]*[.$GR$1]+ [.GS15]*[.$GS$1]+ [.GT15]*[.$GT$1]+ [.GU15]*[.$GU$1]+ [.GV15]*[.$GV$1]+ [.GW15]*[.$GW$1]+ [.GX15]*[.$GX$1]+ [.GY15]*[.$GY$1]+ [.GZ15]*[.$GZ$1]+ [.HA15]*[.$HA$1]+ [.HB15]*[.$HB$1]+ [.HC15]*[.$HC$1]+ [.HD15]*[.$HD$1]+ [.HE15]*[.$HE$1]+ [.HF15]*[.$HF$1]+ [.HG15]*[.$HG$1]+ [.HH15]*[.$HH$1]+ [.HI15]*[.$HI$1]+ [.HJ15]*[.$HJ$1]+ [.HK15]*[.$HK$1]+ [.HL15]*[.$HL$1]+ [.HM15]*[.$HM$1]+ [.HN15]*[.$HN$1]+ [.HO15]*[.$HO$1]+ [.HP15]*[.$HP$1]+ [.HQ15]*[.$HQ$1]+ [.HR15]*[.$HR$1]+ [.HS15]*[.$HS$1]+ [.HT15]*[.$HT$1]+ [.HU15]*[.$HU$1]+ [.HV15]*[.$HV$1]+ [.HW15]*[.$HW$1]+ [.HX15]*[.$HX$1]+ [.HY15]*[.$HY$1]+ [.HZ15]*[.$HZ$1]+ [.IA15]*[.$IA$1]+ [.IB15]*[.$IB$1]+ [.IC15]*[.$IC$1]+ [.ID15]*[.$ID$1]+ [.IE15]*[.$IE$1]+ [.IF15]*[.$IF$1]+ [.IG15]*[.$IG$1]+ [.IH15]*[.$IH$1]+ [.II15]*[.$II$1]+ [.IJ15]*[.$IJ$1]+ [.IK15]*[.$IK$1]+ [.IL15]*[.$IL$1]+ [.IM15]*[.$IM$1]+ [.IN15]*[.$IN$1]+ [.IO15]*[.$IO$1]+ [.IP15]*[.$IP$1]+ [.IQ15]*[.$IQ$1]+ [.IR15]*[.$IR$1]+ [.IS15]*[.$IS$1]+ [.IT15]*[.$IT$1]+ [.IU15]*[.$IU$1]+ [.IV15]*[.$IV$1]+ [.IW15]*[.$IW$1]+ [.IX15]*[.$IX$1]+ [.IY15]*[.$IY$1]+ [.IZ15]*[.$IZ$1]+ [.JA15]*[.$JA$1]+ [.JB15]*[.$JB$1]+ [.JC15]*[.$JC$1]+ [.JD15]*[.$JD$1]+ [.JE15]*[.$JE$1]+ [.JF15]*[.$JF$1]+ [.JG15]*[.$JG$1]+ [.JH15]*[.$JH$1]+ [.JI15]*[.$JI$1]+ [.JJ15]*[.$JJ$1]+ [.JK15]*[.$JK$1]+ [.JL15]*[.$JL$1]+ [.JM15]*[.$JM$1]+ [.JN15]*[.$JN$1]+ [.JO15]*[.$JO$1]+ [.JP15]*[.$JP$1]+ [.JQ15]*[.$JQ$1]+ [.JR15]*[.$JR$1]+ [.JS15]*[.$JS$1]+ [.JT15]*[.$JT$1]+ [.JU15]*[.$JU$1]+ [.JV15]*[.$JV$1]+ [.JW15]*[.$JW$1]+ [.JX15]*[.$JX$1]+ [.JY15]*[.$JY$1]+ [.JZ15]*[.$JZ$1]+ [.KA15]*[.$KA$1]+ [.KB15]*[.$KB$1]+ [.KC15]*[.$KC$1]+ [.KD15]*[.$KD$1]+ [.KE15]*[.$KE$1]+ [.KF15]*[.$KF$1]+ [.KG15]*[.$KG$1]+ [.KH15]*[.$KH$1]+ [.KI15]*[.$KI$1]+ [.KJ15]*[.$KJ$1]+ [.KK15]*[.$KK$1]+ [.KL15]*[.$KL$1]) /COUNT([.B15:.KL15]);0)" office:value-type="float" office:value="0" calcext:value-type="float">
            <text:p>0</text:p>
          </table:table-cell>
          <table:table-cell table:formula="of:=IF([.KN15]&lt;&gt;[.KM15];&quot;X&quot;;&quot;&quot;)">
            <text:p/>
          </table:table-cell>
        </table:table-row>
        <table:table-row table:style-name="ro1">
          <table:table-cell table:number-columns-repeated="25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ROUND(SUM([.B16:.KL16])/COUNT([.B16:.KL16]);0)" office:value-type="float" office:value="0" calcext:value-type="float">
            <text:p>0</text:p>
          </table:table-cell>
          <table:table-cell table:formula="of:=ROUND(([.B16]*[.$B$1]+ [.C16]*[.$C$1]+ [.D16]*[.$D$1]+ [.E16]*[.$E$1]+ [.F16]*[.$F$1]+ [.G16]*[.$G$1]+ [.H16]*[.$H$1]+ [.I16]*[.$I$1]+ [.J16]*[.$J$1]+ [.K16]*[.$K$1]+ [.L16]*[.$L$1]+ [.M16]*[.$M$1]+ [.N16]*[.$N$1]+ [.O16]*[.$O$1]+ [.P16]*[.$P$1]+ [.Q16]*[.$Q$1]+ [.R16]*[.$R$1]+ [.S16]*[.$S$1]+ [.T16]*[.$T$1]+ [.U16]*[.$U$1]+ [.V16]*[.$V$1]+ [.W16]*[.$W$1]+ [.X16]*[.$X$1]+ [.Y16]*[.$Y$1]+ [.Z16]*[.$Z$1]+ [.AA16]*[.$AA$1]+ [.AB16]*[.$AB$1]+ [.AC16]*[.$AC$1]+ [.AD16]*[.$AD$1]+ [.AE16]*[.$AE$1]+ [.AF16]*[.$AF$1]+ [.AG16]*[.$AG$1]+ [.AH16]*[.$AH$1]+ [.AI16]*[.$AI$1]+ [.AJ16]*[.$AJ$1]+ [.AK16]*[.$AK$1]+ [.AL16]*[.$AL$1]+ [.AM16]*[.$AM$1]+ [.AN16]*[.$AN$1]+ [.AO16]*[.$AO$1]+ [.AP16]*[.$AP$1]+ [.AQ16]*[.$AQ$1]+ [.AR16]*[.$AR$1]+ [.AS16]*[.$AS$1]+ [.AT16]*[.$AT$1]+ [.AU16]*[.$AU$1]+ [.AV16]*[.$AV$1]+ [.AW16]*[.$AW$1]+ [.AX16]*[.$AX$1]+ [.AY16]*[.$AY$1]+ [.AZ16]*[.$AZ$1]+ [.BA16]*[.$BA$1]+ [.BB16]*[.$BB$1]+ [.BC16]*[.$BC$1]+ [.BD16]*[.$BD$1]+ [.BE16]*[.$BE$1]+ [.BF16]*[.$BF$1]+ [.BG16]*[.$BG$1]+ [.BH16]*[.$BH$1]+ [.BI16]*[.$BI$1]+ [.BJ16]*[.$BJ$1]+ [.BK16]*[.$BK$1]+ [.BL16]*[.$BL$1]+ [.BM16]*[.$BM$1]+ [.BN16]*[.$BN$1]+ [.BO16]*[.$BO$1]+ [.BP16]*[.$BP$1]+ [.BQ16]*[.$BQ$1]+ [.BR16]*[.$BR$1]+ [.BS16]*[.$BS$1]+ [.BT16]*[.$BT$1]+ [.BU16]*[.$BU$1]+ [.BV16]*[.$BV$1]+ [.BW16]*[.$BW$1]+ [.BX16]*[.$BX$1]+ [.BY16]*[.$BY$1]+ [.BZ16]*[.$BZ$1]+ [.CA16]*[.$CA$1]+ [.CB16]*[.$CB$1]+ [.CC16]*[.$CC$1]+ [.CD16]*[.$CD$1]+ [.CE16]*[.$CE$1]+ [.CF16]*[.$CF$1]+ [.CG16]*[.$CG$1]+ [.CH16]*[.$CH$1]+ [.CI16]*[.$CI$1]+ [.CJ16]*[.$CJ$1]+ [.CK16]*[.$CK$1]+ [.CL16]*[.$CL$1]+ [.CM16]*[.$CM$1]+ [.CN16]*[.$CN$1]+ [.CO16]*[.$CO$1]+ [.CP16]*[.$CP$1]+ [.CQ16]*[.$CQ$1]+ [.CR16]*[.$CR$1]+ [.CS16]*[.$CS$1]+ [.CT16]*[.$CT$1]+ [.CU16]*[.$CU$1]+ [.CV16]*[.$CV$1]+ [.CW16]*[.$CW$1]+ [.CX16]*[.$CX$1]+ [.CY16]*[.$CY$1]+ [.CZ16]*[.$CZ$1]+ [.DA16]*[.$DA$1]+ [.DB16]*[.$DB$1]+ [.DC16]*[.$DC$1]+ [.DD16]*[.$DD$1]+ [.DE16]*[.$DE$1]+ [.DF16]*[.$DF$1]+ [.DG16]*[.$DG$1]+ [.DH16]*[.$DH$1]+ [.DI16]*[.$DI$1]+ [.DJ16]*[.$DJ$1]+ [.DK16]*[.$DK$1]+ [.DL16]*[.$DL$1]+ [.DM16]*[.$DM$1]+ [.DN16]*[.$DN$1]+ [.DO16]*[.$DO$1]+ [.DP16]*[.$DP$1]+ [.DQ16]*[.$DQ$1]+ [.DR16]*[.$DR$1]+ [.DS16]*[.$DS$1]+ [.DT16]*[.$DT$1]+ [.DU16]*[.$DU$1]+ [.DV16]*[.$DV$1]+ [.DW16]*[.$DW$1]+ [.DX16]*[.$DX$1]+ [.DY16]*[.$DY$1]+ [.DZ16]*[.$DZ$1]+ [.EA16]*[.$EA$1]+ [.EB16]*[.$EB$1]+ [.EC16]*[.$EC$1]+ [.ED16]*[.$ED$1]+ [.EE16]*[.$EE$1]+ [.EF16]*[.$EF$1]+ [.EG16]*[.$EG$1]+ [.EH16]*[.$EH$1]+ [.EI16]*[.$EI$1]+ [.EJ16]*[.$EJ$1]+ [.EK16]*[.$EK$1]+ [.EL16]*[.$EL$1]+ [.EM16]*[.$EM$1]+ [.EN16]*[.$EN$1]+ [.EO16]*[.$EO$1]+ [.EP16]*[.$EP$1]+ [.EQ16]*[.$EQ$1]+ [.ER16]*[.$ER$1]+ [.ES16]*[.$ES$1]+ [.ET16]*[.$ET$1]+ [.EU16]*[.$EU$1]+ [.EV16]*[.$EV$1]+ [.EW16]*[.$EW$1]+ [.EX16]*[.$EX$1]+ [.EY16]*[.$EY$1]+ [.EZ16]*[.$EZ$1]+ [.FA16]*[.$FA$1]+ [.FB16]*[.$FB$1]+ [.FC16]*[.$FC$1]+ [.FD16]*[.$FD$1]+ [.FE16]*[.$FE$1]+ [.FF16]*[.$FF$1]+ [.FG16]*[.$FG$1]+ [.FH16]*[.$FH$1]+ [.FI16]*[.$FI$1]+ [.FJ16]*[.$FJ$1]+ [.FK16]*[.$FK$1]+ [.FL16]*[.$FL$1]+ [.FM16]*[.$FM$1]+ [.FN16]*[.$FN$1]+ [.FO16]*[.$FO$1]+ [.FP16]*[.$FP$1]+ [.FQ16]*[.$FQ$1]+ [.FR16]*[.$FR$1]+ [.FS16]*[.$FS$1]+ [.FT16]*[.$FT$1]+ [.FU16]*[.$FU$1]+ [.FV16]*[.$FV$1]+ [.FW16]*[.$FW$1]+ [.FX16]*[.$FX$1]+ [.FY16]*[.$FY$1]+ [.FZ16]*[.$FZ$1]+ [.GA16]*[.$GA$1]+ [.GB16]*[.$GB$1]+ [.GC16]*[.$GC$1]+ [.GD16]*[.$GD$1]+ [.GE16]*[.$GE$1]+ [.GF16]*[.$GF$1]+ [.GG16]*[.$GG$1]+ [.GH16]*[.$GH$1]+ [.GI16]*[.$GI$1]+ [.GJ16]*[.$GJ$1]+ [.GK16]*[.$GK$1]+ [.GL16]*[.$GL$1]+ [.GM16]*[.$GM$1]+ [.GN16]*[.$GN$1]+ [.GO16]*[.$GO$1]+ [.GP16]*[.$GP$1]+ [.GQ16]*[.$GQ$1]+ [.GR16]*[.$GR$1]+ [.GS16]*[.$GS$1]+ [.GT16]*[.$GT$1]+ [.GU16]*[.$GU$1]+ [.GV16]*[.$GV$1]+ [.GW16]*[.$GW$1]+ [.GX16]*[.$GX$1]+ [.GY16]*[.$GY$1]+ [.GZ16]*[.$GZ$1]+ [.HA16]*[.$HA$1]+ [.HB16]*[.$HB$1]+ [.HC16]*[.$HC$1]+ [.HD16]*[.$HD$1]+ [.HE16]*[.$HE$1]+ [.HF16]*[.$HF$1]+ [.HG16]*[.$HG$1]+ [.HH16]*[.$HH$1]+ [.HI16]*[.$HI$1]+ [.HJ16]*[.$HJ$1]+ [.HK16]*[.$HK$1]+ [.HL16]*[.$HL$1]+ [.HM16]*[.$HM$1]+ [.HN16]*[.$HN$1]+ [.HO16]*[.$HO$1]+ [.HP16]*[.$HP$1]+ [.HQ16]*[.$HQ$1]+ [.HR16]*[.$HR$1]+ [.HS16]*[.$HS$1]+ [.HT16]*[.$HT$1]+ [.HU16]*[.$HU$1]+ [.HV16]*[.$HV$1]+ [.HW16]*[.$HW$1]+ [.HX16]*[.$HX$1]+ [.HY16]*[.$HY$1]+ [.HZ16]*[.$HZ$1]+ [.IA16]*[.$IA$1]+ [.IB16]*[.$IB$1]+ [.IC16]*[.$IC$1]+ [.ID16]*[.$ID$1]+ [.IE16]*[.$IE$1]+ [.IF16]*[.$IF$1]+ [.IG16]*[.$IG$1]+ [.IH16]*[.$IH$1]+ [.II16]*[.$II$1]+ [.IJ16]*[.$IJ$1]+ [.IK16]*[.$IK$1]+ [.IL16]*[.$IL$1]+ [.IM16]*[.$IM$1]+ [.IN16]*[.$IN$1]+ [.IO16]*[.$IO$1]+ [.IP16]*[.$IP$1]+ [.IQ16]*[.$IQ$1]+ [.IR16]*[.$IR$1]+ [.IS16]*[.$IS$1]+ [.IT16]*[.$IT$1]+ [.IU16]*[.$IU$1]+ [.IV16]*[.$IV$1]+ [.IW16]*[.$IW$1]+ [.IX16]*[.$IX$1]+ [.IY16]*[.$IY$1]+ [.IZ16]*[.$IZ$1]+ [.JA16]*[.$JA$1]+ [.JB16]*[.$JB$1]+ [.JC16]*[.$JC$1]+ [.JD16]*[.$JD$1]+ [.JE16]*[.$JE$1]+ [.JF16]*[.$JF$1]+ [.JG16]*[.$JG$1]+ [.JH16]*[.$JH$1]+ [.JI16]*[.$JI$1]+ [.JJ16]*[.$JJ$1]+ [.JK16]*[.$JK$1]+ [.JL16]*[.$JL$1]+ [.JM16]*[.$JM$1]+ [.JN16]*[.$JN$1]+ [.JO16]*[.$JO$1]+ [.JP16]*[.$JP$1]+ [.JQ16]*[.$JQ$1]+ [.JR16]*[.$JR$1]+ [.JS16]*[.$JS$1]+ [.JT16]*[.$JT$1]+ [.JU16]*[.$JU$1]+ [.JV16]*[.$JV$1]+ [.JW16]*[.$JW$1]+ [.JX16]*[.$JX$1]+ [.JY16]*[.$JY$1]+ [.JZ16]*[.$JZ$1]+ [.KA16]*[.$KA$1]+ [.KB16]*[.$KB$1]+ [.KC16]*[.$KC$1]+ [.KD16]*[.$KD$1]+ [.KE16]*[.$KE$1]+ [.KF16]*[.$KF$1]+ [.KG16]*[.$KG$1]+ [.KH16]*[.$KH$1]+ [.KI16]*[.$KI$1]+ [.KJ16]*[.$KJ$1]+ [.KK16]*[.$KK$1]+ [.KL16]*[.$KL$1]) /COUNT([.B16:.KL16]);0)" office:value-type="float" office:value="0" calcext:value-type="float">
            <text:p>0</text:p>
          </table:table-cell>
          <table:table-cell table:formula="of:=IF([.KN16]&lt;&gt;[.KM16];&quot;X&quot;;&quot;&quot;)">
            <text:p/>
          </table:table-cell>
        </table:table-row>
        <table:table-row table:style-name="ro1">
          <table:table-cell table:number-columns-repeated="298" office:value-type="float" office:value="0" calcext:value-type="float">
            <text:p>0</text:p>
          </table:table-cell>
          <table:table-cell table:formula="of:=ROUND(SUM([.B17:.KL17])/COUNT([.B17:.KL17]);0)" office:value-type="float" office:value="0" calcext:value-type="float">
            <text:p>0</text:p>
          </table:table-cell>
          <table:table-cell table:formula="of:=ROUND(([.B17]*[.$B$1]+ [.C17]*[.$C$1]+ [.D17]*[.$D$1]+ [.E17]*[.$E$1]+ [.F17]*[.$F$1]+ [.G17]*[.$G$1]+ [.H17]*[.$H$1]+ [.I17]*[.$I$1]+ [.J17]*[.$J$1]+ [.K17]*[.$K$1]+ [.L17]*[.$L$1]+ [.M17]*[.$M$1]+ [.N17]*[.$N$1]+ [.O17]*[.$O$1]+ [.P17]*[.$P$1]+ [.Q17]*[.$Q$1]+ [.R17]*[.$R$1]+ [.S17]*[.$S$1]+ [.T17]*[.$T$1]+ [.U17]*[.$U$1]+ [.V17]*[.$V$1]+ [.W17]*[.$W$1]+ [.X17]*[.$X$1]+ [.Y17]*[.$Y$1]+ [.Z17]*[.$Z$1]+ [.AA17]*[.$AA$1]+ [.AB17]*[.$AB$1]+ [.AC17]*[.$AC$1]+ [.AD17]*[.$AD$1]+ [.AE17]*[.$AE$1]+ [.AF17]*[.$AF$1]+ [.AG17]*[.$AG$1]+ [.AH17]*[.$AH$1]+ [.AI17]*[.$AI$1]+ [.AJ17]*[.$AJ$1]+ [.AK17]*[.$AK$1]+ [.AL17]*[.$AL$1]+ [.AM17]*[.$AM$1]+ [.AN17]*[.$AN$1]+ [.AO17]*[.$AO$1]+ [.AP17]*[.$AP$1]+ [.AQ17]*[.$AQ$1]+ [.AR17]*[.$AR$1]+ [.AS17]*[.$AS$1]+ [.AT17]*[.$AT$1]+ [.AU17]*[.$AU$1]+ [.AV17]*[.$AV$1]+ [.AW17]*[.$AW$1]+ [.AX17]*[.$AX$1]+ [.AY17]*[.$AY$1]+ [.AZ17]*[.$AZ$1]+ [.BA17]*[.$BA$1]+ [.BB17]*[.$BB$1]+ [.BC17]*[.$BC$1]+ [.BD17]*[.$BD$1]+ [.BE17]*[.$BE$1]+ [.BF17]*[.$BF$1]+ [.BG17]*[.$BG$1]+ [.BH17]*[.$BH$1]+ [.BI17]*[.$BI$1]+ [.BJ17]*[.$BJ$1]+ [.BK17]*[.$BK$1]+ [.BL17]*[.$BL$1]+ [.BM17]*[.$BM$1]+ [.BN17]*[.$BN$1]+ [.BO17]*[.$BO$1]+ [.BP17]*[.$BP$1]+ [.BQ17]*[.$BQ$1]+ [.BR17]*[.$BR$1]+ [.BS17]*[.$BS$1]+ [.BT17]*[.$BT$1]+ [.BU17]*[.$BU$1]+ [.BV17]*[.$BV$1]+ [.BW17]*[.$BW$1]+ [.BX17]*[.$BX$1]+ [.BY17]*[.$BY$1]+ [.BZ17]*[.$BZ$1]+ [.CA17]*[.$CA$1]+ [.CB17]*[.$CB$1]+ [.CC17]*[.$CC$1]+ [.CD17]*[.$CD$1]+ [.CE17]*[.$CE$1]+ [.CF17]*[.$CF$1]+ [.CG17]*[.$CG$1]+ [.CH17]*[.$CH$1]+ [.CI17]*[.$CI$1]+ [.CJ17]*[.$CJ$1]+ [.CK17]*[.$CK$1]+ [.CL17]*[.$CL$1]+ [.CM17]*[.$CM$1]+ [.CN17]*[.$CN$1]+ [.CO17]*[.$CO$1]+ [.CP17]*[.$CP$1]+ [.CQ17]*[.$CQ$1]+ [.CR17]*[.$CR$1]+ [.CS17]*[.$CS$1]+ [.CT17]*[.$CT$1]+ [.CU17]*[.$CU$1]+ [.CV17]*[.$CV$1]+ [.CW17]*[.$CW$1]+ [.CX17]*[.$CX$1]+ [.CY17]*[.$CY$1]+ [.CZ17]*[.$CZ$1]+ [.DA17]*[.$DA$1]+ [.DB17]*[.$DB$1]+ [.DC17]*[.$DC$1]+ [.DD17]*[.$DD$1]+ [.DE17]*[.$DE$1]+ [.DF17]*[.$DF$1]+ [.DG17]*[.$DG$1]+ [.DH17]*[.$DH$1]+ [.DI17]*[.$DI$1]+ [.DJ17]*[.$DJ$1]+ [.DK17]*[.$DK$1]+ [.DL17]*[.$DL$1]+ [.DM17]*[.$DM$1]+ [.DN17]*[.$DN$1]+ [.DO17]*[.$DO$1]+ [.DP17]*[.$DP$1]+ [.DQ17]*[.$DQ$1]+ [.DR17]*[.$DR$1]+ [.DS17]*[.$DS$1]+ [.DT17]*[.$DT$1]+ [.DU17]*[.$DU$1]+ [.DV17]*[.$DV$1]+ [.DW17]*[.$DW$1]+ [.DX17]*[.$DX$1]+ [.DY17]*[.$DY$1]+ [.DZ17]*[.$DZ$1]+ [.EA17]*[.$EA$1]+ [.EB17]*[.$EB$1]+ [.EC17]*[.$EC$1]+ [.ED17]*[.$ED$1]+ [.EE17]*[.$EE$1]+ [.EF17]*[.$EF$1]+ [.EG17]*[.$EG$1]+ [.EH17]*[.$EH$1]+ [.EI17]*[.$EI$1]+ [.EJ17]*[.$EJ$1]+ [.EK17]*[.$EK$1]+ [.EL17]*[.$EL$1]+ [.EM17]*[.$EM$1]+ [.EN17]*[.$EN$1]+ [.EO17]*[.$EO$1]+ [.EP17]*[.$EP$1]+ [.EQ17]*[.$EQ$1]+ [.ER17]*[.$ER$1]+ [.ES17]*[.$ES$1]+ [.ET17]*[.$ET$1]+ [.EU17]*[.$EU$1]+ [.EV17]*[.$EV$1]+ [.EW17]*[.$EW$1]+ [.EX17]*[.$EX$1]+ [.EY17]*[.$EY$1]+ [.EZ17]*[.$EZ$1]+ [.FA17]*[.$FA$1]+ [.FB17]*[.$FB$1]+ [.FC17]*[.$FC$1]+ [.FD17]*[.$FD$1]+ [.FE17]*[.$FE$1]+ [.FF17]*[.$FF$1]+ [.FG17]*[.$FG$1]+ [.FH17]*[.$FH$1]+ [.FI17]*[.$FI$1]+ [.FJ17]*[.$FJ$1]+ [.FK17]*[.$FK$1]+ [.FL17]*[.$FL$1]+ [.FM17]*[.$FM$1]+ [.FN17]*[.$FN$1]+ [.FO17]*[.$FO$1]+ [.FP17]*[.$FP$1]+ [.FQ17]*[.$FQ$1]+ [.FR17]*[.$FR$1]+ [.FS17]*[.$FS$1]+ [.FT17]*[.$FT$1]+ [.FU17]*[.$FU$1]+ [.FV17]*[.$FV$1]+ [.FW17]*[.$FW$1]+ [.FX17]*[.$FX$1]+ [.FY17]*[.$FY$1]+ [.FZ17]*[.$FZ$1]+ [.GA17]*[.$GA$1]+ [.GB17]*[.$GB$1]+ [.GC17]*[.$GC$1]+ [.GD17]*[.$GD$1]+ [.GE17]*[.$GE$1]+ [.GF17]*[.$GF$1]+ [.GG17]*[.$GG$1]+ [.GH17]*[.$GH$1]+ [.GI17]*[.$GI$1]+ [.GJ17]*[.$GJ$1]+ [.GK17]*[.$GK$1]+ [.GL17]*[.$GL$1]+ [.GM17]*[.$GM$1]+ [.GN17]*[.$GN$1]+ [.GO17]*[.$GO$1]+ [.GP17]*[.$GP$1]+ [.GQ17]*[.$GQ$1]+ [.GR17]*[.$GR$1]+ [.GS17]*[.$GS$1]+ [.GT17]*[.$GT$1]+ [.GU17]*[.$GU$1]+ [.GV17]*[.$GV$1]+ [.GW17]*[.$GW$1]+ [.GX17]*[.$GX$1]+ [.GY17]*[.$GY$1]+ [.GZ17]*[.$GZ$1]+ [.HA17]*[.$HA$1]+ [.HB17]*[.$HB$1]+ [.HC17]*[.$HC$1]+ [.HD17]*[.$HD$1]+ [.HE17]*[.$HE$1]+ [.HF17]*[.$HF$1]+ [.HG17]*[.$HG$1]+ [.HH17]*[.$HH$1]+ [.HI17]*[.$HI$1]+ [.HJ17]*[.$HJ$1]+ [.HK17]*[.$HK$1]+ [.HL17]*[.$HL$1]+ [.HM17]*[.$HM$1]+ [.HN17]*[.$HN$1]+ [.HO17]*[.$HO$1]+ [.HP17]*[.$HP$1]+ [.HQ17]*[.$HQ$1]+ [.HR17]*[.$HR$1]+ [.HS17]*[.$HS$1]+ [.HT17]*[.$HT$1]+ [.HU17]*[.$HU$1]+ [.HV17]*[.$HV$1]+ [.HW17]*[.$HW$1]+ [.HX17]*[.$HX$1]+ [.HY17]*[.$HY$1]+ [.HZ17]*[.$HZ$1]+ [.IA17]*[.$IA$1]+ [.IB17]*[.$IB$1]+ [.IC17]*[.$IC$1]+ [.ID17]*[.$ID$1]+ [.IE17]*[.$IE$1]+ [.IF17]*[.$IF$1]+ [.IG17]*[.$IG$1]+ [.IH17]*[.$IH$1]+ [.II17]*[.$II$1]+ [.IJ17]*[.$IJ$1]+ [.IK17]*[.$IK$1]+ [.IL17]*[.$IL$1]+ [.IM17]*[.$IM$1]+ [.IN17]*[.$IN$1]+ [.IO17]*[.$IO$1]+ [.IP17]*[.$IP$1]+ [.IQ17]*[.$IQ$1]+ [.IR17]*[.$IR$1]+ [.IS17]*[.$IS$1]+ [.IT17]*[.$IT$1]+ [.IU17]*[.$IU$1]+ [.IV17]*[.$IV$1]+ [.IW17]*[.$IW$1]+ [.IX17]*[.$IX$1]+ [.IY17]*[.$IY$1]+ [.IZ17]*[.$IZ$1]+ [.JA17]*[.$JA$1]+ [.JB17]*[.$JB$1]+ [.JC17]*[.$JC$1]+ [.JD17]*[.$JD$1]+ [.JE17]*[.$JE$1]+ [.JF17]*[.$JF$1]+ [.JG17]*[.$JG$1]+ [.JH17]*[.$JH$1]+ [.JI17]*[.$JI$1]+ [.JJ17]*[.$JJ$1]+ [.JK17]*[.$JK$1]+ [.JL17]*[.$JL$1]+ [.JM17]*[.$JM$1]+ [.JN17]*[.$JN$1]+ [.JO17]*[.$JO$1]+ [.JP17]*[.$JP$1]+ [.JQ17]*[.$JQ$1]+ [.JR17]*[.$JR$1]+ [.JS17]*[.$JS$1]+ [.JT17]*[.$JT$1]+ [.JU17]*[.$JU$1]+ [.JV17]*[.$JV$1]+ [.JW17]*[.$JW$1]+ [.JX17]*[.$JX$1]+ [.JY17]*[.$JY$1]+ [.JZ17]*[.$JZ$1]+ [.KA17]*[.$KA$1]+ [.KB17]*[.$KB$1]+ [.KC17]*[.$KC$1]+ [.KD17]*[.$KD$1]+ [.KE17]*[.$KE$1]+ [.KF17]*[.$KF$1]+ [.KG17]*[.$KG$1]+ [.KH17]*[.$KH$1]+ [.KI17]*[.$KI$1]+ [.KJ17]*[.$KJ$1]+ [.KK17]*[.$KK$1]+ [.KL17]*[.$KL$1]) /COUNT([.B17:.KL17]);0)" office:value-type="float" office:value="0" calcext:value-type="float">
            <text:p>0</text:p>
          </table:table-cell>
          <table:table-cell table:formula="of:=IF([.KN17]&lt;&gt;[.KM17];&quot;X&quot;;&quot;&quot;)">
            <text:p/>
          </table:table-cell>
        </table:table-row>
        <table:table-row table:style-name="ro1">
          <table:table-cell table:number-columns-repeated="298" office:value-type="float" office:value="0" calcext:value-type="float">
            <text:p>0</text:p>
          </table:table-cell>
          <table:table-cell table:formula="of:=ROUND(SUM([.B18:.KL18])/COUNT([.B18:.KL18]);0)" office:value-type="float" office:value="0" calcext:value-type="float">
            <text:p>0</text:p>
          </table:table-cell>
          <table:table-cell table:formula="of:=ROUND(([.B18]*[.$B$1]+ [.C18]*[.$C$1]+ [.D18]*[.$D$1]+ [.E18]*[.$E$1]+ [.F18]*[.$F$1]+ [.G18]*[.$G$1]+ [.H18]*[.$H$1]+ [.I18]*[.$I$1]+ [.J18]*[.$J$1]+ [.K18]*[.$K$1]+ [.L18]*[.$L$1]+ [.M18]*[.$M$1]+ [.N18]*[.$N$1]+ [.O18]*[.$O$1]+ [.P18]*[.$P$1]+ [.Q18]*[.$Q$1]+ [.R18]*[.$R$1]+ [.S18]*[.$S$1]+ [.T18]*[.$T$1]+ [.U18]*[.$U$1]+ [.V18]*[.$V$1]+ [.W18]*[.$W$1]+ [.X18]*[.$X$1]+ [.Y18]*[.$Y$1]+ [.Z18]*[.$Z$1]+ [.AA18]*[.$AA$1]+ [.AB18]*[.$AB$1]+ [.AC18]*[.$AC$1]+ [.AD18]*[.$AD$1]+ [.AE18]*[.$AE$1]+ [.AF18]*[.$AF$1]+ [.AG18]*[.$AG$1]+ [.AH18]*[.$AH$1]+ [.AI18]*[.$AI$1]+ [.AJ18]*[.$AJ$1]+ [.AK18]*[.$AK$1]+ [.AL18]*[.$AL$1]+ [.AM18]*[.$AM$1]+ [.AN18]*[.$AN$1]+ [.AO18]*[.$AO$1]+ [.AP18]*[.$AP$1]+ [.AQ18]*[.$AQ$1]+ [.AR18]*[.$AR$1]+ [.AS18]*[.$AS$1]+ [.AT18]*[.$AT$1]+ [.AU18]*[.$AU$1]+ [.AV18]*[.$AV$1]+ [.AW18]*[.$AW$1]+ [.AX18]*[.$AX$1]+ [.AY18]*[.$AY$1]+ [.AZ18]*[.$AZ$1]+ [.BA18]*[.$BA$1]+ [.BB18]*[.$BB$1]+ [.BC18]*[.$BC$1]+ [.BD18]*[.$BD$1]+ [.BE18]*[.$BE$1]+ [.BF18]*[.$BF$1]+ [.BG18]*[.$BG$1]+ [.BH18]*[.$BH$1]+ [.BI18]*[.$BI$1]+ [.BJ18]*[.$BJ$1]+ [.BK18]*[.$BK$1]+ [.BL18]*[.$BL$1]+ [.BM18]*[.$BM$1]+ [.BN18]*[.$BN$1]+ [.BO18]*[.$BO$1]+ [.BP18]*[.$BP$1]+ [.BQ18]*[.$BQ$1]+ [.BR18]*[.$BR$1]+ [.BS18]*[.$BS$1]+ [.BT18]*[.$BT$1]+ [.BU18]*[.$BU$1]+ [.BV18]*[.$BV$1]+ [.BW18]*[.$BW$1]+ [.BX18]*[.$BX$1]+ [.BY18]*[.$BY$1]+ [.BZ18]*[.$BZ$1]+ [.CA18]*[.$CA$1]+ [.CB18]*[.$CB$1]+ [.CC18]*[.$CC$1]+ [.CD18]*[.$CD$1]+ [.CE18]*[.$CE$1]+ [.CF18]*[.$CF$1]+ [.CG18]*[.$CG$1]+ [.CH18]*[.$CH$1]+ [.CI18]*[.$CI$1]+ [.CJ18]*[.$CJ$1]+ [.CK18]*[.$CK$1]+ [.CL18]*[.$CL$1]+ [.CM18]*[.$CM$1]+ [.CN18]*[.$CN$1]+ [.CO18]*[.$CO$1]+ [.CP18]*[.$CP$1]+ [.CQ18]*[.$CQ$1]+ [.CR18]*[.$CR$1]+ [.CS18]*[.$CS$1]+ [.CT18]*[.$CT$1]+ [.CU18]*[.$CU$1]+ [.CV18]*[.$CV$1]+ [.CW18]*[.$CW$1]+ [.CX18]*[.$CX$1]+ [.CY18]*[.$CY$1]+ [.CZ18]*[.$CZ$1]+ [.DA18]*[.$DA$1]+ [.DB18]*[.$DB$1]+ [.DC18]*[.$DC$1]+ [.DD18]*[.$DD$1]+ [.DE18]*[.$DE$1]+ [.DF18]*[.$DF$1]+ [.DG18]*[.$DG$1]+ [.DH18]*[.$DH$1]+ [.DI18]*[.$DI$1]+ [.DJ18]*[.$DJ$1]+ [.DK18]*[.$DK$1]+ [.DL18]*[.$DL$1]+ [.DM18]*[.$DM$1]+ [.DN18]*[.$DN$1]+ [.DO18]*[.$DO$1]+ [.DP18]*[.$DP$1]+ [.DQ18]*[.$DQ$1]+ [.DR18]*[.$DR$1]+ [.DS18]*[.$DS$1]+ [.DT18]*[.$DT$1]+ [.DU18]*[.$DU$1]+ [.DV18]*[.$DV$1]+ [.DW18]*[.$DW$1]+ [.DX18]*[.$DX$1]+ [.DY18]*[.$DY$1]+ [.DZ18]*[.$DZ$1]+ [.EA18]*[.$EA$1]+ [.EB18]*[.$EB$1]+ [.EC18]*[.$EC$1]+ [.ED18]*[.$ED$1]+ [.EE18]*[.$EE$1]+ [.EF18]*[.$EF$1]+ [.EG18]*[.$EG$1]+ [.EH18]*[.$EH$1]+ [.EI18]*[.$EI$1]+ [.EJ18]*[.$EJ$1]+ [.EK18]*[.$EK$1]+ [.EL18]*[.$EL$1]+ [.EM18]*[.$EM$1]+ [.EN18]*[.$EN$1]+ [.EO18]*[.$EO$1]+ [.EP18]*[.$EP$1]+ [.EQ18]*[.$EQ$1]+ [.ER18]*[.$ER$1]+ [.ES18]*[.$ES$1]+ [.ET18]*[.$ET$1]+ [.EU18]*[.$EU$1]+ [.EV18]*[.$EV$1]+ [.EW18]*[.$EW$1]+ [.EX18]*[.$EX$1]+ [.EY18]*[.$EY$1]+ [.EZ18]*[.$EZ$1]+ [.FA18]*[.$FA$1]+ [.FB18]*[.$FB$1]+ [.FC18]*[.$FC$1]+ [.FD18]*[.$FD$1]+ [.FE18]*[.$FE$1]+ [.FF18]*[.$FF$1]+ [.FG18]*[.$FG$1]+ [.FH18]*[.$FH$1]+ [.FI18]*[.$FI$1]+ [.FJ18]*[.$FJ$1]+ [.FK18]*[.$FK$1]+ [.FL18]*[.$FL$1]+ [.FM18]*[.$FM$1]+ [.FN18]*[.$FN$1]+ [.FO18]*[.$FO$1]+ [.FP18]*[.$FP$1]+ [.FQ18]*[.$FQ$1]+ [.FR18]*[.$FR$1]+ [.FS18]*[.$FS$1]+ [.FT18]*[.$FT$1]+ [.FU18]*[.$FU$1]+ [.FV18]*[.$FV$1]+ [.FW18]*[.$FW$1]+ [.FX18]*[.$FX$1]+ [.FY18]*[.$FY$1]+ [.FZ18]*[.$FZ$1]+ [.GA18]*[.$GA$1]+ [.GB18]*[.$GB$1]+ [.GC18]*[.$GC$1]+ [.GD18]*[.$GD$1]+ [.GE18]*[.$GE$1]+ [.GF18]*[.$GF$1]+ [.GG18]*[.$GG$1]+ [.GH18]*[.$GH$1]+ [.GI18]*[.$GI$1]+ [.GJ18]*[.$GJ$1]+ [.GK18]*[.$GK$1]+ [.GL18]*[.$GL$1]+ [.GM18]*[.$GM$1]+ [.GN18]*[.$GN$1]+ [.GO18]*[.$GO$1]+ [.GP18]*[.$GP$1]+ [.GQ18]*[.$GQ$1]+ [.GR18]*[.$GR$1]+ [.GS18]*[.$GS$1]+ [.GT18]*[.$GT$1]+ [.GU18]*[.$GU$1]+ [.GV18]*[.$GV$1]+ [.GW18]*[.$GW$1]+ [.GX18]*[.$GX$1]+ [.GY18]*[.$GY$1]+ [.GZ18]*[.$GZ$1]+ [.HA18]*[.$HA$1]+ [.HB18]*[.$HB$1]+ [.HC18]*[.$HC$1]+ [.HD18]*[.$HD$1]+ [.HE18]*[.$HE$1]+ [.HF18]*[.$HF$1]+ [.HG18]*[.$HG$1]+ [.HH18]*[.$HH$1]+ [.HI18]*[.$HI$1]+ [.HJ18]*[.$HJ$1]+ [.HK18]*[.$HK$1]+ [.HL18]*[.$HL$1]+ [.HM18]*[.$HM$1]+ [.HN18]*[.$HN$1]+ [.HO18]*[.$HO$1]+ [.HP18]*[.$HP$1]+ [.HQ18]*[.$HQ$1]+ [.HR18]*[.$HR$1]+ [.HS18]*[.$HS$1]+ [.HT18]*[.$HT$1]+ [.HU18]*[.$HU$1]+ [.HV18]*[.$HV$1]+ [.HW18]*[.$HW$1]+ [.HX18]*[.$HX$1]+ [.HY18]*[.$HY$1]+ [.HZ18]*[.$HZ$1]+ [.IA18]*[.$IA$1]+ [.IB18]*[.$IB$1]+ [.IC18]*[.$IC$1]+ [.ID18]*[.$ID$1]+ [.IE18]*[.$IE$1]+ [.IF18]*[.$IF$1]+ [.IG18]*[.$IG$1]+ [.IH18]*[.$IH$1]+ [.II18]*[.$II$1]+ [.IJ18]*[.$IJ$1]+ [.IK18]*[.$IK$1]+ [.IL18]*[.$IL$1]+ [.IM18]*[.$IM$1]+ [.IN18]*[.$IN$1]+ [.IO18]*[.$IO$1]+ [.IP18]*[.$IP$1]+ [.IQ18]*[.$IQ$1]+ [.IR18]*[.$IR$1]+ [.IS18]*[.$IS$1]+ [.IT18]*[.$IT$1]+ [.IU18]*[.$IU$1]+ [.IV18]*[.$IV$1]+ [.IW18]*[.$IW$1]+ [.IX18]*[.$IX$1]+ [.IY18]*[.$IY$1]+ [.IZ18]*[.$IZ$1]+ [.JA18]*[.$JA$1]+ [.JB18]*[.$JB$1]+ [.JC18]*[.$JC$1]+ [.JD18]*[.$JD$1]+ [.JE18]*[.$JE$1]+ [.JF18]*[.$JF$1]+ [.JG18]*[.$JG$1]+ [.JH18]*[.$JH$1]+ [.JI18]*[.$JI$1]+ [.JJ18]*[.$JJ$1]+ [.JK18]*[.$JK$1]+ [.JL18]*[.$JL$1]+ [.JM18]*[.$JM$1]+ [.JN18]*[.$JN$1]+ [.JO18]*[.$JO$1]+ [.JP18]*[.$JP$1]+ [.JQ18]*[.$JQ$1]+ [.JR18]*[.$JR$1]+ [.JS18]*[.$JS$1]+ [.JT18]*[.$JT$1]+ [.JU18]*[.$JU$1]+ [.JV18]*[.$JV$1]+ [.JW18]*[.$JW$1]+ [.JX18]*[.$JX$1]+ [.JY18]*[.$JY$1]+ [.JZ18]*[.$JZ$1]+ [.KA18]*[.$KA$1]+ [.KB18]*[.$KB$1]+ [.KC18]*[.$KC$1]+ [.KD18]*[.$KD$1]+ [.KE18]*[.$KE$1]+ [.KF18]*[.$KF$1]+ [.KG18]*[.$KG$1]+ [.KH18]*[.$KH$1]+ [.KI18]*[.$KI$1]+ [.KJ18]*[.$KJ$1]+ [.KK18]*[.$KK$1]+ [.KL18]*[.$KL$1]) /COUNT([.B18:.KL18]);0)" office:value-type="float" office:value="0" calcext:value-type="float">
            <text:p>0</text:p>
          </table:table-cell>
          <table:table-cell table:formula="of:=IF([.KN18]&lt;&gt;[.KM18];&quot;X&quot;;&quot;&quot;)">
            <text:p/>
          </table:table-cell>
        </table:table-row>
        <table:table-row table:style-name="ro1">
          <table:table-cell table:number-columns-repeated="298" office:value-type="float" office:value="0" calcext:value-type="float">
            <text:p>0</text:p>
          </table:table-cell>
          <table:table-cell table:formula="of:=ROUND(SUM([.B19:.KL19])/COUNT([.B19:.KL19]);0)" office:value-type="float" office:value="0" calcext:value-type="float">
            <text:p>0</text:p>
          </table:table-cell>
          <table:table-cell table:formula="of:=ROUND(([.B19]*[.$B$1]+ [.C19]*[.$C$1]+ [.D19]*[.$D$1]+ [.E19]*[.$E$1]+ [.F19]*[.$F$1]+ [.G19]*[.$G$1]+ [.H19]*[.$H$1]+ [.I19]*[.$I$1]+ [.J19]*[.$J$1]+ [.K19]*[.$K$1]+ [.L19]*[.$L$1]+ [.M19]*[.$M$1]+ [.N19]*[.$N$1]+ [.O19]*[.$O$1]+ [.P19]*[.$P$1]+ [.Q19]*[.$Q$1]+ [.R19]*[.$R$1]+ [.S19]*[.$S$1]+ [.T19]*[.$T$1]+ [.U19]*[.$U$1]+ [.V19]*[.$V$1]+ [.W19]*[.$W$1]+ [.X19]*[.$X$1]+ [.Y19]*[.$Y$1]+ [.Z19]*[.$Z$1]+ [.AA19]*[.$AA$1]+ [.AB19]*[.$AB$1]+ [.AC19]*[.$AC$1]+ [.AD19]*[.$AD$1]+ [.AE19]*[.$AE$1]+ [.AF19]*[.$AF$1]+ [.AG19]*[.$AG$1]+ [.AH19]*[.$AH$1]+ [.AI19]*[.$AI$1]+ [.AJ19]*[.$AJ$1]+ [.AK19]*[.$AK$1]+ [.AL19]*[.$AL$1]+ [.AM19]*[.$AM$1]+ [.AN19]*[.$AN$1]+ [.AO19]*[.$AO$1]+ [.AP19]*[.$AP$1]+ [.AQ19]*[.$AQ$1]+ [.AR19]*[.$AR$1]+ [.AS19]*[.$AS$1]+ [.AT19]*[.$AT$1]+ [.AU19]*[.$AU$1]+ [.AV19]*[.$AV$1]+ [.AW19]*[.$AW$1]+ [.AX19]*[.$AX$1]+ [.AY19]*[.$AY$1]+ [.AZ19]*[.$AZ$1]+ [.BA19]*[.$BA$1]+ [.BB19]*[.$BB$1]+ [.BC19]*[.$BC$1]+ [.BD19]*[.$BD$1]+ [.BE19]*[.$BE$1]+ [.BF19]*[.$BF$1]+ [.BG19]*[.$BG$1]+ [.BH19]*[.$BH$1]+ [.BI19]*[.$BI$1]+ [.BJ19]*[.$BJ$1]+ [.BK19]*[.$BK$1]+ [.BL19]*[.$BL$1]+ [.BM19]*[.$BM$1]+ [.BN19]*[.$BN$1]+ [.BO19]*[.$BO$1]+ [.BP19]*[.$BP$1]+ [.BQ19]*[.$BQ$1]+ [.BR19]*[.$BR$1]+ [.BS19]*[.$BS$1]+ [.BT19]*[.$BT$1]+ [.BU19]*[.$BU$1]+ [.BV19]*[.$BV$1]+ [.BW19]*[.$BW$1]+ [.BX19]*[.$BX$1]+ [.BY19]*[.$BY$1]+ [.BZ19]*[.$BZ$1]+ [.CA19]*[.$CA$1]+ [.CB19]*[.$CB$1]+ [.CC19]*[.$CC$1]+ [.CD19]*[.$CD$1]+ [.CE19]*[.$CE$1]+ [.CF19]*[.$CF$1]+ [.CG19]*[.$CG$1]+ [.CH19]*[.$CH$1]+ [.CI19]*[.$CI$1]+ [.CJ19]*[.$CJ$1]+ [.CK19]*[.$CK$1]+ [.CL19]*[.$CL$1]+ [.CM19]*[.$CM$1]+ [.CN19]*[.$CN$1]+ [.CO19]*[.$CO$1]+ [.CP19]*[.$CP$1]+ [.CQ19]*[.$CQ$1]+ [.CR19]*[.$CR$1]+ [.CS19]*[.$CS$1]+ [.CT19]*[.$CT$1]+ [.CU19]*[.$CU$1]+ [.CV19]*[.$CV$1]+ [.CW19]*[.$CW$1]+ [.CX19]*[.$CX$1]+ [.CY19]*[.$CY$1]+ [.CZ19]*[.$CZ$1]+ [.DA19]*[.$DA$1]+ [.DB19]*[.$DB$1]+ [.DC19]*[.$DC$1]+ [.DD19]*[.$DD$1]+ [.DE19]*[.$DE$1]+ [.DF19]*[.$DF$1]+ [.DG19]*[.$DG$1]+ [.DH19]*[.$DH$1]+ [.DI19]*[.$DI$1]+ [.DJ19]*[.$DJ$1]+ [.DK19]*[.$DK$1]+ [.DL19]*[.$DL$1]+ [.DM19]*[.$DM$1]+ [.DN19]*[.$DN$1]+ [.DO19]*[.$DO$1]+ [.DP19]*[.$DP$1]+ [.DQ19]*[.$DQ$1]+ [.DR19]*[.$DR$1]+ [.DS19]*[.$DS$1]+ [.DT19]*[.$DT$1]+ [.DU19]*[.$DU$1]+ [.DV19]*[.$DV$1]+ [.DW19]*[.$DW$1]+ [.DX19]*[.$DX$1]+ [.DY19]*[.$DY$1]+ [.DZ19]*[.$DZ$1]+ [.EA19]*[.$EA$1]+ [.EB19]*[.$EB$1]+ [.EC19]*[.$EC$1]+ [.ED19]*[.$ED$1]+ [.EE19]*[.$EE$1]+ [.EF19]*[.$EF$1]+ [.EG19]*[.$EG$1]+ [.EH19]*[.$EH$1]+ [.EI19]*[.$EI$1]+ [.EJ19]*[.$EJ$1]+ [.EK19]*[.$EK$1]+ [.EL19]*[.$EL$1]+ [.EM19]*[.$EM$1]+ [.EN19]*[.$EN$1]+ [.EO19]*[.$EO$1]+ [.EP19]*[.$EP$1]+ [.EQ19]*[.$EQ$1]+ [.ER19]*[.$ER$1]+ [.ES19]*[.$ES$1]+ [.ET19]*[.$ET$1]+ [.EU19]*[.$EU$1]+ [.EV19]*[.$EV$1]+ [.EW19]*[.$EW$1]+ [.EX19]*[.$EX$1]+ [.EY19]*[.$EY$1]+ [.EZ19]*[.$EZ$1]+ [.FA19]*[.$FA$1]+ [.FB19]*[.$FB$1]+ [.FC19]*[.$FC$1]+ [.FD19]*[.$FD$1]+ [.FE19]*[.$FE$1]+ [.FF19]*[.$FF$1]+ [.FG19]*[.$FG$1]+ [.FH19]*[.$FH$1]+ [.FI19]*[.$FI$1]+ [.FJ19]*[.$FJ$1]+ [.FK19]*[.$FK$1]+ [.FL19]*[.$FL$1]+ [.FM19]*[.$FM$1]+ [.FN19]*[.$FN$1]+ [.FO19]*[.$FO$1]+ [.FP19]*[.$FP$1]+ [.FQ19]*[.$FQ$1]+ [.FR19]*[.$FR$1]+ [.FS19]*[.$FS$1]+ [.FT19]*[.$FT$1]+ [.FU19]*[.$FU$1]+ [.FV19]*[.$FV$1]+ [.FW19]*[.$FW$1]+ [.FX19]*[.$FX$1]+ [.FY19]*[.$FY$1]+ [.FZ19]*[.$FZ$1]+ [.GA19]*[.$GA$1]+ [.GB19]*[.$GB$1]+ [.GC19]*[.$GC$1]+ [.GD19]*[.$GD$1]+ [.GE19]*[.$GE$1]+ [.GF19]*[.$GF$1]+ [.GG19]*[.$GG$1]+ [.GH19]*[.$GH$1]+ [.GI19]*[.$GI$1]+ [.GJ19]*[.$GJ$1]+ [.GK19]*[.$GK$1]+ [.GL19]*[.$GL$1]+ [.GM19]*[.$GM$1]+ [.GN19]*[.$GN$1]+ [.GO19]*[.$GO$1]+ [.GP19]*[.$GP$1]+ [.GQ19]*[.$GQ$1]+ [.GR19]*[.$GR$1]+ [.GS19]*[.$GS$1]+ [.GT19]*[.$GT$1]+ [.GU19]*[.$GU$1]+ [.GV19]*[.$GV$1]+ [.GW19]*[.$GW$1]+ [.GX19]*[.$GX$1]+ [.GY19]*[.$GY$1]+ [.GZ19]*[.$GZ$1]+ [.HA19]*[.$HA$1]+ [.HB19]*[.$HB$1]+ [.HC19]*[.$HC$1]+ [.HD19]*[.$HD$1]+ [.HE19]*[.$HE$1]+ [.HF19]*[.$HF$1]+ [.HG19]*[.$HG$1]+ [.HH19]*[.$HH$1]+ [.HI19]*[.$HI$1]+ [.HJ19]*[.$HJ$1]+ [.HK19]*[.$HK$1]+ [.HL19]*[.$HL$1]+ [.HM19]*[.$HM$1]+ [.HN19]*[.$HN$1]+ [.HO19]*[.$HO$1]+ [.HP19]*[.$HP$1]+ [.HQ19]*[.$HQ$1]+ [.HR19]*[.$HR$1]+ [.HS19]*[.$HS$1]+ [.HT19]*[.$HT$1]+ [.HU19]*[.$HU$1]+ [.HV19]*[.$HV$1]+ [.HW19]*[.$HW$1]+ [.HX19]*[.$HX$1]+ [.HY19]*[.$HY$1]+ [.HZ19]*[.$HZ$1]+ [.IA19]*[.$IA$1]+ [.IB19]*[.$IB$1]+ [.IC19]*[.$IC$1]+ [.ID19]*[.$ID$1]+ [.IE19]*[.$IE$1]+ [.IF19]*[.$IF$1]+ [.IG19]*[.$IG$1]+ [.IH19]*[.$IH$1]+ [.II19]*[.$II$1]+ [.IJ19]*[.$IJ$1]+ [.IK19]*[.$IK$1]+ [.IL19]*[.$IL$1]+ [.IM19]*[.$IM$1]+ [.IN19]*[.$IN$1]+ [.IO19]*[.$IO$1]+ [.IP19]*[.$IP$1]+ [.IQ19]*[.$IQ$1]+ [.IR19]*[.$IR$1]+ [.IS19]*[.$IS$1]+ [.IT19]*[.$IT$1]+ [.IU19]*[.$IU$1]+ [.IV19]*[.$IV$1]+ [.IW19]*[.$IW$1]+ [.IX19]*[.$IX$1]+ [.IY19]*[.$IY$1]+ [.IZ19]*[.$IZ$1]+ [.JA19]*[.$JA$1]+ [.JB19]*[.$JB$1]+ [.JC19]*[.$JC$1]+ [.JD19]*[.$JD$1]+ [.JE19]*[.$JE$1]+ [.JF19]*[.$JF$1]+ [.JG19]*[.$JG$1]+ [.JH19]*[.$JH$1]+ [.JI19]*[.$JI$1]+ [.JJ19]*[.$JJ$1]+ [.JK19]*[.$JK$1]+ [.JL19]*[.$JL$1]+ [.JM19]*[.$JM$1]+ [.JN19]*[.$JN$1]+ [.JO19]*[.$JO$1]+ [.JP19]*[.$JP$1]+ [.JQ19]*[.$JQ$1]+ [.JR19]*[.$JR$1]+ [.JS19]*[.$JS$1]+ [.JT19]*[.$JT$1]+ [.JU19]*[.$JU$1]+ [.JV19]*[.$JV$1]+ [.JW19]*[.$JW$1]+ [.JX19]*[.$JX$1]+ [.JY19]*[.$JY$1]+ [.JZ19]*[.$JZ$1]+ [.KA19]*[.$KA$1]+ [.KB19]*[.$KB$1]+ [.KC19]*[.$KC$1]+ [.KD19]*[.$KD$1]+ [.KE19]*[.$KE$1]+ [.KF19]*[.$KF$1]+ [.KG19]*[.$KG$1]+ [.KH19]*[.$KH$1]+ [.KI19]*[.$KI$1]+ [.KJ19]*[.$KJ$1]+ [.KK19]*[.$KK$1]+ [.KL19]*[.$KL$1]) /COUNT([.B19:.KL19]);0)" office:value-type="float" office:value="0" calcext:value-type="float">
            <text:p>0</text:p>
          </table:table-cell>
          <table:table-cell table:formula="of:=IF([.KN19]&lt;&gt;[.KM19];&quot;X&quot;;&quot;&quot;)">
            <text:p/>
          </table:table-cell>
        </table:table-row>
        <table:table-row table:style-name="ro1">
          <table:table-cell table:number-columns-repeated="298" office:value-type="float" office:value="0" calcext:value-type="float">
            <text:p>0</text:p>
          </table:table-cell>
          <table:table-cell table:formula="of:=ROUND(SUM([.B20:.KL20])/COUNT([.B20:.KL20]);0)" office:value-type="float" office:value="0" calcext:value-type="float">
            <text:p>0</text:p>
          </table:table-cell>
          <table:table-cell table:formula="of:=ROUND(([.B20]*[.$B$1]+ [.C20]*[.$C$1]+ [.D20]*[.$D$1]+ [.E20]*[.$E$1]+ [.F20]*[.$F$1]+ [.G20]*[.$G$1]+ [.H20]*[.$H$1]+ [.I20]*[.$I$1]+ [.J20]*[.$J$1]+ [.K20]*[.$K$1]+ [.L20]*[.$L$1]+ [.M20]*[.$M$1]+ [.N20]*[.$N$1]+ [.O20]*[.$O$1]+ [.P20]*[.$P$1]+ [.Q20]*[.$Q$1]+ [.R20]*[.$R$1]+ [.S20]*[.$S$1]+ [.T20]*[.$T$1]+ [.U20]*[.$U$1]+ [.V20]*[.$V$1]+ [.W20]*[.$W$1]+ [.X20]*[.$X$1]+ [.Y20]*[.$Y$1]+ [.Z20]*[.$Z$1]+ [.AA20]*[.$AA$1]+ [.AB20]*[.$AB$1]+ [.AC20]*[.$AC$1]+ [.AD20]*[.$AD$1]+ [.AE20]*[.$AE$1]+ [.AF20]*[.$AF$1]+ [.AG20]*[.$AG$1]+ [.AH20]*[.$AH$1]+ [.AI20]*[.$AI$1]+ [.AJ20]*[.$AJ$1]+ [.AK20]*[.$AK$1]+ [.AL20]*[.$AL$1]+ [.AM20]*[.$AM$1]+ [.AN20]*[.$AN$1]+ [.AO20]*[.$AO$1]+ [.AP20]*[.$AP$1]+ [.AQ20]*[.$AQ$1]+ [.AR20]*[.$AR$1]+ [.AS20]*[.$AS$1]+ [.AT20]*[.$AT$1]+ [.AU20]*[.$AU$1]+ [.AV20]*[.$AV$1]+ [.AW20]*[.$AW$1]+ [.AX20]*[.$AX$1]+ [.AY20]*[.$AY$1]+ [.AZ20]*[.$AZ$1]+ [.BA20]*[.$BA$1]+ [.BB20]*[.$BB$1]+ [.BC20]*[.$BC$1]+ [.BD20]*[.$BD$1]+ [.BE20]*[.$BE$1]+ [.BF20]*[.$BF$1]+ [.BG20]*[.$BG$1]+ [.BH20]*[.$BH$1]+ [.BI20]*[.$BI$1]+ [.BJ20]*[.$BJ$1]+ [.BK20]*[.$BK$1]+ [.BL20]*[.$BL$1]+ [.BM20]*[.$BM$1]+ [.BN20]*[.$BN$1]+ [.BO20]*[.$BO$1]+ [.BP20]*[.$BP$1]+ [.BQ20]*[.$BQ$1]+ [.BR20]*[.$BR$1]+ [.BS20]*[.$BS$1]+ [.BT20]*[.$BT$1]+ [.BU20]*[.$BU$1]+ [.BV20]*[.$BV$1]+ [.BW20]*[.$BW$1]+ [.BX20]*[.$BX$1]+ [.BY20]*[.$BY$1]+ [.BZ20]*[.$BZ$1]+ [.CA20]*[.$CA$1]+ [.CB20]*[.$CB$1]+ [.CC20]*[.$CC$1]+ [.CD20]*[.$CD$1]+ [.CE20]*[.$CE$1]+ [.CF20]*[.$CF$1]+ [.CG20]*[.$CG$1]+ [.CH20]*[.$CH$1]+ [.CI20]*[.$CI$1]+ [.CJ20]*[.$CJ$1]+ [.CK20]*[.$CK$1]+ [.CL20]*[.$CL$1]+ [.CM20]*[.$CM$1]+ [.CN20]*[.$CN$1]+ [.CO20]*[.$CO$1]+ [.CP20]*[.$CP$1]+ [.CQ20]*[.$CQ$1]+ [.CR20]*[.$CR$1]+ [.CS20]*[.$CS$1]+ [.CT20]*[.$CT$1]+ [.CU20]*[.$CU$1]+ [.CV20]*[.$CV$1]+ [.CW20]*[.$CW$1]+ [.CX20]*[.$CX$1]+ [.CY20]*[.$CY$1]+ [.CZ20]*[.$CZ$1]+ [.DA20]*[.$DA$1]+ [.DB20]*[.$DB$1]+ [.DC20]*[.$DC$1]+ [.DD20]*[.$DD$1]+ [.DE20]*[.$DE$1]+ [.DF20]*[.$DF$1]+ [.DG20]*[.$DG$1]+ [.DH20]*[.$DH$1]+ [.DI20]*[.$DI$1]+ [.DJ20]*[.$DJ$1]+ [.DK20]*[.$DK$1]+ [.DL20]*[.$DL$1]+ [.DM20]*[.$DM$1]+ [.DN20]*[.$DN$1]+ [.DO20]*[.$DO$1]+ [.DP20]*[.$DP$1]+ [.DQ20]*[.$DQ$1]+ [.DR20]*[.$DR$1]+ [.DS20]*[.$DS$1]+ [.DT20]*[.$DT$1]+ [.DU20]*[.$DU$1]+ [.DV20]*[.$DV$1]+ [.DW20]*[.$DW$1]+ [.DX20]*[.$DX$1]+ [.DY20]*[.$DY$1]+ [.DZ20]*[.$DZ$1]+ [.EA20]*[.$EA$1]+ [.EB20]*[.$EB$1]+ [.EC20]*[.$EC$1]+ [.ED20]*[.$ED$1]+ [.EE20]*[.$EE$1]+ [.EF20]*[.$EF$1]+ [.EG20]*[.$EG$1]+ [.EH20]*[.$EH$1]+ [.EI20]*[.$EI$1]+ [.EJ20]*[.$EJ$1]+ [.EK20]*[.$EK$1]+ [.EL20]*[.$EL$1]+ [.EM20]*[.$EM$1]+ [.EN20]*[.$EN$1]+ [.EO20]*[.$EO$1]+ [.EP20]*[.$EP$1]+ [.EQ20]*[.$EQ$1]+ [.ER20]*[.$ER$1]+ [.ES20]*[.$ES$1]+ [.ET20]*[.$ET$1]+ [.EU20]*[.$EU$1]+ [.EV20]*[.$EV$1]+ [.EW20]*[.$EW$1]+ [.EX20]*[.$EX$1]+ [.EY20]*[.$EY$1]+ [.EZ20]*[.$EZ$1]+ [.FA20]*[.$FA$1]+ [.FB20]*[.$FB$1]+ [.FC20]*[.$FC$1]+ [.FD20]*[.$FD$1]+ [.FE20]*[.$FE$1]+ [.FF20]*[.$FF$1]+ [.FG20]*[.$FG$1]+ [.FH20]*[.$FH$1]+ [.FI20]*[.$FI$1]+ [.FJ20]*[.$FJ$1]+ [.FK20]*[.$FK$1]+ [.FL20]*[.$FL$1]+ [.FM20]*[.$FM$1]+ [.FN20]*[.$FN$1]+ [.FO20]*[.$FO$1]+ [.FP20]*[.$FP$1]+ [.FQ20]*[.$FQ$1]+ [.FR20]*[.$FR$1]+ [.FS20]*[.$FS$1]+ [.FT20]*[.$FT$1]+ [.FU20]*[.$FU$1]+ [.FV20]*[.$FV$1]+ [.FW20]*[.$FW$1]+ [.FX20]*[.$FX$1]+ [.FY20]*[.$FY$1]+ [.FZ20]*[.$FZ$1]+ [.GA20]*[.$GA$1]+ [.GB20]*[.$GB$1]+ [.GC20]*[.$GC$1]+ [.GD20]*[.$GD$1]+ [.GE20]*[.$GE$1]+ [.GF20]*[.$GF$1]+ [.GG20]*[.$GG$1]+ [.GH20]*[.$GH$1]+ [.GI20]*[.$GI$1]+ [.GJ20]*[.$GJ$1]+ [.GK20]*[.$GK$1]+ [.GL20]*[.$GL$1]+ [.GM20]*[.$GM$1]+ [.GN20]*[.$GN$1]+ [.GO20]*[.$GO$1]+ [.GP20]*[.$GP$1]+ [.GQ20]*[.$GQ$1]+ [.GR20]*[.$GR$1]+ [.GS20]*[.$GS$1]+ [.GT20]*[.$GT$1]+ [.GU20]*[.$GU$1]+ [.GV20]*[.$GV$1]+ [.GW20]*[.$GW$1]+ [.GX20]*[.$GX$1]+ [.GY20]*[.$GY$1]+ [.GZ20]*[.$GZ$1]+ [.HA20]*[.$HA$1]+ [.HB20]*[.$HB$1]+ [.HC20]*[.$HC$1]+ [.HD20]*[.$HD$1]+ [.HE20]*[.$HE$1]+ [.HF20]*[.$HF$1]+ [.HG20]*[.$HG$1]+ [.HH20]*[.$HH$1]+ [.HI20]*[.$HI$1]+ [.HJ20]*[.$HJ$1]+ [.HK20]*[.$HK$1]+ [.HL20]*[.$HL$1]+ [.HM20]*[.$HM$1]+ [.HN20]*[.$HN$1]+ [.HO20]*[.$HO$1]+ [.HP20]*[.$HP$1]+ [.HQ20]*[.$HQ$1]+ [.HR20]*[.$HR$1]+ [.HS20]*[.$HS$1]+ [.HT20]*[.$HT$1]+ [.HU20]*[.$HU$1]+ [.HV20]*[.$HV$1]+ [.HW20]*[.$HW$1]+ [.HX20]*[.$HX$1]+ [.HY20]*[.$HY$1]+ [.HZ20]*[.$HZ$1]+ [.IA20]*[.$IA$1]+ [.IB20]*[.$IB$1]+ [.IC20]*[.$IC$1]+ [.ID20]*[.$ID$1]+ [.IE20]*[.$IE$1]+ [.IF20]*[.$IF$1]+ [.IG20]*[.$IG$1]+ [.IH20]*[.$IH$1]+ [.II20]*[.$II$1]+ [.IJ20]*[.$IJ$1]+ [.IK20]*[.$IK$1]+ [.IL20]*[.$IL$1]+ [.IM20]*[.$IM$1]+ [.IN20]*[.$IN$1]+ [.IO20]*[.$IO$1]+ [.IP20]*[.$IP$1]+ [.IQ20]*[.$IQ$1]+ [.IR20]*[.$IR$1]+ [.IS20]*[.$IS$1]+ [.IT20]*[.$IT$1]+ [.IU20]*[.$IU$1]+ [.IV20]*[.$IV$1]+ [.IW20]*[.$IW$1]+ [.IX20]*[.$IX$1]+ [.IY20]*[.$IY$1]+ [.IZ20]*[.$IZ$1]+ [.JA20]*[.$JA$1]+ [.JB20]*[.$JB$1]+ [.JC20]*[.$JC$1]+ [.JD20]*[.$JD$1]+ [.JE20]*[.$JE$1]+ [.JF20]*[.$JF$1]+ [.JG20]*[.$JG$1]+ [.JH20]*[.$JH$1]+ [.JI20]*[.$JI$1]+ [.JJ20]*[.$JJ$1]+ [.JK20]*[.$JK$1]+ [.JL20]*[.$JL$1]+ [.JM20]*[.$JM$1]+ [.JN20]*[.$JN$1]+ [.JO20]*[.$JO$1]+ [.JP20]*[.$JP$1]+ [.JQ20]*[.$JQ$1]+ [.JR20]*[.$JR$1]+ [.JS20]*[.$JS$1]+ [.JT20]*[.$JT$1]+ [.JU20]*[.$JU$1]+ [.JV20]*[.$JV$1]+ [.JW20]*[.$JW$1]+ [.JX20]*[.$JX$1]+ [.JY20]*[.$JY$1]+ [.JZ20]*[.$JZ$1]+ [.KA20]*[.$KA$1]+ [.KB20]*[.$KB$1]+ [.KC20]*[.$KC$1]+ [.KD20]*[.$KD$1]+ [.KE20]*[.$KE$1]+ [.KF20]*[.$KF$1]+ [.KG20]*[.$KG$1]+ [.KH20]*[.$KH$1]+ [.KI20]*[.$KI$1]+ [.KJ20]*[.$KJ$1]+ [.KK20]*[.$KK$1]+ [.KL20]*[.$KL$1]) /COUNT([.B20:.KL20]);0)" office:value-type="float" office:value="0" calcext:value-type="float">
            <text:p>0</text:p>
          </table:table-cell>
          <table:table-cell table:formula="of:=IF([.KN20]&lt;&gt;[.KM20];&quot;X&quot;;&quot;&quot;)">
            <text:p/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ROUND(SUM([.B21:.KL21])/COUNT([.B21:.KL21]);0)" office:value-type="float" office:value="0" calcext:value-type="float">
            <text:p>0</text:p>
          </table:table-cell>
          <table:table-cell table:formula="of:=ROUND(([.B21]*[.$B$1]+ [.C21]*[.$C$1]+ [.D21]*[.$D$1]+ [.E21]*[.$E$1]+ [.F21]*[.$F$1]+ [.G21]*[.$G$1]+ [.H21]*[.$H$1]+ [.I21]*[.$I$1]+ [.J21]*[.$J$1]+ [.K21]*[.$K$1]+ [.L21]*[.$L$1]+ [.M21]*[.$M$1]+ [.N21]*[.$N$1]+ [.O21]*[.$O$1]+ [.P21]*[.$P$1]+ [.Q21]*[.$Q$1]+ [.R21]*[.$R$1]+ [.S21]*[.$S$1]+ [.T21]*[.$T$1]+ [.U21]*[.$U$1]+ [.V21]*[.$V$1]+ [.W21]*[.$W$1]+ [.X21]*[.$X$1]+ [.Y21]*[.$Y$1]+ [.Z21]*[.$Z$1]+ [.AA21]*[.$AA$1]+ [.AB21]*[.$AB$1]+ [.AC21]*[.$AC$1]+ [.AD21]*[.$AD$1]+ [.AE21]*[.$AE$1]+ [.AF21]*[.$AF$1]+ [.AG21]*[.$AG$1]+ [.AH21]*[.$AH$1]+ [.AI21]*[.$AI$1]+ [.AJ21]*[.$AJ$1]+ [.AK21]*[.$AK$1]+ [.AL21]*[.$AL$1]+ [.AM21]*[.$AM$1]+ [.AN21]*[.$AN$1]+ [.AO21]*[.$AO$1]+ [.AP21]*[.$AP$1]+ [.AQ21]*[.$AQ$1]+ [.AR21]*[.$AR$1]+ [.AS21]*[.$AS$1]+ [.AT21]*[.$AT$1]+ [.AU21]*[.$AU$1]+ [.AV21]*[.$AV$1]+ [.AW21]*[.$AW$1]+ [.AX21]*[.$AX$1]+ [.AY21]*[.$AY$1]+ [.AZ21]*[.$AZ$1]+ [.BA21]*[.$BA$1]+ [.BB21]*[.$BB$1]+ [.BC21]*[.$BC$1]+ [.BD21]*[.$BD$1]+ [.BE21]*[.$BE$1]+ [.BF21]*[.$BF$1]+ [.BG21]*[.$BG$1]+ [.BH21]*[.$BH$1]+ [.BI21]*[.$BI$1]+ [.BJ21]*[.$BJ$1]+ [.BK21]*[.$BK$1]+ [.BL21]*[.$BL$1]+ [.BM21]*[.$BM$1]+ [.BN21]*[.$BN$1]+ [.BO21]*[.$BO$1]+ [.BP21]*[.$BP$1]+ [.BQ21]*[.$BQ$1]+ [.BR21]*[.$BR$1]+ [.BS21]*[.$BS$1]+ [.BT21]*[.$BT$1]+ [.BU21]*[.$BU$1]+ [.BV21]*[.$BV$1]+ [.BW21]*[.$BW$1]+ [.BX21]*[.$BX$1]+ [.BY21]*[.$BY$1]+ [.BZ21]*[.$BZ$1]+ [.CA21]*[.$CA$1]+ [.CB21]*[.$CB$1]+ [.CC21]*[.$CC$1]+ [.CD21]*[.$CD$1]+ [.CE21]*[.$CE$1]+ [.CF21]*[.$CF$1]+ [.CG21]*[.$CG$1]+ [.CH21]*[.$CH$1]+ [.CI21]*[.$CI$1]+ [.CJ21]*[.$CJ$1]+ [.CK21]*[.$CK$1]+ [.CL21]*[.$CL$1]+ [.CM21]*[.$CM$1]+ [.CN21]*[.$CN$1]+ [.CO21]*[.$CO$1]+ [.CP21]*[.$CP$1]+ [.CQ21]*[.$CQ$1]+ [.CR21]*[.$CR$1]+ [.CS21]*[.$CS$1]+ [.CT21]*[.$CT$1]+ [.CU21]*[.$CU$1]+ [.CV21]*[.$CV$1]+ [.CW21]*[.$CW$1]+ [.CX21]*[.$CX$1]+ [.CY21]*[.$CY$1]+ [.CZ21]*[.$CZ$1]+ [.DA21]*[.$DA$1]+ [.DB21]*[.$DB$1]+ [.DC21]*[.$DC$1]+ [.DD21]*[.$DD$1]+ [.DE21]*[.$DE$1]+ [.DF21]*[.$DF$1]+ [.DG21]*[.$DG$1]+ [.DH21]*[.$DH$1]+ [.DI21]*[.$DI$1]+ [.DJ21]*[.$DJ$1]+ [.DK21]*[.$DK$1]+ [.DL21]*[.$DL$1]+ [.DM21]*[.$DM$1]+ [.DN21]*[.$DN$1]+ [.DO21]*[.$DO$1]+ [.DP21]*[.$DP$1]+ [.DQ21]*[.$DQ$1]+ [.DR21]*[.$DR$1]+ [.DS21]*[.$DS$1]+ [.DT21]*[.$DT$1]+ [.DU21]*[.$DU$1]+ [.DV21]*[.$DV$1]+ [.DW21]*[.$DW$1]+ [.DX21]*[.$DX$1]+ [.DY21]*[.$DY$1]+ [.DZ21]*[.$DZ$1]+ [.EA21]*[.$EA$1]+ [.EB21]*[.$EB$1]+ [.EC21]*[.$EC$1]+ [.ED21]*[.$ED$1]+ [.EE21]*[.$EE$1]+ [.EF21]*[.$EF$1]+ [.EG21]*[.$EG$1]+ [.EH21]*[.$EH$1]+ [.EI21]*[.$EI$1]+ [.EJ21]*[.$EJ$1]+ [.EK21]*[.$EK$1]+ [.EL21]*[.$EL$1]+ [.EM21]*[.$EM$1]+ [.EN21]*[.$EN$1]+ [.EO21]*[.$EO$1]+ [.EP21]*[.$EP$1]+ [.EQ21]*[.$EQ$1]+ [.ER21]*[.$ER$1]+ [.ES21]*[.$ES$1]+ [.ET21]*[.$ET$1]+ [.EU21]*[.$EU$1]+ [.EV21]*[.$EV$1]+ [.EW21]*[.$EW$1]+ [.EX21]*[.$EX$1]+ [.EY21]*[.$EY$1]+ [.EZ21]*[.$EZ$1]+ [.FA21]*[.$FA$1]+ [.FB21]*[.$FB$1]+ [.FC21]*[.$FC$1]+ [.FD21]*[.$FD$1]+ [.FE21]*[.$FE$1]+ [.FF21]*[.$FF$1]+ [.FG21]*[.$FG$1]+ [.FH21]*[.$FH$1]+ [.FI21]*[.$FI$1]+ [.FJ21]*[.$FJ$1]+ [.FK21]*[.$FK$1]+ [.FL21]*[.$FL$1]+ [.FM21]*[.$FM$1]+ [.FN21]*[.$FN$1]+ [.FO21]*[.$FO$1]+ [.FP21]*[.$FP$1]+ [.FQ21]*[.$FQ$1]+ [.FR21]*[.$FR$1]+ [.FS21]*[.$FS$1]+ [.FT21]*[.$FT$1]+ [.FU21]*[.$FU$1]+ [.FV21]*[.$FV$1]+ [.FW21]*[.$FW$1]+ [.FX21]*[.$FX$1]+ [.FY21]*[.$FY$1]+ [.FZ21]*[.$FZ$1]+ [.GA21]*[.$GA$1]+ [.GB21]*[.$GB$1]+ [.GC21]*[.$GC$1]+ [.GD21]*[.$GD$1]+ [.GE21]*[.$GE$1]+ [.GF21]*[.$GF$1]+ [.GG21]*[.$GG$1]+ [.GH21]*[.$GH$1]+ [.GI21]*[.$GI$1]+ [.GJ21]*[.$GJ$1]+ [.GK21]*[.$GK$1]+ [.GL21]*[.$GL$1]+ [.GM21]*[.$GM$1]+ [.GN21]*[.$GN$1]+ [.GO21]*[.$GO$1]+ [.GP21]*[.$GP$1]+ [.GQ21]*[.$GQ$1]+ [.GR21]*[.$GR$1]+ [.GS21]*[.$GS$1]+ [.GT21]*[.$GT$1]+ [.GU21]*[.$GU$1]+ [.GV21]*[.$GV$1]+ [.GW21]*[.$GW$1]+ [.GX21]*[.$GX$1]+ [.GY21]*[.$GY$1]+ [.GZ21]*[.$GZ$1]+ [.HA21]*[.$HA$1]+ [.HB21]*[.$HB$1]+ [.HC21]*[.$HC$1]+ [.HD21]*[.$HD$1]+ [.HE21]*[.$HE$1]+ [.HF21]*[.$HF$1]+ [.HG21]*[.$HG$1]+ [.HH21]*[.$HH$1]+ [.HI21]*[.$HI$1]+ [.HJ21]*[.$HJ$1]+ [.HK21]*[.$HK$1]+ [.HL21]*[.$HL$1]+ [.HM21]*[.$HM$1]+ [.HN21]*[.$HN$1]+ [.HO21]*[.$HO$1]+ [.HP21]*[.$HP$1]+ [.HQ21]*[.$HQ$1]+ [.HR21]*[.$HR$1]+ [.HS21]*[.$HS$1]+ [.HT21]*[.$HT$1]+ [.HU21]*[.$HU$1]+ [.HV21]*[.$HV$1]+ [.HW21]*[.$HW$1]+ [.HX21]*[.$HX$1]+ [.HY21]*[.$HY$1]+ [.HZ21]*[.$HZ$1]+ [.IA21]*[.$IA$1]+ [.IB21]*[.$IB$1]+ [.IC21]*[.$IC$1]+ [.ID21]*[.$ID$1]+ [.IE21]*[.$IE$1]+ [.IF21]*[.$IF$1]+ [.IG21]*[.$IG$1]+ [.IH21]*[.$IH$1]+ [.II21]*[.$II$1]+ [.IJ21]*[.$IJ$1]+ [.IK21]*[.$IK$1]+ [.IL21]*[.$IL$1]+ [.IM21]*[.$IM$1]+ [.IN21]*[.$IN$1]+ [.IO21]*[.$IO$1]+ [.IP21]*[.$IP$1]+ [.IQ21]*[.$IQ$1]+ [.IR21]*[.$IR$1]+ [.IS21]*[.$IS$1]+ [.IT21]*[.$IT$1]+ [.IU21]*[.$IU$1]+ [.IV21]*[.$IV$1]+ [.IW21]*[.$IW$1]+ [.IX21]*[.$IX$1]+ [.IY21]*[.$IY$1]+ [.IZ21]*[.$IZ$1]+ [.JA21]*[.$JA$1]+ [.JB21]*[.$JB$1]+ [.JC21]*[.$JC$1]+ [.JD21]*[.$JD$1]+ [.JE21]*[.$JE$1]+ [.JF21]*[.$JF$1]+ [.JG21]*[.$JG$1]+ [.JH21]*[.$JH$1]+ [.JI21]*[.$JI$1]+ [.JJ21]*[.$JJ$1]+ [.JK21]*[.$JK$1]+ [.JL21]*[.$JL$1]+ [.JM21]*[.$JM$1]+ [.JN21]*[.$JN$1]+ [.JO21]*[.$JO$1]+ [.JP21]*[.$JP$1]+ [.JQ21]*[.$JQ$1]+ [.JR21]*[.$JR$1]+ [.JS21]*[.$JS$1]+ [.JT21]*[.$JT$1]+ [.JU21]*[.$JU$1]+ [.JV21]*[.$JV$1]+ [.JW21]*[.$JW$1]+ [.JX21]*[.$JX$1]+ [.JY21]*[.$JY$1]+ [.JZ21]*[.$JZ$1]+ [.KA21]*[.$KA$1]+ [.KB21]*[.$KB$1]+ [.KC21]*[.$KC$1]+ [.KD21]*[.$KD$1]+ [.KE21]*[.$KE$1]+ [.KF21]*[.$KF$1]+ [.KG21]*[.$KG$1]+ [.KH21]*[.$KH$1]+ [.KI21]*[.$KI$1]+ [.KJ21]*[.$KJ$1]+ [.KK21]*[.$KK$1]+ [.KL21]*[.$KL$1]) /COUNT([.B21:.KL21]);0)" office:value-type="float" office:value="0" calcext:value-type="float">
            <text:p>0</text:p>
          </table:table-cell>
          <table:table-cell table:formula="of:=IF([.KN21]&lt;&gt;[.KM21];&quot;X&quot;;&quot;&quot;)">
            <text:p/>
          </table:table-cell>
        </table:table-row>
        <table:table-row table:style-name="ro1">
          <table:table-cell table:number-columns-repeated="298" office:value-type="float" office:value="0" calcext:value-type="float">
            <text:p>0</text:p>
          </table:table-cell>
          <table:table-cell table:formula="of:=ROUND(SUM([.B22:.KL22])/COUNT([.B22:.KL22]);0)" office:value-type="float" office:value="0" calcext:value-type="float">
            <text:p>0</text:p>
          </table:table-cell>
          <table:table-cell table:formula="of:=ROUND(([.B22]*[.$B$1]+ [.C22]*[.$C$1]+ [.D22]*[.$D$1]+ [.E22]*[.$E$1]+ [.F22]*[.$F$1]+ [.G22]*[.$G$1]+ [.H22]*[.$H$1]+ [.I22]*[.$I$1]+ [.J22]*[.$J$1]+ [.K22]*[.$K$1]+ [.L22]*[.$L$1]+ [.M22]*[.$M$1]+ [.N22]*[.$N$1]+ [.O22]*[.$O$1]+ [.P22]*[.$P$1]+ [.Q22]*[.$Q$1]+ [.R22]*[.$R$1]+ [.S22]*[.$S$1]+ [.T22]*[.$T$1]+ [.U22]*[.$U$1]+ [.V22]*[.$V$1]+ [.W22]*[.$W$1]+ [.X22]*[.$X$1]+ [.Y22]*[.$Y$1]+ [.Z22]*[.$Z$1]+ [.AA22]*[.$AA$1]+ [.AB22]*[.$AB$1]+ [.AC22]*[.$AC$1]+ [.AD22]*[.$AD$1]+ [.AE22]*[.$AE$1]+ [.AF22]*[.$AF$1]+ [.AG22]*[.$AG$1]+ [.AH22]*[.$AH$1]+ [.AI22]*[.$AI$1]+ [.AJ22]*[.$AJ$1]+ [.AK22]*[.$AK$1]+ [.AL22]*[.$AL$1]+ [.AM22]*[.$AM$1]+ [.AN22]*[.$AN$1]+ [.AO22]*[.$AO$1]+ [.AP22]*[.$AP$1]+ [.AQ22]*[.$AQ$1]+ [.AR22]*[.$AR$1]+ [.AS22]*[.$AS$1]+ [.AT22]*[.$AT$1]+ [.AU22]*[.$AU$1]+ [.AV22]*[.$AV$1]+ [.AW22]*[.$AW$1]+ [.AX22]*[.$AX$1]+ [.AY22]*[.$AY$1]+ [.AZ22]*[.$AZ$1]+ [.BA22]*[.$BA$1]+ [.BB22]*[.$BB$1]+ [.BC22]*[.$BC$1]+ [.BD22]*[.$BD$1]+ [.BE22]*[.$BE$1]+ [.BF22]*[.$BF$1]+ [.BG22]*[.$BG$1]+ [.BH22]*[.$BH$1]+ [.BI22]*[.$BI$1]+ [.BJ22]*[.$BJ$1]+ [.BK22]*[.$BK$1]+ [.BL22]*[.$BL$1]+ [.BM22]*[.$BM$1]+ [.BN22]*[.$BN$1]+ [.BO22]*[.$BO$1]+ [.BP22]*[.$BP$1]+ [.BQ22]*[.$BQ$1]+ [.BR22]*[.$BR$1]+ [.BS22]*[.$BS$1]+ [.BT22]*[.$BT$1]+ [.BU22]*[.$BU$1]+ [.BV22]*[.$BV$1]+ [.BW22]*[.$BW$1]+ [.BX22]*[.$BX$1]+ [.BY22]*[.$BY$1]+ [.BZ22]*[.$BZ$1]+ [.CA22]*[.$CA$1]+ [.CB22]*[.$CB$1]+ [.CC22]*[.$CC$1]+ [.CD22]*[.$CD$1]+ [.CE22]*[.$CE$1]+ [.CF22]*[.$CF$1]+ [.CG22]*[.$CG$1]+ [.CH22]*[.$CH$1]+ [.CI22]*[.$CI$1]+ [.CJ22]*[.$CJ$1]+ [.CK22]*[.$CK$1]+ [.CL22]*[.$CL$1]+ [.CM22]*[.$CM$1]+ [.CN22]*[.$CN$1]+ [.CO22]*[.$CO$1]+ [.CP22]*[.$CP$1]+ [.CQ22]*[.$CQ$1]+ [.CR22]*[.$CR$1]+ [.CS22]*[.$CS$1]+ [.CT22]*[.$CT$1]+ [.CU22]*[.$CU$1]+ [.CV22]*[.$CV$1]+ [.CW22]*[.$CW$1]+ [.CX22]*[.$CX$1]+ [.CY22]*[.$CY$1]+ [.CZ22]*[.$CZ$1]+ [.DA22]*[.$DA$1]+ [.DB22]*[.$DB$1]+ [.DC22]*[.$DC$1]+ [.DD22]*[.$DD$1]+ [.DE22]*[.$DE$1]+ [.DF22]*[.$DF$1]+ [.DG22]*[.$DG$1]+ [.DH22]*[.$DH$1]+ [.DI22]*[.$DI$1]+ [.DJ22]*[.$DJ$1]+ [.DK22]*[.$DK$1]+ [.DL22]*[.$DL$1]+ [.DM22]*[.$DM$1]+ [.DN22]*[.$DN$1]+ [.DO22]*[.$DO$1]+ [.DP22]*[.$DP$1]+ [.DQ22]*[.$DQ$1]+ [.DR22]*[.$DR$1]+ [.DS22]*[.$DS$1]+ [.DT22]*[.$DT$1]+ [.DU22]*[.$DU$1]+ [.DV22]*[.$DV$1]+ [.DW22]*[.$DW$1]+ [.DX22]*[.$DX$1]+ [.DY22]*[.$DY$1]+ [.DZ22]*[.$DZ$1]+ [.EA22]*[.$EA$1]+ [.EB22]*[.$EB$1]+ [.EC22]*[.$EC$1]+ [.ED22]*[.$ED$1]+ [.EE22]*[.$EE$1]+ [.EF22]*[.$EF$1]+ [.EG22]*[.$EG$1]+ [.EH22]*[.$EH$1]+ [.EI22]*[.$EI$1]+ [.EJ22]*[.$EJ$1]+ [.EK22]*[.$EK$1]+ [.EL22]*[.$EL$1]+ [.EM22]*[.$EM$1]+ [.EN22]*[.$EN$1]+ [.EO22]*[.$EO$1]+ [.EP22]*[.$EP$1]+ [.EQ22]*[.$EQ$1]+ [.ER22]*[.$ER$1]+ [.ES22]*[.$ES$1]+ [.ET22]*[.$ET$1]+ [.EU22]*[.$EU$1]+ [.EV22]*[.$EV$1]+ [.EW22]*[.$EW$1]+ [.EX22]*[.$EX$1]+ [.EY22]*[.$EY$1]+ [.EZ22]*[.$EZ$1]+ [.FA22]*[.$FA$1]+ [.FB22]*[.$FB$1]+ [.FC22]*[.$FC$1]+ [.FD22]*[.$FD$1]+ [.FE22]*[.$FE$1]+ [.FF22]*[.$FF$1]+ [.FG22]*[.$FG$1]+ [.FH22]*[.$FH$1]+ [.FI22]*[.$FI$1]+ [.FJ22]*[.$FJ$1]+ [.FK22]*[.$FK$1]+ [.FL22]*[.$FL$1]+ [.FM22]*[.$FM$1]+ [.FN22]*[.$FN$1]+ [.FO22]*[.$FO$1]+ [.FP22]*[.$FP$1]+ [.FQ22]*[.$FQ$1]+ [.FR22]*[.$FR$1]+ [.FS22]*[.$FS$1]+ [.FT22]*[.$FT$1]+ [.FU22]*[.$FU$1]+ [.FV22]*[.$FV$1]+ [.FW22]*[.$FW$1]+ [.FX22]*[.$FX$1]+ [.FY22]*[.$FY$1]+ [.FZ22]*[.$FZ$1]+ [.GA22]*[.$GA$1]+ [.GB22]*[.$GB$1]+ [.GC22]*[.$GC$1]+ [.GD22]*[.$GD$1]+ [.GE22]*[.$GE$1]+ [.GF22]*[.$GF$1]+ [.GG22]*[.$GG$1]+ [.GH22]*[.$GH$1]+ [.GI22]*[.$GI$1]+ [.GJ22]*[.$GJ$1]+ [.GK22]*[.$GK$1]+ [.GL22]*[.$GL$1]+ [.GM22]*[.$GM$1]+ [.GN22]*[.$GN$1]+ [.GO22]*[.$GO$1]+ [.GP22]*[.$GP$1]+ [.GQ22]*[.$GQ$1]+ [.GR22]*[.$GR$1]+ [.GS22]*[.$GS$1]+ [.GT22]*[.$GT$1]+ [.GU22]*[.$GU$1]+ [.GV22]*[.$GV$1]+ [.GW22]*[.$GW$1]+ [.GX22]*[.$GX$1]+ [.GY22]*[.$GY$1]+ [.GZ22]*[.$GZ$1]+ [.HA22]*[.$HA$1]+ [.HB22]*[.$HB$1]+ [.HC22]*[.$HC$1]+ [.HD22]*[.$HD$1]+ [.HE22]*[.$HE$1]+ [.HF22]*[.$HF$1]+ [.HG22]*[.$HG$1]+ [.HH22]*[.$HH$1]+ [.HI22]*[.$HI$1]+ [.HJ22]*[.$HJ$1]+ [.HK22]*[.$HK$1]+ [.HL22]*[.$HL$1]+ [.HM22]*[.$HM$1]+ [.HN22]*[.$HN$1]+ [.HO22]*[.$HO$1]+ [.HP22]*[.$HP$1]+ [.HQ22]*[.$HQ$1]+ [.HR22]*[.$HR$1]+ [.HS22]*[.$HS$1]+ [.HT22]*[.$HT$1]+ [.HU22]*[.$HU$1]+ [.HV22]*[.$HV$1]+ [.HW22]*[.$HW$1]+ [.HX22]*[.$HX$1]+ [.HY22]*[.$HY$1]+ [.HZ22]*[.$HZ$1]+ [.IA22]*[.$IA$1]+ [.IB22]*[.$IB$1]+ [.IC22]*[.$IC$1]+ [.ID22]*[.$ID$1]+ [.IE22]*[.$IE$1]+ [.IF22]*[.$IF$1]+ [.IG22]*[.$IG$1]+ [.IH22]*[.$IH$1]+ [.II22]*[.$II$1]+ [.IJ22]*[.$IJ$1]+ [.IK22]*[.$IK$1]+ [.IL22]*[.$IL$1]+ [.IM22]*[.$IM$1]+ [.IN22]*[.$IN$1]+ [.IO22]*[.$IO$1]+ [.IP22]*[.$IP$1]+ [.IQ22]*[.$IQ$1]+ [.IR22]*[.$IR$1]+ [.IS22]*[.$IS$1]+ [.IT22]*[.$IT$1]+ [.IU22]*[.$IU$1]+ [.IV22]*[.$IV$1]+ [.IW22]*[.$IW$1]+ [.IX22]*[.$IX$1]+ [.IY22]*[.$IY$1]+ [.IZ22]*[.$IZ$1]+ [.JA22]*[.$JA$1]+ [.JB22]*[.$JB$1]+ [.JC22]*[.$JC$1]+ [.JD22]*[.$JD$1]+ [.JE22]*[.$JE$1]+ [.JF22]*[.$JF$1]+ [.JG22]*[.$JG$1]+ [.JH22]*[.$JH$1]+ [.JI22]*[.$JI$1]+ [.JJ22]*[.$JJ$1]+ [.JK22]*[.$JK$1]+ [.JL22]*[.$JL$1]+ [.JM22]*[.$JM$1]+ [.JN22]*[.$JN$1]+ [.JO22]*[.$JO$1]+ [.JP22]*[.$JP$1]+ [.JQ22]*[.$JQ$1]+ [.JR22]*[.$JR$1]+ [.JS22]*[.$JS$1]+ [.JT22]*[.$JT$1]+ [.JU22]*[.$JU$1]+ [.JV22]*[.$JV$1]+ [.JW22]*[.$JW$1]+ [.JX22]*[.$JX$1]+ [.JY22]*[.$JY$1]+ [.JZ22]*[.$JZ$1]+ [.KA22]*[.$KA$1]+ [.KB22]*[.$KB$1]+ [.KC22]*[.$KC$1]+ [.KD22]*[.$KD$1]+ [.KE22]*[.$KE$1]+ [.KF22]*[.$KF$1]+ [.KG22]*[.$KG$1]+ [.KH22]*[.$KH$1]+ [.KI22]*[.$KI$1]+ [.KJ22]*[.$KJ$1]+ [.KK22]*[.$KK$1]+ [.KL22]*[.$KL$1]) /COUNT([.B22:.KL22]);0)" office:value-type="float" office:value="0" calcext:value-type="float">
            <text:p>0</text:p>
          </table:table-cell>
          <table:table-cell table:formula="of:=IF([.KN22]&lt;&gt;[.KM22];&quot;X&quot;;&quot;&quot;)">
            <text:p/>
          </table:table-cell>
        </table:table-row>
        <table:table-row table:style-name="ro1">
          <table:table-cell table:number-columns-repeated="298" office:value-type="float" office:value="0" calcext:value-type="float">
            <text:p>0</text:p>
          </table:table-cell>
          <table:table-cell table:formula="of:=ROUND(SUM([.B23:.KL23])/COUNT([.B23:.KL23]);0)" office:value-type="float" office:value="0" calcext:value-type="float">
            <text:p>0</text:p>
          </table:table-cell>
          <table:table-cell table:formula="of:=ROUND(([.B23]*[.$B$1]+ [.C23]*[.$C$1]+ [.D23]*[.$D$1]+ [.E23]*[.$E$1]+ [.F23]*[.$F$1]+ [.G23]*[.$G$1]+ [.H23]*[.$H$1]+ [.I23]*[.$I$1]+ [.J23]*[.$J$1]+ [.K23]*[.$K$1]+ [.L23]*[.$L$1]+ [.M23]*[.$M$1]+ [.N23]*[.$N$1]+ [.O23]*[.$O$1]+ [.P23]*[.$P$1]+ [.Q23]*[.$Q$1]+ [.R23]*[.$R$1]+ [.S23]*[.$S$1]+ [.T23]*[.$T$1]+ [.U23]*[.$U$1]+ [.V23]*[.$V$1]+ [.W23]*[.$W$1]+ [.X23]*[.$X$1]+ [.Y23]*[.$Y$1]+ [.Z23]*[.$Z$1]+ [.AA23]*[.$AA$1]+ [.AB23]*[.$AB$1]+ [.AC23]*[.$AC$1]+ [.AD23]*[.$AD$1]+ [.AE23]*[.$AE$1]+ [.AF23]*[.$AF$1]+ [.AG23]*[.$AG$1]+ [.AH23]*[.$AH$1]+ [.AI23]*[.$AI$1]+ [.AJ23]*[.$AJ$1]+ [.AK23]*[.$AK$1]+ [.AL23]*[.$AL$1]+ [.AM23]*[.$AM$1]+ [.AN23]*[.$AN$1]+ [.AO23]*[.$AO$1]+ [.AP23]*[.$AP$1]+ [.AQ23]*[.$AQ$1]+ [.AR23]*[.$AR$1]+ [.AS23]*[.$AS$1]+ [.AT23]*[.$AT$1]+ [.AU23]*[.$AU$1]+ [.AV23]*[.$AV$1]+ [.AW23]*[.$AW$1]+ [.AX23]*[.$AX$1]+ [.AY23]*[.$AY$1]+ [.AZ23]*[.$AZ$1]+ [.BA23]*[.$BA$1]+ [.BB23]*[.$BB$1]+ [.BC23]*[.$BC$1]+ [.BD23]*[.$BD$1]+ [.BE23]*[.$BE$1]+ [.BF23]*[.$BF$1]+ [.BG23]*[.$BG$1]+ [.BH23]*[.$BH$1]+ [.BI23]*[.$BI$1]+ [.BJ23]*[.$BJ$1]+ [.BK23]*[.$BK$1]+ [.BL23]*[.$BL$1]+ [.BM23]*[.$BM$1]+ [.BN23]*[.$BN$1]+ [.BO23]*[.$BO$1]+ [.BP23]*[.$BP$1]+ [.BQ23]*[.$BQ$1]+ [.BR23]*[.$BR$1]+ [.BS23]*[.$BS$1]+ [.BT23]*[.$BT$1]+ [.BU23]*[.$BU$1]+ [.BV23]*[.$BV$1]+ [.BW23]*[.$BW$1]+ [.BX23]*[.$BX$1]+ [.BY23]*[.$BY$1]+ [.BZ23]*[.$BZ$1]+ [.CA23]*[.$CA$1]+ [.CB23]*[.$CB$1]+ [.CC23]*[.$CC$1]+ [.CD23]*[.$CD$1]+ [.CE23]*[.$CE$1]+ [.CF23]*[.$CF$1]+ [.CG23]*[.$CG$1]+ [.CH23]*[.$CH$1]+ [.CI23]*[.$CI$1]+ [.CJ23]*[.$CJ$1]+ [.CK23]*[.$CK$1]+ [.CL23]*[.$CL$1]+ [.CM23]*[.$CM$1]+ [.CN23]*[.$CN$1]+ [.CO23]*[.$CO$1]+ [.CP23]*[.$CP$1]+ [.CQ23]*[.$CQ$1]+ [.CR23]*[.$CR$1]+ [.CS23]*[.$CS$1]+ [.CT23]*[.$CT$1]+ [.CU23]*[.$CU$1]+ [.CV23]*[.$CV$1]+ [.CW23]*[.$CW$1]+ [.CX23]*[.$CX$1]+ [.CY23]*[.$CY$1]+ [.CZ23]*[.$CZ$1]+ [.DA23]*[.$DA$1]+ [.DB23]*[.$DB$1]+ [.DC23]*[.$DC$1]+ [.DD23]*[.$DD$1]+ [.DE23]*[.$DE$1]+ [.DF23]*[.$DF$1]+ [.DG23]*[.$DG$1]+ [.DH23]*[.$DH$1]+ [.DI23]*[.$DI$1]+ [.DJ23]*[.$DJ$1]+ [.DK23]*[.$DK$1]+ [.DL23]*[.$DL$1]+ [.DM23]*[.$DM$1]+ [.DN23]*[.$DN$1]+ [.DO23]*[.$DO$1]+ [.DP23]*[.$DP$1]+ [.DQ23]*[.$DQ$1]+ [.DR23]*[.$DR$1]+ [.DS23]*[.$DS$1]+ [.DT23]*[.$DT$1]+ [.DU23]*[.$DU$1]+ [.DV23]*[.$DV$1]+ [.DW23]*[.$DW$1]+ [.DX23]*[.$DX$1]+ [.DY23]*[.$DY$1]+ [.DZ23]*[.$DZ$1]+ [.EA23]*[.$EA$1]+ [.EB23]*[.$EB$1]+ [.EC23]*[.$EC$1]+ [.ED23]*[.$ED$1]+ [.EE23]*[.$EE$1]+ [.EF23]*[.$EF$1]+ [.EG23]*[.$EG$1]+ [.EH23]*[.$EH$1]+ [.EI23]*[.$EI$1]+ [.EJ23]*[.$EJ$1]+ [.EK23]*[.$EK$1]+ [.EL23]*[.$EL$1]+ [.EM23]*[.$EM$1]+ [.EN23]*[.$EN$1]+ [.EO23]*[.$EO$1]+ [.EP23]*[.$EP$1]+ [.EQ23]*[.$EQ$1]+ [.ER23]*[.$ER$1]+ [.ES23]*[.$ES$1]+ [.ET23]*[.$ET$1]+ [.EU23]*[.$EU$1]+ [.EV23]*[.$EV$1]+ [.EW23]*[.$EW$1]+ [.EX23]*[.$EX$1]+ [.EY23]*[.$EY$1]+ [.EZ23]*[.$EZ$1]+ [.FA23]*[.$FA$1]+ [.FB23]*[.$FB$1]+ [.FC23]*[.$FC$1]+ [.FD23]*[.$FD$1]+ [.FE23]*[.$FE$1]+ [.FF23]*[.$FF$1]+ [.FG23]*[.$FG$1]+ [.FH23]*[.$FH$1]+ [.FI23]*[.$FI$1]+ [.FJ23]*[.$FJ$1]+ [.FK23]*[.$FK$1]+ [.FL23]*[.$FL$1]+ [.FM23]*[.$FM$1]+ [.FN23]*[.$FN$1]+ [.FO23]*[.$FO$1]+ [.FP23]*[.$FP$1]+ [.FQ23]*[.$FQ$1]+ [.FR23]*[.$FR$1]+ [.FS23]*[.$FS$1]+ [.FT23]*[.$FT$1]+ [.FU23]*[.$FU$1]+ [.FV23]*[.$FV$1]+ [.FW23]*[.$FW$1]+ [.FX23]*[.$FX$1]+ [.FY23]*[.$FY$1]+ [.FZ23]*[.$FZ$1]+ [.GA23]*[.$GA$1]+ [.GB23]*[.$GB$1]+ [.GC23]*[.$GC$1]+ [.GD23]*[.$GD$1]+ [.GE23]*[.$GE$1]+ [.GF23]*[.$GF$1]+ [.GG23]*[.$GG$1]+ [.GH23]*[.$GH$1]+ [.GI23]*[.$GI$1]+ [.GJ23]*[.$GJ$1]+ [.GK23]*[.$GK$1]+ [.GL23]*[.$GL$1]+ [.GM23]*[.$GM$1]+ [.GN23]*[.$GN$1]+ [.GO23]*[.$GO$1]+ [.GP23]*[.$GP$1]+ [.GQ23]*[.$GQ$1]+ [.GR23]*[.$GR$1]+ [.GS23]*[.$GS$1]+ [.GT23]*[.$GT$1]+ [.GU23]*[.$GU$1]+ [.GV23]*[.$GV$1]+ [.GW23]*[.$GW$1]+ [.GX23]*[.$GX$1]+ [.GY23]*[.$GY$1]+ [.GZ23]*[.$GZ$1]+ [.HA23]*[.$HA$1]+ [.HB23]*[.$HB$1]+ [.HC23]*[.$HC$1]+ [.HD23]*[.$HD$1]+ [.HE23]*[.$HE$1]+ [.HF23]*[.$HF$1]+ [.HG23]*[.$HG$1]+ [.HH23]*[.$HH$1]+ [.HI23]*[.$HI$1]+ [.HJ23]*[.$HJ$1]+ [.HK23]*[.$HK$1]+ [.HL23]*[.$HL$1]+ [.HM23]*[.$HM$1]+ [.HN23]*[.$HN$1]+ [.HO23]*[.$HO$1]+ [.HP23]*[.$HP$1]+ [.HQ23]*[.$HQ$1]+ [.HR23]*[.$HR$1]+ [.HS23]*[.$HS$1]+ [.HT23]*[.$HT$1]+ [.HU23]*[.$HU$1]+ [.HV23]*[.$HV$1]+ [.HW23]*[.$HW$1]+ [.HX23]*[.$HX$1]+ [.HY23]*[.$HY$1]+ [.HZ23]*[.$HZ$1]+ [.IA23]*[.$IA$1]+ [.IB23]*[.$IB$1]+ [.IC23]*[.$IC$1]+ [.ID23]*[.$ID$1]+ [.IE23]*[.$IE$1]+ [.IF23]*[.$IF$1]+ [.IG23]*[.$IG$1]+ [.IH23]*[.$IH$1]+ [.II23]*[.$II$1]+ [.IJ23]*[.$IJ$1]+ [.IK23]*[.$IK$1]+ [.IL23]*[.$IL$1]+ [.IM23]*[.$IM$1]+ [.IN23]*[.$IN$1]+ [.IO23]*[.$IO$1]+ [.IP23]*[.$IP$1]+ [.IQ23]*[.$IQ$1]+ [.IR23]*[.$IR$1]+ [.IS23]*[.$IS$1]+ [.IT23]*[.$IT$1]+ [.IU23]*[.$IU$1]+ [.IV23]*[.$IV$1]+ [.IW23]*[.$IW$1]+ [.IX23]*[.$IX$1]+ [.IY23]*[.$IY$1]+ [.IZ23]*[.$IZ$1]+ [.JA23]*[.$JA$1]+ [.JB23]*[.$JB$1]+ [.JC23]*[.$JC$1]+ [.JD23]*[.$JD$1]+ [.JE23]*[.$JE$1]+ [.JF23]*[.$JF$1]+ [.JG23]*[.$JG$1]+ [.JH23]*[.$JH$1]+ [.JI23]*[.$JI$1]+ [.JJ23]*[.$JJ$1]+ [.JK23]*[.$JK$1]+ [.JL23]*[.$JL$1]+ [.JM23]*[.$JM$1]+ [.JN23]*[.$JN$1]+ [.JO23]*[.$JO$1]+ [.JP23]*[.$JP$1]+ [.JQ23]*[.$JQ$1]+ [.JR23]*[.$JR$1]+ [.JS23]*[.$JS$1]+ [.JT23]*[.$JT$1]+ [.JU23]*[.$JU$1]+ [.JV23]*[.$JV$1]+ [.JW23]*[.$JW$1]+ [.JX23]*[.$JX$1]+ [.JY23]*[.$JY$1]+ [.JZ23]*[.$JZ$1]+ [.KA23]*[.$KA$1]+ [.KB23]*[.$KB$1]+ [.KC23]*[.$KC$1]+ [.KD23]*[.$KD$1]+ [.KE23]*[.$KE$1]+ [.KF23]*[.$KF$1]+ [.KG23]*[.$KG$1]+ [.KH23]*[.$KH$1]+ [.KI23]*[.$KI$1]+ [.KJ23]*[.$KJ$1]+ [.KK23]*[.$KK$1]+ [.KL23]*[.$KL$1]) /COUNT([.B23:.KL23]);0)" office:value-type="float" office:value="0" calcext:value-type="float">
            <text:p>0</text:p>
          </table:table-cell>
          <table:table-cell table:formula="of:=IF([.KN23]&lt;&gt;[.KM23];&quot;X&quot;;&quot;&quot;)">
            <text:p/>
          </table:table-cell>
        </table:table-row>
        <table:table-row table:style-name="ro1">
          <table:table-cell table:number-columns-repeated="298" office:value-type="float" office:value="0" calcext:value-type="float">
            <text:p>0</text:p>
          </table:table-cell>
          <table:table-cell table:formula="of:=ROUND(SUM([.B24:.KL24])/COUNT([.B24:.KL24]);0)" office:value-type="float" office:value="0" calcext:value-type="float">
            <text:p>0</text:p>
          </table:table-cell>
          <table:table-cell table:formula="of:=ROUND(([.B24]*[.$B$1]+ [.C24]*[.$C$1]+ [.D24]*[.$D$1]+ [.E24]*[.$E$1]+ [.F24]*[.$F$1]+ [.G24]*[.$G$1]+ [.H24]*[.$H$1]+ [.I24]*[.$I$1]+ [.J24]*[.$J$1]+ [.K24]*[.$K$1]+ [.L24]*[.$L$1]+ [.M24]*[.$M$1]+ [.N24]*[.$N$1]+ [.O24]*[.$O$1]+ [.P24]*[.$P$1]+ [.Q24]*[.$Q$1]+ [.R24]*[.$R$1]+ [.S24]*[.$S$1]+ [.T24]*[.$T$1]+ [.U24]*[.$U$1]+ [.V24]*[.$V$1]+ [.W24]*[.$W$1]+ [.X24]*[.$X$1]+ [.Y24]*[.$Y$1]+ [.Z24]*[.$Z$1]+ [.AA24]*[.$AA$1]+ [.AB24]*[.$AB$1]+ [.AC24]*[.$AC$1]+ [.AD24]*[.$AD$1]+ [.AE24]*[.$AE$1]+ [.AF24]*[.$AF$1]+ [.AG24]*[.$AG$1]+ [.AH24]*[.$AH$1]+ [.AI24]*[.$AI$1]+ [.AJ24]*[.$AJ$1]+ [.AK24]*[.$AK$1]+ [.AL24]*[.$AL$1]+ [.AM24]*[.$AM$1]+ [.AN24]*[.$AN$1]+ [.AO24]*[.$AO$1]+ [.AP24]*[.$AP$1]+ [.AQ24]*[.$AQ$1]+ [.AR24]*[.$AR$1]+ [.AS24]*[.$AS$1]+ [.AT24]*[.$AT$1]+ [.AU24]*[.$AU$1]+ [.AV24]*[.$AV$1]+ [.AW24]*[.$AW$1]+ [.AX24]*[.$AX$1]+ [.AY24]*[.$AY$1]+ [.AZ24]*[.$AZ$1]+ [.BA24]*[.$BA$1]+ [.BB24]*[.$BB$1]+ [.BC24]*[.$BC$1]+ [.BD24]*[.$BD$1]+ [.BE24]*[.$BE$1]+ [.BF24]*[.$BF$1]+ [.BG24]*[.$BG$1]+ [.BH24]*[.$BH$1]+ [.BI24]*[.$BI$1]+ [.BJ24]*[.$BJ$1]+ [.BK24]*[.$BK$1]+ [.BL24]*[.$BL$1]+ [.BM24]*[.$BM$1]+ [.BN24]*[.$BN$1]+ [.BO24]*[.$BO$1]+ [.BP24]*[.$BP$1]+ [.BQ24]*[.$BQ$1]+ [.BR24]*[.$BR$1]+ [.BS24]*[.$BS$1]+ [.BT24]*[.$BT$1]+ [.BU24]*[.$BU$1]+ [.BV24]*[.$BV$1]+ [.BW24]*[.$BW$1]+ [.BX24]*[.$BX$1]+ [.BY24]*[.$BY$1]+ [.BZ24]*[.$BZ$1]+ [.CA24]*[.$CA$1]+ [.CB24]*[.$CB$1]+ [.CC24]*[.$CC$1]+ [.CD24]*[.$CD$1]+ [.CE24]*[.$CE$1]+ [.CF24]*[.$CF$1]+ [.CG24]*[.$CG$1]+ [.CH24]*[.$CH$1]+ [.CI24]*[.$CI$1]+ [.CJ24]*[.$CJ$1]+ [.CK24]*[.$CK$1]+ [.CL24]*[.$CL$1]+ [.CM24]*[.$CM$1]+ [.CN24]*[.$CN$1]+ [.CO24]*[.$CO$1]+ [.CP24]*[.$CP$1]+ [.CQ24]*[.$CQ$1]+ [.CR24]*[.$CR$1]+ [.CS24]*[.$CS$1]+ [.CT24]*[.$CT$1]+ [.CU24]*[.$CU$1]+ [.CV24]*[.$CV$1]+ [.CW24]*[.$CW$1]+ [.CX24]*[.$CX$1]+ [.CY24]*[.$CY$1]+ [.CZ24]*[.$CZ$1]+ [.DA24]*[.$DA$1]+ [.DB24]*[.$DB$1]+ [.DC24]*[.$DC$1]+ [.DD24]*[.$DD$1]+ [.DE24]*[.$DE$1]+ [.DF24]*[.$DF$1]+ [.DG24]*[.$DG$1]+ [.DH24]*[.$DH$1]+ [.DI24]*[.$DI$1]+ [.DJ24]*[.$DJ$1]+ [.DK24]*[.$DK$1]+ [.DL24]*[.$DL$1]+ [.DM24]*[.$DM$1]+ [.DN24]*[.$DN$1]+ [.DO24]*[.$DO$1]+ [.DP24]*[.$DP$1]+ [.DQ24]*[.$DQ$1]+ [.DR24]*[.$DR$1]+ [.DS24]*[.$DS$1]+ [.DT24]*[.$DT$1]+ [.DU24]*[.$DU$1]+ [.DV24]*[.$DV$1]+ [.DW24]*[.$DW$1]+ [.DX24]*[.$DX$1]+ [.DY24]*[.$DY$1]+ [.DZ24]*[.$DZ$1]+ [.EA24]*[.$EA$1]+ [.EB24]*[.$EB$1]+ [.EC24]*[.$EC$1]+ [.ED24]*[.$ED$1]+ [.EE24]*[.$EE$1]+ [.EF24]*[.$EF$1]+ [.EG24]*[.$EG$1]+ [.EH24]*[.$EH$1]+ [.EI24]*[.$EI$1]+ [.EJ24]*[.$EJ$1]+ [.EK24]*[.$EK$1]+ [.EL24]*[.$EL$1]+ [.EM24]*[.$EM$1]+ [.EN24]*[.$EN$1]+ [.EO24]*[.$EO$1]+ [.EP24]*[.$EP$1]+ [.EQ24]*[.$EQ$1]+ [.ER24]*[.$ER$1]+ [.ES24]*[.$ES$1]+ [.ET24]*[.$ET$1]+ [.EU24]*[.$EU$1]+ [.EV24]*[.$EV$1]+ [.EW24]*[.$EW$1]+ [.EX24]*[.$EX$1]+ [.EY24]*[.$EY$1]+ [.EZ24]*[.$EZ$1]+ [.FA24]*[.$FA$1]+ [.FB24]*[.$FB$1]+ [.FC24]*[.$FC$1]+ [.FD24]*[.$FD$1]+ [.FE24]*[.$FE$1]+ [.FF24]*[.$FF$1]+ [.FG24]*[.$FG$1]+ [.FH24]*[.$FH$1]+ [.FI24]*[.$FI$1]+ [.FJ24]*[.$FJ$1]+ [.FK24]*[.$FK$1]+ [.FL24]*[.$FL$1]+ [.FM24]*[.$FM$1]+ [.FN24]*[.$FN$1]+ [.FO24]*[.$FO$1]+ [.FP24]*[.$FP$1]+ [.FQ24]*[.$FQ$1]+ [.FR24]*[.$FR$1]+ [.FS24]*[.$FS$1]+ [.FT24]*[.$FT$1]+ [.FU24]*[.$FU$1]+ [.FV24]*[.$FV$1]+ [.FW24]*[.$FW$1]+ [.FX24]*[.$FX$1]+ [.FY24]*[.$FY$1]+ [.FZ24]*[.$FZ$1]+ [.GA24]*[.$GA$1]+ [.GB24]*[.$GB$1]+ [.GC24]*[.$GC$1]+ [.GD24]*[.$GD$1]+ [.GE24]*[.$GE$1]+ [.GF24]*[.$GF$1]+ [.GG24]*[.$GG$1]+ [.GH24]*[.$GH$1]+ [.GI24]*[.$GI$1]+ [.GJ24]*[.$GJ$1]+ [.GK24]*[.$GK$1]+ [.GL24]*[.$GL$1]+ [.GM24]*[.$GM$1]+ [.GN24]*[.$GN$1]+ [.GO24]*[.$GO$1]+ [.GP24]*[.$GP$1]+ [.GQ24]*[.$GQ$1]+ [.GR24]*[.$GR$1]+ [.GS24]*[.$GS$1]+ [.GT24]*[.$GT$1]+ [.GU24]*[.$GU$1]+ [.GV24]*[.$GV$1]+ [.GW24]*[.$GW$1]+ [.GX24]*[.$GX$1]+ [.GY24]*[.$GY$1]+ [.GZ24]*[.$GZ$1]+ [.HA24]*[.$HA$1]+ [.HB24]*[.$HB$1]+ [.HC24]*[.$HC$1]+ [.HD24]*[.$HD$1]+ [.HE24]*[.$HE$1]+ [.HF24]*[.$HF$1]+ [.HG24]*[.$HG$1]+ [.HH24]*[.$HH$1]+ [.HI24]*[.$HI$1]+ [.HJ24]*[.$HJ$1]+ [.HK24]*[.$HK$1]+ [.HL24]*[.$HL$1]+ [.HM24]*[.$HM$1]+ [.HN24]*[.$HN$1]+ [.HO24]*[.$HO$1]+ [.HP24]*[.$HP$1]+ [.HQ24]*[.$HQ$1]+ [.HR24]*[.$HR$1]+ [.HS24]*[.$HS$1]+ [.HT24]*[.$HT$1]+ [.HU24]*[.$HU$1]+ [.HV24]*[.$HV$1]+ [.HW24]*[.$HW$1]+ [.HX24]*[.$HX$1]+ [.HY24]*[.$HY$1]+ [.HZ24]*[.$HZ$1]+ [.IA24]*[.$IA$1]+ [.IB24]*[.$IB$1]+ [.IC24]*[.$IC$1]+ [.ID24]*[.$ID$1]+ [.IE24]*[.$IE$1]+ [.IF24]*[.$IF$1]+ [.IG24]*[.$IG$1]+ [.IH24]*[.$IH$1]+ [.II24]*[.$II$1]+ [.IJ24]*[.$IJ$1]+ [.IK24]*[.$IK$1]+ [.IL24]*[.$IL$1]+ [.IM24]*[.$IM$1]+ [.IN24]*[.$IN$1]+ [.IO24]*[.$IO$1]+ [.IP24]*[.$IP$1]+ [.IQ24]*[.$IQ$1]+ [.IR24]*[.$IR$1]+ [.IS24]*[.$IS$1]+ [.IT24]*[.$IT$1]+ [.IU24]*[.$IU$1]+ [.IV24]*[.$IV$1]+ [.IW24]*[.$IW$1]+ [.IX24]*[.$IX$1]+ [.IY24]*[.$IY$1]+ [.IZ24]*[.$IZ$1]+ [.JA24]*[.$JA$1]+ [.JB24]*[.$JB$1]+ [.JC24]*[.$JC$1]+ [.JD24]*[.$JD$1]+ [.JE24]*[.$JE$1]+ [.JF24]*[.$JF$1]+ [.JG24]*[.$JG$1]+ [.JH24]*[.$JH$1]+ [.JI24]*[.$JI$1]+ [.JJ24]*[.$JJ$1]+ [.JK24]*[.$JK$1]+ [.JL24]*[.$JL$1]+ [.JM24]*[.$JM$1]+ [.JN24]*[.$JN$1]+ [.JO24]*[.$JO$1]+ [.JP24]*[.$JP$1]+ [.JQ24]*[.$JQ$1]+ [.JR24]*[.$JR$1]+ [.JS24]*[.$JS$1]+ [.JT24]*[.$JT$1]+ [.JU24]*[.$JU$1]+ [.JV24]*[.$JV$1]+ [.JW24]*[.$JW$1]+ [.JX24]*[.$JX$1]+ [.JY24]*[.$JY$1]+ [.JZ24]*[.$JZ$1]+ [.KA24]*[.$KA$1]+ [.KB24]*[.$KB$1]+ [.KC24]*[.$KC$1]+ [.KD24]*[.$KD$1]+ [.KE24]*[.$KE$1]+ [.KF24]*[.$KF$1]+ [.KG24]*[.$KG$1]+ [.KH24]*[.$KH$1]+ [.KI24]*[.$KI$1]+ [.KJ24]*[.$KJ$1]+ [.KK24]*[.$KK$1]+ [.KL24]*[.$KL$1]) /COUNT([.B24:.KL24]);0)" office:value-type="float" office:value="0" calcext:value-type="float">
            <text:p>0</text:p>
          </table:table-cell>
          <table:table-cell table:formula="of:=IF([.KN24]&lt;&gt;[.KM24];&quot;X&quot;;&quot;&quot;)">
            <text:p/>
          </table:table-cell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ROUND(SUM([.B25:.KL25])/COUNT([.B25:.KL25]);0)" office:value-type="float" office:value="0" calcext:value-type="float">
            <text:p>0</text:p>
          </table:table-cell>
          <table:table-cell table:formula="of:=ROUND(([.B25]*[.$B$1]+ [.C25]*[.$C$1]+ [.D25]*[.$D$1]+ [.E25]*[.$E$1]+ [.F25]*[.$F$1]+ [.G25]*[.$G$1]+ [.H25]*[.$H$1]+ [.I25]*[.$I$1]+ [.J25]*[.$J$1]+ [.K25]*[.$K$1]+ [.L25]*[.$L$1]+ [.M25]*[.$M$1]+ [.N25]*[.$N$1]+ [.O25]*[.$O$1]+ [.P25]*[.$P$1]+ [.Q25]*[.$Q$1]+ [.R25]*[.$R$1]+ [.S25]*[.$S$1]+ [.T25]*[.$T$1]+ [.U25]*[.$U$1]+ [.V25]*[.$V$1]+ [.W25]*[.$W$1]+ [.X25]*[.$X$1]+ [.Y25]*[.$Y$1]+ [.Z25]*[.$Z$1]+ [.AA25]*[.$AA$1]+ [.AB25]*[.$AB$1]+ [.AC25]*[.$AC$1]+ [.AD25]*[.$AD$1]+ [.AE25]*[.$AE$1]+ [.AF25]*[.$AF$1]+ [.AG25]*[.$AG$1]+ [.AH25]*[.$AH$1]+ [.AI25]*[.$AI$1]+ [.AJ25]*[.$AJ$1]+ [.AK25]*[.$AK$1]+ [.AL25]*[.$AL$1]+ [.AM25]*[.$AM$1]+ [.AN25]*[.$AN$1]+ [.AO25]*[.$AO$1]+ [.AP25]*[.$AP$1]+ [.AQ25]*[.$AQ$1]+ [.AR25]*[.$AR$1]+ [.AS25]*[.$AS$1]+ [.AT25]*[.$AT$1]+ [.AU25]*[.$AU$1]+ [.AV25]*[.$AV$1]+ [.AW25]*[.$AW$1]+ [.AX25]*[.$AX$1]+ [.AY25]*[.$AY$1]+ [.AZ25]*[.$AZ$1]+ [.BA25]*[.$BA$1]+ [.BB25]*[.$BB$1]+ [.BC25]*[.$BC$1]+ [.BD25]*[.$BD$1]+ [.BE25]*[.$BE$1]+ [.BF25]*[.$BF$1]+ [.BG25]*[.$BG$1]+ [.BH25]*[.$BH$1]+ [.BI25]*[.$BI$1]+ [.BJ25]*[.$BJ$1]+ [.BK25]*[.$BK$1]+ [.BL25]*[.$BL$1]+ [.BM25]*[.$BM$1]+ [.BN25]*[.$BN$1]+ [.BO25]*[.$BO$1]+ [.BP25]*[.$BP$1]+ [.BQ25]*[.$BQ$1]+ [.BR25]*[.$BR$1]+ [.BS25]*[.$BS$1]+ [.BT25]*[.$BT$1]+ [.BU25]*[.$BU$1]+ [.BV25]*[.$BV$1]+ [.BW25]*[.$BW$1]+ [.BX25]*[.$BX$1]+ [.BY25]*[.$BY$1]+ [.BZ25]*[.$BZ$1]+ [.CA25]*[.$CA$1]+ [.CB25]*[.$CB$1]+ [.CC25]*[.$CC$1]+ [.CD25]*[.$CD$1]+ [.CE25]*[.$CE$1]+ [.CF25]*[.$CF$1]+ [.CG25]*[.$CG$1]+ [.CH25]*[.$CH$1]+ [.CI25]*[.$CI$1]+ [.CJ25]*[.$CJ$1]+ [.CK25]*[.$CK$1]+ [.CL25]*[.$CL$1]+ [.CM25]*[.$CM$1]+ [.CN25]*[.$CN$1]+ [.CO25]*[.$CO$1]+ [.CP25]*[.$CP$1]+ [.CQ25]*[.$CQ$1]+ [.CR25]*[.$CR$1]+ [.CS25]*[.$CS$1]+ [.CT25]*[.$CT$1]+ [.CU25]*[.$CU$1]+ [.CV25]*[.$CV$1]+ [.CW25]*[.$CW$1]+ [.CX25]*[.$CX$1]+ [.CY25]*[.$CY$1]+ [.CZ25]*[.$CZ$1]+ [.DA25]*[.$DA$1]+ [.DB25]*[.$DB$1]+ [.DC25]*[.$DC$1]+ [.DD25]*[.$DD$1]+ [.DE25]*[.$DE$1]+ [.DF25]*[.$DF$1]+ [.DG25]*[.$DG$1]+ [.DH25]*[.$DH$1]+ [.DI25]*[.$DI$1]+ [.DJ25]*[.$DJ$1]+ [.DK25]*[.$DK$1]+ [.DL25]*[.$DL$1]+ [.DM25]*[.$DM$1]+ [.DN25]*[.$DN$1]+ [.DO25]*[.$DO$1]+ [.DP25]*[.$DP$1]+ [.DQ25]*[.$DQ$1]+ [.DR25]*[.$DR$1]+ [.DS25]*[.$DS$1]+ [.DT25]*[.$DT$1]+ [.DU25]*[.$DU$1]+ [.DV25]*[.$DV$1]+ [.DW25]*[.$DW$1]+ [.DX25]*[.$DX$1]+ [.DY25]*[.$DY$1]+ [.DZ25]*[.$DZ$1]+ [.EA25]*[.$EA$1]+ [.EB25]*[.$EB$1]+ [.EC25]*[.$EC$1]+ [.ED25]*[.$ED$1]+ [.EE25]*[.$EE$1]+ [.EF25]*[.$EF$1]+ [.EG25]*[.$EG$1]+ [.EH25]*[.$EH$1]+ [.EI25]*[.$EI$1]+ [.EJ25]*[.$EJ$1]+ [.EK25]*[.$EK$1]+ [.EL25]*[.$EL$1]+ [.EM25]*[.$EM$1]+ [.EN25]*[.$EN$1]+ [.EO25]*[.$EO$1]+ [.EP25]*[.$EP$1]+ [.EQ25]*[.$EQ$1]+ [.ER25]*[.$ER$1]+ [.ES25]*[.$ES$1]+ [.ET25]*[.$ET$1]+ [.EU25]*[.$EU$1]+ [.EV25]*[.$EV$1]+ [.EW25]*[.$EW$1]+ [.EX25]*[.$EX$1]+ [.EY25]*[.$EY$1]+ [.EZ25]*[.$EZ$1]+ [.FA25]*[.$FA$1]+ [.FB25]*[.$FB$1]+ [.FC25]*[.$FC$1]+ [.FD25]*[.$FD$1]+ [.FE25]*[.$FE$1]+ [.FF25]*[.$FF$1]+ [.FG25]*[.$FG$1]+ [.FH25]*[.$FH$1]+ [.FI25]*[.$FI$1]+ [.FJ25]*[.$FJ$1]+ [.FK25]*[.$FK$1]+ [.FL25]*[.$FL$1]+ [.FM25]*[.$FM$1]+ [.FN25]*[.$FN$1]+ [.FO25]*[.$FO$1]+ [.FP25]*[.$FP$1]+ [.FQ25]*[.$FQ$1]+ [.FR25]*[.$FR$1]+ [.FS25]*[.$FS$1]+ [.FT25]*[.$FT$1]+ [.FU25]*[.$FU$1]+ [.FV25]*[.$FV$1]+ [.FW25]*[.$FW$1]+ [.FX25]*[.$FX$1]+ [.FY25]*[.$FY$1]+ [.FZ25]*[.$FZ$1]+ [.GA25]*[.$GA$1]+ [.GB25]*[.$GB$1]+ [.GC25]*[.$GC$1]+ [.GD25]*[.$GD$1]+ [.GE25]*[.$GE$1]+ [.GF25]*[.$GF$1]+ [.GG25]*[.$GG$1]+ [.GH25]*[.$GH$1]+ [.GI25]*[.$GI$1]+ [.GJ25]*[.$GJ$1]+ [.GK25]*[.$GK$1]+ [.GL25]*[.$GL$1]+ [.GM25]*[.$GM$1]+ [.GN25]*[.$GN$1]+ [.GO25]*[.$GO$1]+ [.GP25]*[.$GP$1]+ [.GQ25]*[.$GQ$1]+ [.GR25]*[.$GR$1]+ [.GS25]*[.$GS$1]+ [.GT25]*[.$GT$1]+ [.GU25]*[.$GU$1]+ [.GV25]*[.$GV$1]+ [.GW25]*[.$GW$1]+ [.GX25]*[.$GX$1]+ [.GY25]*[.$GY$1]+ [.GZ25]*[.$GZ$1]+ [.HA25]*[.$HA$1]+ [.HB25]*[.$HB$1]+ [.HC25]*[.$HC$1]+ [.HD25]*[.$HD$1]+ [.HE25]*[.$HE$1]+ [.HF25]*[.$HF$1]+ [.HG25]*[.$HG$1]+ [.HH25]*[.$HH$1]+ [.HI25]*[.$HI$1]+ [.HJ25]*[.$HJ$1]+ [.HK25]*[.$HK$1]+ [.HL25]*[.$HL$1]+ [.HM25]*[.$HM$1]+ [.HN25]*[.$HN$1]+ [.HO25]*[.$HO$1]+ [.HP25]*[.$HP$1]+ [.HQ25]*[.$HQ$1]+ [.HR25]*[.$HR$1]+ [.HS25]*[.$HS$1]+ [.HT25]*[.$HT$1]+ [.HU25]*[.$HU$1]+ [.HV25]*[.$HV$1]+ [.HW25]*[.$HW$1]+ [.HX25]*[.$HX$1]+ [.HY25]*[.$HY$1]+ [.HZ25]*[.$HZ$1]+ [.IA25]*[.$IA$1]+ [.IB25]*[.$IB$1]+ [.IC25]*[.$IC$1]+ [.ID25]*[.$ID$1]+ [.IE25]*[.$IE$1]+ [.IF25]*[.$IF$1]+ [.IG25]*[.$IG$1]+ [.IH25]*[.$IH$1]+ [.II25]*[.$II$1]+ [.IJ25]*[.$IJ$1]+ [.IK25]*[.$IK$1]+ [.IL25]*[.$IL$1]+ [.IM25]*[.$IM$1]+ [.IN25]*[.$IN$1]+ [.IO25]*[.$IO$1]+ [.IP25]*[.$IP$1]+ [.IQ25]*[.$IQ$1]+ [.IR25]*[.$IR$1]+ [.IS25]*[.$IS$1]+ [.IT25]*[.$IT$1]+ [.IU25]*[.$IU$1]+ [.IV25]*[.$IV$1]+ [.IW25]*[.$IW$1]+ [.IX25]*[.$IX$1]+ [.IY25]*[.$IY$1]+ [.IZ25]*[.$IZ$1]+ [.JA25]*[.$JA$1]+ [.JB25]*[.$JB$1]+ [.JC25]*[.$JC$1]+ [.JD25]*[.$JD$1]+ [.JE25]*[.$JE$1]+ [.JF25]*[.$JF$1]+ [.JG25]*[.$JG$1]+ [.JH25]*[.$JH$1]+ [.JI25]*[.$JI$1]+ [.JJ25]*[.$JJ$1]+ [.JK25]*[.$JK$1]+ [.JL25]*[.$JL$1]+ [.JM25]*[.$JM$1]+ [.JN25]*[.$JN$1]+ [.JO25]*[.$JO$1]+ [.JP25]*[.$JP$1]+ [.JQ25]*[.$JQ$1]+ [.JR25]*[.$JR$1]+ [.JS25]*[.$JS$1]+ [.JT25]*[.$JT$1]+ [.JU25]*[.$JU$1]+ [.JV25]*[.$JV$1]+ [.JW25]*[.$JW$1]+ [.JX25]*[.$JX$1]+ [.JY25]*[.$JY$1]+ [.JZ25]*[.$JZ$1]+ [.KA25]*[.$KA$1]+ [.KB25]*[.$KB$1]+ [.KC25]*[.$KC$1]+ [.KD25]*[.$KD$1]+ [.KE25]*[.$KE$1]+ [.KF25]*[.$KF$1]+ [.KG25]*[.$KG$1]+ [.KH25]*[.$KH$1]+ [.KI25]*[.$KI$1]+ [.KJ25]*[.$KJ$1]+ [.KK25]*[.$KK$1]+ [.KL25]*[.$KL$1]) /COUNT([.B25:.KL25]);0)" office:value-type="float" office:value="0" calcext:value-type="float">
            <text:p>0</text:p>
          </table:table-cell>
          <table:table-cell table:formula="of:=IF([.KN25]&lt;&gt;[.KM25];&quot;X&quot;;&quot;&quot;)">
            <text:p/>
          </table:table-cell>
        </table:table-row>
        <table:table-row table:style-name="ro1">
          <table:table-cell table:number-columns-repeated="1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ROUND(SUM([.B26:.KL26])/COUNT([.B26:.KL26]);0)" office:value-type="float" office:value="0" calcext:value-type="float">
            <text:p>0</text:p>
          </table:table-cell>
          <table:table-cell table:formula="of:=ROUND(([.B26]*[.$B$1]+ [.C26]*[.$C$1]+ [.D26]*[.$D$1]+ [.E26]*[.$E$1]+ [.F26]*[.$F$1]+ [.G26]*[.$G$1]+ [.H26]*[.$H$1]+ [.I26]*[.$I$1]+ [.J26]*[.$J$1]+ [.K26]*[.$K$1]+ [.L26]*[.$L$1]+ [.M26]*[.$M$1]+ [.N26]*[.$N$1]+ [.O26]*[.$O$1]+ [.P26]*[.$P$1]+ [.Q26]*[.$Q$1]+ [.R26]*[.$R$1]+ [.S26]*[.$S$1]+ [.T26]*[.$T$1]+ [.U26]*[.$U$1]+ [.V26]*[.$V$1]+ [.W26]*[.$W$1]+ [.X26]*[.$X$1]+ [.Y26]*[.$Y$1]+ [.Z26]*[.$Z$1]+ [.AA26]*[.$AA$1]+ [.AB26]*[.$AB$1]+ [.AC26]*[.$AC$1]+ [.AD26]*[.$AD$1]+ [.AE26]*[.$AE$1]+ [.AF26]*[.$AF$1]+ [.AG26]*[.$AG$1]+ [.AH26]*[.$AH$1]+ [.AI26]*[.$AI$1]+ [.AJ26]*[.$AJ$1]+ [.AK26]*[.$AK$1]+ [.AL26]*[.$AL$1]+ [.AM26]*[.$AM$1]+ [.AN26]*[.$AN$1]+ [.AO26]*[.$AO$1]+ [.AP26]*[.$AP$1]+ [.AQ26]*[.$AQ$1]+ [.AR26]*[.$AR$1]+ [.AS26]*[.$AS$1]+ [.AT26]*[.$AT$1]+ [.AU26]*[.$AU$1]+ [.AV26]*[.$AV$1]+ [.AW26]*[.$AW$1]+ [.AX26]*[.$AX$1]+ [.AY26]*[.$AY$1]+ [.AZ26]*[.$AZ$1]+ [.BA26]*[.$BA$1]+ [.BB26]*[.$BB$1]+ [.BC26]*[.$BC$1]+ [.BD26]*[.$BD$1]+ [.BE26]*[.$BE$1]+ [.BF26]*[.$BF$1]+ [.BG26]*[.$BG$1]+ [.BH26]*[.$BH$1]+ [.BI26]*[.$BI$1]+ [.BJ26]*[.$BJ$1]+ [.BK26]*[.$BK$1]+ [.BL26]*[.$BL$1]+ [.BM26]*[.$BM$1]+ [.BN26]*[.$BN$1]+ [.BO26]*[.$BO$1]+ [.BP26]*[.$BP$1]+ [.BQ26]*[.$BQ$1]+ [.BR26]*[.$BR$1]+ [.BS26]*[.$BS$1]+ [.BT26]*[.$BT$1]+ [.BU26]*[.$BU$1]+ [.BV26]*[.$BV$1]+ [.BW26]*[.$BW$1]+ [.BX26]*[.$BX$1]+ [.BY26]*[.$BY$1]+ [.BZ26]*[.$BZ$1]+ [.CA26]*[.$CA$1]+ [.CB26]*[.$CB$1]+ [.CC26]*[.$CC$1]+ [.CD26]*[.$CD$1]+ [.CE26]*[.$CE$1]+ [.CF26]*[.$CF$1]+ [.CG26]*[.$CG$1]+ [.CH26]*[.$CH$1]+ [.CI26]*[.$CI$1]+ [.CJ26]*[.$CJ$1]+ [.CK26]*[.$CK$1]+ [.CL26]*[.$CL$1]+ [.CM26]*[.$CM$1]+ [.CN26]*[.$CN$1]+ [.CO26]*[.$CO$1]+ [.CP26]*[.$CP$1]+ [.CQ26]*[.$CQ$1]+ [.CR26]*[.$CR$1]+ [.CS26]*[.$CS$1]+ [.CT26]*[.$CT$1]+ [.CU26]*[.$CU$1]+ [.CV26]*[.$CV$1]+ [.CW26]*[.$CW$1]+ [.CX26]*[.$CX$1]+ [.CY26]*[.$CY$1]+ [.CZ26]*[.$CZ$1]+ [.DA26]*[.$DA$1]+ [.DB26]*[.$DB$1]+ [.DC26]*[.$DC$1]+ [.DD26]*[.$DD$1]+ [.DE26]*[.$DE$1]+ [.DF26]*[.$DF$1]+ [.DG26]*[.$DG$1]+ [.DH26]*[.$DH$1]+ [.DI26]*[.$DI$1]+ [.DJ26]*[.$DJ$1]+ [.DK26]*[.$DK$1]+ [.DL26]*[.$DL$1]+ [.DM26]*[.$DM$1]+ [.DN26]*[.$DN$1]+ [.DO26]*[.$DO$1]+ [.DP26]*[.$DP$1]+ [.DQ26]*[.$DQ$1]+ [.DR26]*[.$DR$1]+ [.DS26]*[.$DS$1]+ [.DT26]*[.$DT$1]+ [.DU26]*[.$DU$1]+ [.DV26]*[.$DV$1]+ [.DW26]*[.$DW$1]+ [.DX26]*[.$DX$1]+ [.DY26]*[.$DY$1]+ [.DZ26]*[.$DZ$1]+ [.EA26]*[.$EA$1]+ [.EB26]*[.$EB$1]+ [.EC26]*[.$EC$1]+ [.ED26]*[.$ED$1]+ [.EE26]*[.$EE$1]+ [.EF26]*[.$EF$1]+ [.EG26]*[.$EG$1]+ [.EH26]*[.$EH$1]+ [.EI26]*[.$EI$1]+ [.EJ26]*[.$EJ$1]+ [.EK26]*[.$EK$1]+ [.EL26]*[.$EL$1]+ [.EM26]*[.$EM$1]+ [.EN26]*[.$EN$1]+ [.EO26]*[.$EO$1]+ [.EP26]*[.$EP$1]+ [.EQ26]*[.$EQ$1]+ [.ER26]*[.$ER$1]+ [.ES26]*[.$ES$1]+ [.ET26]*[.$ET$1]+ [.EU26]*[.$EU$1]+ [.EV26]*[.$EV$1]+ [.EW26]*[.$EW$1]+ [.EX26]*[.$EX$1]+ [.EY26]*[.$EY$1]+ [.EZ26]*[.$EZ$1]+ [.FA26]*[.$FA$1]+ [.FB26]*[.$FB$1]+ [.FC26]*[.$FC$1]+ [.FD26]*[.$FD$1]+ [.FE26]*[.$FE$1]+ [.FF26]*[.$FF$1]+ [.FG26]*[.$FG$1]+ [.FH26]*[.$FH$1]+ [.FI26]*[.$FI$1]+ [.FJ26]*[.$FJ$1]+ [.FK26]*[.$FK$1]+ [.FL26]*[.$FL$1]+ [.FM26]*[.$FM$1]+ [.FN26]*[.$FN$1]+ [.FO26]*[.$FO$1]+ [.FP26]*[.$FP$1]+ [.FQ26]*[.$FQ$1]+ [.FR26]*[.$FR$1]+ [.FS26]*[.$FS$1]+ [.FT26]*[.$FT$1]+ [.FU26]*[.$FU$1]+ [.FV26]*[.$FV$1]+ [.FW26]*[.$FW$1]+ [.FX26]*[.$FX$1]+ [.FY26]*[.$FY$1]+ [.FZ26]*[.$FZ$1]+ [.GA26]*[.$GA$1]+ [.GB26]*[.$GB$1]+ [.GC26]*[.$GC$1]+ [.GD26]*[.$GD$1]+ [.GE26]*[.$GE$1]+ [.GF26]*[.$GF$1]+ [.GG26]*[.$GG$1]+ [.GH26]*[.$GH$1]+ [.GI26]*[.$GI$1]+ [.GJ26]*[.$GJ$1]+ [.GK26]*[.$GK$1]+ [.GL26]*[.$GL$1]+ [.GM26]*[.$GM$1]+ [.GN26]*[.$GN$1]+ [.GO26]*[.$GO$1]+ [.GP26]*[.$GP$1]+ [.GQ26]*[.$GQ$1]+ [.GR26]*[.$GR$1]+ [.GS26]*[.$GS$1]+ [.GT26]*[.$GT$1]+ [.GU26]*[.$GU$1]+ [.GV26]*[.$GV$1]+ [.GW26]*[.$GW$1]+ [.GX26]*[.$GX$1]+ [.GY26]*[.$GY$1]+ [.GZ26]*[.$GZ$1]+ [.HA26]*[.$HA$1]+ [.HB26]*[.$HB$1]+ [.HC26]*[.$HC$1]+ [.HD26]*[.$HD$1]+ [.HE26]*[.$HE$1]+ [.HF26]*[.$HF$1]+ [.HG26]*[.$HG$1]+ [.HH26]*[.$HH$1]+ [.HI26]*[.$HI$1]+ [.HJ26]*[.$HJ$1]+ [.HK26]*[.$HK$1]+ [.HL26]*[.$HL$1]+ [.HM26]*[.$HM$1]+ [.HN26]*[.$HN$1]+ [.HO26]*[.$HO$1]+ [.HP26]*[.$HP$1]+ [.HQ26]*[.$HQ$1]+ [.HR26]*[.$HR$1]+ [.HS26]*[.$HS$1]+ [.HT26]*[.$HT$1]+ [.HU26]*[.$HU$1]+ [.HV26]*[.$HV$1]+ [.HW26]*[.$HW$1]+ [.HX26]*[.$HX$1]+ [.HY26]*[.$HY$1]+ [.HZ26]*[.$HZ$1]+ [.IA26]*[.$IA$1]+ [.IB26]*[.$IB$1]+ [.IC26]*[.$IC$1]+ [.ID26]*[.$ID$1]+ [.IE26]*[.$IE$1]+ [.IF26]*[.$IF$1]+ [.IG26]*[.$IG$1]+ [.IH26]*[.$IH$1]+ [.II26]*[.$II$1]+ [.IJ26]*[.$IJ$1]+ [.IK26]*[.$IK$1]+ [.IL26]*[.$IL$1]+ [.IM26]*[.$IM$1]+ [.IN26]*[.$IN$1]+ [.IO26]*[.$IO$1]+ [.IP26]*[.$IP$1]+ [.IQ26]*[.$IQ$1]+ [.IR26]*[.$IR$1]+ [.IS26]*[.$IS$1]+ [.IT26]*[.$IT$1]+ [.IU26]*[.$IU$1]+ [.IV26]*[.$IV$1]+ [.IW26]*[.$IW$1]+ [.IX26]*[.$IX$1]+ [.IY26]*[.$IY$1]+ [.IZ26]*[.$IZ$1]+ [.JA26]*[.$JA$1]+ [.JB26]*[.$JB$1]+ [.JC26]*[.$JC$1]+ [.JD26]*[.$JD$1]+ [.JE26]*[.$JE$1]+ [.JF26]*[.$JF$1]+ [.JG26]*[.$JG$1]+ [.JH26]*[.$JH$1]+ [.JI26]*[.$JI$1]+ [.JJ26]*[.$JJ$1]+ [.JK26]*[.$JK$1]+ [.JL26]*[.$JL$1]+ [.JM26]*[.$JM$1]+ [.JN26]*[.$JN$1]+ [.JO26]*[.$JO$1]+ [.JP26]*[.$JP$1]+ [.JQ26]*[.$JQ$1]+ [.JR26]*[.$JR$1]+ [.JS26]*[.$JS$1]+ [.JT26]*[.$JT$1]+ [.JU26]*[.$JU$1]+ [.JV26]*[.$JV$1]+ [.JW26]*[.$JW$1]+ [.JX26]*[.$JX$1]+ [.JY26]*[.$JY$1]+ [.JZ26]*[.$JZ$1]+ [.KA26]*[.$KA$1]+ [.KB26]*[.$KB$1]+ [.KC26]*[.$KC$1]+ [.KD26]*[.$KD$1]+ [.KE26]*[.$KE$1]+ [.KF26]*[.$KF$1]+ [.KG26]*[.$KG$1]+ [.KH26]*[.$KH$1]+ [.KI26]*[.$KI$1]+ [.KJ26]*[.$KJ$1]+ [.KK26]*[.$KK$1]+ [.KL26]*[.$KL$1]) /COUNT([.B26:.KL26]);0)" office:value-type="float" office:value="0" calcext:value-type="float">
            <text:p>0</text:p>
          </table:table-cell>
          <table:table-cell table:formula="of:=IF([.KN26]&lt;&gt;[.KM26];&quot;X&quot;;&quot;&quot;)">
            <text:p/>
          </table:table-cell>
        </table:table-row>
        <table:table-row table:style-name="ro1">
          <table:table-cell table:number-columns-repeated="1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ROUND(SUM([.B27:.KL27])/COUNT([.B27:.KL27]);0)" office:value-type="float" office:value="0" calcext:value-type="float">
            <text:p>0</text:p>
          </table:table-cell>
          <table:table-cell table:formula="of:=ROUND(([.B27]*[.$B$1]+ [.C27]*[.$C$1]+ [.D27]*[.$D$1]+ [.E27]*[.$E$1]+ [.F27]*[.$F$1]+ [.G27]*[.$G$1]+ [.H27]*[.$H$1]+ [.I27]*[.$I$1]+ [.J27]*[.$J$1]+ [.K27]*[.$K$1]+ [.L27]*[.$L$1]+ [.M27]*[.$M$1]+ [.N27]*[.$N$1]+ [.O27]*[.$O$1]+ [.P27]*[.$P$1]+ [.Q27]*[.$Q$1]+ [.R27]*[.$R$1]+ [.S27]*[.$S$1]+ [.T27]*[.$T$1]+ [.U27]*[.$U$1]+ [.V27]*[.$V$1]+ [.W27]*[.$W$1]+ [.X27]*[.$X$1]+ [.Y27]*[.$Y$1]+ [.Z27]*[.$Z$1]+ [.AA27]*[.$AA$1]+ [.AB27]*[.$AB$1]+ [.AC27]*[.$AC$1]+ [.AD27]*[.$AD$1]+ [.AE27]*[.$AE$1]+ [.AF27]*[.$AF$1]+ [.AG27]*[.$AG$1]+ [.AH27]*[.$AH$1]+ [.AI27]*[.$AI$1]+ [.AJ27]*[.$AJ$1]+ [.AK27]*[.$AK$1]+ [.AL27]*[.$AL$1]+ [.AM27]*[.$AM$1]+ [.AN27]*[.$AN$1]+ [.AO27]*[.$AO$1]+ [.AP27]*[.$AP$1]+ [.AQ27]*[.$AQ$1]+ [.AR27]*[.$AR$1]+ [.AS27]*[.$AS$1]+ [.AT27]*[.$AT$1]+ [.AU27]*[.$AU$1]+ [.AV27]*[.$AV$1]+ [.AW27]*[.$AW$1]+ [.AX27]*[.$AX$1]+ [.AY27]*[.$AY$1]+ [.AZ27]*[.$AZ$1]+ [.BA27]*[.$BA$1]+ [.BB27]*[.$BB$1]+ [.BC27]*[.$BC$1]+ [.BD27]*[.$BD$1]+ [.BE27]*[.$BE$1]+ [.BF27]*[.$BF$1]+ [.BG27]*[.$BG$1]+ [.BH27]*[.$BH$1]+ [.BI27]*[.$BI$1]+ [.BJ27]*[.$BJ$1]+ [.BK27]*[.$BK$1]+ [.BL27]*[.$BL$1]+ [.BM27]*[.$BM$1]+ [.BN27]*[.$BN$1]+ [.BO27]*[.$BO$1]+ [.BP27]*[.$BP$1]+ [.BQ27]*[.$BQ$1]+ [.BR27]*[.$BR$1]+ [.BS27]*[.$BS$1]+ [.BT27]*[.$BT$1]+ [.BU27]*[.$BU$1]+ [.BV27]*[.$BV$1]+ [.BW27]*[.$BW$1]+ [.BX27]*[.$BX$1]+ [.BY27]*[.$BY$1]+ [.BZ27]*[.$BZ$1]+ [.CA27]*[.$CA$1]+ [.CB27]*[.$CB$1]+ [.CC27]*[.$CC$1]+ [.CD27]*[.$CD$1]+ [.CE27]*[.$CE$1]+ [.CF27]*[.$CF$1]+ [.CG27]*[.$CG$1]+ [.CH27]*[.$CH$1]+ [.CI27]*[.$CI$1]+ [.CJ27]*[.$CJ$1]+ [.CK27]*[.$CK$1]+ [.CL27]*[.$CL$1]+ [.CM27]*[.$CM$1]+ [.CN27]*[.$CN$1]+ [.CO27]*[.$CO$1]+ [.CP27]*[.$CP$1]+ [.CQ27]*[.$CQ$1]+ [.CR27]*[.$CR$1]+ [.CS27]*[.$CS$1]+ [.CT27]*[.$CT$1]+ [.CU27]*[.$CU$1]+ [.CV27]*[.$CV$1]+ [.CW27]*[.$CW$1]+ [.CX27]*[.$CX$1]+ [.CY27]*[.$CY$1]+ [.CZ27]*[.$CZ$1]+ [.DA27]*[.$DA$1]+ [.DB27]*[.$DB$1]+ [.DC27]*[.$DC$1]+ [.DD27]*[.$DD$1]+ [.DE27]*[.$DE$1]+ [.DF27]*[.$DF$1]+ [.DG27]*[.$DG$1]+ [.DH27]*[.$DH$1]+ [.DI27]*[.$DI$1]+ [.DJ27]*[.$DJ$1]+ [.DK27]*[.$DK$1]+ [.DL27]*[.$DL$1]+ [.DM27]*[.$DM$1]+ [.DN27]*[.$DN$1]+ [.DO27]*[.$DO$1]+ [.DP27]*[.$DP$1]+ [.DQ27]*[.$DQ$1]+ [.DR27]*[.$DR$1]+ [.DS27]*[.$DS$1]+ [.DT27]*[.$DT$1]+ [.DU27]*[.$DU$1]+ [.DV27]*[.$DV$1]+ [.DW27]*[.$DW$1]+ [.DX27]*[.$DX$1]+ [.DY27]*[.$DY$1]+ [.DZ27]*[.$DZ$1]+ [.EA27]*[.$EA$1]+ [.EB27]*[.$EB$1]+ [.EC27]*[.$EC$1]+ [.ED27]*[.$ED$1]+ [.EE27]*[.$EE$1]+ [.EF27]*[.$EF$1]+ [.EG27]*[.$EG$1]+ [.EH27]*[.$EH$1]+ [.EI27]*[.$EI$1]+ [.EJ27]*[.$EJ$1]+ [.EK27]*[.$EK$1]+ [.EL27]*[.$EL$1]+ [.EM27]*[.$EM$1]+ [.EN27]*[.$EN$1]+ [.EO27]*[.$EO$1]+ [.EP27]*[.$EP$1]+ [.EQ27]*[.$EQ$1]+ [.ER27]*[.$ER$1]+ [.ES27]*[.$ES$1]+ [.ET27]*[.$ET$1]+ [.EU27]*[.$EU$1]+ [.EV27]*[.$EV$1]+ [.EW27]*[.$EW$1]+ [.EX27]*[.$EX$1]+ [.EY27]*[.$EY$1]+ [.EZ27]*[.$EZ$1]+ [.FA27]*[.$FA$1]+ [.FB27]*[.$FB$1]+ [.FC27]*[.$FC$1]+ [.FD27]*[.$FD$1]+ [.FE27]*[.$FE$1]+ [.FF27]*[.$FF$1]+ [.FG27]*[.$FG$1]+ [.FH27]*[.$FH$1]+ [.FI27]*[.$FI$1]+ [.FJ27]*[.$FJ$1]+ [.FK27]*[.$FK$1]+ [.FL27]*[.$FL$1]+ [.FM27]*[.$FM$1]+ [.FN27]*[.$FN$1]+ [.FO27]*[.$FO$1]+ [.FP27]*[.$FP$1]+ [.FQ27]*[.$FQ$1]+ [.FR27]*[.$FR$1]+ [.FS27]*[.$FS$1]+ [.FT27]*[.$FT$1]+ [.FU27]*[.$FU$1]+ [.FV27]*[.$FV$1]+ [.FW27]*[.$FW$1]+ [.FX27]*[.$FX$1]+ [.FY27]*[.$FY$1]+ [.FZ27]*[.$FZ$1]+ [.GA27]*[.$GA$1]+ [.GB27]*[.$GB$1]+ [.GC27]*[.$GC$1]+ [.GD27]*[.$GD$1]+ [.GE27]*[.$GE$1]+ [.GF27]*[.$GF$1]+ [.GG27]*[.$GG$1]+ [.GH27]*[.$GH$1]+ [.GI27]*[.$GI$1]+ [.GJ27]*[.$GJ$1]+ [.GK27]*[.$GK$1]+ [.GL27]*[.$GL$1]+ [.GM27]*[.$GM$1]+ [.GN27]*[.$GN$1]+ [.GO27]*[.$GO$1]+ [.GP27]*[.$GP$1]+ [.GQ27]*[.$GQ$1]+ [.GR27]*[.$GR$1]+ [.GS27]*[.$GS$1]+ [.GT27]*[.$GT$1]+ [.GU27]*[.$GU$1]+ [.GV27]*[.$GV$1]+ [.GW27]*[.$GW$1]+ [.GX27]*[.$GX$1]+ [.GY27]*[.$GY$1]+ [.GZ27]*[.$GZ$1]+ [.HA27]*[.$HA$1]+ [.HB27]*[.$HB$1]+ [.HC27]*[.$HC$1]+ [.HD27]*[.$HD$1]+ [.HE27]*[.$HE$1]+ [.HF27]*[.$HF$1]+ [.HG27]*[.$HG$1]+ [.HH27]*[.$HH$1]+ [.HI27]*[.$HI$1]+ [.HJ27]*[.$HJ$1]+ [.HK27]*[.$HK$1]+ [.HL27]*[.$HL$1]+ [.HM27]*[.$HM$1]+ [.HN27]*[.$HN$1]+ [.HO27]*[.$HO$1]+ [.HP27]*[.$HP$1]+ [.HQ27]*[.$HQ$1]+ [.HR27]*[.$HR$1]+ [.HS27]*[.$HS$1]+ [.HT27]*[.$HT$1]+ [.HU27]*[.$HU$1]+ [.HV27]*[.$HV$1]+ [.HW27]*[.$HW$1]+ [.HX27]*[.$HX$1]+ [.HY27]*[.$HY$1]+ [.HZ27]*[.$HZ$1]+ [.IA27]*[.$IA$1]+ [.IB27]*[.$IB$1]+ [.IC27]*[.$IC$1]+ [.ID27]*[.$ID$1]+ [.IE27]*[.$IE$1]+ [.IF27]*[.$IF$1]+ [.IG27]*[.$IG$1]+ [.IH27]*[.$IH$1]+ [.II27]*[.$II$1]+ [.IJ27]*[.$IJ$1]+ [.IK27]*[.$IK$1]+ [.IL27]*[.$IL$1]+ [.IM27]*[.$IM$1]+ [.IN27]*[.$IN$1]+ [.IO27]*[.$IO$1]+ [.IP27]*[.$IP$1]+ [.IQ27]*[.$IQ$1]+ [.IR27]*[.$IR$1]+ [.IS27]*[.$IS$1]+ [.IT27]*[.$IT$1]+ [.IU27]*[.$IU$1]+ [.IV27]*[.$IV$1]+ [.IW27]*[.$IW$1]+ [.IX27]*[.$IX$1]+ [.IY27]*[.$IY$1]+ [.IZ27]*[.$IZ$1]+ [.JA27]*[.$JA$1]+ [.JB27]*[.$JB$1]+ [.JC27]*[.$JC$1]+ [.JD27]*[.$JD$1]+ [.JE27]*[.$JE$1]+ [.JF27]*[.$JF$1]+ [.JG27]*[.$JG$1]+ [.JH27]*[.$JH$1]+ [.JI27]*[.$JI$1]+ [.JJ27]*[.$JJ$1]+ [.JK27]*[.$JK$1]+ [.JL27]*[.$JL$1]+ [.JM27]*[.$JM$1]+ [.JN27]*[.$JN$1]+ [.JO27]*[.$JO$1]+ [.JP27]*[.$JP$1]+ [.JQ27]*[.$JQ$1]+ [.JR27]*[.$JR$1]+ [.JS27]*[.$JS$1]+ [.JT27]*[.$JT$1]+ [.JU27]*[.$JU$1]+ [.JV27]*[.$JV$1]+ [.JW27]*[.$JW$1]+ [.JX27]*[.$JX$1]+ [.JY27]*[.$JY$1]+ [.JZ27]*[.$JZ$1]+ [.KA27]*[.$KA$1]+ [.KB27]*[.$KB$1]+ [.KC27]*[.$KC$1]+ [.KD27]*[.$KD$1]+ [.KE27]*[.$KE$1]+ [.KF27]*[.$KF$1]+ [.KG27]*[.$KG$1]+ [.KH27]*[.$KH$1]+ [.KI27]*[.$KI$1]+ [.KJ27]*[.$KJ$1]+ [.KK27]*[.$KK$1]+ [.KL27]*[.$KL$1]) /COUNT([.B27:.KL27]);0)" office:value-type="float" office:value="0" calcext:value-type="float">
            <text:p>0</text:p>
          </table:table-cell>
          <table:table-cell table:formula="of:=IF([.KN27]&lt;&gt;[.KM27];&quot;X&quot;;&quot;&quot;)">
            <text:p/>
          </table:table-cell>
        </table:table-row>
        <table:table-row table:style-name="ro1">
          <table:table-cell table:number-columns-repeated="298" office:value-type="float" office:value="0" calcext:value-type="float">
            <text:p>0</text:p>
          </table:table-cell>
          <table:table-cell table:formula="of:=ROUND(SUM([.B28:.KL28])/COUNT([.B28:.KL28]);0)" office:value-type="float" office:value="0" calcext:value-type="float">
            <text:p>0</text:p>
          </table:table-cell>
          <table:table-cell table:formula="of:=ROUND(([.B28]*[.$B$1]+ [.C28]*[.$C$1]+ [.D28]*[.$D$1]+ [.E28]*[.$E$1]+ [.F28]*[.$F$1]+ [.G28]*[.$G$1]+ [.H28]*[.$H$1]+ [.I28]*[.$I$1]+ [.J28]*[.$J$1]+ [.K28]*[.$K$1]+ [.L28]*[.$L$1]+ [.M28]*[.$M$1]+ [.N28]*[.$N$1]+ [.O28]*[.$O$1]+ [.P28]*[.$P$1]+ [.Q28]*[.$Q$1]+ [.R28]*[.$R$1]+ [.S28]*[.$S$1]+ [.T28]*[.$T$1]+ [.U28]*[.$U$1]+ [.V28]*[.$V$1]+ [.W28]*[.$W$1]+ [.X28]*[.$X$1]+ [.Y28]*[.$Y$1]+ [.Z28]*[.$Z$1]+ [.AA28]*[.$AA$1]+ [.AB28]*[.$AB$1]+ [.AC28]*[.$AC$1]+ [.AD28]*[.$AD$1]+ [.AE28]*[.$AE$1]+ [.AF28]*[.$AF$1]+ [.AG28]*[.$AG$1]+ [.AH28]*[.$AH$1]+ [.AI28]*[.$AI$1]+ [.AJ28]*[.$AJ$1]+ [.AK28]*[.$AK$1]+ [.AL28]*[.$AL$1]+ [.AM28]*[.$AM$1]+ [.AN28]*[.$AN$1]+ [.AO28]*[.$AO$1]+ [.AP28]*[.$AP$1]+ [.AQ28]*[.$AQ$1]+ [.AR28]*[.$AR$1]+ [.AS28]*[.$AS$1]+ [.AT28]*[.$AT$1]+ [.AU28]*[.$AU$1]+ [.AV28]*[.$AV$1]+ [.AW28]*[.$AW$1]+ [.AX28]*[.$AX$1]+ [.AY28]*[.$AY$1]+ [.AZ28]*[.$AZ$1]+ [.BA28]*[.$BA$1]+ [.BB28]*[.$BB$1]+ [.BC28]*[.$BC$1]+ [.BD28]*[.$BD$1]+ [.BE28]*[.$BE$1]+ [.BF28]*[.$BF$1]+ [.BG28]*[.$BG$1]+ [.BH28]*[.$BH$1]+ [.BI28]*[.$BI$1]+ [.BJ28]*[.$BJ$1]+ [.BK28]*[.$BK$1]+ [.BL28]*[.$BL$1]+ [.BM28]*[.$BM$1]+ [.BN28]*[.$BN$1]+ [.BO28]*[.$BO$1]+ [.BP28]*[.$BP$1]+ [.BQ28]*[.$BQ$1]+ [.BR28]*[.$BR$1]+ [.BS28]*[.$BS$1]+ [.BT28]*[.$BT$1]+ [.BU28]*[.$BU$1]+ [.BV28]*[.$BV$1]+ [.BW28]*[.$BW$1]+ [.BX28]*[.$BX$1]+ [.BY28]*[.$BY$1]+ [.BZ28]*[.$BZ$1]+ [.CA28]*[.$CA$1]+ [.CB28]*[.$CB$1]+ [.CC28]*[.$CC$1]+ [.CD28]*[.$CD$1]+ [.CE28]*[.$CE$1]+ [.CF28]*[.$CF$1]+ [.CG28]*[.$CG$1]+ [.CH28]*[.$CH$1]+ [.CI28]*[.$CI$1]+ [.CJ28]*[.$CJ$1]+ [.CK28]*[.$CK$1]+ [.CL28]*[.$CL$1]+ [.CM28]*[.$CM$1]+ [.CN28]*[.$CN$1]+ [.CO28]*[.$CO$1]+ [.CP28]*[.$CP$1]+ [.CQ28]*[.$CQ$1]+ [.CR28]*[.$CR$1]+ [.CS28]*[.$CS$1]+ [.CT28]*[.$CT$1]+ [.CU28]*[.$CU$1]+ [.CV28]*[.$CV$1]+ [.CW28]*[.$CW$1]+ [.CX28]*[.$CX$1]+ [.CY28]*[.$CY$1]+ [.CZ28]*[.$CZ$1]+ [.DA28]*[.$DA$1]+ [.DB28]*[.$DB$1]+ [.DC28]*[.$DC$1]+ [.DD28]*[.$DD$1]+ [.DE28]*[.$DE$1]+ [.DF28]*[.$DF$1]+ [.DG28]*[.$DG$1]+ [.DH28]*[.$DH$1]+ [.DI28]*[.$DI$1]+ [.DJ28]*[.$DJ$1]+ [.DK28]*[.$DK$1]+ [.DL28]*[.$DL$1]+ [.DM28]*[.$DM$1]+ [.DN28]*[.$DN$1]+ [.DO28]*[.$DO$1]+ [.DP28]*[.$DP$1]+ [.DQ28]*[.$DQ$1]+ [.DR28]*[.$DR$1]+ [.DS28]*[.$DS$1]+ [.DT28]*[.$DT$1]+ [.DU28]*[.$DU$1]+ [.DV28]*[.$DV$1]+ [.DW28]*[.$DW$1]+ [.DX28]*[.$DX$1]+ [.DY28]*[.$DY$1]+ [.DZ28]*[.$DZ$1]+ [.EA28]*[.$EA$1]+ [.EB28]*[.$EB$1]+ [.EC28]*[.$EC$1]+ [.ED28]*[.$ED$1]+ [.EE28]*[.$EE$1]+ [.EF28]*[.$EF$1]+ [.EG28]*[.$EG$1]+ [.EH28]*[.$EH$1]+ [.EI28]*[.$EI$1]+ [.EJ28]*[.$EJ$1]+ [.EK28]*[.$EK$1]+ [.EL28]*[.$EL$1]+ [.EM28]*[.$EM$1]+ [.EN28]*[.$EN$1]+ [.EO28]*[.$EO$1]+ [.EP28]*[.$EP$1]+ [.EQ28]*[.$EQ$1]+ [.ER28]*[.$ER$1]+ [.ES28]*[.$ES$1]+ [.ET28]*[.$ET$1]+ [.EU28]*[.$EU$1]+ [.EV28]*[.$EV$1]+ [.EW28]*[.$EW$1]+ [.EX28]*[.$EX$1]+ [.EY28]*[.$EY$1]+ [.EZ28]*[.$EZ$1]+ [.FA28]*[.$FA$1]+ [.FB28]*[.$FB$1]+ [.FC28]*[.$FC$1]+ [.FD28]*[.$FD$1]+ [.FE28]*[.$FE$1]+ [.FF28]*[.$FF$1]+ [.FG28]*[.$FG$1]+ [.FH28]*[.$FH$1]+ [.FI28]*[.$FI$1]+ [.FJ28]*[.$FJ$1]+ [.FK28]*[.$FK$1]+ [.FL28]*[.$FL$1]+ [.FM28]*[.$FM$1]+ [.FN28]*[.$FN$1]+ [.FO28]*[.$FO$1]+ [.FP28]*[.$FP$1]+ [.FQ28]*[.$FQ$1]+ [.FR28]*[.$FR$1]+ [.FS28]*[.$FS$1]+ [.FT28]*[.$FT$1]+ [.FU28]*[.$FU$1]+ [.FV28]*[.$FV$1]+ [.FW28]*[.$FW$1]+ [.FX28]*[.$FX$1]+ [.FY28]*[.$FY$1]+ [.FZ28]*[.$FZ$1]+ [.GA28]*[.$GA$1]+ [.GB28]*[.$GB$1]+ [.GC28]*[.$GC$1]+ [.GD28]*[.$GD$1]+ [.GE28]*[.$GE$1]+ [.GF28]*[.$GF$1]+ [.GG28]*[.$GG$1]+ [.GH28]*[.$GH$1]+ [.GI28]*[.$GI$1]+ [.GJ28]*[.$GJ$1]+ [.GK28]*[.$GK$1]+ [.GL28]*[.$GL$1]+ [.GM28]*[.$GM$1]+ [.GN28]*[.$GN$1]+ [.GO28]*[.$GO$1]+ [.GP28]*[.$GP$1]+ [.GQ28]*[.$GQ$1]+ [.GR28]*[.$GR$1]+ [.GS28]*[.$GS$1]+ [.GT28]*[.$GT$1]+ [.GU28]*[.$GU$1]+ [.GV28]*[.$GV$1]+ [.GW28]*[.$GW$1]+ [.GX28]*[.$GX$1]+ [.GY28]*[.$GY$1]+ [.GZ28]*[.$GZ$1]+ [.HA28]*[.$HA$1]+ [.HB28]*[.$HB$1]+ [.HC28]*[.$HC$1]+ [.HD28]*[.$HD$1]+ [.HE28]*[.$HE$1]+ [.HF28]*[.$HF$1]+ [.HG28]*[.$HG$1]+ [.HH28]*[.$HH$1]+ [.HI28]*[.$HI$1]+ [.HJ28]*[.$HJ$1]+ [.HK28]*[.$HK$1]+ [.HL28]*[.$HL$1]+ [.HM28]*[.$HM$1]+ [.HN28]*[.$HN$1]+ [.HO28]*[.$HO$1]+ [.HP28]*[.$HP$1]+ [.HQ28]*[.$HQ$1]+ [.HR28]*[.$HR$1]+ [.HS28]*[.$HS$1]+ [.HT28]*[.$HT$1]+ [.HU28]*[.$HU$1]+ [.HV28]*[.$HV$1]+ [.HW28]*[.$HW$1]+ [.HX28]*[.$HX$1]+ [.HY28]*[.$HY$1]+ [.HZ28]*[.$HZ$1]+ [.IA28]*[.$IA$1]+ [.IB28]*[.$IB$1]+ [.IC28]*[.$IC$1]+ [.ID28]*[.$ID$1]+ [.IE28]*[.$IE$1]+ [.IF28]*[.$IF$1]+ [.IG28]*[.$IG$1]+ [.IH28]*[.$IH$1]+ [.II28]*[.$II$1]+ [.IJ28]*[.$IJ$1]+ [.IK28]*[.$IK$1]+ [.IL28]*[.$IL$1]+ [.IM28]*[.$IM$1]+ [.IN28]*[.$IN$1]+ [.IO28]*[.$IO$1]+ [.IP28]*[.$IP$1]+ [.IQ28]*[.$IQ$1]+ [.IR28]*[.$IR$1]+ [.IS28]*[.$IS$1]+ [.IT28]*[.$IT$1]+ [.IU28]*[.$IU$1]+ [.IV28]*[.$IV$1]+ [.IW28]*[.$IW$1]+ [.IX28]*[.$IX$1]+ [.IY28]*[.$IY$1]+ [.IZ28]*[.$IZ$1]+ [.JA28]*[.$JA$1]+ [.JB28]*[.$JB$1]+ [.JC28]*[.$JC$1]+ [.JD28]*[.$JD$1]+ [.JE28]*[.$JE$1]+ [.JF28]*[.$JF$1]+ [.JG28]*[.$JG$1]+ [.JH28]*[.$JH$1]+ [.JI28]*[.$JI$1]+ [.JJ28]*[.$JJ$1]+ [.JK28]*[.$JK$1]+ [.JL28]*[.$JL$1]+ [.JM28]*[.$JM$1]+ [.JN28]*[.$JN$1]+ [.JO28]*[.$JO$1]+ [.JP28]*[.$JP$1]+ [.JQ28]*[.$JQ$1]+ [.JR28]*[.$JR$1]+ [.JS28]*[.$JS$1]+ [.JT28]*[.$JT$1]+ [.JU28]*[.$JU$1]+ [.JV28]*[.$JV$1]+ [.JW28]*[.$JW$1]+ [.JX28]*[.$JX$1]+ [.JY28]*[.$JY$1]+ [.JZ28]*[.$JZ$1]+ [.KA28]*[.$KA$1]+ [.KB28]*[.$KB$1]+ [.KC28]*[.$KC$1]+ [.KD28]*[.$KD$1]+ [.KE28]*[.$KE$1]+ [.KF28]*[.$KF$1]+ [.KG28]*[.$KG$1]+ [.KH28]*[.$KH$1]+ [.KI28]*[.$KI$1]+ [.KJ28]*[.$KJ$1]+ [.KK28]*[.$KK$1]+ [.KL28]*[.$KL$1]) /COUNT([.B28:.KL28]);0)" office:value-type="float" office:value="0" calcext:value-type="float">
            <text:p>0</text:p>
          </table:table-cell>
          <table:table-cell table:formula="of:=IF([.KN28]&lt;&gt;[.KM28];&quot;X&quot;;&quot;&quot;)">
            <text:p/>
          </table:table-cell>
        </table:table-row>
        <table:table-row table:style-name="ro1">
          <table:table-cell table:number-columns-repeated="298" office:value-type="float" office:value="0" calcext:value-type="float">
            <text:p>0</text:p>
          </table:table-cell>
          <table:table-cell table:formula="of:=ROUND(SUM([.B29:.KL29])/COUNT([.B29:.KL29]);0)" office:value-type="float" office:value="0" calcext:value-type="float">
            <text:p>0</text:p>
          </table:table-cell>
          <table:table-cell table:formula="of:=ROUND(([.B29]*[.$B$1]+ [.C29]*[.$C$1]+ [.D29]*[.$D$1]+ [.E29]*[.$E$1]+ [.F29]*[.$F$1]+ [.G29]*[.$G$1]+ [.H29]*[.$H$1]+ [.I29]*[.$I$1]+ [.J29]*[.$J$1]+ [.K29]*[.$K$1]+ [.L29]*[.$L$1]+ [.M29]*[.$M$1]+ [.N29]*[.$N$1]+ [.O29]*[.$O$1]+ [.P29]*[.$P$1]+ [.Q29]*[.$Q$1]+ [.R29]*[.$R$1]+ [.S29]*[.$S$1]+ [.T29]*[.$T$1]+ [.U29]*[.$U$1]+ [.V29]*[.$V$1]+ [.W29]*[.$W$1]+ [.X29]*[.$X$1]+ [.Y29]*[.$Y$1]+ [.Z29]*[.$Z$1]+ [.AA29]*[.$AA$1]+ [.AB29]*[.$AB$1]+ [.AC29]*[.$AC$1]+ [.AD29]*[.$AD$1]+ [.AE29]*[.$AE$1]+ [.AF29]*[.$AF$1]+ [.AG29]*[.$AG$1]+ [.AH29]*[.$AH$1]+ [.AI29]*[.$AI$1]+ [.AJ29]*[.$AJ$1]+ [.AK29]*[.$AK$1]+ [.AL29]*[.$AL$1]+ [.AM29]*[.$AM$1]+ [.AN29]*[.$AN$1]+ [.AO29]*[.$AO$1]+ [.AP29]*[.$AP$1]+ [.AQ29]*[.$AQ$1]+ [.AR29]*[.$AR$1]+ [.AS29]*[.$AS$1]+ [.AT29]*[.$AT$1]+ [.AU29]*[.$AU$1]+ [.AV29]*[.$AV$1]+ [.AW29]*[.$AW$1]+ [.AX29]*[.$AX$1]+ [.AY29]*[.$AY$1]+ [.AZ29]*[.$AZ$1]+ [.BA29]*[.$BA$1]+ [.BB29]*[.$BB$1]+ [.BC29]*[.$BC$1]+ [.BD29]*[.$BD$1]+ [.BE29]*[.$BE$1]+ [.BF29]*[.$BF$1]+ [.BG29]*[.$BG$1]+ [.BH29]*[.$BH$1]+ [.BI29]*[.$BI$1]+ [.BJ29]*[.$BJ$1]+ [.BK29]*[.$BK$1]+ [.BL29]*[.$BL$1]+ [.BM29]*[.$BM$1]+ [.BN29]*[.$BN$1]+ [.BO29]*[.$BO$1]+ [.BP29]*[.$BP$1]+ [.BQ29]*[.$BQ$1]+ [.BR29]*[.$BR$1]+ [.BS29]*[.$BS$1]+ [.BT29]*[.$BT$1]+ [.BU29]*[.$BU$1]+ [.BV29]*[.$BV$1]+ [.BW29]*[.$BW$1]+ [.BX29]*[.$BX$1]+ [.BY29]*[.$BY$1]+ [.BZ29]*[.$BZ$1]+ [.CA29]*[.$CA$1]+ [.CB29]*[.$CB$1]+ [.CC29]*[.$CC$1]+ [.CD29]*[.$CD$1]+ [.CE29]*[.$CE$1]+ [.CF29]*[.$CF$1]+ [.CG29]*[.$CG$1]+ [.CH29]*[.$CH$1]+ [.CI29]*[.$CI$1]+ [.CJ29]*[.$CJ$1]+ [.CK29]*[.$CK$1]+ [.CL29]*[.$CL$1]+ [.CM29]*[.$CM$1]+ [.CN29]*[.$CN$1]+ [.CO29]*[.$CO$1]+ [.CP29]*[.$CP$1]+ [.CQ29]*[.$CQ$1]+ [.CR29]*[.$CR$1]+ [.CS29]*[.$CS$1]+ [.CT29]*[.$CT$1]+ [.CU29]*[.$CU$1]+ [.CV29]*[.$CV$1]+ [.CW29]*[.$CW$1]+ [.CX29]*[.$CX$1]+ [.CY29]*[.$CY$1]+ [.CZ29]*[.$CZ$1]+ [.DA29]*[.$DA$1]+ [.DB29]*[.$DB$1]+ [.DC29]*[.$DC$1]+ [.DD29]*[.$DD$1]+ [.DE29]*[.$DE$1]+ [.DF29]*[.$DF$1]+ [.DG29]*[.$DG$1]+ [.DH29]*[.$DH$1]+ [.DI29]*[.$DI$1]+ [.DJ29]*[.$DJ$1]+ [.DK29]*[.$DK$1]+ [.DL29]*[.$DL$1]+ [.DM29]*[.$DM$1]+ [.DN29]*[.$DN$1]+ [.DO29]*[.$DO$1]+ [.DP29]*[.$DP$1]+ [.DQ29]*[.$DQ$1]+ [.DR29]*[.$DR$1]+ [.DS29]*[.$DS$1]+ [.DT29]*[.$DT$1]+ [.DU29]*[.$DU$1]+ [.DV29]*[.$DV$1]+ [.DW29]*[.$DW$1]+ [.DX29]*[.$DX$1]+ [.DY29]*[.$DY$1]+ [.DZ29]*[.$DZ$1]+ [.EA29]*[.$EA$1]+ [.EB29]*[.$EB$1]+ [.EC29]*[.$EC$1]+ [.ED29]*[.$ED$1]+ [.EE29]*[.$EE$1]+ [.EF29]*[.$EF$1]+ [.EG29]*[.$EG$1]+ [.EH29]*[.$EH$1]+ [.EI29]*[.$EI$1]+ [.EJ29]*[.$EJ$1]+ [.EK29]*[.$EK$1]+ [.EL29]*[.$EL$1]+ [.EM29]*[.$EM$1]+ [.EN29]*[.$EN$1]+ [.EO29]*[.$EO$1]+ [.EP29]*[.$EP$1]+ [.EQ29]*[.$EQ$1]+ [.ER29]*[.$ER$1]+ [.ES29]*[.$ES$1]+ [.ET29]*[.$ET$1]+ [.EU29]*[.$EU$1]+ [.EV29]*[.$EV$1]+ [.EW29]*[.$EW$1]+ [.EX29]*[.$EX$1]+ [.EY29]*[.$EY$1]+ [.EZ29]*[.$EZ$1]+ [.FA29]*[.$FA$1]+ [.FB29]*[.$FB$1]+ [.FC29]*[.$FC$1]+ [.FD29]*[.$FD$1]+ [.FE29]*[.$FE$1]+ [.FF29]*[.$FF$1]+ [.FG29]*[.$FG$1]+ [.FH29]*[.$FH$1]+ [.FI29]*[.$FI$1]+ [.FJ29]*[.$FJ$1]+ [.FK29]*[.$FK$1]+ [.FL29]*[.$FL$1]+ [.FM29]*[.$FM$1]+ [.FN29]*[.$FN$1]+ [.FO29]*[.$FO$1]+ [.FP29]*[.$FP$1]+ [.FQ29]*[.$FQ$1]+ [.FR29]*[.$FR$1]+ [.FS29]*[.$FS$1]+ [.FT29]*[.$FT$1]+ [.FU29]*[.$FU$1]+ [.FV29]*[.$FV$1]+ [.FW29]*[.$FW$1]+ [.FX29]*[.$FX$1]+ [.FY29]*[.$FY$1]+ [.FZ29]*[.$FZ$1]+ [.GA29]*[.$GA$1]+ [.GB29]*[.$GB$1]+ [.GC29]*[.$GC$1]+ [.GD29]*[.$GD$1]+ [.GE29]*[.$GE$1]+ [.GF29]*[.$GF$1]+ [.GG29]*[.$GG$1]+ [.GH29]*[.$GH$1]+ [.GI29]*[.$GI$1]+ [.GJ29]*[.$GJ$1]+ [.GK29]*[.$GK$1]+ [.GL29]*[.$GL$1]+ [.GM29]*[.$GM$1]+ [.GN29]*[.$GN$1]+ [.GO29]*[.$GO$1]+ [.GP29]*[.$GP$1]+ [.GQ29]*[.$GQ$1]+ [.GR29]*[.$GR$1]+ [.GS29]*[.$GS$1]+ [.GT29]*[.$GT$1]+ [.GU29]*[.$GU$1]+ [.GV29]*[.$GV$1]+ [.GW29]*[.$GW$1]+ [.GX29]*[.$GX$1]+ [.GY29]*[.$GY$1]+ [.GZ29]*[.$GZ$1]+ [.HA29]*[.$HA$1]+ [.HB29]*[.$HB$1]+ [.HC29]*[.$HC$1]+ [.HD29]*[.$HD$1]+ [.HE29]*[.$HE$1]+ [.HF29]*[.$HF$1]+ [.HG29]*[.$HG$1]+ [.HH29]*[.$HH$1]+ [.HI29]*[.$HI$1]+ [.HJ29]*[.$HJ$1]+ [.HK29]*[.$HK$1]+ [.HL29]*[.$HL$1]+ [.HM29]*[.$HM$1]+ [.HN29]*[.$HN$1]+ [.HO29]*[.$HO$1]+ [.HP29]*[.$HP$1]+ [.HQ29]*[.$HQ$1]+ [.HR29]*[.$HR$1]+ [.HS29]*[.$HS$1]+ [.HT29]*[.$HT$1]+ [.HU29]*[.$HU$1]+ [.HV29]*[.$HV$1]+ [.HW29]*[.$HW$1]+ [.HX29]*[.$HX$1]+ [.HY29]*[.$HY$1]+ [.HZ29]*[.$HZ$1]+ [.IA29]*[.$IA$1]+ [.IB29]*[.$IB$1]+ [.IC29]*[.$IC$1]+ [.ID29]*[.$ID$1]+ [.IE29]*[.$IE$1]+ [.IF29]*[.$IF$1]+ [.IG29]*[.$IG$1]+ [.IH29]*[.$IH$1]+ [.II29]*[.$II$1]+ [.IJ29]*[.$IJ$1]+ [.IK29]*[.$IK$1]+ [.IL29]*[.$IL$1]+ [.IM29]*[.$IM$1]+ [.IN29]*[.$IN$1]+ [.IO29]*[.$IO$1]+ [.IP29]*[.$IP$1]+ [.IQ29]*[.$IQ$1]+ [.IR29]*[.$IR$1]+ [.IS29]*[.$IS$1]+ [.IT29]*[.$IT$1]+ [.IU29]*[.$IU$1]+ [.IV29]*[.$IV$1]+ [.IW29]*[.$IW$1]+ [.IX29]*[.$IX$1]+ [.IY29]*[.$IY$1]+ [.IZ29]*[.$IZ$1]+ [.JA29]*[.$JA$1]+ [.JB29]*[.$JB$1]+ [.JC29]*[.$JC$1]+ [.JD29]*[.$JD$1]+ [.JE29]*[.$JE$1]+ [.JF29]*[.$JF$1]+ [.JG29]*[.$JG$1]+ [.JH29]*[.$JH$1]+ [.JI29]*[.$JI$1]+ [.JJ29]*[.$JJ$1]+ [.JK29]*[.$JK$1]+ [.JL29]*[.$JL$1]+ [.JM29]*[.$JM$1]+ [.JN29]*[.$JN$1]+ [.JO29]*[.$JO$1]+ [.JP29]*[.$JP$1]+ [.JQ29]*[.$JQ$1]+ [.JR29]*[.$JR$1]+ [.JS29]*[.$JS$1]+ [.JT29]*[.$JT$1]+ [.JU29]*[.$JU$1]+ [.JV29]*[.$JV$1]+ [.JW29]*[.$JW$1]+ [.JX29]*[.$JX$1]+ [.JY29]*[.$JY$1]+ [.JZ29]*[.$JZ$1]+ [.KA29]*[.$KA$1]+ [.KB29]*[.$KB$1]+ [.KC29]*[.$KC$1]+ [.KD29]*[.$KD$1]+ [.KE29]*[.$KE$1]+ [.KF29]*[.$KF$1]+ [.KG29]*[.$KG$1]+ [.KH29]*[.$KH$1]+ [.KI29]*[.$KI$1]+ [.KJ29]*[.$KJ$1]+ [.KK29]*[.$KK$1]+ [.KL29]*[.$KL$1]) /COUNT([.B29:.KL29]);0)" office:value-type="float" office:value="0" calcext:value-type="float">
            <text:p>0</text:p>
          </table:table-cell>
          <table:table-cell table:formula="of:=IF([.KN29]&lt;&gt;[.KM29];&quot;X&quot;;&quot;&quot;)">
            <text:p/>
          </table:table-cell>
        </table:table-row>
        <table:table-row table:style-name="ro1">
          <table:table-cell table:number-columns-repeated="298" office:value-type="float" office:value="0" calcext:value-type="float">
            <text:p>0</text:p>
          </table:table-cell>
          <table:table-cell table:formula="of:=ROUND(SUM([.B30:.KL30])/COUNT([.B30:.KL30]);0)" office:value-type="float" office:value="0" calcext:value-type="float">
            <text:p>0</text:p>
          </table:table-cell>
          <table:table-cell table:formula="of:=ROUND(([.B30]*[.$B$1]+ [.C30]*[.$C$1]+ [.D30]*[.$D$1]+ [.E30]*[.$E$1]+ [.F30]*[.$F$1]+ [.G30]*[.$G$1]+ [.H30]*[.$H$1]+ [.I30]*[.$I$1]+ [.J30]*[.$J$1]+ [.K30]*[.$K$1]+ [.L30]*[.$L$1]+ [.M30]*[.$M$1]+ [.N30]*[.$N$1]+ [.O30]*[.$O$1]+ [.P30]*[.$P$1]+ [.Q30]*[.$Q$1]+ [.R30]*[.$R$1]+ [.S30]*[.$S$1]+ [.T30]*[.$T$1]+ [.U30]*[.$U$1]+ [.V30]*[.$V$1]+ [.W30]*[.$W$1]+ [.X30]*[.$X$1]+ [.Y30]*[.$Y$1]+ [.Z30]*[.$Z$1]+ [.AA30]*[.$AA$1]+ [.AB30]*[.$AB$1]+ [.AC30]*[.$AC$1]+ [.AD30]*[.$AD$1]+ [.AE30]*[.$AE$1]+ [.AF30]*[.$AF$1]+ [.AG30]*[.$AG$1]+ [.AH30]*[.$AH$1]+ [.AI30]*[.$AI$1]+ [.AJ30]*[.$AJ$1]+ [.AK30]*[.$AK$1]+ [.AL30]*[.$AL$1]+ [.AM30]*[.$AM$1]+ [.AN30]*[.$AN$1]+ [.AO30]*[.$AO$1]+ [.AP30]*[.$AP$1]+ [.AQ30]*[.$AQ$1]+ [.AR30]*[.$AR$1]+ [.AS30]*[.$AS$1]+ [.AT30]*[.$AT$1]+ [.AU30]*[.$AU$1]+ [.AV30]*[.$AV$1]+ [.AW30]*[.$AW$1]+ [.AX30]*[.$AX$1]+ [.AY30]*[.$AY$1]+ [.AZ30]*[.$AZ$1]+ [.BA30]*[.$BA$1]+ [.BB30]*[.$BB$1]+ [.BC30]*[.$BC$1]+ [.BD30]*[.$BD$1]+ [.BE30]*[.$BE$1]+ [.BF30]*[.$BF$1]+ [.BG30]*[.$BG$1]+ [.BH30]*[.$BH$1]+ [.BI30]*[.$BI$1]+ [.BJ30]*[.$BJ$1]+ [.BK30]*[.$BK$1]+ [.BL30]*[.$BL$1]+ [.BM30]*[.$BM$1]+ [.BN30]*[.$BN$1]+ [.BO30]*[.$BO$1]+ [.BP30]*[.$BP$1]+ [.BQ30]*[.$BQ$1]+ [.BR30]*[.$BR$1]+ [.BS30]*[.$BS$1]+ [.BT30]*[.$BT$1]+ [.BU30]*[.$BU$1]+ [.BV30]*[.$BV$1]+ [.BW30]*[.$BW$1]+ [.BX30]*[.$BX$1]+ [.BY30]*[.$BY$1]+ [.BZ30]*[.$BZ$1]+ [.CA30]*[.$CA$1]+ [.CB30]*[.$CB$1]+ [.CC30]*[.$CC$1]+ [.CD30]*[.$CD$1]+ [.CE30]*[.$CE$1]+ [.CF30]*[.$CF$1]+ [.CG30]*[.$CG$1]+ [.CH30]*[.$CH$1]+ [.CI30]*[.$CI$1]+ [.CJ30]*[.$CJ$1]+ [.CK30]*[.$CK$1]+ [.CL30]*[.$CL$1]+ [.CM30]*[.$CM$1]+ [.CN30]*[.$CN$1]+ [.CO30]*[.$CO$1]+ [.CP30]*[.$CP$1]+ [.CQ30]*[.$CQ$1]+ [.CR30]*[.$CR$1]+ [.CS30]*[.$CS$1]+ [.CT30]*[.$CT$1]+ [.CU30]*[.$CU$1]+ [.CV30]*[.$CV$1]+ [.CW30]*[.$CW$1]+ [.CX30]*[.$CX$1]+ [.CY30]*[.$CY$1]+ [.CZ30]*[.$CZ$1]+ [.DA30]*[.$DA$1]+ [.DB30]*[.$DB$1]+ [.DC30]*[.$DC$1]+ [.DD30]*[.$DD$1]+ [.DE30]*[.$DE$1]+ [.DF30]*[.$DF$1]+ [.DG30]*[.$DG$1]+ [.DH30]*[.$DH$1]+ [.DI30]*[.$DI$1]+ [.DJ30]*[.$DJ$1]+ [.DK30]*[.$DK$1]+ [.DL30]*[.$DL$1]+ [.DM30]*[.$DM$1]+ [.DN30]*[.$DN$1]+ [.DO30]*[.$DO$1]+ [.DP30]*[.$DP$1]+ [.DQ30]*[.$DQ$1]+ [.DR30]*[.$DR$1]+ [.DS30]*[.$DS$1]+ [.DT30]*[.$DT$1]+ [.DU30]*[.$DU$1]+ [.DV30]*[.$DV$1]+ [.DW30]*[.$DW$1]+ [.DX30]*[.$DX$1]+ [.DY30]*[.$DY$1]+ [.DZ30]*[.$DZ$1]+ [.EA30]*[.$EA$1]+ [.EB30]*[.$EB$1]+ [.EC30]*[.$EC$1]+ [.ED30]*[.$ED$1]+ [.EE30]*[.$EE$1]+ [.EF30]*[.$EF$1]+ [.EG30]*[.$EG$1]+ [.EH30]*[.$EH$1]+ [.EI30]*[.$EI$1]+ [.EJ30]*[.$EJ$1]+ [.EK30]*[.$EK$1]+ [.EL30]*[.$EL$1]+ [.EM30]*[.$EM$1]+ [.EN30]*[.$EN$1]+ [.EO30]*[.$EO$1]+ [.EP30]*[.$EP$1]+ [.EQ30]*[.$EQ$1]+ [.ER30]*[.$ER$1]+ [.ES30]*[.$ES$1]+ [.ET30]*[.$ET$1]+ [.EU30]*[.$EU$1]+ [.EV30]*[.$EV$1]+ [.EW30]*[.$EW$1]+ [.EX30]*[.$EX$1]+ [.EY30]*[.$EY$1]+ [.EZ30]*[.$EZ$1]+ [.FA30]*[.$FA$1]+ [.FB30]*[.$FB$1]+ [.FC30]*[.$FC$1]+ [.FD30]*[.$FD$1]+ [.FE30]*[.$FE$1]+ [.FF30]*[.$FF$1]+ [.FG30]*[.$FG$1]+ [.FH30]*[.$FH$1]+ [.FI30]*[.$FI$1]+ [.FJ30]*[.$FJ$1]+ [.FK30]*[.$FK$1]+ [.FL30]*[.$FL$1]+ [.FM30]*[.$FM$1]+ [.FN30]*[.$FN$1]+ [.FO30]*[.$FO$1]+ [.FP30]*[.$FP$1]+ [.FQ30]*[.$FQ$1]+ [.FR30]*[.$FR$1]+ [.FS30]*[.$FS$1]+ [.FT30]*[.$FT$1]+ [.FU30]*[.$FU$1]+ [.FV30]*[.$FV$1]+ [.FW30]*[.$FW$1]+ [.FX30]*[.$FX$1]+ [.FY30]*[.$FY$1]+ [.FZ30]*[.$FZ$1]+ [.GA30]*[.$GA$1]+ [.GB30]*[.$GB$1]+ [.GC30]*[.$GC$1]+ [.GD30]*[.$GD$1]+ [.GE30]*[.$GE$1]+ [.GF30]*[.$GF$1]+ [.GG30]*[.$GG$1]+ [.GH30]*[.$GH$1]+ [.GI30]*[.$GI$1]+ [.GJ30]*[.$GJ$1]+ [.GK30]*[.$GK$1]+ [.GL30]*[.$GL$1]+ [.GM30]*[.$GM$1]+ [.GN30]*[.$GN$1]+ [.GO30]*[.$GO$1]+ [.GP30]*[.$GP$1]+ [.GQ30]*[.$GQ$1]+ [.GR30]*[.$GR$1]+ [.GS30]*[.$GS$1]+ [.GT30]*[.$GT$1]+ [.GU30]*[.$GU$1]+ [.GV30]*[.$GV$1]+ [.GW30]*[.$GW$1]+ [.GX30]*[.$GX$1]+ [.GY30]*[.$GY$1]+ [.GZ30]*[.$GZ$1]+ [.HA30]*[.$HA$1]+ [.HB30]*[.$HB$1]+ [.HC30]*[.$HC$1]+ [.HD30]*[.$HD$1]+ [.HE30]*[.$HE$1]+ [.HF30]*[.$HF$1]+ [.HG30]*[.$HG$1]+ [.HH30]*[.$HH$1]+ [.HI30]*[.$HI$1]+ [.HJ30]*[.$HJ$1]+ [.HK30]*[.$HK$1]+ [.HL30]*[.$HL$1]+ [.HM30]*[.$HM$1]+ [.HN30]*[.$HN$1]+ [.HO30]*[.$HO$1]+ [.HP30]*[.$HP$1]+ [.HQ30]*[.$HQ$1]+ [.HR30]*[.$HR$1]+ [.HS30]*[.$HS$1]+ [.HT30]*[.$HT$1]+ [.HU30]*[.$HU$1]+ [.HV30]*[.$HV$1]+ [.HW30]*[.$HW$1]+ [.HX30]*[.$HX$1]+ [.HY30]*[.$HY$1]+ [.HZ30]*[.$HZ$1]+ [.IA30]*[.$IA$1]+ [.IB30]*[.$IB$1]+ [.IC30]*[.$IC$1]+ [.ID30]*[.$ID$1]+ [.IE30]*[.$IE$1]+ [.IF30]*[.$IF$1]+ [.IG30]*[.$IG$1]+ [.IH30]*[.$IH$1]+ [.II30]*[.$II$1]+ [.IJ30]*[.$IJ$1]+ [.IK30]*[.$IK$1]+ [.IL30]*[.$IL$1]+ [.IM30]*[.$IM$1]+ [.IN30]*[.$IN$1]+ [.IO30]*[.$IO$1]+ [.IP30]*[.$IP$1]+ [.IQ30]*[.$IQ$1]+ [.IR30]*[.$IR$1]+ [.IS30]*[.$IS$1]+ [.IT30]*[.$IT$1]+ [.IU30]*[.$IU$1]+ [.IV30]*[.$IV$1]+ [.IW30]*[.$IW$1]+ [.IX30]*[.$IX$1]+ [.IY30]*[.$IY$1]+ [.IZ30]*[.$IZ$1]+ [.JA30]*[.$JA$1]+ [.JB30]*[.$JB$1]+ [.JC30]*[.$JC$1]+ [.JD30]*[.$JD$1]+ [.JE30]*[.$JE$1]+ [.JF30]*[.$JF$1]+ [.JG30]*[.$JG$1]+ [.JH30]*[.$JH$1]+ [.JI30]*[.$JI$1]+ [.JJ30]*[.$JJ$1]+ [.JK30]*[.$JK$1]+ [.JL30]*[.$JL$1]+ [.JM30]*[.$JM$1]+ [.JN30]*[.$JN$1]+ [.JO30]*[.$JO$1]+ [.JP30]*[.$JP$1]+ [.JQ30]*[.$JQ$1]+ [.JR30]*[.$JR$1]+ [.JS30]*[.$JS$1]+ [.JT30]*[.$JT$1]+ [.JU30]*[.$JU$1]+ [.JV30]*[.$JV$1]+ [.JW30]*[.$JW$1]+ [.JX30]*[.$JX$1]+ [.JY30]*[.$JY$1]+ [.JZ30]*[.$JZ$1]+ [.KA30]*[.$KA$1]+ [.KB30]*[.$KB$1]+ [.KC30]*[.$KC$1]+ [.KD30]*[.$KD$1]+ [.KE30]*[.$KE$1]+ [.KF30]*[.$KF$1]+ [.KG30]*[.$KG$1]+ [.KH30]*[.$KH$1]+ [.KI30]*[.$KI$1]+ [.KJ30]*[.$KJ$1]+ [.KK30]*[.$KK$1]+ [.KL30]*[.$KL$1]) /COUNT([.B30:.KL30]);0)" office:value-type="float" office:value="0" calcext:value-type="float">
            <text:p>0</text:p>
          </table:table-cell>
          <table:table-cell table:formula="of:=IF([.KN30]&lt;&gt;[.KM30];&quot;X&quot;;&quot;&quot;)">
            <text:p/>
          </table:table-cell>
        </table:table-row>
        <table:table-row table:style-name="ro1">
          <table:table-cell table:number-columns-repeated="298" office:value-type="float" office:value="0" calcext:value-type="float">
            <text:p>0</text:p>
          </table:table-cell>
          <table:table-cell table:formula="of:=ROUND(SUM([.B31:.KL31])/COUNT([.B31:.KL31]);0)" office:value-type="float" office:value="0" calcext:value-type="float">
            <text:p>0</text:p>
          </table:table-cell>
          <table:table-cell table:formula="of:=ROUND(([.B31]*[.$B$1]+ [.C31]*[.$C$1]+ [.D31]*[.$D$1]+ [.E31]*[.$E$1]+ [.F31]*[.$F$1]+ [.G31]*[.$G$1]+ [.H31]*[.$H$1]+ [.I31]*[.$I$1]+ [.J31]*[.$J$1]+ [.K31]*[.$K$1]+ [.L31]*[.$L$1]+ [.M31]*[.$M$1]+ [.N31]*[.$N$1]+ [.O31]*[.$O$1]+ [.P31]*[.$P$1]+ [.Q31]*[.$Q$1]+ [.R31]*[.$R$1]+ [.S31]*[.$S$1]+ [.T31]*[.$T$1]+ [.U31]*[.$U$1]+ [.V31]*[.$V$1]+ [.W31]*[.$W$1]+ [.X31]*[.$X$1]+ [.Y31]*[.$Y$1]+ [.Z31]*[.$Z$1]+ [.AA31]*[.$AA$1]+ [.AB31]*[.$AB$1]+ [.AC31]*[.$AC$1]+ [.AD31]*[.$AD$1]+ [.AE31]*[.$AE$1]+ [.AF31]*[.$AF$1]+ [.AG31]*[.$AG$1]+ [.AH31]*[.$AH$1]+ [.AI31]*[.$AI$1]+ [.AJ31]*[.$AJ$1]+ [.AK31]*[.$AK$1]+ [.AL31]*[.$AL$1]+ [.AM31]*[.$AM$1]+ [.AN31]*[.$AN$1]+ [.AO31]*[.$AO$1]+ [.AP31]*[.$AP$1]+ [.AQ31]*[.$AQ$1]+ [.AR31]*[.$AR$1]+ [.AS31]*[.$AS$1]+ [.AT31]*[.$AT$1]+ [.AU31]*[.$AU$1]+ [.AV31]*[.$AV$1]+ [.AW31]*[.$AW$1]+ [.AX31]*[.$AX$1]+ [.AY31]*[.$AY$1]+ [.AZ31]*[.$AZ$1]+ [.BA31]*[.$BA$1]+ [.BB31]*[.$BB$1]+ [.BC31]*[.$BC$1]+ [.BD31]*[.$BD$1]+ [.BE31]*[.$BE$1]+ [.BF31]*[.$BF$1]+ [.BG31]*[.$BG$1]+ [.BH31]*[.$BH$1]+ [.BI31]*[.$BI$1]+ [.BJ31]*[.$BJ$1]+ [.BK31]*[.$BK$1]+ [.BL31]*[.$BL$1]+ [.BM31]*[.$BM$1]+ [.BN31]*[.$BN$1]+ [.BO31]*[.$BO$1]+ [.BP31]*[.$BP$1]+ [.BQ31]*[.$BQ$1]+ [.BR31]*[.$BR$1]+ [.BS31]*[.$BS$1]+ [.BT31]*[.$BT$1]+ [.BU31]*[.$BU$1]+ [.BV31]*[.$BV$1]+ [.BW31]*[.$BW$1]+ [.BX31]*[.$BX$1]+ [.BY31]*[.$BY$1]+ [.BZ31]*[.$BZ$1]+ [.CA31]*[.$CA$1]+ [.CB31]*[.$CB$1]+ [.CC31]*[.$CC$1]+ [.CD31]*[.$CD$1]+ [.CE31]*[.$CE$1]+ [.CF31]*[.$CF$1]+ [.CG31]*[.$CG$1]+ [.CH31]*[.$CH$1]+ [.CI31]*[.$CI$1]+ [.CJ31]*[.$CJ$1]+ [.CK31]*[.$CK$1]+ [.CL31]*[.$CL$1]+ [.CM31]*[.$CM$1]+ [.CN31]*[.$CN$1]+ [.CO31]*[.$CO$1]+ [.CP31]*[.$CP$1]+ [.CQ31]*[.$CQ$1]+ [.CR31]*[.$CR$1]+ [.CS31]*[.$CS$1]+ [.CT31]*[.$CT$1]+ [.CU31]*[.$CU$1]+ [.CV31]*[.$CV$1]+ [.CW31]*[.$CW$1]+ [.CX31]*[.$CX$1]+ [.CY31]*[.$CY$1]+ [.CZ31]*[.$CZ$1]+ [.DA31]*[.$DA$1]+ [.DB31]*[.$DB$1]+ [.DC31]*[.$DC$1]+ [.DD31]*[.$DD$1]+ [.DE31]*[.$DE$1]+ [.DF31]*[.$DF$1]+ [.DG31]*[.$DG$1]+ [.DH31]*[.$DH$1]+ [.DI31]*[.$DI$1]+ [.DJ31]*[.$DJ$1]+ [.DK31]*[.$DK$1]+ [.DL31]*[.$DL$1]+ [.DM31]*[.$DM$1]+ [.DN31]*[.$DN$1]+ [.DO31]*[.$DO$1]+ [.DP31]*[.$DP$1]+ [.DQ31]*[.$DQ$1]+ [.DR31]*[.$DR$1]+ [.DS31]*[.$DS$1]+ [.DT31]*[.$DT$1]+ [.DU31]*[.$DU$1]+ [.DV31]*[.$DV$1]+ [.DW31]*[.$DW$1]+ [.DX31]*[.$DX$1]+ [.DY31]*[.$DY$1]+ [.DZ31]*[.$DZ$1]+ [.EA31]*[.$EA$1]+ [.EB31]*[.$EB$1]+ [.EC31]*[.$EC$1]+ [.ED31]*[.$ED$1]+ [.EE31]*[.$EE$1]+ [.EF31]*[.$EF$1]+ [.EG31]*[.$EG$1]+ [.EH31]*[.$EH$1]+ [.EI31]*[.$EI$1]+ [.EJ31]*[.$EJ$1]+ [.EK31]*[.$EK$1]+ [.EL31]*[.$EL$1]+ [.EM31]*[.$EM$1]+ [.EN31]*[.$EN$1]+ [.EO31]*[.$EO$1]+ [.EP31]*[.$EP$1]+ [.EQ31]*[.$EQ$1]+ [.ER31]*[.$ER$1]+ [.ES31]*[.$ES$1]+ [.ET31]*[.$ET$1]+ [.EU31]*[.$EU$1]+ [.EV31]*[.$EV$1]+ [.EW31]*[.$EW$1]+ [.EX31]*[.$EX$1]+ [.EY31]*[.$EY$1]+ [.EZ31]*[.$EZ$1]+ [.FA31]*[.$FA$1]+ [.FB31]*[.$FB$1]+ [.FC31]*[.$FC$1]+ [.FD31]*[.$FD$1]+ [.FE31]*[.$FE$1]+ [.FF31]*[.$FF$1]+ [.FG31]*[.$FG$1]+ [.FH31]*[.$FH$1]+ [.FI31]*[.$FI$1]+ [.FJ31]*[.$FJ$1]+ [.FK31]*[.$FK$1]+ [.FL31]*[.$FL$1]+ [.FM31]*[.$FM$1]+ [.FN31]*[.$FN$1]+ [.FO31]*[.$FO$1]+ [.FP31]*[.$FP$1]+ [.FQ31]*[.$FQ$1]+ [.FR31]*[.$FR$1]+ [.FS31]*[.$FS$1]+ [.FT31]*[.$FT$1]+ [.FU31]*[.$FU$1]+ [.FV31]*[.$FV$1]+ [.FW31]*[.$FW$1]+ [.FX31]*[.$FX$1]+ [.FY31]*[.$FY$1]+ [.FZ31]*[.$FZ$1]+ [.GA31]*[.$GA$1]+ [.GB31]*[.$GB$1]+ [.GC31]*[.$GC$1]+ [.GD31]*[.$GD$1]+ [.GE31]*[.$GE$1]+ [.GF31]*[.$GF$1]+ [.GG31]*[.$GG$1]+ [.GH31]*[.$GH$1]+ [.GI31]*[.$GI$1]+ [.GJ31]*[.$GJ$1]+ [.GK31]*[.$GK$1]+ [.GL31]*[.$GL$1]+ [.GM31]*[.$GM$1]+ [.GN31]*[.$GN$1]+ [.GO31]*[.$GO$1]+ [.GP31]*[.$GP$1]+ [.GQ31]*[.$GQ$1]+ [.GR31]*[.$GR$1]+ [.GS31]*[.$GS$1]+ [.GT31]*[.$GT$1]+ [.GU31]*[.$GU$1]+ [.GV31]*[.$GV$1]+ [.GW31]*[.$GW$1]+ [.GX31]*[.$GX$1]+ [.GY31]*[.$GY$1]+ [.GZ31]*[.$GZ$1]+ [.HA31]*[.$HA$1]+ [.HB31]*[.$HB$1]+ [.HC31]*[.$HC$1]+ [.HD31]*[.$HD$1]+ [.HE31]*[.$HE$1]+ [.HF31]*[.$HF$1]+ [.HG31]*[.$HG$1]+ [.HH31]*[.$HH$1]+ [.HI31]*[.$HI$1]+ [.HJ31]*[.$HJ$1]+ [.HK31]*[.$HK$1]+ [.HL31]*[.$HL$1]+ [.HM31]*[.$HM$1]+ [.HN31]*[.$HN$1]+ [.HO31]*[.$HO$1]+ [.HP31]*[.$HP$1]+ [.HQ31]*[.$HQ$1]+ [.HR31]*[.$HR$1]+ [.HS31]*[.$HS$1]+ [.HT31]*[.$HT$1]+ [.HU31]*[.$HU$1]+ [.HV31]*[.$HV$1]+ [.HW31]*[.$HW$1]+ [.HX31]*[.$HX$1]+ [.HY31]*[.$HY$1]+ [.HZ31]*[.$HZ$1]+ [.IA31]*[.$IA$1]+ [.IB31]*[.$IB$1]+ [.IC31]*[.$IC$1]+ [.ID31]*[.$ID$1]+ [.IE31]*[.$IE$1]+ [.IF31]*[.$IF$1]+ [.IG31]*[.$IG$1]+ [.IH31]*[.$IH$1]+ [.II31]*[.$II$1]+ [.IJ31]*[.$IJ$1]+ [.IK31]*[.$IK$1]+ [.IL31]*[.$IL$1]+ [.IM31]*[.$IM$1]+ [.IN31]*[.$IN$1]+ [.IO31]*[.$IO$1]+ [.IP31]*[.$IP$1]+ [.IQ31]*[.$IQ$1]+ [.IR31]*[.$IR$1]+ [.IS31]*[.$IS$1]+ [.IT31]*[.$IT$1]+ [.IU31]*[.$IU$1]+ [.IV31]*[.$IV$1]+ [.IW31]*[.$IW$1]+ [.IX31]*[.$IX$1]+ [.IY31]*[.$IY$1]+ [.IZ31]*[.$IZ$1]+ [.JA31]*[.$JA$1]+ [.JB31]*[.$JB$1]+ [.JC31]*[.$JC$1]+ [.JD31]*[.$JD$1]+ [.JE31]*[.$JE$1]+ [.JF31]*[.$JF$1]+ [.JG31]*[.$JG$1]+ [.JH31]*[.$JH$1]+ [.JI31]*[.$JI$1]+ [.JJ31]*[.$JJ$1]+ [.JK31]*[.$JK$1]+ [.JL31]*[.$JL$1]+ [.JM31]*[.$JM$1]+ [.JN31]*[.$JN$1]+ [.JO31]*[.$JO$1]+ [.JP31]*[.$JP$1]+ [.JQ31]*[.$JQ$1]+ [.JR31]*[.$JR$1]+ [.JS31]*[.$JS$1]+ [.JT31]*[.$JT$1]+ [.JU31]*[.$JU$1]+ [.JV31]*[.$JV$1]+ [.JW31]*[.$JW$1]+ [.JX31]*[.$JX$1]+ [.JY31]*[.$JY$1]+ [.JZ31]*[.$JZ$1]+ [.KA31]*[.$KA$1]+ [.KB31]*[.$KB$1]+ [.KC31]*[.$KC$1]+ [.KD31]*[.$KD$1]+ [.KE31]*[.$KE$1]+ [.KF31]*[.$KF$1]+ [.KG31]*[.$KG$1]+ [.KH31]*[.$KH$1]+ [.KI31]*[.$KI$1]+ [.KJ31]*[.$KJ$1]+ [.KK31]*[.$KK$1]+ [.KL31]*[.$KL$1]) /COUNT([.B31:.KL31]);0)" office:value-type="float" office:value="0" calcext:value-type="float">
            <text:p>0</text:p>
          </table:table-cell>
          <table:table-cell table:formula="of:=IF([.KN31]&lt;&gt;[.KM31];&quot;X&quot;;&quot;&quot;)">
            <text:p/>
          </table:table-cell>
        </table:table-row>
        <table:table-row table:style-name="ro1">
          <table:table-cell table:number-columns-repeated="298" office:value-type="float" office:value="0" calcext:value-type="float">
            <text:p>0</text:p>
          </table:table-cell>
          <table:table-cell table:formula="of:=ROUND(SUM([.B32:.KL32])/COUNT([.B32:.KL32]);0)" office:value-type="float" office:value="0" calcext:value-type="float">
            <text:p>0</text:p>
          </table:table-cell>
          <table:table-cell table:formula="of:=ROUND(([.B32]*[.$B$1]+ [.C32]*[.$C$1]+ [.D32]*[.$D$1]+ [.E32]*[.$E$1]+ [.F32]*[.$F$1]+ [.G32]*[.$G$1]+ [.H32]*[.$H$1]+ [.I32]*[.$I$1]+ [.J32]*[.$J$1]+ [.K32]*[.$K$1]+ [.L32]*[.$L$1]+ [.M32]*[.$M$1]+ [.N32]*[.$N$1]+ [.O32]*[.$O$1]+ [.P32]*[.$P$1]+ [.Q32]*[.$Q$1]+ [.R32]*[.$R$1]+ [.S32]*[.$S$1]+ [.T32]*[.$T$1]+ [.U32]*[.$U$1]+ [.V32]*[.$V$1]+ [.W32]*[.$W$1]+ [.X32]*[.$X$1]+ [.Y32]*[.$Y$1]+ [.Z32]*[.$Z$1]+ [.AA32]*[.$AA$1]+ [.AB32]*[.$AB$1]+ [.AC32]*[.$AC$1]+ [.AD32]*[.$AD$1]+ [.AE32]*[.$AE$1]+ [.AF32]*[.$AF$1]+ [.AG32]*[.$AG$1]+ [.AH32]*[.$AH$1]+ [.AI32]*[.$AI$1]+ [.AJ32]*[.$AJ$1]+ [.AK32]*[.$AK$1]+ [.AL32]*[.$AL$1]+ [.AM32]*[.$AM$1]+ [.AN32]*[.$AN$1]+ [.AO32]*[.$AO$1]+ [.AP32]*[.$AP$1]+ [.AQ32]*[.$AQ$1]+ [.AR32]*[.$AR$1]+ [.AS32]*[.$AS$1]+ [.AT32]*[.$AT$1]+ [.AU32]*[.$AU$1]+ [.AV32]*[.$AV$1]+ [.AW32]*[.$AW$1]+ [.AX32]*[.$AX$1]+ [.AY32]*[.$AY$1]+ [.AZ32]*[.$AZ$1]+ [.BA32]*[.$BA$1]+ [.BB32]*[.$BB$1]+ [.BC32]*[.$BC$1]+ [.BD32]*[.$BD$1]+ [.BE32]*[.$BE$1]+ [.BF32]*[.$BF$1]+ [.BG32]*[.$BG$1]+ [.BH32]*[.$BH$1]+ [.BI32]*[.$BI$1]+ [.BJ32]*[.$BJ$1]+ [.BK32]*[.$BK$1]+ [.BL32]*[.$BL$1]+ [.BM32]*[.$BM$1]+ [.BN32]*[.$BN$1]+ [.BO32]*[.$BO$1]+ [.BP32]*[.$BP$1]+ [.BQ32]*[.$BQ$1]+ [.BR32]*[.$BR$1]+ [.BS32]*[.$BS$1]+ [.BT32]*[.$BT$1]+ [.BU32]*[.$BU$1]+ [.BV32]*[.$BV$1]+ [.BW32]*[.$BW$1]+ [.BX32]*[.$BX$1]+ [.BY32]*[.$BY$1]+ [.BZ32]*[.$BZ$1]+ [.CA32]*[.$CA$1]+ [.CB32]*[.$CB$1]+ [.CC32]*[.$CC$1]+ [.CD32]*[.$CD$1]+ [.CE32]*[.$CE$1]+ [.CF32]*[.$CF$1]+ [.CG32]*[.$CG$1]+ [.CH32]*[.$CH$1]+ [.CI32]*[.$CI$1]+ [.CJ32]*[.$CJ$1]+ [.CK32]*[.$CK$1]+ [.CL32]*[.$CL$1]+ [.CM32]*[.$CM$1]+ [.CN32]*[.$CN$1]+ [.CO32]*[.$CO$1]+ [.CP32]*[.$CP$1]+ [.CQ32]*[.$CQ$1]+ [.CR32]*[.$CR$1]+ [.CS32]*[.$CS$1]+ [.CT32]*[.$CT$1]+ [.CU32]*[.$CU$1]+ [.CV32]*[.$CV$1]+ [.CW32]*[.$CW$1]+ [.CX32]*[.$CX$1]+ [.CY32]*[.$CY$1]+ [.CZ32]*[.$CZ$1]+ [.DA32]*[.$DA$1]+ [.DB32]*[.$DB$1]+ [.DC32]*[.$DC$1]+ [.DD32]*[.$DD$1]+ [.DE32]*[.$DE$1]+ [.DF32]*[.$DF$1]+ [.DG32]*[.$DG$1]+ [.DH32]*[.$DH$1]+ [.DI32]*[.$DI$1]+ [.DJ32]*[.$DJ$1]+ [.DK32]*[.$DK$1]+ [.DL32]*[.$DL$1]+ [.DM32]*[.$DM$1]+ [.DN32]*[.$DN$1]+ [.DO32]*[.$DO$1]+ [.DP32]*[.$DP$1]+ [.DQ32]*[.$DQ$1]+ [.DR32]*[.$DR$1]+ [.DS32]*[.$DS$1]+ [.DT32]*[.$DT$1]+ [.DU32]*[.$DU$1]+ [.DV32]*[.$DV$1]+ [.DW32]*[.$DW$1]+ [.DX32]*[.$DX$1]+ [.DY32]*[.$DY$1]+ [.DZ32]*[.$DZ$1]+ [.EA32]*[.$EA$1]+ [.EB32]*[.$EB$1]+ [.EC32]*[.$EC$1]+ [.ED32]*[.$ED$1]+ [.EE32]*[.$EE$1]+ [.EF32]*[.$EF$1]+ [.EG32]*[.$EG$1]+ [.EH32]*[.$EH$1]+ [.EI32]*[.$EI$1]+ [.EJ32]*[.$EJ$1]+ [.EK32]*[.$EK$1]+ [.EL32]*[.$EL$1]+ [.EM32]*[.$EM$1]+ [.EN32]*[.$EN$1]+ [.EO32]*[.$EO$1]+ [.EP32]*[.$EP$1]+ [.EQ32]*[.$EQ$1]+ [.ER32]*[.$ER$1]+ [.ES32]*[.$ES$1]+ [.ET32]*[.$ET$1]+ [.EU32]*[.$EU$1]+ [.EV32]*[.$EV$1]+ [.EW32]*[.$EW$1]+ [.EX32]*[.$EX$1]+ [.EY32]*[.$EY$1]+ [.EZ32]*[.$EZ$1]+ [.FA32]*[.$FA$1]+ [.FB32]*[.$FB$1]+ [.FC32]*[.$FC$1]+ [.FD32]*[.$FD$1]+ [.FE32]*[.$FE$1]+ [.FF32]*[.$FF$1]+ [.FG32]*[.$FG$1]+ [.FH32]*[.$FH$1]+ [.FI32]*[.$FI$1]+ [.FJ32]*[.$FJ$1]+ [.FK32]*[.$FK$1]+ [.FL32]*[.$FL$1]+ [.FM32]*[.$FM$1]+ [.FN32]*[.$FN$1]+ [.FO32]*[.$FO$1]+ [.FP32]*[.$FP$1]+ [.FQ32]*[.$FQ$1]+ [.FR32]*[.$FR$1]+ [.FS32]*[.$FS$1]+ [.FT32]*[.$FT$1]+ [.FU32]*[.$FU$1]+ [.FV32]*[.$FV$1]+ [.FW32]*[.$FW$1]+ [.FX32]*[.$FX$1]+ [.FY32]*[.$FY$1]+ [.FZ32]*[.$FZ$1]+ [.GA32]*[.$GA$1]+ [.GB32]*[.$GB$1]+ [.GC32]*[.$GC$1]+ [.GD32]*[.$GD$1]+ [.GE32]*[.$GE$1]+ [.GF32]*[.$GF$1]+ [.GG32]*[.$GG$1]+ [.GH32]*[.$GH$1]+ [.GI32]*[.$GI$1]+ [.GJ32]*[.$GJ$1]+ [.GK32]*[.$GK$1]+ [.GL32]*[.$GL$1]+ [.GM32]*[.$GM$1]+ [.GN32]*[.$GN$1]+ [.GO32]*[.$GO$1]+ [.GP32]*[.$GP$1]+ [.GQ32]*[.$GQ$1]+ [.GR32]*[.$GR$1]+ [.GS32]*[.$GS$1]+ [.GT32]*[.$GT$1]+ [.GU32]*[.$GU$1]+ [.GV32]*[.$GV$1]+ [.GW32]*[.$GW$1]+ [.GX32]*[.$GX$1]+ [.GY32]*[.$GY$1]+ [.GZ32]*[.$GZ$1]+ [.HA32]*[.$HA$1]+ [.HB32]*[.$HB$1]+ [.HC32]*[.$HC$1]+ [.HD32]*[.$HD$1]+ [.HE32]*[.$HE$1]+ [.HF32]*[.$HF$1]+ [.HG32]*[.$HG$1]+ [.HH32]*[.$HH$1]+ [.HI32]*[.$HI$1]+ [.HJ32]*[.$HJ$1]+ [.HK32]*[.$HK$1]+ [.HL32]*[.$HL$1]+ [.HM32]*[.$HM$1]+ [.HN32]*[.$HN$1]+ [.HO32]*[.$HO$1]+ [.HP32]*[.$HP$1]+ [.HQ32]*[.$HQ$1]+ [.HR32]*[.$HR$1]+ [.HS32]*[.$HS$1]+ [.HT32]*[.$HT$1]+ [.HU32]*[.$HU$1]+ [.HV32]*[.$HV$1]+ [.HW32]*[.$HW$1]+ [.HX32]*[.$HX$1]+ [.HY32]*[.$HY$1]+ [.HZ32]*[.$HZ$1]+ [.IA32]*[.$IA$1]+ [.IB32]*[.$IB$1]+ [.IC32]*[.$IC$1]+ [.ID32]*[.$ID$1]+ [.IE32]*[.$IE$1]+ [.IF32]*[.$IF$1]+ [.IG32]*[.$IG$1]+ [.IH32]*[.$IH$1]+ [.II32]*[.$II$1]+ [.IJ32]*[.$IJ$1]+ [.IK32]*[.$IK$1]+ [.IL32]*[.$IL$1]+ [.IM32]*[.$IM$1]+ [.IN32]*[.$IN$1]+ [.IO32]*[.$IO$1]+ [.IP32]*[.$IP$1]+ [.IQ32]*[.$IQ$1]+ [.IR32]*[.$IR$1]+ [.IS32]*[.$IS$1]+ [.IT32]*[.$IT$1]+ [.IU32]*[.$IU$1]+ [.IV32]*[.$IV$1]+ [.IW32]*[.$IW$1]+ [.IX32]*[.$IX$1]+ [.IY32]*[.$IY$1]+ [.IZ32]*[.$IZ$1]+ [.JA32]*[.$JA$1]+ [.JB32]*[.$JB$1]+ [.JC32]*[.$JC$1]+ [.JD32]*[.$JD$1]+ [.JE32]*[.$JE$1]+ [.JF32]*[.$JF$1]+ [.JG32]*[.$JG$1]+ [.JH32]*[.$JH$1]+ [.JI32]*[.$JI$1]+ [.JJ32]*[.$JJ$1]+ [.JK32]*[.$JK$1]+ [.JL32]*[.$JL$1]+ [.JM32]*[.$JM$1]+ [.JN32]*[.$JN$1]+ [.JO32]*[.$JO$1]+ [.JP32]*[.$JP$1]+ [.JQ32]*[.$JQ$1]+ [.JR32]*[.$JR$1]+ [.JS32]*[.$JS$1]+ [.JT32]*[.$JT$1]+ [.JU32]*[.$JU$1]+ [.JV32]*[.$JV$1]+ [.JW32]*[.$JW$1]+ [.JX32]*[.$JX$1]+ [.JY32]*[.$JY$1]+ [.JZ32]*[.$JZ$1]+ [.KA32]*[.$KA$1]+ [.KB32]*[.$KB$1]+ [.KC32]*[.$KC$1]+ [.KD32]*[.$KD$1]+ [.KE32]*[.$KE$1]+ [.KF32]*[.$KF$1]+ [.KG32]*[.$KG$1]+ [.KH32]*[.$KH$1]+ [.KI32]*[.$KI$1]+ [.KJ32]*[.$KJ$1]+ [.KK32]*[.$KK$1]+ [.KL32]*[.$KL$1]) /COUNT([.B32:.KL32]);0)" office:value-type="float" office:value="0" calcext:value-type="float">
            <text:p>0</text:p>
          </table:table-cell>
          <table:table-cell table:formula="of:=IF([.KN32]&lt;&gt;[.KM32];&quot;X&quot;;&quot;&quot;)">
            <text:p/>
          </table:table-cell>
        </table:table-row>
        <table:table-row table:style-name="ro1">
          <table:table-cell table:number-columns-repeated="1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7" office:value-type="float" office:value="0" calcext:value-type="float">
            <text:p>0</text:p>
          </table:table-cell>
          <table:table-cell table:formula="of:=ROUND(SUM([.B33:.KL33])/COUNT([.B33:.KL33]);0)" office:value-type="float" office:value="0" calcext:value-type="float">
            <text:p>0</text:p>
          </table:table-cell>
          <table:table-cell table:formula="of:=ROUND(([.B33]*[.$B$1]+ [.C33]*[.$C$1]+ [.D33]*[.$D$1]+ [.E33]*[.$E$1]+ [.F33]*[.$F$1]+ [.G33]*[.$G$1]+ [.H33]*[.$H$1]+ [.I33]*[.$I$1]+ [.J33]*[.$J$1]+ [.K33]*[.$K$1]+ [.L33]*[.$L$1]+ [.M33]*[.$M$1]+ [.N33]*[.$N$1]+ [.O33]*[.$O$1]+ [.P33]*[.$P$1]+ [.Q33]*[.$Q$1]+ [.R33]*[.$R$1]+ [.S33]*[.$S$1]+ [.T33]*[.$T$1]+ [.U33]*[.$U$1]+ [.V33]*[.$V$1]+ [.W33]*[.$W$1]+ [.X33]*[.$X$1]+ [.Y33]*[.$Y$1]+ [.Z33]*[.$Z$1]+ [.AA33]*[.$AA$1]+ [.AB33]*[.$AB$1]+ [.AC33]*[.$AC$1]+ [.AD33]*[.$AD$1]+ [.AE33]*[.$AE$1]+ [.AF33]*[.$AF$1]+ [.AG33]*[.$AG$1]+ [.AH33]*[.$AH$1]+ [.AI33]*[.$AI$1]+ [.AJ33]*[.$AJ$1]+ [.AK33]*[.$AK$1]+ [.AL33]*[.$AL$1]+ [.AM33]*[.$AM$1]+ [.AN33]*[.$AN$1]+ [.AO33]*[.$AO$1]+ [.AP33]*[.$AP$1]+ [.AQ33]*[.$AQ$1]+ [.AR33]*[.$AR$1]+ [.AS33]*[.$AS$1]+ [.AT33]*[.$AT$1]+ [.AU33]*[.$AU$1]+ [.AV33]*[.$AV$1]+ [.AW33]*[.$AW$1]+ [.AX33]*[.$AX$1]+ [.AY33]*[.$AY$1]+ [.AZ33]*[.$AZ$1]+ [.BA33]*[.$BA$1]+ [.BB33]*[.$BB$1]+ [.BC33]*[.$BC$1]+ [.BD33]*[.$BD$1]+ [.BE33]*[.$BE$1]+ [.BF33]*[.$BF$1]+ [.BG33]*[.$BG$1]+ [.BH33]*[.$BH$1]+ [.BI33]*[.$BI$1]+ [.BJ33]*[.$BJ$1]+ [.BK33]*[.$BK$1]+ [.BL33]*[.$BL$1]+ [.BM33]*[.$BM$1]+ [.BN33]*[.$BN$1]+ [.BO33]*[.$BO$1]+ [.BP33]*[.$BP$1]+ [.BQ33]*[.$BQ$1]+ [.BR33]*[.$BR$1]+ [.BS33]*[.$BS$1]+ [.BT33]*[.$BT$1]+ [.BU33]*[.$BU$1]+ [.BV33]*[.$BV$1]+ [.BW33]*[.$BW$1]+ [.BX33]*[.$BX$1]+ [.BY33]*[.$BY$1]+ [.BZ33]*[.$BZ$1]+ [.CA33]*[.$CA$1]+ [.CB33]*[.$CB$1]+ [.CC33]*[.$CC$1]+ [.CD33]*[.$CD$1]+ [.CE33]*[.$CE$1]+ [.CF33]*[.$CF$1]+ [.CG33]*[.$CG$1]+ [.CH33]*[.$CH$1]+ [.CI33]*[.$CI$1]+ [.CJ33]*[.$CJ$1]+ [.CK33]*[.$CK$1]+ [.CL33]*[.$CL$1]+ [.CM33]*[.$CM$1]+ [.CN33]*[.$CN$1]+ [.CO33]*[.$CO$1]+ [.CP33]*[.$CP$1]+ [.CQ33]*[.$CQ$1]+ [.CR33]*[.$CR$1]+ [.CS33]*[.$CS$1]+ [.CT33]*[.$CT$1]+ [.CU33]*[.$CU$1]+ [.CV33]*[.$CV$1]+ [.CW33]*[.$CW$1]+ [.CX33]*[.$CX$1]+ [.CY33]*[.$CY$1]+ [.CZ33]*[.$CZ$1]+ [.DA33]*[.$DA$1]+ [.DB33]*[.$DB$1]+ [.DC33]*[.$DC$1]+ [.DD33]*[.$DD$1]+ [.DE33]*[.$DE$1]+ [.DF33]*[.$DF$1]+ [.DG33]*[.$DG$1]+ [.DH33]*[.$DH$1]+ [.DI33]*[.$DI$1]+ [.DJ33]*[.$DJ$1]+ [.DK33]*[.$DK$1]+ [.DL33]*[.$DL$1]+ [.DM33]*[.$DM$1]+ [.DN33]*[.$DN$1]+ [.DO33]*[.$DO$1]+ [.DP33]*[.$DP$1]+ [.DQ33]*[.$DQ$1]+ [.DR33]*[.$DR$1]+ [.DS33]*[.$DS$1]+ [.DT33]*[.$DT$1]+ [.DU33]*[.$DU$1]+ [.DV33]*[.$DV$1]+ [.DW33]*[.$DW$1]+ [.DX33]*[.$DX$1]+ [.DY33]*[.$DY$1]+ [.DZ33]*[.$DZ$1]+ [.EA33]*[.$EA$1]+ [.EB33]*[.$EB$1]+ [.EC33]*[.$EC$1]+ [.ED33]*[.$ED$1]+ [.EE33]*[.$EE$1]+ [.EF33]*[.$EF$1]+ [.EG33]*[.$EG$1]+ [.EH33]*[.$EH$1]+ [.EI33]*[.$EI$1]+ [.EJ33]*[.$EJ$1]+ [.EK33]*[.$EK$1]+ [.EL33]*[.$EL$1]+ [.EM33]*[.$EM$1]+ [.EN33]*[.$EN$1]+ [.EO33]*[.$EO$1]+ [.EP33]*[.$EP$1]+ [.EQ33]*[.$EQ$1]+ [.ER33]*[.$ER$1]+ [.ES33]*[.$ES$1]+ [.ET33]*[.$ET$1]+ [.EU33]*[.$EU$1]+ [.EV33]*[.$EV$1]+ [.EW33]*[.$EW$1]+ [.EX33]*[.$EX$1]+ [.EY33]*[.$EY$1]+ [.EZ33]*[.$EZ$1]+ [.FA33]*[.$FA$1]+ [.FB33]*[.$FB$1]+ [.FC33]*[.$FC$1]+ [.FD33]*[.$FD$1]+ [.FE33]*[.$FE$1]+ [.FF33]*[.$FF$1]+ [.FG33]*[.$FG$1]+ [.FH33]*[.$FH$1]+ [.FI33]*[.$FI$1]+ [.FJ33]*[.$FJ$1]+ [.FK33]*[.$FK$1]+ [.FL33]*[.$FL$1]+ [.FM33]*[.$FM$1]+ [.FN33]*[.$FN$1]+ [.FO33]*[.$FO$1]+ [.FP33]*[.$FP$1]+ [.FQ33]*[.$FQ$1]+ [.FR33]*[.$FR$1]+ [.FS33]*[.$FS$1]+ [.FT33]*[.$FT$1]+ [.FU33]*[.$FU$1]+ [.FV33]*[.$FV$1]+ [.FW33]*[.$FW$1]+ [.FX33]*[.$FX$1]+ [.FY33]*[.$FY$1]+ [.FZ33]*[.$FZ$1]+ [.GA33]*[.$GA$1]+ [.GB33]*[.$GB$1]+ [.GC33]*[.$GC$1]+ [.GD33]*[.$GD$1]+ [.GE33]*[.$GE$1]+ [.GF33]*[.$GF$1]+ [.GG33]*[.$GG$1]+ [.GH33]*[.$GH$1]+ [.GI33]*[.$GI$1]+ [.GJ33]*[.$GJ$1]+ [.GK33]*[.$GK$1]+ [.GL33]*[.$GL$1]+ [.GM33]*[.$GM$1]+ [.GN33]*[.$GN$1]+ [.GO33]*[.$GO$1]+ [.GP33]*[.$GP$1]+ [.GQ33]*[.$GQ$1]+ [.GR33]*[.$GR$1]+ [.GS33]*[.$GS$1]+ [.GT33]*[.$GT$1]+ [.GU33]*[.$GU$1]+ [.GV33]*[.$GV$1]+ [.GW33]*[.$GW$1]+ [.GX33]*[.$GX$1]+ [.GY33]*[.$GY$1]+ [.GZ33]*[.$GZ$1]+ [.HA33]*[.$HA$1]+ [.HB33]*[.$HB$1]+ [.HC33]*[.$HC$1]+ [.HD33]*[.$HD$1]+ [.HE33]*[.$HE$1]+ [.HF33]*[.$HF$1]+ [.HG33]*[.$HG$1]+ [.HH33]*[.$HH$1]+ [.HI33]*[.$HI$1]+ [.HJ33]*[.$HJ$1]+ [.HK33]*[.$HK$1]+ [.HL33]*[.$HL$1]+ [.HM33]*[.$HM$1]+ [.HN33]*[.$HN$1]+ [.HO33]*[.$HO$1]+ [.HP33]*[.$HP$1]+ [.HQ33]*[.$HQ$1]+ [.HR33]*[.$HR$1]+ [.HS33]*[.$HS$1]+ [.HT33]*[.$HT$1]+ [.HU33]*[.$HU$1]+ [.HV33]*[.$HV$1]+ [.HW33]*[.$HW$1]+ [.HX33]*[.$HX$1]+ [.HY33]*[.$HY$1]+ [.HZ33]*[.$HZ$1]+ [.IA33]*[.$IA$1]+ [.IB33]*[.$IB$1]+ [.IC33]*[.$IC$1]+ [.ID33]*[.$ID$1]+ [.IE33]*[.$IE$1]+ [.IF33]*[.$IF$1]+ [.IG33]*[.$IG$1]+ [.IH33]*[.$IH$1]+ [.II33]*[.$II$1]+ [.IJ33]*[.$IJ$1]+ [.IK33]*[.$IK$1]+ [.IL33]*[.$IL$1]+ [.IM33]*[.$IM$1]+ [.IN33]*[.$IN$1]+ [.IO33]*[.$IO$1]+ [.IP33]*[.$IP$1]+ [.IQ33]*[.$IQ$1]+ [.IR33]*[.$IR$1]+ [.IS33]*[.$IS$1]+ [.IT33]*[.$IT$1]+ [.IU33]*[.$IU$1]+ [.IV33]*[.$IV$1]+ [.IW33]*[.$IW$1]+ [.IX33]*[.$IX$1]+ [.IY33]*[.$IY$1]+ [.IZ33]*[.$IZ$1]+ [.JA33]*[.$JA$1]+ [.JB33]*[.$JB$1]+ [.JC33]*[.$JC$1]+ [.JD33]*[.$JD$1]+ [.JE33]*[.$JE$1]+ [.JF33]*[.$JF$1]+ [.JG33]*[.$JG$1]+ [.JH33]*[.$JH$1]+ [.JI33]*[.$JI$1]+ [.JJ33]*[.$JJ$1]+ [.JK33]*[.$JK$1]+ [.JL33]*[.$JL$1]+ [.JM33]*[.$JM$1]+ [.JN33]*[.$JN$1]+ [.JO33]*[.$JO$1]+ [.JP33]*[.$JP$1]+ [.JQ33]*[.$JQ$1]+ [.JR33]*[.$JR$1]+ [.JS33]*[.$JS$1]+ [.JT33]*[.$JT$1]+ [.JU33]*[.$JU$1]+ [.JV33]*[.$JV$1]+ [.JW33]*[.$JW$1]+ [.JX33]*[.$JX$1]+ [.JY33]*[.$JY$1]+ [.JZ33]*[.$JZ$1]+ [.KA33]*[.$KA$1]+ [.KB33]*[.$KB$1]+ [.KC33]*[.$KC$1]+ [.KD33]*[.$KD$1]+ [.KE33]*[.$KE$1]+ [.KF33]*[.$KF$1]+ [.KG33]*[.$KG$1]+ [.KH33]*[.$KH$1]+ [.KI33]*[.$KI$1]+ [.KJ33]*[.$KJ$1]+ [.KK33]*[.$KK$1]+ [.KL33]*[.$KL$1]) /COUNT([.B33:.KL33]);0)" office:value-type="float" office:value="0" calcext:value-type="float">
            <text:p>0</text:p>
          </table:table-cell>
          <table:table-cell table:formula="of:=IF([.KN33]&lt;&gt;[.KM33];&quot;X&quot;;&quot;&quot;)">
            <text:p/>
          </table:table-cell>
        </table:table-row>
        <table:table-row table:style-name="ro1">
          <table:table-cell table:number-columns-repeated="298" office:value-type="float" office:value="0" calcext:value-type="float">
            <text:p>0</text:p>
          </table:table-cell>
          <table:table-cell table:formula="of:=ROUND(SUM([.B34:.KL34])/COUNT([.B34:.KL34]);0)" office:value-type="float" office:value="0" calcext:value-type="float">
            <text:p>0</text:p>
          </table:table-cell>
          <table:table-cell table:formula="of:=ROUND(([.B34]*[.$B$1]+ [.C34]*[.$C$1]+ [.D34]*[.$D$1]+ [.E34]*[.$E$1]+ [.F34]*[.$F$1]+ [.G34]*[.$G$1]+ [.H34]*[.$H$1]+ [.I34]*[.$I$1]+ [.J34]*[.$J$1]+ [.K34]*[.$K$1]+ [.L34]*[.$L$1]+ [.M34]*[.$M$1]+ [.N34]*[.$N$1]+ [.O34]*[.$O$1]+ [.P34]*[.$P$1]+ [.Q34]*[.$Q$1]+ [.R34]*[.$R$1]+ [.S34]*[.$S$1]+ [.T34]*[.$T$1]+ [.U34]*[.$U$1]+ [.V34]*[.$V$1]+ [.W34]*[.$W$1]+ [.X34]*[.$X$1]+ [.Y34]*[.$Y$1]+ [.Z34]*[.$Z$1]+ [.AA34]*[.$AA$1]+ [.AB34]*[.$AB$1]+ [.AC34]*[.$AC$1]+ [.AD34]*[.$AD$1]+ [.AE34]*[.$AE$1]+ [.AF34]*[.$AF$1]+ [.AG34]*[.$AG$1]+ [.AH34]*[.$AH$1]+ [.AI34]*[.$AI$1]+ [.AJ34]*[.$AJ$1]+ [.AK34]*[.$AK$1]+ [.AL34]*[.$AL$1]+ [.AM34]*[.$AM$1]+ [.AN34]*[.$AN$1]+ [.AO34]*[.$AO$1]+ [.AP34]*[.$AP$1]+ [.AQ34]*[.$AQ$1]+ [.AR34]*[.$AR$1]+ [.AS34]*[.$AS$1]+ [.AT34]*[.$AT$1]+ [.AU34]*[.$AU$1]+ [.AV34]*[.$AV$1]+ [.AW34]*[.$AW$1]+ [.AX34]*[.$AX$1]+ [.AY34]*[.$AY$1]+ [.AZ34]*[.$AZ$1]+ [.BA34]*[.$BA$1]+ [.BB34]*[.$BB$1]+ [.BC34]*[.$BC$1]+ [.BD34]*[.$BD$1]+ [.BE34]*[.$BE$1]+ [.BF34]*[.$BF$1]+ [.BG34]*[.$BG$1]+ [.BH34]*[.$BH$1]+ [.BI34]*[.$BI$1]+ [.BJ34]*[.$BJ$1]+ [.BK34]*[.$BK$1]+ [.BL34]*[.$BL$1]+ [.BM34]*[.$BM$1]+ [.BN34]*[.$BN$1]+ [.BO34]*[.$BO$1]+ [.BP34]*[.$BP$1]+ [.BQ34]*[.$BQ$1]+ [.BR34]*[.$BR$1]+ [.BS34]*[.$BS$1]+ [.BT34]*[.$BT$1]+ [.BU34]*[.$BU$1]+ [.BV34]*[.$BV$1]+ [.BW34]*[.$BW$1]+ [.BX34]*[.$BX$1]+ [.BY34]*[.$BY$1]+ [.BZ34]*[.$BZ$1]+ [.CA34]*[.$CA$1]+ [.CB34]*[.$CB$1]+ [.CC34]*[.$CC$1]+ [.CD34]*[.$CD$1]+ [.CE34]*[.$CE$1]+ [.CF34]*[.$CF$1]+ [.CG34]*[.$CG$1]+ [.CH34]*[.$CH$1]+ [.CI34]*[.$CI$1]+ [.CJ34]*[.$CJ$1]+ [.CK34]*[.$CK$1]+ [.CL34]*[.$CL$1]+ [.CM34]*[.$CM$1]+ [.CN34]*[.$CN$1]+ [.CO34]*[.$CO$1]+ [.CP34]*[.$CP$1]+ [.CQ34]*[.$CQ$1]+ [.CR34]*[.$CR$1]+ [.CS34]*[.$CS$1]+ [.CT34]*[.$CT$1]+ [.CU34]*[.$CU$1]+ [.CV34]*[.$CV$1]+ [.CW34]*[.$CW$1]+ [.CX34]*[.$CX$1]+ [.CY34]*[.$CY$1]+ [.CZ34]*[.$CZ$1]+ [.DA34]*[.$DA$1]+ [.DB34]*[.$DB$1]+ [.DC34]*[.$DC$1]+ [.DD34]*[.$DD$1]+ [.DE34]*[.$DE$1]+ [.DF34]*[.$DF$1]+ [.DG34]*[.$DG$1]+ [.DH34]*[.$DH$1]+ [.DI34]*[.$DI$1]+ [.DJ34]*[.$DJ$1]+ [.DK34]*[.$DK$1]+ [.DL34]*[.$DL$1]+ [.DM34]*[.$DM$1]+ [.DN34]*[.$DN$1]+ [.DO34]*[.$DO$1]+ [.DP34]*[.$DP$1]+ [.DQ34]*[.$DQ$1]+ [.DR34]*[.$DR$1]+ [.DS34]*[.$DS$1]+ [.DT34]*[.$DT$1]+ [.DU34]*[.$DU$1]+ [.DV34]*[.$DV$1]+ [.DW34]*[.$DW$1]+ [.DX34]*[.$DX$1]+ [.DY34]*[.$DY$1]+ [.DZ34]*[.$DZ$1]+ [.EA34]*[.$EA$1]+ [.EB34]*[.$EB$1]+ [.EC34]*[.$EC$1]+ [.ED34]*[.$ED$1]+ [.EE34]*[.$EE$1]+ [.EF34]*[.$EF$1]+ [.EG34]*[.$EG$1]+ [.EH34]*[.$EH$1]+ [.EI34]*[.$EI$1]+ [.EJ34]*[.$EJ$1]+ [.EK34]*[.$EK$1]+ [.EL34]*[.$EL$1]+ [.EM34]*[.$EM$1]+ [.EN34]*[.$EN$1]+ [.EO34]*[.$EO$1]+ [.EP34]*[.$EP$1]+ [.EQ34]*[.$EQ$1]+ [.ER34]*[.$ER$1]+ [.ES34]*[.$ES$1]+ [.ET34]*[.$ET$1]+ [.EU34]*[.$EU$1]+ [.EV34]*[.$EV$1]+ [.EW34]*[.$EW$1]+ [.EX34]*[.$EX$1]+ [.EY34]*[.$EY$1]+ [.EZ34]*[.$EZ$1]+ [.FA34]*[.$FA$1]+ [.FB34]*[.$FB$1]+ [.FC34]*[.$FC$1]+ [.FD34]*[.$FD$1]+ [.FE34]*[.$FE$1]+ [.FF34]*[.$FF$1]+ [.FG34]*[.$FG$1]+ [.FH34]*[.$FH$1]+ [.FI34]*[.$FI$1]+ [.FJ34]*[.$FJ$1]+ [.FK34]*[.$FK$1]+ [.FL34]*[.$FL$1]+ [.FM34]*[.$FM$1]+ [.FN34]*[.$FN$1]+ [.FO34]*[.$FO$1]+ [.FP34]*[.$FP$1]+ [.FQ34]*[.$FQ$1]+ [.FR34]*[.$FR$1]+ [.FS34]*[.$FS$1]+ [.FT34]*[.$FT$1]+ [.FU34]*[.$FU$1]+ [.FV34]*[.$FV$1]+ [.FW34]*[.$FW$1]+ [.FX34]*[.$FX$1]+ [.FY34]*[.$FY$1]+ [.FZ34]*[.$FZ$1]+ [.GA34]*[.$GA$1]+ [.GB34]*[.$GB$1]+ [.GC34]*[.$GC$1]+ [.GD34]*[.$GD$1]+ [.GE34]*[.$GE$1]+ [.GF34]*[.$GF$1]+ [.GG34]*[.$GG$1]+ [.GH34]*[.$GH$1]+ [.GI34]*[.$GI$1]+ [.GJ34]*[.$GJ$1]+ [.GK34]*[.$GK$1]+ [.GL34]*[.$GL$1]+ [.GM34]*[.$GM$1]+ [.GN34]*[.$GN$1]+ [.GO34]*[.$GO$1]+ [.GP34]*[.$GP$1]+ [.GQ34]*[.$GQ$1]+ [.GR34]*[.$GR$1]+ [.GS34]*[.$GS$1]+ [.GT34]*[.$GT$1]+ [.GU34]*[.$GU$1]+ [.GV34]*[.$GV$1]+ [.GW34]*[.$GW$1]+ [.GX34]*[.$GX$1]+ [.GY34]*[.$GY$1]+ [.GZ34]*[.$GZ$1]+ [.HA34]*[.$HA$1]+ [.HB34]*[.$HB$1]+ [.HC34]*[.$HC$1]+ [.HD34]*[.$HD$1]+ [.HE34]*[.$HE$1]+ [.HF34]*[.$HF$1]+ [.HG34]*[.$HG$1]+ [.HH34]*[.$HH$1]+ [.HI34]*[.$HI$1]+ [.HJ34]*[.$HJ$1]+ [.HK34]*[.$HK$1]+ [.HL34]*[.$HL$1]+ [.HM34]*[.$HM$1]+ [.HN34]*[.$HN$1]+ [.HO34]*[.$HO$1]+ [.HP34]*[.$HP$1]+ [.HQ34]*[.$HQ$1]+ [.HR34]*[.$HR$1]+ [.HS34]*[.$HS$1]+ [.HT34]*[.$HT$1]+ [.HU34]*[.$HU$1]+ [.HV34]*[.$HV$1]+ [.HW34]*[.$HW$1]+ [.HX34]*[.$HX$1]+ [.HY34]*[.$HY$1]+ [.HZ34]*[.$HZ$1]+ [.IA34]*[.$IA$1]+ [.IB34]*[.$IB$1]+ [.IC34]*[.$IC$1]+ [.ID34]*[.$ID$1]+ [.IE34]*[.$IE$1]+ [.IF34]*[.$IF$1]+ [.IG34]*[.$IG$1]+ [.IH34]*[.$IH$1]+ [.II34]*[.$II$1]+ [.IJ34]*[.$IJ$1]+ [.IK34]*[.$IK$1]+ [.IL34]*[.$IL$1]+ [.IM34]*[.$IM$1]+ [.IN34]*[.$IN$1]+ [.IO34]*[.$IO$1]+ [.IP34]*[.$IP$1]+ [.IQ34]*[.$IQ$1]+ [.IR34]*[.$IR$1]+ [.IS34]*[.$IS$1]+ [.IT34]*[.$IT$1]+ [.IU34]*[.$IU$1]+ [.IV34]*[.$IV$1]+ [.IW34]*[.$IW$1]+ [.IX34]*[.$IX$1]+ [.IY34]*[.$IY$1]+ [.IZ34]*[.$IZ$1]+ [.JA34]*[.$JA$1]+ [.JB34]*[.$JB$1]+ [.JC34]*[.$JC$1]+ [.JD34]*[.$JD$1]+ [.JE34]*[.$JE$1]+ [.JF34]*[.$JF$1]+ [.JG34]*[.$JG$1]+ [.JH34]*[.$JH$1]+ [.JI34]*[.$JI$1]+ [.JJ34]*[.$JJ$1]+ [.JK34]*[.$JK$1]+ [.JL34]*[.$JL$1]+ [.JM34]*[.$JM$1]+ [.JN34]*[.$JN$1]+ [.JO34]*[.$JO$1]+ [.JP34]*[.$JP$1]+ [.JQ34]*[.$JQ$1]+ [.JR34]*[.$JR$1]+ [.JS34]*[.$JS$1]+ [.JT34]*[.$JT$1]+ [.JU34]*[.$JU$1]+ [.JV34]*[.$JV$1]+ [.JW34]*[.$JW$1]+ [.JX34]*[.$JX$1]+ [.JY34]*[.$JY$1]+ [.JZ34]*[.$JZ$1]+ [.KA34]*[.$KA$1]+ [.KB34]*[.$KB$1]+ [.KC34]*[.$KC$1]+ [.KD34]*[.$KD$1]+ [.KE34]*[.$KE$1]+ [.KF34]*[.$KF$1]+ [.KG34]*[.$KG$1]+ [.KH34]*[.$KH$1]+ [.KI34]*[.$KI$1]+ [.KJ34]*[.$KJ$1]+ [.KK34]*[.$KK$1]+ [.KL34]*[.$KL$1]) /COUNT([.B34:.KL34]);0)" office:value-type="float" office:value="0" calcext:value-type="float">
            <text:p>0</text:p>
          </table:table-cell>
          <table:table-cell table:formula="of:=IF([.KN34]&lt;&gt;[.KM34];&quot;X&quot;;&quot;&quot;)">
            <text:p/>
          </table:table-cell>
        </table:table-row>
        <table:table-row table:style-name="ro1">
          <table:table-cell table:number-columns-repeated="298" office:value-type="float" office:value="0" calcext:value-type="float">
            <text:p>0</text:p>
          </table:table-cell>
          <table:table-cell table:formula="of:=ROUND(SUM([.B35:.KL35])/COUNT([.B35:.KL35]);0)" office:value-type="float" office:value="0" calcext:value-type="float">
            <text:p>0</text:p>
          </table:table-cell>
          <table:table-cell table:formula="of:=ROUND(([.B35]*[.$B$1]+ [.C35]*[.$C$1]+ [.D35]*[.$D$1]+ [.E35]*[.$E$1]+ [.F35]*[.$F$1]+ [.G35]*[.$G$1]+ [.H35]*[.$H$1]+ [.I35]*[.$I$1]+ [.J35]*[.$J$1]+ [.K35]*[.$K$1]+ [.L35]*[.$L$1]+ [.M35]*[.$M$1]+ [.N35]*[.$N$1]+ [.O35]*[.$O$1]+ [.P35]*[.$P$1]+ [.Q35]*[.$Q$1]+ [.R35]*[.$R$1]+ [.S35]*[.$S$1]+ [.T35]*[.$T$1]+ [.U35]*[.$U$1]+ [.V35]*[.$V$1]+ [.W35]*[.$W$1]+ [.X35]*[.$X$1]+ [.Y35]*[.$Y$1]+ [.Z35]*[.$Z$1]+ [.AA35]*[.$AA$1]+ [.AB35]*[.$AB$1]+ [.AC35]*[.$AC$1]+ [.AD35]*[.$AD$1]+ [.AE35]*[.$AE$1]+ [.AF35]*[.$AF$1]+ [.AG35]*[.$AG$1]+ [.AH35]*[.$AH$1]+ [.AI35]*[.$AI$1]+ [.AJ35]*[.$AJ$1]+ [.AK35]*[.$AK$1]+ [.AL35]*[.$AL$1]+ [.AM35]*[.$AM$1]+ [.AN35]*[.$AN$1]+ [.AO35]*[.$AO$1]+ [.AP35]*[.$AP$1]+ [.AQ35]*[.$AQ$1]+ [.AR35]*[.$AR$1]+ [.AS35]*[.$AS$1]+ [.AT35]*[.$AT$1]+ [.AU35]*[.$AU$1]+ [.AV35]*[.$AV$1]+ [.AW35]*[.$AW$1]+ [.AX35]*[.$AX$1]+ [.AY35]*[.$AY$1]+ [.AZ35]*[.$AZ$1]+ [.BA35]*[.$BA$1]+ [.BB35]*[.$BB$1]+ [.BC35]*[.$BC$1]+ [.BD35]*[.$BD$1]+ [.BE35]*[.$BE$1]+ [.BF35]*[.$BF$1]+ [.BG35]*[.$BG$1]+ [.BH35]*[.$BH$1]+ [.BI35]*[.$BI$1]+ [.BJ35]*[.$BJ$1]+ [.BK35]*[.$BK$1]+ [.BL35]*[.$BL$1]+ [.BM35]*[.$BM$1]+ [.BN35]*[.$BN$1]+ [.BO35]*[.$BO$1]+ [.BP35]*[.$BP$1]+ [.BQ35]*[.$BQ$1]+ [.BR35]*[.$BR$1]+ [.BS35]*[.$BS$1]+ [.BT35]*[.$BT$1]+ [.BU35]*[.$BU$1]+ [.BV35]*[.$BV$1]+ [.BW35]*[.$BW$1]+ [.BX35]*[.$BX$1]+ [.BY35]*[.$BY$1]+ [.BZ35]*[.$BZ$1]+ [.CA35]*[.$CA$1]+ [.CB35]*[.$CB$1]+ [.CC35]*[.$CC$1]+ [.CD35]*[.$CD$1]+ [.CE35]*[.$CE$1]+ [.CF35]*[.$CF$1]+ [.CG35]*[.$CG$1]+ [.CH35]*[.$CH$1]+ [.CI35]*[.$CI$1]+ [.CJ35]*[.$CJ$1]+ [.CK35]*[.$CK$1]+ [.CL35]*[.$CL$1]+ [.CM35]*[.$CM$1]+ [.CN35]*[.$CN$1]+ [.CO35]*[.$CO$1]+ [.CP35]*[.$CP$1]+ [.CQ35]*[.$CQ$1]+ [.CR35]*[.$CR$1]+ [.CS35]*[.$CS$1]+ [.CT35]*[.$CT$1]+ [.CU35]*[.$CU$1]+ [.CV35]*[.$CV$1]+ [.CW35]*[.$CW$1]+ [.CX35]*[.$CX$1]+ [.CY35]*[.$CY$1]+ [.CZ35]*[.$CZ$1]+ [.DA35]*[.$DA$1]+ [.DB35]*[.$DB$1]+ [.DC35]*[.$DC$1]+ [.DD35]*[.$DD$1]+ [.DE35]*[.$DE$1]+ [.DF35]*[.$DF$1]+ [.DG35]*[.$DG$1]+ [.DH35]*[.$DH$1]+ [.DI35]*[.$DI$1]+ [.DJ35]*[.$DJ$1]+ [.DK35]*[.$DK$1]+ [.DL35]*[.$DL$1]+ [.DM35]*[.$DM$1]+ [.DN35]*[.$DN$1]+ [.DO35]*[.$DO$1]+ [.DP35]*[.$DP$1]+ [.DQ35]*[.$DQ$1]+ [.DR35]*[.$DR$1]+ [.DS35]*[.$DS$1]+ [.DT35]*[.$DT$1]+ [.DU35]*[.$DU$1]+ [.DV35]*[.$DV$1]+ [.DW35]*[.$DW$1]+ [.DX35]*[.$DX$1]+ [.DY35]*[.$DY$1]+ [.DZ35]*[.$DZ$1]+ [.EA35]*[.$EA$1]+ [.EB35]*[.$EB$1]+ [.EC35]*[.$EC$1]+ [.ED35]*[.$ED$1]+ [.EE35]*[.$EE$1]+ [.EF35]*[.$EF$1]+ [.EG35]*[.$EG$1]+ [.EH35]*[.$EH$1]+ [.EI35]*[.$EI$1]+ [.EJ35]*[.$EJ$1]+ [.EK35]*[.$EK$1]+ [.EL35]*[.$EL$1]+ [.EM35]*[.$EM$1]+ [.EN35]*[.$EN$1]+ [.EO35]*[.$EO$1]+ [.EP35]*[.$EP$1]+ [.EQ35]*[.$EQ$1]+ [.ER35]*[.$ER$1]+ [.ES35]*[.$ES$1]+ [.ET35]*[.$ET$1]+ [.EU35]*[.$EU$1]+ [.EV35]*[.$EV$1]+ [.EW35]*[.$EW$1]+ [.EX35]*[.$EX$1]+ [.EY35]*[.$EY$1]+ [.EZ35]*[.$EZ$1]+ [.FA35]*[.$FA$1]+ [.FB35]*[.$FB$1]+ [.FC35]*[.$FC$1]+ [.FD35]*[.$FD$1]+ [.FE35]*[.$FE$1]+ [.FF35]*[.$FF$1]+ [.FG35]*[.$FG$1]+ [.FH35]*[.$FH$1]+ [.FI35]*[.$FI$1]+ [.FJ35]*[.$FJ$1]+ [.FK35]*[.$FK$1]+ [.FL35]*[.$FL$1]+ [.FM35]*[.$FM$1]+ [.FN35]*[.$FN$1]+ [.FO35]*[.$FO$1]+ [.FP35]*[.$FP$1]+ [.FQ35]*[.$FQ$1]+ [.FR35]*[.$FR$1]+ [.FS35]*[.$FS$1]+ [.FT35]*[.$FT$1]+ [.FU35]*[.$FU$1]+ [.FV35]*[.$FV$1]+ [.FW35]*[.$FW$1]+ [.FX35]*[.$FX$1]+ [.FY35]*[.$FY$1]+ [.FZ35]*[.$FZ$1]+ [.GA35]*[.$GA$1]+ [.GB35]*[.$GB$1]+ [.GC35]*[.$GC$1]+ [.GD35]*[.$GD$1]+ [.GE35]*[.$GE$1]+ [.GF35]*[.$GF$1]+ [.GG35]*[.$GG$1]+ [.GH35]*[.$GH$1]+ [.GI35]*[.$GI$1]+ [.GJ35]*[.$GJ$1]+ [.GK35]*[.$GK$1]+ [.GL35]*[.$GL$1]+ [.GM35]*[.$GM$1]+ [.GN35]*[.$GN$1]+ [.GO35]*[.$GO$1]+ [.GP35]*[.$GP$1]+ [.GQ35]*[.$GQ$1]+ [.GR35]*[.$GR$1]+ [.GS35]*[.$GS$1]+ [.GT35]*[.$GT$1]+ [.GU35]*[.$GU$1]+ [.GV35]*[.$GV$1]+ [.GW35]*[.$GW$1]+ [.GX35]*[.$GX$1]+ [.GY35]*[.$GY$1]+ [.GZ35]*[.$GZ$1]+ [.HA35]*[.$HA$1]+ [.HB35]*[.$HB$1]+ [.HC35]*[.$HC$1]+ [.HD35]*[.$HD$1]+ [.HE35]*[.$HE$1]+ [.HF35]*[.$HF$1]+ [.HG35]*[.$HG$1]+ [.HH35]*[.$HH$1]+ [.HI35]*[.$HI$1]+ [.HJ35]*[.$HJ$1]+ [.HK35]*[.$HK$1]+ [.HL35]*[.$HL$1]+ [.HM35]*[.$HM$1]+ [.HN35]*[.$HN$1]+ [.HO35]*[.$HO$1]+ [.HP35]*[.$HP$1]+ [.HQ35]*[.$HQ$1]+ [.HR35]*[.$HR$1]+ [.HS35]*[.$HS$1]+ [.HT35]*[.$HT$1]+ [.HU35]*[.$HU$1]+ [.HV35]*[.$HV$1]+ [.HW35]*[.$HW$1]+ [.HX35]*[.$HX$1]+ [.HY35]*[.$HY$1]+ [.HZ35]*[.$HZ$1]+ [.IA35]*[.$IA$1]+ [.IB35]*[.$IB$1]+ [.IC35]*[.$IC$1]+ [.ID35]*[.$ID$1]+ [.IE35]*[.$IE$1]+ [.IF35]*[.$IF$1]+ [.IG35]*[.$IG$1]+ [.IH35]*[.$IH$1]+ [.II35]*[.$II$1]+ [.IJ35]*[.$IJ$1]+ [.IK35]*[.$IK$1]+ [.IL35]*[.$IL$1]+ [.IM35]*[.$IM$1]+ [.IN35]*[.$IN$1]+ [.IO35]*[.$IO$1]+ [.IP35]*[.$IP$1]+ [.IQ35]*[.$IQ$1]+ [.IR35]*[.$IR$1]+ [.IS35]*[.$IS$1]+ [.IT35]*[.$IT$1]+ [.IU35]*[.$IU$1]+ [.IV35]*[.$IV$1]+ [.IW35]*[.$IW$1]+ [.IX35]*[.$IX$1]+ [.IY35]*[.$IY$1]+ [.IZ35]*[.$IZ$1]+ [.JA35]*[.$JA$1]+ [.JB35]*[.$JB$1]+ [.JC35]*[.$JC$1]+ [.JD35]*[.$JD$1]+ [.JE35]*[.$JE$1]+ [.JF35]*[.$JF$1]+ [.JG35]*[.$JG$1]+ [.JH35]*[.$JH$1]+ [.JI35]*[.$JI$1]+ [.JJ35]*[.$JJ$1]+ [.JK35]*[.$JK$1]+ [.JL35]*[.$JL$1]+ [.JM35]*[.$JM$1]+ [.JN35]*[.$JN$1]+ [.JO35]*[.$JO$1]+ [.JP35]*[.$JP$1]+ [.JQ35]*[.$JQ$1]+ [.JR35]*[.$JR$1]+ [.JS35]*[.$JS$1]+ [.JT35]*[.$JT$1]+ [.JU35]*[.$JU$1]+ [.JV35]*[.$JV$1]+ [.JW35]*[.$JW$1]+ [.JX35]*[.$JX$1]+ [.JY35]*[.$JY$1]+ [.JZ35]*[.$JZ$1]+ [.KA35]*[.$KA$1]+ [.KB35]*[.$KB$1]+ [.KC35]*[.$KC$1]+ [.KD35]*[.$KD$1]+ [.KE35]*[.$KE$1]+ [.KF35]*[.$KF$1]+ [.KG35]*[.$KG$1]+ [.KH35]*[.$KH$1]+ [.KI35]*[.$KI$1]+ [.KJ35]*[.$KJ$1]+ [.KK35]*[.$KK$1]+ [.KL35]*[.$KL$1]) /COUNT([.B35:.KL35]);0)" office:value-type="float" office:value="0" calcext:value-type="float">
            <text:p>0</text:p>
          </table:table-cell>
          <table:table-cell table:formula="of:=IF([.KN35]&lt;&gt;[.KM35];&quot;X&quot;;&quot;&quot;)">
            <text:p/>
          </table:table-cell>
        </table:table-row>
        <table:table-row table:style-name="ro1">
          <table:table-cell table:number-columns-repeated="298" office:value-type="float" office:value="0" calcext:value-type="float">
            <text:p>0</text:p>
          </table:table-cell>
          <table:table-cell table:formula="of:=ROUND(SUM([.B36:.KL36])/COUNT([.B36:.KL36]);0)" office:value-type="float" office:value="0" calcext:value-type="float">
            <text:p>0</text:p>
          </table:table-cell>
          <table:table-cell table:formula="of:=ROUND(([.B36]*[.$B$1]+ [.C36]*[.$C$1]+ [.D36]*[.$D$1]+ [.E36]*[.$E$1]+ [.F36]*[.$F$1]+ [.G36]*[.$G$1]+ [.H36]*[.$H$1]+ [.I36]*[.$I$1]+ [.J36]*[.$J$1]+ [.K36]*[.$K$1]+ [.L36]*[.$L$1]+ [.M36]*[.$M$1]+ [.N36]*[.$N$1]+ [.O36]*[.$O$1]+ [.P36]*[.$P$1]+ [.Q36]*[.$Q$1]+ [.R36]*[.$R$1]+ [.S36]*[.$S$1]+ [.T36]*[.$T$1]+ [.U36]*[.$U$1]+ [.V36]*[.$V$1]+ [.W36]*[.$W$1]+ [.X36]*[.$X$1]+ [.Y36]*[.$Y$1]+ [.Z36]*[.$Z$1]+ [.AA36]*[.$AA$1]+ [.AB36]*[.$AB$1]+ [.AC36]*[.$AC$1]+ [.AD36]*[.$AD$1]+ [.AE36]*[.$AE$1]+ [.AF36]*[.$AF$1]+ [.AG36]*[.$AG$1]+ [.AH36]*[.$AH$1]+ [.AI36]*[.$AI$1]+ [.AJ36]*[.$AJ$1]+ [.AK36]*[.$AK$1]+ [.AL36]*[.$AL$1]+ [.AM36]*[.$AM$1]+ [.AN36]*[.$AN$1]+ [.AO36]*[.$AO$1]+ [.AP36]*[.$AP$1]+ [.AQ36]*[.$AQ$1]+ [.AR36]*[.$AR$1]+ [.AS36]*[.$AS$1]+ [.AT36]*[.$AT$1]+ [.AU36]*[.$AU$1]+ [.AV36]*[.$AV$1]+ [.AW36]*[.$AW$1]+ [.AX36]*[.$AX$1]+ [.AY36]*[.$AY$1]+ [.AZ36]*[.$AZ$1]+ [.BA36]*[.$BA$1]+ [.BB36]*[.$BB$1]+ [.BC36]*[.$BC$1]+ [.BD36]*[.$BD$1]+ [.BE36]*[.$BE$1]+ [.BF36]*[.$BF$1]+ [.BG36]*[.$BG$1]+ [.BH36]*[.$BH$1]+ [.BI36]*[.$BI$1]+ [.BJ36]*[.$BJ$1]+ [.BK36]*[.$BK$1]+ [.BL36]*[.$BL$1]+ [.BM36]*[.$BM$1]+ [.BN36]*[.$BN$1]+ [.BO36]*[.$BO$1]+ [.BP36]*[.$BP$1]+ [.BQ36]*[.$BQ$1]+ [.BR36]*[.$BR$1]+ [.BS36]*[.$BS$1]+ [.BT36]*[.$BT$1]+ [.BU36]*[.$BU$1]+ [.BV36]*[.$BV$1]+ [.BW36]*[.$BW$1]+ [.BX36]*[.$BX$1]+ [.BY36]*[.$BY$1]+ [.BZ36]*[.$BZ$1]+ [.CA36]*[.$CA$1]+ [.CB36]*[.$CB$1]+ [.CC36]*[.$CC$1]+ [.CD36]*[.$CD$1]+ [.CE36]*[.$CE$1]+ [.CF36]*[.$CF$1]+ [.CG36]*[.$CG$1]+ [.CH36]*[.$CH$1]+ [.CI36]*[.$CI$1]+ [.CJ36]*[.$CJ$1]+ [.CK36]*[.$CK$1]+ [.CL36]*[.$CL$1]+ [.CM36]*[.$CM$1]+ [.CN36]*[.$CN$1]+ [.CO36]*[.$CO$1]+ [.CP36]*[.$CP$1]+ [.CQ36]*[.$CQ$1]+ [.CR36]*[.$CR$1]+ [.CS36]*[.$CS$1]+ [.CT36]*[.$CT$1]+ [.CU36]*[.$CU$1]+ [.CV36]*[.$CV$1]+ [.CW36]*[.$CW$1]+ [.CX36]*[.$CX$1]+ [.CY36]*[.$CY$1]+ [.CZ36]*[.$CZ$1]+ [.DA36]*[.$DA$1]+ [.DB36]*[.$DB$1]+ [.DC36]*[.$DC$1]+ [.DD36]*[.$DD$1]+ [.DE36]*[.$DE$1]+ [.DF36]*[.$DF$1]+ [.DG36]*[.$DG$1]+ [.DH36]*[.$DH$1]+ [.DI36]*[.$DI$1]+ [.DJ36]*[.$DJ$1]+ [.DK36]*[.$DK$1]+ [.DL36]*[.$DL$1]+ [.DM36]*[.$DM$1]+ [.DN36]*[.$DN$1]+ [.DO36]*[.$DO$1]+ [.DP36]*[.$DP$1]+ [.DQ36]*[.$DQ$1]+ [.DR36]*[.$DR$1]+ [.DS36]*[.$DS$1]+ [.DT36]*[.$DT$1]+ [.DU36]*[.$DU$1]+ [.DV36]*[.$DV$1]+ [.DW36]*[.$DW$1]+ [.DX36]*[.$DX$1]+ [.DY36]*[.$DY$1]+ [.DZ36]*[.$DZ$1]+ [.EA36]*[.$EA$1]+ [.EB36]*[.$EB$1]+ [.EC36]*[.$EC$1]+ [.ED36]*[.$ED$1]+ [.EE36]*[.$EE$1]+ [.EF36]*[.$EF$1]+ [.EG36]*[.$EG$1]+ [.EH36]*[.$EH$1]+ [.EI36]*[.$EI$1]+ [.EJ36]*[.$EJ$1]+ [.EK36]*[.$EK$1]+ [.EL36]*[.$EL$1]+ [.EM36]*[.$EM$1]+ [.EN36]*[.$EN$1]+ [.EO36]*[.$EO$1]+ [.EP36]*[.$EP$1]+ [.EQ36]*[.$EQ$1]+ [.ER36]*[.$ER$1]+ [.ES36]*[.$ES$1]+ [.ET36]*[.$ET$1]+ [.EU36]*[.$EU$1]+ [.EV36]*[.$EV$1]+ [.EW36]*[.$EW$1]+ [.EX36]*[.$EX$1]+ [.EY36]*[.$EY$1]+ [.EZ36]*[.$EZ$1]+ [.FA36]*[.$FA$1]+ [.FB36]*[.$FB$1]+ [.FC36]*[.$FC$1]+ [.FD36]*[.$FD$1]+ [.FE36]*[.$FE$1]+ [.FF36]*[.$FF$1]+ [.FG36]*[.$FG$1]+ [.FH36]*[.$FH$1]+ [.FI36]*[.$FI$1]+ [.FJ36]*[.$FJ$1]+ [.FK36]*[.$FK$1]+ [.FL36]*[.$FL$1]+ [.FM36]*[.$FM$1]+ [.FN36]*[.$FN$1]+ [.FO36]*[.$FO$1]+ [.FP36]*[.$FP$1]+ [.FQ36]*[.$FQ$1]+ [.FR36]*[.$FR$1]+ [.FS36]*[.$FS$1]+ [.FT36]*[.$FT$1]+ [.FU36]*[.$FU$1]+ [.FV36]*[.$FV$1]+ [.FW36]*[.$FW$1]+ [.FX36]*[.$FX$1]+ [.FY36]*[.$FY$1]+ [.FZ36]*[.$FZ$1]+ [.GA36]*[.$GA$1]+ [.GB36]*[.$GB$1]+ [.GC36]*[.$GC$1]+ [.GD36]*[.$GD$1]+ [.GE36]*[.$GE$1]+ [.GF36]*[.$GF$1]+ [.GG36]*[.$GG$1]+ [.GH36]*[.$GH$1]+ [.GI36]*[.$GI$1]+ [.GJ36]*[.$GJ$1]+ [.GK36]*[.$GK$1]+ [.GL36]*[.$GL$1]+ [.GM36]*[.$GM$1]+ [.GN36]*[.$GN$1]+ [.GO36]*[.$GO$1]+ [.GP36]*[.$GP$1]+ [.GQ36]*[.$GQ$1]+ [.GR36]*[.$GR$1]+ [.GS36]*[.$GS$1]+ [.GT36]*[.$GT$1]+ [.GU36]*[.$GU$1]+ [.GV36]*[.$GV$1]+ [.GW36]*[.$GW$1]+ [.GX36]*[.$GX$1]+ [.GY36]*[.$GY$1]+ [.GZ36]*[.$GZ$1]+ [.HA36]*[.$HA$1]+ [.HB36]*[.$HB$1]+ [.HC36]*[.$HC$1]+ [.HD36]*[.$HD$1]+ [.HE36]*[.$HE$1]+ [.HF36]*[.$HF$1]+ [.HG36]*[.$HG$1]+ [.HH36]*[.$HH$1]+ [.HI36]*[.$HI$1]+ [.HJ36]*[.$HJ$1]+ [.HK36]*[.$HK$1]+ [.HL36]*[.$HL$1]+ [.HM36]*[.$HM$1]+ [.HN36]*[.$HN$1]+ [.HO36]*[.$HO$1]+ [.HP36]*[.$HP$1]+ [.HQ36]*[.$HQ$1]+ [.HR36]*[.$HR$1]+ [.HS36]*[.$HS$1]+ [.HT36]*[.$HT$1]+ [.HU36]*[.$HU$1]+ [.HV36]*[.$HV$1]+ [.HW36]*[.$HW$1]+ [.HX36]*[.$HX$1]+ [.HY36]*[.$HY$1]+ [.HZ36]*[.$HZ$1]+ [.IA36]*[.$IA$1]+ [.IB36]*[.$IB$1]+ [.IC36]*[.$IC$1]+ [.ID36]*[.$ID$1]+ [.IE36]*[.$IE$1]+ [.IF36]*[.$IF$1]+ [.IG36]*[.$IG$1]+ [.IH36]*[.$IH$1]+ [.II36]*[.$II$1]+ [.IJ36]*[.$IJ$1]+ [.IK36]*[.$IK$1]+ [.IL36]*[.$IL$1]+ [.IM36]*[.$IM$1]+ [.IN36]*[.$IN$1]+ [.IO36]*[.$IO$1]+ [.IP36]*[.$IP$1]+ [.IQ36]*[.$IQ$1]+ [.IR36]*[.$IR$1]+ [.IS36]*[.$IS$1]+ [.IT36]*[.$IT$1]+ [.IU36]*[.$IU$1]+ [.IV36]*[.$IV$1]+ [.IW36]*[.$IW$1]+ [.IX36]*[.$IX$1]+ [.IY36]*[.$IY$1]+ [.IZ36]*[.$IZ$1]+ [.JA36]*[.$JA$1]+ [.JB36]*[.$JB$1]+ [.JC36]*[.$JC$1]+ [.JD36]*[.$JD$1]+ [.JE36]*[.$JE$1]+ [.JF36]*[.$JF$1]+ [.JG36]*[.$JG$1]+ [.JH36]*[.$JH$1]+ [.JI36]*[.$JI$1]+ [.JJ36]*[.$JJ$1]+ [.JK36]*[.$JK$1]+ [.JL36]*[.$JL$1]+ [.JM36]*[.$JM$1]+ [.JN36]*[.$JN$1]+ [.JO36]*[.$JO$1]+ [.JP36]*[.$JP$1]+ [.JQ36]*[.$JQ$1]+ [.JR36]*[.$JR$1]+ [.JS36]*[.$JS$1]+ [.JT36]*[.$JT$1]+ [.JU36]*[.$JU$1]+ [.JV36]*[.$JV$1]+ [.JW36]*[.$JW$1]+ [.JX36]*[.$JX$1]+ [.JY36]*[.$JY$1]+ [.JZ36]*[.$JZ$1]+ [.KA36]*[.$KA$1]+ [.KB36]*[.$KB$1]+ [.KC36]*[.$KC$1]+ [.KD36]*[.$KD$1]+ [.KE36]*[.$KE$1]+ [.KF36]*[.$KF$1]+ [.KG36]*[.$KG$1]+ [.KH36]*[.$KH$1]+ [.KI36]*[.$KI$1]+ [.KJ36]*[.$KJ$1]+ [.KK36]*[.$KK$1]+ [.KL36]*[.$KL$1]) /COUNT([.B36:.KL36]);0)" office:value-type="float" office:value="0" calcext:value-type="float">
            <text:p>0</text:p>
          </table:table-cell>
          <table:table-cell table:formula="of:=IF([.KN36]&lt;&gt;[.KM36];&quot;X&quot;;&quot;&quot;)">
            <text:p/>
          </table:table-cell>
        </table:table-row>
        <table:table-row table:style-name="ro1">
          <table:table-cell table:number-columns-repeated="298" office:value-type="float" office:value="0" calcext:value-type="float">
            <text:p>0</text:p>
          </table:table-cell>
          <table:table-cell table:formula="of:=ROUND(SUM([.B37:.KL37])/COUNT([.B37:.KL37]);0)" office:value-type="float" office:value="0" calcext:value-type="float">
            <text:p>0</text:p>
          </table:table-cell>
          <table:table-cell table:formula="of:=ROUND(([.B37]*[.$B$1]+ [.C37]*[.$C$1]+ [.D37]*[.$D$1]+ [.E37]*[.$E$1]+ [.F37]*[.$F$1]+ [.G37]*[.$G$1]+ [.H37]*[.$H$1]+ [.I37]*[.$I$1]+ [.J37]*[.$J$1]+ [.K37]*[.$K$1]+ [.L37]*[.$L$1]+ [.M37]*[.$M$1]+ [.N37]*[.$N$1]+ [.O37]*[.$O$1]+ [.P37]*[.$P$1]+ [.Q37]*[.$Q$1]+ [.R37]*[.$R$1]+ [.S37]*[.$S$1]+ [.T37]*[.$T$1]+ [.U37]*[.$U$1]+ [.V37]*[.$V$1]+ [.W37]*[.$W$1]+ [.X37]*[.$X$1]+ [.Y37]*[.$Y$1]+ [.Z37]*[.$Z$1]+ [.AA37]*[.$AA$1]+ [.AB37]*[.$AB$1]+ [.AC37]*[.$AC$1]+ [.AD37]*[.$AD$1]+ [.AE37]*[.$AE$1]+ [.AF37]*[.$AF$1]+ [.AG37]*[.$AG$1]+ [.AH37]*[.$AH$1]+ [.AI37]*[.$AI$1]+ [.AJ37]*[.$AJ$1]+ [.AK37]*[.$AK$1]+ [.AL37]*[.$AL$1]+ [.AM37]*[.$AM$1]+ [.AN37]*[.$AN$1]+ [.AO37]*[.$AO$1]+ [.AP37]*[.$AP$1]+ [.AQ37]*[.$AQ$1]+ [.AR37]*[.$AR$1]+ [.AS37]*[.$AS$1]+ [.AT37]*[.$AT$1]+ [.AU37]*[.$AU$1]+ [.AV37]*[.$AV$1]+ [.AW37]*[.$AW$1]+ [.AX37]*[.$AX$1]+ [.AY37]*[.$AY$1]+ [.AZ37]*[.$AZ$1]+ [.BA37]*[.$BA$1]+ [.BB37]*[.$BB$1]+ [.BC37]*[.$BC$1]+ [.BD37]*[.$BD$1]+ [.BE37]*[.$BE$1]+ [.BF37]*[.$BF$1]+ [.BG37]*[.$BG$1]+ [.BH37]*[.$BH$1]+ [.BI37]*[.$BI$1]+ [.BJ37]*[.$BJ$1]+ [.BK37]*[.$BK$1]+ [.BL37]*[.$BL$1]+ [.BM37]*[.$BM$1]+ [.BN37]*[.$BN$1]+ [.BO37]*[.$BO$1]+ [.BP37]*[.$BP$1]+ [.BQ37]*[.$BQ$1]+ [.BR37]*[.$BR$1]+ [.BS37]*[.$BS$1]+ [.BT37]*[.$BT$1]+ [.BU37]*[.$BU$1]+ [.BV37]*[.$BV$1]+ [.BW37]*[.$BW$1]+ [.BX37]*[.$BX$1]+ [.BY37]*[.$BY$1]+ [.BZ37]*[.$BZ$1]+ [.CA37]*[.$CA$1]+ [.CB37]*[.$CB$1]+ [.CC37]*[.$CC$1]+ [.CD37]*[.$CD$1]+ [.CE37]*[.$CE$1]+ [.CF37]*[.$CF$1]+ [.CG37]*[.$CG$1]+ [.CH37]*[.$CH$1]+ [.CI37]*[.$CI$1]+ [.CJ37]*[.$CJ$1]+ [.CK37]*[.$CK$1]+ [.CL37]*[.$CL$1]+ [.CM37]*[.$CM$1]+ [.CN37]*[.$CN$1]+ [.CO37]*[.$CO$1]+ [.CP37]*[.$CP$1]+ [.CQ37]*[.$CQ$1]+ [.CR37]*[.$CR$1]+ [.CS37]*[.$CS$1]+ [.CT37]*[.$CT$1]+ [.CU37]*[.$CU$1]+ [.CV37]*[.$CV$1]+ [.CW37]*[.$CW$1]+ [.CX37]*[.$CX$1]+ [.CY37]*[.$CY$1]+ [.CZ37]*[.$CZ$1]+ [.DA37]*[.$DA$1]+ [.DB37]*[.$DB$1]+ [.DC37]*[.$DC$1]+ [.DD37]*[.$DD$1]+ [.DE37]*[.$DE$1]+ [.DF37]*[.$DF$1]+ [.DG37]*[.$DG$1]+ [.DH37]*[.$DH$1]+ [.DI37]*[.$DI$1]+ [.DJ37]*[.$DJ$1]+ [.DK37]*[.$DK$1]+ [.DL37]*[.$DL$1]+ [.DM37]*[.$DM$1]+ [.DN37]*[.$DN$1]+ [.DO37]*[.$DO$1]+ [.DP37]*[.$DP$1]+ [.DQ37]*[.$DQ$1]+ [.DR37]*[.$DR$1]+ [.DS37]*[.$DS$1]+ [.DT37]*[.$DT$1]+ [.DU37]*[.$DU$1]+ [.DV37]*[.$DV$1]+ [.DW37]*[.$DW$1]+ [.DX37]*[.$DX$1]+ [.DY37]*[.$DY$1]+ [.DZ37]*[.$DZ$1]+ [.EA37]*[.$EA$1]+ [.EB37]*[.$EB$1]+ [.EC37]*[.$EC$1]+ [.ED37]*[.$ED$1]+ [.EE37]*[.$EE$1]+ [.EF37]*[.$EF$1]+ [.EG37]*[.$EG$1]+ [.EH37]*[.$EH$1]+ [.EI37]*[.$EI$1]+ [.EJ37]*[.$EJ$1]+ [.EK37]*[.$EK$1]+ [.EL37]*[.$EL$1]+ [.EM37]*[.$EM$1]+ [.EN37]*[.$EN$1]+ [.EO37]*[.$EO$1]+ [.EP37]*[.$EP$1]+ [.EQ37]*[.$EQ$1]+ [.ER37]*[.$ER$1]+ [.ES37]*[.$ES$1]+ [.ET37]*[.$ET$1]+ [.EU37]*[.$EU$1]+ [.EV37]*[.$EV$1]+ [.EW37]*[.$EW$1]+ [.EX37]*[.$EX$1]+ [.EY37]*[.$EY$1]+ [.EZ37]*[.$EZ$1]+ [.FA37]*[.$FA$1]+ [.FB37]*[.$FB$1]+ [.FC37]*[.$FC$1]+ [.FD37]*[.$FD$1]+ [.FE37]*[.$FE$1]+ [.FF37]*[.$FF$1]+ [.FG37]*[.$FG$1]+ [.FH37]*[.$FH$1]+ [.FI37]*[.$FI$1]+ [.FJ37]*[.$FJ$1]+ [.FK37]*[.$FK$1]+ [.FL37]*[.$FL$1]+ [.FM37]*[.$FM$1]+ [.FN37]*[.$FN$1]+ [.FO37]*[.$FO$1]+ [.FP37]*[.$FP$1]+ [.FQ37]*[.$FQ$1]+ [.FR37]*[.$FR$1]+ [.FS37]*[.$FS$1]+ [.FT37]*[.$FT$1]+ [.FU37]*[.$FU$1]+ [.FV37]*[.$FV$1]+ [.FW37]*[.$FW$1]+ [.FX37]*[.$FX$1]+ [.FY37]*[.$FY$1]+ [.FZ37]*[.$FZ$1]+ [.GA37]*[.$GA$1]+ [.GB37]*[.$GB$1]+ [.GC37]*[.$GC$1]+ [.GD37]*[.$GD$1]+ [.GE37]*[.$GE$1]+ [.GF37]*[.$GF$1]+ [.GG37]*[.$GG$1]+ [.GH37]*[.$GH$1]+ [.GI37]*[.$GI$1]+ [.GJ37]*[.$GJ$1]+ [.GK37]*[.$GK$1]+ [.GL37]*[.$GL$1]+ [.GM37]*[.$GM$1]+ [.GN37]*[.$GN$1]+ [.GO37]*[.$GO$1]+ [.GP37]*[.$GP$1]+ [.GQ37]*[.$GQ$1]+ [.GR37]*[.$GR$1]+ [.GS37]*[.$GS$1]+ [.GT37]*[.$GT$1]+ [.GU37]*[.$GU$1]+ [.GV37]*[.$GV$1]+ [.GW37]*[.$GW$1]+ [.GX37]*[.$GX$1]+ [.GY37]*[.$GY$1]+ [.GZ37]*[.$GZ$1]+ [.HA37]*[.$HA$1]+ [.HB37]*[.$HB$1]+ [.HC37]*[.$HC$1]+ [.HD37]*[.$HD$1]+ [.HE37]*[.$HE$1]+ [.HF37]*[.$HF$1]+ [.HG37]*[.$HG$1]+ [.HH37]*[.$HH$1]+ [.HI37]*[.$HI$1]+ [.HJ37]*[.$HJ$1]+ [.HK37]*[.$HK$1]+ [.HL37]*[.$HL$1]+ [.HM37]*[.$HM$1]+ [.HN37]*[.$HN$1]+ [.HO37]*[.$HO$1]+ [.HP37]*[.$HP$1]+ [.HQ37]*[.$HQ$1]+ [.HR37]*[.$HR$1]+ [.HS37]*[.$HS$1]+ [.HT37]*[.$HT$1]+ [.HU37]*[.$HU$1]+ [.HV37]*[.$HV$1]+ [.HW37]*[.$HW$1]+ [.HX37]*[.$HX$1]+ [.HY37]*[.$HY$1]+ [.HZ37]*[.$HZ$1]+ [.IA37]*[.$IA$1]+ [.IB37]*[.$IB$1]+ [.IC37]*[.$IC$1]+ [.ID37]*[.$ID$1]+ [.IE37]*[.$IE$1]+ [.IF37]*[.$IF$1]+ [.IG37]*[.$IG$1]+ [.IH37]*[.$IH$1]+ [.II37]*[.$II$1]+ [.IJ37]*[.$IJ$1]+ [.IK37]*[.$IK$1]+ [.IL37]*[.$IL$1]+ [.IM37]*[.$IM$1]+ [.IN37]*[.$IN$1]+ [.IO37]*[.$IO$1]+ [.IP37]*[.$IP$1]+ [.IQ37]*[.$IQ$1]+ [.IR37]*[.$IR$1]+ [.IS37]*[.$IS$1]+ [.IT37]*[.$IT$1]+ [.IU37]*[.$IU$1]+ [.IV37]*[.$IV$1]+ [.IW37]*[.$IW$1]+ [.IX37]*[.$IX$1]+ [.IY37]*[.$IY$1]+ [.IZ37]*[.$IZ$1]+ [.JA37]*[.$JA$1]+ [.JB37]*[.$JB$1]+ [.JC37]*[.$JC$1]+ [.JD37]*[.$JD$1]+ [.JE37]*[.$JE$1]+ [.JF37]*[.$JF$1]+ [.JG37]*[.$JG$1]+ [.JH37]*[.$JH$1]+ [.JI37]*[.$JI$1]+ [.JJ37]*[.$JJ$1]+ [.JK37]*[.$JK$1]+ [.JL37]*[.$JL$1]+ [.JM37]*[.$JM$1]+ [.JN37]*[.$JN$1]+ [.JO37]*[.$JO$1]+ [.JP37]*[.$JP$1]+ [.JQ37]*[.$JQ$1]+ [.JR37]*[.$JR$1]+ [.JS37]*[.$JS$1]+ [.JT37]*[.$JT$1]+ [.JU37]*[.$JU$1]+ [.JV37]*[.$JV$1]+ [.JW37]*[.$JW$1]+ [.JX37]*[.$JX$1]+ [.JY37]*[.$JY$1]+ [.JZ37]*[.$JZ$1]+ [.KA37]*[.$KA$1]+ [.KB37]*[.$KB$1]+ [.KC37]*[.$KC$1]+ [.KD37]*[.$KD$1]+ [.KE37]*[.$KE$1]+ [.KF37]*[.$KF$1]+ [.KG37]*[.$KG$1]+ [.KH37]*[.$KH$1]+ [.KI37]*[.$KI$1]+ [.KJ37]*[.$KJ$1]+ [.KK37]*[.$KK$1]+ [.KL37]*[.$KL$1]) /COUNT([.B37:.KL37]);0)" office:value-type="float" office:value="0" calcext:value-type="float">
            <text:p>0</text:p>
          </table:table-cell>
          <table:table-cell table:formula="of:=IF([.KN37]&lt;&gt;[.KM37];&quot;X&quot;;&quot;&quot;)">
            <text:p/>
          </table:table-cell>
        </table:table-row>
        <table:table-row table:style-name="ro1">
          <table:table-cell table:number-columns-repeated="28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ROUND(SUM([.B38:.KL38])/COUNT([.B38:.KL38]);0)" office:value-type="float" office:value="1" calcext:value-type="float">
            <text:p>1</text:p>
          </table:table-cell>
          <table:table-cell table:formula="of:=ROUND(([.B38]*[.$B$1]+ [.C38]*[.$C$1]+ [.D38]*[.$D$1]+ [.E38]*[.$E$1]+ [.F38]*[.$F$1]+ [.G38]*[.$G$1]+ [.H38]*[.$H$1]+ [.I38]*[.$I$1]+ [.J38]*[.$J$1]+ [.K38]*[.$K$1]+ [.L38]*[.$L$1]+ [.M38]*[.$M$1]+ [.N38]*[.$N$1]+ [.O38]*[.$O$1]+ [.P38]*[.$P$1]+ [.Q38]*[.$Q$1]+ [.R38]*[.$R$1]+ [.S38]*[.$S$1]+ [.T38]*[.$T$1]+ [.U38]*[.$U$1]+ [.V38]*[.$V$1]+ [.W38]*[.$W$1]+ [.X38]*[.$X$1]+ [.Y38]*[.$Y$1]+ [.Z38]*[.$Z$1]+ [.AA38]*[.$AA$1]+ [.AB38]*[.$AB$1]+ [.AC38]*[.$AC$1]+ [.AD38]*[.$AD$1]+ [.AE38]*[.$AE$1]+ [.AF38]*[.$AF$1]+ [.AG38]*[.$AG$1]+ [.AH38]*[.$AH$1]+ [.AI38]*[.$AI$1]+ [.AJ38]*[.$AJ$1]+ [.AK38]*[.$AK$1]+ [.AL38]*[.$AL$1]+ [.AM38]*[.$AM$1]+ [.AN38]*[.$AN$1]+ [.AO38]*[.$AO$1]+ [.AP38]*[.$AP$1]+ [.AQ38]*[.$AQ$1]+ [.AR38]*[.$AR$1]+ [.AS38]*[.$AS$1]+ [.AT38]*[.$AT$1]+ [.AU38]*[.$AU$1]+ [.AV38]*[.$AV$1]+ [.AW38]*[.$AW$1]+ [.AX38]*[.$AX$1]+ [.AY38]*[.$AY$1]+ [.AZ38]*[.$AZ$1]+ [.BA38]*[.$BA$1]+ [.BB38]*[.$BB$1]+ [.BC38]*[.$BC$1]+ [.BD38]*[.$BD$1]+ [.BE38]*[.$BE$1]+ [.BF38]*[.$BF$1]+ [.BG38]*[.$BG$1]+ [.BH38]*[.$BH$1]+ [.BI38]*[.$BI$1]+ [.BJ38]*[.$BJ$1]+ [.BK38]*[.$BK$1]+ [.BL38]*[.$BL$1]+ [.BM38]*[.$BM$1]+ [.BN38]*[.$BN$1]+ [.BO38]*[.$BO$1]+ [.BP38]*[.$BP$1]+ [.BQ38]*[.$BQ$1]+ [.BR38]*[.$BR$1]+ [.BS38]*[.$BS$1]+ [.BT38]*[.$BT$1]+ [.BU38]*[.$BU$1]+ [.BV38]*[.$BV$1]+ [.BW38]*[.$BW$1]+ [.BX38]*[.$BX$1]+ [.BY38]*[.$BY$1]+ [.BZ38]*[.$BZ$1]+ [.CA38]*[.$CA$1]+ [.CB38]*[.$CB$1]+ [.CC38]*[.$CC$1]+ [.CD38]*[.$CD$1]+ [.CE38]*[.$CE$1]+ [.CF38]*[.$CF$1]+ [.CG38]*[.$CG$1]+ [.CH38]*[.$CH$1]+ [.CI38]*[.$CI$1]+ [.CJ38]*[.$CJ$1]+ [.CK38]*[.$CK$1]+ [.CL38]*[.$CL$1]+ [.CM38]*[.$CM$1]+ [.CN38]*[.$CN$1]+ [.CO38]*[.$CO$1]+ [.CP38]*[.$CP$1]+ [.CQ38]*[.$CQ$1]+ [.CR38]*[.$CR$1]+ [.CS38]*[.$CS$1]+ [.CT38]*[.$CT$1]+ [.CU38]*[.$CU$1]+ [.CV38]*[.$CV$1]+ [.CW38]*[.$CW$1]+ [.CX38]*[.$CX$1]+ [.CY38]*[.$CY$1]+ [.CZ38]*[.$CZ$1]+ [.DA38]*[.$DA$1]+ [.DB38]*[.$DB$1]+ [.DC38]*[.$DC$1]+ [.DD38]*[.$DD$1]+ [.DE38]*[.$DE$1]+ [.DF38]*[.$DF$1]+ [.DG38]*[.$DG$1]+ [.DH38]*[.$DH$1]+ [.DI38]*[.$DI$1]+ [.DJ38]*[.$DJ$1]+ [.DK38]*[.$DK$1]+ [.DL38]*[.$DL$1]+ [.DM38]*[.$DM$1]+ [.DN38]*[.$DN$1]+ [.DO38]*[.$DO$1]+ [.DP38]*[.$DP$1]+ [.DQ38]*[.$DQ$1]+ [.DR38]*[.$DR$1]+ [.DS38]*[.$DS$1]+ [.DT38]*[.$DT$1]+ [.DU38]*[.$DU$1]+ [.DV38]*[.$DV$1]+ [.DW38]*[.$DW$1]+ [.DX38]*[.$DX$1]+ [.DY38]*[.$DY$1]+ [.DZ38]*[.$DZ$1]+ [.EA38]*[.$EA$1]+ [.EB38]*[.$EB$1]+ [.EC38]*[.$EC$1]+ [.ED38]*[.$ED$1]+ [.EE38]*[.$EE$1]+ [.EF38]*[.$EF$1]+ [.EG38]*[.$EG$1]+ [.EH38]*[.$EH$1]+ [.EI38]*[.$EI$1]+ [.EJ38]*[.$EJ$1]+ [.EK38]*[.$EK$1]+ [.EL38]*[.$EL$1]+ [.EM38]*[.$EM$1]+ [.EN38]*[.$EN$1]+ [.EO38]*[.$EO$1]+ [.EP38]*[.$EP$1]+ [.EQ38]*[.$EQ$1]+ [.ER38]*[.$ER$1]+ [.ES38]*[.$ES$1]+ [.ET38]*[.$ET$1]+ [.EU38]*[.$EU$1]+ [.EV38]*[.$EV$1]+ [.EW38]*[.$EW$1]+ [.EX38]*[.$EX$1]+ [.EY38]*[.$EY$1]+ [.EZ38]*[.$EZ$1]+ [.FA38]*[.$FA$1]+ [.FB38]*[.$FB$1]+ [.FC38]*[.$FC$1]+ [.FD38]*[.$FD$1]+ [.FE38]*[.$FE$1]+ [.FF38]*[.$FF$1]+ [.FG38]*[.$FG$1]+ [.FH38]*[.$FH$1]+ [.FI38]*[.$FI$1]+ [.FJ38]*[.$FJ$1]+ [.FK38]*[.$FK$1]+ [.FL38]*[.$FL$1]+ [.FM38]*[.$FM$1]+ [.FN38]*[.$FN$1]+ [.FO38]*[.$FO$1]+ [.FP38]*[.$FP$1]+ [.FQ38]*[.$FQ$1]+ [.FR38]*[.$FR$1]+ [.FS38]*[.$FS$1]+ [.FT38]*[.$FT$1]+ [.FU38]*[.$FU$1]+ [.FV38]*[.$FV$1]+ [.FW38]*[.$FW$1]+ [.FX38]*[.$FX$1]+ [.FY38]*[.$FY$1]+ [.FZ38]*[.$FZ$1]+ [.GA38]*[.$GA$1]+ [.GB38]*[.$GB$1]+ [.GC38]*[.$GC$1]+ [.GD38]*[.$GD$1]+ [.GE38]*[.$GE$1]+ [.GF38]*[.$GF$1]+ [.GG38]*[.$GG$1]+ [.GH38]*[.$GH$1]+ [.GI38]*[.$GI$1]+ [.GJ38]*[.$GJ$1]+ [.GK38]*[.$GK$1]+ [.GL38]*[.$GL$1]+ [.GM38]*[.$GM$1]+ [.GN38]*[.$GN$1]+ [.GO38]*[.$GO$1]+ [.GP38]*[.$GP$1]+ [.GQ38]*[.$GQ$1]+ [.GR38]*[.$GR$1]+ [.GS38]*[.$GS$1]+ [.GT38]*[.$GT$1]+ [.GU38]*[.$GU$1]+ [.GV38]*[.$GV$1]+ [.GW38]*[.$GW$1]+ [.GX38]*[.$GX$1]+ [.GY38]*[.$GY$1]+ [.GZ38]*[.$GZ$1]+ [.HA38]*[.$HA$1]+ [.HB38]*[.$HB$1]+ [.HC38]*[.$HC$1]+ [.HD38]*[.$HD$1]+ [.HE38]*[.$HE$1]+ [.HF38]*[.$HF$1]+ [.HG38]*[.$HG$1]+ [.HH38]*[.$HH$1]+ [.HI38]*[.$HI$1]+ [.HJ38]*[.$HJ$1]+ [.HK38]*[.$HK$1]+ [.HL38]*[.$HL$1]+ [.HM38]*[.$HM$1]+ [.HN38]*[.$HN$1]+ [.HO38]*[.$HO$1]+ [.HP38]*[.$HP$1]+ [.HQ38]*[.$HQ$1]+ [.HR38]*[.$HR$1]+ [.HS38]*[.$HS$1]+ [.HT38]*[.$HT$1]+ [.HU38]*[.$HU$1]+ [.HV38]*[.$HV$1]+ [.HW38]*[.$HW$1]+ [.HX38]*[.$HX$1]+ [.HY38]*[.$HY$1]+ [.HZ38]*[.$HZ$1]+ [.IA38]*[.$IA$1]+ [.IB38]*[.$IB$1]+ [.IC38]*[.$IC$1]+ [.ID38]*[.$ID$1]+ [.IE38]*[.$IE$1]+ [.IF38]*[.$IF$1]+ [.IG38]*[.$IG$1]+ [.IH38]*[.$IH$1]+ [.II38]*[.$II$1]+ [.IJ38]*[.$IJ$1]+ [.IK38]*[.$IK$1]+ [.IL38]*[.$IL$1]+ [.IM38]*[.$IM$1]+ [.IN38]*[.$IN$1]+ [.IO38]*[.$IO$1]+ [.IP38]*[.$IP$1]+ [.IQ38]*[.$IQ$1]+ [.IR38]*[.$IR$1]+ [.IS38]*[.$IS$1]+ [.IT38]*[.$IT$1]+ [.IU38]*[.$IU$1]+ [.IV38]*[.$IV$1]+ [.IW38]*[.$IW$1]+ [.IX38]*[.$IX$1]+ [.IY38]*[.$IY$1]+ [.IZ38]*[.$IZ$1]+ [.JA38]*[.$JA$1]+ [.JB38]*[.$JB$1]+ [.JC38]*[.$JC$1]+ [.JD38]*[.$JD$1]+ [.JE38]*[.$JE$1]+ [.JF38]*[.$JF$1]+ [.JG38]*[.$JG$1]+ [.JH38]*[.$JH$1]+ [.JI38]*[.$JI$1]+ [.JJ38]*[.$JJ$1]+ [.JK38]*[.$JK$1]+ [.JL38]*[.$JL$1]+ [.JM38]*[.$JM$1]+ [.JN38]*[.$JN$1]+ [.JO38]*[.$JO$1]+ [.JP38]*[.$JP$1]+ [.JQ38]*[.$JQ$1]+ [.JR38]*[.$JR$1]+ [.JS38]*[.$JS$1]+ [.JT38]*[.$JT$1]+ [.JU38]*[.$JU$1]+ [.JV38]*[.$JV$1]+ [.JW38]*[.$JW$1]+ [.JX38]*[.$JX$1]+ [.JY38]*[.$JY$1]+ [.JZ38]*[.$JZ$1]+ [.KA38]*[.$KA$1]+ [.KB38]*[.$KB$1]+ [.KC38]*[.$KC$1]+ [.KD38]*[.$KD$1]+ [.KE38]*[.$KE$1]+ [.KF38]*[.$KF$1]+ [.KG38]*[.$KG$1]+ [.KH38]*[.$KH$1]+ [.KI38]*[.$KI$1]+ [.KJ38]*[.$KJ$1]+ [.KK38]*[.$KK$1]+ [.KL38]*[.$KL$1]) /COUNT([.B38:.KL38]);0)" office:value-type="float" office:value="1" calcext:value-type="float">
            <text:p>1</text:p>
          </table:table-cell>
          <table:table-cell table:formula="of:=IF([.KN38]&lt;&gt;[.KM38];&quot;X&quot;;&quot;&quot;)">
            <text:p/>
          </table:table-cell>
        </table:table-row>
        <table:table-row table:style-name="ro1">
          <table:table-cell table:number-columns-repeated="12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ROUND(SUM([.B39:.KL39])/COUNT([.B39:.KL39]);0)" office:value-type="float" office:value="1" calcext:value-type="float">
            <text:p>1</text:p>
          </table:table-cell>
          <table:table-cell table:formula="of:=ROUND(([.B39]*[.$B$1]+ [.C39]*[.$C$1]+ [.D39]*[.$D$1]+ [.E39]*[.$E$1]+ [.F39]*[.$F$1]+ [.G39]*[.$G$1]+ [.H39]*[.$H$1]+ [.I39]*[.$I$1]+ [.J39]*[.$J$1]+ [.K39]*[.$K$1]+ [.L39]*[.$L$1]+ [.M39]*[.$M$1]+ [.N39]*[.$N$1]+ [.O39]*[.$O$1]+ [.P39]*[.$P$1]+ [.Q39]*[.$Q$1]+ [.R39]*[.$R$1]+ [.S39]*[.$S$1]+ [.T39]*[.$T$1]+ [.U39]*[.$U$1]+ [.V39]*[.$V$1]+ [.W39]*[.$W$1]+ [.X39]*[.$X$1]+ [.Y39]*[.$Y$1]+ [.Z39]*[.$Z$1]+ [.AA39]*[.$AA$1]+ [.AB39]*[.$AB$1]+ [.AC39]*[.$AC$1]+ [.AD39]*[.$AD$1]+ [.AE39]*[.$AE$1]+ [.AF39]*[.$AF$1]+ [.AG39]*[.$AG$1]+ [.AH39]*[.$AH$1]+ [.AI39]*[.$AI$1]+ [.AJ39]*[.$AJ$1]+ [.AK39]*[.$AK$1]+ [.AL39]*[.$AL$1]+ [.AM39]*[.$AM$1]+ [.AN39]*[.$AN$1]+ [.AO39]*[.$AO$1]+ [.AP39]*[.$AP$1]+ [.AQ39]*[.$AQ$1]+ [.AR39]*[.$AR$1]+ [.AS39]*[.$AS$1]+ [.AT39]*[.$AT$1]+ [.AU39]*[.$AU$1]+ [.AV39]*[.$AV$1]+ [.AW39]*[.$AW$1]+ [.AX39]*[.$AX$1]+ [.AY39]*[.$AY$1]+ [.AZ39]*[.$AZ$1]+ [.BA39]*[.$BA$1]+ [.BB39]*[.$BB$1]+ [.BC39]*[.$BC$1]+ [.BD39]*[.$BD$1]+ [.BE39]*[.$BE$1]+ [.BF39]*[.$BF$1]+ [.BG39]*[.$BG$1]+ [.BH39]*[.$BH$1]+ [.BI39]*[.$BI$1]+ [.BJ39]*[.$BJ$1]+ [.BK39]*[.$BK$1]+ [.BL39]*[.$BL$1]+ [.BM39]*[.$BM$1]+ [.BN39]*[.$BN$1]+ [.BO39]*[.$BO$1]+ [.BP39]*[.$BP$1]+ [.BQ39]*[.$BQ$1]+ [.BR39]*[.$BR$1]+ [.BS39]*[.$BS$1]+ [.BT39]*[.$BT$1]+ [.BU39]*[.$BU$1]+ [.BV39]*[.$BV$1]+ [.BW39]*[.$BW$1]+ [.BX39]*[.$BX$1]+ [.BY39]*[.$BY$1]+ [.BZ39]*[.$BZ$1]+ [.CA39]*[.$CA$1]+ [.CB39]*[.$CB$1]+ [.CC39]*[.$CC$1]+ [.CD39]*[.$CD$1]+ [.CE39]*[.$CE$1]+ [.CF39]*[.$CF$1]+ [.CG39]*[.$CG$1]+ [.CH39]*[.$CH$1]+ [.CI39]*[.$CI$1]+ [.CJ39]*[.$CJ$1]+ [.CK39]*[.$CK$1]+ [.CL39]*[.$CL$1]+ [.CM39]*[.$CM$1]+ [.CN39]*[.$CN$1]+ [.CO39]*[.$CO$1]+ [.CP39]*[.$CP$1]+ [.CQ39]*[.$CQ$1]+ [.CR39]*[.$CR$1]+ [.CS39]*[.$CS$1]+ [.CT39]*[.$CT$1]+ [.CU39]*[.$CU$1]+ [.CV39]*[.$CV$1]+ [.CW39]*[.$CW$1]+ [.CX39]*[.$CX$1]+ [.CY39]*[.$CY$1]+ [.CZ39]*[.$CZ$1]+ [.DA39]*[.$DA$1]+ [.DB39]*[.$DB$1]+ [.DC39]*[.$DC$1]+ [.DD39]*[.$DD$1]+ [.DE39]*[.$DE$1]+ [.DF39]*[.$DF$1]+ [.DG39]*[.$DG$1]+ [.DH39]*[.$DH$1]+ [.DI39]*[.$DI$1]+ [.DJ39]*[.$DJ$1]+ [.DK39]*[.$DK$1]+ [.DL39]*[.$DL$1]+ [.DM39]*[.$DM$1]+ [.DN39]*[.$DN$1]+ [.DO39]*[.$DO$1]+ [.DP39]*[.$DP$1]+ [.DQ39]*[.$DQ$1]+ [.DR39]*[.$DR$1]+ [.DS39]*[.$DS$1]+ [.DT39]*[.$DT$1]+ [.DU39]*[.$DU$1]+ [.DV39]*[.$DV$1]+ [.DW39]*[.$DW$1]+ [.DX39]*[.$DX$1]+ [.DY39]*[.$DY$1]+ [.DZ39]*[.$DZ$1]+ [.EA39]*[.$EA$1]+ [.EB39]*[.$EB$1]+ [.EC39]*[.$EC$1]+ [.ED39]*[.$ED$1]+ [.EE39]*[.$EE$1]+ [.EF39]*[.$EF$1]+ [.EG39]*[.$EG$1]+ [.EH39]*[.$EH$1]+ [.EI39]*[.$EI$1]+ [.EJ39]*[.$EJ$1]+ [.EK39]*[.$EK$1]+ [.EL39]*[.$EL$1]+ [.EM39]*[.$EM$1]+ [.EN39]*[.$EN$1]+ [.EO39]*[.$EO$1]+ [.EP39]*[.$EP$1]+ [.EQ39]*[.$EQ$1]+ [.ER39]*[.$ER$1]+ [.ES39]*[.$ES$1]+ [.ET39]*[.$ET$1]+ [.EU39]*[.$EU$1]+ [.EV39]*[.$EV$1]+ [.EW39]*[.$EW$1]+ [.EX39]*[.$EX$1]+ [.EY39]*[.$EY$1]+ [.EZ39]*[.$EZ$1]+ [.FA39]*[.$FA$1]+ [.FB39]*[.$FB$1]+ [.FC39]*[.$FC$1]+ [.FD39]*[.$FD$1]+ [.FE39]*[.$FE$1]+ [.FF39]*[.$FF$1]+ [.FG39]*[.$FG$1]+ [.FH39]*[.$FH$1]+ [.FI39]*[.$FI$1]+ [.FJ39]*[.$FJ$1]+ [.FK39]*[.$FK$1]+ [.FL39]*[.$FL$1]+ [.FM39]*[.$FM$1]+ [.FN39]*[.$FN$1]+ [.FO39]*[.$FO$1]+ [.FP39]*[.$FP$1]+ [.FQ39]*[.$FQ$1]+ [.FR39]*[.$FR$1]+ [.FS39]*[.$FS$1]+ [.FT39]*[.$FT$1]+ [.FU39]*[.$FU$1]+ [.FV39]*[.$FV$1]+ [.FW39]*[.$FW$1]+ [.FX39]*[.$FX$1]+ [.FY39]*[.$FY$1]+ [.FZ39]*[.$FZ$1]+ [.GA39]*[.$GA$1]+ [.GB39]*[.$GB$1]+ [.GC39]*[.$GC$1]+ [.GD39]*[.$GD$1]+ [.GE39]*[.$GE$1]+ [.GF39]*[.$GF$1]+ [.GG39]*[.$GG$1]+ [.GH39]*[.$GH$1]+ [.GI39]*[.$GI$1]+ [.GJ39]*[.$GJ$1]+ [.GK39]*[.$GK$1]+ [.GL39]*[.$GL$1]+ [.GM39]*[.$GM$1]+ [.GN39]*[.$GN$1]+ [.GO39]*[.$GO$1]+ [.GP39]*[.$GP$1]+ [.GQ39]*[.$GQ$1]+ [.GR39]*[.$GR$1]+ [.GS39]*[.$GS$1]+ [.GT39]*[.$GT$1]+ [.GU39]*[.$GU$1]+ [.GV39]*[.$GV$1]+ [.GW39]*[.$GW$1]+ [.GX39]*[.$GX$1]+ [.GY39]*[.$GY$1]+ [.GZ39]*[.$GZ$1]+ [.HA39]*[.$HA$1]+ [.HB39]*[.$HB$1]+ [.HC39]*[.$HC$1]+ [.HD39]*[.$HD$1]+ [.HE39]*[.$HE$1]+ [.HF39]*[.$HF$1]+ [.HG39]*[.$HG$1]+ [.HH39]*[.$HH$1]+ [.HI39]*[.$HI$1]+ [.HJ39]*[.$HJ$1]+ [.HK39]*[.$HK$1]+ [.HL39]*[.$HL$1]+ [.HM39]*[.$HM$1]+ [.HN39]*[.$HN$1]+ [.HO39]*[.$HO$1]+ [.HP39]*[.$HP$1]+ [.HQ39]*[.$HQ$1]+ [.HR39]*[.$HR$1]+ [.HS39]*[.$HS$1]+ [.HT39]*[.$HT$1]+ [.HU39]*[.$HU$1]+ [.HV39]*[.$HV$1]+ [.HW39]*[.$HW$1]+ [.HX39]*[.$HX$1]+ [.HY39]*[.$HY$1]+ [.HZ39]*[.$HZ$1]+ [.IA39]*[.$IA$1]+ [.IB39]*[.$IB$1]+ [.IC39]*[.$IC$1]+ [.ID39]*[.$ID$1]+ [.IE39]*[.$IE$1]+ [.IF39]*[.$IF$1]+ [.IG39]*[.$IG$1]+ [.IH39]*[.$IH$1]+ [.II39]*[.$II$1]+ [.IJ39]*[.$IJ$1]+ [.IK39]*[.$IK$1]+ [.IL39]*[.$IL$1]+ [.IM39]*[.$IM$1]+ [.IN39]*[.$IN$1]+ [.IO39]*[.$IO$1]+ [.IP39]*[.$IP$1]+ [.IQ39]*[.$IQ$1]+ [.IR39]*[.$IR$1]+ [.IS39]*[.$IS$1]+ [.IT39]*[.$IT$1]+ [.IU39]*[.$IU$1]+ [.IV39]*[.$IV$1]+ [.IW39]*[.$IW$1]+ [.IX39]*[.$IX$1]+ [.IY39]*[.$IY$1]+ [.IZ39]*[.$IZ$1]+ [.JA39]*[.$JA$1]+ [.JB39]*[.$JB$1]+ [.JC39]*[.$JC$1]+ [.JD39]*[.$JD$1]+ [.JE39]*[.$JE$1]+ [.JF39]*[.$JF$1]+ [.JG39]*[.$JG$1]+ [.JH39]*[.$JH$1]+ [.JI39]*[.$JI$1]+ [.JJ39]*[.$JJ$1]+ [.JK39]*[.$JK$1]+ [.JL39]*[.$JL$1]+ [.JM39]*[.$JM$1]+ [.JN39]*[.$JN$1]+ [.JO39]*[.$JO$1]+ [.JP39]*[.$JP$1]+ [.JQ39]*[.$JQ$1]+ [.JR39]*[.$JR$1]+ [.JS39]*[.$JS$1]+ [.JT39]*[.$JT$1]+ [.JU39]*[.$JU$1]+ [.JV39]*[.$JV$1]+ [.JW39]*[.$JW$1]+ [.JX39]*[.$JX$1]+ [.JY39]*[.$JY$1]+ [.JZ39]*[.$JZ$1]+ [.KA39]*[.$KA$1]+ [.KB39]*[.$KB$1]+ [.KC39]*[.$KC$1]+ [.KD39]*[.$KD$1]+ [.KE39]*[.$KE$1]+ [.KF39]*[.$KF$1]+ [.KG39]*[.$KG$1]+ [.KH39]*[.$KH$1]+ [.KI39]*[.$KI$1]+ [.KJ39]*[.$KJ$1]+ [.KK39]*[.$KK$1]+ [.KL39]*[.$KL$1]) /COUNT([.B39:.KL39]);0)" office:value-type="float" office:value="1" calcext:value-type="float">
            <text:p>1</text:p>
          </table:table-cell>
          <table:table-cell table:formula="of:=IF([.KN39]&lt;&gt;[.KM39];&quot;X&quot;;&quot;&quot;)">
            <text:p/>
          </table:table-cell>
        </table:table-row>
        <table:table-row table:style-name="ro1">
          <table:table-cell table:number-columns-repeated="29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ROUND(SUM([.B40:.KL40])/COUNT([.B40:.KL40]);0)" office:value-type="float" office:value="1" calcext:value-type="float">
            <text:p>1</text:p>
          </table:table-cell>
          <table:table-cell table:formula="of:=ROUND(([.B40]*[.$B$1]+ [.C40]*[.$C$1]+ [.D40]*[.$D$1]+ [.E40]*[.$E$1]+ [.F40]*[.$F$1]+ [.G40]*[.$G$1]+ [.H40]*[.$H$1]+ [.I40]*[.$I$1]+ [.J40]*[.$J$1]+ [.K40]*[.$K$1]+ [.L40]*[.$L$1]+ [.M40]*[.$M$1]+ [.N40]*[.$N$1]+ [.O40]*[.$O$1]+ [.P40]*[.$P$1]+ [.Q40]*[.$Q$1]+ [.R40]*[.$R$1]+ [.S40]*[.$S$1]+ [.T40]*[.$T$1]+ [.U40]*[.$U$1]+ [.V40]*[.$V$1]+ [.W40]*[.$W$1]+ [.X40]*[.$X$1]+ [.Y40]*[.$Y$1]+ [.Z40]*[.$Z$1]+ [.AA40]*[.$AA$1]+ [.AB40]*[.$AB$1]+ [.AC40]*[.$AC$1]+ [.AD40]*[.$AD$1]+ [.AE40]*[.$AE$1]+ [.AF40]*[.$AF$1]+ [.AG40]*[.$AG$1]+ [.AH40]*[.$AH$1]+ [.AI40]*[.$AI$1]+ [.AJ40]*[.$AJ$1]+ [.AK40]*[.$AK$1]+ [.AL40]*[.$AL$1]+ [.AM40]*[.$AM$1]+ [.AN40]*[.$AN$1]+ [.AO40]*[.$AO$1]+ [.AP40]*[.$AP$1]+ [.AQ40]*[.$AQ$1]+ [.AR40]*[.$AR$1]+ [.AS40]*[.$AS$1]+ [.AT40]*[.$AT$1]+ [.AU40]*[.$AU$1]+ [.AV40]*[.$AV$1]+ [.AW40]*[.$AW$1]+ [.AX40]*[.$AX$1]+ [.AY40]*[.$AY$1]+ [.AZ40]*[.$AZ$1]+ [.BA40]*[.$BA$1]+ [.BB40]*[.$BB$1]+ [.BC40]*[.$BC$1]+ [.BD40]*[.$BD$1]+ [.BE40]*[.$BE$1]+ [.BF40]*[.$BF$1]+ [.BG40]*[.$BG$1]+ [.BH40]*[.$BH$1]+ [.BI40]*[.$BI$1]+ [.BJ40]*[.$BJ$1]+ [.BK40]*[.$BK$1]+ [.BL40]*[.$BL$1]+ [.BM40]*[.$BM$1]+ [.BN40]*[.$BN$1]+ [.BO40]*[.$BO$1]+ [.BP40]*[.$BP$1]+ [.BQ40]*[.$BQ$1]+ [.BR40]*[.$BR$1]+ [.BS40]*[.$BS$1]+ [.BT40]*[.$BT$1]+ [.BU40]*[.$BU$1]+ [.BV40]*[.$BV$1]+ [.BW40]*[.$BW$1]+ [.BX40]*[.$BX$1]+ [.BY40]*[.$BY$1]+ [.BZ40]*[.$BZ$1]+ [.CA40]*[.$CA$1]+ [.CB40]*[.$CB$1]+ [.CC40]*[.$CC$1]+ [.CD40]*[.$CD$1]+ [.CE40]*[.$CE$1]+ [.CF40]*[.$CF$1]+ [.CG40]*[.$CG$1]+ [.CH40]*[.$CH$1]+ [.CI40]*[.$CI$1]+ [.CJ40]*[.$CJ$1]+ [.CK40]*[.$CK$1]+ [.CL40]*[.$CL$1]+ [.CM40]*[.$CM$1]+ [.CN40]*[.$CN$1]+ [.CO40]*[.$CO$1]+ [.CP40]*[.$CP$1]+ [.CQ40]*[.$CQ$1]+ [.CR40]*[.$CR$1]+ [.CS40]*[.$CS$1]+ [.CT40]*[.$CT$1]+ [.CU40]*[.$CU$1]+ [.CV40]*[.$CV$1]+ [.CW40]*[.$CW$1]+ [.CX40]*[.$CX$1]+ [.CY40]*[.$CY$1]+ [.CZ40]*[.$CZ$1]+ [.DA40]*[.$DA$1]+ [.DB40]*[.$DB$1]+ [.DC40]*[.$DC$1]+ [.DD40]*[.$DD$1]+ [.DE40]*[.$DE$1]+ [.DF40]*[.$DF$1]+ [.DG40]*[.$DG$1]+ [.DH40]*[.$DH$1]+ [.DI40]*[.$DI$1]+ [.DJ40]*[.$DJ$1]+ [.DK40]*[.$DK$1]+ [.DL40]*[.$DL$1]+ [.DM40]*[.$DM$1]+ [.DN40]*[.$DN$1]+ [.DO40]*[.$DO$1]+ [.DP40]*[.$DP$1]+ [.DQ40]*[.$DQ$1]+ [.DR40]*[.$DR$1]+ [.DS40]*[.$DS$1]+ [.DT40]*[.$DT$1]+ [.DU40]*[.$DU$1]+ [.DV40]*[.$DV$1]+ [.DW40]*[.$DW$1]+ [.DX40]*[.$DX$1]+ [.DY40]*[.$DY$1]+ [.DZ40]*[.$DZ$1]+ [.EA40]*[.$EA$1]+ [.EB40]*[.$EB$1]+ [.EC40]*[.$EC$1]+ [.ED40]*[.$ED$1]+ [.EE40]*[.$EE$1]+ [.EF40]*[.$EF$1]+ [.EG40]*[.$EG$1]+ [.EH40]*[.$EH$1]+ [.EI40]*[.$EI$1]+ [.EJ40]*[.$EJ$1]+ [.EK40]*[.$EK$1]+ [.EL40]*[.$EL$1]+ [.EM40]*[.$EM$1]+ [.EN40]*[.$EN$1]+ [.EO40]*[.$EO$1]+ [.EP40]*[.$EP$1]+ [.EQ40]*[.$EQ$1]+ [.ER40]*[.$ER$1]+ [.ES40]*[.$ES$1]+ [.ET40]*[.$ET$1]+ [.EU40]*[.$EU$1]+ [.EV40]*[.$EV$1]+ [.EW40]*[.$EW$1]+ [.EX40]*[.$EX$1]+ [.EY40]*[.$EY$1]+ [.EZ40]*[.$EZ$1]+ [.FA40]*[.$FA$1]+ [.FB40]*[.$FB$1]+ [.FC40]*[.$FC$1]+ [.FD40]*[.$FD$1]+ [.FE40]*[.$FE$1]+ [.FF40]*[.$FF$1]+ [.FG40]*[.$FG$1]+ [.FH40]*[.$FH$1]+ [.FI40]*[.$FI$1]+ [.FJ40]*[.$FJ$1]+ [.FK40]*[.$FK$1]+ [.FL40]*[.$FL$1]+ [.FM40]*[.$FM$1]+ [.FN40]*[.$FN$1]+ [.FO40]*[.$FO$1]+ [.FP40]*[.$FP$1]+ [.FQ40]*[.$FQ$1]+ [.FR40]*[.$FR$1]+ [.FS40]*[.$FS$1]+ [.FT40]*[.$FT$1]+ [.FU40]*[.$FU$1]+ [.FV40]*[.$FV$1]+ [.FW40]*[.$FW$1]+ [.FX40]*[.$FX$1]+ [.FY40]*[.$FY$1]+ [.FZ40]*[.$FZ$1]+ [.GA40]*[.$GA$1]+ [.GB40]*[.$GB$1]+ [.GC40]*[.$GC$1]+ [.GD40]*[.$GD$1]+ [.GE40]*[.$GE$1]+ [.GF40]*[.$GF$1]+ [.GG40]*[.$GG$1]+ [.GH40]*[.$GH$1]+ [.GI40]*[.$GI$1]+ [.GJ40]*[.$GJ$1]+ [.GK40]*[.$GK$1]+ [.GL40]*[.$GL$1]+ [.GM40]*[.$GM$1]+ [.GN40]*[.$GN$1]+ [.GO40]*[.$GO$1]+ [.GP40]*[.$GP$1]+ [.GQ40]*[.$GQ$1]+ [.GR40]*[.$GR$1]+ [.GS40]*[.$GS$1]+ [.GT40]*[.$GT$1]+ [.GU40]*[.$GU$1]+ [.GV40]*[.$GV$1]+ [.GW40]*[.$GW$1]+ [.GX40]*[.$GX$1]+ [.GY40]*[.$GY$1]+ [.GZ40]*[.$GZ$1]+ [.HA40]*[.$HA$1]+ [.HB40]*[.$HB$1]+ [.HC40]*[.$HC$1]+ [.HD40]*[.$HD$1]+ [.HE40]*[.$HE$1]+ [.HF40]*[.$HF$1]+ [.HG40]*[.$HG$1]+ [.HH40]*[.$HH$1]+ [.HI40]*[.$HI$1]+ [.HJ40]*[.$HJ$1]+ [.HK40]*[.$HK$1]+ [.HL40]*[.$HL$1]+ [.HM40]*[.$HM$1]+ [.HN40]*[.$HN$1]+ [.HO40]*[.$HO$1]+ [.HP40]*[.$HP$1]+ [.HQ40]*[.$HQ$1]+ [.HR40]*[.$HR$1]+ [.HS40]*[.$HS$1]+ [.HT40]*[.$HT$1]+ [.HU40]*[.$HU$1]+ [.HV40]*[.$HV$1]+ [.HW40]*[.$HW$1]+ [.HX40]*[.$HX$1]+ [.HY40]*[.$HY$1]+ [.HZ40]*[.$HZ$1]+ [.IA40]*[.$IA$1]+ [.IB40]*[.$IB$1]+ [.IC40]*[.$IC$1]+ [.ID40]*[.$ID$1]+ [.IE40]*[.$IE$1]+ [.IF40]*[.$IF$1]+ [.IG40]*[.$IG$1]+ [.IH40]*[.$IH$1]+ [.II40]*[.$II$1]+ [.IJ40]*[.$IJ$1]+ [.IK40]*[.$IK$1]+ [.IL40]*[.$IL$1]+ [.IM40]*[.$IM$1]+ [.IN40]*[.$IN$1]+ [.IO40]*[.$IO$1]+ [.IP40]*[.$IP$1]+ [.IQ40]*[.$IQ$1]+ [.IR40]*[.$IR$1]+ [.IS40]*[.$IS$1]+ [.IT40]*[.$IT$1]+ [.IU40]*[.$IU$1]+ [.IV40]*[.$IV$1]+ [.IW40]*[.$IW$1]+ [.IX40]*[.$IX$1]+ [.IY40]*[.$IY$1]+ [.IZ40]*[.$IZ$1]+ [.JA40]*[.$JA$1]+ [.JB40]*[.$JB$1]+ [.JC40]*[.$JC$1]+ [.JD40]*[.$JD$1]+ [.JE40]*[.$JE$1]+ [.JF40]*[.$JF$1]+ [.JG40]*[.$JG$1]+ [.JH40]*[.$JH$1]+ [.JI40]*[.$JI$1]+ [.JJ40]*[.$JJ$1]+ [.JK40]*[.$JK$1]+ [.JL40]*[.$JL$1]+ [.JM40]*[.$JM$1]+ [.JN40]*[.$JN$1]+ [.JO40]*[.$JO$1]+ [.JP40]*[.$JP$1]+ [.JQ40]*[.$JQ$1]+ [.JR40]*[.$JR$1]+ [.JS40]*[.$JS$1]+ [.JT40]*[.$JT$1]+ [.JU40]*[.$JU$1]+ [.JV40]*[.$JV$1]+ [.JW40]*[.$JW$1]+ [.JX40]*[.$JX$1]+ [.JY40]*[.$JY$1]+ [.JZ40]*[.$JZ$1]+ [.KA40]*[.$KA$1]+ [.KB40]*[.$KB$1]+ [.KC40]*[.$KC$1]+ [.KD40]*[.$KD$1]+ [.KE40]*[.$KE$1]+ [.KF40]*[.$KF$1]+ [.KG40]*[.$KG$1]+ [.KH40]*[.$KH$1]+ [.KI40]*[.$KI$1]+ [.KJ40]*[.$KJ$1]+ [.KK40]*[.$KK$1]+ [.KL40]*[.$KL$1]) /COUNT([.B40:.KL40]);0)" office:value-type="float" office:value="1" calcext:value-type="float">
            <text:p>1</text:p>
          </table:table-cell>
          <table:table-cell table:formula="of:=IF([.KN40]&lt;&gt;[.KM40];&quot;X&quot;;&quot;&quot;)">
            <text:p/>
          </table:table-cell>
        </table:table-row>
        <table:table-row table:style-name="ro1">
          <table:table-cell table:number-columns-repeated="298" office:value-type="float" office:value="1" calcext:value-type="float">
            <text:p>1</text:p>
          </table:table-cell>
          <table:table-cell table:formula="of:=ROUND(SUM([.B41:.KL41])/COUNT([.B41:.KL41]);0)" office:value-type="float" office:value="1" calcext:value-type="float">
            <text:p>1</text:p>
          </table:table-cell>
          <table:table-cell table:formula="of:=ROUND(([.B41]*[.$B$1]+ [.C41]*[.$C$1]+ [.D41]*[.$D$1]+ [.E41]*[.$E$1]+ [.F41]*[.$F$1]+ [.G41]*[.$G$1]+ [.H41]*[.$H$1]+ [.I41]*[.$I$1]+ [.J41]*[.$J$1]+ [.K41]*[.$K$1]+ [.L41]*[.$L$1]+ [.M41]*[.$M$1]+ [.N41]*[.$N$1]+ [.O41]*[.$O$1]+ [.P41]*[.$P$1]+ [.Q41]*[.$Q$1]+ [.R41]*[.$R$1]+ [.S41]*[.$S$1]+ [.T41]*[.$T$1]+ [.U41]*[.$U$1]+ [.V41]*[.$V$1]+ [.W41]*[.$W$1]+ [.X41]*[.$X$1]+ [.Y41]*[.$Y$1]+ [.Z41]*[.$Z$1]+ [.AA41]*[.$AA$1]+ [.AB41]*[.$AB$1]+ [.AC41]*[.$AC$1]+ [.AD41]*[.$AD$1]+ [.AE41]*[.$AE$1]+ [.AF41]*[.$AF$1]+ [.AG41]*[.$AG$1]+ [.AH41]*[.$AH$1]+ [.AI41]*[.$AI$1]+ [.AJ41]*[.$AJ$1]+ [.AK41]*[.$AK$1]+ [.AL41]*[.$AL$1]+ [.AM41]*[.$AM$1]+ [.AN41]*[.$AN$1]+ [.AO41]*[.$AO$1]+ [.AP41]*[.$AP$1]+ [.AQ41]*[.$AQ$1]+ [.AR41]*[.$AR$1]+ [.AS41]*[.$AS$1]+ [.AT41]*[.$AT$1]+ [.AU41]*[.$AU$1]+ [.AV41]*[.$AV$1]+ [.AW41]*[.$AW$1]+ [.AX41]*[.$AX$1]+ [.AY41]*[.$AY$1]+ [.AZ41]*[.$AZ$1]+ [.BA41]*[.$BA$1]+ [.BB41]*[.$BB$1]+ [.BC41]*[.$BC$1]+ [.BD41]*[.$BD$1]+ [.BE41]*[.$BE$1]+ [.BF41]*[.$BF$1]+ [.BG41]*[.$BG$1]+ [.BH41]*[.$BH$1]+ [.BI41]*[.$BI$1]+ [.BJ41]*[.$BJ$1]+ [.BK41]*[.$BK$1]+ [.BL41]*[.$BL$1]+ [.BM41]*[.$BM$1]+ [.BN41]*[.$BN$1]+ [.BO41]*[.$BO$1]+ [.BP41]*[.$BP$1]+ [.BQ41]*[.$BQ$1]+ [.BR41]*[.$BR$1]+ [.BS41]*[.$BS$1]+ [.BT41]*[.$BT$1]+ [.BU41]*[.$BU$1]+ [.BV41]*[.$BV$1]+ [.BW41]*[.$BW$1]+ [.BX41]*[.$BX$1]+ [.BY41]*[.$BY$1]+ [.BZ41]*[.$BZ$1]+ [.CA41]*[.$CA$1]+ [.CB41]*[.$CB$1]+ [.CC41]*[.$CC$1]+ [.CD41]*[.$CD$1]+ [.CE41]*[.$CE$1]+ [.CF41]*[.$CF$1]+ [.CG41]*[.$CG$1]+ [.CH41]*[.$CH$1]+ [.CI41]*[.$CI$1]+ [.CJ41]*[.$CJ$1]+ [.CK41]*[.$CK$1]+ [.CL41]*[.$CL$1]+ [.CM41]*[.$CM$1]+ [.CN41]*[.$CN$1]+ [.CO41]*[.$CO$1]+ [.CP41]*[.$CP$1]+ [.CQ41]*[.$CQ$1]+ [.CR41]*[.$CR$1]+ [.CS41]*[.$CS$1]+ [.CT41]*[.$CT$1]+ [.CU41]*[.$CU$1]+ [.CV41]*[.$CV$1]+ [.CW41]*[.$CW$1]+ [.CX41]*[.$CX$1]+ [.CY41]*[.$CY$1]+ [.CZ41]*[.$CZ$1]+ [.DA41]*[.$DA$1]+ [.DB41]*[.$DB$1]+ [.DC41]*[.$DC$1]+ [.DD41]*[.$DD$1]+ [.DE41]*[.$DE$1]+ [.DF41]*[.$DF$1]+ [.DG41]*[.$DG$1]+ [.DH41]*[.$DH$1]+ [.DI41]*[.$DI$1]+ [.DJ41]*[.$DJ$1]+ [.DK41]*[.$DK$1]+ [.DL41]*[.$DL$1]+ [.DM41]*[.$DM$1]+ [.DN41]*[.$DN$1]+ [.DO41]*[.$DO$1]+ [.DP41]*[.$DP$1]+ [.DQ41]*[.$DQ$1]+ [.DR41]*[.$DR$1]+ [.DS41]*[.$DS$1]+ [.DT41]*[.$DT$1]+ [.DU41]*[.$DU$1]+ [.DV41]*[.$DV$1]+ [.DW41]*[.$DW$1]+ [.DX41]*[.$DX$1]+ [.DY41]*[.$DY$1]+ [.DZ41]*[.$DZ$1]+ [.EA41]*[.$EA$1]+ [.EB41]*[.$EB$1]+ [.EC41]*[.$EC$1]+ [.ED41]*[.$ED$1]+ [.EE41]*[.$EE$1]+ [.EF41]*[.$EF$1]+ [.EG41]*[.$EG$1]+ [.EH41]*[.$EH$1]+ [.EI41]*[.$EI$1]+ [.EJ41]*[.$EJ$1]+ [.EK41]*[.$EK$1]+ [.EL41]*[.$EL$1]+ [.EM41]*[.$EM$1]+ [.EN41]*[.$EN$1]+ [.EO41]*[.$EO$1]+ [.EP41]*[.$EP$1]+ [.EQ41]*[.$EQ$1]+ [.ER41]*[.$ER$1]+ [.ES41]*[.$ES$1]+ [.ET41]*[.$ET$1]+ [.EU41]*[.$EU$1]+ [.EV41]*[.$EV$1]+ [.EW41]*[.$EW$1]+ [.EX41]*[.$EX$1]+ [.EY41]*[.$EY$1]+ [.EZ41]*[.$EZ$1]+ [.FA41]*[.$FA$1]+ [.FB41]*[.$FB$1]+ [.FC41]*[.$FC$1]+ [.FD41]*[.$FD$1]+ [.FE41]*[.$FE$1]+ [.FF41]*[.$FF$1]+ [.FG41]*[.$FG$1]+ [.FH41]*[.$FH$1]+ [.FI41]*[.$FI$1]+ [.FJ41]*[.$FJ$1]+ [.FK41]*[.$FK$1]+ [.FL41]*[.$FL$1]+ [.FM41]*[.$FM$1]+ [.FN41]*[.$FN$1]+ [.FO41]*[.$FO$1]+ [.FP41]*[.$FP$1]+ [.FQ41]*[.$FQ$1]+ [.FR41]*[.$FR$1]+ [.FS41]*[.$FS$1]+ [.FT41]*[.$FT$1]+ [.FU41]*[.$FU$1]+ [.FV41]*[.$FV$1]+ [.FW41]*[.$FW$1]+ [.FX41]*[.$FX$1]+ [.FY41]*[.$FY$1]+ [.FZ41]*[.$FZ$1]+ [.GA41]*[.$GA$1]+ [.GB41]*[.$GB$1]+ [.GC41]*[.$GC$1]+ [.GD41]*[.$GD$1]+ [.GE41]*[.$GE$1]+ [.GF41]*[.$GF$1]+ [.GG41]*[.$GG$1]+ [.GH41]*[.$GH$1]+ [.GI41]*[.$GI$1]+ [.GJ41]*[.$GJ$1]+ [.GK41]*[.$GK$1]+ [.GL41]*[.$GL$1]+ [.GM41]*[.$GM$1]+ [.GN41]*[.$GN$1]+ [.GO41]*[.$GO$1]+ [.GP41]*[.$GP$1]+ [.GQ41]*[.$GQ$1]+ [.GR41]*[.$GR$1]+ [.GS41]*[.$GS$1]+ [.GT41]*[.$GT$1]+ [.GU41]*[.$GU$1]+ [.GV41]*[.$GV$1]+ [.GW41]*[.$GW$1]+ [.GX41]*[.$GX$1]+ [.GY41]*[.$GY$1]+ [.GZ41]*[.$GZ$1]+ [.HA41]*[.$HA$1]+ [.HB41]*[.$HB$1]+ [.HC41]*[.$HC$1]+ [.HD41]*[.$HD$1]+ [.HE41]*[.$HE$1]+ [.HF41]*[.$HF$1]+ [.HG41]*[.$HG$1]+ [.HH41]*[.$HH$1]+ [.HI41]*[.$HI$1]+ [.HJ41]*[.$HJ$1]+ [.HK41]*[.$HK$1]+ [.HL41]*[.$HL$1]+ [.HM41]*[.$HM$1]+ [.HN41]*[.$HN$1]+ [.HO41]*[.$HO$1]+ [.HP41]*[.$HP$1]+ [.HQ41]*[.$HQ$1]+ [.HR41]*[.$HR$1]+ [.HS41]*[.$HS$1]+ [.HT41]*[.$HT$1]+ [.HU41]*[.$HU$1]+ [.HV41]*[.$HV$1]+ [.HW41]*[.$HW$1]+ [.HX41]*[.$HX$1]+ [.HY41]*[.$HY$1]+ [.HZ41]*[.$HZ$1]+ [.IA41]*[.$IA$1]+ [.IB41]*[.$IB$1]+ [.IC41]*[.$IC$1]+ [.ID41]*[.$ID$1]+ [.IE41]*[.$IE$1]+ [.IF41]*[.$IF$1]+ [.IG41]*[.$IG$1]+ [.IH41]*[.$IH$1]+ [.II41]*[.$II$1]+ [.IJ41]*[.$IJ$1]+ [.IK41]*[.$IK$1]+ [.IL41]*[.$IL$1]+ [.IM41]*[.$IM$1]+ [.IN41]*[.$IN$1]+ [.IO41]*[.$IO$1]+ [.IP41]*[.$IP$1]+ [.IQ41]*[.$IQ$1]+ [.IR41]*[.$IR$1]+ [.IS41]*[.$IS$1]+ [.IT41]*[.$IT$1]+ [.IU41]*[.$IU$1]+ [.IV41]*[.$IV$1]+ [.IW41]*[.$IW$1]+ [.IX41]*[.$IX$1]+ [.IY41]*[.$IY$1]+ [.IZ41]*[.$IZ$1]+ [.JA41]*[.$JA$1]+ [.JB41]*[.$JB$1]+ [.JC41]*[.$JC$1]+ [.JD41]*[.$JD$1]+ [.JE41]*[.$JE$1]+ [.JF41]*[.$JF$1]+ [.JG41]*[.$JG$1]+ [.JH41]*[.$JH$1]+ [.JI41]*[.$JI$1]+ [.JJ41]*[.$JJ$1]+ [.JK41]*[.$JK$1]+ [.JL41]*[.$JL$1]+ [.JM41]*[.$JM$1]+ [.JN41]*[.$JN$1]+ [.JO41]*[.$JO$1]+ [.JP41]*[.$JP$1]+ [.JQ41]*[.$JQ$1]+ [.JR41]*[.$JR$1]+ [.JS41]*[.$JS$1]+ [.JT41]*[.$JT$1]+ [.JU41]*[.$JU$1]+ [.JV41]*[.$JV$1]+ [.JW41]*[.$JW$1]+ [.JX41]*[.$JX$1]+ [.JY41]*[.$JY$1]+ [.JZ41]*[.$JZ$1]+ [.KA41]*[.$KA$1]+ [.KB41]*[.$KB$1]+ [.KC41]*[.$KC$1]+ [.KD41]*[.$KD$1]+ [.KE41]*[.$KE$1]+ [.KF41]*[.$KF$1]+ [.KG41]*[.$KG$1]+ [.KH41]*[.$KH$1]+ [.KI41]*[.$KI$1]+ [.KJ41]*[.$KJ$1]+ [.KK41]*[.$KK$1]+ [.KL41]*[.$KL$1]) /COUNT([.B41:.KL41]);0)" office:value-type="float" office:value="1" calcext:value-type="float">
            <text:p>1</text:p>
          </table:table-cell>
          <table:table-cell table:formula="of:=IF([.KN41]&lt;&gt;[.KM41];&quot;X&quot;;&quot;&quot;)">
            <text:p/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ROUND(SUM([.B42:.KL42])/COUNT([.B42:.KL42]);0)" office:value-type="float" office:value="1" calcext:value-type="float">
            <text:p>1</text:p>
          </table:table-cell>
          <table:table-cell table:formula="of:=ROUND(([.B42]*[.$B$1]+ [.C42]*[.$C$1]+ [.D42]*[.$D$1]+ [.E42]*[.$E$1]+ [.F42]*[.$F$1]+ [.G42]*[.$G$1]+ [.H42]*[.$H$1]+ [.I42]*[.$I$1]+ [.J42]*[.$J$1]+ [.K42]*[.$K$1]+ [.L42]*[.$L$1]+ [.M42]*[.$M$1]+ [.N42]*[.$N$1]+ [.O42]*[.$O$1]+ [.P42]*[.$P$1]+ [.Q42]*[.$Q$1]+ [.R42]*[.$R$1]+ [.S42]*[.$S$1]+ [.T42]*[.$T$1]+ [.U42]*[.$U$1]+ [.V42]*[.$V$1]+ [.W42]*[.$W$1]+ [.X42]*[.$X$1]+ [.Y42]*[.$Y$1]+ [.Z42]*[.$Z$1]+ [.AA42]*[.$AA$1]+ [.AB42]*[.$AB$1]+ [.AC42]*[.$AC$1]+ [.AD42]*[.$AD$1]+ [.AE42]*[.$AE$1]+ [.AF42]*[.$AF$1]+ [.AG42]*[.$AG$1]+ [.AH42]*[.$AH$1]+ [.AI42]*[.$AI$1]+ [.AJ42]*[.$AJ$1]+ [.AK42]*[.$AK$1]+ [.AL42]*[.$AL$1]+ [.AM42]*[.$AM$1]+ [.AN42]*[.$AN$1]+ [.AO42]*[.$AO$1]+ [.AP42]*[.$AP$1]+ [.AQ42]*[.$AQ$1]+ [.AR42]*[.$AR$1]+ [.AS42]*[.$AS$1]+ [.AT42]*[.$AT$1]+ [.AU42]*[.$AU$1]+ [.AV42]*[.$AV$1]+ [.AW42]*[.$AW$1]+ [.AX42]*[.$AX$1]+ [.AY42]*[.$AY$1]+ [.AZ42]*[.$AZ$1]+ [.BA42]*[.$BA$1]+ [.BB42]*[.$BB$1]+ [.BC42]*[.$BC$1]+ [.BD42]*[.$BD$1]+ [.BE42]*[.$BE$1]+ [.BF42]*[.$BF$1]+ [.BG42]*[.$BG$1]+ [.BH42]*[.$BH$1]+ [.BI42]*[.$BI$1]+ [.BJ42]*[.$BJ$1]+ [.BK42]*[.$BK$1]+ [.BL42]*[.$BL$1]+ [.BM42]*[.$BM$1]+ [.BN42]*[.$BN$1]+ [.BO42]*[.$BO$1]+ [.BP42]*[.$BP$1]+ [.BQ42]*[.$BQ$1]+ [.BR42]*[.$BR$1]+ [.BS42]*[.$BS$1]+ [.BT42]*[.$BT$1]+ [.BU42]*[.$BU$1]+ [.BV42]*[.$BV$1]+ [.BW42]*[.$BW$1]+ [.BX42]*[.$BX$1]+ [.BY42]*[.$BY$1]+ [.BZ42]*[.$BZ$1]+ [.CA42]*[.$CA$1]+ [.CB42]*[.$CB$1]+ [.CC42]*[.$CC$1]+ [.CD42]*[.$CD$1]+ [.CE42]*[.$CE$1]+ [.CF42]*[.$CF$1]+ [.CG42]*[.$CG$1]+ [.CH42]*[.$CH$1]+ [.CI42]*[.$CI$1]+ [.CJ42]*[.$CJ$1]+ [.CK42]*[.$CK$1]+ [.CL42]*[.$CL$1]+ [.CM42]*[.$CM$1]+ [.CN42]*[.$CN$1]+ [.CO42]*[.$CO$1]+ [.CP42]*[.$CP$1]+ [.CQ42]*[.$CQ$1]+ [.CR42]*[.$CR$1]+ [.CS42]*[.$CS$1]+ [.CT42]*[.$CT$1]+ [.CU42]*[.$CU$1]+ [.CV42]*[.$CV$1]+ [.CW42]*[.$CW$1]+ [.CX42]*[.$CX$1]+ [.CY42]*[.$CY$1]+ [.CZ42]*[.$CZ$1]+ [.DA42]*[.$DA$1]+ [.DB42]*[.$DB$1]+ [.DC42]*[.$DC$1]+ [.DD42]*[.$DD$1]+ [.DE42]*[.$DE$1]+ [.DF42]*[.$DF$1]+ [.DG42]*[.$DG$1]+ [.DH42]*[.$DH$1]+ [.DI42]*[.$DI$1]+ [.DJ42]*[.$DJ$1]+ [.DK42]*[.$DK$1]+ [.DL42]*[.$DL$1]+ [.DM42]*[.$DM$1]+ [.DN42]*[.$DN$1]+ [.DO42]*[.$DO$1]+ [.DP42]*[.$DP$1]+ [.DQ42]*[.$DQ$1]+ [.DR42]*[.$DR$1]+ [.DS42]*[.$DS$1]+ [.DT42]*[.$DT$1]+ [.DU42]*[.$DU$1]+ [.DV42]*[.$DV$1]+ [.DW42]*[.$DW$1]+ [.DX42]*[.$DX$1]+ [.DY42]*[.$DY$1]+ [.DZ42]*[.$DZ$1]+ [.EA42]*[.$EA$1]+ [.EB42]*[.$EB$1]+ [.EC42]*[.$EC$1]+ [.ED42]*[.$ED$1]+ [.EE42]*[.$EE$1]+ [.EF42]*[.$EF$1]+ [.EG42]*[.$EG$1]+ [.EH42]*[.$EH$1]+ [.EI42]*[.$EI$1]+ [.EJ42]*[.$EJ$1]+ [.EK42]*[.$EK$1]+ [.EL42]*[.$EL$1]+ [.EM42]*[.$EM$1]+ [.EN42]*[.$EN$1]+ [.EO42]*[.$EO$1]+ [.EP42]*[.$EP$1]+ [.EQ42]*[.$EQ$1]+ [.ER42]*[.$ER$1]+ [.ES42]*[.$ES$1]+ [.ET42]*[.$ET$1]+ [.EU42]*[.$EU$1]+ [.EV42]*[.$EV$1]+ [.EW42]*[.$EW$1]+ [.EX42]*[.$EX$1]+ [.EY42]*[.$EY$1]+ [.EZ42]*[.$EZ$1]+ [.FA42]*[.$FA$1]+ [.FB42]*[.$FB$1]+ [.FC42]*[.$FC$1]+ [.FD42]*[.$FD$1]+ [.FE42]*[.$FE$1]+ [.FF42]*[.$FF$1]+ [.FG42]*[.$FG$1]+ [.FH42]*[.$FH$1]+ [.FI42]*[.$FI$1]+ [.FJ42]*[.$FJ$1]+ [.FK42]*[.$FK$1]+ [.FL42]*[.$FL$1]+ [.FM42]*[.$FM$1]+ [.FN42]*[.$FN$1]+ [.FO42]*[.$FO$1]+ [.FP42]*[.$FP$1]+ [.FQ42]*[.$FQ$1]+ [.FR42]*[.$FR$1]+ [.FS42]*[.$FS$1]+ [.FT42]*[.$FT$1]+ [.FU42]*[.$FU$1]+ [.FV42]*[.$FV$1]+ [.FW42]*[.$FW$1]+ [.FX42]*[.$FX$1]+ [.FY42]*[.$FY$1]+ [.FZ42]*[.$FZ$1]+ [.GA42]*[.$GA$1]+ [.GB42]*[.$GB$1]+ [.GC42]*[.$GC$1]+ [.GD42]*[.$GD$1]+ [.GE42]*[.$GE$1]+ [.GF42]*[.$GF$1]+ [.GG42]*[.$GG$1]+ [.GH42]*[.$GH$1]+ [.GI42]*[.$GI$1]+ [.GJ42]*[.$GJ$1]+ [.GK42]*[.$GK$1]+ [.GL42]*[.$GL$1]+ [.GM42]*[.$GM$1]+ [.GN42]*[.$GN$1]+ [.GO42]*[.$GO$1]+ [.GP42]*[.$GP$1]+ [.GQ42]*[.$GQ$1]+ [.GR42]*[.$GR$1]+ [.GS42]*[.$GS$1]+ [.GT42]*[.$GT$1]+ [.GU42]*[.$GU$1]+ [.GV42]*[.$GV$1]+ [.GW42]*[.$GW$1]+ [.GX42]*[.$GX$1]+ [.GY42]*[.$GY$1]+ [.GZ42]*[.$GZ$1]+ [.HA42]*[.$HA$1]+ [.HB42]*[.$HB$1]+ [.HC42]*[.$HC$1]+ [.HD42]*[.$HD$1]+ [.HE42]*[.$HE$1]+ [.HF42]*[.$HF$1]+ [.HG42]*[.$HG$1]+ [.HH42]*[.$HH$1]+ [.HI42]*[.$HI$1]+ [.HJ42]*[.$HJ$1]+ [.HK42]*[.$HK$1]+ [.HL42]*[.$HL$1]+ [.HM42]*[.$HM$1]+ [.HN42]*[.$HN$1]+ [.HO42]*[.$HO$1]+ [.HP42]*[.$HP$1]+ [.HQ42]*[.$HQ$1]+ [.HR42]*[.$HR$1]+ [.HS42]*[.$HS$1]+ [.HT42]*[.$HT$1]+ [.HU42]*[.$HU$1]+ [.HV42]*[.$HV$1]+ [.HW42]*[.$HW$1]+ [.HX42]*[.$HX$1]+ [.HY42]*[.$HY$1]+ [.HZ42]*[.$HZ$1]+ [.IA42]*[.$IA$1]+ [.IB42]*[.$IB$1]+ [.IC42]*[.$IC$1]+ [.ID42]*[.$ID$1]+ [.IE42]*[.$IE$1]+ [.IF42]*[.$IF$1]+ [.IG42]*[.$IG$1]+ [.IH42]*[.$IH$1]+ [.II42]*[.$II$1]+ [.IJ42]*[.$IJ$1]+ [.IK42]*[.$IK$1]+ [.IL42]*[.$IL$1]+ [.IM42]*[.$IM$1]+ [.IN42]*[.$IN$1]+ [.IO42]*[.$IO$1]+ [.IP42]*[.$IP$1]+ [.IQ42]*[.$IQ$1]+ [.IR42]*[.$IR$1]+ [.IS42]*[.$IS$1]+ [.IT42]*[.$IT$1]+ [.IU42]*[.$IU$1]+ [.IV42]*[.$IV$1]+ [.IW42]*[.$IW$1]+ [.IX42]*[.$IX$1]+ [.IY42]*[.$IY$1]+ [.IZ42]*[.$IZ$1]+ [.JA42]*[.$JA$1]+ [.JB42]*[.$JB$1]+ [.JC42]*[.$JC$1]+ [.JD42]*[.$JD$1]+ [.JE42]*[.$JE$1]+ [.JF42]*[.$JF$1]+ [.JG42]*[.$JG$1]+ [.JH42]*[.$JH$1]+ [.JI42]*[.$JI$1]+ [.JJ42]*[.$JJ$1]+ [.JK42]*[.$JK$1]+ [.JL42]*[.$JL$1]+ [.JM42]*[.$JM$1]+ [.JN42]*[.$JN$1]+ [.JO42]*[.$JO$1]+ [.JP42]*[.$JP$1]+ [.JQ42]*[.$JQ$1]+ [.JR42]*[.$JR$1]+ [.JS42]*[.$JS$1]+ [.JT42]*[.$JT$1]+ [.JU42]*[.$JU$1]+ [.JV42]*[.$JV$1]+ [.JW42]*[.$JW$1]+ [.JX42]*[.$JX$1]+ [.JY42]*[.$JY$1]+ [.JZ42]*[.$JZ$1]+ [.KA42]*[.$KA$1]+ [.KB42]*[.$KB$1]+ [.KC42]*[.$KC$1]+ [.KD42]*[.$KD$1]+ [.KE42]*[.$KE$1]+ [.KF42]*[.$KF$1]+ [.KG42]*[.$KG$1]+ [.KH42]*[.$KH$1]+ [.KI42]*[.$KI$1]+ [.KJ42]*[.$KJ$1]+ [.KK42]*[.$KK$1]+ [.KL42]*[.$KL$1]) /COUNT([.B42:.KL42]);0)" office:value-type="float" office:value="0" calcext:value-type="float">
            <text:p>0</text:p>
          </table:table-cell>
          <table:table-cell table:formula="of:=IF([.KN42]&lt;&gt;[.KM42]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1" office:value-type="float" office:value="0" calcext:value-type="float">
            <text:p>0</text:p>
          </table:table-cell>
          <table:table-cell table:formula="of:=ROUND(SUM([.B43:.KL43])/COUNT([.B43:.KL43]);0)" office:value-type="float" office:value="0" calcext:value-type="float">
            <text:p>0</text:p>
          </table:table-cell>
          <table:table-cell table:formula="of:=ROUND(([.B43]*[.$B$1]+ [.C43]*[.$C$1]+ [.D43]*[.$D$1]+ [.E43]*[.$E$1]+ [.F43]*[.$F$1]+ [.G43]*[.$G$1]+ [.H43]*[.$H$1]+ [.I43]*[.$I$1]+ [.J43]*[.$J$1]+ [.K43]*[.$K$1]+ [.L43]*[.$L$1]+ [.M43]*[.$M$1]+ [.N43]*[.$N$1]+ [.O43]*[.$O$1]+ [.P43]*[.$P$1]+ [.Q43]*[.$Q$1]+ [.R43]*[.$R$1]+ [.S43]*[.$S$1]+ [.T43]*[.$T$1]+ [.U43]*[.$U$1]+ [.V43]*[.$V$1]+ [.W43]*[.$W$1]+ [.X43]*[.$X$1]+ [.Y43]*[.$Y$1]+ [.Z43]*[.$Z$1]+ [.AA43]*[.$AA$1]+ [.AB43]*[.$AB$1]+ [.AC43]*[.$AC$1]+ [.AD43]*[.$AD$1]+ [.AE43]*[.$AE$1]+ [.AF43]*[.$AF$1]+ [.AG43]*[.$AG$1]+ [.AH43]*[.$AH$1]+ [.AI43]*[.$AI$1]+ [.AJ43]*[.$AJ$1]+ [.AK43]*[.$AK$1]+ [.AL43]*[.$AL$1]+ [.AM43]*[.$AM$1]+ [.AN43]*[.$AN$1]+ [.AO43]*[.$AO$1]+ [.AP43]*[.$AP$1]+ [.AQ43]*[.$AQ$1]+ [.AR43]*[.$AR$1]+ [.AS43]*[.$AS$1]+ [.AT43]*[.$AT$1]+ [.AU43]*[.$AU$1]+ [.AV43]*[.$AV$1]+ [.AW43]*[.$AW$1]+ [.AX43]*[.$AX$1]+ [.AY43]*[.$AY$1]+ [.AZ43]*[.$AZ$1]+ [.BA43]*[.$BA$1]+ [.BB43]*[.$BB$1]+ [.BC43]*[.$BC$1]+ [.BD43]*[.$BD$1]+ [.BE43]*[.$BE$1]+ [.BF43]*[.$BF$1]+ [.BG43]*[.$BG$1]+ [.BH43]*[.$BH$1]+ [.BI43]*[.$BI$1]+ [.BJ43]*[.$BJ$1]+ [.BK43]*[.$BK$1]+ [.BL43]*[.$BL$1]+ [.BM43]*[.$BM$1]+ [.BN43]*[.$BN$1]+ [.BO43]*[.$BO$1]+ [.BP43]*[.$BP$1]+ [.BQ43]*[.$BQ$1]+ [.BR43]*[.$BR$1]+ [.BS43]*[.$BS$1]+ [.BT43]*[.$BT$1]+ [.BU43]*[.$BU$1]+ [.BV43]*[.$BV$1]+ [.BW43]*[.$BW$1]+ [.BX43]*[.$BX$1]+ [.BY43]*[.$BY$1]+ [.BZ43]*[.$BZ$1]+ [.CA43]*[.$CA$1]+ [.CB43]*[.$CB$1]+ [.CC43]*[.$CC$1]+ [.CD43]*[.$CD$1]+ [.CE43]*[.$CE$1]+ [.CF43]*[.$CF$1]+ [.CG43]*[.$CG$1]+ [.CH43]*[.$CH$1]+ [.CI43]*[.$CI$1]+ [.CJ43]*[.$CJ$1]+ [.CK43]*[.$CK$1]+ [.CL43]*[.$CL$1]+ [.CM43]*[.$CM$1]+ [.CN43]*[.$CN$1]+ [.CO43]*[.$CO$1]+ [.CP43]*[.$CP$1]+ [.CQ43]*[.$CQ$1]+ [.CR43]*[.$CR$1]+ [.CS43]*[.$CS$1]+ [.CT43]*[.$CT$1]+ [.CU43]*[.$CU$1]+ [.CV43]*[.$CV$1]+ [.CW43]*[.$CW$1]+ [.CX43]*[.$CX$1]+ [.CY43]*[.$CY$1]+ [.CZ43]*[.$CZ$1]+ [.DA43]*[.$DA$1]+ [.DB43]*[.$DB$1]+ [.DC43]*[.$DC$1]+ [.DD43]*[.$DD$1]+ [.DE43]*[.$DE$1]+ [.DF43]*[.$DF$1]+ [.DG43]*[.$DG$1]+ [.DH43]*[.$DH$1]+ [.DI43]*[.$DI$1]+ [.DJ43]*[.$DJ$1]+ [.DK43]*[.$DK$1]+ [.DL43]*[.$DL$1]+ [.DM43]*[.$DM$1]+ [.DN43]*[.$DN$1]+ [.DO43]*[.$DO$1]+ [.DP43]*[.$DP$1]+ [.DQ43]*[.$DQ$1]+ [.DR43]*[.$DR$1]+ [.DS43]*[.$DS$1]+ [.DT43]*[.$DT$1]+ [.DU43]*[.$DU$1]+ [.DV43]*[.$DV$1]+ [.DW43]*[.$DW$1]+ [.DX43]*[.$DX$1]+ [.DY43]*[.$DY$1]+ [.DZ43]*[.$DZ$1]+ [.EA43]*[.$EA$1]+ [.EB43]*[.$EB$1]+ [.EC43]*[.$EC$1]+ [.ED43]*[.$ED$1]+ [.EE43]*[.$EE$1]+ [.EF43]*[.$EF$1]+ [.EG43]*[.$EG$1]+ [.EH43]*[.$EH$1]+ [.EI43]*[.$EI$1]+ [.EJ43]*[.$EJ$1]+ [.EK43]*[.$EK$1]+ [.EL43]*[.$EL$1]+ [.EM43]*[.$EM$1]+ [.EN43]*[.$EN$1]+ [.EO43]*[.$EO$1]+ [.EP43]*[.$EP$1]+ [.EQ43]*[.$EQ$1]+ [.ER43]*[.$ER$1]+ [.ES43]*[.$ES$1]+ [.ET43]*[.$ET$1]+ [.EU43]*[.$EU$1]+ [.EV43]*[.$EV$1]+ [.EW43]*[.$EW$1]+ [.EX43]*[.$EX$1]+ [.EY43]*[.$EY$1]+ [.EZ43]*[.$EZ$1]+ [.FA43]*[.$FA$1]+ [.FB43]*[.$FB$1]+ [.FC43]*[.$FC$1]+ [.FD43]*[.$FD$1]+ [.FE43]*[.$FE$1]+ [.FF43]*[.$FF$1]+ [.FG43]*[.$FG$1]+ [.FH43]*[.$FH$1]+ [.FI43]*[.$FI$1]+ [.FJ43]*[.$FJ$1]+ [.FK43]*[.$FK$1]+ [.FL43]*[.$FL$1]+ [.FM43]*[.$FM$1]+ [.FN43]*[.$FN$1]+ [.FO43]*[.$FO$1]+ [.FP43]*[.$FP$1]+ [.FQ43]*[.$FQ$1]+ [.FR43]*[.$FR$1]+ [.FS43]*[.$FS$1]+ [.FT43]*[.$FT$1]+ [.FU43]*[.$FU$1]+ [.FV43]*[.$FV$1]+ [.FW43]*[.$FW$1]+ [.FX43]*[.$FX$1]+ [.FY43]*[.$FY$1]+ [.FZ43]*[.$FZ$1]+ [.GA43]*[.$GA$1]+ [.GB43]*[.$GB$1]+ [.GC43]*[.$GC$1]+ [.GD43]*[.$GD$1]+ [.GE43]*[.$GE$1]+ [.GF43]*[.$GF$1]+ [.GG43]*[.$GG$1]+ [.GH43]*[.$GH$1]+ [.GI43]*[.$GI$1]+ [.GJ43]*[.$GJ$1]+ [.GK43]*[.$GK$1]+ [.GL43]*[.$GL$1]+ [.GM43]*[.$GM$1]+ [.GN43]*[.$GN$1]+ [.GO43]*[.$GO$1]+ [.GP43]*[.$GP$1]+ [.GQ43]*[.$GQ$1]+ [.GR43]*[.$GR$1]+ [.GS43]*[.$GS$1]+ [.GT43]*[.$GT$1]+ [.GU43]*[.$GU$1]+ [.GV43]*[.$GV$1]+ [.GW43]*[.$GW$1]+ [.GX43]*[.$GX$1]+ [.GY43]*[.$GY$1]+ [.GZ43]*[.$GZ$1]+ [.HA43]*[.$HA$1]+ [.HB43]*[.$HB$1]+ [.HC43]*[.$HC$1]+ [.HD43]*[.$HD$1]+ [.HE43]*[.$HE$1]+ [.HF43]*[.$HF$1]+ [.HG43]*[.$HG$1]+ [.HH43]*[.$HH$1]+ [.HI43]*[.$HI$1]+ [.HJ43]*[.$HJ$1]+ [.HK43]*[.$HK$1]+ [.HL43]*[.$HL$1]+ [.HM43]*[.$HM$1]+ [.HN43]*[.$HN$1]+ [.HO43]*[.$HO$1]+ [.HP43]*[.$HP$1]+ [.HQ43]*[.$HQ$1]+ [.HR43]*[.$HR$1]+ [.HS43]*[.$HS$1]+ [.HT43]*[.$HT$1]+ [.HU43]*[.$HU$1]+ [.HV43]*[.$HV$1]+ [.HW43]*[.$HW$1]+ [.HX43]*[.$HX$1]+ [.HY43]*[.$HY$1]+ [.HZ43]*[.$HZ$1]+ [.IA43]*[.$IA$1]+ [.IB43]*[.$IB$1]+ [.IC43]*[.$IC$1]+ [.ID43]*[.$ID$1]+ [.IE43]*[.$IE$1]+ [.IF43]*[.$IF$1]+ [.IG43]*[.$IG$1]+ [.IH43]*[.$IH$1]+ [.II43]*[.$II$1]+ [.IJ43]*[.$IJ$1]+ [.IK43]*[.$IK$1]+ [.IL43]*[.$IL$1]+ [.IM43]*[.$IM$1]+ [.IN43]*[.$IN$1]+ [.IO43]*[.$IO$1]+ [.IP43]*[.$IP$1]+ [.IQ43]*[.$IQ$1]+ [.IR43]*[.$IR$1]+ [.IS43]*[.$IS$1]+ [.IT43]*[.$IT$1]+ [.IU43]*[.$IU$1]+ [.IV43]*[.$IV$1]+ [.IW43]*[.$IW$1]+ [.IX43]*[.$IX$1]+ [.IY43]*[.$IY$1]+ [.IZ43]*[.$IZ$1]+ [.JA43]*[.$JA$1]+ [.JB43]*[.$JB$1]+ [.JC43]*[.$JC$1]+ [.JD43]*[.$JD$1]+ [.JE43]*[.$JE$1]+ [.JF43]*[.$JF$1]+ [.JG43]*[.$JG$1]+ [.JH43]*[.$JH$1]+ [.JI43]*[.$JI$1]+ [.JJ43]*[.$JJ$1]+ [.JK43]*[.$JK$1]+ [.JL43]*[.$JL$1]+ [.JM43]*[.$JM$1]+ [.JN43]*[.$JN$1]+ [.JO43]*[.$JO$1]+ [.JP43]*[.$JP$1]+ [.JQ43]*[.$JQ$1]+ [.JR43]*[.$JR$1]+ [.JS43]*[.$JS$1]+ [.JT43]*[.$JT$1]+ [.JU43]*[.$JU$1]+ [.JV43]*[.$JV$1]+ [.JW43]*[.$JW$1]+ [.JX43]*[.$JX$1]+ [.JY43]*[.$JY$1]+ [.JZ43]*[.$JZ$1]+ [.KA43]*[.$KA$1]+ [.KB43]*[.$KB$1]+ [.KC43]*[.$KC$1]+ [.KD43]*[.$KD$1]+ [.KE43]*[.$KE$1]+ [.KF43]*[.$KF$1]+ [.KG43]*[.$KG$1]+ [.KH43]*[.$KH$1]+ [.KI43]*[.$KI$1]+ [.KJ43]*[.$KJ$1]+ [.KK43]*[.$KK$1]+ [.KL43]*[.$KL$1]) /COUNT([.B43:.KL43]);0)" office:value-type="float" office:value="0" calcext:value-type="float">
            <text:p>0</text:p>
          </table:table-cell>
          <table:table-cell table:formula="of:=IF([.KN43]&lt;&gt;[.KM43];&quot;X&quot;;&quot;&quot;)">
            <text:p/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3" office:value-type="float" office:value="0" calcext:value-type="float">
            <text:p>0</text:p>
          </table:table-cell>
          <table:table-cell table:formula="of:=ROUND(SUM([.B44:.KL44])/COUNT([.B44:.KL44]);0)" office:value-type="float" office:value="0" calcext:value-type="float">
            <text:p>0</text:p>
          </table:table-cell>
          <table:table-cell table:formula="of:=ROUND(([.B44]*[.$B$1]+ [.C44]*[.$C$1]+ [.D44]*[.$D$1]+ [.E44]*[.$E$1]+ [.F44]*[.$F$1]+ [.G44]*[.$G$1]+ [.H44]*[.$H$1]+ [.I44]*[.$I$1]+ [.J44]*[.$J$1]+ [.K44]*[.$K$1]+ [.L44]*[.$L$1]+ [.M44]*[.$M$1]+ [.N44]*[.$N$1]+ [.O44]*[.$O$1]+ [.P44]*[.$P$1]+ [.Q44]*[.$Q$1]+ [.R44]*[.$R$1]+ [.S44]*[.$S$1]+ [.T44]*[.$T$1]+ [.U44]*[.$U$1]+ [.V44]*[.$V$1]+ [.W44]*[.$W$1]+ [.X44]*[.$X$1]+ [.Y44]*[.$Y$1]+ [.Z44]*[.$Z$1]+ [.AA44]*[.$AA$1]+ [.AB44]*[.$AB$1]+ [.AC44]*[.$AC$1]+ [.AD44]*[.$AD$1]+ [.AE44]*[.$AE$1]+ [.AF44]*[.$AF$1]+ [.AG44]*[.$AG$1]+ [.AH44]*[.$AH$1]+ [.AI44]*[.$AI$1]+ [.AJ44]*[.$AJ$1]+ [.AK44]*[.$AK$1]+ [.AL44]*[.$AL$1]+ [.AM44]*[.$AM$1]+ [.AN44]*[.$AN$1]+ [.AO44]*[.$AO$1]+ [.AP44]*[.$AP$1]+ [.AQ44]*[.$AQ$1]+ [.AR44]*[.$AR$1]+ [.AS44]*[.$AS$1]+ [.AT44]*[.$AT$1]+ [.AU44]*[.$AU$1]+ [.AV44]*[.$AV$1]+ [.AW44]*[.$AW$1]+ [.AX44]*[.$AX$1]+ [.AY44]*[.$AY$1]+ [.AZ44]*[.$AZ$1]+ [.BA44]*[.$BA$1]+ [.BB44]*[.$BB$1]+ [.BC44]*[.$BC$1]+ [.BD44]*[.$BD$1]+ [.BE44]*[.$BE$1]+ [.BF44]*[.$BF$1]+ [.BG44]*[.$BG$1]+ [.BH44]*[.$BH$1]+ [.BI44]*[.$BI$1]+ [.BJ44]*[.$BJ$1]+ [.BK44]*[.$BK$1]+ [.BL44]*[.$BL$1]+ [.BM44]*[.$BM$1]+ [.BN44]*[.$BN$1]+ [.BO44]*[.$BO$1]+ [.BP44]*[.$BP$1]+ [.BQ44]*[.$BQ$1]+ [.BR44]*[.$BR$1]+ [.BS44]*[.$BS$1]+ [.BT44]*[.$BT$1]+ [.BU44]*[.$BU$1]+ [.BV44]*[.$BV$1]+ [.BW44]*[.$BW$1]+ [.BX44]*[.$BX$1]+ [.BY44]*[.$BY$1]+ [.BZ44]*[.$BZ$1]+ [.CA44]*[.$CA$1]+ [.CB44]*[.$CB$1]+ [.CC44]*[.$CC$1]+ [.CD44]*[.$CD$1]+ [.CE44]*[.$CE$1]+ [.CF44]*[.$CF$1]+ [.CG44]*[.$CG$1]+ [.CH44]*[.$CH$1]+ [.CI44]*[.$CI$1]+ [.CJ44]*[.$CJ$1]+ [.CK44]*[.$CK$1]+ [.CL44]*[.$CL$1]+ [.CM44]*[.$CM$1]+ [.CN44]*[.$CN$1]+ [.CO44]*[.$CO$1]+ [.CP44]*[.$CP$1]+ [.CQ44]*[.$CQ$1]+ [.CR44]*[.$CR$1]+ [.CS44]*[.$CS$1]+ [.CT44]*[.$CT$1]+ [.CU44]*[.$CU$1]+ [.CV44]*[.$CV$1]+ [.CW44]*[.$CW$1]+ [.CX44]*[.$CX$1]+ [.CY44]*[.$CY$1]+ [.CZ44]*[.$CZ$1]+ [.DA44]*[.$DA$1]+ [.DB44]*[.$DB$1]+ [.DC44]*[.$DC$1]+ [.DD44]*[.$DD$1]+ [.DE44]*[.$DE$1]+ [.DF44]*[.$DF$1]+ [.DG44]*[.$DG$1]+ [.DH44]*[.$DH$1]+ [.DI44]*[.$DI$1]+ [.DJ44]*[.$DJ$1]+ [.DK44]*[.$DK$1]+ [.DL44]*[.$DL$1]+ [.DM44]*[.$DM$1]+ [.DN44]*[.$DN$1]+ [.DO44]*[.$DO$1]+ [.DP44]*[.$DP$1]+ [.DQ44]*[.$DQ$1]+ [.DR44]*[.$DR$1]+ [.DS44]*[.$DS$1]+ [.DT44]*[.$DT$1]+ [.DU44]*[.$DU$1]+ [.DV44]*[.$DV$1]+ [.DW44]*[.$DW$1]+ [.DX44]*[.$DX$1]+ [.DY44]*[.$DY$1]+ [.DZ44]*[.$DZ$1]+ [.EA44]*[.$EA$1]+ [.EB44]*[.$EB$1]+ [.EC44]*[.$EC$1]+ [.ED44]*[.$ED$1]+ [.EE44]*[.$EE$1]+ [.EF44]*[.$EF$1]+ [.EG44]*[.$EG$1]+ [.EH44]*[.$EH$1]+ [.EI44]*[.$EI$1]+ [.EJ44]*[.$EJ$1]+ [.EK44]*[.$EK$1]+ [.EL44]*[.$EL$1]+ [.EM44]*[.$EM$1]+ [.EN44]*[.$EN$1]+ [.EO44]*[.$EO$1]+ [.EP44]*[.$EP$1]+ [.EQ44]*[.$EQ$1]+ [.ER44]*[.$ER$1]+ [.ES44]*[.$ES$1]+ [.ET44]*[.$ET$1]+ [.EU44]*[.$EU$1]+ [.EV44]*[.$EV$1]+ [.EW44]*[.$EW$1]+ [.EX44]*[.$EX$1]+ [.EY44]*[.$EY$1]+ [.EZ44]*[.$EZ$1]+ [.FA44]*[.$FA$1]+ [.FB44]*[.$FB$1]+ [.FC44]*[.$FC$1]+ [.FD44]*[.$FD$1]+ [.FE44]*[.$FE$1]+ [.FF44]*[.$FF$1]+ [.FG44]*[.$FG$1]+ [.FH44]*[.$FH$1]+ [.FI44]*[.$FI$1]+ [.FJ44]*[.$FJ$1]+ [.FK44]*[.$FK$1]+ [.FL44]*[.$FL$1]+ [.FM44]*[.$FM$1]+ [.FN44]*[.$FN$1]+ [.FO44]*[.$FO$1]+ [.FP44]*[.$FP$1]+ [.FQ44]*[.$FQ$1]+ [.FR44]*[.$FR$1]+ [.FS44]*[.$FS$1]+ [.FT44]*[.$FT$1]+ [.FU44]*[.$FU$1]+ [.FV44]*[.$FV$1]+ [.FW44]*[.$FW$1]+ [.FX44]*[.$FX$1]+ [.FY44]*[.$FY$1]+ [.FZ44]*[.$FZ$1]+ [.GA44]*[.$GA$1]+ [.GB44]*[.$GB$1]+ [.GC44]*[.$GC$1]+ [.GD44]*[.$GD$1]+ [.GE44]*[.$GE$1]+ [.GF44]*[.$GF$1]+ [.GG44]*[.$GG$1]+ [.GH44]*[.$GH$1]+ [.GI44]*[.$GI$1]+ [.GJ44]*[.$GJ$1]+ [.GK44]*[.$GK$1]+ [.GL44]*[.$GL$1]+ [.GM44]*[.$GM$1]+ [.GN44]*[.$GN$1]+ [.GO44]*[.$GO$1]+ [.GP44]*[.$GP$1]+ [.GQ44]*[.$GQ$1]+ [.GR44]*[.$GR$1]+ [.GS44]*[.$GS$1]+ [.GT44]*[.$GT$1]+ [.GU44]*[.$GU$1]+ [.GV44]*[.$GV$1]+ [.GW44]*[.$GW$1]+ [.GX44]*[.$GX$1]+ [.GY44]*[.$GY$1]+ [.GZ44]*[.$GZ$1]+ [.HA44]*[.$HA$1]+ [.HB44]*[.$HB$1]+ [.HC44]*[.$HC$1]+ [.HD44]*[.$HD$1]+ [.HE44]*[.$HE$1]+ [.HF44]*[.$HF$1]+ [.HG44]*[.$HG$1]+ [.HH44]*[.$HH$1]+ [.HI44]*[.$HI$1]+ [.HJ44]*[.$HJ$1]+ [.HK44]*[.$HK$1]+ [.HL44]*[.$HL$1]+ [.HM44]*[.$HM$1]+ [.HN44]*[.$HN$1]+ [.HO44]*[.$HO$1]+ [.HP44]*[.$HP$1]+ [.HQ44]*[.$HQ$1]+ [.HR44]*[.$HR$1]+ [.HS44]*[.$HS$1]+ [.HT44]*[.$HT$1]+ [.HU44]*[.$HU$1]+ [.HV44]*[.$HV$1]+ [.HW44]*[.$HW$1]+ [.HX44]*[.$HX$1]+ [.HY44]*[.$HY$1]+ [.HZ44]*[.$HZ$1]+ [.IA44]*[.$IA$1]+ [.IB44]*[.$IB$1]+ [.IC44]*[.$IC$1]+ [.ID44]*[.$ID$1]+ [.IE44]*[.$IE$1]+ [.IF44]*[.$IF$1]+ [.IG44]*[.$IG$1]+ [.IH44]*[.$IH$1]+ [.II44]*[.$II$1]+ [.IJ44]*[.$IJ$1]+ [.IK44]*[.$IK$1]+ [.IL44]*[.$IL$1]+ [.IM44]*[.$IM$1]+ [.IN44]*[.$IN$1]+ [.IO44]*[.$IO$1]+ [.IP44]*[.$IP$1]+ [.IQ44]*[.$IQ$1]+ [.IR44]*[.$IR$1]+ [.IS44]*[.$IS$1]+ [.IT44]*[.$IT$1]+ [.IU44]*[.$IU$1]+ [.IV44]*[.$IV$1]+ [.IW44]*[.$IW$1]+ [.IX44]*[.$IX$1]+ [.IY44]*[.$IY$1]+ [.IZ44]*[.$IZ$1]+ [.JA44]*[.$JA$1]+ [.JB44]*[.$JB$1]+ [.JC44]*[.$JC$1]+ [.JD44]*[.$JD$1]+ [.JE44]*[.$JE$1]+ [.JF44]*[.$JF$1]+ [.JG44]*[.$JG$1]+ [.JH44]*[.$JH$1]+ [.JI44]*[.$JI$1]+ [.JJ44]*[.$JJ$1]+ [.JK44]*[.$JK$1]+ [.JL44]*[.$JL$1]+ [.JM44]*[.$JM$1]+ [.JN44]*[.$JN$1]+ [.JO44]*[.$JO$1]+ [.JP44]*[.$JP$1]+ [.JQ44]*[.$JQ$1]+ [.JR44]*[.$JR$1]+ [.JS44]*[.$JS$1]+ [.JT44]*[.$JT$1]+ [.JU44]*[.$JU$1]+ [.JV44]*[.$JV$1]+ [.JW44]*[.$JW$1]+ [.JX44]*[.$JX$1]+ [.JY44]*[.$JY$1]+ [.JZ44]*[.$JZ$1]+ [.KA44]*[.$KA$1]+ [.KB44]*[.$KB$1]+ [.KC44]*[.$KC$1]+ [.KD44]*[.$KD$1]+ [.KE44]*[.$KE$1]+ [.KF44]*[.$KF$1]+ [.KG44]*[.$KG$1]+ [.KH44]*[.$KH$1]+ [.KI44]*[.$KI$1]+ [.KJ44]*[.$KJ$1]+ [.KK44]*[.$KK$1]+ [.KL44]*[.$KL$1]) /COUNT([.B44:.KL44]);0)" office:value-type="float" office:value="0" calcext:value-type="float">
            <text:p>0</text:p>
          </table:table-cell>
          <table:table-cell table:formula="of:=IF([.KN44]&lt;&gt;[.KM44];&quot;X&quot;;&quot;&quot;)">
            <text:p/>
          </table:table-cell>
        </table:table-row>
        <table:table-row table:style-name="ro1">
          <table:table-cell table:number-columns-repeated="10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SUM([.B45:.KL45])/COUNT([.B45:.KL45]);0)" office:value-type="float" office:value="1" calcext:value-type="float">
            <text:p>1</text:p>
          </table:table-cell>
          <table:table-cell table:formula="of:=ROUND(([.B45]*[.$B$1]+ [.C45]*[.$C$1]+ [.D45]*[.$D$1]+ [.E45]*[.$E$1]+ [.F45]*[.$F$1]+ [.G45]*[.$G$1]+ [.H45]*[.$H$1]+ [.I45]*[.$I$1]+ [.J45]*[.$J$1]+ [.K45]*[.$K$1]+ [.L45]*[.$L$1]+ [.M45]*[.$M$1]+ [.N45]*[.$N$1]+ [.O45]*[.$O$1]+ [.P45]*[.$P$1]+ [.Q45]*[.$Q$1]+ [.R45]*[.$R$1]+ [.S45]*[.$S$1]+ [.T45]*[.$T$1]+ [.U45]*[.$U$1]+ [.V45]*[.$V$1]+ [.W45]*[.$W$1]+ [.X45]*[.$X$1]+ [.Y45]*[.$Y$1]+ [.Z45]*[.$Z$1]+ [.AA45]*[.$AA$1]+ [.AB45]*[.$AB$1]+ [.AC45]*[.$AC$1]+ [.AD45]*[.$AD$1]+ [.AE45]*[.$AE$1]+ [.AF45]*[.$AF$1]+ [.AG45]*[.$AG$1]+ [.AH45]*[.$AH$1]+ [.AI45]*[.$AI$1]+ [.AJ45]*[.$AJ$1]+ [.AK45]*[.$AK$1]+ [.AL45]*[.$AL$1]+ [.AM45]*[.$AM$1]+ [.AN45]*[.$AN$1]+ [.AO45]*[.$AO$1]+ [.AP45]*[.$AP$1]+ [.AQ45]*[.$AQ$1]+ [.AR45]*[.$AR$1]+ [.AS45]*[.$AS$1]+ [.AT45]*[.$AT$1]+ [.AU45]*[.$AU$1]+ [.AV45]*[.$AV$1]+ [.AW45]*[.$AW$1]+ [.AX45]*[.$AX$1]+ [.AY45]*[.$AY$1]+ [.AZ45]*[.$AZ$1]+ [.BA45]*[.$BA$1]+ [.BB45]*[.$BB$1]+ [.BC45]*[.$BC$1]+ [.BD45]*[.$BD$1]+ [.BE45]*[.$BE$1]+ [.BF45]*[.$BF$1]+ [.BG45]*[.$BG$1]+ [.BH45]*[.$BH$1]+ [.BI45]*[.$BI$1]+ [.BJ45]*[.$BJ$1]+ [.BK45]*[.$BK$1]+ [.BL45]*[.$BL$1]+ [.BM45]*[.$BM$1]+ [.BN45]*[.$BN$1]+ [.BO45]*[.$BO$1]+ [.BP45]*[.$BP$1]+ [.BQ45]*[.$BQ$1]+ [.BR45]*[.$BR$1]+ [.BS45]*[.$BS$1]+ [.BT45]*[.$BT$1]+ [.BU45]*[.$BU$1]+ [.BV45]*[.$BV$1]+ [.BW45]*[.$BW$1]+ [.BX45]*[.$BX$1]+ [.BY45]*[.$BY$1]+ [.BZ45]*[.$BZ$1]+ [.CA45]*[.$CA$1]+ [.CB45]*[.$CB$1]+ [.CC45]*[.$CC$1]+ [.CD45]*[.$CD$1]+ [.CE45]*[.$CE$1]+ [.CF45]*[.$CF$1]+ [.CG45]*[.$CG$1]+ [.CH45]*[.$CH$1]+ [.CI45]*[.$CI$1]+ [.CJ45]*[.$CJ$1]+ [.CK45]*[.$CK$1]+ [.CL45]*[.$CL$1]+ [.CM45]*[.$CM$1]+ [.CN45]*[.$CN$1]+ [.CO45]*[.$CO$1]+ [.CP45]*[.$CP$1]+ [.CQ45]*[.$CQ$1]+ [.CR45]*[.$CR$1]+ [.CS45]*[.$CS$1]+ [.CT45]*[.$CT$1]+ [.CU45]*[.$CU$1]+ [.CV45]*[.$CV$1]+ [.CW45]*[.$CW$1]+ [.CX45]*[.$CX$1]+ [.CY45]*[.$CY$1]+ [.CZ45]*[.$CZ$1]+ [.DA45]*[.$DA$1]+ [.DB45]*[.$DB$1]+ [.DC45]*[.$DC$1]+ [.DD45]*[.$DD$1]+ [.DE45]*[.$DE$1]+ [.DF45]*[.$DF$1]+ [.DG45]*[.$DG$1]+ [.DH45]*[.$DH$1]+ [.DI45]*[.$DI$1]+ [.DJ45]*[.$DJ$1]+ [.DK45]*[.$DK$1]+ [.DL45]*[.$DL$1]+ [.DM45]*[.$DM$1]+ [.DN45]*[.$DN$1]+ [.DO45]*[.$DO$1]+ [.DP45]*[.$DP$1]+ [.DQ45]*[.$DQ$1]+ [.DR45]*[.$DR$1]+ [.DS45]*[.$DS$1]+ [.DT45]*[.$DT$1]+ [.DU45]*[.$DU$1]+ [.DV45]*[.$DV$1]+ [.DW45]*[.$DW$1]+ [.DX45]*[.$DX$1]+ [.DY45]*[.$DY$1]+ [.DZ45]*[.$DZ$1]+ [.EA45]*[.$EA$1]+ [.EB45]*[.$EB$1]+ [.EC45]*[.$EC$1]+ [.ED45]*[.$ED$1]+ [.EE45]*[.$EE$1]+ [.EF45]*[.$EF$1]+ [.EG45]*[.$EG$1]+ [.EH45]*[.$EH$1]+ [.EI45]*[.$EI$1]+ [.EJ45]*[.$EJ$1]+ [.EK45]*[.$EK$1]+ [.EL45]*[.$EL$1]+ [.EM45]*[.$EM$1]+ [.EN45]*[.$EN$1]+ [.EO45]*[.$EO$1]+ [.EP45]*[.$EP$1]+ [.EQ45]*[.$EQ$1]+ [.ER45]*[.$ER$1]+ [.ES45]*[.$ES$1]+ [.ET45]*[.$ET$1]+ [.EU45]*[.$EU$1]+ [.EV45]*[.$EV$1]+ [.EW45]*[.$EW$1]+ [.EX45]*[.$EX$1]+ [.EY45]*[.$EY$1]+ [.EZ45]*[.$EZ$1]+ [.FA45]*[.$FA$1]+ [.FB45]*[.$FB$1]+ [.FC45]*[.$FC$1]+ [.FD45]*[.$FD$1]+ [.FE45]*[.$FE$1]+ [.FF45]*[.$FF$1]+ [.FG45]*[.$FG$1]+ [.FH45]*[.$FH$1]+ [.FI45]*[.$FI$1]+ [.FJ45]*[.$FJ$1]+ [.FK45]*[.$FK$1]+ [.FL45]*[.$FL$1]+ [.FM45]*[.$FM$1]+ [.FN45]*[.$FN$1]+ [.FO45]*[.$FO$1]+ [.FP45]*[.$FP$1]+ [.FQ45]*[.$FQ$1]+ [.FR45]*[.$FR$1]+ [.FS45]*[.$FS$1]+ [.FT45]*[.$FT$1]+ [.FU45]*[.$FU$1]+ [.FV45]*[.$FV$1]+ [.FW45]*[.$FW$1]+ [.FX45]*[.$FX$1]+ [.FY45]*[.$FY$1]+ [.FZ45]*[.$FZ$1]+ [.GA45]*[.$GA$1]+ [.GB45]*[.$GB$1]+ [.GC45]*[.$GC$1]+ [.GD45]*[.$GD$1]+ [.GE45]*[.$GE$1]+ [.GF45]*[.$GF$1]+ [.GG45]*[.$GG$1]+ [.GH45]*[.$GH$1]+ [.GI45]*[.$GI$1]+ [.GJ45]*[.$GJ$1]+ [.GK45]*[.$GK$1]+ [.GL45]*[.$GL$1]+ [.GM45]*[.$GM$1]+ [.GN45]*[.$GN$1]+ [.GO45]*[.$GO$1]+ [.GP45]*[.$GP$1]+ [.GQ45]*[.$GQ$1]+ [.GR45]*[.$GR$1]+ [.GS45]*[.$GS$1]+ [.GT45]*[.$GT$1]+ [.GU45]*[.$GU$1]+ [.GV45]*[.$GV$1]+ [.GW45]*[.$GW$1]+ [.GX45]*[.$GX$1]+ [.GY45]*[.$GY$1]+ [.GZ45]*[.$GZ$1]+ [.HA45]*[.$HA$1]+ [.HB45]*[.$HB$1]+ [.HC45]*[.$HC$1]+ [.HD45]*[.$HD$1]+ [.HE45]*[.$HE$1]+ [.HF45]*[.$HF$1]+ [.HG45]*[.$HG$1]+ [.HH45]*[.$HH$1]+ [.HI45]*[.$HI$1]+ [.HJ45]*[.$HJ$1]+ [.HK45]*[.$HK$1]+ [.HL45]*[.$HL$1]+ [.HM45]*[.$HM$1]+ [.HN45]*[.$HN$1]+ [.HO45]*[.$HO$1]+ [.HP45]*[.$HP$1]+ [.HQ45]*[.$HQ$1]+ [.HR45]*[.$HR$1]+ [.HS45]*[.$HS$1]+ [.HT45]*[.$HT$1]+ [.HU45]*[.$HU$1]+ [.HV45]*[.$HV$1]+ [.HW45]*[.$HW$1]+ [.HX45]*[.$HX$1]+ [.HY45]*[.$HY$1]+ [.HZ45]*[.$HZ$1]+ [.IA45]*[.$IA$1]+ [.IB45]*[.$IB$1]+ [.IC45]*[.$IC$1]+ [.ID45]*[.$ID$1]+ [.IE45]*[.$IE$1]+ [.IF45]*[.$IF$1]+ [.IG45]*[.$IG$1]+ [.IH45]*[.$IH$1]+ [.II45]*[.$II$1]+ [.IJ45]*[.$IJ$1]+ [.IK45]*[.$IK$1]+ [.IL45]*[.$IL$1]+ [.IM45]*[.$IM$1]+ [.IN45]*[.$IN$1]+ [.IO45]*[.$IO$1]+ [.IP45]*[.$IP$1]+ [.IQ45]*[.$IQ$1]+ [.IR45]*[.$IR$1]+ [.IS45]*[.$IS$1]+ [.IT45]*[.$IT$1]+ [.IU45]*[.$IU$1]+ [.IV45]*[.$IV$1]+ [.IW45]*[.$IW$1]+ [.IX45]*[.$IX$1]+ [.IY45]*[.$IY$1]+ [.IZ45]*[.$IZ$1]+ [.JA45]*[.$JA$1]+ [.JB45]*[.$JB$1]+ [.JC45]*[.$JC$1]+ [.JD45]*[.$JD$1]+ [.JE45]*[.$JE$1]+ [.JF45]*[.$JF$1]+ [.JG45]*[.$JG$1]+ [.JH45]*[.$JH$1]+ [.JI45]*[.$JI$1]+ [.JJ45]*[.$JJ$1]+ [.JK45]*[.$JK$1]+ [.JL45]*[.$JL$1]+ [.JM45]*[.$JM$1]+ [.JN45]*[.$JN$1]+ [.JO45]*[.$JO$1]+ [.JP45]*[.$JP$1]+ [.JQ45]*[.$JQ$1]+ [.JR45]*[.$JR$1]+ [.JS45]*[.$JS$1]+ [.JT45]*[.$JT$1]+ [.JU45]*[.$JU$1]+ [.JV45]*[.$JV$1]+ [.JW45]*[.$JW$1]+ [.JX45]*[.$JX$1]+ [.JY45]*[.$JY$1]+ [.JZ45]*[.$JZ$1]+ [.KA45]*[.$KA$1]+ [.KB45]*[.$KB$1]+ [.KC45]*[.$KC$1]+ [.KD45]*[.$KD$1]+ [.KE45]*[.$KE$1]+ [.KF45]*[.$KF$1]+ [.KG45]*[.$KG$1]+ [.KH45]*[.$KH$1]+ [.KI45]*[.$KI$1]+ [.KJ45]*[.$KJ$1]+ [.KK45]*[.$KK$1]+ [.KL45]*[.$KL$1]) /COUNT([.B45:.KL45]);0)" office:value-type="float" office:value="1" calcext:value-type="float">
            <text:p>1</text:p>
          </table:table-cell>
          <table:table-cell table:formula="of:=IF([.KN45]&lt;&gt;[.KM45];&quot;X&quot;;&quot;&quot;)">
            <text:p/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SUM([.B46:.KL46])/COUNT([.B46:.KL46]);0)" office:value-type="float" office:value="0" calcext:value-type="float">
            <text:p>0</text:p>
          </table:table-cell>
          <table:table-cell table:formula="of:=ROUND(([.B46]*[.$B$1]+ [.C46]*[.$C$1]+ [.D46]*[.$D$1]+ [.E46]*[.$E$1]+ [.F46]*[.$F$1]+ [.G46]*[.$G$1]+ [.H46]*[.$H$1]+ [.I46]*[.$I$1]+ [.J46]*[.$J$1]+ [.K46]*[.$K$1]+ [.L46]*[.$L$1]+ [.M46]*[.$M$1]+ [.N46]*[.$N$1]+ [.O46]*[.$O$1]+ [.P46]*[.$P$1]+ [.Q46]*[.$Q$1]+ [.R46]*[.$R$1]+ [.S46]*[.$S$1]+ [.T46]*[.$T$1]+ [.U46]*[.$U$1]+ [.V46]*[.$V$1]+ [.W46]*[.$W$1]+ [.X46]*[.$X$1]+ [.Y46]*[.$Y$1]+ [.Z46]*[.$Z$1]+ [.AA46]*[.$AA$1]+ [.AB46]*[.$AB$1]+ [.AC46]*[.$AC$1]+ [.AD46]*[.$AD$1]+ [.AE46]*[.$AE$1]+ [.AF46]*[.$AF$1]+ [.AG46]*[.$AG$1]+ [.AH46]*[.$AH$1]+ [.AI46]*[.$AI$1]+ [.AJ46]*[.$AJ$1]+ [.AK46]*[.$AK$1]+ [.AL46]*[.$AL$1]+ [.AM46]*[.$AM$1]+ [.AN46]*[.$AN$1]+ [.AO46]*[.$AO$1]+ [.AP46]*[.$AP$1]+ [.AQ46]*[.$AQ$1]+ [.AR46]*[.$AR$1]+ [.AS46]*[.$AS$1]+ [.AT46]*[.$AT$1]+ [.AU46]*[.$AU$1]+ [.AV46]*[.$AV$1]+ [.AW46]*[.$AW$1]+ [.AX46]*[.$AX$1]+ [.AY46]*[.$AY$1]+ [.AZ46]*[.$AZ$1]+ [.BA46]*[.$BA$1]+ [.BB46]*[.$BB$1]+ [.BC46]*[.$BC$1]+ [.BD46]*[.$BD$1]+ [.BE46]*[.$BE$1]+ [.BF46]*[.$BF$1]+ [.BG46]*[.$BG$1]+ [.BH46]*[.$BH$1]+ [.BI46]*[.$BI$1]+ [.BJ46]*[.$BJ$1]+ [.BK46]*[.$BK$1]+ [.BL46]*[.$BL$1]+ [.BM46]*[.$BM$1]+ [.BN46]*[.$BN$1]+ [.BO46]*[.$BO$1]+ [.BP46]*[.$BP$1]+ [.BQ46]*[.$BQ$1]+ [.BR46]*[.$BR$1]+ [.BS46]*[.$BS$1]+ [.BT46]*[.$BT$1]+ [.BU46]*[.$BU$1]+ [.BV46]*[.$BV$1]+ [.BW46]*[.$BW$1]+ [.BX46]*[.$BX$1]+ [.BY46]*[.$BY$1]+ [.BZ46]*[.$BZ$1]+ [.CA46]*[.$CA$1]+ [.CB46]*[.$CB$1]+ [.CC46]*[.$CC$1]+ [.CD46]*[.$CD$1]+ [.CE46]*[.$CE$1]+ [.CF46]*[.$CF$1]+ [.CG46]*[.$CG$1]+ [.CH46]*[.$CH$1]+ [.CI46]*[.$CI$1]+ [.CJ46]*[.$CJ$1]+ [.CK46]*[.$CK$1]+ [.CL46]*[.$CL$1]+ [.CM46]*[.$CM$1]+ [.CN46]*[.$CN$1]+ [.CO46]*[.$CO$1]+ [.CP46]*[.$CP$1]+ [.CQ46]*[.$CQ$1]+ [.CR46]*[.$CR$1]+ [.CS46]*[.$CS$1]+ [.CT46]*[.$CT$1]+ [.CU46]*[.$CU$1]+ [.CV46]*[.$CV$1]+ [.CW46]*[.$CW$1]+ [.CX46]*[.$CX$1]+ [.CY46]*[.$CY$1]+ [.CZ46]*[.$CZ$1]+ [.DA46]*[.$DA$1]+ [.DB46]*[.$DB$1]+ [.DC46]*[.$DC$1]+ [.DD46]*[.$DD$1]+ [.DE46]*[.$DE$1]+ [.DF46]*[.$DF$1]+ [.DG46]*[.$DG$1]+ [.DH46]*[.$DH$1]+ [.DI46]*[.$DI$1]+ [.DJ46]*[.$DJ$1]+ [.DK46]*[.$DK$1]+ [.DL46]*[.$DL$1]+ [.DM46]*[.$DM$1]+ [.DN46]*[.$DN$1]+ [.DO46]*[.$DO$1]+ [.DP46]*[.$DP$1]+ [.DQ46]*[.$DQ$1]+ [.DR46]*[.$DR$1]+ [.DS46]*[.$DS$1]+ [.DT46]*[.$DT$1]+ [.DU46]*[.$DU$1]+ [.DV46]*[.$DV$1]+ [.DW46]*[.$DW$1]+ [.DX46]*[.$DX$1]+ [.DY46]*[.$DY$1]+ [.DZ46]*[.$DZ$1]+ [.EA46]*[.$EA$1]+ [.EB46]*[.$EB$1]+ [.EC46]*[.$EC$1]+ [.ED46]*[.$ED$1]+ [.EE46]*[.$EE$1]+ [.EF46]*[.$EF$1]+ [.EG46]*[.$EG$1]+ [.EH46]*[.$EH$1]+ [.EI46]*[.$EI$1]+ [.EJ46]*[.$EJ$1]+ [.EK46]*[.$EK$1]+ [.EL46]*[.$EL$1]+ [.EM46]*[.$EM$1]+ [.EN46]*[.$EN$1]+ [.EO46]*[.$EO$1]+ [.EP46]*[.$EP$1]+ [.EQ46]*[.$EQ$1]+ [.ER46]*[.$ER$1]+ [.ES46]*[.$ES$1]+ [.ET46]*[.$ET$1]+ [.EU46]*[.$EU$1]+ [.EV46]*[.$EV$1]+ [.EW46]*[.$EW$1]+ [.EX46]*[.$EX$1]+ [.EY46]*[.$EY$1]+ [.EZ46]*[.$EZ$1]+ [.FA46]*[.$FA$1]+ [.FB46]*[.$FB$1]+ [.FC46]*[.$FC$1]+ [.FD46]*[.$FD$1]+ [.FE46]*[.$FE$1]+ [.FF46]*[.$FF$1]+ [.FG46]*[.$FG$1]+ [.FH46]*[.$FH$1]+ [.FI46]*[.$FI$1]+ [.FJ46]*[.$FJ$1]+ [.FK46]*[.$FK$1]+ [.FL46]*[.$FL$1]+ [.FM46]*[.$FM$1]+ [.FN46]*[.$FN$1]+ [.FO46]*[.$FO$1]+ [.FP46]*[.$FP$1]+ [.FQ46]*[.$FQ$1]+ [.FR46]*[.$FR$1]+ [.FS46]*[.$FS$1]+ [.FT46]*[.$FT$1]+ [.FU46]*[.$FU$1]+ [.FV46]*[.$FV$1]+ [.FW46]*[.$FW$1]+ [.FX46]*[.$FX$1]+ [.FY46]*[.$FY$1]+ [.FZ46]*[.$FZ$1]+ [.GA46]*[.$GA$1]+ [.GB46]*[.$GB$1]+ [.GC46]*[.$GC$1]+ [.GD46]*[.$GD$1]+ [.GE46]*[.$GE$1]+ [.GF46]*[.$GF$1]+ [.GG46]*[.$GG$1]+ [.GH46]*[.$GH$1]+ [.GI46]*[.$GI$1]+ [.GJ46]*[.$GJ$1]+ [.GK46]*[.$GK$1]+ [.GL46]*[.$GL$1]+ [.GM46]*[.$GM$1]+ [.GN46]*[.$GN$1]+ [.GO46]*[.$GO$1]+ [.GP46]*[.$GP$1]+ [.GQ46]*[.$GQ$1]+ [.GR46]*[.$GR$1]+ [.GS46]*[.$GS$1]+ [.GT46]*[.$GT$1]+ [.GU46]*[.$GU$1]+ [.GV46]*[.$GV$1]+ [.GW46]*[.$GW$1]+ [.GX46]*[.$GX$1]+ [.GY46]*[.$GY$1]+ [.GZ46]*[.$GZ$1]+ [.HA46]*[.$HA$1]+ [.HB46]*[.$HB$1]+ [.HC46]*[.$HC$1]+ [.HD46]*[.$HD$1]+ [.HE46]*[.$HE$1]+ [.HF46]*[.$HF$1]+ [.HG46]*[.$HG$1]+ [.HH46]*[.$HH$1]+ [.HI46]*[.$HI$1]+ [.HJ46]*[.$HJ$1]+ [.HK46]*[.$HK$1]+ [.HL46]*[.$HL$1]+ [.HM46]*[.$HM$1]+ [.HN46]*[.$HN$1]+ [.HO46]*[.$HO$1]+ [.HP46]*[.$HP$1]+ [.HQ46]*[.$HQ$1]+ [.HR46]*[.$HR$1]+ [.HS46]*[.$HS$1]+ [.HT46]*[.$HT$1]+ [.HU46]*[.$HU$1]+ [.HV46]*[.$HV$1]+ [.HW46]*[.$HW$1]+ [.HX46]*[.$HX$1]+ [.HY46]*[.$HY$1]+ [.HZ46]*[.$HZ$1]+ [.IA46]*[.$IA$1]+ [.IB46]*[.$IB$1]+ [.IC46]*[.$IC$1]+ [.ID46]*[.$ID$1]+ [.IE46]*[.$IE$1]+ [.IF46]*[.$IF$1]+ [.IG46]*[.$IG$1]+ [.IH46]*[.$IH$1]+ [.II46]*[.$II$1]+ [.IJ46]*[.$IJ$1]+ [.IK46]*[.$IK$1]+ [.IL46]*[.$IL$1]+ [.IM46]*[.$IM$1]+ [.IN46]*[.$IN$1]+ [.IO46]*[.$IO$1]+ [.IP46]*[.$IP$1]+ [.IQ46]*[.$IQ$1]+ [.IR46]*[.$IR$1]+ [.IS46]*[.$IS$1]+ [.IT46]*[.$IT$1]+ [.IU46]*[.$IU$1]+ [.IV46]*[.$IV$1]+ [.IW46]*[.$IW$1]+ [.IX46]*[.$IX$1]+ [.IY46]*[.$IY$1]+ [.IZ46]*[.$IZ$1]+ [.JA46]*[.$JA$1]+ [.JB46]*[.$JB$1]+ [.JC46]*[.$JC$1]+ [.JD46]*[.$JD$1]+ [.JE46]*[.$JE$1]+ [.JF46]*[.$JF$1]+ [.JG46]*[.$JG$1]+ [.JH46]*[.$JH$1]+ [.JI46]*[.$JI$1]+ [.JJ46]*[.$JJ$1]+ [.JK46]*[.$JK$1]+ [.JL46]*[.$JL$1]+ [.JM46]*[.$JM$1]+ [.JN46]*[.$JN$1]+ [.JO46]*[.$JO$1]+ [.JP46]*[.$JP$1]+ [.JQ46]*[.$JQ$1]+ [.JR46]*[.$JR$1]+ [.JS46]*[.$JS$1]+ [.JT46]*[.$JT$1]+ [.JU46]*[.$JU$1]+ [.JV46]*[.$JV$1]+ [.JW46]*[.$JW$1]+ [.JX46]*[.$JX$1]+ [.JY46]*[.$JY$1]+ [.JZ46]*[.$JZ$1]+ [.KA46]*[.$KA$1]+ [.KB46]*[.$KB$1]+ [.KC46]*[.$KC$1]+ [.KD46]*[.$KD$1]+ [.KE46]*[.$KE$1]+ [.KF46]*[.$KF$1]+ [.KG46]*[.$KG$1]+ [.KH46]*[.$KH$1]+ [.KI46]*[.$KI$1]+ [.KJ46]*[.$KJ$1]+ [.KK46]*[.$KK$1]+ [.KL46]*[.$KL$1]) /COUNT([.B46:.KL46]);0)" office:value-type="float" office:value="0" calcext:value-type="float">
            <text:p>0</text:p>
          </table:table-cell>
          <table:table-cell table:formula="of:=IF([.KN46]&lt;&gt;[.KM46];&quot;X&quot;;&quot;&quot;)">
            <text:p/>
          </table:table-cell>
        </table:table-row>
        <table:table-row table:style-name="ro1">
          <table:table-cell table:number-columns-repeated="298" office:value-type="float" office:value="0" calcext:value-type="float">
            <text:p>0</text:p>
          </table:table-cell>
          <table:table-cell table:formula="of:=ROUND(SUM([.B47:.KL47])/COUNT([.B47:.KL47]);0)" office:value-type="float" office:value="0" calcext:value-type="float">
            <text:p>0</text:p>
          </table:table-cell>
          <table:table-cell table:formula="of:=ROUND(([.B47]*[.$B$1]+ [.C47]*[.$C$1]+ [.D47]*[.$D$1]+ [.E47]*[.$E$1]+ [.F47]*[.$F$1]+ [.G47]*[.$G$1]+ [.H47]*[.$H$1]+ [.I47]*[.$I$1]+ [.J47]*[.$J$1]+ [.K47]*[.$K$1]+ [.L47]*[.$L$1]+ [.M47]*[.$M$1]+ [.N47]*[.$N$1]+ [.O47]*[.$O$1]+ [.P47]*[.$P$1]+ [.Q47]*[.$Q$1]+ [.R47]*[.$R$1]+ [.S47]*[.$S$1]+ [.T47]*[.$T$1]+ [.U47]*[.$U$1]+ [.V47]*[.$V$1]+ [.W47]*[.$W$1]+ [.X47]*[.$X$1]+ [.Y47]*[.$Y$1]+ [.Z47]*[.$Z$1]+ [.AA47]*[.$AA$1]+ [.AB47]*[.$AB$1]+ [.AC47]*[.$AC$1]+ [.AD47]*[.$AD$1]+ [.AE47]*[.$AE$1]+ [.AF47]*[.$AF$1]+ [.AG47]*[.$AG$1]+ [.AH47]*[.$AH$1]+ [.AI47]*[.$AI$1]+ [.AJ47]*[.$AJ$1]+ [.AK47]*[.$AK$1]+ [.AL47]*[.$AL$1]+ [.AM47]*[.$AM$1]+ [.AN47]*[.$AN$1]+ [.AO47]*[.$AO$1]+ [.AP47]*[.$AP$1]+ [.AQ47]*[.$AQ$1]+ [.AR47]*[.$AR$1]+ [.AS47]*[.$AS$1]+ [.AT47]*[.$AT$1]+ [.AU47]*[.$AU$1]+ [.AV47]*[.$AV$1]+ [.AW47]*[.$AW$1]+ [.AX47]*[.$AX$1]+ [.AY47]*[.$AY$1]+ [.AZ47]*[.$AZ$1]+ [.BA47]*[.$BA$1]+ [.BB47]*[.$BB$1]+ [.BC47]*[.$BC$1]+ [.BD47]*[.$BD$1]+ [.BE47]*[.$BE$1]+ [.BF47]*[.$BF$1]+ [.BG47]*[.$BG$1]+ [.BH47]*[.$BH$1]+ [.BI47]*[.$BI$1]+ [.BJ47]*[.$BJ$1]+ [.BK47]*[.$BK$1]+ [.BL47]*[.$BL$1]+ [.BM47]*[.$BM$1]+ [.BN47]*[.$BN$1]+ [.BO47]*[.$BO$1]+ [.BP47]*[.$BP$1]+ [.BQ47]*[.$BQ$1]+ [.BR47]*[.$BR$1]+ [.BS47]*[.$BS$1]+ [.BT47]*[.$BT$1]+ [.BU47]*[.$BU$1]+ [.BV47]*[.$BV$1]+ [.BW47]*[.$BW$1]+ [.BX47]*[.$BX$1]+ [.BY47]*[.$BY$1]+ [.BZ47]*[.$BZ$1]+ [.CA47]*[.$CA$1]+ [.CB47]*[.$CB$1]+ [.CC47]*[.$CC$1]+ [.CD47]*[.$CD$1]+ [.CE47]*[.$CE$1]+ [.CF47]*[.$CF$1]+ [.CG47]*[.$CG$1]+ [.CH47]*[.$CH$1]+ [.CI47]*[.$CI$1]+ [.CJ47]*[.$CJ$1]+ [.CK47]*[.$CK$1]+ [.CL47]*[.$CL$1]+ [.CM47]*[.$CM$1]+ [.CN47]*[.$CN$1]+ [.CO47]*[.$CO$1]+ [.CP47]*[.$CP$1]+ [.CQ47]*[.$CQ$1]+ [.CR47]*[.$CR$1]+ [.CS47]*[.$CS$1]+ [.CT47]*[.$CT$1]+ [.CU47]*[.$CU$1]+ [.CV47]*[.$CV$1]+ [.CW47]*[.$CW$1]+ [.CX47]*[.$CX$1]+ [.CY47]*[.$CY$1]+ [.CZ47]*[.$CZ$1]+ [.DA47]*[.$DA$1]+ [.DB47]*[.$DB$1]+ [.DC47]*[.$DC$1]+ [.DD47]*[.$DD$1]+ [.DE47]*[.$DE$1]+ [.DF47]*[.$DF$1]+ [.DG47]*[.$DG$1]+ [.DH47]*[.$DH$1]+ [.DI47]*[.$DI$1]+ [.DJ47]*[.$DJ$1]+ [.DK47]*[.$DK$1]+ [.DL47]*[.$DL$1]+ [.DM47]*[.$DM$1]+ [.DN47]*[.$DN$1]+ [.DO47]*[.$DO$1]+ [.DP47]*[.$DP$1]+ [.DQ47]*[.$DQ$1]+ [.DR47]*[.$DR$1]+ [.DS47]*[.$DS$1]+ [.DT47]*[.$DT$1]+ [.DU47]*[.$DU$1]+ [.DV47]*[.$DV$1]+ [.DW47]*[.$DW$1]+ [.DX47]*[.$DX$1]+ [.DY47]*[.$DY$1]+ [.DZ47]*[.$DZ$1]+ [.EA47]*[.$EA$1]+ [.EB47]*[.$EB$1]+ [.EC47]*[.$EC$1]+ [.ED47]*[.$ED$1]+ [.EE47]*[.$EE$1]+ [.EF47]*[.$EF$1]+ [.EG47]*[.$EG$1]+ [.EH47]*[.$EH$1]+ [.EI47]*[.$EI$1]+ [.EJ47]*[.$EJ$1]+ [.EK47]*[.$EK$1]+ [.EL47]*[.$EL$1]+ [.EM47]*[.$EM$1]+ [.EN47]*[.$EN$1]+ [.EO47]*[.$EO$1]+ [.EP47]*[.$EP$1]+ [.EQ47]*[.$EQ$1]+ [.ER47]*[.$ER$1]+ [.ES47]*[.$ES$1]+ [.ET47]*[.$ET$1]+ [.EU47]*[.$EU$1]+ [.EV47]*[.$EV$1]+ [.EW47]*[.$EW$1]+ [.EX47]*[.$EX$1]+ [.EY47]*[.$EY$1]+ [.EZ47]*[.$EZ$1]+ [.FA47]*[.$FA$1]+ [.FB47]*[.$FB$1]+ [.FC47]*[.$FC$1]+ [.FD47]*[.$FD$1]+ [.FE47]*[.$FE$1]+ [.FF47]*[.$FF$1]+ [.FG47]*[.$FG$1]+ [.FH47]*[.$FH$1]+ [.FI47]*[.$FI$1]+ [.FJ47]*[.$FJ$1]+ [.FK47]*[.$FK$1]+ [.FL47]*[.$FL$1]+ [.FM47]*[.$FM$1]+ [.FN47]*[.$FN$1]+ [.FO47]*[.$FO$1]+ [.FP47]*[.$FP$1]+ [.FQ47]*[.$FQ$1]+ [.FR47]*[.$FR$1]+ [.FS47]*[.$FS$1]+ [.FT47]*[.$FT$1]+ [.FU47]*[.$FU$1]+ [.FV47]*[.$FV$1]+ [.FW47]*[.$FW$1]+ [.FX47]*[.$FX$1]+ [.FY47]*[.$FY$1]+ [.FZ47]*[.$FZ$1]+ [.GA47]*[.$GA$1]+ [.GB47]*[.$GB$1]+ [.GC47]*[.$GC$1]+ [.GD47]*[.$GD$1]+ [.GE47]*[.$GE$1]+ [.GF47]*[.$GF$1]+ [.GG47]*[.$GG$1]+ [.GH47]*[.$GH$1]+ [.GI47]*[.$GI$1]+ [.GJ47]*[.$GJ$1]+ [.GK47]*[.$GK$1]+ [.GL47]*[.$GL$1]+ [.GM47]*[.$GM$1]+ [.GN47]*[.$GN$1]+ [.GO47]*[.$GO$1]+ [.GP47]*[.$GP$1]+ [.GQ47]*[.$GQ$1]+ [.GR47]*[.$GR$1]+ [.GS47]*[.$GS$1]+ [.GT47]*[.$GT$1]+ [.GU47]*[.$GU$1]+ [.GV47]*[.$GV$1]+ [.GW47]*[.$GW$1]+ [.GX47]*[.$GX$1]+ [.GY47]*[.$GY$1]+ [.GZ47]*[.$GZ$1]+ [.HA47]*[.$HA$1]+ [.HB47]*[.$HB$1]+ [.HC47]*[.$HC$1]+ [.HD47]*[.$HD$1]+ [.HE47]*[.$HE$1]+ [.HF47]*[.$HF$1]+ [.HG47]*[.$HG$1]+ [.HH47]*[.$HH$1]+ [.HI47]*[.$HI$1]+ [.HJ47]*[.$HJ$1]+ [.HK47]*[.$HK$1]+ [.HL47]*[.$HL$1]+ [.HM47]*[.$HM$1]+ [.HN47]*[.$HN$1]+ [.HO47]*[.$HO$1]+ [.HP47]*[.$HP$1]+ [.HQ47]*[.$HQ$1]+ [.HR47]*[.$HR$1]+ [.HS47]*[.$HS$1]+ [.HT47]*[.$HT$1]+ [.HU47]*[.$HU$1]+ [.HV47]*[.$HV$1]+ [.HW47]*[.$HW$1]+ [.HX47]*[.$HX$1]+ [.HY47]*[.$HY$1]+ [.HZ47]*[.$HZ$1]+ [.IA47]*[.$IA$1]+ [.IB47]*[.$IB$1]+ [.IC47]*[.$IC$1]+ [.ID47]*[.$ID$1]+ [.IE47]*[.$IE$1]+ [.IF47]*[.$IF$1]+ [.IG47]*[.$IG$1]+ [.IH47]*[.$IH$1]+ [.II47]*[.$II$1]+ [.IJ47]*[.$IJ$1]+ [.IK47]*[.$IK$1]+ [.IL47]*[.$IL$1]+ [.IM47]*[.$IM$1]+ [.IN47]*[.$IN$1]+ [.IO47]*[.$IO$1]+ [.IP47]*[.$IP$1]+ [.IQ47]*[.$IQ$1]+ [.IR47]*[.$IR$1]+ [.IS47]*[.$IS$1]+ [.IT47]*[.$IT$1]+ [.IU47]*[.$IU$1]+ [.IV47]*[.$IV$1]+ [.IW47]*[.$IW$1]+ [.IX47]*[.$IX$1]+ [.IY47]*[.$IY$1]+ [.IZ47]*[.$IZ$1]+ [.JA47]*[.$JA$1]+ [.JB47]*[.$JB$1]+ [.JC47]*[.$JC$1]+ [.JD47]*[.$JD$1]+ [.JE47]*[.$JE$1]+ [.JF47]*[.$JF$1]+ [.JG47]*[.$JG$1]+ [.JH47]*[.$JH$1]+ [.JI47]*[.$JI$1]+ [.JJ47]*[.$JJ$1]+ [.JK47]*[.$JK$1]+ [.JL47]*[.$JL$1]+ [.JM47]*[.$JM$1]+ [.JN47]*[.$JN$1]+ [.JO47]*[.$JO$1]+ [.JP47]*[.$JP$1]+ [.JQ47]*[.$JQ$1]+ [.JR47]*[.$JR$1]+ [.JS47]*[.$JS$1]+ [.JT47]*[.$JT$1]+ [.JU47]*[.$JU$1]+ [.JV47]*[.$JV$1]+ [.JW47]*[.$JW$1]+ [.JX47]*[.$JX$1]+ [.JY47]*[.$JY$1]+ [.JZ47]*[.$JZ$1]+ [.KA47]*[.$KA$1]+ [.KB47]*[.$KB$1]+ [.KC47]*[.$KC$1]+ [.KD47]*[.$KD$1]+ [.KE47]*[.$KE$1]+ [.KF47]*[.$KF$1]+ [.KG47]*[.$KG$1]+ [.KH47]*[.$KH$1]+ [.KI47]*[.$KI$1]+ [.KJ47]*[.$KJ$1]+ [.KK47]*[.$KK$1]+ [.KL47]*[.$KL$1]) /COUNT([.B47:.KL47]);0)" office:value-type="float" office:value="0" calcext:value-type="float">
            <text:p>0</text:p>
          </table:table-cell>
          <table:table-cell table:formula="of:=IF([.KN47]&lt;&gt;[.KM47];&quot;X&quot;;&quot;&quot;)">
            <text:p/>
          </table:table-cell>
        </table:table-row>
        <table:table-row table:style-name="ro1">
          <table:table-cell table:number-columns-repeated="298" office:value-type="float" office:value="0" calcext:value-type="float">
            <text:p>0</text:p>
          </table:table-cell>
          <table:table-cell table:formula="of:=ROUND(SUM([.B48:.KL48])/COUNT([.B48:.KL48]);0)" office:value-type="float" office:value="0" calcext:value-type="float">
            <text:p>0</text:p>
          </table:table-cell>
          <table:table-cell table:formula="of:=ROUND(([.B48]*[.$B$1]+ [.C48]*[.$C$1]+ [.D48]*[.$D$1]+ [.E48]*[.$E$1]+ [.F48]*[.$F$1]+ [.G48]*[.$G$1]+ [.H48]*[.$H$1]+ [.I48]*[.$I$1]+ [.J48]*[.$J$1]+ [.K48]*[.$K$1]+ [.L48]*[.$L$1]+ [.M48]*[.$M$1]+ [.N48]*[.$N$1]+ [.O48]*[.$O$1]+ [.P48]*[.$P$1]+ [.Q48]*[.$Q$1]+ [.R48]*[.$R$1]+ [.S48]*[.$S$1]+ [.T48]*[.$T$1]+ [.U48]*[.$U$1]+ [.V48]*[.$V$1]+ [.W48]*[.$W$1]+ [.X48]*[.$X$1]+ [.Y48]*[.$Y$1]+ [.Z48]*[.$Z$1]+ [.AA48]*[.$AA$1]+ [.AB48]*[.$AB$1]+ [.AC48]*[.$AC$1]+ [.AD48]*[.$AD$1]+ [.AE48]*[.$AE$1]+ [.AF48]*[.$AF$1]+ [.AG48]*[.$AG$1]+ [.AH48]*[.$AH$1]+ [.AI48]*[.$AI$1]+ [.AJ48]*[.$AJ$1]+ [.AK48]*[.$AK$1]+ [.AL48]*[.$AL$1]+ [.AM48]*[.$AM$1]+ [.AN48]*[.$AN$1]+ [.AO48]*[.$AO$1]+ [.AP48]*[.$AP$1]+ [.AQ48]*[.$AQ$1]+ [.AR48]*[.$AR$1]+ [.AS48]*[.$AS$1]+ [.AT48]*[.$AT$1]+ [.AU48]*[.$AU$1]+ [.AV48]*[.$AV$1]+ [.AW48]*[.$AW$1]+ [.AX48]*[.$AX$1]+ [.AY48]*[.$AY$1]+ [.AZ48]*[.$AZ$1]+ [.BA48]*[.$BA$1]+ [.BB48]*[.$BB$1]+ [.BC48]*[.$BC$1]+ [.BD48]*[.$BD$1]+ [.BE48]*[.$BE$1]+ [.BF48]*[.$BF$1]+ [.BG48]*[.$BG$1]+ [.BH48]*[.$BH$1]+ [.BI48]*[.$BI$1]+ [.BJ48]*[.$BJ$1]+ [.BK48]*[.$BK$1]+ [.BL48]*[.$BL$1]+ [.BM48]*[.$BM$1]+ [.BN48]*[.$BN$1]+ [.BO48]*[.$BO$1]+ [.BP48]*[.$BP$1]+ [.BQ48]*[.$BQ$1]+ [.BR48]*[.$BR$1]+ [.BS48]*[.$BS$1]+ [.BT48]*[.$BT$1]+ [.BU48]*[.$BU$1]+ [.BV48]*[.$BV$1]+ [.BW48]*[.$BW$1]+ [.BX48]*[.$BX$1]+ [.BY48]*[.$BY$1]+ [.BZ48]*[.$BZ$1]+ [.CA48]*[.$CA$1]+ [.CB48]*[.$CB$1]+ [.CC48]*[.$CC$1]+ [.CD48]*[.$CD$1]+ [.CE48]*[.$CE$1]+ [.CF48]*[.$CF$1]+ [.CG48]*[.$CG$1]+ [.CH48]*[.$CH$1]+ [.CI48]*[.$CI$1]+ [.CJ48]*[.$CJ$1]+ [.CK48]*[.$CK$1]+ [.CL48]*[.$CL$1]+ [.CM48]*[.$CM$1]+ [.CN48]*[.$CN$1]+ [.CO48]*[.$CO$1]+ [.CP48]*[.$CP$1]+ [.CQ48]*[.$CQ$1]+ [.CR48]*[.$CR$1]+ [.CS48]*[.$CS$1]+ [.CT48]*[.$CT$1]+ [.CU48]*[.$CU$1]+ [.CV48]*[.$CV$1]+ [.CW48]*[.$CW$1]+ [.CX48]*[.$CX$1]+ [.CY48]*[.$CY$1]+ [.CZ48]*[.$CZ$1]+ [.DA48]*[.$DA$1]+ [.DB48]*[.$DB$1]+ [.DC48]*[.$DC$1]+ [.DD48]*[.$DD$1]+ [.DE48]*[.$DE$1]+ [.DF48]*[.$DF$1]+ [.DG48]*[.$DG$1]+ [.DH48]*[.$DH$1]+ [.DI48]*[.$DI$1]+ [.DJ48]*[.$DJ$1]+ [.DK48]*[.$DK$1]+ [.DL48]*[.$DL$1]+ [.DM48]*[.$DM$1]+ [.DN48]*[.$DN$1]+ [.DO48]*[.$DO$1]+ [.DP48]*[.$DP$1]+ [.DQ48]*[.$DQ$1]+ [.DR48]*[.$DR$1]+ [.DS48]*[.$DS$1]+ [.DT48]*[.$DT$1]+ [.DU48]*[.$DU$1]+ [.DV48]*[.$DV$1]+ [.DW48]*[.$DW$1]+ [.DX48]*[.$DX$1]+ [.DY48]*[.$DY$1]+ [.DZ48]*[.$DZ$1]+ [.EA48]*[.$EA$1]+ [.EB48]*[.$EB$1]+ [.EC48]*[.$EC$1]+ [.ED48]*[.$ED$1]+ [.EE48]*[.$EE$1]+ [.EF48]*[.$EF$1]+ [.EG48]*[.$EG$1]+ [.EH48]*[.$EH$1]+ [.EI48]*[.$EI$1]+ [.EJ48]*[.$EJ$1]+ [.EK48]*[.$EK$1]+ [.EL48]*[.$EL$1]+ [.EM48]*[.$EM$1]+ [.EN48]*[.$EN$1]+ [.EO48]*[.$EO$1]+ [.EP48]*[.$EP$1]+ [.EQ48]*[.$EQ$1]+ [.ER48]*[.$ER$1]+ [.ES48]*[.$ES$1]+ [.ET48]*[.$ET$1]+ [.EU48]*[.$EU$1]+ [.EV48]*[.$EV$1]+ [.EW48]*[.$EW$1]+ [.EX48]*[.$EX$1]+ [.EY48]*[.$EY$1]+ [.EZ48]*[.$EZ$1]+ [.FA48]*[.$FA$1]+ [.FB48]*[.$FB$1]+ [.FC48]*[.$FC$1]+ [.FD48]*[.$FD$1]+ [.FE48]*[.$FE$1]+ [.FF48]*[.$FF$1]+ [.FG48]*[.$FG$1]+ [.FH48]*[.$FH$1]+ [.FI48]*[.$FI$1]+ [.FJ48]*[.$FJ$1]+ [.FK48]*[.$FK$1]+ [.FL48]*[.$FL$1]+ [.FM48]*[.$FM$1]+ [.FN48]*[.$FN$1]+ [.FO48]*[.$FO$1]+ [.FP48]*[.$FP$1]+ [.FQ48]*[.$FQ$1]+ [.FR48]*[.$FR$1]+ [.FS48]*[.$FS$1]+ [.FT48]*[.$FT$1]+ [.FU48]*[.$FU$1]+ [.FV48]*[.$FV$1]+ [.FW48]*[.$FW$1]+ [.FX48]*[.$FX$1]+ [.FY48]*[.$FY$1]+ [.FZ48]*[.$FZ$1]+ [.GA48]*[.$GA$1]+ [.GB48]*[.$GB$1]+ [.GC48]*[.$GC$1]+ [.GD48]*[.$GD$1]+ [.GE48]*[.$GE$1]+ [.GF48]*[.$GF$1]+ [.GG48]*[.$GG$1]+ [.GH48]*[.$GH$1]+ [.GI48]*[.$GI$1]+ [.GJ48]*[.$GJ$1]+ [.GK48]*[.$GK$1]+ [.GL48]*[.$GL$1]+ [.GM48]*[.$GM$1]+ [.GN48]*[.$GN$1]+ [.GO48]*[.$GO$1]+ [.GP48]*[.$GP$1]+ [.GQ48]*[.$GQ$1]+ [.GR48]*[.$GR$1]+ [.GS48]*[.$GS$1]+ [.GT48]*[.$GT$1]+ [.GU48]*[.$GU$1]+ [.GV48]*[.$GV$1]+ [.GW48]*[.$GW$1]+ [.GX48]*[.$GX$1]+ [.GY48]*[.$GY$1]+ [.GZ48]*[.$GZ$1]+ [.HA48]*[.$HA$1]+ [.HB48]*[.$HB$1]+ [.HC48]*[.$HC$1]+ [.HD48]*[.$HD$1]+ [.HE48]*[.$HE$1]+ [.HF48]*[.$HF$1]+ [.HG48]*[.$HG$1]+ [.HH48]*[.$HH$1]+ [.HI48]*[.$HI$1]+ [.HJ48]*[.$HJ$1]+ [.HK48]*[.$HK$1]+ [.HL48]*[.$HL$1]+ [.HM48]*[.$HM$1]+ [.HN48]*[.$HN$1]+ [.HO48]*[.$HO$1]+ [.HP48]*[.$HP$1]+ [.HQ48]*[.$HQ$1]+ [.HR48]*[.$HR$1]+ [.HS48]*[.$HS$1]+ [.HT48]*[.$HT$1]+ [.HU48]*[.$HU$1]+ [.HV48]*[.$HV$1]+ [.HW48]*[.$HW$1]+ [.HX48]*[.$HX$1]+ [.HY48]*[.$HY$1]+ [.HZ48]*[.$HZ$1]+ [.IA48]*[.$IA$1]+ [.IB48]*[.$IB$1]+ [.IC48]*[.$IC$1]+ [.ID48]*[.$ID$1]+ [.IE48]*[.$IE$1]+ [.IF48]*[.$IF$1]+ [.IG48]*[.$IG$1]+ [.IH48]*[.$IH$1]+ [.II48]*[.$II$1]+ [.IJ48]*[.$IJ$1]+ [.IK48]*[.$IK$1]+ [.IL48]*[.$IL$1]+ [.IM48]*[.$IM$1]+ [.IN48]*[.$IN$1]+ [.IO48]*[.$IO$1]+ [.IP48]*[.$IP$1]+ [.IQ48]*[.$IQ$1]+ [.IR48]*[.$IR$1]+ [.IS48]*[.$IS$1]+ [.IT48]*[.$IT$1]+ [.IU48]*[.$IU$1]+ [.IV48]*[.$IV$1]+ [.IW48]*[.$IW$1]+ [.IX48]*[.$IX$1]+ [.IY48]*[.$IY$1]+ [.IZ48]*[.$IZ$1]+ [.JA48]*[.$JA$1]+ [.JB48]*[.$JB$1]+ [.JC48]*[.$JC$1]+ [.JD48]*[.$JD$1]+ [.JE48]*[.$JE$1]+ [.JF48]*[.$JF$1]+ [.JG48]*[.$JG$1]+ [.JH48]*[.$JH$1]+ [.JI48]*[.$JI$1]+ [.JJ48]*[.$JJ$1]+ [.JK48]*[.$JK$1]+ [.JL48]*[.$JL$1]+ [.JM48]*[.$JM$1]+ [.JN48]*[.$JN$1]+ [.JO48]*[.$JO$1]+ [.JP48]*[.$JP$1]+ [.JQ48]*[.$JQ$1]+ [.JR48]*[.$JR$1]+ [.JS48]*[.$JS$1]+ [.JT48]*[.$JT$1]+ [.JU48]*[.$JU$1]+ [.JV48]*[.$JV$1]+ [.JW48]*[.$JW$1]+ [.JX48]*[.$JX$1]+ [.JY48]*[.$JY$1]+ [.JZ48]*[.$JZ$1]+ [.KA48]*[.$KA$1]+ [.KB48]*[.$KB$1]+ [.KC48]*[.$KC$1]+ [.KD48]*[.$KD$1]+ [.KE48]*[.$KE$1]+ [.KF48]*[.$KF$1]+ [.KG48]*[.$KG$1]+ [.KH48]*[.$KH$1]+ [.KI48]*[.$KI$1]+ [.KJ48]*[.$KJ$1]+ [.KK48]*[.$KK$1]+ [.KL48]*[.$KL$1]) /COUNT([.B48:.KL48]);0)" office:value-type="float" office:value="0" calcext:value-type="float">
            <text:p>0</text:p>
          </table:table-cell>
          <table:table-cell table:formula="of:=IF([.KN48]&lt;&gt;[.KM48];&quot;X&quot;;&quot;&quot;)">
            <text:p/>
          </table:table-cell>
        </table:table-row>
        <table:table-row table:style-name="ro1">
          <table:table-cell table:number-columns-repeated="10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ROUND(SUM([.B49:.KL49])/COUNT([.B49:.KL49]);0)" office:value-type="float" office:value="0" calcext:value-type="float">
            <text:p>0</text:p>
          </table:table-cell>
          <table:table-cell table:formula="of:=ROUND(([.B49]*[.$B$1]+ [.C49]*[.$C$1]+ [.D49]*[.$D$1]+ [.E49]*[.$E$1]+ [.F49]*[.$F$1]+ [.G49]*[.$G$1]+ [.H49]*[.$H$1]+ [.I49]*[.$I$1]+ [.J49]*[.$J$1]+ [.K49]*[.$K$1]+ [.L49]*[.$L$1]+ [.M49]*[.$M$1]+ [.N49]*[.$N$1]+ [.O49]*[.$O$1]+ [.P49]*[.$P$1]+ [.Q49]*[.$Q$1]+ [.R49]*[.$R$1]+ [.S49]*[.$S$1]+ [.T49]*[.$T$1]+ [.U49]*[.$U$1]+ [.V49]*[.$V$1]+ [.W49]*[.$W$1]+ [.X49]*[.$X$1]+ [.Y49]*[.$Y$1]+ [.Z49]*[.$Z$1]+ [.AA49]*[.$AA$1]+ [.AB49]*[.$AB$1]+ [.AC49]*[.$AC$1]+ [.AD49]*[.$AD$1]+ [.AE49]*[.$AE$1]+ [.AF49]*[.$AF$1]+ [.AG49]*[.$AG$1]+ [.AH49]*[.$AH$1]+ [.AI49]*[.$AI$1]+ [.AJ49]*[.$AJ$1]+ [.AK49]*[.$AK$1]+ [.AL49]*[.$AL$1]+ [.AM49]*[.$AM$1]+ [.AN49]*[.$AN$1]+ [.AO49]*[.$AO$1]+ [.AP49]*[.$AP$1]+ [.AQ49]*[.$AQ$1]+ [.AR49]*[.$AR$1]+ [.AS49]*[.$AS$1]+ [.AT49]*[.$AT$1]+ [.AU49]*[.$AU$1]+ [.AV49]*[.$AV$1]+ [.AW49]*[.$AW$1]+ [.AX49]*[.$AX$1]+ [.AY49]*[.$AY$1]+ [.AZ49]*[.$AZ$1]+ [.BA49]*[.$BA$1]+ [.BB49]*[.$BB$1]+ [.BC49]*[.$BC$1]+ [.BD49]*[.$BD$1]+ [.BE49]*[.$BE$1]+ [.BF49]*[.$BF$1]+ [.BG49]*[.$BG$1]+ [.BH49]*[.$BH$1]+ [.BI49]*[.$BI$1]+ [.BJ49]*[.$BJ$1]+ [.BK49]*[.$BK$1]+ [.BL49]*[.$BL$1]+ [.BM49]*[.$BM$1]+ [.BN49]*[.$BN$1]+ [.BO49]*[.$BO$1]+ [.BP49]*[.$BP$1]+ [.BQ49]*[.$BQ$1]+ [.BR49]*[.$BR$1]+ [.BS49]*[.$BS$1]+ [.BT49]*[.$BT$1]+ [.BU49]*[.$BU$1]+ [.BV49]*[.$BV$1]+ [.BW49]*[.$BW$1]+ [.BX49]*[.$BX$1]+ [.BY49]*[.$BY$1]+ [.BZ49]*[.$BZ$1]+ [.CA49]*[.$CA$1]+ [.CB49]*[.$CB$1]+ [.CC49]*[.$CC$1]+ [.CD49]*[.$CD$1]+ [.CE49]*[.$CE$1]+ [.CF49]*[.$CF$1]+ [.CG49]*[.$CG$1]+ [.CH49]*[.$CH$1]+ [.CI49]*[.$CI$1]+ [.CJ49]*[.$CJ$1]+ [.CK49]*[.$CK$1]+ [.CL49]*[.$CL$1]+ [.CM49]*[.$CM$1]+ [.CN49]*[.$CN$1]+ [.CO49]*[.$CO$1]+ [.CP49]*[.$CP$1]+ [.CQ49]*[.$CQ$1]+ [.CR49]*[.$CR$1]+ [.CS49]*[.$CS$1]+ [.CT49]*[.$CT$1]+ [.CU49]*[.$CU$1]+ [.CV49]*[.$CV$1]+ [.CW49]*[.$CW$1]+ [.CX49]*[.$CX$1]+ [.CY49]*[.$CY$1]+ [.CZ49]*[.$CZ$1]+ [.DA49]*[.$DA$1]+ [.DB49]*[.$DB$1]+ [.DC49]*[.$DC$1]+ [.DD49]*[.$DD$1]+ [.DE49]*[.$DE$1]+ [.DF49]*[.$DF$1]+ [.DG49]*[.$DG$1]+ [.DH49]*[.$DH$1]+ [.DI49]*[.$DI$1]+ [.DJ49]*[.$DJ$1]+ [.DK49]*[.$DK$1]+ [.DL49]*[.$DL$1]+ [.DM49]*[.$DM$1]+ [.DN49]*[.$DN$1]+ [.DO49]*[.$DO$1]+ [.DP49]*[.$DP$1]+ [.DQ49]*[.$DQ$1]+ [.DR49]*[.$DR$1]+ [.DS49]*[.$DS$1]+ [.DT49]*[.$DT$1]+ [.DU49]*[.$DU$1]+ [.DV49]*[.$DV$1]+ [.DW49]*[.$DW$1]+ [.DX49]*[.$DX$1]+ [.DY49]*[.$DY$1]+ [.DZ49]*[.$DZ$1]+ [.EA49]*[.$EA$1]+ [.EB49]*[.$EB$1]+ [.EC49]*[.$EC$1]+ [.ED49]*[.$ED$1]+ [.EE49]*[.$EE$1]+ [.EF49]*[.$EF$1]+ [.EG49]*[.$EG$1]+ [.EH49]*[.$EH$1]+ [.EI49]*[.$EI$1]+ [.EJ49]*[.$EJ$1]+ [.EK49]*[.$EK$1]+ [.EL49]*[.$EL$1]+ [.EM49]*[.$EM$1]+ [.EN49]*[.$EN$1]+ [.EO49]*[.$EO$1]+ [.EP49]*[.$EP$1]+ [.EQ49]*[.$EQ$1]+ [.ER49]*[.$ER$1]+ [.ES49]*[.$ES$1]+ [.ET49]*[.$ET$1]+ [.EU49]*[.$EU$1]+ [.EV49]*[.$EV$1]+ [.EW49]*[.$EW$1]+ [.EX49]*[.$EX$1]+ [.EY49]*[.$EY$1]+ [.EZ49]*[.$EZ$1]+ [.FA49]*[.$FA$1]+ [.FB49]*[.$FB$1]+ [.FC49]*[.$FC$1]+ [.FD49]*[.$FD$1]+ [.FE49]*[.$FE$1]+ [.FF49]*[.$FF$1]+ [.FG49]*[.$FG$1]+ [.FH49]*[.$FH$1]+ [.FI49]*[.$FI$1]+ [.FJ49]*[.$FJ$1]+ [.FK49]*[.$FK$1]+ [.FL49]*[.$FL$1]+ [.FM49]*[.$FM$1]+ [.FN49]*[.$FN$1]+ [.FO49]*[.$FO$1]+ [.FP49]*[.$FP$1]+ [.FQ49]*[.$FQ$1]+ [.FR49]*[.$FR$1]+ [.FS49]*[.$FS$1]+ [.FT49]*[.$FT$1]+ [.FU49]*[.$FU$1]+ [.FV49]*[.$FV$1]+ [.FW49]*[.$FW$1]+ [.FX49]*[.$FX$1]+ [.FY49]*[.$FY$1]+ [.FZ49]*[.$FZ$1]+ [.GA49]*[.$GA$1]+ [.GB49]*[.$GB$1]+ [.GC49]*[.$GC$1]+ [.GD49]*[.$GD$1]+ [.GE49]*[.$GE$1]+ [.GF49]*[.$GF$1]+ [.GG49]*[.$GG$1]+ [.GH49]*[.$GH$1]+ [.GI49]*[.$GI$1]+ [.GJ49]*[.$GJ$1]+ [.GK49]*[.$GK$1]+ [.GL49]*[.$GL$1]+ [.GM49]*[.$GM$1]+ [.GN49]*[.$GN$1]+ [.GO49]*[.$GO$1]+ [.GP49]*[.$GP$1]+ [.GQ49]*[.$GQ$1]+ [.GR49]*[.$GR$1]+ [.GS49]*[.$GS$1]+ [.GT49]*[.$GT$1]+ [.GU49]*[.$GU$1]+ [.GV49]*[.$GV$1]+ [.GW49]*[.$GW$1]+ [.GX49]*[.$GX$1]+ [.GY49]*[.$GY$1]+ [.GZ49]*[.$GZ$1]+ [.HA49]*[.$HA$1]+ [.HB49]*[.$HB$1]+ [.HC49]*[.$HC$1]+ [.HD49]*[.$HD$1]+ [.HE49]*[.$HE$1]+ [.HF49]*[.$HF$1]+ [.HG49]*[.$HG$1]+ [.HH49]*[.$HH$1]+ [.HI49]*[.$HI$1]+ [.HJ49]*[.$HJ$1]+ [.HK49]*[.$HK$1]+ [.HL49]*[.$HL$1]+ [.HM49]*[.$HM$1]+ [.HN49]*[.$HN$1]+ [.HO49]*[.$HO$1]+ [.HP49]*[.$HP$1]+ [.HQ49]*[.$HQ$1]+ [.HR49]*[.$HR$1]+ [.HS49]*[.$HS$1]+ [.HT49]*[.$HT$1]+ [.HU49]*[.$HU$1]+ [.HV49]*[.$HV$1]+ [.HW49]*[.$HW$1]+ [.HX49]*[.$HX$1]+ [.HY49]*[.$HY$1]+ [.HZ49]*[.$HZ$1]+ [.IA49]*[.$IA$1]+ [.IB49]*[.$IB$1]+ [.IC49]*[.$IC$1]+ [.ID49]*[.$ID$1]+ [.IE49]*[.$IE$1]+ [.IF49]*[.$IF$1]+ [.IG49]*[.$IG$1]+ [.IH49]*[.$IH$1]+ [.II49]*[.$II$1]+ [.IJ49]*[.$IJ$1]+ [.IK49]*[.$IK$1]+ [.IL49]*[.$IL$1]+ [.IM49]*[.$IM$1]+ [.IN49]*[.$IN$1]+ [.IO49]*[.$IO$1]+ [.IP49]*[.$IP$1]+ [.IQ49]*[.$IQ$1]+ [.IR49]*[.$IR$1]+ [.IS49]*[.$IS$1]+ [.IT49]*[.$IT$1]+ [.IU49]*[.$IU$1]+ [.IV49]*[.$IV$1]+ [.IW49]*[.$IW$1]+ [.IX49]*[.$IX$1]+ [.IY49]*[.$IY$1]+ [.IZ49]*[.$IZ$1]+ [.JA49]*[.$JA$1]+ [.JB49]*[.$JB$1]+ [.JC49]*[.$JC$1]+ [.JD49]*[.$JD$1]+ [.JE49]*[.$JE$1]+ [.JF49]*[.$JF$1]+ [.JG49]*[.$JG$1]+ [.JH49]*[.$JH$1]+ [.JI49]*[.$JI$1]+ [.JJ49]*[.$JJ$1]+ [.JK49]*[.$JK$1]+ [.JL49]*[.$JL$1]+ [.JM49]*[.$JM$1]+ [.JN49]*[.$JN$1]+ [.JO49]*[.$JO$1]+ [.JP49]*[.$JP$1]+ [.JQ49]*[.$JQ$1]+ [.JR49]*[.$JR$1]+ [.JS49]*[.$JS$1]+ [.JT49]*[.$JT$1]+ [.JU49]*[.$JU$1]+ [.JV49]*[.$JV$1]+ [.JW49]*[.$JW$1]+ [.JX49]*[.$JX$1]+ [.JY49]*[.$JY$1]+ [.JZ49]*[.$JZ$1]+ [.KA49]*[.$KA$1]+ [.KB49]*[.$KB$1]+ [.KC49]*[.$KC$1]+ [.KD49]*[.$KD$1]+ [.KE49]*[.$KE$1]+ [.KF49]*[.$KF$1]+ [.KG49]*[.$KG$1]+ [.KH49]*[.$KH$1]+ [.KI49]*[.$KI$1]+ [.KJ49]*[.$KJ$1]+ [.KK49]*[.$KK$1]+ [.KL49]*[.$KL$1]) /COUNT([.B49:.KL49]);0)" office:value-type="float" office:value="0" calcext:value-type="float">
            <text:p>0</text:p>
          </table:table-cell>
          <table:table-cell table:formula="of:=IF([.KN49]&lt;&gt;[.KM49];&quot;X&quot;;&quot;&quot;)">
            <text:p/>
          </table:table-cell>
        </table:table-row>
        <table:table-row table:style-name="ro1">
          <table:table-cell table:number-columns-repeated="298" office:value-type="float" office:value="0" calcext:value-type="float">
            <text:p>0</text:p>
          </table:table-cell>
          <table:table-cell table:formula="of:=ROUND(SUM([.B50:.KL50])/COUNT([.B50:.KL50]);0)" office:value-type="float" office:value="0" calcext:value-type="float">
            <text:p>0</text:p>
          </table:table-cell>
          <table:table-cell table:formula="of:=ROUND(([.B50]*[.$B$1]+ [.C50]*[.$C$1]+ [.D50]*[.$D$1]+ [.E50]*[.$E$1]+ [.F50]*[.$F$1]+ [.G50]*[.$G$1]+ [.H50]*[.$H$1]+ [.I50]*[.$I$1]+ [.J50]*[.$J$1]+ [.K50]*[.$K$1]+ [.L50]*[.$L$1]+ [.M50]*[.$M$1]+ [.N50]*[.$N$1]+ [.O50]*[.$O$1]+ [.P50]*[.$P$1]+ [.Q50]*[.$Q$1]+ [.R50]*[.$R$1]+ [.S50]*[.$S$1]+ [.T50]*[.$T$1]+ [.U50]*[.$U$1]+ [.V50]*[.$V$1]+ [.W50]*[.$W$1]+ [.X50]*[.$X$1]+ [.Y50]*[.$Y$1]+ [.Z50]*[.$Z$1]+ [.AA50]*[.$AA$1]+ [.AB50]*[.$AB$1]+ [.AC50]*[.$AC$1]+ [.AD50]*[.$AD$1]+ [.AE50]*[.$AE$1]+ [.AF50]*[.$AF$1]+ [.AG50]*[.$AG$1]+ [.AH50]*[.$AH$1]+ [.AI50]*[.$AI$1]+ [.AJ50]*[.$AJ$1]+ [.AK50]*[.$AK$1]+ [.AL50]*[.$AL$1]+ [.AM50]*[.$AM$1]+ [.AN50]*[.$AN$1]+ [.AO50]*[.$AO$1]+ [.AP50]*[.$AP$1]+ [.AQ50]*[.$AQ$1]+ [.AR50]*[.$AR$1]+ [.AS50]*[.$AS$1]+ [.AT50]*[.$AT$1]+ [.AU50]*[.$AU$1]+ [.AV50]*[.$AV$1]+ [.AW50]*[.$AW$1]+ [.AX50]*[.$AX$1]+ [.AY50]*[.$AY$1]+ [.AZ50]*[.$AZ$1]+ [.BA50]*[.$BA$1]+ [.BB50]*[.$BB$1]+ [.BC50]*[.$BC$1]+ [.BD50]*[.$BD$1]+ [.BE50]*[.$BE$1]+ [.BF50]*[.$BF$1]+ [.BG50]*[.$BG$1]+ [.BH50]*[.$BH$1]+ [.BI50]*[.$BI$1]+ [.BJ50]*[.$BJ$1]+ [.BK50]*[.$BK$1]+ [.BL50]*[.$BL$1]+ [.BM50]*[.$BM$1]+ [.BN50]*[.$BN$1]+ [.BO50]*[.$BO$1]+ [.BP50]*[.$BP$1]+ [.BQ50]*[.$BQ$1]+ [.BR50]*[.$BR$1]+ [.BS50]*[.$BS$1]+ [.BT50]*[.$BT$1]+ [.BU50]*[.$BU$1]+ [.BV50]*[.$BV$1]+ [.BW50]*[.$BW$1]+ [.BX50]*[.$BX$1]+ [.BY50]*[.$BY$1]+ [.BZ50]*[.$BZ$1]+ [.CA50]*[.$CA$1]+ [.CB50]*[.$CB$1]+ [.CC50]*[.$CC$1]+ [.CD50]*[.$CD$1]+ [.CE50]*[.$CE$1]+ [.CF50]*[.$CF$1]+ [.CG50]*[.$CG$1]+ [.CH50]*[.$CH$1]+ [.CI50]*[.$CI$1]+ [.CJ50]*[.$CJ$1]+ [.CK50]*[.$CK$1]+ [.CL50]*[.$CL$1]+ [.CM50]*[.$CM$1]+ [.CN50]*[.$CN$1]+ [.CO50]*[.$CO$1]+ [.CP50]*[.$CP$1]+ [.CQ50]*[.$CQ$1]+ [.CR50]*[.$CR$1]+ [.CS50]*[.$CS$1]+ [.CT50]*[.$CT$1]+ [.CU50]*[.$CU$1]+ [.CV50]*[.$CV$1]+ [.CW50]*[.$CW$1]+ [.CX50]*[.$CX$1]+ [.CY50]*[.$CY$1]+ [.CZ50]*[.$CZ$1]+ [.DA50]*[.$DA$1]+ [.DB50]*[.$DB$1]+ [.DC50]*[.$DC$1]+ [.DD50]*[.$DD$1]+ [.DE50]*[.$DE$1]+ [.DF50]*[.$DF$1]+ [.DG50]*[.$DG$1]+ [.DH50]*[.$DH$1]+ [.DI50]*[.$DI$1]+ [.DJ50]*[.$DJ$1]+ [.DK50]*[.$DK$1]+ [.DL50]*[.$DL$1]+ [.DM50]*[.$DM$1]+ [.DN50]*[.$DN$1]+ [.DO50]*[.$DO$1]+ [.DP50]*[.$DP$1]+ [.DQ50]*[.$DQ$1]+ [.DR50]*[.$DR$1]+ [.DS50]*[.$DS$1]+ [.DT50]*[.$DT$1]+ [.DU50]*[.$DU$1]+ [.DV50]*[.$DV$1]+ [.DW50]*[.$DW$1]+ [.DX50]*[.$DX$1]+ [.DY50]*[.$DY$1]+ [.DZ50]*[.$DZ$1]+ [.EA50]*[.$EA$1]+ [.EB50]*[.$EB$1]+ [.EC50]*[.$EC$1]+ [.ED50]*[.$ED$1]+ [.EE50]*[.$EE$1]+ [.EF50]*[.$EF$1]+ [.EG50]*[.$EG$1]+ [.EH50]*[.$EH$1]+ [.EI50]*[.$EI$1]+ [.EJ50]*[.$EJ$1]+ [.EK50]*[.$EK$1]+ [.EL50]*[.$EL$1]+ [.EM50]*[.$EM$1]+ [.EN50]*[.$EN$1]+ [.EO50]*[.$EO$1]+ [.EP50]*[.$EP$1]+ [.EQ50]*[.$EQ$1]+ [.ER50]*[.$ER$1]+ [.ES50]*[.$ES$1]+ [.ET50]*[.$ET$1]+ [.EU50]*[.$EU$1]+ [.EV50]*[.$EV$1]+ [.EW50]*[.$EW$1]+ [.EX50]*[.$EX$1]+ [.EY50]*[.$EY$1]+ [.EZ50]*[.$EZ$1]+ [.FA50]*[.$FA$1]+ [.FB50]*[.$FB$1]+ [.FC50]*[.$FC$1]+ [.FD50]*[.$FD$1]+ [.FE50]*[.$FE$1]+ [.FF50]*[.$FF$1]+ [.FG50]*[.$FG$1]+ [.FH50]*[.$FH$1]+ [.FI50]*[.$FI$1]+ [.FJ50]*[.$FJ$1]+ [.FK50]*[.$FK$1]+ [.FL50]*[.$FL$1]+ [.FM50]*[.$FM$1]+ [.FN50]*[.$FN$1]+ [.FO50]*[.$FO$1]+ [.FP50]*[.$FP$1]+ [.FQ50]*[.$FQ$1]+ [.FR50]*[.$FR$1]+ [.FS50]*[.$FS$1]+ [.FT50]*[.$FT$1]+ [.FU50]*[.$FU$1]+ [.FV50]*[.$FV$1]+ [.FW50]*[.$FW$1]+ [.FX50]*[.$FX$1]+ [.FY50]*[.$FY$1]+ [.FZ50]*[.$FZ$1]+ [.GA50]*[.$GA$1]+ [.GB50]*[.$GB$1]+ [.GC50]*[.$GC$1]+ [.GD50]*[.$GD$1]+ [.GE50]*[.$GE$1]+ [.GF50]*[.$GF$1]+ [.GG50]*[.$GG$1]+ [.GH50]*[.$GH$1]+ [.GI50]*[.$GI$1]+ [.GJ50]*[.$GJ$1]+ [.GK50]*[.$GK$1]+ [.GL50]*[.$GL$1]+ [.GM50]*[.$GM$1]+ [.GN50]*[.$GN$1]+ [.GO50]*[.$GO$1]+ [.GP50]*[.$GP$1]+ [.GQ50]*[.$GQ$1]+ [.GR50]*[.$GR$1]+ [.GS50]*[.$GS$1]+ [.GT50]*[.$GT$1]+ [.GU50]*[.$GU$1]+ [.GV50]*[.$GV$1]+ [.GW50]*[.$GW$1]+ [.GX50]*[.$GX$1]+ [.GY50]*[.$GY$1]+ [.GZ50]*[.$GZ$1]+ [.HA50]*[.$HA$1]+ [.HB50]*[.$HB$1]+ [.HC50]*[.$HC$1]+ [.HD50]*[.$HD$1]+ [.HE50]*[.$HE$1]+ [.HF50]*[.$HF$1]+ [.HG50]*[.$HG$1]+ [.HH50]*[.$HH$1]+ [.HI50]*[.$HI$1]+ [.HJ50]*[.$HJ$1]+ [.HK50]*[.$HK$1]+ [.HL50]*[.$HL$1]+ [.HM50]*[.$HM$1]+ [.HN50]*[.$HN$1]+ [.HO50]*[.$HO$1]+ [.HP50]*[.$HP$1]+ [.HQ50]*[.$HQ$1]+ [.HR50]*[.$HR$1]+ [.HS50]*[.$HS$1]+ [.HT50]*[.$HT$1]+ [.HU50]*[.$HU$1]+ [.HV50]*[.$HV$1]+ [.HW50]*[.$HW$1]+ [.HX50]*[.$HX$1]+ [.HY50]*[.$HY$1]+ [.HZ50]*[.$HZ$1]+ [.IA50]*[.$IA$1]+ [.IB50]*[.$IB$1]+ [.IC50]*[.$IC$1]+ [.ID50]*[.$ID$1]+ [.IE50]*[.$IE$1]+ [.IF50]*[.$IF$1]+ [.IG50]*[.$IG$1]+ [.IH50]*[.$IH$1]+ [.II50]*[.$II$1]+ [.IJ50]*[.$IJ$1]+ [.IK50]*[.$IK$1]+ [.IL50]*[.$IL$1]+ [.IM50]*[.$IM$1]+ [.IN50]*[.$IN$1]+ [.IO50]*[.$IO$1]+ [.IP50]*[.$IP$1]+ [.IQ50]*[.$IQ$1]+ [.IR50]*[.$IR$1]+ [.IS50]*[.$IS$1]+ [.IT50]*[.$IT$1]+ [.IU50]*[.$IU$1]+ [.IV50]*[.$IV$1]+ [.IW50]*[.$IW$1]+ [.IX50]*[.$IX$1]+ [.IY50]*[.$IY$1]+ [.IZ50]*[.$IZ$1]+ [.JA50]*[.$JA$1]+ [.JB50]*[.$JB$1]+ [.JC50]*[.$JC$1]+ [.JD50]*[.$JD$1]+ [.JE50]*[.$JE$1]+ [.JF50]*[.$JF$1]+ [.JG50]*[.$JG$1]+ [.JH50]*[.$JH$1]+ [.JI50]*[.$JI$1]+ [.JJ50]*[.$JJ$1]+ [.JK50]*[.$JK$1]+ [.JL50]*[.$JL$1]+ [.JM50]*[.$JM$1]+ [.JN50]*[.$JN$1]+ [.JO50]*[.$JO$1]+ [.JP50]*[.$JP$1]+ [.JQ50]*[.$JQ$1]+ [.JR50]*[.$JR$1]+ [.JS50]*[.$JS$1]+ [.JT50]*[.$JT$1]+ [.JU50]*[.$JU$1]+ [.JV50]*[.$JV$1]+ [.JW50]*[.$JW$1]+ [.JX50]*[.$JX$1]+ [.JY50]*[.$JY$1]+ [.JZ50]*[.$JZ$1]+ [.KA50]*[.$KA$1]+ [.KB50]*[.$KB$1]+ [.KC50]*[.$KC$1]+ [.KD50]*[.$KD$1]+ [.KE50]*[.$KE$1]+ [.KF50]*[.$KF$1]+ [.KG50]*[.$KG$1]+ [.KH50]*[.$KH$1]+ [.KI50]*[.$KI$1]+ [.KJ50]*[.$KJ$1]+ [.KK50]*[.$KK$1]+ [.KL50]*[.$KL$1]) /COUNT([.B50:.KL50]);0)" office:value-type="float" office:value="0" calcext:value-type="float">
            <text:p>0</text:p>
          </table:table-cell>
          <table:table-cell table:formula="of:=IF([.KN50]&lt;&gt;[.KM50];&quot;X&quot;;&quot;&quot;)">
            <text:p/>
          </table:table-cell>
        </table:table-row>
        <table:table-row table:style-name="ro1">
          <table:table-cell table:number-columns-repeated="298" office:value-type="float" office:value="0" calcext:value-type="float">
            <text:p>0</text:p>
          </table:table-cell>
          <table:table-cell table:formula="of:=ROUND(SUM([.B51:.KL51])/COUNT([.B51:.KL51]);0)" office:value-type="float" office:value="0" calcext:value-type="float">
            <text:p>0</text:p>
          </table:table-cell>
          <table:table-cell table:formula="of:=ROUND(([.B51]*[.$B$1]+ [.C51]*[.$C$1]+ [.D51]*[.$D$1]+ [.E51]*[.$E$1]+ [.F51]*[.$F$1]+ [.G51]*[.$G$1]+ [.H51]*[.$H$1]+ [.I51]*[.$I$1]+ [.J51]*[.$J$1]+ [.K51]*[.$K$1]+ [.L51]*[.$L$1]+ [.M51]*[.$M$1]+ [.N51]*[.$N$1]+ [.O51]*[.$O$1]+ [.P51]*[.$P$1]+ [.Q51]*[.$Q$1]+ [.R51]*[.$R$1]+ [.S51]*[.$S$1]+ [.T51]*[.$T$1]+ [.U51]*[.$U$1]+ [.V51]*[.$V$1]+ [.W51]*[.$W$1]+ [.X51]*[.$X$1]+ [.Y51]*[.$Y$1]+ [.Z51]*[.$Z$1]+ [.AA51]*[.$AA$1]+ [.AB51]*[.$AB$1]+ [.AC51]*[.$AC$1]+ [.AD51]*[.$AD$1]+ [.AE51]*[.$AE$1]+ [.AF51]*[.$AF$1]+ [.AG51]*[.$AG$1]+ [.AH51]*[.$AH$1]+ [.AI51]*[.$AI$1]+ [.AJ51]*[.$AJ$1]+ [.AK51]*[.$AK$1]+ [.AL51]*[.$AL$1]+ [.AM51]*[.$AM$1]+ [.AN51]*[.$AN$1]+ [.AO51]*[.$AO$1]+ [.AP51]*[.$AP$1]+ [.AQ51]*[.$AQ$1]+ [.AR51]*[.$AR$1]+ [.AS51]*[.$AS$1]+ [.AT51]*[.$AT$1]+ [.AU51]*[.$AU$1]+ [.AV51]*[.$AV$1]+ [.AW51]*[.$AW$1]+ [.AX51]*[.$AX$1]+ [.AY51]*[.$AY$1]+ [.AZ51]*[.$AZ$1]+ [.BA51]*[.$BA$1]+ [.BB51]*[.$BB$1]+ [.BC51]*[.$BC$1]+ [.BD51]*[.$BD$1]+ [.BE51]*[.$BE$1]+ [.BF51]*[.$BF$1]+ [.BG51]*[.$BG$1]+ [.BH51]*[.$BH$1]+ [.BI51]*[.$BI$1]+ [.BJ51]*[.$BJ$1]+ [.BK51]*[.$BK$1]+ [.BL51]*[.$BL$1]+ [.BM51]*[.$BM$1]+ [.BN51]*[.$BN$1]+ [.BO51]*[.$BO$1]+ [.BP51]*[.$BP$1]+ [.BQ51]*[.$BQ$1]+ [.BR51]*[.$BR$1]+ [.BS51]*[.$BS$1]+ [.BT51]*[.$BT$1]+ [.BU51]*[.$BU$1]+ [.BV51]*[.$BV$1]+ [.BW51]*[.$BW$1]+ [.BX51]*[.$BX$1]+ [.BY51]*[.$BY$1]+ [.BZ51]*[.$BZ$1]+ [.CA51]*[.$CA$1]+ [.CB51]*[.$CB$1]+ [.CC51]*[.$CC$1]+ [.CD51]*[.$CD$1]+ [.CE51]*[.$CE$1]+ [.CF51]*[.$CF$1]+ [.CG51]*[.$CG$1]+ [.CH51]*[.$CH$1]+ [.CI51]*[.$CI$1]+ [.CJ51]*[.$CJ$1]+ [.CK51]*[.$CK$1]+ [.CL51]*[.$CL$1]+ [.CM51]*[.$CM$1]+ [.CN51]*[.$CN$1]+ [.CO51]*[.$CO$1]+ [.CP51]*[.$CP$1]+ [.CQ51]*[.$CQ$1]+ [.CR51]*[.$CR$1]+ [.CS51]*[.$CS$1]+ [.CT51]*[.$CT$1]+ [.CU51]*[.$CU$1]+ [.CV51]*[.$CV$1]+ [.CW51]*[.$CW$1]+ [.CX51]*[.$CX$1]+ [.CY51]*[.$CY$1]+ [.CZ51]*[.$CZ$1]+ [.DA51]*[.$DA$1]+ [.DB51]*[.$DB$1]+ [.DC51]*[.$DC$1]+ [.DD51]*[.$DD$1]+ [.DE51]*[.$DE$1]+ [.DF51]*[.$DF$1]+ [.DG51]*[.$DG$1]+ [.DH51]*[.$DH$1]+ [.DI51]*[.$DI$1]+ [.DJ51]*[.$DJ$1]+ [.DK51]*[.$DK$1]+ [.DL51]*[.$DL$1]+ [.DM51]*[.$DM$1]+ [.DN51]*[.$DN$1]+ [.DO51]*[.$DO$1]+ [.DP51]*[.$DP$1]+ [.DQ51]*[.$DQ$1]+ [.DR51]*[.$DR$1]+ [.DS51]*[.$DS$1]+ [.DT51]*[.$DT$1]+ [.DU51]*[.$DU$1]+ [.DV51]*[.$DV$1]+ [.DW51]*[.$DW$1]+ [.DX51]*[.$DX$1]+ [.DY51]*[.$DY$1]+ [.DZ51]*[.$DZ$1]+ [.EA51]*[.$EA$1]+ [.EB51]*[.$EB$1]+ [.EC51]*[.$EC$1]+ [.ED51]*[.$ED$1]+ [.EE51]*[.$EE$1]+ [.EF51]*[.$EF$1]+ [.EG51]*[.$EG$1]+ [.EH51]*[.$EH$1]+ [.EI51]*[.$EI$1]+ [.EJ51]*[.$EJ$1]+ [.EK51]*[.$EK$1]+ [.EL51]*[.$EL$1]+ [.EM51]*[.$EM$1]+ [.EN51]*[.$EN$1]+ [.EO51]*[.$EO$1]+ [.EP51]*[.$EP$1]+ [.EQ51]*[.$EQ$1]+ [.ER51]*[.$ER$1]+ [.ES51]*[.$ES$1]+ [.ET51]*[.$ET$1]+ [.EU51]*[.$EU$1]+ [.EV51]*[.$EV$1]+ [.EW51]*[.$EW$1]+ [.EX51]*[.$EX$1]+ [.EY51]*[.$EY$1]+ [.EZ51]*[.$EZ$1]+ [.FA51]*[.$FA$1]+ [.FB51]*[.$FB$1]+ [.FC51]*[.$FC$1]+ [.FD51]*[.$FD$1]+ [.FE51]*[.$FE$1]+ [.FF51]*[.$FF$1]+ [.FG51]*[.$FG$1]+ [.FH51]*[.$FH$1]+ [.FI51]*[.$FI$1]+ [.FJ51]*[.$FJ$1]+ [.FK51]*[.$FK$1]+ [.FL51]*[.$FL$1]+ [.FM51]*[.$FM$1]+ [.FN51]*[.$FN$1]+ [.FO51]*[.$FO$1]+ [.FP51]*[.$FP$1]+ [.FQ51]*[.$FQ$1]+ [.FR51]*[.$FR$1]+ [.FS51]*[.$FS$1]+ [.FT51]*[.$FT$1]+ [.FU51]*[.$FU$1]+ [.FV51]*[.$FV$1]+ [.FW51]*[.$FW$1]+ [.FX51]*[.$FX$1]+ [.FY51]*[.$FY$1]+ [.FZ51]*[.$FZ$1]+ [.GA51]*[.$GA$1]+ [.GB51]*[.$GB$1]+ [.GC51]*[.$GC$1]+ [.GD51]*[.$GD$1]+ [.GE51]*[.$GE$1]+ [.GF51]*[.$GF$1]+ [.GG51]*[.$GG$1]+ [.GH51]*[.$GH$1]+ [.GI51]*[.$GI$1]+ [.GJ51]*[.$GJ$1]+ [.GK51]*[.$GK$1]+ [.GL51]*[.$GL$1]+ [.GM51]*[.$GM$1]+ [.GN51]*[.$GN$1]+ [.GO51]*[.$GO$1]+ [.GP51]*[.$GP$1]+ [.GQ51]*[.$GQ$1]+ [.GR51]*[.$GR$1]+ [.GS51]*[.$GS$1]+ [.GT51]*[.$GT$1]+ [.GU51]*[.$GU$1]+ [.GV51]*[.$GV$1]+ [.GW51]*[.$GW$1]+ [.GX51]*[.$GX$1]+ [.GY51]*[.$GY$1]+ [.GZ51]*[.$GZ$1]+ [.HA51]*[.$HA$1]+ [.HB51]*[.$HB$1]+ [.HC51]*[.$HC$1]+ [.HD51]*[.$HD$1]+ [.HE51]*[.$HE$1]+ [.HF51]*[.$HF$1]+ [.HG51]*[.$HG$1]+ [.HH51]*[.$HH$1]+ [.HI51]*[.$HI$1]+ [.HJ51]*[.$HJ$1]+ [.HK51]*[.$HK$1]+ [.HL51]*[.$HL$1]+ [.HM51]*[.$HM$1]+ [.HN51]*[.$HN$1]+ [.HO51]*[.$HO$1]+ [.HP51]*[.$HP$1]+ [.HQ51]*[.$HQ$1]+ [.HR51]*[.$HR$1]+ [.HS51]*[.$HS$1]+ [.HT51]*[.$HT$1]+ [.HU51]*[.$HU$1]+ [.HV51]*[.$HV$1]+ [.HW51]*[.$HW$1]+ [.HX51]*[.$HX$1]+ [.HY51]*[.$HY$1]+ [.HZ51]*[.$HZ$1]+ [.IA51]*[.$IA$1]+ [.IB51]*[.$IB$1]+ [.IC51]*[.$IC$1]+ [.ID51]*[.$ID$1]+ [.IE51]*[.$IE$1]+ [.IF51]*[.$IF$1]+ [.IG51]*[.$IG$1]+ [.IH51]*[.$IH$1]+ [.II51]*[.$II$1]+ [.IJ51]*[.$IJ$1]+ [.IK51]*[.$IK$1]+ [.IL51]*[.$IL$1]+ [.IM51]*[.$IM$1]+ [.IN51]*[.$IN$1]+ [.IO51]*[.$IO$1]+ [.IP51]*[.$IP$1]+ [.IQ51]*[.$IQ$1]+ [.IR51]*[.$IR$1]+ [.IS51]*[.$IS$1]+ [.IT51]*[.$IT$1]+ [.IU51]*[.$IU$1]+ [.IV51]*[.$IV$1]+ [.IW51]*[.$IW$1]+ [.IX51]*[.$IX$1]+ [.IY51]*[.$IY$1]+ [.IZ51]*[.$IZ$1]+ [.JA51]*[.$JA$1]+ [.JB51]*[.$JB$1]+ [.JC51]*[.$JC$1]+ [.JD51]*[.$JD$1]+ [.JE51]*[.$JE$1]+ [.JF51]*[.$JF$1]+ [.JG51]*[.$JG$1]+ [.JH51]*[.$JH$1]+ [.JI51]*[.$JI$1]+ [.JJ51]*[.$JJ$1]+ [.JK51]*[.$JK$1]+ [.JL51]*[.$JL$1]+ [.JM51]*[.$JM$1]+ [.JN51]*[.$JN$1]+ [.JO51]*[.$JO$1]+ [.JP51]*[.$JP$1]+ [.JQ51]*[.$JQ$1]+ [.JR51]*[.$JR$1]+ [.JS51]*[.$JS$1]+ [.JT51]*[.$JT$1]+ [.JU51]*[.$JU$1]+ [.JV51]*[.$JV$1]+ [.JW51]*[.$JW$1]+ [.JX51]*[.$JX$1]+ [.JY51]*[.$JY$1]+ [.JZ51]*[.$JZ$1]+ [.KA51]*[.$KA$1]+ [.KB51]*[.$KB$1]+ [.KC51]*[.$KC$1]+ [.KD51]*[.$KD$1]+ [.KE51]*[.$KE$1]+ [.KF51]*[.$KF$1]+ [.KG51]*[.$KG$1]+ [.KH51]*[.$KH$1]+ [.KI51]*[.$KI$1]+ [.KJ51]*[.$KJ$1]+ [.KK51]*[.$KK$1]+ [.KL51]*[.$KL$1]) /COUNT([.B51:.KL51]);0)" office:value-type="float" office:value="0" calcext:value-type="float">
            <text:p>0</text:p>
          </table:table-cell>
          <table:table-cell table:formula="of:=IF([.KN51]&lt;&gt;[.KM51];&quot;X&quot;;&quot;&quot;)">
            <text:p/>
          </table:table-cell>
        </table:table-row>
        <table:table-row table:style-name="ro1">
          <table:table-cell table:number-columns-repeated="298" office:value-type="float" office:value="0" calcext:value-type="float">
            <text:p>0</text:p>
          </table:table-cell>
          <table:table-cell table:formula="of:=ROUND(SUM([.B52:.KL52])/COUNT([.B52:.KL52]);0)" office:value-type="float" office:value="0" calcext:value-type="float">
            <text:p>0</text:p>
          </table:table-cell>
          <table:table-cell table:formula="of:=ROUND(([.B52]*[.$B$1]+ [.C52]*[.$C$1]+ [.D52]*[.$D$1]+ [.E52]*[.$E$1]+ [.F52]*[.$F$1]+ [.G52]*[.$G$1]+ [.H52]*[.$H$1]+ [.I52]*[.$I$1]+ [.J52]*[.$J$1]+ [.K52]*[.$K$1]+ [.L52]*[.$L$1]+ [.M52]*[.$M$1]+ [.N52]*[.$N$1]+ [.O52]*[.$O$1]+ [.P52]*[.$P$1]+ [.Q52]*[.$Q$1]+ [.R52]*[.$R$1]+ [.S52]*[.$S$1]+ [.T52]*[.$T$1]+ [.U52]*[.$U$1]+ [.V52]*[.$V$1]+ [.W52]*[.$W$1]+ [.X52]*[.$X$1]+ [.Y52]*[.$Y$1]+ [.Z52]*[.$Z$1]+ [.AA52]*[.$AA$1]+ [.AB52]*[.$AB$1]+ [.AC52]*[.$AC$1]+ [.AD52]*[.$AD$1]+ [.AE52]*[.$AE$1]+ [.AF52]*[.$AF$1]+ [.AG52]*[.$AG$1]+ [.AH52]*[.$AH$1]+ [.AI52]*[.$AI$1]+ [.AJ52]*[.$AJ$1]+ [.AK52]*[.$AK$1]+ [.AL52]*[.$AL$1]+ [.AM52]*[.$AM$1]+ [.AN52]*[.$AN$1]+ [.AO52]*[.$AO$1]+ [.AP52]*[.$AP$1]+ [.AQ52]*[.$AQ$1]+ [.AR52]*[.$AR$1]+ [.AS52]*[.$AS$1]+ [.AT52]*[.$AT$1]+ [.AU52]*[.$AU$1]+ [.AV52]*[.$AV$1]+ [.AW52]*[.$AW$1]+ [.AX52]*[.$AX$1]+ [.AY52]*[.$AY$1]+ [.AZ52]*[.$AZ$1]+ [.BA52]*[.$BA$1]+ [.BB52]*[.$BB$1]+ [.BC52]*[.$BC$1]+ [.BD52]*[.$BD$1]+ [.BE52]*[.$BE$1]+ [.BF52]*[.$BF$1]+ [.BG52]*[.$BG$1]+ [.BH52]*[.$BH$1]+ [.BI52]*[.$BI$1]+ [.BJ52]*[.$BJ$1]+ [.BK52]*[.$BK$1]+ [.BL52]*[.$BL$1]+ [.BM52]*[.$BM$1]+ [.BN52]*[.$BN$1]+ [.BO52]*[.$BO$1]+ [.BP52]*[.$BP$1]+ [.BQ52]*[.$BQ$1]+ [.BR52]*[.$BR$1]+ [.BS52]*[.$BS$1]+ [.BT52]*[.$BT$1]+ [.BU52]*[.$BU$1]+ [.BV52]*[.$BV$1]+ [.BW52]*[.$BW$1]+ [.BX52]*[.$BX$1]+ [.BY52]*[.$BY$1]+ [.BZ52]*[.$BZ$1]+ [.CA52]*[.$CA$1]+ [.CB52]*[.$CB$1]+ [.CC52]*[.$CC$1]+ [.CD52]*[.$CD$1]+ [.CE52]*[.$CE$1]+ [.CF52]*[.$CF$1]+ [.CG52]*[.$CG$1]+ [.CH52]*[.$CH$1]+ [.CI52]*[.$CI$1]+ [.CJ52]*[.$CJ$1]+ [.CK52]*[.$CK$1]+ [.CL52]*[.$CL$1]+ [.CM52]*[.$CM$1]+ [.CN52]*[.$CN$1]+ [.CO52]*[.$CO$1]+ [.CP52]*[.$CP$1]+ [.CQ52]*[.$CQ$1]+ [.CR52]*[.$CR$1]+ [.CS52]*[.$CS$1]+ [.CT52]*[.$CT$1]+ [.CU52]*[.$CU$1]+ [.CV52]*[.$CV$1]+ [.CW52]*[.$CW$1]+ [.CX52]*[.$CX$1]+ [.CY52]*[.$CY$1]+ [.CZ52]*[.$CZ$1]+ [.DA52]*[.$DA$1]+ [.DB52]*[.$DB$1]+ [.DC52]*[.$DC$1]+ [.DD52]*[.$DD$1]+ [.DE52]*[.$DE$1]+ [.DF52]*[.$DF$1]+ [.DG52]*[.$DG$1]+ [.DH52]*[.$DH$1]+ [.DI52]*[.$DI$1]+ [.DJ52]*[.$DJ$1]+ [.DK52]*[.$DK$1]+ [.DL52]*[.$DL$1]+ [.DM52]*[.$DM$1]+ [.DN52]*[.$DN$1]+ [.DO52]*[.$DO$1]+ [.DP52]*[.$DP$1]+ [.DQ52]*[.$DQ$1]+ [.DR52]*[.$DR$1]+ [.DS52]*[.$DS$1]+ [.DT52]*[.$DT$1]+ [.DU52]*[.$DU$1]+ [.DV52]*[.$DV$1]+ [.DW52]*[.$DW$1]+ [.DX52]*[.$DX$1]+ [.DY52]*[.$DY$1]+ [.DZ52]*[.$DZ$1]+ [.EA52]*[.$EA$1]+ [.EB52]*[.$EB$1]+ [.EC52]*[.$EC$1]+ [.ED52]*[.$ED$1]+ [.EE52]*[.$EE$1]+ [.EF52]*[.$EF$1]+ [.EG52]*[.$EG$1]+ [.EH52]*[.$EH$1]+ [.EI52]*[.$EI$1]+ [.EJ52]*[.$EJ$1]+ [.EK52]*[.$EK$1]+ [.EL52]*[.$EL$1]+ [.EM52]*[.$EM$1]+ [.EN52]*[.$EN$1]+ [.EO52]*[.$EO$1]+ [.EP52]*[.$EP$1]+ [.EQ52]*[.$EQ$1]+ [.ER52]*[.$ER$1]+ [.ES52]*[.$ES$1]+ [.ET52]*[.$ET$1]+ [.EU52]*[.$EU$1]+ [.EV52]*[.$EV$1]+ [.EW52]*[.$EW$1]+ [.EX52]*[.$EX$1]+ [.EY52]*[.$EY$1]+ [.EZ52]*[.$EZ$1]+ [.FA52]*[.$FA$1]+ [.FB52]*[.$FB$1]+ [.FC52]*[.$FC$1]+ [.FD52]*[.$FD$1]+ [.FE52]*[.$FE$1]+ [.FF52]*[.$FF$1]+ [.FG52]*[.$FG$1]+ [.FH52]*[.$FH$1]+ [.FI52]*[.$FI$1]+ [.FJ52]*[.$FJ$1]+ [.FK52]*[.$FK$1]+ [.FL52]*[.$FL$1]+ [.FM52]*[.$FM$1]+ [.FN52]*[.$FN$1]+ [.FO52]*[.$FO$1]+ [.FP52]*[.$FP$1]+ [.FQ52]*[.$FQ$1]+ [.FR52]*[.$FR$1]+ [.FS52]*[.$FS$1]+ [.FT52]*[.$FT$1]+ [.FU52]*[.$FU$1]+ [.FV52]*[.$FV$1]+ [.FW52]*[.$FW$1]+ [.FX52]*[.$FX$1]+ [.FY52]*[.$FY$1]+ [.FZ52]*[.$FZ$1]+ [.GA52]*[.$GA$1]+ [.GB52]*[.$GB$1]+ [.GC52]*[.$GC$1]+ [.GD52]*[.$GD$1]+ [.GE52]*[.$GE$1]+ [.GF52]*[.$GF$1]+ [.GG52]*[.$GG$1]+ [.GH52]*[.$GH$1]+ [.GI52]*[.$GI$1]+ [.GJ52]*[.$GJ$1]+ [.GK52]*[.$GK$1]+ [.GL52]*[.$GL$1]+ [.GM52]*[.$GM$1]+ [.GN52]*[.$GN$1]+ [.GO52]*[.$GO$1]+ [.GP52]*[.$GP$1]+ [.GQ52]*[.$GQ$1]+ [.GR52]*[.$GR$1]+ [.GS52]*[.$GS$1]+ [.GT52]*[.$GT$1]+ [.GU52]*[.$GU$1]+ [.GV52]*[.$GV$1]+ [.GW52]*[.$GW$1]+ [.GX52]*[.$GX$1]+ [.GY52]*[.$GY$1]+ [.GZ52]*[.$GZ$1]+ [.HA52]*[.$HA$1]+ [.HB52]*[.$HB$1]+ [.HC52]*[.$HC$1]+ [.HD52]*[.$HD$1]+ [.HE52]*[.$HE$1]+ [.HF52]*[.$HF$1]+ [.HG52]*[.$HG$1]+ [.HH52]*[.$HH$1]+ [.HI52]*[.$HI$1]+ [.HJ52]*[.$HJ$1]+ [.HK52]*[.$HK$1]+ [.HL52]*[.$HL$1]+ [.HM52]*[.$HM$1]+ [.HN52]*[.$HN$1]+ [.HO52]*[.$HO$1]+ [.HP52]*[.$HP$1]+ [.HQ52]*[.$HQ$1]+ [.HR52]*[.$HR$1]+ [.HS52]*[.$HS$1]+ [.HT52]*[.$HT$1]+ [.HU52]*[.$HU$1]+ [.HV52]*[.$HV$1]+ [.HW52]*[.$HW$1]+ [.HX52]*[.$HX$1]+ [.HY52]*[.$HY$1]+ [.HZ52]*[.$HZ$1]+ [.IA52]*[.$IA$1]+ [.IB52]*[.$IB$1]+ [.IC52]*[.$IC$1]+ [.ID52]*[.$ID$1]+ [.IE52]*[.$IE$1]+ [.IF52]*[.$IF$1]+ [.IG52]*[.$IG$1]+ [.IH52]*[.$IH$1]+ [.II52]*[.$II$1]+ [.IJ52]*[.$IJ$1]+ [.IK52]*[.$IK$1]+ [.IL52]*[.$IL$1]+ [.IM52]*[.$IM$1]+ [.IN52]*[.$IN$1]+ [.IO52]*[.$IO$1]+ [.IP52]*[.$IP$1]+ [.IQ52]*[.$IQ$1]+ [.IR52]*[.$IR$1]+ [.IS52]*[.$IS$1]+ [.IT52]*[.$IT$1]+ [.IU52]*[.$IU$1]+ [.IV52]*[.$IV$1]+ [.IW52]*[.$IW$1]+ [.IX52]*[.$IX$1]+ [.IY52]*[.$IY$1]+ [.IZ52]*[.$IZ$1]+ [.JA52]*[.$JA$1]+ [.JB52]*[.$JB$1]+ [.JC52]*[.$JC$1]+ [.JD52]*[.$JD$1]+ [.JE52]*[.$JE$1]+ [.JF52]*[.$JF$1]+ [.JG52]*[.$JG$1]+ [.JH52]*[.$JH$1]+ [.JI52]*[.$JI$1]+ [.JJ52]*[.$JJ$1]+ [.JK52]*[.$JK$1]+ [.JL52]*[.$JL$1]+ [.JM52]*[.$JM$1]+ [.JN52]*[.$JN$1]+ [.JO52]*[.$JO$1]+ [.JP52]*[.$JP$1]+ [.JQ52]*[.$JQ$1]+ [.JR52]*[.$JR$1]+ [.JS52]*[.$JS$1]+ [.JT52]*[.$JT$1]+ [.JU52]*[.$JU$1]+ [.JV52]*[.$JV$1]+ [.JW52]*[.$JW$1]+ [.JX52]*[.$JX$1]+ [.JY52]*[.$JY$1]+ [.JZ52]*[.$JZ$1]+ [.KA52]*[.$KA$1]+ [.KB52]*[.$KB$1]+ [.KC52]*[.$KC$1]+ [.KD52]*[.$KD$1]+ [.KE52]*[.$KE$1]+ [.KF52]*[.$KF$1]+ [.KG52]*[.$KG$1]+ [.KH52]*[.$KH$1]+ [.KI52]*[.$KI$1]+ [.KJ52]*[.$KJ$1]+ [.KK52]*[.$KK$1]+ [.KL52]*[.$KL$1]) /COUNT([.B52:.KL52]);0)" office:value-type="float" office:value="0" calcext:value-type="float">
            <text:p>0</text:p>
          </table:table-cell>
          <table:table-cell table:formula="of:=IF([.KN52]&lt;&gt;[.KM52];&quot;X&quot;;&quot;&quot;)">
            <text:p/>
          </table:table-cell>
        </table:table-row>
        <table:table-row table:style-name="ro1">
          <table:table-cell table:number-columns-repeated="298" office:value-type="float" office:value="0" calcext:value-type="float">
            <text:p>0</text:p>
          </table:table-cell>
          <table:table-cell table:formula="of:=ROUND(SUM([.B53:.KL53])/COUNT([.B53:.KL53]);0)" office:value-type="float" office:value="0" calcext:value-type="float">
            <text:p>0</text:p>
          </table:table-cell>
          <table:table-cell table:formula="of:=ROUND(([.B53]*[.$B$1]+ [.C53]*[.$C$1]+ [.D53]*[.$D$1]+ [.E53]*[.$E$1]+ [.F53]*[.$F$1]+ [.G53]*[.$G$1]+ [.H53]*[.$H$1]+ [.I53]*[.$I$1]+ [.J53]*[.$J$1]+ [.K53]*[.$K$1]+ [.L53]*[.$L$1]+ [.M53]*[.$M$1]+ [.N53]*[.$N$1]+ [.O53]*[.$O$1]+ [.P53]*[.$P$1]+ [.Q53]*[.$Q$1]+ [.R53]*[.$R$1]+ [.S53]*[.$S$1]+ [.T53]*[.$T$1]+ [.U53]*[.$U$1]+ [.V53]*[.$V$1]+ [.W53]*[.$W$1]+ [.X53]*[.$X$1]+ [.Y53]*[.$Y$1]+ [.Z53]*[.$Z$1]+ [.AA53]*[.$AA$1]+ [.AB53]*[.$AB$1]+ [.AC53]*[.$AC$1]+ [.AD53]*[.$AD$1]+ [.AE53]*[.$AE$1]+ [.AF53]*[.$AF$1]+ [.AG53]*[.$AG$1]+ [.AH53]*[.$AH$1]+ [.AI53]*[.$AI$1]+ [.AJ53]*[.$AJ$1]+ [.AK53]*[.$AK$1]+ [.AL53]*[.$AL$1]+ [.AM53]*[.$AM$1]+ [.AN53]*[.$AN$1]+ [.AO53]*[.$AO$1]+ [.AP53]*[.$AP$1]+ [.AQ53]*[.$AQ$1]+ [.AR53]*[.$AR$1]+ [.AS53]*[.$AS$1]+ [.AT53]*[.$AT$1]+ [.AU53]*[.$AU$1]+ [.AV53]*[.$AV$1]+ [.AW53]*[.$AW$1]+ [.AX53]*[.$AX$1]+ [.AY53]*[.$AY$1]+ [.AZ53]*[.$AZ$1]+ [.BA53]*[.$BA$1]+ [.BB53]*[.$BB$1]+ [.BC53]*[.$BC$1]+ [.BD53]*[.$BD$1]+ [.BE53]*[.$BE$1]+ [.BF53]*[.$BF$1]+ [.BG53]*[.$BG$1]+ [.BH53]*[.$BH$1]+ [.BI53]*[.$BI$1]+ [.BJ53]*[.$BJ$1]+ [.BK53]*[.$BK$1]+ [.BL53]*[.$BL$1]+ [.BM53]*[.$BM$1]+ [.BN53]*[.$BN$1]+ [.BO53]*[.$BO$1]+ [.BP53]*[.$BP$1]+ [.BQ53]*[.$BQ$1]+ [.BR53]*[.$BR$1]+ [.BS53]*[.$BS$1]+ [.BT53]*[.$BT$1]+ [.BU53]*[.$BU$1]+ [.BV53]*[.$BV$1]+ [.BW53]*[.$BW$1]+ [.BX53]*[.$BX$1]+ [.BY53]*[.$BY$1]+ [.BZ53]*[.$BZ$1]+ [.CA53]*[.$CA$1]+ [.CB53]*[.$CB$1]+ [.CC53]*[.$CC$1]+ [.CD53]*[.$CD$1]+ [.CE53]*[.$CE$1]+ [.CF53]*[.$CF$1]+ [.CG53]*[.$CG$1]+ [.CH53]*[.$CH$1]+ [.CI53]*[.$CI$1]+ [.CJ53]*[.$CJ$1]+ [.CK53]*[.$CK$1]+ [.CL53]*[.$CL$1]+ [.CM53]*[.$CM$1]+ [.CN53]*[.$CN$1]+ [.CO53]*[.$CO$1]+ [.CP53]*[.$CP$1]+ [.CQ53]*[.$CQ$1]+ [.CR53]*[.$CR$1]+ [.CS53]*[.$CS$1]+ [.CT53]*[.$CT$1]+ [.CU53]*[.$CU$1]+ [.CV53]*[.$CV$1]+ [.CW53]*[.$CW$1]+ [.CX53]*[.$CX$1]+ [.CY53]*[.$CY$1]+ [.CZ53]*[.$CZ$1]+ [.DA53]*[.$DA$1]+ [.DB53]*[.$DB$1]+ [.DC53]*[.$DC$1]+ [.DD53]*[.$DD$1]+ [.DE53]*[.$DE$1]+ [.DF53]*[.$DF$1]+ [.DG53]*[.$DG$1]+ [.DH53]*[.$DH$1]+ [.DI53]*[.$DI$1]+ [.DJ53]*[.$DJ$1]+ [.DK53]*[.$DK$1]+ [.DL53]*[.$DL$1]+ [.DM53]*[.$DM$1]+ [.DN53]*[.$DN$1]+ [.DO53]*[.$DO$1]+ [.DP53]*[.$DP$1]+ [.DQ53]*[.$DQ$1]+ [.DR53]*[.$DR$1]+ [.DS53]*[.$DS$1]+ [.DT53]*[.$DT$1]+ [.DU53]*[.$DU$1]+ [.DV53]*[.$DV$1]+ [.DW53]*[.$DW$1]+ [.DX53]*[.$DX$1]+ [.DY53]*[.$DY$1]+ [.DZ53]*[.$DZ$1]+ [.EA53]*[.$EA$1]+ [.EB53]*[.$EB$1]+ [.EC53]*[.$EC$1]+ [.ED53]*[.$ED$1]+ [.EE53]*[.$EE$1]+ [.EF53]*[.$EF$1]+ [.EG53]*[.$EG$1]+ [.EH53]*[.$EH$1]+ [.EI53]*[.$EI$1]+ [.EJ53]*[.$EJ$1]+ [.EK53]*[.$EK$1]+ [.EL53]*[.$EL$1]+ [.EM53]*[.$EM$1]+ [.EN53]*[.$EN$1]+ [.EO53]*[.$EO$1]+ [.EP53]*[.$EP$1]+ [.EQ53]*[.$EQ$1]+ [.ER53]*[.$ER$1]+ [.ES53]*[.$ES$1]+ [.ET53]*[.$ET$1]+ [.EU53]*[.$EU$1]+ [.EV53]*[.$EV$1]+ [.EW53]*[.$EW$1]+ [.EX53]*[.$EX$1]+ [.EY53]*[.$EY$1]+ [.EZ53]*[.$EZ$1]+ [.FA53]*[.$FA$1]+ [.FB53]*[.$FB$1]+ [.FC53]*[.$FC$1]+ [.FD53]*[.$FD$1]+ [.FE53]*[.$FE$1]+ [.FF53]*[.$FF$1]+ [.FG53]*[.$FG$1]+ [.FH53]*[.$FH$1]+ [.FI53]*[.$FI$1]+ [.FJ53]*[.$FJ$1]+ [.FK53]*[.$FK$1]+ [.FL53]*[.$FL$1]+ [.FM53]*[.$FM$1]+ [.FN53]*[.$FN$1]+ [.FO53]*[.$FO$1]+ [.FP53]*[.$FP$1]+ [.FQ53]*[.$FQ$1]+ [.FR53]*[.$FR$1]+ [.FS53]*[.$FS$1]+ [.FT53]*[.$FT$1]+ [.FU53]*[.$FU$1]+ [.FV53]*[.$FV$1]+ [.FW53]*[.$FW$1]+ [.FX53]*[.$FX$1]+ [.FY53]*[.$FY$1]+ [.FZ53]*[.$FZ$1]+ [.GA53]*[.$GA$1]+ [.GB53]*[.$GB$1]+ [.GC53]*[.$GC$1]+ [.GD53]*[.$GD$1]+ [.GE53]*[.$GE$1]+ [.GF53]*[.$GF$1]+ [.GG53]*[.$GG$1]+ [.GH53]*[.$GH$1]+ [.GI53]*[.$GI$1]+ [.GJ53]*[.$GJ$1]+ [.GK53]*[.$GK$1]+ [.GL53]*[.$GL$1]+ [.GM53]*[.$GM$1]+ [.GN53]*[.$GN$1]+ [.GO53]*[.$GO$1]+ [.GP53]*[.$GP$1]+ [.GQ53]*[.$GQ$1]+ [.GR53]*[.$GR$1]+ [.GS53]*[.$GS$1]+ [.GT53]*[.$GT$1]+ [.GU53]*[.$GU$1]+ [.GV53]*[.$GV$1]+ [.GW53]*[.$GW$1]+ [.GX53]*[.$GX$1]+ [.GY53]*[.$GY$1]+ [.GZ53]*[.$GZ$1]+ [.HA53]*[.$HA$1]+ [.HB53]*[.$HB$1]+ [.HC53]*[.$HC$1]+ [.HD53]*[.$HD$1]+ [.HE53]*[.$HE$1]+ [.HF53]*[.$HF$1]+ [.HG53]*[.$HG$1]+ [.HH53]*[.$HH$1]+ [.HI53]*[.$HI$1]+ [.HJ53]*[.$HJ$1]+ [.HK53]*[.$HK$1]+ [.HL53]*[.$HL$1]+ [.HM53]*[.$HM$1]+ [.HN53]*[.$HN$1]+ [.HO53]*[.$HO$1]+ [.HP53]*[.$HP$1]+ [.HQ53]*[.$HQ$1]+ [.HR53]*[.$HR$1]+ [.HS53]*[.$HS$1]+ [.HT53]*[.$HT$1]+ [.HU53]*[.$HU$1]+ [.HV53]*[.$HV$1]+ [.HW53]*[.$HW$1]+ [.HX53]*[.$HX$1]+ [.HY53]*[.$HY$1]+ [.HZ53]*[.$HZ$1]+ [.IA53]*[.$IA$1]+ [.IB53]*[.$IB$1]+ [.IC53]*[.$IC$1]+ [.ID53]*[.$ID$1]+ [.IE53]*[.$IE$1]+ [.IF53]*[.$IF$1]+ [.IG53]*[.$IG$1]+ [.IH53]*[.$IH$1]+ [.II53]*[.$II$1]+ [.IJ53]*[.$IJ$1]+ [.IK53]*[.$IK$1]+ [.IL53]*[.$IL$1]+ [.IM53]*[.$IM$1]+ [.IN53]*[.$IN$1]+ [.IO53]*[.$IO$1]+ [.IP53]*[.$IP$1]+ [.IQ53]*[.$IQ$1]+ [.IR53]*[.$IR$1]+ [.IS53]*[.$IS$1]+ [.IT53]*[.$IT$1]+ [.IU53]*[.$IU$1]+ [.IV53]*[.$IV$1]+ [.IW53]*[.$IW$1]+ [.IX53]*[.$IX$1]+ [.IY53]*[.$IY$1]+ [.IZ53]*[.$IZ$1]+ [.JA53]*[.$JA$1]+ [.JB53]*[.$JB$1]+ [.JC53]*[.$JC$1]+ [.JD53]*[.$JD$1]+ [.JE53]*[.$JE$1]+ [.JF53]*[.$JF$1]+ [.JG53]*[.$JG$1]+ [.JH53]*[.$JH$1]+ [.JI53]*[.$JI$1]+ [.JJ53]*[.$JJ$1]+ [.JK53]*[.$JK$1]+ [.JL53]*[.$JL$1]+ [.JM53]*[.$JM$1]+ [.JN53]*[.$JN$1]+ [.JO53]*[.$JO$1]+ [.JP53]*[.$JP$1]+ [.JQ53]*[.$JQ$1]+ [.JR53]*[.$JR$1]+ [.JS53]*[.$JS$1]+ [.JT53]*[.$JT$1]+ [.JU53]*[.$JU$1]+ [.JV53]*[.$JV$1]+ [.JW53]*[.$JW$1]+ [.JX53]*[.$JX$1]+ [.JY53]*[.$JY$1]+ [.JZ53]*[.$JZ$1]+ [.KA53]*[.$KA$1]+ [.KB53]*[.$KB$1]+ [.KC53]*[.$KC$1]+ [.KD53]*[.$KD$1]+ [.KE53]*[.$KE$1]+ [.KF53]*[.$KF$1]+ [.KG53]*[.$KG$1]+ [.KH53]*[.$KH$1]+ [.KI53]*[.$KI$1]+ [.KJ53]*[.$KJ$1]+ [.KK53]*[.$KK$1]+ [.KL53]*[.$KL$1]) /COUNT([.B53:.KL53]);0)" office:value-type="float" office:value="0" calcext:value-type="float">
            <text:p>0</text:p>
          </table:table-cell>
          <table:table-cell table:formula="of:=IF([.KN53]&lt;&gt;[.KM53];&quot;X&quot;;&quot;&quot;)">
            <text:p/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ROUND(SUM([.B54:.KL54])/COUNT([.B54:.KL54]);0)" office:value-type="float" office:value="1" calcext:value-type="float">
            <text:p>1</text:p>
          </table:table-cell>
          <table:table-cell table:formula="of:=ROUND(([.B54]*[.$B$1]+ [.C54]*[.$C$1]+ [.D54]*[.$D$1]+ [.E54]*[.$E$1]+ [.F54]*[.$F$1]+ [.G54]*[.$G$1]+ [.H54]*[.$H$1]+ [.I54]*[.$I$1]+ [.J54]*[.$J$1]+ [.K54]*[.$K$1]+ [.L54]*[.$L$1]+ [.M54]*[.$M$1]+ [.N54]*[.$N$1]+ [.O54]*[.$O$1]+ [.P54]*[.$P$1]+ [.Q54]*[.$Q$1]+ [.R54]*[.$R$1]+ [.S54]*[.$S$1]+ [.T54]*[.$T$1]+ [.U54]*[.$U$1]+ [.V54]*[.$V$1]+ [.W54]*[.$W$1]+ [.X54]*[.$X$1]+ [.Y54]*[.$Y$1]+ [.Z54]*[.$Z$1]+ [.AA54]*[.$AA$1]+ [.AB54]*[.$AB$1]+ [.AC54]*[.$AC$1]+ [.AD54]*[.$AD$1]+ [.AE54]*[.$AE$1]+ [.AF54]*[.$AF$1]+ [.AG54]*[.$AG$1]+ [.AH54]*[.$AH$1]+ [.AI54]*[.$AI$1]+ [.AJ54]*[.$AJ$1]+ [.AK54]*[.$AK$1]+ [.AL54]*[.$AL$1]+ [.AM54]*[.$AM$1]+ [.AN54]*[.$AN$1]+ [.AO54]*[.$AO$1]+ [.AP54]*[.$AP$1]+ [.AQ54]*[.$AQ$1]+ [.AR54]*[.$AR$1]+ [.AS54]*[.$AS$1]+ [.AT54]*[.$AT$1]+ [.AU54]*[.$AU$1]+ [.AV54]*[.$AV$1]+ [.AW54]*[.$AW$1]+ [.AX54]*[.$AX$1]+ [.AY54]*[.$AY$1]+ [.AZ54]*[.$AZ$1]+ [.BA54]*[.$BA$1]+ [.BB54]*[.$BB$1]+ [.BC54]*[.$BC$1]+ [.BD54]*[.$BD$1]+ [.BE54]*[.$BE$1]+ [.BF54]*[.$BF$1]+ [.BG54]*[.$BG$1]+ [.BH54]*[.$BH$1]+ [.BI54]*[.$BI$1]+ [.BJ54]*[.$BJ$1]+ [.BK54]*[.$BK$1]+ [.BL54]*[.$BL$1]+ [.BM54]*[.$BM$1]+ [.BN54]*[.$BN$1]+ [.BO54]*[.$BO$1]+ [.BP54]*[.$BP$1]+ [.BQ54]*[.$BQ$1]+ [.BR54]*[.$BR$1]+ [.BS54]*[.$BS$1]+ [.BT54]*[.$BT$1]+ [.BU54]*[.$BU$1]+ [.BV54]*[.$BV$1]+ [.BW54]*[.$BW$1]+ [.BX54]*[.$BX$1]+ [.BY54]*[.$BY$1]+ [.BZ54]*[.$BZ$1]+ [.CA54]*[.$CA$1]+ [.CB54]*[.$CB$1]+ [.CC54]*[.$CC$1]+ [.CD54]*[.$CD$1]+ [.CE54]*[.$CE$1]+ [.CF54]*[.$CF$1]+ [.CG54]*[.$CG$1]+ [.CH54]*[.$CH$1]+ [.CI54]*[.$CI$1]+ [.CJ54]*[.$CJ$1]+ [.CK54]*[.$CK$1]+ [.CL54]*[.$CL$1]+ [.CM54]*[.$CM$1]+ [.CN54]*[.$CN$1]+ [.CO54]*[.$CO$1]+ [.CP54]*[.$CP$1]+ [.CQ54]*[.$CQ$1]+ [.CR54]*[.$CR$1]+ [.CS54]*[.$CS$1]+ [.CT54]*[.$CT$1]+ [.CU54]*[.$CU$1]+ [.CV54]*[.$CV$1]+ [.CW54]*[.$CW$1]+ [.CX54]*[.$CX$1]+ [.CY54]*[.$CY$1]+ [.CZ54]*[.$CZ$1]+ [.DA54]*[.$DA$1]+ [.DB54]*[.$DB$1]+ [.DC54]*[.$DC$1]+ [.DD54]*[.$DD$1]+ [.DE54]*[.$DE$1]+ [.DF54]*[.$DF$1]+ [.DG54]*[.$DG$1]+ [.DH54]*[.$DH$1]+ [.DI54]*[.$DI$1]+ [.DJ54]*[.$DJ$1]+ [.DK54]*[.$DK$1]+ [.DL54]*[.$DL$1]+ [.DM54]*[.$DM$1]+ [.DN54]*[.$DN$1]+ [.DO54]*[.$DO$1]+ [.DP54]*[.$DP$1]+ [.DQ54]*[.$DQ$1]+ [.DR54]*[.$DR$1]+ [.DS54]*[.$DS$1]+ [.DT54]*[.$DT$1]+ [.DU54]*[.$DU$1]+ [.DV54]*[.$DV$1]+ [.DW54]*[.$DW$1]+ [.DX54]*[.$DX$1]+ [.DY54]*[.$DY$1]+ [.DZ54]*[.$DZ$1]+ [.EA54]*[.$EA$1]+ [.EB54]*[.$EB$1]+ [.EC54]*[.$EC$1]+ [.ED54]*[.$ED$1]+ [.EE54]*[.$EE$1]+ [.EF54]*[.$EF$1]+ [.EG54]*[.$EG$1]+ [.EH54]*[.$EH$1]+ [.EI54]*[.$EI$1]+ [.EJ54]*[.$EJ$1]+ [.EK54]*[.$EK$1]+ [.EL54]*[.$EL$1]+ [.EM54]*[.$EM$1]+ [.EN54]*[.$EN$1]+ [.EO54]*[.$EO$1]+ [.EP54]*[.$EP$1]+ [.EQ54]*[.$EQ$1]+ [.ER54]*[.$ER$1]+ [.ES54]*[.$ES$1]+ [.ET54]*[.$ET$1]+ [.EU54]*[.$EU$1]+ [.EV54]*[.$EV$1]+ [.EW54]*[.$EW$1]+ [.EX54]*[.$EX$1]+ [.EY54]*[.$EY$1]+ [.EZ54]*[.$EZ$1]+ [.FA54]*[.$FA$1]+ [.FB54]*[.$FB$1]+ [.FC54]*[.$FC$1]+ [.FD54]*[.$FD$1]+ [.FE54]*[.$FE$1]+ [.FF54]*[.$FF$1]+ [.FG54]*[.$FG$1]+ [.FH54]*[.$FH$1]+ [.FI54]*[.$FI$1]+ [.FJ54]*[.$FJ$1]+ [.FK54]*[.$FK$1]+ [.FL54]*[.$FL$1]+ [.FM54]*[.$FM$1]+ [.FN54]*[.$FN$1]+ [.FO54]*[.$FO$1]+ [.FP54]*[.$FP$1]+ [.FQ54]*[.$FQ$1]+ [.FR54]*[.$FR$1]+ [.FS54]*[.$FS$1]+ [.FT54]*[.$FT$1]+ [.FU54]*[.$FU$1]+ [.FV54]*[.$FV$1]+ [.FW54]*[.$FW$1]+ [.FX54]*[.$FX$1]+ [.FY54]*[.$FY$1]+ [.FZ54]*[.$FZ$1]+ [.GA54]*[.$GA$1]+ [.GB54]*[.$GB$1]+ [.GC54]*[.$GC$1]+ [.GD54]*[.$GD$1]+ [.GE54]*[.$GE$1]+ [.GF54]*[.$GF$1]+ [.GG54]*[.$GG$1]+ [.GH54]*[.$GH$1]+ [.GI54]*[.$GI$1]+ [.GJ54]*[.$GJ$1]+ [.GK54]*[.$GK$1]+ [.GL54]*[.$GL$1]+ [.GM54]*[.$GM$1]+ [.GN54]*[.$GN$1]+ [.GO54]*[.$GO$1]+ [.GP54]*[.$GP$1]+ [.GQ54]*[.$GQ$1]+ [.GR54]*[.$GR$1]+ [.GS54]*[.$GS$1]+ [.GT54]*[.$GT$1]+ [.GU54]*[.$GU$1]+ [.GV54]*[.$GV$1]+ [.GW54]*[.$GW$1]+ [.GX54]*[.$GX$1]+ [.GY54]*[.$GY$1]+ [.GZ54]*[.$GZ$1]+ [.HA54]*[.$HA$1]+ [.HB54]*[.$HB$1]+ [.HC54]*[.$HC$1]+ [.HD54]*[.$HD$1]+ [.HE54]*[.$HE$1]+ [.HF54]*[.$HF$1]+ [.HG54]*[.$HG$1]+ [.HH54]*[.$HH$1]+ [.HI54]*[.$HI$1]+ [.HJ54]*[.$HJ$1]+ [.HK54]*[.$HK$1]+ [.HL54]*[.$HL$1]+ [.HM54]*[.$HM$1]+ [.HN54]*[.$HN$1]+ [.HO54]*[.$HO$1]+ [.HP54]*[.$HP$1]+ [.HQ54]*[.$HQ$1]+ [.HR54]*[.$HR$1]+ [.HS54]*[.$HS$1]+ [.HT54]*[.$HT$1]+ [.HU54]*[.$HU$1]+ [.HV54]*[.$HV$1]+ [.HW54]*[.$HW$1]+ [.HX54]*[.$HX$1]+ [.HY54]*[.$HY$1]+ [.HZ54]*[.$HZ$1]+ [.IA54]*[.$IA$1]+ [.IB54]*[.$IB$1]+ [.IC54]*[.$IC$1]+ [.ID54]*[.$ID$1]+ [.IE54]*[.$IE$1]+ [.IF54]*[.$IF$1]+ [.IG54]*[.$IG$1]+ [.IH54]*[.$IH$1]+ [.II54]*[.$II$1]+ [.IJ54]*[.$IJ$1]+ [.IK54]*[.$IK$1]+ [.IL54]*[.$IL$1]+ [.IM54]*[.$IM$1]+ [.IN54]*[.$IN$1]+ [.IO54]*[.$IO$1]+ [.IP54]*[.$IP$1]+ [.IQ54]*[.$IQ$1]+ [.IR54]*[.$IR$1]+ [.IS54]*[.$IS$1]+ [.IT54]*[.$IT$1]+ [.IU54]*[.$IU$1]+ [.IV54]*[.$IV$1]+ [.IW54]*[.$IW$1]+ [.IX54]*[.$IX$1]+ [.IY54]*[.$IY$1]+ [.IZ54]*[.$IZ$1]+ [.JA54]*[.$JA$1]+ [.JB54]*[.$JB$1]+ [.JC54]*[.$JC$1]+ [.JD54]*[.$JD$1]+ [.JE54]*[.$JE$1]+ [.JF54]*[.$JF$1]+ [.JG54]*[.$JG$1]+ [.JH54]*[.$JH$1]+ [.JI54]*[.$JI$1]+ [.JJ54]*[.$JJ$1]+ [.JK54]*[.$JK$1]+ [.JL54]*[.$JL$1]+ [.JM54]*[.$JM$1]+ [.JN54]*[.$JN$1]+ [.JO54]*[.$JO$1]+ [.JP54]*[.$JP$1]+ [.JQ54]*[.$JQ$1]+ [.JR54]*[.$JR$1]+ [.JS54]*[.$JS$1]+ [.JT54]*[.$JT$1]+ [.JU54]*[.$JU$1]+ [.JV54]*[.$JV$1]+ [.JW54]*[.$JW$1]+ [.JX54]*[.$JX$1]+ [.JY54]*[.$JY$1]+ [.JZ54]*[.$JZ$1]+ [.KA54]*[.$KA$1]+ [.KB54]*[.$KB$1]+ [.KC54]*[.$KC$1]+ [.KD54]*[.$KD$1]+ [.KE54]*[.$KE$1]+ [.KF54]*[.$KF$1]+ [.KG54]*[.$KG$1]+ [.KH54]*[.$KH$1]+ [.KI54]*[.$KI$1]+ [.KJ54]*[.$KJ$1]+ [.KK54]*[.$KK$1]+ [.KL54]*[.$KL$1]) /COUNT([.B54:.KL54]);0)" office:value-type="float" office:value="0" calcext:value-type="float">
            <text:p>0</text:p>
          </table:table-cell>
          <table:table-cell table:formula="of:=IF([.KN54]&lt;&gt;[.KM54];&quot;X&quot;;&quot;&quot;)" office:value-type="string" office:string-value="X" calcext:value-type="string">
            <text:p>X</text:p>
          </table:table-cell>
        </table:table-row>
        <table:table-row table:style-name="ro1">
          <table:table-cell table:number-columns-repeated="298" office:value-type="float" office:value="1" calcext:value-type="float">
            <text:p>1</text:p>
          </table:table-cell>
          <table:table-cell table:formula="of:=ROUND(SUM([.B55:.KL55])/COUNT([.B55:.KL55]);0)" office:value-type="float" office:value="1" calcext:value-type="float">
            <text:p>1</text:p>
          </table:table-cell>
          <table:table-cell table:formula="of:=ROUND(([.B55]*[.$B$1]+ [.C55]*[.$C$1]+ [.D55]*[.$D$1]+ [.E55]*[.$E$1]+ [.F55]*[.$F$1]+ [.G55]*[.$G$1]+ [.H55]*[.$H$1]+ [.I55]*[.$I$1]+ [.J55]*[.$J$1]+ [.K55]*[.$K$1]+ [.L55]*[.$L$1]+ [.M55]*[.$M$1]+ [.N55]*[.$N$1]+ [.O55]*[.$O$1]+ [.P55]*[.$P$1]+ [.Q55]*[.$Q$1]+ [.R55]*[.$R$1]+ [.S55]*[.$S$1]+ [.T55]*[.$T$1]+ [.U55]*[.$U$1]+ [.V55]*[.$V$1]+ [.W55]*[.$W$1]+ [.X55]*[.$X$1]+ [.Y55]*[.$Y$1]+ [.Z55]*[.$Z$1]+ [.AA55]*[.$AA$1]+ [.AB55]*[.$AB$1]+ [.AC55]*[.$AC$1]+ [.AD55]*[.$AD$1]+ [.AE55]*[.$AE$1]+ [.AF55]*[.$AF$1]+ [.AG55]*[.$AG$1]+ [.AH55]*[.$AH$1]+ [.AI55]*[.$AI$1]+ [.AJ55]*[.$AJ$1]+ [.AK55]*[.$AK$1]+ [.AL55]*[.$AL$1]+ [.AM55]*[.$AM$1]+ [.AN55]*[.$AN$1]+ [.AO55]*[.$AO$1]+ [.AP55]*[.$AP$1]+ [.AQ55]*[.$AQ$1]+ [.AR55]*[.$AR$1]+ [.AS55]*[.$AS$1]+ [.AT55]*[.$AT$1]+ [.AU55]*[.$AU$1]+ [.AV55]*[.$AV$1]+ [.AW55]*[.$AW$1]+ [.AX55]*[.$AX$1]+ [.AY55]*[.$AY$1]+ [.AZ55]*[.$AZ$1]+ [.BA55]*[.$BA$1]+ [.BB55]*[.$BB$1]+ [.BC55]*[.$BC$1]+ [.BD55]*[.$BD$1]+ [.BE55]*[.$BE$1]+ [.BF55]*[.$BF$1]+ [.BG55]*[.$BG$1]+ [.BH55]*[.$BH$1]+ [.BI55]*[.$BI$1]+ [.BJ55]*[.$BJ$1]+ [.BK55]*[.$BK$1]+ [.BL55]*[.$BL$1]+ [.BM55]*[.$BM$1]+ [.BN55]*[.$BN$1]+ [.BO55]*[.$BO$1]+ [.BP55]*[.$BP$1]+ [.BQ55]*[.$BQ$1]+ [.BR55]*[.$BR$1]+ [.BS55]*[.$BS$1]+ [.BT55]*[.$BT$1]+ [.BU55]*[.$BU$1]+ [.BV55]*[.$BV$1]+ [.BW55]*[.$BW$1]+ [.BX55]*[.$BX$1]+ [.BY55]*[.$BY$1]+ [.BZ55]*[.$BZ$1]+ [.CA55]*[.$CA$1]+ [.CB55]*[.$CB$1]+ [.CC55]*[.$CC$1]+ [.CD55]*[.$CD$1]+ [.CE55]*[.$CE$1]+ [.CF55]*[.$CF$1]+ [.CG55]*[.$CG$1]+ [.CH55]*[.$CH$1]+ [.CI55]*[.$CI$1]+ [.CJ55]*[.$CJ$1]+ [.CK55]*[.$CK$1]+ [.CL55]*[.$CL$1]+ [.CM55]*[.$CM$1]+ [.CN55]*[.$CN$1]+ [.CO55]*[.$CO$1]+ [.CP55]*[.$CP$1]+ [.CQ55]*[.$CQ$1]+ [.CR55]*[.$CR$1]+ [.CS55]*[.$CS$1]+ [.CT55]*[.$CT$1]+ [.CU55]*[.$CU$1]+ [.CV55]*[.$CV$1]+ [.CW55]*[.$CW$1]+ [.CX55]*[.$CX$1]+ [.CY55]*[.$CY$1]+ [.CZ55]*[.$CZ$1]+ [.DA55]*[.$DA$1]+ [.DB55]*[.$DB$1]+ [.DC55]*[.$DC$1]+ [.DD55]*[.$DD$1]+ [.DE55]*[.$DE$1]+ [.DF55]*[.$DF$1]+ [.DG55]*[.$DG$1]+ [.DH55]*[.$DH$1]+ [.DI55]*[.$DI$1]+ [.DJ55]*[.$DJ$1]+ [.DK55]*[.$DK$1]+ [.DL55]*[.$DL$1]+ [.DM55]*[.$DM$1]+ [.DN55]*[.$DN$1]+ [.DO55]*[.$DO$1]+ [.DP55]*[.$DP$1]+ [.DQ55]*[.$DQ$1]+ [.DR55]*[.$DR$1]+ [.DS55]*[.$DS$1]+ [.DT55]*[.$DT$1]+ [.DU55]*[.$DU$1]+ [.DV55]*[.$DV$1]+ [.DW55]*[.$DW$1]+ [.DX55]*[.$DX$1]+ [.DY55]*[.$DY$1]+ [.DZ55]*[.$DZ$1]+ [.EA55]*[.$EA$1]+ [.EB55]*[.$EB$1]+ [.EC55]*[.$EC$1]+ [.ED55]*[.$ED$1]+ [.EE55]*[.$EE$1]+ [.EF55]*[.$EF$1]+ [.EG55]*[.$EG$1]+ [.EH55]*[.$EH$1]+ [.EI55]*[.$EI$1]+ [.EJ55]*[.$EJ$1]+ [.EK55]*[.$EK$1]+ [.EL55]*[.$EL$1]+ [.EM55]*[.$EM$1]+ [.EN55]*[.$EN$1]+ [.EO55]*[.$EO$1]+ [.EP55]*[.$EP$1]+ [.EQ55]*[.$EQ$1]+ [.ER55]*[.$ER$1]+ [.ES55]*[.$ES$1]+ [.ET55]*[.$ET$1]+ [.EU55]*[.$EU$1]+ [.EV55]*[.$EV$1]+ [.EW55]*[.$EW$1]+ [.EX55]*[.$EX$1]+ [.EY55]*[.$EY$1]+ [.EZ55]*[.$EZ$1]+ [.FA55]*[.$FA$1]+ [.FB55]*[.$FB$1]+ [.FC55]*[.$FC$1]+ [.FD55]*[.$FD$1]+ [.FE55]*[.$FE$1]+ [.FF55]*[.$FF$1]+ [.FG55]*[.$FG$1]+ [.FH55]*[.$FH$1]+ [.FI55]*[.$FI$1]+ [.FJ55]*[.$FJ$1]+ [.FK55]*[.$FK$1]+ [.FL55]*[.$FL$1]+ [.FM55]*[.$FM$1]+ [.FN55]*[.$FN$1]+ [.FO55]*[.$FO$1]+ [.FP55]*[.$FP$1]+ [.FQ55]*[.$FQ$1]+ [.FR55]*[.$FR$1]+ [.FS55]*[.$FS$1]+ [.FT55]*[.$FT$1]+ [.FU55]*[.$FU$1]+ [.FV55]*[.$FV$1]+ [.FW55]*[.$FW$1]+ [.FX55]*[.$FX$1]+ [.FY55]*[.$FY$1]+ [.FZ55]*[.$FZ$1]+ [.GA55]*[.$GA$1]+ [.GB55]*[.$GB$1]+ [.GC55]*[.$GC$1]+ [.GD55]*[.$GD$1]+ [.GE55]*[.$GE$1]+ [.GF55]*[.$GF$1]+ [.GG55]*[.$GG$1]+ [.GH55]*[.$GH$1]+ [.GI55]*[.$GI$1]+ [.GJ55]*[.$GJ$1]+ [.GK55]*[.$GK$1]+ [.GL55]*[.$GL$1]+ [.GM55]*[.$GM$1]+ [.GN55]*[.$GN$1]+ [.GO55]*[.$GO$1]+ [.GP55]*[.$GP$1]+ [.GQ55]*[.$GQ$1]+ [.GR55]*[.$GR$1]+ [.GS55]*[.$GS$1]+ [.GT55]*[.$GT$1]+ [.GU55]*[.$GU$1]+ [.GV55]*[.$GV$1]+ [.GW55]*[.$GW$1]+ [.GX55]*[.$GX$1]+ [.GY55]*[.$GY$1]+ [.GZ55]*[.$GZ$1]+ [.HA55]*[.$HA$1]+ [.HB55]*[.$HB$1]+ [.HC55]*[.$HC$1]+ [.HD55]*[.$HD$1]+ [.HE55]*[.$HE$1]+ [.HF55]*[.$HF$1]+ [.HG55]*[.$HG$1]+ [.HH55]*[.$HH$1]+ [.HI55]*[.$HI$1]+ [.HJ55]*[.$HJ$1]+ [.HK55]*[.$HK$1]+ [.HL55]*[.$HL$1]+ [.HM55]*[.$HM$1]+ [.HN55]*[.$HN$1]+ [.HO55]*[.$HO$1]+ [.HP55]*[.$HP$1]+ [.HQ55]*[.$HQ$1]+ [.HR55]*[.$HR$1]+ [.HS55]*[.$HS$1]+ [.HT55]*[.$HT$1]+ [.HU55]*[.$HU$1]+ [.HV55]*[.$HV$1]+ [.HW55]*[.$HW$1]+ [.HX55]*[.$HX$1]+ [.HY55]*[.$HY$1]+ [.HZ55]*[.$HZ$1]+ [.IA55]*[.$IA$1]+ [.IB55]*[.$IB$1]+ [.IC55]*[.$IC$1]+ [.ID55]*[.$ID$1]+ [.IE55]*[.$IE$1]+ [.IF55]*[.$IF$1]+ [.IG55]*[.$IG$1]+ [.IH55]*[.$IH$1]+ [.II55]*[.$II$1]+ [.IJ55]*[.$IJ$1]+ [.IK55]*[.$IK$1]+ [.IL55]*[.$IL$1]+ [.IM55]*[.$IM$1]+ [.IN55]*[.$IN$1]+ [.IO55]*[.$IO$1]+ [.IP55]*[.$IP$1]+ [.IQ55]*[.$IQ$1]+ [.IR55]*[.$IR$1]+ [.IS55]*[.$IS$1]+ [.IT55]*[.$IT$1]+ [.IU55]*[.$IU$1]+ [.IV55]*[.$IV$1]+ [.IW55]*[.$IW$1]+ [.IX55]*[.$IX$1]+ [.IY55]*[.$IY$1]+ [.IZ55]*[.$IZ$1]+ [.JA55]*[.$JA$1]+ [.JB55]*[.$JB$1]+ [.JC55]*[.$JC$1]+ [.JD55]*[.$JD$1]+ [.JE55]*[.$JE$1]+ [.JF55]*[.$JF$1]+ [.JG55]*[.$JG$1]+ [.JH55]*[.$JH$1]+ [.JI55]*[.$JI$1]+ [.JJ55]*[.$JJ$1]+ [.JK55]*[.$JK$1]+ [.JL55]*[.$JL$1]+ [.JM55]*[.$JM$1]+ [.JN55]*[.$JN$1]+ [.JO55]*[.$JO$1]+ [.JP55]*[.$JP$1]+ [.JQ55]*[.$JQ$1]+ [.JR55]*[.$JR$1]+ [.JS55]*[.$JS$1]+ [.JT55]*[.$JT$1]+ [.JU55]*[.$JU$1]+ [.JV55]*[.$JV$1]+ [.JW55]*[.$JW$1]+ [.JX55]*[.$JX$1]+ [.JY55]*[.$JY$1]+ [.JZ55]*[.$JZ$1]+ [.KA55]*[.$KA$1]+ [.KB55]*[.$KB$1]+ [.KC55]*[.$KC$1]+ [.KD55]*[.$KD$1]+ [.KE55]*[.$KE$1]+ [.KF55]*[.$KF$1]+ [.KG55]*[.$KG$1]+ [.KH55]*[.$KH$1]+ [.KI55]*[.$KI$1]+ [.KJ55]*[.$KJ$1]+ [.KK55]*[.$KK$1]+ [.KL55]*[.$KL$1]) /COUNT([.B55:.KL55]);0)" office:value-type="float" office:value="1" calcext:value-type="float">
            <text:p>1</text:p>
          </table:table-cell>
          <table:table-cell table:formula="of:=IF([.KN55]&lt;&gt;[.KM55];&quot;X&quot;;&quot;&quot;)">
            <text:p/>
          </table:table-cell>
        </table:table-row>
        <table:table-row table:style-name="ro1">
          <table:table-cell table:number-columns-repeated="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ROUND(SUM([.B56:.KL56])/COUNT([.B56:.KL56]);0)" office:value-type="float" office:value="1" calcext:value-type="float">
            <text:p>1</text:p>
          </table:table-cell>
          <table:table-cell table:formula="of:=ROUND(([.B56]*[.$B$1]+ [.C56]*[.$C$1]+ [.D56]*[.$D$1]+ [.E56]*[.$E$1]+ [.F56]*[.$F$1]+ [.G56]*[.$G$1]+ [.H56]*[.$H$1]+ [.I56]*[.$I$1]+ [.J56]*[.$J$1]+ [.K56]*[.$K$1]+ [.L56]*[.$L$1]+ [.M56]*[.$M$1]+ [.N56]*[.$N$1]+ [.O56]*[.$O$1]+ [.P56]*[.$P$1]+ [.Q56]*[.$Q$1]+ [.R56]*[.$R$1]+ [.S56]*[.$S$1]+ [.T56]*[.$T$1]+ [.U56]*[.$U$1]+ [.V56]*[.$V$1]+ [.W56]*[.$W$1]+ [.X56]*[.$X$1]+ [.Y56]*[.$Y$1]+ [.Z56]*[.$Z$1]+ [.AA56]*[.$AA$1]+ [.AB56]*[.$AB$1]+ [.AC56]*[.$AC$1]+ [.AD56]*[.$AD$1]+ [.AE56]*[.$AE$1]+ [.AF56]*[.$AF$1]+ [.AG56]*[.$AG$1]+ [.AH56]*[.$AH$1]+ [.AI56]*[.$AI$1]+ [.AJ56]*[.$AJ$1]+ [.AK56]*[.$AK$1]+ [.AL56]*[.$AL$1]+ [.AM56]*[.$AM$1]+ [.AN56]*[.$AN$1]+ [.AO56]*[.$AO$1]+ [.AP56]*[.$AP$1]+ [.AQ56]*[.$AQ$1]+ [.AR56]*[.$AR$1]+ [.AS56]*[.$AS$1]+ [.AT56]*[.$AT$1]+ [.AU56]*[.$AU$1]+ [.AV56]*[.$AV$1]+ [.AW56]*[.$AW$1]+ [.AX56]*[.$AX$1]+ [.AY56]*[.$AY$1]+ [.AZ56]*[.$AZ$1]+ [.BA56]*[.$BA$1]+ [.BB56]*[.$BB$1]+ [.BC56]*[.$BC$1]+ [.BD56]*[.$BD$1]+ [.BE56]*[.$BE$1]+ [.BF56]*[.$BF$1]+ [.BG56]*[.$BG$1]+ [.BH56]*[.$BH$1]+ [.BI56]*[.$BI$1]+ [.BJ56]*[.$BJ$1]+ [.BK56]*[.$BK$1]+ [.BL56]*[.$BL$1]+ [.BM56]*[.$BM$1]+ [.BN56]*[.$BN$1]+ [.BO56]*[.$BO$1]+ [.BP56]*[.$BP$1]+ [.BQ56]*[.$BQ$1]+ [.BR56]*[.$BR$1]+ [.BS56]*[.$BS$1]+ [.BT56]*[.$BT$1]+ [.BU56]*[.$BU$1]+ [.BV56]*[.$BV$1]+ [.BW56]*[.$BW$1]+ [.BX56]*[.$BX$1]+ [.BY56]*[.$BY$1]+ [.BZ56]*[.$BZ$1]+ [.CA56]*[.$CA$1]+ [.CB56]*[.$CB$1]+ [.CC56]*[.$CC$1]+ [.CD56]*[.$CD$1]+ [.CE56]*[.$CE$1]+ [.CF56]*[.$CF$1]+ [.CG56]*[.$CG$1]+ [.CH56]*[.$CH$1]+ [.CI56]*[.$CI$1]+ [.CJ56]*[.$CJ$1]+ [.CK56]*[.$CK$1]+ [.CL56]*[.$CL$1]+ [.CM56]*[.$CM$1]+ [.CN56]*[.$CN$1]+ [.CO56]*[.$CO$1]+ [.CP56]*[.$CP$1]+ [.CQ56]*[.$CQ$1]+ [.CR56]*[.$CR$1]+ [.CS56]*[.$CS$1]+ [.CT56]*[.$CT$1]+ [.CU56]*[.$CU$1]+ [.CV56]*[.$CV$1]+ [.CW56]*[.$CW$1]+ [.CX56]*[.$CX$1]+ [.CY56]*[.$CY$1]+ [.CZ56]*[.$CZ$1]+ [.DA56]*[.$DA$1]+ [.DB56]*[.$DB$1]+ [.DC56]*[.$DC$1]+ [.DD56]*[.$DD$1]+ [.DE56]*[.$DE$1]+ [.DF56]*[.$DF$1]+ [.DG56]*[.$DG$1]+ [.DH56]*[.$DH$1]+ [.DI56]*[.$DI$1]+ [.DJ56]*[.$DJ$1]+ [.DK56]*[.$DK$1]+ [.DL56]*[.$DL$1]+ [.DM56]*[.$DM$1]+ [.DN56]*[.$DN$1]+ [.DO56]*[.$DO$1]+ [.DP56]*[.$DP$1]+ [.DQ56]*[.$DQ$1]+ [.DR56]*[.$DR$1]+ [.DS56]*[.$DS$1]+ [.DT56]*[.$DT$1]+ [.DU56]*[.$DU$1]+ [.DV56]*[.$DV$1]+ [.DW56]*[.$DW$1]+ [.DX56]*[.$DX$1]+ [.DY56]*[.$DY$1]+ [.DZ56]*[.$DZ$1]+ [.EA56]*[.$EA$1]+ [.EB56]*[.$EB$1]+ [.EC56]*[.$EC$1]+ [.ED56]*[.$ED$1]+ [.EE56]*[.$EE$1]+ [.EF56]*[.$EF$1]+ [.EG56]*[.$EG$1]+ [.EH56]*[.$EH$1]+ [.EI56]*[.$EI$1]+ [.EJ56]*[.$EJ$1]+ [.EK56]*[.$EK$1]+ [.EL56]*[.$EL$1]+ [.EM56]*[.$EM$1]+ [.EN56]*[.$EN$1]+ [.EO56]*[.$EO$1]+ [.EP56]*[.$EP$1]+ [.EQ56]*[.$EQ$1]+ [.ER56]*[.$ER$1]+ [.ES56]*[.$ES$1]+ [.ET56]*[.$ET$1]+ [.EU56]*[.$EU$1]+ [.EV56]*[.$EV$1]+ [.EW56]*[.$EW$1]+ [.EX56]*[.$EX$1]+ [.EY56]*[.$EY$1]+ [.EZ56]*[.$EZ$1]+ [.FA56]*[.$FA$1]+ [.FB56]*[.$FB$1]+ [.FC56]*[.$FC$1]+ [.FD56]*[.$FD$1]+ [.FE56]*[.$FE$1]+ [.FF56]*[.$FF$1]+ [.FG56]*[.$FG$1]+ [.FH56]*[.$FH$1]+ [.FI56]*[.$FI$1]+ [.FJ56]*[.$FJ$1]+ [.FK56]*[.$FK$1]+ [.FL56]*[.$FL$1]+ [.FM56]*[.$FM$1]+ [.FN56]*[.$FN$1]+ [.FO56]*[.$FO$1]+ [.FP56]*[.$FP$1]+ [.FQ56]*[.$FQ$1]+ [.FR56]*[.$FR$1]+ [.FS56]*[.$FS$1]+ [.FT56]*[.$FT$1]+ [.FU56]*[.$FU$1]+ [.FV56]*[.$FV$1]+ [.FW56]*[.$FW$1]+ [.FX56]*[.$FX$1]+ [.FY56]*[.$FY$1]+ [.FZ56]*[.$FZ$1]+ [.GA56]*[.$GA$1]+ [.GB56]*[.$GB$1]+ [.GC56]*[.$GC$1]+ [.GD56]*[.$GD$1]+ [.GE56]*[.$GE$1]+ [.GF56]*[.$GF$1]+ [.GG56]*[.$GG$1]+ [.GH56]*[.$GH$1]+ [.GI56]*[.$GI$1]+ [.GJ56]*[.$GJ$1]+ [.GK56]*[.$GK$1]+ [.GL56]*[.$GL$1]+ [.GM56]*[.$GM$1]+ [.GN56]*[.$GN$1]+ [.GO56]*[.$GO$1]+ [.GP56]*[.$GP$1]+ [.GQ56]*[.$GQ$1]+ [.GR56]*[.$GR$1]+ [.GS56]*[.$GS$1]+ [.GT56]*[.$GT$1]+ [.GU56]*[.$GU$1]+ [.GV56]*[.$GV$1]+ [.GW56]*[.$GW$1]+ [.GX56]*[.$GX$1]+ [.GY56]*[.$GY$1]+ [.GZ56]*[.$GZ$1]+ [.HA56]*[.$HA$1]+ [.HB56]*[.$HB$1]+ [.HC56]*[.$HC$1]+ [.HD56]*[.$HD$1]+ [.HE56]*[.$HE$1]+ [.HF56]*[.$HF$1]+ [.HG56]*[.$HG$1]+ [.HH56]*[.$HH$1]+ [.HI56]*[.$HI$1]+ [.HJ56]*[.$HJ$1]+ [.HK56]*[.$HK$1]+ [.HL56]*[.$HL$1]+ [.HM56]*[.$HM$1]+ [.HN56]*[.$HN$1]+ [.HO56]*[.$HO$1]+ [.HP56]*[.$HP$1]+ [.HQ56]*[.$HQ$1]+ [.HR56]*[.$HR$1]+ [.HS56]*[.$HS$1]+ [.HT56]*[.$HT$1]+ [.HU56]*[.$HU$1]+ [.HV56]*[.$HV$1]+ [.HW56]*[.$HW$1]+ [.HX56]*[.$HX$1]+ [.HY56]*[.$HY$1]+ [.HZ56]*[.$HZ$1]+ [.IA56]*[.$IA$1]+ [.IB56]*[.$IB$1]+ [.IC56]*[.$IC$1]+ [.ID56]*[.$ID$1]+ [.IE56]*[.$IE$1]+ [.IF56]*[.$IF$1]+ [.IG56]*[.$IG$1]+ [.IH56]*[.$IH$1]+ [.II56]*[.$II$1]+ [.IJ56]*[.$IJ$1]+ [.IK56]*[.$IK$1]+ [.IL56]*[.$IL$1]+ [.IM56]*[.$IM$1]+ [.IN56]*[.$IN$1]+ [.IO56]*[.$IO$1]+ [.IP56]*[.$IP$1]+ [.IQ56]*[.$IQ$1]+ [.IR56]*[.$IR$1]+ [.IS56]*[.$IS$1]+ [.IT56]*[.$IT$1]+ [.IU56]*[.$IU$1]+ [.IV56]*[.$IV$1]+ [.IW56]*[.$IW$1]+ [.IX56]*[.$IX$1]+ [.IY56]*[.$IY$1]+ [.IZ56]*[.$IZ$1]+ [.JA56]*[.$JA$1]+ [.JB56]*[.$JB$1]+ [.JC56]*[.$JC$1]+ [.JD56]*[.$JD$1]+ [.JE56]*[.$JE$1]+ [.JF56]*[.$JF$1]+ [.JG56]*[.$JG$1]+ [.JH56]*[.$JH$1]+ [.JI56]*[.$JI$1]+ [.JJ56]*[.$JJ$1]+ [.JK56]*[.$JK$1]+ [.JL56]*[.$JL$1]+ [.JM56]*[.$JM$1]+ [.JN56]*[.$JN$1]+ [.JO56]*[.$JO$1]+ [.JP56]*[.$JP$1]+ [.JQ56]*[.$JQ$1]+ [.JR56]*[.$JR$1]+ [.JS56]*[.$JS$1]+ [.JT56]*[.$JT$1]+ [.JU56]*[.$JU$1]+ [.JV56]*[.$JV$1]+ [.JW56]*[.$JW$1]+ [.JX56]*[.$JX$1]+ [.JY56]*[.$JY$1]+ [.JZ56]*[.$JZ$1]+ [.KA56]*[.$KA$1]+ [.KB56]*[.$KB$1]+ [.KC56]*[.$KC$1]+ [.KD56]*[.$KD$1]+ [.KE56]*[.$KE$1]+ [.KF56]*[.$KF$1]+ [.KG56]*[.$KG$1]+ [.KH56]*[.$KH$1]+ [.KI56]*[.$KI$1]+ [.KJ56]*[.$KJ$1]+ [.KK56]*[.$KK$1]+ [.KL56]*[.$KL$1]) /COUNT([.B56:.KL56]);0)" office:value-type="float" office:value="1" calcext:value-type="float">
            <text:p>1</text:p>
          </table:table-cell>
          <table:table-cell table:formula="of:=IF([.KN56]&lt;&gt;[.KM56];&quot;X&quot;;&quot;&quot;)">
            <text:p/>
          </table:table-cell>
        </table:table-row>
        <table:table-row table:style-name="ro1">
          <table:table-cell table:number-columns-repeated="2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ROUND(SUM([.B57:.KL57])/COUNT([.B57:.KL57]);0)" office:value-type="float" office:value="1" calcext:value-type="float">
            <text:p>1</text:p>
          </table:table-cell>
          <table:table-cell table:formula="of:=ROUND(([.B57]*[.$B$1]+ [.C57]*[.$C$1]+ [.D57]*[.$D$1]+ [.E57]*[.$E$1]+ [.F57]*[.$F$1]+ [.G57]*[.$G$1]+ [.H57]*[.$H$1]+ [.I57]*[.$I$1]+ [.J57]*[.$J$1]+ [.K57]*[.$K$1]+ [.L57]*[.$L$1]+ [.M57]*[.$M$1]+ [.N57]*[.$N$1]+ [.O57]*[.$O$1]+ [.P57]*[.$P$1]+ [.Q57]*[.$Q$1]+ [.R57]*[.$R$1]+ [.S57]*[.$S$1]+ [.T57]*[.$T$1]+ [.U57]*[.$U$1]+ [.V57]*[.$V$1]+ [.W57]*[.$W$1]+ [.X57]*[.$X$1]+ [.Y57]*[.$Y$1]+ [.Z57]*[.$Z$1]+ [.AA57]*[.$AA$1]+ [.AB57]*[.$AB$1]+ [.AC57]*[.$AC$1]+ [.AD57]*[.$AD$1]+ [.AE57]*[.$AE$1]+ [.AF57]*[.$AF$1]+ [.AG57]*[.$AG$1]+ [.AH57]*[.$AH$1]+ [.AI57]*[.$AI$1]+ [.AJ57]*[.$AJ$1]+ [.AK57]*[.$AK$1]+ [.AL57]*[.$AL$1]+ [.AM57]*[.$AM$1]+ [.AN57]*[.$AN$1]+ [.AO57]*[.$AO$1]+ [.AP57]*[.$AP$1]+ [.AQ57]*[.$AQ$1]+ [.AR57]*[.$AR$1]+ [.AS57]*[.$AS$1]+ [.AT57]*[.$AT$1]+ [.AU57]*[.$AU$1]+ [.AV57]*[.$AV$1]+ [.AW57]*[.$AW$1]+ [.AX57]*[.$AX$1]+ [.AY57]*[.$AY$1]+ [.AZ57]*[.$AZ$1]+ [.BA57]*[.$BA$1]+ [.BB57]*[.$BB$1]+ [.BC57]*[.$BC$1]+ [.BD57]*[.$BD$1]+ [.BE57]*[.$BE$1]+ [.BF57]*[.$BF$1]+ [.BG57]*[.$BG$1]+ [.BH57]*[.$BH$1]+ [.BI57]*[.$BI$1]+ [.BJ57]*[.$BJ$1]+ [.BK57]*[.$BK$1]+ [.BL57]*[.$BL$1]+ [.BM57]*[.$BM$1]+ [.BN57]*[.$BN$1]+ [.BO57]*[.$BO$1]+ [.BP57]*[.$BP$1]+ [.BQ57]*[.$BQ$1]+ [.BR57]*[.$BR$1]+ [.BS57]*[.$BS$1]+ [.BT57]*[.$BT$1]+ [.BU57]*[.$BU$1]+ [.BV57]*[.$BV$1]+ [.BW57]*[.$BW$1]+ [.BX57]*[.$BX$1]+ [.BY57]*[.$BY$1]+ [.BZ57]*[.$BZ$1]+ [.CA57]*[.$CA$1]+ [.CB57]*[.$CB$1]+ [.CC57]*[.$CC$1]+ [.CD57]*[.$CD$1]+ [.CE57]*[.$CE$1]+ [.CF57]*[.$CF$1]+ [.CG57]*[.$CG$1]+ [.CH57]*[.$CH$1]+ [.CI57]*[.$CI$1]+ [.CJ57]*[.$CJ$1]+ [.CK57]*[.$CK$1]+ [.CL57]*[.$CL$1]+ [.CM57]*[.$CM$1]+ [.CN57]*[.$CN$1]+ [.CO57]*[.$CO$1]+ [.CP57]*[.$CP$1]+ [.CQ57]*[.$CQ$1]+ [.CR57]*[.$CR$1]+ [.CS57]*[.$CS$1]+ [.CT57]*[.$CT$1]+ [.CU57]*[.$CU$1]+ [.CV57]*[.$CV$1]+ [.CW57]*[.$CW$1]+ [.CX57]*[.$CX$1]+ [.CY57]*[.$CY$1]+ [.CZ57]*[.$CZ$1]+ [.DA57]*[.$DA$1]+ [.DB57]*[.$DB$1]+ [.DC57]*[.$DC$1]+ [.DD57]*[.$DD$1]+ [.DE57]*[.$DE$1]+ [.DF57]*[.$DF$1]+ [.DG57]*[.$DG$1]+ [.DH57]*[.$DH$1]+ [.DI57]*[.$DI$1]+ [.DJ57]*[.$DJ$1]+ [.DK57]*[.$DK$1]+ [.DL57]*[.$DL$1]+ [.DM57]*[.$DM$1]+ [.DN57]*[.$DN$1]+ [.DO57]*[.$DO$1]+ [.DP57]*[.$DP$1]+ [.DQ57]*[.$DQ$1]+ [.DR57]*[.$DR$1]+ [.DS57]*[.$DS$1]+ [.DT57]*[.$DT$1]+ [.DU57]*[.$DU$1]+ [.DV57]*[.$DV$1]+ [.DW57]*[.$DW$1]+ [.DX57]*[.$DX$1]+ [.DY57]*[.$DY$1]+ [.DZ57]*[.$DZ$1]+ [.EA57]*[.$EA$1]+ [.EB57]*[.$EB$1]+ [.EC57]*[.$EC$1]+ [.ED57]*[.$ED$1]+ [.EE57]*[.$EE$1]+ [.EF57]*[.$EF$1]+ [.EG57]*[.$EG$1]+ [.EH57]*[.$EH$1]+ [.EI57]*[.$EI$1]+ [.EJ57]*[.$EJ$1]+ [.EK57]*[.$EK$1]+ [.EL57]*[.$EL$1]+ [.EM57]*[.$EM$1]+ [.EN57]*[.$EN$1]+ [.EO57]*[.$EO$1]+ [.EP57]*[.$EP$1]+ [.EQ57]*[.$EQ$1]+ [.ER57]*[.$ER$1]+ [.ES57]*[.$ES$1]+ [.ET57]*[.$ET$1]+ [.EU57]*[.$EU$1]+ [.EV57]*[.$EV$1]+ [.EW57]*[.$EW$1]+ [.EX57]*[.$EX$1]+ [.EY57]*[.$EY$1]+ [.EZ57]*[.$EZ$1]+ [.FA57]*[.$FA$1]+ [.FB57]*[.$FB$1]+ [.FC57]*[.$FC$1]+ [.FD57]*[.$FD$1]+ [.FE57]*[.$FE$1]+ [.FF57]*[.$FF$1]+ [.FG57]*[.$FG$1]+ [.FH57]*[.$FH$1]+ [.FI57]*[.$FI$1]+ [.FJ57]*[.$FJ$1]+ [.FK57]*[.$FK$1]+ [.FL57]*[.$FL$1]+ [.FM57]*[.$FM$1]+ [.FN57]*[.$FN$1]+ [.FO57]*[.$FO$1]+ [.FP57]*[.$FP$1]+ [.FQ57]*[.$FQ$1]+ [.FR57]*[.$FR$1]+ [.FS57]*[.$FS$1]+ [.FT57]*[.$FT$1]+ [.FU57]*[.$FU$1]+ [.FV57]*[.$FV$1]+ [.FW57]*[.$FW$1]+ [.FX57]*[.$FX$1]+ [.FY57]*[.$FY$1]+ [.FZ57]*[.$FZ$1]+ [.GA57]*[.$GA$1]+ [.GB57]*[.$GB$1]+ [.GC57]*[.$GC$1]+ [.GD57]*[.$GD$1]+ [.GE57]*[.$GE$1]+ [.GF57]*[.$GF$1]+ [.GG57]*[.$GG$1]+ [.GH57]*[.$GH$1]+ [.GI57]*[.$GI$1]+ [.GJ57]*[.$GJ$1]+ [.GK57]*[.$GK$1]+ [.GL57]*[.$GL$1]+ [.GM57]*[.$GM$1]+ [.GN57]*[.$GN$1]+ [.GO57]*[.$GO$1]+ [.GP57]*[.$GP$1]+ [.GQ57]*[.$GQ$1]+ [.GR57]*[.$GR$1]+ [.GS57]*[.$GS$1]+ [.GT57]*[.$GT$1]+ [.GU57]*[.$GU$1]+ [.GV57]*[.$GV$1]+ [.GW57]*[.$GW$1]+ [.GX57]*[.$GX$1]+ [.GY57]*[.$GY$1]+ [.GZ57]*[.$GZ$1]+ [.HA57]*[.$HA$1]+ [.HB57]*[.$HB$1]+ [.HC57]*[.$HC$1]+ [.HD57]*[.$HD$1]+ [.HE57]*[.$HE$1]+ [.HF57]*[.$HF$1]+ [.HG57]*[.$HG$1]+ [.HH57]*[.$HH$1]+ [.HI57]*[.$HI$1]+ [.HJ57]*[.$HJ$1]+ [.HK57]*[.$HK$1]+ [.HL57]*[.$HL$1]+ [.HM57]*[.$HM$1]+ [.HN57]*[.$HN$1]+ [.HO57]*[.$HO$1]+ [.HP57]*[.$HP$1]+ [.HQ57]*[.$HQ$1]+ [.HR57]*[.$HR$1]+ [.HS57]*[.$HS$1]+ [.HT57]*[.$HT$1]+ [.HU57]*[.$HU$1]+ [.HV57]*[.$HV$1]+ [.HW57]*[.$HW$1]+ [.HX57]*[.$HX$1]+ [.HY57]*[.$HY$1]+ [.HZ57]*[.$HZ$1]+ [.IA57]*[.$IA$1]+ [.IB57]*[.$IB$1]+ [.IC57]*[.$IC$1]+ [.ID57]*[.$ID$1]+ [.IE57]*[.$IE$1]+ [.IF57]*[.$IF$1]+ [.IG57]*[.$IG$1]+ [.IH57]*[.$IH$1]+ [.II57]*[.$II$1]+ [.IJ57]*[.$IJ$1]+ [.IK57]*[.$IK$1]+ [.IL57]*[.$IL$1]+ [.IM57]*[.$IM$1]+ [.IN57]*[.$IN$1]+ [.IO57]*[.$IO$1]+ [.IP57]*[.$IP$1]+ [.IQ57]*[.$IQ$1]+ [.IR57]*[.$IR$1]+ [.IS57]*[.$IS$1]+ [.IT57]*[.$IT$1]+ [.IU57]*[.$IU$1]+ [.IV57]*[.$IV$1]+ [.IW57]*[.$IW$1]+ [.IX57]*[.$IX$1]+ [.IY57]*[.$IY$1]+ [.IZ57]*[.$IZ$1]+ [.JA57]*[.$JA$1]+ [.JB57]*[.$JB$1]+ [.JC57]*[.$JC$1]+ [.JD57]*[.$JD$1]+ [.JE57]*[.$JE$1]+ [.JF57]*[.$JF$1]+ [.JG57]*[.$JG$1]+ [.JH57]*[.$JH$1]+ [.JI57]*[.$JI$1]+ [.JJ57]*[.$JJ$1]+ [.JK57]*[.$JK$1]+ [.JL57]*[.$JL$1]+ [.JM57]*[.$JM$1]+ [.JN57]*[.$JN$1]+ [.JO57]*[.$JO$1]+ [.JP57]*[.$JP$1]+ [.JQ57]*[.$JQ$1]+ [.JR57]*[.$JR$1]+ [.JS57]*[.$JS$1]+ [.JT57]*[.$JT$1]+ [.JU57]*[.$JU$1]+ [.JV57]*[.$JV$1]+ [.JW57]*[.$JW$1]+ [.JX57]*[.$JX$1]+ [.JY57]*[.$JY$1]+ [.JZ57]*[.$JZ$1]+ [.KA57]*[.$KA$1]+ [.KB57]*[.$KB$1]+ [.KC57]*[.$KC$1]+ [.KD57]*[.$KD$1]+ [.KE57]*[.$KE$1]+ [.KF57]*[.$KF$1]+ [.KG57]*[.$KG$1]+ [.KH57]*[.$KH$1]+ [.KI57]*[.$KI$1]+ [.KJ57]*[.$KJ$1]+ [.KK57]*[.$KK$1]+ [.KL57]*[.$KL$1]) /COUNT([.B57:.KL57]);0)" office:value-type="float" office:value="1" calcext:value-type="float">
            <text:p>1</text:p>
          </table:table-cell>
          <table:table-cell table:formula="of:=IF([.KN57]&lt;&gt;[.KM57];&quot;X&quot;;&quot;&quot;)">
            <text:p/>
          </table:table-cell>
        </table:table-row>
        <table:table-row table:style-name="ro1">
          <table:table-cell table:number-columns-repeated="1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ROUND(SUM([.B58:.KL58])/COUNT([.B58:.KL58]);0)" office:value-type="float" office:value="1" calcext:value-type="float">
            <text:p>1</text:p>
          </table:table-cell>
          <table:table-cell table:formula="of:=ROUND(([.B58]*[.$B$1]+ [.C58]*[.$C$1]+ [.D58]*[.$D$1]+ [.E58]*[.$E$1]+ [.F58]*[.$F$1]+ [.G58]*[.$G$1]+ [.H58]*[.$H$1]+ [.I58]*[.$I$1]+ [.J58]*[.$J$1]+ [.K58]*[.$K$1]+ [.L58]*[.$L$1]+ [.M58]*[.$M$1]+ [.N58]*[.$N$1]+ [.O58]*[.$O$1]+ [.P58]*[.$P$1]+ [.Q58]*[.$Q$1]+ [.R58]*[.$R$1]+ [.S58]*[.$S$1]+ [.T58]*[.$T$1]+ [.U58]*[.$U$1]+ [.V58]*[.$V$1]+ [.W58]*[.$W$1]+ [.X58]*[.$X$1]+ [.Y58]*[.$Y$1]+ [.Z58]*[.$Z$1]+ [.AA58]*[.$AA$1]+ [.AB58]*[.$AB$1]+ [.AC58]*[.$AC$1]+ [.AD58]*[.$AD$1]+ [.AE58]*[.$AE$1]+ [.AF58]*[.$AF$1]+ [.AG58]*[.$AG$1]+ [.AH58]*[.$AH$1]+ [.AI58]*[.$AI$1]+ [.AJ58]*[.$AJ$1]+ [.AK58]*[.$AK$1]+ [.AL58]*[.$AL$1]+ [.AM58]*[.$AM$1]+ [.AN58]*[.$AN$1]+ [.AO58]*[.$AO$1]+ [.AP58]*[.$AP$1]+ [.AQ58]*[.$AQ$1]+ [.AR58]*[.$AR$1]+ [.AS58]*[.$AS$1]+ [.AT58]*[.$AT$1]+ [.AU58]*[.$AU$1]+ [.AV58]*[.$AV$1]+ [.AW58]*[.$AW$1]+ [.AX58]*[.$AX$1]+ [.AY58]*[.$AY$1]+ [.AZ58]*[.$AZ$1]+ [.BA58]*[.$BA$1]+ [.BB58]*[.$BB$1]+ [.BC58]*[.$BC$1]+ [.BD58]*[.$BD$1]+ [.BE58]*[.$BE$1]+ [.BF58]*[.$BF$1]+ [.BG58]*[.$BG$1]+ [.BH58]*[.$BH$1]+ [.BI58]*[.$BI$1]+ [.BJ58]*[.$BJ$1]+ [.BK58]*[.$BK$1]+ [.BL58]*[.$BL$1]+ [.BM58]*[.$BM$1]+ [.BN58]*[.$BN$1]+ [.BO58]*[.$BO$1]+ [.BP58]*[.$BP$1]+ [.BQ58]*[.$BQ$1]+ [.BR58]*[.$BR$1]+ [.BS58]*[.$BS$1]+ [.BT58]*[.$BT$1]+ [.BU58]*[.$BU$1]+ [.BV58]*[.$BV$1]+ [.BW58]*[.$BW$1]+ [.BX58]*[.$BX$1]+ [.BY58]*[.$BY$1]+ [.BZ58]*[.$BZ$1]+ [.CA58]*[.$CA$1]+ [.CB58]*[.$CB$1]+ [.CC58]*[.$CC$1]+ [.CD58]*[.$CD$1]+ [.CE58]*[.$CE$1]+ [.CF58]*[.$CF$1]+ [.CG58]*[.$CG$1]+ [.CH58]*[.$CH$1]+ [.CI58]*[.$CI$1]+ [.CJ58]*[.$CJ$1]+ [.CK58]*[.$CK$1]+ [.CL58]*[.$CL$1]+ [.CM58]*[.$CM$1]+ [.CN58]*[.$CN$1]+ [.CO58]*[.$CO$1]+ [.CP58]*[.$CP$1]+ [.CQ58]*[.$CQ$1]+ [.CR58]*[.$CR$1]+ [.CS58]*[.$CS$1]+ [.CT58]*[.$CT$1]+ [.CU58]*[.$CU$1]+ [.CV58]*[.$CV$1]+ [.CW58]*[.$CW$1]+ [.CX58]*[.$CX$1]+ [.CY58]*[.$CY$1]+ [.CZ58]*[.$CZ$1]+ [.DA58]*[.$DA$1]+ [.DB58]*[.$DB$1]+ [.DC58]*[.$DC$1]+ [.DD58]*[.$DD$1]+ [.DE58]*[.$DE$1]+ [.DF58]*[.$DF$1]+ [.DG58]*[.$DG$1]+ [.DH58]*[.$DH$1]+ [.DI58]*[.$DI$1]+ [.DJ58]*[.$DJ$1]+ [.DK58]*[.$DK$1]+ [.DL58]*[.$DL$1]+ [.DM58]*[.$DM$1]+ [.DN58]*[.$DN$1]+ [.DO58]*[.$DO$1]+ [.DP58]*[.$DP$1]+ [.DQ58]*[.$DQ$1]+ [.DR58]*[.$DR$1]+ [.DS58]*[.$DS$1]+ [.DT58]*[.$DT$1]+ [.DU58]*[.$DU$1]+ [.DV58]*[.$DV$1]+ [.DW58]*[.$DW$1]+ [.DX58]*[.$DX$1]+ [.DY58]*[.$DY$1]+ [.DZ58]*[.$DZ$1]+ [.EA58]*[.$EA$1]+ [.EB58]*[.$EB$1]+ [.EC58]*[.$EC$1]+ [.ED58]*[.$ED$1]+ [.EE58]*[.$EE$1]+ [.EF58]*[.$EF$1]+ [.EG58]*[.$EG$1]+ [.EH58]*[.$EH$1]+ [.EI58]*[.$EI$1]+ [.EJ58]*[.$EJ$1]+ [.EK58]*[.$EK$1]+ [.EL58]*[.$EL$1]+ [.EM58]*[.$EM$1]+ [.EN58]*[.$EN$1]+ [.EO58]*[.$EO$1]+ [.EP58]*[.$EP$1]+ [.EQ58]*[.$EQ$1]+ [.ER58]*[.$ER$1]+ [.ES58]*[.$ES$1]+ [.ET58]*[.$ET$1]+ [.EU58]*[.$EU$1]+ [.EV58]*[.$EV$1]+ [.EW58]*[.$EW$1]+ [.EX58]*[.$EX$1]+ [.EY58]*[.$EY$1]+ [.EZ58]*[.$EZ$1]+ [.FA58]*[.$FA$1]+ [.FB58]*[.$FB$1]+ [.FC58]*[.$FC$1]+ [.FD58]*[.$FD$1]+ [.FE58]*[.$FE$1]+ [.FF58]*[.$FF$1]+ [.FG58]*[.$FG$1]+ [.FH58]*[.$FH$1]+ [.FI58]*[.$FI$1]+ [.FJ58]*[.$FJ$1]+ [.FK58]*[.$FK$1]+ [.FL58]*[.$FL$1]+ [.FM58]*[.$FM$1]+ [.FN58]*[.$FN$1]+ [.FO58]*[.$FO$1]+ [.FP58]*[.$FP$1]+ [.FQ58]*[.$FQ$1]+ [.FR58]*[.$FR$1]+ [.FS58]*[.$FS$1]+ [.FT58]*[.$FT$1]+ [.FU58]*[.$FU$1]+ [.FV58]*[.$FV$1]+ [.FW58]*[.$FW$1]+ [.FX58]*[.$FX$1]+ [.FY58]*[.$FY$1]+ [.FZ58]*[.$FZ$1]+ [.GA58]*[.$GA$1]+ [.GB58]*[.$GB$1]+ [.GC58]*[.$GC$1]+ [.GD58]*[.$GD$1]+ [.GE58]*[.$GE$1]+ [.GF58]*[.$GF$1]+ [.GG58]*[.$GG$1]+ [.GH58]*[.$GH$1]+ [.GI58]*[.$GI$1]+ [.GJ58]*[.$GJ$1]+ [.GK58]*[.$GK$1]+ [.GL58]*[.$GL$1]+ [.GM58]*[.$GM$1]+ [.GN58]*[.$GN$1]+ [.GO58]*[.$GO$1]+ [.GP58]*[.$GP$1]+ [.GQ58]*[.$GQ$1]+ [.GR58]*[.$GR$1]+ [.GS58]*[.$GS$1]+ [.GT58]*[.$GT$1]+ [.GU58]*[.$GU$1]+ [.GV58]*[.$GV$1]+ [.GW58]*[.$GW$1]+ [.GX58]*[.$GX$1]+ [.GY58]*[.$GY$1]+ [.GZ58]*[.$GZ$1]+ [.HA58]*[.$HA$1]+ [.HB58]*[.$HB$1]+ [.HC58]*[.$HC$1]+ [.HD58]*[.$HD$1]+ [.HE58]*[.$HE$1]+ [.HF58]*[.$HF$1]+ [.HG58]*[.$HG$1]+ [.HH58]*[.$HH$1]+ [.HI58]*[.$HI$1]+ [.HJ58]*[.$HJ$1]+ [.HK58]*[.$HK$1]+ [.HL58]*[.$HL$1]+ [.HM58]*[.$HM$1]+ [.HN58]*[.$HN$1]+ [.HO58]*[.$HO$1]+ [.HP58]*[.$HP$1]+ [.HQ58]*[.$HQ$1]+ [.HR58]*[.$HR$1]+ [.HS58]*[.$HS$1]+ [.HT58]*[.$HT$1]+ [.HU58]*[.$HU$1]+ [.HV58]*[.$HV$1]+ [.HW58]*[.$HW$1]+ [.HX58]*[.$HX$1]+ [.HY58]*[.$HY$1]+ [.HZ58]*[.$HZ$1]+ [.IA58]*[.$IA$1]+ [.IB58]*[.$IB$1]+ [.IC58]*[.$IC$1]+ [.ID58]*[.$ID$1]+ [.IE58]*[.$IE$1]+ [.IF58]*[.$IF$1]+ [.IG58]*[.$IG$1]+ [.IH58]*[.$IH$1]+ [.II58]*[.$II$1]+ [.IJ58]*[.$IJ$1]+ [.IK58]*[.$IK$1]+ [.IL58]*[.$IL$1]+ [.IM58]*[.$IM$1]+ [.IN58]*[.$IN$1]+ [.IO58]*[.$IO$1]+ [.IP58]*[.$IP$1]+ [.IQ58]*[.$IQ$1]+ [.IR58]*[.$IR$1]+ [.IS58]*[.$IS$1]+ [.IT58]*[.$IT$1]+ [.IU58]*[.$IU$1]+ [.IV58]*[.$IV$1]+ [.IW58]*[.$IW$1]+ [.IX58]*[.$IX$1]+ [.IY58]*[.$IY$1]+ [.IZ58]*[.$IZ$1]+ [.JA58]*[.$JA$1]+ [.JB58]*[.$JB$1]+ [.JC58]*[.$JC$1]+ [.JD58]*[.$JD$1]+ [.JE58]*[.$JE$1]+ [.JF58]*[.$JF$1]+ [.JG58]*[.$JG$1]+ [.JH58]*[.$JH$1]+ [.JI58]*[.$JI$1]+ [.JJ58]*[.$JJ$1]+ [.JK58]*[.$JK$1]+ [.JL58]*[.$JL$1]+ [.JM58]*[.$JM$1]+ [.JN58]*[.$JN$1]+ [.JO58]*[.$JO$1]+ [.JP58]*[.$JP$1]+ [.JQ58]*[.$JQ$1]+ [.JR58]*[.$JR$1]+ [.JS58]*[.$JS$1]+ [.JT58]*[.$JT$1]+ [.JU58]*[.$JU$1]+ [.JV58]*[.$JV$1]+ [.JW58]*[.$JW$1]+ [.JX58]*[.$JX$1]+ [.JY58]*[.$JY$1]+ [.JZ58]*[.$JZ$1]+ [.KA58]*[.$KA$1]+ [.KB58]*[.$KB$1]+ [.KC58]*[.$KC$1]+ [.KD58]*[.$KD$1]+ [.KE58]*[.$KE$1]+ [.KF58]*[.$KF$1]+ [.KG58]*[.$KG$1]+ [.KH58]*[.$KH$1]+ [.KI58]*[.$KI$1]+ [.KJ58]*[.$KJ$1]+ [.KK58]*[.$KK$1]+ [.KL58]*[.$KL$1]) /COUNT([.B58:.KL58]);0)" office:value-type="float" office:value="1" calcext:value-type="float">
            <text:p>1</text:p>
          </table:table-cell>
          <table:table-cell table:formula="of:=IF([.KN58]&lt;&gt;[.KM58];&quot;X&quot;;&quot;&quot;)">
            <text:p/>
          </table:table-cell>
        </table:table-row>
        <table:table-row table:style-name="ro1">
          <table:table-cell table:number-columns-repeated="1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ROUND(SUM([.B59:.KL59])/COUNT([.B59:.KL59]);0)" office:value-type="float" office:value="1" calcext:value-type="float">
            <text:p>1</text:p>
          </table:table-cell>
          <table:table-cell table:formula="of:=ROUND(([.B59]*[.$B$1]+ [.C59]*[.$C$1]+ [.D59]*[.$D$1]+ [.E59]*[.$E$1]+ [.F59]*[.$F$1]+ [.G59]*[.$G$1]+ [.H59]*[.$H$1]+ [.I59]*[.$I$1]+ [.J59]*[.$J$1]+ [.K59]*[.$K$1]+ [.L59]*[.$L$1]+ [.M59]*[.$M$1]+ [.N59]*[.$N$1]+ [.O59]*[.$O$1]+ [.P59]*[.$P$1]+ [.Q59]*[.$Q$1]+ [.R59]*[.$R$1]+ [.S59]*[.$S$1]+ [.T59]*[.$T$1]+ [.U59]*[.$U$1]+ [.V59]*[.$V$1]+ [.W59]*[.$W$1]+ [.X59]*[.$X$1]+ [.Y59]*[.$Y$1]+ [.Z59]*[.$Z$1]+ [.AA59]*[.$AA$1]+ [.AB59]*[.$AB$1]+ [.AC59]*[.$AC$1]+ [.AD59]*[.$AD$1]+ [.AE59]*[.$AE$1]+ [.AF59]*[.$AF$1]+ [.AG59]*[.$AG$1]+ [.AH59]*[.$AH$1]+ [.AI59]*[.$AI$1]+ [.AJ59]*[.$AJ$1]+ [.AK59]*[.$AK$1]+ [.AL59]*[.$AL$1]+ [.AM59]*[.$AM$1]+ [.AN59]*[.$AN$1]+ [.AO59]*[.$AO$1]+ [.AP59]*[.$AP$1]+ [.AQ59]*[.$AQ$1]+ [.AR59]*[.$AR$1]+ [.AS59]*[.$AS$1]+ [.AT59]*[.$AT$1]+ [.AU59]*[.$AU$1]+ [.AV59]*[.$AV$1]+ [.AW59]*[.$AW$1]+ [.AX59]*[.$AX$1]+ [.AY59]*[.$AY$1]+ [.AZ59]*[.$AZ$1]+ [.BA59]*[.$BA$1]+ [.BB59]*[.$BB$1]+ [.BC59]*[.$BC$1]+ [.BD59]*[.$BD$1]+ [.BE59]*[.$BE$1]+ [.BF59]*[.$BF$1]+ [.BG59]*[.$BG$1]+ [.BH59]*[.$BH$1]+ [.BI59]*[.$BI$1]+ [.BJ59]*[.$BJ$1]+ [.BK59]*[.$BK$1]+ [.BL59]*[.$BL$1]+ [.BM59]*[.$BM$1]+ [.BN59]*[.$BN$1]+ [.BO59]*[.$BO$1]+ [.BP59]*[.$BP$1]+ [.BQ59]*[.$BQ$1]+ [.BR59]*[.$BR$1]+ [.BS59]*[.$BS$1]+ [.BT59]*[.$BT$1]+ [.BU59]*[.$BU$1]+ [.BV59]*[.$BV$1]+ [.BW59]*[.$BW$1]+ [.BX59]*[.$BX$1]+ [.BY59]*[.$BY$1]+ [.BZ59]*[.$BZ$1]+ [.CA59]*[.$CA$1]+ [.CB59]*[.$CB$1]+ [.CC59]*[.$CC$1]+ [.CD59]*[.$CD$1]+ [.CE59]*[.$CE$1]+ [.CF59]*[.$CF$1]+ [.CG59]*[.$CG$1]+ [.CH59]*[.$CH$1]+ [.CI59]*[.$CI$1]+ [.CJ59]*[.$CJ$1]+ [.CK59]*[.$CK$1]+ [.CL59]*[.$CL$1]+ [.CM59]*[.$CM$1]+ [.CN59]*[.$CN$1]+ [.CO59]*[.$CO$1]+ [.CP59]*[.$CP$1]+ [.CQ59]*[.$CQ$1]+ [.CR59]*[.$CR$1]+ [.CS59]*[.$CS$1]+ [.CT59]*[.$CT$1]+ [.CU59]*[.$CU$1]+ [.CV59]*[.$CV$1]+ [.CW59]*[.$CW$1]+ [.CX59]*[.$CX$1]+ [.CY59]*[.$CY$1]+ [.CZ59]*[.$CZ$1]+ [.DA59]*[.$DA$1]+ [.DB59]*[.$DB$1]+ [.DC59]*[.$DC$1]+ [.DD59]*[.$DD$1]+ [.DE59]*[.$DE$1]+ [.DF59]*[.$DF$1]+ [.DG59]*[.$DG$1]+ [.DH59]*[.$DH$1]+ [.DI59]*[.$DI$1]+ [.DJ59]*[.$DJ$1]+ [.DK59]*[.$DK$1]+ [.DL59]*[.$DL$1]+ [.DM59]*[.$DM$1]+ [.DN59]*[.$DN$1]+ [.DO59]*[.$DO$1]+ [.DP59]*[.$DP$1]+ [.DQ59]*[.$DQ$1]+ [.DR59]*[.$DR$1]+ [.DS59]*[.$DS$1]+ [.DT59]*[.$DT$1]+ [.DU59]*[.$DU$1]+ [.DV59]*[.$DV$1]+ [.DW59]*[.$DW$1]+ [.DX59]*[.$DX$1]+ [.DY59]*[.$DY$1]+ [.DZ59]*[.$DZ$1]+ [.EA59]*[.$EA$1]+ [.EB59]*[.$EB$1]+ [.EC59]*[.$EC$1]+ [.ED59]*[.$ED$1]+ [.EE59]*[.$EE$1]+ [.EF59]*[.$EF$1]+ [.EG59]*[.$EG$1]+ [.EH59]*[.$EH$1]+ [.EI59]*[.$EI$1]+ [.EJ59]*[.$EJ$1]+ [.EK59]*[.$EK$1]+ [.EL59]*[.$EL$1]+ [.EM59]*[.$EM$1]+ [.EN59]*[.$EN$1]+ [.EO59]*[.$EO$1]+ [.EP59]*[.$EP$1]+ [.EQ59]*[.$EQ$1]+ [.ER59]*[.$ER$1]+ [.ES59]*[.$ES$1]+ [.ET59]*[.$ET$1]+ [.EU59]*[.$EU$1]+ [.EV59]*[.$EV$1]+ [.EW59]*[.$EW$1]+ [.EX59]*[.$EX$1]+ [.EY59]*[.$EY$1]+ [.EZ59]*[.$EZ$1]+ [.FA59]*[.$FA$1]+ [.FB59]*[.$FB$1]+ [.FC59]*[.$FC$1]+ [.FD59]*[.$FD$1]+ [.FE59]*[.$FE$1]+ [.FF59]*[.$FF$1]+ [.FG59]*[.$FG$1]+ [.FH59]*[.$FH$1]+ [.FI59]*[.$FI$1]+ [.FJ59]*[.$FJ$1]+ [.FK59]*[.$FK$1]+ [.FL59]*[.$FL$1]+ [.FM59]*[.$FM$1]+ [.FN59]*[.$FN$1]+ [.FO59]*[.$FO$1]+ [.FP59]*[.$FP$1]+ [.FQ59]*[.$FQ$1]+ [.FR59]*[.$FR$1]+ [.FS59]*[.$FS$1]+ [.FT59]*[.$FT$1]+ [.FU59]*[.$FU$1]+ [.FV59]*[.$FV$1]+ [.FW59]*[.$FW$1]+ [.FX59]*[.$FX$1]+ [.FY59]*[.$FY$1]+ [.FZ59]*[.$FZ$1]+ [.GA59]*[.$GA$1]+ [.GB59]*[.$GB$1]+ [.GC59]*[.$GC$1]+ [.GD59]*[.$GD$1]+ [.GE59]*[.$GE$1]+ [.GF59]*[.$GF$1]+ [.GG59]*[.$GG$1]+ [.GH59]*[.$GH$1]+ [.GI59]*[.$GI$1]+ [.GJ59]*[.$GJ$1]+ [.GK59]*[.$GK$1]+ [.GL59]*[.$GL$1]+ [.GM59]*[.$GM$1]+ [.GN59]*[.$GN$1]+ [.GO59]*[.$GO$1]+ [.GP59]*[.$GP$1]+ [.GQ59]*[.$GQ$1]+ [.GR59]*[.$GR$1]+ [.GS59]*[.$GS$1]+ [.GT59]*[.$GT$1]+ [.GU59]*[.$GU$1]+ [.GV59]*[.$GV$1]+ [.GW59]*[.$GW$1]+ [.GX59]*[.$GX$1]+ [.GY59]*[.$GY$1]+ [.GZ59]*[.$GZ$1]+ [.HA59]*[.$HA$1]+ [.HB59]*[.$HB$1]+ [.HC59]*[.$HC$1]+ [.HD59]*[.$HD$1]+ [.HE59]*[.$HE$1]+ [.HF59]*[.$HF$1]+ [.HG59]*[.$HG$1]+ [.HH59]*[.$HH$1]+ [.HI59]*[.$HI$1]+ [.HJ59]*[.$HJ$1]+ [.HK59]*[.$HK$1]+ [.HL59]*[.$HL$1]+ [.HM59]*[.$HM$1]+ [.HN59]*[.$HN$1]+ [.HO59]*[.$HO$1]+ [.HP59]*[.$HP$1]+ [.HQ59]*[.$HQ$1]+ [.HR59]*[.$HR$1]+ [.HS59]*[.$HS$1]+ [.HT59]*[.$HT$1]+ [.HU59]*[.$HU$1]+ [.HV59]*[.$HV$1]+ [.HW59]*[.$HW$1]+ [.HX59]*[.$HX$1]+ [.HY59]*[.$HY$1]+ [.HZ59]*[.$HZ$1]+ [.IA59]*[.$IA$1]+ [.IB59]*[.$IB$1]+ [.IC59]*[.$IC$1]+ [.ID59]*[.$ID$1]+ [.IE59]*[.$IE$1]+ [.IF59]*[.$IF$1]+ [.IG59]*[.$IG$1]+ [.IH59]*[.$IH$1]+ [.II59]*[.$II$1]+ [.IJ59]*[.$IJ$1]+ [.IK59]*[.$IK$1]+ [.IL59]*[.$IL$1]+ [.IM59]*[.$IM$1]+ [.IN59]*[.$IN$1]+ [.IO59]*[.$IO$1]+ [.IP59]*[.$IP$1]+ [.IQ59]*[.$IQ$1]+ [.IR59]*[.$IR$1]+ [.IS59]*[.$IS$1]+ [.IT59]*[.$IT$1]+ [.IU59]*[.$IU$1]+ [.IV59]*[.$IV$1]+ [.IW59]*[.$IW$1]+ [.IX59]*[.$IX$1]+ [.IY59]*[.$IY$1]+ [.IZ59]*[.$IZ$1]+ [.JA59]*[.$JA$1]+ [.JB59]*[.$JB$1]+ [.JC59]*[.$JC$1]+ [.JD59]*[.$JD$1]+ [.JE59]*[.$JE$1]+ [.JF59]*[.$JF$1]+ [.JG59]*[.$JG$1]+ [.JH59]*[.$JH$1]+ [.JI59]*[.$JI$1]+ [.JJ59]*[.$JJ$1]+ [.JK59]*[.$JK$1]+ [.JL59]*[.$JL$1]+ [.JM59]*[.$JM$1]+ [.JN59]*[.$JN$1]+ [.JO59]*[.$JO$1]+ [.JP59]*[.$JP$1]+ [.JQ59]*[.$JQ$1]+ [.JR59]*[.$JR$1]+ [.JS59]*[.$JS$1]+ [.JT59]*[.$JT$1]+ [.JU59]*[.$JU$1]+ [.JV59]*[.$JV$1]+ [.JW59]*[.$JW$1]+ [.JX59]*[.$JX$1]+ [.JY59]*[.$JY$1]+ [.JZ59]*[.$JZ$1]+ [.KA59]*[.$KA$1]+ [.KB59]*[.$KB$1]+ [.KC59]*[.$KC$1]+ [.KD59]*[.$KD$1]+ [.KE59]*[.$KE$1]+ [.KF59]*[.$KF$1]+ [.KG59]*[.$KG$1]+ [.KH59]*[.$KH$1]+ [.KI59]*[.$KI$1]+ [.KJ59]*[.$KJ$1]+ [.KK59]*[.$KK$1]+ [.KL59]*[.$KL$1]) /COUNT([.B59:.KL59]);0)" office:value-type="float" office:value="1" calcext:value-type="float">
            <text:p>1</text:p>
          </table:table-cell>
          <table:table-cell table:formula="of:=IF([.KN59]&lt;&gt;[.KM59];&quot;X&quot;;&quot;&quot;)">
            <text:p/>
          </table:table-cell>
        </table:table-row>
        <table:table-row table:style-name="ro1">
          <table:table-cell table:number-columns-repeated="29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ROUND(SUM([.B60:.KL60])/COUNT([.B60:.KL60]);0)" office:value-type="float" office:value="1" calcext:value-type="float">
            <text:p>1</text:p>
          </table:table-cell>
          <table:table-cell table:formula="of:=ROUND(([.B60]*[.$B$1]+ [.C60]*[.$C$1]+ [.D60]*[.$D$1]+ [.E60]*[.$E$1]+ [.F60]*[.$F$1]+ [.G60]*[.$G$1]+ [.H60]*[.$H$1]+ [.I60]*[.$I$1]+ [.J60]*[.$J$1]+ [.K60]*[.$K$1]+ [.L60]*[.$L$1]+ [.M60]*[.$M$1]+ [.N60]*[.$N$1]+ [.O60]*[.$O$1]+ [.P60]*[.$P$1]+ [.Q60]*[.$Q$1]+ [.R60]*[.$R$1]+ [.S60]*[.$S$1]+ [.T60]*[.$T$1]+ [.U60]*[.$U$1]+ [.V60]*[.$V$1]+ [.W60]*[.$W$1]+ [.X60]*[.$X$1]+ [.Y60]*[.$Y$1]+ [.Z60]*[.$Z$1]+ [.AA60]*[.$AA$1]+ [.AB60]*[.$AB$1]+ [.AC60]*[.$AC$1]+ [.AD60]*[.$AD$1]+ [.AE60]*[.$AE$1]+ [.AF60]*[.$AF$1]+ [.AG60]*[.$AG$1]+ [.AH60]*[.$AH$1]+ [.AI60]*[.$AI$1]+ [.AJ60]*[.$AJ$1]+ [.AK60]*[.$AK$1]+ [.AL60]*[.$AL$1]+ [.AM60]*[.$AM$1]+ [.AN60]*[.$AN$1]+ [.AO60]*[.$AO$1]+ [.AP60]*[.$AP$1]+ [.AQ60]*[.$AQ$1]+ [.AR60]*[.$AR$1]+ [.AS60]*[.$AS$1]+ [.AT60]*[.$AT$1]+ [.AU60]*[.$AU$1]+ [.AV60]*[.$AV$1]+ [.AW60]*[.$AW$1]+ [.AX60]*[.$AX$1]+ [.AY60]*[.$AY$1]+ [.AZ60]*[.$AZ$1]+ [.BA60]*[.$BA$1]+ [.BB60]*[.$BB$1]+ [.BC60]*[.$BC$1]+ [.BD60]*[.$BD$1]+ [.BE60]*[.$BE$1]+ [.BF60]*[.$BF$1]+ [.BG60]*[.$BG$1]+ [.BH60]*[.$BH$1]+ [.BI60]*[.$BI$1]+ [.BJ60]*[.$BJ$1]+ [.BK60]*[.$BK$1]+ [.BL60]*[.$BL$1]+ [.BM60]*[.$BM$1]+ [.BN60]*[.$BN$1]+ [.BO60]*[.$BO$1]+ [.BP60]*[.$BP$1]+ [.BQ60]*[.$BQ$1]+ [.BR60]*[.$BR$1]+ [.BS60]*[.$BS$1]+ [.BT60]*[.$BT$1]+ [.BU60]*[.$BU$1]+ [.BV60]*[.$BV$1]+ [.BW60]*[.$BW$1]+ [.BX60]*[.$BX$1]+ [.BY60]*[.$BY$1]+ [.BZ60]*[.$BZ$1]+ [.CA60]*[.$CA$1]+ [.CB60]*[.$CB$1]+ [.CC60]*[.$CC$1]+ [.CD60]*[.$CD$1]+ [.CE60]*[.$CE$1]+ [.CF60]*[.$CF$1]+ [.CG60]*[.$CG$1]+ [.CH60]*[.$CH$1]+ [.CI60]*[.$CI$1]+ [.CJ60]*[.$CJ$1]+ [.CK60]*[.$CK$1]+ [.CL60]*[.$CL$1]+ [.CM60]*[.$CM$1]+ [.CN60]*[.$CN$1]+ [.CO60]*[.$CO$1]+ [.CP60]*[.$CP$1]+ [.CQ60]*[.$CQ$1]+ [.CR60]*[.$CR$1]+ [.CS60]*[.$CS$1]+ [.CT60]*[.$CT$1]+ [.CU60]*[.$CU$1]+ [.CV60]*[.$CV$1]+ [.CW60]*[.$CW$1]+ [.CX60]*[.$CX$1]+ [.CY60]*[.$CY$1]+ [.CZ60]*[.$CZ$1]+ [.DA60]*[.$DA$1]+ [.DB60]*[.$DB$1]+ [.DC60]*[.$DC$1]+ [.DD60]*[.$DD$1]+ [.DE60]*[.$DE$1]+ [.DF60]*[.$DF$1]+ [.DG60]*[.$DG$1]+ [.DH60]*[.$DH$1]+ [.DI60]*[.$DI$1]+ [.DJ60]*[.$DJ$1]+ [.DK60]*[.$DK$1]+ [.DL60]*[.$DL$1]+ [.DM60]*[.$DM$1]+ [.DN60]*[.$DN$1]+ [.DO60]*[.$DO$1]+ [.DP60]*[.$DP$1]+ [.DQ60]*[.$DQ$1]+ [.DR60]*[.$DR$1]+ [.DS60]*[.$DS$1]+ [.DT60]*[.$DT$1]+ [.DU60]*[.$DU$1]+ [.DV60]*[.$DV$1]+ [.DW60]*[.$DW$1]+ [.DX60]*[.$DX$1]+ [.DY60]*[.$DY$1]+ [.DZ60]*[.$DZ$1]+ [.EA60]*[.$EA$1]+ [.EB60]*[.$EB$1]+ [.EC60]*[.$EC$1]+ [.ED60]*[.$ED$1]+ [.EE60]*[.$EE$1]+ [.EF60]*[.$EF$1]+ [.EG60]*[.$EG$1]+ [.EH60]*[.$EH$1]+ [.EI60]*[.$EI$1]+ [.EJ60]*[.$EJ$1]+ [.EK60]*[.$EK$1]+ [.EL60]*[.$EL$1]+ [.EM60]*[.$EM$1]+ [.EN60]*[.$EN$1]+ [.EO60]*[.$EO$1]+ [.EP60]*[.$EP$1]+ [.EQ60]*[.$EQ$1]+ [.ER60]*[.$ER$1]+ [.ES60]*[.$ES$1]+ [.ET60]*[.$ET$1]+ [.EU60]*[.$EU$1]+ [.EV60]*[.$EV$1]+ [.EW60]*[.$EW$1]+ [.EX60]*[.$EX$1]+ [.EY60]*[.$EY$1]+ [.EZ60]*[.$EZ$1]+ [.FA60]*[.$FA$1]+ [.FB60]*[.$FB$1]+ [.FC60]*[.$FC$1]+ [.FD60]*[.$FD$1]+ [.FE60]*[.$FE$1]+ [.FF60]*[.$FF$1]+ [.FG60]*[.$FG$1]+ [.FH60]*[.$FH$1]+ [.FI60]*[.$FI$1]+ [.FJ60]*[.$FJ$1]+ [.FK60]*[.$FK$1]+ [.FL60]*[.$FL$1]+ [.FM60]*[.$FM$1]+ [.FN60]*[.$FN$1]+ [.FO60]*[.$FO$1]+ [.FP60]*[.$FP$1]+ [.FQ60]*[.$FQ$1]+ [.FR60]*[.$FR$1]+ [.FS60]*[.$FS$1]+ [.FT60]*[.$FT$1]+ [.FU60]*[.$FU$1]+ [.FV60]*[.$FV$1]+ [.FW60]*[.$FW$1]+ [.FX60]*[.$FX$1]+ [.FY60]*[.$FY$1]+ [.FZ60]*[.$FZ$1]+ [.GA60]*[.$GA$1]+ [.GB60]*[.$GB$1]+ [.GC60]*[.$GC$1]+ [.GD60]*[.$GD$1]+ [.GE60]*[.$GE$1]+ [.GF60]*[.$GF$1]+ [.GG60]*[.$GG$1]+ [.GH60]*[.$GH$1]+ [.GI60]*[.$GI$1]+ [.GJ60]*[.$GJ$1]+ [.GK60]*[.$GK$1]+ [.GL60]*[.$GL$1]+ [.GM60]*[.$GM$1]+ [.GN60]*[.$GN$1]+ [.GO60]*[.$GO$1]+ [.GP60]*[.$GP$1]+ [.GQ60]*[.$GQ$1]+ [.GR60]*[.$GR$1]+ [.GS60]*[.$GS$1]+ [.GT60]*[.$GT$1]+ [.GU60]*[.$GU$1]+ [.GV60]*[.$GV$1]+ [.GW60]*[.$GW$1]+ [.GX60]*[.$GX$1]+ [.GY60]*[.$GY$1]+ [.GZ60]*[.$GZ$1]+ [.HA60]*[.$HA$1]+ [.HB60]*[.$HB$1]+ [.HC60]*[.$HC$1]+ [.HD60]*[.$HD$1]+ [.HE60]*[.$HE$1]+ [.HF60]*[.$HF$1]+ [.HG60]*[.$HG$1]+ [.HH60]*[.$HH$1]+ [.HI60]*[.$HI$1]+ [.HJ60]*[.$HJ$1]+ [.HK60]*[.$HK$1]+ [.HL60]*[.$HL$1]+ [.HM60]*[.$HM$1]+ [.HN60]*[.$HN$1]+ [.HO60]*[.$HO$1]+ [.HP60]*[.$HP$1]+ [.HQ60]*[.$HQ$1]+ [.HR60]*[.$HR$1]+ [.HS60]*[.$HS$1]+ [.HT60]*[.$HT$1]+ [.HU60]*[.$HU$1]+ [.HV60]*[.$HV$1]+ [.HW60]*[.$HW$1]+ [.HX60]*[.$HX$1]+ [.HY60]*[.$HY$1]+ [.HZ60]*[.$HZ$1]+ [.IA60]*[.$IA$1]+ [.IB60]*[.$IB$1]+ [.IC60]*[.$IC$1]+ [.ID60]*[.$ID$1]+ [.IE60]*[.$IE$1]+ [.IF60]*[.$IF$1]+ [.IG60]*[.$IG$1]+ [.IH60]*[.$IH$1]+ [.II60]*[.$II$1]+ [.IJ60]*[.$IJ$1]+ [.IK60]*[.$IK$1]+ [.IL60]*[.$IL$1]+ [.IM60]*[.$IM$1]+ [.IN60]*[.$IN$1]+ [.IO60]*[.$IO$1]+ [.IP60]*[.$IP$1]+ [.IQ60]*[.$IQ$1]+ [.IR60]*[.$IR$1]+ [.IS60]*[.$IS$1]+ [.IT60]*[.$IT$1]+ [.IU60]*[.$IU$1]+ [.IV60]*[.$IV$1]+ [.IW60]*[.$IW$1]+ [.IX60]*[.$IX$1]+ [.IY60]*[.$IY$1]+ [.IZ60]*[.$IZ$1]+ [.JA60]*[.$JA$1]+ [.JB60]*[.$JB$1]+ [.JC60]*[.$JC$1]+ [.JD60]*[.$JD$1]+ [.JE60]*[.$JE$1]+ [.JF60]*[.$JF$1]+ [.JG60]*[.$JG$1]+ [.JH60]*[.$JH$1]+ [.JI60]*[.$JI$1]+ [.JJ60]*[.$JJ$1]+ [.JK60]*[.$JK$1]+ [.JL60]*[.$JL$1]+ [.JM60]*[.$JM$1]+ [.JN60]*[.$JN$1]+ [.JO60]*[.$JO$1]+ [.JP60]*[.$JP$1]+ [.JQ60]*[.$JQ$1]+ [.JR60]*[.$JR$1]+ [.JS60]*[.$JS$1]+ [.JT60]*[.$JT$1]+ [.JU60]*[.$JU$1]+ [.JV60]*[.$JV$1]+ [.JW60]*[.$JW$1]+ [.JX60]*[.$JX$1]+ [.JY60]*[.$JY$1]+ [.JZ60]*[.$JZ$1]+ [.KA60]*[.$KA$1]+ [.KB60]*[.$KB$1]+ [.KC60]*[.$KC$1]+ [.KD60]*[.$KD$1]+ [.KE60]*[.$KE$1]+ [.KF60]*[.$KF$1]+ [.KG60]*[.$KG$1]+ [.KH60]*[.$KH$1]+ [.KI60]*[.$KI$1]+ [.KJ60]*[.$KJ$1]+ [.KK60]*[.$KK$1]+ [.KL60]*[.$KL$1]) /COUNT([.B60:.KL60]);0)" office:value-type="float" office:value="1" calcext:value-type="float">
            <text:p>1</text:p>
          </table:table-cell>
          <table:table-cell table:formula="of:=IF([.KN60]&lt;&gt;[.KM60];&quot;X&quot;;&quot;&quot;)">
            <text:p/>
          </table:table-cell>
        </table:table-row>
        <table:table-row table:style-name="ro1">
          <table:table-cell table:number-columns-repeated="10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SUM([.B61:.KL61])/COUNT([.B61:.KL61]);0)" office:value-type="float" office:value="1" calcext:value-type="float">
            <text:p>1</text:p>
          </table:table-cell>
          <table:table-cell table:formula="of:=ROUND(([.B61]*[.$B$1]+ [.C61]*[.$C$1]+ [.D61]*[.$D$1]+ [.E61]*[.$E$1]+ [.F61]*[.$F$1]+ [.G61]*[.$G$1]+ [.H61]*[.$H$1]+ [.I61]*[.$I$1]+ [.J61]*[.$J$1]+ [.K61]*[.$K$1]+ [.L61]*[.$L$1]+ [.M61]*[.$M$1]+ [.N61]*[.$N$1]+ [.O61]*[.$O$1]+ [.P61]*[.$P$1]+ [.Q61]*[.$Q$1]+ [.R61]*[.$R$1]+ [.S61]*[.$S$1]+ [.T61]*[.$T$1]+ [.U61]*[.$U$1]+ [.V61]*[.$V$1]+ [.W61]*[.$W$1]+ [.X61]*[.$X$1]+ [.Y61]*[.$Y$1]+ [.Z61]*[.$Z$1]+ [.AA61]*[.$AA$1]+ [.AB61]*[.$AB$1]+ [.AC61]*[.$AC$1]+ [.AD61]*[.$AD$1]+ [.AE61]*[.$AE$1]+ [.AF61]*[.$AF$1]+ [.AG61]*[.$AG$1]+ [.AH61]*[.$AH$1]+ [.AI61]*[.$AI$1]+ [.AJ61]*[.$AJ$1]+ [.AK61]*[.$AK$1]+ [.AL61]*[.$AL$1]+ [.AM61]*[.$AM$1]+ [.AN61]*[.$AN$1]+ [.AO61]*[.$AO$1]+ [.AP61]*[.$AP$1]+ [.AQ61]*[.$AQ$1]+ [.AR61]*[.$AR$1]+ [.AS61]*[.$AS$1]+ [.AT61]*[.$AT$1]+ [.AU61]*[.$AU$1]+ [.AV61]*[.$AV$1]+ [.AW61]*[.$AW$1]+ [.AX61]*[.$AX$1]+ [.AY61]*[.$AY$1]+ [.AZ61]*[.$AZ$1]+ [.BA61]*[.$BA$1]+ [.BB61]*[.$BB$1]+ [.BC61]*[.$BC$1]+ [.BD61]*[.$BD$1]+ [.BE61]*[.$BE$1]+ [.BF61]*[.$BF$1]+ [.BG61]*[.$BG$1]+ [.BH61]*[.$BH$1]+ [.BI61]*[.$BI$1]+ [.BJ61]*[.$BJ$1]+ [.BK61]*[.$BK$1]+ [.BL61]*[.$BL$1]+ [.BM61]*[.$BM$1]+ [.BN61]*[.$BN$1]+ [.BO61]*[.$BO$1]+ [.BP61]*[.$BP$1]+ [.BQ61]*[.$BQ$1]+ [.BR61]*[.$BR$1]+ [.BS61]*[.$BS$1]+ [.BT61]*[.$BT$1]+ [.BU61]*[.$BU$1]+ [.BV61]*[.$BV$1]+ [.BW61]*[.$BW$1]+ [.BX61]*[.$BX$1]+ [.BY61]*[.$BY$1]+ [.BZ61]*[.$BZ$1]+ [.CA61]*[.$CA$1]+ [.CB61]*[.$CB$1]+ [.CC61]*[.$CC$1]+ [.CD61]*[.$CD$1]+ [.CE61]*[.$CE$1]+ [.CF61]*[.$CF$1]+ [.CG61]*[.$CG$1]+ [.CH61]*[.$CH$1]+ [.CI61]*[.$CI$1]+ [.CJ61]*[.$CJ$1]+ [.CK61]*[.$CK$1]+ [.CL61]*[.$CL$1]+ [.CM61]*[.$CM$1]+ [.CN61]*[.$CN$1]+ [.CO61]*[.$CO$1]+ [.CP61]*[.$CP$1]+ [.CQ61]*[.$CQ$1]+ [.CR61]*[.$CR$1]+ [.CS61]*[.$CS$1]+ [.CT61]*[.$CT$1]+ [.CU61]*[.$CU$1]+ [.CV61]*[.$CV$1]+ [.CW61]*[.$CW$1]+ [.CX61]*[.$CX$1]+ [.CY61]*[.$CY$1]+ [.CZ61]*[.$CZ$1]+ [.DA61]*[.$DA$1]+ [.DB61]*[.$DB$1]+ [.DC61]*[.$DC$1]+ [.DD61]*[.$DD$1]+ [.DE61]*[.$DE$1]+ [.DF61]*[.$DF$1]+ [.DG61]*[.$DG$1]+ [.DH61]*[.$DH$1]+ [.DI61]*[.$DI$1]+ [.DJ61]*[.$DJ$1]+ [.DK61]*[.$DK$1]+ [.DL61]*[.$DL$1]+ [.DM61]*[.$DM$1]+ [.DN61]*[.$DN$1]+ [.DO61]*[.$DO$1]+ [.DP61]*[.$DP$1]+ [.DQ61]*[.$DQ$1]+ [.DR61]*[.$DR$1]+ [.DS61]*[.$DS$1]+ [.DT61]*[.$DT$1]+ [.DU61]*[.$DU$1]+ [.DV61]*[.$DV$1]+ [.DW61]*[.$DW$1]+ [.DX61]*[.$DX$1]+ [.DY61]*[.$DY$1]+ [.DZ61]*[.$DZ$1]+ [.EA61]*[.$EA$1]+ [.EB61]*[.$EB$1]+ [.EC61]*[.$EC$1]+ [.ED61]*[.$ED$1]+ [.EE61]*[.$EE$1]+ [.EF61]*[.$EF$1]+ [.EG61]*[.$EG$1]+ [.EH61]*[.$EH$1]+ [.EI61]*[.$EI$1]+ [.EJ61]*[.$EJ$1]+ [.EK61]*[.$EK$1]+ [.EL61]*[.$EL$1]+ [.EM61]*[.$EM$1]+ [.EN61]*[.$EN$1]+ [.EO61]*[.$EO$1]+ [.EP61]*[.$EP$1]+ [.EQ61]*[.$EQ$1]+ [.ER61]*[.$ER$1]+ [.ES61]*[.$ES$1]+ [.ET61]*[.$ET$1]+ [.EU61]*[.$EU$1]+ [.EV61]*[.$EV$1]+ [.EW61]*[.$EW$1]+ [.EX61]*[.$EX$1]+ [.EY61]*[.$EY$1]+ [.EZ61]*[.$EZ$1]+ [.FA61]*[.$FA$1]+ [.FB61]*[.$FB$1]+ [.FC61]*[.$FC$1]+ [.FD61]*[.$FD$1]+ [.FE61]*[.$FE$1]+ [.FF61]*[.$FF$1]+ [.FG61]*[.$FG$1]+ [.FH61]*[.$FH$1]+ [.FI61]*[.$FI$1]+ [.FJ61]*[.$FJ$1]+ [.FK61]*[.$FK$1]+ [.FL61]*[.$FL$1]+ [.FM61]*[.$FM$1]+ [.FN61]*[.$FN$1]+ [.FO61]*[.$FO$1]+ [.FP61]*[.$FP$1]+ [.FQ61]*[.$FQ$1]+ [.FR61]*[.$FR$1]+ [.FS61]*[.$FS$1]+ [.FT61]*[.$FT$1]+ [.FU61]*[.$FU$1]+ [.FV61]*[.$FV$1]+ [.FW61]*[.$FW$1]+ [.FX61]*[.$FX$1]+ [.FY61]*[.$FY$1]+ [.FZ61]*[.$FZ$1]+ [.GA61]*[.$GA$1]+ [.GB61]*[.$GB$1]+ [.GC61]*[.$GC$1]+ [.GD61]*[.$GD$1]+ [.GE61]*[.$GE$1]+ [.GF61]*[.$GF$1]+ [.GG61]*[.$GG$1]+ [.GH61]*[.$GH$1]+ [.GI61]*[.$GI$1]+ [.GJ61]*[.$GJ$1]+ [.GK61]*[.$GK$1]+ [.GL61]*[.$GL$1]+ [.GM61]*[.$GM$1]+ [.GN61]*[.$GN$1]+ [.GO61]*[.$GO$1]+ [.GP61]*[.$GP$1]+ [.GQ61]*[.$GQ$1]+ [.GR61]*[.$GR$1]+ [.GS61]*[.$GS$1]+ [.GT61]*[.$GT$1]+ [.GU61]*[.$GU$1]+ [.GV61]*[.$GV$1]+ [.GW61]*[.$GW$1]+ [.GX61]*[.$GX$1]+ [.GY61]*[.$GY$1]+ [.GZ61]*[.$GZ$1]+ [.HA61]*[.$HA$1]+ [.HB61]*[.$HB$1]+ [.HC61]*[.$HC$1]+ [.HD61]*[.$HD$1]+ [.HE61]*[.$HE$1]+ [.HF61]*[.$HF$1]+ [.HG61]*[.$HG$1]+ [.HH61]*[.$HH$1]+ [.HI61]*[.$HI$1]+ [.HJ61]*[.$HJ$1]+ [.HK61]*[.$HK$1]+ [.HL61]*[.$HL$1]+ [.HM61]*[.$HM$1]+ [.HN61]*[.$HN$1]+ [.HO61]*[.$HO$1]+ [.HP61]*[.$HP$1]+ [.HQ61]*[.$HQ$1]+ [.HR61]*[.$HR$1]+ [.HS61]*[.$HS$1]+ [.HT61]*[.$HT$1]+ [.HU61]*[.$HU$1]+ [.HV61]*[.$HV$1]+ [.HW61]*[.$HW$1]+ [.HX61]*[.$HX$1]+ [.HY61]*[.$HY$1]+ [.HZ61]*[.$HZ$1]+ [.IA61]*[.$IA$1]+ [.IB61]*[.$IB$1]+ [.IC61]*[.$IC$1]+ [.ID61]*[.$ID$1]+ [.IE61]*[.$IE$1]+ [.IF61]*[.$IF$1]+ [.IG61]*[.$IG$1]+ [.IH61]*[.$IH$1]+ [.II61]*[.$II$1]+ [.IJ61]*[.$IJ$1]+ [.IK61]*[.$IK$1]+ [.IL61]*[.$IL$1]+ [.IM61]*[.$IM$1]+ [.IN61]*[.$IN$1]+ [.IO61]*[.$IO$1]+ [.IP61]*[.$IP$1]+ [.IQ61]*[.$IQ$1]+ [.IR61]*[.$IR$1]+ [.IS61]*[.$IS$1]+ [.IT61]*[.$IT$1]+ [.IU61]*[.$IU$1]+ [.IV61]*[.$IV$1]+ [.IW61]*[.$IW$1]+ [.IX61]*[.$IX$1]+ [.IY61]*[.$IY$1]+ [.IZ61]*[.$IZ$1]+ [.JA61]*[.$JA$1]+ [.JB61]*[.$JB$1]+ [.JC61]*[.$JC$1]+ [.JD61]*[.$JD$1]+ [.JE61]*[.$JE$1]+ [.JF61]*[.$JF$1]+ [.JG61]*[.$JG$1]+ [.JH61]*[.$JH$1]+ [.JI61]*[.$JI$1]+ [.JJ61]*[.$JJ$1]+ [.JK61]*[.$JK$1]+ [.JL61]*[.$JL$1]+ [.JM61]*[.$JM$1]+ [.JN61]*[.$JN$1]+ [.JO61]*[.$JO$1]+ [.JP61]*[.$JP$1]+ [.JQ61]*[.$JQ$1]+ [.JR61]*[.$JR$1]+ [.JS61]*[.$JS$1]+ [.JT61]*[.$JT$1]+ [.JU61]*[.$JU$1]+ [.JV61]*[.$JV$1]+ [.JW61]*[.$JW$1]+ [.JX61]*[.$JX$1]+ [.JY61]*[.$JY$1]+ [.JZ61]*[.$JZ$1]+ [.KA61]*[.$KA$1]+ [.KB61]*[.$KB$1]+ [.KC61]*[.$KC$1]+ [.KD61]*[.$KD$1]+ [.KE61]*[.$KE$1]+ [.KF61]*[.$KF$1]+ [.KG61]*[.$KG$1]+ [.KH61]*[.$KH$1]+ [.KI61]*[.$KI$1]+ [.KJ61]*[.$KJ$1]+ [.KK61]*[.$KK$1]+ [.KL61]*[.$KL$1]) /COUNT([.B61:.KL61]);0)" office:value-type="float" office:value="1" calcext:value-type="float">
            <text:p>1</text:p>
          </table:table-cell>
          <table:table-cell table:formula="of:=IF([.KN61]&lt;&gt;[.KM61];&quot;X&quot;;&quot;&quot;)">
            <text:p/>
          </table:table-cell>
        </table:table-row>
        <table:table-row table:style-name="ro1">
          <table:table-cell table:number-columns-repeated="14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  <table:table-cell table:formula="of:=ROUND(SUM([.B62:.KL62])/COUNT([.B62:.KL62]);0)" office:value-type="float" office:value="1" calcext:value-type="float">
            <text:p>1</text:p>
          </table:table-cell>
          <table:table-cell table:formula="of:=ROUND(([.B62]*[.$B$1]+ [.C62]*[.$C$1]+ [.D62]*[.$D$1]+ [.E62]*[.$E$1]+ [.F62]*[.$F$1]+ [.G62]*[.$G$1]+ [.H62]*[.$H$1]+ [.I62]*[.$I$1]+ [.J62]*[.$J$1]+ [.K62]*[.$K$1]+ [.L62]*[.$L$1]+ [.M62]*[.$M$1]+ [.N62]*[.$N$1]+ [.O62]*[.$O$1]+ [.P62]*[.$P$1]+ [.Q62]*[.$Q$1]+ [.R62]*[.$R$1]+ [.S62]*[.$S$1]+ [.T62]*[.$T$1]+ [.U62]*[.$U$1]+ [.V62]*[.$V$1]+ [.W62]*[.$W$1]+ [.X62]*[.$X$1]+ [.Y62]*[.$Y$1]+ [.Z62]*[.$Z$1]+ [.AA62]*[.$AA$1]+ [.AB62]*[.$AB$1]+ [.AC62]*[.$AC$1]+ [.AD62]*[.$AD$1]+ [.AE62]*[.$AE$1]+ [.AF62]*[.$AF$1]+ [.AG62]*[.$AG$1]+ [.AH62]*[.$AH$1]+ [.AI62]*[.$AI$1]+ [.AJ62]*[.$AJ$1]+ [.AK62]*[.$AK$1]+ [.AL62]*[.$AL$1]+ [.AM62]*[.$AM$1]+ [.AN62]*[.$AN$1]+ [.AO62]*[.$AO$1]+ [.AP62]*[.$AP$1]+ [.AQ62]*[.$AQ$1]+ [.AR62]*[.$AR$1]+ [.AS62]*[.$AS$1]+ [.AT62]*[.$AT$1]+ [.AU62]*[.$AU$1]+ [.AV62]*[.$AV$1]+ [.AW62]*[.$AW$1]+ [.AX62]*[.$AX$1]+ [.AY62]*[.$AY$1]+ [.AZ62]*[.$AZ$1]+ [.BA62]*[.$BA$1]+ [.BB62]*[.$BB$1]+ [.BC62]*[.$BC$1]+ [.BD62]*[.$BD$1]+ [.BE62]*[.$BE$1]+ [.BF62]*[.$BF$1]+ [.BG62]*[.$BG$1]+ [.BH62]*[.$BH$1]+ [.BI62]*[.$BI$1]+ [.BJ62]*[.$BJ$1]+ [.BK62]*[.$BK$1]+ [.BL62]*[.$BL$1]+ [.BM62]*[.$BM$1]+ [.BN62]*[.$BN$1]+ [.BO62]*[.$BO$1]+ [.BP62]*[.$BP$1]+ [.BQ62]*[.$BQ$1]+ [.BR62]*[.$BR$1]+ [.BS62]*[.$BS$1]+ [.BT62]*[.$BT$1]+ [.BU62]*[.$BU$1]+ [.BV62]*[.$BV$1]+ [.BW62]*[.$BW$1]+ [.BX62]*[.$BX$1]+ [.BY62]*[.$BY$1]+ [.BZ62]*[.$BZ$1]+ [.CA62]*[.$CA$1]+ [.CB62]*[.$CB$1]+ [.CC62]*[.$CC$1]+ [.CD62]*[.$CD$1]+ [.CE62]*[.$CE$1]+ [.CF62]*[.$CF$1]+ [.CG62]*[.$CG$1]+ [.CH62]*[.$CH$1]+ [.CI62]*[.$CI$1]+ [.CJ62]*[.$CJ$1]+ [.CK62]*[.$CK$1]+ [.CL62]*[.$CL$1]+ [.CM62]*[.$CM$1]+ [.CN62]*[.$CN$1]+ [.CO62]*[.$CO$1]+ [.CP62]*[.$CP$1]+ [.CQ62]*[.$CQ$1]+ [.CR62]*[.$CR$1]+ [.CS62]*[.$CS$1]+ [.CT62]*[.$CT$1]+ [.CU62]*[.$CU$1]+ [.CV62]*[.$CV$1]+ [.CW62]*[.$CW$1]+ [.CX62]*[.$CX$1]+ [.CY62]*[.$CY$1]+ [.CZ62]*[.$CZ$1]+ [.DA62]*[.$DA$1]+ [.DB62]*[.$DB$1]+ [.DC62]*[.$DC$1]+ [.DD62]*[.$DD$1]+ [.DE62]*[.$DE$1]+ [.DF62]*[.$DF$1]+ [.DG62]*[.$DG$1]+ [.DH62]*[.$DH$1]+ [.DI62]*[.$DI$1]+ [.DJ62]*[.$DJ$1]+ [.DK62]*[.$DK$1]+ [.DL62]*[.$DL$1]+ [.DM62]*[.$DM$1]+ [.DN62]*[.$DN$1]+ [.DO62]*[.$DO$1]+ [.DP62]*[.$DP$1]+ [.DQ62]*[.$DQ$1]+ [.DR62]*[.$DR$1]+ [.DS62]*[.$DS$1]+ [.DT62]*[.$DT$1]+ [.DU62]*[.$DU$1]+ [.DV62]*[.$DV$1]+ [.DW62]*[.$DW$1]+ [.DX62]*[.$DX$1]+ [.DY62]*[.$DY$1]+ [.DZ62]*[.$DZ$1]+ [.EA62]*[.$EA$1]+ [.EB62]*[.$EB$1]+ [.EC62]*[.$EC$1]+ [.ED62]*[.$ED$1]+ [.EE62]*[.$EE$1]+ [.EF62]*[.$EF$1]+ [.EG62]*[.$EG$1]+ [.EH62]*[.$EH$1]+ [.EI62]*[.$EI$1]+ [.EJ62]*[.$EJ$1]+ [.EK62]*[.$EK$1]+ [.EL62]*[.$EL$1]+ [.EM62]*[.$EM$1]+ [.EN62]*[.$EN$1]+ [.EO62]*[.$EO$1]+ [.EP62]*[.$EP$1]+ [.EQ62]*[.$EQ$1]+ [.ER62]*[.$ER$1]+ [.ES62]*[.$ES$1]+ [.ET62]*[.$ET$1]+ [.EU62]*[.$EU$1]+ [.EV62]*[.$EV$1]+ [.EW62]*[.$EW$1]+ [.EX62]*[.$EX$1]+ [.EY62]*[.$EY$1]+ [.EZ62]*[.$EZ$1]+ [.FA62]*[.$FA$1]+ [.FB62]*[.$FB$1]+ [.FC62]*[.$FC$1]+ [.FD62]*[.$FD$1]+ [.FE62]*[.$FE$1]+ [.FF62]*[.$FF$1]+ [.FG62]*[.$FG$1]+ [.FH62]*[.$FH$1]+ [.FI62]*[.$FI$1]+ [.FJ62]*[.$FJ$1]+ [.FK62]*[.$FK$1]+ [.FL62]*[.$FL$1]+ [.FM62]*[.$FM$1]+ [.FN62]*[.$FN$1]+ [.FO62]*[.$FO$1]+ [.FP62]*[.$FP$1]+ [.FQ62]*[.$FQ$1]+ [.FR62]*[.$FR$1]+ [.FS62]*[.$FS$1]+ [.FT62]*[.$FT$1]+ [.FU62]*[.$FU$1]+ [.FV62]*[.$FV$1]+ [.FW62]*[.$FW$1]+ [.FX62]*[.$FX$1]+ [.FY62]*[.$FY$1]+ [.FZ62]*[.$FZ$1]+ [.GA62]*[.$GA$1]+ [.GB62]*[.$GB$1]+ [.GC62]*[.$GC$1]+ [.GD62]*[.$GD$1]+ [.GE62]*[.$GE$1]+ [.GF62]*[.$GF$1]+ [.GG62]*[.$GG$1]+ [.GH62]*[.$GH$1]+ [.GI62]*[.$GI$1]+ [.GJ62]*[.$GJ$1]+ [.GK62]*[.$GK$1]+ [.GL62]*[.$GL$1]+ [.GM62]*[.$GM$1]+ [.GN62]*[.$GN$1]+ [.GO62]*[.$GO$1]+ [.GP62]*[.$GP$1]+ [.GQ62]*[.$GQ$1]+ [.GR62]*[.$GR$1]+ [.GS62]*[.$GS$1]+ [.GT62]*[.$GT$1]+ [.GU62]*[.$GU$1]+ [.GV62]*[.$GV$1]+ [.GW62]*[.$GW$1]+ [.GX62]*[.$GX$1]+ [.GY62]*[.$GY$1]+ [.GZ62]*[.$GZ$1]+ [.HA62]*[.$HA$1]+ [.HB62]*[.$HB$1]+ [.HC62]*[.$HC$1]+ [.HD62]*[.$HD$1]+ [.HE62]*[.$HE$1]+ [.HF62]*[.$HF$1]+ [.HG62]*[.$HG$1]+ [.HH62]*[.$HH$1]+ [.HI62]*[.$HI$1]+ [.HJ62]*[.$HJ$1]+ [.HK62]*[.$HK$1]+ [.HL62]*[.$HL$1]+ [.HM62]*[.$HM$1]+ [.HN62]*[.$HN$1]+ [.HO62]*[.$HO$1]+ [.HP62]*[.$HP$1]+ [.HQ62]*[.$HQ$1]+ [.HR62]*[.$HR$1]+ [.HS62]*[.$HS$1]+ [.HT62]*[.$HT$1]+ [.HU62]*[.$HU$1]+ [.HV62]*[.$HV$1]+ [.HW62]*[.$HW$1]+ [.HX62]*[.$HX$1]+ [.HY62]*[.$HY$1]+ [.HZ62]*[.$HZ$1]+ [.IA62]*[.$IA$1]+ [.IB62]*[.$IB$1]+ [.IC62]*[.$IC$1]+ [.ID62]*[.$ID$1]+ [.IE62]*[.$IE$1]+ [.IF62]*[.$IF$1]+ [.IG62]*[.$IG$1]+ [.IH62]*[.$IH$1]+ [.II62]*[.$II$1]+ [.IJ62]*[.$IJ$1]+ [.IK62]*[.$IK$1]+ [.IL62]*[.$IL$1]+ [.IM62]*[.$IM$1]+ [.IN62]*[.$IN$1]+ [.IO62]*[.$IO$1]+ [.IP62]*[.$IP$1]+ [.IQ62]*[.$IQ$1]+ [.IR62]*[.$IR$1]+ [.IS62]*[.$IS$1]+ [.IT62]*[.$IT$1]+ [.IU62]*[.$IU$1]+ [.IV62]*[.$IV$1]+ [.IW62]*[.$IW$1]+ [.IX62]*[.$IX$1]+ [.IY62]*[.$IY$1]+ [.IZ62]*[.$IZ$1]+ [.JA62]*[.$JA$1]+ [.JB62]*[.$JB$1]+ [.JC62]*[.$JC$1]+ [.JD62]*[.$JD$1]+ [.JE62]*[.$JE$1]+ [.JF62]*[.$JF$1]+ [.JG62]*[.$JG$1]+ [.JH62]*[.$JH$1]+ [.JI62]*[.$JI$1]+ [.JJ62]*[.$JJ$1]+ [.JK62]*[.$JK$1]+ [.JL62]*[.$JL$1]+ [.JM62]*[.$JM$1]+ [.JN62]*[.$JN$1]+ [.JO62]*[.$JO$1]+ [.JP62]*[.$JP$1]+ [.JQ62]*[.$JQ$1]+ [.JR62]*[.$JR$1]+ [.JS62]*[.$JS$1]+ [.JT62]*[.$JT$1]+ [.JU62]*[.$JU$1]+ [.JV62]*[.$JV$1]+ [.JW62]*[.$JW$1]+ [.JX62]*[.$JX$1]+ [.JY62]*[.$JY$1]+ [.JZ62]*[.$JZ$1]+ [.KA62]*[.$KA$1]+ [.KB62]*[.$KB$1]+ [.KC62]*[.$KC$1]+ [.KD62]*[.$KD$1]+ [.KE62]*[.$KE$1]+ [.KF62]*[.$KF$1]+ [.KG62]*[.$KG$1]+ [.KH62]*[.$KH$1]+ [.KI62]*[.$KI$1]+ [.KJ62]*[.$KJ$1]+ [.KK62]*[.$KK$1]+ [.KL62]*[.$KL$1]) /COUNT([.B62:.KL62]);0)" office:value-type="float" office:value="1" calcext:value-type="float">
            <text:p>1</text:p>
          </table:table-cell>
          <table:table-cell table:formula="of:=IF([.KN62]&lt;&gt;[.KM62];&quot;X&quot;;&quot;&quot;)">
            <text:p/>
          </table:table-cell>
        </table:table-row>
        <table:table-row table:style-name="ro1">
          <table:table-cell table:number-columns-repeated="26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ROUND(SUM([.B63:.KL63])/COUNT([.B63:.KL63]);0)" office:value-type="float" office:value="1" calcext:value-type="float">
            <text:p>1</text:p>
          </table:table-cell>
          <table:table-cell table:formula="of:=ROUND(([.B63]*[.$B$1]+ [.C63]*[.$C$1]+ [.D63]*[.$D$1]+ [.E63]*[.$E$1]+ [.F63]*[.$F$1]+ [.G63]*[.$G$1]+ [.H63]*[.$H$1]+ [.I63]*[.$I$1]+ [.J63]*[.$J$1]+ [.K63]*[.$K$1]+ [.L63]*[.$L$1]+ [.M63]*[.$M$1]+ [.N63]*[.$N$1]+ [.O63]*[.$O$1]+ [.P63]*[.$P$1]+ [.Q63]*[.$Q$1]+ [.R63]*[.$R$1]+ [.S63]*[.$S$1]+ [.T63]*[.$T$1]+ [.U63]*[.$U$1]+ [.V63]*[.$V$1]+ [.W63]*[.$W$1]+ [.X63]*[.$X$1]+ [.Y63]*[.$Y$1]+ [.Z63]*[.$Z$1]+ [.AA63]*[.$AA$1]+ [.AB63]*[.$AB$1]+ [.AC63]*[.$AC$1]+ [.AD63]*[.$AD$1]+ [.AE63]*[.$AE$1]+ [.AF63]*[.$AF$1]+ [.AG63]*[.$AG$1]+ [.AH63]*[.$AH$1]+ [.AI63]*[.$AI$1]+ [.AJ63]*[.$AJ$1]+ [.AK63]*[.$AK$1]+ [.AL63]*[.$AL$1]+ [.AM63]*[.$AM$1]+ [.AN63]*[.$AN$1]+ [.AO63]*[.$AO$1]+ [.AP63]*[.$AP$1]+ [.AQ63]*[.$AQ$1]+ [.AR63]*[.$AR$1]+ [.AS63]*[.$AS$1]+ [.AT63]*[.$AT$1]+ [.AU63]*[.$AU$1]+ [.AV63]*[.$AV$1]+ [.AW63]*[.$AW$1]+ [.AX63]*[.$AX$1]+ [.AY63]*[.$AY$1]+ [.AZ63]*[.$AZ$1]+ [.BA63]*[.$BA$1]+ [.BB63]*[.$BB$1]+ [.BC63]*[.$BC$1]+ [.BD63]*[.$BD$1]+ [.BE63]*[.$BE$1]+ [.BF63]*[.$BF$1]+ [.BG63]*[.$BG$1]+ [.BH63]*[.$BH$1]+ [.BI63]*[.$BI$1]+ [.BJ63]*[.$BJ$1]+ [.BK63]*[.$BK$1]+ [.BL63]*[.$BL$1]+ [.BM63]*[.$BM$1]+ [.BN63]*[.$BN$1]+ [.BO63]*[.$BO$1]+ [.BP63]*[.$BP$1]+ [.BQ63]*[.$BQ$1]+ [.BR63]*[.$BR$1]+ [.BS63]*[.$BS$1]+ [.BT63]*[.$BT$1]+ [.BU63]*[.$BU$1]+ [.BV63]*[.$BV$1]+ [.BW63]*[.$BW$1]+ [.BX63]*[.$BX$1]+ [.BY63]*[.$BY$1]+ [.BZ63]*[.$BZ$1]+ [.CA63]*[.$CA$1]+ [.CB63]*[.$CB$1]+ [.CC63]*[.$CC$1]+ [.CD63]*[.$CD$1]+ [.CE63]*[.$CE$1]+ [.CF63]*[.$CF$1]+ [.CG63]*[.$CG$1]+ [.CH63]*[.$CH$1]+ [.CI63]*[.$CI$1]+ [.CJ63]*[.$CJ$1]+ [.CK63]*[.$CK$1]+ [.CL63]*[.$CL$1]+ [.CM63]*[.$CM$1]+ [.CN63]*[.$CN$1]+ [.CO63]*[.$CO$1]+ [.CP63]*[.$CP$1]+ [.CQ63]*[.$CQ$1]+ [.CR63]*[.$CR$1]+ [.CS63]*[.$CS$1]+ [.CT63]*[.$CT$1]+ [.CU63]*[.$CU$1]+ [.CV63]*[.$CV$1]+ [.CW63]*[.$CW$1]+ [.CX63]*[.$CX$1]+ [.CY63]*[.$CY$1]+ [.CZ63]*[.$CZ$1]+ [.DA63]*[.$DA$1]+ [.DB63]*[.$DB$1]+ [.DC63]*[.$DC$1]+ [.DD63]*[.$DD$1]+ [.DE63]*[.$DE$1]+ [.DF63]*[.$DF$1]+ [.DG63]*[.$DG$1]+ [.DH63]*[.$DH$1]+ [.DI63]*[.$DI$1]+ [.DJ63]*[.$DJ$1]+ [.DK63]*[.$DK$1]+ [.DL63]*[.$DL$1]+ [.DM63]*[.$DM$1]+ [.DN63]*[.$DN$1]+ [.DO63]*[.$DO$1]+ [.DP63]*[.$DP$1]+ [.DQ63]*[.$DQ$1]+ [.DR63]*[.$DR$1]+ [.DS63]*[.$DS$1]+ [.DT63]*[.$DT$1]+ [.DU63]*[.$DU$1]+ [.DV63]*[.$DV$1]+ [.DW63]*[.$DW$1]+ [.DX63]*[.$DX$1]+ [.DY63]*[.$DY$1]+ [.DZ63]*[.$DZ$1]+ [.EA63]*[.$EA$1]+ [.EB63]*[.$EB$1]+ [.EC63]*[.$EC$1]+ [.ED63]*[.$ED$1]+ [.EE63]*[.$EE$1]+ [.EF63]*[.$EF$1]+ [.EG63]*[.$EG$1]+ [.EH63]*[.$EH$1]+ [.EI63]*[.$EI$1]+ [.EJ63]*[.$EJ$1]+ [.EK63]*[.$EK$1]+ [.EL63]*[.$EL$1]+ [.EM63]*[.$EM$1]+ [.EN63]*[.$EN$1]+ [.EO63]*[.$EO$1]+ [.EP63]*[.$EP$1]+ [.EQ63]*[.$EQ$1]+ [.ER63]*[.$ER$1]+ [.ES63]*[.$ES$1]+ [.ET63]*[.$ET$1]+ [.EU63]*[.$EU$1]+ [.EV63]*[.$EV$1]+ [.EW63]*[.$EW$1]+ [.EX63]*[.$EX$1]+ [.EY63]*[.$EY$1]+ [.EZ63]*[.$EZ$1]+ [.FA63]*[.$FA$1]+ [.FB63]*[.$FB$1]+ [.FC63]*[.$FC$1]+ [.FD63]*[.$FD$1]+ [.FE63]*[.$FE$1]+ [.FF63]*[.$FF$1]+ [.FG63]*[.$FG$1]+ [.FH63]*[.$FH$1]+ [.FI63]*[.$FI$1]+ [.FJ63]*[.$FJ$1]+ [.FK63]*[.$FK$1]+ [.FL63]*[.$FL$1]+ [.FM63]*[.$FM$1]+ [.FN63]*[.$FN$1]+ [.FO63]*[.$FO$1]+ [.FP63]*[.$FP$1]+ [.FQ63]*[.$FQ$1]+ [.FR63]*[.$FR$1]+ [.FS63]*[.$FS$1]+ [.FT63]*[.$FT$1]+ [.FU63]*[.$FU$1]+ [.FV63]*[.$FV$1]+ [.FW63]*[.$FW$1]+ [.FX63]*[.$FX$1]+ [.FY63]*[.$FY$1]+ [.FZ63]*[.$FZ$1]+ [.GA63]*[.$GA$1]+ [.GB63]*[.$GB$1]+ [.GC63]*[.$GC$1]+ [.GD63]*[.$GD$1]+ [.GE63]*[.$GE$1]+ [.GF63]*[.$GF$1]+ [.GG63]*[.$GG$1]+ [.GH63]*[.$GH$1]+ [.GI63]*[.$GI$1]+ [.GJ63]*[.$GJ$1]+ [.GK63]*[.$GK$1]+ [.GL63]*[.$GL$1]+ [.GM63]*[.$GM$1]+ [.GN63]*[.$GN$1]+ [.GO63]*[.$GO$1]+ [.GP63]*[.$GP$1]+ [.GQ63]*[.$GQ$1]+ [.GR63]*[.$GR$1]+ [.GS63]*[.$GS$1]+ [.GT63]*[.$GT$1]+ [.GU63]*[.$GU$1]+ [.GV63]*[.$GV$1]+ [.GW63]*[.$GW$1]+ [.GX63]*[.$GX$1]+ [.GY63]*[.$GY$1]+ [.GZ63]*[.$GZ$1]+ [.HA63]*[.$HA$1]+ [.HB63]*[.$HB$1]+ [.HC63]*[.$HC$1]+ [.HD63]*[.$HD$1]+ [.HE63]*[.$HE$1]+ [.HF63]*[.$HF$1]+ [.HG63]*[.$HG$1]+ [.HH63]*[.$HH$1]+ [.HI63]*[.$HI$1]+ [.HJ63]*[.$HJ$1]+ [.HK63]*[.$HK$1]+ [.HL63]*[.$HL$1]+ [.HM63]*[.$HM$1]+ [.HN63]*[.$HN$1]+ [.HO63]*[.$HO$1]+ [.HP63]*[.$HP$1]+ [.HQ63]*[.$HQ$1]+ [.HR63]*[.$HR$1]+ [.HS63]*[.$HS$1]+ [.HT63]*[.$HT$1]+ [.HU63]*[.$HU$1]+ [.HV63]*[.$HV$1]+ [.HW63]*[.$HW$1]+ [.HX63]*[.$HX$1]+ [.HY63]*[.$HY$1]+ [.HZ63]*[.$HZ$1]+ [.IA63]*[.$IA$1]+ [.IB63]*[.$IB$1]+ [.IC63]*[.$IC$1]+ [.ID63]*[.$ID$1]+ [.IE63]*[.$IE$1]+ [.IF63]*[.$IF$1]+ [.IG63]*[.$IG$1]+ [.IH63]*[.$IH$1]+ [.II63]*[.$II$1]+ [.IJ63]*[.$IJ$1]+ [.IK63]*[.$IK$1]+ [.IL63]*[.$IL$1]+ [.IM63]*[.$IM$1]+ [.IN63]*[.$IN$1]+ [.IO63]*[.$IO$1]+ [.IP63]*[.$IP$1]+ [.IQ63]*[.$IQ$1]+ [.IR63]*[.$IR$1]+ [.IS63]*[.$IS$1]+ [.IT63]*[.$IT$1]+ [.IU63]*[.$IU$1]+ [.IV63]*[.$IV$1]+ [.IW63]*[.$IW$1]+ [.IX63]*[.$IX$1]+ [.IY63]*[.$IY$1]+ [.IZ63]*[.$IZ$1]+ [.JA63]*[.$JA$1]+ [.JB63]*[.$JB$1]+ [.JC63]*[.$JC$1]+ [.JD63]*[.$JD$1]+ [.JE63]*[.$JE$1]+ [.JF63]*[.$JF$1]+ [.JG63]*[.$JG$1]+ [.JH63]*[.$JH$1]+ [.JI63]*[.$JI$1]+ [.JJ63]*[.$JJ$1]+ [.JK63]*[.$JK$1]+ [.JL63]*[.$JL$1]+ [.JM63]*[.$JM$1]+ [.JN63]*[.$JN$1]+ [.JO63]*[.$JO$1]+ [.JP63]*[.$JP$1]+ [.JQ63]*[.$JQ$1]+ [.JR63]*[.$JR$1]+ [.JS63]*[.$JS$1]+ [.JT63]*[.$JT$1]+ [.JU63]*[.$JU$1]+ [.JV63]*[.$JV$1]+ [.JW63]*[.$JW$1]+ [.JX63]*[.$JX$1]+ [.JY63]*[.$JY$1]+ [.JZ63]*[.$JZ$1]+ [.KA63]*[.$KA$1]+ [.KB63]*[.$KB$1]+ [.KC63]*[.$KC$1]+ [.KD63]*[.$KD$1]+ [.KE63]*[.$KE$1]+ [.KF63]*[.$KF$1]+ [.KG63]*[.$KG$1]+ [.KH63]*[.$KH$1]+ [.KI63]*[.$KI$1]+ [.KJ63]*[.$KJ$1]+ [.KK63]*[.$KK$1]+ [.KL63]*[.$KL$1]) /COUNT([.B63:.KL63]);0)" office:value-type="float" office:value="1" calcext:value-type="float">
            <text:p>1</text:p>
          </table:table-cell>
          <table:table-cell table:formula="of:=IF([.KN63]&lt;&gt;[.KM63];&quot;X&quot;;&quot;&quot;)">
            <text:p/>
          </table:table-cell>
        </table:table-row>
        <table:table-row table:style-name="ro1">
          <table:table-cell table:number-columns-repeated="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6" office:value-type="float" office:value="1" calcext:value-type="float">
            <text:p>1</text:p>
          </table:table-cell>
          <table:table-cell table:formula="of:=ROUND(SUM([.B64:.KL64])/COUNT([.B64:.KL64]);0)" office:value-type="float" office:value="1" calcext:value-type="float">
            <text:p>1</text:p>
          </table:table-cell>
          <table:table-cell table:formula="of:=ROUND(([.B64]*[.$B$1]+ [.C64]*[.$C$1]+ [.D64]*[.$D$1]+ [.E64]*[.$E$1]+ [.F64]*[.$F$1]+ [.G64]*[.$G$1]+ [.H64]*[.$H$1]+ [.I64]*[.$I$1]+ [.J64]*[.$J$1]+ [.K64]*[.$K$1]+ [.L64]*[.$L$1]+ [.M64]*[.$M$1]+ [.N64]*[.$N$1]+ [.O64]*[.$O$1]+ [.P64]*[.$P$1]+ [.Q64]*[.$Q$1]+ [.R64]*[.$R$1]+ [.S64]*[.$S$1]+ [.T64]*[.$T$1]+ [.U64]*[.$U$1]+ [.V64]*[.$V$1]+ [.W64]*[.$W$1]+ [.X64]*[.$X$1]+ [.Y64]*[.$Y$1]+ [.Z64]*[.$Z$1]+ [.AA64]*[.$AA$1]+ [.AB64]*[.$AB$1]+ [.AC64]*[.$AC$1]+ [.AD64]*[.$AD$1]+ [.AE64]*[.$AE$1]+ [.AF64]*[.$AF$1]+ [.AG64]*[.$AG$1]+ [.AH64]*[.$AH$1]+ [.AI64]*[.$AI$1]+ [.AJ64]*[.$AJ$1]+ [.AK64]*[.$AK$1]+ [.AL64]*[.$AL$1]+ [.AM64]*[.$AM$1]+ [.AN64]*[.$AN$1]+ [.AO64]*[.$AO$1]+ [.AP64]*[.$AP$1]+ [.AQ64]*[.$AQ$1]+ [.AR64]*[.$AR$1]+ [.AS64]*[.$AS$1]+ [.AT64]*[.$AT$1]+ [.AU64]*[.$AU$1]+ [.AV64]*[.$AV$1]+ [.AW64]*[.$AW$1]+ [.AX64]*[.$AX$1]+ [.AY64]*[.$AY$1]+ [.AZ64]*[.$AZ$1]+ [.BA64]*[.$BA$1]+ [.BB64]*[.$BB$1]+ [.BC64]*[.$BC$1]+ [.BD64]*[.$BD$1]+ [.BE64]*[.$BE$1]+ [.BF64]*[.$BF$1]+ [.BG64]*[.$BG$1]+ [.BH64]*[.$BH$1]+ [.BI64]*[.$BI$1]+ [.BJ64]*[.$BJ$1]+ [.BK64]*[.$BK$1]+ [.BL64]*[.$BL$1]+ [.BM64]*[.$BM$1]+ [.BN64]*[.$BN$1]+ [.BO64]*[.$BO$1]+ [.BP64]*[.$BP$1]+ [.BQ64]*[.$BQ$1]+ [.BR64]*[.$BR$1]+ [.BS64]*[.$BS$1]+ [.BT64]*[.$BT$1]+ [.BU64]*[.$BU$1]+ [.BV64]*[.$BV$1]+ [.BW64]*[.$BW$1]+ [.BX64]*[.$BX$1]+ [.BY64]*[.$BY$1]+ [.BZ64]*[.$BZ$1]+ [.CA64]*[.$CA$1]+ [.CB64]*[.$CB$1]+ [.CC64]*[.$CC$1]+ [.CD64]*[.$CD$1]+ [.CE64]*[.$CE$1]+ [.CF64]*[.$CF$1]+ [.CG64]*[.$CG$1]+ [.CH64]*[.$CH$1]+ [.CI64]*[.$CI$1]+ [.CJ64]*[.$CJ$1]+ [.CK64]*[.$CK$1]+ [.CL64]*[.$CL$1]+ [.CM64]*[.$CM$1]+ [.CN64]*[.$CN$1]+ [.CO64]*[.$CO$1]+ [.CP64]*[.$CP$1]+ [.CQ64]*[.$CQ$1]+ [.CR64]*[.$CR$1]+ [.CS64]*[.$CS$1]+ [.CT64]*[.$CT$1]+ [.CU64]*[.$CU$1]+ [.CV64]*[.$CV$1]+ [.CW64]*[.$CW$1]+ [.CX64]*[.$CX$1]+ [.CY64]*[.$CY$1]+ [.CZ64]*[.$CZ$1]+ [.DA64]*[.$DA$1]+ [.DB64]*[.$DB$1]+ [.DC64]*[.$DC$1]+ [.DD64]*[.$DD$1]+ [.DE64]*[.$DE$1]+ [.DF64]*[.$DF$1]+ [.DG64]*[.$DG$1]+ [.DH64]*[.$DH$1]+ [.DI64]*[.$DI$1]+ [.DJ64]*[.$DJ$1]+ [.DK64]*[.$DK$1]+ [.DL64]*[.$DL$1]+ [.DM64]*[.$DM$1]+ [.DN64]*[.$DN$1]+ [.DO64]*[.$DO$1]+ [.DP64]*[.$DP$1]+ [.DQ64]*[.$DQ$1]+ [.DR64]*[.$DR$1]+ [.DS64]*[.$DS$1]+ [.DT64]*[.$DT$1]+ [.DU64]*[.$DU$1]+ [.DV64]*[.$DV$1]+ [.DW64]*[.$DW$1]+ [.DX64]*[.$DX$1]+ [.DY64]*[.$DY$1]+ [.DZ64]*[.$DZ$1]+ [.EA64]*[.$EA$1]+ [.EB64]*[.$EB$1]+ [.EC64]*[.$EC$1]+ [.ED64]*[.$ED$1]+ [.EE64]*[.$EE$1]+ [.EF64]*[.$EF$1]+ [.EG64]*[.$EG$1]+ [.EH64]*[.$EH$1]+ [.EI64]*[.$EI$1]+ [.EJ64]*[.$EJ$1]+ [.EK64]*[.$EK$1]+ [.EL64]*[.$EL$1]+ [.EM64]*[.$EM$1]+ [.EN64]*[.$EN$1]+ [.EO64]*[.$EO$1]+ [.EP64]*[.$EP$1]+ [.EQ64]*[.$EQ$1]+ [.ER64]*[.$ER$1]+ [.ES64]*[.$ES$1]+ [.ET64]*[.$ET$1]+ [.EU64]*[.$EU$1]+ [.EV64]*[.$EV$1]+ [.EW64]*[.$EW$1]+ [.EX64]*[.$EX$1]+ [.EY64]*[.$EY$1]+ [.EZ64]*[.$EZ$1]+ [.FA64]*[.$FA$1]+ [.FB64]*[.$FB$1]+ [.FC64]*[.$FC$1]+ [.FD64]*[.$FD$1]+ [.FE64]*[.$FE$1]+ [.FF64]*[.$FF$1]+ [.FG64]*[.$FG$1]+ [.FH64]*[.$FH$1]+ [.FI64]*[.$FI$1]+ [.FJ64]*[.$FJ$1]+ [.FK64]*[.$FK$1]+ [.FL64]*[.$FL$1]+ [.FM64]*[.$FM$1]+ [.FN64]*[.$FN$1]+ [.FO64]*[.$FO$1]+ [.FP64]*[.$FP$1]+ [.FQ64]*[.$FQ$1]+ [.FR64]*[.$FR$1]+ [.FS64]*[.$FS$1]+ [.FT64]*[.$FT$1]+ [.FU64]*[.$FU$1]+ [.FV64]*[.$FV$1]+ [.FW64]*[.$FW$1]+ [.FX64]*[.$FX$1]+ [.FY64]*[.$FY$1]+ [.FZ64]*[.$FZ$1]+ [.GA64]*[.$GA$1]+ [.GB64]*[.$GB$1]+ [.GC64]*[.$GC$1]+ [.GD64]*[.$GD$1]+ [.GE64]*[.$GE$1]+ [.GF64]*[.$GF$1]+ [.GG64]*[.$GG$1]+ [.GH64]*[.$GH$1]+ [.GI64]*[.$GI$1]+ [.GJ64]*[.$GJ$1]+ [.GK64]*[.$GK$1]+ [.GL64]*[.$GL$1]+ [.GM64]*[.$GM$1]+ [.GN64]*[.$GN$1]+ [.GO64]*[.$GO$1]+ [.GP64]*[.$GP$1]+ [.GQ64]*[.$GQ$1]+ [.GR64]*[.$GR$1]+ [.GS64]*[.$GS$1]+ [.GT64]*[.$GT$1]+ [.GU64]*[.$GU$1]+ [.GV64]*[.$GV$1]+ [.GW64]*[.$GW$1]+ [.GX64]*[.$GX$1]+ [.GY64]*[.$GY$1]+ [.GZ64]*[.$GZ$1]+ [.HA64]*[.$HA$1]+ [.HB64]*[.$HB$1]+ [.HC64]*[.$HC$1]+ [.HD64]*[.$HD$1]+ [.HE64]*[.$HE$1]+ [.HF64]*[.$HF$1]+ [.HG64]*[.$HG$1]+ [.HH64]*[.$HH$1]+ [.HI64]*[.$HI$1]+ [.HJ64]*[.$HJ$1]+ [.HK64]*[.$HK$1]+ [.HL64]*[.$HL$1]+ [.HM64]*[.$HM$1]+ [.HN64]*[.$HN$1]+ [.HO64]*[.$HO$1]+ [.HP64]*[.$HP$1]+ [.HQ64]*[.$HQ$1]+ [.HR64]*[.$HR$1]+ [.HS64]*[.$HS$1]+ [.HT64]*[.$HT$1]+ [.HU64]*[.$HU$1]+ [.HV64]*[.$HV$1]+ [.HW64]*[.$HW$1]+ [.HX64]*[.$HX$1]+ [.HY64]*[.$HY$1]+ [.HZ64]*[.$HZ$1]+ [.IA64]*[.$IA$1]+ [.IB64]*[.$IB$1]+ [.IC64]*[.$IC$1]+ [.ID64]*[.$ID$1]+ [.IE64]*[.$IE$1]+ [.IF64]*[.$IF$1]+ [.IG64]*[.$IG$1]+ [.IH64]*[.$IH$1]+ [.II64]*[.$II$1]+ [.IJ64]*[.$IJ$1]+ [.IK64]*[.$IK$1]+ [.IL64]*[.$IL$1]+ [.IM64]*[.$IM$1]+ [.IN64]*[.$IN$1]+ [.IO64]*[.$IO$1]+ [.IP64]*[.$IP$1]+ [.IQ64]*[.$IQ$1]+ [.IR64]*[.$IR$1]+ [.IS64]*[.$IS$1]+ [.IT64]*[.$IT$1]+ [.IU64]*[.$IU$1]+ [.IV64]*[.$IV$1]+ [.IW64]*[.$IW$1]+ [.IX64]*[.$IX$1]+ [.IY64]*[.$IY$1]+ [.IZ64]*[.$IZ$1]+ [.JA64]*[.$JA$1]+ [.JB64]*[.$JB$1]+ [.JC64]*[.$JC$1]+ [.JD64]*[.$JD$1]+ [.JE64]*[.$JE$1]+ [.JF64]*[.$JF$1]+ [.JG64]*[.$JG$1]+ [.JH64]*[.$JH$1]+ [.JI64]*[.$JI$1]+ [.JJ64]*[.$JJ$1]+ [.JK64]*[.$JK$1]+ [.JL64]*[.$JL$1]+ [.JM64]*[.$JM$1]+ [.JN64]*[.$JN$1]+ [.JO64]*[.$JO$1]+ [.JP64]*[.$JP$1]+ [.JQ64]*[.$JQ$1]+ [.JR64]*[.$JR$1]+ [.JS64]*[.$JS$1]+ [.JT64]*[.$JT$1]+ [.JU64]*[.$JU$1]+ [.JV64]*[.$JV$1]+ [.JW64]*[.$JW$1]+ [.JX64]*[.$JX$1]+ [.JY64]*[.$JY$1]+ [.JZ64]*[.$JZ$1]+ [.KA64]*[.$KA$1]+ [.KB64]*[.$KB$1]+ [.KC64]*[.$KC$1]+ [.KD64]*[.$KD$1]+ [.KE64]*[.$KE$1]+ [.KF64]*[.$KF$1]+ [.KG64]*[.$KG$1]+ [.KH64]*[.$KH$1]+ [.KI64]*[.$KI$1]+ [.KJ64]*[.$KJ$1]+ [.KK64]*[.$KK$1]+ [.KL64]*[.$KL$1]) /COUNT([.B64:.KL64]);0)" office:value-type="float" office:value="1" calcext:value-type="float">
            <text:p>1</text:p>
          </table:table-cell>
          <table:table-cell table:formula="of:=IF([.KN64]&lt;&gt;[.KM64];&quot;X&quot;;&quot;&quot;)">
            <text:p/>
          </table:table-cell>
        </table:table-row>
        <table:table-row table:style-name="ro1">
          <table:table-cell table:number-columns-repeated="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OUND(SUM([.B65:.KL65])/COUNT([.B65:.KL65]);0)" office:value-type="float" office:value="1" calcext:value-type="float">
            <text:p>1</text:p>
          </table:table-cell>
          <table:table-cell table:formula="of:=ROUND(([.B65]*[.$B$1]+ [.C65]*[.$C$1]+ [.D65]*[.$D$1]+ [.E65]*[.$E$1]+ [.F65]*[.$F$1]+ [.G65]*[.$G$1]+ [.H65]*[.$H$1]+ [.I65]*[.$I$1]+ [.J65]*[.$J$1]+ [.K65]*[.$K$1]+ [.L65]*[.$L$1]+ [.M65]*[.$M$1]+ [.N65]*[.$N$1]+ [.O65]*[.$O$1]+ [.P65]*[.$P$1]+ [.Q65]*[.$Q$1]+ [.R65]*[.$R$1]+ [.S65]*[.$S$1]+ [.T65]*[.$T$1]+ [.U65]*[.$U$1]+ [.V65]*[.$V$1]+ [.W65]*[.$W$1]+ [.X65]*[.$X$1]+ [.Y65]*[.$Y$1]+ [.Z65]*[.$Z$1]+ [.AA65]*[.$AA$1]+ [.AB65]*[.$AB$1]+ [.AC65]*[.$AC$1]+ [.AD65]*[.$AD$1]+ [.AE65]*[.$AE$1]+ [.AF65]*[.$AF$1]+ [.AG65]*[.$AG$1]+ [.AH65]*[.$AH$1]+ [.AI65]*[.$AI$1]+ [.AJ65]*[.$AJ$1]+ [.AK65]*[.$AK$1]+ [.AL65]*[.$AL$1]+ [.AM65]*[.$AM$1]+ [.AN65]*[.$AN$1]+ [.AO65]*[.$AO$1]+ [.AP65]*[.$AP$1]+ [.AQ65]*[.$AQ$1]+ [.AR65]*[.$AR$1]+ [.AS65]*[.$AS$1]+ [.AT65]*[.$AT$1]+ [.AU65]*[.$AU$1]+ [.AV65]*[.$AV$1]+ [.AW65]*[.$AW$1]+ [.AX65]*[.$AX$1]+ [.AY65]*[.$AY$1]+ [.AZ65]*[.$AZ$1]+ [.BA65]*[.$BA$1]+ [.BB65]*[.$BB$1]+ [.BC65]*[.$BC$1]+ [.BD65]*[.$BD$1]+ [.BE65]*[.$BE$1]+ [.BF65]*[.$BF$1]+ [.BG65]*[.$BG$1]+ [.BH65]*[.$BH$1]+ [.BI65]*[.$BI$1]+ [.BJ65]*[.$BJ$1]+ [.BK65]*[.$BK$1]+ [.BL65]*[.$BL$1]+ [.BM65]*[.$BM$1]+ [.BN65]*[.$BN$1]+ [.BO65]*[.$BO$1]+ [.BP65]*[.$BP$1]+ [.BQ65]*[.$BQ$1]+ [.BR65]*[.$BR$1]+ [.BS65]*[.$BS$1]+ [.BT65]*[.$BT$1]+ [.BU65]*[.$BU$1]+ [.BV65]*[.$BV$1]+ [.BW65]*[.$BW$1]+ [.BX65]*[.$BX$1]+ [.BY65]*[.$BY$1]+ [.BZ65]*[.$BZ$1]+ [.CA65]*[.$CA$1]+ [.CB65]*[.$CB$1]+ [.CC65]*[.$CC$1]+ [.CD65]*[.$CD$1]+ [.CE65]*[.$CE$1]+ [.CF65]*[.$CF$1]+ [.CG65]*[.$CG$1]+ [.CH65]*[.$CH$1]+ [.CI65]*[.$CI$1]+ [.CJ65]*[.$CJ$1]+ [.CK65]*[.$CK$1]+ [.CL65]*[.$CL$1]+ [.CM65]*[.$CM$1]+ [.CN65]*[.$CN$1]+ [.CO65]*[.$CO$1]+ [.CP65]*[.$CP$1]+ [.CQ65]*[.$CQ$1]+ [.CR65]*[.$CR$1]+ [.CS65]*[.$CS$1]+ [.CT65]*[.$CT$1]+ [.CU65]*[.$CU$1]+ [.CV65]*[.$CV$1]+ [.CW65]*[.$CW$1]+ [.CX65]*[.$CX$1]+ [.CY65]*[.$CY$1]+ [.CZ65]*[.$CZ$1]+ [.DA65]*[.$DA$1]+ [.DB65]*[.$DB$1]+ [.DC65]*[.$DC$1]+ [.DD65]*[.$DD$1]+ [.DE65]*[.$DE$1]+ [.DF65]*[.$DF$1]+ [.DG65]*[.$DG$1]+ [.DH65]*[.$DH$1]+ [.DI65]*[.$DI$1]+ [.DJ65]*[.$DJ$1]+ [.DK65]*[.$DK$1]+ [.DL65]*[.$DL$1]+ [.DM65]*[.$DM$1]+ [.DN65]*[.$DN$1]+ [.DO65]*[.$DO$1]+ [.DP65]*[.$DP$1]+ [.DQ65]*[.$DQ$1]+ [.DR65]*[.$DR$1]+ [.DS65]*[.$DS$1]+ [.DT65]*[.$DT$1]+ [.DU65]*[.$DU$1]+ [.DV65]*[.$DV$1]+ [.DW65]*[.$DW$1]+ [.DX65]*[.$DX$1]+ [.DY65]*[.$DY$1]+ [.DZ65]*[.$DZ$1]+ [.EA65]*[.$EA$1]+ [.EB65]*[.$EB$1]+ [.EC65]*[.$EC$1]+ [.ED65]*[.$ED$1]+ [.EE65]*[.$EE$1]+ [.EF65]*[.$EF$1]+ [.EG65]*[.$EG$1]+ [.EH65]*[.$EH$1]+ [.EI65]*[.$EI$1]+ [.EJ65]*[.$EJ$1]+ [.EK65]*[.$EK$1]+ [.EL65]*[.$EL$1]+ [.EM65]*[.$EM$1]+ [.EN65]*[.$EN$1]+ [.EO65]*[.$EO$1]+ [.EP65]*[.$EP$1]+ [.EQ65]*[.$EQ$1]+ [.ER65]*[.$ER$1]+ [.ES65]*[.$ES$1]+ [.ET65]*[.$ET$1]+ [.EU65]*[.$EU$1]+ [.EV65]*[.$EV$1]+ [.EW65]*[.$EW$1]+ [.EX65]*[.$EX$1]+ [.EY65]*[.$EY$1]+ [.EZ65]*[.$EZ$1]+ [.FA65]*[.$FA$1]+ [.FB65]*[.$FB$1]+ [.FC65]*[.$FC$1]+ [.FD65]*[.$FD$1]+ [.FE65]*[.$FE$1]+ [.FF65]*[.$FF$1]+ [.FG65]*[.$FG$1]+ [.FH65]*[.$FH$1]+ [.FI65]*[.$FI$1]+ [.FJ65]*[.$FJ$1]+ [.FK65]*[.$FK$1]+ [.FL65]*[.$FL$1]+ [.FM65]*[.$FM$1]+ [.FN65]*[.$FN$1]+ [.FO65]*[.$FO$1]+ [.FP65]*[.$FP$1]+ [.FQ65]*[.$FQ$1]+ [.FR65]*[.$FR$1]+ [.FS65]*[.$FS$1]+ [.FT65]*[.$FT$1]+ [.FU65]*[.$FU$1]+ [.FV65]*[.$FV$1]+ [.FW65]*[.$FW$1]+ [.FX65]*[.$FX$1]+ [.FY65]*[.$FY$1]+ [.FZ65]*[.$FZ$1]+ [.GA65]*[.$GA$1]+ [.GB65]*[.$GB$1]+ [.GC65]*[.$GC$1]+ [.GD65]*[.$GD$1]+ [.GE65]*[.$GE$1]+ [.GF65]*[.$GF$1]+ [.GG65]*[.$GG$1]+ [.GH65]*[.$GH$1]+ [.GI65]*[.$GI$1]+ [.GJ65]*[.$GJ$1]+ [.GK65]*[.$GK$1]+ [.GL65]*[.$GL$1]+ [.GM65]*[.$GM$1]+ [.GN65]*[.$GN$1]+ [.GO65]*[.$GO$1]+ [.GP65]*[.$GP$1]+ [.GQ65]*[.$GQ$1]+ [.GR65]*[.$GR$1]+ [.GS65]*[.$GS$1]+ [.GT65]*[.$GT$1]+ [.GU65]*[.$GU$1]+ [.GV65]*[.$GV$1]+ [.GW65]*[.$GW$1]+ [.GX65]*[.$GX$1]+ [.GY65]*[.$GY$1]+ [.GZ65]*[.$GZ$1]+ [.HA65]*[.$HA$1]+ [.HB65]*[.$HB$1]+ [.HC65]*[.$HC$1]+ [.HD65]*[.$HD$1]+ [.HE65]*[.$HE$1]+ [.HF65]*[.$HF$1]+ [.HG65]*[.$HG$1]+ [.HH65]*[.$HH$1]+ [.HI65]*[.$HI$1]+ [.HJ65]*[.$HJ$1]+ [.HK65]*[.$HK$1]+ [.HL65]*[.$HL$1]+ [.HM65]*[.$HM$1]+ [.HN65]*[.$HN$1]+ [.HO65]*[.$HO$1]+ [.HP65]*[.$HP$1]+ [.HQ65]*[.$HQ$1]+ [.HR65]*[.$HR$1]+ [.HS65]*[.$HS$1]+ [.HT65]*[.$HT$1]+ [.HU65]*[.$HU$1]+ [.HV65]*[.$HV$1]+ [.HW65]*[.$HW$1]+ [.HX65]*[.$HX$1]+ [.HY65]*[.$HY$1]+ [.HZ65]*[.$HZ$1]+ [.IA65]*[.$IA$1]+ [.IB65]*[.$IB$1]+ [.IC65]*[.$IC$1]+ [.ID65]*[.$ID$1]+ [.IE65]*[.$IE$1]+ [.IF65]*[.$IF$1]+ [.IG65]*[.$IG$1]+ [.IH65]*[.$IH$1]+ [.II65]*[.$II$1]+ [.IJ65]*[.$IJ$1]+ [.IK65]*[.$IK$1]+ [.IL65]*[.$IL$1]+ [.IM65]*[.$IM$1]+ [.IN65]*[.$IN$1]+ [.IO65]*[.$IO$1]+ [.IP65]*[.$IP$1]+ [.IQ65]*[.$IQ$1]+ [.IR65]*[.$IR$1]+ [.IS65]*[.$IS$1]+ [.IT65]*[.$IT$1]+ [.IU65]*[.$IU$1]+ [.IV65]*[.$IV$1]+ [.IW65]*[.$IW$1]+ [.IX65]*[.$IX$1]+ [.IY65]*[.$IY$1]+ [.IZ65]*[.$IZ$1]+ [.JA65]*[.$JA$1]+ [.JB65]*[.$JB$1]+ [.JC65]*[.$JC$1]+ [.JD65]*[.$JD$1]+ [.JE65]*[.$JE$1]+ [.JF65]*[.$JF$1]+ [.JG65]*[.$JG$1]+ [.JH65]*[.$JH$1]+ [.JI65]*[.$JI$1]+ [.JJ65]*[.$JJ$1]+ [.JK65]*[.$JK$1]+ [.JL65]*[.$JL$1]+ [.JM65]*[.$JM$1]+ [.JN65]*[.$JN$1]+ [.JO65]*[.$JO$1]+ [.JP65]*[.$JP$1]+ [.JQ65]*[.$JQ$1]+ [.JR65]*[.$JR$1]+ [.JS65]*[.$JS$1]+ [.JT65]*[.$JT$1]+ [.JU65]*[.$JU$1]+ [.JV65]*[.$JV$1]+ [.JW65]*[.$JW$1]+ [.JX65]*[.$JX$1]+ [.JY65]*[.$JY$1]+ [.JZ65]*[.$JZ$1]+ [.KA65]*[.$KA$1]+ [.KB65]*[.$KB$1]+ [.KC65]*[.$KC$1]+ [.KD65]*[.$KD$1]+ [.KE65]*[.$KE$1]+ [.KF65]*[.$KF$1]+ [.KG65]*[.$KG$1]+ [.KH65]*[.$KH$1]+ [.KI65]*[.$KI$1]+ [.KJ65]*[.$KJ$1]+ [.KK65]*[.$KK$1]+ [.KL65]*[.$KL$1]) /COUNT([.B65:.KL65]);0)" office:value-type="float" office:value="1" calcext:value-type="float">
            <text:p>1</text:p>
          </table:table-cell>
          <table:table-cell table:formula="of:=IF([.KN65]&lt;&gt;[.KM65];&quot;X&quot;;&quot;&quot;)">
            <text:p/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3" office:value-type="float" office:value="0" calcext:value-type="float">
            <text:p>0</text:p>
          </table:table-cell>
          <table:table-cell table:formula="of:=ROUND(SUM([.B66:.KL66])/COUNT([.B66:.KL66]);0)" office:value-type="float" office:value="0" calcext:value-type="float">
            <text:p>0</text:p>
          </table:table-cell>
          <table:table-cell table:formula="of:=ROUND(([.B66]*[.$B$1]+ [.C66]*[.$C$1]+ [.D66]*[.$D$1]+ [.E66]*[.$E$1]+ [.F66]*[.$F$1]+ [.G66]*[.$G$1]+ [.H66]*[.$H$1]+ [.I66]*[.$I$1]+ [.J66]*[.$J$1]+ [.K66]*[.$K$1]+ [.L66]*[.$L$1]+ [.M66]*[.$M$1]+ [.N66]*[.$N$1]+ [.O66]*[.$O$1]+ [.P66]*[.$P$1]+ [.Q66]*[.$Q$1]+ [.R66]*[.$R$1]+ [.S66]*[.$S$1]+ [.T66]*[.$T$1]+ [.U66]*[.$U$1]+ [.V66]*[.$V$1]+ [.W66]*[.$W$1]+ [.X66]*[.$X$1]+ [.Y66]*[.$Y$1]+ [.Z66]*[.$Z$1]+ [.AA66]*[.$AA$1]+ [.AB66]*[.$AB$1]+ [.AC66]*[.$AC$1]+ [.AD66]*[.$AD$1]+ [.AE66]*[.$AE$1]+ [.AF66]*[.$AF$1]+ [.AG66]*[.$AG$1]+ [.AH66]*[.$AH$1]+ [.AI66]*[.$AI$1]+ [.AJ66]*[.$AJ$1]+ [.AK66]*[.$AK$1]+ [.AL66]*[.$AL$1]+ [.AM66]*[.$AM$1]+ [.AN66]*[.$AN$1]+ [.AO66]*[.$AO$1]+ [.AP66]*[.$AP$1]+ [.AQ66]*[.$AQ$1]+ [.AR66]*[.$AR$1]+ [.AS66]*[.$AS$1]+ [.AT66]*[.$AT$1]+ [.AU66]*[.$AU$1]+ [.AV66]*[.$AV$1]+ [.AW66]*[.$AW$1]+ [.AX66]*[.$AX$1]+ [.AY66]*[.$AY$1]+ [.AZ66]*[.$AZ$1]+ [.BA66]*[.$BA$1]+ [.BB66]*[.$BB$1]+ [.BC66]*[.$BC$1]+ [.BD66]*[.$BD$1]+ [.BE66]*[.$BE$1]+ [.BF66]*[.$BF$1]+ [.BG66]*[.$BG$1]+ [.BH66]*[.$BH$1]+ [.BI66]*[.$BI$1]+ [.BJ66]*[.$BJ$1]+ [.BK66]*[.$BK$1]+ [.BL66]*[.$BL$1]+ [.BM66]*[.$BM$1]+ [.BN66]*[.$BN$1]+ [.BO66]*[.$BO$1]+ [.BP66]*[.$BP$1]+ [.BQ66]*[.$BQ$1]+ [.BR66]*[.$BR$1]+ [.BS66]*[.$BS$1]+ [.BT66]*[.$BT$1]+ [.BU66]*[.$BU$1]+ [.BV66]*[.$BV$1]+ [.BW66]*[.$BW$1]+ [.BX66]*[.$BX$1]+ [.BY66]*[.$BY$1]+ [.BZ66]*[.$BZ$1]+ [.CA66]*[.$CA$1]+ [.CB66]*[.$CB$1]+ [.CC66]*[.$CC$1]+ [.CD66]*[.$CD$1]+ [.CE66]*[.$CE$1]+ [.CF66]*[.$CF$1]+ [.CG66]*[.$CG$1]+ [.CH66]*[.$CH$1]+ [.CI66]*[.$CI$1]+ [.CJ66]*[.$CJ$1]+ [.CK66]*[.$CK$1]+ [.CL66]*[.$CL$1]+ [.CM66]*[.$CM$1]+ [.CN66]*[.$CN$1]+ [.CO66]*[.$CO$1]+ [.CP66]*[.$CP$1]+ [.CQ66]*[.$CQ$1]+ [.CR66]*[.$CR$1]+ [.CS66]*[.$CS$1]+ [.CT66]*[.$CT$1]+ [.CU66]*[.$CU$1]+ [.CV66]*[.$CV$1]+ [.CW66]*[.$CW$1]+ [.CX66]*[.$CX$1]+ [.CY66]*[.$CY$1]+ [.CZ66]*[.$CZ$1]+ [.DA66]*[.$DA$1]+ [.DB66]*[.$DB$1]+ [.DC66]*[.$DC$1]+ [.DD66]*[.$DD$1]+ [.DE66]*[.$DE$1]+ [.DF66]*[.$DF$1]+ [.DG66]*[.$DG$1]+ [.DH66]*[.$DH$1]+ [.DI66]*[.$DI$1]+ [.DJ66]*[.$DJ$1]+ [.DK66]*[.$DK$1]+ [.DL66]*[.$DL$1]+ [.DM66]*[.$DM$1]+ [.DN66]*[.$DN$1]+ [.DO66]*[.$DO$1]+ [.DP66]*[.$DP$1]+ [.DQ66]*[.$DQ$1]+ [.DR66]*[.$DR$1]+ [.DS66]*[.$DS$1]+ [.DT66]*[.$DT$1]+ [.DU66]*[.$DU$1]+ [.DV66]*[.$DV$1]+ [.DW66]*[.$DW$1]+ [.DX66]*[.$DX$1]+ [.DY66]*[.$DY$1]+ [.DZ66]*[.$DZ$1]+ [.EA66]*[.$EA$1]+ [.EB66]*[.$EB$1]+ [.EC66]*[.$EC$1]+ [.ED66]*[.$ED$1]+ [.EE66]*[.$EE$1]+ [.EF66]*[.$EF$1]+ [.EG66]*[.$EG$1]+ [.EH66]*[.$EH$1]+ [.EI66]*[.$EI$1]+ [.EJ66]*[.$EJ$1]+ [.EK66]*[.$EK$1]+ [.EL66]*[.$EL$1]+ [.EM66]*[.$EM$1]+ [.EN66]*[.$EN$1]+ [.EO66]*[.$EO$1]+ [.EP66]*[.$EP$1]+ [.EQ66]*[.$EQ$1]+ [.ER66]*[.$ER$1]+ [.ES66]*[.$ES$1]+ [.ET66]*[.$ET$1]+ [.EU66]*[.$EU$1]+ [.EV66]*[.$EV$1]+ [.EW66]*[.$EW$1]+ [.EX66]*[.$EX$1]+ [.EY66]*[.$EY$1]+ [.EZ66]*[.$EZ$1]+ [.FA66]*[.$FA$1]+ [.FB66]*[.$FB$1]+ [.FC66]*[.$FC$1]+ [.FD66]*[.$FD$1]+ [.FE66]*[.$FE$1]+ [.FF66]*[.$FF$1]+ [.FG66]*[.$FG$1]+ [.FH66]*[.$FH$1]+ [.FI66]*[.$FI$1]+ [.FJ66]*[.$FJ$1]+ [.FK66]*[.$FK$1]+ [.FL66]*[.$FL$1]+ [.FM66]*[.$FM$1]+ [.FN66]*[.$FN$1]+ [.FO66]*[.$FO$1]+ [.FP66]*[.$FP$1]+ [.FQ66]*[.$FQ$1]+ [.FR66]*[.$FR$1]+ [.FS66]*[.$FS$1]+ [.FT66]*[.$FT$1]+ [.FU66]*[.$FU$1]+ [.FV66]*[.$FV$1]+ [.FW66]*[.$FW$1]+ [.FX66]*[.$FX$1]+ [.FY66]*[.$FY$1]+ [.FZ66]*[.$FZ$1]+ [.GA66]*[.$GA$1]+ [.GB66]*[.$GB$1]+ [.GC66]*[.$GC$1]+ [.GD66]*[.$GD$1]+ [.GE66]*[.$GE$1]+ [.GF66]*[.$GF$1]+ [.GG66]*[.$GG$1]+ [.GH66]*[.$GH$1]+ [.GI66]*[.$GI$1]+ [.GJ66]*[.$GJ$1]+ [.GK66]*[.$GK$1]+ [.GL66]*[.$GL$1]+ [.GM66]*[.$GM$1]+ [.GN66]*[.$GN$1]+ [.GO66]*[.$GO$1]+ [.GP66]*[.$GP$1]+ [.GQ66]*[.$GQ$1]+ [.GR66]*[.$GR$1]+ [.GS66]*[.$GS$1]+ [.GT66]*[.$GT$1]+ [.GU66]*[.$GU$1]+ [.GV66]*[.$GV$1]+ [.GW66]*[.$GW$1]+ [.GX66]*[.$GX$1]+ [.GY66]*[.$GY$1]+ [.GZ66]*[.$GZ$1]+ [.HA66]*[.$HA$1]+ [.HB66]*[.$HB$1]+ [.HC66]*[.$HC$1]+ [.HD66]*[.$HD$1]+ [.HE66]*[.$HE$1]+ [.HF66]*[.$HF$1]+ [.HG66]*[.$HG$1]+ [.HH66]*[.$HH$1]+ [.HI66]*[.$HI$1]+ [.HJ66]*[.$HJ$1]+ [.HK66]*[.$HK$1]+ [.HL66]*[.$HL$1]+ [.HM66]*[.$HM$1]+ [.HN66]*[.$HN$1]+ [.HO66]*[.$HO$1]+ [.HP66]*[.$HP$1]+ [.HQ66]*[.$HQ$1]+ [.HR66]*[.$HR$1]+ [.HS66]*[.$HS$1]+ [.HT66]*[.$HT$1]+ [.HU66]*[.$HU$1]+ [.HV66]*[.$HV$1]+ [.HW66]*[.$HW$1]+ [.HX66]*[.$HX$1]+ [.HY66]*[.$HY$1]+ [.HZ66]*[.$HZ$1]+ [.IA66]*[.$IA$1]+ [.IB66]*[.$IB$1]+ [.IC66]*[.$IC$1]+ [.ID66]*[.$ID$1]+ [.IE66]*[.$IE$1]+ [.IF66]*[.$IF$1]+ [.IG66]*[.$IG$1]+ [.IH66]*[.$IH$1]+ [.II66]*[.$II$1]+ [.IJ66]*[.$IJ$1]+ [.IK66]*[.$IK$1]+ [.IL66]*[.$IL$1]+ [.IM66]*[.$IM$1]+ [.IN66]*[.$IN$1]+ [.IO66]*[.$IO$1]+ [.IP66]*[.$IP$1]+ [.IQ66]*[.$IQ$1]+ [.IR66]*[.$IR$1]+ [.IS66]*[.$IS$1]+ [.IT66]*[.$IT$1]+ [.IU66]*[.$IU$1]+ [.IV66]*[.$IV$1]+ [.IW66]*[.$IW$1]+ [.IX66]*[.$IX$1]+ [.IY66]*[.$IY$1]+ [.IZ66]*[.$IZ$1]+ [.JA66]*[.$JA$1]+ [.JB66]*[.$JB$1]+ [.JC66]*[.$JC$1]+ [.JD66]*[.$JD$1]+ [.JE66]*[.$JE$1]+ [.JF66]*[.$JF$1]+ [.JG66]*[.$JG$1]+ [.JH66]*[.$JH$1]+ [.JI66]*[.$JI$1]+ [.JJ66]*[.$JJ$1]+ [.JK66]*[.$JK$1]+ [.JL66]*[.$JL$1]+ [.JM66]*[.$JM$1]+ [.JN66]*[.$JN$1]+ [.JO66]*[.$JO$1]+ [.JP66]*[.$JP$1]+ [.JQ66]*[.$JQ$1]+ [.JR66]*[.$JR$1]+ [.JS66]*[.$JS$1]+ [.JT66]*[.$JT$1]+ [.JU66]*[.$JU$1]+ [.JV66]*[.$JV$1]+ [.JW66]*[.$JW$1]+ [.JX66]*[.$JX$1]+ [.JY66]*[.$JY$1]+ [.JZ66]*[.$JZ$1]+ [.KA66]*[.$KA$1]+ [.KB66]*[.$KB$1]+ [.KC66]*[.$KC$1]+ [.KD66]*[.$KD$1]+ [.KE66]*[.$KE$1]+ [.KF66]*[.$KF$1]+ [.KG66]*[.$KG$1]+ [.KH66]*[.$KH$1]+ [.KI66]*[.$KI$1]+ [.KJ66]*[.$KJ$1]+ [.KK66]*[.$KK$1]+ [.KL66]*[.$KL$1]) /COUNT([.B66:.KL66]);0)" office:value-type="float" office:value="0" calcext:value-type="float">
            <text:p>0</text:p>
          </table:table-cell>
          <table:table-cell table:formula="of:=IF([.KN66]&lt;&gt;[.KM66];&quot;X&quot;;&quot;&quot;)">
            <text:p/>
          </table:table-cell>
        </table:table-row>
        <table:table-row table:style-name="ro1">
          <table:table-cell table:number-columns-repeated="298" office:value-type="float" office:value="0" calcext:value-type="float">
            <text:p>0</text:p>
          </table:table-cell>
          <table:table-cell table:formula="of:=ROUND(SUM([.B67:.KL67])/COUNT([.B67:.KL67]);0)" office:value-type="float" office:value="0" calcext:value-type="float">
            <text:p>0</text:p>
          </table:table-cell>
          <table:table-cell table:formula="of:=ROUND(([.B67]*[.$B$1]+ [.C67]*[.$C$1]+ [.D67]*[.$D$1]+ [.E67]*[.$E$1]+ [.F67]*[.$F$1]+ [.G67]*[.$G$1]+ [.H67]*[.$H$1]+ [.I67]*[.$I$1]+ [.J67]*[.$J$1]+ [.K67]*[.$K$1]+ [.L67]*[.$L$1]+ [.M67]*[.$M$1]+ [.N67]*[.$N$1]+ [.O67]*[.$O$1]+ [.P67]*[.$P$1]+ [.Q67]*[.$Q$1]+ [.R67]*[.$R$1]+ [.S67]*[.$S$1]+ [.T67]*[.$T$1]+ [.U67]*[.$U$1]+ [.V67]*[.$V$1]+ [.W67]*[.$W$1]+ [.X67]*[.$X$1]+ [.Y67]*[.$Y$1]+ [.Z67]*[.$Z$1]+ [.AA67]*[.$AA$1]+ [.AB67]*[.$AB$1]+ [.AC67]*[.$AC$1]+ [.AD67]*[.$AD$1]+ [.AE67]*[.$AE$1]+ [.AF67]*[.$AF$1]+ [.AG67]*[.$AG$1]+ [.AH67]*[.$AH$1]+ [.AI67]*[.$AI$1]+ [.AJ67]*[.$AJ$1]+ [.AK67]*[.$AK$1]+ [.AL67]*[.$AL$1]+ [.AM67]*[.$AM$1]+ [.AN67]*[.$AN$1]+ [.AO67]*[.$AO$1]+ [.AP67]*[.$AP$1]+ [.AQ67]*[.$AQ$1]+ [.AR67]*[.$AR$1]+ [.AS67]*[.$AS$1]+ [.AT67]*[.$AT$1]+ [.AU67]*[.$AU$1]+ [.AV67]*[.$AV$1]+ [.AW67]*[.$AW$1]+ [.AX67]*[.$AX$1]+ [.AY67]*[.$AY$1]+ [.AZ67]*[.$AZ$1]+ [.BA67]*[.$BA$1]+ [.BB67]*[.$BB$1]+ [.BC67]*[.$BC$1]+ [.BD67]*[.$BD$1]+ [.BE67]*[.$BE$1]+ [.BF67]*[.$BF$1]+ [.BG67]*[.$BG$1]+ [.BH67]*[.$BH$1]+ [.BI67]*[.$BI$1]+ [.BJ67]*[.$BJ$1]+ [.BK67]*[.$BK$1]+ [.BL67]*[.$BL$1]+ [.BM67]*[.$BM$1]+ [.BN67]*[.$BN$1]+ [.BO67]*[.$BO$1]+ [.BP67]*[.$BP$1]+ [.BQ67]*[.$BQ$1]+ [.BR67]*[.$BR$1]+ [.BS67]*[.$BS$1]+ [.BT67]*[.$BT$1]+ [.BU67]*[.$BU$1]+ [.BV67]*[.$BV$1]+ [.BW67]*[.$BW$1]+ [.BX67]*[.$BX$1]+ [.BY67]*[.$BY$1]+ [.BZ67]*[.$BZ$1]+ [.CA67]*[.$CA$1]+ [.CB67]*[.$CB$1]+ [.CC67]*[.$CC$1]+ [.CD67]*[.$CD$1]+ [.CE67]*[.$CE$1]+ [.CF67]*[.$CF$1]+ [.CG67]*[.$CG$1]+ [.CH67]*[.$CH$1]+ [.CI67]*[.$CI$1]+ [.CJ67]*[.$CJ$1]+ [.CK67]*[.$CK$1]+ [.CL67]*[.$CL$1]+ [.CM67]*[.$CM$1]+ [.CN67]*[.$CN$1]+ [.CO67]*[.$CO$1]+ [.CP67]*[.$CP$1]+ [.CQ67]*[.$CQ$1]+ [.CR67]*[.$CR$1]+ [.CS67]*[.$CS$1]+ [.CT67]*[.$CT$1]+ [.CU67]*[.$CU$1]+ [.CV67]*[.$CV$1]+ [.CW67]*[.$CW$1]+ [.CX67]*[.$CX$1]+ [.CY67]*[.$CY$1]+ [.CZ67]*[.$CZ$1]+ [.DA67]*[.$DA$1]+ [.DB67]*[.$DB$1]+ [.DC67]*[.$DC$1]+ [.DD67]*[.$DD$1]+ [.DE67]*[.$DE$1]+ [.DF67]*[.$DF$1]+ [.DG67]*[.$DG$1]+ [.DH67]*[.$DH$1]+ [.DI67]*[.$DI$1]+ [.DJ67]*[.$DJ$1]+ [.DK67]*[.$DK$1]+ [.DL67]*[.$DL$1]+ [.DM67]*[.$DM$1]+ [.DN67]*[.$DN$1]+ [.DO67]*[.$DO$1]+ [.DP67]*[.$DP$1]+ [.DQ67]*[.$DQ$1]+ [.DR67]*[.$DR$1]+ [.DS67]*[.$DS$1]+ [.DT67]*[.$DT$1]+ [.DU67]*[.$DU$1]+ [.DV67]*[.$DV$1]+ [.DW67]*[.$DW$1]+ [.DX67]*[.$DX$1]+ [.DY67]*[.$DY$1]+ [.DZ67]*[.$DZ$1]+ [.EA67]*[.$EA$1]+ [.EB67]*[.$EB$1]+ [.EC67]*[.$EC$1]+ [.ED67]*[.$ED$1]+ [.EE67]*[.$EE$1]+ [.EF67]*[.$EF$1]+ [.EG67]*[.$EG$1]+ [.EH67]*[.$EH$1]+ [.EI67]*[.$EI$1]+ [.EJ67]*[.$EJ$1]+ [.EK67]*[.$EK$1]+ [.EL67]*[.$EL$1]+ [.EM67]*[.$EM$1]+ [.EN67]*[.$EN$1]+ [.EO67]*[.$EO$1]+ [.EP67]*[.$EP$1]+ [.EQ67]*[.$EQ$1]+ [.ER67]*[.$ER$1]+ [.ES67]*[.$ES$1]+ [.ET67]*[.$ET$1]+ [.EU67]*[.$EU$1]+ [.EV67]*[.$EV$1]+ [.EW67]*[.$EW$1]+ [.EX67]*[.$EX$1]+ [.EY67]*[.$EY$1]+ [.EZ67]*[.$EZ$1]+ [.FA67]*[.$FA$1]+ [.FB67]*[.$FB$1]+ [.FC67]*[.$FC$1]+ [.FD67]*[.$FD$1]+ [.FE67]*[.$FE$1]+ [.FF67]*[.$FF$1]+ [.FG67]*[.$FG$1]+ [.FH67]*[.$FH$1]+ [.FI67]*[.$FI$1]+ [.FJ67]*[.$FJ$1]+ [.FK67]*[.$FK$1]+ [.FL67]*[.$FL$1]+ [.FM67]*[.$FM$1]+ [.FN67]*[.$FN$1]+ [.FO67]*[.$FO$1]+ [.FP67]*[.$FP$1]+ [.FQ67]*[.$FQ$1]+ [.FR67]*[.$FR$1]+ [.FS67]*[.$FS$1]+ [.FT67]*[.$FT$1]+ [.FU67]*[.$FU$1]+ [.FV67]*[.$FV$1]+ [.FW67]*[.$FW$1]+ [.FX67]*[.$FX$1]+ [.FY67]*[.$FY$1]+ [.FZ67]*[.$FZ$1]+ [.GA67]*[.$GA$1]+ [.GB67]*[.$GB$1]+ [.GC67]*[.$GC$1]+ [.GD67]*[.$GD$1]+ [.GE67]*[.$GE$1]+ [.GF67]*[.$GF$1]+ [.GG67]*[.$GG$1]+ [.GH67]*[.$GH$1]+ [.GI67]*[.$GI$1]+ [.GJ67]*[.$GJ$1]+ [.GK67]*[.$GK$1]+ [.GL67]*[.$GL$1]+ [.GM67]*[.$GM$1]+ [.GN67]*[.$GN$1]+ [.GO67]*[.$GO$1]+ [.GP67]*[.$GP$1]+ [.GQ67]*[.$GQ$1]+ [.GR67]*[.$GR$1]+ [.GS67]*[.$GS$1]+ [.GT67]*[.$GT$1]+ [.GU67]*[.$GU$1]+ [.GV67]*[.$GV$1]+ [.GW67]*[.$GW$1]+ [.GX67]*[.$GX$1]+ [.GY67]*[.$GY$1]+ [.GZ67]*[.$GZ$1]+ [.HA67]*[.$HA$1]+ [.HB67]*[.$HB$1]+ [.HC67]*[.$HC$1]+ [.HD67]*[.$HD$1]+ [.HE67]*[.$HE$1]+ [.HF67]*[.$HF$1]+ [.HG67]*[.$HG$1]+ [.HH67]*[.$HH$1]+ [.HI67]*[.$HI$1]+ [.HJ67]*[.$HJ$1]+ [.HK67]*[.$HK$1]+ [.HL67]*[.$HL$1]+ [.HM67]*[.$HM$1]+ [.HN67]*[.$HN$1]+ [.HO67]*[.$HO$1]+ [.HP67]*[.$HP$1]+ [.HQ67]*[.$HQ$1]+ [.HR67]*[.$HR$1]+ [.HS67]*[.$HS$1]+ [.HT67]*[.$HT$1]+ [.HU67]*[.$HU$1]+ [.HV67]*[.$HV$1]+ [.HW67]*[.$HW$1]+ [.HX67]*[.$HX$1]+ [.HY67]*[.$HY$1]+ [.HZ67]*[.$HZ$1]+ [.IA67]*[.$IA$1]+ [.IB67]*[.$IB$1]+ [.IC67]*[.$IC$1]+ [.ID67]*[.$ID$1]+ [.IE67]*[.$IE$1]+ [.IF67]*[.$IF$1]+ [.IG67]*[.$IG$1]+ [.IH67]*[.$IH$1]+ [.II67]*[.$II$1]+ [.IJ67]*[.$IJ$1]+ [.IK67]*[.$IK$1]+ [.IL67]*[.$IL$1]+ [.IM67]*[.$IM$1]+ [.IN67]*[.$IN$1]+ [.IO67]*[.$IO$1]+ [.IP67]*[.$IP$1]+ [.IQ67]*[.$IQ$1]+ [.IR67]*[.$IR$1]+ [.IS67]*[.$IS$1]+ [.IT67]*[.$IT$1]+ [.IU67]*[.$IU$1]+ [.IV67]*[.$IV$1]+ [.IW67]*[.$IW$1]+ [.IX67]*[.$IX$1]+ [.IY67]*[.$IY$1]+ [.IZ67]*[.$IZ$1]+ [.JA67]*[.$JA$1]+ [.JB67]*[.$JB$1]+ [.JC67]*[.$JC$1]+ [.JD67]*[.$JD$1]+ [.JE67]*[.$JE$1]+ [.JF67]*[.$JF$1]+ [.JG67]*[.$JG$1]+ [.JH67]*[.$JH$1]+ [.JI67]*[.$JI$1]+ [.JJ67]*[.$JJ$1]+ [.JK67]*[.$JK$1]+ [.JL67]*[.$JL$1]+ [.JM67]*[.$JM$1]+ [.JN67]*[.$JN$1]+ [.JO67]*[.$JO$1]+ [.JP67]*[.$JP$1]+ [.JQ67]*[.$JQ$1]+ [.JR67]*[.$JR$1]+ [.JS67]*[.$JS$1]+ [.JT67]*[.$JT$1]+ [.JU67]*[.$JU$1]+ [.JV67]*[.$JV$1]+ [.JW67]*[.$JW$1]+ [.JX67]*[.$JX$1]+ [.JY67]*[.$JY$1]+ [.JZ67]*[.$JZ$1]+ [.KA67]*[.$KA$1]+ [.KB67]*[.$KB$1]+ [.KC67]*[.$KC$1]+ [.KD67]*[.$KD$1]+ [.KE67]*[.$KE$1]+ [.KF67]*[.$KF$1]+ [.KG67]*[.$KG$1]+ [.KH67]*[.$KH$1]+ [.KI67]*[.$KI$1]+ [.KJ67]*[.$KJ$1]+ [.KK67]*[.$KK$1]+ [.KL67]*[.$KL$1]) /COUNT([.B67:.KL67]);0)" office:value-type="float" office:value="0" calcext:value-type="float">
            <text:p>0</text:p>
          </table:table-cell>
          <table:table-cell table:formula="of:=IF([.KN67]&lt;&gt;[.KM67];&quot;X&quot;;&quot;&quot;)">
            <text:p/>
          </table:table-cell>
        </table:table-row>
        <table:table-row table:style-name="ro1">
          <table:table-cell table:number-columns-repeated="298" office:value-type="float" office:value="0" calcext:value-type="float">
            <text:p>0</text:p>
          </table:table-cell>
          <table:table-cell table:formula="of:=ROUND(SUM([.B68:.KL68])/COUNT([.B68:.KL68]);0)" office:value-type="float" office:value="0" calcext:value-type="float">
            <text:p>0</text:p>
          </table:table-cell>
          <table:table-cell table:formula="of:=ROUND(([.B68]*[.$B$1]+ [.C68]*[.$C$1]+ [.D68]*[.$D$1]+ [.E68]*[.$E$1]+ [.F68]*[.$F$1]+ [.G68]*[.$G$1]+ [.H68]*[.$H$1]+ [.I68]*[.$I$1]+ [.J68]*[.$J$1]+ [.K68]*[.$K$1]+ [.L68]*[.$L$1]+ [.M68]*[.$M$1]+ [.N68]*[.$N$1]+ [.O68]*[.$O$1]+ [.P68]*[.$P$1]+ [.Q68]*[.$Q$1]+ [.R68]*[.$R$1]+ [.S68]*[.$S$1]+ [.T68]*[.$T$1]+ [.U68]*[.$U$1]+ [.V68]*[.$V$1]+ [.W68]*[.$W$1]+ [.X68]*[.$X$1]+ [.Y68]*[.$Y$1]+ [.Z68]*[.$Z$1]+ [.AA68]*[.$AA$1]+ [.AB68]*[.$AB$1]+ [.AC68]*[.$AC$1]+ [.AD68]*[.$AD$1]+ [.AE68]*[.$AE$1]+ [.AF68]*[.$AF$1]+ [.AG68]*[.$AG$1]+ [.AH68]*[.$AH$1]+ [.AI68]*[.$AI$1]+ [.AJ68]*[.$AJ$1]+ [.AK68]*[.$AK$1]+ [.AL68]*[.$AL$1]+ [.AM68]*[.$AM$1]+ [.AN68]*[.$AN$1]+ [.AO68]*[.$AO$1]+ [.AP68]*[.$AP$1]+ [.AQ68]*[.$AQ$1]+ [.AR68]*[.$AR$1]+ [.AS68]*[.$AS$1]+ [.AT68]*[.$AT$1]+ [.AU68]*[.$AU$1]+ [.AV68]*[.$AV$1]+ [.AW68]*[.$AW$1]+ [.AX68]*[.$AX$1]+ [.AY68]*[.$AY$1]+ [.AZ68]*[.$AZ$1]+ [.BA68]*[.$BA$1]+ [.BB68]*[.$BB$1]+ [.BC68]*[.$BC$1]+ [.BD68]*[.$BD$1]+ [.BE68]*[.$BE$1]+ [.BF68]*[.$BF$1]+ [.BG68]*[.$BG$1]+ [.BH68]*[.$BH$1]+ [.BI68]*[.$BI$1]+ [.BJ68]*[.$BJ$1]+ [.BK68]*[.$BK$1]+ [.BL68]*[.$BL$1]+ [.BM68]*[.$BM$1]+ [.BN68]*[.$BN$1]+ [.BO68]*[.$BO$1]+ [.BP68]*[.$BP$1]+ [.BQ68]*[.$BQ$1]+ [.BR68]*[.$BR$1]+ [.BS68]*[.$BS$1]+ [.BT68]*[.$BT$1]+ [.BU68]*[.$BU$1]+ [.BV68]*[.$BV$1]+ [.BW68]*[.$BW$1]+ [.BX68]*[.$BX$1]+ [.BY68]*[.$BY$1]+ [.BZ68]*[.$BZ$1]+ [.CA68]*[.$CA$1]+ [.CB68]*[.$CB$1]+ [.CC68]*[.$CC$1]+ [.CD68]*[.$CD$1]+ [.CE68]*[.$CE$1]+ [.CF68]*[.$CF$1]+ [.CG68]*[.$CG$1]+ [.CH68]*[.$CH$1]+ [.CI68]*[.$CI$1]+ [.CJ68]*[.$CJ$1]+ [.CK68]*[.$CK$1]+ [.CL68]*[.$CL$1]+ [.CM68]*[.$CM$1]+ [.CN68]*[.$CN$1]+ [.CO68]*[.$CO$1]+ [.CP68]*[.$CP$1]+ [.CQ68]*[.$CQ$1]+ [.CR68]*[.$CR$1]+ [.CS68]*[.$CS$1]+ [.CT68]*[.$CT$1]+ [.CU68]*[.$CU$1]+ [.CV68]*[.$CV$1]+ [.CW68]*[.$CW$1]+ [.CX68]*[.$CX$1]+ [.CY68]*[.$CY$1]+ [.CZ68]*[.$CZ$1]+ [.DA68]*[.$DA$1]+ [.DB68]*[.$DB$1]+ [.DC68]*[.$DC$1]+ [.DD68]*[.$DD$1]+ [.DE68]*[.$DE$1]+ [.DF68]*[.$DF$1]+ [.DG68]*[.$DG$1]+ [.DH68]*[.$DH$1]+ [.DI68]*[.$DI$1]+ [.DJ68]*[.$DJ$1]+ [.DK68]*[.$DK$1]+ [.DL68]*[.$DL$1]+ [.DM68]*[.$DM$1]+ [.DN68]*[.$DN$1]+ [.DO68]*[.$DO$1]+ [.DP68]*[.$DP$1]+ [.DQ68]*[.$DQ$1]+ [.DR68]*[.$DR$1]+ [.DS68]*[.$DS$1]+ [.DT68]*[.$DT$1]+ [.DU68]*[.$DU$1]+ [.DV68]*[.$DV$1]+ [.DW68]*[.$DW$1]+ [.DX68]*[.$DX$1]+ [.DY68]*[.$DY$1]+ [.DZ68]*[.$DZ$1]+ [.EA68]*[.$EA$1]+ [.EB68]*[.$EB$1]+ [.EC68]*[.$EC$1]+ [.ED68]*[.$ED$1]+ [.EE68]*[.$EE$1]+ [.EF68]*[.$EF$1]+ [.EG68]*[.$EG$1]+ [.EH68]*[.$EH$1]+ [.EI68]*[.$EI$1]+ [.EJ68]*[.$EJ$1]+ [.EK68]*[.$EK$1]+ [.EL68]*[.$EL$1]+ [.EM68]*[.$EM$1]+ [.EN68]*[.$EN$1]+ [.EO68]*[.$EO$1]+ [.EP68]*[.$EP$1]+ [.EQ68]*[.$EQ$1]+ [.ER68]*[.$ER$1]+ [.ES68]*[.$ES$1]+ [.ET68]*[.$ET$1]+ [.EU68]*[.$EU$1]+ [.EV68]*[.$EV$1]+ [.EW68]*[.$EW$1]+ [.EX68]*[.$EX$1]+ [.EY68]*[.$EY$1]+ [.EZ68]*[.$EZ$1]+ [.FA68]*[.$FA$1]+ [.FB68]*[.$FB$1]+ [.FC68]*[.$FC$1]+ [.FD68]*[.$FD$1]+ [.FE68]*[.$FE$1]+ [.FF68]*[.$FF$1]+ [.FG68]*[.$FG$1]+ [.FH68]*[.$FH$1]+ [.FI68]*[.$FI$1]+ [.FJ68]*[.$FJ$1]+ [.FK68]*[.$FK$1]+ [.FL68]*[.$FL$1]+ [.FM68]*[.$FM$1]+ [.FN68]*[.$FN$1]+ [.FO68]*[.$FO$1]+ [.FP68]*[.$FP$1]+ [.FQ68]*[.$FQ$1]+ [.FR68]*[.$FR$1]+ [.FS68]*[.$FS$1]+ [.FT68]*[.$FT$1]+ [.FU68]*[.$FU$1]+ [.FV68]*[.$FV$1]+ [.FW68]*[.$FW$1]+ [.FX68]*[.$FX$1]+ [.FY68]*[.$FY$1]+ [.FZ68]*[.$FZ$1]+ [.GA68]*[.$GA$1]+ [.GB68]*[.$GB$1]+ [.GC68]*[.$GC$1]+ [.GD68]*[.$GD$1]+ [.GE68]*[.$GE$1]+ [.GF68]*[.$GF$1]+ [.GG68]*[.$GG$1]+ [.GH68]*[.$GH$1]+ [.GI68]*[.$GI$1]+ [.GJ68]*[.$GJ$1]+ [.GK68]*[.$GK$1]+ [.GL68]*[.$GL$1]+ [.GM68]*[.$GM$1]+ [.GN68]*[.$GN$1]+ [.GO68]*[.$GO$1]+ [.GP68]*[.$GP$1]+ [.GQ68]*[.$GQ$1]+ [.GR68]*[.$GR$1]+ [.GS68]*[.$GS$1]+ [.GT68]*[.$GT$1]+ [.GU68]*[.$GU$1]+ [.GV68]*[.$GV$1]+ [.GW68]*[.$GW$1]+ [.GX68]*[.$GX$1]+ [.GY68]*[.$GY$1]+ [.GZ68]*[.$GZ$1]+ [.HA68]*[.$HA$1]+ [.HB68]*[.$HB$1]+ [.HC68]*[.$HC$1]+ [.HD68]*[.$HD$1]+ [.HE68]*[.$HE$1]+ [.HF68]*[.$HF$1]+ [.HG68]*[.$HG$1]+ [.HH68]*[.$HH$1]+ [.HI68]*[.$HI$1]+ [.HJ68]*[.$HJ$1]+ [.HK68]*[.$HK$1]+ [.HL68]*[.$HL$1]+ [.HM68]*[.$HM$1]+ [.HN68]*[.$HN$1]+ [.HO68]*[.$HO$1]+ [.HP68]*[.$HP$1]+ [.HQ68]*[.$HQ$1]+ [.HR68]*[.$HR$1]+ [.HS68]*[.$HS$1]+ [.HT68]*[.$HT$1]+ [.HU68]*[.$HU$1]+ [.HV68]*[.$HV$1]+ [.HW68]*[.$HW$1]+ [.HX68]*[.$HX$1]+ [.HY68]*[.$HY$1]+ [.HZ68]*[.$HZ$1]+ [.IA68]*[.$IA$1]+ [.IB68]*[.$IB$1]+ [.IC68]*[.$IC$1]+ [.ID68]*[.$ID$1]+ [.IE68]*[.$IE$1]+ [.IF68]*[.$IF$1]+ [.IG68]*[.$IG$1]+ [.IH68]*[.$IH$1]+ [.II68]*[.$II$1]+ [.IJ68]*[.$IJ$1]+ [.IK68]*[.$IK$1]+ [.IL68]*[.$IL$1]+ [.IM68]*[.$IM$1]+ [.IN68]*[.$IN$1]+ [.IO68]*[.$IO$1]+ [.IP68]*[.$IP$1]+ [.IQ68]*[.$IQ$1]+ [.IR68]*[.$IR$1]+ [.IS68]*[.$IS$1]+ [.IT68]*[.$IT$1]+ [.IU68]*[.$IU$1]+ [.IV68]*[.$IV$1]+ [.IW68]*[.$IW$1]+ [.IX68]*[.$IX$1]+ [.IY68]*[.$IY$1]+ [.IZ68]*[.$IZ$1]+ [.JA68]*[.$JA$1]+ [.JB68]*[.$JB$1]+ [.JC68]*[.$JC$1]+ [.JD68]*[.$JD$1]+ [.JE68]*[.$JE$1]+ [.JF68]*[.$JF$1]+ [.JG68]*[.$JG$1]+ [.JH68]*[.$JH$1]+ [.JI68]*[.$JI$1]+ [.JJ68]*[.$JJ$1]+ [.JK68]*[.$JK$1]+ [.JL68]*[.$JL$1]+ [.JM68]*[.$JM$1]+ [.JN68]*[.$JN$1]+ [.JO68]*[.$JO$1]+ [.JP68]*[.$JP$1]+ [.JQ68]*[.$JQ$1]+ [.JR68]*[.$JR$1]+ [.JS68]*[.$JS$1]+ [.JT68]*[.$JT$1]+ [.JU68]*[.$JU$1]+ [.JV68]*[.$JV$1]+ [.JW68]*[.$JW$1]+ [.JX68]*[.$JX$1]+ [.JY68]*[.$JY$1]+ [.JZ68]*[.$JZ$1]+ [.KA68]*[.$KA$1]+ [.KB68]*[.$KB$1]+ [.KC68]*[.$KC$1]+ [.KD68]*[.$KD$1]+ [.KE68]*[.$KE$1]+ [.KF68]*[.$KF$1]+ [.KG68]*[.$KG$1]+ [.KH68]*[.$KH$1]+ [.KI68]*[.$KI$1]+ [.KJ68]*[.$KJ$1]+ [.KK68]*[.$KK$1]+ [.KL68]*[.$KL$1]) /COUNT([.B68:.KL68]);0)" office:value-type="float" office:value="0" calcext:value-type="float">
            <text:p>0</text:p>
          </table:table-cell>
          <table:table-cell table:formula="of:=IF([.KN68]&lt;&gt;[.KM68];&quot;X&quot;;&quot;&quot;)">
            <text:p/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SUM([.B69:.KL69])/COUNT([.B69:.KL69]);0)" office:value-type="float" office:value="0" calcext:value-type="float">
            <text:p>0</text:p>
          </table:table-cell>
          <table:table-cell table:formula="of:=ROUND(([.B69]*[.$B$1]+ [.C69]*[.$C$1]+ [.D69]*[.$D$1]+ [.E69]*[.$E$1]+ [.F69]*[.$F$1]+ [.G69]*[.$G$1]+ [.H69]*[.$H$1]+ [.I69]*[.$I$1]+ [.J69]*[.$J$1]+ [.K69]*[.$K$1]+ [.L69]*[.$L$1]+ [.M69]*[.$M$1]+ [.N69]*[.$N$1]+ [.O69]*[.$O$1]+ [.P69]*[.$P$1]+ [.Q69]*[.$Q$1]+ [.R69]*[.$R$1]+ [.S69]*[.$S$1]+ [.T69]*[.$T$1]+ [.U69]*[.$U$1]+ [.V69]*[.$V$1]+ [.W69]*[.$W$1]+ [.X69]*[.$X$1]+ [.Y69]*[.$Y$1]+ [.Z69]*[.$Z$1]+ [.AA69]*[.$AA$1]+ [.AB69]*[.$AB$1]+ [.AC69]*[.$AC$1]+ [.AD69]*[.$AD$1]+ [.AE69]*[.$AE$1]+ [.AF69]*[.$AF$1]+ [.AG69]*[.$AG$1]+ [.AH69]*[.$AH$1]+ [.AI69]*[.$AI$1]+ [.AJ69]*[.$AJ$1]+ [.AK69]*[.$AK$1]+ [.AL69]*[.$AL$1]+ [.AM69]*[.$AM$1]+ [.AN69]*[.$AN$1]+ [.AO69]*[.$AO$1]+ [.AP69]*[.$AP$1]+ [.AQ69]*[.$AQ$1]+ [.AR69]*[.$AR$1]+ [.AS69]*[.$AS$1]+ [.AT69]*[.$AT$1]+ [.AU69]*[.$AU$1]+ [.AV69]*[.$AV$1]+ [.AW69]*[.$AW$1]+ [.AX69]*[.$AX$1]+ [.AY69]*[.$AY$1]+ [.AZ69]*[.$AZ$1]+ [.BA69]*[.$BA$1]+ [.BB69]*[.$BB$1]+ [.BC69]*[.$BC$1]+ [.BD69]*[.$BD$1]+ [.BE69]*[.$BE$1]+ [.BF69]*[.$BF$1]+ [.BG69]*[.$BG$1]+ [.BH69]*[.$BH$1]+ [.BI69]*[.$BI$1]+ [.BJ69]*[.$BJ$1]+ [.BK69]*[.$BK$1]+ [.BL69]*[.$BL$1]+ [.BM69]*[.$BM$1]+ [.BN69]*[.$BN$1]+ [.BO69]*[.$BO$1]+ [.BP69]*[.$BP$1]+ [.BQ69]*[.$BQ$1]+ [.BR69]*[.$BR$1]+ [.BS69]*[.$BS$1]+ [.BT69]*[.$BT$1]+ [.BU69]*[.$BU$1]+ [.BV69]*[.$BV$1]+ [.BW69]*[.$BW$1]+ [.BX69]*[.$BX$1]+ [.BY69]*[.$BY$1]+ [.BZ69]*[.$BZ$1]+ [.CA69]*[.$CA$1]+ [.CB69]*[.$CB$1]+ [.CC69]*[.$CC$1]+ [.CD69]*[.$CD$1]+ [.CE69]*[.$CE$1]+ [.CF69]*[.$CF$1]+ [.CG69]*[.$CG$1]+ [.CH69]*[.$CH$1]+ [.CI69]*[.$CI$1]+ [.CJ69]*[.$CJ$1]+ [.CK69]*[.$CK$1]+ [.CL69]*[.$CL$1]+ [.CM69]*[.$CM$1]+ [.CN69]*[.$CN$1]+ [.CO69]*[.$CO$1]+ [.CP69]*[.$CP$1]+ [.CQ69]*[.$CQ$1]+ [.CR69]*[.$CR$1]+ [.CS69]*[.$CS$1]+ [.CT69]*[.$CT$1]+ [.CU69]*[.$CU$1]+ [.CV69]*[.$CV$1]+ [.CW69]*[.$CW$1]+ [.CX69]*[.$CX$1]+ [.CY69]*[.$CY$1]+ [.CZ69]*[.$CZ$1]+ [.DA69]*[.$DA$1]+ [.DB69]*[.$DB$1]+ [.DC69]*[.$DC$1]+ [.DD69]*[.$DD$1]+ [.DE69]*[.$DE$1]+ [.DF69]*[.$DF$1]+ [.DG69]*[.$DG$1]+ [.DH69]*[.$DH$1]+ [.DI69]*[.$DI$1]+ [.DJ69]*[.$DJ$1]+ [.DK69]*[.$DK$1]+ [.DL69]*[.$DL$1]+ [.DM69]*[.$DM$1]+ [.DN69]*[.$DN$1]+ [.DO69]*[.$DO$1]+ [.DP69]*[.$DP$1]+ [.DQ69]*[.$DQ$1]+ [.DR69]*[.$DR$1]+ [.DS69]*[.$DS$1]+ [.DT69]*[.$DT$1]+ [.DU69]*[.$DU$1]+ [.DV69]*[.$DV$1]+ [.DW69]*[.$DW$1]+ [.DX69]*[.$DX$1]+ [.DY69]*[.$DY$1]+ [.DZ69]*[.$DZ$1]+ [.EA69]*[.$EA$1]+ [.EB69]*[.$EB$1]+ [.EC69]*[.$EC$1]+ [.ED69]*[.$ED$1]+ [.EE69]*[.$EE$1]+ [.EF69]*[.$EF$1]+ [.EG69]*[.$EG$1]+ [.EH69]*[.$EH$1]+ [.EI69]*[.$EI$1]+ [.EJ69]*[.$EJ$1]+ [.EK69]*[.$EK$1]+ [.EL69]*[.$EL$1]+ [.EM69]*[.$EM$1]+ [.EN69]*[.$EN$1]+ [.EO69]*[.$EO$1]+ [.EP69]*[.$EP$1]+ [.EQ69]*[.$EQ$1]+ [.ER69]*[.$ER$1]+ [.ES69]*[.$ES$1]+ [.ET69]*[.$ET$1]+ [.EU69]*[.$EU$1]+ [.EV69]*[.$EV$1]+ [.EW69]*[.$EW$1]+ [.EX69]*[.$EX$1]+ [.EY69]*[.$EY$1]+ [.EZ69]*[.$EZ$1]+ [.FA69]*[.$FA$1]+ [.FB69]*[.$FB$1]+ [.FC69]*[.$FC$1]+ [.FD69]*[.$FD$1]+ [.FE69]*[.$FE$1]+ [.FF69]*[.$FF$1]+ [.FG69]*[.$FG$1]+ [.FH69]*[.$FH$1]+ [.FI69]*[.$FI$1]+ [.FJ69]*[.$FJ$1]+ [.FK69]*[.$FK$1]+ [.FL69]*[.$FL$1]+ [.FM69]*[.$FM$1]+ [.FN69]*[.$FN$1]+ [.FO69]*[.$FO$1]+ [.FP69]*[.$FP$1]+ [.FQ69]*[.$FQ$1]+ [.FR69]*[.$FR$1]+ [.FS69]*[.$FS$1]+ [.FT69]*[.$FT$1]+ [.FU69]*[.$FU$1]+ [.FV69]*[.$FV$1]+ [.FW69]*[.$FW$1]+ [.FX69]*[.$FX$1]+ [.FY69]*[.$FY$1]+ [.FZ69]*[.$FZ$1]+ [.GA69]*[.$GA$1]+ [.GB69]*[.$GB$1]+ [.GC69]*[.$GC$1]+ [.GD69]*[.$GD$1]+ [.GE69]*[.$GE$1]+ [.GF69]*[.$GF$1]+ [.GG69]*[.$GG$1]+ [.GH69]*[.$GH$1]+ [.GI69]*[.$GI$1]+ [.GJ69]*[.$GJ$1]+ [.GK69]*[.$GK$1]+ [.GL69]*[.$GL$1]+ [.GM69]*[.$GM$1]+ [.GN69]*[.$GN$1]+ [.GO69]*[.$GO$1]+ [.GP69]*[.$GP$1]+ [.GQ69]*[.$GQ$1]+ [.GR69]*[.$GR$1]+ [.GS69]*[.$GS$1]+ [.GT69]*[.$GT$1]+ [.GU69]*[.$GU$1]+ [.GV69]*[.$GV$1]+ [.GW69]*[.$GW$1]+ [.GX69]*[.$GX$1]+ [.GY69]*[.$GY$1]+ [.GZ69]*[.$GZ$1]+ [.HA69]*[.$HA$1]+ [.HB69]*[.$HB$1]+ [.HC69]*[.$HC$1]+ [.HD69]*[.$HD$1]+ [.HE69]*[.$HE$1]+ [.HF69]*[.$HF$1]+ [.HG69]*[.$HG$1]+ [.HH69]*[.$HH$1]+ [.HI69]*[.$HI$1]+ [.HJ69]*[.$HJ$1]+ [.HK69]*[.$HK$1]+ [.HL69]*[.$HL$1]+ [.HM69]*[.$HM$1]+ [.HN69]*[.$HN$1]+ [.HO69]*[.$HO$1]+ [.HP69]*[.$HP$1]+ [.HQ69]*[.$HQ$1]+ [.HR69]*[.$HR$1]+ [.HS69]*[.$HS$1]+ [.HT69]*[.$HT$1]+ [.HU69]*[.$HU$1]+ [.HV69]*[.$HV$1]+ [.HW69]*[.$HW$1]+ [.HX69]*[.$HX$1]+ [.HY69]*[.$HY$1]+ [.HZ69]*[.$HZ$1]+ [.IA69]*[.$IA$1]+ [.IB69]*[.$IB$1]+ [.IC69]*[.$IC$1]+ [.ID69]*[.$ID$1]+ [.IE69]*[.$IE$1]+ [.IF69]*[.$IF$1]+ [.IG69]*[.$IG$1]+ [.IH69]*[.$IH$1]+ [.II69]*[.$II$1]+ [.IJ69]*[.$IJ$1]+ [.IK69]*[.$IK$1]+ [.IL69]*[.$IL$1]+ [.IM69]*[.$IM$1]+ [.IN69]*[.$IN$1]+ [.IO69]*[.$IO$1]+ [.IP69]*[.$IP$1]+ [.IQ69]*[.$IQ$1]+ [.IR69]*[.$IR$1]+ [.IS69]*[.$IS$1]+ [.IT69]*[.$IT$1]+ [.IU69]*[.$IU$1]+ [.IV69]*[.$IV$1]+ [.IW69]*[.$IW$1]+ [.IX69]*[.$IX$1]+ [.IY69]*[.$IY$1]+ [.IZ69]*[.$IZ$1]+ [.JA69]*[.$JA$1]+ [.JB69]*[.$JB$1]+ [.JC69]*[.$JC$1]+ [.JD69]*[.$JD$1]+ [.JE69]*[.$JE$1]+ [.JF69]*[.$JF$1]+ [.JG69]*[.$JG$1]+ [.JH69]*[.$JH$1]+ [.JI69]*[.$JI$1]+ [.JJ69]*[.$JJ$1]+ [.JK69]*[.$JK$1]+ [.JL69]*[.$JL$1]+ [.JM69]*[.$JM$1]+ [.JN69]*[.$JN$1]+ [.JO69]*[.$JO$1]+ [.JP69]*[.$JP$1]+ [.JQ69]*[.$JQ$1]+ [.JR69]*[.$JR$1]+ [.JS69]*[.$JS$1]+ [.JT69]*[.$JT$1]+ [.JU69]*[.$JU$1]+ [.JV69]*[.$JV$1]+ [.JW69]*[.$JW$1]+ [.JX69]*[.$JX$1]+ [.JY69]*[.$JY$1]+ [.JZ69]*[.$JZ$1]+ [.KA69]*[.$KA$1]+ [.KB69]*[.$KB$1]+ [.KC69]*[.$KC$1]+ [.KD69]*[.$KD$1]+ [.KE69]*[.$KE$1]+ [.KF69]*[.$KF$1]+ [.KG69]*[.$KG$1]+ [.KH69]*[.$KH$1]+ [.KI69]*[.$KI$1]+ [.KJ69]*[.$KJ$1]+ [.KK69]*[.$KK$1]+ [.KL69]*[.$KL$1]) /COUNT([.B69:.KL69]);0)" office:value-type="float" office:value="0" calcext:value-type="float">
            <text:p>0</text:p>
          </table:table-cell>
          <table:table-cell table:formula="of:=IF([.KN69]&lt;&gt;[.KM69];&quot;X&quot;;&quot;&quot;)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ROUND(SUM([.B70:.KL70])/COUNT([.B70:.KL70]);0)" office:value-type="float" office:value="1" calcext:value-type="float">
            <text:p>1</text:p>
          </table:table-cell>
          <table:table-cell table:formula="of:=ROUND(([.B70]*[.$B$1]+ [.C70]*[.$C$1]+ [.D70]*[.$D$1]+ [.E70]*[.$E$1]+ [.F70]*[.$F$1]+ [.G70]*[.$G$1]+ [.H70]*[.$H$1]+ [.I70]*[.$I$1]+ [.J70]*[.$J$1]+ [.K70]*[.$K$1]+ [.L70]*[.$L$1]+ [.M70]*[.$M$1]+ [.N70]*[.$N$1]+ [.O70]*[.$O$1]+ [.P70]*[.$P$1]+ [.Q70]*[.$Q$1]+ [.R70]*[.$R$1]+ [.S70]*[.$S$1]+ [.T70]*[.$T$1]+ [.U70]*[.$U$1]+ [.V70]*[.$V$1]+ [.W70]*[.$W$1]+ [.X70]*[.$X$1]+ [.Y70]*[.$Y$1]+ [.Z70]*[.$Z$1]+ [.AA70]*[.$AA$1]+ [.AB70]*[.$AB$1]+ [.AC70]*[.$AC$1]+ [.AD70]*[.$AD$1]+ [.AE70]*[.$AE$1]+ [.AF70]*[.$AF$1]+ [.AG70]*[.$AG$1]+ [.AH70]*[.$AH$1]+ [.AI70]*[.$AI$1]+ [.AJ70]*[.$AJ$1]+ [.AK70]*[.$AK$1]+ [.AL70]*[.$AL$1]+ [.AM70]*[.$AM$1]+ [.AN70]*[.$AN$1]+ [.AO70]*[.$AO$1]+ [.AP70]*[.$AP$1]+ [.AQ70]*[.$AQ$1]+ [.AR70]*[.$AR$1]+ [.AS70]*[.$AS$1]+ [.AT70]*[.$AT$1]+ [.AU70]*[.$AU$1]+ [.AV70]*[.$AV$1]+ [.AW70]*[.$AW$1]+ [.AX70]*[.$AX$1]+ [.AY70]*[.$AY$1]+ [.AZ70]*[.$AZ$1]+ [.BA70]*[.$BA$1]+ [.BB70]*[.$BB$1]+ [.BC70]*[.$BC$1]+ [.BD70]*[.$BD$1]+ [.BE70]*[.$BE$1]+ [.BF70]*[.$BF$1]+ [.BG70]*[.$BG$1]+ [.BH70]*[.$BH$1]+ [.BI70]*[.$BI$1]+ [.BJ70]*[.$BJ$1]+ [.BK70]*[.$BK$1]+ [.BL70]*[.$BL$1]+ [.BM70]*[.$BM$1]+ [.BN70]*[.$BN$1]+ [.BO70]*[.$BO$1]+ [.BP70]*[.$BP$1]+ [.BQ70]*[.$BQ$1]+ [.BR70]*[.$BR$1]+ [.BS70]*[.$BS$1]+ [.BT70]*[.$BT$1]+ [.BU70]*[.$BU$1]+ [.BV70]*[.$BV$1]+ [.BW70]*[.$BW$1]+ [.BX70]*[.$BX$1]+ [.BY70]*[.$BY$1]+ [.BZ70]*[.$BZ$1]+ [.CA70]*[.$CA$1]+ [.CB70]*[.$CB$1]+ [.CC70]*[.$CC$1]+ [.CD70]*[.$CD$1]+ [.CE70]*[.$CE$1]+ [.CF70]*[.$CF$1]+ [.CG70]*[.$CG$1]+ [.CH70]*[.$CH$1]+ [.CI70]*[.$CI$1]+ [.CJ70]*[.$CJ$1]+ [.CK70]*[.$CK$1]+ [.CL70]*[.$CL$1]+ [.CM70]*[.$CM$1]+ [.CN70]*[.$CN$1]+ [.CO70]*[.$CO$1]+ [.CP70]*[.$CP$1]+ [.CQ70]*[.$CQ$1]+ [.CR70]*[.$CR$1]+ [.CS70]*[.$CS$1]+ [.CT70]*[.$CT$1]+ [.CU70]*[.$CU$1]+ [.CV70]*[.$CV$1]+ [.CW70]*[.$CW$1]+ [.CX70]*[.$CX$1]+ [.CY70]*[.$CY$1]+ [.CZ70]*[.$CZ$1]+ [.DA70]*[.$DA$1]+ [.DB70]*[.$DB$1]+ [.DC70]*[.$DC$1]+ [.DD70]*[.$DD$1]+ [.DE70]*[.$DE$1]+ [.DF70]*[.$DF$1]+ [.DG70]*[.$DG$1]+ [.DH70]*[.$DH$1]+ [.DI70]*[.$DI$1]+ [.DJ70]*[.$DJ$1]+ [.DK70]*[.$DK$1]+ [.DL70]*[.$DL$1]+ [.DM70]*[.$DM$1]+ [.DN70]*[.$DN$1]+ [.DO70]*[.$DO$1]+ [.DP70]*[.$DP$1]+ [.DQ70]*[.$DQ$1]+ [.DR70]*[.$DR$1]+ [.DS70]*[.$DS$1]+ [.DT70]*[.$DT$1]+ [.DU70]*[.$DU$1]+ [.DV70]*[.$DV$1]+ [.DW70]*[.$DW$1]+ [.DX70]*[.$DX$1]+ [.DY70]*[.$DY$1]+ [.DZ70]*[.$DZ$1]+ [.EA70]*[.$EA$1]+ [.EB70]*[.$EB$1]+ [.EC70]*[.$EC$1]+ [.ED70]*[.$ED$1]+ [.EE70]*[.$EE$1]+ [.EF70]*[.$EF$1]+ [.EG70]*[.$EG$1]+ [.EH70]*[.$EH$1]+ [.EI70]*[.$EI$1]+ [.EJ70]*[.$EJ$1]+ [.EK70]*[.$EK$1]+ [.EL70]*[.$EL$1]+ [.EM70]*[.$EM$1]+ [.EN70]*[.$EN$1]+ [.EO70]*[.$EO$1]+ [.EP70]*[.$EP$1]+ [.EQ70]*[.$EQ$1]+ [.ER70]*[.$ER$1]+ [.ES70]*[.$ES$1]+ [.ET70]*[.$ET$1]+ [.EU70]*[.$EU$1]+ [.EV70]*[.$EV$1]+ [.EW70]*[.$EW$1]+ [.EX70]*[.$EX$1]+ [.EY70]*[.$EY$1]+ [.EZ70]*[.$EZ$1]+ [.FA70]*[.$FA$1]+ [.FB70]*[.$FB$1]+ [.FC70]*[.$FC$1]+ [.FD70]*[.$FD$1]+ [.FE70]*[.$FE$1]+ [.FF70]*[.$FF$1]+ [.FG70]*[.$FG$1]+ [.FH70]*[.$FH$1]+ [.FI70]*[.$FI$1]+ [.FJ70]*[.$FJ$1]+ [.FK70]*[.$FK$1]+ [.FL70]*[.$FL$1]+ [.FM70]*[.$FM$1]+ [.FN70]*[.$FN$1]+ [.FO70]*[.$FO$1]+ [.FP70]*[.$FP$1]+ [.FQ70]*[.$FQ$1]+ [.FR70]*[.$FR$1]+ [.FS70]*[.$FS$1]+ [.FT70]*[.$FT$1]+ [.FU70]*[.$FU$1]+ [.FV70]*[.$FV$1]+ [.FW70]*[.$FW$1]+ [.FX70]*[.$FX$1]+ [.FY70]*[.$FY$1]+ [.FZ70]*[.$FZ$1]+ [.GA70]*[.$GA$1]+ [.GB70]*[.$GB$1]+ [.GC70]*[.$GC$1]+ [.GD70]*[.$GD$1]+ [.GE70]*[.$GE$1]+ [.GF70]*[.$GF$1]+ [.GG70]*[.$GG$1]+ [.GH70]*[.$GH$1]+ [.GI70]*[.$GI$1]+ [.GJ70]*[.$GJ$1]+ [.GK70]*[.$GK$1]+ [.GL70]*[.$GL$1]+ [.GM70]*[.$GM$1]+ [.GN70]*[.$GN$1]+ [.GO70]*[.$GO$1]+ [.GP70]*[.$GP$1]+ [.GQ70]*[.$GQ$1]+ [.GR70]*[.$GR$1]+ [.GS70]*[.$GS$1]+ [.GT70]*[.$GT$1]+ [.GU70]*[.$GU$1]+ [.GV70]*[.$GV$1]+ [.GW70]*[.$GW$1]+ [.GX70]*[.$GX$1]+ [.GY70]*[.$GY$1]+ [.GZ70]*[.$GZ$1]+ [.HA70]*[.$HA$1]+ [.HB70]*[.$HB$1]+ [.HC70]*[.$HC$1]+ [.HD70]*[.$HD$1]+ [.HE70]*[.$HE$1]+ [.HF70]*[.$HF$1]+ [.HG70]*[.$HG$1]+ [.HH70]*[.$HH$1]+ [.HI70]*[.$HI$1]+ [.HJ70]*[.$HJ$1]+ [.HK70]*[.$HK$1]+ [.HL70]*[.$HL$1]+ [.HM70]*[.$HM$1]+ [.HN70]*[.$HN$1]+ [.HO70]*[.$HO$1]+ [.HP70]*[.$HP$1]+ [.HQ70]*[.$HQ$1]+ [.HR70]*[.$HR$1]+ [.HS70]*[.$HS$1]+ [.HT70]*[.$HT$1]+ [.HU70]*[.$HU$1]+ [.HV70]*[.$HV$1]+ [.HW70]*[.$HW$1]+ [.HX70]*[.$HX$1]+ [.HY70]*[.$HY$1]+ [.HZ70]*[.$HZ$1]+ [.IA70]*[.$IA$1]+ [.IB70]*[.$IB$1]+ [.IC70]*[.$IC$1]+ [.ID70]*[.$ID$1]+ [.IE70]*[.$IE$1]+ [.IF70]*[.$IF$1]+ [.IG70]*[.$IG$1]+ [.IH70]*[.$IH$1]+ [.II70]*[.$II$1]+ [.IJ70]*[.$IJ$1]+ [.IK70]*[.$IK$1]+ [.IL70]*[.$IL$1]+ [.IM70]*[.$IM$1]+ [.IN70]*[.$IN$1]+ [.IO70]*[.$IO$1]+ [.IP70]*[.$IP$1]+ [.IQ70]*[.$IQ$1]+ [.IR70]*[.$IR$1]+ [.IS70]*[.$IS$1]+ [.IT70]*[.$IT$1]+ [.IU70]*[.$IU$1]+ [.IV70]*[.$IV$1]+ [.IW70]*[.$IW$1]+ [.IX70]*[.$IX$1]+ [.IY70]*[.$IY$1]+ [.IZ70]*[.$IZ$1]+ [.JA70]*[.$JA$1]+ [.JB70]*[.$JB$1]+ [.JC70]*[.$JC$1]+ [.JD70]*[.$JD$1]+ [.JE70]*[.$JE$1]+ [.JF70]*[.$JF$1]+ [.JG70]*[.$JG$1]+ [.JH70]*[.$JH$1]+ [.JI70]*[.$JI$1]+ [.JJ70]*[.$JJ$1]+ [.JK70]*[.$JK$1]+ [.JL70]*[.$JL$1]+ [.JM70]*[.$JM$1]+ [.JN70]*[.$JN$1]+ [.JO70]*[.$JO$1]+ [.JP70]*[.$JP$1]+ [.JQ70]*[.$JQ$1]+ [.JR70]*[.$JR$1]+ [.JS70]*[.$JS$1]+ [.JT70]*[.$JT$1]+ [.JU70]*[.$JU$1]+ [.JV70]*[.$JV$1]+ [.JW70]*[.$JW$1]+ [.JX70]*[.$JX$1]+ [.JY70]*[.$JY$1]+ [.JZ70]*[.$JZ$1]+ [.KA70]*[.$KA$1]+ [.KB70]*[.$KB$1]+ [.KC70]*[.$KC$1]+ [.KD70]*[.$KD$1]+ [.KE70]*[.$KE$1]+ [.KF70]*[.$KF$1]+ [.KG70]*[.$KG$1]+ [.KH70]*[.$KH$1]+ [.KI70]*[.$KI$1]+ [.KJ70]*[.$KJ$1]+ [.KK70]*[.$KK$1]+ [.KL70]*[.$KL$1]) /COUNT([.B70:.KL70]);0)" office:value-type="float" office:value="0" calcext:value-type="float">
            <text:p>0</text:p>
          </table:table-cell>
          <table:table-cell table:formula="of:=IF([.KN70]&lt;&gt;[.KM70];&quot;X&quot;;&quot;&quot;)" office:value-type="string" office:string-value="X" calcext:value-type="string">
            <text:p>X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ROUND(SUM([.B71:.KL71])/COUNT([.B71:.KL71]);0)" office:value-type="float" office:value="1" calcext:value-type="float">
            <text:p>1</text:p>
          </table:table-cell>
          <table:table-cell table:formula="of:=ROUND(([.B71]*[.$B$1]+ [.C71]*[.$C$1]+ [.D71]*[.$D$1]+ [.E71]*[.$E$1]+ [.F71]*[.$F$1]+ [.G71]*[.$G$1]+ [.H71]*[.$H$1]+ [.I71]*[.$I$1]+ [.J71]*[.$J$1]+ [.K71]*[.$K$1]+ [.L71]*[.$L$1]+ [.M71]*[.$M$1]+ [.N71]*[.$N$1]+ [.O71]*[.$O$1]+ [.P71]*[.$P$1]+ [.Q71]*[.$Q$1]+ [.R71]*[.$R$1]+ [.S71]*[.$S$1]+ [.T71]*[.$T$1]+ [.U71]*[.$U$1]+ [.V71]*[.$V$1]+ [.W71]*[.$W$1]+ [.X71]*[.$X$1]+ [.Y71]*[.$Y$1]+ [.Z71]*[.$Z$1]+ [.AA71]*[.$AA$1]+ [.AB71]*[.$AB$1]+ [.AC71]*[.$AC$1]+ [.AD71]*[.$AD$1]+ [.AE71]*[.$AE$1]+ [.AF71]*[.$AF$1]+ [.AG71]*[.$AG$1]+ [.AH71]*[.$AH$1]+ [.AI71]*[.$AI$1]+ [.AJ71]*[.$AJ$1]+ [.AK71]*[.$AK$1]+ [.AL71]*[.$AL$1]+ [.AM71]*[.$AM$1]+ [.AN71]*[.$AN$1]+ [.AO71]*[.$AO$1]+ [.AP71]*[.$AP$1]+ [.AQ71]*[.$AQ$1]+ [.AR71]*[.$AR$1]+ [.AS71]*[.$AS$1]+ [.AT71]*[.$AT$1]+ [.AU71]*[.$AU$1]+ [.AV71]*[.$AV$1]+ [.AW71]*[.$AW$1]+ [.AX71]*[.$AX$1]+ [.AY71]*[.$AY$1]+ [.AZ71]*[.$AZ$1]+ [.BA71]*[.$BA$1]+ [.BB71]*[.$BB$1]+ [.BC71]*[.$BC$1]+ [.BD71]*[.$BD$1]+ [.BE71]*[.$BE$1]+ [.BF71]*[.$BF$1]+ [.BG71]*[.$BG$1]+ [.BH71]*[.$BH$1]+ [.BI71]*[.$BI$1]+ [.BJ71]*[.$BJ$1]+ [.BK71]*[.$BK$1]+ [.BL71]*[.$BL$1]+ [.BM71]*[.$BM$1]+ [.BN71]*[.$BN$1]+ [.BO71]*[.$BO$1]+ [.BP71]*[.$BP$1]+ [.BQ71]*[.$BQ$1]+ [.BR71]*[.$BR$1]+ [.BS71]*[.$BS$1]+ [.BT71]*[.$BT$1]+ [.BU71]*[.$BU$1]+ [.BV71]*[.$BV$1]+ [.BW71]*[.$BW$1]+ [.BX71]*[.$BX$1]+ [.BY71]*[.$BY$1]+ [.BZ71]*[.$BZ$1]+ [.CA71]*[.$CA$1]+ [.CB71]*[.$CB$1]+ [.CC71]*[.$CC$1]+ [.CD71]*[.$CD$1]+ [.CE71]*[.$CE$1]+ [.CF71]*[.$CF$1]+ [.CG71]*[.$CG$1]+ [.CH71]*[.$CH$1]+ [.CI71]*[.$CI$1]+ [.CJ71]*[.$CJ$1]+ [.CK71]*[.$CK$1]+ [.CL71]*[.$CL$1]+ [.CM71]*[.$CM$1]+ [.CN71]*[.$CN$1]+ [.CO71]*[.$CO$1]+ [.CP71]*[.$CP$1]+ [.CQ71]*[.$CQ$1]+ [.CR71]*[.$CR$1]+ [.CS71]*[.$CS$1]+ [.CT71]*[.$CT$1]+ [.CU71]*[.$CU$1]+ [.CV71]*[.$CV$1]+ [.CW71]*[.$CW$1]+ [.CX71]*[.$CX$1]+ [.CY71]*[.$CY$1]+ [.CZ71]*[.$CZ$1]+ [.DA71]*[.$DA$1]+ [.DB71]*[.$DB$1]+ [.DC71]*[.$DC$1]+ [.DD71]*[.$DD$1]+ [.DE71]*[.$DE$1]+ [.DF71]*[.$DF$1]+ [.DG71]*[.$DG$1]+ [.DH71]*[.$DH$1]+ [.DI71]*[.$DI$1]+ [.DJ71]*[.$DJ$1]+ [.DK71]*[.$DK$1]+ [.DL71]*[.$DL$1]+ [.DM71]*[.$DM$1]+ [.DN71]*[.$DN$1]+ [.DO71]*[.$DO$1]+ [.DP71]*[.$DP$1]+ [.DQ71]*[.$DQ$1]+ [.DR71]*[.$DR$1]+ [.DS71]*[.$DS$1]+ [.DT71]*[.$DT$1]+ [.DU71]*[.$DU$1]+ [.DV71]*[.$DV$1]+ [.DW71]*[.$DW$1]+ [.DX71]*[.$DX$1]+ [.DY71]*[.$DY$1]+ [.DZ71]*[.$DZ$1]+ [.EA71]*[.$EA$1]+ [.EB71]*[.$EB$1]+ [.EC71]*[.$EC$1]+ [.ED71]*[.$ED$1]+ [.EE71]*[.$EE$1]+ [.EF71]*[.$EF$1]+ [.EG71]*[.$EG$1]+ [.EH71]*[.$EH$1]+ [.EI71]*[.$EI$1]+ [.EJ71]*[.$EJ$1]+ [.EK71]*[.$EK$1]+ [.EL71]*[.$EL$1]+ [.EM71]*[.$EM$1]+ [.EN71]*[.$EN$1]+ [.EO71]*[.$EO$1]+ [.EP71]*[.$EP$1]+ [.EQ71]*[.$EQ$1]+ [.ER71]*[.$ER$1]+ [.ES71]*[.$ES$1]+ [.ET71]*[.$ET$1]+ [.EU71]*[.$EU$1]+ [.EV71]*[.$EV$1]+ [.EW71]*[.$EW$1]+ [.EX71]*[.$EX$1]+ [.EY71]*[.$EY$1]+ [.EZ71]*[.$EZ$1]+ [.FA71]*[.$FA$1]+ [.FB71]*[.$FB$1]+ [.FC71]*[.$FC$1]+ [.FD71]*[.$FD$1]+ [.FE71]*[.$FE$1]+ [.FF71]*[.$FF$1]+ [.FG71]*[.$FG$1]+ [.FH71]*[.$FH$1]+ [.FI71]*[.$FI$1]+ [.FJ71]*[.$FJ$1]+ [.FK71]*[.$FK$1]+ [.FL71]*[.$FL$1]+ [.FM71]*[.$FM$1]+ [.FN71]*[.$FN$1]+ [.FO71]*[.$FO$1]+ [.FP71]*[.$FP$1]+ [.FQ71]*[.$FQ$1]+ [.FR71]*[.$FR$1]+ [.FS71]*[.$FS$1]+ [.FT71]*[.$FT$1]+ [.FU71]*[.$FU$1]+ [.FV71]*[.$FV$1]+ [.FW71]*[.$FW$1]+ [.FX71]*[.$FX$1]+ [.FY71]*[.$FY$1]+ [.FZ71]*[.$FZ$1]+ [.GA71]*[.$GA$1]+ [.GB71]*[.$GB$1]+ [.GC71]*[.$GC$1]+ [.GD71]*[.$GD$1]+ [.GE71]*[.$GE$1]+ [.GF71]*[.$GF$1]+ [.GG71]*[.$GG$1]+ [.GH71]*[.$GH$1]+ [.GI71]*[.$GI$1]+ [.GJ71]*[.$GJ$1]+ [.GK71]*[.$GK$1]+ [.GL71]*[.$GL$1]+ [.GM71]*[.$GM$1]+ [.GN71]*[.$GN$1]+ [.GO71]*[.$GO$1]+ [.GP71]*[.$GP$1]+ [.GQ71]*[.$GQ$1]+ [.GR71]*[.$GR$1]+ [.GS71]*[.$GS$1]+ [.GT71]*[.$GT$1]+ [.GU71]*[.$GU$1]+ [.GV71]*[.$GV$1]+ [.GW71]*[.$GW$1]+ [.GX71]*[.$GX$1]+ [.GY71]*[.$GY$1]+ [.GZ71]*[.$GZ$1]+ [.HA71]*[.$HA$1]+ [.HB71]*[.$HB$1]+ [.HC71]*[.$HC$1]+ [.HD71]*[.$HD$1]+ [.HE71]*[.$HE$1]+ [.HF71]*[.$HF$1]+ [.HG71]*[.$HG$1]+ [.HH71]*[.$HH$1]+ [.HI71]*[.$HI$1]+ [.HJ71]*[.$HJ$1]+ [.HK71]*[.$HK$1]+ [.HL71]*[.$HL$1]+ [.HM71]*[.$HM$1]+ [.HN71]*[.$HN$1]+ [.HO71]*[.$HO$1]+ [.HP71]*[.$HP$1]+ [.HQ71]*[.$HQ$1]+ [.HR71]*[.$HR$1]+ [.HS71]*[.$HS$1]+ [.HT71]*[.$HT$1]+ [.HU71]*[.$HU$1]+ [.HV71]*[.$HV$1]+ [.HW71]*[.$HW$1]+ [.HX71]*[.$HX$1]+ [.HY71]*[.$HY$1]+ [.HZ71]*[.$HZ$1]+ [.IA71]*[.$IA$1]+ [.IB71]*[.$IB$1]+ [.IC71]*[.$IC$1]+ [.ID71]*[.$ID$1]+ [.IE71]*[.$IE$1]+ [.IF71]*[.$IF$1]+ [.IG71]*[.$IG$1]+ [.IH71]*[.$IH$1]+ [.II71]*[.$II$1]+ [.IJ71]*[.$IJ$1]+ [.IK71]*[.$IK$1]+ [.IL71]*[.$IL$1]+ [.IM71]*[.$IM$1]+ [.IN71]*[.$IN$1]+ [.IO71]*[.$IO$1]+ [.IP71]*[.$IP$1]+ [.IQ71]*[.$IQ$1]+ [.IR71]*[.$IR$1]+ [.IS71]*[.$IS$1]+ [.IT71]*[.$IT$1]+ [.IU71]*[.$IU$1]+ [.IV71]*[.$IV$1]+ [.IW71]*[.$IW$1]+ [.IX71]*[.$IX$1]+ [.IY71]*[.$IY$1]+ [.IZ71]*[.$IZ$1]+ [.JA71]*[.$JA$1]+ [.JB71]*[.$JB$1]+ [.JC71]*[.$JC$1]+ [.JD71]*[.$JD$1]+ [.JE71]*[.$JE$1]+ [.JF71]*[.$JF$1]+ [.JG71]*[.$JG$1]+ [.JH71]*[.$JH$1]+ [.JI71]*[.$JI$1]+ [.JJ71]*[.$JJ$1]+ [.JK71]*[.$JK$1]+ [.JL71]*[.$JL$1]+ [.JM71]*[.$JM$1]+ [.JN71]*[.$JN$1]+ [.JO71]*[.$JO$1]+ [.JP71]*[.$JP$1]+ [.JQ71]*[.$JQ$1]+ [.JR71]*[.$JR$1]+ [.JS71]*[.$JS$1]+ [.JT71]*[.$JT$1]+ [.JU71]*[.$JU$1]+ [.JV71]*[.$JV$1]+ [.JW71]*[.$JW$1]+ [.JX71]*[.$JX$1]+ [.JY71]*[.$JY$1]+ [.JZ71]*[.$JZ$1]+ [.KA71]*[.$KA$1]+ [.KB71]*[.$KB$1]+ [.KC71]*[.$KC$1]+ [.KD71]*[.$KD$1]+ [.KE71]*[.$KE$1]+ [.KF71]*[.$KF$1]+ [.KG71]*[.$KG$1]+ [.KH71]*[.$KH$1]+ [.KI71]*[.$KI$1]+ [.KJ71]*[.$KJ$1]+ [.KK71]*[.$KK$1]+ [.KL71]*[.$KL$1]) /COUNT([.B71:.KL71]);0)" office:value-type="float" office:value="0" calcext:value-type="float">
            <text:p>0</text:p>
          </table:table-cell>
          <table:table-cell table:formula="of:=IF([.KN71]&lt;&gt;[.KM71];&quot;X&quot;;&quot;&quot;)" office:value-type="string" office:string-value="X" calcext:value-type="string">
            <text:p>X</text:p>
          </table:table-cell>
        </table:table-row>
        <table:table-row table:style-name="ro1">
          <table:table-cell table:number-columns-repeated="1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ROUND(SUM([.B72:.KL72])/COUNT([.B72:.KL72]);0)" office:value-type="float" office:value="1" calcext:value-type="float">
            <text:p>1</text:p>
          </table:table-cell>
          <table:table-cell table:formula="of:=ROUND(([.B72]*[.$B$1]+ [.C72]*[.$C$1]+ [.D72]*[.$D$1]+ [.E72]*[.$E$1]+ [.F72]*[.$F$1]+ [.G72]*[.$G$1]+ [.H72]*[.$H$1]+ [.I72]*[.$I$1]+ [.J72]*[.$J$1]+ [.K72]*[.$K$1]+ [.L72]*[.$L$1]+ [.M72]*[.$M$1]+ [.N72]*[.$N$1]+ [.O72]*[.$O$1]+ [.P72]*[.$P$1]+ [.Q72]*[.$Q$1]+ [.R72]*[.$R$1]+ [.S72]*[.$S$1]+ [.T72]*[.$T$1]+ [.U72]*[.$U$1]+ [.V72]*[.$V$1]+ [.W72]*[.$W$1]+ [.X72]*[.$X$1]+ [.Y72]*[.$Y$1]+ [.Z72]*[.$Z$1]+ [.AA72]*[.$AA$1]+ [.AB72]*[.$AB$1]+ [.AC72]*[.$AC$1]+ [.AD72]*[.$AD$1]+ [.AE72]*[.$AE$1]+ [.AF72]*[.$AF$1]+ [.AG72]*[.$AG$1]+ [.AH72]*[.$AH$1]+ [.AI72]*[.$AI$1]+ [.AJ72]*[.$AJ$1]+ [.AK72]*[.$AK$1]+ [.AL72]*[.$AL$1]+ [.AM72]*[.$AM$1]+ [.AN72]*[.$AN$1]+ [.AO72]*[.$AO$1]+ [.AP72]*[.$AP$1]+ [.AQ72]*[.$AQ$1]+ [.AR72]*[.$AR$1]+ [.AS72]*[.$AS$1]+ [.AT72]*[.$AT$1]+ [.AU72]*[.$AU$1]+ [.AV72]*[.$AV$1]+ [.AW72]*[.$AW$1]+ [.AX72]*[.$AX$1]+ [.AY72]*[.$AY$1]+ [.AZ72]*[.$AZ$1]+ [.BA72]*[.$BA$1]+ [.BB72]*[.$BB$1]+ [.BC72]*[.$BC$1]+ [.BD72]*[.$BD$1]+ [.BE72]*[.$BE$1]+ [.BF72]*[.$BF$1]+ [.BG72]*[.$BG$1]+ [.BH72]*[.$BH$1]+ [.BI72]*[.$BI$1]+ [.BJ72]*[.$BJ$1]+ [.BK72]*[.$BK$1]+ [.BL72]*[.$BL$1]+ [.BM72]*[.$BM$1]+ [.BN72]*[.$BN$1]+ [.BO72]*[.$BO$1]+ [.BP72]*[.$BP$1]+ [.BQ72]*[.$BQ$1]+ [.BR72]*[.$BR$1]+ [.BS72]*[.$BS$1]+ [.BT72]*[.$BT$1]+ [.BU72]*[.$BU$1]+ [.BV72]*[.$BV$1]+ [.BW72]*[.$BW$1]+ [.BX72]*[.$BX$1]+ [.BY72]*[.$BY$1]+ [.BZ72]*[.$BZ$1]+ [.CA72]*[.$CA$1]+ [.CB72]*[.$CB$1]+ [.CC72]*[.$CC$1]+ [.CD72]*[.$CD$1]+ [.CE72]*[.$CE$1]+ [.CF72]*[.$CF$1]+ [.CG72]*[.$CG$1]+ [.CH72]*[.$CH$1]+ [.CI72]*[.$CI$1]+ [.CJ72]*[.$CJ$1]+ [.CK72]*[.$CK$1]+ [.CL72]*[.$CL$1]+ [.CM72]*[.$CM$1]+ [.CN72]*[.$CN$1]+ [.CO72]*[.$CO$1]+ [.CP72]*[.$CP$1]+ [.CQ72]*[.$CQ$1]+ [.CR72]*[.$CR$1]+ [.CS72]*[.$CS$1]+ [.CT72]*[.$CT$1]+ [.CU72]*[.$CU$1]+ [.CV72]*[.$CV$1]+ [.CW72]*[.$CW$1]+ [.CX72]*[.$CX$1]+ [.CY72]*[.$CY$1]+ [.CZ72]*[.$CZ$1]+ [.DA72]*[.$DA$1]+ [.DB72]*[.$DB$1]+ [.DC72]*[.$DC$1]+ [.DD72]*[.$DD$1]+ [.DE72]*[.$DE$1]+ [.DF72]*[.$DF$1]+ [.DG72]*[.$DG$1]+ [.DH72]*[.$DH$1]+ [.DI72]*[.$DI$1]+ [.DJ72]*[.$DJ$1]+ [.DK72]*[.$DK$1]+ [.DL72]*[.$DL$1]+ [.DM72]*[.$DM$1]+ [.DN72]*[.$DN$1]+ [.DO72]*[.$DO$1]+ [.DP72]*[.$DP$1]+ [.DQ72]*[.$DQ$1]+ [.DR72]*[.$DR$1]+ [.DS72]*[.$DS$1]+ [.DT72]*[.$DT$1]+ [.DU72]*[.$DU$1]+ [.DV72]*[.$DV$1]+ [.DW72]*[.$DW$1]+ [.DX72]*[.$DX$1]+ [.DY72]*[.$DY$1]+ [.DZ72]*[.$DZ$1]+ [.EA72]*[.$EA$1]+ [.EB72]*[.$EB$1]+ [.EC72]*[.$EC$1]+ [.ED72]*[.$ED$1]+ [.EE72]*[.$EE$1]+ [.EF72]*[.$EF$1]+ [.EG72]*[.$EG$1]+ [.EH72]*[.$EH$1]+ [.EI72]*[.$EI$1]+ [.EJ72]*[.$EJ$1]+ [.EK72]*[.$EK$1]+ [.EL72]*[.$EL$1]+ [.EM72]*[.$EM$1]+ [.EN72]*[.$EN$1]+ [.EO72]*[.$EO$1]+ [.EP72]*[.$EP$1]+ [.EQ72]*[.$EQ$1]+ [.ER72]*[.$ER$1]+ [.ES72]*[.$ES$1]+ [.ET72]*[.$ET$1]+ [.EU72]*[.$EU$1]+ [.EV72]*[.$EV$1]+ [.EW72]*[.$EW$1]+ [.EX72]*[.$EX$1]+ [.EY72]*[.$EY$1]+ [.EZ72]*[.$EZ$1]+ [.FA72]*[.$FA$1]+ [.FB72]*[.$FB$1]+ [.FC72]*[.$FC$1]+ [.FD72]*[.$FD$1]+ [.FE72]*[.$FE$1]+ [.FF72]*[.$FF$1]+ [.FG72]*[.$FG$1]+ [.FH72]*[.$FH$1]+ [.FI72]*[.$FI$1]+ [.FJ72]*[.$FJ$1]+ [.FK72]*[.$FK$1]+ [.FL72]*[.$FL$1]+ [.FM72]*[.$FM$1]+ [.FN72]*[.$FN$1]+ [.FO72]*[.$FO$1]+ [.FP72]*[.$FP$1]+ [.FQ72]*[.$FQ$1]+ [.FR72]*[.$FR$1]+ [.FS72]*[.$FS$1]+ [.FT72]*[.$FT$1]+ [.FU72]*[.$FU$1]+ [.FV72]*[.$FV$1]+ [.FW72]*[.$FW$1]+ [.FX72]*[.$FX$1]+ [.FY72]*[.$FY$1]+ [.FZ72]*[.$FZ$1]+ [.GA72]*[.$GA$1]+ [.GB72]*[.$GB$1]+ [.GC72]*[.$GC$1]+ [.GD72]*[.$GD$1]+ [.GE72]*[.$GE$1]+ [.GF72]*[.$GF$1]+ [.GG72]*[.$GG$1]+ [.GH72]*[.$GH$1]+ [.GI72]*[.$GI$1]+ [.GJ72]*[.$GJ$1]+ [.GK72]*[.$GK$1]+ [.GL72]*[.$GL$1]+ [.GM72]*[.$GM$1]+ [.GN72]*[.$GN$1]+ [.GO72]*[.$GO$1]+ [.GP72]*[.$GP$1]+ [.GQ72]*[.$GQ$1]+ [.GR72]*[.$GR$1]+ [.GS72]*[.$GS$1]+ [.GT72]*[.$GT$1]+ [.GU72]*[.$GU$1]+ [.GV72]*[.$GV$1]+ [.GW72]*[.$GW$1]+ [.GX72]*[.$GX$1]+ [.GY72]*[.$GY$1]+ [.GZ72]*[.$GZ$1]+ [.HA72]*[.$HA$1]+ [.HB72]*[.$HB$1]+ [.HC72]*[.$HC$1]+ [.HD72]*[.$HD$1]+ [.HE72]*[.$HE$1]+ [.HF72]*[.$HF$1]+ [.HG72]*[.$HG$1]+ [.HH72]*[.$HH$1]+ [.HI72]*[.$HI$1]+ [.HJ72]*[.$HJ$1]+ [.HK72]*[.$HK$1]+ [.HL72]*[.$HL$1]+ [.HM72]*[.$HM$1]+ [.HN72]*[.$HN$1]+ [.HO72]*[.$HO$1]+ [.HP72]*[.$HP$1]+ [.HQ72]*[.$HQ$1]+ [.HR72]*[.$HR$1]+ [.HS72]*[.$HS$1]+ [.HT72]*[.$HT$1]+ [.HU72]*[.$HU$1]+ [.HV72]*[.$HV$1]+ [.HW72]*[.$HW$1]+ [.HX72]*[.$HX$1]+ [.HY72]*[.$HY$1]+ [.HZ72]*[.$HZ$1]+ [.IA72]*[.$IA$1]+ [.IB72]*[.$IB$1]+ [.IC72]*[.$IC$1]+ [.ID72]*[.$ID$1]+ [.IE72]*[.$IE$1]+ [.IF72]*[.$IF$1]+ [.IG72]*[.$IG$1]+ [.IH72]*[.$IH$1]+ [.II72]*[.$II$1]+ [.IJ72]*[.$IJ$1]+ [.IK72]*[.$IK$1]+ [.IL72]*[.$IL$1]+ [.IM72]*[.$IM$1]+ [.IN72]*[.$IN$1]+ [.IO72]*[.$IO$1]+ [.IP72]*[.$IP$1]+ [.IQ72]*[.$IQ$1]+ [.IR72]*[.$IR$1]+ [.IS72]*[.$IS$1]+ [.IT72]*[.$IT$1]+ [.IU72]*[.$IU$1]+ [.IV72]*[.$IV$1]+ [.IW72]*[.$IW$1]+ [.IX72]*[.$IX$1]+ [.IY72]*[.$IY$1]+ [.IZ72]*[.$IZ$1]+ [.JA72]*[.$JA$1]+ [.JB72]*[.$JB$1]+ [.JC72]*[.$JC$1]+ [.JD72]*[.$JD$1]+ [.JE72]*[.$JE$1]+ [.JF72]*[.$JF$1]+ [.JG72]*[.$JG$1]+ [.JH72]*[.$JH$1]+ [.JI72]*[.$JI$1]+ [.JJ72]*[.$JJ$1]+ [.JK72]*[.$JK$1]+ [.JL72]*[.$JL$1]+ [.JM72]*[.$JM$1]+ [.JN72]*[.$JN$1]+ [.JO72]*[.$JO$1]+ [.JP72]*[.$JP$1]+ [.JQ72]*[.$JQ$1]+ [.JR72]*[.$JR$1]+ [.JS72]*[.$JS$1]+ [.JT72]*[.$JT$1]+ [.JU72]*[.$JU$1]+ [.JV72]*[.$JV$1]+ [.JW72]*[.$JW$1]+ [.JX72]*[.$JX$1]+ [.JY72]*[.$JY$1]+ [.JZ72]*[.$JZ$1]+ [.KA72]*[.$KA$1]+ [.KB72]*[.$KB$1]+ [.KC72]*[.$KC$1]+ [.KD72]*[.$KD$1]+ [.KE72]*[.$KE$1]+ [.KF72]*[.$KF$1]+ [.KG72]*[.$KG$1]+ [.KH72]*[.$KH$1]+ [.KI72]*[.$KI$1]+ [.KJ72]*[.$KJ$1]+ [.KK72]*[.$KK$1]+ [.KL72]*[.$KL$1]) /COUNT([.B72:.KL72]);0)" office:value-type="float" office:value="1" calcext:value-type="float">
            <text:p>1</text:p>
          </table:table-cell>
          <table:table-cell table:formula="of:=IF([.KN72]&lt;&gt;[.KM72];&quot;X&quot;;&quot;&quot;)">
            <text:p/>
          </table:table-cell>
        </table:table-row>
        <table:table-row table:style-name="ro1">
          <table:table-cell table:number-columns-repeated="298" office:value-type="float" office:value="1" calcext:value-type="float">
            <text:p>1</text:p>
          </table:table-cell>
          <table:table-cell table:formula="of:=ROUND(SUM([.B73:.KL73])/COUNT([.B73:.KL73]);0)" office:value-type="float" office:value="1" calcext:value-type="float">
            <text:p>1</text:p>
          </table:table-cell>
          <table:table-cell table:formula="of:=ROUND(([.B73]*[.$B$1]+ [.C73]*[.$C$1]+ [.D73]*[.$D$1]+ [.E73]*[.$E$1]+ [.F73]*[.$F$1]+ [.G73]*[.$G$1]+ [.H73]*[.$H$1]+ [.I73]*[.$I$1]+ [.J73]*[.$J$1]+ [.K73]*[.$K$1]+ [.L73]*[.$L$1]+ [.M73]*[.$M$1]+ [.N73]*[.$N$1]+ [.O73]*[.$O$1]+ [.P73]*[.$P$1]+ [.Q73]*[.$Q$1]+ [.R73]*[.$R$1]+ [.S73]*[.$S$1]+ [.T73]*[.$T$1]+ [.U73]*[.$U$1]+ [.V73]*[.$V$1]+ [.W73]*[.$W$1]+ [.X73]*[.$X$1]+ [.Y73]*[.$Y$1]+ [.Z73]*[.$Z$1]+ [.AA73]*[.$AA$1]+ [.AB73]*[.$AB$1]+ [.AC73]*[.$AC$1]+ [.AD73]*[.$AD$1]+ [.AE73]*[.$AE$1]+ [.AF73]*[.$AF$1]+ [.AG73]*[.$AG$1]+ [.AH73]*[.$AH$1]+ [.AI73]*[.$AI$1]+ [.AJ73]*[.$AJ$1]+ [.AK73]*[.$AK$1]+ [.AL73]*[.$AL$1]+ [.AM73]*[.$AM$1]+ [.AN73]*[.$AN$1]+ [.AO73]*[.$AO$1]+ [.AP73]*[.$AP$1]+ [.AQ73]*[.$AQ$1]+ [.AR73]*[.$AR$1]+ [.AS73]*[.$AS$1]+ [.AT73]*[.$AT$1]+ [.AU73]*[.$AU$1]+ [.AV73]*[.$AV$1]+ [.AW73]*[.$AW$1]+ [.AX73]*[.$AX$1]+ [.AY73]*[.$AY$1]+ [.AZ73]*[.$AZ$1]+ [.BA73]*[.$BA$1]+ [.BB73]*[.$BB$1]+ [.BC73]*[.$BC$1]+ [.BD73]*[.$BD$1]+ [.BE73]*[.$BE$1]+ [.BF73]*[.$BF$1]+ [.BG73]*[.$BG$1]+ [.BH73]*[.$BH$1]+ [.BI73]*[.$BI$1]+ [.BJ73]*[.$BJ$1]+ [.BK73]*[.$BK$1]+ [.BL73]*[.$BL$1]+ [.BM73]*[.$BM$1]+ [.BN73]*[.$BN$1]+ [.BO73]*[.$BO$1]+ [.BP73]*[.$BP$1]+ [.BQ73]*[.$BQ$1]+ [.BR73]*[.$BR$1]+ [.BS73]*[.$BS$1]+ [.BT73]*[.$BT$1]+ [.BU73]*[.$BU$1]+ [.BV73]*[.$BV$1]+ [.BW73]*[.$BW$1]+ [.BX73]*[.$BX$1]+ [.BY73]*[.$BY$1]+ [.BZ73]*[.$BZ$1]+ [.CA73]*[.$CA$1]+ [.CB73]*[.$CB$1]+ [.CC73]*[.$CC$1]+ [.CD73]*[.$CD$1]+ [.CE73]*[.$CE$1]+ [.CF73]*[.$CF$1]+ [.CG73]*[.$CG$1]+ [.CH73]*[.$CH$1]+ [.CI73]*[.$CI$1]+ [.CJ73]*[.$CJ$1]+ [.CK73]*[.$CK$1]+ [.CL73]*[.$CL$1]+ [.CM73]*[.$CM$1]+ [.CN73]*[.$CN$1]+ [.CO73]*[.$CO$1]+ [.CP73]*[.$CP$1]+ [.CQ73]*[.$CQ$1]+ [.CR73]*[.$CR$1]+ [.CS73]*[.$CS$1]+ [.CT73]*[.$CT$1]+ [.CU73]*[.$CU$1]+ [.CV73]*[.$CV$1]+ [.CW73]*[.$CW$1]+ [.CX73]*[.$CX$1]+ [.CY73]*[.$CY$1]+ [.CZ73]*[.$CZ$1]+ [.DA73]*[.$DA$1]+ [.DB73]*[.$DB$1]+ [.DC73]*[.$DC$1]+ [.DD73]*[.$DD$1]+ [.DE73]*[.$DE$1]+ [.DF73]*[.$DF$1]+ [.DG73]*[.$DG$1]+ [.DH73]*[.$DH$1]+ [.DI73]*[.$DI$1]+ [.DJ73]*[.$DJ$1]+ [.DK73]*[.$DK$1]+ [.DL73]*[.$DL$1]+ [.DM73]*[.$DM$1]+ [.DN73]*[.$DN$1]+ [.DO73]*[.$DO$1]+ [.DP73]*[.$DP$1]+ [.DQ73]*[.$DQ$1]+ [.DR73]*[.$DR$1]+ [.DS73]*[.$DS$1]+ [.DT73]*[.$DT$1]+ [.DU73]*[.$DU$1]+ [.DV73]*[.$DV$1]+ [.DW73]*[.$DW$1]+ [.DX73]*[.$DX$1]+ [.DY73]*[.$DY$1]+ [.DZ73]*[.$DZ$1]+ [.EA73]*[.$EA$1]+ [.EB73]*[.$EB$1]+ [.EC73]*[.$EC$1]+ [.ED73]*[.$ED$1]+ [.EE73]*[.$EE$1]+ [.EF73]*[.$EF$1]+ [.EG73]*[.$EG$1]+ [.EH73]*[.$EH$1]+ [.EI73]*[.$EI$1]+ [.EJ73]*[.$EJ$1]+ [.EK73]*[.$EK$1]+ [.EL73]*[.$EL$1]+ [.EM73]*[.$EM$1]+ [.EN73]*[.$EN$1]+ [.EO73]*[.$EO$1]+ [.EP73]*[.$EP$1]+ [.EQ73]*[.$EQ$1]+ [.ER73]*[.$ER$1]+ [.ES73]*[.$ES$1]+ [.ET73]*[.$ET$1]+ [.EU73]*[.$EU$1]+ [.EV73]*[.$EV$1]+ [.EW73]*[.$EW$1]+ [.EX73]*[.$EX$1]+ [.EY73]*[.$EY$1]+ [.EZ73]*[.$EZ$1]+ [.FA73]*[.$FA$1]+ [.FB73]*[.$FB$1]+ [.FC73]*[.$FC$1]+ [.FD73]*[.$FD$1]+ [.FE73]*[.$FE$1]+ [.FF73]*[.$FF$1]+ [.FG73]*[.$FG$1]+ [.FH73]*[.$FH$1]+ [.FI73]*[.$FI$1]+ [.FJ73]*[.$FJ$1]+ [.FK73]*[.$FK$1]+ [.FL73]*[.$FL$1]+ [.FM73]*[.$FM$1]+ [.FN73]*[.$FN$1]+ [.FO73]*[.$FO$1]+ [.FP73]*[.$FP$1]+ [.FQ73]*[.$FQ$1]+ [.FR73]*[.$FR$1]+ [.FS73]*[.$FS$1]+ [.FT73]*[.$FT$1]+ [.FU73]*[.$FU$1]+ [.FV73]*[.$FV$1]+ [.FW73]*[.$FW$1]+ [.FX73]*[.$FX$1]+ [.FY73]*[.$FY$1]+ [.FZ73]*[.$FZ$1]+ [.GA73]*[.$GA$1]+ [.GB73]*[.$GB$1]+ [.GC73]*[.$GC$1]+ [.GD73]*[.$GD$1]+ [.GE73]*[.$GE$1]+ [.GF73]*[.$GF$1]+ [.GG73]*[.$GG$1]+ [.GH73]*[.$GH$1]+ [.GI73]*[.$GI$1]+ [.GJ73]*[.$GJ$1]+ [.GK73]*[.$GK$1]+ [.GL73]*[.$GL$1]+ [.GM73]*[.$GM$1]+ [.GN73]*[.$GN$1]+ [.GO73]*[.$GO$1]+ [.GP73]*[.$GP$1]+ [.GQ73]*[.$GQ$1]+ [.GR73]*[.$GR$1]+ [.GS73]*[.$GS$1]+ [.GT73]*[.$GT$1]+ [.GU73]*[.$GU$1]+ [.GV73]*[.$GV$1]+ [.GW73]*[.$GW$1]+ [.GX73]*[.$GX$1]+ [.GY73]*[.$GY$1]+ [.GZ73]*[.$GZ$1]+ [.HA73]*[.$HA$1]+ [.HB73]*[.$HB$1]+ [.HC73]*[.$HC$1]+ [.HD73]*[.$HD$1]+ [.HE73]*[.$HE$1]+ [.HF73]*[.$HF$1]+ [.HG73]*[.$HG$1]+ [.HH73]*[.$HH$1]+ [.HI73]*[.$HI$1]+ [.HJ73]*[.$HJ$1]+ [.HK73]*[.$HK$1]+ [.HL73]*[.$HL$1]+ [.HM73]*[.$HM$1]+ [.HN73]*[.$HN$1]+ [.HO73]*[.$HO$1]+ [.HP73]*[.$HP$1]+ [.HQ73]*[.$HQ$1]+ [.HR73]*[.$HR$1]+ [.HS73]*[.$HS$1]+ [.HT73]*[.$HT$1]+ [.HU73]*[.$HU$1]+ [.HV73]*[.$HV$1]+ [.HW73]*[.$HW$1]+ [.HX73]*[.$HX$1]+ [.HY73]*[.$HY$1]+ [.HZ73]*[.$HZ$1]+ [.IA73]*[.$IA$1]+ [.IB73]*[.$IB$1]+ [.IC73]*[.$IC$1]+ [.ID73]*[.$ID$1]+ [.IE73]*[.$IE$1]+ [.IF73]*[.$IF$1]+ [.IG73]*[.$IG$1]+ [.IH73]*[.$IH$1]+ [.II73]*[.$II$1]+ [.IJ73]*[.$IJ$1]+ [.IK73]*[.$IK$1]+ [.IL73]*[.$IL$1]+ [.IM73]*[.$IM$1]+ [.IN73]*[.$IN$1]+ [.IO73]*[.$IO$1]+ [.IP73]*[.$IP$1]+ [.IQ73]*[.$IQ$1]+ [.IR73]*[.$IR$1]+ [.IS73]*[.$IS$1]+ [.IT73]*[.$IT$1]+ [.IU73]*[.$IU$1]+ [.IV73]*[.$IV$1]+ [.IW73]*[.$IW$1]+ [.IX73]*[.$IX$1]+ [.IY73]*[.$IY$1]+ [.IZ73]*[.$IZ$1]+ [.JA73]*[.$JA$1]+ [.JB73]*[.$JB$1]+ [.JC73]*[.$JC$1]+ [.JD73]*[.$JD$1]+ [.JE73]*[.$JE$1]+ [.JF73]*[.$JF$1]+ [.JG73]*[.$JG$1]+ [.JH73]*[.$JH$1]+ [.JI73]*[.$JI$1]+ [.JJ73]*[.$JJ$1]+ [.JK73]*[.$JK$1]+ [.JL73]*[.$JL$1]+ [.JM73]*[.$JM$1]+ [.JN73]*[.$JN$1]+ [.JO73]*[.$JO$1]+ [.JP73]*[.$JP$1]+ [.JQ73]*[.$JQ$1]+ [.JR73]*[.$JR$1]+ [.JS73]*[.$JS$1]+ [.JT73]*[.$JT$1]+ [.JU73]*[.$JU$1]+ [.JV73]*[.$JV$1]+ [.JW73]*[.$JW$1]+ [.JX73]*[.$JX$1]+ [.JY73]*[.$JY$1]+ [.JZ73]*[.$JZ$1]+ [.KA73]*[.$KA$1]+ [.KB73]*[.$KB$1]+ [.KC73]*[.$KC$1]+ [.KD73]*[.$KD$1]+ [.KE73]*[.$KE$1]+ [.KF73]*[.$KF$1]+ [.KG73]*[.$KG$1]+ [.KH73]*[.$KH$1]+ [.KI73]*[.$KI$1]+ [.KJ73]*[.$KJ$1]+ [.KK73]*[.$KK$1]+ [.KL73]*[.$KL$1]) /COUNT([.B73:.KL73]);0)" office:value-type="float" office:value="1" calcext:value-type="float">
            <text:p>1</text:p>
          </table:table-cell>
          <table:table-cell table:formula="of:=IF([.KN73]&lt;&gt;[.KM73];&quot;X&quot;;&quot;&quot;)">
            <text:p/>
          </table:table-cell>
        </table:table-row>
        <table:table-row table:style-name="ro1">
          <table:table-cell table:number-columns-repeated="298" office:value-type="float" office:value="0" calcext:value-type="float">
            <text:p>0</text:p>
          </table:table-cell>
          <table:table-cell table:formula="of:=ROUND(SUM([.B74:.KL74])/COUNT([.B74:.KL74]);0)" office:value-type="float" office:value="0" calcext:value-type="float">
            <text:p>0</text:p>
          </table:table-cell>
          <table:table-cell table:formula="of:=ROUND(([.B74]*[.$B$1]+ [.C74]*[.$C$1]+ [.D74]*[.$D$1]+ [.E74]*[.$E$1]+ [.F74]*[.$F$1]+ [.G74]*[.$G$1]+ [.H74]*[.$H$1]+ [.I74]*[.$I$1]+ [.J74]*[.$J$1]+ [.K74]*[.$K$1]+ [.L74]*[.$L$1]+ [.M74]*[.$M$1]+ [.N74]*[.$N$1]+ [.O74]*[.$O$1]+ [.P74]*[.$P$1]+ [.Q74]*[.$Q$1]+ [.R74]*[.$R$1]+ [.S74]*[.$S$1]+ [.T74]*[.$T$1]+ [.U74]*[.$U$1]+ [.V74]*[.$V$1]+ [.W74]*[.$W$1]+ [.X74]*[.$X$1]+ [.Y74]*[.$Y$1]+ [.Z74]*[.$Z$1]+ [.AA74]*[.$AA$1]+ [.AB74]*[.$AB$1]+ [.AC74]*[.$AC$1]+ [.AD74]*[.$AD$1]+ [.AE74]*[.$AE$1]+ [.AF74]*[.$AF$1]+ [.AG74]*[.$AG$1]+ [.AH74]*[.$AH$1]+ [.AI74]*[.$AI$1]+ [.AJ74]*[.$AJ$1]+ [.AK74]*[.$AK$1]+ [.AL74]*[.$AL$1]+ [.AM74]*[.$AM$1]+ [.AN74]*[.$AN$1]+ [.AO74]*[.$AO$1]+ [.AP74]*[.$AP$1]+ [.AQ74]*[.$AQ$1]+ [.AR74]*[.$AR$1]+ [.AS74]*[.$AS$1]+ [.AT74]*[.$AT$1]+ [.AU74]*[.$AU$1]+ [.AV74]*[.$AV$1]+ [.AW74]*[.$AW$1]+ [.AX74]*[.$AX$1]+ [.AY74]*[.$AY$1]+ [.AZ74]*[.$AZ$1]+ [.BA74]*[.$BA$1]+ [.BB74]*[.$BB$1]+ [.BC74]*[.$BC$1]+ [.BD74]*[.$BD$1]+ [.BE74]*[.$BE$1]+ [.BF74]*[.$BF$1]+ [.BG74]*[.$BG$1]+ [.BH74]*[.$BH$1]+ [.BI74]*[.$BI$1]+ [.BJ74]*[.$BJ$1]+ [.BK74]*[.$BK$1]+ [.BL74]*[.$BL$1]+ [.BM74]*[.$BM$1]+ [.BN74]*[.$BN$1]+ [.BO74]*[.$BO$1]+ [.BP74]*[.$BP$1]+ [.BQ74]*[.$BQ$1]+ [.BR74]*[.$BR$1]+ [.BS74]*[.$BS$1]+ [.BT74]*[.$BT$1]+ [.BU74]*[.$BU$1]+ [.BV74]*[.$BV$1]+ [.BW74]*[.$BW$1]+ [.BX74]*[.$BX$1]+ [.BY74]*[.$BY$1]+ [.BZ74]*[.$BZ$1]+ [.CA74]*[.$CA$1]+ [.CB74]*[.$CB$1]+ [.CC74]*[.$CC$1]+ [.CD74]*[.$CD$1]+ [.CE74]*[.$CE$1]+ [.CF74]*[.$CF$1]+ [.CG74]*[.$CG$1]+ [.CH74]*[.$CH$1]+ [.CI74]*[.$CI$1]+ [.CJ74]*[.$CJ$1]+ [.CK74]*[.$CK$1]+ [.CL74]*[.$CL$1]+ [.CM74]*[.$CM$1]+ [.CN74]*[.$CN$1]+ [.CO74]*[.$CO$1]+ [.CP74]*[.$CP$1]+ [.CQ74]*[.$CQ$1]+ [.CR74]*[.$CR$1]+ [.CS74]*[.$CS$1]+ [.CT74]*[.$CT$1]+ [.CU74]*[.$CU$1]+ [.CV74]*[.$CV$1]+ [.CW74]*[.$CW$1]+ [.CX74]*[.$CX$1]+ [.CY74]*[.$CY$1]+ [.CZ74]*[.$CZ$1]+ [.DA74]*[.$DA$1]+ [.DB74]*[.$DB$1]+ [.DC74]*[.$DC$1]+ [.DD74]*[.$DD$1]+ [.DE74]*[.$DE$1]+ [.DF74]*[.$DF$1]+ [.DG74]*[.$DG$1]+ [.DH74]*[.$DH$1]+ [.DI74]*[.$DI$1]+ [.DJ74]*[.$DJ$1]+ [.DK74]*[.$DK$1]+ [.DL74]*[.$DL$1]+ [.DM74]*[.$DM$1]+ [.DN74]*[.$DN$1]+ [.DO74]*[.$DO$1]+ [.DP74]*[.$DP$1]+ [.DQ74]*[.$DQ$1]+ [.DR74]*[.$DR$1]+ [.DS74]*[.$DS$1]+ [.DT74]*[.$DT$1]+ [.DU74]*[.$DU$1]+ [.DV74]*[.$DV$1]+ [.DW74]*[.$DW$1]+ [.DX74]*[.$DX$1]+ [.DY74]*[.$DY$1]+ [.DZ74]*[.$DZ$1]+ [.EA74]*[.$EA$1]+ [.EB74]*[.$EB$1]+ [.EC74]*[.$EC$1]+ [.ED74]*[.$ED$1]+ [.EE74]*[.$EE$1]+ [.EF74]*[.$EF$1]+ [.EG74]*[.$EG$1]+ [.EH74]*[.$EH$1]+ [.EI74]*[.$EI$1]+ [.EJ74]*[.$EJ$1]+ [.EK74]*[.$EK$1]+ [.EL74]*[.$EL$1]+ [.EM74]*[.$EM$1]+ [.EN74]*[.$EN$1]+ [.EO74]*[.$EO$1]+ [.EP74]*[.$EP$1]+ [.EQ74]*[.$EQ$1]+ [.ER74]*[.$ER$1]+ [.ES74]*[.$ES$1]+ [.ET74]*[.$ET$1]+ [.EU74]*[.$EU$1]+ [.EV74]*[.$EV$1]+ [.EW74]*[.$EW$1]+ [.EX74]*[.$EX$1]+ [.EY74]*[.$EY$1]+ [.EZ74]*[.$EZ$1]+ [.FA74]*[.$FA$1]+ [.FB74]*[.$FB$1]+ [.FC74]*[.$FC$1]+ [.FD74]*[.$FD$1]+ [.FE74]*[.$FE$1]+ [.FF74]*[.$FF$1]+ [.FG74]*[.$FG$1]+ [.FH74]*[.$FH$1]+ [.FI74]*[.$FI$1]+ [.FJ74]*[.$FJ$1]+ [.FK74]*[.$FK$1]+ [.FL74]*[.$FL$1]+ [.FM74]*[.$FM$1]+ [.FN74]*[.$FN$1]+ [.FO74]*[.$FO$1]+ [.FP74]*[.$FP$1]+ [.FQ74]*[.$FQ$1]+ [.FR74]*[.$FR$1]+ [.FS74]*[.$FS$1]+ [.FT74]*[.$FT$1]+ [.FU74]*[.$FU$1]+ [.FV74]*[.$FV$1]+ [.FW74]*[.$FW$1]+ [.FX74]*[.$FX$1]+ [.FY74]*[.$FY$1]+ [.FZ74]*[.$FZ$1]+ [.GA74]*[.$GA$1]+ [.GB74]*[.$GB$1]+ [.GC74]*[.$GC$1]+ [.GD74]*[.$GD$1]+ [.GE74]*[.$GE$1]+ [.GF74]*[.$GF$1]+ [.GG74]*[.$GG$1]+ [.GH74]*[.$GH$1]+ [.GI74]*[.$GI$1]+ [.GJ74]*[.$GJ$1]+ [.GK74]*[.$GK$1]+ [.GL74]*[.$GL$1]+ [.GM74]*[.$GM$1]+ [.GN74]*[.$GN$1]+ [.GO74]*[.$GO$1]+ [.GP74]*[.$GP$1]+ [.GQ74]*[.$GQ$1]+ [.GR74]*[.$GR$1]+ [.GS74]*[.$GS$1]+ [.GT74]*[.$GT$1]+ [.GU74]*[.$GU$1]+ [.GV74]*[.$GV$1]+ [.GW74]*[.$GW$1]+ [.GX74]*[.$GX$1]+ [.GY74]*[.$GY$1]+ [.GZ74]*[.$GZ$1]+ [.HA74]*[.$HA$1]+ [.HB74]*[.$HB$1]+ [.HC74]*[.$HC$1]+ [.HD74]*[.$HD$1]+ [.HE74]*[.$HE$1]+ [.HF74]*[.$HF$1]+ [.HG74]*[.$HG$1]+ [.HH74]*[.$HH$1]+ [.HI74]*[.$HI$1]+ [.HJ74]*[.$HJ$1]+ [.HK74]*[.$HK$1]+ [.HL74]*[.$HL$1]+ [.HM74]*[.$HM$1]+ [.HN74]*[.$HN$1]+ [.HO74]*[.$HO$1]+ [.HP74]*[.$HP$1]+ [.HQ74]*[.$HQ$1]+ [.HR74]*[.$HR$1]+ [.HS74]*[.$HS$1]+ [.HT74]*[.$HT$1]+ [.HU74]*[.$HU$1]+ [.HV74]*[.$HV$1]+ [.HW74]*[.$HW$1]+ [.HX74]*[.$HX$1]+ [.HY74]*[.$HY$1]+ [.HZ74]*[.$HZ$1]+ [.IA74]*[.$IA$1]+ [.IB74]*[.$IB$1]+ [.IC74]*[.$IC$1]+ [.ID74]*[.$ID$1]+ [.IE74]*[.$IE$1]+ [.IF74]*[.$IF$1]+ [.IG74]*[.$IG$1]+ [.IH74]*[.$IH$1]+ [.II74]*[.$II$1]+ [.IJ74]*[.$IJ$1]+ [.IK74]*[.$IK$1]+ [.IL74]*[.$IL$1]+ [.IM74]*[.$IM$1]+ [.IN74]*[.$IN$1]+ [.IO74]*[.$IO$1]+ [.IP74]*[.$IP$1]+ [.IQ74]*[.$IQ$1]+ [.IR74]*[.$IR$1]+ [.IS74]*[.$IS$1]+ [.IT74]*[.$IT$1]+ [.IU74]*[.$IU$1]+ [.IV74]*[.$IV$1]+ [.IW74]*[.$IW$1]+ [.IX74]*[.$IX$1]+ [.IY74]*[.$IY$1]+ [.IZ74]*[.$IZ$1]+ [.JA74]*[.$JA$1]+ [.JB74]*[.$JB$1]+ [.JC74]*[.$JC$1]+ [.JD74]*[.$JD$1]+ [.JE74]*[.$JE$1]+ [.JF74]*[.$JF$1]+ [.JG74]*[.$JG$1]+ [.JH74]*[.$JH$1]+ [.JI74]*[.$JI$1]+ [.JJ74]*[.$JJ$1]+ [.JK74]*[.$JK$1]+ [.JL74]*[.$JL$1]+ [.JM74]*[.$JM$1]+ [.JN74]*[.$JN$1]+ [.JO74]*[.$JO$1]+ [.JP74]*[.$JP$1]+ [.JQ74]*[.$JQ$1]+ [.JR74]*[.$JR$1]+ [.JS74]*[.$JS$1]+ [.JT74]*[.$JT$1]+ [.JU74]*[.$JU$1]+ [.JV74]*[.$JV$1]+ [.JW74]*[.$JW$1]+ [.JX74]*[.$JX$1]+ [.JY74]*[.$JY$1]+ [.JZ74]*[.$JZ$1]+ [.KA74]*[.$KA$1]+ [.KB74]*[.$KB$1]+ [.KC74]*[.$KC$1]+ [.KD74]*[.$KD$1]+ [.KE74]*[.$KE$1]+ [.KF74]*[.$KF$1]+ [.KG74]*[.$KG$1]+ [.KH74]*[.$KH$1]+ [.KI74]*[.$KI$1]+ [.KJ74]*[.$KJ$1]+ [.KK74]*[.$KK$1]+ [.KL74]*[.$KL$1]) /COUNT([.B74:.KL74]);0)" office:value-type="float" office:value="0" calcext:value-type="float">
            <text:p>0</text:p>
          </table:table-cell>
          <table:table-cell table:formula="of:=IF([.KN74]&lt;&gt;[.KM74];&quot;X&quot;;&quot;&quot;)">
            <text:p/>
          </table:table-cell>
        </table:table-row>
        <table:table-row table:style-name="ro1">
          <table:table-cell table:number-columns-repeated="298" office:value-type="float" office:value="0" calcext:value-type="float">
            <text:p>0</text:p>
          </table:table-cell>
          <table:table-cell table:formula="of:=ROUND(SUM([.B75:.KL75])/COUNT([.B75:.KL75]);0)" office:value-type="float" office:value="0" calcext:value-type="float">
            <text:p>0</text:p>
          </table:table-cell>
          <table:table-cell table:formula="of:=ROUND(([.B75]*[.$B$1]+ [.C75]*[.$C$1]+ [.D75]*[.$D$1]+ [.E75]*[.$E$1]+ [.F75]*[.$F$1]+ [.G75]*[.$G$1]+ [.H75]*[.$H$1]+ [.I75]*[.$I$1]+ [.J75]*[.$J$1]+ [.K75]*[.$K$1]+ [.L75]*[.$L$1]+ [.M75]*[.$M$1]+ [.N75]*[.$N$1]+ [.O75]*[.$O$1]+ [.P75]*[.$P$1]+ [.Q75]*[.$Q$1]+ [.R75]*[.$R$1]+ [.S75]*[.$S$1]+ [.T75]*[.$T$1]+ [.U75]*[.$U$1]+ [.V75]*[.$V$1]+ [.W75]*[.$W$1]+ [.X75]*[.$X$1]+ [.Y75]*[.$Y$1]+ [.Z75]*[.$Z$1]+ [.AA75]*[.$AA$1]+ [.AB75]*[.$AB$1]+ [.AC75]*[.$AC$1]+ [.AD75]*[.$AD$1]+ [.AE75]*[.$AE$1]+ [.AF75]*[.$AF$1]+ [.AG75]*[.$AG$1]+ [.AH75]*[.$AH$1]+ [.AI75]*[.$AI$1]+ [.AJ75]*[.$AJ$1]+ [.AK75]*[.$AK$1]+ [.AL75]*[.$AL$1]+ [.AM75]*[.$AM$1]+ [.AN75]*[.$AN$1]+ [.AO75]*[.$AO$1]+ [.AP75]*[.$AP$1]+ [.AQ75]*[.$AQ$1]+ [.AR75]*[.$AR$1]+ [.AS75]*[.$AS$1]+ [.AT75]*[.$AT$1]+ [.AU75]*[.$AU$1]+ [.AV75]*[.$AV$1]+ [.AW75]*[.$AW$1]+ [.AX75]*[.$AX$1]+ [.AY75]*[.$AY$1]+ [.AZ75]*[.$AZ$1]+ [.BA75]*[.$BA$1]+ [.BB75]*[.$BB$1]+ [.BC75]*[.$BC$1]+ [.BD75]*[.$BD$1]+ [.BE75]*[.$BE$1]+ [.BF75]*[.$BF$1]+ [.BG75]*[.$BG$1]+ [.BH75]*[.$BH$1]+ [.BI75]*[.$BI$1]+ [.BJ75]*[.$BJ$1]+ [.BK75]*[.$BK$1]+ [.BL75]*[.$BL$1]+ [.BM75]*[.$BM$1]+ [.BN75]*[.$BN$1]+ [.BO75]*[.$BO$1]+ [.BP75]*[.$BP$1]+ [.BQ75]*[.$BQ$1]+ [.BR75]*[.$BR$1]+ [.BS75]*[.$BS$1]+ [.BT75]*[.$BT$1]+ [.BU75]*[.$BU$1]+ [.BV75]*[.$BV$1]+ [.BW75]*[.$BW$1]+ [.BX75]*[.$BX$1]+ [.BY75]*[.$BY$1]+ [.BZ75]*[.$BZ$1]+ [.CA75]*[.$CA$1]+ [.CB75]*[.$CB$1]+ [.CC75]*[.$CC$1]+ [.CD75]*[.$CD$1]+ [.CE75]*[.$CE$1]+ [.CF75]*[.$CF$1]+ [.CG75]*[.$CG$1]+ [.CH75]*[.$CH$1]+ [.CI75]*[.$CI$1]+ [.CJ75]*[.$CJ$1]+ [.CK75]*[.$CK$1]+ [.CL75]*[.$CL$1]+ [.CM75]*[.$CM$1]+ [.CN75]*[.$CN$1]+ [.CO75]*[.$CO$1]+ [.CP75]*[.$CP$1]+ [.CQ75]*[.$CQ$1]+ [.CR75]*[.$CR$1]+ [.CS75]*[.$CS$1]+ [.CT75]*[.$CT$1]+ [.CU75]*[.$CU$1]+ [.CV75]*[.$CV$1]+ [.CW75]*[.$CW$1]+ [.CX75]*[.$CX$1]+ [.CY75]*[.$CY$1]+ [.CZ75]*[.$CZ$1]+ [.DA75]*[.$DA$1]+ [.DB75]*[.$DB$1]+ [.DC75]*[.$DC$1]+ [.DD75]*[.$DD$1]+ [.DE75]*[.$DE$1]+ [.DF75]*[.$DF$1]+ [.DG75]*[.$DG$1]+ [.DH75]*[.$DH$1]+ [.DI75]*[.$DI$1]+ [.DJ75]*[.$DJ$1]+ [.DK75]*[.$DK$1]+ [.DL75]*[.$DL$1]+ [.DM75]*[.$DM$1]+ [.DN75]*[.$DN$1]+ [.DO75]*[.$DO$1]+ [.DP75]*[.$DP$1]+ [.DQ75]*[.$DQ$1]+ [.DR75]*[.$DR$1]+ [.DS75]*[.$DS$1]+ [.DT75]*[.$DT$1]+ [.DU75]*[.$DU$1]+ [.DV75]*[.$DV$1]+ [.DW75]*[.$DW$1]+ [.DX75]*[.$DX$1]+ [.DY75]*[.$DY$1]+ [.DZ75]*[.$DZ$1]+ [.EA75]*[.$EA$1]+ [.EB75]*[.$EB$1]+ [.EC75]*[.$EC$1]+ [.ED75]*[.$ED$1]+ [.EE75]*[.$EE$1]+ [.EF75]*[.$EF$1]+ [.EG75]*[.$EG$1]+ [.EH75]*[.$EH$1]+ [.EI75]*[.$EI$1]+ [.EJ75]*[.$EJ$1]+ [.EK75]*[.$EK$1]+ [.EL75]*[.$EL$1]+ [.EM75]*[.$EM$1]+ [.EN75]*[.$EN$1]+ [.EO75]*[.$EO$1]+ [.EP75]*[.$EP$1]+ [.EQ75]*[.$EQ$1]+ [.ER75]*[.$ER$1]+ [.ES75]*[.$ES$1]+ [.ET75]*[.$ET$1]+ [.EU75]*[.$EU$1]+ [.EV75]*[.$EV$1]+ [.EW75]*[.$EW$1]+ [.EX75]*[.$EX$1]+ [.EY75]*[.$EY$1]+ [.EZ75]*[.$EZ$1]+ [.FA75]*[.$FA$1]+ [.FB75]*[.$FB$1]+ [.FC75]*[.$FC$1]+ [.FD75]*[.$FD$1]+ [.FE75]*[.$FE$1]+ [.FF75]*[.$FF$1]+ [.FG75]*[.$FG$1]+ [.FH75]*[.$FH$1]+ [.FI75]*[.$FI$1]+ [.FJ75]*[.$FJ$1]+ [.FK75]*[.$FK$1]+ [.FL75]*[.$FL$1]+ [.FM75]*[.$FM$1]+ [.FN75]*[.$FN$1]+ [.FO75]*[.$FO$1]+ [.FP75]*[.$FP$1]+ [.FQ75]*[.$FQ$1]+ [.FR75]*[.$FR$1]+ [.FS75]*[.$FS$1]+ [.FT75]*[.$FT$1]+ [.FU75]*[.$FU$1]+ [.FV75]*[.$FV$1]+ [.FW75]*[.$FW$1]+ [.FX75]*[.$FX$1]+ [.FY75]*[.$FY$1]+ [.FZ75]*[.$FZ$1]+ [.GA75]*[.$GA$1]+ [.GB75]*[.$GB$1]+ [.GC75]*[.$GC$1]+ [.GD75]*[.$GD$1]+ [.GE75]*[.$GE$1]+ [.GF75]*[.$GF$1]+ [.GG75]*[.$GG$1]+ [.GH75]*[.$GH$1]+ [.GI75]*[.$GI$1]+ [.GJ75]*[.$GJ$1]+ [.GK75]*[.$GK$1]+ [.GL75]*[.$GL$1]+ [.GM75]*[.$GM$1]+ [.GN75]*[.$GN$1]+ [.GO75]*[.$GO$1]+ [.GP75]*[.$GP$1]+ [.GQ75]*[.$GQ$1]+ [.GR75]*[.$GR$1]+ [.GS75]*[.$GS$1]+ [.GT75]*[.$GT$1]+ [.GU75]*[.$GU$1]+ [.GV75]*[.$GV$1]+ [.GW75]*[.$GW$1]+ [.GX75]*[.$GX$1]+ [.GY75]*[.$GY$1]+ [.GZ75]*[.$GZ$1]+ [.HA75]*[.$HA$1]+ [.HB75]*[.$HB$1]+ [.HC75]*[.$HC$1]+ [.HD75]*[.$HD$1]+ [.HE75]*[.$HE$1]+ [.HF75]*[.$HF$1]+ [.HG75]*[.$HG$1]+ [.HH75]*[.$HH$1]+ [.HI75]*[.$HI$1]+ [.HJ75]*[.$HJ$1]+ [.HK75]*[.$HK$1]+ [.HL75]*[.$HL$1]+ [.HM75]*[.$HM$1]+ [.HN75]*[.$HN$1]+ [.HO75]*[.$HO$1]+ [.HP75]*[.$HP$1]+ [.HQ75]*[.$HQ$1]+ [.HR75]*[.$HR$1]+ [.HS75]*[.$HS$1]+ [.HT75]*[.$HT$1]+ [.HU75]*[.$HU$1]+ [.HV75]*[.$HV$1]+ [.HW75]*[.$HW$1]+ [.HX75]*[.$HX$1]+ [.HY75]*[.$HY$1]+ [.HZ75]*[.$HZ$1]+ [.IA75]*[.$IA$1]+ [.IB75]*[.$IB$1]+ [.IC75]*[.$IC$1]+ [.ID75]*[.$ID$1]+ [.IE75]*[.$IE$1]+ [.IF75]*[.$IF$1]+ [.IG75]*[.$IG$1]+ [.IH75]*[.$IH$1]+ [.II75]*[.$II$1]+ [.IJ75]*[.$IJ$1]+ [.IK75]*[.$IK$1]+ [.IL75]*[.$IL$1]+ [.IM75]*[.$IM$1]+ [.IN75]*[.$IN$1]+ [.IO75]*[.$IO$1]+ [.IP75]*[.$IP$1]+ [.IQ75]*[.$IQ$1]+ [.IR75]*[.$IR$1]+ [.IS75]*[.$IS$1]+ [.IT75]*[.$IT$1]+ [.IU75]*[.$IU$1]+ [.IV75]*[.$IV$1]+ [.IW75]*[.$IW$1]+ [.IX75]*[.$IX$1]+ [.IY75]*[.$IY$1]+ [.IZ75]*[.$IZ$1]+ [.JA75]*[.$JA$1]+ [.JB75]*[.$JB$1]+ [.JC75]*[.$JC$1]+ [.JD75]*[.$JD$1]+ [.JE75]*[.$JE$1]+ [.JF75]*[.$JF$1]+ [.JG75]*[.$JG$1]+ [.JH75]*[.$JH$1]+ [.JI75]*[.$JI$1]+ [.JJ75]*[.$JJ$1]+ [.JK75]*[.$JK$1]+ [.JL75]*[.$JL$1]+ [.JM75]*[.$JM$1]+ [.JN75]*[.$JN$1]+ [.JO75]*[.$JO$1]+ [.JP75]*[.$JP$1]+ [.JQ75]*[.$JQ$1]+ [.JR75]*[.$JR$1]+ [.JS75]*[.$JS$1]+ [.JT75]*[.$JT$1]+ [.JU75]*[.$JU$1]+ [.JV75]*[.$JV$1]+ [.JW75]*[.$JW$1]+ [.JX75]*[.$JX$1]+ [.JY75]*[.$JY$1]+ [.JZ75]*[.$JZ$1]+ [.KA75]*[.$KA$1]+ [.KB75]*[.$KB$1]+ [.KC75]*[.$KC$1]+ [.KD75]*[.$KD$1]+ [.KE75]*[.$KE$1]+ [.KF75]*[.$KF$1]+ [.KG75]*[.$KG$1]+ [.KH75]*[.$KH$1]+ [.KI75]*[.$KI$1]+ [.KJ75]*[.$KJ$1]+ [.KK75]*[.$KK$1]+ [.KL75]*[.$KL$1]) /COUNT([.B75:.KL75]);0)" office:value-type="float" office:value="0" calcext:value-type="float">
            <text:p>0</text:p>
          </table:table-cell>
          <table:table-cell table:formula="of:=IF([.KN75]&lt;&gt;[.KM75];&quot;X&quot;;&quot;&quot;)">
            <text:p/>
          </table:table-cell>
        </table:table-row>
        <table:table-row table:style-name="ro1">
          <table:table-cell table:number-columns-repeated="298" office:value-type="float" office:value="0" calcext:value-type="float">
            <text:p>0</text:p>
          </table:table-cell>
          <table:table-cell table:formula="of:=ROUND(SUM([.B76:.KL76])/COUNT([.B76:.KL76]);0)" office:value-type="float" office:value="0" calcext:value-type="float">
            <text:p>0</text:p>
          </table:table-cell>
          <table:table-cell table:formula="of:=ROUND(([.B76]*[.$B$1]+ [.C76]*[.$C$1]+ [.D76]*[.$D$1]+ [.E76]*[.$E$1]+ [.F76]*[.$F$1]+ [.G76]*[.$G$1]+ [.H76]*[.$H$1]+ [.I76]*[.$I$1]+ [.J76]*[.$J$1]+ [.K76]*[.$K$1]+ [.L76]*[.$L$1]+ [.M76]*[.$M$1]+ [.N76]*[.$N$1]+ [.O76]*[.$O$1]+ [.P76]*[.$P$1]+ [.Q76]*[.$Q$1]+ [.R76]*[.$R$1]+ [.S76]*[.$S$1]+ [.T76]*[.$T$1]+ [.U76]*[.$U$1]+ [.V76]*[.$V$1]+ [.W76]*[.$W$1]+ [.X76]*[.$X$1]+ [.Y76]*[.$Y$1]+ [.Z76]*[.$Z$1]+ [.AA76]*[.$AA$1]+ [.AB76]*[.$AB$1]+ [.AC76]*[.$AC$1]+ [.AD76]*[.$AD$1]+ [.AE76]*[.$AE$1]+ [.AF76]*[.$AF$1]+ [.AG76]*[.$AG$1]+ [.AH76]*[.$AH$1]+ [.AI76]*[.$AI$1]+ [.AJ76]*[.$AJ$1]+ [.AK76]*[.$AK$1]+ [.AL76]*[.$AL$1]+ [.AM76]*[.$AM$1]+ [.AN76]*[.$AN$1]+ [.AO76]*[.$AO$1]+ [.AP76]*[.$AP$1]+ [.AQ76]*[.$AQ$1]+ [.AR76]*[.$AR$1]+ [.AS76]*[.$AS$1]+ [.AT76]*[.$AT$1]+ [.AU76]*[.$AU$1]+ [.AV76]*[.$AV$1]+ [.AW76]*[.$AW$1]+ [.AX76]*[.$AX$1]+ [.AY76]*[.$AY$1]+ [.AZ76]*[.$AZ$1]+ [.BA76]*[.$BA$1]+ [.BB76]*[.$BB$1]+ [.BC76]*[.$BC$1]+ [.BD76]*[.$BD$1]+ [.BE76]*[.$BE$1]+ [.BF76]*[.$BF$1]+ [.BG76]*[.$BG$1]+ [.BH76]*[.$BH$1]+ [.BI76]*[.$BI$1]+ [.BJ76]*[.$BJ$1]+ [.BK76]*[.$BK$1]+ [.BL76]*[.$BL$1]+ [.BM76]*[.$BM$1]+ [.BN76]*[.$BN$1]+ [.BO76]*[.$BO$1]+ [.BP76]*[.$BP$1]+ [.BQ76]*[.$BQ$1]+ [.BR76]*[.$BR$1]+ [.BS76]*[.$BS$1]+ [.BT76]*[.$BT$1]+ [.BU76]*[.$BU$1]+ [.BV76]*[.$BV$1]+ [.BW76]*[.$BW$1]+ [.BX76]*[.$BX$1]+ [.BY76]*[.$BY$1]+ [.BZ76]*[.$BZ$1]+ [.CA76]*[.$CA$1]+ [.CB76]*[.$CB$1]+ [.CC76]*[.$CC$1]+ [.CD76]*[.$CD$1]+ [.CE76]*[.$CE$1]+ [.CF76]*[.$CF$1]+ [.CG76]*[.$CG$1]+ [.CH76]*[.$CH$1]+ [.CI76]*[.$CI$1]+ [.CJ76]*[.$CJ$1]+ [.CK76]*[.$CK$1]+ [.CL76]*[.$CL$1]+ [.CM76]*[.$CM$1]+ [.CN76]*[.$CN$1]+ [.CO76]*[.$CO$1]+ [.CP76]*[.$CP$1]+ [.CQ76]*[.$CQ$1]+ [.CR76]*[.$CR$1]+ [.CS76]*[.$CS$1]+ [.CT76]*[.$CT$1]+ [.CU76]*[.$CU$1]+ [.CV76]*[.$CV$1]+ [.CW76]*[.$CW$1]+ [.CX76]*[.$CX$1]+ [.CY76]*[.$CY$1]+ [.CZ76]*[.$CZ$1]+ [.DA76]*[.$DA$1]+ [.DB76]*[.$DB$1]+ [.DC76]*[.$DC$1]+ [.DD76]*[.$DD$1]+ [.DE76]*[.$DE$1]+ [.DF76]*[.$DF$1]+ [.DG76]*[.$DG$1]+ [.DH76]*[.$DH$1]+ [.DI76]*[.$DI$1]+ [.DJ76]*[.$DJ$1]+ [.DK76]*[.$DK$1]+ [.DL76]*[.$DL$1]+ [.DM76]*[.$DM$1]+ [.DN76]*[.$DN$1]+ [.DO76]*[.$DO$1]+ [.DP76]*[.$DP$1]+ [.DQ76]*[.$DQ$1]+ [.DR76]*[.$DR$1]+ [.DS76]*[.$DS$1]+ [.DT76]*[.$DT$1]+ [.DU76]*[.$DU$1]+ [.DV76]*[.$DV$1]+ [.DW76]*[.$DW$1]+ [.DX76]*[.$DX$1]+ [.DY76]*[.$DY$1]+ [.DZ76]*[.$DZ$1]+ [.EA76]*[.$EA$1]+ [.EB76]*[.$EB$1]+ [.EC76]*[.$EC$1]+ [.ED76]*[.$ED$1]+ [.EE76]*[.$EE$1]+ [.EF76]*[.$EF$1]+ [.EG76]*[.$EG$1]+ [.EH76]*[.$EH$1]+ [.EI76]*[.$EI$1]+ [.EJ76]*[.$EJ$1]+ [.EK76]*[.$EK$1]+ [.EL76]*[.$EL$1]+ [.EM76]*[.$EM$1]+ [.EN76]*[.$EN$1]+ [.EO76]*[.$EO$1]+ [.EP76]*[.$EP$1]+ [.EQ76]*[.$EQ$1]+ [.ER76]*[.$ER$1]+ [.ES76]*[.$ES$1]+ [.ET76]*[.$ET$1]+ [.EU76]*[.$EU$1]+ [.EV76]*[.$EV$1]+ [.EW76]*[.$EW$1]+ [.EX76]*[.$EX$1]+ [.EY76]*[.$EY$1]+ [.EZ76]*[.$EZ$1]+ [.FA76]*[.$FA$1]+ [.FB76]*[.$FB$1]+ [.FC76]*[.$FC$1]+ [.FD76]*[.$FD$1]+ [.FE76]*[.$FE$1]+ [.FF76]*[.$FF$1]+ [.FG76]*[.$FG$1]+ [.FH76]*[.$FH$1]+ [.FI76]*[.$FI$1]+ [.FJ76]*[.$FJ$1]+ [.FK76]*[.$FK$1]+ [.FL76]*[.$FL$1]+ [.FM76]*[.$FM$1]+ [.FN76]*[.$FN$1]+ [.FO76]*[.$FO$1]+ [.FP76]*[.$FP$1]+ [.FQ76]*[.$FQ$1]+ [.FR76]*[.$FR$1]+ [.FS76]*[.$FS$1]+ [.FT76]*[.$FT$1]+ [.FU76]*[.$FU$1]+ [.FV76]*[.$FV$1]+ [.FW76]*[.$FW$1]+ [.FX76]*[.$FX$1]+ [.FY76]*[.$FY$1]+ [.FZ76]*[.$FZ$1]+ [.GA76]*[.$GA$1]+ [.GB76]*[.$GB$1]+ [.GC76]*[.$GC$1]+ [.GD76]*[.$GD$1]+ [.GE76]*[.$GE$1]+ [.GF76]*[.$GF$1]+ [.GG76]*[.$GG$1]+ [.GH76]*[.$GH$1]+ [.GI76]*[.$GI$1]+ [.GJ76]*[.$GJ$1]+ [.GK76]*[.$GK$1]+ [.GL76]*[.$GL$1]+ [.GM76]*[.$GM$1]+ [.GN76]*[.$GN$1]+ [.GO76]*[.$GO$1]+ [.GP76]*[.$GP$1]+ [.GQ76]*[.$GQ$1]+ [.GR76]*[.$GR$1]+ [.GS76]*[.$GS$1]+ [.GT76]*[.$GT$1]+ [.GU76]*[.$GU$1]+ [.GV76]*[.$GV$1]+ [.GW76]*[.$GW$1]+ [.GX76]*[.$GX$1]+ [.GY76]*[.$GY$1]+ [.GZ76]*[.$GZ$1]+ [.HA76]*[.$HA$1]+ [.HB76]*[.$HB$1]+ [.HC76]*[.$HC$1]+ [.HD76]*[.$HD$1]+ [.HE76]*[.$HE$1]+ [.HF76]*[.$HF$1]+ [.HG76]*[.$HG$1]+ [.HH76]*[.$HH$1]+ [.HI76]*[.$HI$1]+ [.HJ76]*[.$HJ$1]+ [.HK76]*[.$HK$1]+ [.HL76]*[.$HL$1]+ [.HM76]*[.$HM$1]+ [.HN76]*[.$HN$1]+ [.HO76]*[.$HO$1]+ [.HP76]*[.$HP$1]+ [.HQ76]*[.$HQ$1]+ [.HR76]*[.$HR$1]+ [.HS76]*[.$HS$1]+ [.HT76]*[.$HT$1]+ [.HU76]*[.$HU$1]+ [.HV76]*[.$HV$1]+ [.HW76]*[.$HW$1]+ [.HX76]*[.$HX$1]+ [.HY76]*[.$HY$1]+ [.HZ76]*[.$HZ$1]+ [.IA76]*[.$IA$1]+ [.IB76]*[.$IB$1]+ [.IC76]*[.$IC$1]+ [.ID76]*[.$ID$1]+ [.IE76]*[.$IE$1]+ [.IF76]*[.$IF$1]+ [.IG76]*[.$IG$1]+ [.IH76]*[.$IH$1]+ [.II76]*[.$II$1]+ [.IJ76]*[.$IJ$1]+ [.IK76]*[.$IK$1]+ [.IL76]*[.$IL$1]+ [.IM76]*[.$IM$1]+ [.IN76]*[.$IN$1]+ [.IO76]*[.$IO$1]+ [.IP76]*[.$IP$1]+ [.IQ76]*[.$IQ$1]+ [.IR76]*[.$IR$1]+ [.IS76]*[.$IS$1]+ [.IT76]*[.$IT$1]+ [.IU76]*[.$IU$1]+ [.IV76]*[.$IV$1]+ [.IW76]*[.$IW$1]+ [.IX76]*[.$IX$1]+ [.IY76]*[.$IY$1]+ [.IZ76]*[.$IZ$1]+ [.JA76]*[.$JA$1]+ [.JB76]*[.$JB$1]+ [.JC76]*[.$JC$1]+ [.JD76]*[.$JD$1]+ [.JE76]*[.$JE$1]+ [.JF76]*[.$JF$1]+ [.JG76]*[.$JG$1]+ [.JH76]*[.$JH$1]+ [.JI76]*[.$JI$1]+ [.JJ76]*[.$JJ$1]+ [.JK76]*[.$JK$1]+ [.JL76]*[.$JL$1]+ [.JM76]*[.$JM$1]+ [.JN76]*[.$JN$1]+ [.JO76]*[.$JO$1]+ [.JP76]*[.$JP$1]+ [.JQ76]*[.$JQ$1]+ [.JR76]*[.$JR$1]+ [.JS76]*[.$JS$1]+ [.JT76]*[.$JT$1]+ [.JU76]*[.$JU$1]+ [.JV76]*[.$JV$1]+ [.JW76]*[.$JW$1]+ [.JX76]*[.$JX$1]+ [.JY76]*[.$JY$1]+ [.JZ76]*[.$JZ$1]+ [.KA76]*[.$KA$1]+ [.KB76]*[.$KB$1]+ [.KC76]*[.$KC$1]+ [.KD76]*[.$KD$1]+ [.KE76]*[.$KE$1]+ [.KF76]*[.$KF$1]+ [.KG76]*[.$KG$1]+ [.KH76]*[.$KH$1]+ [.KI76]*[.$KI$1]+ [.KJ76]*[.$KJ$1]+ [.KK76]*[.$KK$1]+ [.KL76]*[.$KL$1]) /COUNT([.B76:.KL76]);0)" office:value-type="float" office:value="0" calcext:value-type="float">
            <text:p>0</text:p>
          </table:table-cell>
          <table:table-cell table:formula="of:=IF([.KN76]&lt;&gt;[.KM76];&quot;X&quot;;&quot;&quot;)">
            <text:p/>
          </table:table-cell>
        </table:table-row>
        <table:table-row table:style-name="ro1">
          <table:table-cell table:number-columns-repeated="298" office:value-type="float" office:value="0" calcext:value-type="float">
            <text:p>0</text:p>
          </table:table-cell>
          <table:table-cell table:formula="of:=ROUND(SUM([.B77:.KL77])/COUNT([.B77:.KL77]);0)" office:value-type="float" office:value="0" calcext:value-type="float">
            <text:p>0</text:p>
          </table:table-cell>
          <table:table-cell table:formula="of:=ROUND(([.B77]*[.$B$1]+ [.C77]*[.$C$1]+ [.D77]*[.$D$1]+ [.E77]*[.$E$1]+ [.F77]*[.$F$1]+ [.G77]*[.$G$1]+ [.H77]*[.$H$1]+ [.I77]*[.$I$1]+ [.J77]*[.$J$1]+ [.K77]*[.$K$1]+ [.L77]*[.$L$1]+ [.M77]*[.$M$1]+ [.N77]*[.$N$1]+ [.O77]*[.$O$1]+ [.P77]*[.$P$1]+ [.Q77]*[.$Q$1]+ [.R77]*[.$R$1]+ [.S77]*[.$S$1]+ [.T77]*[.$T$1]+ [.U77]*[.$U$1]+ [.V77]*[.$V$1]+ [.W77]*[.$W$1]+ [.X77]*[.$X$1]+ [.Y77]*[.$Y$1]+ [.Z77]*[.$Z$1]+ [.AA77]*[.$AA$1]+ [.AB77]*[.$AB$1]+ [.AC77]*[.$AC$1]+ [.AD77]*[.$AD$1]+ [.AE77]*[.$AE$1]+ [.AF77]*[.$AF$1]+ [.AG77]*[.$AG$1]+ [.AH77]*[.$AH$1]+ [.AI77]*[.$AI$1]+ [.AJ77]*[.$AJ$1]+ [.AK77]*[.$AK$1]+ [.AL77]*[.$AL$1]+ [.AM77]*[.$AM$1]+ [.AN77]*[.$AN$1]+ [.AO77]*[.$AO$1]+ [.AP77]*[.$AP$1]+ [.AQ77]*[.$AQ$1]+ [.AR77]*[.$AR$1]+ [.AS77]*[.$AS$1]+ [.AT77]*[.$AT$1]+ [.AU77]*[.$AU$1]+ [.AV77]*[.$AV$1]+ [.AW77]*[.$AW$1]+ [.AX77]*[.$AX$1]+ [.AY77]*[.$AY$1]+ [.AZ77]*[.$AZ$1]+ [.BA77]*[.$BA$1]+ [.BB77]*[.$BB$1]+ [.BC77]*[.$BC$1]+ [.BD77]*[.$BD$1]+ [.BE77]*[.$BE$1]+ [.BF77]*[.$BF$1]+ [.BG77]*[.$BG$1]+ [.BH77]*[.$BH$1]+ [.BI77]*[.$BI$1]+ [.BJ77]*[.$BJ$1]+ [.BK77]*[.$BK$1]+ [.BL77]*[.$BL$1]+ [.BM77]*[.$BM$1]+ [.BN77]*[.$BN$1]+ [.BO77]*[.$BO$1]+ [.BP77]*[.$BP$1]+ [.BQ77]*[.$BQ$1]+ [.BR77]*[.$BR$1]+ [.BS77]*[.$BS$1]+ [.BT77]*[.$BT$1]+ [.BU77]*[.$BU$1]+ [.BV77]*[.$BV$1]+ [.BW77]*[.$BW$1]+ [.BX77]*[.$BX$1]+ [.BY77]*[.$BY$1]+ [.BZ77]*[.$BZ$1]+ [.CA77]*[.$CA$1]+ [.CB77]*[.$CB$1]+ [.CC77]*[.$CC$1]+ [.CD77]*[.$CD$1]+ [.CE77]*[.$CE$1]+ [.CF77]*[.$CF$1]+ [.CG77]*[.$CG$1]+ [.CH77]*[.$CH$1]+ [.CI77]*[.$CI$1]+ [.CJ77]*[.$CJ$1]+ [.CK77]*[.$CK$1]+ [.CL77]*[.$CL$1]+ [.CM77]*[.$CM$1]+ [.CN77]*[.$CN$1]+ [.CO77]*[.$CO$1]+ [.CP77]*[.$CP$1]+ [.CQ77]*[.$CQ$1]+ [.CR77]*[.$CR$1]+ [.CS77]*[.$CS$1]+ [.CT77]*[.$CT$1]+ [.CU77]*[.$CU$1]+ [.CV77]*[.$CV$1]+ [.CW77]*[.$CW$1]+ [.CX77]*[.$CX$1]+ [.CY77]*[.$CY$1]+ [.CZ77]*[.$CZ$1]+ [.DA77]*[.$DA$1]+ [.DB77]*[.$DB$1]+ [.DC77]*[.$DC$1]+ [.DD77]*[.$DD$1]+ [.DE77]*[.$DE$1]+ [.DF77]*[.$DF$1]+ [.DG77]*[.$DG$1]+ [.DH77]*[.$DH$1]+ [.DI77]*[.$DI$1]+ [.DJ77]*[.$DJ$1]+ [.DK77]*[.$DK$1]+ [.DL77]*[.$DL$1]+ [.DM77]*[.$DM$1]+ [.DN77]*[.$DN$1]+ [.DO77]*[.$DO$1]+ [.DP77]*[.$DP$1]+ [.DQ77]*[.$DQ$1]+ [.DR77]*[.$DR$1]+ [.DS77]*[.$DS$1]+ [.DT77]*[.$DT$1]+ [.DU77]*[.$DU$1]+ [.DV77]*[.$DV$1]+ [.DW77]*[.$DW$1]+ [.DX77]*[.$DX$1]+ [.DY77]*[.$DY$1]+ [.DZ77]*[.$DZ$1]+ [.EA77]*[.$EA$1]+ [.EB77]*[.$EB$1]+ [.EC77]*[.$EC$1]+ [.ED77]*[.$ED$1]+ [.EE77]*[.$EE$1]+ [.EF77]*[.$EF$1]+ [.EG77]*[.$EG$1]+ [.EH77]*[.$EH$1]+ [.EI77]*[.$EI$1]+ [.EJ77]*[.$EJ$1]+ [.EK77]*[.$EK$1]+ [.EL77]*[.$EL$1]+ [.EM77]*[.$EM$1]+ [.EN77]*[.$EN$1]+ [.EO77]*[.$EO$1]+ [.EP77]*[.$EP$1]+ [.EQ77]*[.$EQ$1]+ [.ER77]*[.$ER$1]+ [.ES77]*[.$ES$1]+ [.ET77]*[.$ET$1]+ [.EU77]*[.$EU$1]+ [.EV77]*[.$EV$1]+ [.EW77]*[.$EW$1]+ [.EX77]*[.$EX$1]+ [.EY77]*[.$EY$1]+ [.EZ77]*[.$EZ$1]+ [.FA77]*[.$FA$1]+ [.FB77]*[.$FB$1]+ [.FC77]*[.$FC$1]+ [.FD77]*[.$FD$1]+ [.FE77]*[.$FE$1]+ [.FF77]*[.$FF$1]+ [.FG77]*[.$FG$1]+ [.FH77]*[.$FH$1]+ [.FI77]*[.$FI$1]+ [.FJ77]*[.$FJ$1]+ [.FK77]*[.$FK$1]+ [.FL77]*[.$FL$1]+ [.FM77]*[.$FM$1]+ [.FN77]*[.$FN$1]+ [.FO77]*[.$FO$1]+ [.FP77]*[.$FP$1]+ [.FQ77]*[.$FQ$1]+ [.FR77]*[.$FR$1]+ [.FS77]*[.$FS$1]+ [.FT77]*[.$FT$1]+ [.FU77]*[.$FU$1]+ [.FV77]*[.$FV$1]+ [.FW77]*[.$FW$1]+ [.FX77]*[.$FX$1]+ [.FY77]*[.$FY$1]+ [.FZ77]*[.$FZ$1]+ [.GA77]*[.$GA$1]+ [.GB77]*[.$GB$1]+ [.GC77]*[.$GC$1]+ [.GD77]*[.$GD$1]+ [.GE77]*[.$GE$1]+ [.GF77]*[.$GF$1]+ [.GG77]*[.$GG$1]+ [.GH77]*[.$GH$1]+ [.GI77]*[.$GI$1]+ [.GJ77]*[.$GJ$1]+ [.GK77]*[.$GK$1]+ [.GL77]*[.$GL$1]+ [.GM77]*[.$GM$1]+ [.GN77]*[.$GN$1]+ [.GO77]*[.$GO$1]+ [.GP77]*[.$GP$1]+ [.GQ77]*[.$GQ$1]+ [.GR77]*[.$GR$1]+ [.GS77]*[.$GS$1]+ [.GT77]*[.$GT$1]+ [.GU77]*[.$GU$1]+ [.GV77]*[.$GV$1]+ [.GW77]*[.$GW$1]+ [.GX77]*[.$GX$1]+ [.GY77]*[.$GY$1]+ [.GZ77]*[.$GZ$1]+ [.HA77]*[.$HA$1]+ [.HB77]*[.$HB$1]+ [.HC77]*[.$HC$1]+ [.HD77]*[.$HD$1]+ [.HE77]*[.$HE$1]+ [.HF77]*[.$HF$1]+ [.HG77]*[.$HG$1]+ [.HH77]*[.$HH$1]+ [.HI77]*[.$HI$1]+ [.HJ77]*[.$HJ$1]+ [.HK77]*[.$HK$1]+ [.HL77]*[.$HL$1]+ [.HM77]*[.$HM$1]+ [.HN77]*[.$HN$1]+ [.HO77]*[.$HO$1]+ [.HP77]*[.$HP$1]+ [.HQ77]*[.$HQ$1]+ [.HR77]*[.$HR$1]+ [.HS77]*[.$HS$1]+ [.HT77]*[.$HT$1]+ [.HU77]*[.$HU$1]+ [.HV77]*[.$HV$1]+ [.HW77]*[.$HW$1]+ [.HX77]*[.$HX$1]+ [.HY77]*[.$HY$1]+ [.HZ77]*[.$HZ$1]+ [.IA77]*[.$IA$1]+ [.IB77]*[.$IB$1]+ [.IC77]*[.$IC$1]+ [.ID77]*[.$ID$1]+ [.IE77]*[.$IE$1]+ [.IF77]*[.$IF$1]+ [.IG77]*[.$IG$1]+ [.IH77]*[.$IH$1]+ [.II77]*[.$II$1]+ [.IJ77]*[.$IJ$1]+ [.IK77]*[.$IK$1]+ [.IL77]*[.$IL$1]+ [.IM77]*[.$IM$1]+ [.IN77]*[.$IN$1]+ [.IO77]*[.$IO$1]+ [.IP77]*[.$IP$1]+ [.IQ77]*[.$IQ$1]+ [.IR77]*[.$IR$1]+ [.IS77]*[.$IS$1]+ [.IT77]*[.$IT$1]+ [.IU77]*[.$IU$1]+ [.IV77]*[.$IV$1]+ [.IW77]*[.$IW$1]+ [.IX77]*[.$IX$1]+ [.IY77]*[.$IY$1]+ [.IZ77]*[.$IZ$1]+ [.JA77]*[.$JA$1]+ [.JB77]*[.$JB$1]+ [.JC77]*[.$JC$1]+ [.JD77]*[.$JD$1]+ [.JE77]*[.$JE$1]+ [.JF77]*[.$JF$1]+ [.JG77]*[.$JG$1]+ [.JH77]*[.$JH$1]+ [.JI77]*[.$JI$1]+ [.JJ77]*[.$JJ$1]+ [.JK77]*[.$JK$1]+ [.JL77]*[.$JL$1]+ [.JM77]*[.$JM$1]+ [.JN77]*[.$JN$1]+ [.JO77]*[.$JO$1]+ [.JP77]*[.$JP$1]+ [.JQ77]*[.$JQ$1]+ [.JR77]*[.$JR$1]+ [.JS77]*[.$JS$1]+ [.JT77]*[.$JT$1]+ [.JU77]*[.$JU$1]+ [.JV77]*[.$JV$1]+ [.JW77]*[.$JW$1]+ [.JX77]*[.$JX$1]+ [.JY77]*[.$JY$1]+ [.JZ77]*[.$JZ$1]+ [.KA77]*[.$KA$1]+ [.KB77]*[.$KB$1]+ [.KC77]*[.$KC$1]+ [.KD77]*[.$KD$1]+ [.KE77]*[.$KE$1]+ [.KF77]*[.$KF$1]+ [.KG77]*[.$KG$1]+ [.KH77]*[.$KH$1]+ [.KI77]*[.$KI$1]+ [.KJ77]*[.$KJ$1]+ [.KK77]*[.$KK$1]+ [.KL77]*[.$KL$1]) /COUNT([.B77:.KL77]);0)" office:value-type="float" office:value="0" calcext:value-type="float">
            <text:p>0</text:p>
          </table:table-cell>
          <table:table-cell table:formula="of:=IF([.KN77]&lt;&gt;[.KM77];&quot;X&quot;;&quot;&quot;)">
            <text:p/>
          </table:table-cell>
        </table:table-row>
        <table:table-row table:style-name="ro1">
          <table:table-cell table:number-columns-repeated="12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ROUND(SUM([.B78:.KL78])/COUNT([.B78:.KL78]);0)" office:value-type="float" office:value="1" calcext:value-type="float">
            <text:p>1</text:p>
          </table:table-cell>
          <table:table-cell table:formula="of:=ROUND(([.B78]*[.$B$1]+ [.C78]*[.$C$1]+ [.D78]*[.$D$1]+ [.E78]*[.$E$1]+ [.F78]*[.$F$1]+ [.G78]*[.$G$1]+ [.H78]*[.$H$1]+ [.I78]*[.$I$1]+ [.J78]*[.$J$1]+ [.K78]*[.$K$1]+ [.L78]*[.$L$1]+ [.M78]*[.$M$1]+ [.N78]*[.$N$1]+ [.O78]*[.$O$1]+ [.P78]*[.$P$1]+ [.Q78]*[.$Q$1]+ [.R78]*[.$R$1]+ [.S78]*[.$S$1]+ [.T78]*[.$T$1]+ [.U78]*[.$U$1]+ [.V78]*[.$V$1]+ [.W78]*[.$W$1]+ [.X78]*[.$X$1]+ [.Y78]*[.$Y$1]+ [.Z78]*[.$Z$1]+ [.AA78]*[.$AA$1]+ [.AB78]*[.$AB$1]+ [.AC78]*[.$AC$1]+ [.AD78]*[.$AD$1]+ [.AE78]*[.$AE$1]+ [.AF78]*[.$AF$1]+ [.AG78]*[.$AG$1]+ [.AH78]*[.$AH$1]+ [.AI78]*[.$AI$1]+ [.AJ78]*[.$AJ$1]+ [.AK78]*[.$AK$1]+ [.AL78]*[.$AL$1]+ [.AM78]*[.$AM$1]+ [.AN78]*[.$AN$1]+ [.AO78]*[.$AO$1]+ [.AP78]*[.$AP$1]+ [.AQ78]*[.$AQ$1]+ [.AR78]*[.$AR$1]+ [.AS78]*[.$AS$1]+ [.AT78]*[.$AT$1]+ [.AU78]*[.$AU$1]+ [.AV78]*[.$AV$1]+ [.AW78]*[.$AW$1]+ [.AX78]*[.$AX$1]+ [.AY78]*[.$AY$1]+ [.AZ78]*[.$AZ$1]+ [.BA78]*[.$BA$1]+ [.BB78]*[.$BB$1]+ [.BC78]*[.$BC$1]+ [.BD78]*[.$BD$1]+ [.BE78]*[.$BE$1]+ [.BF78]*[.$BF$1]+ [.BG78]*[.$BG$1]+ [.BH78]*[.$BH$1]+ [.BI78]*[.$BI$1]+ [.BJ78]*[.$BJ$1]+ [.BK78]*[.$BK$1]+ [.BL78]*[.$BL$1]+ [.BM78]*[.$BM$1]+ [.BN78]*[.$BN$1]+ [.BO78]*[.$BO$1]+ [.BP78]*[.$BP$1]+ [.BQ78]*[.$BQ$1]+ [.BR78]*[.$BR$1]+ [.BS78]*[.$BS$1]+ [.BT78]*[.$BT$1]+ [.BU78]*[.$BU$1]+ [.BV78]*[.$BV$1]+ [.BW78]*[.$BW$1]+ [.BX78]*[.$BX$1]+ [.BY78]*[.$BY$1]+ [.BZ78]*[.$BZ$1]+ [.CA78]*[.$CA$1]+ [.CB78]*[.$CB$1]+ [.CC78]*[.$CC$1]+ [.CD78]*[.$CD$1]+ [.CE78]*[.$CE$1]+ [.CF78]*[.$CF$1]+ [.CG78]*[.$CG$1]+ [.CH78]*[.$CH$1]+ [.CI78]*[.$CI$1]+ [.CJ78]*[.$CJ$1]+ [.CK78]*[.$CK$1]+ [.CL78]*[.$CL$1]+ [.CM78]*[.$CM$1]+ [.CN78]*[.$CN$1]+ [.CO78]*[.$CO$1]+ [.CP78]*[.$CP$1]+ [.CQ78]*[.$CQ$1]+ [.CR78]*[.$CR$1]+ [.CS78]*[.$CS$1]+ [.CT78]*[.$CT$1]+ [.CU78]*[.$CU$1]+ [.CV78]*[.$CV$1]+ [.CW78]*[.$CW$1]+ [.CX78]*[.$CX$1]+ [.CY78]*[.$CY$1]+ [.CZ78]*[.$CZ$1]+ [.DA78]*[.$DA$1]+ [.DB78]*[.$DB$1]+ [.DC78]*[.$DC$1]+ [.DD78]*[.$DD$1]+ [.DE78]*[.$DE$1]+ [.DF78]*[.$DF$1]+ [.DG78]*[.$DG$1]+ [.DH78]*[.$DH$1]+ [.DI78]*[.$DI$1]+ [.DJ78]*[.$DJ$1]+ [.DK78]*[.$DK$1]+ [.DL78]*[.$DL$1]+ [.DM78]*[.$DM$1]+ [.DN78]*[.$DN$1]+ [.DO78]*[.$DO$1]+ [.DP78]*[.$DP$1]+ [.DQ78]*[.$DQ$1]+ [.DR78]*[.$DR$1]+ [.DS78]*[.$DS$1]+ [.DT78]*[.$DT$1]+ [.DU78]*[.$DU$1]+ [.DV78]*[.$DV$1]+ [.DW78]*[.$DW$1]+ [.DX78]*[.$DX$1]+ [.DY78]*[.$DY$1]+ [.DZ78]*[.$DZ$1]+ [.EA78]*[.$EA$1]+ [.EB78]*[.$EB$1]+ [.EC78]*[.$EC$1]+ [.ED78]*[.$ED$1]+ [.EE78]*[.$EE$1]+ [.EF78]*[.$EF$1]+ [.EG78]*[.$EG$1]+ [.EH78]*[.$EH$1]+ [.EI78]*[.$EI$1]+ [.EJ78]*[.$EJ$1]+ [.EK78]*[.$EK$1]+ [.EL78]*[.$EL$1]+ [.EM78]*[.$EM$1]+ [.EN78]*[.$EN$1]+ [.EO78]*[.$EO$1]+ [.EP78]*[.$EP$1]+ [.EQ78]*[.$EQ$1]+ [.ER78]*[.$ER$1]+ [.ES78]*[.$ES$1]+ [.ET78]*[.$ET$1]+ [.EU78]*[.$EU$1]+ [.EV78]*[.$EV$1]+ [.EW78]*[.$EW$1]+ [.EX78]*[.$EX$1]+ [.EY78]*[.$EY$1]+ [.EZ78]*[.$EZ$1]+ [.FA78]*[.$FA$1]+ [.FB78]*[.$FB$1]+ [.FC78]*[.$FC$1]+ [.FD78]*[.$FD$1]+ [.FE78]*[.$FE$1]+ [.FF78]*[.$FF$1]+ [.FG78]*[.$FG$1]+ [.FH78]*[.$FH$1]+ [.FI78]*[.$FI$1]+ [.FJ78]*[.$FJ$1]+ [.FK78]*[.$FK$1]+ [.FL78]*[.$FL$1]+ [.FM78]*[.$FM$1]+ [.FN78]*[.$FN$1]+ [.FO78]*[.$FO$1]+ [.FP78]*[.$FP$1]+ [.FQ78]*[.$FQ$1]+ [.FR78]*[.$FR$1]+ [.FS78]*[.$FS$1]+ [.FT78]*[.$FT$1]+ [.FU78]*[.$FU$1]+ [.FV78]*[.$FV$1]+ [.FW78]*[.$FW$1]+ [.FX78]*[.$FX$1]+ [.FY78]*[.$FY$1]+ [.FZ78]*[.$FZ$1]+ [.GA78]*[.$GA$1]+ [.GB78]*[.$GB$1]+ [.GC78]*[.$GC$1]+ [.GD78]*[.$GD$1]+ [.GE78]*[.$GE$1]+ [.GF78]*[.$GF$1]+ [.GG78]*[.$GG$1]+ [.GH78]*[.$GH$1]+ [.GI78]*[.$GI$1]+ [.GJ78]*[.$GJ$1]+ [.GK78]*[.$GK$1]+ [.GL78]*[.$GL$1]+ [.GM78]*[.$GM$1]+ [.GN78]*[.$GN$1]+ [.GO78]*[.$GO$1]+ [.GP78]*[.$GP$1]+ [.GQ78]*[.$GQ$1]+ [.GR78]*[.$GR$1]+ [.GS78]*[.$GS$1]+ [.GT78]*[.$GT$1]+ [.GU78]*[.$GU$1]+ [.GV78]*[.$GV$1]+ [.GW78]*[.$GW$1]+ [.GX78]*[.$GX$1]+ [.GY78]*[.$GY$1]+ [.GZ78]*[.$GZ$1]+ [.HA78]*[.$HA$1]+ [.HB78]*[.$HB$1]+ [.HC78]*[.$HC$1]+ [.HD78]*[.$HD$1]+ [.HE78]*[.$HE$1]+ [.HF78]*[.$HF$1]+ [.HG78]*[.$HG$1]+ [.HH78]*[.$HH$1]+ [.HI78]*[.$HI$1]+ [.HJ78]*[.$HJ$1]+ [.HK78]*[.$HK$1]+ [.HL78]*[.$HL$1]+ [.HM78]*[.$HM$1]+ [.HN78]*[.$HN$1]+ [.HO78]*[.$HO$1]+ [.HP78]*[.$HP$1]+ [.HQ78]*[.$HQ$1]+ [.HR78]*[.$HR$1]+ [.HS78]*[.$HS$1]+ [.HT78]*[.$HT$1]+ [.HU78]*[.$HU$1]+ [.HV78]*[.$HV$1]+ [.HW78]*[.$HW$1]+ [.HX78]*[.$HX$1]+ [.HY78]*[.$HY$1]+ [.HZ78]*[.$HZ$1]+ [.IA78]*[.$IA$1]+ [.IB78]*[.$IB$1]+ [.IC78]*[.$IC$1]+ [.ID78]*[.$ID$1]+ [.IE78]*[.$IE$1]+ [.IF78]*[.$IF$1]+ [.IG78]*[.$IG$1]+ [.IH78]*[.$IH$1]+ [.II78]*[.$II$1]+ [.IJ78]*[.$IJ$1]+ [.IK78]*[.$IK$1]+ [.IL78]*[.$IL$1]+ [.IM78]*[.$IM$1]+ [.IN78]*[.$IN$1]+ [.IO78]*[.$IO$1]+ [.IP78]*[.$IP$1]+ [.IQ78]*[.$IQ$1]+ [.IR78]*[.$IR$1]+ [.IS78]*[.$IS$1]+ [.IT78]*[.$IT$1]+ [.IU78]*[.$IU$1]+ [.IV78]*[.$IV$1]+ [.IW78]*[.$IW$1]+ [.IX78]*[.$IX$1]+ [.IY78]*[.$IY$1]+ [.IZ78]*[.$IZ$1]+ [.JA78]*[.$JA$1]+ [.JB78]*[.$JB$1]+ [.JC78]*[.$JC$1]+ [.JD78]*[.$JD$1]+ [.JE78]*[.$JE$1]+ [.JF78]*[.$JF$1]+ [.JG78]*[.$JG$1]+ [.JH78]*[.$JH$1]+ [.JI78]*[.$JI$1]+ [.JJ78]*[.$JJ$1]+ [.JK78]*[.$JK$1]+ [.JL78]*[.$JL$1]+ [.JM78]*[.$JM$1]+ [.JN78]*[.$JN$1]+ [.JO78]*[.$JO$1]+ [.JP78]*[.$JP$1]+ [.JQ78]*[.$JQ$1]+ [.JR78]*[.$JR$1]+ [.JS78]*[.$JS$1]+ [.JT78]*[.$JT$1]+ [.JU78]*[.$JU$1]+ [.JV78]*[.$JV$1]+ [.JW78]*[.$JW$1]+ [.JX78]*[.$JX$1]+ [.JY78]*[.$JY$1]+ [.JZ78]*[.$JZ$1]+ [.KA78]*[.$KA$1]+ [.KB78]*[.$KB$1]+ [.KC78]*[.$KC$1]+ [.KD78]*[.$KD$1]+ [.KE78]*[.$KE$1]+ [.KF78]*[.$KF$1]+ [.KG78]*[.$KG$1]+ [.KH78]*[.$KH$1]+ [.KI78]*[.$KI$1]+ [.KJ78]*[.$KJ$1]+ [.KK78]*[.$KK$1]+ [.KL78]*[.$KL$1]) /COUNT([.B78:.KL78]);0)" office:value-type="float" office:value="1" calcext:value-type="float">
            <text:p>1</text:p>
          </table:table-cell>
          <table:table-cell table:formula="of:=IF([.KN78]&lt;&gt;[.KM78];&quot;X&quot;;&quot;&quot;)">
            <text:p/>
          </table:table-cell>
        </table:table-row>
        <table:table-row table:style-name="ro1">
          <table:table-cell table:number-columns-repeated="14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SUM([.B79:.KL79])/COUNT([.B79:.KL79]);0)" office:value-type="float" office:value="1" calcext:value-type="float">
            <text:p>1</text:p>
          </table:table-cell>
          <table:table-cell table:formula="of:=ROUND(([.B79]*[.$B$1]+ [.C79]*[.$C$1]+ [.D79]*[.$D$1]+ [.E79]*[.$E$1]+ [.F79]*[.$F$1]+ [.G79]*[.$G$1]+ [.H79]*[.$H$1]+ [.I79]*[.$I$1]+ [.J79]*[.$J$1]+ [.K79]*[.$K$1]+ [.L79]*[.$L$1]+ [.M79]*[.$M$1]+ [.N79]*[.$N$1]+ [.O79]*[.$O$1]+ [.P79]*[.$P$1]+ [.Q79]*[.$Q$1]+ [.R79]*[.$R$1]+ [.S79]*[.$S$1]+ [.T79]*[.$T$1]+ [.U79]*[.$U$1]+ [.V79]*[.$V$1]+ [.W79]*[.$W$1]+ [.X79]*[.$X$1]+ [.Y79]*[.$Y$1]+ [.Z79]*[.$Z$1]+ [.AA79]*[.$AA$1]+ [.AB79]*[.$AB$1]+ [.AC79]*[.$AC$1]+ [.AD79]*[.$AD$1]+ [.AE79]*[.$AE$1]+ [.AF79]*[.$AF$1]+ [.AG79]*[.$AG$1]+ [.AH79]*[.$AH$1]+ [.AI79]*[.$AI$1]+ [.AJ79]*[.$AJ$1]+ [.AK79]*[.$AK$1]+ [.AL79]*[.$AL$1]+ [.AM79]*[.$AM$1]+ [.AN79]*[.$AN$1]+ [.AO79]*[.$AO$1]+ [.AP79]*[.$AP$1]+ [.AQ79]*[.$AQ$1]+ [.AR79]*[.$AR$1]+ [.AS79]*[.$AS$1]+ [.AT79]*[.$AT$1]+ [.AU79]*[.$AU$1]+ [.AV79]*[.$AV$1]+ [.AW79]*[.$AW$1]+ [.AX79]*[.$AX$1]+ [.AY79]*[.$AY$1]+ [.AZ79]*[.$AZ$1]+ [.BA79]*[.$BA$1]+ [.BB79]*[.$BB$1]+ [.BC79]*[.$BC$1]+ [.BD79]*[.$BD$1]+ [.BE79]*[.$BE$1]+ [.BF79]*[.$BF$1]+ [.BG79]*[.$BG$1]+ [.BH79]*[.$BH$1]+ [.BI79]*[.$BI$1]+ [.BJ79]*[.$BJ$1]+ [.BK79]*[.$BK$1]+ [.BL79]*[.$BL$1]+ [.BM79]*[.$BM$1]+ [.BN79]*[.$BN$1]+ [.BO79]*[.$BO$1]+ [.BP79]*[.$BP$1]+ [.BQ79]*[.$BQ$1]+ [.BR79]*[.$BR$1]+ [.BS79]*[.$BS$1]+ [.BT79]*[.$BT$1]+ [.BU79]*[.$BU$1]+ [.BV79]*[.$BV$1]+ [.BW79]*[.$BW$1]+ [.BX79]*[.$BX$1]+ [.BY79]*[.$BY$1]+ [.BZ79]*[.$BZ$1]+ [.CA79]*[.$CA$1]+ [.CB79]*[.$CB$1]+ [.CC79]*[.$CC$1]+ [.CD79]*[.$CD$1]+ [.CE79]*[.$CE$1]+ [.CF79]*[.$CF$1]+ [.CG79]*[.$CG$1]+ [.CH79]*[.$CH$1]+ [.CI79]*[.$CI$1]+ [.CJ79]*[.$CJ$1]+ [.CK79]*[.$CK$1]+ [.CL79]*[.$CL$1]+ [.CM79]*[.$CM$1]+ [.CN79]*[.$CN$1]+ [.CO79]*[.$CO$1]+ [.CP79]*[.$CP$1]+ [.CQ79]*[.$CQ$1]+ [.CR79]*[.$CR$1]+ [.CS79]*[.$CS$1]+ [.CT79]*[.$CT$1]+ [.CU79]*[.$CU$1]+ [.CV79]*[.$CV$1]+ [.CW79]*[.$CW$1]+ [.CX79]*[.$CX$1]+ [.CY79]*[.$CY$1]+ [.CZ79]*[.$CZ$1]+ [.DA79]*[.$DA$1]+ [.DB79]*[.$DB$1]+ [.DC79]*[.$DC$1]+ [.DD79]*[.$DD$1]+ [.DE79]*[.$DE$1]+ [.DF79]*[.$DF$1]+ [.DG79]*[.$DG$1]+ [.DH79]*[.$DH$1]+ [.DI79]*[.$DI$1]+ [.DJ79]*[.$DJ$1]+ [.DK79]*[.$DK$1]+ [.DL79]*[.$DL$1]+ [.DM79]*[.$DM$1]+ [.DN79]*[.$DN$1]+ [.DO79]*[.$DO$1]+ [.DP79]*[.$DP$1]+ [.DQ79]*[.$DQ$1]+ [.DR79]*[.$DR$1]+ [.DS79]*[.$DS$1]+ [.DT79]*[.$DT$1]+ [.DU79]*[.$DU$1]+ [.DV79]*[.$DV$1]+ [.DW79]*[.$DW$1]+ [.DX79]*[.$DX$1]+ [.DY79]*[.$DY$1]+ [.DZ79]*[.$DZ$1]+ [.EA79]*[.$EA$1]+ [.EB79]*[.$EB$1]+ [.EC79]*[.$EC$1]+ [.ED79]*[.$ED$1]+ [.EE79]*[.$EE$1]+ [.EF79]*[.$EF$1]+ [.EG79]*[.$EG$1]+ [.EH79]*[.$EH$1]+ [.EI79]*[.$EI$1]+ [.EJ79]*[.$EJ$1]+ [.EK79]*[.$EK$1]+ [.EL79]*[.$EL$1]+ [.EM79]*[.$EM$1]+ [.EN79]*[.$EN$1]+ [.EO79]*[.$EO$1]+ [.EP79]*[.$EP$1]+ [.EQ79]*[.$EQ$1]+ [.ER79]*[.$ER$1]+ [.ES79]*[.$ES$1]+ [.ET79]*[.$ET$1]+ [.EU79]*[.$EU$1]+ [.EV79]*[.$EV$1]+ [.EW79]*[.$EW$1]+ [.EX79]*[.$EX$1]+ [.EY79]*[.$EY$1]+ [.EZ79]*[.$EZ$1]+ [.FA79]*[.$FA$1]+ [.FB79]*[.$FB$1]+ [.FC79]*[.$FC$1]+ [.FD79]*[.$FD$1]+ [.FE79]*[.$FE$1]+ [.FF79]*[.$FF$1]+ [.FG79]*[.$FG$1]+ [.FH79]*[.$FH$1]+ [.FI79]*[.$FI$1]+ [.FJ79]*[.$FJ$1]+ [.FK79]*[.$FK$1]+ [.FL79]*[.$FL$1]+ [.FM79]*[.$FM$1]+ [.FN79]*[.$FN$1]+ [.FO79]*[.$FO$1]+ [.FP79]*[.$FP$1]+ [.FQ79]*[.$FQ$1]+ [.FR79]*[.$FR$1]+ [.FS79]*[.$FS$1]+ [.FT79]*[.$FT$1]+ [.FU79]*[.$FU$1]+ [.FV79]*[.$FV$1]+ [.FW79]*[.$FW$1]+ [.FX79]*[.$FX$1]+ [.FY79]*[.$FY$1]+ [.FZ79]*[.$FZ$1]+ [.GA79]*[.$GA$1]+ [.GB79]*[.$GB$1]+ [.GC79]*[.$GC$1]+ [.GD79]*[.$GD$1]+ [.GE79]*[.$GE$1]+ [.GF79]*[.$GF$1]+ [.GG79]*[.$GG$1]+ [.GH79]*[.$GH$1]+ [.GI79]*[.$GI$1]+ [.GJ79]*[.$GJ$1]+ [.GK79]*[.$GK$1]+ [.GL79]*[.$GL$1]+ [.GM79]*[.$GM$1]+ [.GN79]*[.$GN$1]+ [.GO79]*[.$GO$1]+ [.GP79]*[.$GP$1]+ [.GQ79]*[.$GQ$1]+ [.GR79]*[.$GR$1]+ [.GS79]*[.$GS$1]+ [.GT79]*[.$GT$1]+ [.GU79]*[.$GU$1]+ [.GV79]*[.$GV$1]+ [.GW79]*[.$GW$1]+ [.GX79]*[.$GX$1]+ [.GY79]*[.$GY$1]+ [.GZ79]*[.$GZ$1]+ [.HA79]*[.$HA$1]+ [.HB79]*[.$HB$1]+ [.HC79]*[.$HC$1]+ [.HD79]*[.$HD$1]+ [.HE79]*[.$HE$1]+ [.HF79]*[.$HF$1]+ [.HG79]*[.$HG$1]+ [.HH79]*[.$HH$1]+ [.HI79]*[.$HI$1]+ [.HJ79]*[.$HJ$1]+ [.HK79]*[.$HK$1]+ [.HL79]*[.$HL$1]+ [.HM79]*[.$HM$1]+ [.HN79]*[.$HN$1]+ [.HO79]*[.$HO$1]+ [.HP79]*[.$HP$1]+ [.HQ79]*[.$HQ$1]+ [.HR79]*[.$HR$1]+ [.HS79]*[.$HS$1]+ [.HT79]*[.$HT$1]+ [.HU79]*[.$HU$1]+ [.HV79]*[.$HV$1]+ [.HW79]*[.$HW$1]+ [.HX79]*[.$HX$1]+ [.HY79]*[.$HY$1]+ [.HZ79]*[.$HZ$1]+ [.IA79]*[.$IA$1]+ [.IB79]*[.$IB$1]+ [.IC79]*[.$IC$1]+ [.ID79]*[.$ID$1]+ [.IE79]*[.$IE$1]+ [.IF79]*[.$IF$1]+ [.IG79]*[.$IG$1]+ [.IH79]*[.$IH$1]+ [.II79]*[.$II$1]+ [.IJ79]*[.$IJ$1]+ [.IK79]*[.$IK$1]+ [.IL79]*[.$IL$1]+ [.IM79]*[.$IM$1]+ [.IN79]*[.$IN$1]+ [.IO79]*[.$IO$1]+ [.IP79]*[.$IP$1]+ [.IQ79]*[.$IQ$1]+ [.IR79]*[.$IR$1]+ [.IS79]*[.$IS$1]+ [.IT79]*[.$IT$1]+ [.IU79]*[.$IU$1]+ [.IV79]*[.$IV$1]+ [.IW79]*[.$IW$1]+ [.IX79]*[.$IX$1]+ [.IY79]*[.$IY$1]+ [.IZ79]*[.$IZ$1]+ [.JA79]*[.$JA$1]+ [.JB79]*[.$JB$1]+ [.JC79]*[.$JC$1]+ [.JD79]*[.$JD$1]+ [.JE79]*[.$JE$1]+ [.JF79]*[.$JF$1]+ [.JG79]*[.$JG$1]+ [.JH79]*[.$JH$1]+ [.JI79]*[.$JI$1]+ [.JJ79]*[.$JJ$1]+ [.JK79]*[.$JK$1]+ [.JL79]*[.$JL$1]+ [.JM79]*[.$JM$1]+ [.JN79]*[.$JN$1]+ [.JO79]*[.$JO$1]+ [.JP79]*[.$JP$1]+ [.JQ79]*[.$JQ$1]+ [.JR79]*[.$JR$1]+ [.JS79]*[.$JS$1]+ [.JT79]*[.$JT$1]+ [.JU79]*[.$JU$1]+ [.JV79]*[.$JV$1]+ [.JW79]*[.$JW$1]+ [.JX79]*[.$JX$1]+ [.JY79]*[.$JY$1]+ [.JZ79]*[.$JZ$1]+ [.KA79]*[.$KA$1]+ [.KB79]*[.$KB$1]+ [.KC79]*[.$KC$1]+ [.KD79]*[.$KD$1]+ [.KE79]*[.$KE$1]+ [.KF79]*[.$KF$1]+ [.KG79]*[.$KG$1]+ [.KH79]*[.$KH$1]+ [.KI79]*[.$KI$1]+ [.KJ79]*[.$KJ$1]+ [.KK79]*[.$KK$1]+ [.KL79]*[.$KL$1]) /COUNT([.B79:.KL79]);0)" office:value-type="float" office:value="1" calcext:value-type="float">
            <text:p>1</text:p>
          </table:table-cell>
          <table:table-cell table:formula="of:=IF([.KN79]&lt;&gt;[.KM79];&quot;X&quot;;&quot;&quot;)">
            <text:p/>
          </table:table-cell>
        </table:table-row>
        <table:table-row table:style-name="ro1">
          <table:table-cell table:number-columns-repeated="13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ROUND(SUM([.B80:.KL80])/COUNT([.B80:.KL80]);0)" office:value-type="float" office:value="1" calcext:value-type="float">
            <text:p>1</text:p>
          </table:table-cell>
          <table:table-cell table:formula="of:=ROUND(([.B80]*[.$B$1]+ [.C80]*[.$C$1]+ [.D80]*[.$D$1]+ [.E80]*[.$E$1]+ [.F80]*[.$F$1]+ [.G80]*[.$G$1]+ [.H80]*[.$H$1]+ [.I80]*[.$I$1]+ [.J80]*[.$J$1]+ [.K80]*[.$K$1]+ [.L80]*[.$L$1]+ [.M80]*[.$M$1]+ [.N80]*[.$N$1]+ [.O80]*[.$O$1]+ [.P80]*[.$P$1]+ [.Q80]*[.$Q$1]+ [.R80]*[.$R$1]+ [.S80]*[.$S$1]+ [.T80]*[.$T$1]+ [.U80]*[.$U$1]+ [.V80]*[.$V$1]+ [.W80]*[.$W$1]+ [.X80]*[.$X$1]+ [.Y80]*[.$Y$1]+ [.Z80]*[.$Z$1]+ [.AA80]*[.$AA$1]+ [.AB80]*[.$AB$1]+ [.AC80]*[.$AC$1]+ [.AD80]*[.$AD$1]+ [.AE80]*[.$AE$1]+ [.AF80]*[.$AF$1]+ [.AG80]*[.$AG$1]+ [.AH80]*[.$AH$1]+ [.AI80]*[.$AI$1]+ [.AJ80]*[.$AJ$1]+ [.AK80]*[.$AK$1]+ [.AL80]*[.$AL$1]+ [.AM80]*[.$AM$1]+ [.AN80]*[.$AN$1]+ [.AO80]*[.$AO$1]+ [.AP80]*[.$AP$1]+ [.AQ80]*[.$AQ$1]+ [.AR80]*[.$AR$1]+ [.AS80]*[.$AS$1]+ [.AT80]*[.$AT$1]+ [.AU80]*[.$AU$1]+ [.AV80]*[.$AV$1]+ [.AW80]*[.$AW$1]+ [.AX80]*[.$AX$1]+ [.AY80]*[.$AY$1]+ [.AZ80]*[.$AZ$1]+ [.BA80]*[.$BA$1]+ [.BB80]*[.$BB$1]+ [.BC80]*[.$BC$1]+ [.BD80]*[.$BD$1]+ [.BE80]*[.$BE$1]+ [.BF80]*[.$BF$1]+ [.BG80]*[.$BG$1]+ [.BH80]*[.$BH$1]+ [.BI80]*[.$BI$1]+ [.BJ80]*[.$BJ$1]+ [.BK80]*[.$BK$1]+ [.BL80]*[.$BL$1]+ [.BM80]*[.$BM$1]+ [.BN80]*[.$BN$1]+ [.BO80]*[.$BO$1]+ [.BP80]*[.$BP$1]+ [.BQ80]*[.$BQ$1]+ [.BR80]*[.$BR$1]+ [.BS80]*[.$BS$1]+ [.BT80]*[.$BT$1]+ [.BU80]*[.$BU$1]+ [.BV80]*[.$BV$1]+ [.BW80]*[.$BW$1]+ [.BX80]*[.$BX$1]+ [.BY80]*[.$BY$1]+ [.BZ80]*[.$BZ$1]+ [.CA80]*[.$CA$1]+ [.CB80]*[.$CB$1]+ [.CC80]*[.$CC$1]+ [.CD80]*[.$CD$1]+ [.CE80]*[.$CE$1]+ [.CF80]*[.$CF$1]+ [.CG80]*[.$CG$1]+ [.CH80]*[.$CH$1]+ [.CI80]*[.$CI$1]+ [.CJ80]*[.$CJ$1]+ [.CK80]*[.$CK$1]+ [.CL80]*[.$CL$1]+ [.CM80]*[.$CM$1]+ [.CN80]*[.$CN$1]+ [.CO80]*[.$CO$1]+ [.CP80]*[.$CP$1]+ [.CQ80]*[.$CQ$1]+ [.CR80]*[.$CR$1]+ [.CS80]*[.$CS$1]+ [.CT80]*[.$CT$1]+ [.CU80]*[.$CU$1]+ [.CV80]*[.$CV$1]+ [.CW80]*[.$CW$1]+ [.CX80]*[.$CX$1]+ [.CY80]*[.$CY$1]+ [.CZ80]*[.$CZ$1]+ [.DA80]*[.$DA$1]+ [.DB80]*[.$DB$1]+ [.DC80]*[.$DC$1]+ [.DD80]*[.$DD$1]+ [.DE80]*[.$DE$1]+ [.DF80]*[.$DF$1]+ [.DG80]*[.$DG$1]+ [.DH80]*[.$DH$1]+ [.DI80]*[.$DI$1]+ [.DJ80]*[.$DJ$1]+ [.DK80]*[.$DK$1]+ [.DL80]*[.$DL$1]+ [.DM80]*[.$DM$1]+ [.DN80]*[.$DN$1]+ [.DO80]*[.$DO$1]+ [.DP80]*[.$DP$1]+ [.DQ80]*[.$DQ$1]+ [.DR80]*[.$DR$1]+ [.DS80]*[.$DS$1]+ [.DT80]*[.$DT$1]+ [.DU80]*[.$DU$1]+ [.DV80]*[.$DV$1]+ [.DW80]*[.$DW$1]+ [.DX80]*[.$DX$1]+ [.DY80]*[.$DY$1]+ [.DZ80]*[.$DZ$1]+ [.EA80]*[.$EA$1]+ [.EB80]*[.$EB$1]+ [.EC80]*[.$EC$1]+ [.ED80]*[.$ED$1]+ [.EE80]*[.$EE$1]+ [.EF80]*[.$EF$1]+ [.EG80]*[.$EG$1]+ [.EH80]*[.$EH$1]+ [.EI80]*[.$EI$1]+ [.EJ80]*[.$EJ$1]+ [.EK80]*[.$EK$1]+ [.EL80]*[.$EL$1]+ [.EM80]*[.$EM$1]+ [.EN80]*[.$EN$1]+ [.EO80]*[.$EO$1]+ [.EP80]*[.$EP$1]+ [.EQ80]*[.$EQ$1]+ [.ER80]*[.$ER$1]+ [.ES80]*[.$ES$1]+ [.ET80]*[.$ET$1]+ [.EU80]*[.$EU$1]+ [.EV80]*[.$EV$1]+ [.EW80]*[.$EW$1]+ [.EX80]*[.$EX$1]+ [.EY80]*[.$EY$1]+ [.EZ80]*[.$EZ$1]+ [.FA80]*[.$FA$1]+ [.FB80]*[.$FB$1]+ [.FC80]*[.$FC$1]+ [.FD80]*[.$FD$1]+ [.FE80]*[.$FE$1]+ [.FF80]*[.$FF$1]+ [.FG80]*[.$FG$1]+ [.FH80]*[.$FH$1]+ [.FI80]*[.$FI$1]+ [.FJ80]*[.$FJ$1]+ [.FK80]*[.$FK$1]+ [.FL80]*[.$FL$1]+ [.FM80]*[.$FM$1]+ [.FN80]*[.$FN$1]+ [.FO80]*[.$FO$1]+ [.FP80]*[.$FP$1]+ [.FQ80]*[.$FQ$1]+ [.FR80]*[.$FR$1]+ [.FS80]*[.$FS$1]+ [.FT80]*[.$FT$1]+ [.FU80]*[.$FU$1]+ [.FV80]*[.$FV$1]+ [.FW80]*[.$FW$1]+ [.FX80]*[.$FX$1]+ [.FY80]*[.$FY$1]+ [.FZ80]*[.$FZ$1]+ [.GA80]*[.$GA$1]+ [.GB80]*[.$GB$1]+ [.GC80]*[.$GC$1]+ [.GD80]*[.$GD$1]+ [.GE80]*[.$GE$1]+ [.GF80]*[.$GF$1]+ [.GG80]*[.$GG$1]+ [.GH80]*[.$GH$1]+ [.GI80]*[.$GI$1]+ [.GJ80]*[.$GJ$1]+ [.GK80]*[.$GK$1]+ [.GL80]*[.$GL$1]+ [.GM80]*[.$GM$1]+ [.GN80]*[.$GN$1]+ [.GO80]*[.$GO$1]+ [.GP80]*[.$GP$1]+ [.GQ80]*[.$GQ$1]+ [.GR80]*[.$GR$1]+ [.GS80]*[.$GS$1]+ [.GT80]*[.$GT$1]+ [.GU80]*[.$GU$1]+ [.GV80]*[.$GV$1]+ [.GW80]*[.$GW$1]+ [.GX80]*[.$GX$1]+ [.GY80]*[.$GY$1]+ [.GZ80]*[.$GZ$1]+ [.HA80]*[.$HA$1]+ [.HB80]*[.$HB$1]+ [.HC80]*[.$HC$1]+ [.HD80]*[.$HD$1]+ [.HE80]*[.$HE$1]+ [.HF80]*[.$HF$1]+ [.HG80]*[.$HG$1]+ [.HH80]*[.$HH$1]+ [.HI80]*[.$HI$1]+ [.HJ80]*[.$HJ$1]+ [.HK80]*[.$HK$1]+ [.HL80]*[.$HL$1]+ [.HM80]*[.$HM$1]+ [.HN80]*[.$HN$1]+ [.HO80]*[.$HO$1]+ [.HP80]*[.$HP$1]+ [.HQ80]*[.$HQ$1]+ [.HR80]*[.$HR$1]+ [.HS80]*[.$HS$1]+ [.HT80]*[.$HT$1]+ [.HU80]*[.$HU$1]+ [.HV80]*[.$HV$1]+ [.HW80]*[.$HW$1]+ [.HX80]*[.$HX$1]+ [.HY80]*[.$HY$1]+ [.HZ80]*[.$HZ$1]+ [.IA80]*[.$IA$1]+ [.IB80]*[.$IB$1]+ [.IC80]*[.$IC$1]+ [.ID80]*[.$ID$1]+ [.IE80]*[.$IE$1]+ [.IF80]*[.$IF$1]+ [.IG80]*[.$IG$1]+ [.IH80]*[.$IH$1]+ [.II80]*[.$II$1]+ [.IJ80]*[.$IJ$1]+ [.IK80]*[.$IK$1]+ [.IL80]*[.$IL$1]+ [.IM80]*[.$IM$1]+ [.IN80]*[.$IN$1]+ [.IO80]*[.$IO$1]+ [.IP80]*[.$IP$1]+ [.IQ80]*[.$IQ$1]+ [.IR80]*[.$IR$1]+ [.IS80]*[.$IS$1]+ [.IT80]*[.$IT$1]+ [.IU80]*[.$IU$1]+ [.IV80]*[.$IV$1]+ [.IW80]*[.$IW$1]+ [.IX80]*[.$IX$1]+ [.IY80]*[.$IY$1]+ [.IZ80]*[.$IZ$1]+ [.JA80]*[.$JA$1]+ [.JB80]*[.$JB$1]+ [.JC80]*[.$JC$1]+ [.JD80]*[.$JD$1]+ [.JE80]*[.$JE$1]+ [.JF80]*[.$JF$1]+ [.JG80]*[.$JG$1]+ [.JH80]*[.$JH$1]+ [.JI80]*[.$JI$1]+ [.JJ80]*[.$JJ$1]+ [.JK80]*[.$JK$1]+ [.JL80]*[.$JL$1]+ [.JM80]*[.$JM$1]+ [.JN80]*[.$JN$1]+ [.JO80]*[.$JO$1]+ [.JP80]*[.$JP$1]+ [.JQ80]*[.$JQ$1]+ [.JR80]*[.$JR$1]+ [.JS80]*[.$JS$1]+ [.JT80]*[.$JT$1]+ [.JU80]*[.$JU$1]+ [.JV80]*[.$JV$1]+ [.JW80]*[.$JW$1]+ [.JX80]*[.$JX$1]+ [.JY80]*[.$JY$1]+ [.JZ80]*[.$JZ$1]+ [.KA80]*[.$KA$1]+ [.KB80]*[.$KB$1]+ [.KC80]*[.$KC$1]+ [.KD80]*[.$KD$1]+ [.KE80]*[.$KE$1]+ [.KF80]*[.$KF$1]+ [.KG80]*[.$KG$1]+ [.KH80]*[.$KH$1]+ [.KI80]*[.$KI$1]+ [.KJ80]*[.$KJ$1]+ [.KK80]*[.$KK$1]+ [.KL80]*[.$KL$1]) /COUNT([.B80:.KL80]);0)" office:value-type="float" office:value="1" calcext:value-type="float">
            <text:p>1</text:p>
          </table:table-cell>
          <table:table-cell table:formula="of:=IF([.KN80]&lt;&gt;[.KM80];&quot;X&quot;;&quot;&quot;)">
            <text:p/>
          </table:table-cell>
        </table:table-row>
        <table:table-row table:style-name="ro1">
          <table:table-cell table:number-columns-repeated="1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ROUND(SUM([.B81:.KL81])/COUNT([.B81:.KL81]);0)" office:value-type="float" office:value="1" calcext:value-type="float">
            <text:p>1</text:p>
          </table:table-cell>
          <table:table-cell table:formula="of:=ROUND(([.B81]*[.$B$1]+ [.C81]*[.$C$1]+ [.D81]*[.$D$1]+ [.E81]*[.$E$1]+ [.F81]*[.$F$1]+ [.G81]*[.$G$1]+ [.H81]*[.$H$1]+ [.I81]*[.$I$1]+ [.J81]*[.$J$1]+ [.K81]*[.$K$1]+ [.L81]*[.$L$1]+ [.M81]*[.$M$1]+ [.N81]*[.$N$1]+ [.O81]*[.$O$1]+ [.P81]*[.$P$1]+ [.Q81]*[.$Q$1]+ [.R81]*[.$R$1]+ [.S81]*[.$S$1]+ [.T81]*[.$T$1]+ [.U81]*[.$U$1]+ [.V81]*[.$V$1]+ [.W81]*[.$W$1]+ [.X81]*[.$X$1]+ [.Y81]*[.$Y$1]+ [.Z81]*[.$Z$1]+ [.AA81]*[.$AA$1]+ [.AB81]*[.$AB$1]+ [.AC81]*[.$AC$1]+ [.AD81]*[.$AD$1]+ [.AE81]*[.$AE$1]+ [.AF81]*[.$AF$1]+ [.AG81]*[.$AG$1]+ [.AH81]*[.$AH$1]+ [.AI81]*[.$AI$1]+ [.AJ81]*[.$AJ$1]+ [.AK81]*[.$AK$1]+ [.AL81]*[.$AL$1]+ [.AM81]*[.$AM$1]+ [.AN81]*[.$AN$1]+ [.AO81]*[.$AO$1]+ [.AP81]*[.$AP$1]+ [.AQ81]*[.$AQ$1]+ [.AR81]*[.$AR$1]+ [.AS81]*[.$AS$1]+ [.AT81]*[.$AT$1]+ [.AU81]*[.$AU$1]+ [.AV81]*[.$AV$1]+ [.AW81]*[.$AW$1]+ [.AX81]*[.$AX$1]+ [.AY81]*[.$AY$1]+ [.AZ81]*[.$AZ$1]+ [.BA81]*[.$BA$1]+ [.BB81]*[.$BB$1]+ [.BC81]*[.$BC$1]+ [.BD81]*[.$BD$1]+ [.BE81]*[.$BE$1]+ [.BF81]*[.$BF$1]+ [.BG81]*[.$BG$1]+ [.BH81]*[.$BH$1]+ [.BI81]*[.$BI$1]+ [.BJ81]*[.$BJ$1]+ [.BK81]*[.$BK$1]+ [.BL81]*[.$BL$1]+ [.BM81]*[.$BM$1]+ [.BN81]*[.$BN$1]+ [.BO81]*[.$BO$1]+ [.BP81]*[.$BP$1]+ [.BQ81]*[.$BQ$1]+ [.BR81]*[.$BR$1]+ [.BS81]*[.$BS$1]+ [.BT81]*[.$BT$1]+ [.BU81]*[.$BU$1]+ [.BV81]*[.$BV$1]+ [.BW81]*[.$BW$1]+ [.BX81]*[.$BX$1]+ [.BY81]*[.$BY$1]+ [.BZ81]*[.$BZ$1]+ [.CA81]*[.$CA$1]+ [.CB81]*[.$CB$1]+ [.CC81]*[.$CC$1]+ [.CD81]*[.$CD$1]+ [.CE81]*[.$CE$1]+ [.CF81]*[.$CF$1]+ [.CG81]*[.$CG$1]+ [.CH81]*[.$CH$1]+ [.CI81]*[.$CI$1]+ [.CJ81]*[.$CJ$1]+ [.CK81]*[.$CK$1]+ [.CL81]*[.$CL$1]+ [.CM81]*[.$CM$1]+ [.CN81]*[.$CN$1]+ [.CO81]*[.$CO$1]+ [.CP81]*[.$CP$1]+ [.CQ81]*[.$CQ$1]+ [.CR81]*[.$CR$1]+ [.CS81]*[.$CS$1]+ [.CT81]*[.$CT$1]+ [.CU81]*[.$CU$1]+ [.CV81]*[.$CV$1]+ [.CW81]*[.$CW$1]+ [.CX81]*[.$CX$1]+ [.CY81]*[.$CY$1]+ [.CZ81]*[.$CZ$1]+ [.DA81]*[.$DA$1]+ [.DB81]*[.$DB$1]+ [.DC81]*[.$DC$1]+ [.DD81]*[.$DD$1]+ [.DE81]*[.$DE$1]+ [.DF81]*[.$DF$1]+ [.DG81]*[.$DG$1]+ [.DH81]*[.$DH$1]+ [.DI81]*[.$DI$1]+ [.DJ81]*[.$DJ$1]+ [.DK81]*[.$DK$1]+ [.DL81]*[.$DL$1]+ [.DM81]*[.$DM$1]+ [.DN81]*[.$DN$1]+ [.DO81]*[.$DO$1]+ [.DP81]*[.$DP$1]+ [.DQ81]*[.$DQ$1]+ [.DR81]*[.$DR$1]+ [.DS81]*[.$DS$1]+ [.DT81]*[.$DT$1]+ [.DU81]*[.$DU$1]+ [.DV81]*[.$DV$1]+ [.DW81]*[.$DW$1]+ [.DX81]*[.$DX$1]+ [.DY81]*[.$DY$1]+ [.DZ81]*[.$DZ$1]+ [.EA81]*[.$EA$1]+ [.EB81]*[.$EB$1]+ [.EC81]*[.$EC$1]+ [.ED81]*[.$ED$1]+ [.EE81]*[.$EE$1]+ [.EF81]*[.$EF$1]+ [.EG81]*[.$EG$1]+ [.EH81]*[.$EH$1]+ [.EI81]*[.$EI$1]+ [.EJ81]*[.$EJ$1]+ [.EK81]*[.$EK$1]+ [.EL81]*[.$EL$1]+ [.EM81]*[.$EM$1]+ [.EN81]*[.$EN$1]+ [.EO81]*[.$EO$1]+ [.EP81]*[.$EP$1]+ [.EQ81]*[.$EQ$1]+ [.ER81]*[.$ER$1]+ [.ES81]*[.$ES$1]+ [.ET81]*[.$ET$1]+ [.EU81]*[.$EU$1]+ [.EV81]*[.$EV$1]+ [.EW81]*[.$EW$1]+ [.EX81]*[.$EX$1]+ [.EY81]*[.$EY$1]+ [.EZ81]*[.$EZ$1]+ [.FA81]*[.$FA$1]+ [.FB81]*[.$FB$1]+ [.FC81]*[.$FC$1]+ [.FD81]*[.$FD$1]+ [.FE81]*[.$FE$1]+ [.FF81]*[.$FF$1]+ [.FG81]*[.$FG$1]+ [.FH81]*[.$FH$1]+ [.FI81]*[.$FI$1]+ [.FJ81]*[.$FJ$1]+ [.FK81]*[.$FK$1]+ [.FL81]*[.$FL$1]+ [.FM81]*[.$FM$1]+ [.FN81]*[.$FN$1]+ [.FO81]*[.$FO$1]+ [.FP81]*[.$FP$1]+ [.FQ81]*[.$FQ$1]+ [.FR81]*[.$FR$1]+ [.FS81]*[.$FS$1]+ [.FT81]*[.$FT$1]+ [.FU81]*[.$FU$1]+ [.FV81]*[.$FV$1]+ [.FW81]*[.$FW$1]+ [.FX81]*[.$FX$1]+ [.FY81]*[.$FY$1]+ [.FZ81]*[.$FZ$1]+ [.GA81]*[.$GA$1]+ [.GB81]*[.$GB$1]+ [.GC81]*[.$GC$1]+ [.GD81]*[.$GD$1]+ [.GE81]*[.$GE$1]+ [.GF81]*[.$GF$1]+ [.GG81]*[.$GG$1]+ [.GH81]*[.$GH$1]+ [.GI81]*[.$GI$1]+ [.GJ81]*[.$GJ$1]+ [.GK81]*[.$GK$1]+ [.GL81]*[.$GL$1]+ [.GM81]*[.$GM$1]+ [.GN81]*[.$GN$1]+ [.GO81]*[.$GO$1]+ [.GP81]*[.$GP$1]+ [.GQ81]*[.$GQ$1]+ [.GR81]*[.$GR$1]+ [.GS81]*[.$GS$1]+ [.GT81]*[.$GT$1]+ [.GU81]*[.$GU$1]+ [.GV81]*[.$GV$1]+ [.GW81]*[.$GW$1]+ [.GX81]*[.$GX$1]+ [.GY81]*[.$GY$1]+ [.GZ81]*[.$GZ$1]+ [.HA81]*[.$HA$1]+ [.HB81]*[.$HB$1]+ [.HC81]*[.$HC$1]+ [.HD81]*[.$HD$1]+ [.HE81]*[.$HE$1]+ [.HF81]*[.$HF$1]+ [.HG81]*[.$HG$1]+ [.HH81]*[.$HH$1]+ [.HI81]*[.$HI$1]+ [.HJ81]*[.$HJ$1]+ [.HK81]*[.$HK$1]+ [.HL81]*[.$HL$1]+ [.HM81]*[.$HM$1]+ [.HN81]*[.$HN$1]+ [.HO81]*[.$HO$1]+ [.HP81]*[.$HP$1]+ [.HQ81]*[.$HQ$1]+ [.HR81]*[.$HR$1]+ [.HS81]*[.$HS$1]+ [.HT81]*[.$HT$1]+ [.HU81]*[.$HU$1]+ [.HV81]*[.$HV$1]+ [.HW81]*[.$HW$1]+ [.HX81]*[.$HX$1]+ [.HY81]*[.$HY$1]+ [.HZ81]*[.$HZ$1]+ [.IA81]*[.$IA$1]+ [.IB81]*[.$IB$1]+ [.IC81]*[.$IC$1]+ [.ID81]*[.$ID$1]+ [.IE81]*[.$IE$1]+ [.IF81]*[.$IF$1]+ [.IG81]*[.$IG$1]+ [.IH81]*[.$IH$1]+ [.II81]*[.$II$1]+ [.IJ81]*[.$IJ$1]+ [.IK81]*[.$IK$1]+ [.IL81]*[.$IL$1]+ [.IM81]*[.$IM$1]+ [.IN81]*[.$IN$1]+ [.IO81]*[.$IO$1]+ [.IP81]*[.$IP$1]+ [.IQ81]*[.$IQ$1]+ [.IR81]*[.$IR$1]+ [.IS81]*[.$IS$1]+ [.IT81]*[.$IT$1]+ [.IU81]*[.$IU$1]+ [.IV81]*[.$IV$1]+ [.IW81]*[.$IW$1]+ [.IX81]*[.$IX$1]+ [.IY81]*[.$IY$1]+ [.IZ81]*[.$IZ$1]+ [.JA81]*[.$JA$1]+ [.JB81]*[.$JB$1]+ [.JC81]*[.$JC$1]+ [.JD81]*[.$JD$1]+ [.JE81]*[.$JE$1]+ [.JF81]*[.$JF$1]+ [.JG81]*[.$JG$1]+ [.JH81]*[.$JH$1]+ [.JI81]*[.$JI$1]+ [.JJ81]*[.$JJ$1]+ [.JK81]*[.$JK$1]+ [.JL81]*[.$JL$1]+ [.JM81]*[.$JM$1]+ [.JN81]*[.$JN$1]+ [.JO81]*[.$JO$1]+ [.JP81]*[.$JP$1]+ [.JQ81]*[.$JQ$1]+ [.JR81]*[.$JR$1]+ [.JS81]*[.$JS$1]+ [.JT81]*[.$JT$1]+ [.JU81]*[.$JU$1]+ [.JV81]*[.$JV$1]+ [.JW81]*[.$JW$1]+ [.JX81]*[.$JX$1]+ [.JY81]*[.$JY$1]+ [.JZ81]*[.$JZ$1]+ [.KA81]*[.$KA$1]+ [.KB81]*[.$KB$1]+ [.KC81]*[.$KC$1]+ [.KD81]*[.$KD$1]+ [.KE81]*[.$KE$1]+ [.KF81]*[.$KF$1]+ [.KG81]*[.$KG$1]+ [.KH81]*[.$KH$1]+ [.KI81]*[.$KI$1]+ [.KJ81]*[.$KJ$1]+ [.KK81]*[.$KK$1]+ [.KL81]*[.$KL$1]) /COUNT([.B81:.KL81]);0)" office:value-type="float" office:value="1" calcext:value-type="float">
            <text:p>1</text:p>
          </table:table-cell>
          <table:table-cell table:formula="of:=IF([.KN81]&lt;&gt;[.KM81];&quot;X&quot;;&quot;&quot;)">
            <text:p/>
          </table:table-cell>
        </table:table-row>
        <table:table-row table:style-name="ro1">
          <table:table-cell table:number-columns-repeated="298" office:value-type="float" office:value="0" calcext:value-type="float">
            <text:p>0</text:p>
          </table:table-cell>
          <table:table-cell table:formula="of:=ROUND(SUM([.B82:.KL82])/COUNT([.B82:.KL82]);0)" office:value-type="float" office:value="0" calcext:value-type="float">
            <text:p>0</text:p>
          </table:table-cell>
          <table:table-cell table:formula="of:=ROUND(([.B82]*[.$B$1]+ [.C82]*[.$C$1]+ [.D82]*[.$D$1]+ [.E82]*[.$E$1]+ [.F82]*[.$F$1]+ [.G82]*[.$G$1]+ [.H82]*[.$H$1]+ [.I82]*[.$I$1]+ [.J82]*[.$J$1]+ [.K82]*[.$K$1]+ [.L82]*[.$L$1]+ [.M82]*[.$M$1]+ [.N82]*[.$N$1]+ [.O82]*[.$O$1]+ [.P82]*[.$P$1]+ [.Q82]*[.$Q$1]+ [.R82]*[.$R$1]+ [.S82]*[.$S$1]+ [.T82]*[.$T$1]+ [.U82]*[.$U$1]+ [.V82]*[.$V$1]+ [.W82]*[.$W$1]+ [.X82]*[.$X$1]+ [.Y82]*[.$Y$1]+ [.Z82]*[.$Z$1]+ [.AA82]*[.$AA$1]+ [.AB82]*[.$AB$1]+ [.AC82]*[.$AC$1]+ [.AD82]*[.$AD$1]+ [.AE82]*[.$AE$1]+ [.AF82]*[.$AF$1]+ [.AG82]*[.$AG$1]+ [.AH82]*[.$AH$1]+ [.AI82]*[.$AI$1]+ [.AJ82]*[.$AJ$1]+ [.AK82]*[.$AK$1]+ [.AL82]*[.$AL$1]+ [.AM82]*[.$AM$1]+ [.AN82]*[.$AN$1]+ [.AO82]*[.$AO$1]+ [.AP82]*[.$AP$1]+ [.AQ82]*[.$AQ$1]+ [.AR82]*[.$AR$1]+ [.AS82]*[.$AS$1]+ [.AT82]*[.$AT$1]+ [.AU82]*[.$AU$1]+ [.AV82]*[.$AV$1]+ [.AW82]*[.$AW$1]+ [.AX82]*[.$AX$1]+ [.AY82]*[.$AY$1]+ [.AZ82]*[.$AZ$1]+ [.BA82]*[.$BA$1]+ [.BB82]*[.$BB$1]+ [.BC82]*[.$BC$1]+ [.BD82]*[.$BD$1]+ [.BE82]*[.$BE$1]+ [.BF82]*[.$BF$1]+ [.BG82]*[.$BG$1]+ [.BH82]*[.$BH$1]+ [.BI82]*[.$BI$1]+ [.BJ82]*[.$BJ$1]+ [.BK82]*[.$BK$1]+ [.BL82]*[.$BL$1]+ [.BM82]*[.$BM$1]+ [.BN82]*[.$BN$1]+ [.BO82]*[.$BO$1]+ [.BP82]*[.$BP$1]+ [.BQ82]*[.$BQ$1]+ [.BR82]*[.$BR$1]+ [.BS82]*[.$BS$1]+ [.BT82]*[.$BT$1]+ [.BU82]*[.$BU$1]+ [.BV82]*[.$BV$1]+ [.BW82]*[.$BW$1]+ [.BX82]*[.$BX$1]+ [.BY82]*[.$BY$1]+ [.BZ82]*[.$BZ$1]+ [.CA82]*[.$CA$1]+ [.CB82]*[.$CB$1]+ [.CC82]*[.$CC$1]+ [.CD82]*[.$CD$1]+ [.CE82]*[.$CE$1]+ [.CF82]*[.$CF$1]+ [.CG82]*[.$CG$1]+ [.CH82]*[.$CH$1]+ [.CI82]*[.$CI$1]+ [.CJ82]*[.$CJ$1]+ [.CK82]*[.$CK$1]+ [.CL82]*[.$CL$1]+ [.CM82]*[.$CM$1]+ [.CN82]*[.$CN$1]+ [.CO82]*[.$CO$1]+ [.CP82]*[.$CP$1]+ [.CQ82]*[.$CQ$1]+ [.CR82]*[.$CR$1]+ [.CS82]*[.$CS$1]+ [.CT82]*[.$CT$1]+ [.CU82]*[.$CU$1]+ [.CV82]*[.$CV$1]+ [.CW82]*[.$CW$1]+ [.CX82]*[.$CX$1]+ [.CY82]*[.$CY$1]+ [.CZ82]*[.$CZ$1]+ [.DA82]*[.$DA$1]+ [.DB82]*[.$DB$1]+ [.DC82]*[.$DC$1]+ [.DD82]*[.$DD$1]+ [.DE82]*[.$DE$1]+ [.DF82]*[.$DF$1]+ [.DG82]*[.$DG$1]+ [.DH82]*[.$DH$1]+ [.DI82]*[.$DI$1]+ [.DJ82]*[.$DJ$1]+ [.DK82]*[.$DK$1]+ [.DL82]*[.$DL$1]+ [.DM82]*[.$DM$1]+ [.DN82]*[.$DN$1]+ [.DO82]*[.$DO$1]+ [.DP82]*[.$DP$1]+ [.DQ82]*[.$DQ$1]+ [.DR82]*[.$DR$1]+ [.DS82]*[.$DS$1]+ [.DT82]*[.$DT$1]+ [.DU82]*[.$DU$1]+ [.DV82]*[.$DV$1]+ [.DW82]*[.$DW$1]+ [.DX82]*[.$DX$1]+ [.DY82]*[.$DY$1]+ [.DZ82]*[.$DZ$1]+ [.EA82]*[.$EA$1]+ [.EB82]*[.$EB$1]+ [.EC82]*[.$EC$1]+ [.ED82]*[.$ED$1]+ [.EE82]*[.$EE$1]+ [.EF82]*[.$EF$1]+ [.EG82]*[.$EG$1]+ [.EH82]*[.$EH$1]+ [.EI82]*[.$EI$1]+ [.EJ82]*[.$EJ$1]+ [.EK82]*[.$EK$1]+ [.EL82]*[.$EL$1]+ [.EM82]*[.$EM$1]+ [.EN82]*[.$EN$1]+ [.EO82]*[.$EO$1]+ [.EP82]*[.$EP$1]+ [.EQ82]*[.$EQ$1]+ [.ER82]*[.$ER$1]+ [.ES82]*[.$ES$1]+ [.ET82]*[.$ET$1]+ [.EU82]*[.$EU$1]+ [.EV82]*[.$EV$1]+ [.EW82]*[.$EW$1]+ [.EX82]*[.$EX$1]+ [.EY82]*[.$EY$1]+ [.EZ82]*[.$EZ$1]+ [.FA82]*[.$FA$1]+ [.FB82]*[.$FB$1]+ [.FC82]*[.$FC$1]+ [.FD82]*[.$FD$1]+ [.FE82]*[.$FE$1]+ [.FF82]*[.$FF$1]+ [.FG82]*[.$FG$1]+ [.FH82]*[.$FH$1]+ [.FI82]*[.$FI$1]+ [.FJ82]*[.$FJ$1]+ [.FK82]*[.$FK$1]+ [.FL82]*[.$FL$1]+ [.FM82]*[.$FM$1]+ [.FN82]*[.$FN$1]+ [.FO82]*[.$FO$1]+ [.FP82]*[.$FP$1]+ [.FQ82]*[.$FQ$1]+ [.FR82]*[.$FR$1]+ [.FS82]*[.$FS$1]+ [.FT82]*[.$FT$1]+ [.FU82]*[.$FU$1]+ [.FV82]*[.$FV$1]+ [.FW82]*[.$FW$1]+ [.FX82]*[.$FX$1]+ [.FY82]*[.$FY$1]+ [.FZ82]*[.$FZ$1]+ [.GA82]*[.$GA$1]+ [.GB82]*[.$GB$1]+ [.GC82]*[.$GC$1]+ [.GD82]*[.$GD$1]+ [.GE82]*[.$GE$1]+ [.GF82]*[.$GF$1]+ [.GG82]*[.$GG$1]+ [.GH82]*[.$GH$1]+ [.GI82]*[.$GI$1]+ [.GJ82]*[.$GJ$1]+ [.GK82]*[.$GK$1]+ [.GL82]*[.$GL$1]+ [.GM82]*[.$GM$1]+ [.GN82]*[.$GN$1]+ [.GO82]*[.$GO$1]+ [.GP82]*[.$GP$1]+ [.GQ82]*[.$GQ$1]+ [.GR82]*[.$GR$1]+ [.GS82]*[.$GS$1]+ [.GT82]*[.$GT$1]+ [.GU82]*[.$GU$1]+ [.GV82]*[.$GV$1]+ [.GW82]*[.$GW$1]+ [.GX82]*[.$GX$1]+ [.GY82]*[.$GY$1]+ [.GZ82]*[.$GZ$1]+ [.HA82]*[.$HA$1]+ [.HB82]*[.$HB$1]+ [.HC82]*[.$HC$1]+ [.HD82]*[.$HD$1]+ [.HE82]*[.$HE$1]+ [.HF82]*[.$HF$1]+ [.HG82]*[.$HG$1]+ [.HH82]*[.$HH$1]+ [.HI82]*[.$HI$1]+ [.HJ82]*[.$HJ$1]+ [.HK82]*[.$HK$1]+ [.HL82]*[.$HL$1]+ [.HM82]*[.$HM$1]+ [.HN82]*[.$HN$1]+ [.HO82]*[.$HO$1]+ [.HP82]*[.$HP$1]+ [.HQ82]*[.$HQ$1]+ [.HR82]*[.$HR$1]+ [.HS82]*[.$HS$1]+ [.HT82]*[.$HT$1]+ [.HU82]*[.$HU$1]+ [.HV82]*[.$HV$1]+ [.HW82]*[.$HW$1]+ [.HX82]*[.$HX$1]+ [.HY82]*[.$HY$1]+ [.HZ82]*[.$HZ$1]+ [.IA82]*[.$IA$1]+ [.IB82]*[.$IB$1]+ [.IC82]*[.$IC$1]+ [.ID82]*[.$ID$1]+ [.IE82]*[.$IE$1]+ [.IF82]*[.$IF$1]+ [.IG82]*[.$IG$1]+ [.IH82]*[.$IH$1]+ [.II82]*[.$II$1]+ [.IJ82]*[.$IJ$1]+ [.IK82]*[.$IK$1]+ [.IL82]*[.$IL$1]+ [.IM82]*[.$IM$1]+ [.IN82]*[.$IN$1]+ [.IO82]*[.$IO$1]+ [.IP82]*[.$IP$1]+ [.IQ82]*[.$IQ$1]+ [.IR82]*[.$IR$1]+ [.IS82]*[.$IS$1]+ [.IT82]*[.$IT$1]+ [.IU82]*[.$IU$1]+ [.IV82]*[.$IV$1]+ [.IW82]*[.$IW$1]+ [.IX82]*[.$IX$1]+ [.IY82]*[.$IY$1]+ [.IZ82]*[.$IZ$1]+ [.JA82]*[.$JA$1]+ [.JB82]*[.$JB$1]+ [.JC82]*[.$JC$1]+ [.JD82]*[.$JD$1]+ [.JE82]*[.$JE$1]+ [.JF82]*[.$JF$1]+ [.JG82]*[.$JG$1]+ [.JH82]*[.$JH$1]+ [.JI82]*[.$JI$1]+ [.JJ82]*[.$JJ$1]+ [.JK82]*[.$JK$1]+ [.JL82]*[.$JL$1]+ [.JM82]*[.$JM$1]+ [.JN82]*[.$JN$1]+ [.JO82]*[.$JO$1]+ [.JP82]*[.$JP$1]+ [.JQ82]*[.$JQ$1]+ [.JR82]*[.$JR$1]+ [.JS82]*[.$JS$1]+ [.JT82]*[.$JT$1]+ [.JU82]*[.$JU$1]+ [.JV82]*[.$JV$1]+ [.JW82]*[.$JW$1]+ [.JX82]*[.$JX$1]+ [.JY82]*[.$JY$1]+ [.JZ82]*[.$JZ$1]+ [.KA82]*[.$KA$1]+ [.KB82]*[.$KB$1]+ [.KC82]*[.$KC$1]+ [.KD82]*[.$KD$1]+ [.KE82]*[.$KE$1]+ [.KF82]*[.$KF$1]+ [.KG82]*[.$KG$1]+ [.KH82]*[.$KH$1]+ [.KI82]*[.$KI$1]+ [.KJ82]*[.$KJ$1]+ [.KK82]*[.$KK$1]+ [.KL82]*[.$KL$1]) /COUNT([.B82:.KL82]);0)" office:value-type="float" office:value="0" calcext:value-type="float">
            <text:p>0</text:p>
          </table:table-cell>
          <table:table-cell table:formula="of:=IF([.KN82]&lt;&gt;[.KM82];&quot;X&quot;;&quot;&quot;)">
            <text:p/>
          </table:table-cell>
        </table:table-row>
        <table:table-row table:style-name="ro1">
          <table:table-cell table:number-columns-repeated="5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formula="of:=ROUND(SUM([.B83:.KL83])/COUNT([.B83:.KL83]);0)" office:value-type="float" office:value="0" calcext:value-type="float">
            <text:p>0</text:p>
          </table:table-cell>
          <table:table-cell table:formula="of:=ROUND(([.B83]*[.$B$1]+ [.C83]*[.$C$1]+ [.D83]*[.$D$1]+ [.E83]*[.$E$1]+ [.F83]*[.$F$1]+ [.G83]*[.$G$1]+ [.H83]*[.$H$1]+ [.I83]*[.$I$1]+ [.J83]*[.$J$1]+ [.K83]*[.$K$1]+ [.L83]*[.$L$1]+ [.M83]*[.$M$1]+ [.N83]*[.$N$1]+ [.O83]*[.$O$1]+ [.P83]*[.$P$1]+ [.Q83]*[.$Q$1]+ [.R83]*[.$R$1]+ [.S83]*[.$S$1]+ [.T83]*[.$T$1]+ [.U83]*[.$U$1]+ [.V83]*[.$V$1]+ [.W83]*[.$W$1]+ [.X83]*[.$X$1]+ [.Y83]*[.$Y$1]+ [.Z83]*[.$Z$1]+ [.AA83]*[.$AA$1]+ [.AB83]*[.$AB$1]+ [.AC83]*[.$AC$1]+ [.AD83]*[.$AD$1]+ [.AE83]*[.$AE$1]+ [.AF83]*[.$AF$1]+ [.AG83]*[.$AG$1]+ [.AH83]*[.$AH$1]+ [.AI83]*[.$AI$1]+ [.AJ83]*[.$AJ$1]+ [.AK83]*[.$AK$1]+ [.AL83]*[.$AL$1]+ [.AM83]*[.$AM$1]+ [.AN83]*[.$AN$1]+ [.AO83]*[.$AO$1]+ [.AP83]*[.$AP$1]+ [.AQ83]*[.$AQ$1]+ [.AR83]*[.$AR$1]+ [.AS83]*[.$AS$1]+ [.AT83]*[.$AT$1]+ [.AU83]*[.$AU$1]+ [.AV83]*[.$AV$1]+ [.AW83]*[.$AW$1]+ [.AX83]*[.$AX$1]+ [.AY83]*[.$AY$1]+ [.AZ83]*[.$AZ$1]+ [.BA83]*[.$BA$1]+ [.BB83]*[.$BB$1]+ [.BC83]*[.$BC$1]+ [.BD83]*[.$BD$1]+ [.BE83]*[.$BE$1]+ [.BF83]*[.$BF$1]+ [.BG83]*[.$BG$1]+ [.BH83]*[.$BH$1]+ [.BI83]*[.$BI$1]+ [.BJ83]*[.$BJ$1]+ [.BK83]*[.$BK$1]+ [.BL83]*[.$BL$1]+ [.BM83]*[.$BM$1]+ [.BN83]*[.$BN$1]+ [.BO83]*[.$BO$1]+ [.BP83]*[.$BP$1]+ [.BQ83]*[.$BQ$1]+ [.BR83]*[.$BR$1]+ [.BS83]*[.$BS$1]+ [.BT83]*[.$BT$1]+ [.BU83]*[.$BU$1]+ [.BV83]*[.$BV$1]+ [.BW83]*[.$BW$1]+ [.BX83]*[.$BX$1]+ [.BY83]*[.$BY$1]+ [.BZ83]*[.$BZ$1]+ [.CA83]*[.$CA$1]+ [.CB83]*[.$CB$1]+ [.CC83]*[.$CC$1]+ [.CD83]*[.$CD$1]+ [.CE83]*[.$CE$1]+ [.CF83]*[.$CF$1]+ [.CG83]*[.$CG$1]+ [.CH83]*[.$CH$1]+ [.CI83]*[.$CI$1]+ [.CJ83]*[.$CJ$1]+ [.CK83]*[.$CK$1]+ [.CL83]*[.$CL$1]+ [.CM83]*[.$CM$1]+ [.CN83]*[.$CN$1]+ [.CO83]*[.$CO$1]+ [.CP83]*[.$CP$1]+ [.CQ83]*[.$CQ$1]+ [.CR83]*[.$CR$1]+ [.CS83]*[.$CS$1]+ [.CT83]*[.$CT$1]+ [.CU83]*[.$CU$1]+ [.CV83]*[.$CV$1]+ [.CW83]*[.$CW$1]+ [.CX83]*[.$CX$1]+ [.CY83]*[.$CY$1]+ [.CZ83]*[.$CZ$1]+ [.DA83]*[.$DA$1]+ [.DB83]*[.$DB$1]+ [.DC83]*[.$DC$1]+ [.DD83]*[.$DD$1]+ [.DE83]*[.$DE$1]+ [.DF83]*[.$DF$1]+ [.DG83]*[.$DG$1]+ [.DH83]*[.$DH$1]+ [.DI83]*[.$DI$1]+ [.DJ83]*[.$DJ$1]+ [.DK83]*[.$DK$1]+ [.DL83]*[.$DL$1]+ [.DM83]*[.$DM$1]+ [.DN83]*[.$DN$1]+ [.DO83]*[.$DO$1]+ [.DP83]*[.$DP$1]+ [.DQ83]*[.$DQ$1]+ [.DR83]*[.$DR$1]+ [.DS83]*[.$DS$1]+ [.DT83]*[.$DT$1]+ [.DU83]*[.$DU$1]+ [.DV83]*[.$DV$1]+ [.DW83]*[.$DW$1]+ [.DX83]*[.$DX$1]+ [.DY83]*[.$DY$1]+ [.DZ83]*[.$DZ$1]+ [.EA83]*[.$EA$1]+ [.EB83]*[.$EB$1]+ [.EC83]*[.$EC$1]+ [.ED83]*[.$ED$1]+ [.EE83]*[.$EE$1]+ [.EF83]*[.$EF$1]+ [.EG83]*[.$EG$1]+ [.EH83]*[.$EH$1]+ [.EI83]*[.$EI$1]+ [.EJ83]*[.$EJ$1]+ [.EK83]*[.$EK$1]+ [.EL83]*[.$EL$1]+ [.EM83]*[.$EM$1]+ [.EN83]*[.$EN$1]+ [.EO83]*[.$EO$1]+ [.EP83]*[.$EP$1]+ [.EQ83]*[.$EQ$1]+ [.ER83]*[.$ER$1]+ [.ES83]*[.$ES$1]+ [.ET83]*[.$ET$1]+ [.EU83]*[.$EU$1]+ [.EV83]*[.$EV$1]+ [.EW83]*[.$EW$1]+ [.EX83]*[.$EX$1]+ [.EY83]*[.$EY$1]+ [.EZ83]*[.$EZ$1]+ [.FA83]*[.$FA$1]+ [.FB83]*[.$FB$1]+ [.FC83]*[.$FC$1]+ [.FD83]*[.$FD$1]+ [.FE83]*[.$FE$1]+ [.FF83]*[.$FF$1]+ [.FG83]*[.$FG$1]+ [.FH83]*[.$FH$1]+ [.FI83]*[.$FI$1]+ [.FJ83]*[.$FJ$1]+ [.FK83]*[.$FK$1]+ [.FL83]*[.$FL$1]+ [.FM83]*[.$FM$1]+ [.FN83]*[.$FN$1]+ [.FO83]*[.$FO$1]+ [.FP83]*[.$FP$1]+ [.FQ83]*[.$FQ$1]+ [.FR83]*[.$FR$1]+ [.FS83]*[.$FS$1]+ [.FT83]*[.$FT$1]+ [.FU83]*[.$FU$1]+ [.FV83]*[.$FV$1]+ [.FW83]*[.$FW$1]+ [.FX83]*[.$FX$1]+ [.FY83]*[.$FY$1]+ [.FZ83]*[.$FZ$1]+ [.GA83]*[.$GA$1]+ [.GB83]*[.$GB$1]+ [.GC83]*[.$GC$1]+ [.GD83]*[.$GD$1]+ [.GE83]*[.$GE$1]+ [.GF83]*[.$GF$1]+ [.GG83]*[.$GG$1]+ [.GH83]*[.$GH$1]+ [.GI83]*[.$GI$1]+ [.GJ83]*[.$GJ$1]+ [.GK83]*[.$GK$1]+ [.GL83]*[.$GL$1]+ [.GM83]*[.$GM$1]+ [.GN83]*[.$GN$1]+ [.GO83]*[.$GO$1]+ [.GP83]*[.$GP$1]+ [.GQ83]*[.$GQ$1]+ [.GR83]*[.$GR$1]+ [.GS83]*[.$GS$1]+ [.GT83]*[.$GT$1]+ [.GU83]*[.$GU$1]+ [.GV83]*[.$GV$1]+ [.GW83]*[.$GW$1]+ [.GX83]*[.$GX$1]+ [.GY83]*[.$GY$1]+ [.GZ83]*[.$GZ$1]+ [.HA83]*[.$HA$1]+ [.HB83]*[.$HB$1]+ [.HC83]*[.$HC$1]+ [.HD83]*[.$HD$1]+ [.HE83]*[.$HE$1]+ [.HF83]*[.$HF$1]+ [.HG83]*[.$HG$1]+ [.HH83]*[.$HH$1]+ [.HI83]*[.$HI$1]+ [.HJ83]*[.$HJ$1]+ [.HK83]*[.$HK$1]+ [.HL83]*[.$HL$1]+ [.HM83]*[.$HM$1]+ [.HN83]*[.$HN$1]+ [.HO83]*[.$HO$1]+ [.HP83]*[.$HP$1]+ [.HQ83]*[.$HQ$1]+ [.HR83]*[.$HR$1]+ [.HS83]*[.$HS$1]+ [.HT83]*[.$HT$1]+ [.HU83]*[.$HU$1]+ [.HV83]*[.$HV$1]+ [.HW83]*[.$HW$1]+ [.HX83]*[.$HX$1]+ [.HY83]*[.$HY$1]+ [.HZ83]*[.$HZ$1]+ [.IA83]*[.$IA$1]+ [.IB83]*[.$IB$1]+ [.IC83]*[.$IC$1]+ [.ID83]*[.$ID$1]+ [.IE83]*[.$IE$1]+ [.IF83]*[.$IF$1]+ [.IG83]*[.$IG$1]+ [.IH83]*[.$IH$1]+ [.II83]*[.$II$1]+ [.IJ83]*[.$IJ$1]+ [.IK83]*[.$IK$1]+ [.IL83]*[.$IL$1]+ [.IM83]*[.$IM$1]+ [.IN83]*[.$IN$1]+ [.IO83]*[.$IO$1]+ [.IP83]*[.$IP$1]+ [.IQ83]*[.$IQ$1]+ [.IR83]*[.$IR$1]+ [.IS83]*[.$IS$1]+ [.IT83]*[.$IT$1]+ [.IU83]*[.$IU$1]+ [.IV83]*[.$IV$1]+ [.IW83]*[.$IW$1]+ [.IX83]*[.$IX$1]+ [.IY83]*[.$IY$1]+ [.IZ83]*[.$IZ$1]+ [.JA83]*[.$JA$1]+ [.JB83]*[.$JB$1]+ [.JC83]*[.$JC$1]+ [.JD83]*[.$JD$1]+ [.JE83]*[.$JE$1]+ [.JF83]*[.$JF$1]+ [.JG83]*[.$JG$1]+ [.JH83]*[.$JH$1]+ [.JI83]*[.$JI$1]+ [.JJ83]*[.$JJ$1]+ [.JK83]*[.$JK$1]+ [.JL83]*[.$JL$1]+ [.JM83]*[.$JM$1]+ [.JN83]*[.$JN$1]+ [.JO83]*[.$JO$1]+ [.JP83]*[.$JP$1]+ [.JQ83]*[.$JQ$1]+ [.JR83]*[.$JR$1]+ [.JS83]*[.$JS$1]+ [.JT83]*[.$JT$1]+ [.JU83]*[.$JU$1]+ [.JV83]*[.$JV$1]+ [.JW83]*[.$JW$1]+ [.JX83]*[.$JX$1]+ [.JY83]*[.$JY$1]+ [.JZ83]*[.$JZ$1]+ [.KA83]*[.$KA$1]+ [.KB83]*[.$KB$1]+ [.KC83]*[.$KC$1]+ [.KD83]*[.$KD$1]+ [.KE83]*[.$KE$1]+ [.KF83]*[.$KF$1]+ [.KG83]*[.$KG$1]+ [.KH83]*[.$KH$1]+ [.KI83]*[.$KI$1]+ [.KJ83]*[.$KJ$1]+ [.KK83]*[.$KK$1]+ [.KL83]*[.$KL$1]) /COUNT([.B83:.KL83]);0)" office:value-type="float" office:value="0" calcext:value-type="float">
            <text:p>0</text:p>
          </table:table-cell>
          <table:table-cell table:formula="of:=IF([.KN83]&lt;&gt;[.KM83];&quot;X&quot;;&quot;&quot;)">
            <text:p/>
          </table:table-cell>
        </table:table-row>
        <table:table-row table:style-name="ro1">
          <table:table-cell table:number-columns-repeated="298" office:value-type="float" office:value="0" calcext:value-type="float">
            <text:p>0</text:p>
          </table:table-cell>
          <table:table-cell table:formula="of:=ROUND(SUM([.B84:.KL84])/COUNT([.B84:.KL84]);0)" office:value-type="float" office:value="0" calcext:value-type="float">
            <text:p>0</text:p>
          </table:table-cell>
          <table:table-cell table:formula="of:=ROUND(([.B84]*[.$B$1]+ [.C84]*[.$C$1]+ [.D84]*[.$D$1]+ [.E84]*[.$E$1]+ [.F84]*[.$F$1]+ [.G84]*[.$G$1]+ [.H84]*[.$H$1]+ [.I84]*[.$I$1]+ [.J84]*[.$J$1]+ [.K84]*[.$K$1]+ [.L84]*[.$L$1]+ [.M84]*[.$M$1]+ [.N84]*[.$N$1]+ [.O84]*[.$O$1]+ [.P84]*[.$P$1]+ [.Q84]*[.$Q$1]+ [.R84]*[.$R$1]+ [.S84]*[.$S$1]+ [.T84]*[.$T$1]+ [.U84]*[.$U$1]+ [.V84]*[.$V$1]+ [.W84]*[.$W$1]+ [.X84]*[.$X$1]+ [.Y84]*[.$Y$1]+ [.Z84]*[.$Z$1]+ [.AA84]*[.$AA$1]+ [.AB84]*[.$AB$1]+ [.AC84]*[.$AC$1]+ [.AD84]*[.$AD$1]+ [.AE84]*[.$AE$1]+ [.AF84]*[.$AF$1]+ [.AG84]*[.$AG$1]+ [.AH84]*[.$AH$1]+ [.AI84]*[.$AI$1]+ [.AJ84]*[.$AJ$1]+ [.AK84]*[.$AK$1]+ [.AL84]*[.$AL$1]+ [.AM84]*[.$AM$1]+ [.AN84]*[.$AN$1]+ [.AO84]*[.$AO$1]+ [.AP84]*[.$AP$1]+ [.AQ84]*[.$AQ$1]+ [.AR84]*[.$AR$1]+ [.AS84]*[.$AS$1]+ [.AT84]*[.$AT$1]+ [.AU84]*[.$AU$1]+ [.AV84]*[.$AV$1]+ [.AW84]*[.$AW$1]+ [.AX84]*[.$AX$1]+ [.AY84]*[.$AY$1]+ [.AZ84]*[.$AZ$1]+ [.BA84]*[.$BA$1]+ [.BB84]*[.$BB$1]+ [.BC84]*[.$BC$1]+ [.BD84]*[.$BD$1]+ [.BE84]*[.$BE$1]+ [.BF84]*[.$BF$1]+ [.BG84]*[.$BG$1]+ [.BH84]*[.$BH$1]+ [.BI84]*[.$BI$1]+ [.BJ84]*[.$BJ$1]+ [.BK84]*[.$BK$1]+ [.BL84]*[.$BL$1]+ [.BM84]*[.$BM$1]+ [.BN84]*[.$BN$1]+ [.BO84]*[.$BO$1]+ [.BP84]*[.$BP$1]+ [.BQ84]*[.$BQ$1]+ [.BR84]*[.$BR$1]+ [.BS84]*[.$BS$1]+ [.BT84]*[.$BT$1]+ [.BU84]*[.$BU$1]+ [.BV84]*[.$BV$1]+ [.BW84]*[.$BW$1]+ [.BX84]*[.$BX$1]+ [.BY84]*[.$BY$1]+ [.BZ84]*[.$BZ$1]+ [.CA84]*[.$CA$1]+ [.CB84]*[.$CB$1]+ [.CC84]*[.$CC$1]+ [.CD84]*[.$CD$1]+ [.CE84]*[.$CE$1]+ [.CF84]*[.$CF$1]+ [.CG84]*[.$CG$1]+ [.CH84]*[.$CH$1]+ [.CI84]*[.$CI$1]+ [.CJ84]*[.$CJ$1]+ [.CK84]*[.$CK$1]+ [.CL84]*[.$CL$1]+ [.CM84]*[.$CM$1]+ [.CN84]*[.$CN$1]+ [.CO84]*[.$CO$1]+ [.CP84]*[.$CP$1]+ [.CQ84]*[.$CQ$1]+ [.CR84]*[.$CR$1]+ [.CS84]*[.$CS$1]+ [.CT84]*[.$CT$1]+ [.CU84]*[.$CU$1]+ [.CV84]*[.$CV$1]+ [.CW84]*[.$CW$1]+ [.CX84]*[.$CX$1]+ [.CY84]*[.$CY$1]+ [.CZ84]*[.$CZ$1]+ [.DA84]*[.$DA$1]+ [.DB84]*[.$DB$1]+ [.DC84]*[.$DC$1]+ [.DD84]*[.$DD$1]+ [.DE84]*[.$DE$1]+ [.DF84]*[.$DF$1]+ [.DG84]*[.$DG$1]+ [.DH84]*[.$DH$1]+ [.DI84]*[.$DI$1]+ [.DJ84]*[.$DJ$1]+ [.DK84]*[.$DK$1]+ [.DL84]*[.$DL$1]+ [.DM84]*[.$DM$1]+ [.DN84]*[.$DN$1]+ [.DO84]*[.$DO$1]+ [.DP84]*[.$DP$1]+ [.DQ84]*[.$DQ$1]+ [.DR84]*[.$DR$1]+ [.DS84]*[.$DS$1]+ [.DT84]*[.$DT$1]+ [.DU84]*[.$DU$1]+ [.DV84]*[.$DV$1]+ [.DW84]*[.$DW$1]+ [.DX84]*[.$DX$1]+ [.DY84]*[.$DY$1]+ [.DZ84]*[.$DZ$1]+ [.EA84]*[.$EA$1]+ [.EB84]*[.$EB$1]+ [.EC84]*[.$EC$1]+ [.ED84]*[.$ED$1]+ [.EE84]*[.$EE$1]+ [.EF84]*[.$EF$1]+ [.EG84]*[.$EG$1]+ [.EH84]*[.$EH$1]+ [.EI84]*[.$EI$1]+ [.EJ84]*[.$EJ$1]+ [.EK84]*[.$EK$1]+ [.EL84]*[.$EL$1]+ [.EM84]*[.$EM$1]+ [.EN84]*[.$EN$1]+ [.EO84]*[.$EO$1]+ [.EP84]*[.$EP$1]+ [.EQ84]*[.$EQ$1]+ [.ER84]*[.$ER$1]+ [.ES84]*[.$ES$1]+ [.ET84]*[.$ET$1]+ [.EU84]*[.$EU$1]+ [.EV84]*[.$EV$1]+ [.EW84]*[.$EW$1]+ [.EX84]*[.$EX$1]+ [.EY84]*[.$EY$1]+ [.EZ84]*[.$EZ$1]+ [.FA84]*[.$FA$1]+ [.FB84]*[.$FB$1]+ [.FC84]*[.$FC$1]+ [.FD84]*[.$FD$1]+ [.FE84]*[.$FE$1]+ [.FF84]*[.$FF$1]+ [.FG84]*[.$FG$1]+ [.FH84]*[.$FH$1]+ [.FI84]*[.$FI$1]+ [.FJ84]*[.$FJ$1]+ [.FK84]*[.$FK$1]+ [.FL84]*[.$FL$1]+ [.FM84]*[.$FM$1]+ [.FN84]*[.$FN$1]+ [.FO84]*[.$FO$1]+ [.FP84]*[.$FP$1]+ [.FQ84]*[.$FQ$1]+ [.FR84]*[.$FR$1]+ [.FS84]*[.$FS$1]+ [.FT84]*[.$FT$1]+ [.FU84]*[.$FU$1]+ [.FV84]*[.$FV$1]+ [.FW84]*[.$FW$1]+ [.FX84]*[.$FX$1]+ [.FY84]*[.$FY$1]+ [.FZ84]*[.$FZ$1]+ [.GA84]*[.$GA$1]+ [.GB84]*[.$GB$1]+ [.GC84]*[.$GC$1]+ [.GD84]*[.$GD$1]+ [.GE84]*[.$GE$1]+ [.GF84]*[.$GF$1]+ [.GG84]*[.$GG$1]+ [.GH84]*[.$GH$1]+ [.GI84]*[.$GI$1]+ [.GJ84]*[.$GJ$1]+ [.GK84]*[.$GK$1]+ [.GL84]*[.$GL$1]+ [.GM84]*[.$GM$1]+ [.GN84]*[.$GN$1]+ [.GO84]*[.$GO$1]+ [.GP84]*[.$GP$1]+ [.GQ84]*[.$GQ$1]+ [.GR84]*[.$GR$1]+ [.GS84]*[.$GS$1]+ [.GT84]*[.$GT$1]+ [.GU84]*[.$GU$1]+ [.GV84]*[.$GV$1]+ [.GW84]*[.$GW$1]+ [.GX84]*[.$GX$1]+ [.GY84]*[.$GY$1]+ [.GZ84]*[.$GZ$1]+ [.HA84]*[.$HA$1]+ [.HB84]*[.$HB$1]+ [.HC84]*[.$HC$1]+ [.HD84]*[.$HD$1]+ [.HE84]*[.$HE$1]+ [.HF84]*[.$HF$1]+ [.HG84]*[.$HG$1]+ [.HH84]*[.$HH$1]+ [.HI84]*[.$HI$1]+ [.HJ84]*[.$HJ$1]+ [.HK84]*[.$HK$1]+ [.HL84]*[.$HL$1]+ [.HM84]*[.$HM$1]+ [.HN84]*[.$HN$1]+ [.HO84]*[.$HO$1]+ [.HP84]*[.$HP$1]+ [.HQ84]*[.$HQ$1]+ [.HR84]*[.$HR$1]+ [.HS84]*[.$HS$1]+ [.HT84]*[.$HT$1]+ [.HU84]*[.$HU$1]+ [.HV84]*[.$HV$1]+ [.HW84]*[.$HW$1]+ [.HX84]*[.$HX$1]+ [.HY84]*[.$HY$1]+ [.HZ84]*[.$HZ$1]+ [.IA84]*[.$IA$1]+ [.IB84]*[.$IB$1]+ [.IC84]*[.$IC$1]+ [.ID84]*[.$ID$1]+ [.IE84]*[.$IE$1]+ [.IF84]*[.$IF$1]+ [.IG84]*[.$IG$1]+ [.IH84]*[.$IH$1]+ [.II84]*[.$II$1]+ [.IJ84]*[.$IJ$1]+ [.IK84]*[.$IK$1]+ [.IL84]*[.$IL$1]+ [.IM84]*[.$IM$1]+ [.IN84]*[.$IN$1]+ [.IO84]*[.$IO$1]+ [.IP84]*[.$IP$1]+ [.IQ84]*[.$IQ$1]+ [.IR84]*[.$IR$1]+ [.IS84]*[.$IS$1]+ [.IT84]*[.$IT$1]+ [.IU84]*[.$IU$1]+ [.IV84]*[.$IV$1]+ [.IW84]*[.$IW$1]+ [.IX84]*[.$IX$1]+ [.IY84]*[.$IY$1]+ [.IZ84]*[.$IZ$1]+ [.JA84]*[.$JA$1]+ [.JB84]*[.$JB$1]+ [.JC84]*[.$JC$1]+ [.JD84]*[.$JD$1]+ [.JE84]*[.$JE$1]+ [.JF84]*[.$JF$1]+ [.JG84]*[.$JG$1]+ [.JH84]*[.$JH$1]+ [.JI84]*[.$JI$1]+ [.JJ84]*[.$JJ$1]+ [.JK84]*[.$JK$1]+ [.JL84]*[.$JL$1]+ [.JM84]*[.$JM$1]+ [.JN84]*[.$JN$1]+ [.JO84]*[.$JO$1]+ [.JP84]*[.$JP$1]+ [.JQ84]*[.$JQ$1]+ [.JR84]*[.$JR$1]+ [.JS84]*[.$JS$1]+ [.JT84]*[.$JT$1]+ [.JU84]*[.$JU$1]+ [.JV84]*[.$JV$1]+ [.JW84]*[.$JW$1]+ [.JX84]*[.$JX$1]+ [.JY84]*[.$JY$1]+ [.JZ84]*[.$JZ$1]+ [.KA84]*[.$KA$1]+ [.KB84]*[.$KB$1]+ [.KC84]*[.$KC$1]+ [.KD84]*[.$KD$1]+ [.KE84]*[.$KE$1]+ [.KF84]*[.$KF$1]+ [.KG84]*[.$KG$1]+ [.KH84]*[.$KH$1]+ [.KI84]*[.$KI$1]+ [.KJ84]*[.$KJ$1]+ [.KK84]*[.$KK$1]+ [.KL84]*[.$KL$1]) /COUNT([.B84:.KL84]);0)" office:value-type="float" office:value="0" calcext:value-type="float">
            <text:p>0</text:p>
          </table:table-cell>
          <table:table-cell table:formula="of:=IF([.KN84]&lt;&gt;[.KM84];&quot;X&quot;;&quot;&quot;)">
            <text:p/>
          </table:table-cell>
        </table:table-row>
        <table:table-row table:style-name="ro1">
          <table:table-cell table:number-columns-repeated="28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SUM([.B85:.KL85])/COUNT([.B85:.KL85]);0)" office:value-type="float" office:value="0" calcext:value-type="float">
            <text:p>0</text:p>
          </table:table-cell>
          <table:table-cell table:formula="of:=ROUND(([.B85]*[.$B$1]+ [.C85]*[.$C$1]+ [.D85]*[.$D$1]+ [.E85]*[.$E$1]+ [.F85]*[.$F$1]+ [.G85]*[.$G$1]+ [.H85]*[.$H$1]+ [.I85]*[.$I$1]+ [.J85]*[.$J$1]+ [.K85]*[.$K$1]+ [.L85]*[.$L$1]+ [.M85]*[.$M$1]+ [.N85]*[.$N$1]+ [.O85]*[.$O$1]+ [.P85]*[.$P$1]+ [.Q85]*[.$Q$1]+ [.R85]*[.$R$1]+ [.S85]*[.$S$1]+ [.T85]*[.$T$1]+ [.U85]*[.$U$1]+ [.V85]*[.$V$1]+ [.W85]*[.$W$1]+ [.X85]*[.$X$1]+ [.Y85]*[.$Y$1]+ [.Z85]*[.$Z$1]+ [.AA85]*[.$AA$1]+ [.AB85]*[.$AB$1]+ [.AC85]*[.$AC$1]+ [.AD85]*[.$AD$1]+ [.AE85]*[.$AE$1]+ [.AF85]*[.$AF$1]+ [.AG85]*[.$AG$1]+ [.AH85]*[.$AH$1]+ [.AI85]*[.$AI$1]+ [.AJ85]*[.$AJ$1]+ [.AK85]*[.$AK$1]+ [.AL85]*[.$AL$1]+ [.AM85]*[.$AM$1]+ [.AN85]*[.$AN$1]+ [.AO85]*[.$AO$1]+ [.AP85]*[.$AP$1]+ [.AQ85]*[.$AQ$1]+ [.AR85]*[.$AR$1]+ [.AS85]*[.$AS$1]+ [.AT85]*[.$AT$1]+ [.AU85]*[.$AU$1]+ [.AV85]*[.$AV$1]+ [.AW85]*[.$AW$1]+ [.AX85]*[.$AX$1]+ [.AY85]*[.$AY$1]+ [.AZ85]*[.$AZ$1]+ [.BA85]*[.$BA$1]+ [.BB85]*[.$BB$1]+ [.BC85]*[.$BC$1]+ [.BD85]*[.$BD$1]+ [.BE85]*[.$BE$1]+ [.BF85]*[.$BF$1]+ [.BG85]*[.$BG$1]+ [.BH85]*[.$BH$1]+ [.BI85]*[.$BI$1]+ [.BJ85]*[.$BJ$1]+ [.BK85]*[.$BK$1]+ [.BL85]*[.$BL$1]+ [.BM85]*[.$BM$1]+ [.BN85]*[.$BN$1]+ [.BO85]*[.$BO$1]+ [.BP85]*[.$BP$1]+ [.BQ85]*[.$BQ$1]+ [.BR85]*[.$BR$1]+ [.BS85]*[.$BS$1]+ [.BT85]*[.$BT$1]+ [.BU85]*[.$BU$1]+ [.BV85]*[.$BV$1]+ [.BW85]*[.$BW$1]+ [.BX85]*[.$BX$1]+ [.BY85]*[.$BY$1]+ [.BZ85]*[.$BZ$1]+ [.CA85]*[.$CA$1]+ [.CB85]*[.$CB$1]+ [.CC85]*[.$CC$1]+ [.CD85]*[.$CD$1]+ [.CE85]*[.$CE$1]+ [.CF85]*[.$CF$1]+ [.CG85]*[.$CG$1]+ [.CH85]*[.$CH$1]+ [.CI85]*[.$CI$1]+ [.CJ85]*[.$CJ$1]+ [.CK85]*[.$CK$1]+ [.CL85]*[.$CL$1]+ [.CM85]*[.$CM$1]+ [.CN85]*[.$CN$1]+ [.CO85]*[.$CO$1]+ [.CP85]*[.$CP$1]+ [.CQ85]*[.$CQ$1]+ [.CR85]*[.$CR$1]+ [.CS85]*[.$CS$1]+ [.CT85]*[.$CT$1]+ [.CU85]*[.$CU$1]+ [.CV85]*[.$CV$1]+ [.CW85]*[.$CW$1]+ [.CX85]*[.$CX$1]+ [.CY85]*[.$CY$1]+ [.CZ85]*[.$CZ$1]+ [.DA85]*[.$DA$1]+ [.DB85]*[.$DB$1]+ [.DC85]*[.$DC$1]+ [.DD85]*[.$DD$1]+ [.DE85]*[.$DE$1]+ [.DF85]*[.$DF$1]+ [.DG85]*[.$DG$1]+ [.DH85]*[.$DH$1]+ [.DI85]*[.$DI$1]+ [.DJ85]*[.$DJ$1]+ [.DK85]*[.$DK$1]+ [.DL85]*[.$DL$1]+ [.DM85]*[.$DM$1]+ [.DN85]*[.$DN$1]+ [.DO85]*[.$DO$1]+ [.DP85]*[.$DP$1]+ [.DQ85]*[.$DQ$1]+ [.DR85]*[.$DR$1]+ [.DS85]*[.$DS$1]+ [.DT85]*[.$DT$1]+ [.DU85]*[.$DU$1]+ [.DV85]*[.$DV$1]+ [.DW85]*[.$DW$1]+ [.DX85]*[.$DX$1]+ [.DY85]*[.$DY$1]+ [.DZ85]*[.$DZ$1]+ [.EA85]*[.$EA$1]+ [.EB85]*[.$EB$1]+ [.EC85]*[.$EC$1]+ [.ED85]*[.$ED$1]+ [.EE85]*[.$EE$1]+ [.EF85]*[.$EF$1]+ [.EG85]*[.$EG$1]+ [.EH85]*[.$EH$1]+ [.EI85]*[.$EI$1]+ [.EJ85]*[.$EJ$1]+ [.EK85]*[.$EK$1]+ [.EL85]*[.$EL$1]+ [.EM85]*[.$EM$1]+ [.EN85]*[.$EN$1]+ [.EO85]*[.$EO$1]+ [.EP85]*[.$EP$1]+ [.EQ85]*[.$EQ$1]+ [.ER85]*[.$ER$1]+ [.ES85]*[.$ES$1]+ [.ET85]*[.$ET$1]+ [.EU85]*[.$EU$1]+ [.EV85]*[.$EV$1]+ [.EW85]*[.$EW$1]+ [.EX85]*[.$EX$1]+ [.EY85]*[.$EY$1]+ [.EZ85]*[.$EZ$1]+ [.FA85]*[.$FA$1]+ [.FB85]*[.$FB$1]+ [.FC85]*[.$FC$1]+ [.FD85]*[.$FD$1]+ [.FE85]*[.$FE$1]+ [.FF85]*[.$FF$1]+ [.FG85]*[.$FG$1]+ [.FH85]*[.$FH$1]+ [.FI85]*[.$FI$1]+ [.FJ85]*[.$FJ$1]+ [.FK85]*[.$FK$1]+ [.FL85]*[.$FL$1]+ [.FM85]*[.$FM$1]+ [.FN85]*[.$FN$1]+ [.FO85]*[.$FO$1]+ [.FP85]*[.$FP$1]+ [.FQ85]*[.$FQ$1]+ [.FR85]*[.$FR$1]+ [.FS85]*[.$FS$1]+ [.FT85]*[.$FT$1]+ [.FU85]*[.$FU$1]+ [.FV85]*[.$FV$1]+ [.FW85]*[.$FW$1]+ [.FX85]*[.$FX$1]+ [.FY85]*[.$FY$1]+ [.FZ85]*[.$FZ$1]+ [.GA85]*[.$GA$1]+ [.GB85]*[.$GB$1]+ [.GC85]*[.$GC$1]+ [.GD85]*[.$GD$1]+ [.GE85]*[.$GE$1]+ [.GF85]*[.$GF$1]+ [.GG85]*[.$GG$1]+ [.GH85]*[.$GH$1]+ [.GI85]*[.$GI$1]+ [.GJ85]*[.$GJ$1]+ [.GK85]*[.$GK$1]+ [.GL85]*[.$GL$1]+ [.GM85]*[.$GM$1]+ [.GN85]*[.$GN$1]+ [.GO85]*[.$GO$1]+ [.GP85]*[.$GP$1]+ [.GQ85]*[.$GQ$1]+ [.GR85]*[.$GR$1]+ [.GS85]*[.$GS$1]+ [.GT85]*[.$GT$1]+ [.GU85]*[.$GU$1]+ [.GV85]*[.$GV$1]+ [.GW85]*[.$GW$1]+ [.GX85]*[.$GX$1]+ [.GY85]*[.$GY$1]+ [.GZ85]*[.$GZ$1]+ [.HA85]*[.$HA$1]+ [.HB85]*[.$HB$1]+ [.HC85]*[.$HC$1]+ [.HD85]*[.$HD$1]+ [.HE85]*[.$HE$1]+ [.HF85]*[.$HF$1]+ [.HG85]*[.$HG$1]+ [.HH85]*[.$HH$1]+ [.HI85]*[.$HI$1]+ [.HJ85]*[.$HJ$1]+ [.HK85]*[.$HK$1]+ [.HL85]*[.$HL$1]+ [.HM85]*[.$HM$1]+ [.HN85]*[.$HN$1]+ [.HO85]*[.$HO$1]+ [.HP85]*[.$HP$1]+ [.HQ85]*[.$HQ$1]+ [.HR85]*[.$HR$1]+ [.HS85]*[.$HS$1]+ [.HT85]*[.$HT$1]+ [.HU85]*[.$HU$1]+ [.HV85]*[.$HV$1]+ [.HW85]*[.$HW$1]+ [.HX85]*[.$HX$1]+ [.HY85]*[.$HY$1]+ [.HZ85]*[.$HZ$1]+ [.IA85]*[.$IA$1]+ [.IB85]*[.$IB$1]+ [.IC85]*[.$IC$1]+ [.ID85]*[.$ID$1]+ [.IE85]*[.$IE$1]+ [.IF85]*[.$IF$1]+ [.IG85]*[.$IG$1]+ [.IH85]*[.$IH$1]+ [.II85]*[.$II$1]+ [.IJ85]*[.$IJ$1]+ [.IK85]*[.$IK$1]+ [.IL85]*[.$IL$1]+ [.IM85]*[.$IM$1]+ [.IN85]*[.$IN$1]+ [.IO85]*[.$IO$1]+ [.IP85]*[.$IP$1]+ [.IQ85]*[.$IQ$1]+ [.IR85]*[.$IR$1]+ [.IS85]*[.$IS$1]+ [.IT85]*[.$IT$1]+ [.IU85]*[.$IU$1]+ [.IV85]*[.$IV$1]+ [.IW85]*[.$IW$1]+ [.IX85]*[.$IX$1]+ [.IY85]*[.$IY$1]+ [.IZ85]*[.$IZ$1]+ [.JA85]*[.$JA$1]+ [.JB85]*[.$JB$1]+ [.JC85]*[.$JC$1]+ [.JD85]*[.$JD$1]+ [.JE85]*[.$JE$1]+ [.JF85]*[.$JF$1]+ [.JG85]*[.$JG$1]+ [.JH85]*[.$JH$1]+ [.JI85]*[.$JI$1]+ [.JJ85]*[.$JJ$1]+ [.JK85]*[.$JK$1]+ [.JL85]*[.$JL$1]+ [.JM85]*[.$JM$1]+ [.JN85]*[.$JN$1]+ [.JO85]*[.$JO$1]+ [.JP85]*[.$JP$1]+ [.JQ85]*[.$JQ$1]+ [.JR85]*[.$JR$1]+ [.JS85]*[.$JS$1]+ [.JT85]*[.$JT$1]+ [.JU85]*[.$JU$1]+ [.JV85]*[.$JV$1]+ [.JW85]*[.$JW$1]+ [.JX85]*[.$JX$1]+ [.JY85]*[.$JY$1]+ [.JZ85]*[.$JZ$1]+ [.KA85]*[.$KA$1]+ [.KB85]*[.$KB$1]+ [.KC85]*[.$KC$1]+ [.KD85]*[.$KD$1]+ [.KE85]*[.$KE$1]+ [.KF85]*[.$KF$1]+ [.KG85]*[.$KG$1]+ [.KH85]*[.$KH$1]+ [.KI85]*[.$KI$1]+ [.KJ85]*[.$KJ$1]+ [.KK85]*[.$KK$1]+ [.KL85]*[.$KL$1]) /COUNT([.B85:.KL85]);0)" office:value-type="float" office:value="0" calcext:value-type="float">
            <text:p>0</text:p>
          </table:table-cell>
          <table:table-cell table:formula="of:=IF([.KN85]&lt;&gt;[.KM85];&quot;X&quot;;&quot;&quot;)">
            <text:p/>
          </table:table-cell>
        </table:table-row>
        <table:table-row table:style-name="ro1">
          <table:table-cell table:number-columns-repeated="298" office:value-type="float" office:value="0" calcext:value-type="float">
            <text:p>0</text:p>
          </table:table-cell>
          <table:table-cell table:formula="of:=ROUND(SUM([.B86:.KL86])/COUNT([.B86:.KL86]);0)" office:value-type="float" office:value="0" calcext:value-type="float">
            <text:p>0</text:p>
          </table:table-cell>
          <table:table-cell table:formula="of:=ROUND(([.B86]*[.$B$1]+ [.C86]*[.$C$1]+ [.D86]*[.$D$1]+ [.E86]*[.$E$1]+ [.F86]*[.$F$1]+ [.G86]*[.$G$1]+ [.H86]*[.$H$1]+ [.I86]*[.$I$1]+ [.J86]*[.$J$1]+ [.K86]*[.$K$1]+ [.L86]*[.$L$1]+ [.M86]*[.$M$1]+ [.N86]*[.$N$1]+ [.O86]*[.$O$1]+ [.P86]*[.$P$1]+ [.Q86]*[.$Q$1]+ [.R86]*[.$R$1]+ [.S86]*[.$S$1]+ [.T86]*[.$T$1]+ [.U86]*[.$U$1]+ [.V86]*[.$V$1]+ [.W86]*[.$W$1]+ [.X86]*[.$X$1]+ [.Y86]*[.$Y$1]+ [.Z86]*[.$Z$1]+ [.AA86]*[.$AA$1]+ [.AB86]*[.$AB$1]+ [.AC86]*[.$AC$1]+ [.AD86]*[.$AD$1]+ [.AE86]*[.$AE$1]+ [.AF86]*[.$AF$1]+ [.AG86]*[.$AG$1]+ [.AH86]*[.$AH$1]+ [.AI86]*[.$AI$1]+ [.AJ86]*[.$AJ$1]+ [.AK86]*[.$AK$1]+ [.AL86]*[.$AL$1]+ [.AM86]*[.$AM$1]+ [.AN86]*[.$AN$1]+ [.AO86]*[.$AO$1]+ [.AP86]*[.$AP$1]+ [.AQ86]*[.$AQ$1]+ [.AR86]*[.$AR$1]+ [.AS86]*[.$AS$1]+ [.AT86]*[.$AT$1]+ [.AU86]*[.$AU$1]+ [.AV86]*[.$AV$1]+ [.AW86]*[.$AW$1]+ [.AX86]*[.$AX$1]+ [.AY86]*[.$AY$1]+ [.AZ86]*[.$AZ$1]+ [.BA86]*[.$BA$1]+ [.BB86]*[.$BB$1]+ [.BC86]*[.$BC$1]+ [.BD86]*[.$BD$1]+ [.BE86]*[.$BE$1]+ [.BF86]*[.$BF$1]+ [.BG86]*[.$BG$1]+ [.BH86]*[.$BH$1]+ [.BI86]*[.$BI$1]+ [.BJ86]*[.$BJ$1]+ [.BK86]*[.$BK$1]+ [.BL86]*[.$BL$1]+ [.BM86]*[.$BM$1]+ [.BN86]*[.$BN$1]+ [.BO86]*[.$BO$1]+ [.BP86]*[.$BP$1]+ [.BQ86]*[.$BQ$1]+ [.BR86]*[.$BR$1]+ [.BS86]*[.$BS$1]+ [.BT86]*[.$BT$1]+ [.BU86]*[.$BU$1]+ [.BV86]*[.$BV$1]+ [.BW86]*[.$BW$1]+ [.BX86]*[.$BX$1]+ [.BY86]*[.$BY$1]+ [.BZ86]*[.$BZ$1]+ [.CA86]*[.$CA$1]+ [.CB86]*[.$CB$1]+ [.CC86]*[.$CC$1]+ [.CD86]*[.$CD$1]+ [.CE86]*[.$CE$1]+ [.CF86]*[.$CF$1]+ [.CG86]*[.$CG$1]+ [.CH86]*[.$CH$1]+ [.CI86]*[.$CI$1]+ [.CJ86]*[.$CJ$1]+ [.CK86]*[.$CK$1]+ [.CL86]*[.$CL$1]+ [.CM86]*[.$CM$1]+ [.CN86]*[.$CN$1]+ [.CO86]*[.$CO$1]+ [.CP86]*[.$CP$1]+ [.CQ86]*[.$CQ$1]+ [.CR86]*[.$CR$1]+ [.CS86]*[.$CS$1]+ [.CT86]*[.$CT$1]+ [.CU86]*[.$CU$1]+ [.CV86]*[.$CV$1]+ [.CW86]*[.$CW$1]+ [.CX86]*[.$CX$1]+ [.CY86]*[.$CY$1]+ [.CZ86]*[.$CZ$1]+ [.DA86]*[.$DA$1]+ [.DB86]*[.$DB$1]+ [.DC86]*[.$DC$1]+ [.DD86]*[.$DD$1]+ [.DE86]*[.$DE$1]+ [.DF86]*[.$DF$1]+ [.DG86]*[.$DG$1]+ [.DH86]*[.$DH$1]+ [.DI86]*[.$DI$1]+ [.DJ86]*[.$DJ$1]+ [.DK86]*[.$DK$1]+ [.DL86]*[.$DL$1]+ [.DM86]*[.$DM$1]+ [.DN86]*[.$DN$1]+ [.DO86]*[.$DO$1]+ [.DP86]*[.$DP$1]+ [.DQ86]*[.$DQ$1]+ [.DR86]*[.$DR$1]+ [.DS86]*[.$DS$1]+ [.DT86]*[.$DT$1]+ [.DU86]*[.$DU$1]+ [.DV86]*[.$DV$1]+ [.DW86]*[.$DW$1]+ [.DX86]*[.$DX$1]+ [.DY86]*[.$DY$1]+ [.DZ86]*[.$DZ$1]+ [.EA86]*[.$EA$1]+ [.EB86]*[.$EB$1]+ [.EC86]*[.$EC$1]+ [.ED86]*[.$ED$1]+ [.EE86]*[.$EE$1]+ [.EF86]*[.$EF$1]+ [.EG86]*[.$EG$1]+ [.EH86]*[.$EH$1]+ [.EI86]*[.$EI$1]+ [.EJ86]*[.$EJ$1]+ [.EK86]*[.$EK$1]+ [.EL86]*[.$EL$1]+ [.EM86]*[.$EM$1]+ [.EN86]*[.$EN$1]+ [.EO86]*[.$EO$1]+ [.EP86]*[.$EP$1]+ [.EQ86]*[.$EQ$1]+ [.ER86]*[.$ER$1]+ [.ES86]*[.$ES$1]+ [.ET86]*[.$ET$1]+ [.EU86]*[.$EU$1]+ [.EV86]*[.$EV$1]+ [.EW86]*[.$EW$1]+ [.EX86]*[.$EX$1]+ [.EY86]*[.$EY$1]+ [.EZ86]*[.$EZ$1]+ [.FA86]*[.$FA$1]+ [.FB86]*[.$FB$1]+ [.FC86]*[.$FC$1]+ [.FD86]*[.$FD$1]+ [.FE86]*[.$FE$1]+ [.FF86]*[.$FF$1]+ [.FG86]*[.$FG$1]+ [.FH86]*[.$FH$1]+ [.FI86]*[.$FI$1]+ [.FJ86]*[.$FJ$1]+ [.FK86]*[.$FK$1]+ [.FL86]*[.$FL$1]+ [.FM86]*[.$FM$1]+ [.FN86]*[.$FN$1]+ [.FO86]*[.$FO$1]+ [.FP86]*[.$FP$1]+ [.FQ86]*[.$FQ$1]+ [.FR86]*[.$FR$1]+ [.FS86]*[.$FS$1]+ [.FT86]*[.$FT$1]+ [.FU86]*[.$FU$1]+ [.FV86]*[.$FV$1]+ [.FW86]*[.$FW$1]+ [.FX86]*[.$FX$1]+ [.FY86]*[.$FY$1]+ [.FZ86]*[.$FZ$1]+ [.GA86]*[.$GA$1]+ [.GB86]*[.$GB$1]+ [.GC86]*[.$GC$1]+ [.GD86]*[.$GD$1]+ [.GE86]*[.$GE$1]+ [.GF86]*[.$GF$1]+ [.GG86]*[.$GG$1]+ [.GH86]*[.$GH$1]+ [.GI86]*[.$GI$1]+ [.GJ86]*[.$GJ$1]+ [.GK86]*[.$GK$1]+ [.GL86]*[.$GL$1]+ [.GM86]*[.$GM$1]+ [.GN86]*[.$GN$1]+ [.GO86]*[.$GO$1]+ [.GP86]*[.$GP$1]+ [.GQ86]*[.$GQ$1]+ [.GR86]*[.$GR$1]+ [.GS86]*[.$GS$1]+ [.GT86]*[.$GT$1]+ [.GU86]*[.$GU$1]+ [.GV86]*[.$GV$1]+ [.GW86]*[.$GW$1]+ [.GX86]*[.$GX$1]+ [.GY86]*[.$GY$1]+ [.GZ86]*[.$GZ$1]+ [.HA86]*[.$HA$1]+ [.HB86]*[.$HB$1]+ [.HC86]*[.$HC$1]+ [.HD86]*[.$HD$1]+ [.HE86]*[.$HE$1]+ [.HF86]*[.$HF$1]+ [.HG86]*[.$HG$1]+ [.HH86]*[.$HH$1]+ [.HI86]*[.$HI$1]+ [.HJ86]*[.$HJ$1]+ [.HK86]*[.$HK$1]+ [.HL86]*[.$HL$1]+ [.HM86]*[.$HM$1]+ [.HN86]*[.$HN$1]+ [.HO86]*[.$HO$1]+ [.HP86]*[.$HP$1]+ [.HQ86]*[.$HQ$1]+ [.HR86]*[.$HR$1]+ [.HS86]*[.$HS$1]+ [.HT86]*[.$HT$1]+ [.HU86]*[.$HU$1]+ [.HV86]*[.$HV$1]+ [.HW86]*[.$HW$1]+ [.HX86]*[.$HX$1]+ [.HY86]*[.$HY$1]+ [.HZ86]*[.$HZ$1]+ [.IA86]*[.$IA$1]+ [.IB86]*[.$IB$1]+ [.IC86]*[.$IC$1]+ [.ID86]*[.$ID$1]+ [.IE86]*[.$IE$1]+ [.IF86]*[.$IF$1]+ [.IG86]*[.$IG$1]+ [.IH86]*[.$IH$1]+ [.II86]*[.$II$1]+ [.IJ86]*[.$IJ$1]+ [.IK86]*[.$IK$1]+ [.IL86]*[.$IL$1]+ [.IM86]*[.$IM$1]+ [.IN86]*[.$IN$1]+ [.IO86]*[.$IO$1]+ [.IP86]*[.$IP$1]+ [.IQ86]*[.$IQ$1]+ [.IR86]*[.$IR$1]+ [.IS86]*[.$IS$1]+ [.IT86]*[.$IT$1]+ [.IU86]*[.$IU$1]+ [.IV86]*[.$IV$1]+ [.IW86]*[.$IW$1]+ [.IX86]*[.$IX$1]+ [.IY86]*[.$IY$1]+ [.IZ86]*[.$IZ$1]+ [.JA86]*[.$JA$1]+ [.JB86]*[.$JB$1]+ [.JC86]*[.$JC$1]+ [.JD86]*[.$JD$1]+ [.JE86]*[.$JE$1]+ [.JF86]*[.$JF$1]+ [.JG86]*[.$JG$1]+ [.JH86]*[.$JH$1]+ [.JI86]*[.$JI$1]+ [.JJ86]*[.$JJ$1]+ [.JK86]*[.$JK$1]+ [.JL86]*[.$JL$1]+ [.JM86]*[.$JM$1]+ [.JN86]*[.$JN$1]+ [.JO86]*[.$JO$1]+ [.JP86]*[.$JP$1]+ [.JQ86]*[.$JQ$1]+ [.JR86]*[.$JR$1]+ [.JS86]*[.$JS$1]+ [.JT86]*[.$JT$1]+ [.JU86]*[.$JU$1]+ [.JV86]*[.$JV$1]+ [.JW86]*[.$JW$1]+ [.JX86]*[.$JX$1]+ [.JY86]*[.$JY$1]+ [.JZ86]*[.$JZ$1]+ [.KA86]*[.$KA$1]+ [.KB86]*[.$KB$1]+ [.KC86]*[.$KC$1]+ [.KD86]*[.$KD$1]+ [.KE86]*[.$KE$1]+ [.KF86]*[.$KF$1]+ [.KG86]*[.$KG$1]+ [.KH86]*[.$KH$1]+ [.KI86]*[.$KI$1]+ [.KJ86]*[.$KJ$1]+ [.KK86]*[.$KK$1]+ [.KL86]*[.$KL$1]) /COUNT([.B86:.KL86]);0)" office:value-type="float" office:value="0" calcext:value-type="float">
            <text:p>0</text:p>
          </table:table-cell>
          <table:table-cell table:formula="of:=IF([.KN86]&lt;&gt;[.KM86];&quot;X&quot;;&quot;&quot;)">
            <text:p/>
          </table:table-cell>
        </table:table-row>
        <table:table-row table:style-name="ro1">
          <table:table-cell table:number-columns-repeated="298" office:value-type="float" office:value="0" calcext:value-type="float">
            <text:p>0</text:p>
          </table:table-cell>
          <table:table-cell table:formula="of:=ROUND(SUM([.B87:.KL87])/COUNT([.B87:.KL87]);0)" office:value-type="float" office:value="0" calcext:value-type="float">
            <text:p>0</text:p>
          </table:table-cell>
          <table:table-cell table:formula="of:=ROUND(([.B87]*[.$B$1]+ [.C87]*[.$C$1]+ [.D87]*[.$D$1]+ [.E87]*[.$E$1]+ [.F87]*[.$F$1]+ [.G87]*[.$G$1]+ [.H87]*[.$H$1]+ [.I87]*[.$I$1]+ [.J87]*[.$J$1]+ [.K87]*[.$K$1]+ [.L87]*[.$L$1]+ [.M87]*[.$M$1]+ [.N87]*[.$N$1]+ [.O87]*[.$O$1]+ [.P87]*[.$P$1]+ [.Q87]*[.$Q$1]+ [.R87]*[.$R$1]+ [.S87]*[.$S$1]+ [.T87]*[.$T$1]+ [.U87]*[.$U$1]+ [.V87]*[.$V$1]+ [.W87]*[.$W$1]+ [.X87]*[.$X$1]+ [.Y87]*[.$Y$1]+ [.Z87]*[.$Z$1]+ [.AA87]*[.$AA$1]+ [.AB87]*[.$AB$1]+ [.AC87]*[.$AC$1]+ [.AD87]*[.$AD$1]+ [.AE87]*[.$AE$1]+ [.AF87]*[.$AF$1]+ [.AG87]*[.$AG$1]+ [.AH87]*[.$AH$1]+ [.AI87]*[.$AI$1]+ [.AJ87]*[.$AJ$1]+ [.AK87]*[.$AK$1]+ [.AL87]*[.$AL$1]+ [.AM87]*[.$AM$1]+ [.AN87]*[.$AN$1]+ [.AO87]*[.$AO$1]+ [.AP87]*[.$AP$1]+ [.AQ87]*[.$AQ$1]+ [.AR87]*[.$AR$1]+ [.AS87]*[.$AS$1]+ [.AT87]*[.$AT$1]+ [.AU87]*[.$AU$1]+ [.AV87]*[.$AV$1]+ [.AW87]*[.$AW$1]+ [.AX87]*[.$AX$1]+ [.AY87]*[.$AY$1]+ [.AZ87]*[.$AZ$1]+ [.BA87]*[.$BA$1]+ [.BB87]*[.$BB$1]+ [.BC87]*[.$BC$1]+ [.BD87]*[.$BD$1]+ [.BE87]*[.$BE$1]+ [.BF87]*[.$BF$1]+ [.BG87]*[.$BG$1]+ [.BH87]*[.$BH$1]+ [.BI87]*[.$BI$1]+ [.BJ87]*[.$BJ$1]+ [.BK87]*[.$BK$1]+ [.BL87]*[.$BL$1]+ [.BM87]*[.$BM$1]+ [.BN87]*[.$BN$1]+ [.BO87]*[.$BO$1]+ [.BP87]*[.$BP$1]+ [.BQ87]*[.$BQ$1]+ [.BR87]*[.$BR$1]+ [.BS87]*[.$BS$1]+ [.BT87]*[.$BT$1]+ [.BU87]*[.$BU$1]+ [.BV87]*[.$BV$1]+ [.BW87]*[.$BW$1]+ [.BX87]*[.$BX$1]+ [.BY87]*[.$BY$1]+ [.BZ87]*[.$BZ$1]+ [.CA87]*[.$CA$1]+ [.CB87]*[.$CB$1]+ [.CC87]*[.$CC$1]+ [.CD87]*[.$CD$1]+ [.CE87]*[.$CE$1]+ [.CF87]*[.$CF$1]+ [.CG87]*[.$CG$1]+ [.CH87]*[.$CH$1]+ [.CI87]*[.$CI$1]+ [.CJ87]*[.$CJ$1]+ [.CK87]*[.$CK$1]+ [.CL87]*[.$CL$1]+ [.CM87]*[.$CM$1]+ [.CN87]*[.$CN$1]+ [.CO87]*[.$CO$1]+ [.CP87]*[.$CP$1]+ [.CQ87]*[.$CQ$1]+ [.CR87]*[.$CR$1]+ [.CS87]*[.$CS$1]+ [.CT87]*[.$CT$1]+ [.CU87]*[.$CU$1]+ [.CV87]*[.$CV$1]+ [.CW87]*[.$CW$1]+ [.CX87]*[.$CX$1]+ [.CY87]*[.$CY$1]+ [.CZ87]*[.$CZ$1]+ [.DA87]*[.$DA$1]+ [.DB87]*[.$DB$1]+ [.DC87]*[.$DC$1]+ [.DD87]*[.$DD$1]+ [.DE87]*[.$DE$1]+ [.DF87]*[.$DF$1]+ [.DG87]*[.$DG$1]+ [.DH87]*[.$DH$1]+ [.DI87]*[.$DI$1]+ [.DJ87]*[.$DJ$1]+ [.DK87]*[.$DK$1]+ [.DL87]*[.$DL$1]+ [.DM87]*[.$DM$1]+ [.DN87]*[.$DN$1]+ [.DO87]*[.$DO$1]+ [.DP87]*[.$DP$1]+ [.DQ87]*[.$DQ$1]+ [.DR87]*[.$DR$1]+ [.DS87]*[.$DS$1]+ [.DT87]*[.$DT$1]+ [.DU87]*[.$DU$1]+ [.DV87]*[.$DV$1]+ [.DW87]*[.$DW$1]+ [.DX87]*[.$DX$1]+ [.DY87]*[.$DY$1]+ [.DZ87]*[.$DZ$1]+ [.EA87]*[.$EA$1]+ [.EB87]*[.$EB$1]+ [.EC87]*[.$EC$1]+ [.ED87]*[.$ED$1]+ [.EE87]*[.$EE$1]+ [.EF87]*[.$EF$1]+ [.EG87]*[.$EG$1]+ [.EH87]*[.$EH$1]+ [.EI87]*[.$EI$1]+ [.EJ87]*[.$EJ$1]+ [.EK87]*[.$EK$1]+ [.EL87]*[.$EL$1]+ [.EM87]*[.$EM$1]+ [.EN87]*[.$EN$1]+ [.EO87]*[.$EO$1]+ [.EP87]*[.$EP$1]+ [.EQ87]*[.$EQ$1]+ [.ER87]*[.$ER$1]+ [.ES87]*[.$ES$1]+ [.ET87]*[.$ET$1]+ [.EU87]*[.$EU$1]+ [.EV87]*[.$EV$1]+ [.EW87]*[.$EW$1]+ [.EX87]*[.$EX$1]+ [.EY87]*[.$EY$1]+ [.EZ87]*[.$EZ$1]+ [.FA87]*[.$FA$1]+ [.FB87]*[.$FB$1]+ [.FC87]*[.$FC$1]+ [.FD87]*[.$FD$1]+ [.FE87]*[.$FE$1]+ [.FF87]*[.$FF$1]+ [.FG87]*[.$FG$1]+ [.FH87]*[.$FH$1]+ [.FI87]*[.$FI$1]+ [.FJ87]*[.$FJ$1]+ [.FK87]*[.$FK$1]+ [.FL87]*[.$FL$1]+ [.FM87]*[.$FM$1]+ [.FN87]*[.$FN$1]+ [.FO87]*[.$FO$1]+ [.FP87]*[.$FP$1]+ [.FQ87]*[.$FQ$1]+ [.FR87]*[.$FR$1]+ [.FS87]*[.$FS$1]+ [.FT87]*[.$FT$1]+ [.FU87]*[.$FU$1]+ [.FV87]*[.$FV$1]+ [.FW87]*[.$FW$1]+ [.FX87]*[.$FX$1]+ [.FY87]*[.$FY$1]+ [.FZ87]*[.$FZ$1]+ [.GA87]*[.$GA$1]+ [.GB87]*[.$GB$1]+ [.GC87]*[.$GC$1]+ [.GD87]*[.$GD$1]+ [.GE87]*[.$GE$1]+ [.GF87]*[.$GF$1]+ [.GG87]*[.$GG$1]+ [.GH87]*[.$GH$1]+ [.GI87]*[.$GI$1]+ [.GJ87]*[.$GJ$1]+ [.GK87]*[.$GK$1]+ [.GL87]*[.$GL$1]+ [.GM87]*[.$GM$1]+ [.GN87]*[.$GN$1]+ [.GO87]*[.$GO$1]+ [.GP87]*[.$GP$1]+ [.GQ87]*[.$GQ$1]+ [.GR87]*[.$GR$1]+ [.GS87]*[.$GS$1]+ [.GT87]*[.$GT$1]+ [.GU87]*[.$GU$1]+ [.GV87]*[.$GV$1]+ [.GW87]*[.$GW$1]+ [.GX87]*[.$GX$1]+ [.GY87]*[.$GY$1]+ [.GZ87]*[.$GZ$1]+ [.HA87]*[.$HA$1]+ [.HB87]*[.$HB$1]+ [.HC87]*[.$HC$1]+ [.HD87]*[.$HD$1]+ [.HE87]*[.$HE$1]+ [.HF87]*[.$HF$1]+ [.HG87]*[.$HG$1]+ [.HH87]*[.$HH$1]+ [.HI87]*[.$HI$1]+ [.HJ87]*[.$HJ$1]+ [.HK87]*[.$HK$1]+ [.HL87]*[.$HL$1]+ [.HM87]*[.$HM$1]+ [.HN87]*[.$HN$1]+ [.HO87]*[.$HO$1]+ [.HP87]*[.$HP$1]+ [.HQ87]*[.$HQ$1]+ [.HR87]*[.$HR$1]+ [.HS87]*[.$HS$1]+ [.HT87]*[.$HT$1]+ [.HU87]*[.$HU$1]+ [.HV87]*[.$HV$1]+ [.HW87]*[.$HW$1]+ [.HX87]*[.$HX$1]+ [.HY87]*[.$HY$1]+ [.HZ87]*[.$HZ$1]+ [.IA87]*[.$IA$1]+ [.IB87]*[.$IB$1]+ [.IC87]*[.$IC$1]+ [.ID87]*[.$ID$1]+ [.IE87]*[.$IE$1]+ [.IF87]*[.$IF$1]+ [.IG87]*[.$IG$1]+ [.IH87]*[.$IH$1]+ [.II87]*[.$II$1]+ [.IJ87]*[.$IJ$1]+ [.IK87]*[.$IK$1]+ [.IL87]*[.$IL$1]+ [.IM87]*[.$IM$1]+ [.IN87]*[.$IN$1]+ [.IO87]*[.$IO$1]+ [.IP87]*[.$IP$1]+ [.IQ87]*[.$IQ$1]+ [.IR87]*[.$IR$1]+ [.IS87]*[.$IS$1]+ [.IT87]*[.$IT$1]+ [.IU87]*[.$IU$1]+ [.IV87]*[.$IV$1]+ [.IW87]*[.$IW$1]+ [.IX87]*[.$IX$1]+ [.IY87]*[.$IY$1]+ [.IZ87]*[.$IZ$1]+ [.JA87]*[.$JA$1]+ [.JB87]*[.$JB$1]+ [.JC87]*[.$JC$1]+ [.JD87]*[.$JD$1]+ [.JE87]*[.$JE$1]+ [.JF87]*[.$JF$1]+ [.JG87]*[.$JG$1]+ [.JH87]*[.$JH$1]+ [.JI87]*[.$JI$1]+ [.JJ87]*[.$JJ$1]+ [.JK87]*[.$JK$1]+ [.JL87]*[.$JL$1]+ [.JM87]*[.$JM$1]+ [.JN87]*[.$JN$1]+ [.JO87]*[.$JO$1]+ [.JP87]*[.$JP$1]+ [.JQ87]*[.$JQ$1]+ [.JR87]*[.$JR$1]+ [.JS87]*[.$JS$1]+ [.JT87]*[.$JT$1]+ [.JU87]*[.$JU$1]+ [.JV87]*[.$JV$1]+ [.JW87]*[.$JW$1]+ [.JX87]*[.$JX$1]+ [.JY87]*[.$JY$1]+ [.JZ87]*[.$JZ$1]+ [.KA87]*[.$KA$1]+ [.KB87]*[.$KB$1]+ [.KC87]*[.$KC$1]+ [.KD87]*[.$KD$1]+ [.KE87]*[.$KE$1]+ [.KF87]*[.$KF$1]+ [.KG87]*[.$KG$1]+ [.KH87]*[.$KH$1]+ [.KI87]*[.$KI$1]+ [.KJ87]*[.$KJ$1]+ [.KK87]*[.$KK$1]+ [.KL87]*[.$KL$1]) /COUNT([.B87:.KL87]);0)" office:value-type="float" office:value="0" calcext:value-type="float">
            <text:p>0</text:p>
          </table:table-cell>
          <table:table-cell table:formula="of:=IF([.KN87]&lt;&gt;[.KM87];&quot;X&quot;;&quot;&quot;)">
            <text:p/>
          </table:table-cell>
        </table:table-row>
        <table:table-row table:style-name="ro1">
          <table:table-cell table:number-columns-repeated="298" office:value-type="float" office:value="0" calcext:value-type="float">
            <text:p>0</text:p>
          </table:table-cell>
          <table:table-cell table:formula="of:=ROUND(SUM([.B88:.KL88])/COUNT([.B88:.KL88]);0)" office:value-type="float" office:value="0" calcext:value-type="float">
            <text:p>0</text:p>
          </table:table-cell>
          <table:table-cell table:formula="of:=ROUND(([.B88]*[.$B$1]+ [.C88]*[.$C$1]+ [.D88]*[.$D$1]+ [.E88]*[.$E$1]+ [.F88]*[.$F$1]+ [.G88]*[.$G$1]+ [.H88]*[.$H$1]+ [.I88]*[.$I$1]+ [.J88]*[.$J$1]+ [.K88]*[.$K$1]+ [.L88]*[.$L$1]+ [.M88]*[.$M$1]+ [.N88]*[.$N$1]+ [.O88]*[.$O$1]+ [.P88]*[.$P$1]+ [.Q88]*[.$Q$1]+ [.R88]*[.$R$1]+ [.S88]*[.$S$1]+ [.T88]*[.$T$1]+ [.U88]*[.$U$1]+ [.V88]*[.$V$1]+ [.W88]*[.$W$1]+ [.X88]*[.$X$1]+ [.Y88]*[.$Y$1]+ [.Z88]*[.$Z$1]+ [.AA88]*[.$AA$1]+ [.AB88]*[.$AB$1]+ [.AC88]*[.$AC$1]+ [.AD88]*[.$AD$1]+ [.AE88]*[.$AE$1]+ [.AF88]*[.$AF$1]+ [.AG88]*[.$AG$1]+ [.AH88]*[.$AH$1]+ [.AI88]*[.$AI$1]+ [.AJ88]*[.$AJ$1]+ [.AK88]*[.$AK$1]+ [.AL88]*[.$AL$1]+ [.AM88]*[.$AM$1]+ [.AN88]*[.$AN$1]+ [.AO88]*[.$AO$1]+ [.AP88]*[.$AP$1]+ [.AQ88]*[.$AQ$1]+ [.AR88]*[.$AR$1]+ [.AS88]*[.$AS$1]+ [.AT88]*[.$AT$1]+ [.AU88]*[.$AU$1]+ [.AV88]*[.$AV$1]+ [.AW88]*[.$AW$1]+ [.AX88]*[.$AX$1]+ [.AY88]*[.$AY$1]+ [.AZ88]*[.$AZ$1]+ [.BA88]*[.$BA$1]+ [.BB88]*[.$BB$1]+ [.BC88]*[.$BC$1]+ [.BD88]*[.$BD$1]+ [.BE88]*[.$BE$1]+ [.BF88]*[.$BF$1]+ [.BG88]*[.$BG$1]+ [.BH88]*[.$BH$1]+ [.BI88]*[.$BI$1]+ [.BJ88]*[.$BJ$1]+ [.BK88]*[.$BK$1]+ [.BL88]*[.$BL$1]+ [.BM88]*[.$BM$1]+ [.BN88]*[.$BN$1]+ [.BO88]*[.$BO$1]+ [.BP88]*[.$BP$1]+ [.BQ88]*[.$BQ$1]+ [.BR88]*[.$BR$1]+ [.BS88]*[.$BS$1]+ [.BT88]*[.$BT$1]+ [.BU88]*[.$BU$1]+ [.BV88]*[.$BV$1]+ [.BW88]*[.$BW$1]+ [.BX88]*[.$BX$1]+ [.BY88]*[.$BY$1]+ [.BZ88]*[.$BZ$1]+ [.CA88]*[.$CA$1]+ [.CB88]*[.$CB$1]+ [.CC88]*[.$CC$1]+ [.CD88]*[.$CD$1]+ [.CE88]*[.$CE$1]+ [.CF88]*[.$CF$1]+ [.CG88]*[.$CG$1]+ [.CH88]*[.$CH$1]+ [.CI88]*[.$CI$1]+ [.CJ88]*[.$CJ$1]+ [.CK88]*[.$CK$1]+ [.CL88]*[.$CL$1]+ [.CM88]*[.$CM$1]+ [.CN88]*[.$CN$1]+ [.CO88]*[.$CO$1]+ [.CP88]*[.$CP$1]+ [.CQ88]*[.$CQ$1]+ [.CR88]*[.$CR$1]+ [.CS88]*[.$CS$1]+ [.CT88]*[.$CT$1]+ [.CU88]*[.$CU$1]+ [.CV88]*[.$CV$1]+ [.CW88]*[.$CW$1]+ [.CX88]*[.$CX$1]+ [.CY88]*[.$CY$1]+ [.CZ88]*[.$CZ$1]+ [.DA88]*[.$DA$1]+ [.DB88]*[.$DB$1]+ [.DC88]*[.$DC$1]+ [.DD88]*[.$DD$1]+ [.DE88]*[.$DE$1]+ [.DF88]*[.$DF$1]+ [.DG88]*[.$DG$1]+ [.DH88]*[.$DH$1]+ [.DI88]*[.$DI$1]+ [.DJ88]*[.$DJ$1]+ [.DK88]*[.$DK$1]+ [.DL88]*[.$DL$1]+ [.DM88]*[.$DM$1]+ [.DN88]*[.$DN$1]+ [.DO88]*[.$DO$1]+ [.DP88]*[.$DP$1]+ [.DQ88]*[.$DQ$1]+ [.DR88]*[.$DR$1]+ [.DS88]*[.$DS$1]+ [.DT88]*[.$DT$1]+ [.DU88]*[.$DU$1]+ [.DV88]*[.$DV$1]+ [.DW88]*[.$DW$1]+ [.DX88]*[.$DX$1]+ [.DY88]*[.$DY$1]+ [.DZ88]*[.$DZ$1]+ [.EA88]*[.$EA$1]+ [.EB88]*[.$EB$1]+ [.EC88]*[.$EC$1]+ [.ED88]*[.$ED$1]+ [.EE88]*[.$EE$1]+ [.EF88]*[.$EF$1]+ [.EG88]*[.$EG$1]+ [.EH88]*[.$EH$1]+ [.EI88]*[.$EI$1]+ [.EJ88]*[.$EJ$1]+ [.EK88]*[.$EK$1]+ [.EL88]*[.$EL$1]+ [.EM88]*[.$EM$1]+ [.EN88]*[.$EN$1]+ [.EO88]*[.$EO$1]+ [.EP88]*[.$EP$1]+ [.EQ88]*[.$EQ$1]+ [.ER88]*[.$ER$1]+ [.ES88]*[.$ES$1]+ [.ET88]*[.$ET$1]+ [.EU88]*[.$EU$1]+ [.EV88]*[.$EV$1]+ [.EW88]*[.$EW$1]+ [.EX88]*[.$EX$1]+ [.EY88]*[.$EY$1]+ [.EZ88]*[.$EZ$1]+ [.FA88]*[.$FA$1]+ [.FB88]*[.$FB$1]+ [.FC88]*[.$FC$1]+ [.FD88]*[.$FD$1]+ [.FE88]*[.$FE$1]+ [.FF88]*[.$FF$1]+ [.FG88]*[.$FG$1]+ [.FH88]*[.$FH$1]+ [.FI88]*[.$FI$1]+ [.FJ88]*[.$FJ$1]+ [.FK88]*[.$FK$1]+ [.FL88]*[.$FL$1]+ [.FM88]*[.$FM$1]+ [.FN88]*[.$FN$1]+ [.FO88]*[.$FO$1]+ [.FP88]*[.$FP$1]+ [.FQ88]*[.$FQ$1]+ [.FR88]*[.$FR$1]+ [.FS88]*[.$FS$1]+ [.FT88]*[.$FT$1]+ [.FU88]*[.$FU$1]+ [.FV88]*[.$FV$1]+ [.FW88]*[.$FW$1]+ [.FX88]*[.$FX$1]+ [.FY88]*[.$FY$1]+ [.FZ88]*[.$FZ$1]+ [.GA88]*[.$GA$1]+ [.GB88]*[.$GB$1]+ [.GC88]*[.$GC$1]+ [.GD88]*[.$GD$1]+ [.GE88]*[.$GE$1]+ [.GF88]*[.$GF$1]+ [.GG88]*[.$GG$1]+ [.GH88]*[.$GH$1]+ [.GI88]*[.$GI$1]+ [.GJ88]*[.$GJ$1]+ [.GK88]*[.$GK$1]+ [.GL88]*[.$GL$1]+ [.GM88]*[.$GM$1]+ [.GN88]*[.$GN$1]+ [.GO88]*[.$GO$1]+ [.GP88]*[.$GP$1]+ [.GQ88]*[.$GQ$1]+ [.GR88]*[.$GR$1]+ [.GS88]*[.$GS$1]+ [.GT88]*[.$GT$1]+ [.GU88]*[.$GU$1]+ [.GV88]*[.$GV$1]+ [.GW88]*[.$GW$1]+ [.GX88]*[.$GX$1]+ [.GY88]*[.$GY$1]+ [.GZ88]*[.$GZ$1]+ [.HA88]*[.$HA$1]+ [.HB88]*[.$HB$1]+ [.HC88]*[.$HC$1]+ [.HD88]*[.$HD$1]+ [.HE88]*[.$HE$1]+ [.HF88]*[.$HF$1]+ [.HG88]*[.$HG$1]+ [.HH88]*[.$HH$1]+ [.HI88]*[.$HI$1]+ [.HJ88]*[.$HJ$1]+ [.HK88]*[.$HK$1]+ [.HL88]*[.$HL$1]+ [.HM88]*[.$HM$1]+ [.HN88]*[.$HN$1]+ [.HO88]*[.$HO$1]+ [.HP88]*[.$HP$1]+ [.HQ88]*[.$HQ$1]+ [.HR88]*[.$HR$1]+ [.HS88]*[.$HS$1]+ [.HT88]*[.$HT$1]+ [.HU88]*[.$HU$1]+ [.HV88]*[.$HV$1]+ [.HW88]*[.$HW$1]+ [.HX88]*[.$HX$1]+ [.HY88]*[.$HY$1]+ [.HZ88]*[.$HZ$1]+ [.IA88]*[.$IA$1]+ [.IB88]*[.$IB$1]+ [.IC88]*[.$IC$1]+ [.ID88]*[.$ID$1]+ [.IE88]*[.$IE$1]+ [.IF88]*[.$IF$1]+ [.IG88]*[.$IG$1]+ [.IH88]*[.$IH$1]+ [.II88]*[.$II$1]+ [.IJ88]*[.$IJ$1]+ [.IK88]*[.$IK$1]+ [.IL88]*[.$IL$1]+ [.IM88]*[.$IM$1]+ [.IN88]*[.$IN$1]+ [.IO88]*[.$IO$1]+ [.IP88]*[.$IP$1]+ [.IQ88]*[.$IQ$1]+ [.IR88]*[.$IR$1]+ [.IS88]*[.$IS$1]+ [.IT88]*[.$IT$1]+ [.IU88]*[.$IU$1]+ [.IV88]*[.$IV$1]+ [.IW88]*[.$IW$1]+ [.IX88]*[.$IX$1]+ [.IY88]*[.$IY$1]+ [.IZ88]*[.$IZ$1]+ [.JA88]*[.$JA$1]+ [.JB88]*[.$JB$1]+ [.JC88]*[.$JC$1]+ [.JD88]*[.$JD$1]+ [.JE88]*[.$JE$1]+ [.JF88]*[.$JF$1]+ [.JG88]*[.$JG$1]+ [.JH88]*[.$JH$1]+ [.JI88]*[.$JI$1]+ [.JJ88]*[.$JJ$1]+ [.JK88]*[.$JK$1]+ [.JL88]*[.$JL$1]+ [.JM88]*[.$JM$1]+ [.JN88]*[.$JN$1]+ [.JO88]*[.$JO$1]+ [.JP88]*[.$JP$1]+ [.JQ88]*[.$JQ$1]+ [.JR88]*[.$JR$1]+ [.JS88]*[.$JS$1]+ [.JT88]*[.$JT$1]+ [.JU88]*[.$JU$1]+ [.JV88]*[.$JV$1]+ [.JW88]*[.$JW$1]+ [.JX88]*[.$JX$1]+ [.JY88]*[.$JY$1]+ [.JZ88]*[.$JZ$1]+ [.KA88]*[.$KA$1]+ [.KB88]*[.$KB$1]+ [.KC88]*[.$KC$1]+ [.KD88]*[.$KD$1]+ [.KE88]*[.$KE$1]+ [.KF88]*[.$KF$1]+ [.KG88]*[.$KG$1]+ [.KH88]*[.$KH$1]+ [.KI88]*[.$KI$1]+ [.KJ88]*[.$KJ$1]+ [.KK88]*[.$KK$1]+ [.KL88]*[.$KL$1]) /COUNT([.B88:.KL88]);0)" office:value-type="float" office:value="0" calcext:value-type="float">
            <text:p>0</text:p>
          </table:table-cell>
          <table:table-cell table:formula="of:=IF([.KN88]&lt;&gt;[.KM88];&quot;X&quot;;&quot;&quot;)">
            <text:p/>
          </table:table-cell>
        </table:table-row>
        <table:table-row table:style-name="ro1">
          <table:table-cell table:number-columns-repeated="298" office:value-type="float" office:value="0" calcext:value-type="float">
            <text:p>0</text:p>
          </table:table-cell>
          <table:table-cell table:formula="of:=ROUND(SUM([.B89:.KL89])/COUNT([.B89:.KL89]);0)" office:value-type="float" office:value="0" calcext:value-type="float">
            <text:p>0</text:p>
          </table:table-cell>
          <table:table-cell table:formula="of:=ROUND(([.B89]*[.$B$1]+ [.C89]*[.$C$1]+ [.D89]*[.$D$1]+ [.E89]*[.$E$1]+ [.F89]*[.$F$1]+ [.G89]*[.$G$1]+ [.H89]*[.$H$1]+ [.I89]*[.$I$1]+ [.J89]*[.$J$1]+ [.K89]*[.$K$1]+ [.L89]*[.$L$1]+ [.M89]*[.$M$1]+ [.N89]*[.$N$1]+ [.O89]*[.$O$1]+ [.P89]*[.$P$1]+ [.Q89]*[.$Q$1]+ [.R89]*[.$R$1]+ [.S89]*[.$S$1]+ [.T89]*[.$T$1]+ [.U89]*[.$U$1]+ [.V89]*[.$V$1]+ [.W89]*[.$W$1]+ [.X89]*[.$X$1]+ [.Y89]*[.$Y$1]+ [.Z89]*[.$Z$1]+ [.AA89]*[.$AA$1]+ [.AB89]*[.$AB$1]+ [.AC89]*[.$AC$1]+ [.AD89]*[.$AD$1]+ [.AE89]*[.$AE$1]+ [.AF89]*[.$AF$1]+ [.AG89]*[.$AG$1]+ [.AH89]*[.$AH$1]+ [.AI89]*[.$AI$1]+ [.AJ89]*[.$AJ$1]+ [.AK89]*[.$AK$1]+ [.AL89]*[.$AL$1]+ [.AM89]*[.$AM$1]+ [.AN89]*[.$AN$1]+ [.AO89]*[.$AO$1]+ [.AP89]*[.$AP$1]+ [.AQ89]*[.$AQ$1]+ [.AR89]*[.$AR$1]+ [.AS89]*[.$AS$1]+ [.AT89]*[.$AT$1]+ [.AU89]*[.$AU$1]+ [.AV89]*[.$AV$1]+ [.AW89]*[.$AW$1]+ [.AX89]*[.$AX$1]+ [.AY89]*[.$AY$1]+ [.AZ89]*[.$AZ$1]+ [.BA89]*[.$BA$1]+ [.BB89]*[.$BB$1]+ [.BC89]*[.$BC$1]+ [.BD89]*[.$BD$1]+ [.BE89]*[.$BE$1]+ [.BF89]*[.$BF$1]+ [.BG89]*[.$BG$1]+ [.BH89]*[.$BH$1]+ [.BI89]*[.$BI$1]+ [.BJ89]*[.$BJ$1]+ [.BK89]*[.$BK$1]+ [.BL89]*[.$BL$1]+ [.BM89]*[.$BM$1]+ [.BN89]*[.$BN$1]+ [.BO89]*[.$BO$1]+ [.BP89]*[.$BP$1]+ [.BQ89]*[.$BQ$1]+ [.BR89]*[.$BR$1]+ [.BS89]*[.$BS$1]+ [.BT89]*[.$BT$1]+ [.BU89]*[.$BU$1]+ [.BV89]*[.$BV$1]+ [.BW89]*[.$BW$1]+ [.BX89]*[.$BX$1]+ [.BY89]*[.$BY$1]+ [.BZ89]*[.$BZ$1]+ [.CA89]*[.$CA$1]+ [.CB89]*[.$CB$1]+ [.CC89]*[.$CC$1]+ [.CD89]*[.$CD$1]+ [.CE89]*[.$CE$1]+ [.CF89]*[.$CF$1]+ [.CG89]*[.$CG$1]+ [.CH89]*[.$CH$1]+ [.CI89]*[.$CI$1]+ [.CJ89]*[.$CJ$1]+ [.CK89]*[.$CK$1]+ [.CL89]*[.$CL$1]+ [.CM89]*[.$CM$1]+ [.CN89]*[.$CN$1]+ [.CO89]*[.$CO$1]+ [.CP89]*[.$CP$1]+ [.CQ89]*[.$CQ$1]+ [.CR89]*[.$CR$1]+ [.CS89]*[.$CS$1]+ [.CT89]*[.$CT$1]+ [.CU89]*[.$CU$1]+ [.CV89]*[.$CV$1]+ [.CW89]*[.$CW$1]+ [.CX89]*[.$CX$1]+ [.CY89]*[.$CY$1]+ [.CZ89]*[.$CZ$1]+ [.DA89]*[.$DA$1]+ [.DB89]*[.$DB$1]+ [.DC89]*[.$DC$1]+ [.DD89]*[.$DD$1]+ [.DE89]*[.$DE$1]+ [.DF89]*[.$DF$1]+ [.DG89]*[.$DG$1]+ [.DH89]*[.$DH$1]+ [.DI89]*[.$DI$1]+ [.DJ89]*[.$DJ$1]+ [.DK89]*[.$DK$1]+ [.DL89]*[.$DL$1]+ [.DM89]*[.$DM$1]+ [.DN89]*[.$DN$1]+ [.DO89]*[.$DO$1]+ [.DP89]*[.$DP$1]+ [.DQ89]*[.$DQ$1]+ [.DR89]*[.$DR$1]+ [.DS89]*[.$DS$1]+ [.DT89]*[.$DT$1]+ [.DU89]*[.$DU$1]+ [.DV89]*[.$DV$1]+ [.DW89]*[.$DW$1]+ [.DX89]*[.$DX$1]+ [.DY89]*[.$DY$1]+ [.DZ89]*[.$DZ$1]+ [.EA89]*[.$EA$1]+ [.EB89]*[.$EB$1]+ [.EC89]*[.$EC$1]+ [.ED89]*[.$ED$1]+ [.EE89]*[.$EE$1]+ [.EF89]*[.$EF$1]+ [.EG89]*[.$EG$1]+ [.EH89]*[.$EH$1]+ [.EI89]*[.$EI$1]+ [.EJ89]*[.$EJ$1]+ [.EK89]*[.$EK$1]+ [.EL89]*[.$EL$1]+ [.EM89]*[.$EM$1]+ [.EN89]*[.$EN$1]+ [.EO89]*[.$EO$1]+ [.EP89]*[.$EP$1]+ [.EQ89]*[.$EQ$1]+ [.ER89]*[.$ER$1]+ [.ES89]*[.$ES$1]+ [.ET89]*[.$ET$1]+ [.EU89]*[.$EU$1]+ [.EV89]*[.$EV$1]+ [.EW89]*[.$EW$1]+ [.EX89]*[.$EX$1]+ [.EY89]*[.$EY$1]+ [.EZ89]*[.$EZ$1]+ [.FA89]*[.$FA$1]+ [.FB89]*[.$FB$1]+ [.FC89]*[.$FC$1]+ [.FD89]*[.$FD$1]+ [.FE89]*[.$FE$1]+ [.FF89]*[.$FF$1]+ [.FG89]*[.$FG$1]+ [.FH89]*[.$FH$1]+ [.FI89]*[.$FI$1]+ [.FJ89]*[.$FJ$1]+ [.FK89]*[.$FK$1]+ [.FL89]*[.$FL$1]+ [.FM89]*[.$FM$1]+ [.FN89]*[.$FN$1]+ [.FO89]*[.$FO$1]+ [.FP89]*[.$FP$1]+ [.FQ89]*[.$FQ$1]+ [.FR89]*[.$FR$1]+ [.FS89]*[.$FS$1]+ [.FT89]*[.$FT$1]+ [.FU89]*[.$FU$1]+ [.FV89]*[.$FV$1]+ [.FW89]*[.$FW$1]+ [.FX89]*[.$FX$1]+ [.FY89]*[.$FY$1]+ [.FZ89]*[.$FZ$1]+ [.GA89]*[.$GA$1]+ [.GB89]*[.$GB$1]+ [.GC89]*[.$GC$1]+ [.GD89]*[.$GD$1]+ [.GE89]*[.$GE$1]+ [.GF89]*[.$GF$1]+ [.GG89]*[.$GG$1]+ [.GH89]*[.$GH$1]+ [.GI89]*[.$GI$1]+ [.GJ89]*[.$GJ$1]+ [.GK89]*[.$GK$1]+ [.GL89]*[.$GL$1]+ [.GM89]*[.$GM$1]+ [.GN89]*[.$GN$1]+ [.GO89]*[.$GO$1]+ [.GP89]*[.$GP$1]+ [.GQ89]*[.$GQ$1]+ [.GR89]*[.$GR$1]+ [.GS89]*[.$GS$1]+ [.GT89]*[.$GT$1]+ [.GU89]*[.$GU$1]+ [.GV89]*[.$GV$1]+ [.GW89]*[.$GW$1]+ [.GX89]*[.$GX$1]+ [.GY89]*[.$GY$1]+ [.GZ89]*[.$GZ$1]+ [.HA89]*[.$HA$1]+ [.HB89]*[.$HB$1]+ [.HC89]*[.$HC$1]+ [.HD89]*[.$HD$1]+ [.HE89]*[.$HE$1]+ [.HF89]*[.$HF$1]+ [.HG89]*[.$HG$1]+ [.HH89]*[.$HH$1]+ [.HI89]*[.$HI$1]+ [.HJ89]*[.$HJ$1]+ [.HK89]*[.$HK$1]+ [.HL89]*[.$HL$1]+ [.HM89]*[.$HM$1]+ [.HN89]*[.$HN$1]+ [.HO89]*[.$HO$1]+ [.HP89]*[.$HP$1]+ [.HQ89]*[.$HQ$1]+ [.HR89]*[.$HR$1]+ [.HS89]*[.$HS$1]+ [.HT89]*[.$HT$1]+ [.HU89]*[.$HU$1]+ [.HV89]*[.$HV$1]+ [.HW89]*[.$HW$1]+ [.HX89]*[.$HX$1]+ [.HY89]*[.$HY$1]+ [.HZ89]*[.$HZ$1]+ [.IA89]*[.$IA$1]+ [.IB89]*[.$IB$1]+ [.IC89]*[.$IC$1]+ [.ID89]*[.$ID$1]+ [.IE89]*[.$IE$1]+ [.IF89]*[.$IF$1]+ [.IG89]*[.$IG$1]+ [.IH89]*[.$IH$1]+ [.II89]*[.$II$1]+ [.IJ89]*[.$IJ$1]+ [.IK89]*[.$IK$1]+ [.IL89]*[.$IL$1]+ [.IM89]*[.$IM$1]+ [.IN89]*[.$IN$1]+ [.IO89]*[.$IO$1]+ [.IP89]*[.$IP$1]+ [.IQ89]*[.$IQ$1]+ [.IR89]*[.$IR$1]+ [.IS89]*[.$IS$1]+ [.IT89]*[.$IT$1]+ [.IU89]*[.$IU$1]+ [.IV89]*[.$IV$1]+ [.IW89]*[.$IW$1]+ [.IX89]*[.$IX$1]+ [.IY89]*[.$IY$1]+ [.IZ89]*[.$IZ$1]+ [.JA89]*[.$JA$1]+ [.JB89]*[.$JB$1]+ [.JC89]*[.$JC$1]+ [.JD89]*[.$JD$1]+ [.JE89]*[.$JE$1]+ [.JF89]*[.$JF$1]+ [.JG89]*[.$JG$1]+ [.JH89]*[.$JH$1]+ [.JI89]*[.$JI$1]+ [.JJ89]*[.$JJ$1]+ [.JK89]*[.$JK$1]+ [.JL89]*[.$JL$1]+ [.JM89]*[.$JM$1]+ [.JN89]*[.$JN$1]+ [.JO89]*[.$JO$1]+ [.JP89]*[.$JP$1]+ [.JQ89]*[.$JQ$1]+ [.JR89]*[.$JR$1]+ [.JS89]*[.$JS$1]+ [.JT89]*[.$JT$1]+ [.JU89]*[.$JU$1]+ [.JV89]*[.$JV$1]+ [.JW89]*[.$JW$1]+ [.JX89]*[.$JX$1]+ [.JY89]*[.$JY$1]+ [.JZ89]*[.$JZ$1]+ [.KA89]*[.$KA$1]+ [.KB89]*[.$KB$1]+ [.KC89]*[.$KC$1]+ [.KD89]*[.$KD$1]+ [.KE89]*[.$KE$1]+ [.KF89]*[.$KF$1]+ [.KG89]*[.$KG$1]+ [.KH89]*[.$KH$1]+ [.KI89]*[.$KI$1]+ [.KJ89]*[.$KJ$1]+ [.KK89]*[.$KK$1]+ [.KL89]*[.$KL$1]) /COUNT([.B89:.KL89]);0)" office:value-type="float" office:value="0" calcext:value-type="float">
            <text:p>0</text:p>
          </table:table-cell>
          <table:table-cell table:formula="of:=IF([.KN89]&lt;&gt;[.KM89];&quot;X&quot;;&quot;&quot;)">
            <text:p/>
          </table:table-cell>
        </table:table-row>
        <table:table-row table:style-name="ro1">
          <table:table-cell table:number-columns-repeated="19"/>
          <table:table-cell table:formula="of:=IF([.R90]&lt;&gt;[.S90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91]&lt;&gt;[.S91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92]&lt;&gt;[.S92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93]&lt;&gt;[.S93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94]&lt;&gt;[.S94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95]&lt;&gt;[.S95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96]&lt;&gt;[.S96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97]&lt;&gt;[.S97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98]&lt;&gt;[.S98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99]&lt;&gt;[.S99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100]&lt;&gt;[.S100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101]&lt;&gt;[.S101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102]&lt;&gt;[.S102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103]&lt;&gt;[.S103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104]&lt;&gt;[.S104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105]&lt;&gt;[.S105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106]&lt;&gt;[.S106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107]&lt;&gt;[.S107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108]&lt;&gt;[.S108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109]&lt;&gt;[.S109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110]&lt;&gt;[.S110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111]&lt;&gt;[.S111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112]&lt;&gt;[.S112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113]&lt;&gt;[.S113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114]&lt;&gt;[.S114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115]&lt;&gt;[.S115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116]&lt;&gt;[.S116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117]&lt;&gt;[.S117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118]&lt;&gt;[.S118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119]&lt;&gt;[.S119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120]&lt;&gt;[.S120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121]&lt;&gt;[.S121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122]&lt;&gt;[.S122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123]&lt;&gt;[.S123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124]&lt;&gt;[.S124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125]&lt;&gt;[.S125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126]&lt;&gt;[.S126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127]&lt;&gt;[.S127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128]&lt;&gt;[.S128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129]&lt;&gt;[.S129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130]&lt;&gt;[.S130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131]&lt;&gt;[.S131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132]&lt;&gt;[.S132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133]&lt;&gt;[.S133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134]&lt;&gt;[.S134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135]&lt;&gt;[.S135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136]&lt;&gt;[.S136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137]&lt;&gt;[.S137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138]&lt;&gt;[.S138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139]&lt;&gt;[.S139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140]&lt;&gt;[.S140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141]&lt;&gt;[.S141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142]&lt;&gt;[.S142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143]&lt;&gt;[.S143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144]&lt;&gt;[.S144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145]&lt;&gt;[.S145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146]&lt;&gt;[.S146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147]&lt;&gt;[.S147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148]&lt;&gt;[.S148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149]&lt;&gt;[.S149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150]&lt;&gt;[.S150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151]&lt;&gt;[.S151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152]&lt;&gt;[.S152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153]&lt;&gt;[.S153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154]&lt;&gt;[.S154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155]&lt;&gt;[.S155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156]&lt;&gt;[.S156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157]&lt;&gt;[.S157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158]&lt;&gt;[.S158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159]&lt;&gt;[.S159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160]&lt;&gt;[.S160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161]&lt;&gt;[.S161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162]&lt;&gt;[.S162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163]&lt;&gt;[.S163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164]&lt;&gt;[.S164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165]&lt;&gt;[.S165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166]&lt;&gt;[.S166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167]&lt;&gt;[.S167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168]&lt;&gt;[.S168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169]&lt;&gt;[.S169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170]&lt;&gt;[.S170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171]&lt;&gt;[.S171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172]&lt;&gt;[.S172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173]&lt;&gt;[.S173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174]&lt;&gt;[.S174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175]&lt;&gt;[.S175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176]&lt;&gt;[.S176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177]&lt;&gt;[.S177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178]&lt;&gt;[.S178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179]&lt;&gt;[.S179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180]&lt;&gt;[.S180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181]&lt;&gt;[.S181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182]&lt;&gt;[.S182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183]&lt;&gt;[.S183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184]&lt;&gt;[.S184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185]&lt;&gt;[.S185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186]&lt;&gt;[.S186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187]&lt;&gt;[.S187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188]&lt;&gt;[.S188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189]&lt;&gt;[.S189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190]&lt;&gt;[.S190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191]&lt;&gt;[.S191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192]&lt;&gt;[.S192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193]&lt;&gt;[.S193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194]&lt;&gt;[.S194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195]&lt;&gt;[.S195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196]&lt;&gt;[.S196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197]&lt;&gt;[.S197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198]&lt;&gt;[.S198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199]&lt;&gt;[.S199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200]&lt;&gt;[.S200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201]&lt;&gt;[.S201];&quot;X&quot;;&quot;&quot;)">
            <text:p/>
          </table:table-cell>
          <table:table-cell table:number-columns-repeated="281"/>
        </table:table-row>
        <table:table-row table:style-name="ro1">
          <table:table-cell table:number-columns-repeated="19"/>
          <table:table-cell table:formula="of:=IF([.R202]&lt;&gt;[.S202];&quot;X&quot;;&quot;&quot;)">
            <text:p/>
          </table:table-cell>
          <table:table-cell table:number-columns-repeated="281"/>
        </table:table-row>
      </table:table>
      <table:table table:name="Sheet2" table:style-name="ta1">
        <table:table-column table:style-name="co9" table:default-cell-style-name="ce7"/>
        <table:table-column table:style-name="co9" table:number-columns-repeated="2" table:default-cell-style-name="Default"/>
        <table:table-row table:style-name="ro2">
          <table:table-cell office:value-type="float" office:value="66" calcext:value-type="float">
            <text:p>66</text:p>
          </table:table-cell>
          <table:table-cell table:formula="of:=CHAR([.A1])" office:value-type="string" office:string-value="B" calcext:value-type="string">
            <text:p>B</text:p>
          </table:table-cell>
          <table:table-cell table:formula="of:=CONCATENATE([.B1];&quot;2*$&quot;;[.B1];&quot;$1+&quot;)" office:value-type="string" office:string-value="B2*$B$1+" calcext:value-type="string">
            <text:p>B2*$B$1+</text:p>
          </table:table-cell>
        </table:table-row>
        <table:table-row table:style-name="ro2">
          <table:table-cell table:formula="of:=IF([.A1]=90;65;[.A1]+1)" office:value-type="float" office:value="67" calcext:value-type="float">
            <text:p>67</text:p>
          </table:table-cell>
          <table:table-cell table:formula="of:=CHAR([.A2])" office:value-type="string" office:string-value="C" calcext:value-type="string">
            <text:p>C</text:p>
          </table:table-cell>
          <table:table-cell table:formula="of:=CONCATENATE([.B2];&quot;2*$&quot;;[.B2];&quot;$1+&quot;)" office:value-type="string" office:string-value="C2*$C$1+" calcext:value-type="string">
            <text:p>C2*$C$1+</text:p>
          </table:table-cell>
        </table:table-row>
        <table:table-row table:style-name="ro2">
          <table:table-cell table:formula="of:=IF([.A2]=90;65;[.A2]+1)" office:value-type="float" office:value="68" calcext:value-type="float">
            <text:p>68</text:p>
          </table:table-cell>
          <table:table-cell table:formula="of:=CHAR([.A3])" office:value-type="string" office:string-value="D" calcext:value-type="string">
            <text:p>D</text:p>
          </table:table-cell>
          <table:table-cell table:formula="of:=CONCATENATE([.B3];&quot;2*$&quot;;[.B3];&quot;$1+&quot;)" office:value-type="string" office:string-value="D2*$D$1+" calcext:value-type="string">
            <text:p>D2*$D$1+</text:p>
          </table:table-cell>
        </table:table-row>
        <table:table-row table:style-name="ro2">
          <table:table-cell table:formula="of:=IF([.A3]=90;65;[.A3]+1)" office:value-type="float" office:value="69" calcext:value-type="float">
            <text:p>69</text:p>
          </table:table-cell>
          <table:table-cell table:formula="of:=CHAR([.A4])" office:value-type="string" office:string-value="E" calcext:value-type="string">
            <text:p>E</text:p>
          </table:table-cell>
          <table:table-cell table:formula="of:=CONCATENATE([.B4];&quot;2*$&quot;;[.B4];&quot;$1+&quot;)" office:value-type="string" office:string-value="E2*$E$1+" calcext:value-type="string">
            <text:p>E2*$E$1+</text:p>
          </table:table-cell>
        </table:table-row>
        <table:table-row table:style-name="ro2">
          <table:table-cell table:formula="of:=IF([.A4]=90;65;[.A4]+1)" office:value-type="float" office:value="70" calcext:value-type="float">
            <text:p>70</text:p>
          </table:table-cell>
          <table:table-cell table:formula="of:=CHAR([.A5])" office:value-type="string" office:string-value="F" calcext:value-type="string">
            <text:p>F</text:p>
          </table:table-cell>
          <table:table-cell table:formula="of:=CONCATENATE([.B5];&quot;2*$&quot;;[.B5];&quot;$1+&quot;)" office:value-type="string" office:string-value="F2*$F$1+" calcext:value-type="string">
            <text:p>F2*$F$1+</text:p>
          </table:table-cell>
        </table:table-row>
        <table:table-row table:style-name="ro2">
          <table:table-cell table:formula="of:=IF([.A5]=90;65;[.A5]+1)" office:value-type="float" office:value="71" calcext:value-type="float">
            <text:p>71</text:p>
          </table:table-cell>
          <table:table-cell table:formula="of:=CHAR([.A6])" office:value-type="string" office:string-value="G" calcext:value-type="string">
            <text:p>G</text:p>
          </table:table-cell>
          <table:table-cell table:formula="of:=CONCATENATE([.B6];&quot;2*$&quot;;[.B6];&quot;$1+&quot;)" office:value-type="string" office:string-value="G2*$G$1+" calcext:value-type="string">
            <text:p>G2*$G$1+</text:p>
          </table:table-cell>
        </table:table-row>
        <table:table-row table:style-name="ro2">
          <table:table-cell table:formula="of:=IF([.A6]=90;65;[.A6]+1)" office:value-type="float" office:value="72" calcext:value-type="float">
            <text:p>72</text:p>
          </table:table-cell>
          <table:table-cell table:formula="of:=CHAR([.A7])" office:value-type="string" office:string-value="H" calcext:value-type="string">
            <text:p>H</text:p>
          </table:table-cell>
          <table:table-cell table:formula="of:=CONCATENATE([.B7];&quot;2*$&quot;;[.B7];&quot;$1+&quot;)" office:value-type="string" office:string-value="H2*$H$1+" calcext:value-type="string">
            <text:p>H2*$H$1+</text:p>
          </table:table-cell>
        </table:table-row>
        <table:table-row table:style-name="ro2">
          <table:table-cell table:formula="of:=IF([.A7]=90;65;[.A7]+1)" office:value-type="float" office:value="73" calcext:value-type="float">
            <text:p>73</text:p>
          </table:table-cell>
          <table:table-cell table:formula="of:=CHAR([.A8])" office:value-type="string" office:string-value="I" calcext:value-type="string">
            <text:p>I</text:p>
          </table:table-cell>
          <table:table-cell table:formula="of:=CONCATENATE([.B8];&quot;2*$&quot;;[.B8];&quot;$1+&quot;)" office:value-type="string" office:string-value="I2*$I$1+" calcext:value-type="string">
            <text:p>I2*$I$1+</text:p>
          </table:table-cell>
        </table:table-row>
        <table:table-row table:style-name="ro2">
          <table:table-cell table:formula="of:=IF([.A8]=90;65;[.A8]+1)" office:value-type="float" office:value="74" calcext:value-type="float">
            <text:p>74</text:p>
          </table:table-cell>
          <table:table-cell table:formula="of:=CHAR([.A9])" office:value-type="string" office:string-value="J" calcext:value-type="string">
            <text:p>J</text:p>
          </table:table-cell>
          <table:table-cell table:formula="of:=CONCATENATE([.B9];&quot;2*$&quot;;[.B9];&quot;$1+&quot;)" office:value-type="string" office:string-value="J2*$J$1+" calcext:value-type="string">
            <text:p>J2*$J$1+</text:p>
          </table:table-cell>
        </table:table-row>
        <table:table-row table:style-name="ro2">
          <table:table-cell table:formula="of:=IF([.A9]=90;65;[.A9]+1)" office:value-type="float" office:value="75" calcext:value-type="float">
            <text:p>75</text:p>
          </table:table-cell>
          <table:table-cell table:formula="of:=CHAR([.A10])" office:value-type="string" office:string-value="K" calcext:value-type="string">
            <text:p>K</text:p>
          </table:table-cell>
          <table:table-cell table:formula="of:=CONCATENATE([.B10];&quot;2*$&quot;;[.B10];&quot;$1+&quot;)" office:value-type="string" office:string-value="K2*$K$1+" calcext:value-type="string">
            <text:p>K2*$K$1+</text:p>
          </table:table-cell>
        </table:table-row>
        <table:table-row table:style-name="ro2">
          <table:table-cell table:formula="of:=IF([.A10]=90;65;[.A10]+1)" office:value-type="float" office:value="76" calcext:value-type="float">
            <text:p>76</text:p>
          </table:table-cell>
          <table:table-cell table:formula="of:=CHAR([.A11])" office:value-type="string" office:string-value="L" calcext:value-type="string">
            <text:p>L</text:p>
          </table:table-cell>
          <table:table-cell table:formula="of:=CONCATENATE([.B11];&quot;2*$&quot;;[.B11];&quot;$1+&quot;)" office:value-type="string" office:string-value="L2*$L$1+" calcext:value-type="string">
            <text:p>L2*$L$1+</text:p>
          </table:table-cell>
        </table:table-row>
        <table:table-row table:style-name="ro2">
          <table:table-cell table:formula="of:=IF([.A11]=90;65;[.A11]+1)" office:value-type="float" office:value="77" calcext:value-type="float">
            <text:p>77</text:p>
          </table:table-cell>
          <table:table-cell table:formula="of:=CHAR([.A12])" office:value-type="string" office:string-value="M" calcext:value-type="string">
            <text:p>M</text:p>
          </table:table-cell>
          <table:table-cell table:formula="of:=CONCATENATE([.B12];&quot;2*$&quot;;[.B12];&quot;$1+&quot;)" office:value-type="string" office:string-value="M2*$M$1+" calcext:value-type="string">
            <text:p>M2*$M$1+</text:p>
          </table:table-cell>
        </table:table-row>
        <table:table-row table:style-name="ro2">
          <table:table-cell table:formula="of:=IF([.A12]=90;65;[.A12]+1)" office:value-type="float" office:value="78" calcext:value-type="float">
            <text:p>78</text:p>
          </table:table-cell>
          <table:table-cell table:formula="of:=CHAR([.A13])" office:value-type="string" office:string-value="N" calcext:value-type="string">
            <text:p>N</text:p>
          </table:table-cell>
          <table:table-cell table:formula="of:=CONCATENATE([.B13];&quot;2*$&quot;;[.B13];&quot;$1+&quot;)" office:value-type="string" office:string-value="N2*$N$1+" calcext:value-type="string">
            <text:p>N2*$N$1+</text:p>
          </table:table-cell>
        </table:table-row>
        <table:table-row table:style-name="ro2">
          <table:table-cell table:formula="of:=IF([.A13]=90;65;[.A13]+1)" office:value-type="float" office:value="79" calcext:value-type="float">
            <text:p>79</text:p>
          </table:table-cell>
          <table:table-cell table:formula="of:=CHAR([.A14])" office:value-type="string" office:string-value="O" calcext:value-type="string">
            <text:p>O</text:p>
          </table:table-cell>
          <table:table-cell table:formula="of:=CONCATENATE([.B14];&quot;2*$&quot;;[.B14];&quot;$1+&quot;)" office:value-type="string" office:string-value="O2*$O$1+" calcext:value-type="string">
            <text:p>O2*$O$1+</text:p>
          </table:table-cell>
        </table:table-row>
        <table:table-row table:style-name="ro2">
          <table:table-cell table:formula="of:=IF([.A14]=90;65;[.A14]+1)" office:value-type="float" office:value="80" calcext:value-type="float">
            <text:p>80</text:p>
          </table:table-cell>
          <table:table-cell table:formula="of:=CHAR([.A15])" office:value-type="string" office:string-value="P" calcext:value-type="string">
            <text:p>P</text:p>
          </table:table-cell>
          <table:table-cell table:formula="of:=CONCATENATE([.B15];&quot;2*$&quot;;[.B15];&quot;$1+&quot;)" office:value-type="string" office:string-value="P2*$P$1+" calcext:value-type="string">
            <text:p>P2*$P$1+</text:p>
          </table:table-cell>
        </table:table-row>
        <table:table-row table:style-name="ro2">
          <table:table-cell table:formula="of:=IF([.A15]=90;65;[.A15]+1)" office:value-type="float" office:value="81" calcext:value-type="float">
            <text:p>81</text:p>
          </table:table-cell>
          <table:table-cell table:formula="of:=CHAR([.A16])" office:value-type="string" office:string-value="Q" calcext:value-type="string">
            <text:p>Q</text:p>
          </table:table-cell>
          <table:table-cell table:formula="of:=CONCATENATE([.B16];&quot;2*$&quot;;[.B16];&quot;$1+&quot;)" office:value-type="string" office:string-value="Q2*$Q$1+" calcext:value-type="string">
            <text:p>Q2*$Q$1+</text:p>
          </table:table-cell>
        </table:table-row>
        <table:table-row table:style-name="ro2">
          <table:table-cell table:formula="of:=IF([.A16]=90;65;[.A16]+1)" office:value-type="float" office:value="82" calcext:value-type="float">
            <text:p>82</text:p>
          </table:table-cell>
          <table:table-cell table:formula="of:=CHAR([.A17])" office:value-type="string" office:string-value="R" calcext:value-type="string">
            <text:p>R</text:p>
          </table:table-cell>
          <table:table-cell table:formula="of:=CONCATENATE([.B17];&quot;2*$&quot;;[.B17];&quot;$1+&quot;)" office:value-type="string" office:string-value="R2*$R$1+" calcext:value-type="string">
            <text:p>R2*$R$1+</text:p>
          </table:table-cell>
        </table:table-row>
        <table:table-row table:style-name="ro2">
          <table:table-cell table:formula="of:=IF([.A17]=90;65;[.A17]+1)" office:value-type="float" office:value="83" calcext:value-type="float">
            <text:p>83</text:p>
          </table:table-cell>
          <table:table-cell table:formula="of:=CHAR([.A18])" office:value-type="string" office:string-value="S" calcext:value-type="string">
            <text:p>S</text:p>
          </table:table-cell>
          <table:table-cell table:formula="of:=CONCATENATE([.B18];&quot;2*$&quot;;[.B18];&quot;$1+&quot;)" office:value-type="string" office:string-value="S2*$S$1+" calcext:value-type="string">
            <text:p>S2*$S$1+</text:p>
          </table:table-cell>
        </table:table-row>
        <table:table-row table:style-name="ro2">
          <table:table-cell table:formula="of:=IF([.A18]=90;65;[.A18]+1)" office:value-type="float" office:value="84" calcext:value-type="float">
            <text:p>84</text:p>
          </table:table-cell>
          <table:table-cell table:formula="of:=CHAR([.A19])" office:value-type="string" office:string-value="T" calcext:value-type="string">
            <text:p>T</text:p>
          </table:table-cell>
          <table:table-cell table:formula="of:=CONCATENATE([.B19];&quot;2*$&quot;;[.B19];&quot;$1+&quot;)" office:value-type="string" office:string-value="T2*$T$1+" calcext:value-type="string">
            <text:p>T2*$T$1+</text:p>
          </table:table-cell>
        </table:table-row>
        <table:table-row table:style-name="ro2">
          <table:table-cell table:formula="of:=IF([.A19]=90;65;[.A19]+1)" office:value-type="float" office:value="85" calcext:value-type="float">
            <text:p>85</text:p>
          </table:table-cell>
          <table:table-cell table:formula="of:=CHAR([.A20])" office:value-type="string" office:string-value="U" calcext:value-type="string">
            <text:p>U</text:p>
          </table:table-cell>
          <table:table-cell table:formula="of:=CONCATENATE([.B20];&quot;2*$&quot;;[.B20];&quot;$1+&quot;)" office:value-type="string" office:string-value="U2*$U$1+" calcext:value-type="string">
            <text:p>U2*$U$1+</text:p>
          </table:table-cell>
        </table:table-row>
        <table:table-row table:style-name="ro2">
          <table:table-cell table:formula="of:=IF([.A20]=90;65;[.A20]+1)" office:value-type="float" office:value="86" calcext:value-type="float">
            <text:p>86</text:p>
          </table:table-cell>
          <table:table-cell table:formula="of:=CHAR([.A21])" office:value-type="string" office:string-value="V" calcext:value-type="string">
            <text:p>V</text:p>
          </table:table-cell>
          <table:table-cell table:formula="of:=CONCATENATE([.B21];&quot;2*$&quot;;[.B21];&quot;$1+&quot;)" office:value-type="string" office:string-value="V2*$V$1+" calcext:value-type="string">
            <text:p>V2*$V$1+</text:p>
          </table:table-cell>
        </table:table-row>
        <table:table-row table:style-name="ro2">
          <table:table-cell table:formula="of:=IF([.A21]=90;65;[.A21]+1)" office:value-type="float" office:value="87" calcext:value-type="float">
            <text:p>87</text:p>
          </table:table-cell>
          <table:table-cell table:formula="of:=CHAR([.A22])" office:value-type="string" office:string-value="W" calcext:value-type="string">
            <text:p>W</text:p>
          </table:table-cell>
          <table:table-cell table:formula="of:=CONCATENATE([.B22];&quot;2*$&quot;;[.B22];&quot;$1+&quot;)" office:value-type="string" office:string-value="W2*$W$1+" calcext:value-type="string">
            <text:p>W2*$W$1+</text:p>
          </table:table-cell>
        </table:table-row>
        <table:table-row table:style-name="ro2">
          <table:table-cell table:formula="of:=IF([.A22]=90;65;[.A22]+1)" office:value-type="float" office:value="88" calcext:value-type="float">
            <text:p>88</text:p>
          </table:table-cell>
          <table:table-cell table:formula="of:=CHAR([.A23])" office:value-type="string" office:string-value="X" calcext:value-type="string">
            <text:p>X</text:p>
          </table:table-cell>
          <table:table-cell table:formula="of:=CONCATENATE([.B23];&quot;2*$&quot;;[.B23];&quot;$1+&quot;)" office:value-type="string" office:string-value="X2*$X$1+" calcext:value-type="string">
            <text:p>X2*$X$1+</text:p>
          </table:table-cell>
        </table:table-row>
        <table:table-row table:style-name="ro2">
          <table:table-cell table:formula="of:=IF([.A23]=90;65;[.A23]+1)" office:value-type="float" office:value="89" calcext:value-type="float">
            <text:p>89</text:p>
          </table:table-cell>
          <table:table-cell table:formula="of:=CHAR([.A24])" office:value-type="string" office:string-value="Y" calcext:value-type="string">
            <text:p>Y</text:p>
          </table:table-cell>
          <table:table-cell table:formula="of:=CONCATENATE([.B24];&quot;2*$&quot;;[.B24];&quot;$1+&quot;)" office:value-type="string" office:string-value="Y2*$Y$1+" calcext:value-type="string">
            <text:p>Y2*$Y$1+</text:p>
          </table:table-cell>
        </table:table-row>
        <table:table-row table:style-name="ro2">
          <table:table-cell table:formula="of:=IF([.A24]=90;65;[.A24]+1)" office:value-type="float" office:value="90" calcext:value-type="float">
            <text:p>90</text:p>
          </table:table-cell>
          <table:table-cell table:formula="of:=CHAR([.A25])" office:value-type="string" office:string-value="Z" calcext:value-type="string">
            <text:p>Z</text:p>
          </table:table-cell>
          <table:table-cell table:formula="of:=CONCATENATE([.B25];&quot;2*$&quot;;[.B25];&quot;$1+&quot;)" office:value-type="string" office:string-value="Z2*$Z$1+" calcext:value-type="string">
            <text:p>Z2*$Z$1+</text:p>
          </table:table-cell>
        </table:table-row>
        <table:table-row table:style-name="ro2">
          <table:table-cell table:formula="of:=IF([.A25]=90;65;[.A25]+1)" office:value-type="float" office:value="65" calcext:value-type="float">
            <text:p>65</text:p>
          </table:table-cell>
          <table:table-cell table:formula="of:=COM.MICROSOFT.CONCAT(&quot;A&quot;;CHAR([.A26]))" office:value-type="string" office:string-value="AA" calcext:value-type="string">
            <text:p>AA</text:p>
          </table:table-cell>
          <table:table-cell table:formula="of:=CONCATENATE([.B26];&quot;2*$&quot;;[.B26];&quot;$1+&quot;)" office:value-type="string" office:string-value="AA2*$AA$1+" calcext:value-type="string">
            <text:p>AA2*$AA$1+</text:p>
          </table:table-cell>
        </table:table-row>
        <table:table-row table:style-name="ro2">
          <table:table-cell table:formula="of:=IF([.A26]=90;65;[.A26]+1)" office:value-type="float" office:value="66" calcext:value-type="float">
            <text:p>66</text:p>
          </table:table-cell>
          <table:table-cell table:formula="of:=COM.MICROSOFT.CONCAT(&quot;A&quot;;CHAR([.A27]))" office:value-type="string" office:string-value="AB" calcext:value-type="string">
            <text:p>AB</text:p>
          </table:table-cell>
          <table:table-cell table:formula="of:=CONCATENATE([.B27];&quot;2*$&quot;;[.B27];&quot;$1+&quot;)" office:value-type="string" office:string-value="AB2*$AB$1+" calcext:value-type="string">
            <text:p>AB2*$AB$1+</text:p>
          </table:table-cell>
        </table:table-row>
        <table:table-row table:style-name="ro2">
          <table:table-cell table:formula="of:=IF([.A27]=90;65;[.A27]+1)" office:value-type="float" office:value="67" calcext:value-type="float">
            <text:p>67</text:p>
          </table:table-cell>
          <table:table-cell table:formula="of:=COM.MICROSOFT.CONCAT(&quot;A&quot;;CHAR([.A28]))" office:value-type="string" office:string-value="AC" calcext:value-type="string">
            <text:p>AC</text:p>
          </table:table-cell>
          <table:table-cell table:formula="of:=CONCATENATE([.B28];&quot;2*$&quot;;[.B28];&quot;$1+&quot;)" office:value-type="string" office:string-value="AC2*$AC$1+" calcext:value-type="string">
            <text:p>AC2*$AC$1+</text:p>
          </table:table-cell>
        </table:table-row>
        <table:table-row table:style-name="ro2">
          <table:table-cell table:formula="of:=IF([.A28]=90;65;[.A28]+1)" office:value-type="float" office:value="68" calcext:value-type="float">
            <text:p>68</text:p>
          </table:table-cell>
          <table:table-cell table:formula="of:=COM.MICROSOFT.CONCAT(&quot;A&quot;;CHAR([.A29]))" office:value-type="string" office:string-value="AD" calcext:value-type="string">
            <text:p>AD</text:p>
          </table:table-cell>
          <table:table-cell table:formula="of:=CONCATENATE([.B29];&quot;2*$&quot;;[.B29];&quot;$1+&quot;)" office:value-type="string" office:string-value="AD2*$AD$1+" calcext:value-type="string">
            <text:p>AD2*$AD$1+</text:p>
          </table:table-cell>
        </table:table-row>
        <table:table-row table:style-name="ro2">
          <table:table-cell table:formula="of:=IF([.A29]=90;65;[.A29]+1)" office:value-type="float" office:value="69" calcext:value-type="float">
            <text:p>69</text:p>
          </table:table-cell>
          <table:table-cell table:formula="of:=COM.MICROSOFT.CONCAT(&quot;A&quot;;CHAR([.A30]))" office:value-type="string" office:string-value="AE" calcext:value-type="string">
            <text:p>AE</text:p>
          </table:table-cell>
          <table:table-cell table:formula="of:=CONCATENATE([.B30];&quot;2*$&quot;;[.B30];&quot;$1+&quot;)" office:value-type="string" office:string-value="AE2*$AE$1+" calcext:value-type="string">
            <text:p>AE2*$AE$1+</text:p>
          </table:table-cell>
        </table:table-row>
        <table:table-row table:style-name="ro2">
          <table:table-cell table:formula="of:=IF([.A30]=90;65;[.A30]+1)" office:value-type="float" office:value="70" calcext:value-type="float">
            <text:p>70</text:p>
          </table:table-cell>
          <table:table-cell table:formula="of:=COM.MICROSOFT.CONCAT(&quot;A&quot;;CHAR([.A31]))" office:value-type="string" office:string-value="AF" calcext:value-type="string">
            <text:p>AF</text:p>
          </table:table-cell>
          <table:table-cell table:formula="of:=CONCATENATE([.B31];&quot;2*$&quot;;[.B31];&quot;$1+&quot;)" office:value-type="string" office:string-value="AF2*$AF$1+" calcext:value-type="string">
            <text:p>AF2*$AF$1+</text:p>
          </table:table-cell>
        </table:table-row>
        <table:table-row table:style-name="ro2">
          <table:table-cell table:formula="of:=IF([.A31]=90;65;[.A31]+1)" office:value-type="float" office:value="71" calcext:value-type="float">
            <text:p>71</text:p>
          </table:table-cell>
          <table:table-cell table:formula="of:=COM.MICROSOFT.CONCAT(&quot;A&quot;;CHAR([.A32]))" office:value-type="string" office:string-value="AG" calcext:value-type="string">
            <text:p>AG</text:p>
          </table:table-cell>
          <table:table-cell table:formula="of:=CONCATENATE([.B32];&quot;2*$&quot;;[.B32];&quot;$1+&quot;)" office:value-type="string" office:string-value="AG2*$AG$1+" calcext:value-type="string">
            <text:p>AG2*$AG$1+</text:p>
          </table:table-cell>
        </table:table-row>
        <table:table-row table:style-name="ro2">
          <table:table-cell table:formula="of:=IF([.A32]=90;65;[.A32]+1)" office:value-type="float" office:value="72" calcext:value-type="float">
            <text:p>72</text:p>
          </table:table-cell>
          <table:table-cell table:formula="of:=COM.MICROSOFT.CONCAT(&quot;A&quot;;CHAR([.A33]))" office:value-type="string" office:string-value="AH" calcext:value-type="string">
            <text:p>AH</text:p>
          </table:table-cell>
          <table:table-cell table:formula="of:=CONCATENATE([.B33];&quot;2*$&quot;;[.B33];&quot;$1+&quot;)" office:value-type="string" office:string-value="AH2*$AH$1+" calcext:value-type="string">
            <text:p>AH2*$AH$1+</text:p>
          </table:table-cell>
        </table:table-row>
        <table:table-row table:style-name="ro2">
          <table:table-cell table:formula="of:=IF([.A33]=90;65;[.A33]+1)" office:value-type="float" office:value="73" calcext:value-type="float">
            <text:p>73</text:p>
          </table:table-cell>
          <table:table-cell table:formula="of:=COM.MICROSOFT.CONCAT(&quot;A&quot;;CHAR([.A34]))" office:value-type="string" office:string-value="AI" calcext:value-type="string">
            <text:p>AI</text:p>
          </table:table-cell>
          <table:table-cell table:formula="of:=CONCATENATE([.B34];&quot;2*$&quot;;[.B34];&quot;$1+&quot;)" office:value-type="string" office:string-value="AI2*$AI$1+" calcext:value-type="string">
            <text:p>AI2*$AI$1+</text:p>
          </table:table-cell>
        </table:table-row>
        <table:table-row table:style-name="ro2">
          <table:table-cell table:formula="of:=IF([.A34]=90;65;[.A34]+1)" office:value-type="float" office:value="74" calcext:value-type="float">
            <text:p>74</text:p>
          </table:table-cell>
          <table:table-cell table:formula="of:=COM.MICROSOFT.CONCAT(&quot;A&quot;;CHAR([.A35]))" office:value-type="string" office:string-value="AJ" calcext:value-type="string">
            <text:p>AJ</text:p>
          </table:table-cell>
          <table:table-cell table:formula="of:=CONCATENATE([.B35];&quot;2*$&quot;;[.B35];&quot;$1+&quot;)" office:value-type="string" office:string-value="AJ2*$AJ$1+" calcext:value-type="string">
            <text:p>AJ2*$AJ$1+</text:p>
          </table:table-cell>
        </table:table-row>
        <table:table-row table:style-name="ro2">
          <table:table-cell table:formula="of:=IF([.A35]=90;65;[.A35]+1)" office:value-type="float" office:value="75" calcext:value-type="float">
            <text:p>75</text:p>
          </table:table-cell>
          <table:table-cell table:formula="of:=COM.MICROSOFT.CONCAT(&quot;A&quot;;CHAR([.A36]))" office:value-type="string" office:string-value="AK" calcext:value-type="string">
            <text:p>AK</text:p>
          </table:table-cell>
          <table:table-cell table:formula="of:=CONCATENATE([.B36];&quot;2*$&quot;;[.B36];&quot;$1+&quot;)" office:value-type="string" office:string-value="AK2*$AK$1+" calcext:value-type="string">
            <text:p>AK2*$AK$1+</text:p>
          </table:table-cell>
        </table:table-row>
        <table:table-row table:style-name="ro2">
          <table:table-cell table:formula="of:=IF([.A36]=90;65;[.A36]+1)" office:value-type="float" office:value="76" calcext:value-type="float">
            <text:p>76</text:p>
          </table:table-cell>
          <table:table-cell table:formula="of:=COM.MICROSOFT.CONCAT(&quot;A&quot;;CHAR([.A37]))" office:value-type="string" office:string-value="AL" calcext:value-type="string">
            <text:p>AL</text:p>
          </table:table-cell>
          <table:table-cell table:formula="of:=CONCATENATE([.B37];&quot;2*$&quot;;[.B37];&quot;$1+&quot;)" office:value-type="string" office:string-value="AL2*$AL$1+" calcext:value-type="string">
            <text:p>AL2*$AL$1+</text:p>
          </table:table-cell>
        </table:table-row>
        <table:table-row table:style-name="ro2">
          <table:table-cell table:formula="of:=IF([.A37]=90;65;[.A37]+1)" office:value-type="float" office:value="77" calcext:value-type="float">
            <text:p>77</text:p>
          </table:table-cell>
          <table:table-cell table:formula="of:=COM.MICROSOFT.CONCAT(&quot;A&quot;;CHAR([.A38]))" office:value-type="string" office:string-value="AM" calcext:value-type="string">
            <text:p>AM</text:p>
          </table:table-cell>
          <table:table-cell table:formula="of:=CONCATENATE([.B38];&quot;2*$&quot;;[.B38];&quot;$1+&quot;)" office:value-type="string" office:string-value="AM2*$AM$1+" calcext:value-type="string">
            <text:p>AM2*$AM$1+</text:p>
          </table:table-cell>
        </table:table-row>
        <table:table-row table:style-name="ro2">
          <table:table-cell table:formula="of:=IF([.A38]=90;65;[.A38]+1)" office:value-type="float" office:value="78" calcext:value-type="float">
            <text:p>78</text:p>
          </table:table-cell>
          <table:table-cell table:formula="of:=COM.MICROSOFT.CONCAT(&quot;A&quot;;CHAR([.A39]))" office:value-type="string" office:string-value="AN" calcext:value-type="string">
            <text:p>AN</text:p>
          </table:table-cell>
          <table:table-cell table:formula="of:=CONCATENATE([.B39];&quot;2*$&quot;;[.B39];&quot;$1+&quot;)" office:value-type="string" office:string-value="AN2*$AN$1+" calcext:value-type="string">
            <text:p>AN2*$AN$1+</text:p>
          </table:table-cell>
        </table:table-row>
        <table:table-row table:style-name="ro2">
          <table:table-cell table:formula="of:=IF([.A39]=90;65;[.A39]+1)" office:value-type="float" office:value="79" calcext:value-type="float">
            <text:p>79</text:p>
          </table:table-cell>
          <table:table-cell table:formula="of:=COM.MICROSOFT.CONCAT(&quot;A&quot;;CHAR([.A40]))" office:value-type="string" office:string-value="AO" calcext:value-type="string">
            <text:p>AO</text:p>
          </table:table-cell>
          <table:table-cell table:formula="of:=CONCATENATE([.B40];&quot;2*$&quot;;[.B40];&quot;$1+&quot;)" office:value-type="string" office:string-value="AO2*$AO$1+" calcext:value-type="string">
            <text:p>AO2*$AO$1+</text:p>
          </table:table-cell>
        </table:table-row>
        <table:table-row table:style-name="ro2">
          <table:table-cell table:formula="of:=IF([.A40]=90;65;[.A40]+1)" office:value-type="float" office:value="80" calcext:value-type="float">
            <text:p>80</text:p>
          </table:table-cell>
          <table:table-cell table:formula="of:=COM.MICROSOFT.CONCAT(&quot;A&quot;;CHAR([.A41]))" office:value-type="string" office:string-value="AP" calcext:value-type="string">
            <text:p>AP</text:p>
          </table:table-cell>
          <table:table-cell table:formula="of:=CONCATENATE([.B41];&quot;2*$&quot;;[.B41];&quot;$1+&quot;)" office:value-type="string" office:string-value="AP2*$AP$1+" calcext:value-type="string">
            <text:p>AP2*$AP$1+</text:p>
          </table:table-cell>
        </table:table-row>
        <table:table-row table:style-name="ro2">
          <table:table-cell table:formula="of:=IF([.A41]=90;65;[.A41]+1)" office:value-type="float" office:value="81" calcext:value-type="float">
            <text:p>81</text:p>
          </table:table-cell>
          <table:table-cell table:formula="of:=COM.MICROSOFT.CONCAT(&quot;A&quot;;CHAR([.A42]))" office:value-type="string" office:string-value="AQ" calcext:value-type="string">
            <text:p>AQ</text:p>
          </table:table-cell>
          <table:table-cell table:formula="of:=CONCATENATE([.B42];&quot;2*$&quot;;[.B42];&quot;$1+&quot;)" office:value-type="string" office:string-value="AQ2*$AQ$1+" calcext:value-type="string">
            <text:p>AQ2*$AQ$1+</text:p>
          </table:table-cell>
        </table:table-row>
        <table:table-row table:style-name="ro2">
          <table:table-cell table:formula="of:=IF([.A42]=90;65;[.A42]+1)" office:value-type="float" office:value="82" calcext:value-type="float">
            <text:p>82</text:p>
          </table:table-cell>
          <table:table-cell table:formula="of:=COM.MICROSOFT.CONCAT(&quot;A&quot;;CHAR([.A43]))" office:value-type="string" office:string-value="AR" calcext:value-type="string">
            <text:p>AR</text:p>
          </table:table-cell>
          <table:table-cell table:formula="of:=CONCATENATE([.B43];&quot;2*$&quot;;[.B43];&quot;$1+&quot;)" office:value-type="string" office:string-value="AR2*$AR$1+" calcext:value-type="string">
            <text:p>AR2*$AR$1+</text:p>
          </table:table-cell>
        </table:table-row>
        <table:table-row table:style-name="ro2">
          <table:table-cell table:formula="of:=IF([.A43]=90;65;[.A43]+1)" office:value-type="float" office:value="83" calcext:value-type="float">
            <text:p>83</text:p>
          </table:table-cell>
          <table:table-cell table:formula="of:=COM.MICROSOFT.CONCAT(&quot;A&quot;;CHAR([.A44]))" office:value-type="string" office:string-value="AS" calcext:value-type="string">
            <text:p>AS</text:p>
          </table:table-cell>
          <table:table-cell table:formula="of:=CONCATENATE([.B44];&quot;2*$&quot;;[.B44];&quot;$1+&quot;)" office:value-type="string" office:string-value="AS2*$AS$1+" calcext:value-type="string">
            <text:p>AS2*$AS$1+</text:p>
          </table:table-cell>
        </table:table-row>
        <table:table-row table:style-name="ro2">
          <table:table-cell table:formula="of:=IF([.A44]=90;65;[.A44]+1)" office:value-type="float" office:value="84" calcext:value-type="float">
            <text:p>84</text:p>
          </table:table-cell>
          <table:table-cell table:formula="of:=COM.MICROSOFT.CONCAT(&quot;A&quot;;CHAR([.A45]))" office:value-type="string" office:string-value="AT" calcext:value-type="string">
            <text:p>AT</text:p>
          </table:table-cell>
          <table:table-cell table:formula="of:=CONCATENATE([.B45];&quot;2*$&quot;;[.B45];&quot;$1+&quot;)" office:value-type="string" office:string-value="AT2*$AT$1+" calcext:value-type="string">
            <text:p>AT2*$AT$1+</text:p>
          </table:table-cell>
        </table:table-row>
        <table:table-row table:style-name="ro2">
          <table:table-cell table:formula="of:=IF([.A45]=90;65;[.A45]+1)" office:value-type="float" office:value="85" calcext:value-type="float">
            <text:p>85</text:p>
          </table:table-cell>
          <table:table-cell table:formula="of:=COM.MICROSOFT.CONCAT(&quot;A&quot;;CHAR([.A46]))" office:value-type="string" office:string-value="AU" calcext:value-type="string">
            <text:p>AU</text:p>
          </table:table-cell>
          <table:table-cell table:formula="of:=CONCATENATE([.B46];&quot;2*$&quot;;[.B46];&quot;$1+&quot;)" office:value-type="string" office:string-value="AU2*$AU$1+" calcext:value-type="string">
            <text:p>AU2*$AU$1+</text:p>
          </table:table-cell>
        </table:table-row>
        <table:table-row table:style-name="ro2">
          <table:table-cell table:formula="of:=IF([.A46]=90;65;[.A46]+1)" office:value-type="float" office:value="86" calcext:value-type="float">
            <text:p>86</text:p>
          </table:table-cell>
          <table:table-cell table:formula="of:=COM.MICROSOFT.CONCAT(&quot;A&quot;;CHAR([.A47]))" office:value-type="string" office:string-value="AV" calcext:value-type="string">
            <text:p>AV</text:p>
          </table:table-cell>
          <table:table-cell table:formula="of:=CONCATENATE([.B47];&quot;2*$&quot;;[.B47];&quot;$1+&quot;)" office:value-type="string" office:string-value="AV2*$AV$1+" calcext:value-type="string">
            <text:p>AV2*$AV$1+</text:p>
          </table:table-cell>
        </table:table-row>
        <table:table-row table:style-name="ro2">
          <table:table-cell table:formula="of:=IF([.A47]=90;65;[.A47]+1)" office:value-type="float" office:value="87" calcext:value-type="float">
            <text:p>87</text:p>
          </table:table-cell>
          <table:table-cell table:formula="of:=COM.MICROSOFT.CONCAT(&quot;A&quot;;CHAR([.A48]))" office:value-type="string" office:string-value="AW" calcext:value-type="string">
            <text:p>AW</text:p>
          </table:table-cell>
          <table:table-cell table:formula="of:=CONCATENATE([.B48];&quot;2*$&quot;;[.B48];&quot;$1+&quot;)" office:value-type="string" office:string-value="AW2*$AW$1+" calcext:value-type="string">
            <text:p>AW2*$AW$1+</text:p>
          </table:table-cell>
        </table:table-row>
        <table:table-row table:style-name="ro2">
          <table:table-cell table:formula="of:=IF([.A48]=90;65;[.A48]+1)" office:value-type="float" office:value="88" calcext:value-type="float">
            <text:p>88</text:p>
          </table:table-cell>
          <table:table-cell table:formula="of:=COM.MICROSOFT.CONCAT(&quot;A&quot;;CHAR([.A49]))" office:value-type="string" office:string-value="AX" calcext:value-type="string">
            <text:p>AX</text:p>
          </table:table-cell>
          <table:table-cell table:formula="of:=CONCATENATE([.B49];&quot;2*$&quot;;[.B49];&quot;$1+&quot;)" office:value-type="string" office:string-value="AX2*$AX$1+" calcext:value-type="string">
            <text:p>AX2*$AX$1+</text:p>
          </table:table-cell>
        </table:table-row>
        <table:table-row table:style-name="ro2">
          <table:table-cell table:formula="of:=IF([.A49]=90;65;[.A49]+1)" office:value-type="float" office:value="89" calcext:value-type="float">
            <text:p>89</text:p>
          </table:table-cell>
          <table:table-cell table:formula="of:=COM.MICROSOFT.CONCAT(&quot;A&quot;;CHAR([.A50]))" office:value-type="string" office:string-value="AY" calcext:value-type="string">
            <text:p>AY</text:p>
          </table:table-cell>
          <table:table-cell table:formula="of:=CONCATENATE([.B50];&quot;2*$&quot;;[.B50];&quot;$1+&quot;)" office:value-type="string" office:string-value="AY2*$AY$1+" calcext:value-type="string">
            <text:p>AY2*$AY$1+</text:p>
          </table:table-cell>
        </table:table-row>
        <table:table-row table:style-name="ro2">
          <table:table-cell table:formula="of:=IF([.A50]=90;65;[.A50]+1)" office:value-type="float" office:value="90" calcext:value-type="float">
            <text:p>90</text:p>
          </table:table-cell>
          <table:table-cell table:formula="of:=COM.MICROSOFT.CONCAT(&quot;A&quot;;CHAR([.A51]))" office:value-type="string" office:string-value="AZ" calcext:value-type="string">
            <text:p>AZ</text:p>
          </table:table-cell>
          <table:table-cell table:formula="of:=CONCATENATE([.B51];&quot;2*$&quot;;[.B51];&quot;$1+&quot;)" office:value-type="string" office:string-value="AZ2*$AZ$1+" calcext:value-type="string">
            <text:p>AZ2*$AZ$1+</text:p>
          </table:table-cell>
        </table:table-row>
        <table:table-row table:style-name="ro2">
          <table:table-cell table:formula="of:=IF([.A51]=90;65;[.A51]+1)" office:value-type="float" office:value="65" calcext:value-type="float">
            <text:p>65</text:p>
          </table:table-cell>
          <table:table-cell table:formula="of:=COM.MICROSOFT.CONCAT(&quot;B&quot;;CHAR([.A52]))" office:value-type="string" office:string-value="BA" calcext:value-type="string">
            <text:p>BA</text:p>
          </table:table-cell>
          <table:table-cell table:formula="of:=CONCATENATE([.B52];&quot;2*$&quot;;[.B52];&quot;$1+&quot;)" office:value-type="string" office:string-value="BA2*$BA$1+" calcext:value-type="string">
            <text:p>BA2*$BA$1+</text:p>
          </table:table-cell>
        </table:table-row>
        <table:table-row table:style-name="ro2">
          <table:table-cell table:formula="of:=IF([.A52]=90;65;[.A52]+1)" office:value-type="float" office:value="66" calcext:value-type="float">
            <text:p>66</text:p>
          </table:table-cell>
          <table:table-cell table:formula="of:=COM.MICROSOFT.CONCAT(&quot;B&quot;;CHAR([.A53]))" office:value-type="string" office:string-value="BB" calcext:value-type="string">
            <text:p>BB</text:p>
          </table:table-cell>
          <table:table-cell table:formula="of:=CONCATENATE([.B53];&quot;2*$&quot;;[.B53];&quot;$1+&quot;)" office:value-type="string" office:string-value="BB2*$BB$1+" calcext:value-type="string">
            <text:p>BB2*$BB$1+</text:p>
          </table:table-cell>
        </table:table-row>
        <table:table-row table:style-name="ro2">
          <table:table-cell table:formula="of:=IF([.A53]=90;65;[.A53]+1)" office:value-type="float" office:value="67" calcext:value-type="float">
            <text:p>67</text:p>
          </table:table-cell>
          <table:table-cell table:formula="of:=COM.MICROSOFT.CONCAT(&quot;B&quot;;CHAR([.A54]))" office:value-type="string" office:string-value="BC" calcext:value-type="string">
            <text:p>BC</text:p>
          </table:table-cell>
          <table:table-cell table:formula="of:=CONCATENATE([.B54];&quot;2*$&quot;;[.B54];&quot;$1+&quot;)" office:value-type="string" office:string-value="BC2*$BC$1+" calcext:value-type="string">
            <text:p>BC2*$BC$1+</text:p>
          </table:table-cell>
        </table:table-row>
        <table:table-row table:style-name="ro2">
          <table:table-cell table:formula="of:=IF([.A54]=90;65;[.A54]+1)" office:value-type="float" office:value="68" calcext:value-type="float">
            <text:p>68</text:p>
          </table:table-cell>
          <table:table-cell table:formula="of:=COM.MICROSOFT.CONCAT(&quot;B&quot;;CHAR([.A55]))" office:value-type="string" office:string-value="BD" calcext:value-type="string">
            <text:p>BD</text:p>
          </table:table-cell>
          <table:table-cell table:formula="of:=CONCATENATE([.B55];&quot;2*$&quot;;[.B55];&quot;$1+&quot;)" office:value-type="string" office:string-value="BD2*$BD$1+" calcext:value-type="string">
            <text:p>BD2*$BD$1+</text:p>
          </table:table-cell>
        </table:table-row>
        <table:table-row table:style-name="ro2">
          <table:table-cell table:formula="of:=IF([.A55]=90;65;[.A55]+1)" office:value-type="float" office:value="69" calcext:value-type="float">
            <text:p>69</text:p>
          </table:table-cell>
          <table:table-cell table:formula="of:=COM.MICROSOFT.CONCAT(&quot;B&quot;;CHAR([.A56]))" office:value-type="string" office:string-value="BE" calcext:value-type="string">
            <text:p>BE</text:p>
          </table:table-cell>
          <table:table-cell table:formula="of:=CONCATENATE([.B56];&quot;2*$&quot;;[.B56];&quot;$1+&quot;)" office:value-type="string" office:string-value="BE2*$BE$1+" calcext:value-type="string">
            <text:p>BE2*$BE$1+</text:p>
          </table:table-cell>
        </table:table-row>
        <table:table-row table:style-name="ro2">
          <table:table-cell table:formula="of:=IF([.A56]=90;65;[.A56]+1)" office:value-type="float" office:value="70" calcext:value-type="float">
            <text:p>70</text:p>
          </table:table-cell>
          <table:table-cell table:formula="of:=COM.MICROSOFT.CONCAT(&quot;B&quot;;CHAR([.A57]))" office:value-type="string" office:string-value="BF" calcext:value-type="string">
            <text:p>BF</text:p>
          </table:table-cell>
          <table:table-cell table:formula="of:=CONCATENATE([.B57];&quot;2*$&quot;;[.B57];&quot;$1+&quot;)" office:value-type="string" office:string-value="BF2*$BF$1+" calcext:value-type="string">
            <text:p>BF2*$BF$1+</text:p>
          </table:table-cell>
        </table:table-row>
        <table:table-row table:style-name="ro2">
          <table:table-cell table:formula="of:=IF([.A57]=90;65;[.A57]+1)" office:value-type="float" office:value="71" calcext:value-type="float">
            <text:p>71</text:p>
          </table:table-cell>
          <table:table-cell table:formula="of:=COM.MICROSOFT.CONCAT(&quot;B&quot;;CHAR([.A58]))" office:value-type="string" office:string-value="BG" calcext:value-type="string">
            <text:p>BG</text:p>
          </table:table-cell>
          <table:table-cell table:formula="of:=CONCATENATE([.B58];&quot;2*$&quot;;[.B58];&quot;$1+&quot;)" office:value-type="string" office:string-value="BG2*$BG$1+" calcext:value-type="string">
            <text:p>BG2*$BG$1+</text:p>
          </table:table-cell>
        </table:table-row>
        <table:table-row table:style-name="ro2">
          <table:table-cell table:formula="of:=IF([.A58]=90;65;[.A58]+1)" office:value-type="float" office:value="72" calcext:value-type="float">
            <text:p>72</text:p>
          </table:table-cell>
          <table:table-cell table:formula="of:=COM.MICROSOFT.CONCAT(&quot;B&quot;;CHAR([.A59]))" office:value-type="string" office:string-value="BH" calcext:value-type="string">
            <text:p>BH</text:p>
          </table:table-cell>
          <table:table-cell table:formula="of:=CONCATENATE([.B59];&quot;2*$&quot;;[.B59];&quot;$1+&quot;)" office:value-type="string" office:string-value="BH2*$BH$1+" calcext:value-type="string">
            <text:p>BH2*$BH$1+</text:p>
          </table:table-cell>
        </table:table-row>
        <table:table-row table:style-name="ro2">
          <table:table-cell table:formula="of:=IF([.A59]=90;65;[.A59]+1)" office:value-type="float" office:value="73" calcext:value-type="float">
            <text:p>73</text:p>
          </table:table-cell>
          <table:table-cell table:formula="of:=COM.MICROSOFT.CONCAT(&quot;B&quot;;CHAR([.A60]))" office:value-type="string" office:string-value="BI" calcext:value-type="string">
            <text:p>BI</text:p>
          </table:table-cell>
          <table:table-cell table:formula="of:=CONCATENATE([.B60];&quot;2*$&quot;;[.B60];&quot;$1+&quot;)" office:value-type="string" office:string-value="BI2*$BI$1+" calcext:value-type="string">
            <text:p>BI2*$BI$1+</text:p>
          </table:table-cell>
        </table:table-row>
        <table:table-row table:style-name="ro2">
          <table:table-cell table:formula="of:=IF([.A60]=90;65;[.A60]+1)" office:value-type="float" office:value="74" calcext:value-type="float">
            <text:p>74</text:p>
          </table:table-cell>
          <table:table-cell table:formula="of:=COM.MICROSOFT.CONCAT(&quot;B&quot;;CHAR([.A61]))" office:value-type="string" office:string-value="BJ" calcext:value-type="string">
            <text:p>BJ</text:p>
          </table:table-cell>
          <table:table-cell table:formula="of:=CONCATENATE([.B61];&quot;2*$&quot;;[.B61];&quot;$1+&quot;)" office:value-type="string" office:string-value="BJ2*$BJ$1+" calcext:value-type="string">
            <text:p>BJ2*$BJ$1+</text:p>
          </table:table-cell>
        </table:table-row>
        <table:table-row table:style-name="ro2">
          <table:table-cell table:formula="of:=IF([.A61]=90;65;[.A61]+1)" office:value-type="float" office:value="75" calcext:value-type="float">
            <text:p>75</text:p>
          </table:table-cell>
          <table:table-cell table:formula="of:=COM.MICROSOFT.CONCAT(&quot;B&quot;;CHAR([.A62]))" office:value-type="string" office:string-value="BK" calcext:value-type="string">
            <text:p>BK</text:p>
          </table:table-cell>
          <table:table-cell table:formula="of:=CONCATENATE([.B62];&quot;2*$&quot;;[.B62];&quot;$1+&quot;)" office:value-type="string" office:string-value="BK2*$BK$1+" calcext:value-type="string">
            <text:p>BK2*$BK$1+</text:p>
          </table:table-cell>
        </table:table-row>
        <table:table-row table:style-name="ro2">
          <table:table-cell table:formula="of:=IF([.A62]=90;65;[.A62]+1)" office:value-type="float" office:value="76" calcext:value-type="float">
            <text:p>76</text:p>
          </table:table-cell>
          <table:table-cell table:formula="of:=COM.MICROSOFT.CONCAT(&quot;B&quot;;CHAR([.A63]))" office:value-type="string" office:string-value="BL" calcext:value-type="string">
            <text:p>BL</text:p>
          </table:table-cell>
          <table:table-cell table:formula="of:=CONCATENATE([.B63];&quot;2*$&quot;;[.B63];&quot;$1+&quot;)" office:value-type="string" office:string-value="BL2*$BL$1+" calcext:value-type="string">
            <text:p>BL2*$BL$1+</text:p>
          </table:table-cell>
        </table:table-row>
        <table:table-row table:style-name="ro2">
          <table:table-cell table:formula="of:=IF([.A63]=90;65;[.A63]+1)" office:value-type="float" office:value="77" calcext:value-type="float">
            <text:p>77</text:p>
          </table:table-cell>
          <table:table-cell table:formula="of:=COM.MICROSOFT.CONCAT(&quot;B&quot;;CHAR([.A64]))" office:value-type="string" office:string-value="BM" calcext:value-type="string">
            <text:p>BM</text:p>
          </table:table-cell>
          <table:table-cell table:formula="of:=CONCATENATE([.B64];&quot;2*$&quot;;[.B64];&quot;$1+&quot;)" office:value-type="string" office:string-value="BM2*$BM$1+" calcext:value-type="string">
            <text:p>BM2*$BM$1+</text:p>
          </table:table-cell>
        </table:table-row>
        <table:table-row table:style-name="ro2">
          <table:table-cell table:formula="of:=IF([.A64]=90;65;[.A64]+1)" office:value-type="float" office:value="78" calcext:value-type="float">
            <text:p>78</text:p>
          </table:table-cell>
          <table:table-cell table:formula="of:=COM.MICROSOFT.CONCAT(&quot;B&quot;;CHAR([.A65]))" office:value-type="string" office:string-value="BN" calcext:value-type="string">
            <text:p>BN</text:p>
          </table:table-cell>
          <table:table-cell table:formula="of:=CONCATENATE([.B65];&quot;2*$&quot;;[.B65];&quot;$1+&quot;)" office:value-type="string" office:string-value="BN2*$BN$1+" calcext:value-type="string">
            <text:p>BN2*$BN$1+</text:p>
          </table:table-cell>
        </table:table-row>
        <table:table-row table:style-name="ro2">
          <table:table-cell table:formula="of:=IF([.A65]=90;65;[.A65]+1)" office:value-type="float" office:value="79" calcext:value-type="float">
            <text:p>79</text:p>
          </table:table-cell>
          <table:table-cell table:formula="of:=COM.MICROSOFT.CONCAT(&quot;B&quot;;CHAR([.A66]))" office:value-type="string" office:string-value="BO" calcext:value-type="string">
            <text:p>BO</text:p>
          </table:table-cell>
          <table:table-cell table:formula="of:=CONCATENATE([.B66];&quot;2*$&quot;;[.B66];&quot;$1+&quot;)" office:value-type="string" office:string-value="BO2*$BO$1+" calcext:value-type="string">
            <text:p>BO2*$BO$1+</text:p>
          </table:table-cell>
        </table:table-row>
        <table:table-row table:style-name="ro2">
          <table:table-cell table:formula="of:=IF([.A66]=90;65;[.A66]+1)" office:value-type="float" office:value="80" calcext:value-type="float">
            <text:p>80</text:p>
          </table:table-cell>
          <table:table-cell table:formula="of:=COM.MICROSOFT.CONCAT(&quot;B&quot;;CHAR([.A67]))" office:value-type="string" office:string-value="BP" calcext:value-type="string">
            <text:p>BP</text:p>
          </table:table-cell>
          <table:table-cell table:formula="of:=CONCATENATE([.B67];&quot;2*$&quot;;[.B67];&quot;$1+&quot;)" office:value-type="string" office:string-value="BP2*$BP$1+" calcext:value-type="string">
            <text:p>BP2*$BP$1+</text:p>
          </table:table-cell>
        </table:table-row>
        <table:table-row table:style-name="ro2">
          <table:table-cell table:formula="of:=IF([.A67]=90;65;[.A67]+1)" office:value-type="float" office:value="81" calcext:value-type="float">
            <text:p>81</text:p>
          </table:table-cell>
          <table:table-cell table:formula="of:=COM.MICROSOFT.CONCAT(&quot;B&quot;;CHAR([.A68]))" office:value-type="string" office:string-value="BQ" calcext:value-type="string">
            <text:p>BQ</text:p>
          </table:table-cell>
          <table:table-cell table:formula="of:=CONCATENATE([.B68];&quot;2*$&quot;;[.B68];&quot;$1+&quot;)" office:value-type="string" office:string-value="BQ2*$BQ$1+" calcext:value-type="string">
            <text:p>BQ2*$BQ$1+</text:p>
          </table:table-cell>
        </table:table-row>
        <table:table-row table:style-name="ro2">
          <table:table-cell table:formula="of:=IF([.A68]=90;65;[.A68]+1)" office:value-type="float" office:value="82" calcext:value-type="float">
            <text:p>82</text:p>
          </table:table-cell>
          <table:table-cell table:formula="of:=COM.MICROSOFT.CONCAT(&quot;B&quot;;CHAR([.A69]))" office:value-type="string" office:string-value="BR" calcext:value-type="string">
            <text:p>BR</text:p>
          </table:table-cell>
          <table:table-cell table:formula="of:=CONCATENATE([.B69];&quot;2*$&quot;;[.B69];&quot;$1+&quot;)" office:value-type="string" office:string-value="BR2*$BR$1+" calcext:value-type="string">
            <text:p>BR2*$BR$1+</text:p>
          </table:table-cell>
        </table:table-row>
        <table:table-row table:style-name="ro2">
          <table:table-cell table:formula="of:=IF([.A69]=90;65;[.A69]+1)" office:value-type="float" office:value="83" calcext:value-type="float">
            <text:p>83</text:p>
          </table:table-cell>
          <table:table-cell table:formula="of:=COM.MICROSOFT.CONCAT(&quot;B&quot;;CHAR([.A70]))" office:value-type="string" office:string-value="BS" calcext:value-type="string">
            <text:p>BS</text:p>
          </table:table-cell>
          <table:table-cell table:formula="of:=CONCATENATE([.B70];&quot;2*$&quot;;[.B70];&quot;$1+&quot;)" office:value-type="string" office:string-value="BS2*$BS$1+" calcext:value-type="string">
            <text:p>BS2*$BS$1+</text:p>
          </table:table-cell>
        </table:table-row>
        <table:table-row table:style-name="ro2">
          <table:table-cell table:formula="of:=IF([.A70]=90;65;[.A70]+1)" office:value-type="float" office:value="84" calcext:value-type="float">
            <text:p>84</text:p>
          </table:table-cell>
          <table:table-cell table:formula="of:=COM.MICROSOFT.CONCAT(&quot;B&quot;;CHAR([.A71]))" office:value-type="string" office:string-value="BT" calcext:value-type="string">
            <text:p>BT</text:p>
          </table:table-cell>
          <table:table-cell table:formula="of:=CONCATENATE([.B71];&quot;2*$&quot;;[.B71];&quot;$1+&quot;)" office:value-type="string" office:string-value="BT2*$BT$1+" calcext:value-type="string">
            <text:p>BT2*$BT$1+</text:p>
          </table:table-cell>
        </table:table-row>
        <table:table-row table:style-name="ro2">
          <table:table-cell table:formula="of:=IF([.A71]=90;65;[.A71]+1)" office:value-type="float" office:value="85" calcext:value-type="float">
            <text:p>85</text:p>
          </table:table-cell>
          <table:table-cell table:formula="of:=COM.MICROSOFT.CONCAT(&quot;B&quot;;CHAR([.A72]))" office:value-type="string" office:string-value="BU" calcext:value-type="string">
            <text:p>BU</text:p>
          </table:table-cell>
          <table:table-cell table:formula="of:=CONCATENATE([.B72];&quot;2*$&quot;;[.B72];&quot;$1+&quot;)" office:value-type="string" office:string-value="BU2*$BU$1+" calcext:value-type="string">
            <text:p>BU2*$BU$1+</text:p>
          </table:table-cell>
        </table:table-row>
        <table:table-row table:style-name="ro2">
          <table:table-cell table:formula="of:=IF([.A72]=90;65;[.A72]+1)" office:value-type="float" office:value="86" calcext:value-type="float">
            <text:p>86</text:p>
          </table:table-cell>
          <table:table-cell table:formula="of:=COM.MICROSOFT.CONCAT(&quot;B&quot;;CHAR([.A73]))" office:value-type="string" office:string-value="BV" calcext:value-type="string">
            <text:p>BV</text:p>
          </table:table-cell>
          <table:table-cell table:formula="of:=CONCATENATE([.B73];&quot;2*$&quot;;[.B73];&quot;$1+&quot;)" office:value-type="string" office:string-value="BV2*$BV$1+" calcext:value-type="string">
            <text:p>BV2*$BV$1+</text:p>
          </table:table-cell>
        </table:table-row>
        <table:table-row table:style-name="ro2">
          <table:table-cell table:formula="of:=IF([.A73]=90;65;[.A73]+1)" office:value-type="float" office:value="87" calcext:value-type="float">
            <text:p>87</text:p>
          </table:table-cell>
          <table:table-cell table:formula="of:=COM.MICROSOFT.CONCAT(&quot;B&quot;;CHAR([.A74]))" office:value-type="string" office:string-value="BW" calcext:value-type="string">
            <text:p>BW</text:p>
          </table:table-cell>
          <table:table-cell table:formula="of:=CONCATENATE([.B74];&quot;2*$&quot;;[.B74];&quot;$1+&quot;)" office:value-type="string" office:string-value="BW2*$BW$1+" calcext:value-type="string">
            <text:p>BW2*$BW$1+</text:p>
          </table:table-cell>
        </table:table-row>
        <table:table-row table:style-name="ro2">
          <table:table-cell table:formula="of:=IF([.A74]=90;65;[.A74]+1)" office:value-type="float" office:value="88" calcext:value-type="float">
            <text:p>88</text:p>
          </table:table-cell>
          <table:table-cell table:formula="of:=COM.MICROSOFT.CONCAT(&quot;B&quot;;CHAR([.A75]))" office:value-type="string" office:string-value="BX" calcext:value-type="string">
            <text:p>BX</text:p>
          </table:table-cell>
          <table:table-cell table:formula="of:=CONCATENATE([.B75];&quot;2*$&quot;;[.B75];&quot;$1+&quot;)" office:value-type="string" office:string-value="BX2*$BX$1+" calcext:value-type="string">
            <text:p>BX2*$BX$1+</text:p>
          </table:table-cell>
        </table:table-row>
        <table:table-row table:style-name="ro2">
          <table:table-cell table:formula="of:=IF([.A75]=90;65;[.A75]+1)" office:value-type="float" office:value="89" calcext:value-type="float">
            <text:p>89</text:p>
          </table:table-cell>
          <table:table-cell table:formula="of:=COM.MICROSOFT.CONCAT(&quot;B&quot;;CHAR([.A76]))" office:value-type="string" office:string-value="BY" calcext:value-type="string">
            <text:p>BY</text:p>
          </table:table-cell>
          <table:table-cell table:formula="of:=CONCATENATE([.B76];&quot;2*$&quot;;[.B76];&quot;$1+&quot;)" office:value-type="string" office:string-value="BY2*$BY$1+" calcext:value-type="string">
            <text:p>BY2*$BY$1+</text:p>
          </table:table-cell>
        </table:table-row>
        <table:table-row table:style-name="ro2">
          <table:table-cell table:formula="of:=IF([.A76]=90;65;[.A76]+1)" office:value-type="float" office:value="90" calcext:value-type="float">
            <text:p>90</text:p>
          </table:table-cell>
          <table:table-cell table:formula="of:=COM.MICROSOFT.CONCAT(&quot;B&quot;;CHAR([.A77]))" office:value-type="string" office:string-value="BZ" calcext:value-type="string">
            <text:p>BZ</text:p>
          </table:table-cell>
          <table:table-cell table:formula="of:=CONCATENATE([.B77];&quot;2*$&quot;;[.B77];&quot;$1+&quot;)" office:value-type="string" office:string-value="BZ2*$BZ$1+" calcext:value-type="string">
            <text:p>BZ2*$BZ$1+</text:p>
          </table:table-cell>
        </table:table-row>
        <table:table-row table:style-name="ro2">
          <table:table-cell table:formula="of:=IF([.A77]=90;65;[.A77]+1)" office:value-type="float" office:value="65" calcext:value-type="float">
            <text:p>65</text:p>
          </table:table-cell>
          <table:table-cell table:formula="of:=COM.MICROSOFT.CONCAT(&quot;C&quot;;CHAR([.A78]))" office:value-type="string" office:string-value="CA" calcext:value-type="string">
            <text:p>CA</text:p>
          </table:table-cell>
          <table:table-cell table:formula="of:=CONCATENATE([.B78];&quot;2*$&quot;;[.B78];&quot;$1+&quot;)" office:value-type="string" office:string-value="CA2*$CA$1+" calcext:value-type="string">
            <text:p>CA2*$CA$1+</text:p>
          </table:table-cell>
        </table:table-row>
        <table:table-row table:style-name="ro2">
          <table:table-cell table:formula="of:=IF([.A78]=90;65;[.A78]+1)" office:value-type="float" office:value="66" calcext:value-type="float">
            <text:p>66</text:p>
          </table:table-cell>
          <table:table-cell table:formula="of:=COM.MICROSOFT.CONCAT(&quot;C&quot;;CHAR([.A79]))" office:value-type="string" office:string-value="CB" calcext:value-type="string">
            <text:p>CB</text:p>
          </table:table-cell>
          <table:table-cell table:formula="of:=CONCATENATE([.B79];&quot;2*$&quot;;[.B79];&quot;$1+&quot;)" office:value-type="string" office:string-value="CB2*$CB$1+" calcext:value-type="string">
            <text:p>CB2*$CB$1+</text:p>
          </table:table-cell>
        </table:table-row>
        <table:table-row table:style-name="ro2">
          <table:table-cell table:formula="of:=IF([.A79]=90;65;[.A79]+1)" office:value-type="float" office:value="67" calcext:value-type="float">
            <text:p>67</text:p>
          </table:table-cell>
          <table:table-cell table:formula="of:=COM.MICROSOFT.CONCAT(&quot;C&quot;;CHAR([.A80]))" office:value-type="string" office:string-value="CC" calcext:value-type="string">
            <text:p>CC</text:p>
          </table:table-cell>
          <table:table-cell table:formula="of:=CONCATENATE([.B80];&quot;2*$&quot;;[.B80];&quot;$1+&quot;)" office:value-type="string" office:string-value="CC2*$CC$1+" calcext:value-type="string">
            <text:p>CC2*$CC$1+</text:p>
          </table:table-cell>
        </table:table-row>
        <table:table-row table:style-name="ro2">
          <table:table-cell table:formula="of:=IF([.A80]=90;65;[.A80]+1)" office:value-type="float" office:value="68" calcext:value-type="float">
            <text:p>68</text:p>
          </table:table-cell>
          <table:table-cell table:formula="of:=COM.MICROSOFT.CONCAT(&quot;C&quot;;CHAR([.A81]))" office:value-type="string" office:string-value="CD" calcext:value-type="string">
            <text:p>CD</text:p>
          </table:table-cell>
          <table:table-cell table:formula="of:=CONCATENATE([.B81];&quot;2*$&quot;;[.B81];&quot;$1+&quot;)" office:value-type="string" office:string-value="CD2*$CD$1+" calcext:value-type="string">
            <text:p>CD2*$CD$1+</text:p>
          </table:table-cell>
        </table:table-row>
        <table:table-row table:style-name="ro2">
          <table:table-cell table:formula="of:=IF([.A81]=90;65;[.A81]+1)" office:value-type="float" office:value="69" calcext:value-type="float">
            <text:p>69</text:p>
          </table:table-cell>
          <table:table-cell table:formula="of:=COM.MICROSOFT.CONCAT(&quot;C&quot;;CHAR([.A82]))" office:value-type="string" office:string-value="CE" calcext:value-type="string">
            <text:p>CE</text:p>
          </table:table-cell>
          <table:table-cell table:formula="of:=CONCATENATE([.B82];&quot;2*$&quot;;[.B82];&quot;$1+&quot;)" office:value-type="string" office:string-value="CE2*$CE$1+" calcext:value-type="string">
            <text:p>CE2*$CE$1+</text:p>
          </table:table-cell>
        </table:table-row>
        <table:table-row table:style-name="ro2">
          <table:table-cell table:formula="of:=IF([.A82]=90;65;[.A82]+1)" office:value-type="float" office:value="70" calcext:value-type="float">
            <text:p>70</text:p>
          </table:table-cell>
          <table:table-cell table:formula="of:=COM.MICROSOFT.CONCAT(&quot;C&quot;;CHAR([.A83]))" office:value-type="string" office:string-value="CF" calcext:value-type="string">
            <text:p>CF</text:p>
          </table:table-cell>
          <table:table-cell table:formula="of:=CONCATENATE([.B83];&quot;2*$&quot;;[.B83];&quot;$1+&quot;)" office:value-type="string" office:string-value="CF2*$CF$1+" calcext:value-type="string">
            <text:p>CF2*$CF$1+</text:p>
          </table:table-cell>
        </table:table-row>
        <table:table-row table:style-name="ro2">
          <table:table-cell table:formula="of:=IF([.A83]=90;65;[.A83]+1)" office:value-type="float" office:value="71" calcext:value-type="float">
            <text:p>71</text:p>
          </table:table-cell>
          <table:table-cell table:formula="of:=COM.MICROSOFT.CONCAT(&quot;C&quot;;CHAR([.A84]))" office:value-type="string" office:string-value="CG" calcext:value-type="string">
            <text:p>CG</text:p>
          </table:table-cell>
          <table:table-cell table:formula="of:=CONCATENATE([.B84];&quot;2*$&quot;;[.B84];&quot;$1+&quot;)" office:value-type="string" office:string-value="CG2*$CG$1+" calcext:value-type="string">
            <text:p>CG2*$CG$1+</text:p>
          </table:table-cell>
        </table:table-row>
        <table:table-row table:style-name="ro2">
          <table:table-cell table:formula="of:=IF([.A84]=90;65;[.A84]+1)" office:value-type="float" office:value="72" calcext:value-type="float">
            <text:p>72</text:p>
          </table:table-cell>
          <table:table-cell table:formula="of:=COM.MICROSOFT.CONCAT(&quot;C&quot;;CHAR([.A85]))" office:value-type="string" office:string-value="CH" calcext:value-type="string">
            <text:p>CH</text:p>
          </table:table-cell>
          <table:table-cell table:formula="of:=CONCATENATE([.B85];&quot;2*$&quot;;[.B85];&quot;$1+&quot;)" office:value-type="string" office:string-value="CH2*$CH$1+" calcext:value-type="string">
            <text:p>CH2*$CH$1+</text:p>
          </table:table-cell>
        </table:table-row>
        <table:table-row table:style-name="ro2">
          <table:table-cell table:formula="of:=IF([.A85]=90;65;[.A85]+1)" office:value-type="float" office:value="73" calcext:value-type="float">
            <text:p>73</text:p>
          </table:table-cell>
          <table:table-cell table:formula="of:=COM.MICROSOFT.CONCAT(&quot;C&quot;;CHAR([.A86]))" office:value-type="string" office:string-value="CI" calcext:value-type="string">
            <text:p>CI</text:p>
          </table:table-cell>
          <table:table-cell table:formula="of:=CONCATENATE([.B86];&quot;2*$&quot;;[.B86];&quot;$1+&quot;)" office:value-type="string" office:string-value="CI2*$CI$1+" calcext:value-type="string">
            <text:p>CI2*$CI$1+</text:p>
          </table:table-cell>
        </table:table-row>
        <table:table-row table:style-name="ro2">
          <table:table-cell table:formula="of:=IF([.A86]=90;65;[.A86]+1)" office:value-type="float" office:value="74" calcext:value-type="float">
            <text:p>74</text:p>
          </table:table-cell>
          <table:table-cell table:formula="of:=COM.MICROSOFT.CONCAT(&quot;C&quot;;CHAR([.A87]))" office:value-type="string" office:string-value="CJ" calcext:value-type="string">
            <text:p>CJ</text:p>
          </table:table-cell>
          <table:table-cell table:formula="of:=CONCATENATE([.B87];&quot;2*$&quot;;[.B87];&quot;$1+&quot;)" office:value-type="string" office:string-value="CJ2*$CJ$1+" calcext:value-type="string">
            <text:p>CJ2*$CJ$1+</text:p>
          </table:table-cell>
        </table:table-row>
        <table:table-row table:style-name="ro2">
          <table:table-cell table:formula="of:=IF([.A87]=90;65;[.A87]+1)" office:value-type="float" office:value="75" calcext:value-type="float">
            <text:p>75</text:p>
          </table:table-cell>
          <table:table-cell table:formula="of:=COM.MICROSOFT.CONCAT(&quot;C&quot;;CHAR([.A88]))" office:value-type="string" office:string-value="CK" calcext:value-type="string">
            <text:p>CK</text:p>
          </table:table-cell>
          <table:table-cell table:formula="of:=CONCATENATE([.B88];&quot;2*$&quot;;[.B88];&quot;$1+&quot;)" office:value-type="string" office:string-value="CK2*$CK$1+" calcext:value-type="string">
            <text:p>CK2*$CK$1+</text:p>
          </table:table-cell>
        </table:table-row>
        <table:table-row table:style-name="ro2">
          <table:table-cell table:formula="of:=IF([.A88]=90;65;[.A88]+1)" office:value-type="float" office:value="76" calcext:value-type="float">
            <text:p>76</text:p>
          </table:table-cell>
          <table:table-cell table:formula="of:=COM.MICROSOFT.CONCAT(&quot;C&quot;;CHAR([.A89]))" office:value-type="string" office:string-value="CL" calcext:value-type="string">
            <text:p>CL</text:p>
          </table:table-cell>
          <table:table-cell table:formula="of:=CONCATENATE([.B89];&quot;2*$&quot;;[.B89];&quot;$1+&quot;)" office:value-type="string" office:string-value="CL2*$CL$1+" calcext:value-type="string">
            <text:p>CL2*$CL$1+</text:p>
          </table:table-cell>
        </table:table-row>
        <table:table-row table:style-name="ro2">
          <table:table-cell table:formula="of:=IF([.A89]=90;65;[.A89]+1)" office:value-type="float" office:value="77" calcext:value-type="float">
            <text:p>77</text:p>
          </table:table-cell>
          <table:table-cell table:formula="of:=COM.MICROSOFT.CONCAT(&quot;C&quot;;CHAR([.A90]))" office:value-type="string" office:string-value="CM" calcext:value-type="string">
            <text:p>CM</text:p>
          </table:table-cell>
          <table:table-cell table:formula="of:=CONCATENATE([.B90];&quot;2*$&quot;;[.B90];&quot;$1+&quot;)" office:value-type="string" office:string-value="CM2*$CM$1+" calcext:value-type="string">
            <text:p>CM2*$CM$1+</text:p>
          </table:table-cell>
        </table:table-row>
        <table:table-row table:style-name="ro2">
          <table:table-cell table:formula="of:=IF([.A90]=90;65;[.A90]+1)" office:value-type="float" office:value="78" calcext:value-type="float">
            <text:p>78</text:p>
          </table:table-cell>
          <table:table-cell table:formula="of:=COM.MICROSOFT.CONCAT(&quot;C&quot;;CHAR([.A91]))" office:value-type="string" office:string-value="CN" calcext:value-type="string">
            <text:p>CN</text:p>
          </table:table-cell>
          <table:table-cell table:formula="of:=CONCATENATE([.B91];&quot;2*$&quot;;[.B91];&quot;$1+&quot;)" office:value-type="string" office:string-value="CN2*$CN$1+" calcext:value-type="string">
            <text:p>CN2*$CN$1+</text:p>
          </table:table-cell>
        </table:table-row>
        <table:table-row table:style-name="ro2">
          <table:table-cell table:formula="of:=IF([.A91]=90;65;[.A91]+1)" office:value-type="float" office:value="79" calcext:value-type="float">
            <text:p>79</text:p>
          </table:table-cell>
          <table:table-cell table:formula="of:=COM.MICROSOFT.CONCAT(&quot;C&quot;;CHAR([.A92]))" office:value-type="string" office:string-value="CO" calcext:value-type="string">
            <text:p>CO</text:p>
          </table:table-cell>
          <table:table-cell table:formula="of:=CONCATENATE([.B92];&quot;2*$&quot;;[.B92];&quot;$1+&quot;)" office:value-type="string" office:string-value="CO2*$CO$1+" calcext:value-type="string">
            <text:p>CO2*$CO$1+</text:p>
          </table:table-cell>
        </table:table-row>
        <table:table-row table:style-name="ro2">
          <table:table-cell table:formula="of:=IF([.A92]=90;65;[.A92]+1)" office:value-type="float" office:value="80" calcext:value-type="float">
            <text:p>80</text:p>
          </table:table-cell>
          <table:table-cell table:formula="of:=COM.MICROSOFT.CONCAT(&quot;C&quot;;CHAR([.A93]))" office:value-type="string" office:string-value="CP" calcext:value-type="string">
            <text:p>CP</text:p>
          </table:table-cell>
          <table:table-cell table:formula="of:=CONCATENATE([.B93];&quot;2*$&quot;;[.B93];&quot;$1+&quot;)" office:value-type="string" office:string-value="CP2*$CP$1+" calcext:value-type="string">
            <text:p>CP2*$CP$1+</text:p>
          </table:table-cell>
        </table:table-row>
        <table:table-row table:style-name="ro2">
          <table:table-cell table:formula="of:=IF([.A93]=90;65;[.A93]+1)" office:value-type="float" office:value="81" calcext:value-type="float">
            <text:p>81</text:p>
          </table:table-cell>
          <table:table-cell table:formula="of:=COM.MICROSOFT.CONCAT(&quot;C&quot;;CHAR([.A94]))" office:value-type="string" office:string-value="CQ" calcext:value-type="string">
            <text:p>CQ</text:p>
          </table:table-cell>
          <table:table-cell table:formula="of:=CONCATENATE([.B94];&quot;2*$&quot;;[.B94];&quot;$1+&quot;)" office:value-type="string" office:string-value="CQ2*$CQ$1+" calcext:value-type="string">
            <text:p>CQ2*$CQ$1+</text:p>
          </table:table-cell>
        </table:table-row>
        <table:table-row table:style-name="ro2">
          <table:table-cell table:formula="of:=IF([.A94]=90;65;[.A94]+1)" office:value-type="float" office:value="82" calcext:value-type="float">
            <text:p>82</text:p>
          </table:table-cell>
          <table:table-cell table:formula="of:=COM.MICROSOFT.CONCAT(&quot;C&quot;;CHAR([.A95]))" office:value-type="string" office:string-value="CR" calcext:value-type="string">
            <text:p>CR</text:p>
          </table:table-cell>
          <table:table-cell table:formula="of:=CONCATENATE([.B95];&quot;2*$&quot;;[.B95];&quot;$1+&quot;)" office:value-type="string" office:string-value="CR2*$CR$1+" calcext:value-type="string">
            <text:p>CR2*$CR$1+</text:p>
          </table:table-cell>
        </table:table-row>
        <table:table-row table:style-name="ro2">
          <table:table-cell table:formula="of:=IF([.A95]=90;65;[.A95]+1)" office:value-type="float" office:value="83" calcext:value-type="float">
            <text:p>83</text:p>
          </table:table-cell>
          <table:table-cell table:formula="of:=COM.MICROSOFT.CONCAT(&quot;C&quot;;CHAR([.A96]))" office:value-type="string" office:string-value="CS" calcext:value-type="string">
            <text:p>CS</text:p>
          </table:table-cell>
          <table:table-cell table:formula="of:=CONCATENATE([.B96];&quot;2*$&quot;;[.B96];&quot;$1+&quot;)" office:value-type="string" office:string-value="CS2*$CS$1+" calcext:value-type="string">
            <text:p>CS2*$CS$1+</text:p>
          </table:table-cell>
        </table:table-row>
        <table:table-row table:style-name="ro2">
          <table:table-cell table:formula="of:=IF([.A96]=90;65;[.A96]+1)" office:value-type="float" office:value="84" calcext:value-type="float">
            <text:p>84</text:p>
          </table:table-cell>
          <table:table-cell table:formula="of:=COM.MICROSOFT.CONCAT(&quot;C&quot;;CHAR([.A97]))" office:value-type="string" office:string-value="CT" calcext:value-type="string">
            <text:p>CT</text:p>
          </table:table-cell>
          <table:table-cell table:formula="of:=CONCATENATE([.B97];&quot;2*$&quot;;[.B97];&quot;$1+&quot;)" office:value-type="string" office:string-value="CT2*$CT$1+" calcext:value-type="string">
            <text:p>CT2*$CT$1+</text:p>
          </table:table-cell>
        </table:table-row>
        <table:table-row table:style-name="ro2">
          <table:table-cell table:formula="of:=IF([.A97]=90;65;[.A97]+1)" office:value-type="float" office:value="85" calcext:value-type="float">
            <text:p>85</text:p>
          </table:table-cell>
          <table:table-cell table:formula="of:=COM.MICROSOFT.CONCAT(&quot;C&quot;;CHAR([.A98]))" office:value-type="string" office:string-value="CU" calcext:value-type="string">
            <text:p>CU</text:p>
          </table:table-cell>
          <table:table-cell table:formula="of:=CONCATENATE([.B98];&quot;2*$&quot;;[.B98];&quot;$1+&quot;)" office:value-type="string" office:string-value="CU2*$CU$1+" calcext:value-type="string">
            <text:p>CU2*$CU$1+</text:p>
          </table:table-cell>
        </table:table-row>
        <table:table-row table:style-name="ro2">
          <table:table-cell table:formula="of:=IF([.A98]=90;65;[.A98]+1)" office:value-type="float" office:value="86" calcext:value-type="float">
            <text:p>86</text:p>
          </table:table-cell>
          <table:table-cell table:formula="of:=COM.MICROSOFT.CONCAT(&quot;C&quot;;CHAR([.A99]))" office:value-type="string" office:string-value="CV" calcext:value-type="string">
            <text:p>CV</text:p>
          </table:table-cell>
          <table:table-cell table:formula="of:=CONCATENATE([.B99];&quot;2*$&quot;;[.B99];&quot;$1+&quot;)" office:value-type="string" office:string-value="CV2*$CV$1+" calcext:value-type="string">
            <text:p>CV2*$CV$1+</text:p>
          </table:table-cell>
        </table:table-row>
        <table:table-row table:style-name="ro2">
          <table:table-cell table:formula="of:=IF([.A99]=90;65;[.A99]+1)" office:value-type="float" office:value="87" calcext:value-type="float">
            <text:p>87</text:p>
          </table:table-cell>
          <table:table-cell table:formula="of:=COM.MICROSOFT.CONCAT(&quot;C&quot;;CHAR([.A100]))" office:value-type="string" office:string-value="CW" calcext:value-type="string">
            <text:p>CW</text:p>
          </table:table-cell>
          <table:table-cell table:formula="of:=CONCATENATE([.B100];&quot;2*$&quot;;[.B100];&quot;$1+&quot;)" office:value-type="string" office:string-value="CW2*$CW$1+" calcext:value-type="string">
            <text:p>CW2*$CW$1+</text:p>
          </table:table-cell>
        </table:table-row>
        <table:table-row table:style-name="ro2">
          <table:table-cell table:formula="of:=IF([.A100]=90;65;[.A100]+1)" office:value-type="float" office:value="88" calcext:value-type="float">
            <text:p>88</text:p>
          </table:table-cell>
          <table:table-cell table:formula="of:=COM.MICROSOFT.CONCAT(&quot;C&quot;;CHAR([.A101]))" office:value-type="string" office:string-value="CX" calcext:value-type="string">
            <text:p>CX</text:p>
          </table:table-cell>
          <table:table-cell table:formula="of:=CONCATENATE([.B101];&quot;2*$&quot;;[.B101];&quot;$1+&quot;)" office:value-type="string" office:string-value="CX2*$CX$1+" calcext:value-type="string">
            <text:p>CX2*$CX$1+</text:p>
          </table:table-cell>
        </table:table-row>
        <table:table-row table:style-name="ro2">
          <table:table-cell table:formula="of:=IF([.A101]=90;65;[.A101]+1)" office:value-type="float" office:value="89" calcext:value-type="float">
            <text:p>89</text:p>
          </table:table-cell>
          <table:table-cell table:formula="of:=COM.MICROSOFT.CONCAT(&quot;C&quot;;CHAR([.A102]))" office:value-type="string" office:string-value="CY" calcext:value-type="string">
            <text:p>CY</text:p>
          </table:table-cell>
          <table:table-cell table:formula="of:=CONCATENATE([.B102];&quot;2*$&quot;;[.B102];&quot;$1+&quot;)" office:value-type="string" office:string-value="CY2*$CY$1+" calcext:value-type="string">
            <text:p>CY2*$CY$1+</text:p>
          </table:table-cell>
        </table:table-row>
        <table:table-row table:style-name="ro2">
          <table:table-cell table:formula="of:=IF([.A102]=90;65;[.A102]+1)" office:value-type="float" office:value="90" calcext:value-type="float">
            <text:p>90</text:p>
          </table:table-cell>
          <table:table-cell table:formula="of:=COM.MICROSOFT.CONCAT(&quot;C&quot;;CHAR([.A103]))" office:value-type="string" office:string-value="CZ" calcext:value-type="string">
            <text:p>CZ</text:p>
          </table:table-cell>
          <table:table-cell table:formula="of:=CONCATENATE([.B103];&quot;2*$&quot;;[.B103];&quot;$1+&quot;)" office:value-type="string" office:string-value="CZ2*$CZ$1+" calcext:value-type="string">
            <text:p>CZ2*$CZ$1+</text:p>
          </table:table-cell>
        </table:table-row>
        <table:table-row table:style-name="ro2">
          <table:table-cell table:formula="of:=IF([.A103]=90;65;[.A103]+1)" office:value-type="float" office:value="65" calcext:value-type="float">
            <text:p>65</text:p>
          </table:table-cell>
          <table:table-cell table:formula="of:=COM.MICROSOFT.CONCAT(&quot;D&quot;;CHAR([.A104]))" office:value-type="string" office:string-value="DA" calcext:value-type="string">
            <text:p>DA</text:p>
          </table:table-cell>
          <table:table-cell table:formula="of:=CONCATENATE([.B104];&quot;2*$&quot;;[.B104];&quot;$1+&quot;)" office:value-type="string" office:string-value="DA2*$DA$1+" calcext:value-type="string">
            <text:p>DA2*$DA$1+</text:p>
          </table:table-cell>
        </table:table-row>
        <table:table-row table:style-name="ro2">
          <table:table-cell table:formula="of:=IF([.A104]=90;65;[.A104]+1)" office:value-type="float" office:value="66" calcext:value-type="float">
            <text:p>66</text:p>
          </table:table-cell>
          <table:table-cell table:formula="of:=COM.MICROSOFT.CONCAT(&quot;D&quot;;CHAR([.A105]))" office:value-type="string" office:string-value="DB" calcext:value-type="string">
            <text:p>DB</text:p>
          </table:table-cell>
          <table:table-cell table:formula="of:=CONCATENATE([.B105];&quot;2*$&quot;;[.B105];&quot;$1+&quot;)" office:value-type="string" office:string-value="DB2*$DB$1+" calcext:value-type="string">
            <text:p>DB2*$DB$1+</text:p>
          </table:table-cell>
        </table:table-row>
        <table:table-row table:style-name="ro2">
          <table:table-cell table:formula="of:=IF([.A105]=90;65;[.A105]+1)" office:value-type="float" office:value="67" calcext:value-type="float">
            <text:p>67</text:p>
          </table:table-cell>
          <table:table-cell table:formula="of:=COM.MICROSOFT.CONCAT(&quot;D&quot;;CHAR([.A106]))" office:value-type="string" office:string-value="DC" calcext:value-type="string">
            <text:p>DC</text:p>
          </table:table-cell>
          <table:table-cell table:formula="of:=CONCATENATE([.B106];&quot;2*$&quot;;[.B106];&quot;$1+&quot;)" office:value-type="string" office:string-value="DC2*$DC$1+" calcext:value-type="string">
            <text:p>DC2*$DC$1+</text:p>
          </table:table-cell>
        </table:table-row>
        <table:table-row table:style-name="ro2">
          <table:table-cell table:formula="of:=IF([.A106]=90;65;[.A106]+1)" office:value-type="float" office:value="68" calcext:value-type="float">
            <text:p>68</text:p>
          </table:table-cell>
          <table:table-cell table:formula="of:=COM.MICROSOFT.CONCAT(&quot;D&quot;;CHAR([.A107]))" office:value-type="string" office:string-value="DD" calcext:value-type="string">
            <text:p>DD</text:p>
          </table:table-cell>
          <table:table-cell table:formula="of:=CONCATENATE([.B107];&quot;2*$&quot;;[.B107];&quot;$1+&quot;)" office:value-type="string" office:string-value="DD2*$DD$1+" calcext:value-type="string">
            <text:p>DD2*$DD$1+</text:p>
          </table:table-cell>
        </table:table-row>
        <table:table-row table:style-name="ro2">
          <table:table-cell table:formula="of:=IF([.A107]=90;65;[.A107]+1)" office:value-type="float" office:value="69" calcext:value-type="float">
            <text:p>69</text:p>
          </table:table-cell>
          <table:table-cell table:formula="of:=COM.MICROSOFT.CONCAT(&quot;D&quot;;CHAR([.A108]))" office:value-type="string" office:string-value="DE" calcext:value-type="string">
            <text:p>DE</text:p>
          </table:table-cell>
          <table:table-cell table:formula="of:=CONCATENATE([.B108];&quot;2*$&quot;;[.B108];&quot;$1+&quot;)" office:value-type="string" office:string-value="DE2*$DE$1+" calcext:value-type="string">
            <text:p>DE2*$DE$1+</text:p>
          </table:table-cell>
        </table:table-row>
        <table:table-row table:style-name="ro2">
          <table:table-cell table:formula="of:=IF([.A108]=90;65;[.A108]+1)" office:value-type="float" office:value="70" calcext:value-type="float">
            <text:p>70</text:p>
          </table:table-cell>
          <table:table-cell table:formula="of:=COM.MICROSOFT.CONCAT(&quot;D&quot;;CHAR([.A109]))" office:value-type="string" office:string-value="DF" calcext:value-type="string">
            <text:p>DF</text:p>
          </table:table-cell>
          <table:table-cell table:formula="of:=CONCATENATE([.B109];&quot;2*$&quot;;[.B109];&quot;$1+&quot;)" office:value-type="string" office:string-value="DF2*$DF$1+" calcext:value-type="string">
            <text:p>DF2*$DF$1+</text:p>
          </table:table-cell>
        </table:table-row>
        <table:table-row table:style-name="ro2">
          <table:table-cell table:formula="of:=IF([.A109]=90;65;[.A109]+1)" office:value-type="float" office:value="71" calcext:value-type="float">
            <text:p>71</text:p>
          </table:table-cell>
          <table:table-cell table:formula="of:=COM.MICROSOFT.CONCAT(&quot;D&quot;;CHAR([.A110]))" office:value-type="string" office:string-value="DG" calcext:value-type="string">
            <text:p>DG</text:p>
          </table:table-cell>
          <table:table-cell table:formula="of:=CONCATENATE([.B110];&quot;2*$&quot;;[.B110];&quot;$1+&quot;)" office:value-type="string" office:string-value="DG2*$DG$1+" calcext:value-type="string">
            <text:p>DG2*$DG$1+</text:p>
          </table:table-cell>
        </table:table-row>
        <table:table-row table:style-name="ro2">
          <table:table-cell table:formula="of:=IF([.A110]=90;65;[.A110]+1)" office:value-type="float" office:value="72" calcext:value-type="float">
            <text:p>72</text:p>
          </table:table-cell>
          <table:table-cell table:formula="of:=COM.MICROSOFT.CONCAT(&quot;D&quot;;CHAR([.A111]))" office:value-type="string" office:string-value="DH" calcext:value-type="string">
            <text:p>DH</text:p>
          </table:table-cell>
          <table:table-cell table:formula="of:=CONCATENATE([.B111];&quot;2*$&quot;;[.B111];&quot;$1+&quot;)" office:value-type="string" office:string-value="DH2*$DH$1+" calcext:value-type="string">
            <text:p>DH2*$DH$1+</text:p>
          </table:table-cell>
        </table:table-row>
        <table:table-row table:style-name="ro2">
          <table:table-cell table:formula="of:=IF([.A111]=90;65;[.A111]+1)" office:value-type="float" office:value="73" calcext:value-type="float">
            <text:p>73</text:p>
          </table:table-cell>
          <table:table-cell table:formula="of:=COM.MICROSOFT.CONCAT(&quot;D&quot;;CHAR([.A112]))" office:value-type="string" office:string-value="DI" calcext:value-type="string">
            <text:p>DI</text:p>
          </table:table-cell>
          <table:table-cell table:formula="of:=CONCATENATE([.B112];&quot;2*$&quot;;[.B112];&quot;$1+&quot;)" office:value-type="string" office:string-value="DI2*$DI$1+" calcext:value-type="string">
            <text:p>DI2*$DI$1+</text:p>
          </table:table-cell>
        </table:table-row>
        <table:table-row table:style-name="ro2">
          <table:table-cell table:formula="of:=IF([.A112]=90;65;[.A112]+1)" office:value-type="float" office:value="74" calcext:value-type="float">
            <text:p>74</text:p>
          </table:table-cell>
          <table:table-cell table:formula="of:=COM.MICROSOFT.CONCAT(&quot;D&quot;;CHAR([.A113]))" office:value-type="string" office:string-value="DJ" calcext:value-type="string">
            <text:p>DJ</text:p>
          </table:table-cell>
          <table:table-cell table:formula="of:=CONCATENATE([.B113];&quot;2*$&quot;;[.B113];&quot;$1+&quot;)" office:value-type="string" office:string-value="DJ2*$DJ$1+" calcext:value-type="string">
            <text:p>DJ2*$DJ$1+</text:p>
          </table:table-cell>
        </table:table-row>
        <table:table-row table:style-name="ro2">
          <table:table-cell table:formula="of:=IF([.A113]=90;65;[.A113]+1)" office:value-type="float" office:value="75" calcext:value-type="float">
            <text:p>75</text:p>
          </table:table-cell>
          <table:table-cell table:formula="of:=COM.MICROSOFT.CONCAT(&quot;D&quot;;CHAR([.A114]))" office:value-type="string" office:string-value="DK" calcext:value-type="string">
            <text:p>DK</text:p>
          </table:table-cell>
          <table:table-cell table:formula="of:=CONCATENATE([.B114];&quot;2*$&quot;;[.B114];&quot;$1+&quot;)" office:value-type="string" office:string-value="DK2*$DK$1+" calcext:value-type="string">
            <text:p>DK2*$DK$1+</text:p>
          </table:table-cell>
        </table:table-row>
        <table:table-row table:style-name="ro2">
          <table:table-cell table:formula="of:=IF([.A114]=90;65;[.A114]+1)" office:value-type="float" office:value="76" calcext:value-type="float">
            <text:p>76</text:p>
          </table:table-cell>
          <table:table-cell table:formula="of:=COM.MICROSOFT.CONCAT(&quot;D&quot;;CHAR([.A115]))" office:value-type="string" office:string-value="DL" calcext:value-type="string">
            <text:p>DL</text:p>
          </table:table-cell>
          <table:table-cell table:formula="of:=CONCATENATE([.B115];&quot;2*$&quot;;[.B115];&quot;$1+&quot;)" office:value-type="string" office:string-value="DL2*$DL$1+" calcext:value-type="string">
            <text:p>DL2*$DL$1+</text:p>
          </table:table-cell>
        </table:table-row>
        <table:table-row table:style-name="ro2">
          <table:table-cell table:formula="of:=IF([.A115]=90;65;[.A115]+1)" office:value-type="float" office:value="77" calcext:value-type="float">
            <text:p>77</text:p>
          </table:table-cell>
          <table:table-cell table:formula="of:=COM.MICROSOFT.CONCAT(&quot;D&quot;;CHAR([.A116]))" office:value-type="string" office:string-value="DM" calcext:value-type="string">
            <text:p>DM</text:p>
          </table:table-cell>
          <table:table-cell table:formula="of:=CONCATENATE([.B116];&quot;2*$&quot;;[.B116];&quot;$1+&quot;)" office:value-type="string" office:string-value="DM2*$DM$1+" calcext:value-type="string">
            <text:p>DM2*$DM$1+</text:p>
          </table:table-cell>
        </table:table-row>
        <table:table-row table:style-name="ro2">
          <table:table-cell table:formula="of:=IF([.A116]=90;65;[.A116]+1)" office:value-type="float" office:value="78" calcext:value-type="float">
            <text:p>78</text:p>
          </table:table-cell>
          <table:table-cell table:formula="of:=COM.MICROSOFT.CONCAT(&quot;D&quot;;CHAR([.A117]))" office:value-type="string" office:string-value="DN" calcext:value-type="string">
            <text:p>DN</text:p>
          </table:table-cell>
          <table:table-cell table:formula="of:=CONCATENATE([.B117];&quot;2*$&quot;;[.B117];&quot;$1+&quot;)" office:value-type="string" office:string-value="DN2*$DN$1+" calcext:value-type="string">
            <text:p>DN2*$DN$1+</text:p>
          </table:table-cell>
        </table:table-row>
        <table:table-row table:style-name="ro2">
          <table:table-cell table:formula="of:=IF([.A117]=90;65;[.A117]+1)" office:value-type="float" office:value="79" calcext:value-type="float">
            <text:p>79</text:p>
          </table:table-cell>
          <table:table-cell table:formula="of:=COM.MICROSOFT.CONCAT(&quot;D&quot;;CHAR([.A118]))" office:value-type="string" office:string-value="DO" calcext:value-type="string">
            <text:p>DO</text:p>
          </table:table-cell>
          <table:table-cell table:formula="of:=CONCATENATE([.B118];&quot;2*$&quot;;[.B118];&quot;$1+&quot;)" office:value-type="string" office:string-value="DO2*$DO$1+" calcext:value-type="string">
            <text:p>DO2*$DO$1+</text:p>
          </table:table-cell>
        </table:table-row>
        <table:table-row table:style-name="ro2">
          <table:table-cell table:formula="of:=IF([.A118]=90;65;[.A118]+1)" office:value-type="float" office:value="80" calcext:value-type="float">
            <text:p>80</text:p>
          </table:table-cell>
          <table:table-cell table:formula="of:=COM.MICROSOFT.CONCAT(&quot;D&quot;;CHAR([.A119]))" office:value-type="string" office:string-value="DP" calcext:value-type="string">
            <text:p>DP</text:p>
          </table:table-cell>
          <table:table-cell table:formula="of:=CONCATENATE([.B119];&quot;2*$&quot;;[.B119];&quot;$1+&quot;)" office:value-type="string" office:string-value="DP2*$DP$1+" calcext:value-type="string">
            <text:p>DP2*$DP$1+</text:p>
          </table:table-cell>
        </table:table-row>
        <table:table-row table:style-name="ro2">
          <table:table-cell table:formula="of:=IF([.A119]=90;65;[.A119]+1)" office:value-type="float" office:value="81" calcext:value-type="float">
            <text:p>81</text:p>
          </table:table-cell>
          <table:table-cell table:formula="of:=COM.MICROSOFT.CONCAT(&quot;D&quot;;CHAR([.A120]))" office:value-type="string" office:string-value="DQ" calcext:value-type="string">
            <text:p>DQ</text:p>
          </table:table-cell>
          <table:table-cell table:formula="of:=CONCATENATE([.B120];&quot;2*$&quot;;[.B120];&quot;$1+&quot;)" office:value-type="string" office:string-value="DQ2*$DQ$1+" calcext:value-type="string">
            <text:p>DQ2*$DQ$1+</text:p>
          </table:table-cell>
        </table:table-row>
        <table:table-row table:style-name="ro2">
          <table:table-cell table:formula="of:=IF([.A120]=90;65;[.A120]+1)" office:value-type="float" office:value="82" calcext:value-type="float">
            <text:p>82</text:p>
          </table:table-cell>
          <table:table-cell table:formula="of:=COM.MICROSOFT.CONCAT(&quot;D&quot;;CHAR([.A121]))" office:value-type="string" office:string-value="DR" calcext:value-type="string">
            <text:p>DR</text:p>
          </table:table-cell>
          <table:table-cell table:formula="of:=CONCATENATE([.B121];&quot;2*$&quot;;[.B121];&quot;$1+&quot;)" office:value-type="string" office:string-value="DR2*$DR$1+" calcext:value-type="string">
            <text:p>DR2*$DR$1+</text:p>
          </table:table-cell>
        </table:table-row>
        <table:table-row table:style-name="ro2">
          <table:table-cell table:formula="of:=IF([.A121]=90;65;[.A121]+1)" office:value-type="float" office:value="83" calcext:value-type="float">
            <text:p>83</text:p>
          </table:table-cell>
          <table:table-cell table:formula="of:=COM.MICROSOFT.CONCAT(&quot;D&quot;;CHAR([.A122]))" office:value-type="string" office:string-value="DS" calcext:value-type="string">
            <text:p>DS</text:p>
          </table:table-cell>
          <table:table-cell table:formula="of:=CONCATENATE([.B122];&quot;2*$&quot;;[.B122];&quot;$1+&quot;)" office:value-type="string" office:string-value="DS2*$DS$1+" calcext:value-type="string">
            <text:p>DS2*$DS$1+</text:p>
          </table:table-cell>
        </table:table-row>
        <table:table-row table:style-name="ro2">
          <table:table-cell table:formula="of:=IF([.A122]=90;65;[.A122]+1)" office:value-type="float" office:value="84" calcext:value-type="float">
            <text:p>84</text:p>
          </table:table-cell>
          <table:table-cell table:formula="of:=COM.MICROSOFT.CONCAT(&quot;D&quot;;CHAR([.A123]))" office:value-type="string" office:string-value="DT" calcext:value-type="string">
            <text:p>DT</text:p>
          </table:table-cell>
          <table:table-cell table:formula="of:=CONCATENATE([.B123];&quot;2*$&quot;;[.B123];&quot;$1+&quot;)" office:value-type="string" office:string-value="DT2*$DT$1+" calcext:value-type="string">
            <text:p>DT2*$DT$1+</text:p>
          </table:table-cell>
        </table:table-row>
        <table:table-row table:style-name="ro2">
          <table:table-cell table:formula="of:=IF([.A123]=90;65;[.A123]+1)" office:value-type="float" office:value="85" calcext:value-type="float">
            <text:p>85</text:p>
          </table:table-cell>
          <table:table-cell table:formula="of:=COM.MICROSOFT.CONCAT(&quot;D&quot;;CHAR([.A124]))" office:value-type="string" office:string-value="DU" calcext:value-type="string">
            <text:p>DU</text:p>
          </table:table-cell>
          <table:table-cell table:formula="of:=CONCATENATE([.B124];&quot;2*$&quot;;[.B124];&quot;$1+&quot;)" office:value-type="string" office:string-value="DU2*$DU$1+" calcext:value-type="string">
            <text:p>DU2*$DU$1+</text:p>
          </table:table-cell>
        </table:table-row>
        <table:table-row table:style-name="ro2">
          <table:table-cell table:formula="of:=IF([.A124]=90;65;[.A124]+1)" office:value-type="float" office:value="86" calcext:value-type="float">
            <text:p>86</text:p>
          </table:table-cell>
          <table:table-cell table:formula="of:=COM.MICROSOFT.CONCAT(&quot;D&quot;;CHAR([.A125]))" office:value-type="string" office:string-value="DV" calcext:value-type="string">
            <text:p>DV</text:p>
          </table:table-cell>
          <table:table-cell table:formula="of:=CONCATENATE([.B125];&quot;2*$&quot;;[.B125];&quot;$1+&quot;)" office:value-type="string" office:string-value="DV2*$DV$1+" calcext:value-type="string">
            <text:p>DV2*$DV$1+</text:p>
          </table:table-cell>
        </table:table-row>
        <table:table-row table:style-name="ro2">
          <table:table-cell table:formula="of:=IF([.A125]=90;65;[.A125]+1)" office:value-type="float" office:value="87" calcext:value-type="float">
            <text:p>87</text:p>
          </table:table-cell>
          <table:table-cell table:formula="of:=COM.MICROSOFT.CONCAT(&quot;D&quot;;CHAR([.A126]))" office:value-type="string" office:string-value="DW" calcext:value-type="string">
            <text:p>DW</text:p>
          </table:table-cell>
          <table:table-cell table:formula="of:=CONCATENATE([.B126];&quot;2*$&quot;;[.B126];&quot;$1+&quot;)" office:value-type="string" office:string-value="DW2*$DW$1+" calcext:value-type="string">
            <text:p>DW2*$DW$1+</text:p>
          </table:table-cell>
        </table:table-row>
        <table:table-row table:style-name="ro2">
          <table:table-cell table:formula="of:=IF([.A126]=90;65;[.A126]+1)" office:value-type="float" office:value="88" calcext:value-type="float">
            <text:p>88</text:p>
          </table:table-cell>
          <table:table-cell table:formula="of:=COM.MICROSOFT.CONCAT(&quot;D&quot;;CHAR([.A127]))" office:value-type="string" office:string-value="DX" calcext:value-type="string">
            <text:p>DX</text:p>
          </table:table-cell>
          <table:table-cell table:formula="of:=CONCATENATE([.B127];&quot;2*$&quot;;[.B127];&quot;$1+&quot;)" office:value-type="string" office:string-value="DX2*$DX$1+" calcext:value-type="string">
            <text:p>DX2*$DX$1+</text:p>
          </table:table-cell>
        </table:table-row>
        <table:table-row table:style-name="ro2">
          <table:table-cell table:formula="of:=IF([.A127]=90;65;[.A127]+1)" office:value-type="float" office:value="89" calcext:value-type="float">
            <text:p>89</text:p>
          </table:table-cell>
          <table:table-cell table:formula="of:=COM.MICROSOFT.CONCAT(&quot;D&quot;;CHAR([.A128]))" office:value-type="string" office:string-value="DY" calcext:value-type="string">
            <text:p>DY</text:p>
          </table:table-cell>
          <table:table-cell table:formula="of:=CONCATENATE([.B128];&quot;2*$&quot;;[.B128];&quot;$1+&quot;)" office:value-type="string" office:string-value="DY2*$DY$1+" calcext:value-type="string">
            <text:p>DY2*$DY$1+</text:p>
          </table:table-cell>
        </table:table-row>
        <table:table-row table:style-name="ro2">
          <table:table-cell table:formula="of:=IF([.A128]=90;65;[.A128]+1)" office:value-type="float" office:value="90" calcext:value-type="float">
            <text:p>90</text:p>
          </table:table-cell>
          <table:table-cell table:formula="of:=COM.MICROSOFT.CONCAT(&quot;D&quot;;CHAR([.A129]))" office:value-type="string" office:string-value="DZ" calcext:value-type="string">
            <text:p>DZ</text:p>
          </table:table-cell>
          <table:table-cell table:formula="of:=CONCATENATE([.B129];&quot;2*$&quot;;[.B129];&quot;$1+&quot;)" office:value-type="string" office:string-value="DZ2*$DZ$1+" calcext:value-type="string">
            <text:p>DZ2*$DZ$1+</text:p>
          </table:table-cell>
        </table:table-row>
        <table:table-row table:style-name="ro2">
          <table:table-cell table:formula="of:=IF([.A129]=90;65;[.A129]+1)" office:value-type="float" office:value="65" calcext:value-type="float">
            <text:p>65</text:p>
          </table:table-cell>
          <table:table-cell table:formula="of:=COM.MICROSOFT.CONCAT(&quot;E&quot;;CHAR([.A130]))" office:value-type="string" office:string-value="EA" calcext:value-type="string">
            <text:p>EA</text:p>
          </table:table-cell>
          <table:table-cell table:formula="of:=CONCATENATE([.B130];&quot;2*$&quot;;[.B130];&quot;$1+&quot;)" office:value-type="string" office:string-value="EA2*$EA$1+" calcext:value-type="string">
            <text:p>EA2*$EA$1+</text:p>
          </table:table-cell>
        </table:table-row>
        <table:table-row table:style-name="ro2">
          <table:table-cell table:formula="of:=IF([.A130]=90;65;[.A130]+1)" office:value-type="float" office:value="66" calcext:value-type="float">
            <text:p>66</text:p>
          </table:table-cell>
          <table:table-cell table:formula="of:=COM.MICROSOFT.CONCAT(&quot;E&quot;;CHAR([.A131]))" office:value-type="string" office:string-value="EB" calcext:value-type="string">
            <text:p>EB</text:p>
          </table:table-cell>
          <table:table-cell table:formula="of:=CONCATENATE([.B131];&quot;2*$&quot;;[.B131];&quot;$1+&quot;)" office:value-type="string" office:string-value="EB2*$EB$1+" calcext:value-type="string">
            <text:p>EB2*$EB$1+</text:p>
          </table:table-cell>
        </table:table-row>
        <table:table-row table:style-name="ro2">
          <table:table-cell table:formula="of:=IF([.A131]=90;65;[.A131]+1)" office:value-type="float" office:value="67" calcext:value-type="float">
            <text:p>67</text:p>
          </table:table-cell>
          <table:table-cell table:formula="of:=COM.MICROSOFT.CONCAT(&quot;E&quot;;CHAR([.A132]))" office:value-type="string" office:string-value="EC" calcext:value-type="string">
            <text:p>EC</text:p>
          </table:table-cell>
          <table:table-cell table:formula="of:=CONCATENATE([.B132];&quot;2*$&quot;;[.B132];&quot;$1+&quot;)" office:value-type="string" office:string-value="EC2*$EC$1+" calcext:value-type="string">
            <text:p>EC2*$EC$1+</text:p>
          </table:table-cell>
        </table:table-row>
        <table:table-row table:style-name="ro2">
          <table:table-cell table:formula="of:=IF([.A132]=90;65;[.A132]+1)" office:value-type="float" office:value="68" calcext:value-type="float">
            <text:p>68</text:p>
          </table:table-cell>
          <table:table-cell table:formula="of:=COM.MICROSOFT.CONCAT(&quot;E&quot;;CHAR([.A133]))" office:value-type="string" office:string-value="ED" calcext:value-type="string">
            <text:p>ED</text:p>
          </table:table-cell>
          <table:table-cell table:formula="of:=CONCATENATE([.B133];&quot;2*$&quot;;[.B133];&quot;$1+&quot;)" office:value-type="string" office:string-value="ED2*$ED$1+" calcext:value-type="string">
            <text:p>ED2*$ED$1+</text:p>
          </table:table-cell>
        </table:table-row>
        <table:table-row table:style-name="ro2">
          <table:table-cell table:formula="of:=IF([.A133]=90;65;[.A133]+1)" office:value-type="float" office:value="69" calcext:value-type="float">
            <text:p>69</text:p>
          </table:table-cell>
          <table:table-cell table:formula="of:=COM.MICROSOFT.CONCAT(&quot;E&quot;;CHAR([.A134]))" office:value-type="string" office:string-value="EE" calcext:value-type="string">
            <text:p>EE</text:p>
          </table:table-cell>
          <table:table-cell table:formula="of:=CONCATENATE([.B134];&quot;2*$&quot;;[.B134];&quot;$1+&quot;)" office:value-type="string" office:string-value="EE2*$EE$1+" calcext:value-type="string">
            <text:p>EE2*$EE$1+</text:p>
          </table:table-cell>
        </table:table-row>
        <table:table-row table:style-name="ro2">
          <table:table-cell table:formula="of:=IF([.A134]=90;65;[.A134]+1)" office:value-type="float" office:value="70" calcext:value-type="float">
            <text:p>70</text:p>
          </table:table-cell>
          <table:table-cell table:formula="of:=COM.MICROSOFT.CONCAT(&quot;E&quot;;CHAR([.A135]))" office:value-type="string" office:string-value="EF" calcext:value-type="string">
            <text:p>EF</text:p>
          </table:table-cell>
          <table:table-cell table:formula="of:=CONCATENATE([.B135];&quot;2*$&quot;;[.B135];&quot;$1+&quot;)" office:value-type="string" office:string-value="EF2*$EF$1+" calcext:value-type="string">
            <text:p>EF2*$EF$1+</text:p>
          </table:table-cell>
        </table:table-row>
        <table:table-row table:style-name="ro2">
          <table:table-cell table:formula="of:=IF([.A135]=90;65;[.A135]+1)" office:value-type="float" office:value="71" calcext:value-type="float">
            <text:p>71</text:p>
          </table:table-cell>
          <table:table-cell table:formula="of:=COM.MICROSOFT.CONCAT(&quot;E&quot;;CHAR([.A136]))" office:value-type="string" office:string-value="EG" calcext:value-type="string">
            <text:p>EG</text:p>
          </table:table-cell>
          <table:table-cell table:formula="of:=CONCATENATE([.B136];&quot;2*$&quot;;[.B136];&quot;$1+&quot;)" office:value-type="string" office:string-value="EG2*$EG$1+" calcext:value-type="string">
            <text:p>EG2*$EG$1+</text:p>
          </table:table-cell>
        </table:table-row>
        <table:table-row table:style-name="ro2">
          <table:table-cell table:formula="of:=IF([.A136]=90;65;[.A136]+1)" office:value-type="float" office:value="72" calcext:value-type="float">
            <text:p>72</text:p>
          </table:table-cell>
          <table:table-cell table:formula="of:=COM.MICROSOFT.CONCAT(&quot;E&quot;;CHAR([.A137]))" office:value-type="string" office:string-value="EH" calcext:value-type="string">
            <text:p>EH</text:p>
          </table:table-cell>
          <table:table-cell table:formula="of:=CONCATENATE([.B137];&quot;2*$&quot;;[.B137];&quot;$1+&quot;)" office:value-type="string" office:string-value="EH2*$EH$1+" calcext:value-type="string">
            <text:p>EH2*$EH$1+</text:p>
          </table:table-cell>
        </table:table-row>
        <table:table-row table:style-name="ro2">
          <table:table-cell table:formula="of:=IF([.A137]=90;65;[.A137]+1)" office:value-type="float" office:value="73" calcext:value-type="float">
            <text:p>73</text:p>
          </table:table-cell>
          <table:table-cell table:formula="of:=COM.MICROSOFT.CONCAT(&quot;E&quot;;CHAR([.A138]))" office:value-type="string" office:string-value="EI" calcext:value-type="string">
            <text:p>EI</text:p>
          </table:table-cell>
          <table:table-cell table:formula="of:=CONCATENATE([.B138];&quot;2*$&quot;;[.B138];&quot;$1+&quot;)" office:value-type="string" office:string-value="EI2*$EI$1+" calcext:value-type="string">
            <text:p>EI2*$EI$1+</text:p>
          </table:table-cell>
        </table:table-row>
        <table:table-row table:style-name="ro2">
          <table:table-cell table:formula="of:=IF([.A138]=90;65;[.A138]+1)" office:value-type="float" office:value="74" calcext:value-type="float">
            <text:p>74</text:p>
          </table:table-cell>
          <table:table-cell table:formula="of:=COM.MICROSOFT.CONCAT(&quot;E&quot;;CHAR([.A139]))" office:value-type="string" office:string-value="EJ" calcext:value-type="string">
            <text:p>EJ</text:p>
          </table:table-cell>
          <table:table-cell table:formula="of:=CONCATENATE([.B139];&quot;2*$&quot;;[.B139];&quot;$1+&quot;)" office:value-type="string" office:string-value="EJ2*$EJ$1+" calcext:value-type="string">
            <text:p>EJ2*$EJ$1+</text:p>
          </table:table-cell>
        </table:table-row>
        <table:table-row table:style-name="ro2">
          <table:table-cell table:formula="of:=IF([.A139]=90;65;[.A139]+1)" office:value-type="float" office:value="75" calcext:value-type="float">
            <text:p>75</text:p>
          </table:table-cell>
          <table:table-cell table:formula="of:=COM.MICROSOFT.CONCAT(&quot;E&quot;;CHAR([.A140]))" office:value-type="string" office:string-value="EK" calcext:value-type="string">
            <text:p>EK</text:p>
          </table:table-cell>
          <table:table-cell table:formula="of:=CONCATENATE([.B140];&quot;2*$&quot;;[.B140];&quot;$1+&quot;)" office:value-type="string" office:string-value="EK2*$EK$1+" calcext:value-type="string">
            <text:p>EK2*$EK$1+</text:p>
          </table:table-cell>
        </table:table-row>
        <table:table-row table:style-name="ro2">
          <table:table-cell table:formula="of:=IF([.A140]=90;65;[.A140]+1)" office:value-type="float" office:value="76" calcext:value-type="float">
            <text:p>76</text:p>
          </table:table-cell>
          <table:table-cell table:formula="of:=COM.MICROSOFT.CONCAT(&quot;E&quot;;CHAR([.A141]))" office:value-type="string" office:string-value="EL" calcext:value-type="string">
            <text:p>EL</text:p>
          </table:table-cell>
          <table:table-cell table:formula="of:=CONCATENATE([.B141];&quot;2*$&quot;;[.B141];&quot;$1+&quot;)" office:value-type="string" office:string-value="EL2*$EL$1+" calcext:value-type="string">
            <text:p>EL2*$EL$1+</text:p>
          </table:table-cell>
        </table:table-row>
        <table:table-row table:style-name="ro2">
          <table:table-cell table:formula="of:=IF([.A141]=90;65;[.A141]+1)" office:value-type="float" office:value="77" calcext:value-type="float">
            <text:p>77</text:p>
          </table:table-cell>
          <table:table-cell table:formula="of:=COM.MICROSOFT.CONCAT(&quot;E&quot;;CHAR([.A142]))" office:value-type="string" office:string-value="EM" calcext:value-type="string">
            <text:p>EM</text:p>
          </table:table-cell>
          <table:table-cell table:formula="of:=CONCATENATE([.B142];&quot;2*$&quot;;[.B142];&quot;$1+&quot;)" office:value-type="string" office:string-value="EM2*$EM$1+" calcext:value-type="string">
            <text:p>EM2*$EM$1+</text:p>
          </table:table-cell>
        </table:table-row>
        <table:table-row table:style-name="ro2">
          <table:table-cell table:formula="of:=IF([.A142]=90;65;[.A142]+1)" office:value-type="float" office:value="78" calcext:value-type="float">
            <text:p>78</text:p>
          </table:table-cell>
          <table:table-cell table:formula="of:=COM.MICROSOFT.CONCAT(&quot;E&quot;;CHAR([.A143]))" office:value-type="string" office:string-value="EN" calcext:value-type="string">
            <text:p>EN</text:p>
          </table:table-cell>
          <table:table-cell table:formula="of:=CONCATENATE([.B143];&quot;2*$&quot;;[.B143];&quot;$1+&quot;)" office:value-type="string" office:string-value="EN2*$EN$1+" calcext:value-type="string">
            <text:p>EN2*$EN$1+</text:p>
          </table:table-cell>
        </table:table-row>
        <table:table-row table:style-name="ro2">
          <table:table-cell table:formula="of:=IF([.A143]=90;65;[.A143]+1)" office:value-type="float" office:value="79" calcext:value-type="float">
            <text:p>79</text:p>
          </table:table-cell>
          <table:table-cell table:formula="of:=COM.MICROSOFT.CONCAT(&quot;E&quot;;CHAR([.A144]))" office:value-type="string" office:string-value="EO" calcext:value-type="string">
            <text:p>EO</text:p>
          </table:table-cell>
          <table:table-cell table:formula="of:=CONCATENATE([.B144];&quot;2*$&quot;;[.B144];&quot;$1+&quot;)" office:value-type="string" office:string-value="EO2*$EO$1+" calcext:value-type="string">
            <text:p>EO2*$EO$1+</text:p>
          </table:table-cell>
        </table:table-row>
        <table:table-row table:style-name="ro2">
          <table:table-cell table:formula="of:=IF([.A144]=90;65;[.A144]+1)" office:value-type="float" office:value="80" calcext:value-type="float">
            <text:p>80</text:p>
          </table:table-cell>
          <table:table-cell table:formula="of:=COM.MICROSOFT.CONCAT(&quot;E&quot;;CHAR([.A145]))" office:value-type="string" office:string-value="EP" calcext:value-type="string">
            <text:p>EP</text:p>
          </table:table-cell>
          <table:table-cell table:formula="of:=CONCATENATE([.B145];&quot;2*$&quot;;[.B145];&quot;$1+&quot;)" office:value-type="string" office:string-value="EP2*$EP$1+" calcext:value-type="string">
            <text:p>EP2*$EP$1+</text:p>
          </table:table-cell>
        </table:table-row>
        <table:table-row table:style-name="ro2">
          <table:table-cell table:formula="of:=IF([.A145]=90;65;[.A145]+1)" office:value-type="float" office:value="81" calcext:value-type="float">
            <text:p>81</text:p>
          </table:table-cell>
          <table:table-cell table:formula="of:=COM.MICROSOFT.CONCAT(&quot;E&quot;;CHAR([.A146]))" office:value-type="string" office:string-value="EQ" calcext:value-type="string">
            <text:p>EQ</text:p>
          </table:table-cell>
          <table:table-cell table:formula="of:=CONCATENATE([.B146];&quot;2*$&quot;;[.B146];&quot;$1+&quot;)" office:value-type="string" office:string-value="EQ2*$EQ$1+" calcext:value-type="string">
            <text:p>EQ2*$EQ$1+</text:p>
          </table:table-cell>
        </table:table-row>
        <table:table-row table:style-name="ro2">
          <table:table-cell table:formula="of:=IF([.A146]=90;65;[.A146]+1)" office:value-type="float" office:value="82" calcext:value-type="float">
            <text:p>82</text:p>
          </table:table-cell>
          <table:table-cell table:formula="of:=COM.MICROSOFT.CONCAT(&quot;E&quot;;CHAR([.A147]))" office:value-type="string" office:string-value="ER" calcext:value-type="string">
            <text:p>ER</text:p>
          </table:table-cell>
          <table:table-cell table:formula="of:=CONCATENATE([.B147];&quot;2*$&quot;;[.B147];&quot;$1+&quot;)" office:value-type="string" office:string-value="ER2*$ER$1+" calcext:value-type="string">
            <text:p>ER2*$ER$1+</text:p>
          </table:table-cell>
        </table:table-row>
        <table:table-row table:style-name="ro2">
          <table:table-cell table:formula="of:=IF([.A147]=90;65;[.A147]+1)" office:value-type="float" office:value="83" calcext:value-type="float">
            <text:p>83</text:p>
          </table:table-cell>
          <table:table-cell table:formula="of:=COM.MICROSOFT.CONCAT(&quot;E&quot;;CHAR([.A148]))" office:value-type="string" office:string-value="ES" calcext:value-type="string">
            <text:p>ES</text:p>
          </table:table-cell>
          <table:table-cell table:formula="of:=CONCATENATE([.B148];&quot;2*$&quot;;[.B148];&quot;$1+&quot;)" office:value-type="string" office:string-value="ES2*$ES$1+" calcext:value-type="string">
            <text:p>ES2*$ES$1+</text:p>
          </table:table-cell>
        </table:table-row>
        <table:table-row table:style-name="ro2">
          <table:table-cell table:formula="of:=IF([.A148]=90;65;[.A148]+1)" office:value-type="float" office:value="84" calcext:value-type="float">
            <text:p>84</text:p>
          </table:table-cell>
          <table:table-cell table:formula="of:=COM.MICROSOFT.CONCAT(&quot;E&quot;;CHAR([.A149]))" office:value-type="string" office:string-value="ET" calcext:value-type="string">
            <text:p>ET</text:p>
          </table:table-cell>
          <table:table-cell table:formula="of:=CONCATENATE([.B149];&quot;2*$&quot;;[.B149];&quot;$1+&quot;)" office:value-type="string" office:string-value="ET2*$ET$1+" calcext:value-type="string">
            <text:p>ET2*$ET$1+</text:p>
          </table:table-cell>
        </table:table-row>
        <table:table-row table:style-name="ro2">
          <table:table-cell table:formula="of:=IF([.A149]=90;65;[.A149]+1)" office:value-type="float" office:value="85" calcext:value-type="float">
            <text:p>85</text:p>
          </table:table-cell>
          <table:table-cell table:formula="of:=COM.MICROSOFT.CONCAT(&quot;E&quot;;CHAR([.A150]))" office:value-type="string" office:string-value="EU" calcext:value-type="string">
            <text:p>EU</text:p>
          </table:table-cell>
          <table:table-cell table:formula="of:=CONCATENATE([.B150];&quot;2*$&quot;;[.B150];&quot;$1+&quot;)" office:value-type="string" office:string-value="EU2*$EU$1+" calcext:value-type="string">
            <text:p>EU2*$EU$1+</text:p>
          </table:table-cell>
        </table:table-row>
        <table:table-row table:style-name="ro2">
          <table:table-cell table:formula="of:=IF([.A150]=90;65;[.A150]+1)" office:value-type="float" office:value="86" calcext:value-type="float">
            <text:p>86</text:p>
          </table:table-cell>
          <table:table-cell table:formula="of:=COM.MICROSOFT.CONCAT(&quot;E&quot;;CHAR([.A151]))" office:value-type="string" office:string-value="EV" calcext:value-type="string">
            <text:p>EV</text:p>
          </table:table-cell>
          <table:table-cell table:formula="of:=CONCATENATE([.B151];&quot;2*$&quot;;[.B151];&quot;$1+&quot;)" office:value-type="string" office:string-value="EV2*$EV$1+" calcext:value-type="string">
            <text:p>EV2*$EV$1+</text:p>
          </table:table-cell>
        </table:table-row>
        <table:table-row table:style-name="ro2">
          <table:table-cell table:formula="of:=IF([.A151]=90;65;[.A151]+1)" office:value-type="float" office:value="87" calcext:value-type="float">
            <text:p>87</text:p>
          </table:table-cell>
          <table:table-cell table:formula="of:=COM.MICROSOFT.CONCAT(&quot;E&quot;;CHAR([.A152]))" office:value-type="string" office:string-value="EW" calcext:value-type="string">
            <text:p>EW</text:p>
          </table:table-cell>
          <table:table-cell table:formula="of:=CONCATENATE([.B152];&quot;2*$&quot;;[.B152];&quot;$1+&quot;)" office:value-type="string" office:string-value="EW2*$EW$1+" calcext:value-type="string">
            <text:p>EW2*$EW$1+</text:p>
          </table:table-cell>
        </table:table-row>
        <table:table-row table:style-name="ro2">
          <table:table-cell table:formula="of:=IF([.A152]=90;65;[.A152]+1)" office:value-type="float" office:value="88" calcext:value-type="float">
            <text:p>88</text:p>
          </table:table-cell>
          <table:table-cell table:formula="of:=COM.MICROSOFT.CONCAT(&quot;E&quot;;CHAR([.A153]))" office:value-type="string" office:string-value="EX" calcext:value-type="string">
            <text:p>EX</text:p>
          </table:table-cell>
          <table:table-cell table:formula="of:=CONCATENATE([.B153];&quot;2*$&quot;;[.B153];&quot;$1+&quot;)" office:value-type="string" office:string-value="EX2*$EX$1+" calcext:value-type="string">
            <text:p>EX2*$EX$1+</text:p>
          </table:table-cell>
        </table:table-row>
        <table:table-row table:style-name="ro2">
          <table:table-cell table:formula="of:=IF([.A153]=90;65;[.A153]+1)" office:value-type="float" office:value="89" calcext:value-type="float">
            <text:p>89</text:p>
          </table:table-cell>
          <table:table-cell table:formula="of:=COM.MICROSOFT.CONCAT(&quot;E&quot;;CHAR([.A154]))" office:value-type="string" office:string-value="EY" calcext:value-type="string">
            <text:p>EY</text:p>
          </table:table-cell>
          <table:table-cell table:formula="of:=CONCATENATE([.B154];&quot;2*$&quot;;[.B154];&quot;$1+&quot;)" office:value-type="string" office:string-value="EY2*$EY$1+" calcext:value-type="string">
            <text:p>EY2*$EY$1+</text:p>
          </table:table-cell>
        </table:table-row>
        <table:table-row table:style-name="ro2">
          <table:table-cell table:formula="of:=IF([.A154]=90;65;[.A154]+1)" office:value-type="float" office:value="90" calcext:value-type="float">
            <text:p>90</text:p>
          </table:table-cell>
          <table:table-cell table:formula="of:=COM.MICROSOFT.CONCAT(&quot;E&quot;;CHAR([.A155]))" office:value-type="string" office:string-value="EZ" calcext:value-type="string">
            <text:p>EZ</text:p>
          </table:table-cell>
          <table:table-cell table:formula="of:=CONCATENATE([.B155];&quot;2*$&quot;;[.B155];&quot;$1+&quot;)" office:value-type="string" office:string-value="EZ2*$EZ$1+" calcext:value-type="string">
            <text:p>EZ2*$EZ$1+</text:p>
          </table:table-cell>
        </table:table-row>
        <table:table-row table:style-name="ro2">
          <table:table-cell table:formula="of:=IF([.A155]=90;65;[.A155]+1)" office:value-type="float" office:value="65" calcext:value-type="float">
            <text:p>65</text:p>
          </table:table-cell>
          <table:table-cell table:formula="of:=COM.MICROSOFT.CONCAT(&quot;F&quot;;CHAR([.A156]))" office:value-type="string" office:string-value="FA" calcext:value-type="string">
            <text:p>FA</text:p>
          </table:table-cell>
          <table:table-cell table:formula="of:=CONCATENATE([.B156];&quot;2*$&quot;;[.B156];&quot;$1+&quot;)" office:value-type="string" office:string-value="FA2*$FA$1+" calcext:value-type="string">
            <text:p>FA2*$FA$1+</text:p>
          </table:table-cell>
        </table:table-row>
        <table:table-row table:style-name="ro2">
          <table:table-cell table:formula="of:=IF([.A156]=90;65;[.A156]+1)" office:value-type="float" office:value="66" calcext:value-type="float">
            <text:p>66</text:p>
          </table:table-cell>
          <table:table-cell table:formula="of:=COM.MICROSOFT.CONCAT(&quot;F&quot;;CHAR([.A157]))" office:value-type="string" office:string-value="FB" calcext:value-type="string">
            <text:p>FB</text:p>
          </table:table-cell>
          <table:table-cell table:formula="of:=CONCATENATE([.B157];&quot;2*$&quot;;[.B157];&quot;$1+&quot;)" office:value-type="string" office:string-value="FB2*$FB$1+" calcext:value-type="string">
            <text:p>FB2*$FB$1+</text:p>
          </table:table-cell>
        </table:table-row>
        <table:table-row table:style-name="ro2">
          <table:table-cell table:formula="of:=IF([.A157]=90;65;[.A157]+1)" office:value-type="float" office:value="67" calcext:value-type="float">
            <text:p>67</text:p>
          </table:table-cell>
          <table:table-cell table:formula="of:=COM.MICROSOFT.CONCAT(&quot;F&quot;;CHAR([.A158]))" office:value-type="string" office:string-value="FC" calcext:value-type="string">
            <text:p>FC</text:p>
          </table:table-cell>
          <table:table-cell table:formula="of:=CONCATENATE([.B158];&quot;2*$&quot;;[.B158];&quot;$1+&quot;)" office:value-type="string" office:string-value="FC2*$FC$1+" calcext:value-type="string">
            <text:p>FC2*$FC$1+</text:p>
          </table:table-cell>
        </table:table-row>
        <table:table-row table:style-name="ro2">
          <table:table-cell table:formula="of:=IF([.A158]=90;65;[.A158]+1)" office:value-type="float" office:value="68" calcext:value-type="float">
            <text:p>68</text:p>
          </table:table-cell>
          <table:table-cell table:formula="of:=COM.MICROSOFT.CONCAT(&quot;F&quot;;CHAR([.A159]))" office:value-type="string" office:string-value="FD" calcext:value-type="string">
            <text:p>FD</text:p>
          </table:table-cell>
          <table:table-cell table:formula="of:=CONCATENATE([.B159];&quot;2*$&quot;;[.B159];&quot;$1+&quot;)" office:value-type="string" office:string-value="FD2*$FD$1+" calcext:value-type="string">
            <text:p>FD2*$FD$1+</text:p>
          </table:table-cell>
        </table:table-row>
        <table:table-row table:style-name="ro2">
          <table:table-cell table:formula="of:=IF([.A159]=90;65;[.A159]+1)" office:value-type="float" office:value="69" calcext:value-type="float">
            <text:p>69</text:p>
          </table:table-cell>
          <table:table-cell table:formula="of:=COM.MICROSOFT.CONCAT(&quot;F&quot;;CHAR([.A160]))" office:value-type="string" office:string-value="FE" calcext:value-type="string">
            <text:p>FE</text:p>
          </table:table-cell>
          <table:table-cell table:formula="of:=CONCATENATE([.B160];&quot;2*$&quot;;[.B160];&quot;$1+&quot;)" office:value-type="string" office:string-value="FE2*$FE$1+" calcext:value-type="string">
            <text:p>FE2*$FE$1+</text:p>
          </table:table-cell>
        </table:table-row>
        <table:table-row table:style-name="ro2">
          <table:table-cell table:formula="of:=IF([.A160]=90;65;[.A160]+1)" office:value-type="float" office:value="70" calcext:value-type="float">
            <text:p>70</text:p>
          </table:table-cell>
          <table:table-cell table:formula="of:=COM.MICROSOFT.CONCAT(&quot;F&quot;;CHAR([.A161]))" office:value-type="string" office:string-value="FF" calcext:value-type="string">
            <text:p>FF</text:p>
          </table:table-cell>
          <table:table-cell table:formula="of:=CONCATENATE([.B161];&quot;2*$&quot;;[.B161];&quot;$1+&quot;)" office:value-type="string" office:string-value="FF2*$FF$1+" calcext:value-type="string">
            <text:p>FF2*$FF$1+</text:p>
          </table:table-cell>
        </table:table-row>
        <table:table-row table:style-name="ro2">
          <table:table-cell table:formula="of:=IF([.A161]=90;65;[.A161]+1)" office:value-type="float" office:value="71" calcext:value-type="float">
            <text:p>71</text:p>
          </table:table-cell>
          <table:table-cell table:formula="of:=COM.MICROSOFT.CONCAT(&quot;F&quot;;CHAR([.A162]))" office:value-type="string" office:string-value="FG" calcext:value-type="string">
            <text:p>FG</text:p>
          </table:table-cell>
          <table:table-cell table:formula="of:=CONCATENATE([.B162];&quot;2*$&quot;;[.B162];&quot;$1+&quot;)" office:value-type="string" office:string-value="FG2*$FG$1+" calcext:value-type="string">
            <text:p>FG2*$FG$1+</text:p>
          </table:table-cell>
        </table:table-row>
        <table:table-row table:style-name="ro2">
          <table:table-cell table:formula="of:=IF([.A162]=90;65;[.A162]+1)" office:value-type="float" office:value="72" calcext:value-type="float">
            <text:p>72</text:p>
          </table:table-cell>
          <table:table-cell table:formula="of:=COM.MICROSOFT.CONCAT(&quot;F&quot;;CHAR([.A163]))" office:value-type="string" office:string-value="FH" calcext:value-type="string">
            <text:p>FH</text:p>
          </table:table-cell>
          <table:table-cell table:formula="of:=CONCATENATE([.B163];&quot;2*$&quot;;[.B163];&quot;$1+&quot;)" office:value-type="string" office:string-value="FH2*$FH$1+" calcext:value-type="string">
            <text:p>FH2*$FH$1+</text:p>
          </table:table-cell>
        </table:table-row>
        <table:table-row table:style-name="ro2">
          <table:table-cell table:formula="of:=IF([.A163]=90;65;[.A163]+1)" office:value-type="float" office:value="73" calcext:value-type="float">
            <text:p>73</text:p>
          </table:table-cell>
          <table:table-cell table:formula="of:=COM.MICROSOFT.CONCAT(&quot;F&quot;;CHAR([.A164]))" office:value-type="string" office:string-value="FI" calcext:value-type="string">
            <text:p>FI</text:p>
          </table:table-cell>
          <table:table-cell table:formula="of:=CONCATENATE([.B164];&quot;2*$&quot;;[.B164];&quot;$1+&quot;)" office:value-type="string" office:string-value="FI2*$FI$1+" calcext:value-type="string">
            <text:p>FI2*$FI$1+</text:p>
          </table:table-cell>
        </table:table-row>
        <table:table-row table:style-name="ro2">
          <table:table-cell table:formula="of:=IF([.A164]=90;65;[.A164]+1)" office:value-type="float" office:value="74" calcext:value-type="float">
            <text:p>74</text:p>
          </table:table-cell>
          <table:table-cell table:formula="of:=COM.MICROSOFT.CONCAT(&quot;F&quot;;CHAR([.A165]))" office:value-type="string" office:string-value="FJ" calcext:value-type="string">
            <text:p>FJ</text:p>
          </table:table-cell>
          <table:table-cell table:formula="of:=CONCATENATE([.B165];&quot;2*$&quot;;[.B165];&quot;$1+&quot;)" office:value-type="string" office:string-value="FJ2*$FJ$1+" calcext:value-type="string">
            <text:p>FJ2*$FJ$1+</text:p>
          </table:table-cell>
        </table:table-row>
        <table:table-row table:style-name="ro2">
          <table:table-cell table:formula="of:=IF([.A165]=90;65;[.A165]+1)" office:value-type="float" office:value="75" calcext:value-type="float">
            <text:p>75</text:p>
          </table:table-cell>
          <table:table-cell table:formula="of:=COM.MICROSOFT.CONCAT(&quot;F&quot;;CHAR([.A166]))" office:value-type="string" office:string-value="FK" calcext:value-type="string">
            <text:p>FK</text:p>
          </table:table-cell>
          <table:table-cell table:formula="of:=CONCATENATE([.B166];&quot;2*$&quot;;[.B166];&quot;$1+&quot;)" office:value-type="string" office:string-value="FK2*$FK$1+" calcext:value-type="string">
            <text:p>FK2*$FK$1+</text:p>
          </table:table-cell>
        </table:table-row>
        <table:table-row table:style-name="ro2">
          <table:table-cell table:formula="of:=IF([.A166]=90;65;[.A166]+1)" office:value-type="float" office:value="76" calcext:value-type="float">
            <text:p>76</text:p>
          </table:table-cell>
          <table:table-cell table:formula="of:=COM.MICROSOFT.CONCAT(&quot;F&quot;;CHAR([.A167]))" office:value-type="string" office:string-value="FL" calcext:value-type="string">
            <text:p>FL</text:p>
          </table:table-cell>
          <table:table-cell table:formula="of:=CONCATENATE([.B167];&quot;2*$&quot;;[.B167];&quot;$1+&quot;)" office:value-type="string" office:string-value="FL2*$FL$1+" calcext:value-type="string">
            <text:p>FL2*$FL$1+</text:p>
          </table:table-cell>
        </table:table-row>
        <table:table-row table:style-name="ro2">
          <table:table-cell table:formula="of:=IF([.A167]=90;65;[.A167]+1)" office:value-type="float" office:value="77" calcext:value-type="float">
            <text:p>77</text:p>
          </table:table-cell>
          <table:table-cell table:formula="of:=COM.MICROSOFT.CONCAT(&quot;F&quot;;CHAR([.A168]))" office:value-type="string" office:string-value="FM" calcext:value-type="string">
            <text:p>FM</text:p>
          </table:table-cell>
          <table:table-cell table:formula="of:=CONCATENATE([.B168];&quot;2*$&quot;;[.B168];&quot;$1+&quot;)" office:value-type="string" office:string-value="FM2*$FM$1+" calcext:value-type="string">
            <text:p>FM2*$FM$1+</text:p>
          </table:table-cell>
        </table:table-row>
        <table:table-row table:style-name="ro2">
          <table:table-cell table:formula="of:=IF([.A168]=90;65;[.A168]+1)" office:value-type="float" office:value="78" calcext:value-type="float">
            <text:p>78</text:p>
          </table:table-cell>
          <table:table-cell table:formula="of:=COM.MICROSOFT.CONCAT(&quot;F&quot;;CHAR([.A169]))" office:value-type="string" office:string-value="FN" calcext:value-type="string">
            <text:p>FN</text:p>
          </table:table-cell>
          <table:table-cell table:formula="of:=CONCATENATE([.B169];&quot;2*$&quot;;[.B169];&quot;$1+&quot;)" office:value-type="string" office:string-value="FN2*$FN$1+" calcext:value-type="string">
            <text:p>FN2*$FN$1+</text:p>
          </table:table-cell>
        </table:table-row>
        <table:table-row table:style-name="ro2">
          <table:table-cell table:formula="of:=IF([.A169]=90;65;[.A169]+1)" office:value-type="float" office:value="79" calcext:value-type="float">
            <text:p>79</text:p>
          </table:table-cell>
          <table:table-cell table:formula="of:=COM.MICROSOFT.CONCAT(&quot;F&quot;;CHAR([.A170]))" office:value-type="string" office:string-value="FO" calcext:value-type="string">
            <text:p>FO</text:p>
          </table:table-cell>
          <table:table-cell table:formula="of:=CONCATENATE([.B170];&quot;2*$&quot;;[.B170];&quot;$1+&quot;)" office:value-type="string" office:string-value="FO2*$FO$1+" calcext:value-type="string">
            <text:p>FO2*$FO$1+</text:p>
          </table:table-cell>
        </table:table-row>
        <table:table-row table:style-name="ro2">
          <table:table-cell table:formula="of:=IF([.A170]=90;65;[.A170]+1)" office:value-type="float" office:value="80" calcext:value-type="float">
            <text:p>80</text:p>
          </table:table-cell>
          <table:table-cell table:formula="of:=COM.MICROSOFT.CONCAT(&quot;F&quot;;CHAR([.A171]))" office:value-type="string" office:string-value="FP" calcext:value-type="string">
            <text:p>FP</text:p>
          </table:table-cell>
          <table:table-cell table:formula="of:=CONCATENATE([.B171];&quot;2*$&quot;;[.B171];&quot;$1+&quot;)" office:value-type="string" office:string-value="FP2*$FP$1+" calcext:value-type="string">
            <text:p>FP2*$FP$1+</text:p>
          </table:table-cell>
        </table:table-row>
        <table:table-row table:style-name="ro2">
          <table:table-cell table:formula="of:=IF([.A171]=90;65;[.A171]+1)" office:value-type="float" office:value="81" calcext:value-type="float">
            <text:p>81</text:p>
          </table:table-cell>
          <table:table-cell table:formula="of:=COM.MICROSOFT.CONCAT(&quot;F&quot;;CHAR([.A172]))" office:value-type="string" office:string-value="FQ" calcext:value-type="string">
            <text:p>FQ</text:p>
          </table:table-cell>
          <table:table-cell table:formula="of:=CONCATENATE([.B172];&quot;2*$&quot;;[.B172];&quot;$1+&quot;)" office:value-type="string" office:string-value="FQ2*$FQ$1+" calcext:value-type="string">
            <text:p>FQ2*$FQ$1+</text:p>
          </table:table-cell>
        </table:table-row>
        <table:table-row table:style-name="ro2">
          <table:table-cell table:formula="of:=IF([.A172]=90;65;[.A172]+1)" office:value-type="float" office:value="82" calcext:value-type="float">
            <text:p>82</text:p>
          </table:table-cell>
          <table:table-cell table:formula="of:=COM.MICROSOFT.CONCAT(&quot;F&quot;;CHAR([.A173]))" office:value-type="string" office:string-value="FR" calcext:value-type="string">
            <text:p>FR</text:p>
          </table:table-cell>
          <table:table-cell table:formula="of:=CONCATENATE([.B173];&quot;2*$&quot;;[.B173];&quot;$1+&quot;)" office:value-type="string" office:string-value="FR2*$FR$1+" calcext:value-type="string">
            <text:p>FR2*$FR$1+</text:p>
          </table:table-cell>
        </table:table-row>
        <table:table-row table:style-name="ro2">
          <table:table-cell table:formula="of:=IF([.A173]=90;65;[.A173]+1)" office:value-type="float" office:value="83" calcext:value-type="float">
            <text:p>83</text:p>
          </table:table-cell>
          <table:table-cell table:formula="of:=COM.MICROSOFT.CONCAT(&quot;F&quot;;CHAR([.A174]))" office:value-type="string" office:string-value="FS" calcext:value-type="string">
            <text:p>FS</text:p>
          </table:table-cell>
          <table:table-cell table:formula="of:=CONCATENATE([.B174];&quot;2*$&quot;;[.B174];&quot;$1+&quot;)" office:value-type="string" office:string-value="FS2*$FS$1+" calcext:value-type="string">
            <text:p>FS2*$FS$1+</text:p>
          </table:table-cell>
        </table:table-row>
        <table:table-row table:style-name="ro2">
          <table:table-cell table:formula="of:=IF([.A174]=90;65;[.A174]+1)" office:value-type="float" office:value="84" calcext:value-type="float">
            <text:p>84</text:p>
          </table:table-cell>
          <table:table-cell table:formula="of:=COM.MICROSOFT.CONCAT(&quot;F&quot;;CHAR([.A175]))" office:value-type="string" office:string-value="FT" calcext:value-type="string">
            <text:p>FT</text:p>
          </table:table-cell>
          <table:table-cell table:formula="of:=CONCATENATE([.B175];&quot;2*$&quot;;[.B175];&quot;$1+&quot;)" office:value-type="string" office:string-value="FT2*$FT$1+" calcext:value-type="string">
            <text:p>FT2*$FT$1+</text:p>
          </table:table-cell>
        </table:table-row>
        <table:table-row table:style-name="ro2">
          <table:table-cell table:formula="of:=IF([.A175]=90;65;[.A175]+1)" office:value-type="float" office:value="85" calcext:value-type="float">
            <text:p>85</text:p>
          </table:table-cell>
          <table:table-cell table:formula="of:=COM.MICROSOFT.CONCAT(&quot;F&quot;;CHAR([.A176]))" office:value-type="string" office:string-value="FU" calcext:value-type="string">
            <text:p>FU</text:p>
          </table:table-cell>
          <table:table-cell table:formula="of:=CONCATENATE([.B176];&quot;2*$&quot;;[.B176];&quot;$1+&quot;)" office:value-type="string" office:string-value="FU2*$FU$1+" calcext:value-type="string">
            <text:p>FU2*$FU$1+</text:p>
          </table:table-cell>
        </table:table-row>
        <table:table-row table:style-name="ro2">
          <table:table-cell table:formula="of:=IF([.A176]=90;65;[.A176]+1)" office:value-type="float" office:value="86" calcext:value-type="float">
            <text:p>86</text:p>
          </table:table-cell>
          <table:table-cell table:formula="of:=COM.MICROSOFT.CONCAT(&quot;F&quot;;CHAR([.A177]))" office:value-type="string" office:string-value="FV" calcext:value-type="string">
            <text:p>FV</text:p>
          </table:table-cell>
          <table:table-cell table:formula="of:=CONCATENATE([.B177];&quot;2*$&quot;;[.B177];&quot;$1+&quot;)" office:value-type="string" office:string-value="FV2*$FV$1+" calcext:value-type="string">
            <text:p>FV2*$FV$1+</text:p>
          </table:table-cell>
        </table:table-row>
        <table:table-row table:style-name="ro2">
          <table:table-cell table:formula="of:=IF([.A177]=90;65;[.A177]+1)" office:value-type="float" office:value="87" calcext:value-type="float">
            <text:p>87</text:p>
          </table:table-cell>
          <table:table-cell table:formula="of:=COM.MICROSOFT.CONCAT(&quot;F&quot;;CHAR([.A178]))" office:value-type="string" office:string-value="FW" calcext:value-type="string">
            <text:p>FW</text:p>
          </table:table-cell>
          <table:table-cell table:formula="of:=CONCATENATE([.B178];&quot;2*$&quot;;[.B178];&quot;$1+&quot;)" office:value-type="string" office:string-value="FW2*$FW$1+" calcext:value-type="string">
            <text:p>FW2*$FW$1+</text:p>
          </table:table-cell>
        </table:table-row>
        <table:table-row table:style-name="ro2">
          <table:table-cell table:formula="of:=IF([.A178]=90;65;[.A178]+1)" office:value-type="float" office:value="88" calcext:value-type="float">
            <text:p>88</text:p>
          </table:table-cell>
          <table:table-cell table:formula="of:=COM.MICROSOFT.CONCAT(&quot;F&quot;;CHAR([.A179]))" office:value-type="string" office:string-value="FX" calcext:value-type="string">
            <text:p>FX</text:p>
          </table:table-cell>
          <table:table-cell table:formula="of:=CONCATENATE([.B179];&quot;2*$&quot;;[.B179];&quot;$1+&quot;)" office:value-type="string" office:string-value="FX2*$FX$1+" calcext:value-type="string">
            <text:p>FX2*$FX$1+</text:p>
          </table:table-cell>
        </table:table-row>
        <table:table-row table:style-name="ro2">
          <table:table-cell table:formula="of:=IF([.A179]=90;65;[.A179]+1)" office:value-type="float" office:value="89" calcext:value-type="float">
            <text:p>89</text:p>
          </table:table-cell>
          <table:table-cell table:formula="of:=COM.MICROSOFT.CONCAT(&quot;F&quot;;CHAR([.A180]))" office:value-type="string" office:string-value="FY" calcext:value-type="string">
            <text:p>FY</text:p>
          </table:table-cell>
          <table:table-cell table:formula="of:=CONCATENATE([.B180];&quot;2*$&quot;;[.B180];&quot;$1+&quot;)" office:value-type="string" office:string-value="FY2*$FY$1+" calcext:value-type="string">
            <text:p>FY2*$FY$1+</text:p>
          </table:table-cell>
        </table:table-row>
        <table:table-row table:style-name="ro2">
          <table:table-cell table:formula="of:=IF([.A180]=90;65;[.A180]+1)" office:value-type="float" office:value="90" calcext:value-type="float">
            <text:p>90</text:p>
          </table:table-cell>
          <table:table-cell table:formula="of:=COM.MICROSOFT.CONCAT(&quot;F&quot;;CHAR([.A181]))" office:value-type="string" office:string-value="FZ" calcext:value-type="string">
            <text:p>FZ</text:p>
          </table:table-cell>
          <table:table-cell table:formula="of:=CONCATENATE([.B181];&quot;2*$&quot;;[.B181];&quot;$1+&quot;)" office:value-type="string" office:string-value="FZ2*$FZ$1+" calcext:value-type="string">
            <text:p>FZ2*$FZ$1+</text:p>
          </table:table-cell>
        </table:table-row>
        <table:table-row table:style-name="ro2">
          <table:table-cell table:formula="of:=IF([.A181]=90;65;[.A181]+1)" office:value-type="float" office:value="65" calcext:value-type="float">
            <text:p>65</text:p>
          </table:table-cell>
          <table:table-cell table:formula="of:=COM.MICROSOFT.CONCAT(&quot;G&quot;;CHAR([.A182]))" office:value-type="string" office:string-value="GA" calcext:value-type="string">
            <text:p>GA</text:p>
          </table:table-cell>
          <table:table-cell table:formula="of:=CONCATENATE([.B182];&quot;2*$&quot;;[.B182];&quot;$1+&quot;)" office:value-type="string" office:string-value="GA2*$GA$1+" calcext:value-type="string">
            <text:p>GA2*$GA$1+</text:p>
          </table:table-cell>
        </table:table-row>
        <table:table-row table:style-name="ro2">
          <table:table-cell table:formula="of:=IF([.A182]=90;65;[.A182]+1)" office:value-type="float" office:value="66" calcext:value-type="float">
            <text:p>66</text:p>
          </table:table-cell>
          <table:table-cell table:formula="of:=COM.MICROSOFT.CONCAT(&quot;G&quot;;CHAR([.A183]))" office:value-type="string" office:string-value="GB" calcext:value-type="string">
            <text:p>GB</text:p>
          </table:table-cell>
          <table:table-cell table:formula="of:=CONCATENATE([.B183];&quot;2*$&quot;;[.B183];&quot;$1+&quot;)" office:value-type="string" office:string-value="GB2*$GB$1+" calcext:value-type="string">
            <text:p>GB2*$GB$1+</text:p>
          </table:table-cell>
        </table:table-row>
        <table:table-row table:style-name="ro2">
          <table:table-cell table:formula="of:=IF([.A183]=90;65;[.A183]+1)" office:value-type="float" office:value="67" calcext:value-type="float">
            <text:p>67</text:p>
          </table:table-cell>
          <table:table-cell table:formula="of:=COM.MICROSOFT.CONCAT(&quot;G&quot;;CHAR([.A184]))" office:value-type="string" office:string-value="GC" calcext:value-type="string">
            <text:p>GC</text:p>
          </table:table-cell>
          <table:table-cell table:formula="of:=CONCATENATE([.B184];&quot;2*$&quot;;[.B184];&quot;$1+&quot;)" office:value-type="string" office:string-value="GC2*$GC$1+" calcext:value-type="string">
            <text:p>GC2*$GC$1+</text:p>
          </table:table-cell>
        </table:table-row>
        <table:table-row table:style-name="ro2">
          <table:table-cell table:formula="of:=IF([.A184]=90;65;[.A184]+1)" office:value-type="float" office:value="68" calcext:value-type="float">
            <text:p>68</text:p>
          </table:table-cell>
          <table:table-cell table:formula="of:=COM.MICROSOFT.CONCAT(&quot;G&quot;;CHAR([.A185]))" office:value-type="string" office:string-value="GD" calcext:value-type="string">
            <text:p>GD</text:p>
          </table:table-cell>
          <table:table-cell table:formula="of:=CONCATENATE([.B185];&quot;2*$&quot;;[.B185];&quot;$1+&quot;)" office:value-type="string" office:string-value="GD2*$GD$1+" calcext:value-type="string">
            <text:p>GD2*$GD$1+</text:p>
          </table:table-cell>
        </table:table-row>
        <table:table-row table:style-name="ro2">
          <table:table-cell table:formula="of:=IF([.A185]=90;65;[.A185]+1)" office:value-type="float" office:value="69" calcext:value-type="float">
            <text:p>69</text:p>
          </table:table-cell>
          <table:table-cell table:formula="of:=COM.MICROSOFT.CONCAT(&quot;G&quot;;CHAR([.A186]))" office:value-type="string" office:string-value="GE" calcext:value-type="string">
            <text:p>GE</text:p>
          </table:table-cell>
          <table:table-cell table:formula="of:=CONCATENATE([.B186];&quot;2*$&quot;;[.B186];&quot;$1+&quot;)" office:value-type="string" office:string-value="GE2*$GE$1+" calcext:value-type="string">
            <text:p>GE2*$GE$1+</text:p>
          </table:table-cell>
        </table:table-row>
        <table:table-row table:style-name="ro2">
          <table:table-cell table:formula="of:=IF([.A186]=90;65;[.A186]+1)" office:value-type="float" office:value="70" calcext:value-type="float">
            <text:p>70</text:p>
          </table:table-cell>
          <table:table-cell table:formula="of:=COM.MICROSOFT.CONCAT(&quot;G&quot;;CHAR([.A187]))" office:value-type="string" office:string-value="GF" calcext:value-type="string">
            <text:p>GF</text:p>
          </table:table-cell>
          <table:table-cell table:formula="of:=CONCATENATE([.B187];&quot;2*$&quot;;[.B187];&quot;$1+&quot;)" office:value-type="string" office:string-value="GF2*$GF$1+" calcext:value-type="string">
            <text:p>GF2*$GF$1+</text:p>
          </table:table-cell>
        </table:table-row>
        <table:table-row table:style-name="ro2">
          <table:table-cell table:formula="of:=IF([.A187]=90;65;[.A187]+1)" office:value-type="float" office:value="71" calcext:value-type="float">
            <text:p>71</text:p>
          </table:table-cell>
          <table:table-cell table:formula="of:=COM.MICROSOFT.CONCAT(&quot;G&quot;;CHAR([.A188]))" office:value-type="string" office:string-value="GG" calcext:value-type="string">
            <text:p>GG</text:p>
          </table:table-cell>
          <table:table-cell table:formula="of:=CONCATENATE([.B188];&quot;2*$&quot;;[.B188];&quot;$1+&quot;)" office:value-type="string" office:string-value="GG2*$GG$1+" calcext:value-type="string">
            <text:p>GG2*$GG$1+</text:p>
          </table:table-cell>
        </table:table-row>
        <table:table-row table:style-name="ro2">
          <table:table-cell table:formula="of:=IF([.A188]=90;65;[.A188]+1)" office:value-type="float" office:value="72" calcext:value-type="float">
            <text:p>72</text:p>
          </table:table-cell>
          <table:table-cell table:formula="of:=COM.MICROSOFT.CONCAT(&quot;G&quot;;CHAR([.A189]))" office:value-type="string" office:string-value="GH" calcext:value-type="string">
            <text:p>GH</text:p>
          </table:table-cell>
          <table:table-cell table:formula="of:=CONCATENATE([.B189];&quot;2*$&quot;;[.B189];&quot;$1+&quot;)" office:value-type="string" office:string-value="GH2*$GH$1+" calcext:value-type="string">
            <text:p>GH2*$GH$1+</text:p>
          </table:table-cell>
        </table:table-row>
        <table:table-row table:style-name="ro2">
          <table:table-cell table:formula="of:=IF([.A189]=90;65;[.A189]+1)" office:value-type="float" office:value="73" calcext:value-type="float">
            <text:p>73</text:p>
          </table:table-cell>
          <table:table-cell table:formula="of:=COM.MICROSOFT.CONCAT(&quot;G&quot;;CHAR([.A190]))" office:value-type="string" office:string-value="GI" calcext:value-type="string">
            <text:p>GI</text:p>
          </table:table-cell>
          <table:table-cell table:formula="of:=CONCATENATE([.B190];&quot;2*$&quot;;[.B190];&quot;$1+&quot;)" office:value-type="string" office:string-value="GI2*$GI$1+" calcext:value-type="string">
            <text:p>GI2*$GI$1+</text:p>
          </table:table-cell>
        </table:table-row>
        <table:table-row table:style-name="ro2">
          <table:table-cell table:formula="of:=IF([.A190]=90;65;[.A190]+1)" office:value-type="float" office:value="74" calcext:value-type="float">
            <text:p>74</text:p>
          </table:table-cell>
          <table:table-cell table:formula="of:=COM.MICROSOFT.CONCAT(&quot;G&quot;;CHAR([.A191]))" office:value-type="string" office:string-value="GJ" calcext:value-type="string">
            <text:p>GJ</text:p>
          </table:table-cell>
          <table:table-cell table:formula="of:=CONCATENATE([.B191];&quot;2*$&quot;;[.B191];&quot;$1+&quot;)" office:value-type="string" office:string-value="GJ2*$GJ$1+" calcext:value-type="string">
            <text:p>GJ2*$GJ$1+</text:p>
          </table:table-cell>
        </table:table-row>
        <table:table-row table:style-name="ro2">
          <table:table-cell table:formula="of:=IF([.A191]=90;65;[.A191]+1)" office:value-type="float" office:value="75" calcext:value-type="float">
            <text:p>75</text:p>
          </table:table-cell>
          <table:table-cell table:formula="of:=COM.MICROSOFT.CONCAT(&quot;G&quot;;CHAR([.A192]))" office:value-type="string" office:string-value="GK" calcext:value-type="string">
            <text:p>GK</text:p>
          </table:table-cell>
          <table:table-cell table:formula="of:=CONCATENATE([.B192];&quot;2*$&quot;;[.B192];&quot;$1+&quot;)" office:value-type="string" office:string-value="GK2*$GK$1+" calcext:value-type="string">
            <text:p>GK2*$GK$1+</text:p>
          </table:table-cell>
        </table:table-row>
        <table:table-row table:style-name="ro2">
          <table:table-cell table:formula="of:=IF([.A192]=90;65;[.A192]+1)" office:value-type="float" office:value="76" calcext:value-type="float">
            <text:p>76</text:p>
          </table:table-cell>
          <table:table-cell table:formula="of:=COM.MICROSOFT.CONCAT(&quot;G&quot;;CHAR([.A193]))" office:value-type="string" office:string-value="GL" calcext:value-type="string">
            <text:p>GL</text:p>
          </table:table-cell>
          <table:table-cell table:formula="of:=CONCATENATE([.B193];&quot;2*$&quot;;[.B193];&quot;$1+&quot;)" office:value-type="string" office:string-value="GL2*$GL$1+" calcext:value-type="string">
            <text:p>GL2*$GL$1+</text:p>
          </table:table-cell>
        </table:table-row>
        <table:table-row table:style-name="ro2">
          <table:table-cell table:formula="of:=IF([.A193]=90;65;[.A193]+1)" office:value-type="float" office:value="77" calcext:value-type="float">
            <text:p>77</text:p>
          </table:table-cell>
          <table:table-cell table:formula="of:=COM.MICROSOFT.CONCAT(&quot;G&quot;;CHAR([.A194]))" office:value-type="string" office:string-value="GM" calcext:value-type="string">
            <text:p>GM</text:p>
          </table:table-cell>
          <table:table-cell table:formula="of:=CONCATENATE([.B194];&quot;2*$&quot;;[.B194];&quot;$1+&quot;)" office:value-type="string" office:string-value="GM2*$GM$1+" calcext:value-type="string">
            <text:p>GM2*$GM$1+</text:p>
          </table:table-cell>
        </table:table-row>
        <table:table-row table:style-name="ro2">
          <table:table-cell table:formula="of:=IF([.A194]=90;65;[.A194]+1)" office:value-type="float" office:value="78" calcext:value-type="float">
            <text:p>78</text:p>
          </table:table-cell>
          <table:table-cell table:formula="of:=COM.MICROSOFT.CONCAT(&quot;G&quot;;CHAR([.A195]))" office:value-type="string" office:string-value="GN" calcext:value-type="string">
            <text:p>GN</text:p>
          </table:table-cell>
          <table:table-cell table:formula="of:=CONCATENATE([.B195];&quot;2*$&quot;;[.B195];&quot;$1+&quot;)" office:value-type="string" office:string-value="GN2*$GN$1+" calcext:value-type="string">
            <text:p>GN2*$GN$1+</text:p>
          </table:table-cell>
        </table:table-row>
        <table:table-row table:style-name="ro2">
          <table:table-cell table:formula="of:=IF([.A195]=90;65;[.A195]+1)" office:value-type="float" office:value="79" calcext:value-type="float">
            <text:p>79</text:p>
          </table:table-cell>
          <table:table-cell table:formula="of:=COM.MICROSOFT.CONCAT(&quot;G&quot;;CHAR([.A196]))" office:value-type="string" office:string-value="GO" calcext:value-type="string">
            <text:p>GO</text:p>
          </table:table-cell>
          <table:table-cell table:formula="of:=CONCATENATE([.B196];&quot;2*$&quot;;[.B196];&quot;$1+&quot;)" office:value-type="string" office:string-value="GO2*$GO$1+" calcext:value-type="string">
            <text:p>GO2*$GO$1+</text:p>
          </table:table-cell>
        </table:table-row>
        <table:table-row table:style-name="ro2">
          <table:table-cell table:formula="of:=IF([.A196]=90;65;[.A196]+1)" office:value-type="float" office:value="80" calcext:value-type="float">
            <text:p>80</text:p>
          </table:table-cell>
          <table:table-cell table:formula="of:=COM.MICROSOFT.CONCAT(&quot;G&quot;;CHAR([.A197]))" office:value-type="string" office:string-value="GP" calcext:value-type="string">
            <text:p>GP</text:p>
          </table:table-cell>
          <table:table-cell table:formula="of:=CONCATENATE([.B197];&quot;2*$&quot;;[.B197];&quot;$1+&quot;)" office:value-type="string" office:string-value="GP2*$GP$1+" calcext:value-type="string">
            <text:p>GP2*$GP$1+</text:p>
          </table:table-cell>
        </table:table-row>
        <table:table-row table:style-name="ro2">
          <table:table-cell table:formula="of:=IF([.A197]=90;65;[.A197]+1)" office:value-type="float" office:value="81" calcext:value-type="float">
            <text:p>81</text:p>
          </table:table-cell>
          <table:table-cell table:formula="of:=COM.MICROSOFT.CONCAT(&quot;G&quot;;CHAR([.A198]))" office:value-type="string" office:string-value="GQ" calcext:value-type="string">
            <text:p>GQ</text:p>
          </table:table-cell>
          <table:table-cell table:formula="of:=CONCATENATE([.B198];&quot;2*$&quot;;[.B198];&quot;$1+&quot;)" office:value-type="string" office:string-value="GQ2*$GQ$1+" calcext:value-type="string">
            <text:p>GQ2*$GQ$1+</text:p>
          </table:table-cell>
        </table:table-row>
        <table:table-row table:style-name="ro2">
          <table:table-cell table:formula="of:=IF([.A198]=90;65;[.A198]+1)" office:value-type="float" office:value="82" calcext:value-type="float">
            <text:p>82</text:p>
          </table:table-cell>
          <table:table-cell table:formula="of:=COM.MICROSOFT.CONCAT(&quot;G&quot;;CHAR([.A199]))" office:value-type="string" office:string-value="GR" calcext:value-type="string">
            <text:p>GR</text:p>
          </table:table-cell>
          <table:table-cell table:formula="of:=CONCATENATE([.B199];&quot;2*$&quot;;[.B199];&quot;$1+&quot;)" office:value-type="string" office:string-value="GR2*$GR$1+" calcext:value-type="string">
            <text:p>GR2*$GR$1+</text:p>
          </table:table-cell>
        </table:table-row>
        <table:table-row table:style-name="ro2">
          <table:table-cell table:formula="of:=IF([.A199]=90;65;[.A199]+1)" office:value-type="float" office:value="83" calcext:value-type="float">
            <text:p>83</text:p>
          </table:table-cell>
          <table:table-cell table:formula="of:=COM.MICROSOFT.CONCAT(&quot;G&quot;;CHAR([.A200]))" office:value-type="string" office:string-value="GS" calcext:value-type="string">
            <text:p>GS</text:p>
          </table:table-cell>
          <table:table-cell table:formula="of:=CONCATENATE([.B200];&quot;2*$&quot;;[.B200];&quot;$1+&quot;)" office:value-type="string" office:string-value="GS2*$GS$1+" calcext:value-type="string">
            <text:p>GS2*$GS$1+</text:p>
          </table:table-cell>
        </table:table-row>
        <table:table-row table:style-name="ro2">
          <table:table-cell table:formula="of:=IF([.A200]=90;65;[.A200]+1)" office:value-type="float" office:value="84" calcext:value-type="float">
            <text:p>84</text:p>
          </table:table-cell>
          <table:table-cell table:formula="of:=COM.MICROSOFT.CONCAT(&quot;G&quot;;CHAR([.A201]))" office:value-type="string" office:string-value="GT" calcext:value-type="string">
            <text:p>GT</text:p>
          </table:table-cell>
          <table:table-cell table:formula="of:=CONCATENATE([.B201];&quot;2*$&quot;;[.B201];&quot;$1+&quot;)" office:value-type="string" office:string-value="GT2*$GT$1+" calcext:value-type="string">
            <text:p>GT2*$GT$1+</text:p>
          </table:table-cell>
        </table:table-row>
        <table:table-row table:style-name="ro2">
          <table:table-cell table:formula="of:=IF([.A201]=90;65;[.A201]+1)" office:value-type="float" office:value="85" calcext:value-type="float">
            <text:p>85</text:p>
          </table:table-cell>
          <table:table-cell table:formula="of:=COM.MICROSOFT.CONCAT(&quot;G&quot;;CHAR([.A202]))" office:value-type="string" office:string-value="GU" calcext:value-type="string">
            <text:p>GU</text:p>
          </table:table-cell>
          <table:table-cell table:formula="of:=CONCATENATE([.B202];&quot;2*$&quot;;[.B202];&quot;$1+&quot;)" office:value-type="string" office:string-value="GU2*$GU$1+" calcext:value-type="string">
            <text:p>GU2*$GU$1+</text:p>
          </table:table-cell>
        </table:table-row>
        <table:table-row table:style-name="ro2">
          <table:table-cell table:formula="of:=IF([.A202]=90;65;[.A202]+1)" office:value-type="float" office:value="86" calcext:value-type="float">
            <text:p>86</text:p>
          </table:table-cell>
          <table:table-cell table:formula="of:=COM.MICROSOFT.CONCAT(&quot;G&quot;;CHAR([.A203]))" office:value-type="string" office:string-value="GV" calcext:value-type="string">
            <text:p>GV</text:p>
          </table:table-cell>
          <table:table-cell table:formula="of:=CONCATENATE([.B203];&quot;2*$&quot;;[.B203];&quot;$1+&quot;)" office:value-type="string" office:string-value="GV2*$GV$1+" calcext:value-type="string">
            <text:p>GV2*$GV$1+</text:p>
          </table:table-cell>
        </table:table-row>
        <table:table-row table:style-name="ro2">
          <table:table-cell table:formula="of:=IF([.A203]=90;65;[.A203]+1)" office:value-type="float" office:value="87" calcext:value-type="float">
            <text:p>87</text:p>
          </table:table-cell>
          <table:table-cell table:formula="of:=COM.MICROSOFT.CONCAT(&quot;G&quot;;CHAR([.A204]))" office:value-type="string" office:string-value="GW" calcext:value-type="string">
            <text:p>GW</text:p>
          </table:table-cell>
          <table:table-cell table:formula="of:=CONCATENATE([.B204];&quot;2*$&quot;;[.B204];&quot;$1+&quot;)" office:value-type="string" office:string-value="GW2*$GW$1+" calcext:value-type="string">
            <text:p>GW2*$GW$1+</text:p>
          </table:table-cell>
        </table:table-row>
        <table:table-row table:style-name="ro2">
          <table:table-cell table:formula="of:=IF([.A204]=90;65;[.A204]+1)" office:value-type="float" office:value="88" calcext:value-type="float">
            <text:p>88</text:p>
          </table:table-cell>
          <table:table-cell table:formula="of:=COM.MICROSOFT.CONCAT(&quot;G&quot;;CHAR([.A205]))" office:value-type="string" office:string-value="GX" calcext:value-type="string">
            <text:p>GX</text:p>
          </table:table-cell>
          <table:table-cell table:formula="of:=CONCATENATE([.B205];&quot;2*$&quot;;[.B205];&quot;$1+&quot;)" office:value-type="string" office:string-value="GX2*$GX$1+" calcext:value-type="string">
            <text:p>GX2*$GX$1+</text:p>
          </table:table-cell>
        </table:table-row>
        <table:table-row table:style-name="ro2">
          <table:table-cell table:formula="of:=IF([.A205]=90;65;[.A205]+1)" office:value-type="float" office:value="89" calcext:value-type="float">
            <text:p>89</text:p>
          </table:table-cell>
          <table:table-cell table:formula="of:=COM.MICROSOFT.CONCAT(&quot;G&quot;;CHAR([.A206]))" office:value-type="string" office:string-value="GY" calcext:value-type="string">
            <text:p>GY</text:p>
          </table:table-cell>
          <table:table-cell table:formula="of:=CONCATENATE([.B206];&quot;2*$&quot;;[.B206];&quot;$1+&quot;)" office:value-type="string" office:string-value="GY2*$GY$1+" calcext:value-type="string">
            <text:p>GY2*$GY$1+</text:p>
          </table:table-cell>
        </table:table-row>
        <table:table-row table:style-name="ro2">
          <table:table-cell table:formula="of:=IF([.A206]=90;65;[.A206]+1)" office:value-type="float" office:value="90" calcext:value-type="float">
            <text:p>90</text:p>
          </table:table-cell>
          <table:table-cell table:formula="of:=COM.MICROSOFT.CONCAT(&quot;G&quot;;CHAR([.A207]))" office:value-type="string" office:string-value="GZ" calcext:value-type="string">
            <text:p>GZ</text:p>
          </table:table-cell>
          <table:table-cell table:formula="of:=CONCATENATE([.B207];&quot;2*$&quot;;[.B207];&quot;$1+&quot;)" office:value-type="string" office:string-value="GZ2*$GZ$1+" calcext:value-type="string">
            <text:p>GZ2*$GZ$1+</text:p>
          </table:table-cell>
        </table:table-row>
        <table:table-row table:style-name="ro2">
          <table:table-cell table:formula="of:=IF([.A207]=90;65;[.A207]+1)" office:value-type="float" office:value="65" calcext:value-type="float">
            <text:p>65</text:p>
          </table:table-cell>
          <table:table-cell table:formula="of:=COM.MICROSOFT.CONCAT(&quot;H&quot;;CHAR([.A208]))" office:value-type="string" office:string-value="HA" calcext:value-type="string">
            <text:p>HA</text:p>
          </table:table-cell>
          <table:table-cell table:formula="of:=CONCATENATE([.B208];&quot;2*$&quot;;[.B208];&quot;$1+&quot;)" office:value-type="string" office:string-value="HA2*$HA$1+" calcext:value-type="string">
            <text:p>HA2*$HA$1+</text:p>
          </table:table-cell>
        </table:table-row>
        <table:table-row table:style-name="ro2">
          <table:table-cell table:formula="of:=IF([.A208]=90;65;[.A208]+1)" office:value-type="float" office:value="66" calcext:value-type="float">
            <text:p>66</text:p>
          </table:table-cell>
          <table:table-cell table:formula="of:=COM.MICROSOFT.CONCAT(&quot;H&quot;;CHAR([.A209]))" office:value-type="string" office:string-value="HB" calcext:value-type="string">
            <text:p>HB</text:p>
          </table:table-cell>
          <table:table-cell table:formula="of:=CONCATENATE([.B209];&quot;2*$&quot;;[.B209];&quot;$1+&quot;)" office:value-type="string" office:string-value="HB2*$HB$1+" calcext:value-type="string">
            <text:p>HB2*$HB$1+</text:p>
          </table:table-cell>
        </table:table-row>
        <table:table-row table:style-name="ro2">
          <table:table-cell table:formula="of:=IF([.A209]=90;65;[.A209]+1)" office:value-type="float" office:value="67" calcext:value-type="float">
            <text:p>67</text:p>
          </table:table-cell>
          <table:table-cell table:formula="of:=COM.MICROSOFT.CONCAT(&quot;H&quot;;CHAR([.A210]))" office:value-type="string" office:string-value="HC" calcext:value-type="string">
            <text:p>HC</text:p>
          </table:table-cell>
          <table:table-cell table:formula="of:=CONCATENATE([.B210];&quot;2*$&quot;;[.B210];&quot;$1+&quot;)" office:value-type="string" office:string-value="HC2*$HC$1+" calcext:value-type="string">
            <text:p>HC2*$HC$1+</text:p>
          </table:table-cell>
        </table:table-row>
        <table:table-row table:style-name="ro2">
          <table:table-cell table:formula="of:=IF([.A210]=90;65;[.A210]+1)" office:value-type="float" office:value="68" calcext:value-type="float">
            <text:p>68</text:p>
          </table:table-cell>
          <table:table-cell table:formula="of:=COM.MICROSOFT.CONCAT(&quot;H&quot;;CHAR([.A211]))" office:value-type="string" office:string-value="HD" calcext:value-type="string">
            <text:p>HD</text:p>
          </table:table-cell>
          <table:table-cell table:formula="of:=CONCATENATE([.B211];&quot;2*$&quot;;[.B211];&quot;$1+&quot;)" office:value-type="string" office:string-value="HD2*$HD$1+" calcext:value-type="string">
            <text:p>HD2*$HD$1+</text:p>
          </table:table-cell>
        </table:table-row>
        <table:table-row table:style-name="ro2">
          <table:table-cell table:formula="of:=IF([.A211]=90;65;[.A211]+1)" office:value-type="float" office:value="69" calcext:value-type="float">
            <text:p>69</text:p>
          </table:table-cell>
          <table:table-cell table:formula="of:=COM.MICROSOFT.CONCAT(&quot;H&quot;;CHAR([.A212]))" office:value-type="string" office:string-value="HE" calcext:value-type="string">
            <text:p>HE</text:p>
          </table:table-cell>
          <table:table-cell table:formula="of:=CONCATENATE([.B212];&quot;2*$&quot;;[.B212];&quot;$1+&quot;)" office:value-type="string" office:string-value="HE2*$HE$1+" calcext:value-type="string">
            <text:p>HE2*$HE$1+</text:p>
          </table:table-cell>
        </table:table-row>
        <table:table-row table:style-name="ro2">
          <table:table-cell table:formula="of:=IF([.A212]=90;65;[.A212]+1)" office:value-type="float" office:value="70" calcext:value-type="float">
            <text:p>70</text:p>
          </table:table-cell>
          <table:table-cell table:formula="of:=COM.MICROSOFT.CONCAT(&quot;H&quot;;CHAR([.A213]))" office:value-type="string" office:string-value="HF" calcext:value-type="string">
            <text:p>HF</text:p>
          </table:table-cell>
          <table:table-cell table:formula="of:=CONCATENATE([.B213];&quot;2*$&quot;;[.B213];&quot;$1+&quot;)" office:value-type="string" office:string-value="HF2*$HF$1+" calcext:value-type="string">
            <text:p>HF2*$HF$1+</text:p>
          </table:table-cell>
        </table:table-row>
        <table:table-row table:style-name="ro2">
          <table:table-cell table:formula="of:=IF([.A213]=90;65;[.A213]+1)" office:value-type="float" office:value="71" calcext:value-type="float">
            <text:p>71</text:p>
          </table:table-cell>
          <table:table-cell table:formula="of:=COM.MICROSOFT.CONCAT(&quot;H&quot;;CHAR([.A214]))" office:value-type="string" office:string-value="HG" calcext:value-type="string">
            <text:p>HG</text:p>
          </table:table-cell>
          <table:table-cell table:formula="of:=CONCATENATE([.B214];&quot;2*$&quot;;[.B214];&quot;$1+&quot;)" office:value-type="string" office:string-value="HG2*$HG$1+" calcext:value-type="string">
            <text:p>HG2*$HG$1+</text:p>
          </table:table-cell>
        </table:table-row>
        <table:table-row table:style-name="ro2">
          <table:table-cell table:formula="of:=IF([.A214]=90;65;[.A214]+1)" office:value-type="float" office:value="72" calcext:value-type="float">
            <text:p>72</text:p>
          </table:table-cell>
          <table:table-cell table:formula="of:=COM.MICROSOFT.CONCAT(&quot;H&quot;;CHAR([.A215]))" office:value-type="string" office:string-value="HH" calcext:value-type="string">
            <text:p>HH</text:p>
          </table:table-cell>
          <table:table-cell table:formula="of:=CONCATENATE([.B215];&quot;2*$&quot;;[.B215];&quot;$1+&quot;)" office:value-type="string" office:string-value="HH2*$HH$1+" calcext:value-type="string">
            <text:p>HH2*$HH$1+</text:p>
          </table:table-cell>
        </table:table-row>
        <table:table-row table:style-name="ro2">
          <table:table-cell table:formula="of:=IF([.A215]=90;65;[.A215]+1)" office:value-type="float" office:value="73" calcext:value-type="float">
            <text:p>73</text:p>
          </table:table-cell>
          <table:table-cell table:formula="of:=COM.MICROSOFT.CONCAT(&quot;H&quot;;CHAR([.A216]))" office:value-type="string" office:string-value="HI" calcext:value-type="string">
            <text:p>HI</text:p>
          </table:table-cell>
          <table:table-cell table:formula="of:=CONCATENATE([.B216];&quot;2*$&quot;;[.B216];&quot;$1+&quot;)" office:value-type="string" office:string-value="HI2*$HI$1+" calcext:value-type="string">
            <text:p>HI2*$HI$1+</text:p>
          </table:table-cell>
        </table:table-row>
        <table:table-row table:style-name="ro2">
          <table:table-cell table:formula="of:=IF([.A216]=90;65;[.A216]+1)" office:value-type="float" office:value="74" calcext:value-type="float">
            <text:p>74</text:p>
          </table:table-cell>
          <table:table-cell table:formula="of:=COM.MICROSOFT.CONCAT(&quot;H&quot;;CHAR([.A217]))" office:value-type="string" office:string-value="HJ" calcext:value-type="string">
            <text:p>HJ</text:p>
          </table:table-cell>
          <table:table-cell table:formula="of:=CONCATENATE([.B217];&quot;2*$&quot;;[.B217];&quot;$1+&quot;)" office:value-type="string" office:string-value="HJ2*$HJ$1+" calcext:value-type="string">
            <text:p>HJ2*$HJ$1+</text:p>
          </table:table-cell>
        </table:table-row>
        <table:table-row table:style-name="ro2">
          <table:table-cell table:formula="of:=IF([.A217]=90;65;[.A217]+1)" office:value-type="float" office:value="75" calcext:value-type="float">
            <text:p>75</text:p>
          </table:table-cell>
          <table:table-cell table:formula="of:=COM.MICROSOFT.CONCAT(&quot;H&quot;;CHAR([.A218]))" office:value-type="string" office:string-value="HK" calcext:value-type="string">
            <text:p>HK</text:p>
          </table:table-cell>
          <table:table-cell table:formula="of:=CONCATENATE([.B218];&quot;2*$&quot;;[.B218];&quot;$1+&quot;)" office:value-type="string" office:string-value="HK2*$HK$1+" calcext:value-type="string">
            <text:p>HK2*$HK$1+</text:p>
          </table:table-cell>
        </table:table-row>
        <table:table-row table:style-name="ro2">
          <table:table-cell table:formula="of:=IF([.A218]=90;65;[.A218]+1)" office:value-type="float" office:value="76" calcext:value-type="float">
            <text:p>76</text:p>
          </table:table-cell>
          <table:table-cell table:formula="of:=COM.MICROSOFT.CONCAT(&quot;H&quot;;CHAR([.A219]))" office:value-type="string" office:string-value="HL" calcext:value-type="string">
            <text:p>HL</text:p>
          </table:table-cell>
          <table:table-cell table:formula="of:=CONCATENATE([.B219];&quot;2*$&quot;;[.B219];&quot;$1+&quot;)" office:value-type="string" office:string-value="HL2*$HL$1+" calcext:value-type="string">
            <text:p>HL2*$HL$1+</text:p>
          </table:table-cell>
        </table:table-row>
        <table:table-row table:style-name="ro2">
          <table:table-cell table:formula="of:=IF([.A219]=90;65;[.A219]+1)" office:value-type="float" office:value="77" calcext:value-type="float">
            <text:p>77</text:p>
          </table:table-cell>
          <table:table-cell table:formula="of:=COM.MICROSOFT.CONCAT(&quot;H&quot;;CHAR([.A220]))" office:value-type="string" office:string-value="HM" calcext:value-type="string">
            <text:p>HM</text:p>
          </table:table-cell>
          <table:table-cell table:formula="of:=CONCATENATE([.B220];&quot;2*$&quot;;[.B220];&quot;$1+&quot;)" office:value-type="string" office:string-value="HM2*$HM$1+" calcext:value-type="string">
            <text:p>HM2*$HM$1+</text:p>
          </table:table-cell>
        </table:table-row>
        <table:table-row table:style-name="ro2">
          <table:table-cell table:formula="of:=IF([.A220]=90;65;[.A220]+1)" office:value-type="float" office:value="78" calcext:value-type="float">
            <text:p>78</text:p>
          </table:table-cell>
          <table:table-cell table:formula="of:=COM.MICROSOFT.CONCAT(&quot;H&quot;;CHAR([.A221]))" office:value-type="string" office:string-value="HN" calcext:value-type="string">
            <text:p>HN</text:p>
          </table:table-cell>
          <table:table-cell table:formula="of:=CONCATENATE([.B221];&quot;2*$&quot;;[.B221];&quot;$1+&quot;)" office:value-type="string" office:string-value="HN2*$HN$1+" calcext:value-type="string">
            <text:p>HN2*$HN$1+</text:p>
          </table:table-cell>
        </table:table-row>
        <table:table-row table:style-name="ro2">
          <table:table-cell table:formula="of:=IF([.A221]=90;65;[.A221]+1)" office:value-type="float" office:value="79" calcext:value-type="float">
            <text:p>79</text:p>
          </table:table-cell>
          <table:table-cell table:formula="of:=COM.MICROSOFT.CONCAT(&quot;H&quot;;CHAR([.A222]))" office:value-type="string" office:string-value="HO" calcext:value-type="string">
            <text:p>HO</text:p>
          </table:table-cell>
          <table:table-cell table:formula="of:=CONCATENATE([.B222];&quot;2*$&quot;;[.B222];&quot;$1+&quot;)" office:value-type="string" office:string-value="HO2*$HO$1+" calcext:value-type="string">
            <text:p>HO2*$HO$1+</text:p>
          </table:table-cell>
        </table:table-row>
        <table:table-row table:style-name="ro2">
          <table:table-cell table:formula="of:=IF([.A222]=90;65;[.A222]+1)" office:value-type="float" office:value="80" calcext:value-type="float">
            <text:p>80</text:p>
          </table:table-cell>
          <table:table-cell table:formula="of:=COM.MICROSOFT.CONCAT(&quot;H&quot;;CHAR([.A223]))" office:value-type="string" office:string-value="HP" calcext:value-type="string">
            <text:p>HP</text:p>
          </table:table-cell>
          <table:table-cell table:formula="of:=CONCATENATE([.B223];&quot;2*$&quot;;[.B223];&quot;$1+&quot;)" office:value-type="string" office:string-value="HP2*$HP$1+" calcext:value-type="string">
            <text:p>HP2*$HP$1+</text:p>
          </table:table-cell>
        </table:table-row>
        <table:table-row table:style-name="ro2">
          <table:table-cell table:formula="of:=IF([.A223]=90;65;[.A223]+1)" office:value-type="float" office:value="81" calcext:value-type="float">
            <text:p>81</text:p>
          </table:table-cell>
          <table:table-cell table:formula="of:=COM.MICROSOFT.CONCAT(&quot;H&quot;;CHAR([.A224]))" office:value-type="string" office:string-value="HQ" calcext:value-type="string">
            <text:p>HQ</text:p>
          </table:table-cell>
          <table:table-cell table:formula="of:=CONCATENATE([.B224];&quot;2*$&quot;;[.B224];&quot;$1+&quot;)" office:value-type="string" office:string-value="HQ2*$HQ$1+" calcext:value-type="string">
            <text:p>HQ2*$HQ$1+</text:p>
          </table:table-cell>
        </table:table-row>
        <table:table-row table:style-name="ro2">
          <table:table-cell table:formula="of:=IF([.A224]=90;65;[.A224]+1)" office:value-type="float" office:value="82" calcext:value-type="float">
            <text:p>82</text:p>
          </table:table-cell>
          <table:table-cell table:formula="of:=COM.MICROSOFT.CONCAT(&quot;H&quot;;CHAR([.A225]))" office:value-type="string" office:string-value="HR" calcext:value-type="string">
            <text:p>HR</text:p>
          </table:table-cell>
          <table:table-cell table:formula="of:=CONCATENATE([.B225];&quot;2*$&quot;;[.B225];&quot;$1+&quot;)" office:value-type="string" office:string-value="HR2*$HR$1+" calcext:value-type="string">
            <text:p>HR2*$HR$1+</text:p>
          </table:table-cell>
        </table:table-row>
        <table:table-row table:style-name="ro2">
          <table:table-cell table:formula="of:=IF([.A225]=90;65;[.A225]+1)" office:value-type="float" office:value="83" calcext:value-type="float">
            <text:p>83</text:p>
          </table:table-cell>
          <table:table-cell table:formula="of:=COM.MICROSOFT.CONCAT(&quot;H&quot;;CHAR([.A226]))" office:value-type="string" office:string-value="HS" calcext:value-type="string">
            <text:p>HS</text:p>
          </table:table-cell>
          <table:table-cell table:formula="of:=CONCATENATE([.B226];&quot;2*$&quot;;[.B226];&quot;$1+&quot;)" office:value-type="string" office:string-value="HS2*$HS$1+" calcext:value-type="string">
            <text:p>HS2*$HS$1+</text:p>
          </table:table-cell>
        </table:table-row>
        <table:table-row table:style-name="ro2">
          <table:table-cell table:formula="of:=IF([.A226]=90;65;[.A226]+1)" office:value-type="float" office:value="84" calcext:value-type="float">
            <text:p>84</text:p>
          </table:table-cell>
          <table:table-cell table:formula="of:=COM.MICROSOFT.CONCAT(&quot;H&quot;;CHAR([.A227]))" office:value-type="string" office:string-value="HT" calcext:value-type="string">
            <text:p>HT</text:p>
          </table:table-cell>
          <table:table-cell table:formula="of:=CONCATENATE([.B227];&quot;2*$&quot;;[.B227];&quot;$1+&quot;)" office:value-type="string" office:string-value="HT2*$HT$1+" calcext:value-type="string">
            <text:p>HT2*$HT$1+</text:p>
          </table:table-cell>
        </table:table-row>
        <table:table-row table:style-name="ro2">
          <table:table-cell table:formula="of:=IF([.A227]=90;65;[.A227]+1)" office:value-type="float" office:value="85" calcext:value-type="float">
            <text:p>85</text:p>
          </table:table-cell>
          <table:table-cell table:formula="of:=COM.MICROSOFT.CONCAT(&quot;H&quot;;CHAR([.A228]))" office:value-type="string" office:string-value="HU" calcext:value-type="string">
            <text:p>HU</text:p>
          </table:table-cell>
          <table:table-cell table:formula="of:=CONCATENATE([.B228];&quot;2*$&quot;;[.B228];&quot;$1+&quot;)" office:value-type="string" office:string-value="HU2*$HU$1+" calcext:value-type="string">
            <text:p>HU2*$HU$1+</text:p>
          </table:table-cell>
        </table:table-row>
        <table:table-row table:style-name="ro2">
          <table:table-cell table:formula="of:=IF([.A228]=90;65;[.A228]+1)" office:value-type="float" office:value="86" calcext:value-type="float">
            <text:p>86</text:p>
          </table:table-cell>
          <table:table-cell table:formula="of:=COM.MICROSOFT.CONCAT(&quot;H&quot;;CHAR([.A229]))" office:value-type="string" office:string-value="HV" calcext:value-type="string">
            <text:p>HV</text:p>
          </table:table-cell>
          <table:table-cell table:formula="of:=CONCATENATE([.B229];&quot;2*$&quot;;[.B229];&quot;$1+&quot;)" office:value-type="string" office:string-value="HV2*$HV$1+" calcext:value-type="string">
            <text:p>HV2*$HV$1+</text:p>
          </table:table-cell>
        </table:table-row>
        <table:table-row table:style-name="ro2">
          <table:table-cell table:formula="of:=IF([.A229]=90;65;[.A229]+1)" office:value-type="float" office:value="87" calcext:value-type="float">
            <text:p>87</text:p>
          </table:table-cell>
          <table:table-cell table:formula="of:=COM.MICROSOFT.CONCAT(&quot;H&quot;;CHAR([.A230]))" office:value-type="string" office:string-value="HW" calcext:value-type="string">
            <text:p>HW</text:p>
          </table:table-cell>
          <table:table-cell table:formula="of:=CONCATENATE([.B230];&quot;2*$&quot;;[.B230];&quot;$1+&quot;)" office:value-type="string" office:string-value="HW2*$HW$1+" calcext:value-type="string">
            <text:p>HW2*$HW$1+</text:p>
          </table:table-cell>
        </table:table-row>
        <table:table-row table:style-name="ro2">
          <table:table-cell table:formula="of:=IF([.A230]=90;65;[.A230]+1)" office:value-type="float" office:value="88" calcext:value-type="float">
            <text:p>88</text:p>
          </table:table-cell>
          <table:table-cell table:formula="of:=COM.MICROSOFT.CONCAT(&quot;H&quot;;CHAR([.A231]))" office:value-type="string" office:string-value="HX" calcext:value-type="string">
            <text:p>HX</text:p>
          </table:table-cell>
          <table:table-cell table:formula="of:=CONCATENATE([.B231];&quot;2*$&quot;;[.B231];&quot;$1+&quot;)" office:value-type="string" office:string-value="HX2*$HX$1+" calcext:value-type="string">
            <text:p>HX2*$HX$1+</text:p>
          </table:table-cell>
        </table:table-row>
        <table:table-row table:style-name="ro2">
          <table:table-cell table:formula="of:=IF([.A231]=90;65;[.A231]+1)" office:value-type="float" office:value="89" calcext:value-type="float">
            <text:p>89</text:p>
          </table:table-cell>
          <table:table-cell table:formula="of:=COM.MICROSOFT.CONCAT(&quot;H&quot;;CHAR([.A232]))" office:value-type="string" office:string-value="HY" calcext:value-type="string">
            <text:p>HY</text:p>
          </table:table-cell>
          <table:table-cell table:formula="of:=CONCATENATE([.B232];&quot;2*$&quot;;[.B232];&quot;$1+&quot;)" office:value-type="string" office:string-value="HY2*$HY$1+" calcext:value-type="string">
            <text:p>HY2*$HY$1+</text:p>
          </table:table-cell>
        </table:table-row>
        <table:table-row table:style-name="ro2">
          <table:table-cell table:formula="of:=IF([.A232]=90;65;[.A232]+1)" office:value-type="float" office:value="90" calcext:value-type="float">
            <text:p>90</text:p>
          </table:table-cell>
          <table:table-cell table:formula="of:=COM.MICROSOFT.CONCAT(&quot;H&quot;;CHAR([.A233]))" office:value-type="string" office:string-value="HZ" calcext:value-type="string">
            <text:p>HZ</text:p>
          </table:table-cell>
          <table:table-cell table:formula="of:=CONCATENATE([.B233];&quot;2*$&quot;;[.B233];&quot;$1+&quot;)" office:value-type="string" office:string-value="HZ2*$HZ$1+" calcext:value-type="string">
            <text:p>HZ2*$HZ$1+</text:p>
          </table:table-cell>
        </table:table-row>
        <table:table-row table:style-name="ro2">
          <table:table-cell table:formula="of:=IF([.A233]=90;65;[.A233]+1)" office:value-type="float" office:value="65" calcext:value-type="float">
            <text:p>65</text:p>
          </table:table-cell>
          <table:table-cell table:formula="of:=COM.MICROSOFT.CONCAT(&quot;I&quot;;CHAR([.A234]))" office:value-type="string" office:string-value="IA" calcext:value-type="string">
            <text:p>IA</text:p>
          </table:table-cell>
          <table:table-cell table:formula="of:=CONCATENATE([.B234];&quot;2*$&quot;;[.B234];&quot;$1+&quot;)" office:value-type="string" office:string-value="IA2*$IA$1+" calcext:value-type="string">
            <text:p>IA2*$IA$1+</text:p>
          </table:table-cell>
        </table:table-row>
        <table:table-row table:style-name="ro2">
          <table:table-cell table:formula="of:=IF([.A234]=90;65;[.A234]+1)" office:value-type="float" office:value="66" calcext:value-type="float">
            <text:p>66</text:p>
          </table:table-cell>
          <table:table-cell table:formula="of:=COM.MICROSOFT.CONCAT(&quot;I&quot;;CHAR([.A235]))" office:value-type="string" office:string-value="IB" calcext:value-type="string">
            <text:p>IB</text:p>
          </table:table-cell>
          <table:table-cell table:formula="of:=CONCATENATE([.B235];&quot;2*$&quot;;[.B235];&quot;$1+&quot;)" office:value-type="string" office:string-value="IB2*$IB$1+" calcext:value-type="string">
            <text:p>IB2*$IB$1+</text:p>
          </table:table-cell>
        </table:table-row>
        <table:table-row table:style-name="ro2">
          <table:table-cell table:formula="of:=IF([.A235]=90;65;[.A235]+1)" office:value-type="float" office:value="67" calcext:value-type="float">
            <text:p>67</text:p>
          </table:table-cell>
          <table:table-cell table:formula="of:=COM.MICROSOFT.CONCAT(&quot;I&quot;;CHAR([.A236]))" office:value-type="string" office:string-value="IC" calcext:value-type="string">
            <text:p>IC</text:p>
          </table:table-cell>
          <table:table-cell table:formula="of:=CONCATENATE([.B236];&quot;2*$&quot;;[.B236];&quot;$1+&quot;)" office:value-type="string" office:string-value="IC2*$IC$1+" calcext:value-type="string">
            <text:p>IC2*$IC$1+</text:p>
          </table:table-cell>
        </table:table-row>
        <table:table-row table:style-name="ro2">
          <table:table-cell table:formula="of:=IF([.A236]=90;65;[.A236]+1)" office:value-type="float" office:value="68" calcext:value-type="float">
            <text:p>68</text:p>
          </table:table-cell>
          <table:table-cell table:formula="of:=COM.MICROSOFT.CONCAT(&quot;I&quot;;CHAR([.A237]))" office:value-type="string" office:string-value="ID" calcext:value-type="string">
            <text:p>ID</text:p>
          </table:table-cell>
          <table:table-cell table:formula="of:=CONCATENATE([.B237];&quot;2*$&quot;;[.B237];&quot;$1+&quot;)" office:value-type="string" office:string-value="ID2*$ID$1+" calcext:value-type="string">
            <text:p>ID2*$ID$1+</text:p>
          </table:table-cell>
        </table:table-row>
        <table:table-row table:style-name="ro2">
          <table:table-cell table:formula="of:=IF([.A237]=90;65;[.A237]+1)" office:value-type="float" office:value="69" calcext:value-type="float">
            <text:p>69</text:p>
          </table:table-cell>
          <table:table-cell table:formula="of:=COM.MICROSOFT.CONCAT(&quot;I&quot;;CHAR([.A238]))" office:value-type="string" office:string-value="IE" calcext:value-type="string">
            <text:p>IE</text:p>
          </table:table-cell>
          <table:table-cell table:formula="of:=CONCATENATE([.B238];&quot;2*$&quot;;[.B238];&quot;$1+&quot;)" office:value-type="string" office:string-value="IE2*$IE$1+" calcext:value-type="string">
            <text:p>IE2*$IE$1+</text:p>
          </table:table-cell>
        </table:table-row>
        <table:table-row table:style-name="ro2">
          <table:table-cell table:formula="of:=IF([.A238]=90;65;[.A238]+1)" office:value-type="float" office:value="70" calcext:value-type="float">
            <text:p>70</text:p>
          </table:table-cell>
          <table:table-cell table:formula="of:=COM.MICROSOFT.CONCAT(&quot;I&quot;;CHAR([.A239]))" office:value-type="string" office:string-value="IF" calcext:value-type="string">
            <text:p>IF</text:p>
          </table:table-cell>
          <table:table-cell table:formula="of:=CONCATENATE([.B239];&quot;2*$&quot;;[.B239];&quot;$1+&quot;)" office:value-type="string" office:string-value="IF2*$IF$1+" calcext:value-type="string">
            <text:p>IF2*$IF$1+</text:p>
          </table:table-cell>
        </table:table-row>
        <table:table-row table:style-name="ro2">
          <table:table-cell table:formula="of:=IF([.A239]=90;65;[.A239]+1)" office:value-type="float" office:value="71" calcext:value-type="float">
            <text:p>71</text:p>
          </table:table-cell>
          <table:table-cell table:formula="of:=COM.MICROSOFT.CONCAT(&quot;I&quot;;CHAR([.A240]))" office:value-type="string" office:string-value="IG" calcext:value-type="string">
            <text:p>IG</text:p>
          </table:table-cell>
          <table:table-cell table:formula="of:=CONCATENATE([.B240];&quot;2*$&quot;;[.B240];&quot;$1+&quot;)" office:value-type="string" office:string-value="IG2*$IG$1+" calcext:value-type="string">
            <text:p>IG2*$IG$1+</text:p>
          </table:table-cell>
        </table:table-row>
        <table:table-row table:style-name="ro2">
          <table:table-cell table:formula="of:=IF([.A240]=90;65;[.A240]+1)" office:value-type="float" office:value="72" calcext:value-type="float">
            <text:p>72</text:p>
          </table:table-cell>
          <table:table-cell table:formula="of:=COM.MICROSOFT.CONCAT(&quot;I&quot;;CHAR([.A241]))" office:value-type="string" office:string-value="IH" calcext:value-type="string">
            <text:p>IH</text:p>
          </table:table-cell>
          <table:table-cell table:formula="of:=CONCATENATE([.B241];&quot;2*$&quot;;[.B241];&quot;$1+&quot;)" office:value-type="string" office:string-value="IH2*$IH$1+" calcext:value-type="string">
            <text:p>IH2*$IH$1+</text:p>
          </table:table-cell>
        </table:table-row>
        <table:table-row table:style-name="ro2">
          <table:table-cell table:formula="of:=IF([.A241]=90;65;[.A241]+1)" office:value-type="float" office:value="73" calcext:value-type="float">
            <text:p>73</text:p>
          </table:table-cell>
          <table:table-cell table:formula="of:=COM.MICROSOFT.CONCAT(&quot;I&quot;;CHAR([.A242]))" office:value-type="string" office:string-value="II" calcext:value-type="string">
            <text:p>II</text:p>
          </table:table-cell>
          <table:table-cell table:formula="of:=CONCATENATE([.B242];&quot;2*$&quot;;[.B242];&quot;$1+&quot;)" office:value-type="string" office:string-value="II2*$II$1+" calcext:value-type="string">
            <text:p>II2*$II$1+</text:p>
          </table:table-cell>
        </table:table-row>
        <table:table-row table:style-name="ro2">
          <table:table-cell table:formula="of:=IF([.A242]=90;65;[.A242]+1)" office:value-type="float" office:value="74" calcext:value-type="float">
            <text:p>74</text:p>
          </table:table-cell>
          <table:table-cell table:formula="of:=COM.MICROSOFT.CONCAT(&quot;I&quot;;CHAR([.A243]))" office:value-type="string" office:string-value="IJ" calcext:value-type="string">
            <text:p>IJ</text:p>
          </table:table-cell>
          <table:table-cell table:formula="of:=CONCATENATE([.B243];&quot;2*$&quot;;[.B243];&quot;$1+&quot;)" office:value-type="string" office:string-value="IJ2*$IJ$1+" calcext:value-type="string">
            <text:p>IJ2*$IJ$1+</text:p>
          </table:table-cell>
        </table:table-row>
        <table:table-row table:style-name="ro2">
          <table:table-cell table:formula="of:=IF([.A243]=90;65;[.A243]+1)" office:value-type="float" office:value="75" calcext:value-type="float">
            <text:p>75</text:p>
          </table:table-cell>
          <table:table-cell table:formula="of:=COM.MICROSOFT.CONCAT(&quot;I&quot;;CHAR([.A244]))" office:value-type="string" office:string-value="IK" calcext:value-type="string">
            <text:p>IK</text:p>
          </table:table-cell>
          <table:table-cell table:formula="of:=CONCATENATE([.B244];&quot;2*$&quot;;[.B244];&quot;$1+&quot;)" office:value-type="string" office:string-value="IK2*$IK$1+" calcext:value-type="string">
            <text:p>IK2*$IK$1+</text:p>
          </table:table-cell>
        </table:table-row>
        <table:table-row table:style-name="ro2">
          <table:table-cell table:formula="of:=IF([.A244]=90;65;[.A244]+1)" office:value-type="float" office:value="76" calcext:value-type="float">
            <text:p>76</text:p>
          </table:table-cell>
          <table:table-cell table:formula="of:=COM.MICROSOFT.CONCAT(&quot;I&quot;;CHAR([.A245]))" office:value-type="string" office:string-value="IL" calcext:value-type="string">
            <text:p>IL</text:p>
          </table:table-cell>
          <table:table-cell table:formula="of:=CONCATENATE([.B245];&quot;2*$&quot;;[.B245];&quot;$1+&quot;)" office:value-type="string" office:string-value="IL2*$IL$1+" calcext:value-type="string">
            <text:p>IL2*$IL$1+</text:p>
          </table:table-cell>
        </table:table-row>
        <table:table-row table:style-name="ro2">
          <table:table-cell table:formula="of:=IF([.A245]=90;65;[.A245]+1)" office:value-type="float" office:value="77" calcext:value-type="float">
            <text:p>77</text:p>
          </table:table-cell>
          <table:table-cell table:formula="of:=COM.MICROSOFT.CONCAT(&quot;I&quot;;CHAR([.A246]))" office:value-type="string" office:string-value="IM" calcext:value-type="string">
            <text:p>IM</text:p>
          </table:table-cell>
          <table:table-cell table:formula="of:=CONCATENATE([.B246];&quot;2*$&quot;;[.B246];&quot;$1+&quot;)" office:value-type="string" office:string-value="IM2*$IM$1+" calcext:value-type="string">
            <text:p>IM2*$IM$1+</text:p>
          </table:table-cell>
        </table:table-row>
        <table:table-row table:style-name="ro2">
          <table:table-cell table:formula="of:=IF([.A246]=90;65;[.A246]+1)" office:value-type="float" office:value="78" calcext:value-type="float">
            <text:p>78</text:p>
          </table:table-cell>
          <table:table-cell table:formula="of:=COM.MICROSOFT.CONCAT(&quot;I&quot;;CHAR([.A247]))" office:value-type="string" office:string-value="IN" calcext:value-type="string">
            <text:p>IN</text:p>
          </table:table-cell>
          <table:table-cell table:formula="of:=CONCATENATE([.B247];&quot;2*$&quot;;[.B247];&quot;$1+&quot;)" office:value-type="string" office:string-value="IN2*$IN$1+" calcext:value-type="string">
            <text:p>IN2*$IN$1+</text:p>
          </table:table-cell>
        </table:table-row>
        <table:table-row table:style-name="ro2">
          <table:table-cell table:formula="of:=IF([.A247]=90;65;[.A247]+1)" office:value-type="float" office:value="79" calcext:value-type="float">
            <text:p>79</text:p>
          </table:table-cell>
          <table:table-cell table:formula="of:=COM.MICROSOFT.CONCAT(&quot;I&quot;;CHAR([.A248]))" office:value-type="string" office:string-value="IO" calcext:value-type="string">
            <text:p>IO</text:p>
          </table:table-cell>
          <table:table-cell table:formula="of:=CONCATENATE([.B248];&quot;2*$&quot;;[.B248];&quot;$1+&quot;)" office:value-type="string" office:string-value="IO2*$IO$1+" calcext:value-type="string">
            <text:p>IO2*$IO$1+</text:p>
          </table:table-cell>
        </table:table-row>
        <table:table-row table:style-name="ro2">
          <table:table-cell table:formula="of:=IF([.A248]=90;65;[.A248]+1)" office:value-type="float" office:value="80" calcext:value-type="float">
            <text:p>80</text:p>
          </table:table-cell>
          <table:table-cell table:formula="of:=COM.MICROSOFT.CONCAT(&quot;I&quot;;CHAR([.A249]))" office:value-type="string" office:string-value="IP" calcext:value-type="string">
            <text:p>IP</text:p>
          </table:table-cell>
          <table:table-cell table:formula="of:=CONCATENATE([.B249];&quot;2*$&quot;;[.B249];&quot;$1+&quot;)" office:value-type="string" office:string-value="IP2*$IP$1+" calcext:value-type="string">
            <text:p>IP2*$IP$1+</text:p>
          </table:table-cell>
        </table:table-row>
        <table:table-row table:style-name="ro2">
          <table:table-cell table:formula="of:=IF([.A249]=90;65;[.A249]+1)" office:value-type="float" office:value="81" calcext:value-type="float">
            <text:p>81</text:p>
          </table:table-cell>
          <table:table-cell table:formula="of:=COM.MICROSOFT.CONCAT(&quot;I&quot;;CHAR([.A250]))" office:value-type="string" office:string-value="IQ" calcext:value-type="string">
            <text:p>IQ</text:p>
          </table:table-cell>
          <table:table-cell table:formula="of:=CONCATENATE([.B250];&quot;2*$&quot;;[.B250];&quot;$1+&quot;)" office:value-type="string" office:string-value="IQ2*$IQ$1+" calcext:value-type="string">
            <text:p>IQ2*$IQ$1+</text:p>
          </table:table-cell>
        </table:table-row>
        <table:table-row table:style-name="ro2">
          <table:table-cell table:formula="of:=IF([.A250]=90;65;[.A250]+1)" office:value-type="float" office:value="82" calcext:value-type="float">
            <text:p>82</text:p>
          </table:table-cell>
          <table:table-cell table:formula="of:=COM.MICROSOFT.CONCAT(&quot;I&quot;;CHAR([.A251]))" office:value-type="string" office:string-value="IR" calcext:value-type="string">
            <text:p>IR</text:p>
          </table:table-cell>
          <table:table-cell table:formula="of:=CONCATENATE([.B251];&quot;2*$&quot;;[.B251];&quot;$1+&quot;)" office:value-type="string" office:string-value="IR2*$IR$1+" calcext:value-type="string">
            <text:p>IR2*$IR$1+</text:p>
          </table:table-cell>
        </table:table-row>
        <table:table-row table:style-name="ro2">
          <table:table-cell table:formula="of:=IF([.A251]=90;65;[.A251]+1)" office:value-type="float" office:value="83" calcext:value-type="float">
            <text:p>83</text:p>
          </table:table-cell>
          <table:table-cell table:formula="of:=COM.MICROSOFT.CONCAT(&quot;I&quot;;CHAR([.A252]))" office:value-type="string" office:string-value="IS" calcext:value-type="string">
            <text:p>IS</text:p>
          </table:table-cell>
          <table:table-cell table:formula="of:=CONCATENATE([.B252];&quot;2*$&quot;;[.B252];&quot;$1+&quot;)" office:value-type="string" office:string-value="IS2*$IS$1+" calcext:value-type="string">
            <text:p>IS2*$IS$1+</text:p>
          </table:table-cell>
        </table:table-row>
        <table:table-row table:style-name="ro2">
          <table:table-cell table:formula="of:=IF([.A252]=90;65;[.A252]+1)" office:value-type="float" office:value="84" calcext:value-type="float">
            <text:p>84</text:p>
          </table:table-cell>
          <table:table-cell table:formula="of:=COM.MICROSOFT.CONCAT(&quot;I&quot;;CHAR([.A253]))" office:value-type="string" office:string-value="IT" calcext:value-type="string">
            <text:p>IT</text:p>
          </table:table-cell>
          <table:table-cell table:formula="of:=CONCATENATE([.B253];&quot;2*$&quot;;[.B253];&quot;$1+&quot;)" office:value-type="string" office:string-value="IT2*$IT$1+" calcext:value-type="string">
            <text:p>IT2*$IT$1+</text:p>
          </table:table-cell>
        </table:table-row>
        <table:table-row table:style-name="ro2">
          <table:table-cell table:formula="of:=IF([.A253]=90;65;[.A253]+1)" office:value-type="float" office:value="85" calcext:value-type="float">
            <text:p>85</text:p>
          </table:table-cell>
          <table:table-cell table:formula="of:=COM.MICROSOFT.CONCAT(&quot;I&quot;;CHAR([.A254]))" office:value-type="string" office:string-value="IU" calcext:value-type="string">
            <text:p>IU</text:p>
          </table:table-cell>
          <table:table-cell table:formula="of:=CONCATENATE([.B254];&quot;2*$&quot;;[.B254];&quot;$1+&quot;)" office:value-type="string" office:string-value="IU2*$IU$1+" calcext:value-type="string">
            <text:p>IU2*$IU$1+</text:p>
          </table:table-cell>
        </table:table-row>
        <table:table-row table:style-name="ro2">
          <table:table-cell table:formula="of:=IF([.A254]=90;65;[.A254]+1)" office:value-type="float" office:value="86" calcext:value-type="float">
            <text:p>86</text:p>
          </table:table-cell>
          <table:table-cell table:formula="of:=COM.MICROSOFT.CONCAT(&quot;I&quot;;CHAR([.A255]))" office:value-type="string" office:string-value="IV" calcext:value-type="string">
            <text:p>IV</text:p>
          </table:table-cell>
          <table:table-cell table:formula="of:=CONCATENATE([.B255];&quot;2*$&quot;;[.B255];&quot;$1+&quot;)" office:value-type="string" office:string-value="IV2*$IV$1+" calcext:value-type="string">
            <text:p>IV2*$IV$1+</text:p>
          </table:table-cell>
        </table:table-row>
        <table:table-row table:style-name="ro2">
          <table:table-cell table:formula="of:=IF([.A255]=90;65;[.A255]+1)" office:value-type="float" office:value="87" calcext:value-type="float">
            <text:p>87</text:p>
          </table:table-cell>
          <table:table-cell table:formula="of:=COM.MICROSOFT.CONCAT(&quot;I&quot;;CHAR([.A256]))" office:value-type="string" office:string-value="IW" calcext:value-type="string">
            <text:p>IW</text:p>
          </table:table-cell>
          <table:table-cell table:formula="of:=CONCATENATE([.B256];&quot;2*$&quot;;[.B256];&quot;$1+&quot;)" office:value-type="string" office:string-value="IW2*$IW$1+" calcext:value-type="string">
            <text:p>IW2*$IW$1+</text:p>
          </table:table-cell>
        </table:table-row>
        <table:table-row table:style-name="ro2">
          <table:table-cell table:formula="of:=IF([.A256]=90;65;[.A256]+1)" office:value-type="float" office:value="88" calcext:value-type="float">
            <text:p>88</text:p>
          </table:table-cell>
          <table:table-cell table:formula="of:=COM.MICROSOFT.CONCAT(&quot;I&quot;;CHAR([.A257]))" office:value-type="string" office:string-value="IX" calcext:value-type="string">
            <text:p>IX</text:p>
          </table:table-cell>
          <table:table-cell table:formula="of:=CONCATENATE([.B257];&quot;2*$&quot;;[.B257];&quot;$1+&quot;)" office:value-type="string" office:string-value="IX2*$IX$1+" calcext:value-type="string">
            <text:p>IX2*$IX$1+</text:p>
          </table:table-cell>
        </table:table-row>
        <table:table-row table:style-name="ro2">
          <table:table-cell table:formula="of:=IF([.A257]=90;65;[.A257]+1)" office:value-type="float" office:value="89" calcext:value-type="float">
            <text:p>89</text:p>
          </table:table-cell>
          <table:table-cell table:formula="of:=COM.MICROSOFT.CONCAT(&quot;I&quot;;CHAR([.A258]))" office:value-type="string" office:string-value="IY" calcext:value-type="string">
            <text:p>IY</text:p>
          </table:table-cell>
          <table:table-cell table:formula="of:=CONCATENATE([.B258];&quot;2*$&quot;;[.B258];&quot;$1+&quot;)" office:value-type="string" office:string-value="IY2*$IY$1+" calcext:value-type="string">
            <text:p>IY2*$IY$1+</text:p>
          </table:table-cell>
        </table:table-row>
        <table:table-row table:style-name="ro2">
          <table:table-cell table:formula="of:=IF([.A258]=90;65;[.A258]+1)" office:value-type="float" office:value="90" calcext:value-type="float">
            <text:p>90</text:p>
          </table:table-cell>
          <table:table-cell table:formula="of:=COM.MICROSOFT.CONCAT(&quot;I&quot;;CHAR([.A259]))" office:value-type="string" office:string-value="IZ" calcext:value-type="string">
            <text:p>IZ</text:p>
          </table:table-cell>
          <table:table-cell table:formula="of:=CONCATENATE([.B259];&quot;2*$&quot;;[.B259];&quot;$1+&quot;)" office:value-type="string" office:string-value="IZ2*$IZ$1+" calcext:value-type="string">
            <text:p>IZ2*$IZ$1+</text:p>
          </table:table-cell>
        </table:table-row>
        <table:table-row table:style-name="ro2">
          <table:table-cell table:formula="of:=IF([.A259]=90;65;[.A259]+1)" office:value-type="float" office:value="65" calcext:value-type="float">
            <text:p>65</text:p>
          </table:table-cell>
          <table:table-cell table:formula="of:=COM.MICROSOFT.CONCAT(&quot;I&quot;;CHAR([.A260]))" office:value-type="string" office:string-value="IA" calcext:value-type="string">
            <text:p>IA</text:p>
          </table:table-cell>
          <table:table-cell table:formula="of:=CONCATENATE([.B260];&quot;2*$&quot;;[.B260];&quot;$1+&quot;)" office:value-type="string" office:string-value="IA2*$IA$1+" calcext:value-type="string">
            <text:p>IA2*$IA$1+</text:p>
          </table:table-cell>
        </table:table-row>
        <table:table-row table:style-name="ro2">
          <table:table-cell table:formula="of:=IF([.A260]=90;65;[.A260]+1)" office:value-type="float" office:value="66" calcext:value-type="float">
            <text:p>66</text:p>
          </table:table-cell>
          <table:table-cell table:formula="of:=COM.MICROSOFT.CONCAT(&quot;I&quot;;CHAR([.A261]))" office:value-type="string" office:string-value="IB" calcext:value-type="string">
            <text:p>IB</text:p>
          </table:table-cell>
          <table:table-cell table:formula="of:=CONCATENATE([.B261];&quot;2*$&quot;;[.B261];&quot;$1+&quot;)" office:value-type="string" office:string-value="IB2*$IB$1+" calcext:value-type="string">
            <text:p>IB2*$IB$1+</text:p>
          </table:table-cell>
        </table:table-row>
        <table:table-row table:style-name="ro2">
          <table:table-cell table:formula="of:=IF([.A261]=90;65;[.A261]+1)" office:value-type="float" office:value="67" calcext:value-type="float">
            <text:p>67</text:p>
          </table:table-cell>
          <table:table-cell table:formula="of:=COM.MICROSOFT.CONCAT(&quot;I&quot;;CHAR([.A262]))" office:value-type="string" office:string-value="IC" calcext:value-type="string">
            <text:p>IC</text:p>
          </table:table-cell>
          <table:table-cell table:formula="of:=CONCATENATE([.B262];&quot;2*$&quot;;[.B262];&quot;$1+&quot;)" office:value-type="string" office:string-value="IC2*$IC$1+" calcext:value-type="string">
            <text:p>IC2*$IC$1+</text:p>
          </table:table-cell>
        </table:table-row>
        <table:table-row table:style-name="ro2">
          <table:table-cell table:formula="of:=IF([.A262]=90;65;[.A262]+1)" office:value-type="float" office:value="68" calcext:value-type="float">
            <text:p>68</text:p>
          </table:table-cell>
          <table:table-cell table:formula="of:=COM.MICROSOFT.CONCAT(&quot;I&quot;;CHAR([.A263]))" office:value-type="string" office:string-value="ID" calcext:value-type="string">
            <text:p>ID</text:p>
          </table:table-cell>
          <table:table-cell table:formula="of:=CONCATENATE([.B263];&quot;2*$&quot;;[.B263];&quot;$1+&quot;)" office:value-type="string" office:string-value="ID2*$ID$1+" calcext:value-type="string">
            <text:p>ID2*$ID$1+</text:p>
          </table:table-cell>
        </table:table-row>
        <table:table-row table:style-name="ro2">
          <table:table-cell table:formula="of:=IF([.A263]=90;65;[.A263]+1)" office:value-type="float" office:value="69" calcext:value-type="float">
            <text:p>69</text:p>
          </table:table-cell>
          <table:table-cell table:formula="of:=COM.MICROSOFT.CONCAT(&quot;I&quot;;CHAR([.A264]))" office:value-type="string" office:string-value="IE" calcext:value-type="string">
            <text:p>IE</text:p>
          </table:table-cell>
          <table:table-cell table:formula="of:=CONCATENATE([.B264];&quot;2*$&quot;;[.B264];&quot;$1+&quot;)" office:value-type="string" office:string-value="IE2*$IE$1+" calcext:value-type="string">
            <text:p>IE2*$IE$1+</text:p>
          </table:table-cell>
        </table:table-row>
        <table:table-row table:style-name="ro2">
          <table:table-cell table:formula="of:=IF([.A264]=90;65;[.A264]+1)" office:value-type="float" office:value="70" calcext:value-type="float">
            <text:p>70</text:p>
          </table:table-cell>
          <table:table-cell table:formula="of:=COM.MICROSOFT.CONCAT(&quot;I&quot;;CHAR([.A265]))" office:value-type="string" office:string-value="IF" calcext:value-type="string">
            <text:p>IF</text:p>
          </table:table-cell>
          <table:table-cell table:formula="of:=CONCATENATE([.B265];&quot;2*$&quot;;[.B265];&quot;$1+&quot;)" office:value-type="string" office:string-value="IF2*$IF$1+" calcext:value-type="string">
            <text:p>IF2*$IF$1+</text:p>
          </table:table-cell>
        </table:table-row>
        <table:table-row table:style-name="ro2">
          <table:table-cell table:formula="of:=IF([.A265]=90;65;[.A265]+1)" office:value-type="float" office:value="71" calcext:value-type="float">
            <text:p>71</text:p>
          </table:table-cell>
          <table:table-cell table:formula="of:=COM.MICROSOFT.CONCAT(&quot;I&quot;;CHAR([.A266]))" office:value-type="string" office:string-value="IG" calcext:value-type="string">
            <text:p>IG</text:p>
          </table:table-cell>
          <table:table-cell table:formula="of:=CONCATENATE([.B266];&quot;2*$&quot;;[.B266];&quot;$1+&quot;)" office:value-type="string" office:string-value="IG2*$IG$1+" calcext:value-type="string">
            <text:p>IG2*$IG$1+</text:p>
          </table:table-cell>
        </table:table-row>
        <table:table-row table:style-name="ro2">
          <table:table-cell table:formula="of:=IF([.A266]=90;65;[.A266]+1)" office:value-type="float" office:value="72" calcext:value-type="float">
            <text:p>72</text:p>
          </table:table-cell>
          <table:table-cell table:formula="of:=COM.MICROSOFT.CONCAT(&quot;I&quot;;CHAR([.A267]))" office:value-type="string" office:string-value="IH" calcext:value-type="string">
            <text:p>IH</text:p>
          </table:table-cell>
          <table:table-cell table:formula="of:=CONCATENATE([.B267];&quot;2*$&quot;;[.B267];&quot;$1+&quot;)" office:value-type="string" office:string-value="IH2*$IH$1+" calcext:value-type="string">
            <text:p>IH2*$IH$1+</text:p>
          </table:table-cell>
        </table:table-row>
        <table:table-row table:style-name="ro2">
          <table:table-cell table:formula="of:=IF([.A267]=90;65;[.A267]+1)" office:value-type="float" office:value="73" calcext:value-type="float">
            <text:p>73</text:p>
          </table:table-cell>
          <table:table-cell table:formula="of:=COM.MICROSOFT.CONCAT(&quot;I&quot;;CHAR([.A268]))" office:value-type="string" office:string-value="II" calcext:value-type="string">
            <text:p>II</text:p>
          </table:table-cell>
          <table:table-cell table:formula="of:=CONCATENATE([.B268];&quot;2*$&quot;;[.B268];&quot;$1+&quot;)" office:value-type="string" office:string-value="II2*$II$1+" calcext:value-type="string">
            <text:p>II2*$II$1+</text:p>
          </table:table-cell>
        </table:table-row>
        <table:table-row table:style-name="ro2">
          <table:table-cell table:formula="of:=IF([.A268]=90;65;[.A268]+1)" office:value-type="float" office:value="74" calcext:value-type="float">
            <text:p>74</text:p>
          </table:table-cell>
          <table:table-cell table:formula="of:=COM.MICROSOFT.CONCAT(&quot;I&quot;;CHAR([.A269]))" office:value-type="string" office:string-value="IJ" calcext:value-type="string">
            <text:p>IJ</text:p>
          </table:table-cell>
          <table:table-cell table:formula="of:=CONCATENATE([.B269];&quot;2*$&quot;;[.B269];&quot;$1+&quot;)" office:value-type="string" office:string-value="IJ2*$IJ$1+" calcext:value-type="string">
            <text:p>IJ2*$IJ$1+</text:p>
          </table:table-cell>
        </table:table-row>
        <table:table-row table:style-name="ro2">
          <table:table-cell table:formula="of:=IF([.A269]=90;65;[.A269]+1)" office:value-type="float" office:value="75" calcext:value-type="float">
            <text:p>75</text:p>
          </table:table-cell>
          <table:table-cell table:formula="of:=COM.MICROSOFT.CONCAT(&quot;I&quot;;CHAR([.A270]))" office:value-type="string" office:string-value="IK" calcext:value-type="string">
            <text:p>IK</text:p>
          </table:table-cell>
          <table:table-cell table:formula="of:=CONCATENATE([.B270];&quot;2*$&quot;;[.B270];&quot;$1+&quot;)" office:value-type="string" office:string-value="IK2*$IK$1+" calcext:value-type="string">
            <text:p>IK2*$IK$1+</text:p>
          </table:table-cell>
        </table:table-row>
        <table:table-row table:style-name="ro2">
          <table:table-cell table:formula="of:=IF([.A270]=90;65;[.A270]+1)" office:value-type="float" office:value="76" calcext:value-type="float">
            <text:p>76</text:p>
          </table:table-cell>
          <table:table-cell table:formula="of:=COM.MICROSOFT.CONCAT(&quot;I&quot;;CHAR([.A271]))" office:value-type="string" office:string-value="IL" calcext:value-type="string">
            <text:p>IL</text:p>
          </table:table-cell>
          <table:table-cell table:formula="of:=CONCATENATE([.B271];&quot;2*$&quot;;[.B271];&quot;$1+&quot;)" office:value-type="string" office:string-value="IL2*$IL$1+" calcext:value-type="string">
            <text:p>IL2*$IL$1+</text:p>
          </table:table-cell>
        </table:table-row>
        <table:table-row table:style-name="ro2">
          <table:table-cell table:formula="of:=IF([.A271]=90;65;[.A271]+1)" office:value-type="float" office:value="77" calcext:value-type="float">
            <text:p>77</text:p>
          </table:table-cell>
          <table:table-cell table:formula="of:=COM.MICROSOFT.CONCAT(&quot;I&quot;;CHAR([.A272]))" office:value-type="string" office:string-value="IM" calcext:value-type="string">
            <text:p>IM</text:p>
          </table:table-cell>
          <table:table-cell table:formula="of:=CONCATENATE([.B272];&quot;2*$&quot;;[.B272];&quot;$1+&quot;)" office:value-type="string" office:string-value="IM2*$IM$1+" calcext:value-type="string">
            <text:p>IM2*$IM$1+</text:p>
          </table:table-cell>
        </table:table-row>
        <table:table-row table:style-name="ro2">
          <table:table-cell table:formula="of:=IF([.A272]=90;65;[.A272]+1)" office:value-type="float" office:value="78" calcext:value-type="float">
            <text:p>78</text:p>
          </table:table-cell>
          <table:table-cell table:formula="of:=COM.MICROSOFT.CONCAT(&quot;I&quot;;CHAR([.A273]))" office:value-type="string" office:string-value="IN" calcext:value-type="string">
            <text:p>IN</text:p>
          </table:table-cell>
          <table:table-cell table:formula="of:=CONCATENATE([.B273];&quot;2*$&quot;;[.B273];&quot;$1+&quot;)" office:value-type="string" office:string-value="IN2*$IN$1+" calcext:value-type="string">
            <text:p>IN2*$IN$1+</text:p>
          </table:table-cell>
        </table:table-row>
        <table:table-row table:style-name="ro2">
          <table:table-cell table:formula="of:=IF([.A273]=90;65;[.A273]+1)" office:value-type="float" office:value="79" calcext:value-type="float">
            <text:p>79</text:p>
          </table:table-cell>
          <table:table-cell table:formula="of:=COM.MICROSOFT.CONCAT(&quot;I&quot;;CHAR([.A274]))" office:value-type="string" office:string-value="IO" calcext:value-type="string">
            <text:p>IO</text:p>
          </table:table-cell>
          <table:table-cell table:formula="of:=CONCATENATE([.B274];&quot;2*$&quot;;[.B274];&quot;$1+&quot;)" office:value-type="string" office:string-value="IO2*$IO$1+" calcext:value-type="string">
            <text:p>IO2*$IO$1+</text:p>
          </table:table-cell>
        </table:table-row>
        <table:table-row table:style-name="ro2">
          <table:table-cell table:formula="of:=IF([.A274]=90;65;[.A274]+1)" office:value-type="float" office:value="80" calcext:value-type="float">
            <text:p>80</text:p>
          </table:table-cell>
          <table:table-cell table:formula="of:=COM.MICROSOFT.CONCAT(&quot;I&quot;;CHAR([.A275]))" office:value-type="string" office:string-value="IP" calcext:value-type="string">
            <text:p>IP</text:p>
          </table:table-cell>
          <table:table-cell table:formula="of:=CONCATENATE([.B275];&quot;2*$&quot;;[.B275];&quot;$1+&quot;)" office:value-type="string" office:string-value="IP2*$IP$1+" calcext:value-type="string">
            <text:p>IP2*$IP$1+</text:p>
          </table:table-cell>
        </table:table-row>
        <table:table-row table:style-name="ro2">
          <table:table-cell table:formula="of:=IF([.A275]=90;65;[.A275]+1)" office:value-type="float" office:value="81" calcext:value-type="float">
            <text:p>81</text:p>
          </table:table-cell>
          <table:table-cell table:formula="of:=COM.MICROSOFT.CONCAT(&quot;I&quot;;CHAR([.A276]))" office:value-type="string" office:string-value="IQ" calcext:value-type="string">
            <text:p>IQ</text:p>
          </table:table-cell>
          <table:table-cell table:formula="of:=CONCATENATE([.B276];&quot;2*$&quot;;[.B276];&quot;$1+&quot;)" office:value-type="string" office:string-value="IQ2*$IQ$1+" calcext:value-type="string">
            <text:p>IQ2*$IQ$1+</text:p>
          </table:table-cell>
        </table:table-row>
        <table:table-row table:style-name="ro2">
          <table:table-cell table:formula="of:=IF([.A276]=90;65;[.A276]+1)" office:value-type="float" office:value="82" calcext:value-type="float">
            <text:p>82</text:p>
          </table:table-cell>
          <table:table-cell table:formula="of:=COM.MICROSOFT.CONCAT(&quot;I&quot;;CHAR([.A277]))" office:value-type="string" office:string-value="IR" calcext:value-type="string">
            <text:p>IR</text:p>
          </table:table-cell>
          <table:table-cell table:formula="of:=CONCATENATE([.B277];&quot;2*$&quot;;[.B277];&quot;$1+&quot;)" office:value-type="string" office:string-value="IR2*$IR$1+" calcext:value-type="string">
            <text:p>IR2*$IR$1+</text:p>
          </table:table-cell>
        </table:table-row>
        <table:table-row table:style-name="ro2">
          <table:table-cell table:formula="of:=IF([.A277]=90;65;[.A277]+1)" office:value-type="float" office:value="83" calcext:value-type="float">
            <text:p>83</text:p>
          </table:table-cell>
          <table:table-cell table:formula="of:=COM.MICROSOFT.CONCAT(&quot;I&quot;;CHAR([.A278]))" office:value-type="string" office:string-value="IS" calcext:value-type="string">
            <text:p>IS</text:p>
          </table:table-cell>
          <table:table-cell table:formula="of:=CONCATENATE([.B278];&quot;2*$&quot;;[.B278];&quot;$1+&quot;)" office:value-type="string" office:string-value="IS2*$IS$1+" calcext:value-type="string">
            <text:p>IS2*$IS$1+</text:p>
          </table:table-cell>
        </table:table-row>
        <table:table-row table:style-name="ro2">
          <table:table-cell table:formula="of:=IF([.A278]=90;65;[.A278]+1)" office:value-type="float" office:value="84" calcext:value-type="float">
            <text:p>84</text:p>
          </table:table-cell>
          <table:table-cell table:formula="of:=COM.MICROSOFT.CONCAT(&quot;I&quot;;CHAR([.A279]))" office:value-type="string" office:string-value="IT" calcext:value-type="string">
            <text:p>IT</text:p>
          </table:table-cell>
          <table:table-cell table:formula="of:=CONCATENATE([.B279];&quot;2*$&quot;;[.B279];&quot;$1+&quot;)" office:value-type="string" office:string-value="IT2*$IT$1+" calcext:value-type="string">
            <text:p>IT2*$IT$1+</text:p>
          </table:table-cell>
        </table:table-row>
        <table:table-row table:style-name="ro2">
          <table:table-cell table:formula="of:=IF([.A279]=90;65;[.A279]+1)" office:value-type="float" office:value="85" calcext:value-type="float">
            <text:p>85</text:p>
          </table:table-cell>
          <table:table-cell table:formula="of:=COM.MICROSOFT.CONCAT(&quot;I&quot;;CHAR([.A280]))" office:value-type="string" office:string-value="IU" calcext:value-type="string">
            <text:p>IU</text:p>
          </table:table-cell>
          <table:table-cell table:formula="of:=CONCATENATE([.B280];&quot;2*$&quot;;[.B280];&quot;$1+&quot;)" office:value-type="string" office:string-value="IU2*$IU$1+" calcext:value-type="string">
            <text:p>IU2*$IU$1+</text:p>
          </table:table-cell>
        </table:table-row>
        <table:table-row table:style-name="ro2">
          <table:table-cell table:formula="of:=IF([.A280]=90;65;[.A280]+1)" office:value-type="float" office:value="86" calcext:value-type="float">
            <text:p>86</text:p>
          </table:table-cell>
          <table:table-cell table:formula="of:=COM.MICROSOFT.CONCAT(&quot;I&quot;;CHAR([.A281]))" office:value-type="string" office:string-value="IV" calcext:value-type="string">
            <text:p>IV</text:p>
          </table:table-cell>
          <table:table-cell table:formula="of:=CONCATENATE([.B281];&quot;2*$&quot;;[.B281];&quot;$1+&quot;)" office:value-type="string" office:string-value="IV2*$IV$1+" calcext:value-type="string">
            <text:p>IV2*$IV$1+</text:p>
          </table:table-cell>
        </table:table-row>
        <table:table-row table:style-name="ro2">
          <table:table-cell table:formula="of:=IF([.A281]=90;65;[.A281]+1)" office:value-type="float" office:value="87" calcext:value-type="float">
            <text:p>87</text:p>
          </table:table-cell>
          <table:table-cell table:formula="of:=COM.MICROSOFT.CONCAT(&quot;I&quot;;CHAR([.A282]))" office:value-type="string" office:string-value="IW" calcext:value-type="string">
            <text:p>IW</text:p>
          </table:table-cell>
          <table:table-cell table:formula="of:=CONCATENATE([.B282];&quot;2*$&quot;;[.B282];&quot;$1+&quot;)" office:value-type="string" office:string-value="IW2*$IW$1+" calcext:value-type="string">
            <text:p>IW2*$IW$1+</text:p>
          </table:table-cell>
        </table:table-row>
        <table:table-row table:style-name="ro2">
          <table:table-cell table:formula="of:=IF([.A282]=90;65;[.A282]+1)" office:value-type="float" office:value="88" calcext:value-type="float">
            <text:p>88</text:p>
          </table:table-cell>
          <table:table-cell table:formula="of:=COM.MICROSOFT.CONCAT(&quot;I&quot;;CHAR([.A283]))" office:value-type="string" office:string-value="IX" calcext:value-type="string">
            <text:p>IX</text:p>
          </table:table-cell>
          <table:table-cell table:formula="of:=CONCATENATE([.B283];&quot;2*$&quot;;[.B283];&quot;$1+&quot;)" office:value-type="string" office:string-value="IX2*$IX$1+" calcext:value-type="string">
            <text:p>IX2*$IX$1+</text:p>
          </table:table-cell>
        </table:table-row>
        <table:table-row table:style-name="ro2">
          <table:table-cell table:formula="of:=IF([.A283]=90;65;[.A283]+1)" office:value-type="float" office:value="89" calcext:value-type="float">
            <text:p>89</text:p>
          </table:table-cell>
          <table:table-cell table:formula="of:=COM.MICROSOFT.CONCAT(&quot;I&quot;;CHAR([.A284]))" office:value-type="string" office:string-value="IY" calcext:value-type="string">
            <text:p>IY</text:p>
          </table:table-cell>
          <table:table-cell table:formula="of:=CONCATENATE([.B284];&quot;2*$&quot;;[.B284];&quot;$1+&quot;)" office:value-type="string" office:string-value="IY2*$IY$1+" calcext:value-type="string">
            <text:p>IY2*$IY$1+</text:p>
          </table:table-cell>
        </table:table-row>
        <table:table-row table:style-name="ro2">
          <table:table-cell table:formula="of:=IF([.A284]=90;65;[.A284]+1)" office:value-type="float" office:value="90" calcext:value-type="float">
            <text:p>90</text:p>
          </table:table-cell>
          <table:table-cell table:formula="of:=COM.MICROSOFT.CONCAT(&quot;I&quot;;CHAR([.A285]))" office:value-type="string" office:string-value="IZ" calcext:value-type="string">
            <text:p>IZ</text:p>
          </table:table-cell>
          <table:table-cell table:formula="of:=CONCATENATE([.B285];&quot;2*$&quot;;[.B285];&quot;$1+&quot;)" office:value-type="string" office:string-value="IZ2*$IZ$1+" calcext:value-type="string">
            <text:p>IZ2*$IZ$1+</text:p>
          </table:table-cell>
        </table:table-row>
        <table:table-row table:style-name="ro2">
          <table:table-cell table:formula="of:=IF([.A285]=90;65;[.A285]+1)" office:value-type="float" office:value="65" calcext:value-type="float">
            <text:p>65</text:p>
          </table:table-cell>
          <table:table-cell table:formula="of:=COM.MICROSOFT.CONCAT(&quot;I&quot;;CHAR([.A286]))" office:value-type="string" office:string-value="IA" calcext:value-type="string">
            <text:p>IA</text:p>
          </table:table-cell>
          <table:table-cell table:formula="of:=CONCATENATE([.B286];&quot;2*$&quot;;[.B286];&quot;$1+&quot;)" office:value-type="string" office:string-value="IA2*$IA$1+" calcext:value-type="string">
            <text:p>IA2*$IA$1+</text:p>
          </table:table-cell>
        </table:table-row>
        <table:table-row table:style-name="ro2">
          <table:table-cell table:formula="of:=IF([.A286]=90;65;[.A286]+1)" office:value-type="float" office:value="66" calcext:value-type="float">
            <text:p>66</text:p>
          </table:table-cell>
          <table:table-cell table:formula="of:=COM.MICROSOFT.CONCAT(&quot;I&quot;;CHAR([.A287]))" office:value-type="string" office:string-value="IB" calcext:value-type="string">
            <text:p>IB</text:p>
          </table:table-cell>
          <table:table-cell table:formula="of:=CONCATENATE([.B287];&quot;2*$&quot;;[.B287];&quot;$1+&quot;)" office:value-type="string" office:string-value="IB2*$IB$1+" calcext:value-type="string">
            <text:p>IB2*$IB$1+</text:p>
          </table:table-cell>
        </table:table-row>
        <table:table-row table:style-name="ro2">
          <table:table-cell table:formula="of:=IF([.A287]=90;65;[.A287]+1)" office:value-type="float" office:value="67" calcext:value-type="float">
            <text:p>67</text:p>
          </table:table-cell>
          <table:table-cell table:formula="of:=COM.MICROSOFT.CONCAT(&quot;I&quot;;CHAR([.A288]))" office:value-type="string" office:string-value="IC" calcext:value-type="string">
            <text:p>IC</text:p>
          </table:table-cell>
          <table:table-cell table:formula="of:=CONCATENATE([.B288];&quot;2*$&quot;;[.B288];&quot;$1+&quot;)" office:value-type="string" office:string-value="IC2*$IC$1+" calcext:value-type="string">
            <text:p>IC2*$IC$1+</text:p>
          </table:table-cell>
        </table:table-row>
        <table:table-row table:style-name="ro2">
          <table:table-cell table:formula="of:=IF([.A288]=90;65;[.A288]+1)" office:value-type="float" office:value="68" calcext:value-type="float">
            <text:p>68</text:p>
          </table:table-cell>
          <table:table-cell table:formula="of:=COM.MICROSOFT.CONCAT(&quot;I&quot;;CHAR([.A289]))" office:value-type="string" office:string-value="ID" calcext:value-type="string">
            <text:p>ID</text:p>
          </table:table-cell>
          <table:table-cell table:formula="of:=CONCATENATE([.B289];&quot;2*$&quot;;[.B289];&quot;$1+&quot;)" office:value-type="string" office:string-value="ID2*$ID$1+" calcext:value-type="string">
            <text:p>ID2*$ID$1+</text:p>
          </table:table-cell>
        </table:table-row>
        <table:table-row table:style-name="ro2">
          <table:table-cell table:formula="of:=IF([.A289]=90;65;[.A289]+1)" office:value-type="float" office:value="69" calcext:value-type="float">
            <text:p>69</text:p>
          </table:table-cell>
          <table:table-cell table:formula="of:=COM.MICROSOFT.CONCAT(&quot;I&quot;;CHAR([.A290]))" office:value-type="string" office:string-value="IE" calcext:value-type="string">
            <text:p>IE</text:p>
          </table:table-cell>
          <table:table-cell table:formula="of:=CONCATENATE([.B290];&quot;2*$&quot;;[.B290];&quot;$1+&quot;)" office:value-type="string" office:string-value="IE2*$IE$1+" calcext:value-type="string">
            <text:p>IE2*$IE$1+</text:p>
          </table:table-cell>
        </table:table-row>
        <table:table-row table:style-name="ro2">
          <table:table-cell table:formula="of:=IF([.A290]=90;65;[.A290]+1)" office:value-type="float" office:value="70" calcext:value-type="float">
            <text:p>70</text:p>
          </table:table-cell>
          <table:table-cell table:formula="of:=COM.MICROSOFT.CONCAT(&quot;I&quot;;CHAR([.A291]))" office:value-type="string" office:string-value="IF" calcext:value-type="string">
            <text:p>IF</text:p>
          </table:table-cell>
          <table:table-cell table:formula="of:=CONCATENATE([.B291];&quot;2*$&quot;;[.B291];&quot;$1+&quot;)" office:value-type="string" office:string-value="IF2*$IF$1+" calcext:value-type="string">
            <text:p>IF2*$IF$1+</text:p>
          </table:table-cell>
        </table:table-row>
        <table:table-row table:style-name="ro2">
          <table:table-cell table:formula="of:=IF([.A291]=90;65;[.A291]+1)" office:value-type="float" office:value="71" calcext:value-type="float">
            <text:p>71</text:p>
          </table:table-cell>
          <table:table-cell table:formula="of:=COM.MICROSOFT.CONCAT(&quot;I&quot;;CHAR([.A292]))" office:value-type="string" office:string-value="IG" calcext:value-type="string">
            <text:p>IG</text:p>
          </table:table-cell>
          <table:table-cell table:formula="of:=CONCATENATE([.B292];&quot;2*$&quot;;[.B292];&quot;$1+&quot;)" office:value-type="string" office:string-value="IG2*$IG$1+" calcext:value-type="string">
            <text:p>IG2*$IG$1+</text:p>
          </table:table-cell>
        </table:table-row>
        <table:table-row table:style-name="ro2">
          <table:table-cell table:formula="of:=IF([.A292]=90;65;[.A292]+1)" office:value-type="float" office:value="72" calcext:value-type="float">
            <text:p>72</text:p>
          </table:table-cell>
          <table:table-cell table:formula="of:=COM.MICROSOFT.CONCAT(&quot;I&quot;;CHAR([.A293]))" office:value-type="string" office:string-value="IH" calcext:value-type="string">
            <text:p>IH</text:p>
          </table:table-cell>
          <table:table-cell table:formula="of:=CONCATENATE([.B293];&quot;2*$&quot;;[.B293];&quot;$1+&quot;)" office:value-type="string" office:string-value="IH2*$IH$1+" calcext:value-type="string">
            <text:p>IH2*$IH$1+</text:p>
          </table:table-cell>
        </table:table-row>
        <table:table-row table:style-name="ro2">
          <table:table-cell table:formula="of:=IF([.A293]=90;65;[.A293]+1)" office:value-type="float" office:value="73" calcext:value-type="float">
            <text:p>73</text:p>
          </table:table-cell>
          <table:table-cell table:formula="of:=COM.MICROSOFT.CONCAT(&quot;I&quot;;CHAR([.A294]))" office:value-type="string" office:string-value="II" calcext:value-type="string">
            <text:p>II</text:p>
          </table:table-cell>
          <table:table-cell table:formula="of:=CONCATENATE([.B294];&quot;2*$&quot;;[.B294];&quot;$1+&quot;)" office:value-type="string" office:string-value="II2*$II$1+" calcext:value-type="string">
            <text:p>II2*$II$1+</text:p>
          </table:table-cell>
        </table:table-row>
        <table:table-row table:style-name="ro2">
          <table:table-cell table:formula="of:=IF([.A294]=90;65;[.A294]+1)" office:value-type="float" office:value="74" calcext:value-type="float">
            <text:p>74</text:p>
          </table:table-cell>
          <table:table-cell table:formula="of:=COM.MICROSOFT.CONCAT(&quot;I&quot;;CHAR([.A295]))" office:value-type="string" office:string-value="IJ" calcext:value-type="string">
            <text:p>IJ</text:p>
          </table:table-cell>
          <table:table-cell table:formula="of:=CONCATENATE([.B295];&quot;2*$&quot;;[.B295];&quot;$1+&quot;)" office:value-type="string" office:string-value="IJ2*$IJ$1+" calcext:value-type="string">
            <text:p>IJ2*$IJ$1+</text:p>
          </table:table-cell>
        </table:table-row>
        <table:table-row table:style-name="ro2">
          <table:table-cell table:formula="of:=IF([.A295]=90;65;[.A295]+1)" office:value-type="float" office:value="75" calcext:value-type="float">
            <text:p>75</text:p>
          </table:table-cell>
          <table:table-cell table:formula="of:=COM.MICROSOFT.CONCAT(&quot;I&quot;;CHAR([.A296]))" office:value-type="string" office:string-value="IK" calcext:value-type="string">
            <text:p>IK</text:p>
          </table:table-cell>
          <table:table-cell table:formula="of:=CONCATENATE([.B296];&quot;2*$&quot;;[.B296];&quot;$1+&quot;)" office:value-type="string" office:string-value="IK2*$IK$1+" calcext:value-type="string">
            <text:p>IK2*$IK$1+</text:p>
          </table:table-cell>
        </table:table-row>
        <table:table-row table:style-name="ro2">
          <table:table-cell table:formula="of:=IF([.A296]=90;65;[.A296]+1)" office:value-type="float" office:value="76" calcext:value-type="float">
            <text:p>76</text:p>
          </table:table-cell>
          <table:table-cell table:formula="of:=COM.MICROSOFT.CONCAT(&quot;I&quot;;CHAR([.A297]))" office:value-type="string" office:string-value="IL" calcext:value-type="string">
            <text:p>IL</text:p>
          </table:table-cell>
          <table:table-cell table:formula="of:=CONCATENATE([.B297];&quot;2*$&quot;;[.B297];&quot;$1+&quot;)" office:value-type="string" office:string-value="IL2*$IL$1+" calcext:value-type="string">
            <text:p>IL2*$IL$1+</text:p>
          </table:table-cell>
        </table:table-row>
        <table:table-row table:style-name="ro2">
          <table:table-cell table:formula="of:=IF([.A297]=90;65;[.A297]+1)" office:value-type="float" office:value="77" calcext:value-type="float">
            <text:p>77</text:p>
          </table:table-cell>
          <table:table-cell table:formula="of:=COM.MICROSOFT.CONCAT(&quot;I&quot;;CHAR([.A298]))" office:value-type="string" office:string-value="IM" calcext:value-type="string">
            <text:p>IM</text:p>
          </table:table-cell>
          <table:table-cell table:formula="of:=CONCATENATE([.B298];&quot;2*$&quot;;[.B298];&quot;$1+&quot;)" office:value-type="string" office:string-value="IM2*$IM$1+" calcext:value-type="string">
            <text:p>IM2*$IM$1+</text:p>
          </table:table-cell>
        </table:table-row>
        <table:table-row table:style-name="ro2">
          <table:table-cell table:formula="of:=IF([.A298]=90;65;[.A298]+1)" office:value-type="float" office:value="78" calcext:value-type="float">
            <text:p>78</text:p>
          </table:table-cell>
          <table:table-cell table:formula="of:=COM.MICROSOFT.CONCAT(&quot;I&quot;;CHAR([.A299]))" office:value-type="string" office:string-value="IN" calcext:value-type="string">
            <text:p>IN</text:p>
          </table:table-cell>
          <table:table-cell table:formula="of:=CONCATENATE([.B299];&quot;2*$&quot;;[.B299];&quot;$1+&quot;)" office:value-type="string" office:string-value="IN2*$IN$1+" calcext:value-type="string">
            <text:p>IN2*$IN$1+</text:p>
          </table:table-cell>
        </table:table-row>
        <table:table-row table:style-name="ro2">
          <table:table-cell table:formula="of:=IF([.A299]=90;65;[.A299]+1)" office:value-type="float" office:value="79" calcext:value-type="float">
            <text:p>79</text:p>
          </table:table-cell>
          <table:table-cell table:formula="of:=COM.MICROSOFT.CONCAT(&quot;I&quot;;CHAR([.A300]))" office:value-type="string" office:string-value="IO" calcext:value-type="string">
            <text:p>IO</text:p>
          </table:table-cell>
          <table:table-cell table:formula="of:=CONCATENATE([.B300];&quot;2*$&quot;;[.B300];&quot;$1+&quot;)" office:value-type="string" office:string-value="IO2*$IO$1+" calcext:value-type="string">
            <text:p>IO2*$IO$1+</text:p>
          </table:table-cell>
        </table:table-row>
        <table:table-row table:style-name="ro2">
          <table:table-cell table:formula="of:=IF([.A300]=90;65;[.A300]+1)" office:value-type="float" office:value="80" calcext:value-type="float">
            <text:p>80</text:p>
          </table:table-cell>
          <table:table-cell table:formula="of:=COM.MICROSOFT.CONCAT(&quot;I&quot;;CHAR([.A301]))" office:value-type="string" office:string-value="IP" calcext:value-type="string">
            <text:p>IP</text:p>
          </table:table-cell>
          <table:table-cell table:formula="of:=CONCATENATE([.B301];&quot;2*$&quot;;[.B301];&quot;$1+&quot;)" office:value-type="string" office:string-value="IP2*$IP$1+" calcext:value-type="string">
            <text:p>IP2*$IP$1+</text:p>
          </table:table-cell>
        </table:table-row>
        <table:table-row table:style-name="ro2">
          <table:table-cell table:formula="of:=IF([.A301]=90;65;[.A301]+1)" office:value-type="float" office:value="81" calcext:value-type="float">
            <text:p>81</text:p>
          </table:table-cell>
          <table:table-cell table:formula="of:=COM.MICROSOFT.CONCAT(&quot;I&quot;;CHAR([.A302]))" office:value-type="string" office:string-value="IQ" calcext:value-type="string">
            <text:p>IQ</text:p>
          </table:table-cell>
          <table:table-cell table:formula="of:=CONCATENATE([.B302];&quot;2*$&quot;;[.B302];&quot;$1+&quot;)" office:value-type="string" office:string-value="IQ2*$IQ$1+" calcext:value-type="string">
            <text:p>IQ2*$IQ$1+</text:p>
          </table:table-cell>
        </table:table-row>
        <table:table-row table:style-name="ro2">
          <table:table-cell table:formula="of:=IF([.A302]=90;65;[.A302]+1)" office:value-type="float" office:value="82" calcext:value-type="float">
            <text:p>82</text:p>
          </table:table-cell>
          <table:table-cell table:formula="of:=COM.MICROSOFT.CONCAT(&quot;I&quot;;CHAR([.A303]))" office:value-type="string" office:string-value="IR" calcext:value-type="string">
            <text:p>IR</text:p>
          </table:table-cell>
          <table:table-cell table:formula="of:=CONCATENATE([.B303];&quot;2*$&quot;;[.B303];&quot;$1+&quot;)" office:value-type="string" office:string-value="IR2*$IR$1+" calcext:value-type="string">
            <text:p>IR2*$IR$1+</text:p>
          </table:table-cell>
        </table:table-row>
        <table:table-row table:style-name="ro2">
          <table:table-cell table:formula="of:=IF([.A303]=90;65;[.A303]+1)" office:value-type="float" office:value="83" calcext:value-type="float">
            <text:p>83</text:p>
          </table:table-cell>
          <table:table-cell table:formula="of:=COM.MICROSOFT.CONCAT(&quot;I&quot;;CHAR([.A304]))" office:value-type="string" office:string-value="IS" calcext:value-type="string">
            <text:p>IS</text:p>
          </table:table-cell>
          <table:table-cell table:formula="of:=CONCATENATE([.B304];&quot;2*$&quot;;[.B304];&quot;$1+&quot;)" office:value-type="string" office:string-value="IS2*$IS$1+" calcext:value-type="string">
            <text:p>IS2*$IS$1+</text:p>
          </table:table-cell>
        </table:table-row>
        <table:table-row table:style-name="ro2">
          <table:table-cell table:formula="of:=IF([.A304]=90;65;[.A304]+1)" office:value-type="float" office:value="84" calcext:value-type="float">
            <text:p>84</text:p>
          </table:table-cell>
          <table:table-cell table:formula="of:=COM.MICROSOFT.CONCAT(&quot;I&quot;;CHAR([.A305]))" office:value-type="string" office:string-value="IT" calcext:value-type="string">
            <text:p>IT</text:p>
          </table:table-cell>
          <table:table-cell table:formula="of:=CONCATENATE([.B305];&quot;2*$&quot;;[.B305];&quot;$1+&quot;)" office:value-type="string" office:string-value="IT2*$IT$1+" calcext:value-type="string">
            <text:p>IT2*$IT$1+</text:p>
          </table:table-cell>
        </table:table-row>
        <table:table-row table:style-name="ro2">
          <table:table-cell table:formula="of:=IF([.A305]=90;65;[.A305]+1)" office:value-type="float" office:value="85" calcext:value-type="float">
            <text:p>85</text:p>
          </table:table-cell>
          <table:table-cell table:formula="of:=COM.MICROSOFT.CONCAT(&quot;I&quot;;CHAR([.A306]))" office:value-type="string" office:string-value="IU" calcext:value-type="string">
            <text:p>IU</text:p>
          </table:table-cell>
          <table:table-cell table:formula="of:=CONCATENATE([.B306];&quot;2*$&quot;;[.B306];&quot;$1+&quot;)" office:value-type="string" office:string-value="IU2*$IU$1+" calcext:value-type="string">
            <text:p>IU2*$IU$1+</text:p>
          </table:table-cell>
        </table:table-row>
        <table:table-row table:style-name="ro2">
          <table:table-cell table:formula="of:=IF([.A306]=90;65;[.A306]+1)" office:value-type="float" office:value="86" calcext:value-type="float">
            <text:p>86</text:p>
          </table:table-cell>
          <table:table-cell table:formula="of:=COM.MICROSOFT.CONCAT(&quot;I&quot;;CHAR([.A307]))" office:value-type="string" office:string-value="IV" calcext:value-type="string">
            <text:p>IV</text:p>
          </table:table-cell>
          <table:table-cell table:formula="of:=CONCATENATE([.B307];&quot;2*$&quot;;[.B307];&quot;$1+&quot;)" office:value-type="string" office:string-value="IV2*$IV$1+" calcext:value-type="string">
            <text:p>IV2*$IV$1+</text:p>
          </table:table-cell>
        </table:table-row>
        <table:table-row table:style-name="ro2">
          <table:table-cell table:formula="of:=IF([.A307]=90;65;[.A307]+1)" office:value-type="float" office:value="87" calcext:value-type="float">
            <text:p>87</text:p>
          </table:table-cell>
          <table:table-cell table:formula="of:=COM.MICROSOFT.CONCAT(&quot;I&quot;;CHAR([.A308]))" office:value-type="string" office:string-value="IW" calcext:value-type="string">
            <text:p>IW</text:p>
          </table:table-cell>
          <table:table-cell table:formula="of:=CONCATENATE([.B308];&quot;2*$&quot;;[.B308];&quot;$1+&quot;)" office:value-type="string" office:string-value="IW2*$IW$1+" calcext:value-type="string">
            <text:p>IW2*$IW$1+</text:p>
          </table:table-cell>
        </table:table-row>
        <table:table-row table:style-name="ro2">
          <table:table-cell table:formula="of:=IF([.A308]=90;65;[.A308]+1)" office:value-type="float" office:value="88" calcext:value-type="float">
            <text:p>88</text:p>
          </table:table-cell>
          <table:table-cell table:formula="of:=COM.MICROSOFT.CONCAT(&quot;I&quot;;CHAR([.A309]))" office:value-type="string" office:string-value="IX" calcext:value-type="string">
            <text:p>IX</text:p>
          </table:table-cell>
          <table:table-cell table:formula="of:=CONCATENATE([.B309];&quot;2*$&quot;;[.B309];&quot;$1+&quot;)" office:value-type="string" office:string-value="IX2*$IX$1+" calcext:value-type="string">
            <text:p>IX2*$IX$1+</text:p>
          </table:table-cell>
        </table:table-row>
        <table:table-row table:style-name="ro2">
          <table:table-cell table:formula="of:=IF([.A309]=90;65;[.A309]+1)" office:value-type="float" office:value="89" calcext:value-type="float">
            <text:p>89</text:p>
          </table:table-cell>
          <table:table-cell table:formula="of:=COM.MICROSOFT.CONCAT(&quot;I&quot;;CHAR([.A310]))" office:value-type="string" office:string-value="IY" calcext:value-type="string">
            <text:p>IY</text:p>
          </table:table-cell>
          <table:table-cell table:formula="of:=CONCATENATE([.B310];&quot;2*$&quot;;[.B310];&quot;$1+&quot;)" office:value-type="string" office:string-value="IY2*$IY$1+" calcext:value-type="string">
            <text:p>IY2*$IY$1+</text:p>
          </table:table-cell>
        </table:table-row>
        <table:table-row table:style-name="ro2">
          <table:table-cell table:formula="of:=IF([.A310]=90;65;[.A310]+1)" office:value-type="float" office:value="90" calcext:value-type="float">
            <text:p>90</text:p>
          </table:table-cell>
          <table:table-cell table:formula="of:=COM.MICROSOFT.CONCAT(&quot;I&quot;;CHAR([.A311]))" office:value-type="string" office:string-value="IZ" calcext:value-type="string">
            <text:p>IZ</text:p>
          </table:table-cell>
          <table:table-cell table:formula="of:=CONCATENATE([.B311];&quot;2*$&quot;;[.B311];&quot;$1+&quot;)" office:value-type="string" office:string-value="IZ2*$IZ$1+" calcext:value-type="string">
            <text:p>IZ2*$IZ$1+</text:p>
          </table:table-cell>
        </table:table-row>
        <table:table-row table:style-name="ro2">
          <table:table-cell table:formula="of:=IF([.A311]=90;65;[.A311]+1)" office:value-type="float" office:value="65" calcext:value-type="float">
            <text:p>65</text:p>
          </table:table-cell>
          <table:table-cell table:formula="of:=COM.MICROSOFT.CONCAT(&quot;I&quot;;CHAR([.A312]))" office:value-type="string" office:string-value="IA" calcext:value-type="string">
            <text:p>IA</text:p>
          </table:table-cell>
          <table:table-cell table:formula="of:=CONCATENATE([.B312];&quot;2*$&quot;;[.B312];&quot;$1+&quot;)" office:value-type="string" office:string-value="IA2*$IA$1+" calcext:value-type="string">
            <text:p>IA2*$IA$1+</text:p>
          </table:table-cell>
        </table:table-row>
        <table:table-row table:style-name="ro2">
          <table:table-cell table:formula="of:=IF([.A312]=90;65;[.A312]+1)" office:value-type="float" office:value="66" calcext:value-type="float">
            <text:p>66</text:p>
          </table:table-cell>
          <table:table-cell table:formula="of:=COM.MICROSOFT.CONCAT(&quot;I&quot;;CHAR([.A313]))" office:value-type="string" office:string-value="IB" calcext:value-type="string">
            <text:p>IB</text:p>
          </table:table-cell>
          <table:table-cell table:formula="of:=CONCATENATE([.B313];&quot;2*$&quot;;[.B313];&quot;$1+&quot;)" office:value-type="string" office:string-value="IB2*$IB$1+" calcext:value-type="string">
            <text:p>IB2*$IB$1+</text:p>
          </table:table-cell>
        </table:table-row>
        <table:table-row table:style-name="ro2">
          <table:table-cell table:formula="of:=IF([.A313]=90;65;[.A313]+1)" office:value-type="float" office:value="67" calcext:value-type="float">
            <text:p>67</text:p>
          </table:table-cell>
          <table:table-cell table:formula="of:=COM.MICROSOFT.CONCAT(&quot;I&quot;;CHAR([.A314]))" office:value-type="string" office:string-value="IC" calcext:value-type="string">
            <text:p>IC</text:p>
          </table:table-cell>
          <table:table-cell table:formula="of:=CONCATENATE([.B314];&quot;2*$&quot;;[.B314];&quot;$1+&quot;)" office:value-type="string" office:string-value="IC2*$IC$1+" calcext:value-type="string">
            <text:p>IC2*$IC$1+</text:p>
          </table:table-cell>
        </table:table-row>
        <table:table-row table:style-name="ro2">
          <table:table-cell table:formula="of:=IF([.A314]=90;65;[.A314]+1)" office:value-type="float" office:value="68" calcext:value-type="float">
            <text:p>68</text:p>
          </table:table-cell>
          <table:table-cell table:formula="of:=COM.MICROSOFT.CONCAT(&quot;I&quot;;CHAR([.A315]))" office:value-type="string" office:string-value="ID" calcext:value-type="string">
            <text:p>ID</text:p>
          </table:table-cell>
          <table:table-cell table:formula="of:=CONCATENATE([.B315];&quot;2*$&quot;;[.B315];&quot;$1+&quot;)" office:value-type="string" office:string-value="ID2*$ID$1+" calcext:value-type="string">
            <text:p>ID2*$ID$1+</text:p>
          </table:table-cell>
        </table:table-row>
        <table:table-row table:style-name="ro2">
          <table:table-cell table:formula="of:=IF([.A315]=90;65;[.A315]+1)" office:value-type="float" office:value="69" calcext:value-type="float">
            <text:p>69</text:p>
          </table:table-cell>
          <table:table-cell table:formula="of:=COM.MICROSOFT.CONCAT(&quot;I&quot;;CHAR([.A316]))" office:value-type="string" office:string-value="IE" calcext:value-type="string">
            <text:p>IE</text:p>
          </table:table-cell>
          <table:table-cell table:formula="of:=CONCATENATE([.B316];&quot;2*$&quot;;[.B316];&quot;$1+&quot;)" office:value-type="string" office:string-value="IE2*$IE$1+" calcext:value-type="string">
            <text:p>IE2*$IE$1+</text:p>
          </table:table-cell>
        </table:table-row>
        <table:table-row table:style-name="ro2">
          <table:table-cell table:formula="of:=IF([.A316]=90;65;[.A316]+1)" office:value-type="float" office:value="70" calcext:value-type="float">
            <text:p>70</text:p>
          </table:table-cell>
          <table:table-cell table:formula="of:=COM.MICROSOFT.CONCAT(&quot;I&quot;;CHAR([.A317]))" office:value-type="string" office:string-value="IF" calcext:value-type="string">
            <text:p>IF</text:p>
          </table:table-cell>
          <table:table-cell table:formula="of:=CONCATENATE([.B317];&quot;2*$&quot;;[.B317];&quot;$1+&quot;)" office:value-type="string" office:string-value="IF2*$IF$1+" calcext:value-type="string">
            <text:p>IF2*$IF$1+</text:p>
          </table:table-cell>
        </table:table-row>
        <table:table-row table:style-name="ro2">
          <table:table-cell table:formula="of:=IF([.A317]=90;65;[.A317]+1)" office:value-type="float" office:value="71" calcext:value-type="float">
            <text:p>71</text:p>
          </table:table-cell>
          <table:table-cell table:formula="of:=COM.MICROSOFT.CONCAT(&quot;I&quot;;CHAR([.A318]))" office:value-type="string" office:string-value="IG" calcext:value-type="string">
            <text:p>IG</text:p>
          </table:table-cell>
          <table:table-cell table:formula="of:=CONCATENATE([.B318];&quot;2*$&quot;;[.B318];&quot;$1+&quot;)" office:value-type="string" office:string-value="IG2*$IG$1+" calcext:value-type="string">
            <text:p>IG2*$IG$1+</text:p>
          </table:table-cell>
        </table:table-row>
        <table:table-row table:style-name="ro2">
          <table:table-cell table:formula="of:=IF([.A318]=90;65;[.A318]+1)" office:value-type="float" office:value="72" calcext:value-type="float">
            <text:p>72</text:p>
          </table:table-cell>
          <table:table-cell table:formula="of:=COM.MICROSOFT.CONCAT(&quot;I&quot;;CHAR([.A319]))" office:value-type="string" office:string-value="IH" calcext:value-type="string">
            <text:p>IH</text:p>
          </table:table-cell>
          <table:table-cell table:formula="of:=CONCATENATE([.B319];&quot;2*$&quot;;[.B319];&quot;$1+&quot;)" office:value-type="string" office:string-value="IH2*$IH$1+" calcext:value-type="string">
            <text:p>IH2*$IH$1+</text:p>
          </table:table-cell>
        </table:table-row>
        <table:table-row table:style-name="ro2">
          <table:table-cell table:formula="of:=IF([.A319]=90;65;[.A319]+1)" office:value-type="float" office:value="73" calcext:value-type="float">
            <text:p>73</text:p>
          </table:table-cell>
          <table:table-cell table:formula="of:=COM.MICROSOFT.CONCAT(&quot;I&quot;;CHAR([.A320]))" office:value-type="string" office:string-value="II" calcext:value-type="string">
            <text:p>II</text:p>
          </table:table-cell>
          <table:table-cell table:formula="of:=CONCATENATE([.B320];&quot;2*$&quot;;[.B320];&quot;$1+&quot;)" office:value-type="string" office:string-value="II2*$II$1+" calcext:value-type="string">
            <text:p>II2*$II$1+</text:p>
          </table:table-cell>
        </table:table-row>
        <table:table-row table:style-name="ro2">
          <table:table-cell table:formula="of:=IF([.A320]=90;65;[.A320]+1)" office:value-type="float" office:value="74" calcext:value-type="float">
            <text:p>74</text:p>
          </table:table-cell>
          <table:table-cell table:formula="of:=COM.MICROSOFT.CONCAT(&quot;I&quot;;CHAR([.A321]))" office:value-type="string" office:string-value="IJ" calcext:value-type="string">
            <text:p>IJ</text:p>
          </table:table-cell>
          <table:table-cell table:formula="of:=CONCATENATE([.B321];&quot;2*$&quot;;[.B321];&quot;$1+&quot;)" office:value-type="string" office:string-value="IJ2*$IJ$1+" calcext:value-type="string">
            <text:p>IJ2*$IJ$1+</text:p>
          </table:table-cell>
        </table:table-row>
        <table:table-row table:style-name="ro2">
          <table:table-cell table:formula="of:=IF([.A321]=90;65;[.A321]+1)" office:value-type="float" office:value="75" calcext:value-type="float">
            <text:p>75</text:p>
          </table:table-cell>
          <table:table-cell table:formula="of:=COM.MICROSOFT.CONCAT(&quot;I&quot;;CHAR([.A322]))" office:value-type="string" office:string-value="IK" calcext:value-type="string">
            <text:p>IK</text:p>
          </table:table-cell>
          <table:table-cell table:formula="of:=CONCATENATE([.B322];&quot;2*$&quot;;[.B322];&quot;$1+&quot;)" office:value-type="string" office:string-value="IK2*$IK$1+" calcext:value-type="string">
            <text:p>IK2*$IK$1+</text:p>
          </table:table-cell>
        </table:table-row>
        <table:table-row table:style-name="ro2">
          <table:table-cell table:formula="of:=IF([.A322]=90;65;[.A322]+1)" office:value-type="float" office:value="76" calcext:value-type="float">
            <text:p>76</text:p>
          </table:table-cell>
          <table:table-cell table:formula="of:=COM.MICROSOFT.CONCAT(&quot;I&quot;;CHAR([.A323]))" office:value-type="string" office:string-value="IL" calcext:value-type="string">
            <text:p>IL</text:p>
          </table:table-cell>
          <table:table-cell table:formula="of:=CONCATENATE([.B323];&quot;2*$&quot;;[.B323];&quot;$1+&quot;)" office:value-type="string" office:string-value="IL2*$IL$1+" calcext:value-type="string">
            <text:p>IL2*$IL$1+</text:p>
          </table:table-cell>
        </table:table-row>
        <table:table-row table:style-name="ro2">
          <table:table-cell table:formula="of:=IF([.A323]=90;65;[.A323]+1)" office:value-type="float" office:value="77" calcext:value-type="float">
            <text:p>77</text:p>
          </table:table-cell>
          <table:table-cell table:formula="of:=COM.MICROSOFT.CONCAT(&quot;I&quot;;CHAR([.A324]))" office:value-type="string" office:string-value="IM" calcext:value-type="string">
            <text:p>IM</text:p>
          </table:table-cell>
          <table:table-cell table:formula="of:=CONCATENATE([.B324];&quot;2*$&quot;;[.B324];&quot;$1+&quot;)" office:value-type="string" office:string-value="IM2*$IM$1+" calcext:value-type="string">
            <text:p>IM2*$IM$1+</text:p>
          </table:table-cell>
        </table:table-row>
        <table:table-row table:style-name="ro2">
          <table:table-cell table:formula="of:=IF([.A324]=90;65;[.A324]+1)" office:value-type="float" office:value="78" calcext:value-type="float">
            <text:p>78</text:p>
          </table:table-cell>
          <table:table-cell table:formula="of:=COM.MICROSOFT.CONCAT(&quot;I&quot;;CHAR([.A325]))" office:value-type="string" office:string-value="IN" calcext:value-type="string">
            <text:p>IN</text:p>
          </table:table-cell>
          <table:table-cell table:formula="of:=CONCATENATE([.B325];&quot;2*$&quot;;[.B325];&quot;$1+&quot;)" office:value-type="string" office:string-value="IN2*$IN$1+" calcext:value-type="string">
            <text:p>IN2*$IN$1+</text:p>
          </table:table-cell>
        </table:table-row>
        <table:table-row table:style-name="ro2">
          <table:table-cell table:formula="of:=IF([.A325]=90;65;[.A325]+1)" office:value-type="float" office:value="79" calcext:value-type="float">
            <text:p>79</text:p>
          </table:table-cell>
          <table:table-cell table:formula="of:=COM.MICROSOFT.CONCAT(&quot;I&quot;;CHAR([.A326]))" office:value-type="string" office:string-value="IO" calcext:value-type="string">
            <text:p>IO</text:p>
          </table:table-cell>
          <table:table-cell table:formula="of:=CONCATENATE([.B326];&quot;2*$&quot;;[.B326];&quot;$1+&quot;)" office:value-type="string" office:string-value="IO2*$IO$1+" calcext:value-type="string">
            <text:p>IO2*$IO$1+</text:p>
          </table:table-cell>
        </table:table-row>
        <table:table-row table:style-name="ro2">
          <table:table-cell table:formula="of:=IF([.A326]=90;65;[.A326]+1)" office:value-type="float" office:value="80" calcext:value-type="float">
            <text:p>80</text:p>
          </table:table-cell>
          <table:table-cell table:formula="of:=COM.MICROSOFT.CONCAT(&quot;I&quot;;CHAR([.A327]))" office:value-type="string" office:string-value="IP" calcext:value-type="string">
            <text:p>IP</text:p>
          </table:table-cell>
          <table:table-cell table:formula="of:=CONCATENATE([.B327];&quot;2*$&quot;;[.B327];&quot;$1+&quot;)" office:value-type="string" office:string-value="IP2*$IP$1+" calcext:value-type="string">
            <text:p>IP2*$IP$1+</text:p>
          </table:table-cell>
        </table:table-row>
        <table:table-row table:style-name="ro2">
          <table:table-cell table:formula="of:=IF([.A327]=90;65;[.A327]+1)" office:value-type="float" office:value="81" calcext:value-type="float">
            <text:p>81</text:p>
          </table:table-cell>
          <table:table-cell table:formula="of:=COM.MICROSOFT.CONCAT(&quot;I&quot;;CHAR([.A328]))" office:value-type="string" office:string-value="IQ" calcext:value-type="string">
            <text:p>IQ</text:p>
          </table:table-cell>
          <table:table-cell table:formula="of:=CONCATENATE([.B328];&quot;2*$&quot;;[.B328];&quot;$1+&quot;)" office:value-type="string" office:string-value="IQ2*$IQ$1+" calcext:value-type="string">
            <text:p>IQ2*$IQ$1+</text:p>
          </table:table-cell>
        </table:table-row>
        <table:table-row table:style-name="ro2">
          <table:table-cell table:formula="of:=IF([.A328]=90;65;[.A328]+1)" office:value-type="float" office:value="82" calcext:value-type="float">
            <text:p>82</text:p>
          </table:table-cell>
          <table:table-cell table:formula="of:=COM.MICROSOFT.CONCAT(&quot;I&quot;;CHAR([.A329]))" office:value-type="string" office:string-value="IR" calcext:value-type="string">
            <text:p>IR</text:p>
          </table:table-cell>
          <table:table-cell table:formula="of:=CONCATENATE([.B329];&quot;2*$&quot;;[.B329];&quot;$1+&quot;)" office:value-type="string" office:string-value="IR2*$IR$1+" calcext:value-type="string">
            <text:p>IR2*$IR$1+</text:p>
          </table:table-cell>
        </table:table-row>
        <table:table-row table:style-name="ro2">
          <table:table-cell table:formula="of:=IF([.A329]=90;65;[.A329]+1)" office:value-type="float" office:value="83" calcext:value-type="float">
            <text:p>83</text:p>
          </table:table-cell>
          <table:table-cell table:formula="of:=COM.MICROSOFT.CONCAT(&quot;I&quot;;CHAR([.A330]))" office:value-type="string" office:string-value="IS" calcext:value-type="string">
            <text:p>IS</text:p>
          </table:table-cell>
          <table:table-cell table:formula="of:=CONCATENATE([.B330];&quot;2*$&quot;;[.B330];&quot;$1+&quot;)" office:value-type="string" office:string-value="IS2*$IS$1+" calcext:value-type="string">
            <text:p>IS2*$IS$1+</text:p>
          </table:table-cell>
        </table:table-row>
        <table:table-row table:style-name="ro2">
          <table:table-cell table:formula="of:=IF([.A330]=90;65;[.A330]+1)" office:value-type="float" office:value="84" calcext:value-type="float">
            <text:p>84</text:p>
          </table:table-cell>
          <table:table-cell table:formula="of:=COM.MICROSOFT.CONCAT(&quot;I&quot;;CHAR([.A331]))" office:value-type="string" office:string-value="IT" calcext:value-type="string">
            <text:p>IT</text:p>
          </table:table-cell>
          <table:table-cell table:formula="of:=CONCATENATE([.B331];&quot;2*$&quot;;[.B331];&quot;$1+&quot;)" office:value-type="string" office:string-value="IT2*$IT$1+" calcext:value-type="string">
            <text:p>IT2*$IT$1+</text:p>
          </table:table-cell>
        </table:table-row>
        <table:table-row table:style-name="ro2">
          <table:table-cell table:formula="of:=IF([.A331]=90;65;[.A331]+1)" office:value-type="float" office:value="85" calcext:value-type="float">
            <text:p>85</text:p>
          </table:table-cell>
          <table:table-cell table:formula="of:=COM.MICROSOFT.CONCAT(&quot;I&quot;;CHAR([.A332]))" office:value-type="string" office:string-value="IU" calcext:value-type="string">
            <text:p>IU</text:p>
          </table:table-cell>
          <table:table-cell table:formula="of:=CONCATENATE([.B332];&quot;2*$&quot;;[.B332];&quot;$1+&quot;)" office:value-type="string" office:string-value="IU2*$IU$1+" calcext:value-type="string">
            <text:p>IU2*$IU$1+</text:p>
          </table:table-cell>
        </table:table-row>
        <table:table-row table:style-name="ro2">
          <table:table-cell table:formula="of:=IF([.A332]=90;65;[.A332]+1)" office:value-type="float" office:value="86" calcext:value-type="float">
            <text:p>86</text:p>
          </table:table-cell>
          <table:table-cell table:formula="of:=COM.MICROSOFT.CONCAT(&quot;I&quot;;CHAR([.A333]))" office:value-type="string" office:string-value="IV" calcext:value-type="string">
            <text:p>IV</text:p>
          </table:table-cell>
          <table:table-cell table:formula="of:=CONCATENATE([.B333];&quot;2*$&quot;;[.B333];&quot;$1+&quot;)" office:value-type="string" office:string-value="IV2*$IV$1+" calcext:value-type="string">
            <text:p>IV2*$IV$1+</text:p>
          </table:table-cell>
        </table:table-row>
        <table:table-row table:style-name="ro2">
          <table:table-cell table:formula="of:=IF([.A333]=90;65;[.A333]+1)" office:value-type="float" office:value="87" calcext:value-type="float">
            <text:p>87</text:p>
          </table:table-cell>
          <table:table-cell table:formula="of:=COM.MICROSOFT.CONCAT(&quot;I&quot;;CHAR([.A334]))" office:value-type="string" office:string-value="IW" calcext:value-type="string">
            <text:p>IW</text:p>
          </table:table-cell>
          <table:table-cell table:formula="of:=CONCATENATE([.B334];&quot;2*$&quot;;[.B334];&quot;$1+&quot;)" office:value-type="string" office:string-value="IW2*$IW$1+" calcext:value-type="string">
            <text:p>IW2*$IW$1+</text:p>
          </table:table-cell>
        </table:table-row>
        <table:table-row table:style-name="ro2">
          <table:table-cell table:formula="of:=IF([.A334]=90;65;[.A334]+1)" office:value-type="float" office:value="88" calcext:value-type="float">
            <text:p>88</text:p>
          </table:table-cell>
          <table:table-cell table:formula="of:=COM.MICROSOFT.CONCAT(&quot;I&quot;;CHAR([.A335]))" office:value-type="string" office:string-value="IX" calcext:value-type="string">
            <text:p>IX</text:p>
          </table:table-cell>
          <table:table-cell table:formula="of:=CONCATENATE([.B335];&quot;2*$&quot;;[.B335];&quot;$1+&quot;)" office:value-type="string" office:string-value="IX2*$IX$1+" calcext:value-type="string">
            <text:p>IX2*$IX$1+</text:p>
          </table:table-cell>
        </table:table-row>
        <table:table-row table:style-name="ro2">
          <table:table-cell table:formula="of:=IF([.A335]=90;65;[.A335]+1)" office:value-type="float" office:value="89" calcext:value-type="float">
            <text:p>89</text:p>
          </table:table-cell>
          <table:table-cell table:formula="of:=COM.MICROSOFT.CONCAT(&quot;I&quot;;CHAR([.A336]))" office:value-type="string" office:string-value="IY" calcext:value-type="string">
            <text:p>IY</text:p>
          </table:table-cell>
          <table:table-cell table:formula="of:=CONCATENATE([.B336];&quot;2*$&quot;;[.B336];&quot;$1+&quot;)" office:value-type="string" office:string-value="IY2*$IY$1+" calcext:value-type="string">
            <text:p>IY2*$IY$1+</text:p>
          </table:table-cell>
        </table:table-row>
        <table:table-row table:style-name="ro2">
          <table:table-cell table:formula="of:=IF([.A336]=90;65;[.A336]+1)" office:value-type="float" office:value="90" calcext:value-type="float">
            <text:p>90</text:p>
          </table:table-cell>
          <table:table-cell table:formula="of:=COM.MICROSOFT.CONCAT(&quot;I&quot;;CHAR([.A337]))" office:value-type="string" office:string-value="IZ" calcext:value-type="string">
            <text:p>IZ</text:p>
          </table:table-cell>
          <table:table-cell table:formula="of:=CONCATENATE([.B337];&quot;2*$&quot;;[.B337];&quot;$1+&quot;)" office:value-type="string" office:string-value="IZ2*$IZ$1+" calcext:value-type="string">
            <text:p>IZ2*$IZ$1+</text:p>
          </table:table-cell>
        </table:table-row>
        <table:table-row table:style-name="ro2">
          <table:table-cell table:formula="of:=IF([.A337]=90;65;[.A337]+1)" office:value-type="float" office:value="65" calcext:value-type="float">
            <text:p>65</text:p>
          </table:table-cell>
          <table:table-cell table:formula="of:=COM.MICROSOFT.CONCAT(&quot;J&quot;;CHAR([.A338]))" office:value-type="string" office:string-value="JA" calcext:value-type="string">
            <text:p>JA</text:p>
          </table:table-cell>
          <table:table-cell table:formula="of:=CONCATENATE([.B338];&quot;2*$&quot;;[.B338];&quot;$1+&quot;)" office:value-type="string" office:string-value="JA2*$JA$1+" calcext:value-type="string">
            <text:p>JA2*$JA$1+</text:p>
          </table:table-cell>
        </table:table-row>
        <table:table-row table:style-name="ro2">
          <table:table-cell table:formula="of:=IF([.A338]=90;65;[.A338]+1)" office:value-type="float" office:value="66" calcext:value-type="float">
            <text:p>66</text:p>
          </table:table-cell>
          <table:table-cell table:formula="of:=COM.MICROSOFT.CONCAT(&quot;J&quot;;CHAR([.A339]))" office:value-type="string" office:string-value="JB" calcext:value-type="string">
            <text:p>JB</text:p>
          </table:table-cell>
          <table:table-cell table:formula="of:=CONCATENATE([.B339];&quot;2*$&quot;;[.B339];&quot;$1+&quot;)" office:value-type="string" office:string-value="JB2*$JB$1+" calcext:value-type="string">
            <text:p>JB2*$JB$1+</text:p>
          </table:table-cell>
        </table:table-row>
        <table:table-row table:style-name="ro2">
          <table:table-cell table:formula="of:=IF([.A339]=90;65;[.A339]+1)" office:value-type="float" office:value="67" calcext:value-type="float">
            <text:p>67</text:p>
          </table:table-cell>
          <table:table-cell table:formula="of:=COM.MICROSOFT.CONCAT(&quot;J&quot;;CHAR([.A340]))" office:value-type="string" office:string-value="JC" calcext:value-type="string">
            <text:p>JC</text:p>
          </table:table-cell>
          <table:table-cell table:formula="of:=CONCATENATE([.B340];&quot;2*$&quot;;[.B340];&quot;$1+&quot;)" office:value-type="string" office:string-value="JC2*$JC$1+" calcext:value-type="string">
            <text:p>JC2*$JC$1+</text:p>
          </table:table-cell>
        </table:table-row>
        <table:table-row table:style-name="ro2">
          <table:table-cell table:formula="of:=IF([.A340]=90;65;[.A340]+1)" office:value-type="float" office:value="68" calcext:value-type="float">
            <text:p>68</text:p>
          </table:table-cell>
          <table:table-cell table:formula="of:=COM.MICROSOFT.CONCAT(&quot;J&quot;;CHAR([.A341]))" office:value-type="string" office:string-value="JD" calcext:value-type="string">
            <text:p>JD</text:p>
          </table:table-cell>
          <table:table-cell table:formula="of:=CONCATENATE([.B341];&quot;2*$&quot;;[.B341];&quot;$1+&quot;)" office:value-type="string" office:string-value="JD2*$JD$1+" calcext:value-type="string">
            <text:p>JD2*$JD$1+</text:p>
          </table:table-cell>
        </table:table-row>
        <table:table-row table:style-name="ro2">
          <table:table-cell table:formula="of:=IF([.A341]=90;65;[.A341]+1)" office:value-type="float" office:value="69" calcext:value-type="float">
            <text:p>69</text:p>
          </table:table-cell>
          <table:table-cell table:formula="of:=COM.MICROSOFT.CONCAT(&quot;J&quot;;CHAR([.A342]))" office:value-type="string" office:string-value="JE" calcext:value-type="string">
            <text:p>JE</text:p>
          </table:table-cell>
          <table:table-cell table:formula="of:=CONCATENATE([.B342];&quot;2*$&quot;;[.B342];&quot;$1+&quot;)" office:value-type="string" office:string-value="JE2*$JE$1+" calcext:value-type="string">
            <text:p>JE2*$JE$1+</text:p>
          </table:table-cell>
        </table:table-row>
        <table:table-row table:style-name="ro2">
          <table:table-cell table:formula="of:=IF([.A342]=90;65;[.A342]+1)" office:value-type="float" office:value="70" calcext:value-type="float">
            <text:p>70</text:p>
          </table:table-cell>
          <table:table-cell table:formula="of:=COM.MICROSOFT.CONCAT(&quot;J&quot;;CHAR([.A343]))" office:value-type="string" office:string-value="JF" calcext:value-type="string">
            <text:p>JF</text:p>
          </table:table-cell>
          <table:table-cell table:formula="of:=CONCATENATE([.B343];&quot;2*$&quot;;[.B343];&quot;$1+&quot;)" office:value-type="string" office:string-value="JF2*$JF$1+" calcext:value-type="string">
            <text:p>JF2*$JF$1+</text:p>
          </table:table-cell>
        </table:table-row>
        <table:table-row table:style-name="ro2">
          <table:table-cell table:formula="of:=IF([.A343]=90;65;[.A343]+1)" office:value-type="float" office:value="71" calcext:value-type="float">
            <text:p>71</text:p>
          </table:table-cell>
          <table:table-cell table:formula="of:=COM.MICROSOFT.CONCAT(&quot;J&quot;;CHAR([.A344]))" office:value-type="string" office:string-value="JG" calcext:value-type="string">
            <text:p>JG</text:p>
          </table:table-cell>
          <table:table-cell table:formula="of:=CONCATENATE([.B344];&quot;2*$&quot;;[.B344];&quot;$1+&quot;)" office:value-type="string" office:string-value="JG2*$JG$1+" calcext:value-type="string">
            <text:p>JG2*$JG$1+</text:p>
          </table:table-cell>
        </table:table-row>
        <table:table-row table:style-name="ro2">
          <table:table-cell table:formula="of:=IF([.A344]=90;65;[.A344]+1)" office:value-type="float" office:value="72" calcext:value-type="float">
            <text:p>72</text:p>
          </table:table-cell>
          <table:table-cell table:formula="of:=COM.MICROSOFT.CONCAT(&quot;J&quot;;CHAR([.A345]))" office:value-type="string" office:string-value="JH" calcext:value-type="string">
            <text:p>JH</text:p>
          </table:table-cell>
          <table:table-cell table:formula="of:=CONCATENATE([.B345];&quot;2*$&quot;;[.B345];&quot;$1+&quot;)" office:value-type="string" office:string-value="JH2*$JH$1+" calcext:value-type="string">
            <text:p>JH2*$JH$1+</text:p>
          </table:table-cell>
        </table:table-row>
        <table:table-row table:style-name="ro2">
          <table:table-cell table:formula="of:=IF([.A345]=90;65;[.A345]+1)" office:value-type="float" office:value="73" calcext:value-type="float">
            <text:p>73</text:p>
          </table:table-cell>
          <table:table-cell table:formula="of:=COM.MICROSOFT.CONCAT(&quot;J&quot;;CHAR([.A346]))" office:value-type="string" office:string-value="JI" calcext:value-type="string">
            <text:p>JI</text:p>
          </table:table-cell>
          <table:table-cell table:formula="of:=CONCATENATE([.B346];&quot;2*$&quot;;[.B346];&quot;$1+&quot;)" office:value-type="string" office:string-value="JI2*$JI$1+" calcext:value-type="string">
            <text:p>JI2*$JI$1+</text:p>
          </table:table-cell>
        </table:table-row>
        <table:table-row table:style-name="ro2">
          <table:table-cell table:formula="of:=IF([.A346]=90;65;[.A346]+1)" office:value-type="float" office:value="74" calcext:value-type="float">
            <text:p>74</text:p>
          </table:table-cell>
          <table:table-cell table:formula="of:=COM.MICROSOFT.CONCAT(&quot;J&quot;;CHAR([.A347]))" office:value-type="string" office:string-value="JJ" calcext:value-type="string">
            <text:p>JJ</text:p>
          </table:table-cell>
          <table:table-cell table:formula="of:=CONCATENATE([.B347];&quot;2*$&quot;;[.B347];&quot;$1+&quot;)" office:value-type="string" office:string-value="JJ2*$JJ$1+" calcext:value-type="string">
            <text:p>JJ2*$JJ$1+</text:p>
          </table:table-cell>
        </table:table-row>
        <table:table-row table:style-name="ro2">
          <table:table-cell table:formula="of:=IF([.A347]=90;65;[.A347]+1)" office:value-type="float" office:value="75" calcext:value-type="float">
            <text:p>75</text:p>
          </table:table-cell>
          <table:table-cell table:formula="of:=COM.MICROSOFT.CONCAT(&quot;J&quot;;CHAR([.A348]))" office:value-type="string" office:string-value="JK" calcext:value-type="string">
            <text:p>JK</text:p>
          </table:table-cell>
          <table:table-cell table:formula="of:=CONCATENATE([.B348];&quot;2*$&quot;;[.B348];&quot;$1+&quot;)" office:value-type="string" office:string-value="JK2*$JK$1+" calcext:value-type="string">
            <text:p>JK2*$JK$1+</text:p>
          </table:table-cell>
        </table:table-row>
        <table:table-row table:style-name="ro2">
          <table:table-cell table:formula="of:=IF([.A348]=90;65;[.A348]+1)" office:value-type="float" office:value="76" calcext:value-type="float">
            <text:p>76</text:p>
          </table:table-cell>
          <table:table-cell table:formula="of:=COM.MICROSOFT.CONCAT(&quot;J&quot;;CHAR([.A349]))" office:value-type="string" office:string-value="JL" calcext:value-type="string">
            <text:p>JL</text:p>
          </table:table-cell>
          <table:table-cell table:formula="of:=CONCATENATE([.B349];&quot;2*$&quot;;[.B349];&quot;$1+&quot;)" office:value-type="string" office:string-value="JL2*$JL$1+" calcext:value-type="string">
            <text:p>JL2*$JL$1+</text:p>
          </table:table-cell>
        </table:table-row>
        <table:table-row table:style-name="ro2">
          <table:table-cell table:formula="of:=IF([.A349]=90;65;[.A349]+1)" office:value-type="float" office:value="77" calcext:value-type="float">
            <text:p>77</text:p>
          </table:table-cell>
          <table:table-cell table:formula="of:=COM.MICROSOFT.CONCAT(&quot;J&quot;;CHAR([.A350]))" office:value-type="string" office:string-value="JM" calcext:value-type="string">
            <text:p>JM</text:p>
          </table:table-cell>
          <table:table-cell table:formula="of:=CONCATENATE([.B350];&quot;2*$&quot;;[.B350];&quot;$1+&quot;)" office:value-type="string" office:string-value="JM2*$JM$1+" calcext:value-type="string">
            <text:p>JM2*$JM$1+</text:p>
          </table:table-cell>
        </table:table-row>
        <table:table-row table:style-name="ro2">
          <table:table-cell table:formula="of:=IF([.A350]=90;65;[.A350]+1)" office:value-type="float" office:value="78" calcext:value-type="float">
            <text:p>78</text:p>
          </table:table-cell>
          <table:table-cell table:formula="of:=COM.MICROSOFT.CONCAT(&quot;J&quot;;CHAR([.A351]))" office:value-type="string" office:string-value="JN" calcext:value-type="string">
            <text:p>JN</text:p>
          </table:table-cell>
          <table:table-cell table:formula="of:=CONCATENATE([.B351];&quot;2*$&quot;;[.B351];&quot;$1+&quot;)" office:value-type="string" office:string-value="JN2*$JN$1+" calcext:value-type="string">
            <text:p>JN2*$JN$1+</text:p>
          </table:table-cell>
        </table:table-row>
        <table:table-row table:style-name="ro2">
          <table:table-cell table:formula="of:=IF([.A351]=90;65;[.A351]+1)" office:value-type="float" office:value="79" calcext:value-type="float">
            <text:p>79</text:p>
          </table:table-cell>
          <table:table-cell table:formula="of:=COM.MICROSOFT.CONCAT(&quot;J&quot;;CHAR([.A352]))" office:value-type="string" office:string-value="JO" calcext:value-type="string">
            <text:p>JO</text:p>
          </table:table-cell>
          <table:table-cell table:formula="of:=CONCATENATE([.B352];&quot;2*$&quot;;[.B352];&quot;$1+&quot;)" office:value-type="string" office:string-value="JO2*$JO$1+" calcext:value-type="string">
            <text:p>JO2*$JO$1+</text:p>
          </table:table-cell>
        </table:table-row>
        <table:table-row table:style-name="ro2">
          <table:table-cell table:formula="of:=IF([.A352]=90;65;[.A352]+1)" office:value-type="float" office:value="80" calcext:value-type="float">
            <text:p>80</text:p>
          </table:table-cell>
          <table:table-cell table:formula="of:=COM.MICROSOFT.CONCAT(&quot;J&quot;;CHAR([.A353]))" office:value-type="string" office:string-value="JP" calcext:value-type="string">
            <text:p>JP</text:p>
          </table:table-cell>
          <table:table-cell table:formula="of:=CONCATENATE([.B353];&quot;2*$&quot;;[.B353];&quot;$1+&quot;)" office:value-type="string" office:string-value="JP2*$JP$1+" calcext:value-type="string">
            <text:p>JP2*$JP$1+</text:p>
          </table:table-cell>
        </table:table-row>
        <table:table-row table:style-name="ro2">
          <table:table-cell table:formula="of:=IF([.A353]=90;65;[.A353]+1)" office:value-type="float" office:value="81" calcext:value-type="float">
            <text:p>81</text:p>
          </table:table-cell>
          <table:table-cell table:formula="of:=COM.MICROSOFT.CONCAT(&quot;J&quot;;CHAR([.A354]))" office:value-type="string" office:string-value="JQ" calcext:value-type="string">
            <text:p>JQ</text:p>
          </table:table-cell>
          <table:table-cell table:formula="of:=CONCATENATE([.B354];&quot;2*$&quot;;[.B354];&quot;$1+&quot;)" office:value-type="string" office:string-value="JQ2*$JQ$1+" calcext:value-type="string">
            <text:p>JQ2*$JQ$1+</text:p>
          </table:table-cell>
        </table:table-row>
        <table:table-row table:style-name="ro2">
          <table:table-cell table:formula="of:=IF([.A354]=90;65;[.A354]+1)" office:value-type="float" office:value="82" calcext:value-type="float">
            <text:p>82</text:p>
          </table:table-cell>
          <table:table-cell table:formula="of:=COM.MICROSOFT.CONCAT(&quot;J&quot;;CHAR([.A355]))" office:value-type="string" office:string-value="JR" calcext:value-type="string">
            <text:p>JR</text:p>
          </table:table-cell>
          <table:table-cell table:formula="of:=CONCATENATE([.B355];&quot;2*$&quot;;[.B355];&quot;$1+&quot;)" office:value-type="string" office:string-value="JR2*$JR$1+" calcext:value-type="string">
            <text:p>JR2*$JR$1+</text:p>
          </table:table-cell>
        </table:table-row>
        <table:table-row table:style-name="ro2">
          <table:table-cell table:formula="of:=IF([.A355]=90;65;[.A355]+1)" office:value-type="float" office:value="83" calcext:value-type="float">
            <text:p>83</text:p>
          </table:table-cell>
          <table:table-cell table:formula="of:=COM.MICROSOFT.CONCAT(&quot;J&quot;;CHAR([.A356]))" office:value-type="string" office:string-value="JS" calcext:value-type="string">
            <text:p>JS</text:p>
          </table:table-cell>
          <table:table-cell table:formula="of:=CONCATENATE([.B356];&quot;2*$&quot;;[.B356];&quot;$1+&quot;)" office:value-type="string" office:string-value="JS2*$JS$1+" calcext:value-type="string">
            <text:p>JS2*$JS$1+</text:p>
          </table:table-cell>
        </table:table-row>
        <table:table-row table:style-name="ro2">
          <table:table-cell table:formula="of:=IF([.A356]=90;65;[.A356]+1)" office:value-type="float" office:value="84" calcext:value-type="float">
            <text:p>84</text:p>
          </table:table-cell>
          <table:table-cell table:formula="of:=COM.MICROSOFT.CONCAT(&quot;J&quot;;CHAR([.A357]))" office:value-type="string" office:string-value="JT" calcext:value-type="string">
            <text:p>JT</text:p>
          </table:table-cell>
          <table:table-cell table:formula="of:=CONCATENATE([.B357];&quot;2*$&quot;;[.B357];&quot;$1+&quot;)" office:value-type="string" office:string-value="JT2*$JT$1+" calcext:value-type="string">
            <text:p>JT2*$JT$1+</text:p>
          </table:table-cell>
        </table:table-row>
        <table:table-row table:style-name="ro2">
          <table:table-cell table:formula="of:=IF([.A357]=90;65;[.A357]+1)" office:value-type="float" office:value="85" calcext:value-type="float">
            <text:p>85</text:p>
          </table:table-cell>
          <table:table-cell table:formula="of:=COM.MICROSOFT.CONCAT(&quot;J&quot;;CHAR([.A358]))" office:value-type="string" office:string-value="JU" calcext:value-type="string">
            <text:p>JU</text:p>
          </table:table-cell>
          <table:table-cell table:formula="of:=CONCATENATE([.B358];&quot;2*$&quot;;[.B358];&quot;$1+&quot;)" office:value-type="string" office:string-value="JU2*$JU$1+" calcext:value-type="string">
            <text:p>JU2*$JU$1+</text:p>
          </table:table-cell>
        </table:table-row>
        <table:table-row table:style-name="ro2">
          <table:table-cell table:formula="of:=IF([.A358]=90;65;[.A358]+1)" office:value-type="float" office:value="86" calcext:value-type="float">
            <text:p>86</text:p>
          </table:table-cell>
          <table:table-cell table:formula="of:=COM.MICROSOFT.CONCAT(&quot;J&quot;;CHAR([.A359]))" office:value-type="string" office:string-value="JV" calcext:value-type="string">
            <text:p>JV</text:p>
          </table:table-cell>
          <table:table-cell table:formula="of:=CONCATENATE([.B359];&quot;2*$&quot;;[.B359];&quot;$1+&quot;)" office:value-type="string" office:string-value="JV2*$JV$1+" calcext:value-type="string">
            <text:p>JV2*$JV$1+</text:p>
          </table:table-cell>
        </table:table-row>
        <table:table-row table:style-name="ro2">
          <table:table-cell table:formula="of:=IF([.A359]=90;65;[.A359]+1)" office:value-type="float" office:value="87" calcext:value-type="float">
            <text:p>87</text:p>
          </table:table-cell>
          <table:table-cell table:formula="of:=COM.MICROSOFT.CONCAT(&quot;J&quot;;CHAR([.A360]))" office:value-type="string" office:string-value="JW" calcext:value-type="string">
            <text:p>JW</text:p>
          </table:table-cell>
          <table:table-cell table:formula="of:=CONCATENATE([.B360];&quot;2*$&quot;;[.B360];&quot;$1+&quot;)" office:value-type="string" office:string-value="JW2*$JW$1+" calcext:value-type="string">
            <text:p>JW2*$JW$1+</text:p>
          </table:table-cell>
        </table:table-row>
        <table:table-row table:style-name="ro2">
          <table:table-cell table:formula="of:=IF([.A360]=90;65;[.A360]+1)" office:value-type="float" office:value="88" calcext:value-type="float">
            <text:p>88</text:p>
          </table:table-cell>
          <table:table-cell table:formula="of:=COM.MICROSOFT.CONCAT(&quot;J&quot;;CHAR([.A361]))" office:value-type="string" office:string-value="JX" calcext:value-type="string">
            <text:p>JX</text:p>
          </table:table-cell>
          <table:table-cell table:formula="of:=CONCATENATE([.B361];&quot;2*$&quot;;[.B361];&quot;$1+&quot;)" office:value-type="string" office:string-value="JX2*$JX$1+" calcext:value-type="string">
            <text:p>JX2*$JX$1+</text:p>
          </table:table-cell>
        </table:table-row>
        <table:table-row table:style-name="ro2">
          <table:table-cell table:formula="of:=IF([.A361]=90;65;[.A361]+1)" office:value-type="float" office:value="89" calcext:value-type="float">
            <text:p>89</text:p>
          </table:table-cell>
          <table:table-cell table:formula="of:=COM.MICROSOFT.CONCAT(&quot;J&quot;;CHAR([.A362]))" office:value-type="string" office:string-value="JY" calcext:value-type="string">
            <text:p>JY</text:p>
          </table:table-cell>
          <table:table-cell table:formula="of:=CONCATENATE([.B362];&quot;2*$&quot;;[.B362];&quot;$1+&quot;)" office:value-type="string" office:string-value="JY2*$JY$1+" calcext:value-type="string">
            <text:p>JY2*$JY$1+</text:p>
          </table:table-cell>
        </table:table-row>
        <table:table-row table:style-name="ro2">
          <table:table-cell table:formula="of:=IF([.A362]=90;65;[.A362]+1)" office:value-type="float" office:value="90" calcext:value-type="float">
            <text:p>90</text:p>
          </table:table-cell>
          <table:table-cell table:formula="of:=COM.MICROSOFT.CONCAT(&quot;J&quot;;CHAR([.A363]))" office:value-type="string" office:string-value="JZ" calcext:value-type="string">
            <text:p>JZ</text:p>
          </table:table-cell>
          <table:table-cell table:formula="of:=CONCATENATE([.B363];&quot;2*$&quot;;[.B363];&quot;$1+&quot;)" office:value-type="string" office:string-value="JZ2*$JZ$1+" calcext:value-type="string">
            <text:p>JZ2*$JZ$1+</text:p>
          </table:table-cell>
        </table:table-row>
        <table:table-row table:style-name="ro2">
          <table:table-cell table:formula="of:=IF([.A363]=90;65;[.A363]+1)" office:value-type="float" office:value="65" calcext:value-type="float">
            <text:p>65</text:p>
          </table:table-cell>
          <table:table-cell table:formula="of:=COM.MICROSOFT.CONCAT(&quot;K&quot;;CHAR([.A364]))" office:value-type="string" office:string-value="KA" calcext:value-type="string">
            <text:p>KA</text:p>
          </table:table-cell>
          <table:table-cell table:formula="of:=CONCATENATE([.B364];&quot;2*$&quot;;[.B364];&quot;$1+&quot;)" office:value-type="string" office:string-value="KA2*$KA$1+" calcext:value-type="string">
            <text:p>KA2*$KA$1+</text:p>
          </table:table-cell>
        </table:table-row>
        <table:table-row table:style-name="ro2">
          <table:table-cell table:formula="of:=IF([.A364]=90;65;[.A364]+1)" office:value-type="float" office:value="66" calcext:value-type="float">
            <text:p>66</text:p>
          </table:table-cell>
          <table:table-cell table:formula="of:=COM.MICROSOFT.CONCAT(&quot;K&quot;;CHAR([.A365]))" office:value-type="string" office:string-value="KB" calcext:value-type="string">
            <text:p>KB</text:p>
          </table:table-cell>
          <table:table-cell table:formula="of:=CONCATENATE([.B365];&quot;2*$&quot;;[.B365];&quot;$1+&quot;)" office:value-type="string" office:string-value="KB2*$KB$1+" calcext:value-type="string">
            <text:p>KB2*$KB$1+</text:p>
          </table:table-cell>
        </table:table-row>
        <table:table-row table:style-name="ro2">
          <table:table-cell table:formula="of:=IF([.A365]=90;65;[.A365]+1)" office:value-type="float" office:value="67" calcext:value-type="float">
            <text:p>67</text:p>
          </table:table-cell>
          <table:table-cell table:formula="of:=COM.MICROSOFT.CONCAT(&quot;K&quot;;CHAR([.A366]))" office:value-type="string" office:string-value="KC" calcext:value-type="string">
            <text:p>KC</text:p>
          </table:table-cell>
          <table:table-cell table:formula="of:=CONCATENATE([.B366];&quot;2*$&quot;;[.B366];&quot;$1+&quot;)" office:value-type="string" office:string-value="KC2*$KC$1+" calcext:value-type="string">
            <text:p>KC2*$KC$1+</text:p>
          </table:table-cell>
        </table:table-row>
        <table:table-row table:style-name="ro2">
          <table:table-cell table:formula="of:=IF([.A366]=90;65;[.A366]+1)" office:value-type="float" office:value="68" calcext:value-type="float">
            <text:p>68</text:p>
          </table:table-cell>
          <table:table-cell table:formula="of:=COM.MICROSOFT.CONCAT(&quot;K&quot;;CHAR([.A367]))" office:value-type="string" office:string-value="KD" calcext:value-type="string">
            <text:p>KD</text:p>
          </table:table-cell>
          <table:table-cell table:formula="of:=CONCATENATE([.B367];&quot;2*$&quot;;[.B367];&quot;$1+&quot;)" office:value-type="string" office:string-value="KD2*$KD$1+" calcext:value-type="string">
            <text:p>KD2*$KD$1+</text:p>
          </table:table-cell>
        </table:table-row>
        <table:table-row table:style-name="ro2">
          <table:table-cell table:formula="of:=IF([.A367]=90;65;[.A367]+1)" office:value-type="float" office:value="69" calcext:value-type="float">
            <text:p>69</text:p>
          </table:table-cell>
          <table:table-cell table:formula="of:=COM.MICROSOFT.CONCAT(&quot;K&quot;;CHAR([.A368]))" office:value-type="string" office:string-value="KE" calcext:value-type="string">
            <text:p>KE</text:p>
          </table:table-cell>
          <table:table-cell table:formula="of:=CONCATENATE([.B368];&quot;2*$&quot;;[.B368];&quot;$1+&quot;)" office:value-type="string" office:string-value="KE2*$KE$1+" calcext:value-type="string">
            <text:p>KE2*$KE$1+</text:p>
          </table:table-cell>
        </table:table-row>
        <table:table-row table:style-name="ro2">
          <table:table-cell table:formula="of:=IF([.A368]=90;65;[.A368]+1)" office:value-type="float" office:value="70" calcext:value-type="float">
            <text:p>70</text:p>
          </table:table-cell>
          <table:table-cell table:formula="of:=COM.MICROSOFT.CONCAT(&quot;K&quot;;CHAR([.A369]))" office:value-type="string" office:string-value="KF" calcext:value-type="string">
            <text:p>KF</text:p>
          </table:table-cell>
          <table:table-cell table:formula="of:=CONCATENATE([.B369];&quot;2*$&quot;;[.B369];&quot;$1+&quot;)" office:value-type="string" office:string-value="KF2*$KF$1+" calcext:value-type="string">
            <text:p>KF2*$KF$1+</text:p>
          </table:table-cell>
        </table:table-row>
        <table:table-row table:style-name="ro2">
          <table:table-cell table:formula="of:=IF([.A369]=90;65;[.A369]+1)" office:value-type="float" office:value="71" calcext:value-type="float">
            <text:p>71</text:p>
          </table:table-cell>
          <table:table-cell table:formula="of:=COM.MICROSOFT.CONCAT(&quot;K&quot;;CHAR([.A370]))" office:value-type="string" office:string-value="KG" calcext:value-type="string">
            <text:p>KG</text:p>
          </table:table-cell>
          <table:table-cell table:formula="of:=CONCATENATE([.B370];&quot;2*$&quot;;[.B370];&quot;$1+&quot;)" office:value-type="string" office:string-value="KG2*$KG$1+" calcext:value-type="string">
            <text:p>KG2*$KG$1+</text:p>
          </table:table-cell>
        </table:table-row>
        <table:table-row table:style-name="ro2">
          <table:table-cell table:formula="of:=IF([.A370]=90;65;[.A370]+1)" office:value-type="float" office:value="72" calcext:value-type="float">
            <text:p>72</text:p>
          </table:table-cell>
          <table:table-cell table:formula="of:=COM.MICROSOFT.CONCAT(&quot;K&quot;;CHAR([.A371]))" office:value-type="string" office:string-value="KH" calcext:value-type="string">
            <text:p>KH</text:p>
          </table:table-cell>
          <table:table-cell table:formula="of:=CONCATENATE([.B371];&quot;2*$&quot;;[.B371];&quot;$1+&quot;)" office:value-type="string" office:string-value="KH2*$KH$1+" calcext:value-type="string">
            <text:p>KH2*$KH$1+</text:p>
          </table:table-cell>
        </table:table-row>
        <table:table-row table:style-name="ro2">
          <table:table-cell table:formula="of:=IF([.A371]=90;65;[.A371]+1)" office:value-type="float" office:value="73" calcext:value-type="float">
            <text:p>73</text:p>
          </table:table-cell>
          <table:table-cell table:formula="of:=COM.MICROSOFT.CONCAT(&quot;K&quot;;CHAR([.A372]))" office:value-type="string" office:string-value="KI" calcext:value-type="string">
            <text:p>KI</text:p>
          </table:table-cell>
          <table:table-cell table:formula="of:=CONCATENATE([.B372];&quot;2*$&quot;;[.B372];&quot;$1+&quot;)" office:value-type="string" office:string-value="KI2*$KI$1+" calcext:value-type="string">
            <text:p>KI2*$KI$1+</text:p>
          </table:table-cell>
        </table:table-row>
        <table:table-row table:style-name="ro2">
          <table:table-cell table:formula="of:=IF([.A372]=90;65;[.A372]+1)" office:value-type="float" office:value="74" calcext:value-type="float">
            <text:p>74</text:p>
          </table:table-cell>
          <table:table-cell table:formula="of:=COM.MICROSOFT.CONCAT(&quot;K&quot;;CHAR([.A373]))" office:value-type="string" office:string-value="KJ" calcext:value-type="string">
            <text:p>KJ</text:p>
          </table:table-cell>
          <table:table-cell table:formula="of:=CONCATENATE([.B373];&quot;2*$&quot;;[.B373];&quot;$1+&quot;)" office:value-type="string" office:string-value="KJ2*$KJ$1+" calcext:value-type="string">
            <text:p>KJ2*$KJ$1+</text:p>
          </table:table-cell>
        </table:table-row>
        <table:table-row table:style-name="ro2">
          <table:table-cell table:formula="of:=IF([.A373]=90;65;[.A373]+1)" office:value-type="float" office:value="75" calcext:value-type="float">
            <text:p>75</text:p>
          </table:table-cell>
          <table:table-cell table:formula="of:=COM.MICROSOFT.CONCAT(&quot;K&quot;;CHAR([.A374]))" office:value-type="string" office:string-value="KK" calcext:value-type="string">
            <text:p>KK</text:p>
          </table:table-cell>
          <table:table-cell table:formula="of:=CONCATENATE([.B374];&quot;2*$&quot;;[.B374];&quot;$1+&quot;)" office:value-type="string" office:string-value="KK2*$KK$1+" calcext:value-type="string">
            <text:p>KK2*$KK$1+</text:p>
          </table:table-cell>
        </table:table-row>
        <table:table-row table:style-name="ro2">
          <table:table-cell table:formula="of:=IF([.A374]=90;65;[.A374]+1)" office:value-type="float" office:value="76" calcext:value-type="float">
            <text:p>76</text:p>
          </table:table-cell>
          <table:table-cell table:formula="of:=COM.MICROSOFT.CONCAT(&quot;K&quot;;CHAR([.A375]))" office:value-type="string" office:string-value="KL" calcext:value-type="string">
            <text:p>KL</text:p>
          </table:table-cell>
          <table:table-cell table:formula="of:=CONCATENATE([.B375];&quot;2*$&quot;;[.B375];&quot;$1&quot;)" office:value-type="string" office:string-value="KL2*$KL$1" calcext:value-type="string">
            <text:p>KL2*$KL$1</text:p>
          </table:table-cell>
        </table:table-row>
        <table:table-row table:style-name="ro1" table:number-rows-repeated="1048200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Sheet2.A1:Sheet2.A1048576">
            <calcext:condition calcext:apply-style-name="Error" calcext:value="=90" calcext:base-cell-address="Sheet2.A1"/>
          </calcext:conditional-format>
        </calcext:conditional-formats>
      </table:table>
      <table:table table:name="A-Combined-Resorted" table:style-name="ta1">
        <table:shapes>
          <draw:frame draw:z-index="0" draw:style-name="gr1" draw:text-style-name="P1" svg:width="453.23pt" svg:height="255.23pt" svg:x="26244.45pt" svg:y="1235.08pt">
            <draw:object draw:notify-on-update-of-ranges="'A-Combined-Resorted'.KM92:'A-Combined-Resorted'.NV9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7" table:default-cell-style-name="Default"/>
        <table:table-column table:style-name="co3" table:number-columns-repeated="5" table:default-cell-style-name="Default"/>
        <table:table-column table:style-name="co2" table:number-columns-repeated="18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column table:style-name="co4" table:number-columns-repeated="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number-columns-repeated="3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4" table:number-columns-repeated="2" table:default-cell-style-name="Default"/>
        <table:table-column table:style-name="co2" table:number-columns-repeated="8" table:default-cell-style-name="Default"/>
        <table:table-column table:style-name="co4" table:default-cell-style-name="Default"/>
        <table:table-column table:style-name="co2" table:number-columns-repeated="11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1" table:default-cell-style-name="Default"/>
        <table:table-column table:style-name="co3" table:number-columns-repeated="2" table:default-cell-style-name="Default"/>
        <table:table-column table:style-name="co2" table:number-columns-repeated="9" table:default-cell-style-name="Default"/>
        <table:table-column table:style-name="co4" table:default-cell-style-name="Default"/>
        <table:table-column table:style-name="co2" table:number-columns-repeated="37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14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4" table:number-columns-repeated="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16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9" table:number-columns-repeated="185" table:default-cell-style-name="Default"/>
        <table:table-row table:style-name="ro1">
          <table:table-cell office:value-type="string" calcext:value-type="string">
            <text:p>A</text:p>
          </table:table-cell>
          <table:table-cell table:style-name="ce1" office:value-type="float" office:value="0.7583635061" calcext:value-type="float">
            <text:p>0.7583635061</text:p>
          </table:table-cell>
          <table:table-cell table:style-name="ce1" office:value-type="float" office:value="0.7248059545" calcext:value-type="float">
            <text:p>0.7248059545</text:p>
          </table:table-cell>
          <table:table-cell table:style-name="ce1" office:value-type="float" office:value="0.7120943041" calcext:value-type="float">
            <text:p>0.7120943041</text:p>
          </table:table-cell>
          <table:table-cell table:style-name="ce1" office:value-type="float" office:value="0.7088976351" calcext:value-type="float">
            <text:p>0.7088976351</text:p>
          </table:table-cell>
          <table:table-cell table:number-columns-repeated="3" table:style-name="ce1" office:value-type="float" office:value="0.7066444632" calcext:value-type="float">
            <text:p>0.7066444632</text:p>
          </table:table-cell>
          <table:table-cell table:style-name="ce1" office:value-type="float" office:value="0.7028057401" calcext:value-type="float">
            <text:p>0.7028057401</text:p>
          </table:table-cell>
          <table:table-cell table:style-name="ce1" office:value-type="float" office:value="0.6981908753" calcext:value-type="float">
            <text:p>0.6981908753</text:p>
          </table:table-cell>
          <table:table-cell table:style-name="ce1" office:value-type="float" office:value="0.6975322047" calcext:value-type="float">
            <text:p>0.6975322047</text:p>
          </table:table-cell>
          <table:table-cell table:style-name="ce1" office:value-type="float" office:value="0.6973248698" calcext:value-type="float">
            <text:p>0.6973248698</text:p>
          </table:table-cell>
          <table:table-cell table:style-name="ce1" office:value-type="float" office:value="0.6964608344" calcext:value-type="float">
            <text:p>0.6964608344</text:p>
          </table:table-cell>
          <table:table-cell table:style-name="ce1" office:value-type="float" office:value="0.6944735981" calcext:value-type="float">
            <text:p>0.6944735981</text:p>
          </table:table-cell>
          <table:table-cell table:style-name="ce1" office:value-type="float" office:value="0.6931258766" calcext:value-type="float">
            <text:p>0.6931258766</text:p>
          </table:table-cell>
          <table:table-cell table:style-name="ce1" office:value-type="float" office:value="0.6906524788" calcext:value-type="float">
            <text:p>0.6906524788</text:p>
          </table:table-cell>
          <table:table-cell table:style-name="ce1" office:value-type="float" office:value="0.6906122449" calcext:value-type="float">
            <text:p>0.6906122449</text:p>
          </table:table-cell>
          <table:table-cell table:style-name="ce1" office:value-type="float" office:value="0.6896299473" calcext:value-type="float">
            <text:p>0.6896299473</text:p>
          </table:table-cell>
          <table:table-cell table:number-columns-repeated="4" table:style-name="ce1" office:value-type="float" office:value="0.6852710843" calcext:value-type="float">
            <text:p>0.6852710843</text:p>
          </table:table-cell>
          <table:table-cell table:style-name="ce1" office:value-type="float" office:value="0.6850174626" calcext:value-type="float">
            <text:p>0.6850174626</text:p>
          </table:table-cell>
          <table:table-cell table:style-name="ce1" office:value-type="float" office:value="0.6848189133" calcext:value-type="float">
            <text:p>0.6848189133</text:p>
          </table:table-cell>
          <table:table-cell table:number-columns-repeated="4" table:style-name="ce1" office:value-type="float" office:value="0.6847219889" calcext:value-type="float">
            <text:p>0.6847219889</text:p>
          </table:table-cell>
          <table:table-cell table:style-name="ce1" office:value-type="float" office:value="0.6841677968" calcext:value-type="float">
            <text:p>0.6841677968</text:p>
          </table:table-cell>
          <table:table-cell table:number-columns-repeated="3" table:style-name="ce1" office:value-type="float" office:value="0.6840240338" calcext:value-type="float">
            <text:p>0.6840240338</text:p>
          </table:table-cell>
          <table:table-cell table:style-name="ce1" office:value-type="float" office:value="0.6836195854" calcext:value-type="float">
            <text:p>0.6836195854</text:p>
          </table:table-cell>
          <table:table-cell table:style-name="ce1" office:value-type="float" office:value="0.6830747026" calcext:value-type="float">
            <text:p>0.6830747026</text:p>
          </table:table-cell>
          <table:table-cell table:style-name="ce1" office:value-type="float" office:value="0.6781374717" calcext:value-type="float">
            <text:p>0.6781374717</text:p>
          </table:table-cell>
          <table:table-cell table:number-columns-repeated="2" table:style-name="ce1" office:value-type="float" office:value="0.6778231293" calcext:value-type="float">
            <text:p>0.6778231293</text:p>
          </table:table-cell>
          <table:table-cell table:style-name="ce1" office:value-type="float" office:value="0.6752146334" calcext:value-type="float">
            <text:p>0.6752146334</text:p>
          </table:table-cell>
          <table:table-cell table:number-columns-repeated="4" table:style-name="ce1" office:value-type="float" office:value="0.6751871149" calcext:value-type="float">
            <text:p>0.6751871149</text:p>
          </table:table-cell>
          <table:table-cell table:style-name="ce1" office:value-type="float" office:value="0.6751194533" calcext:value-type="float">
            <text:p>0.6751194533</text:p>
          </table:table-cell>
          <table:table-cell table:style-name="ce1" office:value-type="float" office:value="0.6735600907" calcext:value-type="float">
            <text:p>0.6735600907</text:p>
          </table:table-cell>
          <table:table-cell table:style-name="ce1" office:value-type="float" office:value="0.6719614512" calcext:value-type="float">
            <text:p>0.6719614512</text:p>
          </table:table-cell>
          <table:table-cell table:number-columns-repeated="3" table:style-name="ce1" office:value-type="float" office:value="0.6715872332" calcext:value-type="float">
            <text:p>0.6715872332</text:p>
          </table:table-cell>
          <table:table-cell table:style-name="ce1" office:value-type="float" office:value="0.6684780331" calcext:value-type="float">
            <text:p>0.6684780331</text:p>
          </table:table-cell>
          <table:table-cell table:style-name="ce1" office:value-type="float" office:value="0.6658062357" calcext:value-type="float">
            <text:p>0.6658062357</text:p>
          </table:table-cell>
          <table:table-cell table:style-name="ce1" office:value-type="float" office:value="0.6654324053" calcext:value-type="float">
            <text:p>0.6654324053</text:p>
          </table:table-cell>
          <table:table-cell table:number-columns-repeated="4" table:style-name="ce1" office:value-type="float" office:value="0.6650340136" calcext:value-type="float">
            <text:p>0.6650340136</text:p>
          </table:table-cell>
          <table:table-cell table:style-name="ce1" office:value-type="float" office:value="0.6644708815" calcext:value-type="float">
            <text:p>0.6644708815</text:p>
          </table:table-cell>
          <table:table-cell table:style-name="ce1" office:value-type="float" office:value="0.6643324329" calcext:value-type="float">
            <text:p>0.6643324329</text:p>
          </table:table-cell>
          <table:table-cell table:number-columns-repeated="2" table:style-name="ce1" office:value-type="float" office:value="0.6634353741" calcext:value-type="float">
            <text:p>0.6634353741</text:p>
          </table:table-cell>
          <table:table-cell table:style-name="ce1" office:value-type="float" office:value="0.6630038093" calcext:value-type="float">
            <text:p>0.6630038093</text:p>
          </table:table-cell>
          <table:table-cell table:style-name="ce1" office:value-type="float" office:value="0.6623972492" calcext:value-type="float">
            <text:p>0.6623972492</text:p>
          </table:table-cell>
          <table:table-cell table:style-name="ce1" office:value-type="float" office:value="0.661903597" calcext:value-type="float">
            <text:p>0.661903597</text:p>
          </table:table-cell>
          <table:table-cell table:style-name="ce1" office:value-type="float" office:value="0.6608867054" calcext:value-type="float">
            <text:p>0.6608867054</text:p>
          </table:table-cell>
          <table:table-cell table:style-name="ce1" office:value-type="float" office:value="0.6607901795" calcext:value-type="float">
            <text:p>0.6607901795</text:p>
          </table:table-cell>
          <table:table-cell table:style-name="ce1" office:value-type="float" office:value="0.6555230324" calcext:value-type="float">
            <text:p>0.6555230324</text:p>
          </table:table-cell>
          <table:table-cell table:style-name="ce1" office:value-type="float" office:value="0.6537306073" calcext:value-type="float">
            <text:p>0.6537306073</text:p>
          </table:table-cell>
          <table:table-cell table:style-name="ce1" office:value-type="float" office:value="0.6534502323" calcext:value-type="float">
            <text:p>0.6534502323</text:p>
          </table:table-cell>
          <table:table-cell table:number-columns-repeated="2" table:style-name="ce1" office:value-type="float" office:value="0.6533336342" calcext:value-type="float">
            <text:p>0.6533336342</text:p>
          </table:table-cell>
          <table:table-cell table:number-columns-repeated="3" table:style-name="ce1" office:value-type="float" office:value="0.652244898" calcext:value-type="float">
            <text:p>0.652244898</text:p>
          </table:table-cell>
          <table:table-cell table:style-name="ce1" office:value-type="float" office:value="0.6518233257" calcext:value-type="float">
            <text:p>0.6518233257</text:p>
          </table:table-cell>
          <table:table-cell table:style-name="ce1" office:value-type="float" office:value="0.6516925953" calcext:value-type="float">
            <text:p>0.6516925953</text:p>
          </table:table-cell>
          <table:table-cell table:style-name="ce1" office:value-type="float" office:value="0.6502040816" calcext:value-type="float">
            <text:p>0.6502040816</text:p>
          </table:table-cell>
          <table:table-cell table:style-name="ce1" office:value-type="float" office:value="0.6501133787" calcext:value-type="float">
            <text:p>0.6501133787</text:p>
          </table:table-cell>
          <table:table-cell table:number-columns-repeated="2" table:style-name="ce1" office:value-type="float" office:value="0.6485147392" calcext:value-type="float">
            <text:p>0.6485147392</text:p>
          </table:table-cell>
          <table:table-cell table:style-name="ce1" office:value-type="float" office:value="0.6482924797" calcext:value-type="float">
            <text:p>0.6482924797</text:p>
          </table:table-cell>
          <table:table-cell table:style-name="ce1" office:value-type="float" office:value="0.6479655952" calcext:value-type="float">
            <text:p>0.6479655952</text:p>
          </table:table-cell>
          <table:table-cell table:number-columns-repeated="2" table:style-name="ce1" office:value-type="float" office:value="0.646713632" calcext:value-type="float">
            <text:p>0.646713632</text:p>
          </table:table-cell>
          <table:table-cell table:style-name="ce1" office:value-type="float" office:value="0.646195432" calcext:value-type="float">
            <text:p>0.646195432</text:p>
          </table:table-cell>
          <table:table-cell table:style-name="ce1" office:value-type="float" office:value="0.6437545162" calcext:value-type="float">
            <text:p>0.6437545162</text:p>
          </table:table-cell>
          <table:table-cell table:style-name="ce1" office:value-type="float" office:value="0.6417027715" calcext:value-type="float">
            <text:p>0.6417027715</text:p>
          </table:table-cell>
          <table:table-cell table:number-columns-repeated="3" table:style-name="ce1" office:value-type="float" office:value="0.6412348632" calcext:value-type="float">
            <text:p>0.6412348632</text:p>
          </table:table-cell>
          <table:table-cell table:style-name="ce1" office:value-type="float" office:value="0.6405215419" calcext:value-type="float">
            <text:p>0.6405215419</text:p>
          </table:table-cell>
          <table:table-cell table:style-name="ce1" office:value-type="float" office:value="0.6403010407" calcext:value-type="float">
            <text:p>0.6403010407</text:p>
          </table:table-cell>
          <table:table-cell table:style-name="ce1" office:value-type="float" office:value="0.6397011269" calcext:value-type="float">
            <text:p>0.6397011269</text:p>
          </table:table-cell>
          <table:table-cell table:number-columns-repeated="2" table:style-name="ce1" office:value-type="float" office:value="0.6395637623" calcext:value-type="float">
            <text:p>0.6395637623</text:p>
          </table:table-cell>
          <table:table-cell table:number-columns-repeated="2" table:style-name="ce1" office:value-type="float" office:value="0.6394588316" calcext:value-type="float">
            <text:p>0.6394588316</text:p>
          </table:table-cell>
          <table:table-cell table:number-columns-repeated="4" table:style-name="ce1" office:value-type="float" office:value="0.6394557823" calcext:value-type="float">
            <text:p>0.6394557823</text:p>
          </table:table-cell>
          <table:table-cell table:style-name="ce2" office:value-type="float" office:value="0.6879478458" calcext:value-type="float">
            <text:p>0.6879478458</text:p>
          </table:table-cell>
          <table:table-cell table:style-name="ce2" office:value-type="float" office:value="0.662244898" calcext:value-type="float">
            <text:p>0.662244898</text:p>
          </table:table-cell>
          <table:table-cell table:style-name="ce2" office:value-type="float" office:value="0.6612886859" calcext:value-type="float">
            <text:p>0.6612886859</text:p>
          </table:table-cell>
          <table:table-cell table:style-name="ce2" office:value-type="float" office:value="0.6548871669" calcext:value-type="float">
            <text:p>0.6548871669</text:p>
          </table:table-cell>
          <table:table-cell table:style-name="ce2" office:value-type="float" office:value="0.6531070615" calcext:value-type="float">
            <text:p>0.6531070615</text:p>
          </table:table-cell>
          <table:table-cell table:style-name="ce2" office:value-type="float" office:value="0.6527574525" calcext:value-type="float">
            <text:p>0.6527574525</text:p>
          </table:table-cell>
          <table:table-cell table:style-name="ce2" office:value-type="float" office:value="0.649804826" calcext:value-type="float">
            <text:p>0.649804826</text:p>
          </table:table-cell>
          <table:table-cell table:style-name="ce2" office:value-type="float" office:value="0.646713632" calcext:value-type="float">
            <text:p>0.646713632</text:p>
          </table:table-cell>
          <table:table-cell table:style-name="ce2" office:value-type="float" office:value="0.6447710237" calcext:value-type="float">
            <text:p>0.6447710237</text:p>
          </table:table-cell>
          <table:table-cell table:number-columns-repeated="2" table:style-name="ce2" office:value-type="float" office:value="0.6405483635" calcext:value-type="float">
            <text:p>0.6405483635</text:p>
          </table:table-cell>
          <table:table-cell table:style-name="ce2" office:value-type="float" office:value="0.6402476823" calcext:value-type="float">
            <text:p>0.6402476823</text:p>
          </table:table-cell>
          <table:table-cell table:style-name="ce2" office:value-type="float" office:value="0.6394557823" calcext:value-type="float">
            <text:p>0.6394557823</text:p>
          </table:table-cell>
          <table:table-cell table:number-columns-repeated="2" table:style-name="ce2" office:value-type="float" office:value="0.6389143092" calcext:value-type="float">
            <text:p>0.6389143092</text:p>
          </table:table-cell>
          <table:table-cell table:style-name="ce2" office:value-type="float" office:value="0.6351927438" calcext:value-type="float">
            <text:p>0.6351927438</text:p>
          </table:table-cell>
          <table:table-cell table:style-name="ce2" office:value-type="float" office:value="0.635187309" calcext:value-type="float">
            <text:p>0.635187309</text:p>
          </table:table-cell>
          <table:table-cell table:style-name="ce2" office:value-type="float" office:value="0.6306965251" calcext:value-type="float">
            <text:p>0.6306965251</text:p>
          </table:table-cell>
          <table:table-cell table:style-name="ce2" office:value-type="float" office:value="0.6277333088" calcext:value-type="float">
            <text:p>0.6277333088</text:p>
          </table:table-cell>
          <table:table-cell table:style-name="ce2" office:value-type="float" office:value="0.6266666667" calcext:value-type="float">
            <text:p>0.6266666667</text:p>
          </table:table-cell>
          <table:table-cell table:style-name="ce2" office:value-type="float" office:value="0.6229414514" calcext:value-type="float">
            <text:p>0.6229414514</text:p>
          </table:table-cell>
          <table:table-cell table:style-name="ce2" office:value-type="float" office:value="0.6200657126" calcext:value-type="float">
            <text:p>0.6200657126</text:p>
          </table:table-cell>
          <table:table-cell table:style-name="ce2" office:value-type="float" office:value="0.6200286264" calcext:value-type="float">
            <text:p>0.6200286264</text:p>
          </table:table-cell>
          <table:table-cell table:number-columns-repeated="2" table:style-name="ce2" office:value-type="float" office:value="0.6174451738" calcext:value-type="float">
            <text:p>0.6174451738</text:p>
          </table:table-cell>
          <table:table-cell table:style-name="ce2" office:value-type="float" office:value="0.6170373212" calcext:value-type="float">
            <text:p>0.6170373212</text:p>
          </table:table-cell>
          <table:table-cell table:style-name="ce2" office:value-type="float" office:value="0.6162698126" calcext:value-type="float">
            <text:p>0.6162698126</text:p>
          </table:table-cell>
          <table:table-cell table:style-name="ce2" office:value-type="float" office:value="0.6146889991" calcext:value-type="float">
            <text:p>0.6146889991</text:p>
          </table:table-cell>
          <table:table-cell table:style-name="ce2" office:value-type="float" office:value="0.613877551" calcext:value-type="float">
            <text:p>0.613877551</text:p>
          </table:table-cell>
          <table:table-cell table:style-name="ce2" office:value-type="float" office:value="0.6133577368" calcext:value-type="float">
            <text:p>0.6133577368</text:p>
          </table:table-cell>
          <table:table-cell table:style-name="ce2" office:value-type="float" office:value="0.6133325891" calcext:value-type="float">
            <text:p>0.6133325891</text:p>
          </table:table-cell>
          <table:table-cell table:style-name="ce2" office:value-type="float" office:value="0.6128117914" calcext:value-type="float">
            <text:p>0.6128117914</text:p>
          </table:table-cell>
          <table:table-cell table:style-name="ce2" office:value-type="float" office:value="0.6127327119" calcext:value-type="float">
            <text:p>0.6127327119</text:p>
          </table:table-cell>
          <table:table-cell table:style-name="ce2" office:value-type="float" office:value="0.6120748299" calcext:value-type="float">
            <text:p>0.6120748299</text:p>
          </table:table-cell>
          <table:table-cell table:style-name="ce2" office:value-type="float" office:value="0.6117315147" calcext:value-type="float">
            <text:p>0.6117315147</text:p>
          </table:table-cell>
          <table:table-cell table:style-name="ce2" office:value-type="float" office:value="0.6100680272" calcext:value-type="float">
            <text:p>0.6100680272</text:p>
          </table:table-cell>
          <table:table-cell table:style-name="ce2" office:value-type="float" office:value="0.6096180936" calcext:value-type="float">
            <text:p>0.6096180936</text:p>
          </table:table-cell>
          <table:table-cell table:style-name="ce2" office:value-type="float" office:value="0.6081561797" calcext:value-type="float">
            <text:p>0.6081561797</text:p>
          </table:table-cell>
          <table:table-cell table:style-name="ce2" office:value-type="float" office:value="0.6076280539" calcext:value-type="float">
            <text:p>0.6076280539</text:p>
          </table:table-cell>
          <table:table-cell table:style-name="ce2" office:value-type="float" office:value="0.6068480408" calcext:value-type="float">
            <text:p>0.6068480408</text:p>
          </table:table-cell>
          <table:table-cell table:number-columns-repeated="2" table:style-name="ce2" office:value-type="float" office:value="0.6056093618" calcext:value-type="float">
            <text:p>0.6056093618</text:p>
          </table:table-cell>
          <table:table-cell table:style-name="ce2" office:value-type="float" office:value="0.6020408163" calcext:value-type="float">
            <text:p>0.6020408163</text:p>
          </table:table-cell>
          <table:table-cell table:style-name="ce2" office:value-type="float" office:value="0.6010884354" calcext:value-type="float">
            <text:p>0.6010884354</text:p>
          </table:table-cell>
          <table:table-cell table:style-name="ce2" office:value-type="float" office:value="0.5970999662" calcext:value-type="float">
            <text:p>0.5970999662</text:p>
          </table:table-cell>
          <table:table-cell table:style-name="ce2" office:value-type="float" office:value="0.5969664295" calcext:value-type="float">
            <text:p>0.5969664295</text:p>
          </table:table-cell>
          <table:table-cell table:style-name="ce2" office:value-type="float" office:value="0.5964608685" calcext:value-type="float">
            <text:p>0.5964608685</text:p>
          </table:table-cell>
          <table:table-cell table:style-name="ce2" office:value-type="float" office:value="0.5960633343" calcext:value-type="float">
            <text:p>0.5960633343</text:p>
          </table:table-cell>
          <table:table-cell table:style-name="ce2" office:value-type="float" office:value="0.5957645461" calcext:value-type="float">
            <text:p>0.5957645461</text:p>
          </table:table-cell>
          <table:table-cell table:style-name="ce2" office:value-type="float" office:value="0.5943754294" calcext:value-type="float">
            <text:p>0.5943754294</text:p>
          </table:table-cell>
          <table:table-cell table:style-name="ce2" office:value-type="float" office:value="0.5939233299" calcext:value-type="float">
            <text:p>0.5939233299</text:p>
          </table:table-cell>
          <table:table-cell table:number-columns-repeated="2" table:style-name="ce2" office:value-type="float" office:value="0.5928397792" calcext:value-type="float">
            <text:p>0.5928397792</text:p>
          </table:table-cell>
          <table:table-cell table:style-name="ce2" office:value-type="float" office:value="0.5916079783" calcext:value-type="float">
            <text:p>0.5916079783</text:p>
          </table:table-cell>
          <table:table-cell table:style-name="ce2" office:value-type="float" office:value="0.5888660216" calcext:value-type="float">
            <text:p>0.5888660216</text:p>
          </table:table-cell>
          <table:table-cell table:style-name="ce2" office:value-type="float" office:value="0.5887039781" calcext:value-type="float">
            <text:p>0.5887039781</text:p>
          </table:table-cell>
          <table:table-cell table:number-columns-repeated="2" table:style-name="ce2" office:value-type="float" office:value="0.5878011644" calcext:value-type="float">
            <text:p>0.5878011644</text:p>
          </table:table-cell>
          <table:table-cell table:style-name="ce2" office:value-type="float" office:value="0.5874914966" calcext:value-type="float">
            <text:p>0.5874914966</text:p>
          </table:table-cell>
          <table:table-cell table:style-name="ce2" office:value-type="float" office:value="0.5866840693" calcext:value-type="float">
            <text:p>0.5866840693</text:p>
          </table:table-cell>
          <table:table-cell table:style-name="ce2" office:value-type="float" office:value="0.5859149763" calcext:value-type="float">
            <text:p>0.5859149763</text:p>
          </table:table-cell>
          <table:table-cell table:style-name="ce2" office:value-type="float" office:value="0.5856349206" calcext:value-type="float">
            <text:p>0.5856349206</text:p>
          </table:table-cell>
          <table:table-cell table:style-name="ce2" office:value-type="float" office:value="0.5848995258" calcext:value-type="float">
            <text:p>0.5848995258</text:p>
          </table:table-cell>
          <table:table-cell table:style-name="ce2" office:value-type="float" office:value="0.5845296289" calcext:value-type="float">
            <text:p>0.5845296289</text:p>
          </table:table-cell>
          <table:table-cell table:style-name="ce2" office:value-type="float" office:value="0.5833435993" calcext:value-type="float">
            <text:p>0.5833435993</text:p>
          </table:table-cell>
          <table:table-cell table:style-name="ce2" office:value-type="float" office:value="0.5828269088" calcext:value-type="float">
            <text:p>0.5828269088</text:p>
          </table:table-cell>
          <table:table-cell table:style-name="ce2" office:value-type="float" office:value="0.5823166941" calcext:value-type="float">
            <text:p>0.5823166941</text:p>
          </table:table-cell>
          <table:table-cell table:style-name="ce2" office:value-type="float" office:value="0.581828327" calcext:value-type="float">
            <text:p>0.581828327</text:p>
          </table:table-cell>
          <table:table-cell table:number-columns-repeated="18" table:style-name="ce2" office:value-type="float" office:value="0.5805404821" calcext:value-type="float">
            <text:p>0.5805404821</text:p>
          </table:table-cell>
          <table:table-cell table:style-name="ce2" office:value-type="float" office:value="0.5797614413" calcext:value-type="float">
            <text:p>0.5797614413</text:p>
          </table:table-cell>
          <table:table-cell table:number-columns-repeated="18" table:style-name="ce2" office:value-type="float" office:value="0.5795343461" calcext:value-type="float">
            <text:p>0.5795343461</text:p>
          </table:table-cell>
          <table:table-cell table:style-name="ce2" office:value-type="float" office:value="0.5783112286" calcext:value-type="float">
            <text:p>0.5783112286</text:p>
          </table:table-cell>
          <table:table-cell table:style-name="ce2" office:value-type="float" office:value="0.5766896112" calcext:value-type="float">
            <text:p>0.5766896112</text:p>
          </table:table-cell>
          <table:table-cell table:style-name="ce2" office:value-type="float" office:value="0.5750228782" calcext:value-type="float">
            <text:p>0.5750228782</text:p>
          </table:table-cell>
          <table:table-cell table:style-name="ce2" office:value-type="float" office:value="0.5712123499" calcext:value-type="float">
            <text:p>0.5712123499</text:p>
          </table:table-cell>
          <table:table-cell table:style-name="ce2" office:value-type="float" office:value="0.571112956" calcext:value-type="float">
            <text:p>0.571112956</text:p>
          </table:table-cell>
          <table:table-cell table:style-name="ce2" office:value-type="float" office:value="0.5706703602" calcext:value-type="float">
            <text:p>0.5706703602</text:p>
          </table:table-cell>
          <table:table-cell table:style-name="ce2" office:value-type="float" office:value="0.570632219" calcext:value-type="float">
            <text:p>0.570632219</text:p>
          </table:table-cell>
          <table:table-cell table:style-name="ce2" office:value-type="float" office:value="0.5704604556" calcext:value-type="float">
            <text:p>0.5704604556</text:p>
          </table:table-cell>
          <table:table-cell table:style-name="ce2" office:value-type="float" office:value="0.5691212862" calcext:value-type="float">
            <text:p>0.5691212862</text:p>
          </table:table-cell>
          <table:table-cell table:style-name="ce2" office:value-type="float" office:value="0.5688762647" calcext:value-type="float">
            <text:p>0.5688762647</text:p>
          </table:table-cell>
          <table:table-cell table:style-name="ce2" office:value-type="float" office:value="0.5682440406" calcext:value-type="float">
            <text:p>0.5682440406</text:p>
          </table:table-cell>
          <table:table-cell table:style-name="ce2" office:value-type="float" office:value="0.5681743289" calcext:value-type="float">
            <text:p>0.5681743289</text:p>
          </table:table-cell>
          <table:table-cell table:style-name="ce2" office:value-type="float" office:value="0.5651012407" calcext:value-type="float">
            <text:p>0.5651012407</text:p>
          </table:table-cell>
          <table:table-cell table:style-name="ce2" office:value-type="float" office:value="0.5648522348" calcext:value-type="float">
            <text:p>0.5648522348</text:p>
          </table:table-cell>
          <table:table-cell table:style-name="ce2" office:value-type="float" office:value="0.5646752443" calcext:value-type="float">
            <text:p>0.5646752443</text:p>
          </table:table-cell>
          <table:table-cell table:style-name="ce2" office:value-type="float" office:value="0.5646258503" calcext:value-type="float">
            <text:p>0.5646258503</text:p>
          </table:table-cell>
          <table:table-cell table:style-name="ce2" office:value-type="float" office:value="0.5621722512" calcext:value-type="float">
            <text:p>0.5621722512</text:p>
          </table:table-cell>
          <table:table-cell table:style-name="ce2" office:value-type="float" office:value="0.5619686037" calcext:value-type="float">
            <text:p>0.5619686037</text:p>
          </table:table-cell>
          <table:table-cell table:style-name="ce2" office:value-type="float" office:value="0.5606704554" calcext:value-type="float">
            <text:p>0.5606704554</text:p>
          </table:table-cell>
          <table:table-cell table:style-name="ce2" office:value-type="float" office:value="0.5600691064" calcext:value-type="float">
            <text:p>0.5600691064</text:p>
          </table:table-cell>
          <table:table-cell table:style-name="ce2" office:value-type="float" office:value="0.5582950778" calcext:value-type="float">
            <text:p>0.5582950778</text:p>
          </table:table-cell>
          <table:table-cell table:style-name="ce2" office:value-type="float" office:value="0.5581311511" calcext:value-type="float">
            <text:p>0.5581311511</text:p>
          </table:table-cell>
          <table:table-cell table:style-name="ce2" office:value-type="float" office:value="0.5580257638" calcext:value-type="float">
            <text:p>0.5580257638</text:p>
          </table:table-cell>
          <table:table-cell table:style-name="ce2" office:value-type="float" office:value="0.5565434662" calcext:value-type="float">
            <text:p>0.5565434662</text:p>
          </table:table-cell>
          <table:table-cell table:style-name="ce2" office:value-type="float" office:value="0.555379633" calcext:value-type="float">
            <text:p>0.555379633</text:p>
          </table:table-cell>
          <table:table-cell table:style-name="ce2" office:value-type="float" office:value="0.5549258915" calcext:value-type="float">
            <text:p>0.5549258915</text:p>
          </table:table-cell>
          <table:table-cell table:style-name="ce2" office:value-type="float" office:value="0.5542743764" calcext:value-type="float">
            <text:p>0.5542743764</text:p>
          </table:table-cell>
          <table:table-cell table:style-name="ce2" office:value-type="float" office:value="0.5535994971" calcext:value-type="float">
            <text:p>0.5535994971</text:p>
          </table:table-cell>
          <table:table-cell table:style-name="ce2" office:value-type="float" office:value="0.5517903484" calcext:value-type="float">
            <text:p>0.5517903484</text:p>
          </table:table-cell>
          <table:table-cell table:number-columns-repeated="3" table:style-name="ce2" office:value-type="float" office:value="0.5512719333" calcext:value-type="float">
            <text:p>0.5512719333</text:p>
          </table:table-cell>
          <table:table-cell table:style-name="ce2" office:value-type="float" office:value="0.5508594696" calcext:value-type="float">
            <text:p>0.5508594696</text:p>
          </table:table-cell>
          <table:table-cell table:style-name="ce2" office:value-type="float" office:value="0.5508011841" calcext:value-type="float">
            <text:p>0.5508011841</text:p>
          </table:table-cell>
          <table:table-cell table:style-name="ce2" office:value-type="float" office:value="0.5502754059" calcext:value-type="float">
            <text:p>0.5502754059</text:p>
          </table:table-cell>
          <table:table-cell table:number-columns-repeated="2" table:style-name="ce2" office:value-type="float" office:value="0.5493968587" calcext:value-type="float">
            <text:p>0.5493968587</text:p>
          </table:table-cell>
          <table:table-cell table:style-name="ce2" office:value-type="float" office:value="0.5474573898" calcext:value-type="float">
            <text:p>0.5474573898</text:p>
          </table:table-cell>
          <table:table-cell table:style-name="ce2" office:value-type="float" office:value="0.546585869" calcext:value-type="float">
            <text:p>0.546585869</text:p>
          </table:table-cell>
          <table:table-cell table:style-name="ce2" office:value-type="float" office:value="0.5465034187" calcext:value-type="float">
            <text:p>0.5465034187</text:p>
          </table:table-cell>
          <table:table-cell table:style-name="ce2" office:value-type="float" office:value="0.5456251912" calcext:value-type="float">
            <text:p>0.5456251912</text:p>
          </table:table-cell>
          <table:table-cell table:style-name="ce2" office:value-type="float" office:value="0.5444898363" calcext:value-type="float">
            <text:p>0.5444898363</text:p>
          </table:table-cell>
          <table:table-cell table:style-name="ce2" office:value-type="float" office:value="0.5444661089" calcext:value-type="float">
            <text:p>0.5444661089</text:p>
          </table:table-cell>
          <table:table-cell table:style-name="ce2" office:value-type="float" office:value="0.5440809745" calcext:value-type="float">
            <text:p>0.5440809745</text:p>
          </table:table-cell>
          <table:table-cell table:number-columns-repeated="2" table:style-name="ce2" office:value-type="float" office:value="0.542744605" calcext:value-type="float">
            <text:p>0.542744605</text:p>
          </table:table-cell>
          <table:table-cell table:style-name="ce2" office:value-type="float" office:value="0.542014977" calcext:value-type="float">
            <text:p>0.542014977</text:p>
          </table:table-cell>
          <table:table-cell table:style-name="ce2" office:value-type="float" office:value="0.5415702948" calcext:value-type="float">
            <text:p>0.5415702948</text:p>
          </table:table-cell>
          <table:table-cell table:style-name="ce2" office:value-type="float" office:value="0.5415183302" calcext:value-type="float">
            <text:p>0.5415183302</text:p>
          </table:table-cell>
          <table:table-cell table:style-name="ce2" office:value-type="float" office:value="0.5395603436" calcext:value-type="float">
            <text:p>0.5395603436</text:p>
          </table:table-cell>
          <table:table-cell table:style-name="ce2" office:value-type="float" office:value="0.5372185019" calcext:value-type="float">
            <text:p>0.5372185019</text:p>
          </table:table-cell>
          <table:table-cell table:style-name="ce2" office:value-type="float" office:value="0.5367372623" calcext:value-type="float">
            <text:p>0.5367372623</text:p>
          </table:table-cell>
          <table:table-cell table:style-name="ce2" office:value-type="float" office:value="0.5356955525" calcext:value-type="float">
            <text:p>0.5356955525</text:p>
          </table:table-cell>
          <table:table-cell table:style-name="ce2" office:value-type="float" office:value="0.535060485" calcext:value-type="float">
            <text:p>0.535060485</text:p>
          </table:table-cell>
          <table:table-cell table:style-name="ce2" office:value-type="float" office:value="0.5348756864" calcext:value-type="float">
            <text:p>0.5348756864</text:p>
          </table:table-cell>
          <table:table-cell table:style-name="ce2" office:value-type="float" office:value="0.5343760064" calcext:value-type="float">
            <text:p>0.5343760064</text:p>
          </table:table-cell>
          <table:table-cell table:style-name="ce2" office:value-type="float" office:value="0.5343487499" calcext:value-type="float">
            <text:p>0.5343487499</text:p>
          </table:table-cell>
          <table:table-cell table:style-name="ce2" office:value-type="float" office:value="0.533305039" calcext:value-type="float">
            <text:p>0.533305039</text:p>
          </table:table-cell>
          <table:table-cell table:style-name="ce2" office:value-type="float" office:value="0.5331562529" calcext:value-type="float">
            <text:p>0.5331562529</text:p>
          </table:table-cell>
          <table:table-cell table:style-name="ce2" office:value-type="float" office:value="0.533146298" calcext:value-type="float">
            <text:p>0.533146298</text:p>
          </table:table-cell>
          <table:table-cell table:style-name="ce2" office:value-type="float" office:value="0.5313376933" calcext:value-type="float">
            <text:p>0.5313376933</text:p>
          </table:table-cell>
          <table:table-cell table:style-name="ce2" office:value-type="float" office:value="0.5297959184" calcext:value-type="float">
            <text:p>0.5297959184</text:p>
          </table:table-cell>
          <table:table-cell table:style-name="ce2" office:value-type="float" office:value="0.529628277" calcext:value-type="float">
            <text:p>0.529628277</text:p>
          </table:table-cell>
          <table:table-cell table:style-name="ce2" office:value-type="float" office:value="0.5290618203" calcext:value-type="float">
            <text:p>0.5290618203</text:p>
          </table:table-cell>
          <table:table-cell table:style-name="ce2" office:value-type="float" office:value="0.528771038" calcext:value-type="float">
            <text:p>0.528771038</text:p>
          </table:table-cell>
          <table:table-cell table:style-name="ce2" office:value-type="float" office:value="0.5278335007" calcext:value-type="float">
            <text:p>0.5278335007</text:p>
          </table:table-cell>
          <table:table-cell table:style-name="ce2" office:value-type="float" office:value="0.5267715419" calcext:value-type="float">
            <text:p>0.5267715419</text:p>
          </table:table-cell>
          <table:table-cell table:style-name="ce2" office:value-type="float" office:value="0.5238466125" calcext:value-type="float">
            <text:p>0.5238466125</text:p>
          </table:table-cell>
          <table:table-cell table:style-name="ce2" office:value-type="float" office:value="0.5227547368" calcext:value-type="float">
            <text:p>0.5227547368</text:p>
          </table:table-cell>
          <table:table-cell table:style-name="ce2" office:value-type="float" office:value="0.5216953223" calcext:value-type="float">
            <text:p>0.5216953223</text:p>
          </table:table-cell>
          <table:table-cell table:style-name="ce2" office:value-type="float" office:value="0.5210348208" calcext:value-type="float">
            <text:p>0.5210348208</text:p>
          </table:table-cell>
          <table:table-cell table:style-name="ce2" office:value-type="float" office:value="0.5170786627" calcext:value-type="float">
            <text:p>0.5170786627</text:p>
          </table:table-cell>
          <table:table-cell table:style-name="ce2" office:value-type="float" office:value="0.5149662087" calcext:value-type="float">
            <text:p>0.5149662087</text:p>
          </table:table-cell>
          <table:table-cell table:style-name="ce2" office:value-type="float" office:value="0.5134029497" calcext:value-type="float">
            <text:p>0.5134029497</text:p>
          </table:table-cell>
          <table:table-cell table:style-name="ce2" office:value-type="float" office:value="0.5130516557" calcext:value-type="float">
            <text:p>0.5130516557</text:p>
          </table:table-cell>
          <table:table-cell table:style-name="ce2" office:value-type="float" office:value="0.5127269145" calcext:value-type="float">
            <text:p>0.5127269145</text:p>
          </table:table-cell>
          <table:table-cell table:style-name="ce2" office:value-type="float" office:value="0.5107219358" calcext:value-type="float">
            <text:p>0.5107219358</text:p>
          </table:table-cell>
          <table:table-cell table:style-name="ce2" office:value-type="float" office:value="0.5094930527" calcext:value-type="float">
            <text:p>0.5094930527</text:p>
          </table:table-cell>
          <table:table-cell table:style-name="ce2" office:value-type="float" office:value="0.5083542251" calcext:value-type="float">
            <text:p>0.5083542251</text:p>
          </table:table-cell>
          <table:table-cell table:style-name="ce2" office:value-type="float" office:value="0.5081632653" calcext:value-type="float">
            <text:p>0.5081632653</text:p>
          </table:table-cell>
          <table:table-cell table:style-name="ce2" office:value-type="float" office:value="0.5075464013" calcext:value-type="float">
            <text:p>0.5075464013</text:p>
          </table:table-cell>
          <table:table-cell table:style-name="ce2" office:value-type="float" office:value="0.506122449" calcext:value-type="float">
            <text:p>0.506122449</text:p>
          </table:table-cell>
          <table:table-cell table:style-name="ce2" office:value-type="float" office:value="0.5060913686" calcext:value-type="float">
            <text:p>0.5060913686</text:p>
          </table:table-cell>
          <table:table-cell table:style-name="ce2" office:value-type="float" office:value="0.5059057954" calcext:value-type="float">
            <text:p>0.5059057954</text:p>
          </table:table-cell>
          <table:table-cell table:style-name="ce2" office:value-type="float" office:value="0.5038757973" calcext:value-type="float">
            <text:p>0.5038757973</text:p>
          </table:table-cell>
          <table:table-cell table:style-name="ce2" office:value-type="float" office:value="0.5035809013" calcext:value-type="float">
            <text:p>0.5035809013</text:p>
          </table:table-cell>
          <table:table-cell table:style-name="ce2" office:value-type="float" office:value="0.5033533601" calcext:value-type="float">
            <text:p>0.5033533601</text:p>
          </table:table-cell>
          <table:table-cell table:style-name="ce2" office:value-type="float" office:value="0.4997506511" calcext:value-type="float">
            <text:p>0.4997506511</text:p>
          </table:table-cell>
          <table:table-cell table:style-name="ce2" office:value-type="float" office:value="0.497486068" calcext:value-type="float">
            <text:p>0.497486068</text:p>
          </table:table-cell>
          <table:table-cell table:style-name="ce2" office:value-type="float" office:value="0.4963510375" calcext:value-type="float">
            <text:p>0.4963510375</text:p>
          </table:table-cell>
          <table:table-cell table:style-name="ce2" office:value-type="float" office:value="0.4955477014" calcext:value-type="float">
            <text:p>0.4955477014</text:p>
          </table:table-cell>
          <table:table-cell table:style-name="ce2" office:value-type="float" office:value="0.4954884638" calcext:value-type="float">
            <text:p>0.4954884638</text:p>
          </table:table-cell>
          <table:table-cell table:style-name="ce2" office:value-type="float" office:value="0.4929319829" calcext:value-type="float">
            <text:p>0.4929319829</text:p>
          </table:table-cell>
          <table:table-cell table:style-name="ce2" office:value-type="float" office:value="0.4928668318" calcext:value-type="float">
            <text:p>0.4928668318</text:p>
          </table:table-cell>
          <table:table-cell office:value-type="float" office:value="1" calcext:value-type="float">
            <text:p>1</text:p>
          </table:table-cell>
          <table:table-cell table:formula="of:=[.KM1]+1" office:value-type="float" office:value="2" calcext:value-type="float">
            <text:p>2</text:p>
          </table:table-cell>
          <table:table-cell table:formula="of:=[.KN1]+1" office:value-type="float" office:value="3" calcext:value-type="float">
            <text:p>3</text:p>
          </table:table-cell>
          <table:table-cell table:formula="of:=[.KO1]+1" office:value-type="float" office:value="4" calcext:value-type="float">
            <text:p>4</text:p>
          </table:table-cell>
          <table:table-cell table:formula="of:=[.KP1]+1" office:value-type="float" office:value="5" calcext:value-type="float">
            <text:p>5</text:p>
          </table:table-cell>
          <table:table-cell table:formula="of:=[.KQ1]+1" office:value-type="float" office:value="6" calcext:value-type="float">
            <text:p>6</text:p>
          </table:table-cell>
          <table:table-cell table:formula="of:=[.KR1]+1" office:value-type="float" office:value="7" calcext:value-type="float">
            <text:p>7</text:p>
          </table:table-cell>
          <table:table-cell table:formula="of:=[.KS1]+1" office:value-type="float" office:value="8" calcext:value-type="float">
            <text:p>8</text:p>
          </table:table-cell>
          <table:table-cell table:formula="of:=[.KT1]+1" office:value-type="float" office:value="9" calcext:value-type="float">
            <text:p>9</text:p>
          </table:table-cell>
          <table:table-cell table:formula="of:=[.KU1]+1" office:value-type="float" office:value="10" calcext:value-type="float">
            <text:p>10</text:p>
          </table:table-cell>
          <table:table-cell table:formula="of:=[.KV1]+1" office:value-type="float" office:value="11" calcext:value-type="float">
            <text:p>11</text:p>
          </table:table-cell>
          <table:table-cell table:formula="of:=[.KW1]+1" office:value-type="float" office:value="12" calcext:value-type="float">
            <text:p>12</text:p>
          </table:table-cell>
          <table:table-cell table:formula="of:=[.KX1]+1" office:value-type="float" office:value="13" calcext:value-type="float">
            <text:p>13</text:p>
          </table:table-cell>
          <table:table-cell table:formula="of:=[.KY1]+1" office:value-type="float" office:value="14" calcext:value-type="float">
            <text:p>14</text:p>
          </table:table-cell>
          <table:table-cell table:formula="of:=[.KZ1]+1" office:value-type="float" office:value="15" calcext:value-type="float">
            <text:p>15</text:p>
          </table:table-cell>
          <table:table-cell table:formula="of:=[.LA1]+1" office:value-type="float" office:value="16" calcext:value-type="float">
            <text:p>16</text:p>
          </table:table-cell>
          <table:table-cell table:formula="of:=[.LB1]+1" office:value-type="float" office:value="17" calcext:value-type="float">
            <text:p>17</text:p>
          </table:table-cell>
          <table:table-cell table:formula="of:=[.LC1]+1" office:value-type="float" office:value="18" calcext:value-type="float">
            <text:p>18</text:p>
          </table:table-cell>
          <table:table-cell table:formula="of:=[.LD1]+1" office:value-type="float" office:value="19" calcext:value-type="float">
            <text:p>19</text:p>
          </table:table-cell>
          <table:table-cell table:formula="of:=[.LE1]+1" office:value-type="float" office:value="20" calcext:value-type="float">
            <text:p>20</text:p>
          </table:table-cell>
          <table:table-cell table:formula="of:=[.LF1]+1" office:value-type="float" office:value="21" calcext:value-type="float">
            <text:p>21</text:p>
          </table:table-cell>
          <table:table-cell table:formula="of:=[.LG1]+1" office:value-type="float" office:value="22" calcext:value-type="float">
            <text:p>22</text:p>
          </table:table-cell>
          <table:table-cell table:formula="of:=[.LH1]+1" office:value-type="float" office:value="23" calcext:value-type="float">
            <text:p>23</text:p>
          </table:table-cell>
          <table:table-cell table:formula="of:=[.LI1]+1" office:value-type="float" office:value="24" calcext:value-type="float">
            <text:p>24</text:p>
          </table:table-cell>
          <table:table-cell table:formula="of:=[.LJ1]+1" office:value-type="float" office:value="25" calcext:value-type="float">
            <text:p>25</text:p>
          </table:table-cell>
          <table:table-cell table:formula="of:=[.LK1]+1" office:value-type="float" office:value="26" calcext:value-type="float">
            <text:p>26</text:p>
          </table:table-cell>
          <table:table-cell table:formula="of:=[.LL1]+1" office:value-type="float" office:value="27" calcext:value-type="float">
            <text:p>27</text:p>
          </table:table-cell>
          <table:table-cell table:formula="of:=[.LM1]+1" office:value-type="float" office:value="28" calcext:value-type="float">
            <text:p>28</text:p>
          </table:table-cell>
          <table:table-cell table:formula="of:=[.LN1]+1" office:value-type="float" office:value="29" calcext:value-type="float">
            <text:p>29</text:p>
          </table:table-cell>
          <table:table-cell table:formula="of:=[.LO1]+1" office:value-type="float" office:value="30" calcext:value-type="float">
            <text:p>30</text:p>
          </table:table-cell>
          <table:table-cell table:formula="of:=[.LP1]+1" office:value-type="float" office:value="31" calcext:value-type="float">
            <text:p>31</text:p>
          </table:table-cell>
          <table:table-cell table:formula="of:=[.LQ1]+1" office:value-type="float" office:value="32" calcext:value-type="float">
            <text:p>32</text:p>
          </table:table-cell>
          <table:table-cell table:formula="of:=[.LR1]+1" office:value-type="float" office:value="33" calcext:value-type="float">
            <text:p>33</text:p>
          </table:table-cell>
          <table:table-cell table:formula="of:=[.LS1]+1" office:value-type="float" office:value="34" calcext:value-type="float">
            <text:p>34</text:p>
          </table:table-cell>
          <table:table-cell table:formula="of:=[.LT1]+1" office:value-type="float" office:value="35" calcext:value-type="float">
            <text:p>35</text:p>
          </table:table-cell>
          <table:table-cell table:formula="of:=[.LU1]+1" office:value-type="float" office:value="36" calcext:value-type="float">
            <text:p>36</text:p>
          </table:table-cell>
          <table:table-cell table:formula="of:=[.LV1]+1" office:value-type="float" office:value="37" calcext:value-type="float">
            <text:p>37</text:p>
          </table:table-cell>
          <table:table-cell table:formula="of:=[.LW1]+1" office:value-type="float" office:value="38" calcext:value-type="float">
            <text:p>38</text:p>
          </table:table-cell>
          <table:table-cell table:formula="of:=[.LX1]+1" office:value-type="float" office:value="39" calcext:value-type="float">
            <text:p>39</text:p>
          </table:table-cell>
          <table:table-cell table:formula="of:=[.LY1]+1" office:value-type="float" office:value="40" calcext:value-type="float">
            <text:p>40</text:p>
          </table:table-cell>
          <table:table-cell table:formula="of:=[.LZ1]+1" office:value-type="float" office:value="41" calcext:value-type="float">
            <text:p>41</text:p>
          </table:table-cell>
          <table:table-cell table:formula="of:=[.MA1]+1" office:value-type="float" office:value="42" calcext:value-type="float">
            <text:p>42</text:p>
          </table:table-cell>
          <table:table-cell table:formula="of:=[.MB1]+1" office:value-type="float" office:value="43" calcext:value-type="float">
            <text:p>43</text:p>
          </table:table-cell>
          <table:table-cell table:formula="of:=[.MC1]+1" office:value-type="float" office:value="44" calcext:value-type="float">
            <text:p>44</text:p>
          </table:table-cell>
          <table:table-cell table:formula="of:=[.MD1]+1" office:value-type="float" office:value="45" calcext:value-type="float">
            <text:p>45</text:p>
          </table:table-cell>
          <table:table-cell table:formula="of:=[.ME1]+1" office:value-type="float" office:value="46" calcext:value-type="float">
            <text:p>46</text:p>
          </table:table-cell>
          <table:table-cell table:formula="of:=[.MF1]+1" office:value-type="float" office:value="47" calcext:value-type="float">
            <text:p>47</text:p>
          </table:table-cell>
          <table:table-cell table:formula="of:=[.MG1]+1" office:value-type="float" office:value="48" calcext:value-type="float">
            <text:p>48</text:p>
          </table:table-cell>
          <table:table-cell table:formula="of:=[.MH1]+1" office:value-type="float" office:value="49" calcext:value-type="float">
            <text:p>49</text:p>
          </table:table-cell>
          <table:table-cell table:formula="of:=[.MI1]+1" office:value-type="float" office:value="50" calcext:value-type="float">
            <text:p>50</text:p>
          </table:table-cell>
          <table:table-cell table:formula="of:=[.MJ1]+1" office:value-type="float" office:value="51" calcext:value-type="float">
            <text:p>51</text:p>
          </table:table-cell>
          <table:table-cell table:formula="of:=[.MK1]+1" office:value-type="float" office:value="52" calcext:value-type="float">
            <text:p>52</text:p>
          </table:table-cell>
          <table:table-cell table:formula="of:=[.ML1]+1" office:value-type="float" office:value="53" calcext:value-type="float">
            <text:p>53</text:p>
          </table:table-cell>
          <table:table-cell table:formula="of:=[.MM1]+1" office:value-type="float" office:value="54" calcext:value-type="float">
            <text:p>54</text:p>
          </table:table-cell>
          <table:table-cell table:formula="of:=[.MN1]+1" office:value-type="float" office:value="55" calcext:value-type="float">
            <text:p>55</text:p>
          </table:table-cell>
          <table:table-cell table:formula="of:=[.MO1]+1" office:value-type="float" office:value="56" calcext:value-type="float">
            <text:p>56</text:p>
          </table:table-cell>
          <table:table-cell table:formula="of:=[.MP1]+1" office:value-type="float" office:value="57" calcext:value-type="float">
            <text:p>57</text:p>
          </table:table-cell>
          <table:table-cell table:formula="of:=[.MQ1]+1" office:value-type="float" office:value="58" calcext:value-type="float">
            <text:p>58</text:p>
          </table:table-cell>
          <table:table-cell table:formula="of:=[.MR1]+1" office:value-type="float" office:value="59" calcext:value-type="float">
            <text:p>59</text:p>
          </table:table-cell>
          <table:table-cell table:formula="of:=[.MS1]+1" office:value-type="float" office:value="60" calcext:value-type="float">
            <text:p>60</text:p>
          </table:table-cell>
          <table:table-cell table:formula="of:=[.MT1]+1" office:value-type="float" office:value="61" calcext:value-type="float">
            <text:p>61</text:p>
          </table:table-cell>
          <table:table-cell table:formula="of:=[.MU1]+1" office:value-type="float" office:value="62" calcext:value-type="float">
            <text:p>62</text:p>
          </table:table-cell>
          <table:table-cell table:formula="of:=[.MV1]+1" office:value-type="float" office:value="63" calcext:value-type="float">
            <text:p>63</text:p>
          </table:table-cell>
          <table:table-cell table:formula="of:=[.MW1]+1" office:value-type="float" office:value="64" calcext:value-type="float">
            <text:p>64</text:p>
          </table:table-cell>
          <table:table-cell table:formula="of:=[.MX1]+1" office:value-type="float" office:value="65" calcext:value-type="float">
            <text:p>65</text:p>
          </table:table-cell>
          <table:table-cell table:formula="of:=[.MY1]+1" office:value-type="float" office:value="66" calcext:value-type="float">
            <text:p>66</text:p>
          </table:table-cell>
          <table:table-cell table:formula="of:=[.MZ1]+1" office:value-type="float" office:value="67" calcext:value-type="float">
            <text:p>67</text:p>
          </table:table-cell>
          <table:table-cell table:formula="of:=[.NA1]+1" office:value-type="float" office:value="68" calcext:value-type="float">
            <text:p>68</text:p>
          </table:table-cell>
          <table:table-cell table:formula="of:=[.NB1]+1" office:value-type="float" office:value="69" calcext:value-type="float">
            <text:p>69</text:p>
          </table:table-cell>
          <table:table-cell table:formula="of:=[.NC1]+1" office:value-type="float" office:value="70" calcext:value-type="float">
            <text:p>70</text:p>
          </table:table-cell>
          <table:table-cell table:formula="of:=[.ND1]+1" office:value-type="float" office:value="71" calcext:value-type="float">
            <text:p>71</text:p>
          </table:table-cell>
          <table:table-cell table:formula="of:=[.NE1]+1" office:value-type="float" office:value="72" calcext:value-type="float">
            <text:p>72</text:p>
          </table:table-cell>
          <table:table-cell table:formula="of:=[.NF1]+1" office:value-type="float" office:value="73" calcext:value-type="float">
            <text:p>73</text:p>
          </table:table-cell>
          <table:table-cell table:formula="of:=[.NG1]+1" office:value-type="float" office:value="74" calcext:value-type="float">
            <text:p>74</text:p>
          </table:table-cell>
          <table:table-cell table:formula="of:=[.NH1]+1" office:value-type="float" office:value="75" calcext:value-type="float">
            <text:p>75</text:p>
          </table:table-cell>
          <table:table-cell table:formula="of:=[.NI1]+1" office:value-type="float" office:value="76" calcext:value-type="float">
            <text:p>76</text:p>
          </table:table-cell>
          <table:table-cell table:formula="of:=[.NJ1]+1" office:value-type="float" office:value="77" calcext:value-type="float">
            <text:p>77</text:p>
          </table:table-cell>
          <table:table-cell table:formula="of:=[.NK1]+1" office:value-type="float" office:value="78" calcext:value-type="float">
            <text:p>78</text:p>
          </table:table-cell>
          <table:table-cell table:formula="of:=[.NL1]+1" office:value-type="float" office:value="79" calcext:value-type="float">
            <text:p>79</text:p>
          </table:table-cell>
          <table:table-cell table:formula="of:=[.NM1]+1" office:value-type="float" office:value="80" calcext:value-type="float">
            <text:p>80</text:p>
          </table:table-cell>
          <table:table-cell table:formula="of:=[.NN1]+1" office:value-type="float" office:value="81" calcext:value-type="float">
            <text:p>81</text:p>
          </table:table-cell>
          <table:table-cell table:formula="of:=[.NO1]+1" office:value-type="float" office:value="82" calcext:value-type="float">
            <text:p>82</text:p>
          </table:table-cell>
          <table:table-cell table:formula="of:=[.NP1]+1" office:value-type="float" office:value="83" calcext:value-type="float">
            <text:p>83</text:p>
          </table:table-cell>
          <table:table-cell table:formula="of:=[.NQ1]+1" office:value-type="float" office:value="84" calcext:value-type="float">
            <text:p>84</text:p>
          </table:table-cell>
          <table:table-cell table:formula="of:=[.NR1]+1" office:value-type="float" office:value="85" calcext:value-type="float">
            <text:p>85</text:p>
          </table:table-cell>
          <table:table-cell table:formula="of:=[.NS1]+1" office:value-type="float" office:value="86" calcext:value-type="float">
            <text:p>86</text:p>
          </table:table-cell>
          <table:table-cell table:formula="of:=[.NT1]+1" office:value-type="float" office:value="87" calcext:value-type="float">
            <text:p>87</text:p>
          </table:table-cell>
          <table:table-cell table:formula="of:=[.NU1]+1" office:value-type="float" office:value="88" calcext:value-type="float">
            <text:p>88</text:p>
          </table:table-cell>
          <table:table-cell table:number-columns-repeated="100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table:formula="of:=ROUND((SUM([.$B2:.B2])/COUNT([.$B2:.B2]));0)" office:value-type="float" office:value="0" calcext:value-type="float">
            <text:p>0</text:p>
          </table:table-cell>
          <table:table-cell table:style-name="ce6" table:formula="of:=ROUND((SUM([.$B2:.C2])/COUNT([.$B2:.C2]));0)" office:value-type="float" office:value="0" calcext:value-type="float">
            <text:p>0</text:p>
          </table:table-cell>
          <table:table-cell table:style-name="ce6" table:formula="of:=ROUND((SUM([.$B2:.D2])/COUNT([.$B2:.D2]));0)" office:value-type="float" office:value="0" calcext:value-type="float">
            <text:p>0</text:p>
          </table:table-cell>
          <table:table-cell table:style-name="ce6" table:formula="of:=ROUND((SUM([.$B2:.E2])/COUNT([.$B2:.E2]));0)" office:value-type="float" office:value="0" calcext:value-type="float">
            <text:p>0</text:p>
          </table:table-cell>
          <table:table-cell table:style-name="ce6" table:formula="of:=ROUND((SUM([.$B2:.F2])/COUNT([.$B2:.F2]));0)" office:value-type="float" office:value="0" calcext:value-type="float">
            <text:p>0</text:p>
          </table:table-cell>
          <table:table-cell table:style-name="ce6" table:formula="of:=ROUND((SUM([.$B2:.G2])/COUNT([.$B2:.G2]));0)" office:value-type="float" office:value="0" calcext:value-type="float">
            <text:p>0</text:p>
          </table:table-cell>
          <table:table-cell table:style-name="ce6" table:formula="of:=ROUND((SUM([.$B2:.H2])/COUNT([.$B2:.H2]));0)" office:value-type="float" office:value="0" calcext:value-type="float">
            <text:p>0</text:p>
          </table:table-cell>
          <table:table-cell table:style-name="ce6" table:formula="of:=ROUND((SUM([.$B2:.I2])/COUNT([.$B2:.I2]));0)" office:value-type="float" office:value="0" calcext:value-type="float">
            <text:p>0</text:p>
          </table:table-cell>
          <table:table-cell table:style-name="ce6" table:formula="of:=ROUND((SUM([.$B2:.J2])/COUNT([.$B2:.J2]));0)" office:value-type="float" office:value="0" calcext:value-type="float">
            <text:p>0</text:p>
          </table:table-cell>
          <table:table-cell table:style-name="ce6" table:formula="of:=ROUND((SUM([.$B2:.K2])/COUNT([.$B2:.K2]));0)" office:value-type="float" office:value="0" calcext:value-type="float">
            <text:p>0</text:p>
          </table:table-cell>
          <table:table-cell table:style-name="ce6" table:formula="of:=ROUND((SUM([.$B2:.L2])/COUNT([.$B2:.L2]));0)" office:value-type="float" office:value="0" calcext:value-type="float">
            <text:p>0</text:p>
          </table:table-cell>
          <table:table-cell table:style-name="ce6" table:formula="of:=ROUND((SUM([.$B2:.M2])/COUNT([.$B2:.M2]));0)" office:value-type="float" office:value="0" calcext:value-type="float">
            <text:p>0</text:p>
          </table:table-cell>
          <table:table-cell table:style-name="ce6" table:formula="of:=ROUND((SUM([.$B2:.N2])/COUNT([.$B2:.N2]));0)" office:value-type="float" office:value="0" calcext:value-type="float">
            <text:p>0</text:p>
          </table:table-cell>
          <table:table-cell table:style-name="ce6" table:formula="of:=ROUND((SUM([.$B2:.O2])/COUNT([.$B2:.O2]));0)" office:value-type="float" office:value="0" calcext:value-type="float">
            <text:p>0</text:p>
          </table:table-cell>
          <table:table-cell table:style-name="ce6" table:formula="of:=ROUND((SUM([.$B2:.P2])/COUNT([.$B2:.P2]));0)" office:value-type="float" office:value="0" calcext:value-type="float">
            <text:p>0</text:p>
          </table:table-cell>
          <table:table-cell table:style-name="ce6" table:formula="of:=ROUND((SUM([.$B2:.Q2])/COUNT([.$B2:.Q2]));0)" office:value-type="float" office:value="0" calcext:value-type="float">
            <text:p>0</text:p>
          </table:table-cell>
          <table:table-cell table:style-name="ce6" table:formula="of:=ROUND((SUM([.$B2:.R2])/COUNT([.$B2:.R2]));0)" office:value-type="float" office:value="0" calcext:value-type="float">
            <text:p>0</text:p>
          </table:table-cell>
          <table:table-cell table:style-name="ce6" table:formula="of:=ROUND((SUM([.$B2:.S2])/COUNT([.$B2:.S2]));0)" office:value-type="float" office:value="0" calcext:value-type="float">
            <text:p>0</text:p>
          </table:table-cell>
          <table:table-cell table:style-name="ce6" table:formula="of:=ROUND((SUM([.$B2:.T2])/COUNT([.$B2:.T2]));0)" office:value-type="float" office:value="0" calcext:value-type="float">
            <text:p>0</text:p>
          </table:table-cell>
          <table:table-cell table:style-name="ce6" table:formula="of:=ROUND((SUM([.$B2:.U2])/COUNT([.$B2:.U2]));0)" office:value-type="float" office:value="0" calcext:value-type="float">
            <text:p>0</text:p>
          </table:table-cell>
          <table:table-cell table:style-name="ce6" table:formula="of:=ROUND((SUM([.$B2:.V2])/COUNT([.$B2:.V2]));0)" office:value-type="float" office:value="0" calcext:value-type="float">
            <text:p>0</text:p>
          </table:table-cell>
          <table:table-cell table:style-name="ce6" table:formula="of:=ROUND((SUM([.$B2:.W2])/COUNT([.$B2:.W2]));0)" office:value-type="float" office:value="0" calcext:value-type="float">
            <text:p>0</text:p>
          </table:table-cell>
          <table:table-cell table:style-name="ce6" table:formula="of:=ROUND((SUM([.$B2:.X2])/COUNT([.$B2:.X2]));0)" office:value-type="float" office:value="0" calcext:value-type="float">
            <text:p>0</text:p>
          </table:table-cell>
          <table:table-cell table:style-name="ce6" table:formula="of:=ROUND((SUM([.$B2:.Y2])/COUNT([.$B2:.Y2]));0)" office:value-type="float" office:value="0" calcext:value-type="float">
            <text:p>0</text:p>
          </table:table-cell>
          <table:table-cell table:style-name="ce6" table:formula="of:=ROUND((SUM([.$B2:.Z2])/COUNT([.$B2:.Z2]));0)" office:value-type="float" office:value="0" calcext:value-type="float">
            <text:p>0</text:p>
          </table:table-cell>
          <table:table-cell table:style-name="ce6" table:formula="of:=ROUND((SUM([.$B2:.AA2])/COUNT([.$B2:.AA2]));0)" office:value-type="float" office:value="0" calcext:value-type="float">
            <text:p>0</text:p>
          </table:table-cell>
          <table:table-cell table:style-name="ce6" table:formula="of:=ROUND((SUM([.$B2:.AB2])/COUNT([.$B2:.AB2]));0)" office:value-type="float" office:value="0" calcext:value-type="float">
            <text:p>0</text:p>
          </table:table-cell>
          <table:table-cell table:style-name="ce6" table:formula="of:=ROUND((SUM([.$B2:.AC2])/COUNT([.$B2:.AC2]));0)" office:value-type="float" office:value="0" calcext:value-type="float">
            <text:p>0</text:p>
          </table:table-cell>
          <table:table-cell table:style-name="ce6" table:formula="of:=ROUND((SUM([.$B2:.AD2])/COUNT([.$B2:.AD2]));0)" office:value-type="float" office:value="0" calcext:value-type="float">
            <text:p>0</text:p>
          </table:table-cell>
          <table:table-cell table:style-name="ce6" table:formula="of:=ROUND((SUM([.$B2:.AE2])/COUNT([.$B2:.AE2]));0)" office:value-type="float" office:value="0" calcext:value-type="float">
            <text:p>0</text:p>
          </table:table-cell>
          <table:table-cell table:style-name="ce6" table:formula="of:=ROUND((SUM([.$B2:.AF2])/COUNT([.$B2:.AF2]));0)" office:value-type="float" office:value="0" calcext:value-type="float">
            <text:p>0</text:p>
          </table:table-cell>
          <table:table-cell table:style-name="ce6" table:formula="of:=ROUND((SUM([.$B2:.AG2])/COUNT([.$B2:.AG2]));0)" office:value-type="float" office:value="0" calcext:value-type="float">
            <text:p>0</text:p>
          </table:table-cell>
          <table:table-cell table:style-name="ce6" table:formula="of:=ROUND((SUM([.$B2:.AH2])/COUNT([.$B2:.AH2]));0)" office:value-type="float" office:value="0" calcext:value-type="float">
            <text:p>0</text:p>
          </table:table-cell>
          <table:table-cell table:style-name="ce6" table:formula="of:=ROUND((SUM([.$B2:.AI2])/COUNT([.$B2:.AI2]));0)" office:value-type="float" office:value="0" calcext:value-type="float">
            <text:p>0</text:p>
          </table:table-cell>
          <table:table-cell table:style-name="ce6" table:formula="of:=ROUND((SUM([.$B2:.AJ2])/COUNT([.$B2:.AJ2]));0)" office:value-type="float" office:value="0" calcext:value-type="float">
            <text:p>0</text:p>
          </table:table-cell>
          <table:table-cell table:style-name="ce6" table:formula="of:=ROUND((SUM([.$B2:.AK2])/COUNT([.$B2:.AK2]));0)" office:value-type="float" office:value="0" calcext:value-type="float">
            <text:p>0</text:p>
          </table:table-cell>
          <table:table-cell table:style-name="ce6" table:formula="of:=ROUND((SUM([.$B2:.AL2])/COUNT([.$B2:.AL2]));0)" office:value-type="float" office:value="0" calcext:value-type="float">
            <text:p>0</text:p>
          </table:table-cell>
          <table:table-cell table:style-name="ce6" table:formula="of:=ROUND((SUM([.$B2:.AM2])/COUNT([.$B2:.AM2]));0)" office:value-type="float" office:value="0" calcext:value-type="float">
            <text:p>0</text:p>
          </table:table-cell>
          <table:table-cell table:style-name="ce6" table:formula="of:=ROUND((SUM([.$B2:.AN2])/COUNT([.$B2:.AN2]));0)" office:value-type="float" office:value="0" calcext:value-type="float">
            <text:p>0</text:p>
          </table:table-cell>
          <table:table-cell table:style-name="ce6" table:formula="of:=ROUND((SUM([.$B2:.AO2])/COUNT([.$B2:.AO2]));0)" office:value-type="float" office:value="0" calcext:value-type="float">
            <text:p>0</text:p>
          </table:table-cell>
          <table:table-cell table:style-name="ce6" table:formula="of:=ROUND((SUM([.$B2:.AP2])/COUNT([.$B2:.AP2]));0)" office:value-type="float" office:value="0" calcext:value-type="float">
            <text:p>0</text:p>
          </table:table-cell>
          <table:table-cell table:style-name="ce6" table:formula="of:=ROUND((SUM([.$B2:.AQ2])/COUNT([.$B2:.AQ2]));0)" office:value-type="float" office:value="0" calcext:value-type="float">
            <text:p>0</text:p>
          </table:table-cell>
          <table:table-cell table:style-name="ce6" table:formula="of:=ROUND((SUM([.$B2:.AR2])/COUNT([.$B2:.AR2]));0)" office:value-type="float" office:value="0" calcext:value-type="float">
            <text:p>0</text:p>
          </table:table-cell>
          <table:table-cell table:style-name="ce6" table:formula="of:=ROUND((SUM([.$B2:.AS2])/COUNT([.$B2:.AS2]));0)" office:value-type="float" office:value="0" calcext:value-type="float">
            <text:p>0</text:p>
          </table:table-cell>
          <table:table-cell table:style-name="ce6" table:formula="of:=ROUND((SUM([.$B2:.AT2])/COUNT([.$B2:.AT2]));0)" office:value-type="float" office:value="0" calcext:value-type="float">
            <text:p>0</text:p>
          </table:table-cell>
          <table:table-cell table:style-name="ce6" table:formula="of:=ROUND((SUM([.$B2:.AU2])/COUNT([.$B2:.AU2]));0)" office:value-type="float" office:value="0" calcext:value-type="float">
            <text:p>0</text:p>
          </table:table-cell>
          <table:table-cell table:style-name="ce6" table:formula="of:=ROUND((SUM([.$B2:.AV2])/COUNT([.$B2:.AV2]));0)" office:value-type="float" office:value="0" calcext:value-type="float">
            <text:p>0</text:p>
          </table:table-cell>
          <table:table-cell table:style-name="ce6" table:formula="of:=ROUND((SUM([.$B2:.AW2])/COUNT([.$B2:.AW2]));0)" office:value-type="float" office:value="0" calcext:value-type="float">
            <text:p>0</text:p>
          </table:table-cell>
          <table:table-cell table:style-name="ce6" table:formula="of:=ROUND((SUM([.$B2:.AX2])/COUNT([.$B2:.AX2]));0)" office:value-type="float" office:value="0" calcext:value-type="float">
            <text:p>0</text:p>
          </table:table-cell>
          <table:table-cell table:style-name="ce6" table:formula="of:=ROUND((SUM([.$B2:.AY2])/COUNT([.$B2:.AY2]));0)" office:value-type="float" office:value="0" calcext:value-type="float">
            <text:p>0</text:p>
          </table:table-cell>
          <table:table-cell table:style-name="ce6" table:formula="of:=ROUND((SUM([.$B2:.AZ2])/COUNT([.$B2:.AZ2]));0)" office:value-type="float" office:value="0" calcext:value-type="float">
            <text:p>0</text:p>
          </table:table-cell>
          <table:table-cell table:style-name="ce6" table:formula="of:=ROUND((SUM([.$B2:.BA2])/COUNT([.$B2:.BA2]));0)" office:value-type="float" office:value="0" calcext:value-type="float">
            <text:p>0</text:p>
          </table:table-cell>
          <table:table-cell table:style-name="ce6" table:formula="of:=ROUND((SUM([.$B2:.BB2])/COUNT([.$B2:.BB2]));0)" office:value-type="float" office:value="0" calcext:value-type="float">
            <text:p>0</text:p>
          </table:table-cell>
          <table:table-cell table:style-name="ce6" table:formula="of:=ROUND((SUM([.$B2:.BC2])/COUNT([.$B2:.BC2]));0)" office:value-type="float" office:value="0" calcext:value-type="float">
            <text:p>0</text:p>
          </table:table-cell>
          <table:table-cell table:style-name="ce6" table:formula="of:=ROUND((SUM([.$B2:.BD2])/COUNT([.$B2:.BD2]));0)" office:value-type="float" office:value="0" calcext:value-type="float">
            <text:p>0</text:p>
          </table:table-cell>
          <table:table-cell table:style-name="ce6" table:formula="of:=ROUND((SUM([.$B2:.BE2])/COUNT([.$B2:.BE2]));0)" office:value-type="float" office:value="0" calcext:value-type="float">
            <text:p>0</text:p>
          </table:table-cell>
          <table:table-cell table:style-name="ce6" table:formula="of:=ROUND((SUM([.$B2:.BF2])/COUNT([.$B2:.BF2]));0)" office:value-type="float" office:value="0" calcext:value-type="float">
            <text:p>0</text:p>
          </table:table-cell>
          <table:table-cell table:style-name="ce6" table:formula="of:=ROUND((SUM([.$B2:.BG2])/COUNT([.$B2:.BG2]));0)" office:value-type="float" office:value="0" calcext:value-type="float">
            <text:p>0</text:p>
          </table:table-cell>
          <table:table-cell table:style-name="ce6" table:formula="of:=ROUND((SUM([.$B2:.BH2])/COUNT([.$B2:.BH2]));0)" office:value-type="float" office:value="0" calcext:value-type="float">
            <text:p>0</text:p>
          </table:table-cell>
          <table:table-cell table:style-name="ce6" table:formula="of:=ROUND((SUM([.$B2:.BI2])/COUNT([.$B2:.BI2]));0)" office:value-type="float" office:value="0" calcext:value-type="float">
            <text:p>0</text:p>
          </table:table-cell>
          <table:table-cell table:style-name="ce6" table:formula="of:=ROUND((SUM([.$B2:.BJ2])/COUNT([.$B2:.BJ2]));0)" office:value-type="float" office:value="0" calcext:value-type="float">
            <text:p>0</text:p>
          </table:table-cell>
          <table:table-cell table:style-name="ce6" table:formula="of:=ROUND((SUM([.$B2:.BK2])/COUNT([.$B2:.BK2]));0)" office:value-type="float" office:value="0" calcext:value-type="float">
            <text:p>0</text:p>
          </table:table-cell>
          <table:table-cell table:style-name="ce6" table:formula="of:=ROUND((SUM([.$B2:.BL2])/COUNT([.$B2:.BL2]));0)" office:value-type="float" office:value="0" calcext:value-type="float">
            <text:p>0</text:p>
          </table:table-cell>
          <table:table-cell table:style-name="ce6" table:formula="of:=ROUND((SUM([.$B2:.BM2])/COUNT([.$B2:.BM2]));0)" office:value-type="float" office:value="0" calcext:value-type="float">
            <text:p>0</text:p>
          </table:table-cell>
          <table:table-cell table:style-name="ce6" table:formula="of:=ROUND((SUM([.$B2:.BN2])/COUNT([.$B2:.BN2]));0)" office:value-type="float" office:value="0" calcext:value-type="float">
            <text:p>0</text:p>
          </table:table-cell>
          <table:table-cell table:style-name="ce6" table:formula="of:=ROUND((SUM([.$B2:.BO2])/COUNT([.$B2:.BO2]));0)" office:value-type="float" office:value="0" calcext:value-type="float">
            <text:p>0</text:p>
          </table:table-cell>
          <table:table-cell table:style-name="ce6" table:formula="of:=ROUND((SUM([.$B2:.BP2])/COUNT([.$B2:.BP2]));0)" office:value-type="float" office:value="0" calcext:value-type="float">
            <text:p>0</text:p>
          </table:table-cell>
          <table:table-cell table:style-name="ce6" table:formula="of:=ROUND((SUM([.$B2:.BQ2])/COUNT([.$B2:.BQ2]));0)" office:value-type="float" office:value="0" calcext:value-type="float">
            <text:p>0</text:p>
          </table:table-cell>
          <table:table-cell table:style-name="ce6" table:formula="of:=ROUND((SUM([.$B2:.BR2])/COUNT([.$B2:.BR2]));0)" office:value-type="float" office:value="0" calcext:value-type="float">
            <text:p>0</text:p>
          </table:table-cell>
          <table:table-cell table:style-name="ce6" table:formula="of:=ROUND((SUM([.$B2:.BS2])/COUNT([.$B2:.BS2]));0)" office:value-type="float" office:value="0" calcext:value-type="float">
            <text:p>0</text:p>
          </table:table-cell>
          <table:table-cell table:style-name="ce6" table:formula="of:=ROUND((SUM([.$B2:.BT2])/COUNT([.$B2:.BT2]));0)" office:value-type="float" office:value="0" calcext:value-type="float">
            <text:p>0</text:p>
          </table:table-cell>
          <table:table-cell table:style-name="ce6" table:formula="of:=ROUND((SUM([.$B2:.BU2])/COUNT([.$B2:.BU2]));0)" office:value-type="float" office:value="0" calcext:value-type="float">
            <text:p>0</text:p>
          </table:table-cell>
          <table:table-cell table:style-name="ce6" table:formula="of:=ROUND((SUM([.$B2:.BV2])/COUNT([.$B2:.BV2]));0)" office:value-type="float" office:value="0" calcext:value-type="float">
            <text:p>0</text:p>
          </table:table-cell>
          <table:table-cell table:style-name="ce6" table:formula="of:=ROUND((SUM([.$B2:.BW2])/COUNT([.$B2:.BW2]));0)" office:value-type="float" office:value="0" calcext:value-type="float">
            <text:p>0</text:p>
          </table:table-cell>
          <table:table-cell table:style-name="ce6" table:formula="of:=ROUND((SUM([.$B2:.BX2])/COUNT([.$B2:.BX2]));0)" office:value-type="float" office:value="0" calcext:value-type="float">
            <text:p>0</text:p>
          </table:table-cell>
          <table:table-cell table:style-name="ce6" table:formula="of:=ROUND((SUM([.$B2:.BY2])/COUNT([.$B2:.BY2]));0)" office:value-type="float" office:value="0" calcext:value-type="float">
            <text:p>0</text:p>
          </table:table-cell>
          <table:table-cell table:style-name="ce6" table:formula="of:=ROUND((SUM([.$B2:.BZ2])/COUNT([.$B2:.BZ2]));0)" office:value-type="float" office:value="0" calcext:value-type="float">
            <text:p>0</text:p>
          </table:table-cell>
          <table:table-cell table:style-name="ce6" table:formula="of:=ROUND((SUM([.$B2:.CA2])/COUNT([.$B2:.CA2]));0)" office:value-type="float" office:value="0" calcext:value-type="float">
            <text:p>0</text:p>
          </table:table-cell>
          <table:table-cell table:style-name="ce6" table:formula="of:=ROUND((SUM([.$B2:.CB2])/COUNT([.$B2:.CB2]));0)" office:value-type="float" office:value="0" calcext:value-type="float">
            <text:p>0</text:p>
          </table:table-cell>
          <table:table-cell table:style-name="ce6" table:formula="of:=ROUND((SUM([.$B2:.CC2])/COUNT([.$B2:.CC2]));0)" office:value-type="float" office:value="0" calcext:value-type="float">
            <text:p>0</text:p>
          </table:table-cell>
          <table:table-cell table:style-name="ce6" table:formula="of:=ROUND((SUM([.$B2:.CD2])/COUNT([.$B2:.CD2]));0)" office:value-type="float" office:value="0" calcext:value-type="float">
            <text:p>0</text:p>
          </table:table-cell>
          <table:table-cell table:style-name="ce6" table:formula="of:=ROUND((SUM([.$B2:.CE2])/COUNT([.$B2:.CE2]));0)" office:value-type="float" office:value="0" calcext:value-type="float">
            <text:p>0</text:p>
          </table:table-cell>
          <table:table-cell table:style-name="ce6" table:formula="of:=ROUND((SUM([.$B2:.CF2])/COUNT([.$B2:.CF2]));0)" office:value-type="float" office:value="0" calcext:value-type="float">
            <text:p>0</text:p>
          </table:table-cell>
          <table:table-cell table:style-name="ce6" table:formula="of:=ROUND((SUM([.$B2:.CG2])/COUNT([.$B2:.CG2]));0)" office:value-type="float" office:value="0" calcext:value-type="float">
            <text:p>0</text:p>
          </table:table-cell>
          <table:table-cell table:style-name="ce6" table:formula="of:=ROUND((SUM([.$B2:.CH2])/COUNT([.$B2:.CH2]));0)" office:value-type="float" office:value="0" calcext:value-type="float">
            <text:p>0</text:p>
          </table:table-cell>
          <table:table-cell table:style-name="ce6" table:formula="of:=ROUND((SUM([.$B2:.CI2])/COUNT([.$B2:.CI2]));0)" office:value-type="float" office:value="0" calcext:value-type="float">
            <text:p>0</text:p>
          </table:table-cell>
          <table:table-cell table:style-name="ce6" table:formula="of:=ROUND((SUM([.$B2:.CJ2])/COUNT([.$B2:.CJ2]));0)" office:value-type="float" office:value="0" calcext:value-type="float">
            <text:p>0</text:p>
          </table:table-cell>
          <table:table-cell table:style-name="ce6" table:formula="of:=ROUND((SUM([.$B2:.CK2])/COUNT([.$B2:.CK2]));0)" office:value-type="float" office:value="0" calcext:value-type="float">
            <text:p>0</text:p>
          </table:table-cell>
          <table:table-cell table:number-columns-repeated="100"/>
        </table:table-row>
        <table:table-row table:style-name="ro2">
          <table:table-cell table:number-columns-repeated="298" office:value-type="float" office:value="0" calcext:value-type="float">
            <text:p>0</text:p>
          </table:table-cell>
          <table:table-cell table:style-name="ce6" table:formula="of:=ROUND((SUM([.$B3:.B3])/COUNT([.$B3:.B3]));0)" office:value-type="float" office:value="0" calcext:value-type="float">
            <text:p>0</text:p>
          </table:table-cell>
          <table:table-cell table:style-name="ce6" table:formula="of:=ROUND((SUM([.$B3:.C3])/COUNT([.$B3:.C3]));0)" office:value-type="float" office:value="0" calcext:value-type="float">
            <text:p>0</text:p>
          </table:table-cell>
          <table:table-cell table:style-name="ce6" table:formula="of:=ROUND((SUM([.$B3:.D3])/COUNT([.$B3:.D3]));0)" office:value-type="float" office:value="0" calcext:value-type="float">
            <text:p>0</text:p>
          </table:table-cell>
          <table:table-cell table:style-name="ce6" table:formula="of:=ROUND((SUM([.$B3:.E3])/COUNT([.$B3:.E3]));0)" office:value-type="float" office:value="0" calcext:value-type="float">
            <text:p>0</text:p>
          </table:table-cell>
          <table:table-cell table:style-name="ce6" table:formula="of:=ROUND((SUM([.$B3:.F3])/COUNT([.$B3:.F3]));0)" office:value-type="float" office:value="0" calcext:value-type="float">
            <text:p>0</text:p>
          </table:table-cell>
          <table:table-cell table:style-name="ce6" table:formula="of:=ROUND((SUM([.$B3:.G3])/COUNT([.$B3:.G3]));0)" office:value-type="float" office:value="0" calcext:value-type="float">
            <text:p>0</text:p>
          </table:table-cell>
          <table:table-cell table:style-name="ce6" table:formula="of:=ROUND((SUM([.$B3:.H3])/COUNT([.$B3:.H3]));0)" office:value-type="float" office:value="0" calcext:value-type="float">
            <text:p>0</text:p>
          </table:table-cell>
          <table:table-cell table:style-name="ce6" table:formula="of:=ROUND((SUM([.$B3:.I3])/COUNT([.$B3:.I3]));0)" office:value-type="float" office:value="0" calcext:value-type="float">
            <text:p>0</text:p>
          </table:table-cell>
          <table:table-cell table:style-name="ce6" table:formula="of:=ROUND((SUM([.$B3:.J3])/COUNT([.$B3:.J3]));0)" office:value-type="float" office:value="0" calcext:value-type="float">
            <text:p>0</text:p>
          </table:table-cell>
          <table:table-cell table:style-name="ce6" table:formula="of:=ROUND((SUM([.$B3:.K3])/COUNT([.$B3:.K3]));0)" office:value-type="float" office:value="0" calcext:value-type="float">
            <text:p>0</text:p>
          </table:table-cell>
          <table:table-cell table:style-name="ce6" table:formula="of:=ROUND((SUM([.$B3:.L3])/COUNT([.$B3:.L3]));0)" office:value-type="float" office:value="0" calcext:value-type="float">
            <text:p>0</text:p>
          </table:table-cell>
          <table:table-cell table:style-name="ce6" table:formula="of:=ROUND((SUM([.$B3:.M3])/COUNT([.$B3:.M3]));0)" office:value-type="float" office:value="0" calcext:value-type="float">
            <text:p>0</text:p>
          </table:table-cell>
          <table:table-cell table:style-name="ce6" table:formula="of:=ROUND((SUM([.$B3:.N3])/COUNT([.$B3:.N3]));0)" office:value-type="float" office:value="0" calcext:value-type="float">
            <text:p>0</text:p>
          </table:table-cell>
          <table:table-cell table:style-name="ce6" table:formula="of:=ROUND((SUM([.$B3:.O3])/COUNT([.$B3:.O3]));0)" office:value-type="float" office:value="0" calcext:value-type="float">
            <text:p>0</text:p>
          </table:table-cell>
          <table:table-cell table:style-name="ce6" table:formula="of:=ROUND((SUM([.$B3:.P3])/COUNT([.$B3:.P3]));0)" office:value-type="float" office:value="0" calcext:value-type="float">
            <text:p>0</text:p>
          </table:table-cell>
          <table:table-cell table:style-name="ce6" table:formula="of:=ROUND((SUM([.$B3:.Q3])/COUNT([.$B3:.Q3]));0)" office:value-type="float" office:value="0" calcext:value-type="float">
            <text:p>0</text:p>
          </table:table-cell>
          <table:table-cell table:style-name="ce6" table:formula="of:=ROUND((SUM([.$B3:.R3])/COUNT([.$B3:.R3]));0)" office:value-type="float" office:value="0" calcext:value-type="float">
            <text:p>0</text:p>
          </table:table-cell>
          <table:table-cell table:style-name="ce6" table:formula="of:=ROUND((SUM([.$B3:.S3])/COUNT([.$B3:.S3]));0)" office:value-type="float" office:value="0" calcext:value-type="float">
            <text:p>0</text:p>
          </table:table-cell>
          <table:table-cell table:style-name="ce6" table:formula="of:=ROUND((SUM([.$B3:.T3])/COUNT([.$B3:.T3]));0)" office:value-type="float" office:value="0" calcext:value-type="float">
            <text:p>0</text:p>
          </table:table-cell>
          <table:table-cell table:style-name="ce6" table:formula="of:=ROUND((SUM([.$B3:.U3])/COUNT([.$B3:.U3]));0)" office:value-type="float" office:value="0" calcext:value-type="float">
            <text:p>0</text:p>
          </table:table-cell>
          <table:table-cell table:style-name="ce6" table:formula="of:=ROUND((SUM([.$B3:.V3])/COUNT([.$B3:.V3]));0)" office:value-type="float" office:value="0" calcext:value-type="float">
            <text:p>0</text:p>
          </table:table-cell>
          <table:table-cell table:style-name="ce6" table:formula="of:=ROUND((SUM([.$B3:.W3])/COUNT([.$B3:.W3]));0)" office:value-type="float" office:value="0" calcext:value-type="float">
            <text:p>0</text:p>
          </table:table-cell>
          <table:table-cell table:style-name="ce6" table:formula="of:=ROUND((SUM([.$B3:.X3])/COUNT([.$B3:.X3]));0)" office:value-type="float" office:value="0" calcext:value-type="float">
            <text:p>0</text:p>
          </table:table-cell>
          <table:table-cell table:style-name="ce6" table:formula="of:=ROUND((SUM([.$B3:.Y3])/COUNT([.$B3:.Y3]));0)" office:value-type="float" office:value="0" calcext:value-type="float">
            <text:p>0</text:p>
          </table:table-cell>
          <table:table-cell table:style-name="ce6" table:formula="of:=ROUND((SUM([.$B3:.Z3])/COUNT([.$B3:.Z3]));0)" office:value-type="float" office:value="0" calcext:value-type="float">
            <text:p>0</text:p>
          </table:table-cell>
          <table:table-cell table:style-name="ce6" table:formula="of:=ROUND((SUM([.$B3:.AA3])/COUNT([.$B3:.AA3]));0)" office:value-type="float" office:value="0" calcext:value-type="float">
            <text:p>0</text:p>
          </table:table-cell>
          <table:table-cell table:style-name="ce6" table:formula="of:=ROUND((SUM([.$B3:.AB3])/COUNT([.$B3:.AB3]));0)" office:value-type="float" office:value="0" calcext:value-type="float">
            <text:p>0</text:p>
          </table:table-cell>
          <table:table-cell table:style-name="ce6" table:formula="of:=ROUND((SUM([.$B3:.AC3])/COUNT([.$B3:.AC3]));0)" office:value-type="float" office:value="0" calcext:value-type="float">
            <text:p>0</text:p>
          </table:table-cell>
          <table:table-cell table:style-name="ce6" table:formula="of:=ROUND((SUM([.$B3:.AD3])/COUNT([.$B3:.AD3]));0)" office:value-type="float" office:value="0" calcext:value-type="float">
            <text:p>0</text:p>
          </table:table-cell>
          <table:table-cell table:style-name="ce6" table:formula="of:=ROUND((SUM([.$B3:.AE3])/COUNT([.$B3:.AE3]));0)" office:value-type="float" office:value="0" calcext:value-type="float">
            <text:p>0</text:p>
          </table:table-cell>
          <table:table-cell table:style-name="ce6" table:formula="of:=ROUND((SUM([.$B3:.AF3])/COUNT([.$B3:.AF3]));0)" office:value-type="float" office:value="0" calcext:value-type="float">
            <text:p>0</text:p>
          </table:table-cell>
          <table:table-cell table:style-name="ce6" table:formula="of:=ROUND((SUM([.$B3:.AG3])/COUNT([.$B3:.AG3]));0)" office:value-type="float" office:value="0" calcext:value-type="float">
            <text:p>0</text:p>
          </table:table-cell>
          <table:table-cell table:style-name="ce6" table:formula="of:=ROUND((SUM([.$B3:.AH3])/COUNT([.$B3:.AH3]));0)" office:value-type="float" office:value="0" calcext:value-type="float">
            <text:p>0</text:p>
          </table:table-cell>
          <table:table-cell table:style-name="ce6" table:formula="of:=ROUND((SUM([.$B3:.AI3])/COUNT([.$B3:.AI3]));0)" office:value-type="float" office:value="0" calcext:value-type="float">
            <text:p>0</text:p>
          </table:table-cell>
          <table:table-cell table:style-name="ce6" table:formula="of:=ROUND((SUM([.$B3:.AJ3])/COUNT([.$B3:.AJ3]));0)" office:value-type="float" office:value="0" calcext:value-type="float">
            <text:p>0</text:p>
          </table:table-cell>
          <table:table-cell table:style-name="ce6" table:formula="of:=ROUND((SUM([.$B3:.AK3])/COUNT([.$B3:.AK3]));0)" office:value-type="float" office:value="0" calcext:value-type="float">
            <text:p>0</text:p>
          </table:table-cell>
          <table:table-cell table:style-name="ce6" table:formula="of:=ROUND((SUM([.$B3:.AL3])/COUNT([.$B3:.AL3]));0)" office:value-type="float" office:value="0" calcext:value-type="float">
            <text:p>0</text:p>
          </table:table-cell>
          <table:table-cell table:style-name="ce6" table:formula="of:=ROUND((SUM([.$B3:.AM3])/COUNT([.$B3:.AM3]));0)" office:value-type="float" office:value="0" calcext:value-type="float">
            <text:p>0</text:p>
          </table:table-cell>
          <table:table-cell table:style-name="ce6" table:formula="of:=ROUND((SUM([.$B3:.AN3])/COUNT([.$B3:.AN3]));0)" office:value-type="float" office:value="0" calcext:value-type="float">
            <text:p>0</text:p>
          </table:table-cell>
          <table:table-cell table:style-name="ce6" table:formula="of:=ROUND((SUM([.$B3:.AO3])/COUNT([.$B3:.AO3]));0)" office:value-type="float" office:value="0" calcext:value-type="float">
            <text:p>0</text:p>
          </table:table-cell>
          <table:table-cell table:style-name="ce6" table:formula="of:=ROUND((SUM([.$B3:.AP3])/COUNT([.$B3:.AP3]));0)" office:value-type="float" office:value="0" calcext:value-type="float">
            <text:p>0</text:p>
          </table:table-cell>
          <table:table-cell table:style-name="ce6" table:formula="of:=ROUND((SUM([.$B3:.AQ3])/COUNT([.$B3:.AQ3]));0)" office:value-type="float" office:value="0" calcext:value-type="float">
            <text:p>0</text:p>
          </table:table-cell>
          <table:table-cell table:style-name="ce6" table:formula="of:=ROUND((SUM([.$B3:.AR3])/COUNT([.$B3:.AR3]));0)" office:value-type="float" office:value="0" calcext:value-type="float">
            <text:p>0</text:p>
          </table:table-cell>
          <table:table-cell table:style-name="ce6" table:formula="of:=ROUND((SUM([.$B3:.AS3])/COUNT([.$B3:.AS3]));0)" office:value-type="float" office:value="0" calcext:value-type="float">
            <text:p>0</text:p>
          </table:table-cell>
          <table:table-cell table:style-name="ce6" table:formula="of:=ROUND((SUM([.$B3:.AT3])/COUNT([.$B3:.AT3]));0)" office:value-type="float" office:value="0" calcext:value-type="float">
            <text:p>0</text:p>
          </table:table-cell>
          <table:table-cell table:style-name="ce6" table:formula="of:=ROUND((SUM([.$B3:.AU3])/COUNT([.$B3:.AU3]));0)" office:value-type="float" office:value="0" calcext:value-type="float">
            <text:p>0</text:p>
          </table:table-cell>
          <table:table-cell table:style-name="ce6" table:formula="of:=ROUND((SUM([.$B3:.AV3])/COUNT([.$B3:.AV3]));0)" office:value-type="float" office:value="0" calcext:value-type="float">
            <text:p>0</text:p>
          </table:table-cell>
          <table:table-cell table:style-name="ce6" table:formula="of:=ROUND((SUM([.$B3:.AW3])/COUNT([.$B3:.AW3]));0)" office:value-type="float" office:value="0" calcext:value-type="float">
            <text:p>0</text:p>
          </table:table-cell>
          <table:table-cell table:style-name="ce6" table:formula="of:=ROUND((SUM([.$B3:.AX3])/COUNT([.$B3:.AX3]));0)" office:value-type="float" office:value="0" calcext:value-type="float">
            <text:p>0</text:p>
          </table:table-cell>
          <table:table-cell table:style-name="ce6" table:formula="of:=ROUND((SUM([.$B3:.AY3])/COUNT([.$B3:.AY3]));0)" office:value-type="float" office:value="0" calcext:value-type="float">
            <text:p>0</text:p>
          </table:table-cell>
          <table:table-cell table:style-name="ce6" table:formula="of:=ROUND((SUM([.$B3:.AZ3])/COUNT([.$B3:.AZ3]));0)" office:value-type="float" office:value="0" calcext:value-type="float">
            <text:p>0</text:p>
          </table:table-cell>
          <table:table-cell table:style-name="ce6" table:formula="of:=ROUND((SUM([.$B3:.BA3])/COUNT([.$B3:.BA3]));0)" office:value-type="float" office:value="0" calcext:value-type="float">
            <text:p>0</text:p>
          </table:table-cell>
          <table:table-cell table:style-name="ce6" table:formula="of:=ROUND((SUM([.$B3:.BB3])/COUNT([.$B3:.BB3]));0)" office:value-type="float" office:value="0" calcext:value-type="float">
            <text:p>0</text:p>
          </table:table-cell>
          <table:table-cell table:style-name="ce6" table:formula="of:=ROUND((SUM([.$B3:.BC3])/COUNT([.$B3:.BC3]));0)" office:value-type="float" office:value="0" calcext:value-type="float">
            <text:p>0</text:p>
          </table:table-cell>
          <table:table-cell table:style-name="ce6" table:formula="of:=ROUND((SUM([.$B3:.BD3])/COUNT([.$B3:.BD3]));0)" office:value-type="float" office:value="0" calcext:value-type="float">
            <text:p>0</text:p>
          </table:table-cell>
          <table:table-cell table:style-name="ce6" table:formula="of:=ROUND((SUM([.$B3:.BE3])/COUNT([.$B3:.BE3]));0)" office:value-type="float" office:value="0" calcext:value-type="float">
            <text:p>0</text:p>
          </table:table-cell>
          <table:table-cell table:style-name="ce6" table:formula="of:=ROUND((SUM([.$B3:.BF3])/COUNT([.$B3:.BF3]));0)" office:value-type="float" office:value="0" calcext:value-type="float">
            <text:p>0</text:p>
          </table:table-cell>
          <table:table-cell table:style-name="ce6" table:formula="of:=ROUND((SUM([.$B3:.BG3])/COUNT([.$B3:.BG3]));0)" office:value-type="float" office:value="0" calcext:value-type="float">
            <text:p>0</text:p>
          </table:table-cell>
          <table:table-cell table:style-name="ce6" table:formula="of:=ROUND((SUM([.$B3:.BH3])/COUNT([.$B3:.BH3]));0)" office:value-type="float" office:value="0" calcext:value-type="float">
            <text:p>0</text:p>
          </table:table-cell>
          <table:table-cell table:style-name="ce6" table:formula="of:=ROUND((SUM([.$B3:.BI3])/COUNT([.$B3:.BI3]));0)" office:value-type="float" office:value="0" calcext:value-type="float">
            <text:p>0</text:p>
          </table:table-cell>
          <table:table-cell table:style-name="ce6" table:formula="of:=ROUND((SUM([.$B3:.BJ3])/COUNT([.$B3:.BJ3]));0)" office:value-type="float" office:value="0" calcext:value-type="float">
            <text:p>0</text:p>
          </table:table-cell>
          <table:table-cell table:style-name="ce6" table:formula="of:=ROUND((SUM([.$B3:.BK3])/COUNT([.$B3:.BK3]));0)" office:value-type="float" office:value="0" calcext:value-type="float">
            <text:p>0</text:p>
          </table:table-cell>
          <table:table-cell table:style-name="ce6" table:formula="of:=ROUND((SUM([.$B3:.BL3])/COUNT([.$B3:.BL3]));0)" office:value-type="float" office:value="0" calcext:value-type="float">
            <text:p>0</text:p>
          </table:table-cell>
          <table:table-cell table:style-name="ce6" table:formula="of:=ROUND((SUM([.$B3:.BM3])/COUNT([.$B3:.BM3]));0)" office:value-type="float" office:value="0" calcext:value-type="float">
            <text:p>0</text:p>
          </table:table-cell>
          <table:table-cell table:style-name="ce6" table:formula="of:=ROUND((SUM([.$B3:.BN3])/COUNT([.$B3:.BN3]));0)" office:value-type="float" office:value="0" calcext:value-type="float">
            <text:p>0</text:p>
          </table:table-cell>
          <table:table-cell table:style-name="ce6" table:formula="of:=ROUND((SUM([.$B3:.BO3])/COUNT([.$B3:.BO3]));0)" office:value-type="float" office:value="0" calcext:value-type="float">
            <text:p>0</text:p>
          </table:table-cell>
          <table:table-cell table:style-name="ce6" table:formula="of:=ROUND((SUM([.$B3:.BP3])/COUNT([.$B3:.BP3]));0)" office:value-type="float" office:value="0" calcext:value-type="float">
            <text:p>0</text:p>
          </table:table-cell>
          <table:table-cell table:style-name="ce6" table:formula="of:=ROUND((SUM([.$B3:.BQ3])/COUNT([.$B3:.BQ3]));0)" office:value-type="float" office:value="0" calcext:value-type="float">
            <text:p>0</text:p>
          </table:table-cell>
          <table:table-cell table:style-name="ce6" table:formula="of:=ROUND((SUM([.$B3:.BR3])/COUNT([.$B3:.BR3]));0)" office:value-type="float" office:value="0" calcext:value-type="float">
            <text:p>0</text:p>
          </table:table-cell>
          <table:table-cell table:style-name="ce6" table:formula="of:=ROUND((SUM([.$B3:.BS3])/COUNT([.$B3:.BS3]));0)" office:value-type="float" office:value="0" calcext:value-type="float">
            <text:p>0</text:p>
          </table:table-cell>
          <table:table-cell table:style-name="ce6" table:formula="of:=ROUND((SUM([.$B3:.BT3])/COUNT([.$B3:.BT3]));0)" office:value-type="float" office:value="0" calcext:value-type="float">
            <text:p>0</text:p>
          </table:table-cell>
          <table:table-cell table:style-name="ce6" table:formula="of:=ROUND((SUM([.$B3:.BU3])/COUNT([.$B3:.BU3]));0)" office:value-type="float" office:value="0" calcext:value-type="float">
            <text:p>0</text:p>
          </table:table-cell>
          <table:table-cell table:style-name="ce6" table:formula="of:=ROUND((SUM([.$B3:.BV3])/COUNT([.$B3:.BV3]));0)" office:value-type="float" office:value="0" calcext:value-type="float">
            <text:p>0</text:p>
          </table:table-cell>
          <table:table-cell table:style-name="ce6" table:formula="of:=ROUND((SUM([.$B3:.BW3])/COUNT([.$B3:.BW3]));0)" office:value-type="float" office:value="0" calcext:value-type="float">
            <text:p>0</text:p>
          </table:table-cell>
          <table:table-cell table:style-name="ce6" table:formula="of:=ROUND((SUM([.$B3:.BX3])/COUNT([.$B3:.BX3]));0)" office:value-type="float" office:value="0" calcext:value-type="float">
            <text:p>0</text:p>
          </table:table-cell>
          <table:table-cell table:style-name="ce6" table:formula="of:=ROUND((SUM([.$B3:.BY3])/COUNT([.$B3:.BY3]));0)" office:value-type="float" office:value="0" calcext:value-type="float">
            <text:p>0</text:p>
          </table:table-cell>
          <table:table-cell table:style-name="ce6" table:formula="of:=ROUND((SUM([.$B3:.BZ3])/COUNT([.$B3:.BZ3]));0)" office:value-type="float" office:value="0" calcext:value-type="float">
            <text:p>0</text:p>
          </table:table-cell>
          <table:table-cell table:style-name="ce6" table:formula="of:=ROUND((SUM([.$B3:.CA3])/COUNT([.$B3:.CA3]));0)" office:value-type="float" office:value="0" calcext:value-type="float">
            <text:p>0</text:p>
          </table:table-cell>
          <table:table-cell table:style-name="ce6" table:formula="of:=ROUND((SUM([.$B3:.CB3])/COUNT([.$B3:.CB3]));0)" office:value-type="float" office:value="0" calcext:value-type="float">
            <text:p>0</text:p>
          </table:table-cell>
          <table:table-cell table:style-name="ce6" table:formula="of:=ROUND((SUM([.$B3:.CC3])/COUNT([.$B3:.CC3]));0)" office:value-type="float" office:value="0" calcext:value-type="float">
            <text:p>0</text:p>
          </table:table-cell>
          <table:table-cell table:style-name="ce6" table:formula="of:=ROUND((SUM([.$B3:.CD3])/COUNT([.$B3:.CD3]));0)" office:value-type="float" office:value="0" calcext:value-type="float">
            <text:p>0</text:p>
          </table:table-cell>
          <table:table-cell table:style-name="ce6" table:formula="of:=ROUND((SUM([.$B3:.CE3])/COUNT([.$B3:.CE3]));0)" office:value-type="float" office:value="0" calcext:value-type="float">
            <text:p>0</text:p>
          </table:table-cell>
          <table:table-cell table:style-name="ce6" table:formula="of:=ROUND((SUM([.$B3:.CF3])/COUNT([.$B3:.CF3]));0)" office:value-type="float" office:value="0" calcext:value-type="float">
            <text:p>0</text:p>
          </table:table-cell>
          <table:table-cell table:style-name="ce6" table:formula="of:=ROUND((SUM([.$B3:.CG3])/COUNT([.$B3:.CG3]));0)" office:value-type="float" office:value="0" calcext:value-type="float">
            <text:p>0</text:p>
          </table:table-cell>
          <table:table-cell table:style-name="ce6" table:formula="of:=ROUND((SUM([.$B3:.CH3])/COUNT([.$B3:.CH3]));0)" office:value-type="float" office:value="0" calcext:value-type="float">
            <text:p>0</text:p>
          </table:table-cell>
          <table:table-cell table:style-name="ce6" table:formula="of:=ROUND((SUM([.$B3:.CI3])/COUNT([.$B3:.CI3]));0)" office:value-type="float" office:value="0" calcext:value-type="float">
            <text:p>0</text:p>
          </table:table-cell>
          <table:table-cell table:style-name="ce6" table:formula="of:=ROUND((SUM([.$B3:.CJ3])/COUNT([.$B3:.CJ3]));0)" office:value-type="float" office:value="0" calcext:value-type="float">
            <text:p>0</text:p>
          </table:table-cell>
          <table:table-cell table:style-name="ce6" table:formula="of:=ROUND((SUM([.$B3:.CK3])/COUNT([.$B3:.CK3]));0)" office:value-type="float" office:value="0" calcext:value-type="float">
            <text:p>0</text:p>
          </table:table-cell>
          <table:table-cell table:number-columns-repeated="100"/>
        </table:table-row>
        <table:table-row table:style-name="ro2">
          <table:table-cell table:number-columns-repeated="298" office:value-type="float" office:value="0" calcext:value-type="float">
            <text:p>0</text:p>
          </table:table-cell>
          <table:table-cell table:style-name="ce6" table:formula="of:=ROUND((SUM([.$B4:.B4])/COUNT([.$B4:.B4]));0)" office:value-type="float" office:value="0" calcext:value-type="float">
            <text:p>0</text:p>
          </table:table-cell>
          <table:table-cell table:style-name="ce6" table:formula="of:=ROUND((SUM([.$B4:.C4])/COUNT([.$B4:.C4]));0)" office:value-type="float" office:value="0" calcext:value-type="float">
            <text:p>0</text:p>
          </table:table-cell>
          <table:table-cell table:style-name="ce6" table:formula="of:=ROUND((SUM([.$B4:.D4])/COUNT([.$B4:.D4]));0)" office:value-type="float" office:value="0" calcext:value-type="float">
            <text:p>0</text:p>
          </table:table-cell>
          <table:table-cell table:style-name="ce6" table:formula="of:=ROUND((SUM([.$B4:.E4])/COUNT([.$B4:.E4]));0)" office:value-type="float" office:value="0" calcext:value-type="float">
            <text:p>0</text:p>
          </table:table-cell>
          <table:table-cell table:style-name="ce6" table:formula="of:=ROUND((SUM([.$B4:.F4])/COUNT([.$B4:.F4]));0)" office:value-type="float" office:value="0" calcext:value-type="float">
            <text:p>0</text:p>
          </table:table-cell>
          <table:table-cell table:style-name="ce6" table:formula="of:=ROUND((SUM([.$B4:.G4])/COUNT([.$B4:.G4]));0)" office:value-type="float" office:value="0" calcext:value-type="float">
            <text:p>0</text:p>
          </table:table-cell>
          <table:table-cell table:style-name="ce6" table:formula="of:=ROUND((SUM([.$B4:.H4])/COUNT([.$B4:.H4]));0)" office:value-type="float" office:value="0" calcext:value-type="float">
            <text:p>0</text:p>
          </table:table-cell>
          <table:table-cell table:style-name="ce6" table:formula="of:=ROUND((SUM([.$B4:.I4])/COUNT([.$B4:.I4]));0)" office:value-type="float" office:value="0" calcext:value-type="float">
            <text:p>0</text:p>
          </table:table-cell>
          <table:table-cell table:style-name="ce6" table:formula="of:=ROUND((SUM([.$B4:.J4])/COUNT([.$B4:.J4]));0)" office:value-type="float" office:value="0" calcext:value-type="float">
            <text:p>0</text:p>
          </table:table-cell>
          <table:table-cell table:style-name="ce6" table:formula="of:=ROUND((SUM([.$B4:.K4])/COUNT([.$B4:.K4]));0)" office:value-type="float" office:value="0" calcext:value-type="float">
            <text:p>0</text:p>
          </table:table-cell>
          <table:table-cell table:style-name="ce6" table:formula="of:=ROUND((SUM([.$B4:.L4])/COUNT([.$B4:.L4]));0)" office:value-type="float" office:value="0" calcext:value-type="float">
            <text:p>0</text:p>
          </table:table-cell>
          <table:table-cell table:style-name="ce6" table:formula="of:=ROUND((SUM([.$B4:.M4])/COUNT([.$B4:.M4]));0)" office:value-type="float" office:value="0" calcext:value-type="float">
            <text:p>0</text:p>
          </table:table-cell>
          <table:table-cell table:style-name="ce6" table:formula="of:=ROUND((SUM([.$B4:.N4])/COUNT([.$B4:.N4]));0)" office:value-type="float" office:value="0" calcext:value-type="float">
            <text:p>0</text:p>
          </table:table-cell>
          <table:table-cell table:style-name="ce6" table:formula="of:=ROUND((SUM([.$B4:.O4])/COUNT([.$B4:.O4]));0)" office:value-type="float" office:value="0" calcext:value-type="float">
            <text:p>0</text:p>
          </table:table-cell>
          <table:table-cell table:style-name="ce6" table:formula="of:=ROUND((SUM([.$B4:.P4])/COUNT([.$B4:.P4]));0)" office:value-type="float" office:value="0" calcext:value-type="float">
            <text:p>0</text:p>
          </table:table-cell>
          <table:table-cell table:style-name="ce6" table:formula="of:=ROUND((SUM([.$B4:.Q4])/COUNT([.$B4:.Q4]));0)" office:value-type="float" office:value="0" calcext:value-type="float">
            <text:p>0</text:p>
          </table:table-cell>
          <table:table-cell table:style-name="ce6" table:formula="of:=ROUND((SUM([.$B4:.R4])/COUNT([.$B4:.R4]));0)" office:value-type="float" office:value="0" calcext:value-type="float">
            <text:p>0</text:p>
          </table:table-cell>
          <table:table-cell table:style-name="ce6" table:formula="of:=ROUND((SUM([.$B4:.S4])/COUNT([.$B4:.S4]));0)" office:value-type="float" office:value="0" calcext:value-type="float">
            <text:p>0</text:p>
          </table:table-cell>
          <table:table-cell table:style-name="ce6" table:formula="of:=ROUND((SUM([.$B4:.T4])/COUNT([.$B4:.T4]));0)" office:value-type="float" office:value="0" calcext:value-type="float">
            <text:p>0</text:p>
          </table:table-cell>
          <table:table-cell table:style-name="ce6" table:formula="of:=ROUND((SUM([.$B4:.U4])/COUNT([.$B4:.U4]));0)" office:value-type="float" office:value="0" calcext:value-type="float">
            <text:p>0</text:p>
          </table:table-cell>
          <table:table-cell table:style-name="ce6" table:formula="of:=ROUND((SUM([.$B4:.V4])/COUNT([.$B4:.V4]));0)" office:value-type="float" office:value="0" calcext:value-type="float">
            <text:p>0</text:p>
          </table:table-cell>
          <table:table-cell table:style-name="ce6" table:formula="of:=ROUND((SUM([.$B4:.W4])/COUNT([.$B4:.W4]));0)" office:value-type="float" office:value="0" calcext:value-type="float">
            <text:p>0</text:p>
          </table:table-cell>
          <table:table-cell table:style-name="ce6" table:formula="of:=ROUND((SUM([.$B4:.X4])/COUNT([.$B4:.X4]));0)" office:value-type="float" office:value="0" calcext:value-type="float">
            <text:p>0</text:p>
          </table:table-cell>
          <table:table-cell table:style-name="ce6" table:formula="of:=ROUND((SUM([.$B4:.Y4])/COUNT([.$B4:.Y4]));0)" office:value-type="float" office:value="0" calcext:value-type="float">
            <text:p>0</text:p>
          </table:table-cell>
          <table:table-cell table:style-name="ce6" table:formula="of:=ROUND((SUM([.$B4:.Z4])/COUNT([.$B4:.Z4]));0)" office:value-type="float" office:value="0" calcext:value-type="float">
            <text:p>0</text:p>
          </table:table-cell>
          <table:table-cell table:style-name="ce6" table:formula="of:=ROUND((SUM([.$B4:.AA4])/COUNT([.$B4:.AA4]));0)" office:value-type="float" office:value="0" calcext:value-type="float">
            <text:p>0</text:p>
          </table:table-cell>
          <table:table-cell table:style-name="ce6" table:formula="of:=ROUND((SUM([.$B4:.AB4])/COUNT([.$B4:.AB4]));0)" office:value-type="float" office:value="0" calcext:value-type="float">
            <text:p>0</text:p>
          </table:table-cell>
          <table:table-cell table:style-name="ce6" table:formula="of:=ROUND((SUM([.$B4:.AC4])/COUNT([.$B4:.AC4]));0)" office:value-type="float" office:value="0" calcext:value-type="float">
            <text:p>0</text:p>
          </table:table-cell>
          <table:table-cell table:style-name="ce6" table:formula="of:=ROUND((SUM([.$B4:.AD4])/COUNT([.$B4:.AD4]));0)" office:value-type="float" office:value="0" calcext:value-type="float">
            <text:p>0</text:p>
          </table:table-cell>
          <table:table-cell table:style-name="ce6" table:formula="of:=ROUND((SUM([.$B4:.AE4])/COUNT([.$B4:.AE4]));0)" office:value-type="float" office:value="0" calcext:value-type="float">
            <text:p>0</text:p>
          </table:table-cell>
          <table:table-cell table:style-name="ce6" table:formula="of:=ROUND((SUM([.$B4:.AF4])/COUNT([.$B4:.AF4]));0)" office:value-type="float" office:value="0" calcext:value-type="float">
            <text:p>0</text:p>
          </table:table-cell>
          <table:table-cell table:style-name="ce6" table:formula="of:=ROUND((SUM([.$B4:.AG4])/COUNT([.$B4:.AG4]));0)" office:value-type="float" office:value="0" calcext:value-type="float">
            <text:p>0</text:p>
          </table:table-cell>
          <table:table-cell table:style-name="ce6" table:formula="of:=ROUND((SUM([.$B4:.AH4])/COUNT([.$B4:.AH4]));0)" office:value-type="float" office:value="0" calcext:value-type="float">
            <text:p>0</text:p>
          </table:table-cell>
          <table:table-cell table:style-name="ce6" table:formula="of:=ROUND((SUM([.$B4:.AI4])/COUNT([.$B4:.AI4]));0)" office:value-type="float" office:value="0" calcext:value-type="float">
            <text:p>0</text:p>
          </table:table-cell>
          <table:table-cell table:style-name="ce6" table:formula="of:=ROUND((SUM([.$B4:.AJ4])/COUNT([.$B4:.AJ4]));0)" office:value-type="float" office:value="0" calcext:value-type="float">
            <text:p>0</text:p>
          </table:table-cell>
          <table:table-cell table:style-name="ce6" table:formula="of:=ROUND((SUM([.$B4:.AK4])/COUNT([.$B4:.AK4]));0)" office:value-type="float" office:value="0" calcext:value-type="float">
            <text:p>0</text:p>
          </table:table-cell>
          <table:table-cell table:style-name="ce6" table:formula="of:=ROUND((SUM([.$B4:.AL4])/COUNT([.$B4:.AL4]));0)" office:value-type="float" office:value="0" calcext:value-type="float">
            <text:p>0</text:p>
          </table:table-cell>
          <table:table-cell table:style-name="ce6" table:formula="of:=ROUND((SUM([.$B4:.AM4])/COUNT([.$B4:.AM4]));0)" office:value-type="float" office:value="0" calcext:value-type="float">
            <text:p>0</text:p>
          </table:table-cell>
          <table:table-cell table:style-name="ce6" table:formula="of:=ROUND((SUM([.$B4:.AN4])/COUNT([.$B4:.AN4]));0)" office:value-type="float" office:value="0" calcext:value-type="float">
            <text:p>0</text:p>
          </table:table-cell>
          <table:table-cell table:style-name="ce6" table:formula="of:=ROUND((SUM([.$B4:.AO4])/COUNT([.$B4:.AO4]));0)" office:value-type="float" office:value="0" calcext:value-type="float">
            <text:p>0</text:p>
          </table:table-cell>
          <table:table-cell table:style-name="ce6" table:formula="of:=ROUND((SUM([.$B4:.AP4])/COUNT([.$B4:.AP4]));0)" office:value-type="float" office:value="0" calcext:value-type="float">
            <text:p>0</text:p>
          </table:table-cell>
          <table:table-cell table:style-name="ce6" table:formula="of:=ROUND((SUM([.$B4:.AQ4])/COUNT([.$B4:.AQ4]));0)" office:value-type="float" office:value="0" calcext:value-type="float">
            <text:p>0</text:p>
          </table:table-cell>
          <table:table-cell table:style-name="ce6" table:formula="of:=ROUND((SUM([.$B4:.AR4])/COUNT([.$B4:.AR4]));0)" office:value-type="float" office:value="0" calcext:value-type="float">
            <text:p>0</text:p>
          </table:table-cell>
          <table:table-cell table:style-name="ce6" table:formula="of:=ROUND((SUM([.$B4:.AS4])/COUNT([.$B4:.AS4]));0)" office:value-type="float" office:value="0" calcext:value-type="float">
            <text:p>0</text:p>
          </table:table-cell>
          <table:table-cell table:style-name="ce6" table:formula="of:=ROUND((SUM([.$B4:.AT4])/COUNT([.$B4:.AT4]));0)" office:value-type="float" office:value="0" calcext:value-type="float">
            <text:p>0</text:p>
          </table:table-cell>
          <table:table-cell table:style-name="ce6" table:formula="of:=ROUND((SUM([.$B4:.AU4])/COUNT([.$B4:.AU4]));0)" office:value-type="float" office:value="0" calcext:value-type="float">
            <text:p>0</text:p>
          </table:table-cell>
          <table:table-cell table:style-name="ce6" table:formula="of:=ROUND((SUM([.$B4:.AV4])/COUNT([.$B4:.AV4]));0)" office:value-type="float" office:value="0" calcext:value-type="float">
            <text:p>0</text:p>
          </table:table-cell>
          <table:table-cell table:style-name="ce6" table:formula="of:=ROUND((SUM([.$B4:.AW4])/COUNT([.$B4:.AW4]));0)" office:value-type="float" office:value="0" calcext:value-type="float">
            <text:p>0</text:p>
          </table:table-cell>
          <table:table-cell table:style-name="ce6" table:formula="of:=ROUND((SUM([.$B4:.AX4])/COUNT([.$B4:.AX4]));0)" office:value-type="float" office:value="0" calcext:value-type="float">
            <text:p>0</text:p>
          </table:table-cell>
          <table:table-cell table:style-name="ce6" table:formula="of:=ROUND((SUM([.$B4:.AY4])/COUNT([.$B4:.AY4]));0)" office:value-type="float" office:value="0" calcext:value-type="float">
            <text:p>0</text:p>
          </table:table-cell>
          <table:table-cell table:style-name="ce6" table:formula="of:=ROUND((SUM([.$B4:.AZ4])/COUNT([.$B4:.AZ4]));0)" office:value-type="float" office:value="0" calcext:value-type="float">
            <text:p>0</text:p>
          </table:table-cell>
          <table:table-cell table:style-name="ce6" table:formula="of:=ROUND((SUM([.$B4:.BA4])/COUNT([.$B4:.BA4]));0)" office:value-type="float" office:value="0" calcext:value-type="float">
            <text:p>0</text:p>
          </table:table-cell>
          <table:table-cell table:style-name="ce6" table:formula="of:=ROUND((SUM([.$B4:.BB4])/COUNT([.$B4:.BB4]));0)" office:value-type="float" office:value="0" calcext:value-type="float">
            <text:p>0</text:p>
          </table:table-cell>
          <table:table-cell table:style-name="ce6" table:formula="of:=ROUND((SUM([.$B4:.BC4])/COUNT([.$B4:.BC4]));0)" office:value-type="float" office:value="0" calcext:value-type="float">
            <text:p>0</text:p>
          </table:table-cell>
          <table:table-cell table:style-name="ce6" table:formula="of:=ROUND((SUM([.$B4:.BD4])/COUNT([.$B4:.BD4]));0)" office:value-type="float" office:value="0" calcext:value-type="float">
            <text:p>0</text:p>
          </table:table-cell>
          <table:table-cell table:style-name="ce6" table:formula="of:=ROUND((SUM([.$B4:.BE4])/COUNT([.$B4:.BE4]));0)" office:value-type="float" office:value="0" calcext:value-type="float">
            <text:p>0</text:p>
          </table:table-cell>
          <table:table-cell table:style-name="ce6" table:formula="of:=ROUND((SUM([.$B4:.BF4])/COUNT([.$B4:.BF4]));0)" office:value-type="float" office:value="0" calcext:value-type="float">
            <text:p>0</text:p>
          </table:table-cell>
          <table:table-cell table:style-name="ce6" table:formula="of:=ROUND((SUM([.$B4:.BG4])/COUNT([.$B4:.BG4]));0)" office:value-type="float" office:value="0" calcext:value-type="float">
            <text:p>0</text:p>
          </table:table-cell>
          <table:table-cell table:style-name="ce6" table:formula="of:=ROUND((SUM([.$B4:.BH4])/COUNT([.$B4:.BH4]));0)" office:value-type="float" office:value="0" calcext:value-type="float">
            <text:p>0</text:p>
          </table:table-cell>
          <table:table-cell table:style-name="ce6" table:formula="of:=ROUND((SUM([.$B4:.BI4])/COUNT([.$B4:.BI4]));0)" office:value-type="float" office:value="0" calcext:value-type="float">
            <text:p>0</text:p>
          </table:table-cell>
          <table:table-cell table:style-name="ce6" table:formula="of:=ROUND((SUM([.$B4:.BJ4])/COUNT([.$B4:.BJ4]));0)" office:value-type="float" office:value="0" calcext:value-type="float">
            <text:p>0</text:p>
          </table:table-cell>
          <table:table-cell table:style-name="ce6" table:formula="of:=ROUND((SUM([.$B4:.BK4])/COUNT([.$B4:.BK4]));0)" office:value-type="float" office:value="0" calcext:value-type="float">
            <text:p>0</text:p>
          </table:table-cell>
          <table:table-cell table:style-name="ce6" table:formula="of:=ROUND((SUM([.$B4:.BL4])/COUNT([.$B4:.BL4]));0)" office:value-type="float" office:value="0" calcext:value-type="float">
            <text:p>0</text:p>
          </table:table-cell>
          <table:table-cell table:style-name="ce6" table:formula="of:=ROUND((SUM([.$B4:.BM4])/COUNT([.$B4:.BM4]));0)" office:value-type="float" office:value="0" calcext:value-type="float">
            <text:p>0</text:p>
          </table:table-cell>
          <table:table-cell table:style-name="ce6" table:formula="of:=ROUND((SUM([.$B4:.BN4])/COUNT([.$B4:.BN4]));0)" office:value-type="float" office:value="0" calcext:value-type="float">
            <text:p>0</text:p>
          </table:table-cell>
          <table:table-cell table:style-name="ce6" table:formula="of:=ROUND((SUM([.$B4:.BO4])/COUNT([.$B4:.BO4]));0)" office:value-type="float" office:value="0" calcext:value-type="float">
            <text:p>0</text:p>
          </table:table-cell>
          <table:table-cell table:style-name="ce6" table:formula="of:=ROUND((SUM([.$B4:.BP4])/COUNT([.$B4:.BP4]));0)" office:value-type="float" office:value="0" calcext:value-type="float">
            <text:p>0</text:p>
          </table:table-cell>
          <table:table-cell table:style-name="ce6" table:formula="of:=ROUND((SUM([.$B4:.BQ4])/COUNT([.$B4:.BQ4]));0)" office:value-type="float" office:value="0" calcext:value-type="float">
            <text:p>0</text:p>
          </table:table-cell>
          <table:table-cell table:style-name="ce6" table:formula="of:=ROUND((SUM([.$B4:.BR4])/COUNT([.$B4:.BR4]));0)" office:value-type="float" office:value="0" calcext:value-type="float">
            <text:p>0</text:p>
          </table:table-cell>
          <table:table-cell table:style-name="ce6" table:formula="of:=ROUND((SUM([.$B4:.BS4])/COUNT([.$B4:.BS4]));0)" office:value-type="float" office:value="0" calcext:value-type="float">
            <text:p>0</text:p>
          </table:table-cell>
          <table:table-cell table:style-name="ce6" table:formula="of:=ROUND((SUM([.$B4:.BT4])/COUNT([.$B4:.BT4]));0)" office:value-type="float" office:value="0" calcext:value-type="float">
            <text:p>0</text:p>
          </table:table-cell>
          <table:table-cell table:style-name="ce6" table:formula="of:=ROUND((SUM([.$B4:.BU4])/COUNT([.$B4:.BU4]));0)" office:value-type="float" office:value="0" calcext:value-type="float">
            <text:p>0</text:p>
          </table:table-cell>
          <table:table-cell table:style-name="ce6" table:formula="of:=ROUND((SUM([.$B4:.BV4])/COUNT([.$B4:.BV4]));0)" office:value-type="float" office:value="0" calcext:value-type="float">
            <text:p>0</text:p>
          </table:table-cell>
          <table:table-cell table:style-name="ce6" table:formula="of:=ROUND((SUM([.$B4:.BW4])/COUNT([.$B4:.BW4]));0)" office:value-type="float" office:value="0" calcext:value-type="float">
            <text:p>0</text:p>
          </table:table-cell>
          <table:table-cell table:style-name="ce6" table:formula="of:=ROUND((SUM([.$B4:.BX4])/COUNT([.$B4:.BX4]));0)" office:value-type="float" office:value="0" calcext:value-type="float">
            <text:p>0</text:p>
          </table:table-cell>
          <table:table-cell table:style-name="ce6" table:formula="of:=ROUND((SUM([.$B4:.BY4])/COUNT([.$B4:.BY4]));0)" office:value-type="float" office:value="0" calcext:value-type="float">
            <text:p>0</text:p>
          </table:table-cell>
          <table:table-cell table:style-name="ce6" table:formula="of:=ROUND((SUM([.$B4:.BZ4])/COUNT([.$B4:.BZ4]));0)" office:value-type="float" office:value="0" calcext:value-type="float">
            <text:p>0</text:p>
          </table:table-cell>
          <table:table-cell table:style-name="ce6" table:formula="of:=ROUND((SUM([.$B4:.CA4])/COUNT([.$B4:.CA4]));0)" office:value-type="float" office:value="0" calcext:value-type="float">
            <text:p>0</text:p>
          </table:table-cell>
          <table:table-cell table:style-name="ce6" table:formula="of:=ROUND((SUM([.$B4:.CB4])/COUNT([.$B4:.CB4]));0)" office:value-type="float" office:value="0" calcext:value-type="float">
            <text:p>0</text:p>
          </table:table-cell>
          <table:table-cell table:style-name="ce6" table:formula="of:=ROUND((SUM([.$B4:.CC4])/COUNT([.$B4:.CC4]));0)" office:value-type="float" office:value="0" calcext:value-type="float">
            <text:p>0</text:p>
          </table:table-cell>
          <table:table-cell table:style-name="ce6" table:formula="of:=ROUND((SUM([.$B4:.CD4])/COUNT([.$B4:.CD4]));0)" office:value-type="float" office:value="0" calcext:value-type="float">
            <text:p>0</text:p>
          </table:table-cell>
          <table:table-cell table:style-name="ce6" table:formula="of:=ROUND((SUM([.$B4:.CE4])/COUNT([.$B4:.CE4]));0)" office:value-type="float" office:value="0" calcext:value-type="float">
            <text:p>0</text:p>
          </table:table-cell>
          <table:table-cell table:style-name="ce6" table:formula="of:=ROUND((SUM([.$B4:.CF4])/COUNT([.$B4:.CF4]));0)" office:value-type="float" office:value="0" calcext:value-type="float">
            <text:p>0</text:p>
          </table:table-cell>
          <table:table-cell table:style-name="ce6" table:formula="of:=ROUND((SUM([.$B4:.CG4])/COUNT([.$B4:.CG4]));0)" office:value-type="float" office:value="0" calcext:value-type="float">
            <text:p>0</text:p>
          </table:table-cell>
          <table:table-cell table:style-name="ce6" table:formula="of:=ROUND((SUM([.$B4:.CH4])/COUNT([.$B4:.CH4]));0)" office:value-type="float" office:value="0" calcext:value-type="float">
            <text:p>0</text:p>
          </table:table-cell>
          <table:table-cell table:style-name="ce6" table:formula="of:=ROUND((SUM([.$B4:.CI4])/COUNT([.$B4:.CI4]));0)" office:value-type="float" office:value="0" calcext:value-type="float">
            <text:p>0</text:p>
          </table:table-cell>
          <table:table-cell table:style-name="ce6" table:formula="of:=ROUND((SUM([.$B4:.CJ4])/COUNT([.$B4:.CJ4]));0)" office:value-type="float" office:value="0" calcext:value-type="float">
            <text:p>0</text:p>
          </table:table-cell>
          <table:table-cell table:style-name="ce6" table:formula="of:=ROUND((SUM([.$B4:.CK4])/COUNT([.$B4:.CK4]));0)" office:value-type="float" office:value="0" calcext:value-type="float">
            <text:p>0</text:p>
          </table:table-cell>
          <table:table-cell table:number-columns-repeated="100"/>
        </table:table-row>
        <table:table-row table:style-name="ro2"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6" table:formula="of:=ROUND((SUM([.$B5:.B5])/COUNT([.$B5:.B5]));0)" office:value-type="float" office:value="0" calcext:value-type="float">
            <text:p>0</text:p>
          </table:table-cell>
          <table:table-cell table:style-name="ce6" table:formula="of:=ROUND((SUM([.$B5:.C5])/COUNT([.$B5:.C5]));0)" office:value-type="float" office:value="0" calcext:value-type="float">
            <text:p>0</text:p>
          </table:table-cell>
          <table:table-cell table:style-name="ce6" table:formula="of:=ROUND((SUM([.$B5:.D5])/COUNT([.$B5:.D5]));0)" office:value-type="float" office:value="0" calcext:value-type="float">
            <text:p>0</text:p>
          </table:table-cell>
          <table:table-cell table:style-name="ce6" table:formula="of:=ROUND((SUM([.$B5:.E5])/COUNT([.$B5:.E5]));0)" office:value-type="float" office:value="0" calcext:value-type="float">
            <text:p>0</text:p>
          </table:table-cell>
          <table:table-cell table:style-name="ce6" table:formula="of:=ROUND((SUM([.$B5:.F5])/COUNT([.$B5:.F5]));0)" office:value-type="float" office:value="0" calcext:value-type="float">
            <text:p>0</text:p>
          </table:table-cell>
          <table:table-cell table:style-name="ce6" table:formula="of:=ROUND((SUM([.$B5:.G5])/COUNT([.$B5:.G5]));0)" office:value-type="float" office:value="0" calcext:value-type="float">
            <text:p>0</text:p>
          </table:table-cell>
          <table:table-cell table:style-name="ce6" table:formula="of:=ROUND((SUM([.$B5:.H5])/COUNT([.$B5:.H5]));0)" office:value-type="float" office:value="0" calcext:value-type="float">
            <text:p>0</text:p>
          </table:table-cell>
          <table:table-cell table:style-name="ce6" table:formula="of:=ROUND((SUM([.$B5:.I5])/COUNT([.$B5:.I5]));0)" office:value-type="float" office:value="0" calcext:value-type="float">
            <text:p>0</text:p>
          </table:table-cell>
          <table:table-cell table:style-name="ce6" table:formula="of:=ROUND((SUM([.$B5:.J5])/COUNT([.$B5:.J5]));0)" office:value-type="float" office:value="0" calcext:value-type="float">
            <text:p>0</text:p>
          </table:table-cell>
          <table:table-cell table:style-name="ce6" table:formula="of:=ROUND((SUM([.$B5:.K5])/COUNT([.$B5:.K5]));0)" office:value-type="float" office:value="0" calcext:value-type="float">
            <text:p>0</text:p>
          </table:table-cell>
          <table:table-cell table:style-name="ce6" table:formula="of:=ROUND((SUM([.$B5:.L5])/COUNT([.$B5:.L5]));0)" office:value-type="float" office:value="0" calcext:value-type="float">
            <text:p>0</text:p>
          </table:table-cell>
          <table:table-cell table:style-name="ce6" table:formula="of:=ROUND((SUM([.$B5:.M5])/COUNT([.$B5:.M5]));0)" office:value-type="float" office:value="0" calcext:value-type="float">
            <text:p>0</text:p>
          </table:table-cell>
          <table:table-cell table:style-name="ce6" table:formula="of:=ROUND((SUM([.$B5:.N5])/COUNT([.$B5:.N5]));0)" office:value-type="float" office:value="0" calcext:value-type="float">
            <text:p>0</text:p>
          </table:table-cell>
          <table:table-cell table:style-name="ce6" table:formula="of:=ROUND((SUM([.$B5:.O5])/COUNT([.$B5:.O5]));0)" office:value-type="float" office:value="0" calcext:value-type="float">
            <text:p>0</text:p>
          </table:table-cell>
          <table:table-cell table:style-name="ce6" table:formula="of:=ROUND((SUM([.$B5:.P5])/COUNT([.$B5:.P5]));0)" office:value-type="float" office:value="0" calcext:value-type="float">
            <text:p>0</text:p>
          </table:table-cell>
          <table:table-cell table:style-name="ce6" table:formula="of:=ROUND((SUM([.$B5:.Q5])/COUNT([.$B5:.Q5]));0)" office:value-type="float" office:value="0" calcext:value-type="float">
            <text:p>0</text:p>
          </table:table-cell>
          <table:table-cell table:style-name="ce6" table:formula="of:=ROUND((SUM([.$B5:.R5])/COUNT([.$B5:.R5]));0)" office:value-type="float" office:value="0" calcext:value-type="float">
            <text:p>0</text:p>
          </table:table-cell>
          <table:table-cell table:style-name="ce6" table:formula="of:=ROUND((SUM([.$B5:.S5])/COUNT([.$B5:.S5]));0)" office:value-type="float" office:value="0" calcext:value-type="float">
            <text:p>0</text:p>
          </table:table-cell>
          <table:table-cell table:style-name="ce6" table:formula="of:=ROUND((SUM([.$B5:.T5])/COUNT([.$B5:.T5]));0)" office:value-type="float" office:value="0" calcext:value-type="float">
            <text:p>0</text:p>
          </table:table-cell>
          <table:table-cell table:style-name="ce6" table:formula="of:=ROUND((SUM([.$B5:.U5])/COUNT([.$B5:.U5]));0)" office:value-type="float" office:value="0" calcext:value-type="float">
            <text:p>0</text:p>
          </table:table-cell>
          <table:table-cell table:style-name="ce6" table:formula="of:=ROUND((SUM([.$B5:.V5])/COUNT([.$B5:.V5]));0)" office:value-type="float" office:value="0" calcext:value-type="float">
            <text:p>0</text:p>
          </table:table-cell>
          <table:table-cell table:style-name="ce6" table:formula="of:=ROUND((SUM([.$B5:.W5])/COUNT([.$B5:.W5]));0)" office:value-type="float" office:value="0" calcext:value-type="float">
            <text:p>0</text:p>
          </table:table-cell>
          <table:table-cell table:style-name="ce6" table:formula="of:=ROUND((SUM([.$B5:.X5])/COUNT([.$B5:.X5]));0)" office:value-type="float" office:value="0" calcext:value-type="float">
            <text:p>0</text:p>
          </table:table-cell>
          <table:table-cell table:style-name="ce6" table:formula="of:=ROUND((SUM([.$B5:.Y5])/COUNT([.$B5:.Y5]));0)" office:value-type="float" office:value="0" calcext:value-type="float">
            <text:p>0</text:p>
          </table:table-cell>
          <table:table-cell table:style-name="ce6" table:formula="of:=ROUND((SUM([.$B5:.Z5])/COUNT([.$B5:.Z5]));0)" office:value-type="float" office:value="0" calcext:value-type="float">
            <text:p>0</text:p>
          </table:table-cell>
          <table:table-cell table:style-name="ce6" table:formula="of:=ROUND((SUM([.$B5:.AA5])/COUNT([.$B5:.AA5]));0)" office:value-type="float" office:value="0" calcext:value-type="float">
            <text:p>0</text:p>
          </table:table-cell>
          <table:table-cell table:style-name="ce6" table:formula="of:=ROUND((SUM([.$B5:.AB5])/COUNT([.$B5:.AB5]));0)" office:value-type="float" office:value="0" calcext:value-type="float">
            <text:p>0</text:p>
          </table:table-cell>
          <table:table-cell table:style-name="ce6" table:formula="of:=ROUND((SUM([.$B5:.AC5])/COUNT([.$B5:.AC5]));0)" office:value-type="float" office:value="0" calcext:value-type="float">
            <text:p>0</text:p>
          </table:table-cell>
          <table:table-cell table:style-name="ce6" table:formula="of:=ROUND((SUM([.$B5:.AD5])/COUNT([.$B5:.AD5]));0)" office:value-type="float" office:value="0" calcext:value-type="float">
            <text:p>0</text:p>
          </table:table-cell>
          <table:table-cell table:style-name="ce6" table:formula="of:=ROUND((SUM([.$B5:.AE5])/COUNT([.$B5:.AE5]));0)" office:value-type="float" office:value="0" calcext:value-type="float">
            <text:p>0</text:p>
          </table:table-cell>
          <table:table-cell table:style-name="ce6" table:formula="of:=ROUND((SUM([.$B5:.AF5])/COUNT([.$B5:.AF5]));0)" office:value-type="float" office:value="0" calcext:value-type="float">
            <text:p>0</text:p>
          </table:table-cell>
          <table:table-cell table:style-name="ce6" table:formula="of:=ROUND((SUM([.$B5:.AG5])/COUNT([.$B5:.AG5]));0)" office:value-type="float" office:value="0" calcext:value-type="float">
            <text:p>0</text:p>
          </table:table-cell>
          <table:table-cell table:style-name="ce6" table:formula="of:=ROUND((SUM([.$B5:.AH5])/COUNT([.$B5:.AH5]));0)" office:value-type="float" office:value="0" calcext:value-type="float">
            <text:p>0</text:p>
          </table:table-cell>
          <table:table-cell table:style-name="ce6" table:formula="of:=ROUND((SUM([.$B5:.AI5])/COUNT([.$B5:.AI5]));0)" office:value-type="float" office:value="0" calcext:value-type="float">
            <text:p>0</text:p>
          </table:table-cell>
          <table:table-cell table:style-name="ce6" table:formula="of:=ROUND((SUM([.$B5:.AJ5])/COUNT([.$B5:.AJ5]));0)" office:value-type="float" office:value="0" calcext:value-type="float">
            <text:p>0</text:p>
          </table:table-cell>
          <table:table-cell table:style-name="ce6" table:formula="of:=ROUND((SUM([.$B5:.AK5])/COUNT([.$B5:.AK5]));0)" office:value-type="float" office:value="0" calcext:value-type="float">
            <text:p>0</text:p>
          </table:table-cell>
          <table:table-cell table:style-name="ce6" table:formula="of:=ROUND((SUM([.$B5:.AL5])/COUNT([.$B5:.AL5]));0)" office:value-type="float" office:value="0" calcext:value-type="float">
            <text:p>0</text:p>
          </table:table-cell>
          <table:table-cell table:style-name="ce6" table:formula="of:=ROUND((SUM([.$B5:.AM5])/COUNT([.$B5:.AM5]));0)" office:value-type="float" office:value="0" calcext:value-type="float">
            <text:p>0</text:p>
          </table:table-cell>
          <table:table-cell table:style-name="ce6" table:formula="of:=ROUND((SUM([.$B5:.AN5])/COUNT([.$B5:.AN5]));0)" office:value-type="float" office:value="0" calcext:value-type="float">
            <text:p>0</text:p>
          </table:table-cell>
          <table:table-cell table:style-name="ce6" table:formula="of:=ROUND((SUM([.$B5:.AO5])/COUNT([.$B5:.AO5]));0)" office:value-type="float" office:value="0" calcext:value-type="float">
            <text:p>0</text:p>
          </table:table-cell>
          <table:table-cell table:style-name="ce6" table:formula="of:=ROUND((SUM([.$B5:.AP5])/COUNT([.$B5:.AP5]));0)" office:value-type="float" office:value="0" calcext:value-type="float">
            <text:p>0</text:p>
          </table:table-cell>
          <table:table-cell table:style-name="ce6" table:formula="of:=ROUND((SUM([.$B5:.AQ5])/COUNT([.$B5:.AQ5]));0)" office:value-type="float" office:value="0" calcext:value-type="float">
            <text:p>0</text:p>
          </table:table-cell>
          <table:table-cell table:style-name="ce6" table:formula="of:=ROUND((SUM([.$B5:.AR5])/COUNT([.$B5:.AR5]));0)" office:value-type="float" office:value="0" calcext:value-type="float">
            <text:p>0</text:p>
          </table:table-cell>
          <table:table-cell table:style-name="ce6" table:formula="of:=ROUND((SUM([.$B5:.AS5])/COUNT([.$B5:.AS5]));0)" office:value-type="float" office:value="0" calcext:value-type="float">
            <text:p>0</text:p>
          </table:table-cell>
          <table:table-cell table:style-name="ce6" table:formula="of:=ROUND((SUM([.$B5:.AT5])/COUNT([.$B5:.AT5]));0)" office:value-type="float" office:value="0" calcext:value-type="float">
            <text:p>0</text:p>
          </table:table-cell>
          <table:table-cell table:style-name="ce6" table:formula="of:=ROUND((SUM([.$B5:.AU5])/COUNT([.$B5:.AU5]));0)" office:value-type="float" office:value="0" calcext:value-type="float">
            <text:p>0</text:p>
          </table:table-cell>
          <table:table-cell table:style-name="ce6" table:formula="of:=ROUND((SUM([.$B5:.AV5])/COUNT([.$B5:.AV5]));0)" office:value-type="float" office:value="0" calcext:value-type="float">
            <text:p>0</text:p>
          </table:table-cell>
          <table:table-cell table:style-name="ce6" table:formula="of:=ROUND((SUM([.$B5:.AW5])/COUNT([.$B5:.AW5]));0)" office:value-type="float" office:value="0" calcext:value-type="float">
            <text:p>0</text:p>
          </table:table-cell>
          <table:table-cell table:style-name="ce6" table:formula="of:=ROUND((SUM([.$B5:.AX5])/COUNT([.$B5:.AX5]));0)" office:value-type="float" office:value="0" calcext:value-type="float">
            <text:p>0</text:p>
          </table:table-cell>
          <table:table-cell table:style-name="ce6" table:formula="of:=ROUND((SUM([.$B5:.AY5])/COUNT([.$B5:.AY5]));0)" office:value-type="float" office:value="0" calcext:value-type="float">
            <text:p>0</text:p>
          </table:table-cell>
          <table:table-cell table:style-name="ce6" table:formula="of:=ROUND((SUM([.$B5:.AZ5])/COUNT([.$B5:.AZ5]));0)" office:value-type="float" office:value="0" calcext:value-type="float">
            <text:p>0</text:p>
          </table:table-cell>
          <table:table-cell table:style-name="ce6" table:formula="of:=ROUND((SUM([.$B5:.BA5])/COUNT([.$B5:.BA5]));0)" office:value-type="float" office:value="0" calcext:value-type="float">
            <text:p>0</text:p>
          </table:table-cell>
          <table:table-cell table:style-name="ce6" table:formula="of:=ROUND((SUM([.$B5:.BB5])/COUNT([.$B5:.BB5]));0)" office:value-type="float" office:value="0" calcext:value-type="float">
            <text:p>0</text:p>
          </table:table-cell>
          <table:table-cell table:style-name="ce6" table:formula="of:=ROUND((SUM([.$B5:.BC5])/COUNT([.$B5:.BC5]));0)" office:value-type="float" office:value="0" calcext:value-type="float">
            <text:p>0</text:p>
          </table:table-cell>
          <table:table-cell table:style-name="ce6" table:formula="of:=ROUND((SUM([.$B5:.BD5])/COUNT([.$B5:.BD5]));0)" office:value-type="float" office:value="0" calcext:value-type="float">
            <text:p>0</text:p>
          </table:table-cell>
          <table:table-cell table:style-name="ce6" table:formula="of:=ROUND((SUM([.$B5:.BE5])/COUNT([.$B5:.BE5]));0)" office:value-type="float" office:value="0" calcext:value-type="float">
            <text:p>0</text:p>
          </table:table-cell>
          <table:table-cell table:style-name="ce6" table:formula="of:=ROUND((SUM([.$B5:.BF5])/COUNT([.$B5:.BF5]));0)" office:value-type="float" office:value="0" calcext:value-type="float">
            <text:p>0</text:p>
          </table:table-cell>
          <table:table-cell table:style-name="ce6" table:formula="of:=ROUND((SUM([.$B5:.BG5])/COUNT([.$B5:.BG5]));0)" office:value-type="float" office:value="0" calcext:value-type="float">
            <text:p>0</text:p>
          </table:table-cell>
          <table:table-cell table:style-name="ce6" table:formula="of:=ROUND((SUM([.$B5:.BH5])/COUNT([.$B5:.BH5]));0)" office:value-type="float" office:value="0" calcext:value-type="float">
            <text:p>0</text:p>
          </table:table-cell>
          <table:table-cell table:style-name="ce6" table:formula="of:=ROUND((SUM([.$B5:.BI5])/COUNT([.$B5:.BI5]));0)" office:value-type="float" office:value="0" calcext:value-type="float">
            <text:p>0</text:p>
          </table:table-cell>
          <table:table-cell table:style-name="ce6" table:formula="of:=ROUND((SUM([.$B5:.BJ5])/COUNT([.$B5:.BJ5]));0)" office:value-type="float" office:value="0" calcext:value-type="float">
            <text:p>0</text:p>
          </table:table-cell>
          <table:table-cell table:style-name="ce6" table:formula="of:=ROUND((SUM([.$B5:.BK5])/COUNT([.$B5:.BK5]));0)" office:value-type="float" office:value="0" calcext:value-type="float">
            <text:p>0</text:p>
          </table:table-cell>
          <table:table-cell table:style-name="ce6" table:formula="of:=ROUND((SUM([.$B5:.BL5])/COUNT([.$B5:.BL5]));0)" office:value-type="float" office:value="0" calcext:value-type="float">
            <text:p>0</text:p>
          </table:table-cell>
          <table:table-cell table:style-name="ce6" table:formula="of:=ROUND((SUM([.$B5:.BM5])/COUNT([.$B5:.BM5]));0)" office:value-type="float" office:value="0" calcext:value-type="float">
            <text:p>0</text:p>
          </table:table-cell>
          <table:table-cell table:style-name="ce6" table:formula="of:=ROUND((SUM([.$B5:.BN5])/COUNT([.$B5:.BN5]));0)" office:value-type="float" office:value="0" calcext:value-type="float">
            <text:p>0</text:p>
          </table:table-cell>
          <table:table-cell table:style-name="ce6" table:formula="of:=ROUND((SUM([.$B5:.BO5])/COUNT([.$B5:.BO5]));0)" office:value-type="float" office:value="0" calcext:value-type="float">
            <text:p>0</text:p>
          </table:table-cell>
          <table:table-cell table:style-name="ce6" table:formula="of:=ROUND((SUM([.$B5:.BP5])/COUNT([.$B5:.BP5]));0)" office:value-type="float" office:value="0" calcext:value-type="float">
            <text:p>0</text:p>
          </table:table-cell>
          <table:table-cell table:style-name="ce6" table:formula="of:=ROUND((SUM([.$B5:.BQ5])/COUNT([.$B5:.BQ5]));0)" office:value-type="float" office:value="0" calcext:value-type="float">
            <text:p>0</text:p>
          </table:table-cell>
          <table:table-cell table:style-name="ce6" table:formula="of:=ROUND((SUM([.$B5:.BR5])/COUNT([.$B5:.BR5]));0)" office:value-type="float" office:value="0" calcext:value-type="float">
            <text:p>0</text:p>
          </table:table-cell>
          <table:table-cell table:style-name="ce6" table:formula="of:=ROUND((SUM([.$B5:.BS5])/COUNT([.$B5:.BS5]));0)" office:value-type="float" office:value="0" calcext:value-type="float">
            <text:p>0</text:p>
          </table:table-cell>
          <table:table-cell table:style-name="ce6" table:formula="of:=ROUND((SUM([.$B5:.BT5])/COUNT([.$B5:.BT5]));0)" office:value-type="float" office:value="0" calcext:value-type="float">
            <text:p>0</text:p>
          </table:table-cell>
          <table:table-cell table:style-name="ce6" table:formula="of:=ROUND((SUM([.$B5:.BU5])/COUNT([.$B5:.BU5]));0)" office:value-type="float" office:value="0" calcext:value-type="float">
            <text:p>0</text:p>
          </table:table-cell>
          <table:table-cell table:style-name="ce6" table:formula="of:=ROUND((SUM([.$B5:.BV5])/COUNT([.$B5:.BV5]));0)" office:value-type="float" office:value="0" calcext:value-type="float">
            <text:p>0</text:p>
          </table:table-cell>
          <table:table-cell table:style-name="ce6" table:formula="of:=ROUND((SUM([.$B5:.BW5])/COUNT([.$B5:.BW5]));0)" office:value-type="float" office:value="0" calcext:value-type="float">
            <text:p>0</text:p>
          </table:table-cell>
          <table:table-cell table:style-name="ce6" table:formula="of:=ROUND((SUM([.$B5:.BX5])/COUNT([.$B5:.BX5]));0)" office:value-type="float" office:value="0" calcext:value-type="float">
            <text:p>0</text:p>
          </table:table-cell>
          <table:table-cell table:style-name="ce6" table:formula="of:=ROUND((SUM([.$B5:.BY5])/COUNT([.$B5:.BY5]));0)" office:value-type="float" office:value="0" calcext:value-type="float">
            <text:p>0</text:p>
          </table:table-cell>
          <table:table-cell table:style-name="ce6" table:formula="of:=ROUND((SUM([.$B5:.BZ5])/COUNT([.$B5:.BZ5]));0)" office:value-type="float" office:value="0" calcext:value-type="float">
            <text:p>0</text:p>
          </table:table-cell>
          <table:table-cell table:style-name="ce6" table:formula="of:=ROUND((SUM([.$B5:.CA5])/COUNT([.$B5:.CA5]));0)" office:value-type="float" office:value="0" calcext:value-type="float">
            <text:p>0</text:p>
          </table:table-cell>
          <table:table-cell table:style-name="ce6" table:formula="of:=ROUND((SUM([.$B5:.CB5])/COUNT([.$B5:.CB5]));0)" office:value-type="float" office:value="0" calcext:value-type="float">
            <text:p>0</text:p>
          </table:table-cell>
          <table:table-cell table:style-name="ce6" table:formula="of:=ROUND((SUM([.$B5:.CC5])/COUNT([.$B5:.CC5]));0)" office:value-type="float" office:value="0" calcext:value-type="float">
            <text:p>0</text:p>
          </table:table-cell>
          <table:table-cell table:style-name="ce6" table:formula="of:=ROUND((SUM([.$B5:.CD5])/COUNT([.$B5:.CD5]));0)" office:value-type="float" office:value="0" calcext:value-type="float">
            <text:p>0</text:p>
          </table:table-cell>
          <table:table-cell table:style-name="ce6" table:formula="of:=ROUND((SUM([.$B5:.CE5])/COUNT([.$B5:.CE5]));0)" office:value-type="float" office:value="0" calcext:value-type="float">
            <text:p>0</text:p>
          </table:table-cell>
          <table:table-cell table:style-name="ce6" table:formula="of:=ROUND((SUM([.$B5:.CF5])/COUNT([.$B5:.CF5]));0)" office:value-type="float" office:value="0" calcext:value-type="float">
            <text:p>0</text:p>
          </table:table-cell>
          <table:table-cell table:style-name="ce6" table:formula="of:=ROUND((SUM([.$B5:.CG5])/COUNT([.$B5:.CG5]));0)" office:value-type="float" office:value="0" calcext:value-type="float">
            <text:p>0</text:p>
          </table:table-cell>
          <table:table-cell table:style-name="ce6" table:formula="of:=ROUND((SUM([.$B5:.CH5])/COUNT([.$B5:.CH5]));0)" office:value-type="float" office:value="0" calcext:value-type="float">
            <text:p>0</text:p>
          </table:table-cell>
          <table:table-cell table:style-name="ce6" table:formula="of:=ROUND((SUM([.$B5:.CI5])/COUNT([.$B5:.CI5]));0)" office:value-type="float" office:value="0" calcext:value-type="float">
            <text:p>0</text:p>
          </table:table-cell>
          <table:table-cell table:style-name="ce6" table:formula="of:=ROUND((SUM([.$B5:.CJ5])/COUNT([.$B5:.CJ5]));0)" office:value-type="float" office:value="0" calcext:value-type="float">
            <text:p>0</text:p>
          </table:table-cell>
          <table:table-cell table:style-name="ce6" table:formula="of:=ROUND((SUM([.$B5:.CK5])/COUNT([.$B5:.CK5]));0)" office:value-type="float" office:value="0" calcext:value-type="float">
            <text:p>0</text:p>
          </table:table-cell>
          <table:table-cell table:number-columns-repeated="100"/>
        </table:table-row>
        <table:table-row table:style-name="ro2">
          <table:table-cell table:number-columns-repeated="298" office:value-type="float" office:value="0" calcext:value-type="float">
            <text:p>0</text:p>
          </table:table-cell>
          <table:table-cell table:style-name="ce6" table:formula="of:=ROUND((SUM([.$B6:.B6])/COUNT([.$B6:.B6]));0)" office:value-type="float" office:value="0" calcext:value-type="float">
            <text:p>0</text:p>
          </table:table-cell>
          <table:table-cell table:style-name="ce6" table:formula="of:=ROUND((SUM([.$B6:.C6])/COUNT([.$B6:.C6]));0)" office:value-type="float" office:value="0" calcext:value-type="float">
            <text:p>0</text:p>
          </table:table-cell>
          <table:table-cell table:style-name="ce6" table:formula="of:=ROUND((SUM([.$B6:.D6])/COUNT([.$B6:.D6]));0)" office:value-type="float" office:value="0" calcext:value-type="float">
            <text:p>0</text:p>
          </table:table-cell>
          <table:table-cell table:style-name="ce6" table:formula="of:=ROUND((SUM([.$B6:.E6])/COUNT([.$B6:.E6]));0)" office:value-type="float" office:value="0" calcext:value-type="float">
            <text:p>0</text:p>
          </table:table-cell>
          <table:table-cell table:style-name="ce6" table:formula="of:=ROUND((SUM([.$B6:.F6])/COUNT([.$B6:.F6]));0)" office:value-type="float" office:value="0" calcext:value-type="float">
            <text:p>0</text:p>
          </table:table-cell>
          <table:table-cell table:style-name="ce6" table:formula="of:=ROUND((SUM([.$B6:.G6])/COUNT([.$B6:.G6]));0)" office:value-type="float" office:value="0" calcext:value-type="float">
            <text:p>0</text:p>
          </table:table-cell>
          <table:table-cell table:style-name="ce6" table:formula="of:=ROUND((SUM([.$B6:.H6])/COUNT([.$B6:.H6]));0)" office:value-type="float" office:value="0" calcext:value-type="float">
            <text:p>0</text:p>
          </table:table-cell>
          <table:table-cell table:style-name="ce6" table:formula="of:=ROUND((SUM([.$B6:.I6])/COUNT([.$B6:.I6]));0)" office:value-type="float" office:value="0" calcext:value-type="float">
            <text:p>0</text:p>
          </table:table-cell>
          <table:table-cell table:style-name="ce6" table:formula="of:=ROUND((SUM([.$B6:.J6])/COUNT([.$B6:.J6]));0)" office:value-type="float" office:value="0" calcext:value-type="float">
            <text:p>0</text:p>
          </table:table-cell>
          <table:table-cell table:style-name="ce6" table:formula="of:=ROUND((SUM([.$B6:.K6])/COUNT([.$B6:.K6]));0)" office:value-type="float" office:value="0" calcext:value-type="float">
            <text:p>0</text:p>
          </table:table-cell>
          <table:table-cell table:style-name="ce6" table:formula="of:=ROUND((SUM([.$B6:.L6])/COUNT([.$B6:.L6]));0)" office:value-type="float" office:value="0" calcext:value-type="float">
            <text:p>0</text:p>
          </table:table-cell>
          <table:table-cell table:style-name="ce6" table:formula="of:=ROUND((SUM([.$B6:.M6])/COUNT([.$B6:.M6]));0)" office:value-type="float" office:value="0" calcext:value-type="float">
            <text:p>0</text:p>
          </table:table-cell>
          <table:table-cell table:style-name="ce6" table:formula="of:=ROUND((SUM([.$B6:.N6])/COUNT([.$B6:.N6]));0)" office:value-type="float" office:value="0" calcext:value-type="float">
            <text:p>0</text:p>
          </table:table-cell>
          <table:table-cell table:style-name="ce6" table:formula="of:=ROUND((SUM([.$B6:.O6])/COUNT([.$B6:.O6]));0)" office:value-type="float" office:value="0" calcext:value-type="float">
            <text:p>0</text:p>
          </table:table-cell>
          <table:table-cell table:style-name="ce6" table:formula="of:=ROUND((SUM([.$B6:.P6])/COUNT([.$B6:.P6]));0)" office:value-type="float" office:value="0" calcext:value-type="float">
            <text:p>0</text:p>
          </table:table-cell>
          <table:table-cell table:style-name="ce6" table:formula="of:=ROUND((SUM([.$B6:.Q6])/COUNT([.$B6:.Q6]));0)" office:value-type="float" office:value="0" calcext:value-type="float">
            <text:p>0</text:p>
          </table:table-cell>
          <table:table-cell table:style-name="ce6" table:formula="of:=ROUND((SUM([.$B6:.R6])/COUNT([.$B6:.R6]));0)" office:value-type="float" office:value="0" calcext:value-type="float">
            <text:p>0</text:p>
          </table:table-cell>
          <table:table-cell table:style-name="ce6" table:formula="of:=ROUND((SUM([.$B6:.S6])/COUNT([.$B6:.S6]));0)" office:value-type="float" office:value="0" calcext:value-type="float">
            <text:p>0</text:p>
          </table:table-cell>
          <table:table-cell table:style-name="ce6" table:formula="of:=ROUND((SUM([.$B6:.T6])/COUNT([.$B6:.T6]));0)" office:value-type="float" office:value="0" calcext:value-type="float">
            <text:p>0</text:p>
          </table:table-cell>
          <table:table-cell table:style-name="ce6" table:formula="of:=ROUND((SUM([.$B6:.U6])/COUNT([.$B6:.U6]));0)" office:value-type="float" office:value="0" calcext:value-type="float">
            <text:p>0</text:p>
          </table:table-cell>
          <table:table-cell table:style-name="ce6" table:formula="of:=ROUND((SUM([.$B6:.V6])/COUNT([.$B6:.V6]));0)" office:value-type="float" office:value="0" calcext:value-type="float">
            <text:p>0</text:p>
          </table:table-cell>
          <table:table-cell table:style-name="ce6" table:formula="of:=ROUND((SUM([.$B6:.W6])/COUNT([.$B6:.W6]));0)" office:value-type="float" office:value="0" calcext:value-type="float">
            <text:p>0</text:p>
          </table:table-cell>
          <table:table-cell table:style-name="ce6" table:formula="of:=ROUND((SUM([.$B6:.X6])/COUNT([.$B6:.X6]));0)" office:value-type="float" office:value="0" calcext:value-type="float">
            <text:p>0</text:p>
          </table:table-cell>
          <table:table-cell table:style-name="ce6" table:formula="of:=ROUND((SUM([.$B6:.Y6])/COUNT([.$B6:.Y6]));0)" office:value-type="float" office:value="0" calcext:value-type="float">
            <text:p>0</text:p>
          </table:table-cell>
          <table:table-cell table:style-name="ce6" table:formula="of:=ROUND((SUM([.$B6:.Z6])/COUNT([.$B6:.Z6]));0)" office:value-type="float" office:value="0" calcext:value-type="float">
            <text:p>0</text:p>
          </table:table-cell>
          <table:table-cell table:style-name="ce6" table:formula="of:=ROUND((SUM([.$B6:.AA6])/COUNT([.$B6:.AA6]));0)" office:value-type="float" office:value="0" calcext:value-type="float">
            <text:p>0</text:p>
          </table:table-cell>
          <table:table-cell table:style-name="ce6" table:formula="of:=ROUND((SUM([.$B6:.AB6])/COUNT([.$B6:.AB6]));0)" office:value-type="float" office:value="0" calcext:value-type="float">
            <text:p>0</text:p>
          </table:table-cell>
          <table:table-cell table:style-name="ce6" table:formula="of:=ROUND((SUM([.$B6:.AC6])/COUNT([.$B6:.AC6]));0)" office:value-type="float" office:value="0" calcext:value-type="float">
            <text:p>0</text:p>
          </table:table-cell>
          <table:table-cell table:style-name="ce6" table:formula="of:=ROUND((SUM([.$B6:.AD6])/COUNT([.$B6:.AD6]));0)" office:value-type="float" office:value="0" calcext:value-type="float">
            <text:p>0</text:p>
          </table:table-cell>
          <table:table-cell table:style-name="ce6" table:formula="of:=ROUND((SUM([.$B6:.AE6])/COUNT([.$B6:.AE6]));0)" office:value-type="float" office:value="0" calcext:value-type="float">
            <text:p>0</text:p>
          </table:table-cell>
          <table:table-cell table:style-name="ce6" table:formula="of:=ROUND((SUM([.$B6:.AF6])/COUNT([.$B6:.AF6]));0)" office:value-type="float" office:value="0" calcext:value-type="float">
            <text:p>0</text:p>
          </table:table-cell>
          <table:table-cell table:style-name="ce6" table:formula="of:=ROUND((SUM([.$B6:.AG6])/COUNT([.$B6:.AG6]));0)" office:value-type="float" office:value="0" calcext:value-type="float">
            <text:p>0</text:p>
          </table:table-cell>
          <table:table-cell table:style-name="ce6" table:formula="of:=ROUND((SUM([.$B6:.AH6])/COUNT([.$B6:.AH6]));0)" office:value-type="float" office:value="0" calcext:value-type="float">
            <text:p>0</text:p>
          </table:table-cell>
          <table:table-cell table:style-name="ce6" table:formula="of:=ROUND((SUM([.$B6:.AI6])/COUNT([.$B6:.AI6]));0)" office:value-type="float" office:value="0" calcext:value-type="float">
            <text:p>0</text:p>
          </table:table-cell>
          <table:table-cell table:style-name="ce6" table:formula="of:=ROUND((SUM([.$B6:.AJ6])/COUNT([.$B6:.AJ6]));0)" office:value-type="float" office:value="0" calcext:value-type="float">
            <text:p>0</text:p>
          </table:table-cell>
          <table:table-cell table:style-name="ce6" table:formula="of:=ROUND((SUM([.$B6:.AK6])/COUNT([.$B6:.AK6]));0)" office:value-type="float" office:value="0" calcext:value-type="float">
            <text:p>0</text:p>
          </table:table-cell>
          <table:table-cell table:style-name="ce6" table:formula="of:=ROUND((SUM([.$B6:.AL6])/COUNT([.$B6:.AL6]));0)" office:value-type="float" office:value="0" calcext:value-type="float">
            <text:p>0</text:p>
          </table:table-cell>
          <table:table-cell table:style-name="ce6" table:formula="of:=ROUND((SUM([.$B6:.AM6])/COUNT([.$B6:.AM6]));0)" office:value-type="float" office:value="0" calcext:value-type="float">
            <text:p>0</text:p>
          </table:table-cell>
          <table:table-cell table:style-name="ce6" table:formula="of:=ROUND((SUM([.$B6:.AN6])/COUNT([.$B6:.AN6]));0)" office:value-type="float" office:value="0" calcext:value-type="float">
            <text:p>0</text:p>
          </table:table-cell>
          <table:table-cell table:style-name="ce6" table:formula="of:=ROUND((SUM([.$B6:.AO6])/COUNT([.$B6:.AO6]));0)" office:value-type="float" office:value="0" calcext:value-type="float">
            <text:p>0</text:p>
          </table:table-cell>
          <table:table-cell table:style-name="ce6" table:formula="of:=ROUND((SUM([.$B6:.AP6])/COUNT([.$B6:.AP6]));0)" office:value-type="float" office:value="0" calcext:value-type="float">
            <text:p>0</text:p>
          </table:table-cell>
          <table:table-cell table:style-name="ce6" table:formula="of:=ROUND((SUM([.$B6:.AQ6])/COUNT([.$B6:.AQ6]));0)" office:value-type="float" office:value="0" calcext:value-type="float">
            <text:p>0</text:p>
          </table:table-cell>
          <table:table-cell table:style-name="ce6" table:formula="of:=ROUND((SUM([.$B6:.AR6])/COUNT([.$B6:.AR6]));0)" office:value-type="float" office:value="0" calcext:value-type="float">
            <text:p>0</text:p>
          </table:table-cell>
          <table:table-cell table:style-name="ce6" table:formula="of:=ROUND((SUM([.$B6:.AS6])/COUNT([.$B6:.AS6]));0)" office:value-type="float" office:value="0" calcext:value-type="float">
            <text:p>0</text:p>
          </table:table-cell>
          <table:table-cell table:style-name="ce6" table:formula="of:=ROUND((SUM([.$B6:.AT6])/COUNT([.$B6:.AT6]));0)" office:value-type="float" office:value="0" calcext:value-type="float">
            <text:p>0</text:p>
          </table:table-cell>
          <table:table-cell table:style-name="ce6" table:formula="of:=ROUND((SUM([.$B6:.AU6])/COUNT([.$B6:.AU6]));0)" office:value-type="float" office:value="0" calcext:value-type="float">
            <text:p>0</text:p>
          </table:table-cell>
          <table:table-cell table:style-name="ce6" table:formula="of:=ROUND((SUM([.$B6:.AV6])/COUNT([.$B6:.AV6]));0)" office:value-type="float" office:value="0" calcext:value-type="float">
            <text:p>0</text:p>
          </table:table-cell>
          <table:table-cell table:style-name="ce6" table:formula="of:=ROUND((SUM([.$B6:.AW6])/COUNT([.$B6:.AW6]));0)" office:value-type="float" office:value="0" calcext:value-type="float">
            <text:p>0</text:p>
          </table:table-cell>
          <table:table-cell table:style-name="ce6" table:formula="of:=ROUND((SUM([.$B6:.AX6])/COUNT([.$B6:.AX6]));0)" office:value-type="float" office:value="0" calcext:value-type="float">
            <text:p>0</text:p>
          </table:table-cell>
          <table:table-cell table:style-name="ce6" table:formula="of:=ROUND((SUM([.$B6:.AY6])/COUNT([.$B6:.AY6]));0)" office:value-type="float" office:value="0" calcext:value-type="float">
            <text:p>0</text:p>
          </table:table-cell>
          <table:table-cell table:style-name="ce6" table:formula="of:=ROUND((SUM([.$B6:.AZ6])/COUNT([.$B6:.AZ6]));0)" office:value-type="float" office:value="0" calcext:value-type="float">
            <text:p>0</text:p>
          </table:table-cell>
          <table:table-cell table:style-name="ce6" table:formula="of:=ROUND((SUM([.$B6:.BA6])/COUNT([.$B6:.BA6]));0)" office:value-type="float" office:value="0" calcext:value-type="float">
            <text:p>0</text:p>
          </table:table-cell>
          <table:table-cell table:style-name="ce6" table:formula="of:=ROUND((SUM([.$B6:.BB6])/COUNT([.$B6:.BB6]));0)" office:value-type="float" office:value="0" calcext:value-type="float">
            <text:p>0</text:p>
          </table:table-cell>
          <table:table-cell table:style-name="ce6" table:formula="of:=ROUND((SUM([.$B6:.BC6])/COUNT([.$B6:.BC6]));0)" office:value-type="float" office:value="0" calcext:value-type="float">
            <text:p>0</text:p>
          </table:table-cell>
          <table:table-cell table:style-name="ce6" table:formula="of:=ROUND((SUM([.$B6:.BD6])/COUNT([.$B6:.BD6]));0)" office:value-type="float" office:value="0" calcext:value-type="float">
            <text:p>0</text:p>
          </table:table-cell>
          <table:table-cell table:style-name="ce6" table:formula="of:=ROUND((SUM([.$B6:.BE6])/COUNT([.$B6:.BE6]));0)" office:value-type="float" office:value="0" calcext:value-type="float">
            <text:p>0</text:p>
          </table:table-cell>
          <table:table-cell table:style-name="ce6" table:formula="of:=ROUND((SUM([.$B6:.BF6])/COUNT([.$B6:.BF6]));0)" office:value-type="float" office:value="0" calcext:value-type="float">
            <text:p>0</text:p>
          </table:table-cell>
          <table:table-cell table:style-name="ce6" table:formula="of:=ROUND((SUM([.$B6:.BG6])/COUNT([.$B6:.BG6]));0)" office:value-type="float" office:value="0" calcext:value-type="float">
            <text:p>0</text:p>
          </table:table-cell>
          <table:table-cell table:style-name="ce6" table:formula="of:=ROUND((SUM([.$B6:.BH6])/COUNT([.$B6:.BH6]));0)" office:value-type="float" office:value="0" calcext:value-type="float">
            <text:p>0</text:p>
          </table:table-cell>
          <table:table-cell table:style-name="ce6" table:formula="of:=ROUND((SUM([.$B6:.BI6])/COUNT([.$B6:.BI6]));0)" office:value-type="float" office:value="0" calcext:value-type="float">
            <text:p>0</text:p>
          </table:table-cell>
          <table:table-cell table:style-name="ce6" table:formula="of:=ROUND((SUM([.$B6:.BJ6])/COUNT([.$B6:.BJ6]));0)" office:value-type="float" office:value="0" calcext:value-type="float">
            <text:p>0</text:p>
          </table:table-cell>
          <table:table-cell table:style-name="ce6" table:formula="of:=ROUND((SUM([.$B6:.BK6])/COUNT([.$B6:.BK6]));0)" office:value-type="float" office:value="0" calcext:value-type="float">
            <text:p>0</text:p>
          </table:table-cell>
          <table:table-cell table:style-name="ce6" table:formula="of:=ROUND((SUM([.$B6:.BL6])/COUNT([.$B6:.BL6]));0)" office:value-type="float" office:value="0" calcext:value-type="float">
            <text:p>0</text:p>
          </table:table-cell>
          <table:table-cell table:style-name="ce6" table:formula="of:=ROUND((SUM([.$B6:.BM6])/COUNT([.$B6:.BM6]));0)" office:value-type="float" office:value="0" calcext:value-type="float">
            <text:p>0</text:p>
          </table:table-cell>
          <table:table-cell table:style-name="ce6" table:formula="of:=ROUND((SUM([.$B6:.BN6])/COUNT([.$B6:.BN6]));0)" office:value-type="float" office:value="0" calcext:value-type="float">
            <text:p>0</text:p>
          </table:table-cell>
          <table:table-cell table:style-name="ce6" table:formula="of:=ROUND((SUM([.$B6:.BO6])/COUNT([.$B6:.BO6]));0)" office:value-type="float" office:value="0" calcext:value-type="float">
            <text:p>0</text:p>
          </table:table-cell>
          <table:table-cell table:style-name="ce6" table:formula="of:=ROUND((SUM([.$B6:.BP6])/COUNT([.$B6:.BP6]));0)" office:value-type="float" office:value="0" calcext:value-type="float">
            <text:p>0</text:p>
          </table:table-cell>
          <table:table-cell table:style-name="ce6" table:formula="of:=ROUND((SUM([.$B6:.BQ6])/COUNT([.$B6:.BQ6]));0)" office:value-type="float" office:value="0" calcext:value-type="float">
            <text:p>0</text:p>
          </table:table-cell>
          <table:table-cell table:style-name="ce6" table:formula="of:=ROUND((SUM([.$B6:.BR6])/COUNT([.$B6:.BR6]));0)" office:value-type="float" office:value="0" calcext:value-type="float">
            <text:p>0</text:p>
          </table:table-cell>
          <table:table-cell table:style-name="ce6" table:formula="of:=ROUND((SUM([.$B6:.BS6])/COUNT([.$B6:.BS6]));0)" office:value-type="float" office:value="0" calcext:value-type="float">
            <text:p>0</text:p>
          </table:table-cell>
          <table:table-cell table:style-name="ce6" table:formula="of:=ROUND((SUM([.$B6:.BT6])/COUNT([.$B6:.BT6]));0)" office:value-type="float" office:value="0" calcext:value-type="float">
            <text:p>0</text:p>
          </table:table-cell>
          <table:table-cell table:style-name="ce6" table:formula="of:=ROUND((SUM([.$B6:.BU6])/COUNT([.$B6:.BU6]));0)" office:value-type="float" office:value="0" calcext:value-type="float">
            <text:p>0</text:p>
          </table:table-cell>
          <table:table-cell table:style-name="ce6" table:formula="of:=ROUND((SUM([.$B6:.BV6])/COUNT([.$B6:.BV6]));0)" office:value-type="float" office:value="0" calcext:value-type="float">
            <text:p>0</text:p>
          </table:table-cell>
          <table:table-cell table:style-name="ce6" table:formula="of:=ROUND((SUM([.$B6:.BW6])/COUNT([.$B6:.BW6]));0)" office:value-type="float" office:value="0" calcext:value-type="float">
            <text:p>0</text:p>
          </table:table-cell>
          <table:table-cell table:style-name="ce6" table:formula="of:=ROUND((SUM([.$B6:.BX6])/COUNT([.$B6:.BX6]));0)" office:value-type="float" office:value="0" calcext:value-type="float">
            <text:p>0</text:p>
          </table:table-cell>
          <table:table-cell table:style-name="ce6" table:formula="of:=ROUND((SUM([.$B6:.BY6])/COUNT([.$B6:.BY6]));0)" office:value-type="float" office:value="0" calcext:value-type="float">
            <text:p>0</text:p>
          </table:table-cell>
          <table:table-cell table:style-name="ce6" table:formula="of:=ROUND((SUM([.$B6:.BZ6])/COUNT([.$B6:.BZ6]));0)" office:value-type="float" office:value="0" calcext:value-type="float">
            <text:p>0</text:p>
          </table:table-cell>
          <table:table-cell table:style-name="ce6" table:formula="of:=ROUND((SUM([.$B6:.CA6])/COUNT([.$B6:.CA6]));0)" office:value-type="float" office:value="0" calcext:value-type="float">
            <text:p>0</text:p>
          </table:table-cell>
          <table:table-cell table:style-name="ce6" table:formula="of:=ROUND((SUM([.$B6:.CB6])/COUNT([.$B6:.CB6]));0)" office:value-type="float" office:value="0" calcext:value-type="float">
            <text:p>0</text:p>
          </table:table-cell>
          <table:table-cell table:style-name="ce6" table:formula="of:=ROUND((SUM([.$B6:.CC6])/COUNT([.$B6:.CC6]));0)" office:value-type="float" office:value="0" calcext:value-type="float">
            <text:p>0</text:p>
          </table:table-cell>
          <table:table-cell table:style-name="ce6" table:formula="of:=ROUND((SUM([.$B6:.CD6])/COUNT([.$B6:.CD6]));0)" office:value-type="float" office:value="0" calcext:value-type="float">
            <text:p>0</text:p>
          </table:table-cell>
          <table:table-cell table:style-name="ce6" table:formula="of:=ROUND((SUM([.$B6:.CE6])/COUNT([.$B6:.CE6]));0)" office:value-type="float" office:value="0" calcext:value-type="float">
            <text:p>0</text:p>
          </table:table-cell>
          <table:table-cell table:style-name="ce6" table:formula="of:=ROUND((SUM([.$B6:.CF6])/COUNT([.$B6:.CF6]));0)" office:value-type="float" office:value="0" calcext:value-type="float">
            <text:p>0</text:p>
          </table:table-cell>
          <table:table-cell table:style-name="ce6" table:formula="of:=ROUND((SUM([.$B6:.CG6])/COUNT([.$B6:.CG6]));0)" office:value-type="float" office:value="0" calcext:value-type="float">
            <text:p>0</text:p>
          </table:table-cell>
          <table:table-cell table:style-name="ce6" table:formula="of:=ROUND((SUM([.$B6:.CH6])/COUNT([.$B6:.CH6]));0)" office:value-type="float" office:value="0" calcext:value-type="float">
            <text:p>0</text:p>
          </table:table-cell>
          <table:table-cell table:style-name="ce6" table:formula="of:=ROUND((SUM([.$B6:.CI6])/COUNT([.$B6:.CI6]));0)" office:value-type="float" office:value="0" calcext:value-type="float">
            <text:p>0</text:p>
          </table:table-cell>
          <table:table-cell table:style-name="ce6" table:formula="of:=ROUND((SUM([.$B6:.CJ6])/COUNT([.$B6:.CJ6]));0)" office:value-type="float" office:value="0" calcext:value-type="float">
            <text:p>0</text:p>
          </table:table-cell>
          <table:table-cell table:style-name="ce6" table:formula="of:=ROUND((SUM([.$B6:.CK6])/COUNT([.$B6:.CK6]));0)" office:value-type="float" office:value="0" calcext:value-type="float">
            <text:p>0</text:p>
          </table:table-cell>
          <table:table-cell table:number-columns-repeated="100"/>
        </table:table-row>
        <table:table-row table:style-name="ro2">
          <table:table-cell table:number-columns-repeated="298" office:value-type="float" office:value="0" calcext:value-type="float">
            <text:p>0</text:p>
          </table:table-cell>
          <table:table-cell table:style-name="ce6" table:formula="of:=ROUND((SUM([.$B7:.B7])/COUNT([.$B7:.B7]));0)" office:value-type="float" office:value="0" calcext:value-type="float">
            <text:p>0</text:p>
          </table:table-cell>
          <table:table-cell table:style-name="ce6" table:formula="of:=ROUND((SUM([.$B7:.C7])/COUNT([.$B7:.C7]));0)" office:value-type="float" office:value="0" calcext:value-type="float">
            <text:p>0</text:p>
          </table:table-cell>
          <table:table-cell table:style-name="ce6" table:formula="of:=ROUND((SUM([.$B7:.D7])/COUNT([.$B7:.D7]));0)" office:value-type="float" office:value="0" calcext:value-type="float">
            <text:p>0</text:p>
          </table:table-cell>
          <table:table-cell table:style-name="ce6" table:formula="of:=ROUND((SUM([.$B7:.E7])/COUNT([.$B7:.E7]));0)" office:value-type="float" office:value="0" calcext:value-type="float">
            <text:p>0</text:p>
          </table:table-cell>
          <table:table-cell table:style-name="ce6" table:formula="of:=ROUND((SUM([.$B7:.F7])/COUNT([.$B7:.F7]));0)" office:value-type="float" office:value="0" calcext:value-type="float">
            <text:p>0</text:p>
          </table:table-cell>
          <table:table-cell table:style-name="ce6" table:formula="of:=ROUND((SUM([.$B7:.G7])/COUNT([.$B7:.G7]));0)" office:value-type="float" office:value="0" calcext:value-type="float">
            <text:p>0</text:p>
          </table:table-cell>
          <table:table-cell table:style-name="ce6" table:formula="of:=ROUND((SUM([.$B7:.H7])/COUNT([.$B7:.H7]));0)" office:value-type="float" office:value="0" calcext:value-type="float">
            <text:p>0</text:p>
          </table:table-cell>
          <table:table-cell table:style-name="ce6" table:formula="of:=ROUND((SUM([.$B7:.I7])/COUNT([.$B7:.I7]));0)" office:value-type="float" office:value="0" calcext:value-type="float">
            <text:p>0</text:p>
          </table:table-cell>
          <table:table-cell table:style-name="ce6" table:formula="of:=ROUND((SUM([.$B7:.J7])/COUNT([.$B7:.J7]));0)" office:value-type="float" office:value="0" calcext:value-type="float">
            <text:p>0</text:p>
          </table:table-cell>
          <table:table-cell table:style-name="ce6" table:formula="of:=ROUND((SUM([.$B7:.K7])/COUNT([.$B7:.K7]));0)" office:value-type="float" office:value="0" calcext:value-type="float">
            <text:p>0</text:p>
          </table:table-cell>
          <table:table-cell table:style-name="ce6" table:formula="of:=ROUND((SUM([.$B7:.L7])/COUNT([.$B7:.L7]));0)" office:value-type="float" office:value="0" calcext:value-type="float">
            <text:p>0</text:p>
          </table:table-cell>
          <table:table-cell table:style-name="ce6" table:formula="of:=ROUND((SUM([.$B7:.M7])/COUNT([.$B7:.M7]));0)" office:value-type="float" office:value="0" calcext:value-type="float">
            <text:p>0</text:p>
          </table:table-cell>
          <table:table-cell table:style-name="ce6" table:formula="of:=ROUND((SUM([.$B7:.N7])/COUNT([.$B7:.N7]));0)" office:value-type="float" office:value="0" calcext:value-type="float">
            <text:p>0</text:p>
          </table:table-cell>
          <table:table-cell table:style-name="ce6" table:formula="of:=ROUND((SUM([.$B7:.O7])/COUNT([.$B7:.O7]));0)" office:value-type="float" office:value="0" calcext:value-type="float">
            <text:p>0</text:p>
          </table:table-cell>
          <table:table-cell table:style-name="ce6" table:formula="of:=ROUND((SUM([.$B7:.P7])/COUNT([.$B7:.P7]));0)" office:value-type="float" office:value="0" calcext:value-type="float">
            <text:p>0</text:p>
          </table:table-cell>
          <table:table-cell table:style-name="ce6" table:formula="of:=ROUND((SUM([.$B7:.Q7])/COUNT([.$B7:.Q7]));0)" office:value-type="float" office:value="0" calcext:value-type="float">
            <text:p>0</text:p>
          </table:table-cell>
          <table:table-cell table:style-name="ce6" table:formula="of:=ROUND((SUM([.$B7:.R7])/COUNT([.$B7:.R7]));0)" office:value-type="float" office:value="0" calcext:value-type="float">
            <text:p>0</text:p>
          </table:table-cell>
          <table:table-cell table:style-name="ce6" table:formula="of:=ROUND((SUM([.$B7:.S7])/COUNT([.$B7:.S7]));0)" office:value-type="float" office:value="0" calcext:value-type="float">
            <text:p>0</text:p>
          </table:table-cell>
          <table:table-cell table:style-name="ce6" table:formula="of:=ROUND((SUM([.$B7:.T7])/COUNT([.$B7:.T7]));0)" office:value-type="float" office:value="0" calcext:value-type="float">
            <text:p>0</text:p>
          </table:table-cell>
          <table:table-cell table:style-name="ce6" table:formula="of:=ROUND((SUM([.$B7:.U7])/COUNT([.$B7:.U7]));0)" office:value-type="float" office:value="0" calcext:value-type="float">
            <text:p>0</text:p>
          </table:table-cell>
          <table:table-cell table:style-name="ce6" table:formula="of:=ROUND((SUM([.$B7:.V7])/COUNT([.$B7:.V7]));0)" office:value-type="float" office:value="0" calcext:value-type="float">
            <text:p>0</text:p>
          </table:table-cell>
          <table:table-cell table:style-name="ce6" table:formula="of:=ROUND((SUM([.$B7:.W7])/COUNT([.$B7:.W7]));0)" office:value-type="float" office:value="0" calcext:value-type="float">
            <text:p>0</text:p>
          </table:table-cell>
          <table:table-cell table:style-name="ce6" table:formula="of:=ROUND((SUM([.$B7:.X7])/COUNT([.$B7:.X7]));0)" office:value-type="float" office:value="0" calcext:value-type="float">
            <text:p>0</text:p>
          </table:table-cell>
          <table:table-cell table:style-name="ce6" table:formula="of:=ROUND((SUM([.$B7:.Y7])/COUNT([.$B7:.Y7]));0)" office:value-type="float" office:value="0" calcext:value-type="float">
            <text:p>0</text:p>
          </table:table-cell>
          <table:table-cell table:style-name="ce6" table:formula="of:=ROUND((SUM([.$B7:.Z7])/COUNT([.$B7:.Z7]));0)" office:value-type="float" office:value="0" calcext:value-type="float">
            <text:p>0</text:p>
          </table:table-cell>
          <table:table-cell table:style-name="ce6" table:formula="of:=ROUND((SUM([.$B7:.AA7])/COUNT([.$B7:.AA7]));0)" office:value-type="float" office:value="0" calcext:value-type="float">
            <text:p>0</text:p>
          </table:table-cell>
          <table:table-cell table:style-name="ce6" table:formula="of:=ROUND((SUM([.$B7:.AB7])/COUNT([.$B7:.AB7]));0)" office:value-type="float" office:value="0" calcext:value-type="float">
            <text:p>0</text:p>
          </table:table-cell>
          <table:table-cell table:style-name="ce6" table:formula="of:=ROUND((SUM([.$B7:.AC7])/COUNT([.$B7:.AC7]));0)" office:value-type="float" office:value="0" calcext:value-type="float">
            <text:p>0</text:p>
          </table:table-cell>
          <table:table-cell table:style-name="ce6" table:formula="of:=ROUND((SUM([.$B7:.AD7])/COUNT([.$B7:.AD7]));0)" office:value-type="float" office:value="0" calcext:value-type="float">
            <text:p>0</text:p>
          </table:table-cell>
          <table:table-cell table:style-name="ce6" table:formula="of:=ROUND((SUM([.$B7:.AE7])/COUNT([.$B7:.AE7]));0)" office:value-type="float" office:value="0" calcext:value-type="float">
            <text:p>0</text:p>
          </table:table-cell>
          <table:table-cell table:style-name="ce6" table:formula="of:=ROUND((SUM([.$B7:.AF7])/COUNT([.$B7:.AF7]));0)" office:value-type="float" office:value="0" calcext:value-type="float">
            <text:p>0</text:p>
          </table:table-cell>
          <table:table-cell table:style-name="ce6" table:formula="of:=ROUND((SUM([.$B7:.AG7])/COUNT([.$B7:.AG7]));0)" office:value-type="float" office:value="0" calcext:value-type="float">
            <text:p>0</text:p>
          </table:table-cell>
          <table:table-cell table:style-name="ce6" table:formula="of:=ROUND((SUM([.$B7:.AH7])/COUNT([.$B7:.AH7]));0)" office:value-type="float" office:value="0" calcext:value-type="float">
            <text:p>0</text:p>
          </table:table-cell>
          <table:table-cell table:style-name="ce6" table:formula="of:=ROUND((SUM([.$B7:.AI7])/COUNT([.$B7:.AI7]));0)" office:value-type="float" office:value="0" calcext:value-type="float">
            <text:p>0</text:p>
          </table:table-cell>
          <table:table-cell table:style-name="ce6" table:formula="of:=ROUND((SUM([.$B7:.AJ7])/COUNT([.$B7:.AJ7]));0)" office:value-type="float" office:value="0" calcext:value-type="float">
            <text:p>0</text:p>
          </table:table-cell>
          <table:table-cell table:style-name="ce6" table:formula="of:=ROUND((SUM([.$B7:.AK7])/COUNT([.$B7:.AK7]));0)" office:value-type="float" office:value="0" calcext:value-type="float">
            <text:p>0</text:p>
          </table:table-cell>
          <table:table-cell table:style-name="ce6" table:formula="of:=ROUND((SUM([.$B7:.AL7])/COUNT([.$B7:.AL7]));0)" office:value-type="float" office:value="0" calcext:value-type="float">
            <text:p>0</text:p>
          </table:table-cell>
          <table:table-cell table:style-name="ce6" table:formula="of:=ROUND((SUM([.$B7:.AM7])/COUNT([.$B7:.AM7]));0)" office:value-type="float" office:value="0" calcext:value-type="float">
            <text:p>0</text:p>
          </table:table-cell>
          <table:table-cell table:style-name="ce6" table:formula="of:=ROUND((SUM([.$B7:.AN7])/COUNT([.$B7:.AN7]));0)" office:value-type="float" office:value="0" calcext:value-type="float">
            <text:p>0</text:p>
          </table:table-cell>
          <table:table-cell table:style-name="ce6" table:formula="of:=ROUND((SUM([.$B7:.AO7])/COUNT([.$B7:.AO7]));0)" office:value-type="float" office:value="0" calcext:value-type="float">
            <text:p>0</text:p>
          </table:table-cell>
          <table:table-cell table:style-name="ce6" table:formula="of:=ROUND((SUM([.$B7:.AP7])/COUNT([.$B7:.AP7]));0)" office:value-type="float" office:value="0" calcext:value-type="float">
            <text:p>0</text:p>
          </table:table-cell>
          <table:table-cell table:style-name="ce6" table:formula="of:=ROUND((SUM([.$B7:.AQ7])/COUNT([.$B7:.AQ7]));0)" office:value-type="float" office:value="0" calcext:value-type="float">
            <text:p>0</text:p>
          </table:table-cell>
          <table:table-cell table:style-name="ce6" table:formula="of:=ROUND((SUM([.$B7:.AR7])/COUNT([.$B7:.AR7]));0)" office:value-type="float" office:value="0" calcext:value-type="float">
            <text:p>0</text:p>
          </table:table-cell>
          <table:table-cell table:style-name="ce6" table:formula="of:=ROUND((SUM([.$B7:.AS7])/COUNT([.$B7:.AS7]));0)" office:value-type="float" office:value="0" calcext:value-type="float">
            <text:p>0</text:p>
          </table:table-cell>
          <table:table-cell table:style-name="ce6" table:formula="of:=ROUND((SUM([.$B7:.AT7])/COUNT([.$B7:.AT7]));0)" office:value-type="float" office:value="0" calcext:value-type="float">
            <text:p>0</text:p>
          </table:table-cell>
          <table:table-cell table:style-name="ce6" table:formula="of:=ROUND((SUM([.$B7:.AU7])/COUNT([.$B7:.AU7]));0)" office:value-type="float" office:value="0" calcext:value-type="float">
            <text:p>0</text:p>
          </table:table-cell>
          <table:table-cell table:style-name="ce6" table:formula="of:=ROUND((SUM([.$B7:.AV7])/COUNT([.$B7:.AV7]));0)" office:value-type="float" office:value="0" calcext:value-type="float">
            <text:p>0</text:p>
          </table:table-cell>
          <table:table-cell table:style-name="ce6" table:formula="of:=ROUND((SUM([.$B7:.AW7])/COUNT([.$B7:.AW7]));0)" office:value-type="float" office:value="0" calcext:value-type="float">
            <text:p>0</text:p>
          </table:table-cell>
          <table:table-cell table:style-name="ce6" table:formula="of:=ROUND((SUM([.$B7:.AX7])/COUNT([.$B7:.AX7]));0)" office:value-type="float" office:value="0" calcext:value-type="float">
            <text:p>0</text:p>
          </table:table-cell>
          <table:table-cell table:style-name="ce6" table:formula="of:=ROUND((SUM([.$B7:.AY7])/COUNT([.$B7:.AY7]));0)" office:value-type="float" office:value="0" calcext:value-type="float">
            <text:p>0</text:p>
          </table:table-cell>
          <table:table-cell table:style-name="ce6" table:formula="of:=ROUND((SUM([.$B7:.AZ7])/COUNT([.$B7:.AZ7]));0)" office:value-type="float" office:value="0" calcext:value-type="float">
            <text:p>0</text:p>
          </table:table-cell>
          <table:table-cell table:style-name="ce6" table:formula="of:=ROUND((SUM([.$B7:.BA7])/COUNT([.$B7:.BA7]));0)" office:value-type="float" office:value="0" calcext:value-type="float">
            <text:p>0</text:p>
          </table:table-cell>
          <table:table-cell table:style-name="ce6" table:formula="of:=ROUND((SUM([.$B7:.BB7])/COUNT([.$B7:.BB7]));0)" office:value-type="float" office:value="0" calcext:value-type="float">
            <text:p>0</text:p>
          </table:table-cell>
          <table:table-cell table:style-name="ce6" table:formula="of:=ROUND((SUM([.$B7:.BC7])/COUNT([.$B7:.BC7]));0)" office:value-type="float" office:value="0" calcext:value-type="float">
            <text:p>0</text:p>
          </table:table-cell>
          <table:table-cell table:style-name="ce6" table:formula="of:=ROUND((SUM([.$B7:.BD7])/COUNT([.$B7:.BD7]));0)" office:value-type="float" office:value="0" calcext:value-type="float">
            <text:p>0</text:p>
          </table:table-cell>
          <table:table-cell table:style-name="ce6" table:formula="of:=ROUND((SUM([.$B7:.BE7])/COUNT([.$B7:.BE7]));0)" office:value-type="float" office:value="0" calcext:value-type="float">
            <text:p>0</text:p>
          </table:table-cell>
          <table:table-cell table:style-name="ce6" table:formula="of:=ROUND((SUM([.$B7:.BF7])/COUNT([.$B7:.BF7]));0)" office:value-type="float" office:value="0" calcext:value-type="float">
            <text:p>0</text:p>
          </table:table-cell>
          <table:table-cell table:style-name="ce6" table:formula="of:=ROUND((SUM([.$B7:.BG7])/COUNT([.$B7:.BG7]));0)" office:value-type="float" office:value="0" calcext:value-type="float">
            <text:p>0</text:p>
          </table:table-cell>
          <table:table-cell table:style-name="ce6" table:formula="of:=ROUND((SUM([.$B7:.BH7])/COUNT([.$B7:.BH7]));0)" office:value-type="float" office:value="0" calcext:value-type="float">
            <text:p>0</text:p>
          </table:table-cell>
          <table:table-cell table:style-name="ce6" table:formula="of:=ROUND((SUM([.$B7:.BI7])/COUNT([.$B7:.BI7]));0)" office:value-type="float" office:value="0" calcext:value-type="float">
            <text:p>0</text:p>
          </table:table-cell>
          <table:table-cell table:style-name="ce6" table:formula="of:=ROUND((SUM([.$B7:.BJ7])/COUNT([.$B7:.BJ7]));0)" office:value-type="float" office:value="0" calcext:value-type="float">
            <text:p>0</text:p>
          </table:table-cell>
          <table:table-cell table:style-name="ce6" table:formula="of:=ROUND((SUM([.$B7:.BK7])/COUNT([.$B7:.BK7]));0)" office:value-type="float" office:value="0" calcext:value-type="float">
            <text:p>0</text:p>
          </table:table-cell>
          <table:table-cell table:style-name="ce6" table:formula="of:=ROUND((SUM([.$B7:.BL7])/COUNT([.$B7:.BL7]));0)" office:value-type="float" office:value="0" calcext:value-type="float">
            <text:p>0</text:p>
          </table:table-cell>
          <table:table-cell table:style-name="ce6" table:formula="of:=ROUND((SUM([.$B7:.BM7])/COUNT([.$B7:.BM7]));0)" office:value-type="float" office:value="0" calcext:value-type="float">
            <text:p>0</text:p>
          </table:table-cell>
          <table:table-cell table:style-name="ce6" table:formula="of:=ROUND((SUM([.$B7:.BN7])/COUNT([.$B7:.BN7]));0)" office:value-type="float" office:value="0" calcext:value-type="float">
            <text:p>0</text:p>
          </table:table-cell>
          <table:table-cell table:style-name="ce6" table:formula="of:=ROUND((SUM([.$B7:.BO7])/COUNT([.$B7:.BO7]));0)" office:value-type="float" office:value="0" calcext:value-type="float">
            <text:p>0</text:p>
          </table:table-cell>
          <table:table-cell table:style-name="ce6" table:formula="of:=ROUND((SUM([.$B7:.BP7])/COUNT([.$B7:.BP7]));0)" office:value-type="float" office:value="0" calcext:value-type="float">
            <text:p>0</text:p>
          </table:table-cell>
          <table:table-cell table:style-name="ce6" table:formula="of:=ROUND((SUM([.$B7:.BQ7])/COUNT([.$B7:.BQ7]));0)" office:value-type="float" office:value="0" calcext:value-type="float">
            <text:p>0</text:p>
          </table:table-cell>
          <table:table-cell table:style-name="ce6" table:formula="of:=ROUND((SUM([.$B7:.BR7])/COUNT([.$B7:.BR7]));0)" office:value-type="float" office:value="0" calcext:value-type="float">
            <text:p>0</text:p>
          </table:table-cell>
          <table:table-cell table:style-name="ce6" table:formula="of:=ROUND((SUM([.$B7:.BS7])/COUNT([.$B7:.BS7]));0)" office:value-type="float" office:value="0" calcext:value-type="float">
            <text:p>0</text:p>
          </table:table-cell>
          <table:table-cell table:style-name="ce6" table:formula="of:=ROUND((SUM([.$B7:.BT7])/COUNT([.$B7:.BT7]));0)" office:value-type="float" office:value="0" calcext:value-type="float">
            <text:p>0</text:p>
          </table:table-cell>
          <table:table-cell table:style-name="ce6" table:formula="of:=ROUND((SUM([.$B7:.BU7])/COUNT([.$B7:.BU7]));0)" office:value-type="float" office:value="0" calcext:value-type="float">
            <text:p>0</text:p>
          </table:table-cell>
          <table:table-cell table:style-name="ce6" table:formula="of:=ROUND((SUM([.$B7:.BV7])/COUNT([.$B7:.BV7]));0)" office:value-type="float" office:value="0" calcext:value-type="float">
            <text:p>0</text:p>
          </table:table-cell>
          <table:table-cell table:style-name="ce6" table:formula="of:=ROUND((SUM([.$B7:.BW7])/COUNT([.$B7:.BW7]));0)" office:value-type="float" office:value="0" calcext:value-type="float">
            <text:p>0</text:p>
          </table:table-cell>
          <table:table-cell table:style-name="ce6" table:formula="of:=ROUND((SUM([.$B7:.BX7])/COUNT([.$B7:.BX7]));0)" office:value-type="float" office:value="0" calcext:value-type="float">
            <text:p>0</text:p>
          </table:table-cell>
          <table:table-cell table:style-name="ce6" table:formula="of:=ROUND((SUM([.$B7:.BY7])/COUNT([.$B7:.BY7]));0)" office:value-type="float" office:value="0" calcext:value-type="float">
            <text:p>0</text:p>
          </table:table-cell>
          <table:table-cell table:style-name="ce6" table:formula="of:=ROUND((SUM([.$B7:.BZ7])/COUNT([.$B7:.BZ7]));0)" office:value-type="float" office:value="0" calcext:value-type="float">
            <text:p>0</text:p>
          </table:table-cell>
          <table:table-cell table:style-name="ce6" table:formula="of:=ROUND((SUM([.$B7:.CA7])/COUNT([.$B7:.CA7]));0)" office:value-type="float" office:value="0" calcext:value-type="float">
            <text:p>0</text:p>
          </table:table-cell>
          <table:table-cell table:style-name="ce6" table:formula="of:=ROUND((SUM([.$B7:.CB7])/COUNT([.$B7:.CB7]));0)" office:value-type="float" office:value="0" calcext:value-type="float">
            <text:p>0</text:p>
          </table:table-cell>
          <table:table-cell table:style-name="ce6" table:formula="of:=ROUND((SUM([.$B7:.CC7])/COUNT([.$B7:.CC7]));0)" office:value-type="float" office:value="0" calcext:value-type="float">
            <text:p>0</text:p>
          </table:table-cell>
          <table:table-cell table:style-name="ce6" table:formula="of:=ROUND((SUM([.$B7:.CD7])/COUNT([.$B7:.CD7]));0)" office:value-type="float" office:value="0" calcext:value-type="float">
            <text:p>0</text:p>
          </table:table-cell>
          <table:table-cell table:style-name="ce6" table:formula="of:=ROUND((SUM([.$B7:.CE7])/COUNT([.$B7:.CE7]));0)" office:value-type="float" office:value="0" calcext:value-type="float">
            <text:p>0</text:p>
          </table:table-cell>
          <table:table-cell table:style-name="ce6" table:formula="of:=ROUND((SUM([.$B7:.CF7])/COUNT([.$B7:.CF7]));0)" office:value-type="float" office:value="0" calcext:value-type="float">
            <text:p>0</text:p>
          </table:table-cell>
          <table:table-cell table:style-name="ce6" table:formula="of:=ROUND((SUM([.$B7:.CG7])/COUNT([.$B7:.CG7]));0)" office:value-type="float" office:value="0" calcext:value-type="float">
            <text:p>0</text:p>
          </table:table-cell>
          <table:table-cell table:style-name="ce6" table:formula="of:=ROUND((SUM([.$B7:.CH7])/COUNT([.$B7:.CH7]));0)" office:value-type="float" office:value="0" calcext:value-type="float">
            <text:p>0</text:p>
          </table:table-cell>
          <table:table-cell table:style-name="ce6" table:formula="of:=ROUND((SUM([.$B7:.CI7])/COUNT([.$B7:.CI7]));0)" office:value-type="float" office:value="0" calcext:value-type="float">
            <text:p>0</text:p>
          </table:table-cell>
          <table:table-cell table:style-name="ce6" table:formula="of:=ROUND((SUM([.$B7:.CJ7])/COUNT([.$B7:.CJ7]));0)" office:value-type="float" office:value="0" calcext:value-type="float">
            <text:p>0</text:p>
          </table:table-cell>
          <table:table-cell table:style-name="ce6" table:formula="of:=ROUND((SUM([.$B7:.CK7])/COUNT([.$B7:.CK7]));0)" office:value-type="float" office:value="0" calcext:value-type="float">
            <text:p>0</text:p>
          </table:table-cell>
          <table:table-cell table:number-columns-repeated="100"/>
        </table:table-row>
        <table:table-row table:style-name="ro2">
          <table:table-cell table:number-columns-repeated="26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style-name="ce6" table:formula="of:=ROUND((SUM([.$B8:.B8])/COUNT([.$B8:.B8]));0)" office:value-type="float" office:value="0" calcext:value-type="float">
            <text:p>0</text:p>
          </table:table-cell>
          <table:table-cell table:style-name="ce6" table:formula="of:=ROUND((SUM([.$B8:.C8])/COUNT([.$B8:.C8]));0)" office:value-type="float" office:value="0" calcext:value-type="float">
            <text:p>0</text:p>
          </table:table-cell>
          <table:table-cell table:style-name="ce6" table:formula="of:=ROUND((SUM([.$B8:.D8])/COUNT([.$B8:.D8]));0)" office:value-type="float" office:value="0" calcext:value-type="float">
            <text:p>0</text:p>
          </table:table-cell>
          <table:table-cell table:style-name="ce6" table:formula="of:=ROUND((SUM([.$B8:.E8])/COUNT([.$B8:.E8]));0)" office:value-type="float" office:value="0" calcext:value-type="float">
            <text:p>0</text:p>
          </table:table-cell>
          <table:table-cell table:style-name="ce6" table:formula="of:=ROUND((SUM([.$B8:.F8])/COUNT([.$B8:.F8]));0)" office:value-type="float" office:value="0" calcext:value-type="float">
            <text:p>0</text:p>
          </table:table-cell>
          <table:table-cell table:style-name="ce6" table:formula="of:=ROUND((SUM([.$B8:.G8])/COUNT([.$B8:.G8]));0)" office:value-type="float" office:value="0" calcext:value-type="float">
            <text:p>0</text:p>
          </table:table-cell>
          <table:table-cell table:style-name="ce6" table:formula="of:=ROUND((SUM([.$B8:.H8])/COUNT([.$B8:.H8]));0)" office:value-type="float" office:value="0" calcext:value-type="float">
            <text:p>0</text:p>
          </table:table-cell>
          <table:table-cell table:style-name="ce6" table:formula="of:=ROUND((SUM([.$B8:.I8])/COUNT([.$B8:.I8]));0)" office:value-type="float" office:value="0" calcext:value-type="float">
            <text:p>0</text:p>
          </table:table-cell>
          <table:table-cell table:style-name="ce6" table:formula="of:=ROUND((SUM([.$B8:.J8])/COUNT([.$B8:.J8]));0)" office:value-type="float" office:value="0" calcext:value-type="float">
            <text:p>0</text:p>
          </table:table-cell>
          <table:table-cell table:style-name="ce6" table:formula="of:=ROUND((SUM([.$B8:.K8])/COUNT([.$B8:.K8]));0)" office:value-type="float" office:value="0" calcext:value-type="float">
            <text:p>0</text:p>
          </table:table-cell>
          <table:table-cell table:style-name="ce6" table:formula="of:=ROUND((SUM([.$B8:.L8])/COUNT([.$B8:.L8]));0)" office:value-type="float" office:value="0" calcext:value-type="float">
            <text:p>0</text:p>
          </table:table-cell>
          <table:table-cell table:style-name="ce6" table:formula="of:=ROUND((SUM([.$B8:.M8])/COUNT([.$B8:.M8]));0)" office:value-type="float" office:value="0" calcext:value-type="float">
            <text:p>0</text:p>
          </table:table-cell>
          <table:table-cell table:style-name="ce6" table:formula="of:=ROUND((SUM([.$B8:.N8])/COUNT([.$B8:.N8]));0)" office:value-type="float" office:value="0" calcext:value-type="float">
            <text:p>0</text:p>
          </table:table-cell>
          <table:table-cell table:style-name="ce6" table:formula="of:=ROUND((SUM([.$B8:.O8])/COUNT([.$B8:.O8]));0)" office:value-type="float" office:value="0" calcext:value-type="float">
            <text:p>0</text:p>
          </table:table-cell>
          <table:table-cell table:style-name="ce6" table:formula="of:=ROUND((SUM([.$B8:.P8])/COUNT([.$B8:.P8]));0)" office:value-type="float" office:value="0" calcext:value-type="float">
            <text:p>0</text:p>
          </table:table-cell>
          <table:table-cell table:style-name="ce6" table:formula="of:=ROUND((SUM([.$B8:.Q8])/COUNT([.$B8:.Q8]));0)" office:value-type="float" office:value="0" calcext:value-type="float">
            <text:p>0</text:p>
          </table:table-cell>
          <table:table-cell table:style-name="ce6" table:formula="of:=ROUND((SUM([.$B8:.R8])/COUNT([.$B8:.R8]));0)" office:value-type="float" office:value="0" calcext:value-type="float">
            <text:p>0</text:p>
          </table:table-cell>
          <table:table-cell table:style-name="ce6" table:formula="of:=ROUND((SUM([.$B8:.S8])/COUNT([.$B8:.S8]));0)" office:value-type="float" office:value="0" calcext:value-type="float">
            <text:p>0</text:p>
          </table:table-cell>
          <table:table-cell table:style-name="ce6" table:formula="of:=ROUND((SUM([.$B8:.T8])/COUNT([.$B8:.T8]));0)" office:value-type="float" office:value="0" calcext:value-type="float">
            <text:p>0</text:p>
          </table:table-cell>
          <table:table-cell table:style-name="ce6" table:formula="of:=ROUND((SUM([.$B8:.U8])/COUNT([.$B8:.U8]));0)" office:value-type="float" office:value="0" calcext:value-type="float">
            <text:p>0</text:p>
          </table:table-cell>
          <table:table-cell table:style-name="ce6" table:formula="of:=ROUND((SUM([.$B8:.V8])/COUNT([.$B8:.V8]));0)" office:value-type="float" office:value="0" calcext:value-type="float">
            <text:p>0</text:p>
          </table:table-cell>
          <table:table-cell table:style-name="ce6" table:formula="of:=ROUND((SUM([.$B8:.W8])/COUNT([.$B8:.W8]));0)" office:value-type="float" office:value="0" calcext:value-type="float">
            <text:p>0</text:p>
          </table:table-cell>
          <table:table-cell table:style-name="ce6" table:formula="of:=ROUND((SUM([.$B8:.X8])/COUNT([.$B8:.X8]));0)" office:value-type="float" office:value="0" calcext:value-type="float">
            <text:p>0</text:p>
          </table:table-cell>
          <table:table-cell table:style-name="ce6" table:formula="of:=ROUND((SUM([.$B8:.Y8])/COUNT([.$B8:.Y8]));0)" office:value-type="float" office:value="0" calcext:value-type="float">
            <text:p>0</text:p>
          </table:table-cell>
          <table:table-cell table:style-name="ce6" table:formula="of:=ROUND((SUM([.$B8:.Z8])/COUNT([.$B8:.Z8]));0)" office:value-type="float" office:value="0" calcext:value-type="float">
            <text:p>0</text:p>
          </table:table-cell>
          <table:table-cell table:style-name="ce6" table:formula="of:=ROUND((SUM([.$B8:.AA8])/COUNT([.$B8:.AA8]));0)" office:value-type="float" office:value="0" calcext:value-type="float">
            <text:p>0</text:p>
          </table:table-cell>
          <table:table-cell table:style-name="ce6" table:formula="of:=ROUND((SUM([.$B8:.AB8])/COUNT([.$B8:.AB8]));0)" office:value-type="float" office:value="0" calcext:value-type="float">
            <text:p>0</text:p>
          </table:table-cell>
          <table:table-cell table:style-name="ce6" table:formula="of:=ROUND((SUM([.$B8:.AC8])/COUNT([.$B8:.AC8]));0)" office:value-type="float" office:value="0" calcext:value-type="float">
            <text:p>0</text:p>
          </table:table-cell>
          <table:table-cell table:style-name="ce6" table:formula="of:=ROUND((SUM([.$B8:.AD8])/COUNT([.$B8:.AD8]));0)" office:value-type="float" office:value="0" calcext:value-type="float">
            <text:p>0</text:p>
          </table:table-cell>
          <table:table-cell table:style-name="ce6" table:formula="of:=ROUND((SUM([.$B8:.AE8])/COUNT([.$B8:.AE8]));0)" office:value-type="float" office:value="0" calcext:value-type="float">
            <text:p>0</text:p>
          </table:table-cell>
          <table:table-cell table:style-name="ce6" table:formula="of:=ROUND((SUM([.$B8:.AF8])/COUNT([.$B8:.AF8]));0)" office:value-type="float" office:value="0" calcext:value-type="float">
            <text:p>0</text:p>
          </table:table-cell>
          <table:table-cell table:style-name="ce6" table:formula="of:=ROUND((SUM([.$B8:.AG8])/COUNT([.$B8:.AG8]));0)" office:value-type="float" office:value="0" calcext:value-type="float">
            <text:p>0</text:p>
          </table:table-cell>
          <table:table-cell table:style-name="ce6" table:formula="of:=ROUND((SUM([.$B8:.AH8])/COUNT([.$B8:.AH8]));0)" office:value-type="float" office:value="0" calcext:value-type="float">
            <text:p>0</text:p>
          </table:table-cell>
          <table:table-cell table:style-name="ce6" table:formula="of:=ROUND((SUM([.$B8:.AI8])/COUNT([.$B8:.AI8]));0)" office:value-type="float" office:value="0" calcext:value-type="float">
            <text:p>0</text:p>
          </table:table-cell>
          <table:table-cell table:style-name="ce6" table:formula="of:=ROUND((SUM([.$B8:.AJ8])/COUNT([.$B8:.AJ8]));0)" office:value-type="float" office:value="0" calcext:value-type="float">
            <text:p>0</text:p>
          </table:table-cell>
          <table:table-cell table:style-name="ce6" table:formula="of:=ROUND((SUM([.$B8:.AK8])/COUNT([.$B8:.AK8]));0)" office:value-type="float" office:value="0" calcext:value-type="float">
            <text:p>0</text:p>
          </table:table-cell>
          <table:table-cell table:style-name="ce6" table:formula="of:=ROUND((SUM([.$B8:.AL8])/COUNT([.$B8:.AL8]));0)" office:value-type="float" office:value="0" calcext:value-type="float">
            <text:p>0</text:p>
          </table:table-cell>
          <table:table-cell table:style-name="ce6" table:formula="of:=ROUND((SUM([.$B8:.AM8])/COUNT([.$B8:.AM8]));0)" office:value-type="float" office:value="0" calcext:value-type="float">
            <text:p>0</text:p>
          </table:table-cell>
          <table:table-cell table:style-name="ce6" table:formula="of:=ROUND((SUM([.$B8:.AN8])/COUNT([.$B8:.AN8]));0)" office:value-type="float" office:value="0" calcext:value-type="float">
            <text:p>0</text:p>
          </table:table-cell>
          <table:table-cell table:style-name="ce6" table:formula="of:=ROUND((SUM([.$B8:.AO8])/COUNT([.$B8:.AO8]));0)" office:value-type="float" office:value="0" calcext:value-type="float">
            <text:p>0</text:p>
          </table:table-cell>
          <table:table-cell table:style-name="ce6" table:formula="of:=ROUND((SUM([.$B8:.AP8])/COUNT([.$B8:.AP8]));0)" office:value-type="float" office:value="0" calcext:value-type="float">
            <text:p>0</text:p>
          </table:table-cell>
          <table:table-cell table:style-name="ce6" table:formula="of:=ROUND((SUM([.$B8:.AQ8])/COUNT([.$B8:.AQ8]));0)" office:value-type="float" office:value="0" calcext:value-type="float">
            <text:p>0</text:p>
          </table:table-cell>
          <table:table-cell table:style-name="ce6" table:formula="of:=ROUND((SUM([.$B8:.AR8])/COUNT([.$B8:.AR8]));0)" office:value-type="float" office:value="0" calcext:value-type="float">
            <text:p>0</text:p>
          </table:table-cell>
          <table:table-cell table:style-name="ce6" table:formula="of:=ROUND((SUM([.$B8:.AS8])/COUNT([.$B8:.AS8]));0)" office:value-type="float" office:value="0" calcext:value-type="float">
            <text:p>0</text:p>
          </table:table-cell>
          <table:table-cell table:style-name="ce6" table:formula="of:=ROUND((SUM([.$B8:.AT8])/COUNT([.$B8:.AT8]));0)" office:value-type="float" office:value="0" calcext:value-type="float">
            <text:p>0</text:p>
          </table:table-cell>
          <table:table-cell table:style-name="ce6" table:formula="of:=ROUND((SUM([.$B8:.AU8])/COUNT([.$B8:.AU8]));0)" office:value-type="float" office:value="0" calcext:value-type="float">
            <text:p>0</text:p>
          </table:table-cell>
          <table:table-cell table:style-name="ce6" table:formula="of:=ROUND((SUM([.$B8:.AV8])/COUNT([.$B8:.AV8]));0)" office:value-type="float" office:value="0" calcext:value-type="float">
            <text:p>0</text:p>
          </table:table-cell>
          <table:table-cell table:style-name="ce6" table:formula="of:=ROUND((SUM([.$B8:.AW8])/COUNT([.$B8:.AW8]));0)" office:value-type="float" office:value="0" calcext:value-type="float">
            <text:p>0</text:p>
          </table:table-cell>
          <table:table-cell table:style-name="ce6" table:formula="of:=ROUND((SUM([.$B8:.AX8])/COUNT([.$B8:.AX8]));0)" office:value-type="float" office:value="0" calcext:value-type="float">
            <text:p>0</text:p>
          </table:table-cell>
          <table:table-cell table:style-name="ce6" table:formula="of:=ROUND((SUM([.$B8:.AY8])/COUNT([.$B8:.AY8]));0)" office:value-type="float" office:value="0" calcext:value-type="float">
            <text:p>0</text:p>
          </table:table-cell>
          <table:table-cell table:style-name="ce6" table:formula="of:=ROUND((SUM([.$B8:.AZ8])/COUNT([.$B8:.AZ8]));0)" office:value-type="float" office:value="0" calcext:value-type="float">
            <text:p>0</text:p>
          </table:table-cell>
          <table:table-cell table:style-name="ce6" table:formula="of:=ROUND((SUM([.$B8:.BA8])/COUNT([.$B8:.BA8]));0)" office:value-type="float" office:value="0" calcext:value-type="float">
            <text:p>0</text:p>
          </table:table-cell>
          <table:table-cell table:style-name="ce6" table:formula="of:=ROUND((SUM([.$B8:.BB8])/COUNT([.$B8:.BB8]));0)" office:value-type="float" office:value="0" calcext:value-type="float">
            <text:p>0</text:p>
          </table:table-cell>
          <table:table-cell table:style-name="ce6" table:formula="of:=ROUND((SUM([.$B8:.BC8])/COUNT([.$B8:.BC8]));0)" office:value-type="float" office:value="0" calcext:value-type="float">
            <text:p>0</text:p>
          </table:table-cell>
          <table:table-cell table:style-name="ce6" table:formula="of:=ROUND((SUM([.$B8:.BD8])/COUNT([.$B8:.BD8]));0)" office:value-type="float" office:value="0" calcext:value-type="float">
            <text:p>0</text:p>
          </table:table-cell>
          <table:table-cell table:style-name="ce6" table:formula="of:=ROUND((SUM([.$B8:.BE8])/COUNT([.$B8:.BE8]));0)" office:value-type="float" office:value="0" calcext:value-type="float">
            <text:p>0</text:p>
          </table:table-cell>
          <table:table-cell table:style-name="ce6" table:formula="of:=ROUND((SUM([.$B8:.BF8])/COUNT([.$B8:.BF8]));0)" office:value-type="float" office:value="0" calcext:value-type="float">
            <text:p>0</text:p>
          </table:table-cell>
          <table:table-cell table:style-name="ce6" table:formula="of:=ROUND((SUM([.$B8:.BG8])/COUNT([.$B8:.BG8]));0)" office:value-type="float" office:value="0" calcext:value-type="float">
            <text:p>0</text:p>
          </table:table-cell>
          <table:table-cell table:style-name="ce6" table:formula="of:=ROUND((SUM([.$B8:.BH8])/COUNT([.$B8:.BH8]));0)" office:value-type="float" office:value="0" calcext:value-type="float">
            <text:p>0</text:p>
          </table:table-cell>
          <table:table-cell table:style-name="ce6" table:formula="of:=ROUND((SUM([.$B8:.BI8])/COUNT([.$B8:.BI8]));0)" office:value-type="float" office:value="0" calcext:value-type="float">
            <text:p>0</text:p>
          </table:table-cell>
          <table:table-cell table:style-name="ce6" table:formula="of:=ROUND((SUM([.$B8:.BJ8])/COUNT([.$B8:.BJ8]));0)" office:value-type="float" office:value="0" calcext:value-type="float">
            <text:p>0</text:p>
          </table:table-cell>
          <table:table-cell table:style-name="ce6" table:formula="of:=ROUND((SUM([.$B8:.BK8])/COUNT([.$B8:.BK8]));0)" office:value-type="float" office:value="0" calcext:value-type="float">
            <text:p>0</text:p>
          </table:table-cell>
          <table:table-cell table:style-name="ce6" table:formula="of:=ROUND((SUM([.$B8:.BL8])/COUNT([.$B8:.BL8]));0)" office:value-type="float" office:value="0" calcext:value-type="float">
            <text:p>0</text:p>
          </table:table-cell>
          <table:table-cell table:style-name="ce6" table:formula="of:=ROUND((SUM([.$B8:.BM8])/COUNT([.$B8:.BM8]));0)" office:value-type="float" office:value="0" calcext:value-type="float">
            <text:p>0</text:p>
          </table:table-cell>
          <table:table-cell table:style-name="ce6" table:formula="of:=ROUND((SUM([.$B8:.BN8])/COUNT([.$B8:.BN8]));0)" office:value-type="float" office:value="0" calcext:value-type="float">
            <text:p>0</text:p>
          </table:table-cell>
          <table:table-cell table:style-name="ce6" table:formula="of:=ROUND((SUM([.$B8:.BO8])/COUNT([.$B8:.BO8]));0)" office:value-type="float" office:value="0" calcext:value-type="float">
            <text:p>0</text:p>
          </table:table-cell>
          <table:table-cell table:style-name="ce6" table:formula="of:=ROUND((SUM([.$B8:.BP8])/COUNT([.$B8:.BP8]));0)" office:value-type="float" office:value="0" calcext:value-type="float">
            <text:p>0</text:p>
          </table:table-cell>
          <table:table-cell table:style-name="ce6" table:formula="of:=ROUND((SUM([.$B8:.BQ8])/COUNT([.$B8:.BQ8]));0)" office:value-type="float" office:value="0" calcext:value-type="float">
            <text:p>0</text:p>
          </table:table-cell>
          <table:table-cell table:style-name="ce6" table:formula="of:=ROUND((SUM([.$B8:.BR8])/COUNT([.$B8:.BR8]));0)" office:value-type="float" office:value="0" calcext:value-type="float">
            <text:p>0</text:p>
          </table:table-cell>
          <table:table-cell table:style-name="ce6" table:formula="of:=ROUND((SUM([.$B8:.BS8])/COUNT([.$B8:.BS8]));0)" office:value-type="float" office:value="0" calcext:value-type="float">
            <text:p>0</text:p>
          </table:table-cell>
          <table:table-cell table:style-name="ce6" table:formula="of:=ROUND((SUM([.$B8:.BT8])/COUNT([.$B8:.BT8]));0)" office:value-type="float" office:value="0" calcext:value-type="float">
            <text:p>0</text:p>
          </table:table-cell>
          <table:table-cell table:style-name="ce6" table:formula="of:=ROUND((SUM([.$B8:.BU8])/COUNT([.$B8:.BU8]));0)" office:value-type="float" office:value="0" calcext:value-type="float">
            <text:p>0</text:p>
          </table:table-cell>
          <table:table-cell table:style-name="ce6" table:formula="of:=ROUND((SUM([.$B8:.BV8])/COUNT([.$B8:.BV8]));0)" office:value-type="float" office:value="0" calcext:value-type="float">
            <text:p>0</text:p>
          </table:table-cell>
          <table:table-cell table:style-name="ce6" table:formula="of:=ROUND((SUM([.$B8:.BW8])/COUNT([.$B8:.BW8]));0)" office:value-type="float" office:value="0" calcext:value-type="float">
            <text:p>0</text:p>
          </table:table-cell>
          <table:table-cell table:style-name="ce6" table:formula="of:=ROUND((SUM([.$B8:.BX8])/COUNT([.$B8:.BX8]));0)" office:value-type="float" office:value="0" calcext:value-type="float">
            <text:p>0</text:p>
          </table:table-cell>
          <table:table-cell table:style-name="ce6" table:formula="of:=ROUND((SUM([.$B8:.BY8])/COUNT([.$B8:.BY8]));0)" office:value-type="float" office:value="0" calcext:value-type="float">
            <text:p>0</text:p>
          </table:table-cell>
          <table:table-cell table:style-name="ce6" table:formula="of:=ROUND((SUM([.$B8:.BZ8])/COUNT([.$B8:.BZ8]));0)" office:value-type="float" office:value="0" calcext:value-type="float">
            <text:p>0</text:p>
          </table:table-cell>
          <table:table-cell table:style-name="ce6" table:formula="of:=ROUND((SUM([.$B8:.CA8])/COUNT([.$B8:.CA8]));0)" office:value-type="float" office:value="0" calcext:value-type="float">
            <text:p>0</text:p>
          </table:table-cell>
          <table:table-cell table:style-name="ce6" table:formula="of:=ROUND((SUM([.$B8:.CB8])/COUNT([.$B8:.CB8]));0)" office:value-type="float" office:value="0" calcext:value-type="float">
            <text:p>0</text:p>
          </table:table-cell>
          <table:table-cell table:style-name="ce6" table:formula="of:=ROUND((SUM([.$B8:.CC8])/COUNT([.$B8:.CC8]));0)" office:value-type="float" office:value="0" calcext:value-type="float">
            <text:p>0</text:p>
          </table:table-cell>
          <table:table-cell table:style-name="ce6" table:formula="of:=ROUND((SUM([.$B8:.CD8])/COUNT([.$B8:.CD8]));0)" office:value-type="float" office:value="0" calcext:value-type="float">
            <text:p>0</text:p>
          </table:table-cell>
          <table:table-cell table:style-name="ce6" table:formula="of:=ROUND((SUM([.$B8:.CE8])/COUNT([.$B8:.CE8]));0)" office:value-type="float" office:value="0" calcext:value-type="float">
            <text:p>0</text:p>
          </table:table-cell>
          <table:table-cell table:style-name="ce6" table:formula="of:=ROUND((SUM([.$B8:.CF8])/COUNT([.$B8:.CF8]));0)" office:value-type="float" office:value="0" calcext:value-type="float">
            <text:p>0</text:p>
          </table:table-cell>
          <table:table-cell table:style-name="ce6" table:formula="of:=ROUND((SUM([.$B8:.CG8])/COUNT([.$B8:.CG8]));0)" office:value-type="float" office:value="0" calcext:value-type="float">
            <text:p>0</text:p>
          </table:table-cell>
          <table:table-cell table:style-name="ce6" table:formula="of:=ROUND((SUM([.$B8:.CH8])/COUNT([.$B8:.CH8]));0)" office:value-type="float" office:value="0" calcext:value-type="float">
            <text:p>0</text:p>
          </table:table-cell>
          <table:table-cell table:style-name="ce6" table:formula="of:=ROUND((SUM([.$B8:.CI8])/COUNT([.$B8:.CI8]));0)" office:value-type="float" office:value="0" calcext:value-type="float">
            <text:p>0</text:p>
          </table:table-cell>
          <table:table-cell table:style-name="ce6" table:formula="of:=ROUND((SUM([.$B8:.CJ8])/COUNT([.$B8:.CJ8]));0)" office:value-type="float" office:value="0" calcext:value-type="float">
            <text:p>0</text:p>
          </table:table-cell>
          <table:table-cell table:style-name="ce6" table:formula="of:=ROUND((SUM([.$B8:.CK8])/COUNT([.$B8:.CK8]));0)" office:value-type="float" office:value="0" calcext:value-type="float">
            <text:p>0</text:p>
          </table:table-cell>
          <table:table-cell table:number-columns-repeated="100"/>
        </table:table-row>
        <table:table-row table:style-name="ro2">
          <table:table-cell table:number-columns-repeated="298" office:value-type="float" office:value="0" calcext:value-type="float">
            <text:p>0</text:p>
          </table:table-cell>
          <table:table-cell table:style-name="ce6" table:formula="of:=ROUND((SUM([.$B9:.B9])/COUNT([.$B9:.B9]));0)" office:value-type="float" office:value="0" calcext:value-type="float">
            <text:p>0</text:p>
          </table:table-cell>
          <table:table-cell table:style-name="ce6" table:formula="of:=ROUND((SUM([.$B9:.C9])/COUNT([.$B9:.C9]));0)" office:value-type="float" office:value="0" calcext:value-type="float">
            <text:p>0</text:p>
          </table:table-cell>
          <table:table-cell table:style-name="ce6" table:formula="of:=ROUND((SUM([.$B9:.D9])/COUNT([.$B9:.D9]));0)" office:value-type="float" office:value="0" calcext:value-type="float">
            <text:p>0</text:p>
          </table:table-cell>
          <table:table-cell table:style-name="ce6" table:formula="of:=ROUND((SUM([.$B9:.E9])/COUNT([.$B9:.E9]));0)" office:value-type="float" office:value="0" calcext:value-type="float">
            <text:p>0</text:p>
          </table:table-cell>
          <table:table-cell table:style-name="ce6" table:formula="of:=ROUND((SUM([.$B9:.F9])/COUNT([.$B9:.F9]));0)" office:value-type="float" office:value="0" calcext:value-type="float">
            <text:p>0</text:p>
          </table:table-cell>
          <table:table-cell table:style-name="ce6" table:formula="of:=ROUND((SUM([.$B9:.G9])/COUNT([.$B9:.G9]));0)" office:value-type="float" office:value="0" calcext:value-type="float">
            <text:p>0</text:p>
          </table:table-cell>
          <table:table-cell table:style-name="ce6" table:formula="of:=ROUND((SUM([.$B9:.H9])/COUNT([.$B9:.H9]));0)" office:value-type="float" office:value="0" calcext:value-type="float">
            <text:p>0</text:p>
          </table:table-cell>
          <table:table-cell table:style-name="ce6" table:formula="of:=ROUND((SUM([.$B9:.I9])/COUNT([.$B9:.I9]));0)" office:value-type="float" office:value="0" calcext:value-type="float">
            <text:p>0</text:p>
          </table:table-cell>
          <table:table-cell table:style-name="ce6" table:formula="of:=ROUND((SUM([.$B9:.J9])/COUNT([.$B9:.J9]));0)" office:value-type="float" office:value="0" calcext:value-type="float">
            <text:p>0</text:p>
          </table:table-cell>
          <table:table-cell table:style-name="ce6" table:formula="of:=ROUND((SUM([.$B9:.K9])/COUNT([.$B9:.K9]));0)" office:value-type="float" office:value="0" calcext:value-type="float">
            <text:p>0</text:p>
          </table:table-cell>
          <table:table-cell table:style-name="ce6" table:formula="of:=ROUND((SUM([.$B9:.L9])/COUNT([.$B9:.L9]));0)" office:value-type="float" office:value="0" calcext:value-type="float">
            <text:p>0</text:p>
          </table:table-cell>
          <table:table-cell table:style-name="ce6" table:formula="of:=ROUND((SUM([.$B9:.M9])/COUNT([.$B9:.M9]));0)" office:value-type="float" office:value="0" calcext:value-type="float">
            <text:p>0</text:p>
          </table:table-cell>
          <table:table-cell table:style-name="ce6" table:formula="of:=ROUND((SUM([.$B9:.N9])/COUNT([.$B9:.N9]));0)" office:value-type="float" office:value="0" calcext:value-type="float">
            <text:p>0</text:p>
          </table:table-cell>
          <table:table-cell table:style-name="ce6" table:formula="of:=ROUND((SUM([.$B9:.O9])/COUNT([.$B9:.O9]));0)" office:value-type="float" office:value="0" calcext:value-type="float">
            <text:p>0</text:p>
          </table:table-cell>
          <table:table-cell table:style-name="ce6" table:formula="of:=ROUND((SUM([.$B9:.P9])/COUNT([.$B9:.P9]));0)" office:value-type="float" office:value="0" calcext:value-type="float">
            <text:p>0</text:p>
          </table:table-cell>
          <table:table-cell table:style-name="ce6" table:formula="of:=ROUND((SUM([.$B9:.Q9])/COUNT([.$B9:.Q9]));0)" office:value-type="float" office:value="0" calcext:value-type="float">
            <text:p>0</text:p>
          </table:table-cell>
          <table:table-cell table:style-name="ce6" table:formula="of:=ROUND((SUM([.$B9:.R9])/COUNT([.$B9:.R9]));0)" office:value-type="float" office:value="0" calcext:value-type="float">
            <text:p>0</text:p>
          </table:table-cell>
          <table:table-cell table:style-name="ce6" table:formula="of:=ROUND((SUM([.$B9:.S9])/COUNT([.$B9:.S9]));0)" office:value-type="float" office:value="0" calcext:value-type="float">
            <text:p>0</text:p>
          </table:table-cell>
          <table:table-cell table:style-name="ce6" table:formula="of:=ROUND((SUM([.$B9:.T9])/COUNT([.$B9:.T9]));0)" office:value-type="float" office:value="0" calcext:value-type="float">
            <text:p>0</text:p>
          </table:table-cell>
          <table:table-cell table:style-name="ce6" table:formula="of:=ROUND((SUM([.$B9:.U9])/COUNT([.$B9:.U9]));0)" office:value-type="float" office:value="0" calcext:value-type="float">
            <text:p>0</text:p>
          </table:table-cell>
          <table:table-cell table:style-name="ce6" table:formula="of:=ROUND((SUM([.$B9:.V9])/COUNT([.$B9:.V9]));0)" office:value-type="float" office:value="0" calcext:value-type="float">
            <text:p>0</text:p>
          </table:table-cell>
          <table:table-cell table:style-name="ce6" table:formula="of:=ROUND((SUM([.$B9:.W9])/COUNT([.$B9:.W9]));0)" office:value-type="float" office:value="0" calcext:value-type="float">
            <text:p>0</text:p>
          </table:table-cell>
          <table:table-cell table:style-name="ce6" table:formula="of:=ROUND((SUM([.$B9:.X9])/COUNT([.$B9:.X9]));0)" office:value-type="float" office:value="0" calcext:value-type="float">
            <text:p>0</text:p>
          </table:table-cell>
          <table:table-cell table:style-name="ce6" table:formula="of:=ROUND((SUM([.$B9:.Y9])/COUNT([.$B9:.Y9]));0)" office:value-type="float" office:value="0" calcext:value-type="float">
            <text:p>0</text:p>
          </table:table-cell>
          <table:table-cell table:style-name="ce6" table:formula="of:=ROUND((SUM([.$B9:.Z9])/COUNT([.$B9:.Z9]));0)" office:value-type="float" office:value="0" calcext:value-type="float">
            <text:p>0</text:p>
          </table:table-cell>
          <table:table-cell table:style-name="ce6" table:formula="of:=ROUND((SUM([.$B9:.AA9])/COUNT([.$B9:.AA9]));0)" office:value-type="float" office:value="0" calcext:value-type="float">
            <text:p>0</text:p>
          </table:table-cell>
          <table:table-cell table:style-name="ce6" table:formula="of:=ROUND((SUM([.$B9:.AB9])/COUNT([.$B9:.AB9]));0)" office:value-type="float" office:value="0" calcext:value-type="float">
            <text:p>0</text:p>
          </table:table-cell>
          <table:table-cell table:style-name="ce6" table:formula="of:=ROUND((SUM([.$B9:.AC9])/COUNT([.$B9:.AC9]));0)" office:value-type="float" office:value="0" calcext:value-type="float">
            <text:p>0</text:p>
          </table:table-cell>
          <table:table-cell table:style-name="ce6" table:formula="of:=ROUND((SUM([.$B9:.AD9])/COUNT([.$B9:.AD9]));0)" office:value-type="float" office:value="0" calcext:value-type="float">
            <text:p>0</text:p>
          </table:table-cell>
          <table:table-cell table:style-name="ce6" table:formula="of:=ROUND((SUM([.$B9:.AE9])/COUNT([.$B9:.AE9]));0)" office:value-type="float" office:value="0" calcext:value-type="float">
            <text:p>0</text:p>
          </table:table-cell>
          <table:table-cell table:style-name="ce6" table:formula="of:=ROUND((SUM([.$B9:.AF9])/COUNT([.$B9:.AF9]));0)" office:value-type="float" office:value="0" calcext:value-type="float">
            <text:p>0</text:p>
          </table:table-cell>
          <table:table-cell table:style-name="ce6" table:formula="of:=ROUND((SUM([.$B9:.AG9])/COUNT([.$B9:.AG9]));0)" office:value-type="float" office:value="0" calcext:value-type="float">
            <text:p>0</text:p>
          </table:table-cell>
          <table:table-cell table:style-name="ce6" table:formula="of:=ROUND((SUM([.$B9:.AH9])/COUNT([.$B9:.AH9]));0)" office:value-type="float" office:value="0" calcext:value-type="float">
            <text:p>0</text:p>
          </table:table-cell>
          <table:table-cell table:style-name="ce6" table:formula="of:=ROUND((SUM([.$B9:.AI9])/COUNT([.$B9:.AI9]));0)" office:value-type="float" office:value="0" calcext:value-type="float">
            <text:p>0</text:p>
          </table:table-cell>
          <table:table-cell table:style-name="ce6" table:formula="of:=ROUND((SUM([.$B9:.AJ9])/COUNT([.$B9:.AJ9]));0)" office:value-type="float" office:value="0" calcext:value-type="float">
            <text:p>0</text:p>
          </table:table-cell>
          <table:table-cell table:style-name="ce6" table:formula="of:=ROUND((SUM([.$B9:.AK9])/COUNT([.$B9:.AK9]));0)" office:value-type="float" office:value="0" calcext:value-type="float">
            <text:p>0</text:p>
          </table:table-cell>
          <table:table-cell table:style-name="ce6" table:formula="of:=ROUND((SUM([.$B9:.AL9])/COUNT([.$B9:.AL9]));0)" office:value-type="float" office:value="0" calcext:value-type="float">
            <text:p>0</text:p>
          </table:table-cell>
          <table:table-cell table:style-name="ce6" table:formula="of:=ROUND((SUM([.$B9:.AM9])/COUNT([.$B9:.AM9]));0)" office:value-type="float" office:value="0" calcext:value-type="float">
            <text:p>0</text:p>
          </table:table-cell>
          <table:table-cell table:style-name="ce6" table:formula="of:=ROUND((SUM([.$B9:.AN9])/COUNT([.$B9:.AN9]));0)" office:value-type="float" office:value="0" calcext:value-type="float">
            <text:p>0</text:p>
          </table:table-cell>
          <table:table-cell table:style-name="ce6" table:formula="of:=ROUND((SUM([.$B9:.AO9])/COUNT([.$B9:.AO9]));0)" office:value-type="float" office:value="0" calcext:value-type="float">
            <text:p>0</text:p>
          </table:table-cell>
          <table:table-cell table:style-name="ce6" table:formula="of:=ROUND((SUM([.$B9:.AP9])/COUNT([.$B9:.AP9]));0)" office:value-type="float" office:value="0" calcext:value-type="float">
            <text:p>0</text:p>
          </table:table-cell>
          <table:table-cell table:style-name="ce6" table:formula="of:=ROUND((SUM([.$B9:.AQ9])/COUNT([.$B9:.AQ9]));0)" office:value-type="float" office:value="0" calcext:value-type="float">
            <text:p>0</text:p>
          </table:table-cell>
          <table:table-cell table:style-name="ce6" table:formula="of:=ROUND((SUM([.$B9:.AR9])/COUNT([.$B9:.AR9]));0)" office:value-type="float" office:value="0" calcext:value-type="float">
            <text:p>0</text:p>
          </table:table-cell>
          <table:table-cell table:style-name="ce6" table:formula="of:=ROUND((SUM([.$B9:.AS9])/COUNT([.$B9:.AS9]));0)" office:value-type="float" office:value="0" calcext:value-type="float">
            <text:p>0</text:p>
          </table:table-cell>
          <table:table-cell table:style-name="ce6" table:formula="of:=ROUND((SUM([.$B9:.AT9])/COUNT([.$B9:.AT9]));0)" office:value-type="float" office:value="0" calcext:value-type="float">
            <text:p>0</text:p>
          </table:table-cell>
          <table:table-cell table:style-name="ce6" table:formula="of:=ROUND((SUM([.$B9:.AU9])/COUNT([.$B9:.AU9]));0)" office:value-type="float" office:value="0" calcext:value-type="float">
            <text:p>0</text:p>
          </table:table-cell>
          <table:table-cell table:style-name="ce6" table:formula="of:=ROUND((SUM([.$B9:.AV9])/COUNT([.$B9:.AV9]));0)" office:value-type="float" office:value="0" calcext:value-type="float">
            <text:p>0</text:p>
          </table:table-cell>
          <table:table-cell table:style-name="ce6" table:formula="of:=ROUND((SUM([.$B9:.AW9])/COUNT([.$B9:.AW9]));0)" office:value-type="float" office:value="0" calcext:value-type="float">
            <text:p>0</text:p>
          </table:table-cell>
          <table:table-cell table:style-name="ce6" table:formula="of:=ROUND((SUM([.$B9:.AX9])/COUNT([.$B9:.AX9]));0)" office:value-type="float" office:value="0" calcext:value-type="float">
            <text:p>0</text:p>
          </table:table-cell>
          <table:table-cell table:style-name="ce6" table:formula="of:=ROUND((SUM([.$B9:.AY9])/COUNT([.$B9:.AY9]));0)" office:value-type="float" office:value="0" calcext:value-type="float">
            <text:p>0</text:p>
          </table:table-cell>
          <table:table-cell table:style-name="ce6" table:formula="of:=ROUND((SUM([.$B9:.AZ9])/COUNT([.$B9:.AZ9]));0)" office:value-type="float" office:value="0" calcext:value-type="float">
            <text:p>0</text:p>
          </table:table-cell>
          <table:table-cell table:style-name="ce6" table:formula="of:=ROUND((SUM([.$B9:.BA9])/COUNT([.$B9:.BA9]));0)" office:value-type="float" office:value="0" calcext:value-type="float">
            <text:p>0</text:p>
          </table:table-cell>
          <table:table-cell table:style-name="ce6" table:formula="of:=ROUND((SUM([.$B9:.BB9])/COUNT([.$B9:.BB9]));0)" office:value-type="float" office:value="0" calcext:value-type="float">
            <text:p>0</text:p>
          </table:table-cell>
          <table:table-cell table:style-name="ce6" table:formula="of:=ROUND((SUM([.$B9:.BC9])/COUNT([.$B9:.BC9]));0)" office:value-type="float" office:value="0" calcext:value-type="float">
            <text:p>0</text:p>
          </table:table-cell>
          <table:table-cell table:style-name="ce6" table:formula="of:=ROUND((SUM([.$B9:.BD9])/COUNT([.$B9:.BD9]));0)" office:value-type="float" office:value="0" calcext:value-type="float">
            <text:p>0</text:p>
          </table:table-cell>
          <table:table-cell table:style-name="ce6" table:formula="of:=ROUND((SUM([.$B9:.BE9])/COUNT([.$B9:.BE9]));0)" office:value-type="float" office:value="0" calcext:value-type="float">
            <text:p>0</text:p>
          </table:table-cell>
          <table:table-cell table:style-name="ce6" table:formula="of:=ROUND((SUM([.$B9:.BF9])/COUNT([.$B9:.BF9]));0)" office:value-type="float" office:value="0" calcext:value-type="float">
            <text:p>0</text:p>
          </table:table-cell>
          <table:table-cell table:style-name="ce6" table:formula="of:=ROUND((SUM([.$B9:.BG9])/COUNT([.$B9:.BG9]));0)" office:value-type="float" office:value="0" calcext:value-type="float">
            <text:p>0</text:p>
          </table:table-cell>
          <table:table-cell table:style-name="ce6" table:formula="of:=ROUND((SUM([.$B9:.BH9])/COUNT([.$B9:.BH9]));0)" office:value-type="float" office:value="0" calcext:value-type="float">
            <text:p>0</text:p>
          </table:table-cell>
          <table:table-cell table:style-name="ce6" table:formula="of:=ROUND((SUM([.$B9:.BI9])/COUNT([.$B9:.BI9]));0)" office:value-type="float" office:value="0" calcext:value-type="float">
            <text:p>0</text:p>
          </table:table-cell>
          <table:table-cell table:style-name="ce6" table:formula="of:=ROUND((SUM([.$B9:.BJ9])/COUNT([.$B9:.BJ9]));0)" office:value-type="float" office:value="0" calcext:value-type="float">
            <text:p>0</text:p>
          </table:table-cell>
          <table:table-cell table:style-name="ce6" table:formula="of:=ROUND((SUM([.$B9:.BK9])/COUNT([.$B9:.BK9]));0)" office:value-type="float" office:value="0" calcext:value-type="float">
            <text:p>0</text:p>
          </table:table-cell>
          <table:table-cell table:style-name="ce6" table:formula="of:=ROUND((SUM([.$B9:.BL9])/COUNT([.$B9:.BL9]));0)" office:value-type="float" office:value="0" calcext:value-type="float">
            <text:p>0</text:p>
          </table:table-cell>
          <table:table-cell table:style-name="ce6" table:formula="of:=ROUND((SUM([.$B9:.BM9])/COUNT([.$B9:.BM9]));0)" office:value-type="float" office:value="0" calcext:value-type="float">
            <text:p>0</text:p>
          </table:table-cell>
          <table:table-cell table:style-name="ce6" table:formula="of:=ROUND((SUM([.$B9:.BN9])/COUNT([.$B9:.BN9]));0)" office:value-type="float" office:value="0" calcext:value-type="float">
            <text:p>0</text:p>
          </table:table-cell>
          <table:table-cell table:style-name="ce6" table:formula="of:=ROUND((SUM([.$B9:.BO9])/COUNT([.$B9:.BO9]));0)" office:value-type="float" office:value="0" calcext:value-type="float">
            <text:p>0</text:p>
          </table:table-cell>
          <table:table-cell table:style-name="ce6" table:formula="of:=ROUND((SUM([.$B9:.BP9])/COUNT([.$B9:.BP9]));0)" office:value-type="float" office:value="0" calcext:value-type="float">
            <text:p>0</text:p>
          </table:table-cell>
          <table:table-cell table:style-name="ce6" table:formula="of:=ROUND((SUM([.$B9:.BQ9])/COUNT([.$B9:.BQ9]));0)" office:value-type="float" office:value="0" calcext:value-type="float">
            <text:p>0</text:p>
          </table:table-cell>
          <table:table-cell table:style-name="ce6" table:formula="of:=ROUND((SUM([.$B9:.BR9])/COUNT([.$B9:.BR9]));0)" office:value-type="float" office:value="0" calcext:value-type="float">
            <text:p>0</text:p>
          </table:table-cell>
          <table:table-cell table:style-name="ce6" table:formula="of:=ROUND((SUM([.$B9:.BS9])/COUNT([.$B9:.BS9]));0)" office:value-type="float" office:value="0" calcext:value-type="float">
            <text:p>0</text:p>
          </table:table-cell>
          <table:table-cell table:style-name="ce6" table:formula="of:=ROUND((SUM([.$B9:.BT9])/COUNT([.$B9:.BT9]));0)" office:value-type="float" office:value="0" calcext:value-type="float">
            <text:p>0</text:p>
          </table:table-cell>
          <table:table-cell table:style-name="ce6" table:formula="of:=ROUND((SUM([.$B9:.BU9])/COUNT([.$B9:.BU9]));0)" office:value-type="float" office:value="0" calcext:value-type="float">
            <text:p>0</text:p>
          </table:table-cell>
          <table:table-cell table:style-name="ce6" table:formula="of:=ROUND((SUM([.$B9:.BV9])/COUNT([.$B9:.BV9]));0)" office:value-type="float" office:value="0" calcext:value-type="float">
            <text:p>0</text:p>
          </table:table-cell>
          <table:table-cell table:style-name="ce6" table:formula="of:=ROUND((SUM([.$B9:.BW9])/COUNT([.$B9:.BW9]));0)" office:value-type="float" office:value="0" calcext:value-type="float">
            <text:p>0</text:p>
          </table:table-cell>
          <table:table-cell table:style-name="ce6" table:formula="of:=ROUND((SUM([.$B9:.BX9])/COUNT([.$B9:.BX9]));0)" office:value-type="float" office:value="0" calcext:value-type="float">
            <text:p>0</text:p>
          </table:table-cell>
          <table:table-cell table:style-name="ce6" table:formula="of:=ROUND((SUM([.$B9:.BY9])/COUNT([.$B9:.BY9]));0)" office:value-type="float" office:value="0" calcext:value-type="float">
            <text:p>0</text:p>
          </table:table-cell>
          <table:table-cell table:style-name="ce6" table:formula="of:=ROUND((SUM([.$B9:.BZ9])/COUNT([.$B9:.BZ9]));0)" office:value-type="float" office:value="0" calcext:value-type="float">
            <text:p>0</text:p>
          </table:table-cell>
          <table:table-cell table:style-name="ce6" table:formula="of:=ROUND((SUM([.$B9:.CA9])/COUNT([.$B9:.CA9]));0)" office:value-type="float" office:value="0" calcext:value-type="float">
            <text:p>0</text:p>
          </table:table-cell>
          <table:table-cell table:style-name="ce6" table:formula="of:=ROUND((SUM([.$B9:.CB9])/COUNT([.$B9:.CB9]));0)" office:value-type="float" office:value="0" calcext:value-type="float">
            <text:p>0</text:p>
          </table:table-cell>
          <table:table-cell table:style-name="ce6" table:formula="of:=ROUND((SUM([.$B9:.CC9])/COUNT([.$B9:.CC9]));0)" office:value-type="float" office:value="0" calcext:value-type="float">
            <text:p>0</text:p>
          </table:table-cell>
          <table:table-cell table:style-name="ce6" table:formula="of:=ROUND((SUM([.$B9:.CD9])/COUNT([.$B9:.CD9]));0)" office:value-type="float" office:value="0" calcext:value-type="float">
            <text:p>0</text:p>
          </table:table-cell>
          <table:table-cell table:style-name="ce6" table:formula="of:=ROUND((SUM([.$B9:.CE9])/COUNT([.$B9:.CE9]));0)" office:value-type="float" office:value="0" calcext:value-type="float">
            <text:p>0</text:p>
          </table:table-cell>
          <table:table-cell table:style-name="ce6" table:formula="of:=ROUND((SUM([.$B9:.CF9])/COUNT([.$B9:.CF9]));0)" office:value-type="float" office:value="0" calcext:value-type="float">
            <text:p>0</text:p>
          </table:table-cell>
          <table:table-cell table:style-name="ce6" table:formula="of:=ROUND((SUM([.$B9:.CG9])/COUNT([.$B9:.CG9]));0)" office:value-type="float" office:value="0" calcext:value-type="float">
            <text:p>0</text:p>
          </table:table-cell>
          <table:table-cell table:style-name="ce6" table:formula="of:=ROUND((SUM([.$B9:.CH9])/COUNT([.$B9:.CH9]));0)" office:value-type="float" office:value="0" calcext:value-type="float">
            <text:p>0</text:p>
          </table:table-cell>
          <table:table-cell table:style-name="ce6" table:formula="of:=ROUND((SUM([.$B9:.CI9])/COUNT([.$B9:.CI9]));0)" office:value-type="float" office:value="0" calcext:value-type="float">
            <text:p>0</text:p>
          </table:table-cell>
          <table:table-cell table:style-name="ce6" table:formula="of:=ROUND((SUM([.$B9:.CJ9])/COUNT([.$B9:.CJ9]));0)" office:value-type="float" office:value="0" calcext:value-type="float">
            <text:p>0</text:p>
          </table:table-cell>
          <table:table-cell table:style-name="ce6" table:formula="of:=ROUND((SUM([.$B9:.CK9])/COUNT([.$B9:.CK9]));0)" office:value-type="float" office:value="0" calcext:value-type="float">
            <text:p>0</text:p>
          </table:table-cell>
          <table:table-cell table:number-columns-repeated="100"/>
        </table:table-row>
        <table:table-row table:style-name="ro2">
          <table:table-cell table:number-columns-repeated="298" office:value-type="float" office:value="0" calcext:value-type="float">
            <text:p>0</text:p>
          </table:table-cell>
          <table:table-cell table:style-name="ce6" table:formula="of:=ROUND((SUM([.$B10:.B10])/COUNT([.$B10:.B10]));0)" office:value-type="float" office:value="0" calcext:value-type="float">
            <text:p>0</text:p>
          </table:table-cell>
          <table:table-cell table:style-name="ce6" table:formula="of:=ROUND((SUM([.$B10:.C10])/COUNT([.$B10:.C10]));0)" office:value-type="float" office:value="0" calcext:value-type="float">
            <text:p>0</text:p>
          </table:table-cell>
          <table:table-cell table:style-name="ce6" table:formula="of:=ROUND((SUM([.$B10:.D10])/COUNT([.$B10:.D10]));0)" office:value-type="float" office:value="0" calcext:value-type="float">
            <text:p>0</text:p>
          </table:table-cell>
          <table:table-cell table:style-name="ce6" table:formula="of:=ROUND((SUM([.$B10:.E10])/COUNT([.$B10:.E10]));0)" office:value-type="float" office:value="0" calcext:value-type="float">
            <text:p>0</text:p>
          </table:table-cell>
          <table:table-cell table:style-name="ce6" table:formula="of:=ROUND((SUM([.$B10:.F10])/COUNT([.$B10:.F10]));0)" office:value-type="float" office:value="0" calcext:value-type="float">
            <text:p>0</text:p>
          </table:table-cell>
          <table:table-cell table:style-name="ce6" table:formula="of:=ROUND((SUM([.$B10:.G10])/COUNT([.$B10:.G10]));0)" office:value-type="float" office:value="0" calcext:value-type="float">
            <text:p>0</text:p>
          </table:table-cell>
          <table:table-cell table:style-name="ce6" table:formula="of:=ROUND((SUM([.$B10:.H10])/COUNT([.$B10:.H10]));0)" office:value-type="float" office:value="0" calcext:value-type="float">
            <text:p>0</text:p>
          </table:table-cell>
          <table:table-cell table:style-name="ce6" table:formula="of:=ROUND((SUM([.$B10:.I10])/COUNT([.$B10:.I10]));0)" office:value-type="float" office:value="0" calcext:value-type="float">
            <text:p>0</text:p>
          </table:table-cell>
          <table:table-cell table:style-name="ce6" table:formula="of:=ROUND((SUM([.$B10:.J10])/COUNT([.$B10:.J10]));0)" office:value-type="float" office:value="0" calcext:value-type="float">
            <text:p>0</text:p>
          </table:table-cell>
          <table:table-cell table:style-name="ce6" table:formula="of:=ROUND((SUM([.$B10:.K10])/COUNT([.$B10:.K10]));0)" office:value-type="float" office:value="0" calcext:value-type="float">
            <text:p>0</text:p>
          </table:table-cell>
          <table:table-cell table:style-name="ce6" table:formula="of:=ROUND((SUM([.$B10:.L10])/COUNT([.$B10:.L10]));0)" office:value-type="float" office:value="0" calcext:value-type="float">
            <text:p>0</text:p>
          </table:table-cell>
          <table:table-cell table:style-name="ce6" table:formula="of:=ROUND((SUM([.$B10:.M10])/COUNT([.$B10:.M10]));0)" office:value-type="float" office:value="0" calcext:value-type="float">
            <text:p>0</text:p>
          </table:table-cell>
          <table:table-cell table:style-name="ce6" table:formula="of:=ROUND((SUM([.$B10:.N10])/COUNT([.$B10:.N10]));0)" office:value-type="float" office:value="0" calcext:value-type="float">
            <text:p>0</text:p>
          </table:table-cell>
          <table:table-cell table:style-name="ce6" table:formula="of:=ROUND((SUM([.$B10:.O10])/COUNT([.$B10:.O10]));0)" office:value-type="float" office:value="0" calcext:value-type="float">
            <text:p>0</text:p>
          </table:table-cell>
          <table:table-cell table:style-name="ce6" table:formula="of:=ROUND((SUM([.$B10:.P10])/COUNT([.$B10:.P10]));0)" office:value-type="float" office:value="0" calcext:value-type="float">
            <text:p>0</text:p>
          </table:table-cell>
          <table:table-cell table:style-name="ce6" table:formula="of:=ROUND((SUM([.$B10:.Q10])/COUNT([.$B10:.Q10]));0)" office:value-type="float" office:value="0" calcext:value-type="float">
            <text:p>0</text:p>
          </table:table-cell>
          <table:table-cell table:style-name="ce6" table:formula="of:=ROUND((SUM([.$B10:.R10])/COUNT([.$B10:.R10]));0)" office:value-type="float" office:value="0" calcext:value-type="float">
            <text:p>0</text:p>
          </table:table-cell>
          <table:table-cell table:style-name="ce6" table:formula="of:=ROUND((SUM([.$B10:.S10])/COUNT([.$B10:.S10]));0)" office:value-type="float" office:value="0" calcext:value-type="float">
            <text:p>0</text:p>
          </table:table-cell>
          <table:table-cell table:style-name="ce6" table:formula="of:=ROUND((SUM([.$B10:.T10])/COUNT([.$B10:.T10]));0)" office:value-type="float" office:value="0" calcext:value-type="float">
            <text:p>0</text:p>
          </table:table-cell>
          <table:table-cell table:style-name="ce6" table:formula="of:=ROUND((SUM([.$B10:.U10])/COUNT([.$B10:.U10]));0)" office:value-type="float" office:value="0" calcext:value-type="float">
            <text:p>0</text:p>
          </table:table-cell>
          <table:table-cell table:style-name="ce6" table:formula="of:=ROUND((SUM([.$B10:.V10])/COUNT([.$B10:.V10]));0)" office:value-type="float" office:value="0" calcext:value-type="float">
            <text:p>0</text:p>
          </table:table-cell>
          <table:table-cell table:style-name="ce6" table:formula="of:=ROUND((SUM([.$B10:.W10])/COUNT([.$B10:.W10]));0)" office:value-type="float" office:value="0" calcext:value-type="float">
            <text:p>0</text:p>
          </table:table-cell>
          <table:table-cell table:style-name="ce6" table:formula="of:=ROUND((SUM([.$B10:.X10])/COUNT([.$B10:.X10]));0)" office:value-type="float" office:value="0" calcext:value-type="float">
            <text:p>0</text:p>
          </table:table-cell>
          <table:table-cell table:style-name="ce6" table:formula="of:=ROUND((SUM([.$B10:.Y10])/COUNT([.$B10:.Y10]));0)" office:value-type="float" office:value="0" calcext:value-type="float">
            <text:p>0</text:p>
          </table:table-cell>
          <table:table-cell table:style-name="ce6" table:formula="of:=ROUND((SUM([.$B10:.Z10])/COUNT([.$B10:.Z10]));0)" office:value-type="float" office:value="0" calcext:value-type="float">
            <text:p>0</text:p>
          </table:table-cell>
          <table:table-cell table:style-name="ce6" table:formula="of:=ROUND((SUM([.$B10:.AA10])/COUNT([.$B10:.AA10]));0)" office:value-type="float" office:value="0" calcext:value-type="float">
            <text:p>0</text:p>
          </table:table-cell>
          <table:table-cell table:style-name="ce6" table:formula="of:=ROUND((SUM([.$B10:.AB10])/COUNT([.$B10:.AB10]));0)" office:value-type="float" office:value="0" calcext:value-type="float">
            <text:p>0</text:p>
          </table:table-cell>
          <table:table-cell table:style-name="ce6" table:formula="of:=ROUND((SUM([.$B10:.AC10])/COUNT([.$B10:.AC10]));0)" office:value-type="float" office:value="0" calcext:value-type="float">
            <text:p>0</text:p>
          </table:table-cell>
          <table:table-cell table:style-name="ce6" table:formula="of:=ROUND((SUM([.$B10:.AD10])/COUNT([.$B10:.AD10]));0)" office:value-type="float" office:value="0" calcext:value-type="float">
            <text:p>0</text:p>
          </table:table-cell>
          <table:table-cell table:style-name="ce6" table:formula="of:=ROUND((SUM([.$B10:.AE10])/COUNT([.$B10:.AE10]));0)" office:value-type="float" office:value="0" calcext:value-type="float">
            <text:p>0</text:p>
          </table:table-cell>
          <table:table-cell table:style-name="ce6" table:formula="of:=ROUND((SUM([.$B10:.AF10])/COUNT([.$B10:.AF10]));0)" office:value-type="float" office:value="0" calcext:value-type="float">
            <text:p>0</text:p>
          </table:table-cell>
          <table:table-cell table:style-name="ce6" table:formula="of:=ROUND((SUM([.$B10:.AG10])/COUNT([.$B10:.AG10]));0)" office:value-type="float" office:value="0" calcext:value-type="float">
            <text:p>0</text:p>
          </table:table-cell>
          <table:table-cell table:style-name="ce6" table:formula="of:=ROUND((SUM([.$B10:.AH10])/COUNT([.$B10:.AH10]));0)" office:value-type="float" office:value="0" calcext:value-type="float">
            <text:p>0</text:p>
          </table:table-cell>
          <table:table-cell table:style-name="ce6" table:formula="of:=ROUND((SUM([.$B10:.AI10])/COUNT([.$B10:.AI10]));0)" office:value-type="float" office:value="0" calcext:value-type="float">
            <text:p>0</text:p>
          </table:table-cell>
          <table:table-cell table:style-name="ce6" table:formula="of:=ROUND((SUM([.$B10:.AJ10])/COUNT([.$B10:.AJ10]));0)" office:value-type="float" office:value="0" calcext:value-type="float">
            <text:p>0</text:p>
          </table:table-cell>
          <table:table-cell table:style-name="ce6" table:formula="of:=ROUND((SUM([.$B10:.AK10])/COUNT([.$B10:.AK10]));0)" office:value-type="float" office:value="0" calcext:value-type="float">
            <text:p>0</text:p>
          </table:table-cell>
          <table:table-cell table:style-name="ce6" table:formula="of:=ROUND((SUM([.$B10:.AL10])/COUNT([.$B10:.AL10]));0)" office:value-type="float" office:value="0" calcext:value-type="float">
            <text:p>0</text:p>
          </table:table-cell>
          <table:table-cell table:style-name="ce6" table:formula="of:=ROUND((SUM([.$B10:.AM10])/COUNT([.$B10:.AM10]));0)" office:value-type="float" office:value="0" calcext:value-type="float">
            <text:p>0</text:p>
          </table:table-cell>
          <table:table-cell table:style-name="ce6" table:formula="of:=ROUND((SUM([.$B10:.AN10])/COUNT([.$B10:.AN10]));0)" office:value-type="float" office:value="0" calcext:value-type="float">
            <text:p>0</text:p>
          </table:table-cell>
          <table:table-cell table:style-name="ce6" table:formula="of:=ROUND((SUM([.$B10:.AO10])/COUNT([.$B10:.AO10]));0)" office:value-type="float" office:value="0" calcext:value-type="float">
            <text:p>0</text:p>
          </table:table-cell>
          <table:table-cell table:style-name="ce6" table:formula="of:=ROUND((SUM([.$B10:.AP10])/COUNT([.$B10:.AP10]));0)" office:value-type="float" office:value="0" calcext:value-type="float">
            <text:p>0</text:p>
          </table:table-cell>
          <table:table-cell table:style-name="ce6" table:formula="of:=ROUND((SUM([.$B10:.AQ10])/COUNT([.$B10:.AQ10]));0)" office:value-type="float" office:value="0" calcext:value-type="float">
            <text:p>0</text:p>
          </table:table-cell>
          <table:table-cell table:style-name="ce6" table:formula="of:=ROUND((SUM([.$B10:.AR10])/COUNT([.$B10:.AR10]));0)" office:value-type="float" office:value="0" calcext:value-type="float">
            <text:p>0</text:p>
          </table:table-cell>
          <table:table-cell table:style-name="ce6" table:formula="of:=ROUND((SUM([.$B10:.AS10])/COUNT([.$B10:.AS10]));0)" office:value-type="float" office:value="0" calcext:value-type="float">
            <text:p>0</text:p>
          </table:table-cell>
          <table:table-cell table:style-name="ce6" table:formula="of:=ROUND((SUM([.$B10:.AT10])/COUNT([.$B10:.AT10]));0)" office:value-type="float" office:value="0" calcext:value-type="float">
            <text:p>0</text:p>
          </table:table-cell>
          <table:table-cell table:style-name="ce6" table:formula="of:=ROUND((SUM([.$B10:.AU10])/COUNT([.$B10:.AU10]));0)" office:value-type="float" office:value="0" calcext:value-type="float">
            <text:p>0</text:p>
          </table:table-cell>
          <table:table-cell table:style-name="ce6" table:formula="of:=ROUND((SUM([.$B10:.AV10])/COUNT([.$B10:.AV10]));0)" office:value-type="float" office:value="0" calcext:value-type="float">
            <text:p>0</text:p>
          </table:table-cell>
          <table:table-cell table:style-name="ce6" table:formula="of:=ROUND((SUM([.$B10:.AW10])/COUNT([.$B10:.AW10]));0)" office:value-type="float" office:value="0" calcext:value-type="float">
            <text:p>0</text:p>
          </table:table-cell>
          <table:table-cell table:style-name="ce6" table:formula="of:=ROUND((SUM([.$B10:.AX10])/COUNT([.$B10:.AX10]));0)" office:value-type="float" office:value="0" calcext:value-type="float">
            <text:p>0</text:p>
          </table:table-cell>
          <table:table-cell table:style-name="ce6" table:formula="of:=ROUND((SUM([.$B10:.AY10])/COUNT([.$B10:.AY10]));0)" office:value-type="float" office:value="0" calcext:value-type="float">
            <text:p>0</text:p>
          </table:table-cell>
          <table:table-cell table:style-name="ce6" table:formula="of:=ROUND((SUM([.$B10:.AZ10])/COUNT([.$B10:.AZ10]));0)" office:value-type="float" office:value="0" calcext:value-type="float">
            <text:p>0</text:p>
          </table:table-cell>
          <table:table-cell table:style-name="ce6" table:formula="of:=ROUND((SUM([.$B10:.BA10])/COUNT([.$B10:.BA10]));0)" office:value-type="float" office:value="0" calcext:value-type="float">
            <text:p>0</text:p>
          </table:table-cell>
          <table:table-cell table:style-name="ce6" table:formula="of:=ROUND((SUM([.$B10:.BB10])/COUNT([.$B10:.BB10]));0)" office:value-type="float" office:value="0" calcext:value-type="float">
            <text:p>0</text:p>
          </table:table-cell>
          <table:table-cell table:style-name="ce6" table:formula="of:=ROUND((SUM([.$B10:.BC10])/COUNT([.$B10:.BC10]));0)" office:value-type="float" office:value="0" calcext:value-type="float">
            <text:p>0</text:p>
          </table:table-cell>
          <table:table-cell table:style-name="ce6" table:formula="of:=ROUND((SUM([.$B10:.BD10])/COUNT([.$B10:.BD10]));0)" office:value-type="float" office:value="0" calcext:value-type="float">
            <text:p>0</text:p>
          </table:table-cell>
          <table:table-cell table:style-name="ce6" table:formula="of:=ROUND((SUM([.$B10:.BE10])/COUNT([.$B10:.BE10]));0)" office:value-type="float" office:value="0" calcext:value-type="float">
            <text:p>0</text:p>
          </table:table-cell>
          <table:table-cell table:style-name="ce6" table:formula="of:=ROUND((SUM([.$B10:.BF10])/COUNT([.$B10:.BF10]));0)" office:value-type="float" office:value="0" calcext:value-type="float">
            <text:p>0</text:p>
          </table:table-cell>
          <table:table-cell table:style-name="ce6" table:formula="of:=ROUND((SUM([.$B10:.BG10])/COUNT([.$B10:.BG10]));0)" office:value-type="float" office:value="0" calcext:value-type="float">
            <text:p>0</text:p>
          </table:table-cell>
          <table:table-cell table:style-name="ce6" table:formula="of:=ROUND((SUM([.$B10:.BH10])/COUNT([.$B10:.BH10]));0)" office:value-type="float" office:value="0" calcext:value-type="float">
            <text:p>0</text:p>
          </table:table-cell>
          <table:table-cell table:style-name="ce6" table:formula="of:=ROUND((SUM([.$B10:.BI10])/COUNT([.$B10:.BI10]));0)" office:value-type="float" office:value="0" calcext:value-type="float">
            <text:p>0</text:p>
          </table:table-cell>
          <table:table-cell table:style-name="ce6" table:formula="of:=ROUND((SUM([.$B10:.BJ10])/COUNT([.$B10:.BJ10]));0)" office:value-type="float" office:value="0" calcext:value-type="float">
            <text:p>0</text:p>
          </table:table-cell>
          <table:table-cell table:style-name="ce6" table:formula="of:=ROUND((SUM([.$B10:.BK10])/COUNT([.$B10:.BK10]));0)" office:value-type="float" office:value="0" calcext:value-type="float">
            <text:p>0</text:p>
          </table:table-cell>
          <table:table-cell table:style-name="ce6" table:formula="of:=ROUND((SUM([.$B10:.BL10])/COUNT([.$B10:.BL10]));0)" office:value-type="float" office:value="0" calcext:value-type="float">
            <text:p>0</text:p>
          </table:table-cell>
          <table:table-cell table:style-name="ce6" table:formula="of:=ROUND((SUM([.$B10:.BM10])/COUNT([.$B10:.BM10]));0)" office:value-type="float" office:value="0" calcext:value-type="float">
            <text:p>0</text:p>
          </table:table-cell>
          <table:table-cell table:style-name="ce6" table:formula="of:=ROUND((SUM([.$B10:.BN10])/COUNT([.$B10:.BN10]));0)" office:value-type="float" office:value="0" calcext:value-type="float">
            <text:p>0</text:p>
          </table:table-cell>
          <table:table-cell table:style-name="ce6" table:formula="of:=ROUND((SUM([.$B10:.BO10])/COUNT([.$B10:.BO10]));0)" office:value-type="float" office:value="0" calcext:value-type="float">
            <text:p>0</text:p>
          </table:table-cell>
          <table:table-cell table:style-name="ce6" table:formula="of:=ROUND((SUM([.$B10:.BP10])/COUNT([.$B10:.BP10]));0)" office:value-type="float" office:value="0" calcext:value-type="float">
            <text:p>0</text:p>
          </table:table-cell>
          <table:table-cell table:style-name="ce6" table:formula="of:=ROUND((SUM([.$B10:.BQ10])/COUNT([.$B10:.BQ10]));0)" office:value-type="float" office:value="0" calcext:value-type="float">
            <text:p>0</text:p>
          </table:table-cell>
          <table:table-cell table:style-name="ce6" table:formula="of:=ROUND((SUM([.$B10:.BR10])/COUNT([.$B10:.BR10]));0)" office:value-type="float" office:value="0" calcext:value-type="float">
            <text:p>0</text:p>
          </table:table-cell>
          <table:table-cell table:style-name="ce6" table:formula="of:=ROUND((SUM([.$B10:.BS10])/COUNT([.$B10:.BS10]));0)" office:value-type="float" office:value="0" calcext:value-type="float">
            <text:p>0</text:p>
          </table:table-cell>
          <table:table-cell table:style-name="ce6" table:formula="of:=ROUND((SUM([.$B10:.BT10])/COUNT([.$B10:.BT10]));0)" office:value-type="float" office:value="0" calcext:value-type="float">
            <text:p>0</text:p>
          </table:table-cell>
          <table:table-cell table:style-name="ce6" table:formula="of:=ROUND((SUM([.$B10:.BU10])/COUNT([.$B10:.BU10]));0)" office:value-type="float" office:value="0" calcext:value-type="float">
            <text:p>0</text:p>
          </table:table-cell>
          <table:table-cell table:style-name="ce6" table:formula="of:=ROUND((SUM([.$B10:.BV10])/COUNT([.$B10:.BV10]));0)" office:value-type="float" office:value="0" calcext:value-type="float">
            <text:p>0</text:p>
          </table:table-cell>
          <table:table-cell table:style-name="ce6" table:formula="of:=ROUND((SUM([.$B10:.BW10])/COUNT([.$B10:.BW10]));0)" office:value-type="float" office:value="0" calcext:value-type="float">
            <text:p>0</text:p>
          </table:table-cell>
          <table:table-cell table:style-name="ce6" table:formula="of:=ROUND((SUM([.$B10:.BX10])/COUNT([.$B10:.BX10]));0)" office:value-type="float" office:value="0" calcext:value-type="float">
            <text:p>0</text:p>
          </table:table-cell>
          <table:table-cell table:style-name="ce6" table:formula="of:=ROUND((SUM([.$B10:.BY10])/COUNT([.$B10:.BY10]));0)" office:value-type="float" office:value="0" calcext:value-type="float">
            <text:p>0</text:p>
          </table:table-cell>
          <table:table-cell table:style-name="ce6" table:formula="of:=ROUND((SUM([.$B10:.BZ10])/COUNT([.$B10:.BZ10]));0)" office:value-type="float" office:value="0" calcext:value-type="float">
            <text:p>0</text:p>
          </table:table-cell>
          <table:table-cell table:style-name="ce6" table:formula="of:=ROUND((SUM([.$B10:.CA10])/COUNT([.$B10:.CA10]));0)" office:value-type="float" office:value="0" calcext:value-type="float">
            <text:p>0</text:p>
          </table:table-cell>
          <table:table-cell table:style-name="ce6" table:formula="of:=ROUND((SUM([.$B10:.CB10])/COUNT([.$B10:.CB10]));0)" office:value-type="float" office:value="0" calcext:value-type="float">
            <text:p>0</text:p>
          </table:table-cell>
          <table:table-cell table:style-name="ce6" table:formula="of:=ROUND((SUM([.$B10:.CC10])/COUNT([.$B10:.CC10]));0)" office:value-type="float" office:value="0" calcext:value-type="float">
            <text:p>0</text:p>
          </table:table-cell>
          <table:table-cell table:style-name="ce6" table:formula="of:=ROUND((SUM([.$B10:.CD10])/COUNT([.$B10:.CD10]));0)" office:value-type="float" office:value="0" calcext:value-type="float">
            <text:p>0</text:p>
          </table:table-cell>
          <table:table-cell table:style-name="ce6" table:formula="of:=ROUND((SUM([.$B10:.CE10])/COUNT([.$B10:.CE10]));0)" office:value-type="float" office:value="0" calcext:value-type="float">
            <text:p>0</text:p>
          </table:table-cell>
          <table:table-cell table:style-name="ce6" table:formula="of:=ROUND((SUM([.$B10:.CF10])/COUNT([.$B10:.CF10]));0)" office:value-type="float" office:value="0" calcext:value-type="float">
            <text:p>0</text:p>
          </table:table-cell>
          <table:table-cell table:style-name="ce6" table:formula="of:=ROUND((SUM([.$B10:.CG10])/COUNT([.$B10:.CG10]));0)" office:value-type="float" office:value="0" calcext:value-type="float">
            <text:p>0</text:p>
          </table:table-cell>
          <table:table-cell table:style-name="ce6" table:formula="of:=ROUND((SUM([.$B10:.CH10])/COUNT([.$B10:.CH10]));0)" office:value-type="float" office:value="0" calcext:value-type="float">
            <text:p>0</text:p>
          </table:table-cell>
          <table:table-cell table:style-name="ce6" table:formula="of:=ROUND((SUM([.$B10:.CI10])/COUNT([.$B10:.CI10]));0)" office:value-type="float" office:value="0" calcext:value-type="float">
            <text:p>0</text:p>
          </table:table-cell>
          <table:table-cell table:style-name="ce6" table:formula="of:=ROUND((SUM([.$B10:.CJ10])/COUNT([.$B10:.CJ10]));0)" office:value-type="float" office:value="0" calcext:value-type="float">
            <text:p>0</text:p>
          </table:table-cell>
          <table:table-cell table:style-name="ce6" table:formula="of:=ROUND((SUM([.$B10:.CK10])/COUNT([.$B10:.CK10]));0)" office:value-type="float" office:value="0" calcext:value-type="float">
            <text:p>0</text:p>
          </table:table-cell>
          <table:table-cell table:number-columns-repeated="100"/>
        </table:table-row>
        <table:table-row table:style-name="ro2">
          <table:table-cell table:number-columns-repeated="298" office:value-type="float" office:value="0" calcext:value-type="float">
            <text:p>0</text:p>
          </table:table-cell>
          <table:table-cell table:style-name="ce6" table:formula="of:=ROUND((SUM([.$B11:.B11])/COUNT([.$B11:.B11]));0)" office:value-type="float" office:value="0" calcext:value-type="float">
            <text:p>0</text:p>
          </table:table-cell>
          <table:table-cell table:style-name="ce6" table:formula="of:=ROUND((SUM([.$B11:.C11])/COUNT([.$B11:.C11]));0)" office:value-type="float" office:value="0" calcext:value-type="float">
            <text:p>0</text:p>
          </table:table-cell>
          <table:table-cell table:style-name="ce6" table:formula="of:=ROUND((SUM([.$B11:.D11])/COUNT([.$B11:.D11]));0)" office:value-type="float" office:value="0" calcext:value-type="float">
            <text:p>0</text:p>
          </table:table-cell>
          <table:table-cell table:style-name="ce6" table:formula="of:=ROUND((SUM([.$B11:.E11])/COUNT([.$B11:.E11]));0)" office:value-type="float" office:value="0" calcext:value-type="float">
            <text:p>0</text:p>
          </table:table-cell>
          <table:table-cell table:style-name="ce6" table:formula="of:=ROUND((SUM([.$B11:.F11])/COUNT([.$B11:.F11]));0)" office:value-type="float" office:value="0" calcext:value-type="float">
            <text:p>0</text:p>
          </table:table-cell>
          <table:table-cell table:style-name="ce6" table:formula="of:=ROUND((SUM([.$B11:.G11])/COUNT([.$B11:.G11]));0)" office:value-type="float" office:value="0" calcext:value-type="float">
            <text:p>0</text:p>
          </table:table-cell>
          <table:table-cell table:style-name="ce6" table:formula="of:=ROUND((SUM([.$B11:.H11])/COUNT([.$B11:.H11]));0)" office:value-type="float" office:value="0" calcext:value-type="float">
            <text:p>0</text:p>
          </table:table-cell>
          <table:table-cell table:style-name="ce6" table:formula="of:=ROUND((SUM([.$B11:.I11])/COUNT([.$B11:.I11]));0)" office:value-type="float" office:value="0" calcext:value-type="float">
            <text:p>0</text:p>
          </table:table-cell>
          <table:table-cell table:style-name="ce6" table:formula="of:=ROUND((SUM([.$B11:.J11])/COUNT([.$B11:.J11]));0)" office:value-type="float" office:value="0" calcext:value-type="float">
            <text:p>0</text:p>
          </table:table-cell>
          <table:table-cell table:style-name="ce6" table:formula="of:=ROUND((SUM([.$B11:.K11])/COUNT([.$B11:.K11]));0)" office:value-type="float" office:value="0" calcext:value-type="float">
            <text:p>0</text:p>
          </table:table-cell>
          <table:table-cell table:style-name="ce6" table:formula="of:=ROUND((SUM([.$B11:.L11])/COUNT([.$B11:.L11]));0)" office:value-type="float" office:value="0" calcext:value-type="float">
            <text:p>0</text:p>
          </table:table-cell>
          <table:table-cell table:style-name="ce6" table:formula="of:=ROUND((SUM([.$B11:.M11])/COUNT([.$B11:.M11]));0)" office:value-type="float" office:value="0" calcext:value-type="float">
            <text:p>0</text:p>
          </table:table-cell>
          <table:table-cell table:style-name="ce6" table:formula="of:=ROUND((SUM([.$B11:.N11])/COUNT([.$B11:.N11]));0)" office:value-type="float" office:value="0" calcext:value-type="float">
            <text:p>0</text:p>
          </table:table-cell>
          <table:table-cell table:style-name="ce6" table:formula="of:=ROUND((SUM([.$B11:.O11])/COUNT([.$B11:.O11]));0)" office:value-type="float" office:value="0" calcext:value-type="float">
            <text:p>0</text:p>
          </table:table-cell>
          <table:table-cell table:style-name="ce6" table:formula="of:=ROUND((SUM([.$B11:.P11])/COUNT([.$B11:.P11]));0)" office:value-type="float" office:value="0" calcext:value-type="float">
            <text:p>0</text:p>
          </table:table-cell>
          <table:table-cell table:style-name="ce6" table:formula="of:=ROUND((SUM([.$B11:.Q11])/COUNT([.$B11:.Q11]));0)" office:value-type="float" office:value="0" calcext:value-type="float">
            <text:p>0</text:p>
          </table:table-cell>
          <table:table-cell table:style-name="ce6" table:formula="of:=ROUND((SUM([.$B11:.R11])/COUNT([.$B11:.R11]));0)" office:value-type="float" office:value="0" calcext:value-type="float">
            <text:p>0</text:p>
          </table:table-cell>
          <table:table-cell table:style-name="ce6" table:formula="of:=ROUND((SUM([.$B11:.S11])/COUNT([.$B11:.S11]));0)" office:value-type="float" office:value="0" calcext:value-type="float">
            <text:p>0</text:p>
          </table:table-cell>
          <table:table-cell table:style-name="ce6" table:formula="of:=ROUND((SUM([.$B11:.T11])/COUNT([.$B11:.T11]));0)" office:value-type="float" office:value="0" calcext:value-type="float">
            <text:p>0</text:p>
          </table:table-cell>
          <table:table-cell table:style-name="ce6" table:formula="of:=ROUND((SUM([.$B11:.U11])/COUNT([.$B11:.U11]));0)" office:value-type="float" office:value="0" calcext:value-type="float">
            <text:p>0</text:p>
          </table:table-cell>
          <table:table-cell table:style-name="ce6" table:formula="of:=ROUND((SUM([.$B11:.V11])/COUNT([.$B11:.V11]));0)" office:value-type="float" office:value="0" calcext:value-type="float">
            <text:p>0</text:p>
          </table:table-cell>
          <table:table-cell table:style-name="ce6" table:formula="of:=ROUND((SUM([.$B11:.W11])/COUNT([.$B11:.W11]));0)" office:value-type="float" office:value="0" calcext:value-type="float">
            <text:p>0</text:p>
          </table:table-cell>
          <table:table-cell table:style-name="ce6" table:formula="of:=ROUND((SUM([.$B11:.X11])/COUNT([.$B11:.X11]));0)" office:value-type="float" office:value="0" calcext:value-type="float">
            <text:p>0</text:p>
          </table:table-cell>
          <table:table-cell table:style-name="ce6" table:formula="of:=ROUND((SUM([.$B11:.Y11])/COUNT([.$B11:.Y11]));0)" office:value-type="float" office:value="0" calcext:value-type="float">
            <text:p>0</text:p>
          </table:table-cell>
          <table:table-cell table:style-name="ce6" table:formula="of:=ROUND((SUM([.$B11:.Z11])/COUNT([.$B11:.Z11]));0)" office:value-type="float" office:value="0" calcext:value-type="float">
            <text:p>0</text:p>
          </table:table-cell>
          <table:table-cell table:style-name="ce6" table:formula="of:=ROUND((SUM([.$B11:.AA11])/COUNT([.$B11:.AA11]));0)" office:value-type="float" office:value="0" calcext:value-type="float">
            <text:p>0</text:p>
          </table:table-cell>
          <table:table-cell table:style-name="ce6" table:formula="of:=ROUND((SUM([.$B11:.AB11])/COUNT([.$B11:.AB11]));0)" office:value-type="float" office:value="0" calcext:value-type="float">
            <text:p>0</text:p>
          </table:table-cell>
          <table:table-cell table:style-name="ce6" table:formula="of:=ROUND((SUM([.$B11:.AC11])/COUNT([.$B11:.AC11]));0)" office:value-type="float" office:value="0" calcext:value-type="float">
            <text:p>0</text:p>
          </table:table-cell>
          <table:table-cell table:style-name="ce6" table:formula="of:=ROUND((SUM([.$B11:.AD11])/COUNT([.$B11:.AD11]));0)" office:value-type="float" office:value="0" calcext:value-type="float">
            <text:p>0</text:p>
          </table:table-cell>
          <table:table-cell table:style-name="ce6" table:formula="of:=ROUND((SUM([.$B11:.AE11])/COUNT([.$B11:.AE11]));0)" office:value-type="float" office:value="0" calcext:value-type="float">
            <text:p>0</text:p>
          </table:table-cell>
          <table:table-cell table:style-name="ce6" table:formula="of:=ROUND((SUM([.$B11:.AF11])/COUNT([.$B11:.AF11]));0)" office:value-type="float" office:value="0" calcext:value-type="float">
            <text:p>0</text:p>
          </table:table-cell>
          <table:table-cell table:style-name="ce6" table:formula="of:=ROUND((SUM([.$B11:.AG11])/COUNT([.$B11:.AG11]));0)" office:value-type="float" office:value="0" calcext:value-type="float">
            <text:p>0</text:p>
          </table:table-cell>
          <table:table-cell table:style-name="ce6" table:formula="of:=ROUND((SUM([.$B11:.AH11])/COUNT([.$B11:.AH11]));0)" office:value-type="float" office:value="0" calcext:value-type="float">
            <text:p>0</text:p>
          </table:table-cell>
          <table:table-cell table:style-name="ce6" table:formula="of:=ROUND((SUM([.$B11:.AI11])/COUNT([.$B11:.AI11]));0)" office:value-type="float" office:value="0" calcext:value-type="float">
            <text:p>0</text:p>
          </table:table-cell>
          <table:table-cell table:style-name="ce6" table:formula="of:=ROUND((SUM([.$B11:.AJ11])/COUNT([.$B11:.AJ11]));0)" office:value-type="float" office:value="0" calcext:value-type="float">
            <text:p>0</text:p>
          </table:table-cell>
          <table:table-cell table:style-name="ce6" table:formula="of:=ROUND((SUM([.$B11:.AK11])/COUNT([.$B11:.AK11]));0)" office:value-type="float" office:value="0" calcext:value-type="float">
            <text:p>0</text:p>
          </table:table-cell>
          <table:table-cell table:style-name="ce6" table:formula="of:=ROUND((SUM([.$B11:.AL11])/COUNT([.$B11:.AL11]));0)" office:value-type="float" office:value="0" calcext:value-type="float">
            <text:p>0</text:p>
          </table:table-cell>
          <table:table-cell table:style-name="ce6" table:formula="of:=ROUND((SUM([.$B11:.AM11])/COUNT([.$B11:.AM11]));0)" office:value-type="float" office:value="0" calcext:value-type="float">
            <text:p>0</text:p>
          </table:table-cell>
          <table:table-cell table:style-name="ce6" table:formula="of:=ROUND((SUM([.$B11:.AN11])/COUNT([.$B11:.AN11]));0)" office:value-type="float" office:value="0" calcext:value-type="float">
            <text:p>0</text:p>
          </table:table-cell>
          <table:table-cell table:style-name="ce6" table:formula="of:=ROUND((SUM([.$B11:.AO11])/COUNT([.$B11:.AO11]));0)" office:value-type="float" office:value="0" calcext:value-type="float">
            <text:p>0</text:p>
          </table:table-cell>
          <table:table-cell table:style-name="ce6" table:formula="of:=ROUND((SUM([.$B11:.AP11])/COUNT([.$B11:.AP11]));0)" office:value-type="float" office:value="0" calcext:value-type="float">
            <text:p>0</text:p>
          </table:table-cell>
          <table:table-cell table:style-name="ce6" table:formula="of:=ROUND((SUM([.$B11:.AQ11])/COUNT([.$B11:.AQ11]));0)" office:value-type="float" office:value="0" calcext:value-type="float">
            <text:p>0</text:p>
          </table:table-cell>
          <table:table-cell table:style-name="ce6" table:formula="of:=ROUND((SUM([.$B11:.AR11])/COUNT([.$B11:.AR11]));0)" office:value-type="float" office:value="0" calcext:value-type="float">
            <text:p>0</text:p>
          </table:table-cell>
          <table:table-cell table:style-name="ce6" table:formula="of:=ROUND((SUM([.$B11:.AS11])/COUNT([.$B11:.AS11]));0)" office:value-type="float" office:value="0" calcext:value-type="float">
            <text:p>0</text:p>
          </table:table-cell>
          <table:table-cell table:style-name="ce6" table:formula="of:=ROUND((SUM([.$B11:.AT11])/COUNT([.$B11:.AT11]));0)" office:value-type="float" office:value="0" calcext:value-type="float">
            <text:p>0</text:p>
          </table:table-cell>
          <table:table-cell table:style-name="ce6" table:formula="of:=ROUND((SUM([.$B11:.AU11])/COUNT([.$B11:.AU11]));0)" office:value-type="float" office:value="0" calcext:value-type="float">
            <text:p>0</text:p>
          </table:table-cell>
          <table:table-cell table:style-name="ce6" table:formula="of:=ROUND((SUM([.$B11:.AV11])/COUNT([.$B11:.AV11]));0)" office:value-type="float" office:value="0" calcext:value-type="float">
            <text:p>0</text:p>
          </table:table-cell>
          <table:table-cell table:style-name="ce6" table:formula="of:=ROUND((SUM([.$B11:.AW11])/COUNT([.$B11:.AW11]));0)" office:value-type="float" office:value="0" calcext:value-type="float">
            <text:p>0</text:p>
          </table:table-cell>
          <table:table-cell table:style-name="ce6" table:formula="of:=ROUND((SUM([.$B11:.AX11])/COUNT([.$B11:.AX11]));0)" office:value-type="float" office:value="0" calcext:value-type="float">
            <text:p>0</text:p>
          </table:table-cell>
          <table:table-cell table:style-name="ce6" table:formula="of:=ROUND((SUM([.$B11:.AY11])/COUNT([.$B11:.AY11]));0)" office:value-type="float" office:value="0" calcext:value-type="float">
            <text:p>0</text:p>
          </table:table-cell>
          <table:table-cell table:style-name="ce6" table:formula="of:=ROUND((SUM([.$B11:.AZ11])/COUNT([.$B11:.AZ11]));0)" office:value-type="float" office:value="0" calcext:value-type="float">
            <text:p>0</text:p>
          </table:table-cell>
          <table:table-cell table:style-name="ce6" table:formula="of:=ROUND((SUM([.$B11:.BA11])/COUNT([.$B11:.BA11]));0)" office:value-type="float" office:value="0" calcext:value-type="float">
            <text:p>0</text:p>
          </table:table-cell>
          <table:table-cell table:style-name="ce6" table:formula="of:=ROUND((SUM([.$B11:.BB11])/COUNT([.$B11:.BB11]));0)" office:value-type="float" office:value="0" calcext:value-type="float">
            <text:p>0</text:p>
          </table:table-cell>
          <table:table-cell table:style-name="ce6" table:formula="of:=ROUND((SUM([.$B11:.BC11])/COUNT([.$B11:.BC11]));0)" office:value-type="float" office:value="0" calcext:value-type="float">
            <text:p>0</text:p>
          </table:table-cell>
          <table:table-cell table:style-name="ce6" table:formula="of:=ROUND((SUM([.$B11:.BD11])/COUNT([.$B11:.BD11]));0)" office:value-type="float" office:value="0" calcext:value-type="float">
            <text:p>0</text:p>
          </table:table-cell>
          <table:table-cell table:style-name="ce6" table:formula="of:=ROUND((SUM([.$B11:.BE11])/COUNT([.$B11:.BE11]));0)" office:value-type="float" office:value="0" calcext:value-type="float">
            <text:p>0</text:p>
          </table:table-cell>
          <table:table-cell table:style-name="ce6" table:formula="of:=ROUND((SUM([.$B11:.BF11])/COUNT([.$B11:.BF11]));0)" office:value-type="float" office:value="0" calcext:value-type="float">
            <text:p>0</text:p>
          </table:table-cell>
          <table:table-cell table:style-name="ce6" table:formula="of:=ROUND((SUM([.$B11:.BG11])/COUNT([.$B11:.BG11]));0)" office:value-type="float" office:value="0" calcext:value-type="float">
            <text:p>0</text:p>
          </table:table-cell>
          <table:table-cell table:style-name="ce6" table:formula="of:=ROUND((SUM([.$B11:.BH11])/COUNT([.$B11:.BH11]));0)" office:value-type="float" office:value="0" calcext:value-type="float">
            <text:p>0</text:p>
          </table:table-cell>
          <table:table-cell table:style-name="ce6" table:formula="of:=ROUND((SUM([.$B11:.BI11])/COUNT([.$B11:.BI11]));0)" office:value-type="float" office:value="0" calcext:value-type="float">
            <text:p>0</text:p>
          </table:table-cell>
          <table:table-cell table:style-name="ce6" table:formula="of:=ROUND((SUM([.$B11:.BJ11])/COUNT([.$B11:.BJ11]));0)" office:value-type="float" office:value="0" calcext:value-type="float">
            <text:p>0</text:p>
          </table:table-cell>
          <table:table-cell table:style-name="ce6" table:formula="of:=ROUND((SUM([.$B11:.BK11])/COUNT([.$B11:.BK11]));0)" office:value-type="float" office:value="0" calcext:value-type="float">
            <text:p>0</text:p>
          </table:table-cell>
          <table:table-cell table:style-name="ce6" table:formula="of:=ROUND((SUM([.$B11:.BL11])/COUNT([.$B11:.BL11]));0)" office:value-type="float" office:value="0" calcext:value-type="float">
            <text:p>0</text:p>
          </table:table-cell>
          <table:table-cell table:style-name="ce6" table:formula="of:=ROUND((SUM([.$B11:.BM11])/COUNT([.$B11:.BM11]));0)" office:value-type="float" office:value="0" calcext:value-type="float">
            <text:p>0</text:p>
          </table:table-cell>
          <table:table-cell table:style-name="ce6" table:formula="of:=ROUND((SUM([.$B11:.BN11])/COUNT([.$B11:.BN11]));0)" office:value-type="float" office:value="0" calcext:value-type="float">
            <text:p>0</text:p>
          </table:table-cell>
          <table:table-cell table:style-name="ce6" table:formula="of:=ROUND((SUM([.$B11:.BO11])/COUNT([.$B11:.BO11]));0)" office:value-type="float" office:value="0" calcext:value-type="float">
            <text:p>0</text:p>
          </table:table-cell>
          <table:table-cell table:style-name="ce6" table:formula="of:=ROUND((SUM([.$B11:.BP11])/COUNT([.$B11:.BP11]));0)" office:value-type="float" office:value="0" calcext:value-type="float">
            <text:p>0</text:p>
          </table:table-cell>
          <table:table-cell table:style-name="ce6" table:formula="of:=ROUND((SUM([.$B11:.BQ11])/COUNT([.$B11:.BQ11]));0)" office:value-type="float" office:value="0" calcext:value-type="float">
            <text:p>0</text:p>
          </table:table-cell>
          <table:table-cell table:style-name="ce6" table:formula="of:=ROUND((SUM([.$B11:.BR11])/COUNT([.$B11:.BR11]));0)" office:value-type="float" office:value="0" calcext:value-type="float">
            <text:p>0</text:p>
          </table:table-cell>
          <table:table-cell table:style-name="ce6" table:formula="of:=ROUND((SUM([.$B11:.BS11])/COUNT([.$B11:.BS11]));0)" office:value-type="float" office:value="0" calcext:value-type="float">
            <text:p>0</text:p>
          </table:table-cell>
          <table:table-cell table:style-name="ce6" table:formula="of:=ROUND((SUM([.$B11:.BT11])/COUNT([.$B11:.BT11]));0)" office:value-type="float" office:value="0" calcext:value-type="float">
            <text:p>0</text:p>
          </table:table-cell>
          <table:table-cell table:style-name="ce6" table:formula="of:=ROUND((SUM([.$B11:.BU11])/COUNT([.$B11:.BU11]));0)" office:value-type="float" office:value="0" calcext:value-type="float">
            <text:p>0</text:p>
          </table:table-cell>
          <table:table-cell table:style-name="ce6" table:formula="of:=ROUND((SUM([.$B11:.BV11])/COUNT([.$B11:.BV11]));0)" office:value-type="float" office:value="0" calcext:value-type="float">
            <text:p>0</text:p>
          </table:table-cell>
          <table:table-cell table:style-name="ce6" table:formula="of:=ROUND((SUM([.$B11:.BW11])/COUNT([.$B11:.BW11]));0)" office:value-type="float" office:value="0" calcext:value-type="float">
            <text:p>0</text:p>
          </table:table-cell>
          <table:table-cell table:style-name="ce6" table:formula="of:=ROUND((SUM([.$B11:.BX11])/COUNT([.$B11:.BX11]));0)" office:value-type="float" office:value="0" calcext:value-type="float">
            <text:p>0</text:p>
          </table:table-cell>
          <table:table-cell table:style-name="ce6" table:formula="of:=ROUND((SUM([.$B11:.BY11])/COUNT([.$B11:.BY11]));0)" office:value-type="float" office:value="0" calcext:value-type="float">
            <text:p>0</text:p>
          </table:table-cell>
          <table:table-cell table:style-name="ce6" table:formula="of:=ROUND((SUM([.$B11:.BZ11])/COUNT([.$B11:.BZ11]));0)" office:value-type="float" office:value="0" calcext:value-type="float">
            <text:p>0</text:p>
          </table:table-cell>
          <table:table-cell table:style-name="ce6" table:formula="of:=ROUND((SUM([.$B11:.CA11])/COUNT([.$B11:.CA11]));0)" office:value-type="float" office:value="0" calcext:value-type="float">
            <text:p>0</text:p>
          </table:table-cell>
          <table:table-cell table:style-name="ce6" table:formula="of:=ROUND((SUM([.$B11:.CB11])/COUNT([.$B11:.CB11]));0)" office:value-type="float" office:value="0" calcext:value-type="float">
            <text:p>0</text:p>
          </table:table-cell>
          <table:table-cell table:style-name="ce6" table:formula="of:=ROUND((SUM([.$B11:.CC11])/COUNT([.$B11:.CC11]));0)" office:value-type="float" office:value="0" calcext:value-type="float">
            <text:p>0</text:p>
          </table:table-cell>
          <table:table-cell table:style-name="ce6" table:formula="of:=ROUND((SUM([.$B11:.CD11])/COUNT([.$B11:.CD11]));0)" office:value-type="float" office:value="0" calcext:value-type="float">
            <text:p>0</text:p>
          </table:table-cell>
          <table:table-cell table:style-name="ce6" table:formula="of:=ROUND((SUM([.$B11:.CE11])/COUNT([.$B11:.CE11]));0)" office:value-type="float" office:value="0" calcext:value-type="float">
            <text:p>0</text:p>
          </table:table-cell>
          <table:table-cell table:style-name="ce6" table:formula="of:=ROUND((SUM([.$B11:.CF11])/COUNT([.$B11:.CF11]));0)" office:value-type="float" office:value="0" calcext:value-type="float">
            <text:p>0</text:p>
          </table:table-cell>
          <table:table-cell table:style-name="ce6" table:formula="of:=ROUND((SUM([.$B11:.CG11])/COUNT([.$B11:.CG11]));0)" office:value-type="float" office:value="0" calcext:value-type="float">
            <text:p>0</text:p>
          </table:table-cell>
          <table:table-cell table:style-name="ce6" table:formula="of:=ROUND((SUM([.$B11:.CH11])/COUNT([.$B11:.CH11]));0)" office:value-type="float" office:value="0" calcext:value-type="float">
            <text:p>0</text:p>
          </table:table-cell>
          <table:table-cell table:style-name="ce6" table:formula="of:=ROUND((SUM([.$B11:.CI11])/COUNT([.$B11:.CI11]));0)" office:value-type="float" office:value="0" calcext:value-type="float">
            <text:p>0</text:p>
          </table:table-cell>
          <table:table-cell table:style-name="ce6" table:formula="of:=ROUND((SUM([.$B11:.CJ11])/COUNT([.$B11:.CJ11]));0)" office:value-type="float" office:value="0" calcext:value-type="float">
            <text:p>0</text:p>
          </table:table-cell>
          <table:table-cell table:style-name="ce6" table:formula="of:=ROUND((SUM([.$B11:.CK11])/COUNT([.$B11:.CK11]));0)" office:value-type="float" office:value="0" calcext:value-type="float">
            <text:p>0</text:p>
          </table:table-cell>
          <table:table-cell table:number-columns-repeated="100"/>
        </table:table-row>
        <table:table-row table:style-name="ro2">
          <table:table-cell table:number-columns-repeated="298" office:value-type="float" office:value="0" calcext:value-type="float">
            <text:p>0</text:p>
          </table:table-cell>
          <table:table-cell table:style-name="ce6" table:formula="of:=ROUND((SUM([.$B12:.B12])/COUNT([.$B12:.B12]));0)" office:value-type="float" office:value="0" calcext:value-type="float">
            <text:p>0</text:p>
          </table:table-cell>
          <table:table-cell table:style-name="ce6" table:formula="of:=ROUND((SUM([.$B12:.C12])/COUNT([.$B12:.C12]));0)" office:value-type="float" office:value="0" calcext:value-type="float">
            <text:p>0</text:p>
          </table:table-cell>
          <table:table-cell table:style-name="ce6" table:formula="of:=ROUND((SUM([.$B12:.D12])/COUNT([.$B12:.D12]));0)" office:value-type="float" office:value="0" calcext:value-type="float">
            <text:p>0</text:p>
          </table:table-cell>
          <table:table-cell table:style-name="ce6" table:formula="of:=ROUND((SUM([.$B12:.E12])/COUNT([.$B12:.E12]));0)" office:value-type="float" office:value="0" calcext:value-type="float">
            <text:p>0</text:p>
          </table:table-cell>
          <table:table-cell table:style-name="ce6" table:formula="of:=ROUND((SUM([.$B12:.F12])/COUNT([.$B12:.F12]));0)" office:value-type="float" office:value="0" calcext:value-type="float">
            <text:p>0</text:p>
          </table:table-cell>
          <table:table-cell table:style-name="ce6" table:formula="of:=ROUND((SUM([.$B12:.G12])/COUNT([.$B12:.G12]));0)" office:value-type="float" office:value="0" calcext:value-type="float">
            <text:p>0</text:p>
          </table:table-cell>
          <table:table-cell table:style-name="ce6" table:formula="of:=ROUND((SUM([.$B12:.H12])/COUNT([.$B12:.H12]));0)" office:value-type="float" office:value="0" calcext:value-type="float">
            <text:p>0</text:p>
          </table:table-cell>
          <table:table-cell table:style-name="ce6" table:formula="of:=ROUND((SUM([.$B12:.I12])/COUNT([.$B12:.I12]));0)" office:value-type="float" office:value="0" calcext:value-type="float">
            <text:p>0</text:p>
          </table:table-cell>
          <table:table-cell table:style-name="ce6" table:formula="of:=ROUND((SUM([.$B12:.J12])/COUNT([.$B12:.J12]));0)" office:value-type="float" office:value="0" calcext:value-type="float">
            <text:p>0</text:p>
          </table:table-cell>
          <table:table-cell table:style-name="ce6" table:formula="of:=ROUND((SUM([.$B12:.K12])/COUNT([.$B12:.K12]));0)" office:value-type="float" office:value="0" calcext:value-type="float">
            <text:p>0</text:p>
          </table:table-cell>
          <table:table-cell table:style-name="ce6" table:formula="of:=ROUND((SUM([.$B12:.L12])/COUNT([.$B12:.L12]));0)" office:value-type="float" office:value="0" calcext:value-type="float">
            <text:p>0</text:p>
          </table:table-cell>
          <table:table-cell table:style-name="ce6" table:formula="of:=ROUND((SUM([.$B12:.M12])/COUNT([.$B12:.M12]));0)" office:value-type="float" office:value="0" calcext:value-type="float">
            <text:p>0</text:p>
          </table:table-cell>
          <table:table-cell table:style-name="ce6" table:formula="of:=ROUND((SUM([.$B12:.N12])/COUNT([.$B12:.N12]));0)" office:value-type="float" office:value="0" calcext:value-type="float">
            <text:p>0</text:p>
          </table:table-cell>
          <table:table-cell table:style-name="ce6" table:formula="of:=ROUND((SUM([.$B12:.O12])/COUNT([.$B12:.O12]));0)" office:value-type="float" office:value="0" calcext:value-type="float">
            <text:p>0</text:p>
          </table:table-cell>
          <table:table-cell table:style-name="ce6" table:formula="of:=ROUND((SUM([.$B12:.P12])/COUNT([.$B12:.P12]));0)" office:value-type="float" office:value="0" calcext:value-type="float">
            <text:p>0</text:p>
          </table:table-cell>
          <table:table-cell table:style-name="ce6" table:formula="of:=ROUND((SUM([.$B12:.Q12])/COUNT([.$B12:.Q12]));0)" office:value-type="float" office:value="0" calcext:value-type="float">
            <text:p>0</text:p>
          </table:table-cell>
          <table:table-cell table:style-name="ce6" table:formula="of:=ROUND((SUM([.$B12:.R12])/COUNT([.$B12:.R12]));0)" office:value-type="float" office:value="0" calcext:value-type="float">
            <text:p>0</text:p>
          </table:table-cell>
          <table:table-cell table:style-name="ce6" table:formula="of:=ROUND((SUM([.$B12:.S12])/COUNT([.$B12:.S12]));0)" office:value-type="float" office:value="0" calcext:value-type="float">
            <text:p>0</text:p>
          </table:table-cell>
          <table:table-cell table:style-name="ce6" table:formula="of:=ROUND((SUM([.$B12:.T12])/COUNT([.$B12:.T12]));0)" office:value-type="float" office:value="0" calcext:value-type="float">
            <text:p>0</text:p>
          </table:table-cell>
          <table:table-cell table:style-name="ce6" table:formula="of:=ROUND((SUM([.$B12:.U12])/COUNT([.$B12:.U12]));0)" office:value-type="float" office:value="0" calcext:value-type="float">
            <text:p>0</text:p>
          </table:table-cell>
          <table:table-cell table:style-name="ce6" table:formula="of:=ROUND((SUM([.$B12:.V12])/COUNT([.$B12:.V12]));0)" office:value-type="float" office:value="0" calcext:value-type="float">
            <text:p>0</text:p>
          </table:table-cell>
          <table:table-cell table:style-name="ce6" table:formula="of:=ROUND((SUM([.$B12:.W12])/COUNT([.$B12:.W12]));0)" office:value-type="float" office:value="0" calcext:value-type="float">
            <text:p>0</text:p>
          </table:table-cell>
          <table:table-cell table:style-name="ce6" table:formula="of:=ROUND((SUM([.$B12:.X12])/COUNT([.$B12:.X12]));0)" office:value-type="float" office:value="0" calcext:value-type="float">
            <text:p>0</text:p>
          </table:table-cell>
          <table:table-cell table:style-name="ce6" table:formula="of:=ROUND((SUM([.$B12:.Y12])/COUNT([.$B12:.Y12]));0)" office:value-type="float" office:value="0" calcext:value-type="float">
            <text:p>0</text:p>
          </table:table-cell>
          <table:table-cell table:style-name="ce6" table:formula="of:=ROUND((SUM([.$B12:.Z12])/COUNT([.$B12:.Z12]));0)" office:value-type="float" office:value="0" calcext:value-type="float">
            <text:p>0</text:p>
          </table:table-cell>
          <table:table-cell table:style-name="ce6" table:formula="of:=ROUND((SUM([.$B12:.AA12])/COUNT([.$B12:.AA12]));0)" office:value-type="float" office:value="0" calcext:value-type="float">
            <text:p>0</text:p>
          </table:table-cell>
          <table:table-cell table:style-name="ce6" table:formula="of:=ROUND((SUM([.$B12:.AB12])/COUNT([.$B12:.AB12]));0)" office:value-type="float" office:value="0" calcext:value-type="float">
            <text:p>0</text:p>
          </table:table-cell>
          <table:table-cell table:style-name="ce6" table:formula="of:=ROUND((SUM([.$B12:.AC12])/COUNT([.$B12:.AC12]));0)" office:value-type="float" office:value="0" calcext:value-type="float">
            <text:p>0</text:p>
          </table:table-cell>
          <table:table-cell table:style-name="ce6" table:formula="of:=ROUND((SUM([.$B12:.AD12])/COUNT([.$B12:.AD12]));0)" office:value-type="float" office:value="0" calcext:value-type="float">
            <text:p>0</text:p>
          </table:table-cell>
          <table:table-cell table:style-name="ce6" table:formula="of:=ROUND((SUM([.$B12:.AE12])/COUNT([.$B12:.AE12]));0)" office:value-type="float" office:value="0" calcext:value-type="float">
            <text:p>0</text:p>
          </table:table-cell>
          <table:table-cell table:style-name="ce6" table:formula="of:=ROUND((SUM([.$B12:.AF12])/COUNT([.$B12:.AF12]));0)" office:value-type="float" office:value="0" calcext:value-type="float">
            <text:p>0</text:p>
          </table:table-cell>
          <table:table-cell table:style-name="ce6" table:formula="of:=ROUND((SUM([.$B12:.AG12])/COUNT([.$B12:.AG12]));0)" office:value-type="float" office:value="0" calcext:value-type="float">
            <text:p>0</text:p>
          </table:table-cell>
          <table:table-cell table:style-name="ce6" table:formula="of:=ROUND((SUM([.$B12:.AH12])/COUNT([.$B12:.AH12]));0)" office:value-type="float" office:value="0" calcext:value-type="float">
            <text:p>0</text:p>
          </table:table-cell>
          <table:table-cell table:style-name="ce6" table:formula="of:=ROUND((SUM([.$B12:.AI12])/COUNT([.$B12:.AI12]));0)" office:value-type="float" office:value="0" calcext:value-type="float">
            <text:p>0</text:p>
          </table:table-cell>
          <table:table-cell table:style-name="ce6" table:formula="of:=ROUND((SUM([.$B12:.AJ12])/COUNT([.$B12:.AJ12]));0)" office:value-type="float" office:value="0" calcext:value-type="float">
            <text:p>0</text:p>
          </table:table-cell>
          <table:table-cell table:style-name="ce6" table:formula="of:=ROUND((SUM([.$B12:.AK12])/COUNT([.$B12:.AK12]));0)" office:value-type="float" office:value="0" calcext:value-type="float">
            <text:p>0</text:p>
          </table:table-cell>
          <table:table-cell table:style-name="ce6" table:formula="of:=ROUND((SUM([.$B12:.AL12])/COUNT([.$B12:.AL12]));0)" office:value-type="float" office:value="0" calcext:value-type="float">
            <text:p>0</text:p>
          </table:table-cell>
          <table:table-cell table:style-name="ce6" table:formula="of:=ROUND((SUM([.$B12:.AM12])/COUNT([.$B12:.AM12]));0)" office:value-type="float" office:value="0" calcext:value-type="float">
            <text:p>0</text:p>
          </table:table-cell>
          <table:table-cell table:style-name="ce6" table:formula="of:=ROUND((SUM([.$B12:.AN12])/COUNT([.$B12:.AN12]));0)" office:value-type="float" office:value="0" calcext:value-type="float">
            <text:p>0</text:p>
          </table:table-cell>
          <table:table-cell table:style-name="ce6" table:formula="of:=ROUND((SUM([.$B12:.AO12])/COUNT([.$B12:.AO12]));0)" office:value-type="float" office:value="0" calcext:value-type="float">
            <text:p>0</text:p>
          </table:table-cell>
          <table:table-cell table:style-name="ce6" table:formula="of:=ROUND((SUM([.$B12:.AP12])/COUNT([.$B12:.AP12]));0)" office:value-type="float" office:value="0" calcext:value-type="float">
            <text:p>0</text:p>
          </table:table-cell>
          <table:table-cell table:style-name="ce6" table:formula="of:=ROUND((SUM([.$B12:.AQ12])/COUNT([.$B12:.AQ12]));0)" office:value-type="float" office:value="0" calcext:value-type="float">
            <text:p>0</text:p>
          </table:table-cell>
          <table:table-cell table:style-name="ce6" table:formula="of:=ROUND((SUM([.$B12:.AR12])/COUNT([.$B12:.AR12]));0)" office:value-type="float" office:value="0" calcext:value-type="float">
            <text:p>0</text:p>
          </table:table-cell>
          <table:table-cell table:style-name="ce6" table:formula="of:=ROUND((SUM([.$B12:.AS12])/COUNT([.$B12:.AS12]));0)" office:value-type="float" office:value="0" calcext:value-type="float">
            <text:p>0</text:p>
          </table:table-cell>
          <table:table-cell table:style-name="ce6" table:formula="of:=ROUND((SUM([.$B12:.AT12])/COUNT([.$B12:.AT12]));0)" office:value-type="float" office:value="0" calcext:value-type="float">
            <text:p>0</text:p>
          </table:table-cell>
          <table:table-cell table:style-name="ce6" table:formula="of:=ROUND((SUM([.$B12:.AU12])/COUNT([.$B12:.AU12]));0)" office:value-type="float" office:value="0" calcext:value-type="float">
            <text:p>0</text:p>
          </table:table-cell>
          <table:table-cell table:style-name="ce6" table:formula="of:=ROUND((SUM([.$B12:.AV12])/COUNT([.$B12:.AV12]));0)" office:value-type="float" office:value="0" calcext:value-type="float">
            <text:p>0</text:p>
          </table:table-cell>
          <table:table-cell table:style-name="ce6" table:formula="of:=ROUND((SUM([.$B12:.AW12])/COUNT([.$B12:.AW12]));0)" office:value-type="float" office:value="0" calcext:value-type="float">
            <text:p>0</text:p>
          </table:table-cell>
          <table:table-cell table:style-name="ce6" table:formula="of:=ROUND((SUM([.$B12:.AX12])/COUNT([.$B12:.AX12]));0)" office:value-type="float" office:value="0" calcext:value-type="float">
            <text:p>0</text:p>
          </table:table-cell>
          <table:table-cell table:style-name="ce6" table:formula="of:=ROUND((SUM([.$B12:.AY12])/COUNT([.$B12:.AY12]));0)" office:value-type="float" office:value="0" calcext:value-type="float">
            <text:p>0</text:p>
          </table:table-cell>
          <table:table-cell table:style-name="ce6" table:formula="of:=ROUND((SUM([.$B12:.AZ12])/COUNT([.$B12:.AZ12]));0)" office:value-type="float" office:value="0" calcext:value-type="float">
            <text:p>0</text:p>
          </table:table-cell>
          <table:table-cell table:style-name="ce6" table:formula="of:=ROUND((SUM([.$B12:.BA12])/COUNT([.$B12:.BA12]));0)" office:value-type="float" office:value="0" calcext:value-type="float">
            <text:p>0</text:p>
          </table:table-cell>
          <table:table-cell table:style-name="ce6" table:formula="of:=ROUND((SUM([.$B12:.BB12])/COUNT([.$B12:.BB12]));0)" office:value-type="float" office:value="0" calcext:value-type="float">
            <text:p>0</text:p>
          </table:table-cell>
          <table:table-cell table:style-name="ce6" table:formula="of:=ROUND((SUM([.$B12:.BC12])/COUNT([.$B12:.BC12]));0)" office:value-type="float" office:value="0" calcext:value-type="float">
            <text:p>0</text:p>
          </table:table-cell>
          <table:table-cell table:style-name="ce6" table:formula="of:=ROUND((SUM([.$B12:.BD12])/COUNT([.$B12:.BD12]));0)" office:value-type="float" office:value="0" calcext:value-type="float">
            <text:p>0</text:p>
          </table:table-cell>
          <table:table-cell table:style-name="ce6" table:formula="of:=ROUND((SUM([.$B12:.BE12])/COUNT([.$B12:.BE12]));0)" office:value-type="float" office:value="0" calcext:value-type="float">
            <text:p>0</text:p>
          </table:table-cell>
          <table:table-cell table:style-name="ce6" table:formula="of:=ROUND((SUM([.$B12:.BF12])/COUNT([.$B12:.BF12]));0)" office:value-type="float" office:value="0" calcext:value-type="float">
            <text:p>0</text:p>
          </table:table-cell>
          <table:table-cell table:style-name="ce6" table:formula="of:=ROUND((SUM([.$B12:.BG12])/COUNT([.$B12:.BG12]));0)" office:value-type="float" office:value="0" calcext:value-type="float">
            <text:p>0</text:p>
          </table:table-cell>
          <table:table-cell table:style-name="ce6" table:formula="of:=ROUND((SUM([.$B12:.BH12])/COUNT([.$B12:.BH12]));0)" office:value-type="float" office:value="0" calcext:value-type="float">
            <text:p>0</text:p>
          </table:table-cell>
          <table:table-cell table:style-name="ce6" table:formula="of:=ROUND((SUM([.$B12:.BI12])/COUNT([.$B12:.BI12]));0)" office:value-type="float" office:value="0" calcext:value-type="float">
            <text:p>0</text:p>
          </table:table-cell>
          <table:table-cell table:style-name="ce6" table:formula="of:=ROUND((SUM([.$B12:.BJ12])/COUNT([.$B12:.BJ12]));0)" office:value-type="float" office:value="0" calcext:value-type="float">
            <text:p>0</text:p>
          </table:table-cell>
          <table:table-cell table:style-name="ce6" table:formula="of:=ROUND((SUM([.$B12:.BK12])/COUNT([.$B12:.BK12]));0)" office:value-type="float" office:value="0" calcext:value-type="float">
            <text:p>0</text:p>
          </table:table-cell>
          <table:table-cell table:style-name="ce6" table:formula="of:=ROUND((SUM([.$B12:.BL12])/COUNT([.$B12:.BL12]));0)" office:value-type="float" office:value="0" calcext:value-type="float">
            <text:p>0</text:p>
          </table:table-cell>
          <table:table-cell table:style-name="ce6" table:formula="of:=ROUND((SUM([.$B12:.BM12])/COUNT([.$B12:.BM12]));0)" office:value-type="float" office:value="0" calcext:value-type="float">
            <text:p>0</text:p>
          </table:table-cell>
          <table:table-cell table:style-name="ce6" table:formula="of:=ROUND((SUM([.$B12:.BN12])/COUNT([.$B12:.BN12]));0)" office:value-type="float" office:value="0" calcext:value-type="float">
            <text:p>0</text:p>
          </table:table-cell>
          <table:table-cell table:style-name="ce6" table:formula="of:=ROUND((SUM([.$B12:.BO12])/COUNT([.$B12:.BO12]));0)" office:value-type="float" office:value="0" calcext:value-type="float">
            <text:p>0</text:p>
          </table:table-cell>
          <table:table-cell table:style-name="ce6" table:formula="of:=ROUND((SUM([.$B12:.BP12])/COUNT([.$B12:.BP12]));0)" office:value-type="float" office:value="0" calcext:value-type="float">
            <text:p>0</text:p>
          </table:table-cell>
          <table:table-cell table:style-name="ce6" table:formula="of:=ROUND((SUM([.$B12:.BQ12])/COUNT([.$B12:.BQ12]));0)" office:value-type="float" office:value="0" calcext:value-type="float">
            <text:p>0</text:p>
          </table:table-cell>
          <table:table-cell table:style-name="ce6" table:formula="of:=ROUND((SUM([.$B12:.BR12])/COUNT([.$B12:.BR12]));0)" office:value-type="float" office:value="0" calcext:value-type="float">
            <text:p>0</text:p>
          </table:table-cell>
          <table:table-cell table:style-name="ce6" table:formula="of:=ROUND((SUM([.$B12:.BS12])/COUNT([.$B12:.BS12]));0)" office:value-type="float" office:value="0" calcext:value-type="float">
            <text:p>0</text:p>
          </table:table-cell>
          <table:table-cell table:style-name="ce6" table:formula="of:=ROUND((SUM([.$B12:.BT12])/COUNT([.$B12:.BT12]));0)" office:value-type="float" office:value="0" calcext:value-type="float">
            <text:p>0</text:p>
          </table:table-cell>
          <table:table-cell table:style-name="ce6" table:formula="of:=ROUND((SUM([.$B12:.BU12])/COUNT([.$B12:.BU12]));0)" office:value-type="float" office:value="0" calcext:value-type="float">
            <text:p>0</text:p>
          </table:table-cell>
          <table:table-cell table:style-name="ce6" table:formula="of:=ROUND((SUM([.$B12:.BV12])/COUNT([.$B12:.BV12]));0)" office:value-type="float" office:value="0" calcext:value-type="float">
            <text:p>0</text:p>
          </table:table-cell>
          <table:table-cell table:style-name="ce6" table:formula="of:=ROUND((SUM([.$B12:.BW12])/COUNT([.$B12:.BW12]));0)" office:value-type="float" office:value="0" calcext:value-type="float">
            <text:p>0</text:p>
          </table:table-cell>
          <table:table-cell table:style-name="ce6" table:formula="of:=ROUND((SUM([.$B12:.BX12])/COUNT([.$B12:.BX12]));0)" office:value-type="float" office:value="0" calcext:value-type="float">
            <text:p>0</text:p>
          </table:table-cell>
          <table:table-cell table:style-name="ce6" table:formula="of:=ROUND((SUM([.$B12:.BY12])/COUNT([.$B12:.BY12]));0)" office:value-type="float" office:value="0" calcext:value-type="float">
            <text:p>0</text:p>
          </table:table-cell>
          <table:table-cell table:style-name="ce6" table:formula="of:=ROUND((SUM([.$B12:.BZ12])/COUNT([.$B12:.BZ12]));0)" office:value-type="float" office:value="0" calcext:value-type="float">
            <text:p>0</text:p>
          </table:table-cell>
          <table:table-cell table:style-name="ce6" table:formula="of:=ROUND((SUM([.$B12:.CA12])/COUNT([.$B12:.CA12]));0)" office:value-type="float" office:value="0" calcext:value-type="float">
            <text:p>0</text:p>
          </table:table-cell>
          <table:table-cell table:style-name="ce6" table:formula="of:=ROUND((SUM([.$B12:.CB12])/COUNT([.$B12:.CB12]));0)" office:value-type="float" office:value="0" calcext:value-type="float">
            <text:p>0</text:p>
          </table:table-cell>
          <table:table-cell table:style-name="ce6" table:formula="of:=ROUND((SUM([.$B12:.CC12])/COUNT([.$B12:.CC12]));0)" office:value-type="float" office:value="0" calcext:value-type="float">
            <text:p>0</text:p>
          </table:table-cell>
          <table:table-cell table:style-name="ce6" table:formula="of:=ROUND((SUM([.$B12:.CD12])/COUNT([.$B12:.CD12]));0)" office:value-type="float" office:value="0" calcext:value-type="float">
            <text:p>0</text:p>
          </table:table-cell>
          <table:table-cell table:style-name="ce6" table:formula="of:=ROUND((SUM([.$B12:.CE12])/COUNT([.$B12:.CE12]));0)" office:value-type="float" office:value="0" calcext:value-type="float">
            <text:p>0</text:p>
          </table:table-cell>
          <table:table-cell table:style-name="ce6" table:formula="of:=ROUND((SUM([.$B12:.CF12])/COUNT([.$B12:.CF12]));0)" office:value-type="float" office:value="0" calcext:value-type="float">
            <text:p>0</text:p>
          </table:table-cell>
          <table:table-cell table:style-name="ce6" table:formula="of:=ROUND((SUM([.$B12:.CG12])/COUNT([.$B12:.CG12]));0)" office:value-type="float" office:value="0" calcext:value-type="float">
            <text:p>0</text:p>
          </table:table-cell>
          <table:table-cell table:style-name="ce6" table:formula="of:=ROUND((SUM([.$B12:.CH12])/COUNT([.$B12:.CH12]));0)" office:value-type="float" office:value="0" calcext:value-type="float">
            <text:p>0</text:p>
          </table:table-cell>
          <table:table-cell table:style-name="ce6" table:formula="of:=ROUND((SUM([.$B12:.CI12])/COUNT([.$B12:.CI12]));0)" office:value-type="float" office:value="0" calcext:value-type="float">
            <text:p>0</text:p>
          </table:table-cell>
          <table:table-cell table:style-name="ce6" table:formula="of:=ROUND((SUM([.$B12:.CJ12])/COUNT([.$B12:.CJ12]));0)" office:value-type="float" office:value="0" calcext:value-type="float">
            <text:p>0</text:p>
          </table:table-cell>
          <table:table-cell table:style-name="ce6" table:formula="of:=ROUND((SUM([.$B12:.CK12])/COUNT([.$B12:.CK12]));0)" office:value-type="float" office:value="0" calcext:value-type="float">
            <text:p>0</text:p>
          </table:table-cell>
          <table:table-cell table:number-columns-repeated="100"/>
        </table:table-row>
        <table:table-row table:style-name="ro2">
          <table:table-cell table:number-columns-repeated="298" office:value-type="float" office:value="0" calcext:value-type="float">
            <text:p>0</text:p>
          </table:table-cell>
          <table:table-cell table:style-name="ce6" table:formula="of:=ROUND((SUM([.$B13:.B13])/COUNT([.$B13:.B13]));0)" office:value-type="float" office:value="0" calcext:value-type="float">
            <text:p>0</text:p>
          </table:table-cell>
          <table:table-cell table:style-name="ce6" table:formula="of:=ROUND((SUM([.$B13:.C13])/COUNT([.$B13:.C13]));0)" office:value-type="float" office:value="0" calcext:value-type="float">
            <text:p>0</text:p>
          </table:table-cell>
          <table:table-cell table:style-name="ce6" table:formula="of:=ROUND((SUM([.$B13:.D13])/COUNT([.$B13:.D13]));0)" office:value-type="float" office:value="0" calcext:value-type="float">
            <text:p>0</text:p>
          </table:table-cell>
          <table:table-cell table:style-name="ce6" table:formula="of:=ROUND((SUM([.$B13:.E13])/COUNT([.$B13:.E13]));0)" office:value-type="float" office:value="0" calcext:value-type="float">
            <text:p>0</text:p>
          </table:table-cell>
          <table:table-cell table:style-name="ce6" table:formula="of:=ROUND((SUM([.$B13:.F13])/COUNT([.$B13:.F13]));0)" office:value-type="float" office:value="0" calcext:value-type="float">
            <text:p>0</text:p>
          </table:table-cell>
          <table:table-cell table:style-name="ce6" table:formula="of:=ROUND((SUM([.$B13:.G13])/COUNT([.$B13:.G13]));0)" office:value-type="float" office:value="0" calcext:value-type="float">
            <text:p>0</text:p>
          </table:table-cell>
          <table:table-cell table:style-name="ce6" table:formula="of:=ROUND((SUM([.$B13:.H13])/COUNT([.$B13:.H13]));0)" office:value-type="float" office:value="0" calcext:value-type="float">
            <text:p>0</text:p>
          </table:table-cell>
          <table:table-cell table:style-name="ce6" table:formula="of:=ROUND((SUM([.$B13:.I13])/COUNT([.$B13:.I13]));0)" office:value-type="float" office:value="0" calcext:value-type="float">
            <text:p>0</text:p>
          </table:table-cell>
          <table:table-cell table:style-name="ce6" table:formula="of:=ROUND((SUM([.$B13:.J13])/COUNT([.$B13:.J13]));0)" office:value-type="float" office:value="0" calcext:value-type="float">
            <text:p>0</text:p>
          </table:table-cell>
          <table:table-cell table:style-name="ce6" table:formula="of:=ROUND((SUM([.$B13:.K13])/COUNT([.$B13:.K13]));0)" office:value-type="float" office:value="0" calcext:value-type="float">
            <text:p>0</text:p>
          </table:table-cell>
          <table:table-cell table:style-name="ce6" table:formula="of:=ROUND((SUM([.$B13:.L13])/COUNT([.$B13:.L13]));0)" office:value-type="float" office:value="0" calcext:value-type="float">
            <text:p>0</text:p>
          </table:table-cell>
          <table:table-cell table:style-name="ce6" table:formula="of:=ROUND((SUM([.$B13:.M13])/COUNT([.$B13:.M13]));0)" office:value-type="float" office:value="0" calcext:value-type="float">
            <text:p>0</text:p>
          </table:table-cell>
          <table:table-cell table:style-name="ce6" table:formula="of:=ROUND((SUM([.$B13:.N13])/COUNT([.$B13:.N13]));0)" office:value-type="float" office:value="0" calcext:value-type="float">
            <text:p>0</text:p>
          </table:table-cell>
          <table:table-cell table:style-name="ce6" table:formula="of:=ROUND((SUM([.$B13:.O13])/COUNT([.$B13:.O13]));0)" office:value-type="float" office:value="0" calcext:value-type="float">
            <text:p>0</text:p>
          </table:table-cell>
          <table:table-cell table:style-name="ce6" table:formula="of:=ROUND((SUM([.$B13:.P13])/COUNT([.$B13:.P13]));0)" office:value-type="float" office:value="0" calcext:value-type="float">
            <text:p>0</text:p>
          </table:table-cell>
          <table:table-cell table:style-name="ce6" table:formula="of:=ROUND((SUM([.$B13:.Q13])/COUNT([.$B13:.Q13]));0)" office:value-type="float" office:value="0" calcext:value-type="float">
            <text:p>0</text:p>
          </table:table-cell>
          <table:table-cell table:style-name="ce6" table:formula="of:=ROUND((SUM([.$B13:.R13])/COUNT([.$B13:.R13]));0)" office:value-type="float" office:value="0" calcext:value-type="float">
            <text:p>0</text:p>
          </table:table-cell>
          <table:table-cell table:style-name="ce6" table:formula="of:=ROUND((SUM([.$B13:.S13])/COUNT([.$B13:.S13]));0)" office:value-type="float" office:value="0" calcext:value-type="float">
            <text:p>0</text:p>
          </table:table-cell>
          <table:table-cell table:style-name="ce6" table:formula="of:=ROUND((SUM([.$B13:.T13])/COUNT([.$B13:.T13]));0)" office:value-type="float" office:value="0" calcext:value-type="float">
            <text:p>0</text:p>
          </table:table-cell>
          <table:table-cell table:style-name="ce6" table:formula="of:=ROUND((SUM([.$B13:.U13])/COUNT([.$B13:.U13]));0)" office:value-type="float" office:value="0" calcext:value-type="float">
            <text:p>0</text:p>
          </table:table-cell>
          <table:table-cell table:style-name="ce6" table:formula="of:=ROUND((SUM([.$B13:.V13])/COUNT([.$B13:.V13]));0)" office:value-type="float" office:value="0" calcext:value-type="float">
            <text:p>0</text:p>
          </table:table-cell>
          <table:table-cell table:style-name="ce6" table:formula="of:=ROUND((SUM([.$B13:.W13])/COUNT([.$B13:.W13]));0)" office:value-type="float" office:value="0" calcext:value-type="float">
            <text:p>0</text:p>
          </table:table-cell>
          <table:table-cell table:style-name="ce6" table:formula="of:=ROUND((SUM([.$B13:.X13])/COUNT([.$B13:.X13]));0)" office:value-type="float" office:value="0" calcext:value-type="float">
            <text:p>0</text:p>
          </table:table-cell>
          <table:table-cell table:style-name="ce6" table:formula="of:=ROUND((SUM([.$B13:.Y13])/COUNT([.$B13:.Y13]));0)" office:value-type="float" office:value="0" calcext:value-type="float">
            <text:p>0</text:p>
          </table:table-cell>
          <table:table-cell table:style-name="ce6" table:formula="of:=ROUND((SUM([.$B13:.Z13])/COUNT([.$B13:.Z13]));0)" office:value-type="float" office:value="0" calcext:value-type="float">
            <text:p>0</text:p>
          </table:table-cell>
          <table:table-cell table:style-name="ce6" table:formula="of:=ROUND((SUM([.$B13:.AA13])/COUNT([.$B13:.AA13]));0)" office:value-type="float" office:value="0" calcext:value-type="float">
            <text:p>0</text:p>
          </table:table-cell>
          <table:table-cell table:style-name="ce6" table:formula="of:=ROUND((SUM([.$B13:.AB13])/COUNT([.$B13:.AB13]));0)" office:value-type="float" office:value="0" calcext:value-type="float">
            <text:p>0</text:p>
          </table:table-cell>
          <table:table-cell table:style-name="ce6" table:formula="of:=ROUND((SUM([.$B13:.AC13])/COUNT([.$B13:.AC13]));0)" office:value-type="float" office:value="0" calcext:value-type="float">
            <text:p>0</text:p>
          </table:table-cell>
          <table:table-cell table:style-name="ce6" table:formula="of:=ROUND((SUM([.$B13:.AD13])/COUNT([.$B13:.AD13]));0)" office:value-type="float" office:value="0" calcext:value-type="float">
            <text:p>0</text:p>
          </table:table-cell>
          <table:table-cell table:style-name="ce6" table:formula="of:=ROUND((SUM([.$B13:.AE13])/COUNT([.$B13:.AE13]));0)" office:value-type="float" office:value="0" calcext:value-type="float">
            <text:p>0</text:p>
          </table:table-cell>
          <table:table-cell table:style-name="ce6" table:formula="of:=ROUND((SUM([.$B13:.AF13])/COUNT([.$B13:.AF13]));0)" office:value-type="float" office:value="0" calcext:value-type="float">
            <text:p>0</text:p>
          </table:table-cell>
          <table:table-cell table:style-name="ce6" table:formula="of:=ROUND((SUM([.$B13:.AG13])/COUNT([.$B13:.AG13]));0)" office:value-type="float" office:value="0" calcext:value-type="float">
            <text:p>0</text:p>
          </table:table-cell>
          <table:table-cell table:style-name="ce6" table:formula="of:=ROUND((SUM([.$B13:.AH13])/COUNT([.$B13:.AH13]));0)" office:value-type="float" office:value="0" calcext:value-type="float">
            <text:p>0</text:p>
          </table:table-cell>
          <table:table-cell table:style-name="ce6" table:formula="of:=ROUND((SUM([.$B13:.AI13])/COUNT([.$B13:.AI13]));0)" office:value-type="float" office:value="0" calcext:value-type="float">
            <text:p>0</text:p>
          </table:table-cell>
          <table:table-cell table:style-name="ce6" table:formula="of:=ROUND((SUM([.$B13:.AJ13])/COUNT([.$B13:.AJ13]));0)" office:value-type="float" office:value="0" calcext:value-type="float">
            <text:p>0</text:p>
          </table:table-cell>
          <table:table-cell table:style-name="ce6" table:formula="of:=ROUND((SUM([.$B13:.AK13])/COUNT([.$B13:.AK13]));0)" office:value-type="float" office:value="0" calcext:value-type="float">
            <text:p>0</text:p>
          </table:table-cell>
          <table:table-cell table:style-name="ce6" table:formula="of:=ROUND((SUM([.$B13:.AL13])/COUNT([.$B13:.AL13]));0)" office:value-type="float" office:value="0" calcext:value-type="float">
            <text:p>0</text:p>
          </table:table-cell>
          <table:table-cell table:style-name="ce6" table:formula="of:=ROUND((SUM([.$B13:.AM13])/COUNT([.$B13:.AM13]));0)" office:value-type="float" office:value="0" calcext:value-type="float">
            <text:p>0</text:p>
          </table:table-cell>
          <table:table-cell table:style-name="ce6" table:formula="of:=ROUND((SUM([.$B13:.AN13])/COUNT([.$B13:.AN13]));0)" office:value-type="float" office:value="0" calcext:value-type="float">
            <text:p>0</text:p>
          </table:table-cell>
          <table:table-cell table:style-name="ce6" table:formula="of:=ROUND((SUM([.$B13:.AO13])/COUNT([.$B13:.AO13]));0)" office:value-type="float" office:value="0" calcext:value-type="float">
            <text:p>0</text:p>
          </table:table-cell>
          <table:table-cell table:style-name="ce6" table:formula="of:=ROUND((SUM([.$B13:.AP13])/COUNT([.$B13:.AP13]));0)" office:value-type="float" office:value="0" calcext:value-type="float">
            <text:p>0</text:p>
          </table:table-cell>
          <table:table-cell table:style-name="ce6" table:formula="of:=ROUND((SUM([.$B13:.AQ13])/COUNT([.$B13:.AQ13]));0)" office:value-type="float" office:value="0" calcext:value-type="float">
            <text:p>0</text:p>
          </table:table-cell>
          <table:table-cell table:style-name="ce6" table:formula="of:=ROUND((SUM([.$B13:.AR13])/COUNT([.$B13:.AR13]));0)" office:value-type="float" office:value="0" calcext:value-type="float">
            <text:p>0</text:p>
          </table:table-cell>
          <table:table-cell table:style-name="ce6" table:formula="of:=ROUND((SUM([.$B13:.AS13])/COUNT([.$B13:.AS13]));0)" office:value-type="float" office:value="0" calcext:value-type="float">
            <text:p>0</text:p>
          </table:table-cell>
          <table:table-cell table:style-name="ce6" table:formula="of:=ROUND((SUM([.$B13:.AT13])/COUNT([.$B13:.AT13]));0)" office:value-type="float" office:value="0" calcext:value-type="float">
            <text:p>0</text:p>
          </table:table-cell>
          <table:table-cell table:style-name="ce6" table:formula="of:=ROUND((SUM([.$B13:.AU13])/COUNT([.$B13:.AU13]));0)" office:value-type="float" office:value="0" calcext:value-type="float">
            <text:p>0</text:p>
          </table:table-cell>
          <table:table-cell table:style-name="ce6" table:formula="of:=ROUND((SUM([.$B13:.AV13])/COUNT([.$B13:.AV13]));0)" office:value-type="float" office:value="0" calcext:value-type="float">
            <text:p>0</text:p>
          </table:table-cell>
          <table:table-cell table:style-name="ce6" table:formula="of:=ROUND((SUM([.$B13:.AW13])/COUNT([.$B13:.AW13]));0)" office:value-type="float" office:value="0" calcext:value-type="float">
            <text:p>0</text:p>
          </table:table-cell>
          <table:table-cell table:style-name="ce6" table:formula="of:=ROUND((SUM([.$B13:.AX13])/COUNT([.$B13:.AX13]));0)" office:value-type="float" office:value="0" calcext:value-type="float">
            <text:p>0</text:p>
          </table:table-cell>
          <table:table-cell table:style-name="ce6" table:formula="of:=ROUND((SUM([.$B13:.AY13])/COUNT([.$B13:.AY13]));0)" office:value-type="float" office:value="0" calcext:value-type="float">
            <text:p>0</text:p>
          </table:table-cell>
          <table:table-cell table:style-name="ce6" table:formula="of:=ROUND((SUM([.$B13:.AZ13])/COUNT([.$B13:.AZ13]));0)" office:value-type="float" office:value="0" calcext:value-type="float">
            <text:p>0</text:p>
          </table:table-cell>
          <table:table-cell table:style-name="ce6" table:formula="of:=ROUND((SUM([.$B13:.BA13])/COUNT([.$B13:.BA13]));0)" office:value-type="float" office:value="0" calcext:value-type="float">
            <text:p>0</text:p>
          </table:table-cell>
          <table:table-cell table:style-name="ce6" table:formula="of:=ROUND((SUM([.$B13:.BB13])/COUNT([.$B13:.BB13]));0)" office:value-type="float" office:value="0" calcext:value-type="float">
            <text:p>0</text:p>
          </table:table-cell>
          <table:table-cell table:style-name="ce6" table:formula="of:=ROUND((SUM([.$B13:.BC13])/COUNT([.$B13:.BC13]));0)" office:value-type="float" office:value="0" calcext:value-type="float">
            <text:p>0</text:p>
          </table:table-cell>
          <table:table-cell table:style-name="ce6" table:formula="of:=ROUND((SUM([.$B13:.BD13])/COUNT([.$B13:.BD13]));0)" office:value-type="float" office:value="0" calcext:value-type="float">
            <text:p>0</text:p>
          </table:table-cell>
          <table:table-cell table:style-name="ce6" table:formula="of:=ROUND((SUM([.$B13:.BE13])/COUNT([.$B13:.BE13]));0)" office:value-type="float" office:value="0" calcext:value-type="float">
            <text:p>0</text:p>
          </table:table-cell>
          <table:table-cell table:style-name="ce6" table:formula="of:=ROUND((SUM([.$B13:.BF13])/COUNT([.$B13:.BF13]));0)" office:value-type="float" office:value="0" calcext:value-type="float">
            <text:p>0</text:p>
          </table:table-cell>
          <table:table-cell table:style-name="ce6" table:formula="of:=ROUND((SUM([.$B13:.BG13])/COUNT([.$B13:.BG13]));0)" office:value-type="float" office:value="0" calcext:value-type="float">
            <text:p>0</text:p>
          </table:table-cell>
          <table:table-cell table:style-name="ce6" table:formula="of:=ROUND((SUM([.$B13:.BH13])/COUNT([.$B13:.BH13]));0)" office:value-type="float" office:value="0" calcext:value-type="float">
            <text:p>0</text:p>
          </table:table-cell>
          <table:table-cell table:style-name="ce6" table:formula="of:=ROUND((SUM([.$B13:.BI13])/COUNT([.$B13:.BI13]));0)" office:value-type="float" office:value="0" calcext:value-type="float">
            <text:p>0</text:p>
          </table:table-cell>
          <table:table-cell table:style-name="ce6" table:formula="of:=ROUND((SUM([.$B13:.BJ13])/COUNT([.$B13:.BJ13]));0)" office:value-type="float" office:value="0" calcext:value-type="float">
            <text:p>0</text:p>
          </table:table-cell>
          <table:table-cell table:style-name="ce6" table:formula="of:=ROUND((SUM([.$B13:.BK13])/COUNT([.$B13:.BK13]));0)" office:value-type="float" office:value="0" calcext:value-type="float">
            <text:p>0</text:p>
          </table:table-cell>
          <table:table-cell table:style-name="ce6" table:formula="of:=ROUND((SUM([.$B13:.BL13])/COUNT([.$B13:.BL13]));0)" office:value-type="float" office:value="0" calcext:value-type="float">
            <text:p>0</text:p>
          </table:table-cell>
          <table:table-cell table:style-name="ce6" table:formula="of:=ROUND((SUM([.$B13:.BM13])/COUNT([.$B13:.BM13]));0)" office:value-type="float" office:value="0" calcext:value-type="float">
            <text:p>0</text:p>
          </table:table-cell>
          <table:table-cell table:style-name="ce6" table:formula="of:=ROUND((SUM([.$B13:.BN13])/COUNT([.$B13:.BN13]));0)" office:value-type="float" office:value="0" calcext:value-type="float">
            <text:p>0</text:p>
          </table:table-cell>
          <table:table-cell table:style-name="ce6" table:formula="of:=ROUND((SUM([.$B13:.BO13])/COUNT([.$B13:.BO13]));0)" office:value-type="float" office:value="0" calcext:value-type="float">
            <text:p>0</text:p>
          </table:table-cell>
          <table:table-cell table:style-name="ce6" table:formula="of:=ROUND((SUM([.$B13:.BP13])/COUNT([.$B13:.BP13]));0)" office:value-type="float" office:value="0" calcext:value-type="float">
            <text:p>0</text:p>
          </table:table-cell>
          <table:table-cell table:style-name="ce6" table:formula="of:=ROUND((SUM([.$B13:.BQ13])/COUNT([.$B13:.BQ13]));0)" office:value-type="float" office:value="0" calcext:value-type="float">
            <text:p>0</text:p>
          </table:table-cell>
          <table:table-cell table:style-name="ce6" table:formula="of:=ROUND((SUM([.$B13:.BR13])/COUNT([.$B13:.BR13]));0)" office:value-type="float" office:value="0" calcext:value-type="float">
            <text:p>0</text:p>
          </table:table-cell>
          <table:table-cell table:style-name="ce6" table:formula="of:=ROUND((SUM([.$B13:.BS13])/COUNT([.$B13:.BS13]));0)" office:value-type="float" office:value="0" calcext:value-type="float">
            <text:p>0</text:p>
          </table:table-cell>
          <table:table-cell table:style-name="ce6" table:formula="of:=ROUND((SUM([.$B13:.BT13])/COUNT([.$B13:.BT13]));0)" office:value-type="float" office:value="0" calcext:value-type="float">
            <text:p>0</text:p>
          </table:table-cell>
          <table:table-cell table:style-name="ce6" table:formula="of:=ROUND((SUM([.$B13:.BU13])/COUNT([.$B13:.BU13]));0)" office:value-type="float" office:value="0" calcext:value-type="float">
            <text:p>0</text:p>
          </table:table-cell>
          <table:table-cell table:style-name="ce6" table:formula="of:=ROUND((SUM([.$B13:.BV13])/COUNT([.$B13:.BV13]));0)" office:value-type="float" office:value="0" calcext:value-type="float">
            <text:p>0</text:p>
          </table:table-cell>
          <table:table-cell table:style-name="ce6" table:formula="of:=ROUND((SUM([.$B13:.BW13])/COUNT([.$B13:.BW13]));0)" office:value-type="float" office:value="0" calcext:value-type="float">
            <text:p>0</text:p>
          </table:table-cell>
          <table:table-cell table:style-name="ce6" table:formula="of:=ROUND((SUM([.$B13:.BX13])/COUNT([.$B13:.BX13]));0)" office:value-type="float" office:value="0" calcext:value-type="float">
            <text:p>0</text:p>
          </table:table-cell>
          <table:table-cell table:style-name="ce6" table:formula="of:=ROUND((SUM([.$B13:.BY13])/COUNT([.$B13:.BY13]));0)" office:value-type="float" office:value="0" calcext:value-type="float">
            <text:p>0</text:p>
          </table:table-cell>
          <table:table-cell table:style-name="ce6" table:formula="of:=ROUND((SUM([.$B13:.BZ13])/COUNT([.$B13:.BZ13]));0)" office:value-type="float" office:value="0" calcext:value-type="float">
            <text:p>0</text:p>
          </table:table-cell>
          <table:table-cell table:style-name="ce6" table:formula="of:=ROUND((SUM([.$B13:.CA13])/COUNT([.$B13:.CA13]));0)" office:value-type="float" office:value="0" calcext:value-type="float">
            <text:p>0</text:p>
          </table:table-cell>
          <table:table-cell table:style-name="ce6" table:formula="of:=ROUND((SUM([.$B13:.CB13])/COUNT([.$B13:.CB13]));0)" office:value-type="float" office:value="0" calcext:value-type="float">
            <text:p>0</text:p>
          </table:table-cell>
          <table:table-cell table:style-name="ce6" table:formula="of:=ROUND((SUM([.$B13:.CC13])/COUNT([.$B13:.CC13]));0)" office:value-type="float" office:value="0" calcext:value-type="float">
            <text:p>0</text:p>
          </table:table-cell>
          <table:table-cell table:style-name="ce6" table:formula="of:=ROUND((SUM([.$B13:.CD13])/COUNT([.$B13:.CD13]));0)" office:value-type="float" office:value="0" calcext:value-type="float">
            <text:p>0</text:p>
          </table:table-cell>
          <table:table-cell table:style-name="ce6" table:formula="of:=ROUND((SUM([.$B13:.CE13])/COUNT([.$B13:.CE13]));0)" office:value-type="float" office:value="0" calcext:value-type="float">
            <text:p>0</text:p>
          </table:table-cell>
          <table:table-cell table:style-name="ce6" table:formula="of:=ROUND((SUM([.$B13:.CF13])/COUNT([.$B13:.CF13]));0)" office:value-type="float" office:value="0" calcext:value-type="float">
            <text:p>0</text:p>
          </table:table-cell>
          <table:table-cell table:style-name="ce6" table:formula="of:=ROUND((SUM([.$B13:.CG13])/COUNT([.$B13:.CG13]));0)" office:value-type="float" office:value="0" calcext:value-type="float">
            <text:p>0</text:p>
          </table:table-cell>
          <table:table-cell table:style-name="ce6" table:formula="of:=ROUND((SUM([.$B13:.CH13])/COUNT([.$B13:.CH13]));0)" office:value-type="float" office:value="0" calcext:value-type="float">
            <text:p>0</text:p>
          </table:table-cell>
          <table:table-cell table:style-name="ce6" table:formula="of:=ROUND((SUM([.$B13:.CI13])/COUNT([.$B13:.CI13]));0)" office:value-type="float" office:value="0" calcext:value-type="float">
            <text:p>0</text:p>
          </table:table-cell>
          <table:table-cell table:style-name="ce6" table:formula="of:=ROUND((SUM([.$B13:.CJ13])/COUNT([.$B13:.CJ13]));0)" office:value-type="float" office:value="0" calcext:value-type="float">
            <text:p>0</text:p>
          </table:table-cell>
          <table:table-cell table:style-name="ce6" table:formula="of:=ROUND((SUM([.$B13:.CK13])/COUNT([.$B13:.CK13]));0)" office:value-type="float" office:value="0" calcext:value-type="float">
            <text:p>0</text:p>
          </table:table-cell>
          <table:table-cell table:number-columns-repeated="100"/>
        </table:table-row>
        <table:table-row table:style-name="ro2">
          <table:table-cell table:number-columns-repeated="298" office:value-type="float" office:value="0" calcext:value-type="float">
            <text:p>0</text:p>
          </table:table-cell>
          <table:table-cell table:style-name="ce6" table:formula="of:=ROUND((SUM([.$B14:.B14])/COUNT([.$B14:.B14]));0)" office:value-type="float" office:value="0" calcext:value-type="float">
            <text:p>0</text:p>
          </table:table-cell>
          <table:table-cell table:style-name="ce6" table:formula="of:=ROUND((SUM([.$B14:.C14])/COUNT([.$B14:.C14]));0)" office:value-type="float" office:value="0" calcext:value-type="float">
            <text:p>0</text:p>
          </table:table-cell>
          <table:table-cell table:style-name="ce6" table:formula="of:=ROUND((SUM([.$B14:.D14])/COUNT([.$B14:.D14]));0)" office:value-type="float" office:value="0" calcext:value-type="float">
            <text:p>0</text:p>
          </table:table-cell>
          <table:table-cell table:style-name="ce6" table:formula="of:=ROUND((SUM([.$B14:.E14])/COUNT([.$B14:.E14]));0)" office:value-type="float" office:value="0" calcext:value-type="float">
            <text:p>0</text:p>
          </table:table-cell>
          <table:table-cell table:style-name="ce6" table:formula="of:=ROUND((SUM([.$B14:.F14])/COUNT([.$B14:.F14]));0)" office:value-type="float" office:value="0" calcext:value-type="float">
            <text:p>0</text:p>
          </table:table-cell>
          <table:table-cell table:style-name="ce6" table:formula="of:=ROUND((SUM([.$B14:.G14])/COUNT([.$B14:.G14]));0)" office:value-type="float" office:value="0" calcext:value-type="float">
            <text:p>0</text:p>
          </table:table-cell>
          <table:table-cell table:style-name="ce6" table:formula="of:=ROUND((SUM([.$B14:.H14])/COUNT([.$B14:.H14]));0)" office:value-type="float" office:value="0" calcext:value-type="float">
            <text:p>0</text:p>
          </table:table-cell>
          <table:table-cell table:style-name="ce6" table:formula="of:=ROUND((SUM([.$B14:.I14])/COUNT([.$B14:.I14]));0)" office:value-type="float" office:value="0" calcext:value-type="float">
            <text:p>0</text:p>
          </table:table-cell>
          <table:table-cell table:style-name="ce6" table:formula="of:=ROUND((SUM([.$B14:.J14])/COUNT([.$B14:.J14]));0)" office:value-type="float" office:value="0" calcext:value-type="float">
            <text:p>0</text:p>
          </table:table-cell>
          <table:table-cell table:style-name="ce6" table:formula="of:=ROUND((SUM([.$B14:.K14])/COUNT([.$B14:.K14]));0)" office:value-type="float" office:value="0" calcext:value-type="float">
            <text:p>0</text:p>
          </table:table-cell>
          <table:table-cell table:style-name="ce6" table:formula="of:=ROUND((SUM([.$B14:.L14])/COUNT([.$B14:.L14]));0)" office:value-type="float" office:value="0" calcext:value-type="float">
            <text:p>0</text:p>
          </table:table-cell>
          <table:table-cell table:style-name="ce6" table:formula="of:=ROUND((SUM([.$B14:.M14])/COUNT([.$B14:.M14]));0)" office:value-type="float" office:value="0" calcext:value-type="float">
            <text:p>0</text:p>
          </table:table-cell>
          <table:table-cell table:style-name="ce6" table:formula="of:=ROUND((SUM([.$B14:.N14])/COUNT([.$B14:.N14]));0)" office:value-type="float" office:value="0" calcext:value-type="float">
            <text:p>0</text:p>
          </table:table-cell>
          <table:table-cell table:style-name="ce6" table:formula="of:=ROUND((SUM([.$B14:.O14])/COUNT([.$B14:.O14]));0)" office:value-type="float" office:value="0" calcext:value-type="float">
            <text:p>0</text:p>
          </table:table-cell>
          <table:table-cell table:style-name="ce6" table:formula="of:=ROUND((SUM([.$B14:.P14])/COUNT([.$B14:.P14]));0)" office:value-type="float" office:value="0" calcext:value-type="float">
            <text:p>0</text:p>
          </table:table-cell>
          <table:table-cell table:style-name="ce6" table:formula="of:=ROUND((SUM([.$B14:.Q14])/COUNT([.$B14:.Q14]));0)" office:value-type="float" office:value="0" calcext:value-type="float">
            <text:p>0</text:p>
          </table:table-cell>
          <table:table-cell table:style-name="ce6" table:formula="of:=ROUND((SUM([.$B14:.R14])/COUNT([.$B14:.R14]));0)" office:value-type="float" office:value="0" calcext:value-type="float">
            <text:p>0</text:p>
          </table:table-cell>
          <table:table-cell table:style-name="ce6" table:formula="of:=ROUND((SUM([.$B14:.S14])/COUNT([.$B14:.S14]));0)" office:value-type="float" office:value="0" calcext:value-type="float">
            <text:p>0</text:p>
          </table:table-cell>
          <table:table-cell table:style-name="ce6" table:formula="of:=ROUND((SUM([.$B14:.T14])/COUNT([.$B14:.T14]));0)" office:value-type="float" office:value="0" calcext:value-type="float">
            <text:p>0</text:p>
          </table:table-cell>
          <table:table-cell table:style-name="ce6" table:formula="of:=ROUND((SUM([.$B14:.U14])/COUNT([.$B14:.U14]));0)" office:value-type="float" office:value="0" calcext:value-type="float">
            <text:p>0</text:p>
          </table:table-cell>
          <table:table-cell table:style-name="ce6" table:formula="of:=ROUND((SUM([.$B14:.V14])/COUNT([.$B14:.V14]));0)" office:value-type="float" office:value="0" calcext:value-type="float">
            <text:p>0</text:p>
          </table:table-cell>
          <table:table-cell table:style-name="ce6" table:formula="of:=ROUND((SUM([.$B14:.W14])/COUNT([.$B14:.W14]));0)" office:value-type="float" office:value="0" calcext:value-type="float">
            <text:p>0</text:p>
          </table:table-cell>
          <table:table-cell table:style-name="ce6" table:formula="of:=ROUND((SUM([.$B14:.X14])/COUNT([.$B14:.X14]));0)" office:value-type="float" office:value="0" calcext:value-type="float">
            <text:p>0</text:p>
          </table:table-cell>
          <table:table-cell table:style-name="ce6" table:formula="of:=ROUND((SUM([.$B14:.Y14])/COUNT([.$B14:.Y14]));0)" office:value-type="float" office:value="0" calcext:value-type="float">
            <text:p>0</text:p>
          </table:table-cell>
          <table:table-cell table:style-name="ce6" table:formula="of:=ROUND((SUM([.$B14:.Z14])/COUNT([.$B14:.Z14]));0)" office:value-type="float" office:value="0" calcext:value-type="float">
            <text:p>0</text:p>
          </table:table-cell>
          <table:table-cell table:style-name="ce6" table:formula="of:=ROUND((SUM([.$B14:.AA14])/COUNT([.$B14:.AA14]));0)" office:value-type="float" office:value="0" calcext:value-type="float">
            <text:p>0</text:p>
          </table:table-cell>
          <table:table-cell table:style-name="ce6" table:formula="of:=ROUND((SUM([.$B14:.AB14])/COUNT([.$B14:.AB14]));0)" office:value-type="float" office:value="0" calcext:value-type="float">
            <text:p>0</text:p>
          </table:table-cell>
          <table:table-cell table:style-name="ce6" table:formula="of:=ROUND((SUM([.$B14:.AC14])/COUNT([.$B14:.AC14]));0)" office:value-type="float" office:value="0" calcext:value-type="float">
            <text:p>0</text:p>
          </table:table-cell>
          <table:table-cell table:style-name="ce6" table:formula="of:=ROUND((SUM([.$B14:.AD14])/COUNT([.$B14:.AD14]));0)" office:value-type="float" office:value="0" calcext:value-type="float">
            <text:p>0</text:p>
          </table:table-cell>
          <table:table-cell table:style-name="ce6" table:formula="of:=ROUND((SUM([.$B14:.AE14])/COUNT([.$B14:.AE14]));0)" office:value-type="float" office:value="0" calcext:value-type="float">
            <text:p>0</text:p>
          </table:table-cell>
          <table:table-cell table:style-name="ce6" table:formula="of:=ROUND((SUM([.$B14:.AF14])/COUNT([.$B14:.AF14]));0)" office:value-type="float" office:value="0" calcext:value-type="float">
            <text:p>0</text:p>
          </table:table-cell>
          <table:table-cell table:style-name="ce6" table:formula="of:=ROUND((SUM([.$B14:.AG14])/COUNT([.$B14:.AG14]));0)" office:value-type="float" office:value="0" calcext:value-type="float">
            <text:p>0</text:p>
          </table:table-cell>
          <table:table-cell table:style-name="ce6" table:formula="of:=ROUND((SUM([.$B14:.AH14])/COUNT([.$B14:.AH14]));0)" office:value-type="float" office:value="0" calcext:value-type="float">
            <text:p>0</text:p>
          </table:table-cell>
          <table:table-cell table:style-name="ce6" table:formula="of:=ROUND((SUM([.$B14:.AI14])/COUNT([.$B14:.AI14]));0)" office:value-type="float" office:value="0" calcext:value-type="float">
            <text:p>0</text:p>
          </table:table-cell>
          <table:table-cell table:style-name="ce6" table:formula="of:=ROUND((SUM([.$B14:.AJ14])/COUNT([.$B14:.AJ14]));0)" office:value-type="float" office:value="0" calcext:value-type="float">
            <text:p>0</text:p>
          </table:table-cell>
          <table:table-cell table:style-name="ce6" table:formula="of:=ROUND((SUM([.$B14:.AK14])/COUNT([.$B14:.AK14]));0)" office:value-type="float" office:value="0" calcext:value-type="float">
            <text:p>0</text:p>
          </table:table-cell>
          <table:table-cell table:style-name="ce6" table:formula="of:=ROUND((SUM([.$B14:.AL14])/COUNT([.$B14:.AL14]));0)" office:value-type="float" office:value="0" calcext:value-type="float">
            <text:p>0</text:p>
          </table:table-cell>
          <table:table-cell table:style-name="ce6" table:formula="of:=ROUND((SUM([.$B14:.AM14])/COUNT([.$B14:.AM14]));0)" office:value-type="float" office:value="0" calcext:value-type="float">
            <text:p>0</text:p>
          </table:table-cell>
          <table:table-cell table:style-name="ce6" table:formula="of:=ROUND((SUM([.$B14:.AN14])/COUNT([.$B14:.AN14]));0)" office:value-type="float" office:value="0" calcext:value-type="float">
            <text:p>0</text:p>
          </table:table-cell>
          <table:table-cell table:style-name="ce6" table:formula="of:=ROUND((SUM([.$B14:.AO14])/COUNT([.$B14:.AO14]));0)" office:value-type="float" office:value="0" calcext:value-type="float">
            <text:p>0</text:p>
          </table:table-cell>
          <table:table-cell table:style-name="ce6" table:formula="of:=ROUND((SUM([.$B14:.AP14])/COUNT([.$B14:.AP14]));0)" office:value-type="float" office:value="0" calcext:value-type="float">
            <text:p>0</text:p>
          </table:table-cell>
          <table:table-cell table:style-name="ce6" table:formula="of:=ROUND((SUM([.$B14:.AQ14])/COUNT([.$B14:.AQ14]));0)" office:value-type="float" office:value="0" calcext:value-type="float">
            <text:p>0</text:p>
          </table:table-cell>
          <table:table-cell table:style-name="ce6" table:formula="of:=ROUND((SUM([.$B14:.AR14])/COUNT([.$B14:.AR14]));0)" office:value-type="float" office:value="0" calcext:value-type="float">
            <text:p>0</text:p>
          </table:table-cell>
          <table:table-cell table:style-name="ce6" table:formula="of:=ROUND((SUM([.$B14:.AS14])/COUNT([.$B14:.AS14]));0)" office:value-type="float" office:value="0" calcext:value-type="float">
            <text:p>0</text:p>
          </table:table-cell>
          <table:table-cell table:style-name="ce6" table:formula="of:=ROUND((SUM([.$B14:.AT14])/COUNT([.$B14:.AT14]));0)" office:value-type="float" office:value="0" calcext:value-type="float">
            <text:p>0</text:p>
          </table:table-cell>
          <table:table-cell table:style-name="ce6" table:formula="of:=ROUND((SUM([.$B14:.AU14])/COUNT([.$B14:.AU14]));0)" office:value-type="float" office:value="0" calcext:value-type="float">
            <text:p>0</text:p>
          </table:table-cell>
          <table:table-cell table:style-name="ce6" table:formula="of:=ROUND((SUM([.$B14:.AV14])/COUNT([.$B14:.AV14]));0)" office:value-type="float" office:value="0" calcext:value-type="float">
            <text:p>0</text:p>
          </table:table-cell>
          <table:table-cell table:style-name="ce6" table:formula="of:=ROUND((SUM([.$B14:.AW14])/COUNT([.$B14:.AW14]));0)" office:value-type="float" office:value="0" calcext:value-type="float">
            <text:p>0</text:p>
          </table:table-cell>
          <table:table-cell table:style-name="ce6" table:formula="of:=ROUND((SUM([.$B14:.AX14])/COUNT([.$B14:.AX14]));0)" office:value-type="float" office:value="0" calcext:value-type="float">
            <text:p>0</text:p>
          </table:table-cell>
          <table:table-cell table:style-name="ce6" table:formula="of:=ROUND((SUM([.$B14:.AY14])/COUNT([.$B14:.AY14]));0)" office:value-type="float" office:value="0" calcext:value-type="float">
            <text:p>0</text:p>
          </table:table-cell>
          <table:table-cell table:style-name="ce6" table:formula="of:=ROUND((SUM([.$B14:.AZ14])/COUNT([.$B14:.AZ14]));0)" office:value-type="float" office:value="0" calcext:value-type="float">
            <text:p>0</text:p>
          </table:table-cell>
          <table:table-cell table:style-name="ce6" table:formula="of:=ROUND((SUM([.$B14:.BA14])/COUNT([.$B14:.BA14]));0)" office:value-type="float" office:value="0" calcext:value-type="float">
            <text:p>0</text:p>
          </table:table-cell>
          <table:table-cell table:style-name="ce6" table:formula="of:=ROUND((SUM([.$B14:.BB14])/COUNT([.$B14:.BB14]));0)" office:value-type="float" office:value="0" calcext:value-type="float">
            <text:p>0</text:p>
          </table:table-cell>
          <table:table-cell table:style-name="ce6" table:formula="of:=ROUND((SUM([.$B14:.BC14])/COUNT([.$B14:.BC14]));0)" office:value-type="float" office:value="0" calcext:value-type="float">
            <text:p>0</text:p>
          </table:table-cell>
          <table:table-cell table:style-name="ce6" table:formula="of:=ROUND((SUM([.$B14:.BD14])/COUNT([.$B14:.BD14]));0)" office:value-type="float" office:value="0" calcext:value-type="float">
            <text:p>0</text:p>
          </table:table-cell>
          <table:table-cell table:style-name="ce6" table:formula="of:=ROUND((SUM([.$B14:.BE14])/COUNT([.$B14:.BE14]));0)" office:value-type="float" office:value="0" calcext:value-type="float">
            <text:p>0</text:p>
          </table:table-cell>
          <table:table-cell table:style-name="ce6" table:formula="of:=ROUND((SUM([.$B14:.BF14])/COUNT([.$B14:.BF14]));0)" office:value-type="float" office:value="0" calcext:value-type="float">
            <text:p>0</text:p>
          </table:table-cell>
          <table:table-cell table:style-name="ce6" table:formula="of:=ROUND((SUM([.$B14:.BG14])/COUNT([.$B14:.BG14]));0)" office:value-type="float" office:value="0" calcext:value-type="float">
            <text:p>0</text:p>
          </table:table-cell>
          <table:table-cell table:style-name="ce6" table:formula="of:=ROUND((SUM([.$B14:.BH14])/COUNT([.$B14:.BH14]));0)" office:value-type="float" office:value="0" calcext:value-type="float">
            <text:p>0</text:p>
          </table:table-cell>
          <table:table-cell table:style-name="ce6" table:formula="of:=ROUND((SUM([.$B14:.BI14])/COUNT([.$B14:.BI14]));0)" office:value-type="float" office:value="0" calcext:value-type="float">
            <text:p>0</text:p>
          </table:table-cell>
          <table:table-cell table:style-name="ce6" table:formula="of:=ROUND((SUM([.$B14:.BJ14])/COUNT([.$B14:.BJ14]));0)" office:value-type="float" office:value="0" calcext:value-type="float">
            <text:p>0</text:p>
          </table:table-cell>
          <table:table-cell table:style-name="ce6" table:formula="of:=ROUND((SUM([.$B14:.BK14])/COUNT([.$B14:.BK14]));0)" office:value-type="float" office:value="0" calcext:value-type="float">
            <text:p>0</text:p>
          </table:table-cell>
          <table:table-cell table:style-name="ce6" table:formula="of:=ROUND((SUM([.$B14:.BL14])/COUNT([.$B14:.BL14]));0)" office:value-type="float" office:value="0" calcext:value-type="float">
            <text:p>0</text:p>
          </table:table-cell>
          <table:table-cell table:style-name="ce6" table:formula="of:=ROUND((SUM([.$B14:.BM14])/COUNT([.$B14:.BM14]));0)" office:value-type="float" office:value="0" calcext:value-type="float">
            <text:p>0</text:p>
          </table:table-cell>
          <table:table-cell table:style-name="ce6" table:formula="of:=ROUND((SUM([.$B14:.BN14])/COUNT([.$B14:.BN14]));0)" office:value-type="float" office:value="0" calcext:value-type="float">
            <text:p>0</text:p>
          </table:table-cell>
          <table:table-cell table:style-name="ce6" table:formula="of:=ROUND((SUM([.$B14:.BO14])/COUNT([.$B14:.BO14]));0)" office:value-type="float" office:value="0" calcext:value-type="float">
            <text:p>0</text:p>
          </table:table-cell>
          <table:table-cell table:style-name="ce6" table:formula="of:=ROUND((SUM([.$B14:.BP14])/COUNT([.$B14:.BP14]));0)" office:value-type="float" office:value="0" calcext:value-type="float">
            <text:p>0</text:p>
          </table:table-cell>
          <table:table-cell table:style-name="ce6" table:formula="of:=ROUND((SUM([.$B14:.BQ14])/COUNT([.$B14:.BQ14]));0)" office:value-type="float" office:value="0" calcext:value-type="float">
            <text:p>0</text:p>
          </table:table-cell>
          <table:table-cell table:style-name="ce6" table:formula="of:=ROUND((SUM([.$B14:.BR14])/COUNT([.$B14:.BR14]));0)" office:value-type="float" office:value="0" calcext:value-type="float">
            <text:p>0</text:p>
          </table:table-cell>
          <table:table-cell table:style-name="ce6" table:formula="of:=ROUND((SUM([.$B14:.BS14])/COUNT([.$B14:.BS14]));0)" office:value-type="float" office:value="0" calcext:value-type="float">
            <text:p>0</text:p>
          </table:table-cell>
          <table:table-cell table:style-name="ce6" table:formula="of:=ROUND((SUM([.$B14:.BT14])/COUNT([.$B14:.BT14]));0)" office:value-type="float" office:value="0" calcext:value-type="float">
            <text:p>0</text:p>
          </table:table-cell>
          <table:table-cell table:style-name="ce6" table:formula="of:=ROUND((SUM([.$B14:.BU14])/COUNT([.$B14:.BU14]));0)" office:value-type="float" office:value="0" calcext:value-type="float">
            <text:p>0</text:p>
          </table:table-cell>
          <table:table-cell table:style-name="ce6" table:formula="of:=ROUND((SUM([.$B14:.BV14])/COUNT([.$B14:.BV14]));0)" office:value-type="float" office:value="0" calcext:value-type="float">
            <text:p>0</text:p>
          </table:table-cell>
          <table:table-cell table:style-name="ce6" table:formula="of:=ROUND((SUM([.$B14:.BW14])/COUNT([.$B14:.BW14]));0)" office:value-type="float" office:value="0" calcext:value-type="float">
            <text:p>0</text:p>
          </table:table-cell>
          <table:table-cell table:style-name="ce6" table:formula="of:=ROUND((SUM([.$B14:.BX14])/COUNT([.$B14:.BX14]));0)" office:value-type="float" office:value="0" calcext:value-type="float">
            <text:p>0</text:p>
          </table:table-cell>
          <table:table-cell table:style-name="ce6" table:formula="of:=ROUND((SUM([.$B14:.BY14])/COUNT([.$B14:.BY14]));0)" office:value-type="float" office:value="0" calcext:value-type="float">
            <text:p>0</text:p>
          </table:table-cell>
          <table:table-cell table:style-name="ce6" table:formula="of:=ROUND((SUM([.$B14:.BZ14])/COUNT([.$B14:.BZ14]));0)" office:value-type="float" office:value="0" calcext:value-type="float">
            <text:p>0</text:p>
          </table:table-cell>
          <table:table-cell table:style-name="ce6" table:formula="of:=ROUND((SUM([.$B14:.CA14])/COUNT([.$B14:.CA14]));0)" office:value-type="float" office:value="0" calcext:value-type="float">
            <text:p>0</text:p>
          </table:table-cell>
          <table:table-cell table:style-name="ce6" table:formula="of:=ROUND((SUM([.$B14:.CB14])/COUNT([.$B14:.CB14]));0)" office:value-type="float" office:value="0" calcext:value-type="float">
            <text:p>0</text:p>
          </table:table-cell>
          <table:table-cell table:style-name="ce6" table:formula="of:=ROUND((SUM([.$B14:.CC14])/COUNT([.$B14:.CC14]));0)" office:value-type="float" office:value="0" calcext:value-type="float">
            <text:p>0</text:p>
          </table:table-cell>
          <table:table-cell table:style-name="ce6" table:formula="of:=ROUND((SUM([.$B14:.CD14])/COUNT([.$B14:.CD14]));0)" office:value-type="float" office:value="0" calcext:value-type="float">
            <text:p>0</text:p>
          </table:table-cell>
          <table:table-cell table:style-name="ce6" table:formula="of:=ROUND((SUM([.$B14:.CE14])/COUNT([.$B14:.CE14]));0)" office:value-type="float" office:value="0" calcext:value-type="float">
            <text:p>0</text:p>
          </table:table-cell>
          <table:table-cell table:style-name="ce6" table:formula="of:=ROUND((SUM([.$B14:.CF14])/COUNT([.$B14:.CF14]));0)" office:value-type="float" office:value="0" calcext:value-type="float">
            <text:p>0</text:p>
          </table:table-cell>
          <table:table-cell table:style-name="ce6" table:formula="of:=ROUND((SUM([.$B14:.CG14])/COUNT([.$B14:.CG14]));0)" office:value-type="float" office:value="0" calcext:value-type="float">
            <text:p>0</text:p>
          </table:table-cell>
          <table:table-cell table:style-name="ce6" table:formula="of:=ROUND((SUM([.$B14:.CH14])/COUNT([.$B14:.CH14]));0)" office:value-type="float" office:value="0" calcext:value-type="float">
            <text:p>0</text:p>
          </table:table-cell>
          <table:table-cell table:style-name="ce6" table:formula="of:=ROUND((SUM([.$B14:.CI14])/COUNT([.$B14:.CI14]));0)" office:value-type="float" office:value="0" calcext:value-type="float">
            <text:p>0</text:p>
          </table:table-cell>
          <table:table-cell table:style-name="ce6" table:formula="of:=ROUND((SUM([.$B14:.CJ14])/COUNT([.$B14:.CJ14]));0)" office:value-type="float" office:value="0" calcext:value-type="float">
            <text:p>0</text:p>
          </table:table-cell>
          <table:table-cell table:style-name="ce6" table:formula="of:=ROUND((SUM([.$B14:.CK14])/COUNT([.$B14:.CK14]));0)" office:value-type="float" office:value="0" calcext:value-type="float">
            <text:p>0</text:p>
          </table:table-cell>
          <table:table-cell table:number-columns-repeated="100"/>
        </table:table-row>
        <table:table-row table:style-name="ro2">
          <table:table-cell table:number-columns-repeated="298" office:value-type="float" office:value="0" calcext:value-type="float">
            <text:p>0</text:p>
          </table:table-cell>
          <table:table-cell table:style-name="ce6" table:formula="of:=ROUND((SUM([.$B15:.B15])/COUNT([.$B15:.B15]));0)" office:value-type="float" office:value="0" calcext:value-type="float">
            <text:p>0</text:p>
          </table:table-cell>
          <table:table-cell table:style-name="ce6" table:formula="of:=ROUND((SUM([.$B15:.C15])/COUNT([.$B15:.C15]));0)" office:value-type="float" office:value="0" calcext:value-type="float">
            <text:p>0</text:p>
          </table:table-cell>
          <table:table-cell table:style-name="ce6" table:formula="of:=ROUND((SUM([.$B15:.D15])/COUNT([.$B15:.D15]));0)" office:value-type="float" office:value="0" calcext:value-type="float">
            <text:p>0</text:p>
          </table:table-cell>
          <table:table-cell table:style-name="ce6" table:formula="of:=ROUND((SUM([.$B15:.E15])/COUNT([.$B15:.E15]));0)" office:value-type="float" office:value="0" calcext:value-type="float">
            <text:p>0</text:p>
          </table:table-cell>
          <table:table-cell table:style-name="ce6" table:formula="of:=ROUND((SUM([.$B15:.F15])/COUNT([.$B15:.F15]));0)" office:value-type="float" office:value="0" calcext:value-type="float">
            <text:p>0</text:p>
          </table:table-cell>
          <table:table-cell table:style-name="ce6" table:formula="of:=ROUND((SUM([.$B15:.G15])/COUNT([.$B15:.G15]));0)" office:value-type="float" office:value="0" calcext:value-type="float">
            <text:p>0</text:p>
          </table:table-cell>
          <table:table-cell table:style-name="ce6" table:formula="of:=ROUND((SUM([.$B15:.H15])/COUNT([.$B15:.H15]));0)" office:value-type="float" office:value="0" calcext:value-type="float">
            <text:p>0</text:p>
          </table:table-cell>
          <table:table-cell table:style-name="ce6" table:formula="of:=ROUND((SUM([.$B15:.I15])/COUNT([.$B15:.I15]));0)" office:value-type="float" office:value="0" calcext:value-type="float">
            <text:p>0</text:p>
          </table:table-cell>
          <table:table-cell table:style-name="ce6" table:formula="of:=ROUND((SUM([.$B15:.J15])/COUNT([.$B15:.J15]));0)" office:value-type="float" office:value="0" calcext:value-type="float">
            <text:p>0</text:p>
          </table:table-cell>
          <table:table-cell table:style-name="ce6" table:formula="of:=ROUND((SUM([.$B15:.K15])/COUNT([.$B15:.K15]));0)" office:value-type="float" office:value="0" calcext:value-type="float">
            <text:p>0</text:p>
          </table:table-cell>
          <table:table-cell table:style-name="ce6" table:formula="of:=ROUND((SUM([.$B15:.L15])/COUNT([.$B15:.L15]));0)" office:value-type="float" office:value="0" calcext:value-type="float">
            <text:p>0</text:p>
          </table:table-cell>
          <table:table-cell table:style-name="ce6" table:formula="of:=ROUND((SUM([.$B15:.M15])/COUNT([.$B15:.M15]));0)" office:value-type="float" office:value="0" calcext:value-type="float">
            <text:p>0</text:p>
          </table:table-cell>
          <table:table-cell table:style-name="ce6" table:formula="of:=ROUND((SUM([.$B15:.N15])/COUNT([.$B15:.N15]));0)" office:value-type="float" office:value="0" calcext:value-type="float">
            <text:p>0</text:p>
          </table:table-cell>
          <table:table-cell table:style-name="ce6" table:formula="of:=ROUND((SUM([.$B15:.O15])/COUNT([.$B15:.O15]));0)" office:value-type="float" office:value="0" calcext:value-type="float">
            <text:p>0</text:p>
          </table:table-cell>
          <table:table-cell table:style-name="ce6" table:formula="of:=ROUND((SUM([.$B15:.P15])/COUNT([.$B15:.P15]));0)" office:value-type="float" office:value="0" calcext:value-type="float">
            <text:p>0</text:p>
          </table:table-cell>
          <table:table-cell table:style-name="ce6" table:formula="of:=ROUND((SUM([.$B15:.Q15])/COUNT([.$B15:.Q15]));0)" office:value-type="float" office:value="0" calcext:value-type="float">
            <text:p>0</text:p>
          </table:table-cell>
          <table:table-cell table:style-name="ce6" table:formula="of:=ROUND((SUM([.$B15:.R15])/COUNT([.$B15:.R15]));0)" office:value-type="float" office:value="0" calcext:value-type="float">
            <text:p>0</text:p>
          </table:table-cell>
          <table:table-cell table:style-name="ce6" table:formula="of:=ROUND((SUM([.$B15:.S15])/COUNT([.$B15:.S15]));0)" office:value-type="float" office:value="0" calcext:value-type="float">
            <text:p>0</text:p>
          </table:table-cell>
          <table:table-cell table:style-name="ce6" table:formula="of:=ROUND((SUM([.$B15:.T15])/COUNT([.$B15:.T15]));0)" office:value-type="float" office:value="0" calcext:value-type="float">
            <text:p>0</text:p>
          </table:table-cell>
          <table:table-cell table:style-name="ce6" table:formula="of:=ROUND((SUM([.$B15:.U15])/COUNT([.$B15:.U15]));0)" office:value-type="float" office:value="0" calcext:value-type="float">
            <text:p>0</text:p>
          </table:table-cell>
          <table:table-cell table:style-name="ce6" table:formula="of:=ROUND((SUM([.$B15:.V15])/COUNT([.$B15:.V15]));0)" office:value-type="float" office:value="0" calcext:value-type="float">
            <text:p>0</text:p>
          </table:table-cell>
          <table:table-cell table:style-name="ce6" table:formula="of:=ROUND((SUM([.$B15:.W15])/COUNT([.$B15:.W15]));0)" office:value-type="float" office:value="0" calcext:value-type="float">
            <text:p>0</text:p>
          </table:table-cell>
          <table:table-cell table:style-name="ce6" table:formula="of:=ROUND((SUM([.$B15:.X15])/COUNT([.$B15:.X15]));0)" office:value-type="float" office:value="0" calcext:value-type="float">
            <text:p>0</text:p>
          </table:table-cell>
          <table:table-cell table:style-name="ce6" table:formula="of:=ROUND((SUM([.$B15:.Y15])/COUNT([.$B15:.Y15]));0)" office:value-type="float" office:value="0" calcext:value-type="float">
            <text:p>0</text:p>
          </table:table-cell>
          <table:table-cell table:style-name="ce6" table:formula="of:=ROUND((SUM([.$B15:.Z15])/COUNT([.$B15:.Z15]));0)" office:value-type="float" office:value="0" calcext:value-type="float">
            <text:p>0</text:p>
          </table:table-cell>
          <table:table-cell table:style-name="ce6" table:formula="of:=ROUND((SUM([.$B15:.AA15])/COUNT([.$B15:.AA15]));0)" office:value-type="float" office:value="0" calcext:value-type="float">
            <text:p>0</text:p>
          </table:table-cell>
          <table:table-cell table:style-name="ce6" table:formula="of:=ROUND((SUM([.$B15:.AB15])/COUNT([.$B15:.AB15]));0)" office:value-type="float" office:value="0" calcext:value-type="float">
            <text:p>0</text:p>
          </table:table-cell>
          <table:table-cell table:style-name="ce6" table:formula="of:=ROUND((SUM([.$B15:.AC15])/COUNT([.$B15:.AC15]));0)" office:value-type="float" office:value="0" calcext:value-type="float">
            <text:p>0</text:p>
          </table:table-cell>
          <table:table-cell table:style-name="ce6" table:formula="of:=ROUND((SUM([.$B15:.AD15])/COUNT([.$B15:.AD15]));0)" office:value-type="float" office:value="0" calcext:value-type="float">
            <text:p>0</text:p>
          </table:table-cell>
          <table:table-cell table:style-name="ce6" table:formula="of:=ROUND((SUM([.$B15:.AE15])/COUNT([.$B15:.AE15]));0)" office:value-type="float" office:value="0" calcext:value-type="float">
            <text:p>0</text:p>
          </table:table-cell>
          <table:table-cell table:style-name="ce6" table:formula="of:=ROUND((SUM([.$B15:.AF15])/COUNT([.$B15:.AF15]));0)" office:value-type="float" office:value="0" calcext:value-type="float">
            <text:p>0</text:p>
          </table:table-cell>
          <table:table-cell table:style-name="ce6" table:formula="of:=ROUND((SUM([.$B15:.AG15])/COUNT([.$B15:.AG15]));0)" office:value-type="float" office:value="0" calcext:value-type="float">
            <text:p>0</text:p>
          </table:table-cell>
          <table:table-cell table:style-name="ce6" table:formula="of:=ROUND((SUM([.$B15:.AH15])/COUNT([.$B15:.AH15]));0)" office:value-type="float" office:value="0" calcext:value-type="float">
            <text:p>0</text:p>
          </table:table-cell>
          <table:table-cell table:style-name="ce6" table:formula="of:=ROUND((SUM([.$B15:.AI15])/COUNT([.$B15:.AI15]));0)" office:value-type="float" office:value="0" calcext:value-type="float">
            <text:p>0</text:p>
          </table:table-cell>
          <table:table-cell table:style-name="ce6" table:formula="of:=ROUND((SUM([.$B15:.AJ15])/COUNT([.$B15:.AJ15]));0)" office:value-type="float" office:value="0" calcext:value-type="float">
            <text:p>0</text:p>
          </table:table-cell>
          <table:table-cell table:style-name="ce6" table:formula="of:=ROUND((SUM([.$B15:.AK15])/COUNT([.$B15:.AK15]));0)" office:value-type="float" office:value="0" calcext:value-type="float">
            <text:p>0</text:p>
          </table:table-cell>
          <table:table-cell table:style-name="ce6" table:formula="of:=ROUND((SUM([.$B15:.AL15])/COUNT([.$B15:.AL15]));0)" office:value-type="float" office:value="0" calcext:value-type="float">
            <text:p>0</text:p>
          </table:table-cell>
          <table:table-cell table:style-name="ce6" table:formula="of:=ROUND((SUM([.$B15:.AM15])/COUNT([.$B15:.AM15]));0)" office:value-type="float" office:value="0" calcext:value-type="float">
            <text:p>0</text:p>
          </table:table-cell>
          <table:table-cell table:style-name="ce6" table:formula="of:=ROUND((SUM([.$B15:.AN15])/COUNT([.$B15:.AN15]));0)" office:value-type="float" office:value="0" calcext:value-type="float">
            <text:p>0</text:p>
          </table:table-cell>
          <table:table-cell table:style-name="ce6" table:formula="of:=ROUND((SUM([.$B15:.AO15])/COUNT([.$B15:.AO15]));0)" office:value-type="float" office:value="0" calcext:value-type="float">
            <text:p>0</text:p>
          </table:table-cell>
          <table:table-cell table:style-name="ce6" table:formula="of:=ROUND((SUM([.$B15:.AP15])/COUNT([.$B15:.AP15]));0)" office:value-type="float" office:value="0" calcext:value-type="float">
            <text:p>0</text:p>
          </table:table-cell>
          <table:table-cell table:style-name="ce6" table:formula="of:=ROUND((SUM([.$B15:.AQ15])/COUNT([.$B15:.AQ15]));0)" office:value-type="float" office:value="0" calcext:value-type="float">
            <text:p>0</text:p>
          </table:table-cell>
          <table:table-cell table:style-name="ce6" table:formula="of:=ROUND((SUM([.$B15:.AR15])/COUNT([.$B15:.AR15]));0)" office:value-type="float" office:value="0" calcext:value-type="float">
            <text:p>0</text:p>
          </table:table-cell>
          <table:table-cell table:style-name="ce6" table:formula="of:=ROUND((SUM([.$B15:.AS15])/COUNT([.$B15:.AS15]));0)" office:value-type="float" office:value="0" calcext:value-type="float">
            <text:p>0</text:p>
          </table:table-cell>
          <table:table-cell table:style-name="ce6" table:formula="of:=ROUND((SUM([.$B15:.AT15])/COUNT([.$B15:.AT15]));0)" office:value-type="float" office:value="0" calcext:value-type="float">
            <text:p>0</text:p>
          </table:table-cell>
          <table:table-cell table:style-name="ce6" table:formula="of:=ROUND((SUM([.$B15:.AU15])/COUNT([.$B15:.AU15]));0)" office:value-type="float" office:value="0" calcext:value-type="float">
            <text:p>0</text:p>
          </table:table-cell>
          <table:table-cell table:style-name="ce6" table:formula="of:=ROUND((SUM([.$B15:.AV15])/COUNT([.$B15:.AV15]));0)" office:value-type="float" office:value="0" calcext:value-type="float">
            <text:p>0</text:p>
          </table:table-cell>
          <table:table-cell table:style-name="ce6" table:formula="of:=ROUND((SUM([.$B15:.AW15])/COUNT([.$B15:.AW15]));0)" office:value-type="float" office:value="0" calcext:value-type="float">
            <text:p>0</text:p>
          </table:table-cell>
          <table:table-cell table:style-name="ce6" table:formula="of:=ROUND((SUM([.$B15:.AX15])/COUNT([.$B15:.AX15]));0)" office:value-type="float" office:value="0" calcext:value-type="float">
            <text:p>0</text:p>
          </table:table-cell>
          <table:table-cell table:style-name="ce6" table:formula="of:=ROUND((SUM([.$B15:.AY15])/COUNT([.$B15:.AY15]));0)" office:value-type="float" office:value="0" calcext:value-type="float">
            <text:p>0</text:p>
          </table:table-cell>
          <table:table-cell table:style-name="ce6" table:formula="of:=ROUND((SUM([.$B15:.AZ15])/COUNT([.$B15:.AZ15]));0)" office:value-type="float" office:value="0" calcext:value-type="float">
            <text:p>0</text:p>
          </table:table-cell>
          <table:table-cell table:style-name="ce6" table:formula="of:=ROUND((SUM([.$B15:.BA15])/COUNT([.$B15:.BA15]));0)" office:value-type="float" office:value="0" calcext:value-type="float">
            <text:p>0</text:p>
          </table:table-cell>
          <table:table-cell table:style-name="ce6" table:formula="of:=ROUND((SUM([.$B15:.BB15])/COUNT([.$B15:.BB15]));0)" office:value-type="float" office:value="0" calcext:value-type="float">
            <text:p>0</text:p>
          </table:table-cell>
          <table:table-cell table:style-name="ce6" table:formula="of:=ROUND((SUM([.$B15:.BC15])/COUNT([.$B15:.BC15]));0)" office:value-type="float" office:value="0" calcext:value-type="float">
            <text:p>0</text:p>
          </table:table-cell>
          <table:table-cell table:style-name="ce6" table:formula="of:=ROUND((SUM([.$B15:.BD15])/COUNT([.$B15:.BD15]));0)" office:value-type="float" office:value="0" calcext:value-type="float">
            <text:p>0</text:p>
          </table:table-cell>
          <table:table-cell table:style-name="ce6" table:formula="of:=ROUND((SUM([.$B15:.BE15])/COUNT([.$B15:.BE15]));0)" office:value-type="float" office:value="0" calcext:value-type="float">
            <text:p>0</text:p>
          </table:table-cell>
          <table:table-cell table:style-name="ce6" table:formula="of:=ROUND((SUM([.$B15:.BF15])/COUNT([.$B15:.BF15]));0)" office:value-type="float" office:value="0" calcext:value-type="float">
            <text:p>0</text:p>
          </table:table-cell>
          <table:table-cell table:style-name="ce6" table:formula="of:=ROUND((SUM([.$B15:.BG15])/COUNT([.$B15:.BG15]));0)" office:value-type="float" office:value="0" calcext:value-type="float">
            <text:p>0</text:p>
          </table:table-cell>
          <table:table-cell table:style-name="ce6" table:formula="of:=ROUND((SUM([.$B15:.BH15])/COUNT([.$B15:.BH15]));0)" office:value-type="float" office:value="0" calcext:value-type="float">
            <text:p>0</text:p>
          </table:table-cell>
          <table:table-cell table:style-name="ce6" table:formula="of:=ROUND((SUM([.$B15:.BI15])/COUNT([.$B15:.BI15]));0)" office:value-type="float" office:value="0" calcext:value-type="float">
            <text:p>0</text:p>
          </table:table-cell>
          <table:table-cell table:style-name="ce6" table:formula="of:=ROUND((SUM([.$B15:.BJ15])/COUNT([.$B15:.BJ15]));0)" office:value-type="float" office:value="0" calcext:value-type="float">
            <text:p>0</text:p>
          </table:table-cell>
          <table:table-cell table:style-name="ce6" table:formula="of:=ROUND((SUM([.$B15:.BK15])/COUNT([.$B15:.BK15]));0)" office:value-type="float" office:value="0" calcext:value-type="float">
            <text:p>0</text:p>
          </table:table-cell>
          <table:table-cell table:style-name="ce6" table:formula="of:=ROUND((SUM([.$B15:.BL15])/COUNT([.$B15:.BL15]));0)" office:value-type="float" office:value="0" calcext:value-type="float">
            <text:p>0</text:p>
          </table:table-cell>
          <table:table-cell table:style-name="ce6" table:formula="of:=ROUND((SUM([.$B15:.BM15])/COUNT([.$B15:.BM15]));0)" office:value-type="float" office:value="0" calcext:value-type="float">
            <text:p>0</text:p>
          </table:table-cell>
          <table:table-cell table:style-name="ce6" table:formula="of:=ROUND((SUM([.$B15:.BN15])/COUNT([.$B15:.BN15]));0)" office:value-type="float" office:value="0" calcext:value-type="float">
            <text:p>0</text:p>
          </table:table-cell>
          <table:table-cell table:style-name="ce6" table:formula="of:=ROUND((SUM([.$B15:.BO15])/COUNT([.$B15:.BO15]));0)" office:value-type="float" office:value="0" calcext:value-type="float">
            <text:p>0</text:p>
          </table:table-cell>
          <table:table-cell table:style-name="ce6" table:formula="of:=ROUND((SUM([.$B15:.BP15])/COUNT([.$B15:.BP15]));0)" office:value-type="float" office:value="0" calcext:value-type="float">
            <text:p>0</text:p>
          </table:table-cell>
          <table:table-cell table:style-name="ce6" table:formula="of:=ROUND((SUM([.$B15:.BQ15])/COUNT([.$B15:.BQ15]));0)" office:value-type="float" office:value="0" calcext:value-type="float">
            <text:p>0</text:p>
          </table:table-cell>
          <table:table-cell table:style-name="ce6" table:formula="of:=ROUND((SUM([.$B15:.BR15])/COUNT([.$B15:.BR15]));0)" office:value-type="float" office:value="0" calcext:value-type="float">
            <text:p>0</text:p>
          </table:table-cell>
          <table:table-cell table:style-name="ce6" table:formula="of:=ROUND((SUM([.$B15:.BS15])/COUNT([.$B15:.BS15]));0)" office:value-type="float" office:value="0" calcext:value-type="float">
            <text:p>0</text:p>
          </table:table-cell>
          <table:table-cell table:style-name="ce6" table:formula="of:=ROUND((SUM([.$B15:.BT15])/COUNT([.$B15:.BT15]));0)" office:value-type="float" office:value="0" calcext:value-type="float">
            <text:p>0</text:p>
          </table:table-cell>
          <table:table-cell table:style-name="ce6" table:formula="of:=ROUND((SUM([.$B15:.BU15])/COUNT([.$B15:.BU15]));0)" office:value-type="float" office:value="0" calcext:value-type="float">
            <text:p>0</text:p>
          </table:table-cell>
          <table:table-cell table:style-name="ce6" table:formula="of:=ROUND((SUM([.$B15:.BV15])/COUNT([.$B15:.BV15]));0)" office:value-type="float" office:value="0" calcext:value-type="float">
            <text:p>0</text:p>
          </table:table-cell>
          <table:table-cell table:style-name="ce6" table:formula="of:=ROUND((SUM([.$B15:.BW15])/COUNT([.$B15:.BW15]));0)" office:value-type="float" office:value="0" calcext:value-type="float">
            <text:p>0</text:p>
          </table:table-cell>
          <table:table-cell table:style-name="ce6" table:formula="of:=ROUND((SUM([.$B15:.BX15])/COUNT([.$B15:.BX15]));0)" office:value-type="float" office:value="0" calcext:value-type="float">
            <text:p>0</text:p>
          </table:table-cell>
          <table:table-cell table:style-name="ce6" table:formula="of:=ROUND((SUM([.$B15:.BY15])/COUNT([.$B15:.BY15]));0)" office:value-type="float" office:value="0" calcext:value-type="float">
            <text:p>0</text:p>
          </table:table-cell>
          <table:table-cell table:style-name="ce6" table:formula="of:=ROUND((SUM([.$B15:.BZ15])/COUNT([.$B15:.BZ15]));0)" office:value-type="float" office:value="0" calcext:value-type="float">
            <text:p>0</text:p>
          </table:table-cell>
          <table:table-cell table:style-name="ce6" table:formula="of:=ROUND((SUM([.$B15:.CA15])/COUNT([.$B15:.CA15]));0)" office:value-type="float" office:value="0" calcext:value-type="float">
            <text:p>0</text:p>
          </table:table-cell>
          <table:table-cell table:style-name="ce6" table:formula="of:=ROUND((SUM([.$B15:.CB15])/COUNT([.$B15:.CB15]));0)" office:value-type="float" office:value="0" calcext:value-type="float">
            <text:p>0</text:p>
          </table:table-cell>
          <table:table-cell table:style-name="ce6" table:formula="of:=ROUND((SUM([.$B15:.CC15])/COUNT([.$B15:.CC15]));0)" office:value-type="float" office:value="0" calcext:value-type="float">
            <text:p>0</text:p>
          </table:table-cell>
          <table:table-cell table:style-name="ce6" table:formula="of:=ROUND((SUM([.$B15:.CD15])/COUNT([.$B15:.CD15]));0)" office:value-type="float" office:value="0" calcext:value-type="float">
            <text:p>0</text:p>
          </table:table-cell>
          <table:table-cell table:style-name="ce6" table:formula="of:=ROUND((SUM([.$B15:.CE15])/COUNT([.$B15:.CE15]));0)" office:value-type="float" office:value="0" calcext:value-type="float">
            <text:p>0</text:p>
          </table:table-cell>
          <table:table-cell table:style-name="ce6" table:formula="of:=ROUND((SUM([.$B15:.CF15])/COUNT([.$B15:.CF15]));0)" office:value-type="float" office:value="0" calcext:value-type="float">
            <text:p>0</text:p>
          </table:table-cell>
          <table:table-cell table:style-name="ce6" table:formula="of:=ROUND((SUM([.$B15:.CG15])/COUNT([.$B15:.CG15]));0)" office:value-type="float" office:value="0" calcext:value-type="float">
            <text:p>0</text:p>
          </table:table-cell>
          <table:table-cell table:style-name="ce6" table:formula="of:=ROUND((SUM([.$B15:.CH15])/COUNT([.$B15:.CH15]));0)" office:value-type="float" office:value="0" calcext:value-type="float">
            <text:p>0</text:p>
          </table:table-cell>
          <table:table-cell table:style-name="ce6" table:formula="of:=ROUND((SUM([.$B15:.CI15])/COUNT([.$B15:.CI15]));0)" office:value-type="float" office:value="0" calcext:value-type="float">
            <text:p>0</text:p>
          </table:table-cell>
          <table:table-cell table:style-name="ce6" table:formula="of:=ROUND((SUM([.$B15:.CJ15])/COUNT([.$B15:.CJ15]));0)" office:value-type="float" office:value="0" calcext:value-type="float">
            <text:p>0</text:p>
          </table:table-cell>
          <table:table-cell table:style-name="ce6" table:formula="of:=ROUND((SUM([.$B15:.CK15])/COUNT([.$B15:.CK15]));0)" office:value-type="float" office:value="0" calcext:value-type="float">
            <text:p>0</text:p>
          </table:table-cell>
          <table:table-cell table:number-columns-repeated="100"/>
        </table:table-row>
        <table:table-row table:style-name="ro2">
          <table:table-cell table:number-columns-repeated="25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ROUND((SUM([.$B16:.B16])/COUNT([.$B16:.B16]));0)" office:value-type="float" office:value="0" calcext:value-type="float">
            <text:p>0</text:p>
          </table:table-cell>
          <table:table-cell table:style-name="ce6" table:formula="of:=ROUND((SUM([.$B16:.C16])/COUNT([.$B16:.C16]));0)" office:value-type="float" office:value="0" calcext:value-type="float">
            <text:p>0</text:p>
          </table:table-cell>
          <table:table-cell table:style-name="ce6" table:formula="of:=ROUND((SUM([.$B16:.D16])/COUNT([.$B16:.D16]));0)" office:value-type="float" office:value="0" calcext:value-type="float">
            <text:p>0</text:p>
          </table:table-cell>
          <table:table-cell table:style-name="ce6" table:formula="of:=ROUND((SUM([.$B16:.E16])/COUNT([.$B16:.E16]));0)" office:value-type="float" office:value="0" calcext:value-type="float">
            <text:p>0</text:p>
          </table:table-cell>
          <table:table-cell table:style-name="ce6" table:formula="of:=ROUND((SUM([.$B16:.F16])/COUNT([.$B16:.F16]));0)" office:value-type="float" office:value="0" calcext:value-type="float">
            <text:p>0</text:p>
          </table:table-cell>
          <table:table-cell table:style-name="ce6" table:formula="of:=ROUND((SUM([.$B16:.G16])/COUNT([.$B16:.G16]));0)" office:value-type="float" office:value="0" calcext:value-type="float">
            <text:p>0</text:p>
          </table:table-cell>
          <table:table-cell table:style-name="ce6" table:formula="of:=ROUND((SUM([.$B16:.H16])/COUNT([.$B16:.H16]));0)" office:value-type="float" office:value="0" calcext:value-type="float">
            <text:p>0</text:p>
          </table:table-cell>
          <table:table-cell table:style-name="ce6" table:formula="of:=ROUND((SUM([.$B16:.I16])/COUNT([.$B16:.I16]));0)" office:value-type="float" office:value="0" calcext:value-type="float">
            <text:p>0</text:p>
          </table:table-cell>
          <table:table-cell table:style-name="ce6" table:formula="of:=ROUND((SUM([.$B16:.J16])/COUNT([.$B16:.J16]));0)" office:value-type="float" office:value="0" calcext:value-type="float">
            <text:p>0</text:p>
          </table:table-cell>
          <table:table-cell table:style-name="ce6" table:formula="of:=ROUND((SUM([.$B16:.K16])/COUNT([.$B16:.K16]));0)" office:value-type="float" office:value="0" calcext:value-type="float">
            <text:p>0</text:p>
          </table:table-cell>
          <table:table-cell table:style-name="ce6" table:formula="of:=ROUND((SUM([.$B16:.L16])/COUNT([.$B16:.L16]));0)" office:value-type="float" office:value="0" calcext:value-type="float">
            <text:p>0</text:p>
          </table:table-cell>
          <table:table-cell table:style-name="ce6" table:formula="of:=ROUND((SUM([.$B16:.M16])/COUNT([.$B16:.M16]));0)" office:value-type="float" office:value="0" calcext:value-type="float">
            <text:p>0</text:p>
          </table:table-cell>
          <table:table-cell table:style-name="ce6" table:formula="of:=ROUND((SUM([.$B16:.N16])/COUNT([.$B16:.N16]));0)" office:value-type="float" office:value="0" calcext:value-type="float">
            <text:p>0</text:p>
          </table:table-cell>
          <table:table-cell table:style-name="ce6" table:formula="of:=ROUND((SUM([.$B16:.O16])/COUNT([.$B16:.O16]));0)" office:value-type="float" office:value="0" calcext:value-type="float">
            <text:p>0</text:p>
          </table:table-cell>
          <table:table-cell table:style-name="ce6" table:formula="of:=ROUND((SUM([.$B16:.P16])/COUNT([.$B16:.P16]));0)" office:value-type="float" office:value="0" calcext:value-type="float">
            <text:p>0</text:p>
          </table:table-cell>
          <table:table-cell table:style-name="ce6" table:formula="of:=ROUND((SUM([.$B16:.Q16])/COUNT([.$B16:.Q16]));0)" office:value-type="float" office:value="0" calcext:value-type="float">
            <text:p>0</text:p>
          </table:table-cell>
          <table:table-cell table:style-name="ce6" table:formula="of:=ROUND((SUM([.$B16:.R16])/COUNT([.$B16:.R16]));0)" office:value-type="float" office:value="0" calcext:value-type="float">
            <text:p>0</text:p>
          </table:table-cell>
          <table:table-cell table:style-name="ce6" table:formula="of:=ROUND((SUM([.$B16:.S16])/COUNT([.$B16:.S16]));0)" office:value-type="float" office:value="0" calcext:value-type="float">
            <text:p>0</text:p>
          </table:table-cell>
          <table:table-cell table:style-name="ce6" table:formula="of:=ROUND((SUM([.$B16:.T16])/COUNT([.$B16:.T16]));0)" office:value-type="float" office:value="0" calcext:value-type="float">
            <text:p>0</text:p>
          </table:table-cell>
          <table:table-cell table:style-name="ce6" table:formula="of:=ROUND((SUM([.$B16:.U16])/COUNT([.$B16:.U16]));0)" office:value-type="float" office:value="0" calcext:value-type="float">
            <text:p>0</text:p>
          </table:table-cell>
          <table:table-cell table:style-name="ce6" table:formula="of:=ROUND((SUM([.$B16:.V16])/COUNT([.$B16:.V16]));0)" office:value-type="float" office:value="0" calcext:value-type="float">
            <text:p>0</text:p>
          </table:table-cell>
          <table:table-cell table:style-name="ce6" table:formula="of:=ROUND((SUM([.$B16:.W16])/COUNT([.$B16:.W16]));0)" office:value-type="float" office:value="0" calcext:value-type="float">
            <text:p>0</text:p>
          </table:table-cell>
          <table:table-cell table:style-name="ce6" table:formula="of:=ROUND((SUM([.$B16:.X16])/COUNT([.$B16:.X16]));0)" office:value-type="float" office:value="0" calcext:value-type="float">
            <text:p>0</text:p>
          </table:table-cell>
          <table:table-cell table:style-name="ce6" table:formula="of:=ROUND((SUM([.$B16:.Y16])/COUNT([.$B16:.Y16]));0)" office:value-type="float" office:value="0" calcext:value-type="float">
            <text:p>0</text:p>
          </table:table-cell>
          <table:table-cell table:style-name="ce6" table:formula="of:=ROUND((SUM([.$B16:.Z16])/COUNT([.$B16:.Z16]));0)" office:value-type="float" office:value="0" calcext:value-type="float">
            <text:p>0</text:p>
          </table:table-cell>
          <table:table-cell table:style-name="ce6" table:formula="of:=ROUND((SUM([.$B16:.AA16])/COUNT([.$B16:.AA16]));0)" office:value-type="float" office:value="0" calcext:value-type="float">
            <text:p>0</text:p>
          </table:table-cell>
          <table:table-cell table:style-name="ce6" table:formula="of:=ROUND((SUM([.$B16:.AB16])/COUNT([.$B16:.AB16]));0)" office:value-type="float" office:value="0" calcext:value-type="float">
            <text:p>0</text:p>
          </table:table-cell>
          <table:table-cell table:style-name="ce6" table:formula="of:=ROUND((SUM([.$B16:.AC16])/COUNT([.$B16:.AC16]));0)" office:value-type="float" office:value="0" calcext:value-type="float">
            <text:p>0</text:p>
          </table:table-cell>
          <table:table-cell table:style-name="ce6" table:formula="of:=ROUND((SUM([.$B16:.AD16])/COUNT([.$B16:.AD16]));0)" office:value-type="float" office:value="0" calcext:value-type="float">
            <text:p>0</text:p>
          </table:table-cell>
          <table:table-cell table:style-name="ce6" table:formula="of:=ROUND((SUM([.$B16:.AE16])/COUNT([.$B16:.AE16]));0)" office:value-type="float" office:value="0" calcext:value-type="float">
            <text:p>0</text:p>
          </table:table-cell>
          <table:table-cell table:style-name="ce6" table:formula="of:=ROUND((SUM([.$B16:.AF16])/COUNT([.$B16:.AF16]));0)" office:value-type="float" office:value="0" calcext:value-type="float">
            <text:p>0</text:p>
          </table:table-cell>
          <table:table-cell table:style-name="ce6" table:formula="of:=ROUND((SUM([.$B16:.AG16])/COUNT([.$B16:.AG16]));0)" office:value-type="float" office:value="0" calcext:value-type="float">
            <text:p>0</text:p>
          </table:table-cell>
          <table:table-cell table:style-name="ce6" table:formula="of:=ROUND((SUM([.$B16:.AH16])/COUNT([.$B16:.AH16]));0)" office:value-type="float" office:value="0" calcext:value-type="float">
            <text:p>0</text:p>
          </table:table-cell>
          <table:table-cell table:style-name="ce6" table:formula="of:=ROUND((SUM([.$B16:.AI16])/COUNT([.$B16:.AI16]));0)" office:value-type="float" office:value="0" calcext:value-type="float">
            <text:p>0</text:p>
          </table:table-cell>
          <table:table-cell table:style-name="ce6" table:formula="of:=ROUND((SUM([.$B16:.AJ16])/COUNT([.$B16:.AJ16]));0)" office:value-type="float" office:value="0" calcext:value-type="float">
            <text:p>0</text:p>
          </table:table-cell>
          <table:table-cell table:style-name="ce6" table:formula="of:=ROUND((SUM([.$B16:.AK16])/COUNT([.$B16:.AK16]));0)" office:value-type="float" office:value="0" calcext:value-type="float">
            <text:p>0</text:p>
          </table:table-cell>
          <table:table-cell table:style-name="ce6" table:formula="of:=ROUND((SUM([.$B16:.AL16])/COUNT([.$B16:.AL16]));0)" office:value-type="float" office:value="0" calcext:value-type="float">
            <text:p>0</text:p>
          </table:table-cell>
          <table:table-cell table:style-name="ce6" table:formula="of:=ROUND((SUM([.$B16:.AM16])/COUNT([.$B16:.AM16]));0)" office:value-type="float" office:value="0" calcext:value-type="float">
            <text:p>0</text:p>
          </table:table-cell>
          <table:table-cell table:style-name="ce6" table:formula="of:=ROUND((SUM([.$B16:.AN16])/COUNT([.$B16:.AN16]));0)" office:value-type="float" office:value="0" calcext:value-type="float">
            <text:p>0</text:p>
          </table:table-cell>
          <table:table-cell table:style-name="ce6" table:formula="of:=ROUND((SUM([.$B16:.AO16])/COUNT([.$B16:.AO16]));0)" office:value-type="float" office:value="0" calcext:value-type="float">
            <text:p>0</text:p>
          </table:table-cell>
          <table:table-cell table:style-name="ce6" table:formula="of:=ROUND((SUM([.$B16:.AP16])/COUNT([.$B16:.AP16]));0)" office:value-type="float" office:value="0" calcext:value-type="float">
            <text:p>0</text:p>
          </table:table-cell>
          <table:table-cell table:style-name="ce6" table:formula="of:=ROUND((SUM([.$B16:.AQ16])/COUNT([.$B16:.AQ16]));0)" office:value-type="float" office:value="0" calcext:value-type="float">
            <text:p>0</text:p>
          </table:table-cell>
          <table:table-cell table:style-name="ce6" table:formula="of:=ROUND((SUM([.$B16:.AR16])/COUNT([.$B16:.AR16]));0)" office:value-type="float" office:value="0" calcext:value-type="float">
            <text:p>0</text:p>
          </table:table-cell>
          <table:table-cell table:style-name="ce6" table:formula="of:=ROUND((SUM([.$B16:.AS16])/COUNT([.$B16:.AS16]));0)" office:value-type="float" office:value="0" calcext:value-type="float">
            <text:p>0</text:p>
          </table:table-cell>
          <table:table-cell table:style-name="ce6" table:formula="of:=ROUND((SUM([.$B16:.AT16])/COUNT([.$B16:.AT16]));0)" office:value-type="float" office:value="0" calcext:value-type="float">
            <text:p>0</text:p>
          </table:table-cell>
          <table:table-cell table:style-name="ce6" table:formula="of:=ROUND((SUM([.$B16:.AU16])/COUNT([.$B16:.AU16]));0)" office:value-type="float" office:value="0" calcext:value-type="float">
            <text:p>0</text:p>
          </table:table-cell>
          <table:table-cell table:style-name="ce6" table:formula="of:=ROUND((SUM([.$B16:.AV16])/COUNT([.$B16:.AV16]));0)" office:value-type="float" office:value="0" calcext:value-type="float">
            <text:p>0</text:p>
          </table:table-cell>
          <table:table-cell table:style-name="ce6" table:formula="of:=ROUND((SUM([.$B16:.AW16])/COUNT([.$B16:.AW16]));0)" office:value-type="float" office:value="0" calcext:value-type="float">
            <text:p>0</text:p>
          </table:table-cell>
          <table:table-cell table:style-name="ce6" table:formula="of:=ROUND((SUM([.$B16:.AX16])/COUNT([.$B16:.AX16]));0)" office:value-type="float" office:value="0" calcext:value-type="float">
            <text:p>0</text:p>
          </table:table-cell>
          <table:table-cell table:style-name="ce6" table:formula="of:=ROUND((SUM([.$B16:.AY16])/COUNT([.$B16:.AY16]));0)" office:value-type="float" office:value="0" calcext:value-type="float">
            <text:p>0</text:p>
          </table:table-cell>
          <table:table-cell table:style-name="ce6" table:formula="of:=ROUND((SUM([.$B16:.AZ16])/COUNT([.$B16:.AZ16]));0)" office:value-type="float" office:value="0" calcext:value-type="float">
            <text:p>0</text:p>
          </table:table-cell>
          <table:table-cell table:style-name="ce6" table:formula="of:=ROUND((SUM([.$B16:.BA16])/COUNT([.$B16:.BA16]));0)" office:value-type="float" office:value="0" calcext:value-type="float">
            <text:p>0</text:p>
          </table:table-cell>
          <table:table-cell table:style-name="ce6" table:formula="of:=ROUND((SUM([.$B16:.BB16])/COUNT([.$B16:.BB16]));0)" office:value-type="float" office:value="0" calcext:value-type="float">
            <text:p>0</text:p>
          </table:table-cell>
          <table:table-cell table:style-name="ce6" table:formula="of:=ROUND((SUM([.$B16:.BC16])/COUNT([.$B16:.BC16]));0)" office:value-type="float" office:value="0" calcext:value-type="float">
            <text:p>0</text:p>
          </table:table-cell>
          <table:table-cell table:style-name="ce6" table:formula="of:=ROUND((SUM([.$B16:.BD16])/COUNT([.$B16:.BD16]));0)" office:value-type="float" office:value="0" calcext:value-type="float">
            <text:p>0</text:p>
          </table:table-cell>
          <table:table-cell table:style-name="ce6" table:formula="of:=ROUND((SUM([.$B16:.BE16])/COUNT([.$B16:.BE16]));0)" office:value-type="float" office:value="0" calcext:value-type="float">
            <text:p>0</text:p>
          </table:table-cell>
          <table:table-cell table:style-name="ce6" table:formula="of:=ROUND((SUM([.$B16:.BF16])/COUNT([.$B16:.BF16]));0)" office:value-type="float" office:value="0" calcext:value-type="float">
            <text:p>0</text:p>
          </table:table-cell>
          <table:table-cell table:style-name="ce6" table:formula="of:=ROUND((SUM([.$B16:.BG16])/COUNT([.$B16:.BG16]));0)" office:value-type="float" office:value="0" calcext:value-type="float">
            <text:p>0</text:p>
          </table:table-cell>
          <table:table-cell table:style-name="ce6" table:formula="of:=ROUND((SUM([.$B16:.BH16])/COUNT([.$B16:.BH16]));0)" office:value-type="float" office:value="0" calcext:value-type="float">
            <text:p>0</text:p>
          </table:table-cell>
          <table:table-cell table:style-name="ce6" table:formula="of:=ROUND((SUM([.$B16:.BI16])/COUNT([.$B16:.BI16]));0)" office:value-type="float" office:value="0" calcext:value-type="float">
            <text:p>0</text:p>
          </table:table-cell>
          <table:table-cell table:style-name="ce6" table:formula="of:=ROUND((SUM([.$B16:.BJ16])/COUNT([.$B16:.BJ16]));0)" office:value-type="float" office:value="0" calcext:value-type="float">
            <text:p>0</text:p>
          </table:table-cell>
          <table:table-cell table:style-name="ce6" table:formula="of:=ROUND((SUM([.$B16:.BK16])/COUNT([.$B16:.BK16]));0)" office:value-type="float" office:value="0" calcext:value-type="float">
            <text:p>0</text:p>
          </table:table-cell>
          <table:table-cell table:style-name="ce6" table:formula="of:=ROUND((SUM([.$B16:.BL16])/COUNT([.$B16:.BL16]));0)" office:value-type="float" office:value="0" calcext:value-type="float">
            <text:p>0</text:p>
          </table:table-cell>
          <table:table-cell table:style-name="ce6" table:formula="of:=ROUND((SUM([.$B16:.BM16])/COUNT([.$B16:.BM16]));0)" office:value-type="float" office:value="0" calcext:value-type="float">
            <text:p>0</text:p>
          </table:table-cell>
          <table:table-cell table:style-name="ce6" table:formula="of:=ROUND((SUM([.$B16:.BN16])/COUNT([.$B16:.BN16]));0)" office:value-type="float" office:value="0" calcext:value-type="float">
            <text:p>0</text:p>
          </table:table-cell>
          <table:table-cell table:style-name="ce6" table:formula="of:=ROUND((SUM([.$B16:.BO16])/COUNT([.$B16:.BO16]));0)" office:value-type="float" office:value="0" calcext:value-type="float">
            <text:p>0</text:p>
          </table:table-cell>
          <table:table-cell table:style-name="ce6" table:formula="of:=ROUND((SUM([.$B16:.BP16])/COUNT([.$B16:.BP16]));0)" office:value-type="float" office:value="0" calcext:value-type="float">
            <text:p>0</text:p>
          </table:table-cell>
          <table:table-cell table:style-name="ce6" table:formula="of:=ROUND((SUM([.$B16:.BQ16])/COUNT([.$B16:.BQ16]));0)" office:value-type="float" office:value="0" calcext:value-type="float">
            <text:p>0</text:p>
          </table:table-cell>
          <table:table-cell table:style-name="ce6" table:formula="of:=ROUND((SUM([.$B16:.BR16])/COUNT([.$B16:.BR16]));0)" office:value-type="float" office:value="0" calcext:value-type="float">
            <text:p>0</text:p>
          </table:table-cell>
          <table:table-cell table:style-name="ce6" table:formula="of:=ROUND((SUM([.$B16:.BS16])/COUNT([.$B16:.BS16]));0)" office:value-type="float" office:value="0" calcext:value-type="float">
            <text:p>0</text:p>
          </table:table-cell>
          <table:table-cell table:style-name="ce6" table:formula="of:=ROUND((SUM([.$B16:.BT16])/COUNT([.$B16:.BT16]));0)" office:value-type="float" office:value="0" calcext:value-type="float">
            <text:p>0</text:p>
          </table:table-cell>
          <table:table-cell table:style-name="ce6" table:formula="of:=ROUND((SUM([.$B16:.BU16])/COUNT([.$B16:.BU16]));0)" office:value-type="float" office:value="0" calcext:value-type="float">
            <text:p>0</text:p>
          </table:table-cell>
          <table:table-cell table:style-name="ce6" table:formula="of:=ROUND((SUM([.$B16:.BV16])/COUNT([.$B16:.BV16]));0)" office:value-type="float" office:value="0" calcext:value-type="float">
            <text:p>0</text:p>
          </table:table-cell>
          <table:table-cell table:style-name="ce6" table:formula="of:=ROUND((SUM([.$B16:.BW16])/COUNT([.$B16:.BW16]));0)" office:value-type="float" office:value="0" calcext:value-type="float">
            <text:p>0</text:p>
          </table:table-cell>
          <table:table-cell table:style-name="ce6" table:formula="of:=ROUND((SUM([.$B16:.BX16])/COUNT([.$B16:.BX16]));0)" office:value-type="float" office:value="0" calcext:value-type="float">
            <text:p>0</text:p>
          </table:table-cell>
          <table:table-cell table:style-name="ce6" table:formula="of:=ROUND((SUM([.$B16:.BY16])/COUNT([.$B16:.BY16]));0)" office:value-type="float" office:value="0" calcext:value-type="float">
            <text:p>0</text:p>
          </table:table-cell>
          <table:table-cell table:style-name="ce6" table:formula="of:=ROUND((SUM([.$B16:.BZ16])/COUNT([.$B16:.BZ16]));0)" office:value-type="float" office:value="0" calcext:value-type="float">
            <text:p>0</text:p>
          </table:table-cell>
          <table:table-cell table:style-name="ce6" table:formula="of:=ROUND((SUM([.$B16:.CA16])/COUNT([.$B16:.CA16]));0)" office:value-type="float" office:value="0" calcext:value-type="float">
            <text:p>0</text:p>
          </table:table-cell>
          <table:table-cell table:style-name="ce6" table:formula="of:=ROUND((SUM([.$B16:.CB16])/COUNT([.$B16:.CB16]));0)" office:value-type="float" office:value="0" calcext:value-type="float">
            <text:p>0</text:p>
          </table:table-cell>
          <table:table-cell table:style-name="ce6" table:formula="of:=ROUND((SUM([.$B16:.CC16])/COUNT([.$B16:.CC16]));0)" office:value-type="float" office:value="0" calcext:value-type="float">
            <text:p>0</text:p>
          </table:table-cell>
          <table:table-cell table:style-name="ce6" table:formula="of:=ROUND((SUM([.$B16:.CD16])/COUNT([.$B16:.CD16]));0)" office:value-type="float" office:value="0" calcext:value-type="float">
            <text:p>0</text:p>
          </table:table-cell>
          <table:table-cell table:style-name="ce6" table:formula="of:=ROUND((SUM([.$B16:.CE16])/COUNT([.$B16:.CE16]));0)" office:value-type="float" office:value="0" calcext:value-type="float">
            <text:p>0</text:p>
          </table:table-cell>
          <table:table-cell table:style-name="ce6" table:formula="of:=ROUND((SUM([.$B16:.CF16])/COUNT([.$B16:.CF16]));0)" office:value-type="float" office:value="0" calcext:value-type="float">
            <text:p>0</text:p>
          </table:table-cell>
          <table:table-cell table:style-name="ce6" table:formula="of:=ROUND((SUM([.$B16:.CG16])/COUNT([.$B16:.CG16]));0)" office:value-type="float" office:value="0" calcext:value-type="float">
            <text:p>0</text:p>
          </table:table-cell>
          <table:table-cell table:style-name="ce6" table:formula="of:=ROUND((SUM([.$B16:.CH16])/COUNT([.$B16:.CH16]));0)" office:value-type="float" office:value="0" calcext:value-type="float">
            <text:p>0</text:p>
          </table:table-cell>
          <table:table-cell table:style-name="ce6" table:formula="of:=ROUND((SUM([.$B16:.CI16])/COUNT([.$B16:.CI16]));0)" office:value-type="float" office:value="0" calcext:value-type="float">
            <text:p>0</text:p>
          </table:table-cell>
          <table:table-cell table:style-name="ce6" table:formula="of:=ROUND((SUM([.$B16:.CJ16])/COUNT([.$B16:.CJ16]));0)" office:value-type="float" office:value="0" calcext:value-type="float">
            <text:p>0</text:p>
          </table:table-cell>
          <table:table-cell table:style-name="ce6" table:formula="of:=ROUND((SUM([.$B16:.CK16])/COUNT([.$B16:.CK16]));0)" office:value-type="float" office:value="0" calcext:value-type="float">
            <text:p>0</text:p>
          </table:table-cell>
          <table:table-cell table:number-columns-repeated="100"/>
        </table:table-row>
        <table:table-row table:style-name="ro2">
          <table:table-cell table:number-columns-repeated="298" office:value-type="float" office:value="0" calcext:value-type="float">
            <text:p>0</text:p>
          </table:table-cell>
          <table:table-cell table:style-name="ce6" table:formula="of:=ROUND((SUM([.$B17:.B17])/COUNT([.$B17:.B17]));0)" office:value-type="float" office:value="0" calcext:value-type="float">
            <text:p>0</text:p>
          </table:table-cell>
          <table:table-cell table:style-name="ce6" table:formula="of:=ROUND((SUM([.$B17:.C17])/COUNT([.$B17:.C17]));0)" office:value-type="float" office:value="0" calcext:value-type="float">
            <text:p>0</text:p>
          </table:table-cell>
          <table:table-cell table:style-name="ce6" table:formula="of:=ROUND((SUM([.$B17:.D17])/COUNT([.$B17:.D17]));0)" office:value-type="float" office:value="0" calcext:value-type="float">
            <text:p>0</text:p>
          </table:table-cell>
          <table:table-cell table:style-name="ce6" table:formula="of:=ROUND((SUM([.$B17:.E17])/COUNT([.$B17:.E17]));0)" office:value-type="float" office:value="0" calcext:value-type="float">
            <text:p>0</text:p>
          </table:table-cell>
          <table:table-cell table:style-name="ce6" table:formula="of:=ROUND((SUM([.$B17:.F17])/COUNT([.$B17:.F17]));0)" office:value-type="float" office:value="0" calcext:value-type="float">
            <text:p>0</text:p>
          </table:table-cell>
          <table:table-cell table:style-name="ce6" table:formula="of:=ROUND((SUM([.$B17:.G17])/COUNT([.$B17:.G17]));0)" office:value-type="float" office:value="0" calcext:value-type="float">
            <text:p>0</text:p>
          </table:table-cell>
          <table:table-cell table:style-name="ce6" table:formula="of:=ROUND((SUM([.$B17:.H17])/COUNT([.$B17:.H17]));0)" office:value-type="float" office:value="0" calcext:value-type="float">
            <text:p>0</text:p>
          </table:table-cell>
          <table:table-cell table:style-name="ce6" table:formula="of:=ROUND((SUM([.$B17:.I17])/COUNT([.$B17:.I17]));0)" office:value-type="float" office:value="0" calcext:value-type="float">
            <text:p>0</text:p>
          </table:table-cell>
          <table:table-cell table:style-name="ce6" table:formula="of:=ROUND((SUM([.$B17:.J17])/COUNT([.$B17:.J17]));0)" office:value-type="float" office:value="0" calcext:value-type="float">
            <text:p>0</text:p>
          </table:table-cell>
          <table:table-cell table:style-name="ce6" table:formula="of:=ROUND((SUM([.$B17:.K17])/COUNT([.$B17:.K17]));0)" office:value-type="float" office:value="0" calcext:value-type="float">
            <text:p>0</text:p>
          </table:table-cell>
          <table:table-cell table:style-name="ce6" table:formula="of:=ROUND((SUM([.$B17:.L17])/COUNT([.$B17:.L17]));0)" office:value-type="float" office:value="0" calcext:value-type="float">
            <text:p>0</text:p>
          </table:table-cell>
          <table:table-cell table:style-name="ce6" table:formula="of:=ROUND((SUM([.$B17:.M17])/COUNT([.$B17:.M17]));0)" office:value-type="float" office:value="0" calcext:value-type="float">
            <text:p>0</text:p>
          </table:table-cell>
          <table:table-cell table:style-name="ce6" table:formula="of:=ROUND((SUM([.$B17:.N17])/COUNT([.$B17:.N17]));0)" office:value-type="float" office:value="0" calcext:value-type="float">
            <text:p>0</text:p>
          </table:table-cell>
          <table:table-cell table:style-name="ce6" table:formula="of:=ROUND((SUM([.$B17:.O17])/COUNT([.$B17:.O17]));0)" office:value-type="float" office:value="0" calcext:value-type="float">
            <text:p>0</text:p>
          </table:table-cell>
          <table:table-cell table:style-name="ce6" table:formula="of:=ROUND((SUM([.$B17:.P17])/COUNT([.$B17:.P17]));0)" office:value-type="float" office:value="0" calcext:value-type="float">
            <text:p>0</text:p>
          </table:table-cell>
          <table:table-cell table:style-name="ce6" table:formula="of:=ROUND((SUM([.$B17:.Q17])/COUNT([.$B17:.Q17]));0)" office:value-type="float" office:value="0" calcext:value-type="float">
            <text:p>0</text:p>
          </table:table-cell>
          <table:table-cell table:style-name="ce6" table:formula="of:=ROUND((SUM([.$B17:.R17])/COUNT([.$B17:.R17]));0)" office:value-type="float" office:value="0" calcext:value-type="float">
            <text:p>0</text:p>
          </table:table-cell>
          <table:table-cell table:style-name="ce6" table:formula="of:=ROUND((SUM([.$B17:.S17])/COUNT([.$B17:.S17]));0)" office:value-type="float" office:value="0" calcext:value-type="float">
            <text:p>0</text:p>
          </table:table-cell>
          <table:table-cell table:style-name="ce6" table:formula="of:=ROUND((SUM([.$B17:.T17])/COUNT([.$B17:.T17]));0)" office:value-type="float" office:value="0" calcext:value-type="float">
            <text:p>0</text:p>
          </table:table-cell>
          <table:table-cell table:style-name="ce6" table:formula="of:=ROUND((SUM([.$B17:.U17])/COUNT([.$B17:.U17]));0)" office:value-type="float" office:value="0" calcext:value-type="float">
            <text:p>0</text:p>
          </table:table-cell>
          <table:table-cell table:style-name="ce6" table:formula="of:=ROUND((SUM([.$B17:.V17])/COUNT([.$B17:.V17]));0)" office:value-type="float" office:value="0" calcext:value-type="float">
            <text:p>0</text:p>
          </table:table-cell>
          <table:table-cell table:style-name="ce6" table:formula="of:=ROUND((SUM([.$B17:.W17])/COUNT([.$B17:.W17]));0)" office:value-type="float" office:value="0" calcext:value-type="float">
            <text:p>0</text:p>
          </table:table-cell>
          <table:table-cell table:style-name="ce6" table:formula="of:=ROUND((SUM([.$B17:.X17])/COUNT([.$B17:.X17]));0)" office:value-type="float" office:value="0" calcext:value-type="float">
            <text:p>0</text:p>
          </table:table-cell>
          <table:table-cell table:style-name="ce6" table:formula="of:=ROUND((SUM([.$B17:.Y17])/COUNT([.$B17:.Y17]));0)" office:value-type="float" office:value="0" calcext:value-type="float">
            <text:p>0</text:p>
          </table:table-cell>
          <table:table-cell table:style-name="ce6" table:formula="of:=ROUND((SUM([.$B17:.Z17])/COUNT([.$B17:.Z17]));0)" office:value-type="float" office:value="0" calcext:value-type="float">
            <text:p>0</text:p>
          </table:table-cell>
          <table:table-cell table:style-name="ce6" table:formula="of:=ROUND((SUM([.$B17:.AA17])/COUNT([.$B17:.AA17]));0)" office:value-type="float" office:value="0" calcext:value-type="float">
            <text:p>0</text:p>
          </table:table-cell>
          <table:table-cell table:style-name="ce6" table:formula="of:=ROUND((SUM([.$B17:.AB17])/COUNT([.$B17:.AB17]));0)" office:value-type="float" office:value="0" calcext:value-type="float">
            <text:p>0</text:p>
          </table:table-cell>
          <table:table-cell table:style-name="ce6" table:formula="of:=ROUND((SUM([.$B17:.AC17])/COUNT([.$B17:.AC17]));0)" office:value-type="float" office:value="0" calcext:value-type="float">
            <text:p>0</text:p>
          </table:table-cell>
          <table:table-cell table:style-name="ce6" table:formula="of:=ROUND((SUM([.$B17:.AD17])/COUNT([.$B17:.AD17]));0)" office:value-type="float" office:value="0" calcext:value-type="float">
            <text:p>0</text:p>
          </table:table-cell>
          <table:table-cell table:style-name="ce6" table:formula="of:=ROUND((SUM([.$B17:.AE17])/COUNT([.$B17:.AE17]));0)" office:value-type="float" office:value="0" calcext:value-type="float">
            <text:p>0</text:p>
          </table:table-cell>
          <table:table-cell table:style-name="ce6" table:formula="of:=ROUND((SUM([.$B17:.AF17])/COUNT([.$B17:.AF17]));0)" office:value-type="float" office:value="0" calcext:value-type="float">
            <text:p>0</text:p>
          </table:table-cell>
          <table:table-cell table:style-name="ce6" table:formula="of:=ROUND((SUM([.$B17:.AG17])/COUNT([.$B17:.AG17]));0)" office:value-type="float" office:value="0" calcext:value-type="float">
            <text:p>0</text:p>
          </table:table-cell>
          <table:table-cell table:style-name="ce6" table:formula="of:=ROUND((SUM([.$B17:.AH17])/COUNT([.$B17:.AH17]));0)" office:value-type="float" office:value="0" calcext:value-type="float">
            <text:p>0</text:p>
          </table:table-cell>
          <table:table-cell table:style-name="ce6" table:formula="of:=ROUND((SUM([.$B17:.AI17])/COUNT([.$B17:.AI17]));0)" office:value-type="float" office:value="0" calcext:value-type="float">
            <text:p>0</text:p>
          </table:table-cell>
          <table:table-cell table:style-name="ce6" table:formula="of:=ROUND((SUM([.$B17:.AJ17])/COUNT([.$B17:.AJ17]));0)" office:value-type="float" office:value="0" calcext:value-type="float">
            <text:p>0</text:p>
          </table:table-cell>
          <table:table-cell table:style-name="ce6" table:formula="of:=ROUND((SUM([.$B17:.AK17])/COUNT([.$B17:.AK17]));0)" office:value-type="float" office:value="0" calcext:value-type="float">
            <text:p>0</text:p>
          </table:table-cell>
          <table:table-cell table:style-name="ce6" table:formula="of:=ROUND((SUM([.$B17:.AL17])/COUNT([.$B17:.AL17]));0)" office:value-type="float" office:value="0" calcext:value-type="float">
            <text:p>0</text:p>
          </table:table-cell>
          <table:table-cell table:style-name="ce6" table:formula="of:=ROUND((SUM([.$B17:.AM17])/COUNT([.$B17:.AM17]));0)" office:value-type="float" office:value="0" calcext:value-type="float">
            <text:p>0</text:p>
          </table:table-cell>
          <table:table-cell table:style-name="ce6" table:formula="of:=ROUND((SUM([.$B17:.AN17])/COUNT([.$B17:.AN17]));0)" office:value-type="float" office:value="0" calcext:value-type="float">
            <text:p>0</text:p>
          </table:table-cell>
          <table:table-cell table:style-name="ce6" table:formula="of:=ROUND((SUM([.$B17:.AO17])/COUNT([.$B17:.AO17]));0)" office:value-type="float" office:value="0" calcext:value-type="float">
            <text:p>0</text:p>
          </table:table-cell>
          <table:table-cell table:style-name="ce6" table:formula="of:=ROUND((SUM([.$B17:.AP17])/COUNT([.$B17:.AP17]));0)" office:value-type="float" office:value="0" calcext:value-type="float">
            <text:p>0</text:p>
          </table:table-cell>
          <table:table-cell table:style-name="ce6" table:formula="of:=ROUND((SUM([.$B17:.AQ17])/COUNT([.$B17:.AQ17]));0)" office:value-type="float" office:value="0" calcext:value-type="float">
            <text:p>0</text:p>
          </table:table-cell>
          <table:table-cell table:style-name="ce6" table:formula="of:=ROUND((SUM([.$B17:.AR17])/COUNT([.$B17:.AR17]));0)" office:value-type="float" office:value="0" calcext:value-type="float">
            <text:p>0</text:p>
          </table:table-cell>
          <table:table-cell table:style-name="ce6" table:formula="of:=ROUND((SUM([.$B17:.AS17])/COUNT([.$B17:.AS17]));0)" office:value-type="float" office:value="0" calcext:value-type="float">
            <text:p>0</text:p>
          </table:table-cell>
          <table:table-cell table:style-name="ce6" table:formula="of:=ROUND((SUM([.$B17:.AT17])/COUNT([.$B17:.AT17]));0)" office:value-type="float" office:value="0" calcext:value-type="float">
            <text:p>0</text:p>
          </table:table-cell>
          <table:table-cell table:style-name="ce6" table:formula="of:=ROUND((SUM([.$B17:.AU17])/COUNT([.$B17:.AU17]));0)" office:value-type="float" office:value="0" calcext:value-type="float">
            <text:p>0</text:p>
          </table:table-cell>
          <table:table-cell table:style-name="ce6" table:formula="of:=ROUND((SUM([.$B17:.AV17])/COUNT([.$B17:.AV17]));0)" office:value-type="float" office:value="0" calcext:value-type="float">
            <text:p>0</text:p>
          </table:table-cell>
          <table:table-cell table:style-name="ce6" table:formula="of:=ROUND((SUM([.$B17:.AW17])/COUNT([.$B17:.AW17]));0)" office:value-type="float" office:value="0" calcext:value-type="float">
            <text:p>0</text:p>
          </table:table-cell>
          <table:table-cell table:style-name="ce6" table:formula="of:=ROUND((SUM([.$B17:.AX17])/COUNT([.$B17:.AX17]));0)" office:value-type="float" office:value="0" calcext:value-type="float">
            <text:p>0</text:p>
          </table:table-cell>
          <table:table-cell table:style-name="ce6" table:formula="of:=ROUND((SUM([.$B17:.AY17])/COUNT([.$B17:.AY17]));0)" office:value-type="float" office:value="0" calcext:value-type="float">
            <text:p>0</text:p>
          </table:table-cell>
          <table:table-cell table:style-name="ce6" table:formula="of:=ROUND((SUM([.$B17:.AZ17])/COUNT([.$B17:.AZ17]));0)" office:value-type="float" office:value="0" calcext:value-type="float">
            <text:p>0</text:p>
          </table:table-cell>
          <table:table-cell table:style-name="ce6" table:formula="of:=ROUND((SUM([.$B17:.BA17])/COUNT([.$B17:.BA17]));0)" office:value-type="float" office:value="0" calcext:value-type="float">
            <text:p>0</text:p>
          </table:table-cell>
          <table:table-cell table:style-name="ce6" table:formula="of:=ROUND((SUM([.$B17:.BB17])/COUNT([.$B17:.BB17]));0)" office:value-type="float" office:value="0" calcext:value-type="float">
            <text:p>0</text:p>
          </table:table-cell>
          <table:table-cell table:style-name="ce6" table:formula="of:=ROUND((SUM([.$B17:.BC17])/COUNT([.$B17:.BC17]));0)" office:value-type="float" office:value="0" calcext:value-type="float">
            <text:p>0</text:p>
          </table:table-cell>
          <table:table-cell table:style-name="ce6" table:formula="of:=ROUND((SUM([.$B17:.BD17])/COUNT([.$B17:.BD17]));0)" office:value-type="float" office:value="0" calcext:value-type="float">
            <text:p>0</text:p>
          </table:table-cell>
          <table:table-cell table:style-name="ce6" table:formula="of:=ROUND((SUM([.$B17:.BE17])/COUNT([.$B17:.BE17]));0)" office:value-type="float" office:value="0" calcext:value-type="float">
            <text:p>0</text:p>
          </table:table-cell>
          <table:table-cell table:style-name="ce6" table:formula="of:=ROUND((SUM([.$B17:.BF17])/COUNT([.$B17:.BF17]));0)" office:value-type="float" office:value="0" calcext:value-type="float">
            <text:p>0</text:p>
          </table:table-cell>
          <table:table-cell table:style-name="ce6" table:formula="of:=ROUND((SUM([.$B17:.BG17])/COUNT([.$B17:.BG17]));0)" office:value-type="float" office:value="0" calcext:value-type="float">
            <text:p>0</text:p>
          </table:table-cell>
          <table:table-cell table:style-name="ce6" table:formula="of:=ROUND((SUM([.$B17:.BH17])/COUNT([.$B17:.BH17]));0)" office:value-type="float" office:value="0" calcext:value-type="float">
            <text:p>0</text:p>
          </table:table-cell>
          <table:table-cell table:style-name="ce6" table:formula="of:=ROUND((SUM([.$B17:.BI17])/COUNT([.$B17:.BI17]));0)" office:value-type="float" office:value="0" calcext:value-type="float">
            <text:p>0</text:p>
          </table:table-cell>
          <table:table-cell table:style-name="ce6" table:formula="of:=ROUND((SUM([.$B17:.BJ17])/COUNT([.$B17:.BJ17]));0)" office:value-type="float" office:value="0" calcext:value-type="float">
            <text:p>0</text:p>
          </table:table-cell>
          <table:table-cell table:style-name="ce6" table:formula="of:=ROUND((SUM([.$B17:.BK17])/COUNT([.$B17:.BK17]));0)" office:value-type="float" office:value="0" calcext:value-type="float">
            <text:p>0</text:p>
          </table:table-cell>
          <table:table-cell table:style-name="ce6" table:formula="of:=ROUND((SUM([.$B17:.BL17])/COUNT([.$B17:.BL17]));0)" office:value-type="float" office:value="0" calcext:value-type="float">
            <text:p>0</text:p>
          </table:table-cell>
          <table:table-cell table:style-name="ce6" table:formula="of:=ROUND((SUM([.$B17:.BM17])/COUNT([.$B17:.BM17]));0)" office:value-type="float" office:value="0" calcext:value-type="float">
            <text:p>0</text:p>
          </table:table-cell>
          <table:table-cell table:style-name="ce6" table:formula="of:=ROUND((SUM([.$B17:.BN17])/COUNT([.$B17:.BN17]));0)" office:value-type="float" office:value="0" calcext:value-type="float">
            <text:p>0</text:p>
          </table:table-cell>
          <table:table-cell table:style-name="ce6" table:formula="of:=ROUND((SUM([.$B17:.BO17])/COUNT([.$B17:.BO17]));0)" office:value-type="float" office:value="0" calcext:value-type="float">
            <text:p>0</text:p>
          </table:table-cell>
          <table:table-cell table:style-name="ce6" table:formula="of:=ROUND((SUM([.$B17:.BP17])/COUNT([.$B17:.BP17]));0)" office:value-type="float" office:value="0" calcext:value-type="float">
            <text:p>0</text:p>
          </table:table-cell>
          <table:table-cell table:style-name="ce6" table:formula="of:=ROUND((SUM([.$B17:.BQ17])/COUNT([.$B17:.BQ17]));0)" office:value-type="float" office:value="0" calcext:value-type="float">
            <text:p>0</text:p>
          </table:table-cell>
          <table:table-cell table:style-name="ce6" table:formula="of:=ROUND((SUM([.$B17:.BR17])/COUNT([.$B17:.BR17]));0)" office:value-type="float" office:value="0" calcext:value-type="float">
            <text:p>0</text:p>
          </table:table-cell>
          <table:table-cell table:style-name="ce6" table:formula="of:=ROUND((SUM([.$B17:.BS17])/COUNT([.$B17:.BS17]));0)" office:value-type="float" office:value="0" calcext:value-type="float">
            <text:p>0</text:p>
          </table:table-cell>
          <table:table-cell table:style-name="ce6" table:formula="of:=ROUND((SUM([.$B17:.BT17])/COUNT([.$B17:.BT17]));0)" office:value-type="float" office:value="0" calcext:value-type="float">
            <text:p>0</text:p>
          </table:table-cell>
          <table:table-cell table:style-name="ce6" table:formula="of:=ROUND((SUM([.$B17:.BU17])/COUNT([.$B17:.BU17]));0)" office:value-type="float" office:value="0" calcext:value-type="float">
            <text:p>0</text:p>
          </table:table-cell>
          <table:table-cell table:style-name="ce6" table:formula="of:=ROUND((SUM([.$B17:.BV17])/COUNT([.$B17:.BV17]));0)" office:value-type="float" office:value="0" calcext:value-type="float">
            <text:p>0</text:p>
          </table:table-cell>
          <table:table-cell table:style-name="ce6" table:formula="of:=ROUND((SUM([.$B17:.BW17])/COUNT([.$B17:.BW17]));0)" office:value-type="float" office:value="0" calcext:value-type="float">
            <text:p>0</text:p>
          </table:table-cell>
          <table:table-cell table:style-name="ce6" table:formula="of:=ROUND((SUM([.$B17:.BX17])/COUNT([.$B17:.BX17]));0)" office:value-type="float" office:value="0" calcext:value-type="float">
            <text:p>0</text:p>
          </table:table-cell>
          <table:table-cell table:style-name="ce6" table:formula="of:=ROUND((SUM([.$B17:.BY17])/COUNT([.$B17:.BY17]));0)" office:value-type="float" office:value="0" calcext:value-type="float">
            <text:p>0</text:p>
          </table:table-cell>
          <table:table-cell table:style-name="ce6" table:formula="of:=ROUND((SUM([.$B17:.BZ17])/COUNT([.$B17:.BZ17]));0)" office:value-type="float" office:value="0" calcext:value-type="float">
            <text:p>0</text:p>
          </table:table-cell>
          <table:table-cell table:style-name="ce6" table:formula="of:=ROUND((SUM([.$B17:.CA17])/COUNT([.$B17:.CA17]));0)" office:value-type="float" office:value="0" calcext:value-type="float">
            <text:p>0</text:p>
          </table:table-cell>
          <table:table-cell table:style-name="ce6" table:formula="of:=ROUND((SUM([.$B17:.CB17])/COUNT([.$B17:.CB17]));0)" office:value-type="float" office:value="0" calcext:value-type="float">
            <text:p>0</text:p>
          </table:table-cell>
          <table:table-cell table:style-name="ce6" table:formula="of:=ROUND((SUM([.$B17:.CC17])/COUNT([.$B17:.CC17]));0)" office:value-type="float" office:value="0" calcext:value-type="float">
            <text:p>0</text:p>
          </table:table-cell>
          <table:table-cell table:style-name="ce6" table:formula="of:=ROUND((SUM([.$B17:.CD17])/COUNT([.$B17:.CD17]));0)" office:value-type="float" office:value="0" calcext:value-type="float">
            <text:p>0</text:p>
          </table:table-cell>
          <table:table-cell table:style-name="ce6" table:formula="of:=ROUND((SUM([.$B17:.CE17])/COUNT([.$B17:.CE17]));0)" office:value-type="float" office:value="0" calcext:value-type="float">
            <text:p>0</text:p>
          </table:table-cell>
          <table:table-cell table:style-name="ce6" table:formula="of:=ROUND((SUM([.$B17:.CF17])/COUNT([.$B17:.CF17]));0)" office:value-type="float" office:value="0" calcext:value-type="float">
            <text:p>0</text:p>
          </table:table-cell>
          <table:table-cell table:style-name="ce6" table:formula="of:=ROUND((SUM([.$B17:.CG17])/COUNT([.$B17:.CG17]));0)" office:value-type="float" office:value="0" calcext:value-type="float">
            <text:p>0</text:p>
          </table:table-cell>
          <table:table-cell table:style-name="ce6" table:formula="of:=ROUND((SUM([.$B17:.CH17])/COUNT([.$B17:.CH17]));0)" office:value-type="float" office:value="0" calcext:value-type="float">
            <text:p>0</text:p>
          </table:table-cell>
          <table:table-cell table:style-name="ce6" table:formula="of:=ROUND((SUM([.$B17:.CI17])/COUNT([.$B17:.CI17]));0)" office:value-type="float" office:value="0" calcext:value-type="float">
            <text:p>0</text:p>
          </table:table-cell>
          <table:table-cell table:style-name="ce6" table:formula="of:=ROUND((SUM([.$B17:.CJ17])/COUNT([.$B17:.CJ17]));0)" office:value-type="float" office:value="0" calcext:value-type="float">
            <text:p>0</text:p>
          </table:table-cell>
          <table:table-cell table:style-name="ce6" table:formula="of:=ROUND((SUM([.$B17:.CK17])/COUNT([.$B17:.CK17]));0)" office:value-type="float" office:value="0" calcext:value-type="float">
            <text:p>0</text:p>
          </table:table-cell>
          <table:table-cell table:number-columns-repeated="100"/>
        </table:table-row>
        <table:table-row table:style-name="ro2">
          <table:table-cell table:number-columns-repeated="298" office:value-type="float" office:value="0" calcext:value-type="float">
            <text:p>0</text:p>
          </table:table-cell>
          <table:table-cell table:style-name="ce6" table:formula="of:=ROUND((SUM([.$B18:.B18])/COUNT([.$B18:.B18]));0)" office:value-type="float" office:value="0" calcext:value-type="float">
            <text:p>0</text:p>
          </table:table-cell>
          <table:table-cell table:style-name="ce6" table:formula="of:=ROUND((SUM([.$B18:.C18])/COUNT([.$B18:.C18]));0)" office:value-type="float" office:value="0" calcext:value-type="float">
            <text:p>0</text:p>
          </table:table-cell>
          <table:table-cell table:style-name="ce6" table:formula="of:=ROUND((SUM([.$B18:.D18])/COUNT([.$B18:.D18]));0)" office:value-type="float" office:value="0" calcext:value-type="float">
            <text:p>0</text:p>
          </table:table-cell>
          <table:table-cell table:style-name="ce6" table:formula="of:=ROUND((SUM([.$B18:.E18])/COUNT([.$B18:.E18]));0)" office:value-type="float" office:value="0" calcext:value-type="float">
            <text:p>0</text:p>
          </table:table-cell>
          <table:table-cell table:style-name="ce6" table:formula="of:=ROUND((SUM([.$B18:.F18])/COUNT([.$B18:.F18]));0)" office:value-type="float" office:value="0" calcext:value-type="float">
            <text:p>0</text:p>
          </table:table-cell>
          <table:table-cell table:style-name="ce6" table:formula="of:=ROUND((SUM([.$B18:.G18])/COUNT([.$B18:.G18]));0)" office:value-type="float" office:value="0" calcext:value-type="float">
            <text:p>0</text:p>
          </table:table-cell>
          <table:table-cell table:style-name="ce6" table:formula="of:=ROUND((SUM([.$B18:.H18])/COUNT([.$B18:.H18]));0)" office:value-type="float" office:value="0" calcext:value-type="float">
            <text:p>0</text:p>
          </table:table-cell>
          <table:table-cell table:style-name="ce6" table:formula="of:=ROUND((SUM([.$B18:.I18])/COUNT([.$B18:.I18]));0)" office:value-type="float" office:value="0" calcext:value-type="float">
            <text:p>0</text:p>
          </table:table-cell>
          <table:table-cell table:style-name="ce6" table:formula="of:=ROUND((SUM([.$B18:.J18])/COUNT([.$B18:.J18]));0)" office:value-type="float" office:value="0" calcext:value-type="float">
            <text:p>0</text:p>
          </table:table-cell>
          <table:table-cell table:style-name="ce6" table:formula="of:=ROUND((SUM([.$B18:.K18])/COUNT([.$B18:.K18]));0)" office:value-type="float" office:value="0" calcext:value-type="float">
            <text:p>0</text:p>
          </table:table-cell>
          <table:table-cell table:style-name="ce6" table:formula="of:=ROUND((SUM([.$B18:.L18])/COUNT([.$B18:.L18]));0)" office:value-type="float" office:value="0" calcext:value-type="float">
            <text:p>0</text:p>
          </table:table-cell>
          <table:table-cell table:style-name="ce6" table:formula="of:=ROUND((SUM([.$B18:.M18])/COUNT([.$B18:.M18]));0)" office:value-type="float" office:value="0" calcext:value-type="float">
            <text:p>0</text:p>
          </table:table-cell>
          <table:table-cell table:style-name="ce6" table:formula="of:=ROUND((SUM([.$B18:.N18])/COUNT([.$B18:.N18]));0)" office:value-type="float" office:value="0" calcext:value-type="float">
            <text:p>0</text:p>
          </table:table-cell>
          <table:table-cell table:style-name="ce6" table:formula="of:=ROUND((SUM([.$B18:.O18])/COUNT([.$B18:.O18]));0)" office:value-type="float" office:value="0" calcext:value-type="float">
            <text:p>0</text:p>
          </table:table-cell>
          <table:table-cell table:style-name="ce6" table:formula="of:=ROUND((SUM([.$B18:.P18])/COUNT([.$B18:.P18]));0)" office:value-type="float" office:value="0" calcext:value-type="float">
            <text:p>0</text:p>
          </table:table-cell>
          <table:table-cell table:style-name="ce6" table:formula="of:=ROUND((SUM([.$B18:.Q18])/COUNT([.$B18:.Q18]));0)" office:value-type="float" office:value="0" calcext:value-type="float">
            <text:p>0</text:p>
          </table:table-cell>
          <table:table-cell table:style-name="ce6" table:formula="of:=ROUND((SUM([.$B18:.R18])/COUNT([.$B18:.R18]));0)" office:value-type="float" office:value="0" calcext:value-type="float">
            <text:p>0</text:p>
          </table:table-cell>
          <table:table-cell table:style-name="ce6" table:formula="of:=ROUND((SUM([.$B18:.S18])/COUNT([.$B18:.S18]));0)" office:value-type="float" office:value="0" calcext:value-type="float">
            <text:p>0</text:p>
          </table:table-cell>
          <table:table-cell table:style-name="ce6" table:formula="of:=ROUND((SUM([.$B18:.T18])/COUNT([.$B18:.T18]));0)" office:value-type="float" office:value="0" calcext:value-type="float">
            <text:p>0</text:p>
          </table:table-cell>
          <table:table-cell table:style-name="ce6" table:formula="of:=ROUND((SUM([.$B18:.U18])/COUNT([.$B18:.U18]));0)" office:value-type="float" office:value="0" calcext:value-type="float">
            <text:p>0</text:p>
          </table:table-cell>
          <table:table-cell table:style-name="ce6" table:formula="of:=ROUND((SUM([.$B18:.V18])/COUNT([.$B18:.V18]));0)" office:value-type="float" office:value="0" calcext:value-type="float">
            <text:p>0</text:p>
          </table:table-cell>
          <table:table-cell table:style-name="ce6" table:formula="of:=ROUND((SUM([.$B18:.W18])/COUNT([.$B18:.W18]));0)" office:value-type="float" office:value="0" calcext:value-type="float">
            <text:p>0</text:p>
          </table:table-cell>
          <table:table-cell table:style-name="ce6" table:formula="of:=ROUND((SUM([.$B18:.X18])/COUNT([.$B18:.X18]));0)" office:value-type="float" office:value="0" calcext:value-type="float">
            <text:p>0</text:p>
          </table:table-cell>
          <table:table-cell table:style-name="ce6" table:formula="of:=ROUND((SUM([.$B18:.Y18])/COUNT([.$B18:.Y18]));0)" office:value-type="float" office:value="0" calcext:value-type="float">
            <text:p>0</text:p>
          </table:table-cell>
          <table:table-cell table:style-name="ce6" table:formula="of:=ROUND((SUM([.$B18:.Z18])/COUNT([.$B18:.Z18]));0)" office:value-type="float" office:value="0" calcext:value-type="float">
            <text:p>0</text:p>
          </table:table-cell>
          <table:table-cell table:style-name="ce6" table:formula="of:=ROUND((SUM([.$B18:.AA18])/COUNT([.$B18:.AA18]));0)" office:value-type="float" office:value="0" calcext:value-type="float">
            <text:p>0</text:p>
          </table:table-cell>
          <table:table-cell table:style-name="ce6" table:formula="of:=ROUND((SUM([.$B18:.AB18])/COUNT([.$B18:.AB18]));0)" office:value-type="float" office:value="0" calcext:value-type="float">
            <text:p>0</text:p>
          </table:table-cell>
          <table:table-cell table:style-name="ce6" table:formula="of:=ROUND((SUM([.$B18:.AC18])/COUNT([.$B18:.AC18]));0)" office:value-type="float" office:value="0" calcext:value-type="float">
            <text:p>0</text:p>
          </table:table-cell>
          <table:table-cell table:style-name="ce6" table:formula="of:=ROUND((SUM([.$B18:.AD18])/COUNT([.$B18:.AD18]));0)" office:value-type="float" office:value="0" calcext:value-type="float">
            <text:p>0</text:p>
          </table:table-cell>
          <table:table-cell table:style-name="ce6" table:formula="of:=ROUND((SUM([.$B18:.AE18])/COUNT([.$B18:.AE18]));0)" office:value-type="float" office:value="0" calcext:value-type="float">
            <text:p>0</text:p>
          </table:table-cell>
          <table:table-cell table:style-name="ce6" table:formula="of:=ROUND((SUM([.$B18:.AF18])/COUNT([.$B18:.AF18]));0)" office:value-type="float" office:value="0" calcext:value-type="float">
            <text:p>0</text:p>
          </table:table-cell>
          <table:table-cell table:style-name="ce6" table:formula="of:=ROUND((SUM([.$B18:.AG18])/COUNT([.$B18:.AG18]));0)" office:value-type="float" office:value="0" calcext:value-type="float">
            <text:p>0</text:p>
          </table:table-cell>
          <table:table-cell table:style-name="ce6" table:formula="of:=ROUND((SUM([.$B18:.AH18])/COUNT([.$B18:.AH18]));0)" office:value-type="float" office:value="0" calcext:value-type="float">
            <text:p>0</text:p>
          </table:table-cell>
          <table:table-cell table:style-name="ce6" table:formula="of:=ROUND((SUM([.$B18:.AI18])/COUNT([.$B18:.AI18]));0)" office:value-type="float" office:value="0" calcext:value-type="float">
            <text:p>0</text:p>
          </table:table-cell>
          <table:table-cell table:style-name="ce6" table:formula="of:=ROUND((SUM([.$B18:.AJ18])/COUNT([.$B18:.AJ18]));0)" office:value-type="float" office:value="0" calcext:value-type="float">
            <text:p>0</text:p>
          </table:table-cell>
          <table:table-cell table:style-name="ce6" table:formula="of:=ROUND((SUM([.$B18:.AK18])/COUNT([.$B18:.AK18]));0)" office:value-type="float" office:value="0" calcext:value-type="float">
            <text:p>0</text:p>
          </table:table-cell>
          <table:table-cell table:style-name="ce6" table:formula="of:=ROUND((SUM([.$B18:.AL18])/COUNT([.$B18:.AL18]));0)" office:value-type="float" office:value="0" calcext:value-type="float">
            <text:p>0</text:p>
          </table:table-cell>
          <table:table-cell table:style-name="ce6" table:formula="of:=ROUND((SUM([.$B18:.AM18])/COUNT([.$B18:.AM18]));0)" office:value-type="float" office:value="0" calcext:value-type="float">
            <text:p>0</text:p>
          </table:table-cell>
          <table:table-cell table:style-name="ce6" table:formula="of:=ROUND((SUM([.$B18:.AN18])/COUNT([.$B18:.AN18]));0)" office:value-type="float" office:value="0" calcext:value-type="float">
            <text:p>0</text:p>
          </table:table-cell>
          <table:table-cell table:style-name="ce6" table:formula="of:=ROUND((SUM([.$B18:.AO18])/COUNT([.$B18:.AO18]));0)" office:value-type="float" office:value="0" calcext:value-type="float">
            <text:p>0</text:p>
          </table:table-cell>
          <table:table-cell table:style-name="ce6" table:formula="of:=ROUND((SUM([.$B18:.AP18])/COUNT([.$B18:.AP18]));0)" office:value-type="float" office:value="0" calcext:value-type="float">
            <text:p>0</text:p>
          </table:table-cell>
          <table:table-cell table:style-name="ce6" table:formula="of:=ROUND((SUM([.$B18:.AQ18])/COUNT([.$B18:.AQ18]));0)" office:value-type="float" office:value="0" calcext:value-type="float">
            <text:p>0</text:p>
          </table:table-cell>
          <table:table-cell table:style-name="ce6" table:formula="of:=ROUND((SUM([.$B18:.AR18])/COUNT([.$B18:.AR18]));0)" office:value-type="float" office:value="0" calcext:value-type="float">
            <text:p>0</text:p>
          </table:table-cell>
          <table:table-cell table:style-name="ce6" table:formula="of:=ROUND((SUM([.$B18:.AS18])/COUNT([.$B18:.AS18]));0)" office:value-type="float" office:value="0" calcext:value-type="float">
            <text:p>0</text:p>
          </table:table-cell>
          <table:table-cell table:style-name="ce6" table:formula="of:=ROUND((SUM([.$B18:.AT18])/COUNT([.$B18:.AT18]));0)" office:value-type="float" office:value="0" calcext:value-type="float">
            <text:p>0</text:p>
          </table:table-cell>
          <table:table-cell table:style-name="ce6" table:formula="of:=ROUND((SUM([.$B18:.AU18])/COUNT([.$B18:.AU18]));0)" office:value-type="float" office:value="0" calcext:value-type="float">
            <text:p>0</text:p>
          </table:table-cell>
          <table:table-cell table:style-name="ce6" table:formula="of:=ROUND((SUM([.$B18:.AV18])/COUNT([.$B18:.AV18]));0)" office:value-type="float" office:value="0" calcext:value-type="float">
            <text:p>0</text:p>
          </table:table-cell>
          <table:table-cell table:style-name="ce6" table:formula="of:=ROUND((SUM([.$B18:.AW18])/COUNT([.$B18:.AW18]));0)" office:value-type="float" office:value="0" calcext:value-type="float">
            <text:p>0</text:p>
          </table:table-cell>
          <table:table-cell table:style-name="ce6" table:formula="of:=ROUND((SUM([.$B18:.AX18])/COUNT([.$B18:.AX18]));0)" office:value-type="float" office:value="0" calcext:value-type="float">
            <text:p>0</text:p>
          </table:table-cell>
          <table:table-cell table:style-name="ce6" table:formula="of:=ROUND((SUM([.$B18:.AY18])/COUNT([.$B18:.AY18]));0)" office:value-type="float" office:value="0" calcext:value-type="float">
            <text:p>0</text:p>
          </table:table-cell>
          <table:table-cell table:style-name="ce6" table:formula="of:=ROUND((SUM([.$B18:.AZ18])/COUNT([.$B18:.AZ18]));0)" office:value-type="float" office:value="0" calcext:value-type="float">
            <text:p>0</text:p>
          </table:table-cell>
          <table:table-cell table:style-name="ce6" table:formula="of:=ROUND((SUM([.$B18:.BA18])/COUNT([.$B18:.BA18]));0)" office:value-type="float" office:value="0" calcext:value-type="float">
            <text:p>0</text:p>
          </table:table-cell>
          <table:table-cell table:style-name="ce6" table:formula="of:=ROUND((SUM([.$B18:.BB18])/COUNT([.$B18:.BB18]));0)" office:value-type="float" office:value="0" calcext:value-type="float">
            <text:p>0</text:p>
          </table:table-cell>
          <table:table-cell table:style-name="ce6" table:formula="of:=ROUND((SUM([.$B18:.BC18])/COUNT([.$B18:.BC18]));0)" office:value-type="float" office:value="0" calcext:value-type="float">
            <text:p>0</text:p>
          </table:table-cell>
          <table:table-cell table:style-name="ce6" table:formula="of:=ROUND((SUM([.$B18:.BD18])/COUNT([.$B18:.BD18]));0)" office:value-type="float" office:value="0" calcext:value-type="float">
            <text:p>0</text:p>
          </table:table-cell>
          <table:table-cell table:style-name="ce6" table:formula="of:=ROUND((SUM([.$B18:.BE18])/COUNT([.$B18:.BE18]));0)" office:value-type="float" office:value="0" calcext:value-type="float">
            <text:p>0</text:p>
          </table:table-cell>
          <table:table-cell table:style-name="ce6" table:formula="of:=ROUND((SUM([.$B18:.BF18])/COUNT([.$B18:.BF18]));0)" office:value-type="float" office:value="0" calcext:value-type="float">
            <text:p>0</text:p>
          </table:table-cell>
          <table:table-cell table:style-name="ce6" table:formula="of:=ROUND((SUM([.$B18:.BG18])/COUNT([.$B18:.BG18]));0)" office:value-type="float" office:value="0" calcext:value-type="float">
            <text:p>0</text:p>
          </table:table-cell>
          <table:table-cell table:style-name="ce6" table:formula="of:=ROUND((SUM([.$B18:.BH18])/COUNT([.$B18:.BH18]));0)" office:value-type="float" office:value="0" calcext:value-type="float">
            <text:p>0</text:p>
          </table:table-cell>
          <table:table-cell table:style-name="ce6" table:formula="of:=ROUND((SUM([.$B18:.BI18])/COUNT([.$B18:.BI18]));0)" office:value-type="float" office:value="0" calcext:value-type="float">
            <text:p>0</text:p>
          </table:table-cell>
          <table:table-cell table:style-name="ce6" table:formula="of:=ROUND((SUM([.$B18:.BJ18])/COUNT([.$B18:.BJ18]));0)" office:value-type="float" office:value="0" calcext:value-type="float">
            <text:p>0</text:p>
          </table:table-cell>
          <table:table-cell table:style-name="ce6" table:formula="of:=ROUND((SUM([.$B18:.BK18])/COUNT([.$B18:.BK18]));0)" office:value-type="float" office:value="0" calcext:value-type="float">
            <text:p>0</text:p>
          </table:table-cell>
          <table:table-cell table:style-name="ce6" table:formula="of:=ROUND((SUM([.$B18:.BL18])/COUNT([.$B18:.BL18]));0)" office:value-type="float" office:value="0" calcext:value-type="float">
            <text:p>0</text:p>
          </table:table-cell>
          <table:table-cell table:style-name="ce6" table:formula="of:=ROUND((SUM([.$B18:.BM18])/COUNT([.$B18:.BM18]));0)" office:value-type="float" office:value="0" calcext:value-type="float">
            <text:p>0</text:p>
          </table:table-cell>
          <table:table-cell table:style-name="ce6" table:formula="of:=ROUND((SUM([.$B18:.BN18])/COUNT([.$B18:.BN18]));0)" office:value-type="float" office:value="0" calcext:value-type="float">
            <text:p>0</text:p>
          </table:table-cell>
          <table:table-cell table:style-name="ce6" table:formula="of:=ROUND((SUM([.$B18:.BO18])/COUNT([.$B18:.BO18]));0)" office:value-type="float" office:value="0" calcext:value-type="float">
            <text:p>0</text:p>
          </table:table-cell>
          <table:table-cell table:style-name="ce6" table:formula="of:=ROUND((SUM([.$B18:.BP18])/COUNT([.$B18:.BP18]));0)" office:value-type="float" office:value="0" calcext:value-type="float">
            <text:p>0</text:p>
          </table:table-cell>
          <table:table-cell table:style-name="ce6" table:formula="of:=ROUND((SUM([.$B18:.BQ18])/COUNT([.$B18:.BQ18]));0)" office:value-type="float" office:value="0" calcext:value-type="float">
            <text:p>0</text:p>
          </table:table-cell>
          <table:table-cell table:style-name="ce6" table:formula="of:=ROUND((SUM([.$B18:.BR18])/COUNT([.$B18:.BR18]));0)" office:value-type="float" office:value="0" calcext:value-type="float">
            <text:p>0</text:p>
          </table:table-cell>
          <table:table-cell table:style-name="ce6" table:formula="of:=ROUND((SUM([.$B18:.BS18])/COUNT([.$B18:.BS18]));0)" office:value-type="float" office:value="0" calcext:value-type="float">
            <text:p>0</text:p>
          </table:table-cell>
          <table:table-cell table:style-name="ce6" table:formula="of:=ROUND((SUM([.$B18:.BT18])/COUNT([.$B18:.BT18]));0)" office:value-type="float" office:value="0" calcext:value-type="float">
            <text:p>0</text:p>
          </table:table-cell>
          <table:table-cell table:style-name="ce6" table:formula="of:=ROUND((SUM([.$B18:.BU18])/COUNT([.$B18:.BU18]));0)" office:value-type="float" office:value="0" calcext:value-type="float">
            <text:p>0</text:p>
          </table:table-cell>
          <table:table-cell table:style-name="ce6" table:formula="of:=ROUND((SUM([.$B18:.BV18])/COUNT([.$B18:.BV18]));0)" office:value-type="float" office:value="0" calcext:value-type="float">
            <text:p>0</text:p>
          </table:table-cell>
          <table:table-cell table:style-name="ce6" table:formula="of:=ROUND((SUM([.$B18:.BW18])/COUNT([.$B18:.BW18]));0)" office:value-type="float" office:value="0" calcext:value-type="float">
            <text:p>0</text:p>
          </table:table-cell>
          <table:table-cell table:style-name="ce6" table:formula="of:=ROUND((SUM([.$B18:.BX18])/COUNT([.$B18:.BX18]));0)" office:value-type="float" office:value="0" calcext:value-type="float">
            <text:p>0</text:p>
          </table:table-cell>
          <table:table-cell table:style-name="ce6" table:formula="of:=ROUND((SUM([.$B18:.BY18])/COUNT([.$B18:.BY18]));0)" office:value-type="float" office:value="0" calcext:value-type="float">
            <text:p>0</text:p>
          </table:table-cell>
          <table:table-cell table:style-name="ce6" table:formula="of:=ROUND((SUM([.$B18:.BZ18])/COUNT([.$B18:.BZ18]));0)" office:value-type="float" office:value="0" calcext:value-type="float">
            <text:p>0</text:p>
          </table:table-cell>
          <table:table-cell table:style-name="ce6" table:formula="of:=ROUND((SUM([.$B18:.CA18])/COUNT([.$B18:.CA18]));0)" office:value-type="float" office:value="0" calcext:value-type="float">
            <text:p>0</text:p>
          </table:table-cell>
          <table:table-cell table:style-name="ce6" table:formula="of:=ROUND((SUM([.$B18:.CB18])/COUNT([.$B18:.CB18]));0)" office:value-type="float" office:value="0" calcext:value-type="float">
            <text:p>0</text:p>
          </table:table-cell>
          <table:table-cell table:style-name="ce6" table:formula="of:=ROUND((SUM([.$B18:.CC18])/COUNT([.$B18:.CC18]));0)" office:value-type="float" office:value="0" calcext:value-type="float">
            <text:p>0</text:p>
          </table:table-cell>
          <table:table-cell table:style-name="ce6" table:formula="of:=ROUND((SUM([.$B18:.CD18])/COUNT([.$B18:.CD18]));0)" office:value-type="float" office:value="0" calcext:value-type="float">
            <text:p>0</text:p>
          </table:table-cell>
          <table:table-cell table:style-name="ce6" table:formula="of:=ROUND((SUM([.$B18:.CE18])/COUNT([.$B18:.CE18]));0)" office:value-type="float" office:value="0" calcext:value-type="float">
            <text:p>0</text:p>
          </table:table-cell>
          <table:table-cell table:style-name="ce6" table:formula="of:=ROUND((SUM([.$B18:.CF18])/COUNT([.$B18:.CF18]));0)" office:value-type="float" office:value="0" calcext:value-type="float">
            <text:p>0</text:p>
          </table:table-cell>
          <table:table-cell table:style-name="ce6" table:formula="of:=ROUND((SUM([.$B18:.CG18])/COUNT([.$B18:.CG18]));0)" office:value-type="float" office:value="0" calcext:value-type="float">
            <text:p>0</text:p>
          </table:table-cell>
          <table:table-cell table:style-name="ce6" table:formula="of:=ROUND((SUM([.$B18:.CH18])/COUNT([.$B18:.CH18]));0)" office:value-type="float" office:value="0" calcext:value-type="float">
            <text:p>0</text:p>
          </table:table-cell>
          <table:table-cell table:style-name="ce6" table:formula="of:=ROUND((SUM([.$B18:.CI18])/COUNT([.$B18:.CI18]));0)" office:value-type="float" office:value="0" calcext:value-type="float">
            <text:p>0</text:p>
          </table:table-cell>
          <table:table-cell table:style-name="ce6" table:formula="of:=ROUND((SUM([.$B18:.CJ18])/COUNT([.$B18:.CJ18]));0)" office:value-type="float" office:value="0" calcext:value-type="float">
            <text:p>0</text:p>
          </table:table-cell>
          <table:table-cell table:style-name="ce6" table:formula="of:=ROUND((SUM([.$B18:.CK18])/COUNT([.$B18:.CK18]));0)" office:value-type="float" office:value="0" calcext:value-type="float">
            <text:p>0</text:p>
          </table:table-cell>
          <table:table-cell table:number-columns-repeated="100"/>
        </table:table-row>
        <table:table-row table:style-name="ro2">
          <table:table-cell table:number-columns-repeated="298" office:value-type="float" office:value="0" calcext:value-type="float">
            <text:p>0</text:p>
          </table:table-cell>
          <table:table-cell table:style-name="ce6" table:formula="of:=ROUND((SUM([.$B19:.B19])/COUNT([.$B19:.B19]));0)" office:value-type="float" office:value="0" calcext:value-type="float">
            <text:p>0</text:p>
          </table:table-cell>
          <table:table-cell table:style-name="ce6" table:formula="of:=ROUND((SUM([.$B19:.C19])/COUNT([.$B19:.C19]));0)" office:value-type="float" office:value="0" calcext:value-type="float">
            <text:p>0</text:p>
          </table:table-cell>
          <table:table-cell table:style-name="ce6" table:formula="of:=ROUND((SUM([.$B19:.D19])/COUNT([.$B19:.D19]));0)" office:value-type="float" office:value="0" calcext:value-type="float">
            <text:p>0</text:p>
          </table:table-cell>
          <table:table-cell table:style-name="ce6" table:formula="of:=ROUND((SUM([.$B19:.E19])/COUNT([.$B19:.E19]));0)" office:value-type="float" office:value="0" calcext:value-type="float">
            <text:p>0</text:p>
          </table:table-cell>
          <table:table-cell table:style-name="ce6" table:formula="of:=ROUND((SUM([.$B19:.F19])/COUNT([.$B19:.F19]));0)" office:value-type="float" office:value="0" calcext:value-type="float">
            <text:p>0</text:p>
          </table:table-cell>
          <table:table-cell table:style-name="ce6" table:formula="of:=ROUND((SUM([.$B19:.G19])/COUNT([.$B19:.G19]));0)" office:value-type="float" office:value="0" calcext:value-type="float">
            <text:p>0</text:p>
          </table:table-cell>
          <table:table-cell table:style-name="ce6" table:formula="of:=ROUND((SUM([.$B19:.H19])/COUNT([.$B19:.H19]));0)" office:value-type="float" office:value="0" calcext:value-type="float">
            <text:p>0</text:p>
          </table:table-cell>
          <table:table-cell table:style-name="ce6" table:formula="of:=ROUND((SUM([.$B19:.I19])/COUNT([.$B19:.I19]));0)" office:value-type="float" office:value="0" calcext:value-type="float">
            <text:p>0</text:p>
          </table:table-cell>
          <table:table-cell table:style-name="ce6" table:formula="of:=ROUND((SUM([.$B19:.J19])/COUNT([.$B19:.J19]));0)" office:value-type="float" office:value="0" calcext:value-type="float">
            <text:p>0</text:p>
          </table:table-cell>
          <table:table-cell table:style-name="ce6" table:formula="of:=ROUND((SUM([.$B19:.K19])/COUNT([.$B19:.K19]));0)" office:value-type="float" office:value="0" calcext:value-type="float">
            <text:p>0</text:p>
          </table:table-cell>
          <table:table-cell table:style-name="ce6" table:formula="of:=ROUND((SUM([.$B19:.L19])/COUNT([.$B19:.L19]));0)" office:value-type="float" office:value="0" calcext:value-type="float">
            <text:p>0</text:p>
          </table:table-cell>
          <table:table-cell table:style-name="ce6" table:formula="of:=ROUND((SUM([.$B19:.M19])/COUNT([.$B19:.M19]));0)" office:value-type="float" office:value="0" calcext:value-type="float">
            <text:p>0</text:p>
          </table:table-cell>
          <table:table-cell table:style-name="ce6" table:formula="of:=ROUND((SUM([.$B19:.N19])/COUNT([.$B19:.N19]));0)" office:value-type="float" office:value="0" calcext:value-type="float">
            <text:p>0</text:p>
          </table:table-cell>
          <table:table-cell table:style-name="ce6" table:formula="of:=ROUND((SUM([.$B19:.O19])/COUNT([.$B19:.O19]));0)" office:value-type="float" office:value="0" calcext:value-type="float">
            <text:p>0</text:p>
          </table:table-cell>
          <table:table-cell table:style-name="ce6" table:formula="of:=ROUND((SUM([.$B19:.P19])/COUNT([.$B19:.P19]));0)" office:value-type="float" office:value="0" calcext:value-type="float">
            <text:p>0</text:p>
          </table:table-cell>
          <table:table-cell table:style-name="ce6" table:formula="of:=ROUND((SUM([.$B19:.Q19])/COUNT([.$B19:.Q19]));0)" office:value-type="float" office:value="0" calcext:value-type="float">
            <text:p>0</text:p>
          </table:table-cell>
          <table:table-cell table:style-name="ce6" table:formula="of:=ROUND((SUM([.$B19:.R19])/COUNT([.$B19:.R19]));0)" office:value-type="float" office:value="0" calcext:value-type="float">
            <text:p>0</text:p>
          </table:table-cell>
          <table:table-cell table:style-name="ce6" table:formula="of:=ROUND((SUM([.$B19:.S19])/COUNT([.$B19:.S19]));0)" office:value-type="float" office:value="0" calcext:value-type="float">
            <text:p>0</text:p>
          </table:table-cell>
          <table:table-cell table:style-name="ce6" table:formula="of:=ROUND((SUM([.$B19:.T19])/COUNT([.$B19:.T19]));0)" office:value-type="float" office:value="0" calcext:value-type="float">
            <text:p>0</text:p>
          </table:table-cell>
          <table:table-cell table:style-name="ce6" table:formula="of:=ROUND((SUM([.$B19:.U19])/COUNT([.$B19:.U19]));0)" office:value-type="float" office:value="0" calcext:value-type="float">
            <text:p>0</text:p>
          </table:table-cell>
          <table:table-cell table:style-name="ce6" table:formula="of:=ROUND((SUM([.$B19:.V19])/COUNT([.$B19:.V19]));0)" office:value-type="float" office:value="0" calcext:value-type="float">
            <text:p>0</text:p>
          </table:table-cell>
          <table:table-cell table:style-name="ce6" table:formula="of:=ROUND((SUM([.$B19:.W19])/COUNT([.$B19:.W19]));0)" office:value-type="float" office:value="0" calcext:value-type="float">
            <text:p>0</text:p>
          </table:table-cell>
          <table:table-cell table:style-name="ce6" table:formula="of:=ROUND((SUM([.$B19:.X19])/COUNT([.$B19:.X19]));0)" office:value-type="float" office:value="0" calcext:value-type="float">
            <text:p>0</text:p>
          </table:table-cell>
          <table:table-cell table:style-name="ce6" table:formula="of:=ROUND((SUM([.$B19:.Y19])/COUNT([.$B19:.Y19]));0)" office:value-type="float" office:value="0" calcext:value-type="float">
            <text:p>0</text:p>
          </table:table-cell>
          <table:table-cell table:style-name="ce6" table:formula="of:=ROUND((SUM([.$B19:.Z19])/COUNT([.$B19:.Z19]));0)" office:value-type="float" office:value="0" calcext:value-type="float">
            <text:p>0</text:p>
          </table:table-cell>
          <table:table-cell table:style-name="ce6" table:formula="of:=ROUND((SUM([.$B19:.AA19])/COUNT([.$B19:.AA19]));0)" office:value-type="float" office:value="0" calcext:value-type="float">
            <text:p>0</text:p>
          </table:table-cell>
          <table:table-cell table:style-name="ce6" table:formula="of:=ROUND((SUM([.$B19:.AB19])/COUNT([.$B19:.AB19]));0)" office:value-type="float" office:value="0" calcext:value-type="float">
            <text:p>0</text:p>
          </table:table-cell>
          <table:table-cell table:style-name="ce6" table:formula="of:=ROUND((SUM([.$B19:.AC19])/COUNT([.$B19:.AC19]));0)" office:value-type="float" office:value="0" calcext:value-type="float">
            <text:p>0</text:p>
          </table:table-cell>
          <table:table-cell table:style-name="ce6" table:formula="of:=ROUND((SUM([.$B19:.AD19])/COUNT([.$B19:.AD19]));0)" office:value-type="float" office:value="0" calcext:value-type="float">
            <text:p>0</text:p>
          </table:table-cell>
          <table:table-cell table:style-name="ce6" table:formula="of:=ROUND((SUM([.$B19:.AE19])/COUNT([.$B19:.AE19]));0)" office:value-type="float" office:value="0" calcext:value-type="float">
            <text:p>0</text:p>
          </table:table-cell>
          <table:table-cell table:style-name="ce6" table:formula="of:=ROUND((SUM([.$B19:.AF19])/COUNT([.$B19:.AF19]));0)" office:value-type="float" office:value="0" calcext:value-type="float">
            <text:p>0</text:p>
          </table:table-cell>
          <table:table-cell table:style-name="ce6" table:formula="of:=ROUND((SUM([.$B19:.AG19])/COUNT([.$B19:.AG19]));0)" office:value-type="float" office:value="0" calcext:value-type="float">
            <text:p>0</text:p>
          </table:table-cell>
          <table:table-cell table:style-name="ce6" table:formula="of:=ROUND((SUM([.$B19:.AH19])/COUNT([.$B19:.AH19]));0)" office:value-type="float" office:value="0" calcext:value-type="float">
            <text:p>0</text:p>
          </table:table-cell>
          <table:table-cell table:style-name="ce6" table:formula="of:=ROUND((SUM([.$B19:.AI19])/COUNT([.$B19:.AI19]));0)" office:value-type="float" office:value="0" calcext:value-type="float">
            <text:p>0</text:p>
          </table:table-cell>
          <table:table-cell table:style-name="ce6" table:formula="of:=ROUND((SUM([.$B19:.AJ19])/COUNT([.$B19:.AJ19]));0)" office:value-type="float" office:value="0" calcext:value-type="float">
            <text:p>0</text:p>
          </table:table-cell>
          <table:table-cell table:style-name="ce6" table:formula="of:=ROUND((SUM([.$B19:.AK19])/COUNT([.$B19:.AK19]));0)" office:value-type="float" office:value="0" calcext:value-type="float">
            <text:p>0</text:p>
          </table:table-cell>
          <table:table-cell table:style-name="ce6" table:formula="of:=ROUND((SUM([.$B19:.AL19])/COUNT([.$B19:.AL19]));0)" office:value-type="float" office:value="0" calcext:value-type="float">
            <text:p>0</text:p>
          </table:table-cell>
          <table:table-cell table:style-name="ce6" table:formula="of:=ROUND((SUM([.$B19:.AM19])/COUNT([.$B19:.AM19]));0)" office:value-type="float" office:value="0" calcext:value-type="float">
            <text:p>0</text:p>
          </table:table-cell>
          <table:table-cell table:style-name="ce6" table:formula="of:=ROUND((SUM([.$B19:.AN19])/COUNT([.$B19:.AN19]));0)" office:value-type="float" office:value="0" calcext:value-type="float">
            <text:p>0</text:p>
          </table:table-cell>
          <table:table-cell table:style-name="ce6" table:formula="of:=ROUND((SUM([.$B19:.AO19])/COUNT([.$B19:.AO19]));0)" office:value-type="float" office:value="0" calcext:value-type="float">
            <text:p>0</text:p>
          </table:table-cell>
          <table:table-cell table:style-name="ce6" table:formula="of:=ROUND((SUM([.$B19:.AP19])/COUNT([.$B19:.AP19]));0)" office:value-type="float" office:value="0" calcext:value-type="float">
            <text:p>0</text:p>
          </table:table-cell>
          <table:table-cell table:style-name="ce6" table:formula="of:=ROUND((SUM([.$B19:.AQ19])/COUNT([.$B19:.AQ19]));0)" office:value-type="float" office:value="0" calcext:value-type="float">
            <text:p>0</text:p>
          </table:table-cell>
          <table:table-cell table:style-name="ce6" table:formula="of:=ROUND((SUM([.$B19:.AR19])/COUNT([.$B19:.AR19]));0)" office:value-type="float" office:value="0" calcext:value-type="float">
            <text:p>0</text:p>
          </table:table-cell>
          <table:table-cell table:style-name="ce6" table:formula="of:=ROUND((SUM([.$B19:.AS19])/COUNT([.$B19:.AS19]));0)" office:value-type="float" office:value="0" calcext:value-type="float">
            <text:p>0</text:p>
          </table:table-cell>
          <table:table-cell table:style-name="ce6" table:formula="of:=ROUND((SUM([.$B19:.AT19])/COUNT([.$B19:.AT19]));0)" office:value-type="float" office:value="0" calcext:value-type="float">
            <text:p>0</text:p>
          </table:table-cell>
          <table:table-cell table:style-name="ce6" table:formula="of:=ROUND((SUM([.$B19:.AU19])/COUNT([.$B19:.AU19]));0)" office:value-type="float" office:value="0" calcext:value-type="float">
            <text:p>0</text:p>
          </table:table-cell>
          <table:table-cell table:style-name="ce6" table:formula="of:=ROUND((SUM([.$B19:.AV19])/COUNT([.$B19:.AV19]));0)" office:value-type="float" office:value="0" calcext:value-type="float">
            <text:p>0</text:p>
          </table:table-cell>
          <table:table-cell table:style-name="ce6" table:formula="of:=ROUND((SUM([.$B19:.AW19])/COUNT([.$B19:.AW19]));0)" office:value-type="float" office:value="0" calcext:value-type="float">
            <text:p>0</text:p>
          </table:table-cell>
          <table:table-cell table:style-name="ce6" table:formula="of:=ROUND((SUM([.$B19:.AX19])/COUNT([.$B19:.AX19]));0)" office:value-type="float" office:value="0" calcext:value-type="float">
            <text:p>0</text:p>
          </table:table-cell>
          <table:table-cell table:style-name="ce6" table:formula="of:=ROUND((SUM([.$B19:.AY19])/COUNT([.$B19:.AY19]));0)" office:value-type="float" office:value="0" calcext:value-type="float">
            <text:p>0</text:p>
          </table:table-cell>
          <table:table-cell table:style-name="ce6" table:formula="of:=ROUND((SUM([.$B19:.AZ19])/COUNT([.$B19:.AZ19]));0)" office:value-type="float" office:value="0" calcext:value-type="float">
            <text:p>0</text:p>
          </table:table-cell>
          <table:table-cell table:style-name="ce6" table:formula="of:=ROUND((SUM([.$B19:.BA19])/COUNT([.$B19:.BA19]));0)" office:value-type="float" office:value="0" calcext:value-type="float">
            <text:p>0</text:p>
          </table:table-cell>
          <table:table-cell table:style-name="ce6" table:formula="of:=ROUND((SUM([.$B19:.BB19])/COUNT([.$B19:.BB19]));0)" office:value-type="float" office:value="0" calcext:value-type="float">
            <text:p>0</text:p>
          </table:table-cell>
          <table:table-cell table:style-name="ce6" table:formula="of:=ROUND((SUM([.$B19:.BC19])/COUNT([.$B19:.BC19]));0)" office:value-type="float" office:value="0" calcext:value-type="float">
            <text:p>0</text:p>
          </table:table-cell>
          <table:table-cell table:style-name="ce6" table:formula="of:=ROUND((SUM([.$B19:.BD19])/COUNT([.$B19:.BD19]));0)" office:value-type="float" office:value="0" calcext:value-type="float">
            <text:p>0</text:p>
          </table:table-cell>
          <table:table-cell table:style-name="ce6" table:formula="of:=ROUND((SUM([.$B19:.BE19])/COUNT([.$B19:.BE19]));0)" office:value-type="float" office:value="0" calcext:value-type="float">
            <text:p>0</text:p>
          </table:table-cell>
          <table:table-cell table:style-name="ce6" table:formula="of:=ROUND((SUM([.$B19:.BF19])/COUNT([.$B19:.BF19]));0)" office:value-type="float" office:value="0" calcext:value-type="float">
            <text:p>0</text:p>
          </table:table-cell>
          <table:table-cell table:style-name="ce6" table:formula="of:=ROUND((SUM([.$B19:.BG19])/COUNT([.$B19:.BG19]));0)" office:value-type="float" office:value="0" calcext:value-type="float">
            <text:p>0</text:p>
          </table:table-cell>
          <table:table-cell table:style-name="ce6" table:formula="of:=ROUND((SUM([.$B19:.BH19])/COUNT([.$B19:.BH19]));0)" office:value-type="float" office:value="0" calcext:value-type="float">
            <text:p>0</text:p>
          </table:table-cell>
          <table:table-cell table:style-name="ce6" table:formula="of:=ROUND((SUM([.$B19:.BI19])/COUNT([.$B19:.BI19]));0)" office:value-type="float" office:value="0" calcext:value-type="float">
            <text:p>0</text:p>
          </table:table-cell>
          <table:table-cell table:style-name="ce6" table:formula="of:=ROUND((SUM([.$B19:.BJ19])/COUNT([.$B19:.BJ19]));0)" office:value-type="float" office:value="0" calcext:value-type="float">
            <text:p>0</text:p>
          </table:table-cell>
          <table:table-cell table:style-name="ce6" table:formula="of:=ROUND((SUM([.$B19:.BK19])/COUNT([.$B19:.BK19]));0)" office:value-type="float" office:value="0" calcext:value-type="float">
            <text:p>0</text:p>
          </table:table-cell>
          <table:table-cell table:style-name="ce6" table:formula="of:=ROUND((SUM([.$B19:.BL19])/COUNT([.$B19:.BL19]));0)" office:value-type="float" office:value="0" calcext:value-type="float">
            <text:p>0</text:p>
          </table:table-cell>
          <table:table-cell table:style-name="ce6" table:formula="of:=ROUND((SUM([.$B19:.BM19])/COUNT([.$B19:.BM19]));0)" office:value-type="float" office:value="0" calcext:value-type="float">
            <text:p>0</text:p>
          </table:table-cell>
          <table:table-cell table:style-name="ce6" table:formula="of:=ROUND((SUM([.$B19:.BN19])/COUNT([.$B19:.BN19]));0)" office:value-type="float" office:value="0" calcext:value-type="float">
            <text:p>0</text:p>
          </table:table-cell>
          <table:table-cell table:style-name="ce6" table:formula="of:=ROUND((SUM([.$B19:.BO19])/COUNT([.$B19:.BO19]));0)" office:value-type="float" office:value="0" calcext:value-type="float">
            <text:p>0</text:p>
          </table:table-cell>
          <table:table-cell table:style-name="ce6" table:formula="of:=ROUND((SUM([.$B19:.BP19])/COUNT([.$B19:.BP19]));0)" office:value-type="float" office:value="0" calcext:value-type="float">
            <text:p>0</text:p>
          </table:table-cell>
          <table:table-cell table:style-name="ce6" table:formula="of:=ROUND((SUM([.$B19:.BQ19])/COUNT([.$B19:.BQ19]));0)" office:value-type="float" office:value="0" calcext:value-type="float">
            <text:p>0</text:p>
          </table:table-cell>
          <table:table-cell table:style-name="ce6" table:formula="of:=ROUND((SUM([.$B19:.BR19])/COUNT([.$B19:.BR19]));0)" office:value-type="float" office:value="0" calcext:value-type="float">
            <text:p>0</text:p>
          </table:table-cell>
          <table:table-cell table:style-name="ce6" table:formula="of:=ROUND((SUM([.$B19:.BS19])/COUNT([.$B19:.BS19]));0)" office:value-type="float" office:value="0" calcext:value-type="float">
            <text:p>0</text:p>
          </table:table-cell>
          <table:table-cell table:style-name="ce6" table:formula="of:=ROUND((SUM([.$B19:.BT19])/COUNT([.$B19:.BT19]));0)" office:value-type="float" office:value="0" calcext:value-type="float">
            <text:p>0</text:p>
          </table:table-cell>
          <table:table-cell table:style-name="ce6" table:formula="of:=ROUND((SUM([.$B19:.BU19])/COUNT([.$B19:.BU19]));0)" office:value-type="float" office:value="0" calcext:value-type="float">
            <text:p>0</text:p>
          </table:table-cell>
          <table:table-cell table:style-name="ce6" table:formula="of:=ROUND((SUM([.$B19:.BV19])/COUNT([.$B19:.BV19]));0)" office:value-type="float" office:value="0" calcext:value-type="float">
            <text:p>0</text:p>
          </table:table-cell>
          <table:table-cell table:style-name="ce6" table:formula="of:=ROUND((SUM([.$B19:.BW19])/COUNT([.$B19:.BW19]));0)" office:value-type="float" office:value="0" calcext:value-type="float">
            <text:p>0</text:p>
          </table:table-cell>
          <table:table-cell table:style-name="ce6" table:formula="of:=ROUND((SUM([.$B19:.BX19])/COUNT([.$B19:.BX19]));0)" office:value-type="float" office:value="0" calcext:value-type="float">
            <text:p>0</text:p>
          </table:table-cell>
          <table:table-cell table:style-name="ce6" table:formula="of:=ROUND((SUM([.$B19:.BY19])/COUNT([.$B19:.BY19]));0)" office:value-type="float" office:value="0" calcext:value-type="float">
            <text:p>0</text:p>
          </table:table-cell>
          <table:table-cell table:style-name="ce6" table:formula="of:=ROUND((SUM([.$B19:.BZ19])/COUNT([.$B19:.BZ19]));0)" office:value-type="float" office:value="0" calcext:value-type="float">
            <text:p>0</text:p>
          </table:table-cell>
          <table:table-cell table:style-name="ce6" table:formula="of:=ROUND((SUM([.$B19:.CA19])/COUNT([.$B19:.CA19]));0)" office:value-type="float" office:value="0" calcext:value-type="float">
            <text:p>0</text:p>
          </table:table-cell>
          <table:table-cell table:style-name="ce6" table:formula="of:=ROUND((SUM([.$B19:.CB19])/COUNT([.$B19:.CB19]));0)" office:value-type="float" office:value="0" calcext:value-type="float">
            <text:p>0</text:p>
          </table:table-cell>
          <table:table-cell table:style-name="ce6" table:formula="of:=ROUND((SUM([.$B19:.CC19])/COUNT([.$B19:.CC19]));0)" office:value-type="float" office:value="0" calcext:value-type="float">
            <text:p>0</text:p>
          </table:table-cell>
          <table:table-cell table:style-name="ce6" table:formula="of:=ROUND((SUM([.$B19:.CD19])/COUNT([.$B19:.CD19]));0)" office:value-type="float" office:value="0" calcext:value-type="float">
            <text:p>0</text:p>
          </table:table-cell>
          <table:table-cell table:style-name="ce6" table:formula="of:=ROUND((SUM([.$B19:.CE19])/COUNT([.$B19:.CE19]));0)" office:value-type="float" office:value="0" calcext:value-type="float">
            <text:p>0</text:p>
          </table:table-cell>
          <table:table-cell table:style-name="ce6" table:formula="of:=ROUND((SUM([.$B19:.CF19])/COUNT([.$B19:.CF19]));0)" office:value-type="float" office:value="0" calcext:value-type="float">
            <text:p>0</text:p>
          </table:table-cell>
          <table:table-cell table:style-name="ce6" table:formula="of:=ROUND((SUM([.$B19:.CG19])/COUNT([.$B19:.CG19]));0)" office:value-type="float" office:value="0" calcext:value-type="float">
            <text:p>0</text:p>
          </table:table-cell>
          <table:table-cell table:style-name="ce6" table:formula="of:=ROUND((SUM([.$B19:.CH19])/COUNT([.$B19:.CH19]));0)" office:value-type="float" office:value="0" calcext:value-type="float">
            <text:p>0</text:p>
          </table:table-cell>
          <table:table-cell table:style-name="ce6" table:formula="of:=ROUND((SUM([.$B19:.CI19])/COUNT([.$B19:.CI19]));0)" office:value-type="float" office:value="0" calcext:value-type="float">
            <text:p>0</text:p>
          </table:table-cell>
          <table:table-cell table:style-name="ce6" table:formula="of:=ROUND((SUM([.$B19:.CJ19])/COUNT([.$B19:.CJ19]));0)" office:value-type="float" office:value="0" calcext:value-type="float">
            <text:p>0</text:p>
          </table:table-cell>
          <table:table-cell table:style-name="ce6" table:formula="of:=ROUND((SUM([.$B19:.CK19])/COUNT([.$B19:.CK19]));0)" office:value-type="float" office:value="0" calcext:value-type="float">
            <text:p>0</text:p>
          </table:table-cell>
          <table:table-cell table:number-columns-repeated="100"/>
        </table:table-row>
        <table:table-row table:style-name="ro2">
          <table:table-cell table:number-columns-repeated="298" office:value-type="float" office:value="0" calcext:value-type="float">
            <text:p>0</text:p>
          </table:table-cell>
          <table:table-cell table:style-name="ce6" table:formula="of:=ROUND((SUM([.$B20:.B20])/COUNT([.$B20:.B20]));0)" office:value-type="float" office:value="0" calcext:value-type="float">
            <text:p>0</text:p>
          </table:table-cell>
          <table:table-cell table:style-name="ce6" table:formula="of:=ROUND((SUM([.$B20:.C20])/COUNT([.$B20:.C20]));0)" office:value-type="float" office:value="0" calcext:value-type="float">
            <text:p>0</text:p>
          </table:table-cell>
          <table:table-cell table:style-name="ce6" table:formula="of:=ROUND((SUM([.$B20:.D20])/COUNT([.$B20:.D20]));0)" office:value-type="float" office:value="0" calcext:value-type="float">
            <text:p>0</text:p>
          </table:table-cell>
          <table:table-cell table:style-name="ce6" table:formula="of:=ROUND((SUM([.$B20:.E20])/COUNT([.$B20:.E20]));0)" office:value-type="float" office:value="0" calcext:value-type="float">
            <text:p>0</text:p>
          </table:table-cell>
          <table:table-cell table:style-name="ce6" table:formula="of:=ROUND((SUM([.$B20:.F20])/COUNT([.$B20:.F20]));0)" office:value-type="float" office:value="0" calcext:value-type="float">
            <text:p>0</text:p>
          </table:table-cell>
          <table:table-cell table:style-name="ce6" table:formula="of:=ROUND((SUM([.$B20:.G20])/COUNT([.$B20:.G20]));0)" office:value-type="float" office:value="0" calcext:value-type="float">
            <text:p>0</text:p>
          </table:table-cell>
          <table:table-cell table:style-name="ce6" table:formula="of:=ROUND((SUM([.$B20:.H20])/COUNT([.$B20:.H20]));0)" office:value-type="float" office:value="0" calcext:value-type="float">
            <text:p>0</text:p>
          </table:table-cell>
          <table:table-cell table:style-name="ce6" table:formula="of:=ROUND((SUM([.$B20:.I20])/COUNT([.$B20:.I20]));0)" office:value-type="float" office:value="0" calcext:value-type="float">
            <text:p>0</text:p>
          </table:table-cell>
          <table:table-cell table:style-name="ce6" table:formula="of:=ROUND((SUM([.$B20:.J20])/COUNT([.$B20:.J20]));0)" office:value-type="float" office:value="0" calcext:value-type="float">
            <text:p>0</text:p>
          </table:table-cell>
          <table:table-cell table:style-name="ce6" table:formula="of:=ROUND((SUM([.$B20:.K20])/COUNT([.$B20:.K20]));0)" office:value-type="float" office:value="0" calcext:value-type="float">
            <text:p>0</text:p>
          </table:table-cell>
          <table:table-cell table:style-name="ce6" table:formula="of:=ROUND((SUM([.$B20:.L20])/COUNT([.$B20:.L20]));0)" office:value-type="float" office:value="0" calcext:value-type="float">
            <text:p>0</text:p>
          </table:table-cell>
          <table:table-cell table:style-name="ce6" table:formula="of:=ROUND((SUM([.$B20:.M20])/COUNT([.$B20:.M20]));0)" office:value-type="float" office:value="0" calcext:value-type="float">
            <text:p>0</text:p>
          </table:table-cell>
          <table:table-cell table:style-name="ce6" table:formula="of:=ROUND((SUM([.$B20:.N20])/COUNT([.$B20:.N20]));0)" office:value-type="float" office:value="0" calcext:value-type="float">
            <text:p>0</text:p>
          </table:table-cell>
          <table:table-cell table:style-name="ce6" table:formula="of:=ROUND((SUM([.$B20:.O20])/COUNT([.$B20:.O20]));0)" office:value-type="float" office:value="0" calcext:value-type="float">
            <text:p>0</text:p>
          </table:table-cell>
          <table:table-cell table:style-name="ce6" table:formula="of:=ROUND((SUM([.$B20:.P20])/COUNT([.$B20:.P20]));0)" office:value-type="float" office:value="0" calcext:value-type="float">
            <text:p>0</text:p>
          </table:table-cell>
          <table:table-cell table:style-name="ce6" table:formula="of:=ROUND((SUM([.$B20:.Q20])/COUNT([.$B20:.Q20]));0)" office:value-type="float" office:value="0" calcext:value-type="float">
            <text:p>0</text:p>
          </table:table-cell>
          <table:table-cell table:style-name="ce6" table:formula="of:=ROUND((SUM([.$B20:.R20])/COUNT([.$B20:.R20]));0)" office:value-type="float" office:value="0" calcext:value-type="float">
            <text:p>0</text:p>
          </table:table-cell>
          <table:table-cell table:style-name="ce6" table:formula="of:=ROUND((SUM([.$B20:.S20])/COUNT([.$B20:.S20]));0)" office:value-type="float" office:value="0" calcext:value-type="float">
            <text:p>0</text:p>
          </table:table-cell>
          <table:table-cell table:style-name="ce6" table:formula="of:=ROUND((SUM([.$B20:.T20])/COUNT([.$B20:.T20]));0)" office:value-type="float" office:value="0" calcext:value-type="float">
            <text:p>0</text:p>
          </table:table-cell>
          <table:table-cell table:style-name="ce6" table:formula="of:=ROUND((SUM([.$B20:.U20])/COUNT([.$B20:.U20]));0)" office:value-type="float" office:value="0" calcext:value-type="float">
            <text:p>0</text:p>
          </table:table-cell>
          <table:table-cell table:style-name="ce6" table:formula="of:=ROUND((SUM([.$B20:.V20])/COUNT([.$B20:.V20]));0)" office:value-type="float" office:value="0" calcext:value-type="float">
            <text:p>0</text:p>
          </table:table-cell>
          <table:table-cell table:style-name="ce6" table:formula="of:=ROUND((SUM([.$B20:.W20])/COUNT([.$B20:.W20]));0)" office:value-type="float" office:value="0" calcext:value-type="float">
            <text:p>0</text:p>
          </table:table-cell>
          <table:table-cell table:style-name="ce6" table:formula="of:=ROUND((SUM([.$B20:.X20])/COUNT([.$B20:.X20]));0)" office:value-type="float" office:value="0" calcext:value-type="float">
            <text:p>0</text:p>
          </table:table-cell>
          <table:table-cell table:style-name="ce6" table:formula="of:=ROUND((SUM([.$B20:.Y20])/COUNT([.$B20:.Y20]));0)" office:value-type="float" office:value="0" calcext:value-type="float">
            <text:p>0</text:p>
          </table:table-cell>
          <table:table-cell table:style-name="ce6" table:formula="of:=ROUND((SUM([.$B20:.Z20])/COUNT([.$B20:.Z20]));0)" office:value-type="float" office:value="0" calcext:value-type="float">
            <text:p>0</text:p>
          </table:table-cell>
          <table:table-cell table:style-name="ce6" table:formula="of:=ROUND((SUM([.$B20:.AA20])/COUNT([.$B20:.AA20]));0)" office:value-type="float" office:value="0" calcext:value-type="float">
            <text:p>0</text:p>
          </table:table-cell>
          <table:table-cell table:style-name="ce6" table:formula="of:=ROUND((SUM([.$B20:.AB20])/COUNT([.$B20:.AB20]));0)" office:value-type="float" office:value="0" calcext:value-type="float">
            <text:p>0</text:p>
          </table:table-cell>
          <table:table-cell table:style-name="ce6" table:formula="of:=ROUND((SUM([.$B20:.AC20])/COUNT([.$B20:.AC20]));0)" office:value-type="float" office:value="0" calcext:value-type="float">
            <text:p>0</text:p>
          </table:table-cell>
          <table:table-cell table:style-name="ce6" table:formula="of:=ROUND((SUM([.$B20:.AD20])/COUNT([.$B20:.AD20]));0)" office:value-type="float" office:value="0" calcext:value-type="float">
            <text:p>0</text:p>
          </table:table-cell>
          <table:table-cell table:style-name="ce6" table:formula="of:=ROUND((SUM([.$B20:.AE20])/COUNT([.$B20:.AE20]));0)" office:value-type="float" office:value="0" calcext:value-type="float">
            <text:p>0</text:p>
          </table:table-cell>
          <table:table-cell table:style-name="ce6" table:formula="of:=ROUND((SUM([.$B20:.AF20])/COUNT([.$B20:.AF20]));0)" office:value-type="float" office:value="0" calcext:value-type="float">
            <text:p>0</text:p>
          </table:table-cell>
          <table:table-cell table:style-name="ce6" table:formula="of:=ROUND((SUM([.$B20:.AG20])/COUNT([.$B20:.AG20]));0)" office:value-type="float" office:value="0" calcext:value-type="float">
            <text:p>0</text:p>
          </table:table-cell>
          <table:table-cell table:style-name="ce6" table:formula="of:=ROUND((SUM([.$B20:.AH20])/COUNT([.$B20:.AH20]));0)" office:value-type="float" office:value="0" calcext:value-type="float">
            <text:p>0</text:p>
          </table:table-cell>
          <table:table-cell table:style-name="ce6" table:formula="of:=ROUND((SUM([.$B20:.AI20])/COUNT([.$B20:.AI20]));0)" office:value-type="float" office:value="0" calcext:value-type="float">
            <text:p>0</text:p>
          </table:table-cell>
          <table:table-cell table:style-name="ce6" table:formula="of:=ROUND((SUM([.$B20:.AJ20])/COUNT([.$B20:.AJ20]));0)" office:value-type="float" office:value="0" calcext:value-type="float">
            <text:p>0</text:p>
          </table:table-cell>
          <table:table-cell table:style-name="ce6" table:formula="of:=ROUND((SUM([.$B20:.AK20])/COUNT([.$B20:.AK20]));0)" office:value-type="float" office:value="0" calcext:value-type="float">
            <text:p>0</text:p>
          </table:table-cell>
          <table:table-cell table:style-name="ce6" table:formula="of:=ROUND((SUM([.$B20:.AL20])/COUNT([.$B20:.AL20]));0)" office:value-type="float" office:value="0" calcext:value-type="float">
            <text:p>0</text:p>
          </table:table-cell>
          <table:table-cell table:style-name="ce6" table:formula="of:=ROUND((SUM([.$B20:.AM20])/COUNT([.$B20:.AM20]));0)" office:value-type="float" office:value="0" calcext:value-type="float">
            <text:p>0</text:p>
          </table:table-cell>
          <table:table-cell table:style-name="ce6" table:formula="of:=ROUND((SUM([.$B20:.AN20])/COUNT([.$B20:.AN20]));0)" office:value-type="float" office:value="0" calcext:value-type="float">
            <text:p>0</text:p>
          </table:table-cell>
          <table:table-cell table:style-name="ce6" table:formula="of:=ROUND((SUM([.$B20:.AO20])/COUNT([.$B20:.AO20]));0)" office:value-type="float" office:value="0" calcext:value-type="float">
            <text:p>0</text:p>
          </table:table-cell>
          <table:table-cell table:style-name="ce6" table:formula="of:=ROUND((SUM([.$B20:.AP20])/COUNT([.$B20:.AP20]));0)" office:value-type="float" office:value="0" calcext:value-type="float">
            <text:p>0</text:p>
          </table:table-cell>
          <table:table-cell table:style-name="ce6" table:formula="of:=ROUND((SUM([.$B20:.AQ20])/COUNT([.$B20:.AQ20]));0)" office:value-type="float" office:value="0" calcext:value-type="float">
            <text:p>0</text:p>
          </table:table-cell>
          <table:table-cell table:style-name="ce6" table:formula="of:=ROUND((SUM([.$B20:.AR20])/COUNT([.$B20:.AR20]));0)" office:value-type="float" office:value="0" calcext:value-type="float">
            <text:p>0</text:p>
          </table:table-cell>
          <table:table-cell table:style-name="ce6" table:formula="of:=ROUND((SUM([.$B20:.AS20])/COUNT([.$B20:.AS20]));0)" office:value-type="float" office:value="0" calcext:value-type="float">
            <text:p>0</text:p>
          </table:table-cell>
          <table:table-cell table:style-name="ce6" table:formula="of:=ROUND((SUM([.$B20:.AT20])/COUNT([.$B20:.AT20]));0)" office:value-type="float" office:value="0" calcext:value-type="float">
            <text:p>0</text:p>
          </table:table-cell>
          <table:table-cell table:style-name="ce6" table:formula="of:=ROUND((SUM([.$B20:.AU20])/COUNT([.$B20:.AU20]));0)" office:value-type="float" office:value="0" calcext:value-type="float">
            <text:p>0</text:p>
          </table:table-cell>
          <table:table-cell table:style-name="ce6" table:formula="of:=ROUND((SUM([.$B20:.AV20])/COUNT([.$B20:.AV20]));0)" office:value-type="float" office:value="0" calcext:value-type="float">
            <text:p>0</text:p>
          </table:table-cell>
          <table:table-cell table:style-name="ce6" table:formula="of:=ROUND((SUM([.$B20:.AW20])/COUNT([.$B20:.AW20]));0)" office:value-type="float" office:value="0" calcext:value-type="float">
            <text:p>0</text:p>
          </table:table-cell>
          <table:table-cell table:style-name="ce6" table:formula="of:=ROUND((SUM([.$B20:.AX20])/COUNT([.$B20:.AX20]));0)" office:value-type="float" office:value="0" calcext:value-type="float">
            <text:p>0</text:p>
          </table:table-cell>
          <table:table-cell table:style-name="ce6" table:formula="of:=ROUND((SUM([.$B20:.AY20])/COUNT([.$B20:.AY20]));0)" office:value-type="float" office:value="0" calcext:value-type="float">
            <text:p>0</text:p>
          </table:table-cell>
          <table:table-cell table:style-name="ce6" table:formula="of:=ROUND((SUM([.$B20:.AZ20])/COUNT([.$B20:.AZ20]));0)" office:value-type="float" office:value="0" calcext:value-type="float">
            <text:p>0</text:p>
          </table:table-cell>
          <table:table-cell table:style-name="ce6" table:formula="of:=ROUND((SUM([.$B20:.BA20])/COUNT([.$B20:.BA20]));0)" office:value-type="float" office:value="0" calcext:value-type="float">
            <text:p>0</text:p>
          </table:table-cell>
          <table:table-cell table:style-name="ce6" table:formula="of:=ROUND((SUM([.$B20:.BB20])/COUNT([.$B20:.BB20]));0)" office:value-type="float" office:value="0" calcext:value-type="float">
            <text:p>0</text:p>
          </table:table-cell>
          <table:table-cell table:style-name="ce6" table:formula="of:=ROUND((SUM([.$B20:.BC20])/COUNT([.$B20:.BC20]));0)" office:value-type="float" office:value="0" calcext:value-type="float">
            <text:p>0</text:p>
          </table:table-cell>
          <table:table-cell table:style-name="ce6" table:formula="of:=ROUND((SUM([.$B20:.BD20])/COUNT([.$B20:.BD20]));0)" office:value-type="float" office:value="0" calcext:value-type="float">
            <text:p>0</text:p>
          </table:table-cell>
          <table:table-cell table:style-name="ce6" table:formula="of:=ROUND((SUM([.$B20:.BE20])/COUNT([.$B20:.BE20]));0)" office:value-type="float" office:value="0" calcext:value-type="float">
            <text:p>0</text:p>
          </table:table-cell>
          <table:table-cell table:style-name="ce6" table:formula="of:=ROUND((SUM([.$B20:.BF20])/COUNT([.$B20:.BF20]));0)" office:value-type="float" office:value="0" calcext:value-type="float">
            <text:p>0</text:p>
          </table:table-cell>
          <table:table-cell table:style-name="ce6" table:formula="of:=ROUND((SUM([.$B20:.BG20])/COUNT([.$B20:.BG20]));0)" office:value-type="float" office:value="0" calcext:value-type="float">
            <text:p>0</text:p>
          </table:table-cell>
          <table:table-cell table:style-name="ce6" table:formula="of:=ROUND((SUM([.$B20:.BH20])/COUNT([.$B20:.BH20]));0)" office:value-type="float" office:value="0" calcext:value-type="float">
            <text:p>0</text:p>
          </table:table-cell>
          <table:table-cell table:style-name="ce6" table:formula="of:=ROUND((SUM([.$B20:.BI20])/COUNT([.$B20:.BI20]));0)" office:value-type="float" office:value="0" calcext:value-type="float">
            <text:p>0</text:p>
          </table:table-cell>
          <table:table-cell table:style-name="ce6" table:formula="of:=ROUND((SUM([.$B20:.BJ20])/COUNT([.$B20:.BJ20]));0)" office:value-type="float" office:value="0" calcext:value-type="float">
            <text:p>0</text:p>
          </table:table-cell>
          <table:table-cell table:style-name="ce6" table:formula="of:=ROUND((SUM([.$B20:.BK20])/COUNT([.$B20:.BK20]));0)" office:value-type="float" office:value="0" calcext:value-type="float">
            <text:p>0</text:p>
          </table:table-cell>
          <table:table-cell table:style-name="ce6" table:formula="of:=ROUND((SUM([.$B20:.BL20])/COUNT([.$B20:.BL20]));0)" office:value-type="float" office:value="0" calcext:value-type="float">
            <text:p>0</text:p>
          </table:table-cell>
          <table:table-cell table:style-name="ce6" table:formula="of:=ROUND((SUM([.$B20:.BM20])/COUNT([.$B20:.BM20]));0)" office:value-type="float" office:value="0" calcext:value-type="float">
            <text:p>0</text:p>
          </table:table-cell>
          <table:table-cell table:style-name="ce6" table:formula="of:=ROUND((SUM([.$B20:.BN20])/COUNT([.$B20:.BN20]));0)" office:value-type="float" office:value="0" calcext:value-type="float">
            <text:p>0</text:p>
          </table:table-cell>
          <table:table-cell table:style-name="ce6" table:formula="of:=ROUND((SUM([.$B20:.BO20])/COUNT([.$B20:.BO20]));0)" office:value-type="float" office:value="0" calcext:value-type="float">
            <text:p>0</text:p>
          </table:table-cell>
          <table:table-cell table:style-name="ce6" table:formula="of:=ROUND((SUM([.$B20:.BP20])/COUNT([.$B20:.BP20]));0)" office:value-type="float" office:value="0" calcext:value-type="float">
            <text:p>0</text:p>
          </table:table-cell>
          <table:table-cell table:style-name="ce6" table:formula="of:=ROUND((SUM([.$B20:.BQ20])/COUNT([.$B20:.BQ20]));0)" office:value-type="float" office:value="0" calcext:value-type="float">
            <text:p>0</text:p>
          </table:table-cell>
          <table:table-cell table:style-name="ce6" table:formula="of:=ROUND((SUM([.$B20:.BR20])/COUNT([.$B20:.BR20]));0)" office:value-type="float" office:value="0" calcext:value-type="float">
            <text:p>0</text:p>
          </table:table-cell>
          <table:table-cell table:style-name="ce6" table:formula="of:=ROUND((SUM([.$B20:.BS20])/COUNT([.$B20:.BS20]));0)" office:value-type="float" office:value="0" calcext:value-type="float">
            <text:p>0</text:p>
          </table:table-cell>
          <table:table-cell table:style-name="ce6" table:formula="of:=ROUND((SUM([.$B20:.BT20])/COUNT([.$B20:.BT20]));0)" office:value-type="float" office:value="0" calcext:value-type="float">
            <text:p>0</text:p>
          </table:table-cell>
          <table:table-cell table:style-name="ce6" table:formula="of:=ROUND((SUM([.$B20:.BU20])/COUNT([.$B20:.BU20]));0)" office:value-type="float" office:value="0" calcext:value-type="float">
            <text:p>0</text:p>
          </table:table-cell>
          <table:table-cell table:style-name="ce6" table:formula="of:=ROUND((SUM([.$B20:.BV20])/COUNT([.$B20:.BV20]));0)" office:value-type="float" office:value="0" calcext:value-type="float">
            <text:p>0</text:p>
          </table:table-cell>
          <table:table-cell table:style-name="ce6" table:formula="of:=ROUND((SUM([.$B20:.BW20])/COUNT([.$B20:.BW20]));0)" office:value-type="float" office:value="0" calcext:value-type="float">
            <text:p>0</text:p>
          </table:table-cell>
          <table:table-cell table:style-name="ce6" table:formula="of:=ROUND((SUM([.$B20:.BX20])/COUNT([.$B20:.BX20]));0)" office:value-type="float" office:value="0" calcext:value-type="float">
            <text:p>0</text:p>
          </table:table-cell>
          <table:table-cell table:style-name="ce6" table:formula="of:=ROUND((SUM([.$B20:.BY20])/COUNT([.$B20:.BY20]));0)" office:value-type="float" office:value="0" calcext:value-type="float">
            <text:p>0</text:p>
          </table:table-cell>
          <table:table-cell table:style-name="ce6" table:formula="of:=ROUND((SUM([.$B20:.BZ20])/COUNT([.$B20:.BZ20]));0)" office:value-type="float" office:value="0" calcext:value-type="float">
            <text:p>0</text:p>
          </table:table-cell>
          <table:table-cell table:style-name="ce6" table:formula="of:=ROUND((SUM([.$B20:.CA20])/COUNT([.$B20:.CA20]));0)" office:value-type="float" office:value="0" calcext:value-type="float">
            <text:p>0</text:p>
          </table:table-cell>
          <table:table-cell table:style-name="ce6" table:formula="of:=ROUND((SUM([.$B20:.CB20])/COUNT([.$B20:.CB20]));0)" office:value-type="float" office:value="0" calcext:value-type="float">
            <text:p>0</text:p>
          </table:table-cell>
          <table:table-cell table:style-name="ce6" table:formula="of:=ROUND((SUM([.$B20:.CC20])/COUNT([.$B20:.CC20]));0)" office:value-type="float" office:value="0" calcext:value-type="float">
            <text:p>0</text:p>
          </table:table-cell>
          <table:table-cell table:style-name="ce6" table:formula="of:=ROUND((SUM([.$B20:.CD20])/COUNT([.$B20:.CD20]));0)" office:value-type="float" office:value="0" calcext:value-type="float">
            <text:p>0</text:p>
          </table:table-cell>
          <table:table-cell table:style-name="ce6" table:formula="of:=ROUND((SUM([.$B20:.CE20])/COUNT([.$B20:.CE20]));0)" office:value-type="float" office:value="0" calcext:value-type="float">
            <text:p>0</text:p>
          </table:table-cell>
          <table:table-cell table:style-name="ce6" table:formula="of:=ROUND((SUM([.$B20:.CF20])/COUNT([.$B20:.CF20]));0)" office:value-type="float" office:value="0" calcext:value-type="float">
            <text:p>0</text:p>
          </table:table-cell>
          <table:table-cell table:style-name="ce6" table:formula="of:=ROUND((SUM([.$B20:.CG20])/COUNT([.$B20:.CG20]));0)" office:value-type="float" office:value="0" calcext:value-type="float">
            <text:p>0</text:p>
          </table:table-cell>
          <table:table-cell table:style-name="ce6" table:formula="of:=ROUND((SUM([.$B20:.CH20])/COUNT([.$B20:.CH20]));0)" office:value-type="float" office:value="0" calcext:value-type="float">
            <text:p>0</text:p>
          </table:table-cell>
          <table:table-cell table:style-name="ce6" table:formula="of:=ROUND((SUM([.$B20:.CI20])/COUNT([.$B20:.CI20]));0)" office:value-type="float" office:value="0" calcext:value-type="float">
            <text:p>0</text:p>
          </table:table-cell>
          <table:table-cell table:style-name="ce6" table:formula="of:=ROUND((SUM([.$B20:.CJ20])/COUNT([.$B20:.CJ20]));0)" office:value-type="float" office:value="0" calcext:value-type="float">
            <text:p>0</text:p>
          </table:table-cell>
          <table:table-cell table:style-name="ce6" table:formula="of:=ROUND((SUM([.$B20:.CK20])/COUNT([.$B20:.CK20]));0)" office:value-type="float" office:value="0" calcext:value-type="float">
            <text:p>0</text:p>
          </table:table-cell>
          <table:table-cell table:number-columns-repeated="100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ROUND((SUM([.$B21:.B21])/COUNT([.$B21:.B21]));0)" office:value-type="float" office:value="0" calcext:value-type="float">
            <text:p>0</text:p>
          </table:table-cell>
          <table:table-cell table:style-name="ce6" table:formula="of:=ROUND((SUM([.$B21:.C21])/COUNT([.$B21:.C21]));0)" office:value-type="float" office:value="1" calcext:value-type="float">
            <text:p>1</text:p>
          </table:table-cell>
          <table:table-cell table:style-name="ce6" table:formula="of:=ROUND((SUM([.$B21:.D21])/COUNT([.$B21:.D21]));0)" office:value-type="float" office:value="0" calcext:value-type="float">
            <text:p>0</text:p>
          </table:table-cell>
          <table:table-cell table:style-name="ce6" table:formula="of:=ROUND((SUM([.$B21:.E21])/COUNT([.$B21:.E21]));0)" office:value-type="float" office:value="1" calcext:value-type="float">
            <text:p>1</text:p>
          </table:table-cell>
          <table:table-cell table:style-name="ce6" table:formula="of:=ROUND((SUM([.$B21:.F21])/COUNT([.$B21:.F21]));0)" office:value-type="float" office:value="0" calcext:value-type="float">
            <text:p>0</text:p>
          </table:table-cell>
          <table:table-cell table:style-name="ce6" table:formula="of:=ROUND((SUM([.$B21:.G21])/COUNT([.$B21:.G21]));0)" office:value-type="float" office:value="0" calcext:value-type="float">
            <text:p>0</text:p>
          </table:table-cell>
          <table:table-cell table:style-name="ce6" table:formula="of:=ROUND((SUM([.$B21:.H21])/COUNT([.$B21:.H21]));0)" office:value-type="float" office:value="0" calcext:value-type="float">
            <text:p>0</text:p>
          </table:table-cell>
          <table:table-cell table:style-name="ce6" table:formula="of:=ROUND((SUM([.$B21:.I21])/COUNT([.$B21:.I21]));0)" office:value-type="float" office:value="0" calcext:value-type="float">
            <text:p>0</text:p>
          </table:table-cell>
          <table:table-cell table:style-name="ce6" table:formula="of:=ROUND((SUM([.$B21:.J21])/COUNT([.$B21:.J21]));0)" office:value-type="float" office:value="0" calcext:value-type="float">
            <text:p>0</text:p>
          </table:table-cell>
          <table:table-cell table:style-name="ce6" table:formula="of:=ROUND((SUM([.$B21:.K21])/COUNT([.$B21:.K21]));0)" office:value-type="float" office:value="0" calcext:value-type="float">
            <text:p>0</text:p>
          </table:table-cell>
          <table:table-cell table:style-name="ce6" table:formula="of:=ROUND((SUM([.$B21:.L21])/COUNT([.$B21:.L21]));0)" office:value-type="float" office:value="0" calcext:value-type="float">
            <text:p>0</text:p>
          </table:table-cell>
          <table:table-cell table:style-name="ce6" table:formula="of:=ROUND((SUM([.$B21:.M21])/COUNT([.$B21:.M21]));0)" office:value-type="float" office:value="0" calcext:value-type="float">
            <text:p>0</text:p>
          </table:table-cell>
          <table:table-cell table:style-name="ce6" table:formula="of:=ROUND((SUM([.$B21:.N21])/COUNT([.$B21:.N21]));0)" office:value-type="float" office:value="0" calcext:value-type="float">
            <text:p>0</text:p>
          </table:table-cell>
          <table:table-cell table:style-name="ce6" table:formula="of:=ROUND((SUM([.$B21:.O21])/COUNT([.$B21:.O21]));0)" office:value-type="float" office:value="0" calcext:value-type="float">
            <text:p>0</text:p>
          </table:table-cell>
          <table:table-cell table:style-name="ce6" table:formula="of:=ROUND((SUM([.$B21:.P21])/COUNT([.$B21:.P21]));0)" office:value-type="float" office:value="0" calcext:value-type="float">
            <text:p>0</text:p>
          </table:table-cell>
          <table:table-cell table:style-name="ce6" table:formula="of:=ROUND((SUM([.$B21:.Q21])/COUNT([.$B21:.Q21]));0)" office:value-type="float" office:value="0" calcext:value-type="float">
            <text:p>0</text:p>
          </table:table-cell>
          <table:table-cell table:style-name="ce6" table:formula="of:=ROUND((SUM([.$B21:.R21])/COUNT([.$B21:.R21]));0)" office:value-type="float" office:value="0" calcext:value-type="float">
            <text:p>0</text:p>
          </table:table-cell>
          <table:table-cell table:style-name="ce6" table:formula="of:=ROUND((SUM([.$B21:.S21])/COUNT([.$B21:.S21]));0)" office:value-type="float" office:value="0" calcext:value-type="float">
            <text:p>0</text:p>
          </table:table-cell>
          <table:table-cell table:style-name="ce6" table:formula="of:=ROUND((SUM([.$B21:.T21])/COUNT([.$B21:.T21]));0)" office:value-type="float" office:value="0" calcext:value-type="float">
            <text:p>0</text:p>
          </table:table-cell>
          <table:table-cell table:style-name="ce6" table:formula="of:=ROUND((SUM([.$B21:.U21])/COUNT([.$B21:.U21]));0)" office:value-type="float" office:value="1" calcext:value-type="float">
            <text:p>1</text:p>
          </table:table-cell>
          <table:table-cell table:style-name="ce6" table:formula="of:=ROUND((SUM([.$B21:.V21])/COUNT([.$B21:.V21]));0)" office:value-type="float" office:value="1" calcext:value-type="float">
            <text:p>1</text:p>
          </table:table-cell>
          <table:table-cell table:style-name="ce6" table:formula="of:=ROUND((SUM([.$B21:.W21])/COUNT([.$B21:.W21]));0)" office:value-type="float" office:value="1" calcext:value-type="float">
            <text:p>1</text:p>
          </table:table-cell>
          <table:table-cell table:style-name="ce6" table:formula="of:=ROUND((SUM([.$B21:.X21])/COUNT([.$B21:.X21]));0)" office:value-type="float" office:value="1" calcext:value-type="float">
            <text:p>1</text:p>
          </table:table-cell>
          <table:table-cell table:style-name="ce6" table:formula="of:=ROUND((SUM([.$B21:.Y21])/COUNT([.$B21:.Y21]));0)" office:value-type="float" office:value="1" calcext:value-type="float">
            <text:p>1</text:p>
          </table:table-cell>
          <table:table-cell table:style-name="ce6" table:formula="of:=ROUND((SUM([.$B21:.Z21])/COUNT([.$B21:.Z21]));0)" office:value-type="float" office:value="1" calcext:value-type="float">
            <text:p>1</text:p>
          </table:table-cell>
          <table:table-cell table:style-name="ce6" table:formula="of:=ROUND((SUM([.$B21:.AA21])/COUNT([.$B21:.AA21]));0)" office:value-type="float" office:value="1" calcext:value-type="float">
            <text:p>1</text:p>
          </table:table-cell>
          <table:table-cell table:style-name="ce6" table:formula="of:=ROUND((SUM([.$B21:.AB21])/COUNT([.$B21:.AB21]));0)" office:value-type="float" office:value="1" calcext:value-type="float">
            <text:p>1</text:p>
          </table:table-cell>
          <table:table-cell table:style-name="ce6" table:formula="of:=ROUND((SUM([.$B21:.AC21])/COUNT([.$B21:.AC21]));0)" office:value-type="float" office:value="1" calcext:value-type="float">
            <text:p>1</text:p>
          </table:table-cell>
          <table:table-cell table:style-name="ce6" table:formula="of:=ROUND((SUM([.$B21:.AD21])/COUNT([.$B21:.AD21]));0)" office:value-type="float" office:value="1" calcext:value-type="float">
            <text:p>1</text:p>
          </table:table-cell>
          <table:table-cell table:style-name="ce6" table:formula="of:=ROUND((SUM([.$B21:.AE21])/COUNT([.$B21:.AE21]));0)" office:value-type="float" office:value="1" calcext:value-type="float">
            <text:p>1</text:p>
          </table:table-cell>
          <table:table-cell table:style-name="ce6" table:formula="of:=ROUND((SUM([.$B21:.AF21])/COUNT([.$B21:.AF21]));0)" office:value-type="float" office:value="1" calcext:value-type="float">
            <text:p>1</text:p>
          </table:table-cell>
          <table:table-cell table:style-name="ce6" table:formula="of:=ROUND((SUM([.$B21:.AG21])/COUNT([.$B21:.AG21]));0)" office:value-type="float" office:value="1" calcext:value-type="float">
            <text:p>1</text:p>
          </table:table-cell>
          <table:table-cell table:style-name="ce6" table:formula="of:=ROUND((SUM([.$B21:.AH21])/COUNT([.$B21:.AH21]));0)" office:value-type="float" office:value="1" calcext:value-type="float">
            <text:p>1</text:p>
          </table:table-cell>
          <table:table-cell table:style-name="ce6" table:formula="of:=ROUND((SUM([.$B21:.AI21])/COUNT([.$B21:.AI21]));0)" office:value-type="float" office:value="1" calcext:value-type="float">
            <text:p>1</text:p>
          </table:table-cell>
          <table:table-cell table:style-name="ce6" table:formula="of:=ROUND((SUM([.$B21:.AJ21])/COUNT([.$B21:.AJ21]));0)" office:value-type="float" office:value="1" calcext:value-type="float">
            <text:p>1</text:p>
          </table:table-cell>
          <table:table-cell table:style-name="ce6" table:formula="of:=ROUND((SUM([.$B21:.AK21])/COUNT([.$B21:.AK21]));0)" office:value-type="float" office:value="1" calcext:value-type="float">
            <text:p>1</text:p>
          </table:table-cell>
          <table:table-cell table:style-name="ce6" table:formula="of:=ROUND((SUM([.$B21:.AL21])/COUNT([.$B21:.AL21]));0)" office:value-type="float" office:value="1" calcext:value-type="float">
            <text:p>1</text:p>
          </table:table-cell>
          <table:table-cell table:style-name="ce6" table:formula="of:=ROUND((SUM([.$B21:.AM21])/COUNT([.$B21:.AM21]));0)" office:value-type="float" office:value="1" calcext:value-type="float">
            <text:p>1</text:p>
          </table:table-cell>
          <table:table-cell table:style-name="ce6" table:formula="of:=ROUND((SUM([.$B21:.AN21])/COUNT([.$B21:.AN21]));0)" office:value-type="float" office:value="1" calcext:value-type="float">
            <text:p>1</text:p>
          </table:table-cell>
          <table:table-cell table:style-name="ce6" table:formula="of:=ROUND((SUM([.$B21:.AO21])/COUNT([.$B21:.AO21]));0)" office:value-type="float" office:value="1" calcext:value-type="float">
            <text:p>1</text:p>
          </table:table-cell>
          <table:table-cell table:style-name="ce6" table:formula="of:=ROUND((SUM([.$B21:.AP21])/COUNT([.$B21:.AP21]));0)" office:value-type="float" office:value="1" calcext:value-type="float">
            <text:p>1</text:p>
          </table:table-cell>
          <table:table-cell table:style-name="ce6" table:formula="of:=ROUND((SUM([.$B21:.AQ21])/COUNT([.$B21:.AQ21]));0)" office:value-type="float" office:value="1" calcext:value-type="float">
            <text:p>1</text:p>
          </table:table-cell>
          <table:table-cell table:style-name="ce6" table:formula="of:=ROUND((SUM([.$B21:.AR21])/COUNT([.$B21:.AR21]));0)" office:value-type="float" office:value="1" calcext:value-type="float">
            <text:p>1</text:p>
          </table:table-cell>
          <table:table-cell table:style-name="ce6" table:formula="of:=ROUND((SUM([.$B21:.AS21])/COUNT([.$B21:.AS21]));0)" office:value-type="float" office:value="1" calcext:value-type="float">
            <text:p>1</text:p>
          </table:table-cell>
          <table:table-cell table:style-name="ce6" table:formula="of:=ROUND((SUM([.$B21:.AT21])/COUNT([.$B21:.AT21]));0)" office:value-type="float" office:value="1" calcext:value-type="float">
            <text:p>1</text:p>
          </table:table-cell>
          <table:table-cell table:style-name="ce6" table:formula="of:=ROUND((SUM([.$B21:.AU21])/COUNT([.$B21:.AU21]));0)" office:value-type="float" office:value="1" calcext:value-type="float">
            <text:p>1</text:p>
          </table:table-cell>
          <table:table-cell table:style-name="ce6" table:formula="of:=ROUND((SUM([.$B21:.AV21])/COUNT([.$B21:.AV21]));0)" office:value-type="float" office:value="1" calcext:value-type="float">
            <text:p>1</text:p>
          </table:table-cell>
          <table:table-cell table:style-name="ce6" table:formula="of:=ROUND((SUM([.$B21:.AW21])/COUNT([.$B21:.AW21]));0)" office:value-type="float" office:value="1" calcext:value-type="float">
            <text:p>1</text:p>
          </table:table-cell>
          <table:table-cell table:style-name="ce6" table:formula="of:=ROUND((SUM([.$B21:.AX21])/COUNT([.$B21:.AX21]));0)" office:value-type="float" office:value="1" calcext:value-type="float">
            <text:p>1</text:p>
          </table:table-cell>
          <table:table-cell table:style-name="ce6" table:formula="of:=ROUND((SUM([.$B21:.AY21])/COUNT([.$B21:.AY21]));0)" office:value-type="float" office:value="1" calcext:value-type="float">
            <text:p>1</text:p>
          </table:table-cell>
          <table:table-cell table:style-name="ce6" table:formula="of:=ROUND((SUM([.$B21:.AZ21])/COUNT([.$B21:.AZ21]));0)" office:value-type="float" office:value="1" calcext:value-type="float">
            <text:p>1</text:p>
          </table:table-cell>
          <table:table-cell table:style-name="ce6" table:formula="of:=ROUND((SUM([.$B21:.BA21])/COUNT([.$B21:.BA21]));0)" office:value-type="float" office:value="1" calcext:value-type="float">
            <text:p>1</text:p>
          </table:table-cell>
          <table:table-cell table:style-name="ce6" table:formula="of:=ROUND((SUM([.$B21:.BB21])/COUNT([.$B21:.BB21]));0)" office:value-type="float" office:value="1" calcext:value-type="float">
            <text:p>1</text:p>
          </table:table-cell>
          <table:table-cell table:style-name="ce6" table:formula="of:=ROUND((SUM([.$B21:.BC21])/COUNT([.$B21:.BC21]));0)" office:value-type="float" office:value="1" calcext:value-type="float">
            <text:p>1</text:p>
          </table:table-cell>
          <table:table-cell table:style-name="ce6" table:formula="of:=ROUND((SUM([.$B21:.BD21])/COUNT([.$B21:.BD21]));0)" office:value-type="float" office:value="1" calcext:value-type="float">
            <text:p>1</text:p>
          </table:table-cell>
          <table:table-cell table:style-name="ce6" table:formula="of:=ROUND((SUM([.$B21:.BE21])/COUNT([.$B21:.BE21]));0)" office:value-type="float" office:value="1" calcext:value-type="float">
            <text:p>1</text:p>
          </table:table-cell>
          <table:table-cell table:style-name="ce6" table:formula="of:=ROUND((SUM([.$B21:.BF21])/COUNT([.$B21:.BF21]));0)" office:value-type="float" office:value="1" calcext:value-type="float">
            <text:p>1</text:p>
          </table:table-cell>
          <table:table-cell table:style-name="ce6" table:formula="of:=ROUND((SUM([.$B21:.BG21])/COUNT([.$B21:.BG21]));0)" office:value-type="float" office:value="1" calcext:value-type="float">
            <text:p>1</text:p>
          </table:table-cell>
          <table:table-cell table:style-name="ce6" table:formula="of:=ROUND((SUM([.$B21:.BH21])/COUNT([.$B21:.BH21]));0)" office:value-type="float" office:value="1" calcext:value-type="float">
            <text:p>1</text:p>
          </table:table-cell>
          <table:table-cell table:style-name="ce6" table:formula="of:=ROUND((SUM([.$B21:.BI21])/COUNT([.$B21:.BI21]));0)" office:value-type="float" office:value="1" calcext:value-type="float">
            <text:p>1</text:p>
          </table:table-cell>
          <table:table-cell table:style-name="ce6" table:formula="of:=ROUND((SUM([.$B21:.BJ21])/COUNT([.$B21:.BJ21]));0)" office:value-type="float" office:value="1" calcext:value-type="float">
            <text:p>1</text:p>
          </table:table-cell>
          <table:table-cell table:style-name="ce6" table:formula="of:=ROUND((SUM([.$B21:.BK21])/COUNT([.$B21:.BK21]));0)" office:value-type="float" office:value="1" calcext:value-type="float">
            <text:p>1</text:p>
          </table:table-cell>
          <table:table-cell table:style-name="ce6" table:formula="of:=ROUND((SUM([.$B21:.BL21])/COUNT([.$B21:.BL21]));0)" office:value-type="float" office:value="1" calcext:value-type="float">
            <text:p>1</text:p>
          </table:table-cell>
          <table:table-cell table:style-name="ce6" table:formula="of:=ROUND((SUM([.$B21:.BM21])/COUNT([.$B21:.BM21]));0)" office:value-type="float" office:value="1" calcext:value-type="float">
            <text:p>1</text:p>
          </table:table-cell>
          <table:table-cell table:style-name="ce6" table:formula="of:=ROUND((SUM([.$B21:.BN21])/COUNT([.$B21:.BN21]));0)" office:value-type="float" office:value="1" calcext:value-type="float">
            <text:p>1</text:p>
          </table:table-cell>
          <table:table-cell table:style-name="ce6" table:formula="of:=ROUND((SUM([.$B21:.BO21])/COUNT([.$B21:.BO21]));0)" office:value-type="float" office:value="1" calcext:value-type="float">
            <text:p>1</text:p>
          </table:table-cell>
          <table:table-cell table:style-name="ce6" table:formula="of:=ROUND((SUM([.$B21:.BP21])/COUNT([.$B21:.BP21]));0)" office:value-type="float" office:value="1" calcext:value-type="float">
            <text:p>1</text:p>
          </table:table-cell>
          <table:table-cell table:style-name="ce6" table:formula="of:=ROUND((SUM([.$B21:.BQ21])/COUNT([.$B21:.BQ21]));0)" office:value-type="float" office:value="1" calcext:value-type="float">
            <text:p>1</text:p>
          </table:table-cell>
          <table:table-cell table:style-name="ce6" table:formula="of:=ROUND((SUM([.$B21:.BR21])/COUNT([.$B21:.BR21]));0)" office:value-type="float" office:value="1" calcext:value-type="float">
            <text:p>1</text:p>
          </table:table-cell>
          <table:table-cell table:style-name="ce6" table:formula="of:=ROUND((SUM([.$B21:.BS21])/COUNT([.$B21:.BS21]));0)" office:value-type="float" office:value="1" calcext:value-type="float">
            <text:p>1</text:p>
          </table:table-cell>
          <table:table-cell table:style-name="ce6" table:formula="of:=ROUND((SUM([.$B21:.BT21])/COUNT([.$B21:.BT21]));0)" office:value-type="float" office:value="1" calcext:value-type="float">
            <text:p>1</text:p>
          </table:table-cell>
          <table:table-cell table:style-name="ce6" table:formula="of:=ROUND((SUM([.$B21:.BU21])/COUNT([.$B21:.BU21]));0)" office:value-type="float" office:value="1" calcext:value-type="float">
            <text:p>1</text:p>
          </table:table-cell>
          <table:table-cell table:style-name="ce6" table:formula="of:=ROUND((SUM([.$B21:.BV21])/COUNT([.$B21:.BV21]));0)" office:value-type="float" office:value="1" calcext:value-type="float">
            <text:p>1</text:p>
          </table:table-cell>
          <table:table-cell table:style-name="ce6" table:formula="of:=ROUND((SUM([.$B21:.BW21])/COUNT([.$B21:.BW21]));0)" office:value-type="float" office:value="1" calcext:value-type="float">
            <text:p>1</text:p>
          </table:table-cell>
          <table:table-cell table:style-name="ce6" table:formula="of:=ROUND((SUM([.$B21:.BX21])/COUNT([.$B21:.BX21]));0)" office:value-type="float" office:value="1" calcext:value-type="float">
            <text:p>1</text:p>
          </table:table-cell>
          <table:table-cell table:style-name="ce6" table:formula="of:=ROUND((SUM([.$B21:.BY21])/COUNT([.$B21:.BY21]));0)" office:value-type="float" office:value="1" calcext:value-type="float">
            <text:p>1</text:p>
          </table:table-cell>
          <table:table-cell table:style-name="ce6" table:formula="of:=ROUND((SUM([.$B21:.BZ21])/COUNT([.$B21:.BZ21]));0)" office:value-type="float" office:value="1" calcext:value-type="float">
            <text:p>1</text:p>
          </table:table-cell>
          <table:table-cell table:style-name="ce6" table:formula="of:=ROUND((SUM([.$B21:.CA21])/COUNT([.$B21:.CA21]));0)" office:value-type="float" office:value="1" calcext:value-type="float">
            <text:p>1</text:p>
          </table:table-cell>
          <table:table-cell table:style-name="ce6" table:formula="of:=ROUND((SUM([.$B21:.CB21])/COUNT([.$B21:.CB21]));0)" office:value-type="float" office:value="1" calcext:value-type="float">
            <text:p>1</text:p>
          </table:table-cell>
          <table:table-cell table:style-name="ce6" table:formula="of:=ROUND((SUM([.$B21:.CC21])/COUNT([.$B21:.CC21]));0)" office:value-type="float" office:value="1" calcext:value-type="float">
            <text:p>1</text:p>
          </table:table-cell>
          <table:table-cell table:style-name="ce6" table:formula="of:=ROUND((SUM([.$B21:.CD21])/COUNT([.$B21:.CD21]));0)" office:value-type="float" office:value="1" calcext:value-type="float">
            <text:p>1</text:p>
          </table:table-cell>
          <table:table-cell table:style-name="ce6" table:formula="of:=ROUND((SUM([.$B21:.CE21])/COUNT([.$B21:.CE21]));0)" office:value-type="float" office:value="1" calcext:value-type="float">
            <text:p>1</text:p>
          </table:table-cell>
          <table:table-cell table:style-name="ce6" table:formula="of:=ROUND((SUM([.$B21:.CF21])/COUNT([.$B21:.CF21]));0)" office:value-type="float" office:value="1" calcext:value-type="float">
            <text:p>1</text:p>
          </table:table-cell>
          <table:table-cell table:style-name="ce6" table:formula="of:=ROUND((SUM([.$B21:.CG21])/COUNT([.$B21:.CG21]));0)" office:value-type="float" office:value="1" calcext:value-type="float">
            <text:p>1</text:p>
          </table:table-cell>
          <table:table-cell table:style-name="ce6" table:formula="of:=ROUND((SUM([.$B21:.CH21])/COUNT([.$B21:.CH21]));0)" office:value-type="float" office:value="1" calcext:value-type="float">
            <text:p>1</text:p>
          </table:table-cell>
          <table:table-cell table:style-name="ce6" table:formula="of:=ROUND((SUM([.$B21:.CI21])/COUNT([.$B21:.CI21]));0)" office:value-type="float" office:value="1" calcext:value-type="float">
            <text:p>1</text:p>
          </table:table-cell>
          <table:table-cell table:style-name="ce6" table:formula="of:=ROUND((SUM([.$B21:.CJ21])/COUNT([.$B21:.CJ21]));0)" office:value-type="float" office:value="1" calcext:value-type="float">
            <text:p>1</text:p>
          </table:table-cell>
          <table:table-cell table:style-name="ce6" table:formula="of:=ROUND((SUM([.$B21:.CK21])/COUNT([.$B21:.CK21]));0)" office:value-type="float" office:value="1" calcext:value-type="float">
            <text:p>1</text:p>
          </table:table-cell>
          <table:table-cell table:number-columns-repeated="100"/>
        </table:table-row>
        <table:table-row table:style-name="ro2">
          <table:table-cell table:number-columns-repeated="298" office:value-type="float" office:value="0" calcext:value-type="float">
            <text:p>0</text:p>
          </table:table-cell>
          <table:table-cell table:style-name="ce6" table:formula="of:=ROUND((SUM([.$B22:.B22])/COUNT([.$B22:.B22]));0)" office:value-type="float" office:value="0" calcext:value-type="float">
            <text:p>0</text:p>
          </table:table-cell>
          <table:table-cell table:style-name="ce6" table:formula="of:=ROUND((SUM([.$B22:.C22])/COUNT([.$B22:.C22]));0)" office:value-type="float" office:value="0" calcext:value-type="float">
            <text:p>0</text:p>
          </table:table-cell>
          <table:table-cell table:style-name="ce6" table:formula="of:=ROUND((SUM([.$B22:.D22])/COUNT([.$B22:.D22]));0)" office:value-type="float" office:value="0" calcext:value-type="float">
            <text:p>0</text:p>
          </table:table-cell>
          <table:table-cell table:style-name="ce6" table:formula="of:=ROUND((SUM([.$B22:.E22])/COUNT([.$B22:.E22]));0)" office:value-type="float" office:value="0" calcext:value-type="float">
            <text:p>0</text:p>
          </table:table-cell>
          <table:table-cell table:style-name="ce6" table:formula="of:=ROUND((SUM([.$B22:.F22])/COUNT([.$B22:.F22]));0)" office:value-type="float" office:value="0" calcext:value-type="float">
            <text:p>0</text:p>
          </table:table-cell>
          <table:table-cell table:style-name="ce6" table:formula="of:=ROUND((SUM([.$B22:.G22])/COUNT([.$B22:.G22]));0)" office:value-type="float" office:value="0" calcext:value-type="float">
            <text:p>0</text:p>
          </table:table-cell>
          <table:table-cell table:style-name="ce6" table:formula="of:=ROUND((SUM([.$B22:.H22])/COUNT([.$B22:.H22]));0)" office:value-type="float" office:value="0" calcext:value-type="float">
            <text:p>0</text:p>
          </table:table-cell>
          <table:table-cell table:style-name="ce6" table:formula="of:=ROUND((SUM([.$B22:.I22])/COUNT([.$B22:.I22]));0)" office:value-type="float" office:value="0" calcext:value-type="float">
            <text:p>0</text:p>
          </table:table-cell>
          <table:table-cell table:style-name="ce6" table:formula="of:=ROUND((SUM([.$B22:.J22])/COUNT([.$B22:.J22]));0)" office:value-type="float" office:value="0" calcext:value-type="float">
            <text:p>0</text:p>
          </table:table-cell>
          <table:table-cell table:style-name="ce6" table:formula="of:=ROUND((SUM([.$B22:.K22])/COUNT([.$B22:.K22]));0)" office:value-type="float" office:value="0" calcext:value-type="float">
            <text:p>0</text:p>
          </table:table-cell>
          <table:table-cell table:style-name="ce6" table:formula="of:=ROUND((SUM([.$B22:.L22])/COUNT([.$B22:.L22]));0)" office:value-type="float" office:value="0" calcext:value-type="float">
            <text:p>0</text:p>
          </table:table-cell>
          <table:table-cell table:style-name="ce6" table:formula="of:=ROUND((SUM([.$B22:.M22])/COUNT([.$B22:.M22]));0)" office:value-type="float" office:value="0" calcext:value-type="float">
            <text:p>0</text:p>
          </table:table-cell>
          <table:table-cell table:style-name="ce6" table:formula="of:=ROUND((SUM([.$B22:.N22])/COUNT([.$B22:.N22]));0)" office:value-type="float" office:value="0" calcext:value-type="float">
            <text:p>0</text:p>
          </table:table-cell>
          <table:table-cell table:style-name="ce6" table:formula="of:=ROUND((SUM([.$B22:.O22])/COUNT([.$B22:.O22]));0)" office:value-type="float" office:value="0" calcext:value-type="float">
            <text:p>0</text:p>
          </table:table-cell>
          <table:table-cell table:style-name="ce6" table:formula="of:=ROUND((SUM([.$B22:.P22])/COUNT([.$B22:.P22]));0)" office:value-type="float" office:value="0" calcext:value-type="float">
            <text:p>0</text:p>
          </table:table-cell>
          <table:table-cell table:style-name="ce6" table:formula="of:=ROUND((SUM([.$B22:.Q22])/COUNT([.$B22:.Q22]));0)" office:value-type="float" office:value="0" calcext:value-type="float">
            <text:p>0</text:p>
          </table:table-cell>
          <table:table-cell table:style-name="ce6" table:formula="of:=ROUND((SUM([.$B22:.R22])/COUNT([.$B22:.R22]));0)" office:value-type="float" office:value="0" calcext:value-type="float">
            <text:p>0</text:p>
          </table:table-cell>
          <table:table-cell table:style-name="ce6" table:formula="of:=ROUND((SUM([.$B22:.S22])/COUNT([.$B22:.S22]));0)" office:value-type="float" office:value="0" calcext:value-type="float">
            <text:p>0</text:p>
          </table:table-cell>
          <table:table-cell table:style-name="ce6" table:formula="of:=ROUND((SUM([.$B22:.T22])/COUNT([.$B22:.T22]));0)" office:value-type="float" office:value="0" calcext:value-type="float">
            <text:p>0</text:p>
          </table:table-cell>
          <table:table-cell table:style-name="ce6" table:formula="of:=ROUND((SUM([.$B22:.U22])/COUNT([.$B22:.U22]));0)" office:value-type="float" office:value="0" calcext:value-type="float">
            <text:p>0</text:p>
          </table:table-cell>
          <table:table-cell table:style-name="ce6" table:formula="of:=ROUND((SUM([.$B22:.V22])/COUNT([.$B22:.V22]));0)" office:value-type="float" office:value="0" calcext:value-type="float">
            <text:p>0</text:p>
          </table:table-cell>
          <table:table-cell table:style-name="ce6" table:formula="of:=ROUND((SUM([.$B22:.W22])/COUNT([.$B22:.W22]));0)" office:value-type="float" office:value="0" calcext:value-type="float">
            <text:p>0</text:p>
          </table:table-cell>
          <table:table-cell table:style-name="ce6" table:formula="of:=ROUND((SUM([.$B22:.X22])/COUNT([.$B22:.X22]));0)" office:value-type="float" office:value="0" calcext:value-type="float">
            <text:p>0</text:p>
          </table:table-cell>
          <table:table-cell table:style-name="ce6" table:formula="of:=ROUND((SUM([.$B22:.Y22])/COUNT([.$B22:.Y22]));0)" office:value-type="float" office:value="0" calcext:value-type="float">
            <text:p>0</text:p>
          </table:table-cell>
          <table:table-cell table:style-name="ce6" table:formula="of:=ROUND((SUM([.$B22:.Z22])/COUNT([.$B22:.Z22]));0)" office:value-type="float" office:value="0" calcext:value-type="float">
            <text:p>0</text:p>
          </table:table-cell>
          <table:table-cell table:style-name="ce6" table:formula="of:=ROUND((SUM([.$B22:.AA22])/COUNT([.$B22:.AA22]));0)" office:value-type="float" office:value="0" calcext:value-type="float">
            <text:p>0</text:p>
          </table:table-cell>
          <table:table-cell table:style-name="ce6" table:formula="of:=ROUND((SUM([.$B22:.AB22])/COUNT([.$B22:.AB22]));0)" office:value-type="float" office:value="0" calcext:value-type="float">
            <text:p>0</text:p>
          </table:table-cell>
          <table:table-cell table:style-name="ce6" table:formula="of:=ROUND((SUM([.$B22:.AC22])/COUNT([.$B22:.AC22]));0)" office:value-type="float" office:value="0" calcext:value-type="float">
            <text:p>0</text:p>
          </table:table-cell>
          <table:table-cell table:style-name="ce6" table:formula="of:=ROUND((SUM([.$B22:.AD22])/COUNT([.$B22:.AD22]));0)" office:value-type="float" office:value="0" calcext:value-type="float">
            <text:p>0</text:p>
          </table:table-cell>
          <table:table-cell table:style-name="ce6" table:formula="of:=ROUND((SUM([.$B22:.AE22])/COUNT([.$B22:.AE22]));0)" office:value-type="float" office:value="0" calcext:value-type="float">
            <text:p>0</text:p>
          </table:table-cell>
          <table:table-cell table:style-name="ce6" table:formula="of:=ROUND((SUM([.$B22:.AF22])/COUNT([.$B22:.AF22]));0)" office:value-type="float" office:value="0" calcext:value-type="float">
            <text:p>0</text:p>
          </table:table-cell>
          <table:table-cell table:style-name="ce6" table:formula="of:=ROUND((SUM([.$B22:.AG22])/COUNT([.$B22:.AG22]));0)" office:value-type="float" office:value="0" calcext:value-type="float">
            <text:p>0</text:p>
          </table:table-cell>
          <table:table-cell table:style-name="ce6" table:formula="of:=ROUND((SUM([.$B22:.AH22])/COUNT([.$B22:.AH22]));0)" office:value-type="float" office:value="0" calcext:value-type="float">
            <text:p>0</text:p>
          </table:table-cell>
          <table:table-cell table:style-name="ce6" table:formula="of:=ROUND((SUM([.$B22:.AI22])/COUNT([.$B22:.AI22]));0)" office:value-type="float" office:value="0" calcext:value-type="float">
            <text:p>0</text:p>
          </table:table-cell>
          <table:table-cell table:style-name="ce6" table:formula="of:=ROUND((SUM([.$B22:.AJ22])/COUNT([.$B22:.AJ22]));0)" office:value-type="float" office:value="0" calcext:value-type="float">
            <text:p>0</text:p>
          </table:table-cell>
          <table:table-cell table:style-name="ce6" table:formula="of:=ROUND((SUM([.$B22:.AK22])/COUNT([.$B22:.AK22]));0)" office:value-type="float" office:value="0" calcext:value-type="float">
            <text:p>0</text:p>
          </table:table-cell>
          <table:table-cell table:style-name="ce6" table:formula="of:=ROUND((SUM([.$B22:.AL22])/COUNT([.$B22:.AL22]));0)" office:value-type="float" office:value="0" calcext:value-type="float">
            <text:p>0</text:p>
          </table:table-cell>
          <table:table-cell table:style-name="ce6" table:formula="of:=ROUND((SUM([.$B22:.AM22])/COUNT([.$B22:.AM22]));0)" office:value-type="float" office:value="0" calcext:value-type="float">
            <text:p>0</text:p>
          </table:table-cell>
          <table:table-cell table:style-name="ce6" table:formula="of:=ROUND((SUM([.$B22:.AN22])/COUNT([.$B22:.AN22]));0)" office:value-type="float" office:value="0" calcext:value-type="float">
            <text:p>0</text:p>
          </table:table-cell>
          <table:table-cell table:style-name="ce6" table:formula="of:=ROUND((SUM([.$B22:.AO22])/COUNT([.$B22:.AO22]));0)" office:value-type="float" office:value="0" calcext:value-type="float">
            <text:p>0</text:p>
          </table:table-cell>
          <table:table-cell table:style-name="ce6" table:formula="of:=ROUND((SUM([.$B22:.AP22])/COUNT([.$B22:.AP22]));0)" office:value-type="float" office:value="0" calcext:value-type="float">
            <text:p>0</text:p>
          </table:table-cell>
          <table:table-cell table:style-name="ce6" table:formula="of:=ROUND((SUM([.$B22:.AQ22])/COUNT([.$B22:.AQ22]));0)" office:value-type="float" office:value="0" calcext:value-type="float">
            <text:p>0</text:p>
          </table:table-cell>
          <table:table-cell table:style-name="ce6" table:formula="of:=ROUND((SUM([.$B22:.AR22])/COUNT([.$B22:.AR22]));0)" office:value-type="float" office:value="0" calcext:value-type="float">
            <text:p>0</text:p>
          </table:table-cell>
          <table:table-cell table:style-name="ce6" table:formula="of:=ROUND((SUM([.$B22:.AS22])/COUNT([.$B22:.AS22]));0)" office:value-type="float" office:value="0" calcext:value-type="float">
            <text:p>0</text:p>
          </table:table-cell>
          <table:table-cell table:style-name="ce6" table:formula="of:=ROUND((SUM([.$B22:.AT22])/COUNT([.$B22:.AT22]));0)" office:value-type="float" office:value="0" calcext:value-type="float">
            <text:p>0</text:p>
          </table:table-cell>
          <table:table-cell table:style-name="ce6" table:formula="of:=ROUND((SUM([.$B22:.AU22])/COUNT([.$B22:.AU22]));0)" office:value-type="float" office:value="0" calcext:value-type="float">
            <text:p>0</text:p>
          </table:table-cell>
          <table:table-cell table:style-name="ce6" table:formula="of:=ROUND((SUM([.$B22:.AV22])/COUNT([.$B22:.AV22]));0)" office:value-type="float" office:value="0" calcext:value-type="float">
            <text:p>0</text:p>
          </table:table-cell>
          <table:table-cell table:style-name="ce6" table:formula="of:=ROUND((SUM([.$B22:.AW22])/COUNT([.$B22:.AW22]));0)" office:value-type="float" office:value="0" calcext:value-type="float">
            <text:p>0</text:p>
          </table:table-cell>
          <table:table-cell table:style-name="ce6" table:formula="of:=ROUND((SUM([.$B22:.AX22])/COUNT([.$B22:.AX22]));0)" office:value-type="float" office:value="0" calcext:value-type="float">
            <text:p>0</text:p>
          </table:table-cell>
          <table:table-cell table:style-name="ce6" table:formula="of:=ROUND((SUM([.$B22:.AY22])/COUNT([.$B22:.AY22]));0)" office:value-type="float" office:value="0" calcext:value-type="float">
            <text:p>0</text:p>
          </table:table-cell>
          <table:table-cell table:style-name="ce6" table:formula="of:=ROUND((SUM([.$B22:.AZ22])/COUNT([.$B22:.AZ22]));0)" office:value-type="float" office:value="0" calcext:value-type="float">
            <text:p>0</text:p>
          </table:table-cell>
          <table:table-cell table:style-name="ce6" table:formula="of:=ROUND((SUM([.$B22:.BA22])/COUNT([.$B22:.BA22]));0)" office:value-type="float" office:value="0" calcext:value-type="float">
            <text:p>0</text:p>
          </table:table-cell>
          <table:table-cell table:style-name="ce6" table:formula="of:=ROUND((SUM([.$B22:.BB22])/COUNT([.$B22:.BB22]));0)" office:value-type="float" office:value="0" calcext:value-type="float">
            <text:p>0</text:p>
          </table:table-cell>
          <table:table-cell table:style-name="ce6" table:formula="of:=ROUND((SUM([.$B22:.BC22])/COUNT([.$B22:.BC22]));0)" office:value-type="float" office:value="0" calcext:value-type="float">
            <text:p>0</text:p>
          </table:table-cell>
          <table:table-cell table:style-name="ce6" table:formula="of:=ROUND((SUM([.$B22:.BD22])/COUNT([.$B22:.BD22]));0)" office:value-type="float" office:value="0" calcext:value-type="float">
            <text:p>0</text:p>
          </table:table-cell>
          <table:table-cell table:style-name="ce6" table:formula="of:=ROUND((SUM([.$B22:.BE22])/COUNT([.$B22:.BE22]));0)" office:value-type="float" office:value="0" calcext:value-type="float">
            <text:p>0</text:p>
          </table:table-cell>
          <table:table-cell table:style-name="ce6" table:formula="of:=ROUND((SUM([.$B22:.BF22])/COUNT([.$B22:.BF22]));0)" office:value-type="float" office:value="0" calcext:value-type="float">
            <text:p>0</text:p>
          </table:table-cell>
          <table:table-cell table:style-name="ce6" table:formula="of:=ROUND((SUM([.$B22:.BG22])/COUNT([.$B22:.BG22]));0)" office:value-type="float" office:value="0" calcext:value-type="float">
            <text:p>0</text:p>
          </table:table-cell>
          <table:table-cell table:style-name="ce6" table:formula="of:=ROUND((SUM([.$B22:.BH22])/COUNT([.$B22:.BH22]));0)" office:value-type="float" office:value="0" calcext:value-type="float">
            <text:p>0</text:p>
          </table:table-cell>
          <table:table-cell table:style-name="ce6" table:formula="of:=ROUND((SUM([.$B22:.BI22])/COUNT([.$B22:.BI22]));0)" office:value-type="float" office:value="0" calcext:value-type="float">
            <text:p>0</text:p>
          </table:table-cell>
          <table:table-cell table:style-name="ce6" table:formula="of:=ROUND((SUM([.$B22:.BJ22])/COUNT([.$B22:.BJ22]));0)" office:value-type="float" office:value="0" calcext:value-type="float">
            <text:p>0</text:p>
          </table:table-cell>
          <table:table-cell table:style-name="ce6" table:formula="of:=ROUND((SUM([.$B22:.BK22])/COUNT([.$B22:.BK22]));0)" office:value-type="float" office:value="0" calcext:value-type="float">
            <text:p>0</text:p>
          </table:table-cell>
          <table:table-cell table:style-name="ce6" table:formula="of:=ROUND((SUM([.$B22:.BL22])/COUNT([.$B22:.BL22]));0)" office:value-type="float" office:value="0" calcext:value-type="float">
            <text:p>0</text:p>
          </table:table-cell>
          <table:table-cell table:style-name="ce6" table:formula="of:=ROUND((SUM([.$B22:.BM22])/COUNT([.$B22:.BM22]));0)" office:value-type="float" office:value="0" calcext:value-type="float">
            <text:p>0</text:p>
          </table:table-cell>
          <table:table-cell table:style-name="ce6" table:formula="of:=ROUND((SUM([.$B22:.BN22])/COUNT([.$B22:.BN22]));0)" office:value-type="float" office:value="0" calcext:value-type="float">
            <text:p>0</text:p>
          </table:table-cell>
          <table:table-cell table:style-name="ce6" table:formula="of:=ROUND((SUM([.$B22:.BO22])/COUNT([.$B22:.BO22]));0)" office:value-type="float" office:value="0" calcext:value-type="float">
            <text:p>0</text:p>
          </table:table-cell>
          <table:table-cell table:style-name="ce6" table:formula="of:=ROUND((SUM([.$B22:.BP22])/COUNT([.$B22:.BP22]));0)" office:value-type="float" office:value="0" calcext:value-type="float">
            <text:p>0</text:p>
          </table:table-cell>
          <table:table-cell table:style-name="ce6" table:formula="of:=ROUND((SUM([.$B22:.BQ22])/COUNT([.$B22:.BQ22]));0)" office:value-type="float" office:value="0" calcext:value-type="float">
            <text:p>0</text:p>
          </table:table-cell>
          <table:table-cell table:style-name="ce6" table:formula="of:=ROUND((SUM([.$B22:.BR22])/COUNT([.$B22:.BR22]));0)" office:value-type="float" office:value="0" calcext:value-type="float">
            <text:p>0</text:p>
          </table:table-cell>
          <table:table-cell table:style-name="ce6" table:formula="of:=ROUND((SUM([.$B22:.BS22])/COUNT([.$B22:.BS22]));0)" office:value-type="float" office:value="0" calcext:value-type="float">
            <text:p>0</text:p>
          </table:table-cell>
          <table:table-cell table:style-name="ce6" table:formula="of:=ROUND((SUM([.$B22:.BT22])/COUNT([.$B22:.BT22]));0)" office:value-type="float" office:value="0" calcext:value-type="float">
            <text:p>0</text:p>
          </table:table-cell>
          <table:table-cell table:style-name="ce6" table:formula="of:=ROUND((SUM([.$B22:.BU22])/COUNT([.$B22:.BU22]));0)" office:value-type="float" office:value="0" calcext:value-type="float">
            <text:p>0</text:p>
          </table:table-cell>
          <table:table-cell table:style-name="ce6" table:formula="of:=ROUND((SUM([.$B22:.BV22])/COUNT([.$B22:.BV22]));0)" office:value-type="float" office:value="0" calcext:value-type="float">
            <text:p>0</text:p>
          </table:table-cell>
          <table:table-cell table:style-name="ce6" table:formula="of:=ROUND((SUM([.$B22:.BW22])/COUNT([.$B22:.BW22]));0)" office:value-type="float" office:value="0" calcext:value-type="float">
            <text:p>0</text:p>
          </table:table-cell>
          <table:table-cell table:style-name="ce6" table:formula="of:=ROUND((SUM([.$B22:.BX22])/COUNT([.$B22:.BX22]));0)" office:value-type="float" office:value="0" calcext:value-type="float">
            <text:p>0</text:p>
          </table:table-cell>
          <table:table-cell table:style-name="ce6" table:formula="of:=ROUND((SUM([.$B22:.BY22])/COUNT([.$B22:.BY22]));0)" office:value-type="float" office:value="0" calcext:value-type="float">
            <text:p>0</text:p>
          </table:table-cell>
          <table:table-cell table:style-name="ce6" table:formula="of:=ROUND((SUM([.$B22:.BZ22])/COUNT([.$B22:.BZ22]));0)" office:value-type="float" office:value="0" calcext:value-type="float">
            <text:p>0</text:p>
          </table:table-cell>
          <table:table-cell table:style-name="ce6" table:formula="of:=ROUND((SUM([.$B22:.CA22])/COUNT([.$B22:.CA22]));0)" office:value-type="float" office:value="0" calcext:value-type="float">
            <text:p>0</text:p>
          </table:table-cell>
          <table:table-cell table:style-name="ce6" table:formula="of:=ROUND((SUM([.$B22:.CB22])/COUNT([.$B22:.CB22]));0)" office:value-type="float" office:value="0" calcext:value-type="float">
            <text:p>0</text:p>
          </table:table-cell>
          <table:table-cell table:style-name="ce6" table:formula="of:=ROUND((SUM([.$B22:.CC22])/COUNT([.$B22:.CC22]));0)" office:value-type="float" office:value="0" calcext:value-type="float">
            <text:p>0</text:p>
          </table:table-cell>
          <table:table-cell table:style-name="ce6" table:formula="of:=ROUND((SUM([.$B22:.CD22])/COUNT([.$B22:.CD22]));0)" office:value-type="float" office:value="0" calcext:value-type="float">
            <text:p>0</text:p>
          </table:table-cell>
          <table:table-cell table:style-name="ce6" table:formula="of:=ROUND((SUM([.$B22:.CE22])/COUNT([.$B22:.CE22]));0)" office:value-type="float" office:value="0" calcext:value-type="float">
            <text:p>0</text:p>
          </table:table-cell>
          <table:table-cell table:style-name="ce6" table:formula="of:=ROUND((SUM([.$B22:.CF22])/COUNT([.$B22:.CF22]));0)" office:value-type="float" office:value="0" calcext:value-type="float">
            <text:p>0</text:p>
          </table:table-cell>
          <table:table-cell table:style-name="ce6" table:formula="of:=ROUND((SUM([.$B22:.CG22])/COUNT([.$B22:.CG22]));0)" office:value-type="float" office:value="0" calcext:value-type="float">
            <text:p>0</text:p>
          </table:table-cell>
          <table:table-cell table:style-name="ce6" table:formula="of:=ROUND((SUM([.$B22:.CH22])/COUNT([.$B22:.CH22]));0)" office:value-type="float" office:value="0" calcext:value-type="float">
            <text:p>0</text:p>
          </table:table-cell>
          <table:table-cell table:style-name="ce6" table:formula="of:=ROUND((SUM([.$B22:.CI22])/COUNT([.$B22:.CI22]));0)" office:value-type="float" office:value="0" calcext:value-type="float">
            <text:p>0</text:p>
          </table:table-cell>
          <table:table-cell table:style-name="ce6" table:formula="of:=ROUND((SUM([.$B22:.CJ22])/COUNT([.$B22:.CJ22]));0)" office:value-type="float" office:value="0" calcext:value-type="float">
            <text:p>0</text:p>
          </table:table-cell>
          <table:table-cell table:style-name="ce6" table:formula="of:=ROUND((SUM([.$B22:.CK22])/COUNT([.$B22:.CK22]));0)" office:value-type="float" office:value="0" calcext:value-type="float">
            <text:p>0</text:p>
          </table:table-cell>
          <table:table-cell table:number-columns-repeated="100"/>
        </table:table-row>
        <table:table-row table:style-name="ro2">
          <table:table-cell table:number-columns-repeated="298" office:value-type="float" office:value="0" calcext:value-type="float">
            <text:p>0</text:p>
          </table:table-cell>
          <table:table-cell table:style-name="ce6" table:formula="of:=ROUND((SUM([.$B23:.B23])/COUNT([.$B23:.B23]));0)" office:value-type="float" office:value="0" calcext:value-type="float">
            <text:p>0</text:p>
          </table:table-cell>
          <table:table-cell table:style-name="ce6" table:formula="of:=ROUND((SUM([.$B23:.C23])/COUNT([.$B23:.C23]));0)" office:value-type="float" office:value="0" calcext:value-type="float">
            <text:p>0</text:p>
          </table:table-cell>
          <table:table-cell table:style-name="ce6" table:formula="of:=ROUND((SUM([.$B23:.D23])/COUNT([.$B23:.D23]));0)" office:value-type="float" office:value="0" calcext:value-type="float">
            <text:p>0</text:p>
          </table:table-cell>
          <table:table-cell table:style-name="ce6" table:formula="of:=ROUND((SUM([.$B23:.E23])/COUNT([.$B23:.E23]));0)" office:value-type="float" office:value="0" calcext:value-type="float">
            <text:p>0</text:p>
          </table:table-cell>
          <table:table-cell table:style-name="ce6" table:formula="of:=ROUND((SUM([.$B23:.F23])/COUNT([.$B23:.F23]));0)" office:value-type="float" office:value="0" calcext:value-type="float">
            <text:p>0</text:p>
          </table:table-cell>
          <table:table-cell table:style-name="ce6" table:formula="of:=ROUND((SUM([.$B23:.G23])/COUNT([.$B23:.G23]));0)" office:value-type="float" office:value="0" calcext:value-type="float">
            <text:p>0</text:p>
          </table:table-cell>
          <table:table-cell table:style-name="ce6" table:formula="of:=ROUND((SUM([.$B23:.H23])/COUNT([.$B23:.H23]));0)" office:value-type="float" office:value="0" calcext:value-type="float">
            <text:p>0</text:p>
          </table:table-cell>
          <table:table-cell table:style-name="ce6" table:formula="of:=ROUND((SUM([.$B23:.I23])/COUNT([.$B23:.I23]));0)" office:value-type="float" office:value="0" calcext:value-type="float">
            <text:p>0</text:p>
          </table:table-cell>
          <table:table-cell table:style-name="ce6" table:formula="of:=ROUND((SUM([.$B23:.J23])/COUNT([.$B23:.J23]));0)" office:value-type="float" office:value="0" calcext:value-type="float">
            <text:p>0</text:p>
          </table:table-cell>
          <table:table-cell table:style-name="ce6" table:formula="of:=ROUND((SUM([.$B23:.K23])/COUNT([.$B23:.K23]));0)" office:value-type="float" office:value="0" calcext:value-type="float">
            <text:p>0</text:p>
          </table:table-cell>
          <table:table-cell table:style-name="ce6" table:formula="of:=ROUND((SUM([.$B23:.L23])/COUNT([.$B23:.L23]));0)" office:value-type="float" office:value="0" calcext:value-type="float">
            <text:p>0</text:p>
          </table:table-cell>
          <table:table-cell table:style-name="ce6" table:formula="of:=ROUND((SUM([.$B23:.M23])/COUNT([.$B23:.M23]));0)" office:value-type="float" office:value="0" calcext:value-type="float">
            <text:p>0</text:p>
          </table:table-cell>
          <table:table-cell table:style-name="ce6" table:formula="of:=ROUND((SUM([.$B23:.N23])/COUNT([.$B23:.N23]));0)" office:value-type="float" office:value="0" calcext:value-type="float">
            <text:p>0</text:p>
          </table:table-cell>
          <table:table-cell table:style-name="ce6" table:formula="of:=ROUND((SUM([.$B23:.O23])/COUNT([.$B23:.O23]));0)" office:value-type="float" office:value="0" calcext:value-type="float">
            <text:p>0</text:p>
          </table:table-cell>
          <table:table-cell table:style-name="ce6" table:formula="of:=ROUND((SUM([.$B23:.P23])/COUNT([.$B23:.P23]));0)" office:value-type="float" office:value="0" calcext:value-type="float">
            <text:p>0</text:p>
          </table:table-cell>
          <table:table-cell table:style-name="ce6" table:formula="of:=ROUND((SUM([.$B23:.Q23])/COUNT([.$B23:.Q23]));0)" office:value-type="float" office:value="0" calcext:value-type="float">
            <text:p>0</text:p>
          </table:table-cell>
          <table:table-cell table:style-name="ce6" table:formula="of:=ROUND((SUM([.$B23:.R23])/COUNT([.$B23:.R23]));0)" office:value-type="float" office:value="0" calcext:value-type="float">
            <text:p>0</text:p>
          </table:table-cell>
          <table:table-cell table:style-name="ce6" table:formula="of:=ROUND((SUM([.$B23:.S23])/COUNT([.$B23:.S23]));0)" office:value-type="float" office:value="0" calcext:value-type="float">
            <text:p>0</text:p>
          </table:table-cell>
          <table:table-cell table:style-name="ce6" table:formula="of:=ROUND((SUM([.$B23:.T23])/COUNT([.$B23:.T23]));0)" office:value-type="float" office:value="0" calcext:value-type="float">
            <text:p>0</text:p>
          </table:table-cell>
          <table:table-cell table:style-name="ce6" table:formula="of:=ROUND((SUM([.$B23:.U23])/COUNT([.$B23:.U23]));0)" office:value-type="float" office:value="0" calcext:value-type="float">
            <text:p>0</text:p>
          </table:table-cell>
          <table:table-cell table:style-name="ce6" table:formula="of:=ROUND((SUM([.$B23:.V23])/COUNT([.$B23:.V23]));0)" office:value-type="float" office:value="0" calcext:value-type="float">
            <text:p>0</text:p>
          </table:table-cell>
          <table:table-cell table:style-name="ce6" table:formula="of:=ROUND((SUM([.$B23:.W23])/COUNT([.$B23:.W23]));0)" office:value-type="float" office:value="0" calcext:value-type="float">
            <text:p>0</text:p>
          </table:table-cell>
          <table:table-cell table:style-name="ce6" table:formula="of:=ROUND((SUM([.$B23:.X23])/COUNT([.$B23:.X23]));0)" office:value-type="float" office:value="0" calcext:value-type="float">
            <text:p>0</text:p>
          </table:table-cell>
          <table:table-cell table:style-name="ce6" table:formula="of:=ROUND((SUM([.$B23:.Y23])/COUNT([.$B23:.Y23]));0)" office:value-type="float" office:value="0" calcext:value-type="float">
            <text:p>0</text:p>
          </table:table-cell>
          <table:table-cell table:style-name="ce6" table:formula="of:=ROUND((SUM([.$B23:.Z23])/COUNT([.$B23:.Z23]));0)" office:value-type="float" office:value="0" calcext:value-type="float">
            <text:p>0</text:p>
          </table:table-cell>
          <table:table-cell table:style-name="ce6" table:formula="of:=ROUND((SUM([.$B23:.AA23])/COUNT([.$B23:.AA23]));0)" office:value-type="float" office:value="0" calcext:value-type="float">
            <text:p>0</text:p>
          </table:table-cell>
          <table:table-cell table:style-name="ce6" table:formula="of:=ROUND((SUM([.$B23:.AB23])/COUNT([.$B23:.AB23]));0)" office:value-type="float" office:value="0" calcext:value-type="float">
            <text:p>0</text:p>
          </table:table-cell>
          <table:table-cell table:style-name="ce6" table:formula="of:=ROUND((SUM([.$B23:.AC23])/COUNT([.$B23:.AC23]));0)" office:value-type="float" office:value="0" calcext:value-type="float">
            <text:p>0</text:p>
          </table:table-cell>
          <table:table-cell table:style-name="ce6" table:formula="of:=ROUND((SUM([.$B23:.AD23])/COUNT([.$B23:.AD23]));0)" office:value-type="float" office:value="0" calcext:value-type="float">
            <text:p>0</text:p>
          </table:table-cell>
          <table:table-cell table:style-name="ce6" table:formula="of:=ROUND((SUM([.$B23:.AE23])/COUNT([.$B23:.AE23]));0)" office:value-type="float" office:value="0" calcext:value-type="float">
            <text:p>0</text:p>
          </table:table-cell>
          <table:table-cell table:style-name="ce6" table:formula="of:=ROUND((SUM([.$B23:.AF23])/COUNT([.$B23:.AF23]));0)" office:value-type="float" office:value="0" calcext:value-type="float">
            <text:p>0</text:p>
          </table:table-cell>
          <table:table-cell table:style-name="ce6" table:formula="of:=ROUND((SUM([.$B23:.AG23])/COUNT([.$B23:.AG23]));0)" office:value-type="float" office:value="0" calcext:value-type="float">
            <text:p>0</text:p>
          </table:table-cell>
          <table:table-cell table:style-name="ce6" table:formula="of:=ROUND((SUM([.$B23:.AH23])/COUNT([.$B23:.AH23]));0)" office:value-type="float" office:value="0" calcext:value-type="float">
            <text:p>0</text:p>
          </table:table-cell>
          <table:table-cell table:style-name="ce6" table:formula="of:=ROUND((SUM([.$B23:.AI23])/COUNT([.$B23:.AI23]));0)" office:value-type="float" office:value="0" calcext:value-type="float">
            <text:p>0</text:p>
          </table:table-cell>
          <table:table-cell table:style-name="ce6" table:formula="of:=ROUND((SUM([.$B23:.AJ23])/COUNT([.$B23:.AJ23]));0)" office:value-type="float" office:value="0" calcext:value-type="float">
            <text:p>0</text:p>
          </table:table-cell>
          <table:table-cell table:style-name="ce6" table:formula="of:=ROUND((SUM([.$B23:.AK23])/COUNT([.$B23:.AK23]));0)" office:value-type="float" office:value="0" calcext:value-type="float">
            <text:p>0</text:p>
          </table:table-cell>
          <table:table-cell table:style-name="ce6" table:formula="of:=ROUND((SUM([.$B23:.AL23])/COUNT([.$B23:.AL23]));0)" office:value-type="float" office:value="0" calcext:value-type="float">
            <text:p>0</text:p>
          </table:table-cell>
          <table:table-cell table:style-name="ce6" table:formula="of:=ROUND((SUM([.$B23:.AM23])/COUNT([.$B23:.AM23]));0)" office:value-type="float" office:value="0" calcext:value-type="float">
            <text:p>0</text:p>
          </table:table-cell>
          <table:table-cell table:style-name="ce6" table:formula="of:=ROUND((SUM([.$B23:.AN23])/COUNT([.$B23:.AN23]));0)" office:value-type="float" office:value="0" calcext:value-type="float">
            <text:p>0</text:p>
          </table:table-cell>
          <table:table-cell table:style-name="ce6" table:formula="of:=ROUND((SUM([.$B23:.AO23])/COUNT([.$B23:.AO23]));0)" office:value-type="float" office:value="0" calcext:value-type="float">
            <text:p>0</text:p>
          </table:table-cell>
          <table:table-cell table:style-name="ce6" table:formula="of:=ROUND((SUM([.$B23:.AP23])/COUNT([.$B23:.AP23]));0)" office:value-type="float" office:value="0" calcext:value-type="float">
            <text:p>0</text:p>
          </table:table-cell>
          <table:table-cell table:style-name="ce6" table:formula="of:=ROUND((SUM([.$B23:.AQ23])/COUNT([.$B23:.AQ23]));0)" office:value-type="float" office:value="0" calcext:value-type="float">
            <text:p>0</text:p>
          </table:table-cell>
          <table:table-cell table:style-name="ce6" table:formula="of:=ROUND((SUM([.$B23:.AR23])/COUNT([.$B23:.AR23]));0)" office:value-type="float" office:value="0" calcext:value-type="float">
            <text:p>0</text:p>
          </table:table-cell>
          <table:table-cell table:style-name="ce6" table:formula="of:=ROUND((SUM([.$B23:.AS23])/COUNT([.$B23:.AS23]));0)" office:value-type="float" office:value="0" calcext:value-type="float">
            <text:p>0</text:p>
          </table:table-cell>
          <table:table-cell table:style-name="ce6" table:formula="of:=ROUND((SUM([.$B23:.AT23])/COUNT([.$B23:.AT23]));0)" office:value-type="float" office:value="0" calcext:value-type="float">
            <text:p>0</text:p>
          </table:table-cell>
          <table:table-cell table:style-name="ce6" table:formula="of:=ROUND((SUM([.$B23:.AU23])/COUNT([.$B23:.AU23]));0)" office:value-type="float" office:value="0" calcext:value-type="float">
            <text:p>0</text:p>
          </table:table-cell>
          <table:table-cell table:style-name="ce6" table:formula="of:=ROUND((SUM([.$B23:.AV23])/COUNT([.$B23:.AV23]));0)" office:value-type="float" office:value="0" calcext:value-type="float">
            <text:p>0</text:p>
          </table:table-cell>
          <table:table-cell table:style-name="ce6" table:formula="of:=ROUND((SUM([.$B23:.AW23])/COUNT([.$B23:.AW23]));0)" office:value-type="float" office:value="0" calcext:value-type="float">
            <text:p>0</text:p>
          </table:table-cell>
          <table:table-cell table:style-name="ce6" table:formula="of:=ROUND((SUM([.$B23:.AX23])/COUNT([.$B23:.AX23]));0)" office:value-type="float" office:value="0" calcext:value-type="float">
            <text:p>0</text:p>
          </table:table-cell>
          <table:table-cell table:style-name="ce6" table:formula="of:=ROUND((SUM([.$B23:.AY23])/COUNT([.$B23:.AY23]));0)" office:value-type="float" office:value="0" calcext:value-type="float">
            <text:p>0</text:p>
          </table:table-cell>
          <table:table-cell table:style-name="ce6" table:formula="of:=ROUND((SUM([.$B23:.AZ23])/COUNT([.$B23:.AZ23]));0)" office:value-type="float" office:value="0" calcext:value-type="float">
            <text:p>0</text:p>
          </table:table-cell>
          <table:table-cell table:style-name="ce6" table:formula="of:=ROUND((SUM([.$B23:.BA23])/COUNT([.$B23:.BA23]));0)" office:value-type="float" office:value="0" calcext:value-type="float">
            <text:p>0</text:p>
          </table:table-cell>
          <table:table-cell table:style-name="ce6" table:formula="of:=ROUND((SUM([.$B23:.BB23])/COUNT([.$B23:.BB23]));0)" office:value-type="float" office:value="0" calcext:value-type="float">
            <text:p>0</text:p>
          </table:table-cell>
          <table:table-cell table:style-name="ce6" table:formula="of:=ROUND((SUM([.$B23:.BC23])/COUNT([.$B23:.BC23]));0)" office:value-type="float" office:value="0" calcext:value-type="float">
            <text:p>0</text:p>
          </table:table-cell>
          <table:table-cell table:style-name="ce6" table:formula="of:=ROUND((SUM([.$B23:.BD23])/COUNT([.$B23:.BD23]));0)" office:value-type="float" office:value="0" calcext:value-type="float">
            <text:p>0</text:p>
          </table:table-cell>
          <table:table-cell table:style-name="ce6" table:formula="of:=ROUND((SUM([.$B23:.BE23])/COUNT([.$B23:.BE23]));0)" office:value-type="float" office:value="0" calcext:value-type="float">
            <text:p>0</text:p>
          </table:table-cell>
          <table:table-cell table:style-name="ce6" table:formula="of:=ROUND((SUM([.$B23:.BF23])/COUNT([.$B23:.BF23]));0)" office:value-type="float" office:value="0" calcext:value-type="float">
            <text:p>0</text:p>
          </table:table-cell>
          <table:table-cell table:style-name="ce6" table:formula="of:=ROUND((SUM([.$B23:.BG23])/COUNT([.$B23:.BG23]));0)" office:value-type="float" office:value="0" calcext:value-type="float">
            <text:p>0</text:p>
          </table:table-cell>
          <table:table-cell table:style-name="ce6" table:formula="of:=ROUND((SUM([.$B23:.BH23])/COUNT([.$B23:.BH23]));0)" office:value-type="float" office:value="0" calcext:value-type="float">
            <text:p>0</text:p>
          </table:table-cell>
          <table:table-cell table:style-name="ce6" table:formula="of:=ROUND((SUM([.$B23:.BI23])/COUNT([.$B23:.BI23]));0)" office:value-type="float" office:value="0" calcext:value-type="float">
            <text:p>0</text:p>
          </table:table-cell>
          <table:table-cell table:style-name="ce6" table:formula="of:=ROUND((SUM([.$B23:.BJ23])/COUNT([.$B23:.BJ23]));0)" office:value-type="float" office:value="0" calcext:value-type="float">
            <text:p>0</text:p>
          </table:table-cell>
          <table:table-cell table:style-name="ce6" table:formula="of:=ROUND((SUM([.$B23:.BK23])/COUNT([.$B23:.BK23]));0)" office:value-type="float" office:value="0" calcext:value-type="float">
            <text:p>0</text:p>
          </table:table-cell>
          <table:table-cell table:style-name="ce6" table:formula="of:=ROUND((SUM([.$B23:.BL23])/COUNT([.$B23:.BL23]));0)" office:value-type="float" office:value="0" calcext:value-type="float">
            <text:p>0</text:p>
          </table:table-cell>
          <table:table-cell table:style-name="ce6" table:formula="of:=ROUND((SUM([.$B23:.BM23])/COUNT([.$B23:.BM23]));0)" office:value-type="float" office:value="0" calcext:value-type="float">
            <text:p>0</text:p>
          </table:table-cell>
          <table:table-cell table:style-name="ce6" table:formula="of:=ROUND((SUM([.$B23:.BN23])/COUNT([.$B23:.BN23]));0)" office:value-type="float" office:value="0" calcext:value-type="float">
            <text:p>0</text:p>
          </table:table-cell>
          <table:table-cell table:style-name="ce6" table:formula="of:=ROUND((SUM([.$B23:.BO23])/COUNT([.$B23:.BO23]));0)" office:value-type="float" office:value="0" calcext:value-type="float">
            <text:p>0</text:p>
          </table:table-cell>
          <table:table-cell table:style-name="ce6" table:formula="of:=ROUND((SUM([.$B23:.BP23])/COUNT([.$B23:.BP23]));0)" office:value-type="float" office:value="0" calcext:value-type="float">
            <text:p>0</text:p>
          </table:table-cell>
          <table:table-cell table:style-name="ce6" table:formula="of:=ROUND((SUM([.$B23:.BQ23])/COUNT([.$B23:.BQ23]));0)" office:value-type="float" office:value="0" calcext:value-type="float">
            <text:p>0</text:p>
          </table:table-cell>
          <table:table-cell table:style-name="ce6" table:formula="of:=ROUND((SUM([.$B23:.BR23])/COUNT([.$B23:.BR23]));0)" office:value-type="float" office:value="0" calcext:value-type="float">
            <text:p>0</text:p>
          </table:table-cell>
          <table:table-cell table:style-name="ce6" table:formula="of:=ROUND((SUM([.$B23:.BS23])/COUNT([.$B23:.BS23]));0)" office:value-type="float" office:value="0" calcext:value-type="float">
            <text:p>0</text:p>
          </table:table-cell>
          <table:table-cell table:style-name="ce6" table:formula="of:=ROUND((SUM([.$B23:.BT23])/COUNT([.$B23:.BT23]));0)" office:value-type="float" office:value="0" calcext:value-type="float">
            <text:p>0</text:p>
          </table:table-cell>
          <table:table-cell table:style-name="ce6" table:formula="of:=ROUND((SUM([.$B23:.BU23])/COUNT([.$B23:.BU23]));0)" office:value-type="float" office:value="0" calcext:value-type="float">
            <text:p>0</text:p>
          </table:table-cell>
          <table:table-cell table:style-name="ce6" table:formula="of:=ROUND((SUM([.$B23:.BV23])/COUNT([.$B23:.BV23]));0)" office:value-type="float" office:value="0" calcext:value-type="float">
            <text:p>0</text:p>
          </table:table-cell>
          <table:table-cell table:style-name="ce6" table:formula="of:=ROUND((SUM([.$B23:.BW23])/COUNT([.$B23:.BW23]));0)" office:value-type="float" office:value="0" calcext:value-type="float">
            <text:p>0</text:p>
          </table:table-cell>
          <table:table-cell table:style-name="ce6" table:formula="of:=ROUND((SUM([.$B23:.BX23])/COUNT([.$B23:.BX23]));0)" office:value-type="float" office:value="0" calcext:value-type="float">
            <text:p>0</text:p>
          </table:table-cell>
          <table:table-cell table:style-name="ce6" table:formula="of:=ROUND((SUM([.$B23:.BY23])/COUNT([.$B23:.BY23]));0)" office:value-type="float" office:value="0" calcext:value-type="float">
            <text:p>0</text:p>
          </table:table-cell>
          <table:table-cell table:style-name="ce6" table:formula="of:=ROUND((SUM([.$B23:.BZ23])/COUNT([.$B23:.BZ23]));0)" office:value-type="float" office:value="0" calcext:value-type="float">
            <text:p>0</text:p>
          </table:table-cell>
          <table:table-cell table:style-name="ce6" table:formula="of:=ROUND((SUM([.$B23:.CA23])/COUNT([.$B23:.CA23]));0)" office:value-type="float" office:value="0" calcext:value-type="float">
            <text:p>0</text:p>
          </table:table-cell>
          <table:table-cell table:style-name="ce6" table:formula="of:=ROUND((SUM([.$B23:.CB23])/COUNT([.$B23:.CB23]));0)" office:value-type="float" office:value="0" calcext:value-type="float">
            <text:p>0</text:p>
          </table:table-cell>
          <table:table-cell table:style-name="ce6" table:formula="of:=ROUND((SUM([.$B23:.CC23])/COUNT([.$B23:.CC23]));0)" office:value-type="float" office:value="0" calcext:value-type="float">
            <text:p>0</text:p>
          </table:table-cell>
          <table:table-cell table:style-name="ce6" table:formula="of:=ROUND((SUM([.$B23:.CD23])/COUNT([.$B23:.CD23]));0)" office:value-type="float" office:value="0" calcext:value-type="float">
            <text:p>0</text:p>
          </table:table-cell>
          <table:table-cell table:style-name="ce6" table:formula="of:=ROUND((SUM([.$B23:.CE23])/COUNT([.$B23:.CE23]));0)" office:value-type="float" office:value="0" calcext:value-type="float">
            <text:p>0</text:p>
          </table:table-cell>
          <table:table-cell table:style-name="ce6" table:formula="of:=ROUND((SUM([.$B23:.CF23])/COUNT([.$B23:.CF23]));0)" office:value-type="float" office:value="0" calcext:value-type="float">
            <text:p>0</text:p>
          </table:table-cell>
          <table:table-cell table:style-name="ce6" table:formula="of:=ROUND((SUM([.$B23:.CG23])/COUNT([.$B23:.CG23]));0)" office:value-type="float" office:value="0" calcext:value-type="float">
            <text:p>0</text:p>
          </table:table-cell>
          <table:table-cell table:style-name="ce6" table:formula="of:=ROUND((SUM([.$B23:.CH23])/COUNT([.$B23:.CH23]));0)" office:value-type="float" office:value="0" calcext:value-type="float">
            <text:p>0</text:p>
          </table:table-cell>
          <table:table-cell table:style-name="ce6" table:formula="of:=ROUND((SUM([.$B23:.CI23])/COUNT([.$B23:.CI23]));0)" office:value-type="float" office:value="0" calcext:value-type="float">
            <text:p>0</text:p>
          </table:table-cell>
          <table:table-cell table:style-name="ce6" table:formula="of:=ROUND((SUM([.$B23:.CJ23])/COUNT([.$B23:.CJ23]));0)" office:value-type="float" office:value="0" calcext:value-type="float">
            <text:p>0</text:p>
          </table:table-cell>
          <table:table-cell table:style-name="ce6" table:formula="of:=ROUND((SUM([.$B23:.CK23])/COUNT([.$B23:.CK23]));0)" office:value-type="float" office:value="0" calcext:value-type="float">
            <text:p>0</text:p>
          </table:table-cell>
          <table:table-cell table:number-columns-repeated="100"/>
        </table:table-row>
        <table:table-row table:style-name="ro2">
          <table:table-cell table:number-columns-repeated="298" office:value-type="float" office:value="0" calcext:value-type="float">
            <text:p>0</text:p>
          </table:table-cell>
          <table:table-cell table:style-name="ce6" table:formula="of:=ROUND((SUM([.$B24:.B24])/COUNT([.$B24:.B24]));0)" office:value-type="float" office:value="0" calcext:value-type="float">
            <text:p>0</text:p>
          </table:table-cell>
          <table:table-cell table:style-name="ce6" table:formula="of:=ROUND((SUM([.$B24:.C24])/COUNT([.$B24:.C24]));0)" office:value-type="float" office:value="0" calcext:value-type="float">
            <text:p>0</text:p>
          </table:table-cell>
          <table:table-cell table:style-name="ce6" table:formula="of:=ROUND((SUM([.$B24:.D24])/COUNT([.$B24:.D24]));0)" office:value-type="float" office:value="0" calcext:value-type="float">
            <text:p>0</text:p>
          </table:table-cell>
          <table:table-cell table:style-name="ce6" table:formula="of:=ROUND((SUM([.$B24:.E24])/COUNT([.$B24:.E24]));0)" office:value-type="float" office:value="0" calcext:value-type="float">
            <text:p>0</text:p>
          </table:table-cell>
          <table:table-cell table:style-name="ce6" table:formula="of:=ROUND((SUM([.$B24:.F24])/COUNT([.$B24:.F24]));0)" office:value-type="float" office:value="0" calcext:value-type="float">
            <text:p>0</text:p>
          </table:table-cell>
          <table:table-cell table:style-name="ce6" table:formula="of:=ROUND((SUM([.$B24:.G24])/COUNT([.$B24:.G24]));0)" office:value-type="float" office:value="0" calcext:value-type="float">
            <text:p>0</text:p>
          </table:table-cell>
          <table:table-cell table:style-name="ce6" table:formula="of:=ROUND((SUM([.$B24:.H24])/COUNT([.$B24:.H24]));0)" office:value-type="float" office:value="0" calcext:value-type="float">
            <text:p>0</text:p>
          </table:table-cell>
          <table:table-cell table:style-name="ce6" table:formula="of:=ROUND((SUM([.$B24:.I24])/COUNT([.$B24:.I24]));0)" office:value-type="float" office:value="0" calcext:value-type="float">
            <text:p>0</text:p>
          </table:table-cell>
          <table:table-cell table:style-name="ce6" table:formula="of:=ROUND((SUM([.$B24:.J24])/COUNT([.$B24:.J24]));0)" office:value-type="float" office:value="0" calcext:value-type="float">
            <text:p>0</text:p>
          </table:table-cell>
          <table:table-cell table:style-name="ce6" table:formula="of:=ROUND((SUM([.$B24:.K24])/COUNT([.$B24:.K24]));0)" office:value-type="float" office:value="0" calcext:value-type="float">
            <text:p>0</text:p>
          </table:table-cell>
          <table:table-cell table:style-name="ce6" table:formula="of:=ROUND((SUM([.$B24:.L24])/COUNT([.$B24:.L24]));0)" office:value-type="float" office:value="0" calcext:value-type="float">
            <text:p>0</text:p>
          </table:table-cell>
          <table:table-cell table:style-name="ce6" table:formula="of:=ROUND((SUM([.$B24:.M24])/COUNT([.$B24:.M24]));0)" office:value-type="float" office:value="0" calcext:value-type="float">
            <text:p>0</text:p>
          </table:table-cell>
          <table:table-cell table:style-name="ce6" table:formula="of:=ROUND((SUM([.$B24:.N24])/COUNT([.$B24:.N24]));0)" office:value-type="float" office:value="0" calcext:value-type="float">
            <text:p>0</text:p>
          </table:table-cell>
          <table:table-cell table:style-name="ce6" table:formula="of:=ROUND((SUM([.$B24:.O24])/COUNT([.$B24:.O24]));0)" office:value-type="float" office:value="0" calcext:value-type="float">
            <text:p>0</text:p>
          </table:table-cell>
          <table:table-cell table:style-name="ce6" table:formula="of:=ROUND((SUM([.$B24:.P24])/COUNT([.$B24:.P24]));0)" office:value-type="float" office:value="0" calcext:value-type="float">
            <text:p>0</text:p>
          </table:table-cell>
          <table:table-cell table:style-name="ce6" table:formula="of:=ROUND((SUM([.$B24:.Q24])/COUNT([.$B24:.Q24]));0)" office:value-type="float" office:value="0" calcext:value-type="float">
            <text:p>0</text:p>
          </table:table-cell>
          <table:table-cell table:style-name="ce6" table:formula="of:=ROUND((SUM([.$B24:.R24])/COUNT([.$B24:.R24]));0)" office:value-type="float" office:value="0" calcext:value-type="float">
            <text:p>0</text:p>
          </table:table-cell>
          <table:table-cell table:style-name="ce6" table:formula="of:=ROUND((SUM([.$B24:.S24])/COUNT([.$B24:.S24]));0)" office:value-type="float" office:value="0" calcext:value-type="float">
            <text:p>0</text:p>
          </table:table-cell>
          <table:table-cell table:style-name="ce6" table:formula="of:=ROUND((SUM([.$B24:.T24])/COUNT([.$B24:.T24]));0)" office:value-type="float" office:value="0" calcext:value-type="float">
            <text:p>0</text:p>
          </table:table-cell>
          <table:table-cell table:style-name="ce6" table:formula="of:=ROUND((SUM([.$B24:.U24])/COUNT([.$B24:.U24]));0)" office:value-type="float" office:value="0" calcext:value-type="float">
            <text:p>0</text:p>
          </table:table-cell>
          <table:table-cell table:style-name="ce6" table:formula="of:=ROUND((SUM([.$B24:.V24])/COUNT([.$B24:.V24]));0)" office:value-type="float" office:value="0" calcext:value-type="float">
            <text:p>0</text:p>
          </table:table-cell>
          <table:table-cell table:style-name="ce6" table:formula="of:=ROUND((SUM([.$B24:.W24])/COUNT([.$B24:.W24]));0)" office:value-type="float" office:value="0" calcext:value-type="float">
            <text:p>0</text:p>
          </table:table-cell>
          <table:table-cell table:style-name="ce6" table:formula="of:=ROUND((SUM([.$B24:.X24])/COUNT([.$B24:.X24]));0)" office:value-type="float" office:value="0" calcext:value-type="float">
            <text:p>0</text:p>
          </table:table-cell>
          <table:table-cell table:style-name="ce6" table:formula="of:=ROUND((SUM([.$B24:.Y24])/COUNT([.$B24:.Y24]));0)" office:value-type="float" office:value="0" calcext:value-type="float">
            <text:p>0</text:p>
          </table:table-cell>
          <table:table-cell table:style-name="ce6" table:formula="of:=ROUND((SUM([.$B24:.Z24])/COUNT([.$B24:.Z24]));0)" office:value-type="float" office:value="0" calcext:value-type="float">
            <text:p>0</text:p>
          </table:table-cell>
          <table:table-cell table:style-name="ce6" table:formula="of:=ROUND((SUM([.$B24:.AA24])/COUNT([.$B24:.AA24]));0)" office:value-type="float" office:value="0" calcext:value-type="float">
            <text:p>0</text:p>
          </table:table-cell>
          <table:table-cell table:style-name="ce6" table:formula="of:=ROUND((SUM([.$B24:.AB24])/COUNT([.$B24:.AB24]));0)" office:value-type="float" office:value="0" calcext:value-type="float">
            <text:p>0</text:p>
          </table:table-cell>
          <table:table-cell table:style-name="ce6" table:formula="of:=ROUND((SUM([.$B24:.AC24])/COUNT([.$B24:.AC24]));0)" office:value-type="float" office:value="0" calcext:value-type="float">
            <text:p>0</text:p>
          </table:table-cell>
          <table:table-cell table:style-name="ce6" table:formula="of:=ROUND((SUM([.$B24:.AD24])/COUNT([.$B24:.AD24]));0)" office:value-type="float" office:value="0" calcext:value-type="float">
            <text:p>0</text:p>
          </table:table-cell>
          <table:table-cell table:style-name="ce6" table:formula="of:=ROUND((SUM([.$B24:.AE24])/COUNT([.$B24:.AE24]));0)" office:value-type="float" office:value="0" calcext:value-type="float">
            <text:p>0</text:p>
          </table:table-cell>
          <table:table-cell table:style-name="ce6" table:formula="of:=ROUND((SUM([.$B24:.AF24])/COUNT([.$B24:.AF24]));0)" office:value-type="float" office:value="0" calcext:value-type="float">
            <text:p>0</text:p>
          </table:table-cell>
          <table:table-cell table:style-name="ce6" table:formula="of:=ROUND((SUM([.$B24:.AG24])/COUNT([.$B24:.AG24]));0)" office:value-type="float" office:value="0" calcext:value-type="float">
            <text:p>0</text:p>
          </table:table-cell>
          <table:table-cell table:style-name="ce6" table:formula="of:=ROUND((SUM([.$B24:.AH24])/COUNT([.$B24:.AH24]));0)" office:value-type="float" office:value="0" calcext:value-type="float">
            <text:p>0</text:p>
          </table:table-cell>
          <table:table-cell table:style-name="ce6" table:formula="of:=ROUND((SUM([.$B24:.AI24])/COUNT([.$B24:.AI24]));0)" office:value-type="float" office:value="0" calcext:value-type="float">
            <text:p>0</text:p>
          </table:table-cell>
          <table:table-cell table:style-name="ce6" table:formula="of:=ROUND((SUM([.$B24:.AJ24])/COUNT([.$B24:.AJ24]));0)" office:value-type="float" office:value="0" calcext:value-type="float">
            <text:p>0</text:p>
          </table:table-cell>
          <table:table-cell table:style-name="ce6" table:formula="of:=ROUND((SUM([.$B24:.AK24])/COUNT([.$B24:.AK24]));0)" office:value-type="float" office:value="0" calcext:value-type="float">
            <text:p>0</text:p>
          </table:table-cell>
          <table:table-cell table:style-name="ce6" table:formula="of:=ROUND((SUM([.$B24:.AL24])/COUNT([.$B24:.AL24]));0)" office:value-type="float" office:value="0" calcext:value-type="float">
            <text:p>0</text:p>
          </table:table-cell>
          <table:table-cell table:style-name="ce6" table:formula="of:=ROUND((SUM([.$B24:.AM24])/COUNT([.$B24:.AM24]));0)" office:value-type="float" office:value="0" calcext:value-type="float">
            <text:p>0</text:p>
          </table:table-cell>
          <table:table-cell table:style-name="ce6" table:formula="of:=ROUND((SUM([.$B24:.AN24])/COUNT([.$B24:.AN24]));0)" office:value-type="float" office:value="0" calcext:value-type="float">
            <text:p>0</text:p>
          </table:table-cell>
          <table:table-cell table:style-name="ce6" table:formula="of:=ROUND((SUM([.$B24:.AO24])/COUNT([.$B24:.AO24]));0)" office:value-type="float" office:value="0" calcext:value-type="float">
            <text:p>0</text:p>
          </table:table-cell>
          <table:table-cell table:style-name="ce6" table:formula="of:=ROUND((SUM([.$B24:.AP24])/COUNT([.$B24:.AP24]));0)" office:value-type="float" office:value="0" calcext:value-type="float">
            <text:p>0</text:p>
          </table:table-cell>
          <table:table-cell table:style-name="ce6" table:formula="of:=ROUND((SUM([.$B24:.AQ24])/COUNT([.$B24:.AQ24]));0)" office:value-type="float" office:value="0" calcext:value-type="float">
            <text:p>0</text:p>
          </table:table-cell>
          <table:table-cell table:style-name="ce6" table:formula="of:=ROUND((SUM([.$B24:.AR24])/COUNT([.$B24:.AR24]));0)" office:value-type="float" office:value="0" calcext:value-type="float">
            <text:p>0</text:p>
          </table:table-cell>
          <table:table-cell table:style-name="ce6" table:formula="of:=ROUND((SUM([.$B24:.AS24])/COUNT([.$B24:.AS24]));0)" office:value-type="float" office:value="0" calcext:value-type="float">
            <text:p>0</text:p>
          </table:table-cell>
          <table:table-cell table:style-name="ce6" table:formula="of:=ROUND((SUM([.$B24:.AT24])/COUNT([.$B24:.AT24]));0)" office:value-type="float" office:value="0" calcext:value-type="float">
            <text:p>0</text:p>
          </table:table-cell>
          <table:table-cell table:style-name="ce6" table:formula="of:=ROUND((SUM([.$B24:.AU24])/COUNT([.$B24:.AU24]));0)" office:value-type="float" office:value="0" calcext:value-type="float">
            <text:p>0</text:p>
          </table:table-cell>
          <table:table-cell table:style-name="ce6" table:formula="of:=ROUND((SUM([.$B24:.AV24])/COUNT([.$B24:.AV24]));0)" office:value-type="float" office:value="0" calcext:value-type="float">
            <text:p>0</text:p>
          </table:table-cell>
          <table:table-cell table:style-name="ce6" table:formula="of:=ROUND((SUM([.$B24:.AW24])/COUNT([.$B24:.AW24]));0)" office:value-type="float" office:value="0" calcext:value-type="float">
            <text:p>0</text:p>
          </table:table-cell>
          <table:table-cell table:style-name="ce6" table:formula="of:=ROUND((SUM([.$B24:.AX24])/COUNT([.$B24:.AX24]));0)" office:value-type="float" office:value="0" calcext:value-type="float">
            <text:p>0</text:p>
          </table:table-cell>
          <table:table-cell table:style-name="ce6" table:formula="of:=ROUND((SUM([.$B24:.AY24])/COUNT([.$B24:.AY24]));0)" office:value-type="float" office:value="0" calcext:value-type="float">
            <text:p>0</text:p>
          </table:table-cell>
          <table:table-cell table:style-name="ce6" table:formula="of:=ROUND((SUM([.$B24:.AZ24])/COUNT([.$B24:.AZ24]));0)" office:value-type="float" office:value="0" calcext:value-type="float">
            <text:p>0</text:p>
          </table:table-cell>
          <table:table-cell table:style-name="ce6" table:formula="of:=ROUND((SUM([.$B24:.BA24])/COUNT([.$B24:.BA24]));0)" office:value-type="float" office:value="0" calcext:value-type="float">
            <text:p>0</text:p>
          </table:table-cell>
          <table:table-cell table:style-name="ce6" table:formula="of:=ROUND((SUM([.$B24:.BB24])/COUNT([.$B24:.BB24]));0)" office:value-type="float" office:value="0" calcext:value-type="float">
            <text:p>0</text:p>
          </table:table-cell>
          <table:table-cell table:style-name="ce6" table:formula="of:=ROUND((SUM([.$B24:.BC24])/COUNT([.$B24:.BC24]));0)" office:value-type="float" office:value="0" calcext:value-type="float">
            <text:p>0</text:p>
          </table:table-cell>
          <table:table-cell table:style-name="ce6" table:formula="of:=ROUND((SUM([.$B24:.BD24])/COUNT([.$B24:.BD24]));0)" office:value-type="float" office:value="0" calcext:value-type="float">
            <text:p>0</text:p>
          </table:table-cell>
          <table:table-cell table:style-name="ce6" table:formula="of:=ROUND((SUM([.$B24:.BE24])/COUNT([.$B24:.BE24]));0)" office:value-type="float" office:value="0" calcext:value-type="float">
            <text:p>0</text:p>
          </table:table-cell>
          <table:table-cell table:style-name="ce6" table:formula="of:=ROUND((SUM([.$B24:.BF24])/COUNT([.$B24:.BF24]));0)" office:value-type="float" office:value="0" calcext:value-type="float">
            <text:p>0</text:p>
          </table:table-cell>
          <table:table-cell table:style-name="ce6" table:formula="of:=ROUND((SUM([.$B24:.BG24])/COUNT([.$B24:.BG24]));0)" office:value-type="float" office:value="0" calcext:value-type="float">
            <text:p>0</text:p>
          </table:table-cell>
          <table:table-cell table:style-name="ce6" table:formula="of:=ROUND((SUM([.$B24:.BH24])/COUNT([.$B24:.BH24]));0)" office:value-type="float" office:value="0" calcext:value-type="float">
            <text:p>0</text:p>
          </table:table-cell>
          <table:table-cell table:style-name="ce6" table:formula="of:=ROUND((SUM([.$B24:.BI24])/COUNT([.$B24:.BI24]));0)" office:value-type="float" office:value="0" calcext:value-type="float">
            <text:p>0</text:p>
          </table:table-cell>
          <table:table-cell table:style-name="ce6" table:formula="of:=ROUND((SUM([.$B24:.BJ24])/COUNT([.$B24:.BJ24]));0)" office:value-type="float" office:value="0" calcext:value-type="float">
            <text:p>0</text:p>
          </table:table-cell>
          <table:table-cell table:style-name="ce6" table:formula="of:=ROUND((SUM([.$B24:.BK24])/COUNT([.$B24:.BK24]));0)" office:value-type="float" office:value="0" calcext:value-type="float">
            <text:p>0</text:p>
          </table:table-cell>
          <table:table-cell table:style-name="ce6" table:formula="of:=ROUND((SUM([.$B24:.BL24])/COUNT([.$B24:.BL24]));0)" office:value-type="float" office:value="0" calcext:value-type="float">
            <text:p>0</text:p>
          </table:table-cell>
          <table:table-cell table:style-name="ce6" table:formula="of:=ROUND((SUM([.$B24:.BM24])/COUNT([.$B24:.BM24]));0)" office:value-type="float" office:value="0" calcext:value-type="float">
            <text:p>0</text:p>
          </table:table-cell>
          <table:table-cell table:style-name="ce6" table:formula="of:=ROUND((SUM([.$B24:.BN24])/COUNT([.$B24:.BN24]));0)" office:value-type="float" office:value="0" calcext:value-type="float">
            <text:p>0</text:p>
          </table:table-cell>
          <table:table-cell table:style-name="ce6" table:formula="of:=ROUND((SUM([.$B24:.BO24])/COUNT([.$B24:.BO24]));0)" office:value-type="float" office:value="0" calcext:value-type="float">
            <text:p>0</text:p>
          </table:table-cell>
          <table:table-cell table:style-name="ce6" table:formula="of:=ROUND((SUM([.$B24:.BP24])/COUNT([.$B24:.BP24]));0)" office:value-type="float" office:value="0" calcext:value-type="float">
            <text:p>0</text:p>
          </table:table-cell>
          <table:table-cell table:style-name="ce6" table:formula="of:=ROUND((SUM([.$B24:.BQ24])/COUNT([.$B24:.BQ24]));0)" office:value-type="float" office:value="0" calcext:value-type="float">
            <text:p>0</text:p>
          </table:table-cell>
          <table:table-cell table:style-name="ce6" table:formula="of:=ROUND((SUM([.$B24:.BR24])/COUNT([.$B24:.BR24]));0)" office:value-type="float" office:value="0" calcext:value-type="float">
            <text:p>0</text:p>
          </table:table-cell>
          <table:table-cell table:style-name="ce6" table:formula="of:=ROUND((SUM([.$B24:.BS24])/COUNT([.$B24:.BS24]));0)" office:value-type="float" office:value="0" calcext:value-type="float">
            <text:p>0</text:p>
          </table:table-cell>
          <table:table-cell table:style-name="ce6" table:formula="of:=ROUND((SUM([.$B24:.BT24])/COUNT([.$B24:.BT24]));0)" office:value-type="float" office:value="0" calcext:value-type="float">
            <text:p>0</text:p>
          </table:table-cell>
          <table:table-cell table:style-name="ce6" table:formula="of:=ROUND((SUM([.$B24:.BU24])/COUNT([.$B24:.BU24]));0)" office:value-type="float" office:value="0" calcext:value-type="float">
            <text:p>0</text:p>
          </table:table-cell>
          <table:table-cell table:style-name="ce6" table:formula="of:=ROUND((SUM([.$B24:.BV24])/COUNT([.$B24:.BV24]));0)" office:value-type="float" office:value="0" calcext:value-type="float">
            <text:p>0</text:p>
          </table:table-cell>
          <table:table-cell table:style-name="ce6" table:formula="of:=ROUND((SUM([.$B24:.BW24])/COUNT([.$B24:.BW24]));0)" office:value-type="float" office:value="0" calcext:value-type="float">
            <text:p>0</text:p>
          </table:table-cell>
          <table:table-cell table:style-name="ce6" table:formula="of:=ROUND((SUM([.$B24:.BX24])/COUNT([.$B24:.BX24]));0)" office:value-type="float" office:value="0" calcext:value-type="float">
            <text:p>0</text:p>
          </table:table-cell>
          <table:table-cell table:style-name="ce6" table:formula="of:=ROUND((SUM([.$B24:.BY24])/COUNT([.$B24:.BY24]));0)" office:value-type="float" office:value="0" calcext:value-type="float">
            <text:p>0</text:p>
          </table:table-cell>
          <table:table-cell table:style-name="ce6" table:formula="of:=ROUND((SUM([.$B24:.BZ24])/COUNT([.$B24:.BZ24]));0)" office:value-type="float" office:value="0" calcext:value-type="float">
            <text:p>0</text:p>
          </table:table-cell>
          <table:table-cell table:style-name="ce6" table:formula="of:=ROUND((SUM([.$B24:.CA24])/COUNT([.$B24:.CA24]));0)" office:value-type="float" office:value="0" calcext:value-type="float">
            <text:p>0</text:p>
          </table:table-cell>
          <table:table-cell table:style-name="ce6" table:formula="of:=ROUND((SUM([.$B24:.CB24])/COUNT([.$B24:.CB24]));0)" office:value-type="float" office:value="0" calcext:value-type="float">
            <text:p>0</text:p>
          </table:table-cell>
          <table:table-cell table:style-name="ce6" table:formula="of:=ROUND((SUM([.$B24:.CC24])/COUNT([.$B24:.CC24]));0)" office:value-type="float" office:value="0" calcext:value-type="float">
            <text:p>0</text:p>
          </table:table-cell>
          <table:table-cell table:style-name="ce6" table:formula="of:=ROUND((SUM([.$B24:.CD24])/COUNT([.$B24:.CD24]));0)" office:value-type="float" office:value="0" calcext:value-type="float">
            <text:p>0</text:p>
          </table:table-cell>
          <table:table-cell table:style-name="ce6" table:formula="of:=ROUND((SUM([.$B24:.CE24])/COUNT([.$B24:.CE24]));0)" office:value-type="float" office:value="0" calcext:value-type="float">
            <text:p>0</text:p>
          </table:table-cell>
          <table:table-cell table:style-name="ce6" table:formula="of:=ROUND((SUM([.$B24:.CF24])/COUNT([.$B24:.CF24]));0)" office:value-type="float" office:value="0" calcext:value-type="float">
            <text:p>0</text:p>
          </table:table-cell>
          <table:table-cell table:style-name="ce6" table:formula="of:=ROUND((SUM([.$B24:.CG24])/COUNT([.$B24:.CG24]));0)" office:value-type="float" office:value="0" calcext:value-type="float">
            <text:p>0</text:p>
          </table:table-cell>
          <table:table-cell table:style-name="ce6" table:formula="of:=ROUND((SUM([.$B24:.CH24])/COUNT([.$B24:.CH24]));0)" office:value-type="float" office:value="0" calcext:value-type="float">
            <text:p>0</text:p>
          </table:table-cell>
          <table:table-cell table:style-name="ce6" table:formula="of:=ROUND((SUM([.$B24:.CI24])/COUNT([.$B24:.CI24]));0)" office:value-type="float" office:value="0" calcext:value-type="float">
            <text:p>0</text:p>
          </table:table-cell>
          <table:table-cell table:style-name="ce6" table:formula="of:=ROUND((SUM([.$B24:.CJ24])/COUNT([.$B24:.CJ24]));0)" office:value-type="float" office:value="0" calcext:value-type="float">
            <text:p>0</text:p>
          </table:table-cell>
          <table:table-cell table:style-name="ce6" table:formula="of:=ROUND((SUM([.$B24:.CK24])/COUNT([.$B24:.CK24]));0)" office:value-type="float" office:value="0" calcext:value-type="float">
            <text:p>0</text:p>
          </table:table-cell>
          <table:table-cell table:number-columns-repeated="100"/>
        </table:table-row>
        <table:table-row table:style-name="ro2"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ROUND((SUM([.$B25:.B25])/COUNT([.$B25:.B25]));0)" office:value-type="float" office:value="0" calcext:value-type="float">
            <text:p>0</text:p>
          </table:table-cell>
          <table:table-cell table:style-name="ce6" table:formula="of:=ROUND((SUM([.$B25:.C25])/COUNT([.$B25:.C25]));0)" office:value-type="float" office:value="0" calcext:value-type="float">
            <text:p>0</text:p>
          </table:table-cell>
          <table:table-cell table:style-name="ce6" table:formula="of:=ROUND((SUM([.$B25:.D25])/COUNT([.$B25:.D25]));0)" office:value-type="float" office:value="0" calcext:value-type="float">
            <text:p>0</text:p>
          </table:table-cell>
          <table:table-cell table:style-name="ce6" table:formula="of:=ROUND((SUM([.$B25:.E25])/COUNT([.$B25:.E25]));0)" office:value-type="float" office:value="0" calcext:value-type="float">
            <text:p>0</text:p>
          </table:table-cell>
          <table:table-cell table:style-name="ce6" table:formula="of:=ROUND((SUM([.$B25:.F25])/COUNT([.$B25:.F25]));0)" office:value-type="float" office:value="0" calcext:value-type="float">
            <text:p>0</text:p>
          </table:table-cell>
          <table:table-cell table:style-name="ce6" table:formula="of:=ROUND((SUM([.$B25:.G25])/COUNT([.$B25:.G25]));0)" office:value-type="float" office:value="0" calcext:value-type="float">
            <text:p>0</text:p>
          </table:table-cell>
          <table:table-cell table:style-name="ce6" table:formula="of:=ROUND((SUM([.$B25:.H25])/COUNT([.$B25:.H25]));0)" office:value-type="float" office:value="0" calcext:value-type="float">
            <text:p>0</text:p>
          </table:table-cell>
          <table:table-cell table:style-name="ce6" table:formula="of:=ROUND((SUM([.$B25:.I25])/COUNT([.$B25:.I25]));0)" office:value-type="float" office:value="0" calcext:value-type="float">
            <text:p>0</text:p>
          </table:table-cell>
          <table:table-cell table:style-name="ce6" table:formula="of:=ROUND((SUM([.$B25:.J25])/COUNT([.$B25:.J25]));0)" office:value-type="float" office:value="0" calcext:value-type="float">
            <text:p>0</text:p>
          </table:table-cell>
          <table:table-cell table:style-name="ce6" table:formula="of:=ROUND((SUM([.$B25:.K25])/COUNT([.$B25:.K25]));0)" office:value-type="float" office:value="0" calcext:value-type="float">
            <text:p>0</text:p>
          </table:table-cell>
          <table:table-cell table:style-name="ce6" table:formula="of:=ROUND((SUM([.$B25:.L25])/COUNT([.$B25:.L25]));0)" office:value-type="float" office:value="0" calcext:value-type="float">
            <text:p>0</text:p>
          </table:table-cell>
          <table:table-cell table:style-name="ce6" table:formula="of:=ROUND((SUM([.$B25:.M25])/COUNT([.$B25:.M25]));0)" office:value-type="float" office:value="0" calcext:value-type="float">
            <text:p>0</text:p>
          </table:table-cell>
          <table:table-cell table:style-name="ce6" table:formula="of:=ROUND((SUM([.$B25:.N25])/COUNT([.$B25:.N25]));0)" office:value-type="float" office:value="0" calcext:value-type="float">
            <text:p>0</text:p>
          </table:table-cell>
          <table:table-cell table:style-name="ce6" table:formula="of:=ROUND((SUM([.$B25:.O25])/COUNT([.$B25:.O25]));0)" office:value-type="float" office:value="0" calcext:value-type="float">
            <text:p>0</text:p>
          </table:table-cell>
          <table:table-cell table:style-name="ce6" table:formula="of:=ROUND((SUM([.$B25:.P25])/COUNT([.$B25:.P25]));0)" office:value-type="float" office:value="0" calcext:value-type="float">
            <text:p>0</text:p>
          </table:table-cell>
          <table:table-cell table:style-name="ce6" table:formula="of:=ROUND((SUM([.$B25:.Q25])/COUNT([.$B25:.Q25]));0)" office:value-type="float" office:value="0" calcext:value-type="float">
            <text:p>0</text:p>
          </table:table-cell>
          <table:table-cell table:style-name="ce6" table:formula="of:=ROUND((SUM([.$B25:.R25])/COUNT([.$B25:.R25]));0)" office:value-type="float" office:value="0" calcext:value-type="float">
            <text:p>0</text:p>
          </table:table-cell>
          <table:table-cell table:style-name="ce6" table:formula="of:=ROUND((SUM([.$B25:.S25])/COUNT([.$B25:.S25]));0)" office:value-type="float" office:value="0" calcext:value-type="float">
            <text:p>0</text:p>
          </table:table-cell>
          <table:table-cell table:style-name="ce6" table:formula="of:=ROUND((SUM([.$B25:.T25])/COUNT([.$B25:.T25]));0)" office:value-type="float" office:value="0" calcext:value-type="float">
            <text:p>0</text:p>
          </table:table-cell>
          <table:table-cell table:style-name="ce6" table:formula="of:=ROUND((SUM([.$B25:.U25])/COUNT([.$B25:.U25]));0)" office:value-type="float" office:value="0" calcext:value-type="float">
            <text:p>0</text:p>
          </table:table-cell>
          <table:table-cell table:style-name="ce6" table:formula="of:=ROUND((SUM([.$B25:.V25])/COUNT([.$B25:.V25]));0)" office:value-type="float" office:value="0" calcext:value-type="float">
            <text:p>0</text:p>
          </table:table-cell>
          <table:table-cell table:style-name="ce6" table:formula="of:=ROUND((SUM([.$B25:.W25])/COUNT([.$B25:.W25]));0)" office:value-type="float" office:value="0" calcext:value-type="float">
            <text:p>0</text:p>
          </table:table-cell>
          <table:table-cell table:style-name="ce6" table:formula="of:=ROUND((SUM([.$B25:.X25])/COUNT([.$B25:.X25]));0)" office:value-type="float" office:value="0" calcext:value-type="float">
            <text:p>0</text:p>
          </table:table-cell>
          <table:table-cell table:style-name="ce6" table:formula="of:=ROUND((SUM([.$B25:.Y25])/COUNT([.$B25:.Y25]));0)" office:value-type="float" office:value="0" calcext:value-type="float">
            <text:p>0</text:p>
          </table:table-cell>
          <table:table-cell table:style-name="ce6" table:formula="of:=ROUND((SUM([.$B25:.Z25])/COUNT([.$B25:.Z25]));0)" office:value-type="float" office:value="0" calcext:value-type="float">
            <text:p>0</text:p>
          </table:table-cell>
          <table:table-cell table:style-name="ce6" table:formula="of:=ROUND((SUM([.$B25:.AA25])/COUNT([.$B25:.AA25]));0)" office:value-type="float" office:value="0" calcext:value-type="float">
            <text:p>0</text:p>
          </table:table-cell>
          <table:table-cell table:style-name="ce6" table:formula="of:=ROUND((SUM([.$B25:.AB25])/COUNT([.$B25:.AB25]));0)" office:value-type="float" office:value="0" calcext:value-type="float">
            <text:p>0</text:p>
          </table:table-cell>
          <table:table-cell table:style-name="ce6" table:formula="of:=ROUND((SUM([.$B25:.AC25])/COUNT([.$B25:.AC25]));0)" office:value-type="float" office:value="0" calcext:value-type="float">
            <text:p>0</text:p>
          </table:table-cell>
          <table:table-cell table:style-name="ce6" table:formula="of:=ROUND((SUM([.$B25:.AD25])/COUNT([.$B25:.AD25]));0)" office:value-type="float" office:value="0" calcext:value-type="float">
            <text:p>0</text:p>
          </table:table-cell>
          <table:table-cell table:style-name="ce6" table:formula="of:=ROUND((SUM([.$B25:.AE25])/COUNT([.$B25:.AE25]));0)" office:value-type="float" office:value="0" calcext:value-type="float">
            <text:p>0</text:p>
          </table:table-cell>
          <table:table-cell table:style-name="ce6" table:formula="of:=ROUND((SUM([.$B25:.AF25])/COUNT([.$B25:.AF25]));0)" office:value-type="float" office:value="0" calcext:value-type="float">
            <text:p>0</text:p>
          </table:table-cell>
          <table:table-cell table:style-name="ce6" table:formula="of:=ROUND((SUM([.$B25:.AG25])/COUNT([.$B25:.AG25]));0)" office:value-type="float" office:value="0" calcext:value-type="float">
            <text:p>0</text:p>
          </table:table-cell>
          <table:table-cell table:style-name="ce6" table:formula="of:=ROUND((SUM([.$B25:.AH25])/COUNT([.$B25:.AH25]));0)" office:value-type="float" office:value="0" calcext:value-type="float">
            <text:p>0</text:p>
          </table:table-cell>
          <table:table-cell table:style-name="ce6" table:formula="of:=ROUND((SUM([.$B25:.AI25])/COUNT([.$B25:.AI25]));0)" office:value-type="float" office:value="0" calcext:value-type="float">
            <text:p>0</text:p>
          </table:table-cell>
          <table:table-cell table:style-name="ce6" table:formula="of:=ROUND((SUM([.$B25:.AJ25])/COUNT([.$B25:.AJ25]));0)" office:value-type="float" office:value="0" calcext:value-type="float">
            <text:p>0</text:p>
          </table:table-cell>
          <table:table-cell table:style-name="ce6" table:formula="of:=ROUND((SUM([.$B25:.AK25])/COUNT([.$B25:.AK25]));0)" office:value-type="float" office:value="0" calcext:value-type="float">
            <text:p>0</text:p>
          </table:table-cell>
          <table:table-cell table:style-name="ce6" table:formula="of:=ROUND((SUM([.$B25:.AL25])/COUNT([.$B25:.AL25]));0)" office:value-type="float" office:value="0" calcext:value-type="float">
            <text:p>0</text:p>
          </table:table-cell>
          <table:table-cell table:style-name="ce6" table:formula="of:=ROUND((SUM([.$B25:.AM25])/COUNT([.$B25:.AM25]));0)" office:value-type="float" office:value="0" calcext:value-type="float">
            <text:p>0</text:p>
          </table:table-cell>
          <table:table-cell table:style-name="ce6" table:formula="of:=ROUND((SUM([.$B25:.AN25])/COUNT([.$B25:.AN25]));0)" office:value-type="float" office:value="0" calcext:value-type="float">
            <text:p>0</text:p>
          </table:table-cell>
          <table:table-cell table:style-name="ce6" table:formula="of:=ROUND((SUM([.$B25:.AO25])/COUNT([.$B25:.AO25]));0)" office:value-type="float" office:value="0" calcext:value-type="float">
            <text:p>0</text:p>
          </table:table-cell>
          <table:table-cell table:style-name="ce6" table:formula="of:=ROUND((SUM([.$B25:.AP25])/COUNT([.$B25:.AP25]));0)" office:value-type="float" office:value="0" calcext:value-type="float">
            <text:p>0</text:p>
          </table:table-cell>
          <table:table-cell table:style-name="ce6" table:formula="of:=ROUND((SUM([.$B25:.AQ25])/COUNT([.$B25:.AQ25]));0)" office:value-type="float" office:value="0" calcext:value-type="float">
            <text:p>0</text:p>
          </table:table-cell>
          <table:table-cell table:style-name="ce6" table:formula="of:=ROUND((SUM([.$B25:.AR25])/COUNT([.$B25:.AR25]));0)" office:value-type="float" office:value="0" calcext:value-type="float">
            <text:p>0</text:p>
          </table:table-cell>
          <table:table-cell table:style-name="ce6" table:formula="of:=ROUND((SUM([.$B25:.AS25])/COUNT([.$B25:.AS25]));0)" office:value-type="float" office:value="0" calcext:value-type="float">
            <text:p>0</text:p>
          </table:table-cell>
          <table:table-cell table:style-name="ce6" table:formula="of:=ROUND((SUM([.$B25:.AT25])/COUNT([.$B25:.AT25]));0)" office:value-type="float" office:value="0" calcext:value-type="float">
            <text:p>0</text:p>
          </table:table-cell>
          <table:table-cell table:style-name="ce6" table:formula="of:=ROUND((SUM([.$B25:.AU25])/COUNT([.$B25:.AU25]));0)" office:value-type="float" office:value="0" calcext:value-type="float">
            <text:p>0</text:p>
          </table:table-cell>
          <table:table-cell table:style-name="ce6" table:formula="of:=ROUND((SUM([.$B25:.AV25])/COUNT([.$B25:.AV25]));0)" office:value-type="float" office:value="0" calcext:value-type="float">
            <text:p>0</text:p>
          </table:table-cell>
          <table:table-cell table:style-name="ce6" table:formula="of:=ROUND((SUM([.$B25:.AW25])/COUNT([.$B25:.AW25]));0)" office:value-type="float" office:value="0" calcext:value-type="float">
            <text:p>0</text:p>
          </table:table-cell>
          <table:table-cell table:style-name="ce6" table:formula="of:=ROUND((SUM([.$B25:.AX25])/COUNT([.$B25:.AX25]));0)" office:value-type="float" office:value="0" calcext:value-type="float">
            <text:p>0</text:p>
          </table:table-cell>
          <table:table-cell table:style-name="ce6" table:formula="of:=ROUND((SUM([.$B25:.AY25])/COUNT([.$B25:.AY25]));0)" office:value-type="float" office:value="0" calcext:value-type="float">
            <text:p>0</text:p>
          </table:table-cell>
          <table:table-cell table:style-name="ce6" table:formula="of:=ROUND((SUM([.$B25:.AZ25])/COUNT([.$B25:.AZ25]));0)" office:value-type="float" office:value="0" calcext:value-type="float">
            <text:p>0</text:p>
          </table:table-cell>
          <table:table-cell table:style-name="ce6" table:formula="of:=ROUND((SUM([.$B25:.BA25])/COUNT([.$B25:.BA25]));0)" office:value-type="float" office:value="0" calcext:value-type="float">
            <text:p>0</text:p>
          </table:table-cell>
          <table:table-cell table:style-name="ce6" table:formula="of:=ROUND((SUM([.$B25:.BB25])/COUNT([.$B25:.BB25]));0)" office:value-type="float" office:value="0" calcext:value-type="float">
            <text:p>0</text:p>
          </table:table-cell>
          <table:table-cell table:style-name="ce6" table:formula="of:=ROUND((SUM([.$B25:.BC25])/COUNT([.$B25:.BC25]));0)" office:value-type="float" office:value="0" calcext:value-type="float">
            <text:p>0</text:p>
          </table:table-cell>
          <table:table-cell table:style-name="ce6" table:formula="of:=ROUND((SUM([.$B25:.BD25])/COUNT([.$B25:.BD25]));0)" office:value-type="float" office:value="0" calcext:value-type="float">
            <text:p>0</text:p>
          </table:table-cell>
          <table:table-cell table:style-name="ce6" table:formula="of:=ROUND((SUM([.$B25:.BE25])/COUNT([.$B25:.BE25]));0)" office:value-type="float" office:value="0" calcext:value-type="float">
            <text:p>0</text:p>
          </table:table-cell>
          <table:table-cell table:style-name="ce6" table:formula="of:=ROUND((SUM([.$B25:.BF25])/COUNT([.$B25:.BF25]));0)" office:value-type="float" office:value="0" calcext:value-type="float">
            <text:p>0</text:p>
          </table:table-cell>
          <table:table-cell table:style-name="ce6" table:formula="of:=ROUND((SUM([.$B25:.BG25])/COUNT([.$B25:.BG25]));0)" office:value-type="float" office:value="0" calcext:value-type="float">
            <text:p>0</text:p>
          </table:table-cell>
          <table:table-cell table:style-name="ce6" table:formula="of:=ROUND((SUM([.$B25:.BH25])/COUNT([.$B25:.BH25]));0)" office:value-type="float" office:value="0" calcext:value-type="float">
            <text:p>0</text:p>
          </table:table-cell>
          <table:table-cell table:style-name="ce6" table:formula="of:=ROUND((SUM([.$B25:.BI25])/COUNT([.$B25:.BI25]));0)" office:value-type="float" office:value="0" calcext:value-type="float">
            <text:p>0</text:p>
          </table:table-cell>
          <table:table-cell table:style-name="ce6" table:formula="of:=ROUND((SUM([.$B25:.BJ25])/COUNT([.$B25:.BJ25]));0)" office:value-type="float" office:value="0" calcext:value-type="float">
            <text:p>0</text:p>
          </table:table-cell>
          <table:table-cell table:style-name="ce6" table:formula="of:=ROUND((SUM([.$B25:.BK25])/COUNT([.$B25:.BK25]));0)" office:value-type="float" office:value="0" calcext:value-type="float">
            <text:p>0</text:p>
          </table:table-cell>
          <table:table-cell table:style-name="ce6" table:formula="of:=ROUND((SUM([.$B25:.BL25])/COUNT([.$B25:.BL25]));0)" office:value-type="float" office:value="0" calcext:value-type="float">
            <text:p>0</text:p>
          </table:table-cell>
          <table:table-cell table:style-name="ce6" table:formula="of:=ROUND((SUM([.$B25:.BM25])/COUNT([.$B25:.BM25]));0)" office:value-type="float" office:value="0" calcext:value-type="float">
            <text:p>0</text:p>
          </table:table-cell>
          <table:table-cell table:style-name="ce6" table:formula="of:=ROUND((SUM([.$B25:.BN25])/COUNT([.$B25:.BN25]));0)" office:value-type="float" office:value="0" calcext:value-type="float">
            <text:p>0</text:p>
          </table:table-cell>
          <table:table-cell table:style-name="ce6" table:formula="of:=ROUND((SUM([.$B25:.BO25])/COUNT([.$B25:.BO25]));0)" office:value-type="float" office:value="0" calcext:value-type="float">
            <text:p>0</text:p>
          </table:table-cell>
          <table:table-cell table:style-name="ce6" table:formula="of:=ROUND((SUM([.$B25:.BP25])/COUNT([.$B25:.BP25]));0)" office:value-type="float" office:value="0" calcext:value-type="float">
            <text:p>0</text:p>
          </table:table-cell>
          <table:table-cell table:style-name="ce6" table:formula="of:=ROUND((SUM([.$B25:.BQ25])/COUNT([.$B25:.BQ25]));0)" office:value-type="float" office:value="0" calcext:value-type="float">
            <text:p>0</text:p>
          </table:table-cell>
          <table:table-cell table:style-name="ce6" table:formula="of:=ROUND((SUM([.$B25:.BR25])/COUNT([.$B25:.BR25]));0)" office:value-type="float" office:value="0" calcext:value-type="float">
            <text:p>0</text:p>
          </table:table-cell>
          <table:table-cell table:style-name="ce6" table:formula="of:=ROUND((SUM([.$B25:.BS25])/COUNT([.$B25:.BS25]));0)" office:value-type="float" office:value="0" calcext:value-type="float">
            <text:p>0</text:p>
          </table:table-cell>
          <table:table-cell table:style-name="ce6" table:formula="of:=ROUND((SUM([.$B25:.BT25])/COUNT([.$B25:.BT25]));0)" office:value-type="float" office:value="0" calcext:value-type="float">
            <text:p>0</text:p>
          </table:table-cell>
          <table:table-cell table:style-name="ce6" table:formula="of:=ROUND((SUM([.$B25:.BU25])/COUNT([.$B25:.BU25]));0)" office:value-type="float" office:value="0" calcext:value-type="float">
            <text:p>0</text:p>
          </table:table-cell>
          <table:table-cell table:style-name="ce6" table:formula="of:=ROUND((SUM([.$B25:.BV25])/COUNT([.$B25:.BV25]));0)" office:value-type="float" office:value="0" calcext:value-type="float">
            <text:p>0</text:p>
          </table:table-cell>
          <table:table-cell table:style-name="ce6" table:formula="of:=ROUND((SUM([.$B25:.BW25])/COUNT([.$B25:.BW25]));0)" office:value-type="float" office:value="0" calcext:value-type="float">
            <text:p>0</text:p>
          </table:table-cell>
          <table:table-cell table:style-name="ce6" table:formula="of:=ROUND((SUM([.$B25:.BX25])/COUNT([.$B25:.BX25]));0)" office:value-type="float" office:value="0" calcext:value-type="float">
            <text:p>0</text:p>
          </table:table-cell>
          <table:table-cell table:style-name="ce6" table:formula="of:=ROUND((SUM([.$B25:.BY25])/COUNT([.$B25:.BY25]));0)" office:value-type="float" office:value="0" calcext:value-type="float">
            <text:p>0</text:p>
          </table:table-cell>
          <table:table-cell table:style-name="ce6" table:formula="of:=ROUND((SUM([.$B25:.BZ25])/COUNT([.$B25:.BZ25]));0)" office:value-type="float" office:value="0" calcext:value-type="float">
            <text:p>0</text:p>
          </table:table-cell>
          <table:table-cell table:style-name="ce6" table:formula="of:=ROUND((SUM([.$B25:.CA25])/COUNT([.$B25:.CA25]));0)" office:value-type="float" office:value="0" calcext:value-type="float">
            <text:p>0</text:p>
          </table:table-cell>
          <table:table-cell table:style-name="ce6" table:formula="of:=ROUND((SUM([.$B25:.CB25])/COUNT([.$B25:.CB25]));0)" office:value-type="float" office:value="0" calcext:value-type="float">
            <text:p>0</text:p>
          </table:table-cell>
          <table:table-cell table:style-name="ce6" table:formula="of:=ROUND((SUM([.$B25:.CC25])/COUNT([.$B25:.CC25]));0)" office:value-type="float" office:value="0" calcext:value-type="float">
            <text:p>0</text:p>
          </table:table-cell>
          <table:table-cell table:style-name="ce6" table:formula="of:=ROUND((SUM([.$B25:.CD25])/COUNT([.$B25:.CD25]));0)" office:value-type="float" office:value="0" calcext:value-type="float">
            <text:p>0</text:p>
          </table:table-cell>
          <table:table-cell table:style-name="ce6" table:formula="of:=ROUND((SUM([.$B25:.CE25])/COUNT([.$B25:.CE25]));0)" office:value-type="float" office:value="0" calcext:value-type="float">
            <text:p>0</text:p>
          </table:table-cell>
          <table:table-cell table:style-name="ce6" table:formula="of:=ROUND((SUM([.$B25:.CF25])/COUNT([.$B25:.CF25]));0)" office:value-type="float" office:value="0" calcext:value-type="float">
            <text:p>0</text:p>
          </table:table-cell>
          <table:table-cell table:style-name="ce6" table:formula="of:=ROUND((SUM([.$B25:.CG25])/COUNT([.$B25:.CG25]));0)" office:value-type="float" office:value="0" calcext:value-type="float">
            <text:p>0</text:p>
          </table:table-cell>
          <table:table-cell table:style-name="ce6" table:formula="of:=ROUND((SUM([.$B25:.CH25])/COUNT([.$B25:.CH25]));0)" office:value-type="float" office:value="0" calcext:value-type="float">
            <text:p>0</text:p>
          </table:table-cell>
          <table:table-cell table:style-name="ce6" table:formula="of:=ROUND((SUM([.$B25:.CI25])/COUNT([.$B25:.CI25]));0)" office:value-type="float" office:value="0" calcext:value-type="float">
            <text:p>0</text:p>
          </table:table-cell>
          <table:table-cell table:style-name="ce6" table:formula="of:=ROUND((SUM([.$B25:.CJ25])/COUNT([.$B25:.CJ25]));0)" office:value-type="float" office:value="0" calcext:value-type="float">
            <text:p>0</text:p>
          </table:table-cell>
          <table:table-cell table:style-name="ce6" table:formula="of:=ROUND((SUM([.$B25:.CK25])/COUNT([.$B25:.CK25]));0)" office:value-type="float" office:value="0" calcext:value-type="float">
            <text:p>0</text:p>
          </table:table-cell>
          <table:table-cell table:number-columns-repeated="100"/>
        </table:table-row>
        <table:table-row table:style-name="ro2">
          <table:table-cell table:number-columns-repeated="1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style-name="ce6" table:formula="of:=ROUND((SUM([.$B26:.B26])/COUNT([.$B26:.B26]));0)" office:value-type="float" office:value="0" calcext:value-type="float">
            <text:p>0</text:p>
          </table:table-cell>
          <table:table-cell table:style-name="ce6" table:formula="of:=ROUND((SUM([.$B26:.C26])/COUNT([.$B26:.C26]));0)" office:value-type="float" office:value="0" calcext:value-type="float">
            <text:p>0</text:p>
          </table:table-cell>
          <table:table-cell table:style-name="ce6" table:formula="of:=ROUND((SUM([.$B26:.D26])/COUNT([.$B26:.D26]));0)" office:value-type="float" office:value="0" calcext:value-type="float">
            <text:p>0</text:p>
          </table:table-cell>
          <table:table-cell table:style-name="ce6" table:formula="of:=ROUND((SUM([.$B26:.E26])/COUNT([.$B26:.E26]));0)" office:value-type="float" office:value="0" calcext:value-type="float">
            <text:p>0</text:p>
          </table:table-cell>
          <table:table-cell table:style-name="ce6" table:formula="of:=ROUND((SUM([.$B26:.F26])/COUNT([.$B26:.F26]));0)" office:value-type="float" office:value="0" calcext:value-type="float">
            <text:p>0</text:p>
          </table:table-cell>
          <table:table-cell table:style-name="ce6" table:formula="of:=ROUND((SUM([.$B26:.G26])/COUNT([.$B26:.G26]));0)" office:value-type="float" office:value="0" calcext:value-type="float">
            <text:p>0</text:p>
          </table:table-cell>
          <table:table-cell table:style-name="ce6" table:formula="of:=ROUND((SUM([.$B26:.H26])/COUNT([.$B26:.H26]));0)" office:value-type="float" office:value="0" calcext:value-type="float">
            <text:p>0</text:p>
          </table:table-cell>
          <table:table-cell table:style-name="ce6" table:formula="of:=ROUND((SUM([.$B26:.I26])/COUNT([.$B26:.I26]));0)" office:value-type="float" office:value="0" calcext:value-type="float">
            <text:p>0</text:p>
          </table:table-cell>
          <table:table-cell table:style-name="ce6" table:formula="of:=ROUND((SUM([.$B26:.J26])/COUNT([.$B26:.J26]));0)" office:value-type="float" office:value="0" calcext:value-type="float">
            <text:p>0</text:p>
          </table:table-cell>
          <table:table-cell table:style-name="ce6" table:formula="of:=ROUND((SUM([.$B26:.K26])/COUNT([.$B26:.K26]));0)" office:value-type="float" office:value="0" calcext:value-type="float">
            <text:p>0</text:p>
          </table:table-cell>
          <table:table-cell table:style-name="ce6" table:formula="of:=ROUND((SUM([.$B26:.L26])/COUNT([.$B26:.L26]));0)" office:value-type="float" office:value="0" calcext:value-type="float">
            <text:p>0</text:p>
          </table:table-cell>
          <table:table-cell table:style-name="ce6" table:formula="of:=ROUND((SUM([.$B26:.M26])/COUNT([.$B26:.M26]));0)" office:value-type="float" office:value="0" calcext:value-type="float">
            <text:p>0</text:p>
          </table:table-cell>
          <table:table-cell table:style-name="ce6" table:formula="of:=ROUND((SUM([.$B26:.N26])/COUNT([.$B26:.N26]));0)" office:value-type="float" office:value="0" calcext:value-type="float">
            <text:p>0</text:p>
          </table:table-cell>
          <table:table-cell table:style-name="ce6" table:formula="of:=ROUND((SUM([.$B26:.O26])/COUNT([.$B26:.O26]));0)" office:value-type="float" office:value="0" calcext:value-type="float">
            <text:p>0</text:p>
          </table:table-cell>
          <table:table-cell table:style-name="ce6" table:formula="of:=ROUND((SUM([.$B26:.P26])/COUNT([.$B26:.P26]));0)" office:value-type="float" office:value="0" calcext:value-type="float">
            <text:p>0</text:p>
          </table:table-cell>
          <table:table-cell table:style-name="ce6" table:formula="of:=ROUND((SUM([.$B26:.Q26])/COUNT([.$B26:.Q26]));0)" office:value-type="float" office:value="0" calcext:value-type="float">
            <text:p>0</text:p>
          </table:table-cell>
          <table:table-cell table:style-name="ce6" table:formula="of:=ROUND((SUM([.$B26:.R26])/COUNT([.$B26:.R26]));0)" office:value-type="float" office:value="0" calcext:value-type="float">
            <text:p>0</text:p>
          </table:table-cell>
          <table:table-cell table:style-name="ce6" table:formula="of:=ROUND((SUM([.$B26:.S26])/COUNT([.$B26:.S26]));0)" office:value-type="float" office:value="0" calcext:value-type="float">
            <text:p>0</text:p>
          </table:table-cell>
          <table:table-cell table:style-name="ce6" table:formula="of:=ROUND((SUM([.$B26:.T26])/COUNT([.$B26:.T26]));0)" office:value-type="float" office:value="0" calcext:value-type="float">
            <text:p>0</text:p>
          </table:table-cell>
          <table:table-cell table:style-name="ce6" table:formula="of:=ROUND((SUM([.$B26:.U26])/COUNT([.$B26:.U26]));0)" office:value-type="float" office:value="0" calcext:value-type="float">
            <text:p>0</text:p>
          </table:table-cell>
          <table:table-cell table:style-name="ce6" table:formula="of:=ROUND((SUM([.$B26:.V26])/COUNT([.$B26:.V26]));0)" office:value-type="float" office:value="0" calcext:value-type="float">
            <text:p>0</text:p>
          </table:table-cell>
          <table:table-cell table:style-name="ce6" table:formula="of:=ROUND((SUM([.$B26:.W26])/COUNT([.$B26:.W26]));0)" office:value-type="float" office:value="0" calcext:value-type="float">
            <text:p>0</text:p>
          </table:table-cell>
          <table:table-cell table:style-name="ce6" table:formula="of:=ROUND((SUM([.$B26:.X26])/COUNT([.$B26:.X26]));0)" office:value-type="float" office:value="0" calcext:value-type="float">
            <text:p>0</text:p>
          </table:table-cell>
          <table:table-cell table:style-name="ce6" table:formula="of:=ROUND((SUM([.$B26:.Y26])/COUNT([.$B26:.Y26]));0)" office:value-type="float" office:value="0" calcext:value-type="float">
            <text:p>0</text:p>
          </table:table-cell>
          <table:table-cell table:style-name="ce6" table:formula="of:=ROUND((SUM([.$B26:.Z26])/COUNT([.$B26:.Z26]));0)" office:value-type="float" office:value="0" calcext:value-type="float">
            <text:p>0</text:p>
          </table:table-cell>
          <table:table-cell table:style-name="ce6" table:formula="of:=ROUND((SUM([.$B26:.AA26])/COUNT([.$B26:.AA26]));0)" office:value-type="float" office:value="0" calcext:value-type="float">
            <text:p>0</text:p>
          </table:table-cell>
          <table:table-cell table:style-name="ce6" table:formula="of:=ROUND((SUM([.$B26:.AB26])/COUNT([.$B26:.AB26]));0)" office:value-type="float" office:value="0" calcext:value-type="float">
            <text:p>0</text:p>
          </table:table-cell>
          <table:table-cell table:style-name="ce6" table:formula="of:=ROUND((SUM([.$B26:.AC26])/COUNT([.$B26:.AC26]));0)" office:value-type="float" office:value="0" calcext:value-type="float">
            <text:p>0</text:p>
          </table:table-cell>
          <table:table-cell table:style-name="ce6" table:formula="of:=ROUND((SUM([.$B26:.AD26])/COUNT([.$B26:.AD26]));0)" office:value-type="float" office:value="0" calcext:value-type="float">
            <text:p>0</text:p>
          </table:table-cell>
          <table:table-cell table:style-name="ce6" table:formula="of:=ROUND((SUM([.$B26:.AE26])/COUNT([.$B26:.AE26]));0)" office:value-type="float" office:value="0" calcext:value-type="float">
            <text:p>0</text:p>
          </table:table-cell>
          <table:table-cell table:style-name="ce6" table:formula="of:=ROUND((SUM([.$B26:.AF26])/COUNT([.$B26:.AF26]));0)" office:value-type="float" office:value="0" calcext:value-type="float">
            <text:p>0</text:p>
          </table:table-cell>
          <table:table-cell table:style-name="ce6" table:formula="of:=ROUND((SUM([.$B26:.AG26])/COUNT([.$B26:.AG26]));0)" office:value-type="float" office:value="0" calcext:value-type="float">
            <text:p>0</text:p>
          </table:table-cell>
          <table:table-cell table:style-name="ce6" table:formula="of:=ROUND((SUM([.$B26:.AH26])/COUNT([.$B26:.AH26]));0)" office:value-type="float" office:value="0" calcext:value-type="float">
            <text:p>0</text:p>
          </table:table-cell>
          <table:table-cell table:style-name="ce6" table:formula="of:=ROUND((SUM([.$B26:.AI26])/COUNT([.$B26:.AI26]));0)" office:value-type="float" office:value="0" calcext:value-type="float">
            <text:p>0</text:p>
          </table:table-cell>
          <table:table-cell table:style-name="ce6" table:formula="of:=ROUND((SUM([.$B26:.AJ26])/COUNT([.$B26:.AJ26]));0)" office:value-type="float" office:value="0" calcext:value-type="float">
            <text:p>0</text:p>
          </table:table-cell>
          <table:table-cell table:style-name="ce6" table:formula="of:=ROUND((SUM([.$B26:.AK26])/COUNT([.$B26:.AK26]));0)" office:value-type="float" office:value="0" calcext:value-type="float">
            <text:p>0</text:p>
          </table:table-cell>
          <table:table-cell table:style-name="ce6" table:formula="of:=ROUND((SUM([.$B26:.AL26])/COUNT([.$B26:.AL26]));0)" office:value-type="float" office:value="0" calcext:value-type="float">
            <text:p>0</text:p>
          </table:table-cell>
          <table:table-cell table:style-name="ce6" table:formula="of:=ROUND((SUM([.$B26:.AM26])/COUNT([.$B26:.AM26]));0)" office:value-type="float" office:value="0" calcext:value-type="float">
            <text:p>0</text:p>
          </table:table-cell>
          <table:table-cell table:style-name="ce6" table:formula="of:=ROUND((SUM([.$B26:.AN26])/COUNT([.$B26:.AN26]));0)" office:value-type="float" office:value="0" calcext:value-type="float">
            <text:p>0</text:p>
          </table:table-cell>
          <table:table-cell table:style-name="ce6" table:formula="of:=ROUND((SUM([.$B26:.AO26])/COUNT([.$B26:.AO26]));0)" office:value-type="float" office:value="0" calcext:value-type="float">
            <text:p>0</text:p>
          </table:table-cell>
          <table:table-cell table:style-name="ce6" table:formula="of:=ROUND((SUM([.$B26:.AP26])/COUNT([.$B26:.AP26]));0)" office:value-type="float" office:value="0" calcext:value-type="float">
            <text:p>0</text:p>
          </table:table-cell>
          <table:table-cell table:style-name="ce6" table:formula="of:=ROUND((SUM([.$B26:.AQ26])/COUNT([.$B26:.AQ26]));0)" office:value-type="float" office:value="0" calcext:value-type="float">
            <text:p>0</text:p>
          </table:table-cell>
          <table:table-cell table:style-name="ce6" table:formula="of:=ROUND((SUM([.$B26:.AR26])/COUNT([.$B26:.AR26]));0)" office:value-type="float" office:value="0" calcext:value-type="float">
            <text:p>0</text:p>
          </table:table-cell>
          <table:table-cell table:style-name="ce6" table:formula="of:=ROUND((SUM([.$B26:.AS26])/COUNT([.$B26:.AS26]));0)" office:value-type="float" office:value="0" calcext:value-type="float">
            <text:p>0</text:p>
          </table:table-cell>
          <table:table-cell table:style-name="ce6" table:formula="of:=ROUND((SUM([.$B26:.AT26])/COUNT([.$B26:.AT26]));0)" office:value-type="float" office:value="0" calcext:value-type="float">
            <text:p>0</text:p>
          </table:table-cell>
          <table:table-cell table:style-name="ce6" table:formula="of:=ROUND((SUM([.$B26:.AU26])/COUNT([.$B26:.AU26]));0)" office:value-type="float" office:value="0" calcext:value-type="float">
            <text:p>0</text:p>
          </table:table-cell>
          <table:table-cell table:style-name="ce6" table:formula="of:=ROUND((SUM([.$B26:.AV26])/COUNT([.$B26:.AV26]));0)" office:value-type="float" office:value="0" calcext:value-type="float">
            <text:p>0</text:p>
          </table:table-cell>
          <table:table-cell table:style-name="ce6" table:formula="of:=ROUND((SUM([.$B26:.AW26])/COUNT([.$B26:.AW26]));0)" office:value-type="float" office:value="0" calcext:value-type="float">
            <text:p>0</text:p>
          </table:table-cell>
          <table:table-cell table:style-name="ce6" table:formula="of:=ROUND((SUM([.$B26:.AX26])/COUNT([.$B26:.AX26]));0)" office:value-type="float" office:value="0" calcext:value-type="float">
            <text:p>0</text:p>
          </table:table-cell>
          <table:table-cell table:style-name="ce6" table:formula="of:=ROUND((SUM([.$B26:.AY26])/COUNT([.$B26:.AY26]));0)" office:value-type="float" office:value="0" calcext:value-type="float">
            <text:p>0</text:p>
          </table:table-cell>
          <table:table-cell table:style-name="ce6" table:formula="of:=ROUND((SUM([.$B26:.AZ26])/COUNT([.$B26:.AZ26]));0)" office:value-type="float" office:value="0" calcext:value-type="float">
            <text:p>0</text:p>
          </table:table-cell>
          <table:table-cell table:style-name="ce6" table:formula="of:=ROUND((SUM([.$B26:.BA26])/COUNT([.$B26:.BA26]));0)" office:value-type="float" office:value="0" calcext:value-type="float">
            <text:p>0</text:p>
          </table:table-cell>
          <table:table-cell table:style-name="ce6" table:formula="of:=ROUND((SUM([.$B26:.BB26])/COUNT([.$B26:.BB26]));0)" office:value-type="float" office:value="0" calcext:value-type="float">
            <text:p>0</text:p>
          </table:table-cell>
          <table:table-cell table:style-name="ce6" table:formula="of:=ROUND((SUM([.$B26:.BC26])/COUNT([.$B26:.BC26]));0)" office:value-type="float" office:value="0" calcext:value-type="float">
            <text:p>0</text:p>
          </table:table-cell>
          <table:table-cell table:style-name="ce6" table:formula="of:=ROUND((SUM([.$B26:.BD26])/COUNT([.$B26:.BD26]));0)" office:value-type="float" office:value="0" calcext:value-type="float">
            <text:p>0</text:p>
          </table:table-cell>
          <table:table-cell table:style-name="ce6" table:formula="of:=ROUND((SUM([.$B26:.BE26])/COUNT([.$B26:.BE26]));0)" office:value-type="float" office:value="0" calcext:value-type="float">
            <text:p>0</text:p>
          </table:table-cell>
          <table:table-cell table:style-name="ce6" table:formula="of:=ROUND((SUM([.$B26:.BF26])/COUNT([.$B26:.BF26]));0)" office:value-type="float" office:value="0" calcext:value-type="float">
            <text:p>0</text:p>
          </table:table-cell>
          <table:table-cell table:style-name="ce6" table:formula="of:=ROUND((SUM([.$B26:.BG26])/COUNT([.$B26:.BG26]));0)" office:value-type="float" office:value="0" calcext:value-type="float">
            <text:p>0</text:p>
          </table:table-cell>
          <table:table-cell table:style-name="ce6" table:formula="of:=ROUND((SUM([.$B26:.BH26])/COUNT([.$B26:.BH26]));0)" office:value-type="float" office:value="0" calcext:value-type="float">
            <text:p>0</text:p>
          </table:table-cell>
          <table:table-cell table:style-name="ce6" table:formula="of:=ROUND((SUM([.$B26:.BI26])/COUNT([.$B26:.BI26]));0)" office:value-type="float" office:value="0" calcext:value-type="float">
            <text:p>0</text:p>
          </table:table-cell>
          <table:table-cell table:style-name="ce6" table:formula="of:=ROUND((SUM([.$B26:.BJ26])/COUNT([.$B26:.BJ26]));0)" office:value-type="float" office:value="0" calcext:value-type="float">
            <text:p>0</text:p>
          </table:table-cell>
          <table:table-cell table:style-name="ce6" table:formula="of:=ROUND((SUM([.$B26:.BK26])/COUNT([.$B26:.BK26]));0)" office:value-type="float" office:value="0" calcext:value-type="float">
            <text:p>0</text:p>
          </table:table-cell>
          <table:table-cell table:style-name="ce6" table:formula="of:=ROUND((SUM([.$B26:.BL26])/COUNT([.$B26:.BL26]));0)" office:value-type="float" office:value="0" calcext:value-type="float">
            <text:p>0</text:p>
          </table:table-cell>
          <table:table-cell table:style-name="ce6" table:formula="of:=ROUND((SUM([.$B26:.BM26])/COUNT([.$B26:.BM26]));0)" office:value-type="float" office:value="0" calcext:value-type="float">
            <text:p>0</text:p>
          </table:table-cell>
          <table:table-cell table:style-name="ce6" table:formula="of:=ROUND((SUM([.$B26:.BN26])/COUNT([.$B26:.BN26]));0)" office:value-type="float" office:value="0" calcext:value-type="float">
            <text:p>0</text:p>
          </table:table-cell>
          <table:table-cell table:style-name="ce6" table:formula="of:=ROUND((SUM([.$B26:.BO26])/COUNT([.$B26:.BO26]));0)" office:value-type="float" office:value="0" calcext:value-type="float">
            <text:p>0</text:p>
          </table:table-cell>
          <table:table-cell table:style-name="ce6" table:formula="of:=ROUND((SUM([.$B26:.BP26])/COUNT([.$B26:.BP26]));0)" office:value-type="float" office:value="0" calcext:value-type="float">
            <text:p>0</text:p>
          </table:table-cell>
          <table:table-cell table:style-name="ce6" table:formula="of:=ROUND((SUM([.$B26:.BQ26])/COUNT([.$B26:.BQ26]));0)" office:value-type="float" office:value="0" calcext:value-type="float">
            <text:p>0</text:p>
          </table:table-cell>
          <table:table-cell table:style-name="ce6" table:formula="of:=ROUND((SUM([.$B26:.BR26])/COUNT([.$B26:.BR26]));0)" office:value-type="float" office:value="0" calcext:value-type="float">
            <text:p>0</text:p>
          </table:table-cell>
          <table:table-cell table:style-name="ce6" table:formula="of:=ROUND((SUM([.$B26:.BS26])/COUNT([.$B26:.BS26]));0)" office:value-type="float" office:value="0" calcext:value-type="float">
            <text:p>0</text:p>
          </table:table-cell>
          <table:table-cell table:style-name="ce6" table:formula="of:=ROUND((SUM([.$B26:.BT26])/COUNT([.$B26:.BT26]));0)" office:value-type="float" office:value="0" calcext:value-type="float">
            <text:p>0</text:p>
          </table:table-cell>
          <table:table-cell table:style-name="ce6" table:formula="of:=ROUND((SUM([.$B26:.BU26])/COUNT([.$B26:.BU26]));0)" office:value-type="float" office:value="0" calcext:value-type="float">
            <text:p>0</text:p>
          </table:table-cell>
          <table:table-cell table:style-name="ce6" table:formula="of:=ROUND((SUM([.$B26:.BV26])/COUNT([.$B26:.BV26]));0)" office:value-type="float" office:value="0" calcext:value-type="float">
            <text:p>0</text:p>
          </table:table-cell>
          <table:table-cell table:style-name="ce6" table:formula="of:=ROUND((SUM([.$B26:.BW26])/COUNT([.$B26:.BW26]));0)" office:value-type="float" office:value="0" calcext:value-type="float">
            <text:p>0</text:p>
          </table:table-cell>
          <table:table-cell table:style-name="ce6" table:formula="of:=ROUND((SUM([.$B26:.BX26])/COUNT([.$B26:.BX26]));0)" office:value-type="float" office:value="0" calcext:value-type="float">
            <text:p>0</text:p>
          </table:table-cell>
          <table:table-cell table:style-name="ce6" table:formula="of:=ROUND((SUM([.$B26:.BY26])/COUNT([.$B26:.BY26]));0)" office:value-type="float" office:value="0" calcext:value-type="float">
            <text:p>0</text:p>
          </table:table-cell>
          <table:table-cell table:style-name="ce6" table:formula="of:=ROUND((SUM([.$B26:.BZ26])/COUNT([.$B26:.BZ26]));0)" office:value-type="float" office:value="0" calcext:value-type="float">
            <text:p>0</text:p>
          </table:table-cell>
          <table:table-cell table:style-name="ce6" table:formula="of:=ROUND((SUM([.$B26:.CA26])/COUNT([.$B26:.CA26]));0)" office:value-type="float" office:value="0" calcext:value-type="float">
            <text:p>0</text:p>
          </table:table-cell>
          <table:table-cell table:style-name="ce6" table:formula="of:=ROUND((SUM([.$B26:.CB26])/COUNT([.$B26:.CB26]));0)" office:value-type="float" office:value="0" calcext:value-type="float">
            <text:p>0</text:p>
          </table:table-cell>
          <table:table-cell table:style-name="ce6" table:formula="of:=ROUND((SUM([.$B26:.CC26])/COUNT([.$B26:.CC26]));0)" office:value-type="float" office:value="0" calcext:value-type="float">
            <text:p>0</text:p>
          </table:table-cell>
          <table:table-cell table:style-name="ce6" table:formula="of:=ROUND((SUM([.$B26:.CD26])/COUNT([.$B26:.CD26]));0)" office:value-type="float" office:value="0" calcext:value-type="float">
            <text:p>0</text:p>
          </table:table-cell>
          <table:table-cell table:style-name="ce6" table:formula="of:=ROUND((SUM([.$B26:.CE26])/COUNT([.$B26:.CE26]));0)" office:value-type="float" office:value="0" calcext:value-type="float">
            <text:p>0</text:p>
          </table:table-cell>
          <table:table-cell table:style-name="ce6" table:formula="of:=ROUND((SUM([.$B26:.CF26])/COUNT([.$B26:.CF26]));0)" office:value-type="float" office:value="0" calcext:value-type="float">
            <text:p>0</text:p>
          </table:table-cell>
          <table:table-cell table:style-name="ce6" table:formula="of:=ROUND((SUM([.$B26:.CG26])/COUNT([.$B26:.CG26]));0)" office:value-type="float" office:value="0" calcext:value-type="float">
            <text:p>0</text:p>
          </table:table-cell>
          <table:table-cell table:style-name="ce6" table:formula="of:=ROUND((SUM([.$B26:.CH26])/COUNT([.$B26:.CH26]));0)" office:value-type="float" office:value="0" calcext:value-type="float">
            <text:p>0</text:p>
          </table:table-cell>
          <table:table-cell table:style-name="ce6" table:formula="of:=ROUND((SUM([.$B26:.CI26])/COUNT([.$B26:.CI26]));0)" office:value-type="float" office:value="0" calcext:value-type="float">
            <text:p>0</text:p>
          </table:table-cell>
          <table:table-cell table:style-name="ce6" table:formula="of:=ROUND((SUM([.$B26:.CJ26])/COUNT([.$B26:.CJ26]));0)" office:value-type="float" office:value="0" calcext:value-type="float">
            <text:p>0</text:p>
          </table:table-cell>
          <table:table-cell table:style-name="ce6" table:formula="of:=ROUND((SUM([.$B26:.CK26])/COUNT([.$B26:.CK26]));0)" office:value-type="float" office:value="0" calcext:value-type="float">
            <text:p>0</text:p>
          </table:table-cell>
          <table:table-cell table:number-columns-repeated="100"/>
        </table:table-row>
        <table:table-row table:style-name="ro2">
          <table:table-cell table:number-columns-repeated="1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ROUND((SUM([.$B27:.B27])/COUNT([.$B27:.B27]));0)" office:value-type="float" office:value="0" calcext:value-type="float">
            <text:p>0</text:p>
          </table:table-cell>
          <table:table-cell table:style-name="ce6" table:formula="of:=ROUND((SUM([.$B27:.C27])/COUNT([.$B27:.C27]));0)" office:value-type="float" office:value="0" calcext:value-type="float">
            <text:p>0</text:p>
          </table:table-cell>
          <table:table-cell table:style-name="ce6" table:formula="of:=ROUND((SUM([.$B27:.D27])/COUNT([.$B27:.D27]));0)" office:value-type="float" office:value="0" calcext:value-type="float">
            <text:p>0</text:p>
          </table:table-cell>
          <table:table-cell table:style-name="ce6" table:formula="of:=ROUND((SUM([.$B27:.E27])/COUNT([.$B27:.E27]));0)" office:value-type="float" office:value="0" calcext:value-type="float">
            <text:p>0</text:p>
          </table:table-cell>
          <table:table-cell table:style-name="ce6" table:formula="of:=ROUND((SUM([.$B27:.F27])/COUNT([.$B27:.F27]));0)" office:value-type="float" office:value="0" calcext:value-type="float">
            <text:p>0</text:p>
          </table:table-cell>
          <table:table-cell table:style-name="ce6" table:formula="of:=ROUND((SUM([.$B27:.G27])/COUNT([.$B27:.G27]));0)" office:value-type="float" office:value="0" calcext:value-type="float">
            <text:p>0</text:p>
          </table:table-cell>
          <table:table-cell table:style-name="ce6" table:formula="of:=ROUND((SUM([.$B27:.H27])/COUNT([.$B27:.H27]));0)" office:value-type="float" office:value="0" calcext:value-type="float">
            <text:p>0</text:p>
          </table:table-cell>
          <table:table-cell table:style-name="ce6" table:formula="of:=ROUND((SUM([.$B27:.I27])/COUNT([.$B27:.I27]));0)" office:value-type="float" office:value="0" calcext:value-type="float">
            <text:p>0</text:p>
          </table:table-cell>
          <table:table-cell table:style-name="ce6" table:formula="of:=ROUND((SUM([.$B27:.J27])/COUNT([.$B27:.J27]));0)" office:value-type="float" office:value="0" calcext:value-type="float">
            <text:p>0</text:p>
          </table:table-cell>
          <table:table-cell table:style-name="ce6" table:formula="of:=ROUND((SUM([.$B27:.K27])/COUNT([.$B27:.K27]));0)" office:value-type="float" office:value="0" calcext:value-type="float">
            <text:p>0</text:p>
          </table:table-cell>
          <table:table-cell table:style-name="ce6" table:formula="of:=ROUND((SUM([.$B27:.L27])/COUNT([.$B27:.L27]));0)" office:value-type="float" office:value="0" calcext:value-type="float">
            <text:p>0</text:p>
          </table:table-cell>
          <table:table-cell table:style-name="ce6" table:formula="of:=ROUND((SUM([.$B27:.M27])/COUNT([.$B27:.M27]));0)" office:value-type="float" office:value="0" calcext:value-type="float">
            <text:p>0</text:p>
          </table:table-cell>
          <table:table-cell table:style-name="ce6" table:formula="of:=ROUND((SUM([.$B27:.N27])/COUNT([.$B27:.N27]));0)" office:value-type="float" office:value="0" calcext:value-type="float">
            <text:p>0</text:p>
          </table:table-cell>
          <table:table-cell table:style-name="ce6" table:formula="of:=ROUND((SUM([.$B27:.O27])/COUNT([.$B27:.O27]));0)" office:value-type="float" office:value="0" calcext:value-type="float">
            <text:p>0</text:p>
          </table:table-cell>
          <table:table-cell table:style-name="ce6" table:formula="of:=ROUND((SUM([.$B27:.P27])/COUNT([.$B27:.P27]));0)" office:value-type="float" office:value="0" calcext:value-type="float">
            <text:p>0</text:p>
          </table:table-cell>
          <table:table-cell table:style-name="ce6" table:formula="of:=ROUND((SUM([.$B27:.Q27])/COUNT([.$B27:.Q27]));0)" office:value-type="float" office:value="0" calcext:value-type="float">
            <text:p>0</text:p>
          </table:table-cell>
          <table:table-cell table:style-name="ce6" table:formula="of:=ROUND((SUM([.$B27:.R27])/COUNT([.$B27:.R27]));0)" office:value-type="float" office:value="0" calcext:value-type="float">
            <text:p>0</text:p>
          </table:table-cell>
          <table:table-cell table:style-name="ce6" table:formula="of:=ROUND((SUM([.$B27:.S27])/COUNT([.$B27:.S27]));0)" office:value-type="float" office:value="0" calcext:value-type="float">
            <text:p>0</text:p>
          </table:table-cell>
          <table:table-cell table:style-name="ce6" table:formula="of:=ROUND((SUM([.$B27:.T27])/COUNT([.$B27:.T27]));0)" office:value-type="float" office:value="0" calcext:value-type="float">
            <text:p>0</text:p>
          </table:table-cell>
          <table:table-cell table:style-name="ce6" table:formula="of:=ROUND((SUM([.$B27:.U27])/COUNT([.$B27:.U27]));0)" office:value-type="float" office:value="0" calcext:value-type="float">
            <text:p>0</text:p>
          </table:table-cell>
          <table:table-cell table:style-name="ce6" table:formula="of:=ROUND((SUM([.$B27:.V27])/COUNT([.$B27:.V27]));0)" office:value-type="float" office:value="0" calcext:value-type="float">
            <text:p>0</text:p>
          </table:table-cell>
          <table:table-cell table:style-name="ce6" table:formula="of:=ROUND((SUM([.$B27:.W27])/COUNT([.$B27:.W27]));0)" office:value-type="float" office:value="0" calcext:value-type="float">
            <text:p>0</text:p>
          </table:table-cell>
          <table:table-cell table:style-name="ce6" table:formula="of:=ROUND((SUM([.$B27:.X27])/COUNT([.$B27:.X27]));0)" office:value-type="float" office:value="0" calcext:value-type="float">
            <text:p>0</text:p>
          </table:table-cell>
          <table:table-cell table:style-name="ce6" table:formula="of:=ROUND((SUM([.$B27:.Y27])/COUNT([.$B27:.Y27]));0)" office:value-type="float" office:value="0" calcext:value-type="float">
            <text:p>0</text:p>
          </table:table-cell>
          <table:table-cell table:style-name="ce6" table:formula="of:=ROUND((SUM([.$B27:.Z27])/COUNT([.$B27:.Z27]));0)" office:value-type="float" office:value="0" calcext:value-type="float">
            <text:p>0</text:p>
          </table:table-cell>
          <table:table-cell table:style-name="ce6" table:formula="of:=ROUND((SUM([.$B27:.AA27])/COUNT([.$B27:.AA27]));0)" office:value-type="float" office:value="0" calcext:value-type="float">
            <text:p>0</text:p>
          </table:table-cell>
          <table:table-cell table:style-name="ce6" table:formula="of:=ROUND((SUM([.$B27:.AB27])/COUNT([.$B27:.AB27]));0)" office:value-type="float" office:value="0" calcext:value-type="float">
            <text:p>0</text:p>
          </table:table-cell>
          <table:table-cell table:style-name="ce6" table:formula="of:=ROUND((SUM([.$B27:.AC27])/COUNT([.$B27:.AC27]));0)" office:value-type="float" office:value="0" calcext:value-type="float">
            <text:p>0</text:p>
          </table:table-cell>
          <table:table-cell table:style-name="ce6" table:formula="of:=ROUND((SUM([.$B27:.AD27])/COUNT([.$B27:.AD27]));0)" office:value-type="float" office:value="0" calcext:value-type="float">
            <text:p>0</text:p>
          </table:table-cell>
          <table:table-cell table:style-name="ce6" table:formula="of:=ROUND((SUM([.$B27:.AE27])/COUNT([.$B27:.AE27]));0)" office:value-type="float" office:value="0" calcext:value-type="float">
            <text:p>0</text:p>
          </table:table-cell>
          <table:table-cell table:style-name="ce6" table:formula="of:=ROUND((SUM([.$B27:.AF27])/COUNT([.$B27:.AF27]));0)" office:value-type="float" office:value="0" calcext:value-type="float">
            <text:p>0</text:p>
          </table:table-cell>
          <table:table-cell table:style-name="ce6" table:formula="of:=ROUND((SUM([.$B27:.AG27])/COUNT([.$B27:.AG27]));0)" office:value-type="float" office:value="0" calcext:value-type="float">
            <text:p>0</text:p>
          </table:table-cell>
          <table:table-cell table:style-name="ce6" table:formula="of:=ROUND((SUM([.$B27:.AH27])/COUNT([.$B27:.AH27]));0)" office:value-type="float" office:value="0" calcext:value-type="float">
            <text:p>0</text:p>
          </table:table-cell>
          <table:table-cell table:style-name="ce6" table:formula="of:=ROUND((SUM([.$B27:.AI27])/COUNT([.$B27:.AI27]));0)" office:value-type="float" office:value="0" calcext:value-type="float">
            <text:p>0</text:p>
          </table:table-cell>
          <table:table-cell table:style-name="ce6" table:formula="of:=ROUND((SUM([.$B27:.AJ27])/COUNT([.$B27:.AJ27]));0)" office:value-type="float" office:value="0" calcext:value-type="float">
            <text:p>0</text:p>
          </table:table-cell>
          <table:table-cell table:style-name="ce6" table:formula="of:=ROUND((SUM([.$B27:.AK27])/COUNT([.$B27:.AK27]));0)" office:value-type="float" office:value="0" calcext:value-type="float">
            <text:p>0</text:p>
          </table:table-cell>
          <table:table-cell table:style-name="ce6" table:formula="of:=ROUND((SUM([.$B27:.AL27])/COUNT([.$B27:.AL27]));0)" office:value-type="float" office:value="0" calcext:value-type="float">
            <text:p>0</text:p>
          </table:table-cell>
          <table:table-cell table:style-name="ce6" table:formula="of:=ROUND((SUM([.$B27:.AM27])/COUNT([.$B27:.AM27]));0)" office:value-type="float" office:value="0" calcext:value-type="float">
            <text:p>0</text:p>
          </table:table-cell>
          <table:table-cell table:style-name="ce6" table:formula="of:=ROUND((SUM([.$B27:.AN27])/COUNT([.$B27:.AN27]));0)" office:value-type="float" office:value="0" calcext:value-type="float">
            <text:p>0</text:p>
          </table:table-cell>
          <table:table-cell table:style-name="ce6" table:formula="of:=ROUND((SUM([.$B27:.AO27])/COUNT([.$B27:.AO27]));0)" office:value-type="float" office:value="0" calcext:value-type="float">
            <text:p>0</text:p>
          </table:table-cell>
          <table:table-cell table:style-name="ce6" table:formula="of:=ROUND((SUM([.$B27:.AP27])/COUNT([.$B27:.AP27]));0)" office:value-type="float" office:value="0" calcext:value-type="float">
            <text:p>0</text:p>
          </table:table-cell>
          <table:table-cell table:style-name="ce6" table:formula="of:=ROUND((SUM([.$B27:.AQ27])/COUNT([.$B27:.AQ27]));0)" office:value-type="float" office:value="0" calcext:value-type="float">
            <text:p>0</text:p>
          </table:table-cell>
          <table:table-cell table:style-name="ce6" table:formula="of:=ROUND((SUM([.$B27:.AR27])/COUNT([.$B27:.AR27]));0)" office:value-type="float" office:value="0" calcext:value-type="float">
            <text:p>0</text:p>
          </table:table-cell>
          <table:table-cell table:style-name="ce6" table:formula="of:=ROUND((SUM([.$B27:.AS27])/COUNT([.$B27:.AS27]));0)" office:value-type="float" office:value="0" calcext:value-type="float">
            <text:p>0</text:p>
          </table:table-cell>
          <table:table-cell table:style-name="ce6" table:formula="of:=ROUND((SUM([.$B27:.AT27])/COUNT([.$B27:.AT27]));0)" office:value-type="float" office:value="0" calcext:value-type="float">
            <text:p>0</text:p>
          </table:table-cell>
          <table:table-cell table:style-name="ce6" table:formula="of:=ROUND((SUM([.$B27:.AU27])/COUNT([.$B27:.AU27]));0)" office:value-type="float" office:value="0" calcext:value-type="float">
            <text:p>0</text:p>
          </table:table-cell>
          <table:table-cell table:style-name="ce6" table:formula="of:=ROUND((SUM([.$B27:.AV27])/COUNT([.$B27:.AV27]));0)" office:value-type="float" office:value="0" calcext:value-type="float">
            <text:p>0</text:p>
          </table:table-cell>
          <table:table-cell table:style-name="ce6" table:formula="of:=ROUND((SUM([.$B27:.AW27])/COUNT([.$B27:.AW27]));0)" office:value-type="float" office:value="0" calcext:value-type="float">
            <text:p>0</text:p>
          </table:table-cell>
          <table:table-cell table:style-name="ce6" table:formula="of:=ROUND((SUM([.$B27:.AX27])/COUNT([.$B27:.AX27]));0)" office:value-type="float" office:value="0" calcext:value-type="float">
            <text:p>0</text:p>
          </table:table-cell>
          <table:table-cell table:style-name="ce6" table:formula="of:=ROUND((SUM([.$B27:.AY27])/COUNT([.$B27:.AY27]));0)" office:value-type="float" office:value="0" calcext:value-type="float">
            <text:p>0</text:p>
          </table:table-cell>
          <table:table-cell table:style-name="ce6" table:formula="of:=ROUND((SUM([.$B27:.AZ27])/COUNT([.$B27:.AZ27]));0)" office:value-type="float" office:value="0" calcext:value-type="float">
            <text:p>0</text:p>
          </table:table-cell>
          <table:table-cell table:style-name="ce6" table:formula="of:=ROUND((SUM([.$B27:.BA27])/COUNT([.$B27:.BA27]));0)" office:value-type="float" office:value="0" calcext:value-type="float">
            <text:p>0</text:p>
          </table:table-cell>
          <table:table-cell table:style-name="ce6" table:formula="of:=ROUND((SUM([.$B27:.BB27])/COUNT([.$B27:.BB27]));0)" office:value-type="float" office:value="0" calcext:value-type="float">
            <text:p>0</text:p>
          </table:table-cell>
          <table:table-cell table:style-name="ce6" table:formula="of:=ROUND((SUM([.$B27:.BC27])/COUNT([.$B27:.BC27]));0)" office:value-type="float" office:value="0" calcext:value-type="float">
            <text:p>0</text:p>
          </table:table-cell>
          <table:table-cell table:style-name="ce6" table:formula="of:=ROUND((SUM([.$B27:.BD27])/COUNT([.$B27:.BD27]));0)" office:value-type="float" office:value="0" calcext:value-type="float">
            <text:p>0</text:p>
          </table:table-cell>
          <table:table-cell table:style-name="ce6" table:formula="of:=ROUND((SUM([.$B27:.BE27])/COUNT([.$B27:.BE27]));0)" office:value-type="float" office:value="0" calcext:value-type="float">
            <text:p>0</text:p>
          </table:table-cell>
          <table:table-cell table:style-name="ce6" table:formula="of:=ROUND((SUM([.$B27:.BF27])/COUNT([.$B27:.BF27]));0)" office:value-type="float" office:value="0" calcext:value-type="float">
            <text:p>0</text:p>
          </table:table-cell>
          <table:table-cell table:style-name="ce6" table:formula="of:=ROUND((SUM([.$B27:.BG27])/COUNT([.$B27:.BG27]));0)" office:value-type="float" office:value="0" calcext:value-type="float">
            <text:p>0</text:p>
          </table:table-cell>
          <table:table-cell table:style-name="ce6" table:formula="of:=ROUND((SUM([.$B27:.BH27])/COUNT([.$B27:.BH27]));0)" office:value-type="float" office:value="0" calcext:value-type="float">
            <text:p>0</text:p>
          </table:table-cell>
          <table:table-cell table:style-name="ce6" table:formula="of:=ROUND((SUM([.$B27:.BI27])/COUNT([.$B27:.BI27]));0)" office:value-type="float" office:value="0" calcext:value-type="float">
            <text:p>0</text:p>
          </table:table-cell>
          <table:table-cell table:style-name="ce6" table:formula="of:=ROUND((SUM([.$B27:.BJ27])/COUNT([.$B27:.BJ27]));0)" office:value-type="float" office:value="0" calcext:value-type="float">
            <text:p>0</text:p>
          </table:table-cell>
          <table:table-cell table:style-name="ce6" table:formula="of:=ROUND((SUM([.$B27:.BK27])/COUNT([.$B27:.BK27]));0)" office:value-type="float" office:value="0" calcext:value-type="float">
            <text:p>0</text:p>
          </table:table-cell>
          <table:table-cell table:style-name="ce6" table:formula="of:=ROUND((SUM([.$B27:.BL27])/COUNT([.$B27:.BL27]));0)" office:value-type="float" office:value="0" calcext:value-type="float">
            <text:p>0</text:p>
          </table:table-cell>
          <table:table-cell table:style-name="ce6" table:formula="of:=ROUND((SUM([.$B27:.BM27])/COUNT([.$B27:.BM27]));0)" office:value-type="float" office:value="0" calcext:value-type="float">
            <text:p>0</text:p>
          </table:table-cell>
          <table:table-cell table:style-name="ce6" table:formula="of:=ROUND((SUM([.$B27:.BN27])/COUNT([.$B27:.BN27]));0)" office:value-type="float" office:value="0" calcext:value-type="float">
            <text:p>0</text:p>
          </table:table-cell>
          <table:table-cell table:style-name="ce6" table:formula="of:=ROUND((SUM([.$B27:.BO27])/COUNT([.$B27:.BO27]));0)" office:value-type="float" office:value="0" calcext:value-type="float">
            <text:p>0</text:p>
          </table:table-cell>
          <table:table-cell table:style-name="ce6" table:formula="of:=ROUND((SUM([.$B27:.BP27])/COUNT([.$B27:.BP27]));0)" office:value-type="float" office:value="0" calcext:value-type="float">
            <text:p>0</text:p>
          </table:table-cell>
          <table:table-cell table:style-name="ce6" table:formula="of:=ROUND((SUM([.$B27:.BQ27])/COUNT([.$B27:.BQ27]));0)" office:value-type="float" office:value="0" calcext:value-type="float">
            <text:p>0</text:p>
          </table:table-cell>
          <table:table-cell table:style-name="ce6" table:formula="of:=ROUND((SUM([.$B27:.BR27])/COUNT([.$B27:.BR27]));0)" office:value-type="float" office:value="0" calcext:value-type="float">
            <text:p>0</text:p>
          </table:table-cell>
          <table:table-cell table:style-name="ce6" table:formula="of:=ROUND((SUM([.$B27:.BS27])/COUNT([.$B27:.BS27]));0)" office:value-type="float" office:value="0" calcext:value-type="float">
            <text:p>0</text:p>
          </table:table-cell>
          <table:table-cell table:style-name="ce6" table:formula="of:=ROUND((SUM([.$B27:.BT27])/COUNT([.$B27:.BT27]));0)" office:value-type="float" office:value="0" calcext:value-type="float">
            <text:p>0</text:p>
          </table:table-cell>
          <table:table-cell table:style-name="ce6" table:formula="of:=ROUND((SUM([.$B27:.BU27])/COUNT([.$B27:.BU27]));0)" office:value-type="float" office:value="0" calcext:value-type="float">
            <text:p>0</text:p>
          </table:table-cell>
          <table:table-cell table:style-name="ce6" table:formula="of:=ROUND((SUM([.$B27:.BV27])/COUNT([.$B27:.BV27]));0)" office:value-type="float" office:value="0" calcext:value-type="float">
            <text:p>0</text:p>
          </table:table-cell>
          <table:table-cell table:style-name="ce6" table:formula="of:=ROUND((SUM([.$B27:.BW27])/COUNT([.$B27:.BW27]));0)" office:value-type="float" office:value="0" calcext:value-type="float">
            <text:p>0</text:p>
          </table:table-cell>
          <table:table-cell table:style-name="ce6" table:formula="of:=ROUND((SUM([.$B27:.BX27])/COUNT([.$B27:.BX27]));0)" office:value-type="float" office:value="0" calcext:value-type="float">
            <text:p>0</text:p>
          </table:table-cell>
          <table:table-cell table:style-name="ce6" table:formula="of:=ROUND((SUM([.$B27:.BY27])/COUNT([.$B27:.BY27]));0)" office:value-type="float" office:value="0" calcext:value-type="float">
            <text:p>0</text:p>
          </table:table-cell>
          <table:table-cell table:style-name="ce6" table:formula="of:=ROUND((SUM([.$B27:.BZ27])/COUNT([.$B27:.BZ27]));0)" office:value-type="float" office:value="0" calcext:value-type="float">
            <text:p>0</text:p>
          </table:table-cell>
          <table:table-cell table:style-name="ce6" table:formula="of:=ROUND((SUM([.$B27:.CA27])/COUNT([.$B27:.CA27]));0)" office:value-type="float" office:value="0" calcext:value-type="float">
            <text:p>0</text:p>
          </table:table-cell>
          <table:table-cell table:style-name="ce6" table:formula="of:=ROUND((SUM([.$B27:.CB27])/COUNT([.$B27:.CB27]));0)" office:value-type="float" office:value="0" calcext:value-type="float">
            <text:p>0</text:p>
          </table:table-cell>
          <table:table-cell table:style-name="ce6" table:formula="of:=ROUND((SUM([.$B27:.CC27])/COUNT([.$B27:.CC27]));0)" office:value-type="float" office:value="0" calcext:value-type="float">
            <text:p>0</text:p>
          </table:table-cell>
          <table:table-cell table:style-name="ce6" table:formula="of:=ROUND((SUM([.$B27:.CD27])/COUNT([.$B27:.CD27]));0)" office:value-type="float" office:value="0" calcext:value-type="float">
            <text:p>0</text:p>
          </table:table-cell>
          <table:table-cell table:style-name="ce6" table:formula="of:=ROUND((SUM([.$B27:.CE27])/COUNT([.$B27:.CE27]));0)" office:value-type="float" office:value="0" calcext:value-type="float">
            <text:p>0</text:p>
          </table:table-cell>
          <table:table-cell table:style-name="ce6" table:formula="of:=ROUND((SUM([.$B27:.CF27])/COUNT([.$B27:.CF27]));0)" office:value-type="float" office:value="0" calcext:value-type="float">
            <text:p>0</text:p>
          </table:table-cell>
          <table:table-cell table:style-name="ce6" table:formula="of:=ROUND((SUM([.$B27:.CG27])/COUNT([.$B27:.CG27]));0)" office:value-type="float" office:value="0" calcext:value-type="float">
            <text:p>0</text:p>
          </table:table-cell>
          <table:table-cell table:style-name="ce6" table:formula="of:=ROUND((SUM([.$B27:.CH27])/COUNT([.$B27:.CH27]));0)" office:value-type="float" office:value="0" calcext:value-type="float">
            <text:p>0</text:p>
          </table:table-cell>
          <table:table-cell table:style-name="ce6" table:formula="of:=ROUND((SUM([.$B27:.CI27])/COUNT([.$B27:.CI27]));0)" office:value-type="float" office:value="0" calcext:value-type="float">
            <text:p>0</text:p>
          </table:table-cell>
          <table:table-cell table:style-name="ce6" table:formula="of:=ROUND((SUM([.$B27:.CJ27])/COUNT([.$B27:.CJ27]));0)" office:value-type="float" office:value="0" calcext:value-type="float">
            <text:p>0</text:p>
          </table:table-cell>
          <table:table-cell table:style-name="ce6" table:formula="of:=ROUND((SUM([.$B27:.CK27])/COUNT([.$B27:.CK27]));0)" office:value-type="float" office:value="0" calcext:value-type="float">
            <text:p>0</text:p>
          </table:table-cell>
          <table:table-cell table:number-columns-repeated="100"/>
        </table:table-row>
        <table:table-row table:style-name="ro2">
          <table:table-cell table:number-columns-repeated="298" office:value-type="float" office:value="0" calcext:value-type="float">
            <text:p>0</text:p>
          </table:table-cell>
          <table:table-cell table:style-name="ce6" table:formula="of:=ROUND((SUM([.$B28:.B28])/COUNT([.$B28:.B28]));0)" office:value-type="float" office:value="0" calcext:value-type="float">
            <text:p>0</text:p>
          </table:table-cell>
          <table:table-cell table:style-name="ce6" table:formula="of:=ROUND((SUM([.$B28:.C28])/COUNT([.$B28:.C28]));0)" office:value-type="float" office:value="0" calcext:value-type="float">
            <text:p>0</text:p>
          </table:table-cell>
          <table:table-cell table:style-name="ce6" table:formula="of:=ROUND((SUM([.$B28:.D28])/COUNT([.$B28:.D28]));0)" office:value-type="float" office:value="0" calcext:value-type="float">
            <text:p>0</text:p>
          </table:table-cell>
          <table:table-cell table:style-name="ce6" table:formula="of:=ROUND((SUM([.$B28:.E28])/COUNT([.$B28:.E28]));0)" office:value-type="float" office:value="0" calcext:value-type="float">
            <text:p>0</text:p>
          </table:table-cell>
          <table:table-cell table:style-name="ce6" table:formula="of:=ROUND((SUM([.$B28:.F28])/COUNT([.$B28:.F28]));0)" office:value-type="float" office:value="0" calcext:value-type="float">
            <text:p>0</text:p>
          </table:table-cell>
          <table:table-cell table:style-name="ce6" table:formula="of:=ROUND((SUM([.$B28:.G28])/COUNT([.$B28:.G28]));0)" office:value-type="float" office:value="0" calcext:value-type="float">
            <text:p>0</text:p>
          </table:table-cell>
          <table:table-cell table:style-name="ce6" table:formula="of:=ROUND((SUM([.$B28:.H28])/COUNT([.$B28:.H28]));0)" office:value-type="float" office:value="0" calcext:value-type="float">
            <text:p>0</text:p>
          </table:table-cell>
          <table:table-cell table:style-name="ce6" table:formula="of:=ROUND((SUM([.$B28:.I28])/COUNT([.$B28:.I28]));0)" office:value-type="float" office:value="0" calcext:value-type="float">
            <text:p>0</text:p>
          </table:table-cell>
          <table:table-cell table:style-name="ce6" table:formula="of:=ROUND((SUM([.$B28:.J28])/COUNT([.$B28:.J28]));0)" office:value-type="float" office:value="0" calcext:value-type="float">
            <text:p>0</text:p>
          </table:table-cell>
          <table:table-cell table:style-name="ce6" table:formula="of:=ROUND((SUM([.$B28:.K28])/COUNT([.$B28:.K28]));0)" office:value-type="float" office:value="0" calcext:value-type="float">
            <text:p>0</text:p>
          </table:table-cell>
          <table:table-cell table:style-name="ce6" table:formula="of:=ROUND((SUM([.$B28:.L28])/COUNT([.$B28:.L28]));0)" office:value-type="float" office:value="0" calcext:value-type="float">
            <text:p>0</text:p>
          </table:table-cell>
          <table:table-cell table:style-name="ce6" table:formula="of:=ROUND((SUM([.$B28:.M28])/COUNT([.$B28:.M28]));0)" office:value-type="float" office:value="0" calcext:value-type="float">
            <text:p>0</text:p>
          </table:table-cell>
          <table:table-cell table:style-name="ce6" table:formula="of:=ROUND((SUM([.$B28:.N28])/COUNT([.$B28:.N28]));0)" office:value-type="float" office:value="0" calcext:value-type="float">
            <text:p>0</text:p>
          </table:table-cell>
          <table:table-cell table:style-name="ce6" table:formula="of:=ROUND((SUM([.$B28:.O28])/COUNT([.$B28:.O28]));0)" office:value-type="float" office:value="0" calcext:value-type="float">
            <text:p>0</text:p>
          </table:table-cell>
          <table:table-cell table:style-name="ce6" table:formula="of:=ROUND((SUM([.$B28:.P28])/COUNT([.$B28:.P28]));0)" office:value-type="float" office:value="0" calcext:value-type="float">
            <text:p>0</text:p>
          </table:table-cell>
          <table:table-cell table:style-name="ce6" table:formula="of:=ROUND((SUM([.$B28:.Q28])/COUNT([.$B28:.Q28]));0)" office:value-type="float" office:value="0" calcext:value-type="float">
            <text:p>0</text:p>
          </table:table-cell>
          <table:table-cell table:style-name="ce6" table:formula="of:=ROUND((SUM([.$B28:.R28])/COUNT([.$B28:.R28]));0)" office:value-type="float" office:value="0" calcext:value-type="float">
            <text:p>0</text:p>
          </table:table-cell>
          <table:table-cell table:style-name="ce6" table:formula="of:=ROUND((SUM([.$B28:.S28])/COUNT([.$B28:.S28]));0)" office:value-type="float" office:value="0" calcext:value-type="float">
            <text:p>0</text:p>
          </table:table-cell>
          <table:table-cell table:style-name="ce6" table:formula="of:=ROUND((SUM([.$B28:.T28])/COUNT([.$B28:.T28]));0)" office:value-type="float" office:value="0" calcext:value-type="float">
            <text:p>0</text:p>
          </table:table-cell>
          <table:table-cell table:style-name="ce6" table:formula="of:=ROUND((SUM([.$B28:.U28])/COUNT([.$B28:.U28]));0)" office:value-type="float" office:value="0" calcext:value-type="float">
            <text:p>0</text:p>
          </table:table-cell>
          <table:table-cell table:style-name="ce6" table:formula="of:=ROUND((SUM([.$B28:.V28])/COUNT([.$B28:.V28]));0)" office:value-type="float" office:value="0" calcext:value-type="float">
            <text:p>0</text:p>
          </table:table-cell>
          <table:table-cell table:style-name="ce6" table:formula="of:=ROUND((SUM([.$B28:.W28])/COUNT([.$B28:.W28]));0)" office:value-type="float" office:value="0" calcext:value-type="float">
            <text:p>0</text:p>
          </table:table-cell>
          <table:table-cell table:style-name="ce6" table:formula="of:=ROUND((SUM([.$B28:.X28])/COUNT([.$B28:.X28]));0)" office:value-type="float" office:value="0" calcext:value-type="float">
            <text:p>0</text:p>
          </table:table-cell>
          <table:table-cell table:style-name="ce6" table:formula="of:=ROUND((SUM([.$B28:.Y28])/COUNT([.$B28:.Y28]));0)" office:value-type="float" office:value="0" calcext:value-type="float">
            <text:p>0</text:p>
          </table:table-cell>
          <table:table-cell table:style-name="ce6" table:formula="of:=ROUND((SUM([.$B28:.Z28])/COUNT([.$B28:.Z28]));0)" office:value-type="float" office:value="0" calcext:value-type="float">
            <text:p>0</text:p>
          </table:table-cell>
          <table:table-cell table:style-name="ce6" table:formula="of:=ROUND((SUM([.$B28:.AA28])/COUNT([.$B28:.AA28]));0)" office:value-type="float" office:value="0" calcext:value-type="float">
            <text:p>0</text:p>
          </table:table-cell>
          <table:table-cell table:style-name="ce6" table:formula="of:=ROUND((SUM([.$B28:.AB28])/COUNT([.$B28:.AB28]));0)" office:value-type="float" office:value="0" calcext:value-type="float">
            <text:p>0</text:p>
          </table:table-cell>
          <table:table-cell table:style-name="ce6" table:formula="of:=ROUND((SUM([.$B28:.AC28])/COUNT([.$B28:.AC28]));0)" office:value-type="float" office:value="0" calcext:value-type="float">
            <text:p>0</text:p>
          </table:table-cell>
          <table:table-cell table:style-name="ce6" table:formula="of:=ROUND((SUM([.$B28:.AD28])/COUNT([.$B28:.AD28]));0)" office:value-type="float" office:value="0" calcext:value-type="float">
            <text:p>0</text:p>
          </table:table-cell>
          <table:table-cell table:style-name="ce6" table:formula="of:=ROUND((SUM([.$B28:.AE28])/COUNT([.$B28:.AE28]));0)" office:value-type="float" office:value="0" calcext:value-type="float">
            <text:p>0</text:p>
          </table:table-cell>
          <table:table-cell table:style-name="ce6" table:formula="of:=ROUND((SUM([.$B28:.AF28])/COUNT([.$B28:.AF28]));0)" office:value-type="float" office:value="0" calcext:value-type="float">
            <text:p>0</text:p>
          </table:table-cell>
          <table:table-cell table:style-name="ce6" table:formula="of:=ROUND((SUM([.$B28:.AG28])/COUNT([.$B28:.AG28]));0)" office:value-type="float" office:value="0" calcext:value-type="float">
            <text:p>0</text:p>
          </table:table-cell>
          <table:table-cell table:style-name="ce6" table:formula="of:=ROUND((SUM([.$B28:.AH28])/COUNT([.$B28:.AH28]));0)" office:value-type="float" office:value="0" calcext:value-type="float">
            <text:p>0</text:p>
          </table:table-cell>
          <table:table-cell table:style-name="ce6" table:formula="of:=ROUND((SUM([.$B28:.AI28])/COUNT([.$B28:.AI28]));0)" office:value-type="float" office:value="0" calcext:value-type="float">
            <text:p>0</text:p>
          </table:table-cell>
          <table:table-cell table:style-name="ce6" table:formula="of:=ROUND((SUM([.$B28:.AJ28])/COUNT([.$B28:.AJ28]));0)" office:value-type="float" office:value="0" calcext:value-type="float">
            <text:p>0</text:p>
          </table:table-cell>
          <table:table-cell table:style-name="ce6" table:formula="of:=ROUND((SUM([.$B28:.AK28])/COUNT([.$B28:.AK28]));0)" office:value-type="float" office:value="0" calcext:value-type="float">
            <text:p>0</text:p>
          </table:table-cell>
          <table:table-cell table:style-name="ce6" table:formula="of:=ROUND((SUM([.$B28:.AL28])/COUNT([.$B28:.AL28]));0)" office:value-type="float" office:value="0" calcext:value-type="float">
            <text:p>0</text:p>
          </table:table-cell>
          <table:table-cell table:style-name="ce6" table:formula="of:=ROUND((SUM([.$B28:.AM28])/COUNT([.$B28:.AM28]));0)" office:value-type="float" office:value="0" calcext:value-type="float">
            <text:p>0</text:p>
          </table:table-cell>
          <table:table-cell table:style-name="ce6" table:formula="of:=ROUND((SUM([.$B28:.AN28])/COUNT([.$B28:.AN28]));0)" office:value-type="float" office:value="0" calcext:value-type="float">
            <text:p>0</text:p>
          </table:table-cell>
          <table:table-cell table:style-name="ce6" table:formula="of:=ROUND((SUM([.$B28:.AO28])/COUNT([.$B28:.AO28]));0)" office:value-type="float" office:value="0" calcext:value-type="float">
            <text:p>0</text:p>
          </table:table-cell>
          <table:table-cell table:style-name="ce6" table:formula="of:=ROUND((SUM([.$B28:.AP28])/COUNT([.$B28:.AP28]));0)" office:value-type="float" office:value="0" calcext:value-type="float">
            <text:p>0</text:p>
          </table:table-cell>
          <table:table-cell table:style-name="ce6" table:formula="of:=ROUND((SUM([.$B28:.AQ28])/COUNT([.$B28:.AQ28]));0)" office:value-type="float" office:value="0" calcext:value-type="float">
            <text:p>0</text:p>
          </table:table-cell>
          <table:table-cell table:style-name="ce6" table:formula="of:=ROUND((SUM([.$B28:.AR28])/COUNT([.$B28:.AR28]));0)" office:value-type="float" office:value="0" calcext:value-type="float">
            <text:p>0</text:p>
          </table:table-cell>
          <table:table-cell table:style-name="ce6" table:formula="of:=ROUND((SUM([.$B28:.AS28])/COUNT([.$B28:.AS28]));0)" office:value-type="float" office:value="0" calcext:value-type="float">
            <text:p>0</text:p>
          </table:table-cell>
          <table:table-cell table:style-name="ce6" table:formula="of:=ROUND((SUM([.$B28:.AT28])/COUNT([.$B28:.AT28]));0)" office:value-type="float" office:value="0" calcext:value-type="float">
            <text:p>0</text:p>
          </table:table-cell>
          <table:table-cell table:style-name="ce6" table:formula="of:=ROUND((SUM([.$B28:.AU28])/COUNT([.$B28:.AU28]));0)" office:value-type="float" office:value="0" calcext:value-type="float">
            <text:p>0</text:p>
          </table:table-cell>
          <table:table-cell table:style-name="ce6" table:formula="of:=ROUND((SUM([.$B28:.AV28])/COUNT([.$B28:.AV28]));0)" office:value-type="float" office:value="0" calcext:value-type="float">
            <text:p>0</text:p>
          </table:table-cell>
          <table:table-cell table:style-name="ce6" table:formula="of:=ROUND((SUM([.$B28:.AW28])/COUNT([.$B28:.AW28]));0)" office:value-type="float" office:value="0" calcext:value-type="float">
            <text:p>0</text:p>
          </table:table-cell>
          <table:table-cell table:style-name="ce6" table:formula="of:=ROUND((SUM([.$B28:.AX28])/COUNT([.$B28:.AX28]));0)" office:value-type="float" office:value="0" calcext:value-type="float">
            <text:p>0</text:p>
          </table:table-cell>
          <table:table-cell table:style-name="ce6" table:formula="of:=ROUND((SUM([.$B28:.AY28])/COUNT([.$B28:.AY28]));0)" office:value-type="float" office:value="0" calcext:value-type="float">
            <text:p>0</text:p>
          </table:table-cell>
          <table:table-cell table:style-name="ce6" table:formula="of:=ROUND((SUM([.$B28:.AZ28])/COUNT([.$B28:.AZ28]));0)" office:value-type="float" office:value="0" calcext:value-type="float">
            <text:p>0</text:p>
          </table:table-cell>
          <table:table-cell table:style-name="ce6" table:formula="of:=ROUND((SUM([.$B28:.BA28])/COUNT([.$B28:.BA28]));0)" office:value-type="float" office:value="0" calcext:value-type="float">
            <text:p>0</text:p>
          </table:table-cell>
          <table:table-cell table:style-name="ce6" table:formula="of:=ROUND((SUM([.$B28:.BB28])/COUNT([.$B28:.BB28]));0)" office:value-type="float" office:value="0" calcext:value-type="float">
            <text:p>0</text:p>
          </table:table-cell>
          <table:table-cell table:style-name="ce6" table:formula="of:=ROUND((SUM([.$B28:.BC28])/COUNT([.$B28:.BC28]));0)" office:value-type="float" office:value="0" calcext:value-type="float">
            <text:p>0</text:p>
          </table:table-cell>
          <table:table-cell table:style-name="ce6" table:formula="of:=ROUND((SUM([.$B28:.BD28])/COUNT([.$B28:.BD28]));0)" office:value-type="float" office:value="0" calcext:value-type="float">
            <text:p>0</text:p>
          </table:table-cell>
          <table:table-cell table:style-name="ce6" table:formula="of:=ROUND((SUM([.$B28:.BE28])/COUNT([.$B28:.BE28]));0)" office:value-type="float" office:value="0" calcext:value-type="float">
            <text:p>0</text:p>
          </table:table-cell>
          <table:table-cell table:style-name="ce6" table:formula="of:=ROUND((SUM([.$B28:.BF28])/COUNT([.$B28:.BF28]));0)" office:value-type="float" office:value="0" calcext:value-type="float">
            <text:p>0</text:p>
          </table:table-cell>
          <table:table-cell table:style-name="ce6" table:formula="of:=ROUND((SUM([.$B28:.BG28])/COUNT([.$B28:.BG28]));0)" office:value-type="float" office:value="0" calcext:value-type="float">
            <text:p>0</text:p>
          </table:table-cell>
          <table:table-cell table:style-name="ce6" table:formula="of:=ROUND((SUM([.$B28:.BH28])/COUNT([.$B28:.BH28]));0)" office:value-type="float" office:value="0" calcext:value-type="float">
            <text:p>0</text:p>
          </table:table-cell>
          <table:table-cell table:style-name="ce6" table:formula="of:=ROUND((SUM([.$B28:.BI28])/COUNT([.$B28:.BI28]));0)" office:value-type="float" office:value="0" calcext:value-type="float">
            <text:p>0</text:p>
          </table:table-cell>
          <table:table-cell table:style-name="ce6" table:formula="of:=ROUND((SUM([.$B28:.BJ28])/COUNT([.$B28:.BJ28]));0)" office:value-type="float" office:value="0" calcext:value-type="float">
            <text:p>0</text:p>
          </table:table-cell>
          <table:table-cell table:style-name="ce6" table:formula="of:=ROUND((SUM([.$B28:.BK28])/COUNT([.$B28:.BK28]));0)" office:value-type="float" office:value="0" calcext:value-type="float">
            <text:p>0</text:p>
          </table:table-cell>
          <table:table-cell table:style-name="ce6" table:formula="of:=ROUND((SUM([.$B28:.BL28])/COUNT([.$B28:.BL28]));0)" office:value-type="float" office:value="0" calcext:value-type="float">
            <text:p>0</text:p>
          </table:table-cell>
          <table:table-cell table:style-name="ce6" table:formula="of:=ROUND((SUM([.$B28:.BM28])/COUNT([.$B28:.BM28]));0)" office:value-type="float" office:value="0" calcext:value-type="float">
            <text:p>0</text:p>
          </table:table-cell>
          <table:table-cell table:style-name="ce6" table:formula="of:=ROUND((SUM([.$B28:.BN28])/COUNT([.$B28:.BN28]));0)" office:value-type="float" office:value="0" calcext:value-type="float">
            <text:p>0</text:p>
          </table:table-cell>
          <table:table-cell table:style-name="ce6" table:formula="of:=ROUND((SUM([.$B28:.BO28])/COUNT([.$B28:.BO28]));0)" office:value-type="float" office:value="0" calcext:value-type="float">
            <text:p>0</text:p>
          </table:table-cell>
          <table:table-cell table:style-name="ce6" table:formula="of:=ROUND((SUM([.$B28:.BP28])/COUNT([.$B28:.BP28]));0)" office:value-type="float" office:value="0" calcext:value-type="float">
            <text:p>0</text:p>
          </table:table-cell>
          <table:table-cell table:style-name="ce6" table:formula="of:=ROUND((SUM([.$B28:.BQ28])/COUNT([.$B28:.BQ28]));0)" office:value-type="float" office:value="0" calcext:value-type="float">
            <text:p>0</text:p>
          </table:table-cell>
          <table:table-cell table:style-name="ce6" table:formula="of:=ROUND((SUM([.$B28:.BR28])/COUNT([.$B28:.BR28]));0)" office:value-type="float" office:value="0" calcext:value-type="float">
            <text:p>0</text:p>
          </table:table-cell>
          <table:table-cell table:style-name="ce6" table:formula="of:=ROUND((SUM([.$B28:.BS28])/COUNT([.$B28:.BS28]));0)" office:value-type="float" office:value="0" calcext:value-type="float">
            <text:p>0</text:p>
          </table:table-cell>
          <table:table-cell table:style-name="ce6" table:formula="of:=ROUND((SUM([.$B28:.BT28])/COUNT([.$B28:.BT28]));0)" office:value-type="float" office:value="0" calcext:value-type="float">
            <text:p>0</text:p>
          </table:table-cell>
          <table:table-cell table:style-name="ce6" table:formula="of:=ROUND((SUM([.$B28:.BU28])/COUNT([.$B28:.BU28]));0)" office:value-type="float" office:value="0" calcext:value-type="float">
            <text:p>0</text:p>
          </table:table-cell>
          <table:table-cell table:style-name="ce6" table:formula="of:=ROUND((SUM([.$B28:.BV28])/COUNT([.$B28:.BV28]));0)" office:value-type="float" office:value="0" calcext:value-type="float">
            <text:p>0</text:p>
          </table:table-cell>
          <table:table-cell table:style-name="ce6" table:formula="of:=ROUND((SUM([.$B28:.BW28])/COUNT([.$B28:.BW28]));0)" office:value-type="float" office:value="0" calcext:value-type="float">
            <text:p>0</text:p>
          </table:table-cell>
          <table:table-cell table:style-name="ce6" table:formula="of:=ROUND((SUM([.$B28:.BX28])/COUNT([.$B28:.BX28]));0)" office:value-type="float" office:value="0" calcext:value-type="float">
            <text:p>0</text:p>
          </table:table-cell>
          <table:table-cell table:style-name="ce6" table:formula="of:=ROUND((SUM([.$B28:.BY28])/COUNT([.$B28:.BY28]));0)" office:value-type="float" office:value="0" calcext:value-type="float">
            <text:p>0</text:p>
          </table:table-cell>
          <table:table-cell table:style-name="ce6" table:formula="of:=ROUND((SUM([.$B28:.BZ28])/COUNT([.$B28:.BZ28]));0)" office:value-type="float" office:value="0" calcext:value-type="float">
            <text:p>0</text:p>
          </table:table-cell>
          <table:table-cell table:style-name="ce6" table:formula="of:=ROUND((SUM([.$B28:.CA28])/COUNT([.$B28:.CA28]));0)" office:value-type="float" office:value="0" calcext:value-type="float">
            <text:p>0</text:p>
          </table:table-cell>
          <table:table-cell table:style-name="ce6" table:formula="of:=ROUND((SUM([.$B28:.CB28])/COUNT([.$B28:.CB28]));0)" office:value-type="float" office:value="0" calcext:value-type="float">
            <text:p>0</text:p>
          </table:table-cell>
          <table:table-cell table:style-name="ce6" table:formula="of:=ROUND((SUM([.$B28:.CC28])/COUNT([.$B28:.CC28]));0)" office:value-type="float" office:value="0" calcext:value-type="float">
            <text:p>0</text:p>
          </table:table-cell>
          <table:table-cell table:style-name="ce6" table:formula="of:=ROUND((SUM([.$B28:.CD28])/COUNT([.$B28:.CD28]));0)" office:value-type="float" office:value="0" calcext:value-type="float">
            <text:p>0</text:p>
          </table:table-cell>
          <table:table-cell table:style-name="ce6" table:formula="of:=ROUND((SUM([.$B28:.CE28])/COUNT([.$B28:.CE28]));0)" office:value-type="float" office:value="0" calcext:value-type="float">
            <text:p>0</text:p>
          </table:table-cell>
          <table:table-cell table:style-name="ce6" table:formula="of:=ROUND((SUM([.$B28:.CF28])/COUNT([.$B28:.CF28]));0)" office:value-type="float" office:value="0" calcext:value-type="float">
            <text:p>0</text:p>
          </table:table-cell>
          <table:table-cell table:style-name="ce6" table:formula="of:=ROUND((SUM([.$B28:.CG28])/COUNT([.$B28:.CG28]));0)" office:value-type="float" office:value="0" calcext:value-type="float">
            <text:p>0</text:p>
          </table:table-cell>
          <table:table-cell table:style-name="ce6" table:formula="of:=ROUND((SUM([.$B28:.CH28])/COUNT([.$B28:.CH28]));0)" office:value-type="float" office:value="0" calcext:value-type="float">
            <text:p>0</text:p>
          </table:table-cell>
          <table:table-cell table:style-name="ce6" table:formula="of:=ROUND((SUM([.$B28:.CI28])/COUNT([.$B28:.CI28]));0)" office:value-type="float" office:value="0" calcext:value-type="float">
            <text:p>0</text:p>
          </table:table-cell>
          <table:table-cell table:style-name="ce6" table:formula="of:=ROUND((SUM([.$B28:.CJ28])/COUNT([.$B28:.CJ28]));0)" office:value-type="float" office:value="0" calcext:value-type="float">
            <text:p>0</text:p>
          </table:table-cell>
          <table:table-cell table:style-name="ce6" table:formula="of:=ROUND((SUM([.$B28:.CK28])/COUNT([.$B28:.CK28]));0)" office:value-type="float" office:value="0" calcext:value-type="float">
            <text:p>0</text:p>
          </table:table-cell>
          <table:table-cell table:number-columns-repeated="100"/>
        </table:table-row>
        <table:table-row table:style-name="ro2">
          <table:table-cell table:number-columns-repeated="298" office:value-type="float" office:value="0" calcext:value-type="float">
            <text:p>0</text:p>
          </table:table-cell>
          <table:table-cell table:style-name="ce6" table:formula="of:=ROUND((SUM([.$B29:.B29])/COUNT([.$B29:.B29]));0)" office:value-type="float" office:value="0" calcext:value-type="float">
            <text:p>0</text:p>
          </table:table-cell>
          <table:table-cell table:style-name="ce6" table:formula="of:=ROUND((SUM([.$B29:.C29])/COUNT([.$B29:.C29]));0)" office:value-type="float" office:value="0" calcext:value-type="float">
            <text:p>0</text:p>
          </table:table-cell>
          <table:table-cell table:style-name="ce6" table:formula="of:=ROUND((SUM([.$B29:.D29])/COUNT([.$B29:.D29]));0)" office:value-type="float" office:value="0" calcext:value-type="float">
            <text:p>0</text:p>
          </table:table-cell>
          <table:table-cell table:style-name="ce6" table:formula="of:=ROUND((SUM([.$B29:.E29])/COUNT([.$B29:.E29]));0)" office:value-type="float" office:value="0" calcext:value-type="float">
            <text:p>0</text:p>
          </table:table-cell>
          <table:table-cell table:style-name="ce6" table:formula="of:=ROUND((SUM([.$B29:.F29])/COUNT([.$B29:.F29]));0)" office:value-type="float" office:value="0" calcext:value-type="float">
            <text:p>0</text:p>
          </table:table-cell>
          <table:table-cell table:style-name="ce6" table:formula="of:=ROUND((SUM([.$B29:.G29])/COUNT([.$B29:.G29]));0)" office:value-type="float" office:value="0" calcext:value-type="float">
            <text:p>0</text:p>
          </table:table-cell>
          <table:table-cell table:style-name="ce6" table:formula="of:=ROUND((SUM([.$B29:.H29])/COUNT([.$B29:.H29]));0)" office:value-type="float" office:value="0" calcext:value-type="float">
            <text:p>0</text:p>
          </table:table-cell>
          <table:table-cell table:style-name="ce6" table:formula="of:=ROUND((SUM([.$B29:.I29])/COUNT([.$B29:.I29]));0)" office:value-type="float" office:value="0" calcext:value-type="float">
            <text:p>0</text:p>
          </table:table-cell>
          <table:table-cell table:style-name="ce6" table:formula="of:=ROUND((SUM([.$B29:.J29])/COUNT([.$B29:.J29]));0)" office:value-type="float" office:value="0" calcext:value-type="float">
            <text:p>0</text:p>
          </table:table-cell>
          <table:table-cell table:style-name="ce6" table:formula="of:=ROUND((SUM([.$B29:.K29])/COUNT([.$B29:.K29]));0)" office:value-type="float" office:value="0" calcext:value-type="float">
            <text:p>0</text:p>
          </table:table-cell>
          <table:table-cell table:style-name="ce6" table:formula="of:=ROUND((SUM([.$B29:.L29])/COUNT([.$B29:.L29]));0)" office:value-type="float" office:value="0" calcext:value-type="float">
            <text:p>0</text:p>
          </table:table-cell>
          <table:table-cell table:style-name="ce6" table:formula="of:=ROUND((SUM([.$B29:.M29])/COUNT([.$B29:.M29]));0)" office:value-type="float" office:value="0" calcext:value-type="float">
            <text:p>0</text:p>
          </table:table-cell>
          <table:table-cell table:style-name="ce6" table:formula="of:=ROUND((SUM([.$B29:.N29])/COUNT([.$B29:.N29]));0)" office:value-type="float" office:value="0" calcext:value-type="float">
            <text:p>0</text:p>
          </table:table-cell>
          <table:table-cell table:style-name="ce6" table:formula="of:=ROUND((SUM([.$B29:.O29])/COUNT([.$B29:.O29]));0)" office:value-type="float" office:value="0" calcext:value-type="float">
            <text:p>0</text:p>
          </table:table-cell>
          <table:table-cell table:style-name="ce6" table:formula="of:=ROUND((SUM([.$B29:.P29])/COUNT([.$B29:.P29]));0)" office:value-type="float" office:value="0" calcext:value-type="float">
            <text:p>0</text:p>
          </table:table-cell>
          <table:table-cell table:style-name="ce6" table:formula="of:=ROUND((SUM([.$B29:.Q29])/COUNT([.$B29:.Q29]));0)" office:value-type="float" office:value="0" calcext:value-type="float">
            <text:p>0</text:p>
          </table:table-cell>
          <table:table-cell table:style-name="ce6" table:formula="of:=ROUND((SUM([.$B29:.R29])/COUNT([.$B29:.R29]));0)" office:value-type="float" office:value="0" calcext:value-type="float">
            <text:p>0</text:p>
          </table:table-cell>
          <table:table-cell table:style-name="ce6" table:formula="of:=ROUND((SUM([.$B29:.S29])/COUNT([.$B29:.S29]));0)" office:value-type="float" office:value="0" calcext:value-type="float">
            <text:p>0</text:p>
          </table:table-cell>
          <table:table-cell table:style-name="ce6" table:formula="of:=ROUND((SUM([.$B29:.T29])/COUNT([.$B29:.T29]));0)" office:value-type="float" office:value="0" calcext:value-type="float">
            <text:p>0</text:p>
          </table:table-cell>
          <table:table-cell table:style-name="ce6" table:formula="of:=ROUND((SUM([.$B29:.U29])/COUNT([.$B29:.U29]));0)" office:value-type="float" office:value="0" calcext:value-type="float">
            <text:p>0</text:p>
          </table:table-cell>
          <table:table-cell table:style-name="ce6" table:formula="of:=ROUND((SUM([.$B29:.V29])/COUNT([.$B29:.V29]));0)" office:value-type="float" office:value="0" calcext:value-type="float">
            <text:p>0</text:p>
          </table:table-cell>
          <table:table-cell table:style-name="ce6" table:formula="of:=ROUND((SUM([.$B29:.W29])/COUNT([.$B29:.W29]));0)" office:value-type="float" office:value="0" calcext:value-type="float">
            <text:p>0</text:p>
          </table:table-cell>
          <table:table-cell table:style-name="ce6" table:formula="of:=ROUND((SUM([.$B29:.X29])/COUNT([.$B29:.X29]));0)" office:value-type="float" office:value="0" calcext:value-type="float">
            <text:p>0</text:p>
          </table:table-cell>
          <table:table-cell table:style-name="ce6" table:formula="of:=ROUND((SUM([.$B29:.Y29])/COUNT([.$B29:.Y29]));0)" office:value-type="float" office:value="0" calcext:value-type="float">
            <text:p>0</text:p>
          </table:table-cell>
          <table:table-cell table:style-name="ce6" table:formula="of:=ROUND((SUM([.$B29:.Z29])/COUNT([.$B29:.Z29]));0)" office:value-type="float" office:value="0" calcext:value-type="float">
            <text:p>0</text:p>
          </table:table-cell>
          <table:table-cell table:style-name="ce6" table:formula="of:=ROUND((SUM([.$B29:.AA29])/COUNT([.$B29:.AA29]));0)" office:value-type="float" office:value="0" calcext:value-type="float">
            <text:p>0</text:p>
          </table:table-cell>
          <table:table-cell table:style-name="ce6" table:formula="of:=ROUND((SUM([.$B29:.AB29])/COUNT([.$B29:.AB29]));0)" office:value-type="float" office:value="0" calcext:value-type="float">
            <text:p>0</text:p>
          </table:table-cell>
          <table:table-cell table:style-name="ce6" table:formula="of:=ROUND((SUM([.$B29:.AC29])/COUNT([.$B29:.AC29]));0)" office:value-type="float" office:value="0" calcext:value-type="float">
            <text:p>0</text:p>
          </table:table-cell>
          <table:table-cell table:style-name="ce6" table:formula="of:=ROUND((SUM([.$B29:.AD29])/COUNT([.$B29:.AD29]));0)" office:value-type="float" office:value="0" calcext:value-type="float">
            <text:p>0</text:p>
          </table:table-cell>
          <table:table-cell table:style-name="ce6" table:formula="of:=ROUND((SUM([.$B29:.AE29])/COUNT([.$B29:.AE29]));0)" office:value-type="float" office:value="0" calcext:value-type="float">
            <text:p>0</text:p>
          </table:table-cell>
          <table:table-cell table:style-name="ce6" table:formula="of:=ROUND((SUM([.$B29:.AF29])/COUNT([.$B29:.AF29]));0)" office:value-type="float" office:value="0" calcext:value-type="float">
            <text:p>0</text:p>
          </table:table-cell>
          <table:table-cell table:style-name="ce6" table:formula="of:=ROUND((SUM([.$B29:.AG29])/COUNT([.$B29:.AG29]));0)" office:value-type="float" office:value="0" calcext:value-type="float">
            <text:p>0</text:p>
          </table:table-cell>
          <table:table-cell table:style-name="ce6" table:formula="of:=ROUND((SUM([.$B29:.AH29])/COUNT([.$B29:.AH29]));0)" office:value-type="float" office:value="0" calcext:value-type="float">
            <text:p>0</text:p>
          </table:table-cell>
          <table:table-cell table:style-name="ce6" table:formula="of:=ROUND((SUM([.$B29:.AI29])/COUNT([.$B29:.AI29]));0)" office:value-type="float" office:value="0" calcext:value-type="float">
            <text:p>0</text:p>
          </table:table-cell>
          <table:table-cell table:style-name="ce6" table:formula="of:=ROUND((SUM([.$B29:.AJ29])/COUNT([.$B29:.AJ29]));0)" office:value-type="float" office:value="0" calcext:value-type="float">
            <text:p>0</text:p>
          </table:table-cell>
          <table:table-cell table:style-name="ce6" table:formula="of:=ROUND((SUM([.$B29:.AK29])/COUNT([.$B29:.AK29]));0)" office:value-type="float" office:value="0" calcext:value-type="float">
            <text:p>0</text:p>
          </table:table-cell>
          <table:table-cell table:style-name="ce6" table:formula="of:=ROUND((SUM([.$B29:.AL29])/COUNT([.$B29:.AL29]));0)" office:value-type="float" office:value="0" calcext:value-type="float">
            <text:p>0</text:p>
          </table:table-cell>
          <table:table-cell table:style-name="ce6" table:formula="of:=ROUND((SUM([.$B29:.AM29])/COUNT([.$B29:.AM29]));0)" office:value-type="float" office:value="0" calcext:value-type="float">
            <text:p>0</text:p>
          </table:table-cell>
          <table:table-cell table:style-name="ce6" table:formula="of:=ROUND((SUM([.$B29:.AN29])/COUNT([.$B29:.AN29]));0)" office:value-type="float" office:value="0" calcext:value-type="float">
            <text:p>0</text:p>
          </table:table-cell>
          <table:table-cell table:style-name="ce6" table:formula="of:=ROUND((SUM([.$B29:.AO29])/COUNT([.$B29:.AO29]));0)" office:value-type="float" office:value="0" calcext:value-type="float">
            <text:p>0</text:p>
          </table:table-cell>
          <table:table-cell table:style-name="ce6" table:formula="of:=ROUND((SUM([.$B29:.AP29])/COUNT([.$B29:.AP29]));0)" office:value-type="float" office:value="0" calcext:value-type="float">
            <text:p>0</text:p>
          </table:table-cell>
          <table:table-cell table:style-name="ce6" table:formula="of:=ROUND((SUM([.$B29:.AQ29])/COUNT([.$B29:.AQ29]));0)" office:value-type="float" office:value="0" calcext:value-type="float">
            <text:p>0</text:p>
          </table:table-cell>
          <table:table-cell table:style-name="ce6" table:formula="of:=ROUND((SUM([.$B29:.AR29])/COUNT([.$B29:.AR29]));0)" office:value-type="float" office:value="0" calcext:value-type="float">
            <text:p>0</text:p>
          </table:table-cell>
          <table:table-cell table:style-name="ce6" table:formula="of:=ROUND((SUM([.$B29:.AS29])/COUNT([.$B29:.AS29]));0)" office:value-type="float" office:value="0" calcext:value-type="float">
            <text:p>0</text:p>
          </table:table-cell>
          <table:table-cell table:style-name="ce6" table:formula="of:=ROUND((SUM([.$B29:.AT29])/COUNT([.$B29:.AT29]));0)" office:value-type="float" office:value="0" calcext:value-type="float">
            <text:p>0</text:p>
          </table:table-cell>
          <table:table-cell table:style-name="ce6" table:formula="of:=ROUND((SUM([.$B29:.AU29])/COUNT([.$B29:.AU29]));0)" office:value-type="float" office:value="0" calcext:value-type="float">
            <text:p>0</text:p>
          </table:table-cell>
          <table:table-cell table:style-name="ce6" table:formula="of:=ROUND((SUM([.$B29:.AV29])/COUNT([.$B29:.AV29]));0)" office:value-type="float" office:value="0" calcext:value-type="float">
            <text:p>0</text:p>
          </table:table-cell>
          <table:table-cell table:style-name="ce6" table:formula="of:=ROUND((SUM([.$B29:.AW29])/COUNT([.$B29:.AW29]));0)" office:value-type="float" office:value="0" calcext:value-type="float">
            <text:p>0</text:p>
          </table:table-cell>
          <table:table-cell table:style-name="ce6" table:formula="of:=ROUND((SUM([.$B29:.AX29])/COUNT([.$B29:.AX29]));0)" office:value-type="float" office:value="0" calcext:value-type="float">
            <text:p>0</text:p>
          </table:table-cell>
          <table:table-cell table:style-name="ce6" table:formula="of:=ROUND((SUM([.$B29:.AY29])/COUNT([.$B29:.AY29]));0)" office:value-type="float" office:value="0" calcext:value-type="float">
            <text:p>0</text:p>
          </table:table-cell>
          <table:table-cell table:style-name="ce6" table:formula="of:=ROUND((SUM([.$B29:.AZ29])/COUNT([.$B29:.AZ29]));0)" office:value-type="float" office:value="0" calcext:value-type="float">
            <text:p>0</text:p>
          </table:table-cell>
          <table:table-cell table:style-name="ce6" table:formula="of:=ROUND((SUM([.$B29:.BA29])/COUNT([.$B29:.BA29]));0)" office:value-type="float" office:value="0" calcext:value-type="float">
            <text:p>0</text:p>
          </table:table-cell>
          <table:table-cell table:style-name="ce6" table:formula="of:=ROUND((SUM([.$B29:.BB29])/COUNT([.$B29:.BB29]));0)" office:value-type="float" office:value="0" calcext:value-type="float">
            <text:p>0</text:p>
          </table:table-cell>
          <table:table-cell table:style-name="ce6" table:formula="of:=ROUND((SUM([.$B29:.BC29])/COUNT([.$B29:.BC29]));0)" office:value-type="float" office:value="0" calcext:value-type="float">
            <text:p>0</text:p>
          </table:table-cell>
          <table:table-cell table:style-name="ce6" table:formula="of:=ROUND((SUM([.$B29:.BD29])/COUNT([.$B29:.BD29]));0)" office:value-type="float" office:value="0" calcext:value-type="float">
            <text:p>0</text:p>
          </table:table-cell>
          <table:table-cell table:style-name="ce6" table:formula="of:=ROUND((SUM([.$B29:.BE29])/COUNT([.$B29:.BE29]));0)" office:value-type="float" office:value="0" calcext:value-type="float">
            <text:p>0</text:p>
          </table:table-cell>
          <table:table-cell table:style-name="ce6" table:formula="of:=ROUND((SUM([.$B29:.BF29])/COUNT([.$B29:.BF29]));0)" office:value-type="float" office:value="0" calcext:value-type="float">
            <text:p>0</text:p>
          </table:table-cell>
          <table:table-cell table:style-name="ce6" table:formula="of:=ROUND((SUM([.$B29:.BG29])/COUNT([.$B29:.BG29]));0)" office:value-type="float" office:value="0" calcext:value-type="float">
            <text:p>0</text:p>
          </table:table-cell>
          <table:table-cell table:style-name="ce6" table:formula="of:=ROUND((SUM([.$B29:.BH29])/COUNT([.$B29:.BH29]));0)" office:value-type="float" office:value="0" calcext:value-type="float">
            <text:p>0</text:p>
          </table:table-cell>
          <table:table-cell table:style-name="ce6" table:formula="of:=ROUND((SUM([.$B29:.BI29])/COUNT([.$B29:.BI29]));0)" office:value-type="float" office:value="0" calcext:value-type="float">
            <text:p>0</text:p>
          </table:table-cell>
          <table:table-cell table:style-name="ce6" table:formula="of:=ROUND((SUM([.$B29:.BJ29])/COUNT([.$B29:.BJ29]));0)" office:value-type="float" office:value="0" calcext:value-type="float">
            <text:p>0</text:p>
          </table:table-cell>
          <table:table-cell table:style-name="ce6" table:formula="of:=ROUND((SUM([.$B29:.BK29])/COUNT([.$B29:.BK29]));0)" office:value-type="float" office:value="0" calcext:value-type="float">
            <text:p>0</text:p>
          </table:table-cell>
          <table:table-cell table:style-name="ce6" table:formula="of:=ROUND((SUM([.$B29:.BL29])/COUNT([.$B29:.BL29]));0)" office:value-type="float" office:value="0" calcext:value-type="float">
            <text:p>0</text:p>
          </table:table-cell>
          <table:table-cell table:style-name="ce6" table:formula="of:=ROUND((SUM([.$B29:.BM29])/COUNT([.$B29:.BM29]));0)" office:value-type="float" office:value="0" calcext:value-type="float">
            <text:p>0</text:p>
          </table:table-cell>
          <table:table-cell table:style-name="ce6" table:formula="of:=ROUND((SUM([.$B29:.BN29])/COUNT([.$B29:.BN29]));0)" office:value-type="float" office:value="0" calcext:value-type="float">
            <text:p>0</text:p>
          </table:table-cell>
          <table:table-cell table:style-name="ce6" table:formula="of:=ROUND((SUM([.$B29:.BO29])/COUNT([.$B29:.BO29]));0)" office:value-type="float" office:value="0" calcext:value-type="float">
            <text:p>0</text:p>
          </table:table-cell>
          <table:table-cell table:style-name="ce6" table:formula="of:=ROUND((SUM([.$B29:.BP29])/COUNT([.$B29:.BP29]));0)" office:value-type="float" office:value="0" calcext:value-type="float">
            <text:p>0</text:p>
          </table:table-cell>
          <table:table-cell table:style-name="ce6" table:formula="of:=ROUND((SUM([.$B29:.BQ29])/COUNT([.$B29:.BQ29]));0)" office:value-type="float" office:value="0" calcext:value-type="float">
            <text:p>0</text:p>
          </table:table-cell>
          <table:table-cell table:style-name="ce6" table:formula="of:=ROUND((SUM([.$B29:.BR29])/COUNT([.$B29:.BR29]));0)" office:value-type="float" office:value="0" calcext:value-type="float">
            <text:p>0</text:p>
          </table:table-cell>
          <table:table-cell table:style-name="ce6" table:formula="of:=ROUND((SUM([.$B29:.BS29])/COUNT([.$B29:.BS29]));0)" office:value-type="float" office:value="0" calcext:value-type="float">
            <text:p>0</text:p>
          </table:table-cell>
          <table:table-cell table:style-name="ce6" table:formula="of:=ROUND((SUM([.$B29:.BT29])/COUNT([.$B29:.BT29]));0)" office:value-type="float" office:value="0" calcext:value-type="float">
            <text:p>0</text:p>
          </table:table-cell>
          <table:table-cell table:style-name="ce6" table:formula="of:=ROUND((SUM([.$B29:.BU29])/COUNT([.$B29:.BU29]));0)" office:value-type="float" office:value="0" calcext:value-type="float">
            <text:p>0</text:p>
          </table:table-cell>
          <table:table-cell table:style-name="ce6" table:formula="of:=ROUND((SUM([.$B29:.BV29])/COUNT([.$B29:.BV29]));0)" office:value-type="float" office:value="0" calcext:value-type="float">
            <text:p>0</text:p>
          </table:table-cell>
          <table:table-cell table:style-name="ce6" table:formula="of:=ROUND((SUM([.$B29:.BW29])/COUNT([.$B29:.BW29]));0)" office:value-type="float" office:value="0" calcext:value-type="float">
            <text:p>0</text:p>
          </table:table-cell>
          <table:table-cell table:style-name="ce6" table:formula="of:=ROUND((SUM([.$B29:.BX29])/COUNT([.$B29:.BX29]));0)" office:value-type="float" office:value="0" calcext:value-type="float">
            <text:p>0</text:p>
          </table:table-cell>
          <table:table-cell table:style-name="ce6" table:formula="of:=ROUND((SUM([.$B29:.BY29])/COUNT([.$B29:.BY29]));0)" office:value-type="float" office:value="0" calcext:value-type="float">
            <text:p>0</text:p>
          </table:table-cell>
          <table:table-cell table:style-name="ce6" table:formula="of:=ROUND((SUM([.$B29:.BZ29])/COUNT([.$B29:.BZ29]));0)" office:value-type="float" office:value="0" calcext:value-type="float">
            <text:p>0</text:p>
          </table:table-cell>
          <table:table-cell table:style-name="ce6" table:formula="of:=ROUND((SUM([.$B29:.CA29])/COUNT([.$B29:.CA29]));0)" office:value-type="float" office:value="0" calcext:value-type="float">
            <text:p>0</text:p>
          </table:table-cell>
          <table:table-cell table:style-name="ce6" table:formula="of:=ROUND((SUM([.$B29:.CB29])/COUNT([.$B29:.CB29]));0)" office:value-type="float" office:value="0" calcext:value-type="float">
            <text:p>0</text:p>
          </table:table-cell>
          <table:table-cell table:style-name="ce6" table:formula="of:=ROUND((SUM([.$B29:.CC29])/COUNT([.$B29:.CC29]));0)" office:value-type="float" office:value="0" calcext:value-type="float">
            <text:p>0</text:p>
          </table:table-cell>
          <table:table-cell table:style-name="ce6" table:formula="of:=ROUND((SUM([.$B29:.CD29])/COUNT([.$B29:.CD29]));0)" office:value-type="float" office:value="0" calcext:value-type="float">
            <text:p>0</text:p>
          </table:table-cell>
          <table:table-cell table:style-name="ce6" table:formula="of:=ROUND((SUM([.$B29:.CE29])/COUNT([.$B29:.CE29]));0)" office:value-type="float" office:value="0" calcext:value-type="float">
            <text:p>0</text:p>
          </table:table-cell>
          <table:table-cell table:style-name="ce6" table:formula="of:=ROUND((SUM([.$B29:.CF29])/COUNT([.$B29:.CF29]));0)" office:value-type="float" office:value="0" calcext:value-type="float">
            <text:p>0</text:p>
          </table:table-cell>
          <table:table-cell table:style-name="ce6" table:formula="of:=ROUND((SUM([.$B29:.CG29])/COUNT([.$B29:.CG29]));0)" office:value-type="float" office:value="0" calcext:value-type="float">
            <text:p>0</text:p>
          </table:table-cell>
          <table:table-cell table:style-name="ce6" table:formula="of:=ROUND((SUM([.$B29:.CH29])/COUNT([.$B29:.CH29]));0)" office:value-type="float" office:value="0" calcext:value-type="float">
            <text:p>0</text:p>
          </table:table-cell>
          <table:table-cell table:style-name="ce6" table:formula="of:=ROUND((SUM([.$B29:.CI29])/COUNT([.$B29:.CI29]));0)" office:value-type="float" office:value="0" calcext:value-type="float">
            <text:p>0</text:p>
          </table:table-cell>
          <table:table-cell table:style-name="ce6" table:formula="of:=ROUND((SUM([.$B29:.CJ29])/COUNT([.$B29:.CJ29]));0)" office:value-type="float" office:value="0" calcext:value-type="float">
            <text:p>0</text:p>
          </table:table-cell>
          <table:table-cell table:style-name="ce6" table:formula="of:=ROUND((SUM([.$B29:.CK29])/COUNT([.$B29:.CK29]));0)" office:value-type="float" office:value="0" calcext:value-type="float">
            <text:p>0</text:p>
          </table:table-cell>
          <table:table-cell table:number-columns-repeated="100"/>
        </table:table-row>
        <table:table-row table:style-name="ro2">
          <table:table-cell table:number-columns-repeated="298" office:value-type="float" office:value="0" calcext:value-type="float">
            <text:p>0</text:p>
          </table:table-cell>
          <table:table-cell table:style-name="ce6" table:formula="of:=ROUND((SUM([.$B30:.B30])/COUNT([.$B30:.B30]));0)" office:value-type="float" office:value="0" calcext:value-type="float">
            <text:p>0</text:p>
          </table:table-cell>
          <table:table-cell table:style-name="ce6" table:formula="of:=ROUND((SUM([.$B30:.C30])/COUNT([.$B30:.C30]));0)" office:value-type="float" office:value="0" calcext:value-type="float">
            <text:p>0</text:p>
          </table:table-cell>
          <table:table-cell table:style-name="ce6" table:formula="of:=ROUND((SUM([.$B30:.D30])/COUNT([.$B30:.D30]));0)" office:value-type="float" office:value="0" calcext:value-type="float">
            <text:p>0</text:p>
          </table:table-cell>
          <table:table-cell table:style-name="ce6" table:formula="of:=ROUND((SUM([.$B30:.E30])/COUNT([.$B30:.E30]));0)" office:value-type="float" office:value="0" calcext:value-type="float">
            <text:p>0</text:p>
          </table:table-cell>
          <table:table-cell table:style-name="ce6" table:formula="of:=ROUND((SUM([.$B30:.F30])/COUNT([.$B30:.F30]));0)" office:value-type="float" office:value="0" calcext:value-type="float">
            <text:p>0</text:p>
          </table:table-cell>
          <table:table-cell table:style-name="ce6" table:formula="of:=ROUND((SUM([.$B30:.G30])/COUNT([.$B30:.G30]));0)" office:value-type="float" office:value="0" calcext:value-type="float">
            <text:p>0</text:p>
          </table:table-cell>
          <table:table-cell table:style-name="ce6" table:formula="of:=ROUND((SUM([.$B30:.H30])/COUNT([.$B30:.H30]));0)" office:value-type="float" office:value="0" calcext:value-type="float">
            <text:p>0</text:p>
          </table:table-cell>
          <table:table-cell table:style-name="ce6" table:formula="of:=ROUND((SUM([.$B30:.I30])/COUNT([.$B30:.I30]));0)" office:value-type="float" office:value="0" calcext:value-type="float">
            <text:p>0</text:p>
          </table:table-cell>
          <table:table-cell table:style-name="ce6" table:formula="of:=ROUND((SUM([.$B30:.J30])/COUNT([.$B30:.J30]));0)" office:value-type="float" office:value="0" calcext:value-type="float">
            <text:p>0</text:p>
          </table:table-cell>
          <table:table-cell table:style-name="ce6" table:formula="of:=ROUND((SUM([.$B30:.K30])/COUNT([.$B30:.K30]));0)" office:value-type="float" office:value="0" calcext:value-type="float">
            <text:p>0</text:p>
          </table:table-cell>
          <table:table-cell table:style-name="ce6" table:formula="of:=ROUND((SUM([.$B30:.L30])/COUNT([.$B30:.L30]));0)" office:value-type="float" office:value="0" calcext:value-type="float">
            <text:p>0</text:p>
          </table:table-cell>
          <table:table-cell table:style-name="ce6" table:formula="of:=ROUND((SUM([.$B30:.M30])/COUNT([.$B30:.M30]));0)" office:value-type="float" office:value="0" calcext:value-type="float">
            <text:p>0</text:p>
          </table:table-cell>
          <table:table-cell table:style-name="ce6" table:formula="of:=ROUND((SUM([.$B30:.N30])/COUNT([.$B30:.N30]));0)" office:value-type="float" office:value="0" calcext:value-type="float">
            <text:p>0</text:p>
          </table:table-cell>
          <table:table-cell table:style-name="ce6" table:formula="of:=ROUND((SUM([.$B30:.O30])/COUNT([.$B30:.O30]));0)" office:value-type="float" office:value="0" calcext:value-type="float">
            <text:p>0</text:p>
          </table:table-cell>
          <table:table-cell table:style-name="ce6" table:formula="of:=ROUND((SUM([.$B30:.P30])/COUNT([.$B30:.P30]));0)" office:value-type="float" office:value="0" calcext:value-type="float">
            <text:p>0</text:p>
          </table:table-cell>
          <table:table-cell table:style-name="ce6" table:formula="of:=ROUND((SUM([.$B30:.Q30])/COUNT([.$B30:.Q30]));0)" office:value-type="float" office:value="0" calcext:value-type="float">
            <text:p>0</text:p>
          </table:table-cell>
          <table:table-cell table:style-name="ce6" table:formula="of:=ROUND((SUM([.$B30:.R30])/COUNT([.$B30:.R30]));0)" office:value-type="float" office:value="0" calcext:value-type="float">
            <text:p>0</text:p>
          </table:table-cell>
          <table:table-cell table:style-name="ce6" table:formula="of:=ROUND((SUM([.$B30:.S30])/COUNT([.$B30:.S30]));0)" office:value-type="float" office:value="0" calcext:value-type="float">
            <text:p>0</text:p>
          </table:table-cell>
          <table:table-cell table:style-name="ce6" table:formula="of:=ROUND((SUM([.$B30:.T30])/COUNT([.$B30:.T30]));0)" office:value-type="float" office:value="0" calcext:value-type="float">
            <text:p>0</text:p>
          </table:table-cell>
          <table:table-cell table:style-name="ce6" table:formula="of:=ROUND((SUM([.$B30:.U30])/COUNT([.$B30:.U30]));0)" office:value-type="float" office:value="0" calcext:value-type="float">
            <text:p>0</text:p>
          </table:table-cell>
          <table:table-cell table:style-name="ce6" table:formula="of:=ROUND((SUM([.$B30:.V30])/COUNT([.$B30:.V30]));0)" office:value-type="float" office:value="0" calcext:value-type="float">
            <text:p>0</text:p>
          </table:table-cell>
          <table:table-cell table:style-name="ce6" table:formula="of:=ROUND((SUM([.$B30:.W30])/COUNT([.$B30:.W30]));0)" office:value-type="float" office:value="0" calcext:value-type="float">
            <text:p>0</text:p>
          </table:table-cell>
          <table:table-cell table:style-name="ce6" table:formula="of:=ROUND((SUM([.$B30:.X30])/COUNT([.$B30:.X30]));0)" office:value-type="float" office:value="0" calcext:value-type="float">
            <text:p>0</text:p>
          </table:table-cell>
          <table:table-cell table:style-name="ce6" table:formula="of:=ROUND((SUM([.$B30:.Y30])/COUNT([.$B30:.Y30]));0)" office:value-type="float" office:value="0" calcext:value-type="float">
            <text:p>0</text:p>
          </table:table-cell>
          <table:table-cell table:style-name="ce6" table:formula="of:=ROUND((SUM([.$B30:.Z30])/COUNT([.$B30:.Z30]));0)" office:value-type="float" office:value="0" calcext:value-type="float">
            <text:p>0</text:p>
          </table:table-cell>
          <table:table-cell table:style-name="ce6" table:formula="of:=ROUND((SUM([.$B30:.AA30])/COUNT([.$B30:.AA30]));0)" office:value-type="float" office:value="0" calcext:value-type="float">
            <text:p>0</text:p>
          </table:table-cell>
          <table:table-cell table:style-name="ce6" table:formula="of:=ROUND((SUM([.$B30:.AB30])/COUNT([.$B30:.AB30]));0)" office:value-type="float" office:value="0" calcext:value-type="float">
            <text:p>0</text:p>
          </table:table-cell>
          <table:table-cell table:style-name="ce6" table:formula="of:=ROUND((SUM([.$B30:.AC30])/COUNT([.$B30:.AC30]));0)" office:value-type="float" office:value="0" calcext:value-type="float">
            <text:p>0</text:p>
          </table:table-cell>
          <table:table-cell table:style-name="ce6" table:formula="of:=ROUND((SUM([.$B30:.AD30])/COUNT([.$B30:.AD30]));0)" office:value-type="float" office:value="0" calcext:value-type="float">
            <text:p>0</text:p>
          </table:table-cell>
          <table:table-cell table:style-name="ce6" table:formula="of:=ROUND((SUM([.$B30:.AE30])/COUNT([.$B30:.AE30]));0)" office:value-type="float" office:value="0" calcext:value-type="float">
            <text:p>0</text:p>
          </table:table-cell>
          <table:table-cell table:style-name="ce6" table:formula="of:=ROUND((SUM([.$B30:.AF30])/COUNT([.$B30:.AF30]));0)" office:value-type="float" office:value="0" calcext:value-type="float">
            <text:p>0</text:p>
          </table:table-cell>
          <table:table-cell table:style-name="ce6" table:formula="of:=ROUND((SUM([.$B30:.AG30])/COUNT([.$B30:.AG30]));0)" office:value-type="float" office:value="0" calcext:value-type="float">
            <text:p>0</text:p>
          </table:table-cell>
          <table:table-cell table:style-name="ce6" table:formula="of:=ROUND((SUM([.$B30:.AH30])/COUNT([.$B30:.AH30]));0)" office:value-type="float" office:value="0" calcext:value-type="float">
            <text:p>0</text:p>
          </table:table-cell>
          <table:table-cell table:style-name="ce6" table:formula="of:=ROUND((SUM([.$B30:.AI30])/COUNT([.$B30:.AI30]));0)" office:value-type="float" office:value="0" calcext:value-type="float">
            <text:p>0</text:p>
          </table:table-cell>
          <table:table-cell table:style-name="ce6" table:formula="of:=ROUND((SUM([.$B30:.AJ30])/COUNT([.$B30:.AJ30]));0)" office:value-type="float" office:value="0" calcext:value-type="float">
            <text:p>0</text:p>
          </table:table-cell>
          <table:table-cell table:style-name="ce6" table:formula="of:=ROUND((SUM([.$B30:.AK30])/COUNT([.$B30:.AK30]));0)" office:value-type="float" office:value="0" calcext:value-type="float">
            <text:p>0</text:p>
          </table:table-cell>
          <table:table-cell table:style-name="ce6" table:formula="of:=ROUND((SUM([.$B30:.AL30])/COUNT([.$B30:.AL30]));0)" office:value-type="float" office:value="0" calcext:value-type="float">
            <text:p>0</text:p>
          </table:table-cell>
          <table:table-cell table:style-name="ce6" table:formula="of:=ROUND((SUM([.$B30:.AM30])/COUNT([.$B30:.AM30]));0)" office:value-type="float" office:value="0" calcext:value-type="float">
            <text:p>0</text:p>
          </table:table-cell>
          <table:table-cell table:style-name="ce6" table:formula="of:=ROUND((SUM([.$B30:.AN30])/COUNT([.$B30:.AN30]));0)" office:value-type="float" office:value="0" calcext:value-type="float">
            <text:p>0</text:p>
          </table:table-cell>
          <table:table-cell table:style-name="ce6" table:formula="of:=ROUND((SUM([.$B30:.AO30])/COUNT([.$B30:.AO30]));0)" office:value-type="float" office:value="0" calcext:value-type="float">
            <text:p>0</text:p>
          </table:table-cell>
          <table:table-cell table:style-name="ce6" table:formula="of:=ROUND((SUM([.$B30:.AP30])/COUNT([.$B30:.AP30]));0)" office:value-type="float" office:value="0" calcext:value-type="float">
            <text:p>0</text:p>
          </table:table-cell>
          <table:table-cell table:style-name="ce6" table:formula="of:=ROUND((SUM([.$B30:.AQ30])/COUNT([.$B30:.AQ30]));0)" office:value-type="float" office:value="0" calcext:value-type="float">
            <text:p>0</text:p>
          </table:table-cell>
          <table:table-cell table:style-name="ce6" table:formula="of:=ROUND((SUM([.$B30:.AR30])/COUNT([.$B30:.AR30]));0)" office:value-type="float" office:value="0" calcext:value-type="float">
            <text:p>0</text:p>
          </table:table-cell>
          <table:table-cell table:style-name="ce6" table:formula="of:=ROUND((SUM([.$B30:.AS30])/COUNT([.$B30:.AS30]));0)" office:value-type="float" office:value="0" calcext:value-type="float">
            <text:p>0</text:p>
          </table:table-cell>
          <table:table-cell table:style-name="ce6" table:formula="of:=ROUND((SUM([.$B30:.AT30])/COUNT([.$B30:.AT30]));0)" office:value-type="float" office:value="0" calcext:value-type="float">
            <text:p>0</text:p>
          </table:table-cell>
          <table:table-cell table:style-name="ce6" table:formula="of:=ROUND((SUM([.$B30:.AU30])/COUNT([.$B30:.AU30]));0)" office:value-type="float" office:value="0" calcext:value-type="float">
            <text:p>0</text:p>
          </table:table-cell>
          <table:table-cell table:style-name="ce6" table:formula="of:=ROUND((SUM([.$B30:.AV30])/COUNT([.$B30:.AV30]));0)" office:value-type="float" office:value="0" calcext:value-type="float">
            <text:p>0</text:p>
          </table:table-cell>
          <table:table-cell table:style-name="ce6" table:formula="of:=ROUND((SUM([.$B30:.AW30])/COUNT([.$B30:.AW30]));0)" office:value-type="float" office:value="0" calcext:value-type="float">
            <text:p>0</text:p>
          </table:table-cell>
          <table:table-cell table:style-name="ce6" table:formula="of:=ROUND((SUM([.$B30:.AX30])/COUNT([.$B30:.AX30]));0)" office:value-type="float" office:value="0" calcext:value-type="float">
            <text:p>0</text:p>
          </table:table-cell>
          <table:table-cell table:style-name="ce6" table:formula="of:=ROUND((SUM([.$B30:.AY30])/COUNT([.$B30:.AY30]));0)" office:value-type="float" office:value="0" calcext:value-type="float">
            <text:p>0</text:p>
          </table:table-cell>
          <table:table-cell table:style-name="ce6" table:formula="of:=ROUND((SUM([.$B30:.AZ30])/COUNT([.$B30:.AZ30]));0)" office:value-type="float" office:value="0" calcext:value-type="float">
            <text:p>0</text:p>
          </table:table-cell>
          <table:table-cell table:style-name="ce6" table:formula="of:=ROUND((SUM([.$B30:.BA30])/COUNT([.$B30:.BA30]));0)" office:value-type="float" office:value="0" calcext:value-type="float">
            <text:p>0</text:p>
          </table:table-cell>
          <table:table-cell table:style-name="ce6" table:formula="of:=ROUND((SUM([.$B30:.BB30])/COUNT([.$B30:.BB30]));0)" office:value-type="float" office:value="0" calcext:value-type="float">
            <text:p>0</text:p>
          </table:table-cell>
          <table:table-cell table:style-name="ce6" table:formula="of:=ROUND((SUM([.$B30:.BC30])/COUNT([.$B30:.BC30]));0)" office:value-type="float" office:value="0" calcext:value-type="float">
            <text:p>0</text:p>
          </table:table-cell>
          <table:table-cell table:style-name="ce6" table:formula="of:=ROUND((SUM([.$B30:.BD30])/COUNT([.$B30:.BD30]));0)" office:value-type="float" office:value="0" calcext:value-type="float">
            <text:p>0</text:p>
          </table:table-cell>
          <table:table-cell table:style-name="ce6" table:formula="of:=ROUND((SUM([.$B30:.BE30])/COUNT([.$B30:.BE30]));0)" office:value-type="float" office:value="0" calcext:value-type="float">
            <text:p>0</text:p>
          </table:table-cell>
          <table:table-cell table:style-name="ce6" table:formula="of:=ROUND((SUM([.$B30:.BF30])/COUNT([.$B30:.BF30]));0)" office:value-type="float" office:value="0" calcext:value-type="float">
            <text:p>0</text:p>
          </table:table-cell>
          <table:table-cell table:style-name="ce6" table:formula="of:=ROUND((SUM([.$B30:.BG30])/COUNT([.$B30:.BG30]));0)" office:value-type="float" office:value="0" calcext:value-type="float">
            <text:p>0</text:p>
          </table:table-cell>
          <table:table-cell table:style-name="ce6" table:formula="of:=ROUND((SUM([.$B30:.BH30])/COUNT([.$B30:.BH30]));0)" office:value-type="float" office:value="0" calcext:value-type="float">
            <text:p>0</text:p>
          </table:table-cell>
          <table:table-cell table:style-name="ce6" table:formula="of:=ROUND((SUM([.$B30:.BI30])/COUNT([.$B30:.BI30]));0)" office:value-type="float" office:value="0" calcext:value-type="float">
            <text:p>0</text:p>
          </table:table-cell>
          <table:table-cell table:style-name="ce6" table:formula="of:=ROUND((SUM([.$B30:.BJ30])/COUNT([.$B30:.BJ30]));0)" office:value-type="float" office:value="0" calcext:value-type="float">
            <text:p>0</text:p>
          </table:table-cell>
          <table:table-cell table:style-name="ce6" table:formula="of:=ROUND((SUM([.$B30:.BK30])/COUNT([.$B30:.BK30]));0)" office:value-type="float" office:value="0" calcext:value-type="float">
            <text:p>0</text:p>
          </table:table-cell>
          <table:table-cell table:style-name="ce6" table:formula="of:=ROUND((SUM([.$B30:.BL30])/COUNT([.$B30:.BL30]));0)" office:value-type="float" office:value="0" calcext:value-type="float">
            <text:p>0</text:p>
          </table:table-cell>
          <table:table-cell table:style-name="ce6" table:formula="of:=ROUND((SUM([.$B30:.BM30])/COUNT([.$B30:.BM30]));0)" office:value-type="float" office:value="0" calcext:value-type="float">
            <text:p>0</text:p>
          </table:table-cell>
          <table:table-cell table:style-name="ce6" table:formula="of:=ROUND((SUM([.$B30:.BN30])/COUNT([.$B30:.BN30]));0)" office:value-type="float" office:value="0" calcext:value-type="float">
            <text:p>0</text:p>
          </table:table-cell>
          <table:table-cell table:style-name="ce6" table:formula="of:=ROUND((SUM([.$B30:.BO30])/COUNT([.$B30:.BO30]));0)" office:value-type="float" office:value="0" calcext:value-type="float">
            <text:p>0</text:p>
          </table:table-cell>
          <table:table-cell table:style-name="ce6" table:formula="of:=ROUND((SUM([.$B30:.BP30])/COUNT([.$B30:.BP30]));0)" office:value-type="float" office:value="0" calcext:value-type="float">
            <text:p>0</text:p>
          </table:table-cell>
          <table:table-cell table:style-name="ce6" table:formula="of:=ROUND((SUM([.$B30:.BQ30])/COUNT([.$B30:.BQ30]));0)" office:value-type="float" office:value="0" calcext:value-type="float">
            <text:p>0</text:p>
          </table:table-cell>
          <table:table-cell table:style-name="ce6" table:formula="of:=ROUND((SUM([.$B30:.BR30])/COUNT([.$B30:.BR30]));0)" office:value-type="float" office:value="0" calcext:value-type="float">
            <text:p>0</text:p>
          </table:table-cell>
          <table:table-cell table:style-name="ce6" table:formula="of:=ROUND((SUM([.$B30:.BS30])/COUNT([.$B30:.BS30]));0)" office:value-type="float" office:value="0" calcext:value-type="float">
            <text:p>0</text:p>
          </table:table-cell>
          <table:table-cell table:style-name="ce6" table:formula="of:=ROUND((SUM([.$B30:.BT30])/COUNT([.$B30:.BT30]));0)" office:value-type="float" office:value="0" calcext:value-type="float">
            <text:p>0</text:p>
          </table:table-cell>
          <table:table-cell table:style-name="ce6" table:formula="of:=ROUND((SUM([.$B30:.BU30])/COUNT([.$B30:.BU30]));0)" office:value-type="float" office:value="0" calcext:value-type="float">
            <text:p>0</text:p>
          </table:table-cell>
          <table:table-cell table:style-name="ce6" table:formula="of:=ROUND((SUM([.$B30:.BV30])/COUNT([.$B30:.BV30]));0)" office:value-type="float" office:value="0" calcext:value-type="float">
            <text:p>0</text:p>
          </table:table-cell>
          <table:table-cell table:style-name="ce6" table:formula="of:=ROUND((SUM([.$B30:.BW30])/COUNT([.$B30:.BW30]));0)" office:value-type="float" office:value="0" calcext:value-type="float">
            <text:p>0</text:p>
          </table:table-cell>
          <table:table-cell table:style-name="ce6" table:formula="of:=ROUND((SUM([.$B30:.BX30])/COUNT([.$B30:.BX30]));0)" office:value-type="float" office:value="0" calcext:value-type="float">
            <text:p>0</text:p>
          </table:table-cell>
          <table:table-cell table:style-name="ce6" table:formula="of:=ROUND((SUM([.$B30:.BY30])/COUNT([.$B30:.BY30]));0)" office:value-type="float" office:value="0" calcext:value-type="float">
            <text:p>0</text:p>
          </table:table-cell>
          <table:table-cell table:style-name="ce6" table:formula="of:=ROUND((SUM([.$B30:.BZ30])/COUNT([.$B30:.BZ30]));0)" office:value-type="float" office:value="0" calcext:value-type="float">
            <text:p>0</text:p>
          </table:table-cell>
          <table:table-cell table:style-name="ce6" table:formula="of:=ROUND((SUM([.$B30:.CA30])/COUNT([.$B30:.CA30]));0)" office:value-type="float" office:value="0" calcext:value-type="float">
            <text:p>0</text:p>
          </table:table-cell>
          <table:table-cell table:style-name="ce6" table:formula="of:=ROUND((SUM([.$B30:.CB30])/COUNT([.$B30:.CB30]));0)" office:value-type="float" office:value="0" calcext:value-type="float">
            <text:p>0</text:p>
          </table:table-cell>
          <table:table-cell table:style-name="ce6" table:formula="of:=ROUND((SUM([.$B30:.CC30])/COUNT([.$B30:.CC30]));0)" office:value-type="float" office:value="0" calcext:value-type="float">
            <text:p>0</text:p>
          </table:table-cell>
          <table:table-cell table:style-name="ce6" table:formula="of:=ROUND((SUM([.$B30:.CD30])/COUNT([.$B30:.CD30]));0)" office:value-type="float" office:value="0" calcext:value-type="float">
            <text:p>0</text:p>
          </table:table-cell>
          <table:table-cell table:style-name="ce6" table:formula="of:=ROUND((SUM([.$B30:.CE30])/COUNT([.$B30:.CE30]));0)" office:value-type="float" office:value="0" calcext:value-type="float">
            <text:p>0</text:p>
          </table:table-cell>
          <table:table-cell table:style-name="ce6" table:formula="of:=ROUND((SUM([.$B30:.CF30])/COUNT([.$B30:.CF30]));0)" office:value-type="float" office:value="0" calcext:value-type="float">
            <text:p>0</text:p>
          </table:table-cell>
          <table:table-cell table:style-name="ce6" table:formula="of:=ROUND((SUM([.$B30:.CG30])/COUNT([.$B30:.CG30]));0)" office:value-type="float" office:value="0" calcext:value-type="float">
            <text:p>0</text:p>
          </table:table-cell>
          <table:table-cell table:style-name="ce6" table:formula="of:=ROUND((SUM([.$B30:.CH30])/COUNT([.$B30:.CH30]));0)" office:value-type="float" office:value="0" calcext:value-type="float">
            <text:p>0</text:p>
          </table:table-cell>
          <table:table-cell table:style-name="ce6" table:formula="of:=ROUND((SUM([.$B30:.CI30])/COUNT([.$B30:.CI30]));0)" office:value-type="float" office:value="0" calcext:value-type="float">
            <text:p>0</text:p>
          </table:table-cell>
          <table:table-cell table:style-name="ce6" table:formula="of:=ROUND((SUM([.$B30:.CJ30])/COUNT([.$B30:.CJ30]));0)" office:value-type="float" office:value="0" calcext:value-type="float">
            <text:p>0</text:p>
          </table:table-cell>
          <table:table-cell table:style-name="ce6" table:formula="of:=ROUND((SUM([.$B30:.CK30])/COUNT([.$B30:.CK30]));0)" office:value-type="float" office:value="0" calcext:value-type="float">
            <text:p>0</text:p>
          </table:table-cell>
          <table:table-cell table:number-columns-repeated="100"/>
        </table:table-row>
        <table:table-row table:style-name="ro2">
          <table:table-cell table:number-columns-repeated="298" office:value-type="float" office:value="0" calcext:value-type="float">
            <text:p>0</text:p>
          </table:table-cell>
          <table:table-cell table:style-name="ce6" table:formula="of:=ROUND((SUM([.$B31:.B31])/COUNT([.$B31:.B31]));0)" office:value-type="float" office:value="0" calcext:value-type="float">
            <text:p>0</text:p>
          </table:table-cell>
          <table:table-cell table:style-name="ce6" table:formula="of:=ROUND((SUM([.$B31:.C31])/COUNT([.$B31:.C31]));0)" office:value-type="float" office:value="0" calcext:value-type="float">
            <text:p>0</text:p>
          </table:table-cell>
          <table:table-cell table:style-name="ce6" table:formula="of:=ROUND((SUM([.$B31:.D31])/COUNT([.$B31:.D31]));0)" office:value-type="float" office:value="0" calcext:value-type="float">
            <text:p>0</text:p>
          </table:table-cell>
          <table:table-cell table:style-name="ce6" table:formula="of:=ROUND((SUM([.$B31:.E31])/COUNT([.$B31:.E31]));0)" office:value-type="float" office:value="0" calcext:value-type="float">
            <text:p>0</text:p>
          </table:table-cell>
          <table:table-cell table:style-name="ce6" table:formula="of:=ROUND((SUM([.$B31:.F31])/COUNT([.$B31:.F31]));0)" office:value-type="float" office:value="0" calcext:value-type="float">
            <text:p>0</text:p>
          </table:table-cell>
          <table:table-cell table:style-name="ce6" table:formula="of:=ROUND((SUM([.$B31:.G31])/COUNT([.$B31:.G31]));0)" office:value-type="float" office:value="0" calcext:value-type="float">
            <text:p>0</text:p>
          </table:table-cell>
          <table:table-cell table:style-name="ce6" table:formula="of:=ROUND((SUM([.$B31:.H31])/COUNT([.$B31:.H31]));0)" office:value-type="float" office:value="0" calcext:value-type="float">
            <text:p>0</text:p>
          </table:table-cell>
          <table:table-cell table:style-name="ce6" table:formula="of:=ROUND((SUM([.$B31:.I31])/COUNT([.$B31:.I31]));0)" office:value-type="float" office:value="0" calcext:value-type="float">
            <text:p>0</text:p>
          </table:table-cell>
          <table:table-cell table:style-name="ce6" table:formula="of:=ROUND((SUM([.$B31:.J31])/COUNT([.$B31:.J31]));0)" office:value-type="float" office:value="0" calcext:value-type="float">
            <text:p>0</text:p>
          </table:table-cell>
          <table:table-cell table:style-name="ce6" table:formula="of:=ROUND((SUM([.$B31:.K31])/COUNT([.$B31:.K31]));0)" office:value-type="float" office:value="0" calcext:value-type="float">
            <text:p>0</text:p>
          </table:table-cell>
          <table:table-cell table:style-name="ce6" table:formula="of:=ROUND((SUM([.$B31:.L31])/COUNT([.$B31:.L31]));0)" office:value-type="float" office:value="0" calcext:value-type="float">
            <text:p>0</text:p>
          </table:table-cell>
          <table:table-cell table:style-name="ce6" table:formula="of:=ROUND((SUM([.$B31:.M31])/COUNT([.$B31:.M31]));0)" office:value-type="float" office:value="0" calcext:value-type="float">
            <text:p>0</text:p>
          </table:table-cell>
          <table:table-cell table:style-name="ce6" table:formula="of:=ROUND((SUM([.$B31:.N31])/COUNT([.$B31:.N31]));0)" office:value-type="float" office:value="0" calcext:value-type="float">
            <text:p>0</text:p>
          </table:table-cell>
          <table:table-cell table:style-name="ce6" table:formula="of:=ROUND((SUM([.$B31:.O31])/COUNT([.$B31:.O31]));0)" office:value-type="float" office:value="0" calcext:value-type="float">
            <text:p>0</text:p>
          </table:table-cell>
          <table:table-cell table:style-name="ce6" table:formula="of:=ROUND((SUM([.$B31:.P31])/COUNT([.$B31:.P31]));0)" office:value-type="float" office:value="0" calcext:value-type="float">
            <text:p>0</text:p>
          </table:table-cell>
          <table:table-cell table:style-name="ce6" table:formula="of:=ROUND((SUM([.$B31:.Q31])/COUNT([.$B31:.Q31]));0)" office:value-type="float" office:value="0" calcext:value-type="float">
            <text:p>0</text:p>
          </table:table-cell>
          <table:table-cell table:style-name="ce6" table:formula="of:=ROUND((SUM([.$B31:.R31])/COUNT([.$B31:.R31]));0)" office:value-type="float" office:value="0" calcext:value-type="float">
            <text:p>0</text:p>
          </table:table-cell>
          <table:table-cell table:style-name="ce6" table:formula="of:=ROUND((SUM([.$B31:.S31])/COUNT([.$B31:.S31]));0)" office:value-type="float" office:value="0" calcext:value-type="float">
            <text:p>0</text:p>
          </table:table-cell>
          <table:table-cell table:style-name="ce6" table:formula="of:=ROUND((SUM([.$B31:.T31])/COUNT([.$B31:.T31]));0)" office:value-type="float" office:value="0" calcext:value-type="float">
            <text:p>0</text:p>
          </table:table-cell>
          <table:table-cell table:style-name="ce6" table:formula="of:=ROUND((SUM([.$B31:.U31])/COUNT([.$B31:.U31]));0)" office:value-type="float" office:value="0" calcext:value-type="float">
            <text:p>0</text:p>
          </table:table-cell>
          <table:table-cell table:style-name="ce6" table:formula="of:=ROUND((SUM([.$B31:.V31])/COUNT([.$B31:.V31]));0)" office:value-type="float" office:value="0" calcext:value-type="float">
            <text:p>0</text:p>
          </table:table-cell>
          <table:table-cell table:style-name="ce6" table:formula="of:=ROUND((SUM([.$B31:.W31])/COUNT([.$B31:.W31]));0)" office:value-type="float" office:value="0" calcext:value-type="float">
            <text:p>0</text:p>
          </table:table-cell>
          <table:table-cell table:style-name="ce6" table:formula="of:=ROUND((SUM([.$B31:.X31])/COUNT([.$B31:.X31]));0)" office:value-type="float" office:value="0" calcext:value-type="float">
            <text:p>0</text:p>
          </table:table-cell>
          <table:table-cell table:style-name="ce6" table:formula="of:=ROUND((SUM([.$B31:.Y31])/COUNT([.$B31:.Y31]));0)" office:value-type="float" office:value="0" calcext:value-type="float">
            <text:p>0</text:p>
          </table:table-cell>
          <table:table-cell table:style-name="ce6" table:formula="of:=ROUND((SUM([.$B31:.Z31])/COUNT([.$B31:.Z31]));0)" office:value-type="float" office:value="0" calcext:value-type="float">
            <text:p>0</text:p>
          </table:table-cell>
          <table:table-cell table:style-name="ce6" table:formula="of:=ROUND((SUM([.$B31:.AA31])/COUNT([.$B31:.AA31]));0)" office:value-type="float" office:value="0" calcext:value-type="float">
            <text:p>0</text:p>
          </table:table-cell>
          <table:table-cell table:style-name="ce6" table:formula="of:=ROUND((SUM([.$B31:.AB31])/COUNT([.$B31:.AB31]));0)" office:value-type="float" office:value="0" calcext:value-type="float">
            <text:p>0</text:p>
          </table:table-cell>
          <table:table-cell table:style-name="ce6" table:formula="of:=ROUND((SUM([.$B31:.AC31])/COUNT([.$B31:.AC31]));0)" office:value-type="float" office:value="0" calcext:value-type="float">
            <text:p>0</text:p>
          </table:table-cell>
          <table:table-cell table:style-name="ce6" table:formula="of:=ROUND((SUM([.$B31:.AD31])/COUNT([.$B31:.AD31]));0)" office:value-type="float" office:value="0" calcext:value-type="float">
            <text:p>0</text:p>
          </table:table-cell>
          <table:table-cell table:style-name="ce6" table:formula="of:=ROUND((SUM([.$B31:.AE31])/COUNT([.$B31:.AE31]));0)" office:value-type="float" office:value="0" calcext:value-type="float">
            <text:p>0</text:p>
          </table:table-cell>
          <table:table-cell table:style-name="ce6" table:formula="of:=ROUND((SUM([.$B31:.AF31])/COUNT([.$B31:.AF31]));0)" office:value-type="float" office:value="0" calcext:value-type="float">
            <text:p>0</text:p>
          </table:table-cell>
          <table:table-cell table:style-name="ce6" table:formula="of:=ROUND((SUM([.$B31:.AG31])/COUNT([.$B31:.AG31]));0)" office:value-type="float" office:value="0" calcext:value-type="float">
            <text:p>0</text:p>
          </table:table-cell>
          <table:table-cell table:style-name="ce6" table:formula="of:=ROUND((SUM([.$B31:.AH31])/COUNT([.$B31:.AH31]));0)" office:value-type="float" office:value="0" calcext:value-type="float">
            <text:p>0</text:p>
          </table:table-cell>
          <table:table-cell table:style-name="ce6" table:formula="of:=ROUND((SUM([.$B31:.AI31])/COUNT([.$B31:.AI31]));0)" office:value-type="float" office:value="0" calcext:value-type="float">
            <text:p>0</text:p>
          </table:table-cell>
          <table:table-cell table:style-name="ce6" table:formula="of:=ROUND((SUM([.$B31:.AJ31])/COUNT([.$B31:.AJ31]));0)" office:value-type="float" office:value="0" calcext:value-type="float">
            <text:p>0</text:p>
          </table:table-cell>
          <table:table-cell table:style-name="ce6" table:formula="of:=ROUND((SUM([.$B31:.AK31])/COUNT([.$B31:.AK31]));0)" office:value-type="float" office:value="0" calcext:value-type="float">
            <text:p>0</text:p>
          </table:table-cell>
          <table:table-cell table:style-name="ce6" table:formula="of:=ROUND((SUM([.$B31:.AL31])/COUNT([.$B31:.AL31]));0)" office:value-type="float" office:value="0" calcext:value-type="float">
            <text:p>0</text:p>
          </table:table-cell>
          <table:table-cell table:style-name="ce6" table:formula="of:=ROUND((SUM([.$B31:.AM31])/COUNT([.$B31:.AM31]));0)" office:value-type="float" office:value="0" calcext:value-type="float">
            <text:p>0</text:p>
          </table:table-cell>
          <table:table-cell table:style-name="ce6" table:formula="of:=ROUND((SUM([.$B31:.AN31])/COUNT([.$B31:.AN31]));0)" office:value-type="float" office:value="0" calcext:value-type="float">
            <text:p>0</text:p>
          </table:table-cell>
          <table:table-cell table:style-name="ce6" table:formula="of:=ROUND((SUM([.$B31:.AO31])/COUNT([.$B31:.AO31]));0)" office:value-type="float" office:value="0" calcext:value-type="float">
            <text:p>0</text:p>
          </table:table-cell>
          <table:table-cell table:style-name="ce6" table:formula="of:=ROUND((SUM([.$B31:.AP31])/COUNT([.$B31:.AP31]));0)" office:value-type="float" office:value="0" calcext:value-type="float">
            <text:p>0</text:p>
          </table:table-cell>
          <table:table-cell table:style-name="ce6" table:formula="of:=ROUND((SUM([.$B31:.AQ31])/COUNT([.$B31:.AQ31]));0)" office:value-type="float" office:value="0" calcext:value-type="float">
            <text:p>0</text:p>
          </table:table-cell>
          <table:table-cell table:style-name="ce6" table:formula="of:=ROUND((SUM([.$B31:.AR31])/COUNT([.$B31:.AR31]));0)" office:value-type="float" office:value="0" calcext:value-type="float">
            <text:p>0</text:p>
          </table:table-cell>
          <table:table-cell table:style-name="ce6" table:formula="of:=ROUND((SUM([.$B31:.AS31])/COUNT([.$B31:.AS31]));0)" office:value-type="float" office:value="0" calcext:value-type="float">
            <text:p>0</text:p>
          </table:table-cell>
          <table:table-cell table:style-name="ce6" table:formula="of:=ROUND((SUM([.$B31:.AT31])/COUNT([.$B31:.AT31]));0)" office:value-type="float" office:value="0" calcext:value-type="float">
            <text:p>0</text:p>
          </table:table-cell>
          <table:table-cell table:style-name="ce6" table:formula="of:=ROUND((SUM([.$B31:.AU31])/COUNT([.$B31:.AU31]));0)" office:value-type="float" office:value="0" calcext:value-type="float">
            <text:p>0</text:p>
          </table:table-cell>
          <table:table-cell table:style-name="ce6" table:formula="of:=ROUND((SUM([.$B31:.AV31])/COUNT([.$B31:.AV31]));0)" office:value-type="float" office:value="0" calcext:value-type="float">
            <text:p>0</text:p>
          </table:table-cell>
          <table:table-cell table:style-name="ce6" table:formula="of:=ROUND((SUM([.$B31:.AW31])/COUNT([.$B31:.AW31]));0)" office:value-type="float" office:value="0" calcext:value-type="float">
            <text:p>0</text:p>
          </table:table-cell>
          <table:table-cell table:style-name="ce6" table:formula="of:=ROUND((SUM([.$B31:.AX31])/COUNT([.$B31:.AX31]));0)" office:value-type="float" office:value="0" calcext:value-type="float">
            <text:p>0</text:p>
          </table:table-cell>
          <table:table-cell table:style-name="ce6" table:formula="of:=ROUND((SUM([.$B31:.AY31])/COUNT([.$B31:.AY31]));0)" office:value-type="float" office:value="0" calcext:value-type="float">
            <text:p>0</text:p>
          </table:table-cell>
          <table:table-cell table:style-name="ce6" table:formula="of:=ROUND((SUM([.$B31:.AZ31])/COUNT([.$B31:.AZ31]));0)" office:value-type="float" office:value="0" calcext:value-type="float">
            <text:p>0</text:p>
          </table:table-cell>
          <table:table-cell table:style-name="ce6" table:formula="of:=ROUND((SUM([.$B31:.BA31])/COUNT([.$B31:.BA31]));0)" office:value-type="float" office:value="0" calcext:value-type="float">
            <text:p>0</text:p>
          </table:table-cell>
          <table:table-cell table:style-name="ce6" table:formula="of:=ROUND((SUM([.$B31:.BB31])/COUNT([.$B31:.BB31]));0)" office:value-type="float" office:value="0" calcext:value-type="float">
            <text:p>0</text:p>
          </table:table-cell>
          <table:table-cell table:style-name="ce6" table:formula="of:=ROUND((SUM([.$B31:.BC31])/COUNT([.$B31:.BC31]));0)" office:value-type="float" office:value="0" calcext:value-type="float">
            <text:p>0</text:p>
          </table:table-cell>
          <table:table-cell table:style-name="ce6" table:formula="of:=ROUND((SUM([.$B31:.BD31])/COUNT([.$B31:.BD31]));0)" office:value-type="float" office:value="0" calcext:value-type="float">
            <text:p>0</text:p>
          </table:table-cell>
          <table:table-cell table:style-name="ce6" table:formula="of:=ROUND((SUM([.$B31:.BE31])/COUNT([.$B31:.BE31]));0)" office:value-type="float" office:value="0" calcext:value-type="float">
            <text:p>0</text:p>
          </table:table-cell>
          <table:table-cell table:style-name="ce6" table:formula="of:=ROUND((SUM([.$B31:.BF31])/COUNT([.$B31:.BF31]));0)" office:value-type="float" office:value="0" calcext:value-type="float">
            <text:p>0</text:p>
          </table:table-cell>
          <table:table-cell table:style-name="ce6" table:formula="of:=ROUND((SUM([.$B31:.BG31])/COUNT([.$B31:.BG31]));0)" office:value-type="float" office:value="0" calcext:value-type="float">
            <text:p>0</text:p>
          </table:table-cell>
          <table:table-cell table:style-name="ce6" table:formula="of:=ROUND((SUM([.$B31:.BH31])/COUNT([.$B31:.BH31]));0)" office:value-type="float" office:value="0" calcext:value-type="float">
            <text:p>0</text:p>
          </table:table-cell>
          <table:table-cell table:style-name="ce6" table:formula="of:=ROUND((SUM([.$B31:.BI31])/COUNT([.$B31:.BI31]));0)" office:value-type="float" office:value="0" calcext:value-type="float">
            <text:p>0</text:p>
          </table:table-cell>
          <table:table-cell table:style-name="ce6" table:formula="of:=ROUND((SUM([.$B31:.BJ31])/COUNT([.$B31:.BJ31]));0)" office:value-type="float" office:value="0" calcext:value-type="float">
            <text:p>0</text:p>
          </table:table-cell>
          <table:table-cell table:style-name="ce6" table:formula="of:=ROUND((SUM([.$B31:.BK31])/COUNT([.$B31:.BK31]));0)" office:value-type="float" office:value="0" calcext:value-type="float">
            <text:p>0</text:p>
          </table:table-cell>
          <table:table-cell table:style-name="ce6" table:formula="of:=ROUND((SUM([.$B31:.BL31])/COUNT([.$B31:.BL31]));0)" office:value-type="float" office:value="0" calcext:value-type="float">
            <text:p>0</text:p>
          </table:table-cell>
          <table:table-cell table:style-name="ce6" table:formula="of:=ROUND((SUM([.$B31:.BM31])/COUNT([.$B31:.BM31]));0)" office:value-type="float" office:value="0" calcext:value-type="float">
            <text:p>0</text:p>
          </table:table-cell>
          <table:table-cell table:style-name="ce6" table:formula="of:=ROUND((SUM([.$B31:.BN31])/COUNT([.$B31:.BN31]));0)" office:value-type="float" office:value="0" calcext:value-type="float">
            <text:p>0</text:p>
          </table:table-cell>
          <table:table-cell table:style-name="ce6" table:formula="of:=ROUND((SUM([.$B31:.BO31])/COUNT([.$B31:.BO31]));0)" office:value-type="float" office:value="0" calcext:value-type="float">
            <text:p>0</text:p>
          </table:table-cell>
          <table:table-cell table:style-name="ce6" table:formula="of:=ROUND((SUM([.$B31:.BP31])/COUNT([.$B31:.BP31]));0)" office:value-type="float" office:value="0" calcext:value-type="float">
            <text:p>0</text:p>
          </table:table-cell>
          <table:table-cell table:style-name="ce6" table:formula="of:=ROUND((SUM([.$B31:.BQ31])/COUNT([.$B31:.BQ31]));0)" office:value-type="float" office:value="0" calcext:value-type="float">
            <text:p>0</text:p>
          </table:table-cell>
          <table:table-cell table:style-name="ce6" table:formula="of:=ROUND((SUM([.$B31:.BR31])/COUNT([.$B31:.BR31]));0)" office:value-type="float" office:value="0" calcext:value-type="float">
            <text:p>0</text:p>
          </table:table-cell>
          <table:table-cell table:style-name="ce6" table:formula="of:=ROUND((SUM([.$B31:.BS31])/COUNT([.$B31:.BS31]));0)" office:value-type="float" office:value="0" calcext:value-type="float">
            <text:p>0</text:p>
          </table:table-cell>
          <table:table-cell table:style-name="ce6" table:formula="of:=ROUND((SUM([.$B31:.BT31])/COUNT([.$B31:.BT31]));0)" office:value-type="float" office:value="0" calcext:value-type="float">
            <text:p>0</text:p>
          </table:table-cell>
          <table:table-cell table:style-name="ce6" table:formula="of:=ROUND((SUM([.$B31:.BU31])/COUNT([.$B31:.BU31]));0)" office:value-type="float" office:value="0" calcext:value-type="float">
            <text:p>0</text:p>
          </table:table-cell>
          <table:table-cell table:style-name="ce6" table:formula="of:=ROUND((SUM([.$B31:.BV31])/COUNT([.$B31:.BV31]));0)" office:value-type="float" office:value="0" calcext:value-type="float">
            <text:p>0</text:p>
          </table:table-cell>
          <table:table-cell table:style-name="ce6" table:formula="of:=ROUND((SUM([.$B31:.BW31])/COUNT([.$B31:.BW31]));0)" office:value-type="float" office:value="0" calcext:value-type="float">
            <text:p>0</text:p>
          </table:table-cell>
          <table:table-cell table:style-name="ce6" table:formula="of:=ROUND((SUM([.$B31:.BX31])/COUNT([.$B31:.BX31]));0)" office:value-type="float" office:value="0" calcext:value-type="float">
            <text:p>0</text:p>
          </table:table-cell>
          <table:table-cell table:style-name="ce6" table:formula="of:=ROUND((SUM([.$B31:.BY31])/COUNT([.$B31:.BY31]));0)" office:value-type="float" office:value="0" calcext:value-type="float">
            <text:p>0</text:p>
          </table:table-cell>
          <table:table-cell table:style-name="ce6" table:formula="of:=ROUND((SUM([.$B31:.BZ31])/COUNT([.$B31:.BZ31]));0)" office:value-type="float" office:value="0" calcext:value-type="float">
            <text:p>0</text:p>
          </table:table-cell>
          <table:table-cell table:style-name="ce6" table:formula="of:=ROUND((SUM([.$B31:.CA31])/COUNT([.$B31:.CA31]));0)" office:value-type="float" office:value="0" calcext:value-type="float">
            <text:p>0</text:p>
          </table:table-cell>
          <table:table-cell table:style-name="ce6" table:formula="of:=ROUND((SUM([.$B31:.CB31])/COUNT([.$B31:.CB31]));0)" office:value-type="float" office:value="0" calcext:value-type="float">
            <text:p>0</text:p>
          </table:table-cell>
          <table:table-cell table:style-name="ce6" table:formula="of:=ROUND((SUM([.$B31:.CC31])/COUNT([.$B31:.CC31]));0)" office:value-type="float" office:value="0" calcext:value-type="float">
            <text:p>0</text:p>
          </table:table-cell>
          <table:table-cell table:style-name="ce6" table:formula="of:=ROUND((SUM([.$B31:.CD31])/COUNT([.$B31:.CD31]));0)" office:value-type="float" office:value="0" calcext:value-type="float">
            <text:p>0</text:p>
          </table:table-cell>
          <table:table-cell table:style-name="ce6" table:formula="of:=ROUND((SUM([.$B31:.CE31])/COUNT([.$B31:.CE31]));0)" office:value-type="float" office:value="0" calcext:value-type="float">
            <text:p>0</text:p>
          </table:table-cell>
          <table:table-cell table:style-name="ce6" table:formula="of:=ROUND((SUM([.$B31:.CF31])/COUNT([.$B31:.CF31]));0)" office:value-type="float" office:value="0" calcext:value-type="float">
            <text:p>0</text:p>
          </table:table-cell>
          <table:table-cell table:style-name="ce6" table:formula="of:=ROUND((SUM([.$B31:.CG31])/COUNT([.$B31:.CG31]));0)" office:value-type="float" office:value="0" calcext:value-type="float">
            <text:p>0</text:p>
          </table:table-cell>
          <table:table-cell table:style-name="ce6" table:formula="of:=ROUND((SUM([.$B31:.CH31])/COUNT([.$B31:.CH31]));0)" office:value-type="float" office:value="0" calcext:value-type="float">
            <text:p>0</text:p>
          </table:table-cell>
          <table:table-cell table:style-name="ce6" table:formula="of:=ROUND((SUM([.$B31:.CI31])/COUNT([.$B31:.CI31]));0)" office:value-type="float" office:value="0" calcext:value-type="float">
            <text:p>0</text:p>
          </table:table-cell>
          <table:table-cell table:style-name="ce6" table:formula="of:=ROUND((SUM([.$B31:.CJ31])/COUNT([.$B31:.CJ31]));0)" office:value-type="float" office:value="0" calcext:value-type="float">
            <text:p>0</text:p>
          </table:table-cell>
          <table:table-cell table:style-name="ce6" table:formula="of:=ROUND((SUM([.$B31:.CK31])/COUNT([.$B31:.CK31]));0)" office:value-type="float" office:value="0" calcext:value-type="float">
            <text:p>0</text:p>
          </table:table-cell>
          <table:table-cell table:number-columns-repeated="100"/>
        </table:table-row>
        <table:table-row table:style-name="ro2">
          <table:table-cell table:number-columns-repeated="298" office:value-type="float" office:value="0" calcext:value-type="float">
            <text:p>0</text:p>
          </table:table-cell>
          <table:table-cell table:style-name="ce6" table:formula="of:=ROUND((SUM([.$B32:.B32])/COUNT([.$B32:.B32]));0)" office:value-type="float" office:value="0" calcext:value-type="float">
            <text:p>0</text:p>
          </table:table-cell>
          <table:table-cell table:style-name="ce6" table:formula="of:=ROUND((SUM([.$B32:.C32])/COUNT([.$B32:.C32]));0)" office:value-type="float" office:value="0" calcext:value-type="float">
            <text:p>0</text:p>
          </table:table-cell>
          <table:table-cell table:style-name="ce6" table:formula="of:=ROUND((SUM([.$B32:.D32])/COUNT([.$B32:.D32]));0)" office:value-type="float" office:value="0" calcext:value-type="float">
            <text:p>0</text:p>
          </table:table-cell>
          <table:table-cell table:style-name="ce6" table:formula="of:=ROUND((SUM([.$B32:.E32])/COUNT([.$B32:.E32]));0)" office:value-type="float" office:value="0" calcext:value-type="float">
            <text:p>0</text:p>
          </table:table-cell>
          <table:table-cell table:style-name="ce6" table:formula="of:=ROUND((SUM([.$B32:.F32])/COUNT([.$B32:.F32]));0)" office:value-type="float" office:value="0" calcext:value-type="float">
            <text:p>0</text:p>
          </table:table-cell>
          <table:table-cell table:style-name="ce6" table:formula="of:=ROUND((SUM([.$B32:.G32])/COUNT([.$B32:.G32]));0)" office:value-type="float" office:value="0" calcext:value-type="float">
            <text:p>0</text:p>
          </table:table-cell>
          <table:table-cell table:style-name="ce6" table:formula="of:=ROUND((SUM([.$B32:.H32])/COUNT([.$B32:.H32]));0)" office:value-type="float" office:value="0" calcext:value-type="float">
            <text:p>0</text:p>
          </table:table-cell>
          <table:table-cell table:style-name="ce6" table:formula="of:=ROUND((SUM([.$B32:.I32])/COUNT([.$B32:.I32]));0)" office:value-type="float" office:value="0" calcext:value-type="float">
            <text:p>0</text:p>
          </table:table-cell>
          <table:table-cell table:style-name="ce6" table:formula="of:=ROUND((SUM([.$B32:.J32])/COUNT([.$B32:.J32]));0)" office:value-type="float" office:value="0" calcext:value-type="float">
            <text:p>0</text:p>
          </table:table-cell>
          <table:table-cell table:style-name="ce6" table:formula="of:=ROUND((SUM([.$B32:.K32])/COUNT([.$B32:.K32]));0)" office:value-type="float" office:value="0" calcext:value-type="float">
            <text:p>0</text:p>
          </table:table-cell>
          <table:table-cell table:style-name="ce6" table:formula="of:=ROUND((SUM([.$B32:.L32])/COUNT([.$B32:.L32]));0)" office:value-type="float" office:value="0" calcext:value-type="float">
            <text:p>0</text:p>
          </table:table-cell>
          <table:table-cell table:style-name="ce6" table:formula="of:=ROUND((SUM([.$B32:.M32])/COUNT([.$B32:.M32]));0)" office:value-type="float" office:value="0" calcext:value-type="float">
            <text:p>0</text:p>
          </table:table-cell>
          <table:table-cell table:style-name="ce6" table:formula="of:=ROUND((SUM([.$B32:.N32])/COUNT([.$B32:.N32]));0)" office:value-type="float" office:value="0" calcext:value-type="float">
            <text:p>0</text:p>
          </table:table-cell>
          <table:table-cell table:style-name="ce6" table:formula="of:=ROUND((SUM([.$B32:.O32])/COUNT([.$B32:.O32]));0)" office:value-type="float" office:value="0" calcext:value-type="float">
            <text:p>0</text:p>
          </table:table-cell>
          <table:table-cell table:style-name="ce6" table:formula="of:=ROUND((SUM([.$B32:.P32])/COUNT([.$B32:.P32]));0)" office:value-type="float" office:value="0" calcext:value-type="float">
            <text:p>0</text:p>
          </table:table-cell>
          <table:table-cell table:style-name="ce6" table:formula="of:=ROUND((SUM([.$B32:.Q32])/COUNT([.$B32:.Q32]));0)" office:value-type="float" office:value="0" calcext:value-type="float">
            <text:p>0</text:p>
          </table:table-cell>
          <table:table-cell table:style-name="ce6" table:formula="of:=ROUND((SUM([.$B32:.R32])/COUNT([.$B32:.R32]));0)" office:value-type="float" office:value="0" calcext:value-type="float">
            <text:p>0</text:p>
          </table:table-cell>
          <table:table-cell table:style-name="ce6" table:formula="of:=ROUND((SUM([.$B32:.S32])/COUNT([.$B32:.S32]));0)" office:value-type="float" office:value="0" calcext:value-type="float">
            <text:p>0</text:p>
          </table:table-cell>
          <table:table-cell table:style-name="ce6" table:formula="of:=ROUND((SUM([.$B32:.T32])/COUNT([.$B32:.T32]));0)" office:value-type="float" office:value="0" calcext:value-type="float">
            <text:p>0</text:p>
          </table:table-cell>
          <table:table-cell table:style-name="ce6" table:formula="of:=ROUND((SUM([.$B32:.U32])/COUNT([.$B32:.U32]));0)" office:value-type="float" office:value="0" calcext:value-type="float">
            <text:p>0</text:p>
          </table:table-cell>
          <table:table-cell table:style-name="ce6" table:formula="of:=ROUND((SUM([.$B32:.V32])/COUNT([.$B32:.V32]));0)" office:value-type="float" office:value="0" calcext:value-type="float">
            <text:p>0</text:p>
          </table:table-cell>
          <table:table-cell table:style-name="ce6" table:formula="of:=ROUND((SUM([.$B32:.W32])/COUNT([.$B32:.W32]));0)" office:value-type="float" office:value="0" calcext:value-type="float">
            <text:p>0</text:p>
          </table:table-cell>
          <table:table-cell table:style-name="ce6" table:formula="of:=ROUND((SUM([.$B32:.X32])/COUNT([.$B32:.X32]));0)" office:value-type="float" office:value="0" calcext:value-type="float">
            <text:p>0</text:p>
          </table:table-cell>
          <table:table-cell table:style-name="ce6" table:formula="of:=ROUND((SUM([.$B32:.Y32])/COUNT([.$B32:.Y32]));0)" office:value-type="float" office:value="0" calcext:value-type="float">
            <text:p>0</text:p>
          </table:table-cell>
          <table:table-cell table:style-name="ce6" table:formula="of:=ROUND((SUM([.$B32:.Z32])/COUNT([.$B32:.Z32]));0)" office:value-type="float" office:value="0" calcext:value-type="float">
            <text:p>0</text:p>
          </table:table-cell>
          <table:table-cell table:style-name="ce6" table:formula="of:=ROUND((SUM([.$B32:.AA32])/COUNT([.$B32:.AA32]));0)" office:value-type="float" office:value="0" calcext:value-type="float">
            <text:p>0</text:p>
          </table:table-cell>
          <table:table-cell table:style-name="ce6" table:formula="of:=ROUND((SUM([.$B32:.AB32])/COUNT([.$B32:.AB32]));0)" office:value-type="float" office:value="0" calcext:value-type="float">
            <text:p>0</text:p>
          </table:table-cell>
          <table:table-cell table:style-name="ce6" table:formula="of:=ROUND((SUM([.$B32:.AC32])/COUNT([.$B32:.AC32]));0)" office:value-type="float" office:value="0" calcext:value-type="float">
            <text:p>0</text:p>
          </table:table-cell>
          <table:table-cell table:style-name="ce6" table:formula="of:=ROUND((SUM([.$B32:.AD32])/COUNT([.$B32:.AD32]));0)" office:value-type="float" office:value="0" calcext:value-type="float">
            <text:p>0</text:p>
          </table:table-cell>
          <table:table-cell table:style-name="ce6" table:formula="of:=ROUND((SUM([.$B32:.AE32])/COUNT([.$B32:.AE32]));0)" office:value-type="float" office:value="0" calcext:value-type="float">
            <text:p>0</text:p>
          </table:table-cell>
          <table:table-cell table:style-name="ce6" table:formula="of:=ROUND((SUM([.$B32:.AF32])/COUNT([.$B32:.AF32]));0)" office:value-type="float" office:value="0" calcext:value-type="float">
            <text:p>0</text:p>
          </table:table-cell>
          <table:table-cell table:style-name="ce6" table:formula="of:=ROUND((SUM([.$B32:.AG32])/COUNT([.$B32:.AG32]));0)" office:value-type="float" office:value="0" calcext:value-type="float">
            <text:p>0</text:p>
          </table:table-cell>
          <table:table-cell table:style-name="ce6" table:formula="of:=ROUND((SUM([.$B32:.AH32])/COUNT([.$B32:.AH32]));0)" office:value-type="float" office:value="0" calcext:value-type="float">
            <text:p>0</text:p>
          </table:table-cell>
          <table:table-cell table:style-name="ce6" table:formula="of:=ROUND((SUM([.$B32:.AI32])/COUNT([.$B32:.AI32]));0)" office:value-type="float" office:value="0" calcext:value-type="float">
            <text:p>0</text:p>
          </table:table-cell>
          <table:table-cell table:style-name="ce6" table:formula="of:=ROUND((SUM([.$B32:.AJ32])/COUNT([.$B32:.AJ32]));0)" office:value-type="float" office:value="0" calcext:value-type="float">
            <text:p>0</text:p>
          </table:table-cell>
          <table:table-cell table:style-name="ce6" table:formula="of:=ROUND((SUM([.$B32:.AK32])/COUNT([.$B32:.AK32]));0)" office:value-type="float" office:value="0" calcext:value-type="float">
            <text:p>0</text:p>
          </table:table-cell>
          <table:table-cell table:style-name="ce6" table:formula="of:=ROUND((SUM([.$B32:.AL32])/COUNT([.$B32:.AL32]));0)" office:value-type="float" office:value="0" calcext:value-type="float">
            <text:p>0</text:p>
          </table:table-cell>
          <table:table-cell table:style-name="ce6" table:formula="of:=ROUND((SUM([.$B32:.AM32])/COUNT([.$B32:.AM32]));0)" office:value-type="float" office:value="0" calcext:value-type="float">
            <text:p>0</text:p>
          </table:table-cell>
          <table:table-cell table:style-name="ce6" table:formula="of:=ROUND((SUM([.$B32:.AN32])/COUNT([.$B32:.AN32]));0)" office:value-type="float" office:value="0" calcext:value-type="float">
            <text:p>0</text:p>
          </table:table-cell>
          <table:table-cell table:style-name="ce6" table:formula="of:=ROUND((SUM([.$B32:.AO32])/COUNT([.$B32:.AO32]));0)" office:value-type="float" office:value="0" calcext:value-type="float">
            <text:p>0</text:p>
          </table:table-cell>
          <table:table-cell table:style-name="ce6" table:formula="of:=ROUND((SUM([.$B32:.AP32])/COUNT([.$B32:.AP32]));0)" office:value-type="float" office:value="0" calcext:value-type="float">
            <text:p>0</text:p>
          </table:table-cell>
          <table:table-cell table:style-name="ce6" table:formula="of:=ROUND((SUM([.$B32:.AQ32])/COUNT([.$B32:.AQ32]));0)" office:value-type="float" office:value="0" calcext:value-type="float">
            <text:p>0</text:p>
          </table:table-cell>
          <table:table-cell table:style-name="ce6" table:formula="of:=ROUND((SUM([.$B32:.AR32])/COUNT([.$B32:.AR32]));0)" office:value-type="float" office:value="0" calcext:value-type="float">
            <text:p>0</text:p>
          </table:table-cell>
          <table:table-cell table:style-name="ce6" table:formula="of:=ROUND((SUM([.$B32:.AS32])/COUNT([.$B32:.AS32]));0)" office:value-type="float" office:value="0" calcext:value-type="float">
            <text:p>0</text:p>
          </table:table-cell>
          <table:table-cell table:style-name="ce6" table:formula="of:=ROUND((SUM([.$B32:.AT32])/COUNT([.$B32:.AT32]));0)" office:value-type="float" office:value="0" calcext:value-type="float">
            <text:p>0</text:p>
          </table:table-cell>
          <table:table-cell table:style-name="ce6" table:formula="of:=ROUND((SUM([.$B32:.AU32])/COUNT([.$B32:.AU32]));0)" office:value-type="float" office:value="0" calcext:value-type="float">
            <text:p>0</text:p>
          </table:table-cell>
          <table:table-cell table:style-name="ce6" table:formula="of:=ROUND((SUM([.$B32:.AV32])/COUNT([.$B32:.AV32]));0)" office:value-type="float" office:value="0" calcext:value-type="float">
            <text:p>0</text:p>
          </table:table-cell>
          <table:table-cell table:style-name="ce6" table:formula="of:=ROUND((SUM([.$B32:.AW32])/COUNT([.$B32:.AW32]));0)" office:value-type="float" office:value="0" calcext:value-type="float">
            <text:p>0</text:p>
          </table:table-cell>
          <table:table-cell table:style-name="ce6" table:formula="of:=ROUND((SUM([.$B32:.AX32])/COUNT([.$B32:.AX32]));0)" office:value-type="float" office:value="0" calcext:value-type="float">
            <text:p>0</text:p>
          </table:table-cell>
          <table:table-cell table:style-name="ce6" table:formula="of:=ROUND((SUM([.$B32:.AY32])/COUNT([.$B32:.AY32]));0)" office:value-type="float" office:value="0" calcext:value-type="float">
            <text:p>0</text:p>
          </table:table-cell>
          <table:table-cell table:style-name="ce6" table:formula="of:=ROUND((SUM([.$B32:.AZ32])/COUNT([.$B32:.AZ32]));0)" office:value-type="float" office:value="0" calcext:value-type="float">
            <text:p>0</text:p>
          </table:table-cell>
          <table:table-cell table:style-name="ce6" table:formula="of:=ROUND((SUM([.$B32:.BA32])/COUNT([.$B32:.BA32]));0)" office:value-type="float" office:value="0" calcext:value-type="float">
            <text:p>0</text:p>
          </table:table-cell>
          <table:table-cell table:style-name="ce6" table:formula="of:=ROUND((SUM([.$B32:.BB32])/COUNT([.$B32:.BB32]));0)" office:value-type="float" office:value="0" calcext:value-type="float">
            <text:p>0</text:p>
          </table:table-cell>
          <table:table-cell table:style-name="ce6" table:formula="of:=ROUND((SUM([.$B32:.BC32])/COUNT([.$B32:.BC32]));0)" office:value-type="float" office:value="0" calcext:value-type="float">
            <text:p>0</text:p>
          </table:table-cell>
          <table:table-cell table:style-name="ce6" table:formula="of:=ROUND((SUM([.$B32:.BD32])/COUNT([.$B32:.BD32]));0)" office:value-type="float" office:value="0" calcext:value-type="float">
            <text:p>0</text:p>
          </table:table-cell>
          <table:table-cell table:style-name="ce6" table:formula="of:=ROUND((SUM([.$B32:.BE32])/COUNT([.$B32:.BE32]));0)" office:value-type="float" office:value="0" calcext:value-type="float">
            <text:p>0</text:p>
          </table:table-cell>
          <table:table-cell table:style-name="ce6" table:formula="of:=ROUND((SUM([.$B32:.BF32])/COUNT([.$B32:.BF32]));0)" office:value-type="float" office:value="0" calcext:value-type="float">
            <text:p>0</text:p>
          </table:table-cell>
          <table:table-cell table:style-name="ce6" table:formula="of:=ROUND((SUM([.$B32:.BG32])/COUNT([.$B32:.BG32]));0)" office:value-type="float" office:value="0" calcext:value-type="float">
            <text:p>0</text:p>
          </table:table-cell>
          <table:table-cell table:style-name="ce6" table:formula="of:=ROUND((SUM([.$B32:.BH32])/COUNT([.$B32:.BH32]));0)" office:value-type="float" office:value="0" calcext:value-type="float">
            <text:p>0</text:p>
          </table:table-cell>
          <table:table-cell table:style-name="ce6" table:formula="of:=ROUND((SUM([.$B32:.BI32])/COUNT([.$B32:.BI32]));0)" office:value-type="float" office:value="0" calcext:value-type="float">
            <text:p>0</text:p>
          </table:table-cell>
          <table:table-cell table:style-name="ce6" table:formula="of:=ROUND((SUM([.$B32:.BJ32])/COUNT([.$B32:.BJ32]));0)" office:value-type="float" office:value="0" calcext:value-type="float">
            <text:p>0</text:p>
          </table:table-cell>
          <table:table-cell table:style-name="ce6" table:formula="of:=ROUND((SUM([.$B32:.BK32])/COUNT([.$B32:.BK32]));0)" office:value-type="float" office:value="0" calcext:value-type="float">
            <text:p>0</text:p>
          </table:table-cell>
          <table:table-cell table:style-name="ce6" table:formula="of:=ROUND((SUM([.$B32:.BL32])/COUNT([.$B32:.BL32]));0)" office:value-type="float" office:value="0" calcext:value-type="float">
            <text:p>0</text:p>
          </table:table-cell>
          <table:table-cell table:style-name="ce6" table:formula="of:=ROUND((SUM([.$B32:.BM32])/COUNT([.$B32:.BM32]));0)" office:value-type="float" office:value="0" calcext:value-type="float">
            <text:p>0</text:p>
          </table:table-cell>
          <table:table-cell table:style-name="ce6" table:formula="of:=ROUND((SUM([.$B32:.BN32])/COUNT([.$B32:.BN32]));0)" office:value-type="float" office:value="0" calcext:value-type="float">
            <text:p>0</text:p>
          </table:table-cell>
          <table:table-cell table:style-name="ce6" table:formula="of:=ROUND((SUM([.$B32:.BO32])/COUNT([.$B32:.BO32]));0)" office:value-type="float" office:value="0" calcext:value-type="float">
            <text:p>0</text:p>
          </table:table-cell>
          <table:table-cell table:style-name="ce6" table:formula="of:=ROUND((SUM([.$B32:.BP32])/COUNT([.$B32:.BP32]));0)" office:value-type="float" office:value="0" calcext:value-type="float">
            <text:p>0</text:p>
          </table:table-cell>
          <table:table-cell table:style-name="ce6" table:formula="of:=ROUND((SUM([.$B32:.BQ32])/COUNT([.$B32:.BQ32]));0)" office:value-type="float" office:value="0" calcext:value-type="float">
            <text:p>0</text:p>
          </table:table-cell>
          <table:table-cell table:style-name="ce6" table:formula="of:=ROUND((SUM([.$B32:.BR32])/COUNT([.$B32:.BR32]));0)" office:value-type="float" office:value="0" calcext:value-type="float">
            <text:p>0</text:p>
          </table:table-cell>
          <table:table-cell table:style-name="ce6" table:formula="of:=ROUND((SUM([.$B32:.BS32])/COUNT([.$B32:.BS32]));0)" office:value-type="float" office:value="0" calcext:value-type="float">
            <text:p>0</text:p>
          </table:table-cell>
          <table:table-cell table:style-name="ce6" table:formula="of:=ROUND((SUM([.$B32:.BT32])/COUNT([.$B32:.BT32]));0)" office:value-type="float" office:value="0" calcext:value-type="float">
            <text:p>0</text:p>
          </table:table-cell>
          <table:table-cell table:style-name="ce6" table:formula="of:=ROUND((SUM([.$B32:.BU32])/COUNT([.$B32:.BU32]));0)" office:value-type="float" office:value="0" calcext:value-type="float">
            <text:p>0</text:p>
          </table:table-cell>
          <table:table-cell table:style-name="ce6" table:formula="of:=ROUND((SUM([.$B32:.BV32])/COUNT([.$B32:.BV32]));0)" office:value-type="float" office:value="0" calcext:value-type="float">
            <text:p>0</text:p>
          </table:table-cell>
          <table:table-cell table:style-name="ce6" table:formula="of:=ROUND((SUM([.$B32:.BW32])/COUNT([.$B32:.BW32]));0)" office:value-type="float" office:value="0" calcext:value-type="float">
            <text:p>0</text:p>
          </table:table-cell>
          <table:table-cell table:style-name="ce6" table:formula="of:=ROUND((SUM([.$B32:.BX32])/COUNT([.$B32:.BX32]));0)" office:value-type="float" office:value="0" calcext:value-type="float">
            <text:p>0</text:p>
          </table:table-cell>
          <table:table-cell table:style-name="ce6" table:formula="of:=ROUND((SUM([.$B32:.BY32])/COUNT([.$B32:.BY32]));0)" office:value-type="float" office:value="0" calcext:value-type="float">
            <text:p>0</text:p>
          </table:table-cell>
          <table:table-cell table:style-name="ce6" table:formula="of:=ROUND((SUM([.$B32:.BZ32])/COUNT([.$B32:.BZ32]));0)" office:value-type="float" office:value="0" calcext:value-type="float">
            <text:p>0</text:p>
          </table:table-cell>
          <table:table-cell table:style-name="ce6" table:formula="of:=ROUND((SUM([.$B32:.CA32])/COUNT([.$B32:.CA32]));0)" office:value-type="float" office:value="0" calcext:value-type="float">
            <text:p>0</text:p>
          </table:table-cell>
          <table:table-cell table:style-name="ce6" table:formula="of:=ROUND((SUM([.$B32:.CB32])/COUNT([.$B32:.CB32]));0)" office:value-type="float" office:value="0" calcext:value-type="float">
            <text:p>0</text:p>
          </table:table-cell>
          <table:table-cell table:style-name="ce6" table:formula="of:=ROUND((SUM([.$B32:.CC32])/COUNT([.$B32:.CC32]));0)" office:value-type="float" office:value="0" calcext:value-type="float">
            <text:p>0</text:p>
          </table:table-cell>
          <table:table-cell table:style-name="ce6" table:formula="of:=ROUND((SUM([.$B32:.CD32])/COUNT([.$B32:.CD32]));0)" office:value-type="float" office:value="0" calcext:value-type="float">
            <text:p>0</text:p>
          </table:table-cell>
          <table:table-cell table:style-name="ce6" table:formula="of:=ROUND((SUM([.$B32:.CE32])/COUNT([.$B32:.CE32]));0)" office:value-type="float" office:value="0" calcext:value-type="float">
            <text:p>0</text:p>
          </table:table-cell>
          <table:table-cell table:style-name="ce6" table:formula="of:=ROUND((SUM([.$B32:.CF32])/COUNT([.$B32:.CF32]));0)" office:value-type="float" office:value="0" calcext:value-type="float">
            <text:p>0</text:p>
          </table:table-cell>
          <table:table-cell table:style-name="ce6" table:formula="of:=ROUND((SUM([.$B32:.CG32])/COUNT([.$B32:.CG32]));0)" office:value-type="float" office:value="0" calcext:value-type="float">
            <text:p>0</text:p>
          </table:table-cell>
          <table:table-cell table:style-name="ce6" table:formula="of:=ROUND((SUM([.$B32:.CH32])/COUNT([.$B32:.CH32]));0)" office:value-type="float" office:value="0" calcext:value-type="float">
            <text:p>0</text:p>
          </table:table-cell>
          <table:table-cell table:style-name="ce6" table:formula="of:=ROUND((SUM([.$B32:.CI32])/COUNT([.$B32:.CI32]));0)" office:value-type="float" office:value="0" calcext:value-type="float">
            <text:p>0</text:p>
          </table:table-cell>
          <table:table-cell table:style-name="ce6" table:formula="of:=ROUND((SUM([.$B32:.CJ32])/COUNT([.$B32:.CJ32]));0)" office:value-type="float" office:value="0" calcext:value-type="float">
            <text:p>0</text:p>
          </table:table-cell>
          <table:table-cell table:style-name="ce6" table:formula="of:=ROUND((SUM([.$B32:.CK32])/COUNT([.$B32:.CK32]));0)" office:value-type="float" office:value="0" calcext:value-type="float">
            <text:p>0</text:p>
          </table:table-cell>
          <table:table-cell table:number-columns-repeated="100"/>
        </table:table-row>
        <table:table-row table:style-name="ro2">
          <table:table-cell table:number-columns-repeated="1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7" office:value-type="float" office:value="0" calcext:value-type="float">
            <text:p>0</text:p>
          </table:table-cell>
          <table:table-cell table:style-name="ce6" table:formula="of:=ROUND((SUM([.$B33:.B33])/COUNT([.$B33:.B33]));0)" office:value-type="float" office:value="0" calcext:value-type="float">
            <text:p>0</text:p>
          </table:table-cell>
          <table:table-cell table:style-name="ce6" table:formula="of:=ROUND((SUM([.$B33:.C33])/COUNT([.$B33:.C33]));0)" office:value-type="float" office:value="0" calcext:value-type="float">
            <text:p>0</text:p>
          </table:table-cell>
          <table:table-cell table:style-name="ce6" table:formula="of:=ROUND((SUM([.$B33:.D33])/COUNT([.$B33:.D33]));0)" office:value-type="float" office:value="0" calcext:value-type="float">
            <text:p>0</text:p>
          </table:table-cell>
          <table:table-cell table:style-name="ce6" table:formula="of:=ROUND((SUM([.$B33:.E33])/COUNT([.$B33:.E33]));0)" office:value-type="float" office:value="0" calcext:value-type="float">
            <text:p>0</text:p>
          </table:table-cell>
          <table:table-cell table:style-name="ce6" table:formula="of:=ROUND((SUM([.$B33:.F33])/COUNT([.$B33:.F33]));0)" office:value-type="float" office:value="0" calcext:value-type="float">
            <text:p>0</text:p>
          </table:table-cell>
          <table:table-cell table:style-name="ce6" table:formula="of:=ROUND((SUM([.$B33:.G33])/COUNT([.$B33:.G33]));0)" office:value-type="float" office:value="0" calcext:value-type="float">
            <text:p>0</text:p>
          </table:table-cell>
          <table:table-cell table:style-name="ce6" table:formula="of:=ROUND((SUM([.$B33:.H33])/COUNT([.$B33:.H33]));0)" office:value-type="float" office:value="0" calcext:value-type="float">
            <text:p>0</text:p>
          </table:table-cell>
          <table:table-cell table:style-name="ce6" table:formula="of:=ROUND((SUM([.$B33:.I33])/COUNT([.$B33:.I33]));0)" office:value-type="float" office:value="0" calcext:value-type="float">
            <text:p>0</text:p>
          </table:table-cell>
          <table:table-cell table:style-name="ce6" table:formula="of:=ROUND((SUM([.$B33:.J33])/COUNT([.$B33:.J33]));0)" office:value-type="float" office:value="0" calcext:value-type="float">
            <text:p>0</text:p>
          </table:table-cell>
          <table:table-cell table:style-name="ce6" table:formula="of:=ROUND((SUM([.$B33:.K33])/COUNT([.$B33:.K33]));0)" office:value-type="float" office:value="0" calcext:value-type="float">
            <text:p>0</text:p>
          </table:table-cell>
          <table:table-cell table:style-name="ce6" table:formula="of:=ROUND((SUM([.$B33:.L33])/COUNT([.$B33:.L33]));0)" office:value-type="float" office:value="0" calcext:value-type="float">
            <text:p>0</text:p>
          </table:table-cell>
          <table:table-cell table:style-name="ce6" table:formula="of:=ROUND((SUM([.$B33:.M33])/COUNT([.$B33:.M33]));0)" office:value-type="float" office:value="0" calcext:value-type="float">
            <text:p>0</text:p>
          </table:table-cell>
          <table:table-cell table:style-name="ce6" table:formula="of:=ROUND((SUM([.$B33:.N33])/COUNT([.$B33:.N33]));0)" office:value-type="float" office:value="0" calcext:value-type="float">
            <text:p>0</text:p>
          </table:table-cell>
          <table:table-cell table:style-name="ce6" table:formula="of:=ROUND((SUM([.$B33:.O33])/COUNT([.$B33:.O33]));0)" office:value-type="float" office:value="0" calcext:value-type="float">
            <text:p>0</text:p>
          </table:table-cell>
          <table:table-cell table:style-name="ce6" table:formula="of:=ROUND((SUM([.$B33:.P33])/COUNT([.$B33:.P33]));0)" office:value-type="float" office:value="0" calcext:value-type="float">
            <text:p>0</text:p>
          </table:table-cell>
          <table:table-cell table:style-name="ce6" table:formula="of:=ROUND((SUM([.$B33:.Q33])/COUNT([.$B33:.Q33]));0)" office:value-type="float" office:value="0" calcext:value-type="float">
            <text:p>0</text:p>
          </table:table-cell>
          <table:table-cell table:style-name="ce6" table:formula="of:=ROUND((SUM([.$B33:.R33])/COUNT([.$B33:.R33]));0)" office:value-type="float" office:value="0" calcext:value-type="float">
            <text:p>0</text:p>
          </table:table-cell>
          <table:table-cell table:style-name="ce6" table:formula="of:=ROUND((SUM([.$B33:.S33])/COUNT([.$B33:.S33]));0)" office:value-type="float" office:value="0" calcext:value-type="float">
            <text:p>0</text:p>
          </table:table-cell>
          <table:table-cell table:style-name="ce6" table:formula="of:=ROUND((SUM([.$B33:.T33])/COUNT([.$B33:.T33]));0)" office:value-type="float" office:value="0" calcext:value-type="float">
            <text:p>0</text:p>
          </table:table-cell>
          <table:table-cell table:style-name="ce6" table:formula="of:=ROUND((SUM([.$B33:.U33])/COUNT([.$B33:.U33]));0)" office:value-type="float" office:value="0" calcext:value-type="float">
            <text:p>0</text:p>
          </table:table-cell>
          <table:table-cell table:style-name="ce6" table:formula="of:=ROUND((SUM([.$B33:.V33])/COUNT([.$B33:.V33]));0)" office:value-type="float" office:value="0" calcext:value-type="float">
            <text:p>0</text:p>
          </table:table-cell>
          <table:table-cell table:style-name="ce6" table:formula="of:=ROUND((SUM([.$B33:.W33])/COUNT([.$B33:.W33]));0)" office:value-type="float" office:value="0" calcext:value-type="float">
            <text:p>0</text:p>
          </table:table-cell>
          <table:table-cell table:style-name="ce6" table:formula="of:=ROUND((SUM([.$B33:.X33])/COUNT([.$B33:.X33]));0)" office:value-type="float" office:value="0" calcext:value-type="float">
            <text:p>0</text:p>
          </table:table-cell>
          <table:table-cell table:style-name="ce6" table:formula="of:=ROUND((SUM([.$B33:.Y33])/COUNT([.$B33:.Y33]));0)" office:value-type="float" office:value="0" calcext:value-type="float">
            <text:p>0</text:p>
          </table:table-cell>
          <table:table-cell table:style-name="ce6" table:formula="of:=ROUND((SUM([.$B33:.Z33])/COUNT([.$B33:.Z33]));0)" office:value-type="float" office:value="0" calcext:value-type="float">
            <text:p>0</text:p>
          </table:table-cell>
          <table:table-cell table:style-name="ce6" table:formula="of:=ROUND((SUM([.$B33:.AA33])/COUNT([.$B33:.AA33]));0)" office:value-type="float" office:value="0" calcext:value-type="float">
            <text:p>0</text:p>
          </table:table-cell>
          <table:table-cell table:style-name="ce6" table:formula="of:=ROUND((SUM([.$B33:.AB33])/COUNT([.$B33:.AB33]));0)" office:value-type="float" office:value="0" calcext:value-type="float">
            <text:p>0</text:p>
          </table:table-cell>
          <table:table-cell table:style-name="ce6" table:formula="of:=ROUND((SUM([.$B33:.AC33])/COUNT([.$B33:.AC33]));0)" office:value-type="float" office:value="0" calcext:value-type="float">
            <text:p>0</text:p>
          </table:table-cell>
          <table:table-cell table:style-name="ce6" table:formula="of:=ROUND((SUM([.$B33:.AD33])/COUNT([.$B33:.AD33]));0)" office:value-type="float" office:value="0" calcext:value-type="float">
            <text:p>0</text:p>
          </table:table-cell>
          <table:table-cell table:style-name="ce6" table:formula="of:=ROUND((SUM([.$B33:.AE33])/COUNT([.$B33:.AE33]));0)" office:value-type="float" office:value="0" calcext:value-type="float">
            <text:p>0</text:p>
          </table:table-cell>
          <table:table-cell table:style-name="ce6" table:formula="of:=ROUND((SUM([.$B33:.AF33])/COUNT([.$B33:.AF33]));0)" office:value-type="float" office:value="0" calcext:value-type="float">
            <text:p>0</text:p>
          </table:table-cell>
          <table:table-cell table:style-name="ce6" table:formula="of:=ROUND((SUM([.$B33:.AG33])/COUNT([.$B33:.AG33]));0)" office:value-type="float" office:value="0" calcext:value-type="float">
            <text:p>0</text:p>
          </table:table-cell>
          <table:table-cell table:style-name="ce6" table:formula="of:=ROUND((SUM([.$B33:.AH33])/COUNT([.$B33:.AH33]));0)" office:value-type="float" office:value="0" calcext:value-type="float">
            <text:p>0</text:p>
          </table:table-cell>
          <table:table-cell table:style-name="ce6" table:formula="of:=ROUND((SUM([.$B33:.AI33])/COUNT([.$B33:.AI33]));0)" office:value-type="float" office:value="0" calcext:value-type="float">
            <text:p>0</text:p>
          </table:table-cell>
          <table:table-cell table:style-name="ce6" table:formula="of:=ROUND((SUM([.$B33:.AJ33])/COUNT([.$B33:.AJ33]));0)" office:value-type="float" office:value="0" calcext:value-type="float">
            <text:p>0</text:p>
          </table:table-cell>
          <table:table-cell table:style-name="ce6" table:formula="of:=ROUND((SUM([.$B33:.AK33])/COUNT([.$B33:.AK33]));0)" office:value-type="float" office:value="0" calcext:value-type="float">
            <text:p>0</text:p>
          </table:table-cell>
          <table:table-cell table:style-name="ce6" table:formula="of:=ROUND((SUM([.$B33:.AL33])/COUNT([.$B33:.AL33]));0)" office:value-type="float" office:value="0" calcext:value-type="float">
            <text:p>0</text:p>
          </table:table-cell>
          <table:table-cell table:style-name="ce6" table:formula="of:=ROUND((SUM([.$B33:.AM33])/COUNT([.$B33:.AM33]));0)" office:value-type="float" office:value="0" calcext:value-type="float">
            <text:p>0</text:p>
          </table:table-cell>
          <table:table-cell table:style-name="ce6" table:formula="of:=ROUND((SUM([.$B33:.AN33])/COUNT([.$B33:.AN33]));0)" office:value-type="float" office:value="0" calcext:value-type="float">
            <text:p>0</text:p>
          </table:table-cell>
          <table:table-cell table:style-name="ce6" table:formula="of:=ROUND((SUM([.$B33:.AO33])/COUNT([.$B33:.AO33]));0)" office:value-type="float" office:value="0" calcext:value-type="float">
            <text:p>0</text:p>
          </table:table-cell>
          <table:table-cell table:style-name="ce6" table:formula="of:=ROUND((SUM([.$B33:.AP33])/COUNT([.$B33:.AP33]));0)" office:value-type="float" office:value="0" calcext:value-type="float">
            <text:p>0</text:p>
          </table:table-cell>
          <table:table-cell table:style-name="ce6" table:formula="of:=ROUND((SUM([.$B33:.AQ33])/COUNT([.$B33:.AQ33]));0)" office:value-type="float" office:value="0" calcext:value-type="float">
            <text:p>0</text:p>
          </table:table-cell>
          <table:table-cell table:style-name="ce6" table:formula="of:=ROUND((SUM([.$B33:.AR33])/COUNT([.$B33:.AR33]));0)" office:value-type="float" office:value="0" calcext:value-type="float">
            <text:p>0</text:p>
          </table:table-cell>
          <table:table-cell table:style-name="ce6" table:formula="of:=ROUND((SUM([.$B33:.AS33])/COUNT([.$B33:.AS33]));0)" office:value-type="float" office:value="0" calcext:value-type="float">
            <text:p>0</text:p>
          </table:table-cell>
          <table:table-cell table:style-name="ce6" table:formula="of:=ROUND((SUM([.$B33:.AT33])/COUNT([.$B33:.AT33]));0)" office:value-type="float" office:value="0" calcext:value-type="float">
            <text:p>0</text:p>
          </table:table-cell>
          <table:table-cell table:style-name="ce6" table:formula="of:=ROUND((SUM([.$B33:.AU33])/COUNT([.$B33:.AU33]));0)" office:value-type="float" office:value="0" calcext:value-type="float">
            <text:p>0</text:p>
          </table:table-cell>
          <table:table-cell table:style-name="ce6" table:formula="of:=ROUND((SUM([.$B33:.AV33])/COUNT([.$B33:.AV33]));0)" office:value-type="float" office:value="0" calcext:value-type="float">
            <text:p>0</text:p>
          </table:table-cell>
          <table:table-cell table:style-name="ce6" table:formula="of:=ROUND((SUM([.$B33:.AW33])/COUNT([.$B33:.AW33]));0)" office:value-type="float" office:value="0" calcext:value-type="float">
            <text:p>0</text:p>
          </table:table-cell>
          <table:table-cell table:style-name="ce6" table:formula="of:=ROUND((SUM([.$B33:.AX33])/COUNT([.$B33:.AX33]));0)" office:value-type="float" office:value="0" calcext:value-type="float">
            <text:p>0</text:p>
          </table:table-cell>
          <table:table-cell table:style-name="ce6" table:formula="of:=ROUND((SUM([.$B33:.AY33])/COUNT([.$B33:.AY33]));0)" office:value-type="float" office:value="0" calcext:value-type="float">
            <text:p>0</text:p>
          </table:table-cell>
          <table:table-cell table:style-name="ce6" table:formula="of:=ROUND((SUM([.$B33:.AZ33])/COUNT([.$B33:.AZ33]));0)" office:value-type="float" office:value="0" calcext:value-type="float">
            <text:p>0</text:p>
          </table:table-cell>
          <table:table-cell table:style-name="ce6" table:formula="of:=ROUND((SUM([.$B33:.BA33])/COUNT([.$B33:.BA33]));0)" office:value-type="float" office:value="0" calcext:value-type="float">
            <text:p>0</text:p>
          </table:table-cell>
          <table:table-cell table:style-name="ce6" table:formula="of:=ROUND((SUM([.$B33:.BB33])/COUNT([.$B33:.BB33]));0)" office:value-type="float" office:value="0" calcext:value-type="float">
            <text:p>0</text:p>
          </table:table-cell>
          <table:table-cell table:style-name="ce6" table:formula="of:=ROUND((SUM([.$B33:.BC33])/COUNT([.$B33:.BC33]));0)" office:value-type="float" office:value="0" calcext:value-type="float">
            <text:p>0</text:p>
          </table:table-cell>
          <table:table-cell table:style-name="ce6" table:formula="of:=ROUND((SUM([.$B33:.BD33])/COUNT([.$B33:.BD33]));0)" office:value-type="float" office:value="0" calcext:value-type="float">
            <text:p>0</text:p>
          </table:table-cell>
          <table:table-cell table:style-name="ce6" table:formula="of:=ROUND((SUM([.$B33:.BE33])/COUNT([.$B33:.BE33]));0)" office:value-type="float" office:value="0" calcext:value-type="float">
            <text:p>0</text:p>
          </table:table-cell>
          <table:table-cell table:style-name="ce6" table:formula="of:=ROUND((SUM([.$B33:.BF33])/COUNT([.$B33:.BF33]));0)" office:value-type="float" office:value="0" calcext:value-type="float">
            <text:p>0</text:p>
          </table:table-cell>
          <table:table-cell table:style-name="ce6" table:formula="of:=ROUND((SUM([.$B33:.BG33])/COUNT([.$B33:.BG33]));0)" office:value-type="float" office:value="0" calcext:value-type="float">
            <text:p>0</text:p>
          </table:table-cell>
          <table:table-cell table:style-name="ce6" table:formula="of:=ROUND((SUM([.$B33:.BH33])/COUNT([.$B33:.BH33]));0)" office:value-type="float" office:value="0" calcext:value-type="float">
            <text:p>0</text:p>
          </table:table-cell>
          <table:table-cell table:style-name="ce6" table:formula="of:=ROUND((SUM([.$B33:.BI33])/COUNT([.$B33:.BI33]));0)" office:value-type="float" office:value="0" calcext:value-type="float">
            <text:p>0</text:p>
          </table:table-cell>
          <table:table-cell table:style-name="ce6" table:formula="of:=ROUND((SUM([.$B33:.BJ33])/COUNT([.$B33:.BJ33]));0)" office:value-type="float" office:value="0" calcext:value-type="float">
            <text:p>0</text:p>
          </table:table-cell>
          <table:table-cell table:style-name="ce6" table:formula="of:=ROUND((SUM([.$B33:.BK33])/COUNT([.$B33:.BK33]));0)" office:value-type="float" office:value="0" calcext:value-type="float">
            <text:p>0</text:p>
          </table:table-cell>
          <table:table-cell table:style-name="ce6" table:formula="of:=ROUND((SUM([.$B33:.BL33])/COUNT([.$B33:.BL33]));0)" office:value-type="float" office:value="0" calcext:value-type="float">
            <text:p>0</text:p>
          </table:table-cell>
          <table:table-cell table:style-name="ce6" table:formula="of:=ROUND((SUM([.$B33:.BM33])/COUNT([.$B33:.BM33]));0)" office:value-type="float" office:value="0" calcext:value-type="float">
            <text:p>0</text:p>
          </table:table-cell>
          <table:table-cell table:style-name="ce6" table:formula="of:=ROUND((SUM([.$B33:.BN33])/COUNT([.$B33:.BN33]));0)" office:value-type="float" office:value="0" calcext:value-type="float">
            <text:p>0</text:p>
          </table:table-cell>
          <table:table-cell table:style-name="ce6" table:formula="of:=ROUND((SUM([.$B33:.BO33])/COUNT([.$B33:.BO33]));0)" office:value-type="float" office:value="0" calcext:value-type="float">
            <text:p>0</text:p>
          </table:table-cell>
          <table:table-cell table:style-name="ce6" table:formula="of:=ROUND((SUM([.$B33:.BP33])/COUNT([.$B33:.BP33]));0)" office:value-type="float" office:value="0" calcext:value-type="float">
            <text:p>0</text:p>
          </table:table-cell>
          <table:table-cell table:style-name="ce6" table:formula="of:=ROUND((SUM([.$B33:.BQ33])/COUNT([.$B33:.BQ33]));0)" office:value-type="float" office:value="0" calcext:value-type="float">
            <text:p>0</text:p>
          </table:table-cell>
          <table:table-cell table:style-name="ce6" table:formula="of:=ROUND((SUM([.$B33:.BR33])/COUNT([.$B33:.BR33]));0)" office:value-type="float" office:value="0" calcext:value-type="float">
            <text:p>0</text:p>
          </table:table-cell>
          <table:table-cell table:style-name="ce6" table:formula="of:=ROUND((SUM([.$B33:.BS33])/COUNT([.$B33:.BS33]));0)" office:value-type="float" office:value="0" calcext:value-type="float">
            <text:p>0</text:p>
          </table:table-cell>
          <table:table-cell table:style-name="ce6" table:formula="of:=ROUND((SUM([.$B33:.BT33])/COUNT([.$B33:.BT33]));0)" office:value-type="float" office:value="0" calcext:value-type="float">
            <text:p>0</text:p>
          </table:table-cell>
          <table:table-cell table:style-name="ce6" table:formula="of:=ROUND((SUM([.$B33:.BU33])/COUNT([.$B33:.BU33]));0)" office:value-type="float" office:value="0" calcext:value-type="float">
            <text:p>0</text:p>
          </table:table-cell>
          <table:table-cell table:style-name="ce6" table:formula="of:=ROUND((SUM([.$B33:.BV33])/COUNT([.$B33:.BV33]));0)" office:value-type="float" office:value="0" calcext:value-type="float">
            <text:p>0</text:p>
          </table:table-cell>
          <table:table-cell table:style-name="ce6" table:formula="of:=ROUND((SUM([.$B33:.BW33])/COUNT([.$B33:.BW33]));0)" office:value-type="float" office:value="0" calcext:value-type="float">
            <text:p>0</text:p>
          </table:table-cell>
          <table:table-cell table:style-name="ce6" table:formula="of:=ROUND((SUM([.$B33:.BX33])/COUNT([.$B33:.BX33]));0)" office:value-type="float" office:value="0" calcext:value-type="float">
            <text:p>0</text:p>
          </table:table-cell>
          <table:table-cell table:style-name="ce6" table:formula="of:=ROUND((SUM([.$B33:.BY33])/COUNT([.$B33:.BY33]));0)" office:value-type="float" office:value="0" calcext:value-type="float">
            <text:p>0</text:p>
          </table:table-cell>
          <table:table-cell table:style-name="ce6" table:formula="of:=ROUND((SUM([.$B33:.BZ33])/COUNT([.$B33:.BZ33]));0)" office:value-type="float" office:value="0" calcext:value-type="float">
            <text:p>0</text:p>
          </table:table-cell>
          <table:table-cell table:style-name="ce6" table:formula="of:=ROUND((SUM([.$B33:.CA33])/COUNT([.$B33:.CA33]));0)" office:value-type="float" office:value="0" calcext:value-type="float">
            <text:p>0</text:p>
          </table:table-cell>
          <table:table-cell table:style-name="ce6" table:formula="of:=ROUND((SUM([.$B33:.CB33])/COUNT([.$B33:.CB33]));0)" office:value-type="float" office:value="0" calcext:value-type="float">
            <text:p>0</text:p>
          </table:table-cell>
          <table:table-cell table:style-name="ce6" table:formula="of:=ROUND((SUM([.$B33:.CC33])/COUNT([.$B33:.CC33]));0)" office:value-type="float" office:value="0" calcext:value-type="float">
            <text:p>0</text:p>
          </table:table-cell>
          <table:table-cell table:style-name="ce6" table:formula="of:=ROUND((SUM([.$B33:.CD33])/COUNT([.$B33:.CD33]));0)" office:value-type="float" office:value="0" calcext:value-type="float">
            <text:p>0</text:p>
          </table:table-cell>
          <table:table-cell table:style-name="ce6" table:formula="of:=ROUND((SUM([.$B33:.CE33])/COUNT([.$B33:.CE33]));0)" office:value-type="float" office:value="0" calcext:value-type="float">
            <text:p>0</text:p>
          </table:table-cell>
          <table:table-cell table:style-name="ce6" table:formula="of:=ROUND((SUM([.$B33:.CF33])/COUNT([.$B33:.CF33]));0)" office:value-type="float" office:value="0" calcext:value-type="float">
            <text:p>0</text:p>
          </table:table-cell>
          <table:table-cell table:style-name="ce6" table:formula="of:=ROUND((SUM([.$B33:.CG33])/COUNT([.$B33:.CG33]));0)" office:value-type="float" office:value="0" calcext:value-type="float">
            <text:p>0</text:p>
          </table:table-cell>
          <table:table-cell table:style-name="ce6" table:formula="of:=ROUND((SUM([.$B33:.CH33])/COUNT([.$B33:.CH33]));0)" office:value-type="float" office:value="0" calcext:value-type="float">
            <text:p>0</text:p>
          </table:table-cell>
          <table:table-cell table:style-name="ce6" table:formula="of:=ROUND((SUM([.$B33:.CI33])/COUNT([.$B33:.CI33]));0)" office:value-type="float" office:value="0" calcext:value-type="float">
            <text:p>0</text:p>
          </table:table-cell>
          <table:table-cell table:style-name="ce6" table:formula="of:=ROUND((SUM([.$B33:.CJ33])/COUNT([.$B33:.CJ33]));0)" office:value-type="float" office:value="0" calcext:value-type="float">
            <text:p>0</text:p>
          </table:table-cell>
          <table:table-cell table:style-name="ce6" table:formula="of:=ROUND((SUM([.$B33:.CK33])/COUNT([.$B33:.CK33]));0)" office:value-type="float" office:value="0" calcext:value-type="float">
            <text:p>0</text:p>
          </table:table-cell>
          <table:table-cell table:number-columns-repeated="100"/>
        </table:table-row>
        <table:table-row table:style-name="ro2">
          <table:table-cell table:number-columns-repeated="298" office:value-type="float" office:value="0" calcext:value-type="float">
            <text:p>0</text:p>
          </table:table-cell>
          <table:table-cell table:style-name="ce6" table:formula="of:=ROUND((SUM([.$B34:.B34])/COUNT([.$B34:.B34]));0)" office:value-type="float" office:value="0" calcext:value-type="float">
            <text:p>0</text:p>
          </table:table-cell>
          <table:table-cell table:style-name="ce6" table:formula="of:=ROUND((SUM([.$B34:.C34])/COUNT([.$B34:.C34]));0)" office:value-type="float" office:value="0" calcext:value-type="float">
            <text:p>0</text:p>
          </table:table-cell>
          <table:table-cell table:style-name="ce6" table:formula="of:=ROUND((SUM([.$B34:.D34])/COUNT([.$B34:.D34]));0)" office:value-type="float" office:value="0" calcext:value-type="float">
            <text:p>0</text:p>
          </table:table-cell>
          <table:table-cell table:style-name="ce6" table:formula="of:=ROUND((SUM([.$B34:.E34])/COUNT([.$B34:.E34]));0)" office:value-type="float" office:value="0" calcext:value-type="float">
            <text:p>0</text:p>
          </table:table-cell>
          <table:table-cell table:style-name="ce6" table:formula="of:=ROUND((SUM([.$B34:.F34])/COUNT([.$B34:.F34]));0)" office:value-type="float" office:value="0" calcext:value-type="float">
            <text:p>0</text:p>
          </table:table-cell>
          <table:table-cell table:style-name="ce6" table:formula="of:=ROUND((SUM([.$B34:.G34])/COUNT([.$B34:.G34]));0)" office:value-type="float" office:value="0" calcext:value-type="float">
            <text:p>0</text:p>
          </table:table-cell>
          <table:table-cell table:style-name="ce6" table:formula="of:=ROUND((SUM([.$B34:.H34])/COUNT([.$B34:.H34]));0)" office:value-type="float" office:value="0" calcext:value-type="float">
            <text:p>0</text:p>
          </table:table-cell>
          <table:table-cell table:style-name="ce6" table:formula="of:=ROUND((SUM([.$B34:.I34])/COUNT([.$B34:.I34]));0)" office:value-type="float" office:value="0" calcext:value-type="float">
            <text:p>0</text:p>
          </table:table-cell>
          <table:table-cell table:style-name="ce6" table:formula="of:=ROUND((SUM([.$B34:.J34])/COUNT([.$B34:.J34]));0)" office:value-type="float" office:value="0" calcext:value-type="float">
            <text:p>0</text:p>
          </table:table-cell>
          <table:table-cell table:style-name="ce6" table:formula="of:=ROUND((SUM([.$B34:.K34])/COUNT([.$B34:.K34]));0)" office:value-type="float" office:value="0" calcext:value-type="float">
            <text:p>0</text:p>
          </table:table-cell>
          <table:table-cell table:style-name="ce6" table:formula="of:=ROUND((SUM([.$B34:.L34])/COUNT([.$B34:.L34]));0)" office:value-type="float" office:value="0" calcext:value-type="float">
            <text:p>0</text:p>
          </table:table-cell>
          <table:table-cell table:style-name="ce6" table:formula="of:=ROUND((SUM([.$B34:.M34])/COUNT([.$B34:.M34]));0)" office:value-type="float" office:value="0" calcext:value-type="float">
            <text:p>0</text:p>
          </table:table-cell>
          <table:table-cell table:style-name="ce6" table:formula="of:=ROUND((SUM([.$B34:.N34])/COUNT([.$B34:.N34]));0)" office:value-type="float" office:value="0" calcext:value-type="float">
            <text:p>0</text:p>
          </table:table-cell>
          <table:table-cell table:style-name="ce6" table:formula="of:=ROUND((SUM([.$B34:.O34])/COUNT([.$B34:.O34]));0)" office:value-type="float" office:value="0" calcext:value-type="float">
            <text:p>0</text:p>
          </table:table-cell>
          <table:table-cell table:style-name="ce6" table:formula="of:=ROUND((SUM([.$B34:.P34])/COUNT([.$B34:.P34]));0)" office:value-type="float" office:value="0" calcext:value-type="float">
            <text:p>0</text:p>
          </table:table-cell>
          <table:table-cell table:style-name="ce6" table:formula="of:=ROUND((SUM([.$B34:.Q34])/COUNT([.$B34:.Q34]));0)" office:value-type="float" office:value="0" calcext:value-type="float">
            <text:p>0</text:p>
          </table:table-cell>
          <table:table-cell table:style-name="ce6" table:formula="of:=ROUND((SUM([.$B34:.R34])/COUNT([.$B34:.R34]));0)" office:value-type="float" office:value="0" calcext:value-type="float">
            <text:p>0</text:p>
          </table:table-cell>
          <table:table-cell table:style-name="ce6" table:formula="of:=ROUND((SUM([.$B34:.S34])/COUNT([.$B34:.S34]));0)" office:value-type="float" office:value="0" calcext:value-type="float">
            <text:p>0</text:p>
          </table:table-cell>
          <table:table-cell table:style-name="ce6" table:formula="of:=ROUND((SUM([.$B34:.T34])/COUNT([.$B34:.T34]));0)" office:value-type="float" office:value="0" calcext:value-type="float">
            <text:p>0</text:p>
          </table:table-cell>
          <table:table-cell table:style-name="ce6" table:formula="of:=ROUND((SUM([.$B34:.U34])/COUNT([.$B34:.U34]));0)" office:value-type="float" office:value="0" calcext:value-type="float">
            <text:p>0</text:p>
          </table:table-cell>
          <table:table-cell table:style-name="ce6" table:formula="of:=ROUND((SUM([.$B34:.V34])/COUNT([.$B34:.V34]));0)" office:value-type="float" office:value="0" calcext:value-type="float">
            <text:p>0</text:p>
          </table:table-cell>
          <table:table-cell table:style-name="ce6" table:formula="of:=ROUND((SUM([.$B34:.W34])/COUNT([.$B34:.W34]));0)" office:value-type="float" office:value="0" calcext:value-type="float">
            <text:p>0</text:p>
          </table:table-cell>
          <table:table-cell table:style-name="ce6" table:formula="of:=ROUND((SUM([.$B34:.X34])/COUNT([.$B34:.X34]));0)" office:value-type="float" office:value="0" calcext:value-type="float">
            <text:p>0</text:p>
          </table:table-cell>
          <table:table-cell table:style-name="ce6" table:formula="of:=ROUND((SUM([.$B34:.Y34])/COUNT([.$B34:.Y34]));0)" office:value-type="float" office:value="0" calcext:value-type="float">
            <text:p>0</text:p>
          </table:table-cell>
          <table:table-cell table:style-name="ce6" table:formula="of:=ROUND((SUM([.$B34:.Z34])/COUNT([.$B34:.Z34]));0)" office:value-type="float" office:value="0" calcext:value-type="float">
            <text:p>0</text:p>
          </table:table-cell>
          <table:table-cell table:style-name="ce6" table:formula="of:=ROUND((SUM([.$B34:.AA34])/COUNT([.$B34:.AA34]));0)" office:value-type="float" office:value="0" calcext:value-type="float">
            <text:p>0</text:p>
          </table:table-cell>
          <table:table-cell table:style-name="ce6" table:formula="of:=ROUND((SUM([.$B34:.AB34])/COUNT([.$B34:.AB34]));0)" office:value-type="float" office:value="0" calcext:value-type="float">
            <text:p>0</text:p>
          </table:table-cell>
          <table:table-cell table:style-name="ce6" table:formula="of:=ROUND((SUM([.$B34:.AC34])/COUNT([.$B34:.AC34]));0)" office:value-type="float" office:value="0" calcext:value-type="float">
            <text:p>0</text:p>
          </table:table-cell>
          <table:table-cell table:style-name="ce6" table:formula="of:=ROUND((SUM([.$B34:.AD34])/COUNT([.$B34:.AD34]));0)" office:value-type="float" office:value="0" calcext:value-type="float">
            <text:p>0</text:p>
          </table:table-cell>
          <table:table-cell table:style-name="ce6" table:formula="of:=ROUND((SUM([.$B34:.AE34])/COUNT([.$B34:.AE34]));0)" office:value-type="float" office:value="0" calcext:value-type="float">
            <text:p>0</text:p>
          </table:table-cell>
          <table:table-cell table:style-name="ce6" table:formula="of:=ROUND((SUM([.$B34:.AF34])/COUNT([.$B34:.AF34]));0)" office:value-type="float" office:value="0" calcext:value-type="float">
            <text:p>0</text:p>
          </table:table-cell>
          <table:table-cell table:style-name="ce6" table:formula="of:=ROUND((SUM([.$B34:.AG34])/COUNT([.$B34:.AG34]));0)" office:value-type="float" office:value="0" calcext:value-type="float">
            <text:p>0</text:p>
          </table:table-cell>
          <table:table-cell table:style-name="ce6" table:formula="of:=ROUND((SUM([.$B34:.AH34])/COUNT([.$B34:.AH34]));0)" office:value-type="float" office:value="0" calcext:value-type="float">
            <text:p>0</text:p>
          </table:table-cell>
          <table:table-cell table:style-name="ce6" table:formula="of:=ROUND((SUM([.$B34:.AI34])/COUNT([.$B34:.AI34]));0)" office:value-type="float" office:value="0" calcext:value-type="float">
            <text:p>0</text:p>
          </table:table-cell>
          <table:table-cell table:style-name="ce6" table:formula="of:=ROUND((SUM([.$B34:.AJ34])/COUNT([.$B34:.AJ34]));0)" office:value-type="float" office:value="0" calcext:value-type="float">
            <text:p>0</text:p>
          </table:table-cell>
          <table:table-cell table:style-name="ce6" table:formula="of:=ROUND((SUM([.$B34:.AK34])/COUNT([.$B34:.AK34]));0)" office:value-type="float" office:value="0" calcext:value-type="float">
            <text:p>0</text:p>
          </table:table-cell>
          <table:table-cell table:style-name="ce6" table:formula="of:=ROUND((SUM([.$B34:.AL34])/COUNT([.$B34:.AL34]));0)" office:value-type="float" office:value="0" calcext:value-type="float">
            <text:p>0</text:p>
          </table:table-cell>
          <table:table-cell table:style-name="ce6" table:formula="of:=ROUND((SUM([.$B34:.AM34])/COUNT([.$B34:.AM34]));0)" office:value-type="float" office:value="0" calcext:value-type="float">
            <text:p>0</text:p>
          </table:table-cell>
          <table:table-cell table:style-name="ce6" table:formula="of:=ROUND((SUM([.$B34:.AN34])/COUNT([.$B34:.AN34]));0)" office:value-type="float" office:value="0" calcext:value-type="float">
            <text:p>0</text:p>
          </table:table-cell>
          <table:table-cell table:style-name="ce6" table:formula="of:=ROUND((SUM([.$B34:.AO34])/COUNT([.$B34:.AO34]));0)" office:value-type="float" office:value="0" calcext:value-type="float">
            <text:p>0</text:p>
          </table:table-cell>
          <table:table-cell table:style-name="ce6" table:formula="of:=ROUND((SUM([.$B34:.AP34])/COUNT([.$B34:.AP34]));0)" office:value-type="float" office:value="0" calcext:value-type="float">
            <text:p>0</text:p>
          </table:table-cell>
          <table:table-cell table:style-name="ce6" table:formula="of:=ROUND((SUM([.$B34:.AQ34])/COUNT([.$B34:.AQ34]));0)" office:value-type="float" office:value="0" calcext:value-type="float">
            <text:p>0</text:p>
          </table:table-cell>
          <table:table-cell table:style-name="ce6" table:formula="of:=ROUND((SUM([.$B34:.AR34])/COUNT([.$B34:.AR34]));0)" office:value-type="float" office:value="0" calcext:value-type="float">
            <text:p>0</text:p>
          </table:table-cell>
          <table:table-cell table:style-name="ce6" table:formula="of:=ROUND((SUM([.$B34:.AS34])/COUNT([.$B34:.AS34]));0)" office:value-type="float" office:value="0" calcext:value-type="float">
            <text:p>0</text:p>
          </table:table-cell>
          <table:table-cell table:style-name="ce6" table:formula="of:=ROUND((SUM([.$B34:.AT34])/COUNT([.$B34:.AT34]));0)" office:value-type="float" office:value="0" calcext:value-type="float">
            <text:p>0</text:p>
          </table:table-cell>
          <table:table-cell table:style-name="ce6" table:formula="of:=ROUND((SUM([.$B34:.AU34])/COUNT([.$B34:.AU34]));0)" office:value-type="float" office:value="0" calcext:value-type="float">
            <text:p>0</text:p>
          </table:table-cell>
          <table:table-cell table:style-name="ce6" table:formula="of:=ROUND((SUM([.$B34:.AV34])/COUNT([.$B34:.AV34]));0)" office:value-type="float" office:value="0" calcext:value-type="float">
            <text:p>0</text:p>
          </table:table-cell>
          <table:table-cell table:style-name="ce6" table:formula="of:=ROUND((SUM([.$B34:.AW34])/COUNT([.$B34:.AW34]));0)" office:value-type="float" office:value="0" calcext:value-type="float">
            <text:p>0</text:p>
          </table:table-cell>
          <table:table-cell table:style-name="ce6" table:formula="of:=ROUND((SUM([.$B34:.AX34])/COUNT([.$B34:.AX34]));0)" office:value-type="float" office:value="0" calcext:value-type="float">
            <text:p>0</text:p>
          </table:table-cell>
          <table:table-cell table:style-name="ce6" table:formula="of:=ROUND((SUM([.$B34:.AY34])/COUNT([.$B34:.AY34]));0)" office:value-type="float" office:value="0" calcext:value-type="float">
            <text:p>0</text:p>
          </table:table-cell>
          <table:table-cell table:style-name="ce6" table:formula="of:=ROUND((SUM([.$B34:.AZ34])/COUNT([.$B34:.AZ34]));0)" office:value-type="float" office:value="0" calcext:value-type="float">
            <text:p>0</text:p>
          </table:table-cell>
          <table:table-cell table:style-name="ce6" table:formula="of:=ROUND((SUM([.$B34:.BA34])/COUNT([.$B34:.BA34]));0)" office:value-type="float" office:value="0" calcext:value-type="float">
            <text:p>0</text:p>
          </table:table-cell>
          <table:table-cell table:style-name="ce6" table:formula="of:=ROUND((SUM([.$B34:.BB34])/COUNT([.$B34:.BB34]));0)" office:value-type="float" office:value="0" calcext:value-type="float">
            <text:p>0</text:p>
          </table:table-cell>
          <table:table-cell table:style-name="ce6" table:formula="of:=ROUND((SUM([.$B34:.BC34])/COUNT([.$B34:.BC34]));0)" office:value-type="float" office:value="0" calcext:value-type="float">
            <text:p>0</text:p>
          </table:table-cell>
          <table:table-cell table:style-name="ce6" table:formula="of:=ROUND((SUM([.$B34:.BD34])/COUNT([.$B34:.BD34]));0)" office:value-type="float" office:value="0" calcext:value-type="float">
            <text:p>0</text:p>
          </table:table-cell>
          <table:table-cell table:style-name="ce6" table:formula="of:=ROUND((SUM([.$B34:.BE34])/COUNT([.$B34:.BE34]));0)" office:value-type="float" office:value="0" calcext:value-type="float">
            <text:p>0</text:p>
          </table:table-cell>
          <table:table-cell table:style-name="ce6" table:formula="of:=ROUND((SUM([.$B34:.BF34])/COUNT([.$B34:.BF34]));0)" office:value-type="float" office:value="0" calcext:value-type="float">
            <text:p>0</text:p>
          </table:table-cell>
          <table:table-cell table:style-name="ce6" table:formula="of:=ROUND((SUM([.$B34:.BG34])/COUNT([.$B34:.BG34]));0)" office:value-type="float" office:value="0" calcext:value-type="float">
            <text:p>0</text:p>
          </table:table-cell>
          <table:table-cell table:style-name="ce6" table:formula="of:=ROUND((SUM([.$B34:.BH34])/COUNT([.$B34:.BH34]));0)" office:value-type="float" office:value="0" calcext:value-type="float">
            <text:p>0</text:p>
          </table:table-cell>
          <table:table-cell table:style-name="ce6" table:formula="of:=ROUND((SUM([.$B34:.BI34])/COUNT([.$B34:.BI34]));0)" office:value-type="float" office:value="0" calcext:value-type="float">
            <text:p>0</text:p>
          </table:table-cell>
          <table:table-cell table:style-name="ce6" table:formula="of:=ROUND((SUM([.$B34:.BJ34])/COUNT([.$B34:.BJ34]));0)" office:value-type="float" office:value="0" calcext:value-type="float">
            <text:p>0</text:p>
          </table:table-cell>
          <table:table-cell table:style-name="ce6" table:formula="of:=ROUND((SUM([.$B34:.BK34])/COUNT([.$B34:.BK34]));0)" office:value-type="float" office:value="0" calcext:value-type="float">
            <text:p>0</text:p>
          </table:table-cell>
          <table:table-cell table:style-name="ce6" table:formula="of:=ROUND((SUM([.$B34:.BL34])/COUNT([.$B34:.BL34]));0)" office:value-type="float" office:value="0" calcext:value-type="float">
            <text:p>0</text:p>
          </table:table-cell>
          <table:table-cell table:style-name="ce6" table:formula="of:=ROUND((SUM([.$B34:.BM34])/COUNT([.$B34:.BM34]));0)" office:value-type="float" office:value="0" calcext:value-type="float">
            <text:p>0</text:p>
          </table:table-cell>
          <table:table-cell table:style-name="ce6" table:formula="of:=ROUND((SUM([.$B34:.BN34])/COUNT([.$B34:.BN34]));0)" office:value-type="float" office:value="0" calcext:value-type="float">
            <text:p>0</text:p>
          </table:table-cell>
          <table:table-cell table:style-name="ce6" table:formula="of:=ROUND((SUM([.$B34:.BO34])/COUNT([.$B34:.BO34]));0)" office:value-type="float" office:value="0" calcext:value-type="float">
            <text:p>0</text:p>
          </table:table-cell>
          <table:table-cell table:style-name="ce6" table:formula="of:=ROUND((SUM([.$B34:.BP34])/COUNT([.$B34:.BP34]));0)" office:value-type="float" office:value="0" calcext:value-type="float">
            <text:p>0</text:p>
          </table:table-cell>
          <table:table-cell table:style-name="ce6" table:formula="of:=ROUND((SUM([.$B34:.BQ34])/COUNT([.$B34:.BQ34]));0)" office:value-type="float" office:value="0" calcext:value-type="float">
            <text:p>0</text:p>
          </table:table-cell>
          <table:table-cell table:style-name="ce6" table:formula="of:=ROUND((SUM([.$B34:.BR34])/COUNT([.$B34:.BR34]));0)" office:value-type="float" office:value="0" calcext:value-type="float">
            <text:p>0</text:p>
          </table:table-cell>
          <table:table-cell table:style-name="ce6" table:formula="of:=ROUND((SUM([.$B34:.BS34])/COUNT([.$B34:.BS34]));0)" office:value-type="float" office:value="0" calcext:value-type="float">
            <text:p>0</text:p>
          </table:table-cell>
          <table:table-cell table:style-name="ce6" table:formula="of:=ROUND((SUM([.$B34:.BT34])/COUNT([.$B34:.BT34]));0)" office:value-type="float" office:value="0" calcext:value-type="float">
            <text:p>0</text:p>
          </table:table-cell>
          <table:table-cell table:style-name="ce6" table:formula="of:=ROUND((SUM([.$B34:.BU34])/COUNT([.$B34:.BU34]));0)" office:value-type="float" office:value="0" calcext:value-type="float">
            <text:p>0</text:p>
          </table:table-cell>
          <table:table-cell table:style-name="ce6" table:formula="of:=ROUND((SUM([.$B34:.BV34])/COUNT([.$B34:.BV34]));0)" office:value-type="float" office:value="0" calcext:value-type="float">
            <text:p>0</text:p>
          </table:table-cell>
          <table:table-cell table:style-name="ce6" table:formula="of:=ROUND((SUM([.$B34:.BW34])/COUNT([.$B34:.BW34]));0)" office:value-type="float" office:value="0" calcext:value-type="float">
            <text:p>0</text:p>
          </table:table-cell>
          <table:table-cell table:style-name="ce6" table:formula="of:=ROUND((SUM([.$B34:.BX34])/COUNT([.$B34:.BX34]));0)" office:value-type="float" office:value="0" calcext:value-type="float">
            <text:p>0</text:p>
          </table:table-cell>
          <table:table-cell table:style-name="ce6" table:formula="of:=ROUND((SUM([.$B34:.BY34])/COUNT([.$B34:.BY34]));0)" office:value-type="float" office:value="0" calcext:value-type="float">
            <text:p>0</text:p>
          </table:table-cell>
          <table:table-cell table:style-name="ce6" table:formula="of:=ROUND((SUM([.$B34:.BZ34])/COUNT([.$B34:.BZ34]));0)" office:value-type="float" office:value="0" calcext:value-type="float">
            <text:p>0</text:p>
          </table:table-cell>
          <table:table-cell table:style-name="ce6" table:formula="of:=ROUND((SUM([.$B34:.CA34])/COUNT([.$B34:.CA34]));0)" office:value-type="float" office:value="0" calcext:value-type="float">
            <text:p>0</text:p>
          </table:table-cell>
          <table:table-cell table:style-name="ce6" table:formula="of:=ROUND((SUM([.$B34:.CB34])/COUNT([.$B34:.CB34]));0)" office:value-type="float" office:value="0" calcext:value-type="float">
            <text:p>0</text:p>
          </table:table-cell>
          <table:table-cell table:style-name="ce6" table:formula="of:=ROUND((SUM([.$B34:.CC34])/COUNT([.$B34:.CC34]));0)" office:value-type="float" office:value="0" calcext:value-type="float">
            <text:p>0</text:p>
          </table:table-cell>
          <table:table-cell table:style-name="ce6" table:formula="of:=ROUND((SUM([.$B34:.CD34])/COUNT([.$B34:.CD34]));0)" office:value-type="float" office:value="0" calcext:value-type="float">
            <text:p>0</text:p>
          </table:table-cell>
          <table:table-cell table:style-name="ce6" table:formula="of:=ROUND((SUM([.$B34:.CE34])/COUNT([.$B34:.CE34]));0)" office:value-type="float" office:value="0" calcext:value-type="float">
            <text:p>0</text:p>
          </table:table-cell>
          <table:table-cell table:style-name="ce6" table:formula="of:=ROUND((SUM([.$B34:.CF34])/COUNT([.$B34:.CF34]));0)" office:value-type="float" office:value="0" calcext:value-type="float">
            <text:p>0</text:p>
          </table:table-cell>
          <table:table-cell table:style-name="ce6" table:formula="of:=ROUND((SUM([.$B34:.CG34])/COUNT([.$B34:.CG34]));0)" office:value-type="float" office:value="0" calcext:value-type="float">
            <text:p>0</text:p>
          </table:table-cell>
          <table:table-cell table:style-name="ce6" table:formula="of:=ROUND((SUM([.$B34:.CH34])/COUNT([.$B34:.CH34]));0)" office:value-type="float" office:value="0" calcext:value-type="float">
            <text:p>0</text:p>
          </table:table-cell>
          <table:table-cell table:style-name="ce6" table:formula="of:=ROUND((SUM([.$B34:.CI34])/COUNT([.$B34:.CI34]));0)" office:value-type="float" office:value="0" calcext:value-type="float">
            <text:p>0</text:p>
          </table:table-cell>
          <table:table-cell table:style-name="ce6" table:formula="of:=ROUND((SUM([.$B34:.CJ34])/COUNT([.$B34:.CJ34]));0)" office:value-type="float" office:value="0" calcext:value-type="float">
            <text:p>0</text:p>
          </table:table-cell>
          <table:table-cell table:style-name="ce6" table:formula="of:=ROUND((SUM([.$B34:.CK34])/COUNT([.$B34:.CK34]));0)" office:value-type="float" office:value="0" calcext:value-type="float">
            <text:p>0</text:p>
          </table:table-cell>
          <table:table-cell table:number-columns-repeated="100"/>
        </table:table-row>
        <table:table-row table:style-name="ro2">
          <table:table-cell table:number-columns-repeated="298" office:value-type="float" office:value="0" calcext:value-type="float">
            <text:p>0</text:p>
          </table:table-cell>
          <table:table-cell table:style-name="ce6" table:formula="of:=ROUND((SUM([.$B35:.B35])/COUNT([.$B35:.B35]));0)" office:value-type="float" office:value="0" calcext:value-type="float">
            <text:p>0</text:p>
          </table:table-cell>
          <table:table-cell table:style-name="ce6" table:formula="of:=ROUND((SUM([.$B35:.C35])/COUNT([.$B35:.C35]));0)" office:value-type="float" office:value="0" calcext:value-type="float">
            <text:p>0</text:p>
          </table:table-cell>
          <table:table-cell table:style-name="ce6" table:formula="of:=ROUND((SUM([.$B35:.D35])/COUNT([.$B35:.D35]));0)" office:value-type="float" office:value="0" calcext:value-type="float">
            <text:p>0</text:p>
          </table:table-cell>
          <table:table-cell table:style-name="ce6" table:formula="of:=ROUND((SUM([.$B35:.E35])/COUNT([.$B35:.E35]));0)" office:value-type="float" office:value="0" calcext:value-type="float">
            <text:p>0</text:p>
          </table:table-cell>
          <table:table-cell table:style-name="ce6" table:formula="of:=ROUND((SUM([.$B35:.F35])/COUNT([.$B35:.F35]));0)" office:value-type="float" office:value="0" calcext:value-type="float">
            <text:p>0</text:p>
          </table:table-cell>
          <table:table-cell table:style-name="ce6" table:formula="of:=ROUND((SUM([.$B35:.G35])/COUNT([.$B35:.G35]));0)" office:value-type="float" office:value="0" calcext:value-type="float">
            <text:p>0</text:p>
          </table:table-cell>
          <table:table-cell table:style-name="ce6" table:formula="of:=ROUND((SUM([.$B35:.H35])/COUNT([.$B35:.H35]));0)" office:value-type="float" office:value="0" calcext:value-type="float">
            <text:p>0</text:p>
          </table:table-cell>
          <table:table-cell table:style-name="ce6" table:formula="of:=ROUND((SUM([.$B35:.I35])/COUNT([.$B35:.I35]));0)" office:value-type="float" office:value="0" calcext:value-type="float">
            <text:p>0</text:p>
          </table:table-cell>
          <table:table-cell table:style-name="ce6" table:formula="of:=ROUND((SUM([.$B35:.J35])/COUNT([.$B35:.J35]));0)" office:value-type="float" office:value="0" calcext:value-type="float">
            <text:p>0</text:p>
          </table:table-cell>
          <table:table-cell table:style-name="ce6" table:formula="of:=ROUND((SUM([.$B35:.K35])/COUNT([.$B35:.K35]));0)" office:value-type="float" office:value="0" calcext:value-type="float">
            <text:p>0</text:p>
          </table:table-cell>
          <table:table-cell table:style-name="ce6" table:formula="of:=ROUND((SUM([.$B35:.L35])/COUNT([.$B35:.L35]));0)" office:value-type="float" office:value="0" calcext:value-type="float">
            <text:p>0</text:p>
          </table:table-cell>
          <table:table-cell table:style-name="ce6" table:formula="of:=ROUND((SUM([.$B35:.M35])/COUNT([.$B35:.M35]));0)" office:value-type="float" office:value="0" calcext:value-type="float">
            <text:p>0</text:p>
          </table:table-cell>
          <table:table-cell table:style-name="ce6" table:formula="of:=ROUND((SUM([.$B35:.N35])/COUNT([.$B35:.N35]));0)" office:value-type="float" office:value="0" calcext:value-type="float">
            <text:p>0</text:p>
          </table:table-cell>
          <table:table-cell table:style-name="ce6" table:formula="of:=ROUND((SUM([.$B35:.O35])/COUNT([.$B35:.O35]));0)" office:value-type="float" office:value="0" calcext:value-type="float">
            <text:p>0</text:p>
          </table:table-cell>
          <table:table-cell table:style-name="ce6" table:formula="of:=ROUND((SUM([.$B35:.P35])/COUNT([.$B35:.P35]));0)" office:value-type="float" office:value="0" calcext:value-type="float">
            <text:p>0</text:p>
          </table:table-cell>
          <table:table-cell table:style-name="ce6" table:formula="of:=ROUND((SUM([.$B35:.Q35])/COUNT([.$B35:.Q35]));0)" office:value-type="float" office:value="0" calcext:value-type="float">
            <text:p>0</text:p>
          </table:table-cell>
          <table:table-cell table:style-name="ce6" table:formula="of:=ROUND((SUM([.$B35:.R35])/COUNT([.$B35:.R35]));0)" office:value-type="float" office:value="0" calcext:value-type="float">
            <text:p>0</text:p>
          </table:table-cell>
          <table:table-cell table:style-name="ce6" table:formula="of:=ROUND((SUM([.$B35:.S35])/COUNT([.$B35:.S35]));0)" office:value-type="float" office:value="0" calcext:value-type="float">
            <text:p>0</text:p>
          </table:table-cell>
          <table:table-cell table:style-name="ce6" table:formula="of:=ROUND((SUM([.$B35:.T35])/COUNT([.$B35:.T35]));0)" office:value-type="float" office:value="0" calcext:value-type="float">
            <text:p>0</text:p>
          </table:table-cell>
          <table:table-cell table:style-name="ce6" table:formula="of:=ROUND((SUM([.$B35:.U35])/COUNT([.$B35:.U35]));0)" office:value-type="float" office:value="0" calcext:value-type="float">
            <text:p>0</text:p>
          </table:table-cell>
          <table:table-cell table:style-name="ce6" table:formula="of:=ROUND((SUM([.$B35:.V35])/COUNT([.$B35:.V35]));0)" office:value-type="float" office:value="0" calcext:value-type="float">
            <text:p>0</text:p>
          </table:table-cell>
          <table:table-cell table:style-name="ce6" table:formula="of:=ROUND((SUM([.$B35:.W35])/COUNT([.$B35:.W35]));0)" office:value-type="float" office:value="0" calcext:value-type="float">
            <text:p>0</text:p>
          </table:table-cell>
          <table:table-cell table:style-name="ce6" table:formula="of:=ROUND((SUM([.$B35:.X35])/COUNT([.$B35:.X35]));0)" office:value-type="float" office:value="0" calcext:value-type="float">
            <text:p>0</text:p>
          </table:table-cell>
          <table:table-cell table:style-name="ce6" table:formula="of:=ROUND((SUM([.$B35:.Y35])/COUNT([.$B35:.Y35]));0)" office:value-type="float" office:value="0" calcext:value-type="float">
            <text:p>0</text:p>
          </table:table-cell>
          <table:table-cell table:style-name="ce6" table:formula="of:=ROUND((SUM([.$B35:.Z35])/COUNT([.$B35:.Z35]));0)" office:value-type="float" office:value="0" calcext:value-type="float">
            <text:p>0</text:p>
          </table:table-cell>
          <table:table-cell table:style-name="ce6" table:formula="of:=ROUND((SUM([.$B35:.AA35])/COUNT([.$B35:.AA35]));0)" office:value-type="float" office:value="0" calcext:value-type="float">
            <text:p>0</text:p>
          </table:table-cell>
          <table:table-cell table:style-name="ce6" table:formula="of:=ROUND((SUM([.$B35:.AB35])/COUNT([.$B35:.AB35]));0)" office:value-type="float" office:value="0" calcext:value-type="float">
            <text:p>0</text:p>
          </table:table-cell>
          <table:table-cell table:style-name="ce6" table:formula="of:=ROUND((SUM([.$B35:.AC35])/COUNT([.$B35:.AC35]));0)" office:value-type="float" office:value="0" calcext:value-type="float">
            <text:p>0</text:p>
          </table:table-cell>
          <table:table-cell table:style-name="ce6" table:formula="of:=ROUND((SUM([.$B35:.AD35])/COUNT([.$B35:.AD35]));0)" office:value-type="float" office:value="0" calcext:value-type="float">
            <text:p>0</text:p>
          </table:table-cell>
          <table:table-cell table:style-name="ce6" table:formula="of:=ROUND((SUM([.$B35:.AE35])/COUNT([.$B35:.AE35]));0)" office:value-type="float" office:value="0" calcext:value-type="float">
            <text:p>0</text:p>
          </table:table-cell>
          <table:table-cell table:style-name="ce6" table:formula="of:=ROUND((SUM([.$B35:.AF35])/COUNT([.$B35:.AF35]));0)" office:value-type="float" office:value="0" calcext:value-type="float">
            <text:p>0</text:p>
          </table:table-cell>
          <table:table-cell table:style-name="ce6" table:formula="of:=ROUND((SUM([.$B35:.AG35])/COUNT([.$B35:.AG35]));0)" office:value-type="float" office:value="0" calcext:value-type="float">
            <text:p>0</text:p>
          </table:table-cell>
          <table:table-cell table:style-name="ce6" table:formula="of:=ROUND((SUM([.$B35:.AH35])/COUNT([.$B35:.AH35]));0)" office:value-type="float" office:value="0" calcext:value-type="float">
            <text:p>0</text:p>
          </table:table-cell>
          <table:table-cell table:style-name="ce6" table:formula="of:=ROUND((SUM([.$B35:.AI35])/COUNT([.$B35:.AI35]));0)" office:value-type="float" office:value="0" calcext:value-type="float">
            <text:p>0</text:p>
          </table:table-cell>
          <table:table-cell table:style-name="ce6" table:formula="of:=ROUND((SUM([.$B35:.AJ35])/COUNT([.$B35:.AJ35]));0)" office:value-type="float" office:value="0" calcext:value-type="float">
            <text:p>0</text:p>
          </table:table-cell>
          <table:table-cell table:style-name="ce6" table:formula="of:=ROUND((SUM([.$B35:.AK35])/COUNT([.$B35:.AK35]));0)" office:value-type="float" office:value="0" calcext:value-type="float">
            <text:p>0</text:p>
          </table:table-cell>
          <table:table-cell table:style-name="ce6" table:formula="of:=ROUND((SUM([.$B35:.AL35])/COUNT([.$B35:.AL35]));0)" office:value-type="float" office:value="0" calcext:value-type="float">
            <text:p>0</text:p>
          </table:table-cell>
          <table:table-cell table:style-name="ce6" table:formula="of:=ROUND((SUM([.$B35:.AM35])/COUNT([.$B35:.AM35]));0)" office:value-type="float" office:value="0" calcext:value-type="float">
            <text:p>0</text:p>
          </table:table-cell>
          <table:table-cell table:style-name="ce6" table:formula="of:=ROUND((SUM([.$B35:.AN35])/COUNT([.$B35:.AN35]));0)" office:value-type="float" office:value="0" calcext:value-type="float">
            <text:p>0</text:p>
          </table:table-cell>
          <table:table-cell table:style-name="ce6" table:formula="of:=ROUND((SUM([.$B35:.AO35])/COUNT([.$B35:.AO35]));0)" office:value-type="float" office:value="0" calcext:value-type="float">
            <text:p>0</text:p>
          </table:table-cell>
          <table:table-cell table:style-name="ce6" table:formula="of:=ROUND((SUM([.$B35:.AP35])/COUNT([.$B35:.AP35]));0)" office:value-type="float" office:value="0" calcext:value-type="float">
            <text:p>0</text:p>
          </table:table-cell>
          <table:table-cell table:style-name="ce6" table:formula="of:=ROUND((SUM([.$B35:.AQ35])/COUNT([.$B35:.AQ35]));0)" office:value-type="float" office:value="0" calcext:value-type="float">
            <text:p>0</text:p>
          </table:table-cell>
          <table:table-cell table:style-name="ce6" table:formula="of:=ROUND((SUM([.$B35:.AR35])/COUNT([.$B35:.AR35]));0)" office:value-type="float" office:value="0" calcext:value-type="float">
            <text:p>0</text:p>
          </table:table-cell>
          <table:table-cell table:style-name="ce6" table:formula="of:=ROUND((SUM([.$B35:.AS35])/COUNT([.$B35:.AS35]));0)" office:value-type="float" office:value="0" calcext:value-type="float">
            <text:p>0</text:p>
          </table:table-cell>
          <table:table-cell table:style-name="ce6" table:formula="of:=ROUND((SUM([.$B35:.AT35])/COUNT([.$B35:.AT35]));0)" office:value-type="float" office:value="0" calcext:value-type="float">
            <text:p>0</text:p>
          </table:table-cell>
          <table:table-cell table:style-name="ce6" table:formula="of:=ROUND((SUM([.$B35:.AU35])/COUNT([.$B35:.AU35]));0)" office:value-type="float" office:value="0" calcext:value-type="float">
            <text:p>0</text:p>
          </table:table-cell>
          <table:table-cell table:style-name="ce6" table:formula="of:=ROUND((SUM([.$B35:.AV35])/COUNT([.$B35:.AV35]));0)" office:value-type="float" office:value="0" calcext:value-type="float">
            <text:p>0</text:p>
          </table:table-cell>
          <table:table-cell table:style-name="ce6" table:formula="of:=ROUND((SUM([.$B35:.AW35])/COUNT([.$B35:.AW35]));0)" office:value-type="float" office:value="0" calcext:value-type="float">
            <text:p>0</text:p>
          </table:table-cell>
          <table:table-cell table:style-name="ce6" table:formula="of:=ROUND((SUM([.$B35:.AX35])/COUNT([.$B35:.AX35]));0)" office:value-type="float" office:value="0" calcext:value-type="float">
            <text:p>0</text:p>
          </table:table-cell>
          <table:table-cell table:style-name="ce6" table:formula="of:=ROUND((SUM([.$B35:.AY35])/COUNT([.$B35:.AY35]));0)" office:value-type="float" office:value="0" calcext:value-type="float">
            <text:p>0</text:p>
          </table:table-cell>
          <table:table-cell table:style-name="ce6" table:formula="of:=ROUND((SUM([.$B35:.AZ35])/COUNT([.$B35:.AZ35]));0)" office:value-type="float" office:value="0" calcext:value-type="float">
            <text:p>0</text:p>
          </table:table-cell>
          <table:table-cell table:style-name="ce6" table:formula="of:=ROUND((SUM([.$B35:.BA35])/COUNT([.$B35:.BA35]));0)" office:value-type="float" office:value="0" calcext:value-type="float">
            <text:p>0</text:p>
          </table:table-cell>
          <table:table-cell table:style-name="ce6" table:formula="of:=ROUND((SUM([.$B35:.BB35])/COUNT([.$B35:.BB35]));0)" office:value-type="float" office:value="0" calcext:value-type="float">
            <text:p>0</text:p>
          </table:table-cell>
          <table:table-cell table:style-name="ce6" table:formula="of:=ROUND((SUM([.$B35:.BC35])/COUNT([.$B35:.BC35]));0)" office:value-type="float" office:value="0" calcext:value-type="float">
            <text:p>0</text:p>
          </table:table-cell>
          <table:table-cell table:style-name="ce6" table:formula="of:=ROUND((SUM([.$B35:.BD35])/COUNT([.$B35:.BD35]));0)" office:value-type="float" office:value="0" calcext:value-type="float">
            <text:p>0</text:p>
          </table:table-cell>
          <table:table-cell table:style-name="ce6" table:formula="of:=ROUND((SUM([.$B35:.BE35])/COUNT([.$B35:.BE35]));0)" office:value-type="float" office:value="0" calcext:value-type="float">
            <text:p>0</text:p>
          </table:table-cell>
          <table:table-cell table:style-name="ce6" table:formula="of:=ROUND((SUM([.$B35:.BF35])/COUNT([.$B35:.BF35]));0)" office:value-type="float" office:value="0" calcext:value-type="float">
            <text:p>0</text:p>
          </table:table-cell>
          <table:table-cell table:style-name="ce6" table:formula="of:=ROUND((SUM([.$B35:.BG35])/COUNT([.$B35:.BG35]));0)" office:value-type="float" office:value="0" calcext:value-type="float">
            <text:p>0</text:p>
          </table:table-cell>
          <table:table-cell table:style-name="ce6" table:formula="of:=ROUND((SUM([.$B35:.BH35])/COUNT([.$B35:.BH35]));0)" office:value-type="float" office:value="0" calcext:value-type="float">
            <text:p>0</text:p>
          </table:table-cell>
          <table:table-cell table:style-name="ce6" table:formula="of:=ROUND((SUM([.$B35:.BI35])/COUNT([.$B35:.BI35]));0)" office:value-type="float" office:value="0" calcext:value-type="float">
            <text:p>0</text:p>
          </table:table-cell>
          <table:table-cell table:style-name="ce6" table:formula="of:=ROUND((SUM([.$B35:.BJ35])/COUNT([.$B35:.BJ35]));0)" office:value-type="float" office:value="0" calcext:value-type="float">
            <text:p>0</text:p>
          </table:table-cell>
          <table:table-cell table:style-name="ce6" table:formula="of:=ROUND((SUM([.$B35:.BK35])/COUNT([.$B35:.BK35]));0)" office:value-type="float" office:value="0" calcext:value-type="float">
            <text:p>0</text:p>
          </table:table-cell>
          <table:table-cell table:style-name="ce6" table:formula="of:=ROUND((SUM([.$B35:.BL35])/COUNT([.$B35:.BL35]));0)" office:value-type="float" office:value="0" calcext:value-type="float">
            <text:p>0</text:p>
          </table:table-cell>
          <table:table-cell table:style-name="ce6" table:formula="of:=ROUND((SUM([.$B35:.BM35])/COUNT([.$B35:.BM35]));0)" office:value-type="float" office:value="0" calcext:value-type="float">
            <text:p>0</text:p>
          </table:table-cell>
          <table:table-cell table:style-name="ce6" table:formula="of:=ROUND((SUM([.$B35:.BN35])/COUNT([.$B35:.BN35]));0)" office:value-type="float" office:value="0" calcext:value-type="float">
            <text:p>0</text:p>
          </table:table-cell>
          <table:table-cell table:style-name="ce6" table:formula="of:=ROUND((SUM([.$B35:.BO35])/COUNT([.$B35:.BO35]));0)" office:value-type="float" office:value="0" calcext:value-type="float">
            <text:p>0</text:p>
          </table:table-cell>
          <table:table-cell table:style-name="ce6" table:formula="of:=ROUND((SUM([.$B35:.BP35])/COUNT([.$B35:.BP35]));0)" office:value-type="float" office:value="0" calcext:value-type="float">
            <text:p>0</text:p>
          </table:table-cell>
          <table:table-cell table:style-name="ce6" table:formula="of:=ROUND((SUM([.$B35:.BQ35])/COUNT([.$B35:.BQ35]));0)" office:value-type="float" office:value="0" calcext:value-type="float">
            <text:p>0</text:p>
          </table:table-cell>
          <table:table-cell table:style-name="ce6" table:formula="of:=ROUND((SUM([.$B35:.BR35])/COUNT([.$B35:.BR35]));0)" office:value-type="float" office:value="0" calcext:value-type="float">
            <text:p>0</text:p>
          </table:table-cell>
          <table:table-cell table:style-name="ce6" table:formula="of:=ROUND((SUM([.$B35:.BS35])/COUNT([.$B35:.BS35]));0)" office:value-type="float" office:value="0" calcext:value-type="float">
            <text:p>0</text:p>
          </table:table-cell>
          <table:table-cell table:style-name="ce6" table:formula="of:=ROUND((SUM([.$B35:.BT35])/COUNT([.$B35:.BT35]));0)" office:value-type="float" office:value="0" calcext:value-type="float">
            <text:p>0</text:p>
          </table:table-cell>
          <table:table-cell table:style-name="ce6" table:formula="of:=ROUND((SUM([.$B35:.BU35])/COUNT([.$B35:.BU35]));0)" office:value-type="float" office:value="0" calcext:value-type="float">
            <text:p>0</text:p>
          </table:table-cell>
          <table:table-cell table:style-name="ce6" table:formula="of:=ROUND((SUM([.$B35:.BV35])/COUNT([.$B35:.BV35]));0)" office:value-type="float" office:value="0" calcext:value-type="float">
            <text:p>0</text:p>
          </table:table-cell>
          <table:table-cell table:style-name="ce6" table:formula="of:=ROUND((SUM([.$B35:.BW35])/COUNT([.$B35:.BW35]));0)" office:value-type="float" office:value="0" calcext:value-type="float">
            <text:p>0</text:p>
          </table:table-cell>
          <table:table-cell table:style-name="ce6" table:formula="of:=ROUND((SUM([.$B35:.BX35])/COUNT([.$B35:.BX35]));0)" office:value-type="float" office:value="0" calcext:value-type="float">
            <text:p>0</text:p>
          </table:table-cell>
          <table:table-cell table:style-name="ce6" table:formula="of:=ROUND((SUM([.$B35:.BY35])/COUNT([.$B35:.BY35]));0)" office:value-type="float" office:value="0" calcext:value-type="float">
            <text:p>0</text:p>
          </table:table-cell>
          <table:table-cell table:style-name="ce6" table:formula="of:=ROUND((SUM([.$B35:.BZ35])/COUNT([.$B35:.BZ35]));0)" office:value-type="float" office:value="0" calcext:value-type="float">
            <text:p>0</text:p>
          </table:table-cell>
          <table:table-cell table:style-name="ce6" table:formula="of:=ROUND((SUM([.$B35:.CA35])/COUNT([.$B35:.CA35]));0)" office:value-type="float" office:value="0" calcext:value-type="float">
            <text:p>0</text:p>
          </table:table-cell>
          <table:table-cell table:style-name="ce6" table:formula="of:=ROUND((SUM([.$B35:.CB35])/COUNT([.$B35:.CB35]));0)" office:value-type="float" office:value="0" calcext:value-type="float">
            <text:p>0</text:p>
          </table:table-cell>
          <table:table-cell table:style-name="ce6" table:formula="of:=ROUND((SUM([.$B35:.CC35])/COUNT([.$B35:.CC35]));0)" office:value-type="float" office:value="0" calcext:value-type="float">
            <text:p>0</text:p>
          </table:table-cell>
          <table:table-cell table:style-name="ce6" table:formula="of:=ROUND((SUM([.$B35:.CD35])/COUNT([.$B35:.CD35]));0)" office:value-type="float" office:value="0" calcext:value-type="float">
            <text:p>0</text:p>
          </table:table-cell>
          <table:table-cell table:style-name="ce6" table:formula="of:=ROUND((SUM([.$B35:.CE35])/COUNT([.$B35:.CE35]));0)" office:value-type="float" office:value="0" calcext:value-type="float">
            <text:p>0</text:p>
          </table:table-cell>
          <table:table-cell table:style-name="ce6" table:formula="of:=ROUND((SUM([.$B35:.CF35])/COUNT([.$B35:.CF35]));0)" office:value-type="float" office:value="0" calcext:value-type="float">
            <text:p>0</text:p>
          </table:table-cell>
          <table:table-cell table:style-name="ce6" table:formula="of:=ROUND((SUM([.$B35:.CG35])/COUNT([.$B35:.CG35]));0)" office:value-type="float" office:value="0" calcext:value-type="float">
            <text:p>0</text:p>
          </table:table-cell>
          <table:table-cell table:style-name="ce6" table:formula="of:=ROUND((SUM([.$B35:.CH35])/COUNT([.$B35:.CH35]));0)" office:value-type="float" office:value="0" calcext:value-type="float">
            <text:p>0</text:p>
          </table:table-cell>
          <table:table-cell table:style-name="ce6" table:formula="of:=ROUND((SUM([.$B35:.CI35])/COUNT([.$B35:.CI35]));0)" office:value-type="float" office:value="0" calcext:value-type="float">
            <text:p>0</text:p>
          </table:table-cell>
          <table:table-cell table:style-name="ce6" table:formula="of:=ROUND((SUM([.$B35:.CJ35])/COUNT([.$B35:.CJ35]));0)" office:value-type="float" office:value="0" calcext:value-type="float">
            <text:p>0</text:p>
          </table:table-cell>
          <table:table-cell table:style-name="ce6" table:formula="of:=ROUND((SUM([.$B35:.CK35])/COUNT([.$B35:.CK35]));0)" office:value-type="float" office:value="0" calcext:value-type="float">
            <text:p>0</text:p>
          </table:table-cell>
          <table:table-cell table:number-columns-repeated="100"/>
        </table:table-row>
        <table:table-row table:style-name="ro2">
          <table:table-cell table:number-columns-repeated="298" office:value-type="float" office:value="0" calcext:value-type="float">
            <text:p>0</text:p>
          </table:table-cell>
          <table:table-cell table:style-name="ce6" table:formula="of:=ROUND((SUM([.$B36:.B36])/COUNT([.$B36:.B36]));0)" office:value-type="float" office:value="0" calcext:value-type="float">
            <text:p>0</text:p>
          </table:table-cell>
          <table:table-cell table:style-name="ce6" table:formula="of:=ROUND((SUM([.$B36:.C36])/COUNT([.$B36:.C36]));0)" office:value-type="float" office:value="0" calcext:value-type="float">
            <text:p>0</text:p>
          </table:table-cell>
          <table:table-cell table:style-name="ce6" table:formula="of:=ROUND((SUM([.$B36:.D36])/COUNT([.$B36:.D36]));0)" office:value-type="float" office:value="0" calcext:value-type="float">
            <text:p>0</text:p>
          </table:table-cell>
          <table:table-cell table:style-name="ce6" table:formula="of:=ROUND((SUM([.$B36:.E36])/COUNT([.$B36:.E36]));0)" office:value-type="float" office:value="0" calcext:value-type="float">
            <text:p>0</text:p>
          </table:table-cell>
          <table:table-cell table:style-name="ce6" table:formula="of:=ROUND((SUM([.$B36:.F36])/COUNT([.$B36:.F36]));0)" office:value-type="float" office:value="0" calcext:value-type="float">
            <text:p>0</text:p>
          </table:table-cell>
          <table:table-cell table:style-name="ce6" table:formula="of:=ROUND((SUM([.$B36:.G36])/COUNT([.$B36:.G36]));0)" office:value-type="float" office:value="0" calcext:value-type="float">
            <text:p>0</text:p>
          </table:table-cell>
          <table:table-cell table:style-name="ce6" table:formula="of:=ROUND((SUM([.$B36:.H36])/COUNT([.$B36:.H36]));0)" office:value-type="float" office:value="0" calcext:value-type="float">
            <text:p>0</text:p>
          </table:table-cell>
          <table:table-cell table:style-name="ce6" table:formula="of:=ROUND((SUM([.$B36:.I36])/COUNT([.$B36:.I36]));0)" office:value-type="float" office:value="0" calcext:value-type="float">
            <text:p>0</text:p>
          </table:table-cell>
          <table:table-cell table:style-name="ce6" table:formula="of:=ROUND((SUM([.$B36:.J36])/COUNT([.$B36:.J36]));0)" office:value-type="float" office:value="0" calcext:value-type="float">
            <text:p>0</text:p>
          </table:table-cell>
          <table:table-cell table:style-name="ce6" table:formula="of:=ROUND((SUM([.$B36:.K36])/COUNT([.$B36:.K36]));0)" office:value-type="float" office:value="0" calcext:value-type="float">
            <text:p>0</text:p>
          </table:table-cell>
          <table:table-cell table:style-name="ce6" table:formula="of:=ROUND((SUM([.$B36:.L36])/COUNT([.$B36:.L36]));0)" office:value-type="float" office:value="0" calcext:value-type="float">
            <text:p>0</text:p>
          </table:table-cell>
          <table:table-cell table:style-name="ce6" table:formula="of:=ROUND((SUM([.$B36:.M36])/COUNT([.$B36:.M36]));0)" office:value-type="float" office:value="0" calcext:value-type="float">
            <text:p>0</text:p>
          </table:table-cell>
          <table:table-cell table:style-name="ce6" table:formula="of:=ROUND((SUM([.$B36:.N36])/COUNT([.$B36:.N36]));0)" office:value-type="float" office:value="0" calcext:value-type="float">
            <text:p>0</text:p>
          </table:table-cell>
          <table:table-cell table:style-name="ce6" table:formula="of:=ROUND((SUM([.$B36:.O36])/COUNT([.$B36:.O36]));0)" office:value-type="float" office:value="0" calcext:value-type="float">
            <text:p>0</text:p>
          </table:table-cell>
          <table:table-cell table:style-name="ce6" table:formula="of:=ROUND((SUM([.$B36:.P36])/COUNT([.$B36:.P36]));0)" office:value-type="float" office:value="0" calcext:value-type="float">
            <text:p>0</text:p>
          </table:table-cell>
          <table:table-cell table:style-name="ce6" table:formula="of:=ROUND((SUM([.$B36:.Q36])/COUNT([.$B36:.Q36]));0)" office:value-type="float" office:value="0" calcext:value-type="float">
            <text:p>0</text:p>
          </table:table-cell>
          <table:table-cell table:style-name="ce6" table:formula="of:=ROUND((SUM([.$B36:.R36])/COUNT([.$B36:.R36]));0)" office:value-type="float" office:value="0" calcext:value-type="float">
            <text:p>0</text:p>
          </table:table-cell>
          <table:table-cell table:style-name="ce6" table:formula="of:=ROUND((SUM([.$B36:.S36])/COUNT([.$B36:.S36]));0)" office:value-type="float" office:value="0" calcext:value-type="float">
            <text:p>0</text:p>
          </table:table-cell>
          <table:table-cell table:style-name="ce6" table:formula="of:=ROUND((SUM([.$B36:.T36])/COUNT([.$B36:.T36]));0)" office:value-type="float" office:value="0" calcext:value-type="float">
            <text:p>0</text:p>
          </table:table-cell>
          <table:table-cell table:style-name="ce6" table:formula="of:=ROUND((SUM([.$B36:.U36])/COUNT([.$B36:.U36]));0)" office:value-type="float" office:value="0" calcext:value-type="float">
            <text:p>0</text:p>
          </table:table-cell>
          <table:table-cell table:style-name="ce6" table:formula="of:=ROUND((SUM([.$B36:.V36])/COUNT([.$B36:.V36]));0)" office:value-type="float" office:value="0" calcext:value-type="float">
            <text:p>0</text:p>
          </table:table-cell>
          <table:table-cell table:style-name="ce6" table:formula="of:=ROUND((SUM([.$B36:.W36])/COUNT([.$B36:.W36]));0)" office:value-type="float" office:value="0" calcext:value-type="float">
            <text:p>0</text:p>
          </table:table-cell>
          <table:table-cell table:style-name="ce6" table:formula="of:=ROUND((SUM([.$B36:.X36])/COUNT([.$B36:.X36]));0)" office:value-type="float" office:value="0" calcext:value-type="float">
            <text:p>0</text:p>
          </table:table-cell>
          <table:table-cell table:style-name="ce6" table:formula="of:=ROUND((SUM([.$B36:.Y36])/COUNT([.$B36:.Y36]));0)" office:value-type="float" office:value="0" calcext:value-type="float">
            <text:p>0</text:p>
          </table:table-cell>
          <table:table-cell table:style-name="ce6" table:formula="of:=ROUND((SUM([.$B36:.Z36])/COUNT([.$B36:.Z36]));0)" office:value-type="float" office:value="0" calcext:value-type="float">
            <text:p>0</text:p>
          </table:table-cell>
          <table:table-cell table:style-name="ce6" table:formula="of:=ROUND((SUM([.$B36:.AA36])/COUNT([.$B36:.AA36]));0)" office:value-type="float" office:value="0" calcext:value-type="float">
            <text:p>0</text:p>
          </table:table-cell>
          <table:table-cell table:style-name="ce6" table:formula="of:=ROUND((SUM([.$B36:.AB36])/COUNT([.$B36:.AB36]));0)" office:value-type="float" office:value="0" calcext:value-type="float">
            <text:p>0</text:p>
          </table:table-cell>
          <table:table-cell table:style-name="ce6" table:formula="of:=ROUND((SUM([.$B36:.AC36])/COUNT([.$B36:.AC36]));0)" office:value-type="float" office:value="0" calcext:value-type="float">
            <text:p>0</text:p>
          </table:table-cell>
          <table:table-cell table:style-name="ce6" table:formula="of:=ROUND((SUM([.$B36:.AD36])/COUNT([.$B36:.AD36]));0)" office:value-type="float" office:value="0" calcext:value-type="float">
            <text:p>0</text:p>
          </table:table-cell>
          <table:table-cell table:style-name="ce6" table:formula="of:=ROUND((SUM([.$B36:.AE36])/COUNT([.$B36:.AE36]));0)" office:value-type="float" office:value="0" calcext:value-type="float">
            <text:p>0</text:p>
          </table:table-cell>
          <table:table-cell table:style-name="ce6" table:formula="of:=ROUND((SUM([.$B36:.AF36])/COUNT([.$B36:.AF36]));0)" office:value-type="float" office:value="0" calcext:value-type="float">
            <text:p>0</text:p>
          </table:table-cell>
          <table:table-cell table:style-name="ce6" table:formula="of:=ROUND((SUM([.$B36:.AG36])/COUNT([.$B36:.AG36]));0)" office:value-type="float" office:value="0" calcext:value-type="float">
            <text:p>0</text:p>
          </table:table-cell>
          <table:table-cell table:style-name="ce6" table:formula="of:=ROUND((SUM([.$B36:.AH36])/COUNT([.$B36:.AH36]));0)" office:value-type="float" office:value="0" calcext:value-type="float">
            <text:p>0</text:p>
          </table:table-cell>
          <table:table-cell table:style-name="ce6" table:formula="of:=ROUND((SUM([.$B36:.AI36])/COUNT([.$B36:.AI36]));0)" office:value-type="float" office:value="0" calcext:value-type="float">
            <text:p>0</text:p>
          </table:table-cell>
          <table:table-cell table:style-name="ce6" table:formula="of:=ROUND((SUM([.$B36:.AJ36])/COUNT([.$B36:.AJ36]));0)" office:value-type="float" office:value="0" calcext:value-type="float">
            <text:p>0</text:p>
          </table:table-cell>
          <table:table-cell table:style-name="ce6" table:formula="of:=ROUND((SUM([.$B36:.AK36])/COUNT([.$B36:.AK36]));0)" office:value-type="float" office:value="0" calcext:value-type="float">
            <text:p>0</text:p>
          </table:table-cell>
          <table:table-cell table:style-name="ce6" table:formula="of:=ROUND((SUM([.$B36:.AL36])/COUNT([.$B36:.AL36]));0)" office:value-type="float" office:value="0" calcext:value-type="float">
            <text:p>0</text:p>
          </table:table-cell>
          <table:table-cell table:style-name="ce6" table:formula="of:=ROUND((SUM([.$B36:.AM36])/COUNT([.$B36:.AM36]));0)" office:value-type="float" office:value="0" calcext:value-type="float">
            <text:p>0</text:p>
          </table:table-cell>
          <table:table-cell table:style-name="ce6" table:formula="of:=ROUND((SUM([.$B36:.AN36])/COUNT([.$B36:.AN36]));0)" office:value-type="float" office:value="0" calcext:value-type="float">
            <text:p>0</text:p>
          </table:table-cell>
          <table:table-cell table:style-name="ce6" table:formula="of:=ROUND((SUM([.$B36:.AO36])/COUNT([.$B36:.AO36]));0)" office:value-type="float" office:value="0" calcext:value-type="float">
            <text:p>0</text:p>
          </table:table-cell>
          <table:table-cell table:style-name="ce6" table:formula="of:=ROUND((SUM([.$B36:.AP36])/COUNT([.$B36:.AP36]));0)" office:value-type="float" office:value="0" calcext:value-type="float">
            <text:p>0</text:p>
          </table:table-cell>
          <table:table-cell table:style-name="ce6" table:formula="of:=ROUND((SUM([.$B36:.AQ36])/COUNT([.$B36:.AQ36]));0)" office:value-type="float" office:value="0" calcext:value-type="float">
            <text:p>0</text:p>
          </table:table-cell>
          <table:table-cell table:style-name="ce6" table:formula="of:=ROUND((SUM([.$B36:.AR36])/COUNT([.$B36:.AR36]));0)" office:value-type="float" office:value="0" calcext:value-type="float">
            <text:p>0</text:p>
          </table:table-cell>
          <table:table-cell table:style-name="ce6" table:formula="of:=ROUND((SUM([.$B36:.AS36])/COUNT([.$B36:.AS36]));0)" office:value-type="float" office:value="0" calcext:value-type="float">
            <text:p>0</text:p>
          </table:table-cell>
          <table:table-cell table:style-name="ce6" table:formula="of:=ROUND((SUM([.$B36:.AT36])/COUNT([.$B36:.AT36]));0)" office:value-type="float" office:value="0" calcext:value-type="float">
            <text:p>0</text:p>
          </table:table-cell>
          <table:table-cell table:style-name="ce6" table:formula="of:=ROUND((SUM([.$B36:.AU36])/COUNT([.$B36:.AU36]));0)" office:value-type="float" office:value="0" calcext:value-type="float">
            <text:p>0</text:p>
          </table:table-cell>
          <table:table-cell table:style-name="ce6" table:formula="of:=ROUND((SUM([.$B36:.AV36])/COUNT([.$B36:.AV36]));0)" office:value-type="float" office:value="0" calcext:value-type="float">
            <text:p>0</text:p>
          </table:table-cell>
          <table:table-cell table:style-name="ce6" table:formula="of:=ROUND((SUM([.$B36:.AW36])/COUNT([.$B36:.AW36]));0)" office:value-type="float" office:value="0" calcext:value-type="float">
            <text:p>0</text:p>
          </table:table-cell>
          <table:table-cell table:style-name="ce6" table:formula="of:=ROUND((SUM([.$B36:.AX36])/COUNT([.$B36:.AX36]));0)" office:value-type="float" office:value="0" calcext:value-type="float">
            <text:p>0</text:p>
          </table:table-cell>
          <table:table-cell table:style-name="ce6" table:formula="of:=ROUND((SUM([.$B36:.AY36])/COUNT([.$B36:.AY36]));0)" office:value-type="float" office:value="0" calcext:value-type="float">
            <text:p>0</text:p>
          </table:table-cell>
          <table:table-cell table:style-name="ce6" table:formula="of:=ROUND((SUM([.$B36:.AZ36])/COUNT([.$B36:.AZ36]));0)" office:value-type="float" office:value="0" calcext:value-type="float">
            <text:p>0</text:p>
          </table:table-cell>
          <table:table-cell table:style-name="ce6" table:formula="of:=ROUND((SUM([.$B36:.BA36])/COUNT([.$B36:.BA36]));0)" office:value-type="float" office:value="0" calcext:value-type="float">
            <text:p>0</text:p>
          </table:table-cell>
          <table:table-cell table:style-name="ce6" table:formula="of:=ROUND((SUM([.$B36:.BB36])/COUNT([.$B36:.BB36]));0)" office:value-type="float" office:value="0" calcext:value-type="float">
            <text:p>0</text:p>
          </table:table-cell>
          <table:table-cell table:style-name="ce6" table:formula="of:=ROUND((SUM([.$B36:.BC36])/COUNT([.$B36:.BC36]));0)" office:value-type="float" office:value="0" calcext:value-type="float">
            <text:p>0</text:p>
          </table:table-cell>
          <table:table-cell table:style-name="ce6" table:formula="of:=ROUND((SUM([.$B36:.BD36])/COUNT([.$B36:.BD36]));0)" office:value-type="float" office:value="0" calcext:value-type="float">
            <text:p>0</text:p>
          </table:table-cell>
          <table:table-cell table:style-name="ce6" table:formula="of:=ROUND((SUM([.$B36:.BE36])/COUNT([.$B36:.BE36]));0)" office:value-type="float" office:value="0" calcext:value-type="float">
            <text:p>0</text:p>
          </table:table-cell>
          <table:table-cell table:style-name="ce6" table:formula="of:=ROUND((SUM([.$B36:.BF36])/COUNT([.$B36:.BF36]));0)" office:value-type="float" office:value="0" calcext:value-type="float">
            <text:p>0</text:p>
          </table:table-cell>
          <table:table-cell table:style-name="ce6" table:formula="of:=ROUND((SUM([.$B36:.BG36])/COUNT([.$B36:.BG36]));0)" office:value-type="float" office:value="0" calcext:value-type="float">
            <text:p>0</text:p>
          </table:table-cell>
          <table:table-cell table:style-name="ce6" table:formula="of:=ROUND((SUM([.$B36:.BH36])/COUNT([.$B36:.BH36]));0)" office:value-type="float" office:value="0" calcext:value-type="float">
            <text:p>0</text:p>
          </table:table-cell>
          <table:table-cell table:style-name="ce6" table:formula="of:=ROUND((SUM([.$B36:.BI36])/COUNT([.$B36:.BI36]));0)" office:value-type="float" office:value="0" calcext:value-type="float">
            <text:p>0</text:p>
          </table:table-cell>
          <table:table-cell table:style-name="ce6" table:formula="of:=ROUND((SUM([.$B36:.BJ36])/COUNT([.$B36:.BJ36]));0)" office:value-type="float" office:value="0" calcext:value-type="float">
            <text:p>0</text:p>
          </table:table-cell>
          <table:table-cell table:style-name="ce6" table:formula="of:=ROUND((SUM([.$B36:.BK36])/COUNT([.$B36:.BK36]));0)" office:value-type="float" office:value="0" calcext:value-type="float">
            <text:p>0</text:p>
          </table:table-cell>
          <table:table-cell table:style-name="ce6" table:formula="of:=ROUND((SUM([.$B36:.BL36])/COUNT([.$B36:.BL36]));0)" office:value-type="float" office:value="0" calcext:value-type="float">
            <text:p>0</text:p>
          </table:table-cell>
          <table:table-cell table:style-name="ce6" table:formula="of:=ROUND((SUM([.$B36:.BM36])/COUNT([.$B36:.BM36]));0)" office:value-type="float" office:value="0" calcext:value-type="float">
            <text:p>0</text:p>
          </table:table-cell>
          <table:table-cell table:style-name="ce6" table:formula="of:=ROUND((SUM([.$B36:.BN36])/COUNT([.$B36:.BN36]));0)" office:value-type="float" office:value="0" calcext:value-type="float">
            <text:p>0</text:p>
          </table:table-cell>
          <table:table-cell table:style-name="ce6" table:formula="of:=ROUND((SUM([.$B36:.BO36])/COUNT([.$B36:.BO36]));0)" office:value-type="float" office:value="0" calcext:value-type="float">
            <text:p>0</text:p>
          </table:table-cell>
          <table:table-cell table:style-name="ce6" table:formula="of:=ROUND((SUM([.$B36:.BP36])/COUNT([.$B36:.BP36]));0)" office:value-type="float" office:value="0" calcext:value-type="float">
            <text:p>0</text:p>
          </table:table-cell>
          <table:table-cell table:style-name="ce6" table:formula="of:=ROUND((SUM([.$B36:.BQ36])/COUNT([.$B36:.BQ36]));0)" office:value-type="float" office:value="0" calcext:value-type="float">
            <text:p>0</text:p>
          </table:table-cell>
          <table:table-cell table:style-name="ce6" table:formula="of:=ROUND((SUM([.$B36:.BR36])/COUNT([.$B36:.BR36]));0)" office:value-type="float" office:value="0" calcext:value-type="float">
            <text:p>0</text:p>
          </table:table-cell>
          <table:table-cell table:style-name="ce6" table:formula="of:=ROUND((SUM([.$B36:.BS36])/COUNT([.$B36:.BS36]));0)" office:value-type="float" office:value="0" calcext:value-type="float">
            <text:p>0</text:p>
          </table:table-cell>
          <table:table-cell table:style-name="ce6" table:formula="of:=ROUND((SUM([.$B36:.BT36])/COUNT([.$B36:.BT36]));0)" office:value-type="float" office:value="0" calcext:value-type="float">
            <text:p>0</text:p>
          </table:table-cell>
          <table:table-cell table:style-name="ce6" table:formula="of:=ROUND((SUM([.$B36:.BU36])/COUNT([.$B36:.BU36]));0)" office:value-type="float" office:value="0" calcext:value-type="float">
            <text:p>0</text:p>
          </table:table-cell>
          <table:table-cell table:style-name="ce6" table:formula="of:=ROUND((SUM([.$B36:.BV36])/COUNT([.$B36:.BV36]));0)" office:value-type="float" office:value="0" calcext:value-type="float">
            <text:p>0</text:p>
          </table:table-cell>
          <table:table-cell table:style-name="ce6" table:formula="of:=ROUND((SUM([.$B36:.BW36])/COUNT([.$B36:.BW36]));0)" office:value-type="float" office:value="0" calcext:value-type="float">
            <text:p>0</text:p>
          </table:table-cell>
          <table:table-cell table:style-name="ce6" table:formula="of:=ROUND((SUM([.$B36:.BX36])/COUNT([.$B36:.BX36]));0)" office:value-type="float" office:value="0" calcext:value-type="float">
            <text:p>0</text:p>
          </table:table-cell>
          <table:table-cell table:style-name="ce6" table:formula="of:=ROUND((SUM([.$B36:.BY36])/COUNT([.$B36:.BY36]));0)" office:value-type="float" office:value="0" calcext:value-type="float">
            <text:p>0</text:p>
          </table:table-cell>
          <table:table-cell table:style-name="ce6" table:formula="of:=ROUND((SUM([.$B36:.BZ36])/COUNT([.$B36:.BZ36]));0)" office:value-type="float" office:value="0" calcext:value-type="float">
            <text:p>0</text:p>
          </table:table-cell>
          <table:table-cell table:style-name="ce6" table:formula="of:=ROUND((SUM([.$B36:.CA36])/COUNT([.$B36:.CA36]));0)" office:value-type="float" office:value="0" calcext:value-type="float">
            <text:p>0</text:p>
          </table:table-cell>
          <table:table-cell table:style-name="ce6" table:formula="of:=ROUND((SUM([.$B36:.CB36])/COUNT([.$B36:.CB36]));0)" office:value-type="float" office:value="0" calcext:value-type="float">
            <text:p>0</text:p>
          </table:table-cell>
          <table:table-cell table:style-name="ce6" table:formula="of:=ROUND((SUM([.$B36:.CC36])/COUNT([.$B36:.CC36]));0)" office:value-type="float" office:value="0" calcext:value-type="float">
            <text:p>0</text:p>
          </table:table-cell>
          <table:table-cell table:style-name="ce6" table:formula="of:=ROUND((SUM([.$B36:.CD36])/COUNT([.$B36:.CD36]));0)" office:value-type="float" office:value="0" calcext:value-type="float">
            <text:p>0</text:p>
          </table:table-cell>
          <table:table-cell table:style-name="ce6" table:formula="of:=ROUND((SUM([.$B36:.CE36])/COUNT([.$B36:.CE36]));0)" office:value-type="float" office:value="0" calcext:value-type="float">
            <text:p>0</text:p>
          </table:table-cell>
          <table:table-cell table:style-name="ce6" table:formula="of:=ROUND((SUM([.$B36:.CF36])/COUNT([.$B36:.CF36]));0)" office:value-type="float" office:value="0" calcext:value-type="float">
            <text:p>0</text:p>
          </table:table-cell>
          <table:table-cell table:style-name="ce6" table:formula="of:=ROUND((SUM([.$B36:.CG36])/COUNT([.$B36:.CG36]));0)" office:value-type="float" office:value="0" calcext:value-type="float">
            <text:p>0</text:p>
          </table:table-cell>
          <table:table-cell table:style-name="ce6" table:formula="of:=ROUND((SUM([.$B36:.CH36])/COUNT([.$B36:.CH36]));0)" office:value-type="float" office:value="0" calcext:value-type="float">
            <text:p>0</text:p>
          </table:table-cell>
          <table:table-cell table:style-name="ce6" table:formula="of:=ROUND((SUM([.$B36:.CI36])/COUNT([.$B36:.CI36]));0)" office:value-type="float" office:value="0" calcext:value-type="float">
            <text:p>0</text:p>
          </table:table-cell>
          <table:table-cell table:style-name="ce6" table:formula="of:=ROUND((SUM([.$B36:.CJ36])/COUNT([.$B36:.CJ36]));0)" office:value-type="float" office:value="0" calcext:value-type="float">
            <text:p>0</text:p>
          </table:table-cell>
          <table:table-cell table:style-name="ce6" table:formula="of:=ROUND((SUM([.$B36:.CK36])/COUNT([.$B36:.CK36]));0)" office:value-type="float" office:value="0" calcext:value-type="float">
            <text:p>0</text:p>
          </table:table-cell>
          <table:table-cell table:number-columns-repeated="100"/>
        </table:table-row>
        <table:table-row table:style-name="ro2">
          <table:table-cell table:number-columns-repeated="298" office:value-type="float" office:value="0" calcext:value-type="float">
            <text:p>0</text:p>
          </table:table-cell>
          <table:table-cell table:style-name="ce6" table:formula="of:=ROUND((SUM([.$B37:.B37])/COUNT([.$B37:.B37]));0)" office:value-type="float" office:value="0" calcext:value-type="float">
            <text:p>0</text:p>
          </table:table-cell>
          <table:table-cell table:style-name="ce6" table:formula="of:=ROUND((SUM([.$B37:.C37])/COUNT([.$B37:.C37]));0)" office:value-type="float" office:value="0" calcext:value-type="float">
            <text:p>0</text:p>
          </table:table-cell>
          <table:table-cell table:style-name="ce6" table:formula="of:=ROUND((SUM([.$B37:.D37])/COUNT([.$B37:.D37]));0)" office:value-type="float" office:value="0" calcext:value-type="float">
            <text:p>0</text:p>
          </table:table-cell>
          <table:table-cell table:style-name="ce6" table:formula="of:=ROUND((SUM([.$B37:.E37])/COUNT([.$B37:.E37]));0)" office:value-type="float" office:value="0" calcext:value-type="float">
            <text:p>0</text:p>
          </table:table-cell>
          <table:table-cell table:style-name="ce6" table:formula="of:=ROUND((SUM([.$B37:.F37])/COUNT([.$B37:.F37]));0)" office:value-type="float" office:value="0" calcext:value-type="float">
            <text:p>0</text:p>
          </table:table-cell>
          <table:table-cell table:style-name="ce6" table:formula="of:=ROUND((SUM([.$B37:.G37])/COUNT([.$B37:.G37]));0)" office:value-type="float" office:value="0" calcext:value-type="float">
            <text:p>0</text:p>
          </table:table-cell>
          <table:table-cell table:style-name="ce6" table:formula="of:=ROUND((SUM([.$B37:.H37])/COUNT([.$B37:.H37]));0)" office:value-type="float" office:value="0" calcext:value-type="float">
            <text:p>0</text:p>
          </table:table-cell>
          <table:table-cell table:style-name="ce6" table:formula="of:=ROUND((SUM([.$B37:.I37])/COUNT([.$B37:.I37]));0)" office:value-type="float" office:value="0" calcext:value-type="float">
            <text:p>0</text:p>
          </table:table-cell>
          <table:table-cell table:style-name="ce6" table:formula="of:=ROUND((SUM([.$B37:.J37])/COUNT([.$B37:.J37]));0)" office:value-type="float" office:value="0" calcext:value-type="float">
            <text:p>0</text:p>
          </table:table-cell>
          <table:table-cell table:style-name="ce6" table:formula="of:=ROUND((SUM([.$B37:.K37])/COUNT([.$B37:.K37]));0)" office:value-type="float" office:value="0" calcext:value-type="float">
            <text:p>0</text:p>
          </table:table-cell>
          <table:table-cell table:style-name="ce6" table:formula="of:=ROUND((SUM([.$B37:.L37])/COUNT([.$B37:.L37]));0)" office:value-type="float" office:value="0" calcext:value-type="float">
            <text:p>0</text:p>
          </table:table-cell>
          <table:table-cell table:style-name="ce6" table:formula="of:=ROUND((SUM([.$B37:.M37])/COUNT([.$B37:.M37]));0)" office:value-type="float" office:value="0" calcext:value-type="float">
            <text:p>0</text:p>
          </table:table-cell>
          <table:table-cell table:style-name="ce6" table:formula="of:=ROUND((SUM([.$B37:.N37])/COUNT([.$B37:.N37]));0)" office:value-type="float" office:value="0" calcext:value-type="float">
            <text:p>0</text:p>
          </table:table-cell>
          <table:table-cell table:style-name="ce6" table:formula="of:=ROUND((SUM([.$B37:.O37])/COUNT([.$B37:.O37]));0)" office:value-type="float" office:value="0" calcext:value-type="float">
            <text:p>0</text:p>
          </table:table-cell>
          <table:table-cell table:style-name="ce6" table:formula="of:=ROUND((SUM([.$B37:.P37])/COUNT([.$B37:.P37]));0)" office:value-type="float" office:value="0" calcext:value-type="float">
            <text:p>0</text:p>
          </table:table-cell>
          <table:table-cell table:style-name="ce6" table:formula="of:=ROUND((SUM([.$B37:.Q37])/COUNT([.$B37:.Q37]));0)" office:value-type="float" office:value="0" calcext:value-type="float">
            <text:p>0</text:p>
          </table:table-cell>
          <table:table-cell table:style-name="ce6" table:formula="of:=ROUND((SUM([.$B37:.R37])/COUNT([.$B37:.R37]));0)" office:value-type="float" office:value="0" calcext:value-type="float">
            <text:p>0</text:p>
          </table:table-cell>
          <table:table-cell table:style-name="ce6" table:formula="of:=ROUND((SUM([.$B37:.S37])/COUNT([.$B37:.S37]));0)" office:value-type="float" office:value="0" calcext:value-type="float">
            <text:p>0</text:p>
          </table:table-cell>
          <table:table-cell table:style-name="ce6" table:formula="of:=ROUND((SUM([.$B37:.T37])/COUNT([.$B37:.T37]));0)" office:value-type="float" office:value="0" calcext:value-type="float">
            <text:p>0</text:p>
          </table:table-cell>
          <table:table-cell table:style-name="ce6" table:formula="of:=ROUND((SUM([.$B37:.U37])/COUNT([.$B37:.U37]));0)" office:value-type="float" office:value="0" calcext:value-type="float">
            <text:p>0</text:p>
          </table:table-cell>
          <table:table-cell table:style-name="ce6" table:formula="of:=ROUND((SUM([.$B37:.V37])/COUNT([.$B37:.V37]));0)" office:value-type="float" office:value="0" calcext:value-type="float">
            <text:p>0</text:p>
          </table:table-cell>
          <table:table-cell table:style-name="ce6" table:formula="of:=ROUND((SUM([.$B37:.W37])/COUNT([.$B37:.W37]));0)" office:value-type="float" office:value="0" calcext:value-type="float">
            <text:p>0</text:p>
          </table:table-cell>
          <table:table-cell table:style-name="ce6" table:formula="of:=ROUND((SUM([.$B37:.X37])/COUNT([.$B37:.X37]));0)" office:value-type="float" office:value="0" calcext:value-type="float">
            <text:p>0</text:p>
          </table:table-cell>
          <table:table-cell table:style-name="ce6" table:formula="of:=ROUND((SUM([.$B37:.Y37])/COUNT([.$B37:.Y37]));0)" office:value-type="float" office:value="0" calcext:value-type="float">
            <text:p>0</text:p>
          </table:table-cell>
          <table:table-cell table:style-name="ce6" table:formula="of:=ROUND((SUM([.$B37:.Z37])/COUNT([.$B37:.Z37]));0)" office:value-type="float" office:value="0" calcext:value-type="float">
            <text:p>0</text:p>
          </table:table-cell>
          <table:table-cell table:style-name="ce6" table:formula="of:=ROUND((SUM([.$B37:.AA37])/COUNT([.$B37:.AA37]));0)" office:value-type="float" office:value="0" calcext:value-type="float">
            <text:p>0</text:p>
          </table:table-cell>
          <table:table-cell table:style-name="ce6" table:formula="of:=ROUND((SUM([.$B37:.AB37])/COUNT([.$B37:.AB37]));0)" office:value-type="float" office:value="0" calcext:value-type="float">
            <text:p>0</text:p>
          </table:table-cell>
          <table:table-cell table:style-name="ce6" table:formula="of:=ROUND((SUM([.$B37:.AC37])/COUNT([.$B37:.AC37]));0)" office:value-type="float" office:value="0" calcext:value-type="float">
            <text:p>0</text:p>
          </table:table-cell>
          <table:table-cell table:style-name="ce6" table:formula="of:=ROUND((SUM([.$B37:.AD37])/COUNT([.$B37:.AD37]));0)" office:value-type="float" office:value="0" calcext:value-type="float">
            <text:p>0</text:p>
          </table:table-cell>
          <table:table-cell table:style-name="ce6" table:formula="of:=ROUND((SUM([.$B37:.AE37])/COUNT([.$B37:.AE37]));0)" office:value-type="float" office:value="0" calcext:value-type="float">
            <text:p>0</text:p>
          </table:table-cell>
          <table:table-cell table:style-name="ce6" table:formula="of:=ROUND((SUM([.$B37:.AF37])/COUNT([.$B37:.AF37]));0)" office:value-type="float" office:value="0" calcext:value-type="float">
            <text:p>0</text:p>
          </table:table-cell>
          <table:table-cell table:style-name="ce6" table:formula="of:=ROUND((SUM([.$B37:.AG37])/COUNT([.$B37:.AG37]));0)" office:value-type="float" office:value="0" calcext:value-type="float">
            <text:p>0</text:p>
          </table:table-cell>
          <table:table-cell table:style-name="ce6" table:formula="of:=ROUND((SUM([.$B37:.AH37])/COUNT([.$B37:.AH37]));0)" office:value-type="float" office:value="0" calcext:value-type="float">
            <text:p>0</text:p>
          </table:table-cell>
          <table:table-cell table:style-name="ce6" table:formula="of:=ROUND((SUM([.$B37:.AI37])/COUNT([.$B37:.AI37]));0)" office:value-type="float" office:value="0" calcext:value-type="float">
            <text:p>0</text:p>
          </table:table-cell>
          <table:table-cell table:style-name="ce6" table:formula="of:=ROUND((SUM([.$B37:.AJ37])/COUNT([.$B37:.AJ37]));0)" office:value-type="float" office:value="0" calcext:value-type="float">
            <text:p>0</text:p>
          </table:table-cell>
          <table:table-cell table:style-name="ce6" table:formula="of:=ROUND((SUM([.$B37:.AK37])/COUNT([.$B37:.AK37]));0)" office:value-type="float" office:value="0" calcext:value-type="float">
            <text:p>0</text:p>
          </table:table-cell>
          <table:table-cell table:style-name="ce6" table:formula="of:=ROUND((SUM([.$B37:.AL37])/COUNT([.$B37:.AL37]));0)" office:value-type="float" office:value="0" calcext:value-type="float">
            <text:p>0</text:p>
          </table:table-cell>
          <table:table-cell table:style-name="ce6" table:formula="of:=ROUND((SUM([.$B37:.AM37])/COUNT([.$B37:.AM37]));0)" office:value-type="float" office:value="0" calcext:value-type="float">
            <text:p>0</text:p>
          </table:table-cell>
          <table:table-cell table:style-name="ce6" table:formula="of:=ROUND((SUM([.$B37:.AN37])/COUNT([.$B37:.AN37]));0)" office:value-type="float" office:value="0" calcext:value-type="float">
            <text:p>0</text:p>
          </table:table-cell>
          <table:table-cell table:style-name="ce6" table:formula="of:=ROUND((SUM([.$B37:.AO37])/COUNT([.$B37:.AO37]));0)" office:value-type="float" office:value="0" calcext:value-type="float">
            <text:p>0</text:p>
          </table:table-cell>
          <table:table-cell table:style-name="ce6" table:formula="of:=ROUND((SUM([.$B37:.AP37])/COUNT([.$B37:.AP37]));0)" office:value-type="float" office:value="0" calcext:value-type="float">
            <text:p>0</text:p>
          </table:table-cell>
          <table:table-cell table:style-name="ce6" table:formula="of:=ROUND((SUM([.$B37:.AQ37])/COUNT([.$B37:.AQ37]));0)" office:value-type="float" office:value="0" calcext:value-type="float">
            <text:p>0</text:p>
          </table:table-cell>
          <table:table-cell table:style-name="ce6" table:formula="of:=ROUND((SUM([.$B37:.AR37])/COUNT([.$B37:.AR37]));0)" office:value-type="float" office:value="0" calcext:value-type="float">
            <text:p>0</text:p>
          </table:table-cell>
          <table:table-cell table:style-name="ce6" table:formula="of:=ROUND((SUM([.$B37:.AS37])/COUNT([.$B37:.AS37]));0)" office:value-type="float" office:value="0" calcext:value-type="float">
            <text:p>0</text:p>
          </table:table-cell>
          <table:table-cell table:style-name="ce6" table:formula="of:=ROUND((SUM([.$B37:.AT37])/COUNT([.$B37:.AT37]));0)" office:value-type="float" office:value="0" calcext:value-type="float">
            <text:p>0</text:p>
          </table:table-cell>
          <table:table-cell table:style-name="ce6" table:formula="of:=ROUND((SUM([.$B37:.AU37])/COUNT([.$B37:.AU37]));0)" office:value-type="float" office:value="0" calcext:value-type="float">
            <text:p>0</text:p>
          </table:table-cell>
          <table:table-cell table:style-name="ce6" table:formula="of:=ROUND((SUM([.$B37:.AV37])/COUNT([.$B37:.AV37]));0)" office:value-type="float" office:value="0" calcext:value-type="float">
            <text:p>0</text:p>
          </table:table-cell>
          <table:table-cell table:style-name="ce6" table:formula="of:=ROUND((SUM([.$B37:.AW37])/COUNT([.$B37:.AW37]));0)" office:value-type="float" office:value="0" calcext:value-type="float">
            <text:p>0</text:p>
          </table:table-cell>
          <table:table-cell table:style-name="ce6" table:formula="of:=ROUND((SUM([.$B37:.AX37])/COUNT([.$B37:.AX37]));0)" office:value-type="float" office:value="0" calcext:value-type="float">
            <text:p>0</text:p>
          </table:table-cell>
          <table:table-cell table:style-name="ce6" table:formula="of:=ROUND((SUM([.$B37:.AY37])/COUNT([.$B37:.AY37]));0)" office:value-type="float" office:value="0" calcext:value-type="float">
            <text:p>0</text:p>
          </table:table-cell>
          <table:table-cell table:style-name="ce6" table:formula="of:=ROUND((SUM([.$B37:.AZ37])/COUNT([.$B37:.AZ37]));0)" office:value-type="float" office:value="0" calcext:value-type="float">
            <text:p>0</text:p>
          </table:table-cell>
          <table:table-cell table:style-name="ce6" table:formula="of:=ROUND((SUM([.$B37:.BA37])/COUNT([.$B37:.BA37]));0)" office:value-type="float" office:value="0" calcext:value-type="float">
            <text:p>0</text:p>
          </table:table-cell>
          <table:table-cell table:style-name="ce6" table:formula="of:=ROUND((SUM([.$B37:.BB37])/COUNT([.$B37:.BB37]));0)" office:value-type="float" office:value="0" calcext:value-type="float">
            <text:p>0</text:p>
          </table:table-cell>
          <table:table-cell table:style-name="ce6" table:formula="of:=ROUND((SUM([.$B37:.BC37])/COUNT([.$B37:.BC37]));0)" office:value-type="float" office:value="0" calcext:value-type="float">
            <text:p>0</text:p>
          </table:table-cell>
          <table:table-cell table:style-name="ce6" table:formula="of:=ROUND((SUM([.$B37:.BD37])/COUNT([.$B37:.BD37]));0)" office:value-type="float" office:value="0" calcext:value-type="float">
            <text:p>0</text:p>
          </table:table-cell>
          <table:table-cell table:style-name="ce6" table:formula="of:=ROUND((SUM([.$B37:.BE37])/COUNT([.$B37:.BE37]));0)" office:value-type="float" office:value="0" calcext:value-type="float">
            <text:p>0</text:p>
          </table:table-cell>
          <table:table-cell table:style-name="ce6" table:formula="of:=ROUND((SUM([.$B37:.BF37])/COUNT([.$B37:.BF37]));0)" office:value-type="float" office:value="0" calcext:value-type="float">
            <text:p>0</text:p>
          </table:table-cell>
          <table:table-cell table:style-name="ce6" table:formula="of:=ROUND((SUM([.$B37:.BG37])/COUNT([.$B37:.BG37]));0)" office:value-type="float" office:value="0" calcext:value-type="float">
            <text:p>0</text:p>
          </table:table-cell>
          <table:table-cell table:style-name="ce6" table:formula="of:=ROUND((SUM([.$B37:.BH37])/COUNT([.$B37:.BH37]));0)" office:value-type="float" office:value="0" calcext:value-type="float">
            <text:p>0</text:p>
          </table:table-cell>
          <table:table-cell table:style-name="ce6" table:formula="of:=ROUND((SUM([.$B37:.BI37])/COUNT([.$B37:.BI37]));0)" office:value-type="float" office:value="0" calcext:value-type="float">
            <text:p>0</text:p>
          </table:table-cell>
          <table:table-cell table:style-name="ce6" table:formula="of:=ROUND((SUM([.$B37:.BJ37])/COUNT([.$B37:.BJ37]));0)" office:value-type="float" office:value="0" calcext:value-type="float">
            <text:p>0</text:p>
          </table:table-cell>
          <table:table-cell table:style-name="ce6" table:formula="of:=ROUND((SUM([.$B37:.BK37])/COUNT([.$B37:.BK37]));0)" office:value-type="float" office:value="0" calcext:value-type="float">
            <text:p>0</text:p>
          </table:table-cell>
          <table:table-cell table:style-name="ce6" table:formula="of:=ROUND((SUM([.$B37:.BL37])/COUNT([.$B37:.BL37]));0)" office:value-type="float" office:value="0" calcext:value-type="float">
            <text:p>0</text:p>
          </table:table-cell>
          <table:table-cell table:style-name="ce6" table:formula="of:=ROUND((SUM([.$B37:.BM37])/COUNT([.$B37:.BM37]));0)" office:value-type="float" office:value="0" calcext:value-type="float">
            <text:p>0</text:p>
          </table:table-cell>
          <table:table-cell table:style-name="ce6" table:formula="of:=ROUND((SUM([.$B37:.BN37])/COUNT([.$B37:.BN37]));0)" office:value-type="float" office:value="0" calcext:value-type="float">
            <text:p>0</text:p>
          </table:table-cell>
          <table:table-cell table:style-name="ce6" table:formula="of:=ROUND((SUM([.$B37:.BO37])/COUNT([.$B37:.BO37]));0)" office:value-type="float" office:value="0" calcext:value-type="float">
            <text:p>0</text:p>
          </table:table-cell>
          <table:table-cell table:style-name="ce6" table:formula="of:=ROUND((SUM([.$B37:.BP37])/COUNT([.$B37:.BP37]));0)" office:value-type="float" office:value="0" calcext:value-type="float">
            <text:p>0</text:p>
          </table:table-cell>
          <table:table-cell table:style-name="ce6" table:formula="of:=ROUND((SUM([.$B37:.BQ37])/COUNT([.$B37:.BQ37]));0)" office:value-type="float" office:value="0" calcext:value-type="float">
            <text:p>0</text:p>
          </table:table-cell>
          <table:table-cell table:style-name="ce6" table:formula="of:=ROUND((SUM([.$B37:.BR37])/COUNT([.$B37:.BR37]));0)" office:value-type="float" office:value="0" calcext:value-type="float">
            <text:p>0</text:p>
          </table:table-cell>
          <table:table-cell table:style-name="ce6" table:formula="of:=ROUND((SUM([.$B37:.BS37])/COUNT([.$B37:.BS37]));0)" office:value-type="float" office:value="0" calcext:value-type="float">
            <text:p>0</text:p>
          </table:table-cell>
          <table:table-cell table:style-name="ce6" table:formula="of:=ROUND((SUM([.$B37:.BT37])/COUNT([.$B37:.BT37]));0)" office:value-type="float" office:value="0" calcext:value-type="float">
            <text:p>0</text:p>
          </table:table-cell>
          <table:table-cell table:style-name="ce6" table:formula="of:=ROUND((SUM([.$B37:.BU37])/COUNT([.$B37:.BU37]));0)" office:value-type="float" office:value="0" calcext:value-type="float">
            <text:p>0</text:p>
          </table:table-cell>
          <table:table-cell table:style-name="ce6" table:formula="of:=ROUND((SUM([.$B37:.BV37])/COUNT([.$B37:.BV37]));0)" office:value-type="float" office:value="0" calcext:value-type="float">
            <text:p>0</text:p>
          </table:table-cell>
          <table:table-cell table:style-name="ce6" table:formula="of:=ROUND((SUM([.$B37:.BW37])/COUNT([.$B37:.BW37]));0)" office:value-type="float" office:value="0" calcext:value-type="float">
            <text:p>0</text:p>
          </table:table-cell>
          <table:table-cell table:style-name="ce6" table:formula="of:=ROUND((SUM([.$B37:.BX37])/COUNT([.$B37:.BX37]));0)" office:value-type="float" office:value="0" calcext:value-type="float">
            <text:p>0</text:p>
          </table:table-cell>
          <table:table-cell table:style-name="ce6" table:formula="of:=ROUND((SUM([.$B37:.BY37])/COUNT([.$B37:.BY37]));0)" office:value-type="float" office:value="0" calcext:value-type="float">
            <text:p>0</text:p>
          </table:table-cell>
          <table:table-cell table:style-name="ce6" table:formula="of:=ROUND((SUM([.$B37:.BZ37])/COUNT([.$B37:.BZ37]));0)" office:value-type="float" office:value="0" calcext:value-type="float">
            <text:p>0</text:p>
          </table:table-cell>
          <table:table-cell table:style-name="ce6" table:formula="of:=ROUND((SUM([.$B37:.CA37])/COUNT([.$B37:.CA37]));0)" office:value-type="float" office:value="0" calcext:value-type="float">
            <text:p>0</text:p>
          </table:table-cell>
          <table:table-cell table:style-name="ce6" table:formula="of:=ROUND((SUM([.$B37:.CB37])/COUNT([.$B37:.CB37]));0)" office:value-type="float" office:value="0" calcext:value-type="float">
            <text:p>0</text:p>
          </table:table-cell>
          <table:table-cell table:style-name="ce6" table:formula="of:=ROUND((SUM([.$B37:.CC37])/COUNT([.$B37:.CC37]));0)" office:value-type="float" office:value="0" calcext:value-type="float">
            <text:p>0</text:p>
          </table:table-cell>
          <table:table-cell table:style-name="ce6" table:formula="of:=ROUND((SUM([.$B37:.CD37])/COUNT([.$B37:.CD37]));0)" office:value-type="float" office:value="0" calcext:value-type="float">
            <text:p>0</text:p>
          </table:table-cell>
          <table:table-cell table:style-name="ce6" table:formula="of:=ROUND((SUM([.$B37:.CE37])/COUNT([.$B37:.CE37]));0)" office:value-type="float" office:value="0" calcext:value-type="float">
            <text:p>0</text:p>
          </table:table-cell>
          <table:table-cell table:style-name="ce6" table:formula="of:=ROUND((SUM([.$B37:.CF37])/COUNT([.$B37:.CF37]));0)" office:value-type="float" office:value="0" calcext:value-type="float">
            <text:p>0</text:p>
          </table:table-cell>
          <table:table-cell table:style-name="ce6" table:formula="of:=ROUND((SUM([.$B37:.CG37])/COUNT([.$B37:.CG37]));0)" office:value-type="float" office:value="0" calcext:value-type="float">
            <text:p>0</text:p>
          </table:table-cell>
          <table:table-cell table:style-name="ce6" table:formula="of:=ROUND((SUM([.$B37:.CH37])/COUNT([.$B37:.CH37]));0)" office:value-type="float" office:value="0" calcext:value-type="float">
            <text:p>0</text:p>
          </table:table-cell>
          <table:table-cell table:style-name="ce6" table:formula="of:=ROUND((SUM([.$B37:.CI37])/COUNT([.$B37:.CI37]));0)" office:value-type="float" office:value="0" calcext:value-type="float">
            <text:p>0</text:p>
          </table:table-cell>
          <table:table-cell table:style-name="ce6" table:formula="of:=ROUND((SUM([.$B37:.CJ37])/COUNT([.$B37:.CJ37]));0)" office:value-type="float" office:value="0" calcext:value-type="float">
            <text:p>0</text:p>
          </table:table-cell>
          <table:table-cell table:style-name="ce6" table:formula="of:=ROUND((SUM([.$B37:.CK37])/COUNT([.$B37:.CK37]));0)" office:value-type="float" office:value="0" calcext:value-type="float">
            <text:p>0</text:p>
          </table:table-cell>
          <table:table-cell table:number-columns-repeated="100"/>
        </table:table-row>
        <table:table-row table:style-name="ro2">
          <table:table-cell table:number-columns-repeated="28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6" table:formula="of:=ROUND((SUM([.$B38:.B38])/COUNT([.$B38:.B38]));0)" office:value-type="float" office:value="1" calcext:value-type="float">
            <text:p>1</text:p>
          </table:table-cell>
          <table:table-cell table:style-name="ce6" table:formula="of:=ROUND((SUM([.$B38:.C38])/COUNT([.$B38:.C38]));0)" office:value-type="float" office:value="1" calcext:value-type="float">
            <text:p>1</text:p>
          </table:table-cell>
          <table:table-cell table:style-name="ce6" table:formula="of:=ROUND((SUM([.$B38:.D38])/COUNT([.$B38:.D38]));0)" office:value-type="float" office:value="1" calcext:value-type="float">
            <text:p>1</text:p>
          </table:table-cell>
          <table:table-cell table:style-name="ce6" table:formula="of:=ROUND((SUM([.$B38:.E38])/COUNT([.$B38:.E38]));0)" office:value-type="float" office:value="1" calcext:value-type="float">
            <text:p>1</text:p>
          </table:table-cell>
          <table:table-cell table:style-name="ce6" table:formula="of:=ROUND((SUM([.$B38:.F38])/COUNT([.$B38:.F38]));0)" office:value-type="float" office:value="1" calcext:value-type="float">
            <text:p>1</text:p>
          </table:table-cell>
          <table:table-cell table:style-name="ce6" table:formula="of:=ROUND((SUM([.$B38:.G38])/COUNT([.$B38:.G38]));0)" office:value-type="float" office:value="1" calcext:value-type="float">
            <text:p>1</text:p>
          </table:table-cell>
          <table:table-cell table:style-name="ce6" table:formula="of:=ROUND((SUM([.$B38:.H38])/COUNT([.$B38:.H38]));0)" office:value-type="float" office:value="1" calcext:value-type="float">
            <text:p>1</text:p>
          </table:table-cell>
          <table:table-cell table:style-name="ce6" table:formula="of:=ROUND((SUM([.$B38:.I38])/COUNT([.$B38:.I38]));0)" office:value-type="float" office:value="1" calcext:value-type="float">
            <text:p>1</text:p>
          </table:table-cell>
          <table:table-cell table:style-name="ce6" table:formula="of:=ROUND((SUM([.$B38:.J38])/COUNT([.$B38:.J38]));0)" office:value-type="float" office:value="1" calcext:value-type="float">
            <text:p>1</text:p>
          </table:table-cell>
          <table:table-cell table:style-name="ce6" table:formula="of:=ROUND((SUM([.$B38:.K38])/COUNT([.$B38:.K38]));0)" office:value-type="float" office:value="1" calcext:value-type="float">
            <text:p>1</text:p>
          </table:table-cell>
          <table:table-cell table:style-name="ce6" table:formula="of:=ROUND((SUM([.$B38:.L38])/COUNT([.$B38:.L38]));0)" office:value-type="float" office:value="1" calcext:value-type="float">
            <text:p>1</text:p>
          </table:table-cell>
          <table:table-cell table:style-name="ce6" table:formula="of:=ROUND((SUM([.$B38:.M38])/COUNT([.$B38:.M38]));0)" office:value-type="float" office:value="1" calcext:value-type="float">
            <text:p>1</text:p>
          </table:table-cell>
          <table:table-cell table:style-name="ce6" table:formula="of:=ROUND((SUM([.$B38:.N38])/COUNT([.$B38:.N38]));0)" office:value-type="float" office:value="1" calcext:value-type="float">
            <text:p>1</text:p>
          </table:table-cell>
          <table:table-cell table:style-name="ce6" table:formula="of:=ROUND((SUM([.$B38:.O38])/COUNT([.$B38:.O38]));0)" office:value-type="float" office:value="1" calcext:value-type="float">
            <text:p>1</text:p>
          </table:table-cell>
          <table:table-cell table:style-name="ce6" table:formula="of:=ROUND((SUM([.$B38:.P38])/COUNT([.$B38:.P38]));0)" office:value-type="float" office:value="1" calcext:value-type="float">
            <text:p>1</text:p>
          </table:table-cell>
          <table:table-cell table:style-name="ce6" table:formula="of:=ROUND((SUM([.$B38:.Q38])/COUNT([.$B38:.Q38]));0)" office:value-type="float" office:value="1" calcext:value-type="float">
            <text:p>1</text:p>
          </table:table-cell>
          <table:table-cell table:style-name="ce6" table:formula="of:=ROUND((SUM([.$B38:.R38])/COUNT([.$B38:.R38]));0)" office:value-type="float" office:value="1" calcext:value-type="float">
            <text:p>1</text:p>
          </table:table-cell>
          <table:table-cell table:style-name="ce6" table:formula="of:=ROUND((SUM([.$B38:.S38])/COUNT([.$B38:.S38]));0)" office:value-type="float" office:value="1" calcext:value-type="float">
            <text:p>1</text:p>
          </table:table-cell>
          <table:table-cell table:style-name="ce6" table:formula="of:=ROUND((SUM([.$B38:.T38])/COUNT([.$B38:.T38]));0)" office:value-type="float" office:value="1" calcext:value-type="float">
            <text:p>1</text:p>
          </table:table-cell>
          <table:table-cell table:style-name="ce6" table:formula="of:=ROUND((SUM([.$B38:.U38])/COUNT([.$B38:.U38]));0)" office:value-type="float" office:value="1" calcext:value-type="float">
            <text:p>1</text:p>
          </table:table-cell>
          <table:table-cell table:style-name="ce6" table:formula="of:=ROUND((SUM([.$B38:.V38])/COUNT([.$B38:.V38]));0)" office:value-type="float" office:value="1" calcext:value-type="float">
            <text:p>1</text:p>
          </table:table-cell>
          <table:table-cell table:style-name="ce6" table:formula="of:=ROUND((SUM([.$B38:.W38])/COUNT([.$B38:.W38]));0)" office:value-type="float" office:value="1" calcext:value-type="float">
            <text:p>1</text:p>
          </table:table-cell>
          <table:table-cell table:style-name="ce6" table:formula="of:=ROUND((SUM([.$B38:.X38])/COUNT([.$B38:.X38]));0)" office:value-type="float" office:value="1" calcext:value-type="float">
            <text:p>1</text:p>
          </table:table-cell>
          <table:table-cell table:style-name="ce6" table:formula="of:=ROUND((SUM([.$B38:.Y38])/COUNT([.$B38:.Y38]));0)" office:value-type="float" office:value="1" calcext:value-type="float">
            <text:p>1</text:p>
          </table:table-cell>
          <table:table-cell table:style-name="ce6" table:formula="of:=ROUND((SUM([.$B38:.Z38])/COUNT([.$B38:.Z38]));0)" office:value-type="float" office:value="1" calcext:value-type="float">
            <text:p>1</text:p>
          </table:table-cell>
          <table:table-cell table:style-name="ce6" table:formula="of:=ROUND((SUM([.$B38:.AA38])/COUNT([.$B38:.AA38]));0)" office:value-type="float" office:value="1" calcext:value-type="float">
            <text:p>1</text:p>
          </table:table-cell>
          <table:table-cell table:style-name="ce6" table:formula="of:=ROUND((SUM([.$B38:.AB38])/COUNT([.$B38:.AB38]));0)" office:value-type="float" office:value="1" calcext:value-type="float">
            <text:p>1</text:p>
          </table:table-cell>
          <table:table-cell table:style-name="ce6" table:formula="of:=ROUND((SUM([.$B38:.AC38])/COUNT([.$B38:.AC38]));0)" office:value-type="float" office:value="1" calcext:value-type="float">
            <text:p>1</text:p>
          </table:table-cell>
          <table:table-cell table:style-name="ce6" table:formula="of:=ROUND((SUM([.$B38:.AD38])/COUNT([.$B38:.AD38]));0)" office:value-type="float" office:value="1" calcext:value-type="float">
            <text:p>1</text:p>
          </table:table-cell>
          <table:table-cell table:style-name="ce6" table:formula="of:=ROUND((SUM([.$B38:.AE38])/COUNT([.$B38:.AE38]));0)" office:value-type="float" office:value="1" calcext:value-type="float">
            <text:p>1</text:p>
          </table:table-cell>
          <table:table-cell table:style-name="ce6" table:formula="of:=ROUND((SUM([.$B38:.AF38])/COUNT([.$B38:.AF38]));0)" office:value-type="float" office:value="1" calcext:value-type="float">
            <text:p>1</text:p>
          </table:table-cell>
          <table:table-cell table:style-name="ce6" table:formula="of:=ROUND((SUM([.$B38:.AG38])/COUNT([.$B38:.AG38]));0)" office:value-type="float" office:value="1" calcext:value-type="float">
            <text:p>1</text:p>
          </table:table-cell>
          <table:table-cell table:style-name="ce6" table:formula="of:=ROUND((SUM([.$B38:.AH38])/COUNT([.$B38:.AH38]));0)" office:value-type="float" office:value="1" calcext:value-type="float">
            <text:p>1</text:p>
          </table:table-cell>
          <table:table-cell table:style-name="ce6" table:formula="of:=ROUND((SUM([.$B38:.AI38])/COUNT([.$B38:.AI38]));0)" office:value-type="float" office:value="1" calcext:value-type="float">
            <text:p>1</text:p>
          </table:table-cell>
          <table:table-cell table:style-name="ce6" table:formula="of:=ROUND((SUM([.$B38:.AJ38])/COUNT([.$B38:.AJ38]));0)" office:value-type="float" office:value="1" calcext:value-type="float">
            <text:p>1</text:p>
          </table:table-cell>
          <table:table-cell table:style-name="ce6" table:formula="of:=ROUND((SUM([.$B38:.AK38])/COUNT([.$B38:.AK38]));0)" office:value-type="float" office:value="1" calcext:value-type="float">
            <text:p>1</text:p>
          </table:table-cell>
          <table:table-cell table:style-name="ce6" table:formula="of:=ROUND((SUM([.$B38:.AL38])/COUNT([.$B38:.AL38]));0)" office:value-type="float" office:value="1" calcext:value-type="float">
            <text:p>1</text:p>
          </table:table-cell>
          <table:table-cell table:style-name="ce6" table:formula="of:=ROUND((SUM([.$B38:.AM38])/COUNT([.$B38:.AM38]));0)" office:value-type="float" office:value="1" calcext:value-type="float">
            <text:p>1</text:p>
          </table:table-cell>
          <table:table-cell table:style-name="ce6" table:formula="of:=ROUND((SUM([.$B38:.AN38])/COUNT([.$B38:.AN38]));0)" office:value-type="float" office:value="1" calcext:value-type="float">
            <text:p>1</text:p>
          </table:table-cell>
          <table:table-cell table:style-name="ce6" table:formula="of:=ROUND((SUM([.$B38:.AO38])/COUNT([.$B38:.AO38]));0)" office:value-type="float" office:value="1" calcext:value-type="float">
            <text:p>1</text:p>
          </table:table-cell>
          <table:table-cell table:style-name="ce6" table:formula="of:=ROUND((SUM([.$B38:.AP38])/COUNT([.$B38:.AP38]));0)" office:value-type="float" office:value="1" calcext:value-type="float">
            <text:p>1</text:p>
          </table:table-cell>
          <table:table-cell table:style-name="ce6" table:formula="of:=ROUND((SUM([.$B38:.AQ38])/COUNT([.$B38:.AQ38]));0)" office:value-type="float" office:value="1" calcext:value-type="float">
            <text:p>1</text:p>
          </table:table-cell>
          <table:table-cell table:style-name="ce6" table:formula="of:=ROUND((SUM([.$B38:.AR38])/COUNT([.$B38:.AR38]));0)" office:value-type="float" office:value="1" calcext:value-type="float">
            <text:p>1</text:p>
          </table:table-cell>
          <table:table-cell table:style-name="ce6" table:formula="of:=ROUND((SUM([.$B38:.AS38])/COUNT([.$B38:.AS38]));0)" office:value-type="float" office:value="1" calcext:value-type="float">
            <text:p>1</text:p>
          </table:table-cell>
          <table:table-cell table:style-name="ce6" table:formula="of:=ROUND((SUM([.$B38:.AT38])/COUNT([.$B38:.AT38]));0)" office:value-type="float" office:value="1" calcext:value-type="float">
            <text:p>1</text:p>
          </table:table-cell>
          <table:table-cell table:style-name="ce6" table:formula="of:=ROUND((SUM([.$B38:.AU38])/COUNT([.$B38:.AU38]));0)" office:value-type="float" office:value="1" calcext:value-type="float">
            <text:p>1</text:p>
          </table:table-cell>
          <table:table-cell table:style-name="ce6" table:formula="of:=ROUND((SUM([.$B38:.AV38])/COUNT([.$B38:.AV38]));0)" office:value-type="float" office:value="1" calcext:value-type="float">
            <text:p>1</text:p>
          </table:table-cell>
          <table:table-cell table:style-name="ce6" table:formula="of:=ROUND((SUM([.$B38:.AW38])/COUNT([.$B38:.AW38]));0)" office:value-type="float" office:value="1" calcext:value-type="float">
            <text:p>1</text:p>
          </table:table-cell>
          <table:table-cell table:style-name="ce6" table:formula="of:=ROUND((SUM([.$B38:.AX38])/COUNT([.$B38:.AX38]));0)" office:value-type="float" office:value="1" calcext:value-type="float">
            <text:p>1</text:p>
          </table:table-cell>
          <table:table-cell table:style-name="ce6" table:formula="of:=ROUND((SUM([.$B38:.AY38])/COUNT([.$B38:.AY38]));0)" office:value-type="float" office:value="1" calcext:value-type="float">
            <text:p>1</text:p>
          </table:table-cell>
          <table:table-cell table:style-name="ce6" table:formula="of:=ROUND((SUM([.$B38:.AZ38])/COUNT([.$B38:.AZ38]));0)" office:value-type="float" office:value="1" calcext:value-type="float">
            <text:p>1</text:p>
          </table:table-cell>
          <table:table-cell table:style-name="ce6" table:formula="of:=ROUND((SUM([.$B38:.BA38])/COUNT([.$B38:.BA38]));0)" office:value-type="float" office:value="1" calcext:value-type="float">
            <text:p>1</text:p>
          </table:table-cell>
          <table:table-cell table:style-name="ce6" table:formula="of:=ROUND((SUM([.$B38:.BB38])/COUNT([.$B38:.BB38]));0)" office:value-type="float" office:value="1" calcext:value-type="float">
            <text:p>1</text:p>
          </table:table-cell>
          <table:table-cell table:style-name="ce6" table:formula="of:=ROUND((SUM([.$B38:.BC38])/COUNT([.$B38:.BC38]));0)" office:value-type="float" office:value="1" calcext:value-type="float">
            <text:p>1</text:p>
          </table:table-cell>
          <table:table-cell table:style-name="ce6" table:formula="of:=ROUND((SUM([.$B38:.BD38])/COUNT([.$B38:.BD38]));0)" office:value-type="float" office:value="1" calcext:value-type="float">
            <text:p>1</text:p>
          </table:table-cell>
          <table:table-cell table:style-name="ce6" table:formula="of:=ROUND((SUM([.$B38:.BE38])/COUNT([.$B38:.BE38]));0)" office:value-type="float" office:value="1" calcext:value-type="float">
            <text:p>1</text:p>
          </table:table-cell>
          <table:table-cell table:style-name="ce6" table:formula="of:=ROUND((SUM([.$B38:.BF38])/COUNT([.$B38:.BF38]));0)" office:value-type="float" office:value="1" calcext:value-type="float">
            <text:p>1</text:p>
          </table:table-cell>
          <table:table-cell table:style-name="ce6" table:formula="of:=ROUND((SUM([.$B38:.BG38])/COUNT([.$B38:.BG38]));0)" office:value-type="float" office:value="1" calcext:value-type="float">
            <text:p>1</text:p>
          </table:table-cell>
          <table:table-cell table:style-name="ce6" table:formula="of:=ROUND((SUM([.$B38:.BH38])/COUNT([.$B38:.BH38]));0)" office:value-type="float" office:value="1" calcext:value-type="float">
            <text:p>1</text:p>
          </table:table-cell>
          <table:table-cell table:style-name="ce6" table:formula="of:=ROUND((SUM([.$B38:.BI38])/COUNT([.$B38:.BI38]));0)" office:value-type="float" office:value="1" calcext:value-type="float">
            <text:p>1</text:p>
          </table:table-cell>
          <table:table-cell table:style-name="ce6" table:formula="of:=ROUND((SUM([.$B38:.BJ38])/COUNT([.$B38:.BJ38]));0)" office:value-type="float" office:value="1" calcext:value-type="float">
            <text:p>1</text:p>
          </table:table-cell>
          <table:table-cell table:style-name="ce6" table:formula="of:=ROUND((SUM([.$B38:.BK38])/COUNT([.$B38:.BK38]));0)" office:value-type="float" office:value="1" calcext:value-type="float">
            <text:p>1</text:p>
          </table:table-cell>
          <table:table-cell table:style-name="ce6" table:formula="of:=ROUND((SUM([.$B38:.BL38])/COUNT([.$B38:.BL38]));0)" office:value-type="float" office:value="1" calcext:value-type="float">
            <text:p>1</text:p>
          </table:table-cell>
          <table:table-cell table:style-name="ce6" table:formula="of:=ROUND((SUM([.$B38:.BM38])/COUNT([.$B38:.BM38]));0)" office:value-type="float" office:value="1" calcext:value-type="float">
            <text:p>1</text:p>
          </table:table-cell>
          <table:table-cell table:style-name="ce6" table:formula="of:=ROUND((SUM([.$B38:.BN38])/COUNT([.$B38:.BN38]));0)" office:value-type="float" office:value="1" calcext:value-type="float">
            <text:p>1</text:p>
          </table:table-cell>
          <table:table-cell table:style-name="ce6" table:formula="of:=ROUND((SUM([.$B38:.BO38])/COUNT([.$B38:.BO38]));0)" office:value-type="float" office:value="1" calcext:value-type="float">
            <text:p>1</text:p>
          </table:table-cell>
          <table:table-cell table:style-name="ce6" table:formula="of:=ROUND((SUM([.$B38:.BP38])/COUNT([.$B38:.BP38]));0)" office:value-type="float" office:value="1" calcext:value-type="float">
            <text:p>1</text:p>
          </table:table-cell>
          <table:table-cell table:style-name="ce6" table:formula="of:=ROUND((SUM([.$B38:.BQ38])/COUNT([.$B38:.BQ38]));0)" office:value-type="float" office:value="1" calcext:value-type="float">
            <text:p>1</text:p>
          </table:table-cell>
          <table:table-cell table:style-name="ce6" table:formula="of:=ROUND((SUM([.$B38:.BR38])/COUNT([.$B38:.BR38]));0)" office:value-type="float" office:value="1" calcext:value-type="float">
            <text:p>1</text:p>
          </table:table-cell>
          <table:table-cell table:style-name="ce6" table:formula="of:=ROUND((SUM([.$B38:.BS38])/COUNT([.$B38:.BS38]));0)" office:value-type="float" office:value="1" calcext:value-type="float">
            <text:p>1</text:p>
          </table:table-cell>
          <table:table-cell table:style-name="ce6" table:formula="of:=ROUND((SUM([.$B38:.BT38])/COUNT([.$B38:.BT38]));0)" office:value-type="float" office:value="1" calcext:value-type="float">
            <text:p>1</text:p>
          </table:table-cell>
          <table:table-cell table:style-name="ce6" table:formula="of:=ROUND((SUM([.$B38:.BU38])/COUNT([.$B38:.BU38]));0)" office:value-type="float" office:value="1" calcext:value-type="float">
            <text:p>1</text:p>
          </table:table-cell>
          <table:table-cell table:style-name="ce6" table:formula="of:=ROUND((SUM([.$B38:.BV38])/COUNT([.$B38:.BV38]));0)" office:value-type="float" office:value="1" calcext:value-type="float">
            <text:p>1</text:p>
          </table:table-cell>
          <table:table-cell table:style-name="ce6" table:formula="of:=ROUND((SUM([.$B38:.BW38])/COUNT([.$B38:.BW38]));0)" office:value-type="float" office:value="1" calcext:value-type="float">
            <text:p>1</text:p>
          </table:table-cell>
          <table:table-cell table:style-name="ce6" table:formula="of:=ROUND((SUM([.$B38:.BX38])/COUNT([.$B38:.BX38]));0)" office:value-type="float" office:value="1" calcext:value-type="float">
            <text:p>1</text:p>
          </table:table-cell>
          <table:table-cell table:style-name="ce6" table:formula="of:=ROUND((SUM([.$B38:.BY38])/COUNT([.$B38:.BY38]));0)" office:value-type="float" office:value="1" calcext:value-type="float">
            <text:p>1</text:p>
          </table:table-cell>
          <table:table-cell table:style-name="ce6" table:formula="of:=ROUND((SUM([.$B38:.BZ38])/COUNT([.$B38:.BZ38]));0)" office:value-type="float" office:value="1" calcext:value-type="float">
            <text:p>1</text:p>
          </table:table-cell>
          <table:table-cell table:style-name="ce6" table:formula="of:=ROUND((SUM([.$B38:.CA38])/COUNT([.$B38:.CA38]));0)" office:value-type="float" office:value="1" calcext:value-type="float">
            <text:p>1</text:p>
          </table:table-cell>
          <table:table-cell table:style-name="ce6" table:formula="of:=ROUND((SUM([.$B38:.CB38])/COUNT([.$B38:.CB38]));0)" office:value-type="float" office:value="1" calcext:value-type="float">
            <text:p>1</text:p>
          </table:table-cell>
          <table:table-cell table:style-name="ce6" table:formula="of:=ROUND((SUM([.$B38:.CC38])/COUNT([.$B38:.CC38]));0)" office:value-type="float" office:value="1" calcext:value-type="float">
            <text:p>1</text:p>
          </table:table-cell>
          <table:table-cell table:style-name="ce6" table:formula="of:=ROUND((SUM([.$B38:.CD38])/COUNT([.$B38:.CD38]));0)" office:value-type="float" office:value="1" calcext:value-type="float">
            <text:p>1</text:p>
          </table:table-cell>
          <table:table-cell table:style-name="ce6" table:formula="of:=ROUND((SUM([.$B38:.CE38])/COUNT([.$B38:.CE38]));0)" office:value-type="float" office:value="1" calcext:value-type="float">
            <text:p>1</text:p>
          </table:table-cell>
          <table:table-cell table:style-name="ce6" table:formula="of:=ROUND((SUM([.$B38:.CF38])/COUNT([.$B38:.CF38]));0)" office:value-type="float" office:value="1" calcext:value-type="float">
            <text:p>1</text:p>
          </table:table-cell>
          <table:table-cell table:style-name="ce6" table:formula="of:=ROUND((SUM([.$B38:.CG38])/COUNT([.$B38:.CG38]));0)" office:value-type="float" office:value="1" calcext:value-type="float">
            <text:p>1</text:p>
          </table:table-cell>
          <table:table-cell table:style-name="ce6" table:formula="of:=ROUND((SUM([.$B38:.CH38])/COUNT([.$B38:.CH38]));0)" office:value-type="float" office:value="1" calcext:value-type="float">
            <text:p>1</text:p>
          </table:table-cell>
          <table:table-cell table:style-name="ce6" table:formula="of:=ROUND((SUM([.$B38:.CI38])/COUNT([.$B38:.CI38]));0)" office:value-type="float" office:value="1" calcext:value-type="float">
            <text:p>1</text:p>
          </table:table-cell>
          <table:table-cell table:style-name="ce6" table:formula="of:=ROUND((SUM([.$B38:.CJ38])/COUNT([.$B38:.CJ38]));0)" office:value-type="float" office:value="1" calcext:value-type="float">
            <text:p>1</text:p>
          </table:table-cell>
          <table:table-cell table:style-name="ce6" table:formula="of:=ROUND((SUM([.$B38:.CK38])/COUNT([.$B38:.CK38]));0)" office:value-type="float" office:value="1" calcext:value-type="float">
            <text:p>1</text:p>
          </table:table-cell>
          <table:table-cell table:number-columns-repeated="100"/>
        </table:table-row>
        <table:table-row table:style-name="ro2">
          <table:table-cell table:number-columns-repeated="12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ROUND((SUM([.$B39:.B39])/COUNT([.$B39:.B39]));0)" office:value-type="float" office:value="1" calcext:value-type="float">
            <text:p>1</text:p>
          </table:table-cell>
          <table:table-cell table:style-name="ce6" table:formula="of:=ROUND((SUM([.$B39:.C39])/COUNT([.$B39:.C39]));0)" office:value-type="float" office:value="1" calcext:value-type="float">
            <text:p>1</text:p>
          </table:table-cell>
          <table:table-cell table:style-name="ce6" table:formula="of:=ROUND((SUM([.$B39:.D39])/COUNT([.$B39:.D39]));0)" office:value-type="float" office:value="1" calcext:value-type="float">
            <text:p>1</text:p>
          </table:table-cell>
          <table:table-cell table:style-name="ce6" table:formula="of:=ROUND((SUM([.$B39:.E39])/COUNT([.$B39:.E39]));0)" office:value-type="float" office:value="1" calcext:value-type="float">
            <text:p>1</text:p>
          </table:table-cell>
          <table:table-cell table:style-name="ce6" table:formula="of:=ROUND((SUM([.$B39:.F39])/COUNT([.$B39:.F39]));0)" office:value-type="float" office:value="1" calcext:value-type="float">
            <text:p>1</text:p>
          </table:table-cell>
          <table:table-cell table:style-name="ce6" table:formula="of:=ROUND((SUM([.$B39:.G39])/COUNT([.$B39:.G39]));0)" office:value-type="float" office:value="1" calcext:value-type="float">
            <text:p>1</text:p>
          </table:table-cell>
          <table:table-cell table:style-name="ce6" table:formula="of:=ROUND((SUM([.$B39:.H39])/COUNT([.$B39:.H39]));0)" office:value-type="float" office:value="1" calcext:value-type="float">
            <text:p>1</text:p>
          </table:table-cell>
          <table:table-cell table:style-name="ce6" table:formula="of:=ROUND((SUM([.$B39:.I39])/COUNT([.$B39:.I39]));0)" office:value-type="float" office:value="1" calcext:value-type="float">
            <text:p>1</text:p>
          </table:table-cell>
          <table:table-cell table:style-name="ce6" table:formula="of:=ROUND((SUM([.$B39:.J39])/COUNT([.$B39:.J39]));0)" office:value-type="float" office:value="1" calcext:value-type="float">
            <text:p>1</text:p>
          </table:table-cell>
          <table:table-cell table:style-name="ce6" table:formula="of:=ROUND((SUM([.$B39:.K39])/COUNT([.$B39:.K39]));0)" office:value-type="float" office:value="1" calcext:value-type="float">
            <text:p>1</text:p>
          </table:table-cell>
          <table:table-cell table:style-name="ce6" table:formula="of:=ROUND((SUM([.$B39:.L39])/COUNT([.$B39:.L39]));0)" office:value-type="float" office:value="1" calcext:value-type="float">
            <text:p>1</text:p>
          </table:table-cell>
          <table:table-cell table:style-name="ce6" table:formula="of:=ROUND((SUM([.$B39:.M39])/COUNT([.$B39:.M39]));0)" office:value-type="float" office:value="1" calcext:value-type="float">
            <text:p>1</text:p>
          </table:table-cell>
          <table:table-cell table:style-name="ce6" table:formula="of:=ROUND((SUM([.$B39:.N39])/COUNT([.$B39:.N39]));0)" office:value-type="float" office:value="1" calcext:value-type="float">
            <text:p>1</text:p>
          </table:table-cell>
          <table:table-cell table:style-name="ce6" table:formula="of:=ROUND((SUM([.$B39:.O39])/COUNT([.$B39:.O39]));0)" office:value-type="float" office:value="1" calcext:value-type="float">
            <text:p>1</text:p>
          </table:table-cell>
          <table:table-cell table:style-name="ce6" table:formula="of:=ROUND((SUM([.$B39:.P39])/COUNT([.$B39:.P39]));0)" office:value-type="float" office:value="1" calcext:value-type="float">
            <text:p>1</text:p>
          </table:table-cell>
          <table:table-cell table:style-name="ce6" table:formula="of:=ROUND((SUM([.$B39:.Q39])/COUNT([.$B39:.Q39]));0)" office:value-type="float" office:value="1" calcext:value-type="float">
            <text:p>1</text:p>
          </table:table-cell>
          <table:table-cell table:style-name="ce6" table:formula="of:=ROUND((SUM([.$B39:.R39])/COUNT([.$B39:.R39]));0)" office:value-type="float" office:value="1" calcext:value-type="float">
            <text:p>1</text:p>
          </table:table-cell>
          <table:table-cell table:style-name="ce6" table:formula="of:=ROUND((SUM([.$B39:.S39])/COUNT([.$B39:.S39]));0)" office:value-type="float" office:value="1" calcext:value-type="float">
            <text:p>1</text:p>
          </table:table-cell>
          <table:table-cell table:style-name="ce6" table:formula="of:=ROUND((SUM([.$B39:.T39])/COUNT([.$B39:.T39]));0)" office:value-type="float" office:value="1" calcext:value-type="float">
            <text:p>1</text:p>
          </table:table-cell>
          <table:table-cell table:style-name="ce6" table:formula="of:=ROUND((SUM([.$B39:.U39])/COUNT([.$B39:.U39]));0)" office:value-type="float" office:value="1" calcext:value-type="float">
            <text:p>1</text:p>
          </table:table-cell>
          <table:table-cell table:style-name="ce6" table:formula="of:=ROUND((SUM([.$B39:.V39])/COUNT([.$B39:.V39]));0)" office:value-type="float" office:value="1" calcext:value-type="float">
            <text:p>1</text:p>
          </table:table-cell>
          <table:table-cell table:style-name="ce6" table:formula="of:=ROUND((SUM([.$B39:.W39])/COUNT([.$B39:.W39]));0)" office:value-type="float" office:value="1" calcext:value-type="float">
            <text:p>1</text:p>
          </table:table-cell>
          <table:table-cell table:style-name="ce6" table:formula="of:=ROUND((SUM([.$B39:.X39])/COUNT([.$B39:.X39]));0)" office:value-type="float" office:value="1" calcext:value-type="float">
            <text:p>1</text:p>
          </table:table-cell>
          <table:table-cell table:style-name="ce6" table:formula="of:=ROUND((SUM([.$B39:.Y39])/COUNT([.$B39:.Y39]));0)" office:value-type="float" office:value="1" calcext:value-type="float">
            <text:p>1</text:p>
          </table:table-cell>
          <table:table-cell table:style-name="ce6" table:formula="of:=ROUND((SUM([.$B39:.Z39])/COUNT([.$B39:.Z39]));0)" office:value-type="float" office:value="1" calcext:value-type="float">
            <text:p>1</text:p>
          </table:table-cell>
          <table:table-cell table:style-name="ce6" table:formula="of:=ROUND((SUM([.$B39:.AA39])/COUNT([.$B39:.AA39]));0)" office:value-type="float" office:value="1" calcext:value-type="float">
            <text:p>1</text:p>
          </table:table-cell>
          <table:table-cell table:style-name="ce6" table:formula="of:=ROUND((SUM([.$B39:.AB39])/COUNT([.$B39:.AB39]));0)" office:value-type="float" office:value="1" calcext:value-type="float">
            <text:p>1</text:p>
          </table:table-cell>
          <table:table-cell table:style-name="ce6" table:formula="of:=ROUND((SUM([.$B39:.AC39])/COUNT([.$B39:.AC39]));0)" office:value-type="float" office:value="1" calcext:value-type="float">
            <text:p>1</text:p>
          </table:table-cell>
          <table:table-cell table:style-name="ce6" table:formula="of:=ROUND((SUM([.$B39:.AD39])/COUNT([.$B39:.AD39]));0)" office:value-type="float" office:value="1" calcext:value-type="float">
            <text:p>1</text:p>
          </table:table-cell>
          <table:table-cell table:style-name="ce6" table:formula="of:=ROUND((SUM([.$B39:.AE39])/COUNT([.$B39:.AE39]));0)" office:value-type="float" office:value="1" calcext:value-type="float">
            <text:p>1</text:p>
          </table:table-cell>
          <table:table-cell table:style-name="ce6" table:formula="of:=ROUND((SUM([.$B39:.AF39])/COUNT([.$B39:.AF39]));0)" office:value-type="float" office:value="1" calcext:value-type="float">
            <text:p>1</text:p>
          </table:table-cell>
          <table:table-cell table:style-name="ce6" table:formula="of:=ROUND((SUM([.$B39:.AG39])/COUNT([.$B39:.AG39]));0)" office:value-type="float" office:value="1" calcext:value-type="float">
            <text:p>1</text:p>
          </table:table-cell>
          <table:table-cell table:style-name="ce6" table:formula="of:=ROUND((SUM([.$B39:.AH39])/COUNT([.$B39:.AH39]));0)" office:value-type="float" office:value="1" calcext:value-type="float">
            <text:p>1</text:p>
          </table:table-cell>
          <table:table-cell table:style-name="ce6" table:formula="of:=ROUND((SUM([.$B39:.AI39])/COUNT([.$B39:.AI39]));0)" office:value-type="float" office:value="1" calcext:value-type="float">
            <text:p>1</text:p>
          </table:table-cell>
          <table:table-cell table:style-name="ce6" table:formula="of:=ROUND((SUM([.$B39:.AJ39])/COUNT([.$B39:.AJ39]));0)" office:value-type="float" office:value="1" calcext:value-type="float">
            <text:p>1</text:p>
          </table:table-cell>
          <table:table-cell table:style-name="ce6" table:formula="of:=ROUND((SUM([.$B39:.AK39])/COUNT([.$B39:.AK39]));0)" office:value-type="float" office:value="1" calcext:value-type="float">
            <text:p>1</text:p>
          </table:table-cell>
          <table:table-cell table:style-name="ce6" table:formula="of:=ROUND((SUM([.$B39:.AL39])/COUNT([.$B39:.AL39]));0)" office:value-type="float" office:value="1" calcext:value-type="float">
            <text:p>1</text:p>
          </table:table-cell>
          <table:table-cell table:style-name="ce6" table:formula="of:=ROUND((SUM([.$B39:.AM39])/COUNT([.$B39:.AM39]));0)" office:value-type="float" office:value="1" calcext:value-type="float">
            <text:p>1</text:p>
          </table:table-cell>
          <table:table-cell table:style-name="ce6" table:formula="of:=ROUND((SUM([.$B39:.AN39])/COUNT([.$B39:.AN39]));0)" office:value-type="float" office:value="1" calcext:value-type="float">
            <text:p>1</text:p>
          </table:table-cell>
          <table:table-cell table:style-name="ce6" table:formula="of:=ROUND((SUM([.$B39:.AO39])/COUNT([.$B39:.AO39]));0)" office:value-type="float" office:value="1" calcext:value-type="float">
            <text:p>1</text:p>
          </table:table-cell>
          <table:table-cell table:style-name="ce6" table:formula="of:=ROUND((SUM([.$B39:.AP39])/COUNT([.$B39:.AP39]));0)" office:value-type="float" office:value="1" calcext:value-type="float">
            <text:p>1</text:p>
          </table:table-cell>
          <table:table-cell table:style-name="ce6" table:formula="of:=ROUND((SUM([.$B39:.AQ39])/COUNT([.$B39:.AQ39]));0)" office:value-type="float" office:value="1" calcext:value-type="float">
            <text:p>1</text:p>
          </table:table-cell>
          <table:table-cell table:style-name="ce6" table:formula="of:=ROUND((SUM([.$B39:.AR39])/COUNT([.$B39:.AR39]));0)" office:value-type="float" office:value="1" calcext:value-type="float">
            <text:p>1</text:p>
          </table:table-cell>
          <table:table-cell table:style-name="ce6" table:formula="of:=ROUND((SUM([.$B39:.AS39])/COUNT([.$B39:.AS39]));0)" office:value-type="float" office:value="1" calcext:value-type="float">
            <text:p>1</text:p>
          </table:table-cell>
          <table:table-cell table:style-name="ce6" table:formula="of:=ROUND((SUM([.$B39:.AT39])/COUNT([.$B39:.AT39]));0)" office:value-type="float" office:value="1" calcext:value-type="float">
            <text:p>1</text:p>
          </table:table-cell>
          <table:table-cell table:style-name="ce6" table:formula="of:=ROUND((SUM([.$B39:.AU39])/COUNT([.$B39:.AU39]));0)" office:value-type="float" office:value="1" calcext:value-type="float">
            <text:p>1</text:p>
          </table:table-cell>
          <table:table-cell table:style-name="ce6" table:formula="of:=ROUND((SUM([.$B39:.AV39])/COUNT([.$B39:.AV39]));0)" office:value-type="float" office:value="1" calcext:value-type="float">
            <text:p>1</text:p>
          </table:table-cell>
          <table:table-cell table:style-name="ce6" table:formula="of:=ROUND((SUM([.$B39:.AW39])/COUNT([.$B39:.AW39]));0)" office:value-type="float" office:value="1" calcext:value-type="float">
            <text:p>1</text:p>
          </table:table-cell>
          <table:table-cell table:style-name="ce6" table:formula="of:=ROUND((SUM([.$B39:.AX39])/COUNT([.$B39:.AX39]));0)" office:value-type="float" office:value="1" calcext:value-type="float">
            <text:p>1</text:p>
          </table:table-cell>
          <table:table-cell table:style-name="ce6" table:formula="of:=ROUND((SUM([.$B39:.AY39])/COUNT([.$B39:.AY39]));0)" office:value-type="float" office:value="1" calcext:value-type="float">
            <text:p>1</text:p>
          </table:table-cell>
          <table:table-cell table:style-name="ce6" table:formula="of:=ROUND((SUM([.$B39:.AZ39])/COUNT([.$B39:.AZ39]));0)" office:value-type="float" office:value="1" calcext:value-type="float">
            <text:p>1</text:p>
          </table:table-cell>
          <table:table-cell table:style-name="ce6" table:formula="of:=ROUND((SUM([.$B39:.BA39])/COUNT([.$B39:.BA39]));0)" office:value-type="float" office:value="1" calcext:value-type="float">
            <text:p>1</text:p>
          </table:table-cell>
          <table:table-cell table:style-name="ce6" table:formula="of:=ROUND((SUM([.$B39:.BB39])/COUNT([.$B39:.BB39]));0)" office:value-type="float" office:value="1" calcext:value-type="float">
            <text:p>1</text:p>
          </table:table-cell>
          <table:table-cell table:style-name="ce6" table:formula="of:=ROUND((SUM([.$B39:.BC39])/COUNT([.$B39:.BC39]));0)" office:value-type="float" office:value="1" calcext:value-type="float">
            <text:p>1</text:p>
          </table:table-cell>
          <table:table-cell table:style-name="ce6" table:formula="of:=ROUND((SUM([.$B39:.BD39])/COUNT([.$B39:.BD39]));0)" office:value-type="float" office:value="1" calcext:value-type="float">
            <text:p>1</text:p>
          </table:table-cell>
          <table:table-cell table:style-name="ce6" table:formula="of:=ROUND((SUM([.$B39:.BE39])/COUNT([.$B39:.BE39]));0)" office:value-type="float" office:value="1" calcext:value-type="float">
            <text:p>1</text:p>
          </table:table-cell>
          <table:table-cell table:style-name="ce6" table:formula="of:=ROUND((SUM([.$B39:.BF39])/COUNT([.$B39:.BF39]));0)" office:value-type="float" office:value="1" calcext:value-type="float">
            <text:p>1</text:p>
          </table:table-cell>
          <table:table-cell table:style-name="ce6" table:formula="of:=ROUND((SUM([.$B39:.BG39])/COUNT([.$B39:.BG39]));0)" office:value-type="float" office:value="1" calcext:value-type="float">
            <text:p>1</text:p>
          </table:table-cell>
          <table:table-cell table:style-name="ce6" table:formula="of:=ROUND((SUM([.$B39:.BH39])/COUNT([.$B39:.BH39]));0)" office:value-type="float" office:value="1" calcext:value-type="float">
            <text:p>1</text:p>
          </table:table-cell>
          <table:table-cell table:style-name="ce6" table:formula="of:=ROUND((SUM([.$B39:.BI39])/COUNT([.$B39:.BI39]));0)" office:value-type="float" office:value="1" calcext:value-type="float">
            <text:p>1</text:p>
          </table:table-cell>
          <table:table-cell table:style-name="ce6" table:formula="of:=ROUND((SUM([.$B39:.BJ39])/COUNT([.$B39:.BJ39]));0)" office:value-type="float" office:value="1" calcext:value-type="float">
            <text:p>1</text:p>
          </table:table-cell>
          <table:table-cell table:style-name="ce6" table:formula="of:=ROUND((SUM([.$B39:.BK39])/COUNT([.$B39:.BK39]));0)" office:value-type="float" office:value="1" calcext:value-type="float">
            <text:p>1</text:p>
          </table:table-cell>
          <table:table-cell table:style-name="ce6" table:formula="of:=ROUND((SUM([.$B39:.BL39])/COUNT([.$B39:.BL39]));0)" office:value-type="float" office:value="1" calcext:value-type="float">
            <text:p>1</text:p>
          </table:table-cell>
          <table:table-cell table:style-name="ce6" table:formula="of:=ROUND((SUM([.$B39:.BM39])/COUNT([.$B39:.BM39]));0)" office:value-type="float" office:value="1" calcext:value-type="float">
            <text:p>1</text:p>
          </table:table-cell>
          <table:table-cell table:style-name="ce6" table:formula="of:=ROUND((SUM([.$B39:.BN39])/COUNT([.$B39:.BN39]));0)" office:value-type="float" office:value="1" calcext:value-type="float">
            <text:p>1</text:p>
          </table:table-cell>
          <table:table-cell table:style-name="ce6" table:formula="of:=ROUND((SUM([.$B39:.BO39])/COUNT([.$B39:.BO39]));0)" office:value-type="float" office:value="1" calcext:value-type="float">
            <text:p>1</text:p>
          </table:table-cell>
          <table:table-cell table:style-name="ce6" table:formula="of:=ROUND((SUM([.$B39:.BP39])/COUNT([.$B39:.BP39]));0)" office:value-type="float" office:value="1" calcext:value-type="float">
            <text:p>1</text:p>
          </table:table-cell>
          <table:table-cell table:style-name="ce6" table:formula="of:=ROUND((SUM([.$B39:.BQ39])/COUNT([.$B39:.BQ39]));0)" office:value-type="float" office:value="1" calcext:value-type="float">
            <text:p>1</text:p>
          </table:table-cell>
          <table:table-cell table:style-name="ce6" table:formula="of:=ROUND((SUM([.$B39:.BR39])/COUNT([.$B39:.BR39]));0)" office:value-type="float" office:value="1" calcext:value-type="float">
            <text:p>1</text:p>
          </table:table-cell>
          <table:table-cell table:style-name="ce6" table:formula="of:=ROUND((SUM([.$B39:.BS39])/COUNT([.$B39:.BS39]));0)" office:value-type="float" office:value="1" calcext:value-type="float">
            <text:p>1</text:p>
          </table:table-cell>
          <table:table-cell table:style-name="ce6" table:formula="of:=ROUND((SUM([.$B39:.BT39])/COUNT([.$B39:.BT39]));0)" office:value-type="float" office:value="1" calcext:value-type="float">
            <text:p>1</text:p>
          </table:table-cell>
          <table:table-cell table:style-name="ce6" table:formula="of:=ROUND((SUM([.$B39:.BU39])/COUNT([.$B39:.BU39]));0)" office:value-type="float" office:value="1" calcext:value-type="float">
            <text:p>1</text:p>
          </table:table-cell>
          <table:table-cell table:style-name="ce6" table:formula="of:=ROUND((SUM([.$B39:.BV39])/COUNT([.$B39:.BV39]));0)" office:value-type="float" office:value="1" calcext:value-type="float">
            <text:p>1</text:p>
          </table:table-cell>
          <table:table-cell table:style-name="ce6" table:formula="of:=ROUND((SUM([.$B39:.BW39])/COUNT([.$B39:.BW39]));0)" office:value-type="float" office:value="1" calcext:value-type="float">
            <text:p>1</text:p>
          </table:table-cell>
          <table:table-cell table:style-name="ce6" table:formula="of:=ROUND((SUM([.$B39:.BX39])/COUNT([.$B39:.BX39]));0)" office:value-type="float" office:value="1" calcext:value-type="float">
            <text:p>1</text:p>
          </table:table-cell>
          <table:table-cell table:style-name="ce6" table:formula="of:=ROUND((SUM([.$B39:.BY39])/COUNT([.$B39:.BY39]));0)" office:value-type="float" office:value="1" calcext:value-type="float">
            <text:p>1</text:p>
          </table:table-cell>
          <table:table-cell table:style-name="ce6" table:formula="of:=ROUND((SUM([.$B39:.BZ39])/COUNT([.$B39:.BZ39]));0)" office:value-type="float" office:value="1" calcext:value-type="float">
            <text:p>1</text:p>
          </table:table-cell>
          <table:table-cell table:style-name="ce6" table:formula="of:=ROUND((SUM([.$B39:.CA39])/COUNT([.$B39:.CA39]));0)" office:value-type="float" office:value="1" calcext:value-type="float">
            <text:p>1</text:p>
          </table:table-cell>
          <table:table-cell table:style-name="ce6" table:formula="of:=ROUND((SUM([.$B39:.CB39])/COUNT([.$B39:.CB39]));0)" office:value-type="float" office:value="1" calcext:value-type="float">
            <text:p>1</text:p>
          </table:table-cell>
          <table:table-cell table:style-name="ce6" table:formula="of:=ROUND((SUM([.$B39:.CC39])/COUNT([.$B39:.CC39]));0)" office:value-type="float" office:value="1" calcext:value-type="float">
            <text:p>1</text:p>
          </table:table-cell>
          <table:table-cell table:style-name="ce6" table:formula="of:=ROUND((SUM([.$B39:.CD39])/COUNT([.$B39:.CD39]));0)" office:value-type="float" office:value="1" calcext:value-type="float">
            <text:p>1</text:p>
          </table:table-cell>
          <table:table-cell table:style-name="ce6" table:formula="of:=ROUND((SUM([.$B39:.CE39])/COUNT([.$B39:.CE39]));0)" office:value-type="float" office:value="1" calcext:value-type="float">
            <text:p>1</text:p>
          </table:table-cell>
          <table:table-cell table:style-name="ce6" table:formula="of:=ROUND((SUM([.$B39:.CF39])/COUNT([.$B39:.CF39]));0)" office:value-type="float" office:value="1" calcext:value-type="float">
            <text:p>1</text:p>
          </table:table-cell>
          <table:table-cell table:style-name="ce6" table:formula="of:=ROUND((SUM([.$B39:.CG39])/COUNT([.$B39:.CG39]));0)" office:value-type="float" office:value="1" calcext:value-type="float">
            <text:p>1</text:p>
          </table:table-cell>
          <table:table-cell table:style-name="ce6" table:formula="of:=ROUND((SUM([.$B39:.CH39])/COUNT([.$B39:.CH39]));0)" office:value-type="float" office:value="1" calcext:value-type="float">
            <text:p>1</text:p>
          </table:table-cell>
          <table:table-cell table:style-name="ce6" table:formula="of:=ROUND((SUM([.$B39:.CI39])/COUNT([.$B39:.CI39]));0)" office:value-type="float" office:value="1" calcext:value-type="float">
            <text:p>1</text:p>
          </table:table-cell>
          <table:table-cell table:style-name="ce6" table:formula="of:=ROUND((SUM([.$B39:.CJ39])/COUNT([.$B39:.CJ39]));0)" office:value-type="float" office:value="1" calcext:value-type="float">
            <text:p>1</text:p>
          </table:table-cell>
          <table:table-cell table:style-name="ce6" table:formula="of:=ROUND((SUM([.$B39:.CK39])/COUNT([.$B39:.CK39]));0)" office:value-type="float" office:value="1" calcext:value-type="float">
            <text:p>1</text:p>
          </table:table-cell>
          <table:table-cell table:number-columns-repeated="100"/>
        </table:table-row>
        <table:table-row table:style-name="ro2">
          <table:table-cell table:number-columns-repeated="29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6" table:formula="of:=ROUND((SUM([.$B40:.B40])/COUNT([.$B40:.B40]));0)" office:value-type="float" office:value="1" calcext:value-type="float">
            <text:p>1</text:p>
          </table:table-cell>
          <table:table-cell table:style-name="ce6" table:formula="of:=ROUND((SUM([.$B40:.C40])/COUNT([.$B40:.C40]));0)" office:value-type="float" office:value="1" calcext:value-type="float">
            <text:p>1</text:p>
          </table:table-cell>
          <table:table-cell table:style-name="ce6" table:formula="of:=ROUND((SUM([.$B40:.D40])/COUNT([.$B40:.D40]));0)" office:value-type="float" office:value="1" calcext:value-type="float">
            <text:p>1</text:p>
          </table:table-cell>
          <table:table-cell table:style-name="ce6" table:formula="of:=ROUND((SUM([.$B40:.E40])/COUNT([.$B40:.E40]));0)" office:value-type="float" office:value="1" calcext:value-type="float">
            <text:p>1</text:p>
          </table:table-cell>
          <table:table-cell table:style-name="ce6" table:formula="of:=ROUND((SUM([.$B40:.F40])/COUNT([.$B40:.F40]));0)" office:value-type="float" office:value="1" calcext:value-type="float">
            <text:p>1</text:p>
          </table:table-cell>
          <table:table-cell table:style-name="ce6" table:formula="of:=ROUND((SUM([.$B40:.G40])/COUNT([.$B40:.G40]));0)" office:value-type="float" office:value="1" calcext:value-type="float">
            <text:p>1</text:p>
          </table:table-cell>
          <table:table-cell table:style-name="ce6" table:formula="of:=ROUND((SUM([.$B40:.H40])/COUNT([.$B40:.H40]));0)" office:value-type="float" office:value="1" calcext:value-type="float">
            <text:p>1</text:p>
          </table:table-cell>
          <table:table-cell table:style-name="ce6" table:formula="of:=ROUND((SUM([.$B40:.I40])/COUNT([.$B40:.I40]));0)" office:value-type="float" office:value="1" calcext:value-type="float">
            <text:p>1</text:p>
          </table:table-cell>
          <table:table-cell table:style-name="ce6" table:formula="of:=ROUND((SUM([.$B40:.J40])/COUNT([.$B40:.J40]));0)" office:value-type="float" office:value="1" calcext:value-type="float">
            <text:p>1</text:p>
          </table:table-cell>
          <table:table-cell table:style-name="ce6" table:formula="of:=ROUND((SUM([.$B40:.K40])/COUNT([.$B40:.K40]));0)" office:value-type="float" office:value="1" calcext:value-type="float">
            <text:p>1</text:p>
          </table:table-cell>
          <table:table-cell table:style-name="ce6" table:formula="of:=ROUND((SUM([.$B40:.L40])/COUNT([.$B40:.L40]));0)" office:value-type="float" office:value="1" calcext:value-type="float">
            <text:p>1</text:p>
          </table:table-cell>
          <table:table-cell table:style-name="ce6" table:formula="of:=ROUND((SUM([.$B40:.M40])/COUNT([.$B40:.M40]));0)" office:value-type="float" office:value="1" calcext:value-type="float">
            <text:p>1</text:p>
          </table:table-cell>
          <table:table-cell table:style-name="ce6" table:formula="of:=ROUND((SUM([.$B40:.N40])/COUNT([.$B40:.N40]));0)" office:value-type="float" office:value="1" calcext:value-type="float">
            <text:p>1</text:p>
          </table:table-cell>
          <table:table-cell table:style-name="ce6" table:formula="of:=ROUND((SUM([.$B40:.O40])/COUNT([.$B40:.O40]));0)" office:value-type="float" office:value="1" calcext:value-type="float">
            <text:p>1</text:p>
          </table:table-cell>
          <table:table-cell table:style-name="ce6" table:formula="of:=ROUND((SUM([.$B40:.P40])/COUNT([.$B40:.P40]));0)" office:value-type="float" office:value="1" calcext:value-type="float">
            <text:p>1</text:p>
          </table:table-cell>
          <table:table-cell table:style-name="ce6" table:formula="of:=ROUND((SUM([.$B40:.Q40])/COUNT([.$B40:.Q40]));0)" office:value-type="float" office:value="1" calcext:value-type="float">
            <text:p>1</text:p>
          </table:table-cell>
          <table:table-cell table:style-name="ce6" table:formula="of:=ROUND((SUM([.$B40:.R40])/COUNT([.$B40:.R40]));0)" office:value-type="float" office:value="1" calcext:value-type="float">
            <text:p>1</text:p>
          </table:table-cell>
          <table:table-cell table:style-name="ce6" table:formula="of:=ROUND((SUM([.$B40:.S40])/COUNT([.$B40:.S40]));0)" office:value-type="float" office:value="1" calcext:value-type="float">
            <text:p>1</text:p>
          </table:table-cell>
          <table:table-cell table:style-name="ce6" table:formula="of:=ROUND((SUM([.$B40:.T40])/COUNT([.$B40:.T40]));0)" office:value-type="float" office:value="1" calcext:value-type="float">
            <text:p>1</text:p>
          </table:table-cell>
          <table:table-cell table:style-name="ce6" table:formula="of:=ROUND((SUM([.$B40:.U40])/COUNT([.$B40:.U40]));0)" office:value-type="float" office:value="1" calcext:value-type="float">
            <text:p>1</text:p>
          </table:table-cell>
          <table:table-cell table:style-name="ce6" table:formula="of:=ROUND((SUM([.$B40:.V40])/COUNT([.$B40:.V40]));0)" office:value-type="float" office:value="1" calcext:value-type="float">
            <text:p>1</text:p>
          </table:table-cell>
          <table:table-cell table:style-name="ce6" table:formula="of:=ROUND((SUM([.$B40:.W40])/COUNT([.$B40:.W40]));0)" office:value-type="float" office:value="1" calcext:value-type="float">
            <text:p>1</text:p>
          </table:table-cell>
          <table:table-cell table:style-name="ce6" table:formula="of:=ROUND((SUM([.$B40:.X40])/COUNT([.$B40:.X40]));0)" office:value-type="float" office:value="1" calcext:value-type="float">
            <text:p>1</text:p>
          </table:table-cell>
          <table:table-cell table:style-name="ce6" table:formula="of:=ROUND((SUM([.$B40:.Y40])/COUNT([.$B40:.Y40]));0)" office:value-type="float" office:value="1" calcext:value-type="float">
            <text:p>1</text:p>
          </table:table-cell>
          <table:table-cell table:style-name="ce6" table:formula="of:=ROUND((SUM([.$B40:.Z40])/COUNT([.$B40:.Z40]));0)" office:value-type="float" office:value="1" calcext:value-type="float">
            <text:p>1</text:p>
          </table:table-cell>
          <table:table-cell table:style-name="ce6" table:formula="of:=ROUND((SUM([.$B40:.AA40])/COUNT([.$B40:.AA40]));0)" office:value-type="float" office:value="1" calcext:value-type="float">
            <text:p>1</text:p>
          </table:table-cell>
          <table:table-cell table:style-name="ce6" table:formula="of:=ROUND((SUM([.$B40:.AB40])/COUNT([.$B40:.AB40]));0)" office:value-type="float" office:value="1" calcext:value-type="float">
            <text:p>1</text:p>
          </table:table-cell>
          <table:table-cell table:style-name="ce6" table:formula="of:=ROUND((SUM([.$B40:.AC40])/COUNT([.$B40:.AC40]));0)" office:value-type="float" office:value="1" calcext:value-type="float">
            <text:p>1</text:p>
          </table:table-cell>
          <table:table-cell table:style-name="ce6" table:formula="of:=ROUND((SUM([.$B40:.AD40])/COUNT([.$B40:.AD40]));0)" office:value-type="float" office:value="1" calcext:value-type="float">
            <text:p>1</text:p>
          </table:table-cell>
          <table:table-cell table:style-name="ce6" table:formula="of:=ROUND((SUM([.$B40:.AE40])/COUNT([.$B40:.AE40]));0)" office:value-type="float" office:value="1" calcext:value-type="float">
            <text:p>1</text:p>
          </table:table-cell>
          <table:table-cell table:style-name="ce6" table:formula="of:=ROUND((SUM([.$B40:.AF40])/COUNT([.$B40:.AF40]));0)" office:value-type="float" office:value="1" calcext:value-type="float">
            <text:p>1</text:p>
          </table:table-cell>
          <table:table-cell table:style-name="ce6" table:formula="of:=ROUND((SUM([.$B40:.AG40])/COUNT([.$B40:.AG40]));0)" office:value-type="float" office:value="1" calcext:value-type="float">
            <text:p>1</text:p>
          </table:table-cell>
          <table:table-cell table:style-name="ce6" table:formula="of:=ROUND((SUM([.$B40:.AH40])/COUNT([.$B40:.AH40]));0)" office:value-type="float" office:value="1" calcext:value-type="float">
            <text:p>1</text:p>
          </table:table-cell>
          <table:table-cell table:style-name="ce6" table:formula="of:=ROUND((SUM([.$B40:.AI40])/COUNT([.$B40:.AI40]));0)" office:value-type="float" office:value="1" calcext:value-type="float">
            <text:p>1</text:p>
          </table:table-cell>
          <table:table-cell table:style-name="ce6" table:formula="of:=ROUND((SUM([.$B40:.AJ40])/COUNT([.$B40:.AJ40]));0)" office:value-type="float" office:value="1" calcext:value-type="float">
            <text:p>1</text:p>
          </table:table-cell>
          <table:table-cell table:style-name="ce6" table:formula="of:=ROUND((SUM([.$B40:.AK40])/COUNT([.$B40:.AK40]));0)" office:value-type="float" office:value="1" calcext:value-type="float">
            <text:p>1</text:p>
          </table:table-cell>
          <table:table-cell table:style-name="ce6" table:formula="of:=ROUND((SUM([.$B40:.AL40])/COUNT([.$B40:.AL40]));0)" office:value-type="float" office:value="1" calcext:value-type="float">
            <text:p>1</text:p>
          </table:table-cell>
          <table:table-cell table:style-name="ce6" table:formula="of:=ROUND((SUM([.$B40:.AM40])/COUNT([.$B40:.AM40]));0)" office:value-type="float" office:value="1" calcext:value-type="float">
            <text:p>1</text:p>
          </table:table-cell>
          <table:table-cell table:style-name="ce6" table:formula="of:=ROUND((SUM([.$B40:.AN40])/COUNT([.$B40:.AN40]));0)" office:value-type="float" office:value="1" calcext:value-type="float">
            <text:p>1</text:p>
          </table:table-cell>
          <table:table-cell table:style-name="ce6" table:formula="of:=ROUND((SUM([.$B40:.AO40])/COUNT([.$B40:.AO40]));0)" office:value-type="float" office:value="1" calcext:value-type="float">
            <text:p>1</text:p>
          </table:table-cell>
          <table:table-cell table:style-name="ce6" table:formula="of:=ROUND((SUM([.$B40:.AP40])/COUNT([.$B40:.AP40]));0)" office:value-type="float" office:value="1" calcext:value-type="float">
            <text:p>1</text:p>
          </table:table-cell>
          <table:table-cell table:style-name="ce6" table:formula="of:=ROUND((SUM([.$B40:.AQ40])/COUNT([.$B40:.AQ40]));0)" office:value-type="float" office:value="1" calcext:value-type="float">
            <text:p>1</text:p>
          </table:table-cell>
          <table:table-cell table:style-name="ce6" table:formula="of:=ROUND((SUM([.$B40:.AR40])/COUNT([.$B40:.AR40]));0)" office:value-type="float" office:value="1" calcext:value-type="float">
            <text:p>1</text:p>
          </table:table-cell>
          <table:table-cell table:style-name="ce6" table:formula="of:=ROUND((SUM([.$B40:.AS40])/COUNT([.$B40:.AS40]));0)" office:value-type="float" office:value="1" calcext:value-type="float">
            <text:p>1</text:p>
          </table:table-cell>
          <table:table-cell table:style-name="ce6" table:formula="of:=ROUND((SUM([.$B40:.AT40])/COUNT([.$B40:.AT40]));0)" office:value-type="float" office:value="1" calcext:value-type="float">
            <text:p>1</text:p>
          </table:table-cell>
          <table:table-cell table:style-name="ce6" table:formula="of:=ROUND((SUM([.$B40:.AU40])/COUNT([.$B40:.AU40]));0)" office:value-type="float" office:value="1" calcext:value-type="float">
            <text:p>1</text:p>
          </table:table-cell>
          <table:table-cell table:style-name="ce6" table:formula="of:=ROUND((SUM([.$B40:.AV40])/COUNT([.$B40:.AV40]));0)" office:value-type="float" office:value="1" calcext:value-type="float">
            <text:p>1</text:p>
          </table:table-cell>
          <table:table-cell table:style-name="ce6" table:formula="of:=ROUND((SUM([.$B40:.AW40])/COUNT([.$B40:.AW40]));0)" office:value-type="float" office:value="1" calcext:value-type="float">
            <text:p>1</text:p>
          </table:table-cell>
          <table:table-cell table:style-name="ce6" table:formula="of:=ROUND((SUM([.$B40:.AX40])/COUNT([.$B40:.AX40]));0)" office:value-type="float" office:value="1" calcext:value-type="float">
            <text:p>1</text:p>
          </table:table-cell>
          <table:table-cell table:style-name="ce6" table:formula="of:=ROUND((SUM([.$B40:.AY40])/COUNT([.$B40:.AY40]));0)" office:value-type="float" office:value="1" calcext:value-type="float">
            <text:p>1</text:p>
          </table:table-cell>
          <table:table-cell table:style-name="ce6" table:formula="of:=ROUND((SUM([.$B40:.AZ40])/COUNT([.$B40:.AZ40]));0)" office:value-type="float" office:value="1" calcext:value-type="float">
            <text:p>1</text:p>
          </table:table-cell>
          <table:table-cell table:style-name="ce6" table:formula="of:=ROUND((SUM([.$B40:.BA40])/COUNT([.$B40:.BA40]));0)" office:value-type="float" office:value="1" calcext:value-type="float">
            <text:p>1</text:p>
          </table:table-cell>
          <table:table-cell table:style-name="ce6" table:formula="of:=ROUND((SUM([.$B40:.BB40])/COUNT([.$B40:.BB40]));0)" office:value-type="float" office:value="1" calcext:value-type="float">
            <text:p>1</text:p>
          </table:table-cell>
          <table:table-cell table:style-name="ce6" table:formula="of:=ROUND((SUM([.$B40:.BC40])/COUNT([.$B40:.BC40]));0)" office:value-type="float" office:value="1" calcext:value-type="float">
            <text:p>1</text:p>
          </table:table-cell>
          <table:table-cell table:style-name="ce6" table:formula="of:=ROUND((SUM([.$B40:.BD40])/COUNT([.$B40:.BD40]));0)" office:value-type="float" office:value="1" calcext:value-type="float">
            <text:p>1</text:p>
          </table:table-cell>
          <table:table-cell table:style-name="ce6" table:formula="of:=ROUND((SUM([.$B40:.BE40])/COUNT([.$B40:.BE40]));0)" office:value-type="float" office:value="1" calcext:value-type="float">
            <text:p>1</text:p>
          </table:table-cell>
          <table:table-cell table:style-name="ce6" table:formula="of:=ROUND((SUM([.$B40:.BF40])/COUNT([.$B40:.BF40]));0)" office:value-type="float" office:value="1" calcext:value-type="float">
            <text:p>1</text:p>
          </table:table-cell>
          <table:table-cell table:style-name="ce6" table:formula="of:=ROUND((SUM([.$B40:.BG40])/COUNT([.$B40:.BG40]));0)" office:value-type="float" office:value="1" calcext:value-type="float">
            <text:p>1</text:p>
          </table:table-cell>
          <table:table-cell table:style-name="ce6" table:formula="of:=ROUND((SUM([.$B40:.BH40])/COUNT([.$B40:.BH40]));0)" office:value-type="float" office:value="1" calcext:value-type="float">
            <text:p>1</text:p>
          </table:table-cell>
          <table:table-cell table:style-name="ce6" table:formula="of:=ROUND((SUM([.$B40:.BI40])/COUNT([.$B40:.BI40]));0)" office:value-type="float" office:value="1" calcext:value-type="float">
            <text:p>1</text:p>
          </table:table-cell>
          <table:table-cell table:style-name="ce6" table:formula="of:=ROUND((SUM([.$B40:.BJ40])/COUNT([.$B40:.BJ40]));0)" office:value-type="float" office:value="1" calcext:value-type="float">
            <text:p>1</text:p>
          </table:table-cell>
          <table:table-cell table:style-name="ce6" table:formula="of:=ROUND((SUM([.$B40:.BK40])/COUNT([.$B40:.BK40]));0)" office:value-type="float" office:value="1" calcext:value-type="float">
            <text:p>1</text:p>
          </table:table-cell>
          <table:table-cell table:style-name="ce6" table:formula="of:=ROUND((SUM([.$B40:.BL40])/COUNT([.$B40:.BL40]));0)" office:value-type="float" office:value="1" calcext:value-type="float">
            <text:p>1</text:p>
          </table:table-cell>
          <table:table-cell table:style-name="ce6" table:formula="of:=ROUND((SUM([.$B40:.BM40])/COUNT([.$B40:.BM40]));0)" office:value-type="float" office:value="1" calcext:value-type="float">
            <text:p>1</text:p>
          </table:table-cell>
          <table:table-cell table:style-name="ce6" table:formula="of:=ROUND((SUM([.$B40:.BN40])/COUNT([.$B40:.BN40]));0)" office:value-type="float" office:value="1" calcext:value-type="float">
            <text:p>1</text:p>
          </table:table-cell>
          <table:table-cell table:style-name="ce6" table:formula="of:=ROUND((SUM([.$B40:.BO40])/COUNT([.$B40:.BO40]));0)" office:value-type="float" office:value="1" calcext:value-type="float">
            <text:p>1</text:p>
          </table:table-cell>
          <table:table-cell table:style-name="ce6" table:formula="of:=ROUND((SUM([.$B40:.BP40])/COUNT([.$B40:.BP40]));0)" office:value-type="float" office:value="1" calcext:value-type="float">
            <text:p>1</text:p>
          </table:table-cell>
          <table:table-cell table:style-name="ce6" table:formula="of:=ROUND((SUM([.$B40:.BQ40])/COUNT([.$B40:.BQ40]));0)" office:value-type="float" office:value="1" calcext:value-type="float">
            <text:p>1</text:p>
          </table:table-cell>
          <table:table-cell table:style-name="ce6" table:formula="of:=ROUND((SUM([.$B40:.BR40])/COUNT([.$B40:.BR40]));0)" office:value-type="float" office:value="1" calcext:value-type="float">
            <text:p>1</text:p>
          </table:table-cell>
          <table:table-cell table:style-name="ce6" table:formula="of:=ROUND((SUM([.$B40:.BS40])/COUNT([.$B40:.BS40]));0)" office:value-type="float" office:value="1" calcext:value-type="float">
            <text:p>1</text:p>
          </table:table-cell>
          <table:table-cell table:style-name="ce6" table:formula="of:=ROUND((SUM([.$B40:.BT40])/COUNT([.$B40:.BT40]));0)" office:value-type="float" office:value="1" calcext:value-type="float">
            <text:p>1</text:p>
          </table:table-cell>
          <table:table-cell table:style-name="ce6" table:formula="of:=ROUND((SUM([.$B40:.BU40])/COUNT([.$B40:.BU40]));0)" office:value-type="float" office:value="1" calcext:value-type="float">
            <text:p>1</text:p>
          </table:table-cell>
          <table:table-cell table:style-name="ce6" table:formula="of:=ROUND((SUM([.$B40:.BV40])/COUNT([.$B40:.BV40]));0)" office:value-type="float" office:value="1" calcext:value-type="float">
            <text:p>1</text:p>
          </table:table-cell>
          <table:table-cell table:style-name="ce6" table:formula="of:=ROUND((SUM([.$B40:.BW40])/COUNT([.$B40:.BW40]));0)" office:value-type="float" office:value="1" calcext:value-type="float">
            <text:p>1</text:p>
          </table:table-cell>
          <table:table-cell table:style-name="ce6" table:formula="of:=ROUND((SUM([.$B40:.BX40])/COUNT([.$B40:.BX40]));0)" office:value-type="float" office:value="1" calcext:value-type="float">
            <text:p>1</text:p>
          </table:table-cell>
          <table:table-cell table:style-name="ce6" table:formula="of:=ROUND((SUM([.$B40:.BY40])/COUNT([.$B40:.BY40]));0)" office:value-type="float" office:value="1" calcext:value-type="float">
            <text:p>1</text:p>
          </table:table-cell>
          <table:table-cell table:style-name="ce6" table:formula="of:=ROUND((SUM([.$B40:.BZ40])/COUNT([.$B40:.BZ40]));0)" office:value-type="float" office:value="1" calcext:value-type="float">
            <text:p>1</text:p>
          </table:table-cell>
          <table:table-cell table:style-name="ce6" table:formula="of:=ROUND((SUM([.$B40:.CA40])/COUNT([.$B40:.CA40]));0)" office:value-type="float" office:value="1" calcext:value-type="float">
            <text:p>1</text:p>
          </table:table-cell>
          <table:table-cell table:style-name="ce6" table:formula="of:=ROUND((SUM([.$B40:.CB40])/COUNT([.$B40:.CB40]));0)" office:value-type="float" office:value="1" calcext:value-type="float">
            <text:p>1</text:p>
          </table:table-cell>
          <table:table-cell table:style-name="ce6" table:formula="of:=ROUND((SUM([.$B40:.CC40])/COUNT([.$B40:.CC40]));0)" office:value-type="float" office:value="1" calcext:value-type="float">
            <text:p>1</text:p>
          </table:table-cell>
          <table:table-cell table:style-name="ce6" table:formula="of:=ROUND((SUM([.$B40:.CD40])/COUNT([.$B40:.CD40]));0)" office:value-type="float" office:value="1" calcext:value-type="float">
            <text:p>1</text:p>
          </table:table-cell>
          <table:table-cell table:style-name="ce6" table:formula="of:=ROUND((SUM([.$B40:.CE40])/COUNT([.$B40:.CE40]));0)" office:value-type="float" office:value="1" calcext:value-type="float">
            <text:p>1</text:p>
          </table:table-cell>
          <table:table-cell table:style-name="ce6" table:formula="of:=ROUND((SUM([.$B40:.CF40])/COUNT([.$B40:.CF40]));0)" office:value-type="float" office:value="1" calcext:value-type="float">
            <text:p>1</text:p>
          </table:table-cell>
          <table:table-cell table:style-name="ce6" table:formula="of:=ROUND((SUM([.$B40:.CG40])/COUNT([.$B40:.CG40]));0)" office:value-type="float" office:value="1" calcext:value-type="float">
            <text:p>1</text:p>
          </table:table-cell>
          <table:table-cell table:style-name="ce6" table:formula="of:=ROUND((SUM([.$B40:.CH40])/COUNT([.$B40:.CH40]));0)" office:value-type="float" office:value="1" calcext:value-type="float">
            <text:p>1</text:p>
          </table:table-cell>
          <table:table-cell table:style-name="ce6" table:formula="of:=ROUND((SUM([.$B40:.CI40])/COUNT([.$B40:.CI40]));0)" office:value-type="float" office:value="1" calcext:value-type="float">
            <text:p>1</text:p>
          </table:table-cell>
          <table:table-cell table:style-name="ce6" table:formula="of:=ROUND((SUM([.$B40:.CJ40])/COUNT([.$B40:.CJ40]));0)" office:value-type="float" office:value="1" calcext:value-type="float">
            <text:p>1</text:p>
          </table:table-cell>
          <table:table-cell table:style-name="ce6" table:formula="of:=ROUND((SUM([.$B40:.CK40])/COUNT([.$B40:.CK40]));0)" office:value-type="float" office:value="1" calcext:value-type="float">
            <text:p>1</text:p>
          </table:table-cell>
          <table:table-cell table:number-columns-repeated="100"/>
        </table:table-row>
        <table:table-row table:style-name="ro2">
          <table:table-cell table:number-columns-repeated="298" office:value-type="float" office:value="1" calcext:value-type="float">
            <text:p>1</text:p>
          </table:table-cell>
          <table:table-cell table:style-name="ce6" table:formula="of:=ROUND((SUM([.$B41:.B41])/COUNT([.$B41:.B41]));0)" office:value-type="float" office:value="1" calcext:value-type="float">
            <text:p>1</text:p>
          </table:table-cell>
          <table:table-cell table:style-name="ce6" table:formula="of:=ROUND((SUM([.$B41:.C41])/COUNT([.$B41:.C41]));0)" office:value-type="float" office:value="1" calcext:value-type="float">
            <text:p>1</text:p>
          </table:table-cell>
          <table:table-cell table:style-name="ce6" table:formula="of:=ROUND((SUM([.$B41:.D41])/COUNT([.$B41:.D41]));0)" office:value-type="float" office:value="1" calcext:value-type="float">
            <text:p>1</text:p>
          </table:table-cell>
          <table:table-cell table:style-name="ce6" table:formula="of:=ROUND((SUM([.$B41:.E41])/COUNT([.$B41:.E41]));0)" office:value-type="float" office:value="1" calcext:value-type="float">
            <text:p>1</text:p>
          </table:table-cell>
          <table:table-cell table:style-name="ce6" table:formula="of:=ROUND((SUM([.$B41:.F41])/COUNT([.$B41:.F41]));0)" office:value-type="float" office:value="1" calcext:value-type="float">
            <text:p>1</text:p>
          </table:table-cell>
          <table:table-cell table:style-name="ce6" table:formula="of:=ROUND((SUM([.$B41:.G41])/COUNT([.$B41:.G41]));0)" office:value-type="float" office:value="1" calcext:value-type="float">
            <text:p>1</text:p>
          </table:table-cell>
          <table:table-cell table:style-name="ce6" table:formula="of:=ROUND((SUM([.$B41:.H41])/COUNT([.$B41:.H41]));0)" office:value-type="float" office:value="1" calcext:value-type="float">
            <text:p>1</text:p>
          </table:table-cell>
          <table:table-cell table:style-name="ce6" table:formula="of:=ROUND((SUM([.$B41:.I41])/COUNT([.$B41:.I41]));0)" office:value-type="float" office:value="1" calcext:value-type="float">
            <text:p>1</text:p>
          </table:table-cell>
          <table:table-cell table:style-name="ce6" table:formula="of:=ROUND((SUM([.$B41:.J41])/COUNT([.$B41:.J41]));0)" office:value-type="float" office:value="1" calcext:value-type="float">
            <text:p>1</text:p>
          </table:table-cell>
          <table:table-cell table:style-name="ce6" table:formula="of:=ROUND((SUM([.$B41:.K41])/COUNT([.$B41:.K41]));0)" office:value-type="float" office:value="1" calcext:value-type="float">
            <text:p>1</text:p>
          </table:table-cell>
          <table:table-cell table:style-name="ce6" table:formula="of:=ROUND((SUM([.$B41:.L41])/COUNT([.$B41:.L41]));0)" office:value-type="float" office:value="1" calcext:value-type="float">
            <text:p>1</text:p>
          </table:table-cell>
          <table:table-cell table:style-name="ce6" table:formula="of:=ROUND((SUM([.$B41:.M41])/COUNT([.$B41:.M41]));0)" office:value-type="float" office:value="1" calcext:value-type="float">
            <text:p>1</text:p>
          </table:table-cell>
          <table:table-cell table:style-name="ce6" table:formula="of:=ROUND((SUM([.$B41:.N41])/COUNT([.$B41:.N41]));0)" office:value-type="float" office:value="1" calcext:value-type="float">
            <text:p>1</text:p>
          </table:table-cell>
          <table:table-cell table:style-name="ce6" table:formula="of:=ROUND((SUM([.$B41:.O41])/COUNT([.$B41:.O41]));0)" office:value-type="float" office:value="1" calcext:value-type="float">
            <text:p>1</text:p>
          </table:table-cell>
          <table:table-cell table:style-name="ce6" table:formula="of:=ROUND((SUM([.$B41:.P41])/COUNT([.$B41:.P41]));0)" office:value-type="float" office:value="1" calcext:value-type="float">
            <text:p>1</text:p>
          </table:table-cell>
          <table:table-cell table:style-name="ce6" table:formula="of:=ROUND((SUM([.$B41:.Q41])/COUNT([.$B41:.Q41]));0)" office:value-type="float" office:value="1" calcext:value-type="float">
            <text:p>1</text:p>
          </table:table-cell>
          <table:table-cell table:style-name="ce6" table:formula="of:=ROUND((SUM([.$B41:.R41])/COUNT([.$B41:.R41]));0)" office:value-type="float" office:value="1" calcext:value-type="float">
            <text:p>1</text:p>
          </table:table-cell>
          <table:table-cell table:style-name="ce6" table:formula="of:=ROUND((SUM([.$B41:.S41])/COUNT([.$B41:.S41]));0)" office:value-type="float" office:value="1" calcext:value-type="float">
            <text:p>1</text:p>
          </table:table-cell>
          <table:table-cell table:style-name="ce6" table:formula="of:=ROUND((SUM([.$B41:.T41])/COUNT([.$B41:.T41]));0)" office:value-type="float" office:value="1" calcext:value-type="float">
            <text:p>1</text:p>
          </table:table-cell>
          <table:table-cell table:style-name="ce6" table:formula="of:=ROUND((SUM([.$B41:.U41])/COUNT([.$B41:.U41]));0)" office:value-type="float" office:value="1" calcext:value-type="float">
            <text:p>1</text:p>
          </table:table-cell>
          <table:table-cell table:style-name="ce6" table:formula="of:=ROUND((SUM([.$B41:.V41])/COUNT([.$B41:.V41]));0)" office:value-type="float" office:value="1" calcext:value-type="float">
            <text:p>1</text:p>
          </table:table-cell>
          <table:table-cell table:style-name="ce6" table:formula="of:=ROUND((SUM([.$B41:.W41])/COUNT([.$B41:.W41]));0)" office:value-type="float" office:value="1" calcext:value-type="float">
            <text:p>1</text:p>
          </table:table-cell>
          <table:table-cell table:style-name="ce6" table:formula="of:=ROUND((SUM([.$B41:.X41])/COUNT([.$B41:.X41]));0)" office:value-type="float" office:value="1" calcext:value-type="float">
            <text:p>1</text:p>
          </table:table-cell>
          <table:table-cell table:style-name="ce6" table:formula="of:=ROUND((SUM([.$B41:.Y41])/COUNT([.$B41:.Y41]));0)" office:value-type="float" office:value="1" calcext:value-type="float">
            <text:p>1</text:p>
          </table:table-cell>
          <table:table-cell table:style-name="ce6" table:formula="of:=ROUND((SUM([.$B41:.Z41])/COUNT([.$B41:.Z41]));0)" office:value-type="float" office:value="1" calcext:value-type="float">
            <text:p>1</text:p>
          </table:table-cell>
          <table:table-cell table:style-name="ce6" table:formula="of:=ROUND((SUM([.$B41:.AA41])/COUNT([.$B41:.AA41]));0)" office:value-type="float" office:value="1" calcext:value-type="float">
            <text:p>1</text:p>
          </table:table-cell>
          <table:table-cell table:style-name="ce6" table:formula="of:=ROUND((SUM([.$B41:.AB41])/COUNT([.$B41:.AB41]));0)" office:value-type="float" office:value="1" calcext:value-type="float">
            <text:p>1</text:p>
          </table:table-cell>
          <table:table-cell table:style-name="ce6" table:formula="of:=ROUND((SUM([.$B41:.AC41])/COUNT([.$B41:.AC41]));0)" office:value-type="float" office:value="1" calcext:value-type="float">
            <text:p>1</text:p>
          </table:table-cell>
          <table:table-cell table:style-name="ce6" table:formula="of:=ROUND((SUM([.$B41:.AD41])/COUNT([.$B41:.AD41]));0)" office:value-type="float" office:value="1" calcext:value-type="float">
            <text:p>1</text:p>
          </table:table-cell>
          <table:table-cell table:style-name="ce6" table:formula="of:=ROUND((SUM([.$B41:.AE41])/COUNT([.$B41:.AE41]));0)" office:value-type="float" office:value="1" calcext:value-type="float">
            <text:p>1</text:p>
          </table:table-cell>
          <table:table-cell table:style-name="ce6" table:formula="of:=ROUND((SUM([.$B41:.AF41])/COUNT([.$B41:.AF41]));0)" office:value-type="float" office:value="1" calcext:value-type="float">
            <text:p>1</text:p>
          </table:table-cell>
          <table:table-cell table:style-name="ce6" table:formula="of:=ROUND((SUM([.$B41:.AG41])/COUNT([.$B41:.AG41]));0)" office:value-type="float" office:value="1" calcext:value-type="float">
            <text:p>1</text:p>
          </table:table-cell>
          <table:table-cell table:style-name="ce6" table:formula="of:=ROUND((SUM([.$B41:.AH41])/COUNT([.$B41:.AH41]));0)" office:value-type="float" office:value="1" calcext:value-type="float">
            <text:p>1</text:p>
          </table:table-cell>
          <table:table-cell table:style-name="ce6" table:formula="of:=ROUND((SUM([.$B41:.AI41])/COUNT([.$B41:.AI41]));0)" office:value-type="float" office:value="1" calcext:value-type="float">
            <text:p>1</text:p>
          </table:table-cell>
          <table:table-cell table:style-name="ce6" table:formula="of:=ROUND((SUM([.$B41:.AJ41])/COUNT([.$B41:.AJ41]));0)" office:value-type="float" office:value="1" calcext:value-type="float">
            <text:p>1</text:p>
          </table:table-cell>
          <table:table-cell table:style-name="ce6" table:formula="of:=ROUND((SUM([.$B41:.AK41])/COUNT([.$B41:.AK41]));0)" office:value-type="float" office:value="1" calcext:value-type="float">
            <text:p>1</text:p>
          </table:table-cell>
          <table:table-cell table:style-name="ce6" table:formula="of:=ROUND((SUM([.$B41:.AL41])/COUNT([.$B41:.AL41]));0)" office:value-type="float" office:value="1" calcext:value-type="float">
            <text:p>1</text:p>
          </table:table-cell>
          <table:table-cell table:style-name="ce6" table:formula="of:=ROUND((SUM([.$B41:.AM41])/COUNT([.$B41:.AM41]));0)" office:value-type="float" office:value="1" calcext:value-type="float">
            <text:p>1</text:p>
          </table:table-cell>
          <table:table-cell table:style-name="ce6" table:formula="of:=ROUND((SUM([.$B41:.AN41])/COUNT([.$B41:.AN41]));0)" office:value-type="float" office:value="1" calcext:value-type="float">
            <text:p>1</text:p>
          </table:table-cell>
          <table:table-cell table:style-name="ce6" table:formula="of:=ROUND((SUM([.$B41:.AO41])/COUNT([.$B41:.AO41]));0)" office:value-type="float" office:value="1" calcext:value-type="float">
            <text:p>1</text:p>
          </table:table-cell>
          <table:table-cell table:style-name="ce6" table:formula="of:=ROUND((SUM([.$B41:.AP41])/COUNT([.$B41:.AP41]));0)" office:value-type="float" office:value="1" calcext:value-type="float">
            <text:p>1</text:p>
          </table:table-cell>
          <table:table-cell table:style-name="ce6" table:formula="of:=ROUND((SUM([.$B41:.AQ41])/COUNT([.$B41:.AQ41]));0)" office:value-type="float" office:value="1" calcext:value-type="float">
            <text:p>1</text:p>
          </table:table-cell>
          <table:table-cell table:style-name="ce6" table:formula="of:=ROUND((SUM([.$B41:.AR41])/COUNT([.$B41:.AR41]));0)" office:value-type="float" office:value="1" calcext:value-type="float">
            <text:p>1</text:p>
          </table:table-cell>
          <table:table-cell table:style-name="ce6" table:formula="of:=ROUND((SUM([.$B41:.AS41])/COUNT([.$B41:.AS41]));0)" office:value-type="float" office:value="1" calcext:value-type="float">
            <text:p>1</text:p>
          </table:table-cell>
          <table:table-cell table:style-name="ce6" table:formula="of:=ROUND((SUM([.$B41:.AT41])/COUNT([.$B41:.AT41]));0)" office:value-type="float" office:value="1" calcext:value-type="float">
            <text:p>1</text:p>
          </table:table-cell>
          <table:table-cell table:style-name="ce6" table:formula="of:=ROUND((SUM([.$B41:.AU41])/COUNT([.$B41:.AU41]));0)" office:value-type="float" office:value="1" calcext:value-type="float">
            <text:p>1</text:p>
          </table:table-cell>
          <table:table-cell table:style-name="ce6" table:formula="of:=ROUND((SUM([.$B41:.AV41])/COUNT([.$B41:.AV41]));0)" office:value-type="float" office:value="1" calcext:value-type="float">
            <text:p>1</text:p>
          </table:table-cell>
          <table:table-cell table:style-name="ce6" table:formula="of:=ROUND((SUM([.$B41:.AW41])/COUNT([.$B41:.AW41]));0)" office:value-type="float" office:value="1" calcext:value-type="float">
            <text:p>1</text:p>
          </table:table-cell>
          <table:table-cell table:style-name="ce6" table:formula="of:=ROUND((SUM([.$B41:.AX41])/COUNT([.$B41:.AX41]));0)" office:value-type="float" office:value="1" calcext:value-type="float">
            <text:p>1</text:p>
          </table:table-cell>
          <table:table-cell table:style-name="ce6" table:formula="of:=ROUND((SUM([.$B41:.AY41])/COUNT([.$B41:.AY41]));0)" office:value-type="float" office:value="1" calcext:value-type="float">
            <text:p>1</text:p>
          </table:table-cell>
          <table:table-cell table:style-name="ce6" table:formula="of:=ROUND((SUM([.$B41:.AZ41])/COUNT([.$B41:.AZ41]));0)" office:value-type="float" office:value="1" calcext:value-type="float">
            <text:p>1</text:p>
          </table:table-cell>
          <table:table-cell table:style-name="ce6" table:formula="of:=ROUND((SUM([.$B41:.BA41])/COUNT([.$B41:.BA41]));0)" office:value-type="float" office:value="1" calcext:value-type="float">
            <text:p>1</text:p>
          </table:table-cell>
          <table:table-cell table:style-name="ce6" table:formula="of:=ROUND((SUM([.$B41:.BB41])/COUNT([.$B41:.BB41]));0)" office:value-type="float" office:value="1" calcext:value-type="float">
            <text:p>1</text:p>
          </table:table-cell>
          <table:table-cell table:style-name="ce6" table:formula="of:=ROUND((SUM([.$B41:.BC41])/COUNT([.$B41:.BC41]));0)" office:value-type="float" office:value="1" calcext:value-type="float">
            <text:p>1</text:p>
          </table:table-cell>
          <table:table-cell table:style-name="ce6" table:formula="of:=ROUND((SUM([.$B41:.BD41])/COUNT([.$B41:.BD41]));0)" office:value-type="float" office:value="1" calcext:value-type="float">
            <text:p>1</text:p>
          </table:table-cell>
          <table:table-cell table:style-name="ce6" table:formula="of:=ROUND((SUM([.$B41:.BE41])/COUNT([.$B41:.BE41]));0)" office:value-type="float" office:value="1" calcext:value-type="float">
            <text:p>1</text:p>
          </table:table-cell>
          <table:table-cell table:style-name="ce6" table:formula="of:=ROUND((SUM([.$B41:.BF41])/COUNT([.$B41:.BF41]));0)" office:value-type="float" office:value="1" calcext:value-type="float">
            <text:p>1</text:p>
          </table:table-cell>
          <table:table-cell table:style-name="ce6" table:formula="of:=ROUND((SUM([.$B41:.BG41])/COUNT([.$B41:.BG41]));0)" office:value-type="float" office:value="1" calcext:value-type="float">
            <text:p>1</text:p>
          </table:table-cell>
          <table:table-cell table:style-name="ce6" table:formula="of:=ROUND((SUM([.$B41:.BH41])/COUNT([.$B41:.BH41]));0)" office:value-type="float" office:value="1" calcext:value-type="float">
            <text:p>1</text:p>
          </table:table-cell>
          <table:table-cell table:style-name="ce6" table:formula="of:=ROUND((SUM([.$B41:.BI41])/COUNT([.$B41:.BI41]));0)" office:value-type="float" office:value="1" calcext:value-type="float">
            <text:p>1</text:p>
          </table:table-cell>
          <table:table-cell table:style-name="ce6" table:formula="of:=ROUND((SUM([.$B41:.BJ41])/COUNT([.$B41:.BJ41]));0)" office:value-type="float" office:value="1" calcext:value-type="float">
            <text:p>1</text:p>
          </table:table-cell>
          <table:table-cell table:style-name="ce6" table:formula="of:=ROUND((SUM([.$B41:.BK41])/COUNT([.$B41:.BK41]));0)" office:value-type="float" office:value="1" calcext:value-type="float">
            <text:p>1</text:p>
          </table:table-cell>
          <table:table-cell table:style-name="ce6" table:formula="of:=ROUND((SUM([.$B41:.BL41])/COUNT([.$B41:.BL41]));0)" office:value-type="float" office:value="1" calcext:value-type="float">
            <text:p>1</text:p>
          </table:table-cell>
          <table:table-cell table:style-name="ce6" table:formula="of:=ROUND((SUM([.$B41:.BM41])/COUNT([.$B41:.BM41]));0)" office:value-type="float" office:value="1" calcext:value-type="float">
            <text:p>1</text:p>
          </table:table-cell>
          <table:table-cell table:style-name="ce6" table:formula="of:=ROUND((SUM([.$B41:.BN41])/COUNT([.$B41:.BN41]));0)" office:value-type="float" office:value="1" calcext:value-type="float">
            <text:p>1</text:p>
          </table:table-cell>
          <table:table-cell table:style-name="ce6" table:formula="of:=ROUND((SUM([.$B41:.BO41])/COUNT([.$B41:.BO41]));0)" office:value-type="float" office:value="1" calcext:value-type="float">
            <text:p>1</text:p>
          </table:table-cell>
          <table:table-cell table:style-name="ce6" table:formula="of:=ROUND((SUM([.$B41:.BP41])/COUNT([.$B41:.BP41]));0)" office:value-type="float" office:value="1" calcext:value-type="float">
            <text:p>1</text:p>
          </table:table-cell>
          <table:table-cell table:style-name="ce6" table:formula="of:=ROUND((SUM([.$B41:.BQ41])/COUNT([.$B41:.BQ41]));0)" office:value-type="float" office:value="1" calcext:value-type="float">
            <text:p>1</text:p>
          </table:table-cell>
          <table:table-cell table:style-name="ce6" table:formula="of:=ROUND((SUM([.$B41:.BR41])/COUNT([.$B41:.BR41]));0)" office:value-type="float" office:value="1" calcext:value-type="float">
            <text:p>1</text:p>
          </table:table-cell>
          <table:table-cell table:style-name="ce6" table:formula="of:=ROUND((SUM([.$B41:.BS41])/COUNT([.$B41:.BS41]));0)" office:value-type="float" office:value="1" calcext:value-type="float">
            <text:p>1</text:p>
          </table:table-cell>
          <table:table-cell table:style-name="ce6" table:formula="of:=ROUND((SUM([.$B41:.BT41])/COUNT([.$B41:.BT41]));0)" office:value-type="float" office:value="1" calcext:value-type="float">
            <text:p>1</text:p>
          </table:table-cell>
          <table:table-cell table:style-name="ce6" table:formula="of:=ROUND((SUM([.$B41:.BU41])/COUNT([.$B41:.BU41]));0)" office:value-type="float" office:value="1" calcext:value-type="float">
            <text:p>1</text:p>
          </table:table-cell>
          <table:table-cell table:style-name="ce6" table:formula="of:=ROUND((SUM([.$B41:.BV41])/COUNT([.$B41:.BV41]));0)" office:value-type="float" office:value="1" calcext:value-type="float">
            <text:p>1</text:p>
          </table:table-cell>
          <table:table-cell table:style-name="ce6" table:formula="of:=ROUND((SUM([.$B41:.BW41])/COUNT([.$B41:.BW41]));0)" office:value-type="float" office:value="1" calcext:value-type="float">
            <text:p>1</text:p>
          </table:table-cell>
          <table:table-cell table:style-name="ce6" table:formula="of:=ROUND((SUM([.$B41:.BX41])/COUNT([.$B41:.BX41]));0)" office:value-type="float" office:value="1" calcext:value-type="float">
            <text:p>1</text:p>
          </table:table-cell>
          <table:table-cell table:style-name="ce6" table:formula="of:=ROUND((SUM([.$B41:.BY41])/COUNT([.$B41:.BY41]));0)" office:value-type="float" office:value="1" calcext:value-type="float">
            <text:p>1</text:p>
          </table:table-cell>
          <table:table-cell table:style-name="ce6" table:formula="of:=ROUND((SUM([.$B41:.BZ41])/COUNT([.$B41:.BZ41]));0)" office:value-type="float" office:value="1" calcext:value-type="float">
            <text:p>1</text:p>
          </table:table-cell>
          <table:table-cell table:style-name="ce6" table:formula="of:=ROUND((SUM([.$B41:.CA41])/COUNT([.$B41:.CA41]));0)" office:value-type="float" office:value="1" calcext:value-type="float">
            <text:p>1</text:p>
          </table:table-cell>
          <table:table-cell table:style-name="ce6" table:formula="of:=ROUND((SUM([.$B41:.CB41])/COUNT([.$B41:.CB41]));0)" office:value-type="float" office:value="1" calcext:value-type="float">
            <text:p>1</text:p>
          </table:table-cell>
          <table:table-cell table:style-name="ce6" table:formula="of:=ROUND((SUM([.$B41:.CC41])/COUNT([.$B41:.CC41]));0)" office:value-type="float" office:value="1" calcext:value-type="float">
            <text:p>1</text:p>
          </table:table-cell>
          <table:table-cell table:style-name="ce6" table:formula="of:=ROUND((SUM([.$B41:.CD41])/COUNT([.$B41:.CD41]));0)" office:value-type="float" office:value="1" calcext:value-type="float">
            <text:p>1</text:p>
          </table:table-cell>
          <table:table-cell table:style-name="ce6" table:formula="of:=ROUND((SUM([.$B41:.CE41])/COUNT([.$B41:.CE41]));0)" office:value-type="float" office:value="1" calcext:value-type="float">
            <text:p>1</text:p>
          </table:table-cell>
          <table:table-cell table:style-name="ce6" table:formula="of:=ROUND((SUM([.$B41:.CF41])/COUNT([.$B41:.CF41]));0)" office:value-type="float" office:value="1" calcext:value-type="float">
            <text:p>1</text:p>
          </table:table-cell>
          <table:table-cell table:style-name="ce6" table:formula="of:=ROUND((SUM([.$B41:.CG41])/COUNT([.$B41:.CG41]));0)" office:value-type="float" office:value="1" calcext:value-type="float">
            <text:p>1</text:p>
          </table:table-cell>
          <table:table-cell table:style-name="ce6" table:formula="of:=ROUND((SUM([.$B41:.CH41])/COUNT([.$B41:.CH41]));0)" office:value-type="float" office:value="1" calcext:value-type="float">
            <text:p>1</text:p>
          </table:table-cell>
          <table:table-cell table:style-name="ce6" table:formula="of:=ROUND((SUM([.$B41:.CI41])/COUNT([.$B41:.CI41]));0)" office:value-type="float" office:value="1" calcext:value-type="float">
            <text:p>1</text:p>
          </table:table-cell>
          <table:table-cell table:style-name="ce6" table:formula="of:=ROUND((SUM([.$B41:.CJ41])/COUNT([.$B41:.CJ41]));0)" office:value-type="float" office:value="1" calcext:value-type="float">
            <text:p>1</text:p>
          </table:table-cell>
          <table:table-cell table:style-name="ce6" table:formula="of:=ROUND((SUM([.$B41:.CK41])/COUNT([.$B41:.CK41]));0)" office:value-type="float" office:value="1" calcext:value-type="float">
            <text:p>1</text:p>
          </table:table-cell>
          <table:table-cell table:number-columns-repeated="100"/>
        </table:table-row>
        <table:table-row table:style-name="ro2"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ROUND((SUM([.$B42:.B42])/COUNT([.$B42:.B42]));0)" office:value-type="float" office:value="1" calcext:value-type="float">
            <text:p>1</text:p>
          </table:table-cell>
          <table:table-cell table:style-name="ce6" table:formula="of:=ROUND((SUM([.$B42:.C42])/COUNT([.$B42:.C42]));0)" office:value-type="float" office:value="1" calcext:value-type="float">
            <text:p>1</text:p>
          </table:table-cell>
          <table:table-cell table:style-name="ce6" table:formula="of:=ROUND((SUM([.$B42:.D42])/COUNT([.$B42:.D42]));0)" office:value-type="float" office:value="1" calcext:value-type="float">
            <text:p>1</text:p>
          </table:table-cell>
          <table:table-cell table:style-name="ce6" table:formula="of:=ROUND((SUM([.$B42:.E42])/COUNT([.$B42:.E42]));0)" office:value-type="float" office:value="1" calcext:value-type="float">
            <text:p>1</text:p>
          </table:table-cell>
          <table:table-cell table:style-name="ce6" table:formula="of:=ROUND((SUM([.$B42:.F42])/COUNT([.$B42:.F42]));0)" office:value-type="float" office:value="1" calcext:value-type="float">
            <text:p>1</text:p>
          </table:table-cell>
          <table:table-cell table:style-name="ce6" table:formula="of:=ROUND((SUM([.$B42:.G42])/COUNT([.$B42:.G42]));0)" office:value-type="float" office:value="1" calcext:value-type="float">
            <text:p>1</text:p>
          </table:table-cell>
          <table:table-cell table:style-name="ce6" table:formula="of:=ROUND((SUM([.$B42:.H42])/COUNT([.$B42:.H42]));0)" office:value-type="float" office:value="1" calcext:value-type="float">
            <text:p>1</text:p>
          </table:table-cell>
          <table:table-cell table:style-name="ce6" table:formula="of:=ROUND((SUM([.$B42:.I42])/COUNT([.$B42:.I42]));0)" office:value-type="float" office:value="1" calcext:value-type="float">
            <text:p>1</text:p>
          </table:table-cell>
          <table:table-cell table:style-name="ce6" table:formula="of:=ROUND((SUM([.$B42:.J42])/COUNT([.$B42:.J42]));0)" office:value-type="float" office:value="1" calcext:value-type="float">
            <text:p>1</text:p>
          </table:table-cell>
          <table:table-cell table:style-name="ce6" table:formula="of:=ROUND((SUM([.$B42:.K42])/COUNT([.$B42:.K42]));0)" office:value-type="float" office:value="1" calcext:value-type="float">
            <text:p>1</text:p>
          </table:table-cell>
          <table:table-cell table:style-name="ce6" table:formula="of:=ROUND((SUM([.$B42:.L42])/COUNT([.$B42:.L42]));0)" office:value-type="float" office:value="1" calcext:value-type="float">
            <text:p>1</text:p>
          </table:table-cell>
          <table:table-cell table:style-name="ce6" table:formula="of:=ROUND((SUM([.$B42:.M42])/COUNT([.$B42:.M42]));0)" office:value-type="float" office:value="1" calcext:value-type="float">
            <text:p>1</text:p>
          </table:table-cell>
          <table:table-cell table:style-name="ce6" table:formula="of:=ROUND((SUM([.$B42:.N42])/COUNT([.$B42:.N42]));0)" office:value-type="float" office:value="1" calcext:value-type="float">
            <text:p>1</text:p>
          </table:table-cell>
          <table:table-cell table:style-name="ce6" table:formula="of:=ROUND((SUM([.$B42:.O42])/COUNT([.$B42:.O42]));0)" office:value-type="float" office:value="1" calcext:value-type="float">
            <text:p>1</text:p>
          </table:table-cell>
          <table:table-cell table:style-name="ce6" table:formula="of:=ROUND((SUM([.$B42:.P42])/COUNT([.$B42:.P42]));0)" office:value-type="float" office:value="1" calcext:value-type="float">
            <text:p>1</text:p>
          </table:table-cell>
          <table:table-cell table:style-name="ce6" table:formula="of:=ROUND((SUM([.$B42:.Q42])/COUNT([.$B42:.Q42]));0)" office:value-type="float" office:value="1" calcext:value-type="float">
            <text:p>1</text:p>
          </table:table-cell>
          <table:table-cell table:style-name="ce6" table:formula="of:=ROUND((SUM([.$B42:.R42])/COUNT([.$B42:.R42]));0)" office:value-type="float" office:value="1" calcext:value-type="float">
            <text:p>1</text:p>
          </table:table-cell>
          <table:table-cell table:style-name="ce6" table:formula="of:=ROUND((SUM([.$B42:.S42])/COUNT([.$B42:.S42]));0)" office:value-type="float" office:value="1" calcext:value-type="float">
            <text:p>1</text:p>
          </table:table-cell>
          <table:table-cell table:style-name="ce6" table:formula="of:=ROUND((SUM([.$B42:.T42])/COUNT([.$B42:.T42]));0)" office:value-type="float" office:value="1" calcext:value-type="float">
            <text:p>1</text:p>
          </table:table-cell>
          <table:table-cell table:style-name="ce6" table:formula="of:=ROUND((SUM([.$B42:.U42])/COUNT([.$B42:.U42]));0)" office:value-type="float" office:value="1" calcext:value-type="float">
            <text:p>1</text:p>
          </table:table-cell>
          <table:table-cell table:style-name="ce6" table:formula="of:=ROUND((SUM([.$B42:.V42])/COUNT([.$B42:.V42]));0)" office:value-type="float" office:value="1" calcext:value-type="float">
            <text:p>1</text:p>
          </table:table-cell>
          <table:table-cell table:style-name="ce6" table:formula="of:=ROUND((SUM([.$B42:.W42])/COUNT([.$B42:.W42]));0)" office:value-type="float" office:value="1" calcext:value-type="float">
            <text:p>1</text:p>
          </table:table-cell>
          <table:table-cell table:style-name="ce6" table:formula="of:=ROUND((SUM([.$B42:.X42])/COUNT([.$B42:.X42]));0)" office:value-type="float" office:value="1" calcext:value-type="float">
            <text:p>1</text:p>
          </table:table-cell>
          <table:table-cell table:style-name="ce6" table:formula="of:=ROUND((SUM([.$B42:.Y42])/COUNT([.$B42:.Y42]));0)" office:value-type="float" office:value="1" calcext:value-type="float">
            <text:p>1</text:p>
          </table:table-cell>
          <table:table-cell table:style-name="ce6" table:formula="of:=ROUND((SUM([.$B42:.Z42])/COUNT([.$B42:.Z42]));0)" office:value-type="float" office:value="1" calcext:value-type="float">
            <text:p>1</text:p>
          </table:table-cell>
          <table:table-cell table:style-name="ce6" table:formula="of:=ROUND((SUM([.$B42:.AA42])/COUNT([.$B42:.AA42]));0)" office:value-type="float" office:value="1" calcext:value-type="float">
            <text:p>1</text:p>
          </table:table-cell>
          <table:table-cell table:style-name="ce6" table:formula="of:=ROUND((SUM([.$B42:.AB42])/COUNT([.$B42:.AB42]));0)" office:value-type="float" office:value="1" calcext:value-type="float">
            <text:p>1</text:p>
          </table:table-cell>
          <table:table-cell table:style-name="ce6" table:formula="of:=ROUND((SUM([.$B42:.AC42])/COUNT([.$B42:.AC42]));0)" office:value-type="float" office:value="1" calcext:value-type="float">
            <text:p>1</text:p>
          </table:table-cell>
          <table:table-cell table:style-name="ce6" table:formula="of:=ROUND((SUM([.$B42:.AD42])/COUNT([.$B42:.AD42]));0)" office:value-type="float" office:value="1" calcext:value-type="float">
            <text:p>1</text:p>
          </table:table-cell>
          <table:table-cell table:style-name="ce6" table:formula="of:=ROUND((SUM([.$B42:.AE42])/COUNT([.$B42:.AE42]));0)" office:value-type="float" office:value="1" calcext:value-type="float">
            <text:p>1</text:p>
          </table:table-cell>
          <table:table-cell table:style-name="ce6" table:formula="of:=ROUND((SUM([.$B42:.AF42])/COUNT([.$B42:.AF42]));0)" office:value-type="float" office:value="1" calcext:value-type="float">
            <text:p>1</text:p>
          </table:table-cell>
          <table:table-cell table:style-name="ce6" table:formula="of:=ROUND((SUM([.$B42:.AG42])/COUNT([.$B42:.AG42]));0)" office:value-type="float" office:value="1" calcext:value-type="float">
            <text:p>1</text:p>
          </table:table-cell>
          <table:table-cell table:style-name="ce6" table:formula="of:=ROUND((SUM([.$B42:.AH42])/COUNT([.$B42:.AH42]));0)" office:value-type="float" office:value="1" calcext:value-type="float">
            <text:p>1</text:p>
          </table:table-cell>
          <table:table-cell table:style-name="ce6" table:formula="of:=ROUND((SUM([.$B42:.AI42])/COUNT([.$B42:.AI42]));0)" office:value-type="float" office:value="1" calcext:value-type="float">
            <text:p>1</text:p>
          </table:table-cell>
          <table:table-cell table:style-name="ce6" table:formula="of:=ROUND((SUM([.$B42:.AJ42])/COUNT([.$B42:.AJ42]));0)" office:value-type="float" office:value="1" calcext:value-type="float">
            <text:p>1</text:p>
          </table:table-cell>
          <table:table-cell table:style-name="ce6" table:formula="of:=ROUND((SUM([.$B42:.AK42])/COUNT([.$B42:.AK42]));0)" office:value-type="float" office:value="1" calcext:value-type="float">
            <text:p>1</text:p>
          </table:table-cell>
          <table:table-cell table:style-name="ce6" table:formula="of:=ROUND((SUM([.$B42:.AL42])/COUNT([.$B42:.AL42]));0)" office:value-type="float" office:value="1" calcext:value-type="float">
            <text:p>1</text:p>
          </table:table-cell>
          <table:table-cell table:style-name="ce6" table:formula="of:=ROUND((SUM([.$B42:.AM42])/COUNT([.$B42:.AM42]));0)" office:value-type="float" office:value="1" calcext:value-type="float">
            <text:p>1</text:p>
          </table:table-cell>
          <table:table-cell table:style-name="ce6" table:formula="of:=ROUND((SUM([.$B42:.AN42])/COUNT([.$B42:.AN42]));0)" office:value-type="float" office:value="1" calcext:value-type="float">
            <text:p>1</text:p>
          </table:table-cell>
          <table:table-cell table:style-name="ce6" table:formula="of:=ROUND((SUM([.$B42:.AO42])/COUNT([.$B42:.AO42]));0)" office:value-type="float" office:value="1" calcext:value-type="float">
            <text:p>1</text:p>
          </table:table-cell>
          <table:table-cell table:style-name="ce6" table:formula="of:=ROUND((SUM([.$B42:.AP42])/COUNT([.$B42:.AP42]));0)" office:value-type="float" office:value="1" calcext:value-type="float">
            <text:p>1</text:p>
          </table:table-cell>
          <table:table-cell table:style-name="ce6" table:formula="of:=ROUND((SUM([.$B42:.AQ42])/COUNT([.$B42:.AQ42]));0)" office:value-type="float" office:value="1" calcext:value-type="float">
            <text:p>1</text:p>
          </table:table-cell>
          <table:table-cell table:style-name="ce6" table:formula="of:=ROUND((SUM([.$B42:.AR42])/COUNT([.$B42:.AR42]));0)" office:value-type="float" office:value="1" calcext:value-type="float">
            <text:p>1</text:p>
          </table:table-cell>
          <table:table-cell table:style-name="ce6" table:formula="of:=ROUND((SUM([.$B42:.AS42])/COUNT([.$B42:.AS42]));0)" office:value-type="float" office:value="1" calcext:value-type="float">
            <text:p>1</text:p>
          </table:table-cell>
          <table:table-cell table:style-name="ce6" table:formula="of:=ROUND((SUM([.$B42:.AT42])/COUNT([.$B42:.AT42]));0)" office:value-type="float" office:value="1" calcext:value-type="float">
            <text:p>1</text:p>
          </table:table-cell>
          <table:table-cell table:style-name="ce6" table:formula="of:=ROUND((SUM([.$B42:.AU42])/COUNT([.$B42:.AU42]));0)" office:value-type="float" office:value="1" calcext:value-type="float">
            <text:p>1</text:p>
          </table:table-cell>
          <table:table-cell table:style-name="ce6" table:formula="of:=ROUND((SUM([.$B42:.AV42])/COUNT([.$B42:.AV42]));0)" office:value-type="float" office:value="1" calcext:value-type="float">
            <text:p>1</text:p>
          </table:table-cell>
          <table:table-cell table:style-name="ce6" table:formula="of:=ROUND((SUM([.$B42:.AW42])/COUNT([.$B42:.AW42]));0)" office:value-type="float" office:value="1" calcext:value-type="float">
            <text:p>1</text:p>
          </table:table-cell>
          <table:table-cell table:style-name="ce6" table:formula="of:=ROUND((SUM([.$B42:.AX42])/COUNT([.$B42:.AX42]));0)" office:value-type="float" office:value="1" calcext:value-type="float">
            <text:p>1</text:p>
          </table:table-cell>
          <table:table-cell table:style-name="ce6" table:formula="of:=ROUND((SUM([.$B42:.AY42])/COUNT([.$B42:.AY42]));0)" office:value-type="float" office:value="1" calcext:value-type="float">
            <text:p>1</text:p>
          </table:table-cell>
          <table:table-cell table:style-name="ce6" table:formula="of:=ROUND((SUM([.$B42:.AZ42])/COUNT([.$B42:.AZ42]));0)" office:value-type="float" office:value="1" calcext:value-type="float">
            <text:p>1</text:p>
          </table:table-cell>
          <table:table-cell table:style-name="ce6" table:formula="of:=ROUND((SUM([.$B42:.BA42])/COUNT([.$B42:.BA42]));0)" office:value-type="float" office:value="1" calcext:value-type="float">
            <text:p>1</text:p>
          </table:table-cell>
          <table:table-cell table:style-name="ce6" table:formula="of:=ROUND((SUM([.$B42:.BB42])/COUNT([.$B42:.BB42]));0)" office:value-type="float" office:value="1" calcext:value-type="float">
            <text:p>1</text:p>
          </table:table-cell>
          <table:table-cell table:style-name="ce6" table:formula="of:=ROUND((SUM([.$B42:.BC42])/COUNT([.$B42:.BC42]));0)" office:value-type="float" office:value="1" calcext:value-type="float">
            <text:p>1</text:p>
          </table:table-cell>
          <table:table-cell table:style-name="ce6" table:formula="of:=ROUND((SUM([.$B42:.BD42])/COUNT([.$B42:.BD42]));0)" office:value-type="float" office:value="1" calcext:value-type="float">
            <text:p>1</text:p>
          </table:table-cell>
          <table:table-cell table:style-name="ce6" table:formula="of:=ROUND((SUM([.$B42:.BE42])/COUNT([.$B42:.BE42]));0)" office:value-type="float" office:value="1" calcext:value-type="float">
            <text:p>1</text:p>
          </table:table-cell>
          <table:table-cell table:style-name="ce6" table:formula="of:=ROUND((SUM([.$B42:.BF42])/COUNT([.$B42:.BF42]));0)" office:value-type="float" office:value="1" calcext:value-type="float">
            <text:p>1</text:p>
          </table:table-cell>
          <table:table-cell table:style-name="ce6" table:formula="of:=ROUND((SUM([.$B42:.BG42])/COUNT([.$B42:.BG42]));0)" office:value-type="float" office:value="1" calcext:value-type="float">
            <text:p>1</text:p>
          </table:table-cell>
          <table:table-cell table:style-name="ce6" table:formula="of:=ROUND((SUM([.$B42:.BH42])/COUNT([.$B42:.BH42]));0)" office:value-type="float" office:value="1" calcext:value-type="float">
            <text:p>1</text:p>
          </table:table-cell>
          <table:table-cell table:style-name="ce6" table:formula="of:=ROUND((SUM([.$B42:.BI42])/COUNT([.$B42:.BI42]));0)" office:value-type="float" office:value="1" calcext:value-type="float">
            <text:p>1</text:p>
          </table:table-cell>
          <table:table-cell table:style-name="ce6" table:formula="of:=ROUND((SUM([.$B42:.BJ42])/COUNT([.$B42:.BJ42]));0)" office:value-type="float" office:value="1" calcext:value-type="float">
            <text:p>1</text:p>
          </table:table-cell>
          <table:table-cell table:style-name="ce6" table:formula="of:=ROUND((SUM([.$B42:.BK42])/COUNT([.$B42:.BK42]));0)" office:value-type="float" office:value="1" calcext:value-type="float">
            <text:p>1</text:p>
          </table:table-cell>
          <table:table-cell table:style-name="ce6" table:formula="of:=ROUND((SUM([.$B42:.BL42])/COUNT([.$B42:.BL42]));0)" office:value-type="float" office:value="1" calcext:value-type="float">
            <text:p>1</text:p>
          </table:table-cell>
          <table:table-cell table:style-name="ce6" table:formula="of:=ROUND((SUM([.$B42:.BM42])/COUNT([.$B42:.BM42]));0)" office:value-type="float" office:value="1" calcext:value-type="float">
            <text:p>1</text:p>
          </table:table-cell>
          <table:table-cell table:style-name="ce6" table:formula="of:=ROUND((SUM([.$B42:.BN42])/COUNT([.$B42:.BN42]));0)" office:value-type="float" office:value="1" calcext:value-type="float">
            <text:p>1</text:p>
          </table:table-cell>
          <table:table-cell table:style-name="ce6" table:formula="of:=ROUND((SUM([.$B42:.BO42])/COUNT([.$B42:.BO42]));0)" office:value-type="float" office:value="1" calcext:value-type="float">
            <text:p>1</text:p>
          </table:table-cell>
          <table:table-cell table:style-name="ce6" table:formula="of:=ROUND((SUM([.$B42:.BP42])/COUNT([.$B42:.BP42]));0)" office:value-type="float" office:value="1" calcext:value-type="float">
            <text:p>1</text:p>
          </table:table-cell>
          <table:table-cell table:style-name="ce6" table:formula="of:=ROUND((SUM([.$B42:.BQ42])/COUNT([.$B42:.BQ42]));0)" office:value-type="float" office:value="1" calcext:value-type="float">
            <text:p>1</text:p>
          </table:table-cell>
          <table:table-cell table:style-name="ce6" table:formula="of:=ROUND((SUM([.$B42:.BR42])/COUNT([.$B42:.BR42]));0)" office:value-type="float" office:value="1" calcext:value-type="float">
            <text:p>1</text:p>
          </table:table-cell>
          <table:table-cell table:style-name="ce6" table:formula="of:=ROUND((SUM([.$B42:.BS42])/COUNT([.$B42:.BS42]));0)" office:value-type="float" office:value="1" calcext:value-type="float">
            <text:p>1</text:p>
          </table:table-cell>
          <table:table-cell table:style-name="ce6" table:formula="of:=ROUND((SUM([.$B42:.BT42])/COUNT([.$B42:.BT42]));0)" office:value-type="float" office:value="1" calcext:value-type="float">
            <text:p>1</text:p>
          </table:table-cell>
          <table:table-cell table:style-name="ce6" table:formula="of:=ROUND((SUM([.$B42:.BU42])/COUNT([.$B42:.BU42]));0)" office:value-type="float" office:value="1" calcext:value-type="float">
            <text:p>1</text:p>
          </table:table-cell>
          <table:table-cell table:style-name="ce6" table:formula="of:=ROUND((SUM([.$B42:.BV42])/COUNT([.$B42:.BV42]));0)" office:value-type="float" office:value="1" calcext:value-type="float">
            <text:p>1</text:p>
          </table:table-cell>
          <table:table-cell table:style-name="ce6" table:formula="of:=ROUND((SUM([.$B42:.BW42])/COUNT([.$B42:.BW42]));0)" office:value-type="float" office:value="1" calcext:value-type="float">
            <text:p>1</text:p>
          </table:table-cell>
          <table:table-cell table:style-name="ce6" table:formula="of:=ROUND((SUM([.$B42:.BX42])/COUNT([.$B42:.BX42]));0)" office:value-type="float" office:value="1" calcext:value-type="float">
            <text:p>1</text:p>
          </table:table-cell>
          <table:table-cell table:style-name="ce6" table:formula="of:=ROUND((SUM([.$B42:.BY42])/COUNT([.$B42:.BY42]));0)" office:value-type="float" office:value="1" calcext:value-type="float">
            <text:p>1</text:p>
          </table:table-cell>
          <table:table-cell table:style-name="ce6" table:formula="of:=ROUND((SUM([.$B42:.BZ42])/COUNT([.$B42:.BZ42]));0)" office:value-type="float" office:value="1" calcext:value-type="float">
            <text:p>1</text:p>
          </table:table-cell>
          <table:table-cell table:style-name="ce6" table:formula="of:=ROUND((SUM([.$B42:.CA42])/COUNT([.$B42:.CA42]));0)" office:value-type="float" office:value="1" calcext:value-type="float">
            <text:p>1</text:p>
          </table:table-cell>
          <table:table-cell table:style-name="ce6" table:formula="of:=ROUND((SUM([.$B42:.CB42])/COUNT([.$B42:.CB42]));0)" office:value-type="float" office:value="1" calcext:value-type="float">
            <text:p>1</text:p>
          </table:table-cell>
          <table:table-cell table:style-name="ce6" table:formula="of:=ROUND((SUM([.$B42:.CC42])/COUNT([.$B42:.CC42]));0)" office:value-type="float" office:value="1" calcext:value-type="float">
            <text:p>1</text:p>
          </table:table-cell>
          <table:table-cell table:style-name="ce6" table:formula="of:=ROUND((SUM([.$B42:.CD42])/COUNT([.$B42:.CD42]));0)" office:value-type="float" office:value="1" calcext:value-type="float">
            <text:p>1</text:p>
          </table:table-cell>
          <table:table-cell table:style-name="ce6" table:formula="of:=ROUND((SUM([.$B42:.CE42])/COUNT([.$B42:.CE42]));0)" office:value-type="float" office:value="1" calcext:value-type="float">
            <text:p>1</text:p>
          </table:table-cell>
          <table:table-cell table:style-name="ce6" table:formula="of:=ROUND((SUM([.$B42:.CF42])/COUNT([.$B42:.CF42]));0)" office:value-type="float" office:value="1" calcext:value-type="float">
            <text:p>1</text:p>
          </table:table-cell>
          <table:table-cell table:style-name="ce6" table:formula="of:=ROUND((SUM([.$B42:.CG42])/COUNT([.$B42:.CG42]));0)" office:value-type="float" office:value="1" calcext:value-type="float">
            <text:p>1</text:p>
          </table:table-cell>
          <table:table-cell table:style-name="ce6" table:formula="of:=ROUND((SUM([.$B42:.CH42])/COUNT([.$B42:.CH42]));0)" office:value-type="float" office:value="1" calcext:value-type="float">
            <text:p>1</text:p>
          </table:table-cell>
          <table:table-cell table:style-name="ce6" table:formula="of:=ROUND((SUM([.$B42:.CI42])/COUNT([.$B42:.CI42]));0)" office:value-type="float" office:value="1" calcext:value-type="float">
            <text:p>1</text:p>
          </table:table-cell>
          <table:table-cell table:style-name="ce6" table:formula="of:=ROUND((SUM([.$B42:.CJ42])/COUNT([.$B42:.CJ42]));0)" office:value-type="float" office:value="1" calcext:value-type="float">
            <text:p>1</text:p>
          </table:table-cell>
          <table:table-cell table:style-name="ce6" table:formula="of:=ROUND((SUM([.$B42:.CK42])/COUNT([.$B42:.CK42]));0)" office:value-type="float" office:value="1" calcext:value-type="float">
            <text:p>1</text:p>
          </table:table-cell>
          <table:table-cell table:number-columns-repeated="100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1" office:value-type="float" office:value="0" calcext:value-type="float">
            <text:p>0</text:p>
          </table:table-cell>
          <table:table-cell table:style-name="ce6" table:formula="of:=ROUND((SUM([.$B43:.B43])/COUNT([.$B43:.B43]));0)" office:value-type="float" office:value="0" calcext:value-type="float">
            <text:p>0</text:p>
          </table:table-cell>
          <table:table-cell table:style-name="ce6" table:formula="of:=ROUND((SUM([.$B43:.C43])/COUNT([.$B43:.C43]));0)" office:value-type="float" office:value="0" calcext:value-type="float">
            <text:p>0</text:p>
          </table:table-cell>
          <table:table-cell table:style-name="ce6" table:formula="of:=ROUND((SUM([.$B43:.D43])/COUNT([.$B43:.D43]));0)" office:value-type="float" office:value="0" calcext:value-type="float">
            <text:p>0</text:p>
          </table:table-cell>
          <table:table-cell table:style-name="ce6" table:formula="of:=ROUND((SUM([.$B43:.E43])/COUNT([.$B43:.E43]));0)" office:value-type="float" office:value="0" calcext:value-type="float">
            <text:p>0</text:p>
          </table:table-cell>
          <table:table-cell table:style-name="ce6" table:formula="of:=ROUND((SUM([.$B43:.F43])/COUNT([.$B43:.F43]));0)" office:value-type="float" office:value="0" calcext:value-type="float">
            <text:p>0</text:p>
          </table:table-cell>
          <table:table-cell table:style-name="ce6" table:formula="of:=ROUND((SUM([.$B43:.G43])/COUNT([.$B43:.G43]));0)" office:value-type="float" office:value="0" calcext:value-type="float">
            <text:p>0</text:p>
          </table:table-cell>
          <table:table-cell table:style-name="ce6" table:formula="of:=ROUND((SUM([.$B43:.H43])/COUNT([.$B43:.H43]));0)" office:value-type="float" office:value="0" calcext:value-type="float">
            <text:p>0</text:p>
          </table:table-cell>
          <table:table-cell table:style-name="ce6" table:formula="of:=ROUND((SUM([.$B43:.I43])/COUNT([.$B43:.I43]));0)" office:value-type="float" office:value="0" calcext:value-type="float">
            <text:p>0</text:p>
          </table:table-cell>
          <table:table-cell table:style-name="ce6" table:formula="of:=ROUND((SUM([.$B43:.J43])/COUNT([.$B43:.J43]));0)" office:value-type="float" office:value="0" calcext:value-type="float">
            <text:p>0</text:p>
          </table:table-cell>
          <table:table-cell table:style-name="ce6" table:formula="of:=ROUND((SUM([.$B43:.K43])/COUNT([.$B43:.K43]));0)" office:value-type="float" office:value="0" calcext:value-type="float">
            <text:p>0</text:p>
          </table:table-cell>
          <table:table-cell table:style-name="ce6" table:formula="of:=ROUND((SUM([.$B43:.L43])/COUNT([.$B43:.L43]));0)" office:value-type="float" office:value="0" calcext:value-type="float">
            <text:p>0</text:p>
          </table:table-cell>
          <table:table-cell table:style-name="ce6" table:formula="of:=ROUND((SUM([.$B43:.M43])/COUNT([.$B43:.M43]));0)" office:value-type="float" office:value="0" calcext:value-type="float">
            <text:p>0</text:p>
          </table:table-cell>
          <table:table-cell table:style-name="ce6" table:formula="of:=ROUND((SUM([.$B43:.N43])/COUNT([.$B43:.N43]));0)" office:value-type="float" office:value="0" calcext:value-type="float">
            <text:p>0</text:p>
          </table:table-cell>
          <table:table-cell table:style-name="ce6" table:formula="of:=ROUND((SUM([.$B43:.O43])/COUNT([.$B43:.O43]));0)" office:value-type="float" office:value="0" calcext:value-type="float">
            <text:p>0</text:p>
          </table:table-cell>
          <table:table-cell table:style-name="ce6" table:formula="of:=ROUND((SUM([.$B43:.P43])/COUNT([.$B43:.P43]));0)" office:value-type="float" office:value="0" calcext:value-type="float">
            <text:p>0</text:p>
          </table:table-cell>
          <table:table-cell table:style-name="ce6" table:formula="of:=ROUND((SUM([.$B43:.Q43])/COUNT([.$B43:.Q43]));0)" office:value-type="float" office:value="0" calcext:value-type="float">
            <text:p>0</text:p>
          </table:table-cell>
          <table:table-cell table:style-name="ce6" table:formula="of:=ROUND((SUM([.$B43:.R43])/COUNT([.$B43:.R43]));0)" office:value-type="float" office:value="0" calcext:value-type="float">
            <text:p>0</text:p>
          </table:table-cell>
          <table:table-cell table:style-name="ce6" table:formula="of:=ROUND((SUM([.$B43:.S43])/COUNT([.$B43:.S43]));0)" office:value-type="float" office:value="0" calcext:value-type="float">
            <text:p>0</text:p>
          </table:table-cell>
          <table:table-cell table:style-name="ce6" table:formula="of:=ROUND((SUM([.$B43:.T43])/COUNT([.$B43:.T43]));0)" office:value-type="float" office:value="0" calcext:value-type="float">
            <text:p>0</text:p>
          </table:table-cell>
          <table:table-cell table:style-name="ce6" table:formula="of:=ROUND((SUM([.$B43:.U43])/COUNT([.$B43:.U43]));0)" office:value-type="float" office:value="0" calcext:value-type="float">
            <text:p>0</text:p>
          </table:table-cell>
          <table:table-cell table:style-name="ce6" table:formula="of:=ROUND((SUM([.$B43:.V43])/COUNT([.$B43:.V43]));0)" office:value-type="float" office:value="0" calcext:value-type="float">
            <text:p>0</text:p>
          </table:table-cell>
          <table:table-cell table:style-name="ce6" table:formula="of:=ROUND((SUM([.$B43:.W43])/COUNT([.$B43:.W43]));0)" office:value-type="float" office:value="0" calcext:value-type="float">
            <text:p>0</text:p>
          </table:table-cell>
          <table:table-cell table:style-name="ce6" table:formula="of:=ROUND((SUM([.$B43:.X43])/COUNT([.$B43:.X43]));0)" office:value-type="float" office:value="0" calcext:value-type="float">
            <text:p>0</text:p>
          </table:table-cell>
          <table:table-cell table:style-name="ce6" table:formula="of:=ROUND((SUM([.$B43:.Y43])/COUNT([.$B43:.Y43]));0)" office:value-type="float" office:value="0" calcext:value-type="float">
            <text:p>0</text:p>
          </table:table-cell>
          <table:table-cell table:style-name="ce6" table:formula="of:=ROUND((SUM([.$B43:.Z43])/COUNT([.$B43:.Z43]));0)" office:value-type="float" office:value="0" calcext:value-type="float">
            <text:p>0</text:p>
          </table:table-cell>
          <table:table-cell table:style-name="ce6" table:formula="of:=ROUND((SUM([.$B43:.AA43])/COUNT([.$B43:.AA43]));0)" office:value-type="float" office:value="0" calcext:value-type="float">
            <text:p>0</text:p>
          </table:table-cell>
          <table:table-cell table:style-name="ce6" table:formula="of:=ROUND((SUM([.$B43:.AB43])/COUNT([.$B43:.AB43]));0)" office:value-type="float" office:value="0" calcext:value-type="float">
            <text:p>0</text:p>
          </table:table-cell>
          <table:table-cell table:style-name="ce6" table:formula="of:=ROUND((SUM([.$B43:.AC43])/COUNT([.$B43:.AC43]));0)" office:value-type="float" office:value="0" calcext:value-type="float">
            <text:p>0</text:p>
          </table:table-cell>
          <table:table-cell table:style-name="ce6" table:formula="of:=ROUND((SUM([.$B43:.AD43])/COUNT([.$B43:.AD43]));0)" office:value-type="float" office:value="0" calcext:value-type="float">
            <text:p>0</text:p>
          </table:table-cell>
          <table:table-cell table:style-name="ce6" table:formula="of:=ROUND((SUM([.$B43:.AE43])/COUNT([.$B43:.AE43]));0)" office:value-type="float" office:value="0" calcext:value-type="float">
            <text:p>0</text:p>
          </table:table-cell>
          <table:table-cell table:style-name="ce6" table:formula="of:=ROUND((SUM([.$B43:.AF43])/COUNT([.$B43:.AF43]));0)" office:value-type="float" office:value="0" calcext:value-type="float">
            <text:p>0</text:p>
          </table:table-cell>
          <table:table-cell table:style-name="ce6" table:formula="of:=ROUND((SUM([.$B43:.AG43])/COUNT([.$B43:.AG43]));0)" office:value-type="float" office:value="0" calcext:value-type="float">
            <text:p>0</text:p>
          </table:table-cell>
          <table:table-cell table:style-name="ce6" table:formula="of:=ROUND((SUM([.$B43:.AH43])/COUNT([.$B43:.AH43]));0)" office:value-type="float" office:value="0" calcext:value-type="float">
            <text:p>0</text:p>
          </table:table-cell>
          <table:table-cell table:style-name="ce6" table:formula="of:=ROUND((SUM([.$B43:.AI43])/COUNT([.$B43:.AI43]));0)" office:value-type="float" office:value="0" calcext:value-type="float">
            <text:p>0</text:p>
          </table:table-cell>
          <table:table-cell table:style-name="ce6" table:formula="of:=ROUND((SUM([.$B43:.AJ43])/COUNT([.$B43:.AJ43]));0)" office:value-type="float" office:value="0" calcext:value-type="float">
            <text:p>0</text:p>
          </table:table-cell>
          <table:table-cell table:style-name="ce6" table:formula="of:=ROUND((SUM([.$B43:.AK43])/COUNT([.$B43:.AK43]));0)" office:value-type="float" office:value="0" calcext:value-type="float">
            <text:p>0</text:p>
          </table:table-cell>
          <table:table-cell table:style-name="ce6" table:formula="of:=ROUND((SUM([.$B43:.AL43])/COUNT([.$B43:.AL43]));0)" office:value-type="float" office:value="0" calcext:value-type="float">
            <text:p>0</text:p>
          </table:table-cell>
          <table:table-cell table:style-name="ce6" table:formula="of:=ROUND((SUM([.$B43:.AM43])/COUNT([.$B43:.AM43]));0)" office:value-type="float" office:value="0" calcext:value-type="float">
            <text:p>0</text:p>
          </table:table-cell>
          <table:table-cell table:style-name="ce6" table:formula="of:=ROUND((SUM([.$B43:.AN43])/COUNT([.$B43:.AN43]));0)" office:value-type="float" office:value="0" calcext:value-type="float">
            <text:p>0</text:p>
          </table:table-cell>
          <table:table-cell table:style-name="ce6" table:formula="of:=ROUND((SUM([.$B43:.AO43])/COUNT([.$B43:.AO43]));0)" office:value-type="float" office:value="0" calcext:value-type="float">
            <text:p>0</text:p>
          </table:table-cell>
          <table:table-cell table:style-name="ce6" table:formula="of:=ROUND((SUM([.$B43:.AP43])/COUNT([.$B43:.AP43]));0)" office:value-type="float" office:value="0" calcext:value-type="float">
            <text:p>0</text:p>
          </table:table-cell>
          <table:table-cell table:style-name="ce6" table:formula="of:=ROUND((SUM([.$B43:.AQ43])/COUNT([.$B43:.AQ43]));0)" office:value-type="float" office:value="0" calcext:value-type="float">
            <text:p>0</text:p>
          </table:table-cell>
          <table:table-cell table:style-name="ce6" table:formula="of:=ROUND((SUM([.$B43:.AR43])/COUNT([.$B43:.AR43]));0)" office:value-type="float" office:value="0" calcext:value-type="float">
            <text:p>0</text:p>
          </table:table-cell>
          <table:table-cell table:style-name="ce6" table:formula="of:=ROUND((SUM([.$B43:.AS43])/COUNT([.$B43:.AS43]));0)" office:value-type="float" office:value="0" calcext:value-type="float">
            <text:p>0</text:p>
          </table:table-cell>
          <table:table-cell table:style-name="ce6" table:formula="of:=ROUND((SUM([.$B43:.AT43])/COUNT([.$B43:.AT43]));0)" office:value-type="float" office:value="0" calcext:value-type="float">
            <text:p>0</text:p>
          </table:table-cell>
          <table:table-cell table:style-name="ce6" table:formula="of:=ROUND((SUM([.$B43:.AU43])/COUNT([.$B43:.AU43]));0)" office:value-type="float" office:value="0" calcext:value-type="float">
            <text:p>0</text:p>
          </table:table-cell>
          <table:table-cell table:style-name="ce6" table:formula="of:=ROUND((SUM([.$B43:.AV43])/COUNT([.$B43:.AV43]));0)" office:value-type="float" office:value="0" calcext:value-type="float">
            <text:p>0</text:p>
          </table:table-cell>
          <table:table-cell table:style-name="ce6" table:formula="of:=ROUND((SUM([.$B43:.AW43])/COUNT([.$B43:.AW43]));0)" office:value-type="float" office:value="0" calcext:value-type="float">
            <text:p>0</text:p>
          </table:table-cell>
          <table:table-cell table:style-name="ce6" table:formula="of:=ROUND((SUM([.$B43:.AX43])/COUNT([.$B43:.AX43]));0)" office:value-type="float" office:value="0" calcext:value-type="float">
            <text:p>0</text:p>
          </table:table-cell>
          <table:table-cell table:style-name="ce6" table:formula="of:=ROUND((SUM([.$B43:.AY43])/COUNT([.$B43:.AY43]));0)" office:value-type="float" office:value="0" calcext:value-type="float">
            <text:p>0</text:p>
          </table:table-cell>
          <table:table-cell table:style-name="ce6" table:formula="of:=ROUND((SUM([.$B43:.AZ43])/COUNT([.$B43:.AZ43]));0)" office:value-type="float" office:value="0" calcext:value-type="float">
            <text:p>0</text:p>
          </table:table-cell>
          <table:table-cell table:style-name="ce6" table:formula="of:=ROUND((SUM([.$B43:.BA43])/COUNT([.$B43:.BA43]));0)" office:value-type="float" office:value="0" calcext:value-type="float">
            <text:p>0</text:p>
          </table:table-cell>
          <table:table-cell table:style-name="ce6" table:formula="of:=ROUND((SUM([.$B43:.BB43])/COUNT([.$B43:.BB43]));0)" office:value-type="float" office:value="0" calcext:value-type="float">
            <text:p>0</text:p>
          </table:table-cell>
          <table:table-cell table:style-name="ce6" table:formula="of:=ROUND((SUM([.$B43:.BC43])/COUNT([.$B43:.BC43]));0)" office:value-type="float" office:value="0" calcext:value-type="float">
            <text:p>0</text:p>
          </table:table-cell>
          <table:table-cell table:style-name="ce6" table:formula="of:=ROUND((SUM([.$B43:.BD43])/COUNT([.$B43:.BD43]));0)" office:value-type="float" office:value="0" calcext:value-type="float">
            <text:p>0</text:p>
          </table:table-cell>
          <table:table-cell table:style-name="ce6" table:formula="of:=ROUND((SUM([.$B43:.BE43])/COUNT([.$B43:.BE43]));0)" office:value-type="float" office:value="0" calcext:value-type="float">
            <text:p>0</text:p>
          </table:table-cell>
          <table:table-cell table:style-name="ce6" table:formula="of:=ROUND((SUM([.$B43:.BF43])/COUNT([.$B43:.BF43]));0)" office:value-type="float" office:value="0" calcext:value-type="float">
            <text:p>0</text:p>
          </table:table-cell>
          <table:table-cell table:style-name="ce6" table:formula="of:=ROUND((SUM([.$B43:.BG43])/COUNT([.$B43:.BG43]));0)" office:value-type="float" office:value="0" calcext:value-type="float">
            <text:p>0</text:p>
          </table:table-cell>
          <table:table-cell table:style-name="ce6" table:formula="of:=ROUND((SUM([.$B43:.BH43])/COUNT([.$B43:.BH43]));0)" office:value-type="float" office:value="0" calcext:value-type="float">
            <text:p>0</text:p>
          </table:table-cell>
          <table:table-cell table:style-name="ce6" table:formula="of:=ROUND((SUM([.$B43:.BI43])/COUNT([.$B43:.BI43]));0)" office:value-type="float" office:value="0" calcext:value-type="float">
            <text:p>0</text:p>
          </table:table-cell>
          <table:table-cell table:style-name="ce6" table:formula="of:=ROUND((SUM([.$B43:.BJ43])/COUNT([.$B43:.BJ43]));0)" office:value-type="float" office:value="0" calcext:value-type="float">
            <text:p>0</text:p>
          </table:table-cell>
          <table:table-cell table:style-name="ce6" table:formula="of:=ROUND((SUM([.$B43:.BK43])/COUNT([.$B43:.BK43]));0)" office:value-type="float" office:value="0" calcext:value-type="float">
            <text:p>0</text:p>
          </table:table-cell>
          <table:table-cell table:style-name="ce6" table:formula="of:=ROUND((SUM([.$B43:.BL43])/COUNT([.$B43:.BL43]));0)" office:value-type="float" office:value="0" calcext:value-type="float">
            <text:p>0</text:p>
          </table:table-cell>
          <table:table-cell table:style-name="ce6" table:formula="of:=ROUND((SUM([.$B43:.BM43])/COUNT([.$B43:.BM43]));0)" office:value-type="float" office:value="0" calcext:value-type="float">
            <text:p>0</text:p>
          </table:table-cell>
          <table:table-cell table:style-name="ce6" table:formula="of:=ROUND((SUM([.$B43:.BN43])/COUNT([.$B43:.BN43]));0)" office:value-type="float" office:value="0" calcext:value-type="float">
            <text:p>0</text:p>
          </table:table-cell>
          <table:table-cell table:style-name="ce6" table:formula="of:=ROUND((SUM([.$B43:.BO43])/COUNT([.$B43:.BO43]));0)" office:value-type="float" office:value="0" calcext:value-type="float">
            <text:p>0</text:p>
          </table:table-cell>
          <table:table-cell table:style-name="ce6" table:formula="of:=ROUND((SUM([.$B43:.BP43])/COUNT([.$B43:.BP43]));0)" office:value-type="float" office:value="0" calcext:value-type="float">
            <text:p>0</text:p>
          </table:table-cell>
          <table:table-cell table:style-name="ce6" table:formula="of:=ROUND((SUM([.$B43:.BQ43])/COUNT([.$B43:.BQ43]));0)" office:value-type="float" office:value="0" calcext:value-type="float">
            <text:p>0</text:p>
          </table:table-cell>
          <table:table-cell table:style-name="ce6" table:formula="of:=ROUND((SUM([.$B43:.BR43])/COUNT([.$B43:.BR43]));0)" office:value-type="float" office:value="0" calcext:value-type="float">
            <text:p>0</text:p>
          </table:table-cell>
          <table:table-cell table:style-name="ce6" table:formula="of:=ROUND((SUM([.$B43:.BS43])/COUNT([.$B43:.BS43]));0)" office:value-type="float" office:value="0" calcext:value-type="float">
            <text:p>0</text:p>
          </table:table-cell>
          <table:table-cell table:style-name="ce6" table:formula="of:=ROUND((SUM([.$B43:.BT43])/COUNT([.$B43:.BT43]));0)" office:value-type="float" office:value="0" calcext:value-type="float">
            <text:p>0</text:p>
          </table:table-cell>
          <table:table-cell table:style-name="ce6" table:formula="of:=ROUND((SUM([.$B43:.BU43])/COUNT([.$B43:.BU43]));0)" office:value-type="float" office:value="0" calcext:value-type="float">
            <text:p>0</text:p>
          </table:table-cell>
          <table:table-cell table:style-name="ce6" table:formula="of:=ROUND((SUM([.$B43:.BV43])/COUNT([.$B43:.BV43]));0)" office:value-type="float" office:value="0" calcext:value-type="float">
            <text:p>0</text:p>
          </table:table-cell>
          <table:table-cell table:style-name="ce6" table:formula="of:=ROUND((SUM([.$B43:.BW43])/COUNT([.$B43:.BW43]));0)" office:value-type="float" office:value="0" calcext:value-type="float">
            <text:p>0</text:p>
          </table:table-cell>
          <table:table-cell table:style-name="ce6" table:formula="of:=ROUND((SUM([.$B43:.BX43])/COUNT([.$B43:.BX43]));0)" office:value-type="float" office:value="0" calcext:value-type="float">
            <text:p>0</text:p>
          </table:table-cell>
          <table:table-cell table:style-name="ce6" table:formula="of:=ROUND((SUM([.$B43:.BY43])/COUNT([.$B43:.BY43]));0)" office:value-type="float" office:value="0" calcext:value-type="float">
            <text:p>0</text:p>
          </table:table-cell>
          <table:table-cell table:style-name="ce6" table:formula="of:=ROUND((SUM([.$B43:.BZ43])/COUNT([.$B43:.BZ43]));0)" office:value-type="float" office:value="0" calcext:value-type="float">
            <text:p>0</text:p>
          </table:table-cell>
          <table:table-cell table:style-name="ce6" table:formula="of:=ROUND((SUM([.$B43:.CA43])/COUNT([.$B43:.CA43]));0)" office:value-type="float" office:value="0" calcext:value-type="float">
            <text:p>0</text:p>
          </table:table-cell>
          <table:table-cell table:style-name="ce6" table:formula="of:=ROUND((SUM([.$B43:.CB43])/COUNT([.$B43:.CB43]));0)" office:value-type="float" office:value="0" calcext:value-type="float">
            <text:p>0</text:p>
          </table:table-cell>
          <table:table-cell table:style-name="ce6" table:formula="of:=ROUND((SUM([.$B43:.CC43])/COUNT([.$B43:.CC43]));0)" office:value-type="float" office:value="0" calcext:value-type="float">
            <text:p>0</text:p>
          </table:table-cell>
          <table:table-cell table:style-name="ce6" table:formula="of:=ROUND((SUM([.$B43:.CD43])/COUNT([.$B43:.CD43]));0)" office:value-type="float" office:value="0" calcext:value-type="float">
            <text:p>0</text:p>
          </table:table-cell>
          <table:table-cell table:style-name="ce6" table:formula="of:=ROUND((SUM([.$B43:.CE43])/COUNT([.$B43:.CE43]));0)" office:value-type="float" office:value="0" calcext:value-type="float">
            <text:p>0</text:p>
          </table:table-cell>
          <table:table-cell table:style-name="ce6" table:formula="of:=ROUND((SUM([.$B43:.CF43])/COUNT([.$B43:.CF43]));0)" office:value-type="float" office:value="0" calcext:value-type="float">
            <text:p>0</text:p>
          </table:table-cell>
          <table:table-cell table:style-name="ce6" table:formula="of:=ROUND((SUM([.$B43:.CG43])/COUNT([.$B43:.CG43]));0)" office:value-type="float" office:value="0" calcext:value-type="float">
            <text:p>0</text:p>
          </table:table-cell>
          <table:table-cell table:style-name="ce6" table:formula="of:=ROUND((SUM([.$B43:.CH43])/COUNT([.$B43:.CH43]));0)" office:value-type="float" office:value="0" calcext:value-type="float">
            <text:p>0</text:p>
          </table:table-cell>
          <table:table-cell table:style-name="ce6" table:formula="of:=ROUND((SUM([.$B43:.CI43])/COUNT([.$B43:.CI43]));0)" office:value-type="float" office:value="0" calcext:value-type="float">
            <text:p>0</text:p>
          </table:table-cell>
          <table:table-cell table:style-name="ce6" table:formula="of:=ROUND((SUM([.$B43:.CJ43])/COUNT([.$B43:.CJ43]));0)" office:value-type="float" office:value="0" calcext:value-type="float">
            <text:p>0</text:p>
          </table:table-cell>
          <table:table-cell table:style-name="ce6" table:formula="of:=ROUND((SUM([.$B43:.CK43])/COUNT([.$B43:.CK43]));0)" office:value-type="float" office:value="0" calcext:value-type="float">
            <text:p>0</text:p>
          </table:table-cell>
          <table:table-cell table:number-columns-repeated="100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3" office:value-type="float" office:value="0" calcext:value-type="float">
            <text:p>0</text:p>
          </table:table-cell>
          <table:table-cell table:style-name="ce6" table:formula="of:=ROUND((SUM([.$B44:.B44])/COUNT([.$B44:.B44]));0)" office:value-type="float" office:value="1" calcext:value-type="float">
            <text:p>1</text:p>
          </table:table-cell>
          <table:table-cell table:style-name="ce6" table:formula="of:=ROUND((SUM([.$B44:.C44])/COUNT([.$B44:.C44]));0)" office:value-type="float" office:value="1" calcext:value-type="float">
            <text:p>1</text:p>
          </table:table-cell>
          <table:table-cell table:style-name="ce6" table:formula="of:=ROUND((SUM([.$B44:.D44])/COUNT([.$B44:.D44]));0)" office:value-type="float" office:value="1" calcext:value-type="float">
            <text:p>1</text:p>
          </table:table-cell>
          <table:table-cell table:style-name="ce6" table:formula="of:=ROUND((SUM([.$B44:.E44])/COUNT([.$B44:.E44]));0)" office:value-type="float" office:value="1" calcext:value-type="float">
            <text:p>1</text:p>
          </table:table-cell>
          <table:table-cell table:style-name="ce6" table:formula="of:=ROUND((SUM([.$B44:.F44])/COUNT([.$B44:.F44]));0)" office:value-type="float" office:value="0" calcext:value-type="float">
            <text:p>0</text:p>
          </table:table-cell>
          <table:table-cell table:style-name="ce6" table:formula="of:=ROUND((SUM([.$B44:.G44])/COUNT([.$B44:.G44]));0)" office:value-type="float" office:value="0" calcext:value-type="float">
            <text:p>0</text:p>
          </table:table-cell>
          <table:table-cell table:style-name="ce6" table:formula="of:=ROUND((SUM([.$B44:.H44])/COUNT([.$B44:.H44]));0)" office:value-type="float" office:value="0" calcext:value-type="float">
            <text:p>0</text:p>
          </table:table-cell>
          <table:table-cell table:style-name="ce6" table:formula="of:=ROUND((SUM([.$B44:.I44])/COUNT([.$B44:.I44]));0)" office:value-type="float" office:value="0" calcext:value-type="float">
            <text:p>0</text:p>
          </table:table-cell>
          <table:table-cell table:style-name="ce6" table:formula="of:=ROUND((SUM([.$B44:.J44])/COUNT([.$B44:.J44]));0)" office:value-type="float" office:value="0" calcext:value-type="float">
            <text:p>0</text:p>
          </table:table-cell>
          <table:table-cell table:style-name="ce6" table:formula="of:=ROUND((SUM([.$B44:.K44])/COUNT([.$B44:.K44]));0)" office:value-type="float" office:value="0" calcext:value-type="float">
            <text:p>0</text:p>
          </table:table-cell>
          <table:table-cell table:style-name="ce6" table:formula="of:=ROUND((SUM([.$B44:.L44])/COUNT([.$B44:.L44]));0)" office:value-type="float" office:value="0" calcext:value-type="float">
            <text:p>0</text:p>
          </table:table-cell>
          <table:table-cell table:style-name="ce6" table:formula="of:=ROUND((SUM([.$B44:.M44])/COUNT([.$B44:.M44]));0)" office:value-type="float" office:value="0" calcext:value-type="float">
            <text:p>0</text:p>
          </table:table-cell>
          <table:table-cell table:style-name="ce6" table:formula="of:=ROUND((SUM([.$B44:.N44])/COUNT([.$B44:.N44]));0)" office:value-type="float" office:value="0" calcext:value-type="float">
            <text:p>0</text:p>
          </table:table-cell>
          <table:table-cell table:style-name="ce6" table:formula="of:=ROUND((SUM([.$B44:.O44])/COUNT([.$B44:.O44]));0)" office:value-type="float" office:value="0" calcext:value-type="float">
            <text:p>0</text:p>
          </table:table-cell>
          <table:table-cell table:style-name="ce6" table:formula="of:=ROUND((SUM([.$B44:.P44])/COUNT([.$B44:.P44]));0)" office:value-type="float" office:value="0" calcext:value-type="float">
            <text:p>0</text:p>
          </table:table-cell>
          <table:table-cell table:style-name="ce6" table:formula="of:=ROUND((SUM([.$B44:.Q44])/COUNT([.$B44:.Q44]));0)" office:value-type="float" office:value="0" calcext:value-type="float">
            <text:p>0</text:p>
          </table:table-cell>
          <table:table-cell table:style-name="ce6" table:formula="of:=ROUND((SUM([.$B44:.R44])/COUNT([.$B44:.R44]));0)" office:value-type="float" office:value="0" calcext:value-type="float">
            <text:p>0</text:p>
          </table:table-cell>
          <table:table-cell table:style-name="ce6" table:formula="of:=ROUND((SUM([.$B44:.S44])/COUNT([.$B44:.S44]));0)" office:value-type="float" office:value="0" calcext:value-type="float">
            <text:p>0</text:p>
          </table:table-cell>
          <table:table-cell table:style-name="ce6" table:formula="of:=ROUND((SUM([.$B44:.T44])/COUNT([.$B44:.T44]));0)" office:value-type="float" office:value="0" calcext:value-type="float">
            <text:p>0</text:p>
          </table:table-cell>
          <table:table-cell table:style-name="ce6" table:formula="of:=ROUND((SUM([.$B44:.U44])/COUNT([.$B44:.U44]));0)" office:value-type="float" office:value="0" calcext:value-type="float">
            <text:p>0</text:p>
          </table:table-cell>
          <table:table-cell table:style-name="ce6" table:formula="of:=ROUND((SUM([.$B44:.V44])/COUNT([.$B44:.V44]));0)" office:value-type="float" office:value="0" calcext:value-type="float">
            <text:p>0</text:p>
          </table:table-cell>
          <table:table-cell table:style-name="ce6" table:formula="of:=ROUND((SUM([.$B44:.W44])/COUNT([.$B44:.W44]));0)" office:value-type="float" office:value="0" calcext:value-type="float">
            <text:p>0</text:p>
          </table:table-cell>
          <table:table-cell table:style-name="ce6" table:formula="of:=ROUND((SUM([.$B44:.X44])/COUNT([.$B44:.X44]));0)" office:value-type="float" office:value="0" calcext:value-type="float">
            <text:p>0</text:p>
          </table:table-cell>
          <table:table-cell table:style-name="ce6" table:formula="of:=ROUND((SUM([.$B44:.Y44])/COUNT([.$B44:.Y44]));0)" office:value-type="float" office:value="0" calcext:value-type="float">
            <text:p>0</text:p>
          </table:table-cell>
          <table:table-cell table:style-name="ce6" table:formula="of:=ROUND((SUM([.$B44:.Z44])/COUNT([.$B44:.Z44]));0)" office:value-type="float" office:value="0" calcext:value-type="float">
            <text:p>0</text:p>
          </table:table-cell>
          <table:table-cell table:style-name="ce6" table:formula="of:=ROUND((SUM([.$B44:.AA44])/COUNT([.$B44:.AA44]));0)" office:value-type="float" office:value="0" calcext:value-type="float">
            <text:p>0</text:p>
          </table:table-cell>
          <table:table-cell table:style-name="ce6" table:formula="of:=ROUND((SUM([.$B44:.AB44])/COUNT([.$B44:.AB44]));0)" office:value-type="float" office:value="0" calcext:value-type="float">
            <text:p>0</text:p>
          </table:table-cell>
          <table:table-cell table:style-name="ce6" table:formula="of:=ROUND((SUM([.$B44:.AC44])/COUNT([.$B44:.AC44]));0)" office:value-type="float" office:value="0" calcext:value-type="float">
            <text:p>0</text:p>
          </table:table-cell>
          <table:table-cell table:style-name="ce6" table:formula="of:=ROUND((SUM([.$B44:.AD44])/COUNT([.$B44:.AD44]));0)" office:value-type="float" office:value="0" calcext:value-type="float">
            <text:p>0</text:p>
          </table:table-cell>
          <table:table-cell table:style-name="ce6" table:formula="of:=ROUND((SUM([.$B44:.AE44])/COUNT([.$B44:.AE44]));0)" office:value-type="float" office:value="0" calcext:value-type="float">
            <text:p>0</text:p>
          </table:table-cell>
          <table:table-cell table:style-name="ce6" table:formula="of:=ROUND((SUM([.$B44:.AF44])/COUNT([.$B44:.AF44]));0)" office:value-type="float" office:value="0" calcext:value-type="float">
            <text:p>0</text:p>
          </table:table-cell>
          <table:table-cell table:style-name="ce6" table:formula="of:=ROUND((SUM([.$B44:.AG44])/COUNT([.$B44:.AG44]));0)" office:value-type="float" office:value="0" calcext:value-type="float">
            <text:p>0</text:p>
          </table:table-cell>
          <table:table-cell table:style-name="ce6" table:formula="of:=ROUND((SUM([.$B44:.AH44])/COUNT([.$B44:.AH44]));0)" office:value-type="float" office:value="0" calcext:value-type="float">
            <text:p>0</text:p>
          </table:table-cell>
          <table:table-cell table:style-name="ce6" table:formula="of:=ROUND((SUM([.$B44:.AI44])/COUNT([.$B44:.AI44]));0)" office:value-type="float" office:value="0" calcext:value-type="float">
            <text:p>0</text:p>
          </table:table-cell>
          <table:table-cell table:style-name="ce6" table:formula="of:=ROUND((SUM([.$B44:.AJ44])/COUNT([.$B44:.AJ44]));0)" office:value-type="float" office:value="0" calcext:value-type="float">
            <text:p>0</text:p>
          </table:table-cell>
          <table:table-cell table:style-name="ce6" table:formula="of:=ROUND((SUM([.$B44:.AK44])/COUNT([.$B44:.AK44]));0)" office:value-type="float" office:value="0" calcext:value-type="float">
            <text:p>0</text:p>
          </table:table-cell>
          <table:table-cell table:style-name="ce6" table:formula="of:=ROUND((SUM([.$B44:.AL44])/COUNT([.$B44:.AL44]));0)" office:value-type="float" office:value="0" calcext:value-type="float">
            <text:p>0</text:p>
          </table:table-cell>
          <table:table-cell table:style-name="ce6" table:formula="of:=ROUND((SUM([.$B44:.AM44])/COUNT([.$B44:.AM44]));0)" office:value-type="float" office:value="0" calcext:value-type="float">
            <text:p>0</text:p>
          </table:table-cell>
          <table:table-cell table:style-name="ce6" table:formula="of:=ROUND((SUM([.$B44:.AN44])/COUNT([.$B44:.AN44]));0)" office:value-type="float" office:value="0" calcext:value-type="float">
            <text:p>0</text:p>
          </table:table-cell>
          <table:table-cell table:style-name="ce6" table:formula="of:=ROUND((SUM([.$B44:.AO44])/COUNT([.$B44:.AO44]));0)" office:value-type="float" office:value="0" calcext:value-type="float">
            <text:p>0</text:p>
          </table:table-cell>
          <table:table-cell table:style-name="ce6" table:formula="of:=ROUND((SUM([.$B44:.AP44])/COUNT([.$B44:.AP44]));0)" office:value-type="float" office:value="0" calcext:value-type="float">
            <text:p>0</text:p>
          </table:table-cell>
          <table:table-cell table:style-name="ce6" table:formula="of:=ROUND((SUM([.$B44:.AQ44])/COUNT([.$B44:.AQ44]));0)" office:value-type="float" office:value="0" calcext:value-type="float">
            <text:p>0</text:p>
          </table:table-cell>
          <table:table-cell table:style-name="ce6" table:formula="of:=ROUND((SUM([.$B44:.AR44])/COUNT([.$B44:.AR44]));0)" office:value-type="float" office:value="0" calcext:value-type="float">
            <text:p>0</text:p>
          </table:table-cell>
          <table:table-cell table:style-name="ce6" table:formula="of:=ROUND((SUM([.$B44:.AS44])/COUNT([.$B44:.AS44]));0)" office:value-type="float" office:value="0" calcext:value-type="float">
            <text:p>0</text:p>
          </table:table-cell>
          <table:table-cell table:style-name="ce6" table:formula="of:=ROUND((SUM([.$B44:.AT44])/COUNT([.$B44:.AT44]));0)" office:value-type="float" office:value="0" calcext:value-type="float">
            <text:p>0</text:p>
          </table:table-cell>
          <table:table-cell table:style-name="ce6" table:formula="of:=ROUND((SUM([.$B44:.AU44])/COUNT([.$B44:.AU44]));0)" office:value-type="float" office:value="0" calcext:value-type="float">
            <text:p>0</text:p>
          </table:table-cell>
          <table:table-cell table:style-name="ce6" table:formula="of:=ROUND((SUM([.$B44:.AV44])/COUNT([.$B44:.AV44]));0)" office:value-type="float" office:value="0" calcext:value-type="float">
            <text:p>0</text:p>
          </table:table-cell>
          <table:table-cell table:style-name="ce6" table:formula="of:=ROUND((SUM([.$B44:.AW44])/COUNT([.$B44:.AW44]));0)" office:value-type="float" office:value="0" calcext:value-type="float">
            <text:p>0</text:p>
          </table:table-cell>
          <table:table-cell table:style-name="ce6" table:formula="of:=ROUND((SUM([.$B44:.AX44])/COUNT([.$B44:.AX44]));0)" office:value-type="float" office:value="0" calcext:value-type="float">
            <text:p>0</text:p>
          </table:table-cell>
          <table:table-cell table:style-name="ce6" table:formula="of:=ROUND((SUM([.$B44:.AY44])/COUNT([.$B44:.AY44]));0)" office:value-type="float" office:value="0" calcext:value-type="float">
            <text:p>0</text:p>
          </table:table-cell>
          <table:table-cell table:style-name="ce6" table:formula="of:=ROUND((SUM([.$B44:.AZ44])/COUNT([.$B44:.AZ44]));0)" office:value-type="float" office:value="0" calcext:value-type="float">
            <text:p>0</text:p>
          </table:table-cell>
          <table:table-cell table:style-name="ce6" table:formula="of:=ROUND((SUM([.$B44:.BA44])/COUNT([.$B44:.BA44]));0)" office:value-type="float" office:value="0" calcext:value-type="float">
            <text:p>0</text:p>
          </table:table-cell>
          <table:table-cell table:style-name="ce6" table:formula="of:=ROUND((SUM([.$B44:.BB44])/COUNT([.$B44:.BB44]));0)" office:value-type="float" office:value="0" calcext:value-type="float">
            <text:p>0</text:p>
          </table:table-cell>
          <table:table-cell table:style-name="ce6" table:formula="of:=ROUND((SUM([.$B44:.BC44])/COUNT([.$B44:.BC44]));0)" office:value-type="float" office:value="0" calcext:value-type="float">
            <text:p>0</text:p>
          </table:table-cell>
          <table:table-cell table:style-name="ce6" table:formula="of:=ROUND((SUM([.$B44:.BD44])/COUNT([.$B44:.BD44]));0)" office:value-type="float" office:value="0" calcext:value-type="float">
            <text:p>0</text:p>
          </table:table-cell>
          <table:table-cell table:style-name="ce6" table:formula="of:=ROUND((SUM([.$B44:.BE44])/COUNT([.$B44:.BE44]));0)" office:value-type="float" office:value="0" calcext:value-type="float">
            <text:p>0</text:p>
          </table:table-cell>
          <table:table-cell table:style-name="ce6" table:formula="of:=ROUND((SUM([.$B44:.BF44])/COUNT([.$B44:.BF44]));0)" office:value-type="float" office:value="0" calcext:value-type="float">
            <text:p>0</text:p>
          </table:table-cell>
          <table:table-cell table:style-name="ce6" table:formula="of:=ROUND((SUM([.$B44:.BG44])/COUNT([.$B44:.BG44]));0)" office:value-type="float" office:value="0" calcext:value-type="float">
            <text:p>0</text:p>
          </table:table-cell>
          <table:table-cell table:style-name="ce6" table:formula="of:=ROUND((SUM([.$B44:.BH44])/COUNT([.$B44:.BH44]));0)" office:value-type="float" office:value="0" calcext:value-type="float">
            <text:p>0</text:p>
          </table:table-cell>
          <table:table-cell table:style-name="ce6" table:formula="of:=ROUND((SUM([.$B44:.BI44])/COUNT([.$B44:.BI44]));0)" office:value-type="float" office:value="0" calcext:value-type="float">
            <text:p>0</text:p>
          </table:table-cell>
          <table:table-cell table:style-name="ce6" table:formula="of:=ROUND((SUM([.$B44:.BJ44])/COUNT([.$B44:.BJ44]));0)" office:value-type="float" office:value="0" calcext:value-type="float">
            <text:p>0</text:p>
          </table:table-cell>
          <table:table-cell table:style-name="ce6" table:formula="of:=ROUND((SUM([.$B44:.BK44])/COUNT([.$B44:.BK44]));0)" office:value-type="float" office:value="0" calcext:value-type="float">
            <text:p>0</text:p>
          </table:table-cell>
          <table:table-cell table:style-name="ce6" table:formula="of:=ROUND((SUM([.$B44:.BL44])/COUNT([.$B44:.BL44]));0)" office:value-type="float" office:value="0" calcext:value-type="float">
            <text:p>0</text:p>
          </table:table-cell>
          <table:table-cell table:style-name="ce6" table:formula="of:=ROUND((SUM([.$B44:.BM44])/COUNT([.$B44:.BM44]));0)" office:value-type="float" office:value="0" calcext:value-type="float">
            <text:p>0</text:p>
          </table:table-cell>
          <table:table-cell table:style-name="ce6" table:formula="of:=ROUND((SUM([.$B44:.BN44])/COUNT([.$B44:.BN44]));0)" office:value-type="float" office:value="0" calcext:value-type="float">
            <text:p>0</text:p>
          </table:table-cell>
          <table:table-cell table:style-name="ce6" table:formula="of:=ROUND((SUM([.$B44:.BO44])/COUNT([.$B44:.BO44]));0)" office:value-type="float" office:value="0" calcext:value-type="float">
            <text:p>0</text:p>
          </table:table-cell>
          <table:table-cell table:style-name="ce6" table:formula="of:=ROUND((SUM([.$B44:.BP44])/COUNT([.$B44:.BP44]));0)" office:value-type="float" office:value="0" calcext:value-type="float">
            <text:p>0</text:p>
          </table:table-cell>
          <table:table-cell table:style-name="ce6" table:formula="of:=ROUND((SUM([.$B44:.BQ44])/COUNT([.$B44:.BQ44]));0)" office:value-type="float" office:value="0" calcext:value-type="float">
            <text:p>0</text:p>
          </table:table-cell>
          <table:table-cell table:style-name="ce6" table:formula="of:=ROUND((SUM([.$B44:.BR44])/COUNT([.$B44:.BR44]));0)" office:value-type="float" office:value="0" calcext:value-type="float">
            <text:p>0</text:p>
          </table:table-cell>
          <table:table-cell table:style-name="ce6" table:formula="of:=ROUND((SUM([.$B44:.BS44])/COUNT([.$B44:.BS44]));0)" office:value-type="float" office:value="0" calcext:value-type="float">
            <text:p>0</text:p>
          </table:table-cell>
          <table:table-cell table:style-name="ce6" table:formula="of:=ROUND((SUM([.$B44:.BT44])/COUNT([.$B44:.BT44]));0)" office:value-type="float" office:value="0" calcext:value-type="float">
            <text:p>0</text:p>
          </table:table-cell>
          <table:table-cell table:style-name="ce6" table:formula="of:=ROUND((SUM([.$B44:.BU44])/COUNT([.$B44:.BU44]));0)" office:value-type="float" office:value="0" calcext:value-type="float">
            <text:p>0</text:p>
          </table:table-cell>
          <table:table-cell table:style-name="ce6" table:formula="of:=ROUND((SUM([.$B44:.BV44])/COUNT([.$B44:.BV44]));0)" office:value-type="float" office:value="0" calcext:value-type="float">
            <text:p>0</text:p>
          </table:table-cell>
          <table:table-cell table:style-name="ce6" table:formula="of:=ROUND((SUM([.$B44:.BW44])/COUNT([.$B44:.BW44]));0)" office:value-type="float" office:value="0" calcext:value-type="float">
            <text:p>0</text:p>
          </table:table-cell>
          <table:table-cell table:style-name="ce6" table:formula="of:=ROUND((SUM([.$B44:.BX44])/COUNT([.$B44:.BX44]));0)" office:value-type="float" office:value="0" calcext:value-type="float">
            <text:p>0</text:p>
          </table:table-cell>
          <table:table-cell table:style-name="ce6" table:formula="of:=ROUND((SUM([.$B44:.BY44])/COUNT([.$B44:.BY44]));0)" office:value-type="float" office:value="0" calcext:value-type="float">
            <text:p>0</text:p>
          </table:table-cell>
          <table:table-cell table:style-name="ce6" table:formula="of:=ROUND((SUM([.$B44:.BZ44])/COUNT([.$B44:.BZ44]));0)" office:value-type="float" office:value="0" calcext:value-type="float">
            <text:p>0</text:p>
          </table:table-cell>
          <table:table-cell table:style-name="ce6" table:formula="of:=ROUND((SUM([.$B44:.CA44])/COUNT([.$B44:.CA44]));0)" office:value-type="float" office:value="0" calcext:value-type="float">
            <text:p>0</text:p>
          </table:table-cell>
          <table:table-cell table:style-name="ce6" table:formula="of:=ROUND((SUM([.$B44:.CB44])/COUNT([.$B44:.CB44]));0)" office:value-type="float" office:value="0" calcext:value-type="float">
            <text:p>0</text:p>
          </table:table-cell>
          <table:table-cell table:style-name="ce6" table:formula="of:=ROUND((SUM([.$B44:.CC44])/COUNT([.$B44:.CC44]));0)" office:value-type="float" office:value="0" calcext:value-type="float">
            <text:p>0</text:p>
          </table:table-cell>
          <table:table-cell table:style-name="ce6" table:formula="of:=ROUND((SUM([.$B44:.CD44])/COUNT([.$B44:.CD44]));0)" office:value-type="float" office:value="0" calcext:value-type="float">
            <text:p>0</text:p>
          </table:table-cell>
          <table:table-cell table:style-name="ce6" table:formula="of:=ROUND((SUM([.$B44:.CE44])/COUNT([.$B44:.CE44]));0)" office:value-type="float" office:value="0" calcext:value-type="float">
            <text:p>0</text:p>
          </table:table-cell>
          <table:table-cell table:style-name="ce6" table:formula="of:=ROUND((SUM([.$B44:.CF44])/COUNT([.$B44:.CF44]));0)" office:value-type="float" office:value="0" calcext:value-type="float">
            <text:p>0</text:p>
          </table:table-cell>
          <table:table-cell table:style-name="ce6" table:formula="of:=ROUND((SUM([.$B44:.CG44])/COUNT([.$B44:.CG44]));0)" office:value-type="float" office:value="0" calcext:value-type="float">
            <text:p>0</text:p>
          </table:table-cell>
          <table:table-cell table:style-name="ce6" table:formula="of:=ROUND((SUM([.$B44:.CH44])/COUNT([.$B44:.CH44]));0)" office:value-type="float" office:value="0" calcext:value-type="float">
            <text:p>0</text:p>
          </table:table-cell>
          <table:table-cell table:style-name="ce6" table:formula="of:=ROUND((SUM([.$B44:.CI44])/COUNT([.$B44:.CI44]));0)" office:value-type="float" office:value="0" calcext:value-type="float">
            <text:p>0</text:p>
          </table:table-cell>
          <table:table-cell table:style-name="ce6" table:formula="of:=ROUND((SUM([.$B44:.CJ44])/COUNT([.$B44:.CJ44]));0)" office:value-type="float" office:value="0" calcext:value-type="float">
            <text:p>0</text:p>
          </table:table-cell>
          <table:table-cell table:style-name="ce6" table:formula="of:=ROUND((SUM([.$B44:.CK44])/COUNT([.$B44:.CK44]));0)" office:value-type="float" office:value="0" calcext:value-type="float">
            <text:p>0</text:p>
          </table:table-cell>
          <table:table-cell table:number-columns-repeated="100"/>
        </table:table-row>
        <table:table-row table:style-name="ro2">
          <table:table-cell table:number-columns-repeated="10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formula="of:=ROUND((SUM([.$B45:.B45])/COUNT([.$B45:.B45]));0)" office:value-type="float" office:value="1" calcext:value-type="float">
            <text:p>1</text:p>
          </table:table-cell>
          <table:table-cell table:style-name="ce6" table:formula="of:=ROUND((SUM([.$B45:.C45])/COUNT([.$B45:.C45]));0)" office:value-type="float" office:value="1" calcext:value-type="float">
            <text:p>1</text:p>
          </table:table-cell>
          <table:table-cell table:style-name="ce6" table:formula="of:=ROUND((SUM([.$B45:.D45])/COUNT([.$B45:.D45]));0)" office:value-type="float" office:value="1" calcext:value-type="float">
            <text:p>1</text:p>
          </table:table-cell>
          <table:table-cell table:style-name="ce6" table:formula="of:=ROUND((SUM([.$B45:.E45])/COUNT([.$B45:.E45]));0)" office:value-type="float" office:value="1" calcext:value-type="float">
            <text:p>1</text:p>
          </table:table-cell>
          <table:table-cell table:style-name="ce6" table:formula="of:=ROUND((SUM([.$B45:.F45])/COUNT([.$B45:.F45]));0)" office:value-type="float" office:value="1" calcext:value-type="float">
            <text:p>1</text:p>
          </table:table-cell>
          <table:table-cell table:style-name="ce6" table:formula="of:=ROUND((SUM([.$B45:.G45])/COUNT([.$B45:.G45]));0)" office:value-type="float" office:value="1" calcext:value-type="float">
            <text:p>1</text:p>
          </table:table-cell>
          <table:table-cell table:style-name="ce6" table:formula="of:=ROUND((SUM([.$B45:.H45])/COUNT([.$B45:.H45]));0)" office:value-type="float" office:value="1" calcext:value-type="float">
            <text:p>1</text:p>
          </table:table-cell>
          <table:table-cell table:style-name="ce6" table:formula="of:=ROUND((SUM([.$B45:.I45])/COUNT([.$B45:.I45]));0)" office:value-type="float" office:value="1" calcext:value-type="float">
            <text:p>1</text:p>
          </table:table-cell>
          <table:table-cell table:style-name="ce6" table:formula="of:=ROUND((SUM([.$B45:.J45])/COUNT([.$B45:.J45]));0)" office:value-type="float" office:value="1" calcext:value-type="float">
            <text:p>1</text:p>
          </table:table-cell>
          <table:table-cell table:style-name="ce6" table:formula="of:=ROUND((SUM([.$B45:.K45])/COUNT([.$B45:.K45]));0)" office:value-type="float" office:value="1" calcext:value-type="float">
            <text:p>1</text:p>
          </table:table-cell>
          <table:table-cell table:style-name="ce6" table:formula="of:=ROUND((SUM([.$B45:.L45])/COUNT([.$B45:.L45]));0)" office:value-type="float" office:value="1" calcext:value-type="float">
            <text:p>1</text:p>
          </table:table-cell>
          <table:table-cell table:style-name="ce6" table:formula="of:=ROUND((SUM([.$B45:.M45])/COUNT([.$B45:.M45]));0)" office:value-type="float" office:value="1" calcext:value-type="float">
            <text:p>1</text:p>
          </table:table-cell>
          <table:table-cell table:style-name="ce6" table:formula="of:=ROUND((SUM([.$B45:.N45])/COUNT([.$B45:.N45]));0)" office:value-type="float" office:value="1" calcext:value-type="float">
            <text:p>1</text:p>
          </table:table-cell>
          <table:table-cell table:style-name="ce6" table:formula="of:=ROUND((SUM([.$B45:.O45])/COUNT([.$B45:.O45]));0)" office:value-type="float" office:value="1" calcext:value-type="float">
            <text:p>1</text:p>
          </table:table-cell>
          <table:table-cell table:style-name="ce6" table:formula="of:=ROUND((SUM([.$B45:.P45])/COUNT([.$B45:.P45]));0)" office:value-type="float" office:value="1" calcext:value-type="float">
            <text:p>1</text:p>
          </table:table-cell>
          <table:table-cell table:style-name="ce6" table:formula="of:=ROUND((SUM([.$B45:.Q45])/COUNT([.$B45:.Q45]));0)" office:value-type="float" office:value="1" calcext:value-type="float">
            <text:p>1</text:p>
          </table:table-cell>
          <table:table-cell table:style-name="ce6" table:formula="of:=ROUND((SUM([.$B45:.R45])/COUNT([.$B45:.R45]));0)" office:value-type="float" office:value="1" calcext:value-type="float">
            <text:p>1</text:p>
          </table:table-cell>
          <table:table-cell table:style-name="ce6" table:formula="of:=ROUND((SUM([.$B45:.S45])/COUNT([.$B45:.S45]));0)" office:value-type="float" office:value="1" calcext:value-type="float">
            <text:p>1</text:p>
          </table:table-cell>
          <table:table-cell table:style-name="ce6" table:formula="of:=ROUND((SUM([.$B45:.T45])/COUNT([.$B45:.T45]));0)" office:value-type="float" office:value="1" calcext:value-type="float">
            <text:p>1</text:p>
          </table:table-cell>
          <table:table-cell table:style-name="ce6" table:formula="of:=ROUND((SUM([.$B45:.U45])/COUNT([.$B45:.U45]));0)" office:value-type="float" office:value="1" calcext:value-type="float">
            <text:p>1</text:p>
          </table:table-cell>
          <table:table-cell table:style-name="ce6" table:formula="of:=ROUND((SUM([.$B45:.V45])/COUNT([.$B45:.V45]));0)" office:value-type="float" office:value="1" calcext:value-type="float">
            <text:p>1</text:p>
          </table:table-cell>
          <table:table-cell table:style-name="ce6" table:formula="of:=ROUND((SUM([.$B45:.W45])/COUNT([.$B45:.W45]));0)" office:value-type="float" office:value="1" calcext:value-type="float">
            <text:p>1</text:p>
          </table:table-cell>
          <table:table-cell table:style-name="ce6" table:formula="of:=ROUND((SUM([.$B45:.X45])/COUNT([.$B45:.X45]));0)" office:value-type="float" office:value="1" calcext:value-type="float">
            <text:p>1</text:p>
          </table:table-cell>
          <table:table-cell table:style-name="ce6" table:formula="of:=ROUND((SUM([.$B45:.Y45])/COUNT([.$B45:.Y45]));0)" office:value-type="float" office:value="1" calcext:value-type="float">
            <text:p>1</text:p>
          </table:table-cell>
          <table:table-cell table:style-name="ce6" table:formula="of:=ROUND((SUM([.$B45:.Z45])/COUNT([.$B45:.Z45]));0)" office:value-type="float" office:value="1" calcext:value-type="float">
            <text:p>1</text:p>
          </table:table-cell>
          <table:table-cell table:style-name="ce6" table:formula="of:=ROUND((SUM([.$B45:.AA45])/COUNT([.$B45:.AA45]));0)" office:value-type="float" office:value="1" calcext:value-type="float">
            <text:p>1</text:p>
          </table:table-cell>
          <table:table-cell table:style-name="ce6" table:formula="of:=ROUND((SUM([.$B45:.AB45])/COUNT([.$B45:.AB45]));0)" office:value-type="float" office:value="1" calcext:value-type="float">
            <text:p>1</text:p>
          </table:table-cell>
          <table:table-cell table:style-name="ce6" table:formula="of:=ROUND((SUM([.$B45:.AC45])/COUNT([.$B45:.AC45]));0)" office:value-type="float" office:value="1" calcext:value-type="float">
            <text:p>1</text:p>
          </table:table-cell>
          <table:table-cell table:style-name="ce6" table:formula="of:=ROUND((SUM([.$B45:.AD45])/COUNT([.$B45:.AD45]));0)" office:value-type="float" office:value="1" calcext:value-type="float">
            <text:p>1</text:p>
          </table:table-cell>
          <table:table-cell table:style-name="ce6" table:formula="of:=ROUND((SUM([.$B45:.AE45])/COUNT([.$B45:.AE45]));0)" office:value-type="float" office:value="1" calcext:value-type="float">
            <text:p>1</text:p>
          </table:table-cell>
          <table:table-cell table:style-name="ce6" table:formula="of:=ROUND((SUM([.$B45:.AF45])/COUNT([.$B45:.AF45]));0)" office:value-type="float" office:value="1" calcext:value-type="float">
            <text:p>1</text:p>
          </table:table-cell>
          <table:table-cell table:style-name="ce6" table:formula="of:=ROUND((SUM([.$B45:.AG45])/COUNT([.$B45:.AG45]));0)" office:value-type="float" office:value="1" calcext:value-type="float">
            <text:p>1</text:p>
          </table:table-cell>
          <table:table-cell table:style-name="ce6" table:formula="of:=ROUND((SUM([.$B45:.AH45])/COUNT([.$B45:.AH45]));0)" office:value-type="float" office:value="1" calcext:value-type="float">
            <text:p>1</text:p>
          </table:table-cell>
          <table:table-cell table:style-name="ce6" table:formula="of:=ROUND((SUM([.$B45:.AI45])/COUNT([.$B45:.AI45]));0)" office:value-type="float" office:value="1" calcext:value-type="float">
            <text:p>1</text:p>
          </table:table-cell>
          <table:table-cell table:style-name="ce6" table:formula="of:=ROUND((SUM([.$B45:.AJ45])/COUNT([.$B45:.AJ45]));0)" office:value-type="float" office:value="1" calcext:value-type="float">
            <text:p>1</text:p>
          </table:table-cell>
          <table:table-cell table:style-name="ce6" table:formula="of:=ROUND((SUM([.$B45:.AK45])/COUNT([.$B45:.AK45]));0)" office:value-type="float" office:value="1" calcext:value-type="float">
            <text:p>1</text:p>
          </table:table-cell>
          <table:table-cell table:style-name="ce6" table:formula="of:=ROUND((SUM([.$B45:.AL45])/COUNT([.$B45:.AL45]));0)" office:value-type="float" office:value="1" calcext:value-type="float">
            <text:p>1</text:p>
          </table:table-cell>
          <table:table-cell table:style-name="ce6" table:formula="of:=ROUND((SUM([.$B45:.AM45])/COUNT([.$B45:.AM45]));0)" office:value-type="float" office:value="1" calcext:value-type="float">
            <text:p>1</text:p>
          </table:table-cell>
          <table:table-cell table:style-name="ce6" table:formula="of:=ROUND((SUM([.$B45:.AN45])/COUNT([.$B45:.AN45]));0)" office:value-type="float" office:value="1" calcext:value-type="float">
            <text:p>1</text:p>
          </table:table-cell>
          <table:table-cell table:style-name="ce6" table:formula="of:=ROUND((SUM([.$B45:.AO45])/COUNT([.$B45:.AO45]));0)" office:value-type="float" office:value="1" calcext:value-type="float">
            <text:p>1</text:p>
          </table:table-cell>
          <table:table-cell table:style-name="ce6" table:formula="of:=ROUND((SUM([.$B45:.AP45])/COUNT([.$B45:.AP45]));0)" office:value-type="float" office:value="1" calcext:value-type="float">
            <text:p>1</text:p>
          </table:table-cell>
          <table:table-cell table:style-name="ce6" table:formula="of:=ROUND((SUM([.$B45:.AQ45])/COUNT([.$B45:.AQ45]));0)" office:value-type="float" office:value="1" calcext:value-type="float">
            <text:p>1</text:p>
          </table:table-cell>
          <table:table-cell table:style-name="ce6" table:formula="of:=ROUND((SUM([.$B45:.AR45])/COUNT([.$B45:.AR45]));0)" office:value-type="float" office:value="1" calcext:value-type="float">
            <text:p>1</text:p>
          </table:table-cell>
          <table:table-cell table:style-name="ce6" table:formula="of:=ROUND((SUM([.$B45:.AS45])/COUNT([.$B45:.AS45]));0)" office:value-type="float" office:value="1" calcext:value-type="float">
            <text:p>1</text:p>
          </table:table-cell>
          <table:table-cell table:style-name="ce6" table:formula="of:=ROUND((SUM([.$B45:.AT45])/COUNT([.$B45:.AT45]));0)" office:value-type="float" office:value="1" calcext:value-type="float">
            <text:p>1</text:p>
          </table:table-cell>
          <table:table-cell table:style-name="ce6" table:formula="of:=ROUND((SUM([.$B45:.AU45])/COUNT([.$B45:.AU45]));0)" office:value-type="float" office:value="1" calcext:value-type="float">
            <text:p>1</text:p>
          </table:table-cell>
          <table:table-cell table:style-name="ce6" table:formula="of:=ROUND((SUM([.$B45:.AV45])/COUNT([.$B45:.AV45]));0)" office:value-type="float" office:value="1" calcext:value-type="float">
            <text:p>1</text:p>
          </table:table-cell>
          <table:table-cell table:style-name="ce6" table:formula="of:=ROUND((SUM([.$B45:.AW45])/COUNT([.$B45:.AW45]));0)" office:value-type="float" office:value="1" calcext:value-type="float">
            <text:p>1</text:p>
          </table:table-cell>
          <table:table-cell table:style-name="ce6" table:formula="of:=ROUND((SUM([.$B45:.AX45])/COUNT([.$B45:.AX45]));0)" office:value-type="float" office:value="1" calcext:value-type="float">
            <text:p>1</text:p>
          </table:table-cell>
          <table:table-cell table:style-name="ce6" table:formula="of:=ROUND((SUM([.$B45:.AY45])/COUNT([.$B45:.AY45]));0)" office:value-type="float" office:value="1" calcext:value-type="float">
            <text:p>1</text:p>
          </table:table-cell>
          <table:table-cell table:style-name="ce6" table:formula="of:=ROUND((SUM([.$B45:.AZ45])/COUNT([.$B45:.AZ45]));0)" office:value-type="float" office:value="1" calcext:value-type="float">
            <text:p>1</text:p>
          </table:table-cell>
          <table:table-cell table:style-name="ce6" table:formula="of:=ROUND((SUM([.$B45:.BA45])/COUNT([.$B45:.BA45]));0)" office:value-type="float" office:value="1" calcext:value-type="float">
            <text:p>1</text:p>
          </table:table-cell>
          <table:table-cell table:style-name="ce6" table:formula="of:=ROUND((SUM([.$B45:.BB45])/COUNT([.$B45:.BB45]));0)" office:value-type="float" office:value="1" calcext:value-type="float">
            <text:p>1</text:p>
          </table:table-cell>
          <table:table-cell table:style-name="ce6" table:formula="of:=ROUND((SUM([.$B45:.BC45])/COUNT([.$B45:.BC45]));0)" office:value-type="float" office:value="1" calcext:value-type="float">
            <text:p>1</text:p>
          </table:table-cell>
          <table:table-cell table:style-name="ce6" table:formula="of:=ROUND((SUM([.$B45:.BD45])/COUNT([.$B45:.BD45]));0)" office:value-type="float" office:value="1" calcext:value-type="float">
            <text:p>1</text:p>
          </table:table-cell>
          <table:table-cell table:style-name="ce6" table:formula="of:=ROUND((SUM([.$B45:.BE45])/COUNT([.$B45:.BE45]));0)" office:value-type="float" office:value="1" calcext:value-type="float">
            <text:p>1</text:p>
          </table:table-cell>
          <table:table-cell table:style-name="ce6" table:formula="of:=ROUND((SUM([.$B45:.BF45])/COUNT([.$B45:.BF45]));0)" office:value-type="float" office:value="1" calcext:value-type="float">
            <text:p>1</text:p>
          </table:table-cell>
          <table:table-cell table:style-name="ce6" table:formula="of:=ROUND((SUM([.$B45:.BG45])/COUNT([.$B45:.BG45]));0)" office:value-type="float" office:value="1" calcext:value-type="float">
            <text:p>1</text:p>
          </table:table-cell>
          <table:table-cell table:style-name="ce6" table:formula="of:=ROUND((SUM([.$B45:.BH45])/COUNT([.$B45:.BH45]));0)" office:value-type="float" office:value="1" calcext:value-type="float">
            <text:p>1</text:p>
          </table:table-cell>
          <table:table-cell table:style-name="ce6" table:formula="of:=ROUND((SUM([.$B45:.BI45])/COUNT([.$B45:.BI45]));0)" office:value-type="float" office:value="1" calcext:value-type="float">
            <text:p>1</text:p>
          </table:table-cell>
          <table:table-cell table:style-name="ce6" table:formula="of:=ROUND((SUM([.$B45:.BJ45])/COUNT([.$B45:.BJ45]));0)" office:value-type="float" office:value="1" calcext:value-type="float">
            <text:p>1</text:p>
          </table:table-cell>
          <table:table-cell table:style-name="ce6" table:formula="of:=ROUND((SUM([.$B45:.BK45])/COUNT([.$B45:.BK45]));0)" office:value-type="float" office:value="1" calcext:value-type="float">
            <text:p>1</text:p>
          </table:table-cell>
          <table:table-cell table:style-name="ce6" table:formula="of:=ROUND((SUM([.$B45:.BL45])/COUNT([.$B45:.BL45]));0)" office:value-type="float" office:value="1" calcext:value-type="float">
            <text:p>1</text:p>
          </table:table-cell>
          <table:table-cell table:style-name="ce6" table:formula="of:=ROUND((SUM([.$B45:.BM45])/COUNT([.$B45:.BM45]));0)" office:value-type="float" office:value="1" calcext:value-type="float">
            <text:p>1</text:p>
          </table:table-cell>
          <table:table-cell table:style-name="ce6" table:formula="of:=ROUND((SUM([.$B45:.BN45])/COUNT([.$B45:.BN45]));0)" office:value-type="float" office:value="1" calcext:value-type="float">
            <text:p>1</text:p>
          </table:table-cell>
          <table:table-cell table:style-name="ce6" table:formula="of:=ROUND((SUM([.$B45:.BO45])/COUNT([.$B45:.BO45]));0)" office:value-type="float" office:value="1" calcext:value-type="float">
            <text:p>1</text:p>
          </table:table-cell>
          <table:table-cell table:style-name="ce6" table:formula="of:=ROUND((SUM([.$B45:.BP45])/COUNT([.$B45:.BP45]));0)" office:value-type="float" office:value="1" calcext:value-type="float">
            <text:p>1</text:p>
          </table:table-cell>
          <table:table-cell table:style-name="ce6" table:formula="of:=ROUND((SUM([.$B45:.BQ45])/COUNT([.$B45:.BQ45]));0)" office:value-type="float" office:value="1" calcext:value-type="float">
            <text:p>1</text:p>
          </table:table-cell>
          <table:table-cell table:style-name="ce6" table:formula="of:=ROUND((SUM([.$B45:.BR45])/COUNT([.$B45:.BR45]));0)" office:value-type="float" office:value="1" calcext:value-type="float">
            <text:p>1</text:p>
          </table:table-cell>
          <table:table-cell table:style-name="ce6" table:formula="of:=ROUND((SUM([.$B45:.BS45])/COUNT([.$B45:.BS45]));0)" office:value-type="float" office:value="1" calcext:value-type="float">
            <text:p>1</text:p>
          </table:table-cell>
          <table:table-cell table:style-name="ce6" table:formula="of:=ROUND((SUM([.$B45:.BT45])/COUNT([.$B45:.BT45]));0)" office:value-type="float" office:value="1" calcext:value-type="float">
            <text:p>1</text:p>
          </table:table-cell>
          <table:table-cell table:style-name="ce6" table:formula="of:=ROUND((SUM([.$B45:.BU45])/COUNT([.$B45:.BU45]));0)" office:value-type="float" office:value="1" calcext:value-type="float">
            <text:p>1</text:p>
          </table:table-cell>
          <table:table-cell table:style-name="ce6" table:formula="of:=ROUND((SUM([.$B45:.BV45])/COUNT([.$B45:.BV45]));0)" office:value-type="float" office:value="1" calcext:value-type="float">
            <text:p>1</text:p>
          </table:table-cell>
          <table:table-cell table:style-name="ce6" table:formula="of:=ROUND((SUM([.$B45:.BW45])/COUNT([.$B45:.BW45]));0)" office:value-type="float" office:value="1" calcext:value-type="float">
            <text:p>1</text:p>
          </table:table-cell>
          <table:table-cell table:style-name="ce6" table:formula="of:=ROUND((SUM([.$B45:.BX45])/COUNT([.$B45:.BX45]));0)" office:value-type="float" office:value="1" calcext:value-type="float">
            <text:p>1</text:p>
          </table:table-cell>
          <table:table-cell table:style-name="ce6" table:formula="of:=ROUND((SUM([.$B45:.BY45])/COUNT([.$B45:.BY45]));0)" office:value-type="float" office:value="1" calcext:value-type="float">
            <text:p>1</text:p>
          </table:table-cell>
          <table:table-cell table:style-name="ce6" table:formula="of:=ROUND((SUM([.$B45:.BZ45])/COUNT([.$B45:.BZ45]));0)" office:value-type="float" office:value="1" calcext:value-type="float">
            <text:p>1</text:p>
          </table:table-cell>
          <table:table-cell table:style-name="ce6" table:formula="of:=ROUND((SUM([.$B45:.CA45])/COUNT([.$B45:.CA45]));0)" office:value-type="float" office:value="1" calcext:value-type="float">
            <text:p>1</text:p>
          </table:table-cell>
          <table:table-cell table:style-name="ce6" table:formula="of:=ROUND((SUM([.$B45:.CB45])/COUNT([.$B45:.CB45]));0)" office:value-type="float" office:value="1" calcext:value-type="float">
            <text:p>1</text:p>
          </table:table-cell>
          <table:table-cell table:style-name="ce6" table:formula="of:=ROUND((SUM([.$B45:.CC45])/COUNT([.$B45:.CC45]));0)" office:value-type="float" office:value="1" calcext:value-type="float">
            <text:p>1</text:p>
          </table:table-cell>
          <table:table-cell table:style-name="ce6" table:formula="of:=ROUND((SUM([.$B45:.CD45])/COUNT([.$B45:.CD45]));0)" office:value-type="float" office:value="1" calcext:value-type="float">
            <text:p>1</text:p>
          </table:table-cell>
          <table:table-cell table:style-name="ce6" table:formula="of:=ROUND((SUM([.$B45:.CE45])/COUNT([.$B45:.CE45]));0)" office:value-type="float" office:value="1" calcext:value-type="float">
            <text:p>1</text:p>
          </table:table-cell>
          <table:table-cell table:style-name="ce6" table:formula="of:=ROUND((SUM([.$B45:.CF45])/COUNT([.$B45:.CF45]));0)" office:value-type="float" office:value="1" calcext:value-type="float">
            <text:p>1</text:p>
          </table:table-cell>
          <table:table-cell table:style-name="ce6" table:formula="of:=ROUND((SUM([.$B45:.CG45])/COUNT([.$B45:.CG45]));0)" office:value-type="float" office:value="1" calcext:value-type="float">
            <text:p>1</text:p>
          </table:table-cell>
          <table:table-cell table:style-name="ce6" table:formula="of:=ROUND((SUM([.$B45:.CH45])/COUNT([.$B45:.CH45]));0)" office:value-type="float" office:value="1" calcext:value-type="float">
            <text:p>1</text:p>
          </table:table-cell>
          <table:table-cell table:style-name="ce6" table:formula="of:=ROUND((SUM([.$B45:.CI45])/COUNT([.$B45:.CI45]));0)" office:value-type="float" office:value="1" calcext:value-type="float">
            <text:p>1</text:p>
          </table:table-cell>
          <table:table-cell table:style-name="ce6" table:formula="of:=ROUND((SUM([.$B45:.CJ45])/COUNT([.$B45:.CJ45]));0)" office:value-type="float" office:value="1" calcext:value-type="float">
            <text:p>1</text:p>
          </table:table-cell>
          <table:table-cell table:style-name="ce6" table:formula="of:=ROUND((SUM([.$B45:.CK45])/COUNT([.$B45:.CK45]));0)" office:value-type="float" office:value="1" calcext:value-type="float">
            <text:p>1</text:p>
          </table:table-cell>
          <table:table-cell table:number-columns-repeated="100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formula="of:=ROUND((SUM([.$B46:.B46])/COUNT([.$B46:.B46]));0)" office:value-type="float" office:value="0" calcext:value-type="float">
            <text:p>0</text:p>
          </table:table-cell>
          <table:table-cell table:style-name="ce6" table:formula="of:=ROUND((SUM([.$B46:.C46])/COUNT([.$B46:.C46]));0)" office:value-type="float" office:value="1" calcext:value-type="float">
            <text:p>1</text:p>
          </table:table-cell>
          <table:table-cell table:style-name="ce6" table:formula="of:=ROUND((SUM([.$B46:.D46])/COUNT([.$B46:.D46]));0)" office:value-type="float" office:value="0" calcext:value-type="float">
            <text:p>0</text:p>
          </table:table-cell>
          <table:table-cell table:style-name="ce6" table:formula="of:=ROUND((SUM([.$B46:.E46])/COUNT([.$B46:.E46]));0)" office:value-type="float" office:value="0" calcext:value-type="float">
            <text:p>0</text:p>
          </table:table-cell>
          <table:table-cell table:style-name="ce6" table:formula="of:=ROUND((SUM([.$B46:.F46])/COUNT([.$B46:.F46]));0)" office:value-type="float" office:value="0" calcext:value-type="float">
            <text:p>0</text:p>
          </table:table-cell>
          <table:table-cell table:style-name="ce6" table:formula="of:=ROUND((SUM([.$B46:.G46])/COUNT([.$B46:.G46]));0)" office:value-type="float" office:value="1" calcext:value-type="float">
            <text:p>1</text:p>
          </table:table-cell>
          <table:table-cell table:style-name="ce6" table:formula="of:=ROUND((SUM([.$B46:.H46])/COUNT([.$B46:.H46]));0)" office:value-type="float" office:value="1" calcext:value-type="float">
            <text:p>1</text:p>
          </table:table-cell>
          <table:table-cell table:style-name="ce6" table:formula="of:=ROUND((SUM([.$B46:.I46])/COUNT([.$B46:.I46]));0)" office:value-type="float" office:value="1" calcext:value-type="float">
            <text:p>1</text:p>
          </table:table-cell>
          <table:table-cell table:style-name="ce6" table:formula="of:=ROUND((SUM([.$B46:.J46])/COUNT([.$B46:.J46]));0)" office:value-type="float" office:value="0" calcext:value-type="float">
            <text:p>0</text:p>
          </table:table-cell>
          <table:table-cell table:style-name="ce6" table:formula="of:=ROUND((SUM([.$B46:.K46])/COUNT([.$B46:.K46]));0)" office:value-type="float" office:value="1" calcext:value-type="float">
            <text:p>1</text:p>
          </table:table-cell>
          <table:table-cell table:style-name="ce6" table:formula="of:=ROUND((SUM([.$B46:.L46])/COUNT([.$B46:.L46]));0)" office:value-type="float" office:value="0" calcext:value-type="float">
            <text:p>0</text:p>
          </table:table-cell>
          <table:table-cell table:style-name="ce6" table:formula="of:=ROUND((SUM([.$B46:.M46])/COUNT([.$B46:.M46]));0)" office:value-type="float" office:value="0" calcext:value-type="float">
            <text:p>0</text:p>
          </table:table-cell>
          <table:table-cell table:style-name="ce6" table:formula="of:=ROUND((SUM([.$B46:.N46])/COUNT([.$B46:.N46]));0)" office:value-type="float" office:value="0" calcext:value-type="float">
            <text:p>0</text:p>
          </table:table-cell>
          <table:table-cell table:style-name="ce6" table:formula="of:=ROUND((SUM([.$B46:.O46])/COUNT([.$B46:.O46]));0)" office:value-type="float" office:value="0" calcext:value-type="float">
            <text:p>0</text:p>
          </table:table-cell>
          <table:table-cell table:style-name="ce6" table:formula="of:=ROUND((SUM([.$B46:.P46])/COUNT([.$B46:.P46]));0)" office:value-type="float" office:value="0" calcext:value-type="float">
            <text:p>0</text:p>
          </table:table-cell>
          <table:table-cell table:style-name="ce6" table:formula="of:=ROUND((SUM([.$B46:.Q46])/COUNT([.$B46:.Q46]));0)" office:value-type="float" office:value="0" calcext:value-type="float">
            <text:p>0</text:p>
          </table:table-cell>
          <table:table-cell table:style-name="ce6" table:formula="of:=ROUND((SUM([.$B46:.R46])/COUNT([.$B46:.R46]));0)" office:value-type="float" office:value="0" calcext:value-type="float">
            <text:p>0</text:p>
          </table:table-cell>
          <table:table-cell table:style-name="ce6" table:formula="of:=ROUND((SUM([.$B46:.S46])/COUNT([.$B46:.S46]));0)" office:value-type="float" office:value="0" calcext:value-type="float">
            <text:p>0</text:p>
          </table:table-cell>
          <table:table-cell table:style-name="ce6" table:formula="of:=ROUND((SUM([.$B46:.T46])/COUNT([.$B46:.T46]));0)" office:value-type="float" office:value="0" calcext:value-type="float">
            <text:p>0</text:p>
          </table:table-cell>
          <table:table-cell table:style-name="ce6" table:formula="of:=ROUND((SUM([.$B46:.U46])/COUNT([.$B46:.U46]));0)" office:value-type="float" office:value="0" calcext:value-type="float">
            <text:p>0</text:p>
          </table:table-cell>
          <table:table-cell table:style-name="ce6" table:formula="of:=ROUND((SUM([.$B46:.V46])/COUNT([.$B46:.V46]));0)" office:value-type="float" office:value="0" calcext:value-type="float">
            <text:p>0</text:p>
          </table:table-cell>
          <table:table-cell table:style-name="ce6" table:formula="of:=ROUND((SUM([.$B46:.W46])/COUNT([.$B46:.W46]));0)" office:value-type="float" office:value="0" calcext:value-type="float">
            <text:p>0</text:p>
          </table:table-cell>
          <table:table-cell table:style-name="ce6" table:formula="of:=ROUND((SUM([.$B46:.X46])/COUNT([.$B46:.X46]));0)" office:value-type="float" office:value="0" calcext:value-type="float">
            <text:p>0</text:p>
          </table:table-cell>
          <table:table-cell table:style-name="ce6" table:formula="of:=ROUND((SUM([.$B46:.Y46])/COUNT([.$B46:.Y46]));0)" office:value-type="float" office:value="0" calcext:value-type="float">
            <text:p>0</text:p>
          </table:table-cell>
          <table:table-cell table:style-name="ce6" table:formula="of:=ROUND((SUM([.$B46:.Z46])/COUNT([.$B46:.Z46]));0)" office:value-type="float" office:value="0" calcext:value-type="float">
            <text:p>0</text:p>
          </table:table-cell>
          <table:table-cell table:style-name="ce6" table:formula="of:=ROUND((SUM([.$B46:.AA46])/COUNT([.$B46:.AA46]));0)" office:value-type="float" office:value="1" calcext:value-type="float">
            <text:p>1</text:p>
          </table:table-cell>
          <table:table-cell table:style-name="ce6" table:formula="of:=ROUND((SUM([.$B46:.AB46])/COUNT([.$B46:.AB46]));0)" office:value-type="float" office:value="1" calcext:value-type="float">
            <text:p>1</text:p>
          </table:table-cell>
          <table:table-cell table:style-name="ce6" table:formula="of:=ROUND((SUM([.$B46:.AC46])/COUNT([.$B46:.AC46]));0)" office:value-type="float" office:value="1" calcext:value-type="float">
            <text:p>1</text:p>
          </table:table-cell>
          <table:table-cell table:style-name="ce6" table:formula="of:=ROUND((SUM([.$B46:.AD46])/COUNT([.$B46:.AD46]));0)" office:value-type="float" office:value="1" calcext:value-type="float">
            <text:p>1</text:p>
          </table:table-cell>
          <table:table-cell table:style-name="ce6" table:formula="of:=ROUND((SUM([.$B46:.AE46])/COUNT([.$B46:.AE46]));0)" office:value-type="float" office:value="1" calcext:value-type="float">
            <text:p>1</text:p>
          </table:table-cell>
          <table:table-cell table:style-name="ce6" table:formula="of:=ROUND((SUM([.$B46:.AF46])/COUNT([.$B46:.AF46]));0)" office:value-type="float" office:value="0" calcext:value-type="float">
            <text:p>0</text:p>
          </table:table-cell>
          <table:table-cell table:style-name="ce6" table:formula="of:=ROUND((SUM([.$B46:.AG46])/COUNT([.$B46:.AG46]));0)" office:value-type="float" office:value="1" calcext:value-type="float">
            <text:p>1</text:p>
          </table:table-cell>
          <table:table-cell table:style-name="ce6" table:formula="of:=ROUND((SUM([.$B46:.AH46])/COUNT([.$B46:.AH46]));0)" office:value-type="float" office:value="1" calcext:value-type="float">
            <text:p>1</text:p>
          </table:table-cell>
          <table:table-cell table:style-name="ce6" table:formula="of:=ROUND((SUM([.$B46:.AI46])/COUNT([.$B46:.AI46]));0)" office:value-type="float" office:value="1" calcext:value-type="float">
            <text:p>1</text:p>
          </table:table-cell>
          <table:table-cell table:style-name="ce6" table:formula="of:=ROUND((SUM([.$B46:.AJ46])/COUNT([.$B46:.AJ46]));0)" office:value-type="float" office:value="1" calcext:value-type="float">
            <text:p>1</text:p>
          </table:table-cell>
          <table:table-cell table:style-name="ce6" table:formula="of:=ROUND((SUM([.$B46:.AK46])/COUNT([.$B46:.AK46]));0)" office:value-type="float" office:value="1" calcext:value-type="float">
            <text:p>1</text:p>
          </table:table-cell>
          <table:table-cell table:style-name="ce6" table:formula="of:=ROUND((SUM([.$B46:.AL46])/COUNT([.$B46:.AL46]));0)" office:value-type="float" office:value="1" calcext:value-type="float">
            <text:p>1</text:p>
          </table:table-cell>
          <table:table-cell table:style-name="ce6" table:formula="of:=ROUND((SUM([.$B46:.AM46])/COUNT([.$B46:.AM46]));0)" office:value-type="float" office:value="1" calcext:value-type="float">
            <text:p>1</text:p>
          </table:table-cell>
          <table:table-cell table:style-name="ce6" table:formula="of:=ROUND((SUM([.$B46:.AN46])/COUNT([.$B46:.AN46]));0)" office:value-type="float" office:value="1" calcext:value-type="float">
            <text:p>1</text:p>
          </table:table-cell>
          <table:table-cell table:style-name="ce6" table:formula="of:=ROUND((SUM([.$B46:.AO46])/COUNT([.$B46:.AO46]));0)" office:value-type="float" office:value="1" calcext:value-type="float">
            <text:p>1</text:p>
          </table:table-cell>
          <table:table-cell table:style-name="ce6" table:formula="of:=ROUND((SUM([.$B46:.AP46])/COUNT([.$B46:.AP46]));0)" office:value-type="float" office:value="1" calcext:value-type="float">
            <text:p>1</text:p>
          </table:table-cell>
          <table:table-cell table:style-name="ce6" table:formula="of:=ROUND((SUM([.$B46:.AQ46])/COUNT([.$B46:.AQ46]));0)" office:value-type="float" office:value="1" calcext:value-type="float">
            <text:p>1</text:p>
          </table:table-cell>
          <table:table-cell table:style-name="ce6" table:formula="of:=ROUND((SUM([.$B46:.AR46])/COUNT([.$B46:.AR46]));0)" office:value-type="float" office:value="1" calcext:value-type="float">
            <text:p>1</text:p>
          </table:table-cell>
          <table:table-cell table:style-name="ce6" table:formula="of:=ROUND((SUM([.$B46:.AS46])/COUNT([.$B46:.AS46]));0)" office:value-type="float" office:value="1" calcext:value-type="float">
            <text:p>1</text:p>
          </table:table-cell>
          <table:table-cell table:style-name="ce6" table:formula="of:=ROUND((SUM([.$B46:.AT46])/COUNT([.$B46:.AT46]));0)" office:value-type="float" office:value="1" calcext:value-type="float">
            <text:p>1</text:p>
          </table:table-cell>
          <table:table-cell table:style-name="ce6" table:formula="of:=ROUND((SUM([.$B46:.AU46])/COUNT([.$B46:.AU46]));0)" office:value-type="float" office:value="1" calcext:value-type="float">
            <text:p>1</text:p>
          </table:table-cell>
          <table:table-cell table:style-name="ce6" table:formula="of:=ROUND((SUM([.$B46:.AV46])/COUNT([.$B46:.AV46]));0)" office:value-type="float" office:value="1" calcext:value-type="float">
            <text:p>1</text:p>
          </table:table-cell>
          <table:table-cell table:style-name="ce6" table:formula="of:=ROUND((SUM([.$B46:.AW46])/COUNT([.$B46:.AW46]));0)" office:value-type="float" office:value="1" calcext:value-type="float">
            <text:p>1</text:p>
          </table:table-cell>
          <table:table-cell table:style-name="ce6" table:formula="of:=ROUND((SUM([.$B46:.AX46])/COUNT([.$B46:.AX46]));0)" office:value-type="float" office:value="1" calcext:value-type="float">
            <text:p>1</text:p>
          </table:table-cell>
          <table:table-cell table:style-name="ce6" table:formula="of:=ROUND((SUM([.$B46:.AY46])/COUNT([.$B46:.AY46]));0)" office:value-type="float" office:value="1" calcext:value-type="float">
            <text:p>1</text:p>
          </table:table-cell>
          <table:table-cell table:style-name="ce6" table:formula="of:=ROUND((SUM([.$B46:.AZ46])/COUNT([.$B46:.AZ46]));0)" office:value-type="float" office:value="1" calcext:value-type="float">
            <text:p>1</text:p>
          </table:table-cell>
          <table:table-cell table:style-name="ce6" table:formula="of:=ROUND((SUM([.$B46:.BA46])/COUNT([.$B46:.BA46]));0)" office:value-type="float" office:value="1" calcext:value-type="float">
            <text:p>1</text:p>
          </table:table-cell>
          <table:table-cell table:style-name="ce6" table:formula="of:=ROUND((SUM([.$B46:.BB46])/COUNT([.$B46:.BB46]));0)" office:value-type="float" office:value="1" calcext:value-type="float">
            <text:p>1</text:p>
          </table:table-cell>
          <table:table-cell table:style-name="ce6" table:formula="of:=ROUND((SUM([.$B46:.BC46])/COUNT([.$B46:.BC46]));0)" office:value-type="float" office:value="1" calcext:value-type="float">
            <text:p>1</text:p>
          </table:table-cell>
          <table:table-cell table:style-name="ce6" table:formula="of:=ROUND((SUM([.$B46:.BD46])/COUNT([.$B46:.BD46]));0)" office:value-type="float" office:value="0" calcext:value-type="float">
            <text:p>0</text:p>
          </table:table-cell>
          <table:table-cell table:style-name="ce6" table:formula="of:=ROUND((SUM([.$B46:.BE46])/COUNT([.$B46:.BE46]));0)" office:value-type="float" office:value="0" calcext:value-type="float">
            <text:p>0</text:p>
          </table:table-cell>
          <table:table-cell table:style-name="ce6" table:formula="of:=ROUND((SUM([.$B46:.BF46])/COUNT([.$B46:.BF46]));0)" office:value-type="float" office:value="0" calcext:value-type="float">
            <text:p>0</text:p>
          </table:table-cell>
          <table:table-cell table:style-name="ce6" table:formula="of:=ROUND((SUM([.$B46:.BG46])/COUNT([.$B46:.BG46]));0)" office:value-type="float" office:value="1" calcext:value-type="float">
            <text:p>1</text:p>
          </table:table-cell>
          <table:table-cell table:style-name="ce6" table:formula="of:=ROUND((SUM([.$B46:.BH46])/COUNT([.$B46:.BH46]));0)" office:value-type="float" office:value="0" calcext:value-type="float">
            <text:p>0</text:p>
          </table:table-cell>
          <table:table-cell table:style-name="ce6" table:formula="of:=ROUND((SUM([.$B46:.BI46])/COUNT([.$B46:.BI46]));0)" office:value-type="float" office:value="0" calcext:value-type="float">
            <text:p>0</text:p>
          </table:table-cell>
          <table:table-cell table:style-name="ce6" table:formula="of:=ROUND((SUM([.$B46:.BJ46])/COUNT([.$B46:.BJ46]));0)" office:value-type="float" office:value="0" calcext:value-type="float">
            <text:p>0</text:p>
          </table:table-cell>
          <table:table-cell table:style-name="ce6" table:formula="of:=ROUND((SUM([.$B46:.BK46])/COUNT([.$B46:.BK46]));0)" office:value-type="float" office:value="1" calcext:value-type="float">
            <text:p>1</text:p>
          </table:table-cell>
          <table:table-cell table:style-name="ce6" table:formula="of:=ROUND((SUM([.$B46:.BL46])/COUNT([.$B46:.BL46]));0)" office:value-type="float" office:value="0" calcext:value-type="float">
            <text:p>0</text:p>
          </table:table-cell>
          <table:table-cell table:style-name="ce6" table:formula="of:=ROUND((SUM([.$B46:.BM46])/COUNT([.$B46:.BM46]));0)" office:value-type="float" office:value="0" calcext:value-type="float">
            <text:p>0</text:p>
          </table:table-cell>
          <table:table-cell table:style-name="ce6" table:formula="of:=ROUND((SUM([.$B46:.BN46])/COUNT([.$B46:.BN46]));0)" office:value-type="float" office:value="0" calcext:value-type="float">
            <text:p>0</text:p>
          </table:table-cell>
          <table:table-cell table:style-name="ce6" table:formula="of:=ROUND((SUM([.$B46:.BO46])/COUNT([.$B46:.BO46]));0)" office:value-type="float" office:value="0" calcext:value-type="float">
            <text:p>0</text:p>
          </table:table-cell>
          <table:table-cell table:style-name="ce6" table:formula="of:=ROUND((SUM([.$B46:.BP46])/COUNT([.$B46:.BP46]));0)" office:value-type="float" office:value="0" calcext:value-type="float">
            <text:p>0</text:p>
          </table:table-cell>
          <table:table-cell table:style-name="ce6" table:formula="of:=ROUND((SUM([.$B46:.BQ46])/COUNT([.$B46:.BQ46]));0)" office:value-type="float" office:value="0" calcext:value-type="float">
            <text:p>0</text:p>
          </table:table-cell>
          <table:table-cell table:style-name="ce6" table:formula="of:=ROUND((SUM([.$B46:.BR46])/COUNT([.$B46:.BR46]));0)" office:value-type="float" office:value="0" calcext:value-type="float">
            <text:p>0</text:p>
          </table:table-cell>
          <table:table-cell table:style-name="ce6" table:formula="of:=ROUND((SUM([.$B46:.BS46])/COUNT([.$B46:.BS46]));0)" office:value-type="float" office:value="1" calcext:value-type="float">
            <text:p>1</text:p>
          </table:table-cell>
          <table:table-cell table:style-name="ce6" table:formula="of:=ROUND((SUM([.$B46:.BT46])/COUNT([.$B46:.BT46]));0)" office:value-type="float" office:value="1" calcext:value-type="float">
            <text:p>1</text:p>
          </table:table-cell>
          <table:table-cell table:style-name="ce6" table:formula="of:=ROUND((SUM([.$B46:.BU46])/COUNT([.$B46:.BU46]));0)" office:value-type="float" office:value="1" calcext:value-type="float">
            <text:p>1</text:p>
          </table:table-cell>
          <table:table-cell table:style-name="ce6" table:formula="of:=ROUND((SUM([.$B46:.BV46])/COUNT([.$B46:.BV46]));0)" office:value-type="float" office:value="1" calcext:value-type="float">
            <text:p>1</text:p>
          </table:table-cell>
          <table:table-cell table:style-name="ce6" table:formula="of:=ROUND((SUM([.$B46:.BW46])/COUNT([.$B46:.BW46]));0)" office:value-type="float" office:value="1" calcext:value-type="float">
            <text:p>1</text:p>
          </table:table-cell>
          <table:table-cell table:style-name="ce6" table:formula="of:=ROUND((SUM([.$B46:.BX46])/COUNT([.$B46:.BX46]));0)" office:value-type="float" office:value="1" calcext:value-type="float">
            <text:p>1</text:p>
          </table:table-cell>
          <table:table-cell table:style-name="ce6" table:formula="of:=ROUND((SUM([.$B46:.BY46])/COUNT([.$B46:.BY46]));0)" office:value-type="float" office:value="1" calcext:value-type="float">
            <text:p>1</text:p>
          </table:table-cell>
          <table:table-cell table:style-name="ce6" table:formula="of:=ROUND((SUM([.$B46:.BZ46])/COUNT([.$B46:.BZ46]));0)" office:value-type="float" office:value="1" calcext:value-type="float">
            <text:p>1</text:p>
          </table:table-cell>
          <table:table-cell table:style-name="ce6" table:formula="of:=ROUND((SUM([.$B46:.CA46])/COUNT([.$B46:.CA46]));0)" office:value-type="float" office:value="1" calcext:value-type="float">
            <text:p>1</text:p>
          </table:table-cell>
          <table:table-cell table:style-name="ce6" table:formula="of:=ROUND((SUM([.$B46:.CB46])/COUNT([.$B46:.CB46]));0)" office:value-type="float" office:value="1" calcext:value-type="float">
            <text:p>1</text:p>
          </table:table-cell>
          <table:table-cell table:style-name="ce6" table:formula="of:=ROUND((SUM([.$B46:.CC46])/COUNT([.$B46:.CC46]));0)" office:value-type="float" office:value="1" calcext:value-type="float">
            <text:p>1</text:p>
          </table:table-cell>
          <table:table-cell table:style-name="ce6" table:formula="of:=ROUND((SUM([.$B46:.CD46])/COUNT([.$B46:.CD46]));0)" office:value-type="float" office:value="1" calcext:value-type="float">
            <text:p>1</text:p>
          </table:table-cell>
          <table:table-cell table:style-name="ce6" table:formula="of:=ROUND((SUM([.$B46:.CE46])/COUNT([.$B46:.CE46]));0)" office:value-type="float" office:value="1" calcext:value-type="float">
            <text:p>1</text:p>
          </table:table-cell>
          <table:table-cell table:style-name="ce6" table:formula="of:=ROUND((SUM([.$B46:.CF46])/COUNT([.$B46:.CF46]));0)" office:value-type="float" office:value="1" calcext:value-type="float">
            <text:p>1</text:p>
          </table:table-cell>
          <table:table-cell table:style-name="ce6" table:formula="of:=ROUND((SUM([.$B46:.CG46])/COUNT([.$B46:.CG46]));0)" office:value-type="float" office:value="1" calcext:value-type="float">
            <text:p>1</text:p>
          </table:table-cell>
          <table:table-cell table:style-name="ce6" table:formula="of:=ROUND((SUM([.$B46:.CH46])/COUNT([.$B46:.CH46]));0)" office:value-type="float" office:value="1" calcext:value-type="float">
            <text:p>1</text:p>
          </table:table-cell>
          <table:table-cell table:style-name="ce6" table:formula="of:=ROUND((SUM([.$B46:.CI46])/COUNT([.$B46:.CI46]));0)" office:value-type="float" office:value="1" calcext:value-type="float">
            <text:p>1</text:p>
          </table:table-cell>
          <table:table-cell table:style-name="ce6" table:formula="of:=ROUND((SUM([.$B46:.CJ46])/COUNT([.$B46:.CJ46]));0)" office:value-type="float" office:value="1" calcext:value-type="float">
            <text:p>1</text:p>
          </table:table-cell>
          <table:table-cell table:style-name="ce6" table:formula="of:=ROUND((SUM([.$B46:.CK46])/COUNT([.$B46:.CK46]));0)" office:value-type="float" office:value="1" calcext:value-type="float">
            <text:p>1</text:p>
          </table:table-cell>
          <table:table-cell table:number-columns-repeated="100"/>
        </table:table-row>
        <table:table-row table:style-name="ro2">
          <table:table-cell table:number-columns-repeated="298" office:value-type="float" office:value="0" calcext:value-type="float">
            <text:p>0</text:p>
          </table:table-cell>
          <table:table-cell table:style-name="ce6" table:formula="of:=ROUND((SUM([.$B47:.B47])/COUNT([.$B47:.B47]));0)" office:value-type="float" office:value="0" calcext:value-type="float">
            <text:p>0</text:p>
          </table:table-cell>
          <table:table-cell table:style-name="ce6" table:formula="of:=ROUND((SUM([.$B47:.C47])/COUNT([.$B47:.C47]));0)" office:value-type="float" office:value="0" calcext:value-type="float">
            <text:p>0</text:p>
          </table:table-cell>
          <table:table-cell table:style-name="ce6" table:formula="of:=ROUND((SUM([.$B47:.D47])/COUNT([.$B47:.D47]));0)" office:value-type="float" office:value="0" calcext:value-type="float">
            <text:p>0</text:p>
          </table:table-cell>
          <table:table-cell table:style-name="ce6" table:formula="of:=ROUND((SUM([.$B47:.E47])/COUNT([.$B47:.E47]));0)" office:value-type="float" office:value="0" calcext:value-type="float">
            <text:p>0</text:p>
          </table:table-cell>
          <table:table-cell table:style-name="ce6" table:formula="of:=ROUND((SUM([.$B47:.F47])/COUNT([.$B47:.F47]));0)" office:value-type="float" office:value="0" calcext:value-type="float">
            <text:p>0</text:p>
          </table:table-cell>
          <table:table-cell table:style-name="ce6" table:formula="of:=ROUND((SUM([.$B47:.G47])/COUNT([.$B47:.G47]));0)" office:value-type="float" office:value="0" calcext:value-type="float">
            <text:p>0</text:p>
          </table:table-cell>
          <table:table-cell table:style-name="ce6" table:formula="of:=ROUND((SUM([.$B47:.H47])/COUNT([.$B47:.H47]));0)" office:value-type="float" office:value="0" calcext:value-type="float">
            <text:p>0</text:p>
          </table:table-cell>
          <table:table-cell table:style-name="ce6" table:formula="of:=ROUND((SUM([.$B47:.I47])/COUNT([.$B47:.I47]));0)" office:value-type="float" office:value="0" calcext:value-type="float">
            <text:p>0</text:p>
          </table:table-cell>
          <table:table-cell table:style-name="ce6" table:formula="of:=ROUND((SUM([.$B47:.J47])/COUNT([.$B47:.J47]));0)" office:value-type="float" office:value="0" calcext:value-type="float">
            <text:p>0</text:p>
          </table:table-cell>
          <table:table-cell table:style-name="ce6" table:formula="of:=ROUND((SUM([.$B47:.K47])/COUNT([.$B47:.K47]));0)" office:value-type="float" office:value="0" calcext:value-type="float">
            <text:p>0</text:p>
          </table:table-cell>
          <table:table-cell table:style-name="ce6" table:formula="of:=ROUND((SUM([.$B47:.L47])/COUNT([.$B47:.L47]));0)" office:value-type="float" office:value="0" calcext:value-type="float">
            <text:p>0</text:p>
          </table:table-cell>
          <table:table-cell table:style-name="ce6" table:formula="of:=ROUND((SUM([.$B47:.M47])/COUNT([.$B47:.M47]));0)" office:value-type="float" office:value="0" calcext:value-type="float">
            <text:p>0</text:p>
          </table:table-cell>
          <table:table-cell table:style-name="ce6" table:formula="of:=ROUND((SUM([.$B47:.N47])/COUNT([.$B47:.N47]));0)" office:value-type="float" office:value="0" calcext:value-type="float">
            <text:p>0</text:p>
          </table:table-cell>
          <table:table-cell table:style-name="ce6" table:formula="of:=ROUND((SUM([.$B47:.O47])/COUNT([.$B47:.O47]));0)" office:value-type="float" office:value="0" calcext:value-type="float">
            <text:p>0</text:p>
          </table:table-cell>
          <table:table-cell table:style-name="ce6" table:formula="of:=ROUND((SUM([.$B47:.P47])/COUNT([.$B47:.P47]));0)" office:value-type="float" office:value="0" calcext:value-type="float">
            <text:p>0</text:p>
          </table:table-cell>
          <table:table-cell table:style-name="ce6" table:formula="of:=ROUND((SUM([.$B47:.Q47])/COUNT([.$B47:.Q47]));0)" office:value-type="float" office:value="0" calcext:value-type="float">
            <text:p>0</text:p>
          </table:table-cell>
          <table:table-cell table:style-name="ce6" table:formula="of:=ROUND((SUM([.$B47:.R47])/COUNT([.$B47:.R47]));0)" office:value-type="float" office:value="0" calcext:value-type="float">
            <text:p>0</text:p>
          </table:table-cell>
          <table:table-cell table:style-name="ce6" table:formula="of:=ROUND((SUM([.$B47:.S47])/COUNT([.$B47:.S47]));0)" office:value-type="float" office:value="0" calcext:value-type="float">
            <text:p>0</text:p>
          </table:table-cell>
          <table:table-cell table:style-name="ce6" table:formula="of:=ROUND((SUM([.$B47:.T47])/COUNT([.$B47:.T47]));0)" office:value-type="float" office:value="0" calcext:value-type="float">
            <text:p>0</text:p>
          </table:table-cell>
          <table:table-cell table:style-name="ce6" table:formula="of:=ROUND((SUM([.$B47:.U47])/COUNT([.$B47:.U47]));0)" office:value-type="float" office:value="0" calcext:value-type="float">
            <text:p>0</text:p>
          </table:table-cell>
          <table:table-cell table:style-name="ce6" table:formula="of:=ROUND((SUM([.$B47:.V47])/COUNT([.$B47:.V47]));0)" office:value-type="float" office:value="0" calcext:value-type="float">
            <text:p>0</text:p>
          </table:table-cell>
          <table:table-cell table:style-name="ce6" table:formula="of:=ROUND((SUM([.$B47:.W47])/COUNT([.$B47:.W47]));0)" office:value-type="float" office:value="0" calcext:value-type="float">
            <text:p>0</text:p>
          </table:table-cell>
          <table:table-cell table:style-name="ce6" table:formula="of:=ROUND((SUM([.$B47:.X47])/COUNT([.$B47:.X47]));0)" office:value-type="float" office:value="0" calcext:value-type="float">
            <text:p>0</text:p>
          </table:table-cell>
          <table:table-cell table:style-name="ce6" table:formula="of:=ROUND((SUM([.$B47:.Y47])/COUNT([.$B47:.Y47]));0)" office:value-type="float" office:value="0" calcext:value-type="float">
            <text:p>0</text:p>
          </table:table-cell>
          <table:table-cell table:style-name="ce6" table:formula="of:=ROUND((SUM([.$B47:.Z47])/COUNT([.$B47:.Z47]));0)" office:value-type="float" office:value="0" calcext:value-type="float">
            <text:p>0</text:p>
          </table:table-cell>
          <table:table-cell table:style-name="ce6" table:formula="of:=ROUND((SUM([.$B47:.AA47])/COUNT([.$B47:.AA47]));0)" office:value-type="float" office:value="0" calcext:value-type="float">
            <text:p>0</text:p>
          </table:table-cell>
          <table:table-cell table:style-name="ce6" table:formula="of:=ROUND((SUM([.$B47:.AB47])/COUNT([.$B47:.AB47]));0)" office:value-type="float" office:value="0" calcext:value-type="float">
            <text:p>0</text:p>
          </table:table-cell>
          <table:table-cell table:style-name="ce6" table:formula="of:=ROUND((SUM([.$B47:.AC47])/COUNT([.$B47:.AC47]));0)" office:value-type="float" office:value="0" calcext:value-type="float">
            <text:p>0</text:p>
          </table:table-cell>
          <table:table-cell table:style-name="ce6" table:formula="of:=ROUND((SUM([.$B47:.AD47])/COUNT([.$B47:.AD47]));0)" office:value-type="float" office:value="0" calcext:value-type="float">
            <text:p>0</text:p>
          </table:table-cell>
          <table:table-cell table:style-name="ce6" table:formula="of:=ROUND((SUM([.$B47:.AE47])/COUNT([.$B47:.AE47]));0)" office:value-type="float" office:value="0" calcext:value-type="float">
            <text:p>0</text:p>
          </table:table-cell>
          <table:table-cell table:style-name="ce6" table:formula="of:=ROUND((SUM([.$B47:.AF47])/COUNT([.$B47:.AF47]));0)" office:value-type="float" office:value="0" calcext:value-type="float">
            <text:p>0</text:p>
          </table:table-cell>
          <table:table-cell table:style-name="ce6" table:formula="of:=ROUND((SUM([.$B47:.AG47])/COUNT([.$B47:.AG47]));0)" office:value-type="float" office:value="0" calcext:value-type="float">
            <text:p>0</text:p>
          </table:table-cell>
          <table:table-cell table:style-name="ce6" table:formula="of:=ROUND((SUM([.$B47:.AH47])/COUNT([.$B47:.AH47]));0)" office:value-type="float" office:value="0" calcext:value-type="float">
            <text:p>0</text:p>
          </table:table-cell>
          <table:table-cell table:style-name="ce6" table:formula="of:=ROUND((SUM([.$B47:.AI47])/COUNT([.$B47:.AI47]));0)" office:value-type="float" office:value="0" calcext:value-type="float">
            <text:p>0</text:p>
          </table:table-cell>
          <table:table-cell table:style-name="ce6" table:formula="of:=ROUND((SUM([.$B47:.AJ47])/COUNT([.$B47:.AJ47]));0)" office:value-type="float" office:value="0" calcext:value-type="float">
            <text:p>0</text:p>
          </table:table-cell>
          <table:table-cell table:style-name="ce6" table:formula="of:=ROUND((SUM([.$B47:.AK47])/COUNT([.$B47:.AK47]));0)" office:value-type="float" office:value="0" calcext:value-type="float">
            <text:p>0</text:p>
          </table:table-cell>
          <table:table-cell table:style-name="ce6" table:formula="of:=ROUND((SUM([.$B47:.AL47])/COUNT([.$B47:.AL47]));0)" office:value-type="float" office:value="0" calcext:value-type="float">
            <text:p>0</text:p>
          </table:table-cell>
          <table:table-cell table:style-name="ce6" table:formula="of:=ROUND((SUM([.$B47:.AM47])/COUNT([.$B47:.AM47]));0)" office:value-type="float" office:value="0" calcext:value-type="float">
            <text:p>0</text:p>
          </table:table-cell>
          <table:table-cell table:style-name="ce6" table:formula="of:=ROUND((SUM([.$B47:.AN47])/COUNT([.$B47:.AN47]));0)" office:value-type="float" office:value="0" calcext:value-type="float">
            <text:p>0</text:p>
          </table:table-cell>
          <table:table-cell table:style-name="ce6" table:formula="of:=ROUND((SUM([.$B47:.AO47])/COUNT([.$B47:.AO47]));0)" office:value-type="float" office:value="0" calcext:value-type="float">
            <text:p>0</text:p>
          </table:table-cell>
          <table:table-cell table:style-name="ce6" table:formula="of:=ROUND((SUM([.$B47:.AP47])/COUNT([.$B47:.AP47]));0)" office:value-type="float" office:value="0" calcext:value-type="float">
            <text:p>0</text:p>
          </table:table-cell>
          <table:table-cell table:style-name="ce6" table:formula="of:=ROUND((SUM([.$B47:.AQ47])/COUNT([.$B47:.AQ47]));0)" office:value-type="float" office:value="0" calcext:value-type="float">
            <text:p>0</text:p>
          </table:table-cell>
          <table:table-cell table:style-name="ce6" table:formula="of:=ROUND((SUM([.$B47:.AR47])/COUNT([.$B47:.AR47]));0)" office:value-type="float" office:value="0" calcext:value-type="float">
            <text:p>0</text:p>
          </table:table-cell>
          <table:table-cell table:style-name="ce6" table:formula="of:=ROUND((SUM([.$B47:.AS47])/COUNT([.$B47:.AS47]));0)" office:value-type="float" office:value="0" calcext:value-type="float">
            <text:p>0</text:p>
          </table:table-cell>
          <table:table-cell table:style-name="ce6" table:formula="of:=ROUND((SUM([.$B47:.AT47])/COUNT([.$B47:.AT47]));0)" office:value-type="float" office:value="0" calcext:value-type="float">
            <text:p>0</text:p>
          </table:table-cell>
          <table:table-cell table:style-name="ce6" table:formula="of:=ROUND((SUM([.$B47:.AU47])/COUNT([.$B47:.AU47]));0)" office:value-type="float" office:value="0" calcext:value-type="float">
            <text:p>0</text:p>
          </table:table-cell>
          <table:table-cell table:style-name="ce6" table:formula="of:=ROUND((SUM([.$B47:.AV47])/COUNT([.$B47:.AV47]));0)" office:value-type="float" office:value="0" calcext:value-type="float">
            <text:p>0</text:p>
          </table:table-cell>
          <table:table-cell table:style-name="ce6" table:formula="of:=ROUND((SUM([.$B47:.AW47])/COUNT([.$B47:.AW47]));0)" office:value-type="float" office:value="0" calcext:value-type="float">
            <text:p>0</text:p>
          </table:table-cell>
          <table:table-cell table:style-name="ce6" table:formula="of:=ROUND((SUM([.$B47:.AX47])/COUNT([.$B47:.AX47]));0)" office:value-type="float" office:value="0" calcext:value-type="float">
            <text:p>0</text:p>
          </table:table-cell>
          <table:table-cell table:style-name="ce6" table:formula="of:=ROUND((SUM([.$B47:.AY47])/COUNT([.$B47:.AY47]));0)" office:value-type="float" office:value="0" calcext:value-type="float">
            <text:p>0</text:p>
          </table:table-cell>
          <table:table-cell table:style-name="ce6" table:formula="of:=ROUND((SUM([.$B47:.AZ47])/COUNT([.$B47:.AZ47]));0)" office:value-type="float" office:value="0" calcext:value-type="float">
            <text:p>0</text:p>
          </table:table-cell>
          <table:table-cell table:style-name="ce6" table:formula="of:=ROUND((SUM([.$B47:.BA47])/COUNT([.$B47:.BA47]));0)" office:value-type="float" office:value="0" calcext:value-type="float">
            <text:p>0</text:p>
          </table:table-cell>
          <table:table-cell table:style-name="ce6" table:formula="of:=ROUND((SUM([.$B47:.BB47])/COUNT([.$B47:.BB47]));0)" office:value-type="float" office:value="0" calcext:value-type="float">
            <text:p>0</text:p>
          </table:table-cell>
          <table:table-cell table:style-name="ce6" table:formula="of:=ROUND((SUM([.$B47:.BC47])/COUNT([.$B47:.BC47]));0)" office:value-type="float" office:value="0" calcext:value-type="float">
            <text:p>0</text:p>
          </table:table-cell>
          <table:table-cell table:style-name="ce6" table:formula="of:=ROUND((SUM([.$B47:.BD47])/COUNT([.$B47:.BD47]));0)" office:value-type="float" office:value="0" calcext:value-type="float">
            <text:p>0</text:p>
          </table:table-cell>
          <table:table-cell table:style-name="ce6" table:formula="of:=ROUND((SUM([.$B47:.BE47])/COUNT([.$B47:.BE47]));0)" office:value-type="float" office:value="0" calcext:value-type="float">
            <text:p>0</text:p>
          </table:table-cell>
          <table:table-cell table:style-name="ce6" table:formula="of:=ROUND((SUM([.$B47:.BF47])/COUNT([.$B47:.BF47]));0)" office:value-type="float" office:value="0" calcext:value-type="float">
            <text:p>0</text:p>
          </table:table-cell>
          <table:table-cell table:style-name="ce6" table:formula="of:=ROUND((SUM([.$B47:.BG47])/COUNT([.$B47:.BG47]));0)" office:value-type="float" office:value="0" calcext:value-type="float">
            <text:p>0</text:p>
          </table:table-cell>
          <table:table-cell table:style-name="ce6" table:formula="of:=ROUND((SUM([.$B47:.BH47])/COUNT([.$B47:.BH47]));0)" office:value-type="float" office:value="0" calcext:value-type="float">
            <text:p>0</text:p>
          </table:table-cell>
          <table:table-cell table:style-name="ce6" table:formula="of:=ROUND((SUM([.$B47:.BI47])/COUNT([.$B47:.BI47]));0)" office:value-type="float" office:value="0" calcext:value-type="float">
            <text:p>0</text:p>
          </table:table-cell>
          <table:table-cell table:style-name="ce6" table:formula="of:=ROUND((SUM([.$B47:.BJ47])/COUNT([.$B47:.BJ47]));0)" office:value-type="float" office:value="0" calcext:value-type="float">
            <text:p>0</text:p>
          </table:table-cell>
          <table:table-cell table:style-name="ce6" table:formula="of:=ROUND((SUM([.$B47:.BK47])/COUNT([.$B47:.BK47]));0)" office:value-type="float" office:value="0" calcext:value-type="float">
            <text:p>0</text:p>
          </table:table-cell>
          <table:table-cell table:style-name="ce6" table:formula="of:=ROUND((SUM([.$B47:.BL47])/COUNT([.$B47:.BL47]));0)" office:value-type="float" office:value="0" calcext:value-type="float">
            <text:p>0</text:p>
          </table:table-cell>
          <table:table-cell table:style-name="ce6" table:formula="of:=ROUND((SUM([.$B47:.BM47])/COUNT([.$B47:.BM47]));0)" office:value-type="float" office:value="0" calcext:value-type="float">
            <text:p>0</text:p>
          </table:table-cell>
          <table:table-cell table:style-name="ce6" table:formula="of:=ROUND((SUM([.$B47:.BN47])/COUNT([.$B47:.BN47]));0)" office:value-type="float" office:value="0" calcext:value-type="float">
            <text:p>0</text:p>
          </table:table-cell>
          <table:table-cell table:style-name="ce6" table:formula="of:=ROUND((SUM([.$B47:.BO47])/COUNT([.$B47:.BO47]));0)" office:value-type="float" office:value="0" calcext:value-type="float">
            <text:p>0</text:p>
          </table:table-cell>
          <table:table-cell table:style-name="ce6" table:formula="of:=ROUND((SUM([.$B47:.BP47])/COUNT([.$B47:.BP47]));0)" office:value-type="float" office:value="0" calcext:value-type="float">
            <text:p>0</text:p>
          </table:table-cell>
          <table:table-cell table:style-name="ce6" table:formula="of:=ROUND((SUM([.$B47:.BQ47])/COUNT([.$B47:.BQ47]));0)" office:value-type="float" office:value="0" calcext:value-type="float">
            <text:p>0</text:p>
          </table:table-cell>
          <table:table-cell table:style-name="ce6" table:formula="of:=ROUND((SUM([.$B47:.BR47])/COUNT([.$B47:.BR47]));0)" office:value-type="float" office:value="0" calcext:value-type="float">
            <text:p>0</text:p>
          </table:table-cell>
          <table:table-cell table:style-name="ce6" table:formula="of:=ROUND((SUM([.$B47:.BS47])/COUNT([.$B47:.BS47]));0)" office:value-type="float" office:value="0" calcext:value-type="float">
            <text:p>0</text:p>
          </table:table-cell>
          <table:table-cell table:style-name="ce6" table:formula="of:=ROUND((SUM([.$B47:.BT47])/COUNT([.$B47:.BT47]));0)" office:value-type="float" office:value="0" calcext:value-type="float">
            <text:p>0</text:p>
          </table:table-cell>
          <table:table-cell table:style-name="ce6" table:formula="of:=ROUND((SUM([.$B47:.BU47])/COUNT([.$B47:.BU47]));0)" office:value-type="float" office:value="0" calcext:value-type="float">
            <text:p>0</text:p>
          </table:table-cell>
          <table:table-cell table:style-name="ce6" table:formula="of:=ROUND((SUM([.$B47:.BV47])/COUNT([.$B47:.BV47]));0)" office:value-type="float" office:value="0" calcext:value-type="float">
            <text:p>0</text:p>
          </table:table-cell>
          <table:table-cell table:style-name="ce6" table:formula="of:=ROUND((SUM([.$B47:.BW47])/COUNT([.$B47:.BW47]));0)" office:value-type="float" office:value="0" calcext:value-type="float">
            <text:p>0</text:p>
          </table:table-cell>
          <table:table-cell table:style-name="ce6" table:formula="of:=ROUND((SUM([.$B47:.BX47])/COUNT([.$B47:.BX47]));0)" office:value-type="float" office:value="0" calcext:value-type="float">
            <text:p>0</text:p>
          </table:table-cell>
          <table:table-cell table:style-name="ce6" table:formula="of:=ROUND((SUM([.$B47:.BY47])/COUNT([.$B47:.BY47]));0)" office:value-type="float" office:value="0" calcext:value-type="float">
            <text:p>0</text:p>
          </table:table-cell>
          <table:table-cell table:style-name="ce6" table:formula="of:=ROUND((SUM([.$B47:.BZ47])/COUNT([.$B47:.BZ47]));0)" office:value-type="float" office:value="0" calcext:value-type="float">
            <text:p>0</text:p>
          </table:table-cell>
          <table:table-cell table:style-name="ce6" table:formula="of:=ROUND((SUM([.$B47:.CA47])/COUNT([.$B47:.CA47]));0)" office:value-type="float" office:value="0" calcext:value-type="float">
            <text:p>0</text:p>
          </table:table-cell>
          <table:table-cell table:style-name="ce6" table:formula="of:=ROUND((SUM([.$B47:.CB47])/COUNT([.$B47:.CB47]));0)" office:value-type="float" office:value="0" calcext:value-type="float">
            <text:p>0</text:p>
          </table:table-cell>
          <table:table-cell table:style-name="ce6" table:formula="of:=ROUND((SUM([.$B47:.CC47])/COUNT([.$B47:.CC47]));0)" office:value-type="float" office:value="0" calcext:value-type="float">
            <text:p>0</text:p>
          </table:table-cell>
          <table:table-cell table:style-name="ce6" table:formula="of:=ROUND((SUM([.$B47:.CD47])/COUNT([.$B47:.CD47]));0)" office:value-type="float" office:value="0" calcext:value-type="float">
            <text:p>0</text:p>
          </table:table-cell>
          <table:table-cell table:style-name="ce6" table:formula="of:=ROUND((SUM([.$B47:.CE47])/COUNT([.$B47:.CE47]));0)" office:value-type="float" office:value="0" calcext:value-type="float">
            <text:p>0</text:p>
          </table:table-cell>
          <table:table-cell table:style-name="ce6" table:formula="of:=ROUND((SUM([.$B47:.CF47])/COUNT([.$B47:.CF47]));0)" office:value-type="float" office:value="0" calcext:value-type="float">
            <text:p>0</text:p>
          </table:table-cell>
          <table:table-cell table:style-name="ce6" table:formula="of:=ROUND((SUM([.$B47:.CG47])/COUNT([.$B47:.CG47]));0)" office:value-type="float" office:value="0" calcext:value-type="float">
            <text:p>0</text:p>
          </table:table-cell>
          <table:table-cell table:style-name="ce6" table:formula="of:=ROUND((SUM([.$B47:.CH47])/COUNT([.$B47:.CH47]));0)" office:value-type="float" office:value="0" calcext:value-type="float">
            <text:p>0</text:p>
          </table:table-cell>
          <table:table-cell table:style-name="ce6" table:formula="of:=ROUND((SUM([.$B47:.CI47])/COUNT([.$B47:.CI47]));0)" office:value-type="float" office:value="0" calcext:value-type="float">
            <text:p>0</text:p>
          </table:table-cell>
          <table:table-cell table:style-name="ce6" table:formula="of:=ROUND((SUM([.$B47:.CJ47])/COUNT([.$B47:.CJ47]));0)" office:value-type="float" office:value="0" calcext:value-type="float">
            <text:p>0</text:p>
          </table:table-cell>
          <table:table-cell table:style-name="ce6" table:formula="of:=ROUND((SUM([.$B47:.CK47])/COUNT([.$B47:.CK47]));0)" office:value-type="float" office:value="0" calcext:value-type="float">
            <text:p>0</text:p>
          </table:table-cell>
          <table:table-cell table:number-columns-repeated="100"/>
        </table:table-row>
        <table:table-row table:style-name="ro2">
          <table:table-cell table:number-columns-repeated="298" office:value-type="float" office:value="0" calcext:value-type="float">
            <text:p>0</text:p>
          </table:table-cell>
          <table:table-cell table:style-name="ce6" table:formula="of:=ROUND((SUM([.$B48:.B48])/COUNT([.$B48:.B48]));0)" office:value-type="float" office:value="0" calcext:value-type="float">
            <text:p>0</text:p>
          </table:table-cell>
          <table:table-cell table:style-name="ce6" table:formula="of:=ROUND((SUM([.$B48:.C48])/COUNT([.$B48:.C48]));0)" office:value-type="float" office:value="0" calcext:value-type="float">
            <text:p>0</text:p>
          </table:table-cell>
          <table:table-cell table:style-name="ce6" table:formula="of:=ROUND((SUM([.$B48:.D48])/COUNT([.$B48:.D48]));0)" office:value-type="float" office:value="0" calcext:value-type="float">
            <text:p>0</text:p>
          </table:table-cell>
          <table:table-cell table:style-name="ce6" table:formula="of:=ROUND((SUM([.$B48:.E48])/COUNT([.$B48:.E48]));0)" office:value-type="float" office:value="0" calcext:value-type="float">
            <text:p>0</text:p>
          </table:table-cell>
          <table:table-cell table:style-name="ce6" table:formula="of:=ROUND((SUM([.$B48:.F48])/COUNT([.$B48:.F48]));0)" office:value-type="float" office:value="0" calcext:value-type="float">
            <text:p>0</text:p>
          </table:table-cell>
          <table:table-cell table:style-name="ce6" table:formula="of:=ROUND((SUM([.$B48:.G48])/COUNT([.$B48:.G48]));0)" office:value-type="float" office:value="0" calcext:value-type="float">
            <text:p>0</text:p>
          </table:table-cell>
          <table:table-cell table:style-name="ce6" table:formula="of:=ROUND((SUM([.$B48:.H48])/COUNT([.$B48:.H48]));0)" office:value-type="float" office:value="0" calcext:value-type="float">
            <text:p>0</text:p>
          </table:table-cell>
          <table:table-cell table:style-name="ce6" table:formula="of:=ROUND((SUM([.$B48:.I48])/COUNT([.$B48:.I48]));0)" office:value-type="float" office:value="0" calcext:value-type="float">
            <text:p>0</text:p>
          </table:table-cell>
          <table:table-cell table:style-name="ce6" table:formula="of:=ROUND((SUM([.$B48:.J48])/COUNT([.$B48:.J48]));0)" office:value-type="float" office:value="0" calcext:value-type="float">
            <text:p>0</text:p>
          </table:table-cell>
          <table:table-cell table:style-name="ce6" table:formula="of:=ROUND((SUM([.$B48:.K48])/COUNT([.$B48:.K48]));0)" office:value-type="float" office:value="0" calcext:value-type="float">
            <text:p>0</text:p>
          </table:table-cell>
          <table:table-cell table:style-name="ce6" table:formula="of:=ROUND((SUM([.$B48:.L48])/COUNT([.$B48:.L48]));0)" office:value-type="float" office:value="0" calcext:value-type="float">
            <text:p>0</text:p>
          </table:table-cell>
          <table:table-cell table:style-name="ce6" table:formula="of:=ROUND((SUM([.$B48:.M48])/COUNT([.$B48:.M48]));0)" office:value-type="float" office:value="0" calcext:value-type="float">
            <text:p>0</text:p>
          </table:table-cell>
          <table:table-cell table:style-name="ce6" table:formula="of:=ROUND((SUM([.$B48:.N48])/COUNT([.$B48:.N48]));0)" office:value-type="float" office:value="0" calcext:value-type="float">
            <text:p>0</text:p>
          </table:table-cell>
          <table:table-cell table:style-name="ce6" table:formula="of:=ROUND((SUM([.$B48:.O48])/COUNT([.$B48:.O48]));0)" office:value-type="float" office:value="0" calcext:value-type="float">
            <text:p>0</text:p>
          </table:table-cell>
          <table:table-cell table:style-name="ce6" table:formula="of:=ROUND((SUM([.$B48:.P48])/COUNT([.$B48:.P48]));0)" office:value-type="float" office:value="0" calcext:value-type="float">
            <text:p>0</text:p>
          </table:table-cell>
          <table:table-cell table:style-name="ce6" table:formula="of:=ROUND((SUM([.$B48:.Q48])/COUNT([.$B48:.Q48]));0)" office:value-type="float" office:value="0" calcext:value-type="float">
            <text:p>0</text:p>
          </table:table-cell>
          <table:table-cell table:style-name="ce6" table:formula="of:=ROUND((SUM([.$B48:.R48])/COUNT([.$B48:.R48]));0)" office:value-type="float" office:value="0" calcext:value-type="float">
            <text:p>0</text:p>
          </table:table-cell>
          <table:table-cell table:style-name="ce6" table:formula="of:=ROUND((SUM([.$B48:.S48])/COUNT([.$B48:.S48]));0)" office:value-type="float" office:value="0" calcext:value-type="float">
            <text:p>0</text:p>
          </table:table-cell>
          <table:table-cell table:style-name="ce6" table:formula="of:=ROUND((SUM([.$B48:.T48])/COUNT([.$B48:.T48]));0)" office:value-type="float" office:value="0" calcext:value-type="float">
            <text:p>0</text:p>
          </table:table-cell>
          <table:table-cell table:style-name="ce6" table:formula="of:=ROUND((SUM([.$B48:.U48])/COUNT([.$B48:.U48]));0)" office:value-type="float" office:value="0" calcext:value-type="float">
            <text:p>0</text:p>
          </table:table-cell>
          <table:table-cell table:style-name="ce6" table:formula="of:=ROUND((SUM([.$B48:.V48])/COUNT([.$B48:.V48]));0)" office:value-type="float" office:value="0" calcext:value-type="float">
            <text:p>0</text:p>
          </table:table-cell>
          <table:table-cell table:style-name="ce6" table:formula="of:=ROUND((SUM([.$B48:.W48])/COUNT([.$B48:.W48]));0)" office:value-type="float" office:value="0" calcext:value-type="float">
            <text:p>0</text:p>
          </table:table-cell>
          <table:table-cell table:style-name="ce6" table:formula="of:=ROUND((SUM([.$B48:.X48])/COUNT([.$B48:.X48]));0)" office:value-type="float" office:value="0" calcext:value-type="float">
            <text:p>0</text:p>
          </table:table-cell>
          <table:table-cell table:style-name="ce6" table:formula="of:=ROUND((SUM([.$B48:.Y48])/COUNT([.$B48:.Y48]));0)" office:value-type="float" office:value="0" calcext:value-type="float">
            <text:p>0</text:p>
          </table:table-cell>
          <table:table-cell table:style-name="ce6" table:formula="of:=ROUND((SUM([.$B48:.Z48])/COUNT([.$B48:.Z48]));0)" office:value-type="float" office:value="0" calcext:value-type="float">
            <text:p>0</text:p>
          </table:table-cell>
          <table:table-cell table:style-name="ce6" table:formula="of:=ROUND((SUM([.$B48:.AA48])/COUNT([.$B48:.AA48]));0)" office:value-type="float" office:value="0" calcext:value-type="float">
            <text:p>0</text:p>
          </table:table-cell>
          <table:table-cell table:style-name="ce6" table:formula="of:=ROUND((SUM([.$B48:.AB48])/COUNT([.$B48:.AB48]));0)" office:value-type="float" office:value="0" calcext:value-type="float">
            <text:p>0</text:p>
          </table:table-cell>
          <table:table-cell table:style-name="ce6" table:formula="of:=ROUND((SUM([.$B48:.AC48])/COUNT([.$B48:.AC48]));0)" office:value-type="float" office:value="0" calcext:value-type="float">
            <text:p>0</text:p>
          </table:table-cell>
          <table:table-cell table:style-name="ce6" table:formula="of:=ROUND((SUM([.$B48:.AD48])/COUNT([.$B48:.AD48]));0)" office:value-type="float" office:value="0" calcext:value-type="float">
            <text:p>0</text:p>
          </table:table-cell>
          <table:table-cell table:style-name="ce6" table:formula="of:=ROUND((SUM([.$B48:.AE48])/COUNT([.$B48:.AE48]));0)" office:value-type="float" office:value="0" calcext:value-type="float">
            <text:p>0</text:p>
          </table:table-cell>
          <table:table-cell table:style-name="ce6" table:formula="of:=ROUND((SUM([.$B48:.AF48])/COUNT([.$B48:.AF48]));0)" office:value-type="float" office:value="0" calcext:value-type="float">
            <text:p>0</text:p>
          </table:table-cell>
          <table:table-cell table:style-name="ce6" table:formula="of:=ROUND((SUM([.$B48:.AG48])/COUNT([.$B48:.AG48]));0)" office:value-type="float" office:value="0" calcext:value-type="float">
            <text:p>0</text:p>
          </table:table-cell>
          <table:table-cell table:style-name="ce6" table:formula="of:=ROUND((SUM([.$B48:.AH48])/COUNT([.$B48:.AH48]));0)" office:value-type="float" office:value="0" calcext:value-type="float">
            <text:p>0</text:p>
          </table:table-cell>
          <table:table-cell table:style-name="ce6" table:formula="of:=ROUND((SUM([.$B48:.AI48])/COUNT([.$B48:.AI48]));0)" office:value-type="float" office:value="0" calcext:value-type="float">
            <text:p>0</text:p>
          </table:table-cell>
          <table:table-cell table:style-name="ce6" table:formula="of:=ROUND((SUM([.$B48:.AJ48])/COUNT([.$B48:.AJ48]));0)" office:value-type="float" office:value="0" calcext:value-type="float">
            <text:p>0</text:p>
          </table:table-cell>
          <table:table-cell table:style-name="ce6" table:formula="of:=ROUND((SUM([.$B48:.AK48])/COUNT([.$B48:.AK48]));0)" office:value-type="float" office:value="0" calcext:value-type="float">
            <text:p>0</text:p>
          </table:table-cell>
          <table:table-cell table:style-name="ce6" table:formula="of:=ROUND((SUM([.$B48:.AL48])/COUNT([.$B48:.AL48]));0)" office:value-type="float" office:value="0" calcext:value-type="float">
            <text:p>0</text:p>
          </table:table-cell>
          <table:table-cell table:style-name="ce6" table:formula="of:=ROUND((SUM([.$B48:.AM48])/COUNT([.$B48:.AM48]));0)" office:value-type="float" office:value="0" calcext:value-type="float">
            <text:p>0</text:p>
          </table:table-cell>
          <table:table-cell table:style-name="ce6" table:formula="of:=ROUND((SUM([.$B48:.AN48])/COUNT([.$B48:.AN48]));0)" office:value-type="float" office:value="0" calcext:value-type="float">
            <text:p>0</text:p>
          </table:table-cell>
          <table:table-cell table:style-name="ce6" table:formula="of:=ROUND((SUM([.$B48:.AO48])/COUNT([.$B48:.AO48]));0)" office:value-type="float" office:value="0" calcext:value-type="float">
            <text:p>0</text:p>
          </table:table-cell>
          <table:table-cell table:style-name="ce6" table:formula="of:=ROUND((SUM([.$B48:.AP48])/COUNT([.$B48:.AP48]));0)" office:value-type="float" office:value="0" calcext:value-type="float">
            <text:p>0</text:p>
          </table:table-cell>
          <table:table-cell table:style-name="ce6" table:formula="of:=ROUND((SUM([.$B48:.AQ48])/COUNT([.$B48:.AQ48]));0)" office:value-type="float" office:value="0" calcext:value-type="float">
            <text:p>0</text:p>
          </table:table-cell>
          <table:table-cell table:style-name="ce6" table:formula="of:=ROUND((SUM([.$B48:.AR48])/COUNT([.$B48:.AR48]));0)" office:value-type="float" office:value="0" calcext:value-type="float">
            <text:p>0</text:p>
          </table:table-cell>
          <table:table-cell table:style-name="ce6" table:formula="of:=ROUND((SUM([.$B48:.AS48])/COUNT([.$B48:.AS48]));0)" office:value-type="float" office:value="0" calcext:value-type="float">
            <text:p>0</text:p>
          </table:table-cell>
          <table:table-cell table:style-name="ce6" table:formula="of:=ROUND((SUM([.$B48:.AT48])/COUNT([.$B48:.AT48]));0)" office:value-type="float" office:value="0" calcext:value-type="float">
            <text:p>0</text:p>
          </table:table-cell>
          <table:table-cell table:style-name="ce6" table:formula="of:=ROUND((SUM([.$B48:.AU48])/COUNT([.$B48:.AU48]));0)" office:value-type="float" office:value="0" calcext:value-type="float">
            <text:p>0</text:p>
          </table:table-cell>
          <table:table-cell table:style-name="ce6" table:formula="of:=ROUND((SUM([.$B48:.AV48])/COUNT([.$B48:.AV48]));0)" office:value-type="float" office:value="0" calcext:value-type="float">
            <text:p>0</text:p>
          </table:table-cell>
          <table:table-cell table:style-name="ce6" table:formula="of:=ROUND((SUM([.$B48:.AW48])/COUNT([.$B48:.AW48]));0)" office:value-type="float" office:value="0" calcext:value-type="float">
            <text:p>0</text:p>
          </table:table-cell>
          <table:table-cell table:style-name="ce6" table:formula="of:=ROUND((SUM([.$B48:.AX48])/COUNT([.$B48:.AX48]));0)" office:value-type="float" office:value="0" calcext:value-type="float">
            <text:p>0</text:p>
          </table:table-cell>
          <table:table-cell table:style-name="ce6" table:formula="of:=ROUND((SUM([.$B48:.AY48])/COUNT([.$B48:.AY48]));0)" office:value-type="float" office:value="0" calcext:value-type="float">
            <text:p>0</text:p>
          </table:table-cell>
          <table:table-cell table:style-name="ce6" table:formula="of:=ROUND((SUM([.$B48:.AZ48])/COUNT([.$B48:.AZ48]));0)" office:value-type="float" office:value="0" calcext:value-type="float">
            <text:p>0</text:p>
          </table:table-cell>
          <table:table-cell table:style-name="ce6" table:formula="of:=ROUND((SUM([.$B48:.BA48])/COUNT([.$B48:.BA48]));0)" office:value-type="float" office:value="0" calcext:value-type="float">
            <text:p>0</text:p>
          </table:table-cell>
          <table:table-cell table:style-name="ce6" table:formula="of:=ROUND((SUM([.$B48:.BB48])/COUNT([.$B48:.BB48]));0)" office:value-type="float" office:value="0" calcext:value-type="float">
            <text:p>0</text:p>
          </table:table-cell>
          <table:table-cell table:style-name="ce6" table:formula="of:=ROUND((SUM([.$B48:.BC48])/COUNT([.$B48:.BC48]));0)" office:value-type="float" office:value="0" calcext:value-type="float">
            <text:p>0</text:p>
          </table:table-cell>
          <table:table-cell table:style-name="ce6" table:formula="of:=ROUND((SUM([.$B48:.BD48])/COUNT([.$B48:.BD48]));0)" office:value-type="float" office:value="0" calcext:value-type="float">
            <text:p>0</text:p>
          </table:table-cell>
          <table:table-cell table:style-name="ce6" table:formula="of:=ROUND((SUM([.$B48:.BE48])/COUNT([.$B48:.BE48]));0)" office:value-type="float" office:value="0" calcext:value-type="float">
            <text:p>0</text:p>
          </table:table-cell>
          <table:table-cell table:style-name="ce6" table:formula="of:=ROUND((SUM([.$B48:.BF48])/COUNT([.$B48:.BF48]));0)" office:value-type="float" office:value="0" calcext:value-type="float">
            <text:p>0</text:p>
          </table:table-cell>
          <table:table-cell table:style-name="ce6" table:formula="of:=ROUND((SUM([.$B48:.BG48])/COUNT([.$B48:.BG48]));0)" office:value-type="float" office:value="0" calcext:value-type="float">
            <text:p>0</text:p>
          </table:table-cell>
          <table:table-cell table:style-name="ce6" table:formula="of:=ROUND((SUM([.$B48:.BH48])/COUNT([.$B48:.BH48]));0)" office:value-type="float" office:value="0" calcext:value-type="float">
            <text:p>0</text:p>
          </table:table-cell>
          <table:table-cell table:style-name="ce6" table:formula="of:=ROUND((SUM([.$B48:.BI48])/COUNT([.$B48:.BI48]));0)" office:value-type="float" office:value="0" calcext:value-type="float">
            <text:p>0</text:p>
          </table:table-cell>
          <table:table-cell table:style-name="ce6" table:formula="of:=ROUND((SUM([.$B48:.BJ48])/COUNT([.$B48:.BJ48]));0)" office:value-type="float" office:value="0" calcext:value-type="float">
            <text:p>0</text:p>
          </table:table-cell>
          <table:table-cell table:style-name="ce6" table:formula="of:=ROUND((SUM([.$B48:.BK48])/COUNT([.$B48:.BK48]));0)" office:value-type="float" office:value="0" calcext:value-type="float">
            <text:p>0</text:p>
          </table:table-cell>
          <table:table-cell table:style-name="ce6" table:formula="of:=ROUND((SUM([.$B48:.BL48])/COUNT([.$B48:.BL48]));0)" office:value-type="float" office:value="0" calcext:value-type="float">
            <text:p>0</text:p>
          </table:table-cell>
          <table:table-cell table:style-name="ce6" table:formula="of:=ROUND((SUM([.$B48:.BM48])/COUNT([.$B48:.BM48]));0)" office:value-type="float" office:value="0" calcext:value-type="float">
            <text:p>0</text:p>
          </table:table-cell>
          <table:table-cell table:style-name="ce6" table:formula="of:=ROUND((SUM([.$B48:.BN48])/COUNT([.$B48:.BN48]));0)" office:value-type="float" office:value="0" calcext:value-type="float">
            <text:p>0</text:p>
          </table:table-cell>
          <table:table-cell table:style-name="ce6" table:formula="of:=ROUND((SUM([.$B48:.BO48])/COUNT([.$B48:.BO48]));0)" office:value-type="float" office:value="0" calcext:value-type="float">
            <text:p>0</text:p>
          </table:table-cell>
          <table:table-cell table:style-name="ce6" table:formula="of:=ROUND((SUM([.$B48:.BP48])/COUNT([.$B48:.BP48]));0)" office:value-type="float" office:value="0" calcext:value-type="float">
            <text:p>0</text:p>
          </table:table-cell>
          <table:table-cell table:style-name="ce6" table:formula="of:=ROUND((SUM([.$B48:.BQ48])/COUNT([.$B48:.BQ48]));0)" office:value-type="float" office:value="0" calcext:value-type="float">
            <text:p>0</text:p>
          </table:table-cell>
          <table:table-cell table:style-name="ce6" table:formula="of:=ROUND((SUM([.$B48:.BR48])/COUNT([.$B48:.BR48]));0)" office:value-type="float" office:value="0" calcext:value-type="float">
            <text:p>0</text:p>
          </table:table-cell>
          <table:table-cell table:style-name="ce6" table:formula="of:=ROUND((SUM([.$B48:.BS48])/COUNT([.$B48:.BS48]));0)" office:value-type="float" office:value="0" calcext:value-type="float">
            <text:p>0</text:p>
          </table:table-cell>
          <table:table-cell table:style-name="ce6" table:formula="of:=ROUND((SUM([.$B48:.BT48])/COUNT([.$B48:.BT48]));0)" office:value-type="float" office:value="0" calcext:value-type="float">
            <text:p>0</text:p>
          </table:table-cell>
          <table:table-cell table:style-name="ce6" table:formula="of:=ROUND((SUM([.$B48:.BU48])/COUNT([.$B48:.BU48]));0)" office:value-type="float" office:value="0" calcext:value-type="float">
            <text:p>0</text:p>
          </table:table-cell>
          <table:table-cell table:style-name="ce6" table:formula="of:=ROUND((SUM([.$B48:.BV48])/COUNT([.$B48:.BV48]));0)" office:value-type="float" office:value="0" calcext:value-type="float">
            <text:p>0</text:p>
          </table:table-cell>
          <table:table-cell table:style-name="ce6" table:formula="of:=ROUND((SUM([.$B48:.BW48])/COUNT([.$B48:.BW48]));0)" office:value-type="float" office:value="0" calcext:value-type="float">
            <text:p>0</text:p>
          </table:table-cell>
          <table:table-cell table:style-name="ce6" table:formula="of:=ROUND((SUM([.$B48:.BX48])/COUNT([.$B48:.BX48]));0)" office:value-type="float" office:value="0" calcext:value-type="float">
            <text:p>0</text:p>
          </table:table-cell>
          <table:table-cell table:style-name="ce6" table:formula="of:=ROUND((SUM([.$B48:.BY48])/COUNT([.$B48:.BY48]));0)" office:value-type="float" office:value="0" calcext:value-type="float">
            <text:p>0</text:p>
          </table:table-cell>
          <table:table-cell table:style-name="ce6" table:formula="of:=ROUND((SUM([.$B48:.BZ48])/COUNT([.$B48:.BZ48]));0)" office:value-type="float" office:value="0" calcext:value-type="float">
            <text:p>0</text:p>
          </table:table-cell>
          <table:table-cell table:style-name="ce6" table:formula="of:=ROUND((SUM([.$B48:.CA48])/COUNT([.$B48:.CA48]));0)" office:value-type="float" office:value="0" calcext:value-type="float">
            <text:p>0</text:p>
          </table:table-cell>
          <table:table-cell table:style-name="ce6" table:formula="of:=ROUND((SUM([.$B48:.CB48])/COUNT([.$B48:.CB48]));0)" office:value-type="float" office:value="0" calcext:value-type="float">
            <text:p>0</text:p>
          </table:table-cell>
          <table:table-cell table:style-name="ce6" table:formula="of:=ROUND((SUM([.$B48:.CC48])/COUNT([.$B48:.CC48]));0)" office:value-type="float" office:value="0" calcext:value-type="float">
            <text:p>0</text:p>
          </table:table-cell>
          <table:table-cell table:style-name="ce6" table:formula="of:=ROUND((SUM([.$B48:.CD48])/COUNT([.$B48:.CD48]));0)" office:value-type="float" office:value="0" calcext:value-type="float">
            <text:p>0</text:p>
          </table:table-cell>
          <table:table-cell table:style-name="ce6" table:formula="of:=ROUND((SUM([.$B48:.CE48])/COUNT([.$B48:.CE48]));0)" office:value-type="float" office:value="0" calcext:value-type="float">
            <text:p>0</text:p>
          </table:table-cell>
          <table:table-cell table:style-name="ce6" table:formula="of:=ROUND((SUM([.$B48:.CF48])/COUNT([.$B48:.CF48]));0)" office:value-type="float" office:value="0" calcext:value-type="float">
            <text:p>0</text:p>
          </table:table-cell>
          <table:table-cell table:style-name="ce6" table:formula="of:=ROUND((SUM([.$B48:.CG48])/COUNT([.$B48:.CG48]));0)" office:value-type="float" office:value="0" calcext:value-type="float">
            <text:p>0</text:p>
          </table:table-cell>
          <table:table-cell table:style-name="ce6" table:formula="of:=ROUND((SUM([.$B48:.CH48])/COUNT([.$B48:.CH48]));0)" office:value-type="float" office:value="0" calcext:value-type="float">
            <text:p>0</text:p>
          </table:table-cell>
          <table:table-cell table:style-name="ce6" table:formula="of:=ROUND((SUM([.$B48:.CI48])/COUNT([.$B48:.CI48]));0)" office:value-type="float" office:value="0" calcext:value-type="float">
            <text:p>0</text:p>
          </table:table-cell>
          <table:table-cell table:style-name="ce6" table:formula="of:=ROUND((SUM([.$B48:.CJ48])/COUNT([.$B48:.CJ48]));0)" office:value-type="float" office:value="0" calcext:value-type="float">
            <text:p>0</text:p>
          </table:table-cell>
          <table:table-cell table:style-name="ce6" table:formula="of:=ROUND((SUM([.$B48:.CK48])/COUNT([.$B48:.CK48]));0)" office:value-type="float" office:value="0" calcext:value-type="float">
            <text:p>0</text:p>
          </table:table-cell>
          <table:table-cell table:number-columns-repeated="100"/>
        </table:table-row>
        <table:table-row table:style-name="ro2">
          <table:table-cell table:number-columns-repeated="10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6" table:formula="of:=ROUND((SUM([.$B49:.B49])/COUNT([.$B49:.B49]));0)" office:value-type="float" office:value="0" calcext:value-type="float">
            <text:p>0</text:p>
          </table:table-cell>
          <table:table-cell table:style-name="ce6" table:formula="of:=ROUND((SUM([.$B49:.C49])/COUNT([.$B49:.C49]));0)" office:value-type="float" office:value="0" calcext:value-type="float">
            <text:p>0</text:p>
          </table:table-cell>
          <table:table-cell table:style-name="ce6" table:formula="of:=ROUND((SUM([.$B49:.D49])/COUNT([.$B49:.D49]));0)" office:value-type="float" office:value="0" calcext:value-type="float">
            <text:p>0</text:p>
          </table:table-cell>
          <table:table-cell table:style-name="ce6" table:formula="of:=ROUND((SUM([.$B49:.E49])/COUNT([.$B49:.E49]));0)" office:value-type="float" office:value="0" calcext:value-type="float">
            <text:p>0</text:p>
          </table:table-cell>
          <table:table-cell table:style-name="ce6" table:formula="of:=ROUND((SUM([.$B49:.F49])/COUNT([.$B49:.F49]));0)" office:value-type="float" office:value="0" calcext:value-type="float">
            <text:p>0</text:p>
          </table:table-cell>
          <table:table-cell table:style-name="ce6" table:formula="of:=ROUND((SUM([.$B49:.G49])/COUNT([.$B49:.G49]));0)" office:value-type="float" office:value="0" calcext:value-type="float">
            <text:p>0</text:p>
          </table:table-cell>
          <table:table-cell table:style-name="ce6" table:formula="of:=ROUND((SUM([.$B49:.H49])/COUNT([.$B49:.H49]));0)" office:value-type="float" office:value="0" calcext:value-type="float">
            <text:p>0</text:p>
          </table:table-cell>
          <table:table-cell table:style-name="ce6" table:formula="of:=ROUND((SUM([.$B49:.I49])/COUNT([.$B49:.I49]));0)" office:value-type="float" office:value="0" calcext:value-type="float">
            <text:p>0</text:p>
          </table:table-cell>
          <table:table-cell table:style-name="ce6" table:formula="of:=ROUND((SUM([.$B49:.J49])/COUNT([.$B49:.J49]));0)" office:value-type="float" office:value="0" calcext:value-type="float">
            <text:p>0</text:p>
          </table:table-cell>
          <table:table-cell table:style-name="ce6" table:formula="of:=ROUND((SUM([.$B49:.K49])/COUNT([.$B49:.K49]));0)" office:value-type="float" office:value="0" calcext:value-type="float">
            <text:p>0</text:p>
          </table:table-cell>
          <table:table-cell table:style-name="ce6" table:formula="of:=ROUND((SUM([.$B49:.L49])/COUNT([.$B49:.L49]));0)" office:value-type="float" office:value="0" calcext:value-type="float">
            <text:p>0</text:p>
          </table:table-cell>
          <table:table-cell table:style-name="ce6" table:formula="of:=ROUND((SUM([.$B49:.M49])/COUNT([.$B49:.M49]));0)" office:value-type="float" office:value="0" calcext:value-type="float">
            <text:p>0</text:p>
          </table:table-cell>
          <table:table-cell table:style-name="ce6" table:formula="of:=ROUND((SUM([.$B49:.N49])/COUNT([.$B49:.N49]));0)" office:value-type="float" office:value="0" calcext:value-type="float">
            <text:p>0</text:p>
          </table:table-cell>
          <table:table-cell table:style-name="ce6" table:formula="of:=ROUND((SUM([.$B49:.O49])/COUNT([.$B49:.O49]));0)" office:value-type="float" office:value="0" calcext:value-type="float">
            <text:p>0</text:p>
          </table:table-cell>
          <table:table-cell table:style-name="ce6" table:formula="of:=ROUND((SUM([.$B49:.P49])/COUNT([.$B49:.P49]));0)" office:value-type="float" office:value="0" calcext:value-type="float">
            <text:p>0</text:p>
          </table:table-cell>
          <table:table-cell table:style-name="ce6" table:formula="of:=ROUND((SUM([.$B49:.Q49])/COUNT([.$B49:.Q49]));0)" office:value-type="float" office:value="0" calcext:value-type="float">
            <text:p>0</text:p>
          </table:table-cell>
          <table:table-cell table:style-name="ce6" table:formula="of:=ROUND((SUM([.$B49:.R49])/COUNT([.$B49:.R49]));0)" office:value-type="float" office:value="0" calcext:value-type="float">
            <text:p>0</text:p>
          </table:table-cell>
          <table:table-cell table:style-name="ce6" table:formula="of:=ROUND((SUM([.$B49:.S49])/COUNT([.$B49:.S49]));0)" office:value-type="float" office:value="0" calcext:value-type="float">
            <text:p>0</text:p>
          </table:table-cell>
          <table:table-cell table:style-name="ce6" table:formula="of:=ROUND((SUM([.$B49:.T49])/COUNT([.$B49:.T49]));0)" office:value-type="float" office:value="0" calcext:value-type="float">
            <text:p>0</text:p>
          </table:table-cell>
          <table:table-cell table:style-name="ce6" table:formula="of:=ROUND((SUM([.$B49:.U49])/COUNT([.$B49:.U49]));0)" office:value-type="float" office:value="0" calcext:value-type="float">
            <text:p>0</text:p>
          </table:table-cell>
          <table:table-cell table:style-name="ce6" table:formula="of:=ROUND((SUM([.$B49:.V49])/COUNT([.$B49:.V49]));0)" office:value-type="float" office:value="0" calcext:value-type="float">
            <text:p>0</text:p>
          </table:table-cell>
          <table:table-cell table:style-name="ce6" table:formula="of:=ROUND((SUM([.$B49:.W49])/COUNT([.$B49:.W49]));0)" office:value-type="float" office:value="0" calcext:value-type="float">
            <text:p>0</text:p>
          </table:table-cell>
          <table:table-cell table:style-name="ce6" table:formula="of:=ROUND((SUM([.$B49:.X49])/COUNT([.$B49:.X49]));0)" office:value-type="float" office:value="0" calcext:value-type="float">
            <text:p>0</text:p>
          </table:table-cell>
          <table:table-cell table:style-name="ce6" table:formula="of:=ROUND((SUM([.$B49:.Y49])/COUNT([.$B49:.Y49]));0)" office:value-type="float" office:value="0" calcext:value-type="float">
            <text:p>0</text:p>
          </table:table-cell>
          <table:table-cell table:style-name="ce6" table:formula="of:=ROUND((SUM([.$B49:.Z49])/COUNT([.$B49:.Z49]));0)" office:value-type="float" office:value="0" calcext:value-type="float">
            <text:p>0</text:p>
          </table:table-cell>
          <table:table-cell table:style-name="ce6" table:formula="of:=ROUND((SUM([.$B49:.AA49])/COUNT([.$B49:.AA49]));0)" office:value-type="float" office:value="0" calcext:value-type="float">
            <text:p>0</text:p>
          </table:table-cell>
          <table:table-cell table:style-name="ce6" table:formula="of:=ROUND((SUM([.$B49:.AB49])/COUNT([.$B49:.AB49]));0)" office:value-type="float" office:value="0" calcext:value-type="float">
            <text:p>0</text:p>
          </table:table-cell>
          <table:table-cell table:style-name="ce6" table:formula="of:=ROUND((SUM([.$B49:.AC49])/COUNT([.$B49:.AC49]));0)" office:value-type="float" office:value="0" calcext:value-type="float">
            <text:p>0</text:p>
          </table:table-cell>
          <table:table-cell table:style-name="ce6" table:formula="of:=ROUND((SUM([.$B49:.AD49])/COUNT([.$B49:.AD49]));0)" office:value-type="float" office:value="0" calcext:value-type="float">
            <text:p>0</text:p>
          </table:table-cell>
          <table:table-cell table:style-name="ce6" table:formula="of:=ROUND((SUM([.$B49:.AE49])/COUNT([.$B49:.AE49]));0)" office:value-type="float" office:value="0" calcext:value-type="float">
            <text:p>0</text:p>
          </table:table-cell>
          <table:table-cell table:style-name="ce6" table:formula="of:=ROUND((SUM([.$B49:.AF49])/COUNT([.$B49:.AF49]));0)" office:value-type="float" office:value="0" calcext:value-type="float">
            <text:p>0</text:p>
          </table:table-cell>
          <table:table-cell table:style-name="ce6" table:formula="of:=ROUND((SUM([.$B49:.AG49])/COUNT([.$B49:.AG49]));0)" office:value-type="float" office:value="0" calcext:value-type="float">
            <text:p>0</text:p>
          </table:table-cell>
          <table:table-cell table:style-name="ce6" table:formula="of:=ROUND((SUM([.$B49:.AH49])/COUNT([.$B49:.AH49]));0)" office:value-type="float" office:value="0" calcext:value-type="float">
            <text:p>0</text:p>
          </table:table-cell>
          <table:table-cell table:style-name="ce6" table:formula="of:=ROUND((SUM([.$B49:.AI49])/COUNT([.$B49:.AI49]));0)" office:value-type="float" office:value="0" calcext:value-type="float">
            <text:p>0</text:p>
          </table:table-cell>
          <table:table-cell table:style-name="ce6" table:formula="of:=ROUND((SUM([.$B49:.AJ49])/COUNT([.$B49:.AJ49]));0)" office:value-type="float" office:value="0" calcext:value-type="float">
            <text:p>0</text:p>
          </table:table-cell>
          <table:table-cell table:style-name="ce6" table:formula="of:=ROUND((SUM([.$B49:.AK49])/COUNT([.$B49:.AK49]));0)" office:value-type="float" office:value="0" calcext:value-type="float">
            <text:p>0</text:p>
          </table:table-cell>
          <table:table-cell table:style-name="ce6" table:formula="of:=ROUND((SUM([.$B49:.AL49])/COUNT([.$B49:.AL49]));0)" office:value-type="float" office:value="0" calcext:value-type="float">
            <text:p>0</text:p>
          </table:table-cell>
          <table:table-cell table:style-name="ce6" table:formula="of:=ROUND((SUM([.$B49:.AM49])/COUNT([.$B49:.AM49]));0)" office:value-type="float" office:value="0" calcext:value-type="float">
            <text:p>0</text:p>
          </table:table-cell>
          <table:table-cell table:style-name="ce6" table:formula="of:=ROUND((SUM([.$B49:.AN49])/COUNT([.$B49:.AN49]));0)" office:value-type="float" office:value="0" calcext:value-type="float">
            <text:p>0</text:p>
          </table:table-cell>
          <table:table-cell table:style-name="ce6" table:formula="of:=ROUND((SUM([.$B49:.AO49])/COUNT([.$B49:.AO49]));0)" office:value-type="float" office:value="0" calcext:value-type="float">
            <text:p>0</text:p>
          </table:table-cell>
          <table:table-cell table:style-name="ce6" table:formula="of:=ROUND((SUM([.$B49:.AP49])/COUNT([.$B49:.AP49]));0)" office:value-type="float" office:value="0" calcext:value-type="float">
            <text:p>0</text:p>
          </table:table-cell>
          <table:table-cell table:style-name="ce6" table:formula="of:=ROUND((SUM([.$B49:.AQ49])/COUNT([.$B49:.AQ49]));0)" office:value-type="float" office:value="0" calcext:value-type="float">
            <text:p>0</text:p>
          </table:table-cell>
          <table:table-cell table:style-name="ce6" table:formula="of:=ROUND((SUM([.$B49:.AR49])/COUNT([.$B49:.AR49]));0)" office:value-type="float" office:value="0" calcext:value-type="float">
            <text:p>0</text:p>
          </table:table-cell>
          <table:table-cell table:style-name="ce6" table:formula="of:=ROUND((SUM([.$B49:.AS49])/COUNT([.$B49:.AS49]));0)" office:value-type="float" office:value="0" calcext:value-type="float">
            <text:p>0</text:p>
          </table:table-cell>
          <table:table-cell table:style-name="ce6" table:formula="of:=ROUND((SUM([.$B49:.AT49])/COUNT([.$B49:.AT49]));0)" office:value-type="float" office:value="0" calcext:value-type="float">
            <text:p>0</text:p>
          </table:table-cell>
          <table:table-cell table:style-name="ce6" table:formula="of:=ROUND((SUM([.$B49:.AU49])/COUNT([.$B49:.AU49]));0)" office:value-type="float" office:value="0" calcext:value-type="float">
            <text:p>0</text:p>
          </table:table-cell>
          <table:table-cell table:style-name="ce6" table:formula="of:=ROUND((SUM([.$B49:.AV49])/COUNT([.$B49:.AV49]));0)" office:value-type="float" office:value="0" calcext:value-type="float">
            <text:p>0</text:p>
          </table:table-cell>
          <table:table-cell table:style-name="ce6" table:formula="of:=ROUND((SUM([.$B49:.AW49])/COUNT([.$B49:.AW49]));0)" office:value-type="float" office:value="0" calcext:value-type="float">
            <text:p>0</text:p>
          </table:table-cell>
          <table:table-cell table:style-name="ce6" table:formula="of:=ROUND((SUM([.$B49:.AX49])/COUNT([.$B49:.AX49]));0)" office:value-type="float" office:value="0" calcext:value-type="float">
            <text:p>0</text:p>
          </table:table-cell>
          <table:table-cell table:style-name="ce6" table:formula="of:=ROUND((SUM([.$B49:.AY49])/COUNT([.$B49:.AY49]));0)" office:value-type="float" office:value="0" calcext:value-type="float">
            <text:p>0</text:p>
          </table:table-cell>
          <table:table-cell table:style-name="ce6" table:formula="of:=ROUND((SUM([.$B49:.AZ49])/COUNT([.$B49:.AZ49]));0)" office:value-type="float" office:value="0" calcext:value-type="float">
            <text:p>0</text:p>
          </table:table-cell>
          <table:table-cell table:style-name="ce6" table:formula="of:=ROUND((SUM([.$B49:.BA49])/COUNT([.$B49:.BA49]));0)" office:value-type="float" office:value="0" calcext:value-type="float">
            <text:p>0</text:p>
          </table:table-cell>
          <table:table-cell table:style-name="ce6" table:formula="of:=ROUND((SUM([.$B49:.BB49])/COUNT([.$B49:.BB49]));0)" office:value-type="float" office:value="0" calcext:value-type="float">
            <text:p>0</text:p>
          </table:table-cell>
          <table:table-cell table:style-name="ce6" table:formula="of:=ROUND((SUM([.$B49:.BC49])/COUNT([.$B49:.BC49]));0)" office:value-type="float" office:value="0" calcext:value-type="float">
            <text:p>0</text:p>
          </table:table-cell>
          <table:table-cell table:style-name="ce6" table:formula="of:=ROUND((SUM([.$B49:.BD49])/COUNT([.$B49:.BD49]));0)" office:value-type="float" office:value="0" calcext:value-type="float">
            <text:p>0</text:p>
          </table:table-cell>
          <table:table-cell table:style-name="ce6" table:formula="of:=ROUND((SUM([.$B49:.BE49])/COUNT([.$B49:.BE49]));0)" office:value-type="float" office:value="0" calcext:value-type="float">
            <text:p>0</text:p>
          </table:table-cell>
          <table:table-cell table:style-name="ce6" table:formula="of:=ROUND((SUM([.$B49:.BF49])/COUNT([.$B49:.BF49]));0)" office:value-type="float" office:value="0" calcext:value-type="float">
            <text:p>0</text:p>
          </table:table-cell>
          <table:table-cell table:style-name="ce6" table:formula="of:=ROUND((SUM([.$B49:.BG49])/COUNT([.$B49:.BG49]));0)" office:value-type="float" office:value="0" calcext:value-type="float">
            <text:p>0</text:p>
          </table:table-cell>
          <table:table-cell table:style-name="ce6" table:formula="of:=ROUND((SUM([.$B49:.BH49])/COUNT([.$B49:.BH49]));0)" office:value-type="float" office:value="0" calcext:value-type="float">
            <text:p>0</text:p>
          </table:table-cell>
          <table:table-cell table:style-name="ce6" table:formula="of:=ROUND((SUM([.$B49:.BI49])/COUNT([.$B49:.BI49]));0)" office:value-type="float" office:value="0" calcext:value-type="float">
            <text:p>0</text:p>
          </table:table-cell>
          <table:table-cell table:style-name="ce6" table:formula="of:=ROUND((SUM([.$B49:.BJ49])/COUNT([.$B49:.BJ49]));0)" office:value-type="float" office:value="0" calcext:value-type="float">
            <text:p>0</text:p>
          </table:table-cell>
          <table:table-cell table:style-name="ce6" table:formula="of:=ROUND((SUM([.$B49:.BK49])/COUNT([.$B49:.BK49]));0)" office:value-type="float" office:value="0" calcext:value-type="float">
            <text:p>0</text:p>
          </table:table-cell>
          <table:table-cell table:style-name="ce6" table:formula="of:=ROUND((SUM([.$B49:.BL49])/COUNT([.$B49:.BL49]));0)" office:value-type="float" office:value="0" calcext:value-type="float">
            <text:p>0</text:p>
          </table:table-cell>
          <table:table-cell table:style-name="ce6" table:formula="of:=ROUND((SUM([.$B49:.BM49])/COUNT([.$B49:.BM49]));0)" office:value-type="float" office:value="0" calcext:value-type="float">
            <text:p>0</text:p>
          </table:table-cell>
          <table:table-cell table:style-name="ce6" table:formula="of:=ROUND((SUM([.$B49:.BN49])/COUNT([.$B49:.BN49]));0)" office:value-type="float" office:value="0" calcext:value-type="float">
            <text:p>0</text:p>
          </table:table-cell>
          <table:table-cell table:style-name="ce6" table:formula="of:=ROUND((SUM([.$B49:.BO49])/COUNT([.$B49:.BO49]));0)" office:value-type="float" office:value="0" calcext:value-type="float">
            <text:p>0</text:p>
          </table:table-cell>
          <table:table-cell table:style-name="ce6" table:formula="of:=ROUND((SUM([.$B49:.BP49])/COUNT([.$B49:.BP49]));0)" office:value-type="float" office:value="0" calcext:value-type="float">
            <text:p>0</text:p>
          </table:table-cell>
          <table:table-cell table:style-name="ce6" table:formula="of:=ROUND((SUM([.$B49:.BQ49])/COUNT([.$B49:.BQ49]));0)" office:value-type="float" office:value="0" calcext:value-type="float">
            <text:p>0</text:p>
          </table:table-cell>
          <table:table-cell table:style-name="ce6" table:formula="of:=ROUND((SUM([.$B49:.BR49])/COUNT([.$B49:.BR49]));0)" office:value-type="float" office:value="0" calcext:value-type="float">
            <text:p>0</text:p>
          </table:table-cell>
          <table:table-cell table:style-name="ce6" table:formula="of:=ROUND((SUM([.$B49:.BS49])/COUNT([.$B49:.BS49]));0)" office:value-type="float" office:value="0" calcext:value-type="float">
            <text:p>0</text:p>
          </table:table-cell>
          <table:table-cell table:style-name="ce6" table:formula="of:=ROUND((SUM([.$B49:.BT49])/COUNT([.$B49:.BT49]));0)" office:value-type="float" office:value="0" calcext:value-type="float">
            <text:p>0</text:p>
          </table:table-cell>
          <table:table-cell table:style-name="ce6" table:formula="of:=ROUND((SUM([.$B49:.BU49])/COUNT([.$B49:.BU49]));0)" office:value-type="float" office:value="0" calcext:value-type="float">
            <text:p>0</text:p>
          </table:table-cell>
          <table:table-cell table:style-name="ce6" table:formula="of:=ROUND((SUM([.$B49:.BV49])/COUNT([.$B49:.BV49]));0)" office:value-type="float" office:value="0" calcext:value-type="float">
            <text:p>0</text:p>
          </table:table-cell>
          <table:table-cell table:style-name="ce6" table:formula="of:=ROUND((SUM([.$B49:.BW49])/COUNT([.$B49:.BW49]));0)" office:value-type="float" office:value="0" calcext:value-type="float">
            <text:p>0</text:p>
          </table:table-cell>
          <table:table-cell table:style-name="ce6" table:formula="of:=ROUND((SUM([.$B49:.BX49])/COUNT([.$B49:.BX49]));0)" office:value-type="float" office:value="0" calcext:value-type="float">
            <text:p>0</text:p>
          </table:table-cell>
          <table:table-cell table:style-name="ce6" table:formula="of:=ROUND((SUM([.$B49:.BY49])/COUNT([.$B49:.BY49]));0)" office:value-type="float" office:value="0" calcext:value-type="float">
            <text:p>0</text:p>
          </table:table-cell>
          <table:table-cell table:style-name="ce6" table:formula="of:=ROUND((SUM([.$B49:.BZ49])/COUNT([.$B49:.BZ49]));0)" office:value-type="float" office:value="0" calcext:value-type="float">
            <text:p>0</text:p>
          </table:table-cell>
          <table:table-cell table:style-name="ce6" table:formula="of:=ROUND((SUM([.$B49:.CA49])/COUNT([.$B49:.CA49]));0)" office:value-type="float" office:value="0" calcext:value-type="float">
            <text:p>0</text:p>
          </table:table-cell>
          <table:table-cell table:style-name="ce6" table:formula="of:=ROUND((SUM([.$B49:.CB49])/COUNT([.$B49:.CB49]));0)" office:value-type="float" office:value="0" calcext:value-type="float">
            <text:p>0</text:p>
          </table:table-cell>
          <table:table-cell table:style-name="ce6" table:formula="of:=ROUND((SUM([.$B49:.CC49])/COUNT([.$B49:.CC49]));0)" office:value-type="float" office:value="0" calcext:value-type="float">
            <text:p>0</text:p>
          </table:table-cell>
          <table:table-cell table:style-name="ce6" table:formula="of:=ROUND((SUM([.$B49:.CD49])/COUNT([.$B49:.CD49]));0)" office:value-type="float" office:value="0" calcext:value-type="float">
            <text:p>0</text:p>
          </table:table-cell>
          <table:table-cell table:style-name="ce6" table:formula="of:=ROUND((SUM([.$B49:.CE49])/COUNT([.$B49:.CE49]));0)" office:value-type="float" office:value="0" calcext:value-type="float">
            <text:p>0</text:p>
          </table:table-cell>
          <table:table-cell table:style-name="ce6" table:formula="of:=ROUND((SUM([.$B49:.CF49])/COUNT([.$B49:.CF49]));0)" office:value-type="float" office:value="0" calcext:value-type="float">
            <text:p>0</text:p>
          </table:table-cell>
          <table:table-cell table:style-name="ce6" table:formula="of:=ROUND((SUM([.$B49:.CG49])/COUNT([.$B49:.CG49]));0)" office:value-type="float" office:value="0" calcext:value-type="float">
            <text:p>0</text:p>
          </table:table-cell>
          <table:table-cell table:style-name="ce6" table:formula="of:=ROUND((SUM([.$B49:.CH49])/COUNT([.$B49:.CH49]));0)" office:value-type="float" office:value="0" calcext:value-type="float">
            <text:p>0</text:p>
          </table:table-cell>
          <table:table-cell table:style-name="ce6" table:formula="of:=ROUND((SUM([.$B49:.CI49])/COUNT([.$B49:.CI49]));0)" office:value-type="float" office:value="0" calcext:value-type="float">
            <text:p>0</text:p>
          </table:table-cell>
          <table:table-cell table:style-name="ce6" table:formula="of:=ROUND((SUM([.$B49:.CJ49])/COUNT([.$B49:.CJ49]));0)" office:value-type="float" office:value="0" calcext:value-type="float">
            <text:p>0</text:p>
          </table:table-cell>
          <table:table-cell table:style-name="ce6" table:formula="of:=ROUND((SUM([.$B49:.CK49])/COUNT([.$B49:.CK49]));0)" office:value-type="float" office:value="0" calcext:value-type="float">
            <text:p>0</text:p>
          </table:table-cell>
          <table:table-cell table:number-columns-repeated="100"/>
        </table:table-row>
        <table:table-row table:style-name="ro2">
          <table:table-cell table:number-columns-repeated="298" office:value-type="float" office:value="0" calcext:value-type="float">
            <text:p>0</text:p>
          </table:table-cell>
          <table:table-cell table:style-name="ce6" table:formula="of:=ROUND((SUM([.$B50:.B50])/COUNT([.$B50:.B50]));0)" office:value-type="float" office:value="0" calcext:value-type="float">
            <text:p>0</text:p>
          </table:table-cell>
          <table:table-cell table:style-name="ce6" table:formula="of:=ROUND((SUM([.$B50:.C50])/COUNT([.$B50:.C50]));0)" office:value-type="float" office:value="0" calcext:value-type="float">
            <text:p>0</text:p>
          </table:table-cell>
          <table:table-cell table:style-name="ce6" table:formula="of:=ROUND((SUM([.$B50:.D50])/COUNT([.$B50:.D50]));0)" office:value-type="float" office:value="0" calcext:value-type="float">
            <text:p>0</text:p>
          </table:table-cell>
          <table:table-cell table:style-name="ce6" table:formula="of:=ROUND((SUM([.$B50:.E50])/COUNT([.$B50:.E50]));0)" office:value-type="float" office:value="0" calcext:value-type="float">
            <text:p>0</text:p>
          </table:table-cell>
          <table:table-cell table:style-name="ce6" table:formula="of:=ROUND((SUM([.$B50:.F50])/COUNT([.$B50:.F50]));0)" office:value-type="float" office:value="0" calcext:value-type="float">
            <text:p>0</text:p>
          </table:table-cell>
          <table:table-cell table:style-name="ce6" table:formula="of:=ROUND((SUM([.$B50:.G50])/COUNT([.$B50:.G50]));0)" office:value-type="float" office:value="0" calcext:value-type="float">
            <text:p>0</text:p>
          </table:table-cell>
          <table:table-cell table:style-name="ce6" table:formula="of:=ROUND((SUM([.$B50:.H50])/COUNT([.$B50:.H50]));0)" office:value-type="float" office:value="0" calcext:value-type="float">
            <text:p>0</text:p>
          </table:table-cell>
          <table:table-cell table:style-name="ce6" table:formula="of:=ROUND((SUM([.$B50:.I50])/COUNT([.$B50:.I50]));0)" office:value-type="float" office:value="0" calcext:value-type="float">
            <text:p>0</text:p>
          </table:table-cell>
          <table:table-cell table:style-name="ce6" table:formula="of:=ROUND((SUM([.$B50:.J50])/COUNT([.$B50:.J50]));0)" office:value-type="float" office:value="0" calcext:value-type="float">
            <text:p>0</text:p>
          </table:table-cell>
          <table:table-cell table:style-name="ce6" table:formula="of:=ROUND((SUM([.$B50:.K50])/COUNT([.$B50:.K50]));0)" office:value-type="float" office:value="0" calcext:value-type="float">
            <text:p>0</text:p>
          </table:table-cell>
          <table:table-cell table:style-name="ce6" table:formula="of:=ROUND((SUM([.$B50:.L50])/COUNT([.$B50:.L50]));0)" office:value-type="float" office:value="0" calcext:value-type="float">
            <text:p>0</text:p>
          </table:table-cell>
          <table:table-cell table:style-name="ce6" table:formula="of:=ROUND((SUM([.$B50:.M50])/COUNT([.$B50:.M50]));0)" office:value-type="float" office:value="0" calcext:value-type="float">
            <text:p>0</text:p>
          </table:table-cell>
          <table:table-cell table:style-name="ce6" table:formula="of:=ROUND((SUM([.$B50:.N50])/COUNT([.$B50:.N50]));0)" office:value-type="float" office:value="0" calcext:value-type="float">
            <text:p>0</text:p>
          </table:table-cell>
          <table:table-cell table:style-name="ce6" table:formula="of:=ROUND((SUM([.$B50:.O50])/COUNT([.$B50:.O50]));0)" office:value-type="float" office:value="0" calcext:value-type="float">
            <text:p>0</text:p>
          </table:table-cell>
          <table:table-cell table:style-name="ce6" table:formula="of:=ROUND((SUM([.$B50:.P50])/COUNT([.$B50:.P50]));0)" office:value-type="float" office:value="0" calcext:value-type="float">
            <text:p>0</text:p>
          </table:table-cell>
          <table:table-cell table:style-name="ce6" table:formula="of:=ROUND((SUM([.$B50:.Q50])/COUNT([.$B50:.Q50]));0)" office:value-type="float" office:value="0" calcext:value-type="float">
            <text:p>0</text:p>
          </table:table-cell>
          <table:table-cell table:style-name="ce6" table:formula="of:=ROUND((SUM([.$B50:.R50])/COUNT([.$B50:.R50]));0)" office:value-type="float" office:value="0" calcext:value-type="float">
            <text:p>0</text:p>
          </table:table-cell>
          <table:table-cell table:style-name="ce6" table:formula="of:=ROUND((SUM([.$B50:.S50])/COUNT([.$B50:.S50]));0)" office:value-type="float" office:value="0" calcext:value-type="float">
            <text:p>0</text:p>
          </table:table-cell>
          <table:table-cell table:style-name="ce6" table:formula="of:=ROUND((SUM([.$B50:.T50])/COUNT([.$B50:.T50]));0)" office:value-type="float" office:value="0" calcext:value-type="float">
            <text:p>0</text:p>
          </table:table-cell>
          <table:table-cell table:style-name="ce6" table:formula="of:=ROUND((SUM([.$B50:.U50])/COUNT([.$B50:.U50]));0)" office:value-type="float" office:value="0" calcext:value-type="float">
            <text:p>0</text:p>
          </table:table-cell>
          <table:table-cell table:style-name="ce6" table:formula="of:=ROUND((SUM([.$B50:.V50])/COUNT([.$B50:.V50]));0)" office:value-type="float" office:value="0" calcext:value-type="float">
            <text:p>0</text:p>
          </table:table-cell>
          <table:table-cell table:style-name="ce6" table:formula="of:=ROUND((SUM([.$B50:.W50])/COUNT([.$B50:.W50]));0)" office:value-type="float" office:value="0" calcext:value-type="float">
            <text:p>0</text:p>
          </table:table-cell>
          <table:table-cell table:style-name="ce6" table:formula="of:=ROUND((SUM([.$B50:.X50])/COUNT([.$B50:.X50]));0)" office:value-type="float" office:value="0" calcext:value-type="float">
            <text:p>0</text:p>
          </table:table-cell>
          <table:table-cell table:style-name="ce6" table:formula="of:=ROUND((SUM([.$B50:.Y50])/COUNT([.$B50:.Y50]));0)" office:value-type="float" office:value="0" calcext:value-type="float">
            <text:p>0</text:p>
          </table:table-cell>
          <table:table-cell table:style-name="ce6" table:formula="of:=ROUND((SUM([.$B50:.Z50])/COUNT([.$B50:.Z50]));0)" office:value-type="float" office:value="0" calcext:value-type="float">
            <text:p>0</text:p>
          </table:table-cell>
          <table:table-cell table:style-name="ce6" table:formula="of:=ROUND((SUM([.$B50:.AA50])/COUNT([.$B50:.AA50]));0)" office:value-type="float" office:value="0" calcext:value-type="float">
            <text:p>0</text:p>
          </table:table-cell>
          <table:table-cell table:style-name="ce6" table:formula="of:=ROUND((SUM([.$B50:.AB50])/COUNT([.$B50:.AB50]));0)" office:value-type="float" office:value="0" calcext:value-type="float">
            <text:p>0</text:p>
          </table:table-cell>
          <table:table-cell table:style-name="ce6" table:formula="of:=ROUND((SUM([.$B50:.AC50])/COUNT([.$B50:.AC50]));0)" office:value-type="float" office:value="0" calcext:value-type="float">
            <text:p>0</text:p>
          </table:table-cell>
          <table:table-cell table:style-name="ce6" table:formula="of:=ROUND((SUM([.$B50:.AD50])/COUNT([.$B50:.AD50]));0)" office:value-type="float" office:value="0" calcext:value-type="float">
            <text:p>0</text:p>
          </table:table-cell>
          <table:table-cell table:style-name="ce6" table:formula="of:=ROUND((SUM([.$B50:.AE50])/COUNT([.$B50:.AE50]));0)" office:value-type="float" office:value="0" calcext:value-type="float">
            <text:p>0</text:p>
          </table:table-cell>
          <table:table-cell table:style-name="ce6" table:formula="of:=ROUND((SUM([.$B50:.AF50])/COUNT([.$B50:.AF50]));0)" office:value-type="float" office:value="0" calcext:value-type="float">
            <text:p>0</text:p>
          </table:table-cell>
          <table:table-cell table:style-name="ce6" table:formula="of:=ROUND((SUM([.$B50:.AG50])/COUNT([.$B50:.AG50]));0)" office:value-type="float" office:value="0" calcext:value-type="float">
            <text:p>0</text:p>
          </table:table-cell>
          <table:table-cell table:style-name="ce6" table:formula="of:=ROUND((SUM([.$B50:.AH50])/COUNT([.$B50:.AH50]));0)" office:value-type="float" office:value="0" calcext:value-type="float">
            <text:p>0</text:p>
          </table:table-cell>
          <table:table-cell table:style-name="ce6" table:formula="of:=ROUND((SUM([.$B50:.AI50])/COUNT([.$B50:.AI50]));0)" office:value-type="float" office:value="0" calcext:value-type="float">
            <text:p>0</text:p>
          </table:table-cell>
          <table:table-cell table:style-name="ce6" table:formula="of:=ROUND((SUM([.$B50:.AJ50])/COUNT([.$B50:.AJ50]));0)" office:value-type="float" office:value="0" calcext:value-type="float">
            <text:p>0</text:p>
          </table:table-cell>
          <table:table-cell table:style-name="ce6" table:formula="of:=ROUND((SUM([.$B50:.AK50])/COUNT([.$B50:.AK50]));0)" office:value-type="float" office:value="0" calcext:value-type="float">
            <text:p>0</text:p>
          </table:table-cell>
          <table:table-cell table:style-name="ce6" table:formula="of:=ROUND((SUM([.$B50:.AL50])/COUNT([.$B50:.AL50]));0)" office:value-type="float" office:value="0" calcext:value-type="float">
            <text:p>0</text:p>
          </table:table-cell>
          <table:table-cell table:style-name="ce6" table:formula="of:=ROUND((SUM([.$B50:.AM50])/COUNT([.$B50:.AM50]));0)" office:value-type="float" office:value="0" calcext:value-type="float">
            <text:p>0</text:p>
          </table:table-cell>
          <table:table-cell table:style-name="ce6" table:formula="of:=ROUND((SUM([.$B50:.AN50])/COUNT([.$B50:.AN50]));0)" office:value-type="float" office:value="0" calcext:value-type="float">
            <text:p>0</text:p>
          </table:table-cell>
          <table:table-cell table:style-name="ce6" table:formula="of:=ROUND((SUM([.$B50:.AO50])/COUNT([.$B50:.AO50]));0)" office:value-type="float" office:value="0" calcext:value-type="float">
            <text:p>0</text:p>
          </table:table-cell>
          <table:table-cell table:style-name="ce6" table:formula="of:=ROUND((SUM([.$B50:.AP50])/COUNT([.$B50:.AP50]));0)" office:value-type="float" office:value="0" calcext:value-type="float">
            <text:p>0</text:p>
          </table:table-cell>
          <table:table-cell table:style-name="ce6" table:formula="of:=ROUND((SUM([.$B50:.AQ50])/COUNT([.$B50:.AQ50]));0)" office:value-type="float" office:value="0" calcext:value-type="float">
            <text:p>0</text:p>
          </table:table-cell>
          <table:table-cell table:style-name="ce6" table:formula="of:=ROUND((SUM([.$B50:.AR50])/COUNT([.$B50:.AR50]));0)" office:value-type="float" office:value="0" calcext:value-type="float">
            <text:p>0</text:p>
          </table:table-cell>
          <table:table-cell table:style-name="ce6" table:formula="of:=ROUND((SUM([.$B50:.AS50])/COUNT([.$B50:.AS50]));0)" office:value-type="float" office:value="0" calcext:value-type="float">
            <text:p>0</text:p>
          </table:table-cell>
          <table:table-cell table:style-name="ce6" table:formula="of:=ROUND((SUM([.$B50:.AT50])/COUNT([.$B50:.AT50]));0)" office:value-type="float" office:value="0" calcext:value-type="float">
            <text:p>0</text:p>
          </table:table-cell>
          <table:table-cell table:style-name="ce6" table:formula="of:=ROUND((SUM([.$B50:.AU50])/COUNT([.$B50:.AU50]));0)" office:value-type="float" office:value="0" calcext:value-type="float">
            <text:p>0</text:p>
          </table:table-cell>
          <table:table-cell table:style-name="ce6" table:formula="of:=ROUND((SUM([.$B50:.AV50])/COUNT([.$B50:.AV50]));0)" office:value-type="float" office:value="0" calcext:value-type="float">
            <text:p>0</text:p>
          </table:table-cell>
          <table:table-cell table:style-name="ce6" table:formula="of:=ROUND((SUM([.$B50:.AW50])/COUNT([.$B50:.AW50]));0)" office:value-type="float" office:value="0" calcext:value-type="float">
            <text:p>0</text:p>
          </table:table-cell>
          <table:table-cell table:style-name="ce6" table:formula="of:=ROUND((SUM([.$B50:.AX50])/COUNT([.$B50:.AX50]));0)" office:value-type="float" office:value="0" calcext:value-type="float">
            <text:p>0</text:p>
          </table:table-cell>
          <table:table-cell table:style-name="ce6" table:formula="of:=ROUND((SUM([.$B50:.AY50])/COUNT([.$B50:.AY50]));0)" office:value-type="float" office:value="0" calcext:value-type="float">
            <text:p>0</text:p>
          </table:table-cell>
          <table:table-cell table:style-name="ce6" table:formula="of:=ROUND((SUM([.$B50:.AZ50])/COUNT([.$B50:.AZ50]));0)" office:value-type="float" office:value="0" calcext:value-type="float">
            <text:p>0</text:p>
          </table:table-cell>
          <table:table-cell table:style-name="ce6" table:formula="of:=ROUND((SUM([.$B50:.BA50])/COUNT([.$B50:.BA50]));0)" office:value-type="float" office:value="0" calcext:value-type="float">
            <text:p>0</text:p>
          </table:table-cell>
          <table:table-cell table:style-name="ce6" table:formula="of:=ROUND((SUM([.$B50:.BB50])/COUNT([.$B50:.BB50]));0)" office:value-type="float" office:value="0" calcext:value-type="float">
            <text:p>0</text:p>
          </table:table-cell>
          <table:table-cell table:style-name="ce6" table:formula="of:=ROUND((SUM([.$B50:.BC50])/COUNT([.$B50:.BC50]));0)" office:value-type="float" office:value="0" calcext:value-type="float">
            <text:p>0</text:p>
          </table:table-cell>
          <table:table-cell table:style-name="ce6" table:formula="of:=ROUND((SUM([.$B50:.BD50])/COUNT([.$B50:.BD50]));0)" office:value-type="float" office:value="0" calcext:value-type="float">
            <text:p>0</text:p>
          </table:table-cell>
          <table:table-cell table:style-name="ce6" table:formula="of:=ROUND((SUM([.$B50:.BE50])/COUNT([.$B50:.BE50]));0)" office:value-type="float" office:value="0" calcext:value-type="float">
            <text:p>0</text:p>
          </table:table-cell>
          <table:table-cell table:style-name="ce6" table:formula="of:=ROUND((SUM([.$B50:.BF50])/COUNT([.$B50:.BF50]));0)" office:value-type="float" office:value="0" calcext:value-type="float">
            <text:p>0</text:p>
          </table:table-cell>
          <table:table-cell table:style-name="ce6" table:formula="of:=ROUND((SUM([.$B50:.BG50])/COUNT([.$B50:.BG50]));0)" office:value-type="float" office:value="0" calcext:value-type="float">
            <text:p>0</text:p>
          </table:table-cell>
          <table:table-cell table:style-name="ce6" table:formula="of:=ROUND((SUM([.$B50:.BH50])/COUNT([.$B50:.BH50]));0)" office:value-type="float" office:value="0" calcext:value-type="float">
            <text:p>0</text:p>
          </table:table-cell>
          <table:table-cell table:style-name="ce6" table:formula="of:=ROUND((SUM([.$B50:.BI50])/COUNT([.$B50:.BI50]));0)" office:value-type="float" office:value="0" calcext:value-type="float">
            <text:p>0</text:p>
          </table:table-cell>
          <table:table-cell table:style-name="ce6" table:formula="of:=ROUND((SUM([.$B50:.BJ50])/COUNT([.$B50:.BJ50]));0)" office:value-type="float" office:value="0" calcext:value-type="float">
            <text:p>0</text:p>
          </table:table-cell>
          <table:table-cell table:style-name="ce6" table:formula="of:=ROUND((SUM([.$B50:.BK50])/COUNT([.$B50:.BK50]));0)" office:value-type="float" office:value="0" calcext:value-type="float">
            <text:p>0</text:p>
          </table:table-cell>
          <table:table-cell table:style-name="ce6" table:formula="of:=ROUND((SUM([.$B50:.BL50])/COUNT([.$B50:.BL50]));0)" office:value-type="float" office:value="0" calcext:value-type="float">
            <text:p>0</text:p>
          </table:table-cell>
          <table:table-cell table:style-name="ce6" table:formula="of:=ROUND((SUM([.$B50:.BM50])/COUNT([.$B50:.BM50]));0)" office:value-type="float" office:value="0" calcext:value-type="float">
            <text:p>0</text:p>
          </table:table-cell>
          <table:table-cell table:style-name="ce6" table:formula="of:=ROUND((SUM([.$B50:.BN50])/COUNT([.$B50:.BN50]));0)" office:value-type="float" office:value="0" calcext:value-type="float">
            <text:p>0</text:p>
          </table:table-cell>
          <table:table-cell table:style-name="ce6" table:formula="of:=ROUND((SUM([.$B50:.BO50])/COUNT([.$B50:.BO50]));0)" office:value-type="float" office:value="0" calcext:value-type="float">
            <text:p>0</text:p>
          </table:table-cell>
          <table:table-cell table:style-name="ce6" table:formula="of:=ROUND((SUM([.$B50:.BP50])/COUNT([.$B50:.BP50]));0)" office:value-type="float" office:value="0" calcext:value-type="float">
            <text:p>0</text:p>
          </table:table-cell>
          <table:table-cell table:style-name="ce6" table:formula="of:=ROUND((SUM([.$B50:.BQ50])/COUNT([.$B50:.BQ50]));0)" office:value-type="float" office:value="0" calcext:value-type="float">
            <text:p>0</text:p>
          </table:table-cell>
          <table:table-cell table:style-name="ce6" table:formula="of:=ROUND((SUM([.$B50:.BR50])/COUNT([.$B50:.BR50]));0)" office:value-type="float" office:value="0" calcext:value-type="float">
            <text:p>0</text:p>
          </table:table-cell>
          <table:table-cell table:style-name="ce6" table:formula="of:=ROUND((SUM([.$B50:.BS50])/COUNT([.$B50:.BS50]));0)" office:value-type="float" office:value="0" calcext:value-type="float">
            <text:p>0</text:p>
          </table:table-cell>
          <table:table-cell table:style-name="ce6" table:formula="of:=ROUND((SUM([.$B50:.BT50])/COUNT([.$B50:.BT50]));0)" office:value-type="float" office:value="0" calcext:value-type="float">
            <text:p>0</text:p>
          </table:table-cell>
          <table:table-cell table:style-name="ce6" table:formula="of:=ROUND((SUM([.$B50:.BU50])/COUNT([.$B50:.BU50]));0)" office:value-type="float" office:value="0" calcext:value-type="float">
            <text:p>0</text:p>
          </table:table-cell>
          <table:table-cell table:style-name="ce6" table:formula="of:=ROUND((SUM([.$B50:.BV50])/COUNT([.$B50:.BV50]));0)" office:value-type="float" office:value="0" calcext:value-type="float">
            <text:p>0</text:p>
          </table:table-cell>
          <table:table-cell table:style-name="ce6" table:formula="of:=ROUND((SUM([.$B50:.BW50])/COUNT([.$B50:.BW50]));0)" office:value-type="float" office:value="0" calcext:value-type="float">
            <text:p>0</text:p>
          </table:table-cell>
          <table:table-cell table:style-name="ce6" table:formula="of:=ROUND((SUM([.$B50:.BX50])/COUNT([.$B50:.BX50]));0)" office:value-type="float" office:value="0" calcext:value-type="float">
            <text:p>0</text:p>
          </table:table-cell>
          <table:table-cell table:style-name="ce6" table:formula="of:=ROUND((SUM([.$B50:.BY50])/COUNT([.$B50:.BY50]));0)" office:value-type="float" office:value="0" calcext:value-type="float">
            <text:p>0</text:p>
          </table:table-cell>
          <table:table-cell table:style-name="ce6" table:formula="of:=ROUND((SUM([.$B50:.BZ50])/COUNT([.$B50:.BZ50]));0)" office:value-type="float" office:value="0" calcext:value-type="float">
            <text:p>0</text:p>
          </table:table-cell>
          <table:table-cell table:style-name="ce6" table:formula="of:=ROUND((SUM([.$B50:.CA50])/COUNT([.$B50:.CA50]));0)" office:value-type="float" office:value="0" calcext:value-type="float">
            <text:p>0</text:p>
          </table:table-cell>
          <table:table-cell table:style-name="ce6" table:formula="of:=ROUND((SUM([.$B50:.CB50])/COUNT([.$B50:.CB50]));0)" office:value-type="float" office:value="0" calcext:value-type="float">
            <text:p>0</text:p>
          </table:table-cell>
          <table:table-cell table:style-name="ce6" table:formula="of:=ROUND((SUM([.$B50:.CC50])/COUNT([.$B50:.CC50]));0)" office:value-type="float" office:value="0" calcext:value-type="float">
            <text:p>0</text:p>
          </table:table-cell>
          <table:table-cell table:style-name="ce6" table:formula="of:=ROUND((SUM([.$B50:.CD50])/COUNT([.$B50:.CD50]));0)" office:value-type="float" office:value="0" calcext:value-type="float">
            <text:p>0</text:p>
          </table:table-cell>
          <table:table-cell table:style-name="ce6" table:formula="of:=ROUND((SUM([.$B50:.CE50])/COUNT([.$B50:.CE50]));0)" office:value-type="float" office:value="0" calcext:value-type="float">
            <text:p>0</text:p>
          </table:table-cell>
          <table:table-cell table:style-name="ce6" table:formula="of:=ROUND((SUM([.$B50:.CF50])/COUNT([.$B50:.CF50]));0)" office:value-type="float" office:value="0" calcext:value-type="float">
            <text:p>0</text:p>
          </table:table-cell>
          <table:table-cell table:style-name="ce6" table:formula="of:=ROUND((SUM([.$B50:.CG50])/COUNT([.$B50:.CG50]));0)" office:value-type="float" office:value="0" calcext:value-type="float">
            <text:p>0</text:p>
          </table:table-cell>
          <table:table-cell table:style-name="ce6" table:formula="of:=ROUND((SUM([.$B50:.CH50])/COUNT([.$B50:.CH50]));0)" office:value-type="float" office:value="0" calcext:value-type="float">
            <text:p>0</text:p>
          </table:table-cell>
          <table:table-cell table:style-name="ce6" table:formula="of:=ROUND((SUM([.$B50:.CI50])/COUNT([.$B50:.CI50]));0)" office:value-type="float" office:value="0" calcext:value-type="float">
            <text:p>0</text:p>
          </table:table-cell>
          <table:table-cell table:style-name="ce6" table:formula="of:=ROUND((SUM([.$B50:.CJ50])/COUNT([.$B50:.CJ50]));0)" office:value-type="float" office:value="0" calcext:value-type="float">
            <text:p>0</text:p>
          </table:table-cell>
          <table:table-cell table:style-name="ce6" table:formula="of:=ROUND((SUM([.$B50:.CK50])/COUNT([.$B50:.CK50]));0)" office:value-type="float" office:value="0" calcext:value-type="float">
            <text:p>0</text:p>
          </table:table-cell>
          <table:table-cell table:number-columns-repeated="100"/>
        </table:table-row>
        <table:table-row table:style-name="ro2">
          <table:table-cell table:number-columns-repeated="298" office:value-type="float" office:value="0" calcext:value-type="float">
            <text:p>0</text:p>
          </table:table-cell>
          <table:table-cell table:style-name="ce6" table:formula="of:=ROUND((SUM([.$B51:.B51])/COUNT([.$B51:.B51]));0)" office:value-type="float" office:value="0" calcext:value-type="float">
            <text:p>0</text:p>
          </table:table-cell>
          <table:table-cell table:style-name="ce6" table:formula="of:=ROUND((SUM([.$B51:.C51])/COUNT([.$B51:.C51]));0)" office:value-type="float" office:value="0" calcext:value-type="float">
            <text:p>0</text:p>
          </table:table-cell>
          <table:table-cell table:style-name="ce6" table:formula="of:=ROUND((SUM([.$B51:.D51])/COUNT([.$B51:.D51]));0)" office:value-type="float" office:value="0" calcext:value-type="float">
            <text:p>0</text:p>
          </table:table-cell>
          <table:table-cell table:style-name="ce6" table:formula="of:=ROUND((SUM([.$B51:.E51])/COUNT([.$B51:.E51]));0)" office:value-type="float" office:value="0" calcext:value-type="float">
            <text:p>0</text:p>
          </table:table-cell>
          <table:table-cell table:style-name="ce6" table:formula="of:=ROUND((SUM([.$B51:.F51])/COUNT([.$B51:.F51]));0)" office:value-type="float" office:value="0" calcext:value-type="float">
            <text:p>0</text:p>
          </table:table-cell>
          <table:table-cell table:style-name="ce6" table:formula="of:=ROUND((SUM([.$B51:.G51])/COUNT([.$B51:.G51]));0)" office:value-type="float" office:value="0" calcext:value-type="float">
            <text:p>0</text:p>
          </table:table-cell>
          <table:table-cell table:style-name="ce6" table:formula="of:=ROUND((SUM([.$B51:.H51])/COUNT([.$B51:.H51]));0)" office:value-type="float" office:value="0" calcext:value-type="float">
            <text:p>0</text:p>
          </table:table-cell>
          <table:table-cell table:style-name="ce6" table:formula="of:=ROUND((SUM([.$B51:.I51])/COUNT([.$B51:.I51]));0)" office:value-type="float" office:value="0" calcext:value-type="float">
            <text:p>0</text:p>
          </table:table-cell>
          <table:table-cell table:style-name="ce6" table:formula="of:=ROUND((SUM([.$B51:.J51])/COUNT([.$B51:.J51]));0)" office:value-type="float" office:value="0" calcext:value-type="float">
            <text:p>0</text:p>
          </table:table-cell>
          <table:table-cell table:style-name="ce6" table:formula="of:=ROUND((SUM([.$B51:.K51])/COUNT([.$B51:.K51]));0)" office:value-type="float" office:value="0" calcext:value-type="float">
            <text:p>0</text:p>
          </table:table-cell>
          <table:table-cell table:style-name="ce6" table:formula="of:=ROUND((SUM([.$B51:.L51])/COUNT([.$B51:.L51]));0)" office:value-type="float" office:value="0" calcext:value-type="float">
            <text:p>0</text:p>
          </table:table-cell>
          <table:table-cell table:style-name="ce6" table:formula="of:=ROUND((SUM([.$B51:.M51])/COUNT([.$B51:.M51]));0)" office:value-type="float" office:value="0" calcext:value-type="float">
            <text:p>0</text:p>
          </table:table-cell>
          <table:table-cell table:style-name="ce6" table:formula="of:=ROUND((SUM([.$B51:.N51])/COUNT([.$B51:.N51]));0)" office:value-type="float" office:value="0" calcext:value-type="float">
            <text:p>0</text:p>
          </table:table-cell>
          <table:table-cell table:style-name="ce6" table:formula="of:=ROUND((SUM([.$B51:.O51])/COUNT([.$B51:.O51]));0)" office:value-type="float" office:value="0" calcext:value-type="float">
            <text:p>0</text:p>
          </table:table-cell>
          <table:table-cell table:style-name="ce6" table:formula="of:=ROUND((SUM([.$B51:.P51])/COUNT([.$B51:.P51]));0)" office:value-type="float" office:value="0" calcext:value-type="float">
            <text:p>0</text:p>
          </table:table-cell>
          <table:table-cell table:style-name="ce6" table:formula="of:=ROUND((SUM([.$B51:.Q51])/COUNT([.$B51:.Q51]));0)" office:value-type="float" office:value="0" calcext:value-type="float">
            <text:p>0</text:p>
          </table:table-cell>
          <table:table-cell table:style-name="ce6" table:formula="of:=ROUND((SUM([.$B51:.R51])/COUNT([.$B51:.R51]));0)" office:value-type="float" office:value="0" calcext:value-type="float">
            <text:p>0</text:p>
          </table:table-cell>
          <table:table-cell table:style-name="ce6" table:formula="of:=ROUND((SUM([.$B51:.S51])/COUNT([.$B51:.S51]));0)" office:value-type="float" office:value="0" calcext:value-type="float">
            <text:p>0</text:p>
          </table:table-cell>
          <table:table-cell table:style-name="ce6" table:formula="of:=ROUND((SUM([.$B51:.T51])/COUNT([.$B51:.T51]));0)" office:value-type="float" office:value="0" calcext:value-type="float">
            <text:p>0</text:p>
          </table:table-cell>
          <table:table-cell table:style-name="ce6" table:formula="of:=ROUND((SUM([.$B51:.U51])/COUNT([.$B51:.U51]));0)" office:value-type="float" office:value="0" calcext:value-type="float">
            <text:p>0</text:p>
          </table:table-cell>
          <table:table-cell table:style-name="ce6" table:formula="of:=ROUND((SUM([.$B51:.V51])/COUNT([.$B51:.V51]));0)" office:value-type="float" office:value="0" calcext:value-type="float">
            <text:p>0</text:p>
          </table:table-cell>
          <table:table-cell table:style-name="ce6" table:formula="of:=ROUND((SUM([.$B51:.W51])/COUNT([.$B51:.W51]));0)" office:value-type="float" office:value="0" calcext:value-type="float">
            <text:p>0</text:p>
          </table:table-cell>
          <table:table-cell table:style-name="ce6" table:formula="of:=ROUND((SUM([.$B51:.X51])/COUNT([.$B51:.X51]));0)" office:value-type="float" office:value="0" calcext:value-type="float">
            <text:p>0</text:p>
          </table:table-cell>
          <table:table-cell table:style-name="ce6" table:formula="of:=ROUND((SUM([.$B51:.Y51])/COUNT([.$B51:.Y51]));0)" office:value-type="float" office:value="0" calcext:value-type="float">
            <text:p>0</text:p>
          </table:table-cell>
          <table:table-cell table:style-name="ce6" table:formula="of:=ROUND((SUM([.$B51:.Z51])/COUNT([.$B51:.Z51]));0)" office:value-type="float" office:value="0" calcext:value-type="float">
            <text:p>0</text:p>
          </table:table-cell>
          <table:table-cell table:style-name="ce6" table:formula="of:=ROUND((SUM([.$B51:.AA51])/COUNT([.$B51:.AA51]));0)" office:value-type="float" office:value="0" calcext:value-type="float">
            <text:p>0</text:p>
          </table:table-cell>
          <table:table-cell table:style-name="ce6" table:formula="of:=ROUND((SUM([.$B51:.AB51])/COUNT([.$B51:.AB51]));0)" office:value-type="float" office:value="0" calcext:value-type="float">
            <text:p>0</text:p>
          </table:table-cell>
          <table:table-cell table:style-name="ce6" table:formula="of:=ROUND((SUM([.$B51:.AC51])/COUNT([.$B51:.AC51]));0)" office:value-type="float" office:value="0" calcext:value-type="float">
            <text:p>0</text:p>
          </table:table-cell>
          <table:table-cell table:style-name="ce6" table:formula="of:=ROUND((SUM([.$B51:.AD51])/COUNT([.$B51:.AD51]));0)" office:value-type="float" office:value="0" calcext:value-type="float">
            <text:p>0</text:p>
          </table:table-cell>
          <table:table-cell table:style-name="ce6" table:formula="of:=ROUND((SUM([.$B51:.AE51])/COUNT([.$B51:.AE51]));0)" office:value-type="float" office:value="0" calcext:value-type="float">
            <text:p>0</text:p>
          </table:table-cell>
          <table:table-cell table:style-name="ce6" table:formula="of:=ROUND((SUM([.$B51:.AF51])/COUNT([.$B51:.AF51]));0)" office:value-type="float" office:value="0" calcext:value-type="float">
            <text:p>0</text:p>
          </table:table-cell>
          <table:table-cell table:style-name="ce6" table:formula="of:=ROUND((SUM([.$B51:.AG51])/COUNT([.$B51:.AG51]));0)" office:value-type="float" office:value="0" calcext:value-type="float">
            <text:p>0</text:p>
          </table:table-cell>
          <table:table-cell table:style-name="ce6" table:formula="of:=ROUND((SUM([.$B51:.AH51])/COUNT([.$B51:.AH51]));0)" office:value-type="float" office:value="0" calcext:value-type="float">
            <text:p>0</text:p>
          </table:table-cell>
          <table:table-cell table:style-name="ce6" table:formula="of:=ROUND((SUM([.$B51:.AI51])/COUNT([.$B51:.AI51]));0)" office:value-type="float" office:value="0" calcext:value-type="float">
            <text:p>0</text:p>
          </table:table-cell>
          <table:table-cell table:style-name="ce6" table:formula="of:=ROUND((SUM([.$B51:.AJ51])/COUNT([.$B51:.AJ51]));0)" office:value-type="float" office:value="0" calcext:value-type="float">
            <text:p>0</text:p>
          </table:table-cell>
          <table:table-cell table:style-name="ce6" table:formula="of:=ROUND((SUM([.$B51:.AK51])/COUNT([.$B51:.AK51]));0)" office:value-type="float" office:value="0" calcext:value-type="float">
            <text:p>0</text:p>
          </table:table-cell>
          <table:table-cell table:style-name="ce6" table:formula="of:=ROUND((SUM([.$B51:.AL51])/COUNT([.$B51:.AL51]));0)" office:value-type="float" office:value="0" calcext:value-type="float">
            <text:p>0</text:p>
          </table:table-cell>
          <table:table-cell table:style-name="ce6" table:formula="of:=ROUND((SUM([.$B51:.AM51])/COUNT([.$B51:.AM51]));0)" office:value-type="float" office:value="0" calcext:value-type="float">
            <text:p>0</text:p>
          </table:table-cell>
          <table:table-cell table:style-name="ce6" table:formula="of:=ROUND((SUM([.$B51:.AN51])/COUNT([.$B51:.AN51]));0)" office:value-type="float" office:value="0" calcext:value-type="float">
            <text:p>0</text:p>
          </table:table-cell>
          <table:table-cell table:style-name="ce6" table:formula="of:=ROUND((SUM([.$B51:.AO51])/COUNT([.$B51:.AO51]));0)" office:value-type="float" office:value="0" calcext:value-type="float">
            <text:p>0</text:p>
          </table:table-cell>
          <table:table-cell table:style-name="ce6" table:formula="of:=ROUND((SUM([.$B51:.AP51])/COUNT([.$B51:.AP51]));0)" office:value-type="float" office:value="0" calcext:value-type="float">
            <text:p>0</text:p>
          </table:table-cell>
          <table:table-cell table:style-name="ce6" table:formula="of:=ROUND((SUM([.$B51:.AQ51])/COUNT([.$B51:.AQ51]));0)" office:value-type="float" office:value="0" calcext:value-type="float">
            <text:p>0</text:p>
          </table:table-cell>
          <table:table-cell table:style-name="ce6" table:formula="of:=ROUND((SUM([.$B51:.AR51])/COUNT([.$B51:.AR51]));0)" office:value-type="float" office:value="0" calcext:value-type="float">
            <text:p>0</text:p>
          </table:table-cell>
          <table:table-cell table:style-name="ce6" table:formula="of:=ROUND((SUM([.$B51:.AS51])/COUNT([.$B51:.AS51]));0)" office:value-type="float" office:value="0" calcext:value-type="float">
            <text:p>0</text:p>
          </table:table-cell>
          <table:table-cell table:style-name="ce6" table:formula="of:=ROUND((SUM([.$B51:.AT51])/COUNT([.$B51:.AT51]));0)" office:value-type="float" office:value="0" calcext:value-type="float">
            <text:p>0</text:p>
          </table:table-cell>
          <table:table-cell table:style-name="ce6" table:formula="of:=ROUND((SUM([.$B51:.AU51])/COUNT([.$B51:.AU51]));0)" office:value-type="float" office:value="0" calcext:value-type="float">
            <text:p>0</text:p>
          </table:table-cell>
          <table:table-cell table:style-name="ce6" table:formula="of:=ROUND((SUM([.$B51:.AV51])/COUNT([.$B51:.AV51]));0)" office:value-type="float" office:value="0" calcext:value-type="float">
            <text:p>0</text:p>
          </table:table-cell>
          <table:table-cell table:style-name="ce6" table:formula="of:=ROUND((SUM([.$B51:.AW51])/COUNT([.$B51:.AW51]));0)" office:value-type="float" office:value="0" calcext:value-type="float">
            <text:p>0</text:p>
          </table:table-cell>
          <table:table-cell table:style-name="ce6" table:formula="of:=ROUND((SUM([.$B51:.AX51])/COUNT([.$B51:.AX51]));0)" office:value-type="float" office:value="0" calcext:value-type="float">
            <text:p>0</text:p>
          </table:table-cell>
          <table:table-cell table:style-name="ce6" table:formula="of:=ROUND((SUM([.$B51:.AY51])/COUNT([.$B51:.AY51]));0)" office:value-type="float" office:value="0" calcext:value-type="float">
            <text:p>0</text:p>
          </table:table-cell>
          <table:table-cell table:style-name="ce6" table:formula="of:=ROUND((SUM([.$B51:.AZ51])/COUNT([.$B51:.AZ51]));0)" office:value-type="float" office:value="0" calcext:value-type="float">
            <text:p>0</text:p>
          </table:table-cell>
          <table:table-cell table:style-name="ce6" table:formula="of:=ROUND((SUM([.$B51:.BA51])/COUNT([.$B51:.BA51]));0)" office:value-type="float" office:value="0" calcext:value-type="float">
            <text:p>0</text:p>
          </table:table-cell>
          <table:table-cell table:style-name="ce6" table:formula="of:=ROUND((SUM([.$B51:.BB51])/COUNT([.$B51:.BB51]));0)" office:value-type="float" office:value="0" calcext:value-type="float">
            <text:p>0</text:p>
          </table:table-cell>
          <table:table-cell table:style-name="ce6" table:formula="of:=ROUND((SUM([.$B51:.BC51])/COUNT([.$B51:.BC51]));0)" office:value-type="float" office:value="0" calcext:value-type="float">
            <text:p>0</text:p>
          </table:table-cell>
          <table:table-cell table:style-name="ce6" table:formula="of:=ROUND((SUM([.$B51:.BD51])/COUNT([.$B51:.BD51]));0)" office:value-type="float" office:value="0" calcext:value-type="float">
            <text:p>0</text:p>
          </table:table-cell>
          <table:table-cell table:style-name="ce6" table:formula="of:=ROUND((SUM([.$B51:.BE51])/COUNT([.$B51:.BE51]));0)" office:value-type="float" office:value="0" calcext:value-type="float">
            <text:p>0</text:p>
          </table:table-cell>
          <table:table-cell table:style-name="ce6" table:formula="of:=ROUND((SUM([.$B51:.BF51])/COUNT([.$B51:.BF51]));0)" office:value-type="float" office:value="0" calcext:value-type="float">
            <text:p>0</text:p>
          </table:table-cell>
          <table:table-cell table:style-name="ce6" table:formula="of:=ROUND((SUM([.$B51:.BG51])/COUNT([.$B51:.BG51]));0)" office:value-type="float" office:value="0" calcext:value-type="float">
            <text:p>0</text:p>
          </table:table-cell>
          <table:table-cell table:style-name="ce6" table:formula="of:=ROUND((SUM([.$B51:.BH51])/COUNT([.$B51:.BH51]));0)" office:value-type="float" office:value="0" calcext:value-type="float">
            <text:p>0</text:p>
          </table:table-cell>
          <table:table-cell table:style-name="ce6" table:formula="of:=ROUND((SUM([.$B51:.BI51])/COUNT([.$B51:.BI51]));0)" office:value-type="float" office:value="0" calcext:value-type="float">
            <text:p>0</text:p>
          </table:table-cell>
          <table:table-cell table:style-name="ce6" table:formula="of:=ROUND((SUM([.$B51:.BJ51])/COUNT([.$B51:.BJ51]));0)" office:value-type="float" office:value="0" calcext:value-type="float">
            <text:p>0</text:p>
          </table:table-cell>
          <table:table-cell table:style-name="ce6" table:formula="of:=ROUND((SUM([.$B51:.BK51])/COUNT([.$B51:.BK51]));0)" office:value-type="float" office:value="0" calcext:value-type="float">
            <text:p>0</text:p>
          </table:table-cell>
          <table:table-cell table:style-name="ce6" table:formula="of:=ROUND((SUM([.$B51:.BL51])/COUNT([.$B51:.BL51]));0)" office:value-type="float" office:value="0" calcext:value-type="float">
            <text:p>0</text:p>
          </table:table-cell>
          <table:table-cell table:style-name="ce6" table:formula="of:=ROUND((SUM([.$B51:.BM51])/COUNT([.$B51:.BM51]));0)" office:value-type="float" office:value="0" calcext:value-type="float">
            <text:p>0</text:p>
          </table:table-cell>
          <table:table-cell table:style-name="ce6" table:formula="of:=ROUND((SUM([.$B51:.BN51])/COUNT([.$B51:.BN51]));0)" office:value-type="float" office:value="0" calcext:value-type="float">
            <text:p>0</text:p>
          </table:table-cell>
          <table:table-cell table:style-name="ce6" table:formula="of:=ROUND((SUM([.$B51:.BO51])/COUNT([.$B51:.BO51]));0)" office:value-type="float" office:value="0" calcext:value-type="float">
            <text:p>0</text:p>
          </table:table-cell>
          <table:table-cell table:style-name="ce6" table:formula="of:=ROUND((SUM([.$B51:.BP51])/COUNT([.$B51:.BP51]));0)" office:value-type="float" office:value="0" calcext:value-type="float">
            <text:p>0</text:p>
          </table:table-cell>
          <table:table-cell table:style-name="ce6" table:formula="of:=ROUND((SUM([.$B51:.BQ51])/COUNT([.$B51:.BQ51]));0)" office:value-type="float" office:value="0" calcext:value-type="float">
            <text:p>0</text:p>
          </table:table-cell>
          <table:table-cell table:style-name="ce6" table:formula="of:=ROUND((SUM([.$B51:.BR51])/COUNT([.$B51:.BR51]));0)" office:value-type="float" office:value="0" calcext:value-type="float">
            <text:p>0</text:p>
          </table:table-cell>
          <table:table-cell table:style-name="ce6" table:formula="of:=ROUND((SUM([.$B51:.BS51])/COUNT([.$B51:.BS51]));0)" office:value-type="float" office:value="0" calcext:value-type="float">
            <text:p>0</text:p>
          </table:table-cell>
          <table:table-cell table:style-name="ce6" table:formula="of:=ROUND((SUM([.$B51:.BT51])/COUNT([.$B51:.BT51]));0)" office:value-type="float" office:value="0" calcext:value-type="float">
            <text:p>0</text:p>
          </table:table-cell>
          <table:table-cell table:style-name="ce6" table:formula="of:=ROUND((SUM([.$B51:.BU51])/COUNT([.$B51:.BU51]));0)" office:value-type="float" office:value="0" calcext:value-type="float">
            <text:p>0</text:p>
          </table:table-cell>
          <table:table-cell table:style-name="ce6" table:formula="of:=ROUND((SUM([.$B51:.BV51])/COUNT([.$B51:.BV51]));0)" office:value-type="float" office:value="0" calcext:value-type="float">
            <text:p>0</text:p>
          </table:table-cell>
          <table:table-cell table:style-name="ce6" table:formula="of:=ROUND((SUM([.$B51:.BW51])/COUNT([.$B51:.BW51]));0)" office:value-type="float" office:value="0" calcext:value-type="float">
            <text:p>0</text:p>
          </table:table-cell>
          <table:table-cell table:style-name="ce6" table:formula="of:=ROUND((SUM([.$B51:.BX51])/COUNT([.$B51:.BX51]));0)" office:value-type="float" office:value="0" calcext:value-type="float">
            <text:p>0</text:p>
          </table:table-cell>
          <table:table-cell table:style-name="ce6" table:formula="of:=ROUND((SUM([.$B51:.BY51])/COUNT([.$B51:.BY51]));0)" office:value-type="float" office:value="0" calcext:value-type="float">
            <text:p>0</text:p>
          </table:table-cell>
          <table:table-cell table:style-name="ce6" table:formula="of:=ROUND((SUM([.$B51:.BZ51])/COUNT([.$B51:.BZ51]));0)" office:value-type="float" office:value="0" calcext:value-type="float">
            <text:p>0</text:p>
          </table:table-cell>
          <table:table-cell table:style-name="ce6" table:formula="of:=ROUND((SUM([.$B51:.CA51])/COUNT([.$B51:.CA51]));0)" office:value-type="float" office:value="0" calcext:value-type="float">
            <text:p>0</text:p>
          </table:table-cell>
          <table:table-cell table:style-name="ce6" table:formula="of:=ROUND((SUM([.$B51:.CB51])/COUNT([.$B51:.CB51]));0)" office:value-type="float" office:value="0" calcext:value-type="float">
            <text:p>0</text:p>
          </table:table-cell>
          <table:table-cell table:style-name="ce6" table:formula="of:=ROUND((SUM([.$B51:.CC51])/COUNT([.$B51:.CC51]));0)" office:value-type="float" office:value="0" calcext:value-type="float">
            <text:p>0</text:p>
          </table:table-cell>
          <table:table-cell table:style-name="ce6" table:formula="of:=ROUND((SUM([.$B51:.CD51])/COUNT([.$B51:.CD51]));0)" office:value-type="float" office:value="0" calcext:value-type="float">
            <text:p>0</text:p>
          </table:table-cell>
          <table:table-cell table:style-name="ce6" table:formula="of:=ROUND((SUM([.$B51:.CE51])/COUNT([.$B51:.CE51]));0)" office:value-type="float" office:value="0" calcext:value-type="float">
            <text:p>0</text:p>
          </table:table-cell>
          <table:table-cell table:style-name="ce6" table:formula="of:=ROUND((SUM([.$B51:.CF51])/COUNT([.$B51:.CF51]));0)" office:value-type="float" office:value="0" calcext:value-type="float">
            <text:p>0</text:p>
          </table:table-cell>
          <table:table-cell table:style-name="ce6" table:formula="of:=ROUND((SUM([.$B51:.CG51])/COUNT([.$B51:.CG51]));0)" office:value-type="float" office:value="0" calcext:value-type="float">
            <text:p>0</text:p>
          </table:table-cell>
          <table:table-cell table:style-name="ce6" table:formula="of:=ROUND((SUM([.$B51:.CH51])/COUNT([.$B51:.CH51]));0)" office:value-type="float" office:value="0" calcext:value-type="float">
            <text:p>0</text:p>
          </table:table-cell>
          <table:table-cell table:style-name="ce6" table:formula="of:=ROUND((SUM([.$B51:.CI51])/COUNT([.$B51:.CI51]));0)" office:value-type="float" office:value="0" calcext:value-type="float">
            <text:p>0</text:p>
          </table:table-cell>
          <table:table-cell table:style-name="ce6" table:formula="of:=ROUND((SUM([.$B51:.CJ51])/COUNT([.$B51:.CJ51]));0)" office:value-type="float" office:value="0" calcext:value-type="float">
            <text:p>0</text:p>
          </table:table-cell>
          <table:table-cell table:style-name="ce6" table:formula="of:=ROUND((SUM([.$B51:.CK51])/COUNT([.$B51:.CK51]));0)" office:value-type="float" office:value="0" calcext:value-type="float">
            <text:p>0</text:p>
          </table:table-cell>
          <table:table-cell table:number-columns-repeated="100"/>
        </table:table-row>
        <table:table-row table:style-name="ro2">
          <table:table-cell table:number-columns-repeated="298" office:value-type="float" office:value="0" calcext:value-type="float">
            <text:p>0</text:p>
          </table:table-cell>
          <table:table-cell table:style-name="ce6" table:formula="of:=ROUND((SUM([.$B52:.B52])/COUNT([.$B52:.B52]));0)" office:value-type="float" office:value="0" calcext:value-type="float">
            <text:p>0</text:p>
          </table:table-cell>
          <table:table-cell table:style-name="ce6" table:formula="of:=ROUND((SUM([.$B52:.C52])/COUNT([.$B52:.C52]));0)" office:value-type="float" office:value="0" calcext:value-type="float">
            <text:p>0</text:p>
          </table:table-cell>
          <table:table-cell table:style-name="ce6" table:formula="of:=ROUND((SUM([.$B52:.D52])/COUNT([.$B52:.D52]));0)" office:value-type="float" office:value="0" calcext:value-type="float">
            <text:p>0</text:p>
          </table:table-cell>
          <table:table-cell table:style-name="ce6" table:formula="of:=ROUND((SUM([.$B52:.E52])/COUNT([.$B52:.E52]));0)" office:value-type="float" office:value="0" calcext:value-type="float">
            <text:p>0</text:p>
          </table:table-cell>
          <table:table-cell table:style-name="ce6" table:formula="of:=ROUND((SUM([.$B52:.F52])/COUNT([.$B52:.F52]));0)" office:value-type="float" office:value="0" calcext:value-type="float">
            <text:p>0</text:p>
          </table:table-cell>
          <table:table-cell table:style-name="ce6" table:formula="of:=ROUND((SUM([.$B52:.G52])/COUNT([.$B52:.G52]));0)" office:value-type="float" office:value="0" calcext:value-type="float">
            <text:p>0</text:p>
          </table:table-cell>
          <table:table-cell table:style-name="ce6" table:formula="of:=ROUND((SUM([.$B52:.H52])/COUNT([.$B52:.H52]));0)" office:value-type="float" office:value="0" calcext:value-type="float">
            <text:p>0</text:p>
          </table:table-cell>
          <table:table-cell table:style-name="ce6" table:formula="of:=ROUND((SUM([.$B52:.I52])/COUNT([.$B52:.I52]));0)" office:value-type="float" office:value="0" calcext:value-type="float">
            <text:p>0</text:p>
          </table:table-cell>
          <table:table-cell table:style-name="ce6" table:formula="of:=ROUND((SUM([.$B52:.J52])/COUNT([.$B52:.J52]));0)" office:value-type="float" office:value="0" calcext:value-type="float">
            <text:p>0</text:p>
          </table:table-cell>
          <table:table-cell table:style-name="ce6" table:formula="of:=ROUND((SUM([.$B52:.K52])/COUNT([.$B52:.K52]));0)" office:value-type="float" office:value="0" calcext:value-type="float">
            <text:p>0</text:p>
          </table:table-cell>
          <table:table-cell table:style-name="ce6" table:formula="of:=ROUND((SUM([.$B52:.L52])/COUNT([.$B52:.L52]));0)" office:value-type="float" office:value="0" calcext:value-type="float">
            <text:p>0</text:p>
          </table:table-cell>
          <table:table-cell table:style-name="ce6" table:formula="of:=ROUND((SUM([.$B52:.M52])/COUNT([.$B52:.M52]));0)" office:value-type="float" office:value="0" calcext:value-type="float">
            <text:p>0</text:p>
          </table:table-cell>
          <table:table-cell table:style-name="ce6" table:formula="of:=ROUND((SUM([.$B52:.N52])/COUNT([.$B52:.N52]));0)" office:value-type="float" office:value="0" calcext:value-type="float">
            <text:p>0</text:p>
          </table:table-cell>
          <table:table-cell table:style-name="ce6" table:formula="of:=ROUND((SUM([.$B52:.O52])/COUNT([.$B52:.O52]));0)" office:value-type="float" office:value="0" calcext:value-type="float">
            <text:p>0</text:p>
          </table:table-cell>
          <table:table-cell table:style-name="ce6" table:formula="of:=ROUND((SUM([.$B52:.P52])/COUNT([.$B52:.P52]));0)" office:value-type="float" office:value="0" calcext:value-type="float">
            <text:p>0</text:p>
          </table:table-cell>
          <table:table-cell table:style-name="ce6" table:formula="of:=ROUND((SUM([.$B52:.Q52])/COUNT([.$B52:.Q52]));0)" office:value-type="float" office:value="0" calcext:value-type="float">
            <text:p>0</text:p>
          </table:table-cell>
          <table:table-cell table:style-name="ce6" table:formula="of:=ROUND((SUM([.$B52:.R52])/COUNT([.$B52:.R52]));0)" office:value-type="float" office:value="0" calcext:value-type="float">
            <text:p>0</text:p>
          </table:table-cell>
          <table:table-cell table:style-name="ce6" table:formula="of:=ROUND((SUM([.$B52:.S52])/COUNT([.$B52:.S52]));0)" office:value-type="float" office:value="0" calcext:value-type="float">
            <text:p>0</text:p>
          </table:table-cell>
          <table:table-cell table:style-name="ce6" table:formula="of:=ROUND((SUM([.$B52:.T52])/COUNT([.$B52:.T52]));0)" office:value-type="float" office:value="0" calcext:value-type="float">
            <text:p>0</text:p>
          </table:table-cell>
          <table:table-cell table:style-name="ce6" table:formula="of:=ROUND((SUM([.$B52:.U52])/COUNT([.$B52:.U52]));0)" office:value-type="float" office:value="0" calcext:value-type="float">
            <text:p>0</text:p>
          </table:table-cell>
          <table:table-cell table:style-name="ce6" table:formula="of:=ROUND((SUM([.$B52:.V52])/COUNT([.$B52:.V52]));0)" office:value-type="float" office:value="0" calcext:value-type="float">
            <text:p>0</text:p>
          </table:table-cell>
          <table:table-cell table:style-name="ce6" table:formula="of:=ROUND((SUM([.$B52:.W52])/COUNT([.$B52:.W52]));0)" office:value-type="float" office:value="0" calcext:value-type="float">
            <text:p>0</text:p>
          </table:table-cell>
          <table:table-cell table:style-name="ce6" table:formula="of:=ROUND((SUM([.$B52:.X52])/COUNT([.$B52:.X52]));0)" office:value-type="float" office:value="0" calcext:value-type="float">
            <text:p>0</text:p>
          </table:table-cell>
          <table:table-cell table:style-name="ce6" table:formula="of:=ROUND((SUM([.$B52:.Y52])/COUNT([.$B52:.Y52]));0)" office:value-type="float" office:value="0" calcext:value-type="float">
            <text:p>0</text:p>
          </table:table-cell>
          <table:table-cell table:style-name="ce6" table:formula="of:=ROUND((SUM([.$B52:.Z52])/COUNT([.$B52:.Z52]));0)" office:value-type="float" office:value="0" calcext:value-type="float">
            <text:p>0</text:p>
          </table:table-cell>
          <table:table-cell table:style-name="ce6" table:formula="of:=ROUND((SUM([.$B52:.AA52])/COUNT([.$B52:.AA52]));0)" office:value-type="float" office:value="0" calcext:value-type="float">
            <text:p>0</text:p>
          </table:table-cell>
          <table:table-cell table:style-name="ce6" table:formula="of:=ROUND((SUM([.$B52:.AB52])/COUNT([.$B52:.AB52]));0)" office:value-type="float" office:value="0" calcext:value-type="float">
            <text:p>0</text:p>
          </table:table-cell>
          <table:table-cell table:style-name="ce6" table:formula="of:=ROUND((SUM([.$B52:.AC52])/COUNT([.$B52:.AC52]));0)" office:value-type="float" office:value="0" calcext:value-type="float">
            <text:p>0</text:p>
          </table:table-cell>
          <table:table-cell table:style-name="ce6" table:formula="of:=ROUND((SUM([.$B52:.AD52])/COUNT([.$B52:.AD52]));0)" office:value-type="float" office:value="0" calcext:value-type="float">
            <text:p>0</text:p>
          </table:table-cell>
          <table:table-cell table:style-name="ce6" table:formula="of:=ROUND((SUM([.$B52:.AE52])/COUNT([.$B52:.AE52]));0)" office:value-type="float" office:value="0" calcext:value-type="float">
            <text:p>0</text:p>
          </table:table-cell>
          <table:table-cell table:style-name="ce6" table:formula="of:=ROUND((SUM([.$B52:.AF52])/COUNT([.$B52:.AF52]));0)" office:value-type="float" office:value="0" calcext:value-type="float">
            <text:p>0</text:p>
          </table:table-cell>
          <table:table-cell table:style-name="ce6" table:formula="of:=ROUND((SUM([.$B52:.AG52])/COUNT([.$B52:.AG52]));0)" office:value-type="float" office:value="0" calcext:value-type="float">
            <text:p>0</text:p>
          </table:table-cell>
          <table:table-cell table:style-name="ce6" table:formula="of:=ROUND((SUM([.$B52:.AH52])/COUNT([.$B52:.AH52]));0)" office:value-type="float" office:value="0" calcext:value-type="float">
            <text:p>0</text:p>
          </table:table-cell>
          <table:table-cell table:style-name="ce6" table:formula="of:=ROUND((SUM([.$B52:.AI52])/COUNT([.$B52:.AI52]));0)" office:value-type="float" office:value="0" calcext:value-type="float">
            <text:p>0</text:p>
          </table:table-cell>
          <table:table-cell table:style-name="ce6" table:formula="of:=ROUND((SUM([.$B52:.AJ52])/COUNT([.$B52:.AJ52]));0)" office:value-type="float" office:value="0" calcext:value-type="float">
            <text:p>0</text:p>
          </table:table-cell>
          <table:table-cell table:style-name="ce6" table:formula="of:=ROUND((SUM([.$B52:.AK52])/COUNT([.$B52:.AK52]));0)" office:value-type="float" office:value="0" calcext:value-type="float">
            <text:p>0</text:p>
          </table:table-cell>
          <table:table-cell table:style-name="ce6" table:formula="of:=ROUND((SUM([.$B52:.AL52])/COUNT([.$B52:.AL52]));0)" office:value-type="float" office:value="0" calcext:value-type="float">
            <text:p>0</text:p>
          </table:table-cell>
          <table:table-cell table:style-name="ce6" table:formula="of:=ROUND((SUM([.$B52:.AM52])/COUNT([.$B52:.AM52]));0)" office:value-type="float" office:value="0" calcext:value-type="float">
            <text:p>0</text:p>
          </table:table-cell>
          <table:table-cell table:style-name="ce6" table:formula="of:=ROUND((SUM([.$B52:.AN52])/COUNT([.$B52:.AN52]));0)" office:value-type="float" office:value="0" calcext:value-type="float">
            <text:p>0</text:p>
          </table:table-cell>
          <table:table-cell table:style-name="ce6" table:formula="of:=ROUND((SUM([.$B52:.AO52])/COUNT([.$B52:.AO52]));0)" office:value-type="float" office:value="0" calcext:value-type="float">
            <text:p>0</text:p>
          </table:table-cell>
          <table:table-cell table:style-name="ce6" table:formula="of:=ROUND((SUM([.$B52:.AP52])/COUNT([.$B52:.AP52]));0)" office:value-type="float" office:value="0" calcext:value-type="float">
            <text:p>0</text:p>
          </table:table-cell>
          <table:table-cell table:style-name="ce6" table:formula="of:=ROUND((SUM([.$B52:.AQ52])/COUNT([.$B52:.AQ52]));0)" office:value-type="float" office:value="0" calcext:value-type="float">
            <text:p>0</text:p>
          </table:table-cell>
          <table:table-cell table:style-name="ce6" table:formula="of:=ROUND((SUM([.$B52:.AR52])/COUNT([.$B52:.AR52]));0)" office:value-type="float" office:value="0" calcext:value-type="float">
            <text:p>0</text:p>
          </table:table-cell>
          <table:table-cell table:style-name="ce6" table:formula="of:=ROUND((SUM([.$B52:.AS52])/COUNT([.$B52:.AS52]));0)" office:value-type="float" office:value="0" calcext:value-type="float">
            <text:p>0</text:p>
          </table:table-cell>
          <table:table-cell table:style-name="ce6" table:formula="of:=ROUND((SUM([.$B52:.AT52])/COUNT([.$B52:.AT52]));0)" office:value-type="float" office:value="0" calcext:value-type="float">
            <text:p>0</text:p>
          </table:table-cell>
          <table:table-cell table:style-name="ce6" table:formula="of:=ROUND((SUM([.$B52:.AU52])/COUNT([.$B52:.AU52]));0)" office:value-type="float" office:value="0" calcext:value-type="float">
            <text:p>0</text:p>
          </table:table-cell>
          <table:table-cell table:style-name="ce6" table:formula="of:=ROUND((SUM([.$B52:.AV52])/COUNT([.$B52:.AV52]));0)" office:value-type="float" office:value="0" calcext:value-type="float">
            <text:p>0</text:p>
          </table:table-cell>
          <table:table-cell table:style-name="ce6" table:formula="of:=ROUND((SUM([.$B52:.AW52])/COUNT([.$B52:.AW52]));0)" office:value-type="float" office:value="0" calcext:value-type="float">
            <text:p>0</text:p>
          </table:table-cell>
          <table:table-cell table:style-name="ce6" table:formula="of:=ROUND((SUM([.$B52:.AX52])/COUNT([.$B52:.AX52]));0)" office:value-type="float" office:value="0" calcext:value-type="float">
            <text:p>0</text:p>
          </table:table-cell>
          <table:table-cell table:style-name="ce6" table:formula="of:=ROUND((SUM([.$B52:.AY52])/COUNT([.$B52:.AY52]));0)" office:value-type="float" office:value="0" calcext:value-type="float">
            <text:p>0</text:p>
          </table:table-cell>
          <table:table-cell table:style-name="ce6" table:formula="of:=ROUND((SUM([.$B52:.AZ52])/COUNT([.$B52:.AZ52]));0)" office:value-type="float" office:value="0" calcext:value-type="float">
            <text:p>0</text:p>
          </table:table-cell>
          <table:table-cell table:style-name="ce6" table:formula="of:=ROUND((SUM([.$B52:.BA52])/COUNT([.$B52:.BA52]));0)" office:value-type="float" office:value="0" calcext:value-type="float">
            <text:p>0</text:p>
          </table:table-cell>
          <table:table-cell table:style-name="ce6" table:formula="of:=ROUND((SUM([.$B52:.BB52])/COUNT([.$B52:.BB52]));0)" office:value-type="float" office:value="0" calcext:value-type="float">
            <text:p>0</text:p>
          </table:table-cell>
          <table:table-cell table:style-name="ce6" table:formula="of:=ROUND((SUM([.$B52:.BC52])/COUNT([.$B52:.BC52]));0)" office:value-type="float" office:value="0" calcext:value-type="float">
            <text:p>0</text:p>
          </table:table-cell>
          <table:table-cell table:style-name="ce6" table:formula="of:=ROUND((SUM([.$B52:.BD52])/COUNT([.$B52:.BD52]));0)" office:value-type="float" office:value="0" calcext:value-type="float">
            <text:p>0</text:p>
          </table:table-cell>
          <table:table-cell table:style-name="ce6" table:formula="of:=ROUND((SUM([.$B52:.BE52])/COUNT([.$B52:.BE52]));0)" office:value-type="float" office:value="0" calcext:value-type="float">
            <text:p>0</text:p>
          </table:table-cell>
          <table:table-cell table:style-name="ce6" table:formula="of:=ROUND((SUM([.$B52:.BF52])/COUNT([.$B52:.BF52]));0)" office:value-type="float" office:value="0" calcext:value-type="float">
            <text:p>0</text:p>
          </table:table-cell>
          <table:table-cell table:style-name="ce6" table:formula="of:=ROUND((SUM([.$B52:.BG52])/COUNT([.$B52:.BG52]));0)" office:value-type="float" office:value="0" calcext:value-type="float">
            <text:p>0</text:p>
          </table:table-cell>
          <table:table-cell table:style-name="ce6" table:formula="of:=ROUND((SUM([.$B52:.BH52])/COUNT([.$B52:.BH52]));0)" office:value-type="float" office:value="0" calcext:value-type="float">
            <text:p>0</text:p>
          </table:table-cell>
          <table:table-cell table:style-name="ce6" table:formula="of:=ROUND((SUM([.$B52:.BI52])/COUNT([.$B52:.BI52]));0)" office:value-type="float" office:value="0" calcext:value-type="float">
            <text:p>0</text:p>
          </table:table-cell>
          <table:table-cell table:style-name="ce6" table:formula="of:=ROUND((SUM([.$B52:.BJ52])/COUNT([.$B52:.BJ52]));0)" office:value-type="float" office:value="0" calcext:value-type="float">
            <text:p>0</text:p>
          </table:table-cell>
          <table:table-cell table:style-name="ce6" table:formula="of:=ROUND((SUM([.$B52:.BK52])/COUNT([.$B52:.BK52]));0)" office:value-type="float" office:value="0" calcext:value-type="float">
            <text:p>0</text:p>
          </table:table-cell>
          <table:table-cell table:style-name="ce6" table:formula="of:=ROUND((SUM([.$B52:.BL52])/COUNT([.$B52:.BL52]));0)" office:value-type="float" office:value="0" calcext:value-type="float">
            <text:p>0</text:p>
          </table:table-cell>
          <table:table-cell table:style-name="ce6" table:formula="of:=ROUND((SUM([.$B52:.BM52])/COUNT([.$B52:.BM52]));0)" office:value-type="float" office:value="0" calcext:value-type="float">
            <text:p>0</text:p>
          </table:table-cell>
          <table:table-cell table:style-name="ce6" table:formula="of:=ROUND((SUM([.$B52:.BN52])/COUNT([.$B52:.BN52]));0)" office:value-type="float" office:value="0" calcext:value-type="float">
            <text:p>0</text:p>
          </table:table-cell>
          <table:table-cell table:style-name="ce6" table:formula="of:=ROUND((SUM([.$B52:.BO52])/COUNT([.$B52:.BO52]));0)" office:value-type="float" office:value="0" calcext:value-type="float">
            <text:p>0</text:p>
          </table:table-cell>
          <table:table-cell table:style-name="ce6" table:formula="of:=ROUND((SUM([.$B52:.BP52])/COUNT([.$B52:.BP52]));0)" office:value-type="float" office:value="0" calcext:value-type="float">
            <text:p>0</text:p>
          </table:table-cell>
          <table:table-cell table:style-name="ce6" table:formula="of:=ROUND((SUM([.$B52:.BQ52])/COUNT([.$B52:.BQ52]));0)" office:value-type="float" office:value="0" calcext:value-type="float">
            <text:p>0</text:p>
          </table:table-cell>
          <table:table-cell table:style-name="ce6" table:formula="of:=ROUND((SUM([.$B52:.BR52])/COUNT([.$B52:.BR52]));0)" office:value-type="float" office:value="0" calcext:value-type="float">
            <text:p>0</text:p>
          </table:table-cell>
          <table:table-cell table:style-name="ce6" table:formula="of:=ROUND((SUM([.$B52:.BS52])/COUNT([.$B52:.BS52]));0)" office:value-type="float" office:value="0" calcext:value-type="float">
            <text:p>0</text:p>
          </table:table-cell>
          <table:table-cell table:style-name="ce6" table:formula="of:=ROUND((SUM([.$B52:.BT52])/COUNT([.$B52:.BT52]));0)" office:value-type="float" office:value="0" calcext:value-type="float">
            <text:p>0</text:p>
          </table:table-cell>
          <table:table-cell table:style-name="ce6" table:formula="of:=ROUND((SUM([.$B52:.BU52])/COUNT([.$B52:.BU52]));0)" office:value-type="float" office:value="0" calcext:value-type="float">
            <text:p>0</text:p>
          </table:table-cell>
          <table:table-cell table:style-name="ce6" table:formula="of:=ROUND((SUM([.$B52:.BV52])/COUNT([.$B52:.BV52]));0)" office:value-type="float" office:value="0" calcext:value-type="float">
            <text:p>0</text:p>
          </table:table-cell>
          <table:table-cell table:style-name="ce6" table:formula="of:=ROUND((SUM([.$B52:.BW52])/COUNT([.$B52:.BW52]));0)" office:value-type="float" office:value="0" calcext:value-type="float">
            <text:p>0</text:p>
          </table:table-cell>
          <table:table-cell table:style-name="ce6" table:formula="of:=ROUND((SUM([.$B52:.BX52])/COUNT([.$B52:.BX52]));0)" office:value-type="float" office:value="0" calcext:value-type="float">
            <text:p>0</text:p>
          </table:table-cell>
          <table:table-cell table:style-name="ce6" table:formula="of:=ROUND((SUM([.$B52:.BY52])/COUNT([.$B52:.BY52]));0)" office:value-type="float" office:value="0" calcext:value-type="float">
            <text:p>0</text:p>
          </table:table-cell>
          <table:table-cell table:style-name="ce6" table:formula="of:=ROUND((SUM([.$B52:.BZ52])/COUNT([.$B52:.BZ52]));0)" office:value-type="float" office:value="0" calcext:value-type="float">
            <text:p>0</text:p>
          </table:table-cell>
          <table:table-cell table:style-name="ce6" table:formula="of:=ROUND((SUM([.$B52:.CA52])/COUNT([.$B52:.CA52]));0)" office:value-type="float" office:value="0" calcext:value-type="float">
            <text:p>0</text:p>
          </table:table-cell>
          <table:table-cell table:style-name="ce6" table:formula="of:=ROUND((SUM([.$B52:.CB52])/COUNT([.$B52:.CB52]));0)" office:value-type="float" office:value="0" calcext:value-type="float">
            <text:p>0</text:p>
          </table:table-cell>
          <table:table-cell table:style-name="ce6" table:formula="of:=ROUND((SUM([.$B52:.CC52])/COUNT([.$B52:.CC52]));0)" office:value-type="float" office:value="0" calcext:value-type="float">
            <text:p>0</text:p>
          </table:table-cell>
          <table:table-cell table:style-name="ce6" table:formula="of:=ROUND((SUM([.$B52:.CD52])/COUNT([.$B52:.CD52]));0)" office:value-type="float" office:value="0" calcext:value-type="float">
            <text:p>0</text:p>
          </table:table-cell>
          <table:table-cell table:style-name="ce6" table:formula="of:=ROUND((SUM([.$B52:.CE52])/COUNT([.$B52:.CE52]));0)" office:value-type="float" office:value="0" calcext:value-type="float">
            <text:p>0</text:p>
          </table:table-cell>
          <table:table-cell table:style-name="ce6" table:formula="of:=ROUND((SUM([.$B52:.CF52])/COUNT([.$B52:.CF52]));0)" office:value-type="float" office:value="0" calcext:value-type="float">
            <text:p>0</text:p>
          </table:table-cell>
          <table:table-cell table:style-name="ce6" table:formula="of:=ROUND((SUM([.$B52:.CG52])/COUNT([.$B52:.CG52]));0)" office:value-type="float" office:value="0" calcext:value-type="float">
            <text:p>0</text:p>
          </table:table-cell>
          <table:table-cell table:style-name="ce6" table:formula="of:=ROUND((SUM([.$B52:.CH52])/COUNT([.$B52:.CH52]));0)" office:value-type="float" office:value="0" calcext:value-type="float">
            <text:p>0</text:p>
          </table:table-cell>
          <table:table-cell table:style-name="ce6" table:formula="of:=ROUND((SUM([.$B52:.CI52])/COUNT([.$B52:.CI52]));0)" office:value-type="float" office:value="0" calcext:value-type="float">
            <text:p>0</text:p>
          </table:table-cell>
          <table:table-cell table:style-name="ce6" table:formula="of:=ROUND((SUM([.$B52:.CJ52])/COUNT([.$B52:.CJ52]));0)" office:value-type="float" office:value="0" calcext:value-type="float">
            <text:p>0</text:p>
          </table:table-cell>
          <table:table-cell table:style-name="ce6" table:formula="of:=ROUND((SUM([.$B52:.CK52])/COUNT([.$B52:.CK52]));0)" office:value-type="float" office:value="0" calcext:value-type="float">
            <text:p>0</text:p>
          </table:table-cell>
          <table:table-cell table:number-columns-repeated="100"/>
        </table:table-row>
        <table:table-row table:style-name="ro2">
          <table:table-cell table:number-columns-repeated="298" office:value-type="float" office:value="0" calcext:value-type="float">
            <text:p>0</text:p>
          </table:table-cell>
          <table:table-cell table:style-name="ce6" table:formula="of:=ROUND((SUM([.$B53:.B53])/COUNT([.$B53:.B53]));0)" office:value-type="float" office:value="0" calcext:value-type="float">
            <text:p>0</text:p>
          </table:table-cell>
          <table:table-cell table:style-name="ce6" table:formula="of:=ROUND((SUM([.$B53:.C53])/COUNT([.$B53:.C53]));0)" office:value-type="float" office:value="0" calcext:value-type="float">
            <text:p>0</text:p>
          </table:table-cell>
          <table:table-cell table:style-name="ce6" table:formula="of:=ROUND((SUM([.$B53:.D53])/COUNT([.$B53:.D53]));0)" office:value-type="float" office:value="0" calcext:value-type="float">
            <text:p>0</text:p>
          </table:table-cell>
          <table:table-cell table:style-name="ce6" table:formula="of:=ROUND((SUM([.$B53:.E53])/COUNT([.$B53:.E53]));0)" office:value-type="float" office:value="0" calcext:value-type="float">
            <text:p>0</text:p>
          </table:table-cell>
          <table:table-cell table:style-name="ce6" table:formula="of:=ROUND((SUM([.$B53:.F53])/COUNT([.$B53:.F53]));0)" office:value-type="float" office:value="0" calcext:value-type="float">
            <text:p>0</text:p>
          </table:table-cell>
          <table:table-cell table:style-name="ce6" table:formula="of:=ROUND((SUM([.$B53:.G53])/COUNT([.$B53:.G53]));0)" office:value-type="float" office:value="0" calcext:value-type="float">
            <text:p>0</text:p>
          </table:table-cell>
          <table:table-cell table:style-name="ce6" table:formula="of:=ROUND((SUM([.$B53:.H53])/COUNT([.$B53:.H53]));0)" office:value-type="float" office:value="0" calcext:value-type="float">
            <text:p>0</text:p>
          </table:table-cell>
          <table:table-cell table:style-name="ce6" table:formula="of:=ROUND((SUM([.$B53:.I53])/COUNT([.$B53:.I53]));0)" office:value-type="float" office:value="0" calcext:value-type="float">
            <text:p>0</text:p>
          </table:table-cell>
          <table:table-cell table:style-name="ce6" table:formula="of:=ROUND((SUM([.$B53:.J53])/COUNT([.$B53:.J53]));0)" office:value-type="float" office:value="0" calcext:value-type="float">
            <text:p>0</text:p>
          </table:table-cell>
          <table:table-cell table:style-name="ce6" table:formula="of:=ROUND((SUM([.$B53:.K53])/COUNT([.$B53:.K53]));0)" office:value-type="float" office:value="0" calcext:value-type="float">
            <text:p>0</text:p>
          </table:table-cell>
          <table:table-cell table:style-name="ce6" table:formula="of:=ROUND((SUM([.$B53:.L53])/COUNT([.$B53:.L53]));0)" office:value-type="float" office:value="0" calcext:value-type="float">
            <text:p>0</text:p>
          </table:table-cell>
          <table:table-cell table:style-name="ce6" table:formula="of:=ROUND((SUM([.$B53:.M53])/COUNT([.$B53:.M53]));0)" office:value-type="float" office:value="0" calcext:value-type="float">
            <text:p>0</text:p>
          </table:table-cell>
          <table:table-cell table:style-name="ce6" table:formula="of:=ROUND((SUM([.$B53:.N53])/COUNT([.$B53:.N53]));0)" office:value-type="float" office:value="0" calcext:value-type="float">
            <text:p>0</text:p>
          </table:table-cell>
          <table:table-cell table:style-name="ce6" table:formula="of:=ROUND((SUM([.$B53:.O53])/COUNT([.$B53:.O53]));0)" office:value-type="float" office:value="0" calcext:value-type="float">
            <text:p>0</text:p>
          </table:table-cell>
          <table:table-cell table:style-name="ce6" table:formula="of:=ROUND((SUM([.$B53:.P53])/COUNT([.$B53:.P53]));0)" office:value-type="float" office:value="0" calcext:value-type="float">
            <text:p>0</text:p>
          </table:table-cell>
          <table:table-cell table:style-name="ce6" table:formula="of:=ROUND((SUM([.$B53:.Q53])/COUNT([.$B53:.Q53]));0)" office:value-type="float" office:value="0" calcext:value-type="float">
            <text:p>0</text:p>
          </table:table-cell>
          <table:table-cell table:style-name="ce6" table:formula="of:=ROUND((SUM([.$B53:.R53])/COUNT([.$B53:.R53]));0)" office:value-type="float" office:value="0" calcext:value-type="float">
            <text:p>0</text:p>
          </table:table-cell>
          <table:table-cell table:style-name="ce6" table:formula="of:=ROUND((SUM([.$B53:.S53])/COUNT([.$B53:.S53]));0)" office:value-type="float" office:value="0" calcext:value-type="float">
            <text:p>0</text:p>
          </table:table-cell>
          <table:table-cell table:style-name="ce6" table:formula="of:=ROUND((SUM([.$B53:.T53])/COUNT([.$B53:.T53]));0)" office:value-type="float" office:value="0" calcext:value-type="float">
            <text:p>0</text:p>
          </table:table-cell>
          <table:table-cell table:style-name="ce6" table:formula="of:=ROUND((SUM([.$B53:.U53])/COUNT([.$B53:.U53]));0)" office:value-type="float" office:value="0" calcext:value-type="float">
            <text:p>0</text:p>
          </table:table-cell>
          <table:table-cell table:style-name="ce6" table:formula="of:=ROUND((SUM([.$B53:.V53])/COUNT([.$B53:.V53]));0)" office:value-type="float" office:value="0" calcext:value-type="float">
            <text:p>0</text:p>
          </table:table-cell>
          <table:table-cell table:style-name="ce6" table:formula="of:=ROUND((SUM([.$B53:.W53])/COUNT([.$B53:.W53]));0)" office:value-type="float" office:value="0" calcext:value-type="float">
            <text:p>0</text:p>
          </table:table-cell>
          <table:table-cell table:style-name="ce6" table:formula="of:=ROUND((SUM([.$B53:.X53])/COUNT([.$B53:.X53]));0)" office:value-type="float" office:value="0" calcext:value-type="float">
            <text:p>0</text:p>
          </table:table-cell>
          <table:table-cell table:style-name="ce6" table:formula="of:=ROUND((SUM([.$B53:.Y53])/COUNT([.$B53:.Y53]));0)" office:value-type="float" office:value="0" calcext:value-type="float">
            <text:p>0</text:p>
          </table:table-cell>
          <table:table-cell table:style-name="ce6" table:formula="of:=ROUND((SUM([.$B53:.Z53])/COUNT([.$B53:.Z53]));0)" office:value-type="float" office:value="0" calcext:value-type="float">
            <text:p>0</text:p>
          </table:table-cell>
          <table:table-cell table:style-name="ce6" table:formula="of:=ROUND((SUM([.$B53:.AA53])/COUNT([.$B53:.AA53]));0)" office:value-type="float" office:value="0" calcext:value-type="float">
            <text:p>0</text:p>
          </table:table-cell>
          <table:table-cell table:style-name="ce6" table:formula="of:=ROUND((SUM([.$B53:.AB53])/COUNT([.$B53:.AB53]));0)" office:value-type="float" office:value="0" calcext:value-type="float">
            <text:p>0</text:p>
          </table:table-cell>
          <table:table-cell table:style-name="ce6" table:formula="of:=ROUND((SUM([.$B53:.AC53])/COUNT([.$B53:.AC53]));0)" office:value-type="float" office:value="0" calcext:value-type="float">
            <text:p>0</text:p>
          </table:table-cell>
          <table:table-cell table:style-name="ce6" table:formula="of:=ROUND((SUM([.$B53:.AD53])/COUNT([.$B53:.AD53]));0)" office:value-type="float" office:value="0" calcext:value-type="float">
            <text:p>0</text:p>
          </table:table-cell>
          <table:table-cell table:style-name="ce6" table:formula="of:=ROUND((SUM([.$B53:.AE53])/COUNT([.$B53:.AE53]));0)" office:value-type="float" office:value="0" calcext:value-type="float">
            <text:p>0</text:p>
          </table:table-cell>
          <table:table-cell table:style-name="ce6" table:formula="of:=ROUND((SUM([.$B53:.AF53])/COUNT([.$B53:.AF53]));0)" office:value-type="float" office:value="0" calcext:value-type="float">
            <text:p>0</text:p>
          </table:table-cell>
          <table:table-cell table:style-name="ce6" table:formula="of:=ROUND((SUM([.$B53:.AG53])/COUNT([.$B53:.AG53]));0)" office:value-type="float" office:value="0" calcext:value-type="float">
            <text:p>0</text:p>
          </table:table-cell>
          <table:table-cell table:style-name="ce6" table:formula="of:=ROUND((SUM([.$B53:.AH53])/COUNT([.$B53:.AH53]));0)" office:value-type="float" office:value="0" calcext:value-type="float">
            <text:p>0</text:p>
          </table:table-cell>
          <table:table-cell table:style-name="ce6" table:formula="of:=ROUND((SUM([.$B53:.AI53])/COUNT([.$B53:.AI53]));0)" office:value-type="float" office:value="0" calcext:value-type="float">
            <text:p>0</text:p>
          </table:table-cell>
          <table:table-cell table:style-name="ce6" table:formula="of:=ROUND((SUM([.$B53:.AJ53])/COUNT([.$B53:.AJ53]));0)" office:value-type="float" office:value="0" calcext:value-type="float">
            <text:p>0</text:p>
          </table:table-cell>
          <table:table-cell table:style-name="ce6" table:formula="of:=ROUND((SUM([.$B53:.AK53])/COUNT([.$B53:.AK53]));0)" office:value-type="float" office:value="0" calcext:value-type="float">
            <text:p>0</text:p>
          </table:table-cell>
          <table:table-cell table:style-name="ce6" table:formula="of:=ROUND((SUM([.$B53:.AL53])/COUNT([.$B53:.AL53]));0)" office:value-type="float" office:value="0" calcext:value-type="float">
            <text:p>0</text:p>
          </table:table-cell>
          <table:table-cell table:style-name="ce6" table:formula="of:=ROUND((SUM([.$B53:.AM53])/COUNT([.$B53:.AM53]));0)" office:value-type="float" office:value="0" calcext:value-type="float">
            <text:p>0</text:p>
          </table:table-cell>
          <table:table-cell table:style-name="ce6" table:formula="of:=ROUND((SUM([.$B53:.AN53])/COUNT([.$B53:.AN53]));0)" office:value-type="float" office:value="0" calcext:value-type="float">
            <text:p>0</text:p>
          </table:table-cell>
          <table:table-cell table:style-name="ce6" table:formula="of:=ROUND((SUM([.$B53:.AO53])/COUNT([.$B53:.AO53]));0)" office:value-type="float" office:value="0" calcext:value-type="float">
            <text:p>0</text:p>
          </table:table-cell>
          <table:table-cell table:style-name="ce6" table:formula="of:=ROUND((SUM([.$B53:.AP53])/COUNT([.$B53:.AP53]));0)" office:value-type="float" office:value="0" calcext:value-type="float">
            <text:p>0</text:p>
          </table:table-cell>
          <table:table-cell table:style-name="ce6" table:formula="of:=ROUND((SUM([.$B53:.AQ53])/COUNT([.$B53:.AQ53]));0)" office:value-type="float" office:value="0" calcext:value-type="float">
            <text:p>0</text:p>
          </table:table-cell>
          <table:table-cell table:style-name="ce6" table:formula="of:=ROUND((SUM([.$B53:.AR53])/COUNT([.$B53:.AR53]));0)" office:value-type="float" office:value="0" calcext:value-type="float">
            <text:p>0</text:p>
          </table:table-cell>
          <table:table-cell table:style-name="ce6" table:formula="of:=ROUND((SUM([.$B53:.AS53])/COUNT([.$B53:.AS53]));0)" office:value-type="float" office:value="0" calcext:value-type="float">
            <text:p>0</text:p>
          </table:table-cell>
          <table:table-cell table:style-name="ce6" table:formula="of:=ROUND((SUM([.$B53:.AT53])/COUNT([.$B53:.AT53]));0)" office:value-type="float" office:value="0" calcext:value-type="float">
            <text:p>0</text:p>
          </table:table-cell>
          <table:table-cell table:style-name="ce6" table:formula="of:=ROUND((SUM([.$B53:.AU53])/COUNT([.$B53:.AU53]));0)" office:value-type="float" office:value="0" calcext:value-type="float">
            <text:p>0</text:p>
          </table:table-cell>
          <table:table-cell table:style-name="ce6" table:formula="of:=ROUND((SUM([.$B53:.AV53])/COUNT([.$B53:.AV53]));0)" office:value-type="float" office:value="0" calcext:value-type="float">
            <text:p>0</text:p>
          </table:table-cell>
          <table:table-cell table:style-name="ce6" table:formula="of:=ROUND((SUM([.$B53:.AW53])/COUNT([.$B53:.AW53]));0)" office:value-type="float" office:value="0" calcext:value-type="float">
            <text:p>0</text:p>
          </table:table-cell>
          <table:table-cell table:style-name="ce6" table:formula="of:=ROUND((SUM([.$B53:.AX53])/COUNT([.$B53:.AX53]));0)" office:value-type="float" office:value="0" calcext:value-type="float">
            <text:p>0</text:p>
          </table:table-cell>
          <table:table-cell table:style-name="ce6" table:formula="of:=ROUND((SUM([.$B53:.AY53])/COUNT([.$B53:.AY53]));0)" office:value-type="float" office:value="0" calcext:value-type="float">
            <text:p>0</text:p>
          </table:table-cell>
          <table:table-cell table:style-name="ce6" table:formula="of:=ROUND((SUM([.$B53:.AZ53])/COUNT([.$B53:.AZ53]));0)" office:value-type="float" office:value="0" calcext:value-type="float">
            <text:p>0</text:p>
          </table:table-cell>
          <table:table-cell table:style-name="ce6" table:formula="of:=ROUND((SUM([.$B53:.BA53])/COUNT([.$B53:.BA53]));0)" office:value-type="float" office:value="0" calcext:value-type="float">
            <text:p>0</text:p>
          </table:table-cell>
          <table:table-cell table:style-name="ce6" table:formula="of:=ROUND((SUM([.$B53:.BB53])/COUNT([.$B53:.BB53]));0)" office:value-type="float" office:value="0" calcext:value-type="float">
            <text:p>0</text:p>
          </table:table-cell>
          <table:table-cell table:style-name="ce6" table:formula="of:=ROUND((SUM([.$B53:.BC53])/COUNT([.$B53:.BC53]));0)" office:value-type="float" office:value="0" calcext:value-type="float">
            <text:p>0</text:p>
          </table:table-cell>
          <table:table-cell table:style-name="ce6" table:formula="of:=ROUND((SUM([.$B53:.BD53])/COUNT([.$B53:.BD53]));0)" office:value-type="float" office:value="0" calcext:value-type="float">
            <text:p>0</text:p>
          </table:table-cell>
          <table:table-cell table:style-name="ce6" table:formula="of:=ROUND((SUM([.$B53:.BE53])/COUNT([.$B53:.BE53]));0)" office:value-type="float" office:value="0" calcext:value-type="float">
            <text:p>0</text:p>
          </table:table-cell>
          <table:table-cell table:style-name="ce6" table:formula="of:=ROUND((SUM([.$B53:.BF53])/COUNT([.$B53:.BF53]));0)" office:value-type="float" office:value="0" calcext:value-type="float">
            <text:p>0</text:p>
          </table:table-cell>
          <table:table-cell table:style-name="ce6" table:formula="of:=ROUND((SUM([.$B53:.BG53])/COUNT([.$B53:.BG53]));0)" office:value-type="float" office:value="0" calcext:value-type="float">
            <text:p>0</text:p>
          </table:table-cell>
          <table:table-cell table:style-name="ce6" table:formula="of:=ROUND((SUM([.$B53:.BH53])/COUNT([.$B53:.BH53]));0)" office:value-type="float" office:value="0" calcext:value-type="float">
            <text:p>0</text:p>
          </table:table-cell>
          <table:table-cell table:style-name="ce6" table:formula="of:=ROUND((SUM([.$B53:.BI53])/COUNT([.$B53:.BI53]));0)" office:value-type="float" office:value="0" calcext:value-type="float">
            <text:p>0</text:p>
          </table:table-cell>
          <table:table-cell table:style-name="ce6" table:formula="of:=ROUND((SUM([.$B53:.BJ53])/COUNT([.$B53:.BJ53]));0)" office:value-type="float" office:value="0" calcext:value-type="float">
            <text:p>0</text:p>
          </table:table-cell>
          <table:table-cell table:style-name="ce6" table:formula="of:=ROUND((SUM([.$B53:.BK53])/COUNT([.$B53:.BK53]));0)" office:value-type="float" office:value="0" calcext:value-type="float">
            <text:p>0</text:p>
          </table:table-cell>
          <table:table-cell table:style-name="ce6" table:formula="of:=ROUND((SUM([.$B53:.BL53])/COUNT([.$B53:.BL53]));0)" office:value-type="float" office:value="0" calcext:value-type="float">
            <text:p>0</text:p>
          </table:table-cell>
          <table:table-cell table:style-name="ce6" table:formula="of:=ROUND((SUM([.$B53:.BM53])/COUNT([.$B53:.BM53]));0)" office:value-type="float" office:value="0" calcext:value-type="float">
            <text:p>0</text:p>
          </table:table-cell>
          <table:table-cell table:style-name="ce6" table:formula="of:=ROUND((SUM([.$B53:.BN53])/COUNT([.$B53:.BN53]));0)" office:value-type="float" office:value="0" calcext:value-type="float">
            <text:p>0</text:p>
          </table:table-cell>
          <table:table-cell table:style-name="ce6" table:formula="of:=ROUND((SUM([.$B53:.BO53])/COUNT([.$B53:.BO53]));0)" office:value-type="float" office:value="0" calcext:value-type="float">
            <text:p>0</text:p>
          </table:table-cell>
          <table:table-cell table:style-name="ce6" table:formula="of:=ROUND((SUM([.$B53:.BP53])/COUNT([.$B53:.BP53]));0)" office:value-type="float" office:value="0" calcext:value-type="float">
            <text:p>0</text:p>
          </table:table-cell>
          <table:table-cell table:style-name="ce6" table:formula="of:=ROUND((SUM([.$B53:.BQ53])/COUNT([.$B53:.BQ53]));0)" office:value-type="float" office:value="0" calcext:value-type="float">
            <text:p>0</text:p>
          </table:table-cell>
          <table:table-cell table:style-name="ce6" table:formula="of:=ROUND((SUM([.$B53:.BR53])/COUNT([.$B53:.BR53]));0)" office:value-type="float" office:value="0" calcext:value-type="float">
            <text:p>0</text:p>
          </table:table-cell>
          <table:table-cell table:style-name="ce6" table:formula="of:=ROUND((SUM([.$B53:.BS53])/COUNT([.$B53:.BS53]));0)" office:value-type="float" office:value="0" calcext:value-type="float">
            <text:p>0</text:p>
          </table:table-cell>
          <table:table-cell table:style-name="ce6" table:formula="of:=ROUND((SUM([.$B53:.BT53])/COUNT([.$B53:.BT53]));0)" office:value-type="float" office:value="0" calcext:value-type="float">
            <text:p>0</text:p>
          </table:table-cell>
          <table:table-cell table:style-name="ce6" table:formula="of:=ROUND((SUM([.$B53:.BU53])/COUNT([.$B53:.BU53]));0)" office:value-type="float" office:value="0" calcext:value-type="float">
            <text:p>0</text:p>
          </table:table-cell>
          <table:table-cell table:style-name="ce6" table:formula="of:=ROUND((SUM([.$B53:.BV53])/COUNT([.$B53:.BV53]));0)" office:value-type="float" office:value="0" calcext:value-type="float">
            <text:p>0</text:p>
          </table:table-cell>
          <table:table-cell table:style-name="ce6" table:formula="of:=ROUND((SUM([.$B53:.BW53])/COUNT([.$B53:.BW53]));0)" office:value-type="float" office:value="0" calcext:value-type="float">
            <text:p>0</text:p>
          </table:table-cell>
          <table:table-cell table:style-name="ce6" table:formula="of:=ROUND((SUM([.$B53:.BX53])/COUNT([.$B53:.BX53]));0)" office:value-type="float" office:value="0" calcext:value-type="float">
            <text:p>0</text:p>
          </table:table-cell>
          <table:table-cell table:style-name="ce6" table:formula="of:=ROUND((SUM([.$B53:.BY53])/COUNT([.$B53:.BY53]));0)" office:value-type="float" office:value="0" calcext:value-type="float">
            <text:p>0</text:p>
          </table:table-cell>
          <table:table-cell table:style-name="ce6" table:formula="of:=ROUND((SUM([.$B53:.BZ53])/COUNT([.$B53:.BZ53]));0)" office:value-type="float" office:value="0" calcext:value-type="float">
            <text:p>0</text:p>
          </table:table-cell>
          <table:table-cell table:style-name="ce6" table:formula="of:=ROUND((SUM([.$B53:.CA53])/COUNT([.$B53:.CA53]));0)" office:value-type="float" office:value="0" calcext:value-type="float">
            <text:p>0</text:p>
          </table:table-cell>
          <table:table-cell table:style-name="ce6" table:formula="of:=ROUND((SUM([.$B53:.CB53])/COUNT([.$B53:.CB53]));0)" office:value-type="float" office:value="0" calcext:value-type="float">
            <text:p>0</text:p>
          </table:table-cell>
          <table:table-cell table:style-name="ce6" table:formula="of:=ROUND((SUM([.$B53:.CC53])/COUNT([.$B53:.CC53]));0)" office:value-type="float" office:value="0" calcext:value-type="float">
            <text:p>0</text:p>
          </table:table-cell>
          <table:table-cell table:style-name="ce6" table:formula="of:=ROUND((SUM([.$B53:.CD53])/COUNT([.$B53:.CD53]));0)" office:value-type="float" office:value="0" calcext:value-type="float">
            <text:p>0</text:p>
          </table:table-cell>
          <table:table-cell table:style-name="ce6" table:formula="of:=ROUND((SUM([.$B53:.CE53])/COUNT([.$B53:.CE53]));0)" office:value-type="float" office:value="0" calcext:value-type="float">
            <text:p>0</text:p>
          </table:table-cell>
          <table:table-cell table:style-name="ce6" table:formula="of:=ROUND((SUM([.$B53:.CF53])/COUNT([.$B53:.CF53]));0)" office:value-type="float" office:value="0" calcext:value-type="float">
            <text:p>0</text:p>
          </table:table-cell>
          <table:table-cell table:style-name="ce6" table:formula="of:=ROUND((SUM([.$B53:.CG53])/COUNT([.$B53:.CG53]));0)" office:value-type="float" office:value="0" calcext:value-type="float">
            <text:p>0</text:p>
          </table:table-cell>
          <table:table-cell table:style-name="ce6" table:formula="of:=ROUND((SUM([.$B53:.CH53])/COUNT([.$B53:.CH53]));0)" office:value-type="float" office:value="0" calcext:value-type="float">
            <text:p>0</text:p>
          </table:table-cell>
          <table:table-cell table:style-name="ce6" table:formula="of:=ROUND((SUM([.$B53:.CI53])/COUNT([.$B53:.CI53]));0)" office:value-type="float" office:value="0" calcext:value-type="float">
            <text:p>0</text:p>
          </table:table-cell>
          <table:table-cell table:style-name="ce6" table:formula="of:=ROUND((SUM([.$B53:.CJ53])/COUNT([.$B53:.CJ53]));0)" office:value-type="float" office:value="0" calcext:value-type="float">
            <text:p>0</text:p>
          </table:table-cell>
          <table:table-cell table:style-name="ce6" table:formula="of:=ROUND((SUM([.$B53:.CK53])/COUNT([.$B53:.CK53]));0)" office:value-type="float" office:value="0" calcext:value-type="float">
            <text:p>0</text:p>
          </table:table-cell>
          <table:table-cell table:number-columns-repeated="100"/>
        </table:table-row>
        <table:table-row table:style-name="ro2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ROUND((SUM([.$B54:.B54])/COUNT([.$B54:.B54]));0)" office:value-type="float" office:value="1" calcext:value-type="float">
            <text:p>1</text:p>
          </table:table-cell>
          <table:table-cell table:style-name="ce6" table:formula="of:=ROUND((SUM([.$B54:.C54])/COUNT([.$B54:.C54]));0)" office:value-type="float" office:value="1" calcext:value-type="float">
            <text:p>1</text:p>
          </table:table-cell>
          <table:table-cell table:style-name="ce6" table:formula="of:=ROUND((SUM([.$B54:.D54])/COUNT([.$B54:.D54]));0)" office:value-type="float" office:value="1" calcext:value-type="float">
            <text:p>1</text:p>
          </table:table-cell>
          <table:table-cell table:style-name="ce6" table:formula="of:=ROUND((SUM([.$B54:.E54])/COUNT([.$B54:.E54]));0)" office:value-type="float" office:value="1" calcext:value-type="float">
            <text:p>1</text:p>
          </table:table-cell>
          <table:table-cell table:style-name="ce6" table:formula="of:=ROUND((SUM([.$B54:.F54])/COUNT([.$B54:.F54]));0)" office:value-type="float" office:value="1" calcext:value-type="float">
            <text:p>1</text:p>
          </table:table-cell>
          <table:table-cell table:style-name="ce6" table:formula="of:=ROUND((SUM([.$B54:.G54])/COUNT([.$B54:.G54]));0)" office:value-type="float" office:value="1" calcext:value-type="float">
            <text:p>1</text:p>
          </table:table-cell>
          <table:table-cell table:style-name="ce6" table:formula="of:=ROUND((SUM([.$B54:.H54])/COUNT([.$B54:.H54]));0)" office:value-type="float" office:value="1" calcext:value-type="float">
            <text:p>1</text:p>
          </table:table-cell>
          <table:table-cell table:style-name="ce6" table:formula="of:=ROUND((SUM([.$B54:.I54])/COUNT([.$B54:.I54]));0)" office:value-type="float" office:value="1" calcext:value-type="float">
            <text:p>1</text:p>
          </table:table-cell>
          <table:table-cell table:style-name="ce6" table:formula="of:=ROUND((SUM([.$B54:.J54])/COUNT([.$B54:.J54]));0)" office:value-type="float" office:value="1" calcext:value-type="float">
            <text:p>1</text:p>
          </table:table-cell>
          <table:table-cell table:style-name="ce6" table:formula="of:=ROUND((SUM([.$B54:.K54])/COUNT([.$B54:.K54]));0)" office:value-type="float" office:value="1" calcext:value-type="float">
            <text:p>1</text:p>
          </table:table-cell>
          <table:table-cell table:style-name="ce6" table:formula="of:=ROUND((SUM([.$B54:.L54])/COUNT([.$B54:.L54]));0)" office:value-type="float" office:value="1" calcext:value-type="float">
            <text:p>1</text:p>
          </table:table-cell>
          <table:table-cell table:style-name="ce6" table:formula="of:=ROUND((SUM([.$B54:.M54])/COUNT([.$B54:.M54]));0)" office:value-type="float" office:value="1" calcext:value-type="float">
            <text:p>1</text:p>
          </table:table-cell>
          <table:table-cell table:style-name="ce6" table:formula="of:=ROUND((SUM([.$B54:.N54])/COUNT([.$B54:.N54]));0)" office:value-type="float" office:value="1" calcext:value-type="float">
            <text:p>1</text:p>
          </table:table-cell>
          <table:table-cell table:style-name="ce6" table:formula="of:=ROUND((SUM([.$B54:.O54])/COUNT([.$B54:.O54]));0)" office:value-type="float" office:value="1" calcext:value-type="float">
            <text:p>1</text:p>
          </table:table-cell>
          <table:table-cell table:style-name="ce6" table:formula="of:=ROUND((SUM([.$B54:.P54])/COUNT([.$B54:.P54]));0)" office:value-type="float" office:value="1" calcext:value-type="float">
            <text:p>1</text:p>
          </table:table-cell>
          <table:table-cell table:style-name="ce6" table:formula="of:=ROUND((SUM([.$B54:.Q54])/COUNT([.$B54:.Q54]));0)" office:value-type="float" office:value="1" calcext:value-type="float">
            <text:p>1</text:p>
          </table:table-cell>
          <table:table-cell table:style-name="ce6" table:formula="of:=ROUND((SUM([.$B54:.R54])/COUNT([.$B54:.R54]));0)" office:value-type="float" office:value="1" calcext:value-type="float">
            <text:p>1</text:p>
          </table:table-cell>
          <table:table-cell table:style-name="ce6" table:formula="of:=ROUND((SUM([.$B54:.S54])/COUNT([.$B54:.S54]));0)" office:value-type="float" office:value="1" calcext:value-type="float">
            <text:p>1</text:p>
          </table:table-cell>
          <table:table-cell table:style-name="ce6" table:formula="of:=ROUND((SUM([.$B54:.T54])/COUNT([.$B54:.T54]));0)" office:value-type="float" office:value="1" calcext:value-type="float">
            <text:p>1</text:p>
          </table:table-cell>
          <table:table-cell table:style-name="ce6" table:formula="of:=ROUND((SUM([.$B54:.U54])/COUNT([.$B54:.U54]));0)" office:value-type="float" office:value="1" calcext:value-type="float">
            <text:p>1</text:p>
          </table:table-cell>
          <table:table-cell table:style-name="ce6" table:formula="of:=ROUND((SUM([.$B54:.V54])/COUNT([.$B54:.V54]));0)" office:value-type="float" office:value="1" calcext:value-type="float">
            <text:p>1</text:p>
          </table:table-cell>
          <table:table-cell table:style-name="ce6" table:formula="of:=ROUND((SUM([.$B54:.W54])/COUNT([.$B54:.W54]));0)" office:value-type="float" office:value="1" calcext:value-type="float">
            <text:p>1</text:p>
          </table:table-cell>
          <table:table-cell table:style-name="ce6" table:formula="of:=ROUND((SUM([.$B54:.X54])/COUNT([.$B54:.X54]));0)" office:value-type="float" office:value="1" calcext:value-type="float">
            <text:p>1</text:p>
          </table:table-cell>
          <table:table-cell table:style-name="ce6" table:formula="of:=ROUND((SUM([.$B54:.Y54])/COUNT([.$B54:.Y54]));0)" office:value-type="float" office:value="1" calcext:value-type="float">
            <text:p>1</text:p>
          </table:table-cell>
          <table:table-cell table:style-name="ce6" table:formula="of:=ROUND((SUM([.$B54:.Z54])/COUNT([.$B54:.Z54]));0)" office:value-type="float" office:value="1" calcext:value-type="float">
            <text:p>1</text:p>
          </table:table-cell>
          <table:table-cell table:style-name="ce6" table:formula="of:=ROUND((SUM([.$B54:.AA54])/COUNT([.$B54:.AA54]));0)" office:value-type="float" office:value="1" calcext:value-type="float">
            <text:p>1</text:p>
          </table:table-cell>
          <table:table-cell table:style-name="ce6" table:formula="of:=ROUND((SUM([.$B54:.AB54])/COUNT([.$B54:.AB54]));0)" office:value-type="float" office:value="1" calcext:value-type="float">
            <text:p>1</text:p>
          </table:table-cell>
          <table:table-cell table:style-name="ce6" table:formula="of:=ROUND((SUM([.$B54:.AC54])/COUNT([.$B54:.AC54]));0)" office:value-type="float" office:value="1" calcext:value-type="float">
            <text:p>1</text:p>
          </table:table-cell>
          <table:table-cell table:style-name="ce6" table:formula="of:=ROUND((SUM([.$B54:.AD54])/COUNT([.$B54:.AD54]));0)" office:value-type="float" office:value="1" calcext:value-type="float">
            <text:p>1</text:p>
          </table:table-cell>
          <table:table-cell table:style-name="ce6" table:formula="of:=ROUND((SUM([.$B54:.AE54])/COUNT([.$B54:.AE54]));0)" office:value-type="float" office:value="1" calcext:value-type="float">
            <text:p>1</text:p>
          </table:table-cell>
          <table:table-cell table:style-name="ce6" table:formula="of:=ROUND((SUM([.$B54:.AF54])/COUNT([.$B54:.AF54]));0)" office:value-type="float" office:value="1" calcext:value-type="float">
            <text:p>1</text:p>
          </table:table-cell>
          <table:table-cell table:style-name="ce6" table:formula="of:=ROUND((SUM([.$B54:.AG54])/COUNT([.$B54:.AG54]));0)" office:value-type="float" office:value="1" calcext:value-type="float">
            <text:p>1</text:p>
          </table:table-cell>
          <table:table-cell table:style-name="ce6" table:formula="of:=ROUND((SUM([.$B54:.AH54])/COUNT([.$B54:.AH54]));0)" office:value-type="float" office:value="1" calcext:value-type="float">
            <text:p>1</text:p>
          </table:table-cell>
          <table:table-cell table:style-name="ce6" table:formula="of:=ROUND((SUM([.$B54:.AI54])/COUNT([.$B54:.AI54]));0)" office:value-type="float" office:value="1" calcext:value-type="float">
            <text:p>1</text:p>
          </table:table-cell>
          <table:table-cell table:style-name="ce6" table:formula="of:=ROUND((SUM([.$B54:.AJ54])/COUNT([.$B54:.AJ54]));0)" office:value-type="float" office:value="1" calcext:value-type="float">
            <text:p>1</text:p>
          </table:table-cell>
          <table:table-cell table:style-name="ce6" table:formula="of:=ROUND((SUM([.$B54:.AK54])/COUNT([.$B54:.AK54]));0)" office:value-type="float" office:value="1" calcext:value-type="float">
            <text:p>1</text:p>
          </table:table-cell>
          <table:table-cell table:style-name="ce6" table:formula="of:=ROUND((SUM([.$B54:.AL54])/COUNT([.$B54:.AL54]));0)" office:value-type="float" office:value="1" calcext:value-type="float">
            <text:p>1</text:p>
          </table:table-cell>
          <table:table-cell table:style-name="ce6" table:formula="of:=ROUND((SUM([.$B54:.AM54])/COUNT([.$B54:.AM54]));0)" office:value-type="float" office:value="1" calcext:value-type="float">
            <text:p>1</text:p>
          </table:table-cell>
          <table:table-cell table:style-name="ce6" table:formula="of:=ROUND((SUM([.$B54:.AN54])/COUNT([.$B54:.AN54]));0)" office:value-type="float" office:value="1" calcext:value-type="float">
            <text:p>1</text:p>
          </table:table-cell>
          <table:table-cell table:style-name="ce6" table:formula="of:=ROUND((SUM([.$B54:.AO54])/COUNT([.$B54:.AO54]));0)" office:value-type="float" office:value="1" calcext:value-type="float">
            <text:p>1</text:p>
          </table:table-cell>
          <table:table-cell table:style-name="ce6" table:formula="of:=ROUND((SUM([.$B54:.AP54])/COUNT([.$B54:.AP54]));0)" office:value-type="float" office:value="1" calcext:value-type="float">
            <text:p>1</text:p>
          </table:table-cell>
          <table:table-cell table:style-name="ce6" table:formula="of:=ROUND((SUM([.$B54:.AQ54])/COUNT([.$B54:.AQ54]));0)" office:value-type="float" office:value="1" calcext:value-type="float">
            <text:p>1</text:p>
          </table:table-cell>
          <table:table-cell table:style-name="ce6" table:formula="of:=ROUND((SUM([.$B54:.AR54])/COUNT([.$B54:.AR54]));0)" office:value-type="float" office:value="1" calcext:value-type="float">
            <text:p>1</text:p>
          </table:table-cell>
          <table:table-cell table:style-name="ce6" table:formula="of:=ROUND((SUM([.$B54:.AS54])/COUNT([.$B54:.AS54]));0)" office:value-type="float" office:value="1" calcext:value-type="float">
            <text:p>1</text:p>
          </table:table-cell>
          <table:table-cell table:style-name="ce6" table:formula="of:=ROUND((SUM([.$B54:.AT54])/COUNT([.$B54:.AT54]));0)" office:value-type="float" office:value="1" calcext:value-type="float">
            <text:p>1</text:p>
          </table:table-cell>
          <table:table-cell table:style-name="ce6" table:formula="of:=ROUND((SUM([.$B54:.AU54])/COUNT([.$B54:.AU54]));0)" office:value-type="float" office:value="1" calcext:value-type="float">
            <text:p>1</text:p>
          </table:table-cell>
          <table:table-cell table:style-name="ce6" table:formula="of:=ROUND((SUM([.$B54:.AV54])/COUNT([.$B54:.AV54]));0)" office:value-type="float" office:value="1" calcext:value-type="float">
            <text:p>1</text:p>
          </table:table-cell>
          <table:table-cell table:style-name="ce6" table:formula="of:=ROUND((SUM([.$B54:.AW54])/COUNT([.$B54:.AW54]));0)" office:value-type="float" office:value="1" calcext:value-type="float">
            <text:p>1</text:p>
          </table:table-cell>
          <table:table-cell table:style-name="ce6" table:formula="of:=ROUND((SUM([.$B54:.AX54])/COUNT([.$B54:.AX54]));0)" office:value-type="float" office:value="1" calcext:value-type="float">
            <text:p>1</text:p>
          </table:table-cell>
          <table:table-cell table:style-name="ce6" table:formula="of:=ROUND((SUM([.$B54:.AY54])/COUNT([.$B54:.AY54]));0)" office:value-type="float" office:value="1" calcext:value-type="float">
            <text:p>1</text:p>
          </table:table-cell>
          <table:table-cell table:style-name="ce6" table:formula="of:=ROUND((SUM([.$B54:.AZ54])/COUNT([.$B54:.AZ54]));0)" office:value-type="float" office:value="1" calcext:value-type="float">
            <text:p>1</text:p>
          </table:table-cell>
          <table:table-cell table:style-name="ce6" table:formula="of:=ROUND((SUM([.$B54:.BA54])/COUNT([.$B54:.BA54]));0)" office:value-type="float" office:value="1" calcext:value-type="float">
            <text:p>1</text:p>
          </table:table-cell>
          <table:table-cell table:style-name="ce6" table:formula="of:=ROUND((SUM([.$B54:.BB54])/COUNT([.$B54:.BB54]));0)" office:value-type="float" office:value="1" calcext:value-type="float">
            <text:p>1</text:p>
          </table:table-cell>
          <table:table-cell table:style-name="ce6" table:formula="of:=ROUND((SUM([.$B54:.BC54])/COUNT([.$B54:.BC54]));0)" office:value-type="float" office:value="1" calcext:value-type="float">
            <text:p>1</text:p>
          </table:table-cell>
          <table:table-cell table:style-name="ce6" table:formula="of:=ROUND((SUM([.$B54:.BD54])/COUNT([.$B54:.BD54]));0)" office:value-type="float" office:value="1" calcext:value-type="float">
            <text:p>1</text:p>
          </table:table-cell>
          <table:table-cell table:style-name="ce6" table:formula="of:=ROUND((SUM([.$B54:.BE54])/COUNT([.$B54:.BE54]));0)" office:value-type="float" office:value="1" calcext:value-type="float">
            <text:p>1</text:p>
          </table:table-cell>
          <table:table-cell table:style-name="ce6" table:formula="of:=ROUND((SUM([.$B54:.BF54])/COUNT([.$B54:.BF54]));0)" office:value-type="float" office:value="1" calcext:value-type="float">
            <text:p>1</text:p>
          </table:table-cell>
          <table:table-cell table:style-name="ce6" table:formula="of:=ROUND((SUM([.$B54:.BG54])/COUNT([.$B54:.BG54]));0)" office:value-type="float" office:value="1" calcext:value-type="float">
            <text:p>1</text:p>
          </table:table-cell>
          <table:table-cell table:style-name="ce6" table:formula="of:=ROUND((SUM([.$B54:.BH54])/COUNT([.$B54:.BH54]));0)" office:value-type="float" office:value="1" calcext:value-type="float">
            <text:p>1</text:p>
          </table:table-cell>
          <table:table-cell table:style-name="ce6" table:formula="of:=ROUND((SUM([.$B54:.BI54])/COUNT([.$B54:.BI54]));0)" office:value-type="float" office:value="1" calcext:value-type="float">
            <text:p>1</text:p>
          </table:table-cell>
          <table:table-cell table:style-name="ce6" table:formula="of:=ROUND((SUM([.$B54:.BJ54])/COUNT([.$B54:.BJ54]));0)" office:value-type="float" office:value="1" calcext:value-type="float">
            <text:p>1</text:p>
          </table:table-cell>
          <table:table-cell table:style-name="ce6" table:formula="of:=ROUND((SUM([.$B54:.BK54])/COUNT([.$B54:.BK54]));0)" office:value-type="float" office:value="1" calcext:value-type="float">
            <text:p>1</text:p>
          </table:table-cell>
          <table:table-cell table:style-name="ce6" table:formula="of:=ROUND((SUM([.$B54:.BL54])/COUNT([.$B54:.BL54]));0)" office:value-type="float" office:value="1" calcext:value-type="float">
            <text:p>1</text:p>
          </table:table-cell>
          <table:table-cell table:style-name="ce6" table:formula="of:=ROUND((SUM([.$B54:.BM54])/COUNT([.$B54:.BM54]));0)" office:value-type="float" office:value="1" calcext:value-type="float">
            <text:p>1</text:p>
          </table:table-cell>
          <table:table-cell table:style-name="ce6" table:formula="of:=ROUND((SUM([.$B54:.BN54])/COUNT([.$B54:.BN54]));0)" office:value-type="float" office:value="1" calcext:value-type="float">
            <text:p>1</text:p>
          </table:table-cell>
          <table:table-cell table:style-name="ce6" table:formula="of:=ROUND((SUM([.$B54:.BO54])/COUNT([.$B54:.BO54]));0)" office:value-type="float" office:value="1" calcext:value-type="float">
            <text:p>1</text:p>
          </table:table-cell>
          <table:table-cell table:style-name="ce6" table:formula="of:=ROUND((SUM([.$B54:.BP54])/COUNT([.$B54:.BP54]));0)" office:value-type="float" office:value="1" calcext:value-type="float">
            <text:p>1</text:p>
          </table:table-cell>
          <table:table-cell table:style-name="ce6" table:formula="of:=ROUND((SUM([.$B54:.BQ54])/COUNT([.$B54:.BQ54]));0)" office:value-type="float" office:value="1" calcext:value-type="float">
            <text:p>1</text:p>
          </table:table-cell>
          <table:table-cell table:style-name="ce6" table:formula="of:=ROUND((SUM([.$B54:.BR54])/COUNT([.$B54:.BR54]));0)" office:value-type="float" office:value="1" calcext:value-type="float">
            <text:p>1</text:p>
          </table:table-cell>
          <table:table-cell table:style-name="ce6" table:formula="of:=ROUND((SUM([.$B54:.BS54])/COUNT([.$B54:.BS54]));0)" office:value-type="float" office:value="1" calcext:value-type="float">
            <text:p>1</text:p>
          </table:table-cell>
          <table:table-cell table:style-name="ce6" table:formula="of:=ROUND((SUM([.$B54:.BT54])/COUNT([.$B54:.BT54]));0)" office:value-type="float" office:value="1" calcext:value-type="float">
            <text:p>1</text:p>
          </table:table-cell>
          <table:table-cell table:style-name="ce6" table:formula="of:=ROUND((SUM([.$B54:.BU54])/COUNT([.$B54:.BU54]));0)" office:value-type="float" office:value="1" calcext:value-type="float">
            <text:p>1</text:p>
          </table:table-cell>
          <table:table-cell table:style-name="ce6" table:formula="of:=ROUND((SUM([.$B54:.BV54])/COUNT([.$B54:.BV54]));0)" office:value-type="float" office:value="1" calcext:value-type="float">
            <text:p>1</text:p>
          </table:table-cell>
          <table:table-cell table:style-name="ce6" table:formula="of:=ROUND((SUM([.$B54:.BW54])/COUNT([.$B54:.BW54]));0)" office:value-type="float" office:value="1" calcext:value-type="float">
            <text:p>1</text:p>
          </table:table-cell>
          <table:table-cell table:style-name="ce6" table:formula="of:=ROUND((SUM([.$B54:.BX54])/COUNT([.$B54:.BX54]));0)" office:value-type="float" office:value="1" calcext:value-type="float">
            <text:p>1</text:p>
          </table:table-cell>
          <table:table-cell table:style-name="ce6" table:formula="of:=ROUND((SUM([.$B54:.BY54])/COUNT([.$B54:.BY54]));0)" office:value-type="float" office:value="1" calcext:value-type="float">
            <text:p>1</text:p>
          </table:table-cell>
          <table:table-cell table:style-name="ce6" table:formula="of:=ROUND((SUM([.$B54:.BZ54])/COUNT([.$B54:.BZ54]));0)" office:value-type="float" office:value="1" calcext:value-type="float">
            <text:p>1</text:p>
          </table:table-cell>
          <table:table-cell table:style-name="ce6" table:formula="of:=ROUND((SUM([.$B54:.CA54])/COUNT([.$B54:.CA54]));0)" office:value-type="float" office:value="1" calcext:value-type="float">
            <text:p>1</text:p>
          </table:table-cell>
          <table:table-cell table:style-name="ce6" table:formula="of:=ROUND((SUM([.$B54:.CB54])/COUNT([.$B54:.CB54]));0)" office:value-type="float" office:value="1" calcext:value-type="float">
            <text:p>1</text:p>
          </table:table-cell>
          <table:table-cell table:style-name="ce6" table:formula="of:=ROUND((SUM([.$B54:.CC54])/COUNT([.$B54:.CC54]));0)" office:value-type="float" office:value="1" calcext:value-type="float">
            <text:p>1</text:p>
          </table:table-cell>
          <table:table-cell table:style-name="ce6" table:formula="of:=ROUND((SUM([.$B54:.CD54])/COUNT([.$B54:.CD54]));0)" office:value-type="float" office:value="1" calcext:value-type="float">
            <text:p>1</text:p>
          </table:table-cell>
          <table:table-cell table:style-name="ce6" table:formula="of:=ROUND((SUM([.$B54:.CE54])/COUNT([.$B54:.CE54]));0)" office:value-type="float" office:value="1" calcext:value-type="float">
            <text:p>1</text:p>
          </table:table-cell>
          <table:table-cell table:style-name="ce6" table:formula="of:=ROUND((SUM([.$B54:.CF54])/COUNT([.$B54:.CF54]));0)" office:value-type="float" office:value="1" calcext:value-type="float">
            <text:p>1</text:p>
          </table:table-cell>
          <table:table-cell table:style-name="ce6" table:formula="of:=ROUND((SUM([.$B54:.CG54])/COUNT([.$B54:.CG54]));0)" office:value-type="float" office:value="1" calcext:value-type="float">
            <text:p>1</text:p>
          </table:table-cell>
          <table:table-cell table:style-name="ce6" table:formula="of:=ROUND((SUM([.$B54:.CH54])/COUNT([.$B54:.CH54]));0)" office:value-type="float" office:value="1" calcext:value-type="float">
            <text:p>1</text:p>
          </table:table-cell>
          <table:table-cell table:style-name="ce6" table:formula="of:=ROUND((SUM([.$B54:.CI54])/COUNT([.$B54:.CI54]));0)" office:value-type="float" office:value="1" calcext:value-type="float">
            <text:p>1</text:p>
          </table:table-cell>
          <table:table-cell table:style-name="ce6" table:formula="of:=ROUND((SUM([.$B54:.CJ54])/COUNT([.$B54:.CJ54]));0)" office:value-type="float" office:value="1" calcext:value-type="float">
            <text:p>1</text:p>
          </table:table-cell>
          <table:table-cell table:style-name="ce6" table:formula="of:=ROUND((SUM([.$B54:.CK54])/COUNT([.$B54:.CK54]));0)" office:value-type="float" office:value="1" calcext:value-type="float">
            <text:p>1</text:p>
          </table:table-cell>
          <table:table-cell table:number-columns-repeated="100"/>
        </table:table-row>
        <table:table-row table:style-name="ro2">
          <table:table-cell table:number-columns-repeated="298" office:value-type="float" office:value="1" calcext:value-type="float">
            <text:p>1</text:p>
          </table:table-cell>
          <table:table-cell table:style-name="ce6" table:formula="of:=ROUND((SUM([.$B55:.B55])/COUNT([.$B55:.B55]));0)" office:value-type="float" office:value="1" calcext:value-type="float">
            <text:p>1</text:p>
          </table:table-cell>
          <table:table-cell table:style-name="ce6" table:formula="of:=ROUND((SUM([.$B55:.C55])/COUNT([.$B55:.C55]));0)" office:value-type="float" office:value="1" calcext:value-type="float">
            <text:p>1</text:p>
          </table:table-cell>
          <table:table-cell table:style-name="ce6" table:formula="of:=ROUND((SUM([.$B55:.D55])/COUNT([.$B55:.D55]));0)" office:value-type="float" office:value="1" calcext:value-type="float">
            <text:p>1</text:p>
          </table:table-cell>
          <table:table-cell table:style-name="ce6" table:formula="of:=ROUND((SUM([.$B55:.E55])/COUNT([.$B55:.E55]));0)" office:value-type="float" office:value="1" calcext:value-type="float">
            <text:p>1</text:p>
          </table:table-cell>
          <table:table-cell table:style-name="ce6" table:formula="of:=ROUND((SUM([.$B55:.F55])/COUNT([.$B55:.F55]));0)" office:value-type="float" office:value="1" calcext:value-type="float">
            <text:p>1</text:p>
          </table:table-cell>
          <table:table-cell table:style-name="ce6" table:formula="of:=ROUND((SUM([.$B55:.G55])/COUNT([.$B55:.G55]));0)" office:value-type="float" office:value="1" calcext:value-type="float">
            <text:p>1</text:p>
          </table:table-cell>
          <table:table-cell table:style-name="ce6" table:formula="of:=ROUND((SUM([.$B55:.H55])/COUNT([.$B55:.H55]));0)" office:value-type="float" office:value="1" calcext:value-type="float">
            <text:p>1</text:p>
          </table:table-cell>
          <table:table-cell table:style-name="ce6" table:formula="of:=ROUND((SUM([.$B55:.I55])/COUNT([.$B55:.I55]));0)" office:value-type="float" office:value="1" calcext:value-type="float">
            <text:p>1</text:p>
          </table:table-cell>
          <table:table-cell table:style-name="ce6" table:formula="of:=ROUND((SUM([.$B55:.J55])/COUNT([.$B55:.J55]));0)" office:value-type="float" office:value="1" calcext:value-type="float">
            <text:p>1</text:p>
          </table:table-cell>
          <table:table-cell table:style-name="ce6" table:formula="of:=ROUND((SUM([.$B55:.K55])/COUNT([.$B55:.K55]));0)" office:value-type="float" office:value="1" calcext:value-type="float">
            <text:p>1</text:p>
          </table:table-cell>
          <table:table-cell table:style-name="ce6" table:formula="of:=ROUND((SUM([.$B55:.L55])/COUNT([.$B55:.L55]));0)" office:value-type="float" office:value="1" calcext:value-type="float">
            <text:p>1</text:p>
          </table:table-cell>
          <table:table-cell table:style-name="ce6" table:formula="of:=ROUND((SUM([.$B55:.M55])/COUNT([.$B55:.M55]));0)" office:value-type="float" office:value="1" calcext:value-type="float">
            <text:p>1</text:p>
          </table:table-cell>
          <table:table-cell table:style-name="ce6" table:formula="of:=ROUND((SUM([.$B55:.N55])/COUNT([.$B55:.N55]));0)" office:value-type="float" office:value="1" calcext:value-type="float">
            <text:p>1</text:p>
          </table:table-cell>
          <table:table-cell table:style-name="ce6" table:formula="of:=ROUND((SUM([.$B55:.O55])/COUNT([.$B55:.O55]));0)" office:value-type="float" office:value="1" calcext:value-type="float">
            <text:p>1</text:p>
          </table:table-cell>
          <table:table-cell table:style-name="ce6" table:formula="of:=ROUND((SUM([.$B55:.P55])/COUNT([.$B55:.P55]));0)" office:value-type="float" office:value="1" calcext:value-type="float">
            <text:p>1</text:p>
          </table:table-cell>
          <table:table-cell table:style-name="ce6" table:formula="of:=ROUND((SUM([.$B55:.Q55])/COUNT([.$B55:.Q55]));0)" office:value-type="float" office:value="1" calcext:value-type="float">
            <text:p>1</text:p>
          </table:table-cell>
          <table:table-cell table:style-name="ce6" table:formula="of:=ROUND((SUM([.$B55:.R55])/COUNT([.$B55:.R55]));0)" office:value-type="float" office:value="1" calcext:value-type="float">
            <text:p>1</text:p>
          </table:table-cell>
          <table:table-cell table:style-name="ce6" table:formula="of:=ROUND((SUM([.$B55:.S55])/COUNT([.$B55:.S55]));0)" office:value-type="float" office:value="1" calcext:value-type="float">
            <text:p>1</text:p>
          </table:table-cell>
          <table:table-cell table:style-name="ce6" table:formula="of:=ROUND((SUM([.$B55:.T55])/COUNT([.$B55:.T55]));0)" office:value-type="float" office:value="1" calcext:value-type="float">
            <text:p>1</text:p>
          </table:table-cell>
          <table:table-cell table:style-name="ce6" table:formula="of:=ROUND((SUM([.$B55:.U55])/COUNT([.$B55:.U55]));0)" office:value-type="float" office:value="1" calcext:value-type="float">
            <text:p>1</text:p>
          </table:table-cell>
          <table:table-cell table:style-name="ce6" table:formula="of:=ROUND((SUM([.$B55:.V55])/COUNT([.$B55:.V55]));0)" office:value-type="float" office:value="1" calcext:value-type="float">
            <text:p>1</text:p>
          </table:table-cell>
          <table:table-cell table:style-name="ce6" table:formula="of:=ROUND((SUM([.$B55:.W55])/COUNT([.$B55:.W55]));0)" office:value-type="float" office:value="1" calcext:value-type="float">
            <text:p>1</text:p>
          </table:table-cell>
          <table:table-cell table:style-name="ce6" table:formula="of:=ROUND((SUM([.$B55:.X55])/COUNT([.$B55:.X55]));0)" office:value-type="float" office:value="1" calcext:value-type="float">
            <text:p>1</text:p>
          </table:table-cell>
          <table:table-cell table:style-name="ce6" table:formula="of:=ROUND((SUM([.$B55:.Y55])/COUNT([.$B55:.Y55]));0)" office:value-type="float" office:value="1" calcext:value-type="float">
            <text:p>1</text:p>
          </table:table-cell>
          <table:table-cell table:style-name="ce6" table:formula="of:=ROUND((SUM([.$B55:.Z55])/COUNT([.$B55:.Z55]));0)" office:value-type="float" office:value="1" calcext:value-type="float">
            <text:p>1</text:p>
          </table:table-cell>
          <table:table-cell table:style-name="ce6" table:formula="of:=ROUND((SUM([.$B55:.AA55])/COUNT([.$B55:.AA55]));0)" office:value-type="float" office:value="1" calcext:value-type="float">
            <text:p>1</text:p>
          </table:table-cell>
          <table:table-cell table:style-name="ce6" table:formula="of:=ROUND((SUM([.$B55:.AB55])/COUNT([.$B55:.AB55]));0)" office:value-type="float" office:value="1" calcext:value-type="float">
            <text:p>1</text:p>
          </table:table-cell>
          <table:table-cell table:style-name="ce6" table:formula="of:=ROUND((SUM([.$B55:.AC55])/COUNT([.$B55:.AC55]));0)" office:value-type="float" office:value="1" calcext:value-type="float">
            <text:p>1</text:p>
          </table:table-cell>
          <table:table-cell table:style-name="ce6" table:formula="of:=ROUND((SUM([.$B55:.AD55])/COUNT([.$B55:.AD55]));0)" office:value-type="float" office:value="1" calcext:value-type="float">
            <text:p>1</text:p>
          </table:table-cell>
          <table:table-cell table:style-name="ce6" table:formula="of:=ROUND((SUM([.$B55:.AE55])/COUNT([.$B55:.AE55]));0)" office:value-type="float" office:value="1" calcext:value-type="float">
            <text:p>1</text:p>
          </table:table-cell>
          <table:table-cell table:style-name="ce6" table:formula="of:=ROUND((SUM([.$B55:.AF55])/COUNT([.$B55:.AF55]));0)" office:value-type="float" office:value="1" calcext:value-type="float">
            <text:p>1</text:p>
          </table:table-cell>
          <table:table-cell table:style-name="ce6" table:formula="of:=ROUND((SUM([.$B55:.AG55])/COUNT([.$B55:.AG55]));0)" office:value-type="float" office:value="1" calcext:value-type="float">
            <text:p>1</text:p>
          </table:table-cell>
          <table:table-cell table:style-name="ce6" table:formula="of:=ROUND((SUM([.$B55:.AH55])/COUNT([.$B55:.AH55]));0)" office:value-type="float" office:value="1" calcext:value-type="float">
            <text:p>1</text:p>
          </table:table-cell>
          <table:table-cell table:style-name="ce6" table:formula="of:=ROUND((SUM([.$B55:.AI55])/COUNT([.$B55:.AI55]));0)" office:value-type="float" office:value="1" calcext:value-type="float">
            <text:p>1</text:p>
          </table:table-cell>
          <table:table-cell table:style-name="ce6" table:formula="of:=ROUND((SUM([.$B55:.AJ55])/COUNT([.$B55:.AJ55]));0)" office:value-type="float" office:value="1" calcext:value-type="float">
            <text:p>1</text:p>
          </table:table-cell>
          <table:table-cell table:style-name="ce6" table:formula="of:=ROUND((SUM([.$B55:.AK55])/COUNT([.$B55:.AK55]));0)" office:value-type="float" office:value="1" calcext:value-type="float">
            <text:p>1</text:p>
          </table:table-cell>
          <table:table-cell table:style-name="ce6" table:formula="of:=ROUND((SUM([.$B55:.AL55])/COUNT([.$B55:.AL55]));0)" office:value-type="float" office:value="1" calcext:value-type="float">
            <text:p>1</text:p>
          </table:table-cell>
          <table:table-cell table:style-name="ce6" table:formula="of:=ROUND((SUM([.$B55:.AM55])/COUNT([.$B55:.AM55]));0)" office:value-type="float" office:value="1" calcext:value-type="float">
            <text:p>1</text:p>
          </table:table-cell>
          <table:table-cell table:style-name="ce6" table:formula="of:=ROUND((SUM([.$B55:.AN55])/COUNT([.$B55:.AN55]));0)" office:value-type="float" office:value="1" calcext:value-type="float">
            <text:p>1</text:p>
          </table:table-cell>
          <table:table-cell table:style-name="ce6" table:formula="of:=ROUND((SUM([.$B55:.AO55])/COUNT([.$B55:.AO55]));0)" office:value-type="float" office:value="1" calcext:value-type="float">
            <text:p>1</text:p>
          </table:table-cell>
          <table:table-cell table:style-name="ce6" table:formula="of:=ROUND((SUM([.$B55:.AP55])/COUNT([.$B55:.AP55]));0)" office:value-type="float" office:value="1" calcext:value-type="float">
            <text:p>1</text:p>
          </table:table-cell>
          <table:table-cell table:style-name="ce6" table:formula="of:=ROUND((SUM([.$B55:.AQ55])/COUNT([.$B55:.AQ55]));0)" office:value-type="float" office:value="1" calcext:value-type="float">
            <text:p>1</text:p>
          </table:table-cell>
          <table:table-cell table:style-name="ce6" table:formula="of:=ROUND((SUM([.$B55:.AR55])/COUNT([.$B55:.AR55]));0)" office:value-type="float" office:value="1" calcext:value-type="float">
            <text:p>1</text:p>
          </table:table-cell>
          <table:table-cell table:style-name="ce6" table:formula="of:=ROUND((SUM([.$B55:.AS55])/COUNT([.$B55:.AS55]));0)" office:value-type="float" office:value="1" calcext:value-type="float">
            <text:p>1</text:p>
          </table:table-cell>
          <table:table-cell table:style-name="ce6" table:formula="of:=ROUND((SUM([.$B55:.AT55])/COUNT([.$B55:.AT55]));0)" office:value-type="float" office:value="1" calcext:value-type="float">
            <text:p>1</text:p>
          </table:table-cell>
          <table:table-cell table:style-name="ce6" table:formula="of:=ROUND((SUM([.$B55:.AU55])/COUNT([.$B55:.AU55]));0)" office:value-type="float" office:value="1" calcext:value-type="float">
            <text:p>1</text:p>
          </table:table-cell>
          <table:table-cell table:style-name="ce6" table:formula="of:=ROUND((SUM([.$B55:.AV55])/COUNT([.$B55:.AV55]));0)" office:value-type="float" office:value="1" calcext:value-type="float">
            <text:p>1</text:p>
          </table:table-cell>
          <table:table-cell table:style-name="ce6" table:formula="of:=ROUND((SUM([.$B55:.AW55])/COUNT([.$B55:.AW55]));0)" office:value-type="float" office:value="1" calcext:value-type="float">
            <text:p>1</text:p>
          </table:table-cell>
          <table:table-cell table:style-name="ce6" table:formula="of:=ROUND((SUM([.$B55:.AX55])/COUNT([.$B55:.AX55]));0)" office:value-type="float" office:value="1" calcext:value-type="float">
            <text:p>1</text:p>
          </table:table-cell>
          <table:table-cell table:style-name="ce6" table:formula="of:=ROUND((SUM([.$B55:.AY55])/COUNT([.$B55:.AY55]));0)" office:value-type="float" office:value="1" calcext:value-type="float">
            <text:p>1</text:p>
          </table:table-cell>
          <table:table-cell table:style-name="ce6" table:formula="of:=ROUND((SUM([.$B55:.AZ55])/COUNT([.$B55:.AZ55]));0)" office:value-type="float" office:value="1" calcext:value-type="float">
            <text:p>1</text:p>
          </table:table-cell>
          <table:table-cell table:style-name="ce6" table:formula="of:=ROUND((SUM([.$B55:.BA55])/COUNT([.$B55:.BA55]));0)" office:value-type="float" office:value="1" calcext:value-type="float">
            <text:p>1</text:p>
          </table:table-cell>
          <table:table-cell table:style-name="ce6" table:formula="of:=ROUND((SUM([.$B55:.BB55])/COUNT([.$B55:.BB55]));0)" office:value-type="float" office:value="1" calcext:value-type="float">
            <text:p>1</text:p>
          </table:table-cell>
          <table:table-cell table:style-name="ce6" table:formula="of:=ROUND((SUM([.$B55:.BC55])/COUNT([.$B55:.BC55]));0)" office:value-type="float" office:value="1" calcext:value-type="float">
            <text:p>1</text:p>
          </table:table-cell>
          <table:table-cell table:style-name="ce6" table:formula="of:=ROUND((SUM([.$B55:.BD55])/COUNT([.$B55:.BD55]));0)" office:value-type="float" office:value="1" calcext:value-type="float">
            <text:p>1</text:p>
          </table:table-cell>
          <table:table-cell table:style-name="ce6" table:formula="of:=ROUND((SUM([.$B55:.BE55])/COUNT([.$B55:.BE55]));0)" office:value-type="float" office:value="1" calcext:value-type="float">
            <text:p>1</text:p>
          </table:table-cell>
          <table:table-cell table:style-name="ce6" table:formula="of:=ROUND((SUM([.$B55:.BF55])/COUNT([.$B55:.BF55]));0)" office:value-type="float" office:value="1" calcext:value-type="float">
            <text:p>1</text:p>
          </table:table-cell>
          <table:table-cell table:style-name="ce6" table:formula="of:=ROUND((SUM([.$B55:.BG55])/COUNT([.$B55:.BG55]));0)" office:value-type="float" office:value="1" calcext:value-type="float">
            <text:p>1</text:p>
          </table:table-cell>
          <table:table-cell table:style-name="ce6" table:formula="of:=ROUND((SUM([.$B55:.BH55])/COUNT([.$B55:.BH55]));0)" office:value-type="float" office:value="1" calcext:value-type="float">
            <text:p>1</text:p>
          </table:table-cell>
          <table:table-cell table:style-name="ce6" table:formula="of:=ROUND((SUM([.$B55:.BI55])/COUNT([.$B55:.BI55]));0)" office:value-type="float" office:value="1" calcext:value-type="float">
            <text:p>1</text:p>
          </table:table-cell>
          <table:table-cell table:style-name="ce6" table:formula="of:=ROUND((SUM([.$B55:.BJ55])/COUNT([.$B55:.BJ55]));0)" office:value-type="float" office:value="1" calcext:value-type="float">
            <text:p>1</text:p>
          </table:table-cell>
          <table:table-cell table:style-name="ce6" table:formula="of:=ROUND((SUM([.$B55:.BK55])/COUNT([.$B55:.BK55]));0)" office:value-type="float" office:value="1" calcext:value-type="float">
            <text:p>1</text:p>
          </table:table-cell>
          <table:table-cell table:style-name="ce6" table:formula="of:=ROUND((SUM([.$B55:.BL55])/COUNT([.$B55:.BL55]));0)" office:value-type="float" office:value="1" calcext:value-type="float">
            <text:p>1</text:p>
          </table:table-cell>
          <table:table-cell table:style-name="ce6" table:formula="of:=ROUND((SUM([.$B55:.BM55])/COUNT([.$B55:.BM55]));0)" office:value-type="float" office:value="1" calcext:value-type="float">
            <text:p>1</text:p>
          </table:table-cell>
          <table:table-cell table:style-name="ce6" table:formula="of:=ROUND((SUM([.$B55:.BN55])/COUNT([.$B55:.BN55]));0)" office:value-type="float" office:value="1" calcext:value-type="float">
            <text:p>1</text:p>
          </table:table-cell>
          <table:table-cell table:style-name="ce6" table:formula="of:=ROUND((SUM([.$B55:.BO55])/COUNT([.$B55:.BO55]));0)" office:value-type="float" office:value="1" calcext:value-type="float">
            <text:p>1</text:p>
          </table:table-cell>
          <table:table-cell table:style-name="ce6" table:formula="of:=ROUND((SUM([.$B55:.BP55])/COUNT([.$B55:.BP55]));0)" office:value-type="float" office:value="1" calcext:value-type="float">
            <text:p>1</text:p>
          </table:table-cell>
          <table:table-cell table:style-name="ce6" table:formula="of:=ROUND((SUM([.$B55:.BQ55])/COUNT([.$B55:.BQ55]));0)" office:value-type="float" office:value="1" calcext:value-type="float">
            <text:p>1</text:p>
          </table:table-cell>
          <table:table-cell table:style-name="ce6" table:formula="of:=ROUND((SUM([.$B55:.BR55])/COUNT([.$B55:.BR55]));0)" office:value-type="float" office:value="1" calcext:value-type="float">
            <text:p>1</text:p>
          </table:table-cell>
          <table:table-cell table:style-name="ce6" table:formula="of:=ROUND((SUM([.$B55:.BS55])/COUNT([.$B55:.BS55]));0)" office:value-type="float" office:value="1" calcext:value-type="float">
            <text:p>1</text:p>
          </table:table-cell>
          <table:table-cell table:style-name="ce6" table:formula="of:=ROUND((SUM([.$B55:.BT55])/COUNT([.$B55:.BT55]));0)" office:value-type="float" office:value="1" calcext:value-type="float">
            <text:p>1</text:p>
          </table:table-cell>
          <table:table-cell table:style-name="ce6" table:formula="of:=ROUND((SUM([.$B55:.BU55])/COUNT([.$B55:.BU55]));0)" office:value-type="float" office:value="1" calcext:value-type="float">
            <text:p>1</text:p>
          </table:table-cell>
          <table:table-cell table:style-name="ce6" table:formula="of:=ROUND((SUM([.$B55:.BV55])/COUNT([.$B55:.BV55]));0)" office:value-type="float" office:value="1" calcext:value-type="float">
            <text:p>1</text:p>
          </table:table-cell>
          <table:table-cell table:style-name="ce6" table:formula="of:=ROUND((SUM([.$B55:.BW55])/COUNT([.$B55:.BW55]));0)" office:value-type="float" office:value="1" calcext:value-type="float">
            <text:p>1</text:p>
          </table:table-cell>
          <table:table-cell table:style-name="ce6" table:formula="of:=ROUND((SUM([.$B55:.BX55])/COUNT([.$B55:.BX55]));0)" office:value-type="float" office:value="1" calcext:value-type="float">
            <text:p>1</text:p>
          </table:table-cell>
          <table:table-cell table:style-name="ce6" table:formula="of:=ROUND((SUM([.$B55:.BY55])/COUNT([.$B55:.BY55]));0)" office:value-type="float" office:value="1" calcext:value-type="float">
            <text:p>1</text:p>
          </table:table-cell>
          <table:table-cell table:style-name="ce6" table:formula="of:=ROUND((SUM([.$B55:.BZ55])/COUNT([.$B55:.BZ55]));0)" office:value-type="float" office:value="1" calcext:value-type="float">
            <text:p>1</text:p>
          </table:table-cell>
          <table:table-cell table:style-name="ce6" table:formula="of:=ROUND((SUM([.$B55:.CA55])/COUNT([.$B55:.CA55]));0)" office:value-type="float" office:value="1" calcext:value-type="float">
            <text:p>1</text:p>
          </table:table-cell>
          <table:table-cell table:style-name="ce6" table:formula="of:=ROUND((SUM([.$B55:.CB55])/COUNT([.$B55:.CB55]));0)" office:value-type="float" office:value="1" calcext:value-type="float">
            <text:p>1</text:p>
          </table:table-cell>
          <table:table-cell table:style-name="ce6" table:formula="of:=ROUND((SUM([.$B55:.CC55])/COUNT([.$B55:.CC55]));0)" office:value-type="float" office:value="1" calcext:value-type="float">
            <text:p>1</text:p>
          </table:table-cell>
          <table:table-cell table:style-name="ce6" table:formula="of:=ROUND((SUM([.$B55:.CD55])/COUNT([.$B55:.CD55]));0)" office:value-type="float" office:value="1" calcext:value-type="float">
            <text:p>1</text:p>
          </table:table-cell>
          <table:table-cell table:style-name="ce6" table:formula="of:=ROUND((SUM([.$B55:.CE55])/COUNT([.$B55:.CE55]));0)" office:value-type="float" office:value="1" calcext:value-type="float">
            <text:p>1</text:p>
          </table:table-cell>
          <table:table-cell table:style-name="ce6" table:formula="of:=ROUND((SUM([.$B55:.CF55])/COUNT([.$B55:.CF55]));0)" office:value-type="float" office:value="1" calcext:value-type="float">
            <text:p>1</text:p>
          </table:table-cell>
          <table:table-cell table:style-name="ce6" table:formula="of:=ROUND((SUM([.$B55:.CG55])/COUNT([.$B55:.CG55]));0)" office:value-type="float" office:value="1" calcext:value-type="float">
            <text:p>1</text:p>
          </table:table-cell>
          <table:table-cell table:style-name="ce6" table:formula="of:=ROUND((SUM([.$B55:.CH55])/COUNT([.$B55:.CH55]));0)" office:value-type="float" office:value="1" calcext:value-type="float">
            <text:p>1</text:p>
          </table:table-cell>
          <table:table-cell table:style-name="ce6" table:formula="of:=ROUND((SUM([.$B55:.CI55])/COUNT([.$B55:.CI55]));0)" office:value-type="float" office:value="1" calcext:value-type="float">
            <text:p>1</text:p>
          </table:table-cell>
          <table:table-cell table:style-name="ce6" table:formula="of:=ROUND((SUM([.$B55:.CJ55])/COUNT([.$B55:.CJ55]));0)" office:value-type="float" office:value="1" calcext:value-type="float">
            <text:p>1</text:p>
          </table:table-cell>
          <table:table-cell table:style-name="ce6" table:formula="of:=ROUND((SUM([.$B55:.CK55])/COUNT([.$B55:.CK55]));0)" office:value-type="float" office:value="1" calcext:value-type="float">
            <text:p>1</text:p>
          </table:table-cell>
          <table:table-cell table:number-columns-repeated="100"/>
        </table:table-row>
        <table:table-row table:style-name="ro2">
          <table:table-cell table:number-columns-repeated="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6" table:formula="of:=ROUND((SUM([.$B56:.B56])/COUNT([.$B56:.B56]));0)" office:value-type="float" office:value="1" calcext:value-type="float">
            <text:p>1</text:p>
          </table:table-cell>
          <table:table-cell table:style-name="ce6" table:formula="of:=ROUND((SUM([.$B56:.C56])/COUNT([.$B56:.C56]));0)" office:value-type="float" office:value="1" calcext:value-type="float">
            <text:p>1</text:p>
          </table:table-cell>
          <table:table-cell table:style-name="ce6" table:formula="of:=ROUND((SUM([.$B56:.D56])/COUNT([.$B56:.D56]));0)" office:value-type="float" office:value="1" calcext:value-type="float">
            <text:p>1</text:p>
          </table:table-cell>
          <table:table-cell table:style-name="ce6" table:formula="of:=ROUND((SUM([.$B56:.E56])/COUNT([.$B56:.E56]));0)" office:value-type="float" office:value="1" calcext:value-type="float">
            <text:p>1</text:p>
          </table:table-cell>
          <table:table-cell table:style-name="ce6" table:formula="of:=ROUND((SUM([.$B56:.F56])/COUNT([.$B56:.F56]));0)" office:value-type="float" office:value="1" calcext:value-type="float">
            <text:p>1</text:p>
          </table:table-cell>
          <table:table-cell table:style-name="ce6" table:formula="of:=ROUND((SUM([.$B56:.G56])/COUNT([.$B56:.G56]));0)" office:value-type="float" office:value="1" calcext:value-type="float">
            <text:p>1</text:p>
          </table:table-cell>
          <table:table-cell table:style-name="ce6" table:formula="of:=ROUND((SUM([.$B56:.H56])/COUNT([.$B56:.H56]));0)" office:value-type="float" office:value="1" calcext:value-type="float">
            <text:p>1</text:p>
          </table:table-cell>
          <table:table-cell table:style-name="ce6" table:formula="of:=ROUND((SUM([.$B56:.I56])/COUNT([.$B56:.I56]));0)" office:value-type="float" office:value="1" calcext:value-type="float">
            <text:p>1</text:p>
          </table:table-cell>
          <table:table-cell table:style-name="ce6" table:formula="of:=ROUND((SUM([.$B56:.J56])/COUNT([.$B56:.J56]));0)" office:value-type="float" office:value="1" calcext:value-type="float">
            <text:p>1</text:p>
          </table:table-cell>
          <table:table-cell table:style-name="ce6" table:formula="of:=ROUND((SUM([.$B56:.K56])/COUNT([.$B56:.K56]));0)" office:value-type="float" office:value="1" calcext:value-type="float">
            <text:p>1</text:p>
          </table:table-cell>
          <table:table-cell table:style-name="ce6" table:formula="of:=ROUND((SUM([.$B56:.L56])/COUNT([.$B56:.L56]));0)" office:value-type="float" office:value="1" calcext:value-type="float">
            <text:p>1</text:p>
          </table:table-cell>
          <table:table-cell table:style-name="ce6" table:formula="of:=ROUND((SUM([.$B56:.M56])/COUNT([.$B56:.M56]));0)" office:value-type="float" office:value="1" calcext:value-type="float">
            <text:p>1</text:p>
          </table:table-cell>
          <table:table-cell table:style-name="ce6" table:formula="of:=ROUND((SUM([.$B56:.N56])/COUNT([.$B56:.N56]));0)" office:value-type="float" office:value="1" calcext:value-type="float">
            <text:p>1</text:p>
          </table:table-cell>
          <table:table-cell table:style-name="ce6" table:formula="of:=ROUND((SUM([.$B56:.O56])/COUNT([.$B56:.O56]));0)" office:value-type="float" office:value="1" calcext:value-type="float">
            <text:p>1</text:p>
          </table:table-cell>
          <table:table-cell table:style-name="ce6" table:formula="of:=ROUND((SUM([.$B56:.P56])/COUNT([.$B56:.P56]));0)" office:value-type="float" office:value="1" calcext:value-type="float">
            <text:p>1</text:p>
          </table:table-cell>
          <table:table-cell table:style-name="ce6" table:formula="of:=ROUND((SUM([.$B56:.Q56])/COUNT([.$B56:.Q56]));0)" office:value-type="float" office:value="1" calcext:value-type="float">
            <text:p>1</text:p>
          </table:table-cell>
          <table:table-cell table:style-name="ce6" table:formula="of:=ROUND((SUM([.$B56:.R56])/COUNT([.$B56:.R56]));0)" office:value-type="float" office:value="1" calcext:value-type="float">
            <text:p>1</text:p>
          </table:table-cell>
          <table:table-cell table:style-name="ce6" table:formula="of:=ROUND((SUM([.$B56:.S56])/COUNT([.$B56:.S56]));0)" office:value-type="float" office:value="1" calcext:value-type="float">
            <text:p>1</text:p>
          </table:table-cell>
          <table:table-cell table:style-name="ce6" table:formula="of:=ROUND((SUM([.$B56:.T56])/COUNT([.$B56:.T56]));0)" office:value-type="float" office:value="1" calcext:value-type="float">
            <text:p>1</text:p>
          </table:table-cell>
          <table:table-cell table:style-name="ce6" table:formula="of:=ROUND((SUM([.$B56:.U56])/COUNT([.$B56:.U56]));0)" office:value-type="float" office:value="1" calcext:value-type="float">
            <text:p>1</text:p>
          </table:table-cell>
          <table:table-cell table:style-name="ce6" table:formula="of:=ROUND((SUM([.$B56:.V56])/COUNT([.$B56:.V56]));0)" office:value-type="float" office:value="1" calcext:value-type="float">
            <text:p>1</text:p>
          </table:table-cell>
          <table:table-cell table:style-name="ce6" table:formula="of:=ROUND((SUM([.$B56:.W56])/COUNT([.$B56:.W56]));0)" office:value-type="float" office:value="1" calcext:value-type="float">
            <text:p>1</text:p>
          </table:table-cell>
          <table:table-cell table:style-name="ce6" table:formula="of:=ROUND((SUM([.$B56:.X56])/COUNT([.$B56:.X56]));0)" office:value-type="float" office:value="1" calcext:value-type="float">
            <text:p>1</text:p>
          </table:table-cell>
          <table:table-cell table:style-name="ce6" table:formula="of:=ROUND((SUM([.$B56:.Y56])/COUNT([.$B56:.Y56]));0)" office:value-type="float" office:value="1" calcext:value-type="float">
            <text:p>1</text:p>
          </table:table-cell>
          <table:table-cell table:style-name="ce6" table:formula="of:=ROUND((SUM([.$B56:.Z56])/COUNT([.$B56:.Z56]));0)" office:value-type="float" office:value="1" calcext:value-type="float">
            <text:p>1</text:p>
          </table:table-cell>
          <table:table-cell table:style-name="ce6" table:formula="of:=ROUND((SUM([.$B56:.AA56])/COUNT([.$B56:.AA56]));0)" office:value-type="float" office:value="1" calcext:value-type="float">
            <text:p>1</text:p>
          </table:table-cell>
          <table:table-cell table:style-name="ce6" table:formula="of:=ROUND((SUM([.$B56:.AB56])/COUNT([.$B56:.AB56]));0)" office:value-type="float" office:value="1" calcext:value-type="float">
            <text:p>1</text:p>
          </table:table-cell>
          <table:table-cell table:style-name="ce6" table:formula="of:=ROUND((SUM([.$B56:.AC56])/COUNT([.$B56:.AC56]));0)" office:value-type="float" office:value="1" calcext:value-type="float">
            <text:p>1</text:p>
          </table:table-cell>
          <table:table-cell table:style-name="ce6" table:formula="of:=ROUND((SUM([.$B56:.AD56])/COUNT([.$B56:.AD56]));0)" office:value-type="float" office:value="1" calcext:value-type="float">
            <text:p>1</text:p>
          </table:table-cell>
          <table:table-cell table:style-name="ce6" table:formula="of:=ROUND((SUM([.$B56:.AE56])/COUNT([.$B56:.AE56]));0)" office:value-type="float" office:value="1" calcext:value-type="float">
            <text:p>1</text:p>
          </table:table-cell>
          <table:table-cell table:style-name="ce6" table:formula="of:=ROUND((SUM([.$B56:.AF56])/COUNT([.$B56:.AF56]));0)" office:value-type="float" office:value="1" calcext:value-type="float">
            <text:p>1</text:p>
          </table:table-cell>
          <table:table-cell table:style-name="ce6" table:formula="of:=ROUND((SUM([.$B56:.AG56])/COUNT([.$B56:.AG56]));0)" office:value-type="float" office:value="1" calcext:value-type="float">
            <text:p>1</text:p>
          </table:table-cell>
          <table:table-cell table:style-name="ce6" table:formula="of:=ROUND((SUM([.$B56:.AH56])/COUNT([.$B56:.AH56]));0)" office:value-type="float" office:value="1" calcext:value-type="float">
            <text:p>1</text:p>
          </table:table-cell>
          <table:table-cell table:style-name="ce6" table:formula="of:=ROUND((SUM([.$B56:.AI56])/COUNT([.$B56:.AI56]));0)" office:value-type="float" office:value="1" calcext:value-type="float">
            <text:p>1</text:p>
          </table:table-cell>
          <table:table-cell table:style-name="ce6" table:formula="of:=ROUND((SUM([.$B56:.AJ56])/COUNT([.$B56:.AJ56]));0)" office:value-type="float" office:value="1" calcext:value-type="float">
            <text:p>1</text:p>
          </table:table-cell>
          <table:table-cell table:style-name="ce6" table:formula="of:=ROUND((SUM([.$B56:.AK56])/COUNT([.$B56:.AK56]));0)" office:value-type="float" office:value="1" calcext:value-type="float">
            <text:p>1</text:p>
          </table:table-cell>
          <table:table-cell table:style-name="ce6" table:formula="of:=ROUND((SUM([.$B56:.AL56])/COUNT([.$B56:.AL56]));0)" office:value-type="float" office:value="1" calcext:value-type="float">
            <text:p>1</text:p>
          </table:table-cell>
          <table:table-cell table:style-name="ce6" table:formula="of:=ROUND((SUM([.$B56:.AM56])/COUNT([.$B56:.AM56]));0)" office:value-type="float" office:value="1" calcext:value-type="float">
            <text:p>1</text:p>
          </table:table-cell>
          <table:table-cell table:style-name="ce6" table:formula="of:=ROUND((SUM([.$B56:.AN56])/COUNT([.$B56:.AN56]));0)" office:value-type="float" office:value="1" calcext:value-type="float">
            <text:p>1</text:p>
          </table:table-cell>
          <table:table-cell table:style-name="ce6" table:formula="of:=ROUND((SUM([.$B56:.AO56])/COUNT([.$B56:.AO56]));0)" office:value-type="float" office:value="1" calcext:value-type="float">
            <text:p>1</text:p>
          </table:table-cell>
          <table:table-cell table:style-name="ce6" table:formula="of:=ROUND((SUM([.$B56:.AP56])/COUNT([.$B56:.AP56]));0)" office:value-type="float" office:value="1" calcext:value-type="float">
            <text:p>1</text:p>
          </table:table-cell>
          <table:table-cell table:style-name="ce6" table:formula="of:=ROUND((SUM([.$B56:.AQ56])/COUNT([.$B56:.AQ56]));0)" office:value-type="float" office:value="1" calcext:value-type="float">
            <text:p>1</text:p>
          </table:table-cell>
          <table:table-cell table:style-name="ce6" table:formula="of:=ROUND((SUM([.$B56:.AR56])/COUNT([.$B56:.AR56]));0)" office:value-type="float" office:value="1" calcext:value-type="float">
            <text:p>1</text:p>
          </table:table-cell>
          <table:table-cell table:style-name="ce6" table:formula="of:=ROUND((SUM([.$B56:.AS56])/COUNT([.$B56:.AS56]));0)" office:value-type="float" office:value="1" calcext:value-type="float">
            <text:p>1</text:p>
          </table:table-cell>
          <table:table-cell table:style-name="ce6" table:formula="of:=ROUND((SUM([.$B56:.AT56])/COUNT([.$B56:.AT56]));0)" office:value-type="float" office:value="1" calcext:value-type="float">
            <text:p>1</text:p>
          </table:table-cell>
          <table:table-cell table:style-name="ce6" table:formula="of:=ROUND((SUM([.$B56:.AU56])/COUNT([.$B56:.AU56]));0)" office:value-type="float" office:value="1" calcext:value-type="float">
            <text:p>1</text:p>
          </table:table-cell>
          <table:table-cell table:style-name="ce6" table:formula="of:=ROUND((SUM([.$B56:.AV56])/COUNT([.$B56:.AV56]));0)" office:value-type="float" office:value="1" calcext:value-type="float">
            <text:p>1</text:p>
          </table:table-cell>
          <table:table-cell table:style-name="ce6" table:formula="of:=ROUND((SUM([.$B56:.AW56])/COUNT([.$B56:.AW56]));0)" office:value-type="float" office:value="1" calcext:value-type="float">
            <text:p>1</text:p>
          </table:table-cell>
          <table:table-cell table:style-name="ce6" table:formula="of:=ROUND((SUM([.$B56:.AX56])/COUNT([.$B56:.AX56]));0)" office:value-type="float" office:value="1" calcext:value-type="float">
            <text:p>1</text:p>
          </table:table-cell>
          <table:table-cell table:style-name="ce6" table:formula="of:=ROUND((SUM([.$B56:.AY56])/COUNT([.$B56:.AY56]));0)" office:value-type="float" office:value="1" calcext:value-type="float">
            <text:p>1</text:p>
          </table:table-cell>
          <table:table-cell table:style-name="ce6" table:formula="of:=ROUND((SUM([.$B56:.AZ56])/COUNT([.$B56:.AZ56]));0)" office:value-type="float" office:value="1" calcext:value-type="float">
            <text:p>1</text:p>
          </table:table-cell>
          <table:table-cell table:style-name="ce6" table:formula="of:=ROUND((SUM([.$B56:.BA56])/COUNT([.$B56:.BA56]));0)" office:value-type="float" office:value="1" calcext:value-type="float">
            <text:p>1</text:p>
          </table:table-cell>
          <table:table-cell table:style-name="ce6" table:formula="of:=ROUND((SUM([.$B56:.BB56])/COUNT([.$B56:.BB56]));0)" office:value-type="float" office:value="1" calcext:value-type="float">
            <text:p>1</text:p>
          </table:table-cell>
          <table:table-cell table:style-name="ce6" table:formula="of:=ROUND((SUM([.$B56:.BC56])/COUNT([.$B56:.BC56]));0)" office:value-type="float" office:value="1" calcext:value-type="float">
            <text:p>1</text:p>
          </table:table-cell>
          <table:table-cell table:style-name="ce6" table:formula="of:=ROUND((SUM([.$B56:.BD56])/COUNT([.$B56:.BD56]));0)" office:value-type="float" office:value="1" calcext:value-type="float">
            <text:p>1</text:p>
          </table:table-cell>
          <table:table-cell table:style-name="ce6" table:formula="of:=ROUND((SUM([.$B56:.BE56])/COUNT([.$B56:.BE56]));0)" office:value-type="float" office:value="1" calcext:value-type="float">
            <text:p>1</text:p>
          </table:table-cell>
          <table:table-cell table:style-name="ce6" table:formula="of:=ROUND((SUM([.$B56:.BF56])/COUNT([.$B56:.BF56]));0)" office:value-type="float" office:value="1" calcext:value-type="float">
            <text:p>1</text:p>
          </table:table-cell>
          <table:table-cell table:style-name="ce6" table:formula="of:=ROUND((SUM([.$B56:.BG56])/COUNT([.$B56:.BG56]));0)" office:value-type="float" office:value="1" calcext:value-type="float">
            <text:p>1</text:p>
          </table:table-cell>
          <table:table-cell table:style-name="ce6" table:formula="of:=ROUND((SUM([.$B56:.BH56])/COUNT([.$B56:.BH56]));0)" office:value-type="float" office:value="1" calcext:value-type="float">
            <text:p>1</text:p>
          </table:table-cell>
          <table:table-cell table:style-name="ce6" table:formula="of:=ROUND((SUM([.$B56:.BI56])/COUNT([.$B56:.BI56]));0)" office:value-type="float" office:value="1" calcext:value-type="float">
            <text:p>1</text:p>
          </table:table-cell>
          <table:table-cell table:style-name="ce6" table:formula="of:=ROUND((SUM([.$B56:.BJ56])/COUNT([.$B56:.BJ56]));0)" office:value-type="float" office:value="1" calcext:value-type="float">
            <text:p>1</text:p>
          </table:table-cell>
          <table:table-cell table:style-name="ce6" table:formula="of:=ROUND((SUM([.$B56:.BK56])/COUNT([.$B56:.BK56]));0)" office:value-type="float" office:value="1" calcext:value-type="float">
            <text:p>1</text:p>
          </table:table-cell>
          <table:table-cell table:style-name="ce6" table:formula="of:=ROUND((SUM([.$B56:.BL56])/COUNT([.$B56:.BL56]));0)" office:value-type="float" office:value="1" calcext:value-type="float">
            <text:p>1</text:p>
          </table:table-cell>
          <table:table-cell table:style-name="ce6" table:formula="of:=ROUND((SUM([.$B56:.BM56])/COUNT([.$B56:.BM56]));0)" office:value-type="float" office:value="1" calcext:value-type="float">
            <text:p>1</text:p>
          </table:table-cell>
          <table:table-cell table:style-name="ce6" table:formula="of:=ROUND((SUM([.$B56:.BN56])/COUNT([.$B56:.BN56]));0)" office:value-type="float" office:value="1" calcext:value-type="float">
            <text:p>1</text:p>
          </table:table-cell>
          <table:table-cell table:style-name="ce6" table:formula="of:=ROUND((SUM([.$B56:.BO56])/COUNT([.$B56:.BO56]));0)" office:value-type="float" office:value="1" calcext:value-type="float">
            <text:p>1</text:p>
          </table:table-cell>
          <table:table-cell table:style-name="ce6" table:formula="of:=ROUND((SUM([.$B56:.BP56])/COUNT([.$B56:.BP56]));0)" office:value-type="float" office:value="1" calcext:value-type="float">
            <text:p>1</text:p>
          </table:table-cell>
          <table:table-cell table:style-name="ce6" table:formula="of:=ROUND((SUM([.$B56:.BQ56])/COUNT([.$B56:.BQ56]));0)" office:value-type="float" office:value="1" calcext:value-type="float">
            <text:p>1</text:p>
          </table:table-cell>
          <table:table-cell table:style-name="ce6" table:formula="of:=ROUND((SUM([.$B56:.BR56])/COUNT([.$B56:.BR56]));0)" office:value-type="float" office:value="1" calcext:value-type="float">
            <text:p>1</text:p>
          </table:table-cell>
          <table:table-cell table:style-name="ce6" table:formula="of:=ROUND((SUM([.$B56:.BS56])/COUNT([.$B56:.BS56]));0)" office:value-type="float" office:value="1" calcext:value-type="float">
            <text:p>1</text:p>
          </table:table-cell>
          <table:table-cell table:style-name="ce6" table:formula="of:=ROUND((SUM([.$B56:.BT56])/COUNT([.$B56:.BT56]));0)" office:value-type="float" office:value="1" calcext:value-type="float">
            <text:p>1</text:p>
          </table:table-cell>
          <table:table-cell table:style-name="ce6" table:formula="of:=ROUND((SUM([.$B56:.BU56])/COUNT([.$B56:.BU56]));0)" office:value-type="float" office:value="1" calcext:value-type="float">
            <text:p>1</text:p>
          </table:table-cell>
          <table:table-cell table:style-name="ce6" table:formula="of:=ROUND((SUM([.$B56:.BV56])/COUNT([.$B56:.BV56]));0)" office:value-type="float" office:value="1" calcext:value-type="float">
            <text:p>1</text:p>
          </table:table-cell>
          <table:table-cell table:style-name="ce6" table:formula="of:=ROUND((SUM([.$B56:.BW56])/COUNT([.$B56:.BW56]));0)" office:value-type="float" office:value="1" calcext:value-type="float">
            <text:p>1</text:p>
          </table:table-cell>
          <table:table-cell table:style-name="ce6" table:formula="of:=ROUND((SUM([.$B56:.BX56])/COUNT([.$B56:.BX56]));0)" office:value-type="float" office:value="1" calcext:value-type="float">
            <text:p>1</text:p>
          </table:table-cell>
          <table:table-cell table:style-name="ce6" table:formula="of:=ROUND((SUM([.$B56:.BY56])/COUNT([.$B56:.BY56]));0)" office:value-type="float" office:value="1" calcext:value-type="float">
            <text:p>1</text:p>
          </table:table-cell>
          <table:table-cell table:style-name="ce6" table:formula="of:=ROUND((SUM([.$B56:.BZ56])/COUNT([.$B56:.BZ56]));0)" office:value-type="float" office:value="1" calcext:value-type="float">
            <text:p>1</text:p>
          </table:table-cell>
          <table:table-cell table:style-name="ce6" table:formula="of:=ROUND((SUM([.$B56:.CA56])/COUNT([.$B56:.CA56]));0)" office:value-type="float" office:value="1" calcext:value-type="float">
            <text:p>1</text:p>
          </table:table-cell>
          <table:table-cell table:style-name="ce6" table:formula="of:=ROUND((SUM([.$B56:.CB56])/COUNT([.$B56:.CB56]));0)" office:value-type="float" office:value="1" calcext:value-type="float">
            <text:p>1</text:p>
          </table:table-cell>
          <table:table-cell table:style-name="ce6" table:formula="of:=ROUND((SUM([.$B56:.CC56])/COUNT([.$B56:.CC56]));0)" office:value-type="float" office:value="1" calcext:value-type="float">
            <text:p>1</text:p>
          </table:table-cell>
          <table:table-cell table:style-name="ce6" table:formula="of:=ROUND((SUM([.$B56:.CD56])/COUNT([.$B56:.CD56]));0)" office:value-type="float" office:value="1" calcext:value-type="float">
            <text:p>1</text:p>
          </table:table-cell>
          <table:table-cell table:style-name="ce6" table:formula="of:=ROUND((SUM([.$B56:.CE56])/COUNT([.$B56:.CE56]));0)" office:value-type="float" office:value="1" calcext:value-type="float">
            <text:p>1</text:p>
          </table:table-cell>
          <table:table-cell table:style-name="ce6" table:formula="of:=ROUND((SUM([.$B56:.CF56])/COUNT([.$B56:.CF56]));0)" office:value-type="float" office:value="1" calcext:value-type="float">
            <text:p>1</text:p>
          </table:table-cell>
          <table:table-cell table:style-name="ce6" table:formula="of:=ROUND((SUM([.$B56:.CG56])/COUNT([.$B56:.CG56]));0)" office:value-type="float" office:value="1" calcext:value-type="float">
            <text:p>1</text:p>
          </table:table-cell>
          <table:table-cell table:style-name="ce6" table:formula="of:=ROUND((SUM([.$B56:.CH56])/COUNT([.$B56:.CH56]));0)" office:value-type="float" office:value="1" calcext:value-type="float">
            <text:p>1</text:p>
          </table:table-cell>
          <table:table-cell table:style-name="ce6" table:formula="of:=ROUND((SUM([.$B56:.CI56])/COUNT([.$B56:.CI56]));0)" office:value-type="float" office:value="1" calcext:value-type="float">
            <text:p>1</text:p>
          </table:table-cell>
          <table:table-cell table:style-name="ce6" table:formula="of:=ROUND((SUM([.$B56:.CJ56])/COUNT([.$B56:.CJ56]));0)" office:value-type="float" office:value="1" calcext:value-type="float">
            <text:p>1</text:p>
          </table:table-cell>
          <table:table-cell table:style-name="ce6" table:formula="of:=ROUND((SUM([.$B56:.CK56])/COUNT([.$B56:.CK56]));0)" office:value-type="float" office:value="1" calcext:value-type="float">
            <text:p>1</text:p>
          </table:table-cell>
          <table:table-cell table:number-columns-repeated="100"/>
        </table:table-row>
        <table:table-row table:style-name="ro2">
          <table:table-cell table:number-columns-repeated="2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6" table:formula="of:=ROUND((SUM([.$B57:.B57])/COUNT([.$B57:.B57]));0)" office:value-type="float" office:value="1" calcext:value-type="float">
            <text:p>1</text:p>
          </table:table-cell>
          <table:table-cell table:style-name="ce6" table:formula="of:=ROUND((SUM([.$B57:.C57])/COUNT([.$B57:.C57]));0)" office:value-type="float" office:value="1" calcext:value-type="float">
            <text:p>1</text:p>
          </table:table-cell>
          <table:table-cell table:style-name="ce6" table:formula="of:=ROUND((SUM([.$B57:.D57])/COUNT([.$B57:.D57]));0)" office:value-type="float" office:value="1" calcext:value-type="float">
            <text:p>1</text:p>
          </table:table-cell>
          <table:table-cell table:style-name="ce6" table:formula="of:=ROUND((SUM([.$B57:.E57])/COUNT([.$B57:.E57]));0)" office:value-type="float" office:value="1" calcext:value-type="float">
            <text:p>1</text:p>
          </table:table-cell>
          <table:table-cell table:style-name="ce6" table:formula="of:=ROUND((SUM([.$B57:.F57])/COUNT([.$B57:.F57]));0)" office:value-type="float" office:value="1" calcext:value-type="float">
            <text:p>1</text:p>
          </table:table-cell>
          <table:table-cell table:style-name="ce6" table:formula="of:=ROUND((SUM([.$B57:.G57])/COUNT([.$B57:.G57]));0)" office:value-type="float" office:value="1" calcext:value-type="float">
            <text:p>1</text:p>
          </table:table-cell>
          <table:table-cell table:style-name="ce6" table:formula="of:=ROUND((SUM([.$B57:.H57])/COUNT([.$B57:.H57]));0)" office:value-type="float" office:value="1" calcext:value-type="float">
            <text:p>1</text:p>
          </table:table-cell>
          <table:table-cell table:style-name="ce6" table:formula="of:=ROUND((SUM([.$B57:.I57])/COUNT([.$B57:.I57]));0)" office:value-type="float" office:value="1" calcext:value-type="float">
            <text:p>1</text:p>
          </table:table-cell>
          <table:table-cell table:style-name="ce6" table:formula="of:=ROUND((SUM([.$B57:.J57])/COUNT([.$B57:.J57]));0)" office:value-type="float" office:value="1" calcext:value-type="float">
            <text:p>1</text:p>
          </table:table-cell>
          <table:table-cell table:style-name="ce6" table:formula="of:=ROUND((SUM([.$B57:.K57])/COUNT([.$B57:.K57]));0)" office:value-type="float" office:value="1" calcext:value-type="float">
            <text:p>1</text:p>
          </table:table-cell>
          <table:table-cell table:style-name="ce6" table:formula="of:=ROUND((SUM([.$B57:.L57])/COUNT([.$B57:.L57]));0)" office:value-type="float" office:value="1" calcext:value-type="float">
            <text:p>1</text:p>
          </table:table-cell>
          <table:table-cell table:style-name="ce6" table:formula="of:=ROUND((SUM([.$B57:.M57])/COUNT([.$B57:.M57]));0)" office:value-type="float" office:value="1" calcext:value-type="float">
            <text:p>1</text:p>
          </table:table-cell>
          <table:table-cell table:style-name="ce6" table:formula="of:=ROUND((SUM([.$B57:.N57])/COUNT([.$B57:.N57]));0)" office:value-type="float" office:value="1" calcext:value-type="float">
            <text:p>1</text:p>
          </table:table-cell>
          <table:table-cell table:style-name="ce6" table:formula="of:=ROUND((SUM([.$B57:.O57])/COUNT([.$B57:.O57]));0)" office:value-type="float" office:value="1" calcext:value-type="float">
            <text:p>1</text:p>
          </table:table-cell>
          <table:table-cell table:style-name="ce6" table:formula="of:=ROUND((SUM([.$B57:.P57])/COUNT([.$B57:.P57]));0)" office:value-type="float" office:value="1" calcext:value-type="float">
            <text:p>1</text:p>
          </table:table-cell>
          <table:table-cell table:style-name="ce6" table:formula="of:=ROUND((SUM([.$B57:.Q57])/COUNT([.$B57:.Q57]));0)" office:value-type="float" office:value="1" calcext:value-type="float">
            <text:p>1</text:p>
          </table:table-cell>
          <table:table-cell table:style-name="ce6" table:formula="of:=ROUND((SUM([.$B57:.R57])/COUNT([.$B57:.R57]));0)" office:value-type="float" office:value="1" calcext:value-type="float">
            <text:p>1</text:p>
          </table:table-cell>
          <table:table-cell table:style-name="ce6" table:formula="of:=ROUND((SUM([.$B57:.S57])/COUNT([.$B57:.S57]));0)" office:value-type="float" office:value="1" calcext:value-type="float">
            <text:p>1</text:p>
          </table:table-cell>
          <table:table-cell table:style-name="ce6" table:formula="of:=ROUND((SUM([.$B57:.T57])/COUNT([.$B57:.T57]));0)" office:value-type="float" office:value="1" calcext:value-type="float">
            <text:p>1</text:p>
          </table:table-cell>
          <table:table-cell table:style-name="ce6" table:formula="of:=ROUND((SUM([.$B57:.U57])/COUNT([.$B57:.U57]));0)" office:value-type="float" office:value="1" calcext:value-type="float">
            <text:p>1</text:p>
          </table:table-cell>
          <table:table-cell table:style-name="ce6" table:formula="of:=ROUND((SUM([.$B57:.V57])/COUNT([.$B57:.V57]));0)" office:value-type="float" office:value="1" calcext:value-type="float">
            <text:p>1</text:p>
          </table:table-cell>
          <table:table-cell table:style-name="ce6" table:formula="of:=ROUND((SUM([.$B57:.W57])/COUNT([.$B57:.W57]));0)" office:value-type="float" office:value="1" calcext:value-type="float">
            <text:p>1</text:p>
          </table:table-cell>
          <table:table-cell table:style-name="ce6" table:formula="of:=ROUND((SUM([.$B57:.X57])/COUNT([.$B57:.X57]));0)" office:value-type="float" office:value="1" calcext:value-type="float">
            <text:p>1</text:p>
          </table:table-cell>
          <table:table-cell table:style-name="ce6" table:formula="of:=ROUND((SUM([.$B57:.Y57])/COUNT([.$B57:.Y57]));0)" office:value-type="float" office:value="1" calcext:value-type="float">
            <text:p>1</text:p>
          </table:table-cell>
          <table:table-cell table:style-name="ce6" table:formula="of:=ROUND((SUM([.$B57:.Z57])/COUNT([.$B57:.Z57]));0)" office:value-type="float" office:value="1" calcext:value-type="float">
            <text:p>1</text:p>
          </table:table-cell>
          <table:table-cell table:style-name="ce6" table:formula="of:=ROUND((SUM([.$B57:.AA57])/COUNT([.$B57:.AA57]));0)" office:value-type="float" office:value="1" calcext:value-type="float">
            <text:p>1</text:p>
          </table:table-cell>
          <table:table-cell table:style-name="ce6" table:formula="of:=ROUND((SUM([.$B57:.AB57])/COUNT([.$B57:.AB57]));0)" office:value-type="float" office:value="1" calcext:value-type="float">
            <text:p>1</text:p>
          </table:table-cell>
          <table:table-cell table:style-name="ce6" table:formula="of:=ROUND((SUM([.$B57:.AC57])/COUNT([.$B57:.AC57]));0)" office:value-type="float" office:value="1" calcext:value-type="float">
            <text:p>1</text:p>
          </table:table-cell>
          <table:table-cell table:style-name="ce6" table:formula="of:=ROUND((SUM([.$B57:.AD57])/COUNT([.$B57:.AD57]));0)" office:value-type="float" office:value="1" calcext:value-type="float">
            <text:p>1</text:p>
          </table:table-cell>
          <table:table-cell table:style-name="ce6" table:formula="of:=ROUND((SUM([.$B57:.AE57])/COUNT([.$B57:.AE57]));0)" office:value-type="float" office:value="1" calcext:value-type="float">
            <text:p>1</text:p>
          </table:table-cell>
          <table:table-cell table:style-name="ce6" table:formula="of:=ROUND((SUM([.$B57:.AF57])/COUNT([.$B57:.AF57]));0)" office:value-type="float" office:value="1" calcext:value-type="float">
            <text:p>1</text:p>
          </table:table-cell>
          <table:table-cell table:style-name="ce6" table:formula="of:=ROUND((SUM([.$B57:.AG57])/COUNT([.$B57:.AG57]));0)" office:value-type="float" office:value="1" calcext:value-type="float">
            <text:p>1</text:p>
          </table:table-cell>
          <table:table-cell table:style-name="ce6" table:formula="of:=ROUND((SUM([.$B57:.AH57])/COUNT([.$B57:.AH57]));0)" office:value-type="float" office:value="1" calcext:value-type="float">
            <text:p>1</text:p>
          </table:table-cell>
          <table:table-cell table:style-name="ce6" table:formula="of:=ROUND((SUM([.$B57:.AI57])/COUNT([.$B57:.AI57]));0)" office:value-type="float" office:value="1" calcext:value-type="float">
            <text:p>1</text:p>
          </table:table-cell>
          <table:table-cell table:style-name="ce6" table:formula="of:=ROUND((SUM([.$B57:.AJ57])/COUNT([.$B57:.AJ57]));0)" office:value-type="float" office:value="1" calcext:value-type="float">
            <text:p>1</text:p>
          </table:table-cell>
          <table:table-cell table:style-name="ce6" table:formula="of:=ROUND((SUM([.$B57:.AK57])/COUNT([.$B57:.AK57]));0)" office:value-type="float" office:value="1" calcext:value-type="float">
            <text:p>1</text:p>
          </table:table-cell>
          <table:table-cell table:style-name="ce6" table:formula="of:=ROUND((SUM([.$B57:.AL57])/COUNT([.$B57:.AL57]));0)" office:value-type="float" office:value="1" calcext:value-type="float">
            <text:p>1</text:p>
          </table:table-cell>
          <table:table-cell table:style-name="ce6" table:formula="of:=ROUND((SUM([.$B57:.AM57])/COUNT([.$B57:.AM57]));0)" office:value-type="float" office:value="1" calcext:value-type="float">
            <text:p>1</text:p>
          </table:table-cell>
          <table:table-cell table:style-name="ce6" table:formula="of:=ROUND((SUM([.$B57:.AN57])/COUNT([.$B57:.AN57]));0)" office:value-type="float" office:value="1" calcext:value-type="float">
            <text:p>1</text:p>
          </table:table-cell>
          <table:table-cell table:style-name="ce6" table:formula="of:=ROUND((SUM([.$B57:.AO57])/COUNT([.$B57:.AO57]));0)" office:value-type="float" office:value="1" calcext:value-type="float">
            <text:p>1</text:p>
          </table:table-cell>
          <table:table-cell table:style-name="ce6" table:formula="of:=ROUND((SUM([.$B57:.AP57])/COUNT([.$B57:.AP57]));0)" office:value-type="float" office:value="1" calcext:value-type="float">
            <text:p>1</text:p>
          </table:table-cell>
          <table:table-cell table:style-name="ce6" table:formula="of:=ROUND((SUM([.$B57:.AQ57])/COUNT([.$B57:.AQ57]));0)" office:value-type="float" office:value="1" calcext:value-type="float">
            <text:p>1</text:p>
          </table:table-cell>
          <table:table-cell table:style-name="ce6" table:formula="of:=ROUND((SUM([.$B57:.AR57])/COUNT([.$B57:.AR57]));0)" office:value-type="float" office:value="1" calcext:value-type="float">
            <text:p>1</text:p>
          </table:table-cell>
          <table:table-cell table:style-name="ce6" table:formula="of:=ROUND((SUM([.$B57:.AS57])/COUNT([.$B57:.AS57]));0)" office:value-type="float" office:value="1" calcext:value-type="float">
            <text:p>1</text:p>
          </table:table-cell>
          <table:table-cell table:style-name="ce6" table:formula="of:=ROUND((SUM([.$B57:.AT57])/COUNT([.$B57:.AT57]));0)" office:value-type="float" office:value="1" calcext:value-type="float">
            <text:p>1</text:p>
          </table:table-cell>
          <table:table-cell table:style-name="ce6" table:formula="of:=ROUND((SUM([.$B57:.AU57])/COUNT([.$B57:.AU57]));0)" office:value-type="float" office:value="1" calcext:value-type="float">
            <text:p>1</text:p>
          </table:table-cell>
          <table:table-cell table:style-name="ce6" table:formula="of:=ROUND((SUM([.$B57:.AV57])/COUNT([.$B57:.AV57]));0)" office:value-type="float" office:value="1" calcext:value-type="float">
            <text:p>1</text:p>
          </table:table-cell>
          <table:table-cell table:style-name="ce6" table:formula="of:=ROUND((SUM([.$B57:.AW57])/COUNT([.$B57:.AW57]));0)" office:value-type="float" office:value="1" calcext:value-type="float">
            <text:p>1</text:p>
          </table:table-cell>
          <table:table-cell table:style-name="ce6" table:formula="of:=ROUND((SUM([.$B57:.AX57])/COUNT([.$B57:.AX57]));0)" office:value-type="float" office:value="1" calcext:value-type="float">
            <text:p>1</text:p>
          </table:table-cell>
          <table:table-cell table:style-name="ce6" table:formula="of:=ROUND((SUM([.$B57:.AY57])/COUNT([.$B57:.AY57]));0)" office:value-type="float" office:value="1" calcext:value-type="float">
            <text:p>1</text:p>
          </table:table-cell>
          <table:table-cell table:style-name="ce6" table:formula="of:=ROUND((SUM([.$B57:.AZ57])/COUNT([.$B57:.AZ57]));0)" office:value-type="float" office:value="1" calcext:value-type="float">
            <text:p>1</text:p>
          </table:table-cell>
          <table:table-cell table:style-name="ce6" table:formula="of:=ROUND((SUM([.$B57:.BA57])/COUNT([.$B57:.BA57]));0)" office:value-type="float" office:value="1" calcext:value-type="float">
            <text:p>1</text:p>
          </table:table-cell>
          <table:table-cell table:style-name="ce6" table:formula="of:=ROUND((SUM([.$B57:.BB57])/COUNT([.$B57:.BB57]));0)" office:value-type="float" office:value="1" calcext:value-type="float">
            <text:p>1</text:p>
          </table:table-cell>
          <table:table-cell table:style-name="ce6" table:formula="of:=ROUND((SUM([.$B57:.BC57])/COUNT([.$B57:.BC57]));0)" office:value-type="float" office:value="1" calcext:value-type="float">
            <text:p>1</text:p>
          </table:table-cell>
          <table:table-cell table:style-name="ce6" table:formula="of:=ROUND((SUM([.$B57:.BD57])/COUNT([.$B57:.BD57]));0)" office:value-type="float" office:value="1" calcext:value-type="float">
            <text:p>1</text:p>
          </table:table-cell>
          <table:table-cell table:style-name="ce6" table:formula="of:=ROUND((SUM([.$B57:.BE57])/COUNT([.$B57:.BE57]));0)" office:value-type="float" office:value="1" calcext:value-type="float">
            <text:p>1</text:p>
          </table:table-cell>
          <table:table-cell table:style-name="ce6" table:formula="of:=ROUND((SUM([.$B57:.BF57])/COUNT([.$B57:.BF57]));0)" office:value-type="float" office:value="1" calcext:value-type="float">
            <text:p>1</text:p>
          </table:table-cell>
          <table:table-cell table:style-name="ce6" table:formula="of:=ROUND((SUM([.$B57:.BG57])/COUNT([.$B57:.BG57]));0)" office:value-type="float" office:value="1" calcext:value-type="float">
            <text:p>1</text:p>
          </table:table-cell>
          <table:table-cell table:style-name="ce6" table:formula="of:=ROUND((SUM([.$B57:.BH57])/COUNT([.$B57:.BH57]));0)" office:value-type="float" office:value="1" calcext:value-type="float">
            <text:p>1</text:p>
          </table:table-cell>
          <table:table-cell table:style-name="ce6" table:formula="of:=ROUND((SUM([.$B57:.BI57])/COUNT([.$B57:.BI57]));0)" office:value-type="float" office:value="1" calcext:value-type="float">
            <text:p>1</text:p>
          </table:table-cell>
          <table:table-cell table:style-name="ce6" table:formula="of:=ROUND((SUM([.$B57:.BJ57])/COUNT([.$B57:.BJ57]));0)" office:value-type="float" office:value="1" calcext:value-type="float">
            <text:p>1</text:p>
          </table:table-cell>
          <table:table-cell table:style-name="ce6" table:formula="of:=ROUND((SUM([.$B57:.BK57])/COUNT([.$B57:.BK57]));0)" office:value-type="float" office:value="1" calcext:value-type="float">
            <text:p>1</text:p>
          </table:table-cell>
          <table:table-cell table:style-name="ce6" table:formula="of:=ROUND((SUM([.$B57:.BL57])/COUNT([.$B57:.BL57]));0)" office:value-type="float" office:value="1" calcext:value-type="float">
            <text:p>1</text:p>
          </table:table-cell>
          <table:table-cell table:style-name="ce6" table:formula="of:=ROUND((SUM([.$B57:.BM57])/COUNT([.$B57:.BM57]));0)" office:value-type="float" office:value="1" calcext:value-type="float">
            <text:p>1</text:p>
          </table:table-cell>
          <table:table-cell table:style-name="ce6" table:formula="of:=ROUND((SUM([.$B57:.BN57])/COUNT([.$B57:.BN57]));0)" office:value-type="float" office:value="1" calcext:value-type="float">
            <text:p>1</text:p>
          </table:table-cell>
          <table:table-cell table:style-name="ce6" table:formula="of:=ROUND((SUM([.$B57:.BO57])/COUNT([.$B57:.BO57]));0)" office:value-type="float" office:value="1" calcext:value-type="float">
            <text:p>1</text:p>
          </table:table-cell>
          <table:table-cell table:style-name="ce6" table:formula="of:=ROUND((SUM([.$B57:.BP57])/COUNT([.$B57:.BP57]));0)" office:value-type="float" office:value="1" calcext:value-type="float">
            <text:p>1</text:p>
          </table:table-cell>
          <table:table-cell table:style-name="ce6" table:formula="of:=ROUND((SUM([.$B57:.BQ57])/COUNT([.$B57:.BQ57]));0)" office:value-type="float" office:value="1" calcext:value-type="float">
            <text:p>1</text:p>
          </table:table-cell>
          <table:table-cell table:style-name="ce6" table:formula="of:=ROUND((SUM([.$B57:.BR57])/COUNT([.$B57:.BR57]));0)" office:value-type="float" office:value="1" calcext:value-type="float">
            <text:p>1</text:p>
          </table:table-cell>
          <table:table-cell table:style-name="ce6" table:formula="of:=ROUND((SUM([.$B57:.BS57])/COUNT([.$B57:.BS57]));0)" office:value-type="float" office:value="1" calcext:value-type="float">
            <text:p>1</text:p>
          </table:table-cell>
          <table:table-cell table:style-name="ce6" table:formula="of:=ROUND((SUM([.$B57:.BT57])/COUNT([.$B57:.BT57]));0)" office:value-type="float" office:value="1" calcext:value-type="float">
            <text:p>1</text:p>
          </table:table-cell>
          <table:table-cell table:style-name="ce6" table:formula="of:=ROUND((SUM([.$B57:.BU57])/COUNT([.$B57:.BU57]));0)" office:value-type="float" office:value="1" calcext:value-type="float">
            <text:p>1</text:p>
          </table:table-cell>
          <table:table-cell table:style-name="ce6" table:formula="of:=ROUND((SUM([.$B57:.BV57])/COUNT([.$B57:.BV57]));0)" office:value-type="float" office:value="1" calcext:value-type="float">
            <text:p>1</text:p>
          </table:table-cell>
          <table:table-cell table:style-name="ce6" table:formula="of:=ROUND((SUM([.$B57:.BW57])/COUNT([.$B57:.BW57]));0)" office:value-type="float" office:value="1" calcext:value-type="float">
            <text:p>1</text:p>
          </table:table-cell>
          <table:table-cell table:style-name="ce6" table:formula="of:=ROUND((SUM([.$B57:.BX57])/COUNT([.$B57:.BX57]));0)" office:value-type="float" office:value="1" calcext:value-type="float">
            <text:p>1</text:p>
          </table:table-cell>
          <table:table-cell table:style-name="ce6" table:formula="of:=ROUND((SUM([.$B57:.BY57])/COUNT([.$B57:.BY57]));0)" office:value-type="float" office:value="1" calcext:value-type="float">
            <text:p>1</text:p>
          </table:table-cell>
          <table:table-cell table:style-name="ce6" table:formula="of:=ROUND((SUM([.$B57:.BZ57])/COUNT([.$B57:.BZ57]));0)" office:value-type="float" office:value="1" calcext:value-type="float">
            <text:p>1</text:p>
          </table:table-cell>
          <table:table-cell table:style-name="ce6" table:formula="of:=ROUND((SUM([.$B57:.CA57])/COUNT([.$B57:.CA57]));0)" office:value-type="float" office:value="1" calcext:value-type="float">
            <text:p>1</text:p>
          </table:table-cell>
          <table:table-cell table:style-name="ce6" table:formula="of:=ROUND((SUM([.$B57:.CB57])/COUNT([.$B57:.CB57]));0)" office:value-type="float" office:value="1" calcext:value-type="float">
            <text:p>1</text:p>
          </table:table-cell>
          <table:table-cell table:style-name="ce6" table:formula="of:=ROUND((SUM([.$B57:.CC57])/COUNT([.$B57:.CC57]));0)" office:value-type="float" office:value="1" calcext:value-type="float">
            <text:p>1</text:p>
          </table:table-cell>
          <table:table-cell table:style-name="ce6" table:formula="of:=ROUND((SUM([.$B57:.CD57])/COUNT([.$B57:.CD57]));0)" office:value-type="float" office:value="1" calcext:value-type="float">
            <text:p>1</text:p>
          </table:table-cell>
          <table:table-cell table:style-name="ce6" table:formula="of:=ROUND((SUM([.$B57:.CE57])/COUNT([.$B57:.CE57]));0)" office:value-type="float" office:value="1" calcext:value-type="float">
            <text:p>1</text:p>
          </table:table-cell>
          <table:table-cell table:style-name="ce6" table:formula="of:=ROUND((SUM([.$B57:.CF57])/COUNT([.$B57:.CF57]));0)" office:value-type="float" office:value="1" calcext:value-type="float">
            <text:p>1</text:p>
          </table:table-cell>
          <table:table-cell table:style-name="ce6" table:formula="of:=ROUND((SUM([.$B57:.CG57])/COUNT([.$B57:.CG57]));0)" office:value-type="float" office:value="1" calcext:value-type="float">
            <text:p>1</text:p>
          </table:table-cell>
          <table:table-cell table:style-name="ce6" table:formula="of:=ROUND((SUM([.$B57:.CH57])/COUNT([.$B57:.CH57]));0)" office:value-type="float" office:value="1" calcext:value-type="float">
            <text:p>1</text:p>
          </table:table-cell>
          <table:table-cell table:style-name="ce6" table:formula="of:=ROUND((SUM([.$B57:.CI57])/COUNT([.$B57:.CI57]));0)" office:value-type="float" office:value="1" calcext:value-type="float">
            <text:p>1</text:p>
          </table:table-cell>
          <table:table-cell table:style-name="ce6" table:formula="of:=ROUND((SUM([.$B57:.CJ57])/COUNT([.$B57:.CJ57]));0)" office:value-type="float" office:value="1" calcext:value-type="float">
            <text:p>1</text:p>
          </table:table-cell>
          <table:table-cell table:style-name="ce6" table:formula="of:=ROUND((SUM([.$B57:.CK57])/COUNT([.$B57:.CK57]));0)" office:value-type="float" office:value="1" calcext:value-type="float">
            <text:p>1</text:p>
          </table:table-cell>
          <table:table-cell table:number-columns-repeated="100"/>
        </table:table-row>
        <table:table-row table:style-name="ro2">
          <table:table-cell table:number-columns-repeated="1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ROUND((SUM([.$B58:.B58])/COUNT([.$B58:.B58]));0)" office:value-type="float" office:value="1" calcext:value-type="float">
            <text:p>1</text:p>
          </table:table-cell>
          <table:table-cell table:style-name="ce6" table:formula="of:=ROUND((SUM([.$B58:.C58])/COUNT([.$B58:.C58]));0)" office:value-type="float" office:value="1" calcext:value-type="float">
            <text:p>1</text:p>
          </table:table-cell>
          <table:table-cell table:style-name="ce6" table:formula="of:=ROUND((SUM([.$B58:.D58])/COUNT([.$B58:.D58]));0)" office:value-type="float" office:value="1" calcext:value-type="float">
            <text:p>1</text:p>
          </table:table-cell>
          <table:table-cell table:style-name="ce6" table:formula="of:=ROUND((SUM([.$B58:.E58])/COUNT([.$B58:.E58]));0)" office:value-type="float" office:value="1" calcext:value-type="float">
            <text:p>1</text:p>
          </table:table-cell>
          <table:table-cell table:style-name="ce6" table:formula="of:=ROUND((SUM([.$B58:.F58])/COUNT([.$B58:.F58]));0)" office:value-type="float" office:value="1" calcext:value-type="float">
            <text:p>1</text:p>
          </table:table-cell>
          <table:table-cell table:style-name="ce6" table:formula="of:=ROUND((SUM([.$B58:.G58])/COUNT([.$B58:.G58]));0)" office:value-type="float" office:value="1" calcext:value-type="float">
            <text:p>1</text:p>
          </table:table-cell>
          <table:table-cell table:style-name="ce6" table:formula="of:=ROUND((SUM([.$B58:.H58])/COUNT([.$B58:.H58]));0)" office:value-type="float" office:value="1" calcext:value-type="float">
            <text:p>1</text:p>
          </table:table-cell>
          <table:table-cell table:style-name="ce6" table:formula="of:=ROUND((SUM([.$B58:.I58])/COUNT([.$B58:.I58]));0)" office:value-type="float" office:value="1" calcext:value-type="float">
            <text:p>1</text:p>
          </table:table-cell>
          <table:table-cell table:style-name="ce6" table:formula="of:=ROUND((SUM([.$B58:.J58])/COUNT([.$B58:.J58]));0)" office:value-type="float" office:value="1" calcext:value-type="float">
            <text:p>1</text:p>
          </table:table-cell>
          <table:table-cell table:style-name="ce6" table:formula="of:=ROUND((SUM([.$B58:.K58])/COUNT([.$B58:.K58]));0)" office:value-type="float" office:value="1" calcext:value-type="float">
            <text:p>1</text:p>
          </table:table-cell>
          <table:table-cell table:style-name="ce6" table:formula="of:=ROUND((SUM([.$B58:.L58])/COUNT([.$B58:.L58]));0)" office:value-type="float" office:value="1" calcext:value-type="float">
            <text:p>1</text:p>
          </table:table-cell>
          <table:table-cell table:style-name="ce6" table:formula="of:=ROUND((SUM([.$B58:.M58])/COUNT([.$B58:.M58]));0)" office:value-type="float" office:value="1" calcext:value-type="float">
            <text:p>1</text:p>
          </table:table-cell>
          <table:table-cell table:style-name="ce6" table:formula="of:=ROUND((SUM([.$B58:.N58])/COUNT([.$B58:.N58]));0)" office:value-type="float" office:value="1" calcext:value-type="float">
            <text:p>1</text:p>
          </table:table-cell>
          <table:table-cell table:style-name="ce6" table:formula="of:=ROUND((SUM([.$B58:.O58])/COUNT([.$B58:.O58]));0)" office:value-type="float" office:value="1" calcext:value-type="float">
            <text:p>1</text:p>
          </table:table-cell>
          <table:table-cell table:style-name="ce6" table:formula="of:=ROUND((SUM([.$B58:.P58])/COUNT([.$B58:.P58]));0)" office:value-type="float" office:value="1" calcext:value-type="float">
            <text:p>1</text:p>
          </table:table-cell>
          <table:table-cell table:style-name="ce6" table:formula="of:=ROUND((SUM([.$B58:.Q58])/COUNT([.$B58:.Q58]));0)" office:value-type="float" office:value="1" calcext:value-type="float">
            <text:p>1</text:p>
          </table:table-cell>
          <table:table-cell table:style-name="ce6" table:formula="of:=ROUND((SUM([.$B58:.R58])/COUNT([.$B58:.R58]));0)" office:value-type="float" office:value="1" calcext:value-type="float">
            <text:p>1</text:p>
          </table:table-cell>
          <table:table-cell table:style-name="ce6" table:formula="of:=ROUND((SUM([.$B58:.S58])/COUNT([.$B58:.S58]));0)" office:value-type="float" office:value="1" calcext:value-type="float">
            <text:p>1</text:p>
          </table:table-cell>
          <table:table-cell table:style-name="ce6" table:formula="of:=ROUND((SUM([.$B58:.T58])/COUNT([.$B58:.T58]));0)" office:value-type="float" office:value="1" calcext:value-type="float">
            <text:p>1</text:p>
          </table:table-cell>
          <table:table-cell table:style-name="ce6" table:formula="of:=ROUND((SUM([.$B58:.U58])/COUNT([.$B58:.U58]));0)" office:value-type="float" office:value="1" calcext:value-type="float">
            <text:p>1</text:p>
          </table:table-cell>
          <table:table-cell table:style-name="ce6" table:formula="of:=ROUND((SUM([.$B58:.V58])/COUNT([.$B58:.V58]));0)" office:value-type="float" office:value="1" calcext:value-type="float">
            <text:p>1</text:p>
          </table:table-cell>
          <table:table-cell table:style-name="ce6" table:formula="of:=ROUND((SUM([.$B58:.W58])/COUNT([.$B58:.W58]));0)" office:value-type="float" office:value="1" calcext:value-type="float">
            <text:p>1</text:p>
          </table:table-cell>
          <table:table-cell table:style-name="ce6" table:formula="of:=ROUND((SUM([.$B58:.X58])/COUNT([.$B58:.X58]));0)" office:value-type="float" office:value="1" calcext:value-type="float">
            <text:p>1</text:p>
          </table:table-cell>
          <table:table-cell table:style-name="ce6" table:formula="of:=ROUND((SUM([.$B58:.Y58])/COUNT([.$B58:.Y58]));0)" office:value-type="float" office:value="1" calcext:value-type="float">
            <text:p>1</text:p>
          </table:table-cell>
          <table:table-cell table:style-name="ce6" table:formula="of:=ROUND((SUM([.$B58:.Z58])/COUNT([.$B58:.Z58]));0)" office:value-type="float" office:value="1" calcext:value-type="float">
            <text:p>1</text:p>
          </table:table-cell>
          <table:table-cell table:style-name="ce6" table:formula="of:=ROUND((SUM([.$B58:.AA58])/COUNT([.$B58:.AA58]));0)" office:value-type="float" office:value="1" calcext:value-type="float">
            <text:p>1</text:p>
          </table:table-cell>
          <table:table-cell table:style-name="ce6" table:formula="of:=ROUND((SUM([.$B58:.AB58])/COUNT([.$B58:.AB58]));0)" office:value-type="float" office:value="1" calcext:value-type="float">
            <text:p>1</text:p>
          </table:table-cell>
          <table:table-cell table:style-name="ce6" table:formula="of:=ROUND((SUM([.$B58:.AC58])/COUNT([.$B58:.AC58]));0)" office:value-type="float" office:value="1" calcext:value-type="float">
            <text:p>1</text:p>
          </table:table-cell>
          <table:table-cell table:style-name="ce6" table:formula="of:=ROUND((SUM([.$B58:.AD58])/COUNT([.$B58:.AD58]));0)" office:value-type="float" office:value="1" calcext:value-type="float">
            <text:p>1</text:p>
          </table:table-cell>
          <table:table-cell table:style-name="ce6" table:formula="of:=ROUND((SUM([.$B58:.AE58])/COUNT([.$B58:.AE58]));0)" office:value-type="float" office:value="1" calcext:value-type="float">
            <text:p>1</text:p>
          </table:table-cell>
          <table:table-cell table:style-name="ce6" table:formula="of:=ROUND((SUM([.$B58:.AF58])/COUNT([.$B58:.AF58]));0)" office:value-type="float" office:value="1" calcext:value-type="float">
            <text:p>1</text:p>
          </table:table-cell>
          <table:table-cell table:style-name="ce6" table:formula="of:=ROUND((SUM([.$B58:.AG58])/COUNT([.$B58:.AG58]));0)" office:value-type="float" office:value="1" calcext:value-type="float">
            <text:p>1</text:p>
          </table:table-cell>
          <table:table-cell table:style-name="ce6" table:formula="of:=ROUND((SUM([.$B58:.AH58])/COUNT([.$B58:.AH58]));0)" office:value-type="float" office:value="1" calcext:value-type="float">
            <text:p>1</text:p>
          </table:table-cell>
          <table:table-cell table:style-name="ce6" table:formula="of:=ROUND((SUM([.$B58:.AI58])/COUNT([.$B58:.AI58]));0)" office:value-type="float" office:value="1" calcext:value-type="float">
            <text:p>1</text:p>
          </table:table-cell>
          <table:table-cell table:style-name="ce6" table:formula="of:=ROUND((SUM([.$B58:.AJ58])/COUNT([.$B58:.AJ58]));0)" office:value-type="float" office:value="1" calcext:value-type="float">
            <text:p>1</text:p>
          </table:table-cell>
          <table:table-cell table:style-name="ce6" table:formula="of:=ROUND((SUM([.$B58:.AK58])/COUNT([.$B58:.AK58]));0)" office:value-type="float" office:value="1" calcext:value-type="float">
            <text:p>1</text:p>
          </table:table-cell>
          <table:table-cell table:style-name="ce6" table:formula="of:=ROUND((SUM([.$B58:.AL58])/COUNT([.$B58:.AL58]));0)" office:value-type="float" office:value="1" calcext:value-type="float">
            <text:p>1</text:p>
          </table:table-cell>
          <table:table-cell table:style-name="ce6" table:formula="of:=ROUND((SUM([.$B58:.AM58])/COUNT([.$B58:.AM58]));0)" office:value-type="float" office:value="1" calcext:value-type="float">
            <text:p>1</text:p>
          </table:table-cell>
          <table:table-cell table:style-name="ce6" table:formula="of:=ROUND((SUM([.$B58:.AN58])/COUNT([.$B58:.AN58]));0)" office:value-type="float" office:value="1" calcext:value-type="float">
            <text:p>1</text:p>
          </table:table-cell>
          <table:table-cell table:style-name="ce6" table:formula="of:=ROUND((SUM([.$B58:.AO58])/COUNT([.$B58:.AO58]));0)" office:value-type="float" office:value="1" calcext:value-type="float">
            <text:p>1</text:p>
          </table:table-cell>
          <table:table-cell table:style-name="ce6" table:formula="of:=ROUND((SUM([.$B58:.AP58])/COUNT([.$B58:.AP58]));0)" office:value-type="float" office:value="1" calcext:value-type="float">
            <text:p>1</text:p>
          </table:table-cell>
          <table:table-cell table:style-name="ce6" table:formula="of:=ROUND((SUM([.$B58:.AQ58])/COUNT([.$B58:.AQ58]));0)" office:value-type="float" office:value="1" calcext:value-type="float">
            <text:p>1</text:p>
          </table:table-cell>
          <table:table-cell table:style-name="ce6" table:formula="of:=ROUND((SUM([.$B58:.AR58])/COUNT([.$B58:.AR58]));0)" office:value-type="float" office:value="1" calcext:value-type="float">
            <text:p>1</text:p>
          </table:table-cell>
          <table:table-cell table:style-name="ce6" table:formula="of:=ROUND((SUM([.$B58:.AS58])/COUNT([.$B58:.AS58]));0)" office:value-type="float" office:value="1" calcext:value-type="float">
            <text:p>1</text:p>
          </table:table-cell>
          <table:table-cell table:style-name="ce6" table:formula="of:=ROUND((SUM([.$B58:.AT58])/COUNT([.$B58:.AT58]));0)" office:value-type="float" office:value="1" calcext:value-type="float">
            <text:p>1</text:p>
          </table:table-cell>
          <table:table-cell table:style-name="ce6" table:formula="of:=ROUND((SUM([.$B58:.AU58])/COUNT([.$B58:.AU58]));0)" office:value-type="float" office:value="1" calcext:value-type="float">
            <text:p>1</text:p>
          </table:table-cell>
          <table:table-cell table:style-name="ce6" table:formula="of:=ROUND((SUM([.$B58:.AV58])/COUNT([.$B58:.AV58]));0)" office:value-type="float" office:value="1" calcext:value-type="float">
            <text:p>1</text:p>
          </table:table-cell>
          <table:table-cell table:style-name="ce6" table:formula="of:=ROUND((SUM([.$B58:.AW58])/COUNT([.$B58:.AW58]));0)" office:value-type="float" office:value="1" calcext:value-type="float">
            <text:p>1</text:p>
          </table:table-cell>
          <table:table-cell table:style-name="ce6" table:formula="of:=ROUND((SUM([.$B58:.AX58])/COUNT([.$B58:.AX58]));0)" office:value-type="float" office:value="1" calcext:value-type="float">
            <text:p>1</text:p>
          </table:table-cell>
          <table:table-cell table:style-name="ce6" table:formula="of:=ROUND((SUM([.$B58:.AY58])/COUNT([.$B58:.AY58]));0)" office:value-type="float" office:value="1" calcext:value-type="float">
            <text:p>1</text:p>
          </table:table-cell>
          <table:table-cell table:style-name="ce6" table:formula="of:=ROUND((SUM([.$B58:.AZ58])/COUNT([.$B58:.AZ58]));0)" office:value-type="float" office:value="1" calcext:value-type="float">
            <text:p>1</text:p>
          </table:table-cell>
          <table:table-cell table:style-name="ce6" table:formula="of:=ROUND((SUM([.$B58:.BA58])/COUNT([.$B58:.BA58]));0)" office:value-type="float" office:value="1" calcext:value-type="float">
            <text:p>1</text:p>
          </table:table-cell>
          <table:table-cell table:style-name="ce6" table:formula="of:=ROUND((SUM([.$B58:.BB58])/COUNT([.$B58:.BB58]));0)" office:value-type="float" office:value="1" calcext:value-type="float">
            <text:p>1</text:p>
          </table:table-cell>
          <table:table-cell table:style-name="ce6" table:formula="of:=ROUND((SUM([.$B58:.BC58])/COUNT([.$B58:.BC58]));0)" office:value-type="float" office:value="1" calcext:value-type="float">
            <text:p>1</text:p>
          </table:table-cell>
          <table:table-cell table:style-name="ce6" table:formula="of:=ROUND((SUM([.$B58:.BD58])/COUNT([.$B58:.BD58]));0)" office:value-type="float" office:value="1" calcext:value-type="float">
            <text:p>1</text:p>
          </table:table-cell>
          <table:table-cell table:style-name="ce6" table:formula="of:=ROUND((SUM([.$B58:.BE58])/COUNT([.$B58:.BE58]));0)" office:value-type="float" office:value="1" calcext:value-type="float">
            <text:p>1</text:p>
          </table:table-cell>
          <table:table-cell table:style-name="ce6" table:formula="of:=ROUND((SUM([.$B58:.BF58])/COUNT([.$B58:.BF58]));0)" office:value-type="float" office:value="1" calcext:value-type="float">
            <text:p>1</text:p>
          </table:table-cell>
          <table:table-cell table:style-name="ce6" table:formula="of:=ROUND((SUM([.$B58:.BG58])/COUNT([.$B58:.BG58]));0)" office:value-type="float" office:value="1" calcext:value-type="float">
            <text:p>1</text:p>
          </table:table-cell>
          <table:table-cell table:style-name="ce6" table:formula="of:=ROUND((SUM([.$B58:.BH58])/COUNT([.$B58:.BH58]));0)" office:value-type="float" office:value="1" calcext:value-type="float">
            <text:p>1</text:p>
          </table:table-cell>
          <table:table-cell table:style-name="ce6" table:formula="of:=ROUND((SUM([.$B58:.BI58])/COUNT([.$B58:.BI58]));0)" office:value-type="float" office:value="1" calcext:value-type="float">
            <text:p>1</text:p>
          </table:table-cell>
          <table:table-cell table:style-name="ce6" table:formula="of:=ROUND((SUM([.$B58:.BJ58])/COUNT([.$B58:.BJ58]));0)" office:value-type="float" office:value="1" calcext:value-type="float">
            <text:p>1</text:p>
          </table:table-cell>
          <table:table-cell table:style-name="ce6" table:formula="of:=ROUND((SUM([.$B58:.BK58])/COUNT([.$B58:.BK58]));0)" office:value-type="float" office:value="1" calcext:value-type="float">
            <text:p>1</text:p>
          </table:table-cell>
          <table:table-cell table:style-name="ce6" table:formula="of:=ROUND((SUM([.$B58:.BL58])/COUNT([.$B58:.BL58]));0)" office:value-type="float" office:value="1" calcext:value-type="float">
            <text:p>1</text:p>
          </table:table-cell>
          <table:table-cell table:style-name="ce6" table:formula="of:=ROUND((SUM([.$B58:.BM58])/COUNT([.$B58:.BM58]));0)" office:value-type="float" office:value="1" calcext:value-type="float">
            <text:p>1</text:p>
          </table:table-cell>
          <table:table-cell table:style-name="ce6" table:formula="of:=ROUND((SUM([.$B58:.BN58])/COUNT([.$B58:.BN58]));0)" office:value-type="float" office:value="1" calcext:value-type="float">
            <text:p>1</text:p>
          </table:table-cell>
          <table:table-cell table:style-name="ce6" table:formula="of:=ROUND((SUM([.$B58:.BO58])/COUNT([.$B58:.BO58]));0)" office:value-type="float" office:value="1" calcext:value-type="float">
            <text:p>1</text:p>
          </table:table-cell>
          <table:table-cell table:style-name="ce6" table:formula="of:=ROUND((SUM([.$B58:.BP58])/COUNT([.$B58:.BP58]));0)" office:value-type="float" office:value="1" calcext:value-type="float">
            <text:p>1</text:p>
          </table:table-cell>
          <table:table-cell table:style-name="ce6" table:formula="of:=ROUND((SUM([.$B58:.BQ58])/COUNT([.$B58:.BQ58]));0)" office:value-type="float" office:value="1" calcext:value-type="float">
            <text:p>1</text:p>
          </table:table-cell>
          <table:table-cell table:style-name="ce6" table:formula="of:=ROUND((SUM([.$B58:.BR58])/COUNT([.$B58:.BR58]));0)" office:value-type="float" office:value="1" calcext:value-type="float">
            <text:p>1</text:p>
          </table:table-cell>
          <table:table-cell table:style-name="ce6" table:formula="of:=ROUND((SUM([.$B58:.BS58])/COUNT([.$B58:.BS58]));0)" office:value-type="float" office:value="1" calcext:value-type="float">
            <text:p>1</text:p>
          </table:table-cell>
          <table:table-cell table:style-name="ce6" table:formula="of:=ROUND((SUM([.$B58:.BT58])/COUNT([.$B58:.BT58]));0)" office:value-type="float" office:value="1" calcext:value-type="float">
            <text:p>1</text:p>
          </table:table-cell>
          <table:table-cell table:style-name="ce6" table:formula="of:=ROUND((SUM([.$B58:.BU58])/COUNT([.$B58:.BU58]));0)" office:value-type="float" office:value="1" calcext:value-type="float">
            <text:p>1</text:p>
          </table:table-cell>
          <table:table-cell table:style-name="ce6" table:formula="of:=ROUND((SUM([.$B58:.BV58])/COUNT([.$B58:.BV58]));0)" office:value-type="float" office:value="1" calcext:value-type="float">
            <text:p>1</text:p>
          </table:table-cell>
          <table:table-cell table:style-name="ce6" table:formula="of:=ROUND((SUM([.$B58:.BW58])/COUNT([.$B58:.BW58]));0)" office:value-type="float" office:value="1" calcext:value-type="float">
            <text:p>1</text:p>
          </table:table-cell>
          <table:table-cell table:style-name="ce6" table:formula="of:=ROUND((SUM([.$B58:.BX58])/COUNT([.$B58:.BX58]));0)" office:value-type="float" office:value="1" calcext:value-type="float">
            <text:p>1</text:p>
          </table:table-cell>
          <table:table-cell table:style-name="ce6" table:formula="of:=ROUND((SUM([.$B58:.BY58])/COUNT([.$B58:.BY58]));0)" office:value-type="float" office:value="1" calcext:value-type="float">
            <text:p>1</text:p>
          </table:table-cell>
          <table:table-cell table:style-name="ce6" table:formula="of:=ROUND((SUM([.$B58:.BZ58])/COUNT([.$B58:.BZ58]));0)" office:value-type="float" office:value="1" calcext:value-type="float">
            <text:p>1</text:p>
          </table:table-cell>
          <table:table-cell table:style-name="ce6" table:formula="of:=ROUND((SUM([.$B58:.CA58])/COUNT([.$B58:.CA58]));0)" office:value-type="float" office:value="1" calcext:value-type="float">
            <text:p>1</text:p>
          </table:table-cell>
          <table:table-cell table:style-name="ce6" table:formula="of:=ROUND((SUM([.$B58:.CB58])/COUNT([.$B58:.CB58]));0)" office:value-type="float" office:value="1" calcext:value-type="float">
            <text:p>1</text:p>
          </table:table-cell>
          <table:table-cell table:style-name="ce6" table:formula="of:=ROUND((SUM([.$B58:.CC58])/COUNT([.$B58:.CC58]));0)" office:value-type="float" office:value="1" calcext:value-type="float">
            <text:p>1</text:p>
          </table:table-cell>
          <table:table-cell table:style-name="ce6" table:formula="of:=ROUND((SUM([.$B58:.CD58])/COUNT([.$B58:.CD58]));0)" office:value-type="float" office:value="1" calcext:value-type="float">
            <text:p>1</text:p>
          </table:table-cell>
          <table:table-cell table:style-name="ce6" table:formula="of:=ROUND((SUM([.$B58:.CE58])/COUNT([.$B58:.CE58]));0)" office:value-type="float" office:value="1" calcext:value-type="float">
            <text:p>1</text:p>
          </table:table-cell>
          <table:table-cell table:style-name="ce6" table:formula="of:=ROUND((SUM([.$B58:.CF58])/COUNT([.$B58:.CF58]));0)" office:value-type="float" office:value="1" calcext:value-type="float">
            <text:p>1</text:p>
          </table:table-cell>
          <table:table-cell table:style-name="ce6" table:formula="of:=ROUND((SUM([.$B58:.CG58])/COUNT([.$B58:.CG58]));0)" office:value-type="float" office:value="1" calcext:value-type="float">
            <text:p>1</text:p>
          </table:table-cell>
          <table:table-cell table:style-name="ce6" table:formula="of:=ROUND((SUM([.$B58:.CH58])/COUNT([.$B58:.CH58]));0)" office:value-type="float" office:value="1" calcext:value-type="float">
            <text:p>1</text:p>
          </table:table-cell>
          <table:table-cell table:style-name="ce6" table:formula="of:=ROUND((SUM([.$B58:.CI58])/COUNT([.$B58:.CI58]));0)" office:value-type="float" office:value="1" calcext:value-type="float">
            <text:p>1</text:p>
          </table:table-cell>
          <table:table-cell table:style-name="ce6" table:formula="of:=ROUND((SUM([.$B58:.CJ58])/COUNT([.$B58:.CJ58]));0)" office:value-type="float" office:value="1" calcext:value-type="float">
            <text:p>1</text:p>
          </table:table-cell>
          <table:table-cell table:style-name="ce6" table:formula="of:=ROUND((SUM([.$B58:.CK58])/COUNT([.$B58:.CK58]));0)" office:value-type="float" office:value="1" calcext:value-type="float">
            <text:p>1</text:p>
          </table:table-cell>
          <table:table-cell table:number-columns-repeated="100"/>
        </table:table-row>
        <table:table-row table:style-name="ro2">
          <table:table-cell table:number-columns-repeated="1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table:formula="of:=ROUND((SUM([.$B59:.B59])/COUNT([.$B59:.B59]));0)" office:value-type="float" office:value="1" calcext:value-type="float">
            <text:p>1</text:p>
          </table:table-cell>
          <table:table-cell table:style-name="ce6" table:formula="of:=ROUND((SUM([.$B59:.C59])/COUNT([.$B59:.C59]));0)" office:value-type="float" office:value="1" calcext:value-type="float">
            <text:p>1</text:p>
          </table:table-cell>
          <table:table-cell table:style-name="ce6" table:formula="of:=ROUND((SUM([.$B59:.D59])/COUNT([.$B59:.D59]));0)" office:value-type="float" office:value="1" calcext:value-type="float">
            <text:p>1</text:p>
          </table:table-cell>
          <table:table-cell table:style-name="ce6" table:formula="of:=ROUND((SUM([.$B59:.E59])/COUNT([.$B59:.E59]));0)" office:value-type="float" office:value="1" calcext:value-type="float">
            <text:p>1</text:p>
          </table:table-cell>
          <table:table-cell table:style-name="ce6" table:formula="of:=ROUND((SUM([.$B59:.F59])/COUNT([.$B59:.F59]));0)" office:value-type="float" office:value="1" calcext:value-type="float">
            <text:p>1</text:p>
          </table:table-cell>
          <table:table-cell table:style-name="ce6" table:formula="of:=ROUND((SUM([.$B59:.G59])/COUNT([.$B59:.G59]));0)" office:value-type="float" office:value="1" calcext:value-type="float">
            <text:p>1</text:p>
          </table:table-cell>
          <table:table-cell table:style-name="ce6" table:formula="of:=ROUND((SUM([.$B59:.H59])/COUNT([.$B59:.H59]));0)" office:value-type="float" office:value="1" calcext:value-type="float">
            <text:p>1</text:p>
          </table:table-cell>
          <table:table-cell table:style-name="ce6" table:formula="of:=ROUND((SUM([.$B59:.I59])/COUNT([.$B59:.I59]));0)" office:value-type="float" office:value="1" calcext:value-type="float">
            <text:p>1</text:p>
          </table:table-cell>
          <table:table-cell table:style-name="ce6" table:formula="of:=ROUND((SUM([.$B59:.J59])/COUNT([.$B59:.J59]));0)" office:value-type="float" office:value="1" calcext:value-type="float">
            <text:p>1</text:p>
          </table:table-cell>
          <table:table-cell table:style-name="ce6" table:formula="of:=ROUND((SUM([.$B59:.K59])/COUNT([.$B59:.K59]));0)" office:value-type="float" office:value="1" calcext:value-type="float">
            <text:p>1</text:p>
          </table:table-cell>
          <table:table-cell table:style-name="ce6" table:formula="of:=ROUND((SUM([.$B59:.L59])/COUNT([.$B59:.L59]));0)" office:value-type="float" office:value="1" calcext:value-type="float">
            <text:p>1</text:p>
          </table:table-cell>
          <table:table-cell table:style-name="ce6" table:formula="of:=ROUND((SUM([.$B59:.M59])/COUNT([.$B59:.M59]));0)" office:value-type="float" office:value="1" calcext:value-type="float">
            <text:p>1</text:p>
          </table:table-cell>
          <table:table-cell table:style-name="ce6" table:formula="of:=ROUND((SUM([.$B59:.N59])/COUNT([.$B59:.N59]));0)" office:value-type="float" office:value="1" calcext:value-type="float">
            <text:p>1</text:p>
          </table:table-cell>
          <table:table-cell table:style-name="ce6" table:formula="of:=ROUND((SUM([.$B59:.O59])/COUNT([.$B59:.O59]));0)" office:value-type="float" office:value="1" calcext:value-type="float">
            <text:p>1</text:p>
          </table:table-cell>
          <table:table-cell table:style-name="ce6" table:formula="of:=ROUND((SUM([.$B59:.P59])/COUNT([.$B59:.P59]));0)" office:value-type="float" office:value="1" calcext:value-type="float">
            <text:p>1</text:p>
          </table:table-cell>
          <table:table-cell table:style-name="ce6" table:formula="of:=ROUND((SUM([.$B59:.Q59])/COUNT([.$B59:.Q59]));0)" office:value-type="float" office:value="1" calcext:value-type="float">
            <text:p>1</text:p>
          </table:table-cell>
          <table:table-cell table:style-name="ce6" table:formula="of:=ROUND((SUM([.$B59:.R59])/COUNT([.$B59:.R59]));0)" office:value-type="float" office:value="1" calcext:value-type="float">
            <text:p>1</text:p>
          </table:table-cell>
          <table:table-cell table:style-name="ce6" table:formula="of:=ROUND((SUM([.$B59:.S59])/COUNT([.$B59:.S59]));0)" office:value-type="float" office:value="1" calcext:value-type="float">
            <text:p>1</text:p>
          </table:table-cell>
          <table:table-cell table:style-name="ce6" table:formula="of:=ROUND((SUM([.$B59:.T59])/COUNT([.$B59:.T59]));0)" office:value-type="float" office:value="1" calcext:value-type="float">
            <text:p>1</text:p>
          </table:table-cell>
          <table:table-cell table:style-name="ce6" table:formula="of:=ROUND((SUM([.$B59:.U59])/COUNT([.$B59:.U59]));0)" office:value-type="float" office:value="1" calcext:value-type="float">
            <text:p>1</text:p>
          </table:table-cell>
          <table:table-cell table:style-name="ce6" table:formula="of:=ROUND((SUM([.$B59:.V59])/COUNT([.$B59:.V59]));0)" office:value-type="float" office:value="1" calcext:value-type="float">
            <text:p>1</text:p>
          </table:table-cell>
          <table:table-cell table:style-name="ce6" table:formula="of:=ROUND((SUM([.$B59:.W59])/COUNT([.$B59:.W59]));0)" office:value-type="float" office:value="1" calcext:value-type="float">
            <text:p>1</text:p>
          </table:table-cell>
          <table:table-cell table:style-name="ce6" table:formula="of:=ROUND((SUM([.$B59:.X59])/COUNT([.$B59:.X59]));0)" office:value-type="float" office:value="1" calcext:value-type="float">
            <text:p>1</text:p>
          </table:table-cell>
          <table:table-cell table:style-name="ce6" table:formula="of:=ROUND((SUM([.$B59:.Y59])/COUNT([.$B59:.Y59]));0)" office:value-type="float" office:value="1" calcext:value-type="float">
            <text:p>1</text:p>
          </table:table-cell>
          <table:table-cell table:style-name="ce6" table:formula="of:=ROUND((SUM([.$B59:.Z59])/COUNT([.$B59:.Z59]));0)" office:value-type="float" office:value="1" calcext:value-type="float">
            <text:p>1</text:p>
          </table:table-cell>
          <table:table-cell table:style-name="ce6" table:formula="of:=ROUND((SUM([.$B59:.AA59])/COUNT([.$B59:.AA59]));0)" office:value-type="float" office:value="1" calcext:value-type="float">
            <text:p>1</text:p>
          </table:table-cell>
          <table:table-cell table:style-name="ce6" table:formula="of:=ROUND((SUM([.$B59:.AB59])/COUNT([.$B59:.AB59]));0)" office:value-type="float" office:value="1" calcext:value-type="float">
            <text:p>1</text:p>
          </table:table-cell>
          <table:table-cell table:style-name="ce6" table:formula="of:=ROUND((SUM([.$B59:.AC59])/COUNT([.$B59:.AC59]));0)" office:value-type="float" office:value="1" calcext:value-type="float">
            <text:p>1</text:p>
          </table:table-cell>
          <table:table-cell table:style-name="ce6" table:formula="of:=ROUND((SUM([.$B59:.AD59])/COUNT([.$B59:.AD59]));0)" office:value-type="float" office:value="1" calcext:value-type="float">
            <text:p>1</text:p>
          </table:table-cell>
          <table:table-cell table:style-name="ce6" table:formula="of:=ROUND((SUM([.$B59:.AE59])/COUNT([.$B59:.AE59]));0)" office:value-type="float" office:value="1" calcext:value-type="float">
            <text:p>1</text:p>
          </table:table-cell>
          <table:table-cell table:style-name="ce6" table:formula="of:=ROUND((SUM([.$B59:.AF59])/COUNT([.$B59:.AF59]));0)" office:value-type="float" office:value="1" calcext:value-type="float">
            <text:p>1</text:p>
          </table:table-cell>
          <table:table-cell table:style-name="ce6" table:formula="of:=ROUND((SUM([.$B59:.AG59])/COUNT([.$B59:.AG59]));0)" office:value-type="float" office:value="1" calcext:value-type="float">
            <text:p>1</text:p>
          </table:table-cell>
          <table:table-cell table:style-name="ce6" table:formula="of:=ROUND((SUM([.$B59:.AH59])/COUNT([.$B59:.AH59]));0)" office:value-type="float" office:value="1" calcext:value-type="float">
            <text:p>1</text:p>
          </table:table-cell>
          <table:table-cell table:style-name="ce6" table:formula="of:=ROUND((SUM([.$B59:.AI59])/COUNT([.$B59:.AI59]));0)" office:value-type="float" office:value="1" calcext:value-type="float">
            <text:p>1</text:p>
          </table:table-cell>
          <table:table-cell table:style-name="ce6" table:formula="of:=ROUND((SUM([.$B59:.AJ59])/COUNT([.$B59:.AJ59]));0)" office:value-type="float" office:value="1" calcext:value-type="float">
            <text:p>1</text:p>
          </table:table-cell>
          <table:table-cell table:style-name="ce6" table:formula="of:=ROUND((SUM([.$B59:.AK59])/COUNT([.$B59:.AK59]));0)" office:value-type="float" office:value="1" calcext:value-type="float">
            <text:p>1</text:p>
          </table:table-cell>
          <table:table-cell table:style-name="ce6" table:formula="of:=ROUND((SUM([.$B59:.AL59])/COUNT([.$B59:.AL59]));0)" office:value-type="float" office:value="1" calcext:value-type="float">
            <text:p>1</text:p>
          </table:table-cell>
          <table:table-cell table:style-name="ce6" table:formula="of:=ROUND((SUM([.$B59:.AM59])/COUNT([.$B59:.AM59]));0)" office:value-type="float" office:value="1" calcext:value-type="float">
            <text:p>1</text:p>
          </table:table-cell>
          <table:table-cell table:style-name="ce6" table:formula="of:=ROUND((SUM([.$B59:.AN59])/COUNT([.$B59:.AN59]));0)" office:value-type="float" office:value="1" calcext:value-type="float">
            <text:p>1</text:p>
          </table:table-cell>
          <table:table-cell table:style-name="ce6" table:formula="of:=ROUND((SUM([.$B59:.AO59])/COUNT([.$B59:.AO59]));0)" office:value-type="float" office:value="1" calcext:value-type="float">
            <text:p>1</text:p>
          </table:table-cell>
          <table:table-cell table:style-name="ce6" table:formula="of:=ROUND((SUM([.$B59:.AP59])/COUNT([.$B59:.AP59]));0)" office:value-type="float" office:value="1" calcext:value-type="float">
            <text:p>1</text:p>
          </table:table-cell>
          <table:table-cell table:style-name="ce6" table:formula="of:=ROUND((SUM([.$B59:.AQ59])/COUNT([.$B59:.AQ59]));0)" office:value-type="float" office:value="1" calcext:value-type="float">
            <text:p>1</text:p>
          </table:table-cell>
          <table:table-cell table:style-name="ce6" table:formula="of:=ROUND((SUM([.$B59:.AR59])/COUNT([.$B59:.AR59]));0)" office:value-type="float" office:value="1" calcext:value-type="float">
            <text:p>1</text:p>
          </table:table-cell>
          <table:table-cell table:style-name="ce6" table:formula="of:=ROUND((SUM([.$B59:.AS59])/COUNT([.$B59:.AS59]));0)" office:value-type="float" office:value="1" calcext:value-type="float">
            <text:p>1</text:p>
          </table:table-cell>
          <table:table-cell table:style-name="ce6" table:formula="of:=ROUND((SUM([.$B59:.AT59])/COUNT([.$B59:.AT59]));0)" office:value-type="float" office:value="1" calcext:value-type="float">
            <text:p>1</text:p>
          </table:table-cell>
          <table:table-cell table:style-name="ce6" table:formula="of:=ROUND((SUM([.$B59:.AU59])/COUNT([.$B59:.AU59]));0)" office:value-type="float" office:value="1" calcext:value-type="float">
            <text:p>1</text:p>
          </table:table-cell>
          <table:table-cell table:style-name="ce6" table:formula="of:=ROUND((SUM([.$B59:.AV59])/COUNT([.$B59:.AV59]));0)" office:value-type="float" office:value="1" calcext:value-type="float">
            <text:p>1</text:p>
          </table:table-cell>
          <table:table-cell table:style-name="ce6" table:formula="of:=ROUND((SUM([.$B59:.AW59])/COUNT([.$B59:.AW59]));0)" office:value-type="float" office:value="1" calcext:value-type="float">
            <text:p>1</text:p>
          </table:table-cell>
          <table:table-cell table:style-name="ce6" table:formula="of:=ROUND((SUM([.$B59:.AX59])/COUNT([.$B59:.AX59]));0)" office:value-type="float" office:value="1" calcext:value-type="float">
            <text:p>1</text:p>
          </table:table-cell>
          <table:table-cell table:style-name="ce6" table:formula="of:=ROUND((SUM([.$B59:.AY59])/COUNT([.$B59:.AY59]));0)" office:value-type="float" office:value="1" calcext:value-type="float">
            <text:p>1</text:p>
          </table:table-cell>
          <table:table-cell table:style-name="ce6" table:formula="of:=ROUND((SUM([.$B59:.AZ59])/COUNT([.$B59:.AZ59]));0)" office:value-type="float" office:value="1" calcext:value-type="float">
            <text:p>1</text:p>
          </table:table-cell>
          <table:table-cell table:style-name="ce6" table:formula="of:=ROUND((SUM([.$B59:.BA59])/COUNT([.$B59:.BA59]));0)" office:value-type="float" office:value="1" calcext:value-type="float">
            <text:p>1</text:p>
          </table:table-cell>
          <table:table-cell table:style-name="ce6" table:formula="of:=ROUND((SUM([.$B59:.BB59])/COUNT([.$B59:.BB59]));0)" office:value-type="float" office:value="1" calcext:value-type="float">
            <text:p>1</text:p>
          </table:table-cell>
          <table:table-cell table:style-name="ce6" table:formula="of:=ROUND((SUM([.$B59:.BC59])/COUNT([.$B59:.BC59]));0)" office:value-type="float" office:value="1" calcext:value-type="float">
            <text:p>1</text:p>
          </table:table-cell>
          <table:table-cell table:style-name="ce6" table:formula="of:=ROUND((SUM([.$B59:.BD59])/COUNT([.$B59:.BD59]));0)" office:value-type="float" office:value="1" calcext:value-type="float">
            <text:p>1</text:p>
          </table:table-cell>
          <table:table-cell table:style-name="ce6" table:formula="of:=ROUND((SUM([.$B59:.BE59])/COUNT([.$B59:.BE59]));0)" office:value-type="float" office:value="1" calcext:value-type="float">
            <text:p>1</text:p>
          </table:table-cell>
          <table:table-cell table:style-name="ce6" table:formula="of:=ROUND((SUM([.$B59:.BF59])/COUNT([.$B59:.BF59]));0)" office:value-type="float" office:value="1" calcext:value-type="float">
            <text:p>1</text:p>
          </table:table-cell>
          <table:table-cell table:style-name="ce6" table:formula="of:=ROUND((SUM([.$B59:.BG59])/COUNT([.$B59:.BG59]));0)" office:value-type="float" office:value="1" calcext:value-type="float">
            <text:p>1</text:p>
          </table:table-cell>
          <table:table-cell table:style-name="ce6" table:formula="of:=ROUND((SUM([.$B59:.BH59])/COUNT([.$B59:.BH59]));0)" office:value-type="float" office:value="1" calcext:value-type="float">
            <text:p>1</text:p>
          </table:table-cell>
          <table:table-cell table:style-name="ce6" table:formula="of:=ROUND((SUM([.$B59:.BI59])/COUNT([.$B59:.BI59]));0)" office:value-type="float" office:value="1" calcext:value-type="float">
            <text:p>1</text:p>
          </table:table-cell>
          <table:table-cell table:style-name="ce6" table:formula="of:=ROUND((SUM([.$B59:.BJ59])/COUNT([.$B59:.BJ59]));0)" office:value-type="float" office:value="1" calcext:value-type="float">
            <text:p>1</text:p>
          </table:table-cell>
          <table:table-cell table:style-name="ce6" table:formula="of:=ROUND((SUM([.$B59:.BK59])/COUNT([.$B59:.BK59]));0)" office:value-type="float" office:value="1" calcext:value-type="float">
            <text:p>1</text:p>
          </table:table-cell>
          <table:table-cell table:style-name="ce6" table:formula="of:=ROUND((SUM([.$B59:.BL59])/COUNT([.$B59:.BL59]));0)" office:value-type="float" office:value="1" calcext:value-type="float">
            <text:p>1</text:p>
          </table:table-cell>
          <table:table-cell table:style-name="ce6" table:formula="of:=ROUND((SUM([.$B59:.BM59])/COUNT([.$B59:.BM59]));0)" office:value-type="float" office:value="1" calcext:value-type="float">
            <text:p>1</text:p>
          </table:table-cell>
          <table:table-cell table:style-name="ce6" table:formula="of:=ROUND((SUM([.$B59:.BN59])/COUNT([.$B59:.BN59]));0)" office:value-type="float" office:value="1" calcext:value-type="float">
            <text:p>1</text:p>
          </table:table-cell>
          <table:table-cell table:style-name="ce6" table:formula="of:=ROUND((SUM([.$B59:.BO59])/COUNT([.$B59:.BO59]));0)" office:value-type="float" office:value="1" calcext:value-type="float">
            <text:p>1</text:p>
          </table:table-cell>
          <table:table-cell table:style-name="ce6" table:formula="of:=ROUND((SUM([.$B59:.BP59])/COUNT([.$B59:.BP59]));0)" office:value-type="float" office:value="1" calcext:value-type="float">
            <text:p>1</text:p>
          </table:table-cell>
          <table:table-cell table:style-name="ce6" table:formula="of:=ROUND((SUM([.$B59:.BQ59])/COUNT([.$B59:.BQ59]));0)" office:value-type="float" office:value="1" calcext:value-type="float">
            <text:p>1</text:p>
          </table:table-cell>
          <table:table-cell table:style-name="ce6" table:formula="of:=ROUND((SUM([.$B59:.BR59])/COUNT([.$B59:.BR59]));0)" office:value-type="float" office:value="1" calcext:value-type="float">
            <text:p>1</text:p>
          </table:table-cell>
          <table:table-cell table:style-name="ce6" table:formula="of:=ROUND((SUM([.$B59:.BS59])/COUNT([.$B59:.BS59]));0)" office:value-type="float" office:value="1" calcext:value-type="float">
            <text:p>1</text:p>
          </table:table-cell>
          <table:table-cell table:style-name="ce6" table:formula="of:=ROUND((SUM([.$B59:.BT59])/COUNT([.$B59:.BT59]));0)" office:value-type="float" office:value="1" calcext:value-type="float">
            <text:p>1</text:p>
          </table:table-cell>
          <table:table-cell table:style-name="ce6" table:formula="of:=ROUND((SUM([.$B59:.BU59])/COUNT([.$B59:.BU59]));0)" office:value-type="float" office:value="1" calcext:value-type="float">
            <text:p>1</text:p>
          </table:table-cell>
          <table:table-cell table:style-name="ce6" table:formula="of:=ROUND((SUM([.$B59:.BV59])/COUNT([.$B59:.BV59]));0)" office:value-type="float" office:value="1" calcext:value-type="float">
            <text:p>1</text:p>
          </table:table-cell>
          <table:table-cell table:style-name="ce6" table:formula="of:=ROUND((SUM([.$B59:.BW59])/COUNT([.$B59:.BW59]));0)" office:value-type="float" office:value="1" calcext:value-type="float">
            <text:p>1</text:p>
          </table:table-cell>
          <table:table-cell table:style-name="ce6" table:formula="of:=ROUND((SUM([.$B59:.BX59])/COUNT([.$B59:.BX59]));0)" office:value-type="float" office:value="1" calcext:value-type="float">
            <text:p>1</text:p>
          </table:table-cell>
          <table:table-cell table:style-name="ce6" table:formula="of:=ROUND((SUM([.$B59:.BY59])/COUNT([.$B59:.BY59]));0)" office:value-type="float" office:value="1" calcext:value-type="float">
            <text:p>1</text:p>
          </table:table-cell>
          <table:table-cell table:style-name="ce6" table:formula="of:=ROUND((SUM([.$B59:.BZ59])/COUNT([.$B59:.BZ59]));0)" office:value-type="float" office:value="1" calcext:value-type="float">
            <text:p>1</text:p>
          </table:table-cell>
          <table:table-cell table:style-name="ce6" table:formula="of:=ROUND((SUM([.$B59:.CA59])/COUNT([.$B59:.CA59]));0)" office:value-type="float" office:value="1" calcext:value-type="float">
            <text:p>1</text:p>
          </table:table-cell>
          <table:table-cell table:style-name="ce6" table:formula="of:=ROUND((SUM([.$B59:.CB59])/COUNT([.$B59:.CB59]));0)" office:value-type="float" office:value="1" calcext:value-type="float">
            <text:p>1</text:p>
          </table:table-cell>
          <table:table-cell table:style-name="ce6" table:formula="of:=ROUND((SUM([.$B59:.CC59])/COUNT([.$B59:.CC59]));0)" office:value-type="float" office:value="1" calcext:value-type="float">
            <text:p>1</text:p>
          </table:table-cell>
          <table:table-cell table:style-name="ce6" table:formula="of:=ROUND((SUM([.$B59:.CD59])/COUNT([.$B59:.CD59]));0)" office:value-type="float" office:value="1" calcext:value-type="float">
            <text:p>1</text:p>
          </table:table-cell>
          <table:table-cell table:style-name="ce6" table:formula="of:=ROUND((SUM([.$B59:.CE59])/COUNT([.$B59:.CE59]));0)" office:value-type="float" office:value="1" calcext:value-type="float">
            <text:p>1</text:p>
          </table:table-cell>
          <table:table-cell table:style-name="ce6" table:formula="of:=ROUND((SUM([.$B59:.CF59])/COUNT([.$B59:.CF59]));0)" office:value-type="float" office:value="1" calcext:value-type="float">
            <text:p>1</text:p>
          </table:table-cell>
          <table:table-cell table:style-name="ce6" table:formula="of:=ROUND((SUM([.$B59:.CG59])/COUNT([.$B59:.CG59]));0)" office:value-type="float" office:value="1" calcext:value-type="float">
            <text:p>1</text:p>
          </table:table-cell>
          <table:table-cell table:style-name="ce6" table:formula="of:=ROUND((SUM([.$B59:.CH59])/COUNT([.$B59:.CH59]));0)" office:value-type="float" office:value="1" calcext:value-type="float">
            <text:p>1</text:p>
          </table:table-cell>
          <table:table-cell table:style-name="ce6" table:formula="of:=ROUND((SUM([.$B59:.CI59])/COUNT([.$B59:.CI59]));0)" office:value-type="float" office:value="1" calcext:value-type="float">
            <text:p>1</text:p>
          </table:table-cell>
          <table:table-cell table:style-name="ce6" table:formula="of:=ROUND((SUM([.$B59:.CJ59])/COUNT([.$B59:.CJ59]));0)" office:value-type="float" office:value="1" calcext:value-type="float">
            <text:p>1</text:p>
          </table:table-cell>
          <table:table-cell table:style-name="ce6" table:formula="of:=ROUND((SUM([.$B59:.CK59])/COUNT([.$B59:.CK59]));0)" office:value-type="float" office:value="1" calcext:value-type="float">
            <text:p>1</text:p>
          </table:table-cell>
          <table:table-cell table:number-columns-repeated="100"/>
        </table:table-row>
        <table:table-row table:style-name="ro2">
          <table:table-cell table:number-columns-repeated="29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table:formula="of:=ROUND((SUM([.$B60:.B60])/COUNT([.$B60:.B60]));0)" office:value-type="float" office:value="1" calcext:value-type="float">
            <text:p>1</text:p>
          </table:table-cell>
          <table:table-cell table:style-name="ce6" table:formula="of:=ROUND((SUM([.$B60:.C60])/COUNT([.$B60:.C60]));0)" office:value-type="float" office:value="1" calcext:value-type="float">
            <text:p>1</text:p>
          </table:table-cell>
          <table:table-cell table:style-name="ce6" table:formula="of:=ROUND((SUM([.$B60:.D60])/COUNT([.$B60:.D60]));0)" office:value-type="float" office:value="1" calcext:value-type="float">
            <text:p>1</text:p>
          </table:table-cell>
          <table:table-cell table:style-name="ce6" table:formula="of:=ROUND((SUM([.$B60:.E60])/COUNT([.$B60:.E60]));0)" office:value-type="float" office:value="1" calcext:value-type="float">
            <text:p>1</text:p>
          </table:table-cell>
          <table:table-cell table:style-name="ce6" table:formula="of:=ROUND((SUM([.$B60:.F60])/COUNT([.$B60:.F60]));0)" office:value-type="float" office:value="1" calcext:value-type="float">
            <text:p>1</text:p>
          </table:table-cell>
          <table:table-cell table:style-name="ce6" table:formula="of:=ROUND((SUM([.$B60:.G60])/COUNT([.$B60:.G60]));0)" office:value-type="float" office:value="1" calcext:value-type="float">
            <text:p>1</text:p>
          </table:table-cell>
          <table:table-cell table:style-name="ce6" table:formula="of:=ROUND((SUM([.$B60:.H60])/COUNT([.$B60:.H60]));0)" office:value-type="float" office:value="1" calcext:value-type="float">
            <text:p>1</text:p>
          </table:table-cell>
          <table:table-cell table:style-name="ce6" table:formula="of:=ROUND((SUM([.$B60:.I60])/COUNT([.$B60:.I60]));0)" office:value-type="float" office:value="1" calcext:value-type="float">
            <text:p>1</text:p>
          </table:table-cell>
          <table:table-cell table:style-name="ce6" table:formula="of:=ROUND((SUM([.$B60:.J60])/COUNT([.$B60:.J60]));0)" office:value-type="float" office:value="1" calcext:value-type="float">
            <text:p>1</text:p>
          </table:table-cell>
          <table:table-cell table:style-name="ce6" table:formula="of:=ROUND((SUM([.$B60:.K60])/COUNT([.$B60:.K60]));0)" office:value-type="float" office:value="1" calcext:value-type="float">
            <text:p>1</text:p>
          </table:table-cell>
          <table:table-cell table:style-name="ce6" table:formula="of:=ROUND((SUM([.$B60:.L60])/COUNT([.$B60:.L60]));0)" office:value-type="float" office:value="1" calcext:value-type="float">
            <text:p>1</text:p>
          </table:table-cell>
          <table:table-cell table:style-name="ce6" table:formula="of:=ROUND((SUM([.$B60:.M60])/COUNT([.$B60:.M60]));0)" office:value-type="float" office:value="1" calcext:value-type="float">
            <text:p>1</text:p>
          </table:table-cell>
          <table:table-cell table:style-name="ce6" table:formula="of:=ROUND((SUM([.$B60:.N60])/COUNT([.$B60:.N60]));0)" office:value-type="float" office:value="1" calcext:value-type="float">
            <text:p>1</text:p>
          </table:table-cell>
          <table:table-cell table:style-name="ce6" table:formula="of:=ROUND((SUM([.$B60:.O60])/COUNT([.$B60:.O60]));0)" office:value-type="float" office:value="1" calcext:value-type="float">
            <text:p>1</text:p>
          </table:table-cell>
          <table:table-cell table:style-name="ce6" table:formula="of:=ROUND((SUM([.$B60:.P60])/COUNT([.$B60:.P60]));0)" office:value-type="float" office:value="1" calcext:value-type="float">
            <text:p>1</text:p>
          </table:table-cell>
          <table:table-cell table:style-name="ce6" table:formula="of:=ROUND((SUM([.$B60:.Q60])/COUNT([.$B60:.Q60]));0)" office:value-type="float" office:value="1" calcext:value-type="float">
            <text:p>1</text:p>
          </table:table-cell>
          <table:table-cell table:style-name="ce6" table:formula="of:=ROUND((SUM([.$B60:.R60])/COUNT([.$B60:.R60]));0)" office:value-type="float" office:value="1" calcext:value-type="float">
            <text:p>1</text:p>
          </table:table-cell>
          <table:table-cell table:style-name="ce6" table:formula="of:=ROUND((SUM([.$B60:.S60])/COUNT([.$B60:.S60]));0)" office:value-type="float" office:value="1" calcext:value-type="float">
            <text:p>1</text:p>
          </table:table-cell>
          <table:table-cell table:style-name="ce6" table:formula="of:=ROUND((SUM([.$B60:.T60])/COUNT([.$B60:.T60]));0)" office:value-type="float" office:value="1" calcext:value-type="float">
            <text:p>1</text:p>
          </table:table-cell>
          <table:table-cell table:style-name="ce6" table:formula="of:=ROUND((SUM([.$B60:.U60])/COUNT([.$B60:.U60]));0)" office:value-type="float" office:value="1" calcext:value-type="float">
            <text:p>1</text:p>
          </table:table-cell>
          <table:table-cell table:style-name="ce6" table:formula="of:=ROUND((SUM([.$B60:.V60])/COUNT([.$B60:.V60]));0)" office:value-type="float" office:value="1" calcext:value-type="float">
            <text:p>1</text:p>
          </table:table-cell>
          <table:table-cell table:style-name="ce6" table:formula="of:=ROUND((SUM([.$B60:.W60])/COUNT([.$B60:.W60]));0)" office:value-type="float" office:value="1" calcext:value-type="float">
            <text:p>1</text:p>
          </table:table-cell>
          <table:table-cell table:style-name="ce6" table:formula="of:=ROUND((SUM([.$B60:.X60])/COUNT([.$B60:.X60]));0)" office:value-type="float" office:value="1" calcext:value-type="float">
            <text:p>1</text:p>
          </table:table-cell>
          <table:table-cell table:style-name="ce6" table:formula="of:=ROUND((SUM([.$B60:.Y60])/COUNT([.$B60:.Y60]));0)" office:value-type="float" office:value="1" calcext:value-type="float">
            <text:p>1</text:p>
          </table:table-cell>
          <table:table-cell table:style-name="ce6" table:formula="of:=ROUND((SUM([.$B60:.Z60])/COUNT([.$B60:.Z60]));0)" office:value-type="float" office:value="1" calcext:value-type="float">
            <text:p>1</text:p>
          </table:table-cell>
          <table:table-cell table:style-name="ce6" table:formula="of:=ROUND((SUM([.$B60:.AA60])/COUNT([.$B60:.AA60]));0)" office:value-type="float" office:value="1" calcext:value-type="float">
            <text:p>1</text:p>
          </table:table-cell>
          <table:table-cell table:style-name="ce6" table:formula="of:=ROUND((SUM([.$B60:.AB60])/COUNT([.$B60:.AB60]));0)" office:value-type="float" office:value="1" calcext:value-type="float">
            <text:p>1</text:p>
          </table:table-cell>
          <table:table-cell table:style-name="ce6" table:formula="of:=ROUND((SUM([.$B60:.AC60])/COUNT([.$B60:.AC60]));0)" office:value-type="float" office:value="1" calcext:value-type="float">
            <text:p>1</text:p>
          </table:table-cell>
          <table:table-cell table:style-name="ce6" table:formula="of:=ROUND((SUM([.$B60:.AD60])/COUNT([.$B60:.AD60]));0)" office:value-type="float" office:value="1" calcext:value-type="float">
            <text:p>1</text:p>
          </table:table-cell>
          <table:table-cell table:style-name="ce6" table:formula="of:=ROUND((SUM([.$B60:.AE60])/COUNT([.$B60:.AE60]));0)" office:value-type="float" office:value="1" calcext:value-type="float">
            <text:p>1</text:p>
          </table:table-cell>
          <table:table-cell table:style-name="ce6" table:formula="of:=ROUND((SUM([.$B60:.AF60])/COUNT([.$B60:.AF60]));0)" office:value-type="float" office:value="1" calcext:value-type="float">
            <text:p>1</text:p>
          </table:table-cell>
          <table:table-cell table:style-name="ce6" table:formula="of:=ROUND((SUM([.$B60:.AG60])/COUNT([.$B60:.AG60]));0)" office:value-type="float" office:value="1" calcext:value-type="float">
            <text:p>1</text:p>
          </table:table-cell>
          <table:table-cell table:style-name="ce6" table:formula="of:=ROUND((SUM([.$B60:.AH60])/COUNT([.$B60:.AH60]));0)" office:value-type="float" office:value="1" calcext:value-type="float">
            <text:p>1</text:p>
          </table:table-cell>
          <table:table-cell table:style-name="ce6" table:formula="of:=ROUND((SUM([.$B60:.AI60])/COUNT([.$B60:.AI60]));0)" office:value-type="float" office:value="1" calcext:value-type="float">
            <text:p>1</text:p>
          </table:table-cell>
          <table:table-cell table:style-name="ce6" table:formula="of:=ROUND((SUM([.$B60:.AJ60])/COUNT([.$B60:.AJ60]));0)" office:value-type="float" office:value="1" calcext:value-type="float">
            <text:p>1</text:p>
          </table:table-cell>
          <table:table-cell table:style-name="ce6" table:formula="of:=ROUND((SUM([.$B60:.AK60])/COUNT([.$B60:.AK60]));0)" office:value-type="float" office:value="1" calcext:value-type="float">
            <text:p>1</text:p>
          </table:table-cell>
          <table:table-cell table:style-name="ce6" table:formula="of:=ROUND((SUM([.$B60:.AL60])/COUNT([.$B60:.AL60]));0)" office:value-type="float" office:value="1" calcext:value-type="float">
            <text:p>1</text:p>
          </table:table-cell>
          <table:table-cell table:style-name="ce6" table:formula="of:=ROUND((SUM([.$B60:.AM60])/COUNT([.$B60:.AM60]));0)" office:value-type="float" office:value="1" calcext:value-type="float">
            <text:p>1</text:p>
          </table:table-cell>
          <table:table-cell table:style-name="ce6" table:formula="of:=ROUND((SUM([.$B60:.AN60])/COUNT([.$B60:.AN60]));0)" office:value-type="float" office:value="1" calcext:value-type="float">
            <text:p>1</text:p>
          </table:table-cell>
          <table:table-cell table:style-name="ce6" table:formula="of:=ROUND((SUM([.$B60:.AO60])/COUNT([.$B60:.AO60]));0)" office:value-type="float" office:value="1" calcext:value-type="float">
            <text:p>1</text:p>
          </table:table-cell>
          <table:table-cell table:style-name="ce6" table:formula="of:=ROUND((SUM([.$B60:.AP60])/COUNT([.$B60:.AP60]));0)" office:value-type="float" office:value="1" calcext:value-type="float">
            <text:p>1</text:p>
          </table:table-cell>
          <table:table-cell table:style-name="ce6" table:formula="of:=ROUND((SUM([.$B60:.AQ60])/COUNT([.$B60:.AQ60]));0)" office:value-type="float" office:value="1" calcext:value-type="float">
            <text:p>1</text:p>
          </table:table-cell>
          <table:table-cell table:style-name="ce6" table:formula="of:=ROUND((SUM([.$B60:.AR60])/COUNT([.$B60:.AR60]));0)" office:value-type="float" office:value="1" calcext:value-type="float">
            <text:p>1</text:p>
          </table:table-cell>
          <table:table-cell table:style-name="ce6" table:formula="of:=ROUND((SUM([.$B60:.AS60])/COUNT([.$B60:.AS60]));0)" office:value-type="float" office:value="1" calcext:value-type="float">
            <text:p>1</text:p>
          </table:table-cell>
          <table:table-cell table:style-name="ce6" table:formula="of:=ROUND((SUM([.$B60:.AT60])/COUNT([.$B60:.AT60]));0)" office:value-type="float" office:value="1" calcext:value-type="float">
            <text:p>1</text:p>
          </table:table-cell>
          <table:table-cell table:style-name="ce6" table:formula="of:=ROUND((SUM([.$B60:.AU60])/COUNT([.$B60:.AU60]));0)" office:value-type="float" office:value="1" calcext:value-type="float">
            <text:p>1</text:p>
          </table:table-cell>
          <table:table-cell table:style-name="ce6" table:formula="of:=ROUND((SUM([.$B60:.AV60])/COUNT([.$B60:.AV60]));0)" office:value-type="float" office:value="1" calcext:value-type="float">
            <text:p>1</text:p>
          </table:table-cell>
          <table:table-cell table:style-name="ce6" table:formula="of:=ROUND((SUM([.$B60:.AW60])/COUNT([.$B60:.AW60]));0)" office:value-type="float" office:value="1" calcext:value-type="float">
            <text:p>1</text:p>
          </table:table-cell>
          <table:table-cell table:style-name="ce6" table:formula="of:=ROUND((SUM([.$B60:.AX60])/COUNT([.$B60:.AX60]));0)" office:value-type="float" office:value="1" calcext:value-type="float">
            <text:p>1</text:p>
          </table:table-cell>
          <table:table-cell table:style-name="ce6" table:formula="of:=ROUND((SUM([.$B60:.AY60])/COUNT([.$B60:.AY60]));0)" office:value-type="float" office:value="1" calcext:value-type="float">
            <text:p>1</text:p>
          </table:table-cell>
          <table:table-cell table:style-name="ce6" table:formula="of:=ROUND((SUM([.$B60:.AZ60])/COUNT([.$B60:.AZ60]));0)" office:value-type="float" office:value="1" calcext:value-type="float">
            <text:p>1</text:p>
          </table:table-cell>
          <table:table-cell table:style-name="ce6" table:formula="of:=ROUND((SUM([.$B60:.BA60])/COUNT([.$B60:.BA60]));0)" office:value-type="float" office:value="1" calcext:value-type="float">
            <text:p>1</text:p>
          </table:table-cell>
          <table:table-cell table:style-name="ce6" table:formula="of:=ROUND((SUM([.$B60:.BB60])/COUNT([.$B60:.BB60]));0)" office:value-type="float" office:value="1" calcext:value-type="float">
            <text:p>1</text:p>
          </table:table-cell>
          <table:table-cell table:style-name="ce6" table:formula="of:=ROUND((SUM([.$B60:.BC60])/COUNT([.$B60:.BC60]));0)" office:value-type="float" office:value="1" calcext:value-type="float">
            <text:p>1</text:p>
          </table:table-cell>
          <table:table-cell table:style-name="ce6" table:formula="of:=ROUND((SUM([.$B60:.BD60])/COUNT([.$B60:.BD60]));0)" office:value-type="float" office:value="1" calcext:value-type="float">
            <text:p>1</text:p>
          </table:table-cell>
          <table:table-cell table:style-name="ce6" table:formula="of:=ROUND((SUM([.$B60:.BE60])/COUNT([.$B60:.BE60]));0)" office:value-type="float" office:value="1" calcext:value-type="float">
            <text:p>1</text:p>
          </table:table-cell>
          <table:table-cell table:style-name="ce6" table:formula="of:=ROUND((SUM([.$B60:.BF60])/COUNT([.$B60:.BF60]));0)" office:value-type="float" office:value="1" calcext:value-type="float">
            <text:p>1</text:p>
          </table:table-cell>
          <table:table-cell table:style-name="ce6" table:formula="of:=ROUND((SUM([.$B60:.BG60])/COUNT([.$B60:.BG60]));0)" office:value-type="float" office:value="1" calcext:value-type="float">
            <text:p>1</text:p>
          </table:table-cell>
          <table:table-cell table:style-name="ce6" table:formula="of:=ROUND((SUM([.$B60:.BH60])/COUNT([.$B60:.BH60]));0)" office:value-type="float" office:value="1" calcext:value-type="float">
            <text:p>1</text:p>
          </table:table-cell>
          <table:table-cell table:style-name="ce6" table:formula="of:=ROUND((SUM([.$B60:.BI60])/COUNT([.$B60:.BI60]));0)" office:value-type="float" office:value="1" calcext:value-type="float">
            <text:p>1</text:p>
          </table:table-cell>
          <table:table-cell table:style-name="ce6" table:formula="of:=ROUND((SUM([.$B60:.BJ60])/COUNT([.$B60:.BJ60]));0)" office:value-type="float" office:value="1" calcext:value-type="float">
            <text:p>1</text:p>
          </table:table-cell>
          <table:table-cell table:style-name="ce6" table:formula="of:=ROUND((SUM([.$B60:.BK60])/COUNT([.$B60:.BK60]));0)" office:value-type="float" office:value="1" calcext:value-type="float">
            <text:p>1</text:p>
          </table:table-cell>
          <table:table-cell table:style-name="ce6" table:formula="of:=ROUND((SUM([.$B60:.BL60])/COUNT([.$B60:.BL60]));0)" office:value-type="float" office:value="1" calcext:value-type="float">
            <text:p>1</text:p>
          </table:table-cell>
          <table:table-cell table:style-name="ce6" table:formula="of:=ROUND((SUM([.$B60:.BM60])/COUNT([.$B60:.BM60]));0)" office:value-type="float" office:value="1" calcext:value-type="float">
            <text:p>1</text:p>
          </table:table-cell>
          <table:table-cell table:style-name="ce6" table:formula="of:=ROUND((SUM([.$B60:.BN60])/COUNT([.$B60:.BN60]));0)" office:value-type="float" office:value="1" calcext:value-type="float">
            <text:p>1</text:p>
          </table:table-cell>
          <table:table-cell table:style-name="ce6" table:formula="of:=ROUND((SUM([.$B60:.BO60])/COUNT([.$B60:.BO60]));0)" office:value-type="float" office:value="1" calcext:value-type="float">
            <text:p>1</text:p>
          </table:table-cell>
          <table:table-cell table:style-name="ce6" table:formula="of:=ROUND((SUM([.$B60:.BP60])/COUNT([.$B60:.BP60]));0)" office:value-type="float" office:value="1" calcext:value-type="float">
            <text:p>1</text:p>
          </table:table-cell>
          <table:table-cell table:style-name="ce6" table:formula="of:=ROUND((SUM([.$B60:.BQ60])/COUNT([.$B60:.BQ60]));0)" office:value-type="float" office:value="1" calcext:value-type="float">
            <text:p>1</text:p>
          </table:table-cell>
          <table:table-cell table:style-name="ce6" table:formula="of:=ROUND((SUM([.$B60:.BR60])/COUNT([.$B60:.BR60]));0)" office:value-type="float" office:value="1" calcext:value-type="float">
            <text:p>1</text:p>
          </table:table-cell>
          <table:table-cell table:style-name="ce6" table:formula="of:=ROUND((SUM([.$B60:.BS60])/COUNT([.$B60:.BS60]));0)" office:value-type="float" office:value="1" calcext:value-type="float">
            <text:p>1</text:p>
          </table:table-cell>
          <table:table-cell table:style-name="ce6" table:formula="of:=ROUND((SUM([.$B60:.BT60])/COUNT([.$B60:.BT60]));0)" office:value-type="float" office:value="1" calcext:value-type="float">
            <text:p>1</text:p>
          </table:table-cell>
          <table:table-cell table:style-name="ce6" table:formula="of:=ROUND((SUM([.$B60:.BU60])/COUNT([.$B60:.BU60]));0)" office:value-type="float" office:value="1" calcext:value-type="float">
            <text:p>1</text:p>
          </table:table-cell>
          <table:table-cell table:style-name="ce6" table:formula="of:=ROUND((SUM([.$B60:.BV60])/COUNT([.$B60:.BV60]));0)" office:value-type="float" office:value="1" calcext:value-type="float">
            <text:p>1</text:p>
          </table:table-cell>
          <table:table-cell table:style-name="ce6" table:formula="of:=ROUND((SUM([.$B60:.BW60])/COUNT([.$B60:.BW60]));0)" office:value-type="float" office:value="1" calcext:value-type="float">
            <text:p>1</text:p>
          </table:table-cell>
          <table:table-cell table:style-name="ce6" table:formula="of:=ROUND((SUM([.$B60:.BX60])/COUNT([.$B60:.BX60]));0)" office:value-type="float" office:value="1" calcext:value-type="float">
            <text:p>1</text:p>
          </table:table-cell>
          <table:table-cell table:style-name="ce6" table:formula="of:=ROUND((SUM([.$B60:.BY60])/COUNT([.$B60:.BY60]));0)" office:value-type="float" office:value="1" calcext:value-type="float">
            <text:p>1</text:p>
          </table:table-cell>
          <table:table-cell table:style-name="ce6" table:formula="of:=ROUND((SUM([.$B60:.BZ60])/COUNT([.$B60:.BZ60]));0)" office:value-type="float" office:value="1" calcext:value-type="float">
            <text:p>1</text:p>
          </table:table-cell>
          <table:table-cell table:style-name="ce6" table:formula="of:=ROUND((SUM([.$B60:.CA60])/COUNT([.$B60:.CA60]));0)" office:value-type="float" office:value="1" calcext:value-type="float">
            <text:p>1</text:p>
          </table:table-cell>
          <table:table-cell table:style-name="ce6" table:formula="of:=ROUND((SUM([.$B60:.CB60])/COUNT([.$B60:.CB60]));0)" office:value-type="float" office:value="1" calcext:value-type="float">
            <text:p>1</text:p>
          </table:table-cell>
          <table:table-cell table:style-name="ce6" table:formula="of:=ROUND((SUM([.$B60:.CC60])/COUNT([.$B60:.CC60]));0)" office:value-type="float" office:value="1" calcext:value-type="float">
            <text:p>1</text:p>
          </table:table-cell>
          <table:table-cell table:style-name="ce6" table:formula="of:=ROUND((SUM([.$B60:.CD60])/COUNT([.$B60:.CD60]));0)" office:value-type="float" office:value="1" calcext:value-type="float">
            <text:p>1</text:p>
          </table:table-cell>
          <table:table-cell table:style-name="ce6" table:formula="of:=ROUND((SUM([.$B60:.CE60])/COUNT([.$B60:.CE60]));0)" office:value-type="float" office:value="1" calcext:value-type="float">
            <text:p>1</text:p>
          </table:table-cell>
          <table:table-cell table:style-name="ce6" table:formula="of:=ROUND((SUM([.$B60:.CF60])/COUNT([.$B60:.CF60]));0)" office:value-type="float" office:value="1" calcext:value-type="float">
            <text:p>1</text:p>
          </table:table-cell>
          <table:table-cell table:style-name="ce6" table:formula="of:=ROUND((SUM([.$B60:.CG60])/COUNT([.$B60:.CG60]));0)" office:value-type="float" office:value="1" calcext:value-type="float">
            <text:p>1</text:p>
          </table:table-cell>
          <table:table-cell table:style-name="ce6" table:formula="of:=ROUND((SUM([.$B60:.CH60])/COUNT([.$B60:.CH60]));0)" office:value-type="float" office:value="1" calcext:value-type="float">
            <text:p>1</text:p>
          </table:table-cell>
          <table:table-cell table:style-name="ce6" table:formula="of:=ROUND((SUM([.$B60:.CI60])/COUNT([.$B60:.CI60]));0)" office:value-type="float" office:value="1" calcext:value-type="float">
            <text:p>1</text:p>
          </table:table-cell>
          <table:table-cell table:style-name="ce6" table:formula="of:=ROUND((SUM([.$B60:.CJ60])/COUNT([.$B60:.CJ60]));0)" office:value-type="float" office:value="1" calcext:value-type="float">
            <text:p>1</text:p>
          </table:table-cell>
          <table:table-cell table:style-name="ce6" table:formula="of:=ROUND((SUM([.$B60:.CK60])/COUNT([.$B60:.CK60]));0)" office:value-type="float" office:value="1" calcext:value-type="float">
            <text:p>1</text:p>
          </table:table-cell>
          <table:table-cell table:number-columns-repeated="100"/>
        </table:table-row>
        <table:table-row table:style-name="ro2">
          <table:table-cell table:number-columns-repeated="10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formula="of:=ROUND((SUM([.$B61:.B61])/COUNT([.$B61:.B61]));0)" office:value-type="float" office:value="1" calcext:value-type="float">
            <text:p>1</text:p>
          </table:table-cell>
          <table:table-cell table:style-name="ce6" table:formula="of:=ROUND((SUM([.$B61:.C61])/COUNT([.$B61:.C61]));0)" office:value-type="float" office:value="1" calcext:value-type="float">
            <text:p>1</text:p>
          </table:table-cell>
          <table:table-cell table:style-name="ce6" table:formula="of:=ROUND((SUM([.$B61:.D61])/COUNT([.$B61:.D61]));0)" office:value-type="float" office:value="1" calcext:value-type="float">
            <text:p>1</text:p>
          </table:table-cell>
          <table:table-cell table:style-name="ce6" table:formula="of:=ROUND((SUM([.$B61:.E61])/COUNT([.$B61:.E61]));0)" office:value-type="float" office:value="1" calcext:value-type="float">
            <text:p>1</text:p>
          </table:table-cell>
          <table:table-cell table:style-name="ce6" table:formula="of:=ROUND((SUM([.$B61:.F61])/COUNT([.$B61:.F61]));0)" office:value-type="float" office:value="1" calcext:value-type="float">
            <text:p>1</text:p>
          </table:table-cell>
          <table:table-cell table:style-name="ce6" table:formula="of:=ROUND((SUM([.$B61:.G61])/COUNT([.$B61:.G61]));0)" office:value-type="float" office:value="1" calcext:value-type="float">
            <text:p>1</text:p>
          </table:table-cell>
          <table:table-cell table:style-name="ce6" table:formula="of:=ROUND((SUM([.$B61:.H61])/COUNT([.$B61:.H61]));0)" office:value-type="float" office:value="1" calcext:value-type="float">
            <text:p>1</text:p>
          </table:table-cell>
          <table:table-cell table:style-name="ce6" table:formula="of:=ROUND((SUM([.$B61:.I61])/COUNT([.$B61:.I61]));0)" office:value-type="float" office:value="1" calcext:value-type="float">
            <text:p>1</text:p>
          </table:table-cell>
          <table:table-cell table:style-name="ce6" table:formula="of:=ROUND((SUM([.$B61:.J61])/COUNT([.$B61:.J61]));0)" office:value-type="float" office:value="1" calcext:value-type="float">
            <text:p>1</text:p>
          </table:table-cell>
          <table:table-cell table:style-name="ce6" table:formula="of:=ROUND((SUM([.$B61:.K61])/COUNT([.$B61:.K61]));0)" office:value-type="float" office:value="1" calcext:value-type="float">
            <text:p>1</text:p>
          </table:table-cell>
          <table:table-cell table:style-name="ce6" table:formula="of:=ROUND((SUM([.$B61:.L61])/COUNT([.$B61:.L61]));0)" office:value-type="float" office:value="1" calcext:value-type="float">
            <text:p>1</text:p>
          </table:table-cell>
          <table:table-cell table:style-name="ce6" table:formula="of:=ROUND((SUM([.$B61:.M61])/COUNT([.$B61:.M61]));0)" office:value-type="float" office:value="1" calcext:value-type="float">
            <text:p>1</text:p>
          </table:table-cell>
          <table:table-cell table:style-name="ce6" table:formula="of:=ROUND((SUM([.$B61:.N61])/COUNT([.$B61:.N61]));0)" office:value-type="float" office:value="1" calcext:value-type="float">
            <text:p>1</text:p>
          </table:table-cell>
          <table:table-cell table:style-name="ce6" table:formula="of:=ROUND((SUM([.$B61:.O61])/COUNT([.$B61:.O61]));0)" office:value-type="float" office:value="1" calcext:value-type="float">
            <text:p>1</text:p>
          </table:table-cell>
          <table:table-cell table:style-name="ce6" table:formula="of:=ROUND((SUM([.$B61:.P61])/COUNT([.$B61:.P61]));0)" office:value-type="float" office:value="1" calcext:value-type="float">
            <text:p>1</text:p>
          </table:table-cell>
          <table:table-cell table:style-name="ce6" table:formula="of:=ROUND((SUM([.$B61:.Q61])/COUNT([.$B61:.Q61]));0)" office:value-type="float" office:value="1" calcext:value-type="float">
            <text:p>1</text:p>
          </table:table-cell>
          <table:table-cell table:style-name="ce6" table:formula="of:=ROUND((SUM([.$B61:.R61])/COUNT([.$B61:.R61]));0)" office:value-type="float" office:value="1" calcext:value-type="float">
            <text:p>1</text:p>
          </table:table-cell>
          <table:table-cell table:style-name="ce6" table:formula="of:=ROUND((SUM([.$B61:.S61])/COUNT([.$B61:.S61]));0)" office:value-type="float" office:value="1" calcext:value-type="float">
            <text:p>1</text:p>
          </table:table-cell>
          <table:table-cell table:style-name="ce6" table:formula="of:=ROUND((SUM([.$B61:.T61])/COUNT([.$B61:.T61]));0)" office:value-type="float" office:value="1" calcext:value-type="float">
            <text:p>1</text:p>
          </table:table-cell>
          <table:table-cell table:style-name="ce6" table:formula="of:=ROUND((SUM([.$B61:.U61])/COUNT([.$B61:.U61]));0)" office:value-type="float" office:value="1" calcext:value-type="float">
            <text:p>1</text:p>
          </table:table-cell>
          <table:table-cell table:style-name="ce6" table:formula="of:=ROUND((SUM([.$B61:.V61])/COUNT([.$B61:.V61]));0)" office:value-type="float" office:value="1" calcext:value-type="float">
            <text:p>1</text:p>
          </table:table-cell>
          <table:table-cell table:style-name="ce6" table:formula="of:=ROUND((SUM([.$B61:.W61])/COUNT([.$B61:.W61]));0)" office:value-type="float" office:value="1" calcext:value-type="float">
            <text:p>1</text:p>
          </table:table-cell>
          <table:table-cell table:style-name="ce6" table:formula="of:=ROUND((SUM([.$B61:.X61])/COUNT([.$B61:.X61]));0)" office:value-type="float" office:value="1" calcext:value-type="float">
            <text:p>1</text:p>
          </table:table-cell>
          <table:table-cell table:style-name="ce6" table:formula="of:=ROUND((SUM([.$B61:.Y61])/COUNT([.$B61:.Y61]));0)" office:value-type="float" office:value="1" calcext:value-type="float">
            <text:p>1</text:p>
          </table:table-cell>
          <table:table-cell table:style-name="ce6" table:formula="of:=ROUND((SUM([.$B61:.Z61])/COUNT([.$B61:.Z61]));0)" office:value-type="float" office:value="1" calcext:value-type="float">
            <text:p>1</text:p>
          </table:table-cell>
          <table:table-cell table:style-name="ce6" table:formula="of:=ROUND((SUM([.$B61:.AA61])/COUNT([.$B61:.AA61]));0)" office:value-type="float" office:value="1" calcext:value-type="float">
            <text:p>1</text:p>
          </table:table-cell>
          <table:table-cell table:style-name="ce6" table:formula="of:=ROUND((SUM([.$B61:.AB61])/COUNT([.$B61:.AB61]));0)" office:value-type="float" office:value="1" calcext:value-type="float">
            <text:p>1</text:p>
          </table:table-cell>
          <table:table-cell table:style-name="ce6" table:formula="of:=ROUND((SUM([.$B61:.AC61])/COUNT([.$B61:.AC61]));0)" office:value-type="float" office:value="1" calcext:value-type="float">
            <text:p>1</text:p>
          </table:table-cell>
          <table:table-cell table:style-name="ce6" table:formula="of:=ROUND((SUM([.$B61:.AD61])/COUNT([.$B61:.AD61]));0)" office:value-type="float" office:value="1" calcext:value-type="float">
            <text:p>1</text:p>
          </table:table-cell>
          <table:table-cell table:style-name="ce6" table:formula="of:=ROUND((SUM([.$B61:.AE61])/COUNT([.$B61:.AE61]));0)" office:value-type="float" office:value="1" calcext:value-type="float">
            <text:p>1</text:p>
          </table:table-cell>
          <table:table-cell table:style-name="ce6" table:formula="of:=ROUND((SUM([.$B61:.AF61])/COUNT([.$B61:.AF61]));0)" office:value-type="float" office:value="1" calcext:value-type="float">
            <text:p>1</text:p>
          </table:table-cell>
          <table:table-cell table:style-name="ce6" table:formula="of:=ROUND((SUM([.$B61:.AG61])/COUNT([.$B61:.AG61]));0)" office:value-type="float" office:value="1" calcext:value-type="float">
            <text:p>1</text:p>
          </table:table-cell>
          <table:table-cell table:style-name="ce6" table:formula="of:=ROUND((SUM([.$B61:.AH61])/COUNT([.$B61:.AH61]));0)" office:value-type="float" office:value="1" calcext:value-type="float">
            <text:p>1</text:p>
          </table:table-cell>
          <table:table-cell table:style-name="ce6" table:formula="of:=ROUND((SUM([.$B61:.AI61])/COUNT([.$B61:.AI61]));0)" office:value-type="float" office:value="1" calcext:value-type="float">
            <text:p>1</text:p>
          </table:table-cell>
          <table:table-cell table:style-name="ce6" table:formula="of:=ROUND((SUM([.$B61:.AJ61])/COUNT([.$B61:.AJ61]));0)" office:value-type="float" office:value="1" calcext:value-type="float">
            <text:p>1</text:p>
          </table:table-cell>
          <table:table-cell table:style-name="ce6" table:formula="of:=ROUND((SUM([.$B61:.AK61])/COUNT([.$B61:.AK61]));0)" office:value-type="float" office:value="1" calcext:value-type="float">
            <text:p>1</text:p>
          </table:table-cell>
          <table:table-cell table:style-name="ce6" table:formula="of:=ROUND((SUM([.$B61:.AL61])/COUNT([.$B61:.AL61]));0)" office:value-type="float" office:value="1" calcext:value-type="float">
            <text:p>1</text:p>
          </table:table-cell>
          <table:table-cell table:style-name="ce6" table:formula="of:=ROUND((SUM([.$B61:.AM61])/COUNT([.$B61:.AM61]));0)" office:value-type="float" office:value="1" calcext:value-type="float">
            <text:p>1</text:p>
          </table:table-cell>
          <table:table-cell table:style-name="ce6" table:formula="of:=ROUND((SUM([.$B61:.AN61])/COUNT([.$B61:.AN61]));0)" office:value-type="float" office:value="1" calcext:value-type="float">
            <text:p>1</text:p>
          </table:table-cell>
          <table:table-cell table:style-name="ce6" table:formula="of:=ROUND((SUM([.$B61:.AO61])/COUNT([.$B61:.AO61]));0)" office:value-type="float" office:value="1" calcext:value-type="float">
            <text:p>1</text:p>
          </table:table-cell>
          <table:table-cell table:style-name="ce6" table:formula="of:=ROUND((SUM([.$B61:.AP61])/COUNT([.$B61:.AP61]));0)" office:value-type="float" office:value="1" calcext:value-type="float">
            <text:p>1</text:p>
          </table:table-cell>
          <table:table-cell table:style-name="ce6" table:formula="of:=ROUND((SUM([.$B61:.AQ61])/COUNT([.$B61:.AQ61]));0)" office:value-type="float" office:value="1" calcext:value-type="float">
            <text:p>1</text:p>
          </table:table-cell>
          <table:table-cell table:style-name="ce6" table:formula="of:=ROUND((SUM([.$B61:.AR61])/COUNT([.$B61:.AR61]));0)" office:value-type="float" office:value="1" calcext:value-type="float">
            <text:p>1</text:p>
          </table:table-cell>
          <table:table-cell table:style-name="ce6" table:formula="of:=ROUND((SUM([.$B61:.AS61])/COUNT([.$B61:.AS61]));0)" office:value-type="float" office:value="1" calcext:value-type="float">
            <text:p>1</text:p>
          </table:table-cell>
          <table:table-cell table:style-name="ce6" table:formula="of:=ROUND((SUM([.$B61:.AT61])/COUNT([.$B61:.AT61]));0)" office:value-type="float" office:value="1" calcext:value-type="float">
            <text:p>1</text:p>
          </table:table-cell>
          <table:table-cell table:style-name="ce6" table:formula="of:=ROUND((SUM([.$B61:.AU61])/COUNT([.$B61:.AU61]));0)" office:value-type="float" office:value="1" calcext:value-type="float">
            <text:p>1</text:p>
          </table:table-cell>
          <table:table-cell table:style-name="ce6" table:formula="of:=ROUND((SUM([.$B61:.AV61])/COUNT([.$B61:.AV61]));0)" office:value-type="float" office:value="1" calcext:value-type="float">
            <text:p>1</text:p>
          </table:table-cell>
          <table:table-cell table:style-name="ce6" table:formula="of:=ROUND((SUM([.$B61:.AW61])/COUNT([.$B61:.AW61]));0)" office:value-type="float" office:value="1" calcext:value-type="float">
            <text:p>1</text:p>
          </table:table-cell>
          <table:table-cell table:style-name="ce6" table:formula="of:=ROUND((SUM([.$B61:.AX61])/COUNT([.$B61:.AX61]));0)" office:value-type="float" office:value="1" calcext:value-type="float">
            <text:p>1</text:p>
          </table:table-cell>
          <table:table-cell table:style-name="ce6" table:formula="of:=ROUND((SUM([.$B61:.AY61])/COUNT([.$B61:.AY61]));0)" office:value-type="float" office:value="1" calcext:value-type="float">
            <text:p>1</text:p>
          </table:table-cell>
          <table:table-cell table:style-name="ce6" table:formula="of:=ROUND((SUM([.$B61:.AZ61])/COUNT([.$B61:.AZ61]));0)" office:value-type="float" office:value="1" calcext:value-type="float">
            <text:p>1</text:p>
          </table:table-cell>
          <table:table-cell table:style-name="ce6" table:formula="of:=ROUND((SUM([.$B61:.BA61])/COUNT([.$B61:.BA61]));0)" office:value-type="float" office:value="1" calcext:value-type="float">
            <text:p>1</text:p>
          </table:table-cell>
          <table:table-cell table:style-name="ce6" table:formula="of:=ROUND((SUM([.$B61:.BB61])/COUNT([.$B61:.BB61]));0)" office:value-type="float" office:value="1" calcext:value-type="float">
            <text:p>1</text:p>
          </table:table-cell>
          <table:table-cell table:style-name="ce6" table:formula="of:=ROUND((SUM([.$B61:.BC61])/COUNT([.$B61:.BC61]));0)" office:value-type="float" office:value="1" calcext:value-type="float">
            <text:p>1</text:p>
          </table:table-cell>
          <table:table-cell table:style-name="ce6" table:formula="of:=ROUND((SUM([.$B61:.BD61])/COUNT([.$B61:.BD61]));0)" office:value-type="float" office:value="1" calcext:value-type="float">
            <text:p>1</text:p>
          </table:table-cell>
          <table:table-cell table:style-name="ce6" table:formula="of:=ROUND((SUM([.$B61:.BE61])/COUNT([.$B61:.BE61]));0)" office:value-type="float" office:value="1" calcext:value-type="float">
            <text:p>1</text:p>
          </table:table-cell>
          <table:table-cell table:style-name="ce6" table:formula="of:=ROUND((SUM([.$B61:.BF61])/COUNT([.$B61:.BF61]));0)" office:value-type="float" office:value="1" calcext:value-type="float">
            <text:p>1</text:p>
          </table:table-cell>
          <table:table-cell table:style-name="ce6" table:formula="of:=ROUND((SUM([.$B61:.BG61])/COUNT([.$B61:.BG61]));0)" office:value-type="float" office:value="1" calcext:value-type="float">
            <text:p>1</text:p>
          </table:table-cell>
          <table:table-cell table:style-name="ce6" table:formula="of:=ROUND((SUM([.$B61:.BH61])/COUNT([.$B61:.BH61]));0)" office:value-type="float" office:value="1" calcext:value-type="float">
            <text:p>1</text:p>
          </table:table-cell>
          <table:table-cell table:style-name="ce6" table:formula="of:=ROUND((SUM([.$B61:.BI61])/COUNT([.$B61:.BI61]));0)" office:value-type="float" office:value="1" calcext:value-type="float">
            <text:p>1</text:p>
          </table:table-cell>
          <table:table-cell table:style-name="ce6" table:formula="of:=ROUND((SUM([.$B61:.BJ61])/COUNT([.$B61:.BJ61]));0)" office:value-type="float" office:value="1" calcext:value-type="float">
            <text:p>1</text:p>
          </table:table-cell>
          <table:table-cell table:style-name="ce6" table:formula="of:=ROUND((SUM([.$B61:.BK61])/COUNT([.$B61:.BK61]));0)" office:value-type="float" office:value="1" calcext:value-type="float">
            <text:p>1</text:p>
          </table:table-cell>
          <table:table-cell table:style-name="ce6" table:formula="of:=ROUND((SUM([.$B61:.BL61])/COUNT([.$B61:.BL61]));0)" office:value-type="float" office:value="1" calcext:value-type="float">
            <text:p>1</text:p>
          </table:table-cell>
          <table:table-cell table:style-name="ce6" table:formula="of:=ROUND((SUM([.$B61:.BM61])/COUNT([.$B61:.BM61]));0)" office:value-type="float" office:value="1" calcext:value-type="float">
            <text:p>1</text:p>
          </table:table-cell>
          <table:table-cell table:style-name="ce6" table:formula="of:=ROUND((SUM([.$B61:.BN61])/COUNT([.$B61:.BN61]));0)" office:value-type="float" office:value="1" calcext:value-type="float">
            <text:p>1</text:p>
          </table:table-cell>
          <table:table-cell table:style-name="ce6" table:formula="of:=ROUND((SUM([.$B61:.BO61])/COUNT([.$B61:.BO61]));0)" office:value-type="float" office:value="1" calcext:value-type="float">
            <text:p>1</text:p>
          </table:table-cell>
          <table:table-cell table:style-name="ce6" table:formula="of:=ROUND((SUM([.$B61:.BP61])/COUNT([.$B61:.BP61]));0)" office:value-type="float" office:value="1" calcext:value-type="float">
            <text:p>1</text:p>
          </table:table-cell>
          <table:table-cell table:style-name="ce6" table:formula="of:=ROUND((SUM([.$B61:.BQ61])/COUNT([.$B61:.BQ61]));0)" office:value-type="float" office:value="1" calcext:value-type="float">
            <text:p>1</text:p>
          </table:table-cell>
          <table:table-cell table:style-name="ce6" table:formula="of:=ROUND((SUM([.$B61:.BR61])/COUNT([.$B61:.BR61]));0)" office:value-type="float" office:value="1" calcext:value-type="float">
            <text:p>1</text:p>
          </table:table-cell>
          <table:table-cell table:style-name="ce6" table:formula="of:=ROUND((SUM([.$B61:.BS61])/COUNT([.$B61:.BS61]));0)" office:value-type="float" office:value="1" calcext:value-type="float">
            <text:p>1</text:p>
          </table:table-cell>
          <table:table-cell table:style-name="ce6" table:formula="of:=ROUND((SUM([.$B61:.BT61])/COUNT([.$B61:.BT61]));0)" office:value-type="float" office:value="1" calcext:value-type="float">
            <text:p>1</text:p>
          </table:table-cell>
          <table:table-cell table:style-name="ce6" table:formula="of:=ROUND((SUM([.$B61:.BU61])/COUNT([.$B61:.BU61]));0)" office:value-type="float" office:value="1" calcext:value-type="float">
            <text:p>1</text:p>
          </table:table-cell>
          <table:table-cell table:style-name="ce6" table:formula="of:=ROUND((SUM([.$B61:.BV61])/COUNT([.$B61:.BV61]));0)" office:value-type="float" office:value="1" calcext:value-type="float">
            <text:p>1</text:p>
          </table:table-cell>
          <table:table-cell table:style-name="ce6" table:formula="of:=ROUND((SUM([.$B61:.BW61])/COUNT([.$B61:.BW61]));0)" office:value-type="float" office:value="1" calcext:value-type="float">
            <text:p>1</text:p>
          </table:table-cell>
          <table:table-cell table:style-name="ce6" table:formula="of:=ROUND((SUM([.$B61:.BX61])/COUNT([.$B61:.BX61]));0)" office:value-type="float" office:value="1" calcext:value-type="float">
            <text:p>1</text:p>
          </table:table-cell>
          <table:table-cell table:style-name="ce6" table:formula="of:=ROUND((SUM([.$B61:.BY61])/COUNT([.$B61:.BY61]));0)" office:value-type="float" office:value="1" calcext:value-type="float">
            <text:p>1</text:p>
          </table:table-cell>
          <table:table-cell table:style-name="ce6" table:formula="of:=ROUND((SUM([.$B61:.BZ61])/COUNT([.$B61:.BZ61]));0)" office:value-type="float" office:value="1" calcext:value-type="float">
            <text:p>1</text:p>
          </table:table-cell>
          <table:table-cell table:style-name="ce6" table:formula="of:=ROUND((SUM([.$B61:.CA61])/COUNT([.$B61:.CA61]));0)" office:value-type="float" office:value="1" calcext:value-type="float">
            <text:p>1</text:p>
          </table:table-cell>
          <table:table-cell table:style-name="ce6" table:formula="of:=ROUND((SUM([.$B61:.CB61])/COUNT([.$B61:.CB61]));0)" office:value-type="float" office:value="1" calcext:value-type="float">
            <text:p>1</text:p>
          </table:table-cell>
          <table:table-cell table:style-name="ce6" table:formula="of:=ROUND((SUM([.$B61:.CC61])/COUNT([.$B61:.CC61]));0)" office:value-type="float" office:value="1" calcext:value-type="float">
            <text:p>1</text:p>
          </table:table-cell>
          <table:table-cell table:style-name="ce6" table:formula="of:=ROUND((SUM([.$B61:.CD61])/COUNT([.$B61:.CD61]));0)" office:value-type="float" office:value="1" calcext:value-type="float">
            <text:p>1</text:p>
          </table:table-cell>
          <table:table-cell table:style-name="ce6" table:formula="of:=ROUND((SUM([.$B61:.CE61])/COUNT([.$B61:.CE61]));0)" office:value-type="float" office:value="1" calcext:value-type="float">
            <text:p>1</text:p>
          </table:table-cell>
          <table:table-cell table:style-name="ce6" table:formula="of:=ROUND((SUM([.$B61:.CF61])/COUNT([.$B61:.CF61]));0)" office:value-type="float" office:value="1" calcext:value-type="float">
            <text:p>1</text:p>
          </table:table-cell>
          <table:table-cell table:style-name="ce6" table:formula="of:=ROUND((SUM([.$B61:.CG61])/COUNT([.$B61:.CG61]));0)" office:value-type="float" office:value="1" calcext:value-type="float">
            <text:p>1</text:p>
          </table:table-cell>
          <table:table-cell table:style-name="ce6" table:formula="of:=ROUND((SUM([.$B61:.CH61])/COUNT([.$B61:.CH61]));0)" office:value-type="float" office:value="1" calcext:value-type="float">
            <text:p>1</text:p>
          </table:table-cell>
          <table:table-cell table:style-name="ce6" table:formula="of:=ROUND((SUM([.$B61:.CI61])/COUNT([.$B61:.CI61]));0)" office:value-type="float" office:value="1" calcext:value-type="float">
            <text:p>1</text:p>
          </table:table-cell>
          <table:table-cell table:style-name="ce6" table:formula="of:=ROUND((SUM([.$B61:.CJ61])/COUNT([.$B61:.CJ61]));0)" office:value-type="float" office:value="1" calcext:value-type="float">
            <text:p>1</text:p>
          </table:table-cell>
          <table:table-cell table:style-name="ce6" table:formula="of:=ROUND((SUM([.$B61:.CK61])/COUNT([.$B61:.CK61]));0)" office:value-type="float" office:value="1" calcext:value-type="float">
            <text:p>1</text:p>
          </table:table-cell>
          <table:table-cell table:number-columns-repeated="100"/>
        </table:table-row>
        <table:table-row table:style-name="ro2">
          <table:table-cell table:number-columns-repeated="14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  <table:table-cell table:style-name="ce6" table:formula="of:=ROUND((SUM([.$B62:.B62])/COUNT([.$B62:.B62]));0)" office:value-type="float" office:value="1" calcext:value-type="float">
            <text:p>1</text:p>
          </table:table-cell>
          <table:table-cell table:style-name="ce6" table:formula="of:=ROUND((SUM([.$B62:.C62])/COUNT([.$B62:.C62]));0)" office:value-type="float" office:value="1" calcext:value-type="float">
            <text:p>1</text:p>
          </table:table-cell>
          <table:table-cell table:style-name="ce6" table:formula="of:=ROUND((SUM([.$B62:.D62])/COUNT([.$B62:.D62]));0)" office:value-type="float" office:value="1" calcext:value-type="float">
            <text:p>1</text:p>
          </table:table-cell>
          <table:table-cell table:style-name="ce6" table:formula="of:=ROUND((SUM([.$B62:.E62])/COUNT([.$B62:.E62]));0)" office:value-type="float" office:value="1" calcext:value-type="float">
            <text:p>1</text:p>
          </table:table-cell>
          <table:table-cell table:style-name="ce6" table:formula="of:=ROUND((SUM([.$B62:.F62])/COUNT([.$B62:.F62]));0)" office:value-type="float" office:value="1" calcext:value-type="float">
            <text:p>1</text:p>
          </table:table-cell>
          <table:table-cell table:style-name="ce6" table:formula="of:=ROUND((SUM([.$B62:.G62])/COUNT([.$B62:.G62]));0)" office:value-type="float" office:value="1" calcext:value-type="float">
            <text:p>1</text:p>
          </table:table-cell>
          <table:table-cell table:style-name="ce6" table:formula="of:=ROUND((SUM([.$B62:.H62])/COUNT([.$B62:.H62]));0)" office:value-type="float" office:value="1" calcext:value-type="float">
            <text:p>1</text:p>
          </table:table-cell>
          <table:table-cell table:style-name="ce6" table:formula="of:=ROUND((SUM([.$B62:.I62])/COUNT([.$B62:.I62]));0)" office:value-type="float" office:value="1" calcext:value-type="float">
            <text:p>1</text:p>
          </table:table-cell>
          <table:table-cell table:style-name="ce6" table:formula="of:=ROUND((SUM([.$B62:.J62])/COUNT([.$B62:.J62]));0)" office:value-type="float" office:value="1" calcext:value-type="float">
            <text:p>1</text:p>
          </table:table-cell>
          <table:table-cell table:style-name="ce6" table:formula="of:=ROUND((SUM([.$B62:.K62])/COUNT([.$B62:.K62]));0)" office:value-type="float" office:value="1" calcext:value-type="float">
            <text:p>1</text:p>
          </table:table-cell>
          <table:table-cell table:style-name="ce6" table:formula="of:=ROUND((SUM([.$B62:.L62])/COUNT([.$B62:.L62]));0)" office:value-type="float" office:value="1" calcext:value-type="float">
            <text:p>1</text:p>
          </table:table-cell>
          <table:table-cell table:style-name="ce6" table:formula="of:=ROUND((SUM([.$B62:.M62])/COUNT([.$B62:.M62]));0)" office:value-type="float" office:value="1" calcext:value-type="float">
            <text:p>1</text:p>
          </table:table-cell>
          <table:table-cell table:style-name="ce6" table:formula="of:=ROUND((SUM([.$B62:.N62])/COUNT([.$B62:.N62]));0)" office:value-type="float" office:value="1" calcext:value-type="float">
            <text:p>1</text:p>
          </table:table-cell>
          <table:table-cell table:style-name="ce6" table:formula="of:=ROUND((SUM([.$B62:.O62])/COUNT([.$B62:.O62]));0)" office:value-type="float" office:value="1" calcext:value-type="float">
            <text:p>1</text:p>
          </table:table-cell>
          <table:table-cell table:style-name="ce6" table:formula="of:=ROUND((SUM([.$B62:.P62])/COUNT([.$B62:.P62]));0)" office:value-type="float" office:value="1" calcext:value-type="float">
            <text:p>1</text:p>
          </table:table-cell>
          <table:table-cell table:style-name="ce6" table:formula="of:=ROUND((SUM([.$B62:.Q62])/COUNT([.$B62:.Q62]));0)" office:value-type="float" office:value="1" calcext:value-type="float">
            <text:p>1</text:p>
          </table:table-cell>
          <table:table-cell table:style-name="ce6" table:formula="of:=ROUND((SUM([.$B62:.R62])/COUNT([.$B62:.R62]));0)" office:value-type="float" office:value="1" calcext:value-type="float">
            <text:p>1</text:p>
          </table:table-cell>
          <table:table-cell table:style-name="ce6" table:formula="of:=ROUND((SUM([.$B62:.S62])/COUNT([.$B62:.S62]));0)" office:value-type="float" office:value="1" calcext:value-type="float">
            <text:p>1</text:p>
          </table:table-cell>
          <table:table-cell table:style-name="ce6" table:formula="of:=ROUND((SUM([.$B62:.T62])/COUNT([.$B62:.T62]));0)" office:value-type="float" office:value="1" calcext:value-type="float">
            <text:p>1</text:p>
          </table:table-cell>
          <table:table-cell table:style-name="ce6" table:formula="of:=ROUND((SUM([.$B62:.U62])/COUNT([.$B62:.U62]));0)" office:value-type="float" office:value="1" calcext:value-type="float">
            <text:p>1</text:p>
          </table:table-cell>
          <table:table-cell table:style-name="ce6" table:formula="of:=ROUND((SUM([.$B62:.V62])/COUNT([.$B62:.V62]));0)" office:value-type="float" office:value="1" calcext:value-type="float">
            <text:p>1</text:p>
          </table:table-cell>
          <table:table-cell table:style-name="ce6" table:formula="of:=ROUND((SUM([.$B62:.W62])/COUNT([.$B62:.W62]));0)" office:value-type="float" office:value="1" calcext:value-type="float">
            <text:p>1</text:p>
          </table:table-cell>
          <table:table-cell table:style-name="ce6" table:formula="of:=ROUND((SUM([.$B62:.X62])/COUNT([.$B62:.X62]));0)" office:value-type="float" office:value="1" calcext:value-type="float">
            <text:p>1</text:p>
          </table:table-cell>
          <table:table-cell table:style-name="ce6" table:formula="of:=ROUND((SUM([.$B62:.Y62])/COUNT([.$B62:.Y62]));0)" office:value-type="float" office:value="1" calcext:value-type="float">
            <text:p>1</text:p>
          </table:table-cell>
          <table:table-cell table:style-name="ce6" table:formula="of:=ROUND((SUM([.$B62:.Z62])/COUNT([.$B62:.Z62]));0)" office:value-type="float" office:value="1" calcext:value-type="float">
            <text:p>1</text:p>
          </table:table-cell>
          <table:table-cell table:style-name="ce6" table:formula="of:=ROUND((SUM([.$B62:.AA62])/COUNT([.$B62:.AA62]));0)" office:value-type="float" office:value="1" calcext:value-type="float">
            <text:p>1</text:p>
          </table:table-cell>
          <table:table-cell table:style-name="ce6" table:formula="of:=ROUND((SUM([.$B62:.AB62])/COUNT([.$B62:.AB62]));0)" office:value-type="float" office:value="1" calcext:value-type="float">
            <text:p>1</text:p>
          </table:table-cell>
          <table:table-cell table:style-name="ce6" table:formula="of:=ROUND((SUM([.$B62:.AC62])/COUNT([.$B62:.AC62]));0)" office:value-type="float" office:value="1" calcext:value-type="float">
            <text:p>1</text:p>
          </table:table-cell>
          <table:table-cell table:style-name="ce6" table:formula="of:=ROUND((SUM([.$B62:.AD62])/COUNT([.$B62:.AD62]));0)" office:value-type="float" office:value="1" calcext:value-type="float">
            <text:p>1</text:p>
          </table:table-cell>
          <table:table-cell table:style-name="ce6" table:formula="of:=ROUND((SUM([.$B62:.AE62])/COUNT([.$B62:.AE62]));0)" office:value-type="float" office:value="1" calcext:value-type="float">
            <text:p>1</text:p>
          </table:table-cell>
          <table:table-cell table:style-name="ce6" table:formula="of:=ROUND((SUM([.$B62:.AF62])/COUNT([.$B62:.AF62]));0)" office:value-type="float" office:value="1" calcext:value-type="float">
            <text:p>1</text:p>
          </table:table-cell>
          <table:table-cell table:style-name="ce6" table:formula="of:=ROUND((SUM([.$B62:.AG62])/COUNT([.$B62:.AG62]));0)" office:value-type="float" office:value="1" calcext:value-type="float">
            <text:p>1</text:p>
          </table:table-cell>
          <table:table-cell table:style-name="ce6" table:formula="of:=ROUND((SUM([.$B62:.AH62])/COUNT([.$B62:.AH62]));0)" office:value-type="float" office:value="1" calcext:value-type="float">
            <text:p>1</text:p>
          </table:table-cell>
          <table:table-cell table:style-name="ce6" table:formula="of:=ROUND((SUM([.$B62:.AI62])/COUNT([.$B62:.AI62]));0)" office:value-type="float" office:value="1" calcext:value-type="float">
            <text:p>1</text:p>
          </table:table-cell>
          <table:table-cell table:style-name="ce6" table:formula="of:=ROUND((SUM([.$B62:.AJ62])/COUNT([.$B62:.AJ62]));0)" office:value-type="float" office:value="1" calcext:value-type="float">
            <text:p>1</text:p>
          </table:table-cell>
          <table:table-cell table:style-name="ce6" table:formula="of:=ROUND((SUM([.$B62:.AK62])/COUNT([.$B62:.AK62]));0)" office:value-type="float" office:value="1" calcext:value-type="float">
            <text:p>1</text:p>
          </table:table-cell>
          <table:table-cell table:style-name="ce6" table:formula="of:=ROUND((SUM([.$B62:.AL62])/COUNT([.$B62:.AL62]));0)" office:value-type="float" office:value="1" calcext:value-type="float">
            <text:p>1</text:p>
          </table:table-cell>
          <table:table-cell table:style-name="ce6" table:formula="of:=ROUND((SUM([.$B62:.AM62])/COUNT([.$B62:.AM62]));0)" office:value-type="float" office:value="1" calcext:value-type="float">
            <text:p>1</text:p>
          </table:table-cell>
          <table:table-cell table:style-name="ce6" table:formula="of:=ROUND((SUM([.$B62:.AN62])/COUNT([.$B62:.AN62]));0)" office:value-type="float" office:value="1" calcext:value-type="float">
            <text:p>1</text:p>
          </table:table-cell>
          <table:table-cell table:style-name="ce6" table:formula="of:=ROUND((SUM([.$B62:.AO62])/COUNT([.$B62:.AO62]));0)" office:value-type="float" office:value="1" calcext:value-type="float">
            <text:p>1</text:p>
          </table:table-cell>
          <table:table-cell table:style-name="ce6" table:formula="of:=ROUND((SUM([.$B62:.AP62])/COUNT([.$B62:.AP62]));0)" office:value-type="float" office:value="1" calcext:value-type="float">
            <text:p>1</text:p>
          </table:table-cell>
          <table:table-cell table:style-name="ce6" table:formula="of:=ROUND((SUM([.$B62:.AQ62])/COUNT([.$B62:.AQ62]));0)" office:value-type="float" office:value="1" calcext:value-type="float">
            <text:p>1</text:p>
          </table:table-cell>
          <table:table-cell table:style-name="ce6" table:formula="of:=ROUND((SUM([.$B62:.AR62])/COUNT([.$B62:.AR62]));0)" office:value-type="float" office:value="1" calcext:value-type="float">
            <text:p>1</text:p>
          </table:table-cell>
          <table:table-cell table:style-name="ce6" table:formula="of:=ROUND((SUM([.$B62:.AS62])/COUNT([.$B62:.AS62]));0)" office:value-type="float" office:value="1" calcext:value-type="float">
            <text:p>1</text:p>
          </table:table-cell>
          <table:table-cell table:style-name="ce6" table:formula="of:=ROUND((SUM([.$B62:.AT62])/COUNT([.$B62:.AT62]));0)" office:value-type="float" office:value="1" calcext:value-type="float">
            <text:p>1</text:p>
          </table:table-cell>
          <table:table-cell table:style-name="ce6" table:formula="of:=ROUND((SUM([.$B62:.AU62])/COUNT([.$B62:.AU62]));0)" office:value-type="float" office:value="1" calcext:value-type="float">
            <text:p>1</text:p>
          </table:table-cell>
          <table:table-cell table:style-name="ce6" table:formula="of:=ROUND((SUM([.$B62:.AV62])/COUNT([.$B62:.AV62]));0)" office:value-type="float" office:value="1" calcext:value-type="float">
            <text:p>1</text:p>
          </table:table-cell>
          <table:table-cell table:style-name="ce6" table:formula="of:=ROUND((SUM([.$B62:.AW62])/COUNT([.$B62:.AW62]));0)" office:value-type="float" office:value="1" calcext:value-type="float">
            <text:p>1</text:p>
          </table:table-cell>
          <table:table-cell table:style-name="ce6" table:formula="of:=ROUND((SUM([.$B62:.AX62])/COUNT([.$B62:.AX62]));0)" office:value-type="float" office:value="1" calcext:value-type="float">
            <text:p>1</text:p>
          </table:table-cell>
          <table:table-cell table:style-name="ce6" table:formula="of:=ROUND((SUM([.$B62:.AY62])/COUNT([.$B62:.AY62]));0)" office:value-type="float" office:value="1" calcext:value-type="float">
            <text:p>1</text:p>
          </table:table-cell>
          <table:table-cell table:style-name="ce6" table:formula="of:=ROUND((SUM([.$B62:.AZ62])/COUNT([.$B62:.AZ62]));0)" office:value-type="float" office:value="1" calcext:value-type="float">
            <text:p>1</text:p>
          </table:table-cell>
          <table:table-cell table:style-name="ce6" table:formula="of:=ROUND((SUM([.$B62:.BA62])/COUNT([.$B62:.BA62]));0)" office:value-type="float" office:value="1" calcext:value-type="float">
            <text:p>1</text:p>
          </table:table-cell>
          <table:table-cell table:style-name="ce6" table:formula="of:=ROUND((SUM([.$B62:.BB62])/COUNT([.$B62:.BB62]));0)" office:value-type="float" office:value="1" calcext:value-type="float">
            <text:p>1</text:p>
          </table:table-cell>
          <table:table-cell table:style-name="ce6" table:formula="of:=ROUND((SUM([.$B62:.BC62])/COUNT([.$B62:.BC62]));0)" office:value-type="float" office:value="1" calcext:value-type="float">
            <text:p>1</text:p>
          </table:table-cell>
          <table:table-cell table:style-name="ce6" table:formula="of:=ROUND((SUM([.$B62:.BD62])/COUNT([.$B62:.BD62]));0)" office:value-type="float" office:value="1" calcext:value-type="float">
            <text:p>1</text:p>
          </table:table-cell>
          <table:table-cell table:style-name="ce6" table:formula="of:=ROUND((SUM([.$B62:.BE62])/COUNT([.$B62:.BE62]));0)" office:value-type="float" office:value="1" calcext:value-type="float">
            <text:p>1</text:p>
          </table:table-cell>
          <table:table-cell table:style-name="ce6" table:formula="of:=ROUND((SUM([.$B62:.BF62])/COUNT([.$B62:.BF62]));0)" office:value-type="float" office:value="1" calcext:value-type="float">
            <text:p>1</text:p>
          </table:table-cell>
          <table:table-cell table:style-name="ce6" table:formula="of:=ROUND((SUM([.$B62:.BG62])/COUNT([.$B62:.BG62]));0)" office:value-type="float" office:value="1" calcext:value-type="float">
            <text:p>1</text:p>
          </table:table-cell>
          <table:table-cell table:style-name="ce6" table:formula="of:=ROUND((SUM([.$B62:.BH62])/COUNT([.$B62:.BH62]));0)" office:value-type="float" office:value="1" calcext:value-type="float">
            <text:p>1</text:p>
          </table:table-cell>
          <table:table-cell table:style-name="ce6" table:formula="of:=ROUND((SUM([.$B62:.BI62])/COUNT([.$B62:.BI62]));0)" office:value-type="float" office:value="1" calcext:value-type="float">
            <text:p>1</text:p>
          </table:table-cell>
          <table:table-cell table:style-name="ce6" table:formula="of:=ROUND((SUM([.$B62:.BJ62])/COUNT([.$B62:.BJ62]));0)" office:value-type="float" office:value="1" calcext:value-type="float">
            <text:p>1</text:p>
          </table:table-cell>
          <table:table-cell table:style-name="ce6" table:formula="of:=ROUND((SUM([.$B62:.BK62])/COUNT([.$B62:.BK62]));0)" office:value-type="float" office:value="1" calcext:value-type="float">
            <text:p>1</text:p>
          </table:table-cell>
          <table:table-cell table:style-name="ce6" table:formula="of:=ROUND((SUM([.$B62:.BL62])/COUNT([.$B62:.BL62]));0)" office:value-type="float" office:value="1" calcext:value-type="float">
            <text:p>1</text:p>
          </table:table-cell>
          <table:table-cell table:style-name="ce6" table:formula="of:=ROUND((SUM([.$B62:.BM62])/COUNT([.$B62:.BM62]));0)" office:value-type="float" office:value="1" calcext:value-type="float">
            <text:p>1</text:p>
          </table:table-cell>
          <table:table-cell table:style-name="ce6" table:formula="of:=ROUND((SUM([.$B62:.BN62])/COUNT([.$B62:.BN62]));0)" office:value-type="float" office:value="1" calcext:value-type="float">
            <text:p>1</text:p>
          </table:table-cell>
          <table:table-cell table:style-name="ce6" table:formula="of:=ROUND((SUM([.$B62:.BO62])/COUNT([.$B62:.BO62]));0)" office:value-type="float" office:value="1" calcext:value-type="float">
            <text:p>1</text:p>
          </table:table-cell>
          <table:table-cell table:style-name="ce6" table:formula="of:=ROUND((SUM([.$B62:.BP62])/COUNT([.$B62:.BP62]));0)" office:value-type="float" office:value="1" calcext:value-type="float">
            <text:p>1</text:p>
          </table:table-cell>
          <table:table-cell table:style-name="ce6" table:formula="of:=ROUND((SUM([.$B62:.BQ62])/COUNT([.$B62:.BQ62]));0)" office:value-type="float" office:value="1" calcext:value-type="float">
            <text:p>1</text:p>
          </table:table-cell>
          <table:table-cell table:style-name="ce6" table:formula="of:=ROUND((SUM([.$B62:.BR62])/COUNT([.$B62:.BR62]));0)" office:value-type="float" office:value="1" calcext:value-type="float">
            <text:p>1</text:p>
          </table:table-cell>
          <table:table-cell table:style-name="ce6" table:formula="of:=ROUND((SUM([.$B62:.BS62])/COUNT([.$B62:.BS62]));0)" office:value-type="float" office:value="1" calcext:value-type="float">
            <text:p>1</text:p>
          </table:table-cell>
          <table:table-cell table:style-name="ce6" table:formula="of:=ROUND((SUM([.$B62:.BT62])/COUNT([.$B62:.BT62]));0)" office:value-type="float" office:value="1" calcext:value-type="float">
            <text:p>1</text:p>
          </table:table-cell>
          <table:table-cell table:style-name="ce6" table:formula="of:=ROUND((SUM([.$B62:.BU62])/COUNT([.$B62:.BU62]));0)" office:value-type="float" office:value="1" calcext:value-type="float">
            <text:p>1</text:p>
          </table:table-cell>
          <table:table-cell table:style-name="ce6" table:formula="of:=ROUND((SUM([.$B62:.BV62])/COUNT([.$B62:.BV62]));0)" office:value-type="float" office:value="1" calcext:value-type="float">
            <text:p>1</text:p>
          </table:table-cell>
          <table:table-cell table:style-name="ce6" table:formula="of:=ROUND((SUM([.$B62:.BW62])/COUNT([.$B62:.BW62]));0)" office:value-type="float" office:value="1" calcext:value-type="float">
            <text:p>1</text:p>
          </table:table-cell>
          <table:table-cell table:style-name="ce6" table:formula="of:=ROUND((SUM([.$B62:.BX62])/COUNT([.$B62:.BX62]));0)" office:value-type="float" office:value="1" calcext:value-type="float">
            <text:p>1</text:p>
          </table:table-cell>
          <table:table-cell table:style-name="ce6" table:formula="of:=ROUND((SUM([.$B62:.BY62])/COUNT([.$B62:.BY62]));0)" office:value-type="float" office:value="1" calcext:value-type="float">
            <text:p>1</text:p>
          </table:table-cell>
          <table:table-cell table:style-name="ce6" table:formula="of:=ROUND((SUM([.$B62:.BZ62])/COUNT([.$B62:.BZ62]));0)" office:value-type="float" office:value="1" calcext:value-type="float">
            <text:p>1</text:p>
          </table:table-cell>
          <table:table-cell table:style-name="ce6" table:formula="of:=ROUND((SUM([.$B62:.CA62])/COUNT([.$B62:.CA62]));0)" office:value-type="float" office:value="1" calcext:value-type="float">
            <text:p>1</text:p>
          </table:table-cell>
          <table:table-cell table:style-name="ce6" table:formula="of:=ROUND((SUM([.$B62:.CB62])/COUNT([.$B62:.CB62]));0)" office:value-type="float" office:value="1" calcext:value-type="float">
            <text:p>1</text:p>
          </table:table-cell>
          <table:table-cell table:style-name="ce6" table:formula="of:=ROUND((SUM([.$B62:.CC62])/COUNT([.$B62:.CC62]));0)" office:value-type="float" office:value="1" calcext:value-type="float">
            <text:p>1</text:p>
          </table:table-cell>
          <table:table-cell table:style-name="ce6" table:formula="of:=ROUND((SUM([.$B62:.CD62])/COUNT([.$B62:.CD62]));0)" office:value-type="float" office:value="1" calcext:value-type="float">
            <text:p>1</text:p>
          </table:table-cell>
          <table:table-cell table:style-name="ce6" table:formula="of:=ROUND((SUM([.$B62:.CE62])/COUNT([.$B62:.CE62]));0)" office:value-type="float" office:value="1" calcext:value-type="float">
            <text:p>1</text:p>
          </table:table-cell>
          <table:table-cell table:style-name="ce6" table:formula="of:=ROUND((SUM([.$B62:.CF62])/COUNT([.$B62:.CF62]));0)" office:value-type="float" office:value="1" calcext:value-type="float">
            <text:p>1</text:p>
          </table:table-cell>
          <table:table-cell table:style-name="ce6" table:formula="of:=ROUND((SUM([.$B62:.CG62])/COUNT([.$B62:.CG62]));0)" office:value-type="float" office:value="1" calcext:value-type="float">
            <text:p>1</text:p>
          </table:table-cell>
          <table:table-cell table:style-name="ce6" table:formula="of:=ROUND((SUM([.$B62:.CH62])/COUNT([.$B62:.CH62]));0)" office:value-type="float" office:value="1" calcext:value-type="float">
            <text:p>1</text:p>
          </table:table-cell>
          <table:table-cell table:style-name="ce6" table:formula="of:=ROUND((SUM([.$B62:.CI62])/COUNT([.$B62:.CI62]));0)" office:value-type="float" office:value="1" calcext:value-type="float">
            <text:p>1</text:p>
          </table:table-cell>
          <table:table-cell table:style-name="ce6" table:formula="of:=ROUND((SUM([.$B62:.CJ62])/COUNT([.$B62:.CJ62]));0)" office:value-type="float" office:value="1" calcext:value-type="float">
            <text:p>1</text:p>
          </table:table-cell>
          <table:table-cell table:style-name="ce6" table:formula="of:=ROUND((SUM([.$B62:.CK62])/COUNT([.$B62:.CK62]));0)" office:value-type="float" office:value="1" calcext:value-type="float">
            <text:p>1</text:p>
          </table:table-cell>
          <table:table-cell table:number-columns-repeated="100"/>
        </table:table-row>
        <table:table-row table:style-name="ro2">
          <table:table-cell table:number-columns-repeated="26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6" table:formula="of:=ROUND((SUM([.$B63:.B63])/COUNT([.$B63:.B63]));0)" office:value-type="float" office:value="1" calcext:value-type="float">
            <text:p>1</text:p>
          </table:table-cell>
          <table:table-cell table:style-name="ce6" table:formula="of:=ROUND((SUM([.$B63:.C63])/COUNT([.$B63:.C63]));0)" office:value-type="float" office:value="1" calcext:value-type="float">
            <text:p>1</text:p>
          </table:table-cell>
          <table:table-cell table:style-name="ce6" table:formula="of:=ROUND((SUM([.$B63:.D63])/COUNT([.$B63:.D63]));0)" office:value-type="float" office:value="1" calcext:value-type="float">
            <text:p>1</text:p>
          </table:table-cell>
          <table:table-cell table:style-name="ce6" table:formula="of:=ROUND((SUM([.$B63:.E63])/COUNT([.$B63:.E63]));0)" office:value-type="float" office:value="1" calcext:value-type="float">
            <text:p>1</text:p>
          </table:table-cell>
          <table:table-cell table:style-name="ce6" table:formula="of:=ROUND((SUM([.$B63:.F63])/COUNT([.$B63:.F63]));0)" office:value-type="float" office:value="1" calcext:value-type="float">
            <text:p>1</text:p>
          </table:table-cell>
          <table:table-cell table:style-name="ce6" table:formula="of:=ROUND((SUM([.$B63:.G63])/COUNT([.$B63:.G63]));0)" office:value-type="float" office:value="1" calcext:value-type="float">
            <text:p>1</text:p>
          </table:table-cell>
          <table:table-cell table:style-name="ce6" table:formula="of:=ROUND((SUM([.$B63:.H63])/COUNT([.$B63:.H63]));0)" office:value-type="float" office:value="1" calcext:value-type="float">
            <text:p>1</text:p>
          </table:table-cell>
          <table:table-cell table:style-name="ce6" table:formula="of:=ROUND((SUM([.$B63:.I63])/COUNT([.$B63:.I63]));0)" office:value-type="float" office:value="1" calcext:value-type="float">
            <text:p>1</text:p>
          </table:table-cell>
          <table:table-cell table:style-name="ce6" table:formula="of:=ROUND((SUM([.$B63:.J63])/COUNT([.$B63:.J63]));0)" office:value-type="float" office:value="1" calcext:value-type="float">
            <text:p>1</text:p>
          </table:table-cell>
          <table:table-cell table:style-name="ce6" table:formula="of:=ROUND((SUM([.$B63:.K63])/COUNT([.$B63:.K63]));0)" office:value-type="float" office:value="1" calcext:value-type="float">
            <text:p>1</text:p>
          </table:table-cell>
          <table:table-cell table:style-name="ce6" table:formula="of:=ROUND((SUM([.$B63:.L63])/COUNT([.$B63:.L63]));0)" office:value-type="float" office:value="1" calcext:value-type="float">
            <text:p>1</text:p>
          </table:table-cell>
          <table:table-cell table:style-name="ce6" table:formula="of:=ROUND((SUM([.$B63:.M63])/COUNT([.$B63:.M63]));0)" office:value-type="float" office:value="1" calcext:value-type="float">
            <text:p>1</text:p>
          </table:table-cell>
          <table:table-cell table:style-name="ce6" table:formula="of:=ROUND((SUM([.$B63:.N63])/COUNT([.$B63:.N63]));0)" office:value-type="float" office:value="1" calcext:value-type="float">
            <text:p>1</text:p>
          </table:table-cell>
          <table:table-cell table:style-name="ce6" table:formula="of:=ROUND((SUM([.$B63:.O63])/COUNT([.$B63:.O63]));0)" office:value-type="float" office:value="1" calcext:value-type="float">
            <text:p>1</text:p>
          </table:table-cell>
          <table:table-cell table:style-name="ce6" table:formula="of:=ROUND((SUM([.$B63:.P63])/COUNT([.$B63:.P63]));0)" office:value-type="float" office:value="1" calcext:value-type="float">
            <text:p>1</text:p>
          </table:table-cell>
          <table:table-cell table:style-name="ce6" table:formula="of:=ROUND((SUM([.$B63:.Q63])/COUNT([.$B63:.Q63]));0)" office:value-type="float" office:value="1" calcext:value-type="float">
            <text:p>1</text:p>
          </table:table-cell>
          <table:table-cell table:style-name="ce6" table:formula="of:=ROUND((SUM([.$B63:.R63])/COUNT([.$B63:.R63]));0)" office:value-type="float" office:value="1" calcext:value-type="float">
            <text:p>1</text:p>
          </table:table-cell>
          <table:table-cell table:style-name="ce6" table:formula="of:=ROUND((SUM([.$B63:.S63])/COUNT([.$B63:.S63]));0)" office:value-type="float" office:value="1" calcext:value-type="float">
            <text:p>1</text:p>
          </table:table-cell>
          <table:table-cell table:style-name="ce6" table:formula="of:=ROUND((SUM([.$B63:.T63])/COUNT([.$B63:.T63]));0)" office:value-type="float" office:value="1" calcext:value-type="float">
            <text:p>1</text:p>
          </table:table-cell>
          <table:table-cell table:style-name="ce6" table:formula="of:=ROUND((SUM([.$B63:.U63])/COUNT([.$B63:.U63]));0)" office:value-type="float" office:value="1" calcext:value-type="float">
            <text:p>1</text:p>
          </table:table-cell>
          <table:table-cell table:style-name="ce6" table:formula="of:=ROUND((SUM([.$B63:.V63])/COUNT([.$B63:.V63]));0)" office:value-type="float" office:value="1" calcext:value-type="float">
            <text:p>1</text:p>
          </table:table-cell>
          <table:table-cell table:style-name="ce6" table:formula="of:=ROUND((SUM([.$B63:.W63])/COUNT([.$B63:.W63]));0)" office:value-type="float" office:value="1" calcext:value-type="float">
            <text:p>1</text:p>
          </table:table-cell>
          <table:table-cell table:style-name="ce6" table:formula="of:=ROUND((SUM([.$B63:.X63])/COUNT([.$B63:.X63]));0)" office:value-type="float" office:value="1" calcext:value-type="float">
            <text:p>1</text:p>
          </table:table-cell>
          <table:table-cell table:style-name="ce6" table:formula="of:=ROUND((SUM([.$B63:.Y63])/COUNT([.$B63:.Y63]));0)" office:value-type="float" office:value="1" calcext:value-type="float">
            <text:p>1</text:p>
          </table:table-cell>
          <table:table-cell table:style-name="ce6" table:formula="of:=ROUND((SUM([.$B63:.Z63])/COUNT([.$B63:.Z63]));0)" office:value-type="float" office:value="1" calcext:value-type="float">
            <text:p>1</text:p>
          </table:table-cell>
          <table:table-cell table:style-name="ce6" table:formula="of:=ROUND((SUM([.$B63:.AA63])/COUNT([.$B63:.AA63]));0)" office:value-type="float" office:value="1" calcext:value-type="float">
            <text:p>1</text:p>
          </table:table-cell>
          <table:table-cell table:style-name="ce6" table:formula="of:=ROUND((SUM([.$B63:.AB63])/COUNT([.$B63:.AB63]));0)" office:value-type="float" office:value="1" calcext:value-type="float">
            <text:p>1</text:p>
          </table:table-cell>
          <table:table-cell table:style-name="ce6" table:formula="of:=ROUND((SUM([.$B63:.AC63])/COUNT([.$B63:.AC63]));0)" office:value-type="float" office:value="1" calcext:value-type="float">
            <text:p>1</text:p>
          </table:table-cell>
          <table:table-cell table:style-name="ce6" table:formula="of:=ROUND((SUM([.$B63:.AD63])/COUNT([.$B63:.AD63]));0)" office:value-type="float" office:value="1" calcext:value-type="float">
            <text:p>1</text:p>
          </table:table-cell>
          <table:table-cell table:style-name="ce6" table:formula="of:=ROUND((SUM([.$B63:.AE63])/COUNT([.$B63:.AE63]));0)" office:value-type="float" office:value="1" calcext:value-type="float">
            <text:p>1</text:p>
          </table:table-cell>
          <table:table-cell table:style-name="ce6" table:formula="of:=ROUND((SUM([.$B63:.AF63])/COUNT([.$B63:.AF63]));0)" office:value-type="float" office:value="1" calcext:value-type="float">
            <text:p>1</text:p>
          </table:table-cell>
          <table:table-cell table:style-name="ce6" table:formula="of:=ROUND((SUM([.$B63:.AG63])/COUNT([.$B63:.AG63]));0)" office:value-type="float" office:value="1" calcext:value-type="float">
            <text:p>1</text:p>
          </table:table-cell>
          <table:table-cell table:style-name="ce6" table:formula="of:=ROUND((SUM([.$B63:.AH63])/COUNT([.$B63:.AH63]));0)" office:value-type="float" office:value="1" calcext:value-type="float">
            <text:p>1</text:p>
          </table:table-cell>
          <table:table-cell table:style-name="ce6" table:formula="of:=ROUND((SUM([.$B63:.AI63])/COUNT([.$B63:.AI63]));0)" office:value-type="float" office:value="1" calcext:value-type="float">
            <text:p>1</text:p>
          </table:table-cell>
          <table:table-cell table:style-name="ce6" table:formula="of:=ROUND((SUM([.$B63:.AJ63])/COUNT([.$B63:.AJ63]));0)" office:value-type="float" office:value="1" calcext:value-type="float">
            <text:p>1</text:p>
          </table:table-cell>
          <table:table-cell table:style-name="ce6" table:formula="of:=ROUND((SUM([.$B63:.AK63])/COUNT([.$B63:.AK63]));0)" office:value-type="float" office:value="1" calcext:value-type="float">
            <text:p>1</text:p>
          </table:table-cell>
          <table:table-cell table:style-name="ce6" table:formula="of:=ROUND((SUM([.$B63:.AL63])/COUNT([.$B63:.AL63]));0)" office:value-type="float" office:value="1" calcext:value-type="float">
            <text:p>1</text:p>
          </table:table-cell>
          <table:table-cell table:style-name="ce6" table:formula="of:=ROUND((SUM([.$B63:.AM63])/COUNT([.$B63:.AM63]));0)" office:value-type="float" office:value="1" calcext:value-type="float">
            <text:p>1</text:p>
          </table:table-cell>
          <table:table-cell table:style-name="ce6" table:formula="of:=ROUND((SUM([.$B63:.AN63])/COUNT([.$B63:.AN63]));0)" office:value-type="float" office:value="1" calcext:value-type="float">
            <text:p>1</text:p>
          </table:table-cell>
          <table:table-cell table:style-name="ce6" table:formula="of:=ROUND((SUM([.$B63:.AO63])/COUNT([.$B63:.AO63]));0)" office:value-type="float" office:value="1" calcext:value-type="float">
            <text:p>1</text:p>
          </table:table-cell>
          <table:table-cell table:style-name="ce6" table:formula="of:=ROUND((SUM([.$B63:.AP63])/COUNT([.$B63:.AP63]));0)" office:value-type="float" office:value="1" calcext:value-type="float">
            <text:p>1</text:p>
          </table:table-cell>
          <table:table-cell table:style-name="ce6" table:formula="of:=ROUND((SUM([.$B63:.AQ63])/COUNT([.$B63:.AQ63]));0)" office:value-type="float" office:value="1" calcext:value-type="float">
            <text:p>1</text:p>
          </table:table-cell>
          <table:table-cell table:style-name="ce6" table:formula="of:=ROUND((SUM([.$B63:.AR63])/COUNT([.$B63:.AR63]));0)" office:value-type="float" office:value="1" calcext:value-type="float">
            <text:p>1</text:p>
          </table:table-cell>
          <table:table-cell table:style-name="ce6" table:formula="of:=ROUND((SUM([.$B63:.AS63])/COUNT([.$B63:.AS63]));0)" office:value-type="float" office:value="1" calcext:value-type="float">
            <text:p>1</text:p>
          </table:table-cell>
          <table:table-cell table:style-name="ce6" table:formula="of:=ROUND((SUM([.$B63:.AT63])/COUNT([.$B63:.AT63]));0)" office:value-type="float" office:value="1" calcext:value-type="float">
            <text:p>1</text:p>
          </table:table-cell>
          <table:table-cell table:style-name="ce6" table:formula="of:=ROUND((SUM([.$B63:.AU63])/COUNT([.$B63:.AU63]));0)" office:value-type="float" office:value="1" calcext:value-type="float">
            <text:p>1</text:p>
          </table:table-cell>
          <table:table-cell table:style-name="ce6" table:formula="of:=ROUND((SUM([.$B63:.AV63])/COUNT([.$B63:.AV63]));0)" office:value-type="float" office:value="1" calcext:value-type="float">
            <text:p>1</text:p>
          </table:table-cell>
          <table:table-cell table:style-name="ce6" table:formula="of:=ROUND((SUM([.$B63:.AW63])/COUNT([.$B63:.AW63]));0)" office:value-type="float" office:value="1" calcext:value-type="float">
            <text:p>1</text:p>
          </table:table-cell>
          <table:table-cell table:style-name="ce6" table:formula="of:=ROUND((SUM([.$B63:.AX63])/COUNT([.$B63:.AX63]));0)" office:value-type="float" office:value="1" calcext:value-type="float">
            <text:p>1</text:p>
          </table:table-cell>
          <table:table-cell table:style-name="ce6" table:formula="of:=ROUND((SUM([.$B63:.AY63])/COUNT([.$B63:.AY63]));0)" office:value-type="float" office:value="1" calcext:value-type="float">
            <text:p>1</text:p>
          </table:table-cell>
          <table:table-cell table:style-name="ce6" table:formula="of:=ROUND((SUM([.$B63:.AZ63])/COUNT([.$B63:.AZ63]));0)" office:value-type="float" office:value="1" calcext:value-type="float">
            <text:p>1</text:p>
          </table:table-cell>
          <table:table-cell table:style-name="ce6" table:formula="of:=ROUND((SUM([.$B63:.BA63])/COUNT([.$B63:.BA63]));0)" office:value-type="float" office:value="1" calcext:value-type="float">
            <text:p>1</text:p>
          </table:table-cell>
          <table:table-cell table:style-name="ce6" table:formula="of:=ROUND((SUM([.$B63:.BB63])/COUNT([.$B63:.BB63]));0)" office:value-type="float" office:value="1" calcext:value-type="float">
            <text:p>1</text:p>
          </table:table-cell>
          <table:table-cell table:style-name="ce6" table:formula="of:=ROUND((SUM([.$B63:.BC63])/COUNT([.$B63:.BC63]));0)" office:value-type="float" office:value="1" calcext:value-type="float">
            <text:p>1</text:p>
          </table:table-cell>
          <table:table-cell table:style-name="ce6" table:formula="of:=ROUND((SUM([.$B63:.BD63])/COUNT([.$B63:.BD63]));0)" office:value-type="float" office:value="1" calcext:value-type="float">
            <text:p>1</text:p>
          </table:table-cell>
          <table:table-cell table:style-name="ce6" table:formula="of:=ROUND((SUM([.$B63:.BE63])/COUNT([.$B63:.BE63]));0)" office:value-type="float" office:value="1" calcext:value-type="float">
            <text:p>1</text:p>
          </table:table-cell>
          <table:table-cell table:style-name="ce6" table:formula="of:=ROUND((SUM([.$B63:.BF63])/COUNT([.$B63:.BF63]));0)" office:value-type="float" office:value="1" calcext:value-type="float">
            <text:p>1</text:p>
          </table:table-cell>
          <table:table-cell table:style-name="ce6" table:formula="of:=ROUND((SUM([.$B63:.BG63])/COUNT([.$B63:.BG63]));0)" office:value-type="float" office:value="1" calcext:value-type="float">
            <text:p>1</text:p>
          </table:table-cell>
          <table:table-cell table:style-name="ce6" table:formula="of:=ROUND((SUM([.$B63:.BH63])/COUNT([.$B63:.BH63]));0)" office:value-type="float" office:value="1" calcext:value-type="float">
            <text:p>1</text:p>
          </table:table-cell>
          <table:table-cell table:style-name="ce6" table:formula="of:=ROUND((SUM([.$B63:.BI63])/COUNT([.$B63:.BI63]));0)" office:value-type="float" office:value="1" calcext:value-type="float">
            <text:p>1</text:p>
          </table:table-cell>
          <table:table-cell table:style-name="ce6" table:formula="of:=ROUND((SUM([.$B63:.BJ63])/COUNT([.$B63:.BJ63]));0)" office:value-type="float" office:value="1" calcext:value-type="float">
            <text:p>1</text:p>
          </table:table-cell>
          <table:table-cell table:style-name="ce6" table:formula="of:=ROUND((SUM([.$B63:.BK63])/COUNT([.$B63:.BK63]));0)" office:value-type="float" office:value="1" calcext:value-type="float">
            <text:p>1</text:p>
          </table:table-cell>
          <table:table-cell table:style-name="ce6" table:formula="of:=ROUND((SUM([.$B63:.BL63])/COUNT([.$B63:.BL63]));0)" office:value-type="float" office:value="1" calcext:value-type="float">
            <text:p>1</text:p>
          </table:table-cell>
          <table:table-cell table:style-name="ce6" table:formula="of:=ROUND((SUM([.$B63:.BM63])/COUNT([.$B63:.BM63]));0)" office:value-type="float" office:value="1" calcext:value-type="float">
            <text:p>1</text:p>
          </table:table-cell>
          <table:table-cell table:style-name="ce6" table:formula="of:=ROUND((SUM([.$B63:.BN63])/COUNT([.$B63:.BN63]));0)" office:value-type="float" office:value="1" calcext:value-type="float">
            <text:p>1</text:p>
          </table:table-cell>
          <table:table-cell table:style-name="ce6" table:formula="of:=ROUND((SUM([.$B63:.BO63])/COUNT([.$B63:.BO63]));0)" office:value-type="float" office:value="1" calcext:value-type="float">
            <text:p>1</text:p>
          </table:table-cell>
          <table:table-cell table:style-name="ce6" table:formula="of:=ROUND((SUM([.$B63:.BP63])/COUNT([.$B63:.BP63]));0)" office:value-type="float" office:value="1" calcext:value-type="float">
            <text:p>1</text:p>
          </table:table-cell>
          <table:table-cell table:style-name="ce6" table:formula="of:=ROUND((SUM([.$B63:.BQ63])/COUNT([.$B63:.BQ63]));0)" office:value-type="float" office:value="1" calcext:value-type="float">
            <text:p>1</text:p>
          </table:table-cell>
          <table:table-cell table:style-name="ce6" table:formula="of:=ROUND((SUM([.$B63:.BR63])/COUNT([.$B63:.BR63]));0)" office:value-type="float" office:value="1" calcext:value-type="float">
            <text:p>1</text:p>
          </table:table-cell>
          <table:table-cell table:style-name="ce6" table:formula="of:=ROUND((SUM([.$B63:.BS63])/COUNT([.$B63:.BS63]));0)" office:value-type="float" office:value="1" calcext:value-type="float">
            <text:p>1</text:p>
          </table:table-cell>
          <table:table-cell table:style-name="ce6" table:formula="of:=ROUND((SUM([.$B63:.BT63])/COUNT([.$B63:.BT63]));0)" office:value-type="float" office:value="1" calcext:value-type="float">
            <text:p>1</text:p>
          </table:table-cell>
          <table:table-cell table:style-name="ce6" table:formula="of:=ROUND((SUM([.$B63:.BU63])/COUNT([.$B63:.BU63]));0)" office:value-type="float" office:value="1" calcext:value-type="float">
            <text:p>1</text:p>
          </table:table-cell>
          <table:table-cell table:style-name="ce6" table:formula="of:=ROUND((SUM([.$B63:.BV63])/COUNT([.$B63:.BV63]));0)" office:value-type="float" office:value="1" calcext:value-type="float">
            <text:p>1</text:p>
          </table:table-cell>
          <table:table-cell table:style-name="ce6" table:formula="of:=ROUND((SUM([.$B63:.BW63])/COUNT([.$B63:.BW63]));0)" office:value-type="float" office:value="1" calcext:value-type="float">
            <text:p>1</text:p>
          </table:table-cell>
          <table:table-cell table:style-name="ce6" table:formula="of:=ROUND((SUM([.$B63:.BX63])/COUNT([.$B63:.BX63]));0)" office:value-type="float" office:value="1" calcext:value-type="float">
            <text:p>1</text:p>
          </table:table-cell>
          <table:table-cell table:style-name="ce6" table:formula="of:=ROUND((SUM([.$B63:.BY63])/COUNT([.$B63:.BY63]));0)" office:value-type="float" office:value="1" calcext:value-type="float">
            <text:p>1</text:p>
          </table:table-cell>
          <table:table-cell table:style-name="ce6" table:formula="of:=ROUND((SUM([.$B63:.BZ63])/COUNT([.$B63:.BZ63]));0)" office:value-type="float" office:value="1" calcext:value-type="float">
            <text:p>1</text:p>
          </table:table-cell>
          <table:table-cell table:style-name="ce6" table:formula="of:=ROUND((SUM([.$B63:.CA63])/COUNT([.$B63:.CA63]));0)" office:value-type="float" office:value="1" calcext:value-type="float">
            <text:p>1</text:p>
          </table:table-cell>
          <table:table-cell table:style-name="ce6" table:formula="of:=ROUND((SUM([.$B63:.CB63])/COUNT([.$B63:.CB63]));0)" office:value-type="float" office:value="1" calcext:value-type="float">
            <text:p>1</text:p>
          </table:table-cell>
          <table:table-cell table:style-name="ce6" table:formula="of:=ROUND((SUM([.$B63:.CC63])/COUNT([.$B63:.CC63]));0)" office:value-type="float" office:value="1" calcext:value-type="float">
            <text:p>1</text:p>
          </table:table-cell>
          <table:table-cell table:style-name="ce6" table:formula="of:=ROUND((SUM([.$B63:.CD63])/COUNT([.$B63:.CD63]));0)" office:value-type="float" office:value="1" calcext:value-type="float">
            <text:p>1</text:p>
          </table:table-cell>
          <table:table-cell table:style-name="ce6" table:formula="of:=ROUND((SUM([.$B63:.CE63])/COUNT([.$B63:.CE63]));0)" office:value-type="float" office:value="1" calcext:value-type="float">
            <text:p>1</text:p>
          </table:table-cell>
          <table:table-cell table:style-name="ce6" table:formula="of:=ROUND((SUM([.$B63:.CF63])/COUNT([.$B63:.CF63]));0)" office:value-type="float" office:value="1" calcext:value-type="float">
            <text:p>1</text:p>
          </table:table-cell>
          <table:table-cell table:style-name="ce6" table:formula="of:=ROUND((SUM([.$B63:.CG63])/COUNT([.$B63:.CG63]));0)" office:value-type="float" office:value="1" calcext:value-type="float">
            <text:p>1</text:p>
          </table:table-cell>
          <table:table-cell table:style-name="ce6" table:formula="of:=ROUND((SUM([.$B63:.CH63])/COUNT([.$B63:.CH63]));0)" office:value-type="float" office:value="1" calcext:value-type="float">
            <text:p>1</text:p>
          </table:table-cell>
          <table:table-cell table:style-name="ce6" table:formula="of:=ROUND((SUM([.$B63:.CI63])/COUNT([.$B63:.CI63]));0)" office:value-type="float" office:value="1" calcext:value-type="float">
            <text:p>1</text:p>
          </table:table-cell>
          <table:table-cell table:style-name="ce6" table:formula="of:=ROUND((SUM([.$B63:.CJ63])/COUNT([.$B63:.CJ63]));0)" office:value-type="float" office:value="1" calcext:value-type="float">
            <text:p>1</text:p>
          </table:table-cell>
          <table:table-cell table:style-name="ce6" table:formula="of:=ROUND((SUM([.$B63:.CK63])/COUNT([.$B63:.CK63]));0)" office:value-type="float" office:value="1" calcext:value-type="float">
            <text:p>1</text:p>
          </table:table-cell>
          <table:table-cell table:number-columns-repeated="100"/>
        </table:table-row>
        <table:table-row table:style-name="ro2">
          <table:table-cell table:number-columns-repeated="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6" office:value-type="float" office:value="1" calcext:value-type="float">
            <text:p>1</text:p>
          </table:table-cell>
          <table:table-cell table:style-name="ce6" table:formula="of:=ROUND((SUM([.$B64:.B64])/COUNT([.$B64:.B64]));0)" office:value-type="float" office:value="1" calcext:value-type="float">
            <text:p>1</text:p>
          </table:table-cell>
          <table:table-cell table:style-name="ce6" table:formula="of:=ROUND((SUM([.$B64:.C64])/COUNT([.$B64:.C64]));0)" office:value-type="float" office:value="1" calcext:value-type="float">
            <text:p>1</text:p>
          </table:table-cell>
          <table:table-cell table:style-name="ce6" table:formula="of:=ROUND((SUM([.$B64:.D64])/COUNT([.$B64:.D64]));0)" office:value-type="float" office:value="1" calcext:value-type="float">
            <text:p>1</text:p>
          </table:table-cell>
          <table:table-cell table:style-name="ce6" table:formula="of:=ROUND((SUM([.$B64:.E64])/COUNT([.$B64:.E64]));0)" office:value-type="float" office:value="1" calcext:value-type="float">
            <text:p>1</text:p>
          </table:table-cell>
          <table:table-cell table:style-name="ce6" table:formula="of:=ROUND((SUM([.$B64:.F64])/COUNT([.$B64:.F64]));0)" office:value-type="float" office:value="1" calcext:value-type="float">
            <text:p>1</text:p>
          </table:table-cell>
          <table:table-cell table:style-name="ce6" table:formula="of:=ROUND((SUM([.$B64:.G64])/COUNT([.$B64:.G64]));0)" office:value-type="float" office:value="1" calcext:value-type="float">
            <text:p>1</text:p>
          </table:table-cell>
          <table:table-cell table:style-name="ce6" table:formula="of:=ROUND((SUM([.$B64:.H64])/COUNT([.$B64:.H64]));0)" office:value-type="float" office:value="1" calcext:value-type="float">
            <text:p>1</text:p>
          </table:table-cell>
          <table:table-cell table:style-name="ce6" table:formula="of:=ROUND((SUM([.$B64:.I64])/COUNT([.$B64:.I64]));0)" office:value-type="float" office:value="1" calcext:value-type="float">
            <text:p>1</text:p>
          </table:table-cell>
          <table:table-cell table:style-name="ce6" table:formula="of:=ROUND((SUM([.$B64:.J64])/COUNT([.$B64:.J64]));0)" office:value-type="float" office:value="1" calcext:value-type="float">
            <text:p>1</text:p>
          </table:table-cell>
          <table:table-cell table:style-name="ce6" table:formula="of:=ROUND((SUM([.$B64:.K64])/COUNT([.$B64:.K64]));0)" office:value-type="float" office:value="1" calcext:value-type="float">
            <text:p>1</text:p>
          </table:table-cell>
          <table:table-cell table:style-name="ce6" table:formula="of:=ROUND((SUM([.$B64:.L64])/COUNT([.$B64:.L64]));0)" office:value-type="float" office:value="1" calcext:value-type="float">
            <text:p>1</text:p>
          </table:table-cell>
          <table:table-cell table:style-name="ce6" table:formula="of:=ROUND((SUM([.$B64:.M64])/COUNT([.$B64:.M64]));0)" office:value-type="float" office:value="1" calcext:value-type="float">
            <text:p>1</text:p>
          </table:table-cell>
          <table:table-cell table:style-name="ce6" table:formula="of:=ROUND((SUM([.$B64:.N64])/COUNT([.$B64:.N64]));0)" office:value-type="float" office:value="1" calcext:value-type="float">
            <text:p>1</text:p>
          </table:table-cell>
          <table:table-cell table:style-name="ce6" table:formula="of:=ROUND((SUM([.$B64:.O64])/COUNT([.$B64:.O64]));0)" office:value-type="float" office:value="1" calcext:value-type="float">
            <text:p>1</text:p>
          </table:table-cell>
          <table:table-cell table:style-name="ce6" table:formula="of:=ROUND((SUM([.$B64:.P64])/COUNT([.$B64:.P64]));0)" office:value-type="float" office:value="1" calcext:value-type="float">
            <text:p>1</text:p>
          </table:table-cell>
          <table:table-cell table:style-name="ce6" table:formula="of:=ROUND((SUM([.$B64:.Q64])/COUNT([.$B64:.Q64]));0)" office:value-type="float" office:value="1" calcext:value-type="float">
            <text:p>1</text:p>
          </table:table-cell>
          <table:table-cell table:style-name="ce6" table:formula="of:=ROUND((SUM([.$B64:.R64])/COUNT([.$B64:.R64]));0)" office:value-type="float" office:value="1" calcext:value-type="float">
            <text:p>1</text:p>
          </table:table-cell>
          <table:table-cell table:style-name="ce6" table:formula="of:=ROUND((SUM([.$B64:.S64])/COUNT([.$B64:.S64]));0)" office:value-type="float" office:value="1" calcext:value-type="float">
            <text:p>1</text:p>
          </table:table-cell>
          <table:table-cell table:style-name="ce6" table:formula="of:=ROUND((SUM([.$B64:.T64])/COUNT([.$B64:.T64]));0)" office:value-type="float" office:value="1" calcext:value-type="float">
            <text:p>1</text:p>
          </table:table-cell>
          <table:table-cell table:style-name="ce6" table:formula="of:=ROUND((SUM([.$B64:.U64])/COUNT([.$B64:.U64]));0)" office:value-type="float" office:value="1" calcext:value-type="float">
            <text:p>1</text:p>
          </table:table-cell>
          <table:table-cell table:style-name="ce6" table:formula="of:=ROUND((SUM([.$B64:.V64])/COUNT([.$B64:.V64]));0)" office:value-type="float" office:value="1" calcext:value-type="float">
            <text:p>1</text:p>
          </table:table-cell>
          <table:table-cell table:style-name="ce6" table:formula="of:=ROUND((SUM([.$B64:.W64])/COUNT([.$B64:.W64]));0)" office:value-type="float" office:value="1" calcext:value-type="float">
            <text:p>1</text:p>
          </table:table-cell>
          <table:table-cell table:style-name="ce6" table:formula="of:=ROUND((SUM([.$B64:.X64])/COUNT([.$B64:.X64]));0)" office:value-type="float" office:value="1" calcext:value-type="float">
            <text:p>1</text:p>
          </table:table-cell>
          <table:table-cell table:style-name="ce6" table:formula="of:=ROUND((SUM([.$B64:.Y64])/COUNT([.$B64:.Y64]));0)" office:value-type="float" office:value="1" calcext:value-type="float">
            <text:p>1</text:p>
          </table:table-cell>
          <table:table-cell table:style-name="ce6" table:formula="of:=ROUND((SUM([.$B64:.Z64])/COUNT([.$B64:.Z64]));0)" office:value-type="float" office:value="1" calcext:value-type="float">
            <text:p>1</text:p>
          </table:table-cell>
          <table:table-cell table:style-name="ce6" table:formula="of:=ROUND((SUM([.$B64:.AA64])/COUNT([.$B64:.AA64]));0)" office:value-type="float" office:value="1" calcext:value-type="float">
            <text:p>1</text:p>
          </table:table-cell>
          <table:table-cell table:style-name="ce6" table:formula="of:=ROUND((SUM([.$B64:.AB64])/COUNT([.$B64:.AB64]));0)" office:value-type="float" office:value="1" calcext:value-type="float">
            <text:p>1</text:p>
          </table:table-cell>
          <table:table-cell table:style-name="ce6" table:formula="of:=ROUND((SUM([.$B64:.AC64])/COUNT([.$B64:.AC64]));0)" office:value-type="float" office:value="1" calcext:value-type="float">
            <text:p>1</text:p>
          </table:table-cell>
          <table:table-cell table:style-name="ce6" table:formula="of:=ROUND((SUM([.$B64:.AD64])/COUNT([.$B64:.AD64]));0)" office:value-type="float" office:value="1" calcext:value-type="float">
            <text:p>1</text:p>
          </table:table-cell>
          <table:table-cell table:style-name="ce6" table:formula="of:=ROUND((SUM([.$B64:.AE64])/COUNT([.$B64:.AE64]));0)" office:value-type="float" office:value="1" calcext:value-type="float">
            <text:p>1</text:p>
          </table:table-cell>
          <table:table-cell table:style-name="ce6" table:formula="of:=ROUND((SUM([.$B64:.AF64])/COUNT([.$B64:.AF64]));0)" office:value-type="float" office:value="1" calcext:value-type="float">
            <text:p>1</text:p>
          </table:table-cell>
          <table:table-cell table:style-name="ce6" table:formula="of:=ROUND((SUM([.$B64:.AG64])/COUNT([.$B64:.AG64]));0)" office:value-type="float" office:value="1" calcext:value-type="float">
            <text:p>1</text:p>
          </table:table-cell>
          <table:table-cell table:style-name="ce6" table:formula="of:=ROUND((SUM([.$B64:.AH64])/COUNT([.$B64:.AH64]));0)" office:value-type="float" office:value="1" calcext:value-type="float">
            <text:p>1</text:p>
          </table:table-cell>
          <table:table-cell table:style-name="ce6" table:formula="of:=ROUND((SUM([.$B64:.AI64])/COUNT([.$B64:.AI64]));0)" office:value-type="float" office:value="1" calcext:value-type="float">
            <text:p>1</text:p>
          </table:table-cell>
          <table:table-cell table:style-name="ce6" table:formula="of:=ROUND((SUM([.$B64:.AJ64])/COUNT([.$B64:.AJ64]));0)" office:value-type="float" office:value="1" calcext:value-type="float">
            <text:p>1</text:p>
          </table:table-cell>
          <table:table-cell table:style-name="ce6" table:formula="of:=ROUND((SUM([.$B64:.AK64])/COUNT([.$B64:.AK64]));0)" office:value-type="float" office:value="1" calcext:value-type="float">
            <text:p>1</text:p>
          </table:table-cell>
          <table:table-cell table:style-name="ce6" table:formula="of:=ROUND((SUM([.$B64:.AL64])/COUNT([.$B64:.AL64]));0)" office:value-type="float" office:value="1" calcext:value-type="float">
            <text:p>1</text:p>
          </table:table-cell>
          <table:table-cell table:style-name="ce6" table:formula="of:=ROUND((SUM([.$B64:.AM64])/COUNT([.$B64:.AM64]));0)" office:value-type="float" office:value="1" calcext:value-type="float">
            <text:p>1</text:p>
          </table:table-cell>
          <table:table-cell table:style-name="ce6" table:formula="of:=ROUND((SUM([.$B64:.AN64])/COUNT([.$B64:.AN64]));0)" office:value-type="float" office:value="1" calcext:value-type="float">
            <text:p>1</text:p>
          </table:table-cell>
          <table:table-cell table:style-name="ce6" table:formula="of:=ROUND((SUM([.$B64:.AO64])/COUNT([.$B64:.AO64]));0)" office:value-type="float" office:value="1" calcext:value-type="float">
            <text:p>1</text:p>
          </table:table-cell>
          <table:table-cell table:style-name="ce6" table:formula="of:=ROUND((SUM([.$B64:.AP64])/COUNT([.$B64:.AP64]));0)" office:value-type="float" office:value="1" calcext:value-type="float">
            <text:p>1</text:p>
          </table:table-cell>
          <table:table-cell table:style-name="ce6" table:formula="of:=ROUND((SUM([.$B64:.AQ64])/COUNT([.$B64:.AQ64]));0)" office:value-type="float" office:value="1" calcext:value-type="float">
            <text:p>1</text:p>
          </table:table-cell>
          <table:table-cell table:style-name="ce6" table:formula="of:=ROUND((SUM([.$B64:.AR64])/COUNT([.$B64:.AR64]));0)" office:value-type="float" office:value="1" calcext:value-type="float">
            <text:p>1</text:p>
          </table:table-cell>
          <table:table-cell table:style-name="ce6" table:formula="of:=ROUND((SUM([.$B64:.AS64])/COUNT([.$B64:.AS64]));0)" office:value-type="float" office:value="1" calcext:value-type="float">
            <text:p>1</text:p>
          </table:table-cell>
          <table:table-cell table:style-name="ce6" table:formula="of:=ROUND((SUM([.$B64:.AT64])/COUNT([.$B64:.AT64]));0)" office:value-type="float" office:value="1" calcext:value-type="float">
            <text:p>1</text:p>
          </table:table-cell>
          <table:table-cell table:style-name="ce6" table:formula="of:=ROUND((SUM([.$B64:.AU64])/COUNT([.$B64:.AU64]));0)" office:value-type="float" office:value="1" calcext:value-type="float">
            <text:p>1</text:p>
          </table:table-cell>
          <table:table-cell table:style-name="ce6" table:formula="of:=ROUND((SUM([.$B64:.AV64])/COUNT([.$B64:.AV64]));0)" office:value-type="float" office:value="1" calcext:value-type="float">
            <text:p>1</text:p>
          </table:table-cell>
          <table:table-cell table:style-name="ce6" table:formula="of:=ROUND((SUM([.$B64:.AW64])/COUNT([.$B64:.AW64]));0)" office:value-type="float" office:value="1" calcext:value-type="float">
            <text:p>1</text:p>
          </table:table-cell>
          <table:table-cell table:style-name="ce6" table:formula="of:=ROUND((SUM([.$B64:.AX64])/COUNT([.$B64:.AX64]));0)" office:value-type="float" office:value="1" calcext:value-type="float">
            <text:p>1</text:p>
          </table:table-cell>
          <table:table-cell table:style-name="ce6" table:formula="of:=ROUND((SUM([.$B64:.AY64])/COUNT([.$B64:.AY64]));0)" office:value-type="float" office:value="1" calcext:value-type="float">
            <text:p>1</text:p>
          </table:table-cell>
          <table:table-cell table:style-name="ce6" table:formula="of:=ROUND((SUM([.$B64:.AZ64])/COUNT([.$B64:.AZ64]));0)" office:value-type="float" office:value="1" calcext:value-type="float">
            <text:p>1</text:p>
          </table:table-cell>
          <table:table-cell table:style-name="ce6" table:formula="of:=ROUND((SUM([.$B64:.BA64])/COUNT([.$B64:.BA64]));0)" office:value-type="float" office:value="1" calcext:value-type="float">
            <text:p>1</text:p>
          </table:table-cell>
          <table:table-cell table:style-name="ce6" table:formula="of:=ROUND((SUM([.$B64:.BB64])/COUNT([.$B64:.BB64]));0)" office:value-type="float" office:value="1" calcext:value-type="float">
            <text:p>1</text:p>
          </table:table-cell>
          <table:table-cell table:style-name="ce6" table:formula="of:=ROUND((SUM([.$B64:.BC64])/COUNT([.$B64:.BC64]));0)" office:value-type="float" office:value="1" calcext:value-type="float">
            <text:p>1</text:p>
          </table:table-cell>
          <table:table-cell table:style-name="ce6" table:formula="of:=ROUND((SUM([.$B64:.BD64])/COUNT([.$B64:.BD64]));0)" office:value-type="float" office:value="1" calcext:value-type="float">
            <text:p>1</text:p>
          </table:table-cell>
          <table:table-cell table:style-name="ce6" table:formula="of:=ROUND((SUM([.$B64:.BE64])/COUNT([.$B64:.BE64]));0)" office:value-type="float" office:value="1" calcext:value-type="float">
            <text:p>1</text:p>
          </table:table-cell>
          <table:table-cell table:style-name="ce6" table:formula="of:=ROUND((SUM([.$B64:.BF64])/COUNT([.$B64:.BF64]));0)" office:value-type="float" office:value="1" calcext:value-type="float">
            <text:p>1</text:p>
          </table:table-cell>
          <table:table-cell table:style-name="ce6" table:formula="of:=ROUND((SUM([.$B64:.BG64])/COUNT([.$B64:.BG64]));0)" office:value-type="float" office:value="1" calcext:value-type="float">
            <text:p>1</text:p>
          </table:table-cell>
          <table:table-cell table:style-name="ce6" table:formula="of:=ROUND((SUM([.$B64:.BH64])/COUNT([.$B64:.BH64]));0)" office:value-type="float" office:value="1" calcext:value-type="float">
            <text:p>1</text:p>
          </table:table-cell>
          <table:table-cell table:style-name="ce6" table:formula="of:=ROUND((SUM([.$B64:.BI64])/COUNT([.$B64:.BI64]));0)" office:value-type="float" office:value="1" calcext:value-type="float">
            <text:p>1</text:p>
          </table:table-cell>
          <table:table-cell table:style-name="ce6" table:formula="of:=ROUND((SUM([.$B64:.BJ64])/COUNT([.$B64:.BJ64]));0)" office:value-type="float" office:value="1" calcext:value-type="float">
            <text:p>1</text:p>
          </table:table-cell>
          <table:table-cell table:style-name="ce6" table:formula="of:=ROUND((SUM([.$B64:.BK64])/COUNT([.$B64:.BK64]));0)" office:value-type="float" office:value="1" calcext:value-type="float">
            <text:p>1</text:p>
          </table:table-cell>
          <table:table-cell table:style-name="ce6" table:formula="of:=ROUND((SUM([.$B64:.BL64])/COUNT([.$B64:.BL64]));0)" office:value-type="float" office:value="1" calcext:value-type="float">
            <text:p>1</text:p>
          </table:table-cell>
          <table:table-cell table:style-name="ce6" table:formula="of:=ROUND((SUM([.$B64:.BM64])/COUNT([.$B64:.BM64]));0)" office:value-type="float" office:value="1" calcext:value-type="float">
            <text:p>1</text:p>
          </table:table-cell>
          <table:table-cell table:style-name="ce6" table:formula="of:=ROUND((SUM([.$B64:.BN64])/COUNT([.$B64:.BN64]));0)" office:value-type="float" office:value="1" calcext:value-type="float">
            <text:p>1</text:p>
          </table:table-cell>
          <table:table-cell table:style-name="ce6" table:formula="of:=ROUND((SUM([.$B64:.BO64])/COUNT([.$B64:.BO64]));0)" office:value-type="float" office:value="1" calcext:value-type="float">
            <text:p>1</text:p>
          </table:table-cell>
          <table:table-cell table:style-name="ce6" table:formula="of:=ROUND((SUM([.$B64:.BP64])/COUNT([.$B64:.BP64]));0)" office:value-type="float" office:value="1" calcext:value-type="float">
            <text:p>1</text:p>
          </table:table-cell>
          <table:table-cell table:style-name="ce6" table:formula="of:=ROUND((SUM([.$B64:.BQ64])/COUNT([.$B64:.BQ64]));0)" office:value-type="float" office:value="1" calcext:value-type="float">
            <text:p>1</text:p>
          </table:table-cell>
          <table:table-cell table:style-name="ce6" table:formula="of:=ROUND((SUM([.$B64:.BR64])/COUNT([.$B64:.BR64]));0)" office:value-type="float" office:value="1" calcext:value-type="float">
            <text:p>1</text:p>
          </table:table-cell>
          <table:table-cell table:style-name="ce6" table:formula="of:=ROUND((SUM([.$B64:.BS64])/COUNT([.$B64:.BS64]));0)" office:value-type="float" office:value="1" calcext:value-type="float">
            <text:p>1</text:p>
          </table:table-cell>
          <table:table-cell table:style-name="ce6" table:formula="of:=ROUND((SUM([.$B64:.BT64])/COUNT([.$B64:.BT64]));0)" office:value-type="float" office:value="1" calcext:value-type="float">
            <text:p>1</text:p>
          </table:table-cell>
          <table:table-cell table:style-name="ce6" table:formula="of:=ROUND((SUM([.$B64:.BU64])/COUNT([.$B64:.BU64]));0)" office:value-type="float" office:value="1" calcext:value-type="float">
            <text:p>1</text:p>
          </table:table-cell>
          <table:table-cell table:style-name="ce6" table:formula="of:=ROUND((SUM([.$B64:.BV64])/COUNT([.$B64:.BV64]));0)" office:value-type="float" office:value="1" calcext:value-type="float">
            <text:p>1</text:p>
          </table:table-cell>
          <table:table-cell table:style-name="ce6" table:formula="of:=ROUND((SUM([.$B64:.BW64])/COUNT([.$B64:.BW64]));0)" office:value-type="float" office:value="1" calcext:value-type="float">
            <text:p>1</text:p>
          </table:table-cell>
          <table:table-cell table:style-name="ce6" table:formula="of:=ROUND((SUM([.$B64:.BX64])/COUNT([.$B64:.BX64]));0)" office:value-type="float" office:value="1" calcext:value-type="float">
            <text:p>1</text:p>
          </table:table-cell>
          <table:table-cell table:style-name="ce6" table:formula="of:=ROUND((SUM([.$B64:.BY64])/COUNT([.$B64:.BY64]));0)" office:value-type="float" office:value="1" calcext:value-type="float">
            <text:p>1</text:p>
          </table:table-cell>
          <table:table-cell table:style-name="ce6" table:formula="of:=ROUND((SUM([.$B64:.BZ64])/COUNT([.$B64:.BZ64]));0)" office:value-type="float" office:value="1" calcext:value-type="float">
            <text:p>1</text:p>
          </table:table-cell>
          <table:table-cell table:style-name="ce6" table:formula="of:=ROUND((SUM([.$B64:.CA64])/COUNT([.$B64:.CA64]));0)" office:value-type="float" office:value="1" calcext:value-type="float">
            <text:p>1</text:p>
          </table:table-cell>
          <table:table-cell table:style-name="ce6" table:formula="of:=ROUND((SUM([.$B64:.CB64])/COUNT([.$B64:.CB64]));0)" office:value-type="float" office:value="1" calcext:value-type="float">
            <text:p>1</text:p>
          </table:table-cell>
          <table:table-cell table:style-name="ce6" table:formula="of:=ROUND((SUM([.$B64:.CC64])/COUNT([.$B64:.CC64]));0)" office:value-type="float" office:value="1" calcext:value-type="float">
            <text:p>1</text:p>
          </table:table-cell>
          <table:table-cell table:style-name="ce6" table:formula="of:=ROUND((SUM([.$B64:.CD64])/COUNT([.$B64:.CD64]));0)" office:value-type="float" office:value="1" calcext:value-type="float">
            <text:p>1</text:p>
          </table:table-cell>
          <table:table-cell table:style-name="ce6" table:formula="of:=ROUND((SUM([.$B64:.CE64])/COUNT([.$B64:.CE64]));0)" office:value-type="float" office:value="1" calcext:value-type="float">
            <text:p>1</text:p>
          </table:table-cell>
          <table:table-cell table:style-name="ce6" table:formula="of:=ROUND((SUM([.$B64:.CF64])/COUNT([.$B64:.CF64]));0)" office:value-type="float" office:value="1" calcext:value-type="float">
            <text:p>1</text:p>
          </table:table-cell>
          <table:table-cell table:style-name="ce6" table:formula="of:=ROUND((SUM([.$B64:.CG64])/COUNT([.$B64:.CG64]));0)" office:value-type="float" office:value="1" calcext:value-type="float">
            <text:p>1</text:p>
          </table:table-cell>
          <table:table-cell table:style-name="ce6" table:formula="of:=ROUND((SUM([.$B64:.CH64])/COUNT([.$B64:.CH64]));0)" office:value-type="float" office:value="1" calcext:value-type="float">
            <text:p>1</text:p>
          </table:table-cell>
          <table:table-cell table:style-name="ce6" table:formula="of:=ROUND((SUM([.$B64:.CI64])/COUNT([.$B64:.CI64]));0)" office:value-type="float" office:value="1" calcext:value-type="float">
            <text:p>1</text:p>
          </table:table-cell>
          <table:table-cell table:style-name="ce6" table:formula="of:=ROUND((SUM([.$B64:.CJ64])/COUNT([.$B64:.CJ64]));0)" office:value-type="float" office:value="1" calcext:value-type="float">
            <text:p>1</text:p>
          </table:table-cell>
          <table:table-cell table:style-name="ce6" table:formula="of:=ROUND((SUM([.$B64:.CK64])/COUNT([.$B64:.CK64]));0)" office:value-type="float" office:value="1" calcext:value-type="float">
            <text:p>1</text:p>
          </table:table-cell>
          <table:table-cell table:number-columns-repeated="100"/>
        </table:table-row>
        <table:table-row table:style-name="ro2">
          <table:table-cell table:number-columns-repeated="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table:formula="of:=ROUND((SUM([.$B65:.B65])/COUNT([.$B65:.B65]));0)" office:value-type="float" office:value="1" calcext:value-type="float">
            <text:p>1</text:p>
          </table:table-cell>
          <table:table-cell table:style-name="ce6" table:formula="of:=ROUND((SUM([.$B65:.C65])/COUNT([.$B65:.C65]));0)" office:value-type="float" office:value="1" calcext:value-type="float">
            <text:p>1</text:p>
          </table:table-cell>
          <table:table-cell table:style-name="ce6" table:formula="of:=ROUND((SUM([.$B65:.D65])/COUNT([.$B65:.D65]));0)" office:value-type="float" office:value="1" calcext:value-type="float">
            <text:p>1</text:p>
          </table:table-cell>
          <table:table-cell table:style-name="ce6" table:formula="of:=ROUND((SUM([.$B65:.E65])/COUNT([.$B65:.E65]));0)" office:value-type="float" office:value="1" calcext:value-type="float">
            <text:p>1</text:p>
          </table:table-cell>
          <table:table-cell table:style-name="ce6" table:formula="of:=ROUND((SUM([.$B65:.F65])/COUNT([.$B65:.F65]));0)" office:value-type="float" office:value="1" calcext:value-type="float">
            <text:p>1</text:p>
          </table:table-cell>
          <table:table-cell table:style-name="ce6" table:formula="of:=ROUND((SUM([.$B65:.G65])/COUNT([.$B65:.G65]));0)" office:value-type="float" office:value="1" calcext:value-type="float">
            <text:p>1</text:p>
          </table:table-cell>
          <table:table-cell table:style-name="ce6" table:formula="of:=ROUND((SUM([.$B65:.H65])/COUNT([.$B65:.H65]));0)" office:value-type="float" office:value="1" calcext:value-type="float">
            <text:p>1</text:p>
          </table:table-cell>
          <table:table-cell table:style-name="ce6" table:formula="of:=ROUND((SUM([.$B65:.I65])/COUNT([.$B65:.I65]));0)" office:value-type="float" office:value="1" calcext:value-type="float">
            <text:p>1</text:p>
          </table:table-cell>
          <table:table-cell table:style-name="ce6" table:formula="of:=ROUND((SUM([.$B65:.J65])/COUNT([.$B65:.J65]));0)" office:value-type="float" office:value="1" calcext:value-type="float">
            <text:p>1</text:p>
          </table:table-cell>
          <table:table-cell table:style-name="ce6" table:formula="of:=ROUND((SUM([.$B65:.K65])/COUNT([.$B65:.K65]));0)" office:value-type="float" office:value="1" calcext:value-type="float">
            <text:p>1</text:p>
          </table:table-cell>
          <table:table-cell table:style-name="ce6" table:formula="of:=ROUND((SUM([.$B65:.L65])/COUNT([.$B65:.L65]));0)" office:value-type="float" office:value="1" calcext:value-type="float">
            <text:p>1</text:p>
          </table:table-cell>
          <table:table-cell table:style-name="ce6" table:formula="of:=ROUND((SUM([.$B65:.M65])/COUNT([.$B65:.M65]));0)" office:value-type="float" office:value="1" calcext:value-type="float">
            <text:p>1</text:p>
          </table:table-cell>
          <table:table-cell table:style-name="ce6" table:formula="of:=ROUND((SUM([.$B65:.N65])/COUNT([.$B65:.N65]));0)" office:value-type="float" office:value="1" calcext:value-type="float">
            <text:p>1</text:p>
          </table:table-cell>
          <table:table-cell table:style-name="ce6" table:formula="of:=ROUND((SUM([.$B65:.O65])/COUNT([.$B65:.O65]));0)" office:value-type="float" office:value="1" calcext:value-type="float">
            <text:p>1</text:p>
          </table:table-cell>
          <table:table-cell table:style-name="ce6" table:formula="of:=ROUND((SUM([.$B65:.P65])/COUNT([.$B65:.P65]));0)" office:value-type="float" office:value="1" calcext:value-type="float">
            <text:p>1</text:p>
          </table:table-cell>
          <table:table-cell table:style-name="ce6" table:formula="of:=ROUND((SUM([.$B65:.Q65])/COUNT([.$B65:.Q65]));0)" office:value-type="float" office:value="1" calcext:value-type="float">
            <text:p>1</text:p>
          </table:table-cell>
          <table:table-cell table:style-name="ce6" table:formula="of:=ROUND((SUM([.$B65:.R65])/COUNT([.$B65:.R65]));0)" office:value-type="float" office:value="1" calcext:value-type="float">
            <text:p>1</text:p>
          </table:table-cell>
          <table:table-cell table:style-name="ce6" table:formula="of:=ROUND((SUM([.$B65:.S65])/COUNT([.$B65:.S65]));0)" office:value-type="float" office:value="1" calcext:value-type="float">
            <text:p>1</text:p>
          </table:table-cell>
          <table:table-cell table:style-name="ce6" table:formula="of:=ROUND((SUM([.$B65:.T65])/COUNT([.$B65:.T65]));0)" office:value-type="float" office:value="1" calcext:value-type="float">
            <text:p>1</text:p>
          </table:table-cell>
          <table:table-cell table:style-name="ce6" table:formula="of:=ROUND((SUM([.$B65:.U65])/COUNT([.$B65:.U65]));0)" office:value-type="float" office:value="1" calcext:value-type="float">
            <text:p>1</text:p>
          </table:table-cell>
          <table:table-cell table:style-name="ce6" table:formula="of:=ROUND((SUM([.$B65:.V65])/COUNT([.$B65:.V65]));0)" office:value-type="float" office:value="1" calcext:value-type="float">
            <text:p>1</text:p>
          </table:table-cell>
          <table:table-cell table:style-name="ce6" table:formula="of:=ROUND((SUM([.$B65:.W65])/COUNT([.$B65:.W65]));0)" office:value-type="float" office:value="1" calcext:value-type="float">
            <text:p>1</text:p>
          </table:table-cell>
          <table:table-cell table:style-name="ce6" table:formula="of:=ROUND((SUM([.$B65:.X65])/COUNT([.$B65:.X65]));0)" office:value-type="float" office:value="1" calcext:value-type="float">
            <text:p>1</text:p>
          </table:table-cell>
          <table:table-cell table:style-name="ce6" table:formula="of:=ROUND((SUM([.$B65:.Y65])/COUNT([.$B65:.Y65]));0)" office:value-type="float" office:value="1" calcext:value-type="float">
            <text:p>1</text:p>
          </table:table-cell>
          <table:table-cell table:style-name="ce6" table:formula="of:=ROUND((SUM([.$B65:.Z65])/COUNT([.$B65:.Z65]));0)" office:value-type="float" office:value="1" calcext:value-type="float">
            <text:p>1</text:p>
          </table:table-cell>
          <table:table-cell table:style-name="ce6" table:formula="of:=ROUND((SUM([.$B65:.AA65])/COUNT([.$B65:.AA65]));0)" office:value-type="float" office:value="1" calcext:value-type="float">
            <text:p>1</text:p>
          </table:table-cell>
          <table:table-cell table:style-name="ce6" table:formula="of:=ROUND((SUM([.$B65:.AB65])/COUNT([.$B65:.AB65]));0)" office:value-type="float" office:value="1" calcext:value-type="float">
            <text:p>1</text:p>
          </table:table-cell>
          <table:table-cell table:style-name="ce6" table:formula="of:=ROUND((SUM([.$B65:.AC65])/COUNT([.$B65:.AC65]));0)" office:value-type="float" office:value="1" calcext:value-type="float">
            <text:p>1</text:p>
          </table:table-cell>
          <table:table-cell table:style-name="ce6" table:formula="of:=ROUND((SUM([.$B65:.AD65])/COUNT([.$B65:.AD65]));0)" office:value-type="float" office:value="1" calcext:value-type="float">
            <text:p>1</text:p>
          </table:table-cell>
          <table:table-cell table:style-name="ce6" table:formula="of:=ROUND((SUM([.$B65:.AE65])/COUNT([.$B65:.AE65]));0)" office:value-type="float" office:value="1" calcext:value-type="float">
            <text:p>1</text:p>
          </table:table-cell>
          <table:table-cell table:style-name="ce6" table:formula="of:=ROUND((SUM([.$B65:.AF65])/COUNT([.$B65:.AF65]));0)" office:value-type="float" office:value="1" calcext:value-type="float">
            <text:p>1</text:p>
          </table:table-cell>
          <table:table-cell table:style-name="ce6" table:formula="of:=ROUND((SUM([.$B65:.AG65])/COUNT([.$B65:.AG65]));0)" office:value-type="float" office:value="1" calcext:value-type="float">
            <text:p>1</text:p>
          </table:table-cell>
          <table:table-cell table:style-name="ce6" table:formula="of:=ROUND((SUM([.$B65:.AH65])/COUNT([.$B65:.AH65]));0)" office:value-type="float" office:value="1" calcext:value-type="float">
            <text:p>1</text:p>
          </table:table-cell>
          <table:table-cell table:style-name="ce6" table:formula="of:=ROUND((SUM([.$B65:.AI65])/COUNT([.$B65:.AI65]));0)" office:value-type="float" office:value="1" calcext:value-type="float">
            <text:p>1</text:p>
          </table:table-cell>
          <table:table-cell table:style-name="ce6" table:formula="of:=ROUND((SUM([.$B65:.AJ65])/COUNT([.$B65:.AJ65]));0)" office:value-type="float" office:value="1" calcext:value-type="float">
            <text:p>1</text:p>
          </table:table-cell>
          <table:table-cell table:style-name="ce6" table:formula="of:=ROUND((SUM([.$B65:.AK65])/COUNT([.$B65:.AK65]));0)" office:value-type="float" office:value="1" calcext:value-type="float">
            <text:p>1</text:p>
          </table:table-cell>
          <table:table-cell table:style-name="ce6" table:formula="of:=ROUND((SUM([.$B65:.AL65])/COUNT([.$B65:.AL65]));0)" office:value-type="float" office:value="1" calcext:value-type="float">
            <text:p>1</text:p>
          </table:table-cell>
          <table:table-cell table:style-name="ce6" table:formula="of:=ROUND((SUM([.$B65:.AM65])/COUNT([.$B65:.AM65]));0)" office:value-type="float" office:value="1" calcext:value-type="float">
            <text:p>1</text:p>
          </table:table-cell>
          <table:table-cell table:style-name="ce6" table:formula="of:=ROUND((SUM([.$B65:.AN65])/COUNT([.$B65:.AN65]));0)" office:value-type="float" office:value="1" calcext:value-type="float">
            <text:p>1</text:p>
          </table:table-cell>
          <table:table-cell table:style-name="ce6" table:formula="of:=ROUND((SUM([.$B65:.AO65])/COUNT([.$B65:.AO65]));0)" office:value-type="float" office:value="1" calcext:value-type="float">
            <text:p>1</text:p>
          </table:table-cell>
          <table:table-cell table:style-name="ce6" table:formula="of:=ROUND((SUM([.$B65:.AP65])/COUNT([.$B65:.AP65]));0)" office:value-type="float" office:value="1" calcext:value-type="float">
            <text:p>1</text:p>
          </table:table-cell>
          <table:table-cell table:style-name="ce6" table:formula="of:=ROUND((SUM([.$B65:.AQ65])/COUNT([.$B65:.AQ65]));0)" office:value-type="float" office:value="1" calcext:value-type="float">
            <text:p>1</text:p>
          </table:table-cell>
          <table:table-cell table:style-name="ce6" table:formula="of:=ROUND((SUM([.$B65:.AR65])/COUNT([.$B65:.AR65]));0)" office:value-type="float" office:value="1" calcext:value-type="float">
            <text:p>1</text:p>
          </table:table-cell>
          <table:table-cell table:style-name="ce6" table:formula="of:=ROUND((SUM([.$B65:.AS65])/COUNT([.$B65:.AS65]));0)" office:value-type="float" office:value="1" calcext:value-type="float">
            <text:p>1</text:p>
          </table:table-cell>
          <table:table-cell table:style-name="ce6" table:formula="of:=ROUND((SUM([.$B65:.AT65])/COUNT([.$B65:.AT65]));0)" office:value-type="float" office:value="1" calcext:value-type="float">
            <text:p>1</text:p>
          </table:table-cell>
          <table:table-cell table:style-name="ce6" table:formula="of:=ROUND((SUM([.$B65:.AU65])/COUNT([.$B65:.AU65]));0)" office:value-type="float" office:value="1" calcext:value-type="float">
            <text:p>1</text:p>
          </table:table-cell>
          <table:table-cell table:style-name="ce6" table:formula="of:=ROUND((SUM([.$B65:.AV65])/COUNT([.$B65:.AV65]));0)" office:value-type="float" office:value="1" calcext:value-type="float">
            <text:p>1</text:p>
          </table:table-cell>
          <table:table-cell table:style-name="ce6" table:formula="of:=ROUND((SUM([.$B65:.AW65])/COUNT([.$B65:.AW65]));0)" office:value-type="float" office:value="1" calcext:value-type="float">
            <text:p>1</text:p>
          </table:table-cell>
          <table:table-cell table:style-name="ce6" table:formula="of:=ROUND((SUM([.$B65:.AX65])/COUNT([.$B65:.AX65]));0)" office:value-type="float" office:value="1" calcext:value-type="float">
            <text:p>1</text:p>
          </table:table-cell>
          <table:table-cell table:style-name="ce6" table:formula="of:=ROUND((SUM([.$B65:.AY65])/COUNT([.$B65:.AY65]));0)" office:value-type="float" office:value="1" calcext:value-type="float">
            <text:p>1</text:p>
          </table:table-cell>
          <table:table-cell table:style-name="ce6" table:formula="of:=ROUND((SUM([.$B65:.AZ65])/COUNT([.$B65:.AZ65]));0)" office:value-type="float" office:value="1" calcext:value-type="float">
            <text:p>1</text:p>
          </table:table-cell>
          <table:table-cell table:style-name="ce6" table:formula="of:=ROUND((SUM([.$B65:.BA65])/COUNT([.$B65:.BA65]));0)" office:value-type="float" office:value="1" calcext:value-type="float">
            <text:p>1</text:p>
          </table:table-cell>
          <table:table-cell table:style-name="ce6" table:formula="of:=ROUND((SUM([.$B65:.BB65])/COUNT([.$B65:.BB65]));0)" office:value-type="float" office:value="1" calcext:value-type="float">
            <text:p>1</text:p>
          </table:table-cell>
          <table:table-cell table:style-name="ce6" table:formula="of:=ROUND((SUM([.$B65:.BC65])/COUNT([.$B65:.BC65]));0)" office:value-type="float" office:value="1" calcext:value-type="float">
            <text:p>1</text:p>
          </table:table-cell>
          <table:table-cell table:style-name="ce6" table:formula="of:=ROUND((SUM([.$B65:.BD65])/COUNT([.$B65:.BD65]));0)" office:value-type="float" office:value="1" calcext:value-type="float">
            <text:p>1</text:p>
          </table:table-cell>
          <table:table-cell table:style-name="ce6" table:formula="of:=ROUND((SUM([.$B65:.BE65])/COUNT([.$B65:.BE65]));0)" office:value-type="float" office:value="1" calcext:value-type="float">
            <text:p>1</text:p>
          </table:table-cell>
          <table:table-cell table:style-name="ce6" table:formula="of:=ROUND((SUM([.$B65:.BF65])/COUNT([.$B65:.BF65]));0)" office:value-type="float" office:value="1" calcext:value-type="float">
            <text:p>1</text:p>
          </table:table-cell>
          <table:table-cell table:style-name="ce6" table:formula="of:=ROUND((SUM([.$B65:.BG65])/COUNT([.$B65:.BG65]));0)" office:value-type="float" office:value="1" calcext:value-type="float">
            <text:p>1</text:p>
          </table:table-cell>
          <table:table-cell table:style-name="ce6" table:formula="of:=ROUND((SUM([.$B65:.BH65])/COUNT([.$B65:.BH65]));0)" office:value-type="float" office:value="1" calcext:value-type="float">
            <text:p>1</text:p>
          </table:table-cell>
          <table:table-cell table:style-name="ce6" table:formula="of:=ROUND((SUM([.$B65:.BI65])/COUNT([.$B65:.BI65]));0)" office:value-type="float" office:value="1" calcext:value-type="float">
            <text:p>1</text:p>
          </table:table-cell>
          <table:table-cell table:style-name="ce6" table:formula="of:=ROUND((SUM([.$B65:.BJ65])/COUNT([.$B65:.BJ65]));0)" office:value-type="float" office:value="1" calcext:value-type="float">
            <text:p>1</text:p>
          </table:table-cell>
          <table:table-cell table:style-name="ce6" table:formula="of:=ROUND((SUM([.$B65:.BK65])/COUNT([.$B65:.BK65]));0)" office:value-type="float" office:value="1" calcext:value-type="float">
            <text:p>1</text:p>
          </table:table-cell>
          <table:table-cell table:style-name="ce6" table:formula="of:=ROUND((SUM([.$B65:.BL65])/COUNT([.$B65:.BL65]));0)" office:value-type="float" office:value="1" calcext:value-type="float">
            <text:p>1</text:p>
          </table:table-cell>
          <table:table-cell table:style-name="ce6" table:formula="of:=ROUND((SUM([.$B65:.BM65])/COUNT([.$B65:.BM65]));0)" office:value-type="float" office:value="1" calcext:value-type="float">
            <text:p>1</text:p>
          </table:table-cell>
          <table:table-cell table:style-name="ce6" table:formula="of:=ROUND((SUM([.$B65:.BN65])/COUNT([.$B65:.BN65]));0)" office:value-type="float" office:value="1" calcext:value-type="float">
            <text:p>1</text:p>
          </table:table-cell>
          <table:table-cell table:style-name="ce6" table:formula="of:=ROUND((SUM([.$B65:.BO65])/COUNT([.$B65:.BO65]));0)" office:value-type="float" office:value="1" calcext:value-type="float">
            <text:p>1</text:p>
          </table:table-cell>
          <table:table-cell table:style-name="ce6" table:formula="of:=ROUND((SUM([.$B65:.BP65])/COUNT([.$B65:.BP65]));0)" office:value-type="float" office:value="1" calcext:value-type="float">
            <text:p>1</text:p>
          </table:table-cell>
          <table:table-cell table:style-name="ce6" table:formula="of:=ROUND((SUM([.$B65:.BQ65])/COUNT([.$B65:.BQ65]));0)" office:value-type="float" office:value="1" calcext:value-type="float">
            <text:p>1</text:p>
          </table:table-cell>
          <table:table-cell table:style-name="ce6" table:formula="of:=ROUND((SUM([.$B65:.BR65])/COUNT([.$B65:.BR65]));0)" office:value-type="float" office:value="1" calcext:value-type="float">
            <text:p>1</text:p>
          </table:table-cell>
          <table:table-cell table:style-name="ce6" table:formula="of:=ROUND((SUM([.$B65:.BS65])/COUNT([.$B65:.BS65]));0)" office:value-type="float" office:value="1" calcext:value-type="float">
            <text:p>1</text:p>
          </table:table-cell>
          <table:table-cell table:style-name="ce6" table:formula="of:=ROUND((SUM([.$B65:.BT65])/COUNT([.$B65:.BT65]));0)" office:value-type="float" office:value="1" calcext:value-type="float">
            <text:p>1</text:p>
          </table:table-cell>
          <table:table-cell table:style-name="ce6" table:formula="of:=ROUND((SUM([.$B65:.BU65])/COUNT([.$B65:.BU65]));0)" office:value-type="float" office:value="1" calcext:value-type="float">
            <text:p>1</text:p>
          </table:table-cell>
          <table:table-cell table:style-name="ce6" table:formula="of:=ROUND((SUM([.$B65:.BV65])/COUNT([.$B65:.BV65]));0)" office:value-type="float" office:value="1" calcext:value-type="float">
            <text:p>1</text:p>
          </table:table-cell>
          <table:table-cell table:style-name="ce6" table:formula="of:=ROUND((SUM([.$B65:.BW65])/COUNT([.$B65:.BW65]));0)" office:value-type="float" office:value="1" calcext:value-type="float">
            <text:p>1</text:p>
          </table:table-cell>
          <table:table-cell table:style-name="ce6" table:formula="of:=ROUND((SUM([.$B65:.BX65])/COUNT([.$B65:.BX65]));0)" office:value-type="float" office:value="1" calcext:value-type="float">
            <text:p>1</text:p>
          </table:table-cell>
          <table:table-cell table:style-name="ce6" table:formula="of:=ROUND((SUM([.$B65:.BY65])/COUNT([.$B65:.BY65]));0)" office:value-type="float" office:value="1" calcext:value-type="float">
            <text:p>1</text:p>
          </table:table-cell>
          <table:table-cell table:style-name="ce6" table:formula="of:=ROUND((SUM([.$B65:.BZ65])/COUNT([.$B65:.BZ65]));0)" office:value-type="float" office:value="1" calcext:value-type="float">
            <text:p>1</text:p>
          </table:table-cell>
          <table:table-cell table:style-name="ce6" table:formula="of:=ROUND((SUM([.$B65:.CA65])/COUNT([.$B65:.CA65]));0)" office:value-type="float" office:value="1" calcext:value-type="float">
            <text:p>1</text:p>
          </table:table-cell>
          <table:table-cell table:style-name="ce6" table:formula="of:=ROUND((SUM([.$B65:.CB65])/COUNT([.$B65:.CB65]));0)" office:value-type="float" office:value="1" calcext:value-type="float">
            <text:p>1</text:p>
          </table:table-cell>
          <table:table-cell table:style-name="ce6" table:formula="of:=ROUND((SUM([.$B65:.CC65])/COUNT([.$B65:.CC65]));0)" office:value-type="float" office:value="1" calcext:value-type="float">
            <text:p>1</text:p>
          </table:table-cell>
          <table:table-cell table:style-name="ce6" table:formula="of:=ROUND((SUM([.$B65:.CD65])/COUNT([.$B65:.CD65]));0)" office:value-type="float" office:value="1" calcext:value-type="float">
            <text:p>1</text:p>
          </table:table-cell>
          <table:table-cell table:style-name="ce6" table:formula="of:=ROUND((SUM([.$B65:.CE65])/COUNT([.$B65:.CE65]));0)" office:value-type="float" office:value="1" calcext:value-type="float">
            <text:p>1</text:p>
          </table:table-cell>
          <table:table-cell table:style-name="ce6" table:formula="of:=ROUND((SUM([.$B65:.CF65])/COUNT([.$B65:.CF65]));0)" office:value-type="float" office:value="1" calcext:value-type="float">
            <text:p>1</text:p>
          </table:table-cell>
          <table:table-cell table:style-name="ce6" table:formula="of:=ROUND((SUM([.$B65:.CG65])/COUNT([.$B65:.CG65]));0)" office:value-type="float" office:value="1" calcext:value-type="float">
            <text:p>1</text:p>
          </table:table-cell>
          <table:table-cell table:style-name="ce6" table:formula="of:=ROUND((SUM([.$B65:.CH65])/COUNT([.$B65:.CH65]));0)" office:value-type="float" office:value="1" calcext:value-type="float">
            <text:p>1</text:p>
          </table:table-cell>
          <table:table-cell table:style-name="ce6" table:formula="of:=ROUND((SUM([.$B65:.CI65])/COUNT([.$B65:.CI65]));0)" office:value-type="float" office:value="1" calcext:value-type="float">
            <text:p>1</text:p>
          </table:table-cell>
          <table:table-cell table:style-name="ce6" table:formula="of:=ROUND((SUM([.$B65:.CJ65])/COUNT([.$B65:.CJ65]));0)" office:value-type="float" office:value="1" calcext:value-type="float">
            <text:p>1</text:p>
          </table:table-cell>
          <table:table-cell table:style-name="ce6" table:formula="of:=ROUND((SUM([.$B65:.CK65])/COUNT([.$B65:.CK65]));0)" office:value-type="float" office:value="1" calcext:value-type="float">
            <text:p>1</text:p>
          </table:table-cell>
          <table:table-cell table:number-columns-repeated="100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3" office:value-type="float" office:value="0" calcext:value-type="float">
            <text:p>0</text:p>
          </table:table-cell>
          <table:table-cell table:style-name="ce6" table:formula="of:=ROUND((SUM([.$B66:.B66])/COUNT([.$B66:.B66]));0)" office:value-type="float" office:value="0" calcext:value-type="float">
            <text:p>0</text:p>
          </table:table-cell>
          <table:table-cell table:style-name="ce6" table:formula="of:=ROUND((SUM([.$B66:.C66])/COUNT([.$B66:.C66]));0)" office:value-type="float" office:value="0" calcext:value-type="float">
            <text:p>0</text:p>
          </table:table-cell>
          <table:table-cell table:style-name="ce6" table:formula="of:=ROUND((SUM([.$B66:.D66])/COUNT([.$B66:.D66]));0)" office:value-type="float" office:value="0" calcext:value-type="float">
            <text:p>0</text:p>
          </table:table-cell>
          <table:table-cell table:style-name="ce6" table:formula="of:=ROUND((SUM([.$B66:.E66])/COUNT([.$B66:.E66]));0)" office:value-type="float" office:value="0" calcext:value-type="float">
            <text:p>0</text:p>
          </table:table-cell>
          <table:table-cell table:style-name="ce6" table:formula="of:=ROUND((SUM([.$B66:.F66])/COUNT([.$B66:.F66]));0)" office:value-type="float" office:value="0" calcext:value-type="float">
            <text:p>0</text:p>
          </table:table-cell>
          <table:table-cell table:style-name="ce6" table:formula="of:=ROUND((SUM([.$B66:.G66])/COUNT([.$B66:.G66]));0)" office:value-type="float" office:value="0" calcext:value-type="float">
            <text:p>0</text:p>
          </table:table-cell>
          <table:table-cell table:style-name="ce6" table:formula="of:=ROUND((SUM([.$B66:.H66])/COUNT([.$B66:.H66]));0)" office:value-type="float" office:value="0" calcext:value-type="float">
            <text:p>0</text:p>
          </table:table-cell>
          <table:table-cell table:style-name="ce6" table:formula="of:=ROUND((SUM([.$B66:.I66])/COUNT([.$B66:.I66]));0)" office:value-type="float" office:value="0" calcext:value-type="float">
            <text:p>0</text:p>
          </table:table-cell>
          <table:table-cell table:style-name="ce6" table:formula="of:=ROUND((SUM([.$B66:.J66])/COUNT([.$B66:.J66]));0)" office:value-type="float" office:value="0" calcext:value-type="float">
            <text:p>0</text:p>
          </table:table-cell>
          <table:table-cell table:style-name="ce6" table:formula="of:=ROUND((SUM([.$B66:.K66])/COUNT([.$B66:.K66]));0)" office:value-type="float" office:value="0" calcext:value-type="float">
            <text:p>0</text:p>
          </table:table-cell>
          <table:table-cell table:style-name="ce6" table:formula="of:=ROUND((SUM([.$B66:.L66])/COUNT([.$B66:.L66]));0)" office:value-type="float" office:value="0" calcext:value-type="float">
            <text:p>0</text:p>
          </table:table-cell>
          <table:table-cell table:style-name="ce6" table:formula="of:=ROUND((SUM([.$B66:.M66])/COUNT([.$B66:.M66]));0)" office:value-type="float" office:value="0" calcext:value-type="float">
            <text:p>0</text:p>
          </table:table-cell>
          <table:table-cell table:style-name="ce6" table:formula="of:=ROUND((SUM([.$B66:.N66])/COUNT([.$B66:.N66]));0)" office:value-type="float" office:value="0" calcext:value-type="float">
            <text:p>0</text:p>
          </table:table-cell>
          <table:table-cell table:style-name="ce6" table:formula="of:=ROUND((SUM([.$B66:.O66])/COUNT([.$B66:.O66]));0)" office:value-type="float" office:value="0" calcext:value-type="float">
            <text:p>0</text:p>
          </table:table-cell>
          <table:table-cell table:style-name="ce6" table:formula="of:=ROUND((SUM([.$B66:.P66])/COUNT([.$B66:.P66]));0)" office:value-type="float" office:value="0" calcext:value-type="float">
            <text:p>0</text:p>
          </table:table-cell>
          <table:table-cell table:style-name="ce6" table:formula="of:=ROUND((SUM([.$B66:.Q66])/COUNT([.$B66:.Q66]));0)" office:value-type="float" office:value="0" calcext:value-type="float">
            <text:p>0</text:p>
          </table:table-cell>
          <table:table-cell table:style-name="ce6" table:formula="of:=ROUND((SUM([.$B66:.R66])/COUNT([.$B66:.R66]));0)" office:value-type="float" office:value="0" calcext:value-type="float">
            <text:p>0</text:p>
          </table:table-cell>
          <table:table-cell table:style-name="ce6" table:formula="of:=ROUND((SUM([.$B66:.S66])/COUNT([.$B66:.S66]));0)" office:value-type="float" office:value="0" calcext:value-type="float">
            <text:p>0</text:p>
          </table:table-cell>
          <table:table-cell table:style-name="ce6" table:formula="of:=ROUND((SUM([.$B66:.T66])/COUNT([.$B66:.T66]));0)" office:value-type="float" office:value="0" calcext:value-type="float">
            <text:p>0</text:p>
          </table:table-cell>
          <table:table-cell table:style-name="ce6" table:formula="of:=ROUND((SUM([.$B66:.U66])/COUNT([.$B66:.U66]));0)" office:value-type="float" office:value="0" calcext:value-type="float">
            <text:p>0</text:p>
          </table:table-cell>
          <table:table-cell table:style-name="ce6" table:formula="of:=ROUND((SUM([.$B66:.V66])/COUNT([.$B66:.V66]));0)" office:value-type="float" office:value="0" calcext:value-type="float">
            <text:p>0</text:p>
          </table:table-cell>
          <table:table-cell table:style-name="ce6" table:formula="of:=ROUND((SUM([.$B66:.W66])/COUNT([.$B66:.W66]));0)" office:value-type="float" office:value="0" calcext:value-type="float">
            <text:p>0</text:p>
          </table:table-cell>
          <table:table-cell table:style-name="ce6" table:formula="of:=ROUND((SUM([.$B66:.X66])/COUNT([.$B66:.X66]));0)" office:value-type="float" office:value="0" calcext:value-type="float">
            <text:p>0</text:p>
          </table:table-cell>
          <table:table-cell table:style-name="ce6" table:formula="of:=ROUND((SUM([.$B66:.Y66])/COUNT([.$B66:.Y66]));0)" office:value-type="float" office:value="0" calcext:value-type="float">
            <text:p>0</text:p>
          </table:table-cell>
          <table:table-cell table:style-name="ce6" table:formula="of:=ROUND((SUM([.$B66:.Z66])/COUNT([.$B66:.Z66]));0)" office:value-type="float" office:value="0" calcext:value-type="float">
            <text:p>0</text:p>
          </table:table-cell>
          <table:table-cell table:style-name="ce6" table:formula="of:=ROUND((SUM([.$B66:.AA66])/COUNT([.$B66:.AA66]));0)" office:value-type="float" office:value="0" calcext:value-type="float">
            <text:p>0</text:p>
          </table:table-cell>
          <table:table-cell table:style-name="ce6" table:formula="of:=ROUND((SUM([.$B66:.AB66])/COUNT([.$B66:.AB66]));0)" office:value-type="float" office:value="0" calcext:value-type="float">
            <text:p>0</text:p>
          </table:table-cell>
          <table:table-cell table:style-name="ce6" table:formula="of:=ROUND((SUM([.$B66:.AC66])/COUNT([.$B66:.AC66]));0)" office:value-type="float" office:value="0" calcext:value-type="float">
            <text:p>0</text:p>
          </table:table-cell>
          <table:table-cell table:style-name="ce6" table:formula="of:=ROUND((SUM([.$B66:.AD66])/COUNT([.$B66:.AD66]));0)" office:value-type="float" office:value="0" calcext:value-type="float">
            <text:p>0</text:p>
          </table:table-cell>
          <table:table-cell table:style-name="ce6" table:formula="of:=ROUND((SUM([.$B66:.AE66])/COUNT([.$B66:.AE66]));0)" office:value-type="float" office:value="0" calcext:value-type="float">
            <text:p>0</text:p>
          </table:table-cell>
          <table:table-cell table:style-name="ce6" table:formula="of:=ROUND((SUM([.$B66:.AF66])/COUNT([.$B66:.AF66]));0)" office:value-type="float" office:value="0" calcext:value-type="float">
            <text:p>0</text:p>
          </table:table-cell>
          <table:table-cell table:style-name="ce6" table:formula="of:=ROUND((SUM([.$B66:.AG66])/COUNT([.$B66:.AG66]));0)" office:value-type="float" office:value="0" calcext:value-type="float">
            <text:p>0</text:p>
          </table:table-cell>
          <table:table-cell table:style-name="ce6" table:formula="of:=ROUND((SUM([.$B66:.AH66])/COUNT([.$B66:.AH66]));0)" office:value-type="float" office:value="0" calcext:value-type="float">
            <text:p>0</text:p>
          </table:table-cell>
          <table:table-cell table:style-name="ce6" table:formula="of:=ROUND((SUM([.$B66:.AI66])/COUNT([.$B66:.AI66]));0)" office:value-type="float" office:value="0" calcext:value-type="float">
            <text:p>0</text:p>
          </table:table-cell>
          <table:table-cell table:style-name="ce6" table:formula="of:=ROUND((SUM([.$B66:.AJ66])/COUNT([.$B66:.AJ66]));0)" office:value-type="float" office:value="0" calcext:value-type="float">
            <text:p>0</text:p>
          </table:table-cell>
          <table:table-cell table:style-name="ce6" table:formula="of:=ROUND((SUM([.$B66:.AK66])/COUNT([.$B66:.AK66]));0)" office:value-type="float" office:value="0" calcext:value-type="float">
            <text:p>0</text:p>
          </table:table-cell>
          <table:table-cell table:style-name="ce6" table:formula="of:=ROUND((SUM([.$B66:.AL66])/COUNT([.$B66:.AL66]));0)" office:value-type="float" office:value="0" calcext:value-type="float">
            <text:p>0</text:p>
          </table:table-cell>
          <table:table-cell table:style-name="ce6" table:formula="of:=ROUND((SUM([.$B66:.AM66])/COUNT([.$B66:.AM66]));0)" office:value-type="float" office:value="0" calcext:value-type="float">
            <text:p>0</text:p>
          </table:table-cell>
          <table:table-cell table:style-name="ce6" table:formula="of:=ROUND((SUM([.$B66:.AN66])/COUNT([.$B66:.AN66]));0)" office:value-type="float" office:value="0" calcext:value-type="float">
            <text:p>0</text:p>
          </table:table-cell>
          <table:table-cell table:style-name="ce6" table:formula="of:=ROUND((SUM([.$B66:.AO66])/COUNT([.$B66:.AO66]));0)" office:value-type="float" office:value="0" calcext:value-type="float">
            <text:p>0</text:p>
          </table:table-cell>
          <table:table-cell table:style-name="ce6" table:formula="of:=ROUND((SUM([.$B66:.AP66])/COUNT([.$B66:.AP66]));0)" office:value-type="float" office:value="0" calcext:value-type="float">
            <text:p>0</text:p>
          </table:table-cell>
          <table:table-cell table:style-name="ce6" table:formula="of:=ROUND((SUM([.$B66:.AQ66])/COUNT([.$B66:.AQ66]));0)" office:value-type="float" office:value="0" calcext:value-type="float">
            <text:p>0</text:p>
          </table:table-cell>
          <table:table-cell table:style-name="ce6" table:formula="of:=ROUND((SUM([.$B66:.AR66])/COUNT([.$B66:.AR66]));0)" office:value-type="float" office:value="0" calcext:value-type="float">
            <text:p>0</text:p>
          </table:table-cell>
          <table:table-cell table:style-name="ce6" table:formula="of:=ROUND((SUM([.$B66:.AS66])/COUNT([.$B66:.AS66]));0)" office:value-type="float" office:value="0" calcext:value-type="float">
            <text:p>0</text:p>
          </table:table-cell>
          <table:table-cell table:style-name="ce6" table:formula="of:=ROUND((SUM([.$B66:.AT66])/COUNT([.$B66:.AT66]));0)" office:value-type="float" office:value="0" calcext:value-type="float">
            <text:p>0</text:p>
          </table:table-cell>
          <table:table-cell table:style-name="ce6" table:formula="of:=ROUND((SUM([.$B66:.AU66])/COUNT([.$B66:.AU66]));0)" office:value-type="float" office:value="0" calcext:value-type="float">
            <text:p>0</text:p>
          </table:table-cell>
          <table:table-cell table:style-name="ce6" table:formula="of:=ROUND((SUM([.$B66:.AV66])/COUNT([.$B66:.AV66]));0)" office:value-type="float" office:value="0" calcext:value-type="float">
            <text:p>0</text:p>
          </table:table-cell>
          <table:table-cell table:style-name="ce6" table:formula="of:=ROUND((SUM([.$B66:.AW66])/COUNT([.$B66:.AW66]));0)" office:value-type="float" office:value="0" calcext:value-type="float">
            <text:p>0</text:p>
          </table:table-cell>
          <table:table-cell table:style-name="ce6" table:formula="of:=ROUND((SUM([.$B66:.AX66])/COUNT([.$B66:.AX66]));0)" office:value-type="float" office:value="0" calcext:value-type="float">
            <text:p>0</text:p>
          </table:table-cell>
          <table:table-cell table:style-name="ce6" table:formula="of:=ROUND((SUM([.$B66:.AY66])/COUNT([.$B66:.AY66]));0)" office:value-type="float" office:value="0" calcext:value-type="float">
            <text:p>0</text:p>
          </table:table-cell>
          <table:table-cell table:style-name="ce6" table:formula="of:=ROUND((SUM([.$B66:.AZ66])/COUNT([.$B66:.AZ66]));0)" office:value-type="float" office:value="0" calcext:value-type="float">
            <text:p>0</text:p>
          </table:table-cell>
          <table:table-cell table:style-name="ce6" table:formula="of:=ROUND((SUM([.$B66:.BA66])/COUNT([.$B66:.BA66]));0)" office:value-type="float" office:value="0" calcext:value-type="float">
            <text:p>0</text:p>
          </table:table-cell>
          <table:table-cell table:style-name="ce6" table:formula="of:=ROUND((SUM([.$B66:.BB66])/COUNT([.$B66:.BB66]));0)" office:value-type="float" office:value="0" calcext:value-type="float">
            <text:p>0</text:p>
          </table:table-cell>
          <table:table-cell table:style-name="ce6" table:formula="of:=ROUND((SUM([.$B66:.BC66])/COUNT([.$B66:.BC66]));0)" office:value-type="float" office:value="0" calcext:value-type="float">
            <text:p>0</text:p>
          </table:table-cell>
          <table:table-cell table:style-name="ce6" table:formula="of:=ROUND((SUM([.$B66:.BD66])/COUNT([.$B66:.BD66]));0)" office:value-type="float" office:value="0" calcext:value-type="float">
            <text:p>0</text:p>
          </table:table-cell>
          <table:table-cell table:style-name="ce6" table:formula="of:=ROUND((SUM([.$B66:.BE66])/COUNT([.$B66:.BE66]));0)" office:value-type="float" office:value="0" calcext:value-type="float">
            <text:p>0</text:p>
          </table:table-cell>
          <table:table-cell table:style-name="ce6" table:formula="of:=ROUND((SUM([.$B66:.BF66])/COUNT([.$B66:.BF66]));0)" office:value-type="float" office:value="0" calcext:value-type="float">
            <text:p>0</text:p>
          </table:table-cell>
          <table:table-cell table:style-name="ce6" table:formula="of:=ROUND((SUM([.$B66:.BG66])/COUNT([.$B66:.BG66]));0)" office:value-type="float" office:value="0" calcext:value-type="float">
            <text:p>0</text:p>
          </table:table-cell>
          <table:table-cell table:style-name="ce6" table:formula="of:=ROUND((SUM([.$B66:.BH66])/COUNT([.$B66:.BH66]));0)" office:value-type="float" office:value="0" calcext:value-type="float">
            <text:p>0</text:p>
          </table:table-cell>
          <table:table-cell table:style-name="ce6" table:formula="of:=ROUND((SUM([.$B66:.BI66])/COUNT([.$B66:.BI66]));0)" office:value-type="float" office:value="0" calcext:value-type="float">
            <text:p>0</text:p>
          </table:table-cell>
          <table:table-cell table:style-name="ce6" table:formula="of:=ROUND((SUM([.$B66:.BJ66])/COUNT([.$B66:.BJ66]));0)" office:value-type="float" office:value="0" calcext:value-type="float">
            <text:p>0</text:p>
          </table:table-cell>
          <table:table-cell table:style-name="ce6" table:formula="of:=ROUND((SUM([.$B66:.BK66])/COUNT([.$B66:.BK66]));0)" office:value-type="float" office:value="0" calcext:value-type="float">
            <text:p>0</text:p>
          </table:table-cell>
          <table:table-cell table:style-name="ce6" table:formula="of:=ROUND((SUM([.$B66:.BL66])/COUNT([.$B66:.BL66]));0)" office:value-type="float" office:value="0" calcext:value-type="float">
            <text:p>0</text:p>
          </table:table-cell>
          <table:table-cell table:style-name="ce6" table:formula="of:=ROUND((SUM([.$B66:.BM66])/COUNT([.$B66:.BM66]));0)" office:value-type="float" office:value="0" calcext:value-type="float">
            <text:p>0</text:p>
          </table:table-cell>
          <table:table-cell table:style-name="ce6" table:formula="of:=ROUND((SUM([.$B66:.BN66])/COUNT([.$B66:.BN66]));0)" office:value-type="float" office:value="0" calcext:value-type="float">
            <text:p>0</text:p>
          </table:table-cell>
          <table:table-cell table:style-name="ce6" table:formula="of:=ROUND((SUM([.$B66:.BO66])/COUNT([.$B66:.BO66]));0)" office:value-type="float" office:value="0" calcext:value-type="float">
            <text:p>0</text:p>
          </table:table-cell>
          <table:table-cell table:style-name="ce6" table:formula="of:=ROUND((SUM([.$B66:.BP66])/COUNT([.$B66:.BP66]));0)" office:value-type="float" office:value="0" calcext:value-type="float">
            <text:p>0</text:p>
          </table:table-cell>
          <table:table-cell table:style-name="ce6" table:formula="of:=ROUND((SUM([.$B66:.BQ66])/COUNT([.$B66:.BQ66]));0)" office:value-type="float" office:value="0" calcext:value-type="float">
            <text:p>0</text:p>
          </table:table-cell>
          <table:table-cell table:style-name="ce6" table:formula="of:=ROUND((SUM([.$B66:.BR66])/COUNT([.$B66:.BR66]));0)" office:value-type="float" office:value="0" calcext:value-type="float">
            <text:p>0</text:p>
          </table:table-cell>
          <table:table-cell table:style-name="ce6" table:formula="of:=ROUND((SUM([.$B66:.BS66])/COUNT([.$B66:.BS66]));0)" office:value-type="float" office:value="0" calcext:value-type="float">
            <text:p>0</text:p>
          </table:table-cell>
          <table:table-cell table:style-name="ce6" table:formula="of:=ROUND((SUM([.$B66:.BT66])/COUNT([.$B66:.BT66]));0)" office:value-type="float" office:value="0" calcext:value-type="float">
            <text:p>0</text:p>
          </table:table-cell>
          <table:table-cell table:style-name="ce6" table:formula="of:=ROUND((SUM([.$B66:.BU66])/COUNT([.$B66:.BU66]));0)" office:value-type="float" office:value="0" calcext:value-type="float">
            <text:p>0</text:p>
          </table:table-cell>
          <table:table-cell table:style-name="ce6" table:formula="of:=ROUND((SUM([.$B66:.BV66])/COUNT([.$B66:.BV66]));0)" office:value-type="float" office:value="0" calcext:value-type="float">
            <text:p>0</text:p>
          </table:table-cell>
          <table:table-cell table:style-name="ce6" table:formula="of:=ROUND((SUM([.$B66:.BW66])/COUNT([.$B66:.BW66]));0)" office:value-type="float" office:value="0" calcext:value-type="float">
            <text:p>0</text:p>
          </table:table-cell>
          <table:table-cell table:style-name="ce6" table:formula="of:=ROUND((SUM([.$B66:.BX66])/COUNT([.$B66:.BX66]));0)" office:value-type="float" office:value="0" calcext:value-type="float">
            <text:p>0</text:p>
          </table:table-cell>
          <table:table-cell table:style-name="ce6" table:formula="of:=ROUND((SUM([.$B66:.BY66])/COUNT([.$B66:.BY66]));0)" office:value-type="float" office:value="0" calcext:value-type="float">
            <text:p>0</text:p>
          </table:table-cell>
          <table:table-cell table:style-name="ce6" table:formula="of:=ROUND((SUM([.$B66:.BZ66])/COUNT([.$B66:.BZ66]));0)" office:value-type="float" office:value="0" calcext:value-type="float">
            <text:p>0</text:p>
          </table:table-cell>
          <table:table-cell table:style-name="ce6" table:formula="of:=ROUND((SUM([.$B66:.CA66])/COUNT([.$B66:.CA66]));0)" office:value-type="float" office:value="0" calcext:value-type="float">
            <text:p>0</text:p>
          </table:table-cell>
          <table:table-cell table:style-name="ce6" table:formula="of:=ROUND((SUM([.$B66:.CB66])/COUNT([.$B66:.CB66]));0)" office:value-type="float" office:value="0" calcext:value-type="float">
            <text:p>0</text:p>
          </table:table-cell>
          <table:table-cell table:style-name="ce6" table:formula="of:=ROUND((SUM([.$B66:.CC66])/COUNT([.$B66:.CC66]));0)" office:value-type="float" office:value="0" calcext:value-type="float">
            <text:p>0</text:p>
          </table:table-cell>
          <table:table-cell table:style-name="ce6" table:formula="of:=ROUND((SUM([.$B66:.CD66])/COUNT([.$B66:.CD66]));0)" office:value-type="float" office:value="0" calcext:value-type="float">
            <text:p>0</text:p>
          </table:table-cell>
          <table:table-cell table:style-name="ce6" table:formula="of:=ROUND((SUM([.$B66:.CE66])/COUNT([.$B66:.CE66]));0)" office:value-type="float" office:value="0" calcext:value-type="float">
            <text:p>0</text:p>
          </table:table-cell>
          <table:table-cell table:style-name="ce6" table:formula="of:=ROUND((SUM([.$B66:.CF66])/COUNT([.$B66:.CF66]));0)" office:value-type="float" office:value="0" calcext:value-type="float">
            <text:p>0</text:p>
          </table:table-cell>
          <table:table-cell table:style-name="ce6" table:formula="of:=ROUND((SUM([.$B66:.CG66])/COUNT([.$B66:.CG66]));0)" office:value-type="float" office:value="0" calcext:value-type="float">
            <text:p>0</text:p>
          </table:table-cell>
          <table:table-cell table:style-name="ce6" table:formula="of:=ROUND((SUM([.$B66:.CH66])/COUNT([.$B66:.CH66]));0)" office:value-type="float" office:value="0" calcext:value-type="float">
            <text:p>0</text:p>
          </table:table-cell>
          <table:table-cell table:style-name="ce6" table:formula="of:=ROUND((SUM([.$B66:.CI66])/COUNT([.$B66:.CI66]));0)" office:value-type="float" office:value="0" calcext:value-type="float">
            <text:p>0</text:p>
          </table:table-cell>
          <table:table-cell table:style-name="ce6" table:formula="of:=ROUND((SUM([.$B66:.CJ66])/COUNT([.$B66:.CJ66]));0)" office:value-type="float" office:value="0" calcext:value-type="float">
            <text:p>0</text:p>
          </table:table-cell>
          <table:table-cell table:style-name="ce6" table:formula="of:=ROUND((SUM([.$B66:.CK66])/COUNT([.$B66:.CK66]));0)" office:value-type="float" office:value="0" calcext:value-type="float">
            <text:p>0</text:p>
          </table:table-cell>
          <table:table-cell table:number-columns-repeated="100"/>
        </table:table-row>
        <table:table-row table:style-name="ro2">
          <table:table-cell table:number-columns-repeated="298" office:value-type="float" office:value="0" calcext:value-type="float">
            <text:p>0</text:p>
          </table:table-cell>
          <table:table-cell table:style-name="ce6" table:formula="of:=ROUND((SUM([.$B67:.B67])/COUNT([.$B67:.B67]));0)" office:value-type="float" office:value="0" calcext:value-type="float">
            <text:p>0</text:p>
          </table:table-cell>
          <table:table-cell table:style-name="ce6" table:formula="of:=ROUND((SUM([.$B67:.C67])/COUNT([.$B67:.C67]));0)" office:value-type="float" office:value="0" calcext:value-type="float">
            <text:p>0</text:p>
          </table:table-cell>
          <table:table-cell table:style-name="ce6" table:formula="of:=ROUND((SUM([.$B67:.D67])/COUNT([.$B67:.D67]));0)" office:value-type="float" office:value="0" calcext:value-type="float">
            <text:p>0</text:p>
          </table:table-cell>
          <table:table-cell table:style-name="ce6" table:formula="of:=ROUND((SUM([.$B67:.E67])/COUNT([.$B67:.E67]));0)" office:value-type="float" office:value="0" calcext:value-type="float">
            <text:p>0</text:p>
          </table:table-cell>
          <table:table-cell table:style-name="ce6" table:formula="of:=ROUND((SUM([.$B67:.F67])/COUNT([.$B67:.F67]));0)" office:value-type="float" office:value="0" calcext:value-type="float">
            <text:p>0</text:p>
          </table:table-cell>
          <table:table-cell table:style-name="ce6" table:formula="of:=ROUND((SUM([.$B67:.G67])/COUNT([.$B67:.G67]));0)" office:value-type="float" office:value="0" calcext:value-type="float">
            <text:p>0</text:p>
          </table:table-cell>
          <table:table-cell table:style-name="ce6" table:formula="of:=ROUND((SUM([.$B67:.H67])/COUNT([.$B67:.H67]));0)" office:value-type="float" office:value="0" calcext:value-type="float">
            <text:p>0</text:p>
          </table:table-cell>
          <table:table-cell table:style-name="ce6" table:formula="of:=ROUND((SUM([.$B67:.I67])/COUNT([.$B67:.I67]));0)" office:value-type="float" office:value="0" calcext:value-type="float">
            <text:p>0</text:p>
          </table:table-cell>
          <table:table-cell table:style-name="ce6" table:formula="of:=ROUND((SUM([.$B67:.J67])/COUNT([.$B67:.J67]));0)" office:value-type="float" office:value="0" calcext:value-type="float">
            <text:p>0</text:p>
          </table:table-cell>
          <table:table-cell table:style-name="ce6" table:formula="of:=ROUND((SUM([.$B67:.K67])/COUNT([.$B67:.K67]));0)" office:value-type="float" office:value="0" calcext:value-type="float">
            <text:p>0</text:p>
          </table:table-cell>
          <table:table-cell table:style-name="ce6" table:formula="of:=ROUND((SUM([.$B67:.L67])/COUNT([.$B67:.L67]));0)" office:value-type="float" office:value="0" calcext:value-type="float">
            <text:p>0</text:p>
          </table:table-cell>
          <table:table-cell table:style-name="ce6" table:formula="of:=ROUND((SUM([.$B67:.M67])/COUNT([.$B67:.M67]));0)" office:value-type="float" office:value="0" calcext:value-type="float">
            <text:p>0</text:p>
          </table:table-cell>
          <table:table-cell table:style-name="ce6" table:formula="of:=ROUND((SUM([.$B67:.N67])/COUNT([.$B67:.N67]));0)" office:value-type="float" office:value="0" calcext:value-type="float">
            <text:p>0</text:p>
          </table:table-cell>
          <table:table-cell table:style-name="ce6" table:formula="of:=ROUND((SUM([.$B67:.O67])/COUNT([.$B67:.O67]));0)" office:value-type="float" office:value="0" calcext:value-type="float">
            <text:p>0</text:p>
          </table:table-cell>
          <table:table-cell table:style-name="ce6" table:formula="of:=ROUND((SUM([.$B67:.P67])/COUNT([.$B67:.P67]));0)" office:value-type="float" office:value="0" calcext:value-type="float">
            <text:p>0</text:p>
          </table:table-cell>
          <table:table-cell table:style-name="ce6" table:formula="of:=ROUND((SUM([.$B67:.Q67])/COUNT([.$B67:.Q67]));0)" office:value-type="float" office:value="0" calcext:value-type="float">
            <text:p>0</text:p>
          </table:table-cell>
          <table:table-cell table:style-name="ce6" table:formula="of:=ROUND((SUM([.$B67:.R67])/COUNT([.$B67:.R67]));0)" office:value-type="float" office:value="0" calcext:value-type="float">
            <text:p>0</text:p>
          </table:table-cell>
          <table:table-cell table:style-name="ce6" table:formula="of:=ROUND((SUM([.$B67:.S67])/COUNT([.$B67:.S67]));0)" office:value-type="float" office:value="0" calcext:value-type="float">
            <text:p>0</text:p>
          </table:table-cell>
          <table:table-cell table:style-name="ce6" table:formula="of:=ROUND((SUM([.$B67:.T67])/COUNT([.$B67:.T67]));0)" office:value-type="float" office:value="0" calcext:value-type="float">
            <text:p>0</text:p>
          </table:table-cell>
          <table:table-cell table:style-name="ce6" table:formula="of:=ROUND((SUM([.$B67:.U67])/COUNT([.$B67:.U67]));0)" office:value-type="float" office:value="0" calcext:value-type="float">
            <text:p>0</text:p>
          </table:table-cell>
          <table:table-cell table:style-name="ce6" table:formula="of:=ROUND((SUM([.$B67:.V67])/COUNT([.$B67:.V67]));0)" office:value-type="float" office:value="0" calcext:value-type="float">
            <text:p>0</text:p>
          </table:table-cell>
          <table:table-cell table:style-name="ce6" table:formula="of:=ROUND((SUM([.$B67:.W67])/COUNT([.$B67:.W67]));0)" office:value-type="float" office:value="0" calcext:value-type="float">
            <text:p>0</text:p>
          </table:table-cell>
          <table:table-cell table:style-name="ce6" table:formula="of:=ROUND((SUM([.$B67:.X67])/COUNT([.$B67:.X67]));0)" office:value-type="float" office:value="0" calcext:value-type="float">
            <text:p>0</text:p>
          </table:table-cell>
          <table:table-cell table:style-name="ce6" table:formula="of:=ROUND((SUM([.$B67:.Y67])/COUNT([.$B67:.Y67]));0)" office:value-type="float" office:value="0" calcext:value-type="float">
            <text:p>0</text:p>
          </table:table-cell>
          <table:table-cell table:style-name="ce6" table:formula="of:=ROUND((SUM([.$B67:.Z67])/COUNT([.$B67:.Z67]));0)" office:value-type="float" office:value="0" calcext:value-type="float">
            <text:p>0</text:p>
          </table:table-cell>
          <table:table-cell table:style-name="ce6" table:formula="of:=ROUND((SUM([.$B67:.AA67])/COUNT([.$B67:.AA67]));0)" office:value-type="float" office:value="0" calcext:value-type="float">
            <text:p>0</text:p>
          </table:table-cell>
          <table:table-cell table:style-name="ce6" table:formula="of:=ROUND((SUM([.$B67:.AB67])/COUNT([.$B67:.AB67]));0)" office:value-type="float" office:value="0" calcext:value-type="float">
            <text:p>0</text:p>
          </table:table-cell>
          <table:table-cell table:style-name="ce6" table:formula="of:=ROUND((SUM([.$B67:.AC67])/COUNT([.$B67:.AC67]));0)" office:value-type="float" office:value="0" calcext:value-type="float">
            <text:p>0</text:p>
          </table:table-cell>
          <table:table-cell table:style-name="ce6" table:formula="of:=ROUND((SUM([.$B67:.AD67])/COUNT([.$B67:.AD67]));0)" office:value-type="float" office:value="0" calcext:value-type="float">
            <text:p>0</text:p>
          </table:table-cell>
          <table:table-cell table:style-name="ce6" table:formula="of:=ROUND((SUM([.$B67:.AE67])/COUNT([.$B67:.AE67]));0)" office:value-type="float" office:value="0" calcext:value-type="float">
            <text:p>0</text:p>
          </table:table-cell>
          <table:table-cell table:style-name="ce6" table:formula="of:=ROUND((SUM([.$B67:.AF67])/COUNT([.$B67:.AF67]));0)" office:value-type="float" office:value="0" calcext:value-type="float">
            <text:p>0</text:p>
          </table:table-cell>
          <table:table-cell table:style-name="ce6" table:formula="of:=ROUND((SUM([.$B67:.AG67])/COUNT([.$B67:.AG67]));0)" office:value-type="float" office:value="0" calcext:value-type="float">
            <text:p>0</text:p>
          </table:table-cell>
          <table:table-cell table:style-name="ce6" table:formula="of:=ROUND((SUM([.$B67:.AH67])/COUNT([.$B67:.AH67]));0)" office:value-type="float" office:value="0" calcext:value-type="float">
            <text:p>0</text:p>
          </table:table-cell>
          <table:table-cell table:style-name="ce6" table:formula="of:=ROUND((SUM([.$B67:.AI67])/COUNT([.$B67:.AI67]));0)" office:value-type="float" office:value="0" calcext:value-type="float">
            <text:p>0</text:p>
          </table:table-cell>
          <table:table-cell table:style-name="ce6" table:formula="of:=ROUND((SUM([.$B67:.AJ67])/COUNT([.$B67:.AJ67]));0)" office:value-type="float" office:value="0" calcext:value-type="float">
            <text:p>0</text:p>
          </table:table-cell>
          <table:table-cell table:style-name="ce6" table:formula="of:=ROUND((SUM([.$B67:.AK67])/COUNT([.$B67:.AK67]));0)" office:value-type="float" office:value="0" calcext:value-type="float">
            <text:p>0</text:p>
          </table:table-cell>
          <table:table-cell table:style-name="ce6" table:formula="of:=ROUND((SUM([.$B67:.AL67])/COUNT([.$B67:.AL67]));0)" office:value-type="float" office:value="0" calcext:value-type="float">
            <text:p>0</text:p>
          </table:table-cell>
          <table:table-cell table:style-name="ce6" table:formula="of:=ROUND((SUM([.$B67:.AM67])/COUNT([.$B67:.AM67]));0)" office:value-type="float" office:value="0" calcext:value-type="float">
            <text:p>0</text:p>
          </table:table-cell>
          <table:table-cell table:style-name="ce6" table:formula="of:=ROUND((SUM([.$B67:.AN67])/COUNT([.$B67:.AN67]));0)" office:value-type="float" office:value="0" calcext:value-type="float">
            <text:p>0</text:p>
          </table:table-cell>
          <table:table-cell table:style-name="ce6" table:formula="of:=ROUND((SUM([.$B67:.AO67])/COUNT([.$B67:.AO67]));0)" office:value-type="float" office:value="0" calcext:value-type="float">
            <text:p>0</text:p>
          </table:table-cell>
          <table:table-cell table:style-name="ce6" table:formula="of:=ROUND((SUM([.$B67:.AP67])/COUNT([.$B67:.AP67]));0)" office:value-type="float" office:value="0" calcext:value-type="float">
            <text:p>0</text:p>
          </table:table-cell>
          <table:table-cell table:style-name="ce6" table:formula="of:=ROUND((SUM([.$B67:.AQ67])/COUNT([.$B67:.AQ67]));0)" office:value-type="float" office:value="0" calcext:value-type="float">
            <text:p>0</text:p>
          </table:table-cell>
          <table:table-cell table:style-name="ce6" table:formula="of:=ROUND((SUM([.$B67:.AR67])/COUNT([.$B67:.AR67]));0)" office:value-type="float" office:value="0" calcext:value-type="float">
            <text:p>0</text:p>
          </table:table-cell>
          <table:table-cell table:style-name="ce6" table:formula="of:=ROUND((SUM([.$B67:.AS67])/COUNT([.$B67:.AS67]));0)" office:value-type="float" office:value="0" calcext:value-type="float">
            <text:p>0</text:p>
          </table:table-cell>
          <table:table-cell table:style-name="ce6" table:formula="of:=ROUND((SUM([.$B67:.AT67])/COUNT([.$B67:.AT67]));0)" office:value-type="float" office:value="0" calcext:value-type="float">
            <text:p>0</text:p>
          </table:table-cell>
          <table:table-cell table:style-name="ce6" table:formula="of:=ROUND((SUM([.$B67:.AU67])/COUNT([.$B67:.AU67]));0)" office:value-type="float" office:value="0" calcext:value-type="float">
            <text:p>0</text:p>
          </table:table-cell>
          <table:table-cell table:style-name="ce6" table:formula="of:=ROUND((SUM([.$B67:.AV67])/COUNT([.$B67:.AV67]));0)" office:value-type="float" office:value="0" calcext:value-type="float">
            <text:p>0</text:p>
          </table:table-cell>
          <table:table-cell table:style-name="ce6" table:formula="of:=ROUND((SUM([.$B67:.AW67])/COUNT([.$B67:.AW67]));0)" office:value-type="float" office:value="0" calcext:value-type="float">
            <text:p>0</text:p>
          </table:table-cell>
          <table:table-cell table:style-name="ce6" table:formula="of:=ROUND((SUM([.$B67:.AX67])/COUNT([.$B67:.AX67]));0)" office:value-type="float" office:value="0" calcext:value-type="float">
            <text:p>0</text:p>
          </table:table-cell>
          <table:table-cell table:style-name="ce6" table:formula="of:=ROUND((SUM([.$B67:.AY67])/COUNT([.$B67:.AY67]));0)" office:value-type="float" office:value="0" calcext:value-type="float">
            <text:p>0</text:p>
          </table:table-cell>
          <table:table-cell table:style-name="ce6" table:formula="of:=ROUND((SUM([.$B67:.AZ67])/COUNT([.$B67:.AZ67]));0)" office:value-type="float" office:value="0" calcext:value-type="float">
            <text:p>0</text:p>
          </table:table-cell>
          <table:table-cell table:style-name="ce6" table:formula="of:=ROUND((SUM([.$B67:.BA67])/COUNT([.$B67:.BA67]));0)" office:value-type="float" office:value="0" calcext:value-type="float">
            <text:p>0</text:p>
          </table:table-cell>
          <table:table-cell table:style-name="ce6" table:formula="of:=ROUND((SUM([.$B67:.BB67])/COUNT([.$B67:.BB67]));0)" office:value-type="float" office:value="0" calcext:value-type="float">
            <text:p>0</text:p>
          </table:table-cell>
          <table:table-cell table:style-name="ce6" table:formula="of:=ROUND((SUM([.$B67:.BC67])/COUNT([.$B67:.BC67]));0)" office:value-type="float" office:value="0" calcext:value-type="float">
            <text:p>0</text:p>
          </table:table-cell>
          <table:table-cell table:style-name="ce6" table:formula="of:=ROUND((SUM([.$B67:.BD67])/COUNT([.$B67:.BD67]));0)" office:value-type="float" office:value="0" calcext:value-type="float">
            <text:p>0</text:p>
          </table:table-cell>
          <table:table-cell table:style-name="ce6" table:formula="of:=ROUND((SUM([.$B67:.BE67])/COUNT([.$B67:.BE67]));0)" office:value-type="float" office:value="0" calcext:value-type="float">
            <text:p>0</text:p>
          </table:table-cell>
          <table:table-cell table:style-name="ce6" table:formula="of:=ROUND((SUM([.$B67:.BF67])/COUNT([.$B67:.BF67]));0)" office:value-type="float" office:value="0" calcext:value-type="float">
            <text:p>0</text:p>
          </table:table-cell>
          <table:table-cell table:style-name="ce6" table:formula="of:=ROUND((SUM([.$B67:.BG67])/COUNT([.$B67:.BG67]));0)" office:value-type="float" office:value="0" calcext:value-type="float">
            <text:p>0</text:p>
          </table:table-cell>
          <table:table-cell table:style-name="ce6" table:formula="of:=ROUND((SUM([.$B67:.BH67])/COUNT([.$B67:.BH67]));0)" office:value-type="float" office:value="0" calcext:value-type="float">
            <text:p>0</text:p>
          </table:table-cell>
          <table:table-cell table:style-name="ce6" table:formula="of:=ROUND((SUM([.$B67:.BI67])/COUNT([.$B67:.BI67]));0)" office:value-type="float" office:value="0" calcext:value-type="float">
            <text:p>0</text:p>
          </table:table-cell>
          <table:table-cell table:style-name="ce6" table:formula="of:=ROUND((SUM([.$B67:.BJ67])/COUNT([.$B67:.BJ67]));0)" office:value-type="float" office:value="0" calcext:value-type="float">
            <text:p>0</text:p>
          </table:table-cell>
          <table:table-cell table:style-name="ce6" table:formula="of:=ROUND((SUM([.$B67:.BK67])/COUNT([.$B67:.BK67]));0)" office:value-type="float" office:value="0" calcext:value-type="float">
            <text:p>0</text:p>
          </table:table-cell>
          <table:table-cell table:style-name="ce6" table:formula="of:=ROUND((SUM([.$B67:.BL67])/COUNT([.$B67:.BL67]));0)" office:value-type="float" office:value="0" calcext:value-type="float">
            <text:p>0</text:p>
          </table:table-cell>
          <table:table-cell table:style-name="ce6" table:formula="of:=ROUND((SUM([.$B67:.BM67])/COUNT([.$B67:.BM67]));0)" office:value-type="float" office:value="0" calcext:value-type="float">
            <text:p>0</text:p>
          </table:table-cell>
          <table:table-cell table:style-name="ce6" table:formula="of:=ROUND((SUM([.$B67:.BN67])/COUNT([.$B67:.BN67]));0)" office:value-type="float" office:value="0" calcext:value-type="float">
            <text:p>0</text:p>
          </table:table-cell>
          <table:table-cell table:style-name="ce6" table:formula="of:=ROUND((SUM([.$B67:.BO67])/COUNT([.$B67:.BO67]));0)" office:value-type="float" office:value="0" calcext:value-type="float">
            <text:p>0</text:p>
          </table:table-cell>
          <table:table-cell table:style-name="ce6" table:formula="of:=ROUND((SUM([.$B67:.BP67])/COUNT([.$B67:.BP67]));0)" office:value-type="float" office:value="0" calcext:value-type="float">
            <text:p>0</text:p>
          </table:table-cell>
          <table:table-cell table:style-name="ce6" table:formula="of:=ROUND((SUM([.$B67:.BQ67])/COUNT([.$B67:.BQ67]));0)" office:value-type="float" office:value="0" calcext:value-type="float">
            <text:p>0</text:p>
          </table:table-cell>
          <table:table-cell table:style-name="ce6" table:formula="of:=ROUND((SUM([.$B67:.BR67])/COUNT([.$B67:.BR67]));0)" office:value-type="float" office:value="0" calcext:value-type="float">
            <text:p>0</text:p>
          </table:table-cell>
          <table:table-cell table:style-name="ce6" table:formula="of:=ROUND((SUM([.$B67:.BS67])/COUNT([.$B67:.BS67]));0)" office:value-type="float" office:value="0" calcext:value-type="float">
            <text:p>0</text:p>
          </table:table-cell>
          <table:table-cell table:style-name="ce6" table:formula="of:=ROUND((SUM([.$B67:.BT67])/COUNT([.$B67:.BT67]));0)" office:value-type="float" office:value="0" calcext:value-type="float">
            <text:p>0</text:p>
          </table:table-cell>
          <table:table-cell table:style-name="ce6" table:formula="of:=ROUND((SUM([.$B67:.BU67])/COUNT([.$B67:.BU67]));0)" office:value-type="float" office:value="0" calcext:value-type="float">
            <text:p>0</text:p>
          </table:table-cell>
          <table:table-cell table:style-name="ce6" table:formula="of:=ROUND((SUM([.$B67:.BV67])/COUNT([.$B67:.BV67]));0)" office:value-type="float" office:value="0" calcext:value-type="float">
            <text:p>0</text:p>
          </table:table-cell>
          <table:table-cell table:style-name="ce6" table:formula="of:=ROUND((SUM([.$B67:.BW67])/COUNT([.$B67:.BW67]));0)" office:value-type="float" office:value="0" calcext:value-type="float">
            <text:p>0</text:p>
          </table:table-cell>
          <table:table-cell table:style-name="ce6" table:formula="of:=ROUND((SUM([.$B67:.BX67])/COUNT([.$B67:.BX67]));0)" office:value-type="float" office:value="0" calcext:value-type="float">
            <text:p>0</text:p>
          </table:table-cell>
          <table:table-cell table:style-name="ce6" table:formula="of:=ROUND((SUM([.$B67:.BY67])/COUNT([.$B67:.BY67]));0)" office:value-type="float" office:value="0" calcext:value-type="float">
            <text:p>0</text:p>
          </table:table-cell>
          <table:table-cell table:style-name="ce6" table:formula="of:=ROUND((SUM([.$B67:.BZ67])/COUNT([.$B67:.BZ67]));0)" office:value-type="float" office:value="0" calcext:value-type="float">
            <text:p>0</text:p>
          </table:table-cell>
          <table:table-cell table:style-name="ce6" table:formula="of:=ROUND((SUM([.$B67:.CA67])/COUNT([.$B67:.CA67]));0)" office:value-type="float" office:value="0" calcext:value-type="float">
            <text:p>0</text:p>
          </table:table-cell>
          <table:table-cell table:style-name="ce6" table:formula="of:=ROUND((SUM([.$B67:.CB67])/COUNT([.$B67:.CB67]));0)" office:value-type="float" office:value="0" calcext:value-type="float">
            <text:p>0</text:p>
          </table:table-cell>
          <table:table-cell table:style-name="ce6" table:formula="of:=ROUND((SUM([.$B67:.CC67])/COUNT([.$B67:.CC67]));0)" office:value-type="float" office:value="0" calcext:value-type="float">
            <text:p>0</text:p>
          </table:table-cell>
          <table:table-cell table:style-name="ce6" table:formula="of:=ROUND((SUM([.$B67:.CD67])/COUNT([.$B67:.CD67]));0)" office:value-type="float" office:value="0" calcext:value-type="float">
            <text:p>0</text:p>
          </table:table-cell>
          <table:table-cell table:style-name="ce6" table:formula="of:=ROUND((SUM([.$B67:.CE67])/COUNT([.$B67:.CE67]));0)" office:value-type="float" office:value="0" calcext:value-type="float">
            <text:p>0</text:p>
          </table:table-cell>
          <table:table-cell table:style-name="ce6" table:formula="of:=ROUND((SUM([.$B67:.CF67])/COUNT([.$B67:.CF67]));0)" office:value-type="float" office:value="0" calcext:value-type="float">
            <text:p>0</text:p>
          </table:table-cell>
          <table:table-cell table:style-name="ce6" table:formula="of:=ROUND((SUM([.$B67:.CG67])/COUNT([.$B67:.CG67]));0)" office:value-type="float" office:value="0" calcext:value-type="float">
            <text:p>0</text:p>
          </table:table-cell>
          <table:table-cell table:style-name="ce6" table:formula="of:=ROUND((SUM([.$B67:.CH67])/COUNT([.$B67:.CH67]));0)" office:value-type="float" office:value="0" calcext:value-type="float">
            <text:p>0</text:p>
          </table:table-cell>
          <table:table-cell table:style-name="ce6" table:formula="of:=ROUND((SUM([.$B67:.CI67])/COUNT([.$B67:.CI67]));0)" office:value-type="float" office:value="0" calcext:value-type="float">
            <text:p>0</text:p>
          </table:table-cell>
          <table:table-cell table:style-name="ce6" table:formula="of:=ROUND((SUM([.$B67:.CJ67])/COUNT([.$B67:.CJ67]));0)" office:value-type="float" office:value="0" calcext:value-type="float">
            <text:p>0</text:p>
          </table:table-cell>
          <table:table-cell table:style-name="ce6" table:formula="of:=ROUND((SUM([.$B67:.CK67])/COUNT([.$B67:.CK67]));0)" office:value-type="float" office:value="0" calcext:value-type="float">
            <text:p>0</text:p>
          </table:table-cell>
          <table:table-cell table:number-columns-repeated="100"/>
        </table:table-row>
        <table:table-row table:style-name="ro2">
          <table:table-cell table:number-columns-repeated="298" office:value-type="float" office:value="0" calcext:value-type="float">
            <text:p>0</text:p>
          </table:table-cell>
          <table:table-cell table:style-name="ce6" table:formula="of:=ROUND((SUM([.$B68:.B68])/COUNT([.$B68:.B68]));0)" office:value-type="float" office:value="0" calcext:value-type="float">
            <text:p>0</text:p>
          </table:table-cell>
          <table:table-cell table:style-name="ce6" table:formula="of:=ROUND((SUM([.$B68:.C68])/COUNT([.$B68:.C68]));0)" office:value-type="float" office:value="0" calcext:value-type="float">
            <text:p>0</text:p>
          </table:table-cell>
          <table:table-cell table:style-name="ce6" table:formula="of:=ROUND((SUM([.$B68:.D68])/COUNT([.$B68:.D68]));0)" office:value-type="float" office:value="0" calcext:value-type="float">
            <text:p>0</text:p>
          </table:table-cell>
          <table:table-cell table:style-name="ce6" table:formula="of:=ROUND((SUM([.$B68:.E68])/COUNT([.$B68:.E68]));0)" office:value-type="float" office:value="0" calcext:value-type="float">
            <text:p>0</text:p>
          </table:table-cell>
          <table:table-cell table:style-name="ce6" table:formula="of:=ROUND((SUM([.$B68:.F68])/COUNT([.$B68:.F68]));0)" office:value-type="float" office:value="0" calcext:value-type="float">
            <text:p>0</text:p>
          </table:table-cell>
          <table:table-cell table:style-name="ce6" table:formula="of:=ROUND((SUM([.$B68:.G68])/COUNT([.$B68:.G68]));0)" office:value-type="float" office:value="0" calcext:value-type="float">
            <text:p>0</text:p>
          </table:table-cell>
          <table:table-cell table:style-name="ce6" table:formula="of:=ROUND((SUM([.$B68:.H68])/COUNT([.$B68:.H68]));0)" office:value-type="float" office:value="0" calcext:value-type="float">
            <text:p>0</text:p>
          </table:table-cell>
          <table:table-cell table:style-name="ce6" table:formula="of:=ROUND((SUM([.$B68:.I68])/COUNT([.$B68:.I68]));0)" office:value-type="float" office:value="0" calcext:value-type="float">
            <text:p>0</text:p>
          </table:table-cell>
          <table:table-cell table:style-name="ce6" table:formula="of:=ROUND((SUM([.$B68:.J68])/COUNT([.$B68:.J68]));0)" office:value-type="float" office:value="0" calcext:value-type="float">
            <text:p>0</text:p>
          </table:table-cell>
          <table:table-cell table:style-name="ce6" table:formula="of:=ROUND((SUM([.$B68:.K68])/COUNT([.$B68:.K68]));0)" office:value-type="float" office:value="0" calcext:value-type="float">
            <text:p>0</text:p>
          </table:table-cell>
          <table:table-cell table:style-name="ce6" table:formula="of:=ROUND((SUM([.$B68:.L68])/COUNT([.$B68:.L68]));0)" office:value-type="float" office:value="0" calcext:value-type="float">
            <text:p>0</text:p>
          </table:table-cell>
          <table:table-cell table:style-name="ce6" table:formula="of:=ROUND((SUM([.$B68:.M68])/COUNT([.$B68:.M68]));0)" office:value-type="float" office:value="0" calcext:value-type="float">
            <text:p>0</text:p>
          </table:table-cell>
          <table:table-cell table:style-name="ce6" table:formula="of:=ROUND((SUM([.$B68:.N68])/COUNT([.$B68:.N68]));0)" office:value-type="float" office:value="0" calcext:value-type="float">
            <text:p>0</text:p>
          </table:table-cell>
          <table:table-cell table:style-name="ce6" table:formula="of:=ROUND((SUM([.$B68:.O68])/COUNT([.$B68:.O68]));0)" office:value-type="float" office:value="0" calcext:value-type="float">
            <text:p>0</text:p>
          </table:table-cell>
          <table:table-cell table:style-name="ce6" table:formula="of:=ROUND((SUM([.$B68:.P68])/COUNT([.$B68:.P68]));0)" office:value-type="float" office:value="0" calcext:value-type="float">
            <text:p>0</text:p>
          </table:table-cell>
          <table:table-cell table:style-name="ce6" table:formula="of:=ROUND((SUM([.$B68:.Q68])/COUNT([.$B68:.Q68]));0)" office:value-type="float" office:value="0" calcext:value-type="float">
            <text:p>0</text:p>
          </table:table-cell>
          <table:table-cell table:style-name="ce6" table:formula="of:=ROUND((SUM([.$B68:.R68])/COUNT([.$B68:.R68]));0)" office:value-type="float" office:value="0" calcext:value-type="float">
            <text:p>0</text:p>
          </table:table-cell>
          <table:table-cell table:style-name="ce6" table:formula="of:=ROUND((SUM([.$B68:.S68])/COUNT([.$B68:.S68]));0)" office:value-type="float" office:value="0" calcext:value-type="float">
            <text:p>0</text:p>
          </table:table-cell>
          <table:table-cell table:style-name="ce6" table:formula="of:=ROUND((SUM([.$B68:.T68])/COUNT([.$B68:.T68]));0)" office:value-type="float" office:value="0" calcext:value-type="float">
            <text:p>0</text:p>
          </table:table-cell>
          <table:table-cell table:style-name="ce6" table:formula="of:=ROUND((SUM([.$B68:.U68])/COUNT([.$B68:.U68]));0)" office:value-type="float" office:value="0" calcext:value-type="float">
            <text:p>0</text:p>
          </table:table-cell>
          <table:table-cell table:style-name="ce6" table:formula="of:=ROUND((SUM([.$B68:.V68])/COUNT([.$B68:.V68]));0)" office:value-type="float" office:value="0" calcext:value-type="float">
            <text:p>0</text:p>
          </table:table-cell>
          <table:table-cell table:style-name="ce6" table:formula="of:=ROUND((SUM([.$B68:.W68])/COUNT([.$B68:.W68]));0)" office:value-type="float" office:value="0" calcext:value-type="float">
            <text:p>0</text:p>
          </table:table-cell>
          <table:table-cell table:style-name="ce6" table:formula="of:=ROUND((SUM([.$B68:.X68])/COUNT([.$B68:.X68]));0)" office:value-type="float" office:value="0" calcext:value-type="float">
            <text:p>0</text:p>
          </table:table-cell>
          <table:table-cell table:style-name="ce6" table:formula="of:=ROUND((SUM([.$B68:.Y68])/COUNT([.$B68:.Y68]));0)" office:value-type="float" office:value="0" calcext:value-type="float">
            <text:p>0</text:p>
          </table:table-cell>
          <table:table-cell table:style-name="ce6" table:formula="of:=ROUND((SUM([.$B68:.Z68])/COUNT([.$B68:.Z68]));0)" office:value-type="float" office:value="0" calcext:value-type="float">
            <text:p>0</text:p>
          </table:table-cell>
          <table:table-cell table:style-name="ce6" table:formula="of:=ROUND((SUM([.$B68:.AA68])/COUNT([.$B68:.AA68]));0)" office:value-type="float" office:value="0" calcext:value-type="float">
            <text:p>0</text:p>
          </table:table-cell>
          <table:table-cell table:style-name="ce6" table:formula="of:=ROUND((SUM([.$B68:.AB68])/COUNT([.$B68:.AB68]));0)" office:value-type="float" office:value="0" calcext:value-type="float">
            <text:p>0</text:p>
          </table:table-cell>
          <table:table-cell table:style-name="ce6" table:formula="of:=ROUND((SUM([.$B68:.AC68])/COUNT([.$B68:.AC68]));0)" office:value-type="float" office:value="0" calcext:value-type="float">
            <text:p>0</text:p>
          </table:table-cell>
          <table:table-cell table:style-name="ce6" table:formula="of:=ROUND((SUM([.$B68:.AD68])/COUNT([.$B68:.AD68]));0)" office:value-type="float" office:value="0" calcext:value-type="float">
            <text:p>0</text:p>
          </table:table-cell>
          <table:table-cell table:style-name="ce6" table:formula="of:=ROUND((SUM([.$B68:.AE68])/COUNT([.$B68:.AE68]));0)" office:value-type="float" office:value="0" calcext:value-type="float">
            <text:p>0</text:p>
          </table:table-cell>
          <table:table-cell table:style-name="ce6" table:formula="of:=ROUND((SUM([.$B68:.AF68])/COUNT([.$B68:.AF68]));0)" office:value-type="float" office:value="0" calcext:value-type="float">
            <text:p>0</text:p>
          </table:table-cell>
          <table:table-cell table:style-name="ce6" table:formula="of:=ROUND((SUM([.$B68:.AG68])/COUNT([.$B68:.AG68]));0)" office:value-type="float" office:value="0" calcext:value-type="float">
            <text:p>0</text:p>
          </table:table-cell>
          <table:table-cell table:style-name="ce6" table:formula="of:=ROUND((SUM([.$B68:.AH68])/COUNT([.$B68:.AH68]));0)" office:value-type="float" office:value="0" calcext:value-type="float">
            <text:p>0</text:p>
          </table:table-cell>
          <table:table-cell table:style-name="ce6" table:formula="of:=ROUND((SUM([.$B68:.AI68])/COUNT([.$B68:.AI68]));0)" office:value-type="float" office:value="0" calcext:value-type="float">
            <text:p>0</text:p>
          </table:table-cell>
          <table:table-cell table:style-name="ce6" table:formula="of:=ROUND((SUM([.$B68:.AJ68])/COUNT([.$B68:.AJ68]));0)" office:value-type="float" office:value="0" calcext:value-type="float">
            <text:p>0</text:p>
          </table:table-cell>
          <table:table-cell table:style-name="ce6" table:formula="of:=ROUND((SUM([.$B68:.AK68])/COUNT([.$B68:.AK68]));0)" office:value-type="float" office:value="0" calcext:value-type="float">
            <text:p>0</text:p>
          </table:table-cell>
          <table:table-cell table:style-name="ce6" table:formula="of:=ROUND((SUM([.$B68:.AL68])/COUNT([.$B68:.AL68]));0)" office:value-type="float" office:value="0" calcext:value-type="float">
            <text:p>0</text:p>
          </table:table-cell>
          <table:table-cell table:style-name="ce6" table:formula="of:=ROUND((SUM([.$B68:.AM68])/COUNT([.$B68:.AM68]));0)" office:value-type="float" office:value="0" calcext:value-type="float">
            <text:p>0</text:p>
          </table:table-cell>
          <table:table-cell table:style-name="ce6" table:formula="of:=ROUND((SUM([.$B68:.AN68])/COUNT([.$B68:.AN68]));0)" office:value-type="float" office:value="0" calcext:value-type="float">
            <text:p>0</text:p>
          </table:table-cell>
          <table:table-cell table:style-name="ce6" table:formula="of:=ROUND((SUM([.$B68:.AO68])/COUNT([.$B68:.AO68]));0)" office:value-type="float" office:value="0" calcext:value-type="float">
            <text:p>0</text:p>
          </table:table-cell>
          <table:table-cell table:style-name="ce6" table:formula="of:=ROUND((SUM([.$B68:.AP68])/COUNT([.$B68:.AP68]));0)" office:value-type="float" office:value="0" calcext:value-type="float">
            <text:p>0</text:p>
          </table:table-cell>
          <table:table-cell table:style-name="ce6" table:formula="of:=ROUND((SUM([.$B68:.AQ68])/COUNT([.$B68:.AQ68]));0)" office:value-type="float" office:value="0" calcext:value-type="float">
            <text:p>0</text:p>
          </table:table-cell>
          <table:table-cell table:style-name="ce6" table:formula="of:=ROUND((SUM([.$B68:.AR68])/COUNT([.$B68:.AR68]));0)" office:value-type="float" office:value="0" calcext:value-type="float">
            <text:p>0</text:p>
          </table:table-cell>
          <table:table-cell table:style-name="ce6" table:formula="of:=ROUND((SUM([.$B68:.AS68])/COUNT([.$B68:.AS68]));0)" office:value-type="float" office:value="0" calcext:value-type="float">
            <text:p>0</text:p>
          </table:table-cell>
          <table:table-cell table:style-name="ce6" table:formula="of:=ROUND((SUM([.$B68:.AT68])/COUNT([.$B68:.AT68]));0)" office:value-type="float" office:value="0" calcext:value-type="float">
            <text:p>0</text:p>
          </table:table-cell>
          <table:table-cell table:style-name="ce6" table:formula="of:=ROUND((SUM([.$B68:.AU68])/COUNT([.$B68:.AU68]));0)" office:value-type="float" office:value="0" calcext:value-type="float">
            <text:p>0</text:p>
          </table:table-cell>
          <table:table-cell table:style-name="ce6" table:formula="of:=ROUND((SUM([.$B68:.AV68])/COUNT([.$B68:.AV68]));0)" office:value-type="float" office:value="0" calcext:value-type="float">
            <text:p>0</text:p>
          </table:table-cell>
          <table:table-cell table:style-name="ce6" table:formula="of:=ROUND((SUM([.$B68:.AW68])/COUNT([.$B68:.AW68]));0)" office:value-type="float" office:value="0" calcext:value-type="float">
            <text:p>0</text:p>
          </table:table-cell>
          <table:table-cell table:style-name="ce6" table:formula="of:=ROUND((SUM([.$B68:.AX68])/COUNT([.$B68:.AX68]));0)" office:value-type="float" office:value="0" calcext:value-type="float">
            <text:p>0</text:p>
          </table:table-cell>
          <table:table-cell table:style-name="ce6" table:formula="of:=ROUND((SUM([.$B68:.AY68])/COUNT([.$B68:.AY68]));0)" office:value-type="float" office:value="0" calcext:value-type="float">
            <text:p>0</text:p>
          </table:table-cell>
          <table:table-cell table:style-name="ce6" table:formula="of:=ROUND((SUM([.$B68:.AZ68])/COUNT([.$B68:.AZ68]));0)" office:value-type="float" office:value="0" calcext:value-type="float">
            <text:p>0</text:p>
          </table:table-cell>
          <table:table-cell table:style-name="ce6" table:formula="of:=ROUND((SUM([.$B68:.BA68])/COUNT([.$B68:.BA68]));0)" office:value-type="float" office:value="0" calcext:value-type="float">
            <text:p>0</text:p>
          </table:table-cell>
          <table:table-cell table:style-name="ce6" table:formula="of:=ROUND((SUM([.$B68:.BB68])/COUNT([.$B68:.BB68]));0)" office:value-type="float" office:value="0" calcext:value-type="float">
            <text:p>0</text:p>
          </table:table-cell>
          <table:table-cell table:style-name="ce6" table:formula="of:=ROUND((SUM([.$B68:.BC68])/COUNT([.$B68:.BC68]));0)" office:value-type="float" office:value="0" calcext:value-type="float">
            <text:p>0</text:p>
          </table:table-cell>
          <table:table-cell table:style-name="ce6" table:formula="of:=ROUND((SUM([.$B68:.BD68])/COUNT([.$B68:.BD68]));0)" office:value-type="float" office:value="0" calcext:value-type="float">
            <text:p>0</text:p>
          </table:table-cell>
          <table:table-cell table:style-name="ce6" table:formula="of:=ROUND((SUM([.$B68:.BE68])/COUNT([.$B68:.BE68]));0)" office:value-type="float" office:value="0" calcext:value-type="float">
            <text:p>0</text:p>
          </table:table-cell>
          <table:table-cell table:style-name="ce6" table:formula="of:=ROUND((SUM([.$B68:.BF68])/COUNT([.$B68:.BF68]));0)" office:value-type="float" office:value="0" calcext:value-type="float">
            <text:p>0</text:p>
          </table:table-cell>
          <table:table-cell table:style-name="ce6" table:formula="of:=ROUND((SUM([.$B68:.BG68])/COUNT([.$B68:.BG68]));0)" office:value-type="float" office:value="0" calcext:value-type="float">
            <text:p>0</text:p>
          </table:table-cell>
          <table:table-cell table:style-name="ce6" table:formula="of:=ROUND((SUM([.$B68:.BH68])/COUNT([.$B68:.BH68]));0)" office:value-type="float" office:value="0" calcext:value-type="float">
            <text:p>0</text:p>
          </table:table-cell>
          <table:table-cell table:style-name="ce6" table:formula="of:=ROUND((SUM([.$B68:.BI68])/COUNT([.$B68:.BI68]));0)" office:value-type="float" office:value="0" calcext:value-type="float">
            <text:p>0</text:p>
          </table:table-cell>
          <table:table-cell table:style-name="ce6" table:formula="of:=ROUND((SUM([.$B68:.BJ68])/COUNT([.$B68:.BJ68]));0)" office:value-type="float" office:value="0" calcext:value-type="float">
            <text:p>0</text:p>
          </table:table-cell>
          <table:table-cell table:style-name="ce6" table:formula="of:=ROUND((SUM([.$B68:.BK68])/COUNT([.$B68:.BK68]));0)" office:value-type="float" office:value="0" calcext:value-type="float">
            <text:p>0</text:p>
          </table:table-cell>
          <table:table-cell table:style-name="ce6" table:formula="of:=ROUND((SUM([.$B68:.BL68])/COUNT([.$B68:.BL68]));0)" office:value-type="float" office:value="0" calcext:value-type="float">
            <text:p>0</text:p>
          </table:table-cell>
          <table:table-cell table:style-name="ce6" table:formula="of:=ROUND((SUM([.$B68:.BM68])/COUNT([.$B68:.BM68]));0)" office:value-type="float" office:value="0" calcext:value-type="float">
            <text:p>0</text:p>
          </table:table-cell>
          <table:table-cell table:style-name="ce6" table:formula="of:=ROUND((SUM([.$B68:.BN68])/COUNT([.$B68:.BN68]));0)" office:value-type="float" office:value="0" calcext:value-type="float">
            <text:p>0</text:p>
          </table:table-cell>
          <table:table-cell table:style-name="ce6" table:formula="of:=ROUND((SUM([.$B68:.BO68])/COUNT([.$B68:.BO68]));0)" office:value-type="float" office:value="0" calcext:value-type="float">
            <text:p>0</text:p>
          </table:table-cell>
          <table:table-cell table:style-name="ce6" table:formula="of:=ROUND((SUM([.$B68:.BP68])/COUNT([.$B68:.BP68]));0)" office:value-type="float" office:value="0" calcext:value-type="float">
            <text:p>0</text:p>
          </table:table-cell>
          <table:table-cell table:style-name="ce6" table:formula="of:=ROUND((SUM([.$B68:.BQ68])/COUNT([.$B68:.BQ68]));0)" office:value-type="float" office:value="0" calcext:value-type="float">
            <text:p>0</text:p>
          </table:table-cell>
          <table:table-cell table:style-name="ce6" table:formula="of:=ROUND((SUM([.$B68:.BR68])/COUNT([.$B68:.BR68]));0)" office:value-type="float" office:value="0" calcext:value-type="float">
            <text:p>0</text:p>
          </table:table-cell>
          <table:table-cell table:style-name="ce6" table:formula="of:=ROUND((SUM([.$B68:.BS68])/COUNT([.$B68:.BS68]));0)" office:value-type="float" office:value="0" calcext:value-type="float">
            <text:p>0</text:p>
          </table:table-cell>
          <table:table-cell table:style-name="ce6" table:formula="of:=ROUND((SUM([.$B68:.BT68])/COUNT([.$B68:.BT68]));0)" office:value-type="float" office:value="0" calcext:value-type="float">
            <text:p>0</text:p>
          </table:table-cell>
          <table:table-cell table:style-name="ce6" table:formula="of:=ROUND((SUM([.$B68:.BU68])/COUNT([.$B68:.BU68]));0)" office:value-type="float" office:value="0" calcext:value-type="float">
            <text:p>0</text:p>
          </table:table-cell>
          <table:table-cell table:style-name="ce6" table:formula="of:=ROUND((SUM([.$B68:.BV68])/COUNT([.$B68:.BV68]));0)" office:value-type="float" office:value="0" calcext:value-type="float">
            <text:p>0</text:p>
          </table:table-cell>
          <table:table-cell table:style-name="ce6" table:formula="of:=ROUND((SUM([.$B68:.BW68])/COUNT([.$B68:.BW68]));0)" office:value-type="float" office:value="0" calcext:value-type="float">
            <text:p>0</text:p>
          </table:table-cell>
          <table:table-cell table:style-name="ce6" table:formula="of:=ROUND((SUM([.$B68:.BX68])/COUNT([.$B68:.BX68]));0)" office:value-type="float" office:value="0" calcext:value-type="float">
            <text:p>0</text:p>
          </table:table-cell>
          <table:table-cell table:style-name="ce6" table:formula="of:=ROUND((SUM([.$B68:.BY68])/COUNT([.$B68:.BY68]));0)" office:value-type="float" office:value="0" calcext:value-type="float">
            <text:p>0</text:p>
          </table:table-cell>
          <table:table-cell table:style-name="ce6" table:formula="of:=ROUND((SUM([.$B68:.BZ68])/COUNT([.$B68:.BZ68]));0)" office:value-type="float" office:value="0" calcext:value-type="float">
            <text:p>0</text:p>
          </table:table-cell>
          <table:table-cell table:style-name="ce6" table:formula="of:=ROUND((SUM([.$B68:.CA68])/COUNT([.$B68:.CA68]));0)" office:value-type="float" office:value="0" calcext:value-type="float">
            <text:p>0</text:p>
          </table:table-cell>
          <table:table-cell table:style-name="ce6" table:formula="of:=ROUND((SUM([.$B68:.CB68])/COUNT([.$B68:.CB68]));0)" office:value-type="float" office:value="0" calcext:value-type="float">
            <text:p>0</text:p>
          </table:table-cell>
          <table:table-cell table:style-name="ce6" table:formula="of:=ROUND((SUM([.$B68:.CC68])/COUNT([.$B68:.CC68]));0)" office:value-type="float" office:value="0" calcext:value-type="float">
            <text:p>0</text:p>
          </table:table-cell>
          <table:table-cell table:style-name="ce6" table:formula="of:=ROUND((SUM([.$B68:.CD68])/COUNT([.$B68:.CD68]));0)" office:value-type="float" office:value="0" calcext:value-type="float">
            <text:p>0</text:p>
          </table:table-cell>
          <table:table-cell table:style-name="ce6" table:formula="of:=ROUND((SUM([.$B68:.CE68])/COUNT([.$B68:.CE68]));0)" office:value-type="float" office:value="0" calcext:value-type="float">
            <text:p>0</text:p>
          </table:table-cell>
          <table:table-cell table:style-name="ce6" table:formula="of:=ROUND((SUM([.$B68:.CF68])/COUNT([.$B68:.CF68]));0)" office:value-type="float" office:value="0" calcext:value-type="float">
            <text:p>0</text:p>
          </table:table-cell>
          <table:table-cell table:style-name="ce6" table:formula="of:=ROUND((SUM([.$B68:.CG68])/COUNT([.$B68:.CG68]));0)" office:value-type="float" office:value="0" calcext:value-type="float">
            <text:p>0</text:p>
          </table:table-cell>
          <table:table-cell table:style-name="ce6" table:formula="of:=ROUND((SUM([.$B68:.CH68])/COUNT([.$B68:.CH68]));0)" office:value-type="float" office:value="0" calcext:value-type="float">
            <text:p>0</text:p>
          </table:table-cell>
          <table:table-cell table:style-name="ce6" table:formula="of:=ROUND((SUM([.$B68:.CI68])/COUNT([.$B68:.CI68]));0)" office:value-type="float" office:value="0" calcext:value-type="float">
            <text:p>0</text:p>
          </table:table-cell>
          <table:table-cell table:style-name="ce6" table:formula="of:=ROUND((SUM([.$B68:.CJ68])/COUNT([.$B68:.CJ68]));0)" office:value-type="float" office:value="0" calcext:value-type="float">
            <text:p>0</text:p>
          </table:table-cell>
          <table:table-cell table:style-name="ce6" table:formula="of:=ROUND((SUM([.$B68:.CK68])/COUNT([.$B68:.CK68]));0)" office:value-type="float" office:value="0" calcext:value-type="float">
            <text:p>0</text:p>
          </table:table-cell>
          <table:table-cell table:number-columns-repeated="100"/>
        </table:table-row>
        <table:table-row table:style-name="ro2"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6" table:formula="of:=ROUND((SUM([.$B69:.B69])/COUNT([.$B69:.B69]));0)" office:value-type="float" office:value="0" calcext:value-type="float">
            <text:p>0</text:p>
          </table:table-cell>
          <table:table-cell table:style-name="ce6" table:formula="of:=ROUND((SUM([.$B69:.C69])/COUNT([.$B69:.C69]));0)" office:value-type="float" office:value="0" calcext:value-type="float">
            <text:p>0</text:p>
          </table:table-cell>
          <table:table-cell table:style-name="ce6" table:formula="of:=ROUND((SUM([.$B69:.D69])/COUNT([.$B69:.D69]));0)" office:value-type="float" office:value="0" calcext:value-type="float">
            <text:p>0</text:p>
          </table:table-cell>
          <table:table-cell table:style-name="ce6" table:formula="of:=ROUND((SUM([.$B69:.E69])/COUNT([.$B69:.E69]));0)" office:value-type="float" office:value="0" calcext:value-type="float">
            <text:p>0</text:p>
          </table:table-cell>
          <table:table-cell table:style-name="ce6" table:formula="of:=ROUND((SUM([.$B69:.F69])/COUNT([.$B69:.F69]));0)" office:value-type="float" office:value="0" calcext:value-type="float">
            <text:p>0</text:p>
          </table:table-cell>
          <table:table-cell table:style-name="ce6" table:formula="of:=ROUND((SUM([.$B69:.G69])/COUNT([.$B69:.G69]));0)" office:value-type="float" office:value="0" calcext:value-type="float">
            <text:p>0</text:p>
          </table:table-cell>
          <table:table-cell table:style-name="ce6" table:formula="of:=ROUND((SUM([.$B69:.H69])/COUNT([.$B69:.H69]));0)" office:value-type="float" office:value="0" calcext:value-type="float">
            <text:p>0</text:p>
          </table:table-cell>
          <table:table-cell table:style-name="ce6" table:formula="of:=ROUND((SUM([.$B69:.I69])/COUNT([.$B69:.I69]));0)" office:value-type="float" office:value="0" calcext:value-type="float">
            <text:p>0</text:p>
          </table:table-cell>
          <table:table-cell table:style-name="ce6" table:formula="of:=ROUND((SUM([.$B69:.J69])/COUNT([.$B69:.J69]));0)" office:value-type="float" office:value="0" calcext:value-type="float">
            <text:p>0</text:p>
          </table:table-cell>
          <table:table-cell table:style-name="ce6" table:formula="of:=ROUND((SUM([.$B69:.K69])/COUNT([.$B69:.K69]));0)" office:value-type="float" office:value="0" calcext:value-type="float">
            <text:p>0</text:p>
          </table:table-cell>
          <table:table-cell table:style-name="ce6" table:formula="of:=ROUND((SUM([.$B69:.L69])/COUNT([.$B69:.L69]));0)" office:value-type="float" office:value="0" calcext:value-type="float">
            <text:p>0</text:p>
          </table:table-cell>
          <table:table-cell table:style-name="ce6" table:formula="of:=ROUND((SUM([.$B69:.M69])/COUNT([.$B69:.M69]));0)" office:value-type="float" office:value="0" calcext:value-type="float">
            <text:p>0</text:p>
          </table:table-cell>
          <table:table-cell table:style-name="ce6" table:formula="of:=ROUND((SUM([.$B69:.N69])/COUNT([.$B69:.N69]));0)" office:value-type="float" office:value="0" calcext:value-type="float">
            <text:p>0</text:p>
          </table:table-cell>
          <table:table-cell table:style-name="ce6" table:formula="of:=ROUND((SUM([.$B69:.O69])/COUNT([.$B69:.O69]));0)" office:value-type="float" office:value="0" calcext:value-type="float">
            <text:p>0</text:p>
          </table:table-cell>
          <table:table-cell table:style-name="ce6" table:formula="of:=ROUND((SUM([.$B69:.P69])/COUNT([.$B69:.P69]));0)" office:value-type="float" office:value="0" calcext:value-type="float">
            <text:p>0</text:p>
          </table:table-cell>
          <table:table-cell table:style-name="ce6" table:formula="of:=ROUND((SUM([.$B69:.Q69])/COUNT([.$B69:.Q69]));0)" office:value-type="float" office:value="0" calcext:value-type="float">
            <text:p>0</text:p>
          </table:table-cell>
          <table:table-cell table:style-name="ce6" table:formula="of:=ROUND((SUM([.$B69:.R69])/COUNT([.$B69:.R69]));0)" office:value-type="float" office:value="0" calcext:value-type="float">
            <text:p>0</text:p>
          </table:table-cell>
          <table:table-cell table:style-name="ce6" table:formula="of:=ROUND((SUM([.$B69:.S69])/COUNT([.$B69:.S69]));0)" office:value-type="float" office:value="0" calcext:value-type="float">
            <text:p>0</text:p>
          </table:table-cell>
          <table:table-cell table:style-name="ce6" table:formula="of:=ROUND((SUM([.$B69:.T69])/COUNT([.$B69:.T69]));0)" office:value-type="float" office:value="0" calcext:value-type="float">
            <text:p>0</text:p>
          </table:table-cell>
          <table:table-cell table:style-name="ce6" table:formula="of:=ROUND((SUM([.$B69:.U69])/COUNT([.$B69:.U69]));0)" office:value-type="float" office:value="0" calcext:value-type="float">
            <text:p>0</text:p>
          </table:table-cell>
          <table:table-cell table:style-name="ce6" table:formula="of:=ROUND((SUM([.$B69:.V69])/COUNT([.$B69:.V69]));0)" office:value-type="float" office:value="0" calcext:value-type="float">
            <text:p>0</text:p>
          </table:table-cell>
          <table:table-cell table:style-name="ce6" table:formula="of:=ROUND((SUM([.$B69:.W69])/COUNT([.$B69:.W69]));0)" office:value-type="float" office:value="0" calcext:value-type="float">
            <text:p>0</text:p>
          </table:table-cell>
          <table:table-cell table:style-name="ce6" table:formula="of:=ROUND((SUM([.$B69:.X69])/COUNT([.$B69:.X69]));0)" office:value-type="float" office:value="0" calcext:value-type="float">
            <text:p>0</text:p>
          </table:table-cell>
          <table:table-cell table:style-name="ce6" table:formula="of:=ROUND((SUM([.$B69:.Y69])/COUNT([.$B69:.Y69]));0)" office:value-type="float" office:value="0" calcext:value-type="float">
            <text:p>0</text:p>
          </table:table-cell>
          <table:table-cell table:style-name="ce6" table:formula="of:=ROUND((SUM([.$B69:.Z69])/COUNT([.$B69:.Z69]));0)" office:value-type="float" office:value="0" calcext:value-type="float">
            <text:p>0</text:p>
          </table:table-cell>
          <table:table-cell table:style-name="ce6" table:formula="of:=ROUND((SUM([.$B69:.AA69])/COUNT([.$B69:.AA69]));0)" office:value-type="float" office:value="0" calcext:value-type="float">
            <text:p>0</text:p>
          </table:table-cell>
          <table:table-cell table:style-name="ce6" table:formula="of:=ROUND((SUM([.$B69:.AB69])/COUNT([.$B69:.AB69]));0)" office:value-type="float" office:value="0" calcext:value-type="float">
            <text:p>0</text:p>
          </table:table-cell>
          <table:table-cell table:style-name="ce6" table:formula="of:=ROUND((SUM([.$B69:.AC69])/COUNT([.$B69:.AC69]));0)" office:value-type="float" office:value="0" calcext:value-type="float">
            <text:p>0</text:p>
          </table:table-cell>
          <table:table-cell table:style-name="ce6" table:formula="of:=ROUND((SUM([.$B69:.AD69])/COUNT([.$B69:.AD69]));0)" office:value-type="float" office:value="0" calcext:value-type="float">
            <text:p>0</text:p>
          </table:table-cell>
          <table:table-cell table:style-name="ce6" table:formula="of:=ROUND((SUM([.$B69:.AE69])/COUNT([.$B69:.AE69]));0)" office:value-type="float" office:value="0" calcext:value-type="float">
            <text:p>0</text:p>
          </table:table-cell>
          <table:table-cell table:style-name="ce6" table:formula="of:=ROUND((SUM([.$B69:.AF69])/COUNT([.$B69:.AF69]));0)" office:value-type="float" office:value="0" calcext:value-type="float">
            <text:p>0</text:p>
          </table:table-cell>
          <table:table-cell table:style-name="ce6" table:formula="of:=ROUND((SUM([.$B69:.AG69])/COUNT([.$B69:.AG69]));0)" office:value-type="float" office:value="0" calcext:value-type="float">
            <text:p>0</text:p>
          </table:table-cell>
          <table:table-cell table:style-name="ce6" table:formula="of:=ROUND((SUM([.$B69:.AH69])/COUNT([.$B69:.AH69]));0)" office:value-type="float" office:value="0" calcext:value-type="float">
            <text:p>0</text:p>
          </table:table-cell>
          <table:table-cell table:style-name="ce6" table:formula="of:=ROUND((SUM([.$B69:.AI69])/COUNT([.$B69:.AI69]));0)" office:value-type="float" office:value="0" calcext:value-type="float">
            <text:p>0</text:p>
          </table:table-cell>
          <table:table-cell table:style-name="ce6" table:formula="of:=ROUND((SUM([.$B69:.AJ69])/COUNT([.$B69:.AJ69]));0)" office:value-type="float" office:value="0" calcext:value-type="float">
            <text:p>0</text:p>
          </table:table-cell>
          <table:table-cell table:style-name="ce6" table:formula="of:=ROUND((SUM([.$B69:.AK69])/COUNT([.$B69:.AK69]));0)" office:value-type="float" office:value="0" calcext:value-type="float">
            <text:p>0</text:p>
          </table:table-cell>
          <table:table-cell table:style-name="ce6" table:formula="of:=ROUND((SUM([.$B69:.AL69])/COUNT([.$B69:.AL69]));0)" office:value-type="float" office:value="0" calcext:value-type="float">
            <text:p>0</text:p>
          </table:table-cell>
          <table:table-cell table:style-name="ce6" table:formula="of:=ROUND((SUM([.$B69:.AM69])/COUNT([.$B69:.AM69]));0)" office:value-type="float" office:value="0" calcext:value-type="float">
            <text:p>0</text:p>
          </table:table-cell>
          <table:table-cell table:style-name="ce6" table:formula="of:=ROUND((SUM([.$B69:.AN69])/COUNT([.$B69:.AN69]));0)" office:value-type="float" office:value="0" calcext:value-type="float">
            <text:p>0</text:p>
          </table:table-cell>
          <table:table-cell table:style-name="ce6" table:formula="of:=ROUND((SUM([.$B69:.AO69])/COUNT([.$B69:.AO69]));0)" office:value-type="float" office:value="0" calcext:value-type="float">
            <text:p>0</text:p>
          </table:table-cell>
          <table:table-cell table:style-name="ce6" table:formula="of:=ROUND((SUM([.$B69:.AP69])/COUNT([.$B69:.AP69]));0)" office:value-type="float" office:value="0" calcext:value-type="float">
            <text:p>0</text:p>
          </table:table-cell>
          <table:table-cell table:style-name="ce6" table:formula="of:=ROUND((SUM([.$B69:.AQ69])/COUNT([.$B69:.AQ69]));0)" office:value-type="float" office:value="0" calcext:value-type="float">
            <text:p>0</text:p>
          </table:table-cell>
          <table:table-cell table:style-name="ce6" table:formula="of:=ROUND((SUM([.$B69:.AR69])/COUNT([.$B69:.AR69]));0)" office:value-type="float" office:value="0" calcext:value-type="float">
            <text:p>0</text:p>
          </table:table-cell>
          <table:table-cell table:style-name="ce6" table:formula="of:=ROUND((SUM([.$B69:.AS69])/COUNT([.$B69:.AS69]));0)" office:value-type="float" office:value="0" calcext:value-type="float">
            <text:p>0</text:p>
          </table:table-cell>
          <table:table-cell table:style-name="ce6" table:formula="of:=ROUND((SUM([.$B69:.AT69])/COUNT([.$B69:.AT69]));0)" office:value-type="float" office:value="0" calcext:value-type="float">
            <text:p>0</text:p>
          </table:table-cell>
          <table:table-cell table:style-name="ce6" table:formula="of:=ROUND((SUM([.$B69:.AU69])/COUNT([.$B69:.AU69]));0)" office:value-type="float" office:value="0" calcext:value-type="float">
            <text:p>0</text:p>
          </table:table-cell>
          <table:table-cell table:style-name="ce6" table:formula="of:=ROUND((SUM([.$B69:.AV69])/COUNT([.$B69:.AV69]));0)" office:value-type="float" office:value="0" calcext:value-type="float">
            <text:p>0</text:p>
          </table:table-cell>
          <table:table-cell table:style-name="ce6" table:formula="of:=ROUND((SUM([.$B69:.AW69])/COUNT([.$B69:.AW69]));0)" office:value-type="float" office:value="0" calcext:value-type="float">
            <text:p>0</text:p>
          </table:table-cell>
          <table:table-cell table:style-name="ce6" table:formula="of:=ROUND((SUM([.$B69:.AX69])/COUNT([.$B69:.AX69]));0)" office:value-type="float" office:value="0" calcext:value-type="float">
            <text:p>0</text:p>
          </table:table-cell>
          <table:table-cell table:style-name="ce6" table:formula="of:=ROUND((SUM([.$B69:.AY69])/COUNT([.$B69:.AY69]));0)" office:value-type="float" office:value="0" calcext:value-type="float">
            <text:p>0</text:p>
          </table:table-cell>
          <table:table-cell table:style-name="ce6" table:formula="of:=ROUND((SUM([.$B69:.AZ69])/COUNT([.$B69:.AZ69]));0)" office:value-type="float" office:value="0" calcext:value-type="float">
            <text:p>0</text:p>
          </table:table-cell>
          <table:table-cell table:style-name="ce6" table:formula="of:=ROUND((SUM([.$B69:.BA69])/COUNT([.$B69:.BA69]));0)" office:value-type="float" office:value="0" calcext:value-type="float">
            <text:p>0</text:p>
          </table:table-cell>
          <table:table-cell table:style-name="ce6" table:formula="of:=ROUND((SUM([.$B69:.BB69])/COUNT([.$B69:.BB69]));0)" office:value-type="float" office:value="0" calcext:value-type="float">
            <text:p>0</text:p>
          </table:table-cell>
          <table:table-cell table:style-name="ce6" table:formula="of:=ROUND((SUM([.$B69:.BC69])/COUNT([.$B69:.BC69]));0)" office:value-type="float" office:value="0" calcext:value-type="float">
            <text:p>0</text:p>
          </table:table-cell>
          <table:table-cell table:style-name="ce6" table:formula="of:=ROUND((SUM([.$B69:.BD69])/COUNT([.$B69:.BD69]));0)" office:value-type="float" office:value="0" calcext:value-type="float">
            <text:p>0</text:p>
          </table:table-cell>
          <table:table-cell table:style-name="ce6" table:formula="of:=ROUND((SUM([.$B69:.BE69])/COUNT([.$B69:.BE69]));0)" office:value-type="float" office:value="0" calcext:value-type="float">
            <text:p>0</text:p>
          </table:table-cell>
          <table:table-cell table:style-name="ce6" table:formula="of:=ROUND((SUM([.$B69:.BF69])/COUNT([.$B69:.BF69]));0)" office:value-type="float" office:value="0" calcext:value-type="float">
            <text:p>0</text:p>
          </table:table-cell>
          <table:table-cell table:style-name="ce6" table:formula="of:=ROUND((SUM([.$B69:.BG69])/COUNT([.$B69:.BG69]));0)" office:value-type="float" office:value="0" calcext:value-type="float">
            <text:p>0</text:p>
          </table:table-cell>
          <table:table-cell table:style-name="ce6" table:formula="of:=ROUND((SUM([.$B69:.BH69])/COUNT([.$B69:.BH69]));0)" office:value-type="float" office:value="0" calcext:value-type="float">
            <text:p>0</text:p>
          </table:table-cell>
          <table:table-cell table:style-name="ce6" table:formula="of:=ROUND((SUM([.$B69:.BI69])/COUNT([.$B69:.BI69]));0)" office:value-type="float" office:value="0" calcext:value-type="float">
            <text:p>0</text:p>
          </table:table-cell>
          <table:table-cell table:style-name="ce6" table:formula="of:=ROUND((SUM([.$B69:.BJ69])/COUNT([.$B69:.BJ69]));0)" office:value-type="float" office:value="0" calcext:value-type="float">
            <text:p>0</text:p>
          </table:table-cell>
          <table:table-cell table:style-name="ce6" table:formula="of:=ROUND((SUM([.$B69:.BK69])/COUNT([.$B69:.BK69]));0)" office:value-type="float" office:value="0" calcext:value-type="float">
            <text:p>0</text:p>
          </table:table-cell>
          <table:table-cell table:style-name="ce6" table:formula="of:=ROUND((SUM([.$B69:.BL69])/COUNT([.$B69:.BL69]));0)" office:value-type="float" office:value="0" calcext:value-type="float">
            <text:p>0</text:p>
          </table:table-cell>
          <table:table-cell table:style-name="ce6" table:formula="of:=ROUND((SUM([.$B69:.BM69])/COUNT([.$B69:.BM69]));0)" office:value-type="float" office:value="0" calcext:value-type="float">
            <text:p>0</text:p>
          </table:table-cell>
          <table:table-cell table:style-name="ce6" table:formula="of:=ROUND((SUM([.$B69:.BN69])/COUNT([.$B69:.BN69]));0)" office:value-type="float" office:value="0" calcext:value-type="float">
            <text:p>0</text:p>
          </table:table-cell>
          <table:table-cell table:style-name="ce6" table:formula="of:=ROUND((SUM([.$B69:.BO69])/COUNT([.$B69:.BO69]));0)" office:value-type="float" office:value="0" calcext:value-type="float">
            <text:p>0</text:p>
          </table:table-cell>
          <table:table-cell table:style-name="ce6" table:formula="of:=ROUND((SUM([.$B69:.BP69])/COUNT([.$B69:.BP69]));0)" office:value-type="float" office:value="0" calcext:value-type="float">
            <text:p>0</text:p>
          </table:table-cell>
          <table:table-cell table:style-name="ce6" table:formula="of:=ROUND((SUM([.$B69:.BQ69])/COUNT([.$B69:.BQ69]));0)" office:value-type="float" office:value="0" calcext:value-type="float">
            <text:p>0</text:p>
          </table:table-cell>
          <table:table-cell table:style-name="ce6" table:formula="of:=ROUND((SUM([.$B69:.BR69])/COUNT([.$B69:.BR69]));0)" office:value-type="float" office:value="0" calcext:value-type="float">
            <text:p>0</text:p>
          </table:table-cell>
          <table:table-cell table:style-name="ce6" table:formula="of:=ROUND((SUM([.$B69:.BS69])/COUNT([.$B69:.BS69]));0)" office:value-type="float" office:value="0" calcext:value-type="float">
            <text:p>0</text:p>
          </table:table-cell>
          <table:table-cell table:style-name="ce6" table:formula="of:=ROUND((SUM([.$B69:.BT69])/COUNT([.$B69:.BT69]));0)" office:value-type="float" office:value="0" calcext:value-type="float">
            <text:p>0</text:p>
          </table:table-cell>
          <table:table-cell table:style-name="ce6" table:formula="of:=ROUND((SUM([.$B69:.BU69])/COUNT([.$B69:.BU69]));0)" office:value-type="float" office:value="0" calcext:value-type="float">
            <text:p>0</text:p>
          </table:table-cell>
          <table:table-cell table:style-name="ce6" table:formula="of:=ROUND((SUM([.$B69:.BV69])/COUNT([.$B69:.BV69]));0)" office:value-type="float" office:value="0" calcext:value-type="float">
            <text:p>0</text:p>
          </table:table-cell>
          <table:table-cell table:style-name="ce6" table:formula="of:=ROUND((SUM([.$B69:.BW69])/COUNT([.$B69:.BW69]));0)" office:value-type="float" office:value="0" calcext:value-type="float">
            <text:p>0</text:p>
          </table:table-cell>
          <table:table-cell table:style-name="ce6" table:formula="of:=ROUND((SUM([.$B69:.BX69])/COUNT([.$B69:.BX69]));0)" office:value-type="float" office:value="0" calcext:value-type="float">
            <text:p>0</text:p>
          </table:table-cell>
          <table:table-cell table:style-name="ce6" table:formula="of:=ROUND((SUM([.$B69:.BY69])/COUNT([.$B69:.BY69]));0)" office:value-type="float" office:value="0" calcext:value-type="float">
            <text:p>0</text:p>
          </table:table-cell>
          <table:table-cell table:style-name="ce6" table:formula="of:=ROUND((SUM([.$B69:.BZ69])/COUNT([.$B69:.BZ69]));0)" office:value-type="float" office:value="0" calcext:value-type="float">
            <text:p>0</text:p>
          </table:table-cell>
          <table:table-cell table:style-name="ce6" table:formula="of:=ROUND((SUM([.$B69:.CA69])/COUNT([.$B69:.CA69]));0)" office:value-type="float" office:value="0" calcext:value-type="float">
            <text:p>0</text:p>
          </table:table-cell>
          <table:table-cell table:style-name="ce6" table:formula="of:=ROUND((SUM([.$B69:.CB69])/COUNT([.$B69:.CB69]));0)" office:value-type="float" office:value="0" calcext:value-type="float">
            <text:p>0</text:p>
          </table:table-cell>
          <table:table-cell table:style-name="ce6" table:formula="of:=ROUND((SUM([.$B69:.CC69])/COUNT([.$B69:.CC69]));0)" office:value-type="float" office:value="0" calcext:value-type="float">
            <text:p>0</text:p>
          </table:table-cell>
          <table:table-cell table:style-name="ce6" table:formula="of:=ROUND((SUM([.$B69:.CD69])/COUNT([.$B69:.CD69]));0)" office:value-type="float" office:value="0" calcext:value-type="float">
            <text:p>0</text:p>
          </table:table-cell>
          <table:table-cell table:style-name="ce6" table:formula="of:=ROUND((SUM([.$B69:.CE69])/COUNT([.$B69:.CE69]));0)" office:value-type="float" office:value="0" calcext:value-type="float">
            <text:p>0</text:p>
          </table:table-cell>
          <table:table-cell table:style-name="ce6" table:formula="of:=ROUND((SUM([.$B69:.CF69])/COUNT([.$B69:.CF69]));0)" office:value-type="float" office:value="0" calcext:value-type="float">
            <text:p>0</text:p>
          </table:table-cell>
          <table:table-cell table:style-name="ce6" table:formula="of:=ROUND((SUM([.$B69:.CG69])/COUNT([.$B69:.CG69]));0)" office:value-type="float" office:value="0" calcext:value-type="float">
            <text:p>0</text:p>
          </table:table-cell>
          <table:table-cell table:style-name="ce6" table:formula="of:=ROUND((SUM([.$B69:.CH69])/COUNT([.$B69:.CH69]));0)" office:value-type="float" office:value="0" calcext:value-type="float">
            <text:p>0</text:p>
          </table:table-cell>
          <table:table-cell table:style-name="ce6" table:formula="of:=ROUND((SUM([.$B69:.CI69])/COUNT([.$B69:.CI69]));0)" office:value-type="float" office:value="0" calcext:value-type="float">
            <text:p>0</text:p>
          </table:table-cell>
          <table:table-cell table:style-name="ce6" table:formula="of:=ROUND((SUM([.$B69:.CJ69])/COUNT([.$B69:.CJ69]));0)" office:value-type="float" office:value="0" calcext:value-type="float">
            <text:p>0</text:p>
          </table:table-cell>
          <table:table-cell table:style-name="ce6" table:formula="of:=ROUND((SUM([.$B69:.CK69])/COUNT([.$B69:.CK69]));0)" office:value-type="float" office:value="0" calcext:value-type="float">
            <text:p>0</text:p>
          </table:table-cell>
          <table:table-cell table:number-columns-repeated="10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ROUND((SUM([.$B70:.B70])/COUNT([.$B70:.B70]));0)" office:value-type="float" office:value="0" calcext:value-type="float">
            <text:p>0</text:p>
          </table:table-cell>
          <table:table-cell table:style-name="ce6" table:formula="of:=ROUND((SUM([.$B70:.C70])/COUNT([.$B70:.C70]));0)" office:value-type="float" office:value="1" calcext:value-type="float">
            <text:p>1</text:p>
          </table:table-cell>
          <table:table-cell table:style-name="ce6" table:formula="of:=ROUND((SUM([.$B70:.D70])/COUNT([.$B70:.D70]));0)" office:value-type="float" office:value="1" calcext:value-type="float">
            <text:p>1</text:p>
          </table:table-cell>
          <table:table-cell table:style-name="ce6" table:formula="of:=ROUND((SUM([.$B70:.E70])/COUNT([.$B70:.E70]));0)" office:value-type="float" office:value="1" calcext:value-type="float">
            <text:p>1</text:p>
          </table:table-cell>
          <table:table-cell table:style-name="ce6" table:formula="of:=ROUND((SUM([.$B70:.F70])/COUNT([.$B70:.F70]));0)" office:value-type="float" office:value="1" calcext:value-type="float">
            <text:p>1</text:p>
          </table:table-cell>
          <table:table-cell table:style-name="ce6" table:formula="of:=ROUND((SUM([.$B70:.G70])/COUNT([.$B70:.G70]));0)" office:value-type="float" office:value="1" calcext:value-type="float">
            <text:p>1</text:p>
          </table:table-cell>
          <table:table-cell table:style-name="ce6" table:formula="of:=ROUND((SUM([.$B70:.H70])/COUNT([.$B70:.H70]));0)" office:value-type="float" office:value="1" calcext:value-type="float">
            <text:p>1</text:p>
          </table:table-cell>
          <table:table-cell table:style-name="ce6" table:formula="of:=ROUND((SUM([.$B70:.I70])/COUNT([.$B70:.I70]));0)" office:value-type="float" office:value="1" calcext:value-type="float">
            <text:p>1</text:p>
          </table:table-cell>
          <table:table-cell table:style-name="ce6" table:formula="of:=ROUND((SUM([.$B70:.J70])/COUNT([.$B70:.J70]));0)" office:value-type="float" office:value="1" calcext:value-type="float">
            <text:p>1</text:p>
          </table:table-cell>
          <table:table-cell table:style-name="ce6" table:formula="of:=ROUND((SUM([.$B70:.K70])/COUNT([.$B70:.K70]));0)" office:value-type="float" office:value="1" calcext:value-type="float">
            <text:p>1</text:p>
          </table:table-cell>
          <table:table-cell table:style-name="ce6" table:formula="of:=ROUND((SUM([.$B70:.L70])/COUNT([.$B70:.L70]));0)" office:value-type="float" office:value="1" calcext:value-type="float">
            <text:p>1</text:p>
          </table:table-cell>
          <table:table-cell table:style-name="ce6" table:formula="of:=ROUND((SUM([.$B70:.M70])/COUNT([.$B70:.M70]));0)" office:value-type="float" office:value="1" calcext:value-type="float">
            <text:p>1</text:p>
          </table:table-cell>
          <table:table-cell table:style-name="ce6" table:formula="of:=ROUND((SUM([.$B70:.N70])/COUNT([.$B70:.N70]));0)" office:value-type="float" office:value="1" calcext:value-type="float">
            <text:p>1</text:p>
          </table:table-cell>
          <table:table-cell table:style-name="ce6" table:formula="of:=ROUND((SUM([.$B70:.O70])/COUNT([.$B70:.O70]));0)" office:value-type="float" office:value="1" calcext:value-type="float">
            <text:p>1</text:p>
          </table:table-cell>
          <table:table-cell table:style-name="ce6" table:formula="of:=ROUND((SUM([.$B70:.P70])/COUNT([.$B70:.P70]));0)" office:value-type="float" office:value="1" calcext:value-type="float">
            <text:p>1</text:p>
          </table:table-cell>
          <table:table-cell table:style-name="ce6" table:formula="of:=ROUND((SUM([.$B70:.Q70])/COUNT([.$B70:.Q70]));0)" office:value-type="float" office:value="1" calcext:value-type="float">
            <text:p>1</text:p>
          </table:table-cell>
          <table:table-cell table:style-name="ce6" table:formula="of:=ROUND((SUM([.$B70:.R70])/COUNT([.$B70:.R70]));0)" office:value-type="float" office:value="1" calcext:value-type="float">
            <text:p>1</text:p>
          </table:table-cell>
          <table:table-cell table:style-name="ce6" table:formula="of:=ROUND((SUM([.$B70:.S70])/COUNT([.$B70:.S70]));0)" office:value-type="float" office:value="1" calcext:value-type="float">
            <text:p>1</text:p>
          </table:table-cell>
          <table:table-cell table:style-name="ce6" table:formula="of:=ROUND((SUM([.$B70:.T70])/COUNT([.$B70:.T70]));0)" office:value-type="float" office:value="1" calcext:value-type="float">
            <text:p>1</text:p>
          </table:table-cell>
          <table:table-cell table:style-name="ce6" table:formula="of:=ROUND((SUM([.$B70:.U70])/COUNT([.$B70:.U70]));0)" office:value-type="float" office:value="1" calcext:value-type="float">
            <text:p>1</text:p>
          </table:table-cell>
          <table:table-cell table:style-name="ce6" table:formula="of:=ROUND((SUM([.$B70:.V70])/COUNT([.$B70:.V70]));0)" office:value-type="float" office:value="1" calcext:value-type="float">
            <text:p>1</text:p>
          </table:table-cell>
          <table:table-cell table:style-name="ce6" table:formula="of:=ROUND((SUM([.$B70:.W70])/COUNT([.$B70:.W70]));0)" office:value-type="float" office:value="1" calcext:value-type="float">
            <text:p>1</text:p>
          </table:table-cell>
          <table:table-cell table:style-name="ce6" table:formula="of:=ROUND((SUM([.$B70:.X70])/COUNT([.$B70:.X70]));0)" office:value-type="float" office:value="1" calcext:value-type="float">
            <text:p>1</text:p>
          </table:table-cell>
          <table:table-cell table:style-name="ce6" table:formula="of:=ROUND((SUM([.$B70:.Y70])/COUNT([.$B70:.Y70]));0)" office:value-type="float" office:value="1" calcext:value-type="float">
            <text:p>1</text:p>
          </table:table-cell>
          <table:table-cell table:style-name="ce6" table:formula="of:=ROUND((SUM([.$B70:.Z70])/COUNT([.$B70:.Z70]));0)" office:value-type="float" office:value="1" calcext:value-type="float">
            <text:p>1</text:p>
          </table:table-cell>
          <table:table-cell table:style-name="ce6" table:formula="of:=ROUND((SUM([.$B70:.AA70])/COUNT([.$B70:.AA70]));0)" office:value-type="float" office:value="1" calcext:value-type="float">
            <text:p>1</text:p>
          </table:table-cell>
          <table:table-cell table:style-name="ce6" table:formula="of:=ROUND((SUM([.$B70:.AB70])/COUNT([.$B70:.AB70]));0)" office:value-type="float" office:value="1" calcext:value-type="float">
            <text:p>1</text:p>
          </table:table-cell>
          <table:table-cell table:style-name="ce6" table:formula="of:=ROUND((SUM([.$B70:.AC70])/COUNT([.$B70:.AC70]));0)" office:value-type="float" office:value="1" calcext:value-type="float">
            <text:p>1</text:p>
          </table:table-cell>
          <table:table-cell table:style-name="ce6" table:formula="of:=ROUND((SUM([.$B70:.AD70])/COUNT([.$B70:.AD70]));0)" office:value-type="float" office:value="1" calcext:value-type="float">
            <text:p>1</text:p>
          </table:table-cell>
          <table:table-cell table:style-name="ce6" table:formula="of:=ROUND((SUM([.$B70:.AE70])/COUNT([.$B70:.AE70]));0)" office:value-type="float" office:value="1" calcext:value-type="float">
            <text:p>1</text:p>
          </table:table-cell>
          <table:table-cell table:style-name="ce6" table:formula="of:=ROUND((SUM([.$B70:.AF70])/COUNT([.$B70:.AF70]));0)" office:value-type="float" office:value="1" calcext:value-type="float">
            <text:p>1</text:p>
          </table:table-cell>
          <table:table-cell table:style-name="ce6" table:formula="of:=ROUND((SUM([.$B70:.AG70])/COUNT([.$B70:.AG70]));0)" office:value-type="float" office:value="1" calcext:value-type="float">
            <text:p>1</text:p>
          </table:table-cell>
          <table:table-cell table:style-name="ce6" table:formula="of:=ROUND((SUM([.$B70:.AH70])/COUNT([.$B70:.AH70]));0)" office:value-type="float" office:value="1" calcext:value-type="float">
            <text:p>1</text:p>
          </table:table-cell>
          <table:table-cell table:style-name="ce6" table:formula="of:=ROUND((SUM([.$B70:.AI70])/COUNT([.$B70:.AI70]));0)" office:value-type="float" office:value="1" calcext:value-type="float">
            <text:p>1</text:p>
          </table:table-cell>
          <table:table-cell table:style-name="ce6" table:formula="of:=ROUND((SUM([.$B70:.AJ70])/COUNT([.$B70:.AJ70]));0)" office:value-type="float" office:value="1" calcext:value-type="float">
            <text:p>1</text:p>
          </table:table-cell>
          <table:table-cell table:style-name="ce6" table:formula="of:=ROUND((SUM([.$B70:.AK70])/COUNT([.$B70:.AK70]));0)" office:value-type="float" office:value="1" calcext:value-type="float">
            <text:p>1</text:p>
          </table:table-cell>
          <table:table-cell table:style-name="ce6" table:formula="of:=ROUND((SUM([.$B70:.AL70])/COUNT([.$B70:.AL70]));0)" office:value-type="float" office:value="1" calcext:value-type="float">
            <text:p>1</text:p>
          </table:table-cell>
          <table:table-cell table:style-name="ce6" table:formula="of:=ROUND((SUM([.$B70:.AM70])/COUNT([.$B70:.AM70]));0)" office:value-type="float" office:value="1" calcext:value-type="float">
            <text:p>1</text:p>
          </table:table-cell>
          <table:table-cell table:style-name="ce6" table:formula="of:=ROUND((SUM([.$B70:.AN70])/COUNT([.$B70:.AN70]));0)" office:value-type="float" office:value="1" calcext:value-type="float">
            <text:p>1</text:p>
          </table:table-cell>
          <table:table-cell table:style-name="ce6" table:formula="of:=ROUND((SUM([.$B70:.AO70])/COUNT([.$B70:.AO70]));0)" office:value-type="float" office:value="1" calcext:value-type="float">
            <text:p>1</text:p>
          </table:table-cell>
          <table:table-cell table:style-name="ce6" table:formula="of:=ROUND((SUM([.$B70:.AP70])/COUNT([.$B70:.AP70]));0)" office:value-type="float" office:value="1" calcext:value-type="float">
            <text:p>1</text:p>
          </table:table-cell>
          <table:table-cell table:style-name="ce6" table:formula="of:=ROUND((SUM([.$B70:.AQ70])/COUNT([.$B70:.AQ70]));0)" office:value-type="float" office:value="1" calcext:value-type="float">
            <text:p>1</text:p>
          </table:table-cell>
          <table:table-cell table:style-name="ce6" table:formula="of:=ROUND((SUM([.$B70:.AR70])/COUNT([.$B70:.AR70]));0)" office:value-type="float" office:value="1" calcext:value-type="float">
            <text:p>1</text:p>
          </table:table-cell>
          <table:table-cell table:style-name="ce6" table:formula="of:=ROUND((SUM([.$B70:.AS70])/COUNT([.$B70:.AS70]));0)" office:value-type="float" office:value="1" calcext:value-type="float">
            <text:p>1</text:p>
          </table:table-cell>
          <table:table-cell table:style-name="ce6" table:formula="of:=ROUND((SUM([.$B70:.AT70])/COUNT([.$B70:.AT70]));0)" office:value-type="float" office:value="1" calcext:value-type="float">
            <text:p>1</text:p>
          </table:table-cell>
          <table:table-cell table:style-name="ce6" table:formula="of:=ROUND((SUM([.$B70:.AU70])/COUNT([.$B70:.AU70]));0)" office:value-type="float" office:value="1" calcext:value-type="float">
            <text:p>1</text:p>
          </table:table-cell>
          <table:table-cell table:style-name="ce6" table:formula="of:=ROUND((SUM([.$B70:.AV70])/COUNT([.$B70:.AV70]));0)" office:value-type="float" office:value="1" calcext:value-type="float">
            <text:p>1</text:p>
          </table:table-cell>
          <table:table-cell table:style-name="ce6" table:formula="of:=ROUND((SUM([.$B70:.AW70])/COUNT([.$B70:.AW70]));0)" office:value-type="float" office:value="1" calcext:value-type="float">
            <text:p>1</text:p>
          </table:table-cell>
          <table:table-cell table:style-name="ce6" table:formula="of:=ROUND((SUM([.$B70:.AX70])/COUNT([.$B70:.AX70]));0)" office:value-type="float" office:value="1" calcext:value-type="float">
            <text:p>1</text:p>
          </table:table-cell>
          <table:table-cell table:style-name="ce6" table:formula="of:=ROUND((SUM([.$B70:.AY70])/COUNT([.$B70:.AY70]));0)" office:value-type="float" office:value="1" calcext:value-type="float">
            <text:p>1</text:p>
          </table:table-cell>
          <table:table-cell table:style-name="ce6" table:formula="of:=ROUND((SUM([.$B70:.AZ70])/COUNT([.$B70:.AZ70]));0)" office:value-type="float" office:value="1" calcext:value-type="float">
            <text:p>1</text:p>
          </table:table-cell>
          <table:table-cell table:style-name="ce6" table:formula="of:=ROUND((SUM([.$B70:.BA70])/COUNT([.$B70:.BA70]));0)" office:value-type="float" office:value="1" calcext:value-type="float">
            <text:p>1</text:p>
          </table:table-cell>
          <table:table-cell table:style-name="ce6" table:formula="of:=ROUND((SUM([.$B70:.BB70])/COUNT([.$B70:.BB70]));0)" office:value-type="float" office:value="1" calcext:value-type="float">
            <text:p>1</text:p>
          </table:table-cell>
          <table:table-cell table:style-name="ce6" table:formula="of:=ROUND((SUM([.$B70:.BC70])/COUNT([.$B70:.BC70]));0)" office:value-type="float" office:value="1" calcext:value-type="float">
            <text:p>1</text:p>
          </table:table-cell>
          <table:table-cell table:style-name="ce6" table:formula="of:=ROUND((SUM([.$B70:.BD70])/COUNT([.$B70:.BD70]));0)" office:value-type="float" office:value="1" calcext:value-type="float">
            <text:p>1</text:p>
          </table:table-cell>
          <table:table-cell table:style-name="ce6" table:formula="of:=ROUND((SUM([.$B70:.BE70])/COUNT([.$B70:.BE70]));0)" office:value-type="float" office:value="1" calcext:value-type="float">
            <text:p>1</text:p>
          </table:table-cell>
          <table:table-cell table:style-name="ce6" table:formula="of:=ROUND((SUM([.$B70:.BF70])/COUNT([.$B70:.BF70]));0)" office:value-type="float" office:value="1" calcext:value-type="float">
            <text:p>1</text:p>
          </table:table-cell>
          <table:table-cell table:style-name="ce6" table:formula="of:=ROUND((SUM([.$B70:.BG70])/COUNT([.$B70:.BG70]));0)" office:value-type="float" office:value="1" calcext:value-type="float">
            <text:p>1</text:p>
          </table:table-cell>
          <table:table-cell table:style-name="ce6" table:formula="of:=ROUND((SUM([.$B70:.BH70])/COUNT([.$B70:.BH70]));0)" office:value-type="float" office:value="1" calcext:value-type="float">
            <text:p>1</text:p>
          </table:table-cell>
          <table:table-cell table:style-name="ce6" table:formula="of:=ROUND((SUM([.$B70:.BI70])/COUNT([.$B70:.BI70]));0)" office:value-type="float" office:value="1" calcext:value-type="float">
            <text:p>1</text:p>
          </table:table-cell>
          <table:table-cell table:style-name="ce6" table:formula="of:=ROUND((SUM([.$B70:.BJ70])/COUNT([.$B70:.BJ70]));0)" office:value-type="float" office:value="1" calcext:value-type="float">
            <text:p>1</text:p>
          </table:table-cell>
          <table:table-cell table:style-name="ce6" table:formula="of:=ROUND((SUM([.$B70:.BK70])/COUNT([.$B70:.BK70]));0)" office:value-type="float" office:value="1" calcext:value-type="float">
            <text:p>1</text:p>
          </table:table-cell>
          <table:table-cell table:style-name="ce6" table:formula="of:=ROUND((SUM([.$B70:.BL70])/COUNT([.$B70:.BL70]));0)" office:value-type="float" office:value="1" calcext:value-type="float">
            <text:p>1</text:p>
          </table:table-cell>
          <table:table-cell table:style-name="ce6" table:formula="of:=ROUND((SUM([.$B70:.BM70])/COUNT([.$B70:.BM70]));0)" office:value-type="float" office:value="1" calcext:value-type="float">
            <text:p>1</text:p>
          </table:table-cell>
          <table:table-cell table:style-name="ce6" table:formula="of:=ROUND((SUM([.$B70:.BN70])/COUNT([.$B70:.BN70]));0)" office:value-type="float" office:value="1" calcext:value-type="float">
            <text:p>1</text:p>
          </table:table-cell>
          <table:table-cell table:style-name="ce6" table:formula="of:=ROUND((SUM([.$B70:.BO70])/COUNT([.$B70:.BO70]));0)" office:value-type="float" office:value="1" calcext:value-type="float">
            <text:p>1</text:p>
          </table:table-cell>
          <table:table-cell table:style-name="ce6" table:formula="of:=ROUND((SUM([.$B70:.BP70])/COUNT([.$B70:.BP70]));0)" office:value-type="float" office:value="1" calcext:value-type="float">
            <text:p>1</text:p>
          </table:table-cell>
          <table:table-cell table:style-name="ce6" table:formula="of:=ROUND((SUM([.$B70:.BQ70])/COUNT([.$B70:.BQ70]));0)" office:value-type="float" office:value="1" calcext:value-type="float">
            <text:p>1</text:p>
          </table:table-cell>
          <table:table-cell table:style-name="ce6" table:formula="of:=ROUND((SUM([.$B70:.BR70])/COUNT([.$B70:.BR70]));0)" office:value-type="float" office:value="1" calcext:value-type="float">
            <text:p>1</text:p>
          </table:table-cell>
          <table:table-cell table:style-name="ce6" table:formula="of:=ROUND((SUM([.$B70:.BS70])/COUNT([.$B70:.BS70]));0)" office:value-type="float" office:value="1" calcext:value-type="float">
            <text:p>1</text:p>
          </table:table-cell>
          <table:table-cell table:style-name="ce6" table:formula="of:=ROUND((SUM([.$B70:.BT70])/COUNT([.$B70:.BT70]));0)" office:value-type="float" office:value="1" calcext:value-type="float">
            <text:p>1</text:p>
          </table:table-cell>
          <table:table-cell table:style-name="ce6" table:formula="of:=ROUND((SUM([.$B70:.BU70])/COUNT([.$B70:.BU70]));0)" office:value-type="float" office:value="1" calcext:value-type="float">
            <text:p>1</text:p>
          </table:table-cell>
          <table:table-cell table:style-name="ce6" table:formula="of:=ROUND((SUM([.$B70:.BV70])/COUNT([.$B70:.BV70]));0)" office:value-type="float" office:value="1" calcext:value-type="float">
            <text:p>1</text:p>
          </table:table-cell>
          <table:table-cell table:style-name="ce6" table:formula="of:=ROUND((SUM([.$B70:.BW70])/COUNT([.$B70:.BW70]));0)" office:value-type="float" office:value="1" calcext:value-type="float">
            <text:p>1</text:p>
          </table:table-cell>
          <table:table-cell table:style-name="ce6" table:formula="of:=ROUND((SUM([.$B70:.BX70])/COUNT([.$B70:.BX70]));0)" office:value-type="float" office:value="1" calcext:value-type="float">
            <text:p>1</text:p>
          </table:table-cell>
          <table:table-cell table:style-name="ce6" table:formula="of:=ROUND((SUM([.$B70:.BY70])/COUNT([.$B70:.BY70]));0)" office:value-type="float" office:value="1" calcext:value-type="float">
            <text:p>1</text:p>
          </table:table-cell>
          <table:table-cell table:style-name="ce6" table:formula="of:=ROUND((SUM([.$B70:.BZ70])/COUNT([.$B70:.BZ70]));0)" office:value-type="float" office:value="1" calcext:value-type="float">
            <text:p>1</text:p>
          </table:table-cell>
          <table:table-cell table:style-name="ce6" table:formula="of:=ROUND((SUM([.$B70:.CA70])/COUNT([.$B70:.CA70]));0)" office:value-type="float" office:value="1" calcext:value-type="float">
            <text:p>1</text:p>
          </table:table-cell>
          <table:table-cell table:style-name="ce6" table:formula="of:=ROUND((SUM([.$B70:.CB70])/COUNT([.$B70:.CB70]));0)" office:value-type="float" office:value="1" calcext:value-type="float">
            <text:p>1</text:p>
          </table:table-cell>
          <table:table-cell table:style-name="ce6" table:formula="of:=ROUND((SUM([.$B70:.CC70])/COUNT([.$B70:.CC70]));0)" office:value-type="float" office:value="1" calcext:value-type="float">
            <text:p>1</text:p>
          </table:table-cell>
          <table:table-cell table:style-name="ce6" table:formula="of:=ROUND((SUM([.$B70:.CD70])/COUNT([.$B70:.CD70]));0)" office:value-type="float" office:value="1" calcext:value-type="float">
            <text:p>1</text:p>
          </table:table-cell>
          <table:table-cell table:style-name="ce6" table:formula="of:=ROUND((SUM([.$B70:.CE70])/COUNT([.$B70:.CE70]));0)" office:value-type="float" office:value="1" calcext:value-type="float">
            <text:p>1</text:p>
          </table:table-cell>
          <table:table-cell table:style-name="ce6" table:formula="of:=ROUND((SUM([.$B70:.CF70])/COUNT([.$B70:.CF70]));0)" office:value-type="float" office:value="1" calcext:value-type="float">
            <text:p>1</text:p>
          </table:table-cell>
          <table:table-cell table:style-name="ce6" table:formula="of:=ROUND((SUM([.$B70:.CG70])/COUNT([.$B70:.CG70]));0)" office:value-type="float" office:value="1" calcext:value-type="float">
            <text:p>1</text:p>
          </table:table-cell>
          <table:table-cell table:style-name="ce6" table:formula="of:=ROUND((SUM([.$B70:.CH70])/COUNT([.$B70:.CH70]));0)" office:value-type="float" office:value="1" calcext:value-type="float">
            <text:p>1</text:p>
          </table:table-cell>
          <table:table-cell table:style-name="ce6" table:formula="of:=ROUND((SUM([.$B70:.CI70])/COUNT([.$B70:.CI70]));0)" office:value-type="float" office:value="1" calcext:value-type="float">
            <text:p>1</text:p>
          </table:table-cell>
          <table:table-cell table:style-name="ce6" table:formula="of:=ROUND((SUM([.$B70:.CJ70])/COUNT([.$B70:.CJ70]));0)" office:value-type="float" office:value="1" calcext:value-type="float">
            <text:p>1</text:p>
          </table:table-cell>
          <table:table-cell table:style-name="ce6" table:formula="of:=ROUND((SUM([.$B70:.CK70])/COUNT([.$B70:.CK70]));0)" office:value-type="float" office:value="1" calcext:value-type="float">
            <text:p>1</text:p>
          </table:table-cell>
          <table:table-cell table:number-columns-repeated="100"/>
        </table:table-row>
        <table:table-row table:style-name="ro2"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6" table:formula="of:=ROUND((SUM([.$B71:.B71])/COUNT([.$B71:.B71]));0)" office:value-type="float" office:value="1" calcext:value-type="float">
            <text:p>1</text:p>
          </table:table-cell>
          <table:table-cell table:style-name="ce6" table:formula="of:=ROUND((SUM([.$B71:.C71])/COUNT([.$B71:.C71]));0)" office:value-type="float" office:value="1" calcext:value-type="float">
            <text:p>1</text:p>
          </table:table-cell>
          <table:table-cell table:style-name="ce6" table:formula="of:=ROUND((SUM([.$B71:.D71])/COUNT([.$B71:.D71]));0)" office:value-type="float" office:value="1" calcext:value-type="float">
            <text:p>1</text:p>
          </table:table-cell>
          <table:table-cell table:style-name="ce6" table:formula="of:=ROUND((SUM([.$B71:.E71])/COUNT([.$B71:.E71]));0)" office:value-type="float" office:value="1" calcext:value-type="float">
            <text:p>1</text:p>
          </table:table-cell>
          <table:table-cell table:style-name="ce6" table:formula="of:=ROUND((SUM([.$B71:.F71])/COUNT([.$B71:.F71]));0)" office:value-type="float" office:value="1" calcext:value-type="float">
            <text:p>1</text:p>
          </table:table-cell>
          <table:table-cell table:style-name="ce6" table:formula="of:=ROUND((SUM([.$B71:.G71])/COUNT([.$B71:.G71]));0)" office:value-type="float" office:value="1" calcext:value-type="float">
            <text:p>1</text:p>
          </table:table-cell>
          <table:table-cell table:style-name="ce6" table:formula="of:=ROUND((SUM([.$B71:.H71])/COUNT([.$B71:.H71]));0)" office:value-type="float" office:value="1" calcext:value-type="float">
            <text:p>1</text:p>
          </table:table-cell>
          <table:table-cell table:style-name="ce6" table:formula="of:=ROUND((SUM([.$B71:.I71])/COUNT([.$B71:.I71]));0)" office:value-type="float" office:value="1" calcext:value-type="float">
            <text:p>1</text:p>
          </table:table-cell>
          <table:table-cell table:style-name="ce6" table:formula="of:=ROUND((SUM([.$B71:.J71])/COUNT([.$B71:.J71]));0)" office:value-type="float" office:value="1" calcext:value-type="float">
            <text:p>1</text:p>
          </table:table-cell>
          <table:table-cell table:style-name="ce6" table:formula="of:=ROUND((SUM([.$B71:.K71])/COUNT([.$B71:.K71]));0)" office:value-type="float" office:value="1" calcext:value-type="float">
            <text:p>1</text:p>
          </table:table-cell>
          <table:table-cell table:style-name="ce6" table:formula="of:=ROUND((SUM([.$B71:.L71])/COUNT([.$B71:.L71]));0)" office:value-type="float" office:value="1" calcext:value-type="float">
            <text:p>1</text:p>
          </table:table-cell>
          <table:table-cell table:style-name="ce6" table:formula="of:=ROUND((SUM([.$B71:.M71])/COUNT([.$B71:.M71]));0)" office:value-type="float" office:value="1" calcext:value-type="float">
            <text:p>1</text:p>
          </table:table-cell>
          <table:table-cell table:style-name="ce6" table:formula="of:=ROUND((SUM([.$B71:.N71])/COUNT([.$B71:.N71]));0)" office:value-type="float" office:value="1" calcext:value-type="float">
            <text:p>1</text:p>
          </table:table-cell>
          <table:table-cell table:style-name="ce6" table:formula="of:=ROUND((SUM([.$B71:.O71])/COUNT([.$B71:.O71]));0)" office:value-type="float" office:value="1" calcext:value-type="float">
            <text:p>1</text:p>
          </table:table-cell>
          <table:table-cell table:style-name="ce6" table:formula="of:=ROUND((SUM([.$B71:.P71])/COUNT([.$B71:.P71]));0)" office:value-type="float" office:value="1" calcext:value-type="float">
            <text:p>1</text:p>
          </table:table-cell>
          <table:table-cell table:style-name="ce6" table:formula="of:=ROUND((SUM([.$B71:.Q71])/COUNT([.$B71:.Q71]));0)" office:value-type="float" office:value="1" calcext:value-type="float">
            <text:p>1</text:p>
          </table:table-cell>
          <table:table-cell table:style-name="ce6" table:formula="of:=ROUND((SUM([.$B71:.R71])/COUNT([.$B71:.R71]));0)" office:value-type="float" office:value="1" calcext:value-type="float">
            <text:p>1</text:p>
          </table:table-cell>
          <table:table-cell table:style-name="ce6" table:formula="of:=ROUND((SUM([.$B71:.S71])/COUNT([.$B71:.S71]));0)" office:value-type="float" office:value="1" calcext:value-type="float">
            <text:p>1</text:p>
          </table:table-cell>
          <table:table-cell table:style-name="ce6" table:formula="of:=ROUND((SUM([.$B71:.T71])/COUNT([.$B71:.T71]));0)" office:value-type="float" office:value="1" calcext:value-type="float">
            <text:p>1</text:p>
          </table:table-cell>
          <table:table-cell table:style-name="ce6" table:formula="of:=ROUND((SUM([.$B71:.U71])/COUNT([.$B71:.U71]));0)" office:value-type="float" office:value="1" calcext:value-type="float">
            <text:p>1</text:p>
          </table:table-cell>
          <table:table-cell table:style-name="ce6" table:formula="of:=ROUND((SUM([.$B71:.V71])/COUNT([.$B71:.V71]));0)" office:value-type="float" office:value="1" calcext:value-type="float">
            <text:p>1</text:p>
          </table:table-cell>
          <table:table-cell table:style-name="ce6" table:formula="of:=ROUND((SUM([.$B71:.W71])/COUNT([.$B71:.W71]));0)" office:value-type="float" office:value="1" calcext:value-type="float">
            <text:p>1</text:p>
          </table:table-cell>
          <table:table-cell table:style-name="ce6" table:formula="of:=ROUND((SUM([.$B71:.X71])/COUNT([.$B71:.X71]));0)" office:value-type="float" office:value="1" calcext:value-type="float">
            <text:p>1</text:p>
          </table:table-cell>
          <table:table-cell table:style-name="ce6" table:formula="of:=ROUND((SUM([.$B71:.Y71])/COUNT([.$B71:.Y71]));0)" office:value-type="float" office:value="1" calcext:value-type="float">
            <text:p>1</text:p>
          </table:table-cell>
          <table:table-cell table:style-name="ce6" table:formula="of:=ROUND((SUM([.$B71:.Z71])/COUNT([.$B71:.Z71]));0)" office:value-type="float" office:value="1" calcext:value-type="float">
            <text:p>1</text:p>
          </table:table-cell>
          <table:table-cell table:style-name="ce6" table:formula="of:=ROUND((SUM([.$B71:.AA71])/COUNT([.$B71:.AA71]));0)" office:value-type="float" office:value="1" calcext:value-type="float">
            <text:p>1</text:p>
          </table:table-cell>
          <table:table-cell table:style-name="ce6" table:formula="of:=ROUND((SUM([.$B71:.AB71])/COUNT([.$B71:.AB71]));0)" office:value-type="float" office:value="1" calcext:value-type="float">
            <text:p>1</text:p>
          </table:table-cell>
          <table:table-cell table:style-name="ce6" table:formula="of:=ROUND((SUM([.$B71:.AC71])/COUNT([.$B71:.AC71]));0)" office:value-type="float" office:value="1" calcext:value-type="float">
            <text:p>1</text:p>
          </table:table-cell>
          <table:table-cell table:style-name="ce6" table:formula="of:=ROUND((SUM([.$B71:.AD71])/COUNT([.$B71:.AD71]));0)" office:value-type="float" office:value="1" calcext:value-type="float">
            <text:p>1</text:p>
          </table:table-cell>
          <table:table-cell table:style-name="ce6" table:formula="of:=ROUND((SUM([.$B71:.AE71])/COUNT([.$B71:.AE71]));0)" office:value-type="float" office:value="1" calcext:value-type="float">
            <text:p>1</text:p>
          </table:table-cell>
          <table:table-cell table:style-name="ce6" table:formula="of:=ROUND((SUM([.$B71:.AF71])/COUNT([.$B71:.AF71]));0)" office:value-type="float" office:value="1" calcext:value-type="float">
            <text:p>1</text:p>
          </table:table-cell>
          <table:table-cell table:style-name="ce6" table:formula="of:=ROUND((SUM([.$B71:.AG71])/COUNT([.$B71:.AG71]));0)" office:value-type="float" office:value="1" calcext:value-type="float">
            <text:p>1</text:p>
          </table:table-cell>
          <table:table-cell table:style-name="ce6" table:formula="of:=ROUND((SUM([.$B71:.AH71])/COUNT([.$B71:.AH71]));0)" office:value-type="float" office:value="1" calcext:value-type="float">
            <text:p>1</text:p>
          </table:table-cell>
          <table:table-cell table:style-name="ce6" table:formula="of:=ROUND((SUM([.$B71:.AI71])/COUNT([.$B71:.AI71]));0)" office:value-type="float" office:value="1" calcext:value-type="float">
            <text:p>1</text:p>
          </table:table-cell>
          <table:table-cell table:style-name="ce6" table:formula="of:=ROUND((SUM([.$B71:.AJ71])/COUNT([.$B71:.AJ71]));0)" office:value-type="float" office:value="1" calcext:value-type="float">
            <text:p>1</text:p>
          </table:table-cell>
          <table:table-cell table:style-name="ce6" table:formula="of:=ROUND((SUM([.$B71:.AK71])/COUNT([.$B71:.AK71]));0)" office:value-type="float" office:value="1" calcext:value-type="float">
            <text:p>1</text:p>
          </table:table-cell>
          <table:table-cell table:style-name="ce6" table:formula="of:=ROUND((SUM([.$B71:.AL71])/COUNT([.$B71:.AL71]));0)" office:value-type="float" office:value="1" calcext:value-type="float">
            <text:p>1</text:p>
          </table:table-cell>
          <table:table-cell table:style-name="ce6" table:formula="of:=ROUND((SUM([.$B71:.AM71])/COUNT([.$B71:.AM71]));0)" office:value-type="float" office:value="1" calcext:value-type="float">
            <text:p>1</text:p>
          </table:table-cell>
          <table:table-cell table:style-name="ce6" table:formula="of:=ROUND((SUM([.$B71:.AN71])/COUNT([.$B71:.AN71]));0)" office:value-type="float" office:value="1" calcext:value-type="float">
            <text:p>1</text:p>
          </table:table-cell>
          <table:table-cell table:style-name="ce6" table:formula="of:=ROUND((SUM([.$B71:.AO71])/COUNT([.$B71:.AO71]));0)" office:value-type="float" office:value="1" calcext:value-type="float">
            <text:p>1</text:p>
          </table:table-cell>
          <table:table-cell table:style-name="ce6" table:formula="of:=ROUND((SUM([.$B71:.AP71])/COUNT([.$B71:.AP71]));0)" office:value-type="float" office:value="1" calcext:value-type="float">
            <text:p>1</text:p>
          </table:table-cell>
          <table:table-cell table:style-name="ce6" table:formula="of:=ROUND((SUM([.$B71:.AQ71])/COUNT([.$B71:.AQ71]));0)" office:value-type="float" office:value="1" calcext:value-type="float">
            <text:p>1</text:p>
          </table:table-cell>
          <table:table-cell table:style-name="ce6" table:formula="of:=ROUND((SUM([.$B71:.AR71])/COUNT([.$B71:.AR71]));0)" office:value-type="float" office:value="1" calcext:value-type="float">
            <text:p>1</text:p>
          </table:table-cell>
          <table:table-cell table:style-name="ce6" table:formula="of:=ROUND((SUM([.$B71:.AS71])/COUNT([.$B71:.AS71]));0)" office:value-type="float" office:value="1" calcext:value-type="float">
            <text:p>1</text:p>
          </table:table-cell>
          <table:table-cell table:style-name="ce6" table:formula="of:=ROUND((SUM([.$B71:.AT71])/COUNT([.$B71:.AT71]));0)" office:value-type="float" office:value="1" calcext:value-type="float">
            <text:p>1</text:p>
          </table:table-cell>
          <table:table-cell table:style-name="ce6" table:formula="of:=ROUND((SUM([.$B71:.AU71])/COUNT([.$B71:.AU71]));0)" office:value-type="float" office:value="1" calcext:value-type="float">
            <text:p>1</text:p>
          </table:table-cell>
          <table:table-cell table:style-name="ce6" table:formula="of:=ROUND((SUM([.$B71:.AV71])/COUNT([.$B71:.AV71]));0)" office:value-type="float" office:value="1" calcext:value-type="float">
            <text:p>1</text:p>
          </table:table-cell>
          <table:table-cell table:style-name="ce6" table:formula="of:=ROUND((SUM([.$B71:.AW71])/COUNT([.$B71:.AW71]));0)" office:value-type="float" office:value="1" calcext:value-type="float">
            <text:p>1</text:p>
          </table:table-cell>
          <table:table-cell table:style-name="ce6" table:formula="of:=ROUND((SUM([.$B71:.AX71])/COUNT([.$B71:.AX71]));0)" office:value-type="float" office:value="1" calcext:value-type="float">
            <text:p>1</text:p>
          </table:table-cell>
          <table:table-cell table:style-name="ce6" table:formula="of:=ROUND((SUM([.$B71:.AY71])/COUNT([.$B71:.AY71]));0)" office:value-type="float" office:value="1" calcext:value-type="float">
            <text:p>1</text:p>
          </table:table-cell>
          <table:table-cell table:style-name="ce6" table:formula="of:=ROUND((SUM([.$B71:.AZ71])/COUNT([.$B71:.AZ71]));0)" office:value-type="float" office:value="1" calcext:value-type="float">
            <text:p>1</text:p>
          </table:table-cell>
          <table:table-cell table:style-name="ce6" table:formula="of:=ROUND((SUM([.$B71:.BA71])/COUNT([.$B71:.BA71]));0)" office:value-type="float" office:value="1" calcext:value-type="float">
            <text:p>1</text:p>
          </table:table-cell>
          <table:table-cell table:style-name="ce6" table:formula="of:=ROUND((SUM([.$B71:.BB71])/COUNT([.$B71:.BB71]));0)" office:value-type="float" office:value="1" calcext:value-type="float">
            <text:p>1</text:p>
          </table:table-cell>
          <table:table-cell table:style-name="ce6" table:formula="of:=ROUND((SUM([.$B71:.BC71])/COUNT([.$B71:.BC71]));0)" office:value-type="float" office:value="1" calcext:value-type="float">
            <text:p>1</text:p>
          </table:table-cell>
          <table:table-cell table:style-name="ce6" table:formula="of:=ROUND((SUM([.$B71:.BD71])/COUNT([.$B71:.BD71]));0)" office:value-type="float" office:value="1" calcext:value-type="float">
            <text:p>1</text:p>
          </table:table-cell>
          <table:table-cell table:style-name="ce6" table:formula="of:=ROUND((SUM([.$B71:.BE71])/COUNT([.$B71:.BE71]));0)" office:value-type="float" office:value="1" calcext:value-type="float">
            <text:p>1</text:p>
          </table:table-cell>
          <table:table-cell table:style-name="ce6" table:formula="of:=ROUND((SUM([.$B71:.BF71])/COUNT([.$B71:.BF71]));0)" office:value-type="float" office:value="1" calcext:value-type="float">
            <text:p>1</text:p>
          </table:table-cell>
          <table:table-cell table:style-name="ce6" table:formula="of:=ROUND((SUM([.$B71:.BG71])/COUNT([.$B71:.BG71]));0)" office:value-type="float" office:value="1" calcext:value-type="float">
            <text:p>1</text:p>
          </table:table-cell>
          <table:table-cell table:style-name="ce6" table:formula="of:=ROUND((SUM([.$B71:.BH71])/COUNT([.$B71:.BH71]));0)" office:value-type="float" office:value="1" calcext:value-type="float">
            <text:p>1</text:p>
          </table:table-cell>
          <table:table-cell table:style-name="ce6" table:formula="of:=ROUND((SUM([.$B71:.BI71])/COUNT([.$B71:.BI71]));0)" office:value-type="float" office:value="1" calcext:value-type="float">
            <text:p>1</text:p>
          </table:table-cell>
          <table:table-cell table:style-name="ce6" table:formula="of:=ROUND((SUM([.$B71:.BJ71])/COUNT([.$B71:.BJ71]));0)" office:value-type="float" office:value="1" calcext:value-type="float">
            <text:p>1</text:p>
          </table:table-cell>
          <table:table-cell table:style-name="ce6" table:formula="of:=ROUND((SUM([.$B71:.BK71])/COUNT([.$B71:.BK71]));0)" office:value-type="float" office:value="1" calcext:value-type="float">
            <text:p>1</text:p>
          </table:table-cell>
          <table:table-cell table:style-name="ce6" table:formula="of:=ROUND((SUM([.$B71:.BL71])/COUNT([.$B71:.BL71]));0)" office:value-type="float" office:value="1" calcext:value-type="float">
            <text:p>1</text:p>
          </table:table-cell>
          <table:table-cell table:style-name="ce6" table:formula="of:=ROUND((SUM([.$B71:.BM71])/COUNT([.$B71:.BM71]));0)" office:value-type="float" office:value="1" calcext:value-type="float">
            <text:p>1</text:p>
          </table:table-cell>
          <table:table-cell table:style-name="ce6" table:formula="of:=ROUND((SUM([.$B71:.BN71])/COUNT([.$B71:.BN71]));0)" office:value-type="float" office:value="1" calcext:value-type="float">
            <text:p>1</text:p>
          </table:table-cell>
          <table:table-cell table:style-name="ce6" table:formula="of:=ROUND((SUM([.$B71:.BO71])/COUNT([.$B71:.BO71]));0)" office:value-type="float" office:value="1" calcext:value-type="float">
            <text:p>1</text:p>
          </table:table-cell>
          <table:table-cell table:style-name="ce6" table:formula="of:=ROUND((SUM([.$B71:.BP71])/COUNT([.$B71:.BP71]));0)" office:value-type="float" office:value="1" calcext:value-type="float">
            <text:p>1</text:p>
          </table:table-cell>
          <table:table-cell table:style-name="ce6" table:formula="of:=ROUND((SUM([.$B71:.BQ71])/COUNT([.$B71:.BQ71]));0)" office:value-type="float" office:value="1" calcext:value-type="float">
            <text:p>1</text:p>
          </table:table-cell>
          <table:table-cell table:style-name="ce6" table:formula="of:=ROUND((SUM([.$B71:.BR71])/COUNT([.$B71:.BR71]));0)" office:value-type="float" office:value="1" calcext:value-type="float">
            <text:p>1</text:p>
          </table:table-cell>
          <table:table-cell table:style-name="ce6" table:formula="of:=ROUND((SUM([.$B71:.BS71])/COUNT([.$B71:.BS71]));0)" office:value-type="float" office:value="1" calcext:value-type="float">
            <text:p>1</text:p>
          </table:table-cell>
          <table:table-cell table:style-name="ce6" table:formula="of:=ROUND((SUM([.$B71:.BT71])/COUNT([.$B71:.BT71]));0)" office:value-type="float" office:value="1" calcext:value-type="float">
            <text:p>1</text:p>
          </table:table-cell>
          <table:table-cell table:style-name="ce6" table:formula="of:=ROUND((SUM([.$B71:.BU71])/COUNT([.$B71:.BU71]));0)" office:value-type="float" office:value="1" calcext:value-type="float">
            <text:p>1</text:p>
          </table:table-cell>
          <table:table-cell table:style-name="ce6" table:formula="of:=ROUND((SUM([.$B71:.BV71])/COUNT([.$B71:.BV71]));0)" office:value-type="float" office:value="1" calcext:value-type="float">
            <text:p>1</text:p>
          </table:table-cell>
          <table:table-cell table:style-name="ce6" table:formula="of:=ROUND((SUM([.$B71:.BW71])/COUNT([.$B71:.BW71]));0)" office:value-type="float" office:value="1" calcext:value-type="float">
            <text:p>1</text:p>
          </table:table-cell>
          <table:table-cell table:style-name="ce6" table:formula="of:=ROUND((SUM([.$B71:.BX71])/COUNT([.$B71:.BX71]));0)" office:value-type="float" office:value="1" calcext:value-type="float">
            <text:p>1</text:p>
          </table:table-cell>
          <table:table-cell table:style-name="ce6" table:formula="of:=ROUND((SUM([.$B71:.BY71])/COUNT([.$B71:.BY71]));0)" office:value-type="float" office:value="1" calcext:value-type="float">
            <text:p>1</text:p>
          </table:table-cell>
          <table:table-cell table:style-name="ce6" table:formula="of:=ROUND((SUM([.$B71:.BZ71])/COUNT([.$B71:.BZ71]));0)" office:value-type="float" office:value="1" calcext:value-type="float">
            <text:p>1</text:p>
          </table:table-cell>
          <table:table-cell table:style-name="ce6" table:formula="of:=ROUND((SUM([.$B71:.CA71])/COUNT([.$B71:.CA71]));0)" office:value-type="float" office:value="1" calcext:value-type="float">
            <text:p>1</text:p>
          </table:table-cell>
          <table:table-cell table:style-name="ce6" table:formula="of:=ROUND((SUM([.$B71:.CB71])/COUNT([.$B71:.CB71]));0)" office:value-type="float" office:value="1" calcext:value-type="float">
            <text:p>1</text:p>
          </table:table-cell>
          <table:table-cell table:style-name="ce6" table:formula="of:=ROUND((SUM([.$B71:.CC71])/COUNT([.$B71:.CC71]));0)" office:value-type="float" office:value="1" calcext:value-type="float">
            <text:p>1</text:p>
          </table:table-cell>
          <table:table-cell table:style-name="ce6" table:formula="of:=ROUND((SUM([.$B71:.CD71])/COUNT([.$B71:.CD71]));0)" office:value-type="float" office:value="1" calcext:value-type="float">
            <text:p>1</text:p>
          </table:table-cell>
          <table:table-cell table:style-name="ce6" table:formula="of:=ROUND((SUM([.$B71:.CE71])/COUNT([.$B71:.CE71]));0)" office:value-type="float" office:value="1" calcext:value-type="float">
            <text:p>1</text:p>
          </table:table-cell>
          <table:table-cell table:style-name="ce6" table:formula="of:=ROUND((SUM([.$B71:.CF71])/COUNT([.$B71:.CF71]));0)" office:value-type="float" office:value="1" calcext:value-type="float">
            <text:p>1</text:p>
          </table:table-cell>
          <table:table-cell table:style-name="ce6" table:formula="of:=ROUND((SUM([.$B71:.CG71])/COUNT([.$B71:.CG71]));0)" office:value-type="float" office:value="1" calcext:value-type="float">
            <text:p>1</text:p>
          </table:table-cell>
          <table:table-cell table:style-name="ce6" table:formula="of:=ROUND((SUM([.$B71:.CH71])/COUNT([.$B71:.CH71]));0)" office:value-type="float" office:value="1" calcext:value-type="float">
            <text:p>1</text:p>
          </table:table-cell>
          <table:table-cell table:style-name="ce6" table:formula="of:=ROUND((SUM([.$B71:.CI71])/COUNT([.$B71:.CI71]));0)" office:value-type="float" office:value="1" calcext:value-type="float">
            <text:p>1</text:p>
          </table:table-cell>
          <table:table-cell table:style-name="ce6" table:formula="of:=ROUND((SUM([.$B71:.CJ71])/COUNT([.$B71:.CJ71]));0)" office:value-type="float" office:value="1" calcext:value-type="float">
            <text:p>1</text:p>
          </table:table-cell>
          <table:table-cell table:style-name="ce6" table:formula="of:=ROUND((SUM([.$B71:.CK71])/COUNT([.$B71:.CK71]));0)" office:value-type="float" office:value="1" calcext:value-type="float">
            <text:p>1</text:p>
          </table:table-cell>
          <table:table-cell table:number-columns-repeated="100"/>
        </table:table-row>
        <table:table-row table:style-name="ro2">
          <table:table-cell table:number-columns-repeated="1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6" table:formula="of:=ROUND((SUM([.$B72:.B72])/COUNT([.$B72:.B72]));0)" office:value-type="float" office:value="1" calcext:value-type="float">
            <text:p>1</text:p>
          </table:table-cell>
          <table:table-cell table:style-name="ce6" table:formula="of:=ROUND((SUM([.$B72:.C72])/COUNT([.$B72:.C72]));0)" office:value-type="float" office:value="1" calcext:value-type="float">
            <text:p>1</text:p>
          </table:table-cell>
          <table:table-cell table:style-name="ce6" table:formula="of:=ROUND((SUM([.$B72:.D72])/COUNT([.$B72:.D72]));0)" office:value-type="float" office:value="1" calcext:value-type="float">
            <text:p>1</text:p>
          </table:table-cell>
          <table:table-cell table:style-name="ce6" table:formula="of:=ROUND((SUM([.$B72:.E72])/COUNT([.$B72:.E72]));0)" office:value-type="float" office:value="1" calcext:value-type="float">
            <text:p>1</text:p>
          </table:table-cell>
          <table:table-cell table:style-name="ce6" table:formula="of:=ROUND((SUM([.$B72:.F72])/COUNT([.$B72:.F72]));0)" office:value-type="float" office:value="1" calcext:value-type="float">
            <text:p>1</text:p>
          </table:table-cell>
          <table:table-cell table:style-name="ce6" table:formula="of:=ROUND((SUM([.$B72:.G72])/COUNT([.$B72:.G72]));0)" office:value-type="float" office:value="1" calcext:value-type="float">
            <text:p>1</text:p>
          </table:table-cell>
          <table:table-cell table:style-name="ce6" table:formula="of:=ROUND((SUM([.$B72:.H72])/COUNT([.$B72:.H72]));0)" office:value-type="float" office:value="1" calcext:value-type="float">
            <text:p>1</text:p>
          </table:table-cell>
          <table:table-cell table:style-name="ce6" table:formula="of:=ROUND((SUM([.$B72:.I72])/COUNT([.$B72:.I72]));0)" office:value-type="float" office:value="1" calcext:value-type="float">
            <text:p>1</text:p>
          </table:table-cell>
          <table:table-cell table:style-name="ce6" table:formula="of:=ROUND((SUM([.$B72:.J72])/COUNT([.$B72:.J72]));0)" office:value-type="float" office:value="1" calcext:value-type="float">
            <text:p>1</text:p>
          </table:table-cell>
          <table:table-cell table:style-name="ce6" table:formula="of:=ROUND((SUM([.$B72:.K72])/COUNT([.$B72:.K72]));0)" office:value-type="float" office:value="1" calcext:value-type="float">
            <text:p>1</text:p>
          </table:table-cell>
          <table:table-cell table:style-name="ce6" table:formula="of:=ROUND((SUM([.$B72:.L72])/COUNT([.$B72:.L72]));0)" office:value-type="float" office:value="1" calcext:value-type="float">
            <text:p>1</text:p>
          </table:table-cell>
          <table:table-cell table:style-name="ce6" table:formula="of:=ROUND((SUM([.$B72:.M72])/COUNT([.$B72:.M72]));0)" office:value-type="float" office:value="1" calcext:value-type="float">
            <text:p>1</text:p>
          </table:table-cell>
          <table:table-cell table:style-name="ce6" table:formula="of:=ROUND((SUM([.$B72:.N72])/COUNT([.$B72:.N72]));0)" office:value-type="float" office:value="1" calcext:value-type="float">
            <text:p>1</text:p>
          </table:table-cell>
          <table:table-cell table:style-name="ce6" table:formula="of:=ROUND((SUM([.$B72:.O72])/COUNT([.$B72:.O72]));0)" office:value-type="float" office:value="1" calcext:value-type="float">
            <text:p>1</text:p>
          </table:table-cell>
          <table:table-cell table:style-name="ce6" table:formula="of:=ROUND((SUM([.$B72:.P72])/COUNT([.$B72:.P72]));0)" office:value-type="float" office:value="1" calcext:value-type="float">
            <text:p>1</text:p>
          </table:table-cell>
          <table:table-cell table:style-name="ce6" table:formula="of:=ROUND((SUM([.$B72:.Q72])/COUNT([.$B72:.Q72]));0)" office:value-type="float" office:value="1" calcext:value-type="float">
            <text:p>1</text:p>
          </table:table-cell>
          <table:table-cell table:style-name="ce6" table:formula="of:=ROUND((SUM([.$B72:.R72])/COUNT([.$B72:.R72]));0)" office:value-type="float" office:value="1" calcext:value-type="float">
            <text:p>1</text:p>
          </table:table-cell>
          <table:table-cell table:style-name="ce6" table:formula="of:=ROUND((SUM([.$B72:.S72])/COUNT([.$B72:.S72]));0)" office:value-type="float" office:value="1" calcext:value-type="float">
            <text:p>1</text:p>
          </table:table-cell>
          <table:table-cell table:style-name="ce6" table:formula="of:=ROUND((SUM([.$B72:.T72])/COUNT([.$B72:.T72]));0)" office:value-type="float" office:value="1" calcext:value-type="float">
            <text:p>1</text:p>
          </table:table-cell>
          <table:table-cell table:style-name="ce6" table:formula="of:=ROUND((SUM([.$B72:.U72])/COUNT([.$B72:.U72]));0)" office:value-type="float" office:value="1" calcext:value-type="float">
            <text:p>1</text:p>
          </table:table-cell>
          <table:table-cell table:style-name="ce6" table:formula="of:=ROUND((SUM([.$B72:.V72])/COUNT([.$B72:.V72]));0)" office:value-type="float" office:value="1" calcext:value-type="float">
            <text:p>1</text:p>
          </table:table-cell>
          <table:table-cell table:style-name="ce6" table:formula="of:=ROUND((SUM([.$B72:.W72])/COUNT([.$B72:.W72]));0)" office:value-type="float" office:value="1" calcext:value-type="float">
            <text:p>1</text:p>
          </table:table-cell>
          <table:table-cell table:style-name="ce6" table:formula="of:=ROUND((SUM([.$B72:.X72])/COUNT([.$B72:.X72]));0)" office:value-type="float" office:value="1" calcext:value-type="float">
            <text:p>1</text:p>
          </table:table-cell>
          <table:table-cell table:style-name="ce6" table:formula="of:=ROUND((SUM([.$B72:.Y72])/COUNT([.$B72:.Y72]));0)" office:value-type="float" office:value="1" calcext:value-type="float">
            <text:p>1</text:p>
          </table:table-cell>
          <table:table-cell table:style-name="ce6" table:formula="of:=ROUND((SUM([.$B72:.Z72])/COUNT([.$B72:.Z72]));0)" office:value-type="float" office:value="1" calcext:value-type="float">
            <text:p>1</text:p>
          </table:table-cell>
          <table:table-cell table:style-name="ce6" table:formula="of:=ROUND((SUM([.$B72:.AA72])/COUNT([.$B72:.AA72]));0)" office:value-type="float" office:value="1" calcext:value-type="float">
            <text:p>1</text:p>
          </table:table-cell>
          <table:table-cell table:style-name="ce6" table:formula="of:=ROUND((SUM([.$B72:.AB72])/COUNT([.$B72:.AB72]));0)" office:value-type="float" office:value="1" calcext:value-type="float">
            <text:p>1</text:p>
          </table:table-cell>
          <table:table-cell table:style-name="ce6" table:formula="of:=ROUND((SUM([.$B72:.AC72])/COUNT([.$B72:.AC72]));0)" office:value-type="float" office:value="1" calcext:value-type="float">
            <text:p>1</text:p>
          </table:table-cell>
          <table:table-cell table:style-name="ce6" table:formula="of:=ROUND((SUM([.$B72:.AD72])/COUNT([.$B72:.AD72]));0)" office:value-type="float" office:value="1" calcext:value-type="float">
            <text:p>1</text:p>
          </table:table-cell>
          <table:table-cell table:style-name="ce6" table:formula="of:=ROUND((SUM([.$B72:.AE72])/COUNT([.$B72:.AE72]));0)" office:value-type="float" office:value="1" calcext:value-type="float">
            <text:p>1</text:p>
          </table:table-cell>
          <table:table-cell table:style-name="ce6" table:formula="of:=ROUND((SUM([.$B72:.AF72])/COUNT([.$B72:.AF72]));0)" office:value-type="float" office:value="1" calcext:value-type="float">
            <text:p>1</text:p>
          </table:table-cell>
          <table:table-cell table:style-name="ce6" table:formula="of:=ROUND((SUM([.$B72:.AG72])/COUNT([.$B72:.AG72]));0)" office:value-type="float" office:value="1" calcext:value-type="float">
            <text:p>1</text:p>
          </table:table-cell>
          <table:table-cell table:style-name="ce6" table:formula="of:=ROUND((SUM([.$B72:.AH72])/COUNT([.$B72:.AH72]));0)" office:value-type="float" office:value="1" calcext:value-type="float">
            <text:p>1</text:p>
          </table:table-cell>
          <table:table-cell table:style-name="ce6" table:formula="of:=ROUND((SUM([.$B72:.AI72])/COUNT([.$B72:.AI72]));0)" office:value-type="float" office:value="1" calcext:value-type="float">
            <text:p>1</text:p>
          </table:table-cell>
          <table:table-cell table:style-name="ce6" table:formula="of:=ROUND((SUM([.$B72:.AJ72])/COUNT([.$B72:.AJ72]));0)" office:value-type="float" office:value="1" calcext:value-type="float">
            <text:p>1</text:p>
          </table:table-cell>
          <table:table-cell table:style-name="ce6" table:formula="of:=ROUND((SUM([.$B72:.AK72])/COUNT([.$B72:.AK72]));0)" office:value-type="float" office:value="1" calcext:value-type="float">
            <text:p>1</text:p>
          </table:table-cell>
          <table:table-cell table:style-name="ce6" table:formula="of:=ROUND((SUM([.$B72:.AL72])/COUNT([.$B72:.AL72]));0)" office:value-type="float" office:value="1" calcext:value-type="float">
            <text:p>1</text:p>
          </table:table-cell>
          <table:table-cell table:style-name="ce6" table:formula="of:=ROUND((SUM([.$B72:.AM72])/COUNT([.$B72:.AM72]));0)" office:value-type="float" office:value="1" calcext:value-type="float">
            <text:p>1</text:p>
          </table:table-cell>
          <table:table-cell table:style-name="ce6" table:formula="of:=ROUND((SUM([.$B72:.AN72])/COUNT([.$B72:.AN72]));0)" office:value-type="float" office:value="1" calcext:value-type="float">
            <text:p>1</text:p>
          </table:table-cell>
          <table:table-cell table:style-name="ce6" table:formula="of:=ROUND((SUM([.$B72:.AO72])/COUNT([.$B72:.AO72]));0)" office:value-type="float" office:value="1" calcext:value-type="float">
            <text:p>1</text:p>
          </table:table-cell>
          <table:table-cell table:style-name="ce6" table:formula="of:=ROUND((SUM([.$B72:.AP72])/COUNT([.$B72:.AP72]));0)" office:value-type="float" office:value="1" calcext:value-type="float">
            <text:p>1</text:p>
          </table:table-cell>
          <table:table-cell table:style-name="ce6" table:formula="of:=ROUND((SUM([.$B72:.AQ72])/COUNT([.$B72:.AQ72]));0)" office:value-type="float" office:value="1" calcext:value-type="float">
            <text:p>1</text:p>
          </table:table-cell>
          <table:table-cell table:style-name="ce6" table:formula="of:=ROUND((SUM([.$B72:.AR72])/COUNT([.$B72:.AR72]));0)" office:value-type="float" office:value="1" calcext:value-type="float">
            <text:p>1</text:p>
          </table:table-cell>
          <table:table-cell table:style-name="ce6" table:formula="of:=ROUND((SUM([.$B72:.AS72])/COUNT([.$B72:.AS72]));0)" office:value-type="float" office:value="1" calcext:value-type="float">
            <text:p>1</text:p>
          </table:table-cell>
          <table:table-cell table:style-name="ce6" table:formula="of:=ROUND((SUM([.$B72:.AT72])/COUNT([.$B72:.AT72]));0)" office:value-type="float" office:value="1" calcext:value-type="float">
            <text:p>1</text:p>
          </table:table-cell>
          <table:table-cell table:style-name="ce6" table:formula="of:=ROUND((SUM([.$B72:.AU72])/COUNT([.$B72:.AU72]));0)" office:value-type="float" office:value="1" calcext:value-type="float">
            <text:p>1</text:p>
          </table:table-cell>
          <table:table-cell table:style-name="ce6" table:formula="of:=ROUND((SUM([.$B72:.AV72])/COUNT([.$B72:.AV72]));0)" office:value-type="float" office:value="1" calcext:value-type="float">
            <text:p>1</text:p>
          </table:table-cell>
          <table:table-cell table:style-name="ce6" table:formula="of:=ROUND((SUM([.$B72:.AW72])/COUNT([.$B72:.AW72]));0)" office:value-type="float" office:value="1" calcext:value-type="float">
            <text:p>1</text:p>
          </table:table-cell>
          <table:table-cell table:style-name="ce6" table:formula="of:=ROUND((SUM([.$B72:.AX72])/COUNT([.$B72:.AX72]));0)" office:value-type="float" office:value="1" calcext:value-type="float">
            <text:p>1</text:p>
          </table:table-cell>
          <table:table-cell table:style-name="ce6" table:formula="of:=ROUND((SUM([.$B72:.AY72])/COUNT([.$B72:.AY72]));0)" office:value-type="float" office:value="1" calcext:value-type="float">
            <text:p>1</text:p>
          </table:table-cell>
          <table:table-cell table:style-name="ce6" table:formula="of:=ROUND((SUM([.$B72:.AZ72])/COUNT([.$B72:.AZ72]));0)" office:value-type="float" office:value="1" calcext:value-type="float">
            <text:p>1</text:p>
          </table:table-cell>
          <table:table-cell table:style-name="ce6" table:formula="of:=ROUND((SUM([.$B72:.BA72])/COUNT([.$B72:.BA72]));0)" office:value-type="float" office:value="1" calcext:value-type="float">
            <text:p>1</text:p>
          </table:table-cell>
          <table:table-cell table:style-name="ce6" table:formula="of:=ROUND((SUM([.$B72:.BB72])/COUNT([.$B72:.BB72]));0)" office:value-type="float" office:value="1" calcext:value-type="float">
            <text:p>1</text:p>
          </table:table-cell>
          <table:table-cell table:style-name="ce6" table:formula="of:=ROUND((SUM([.$B72:.BC72])/COUNT([.$B72:.BC72]));0)" office:value-type="float" office:value="1" calcext:value-type="float">
            <text:p>1</text:p>
          </table:table-cell>
          <table:table-cell table:style-name="ce6" table:formula="of:=ROUND((SUM([.$B72:.BD72])/COUNT([.$B72:.BD72]));0)" office:value-type="float" office:value="1" calcext:value-type="float">
            <text:p>1</text:p>
          </table:table-cell>
          <table:table-cell table:style-name="ce6" table:formula="of:=ROUND((SUM([.$B72:.BE72])/COUNT([.$B72:.BE72]));0)" office:value-type="float" office:value="1" calcext:value-type="float">
            <text:p>1</text:p>
          </table:table-cell>
          <table:table-cell table:style-name="ce6" table:formula="of:=ROUND((SUM([.$B72:.BF72])/COUNT([.$B72:.BF72]));0)" office:value-type="float" office:value="1" calcext:value-type="float">
            <text:p>1</text:p>
          </table:table-cell>
          <table:table-cell table:style-name="ce6" table:formula="of:=ROUND((SUM([.$B72:.BG72])/COUNT([.$B72:.BG72]));0)" office:value-type="float" office:value="1" calcext:value-type="float">
            <text:p>1</text:p>
          </table:table-cell>
          <table:table-cell table:style-name="ce6" table:formula="of:=ROUND((SUM([.$B72:.BH72])/COUNT([.$B72:.BH72]));0)" office:value-type="float" office:value="1" calcext:value-type="float">
            <text:p>1</text:p>
          </table:table-cell>
          <table:table-cell table:style-name="ce6" table:formula="of:=ROUND((SUM([.$B72:.BI72])/COUNT([.$B72:.BI72]));0)" office:value-type="float" office:value="1" calcext:value-type="float">
            <text:p>1</text:p>
          </table:table-cell>
          <table:table-cell table:style-name="ce6" table:formula="of:=ROUND((SUM([.$B72:.BJ72])/COUNT([.$B72:.BJ72]));0)" office:value-type="float" office:value="1" calcext:value-type="float">
            <text:p>1</text:p>
          </table:table-cell>
          <table:table-cell table:style-name="ce6" table:formula="of:=ROUND((SUM([.$B72:.BK72])/COUNT([.$B72:.BK72]));0)" office:value-type="float" office:value="1" calcext:value-type="float">
            <text:p>1</text:p>
          </table:table-cell>
          <table:table-cell table:style-name="ce6" table:formula="of:=ROUND((SUM([.$B72:.BL72])/COUNT([.$B72:.BL72]));0)" office:value-type="float" office:value="1" calcext:value-type="float">
            <text:p>1</text:p>
          </table:table-cell>
          <table:table-cell table:style-name="ce6" table:formula="of:=ROUND((SUM([.$B72:.BM72])/COUNT([.$B72:.BM72]));0)" office:value-type="float" office:value="1" calcext:value-type="float">
            <text:p>1</text:p>
          </table:table-cell>
          <table:table-cell table:style-name="ce6" table:formula="of:=ROUND((SUM([.$B72:.BN72])/COUNT([.$B72:.BN72]));0)" office:value-type="float" office:value="1" calcext:value-type="float">
            <text:p>1</text:p>
          </table:table-cell>
          <table:table-cell table:style-name="ce6" table:formula="of:=ROUND((SUM([.$B72:.BO72])/COUNT([.$B72:.BO72]));0)" office:value-type="float" office:value="1" calcext:value-type="float">
            <text:p>1</text:p>
          </table:table-cell>
          <table:table-cell table:style-name="ce6" table:formula="of:=ROUND((SUM([.$B72:.BP72])/COUNT([.$B72:.BP72]));0)" office:value-type="float" office:value="1" calcext:value-type="float">
            <text:p>1</text:p>
          </table:table-cell>
          <table:table-cell table:style-name="ce6" table:formula="of:=ROUND((SUM([.$B72:.BQ72])/COUNT([.$B72:.BQ72]));0)" office:value-type="float" office:value="1" calcext:value-type="float">
            <text:p>1</text:p>
          </table:table-cell>
          <table:table-cell table:style-name="ce6" table:formula="of:=ROUND((SUM([.$B72:.BR72])/COUNT([.$B72:.BR72]));0)" office:value-type="float" office:value="1" calcext:value-type="float">
            <text:p>1</text:p>
          </table:table-cell>
          <table:table-cell table:style-name="ce6" table:formula="of:=ROUND((SUM([.$B72:.BS72])/COUNT([.$B72:.BS72]));0)" office:value-type="float" office:value="1" calcext:value-type="float">
            <text:p>1</text:p>
          </table:table-cell>
          <table:table-cell table:style-name="ce6" table:formula="of:=ROUND((SUM([.$B72:.BT72])/COUNT([.$B72:.BT72]));0)" office:value-type="float" office:value="1" calcext:value-type="float">
            <text:p>1</text:p>
          </table:table-cell>
          <table:table-cell table:style-name="ce6" table:formula="of:=ROUND((SUM([.$B72:.BU72])/COUNT([.$B72:.BU72]));0)" office:value-type="float" office:value="1" calcext:value-type="float">
            <text:p>1</text:p>
          </table:table-cell>
          <table:table-cell table:style-name="ce6" table:formula="of:=ROUND((SUM([.$B72:.BV72])/COUNT([.$B72:.BV72]));0)" office:value-type="float" office:value="1" calcext:value-type="float">
            <text:p>1</text:p>
          </table:table-cell>
          <table:table-cell table:style-name="ce6" table:formula="of:=ROUND((SUM([.$B72:.BW72])/COUNT([.$B72:.BW72]));0)" office:value-type="float" office:value="1" calcext:value-type="float">
            <text:p>1</text:p>
          </table:table-cell>
          <table:table-cell table:style-name="ce6" table:formula="of:=ROUND((SUM([.$B72:.BX72])/COUNT([.$B72:.BX72]));0)" office:value-type="float" office:value="1" calcext:value-type="float">
            <text:p>1</text:p>
          </table:table-cell>
          <table:table-cell table:style-name="ce6" table:formula="of:=ROUND((SUM([.$B72:.BY72])/COUNT([.$B72:.BY72]));0)" office:value-type="float" office:value="1" calcext:value-type="float">
            <text:p>1</text:p>
          </table:table-cell>
          <table:table-cell table:style-name="ce6" table:formula="of:=ROUND((SUM([.$B72:.BZ72])/COUNT([.$B72:.BZ72]));0)" office:value-type="float" office:value="1" calcext:value-type="float">
            <text:p>1</text:p>
          </table:table-cell>
          <table:table-cell table:style-name="ce6" table:formula="of:=ROUND((SUM([.$B72:.CA72])/COUNT([.$B72:.CA72]));0)" office:value-type="float" office:value="1" calcext:value-type="float">
            <text:p>1</text:p>
          </table:table-cell>
          <table:table-cell table:style-name="ce6" table:formula="of:=ROUND((SUM([.$B72:.CB72])/COUNT([.$B72:.CB72]));0)" office:value-type="float" office:value="1" calcext:value-type="float">
            <text:p>1</text:p>
          </table:table-cell>
          <table:table-cell table:style-name="ce6" table:formula="of:=ROUND((SUM([.$B72:.CC72])/COUNT([.$B72:.CC72]));0)" office:value-type="float" office:value="1" calcext:value-type="float">
            <text:p>1</text:p>
          </table:table-cell>
          <table:table-cell table:style-name="ce6" table:formula="of:=ROUND((SUM([.$B72:.CD72])/COUNT([.$B72:.CD72]));0)" office:value-type="float" office:value="1" calcext:value-type="float">
            <text:p>1</text:p>
          </table:table-cell>
          <table:table-cell table:style-name="ce6" table:formula="of:=ROUND((SUM([.$B72:.CE72])/COUNT([.$B72:.CE72]));0)" office:value-type="float" office:value="1" calcext:value-type="float">
            <text:p>1</text:p>
          </table:table-cell>
          <table:table-cell table:style-name="ce6" table:formula="of:=ROUND((SUM([.$B72:.CF72])/COUNT([.$B72:.CF72]));0)" office:value-type="float" office:value="1" calcext:value-type="float">
            <text:p>1</text:p>
          </table:table-cell>
          <table:table-cell table:style-name="ce6" table:formula="of:=ROUND((SUM([.$B72:.CG72])/COUNT([.$B72:.CG72]));0)" office:value-type="float" office:value="1" calcext:value-type="float">
            <text:p>1</text:p>
          </table:table-cell>
          <table:table-cell table:style-name="ce6" table:formula="of:=ROUND((SUM([.$B72:.CH72])/COUNT([.$B72:.CH72]));0)" office:value-type="float" office:value="1" calcext:value-type="float">
            <text:p>1</text:p>
          </table:table-cell>
          <table:table-cell table:style-name="ce6" table:formula="of:=ROUND((SUM([.$B72:.CI72])/COUNT([.$B72:.CI72]));0)" office:value-type="float" office:value="1" calcext:value-type="float">
            <text:p>1</text:p>
          </table:table-cell>
          <table:table-cell table:style-name="ce6" table:formula="of:=ROUND((SUM([.$B72:.CJ72])/COUNT([.$B72:.CJ72]));0)" office:value-type="float" office:value="1" calcext:value-type="float">
            <text:p>1</text:p>
          </table:table-cell>
          <table:table-cell table:style-name="ce6" table:formula="of:=ROUND((SUM([.$B72:.CK72])/COUNT([.$B72:.CK72]));0)" office:value-type="float" office:value="1" calcext:value-type="float">
            <text:p>1</text:p>
          </table:table-cell>
          <table:table-cell table:number-columns-repeated="100"/>
        </table:table-row>
        <table:table-row table:style-name="ro2">
          <table:table-cell table:number-columns-repeated="298" office:value-type="float" office:value="1" calcext:value-type="float">
            <text:p>1</text:p>
          </table:table-cell>
          <table:table-cell table:style-name="ce6" table:formula="of:=ROUND((SUM([.$B73:.B73])/COUNT([.$B73:.B73]));0)" office:value-type="float" office:value="1" calcext:value-type="float">
            <text:p>1</text:p>
          </table:table-cell>
          <table:table-cell table:style-name="ce6" table:formula="of:=ROUND((SUM([.$B73:.C73])/COUNT([.$B73:.C73]));0)" office:value-type="float" office:value="1" calcext:value-type="float">
            <text:p>1</text:p>
          </table:table-cell>
          <table:table-cell table:style-name="ce6" table:formula="of:=ROUND((SUM([.$B73:.D73])/COUNT([.$B73:.D73]));0)" office:value-type="float" office:value="1" calcext:value-type="float">
            <text:p>1</text:p>
          </table:table-cell>
          <table:table-cell table:style-name="ce6" table:formula="of:=ROUND((SUM([.$B73:.E73])/COUNT([.$B73:.E73]));0)" office:value-type="float" office:value="1" calcext:value-type="float">
            <text:p>1</text:p>
          </table:table-cell>
          <table:table-cell table:style-name="ce6" table:formula="of:=ROUND((SUM([.$B73:.F73])/COUNT([.$B73:.F73]));0)" office:value-type="float" office:value="1" calcext:value-type="float">
            <text:p>1</text:p>
          </table:table-cell>
          <table:table-cell table:style-name="ce6" table:formula="of:=ROUND((SUM([.$B73:.G73])/COUNT([.$B73:.G73]));0)" office:value-type="float" office:value="1" calcext:value-type="float">
            <text:p>1</text:p>
          </table:table-cell>
          <table:table-cell table:style-name="ce6" table:formula="of:=ROUND((SUM([.$B73:.H73])/COUNT([.$B73:.H73]));0)" office:value-type="float" office:value="1" calcext:value-type="float">
            <text:p>1</text:p>
          </table:table-cell>
          <table:table-cell table:style-name="ce6" table:formula="of:=ROUND((SUM([.$B73:.I73])/COUNT([.$B73:.I73]));0)" office:value-type="float" office:value="1" calcext:value-type="float">
            <text:p>1</text:p>
          </table:table-cell>
          <table:table-cell table:style-name="ce6" table:formula="of:=ROUND((SUM([.$B73:.J73])/COUNT([.$B73:.J73]));0)" office:value-type="float" office:value="1" calcext:value-type="float">
            <text:p>1</text:p>
          </table:table-cell>
          <table:table-cell table:style-name="ce6" table:formula="of:=ROUND((SUM([.$B73:.K73])/COUNT([.$B73:.K73]));0)" office:value-type="float" office:value="1" calcext:value-type="float">
            <text:p>1</text:p>
          </table:table-cell>
          <table:table-cell table:style-name="ce6" table:formula="of:=ROUND((SUM([.$B73:.L73])/COUNT([.$B73:.L73]));0)" office:value-type="float" office:value="1" calcext:value-type="float">
            <text:p>1</text:p>
          </table:table-cell>
          <table:table-cell table:style-name="ce6" table:formula="of:=ROUND((SUM([.$B73:.M73])/COUNT([.$B73:.M73]));0)" office:value-type="float" office:value="1" calcext:value-type="float">
            <text:p>1</text:p>
          </table:table-cell>
          <table:table-cell table:style-name="ce6" table:formula="of:=ROUND((SUM([.$B73:.N73])/COUNT([.$B73:.N73]));0)" office:value-type="float" office:value="1" calcext:value-type="float">
            <text:p>1</text:p>
          </table:table-cell>
          <table:table-cell table:style-name="ce6" table:formula="of:=ROUND((SUM([.$B73:.O73])/COUNT([.$B73:.O73]));0)" office:value-type="float" office:value="1" calcext:value-type="float">
            <text:p>1</text:p>
          </table:table-cell>
          <table:table-cell table:style-name="ce6" table:formula="of:=ROUND((SUM([.$B73:.P73])/COUNT([.$B73:.P73]));0)" office:value-type="float" office:value="1" calcext:value-type="float">
            <text:p>1</text:p>
          </table:table-cell>
          <table:table-cell table:style-name="ce6" table:formula="of:=ROUND((SUM([.$B73:.Q73])/COUNT([.$B73:.Q73]));0)" office:value-type="float" office:value="1" calcext:value-type="float">
            <text:p>1</text:p>
          </table:table-cell>
          <table:table-cell table:style-name="ce6" table:formula="of:=ROUND((SUM([.$B73:.R73])/COUNT([.$B73:.R73]));0)" office:value-type="float" office:value="1" calcext:value-type="float">
            <text:p>1</text:p>
          </table:table-cell>
          <table:table-cell table:style-name="ce6" table:formula="of:=ROUND((SUM([.$B73:.S73])/COUNT([.$B73:.S73]));0)" office:value-type="float" office:value="1" calcext:value-type="float">
            <text:p>1</text:p>
          </table:table-cell>
          <table:table-cell table:style-name="ce6" table:formula="of:=ROUND((SUM([.$B73:.T73])/COUNT([.$B73:.T73]));0)" office:value-type="float" office:value="1" calcext:value-type="float">
            <text:p>1</text:p>
          </table:table-cell>
          <table:table-cell table:style-name="ce6" table:formula="of:=ROUND((SUM([.$B73:.U73])/COUNT([.$B73:.U73]));0)" office:value-type="float" office:value="1" calcext:value-type="float">
            <text:p>1</text:p>
          </table:table-cell>
          <table:table-cell table:style-name="ce6" table:formula="of:=ROUND((SUM([.$B73:.V73])/COUNT([.$B73:.V73]));0)" office:value-type="float" office:value="1" calcext:value-type="float">
            <text:p>1</text:p>
          </table:table-cell>
          <table:table-cell table:style-name="ce6" table:formula="of:=ROUND((SUM([.$B73:.W73])/COUNT([.$B73:.W73]));0)" office:value-type="float" office:value="1" calcext:value-type="float">
            <text:p>1</text:p>
          </table:table-cell>
          <table:table-cell table:style-name="ce6" table:formula="of:=ROUND((SUM([.$B73:.X73])/COUNT([.$B73:.X73]));0)" office:value-type="float" office:value="1" calcext:value-type="float">
            <text:p>1</text:p>
          </table:table-cell>
          <table:table-cell table:style-name="ce6" table:formula="of:=ROUND((SUM([.$B73:.Y73])/COUNT([.$B73:.Y73]));0)" office:value-type="float" office:value="1" calcext:value-type="float">
            <text:p>1</text:p>
          </table:table-cell>
          <table:table-cell table:style-name="ce6" table:formula="of:=ROUND((SUM([.$B73:.Z73])/COUNT([.$B73:.Z73]));0)" office:value-type="float" office:value="1" calcext:value-type="float">
            <text:p>1</text:p>
          </table:table-cell>
          <table:table-cell table:style-name="ce6" table:formula="of:=ROUND((SUM([.$B73:.AA73])/COUNT([.$B73:.AA73]));0)" office:value-type="float" office:value="1" calcext:value-type="float">
            <text:p>1</text:p>
          </table:table-cell>
          <table:table-cell table:style-name="ce6" table:formula="of:=ROUND((SUM([.$B73:.AB73])/COUNT([.$B73:.AB73]));0)" office:value-type="float" office:value="1" calcext:value-type="float">
            <text:p>1</text:p>
          </table:table-cell>
          <table:table-cell table:style-name="ce6" table:formula="of:=ROUND((SUM([.$B73:.AC73])/COUNT([.$B73:.AC73]));0)" office:value-type="float" office:value="1" calcext:value-type="float">
            <text:p>1</text:p>
          </table:table-cell>
          <table:table-cell table:style-name="ce6" table:formula="of:=ROUND((SUM([.$B73:.AD73])/COUNT([.$B73:.AD73]));0)" office:value-type="float" office:value="1" calcext:value-type="float">
            <text:p>1</text:p>
          </table:table-cell>
          <table:table-cell table:style-name="ce6" table:formula="of:=ROUND((SUM([.$B73:.AE73])/COUNT([.$B73:.AE73]));0)" office:value-type="float" office:value="1" calcext:value-type="float">
            <text:p>1</text:p>
          </table:table-cell>
          <table:table-cell table:style-name="ce6" table:formula="of:=ROUND((SUM([.$B73:.AF73])/COUNT([.$B73:.AF73]));0)" office:value-type="float" office:value="1" calcext:value-type="float">
            <text:p>1</text:p>
          </table:table-cell>
          <table:table-cell table:style-name="ce6" table:formula="of:=ROUND((SUM([.$B73:.AG73])/COUNT([.$B73:.AG73]));0)" office:value-type="float" office:value="1" calcext:value-type="float">
            <text:p>1</text:p>
          </table:table-cell>
          <table:table-cell table:style-name="ce6" table:formula="of:=ROUND((SUM([.$B73:.AH73])/COUNT([.$B73:.AH73]));0)" office:value-type="float" office:value="1" calcext:value-type="float">
            <text:p>1</text:p>
          </table:table-cell>
          <table:table-cell table:style-name="ce6" table:formula="of:=ROUND((SUM([.$B73:.AI73])/COUNT([.$B73:.AI73]));0)" office:value-type="float" office:value="1" calcext:value-type="float">
            <text:p>1</text:p>
          </table:table-cell>
          <table:table-cell table:style-name="ce6" table:formula="of:=ROUND((SUM([.$B73:.AJ73])/COUNT([.$B73:.AJ73]));0)" office:value-type="float" office:value="1" calcext:value-type="float">
            <text:p>1</text:p>
          </table:table-cell>
          <table:table-cell table:style-name="ce6" table:formula="of:=ROUND((SUM([.$B73:.AK73])/COUNT([.$B73:.AK73]));0)" office:value-type="float" office:value="1" calcext:value-type="float">
            <text:p>1</text:p>
          </table:table-cell>
          <table:table-cell table:style-name="ce6" table:formula="of:=ROUND((SUM([.$B73:.AL73])/COUNT([.$B73:.AL73]));0)" office:value-type="float" office:value="1" calcext:value-type="float">
            <text:p>1</text:p>
          </table:table-cell>
          <table:table-cell table:style-name="ce6" table:formula="of:=ROUND((SUM([.$B73:.AM73])/COUNT([.$B73:.AM73]));0)" office:value-type="float" office:value="1" calcext:value-type="float">
            <text:p>1</text:p>
          </table:table-cell>
          <table:table-cell table:style-name="ce6" table:formula="of:=ROUND((SUM([.$B73:.AN73])/COUNT([.$B73:.AN73]));0)" office:value-type="float" office:value="1" calcext:value-type="float">
            <text:p>1</text:p>
          </table:table-cell>
          <table:table-cell table:style-name="ce6" table:formula="of:=ROUND((SUM([.$B73:.AO73])/COUNT([.$B73:.AO73]));0)" office:value-type="float" office:value="1" calcext:value-type="float">
            <text:p>1</text:p>
          </table:table-cell>
          <table:table-cell table:style-name="ce6" table:formula="of:=ROUND((SUM([.$B73:.AP73])/COUNT([.$B73:.AP73]));0)" office:value-type="float" office:value="1" calcext:value-type="float">
            <text:p>1</text:p>
          </table:table-cell>
          <table:table-cell table:style-name="ce6" table:formula="of:=ROUND((SUM([.$B73:.AQ73])/COUNT([.$B73:.AQ73]));0)" office:value-type="float" office:value="1" calcext:value-type="float">
            <text:p>1</text:p>
          </table:table-cell>
          <table:table-cell table:style-name="ce6" table:formula="of:=ROUND((SUM([.$B73:.AR73])/COUNT([.$B73:.AR73]));0)" office:value-type="float" office:value="1" calcext:value-type="float">
            <text:p>1</text:p>
          </table:table-cell>
          <table:table-cell table:style-name="ce6" table:formula="of:=ROUND((SUM([.$B73:.AS73])/COUNT([.$B73:.AS73]));0)" office:value-type="float" office:value="1" calcext:value-type="float">
            <text:p>1</text:p>
          </table:table-cell>
          <table:table-cell table:style-name="ce6" table:formula="of:=ROUND((SUM([.$B73:.AT73])/COUNT([.$B73:.AT73]));0)" office:value-type="float" office:value="1" calcext:value-type="float">
            <text:p>1</text:p>
          </table:table-cell>
          <table:table-cell table:style-name="ce6" table:formula="of:=ROUND((SUM([.$B73:.AU73])/COUNT([.$B73:.AU73]));0)" office:value-type="float" office:value="1" calcext:value-type="float">
            <text:p>1</text:p>
          </table:table-cell>
          <table:table-cell table:style-name="ce6" table:formula="of:=ROUND((SUM([.$B73:.AV73])/COUNT([.$B73:.AV73]));0)" office:value-type="float" office:value="1" calcext:value-type="float">
            <text:p>1</text:p>
          </table:table-cell>
          <table:table-cell table:style-name="ce6" table:formula="of:=ROUND((SUM([.$B73:.AW73])/COUNT([.$B73:.AW73]));0)" office:value-type="float" office:value="1" calcext:value-type="float">
            <text:p>1</text:p>
          </table:table-cell>
          <table:table-cell table:style-name="ce6" table:formula="of:=ROUND((SUM([.$B73:.AX73])/COUNT([.$B73:.AX73]));0)" office:value-type="float" office:value="1" calcext:value-type="float">
            <text:p>1</text:p>
          </table:table-cell>
          <table:table-cell table:style-name="ce6" table:formula="of:=ROUND((SUM([.$B73:.AY73])/COUNT([.$B73:.AY73]));0)" office:value-type="float" office:value="1" calcext:value-type="float">
            <text:p>1</text:p>
          </table:table-cell>
          <table:table-cell table:style-name="ce6" table:formula="of:=ROUND((SUM([.$B73:.AZ73])/COUNT([.$B73:.AZ73]));0)" office:value-type="float" office:value="1" calcext:value-type="float">
            <text:p>1</text:p>
          </table:table-cell>
          <table:table-cell table:style-name="ce6" table:formula="of:=ROUND((SUM([.$B73:.BA73])/COUNT([.$B73:.BA73]));0)" office:value-type="float" office:value="1" calcext:value-type="float">
            <text:p>1</text:p>
          </table:table-cell>
          <table:table-cell table:style-name="ce6" table:formula="of:=ROUND((SUM([.$B73:.BB73])/COUNT([.$B73:.BB73]));0)" office:value-type="float" office:value="1" calcext:value-type="float">
            <text:p>1</text:p>
          </table:table-cell>
          <table:table-cell table:style-name="ce6" table:formula="of:=ROUND((SUM([.$B73:.BC73])/COUNT([.$B73:.BC73]));0)" office:value-type="float" office:value="1" calcext:value-type="float">
            <text:p>1</text:p>
          </table:table-cell>
          <table:table-cell table:style-name="ce6" table:formula="of:=ROUND((SUM([.$B73:.BD73])/COUNT([.$B73:.BD73]));0)" office:value-type="float" office:value="1" calcext:value-type="float">
            <text:p>1</text:p>
          </table:table-cell>
          <table:table-cell table:style-name="ce6" table:formula="of:=ROUND((SUM([.$B73:.BE73])/COUNT([.$B73:.BE73]));0)" office:value-type="float" office:value="1" calcext:value-type="float">
            <text:p>1</text:p>
          </table:table-cell>
          <table:table-cell table:style-name="ce6" table:formula="of:=ROUND((SUM([.$B73:.BF73])/COUNT([.$B73:.BF73]));0)" office:value-type="float" office:value="1" calcext:value-type="float">
            <text:p>1</text:p>
          </table:table-cell>
          <table:table-cell table:style-name="ce6" table:formula="of:=ROUND((SUM([.$B73:.BG73])/COUNT([.$B73:.BG73]));0)" office:value-type="float" office:value="1" calcext:value-type="float">
            <text:p>1</text:p>
          </table:table-cell>
          <table:table-cell table:style-name="ce6" table:formula="of:=ROUND((SUM([.$B73:.BH73])/COUNT([.$B73:.BH73]));0)" office:value-type="float" office:value="1" calcext:value-type="float">
            <text:p>1</text:p>
          </table:table-cell>
          <table:table-cell table:style-name="ce6" table:formula="of:=ROUND((SUM([.$B73:.BI73])/COUNT([.$B73:.BI73]));0)" office:value-type="float" office:value="1" calcext:value-type="float">
            <text:p>1</text:p>
          </table:table-cell>
          <table:table-cell table:style-name="ce6" table:formula="of:=ROUND((SUM([.$B73:.BJ73])/COUNT([.$B73:.BJ73]));0)" office:value-type="float" office:value="1" calcext:value-type="float">
            <text:p>1</text:p>
          </table:table-cell>
          <table:table-cell table:style-name="ce6" table:formula="of:=ROUND((SUM([.$B73:.BK73])/COUNT([.$B73:.BK73]));0)" office:value-type="float" office:value="1" calcext:value-type="float">
            <text:p>1</text:p>
          </table:table-cell>
          <table:table-cell table:style-name="ce6" table:formula="of:=ROUND((SUM([.$B73:.BL73])/COUNT([.$B73:.BL73]));0)" office:value-type="float" office:value="1" calcext:value-type="float">
            <text:p>1</text:p>
          </table:table-cell>
          <table:table-cell table:style-name="ce6" table:formula="of:=ROUND((SUM([.$B73:.BM73])/COUNT([.$B73:.BM73]));0)" office:value-type="float" office:value="1" calcext:value-type="float">
            <text:p>1</text:p>
          </table:table-cell>
          <table:table-cell table:style-name="ce6" table:formula="of:=ROUND((SUM([.$B73:.BN73])/COUNT([.$B73:.BN73]));0)" office:value-type="float" office:value="1" calcext:value-type="float">
            <text:p>1</text:p>
          </table:table-cell>
          <table:table-cell table:style-name="ce6" table:formula="of:=ROUND((SUM([.$B73:.BO73])/COUNT([.$B73:.BO73]));0)" office:value-type="float" office:value="1" calcext:value-type="float">
            <text:p>1</text:p>
          </table:table-cell>
          <table:table-cell table:style-name="ce6" table:formula="of:=ROUND((SUM([.$B73:.BP73])/COUNT([.$B73:.BP73]));0)" office:value-type="float" office:value="1" calcext:value-type="float">
            <text:p>1</text:p>
          </table:table-cell>
          <table:table-cell table:style-name="ce6" table:formula="of:=ROUND((SUM([.$B73:.BQ73])/COUNT([.$B73:.BQ73]));0)" office:value-type="float" office:value="1" calcext:value-type="float">
            <text:p>1</text:p>
          </table:table-cell>
          <table:table-cell table:style-name="ce6" table:formula="of:=ROUND((SUM([.$B73:.BR73])/COUNT([.$B73:.BR73]));0)" office:value-type="float" office:value="1" calcext:value-type="float">
            <text:p>1</text:p>
          </table:table-cell>
          <table:table-cell table:style-name="ce6" table:formula="of:=ROUND((SUM([.$B73:.BS73])/COUNT([.$B73:.BS73]));0)" office:value-type="float" office:value="1" calcext:value-type="float">
            <text:p>1</text:p>
          </table:table-cell>
          <table:table-cell table:style-name="ce6" table:formula="of:=ROUND((SUM([.$B73:.BT73])/COUNT([.$B73:.BT73]));0)" office:value-type="float" office:value="1" calcext:value-type="float">
            <text:p>1</text:p>
          </table:table-cell>
          <table:table-cell table:style-name="ce6" table:formula="of:=ROUND((SUM([.$B73:.BU73])/COUNT([.$B73:.BU73]));0)" office:value-type="float" office:value="1" calcext:value-type="float">
            <text:p>1</text:p>
          </table:table-cell>
          <table:table-cell table:style-name="ce6" table:formula="of:=ROUND((SUM([.$B73:.BV73])/COUNT([.$B73:.BV73]));0)" office:value-type="float" office:value="1" calcext:value-type="float">
            <text:p>1</text:p>
          </table:table-cell>
          <table:table-cell table:style-name="ce6" table:formula="of:=ROUND((SUM([.$B73:.BW73])/COUNT([.$B73:.BW73]));0)" office:value-type="float" office:value="1" calcext:value-type="float">
            <text:p>1</text:p>
          </table:table-cell>
          <table:table-cell table:style-name="ce6" table:formula="of:=ROUND((SUM([.$B73:.BX73])/COUNT([.$B73:.BX73]));0)" office:value-type="float" office:value="1" calcext:value-type="float">
            <text:p>1</text:p>
          </table:table-cell>
          <table:table-cell table:style-name="ce6" table:formula="of:=ROUND((SUM([.$B73:.BY73])/COUNT([.$B73:.BY73]));0)" office:value-type="float" office:value="1" calcext:value-type="float">
            <text:p>1</text:p>
          </table:table-cell>
          <table:table-cell table:style-name="ce6" table:formula="of:=ROUND((SUM([.$B73:.BZ73])/COUNT([.$B73:.BZ73]));0)" office:value-type="float" office:value="1" calcext:value-type="float">
            <text:p>1</text:p>
          </table:table-cell>
          <table:table-cell table:style-name="ce6" table:formula="of:=ROUND((SUM([.$B73:.CA73])/COUNT([.$B73:.CA73]));0)" office:value-type="float" office:value="1" calcext:value-type="float">
            <text:p>1</text:p>
          </table:table-cell>
          <table:table-cell table:style-name="ce6" table:formula="of:=ROUND((SUM([.$B73:.CB73])/COUNT([.$B73:.CB73]));0)" office:value-type="float" office:value="1" calcext:value-type="float">
            <text:p>1</text:p>
          </table:table-cell>
          <table:table-cell table:style-name="ce6" table:formula="of:=ROUND((SUM([.$B73:.CC73])/COUNT([.$B73:.CC73]));0)" office:value-type="float" office:value="1" calcext:value-type="float">
            <text:p>1</text:p>
          </table:table-cell>
          <table:table-cell table:style-name="ce6" table:formula="of:=ROUND((SUM([.$B73:.CD73])/COUNT([.$B73:.CD73]));0)" office:value-type="float" office:value="1" calcext:value-type="float">
            <text:p>1</text:p>
          </table:table-cell>
          <table:table-cell table:style-name="ce6" table:formula="of:=ROUND((SUM([.$B73:.CE73])/COUNT([.$B73:.CE73]));0)" office:value-type="float" office:value="1" calcext:value-type="float">
            <text:p>1</text:p>
          </table:table-cell>
          <table:table-cell table:style-name="ce6" table:formula="of:=ROUND((SUM([.$B73:.CF73])/COUNT([.$B73:.CF73]));0)" office:value-type="float" office:value="1" calcext:value-type="float">
            <text:p>1</text:p>
          </table:table-cell>
          <table:table-cell table:style-name="ce6" table:formula="of:=ROUND((SUM([.$B73:.CG73])/COUNT([.$B73:.CG73]));0)" office:value-type="float" office:value="1" calcext:value-type="float">
            <text:p>1</text:p>
          </table:table-cell>
          <table:table-cell table:style-name="ce6" table:formula="of:=ROUND((SUM([.$B73:.CH73])/COUNT([.$B73:.CH73]));0)" office:value-type="float" office:value="1" calcext:value-type="float">
            <text:p>1</text:p>
          </table:table-cell>
          <table:table-cell table:style-name="ce6" table:formula="of:=ROUND((SUM([.$B73:.CI73])/COUNT([.$B73:.CI73]));0)" office:value-type="float" office:value="1" calcext:value-type="float">
            <text:p>1</text:p>
          </table:table-cell>
          <table:table-cell table:style-name="ce6" table:formula="of:=ROUND((SUM([.$B73:.CJ73])/COUNT([.$B73:.CJ73]));0)" office:value-type="float" office:value="1" calcext:value-type="float">
            <text:p>1</text:p>
          </table:table-cell>
          <table:table-cell table:style-name="ce6" table:formula="of:=ROUND((SUM([.$B73:.CK73])/COUNT([.$B73:.CK73]));0)" office:value-type="float" office:value="1" calcext:value-type="float">
            <text:p>1</text:p>
          </table:table-cell>
          <table:table-cell table:number-columns-repeated="100"/>
        </table:table-row>
        <table:table-row table:style-name="ro2">
          <table:table-cell table:number-columns-repeated="298" office:value-type="float" office:value="0" calcext:value-type="float">
            <text:p>0</text:p>
          </table:table-cell>
          <table:table-cell table:style-name="ce6" table:formula="of:=ROUND((SUM([.$B74:.B74])/COUNT([.$B74:.B74]));0)" office:value-type="float" office:value="0" calcext:value-type="float">
            <text:p>0</text:p>
          </table:table-cell>
          <table:table-cell table:style-name="ce6" table:formula="of:=ROUND((SUM([.$B74:.C74])/COUNT([.$B74:.C74]));0)" office:value-type="float" office:value="0" calcext:value-type="float">
            <text:p>0</text:p>
          </table:table-cell>
          <table:table-cell table:style-name="ce6" table:formula="of:=ROUND((SUM([.$B74:.D74])/COUNT([.$B74:.D74]));0)" office:value-type="float" office:value="0" calcext:value-type="float">
            <text:p>0</text:p>
          </table:table-cell>
          <table:table-cell table:style-name="ce6" table:formula="of:=ROUND((SUM([.$B74:.E74])/COUNT([.$B74:.E74]));0)" office:value-type="float" office:value="0" calcext:value-type="float">
            <text:p>0</text:p>
          </table:table-cell>
          <table:table-cell table:style-name="ce6" table:formula="of:=ROUND((SUM([.$B74:.F74])/COUNT([.$B74:.F74]));0)" office:value-type="float" office:value="0" calcext:value-type="float">
            <text:p>0</text:p>
          </table:table-cell>
          <table:table-cell table:style-name="ce6" table:formula="of:=ROUND((SUM([.$B74:.G74])/COUNT([.$B74:.G74]));0)" office:value-type="float" office:value="0" calcext:value-type="float">
            <text:p>0</text:p>
          </table:table-cell>
          <table:table-cell table:style-name="ce6" table:formula="of:=ROUND((SUM([.$B74:.H74])/COUNT([.$B74:.H74]));0)" office:value-type="float" office:value="0" calcext:value-type="float">
            <text:p>0</text:p>
          </table:table-cell>
          <table:table-cell table:style-name="ce6" table:formula="of:=ROUND((SUM([.$B74:.I74])/COUNT([.$B74:.I74]));0)" office:value-type="float" office:value="0" calcext:value-type="float">
            <text:p>0</text:p>
          </table:table-cell>
          <table:table-cell table:style-name="ce6" table:formula="of:=ROUND((SUM([.$B74:.J74])/COUNT([.$B74:.J74]));0)" office:value-type="float" office:value="0" calcext:value-type="float">
            <text:p>0</text:p>
          </table:table-cell>
          <table:table-cell table:style-name="ce6" table:formula="of:=ROUND((SUM([.$B74:.K74])/COUNT([.$B74:.K74]));0)" office:value-type="float" office:value="0" calcext:value-type="float">
            <text:p>0</text:p>
          </table:table-cell>
          <table:table-cell table:style-name="ce6" table:formula="of:=ROUND((SUM([.$B74:.L74])/COUNT([.$B74:.L74]));0)" office:value-type="float" office:value="0" calcext:value-type="float">
            <text:p>0</text:p>
          </table:table-cell>
          <table:table-cell table:style-name="ce6" table:formula="of:=ROUND((SUM([.$B74:.M74])/COUNT([.$B74:.M74]));0)" office:value-type="float" office:value="0" calcext:value-type="float">
            <text:p>0</text:p>
          </table:table-cell>
          <table:table-cell table:style-name="ce6" table:formula="of:=ROUND((SUM([.$B74:.N74])/COUNT([.$B74:.N74]));0)" office:value-type="float" office:value="0" calcext:value-type="float">
            <text:p>0</text:p>
          </table:table-cell>
          <table:table-cell table:style-name="ce6" table:formula="of:=ROUND((SUM([.$B74:.O74])/COUNT([.$B74:.O74]));0)" office:value-type="float" office:value="0" calcext:value-type="float">
            <text:p>0</text:p>
          </table:table-cell>
          <table:table-cell table:style-name="ce6" table:formula="of:=ROUND((SUM([.$B74:.P74])/COUNT([.$B74:.P74]));0)" office:value-type="float" office:value="0" calcext:value-type="float">
            <text:p>0</text:p>
          </table:table-cell>
          <table:table-cell table:style-name="ce6" table:formula="of:=ROUND((SUM([.$B74:.Q74])/COUNT([.$B74:.Q74]));0)" office:value-type="float" office:value="0" calcext:value-type="float">
            <text:p>0</text:p>
          </table:table-cell>
          <table:table-cell table:style-name="ce6" table:formula="of:=ROUND((SUM([.$B74:.R74])/COUNT([.$B74:.R74]));0)" office:value-type="float" office:value="0" calcext:value-type="float">
            <text:p>0</text:p>
          </table:table-cell>
          <table:table-cell table:style-name="ce6" table:formula="of:=ROUND((SUM([.$B74:.S74])/COUNT([.$B74:.S74]));0)" office:value-type="float" office:value="0" calcext:value-type="float">
            <text:p>0</text:p>
          </table:table-cell>
          <table:table-cell table:style-name="ce6" table:formula="of:=ROUND((SUM([.$B74:.T74])/COUNT([.$B74:.T74]));0)" office:value-type="float" office:value="0" calcext:value-type="float">
            <text:p>0</text:p>
          </table:table-cell>
          <table:table-cell table:style-name="ce6" table:formula="of:=ROUND((SUM([.$B74:.U74])/COUNT([.$B74:.U74]));0)" office:value-type="float" office:value="0" calcext:value-type="float">
            <text:p>0</text:p>
          </table:table-cell>
          <table:table-cell table:style-name="ce6" table:formula="of:=ROUND((SUM([.$B74:.V74])/COUNT([.$B74:.V74]));0)" office:value-type="float" office:value="0" calcext:value-type="float">
            <text:p>0</text:p>
          </table:table-cell>
          <table:table-cell table:style-name="ce6" table:formula="of:=ROUND((SUM([.$B74:.W74])/COUNT([.$B74:.W74]));0)" office:value-type="float" office:value="0" calcext:value-type="float">
            <text:p>0</text:p>
          </table:table-cell>
          <table:table-cell table:style-name="ce6" table:formula="of:=ROUND((SUM([.$B74:.X74])/COUNT([.$B74:.X74]));0)" office:value-type="float" office:value="0" calcext:value-type="float">
            <text:p>0</text:p>
          </table:table-cell>
          <table:table-cell table:style-name="ce6" table:formula="of:=ROUND((SUM([.$B74:.Y74])/COUNT([.$B74:.Y74]));0)" office:value-type="float" office:value="0" calcext:value-type="float">
            <text:p>0</text:p>
          </table:table-cell>
          <table:table-cell table:style-name="ce6" table:formula="of:=ROUND((SUM([.$B74:.Z74])/COUNT([.$B74:.Z74]));0)" office:value-type="float" office:value="0" calcext:value-type="float">
            <text:p>0</text:p>
          </table:table-cell>
          <table:table-cell table:style-name="ce6" table:formula="of:=ROUND((SUM([.$B74:.AA74])/COUNT([.$B74:.AA74]));0)" office:value-type="float" office:value="0" calcext:value-type="float">
            <text:p>0</text:p>
          </table:table-cell>
          <table:table-cell table:style-name="ce6" table:formula="of:=ROUND((SUM([.$B74:.AB74])/COUNT([.$B74:.AB74]));0)" office:value-type="float" office:value="0" calcext:value-type="float">
            <text:p>0</text:p>
          </table:table-cell>
          <table:table-cell table:style-name="ce6" table:formula="of:=ROUND((SUM([.$B74:.AC74])/COUNT([.$B74:.AC74]));0)" office:value-type="float" office:value="0" calcext:value-type="float">
            <text:p>0</text:p>
          </table:table-cell>
          <table:table-cell table:style-name="ce6" table:formula="of:=ROUND((SUM([.$B74:.AD74])/COUNT([.$B74:.AD74]));0)" office:value-type="float" office:value="0" calcext:value-type="float">
            <text:p>0</text:p>
          </table:table-cell>
          <table:table-cell table:style-name="ce6" table:formula="of:=ROUND((SUM([.$B74:.AE74])/COUNT([.$B74:.AE74]));0)" office:value-type="float" office:value="0" calcext:value-type="float">
            <text:p>0</text:p>
          </table:table-cell>
          <table:table-cell table:style-name="ce6" table:formula="of:=ROUND((SUM([.$B74:.AF74])/COUNT([.$B74:.AF74]));0)" office:value-type="float" office:value="0" calcext:value-type="float">
            <text:p>0</text:p>
          </table:table-cell>
          <table:table-cell table:style-name="ce6" table:formula="of:=ROUND((SUM([.$B74:.AG74])/COUNT([.$B74:.AG74]));0)" office:value-type="float" office:value="0" calcext:value-type="float">
            <text:p>0</text:p>
          </table:table-cell>
          <table:table-cell table:style-name="ce6" table:formula="of:=ROUND((SUM([.$B74:.AH74])/COUNT([.$B74:.AH74]));0)" office:value-type="float" office:value="0" calcext:value-type="float">
            <text:p>0</text:p>
          </table:table-cell>
          <table:table-cell table:style-name="ce6" table:formula="of:=ROUND((SUM([.$B74:.AI74])/COUNT([.$B74:.AI74]));0)" office:value-type="float" office:value="0" calcext:value-type="float">
            <text:p>0</text:p>
          </table:table-cell>
          <table:table-cell table:style-name="ce6" table:formula="of:=ROUND((SUM([.$B74:.AJ74])/COUNT([.$B74:.AJ74]));0)" office:value-type="float" office:value="0" calcext:value-type="float">
            <text:p>0</text:p>
          </table:table-cell>
          <table:table-cell table:style-name="ce6" table:formula="of:=ROUND((SUM([.$B74:.AK74])/COUNT([.$B74:.AK74]));0)" office:value-type="float" office:value="0" calcext:value-type="float">
            <text:p>0</text:p>
          </table:table-cell>
          <table:table-cell table:style-name="ce6" table:formula="of:=ROUND((SUM([.$B74:.AL74])/COUNT([.$B74:.AL74]));0)" office:value-type="float" office:value="0" calcext:value-type="float">
            <text:p>0</text:p>
          </table:table-cell>
          <table:table-cell table:style-name="ce6" table:formula="of:=ROUND((SUM([.$B74:.AM74])/COUNT([.$B74:.AM74]));0)" office:value-type="float" office:value="0" calcext:value-type="float">
            <text:p>0</text:p>
          </table:table-cell>
          <table:table-cell table:style-name="ce6" table:formula="of:=ROUND((SUM([.$B74:.AN74])/COUNT([.$B74:.AN74]));0)" office:value-type="float" office:value="0" calcext:value-type="float">
            <text:p>0</text:p>
          </table:table-cell>
          <table:table-cell table:style-name="ce6" table:formula="of:=ROUND((SUM([.$B74:.AO74])/COUNT([.$B74:.AO74]));0)" office:value-type="float" office:value="0" calcext:value-type="float">
            <text:p>0</text:p>
          </table:table-cell>
          <table:table-cell table:style-name="ce6" table:formula="of:=ROUND((SUM([.$B74:.AP74])/COUNT([.$B74:.AP74]));0)" office:value-type="float" office:value="0" calcext:value-type="float">
            <text:p>0</text:p>
          </table:table-cell>
          <table:table-cell table:style-name="ce6" table:formula="of:=ROUND((SUM([.$B74:.AQ74])/COUNT([.$B74:.AQ74]));0)" office:value-type="float" office:value="0" calcext:value-type="float">
            <text:p>0</text:p>
          </table:table-cell>
          <table:table-cell table:style-name="ce6" table:formula="of:=ROUND((SUM([.$B74:.AR74])/COUNT([.$B74:.AR74]));0)" office:value-type="float" office:value="0" calcext:value-type="float">
            <text:p>0</text:p>
          </table:table-cell>
          <table:table-cell table:style-name="ce6" table:formula="of:=ROUND((SUM([.$B74:.AS74])/COUNT([.$B74:.AS74]));0)" office:value-type="float" office:value="0" calcext:value-type="float">
            <text:p>0</text:p>
          </table:table-cell>
          <table:table-cell table:style-name="ce6" table:formula="of:=ROUND((SUM([.$B74:.AT74])/COUNT([.$B74:.AT74]));0)" office:value-type="float" office:value="0" calcext:value-type="float">
            <text:p>0</text:p>
          </table:table-cell>
          <table:table-cell table:style-name="ce6" table:formula="of:=ROUND((SUM([.$B74:.AU74])/COUNT([.$B74:.AU74]));0)" office:value-type="float" office:value="0" calcext:value-type="float">
            <text:p>0</text:p>
          </table:table-cell>
          <table:table-cell table:style-name="ce6" table:formula="of:=ROUND((SUM([.$B74:.AV74])/COUNT([.$B74:.AV74]));0)" office:value-type="float" office:value="0" calcext:value-type="float">
            <text:p>0</text:p>
          </table:table-cell>
          <table:table-cell table:style-name="ce6" table:formula="of:=ROUND((SUM([.$B74:.AW74])/COUNT([.$B74:.AW74]));0)" office:value-type="float" office:value="0" calcext:value-type="float">
            <text:p>0</text:p>
          </table:table-cell>
          <table:table-cell table:style-name="ce6" table:formula="of:=ROUND((SUM([.$B74:.AX74])/COUNT([.$B74:.AX74]));0)" office:value-type="float" office:value="0" calcext:value-type="float">
            <text:p>0</text:p>
          </table:table-cell>
          <table:table-cell table:style-name="ce6" table:formula="of:=ROUND((SUM([.$B74:.AY74])/COUNT([.$B74:.AY74]));0)" office:value-type="float" office:value="0" calcext:value-type="float">
            <text:p>0</text:p>
          </table:table-cell>
          <table:table-cell table:style-name="ce6" table:formula="of:=ROUND((SUM([.$B74:.AZ74])/COUNT([.$B74:.AZ74]));0)" office:value-type="float" office:value="0" calcext:value-type="float">
            <text:p>0</text:p>
          </table:table-cell>
          <table:table-cell table:style-name="ce6" table:formula="of:=ROUND((SUM([.$B74:.BA74])/COUNT([.$B74:.BA74]));0)" office:value-type="float" office:value="0" calcext:value-type="float">
            <text:p>0</text:p>
          </table:table-cell>
          <table:table-cell table:style-name="ce6" table:formula="of:=ROUND((SUM([.$B74:.BB74])/COUNT([.$B74:.BB74]));0)" office:value-type="float" office:value="0" calcext:value-type="float">
            <text:p>0</text:p>
          </table:table-cell>
          <table:table-cell table:style-name="ce6" table:formula="of:=ROUND((SUM([.$B74:.BC74])/COUNT([.$B74:.BC74]));0)" office:value-type="float" office:value="0" calcext:value-type="float">
            <text:p>0</text:p>
          </table:table-cell>
          <table:table-cell table:style-name="ce6" table:formula="of:=ROUND((SUM([.$B74:.BD74])/COUNT([.$B74:.BD74]));0)" office:value-type="float" office:value="0" calcext:value-type="float">
            <text:p>0</text:p>
          </table:table-cell>
          <table:table-cell table:style-name="ce6" table:formula="of:=ROUND((SUM([.$B74:.BE74])/COUNT([.$B74:.BE74]));0)" office:value-type="float" office:value="0" calcext:value-type="float">
            <text:p>0</text:p>
          </table:table-cell>
          <table:table-cell table:style-name="ce6" table:formula="of:=ROUND((SUM([.$B74:.BF74])/COUNT([.$B74:.BF74]));0)" office:value-type="float" office:value="0" calcext:value-type="float">
            <text:p>0</text:p>
          </table:table-cell>
          <table:table-cell table:style-name="ce6" table:formula="of:=ROUND((SUM([.$B74:.BG74])/COUNT([.$B74:.BG74]));0)" office:value-type="float" office:value="0" calcext:value-type="float">
            <text:p>0</text:p>
          </table:table-cell>
          <table:table-cell table:style-name="ce6" table:formula="of:=ROUND((SUM([.$B74:.BH74])/COUNT([.$B74:.BH74]));0)" office:value-type="float" office:value="0" calcext:value-type="float">
            <text:p>0</text:p>
          </table:table-cell>
          <table:table-cell table:style-name="ce6" table:formula="of:=ROUND((SUM([.$B74:.BI74])/COUNT([.$B74:.BI74]));0)" office:value-type="float" office:value="0" calcext:value-type="float">
            <text:p>0</text:p>
          </table:table-cell>
          <table:table-cell table:style-name="ce6" table:formula="of:=ROUND((SUM([.$B74:.BJ74])/COUNT([.$B74:.BJ74]));0)" office:value-type="float" office:value="0" calcext:value-type="float">
            <text:p>0</text:p>
          </table:table-cell>
          <table:table-cell table:style-name="ce6" table:formula="of:=ROUND((SUM([.$B74:.BK74])/COUNT([.$B74:.BK74]));0)" office:value-type="float" office:value="0" calcext:value-type="float">
            <text:p>0</text:p>
          </table:table-cell>
          <table:table-cell table:style-name="ce6" table:formula="of:=ROUND((SUM([.$B74:.BL74])/COUNT([.$B74:.BL74]));0)" office:value-type="float" office:value="0" calcext:value-type="float">
            <text:p>0</text:p>
          </table:table-cell>
          <table:table-cell table:style-name="ce6" table:formula="of:=ROUND((SUM([.$B74:.BM74])/COUNT([.$B74:.BM74]));0)" office:value-type="float" office:value="0" calcext:value-type="float">
            <text:p>0</text:p>
          </table:table-cell>
          <table:table-cell table:style-name="ce6" table:formula="of:=ROUND((SUM([.$B74:.BN74])/COUNT([.$B74:.BN74]));0)" office:value-type="float" office:value="0" calcext:value-type="float">
            <text:p>0</text:p>
          </table:table-cell>
          <table:table-cell table:style-name="ce6" table:formula="of:=ROUND((SUM([.$B74:.BO74])/COUNT([.$B74:.BO74]));0)" office:value-type="float" office:value="0" calcext:value-type="float">
            <text:p>0</text:p>
          </table:table-cell>
          <table:table-cell table:style-name="ce6" table:formula="of:=ROUND((SUM([.$B74:.BP74])/COUNT([.$B74:.BP74]));0)" office:value-type="float" office:value="0" calcext:value-type="float">
            <text:p>0</text:p>
          </table:table-cell>
          <table:table-cell table:style-name="ce6" table:formula="of:=ROUND((SUM([.$B74:.BQ74])/COUNT([.$B74:.BQ74]));0)" office:value-type="float" office:value="0" calcext:value-type="float">
            <text:p>0</text:p>
          </table:table-cell>
          <table:table-cell table:style-name="ce6" table:formula="of:=ROUND((SUM([.$B74:.BR74])/COUNT([.$B74:.BR74]));0)" office:value-type="float" office:value="0" calcext:value-type="float">
            <text:p>0</text:p>
          </table:table-cell>
          <table:table-cell table:style-name="ce6" table:formula="of:=ROUND((SUM([.$B74:.BS74])/COUNT([.$B74:.BS74]));0)" office:value-type="float" office:value="0" calcext:value-type="float">
            <text:p>0</text:p>
          </table:table-cell>
          <table:table-cell table:style-name="ce6" table:formula="of:=ROUND((SUM([.$B74:.BT74])/COUNT([.$B74:.BT74]));0)" office:value-type="float" office:value="0" calcext:value-type="float">
            <text:p>0</text:p>
          </table:table-cell>
          <table:table-cell table:style-name="ce6" table:formula="of:=ROUND((SUM([.$B74:.BU74])/COUNT([.$B74:.BU74]));0)" office:value-type="float" office:value="0" calcext:value-type="float">
            <text:p>0</text:p>
          </table:table-cell>
          <table:table-cell table:style-name="ce6" table:formula="of:=ROUND((SUM([.$B74:.BV74])/COUNT([.$B74:.BV74]));0)" office:value-type="float" office:value="0" calcext:value-type="float">
            <text:p>0</text:p>
          </table:table-cell>
          <table:table-cell table:style-name="ce6" table:formula="of:=ROUND((SUM([.$B74:.BW74])/COUNT([.$B74:.BW74]));0)" office:value-type="float" office:value="0" calcext:value-type="float">
            <text:p>0</text:p>
          </table:table-cell>
          <table:table-cell table:style-name="ce6" table:formula="of:=ROUND((SUM([.$B74:.BX74])/COUNT([.$B74:.BX74]));0)" office:value-type="float" office:value="0" calcext:value-type="float">
            <text:p>0</text:p>
          </table:table-cell>
          <table:table-cell table:style-name="ce6" table:formula="of:=ROUND((SUM([.$B74:.BY74])/COUNT([.$B74:.BY74]));0)" office:value-type="float" office:value="0" calcext:value-type="float">
            <text:p>0</text:p>
          </table:table-cell>
          <table:table-cell table:style-name="ce6" table:formula="of:=ROUND((SUM([.$B74:.BZ74])/COUNT([.$B74:.BZ74]));0)" office:value-type="float" office:value="0" calcext:value-type="float">
            <text:p>0</text:p>
          </table:table-cell>
          <table:table-cell table:style-name="ce6" table:formula="of:=ROUND((SUM([.$B74:.CA74])/COUNT([.$B74:.CA74]));0)" office:value-type="float" office:value="0" calcext:value-type="float">
            <text:p>0</text:p>
          </table:table-cell>
          <table:table-cell table:style-name="ce6" table:formula="of:=ROUND((SUM([.$B74:.CB74])/COUNT([.$B74:.CB74]));0)" office:value-type="float" office:value="0" calcext:value-type="float">
            <text:p>0</text:p>
          </table:table-cell>
          <table:table-cell table:style-name="ce6" table:formula="of:=ROUND((SUM([.$B74:.CC74])/COUNT([.$B74:.CC74]));0)" office:value-type="float" office:value="0" calcext:value-type="float">
            <text:p>0</text:p>
          </table:table-cell>
          <table:table-cell table:style-name="ce6" table:formula="of:=ROUND((SUM([.$B74:.CD74])/COUNT([.$B74:.CD74]));0)" office:value-type="float" office:value="0" calcext:value-type="float">
            <text:p>0</text:p>
          </table:table-cell>
          <table:table-cell table:style-name="ce6" table:formula="of:=ROUND((SUM([.$B74:.CE74])/COUNT([.$B74:.CE74]));0)" office:value-type="float" office:value="0" calcext:value-type="float">
            <text:p>0</text:p>
          </table:table-cell>
          <table:table-cell table:style-name="ce6" table:formula="of:=ROUND((SUM([.$B74:.CF74])/COUNT([.$B74:.CF74]));0)" office:value-type="float" office:value="0" calcext:value-type="float">
            <text:p>0</text:p>
          </table:table-cell>
          <table:table-cell table:style-name="ce6" table:formula="of:=ROUND((SUM([.$B74:.CG74])/COUNT([.$B74:.CG74]));0)" office:value-type="float" office:value="0" calcext:value-type="float">
            <text:p>0</text:p>
          </table:table-cell>
          <table:table-cell table:style-name="ce6" table:formula="of:=ROUND((SUM([.$B74:.CH74])/COUNT([.$B74:.CH74]));0)" office:value-type="float" office:value="0" calcext:value-type="float">
            <text:p>0</text:p>
          </table:table-cell>
          <table:table-cell table:style-name="ce6" table:formula="of:=ROUND((SUM([.$B74:.CI74])/COUNT([.$B74:.CI74]));0)" office:value-type="float" office:value="0" calcext:value-type="float">
            <text:p>0</text:p>
          </table:table-cell>
          <table:table-cell table:style-name="ce6" table:formula="of:=ROUND((SUM([.$B74:.CJ74])/COUNT([.$B74:.CJ74]));0)" office:value-type="float" office:value="0" calcext:value-type="float">
            <text:p>0</text:p>
          </table:table-cell>
          <table:table-cell table:style-name="ce6" table:formula="of:=ROUND((SUM([.$B74:.CK74])/COUNT([.$B74:.CK74]));0)" office:value-type="float" office:value="0" calcext:value-type="float">
            <text:p>0</text:p>
          </table:table-cell>
          <table:table-cell table:number-columns-repeated="100"/>
        </table:table-row>
        <table:table-row table:style-name="ro2">
          <table:table-cell table:number-columns-repeated="298" office:value-type="float" office:value="0" calcext:value-type="float">
            <text:p>0</text:p>
          </table:table-cell>
          <table:table-cell table:style-name="ce6" table:formula="of:=ROUND((SUM([.$B75:.B75])/COUNT([.$B75:.B75]));0)" office:value-type="float" office:value="0" calcext:value-type="float">
            <text:p>0</text:p>
          </table:table-cell>
          <table:table-cell table:style-name="ce6" table:formula="of:=ROUND((SUM([.$B75:.C75])/COUNT([.$B75:.C75]));0)" office:value-type="float" office:value="0" calcext:value-type="float">
            <text:p>0</text:p>
          </table:table-cell>
          <table:table-cell table:style-name="ce6" table:formula="of:=ROUND((SUM([.$B75:.D75])/COUNT([.$B75:.D75]));0)" office:value-type="float" office:value="0" calcext:value-type="float">
            <text:p>0</text:p>
          </table:table-cell>
          <table:table-cell table:style-name="ce6" table:formula="of:=ROUND((SUM([.$B75:.E75])/COUNT([.$B75:.E75]));0)" office:value-type="float" office:value="0" calcext:value-type="float">
            <text:p>0</text:p>
          </table:table-cell>
          <table:table-cell table:style-name="ce6" table:formula="of:=ROUND((SUM([.$B75:.F75])/COUNT([.$B75:.F75]));0)" office:value-type="float" office:value="0" calcext:value-type="float">
            <text:p>0</text:p>
          </table:table-cell>
          <table:table-cell table:style-name="ce6" table:formula="of:=ROUND((SUM([.$B75:.G75])/COUNT([.$B75:.G75]));0)" office:value-type="float" office:value="0" calcext:value-type="float">
            <text:p>0</text:p>
          </table:table-cell>
          <table:table-cell table:style-name="ce6" table:formula="of:=ROUND((SUM([.$B75:.H75])/COUNT([.$B75:.H75]));0)" office:value-type="float" office:value="0" calcext:value-type="float">
            <text:p>0</text:p>
          </table:table-cell>
          <table:table-cell table:style-name="ce6" table:formula="of:=ROUND((SUM([.$B75:.I75])/COUNT([.$B75:.I75]));0)" office:value-type="float" office:value="0" calcext:value-type="float">
            <text:p>0</text:p>
          </table:table-cell>
          <table:table-cell table:style-name="ce6" table:formula="of:=ROUND((SUM([.$B75:.J75])/COUNT([.$B75:.J75]));0)" office:value-type="float" office:value="0" calcext:value-type="float">
            <text:p>0</text:p>
          </table:table-cell>
          <table:table-cell table:style-name="ce6" table:formula="of:=ROUND((SUM([.$B75:.K75])/COUNT([.$B75:.K75]));0)" office:value-type="float" office:value="0" calcext:value-type="float">
            <text:p>0</text:p>
          </table:table-cell>
          <table:table-cell table:style-name="ce6" table:formula="of:=ROUND((SUM([.$B75:.L75])/COUNT([.$B75:.L75]));0)" office:value-type="float" office:value="0" calcext:value-type="float">
            <text:p>0</text:p>
          </table:table-cell>
          <table:table-cell table:style-name="ce6" table:formula="of:=ROUND((SUM([.$B75:.M75])/COUNT([.$B75:.M75]));0)" office:value-type="float" office:value="0" calcext:value-type="float">
            <text:p>0</text:p>
          </table:table-cell>
          <table:table-cell table:style-name="ce6" table:formula="of:=ROUND((SUM([.$B75:.N75])/COUNT([.$B75:.N75]));0)" office:value-type="float" office:value="0" calcext:value-type="float">
            <text:p>0</text:p>
          </table:table-cell>
          <table:table-cell table:style-name="ce6" table:formula="of:=ROUND((SUM([.$B75:.O75])/COUNT([.$B75:.O75]));0)" office:value-type="float" office:value="0" calcext:value-type="float">
            <text:p>0</text:p>
          </table:table-cell>
          <table:table-cell table:style-name="ce6" table:formula="of:=ROUND((SUM([.$B75:.P75])/COUNT([.$B75:.P75]));0)" office:value-type="float" office:value="0" calcext:value-type="float">
            <text:p>0</text:p>
          </table:table-cell>
          <table:table-cell table:style-name="ce6" table:formula="of:=ROUND((SUM([.$B75:.Q75])/COUNT([.$B75:.Q75]));0)" office:value-type="float" office:value="0" calcext:value-type="float">
            <text:p>0</text:p>
          </table:table-cell>
          <table:table-cell table:style-name="ce6" table:formula="of:=ROUND((SUM([.$B75:.R75])/COUNT([.$B75:.R75]));0)" office:value-type="float" office:value="0" calcext:value-type="float">
            <text:p>0</text:p>
          </table:table-cell>
          <table:table-cell table:style-name="ce6" table:formula="of:=ROUND((SUM([.$B75:.S75])/COUNT([.$B75:.S75]));0)" office:value-type="float" office:value="0" calcext:value-type="float">
            <text:p>0</text:p>
          </table:table-cell>
          <table:table-cell table:style-name="ce6" table:formula="of:=ROUND((SUM([.$B75:.T75])/COUNT([.$B75:.T75]));0)" office:value-type="float" office:value="0" calcext:value-type="float">
            <text:p>0</text:p>
          </table:table-cell>
          <table:table-cell table:style-name="ce6" table:formula="of:=ROUND((SUM([.$B75:.U75])/COUNT([.$B75:.U75]));0)" office:value-type="float" office:value="0" calcext:value-type="float">
            <text:p>0</text:p>
          </table:table-cell>
          <table:table-cell table:style-name="ce6" table:formula="of:=ROUND((SUM([.$B75:.V75])/COUNT([.$B75:.V75]));0)" office:value-type="float" office:value="0" calcext:value-type="float">
            <text:p>0</text:p>
          </table:table-cell>
          <table:table-cell table:style-name="ce6" table:formula="of:=ROUND((SUM([.$B75:.W75])/COUNT([.$B75:.W75]));0)" office:value-type="float" office:value="0" calcext:value-type="float">
            <text:p>0</text:p>
          </table:table-cell>
          <table:table-cell table:style-name="ce6" table:formula="of:=ROUND((SUM([.$B75:.X75])/COUNT([.$B75:.X75]));0)" office:value-type="float" office:value="0" calcext:value-type="float">
            <text:p>0</text:p>
          </table:table-cell>
          <table:table-cell table:style-name="ce6" table:formula="of:=ROUND((SUM([.$B75:.Y75])/COUNT([.$B75:.Y75]));0)" office:value-type="float" office:value="0" calcext:value-type="float">
            <text:p>0</text:p>
          </table:table-cell>
          <table:table-cell table:style-name="ce6" table:formula="of:=ROUND((SUM([.$B75:.Z75])/COUNT([.$B75:.Z75]));0)" office:value-type="float" office:value="0" calcext:value-type="float">
            <text:p>0</text:p>
          </table:table-cell>
          <table:table-cell table:style-name="ce6" table:formula="of:=ROUND((SUM([.$B75:.AA75])/COUNT([.$B75:.AA75]));0)" office:value-type="float" office:value="0" calcext:value-type="float">
            <text:p>0</text:p>
          </table:table-cell>
          <table:table-cell table:style-name="ce6" table:formula="of:=ROUND((SUM([.$B75:.AB75])/COUNT([.$B75:.AB75]));0)" office:value-type="float" office:value="0" calcext:value-type="float">
            <text:p>0</text:p>
          </table:table-cell>
          <table:table-cell table:style-name="ce6" table:formula="of:=ROUND((SUM([.$B75:.AC75])/COUNT([.$B75:.AC75]));0)" office:value-type="float" office:value="0" calcext:value-type="float">
            <text:p>0</text:p>
          </table:table-cell>
          <table:table-cell table:style-name="ce6" table:formula="of:=ROUND((SUM([.$B75:.AD75])/COUNT([.$B75:.AD75]));0)" office:value-type="float" office:value="0" calcext:value-type="float">
            <text:p>0</text:p>
          </table:table-cell>
          <table:table-cell table:style-name="ce6" table:formula="of:=ROUND((SUM([.$B75:.AE75])/COUNT([.$B75:.AE75]));0)" office:value-type="float" office:value="0" calcext:value-type="float">
            <text:p>0</text:p>
          </table:table-cell>
          <table:table-cell table:style-name="ce6" table:formula="of:=ROUND((SUM([.$B75:.AF75])/COUNT([.$B75:.AF75]));0)" office:value-type="float" office:value="0" calcext:value-type="float">
            <text:p>0</text:p>
          </table:table-cell>
          <table:table-cell table:style-name="ce6" table:formula="of:=ROUND((SUM([.$B75:.AG75])/COUNT([.$B75:.AG75]));0)" office:value-type="float" office:value="0" calcext:value-type="float">
            <text:p>0</text:p>
          </table:table-cell>
          <table:table-cell table:style-name="ce6" table:formula="of:=ROUND((SUM([.$B75:.AH75])/COUNT([.$B75:.AH75]));0)" office:value-type="float" office:value="0" calcext:value-type="float">
            <text:p>0</text:p>
          </table:table-cell>
          <table:table-cell table:style-name="ce6" table:formula="of:=ROUND((SUM([.$B75:.AI75])/COUNT([.$B75:.AI75]));0)" office:value-type="float" office:value="0" calcext:value-type="float">
            <text:p>0</text:p>
          </table:table-cell>
          <table:table-cell table:style-name="ce6" table:formula="of:=ROUND((SUM([.$B75:.AJ75])/COUNT([.$B75:.AJ75]));0)" office:value-type="float" office:value="0" calcext:value-type="float">
            <text:p>0</text:p>
          </table:table-cell>
          <table:table-cell table:style-name="ce6" table:formula="of:=ROUND((SUM([.$B75:.AK75])/COUNT([.$B75:.AK75]));0)" office:value-type="float" office:value="0" calcext:value-type="float">
            <text:p>0</text:p>
          </table:table-cell>
          <table:table-cell table:style-name="ce6" table:formula="of:=ROUND((SUM([.$B75:.AL75])/COUNT([.$B75:.AL75]));0)" office:value-type="float" office:value="0" calcext:value-type="float">
            <text:p>0</text:p>
          </table:table-cell>
          <table:table-cell table:style-name="ce6" table:formula="of:=ROUND((SUM([.$B75:.AM75])/COUNT([.$B75:.AM75]));0)" office:value-type="float" office:value="0" calcext:value-type="float">
            <text:p>0</text:p>
          </table:table-cell>
          <table:table-cell table:style-name="ce6" table:formula="of:=ROUND((SUM([.$B75:.AN75])/COUNT([.$B75:.AN75]));0)" office:value-type="float" office:value="0" calcext:value-type="float">
            <text:p>0</text:p>
          </table:table-cell>
          <table:table-cell table:style-name="ce6" table:formula="of:=ROUND((SUM([.$B75:.AO75])/COUNT([.$B75:.AO75]));0)" office:value-type="float" office:value="0" calcext:value-type="float">
            <text:p>0</text:p>
          </table:table-cell>
          <table:table-cell table:style-name="ce6" table:formula="of:=ROUND((SUM([.$B75:.AP75])/COUNT([.$B75:.AP75]));0)" office:value-type="float" office:value="0" calcext:value-type="float">
            <text:p>0</text:p>
          </table:table-cell>
          <table:table-cell table:style-name="ce6" table:formula="of:=ROUND((SUM([.$B75:.AQ75])/COUNT([.$B75:.AQ75]));0)" office:value-type="float" office:value="0" calcext:value-type="float">
            <text:p>0</text:p>
          </table:table-cell>
          <table:table-cell table:style-name="ce6" table:formula="of:=ROUND((SUM([.$B75:.AR75])/COUNT([.$B75:.AR75]));0)" office:value-type="float" office:value="0" calcext:value-type="float">
            <text:p>0</text:p>
          </table:table-cell>
          <table:table-cell table:style-name="ce6" table:formula="of:=ROUND((SUM([.$B75:.AS75])/COUNT([.$B75:.AS75]));0)" office:value-type="float" office:value="0" calcext:value-type="float">
            <text:p>0</text:p>
          </table:table-cell>
          <table:table-cell table:style-name="ce6" table:formula="of:=ROUND((SUM([.$B75:.AT75])/COUNT([.$B75:.AT75]));0)" office:value-type="float" office:value="0" calcext:value-type="float">
            <text:p>0</text:p>
          </table:table-cell>
          <table:table-cell table:style-name="ce6" table:formula="of:=ROUND((SUM([.$B75:.AU75])/COUNT([.$B75:.AU75]));0)" office:value-type="float" office:value="0" calcext:value-type="float">
            <text:p>0</text:p>
          </table:table-cell>
          <table:table-cell table:style-name="ce6" table:formula="of:=ROUND((SUM([.$B75:.AV75])/COUNT([.$B75:.AV75]));0)" office:value-type="float" office:value="0" calcext:value-type="float">
            <text:p>0</text:p>
          </table:table-cell>
          <table:table-cell table:style-name="ce6" table:formula="of:=ROUND((SUM([.$B75:.AW75])/COUNT([.$B75:.AW75]));0)" office:value-type="float" office:value="0" calcext:value-type="float">
            <text:p>0</text:p>
          </table:table-cell>
          <table:table-cell table:style-name="ce6" table:formula="of:=ROUND((SUM([.$B75:.AX75])/COUNT([.$B75:.AX75]));0)" office:value-type="float" office:value="0" calcext:value-type="float">
            <text:p>0</text:p>
          </table:table-cell>
          <table:table-cell table:style-name="ce6" table:formula="of:=ROUND((SUM([.$B75:.AY75])/COUNT([.$B75:.AY75]));0)" office:value-type="float" office:value="0" calcext:value-type="float">
            <text:p>0</text:p>
          </table:table-cell>
          <table:table-cell table:style-name="ce6" table:formula="of:=ROUND((SUM([.$B75:.AZ75])/COUNT([.$B75:.AZ75]));0)" office:value-type="float" office:value="0" calcext:value-type="float">
            <text:p>0</text:p>
          </table:table-cell>
          <table:table-cell table:style-name="ce6" table:formula="of:=ROUND((SUM([.$B75:.BA75])/COUNT([.$B75:.BA75]));0)" office:value-type="float" office:value="0" calcext:value-type="float">
            <text:p>0</text:p>
          </table:table-cell>
          <table:table-cell table:style-name="ce6" table:formula="of:=ROUND((SUM([.$B75:.BB75])/COUNT([.$B75:.BB75]));0)" office:value-type="float" office:value="0" calcext:value-type="float">
            <text:p>0</text:p>
          </table:table-cell>
          <table:table-cell table:style-name="ce6" table:formula="of:=ROUND((SUM([.$B75:.BC75])/COUNT([.$B75:.BC75]));0)" office:value-type="float" office:value="0" calcext:value-type="float">
            <text:p>0</text:p>
          </table:table-cell>
          <table:table-cell table:style-name="ce6" table:formula="of:=ROUND((SUM([.$B75:.BD75])/COUNT([.$B75:.BD75]));0)" office:value-type="float" office:value="0" calcext:value-type="float">
            <text:p>0</text:p>
          </table:table-cell>
          <table:table-cell table:style-name="ce6" table:formula="of:=ROUND((SUM([.$B75:.BE75])/COUNT([.$B75:.BE75]));0)" office:value-type="float" office:value="0" calcext:value-type="float">
            <text:p>0</text:p>
          </table:table-cell>
          <table:table-cell table:style-name="ce6" table:formula="of:=ROUND((SUM([.$B75:.BF75])/COUNT([.$B75:.BF75]));0)" office:value-type="float" office:value="0" calcext:value-type="float">
            <text:p>0</text:p>
          </table:table-cell>
          <table:table-cell table:style-name="ce6" table:formula="of:=ROUND((SUM([.$B75:.BG75])/COUNT([.$B75:.BG75]));0)" office:value-type="float" office:value="0" calcext:value-type="float">
            <text:p>0</text:p>
          </table:table-cell>
          <table:table-cell table:style-name="ce6" table:formula="of:=ROUND((SUM([.$B75:.BH75])/COUNT([.$B75:.BH75]));0)" office:value-type="float" office:value="0" calcext:value-type="float">
            <text:p>0</text:p>
          </table:table-cell>
          <table:table-cell table:style-name="ce6" table:formula="of:=ROUND((SUM([.$B75:.BI75])/COUNT([.$B75:.BI75]));0)" office:value-type="float" office:value="0" calcext:value-type="float">
            <text:p>0</text:p>
          </table:table-cell>
          <table:table-cell table:style-name="ce6" table:formula="of:=ROUND((SUM([.$B75:.BJ75])/COUNT([.$B75:.BJ75]));0)" office:value-type="float" office:value="0" calcext:value-type="float">
            <text:p>0</text:p>
          </table:table-cell>
          <table:table-cell table:style-name="ce6" table:formula="of:=ROUND((SUM([.$B75:.BK75])/COUNT([.$B75:.BK75]));0)" office:value-type="float" office:value="0" calcext:value-type="float">
            <text:p>0</text:p>
          </table:table-cell>
          <table:table-cell table:style-name="ce6" table:formula="of:=ROUND((SUM([.$B75:.BL75])/COUNT([.$B75:.BL75]));0)" office:value-type="float" office:value="0" calcext:value-type="float">
            <text:p>0</text:p>
          </table:table-cell>
          <table:table-cell table:style-name="ce6" table:formula="of:=ROUND((SUM([.$B75:.BM75])/COUNT([.$B75:.BM75]));0)" office:value-type="float" office:value="0" calcext:value-type="float">
            <text:p>0</text:p>
          </table:table-cell>
          <table:table-cell table:style-name="ce6" table:formula="of:=ROUND((SUM([.$B75:.BN75])/COUNT([.$B75:.BN75]));0)" office:value-type="float" office:value="0" calcext:value-type="float">
            <text:p>0</text:p>
          </table:table-cell>
          <table:table-cell table:style-name="ce6" table:formula="of:=ROUND((SUM([.$B75:.BO75])/COUNT([.$B75:.BO75]));0)" office:value-type="float" office:value="0" calcext:value-type="float">
            <text:p>0</text:p>
          </table:table-cell>
          <table:table-cell table:style-name="ce6" table:formula="of:=ROUND((SUM([.$B75:.BP75])/COUNT([.$B75:.BP75]));0)" office:value-type="float" office:value="0" calcext:value-type="float">
            <text:p>0</text:p>
          </table:table-cell>
          <table:table-cell table:style-name="ce6" table:formula="of:=ROUND((SUM([.$B75:.BQ75])/COUNT([.$B75:.BQ75]));0)" office:value-type="float" office:value="0" calcext:value-type="float">
            <text:p>0</text:p>
          </table:table-cell>
          <table:table-cell table:style-name="ce6" table:formula="of:=ROUND((SUM([.$B75:.BR75])/COUNT([.$B75:.BR75]));0)" office:value-type="float" office:value="0" calcext:value-type="float">
            <text:p>0</text:p>
          </table:table-cell>
          <table:table-cell table:style-name="ce6" table:formula="of:=ROUND((SUM([.$B75:.BS75])/COUNT([.$B75:.BS75]));0)" office:value-type="float" office:value="0" calcext:value-type="float">
            <text:p>0</text:p>
          </table:table-cell>
          <table:table-cell table:style-name="ce6" table:formula="of:=ROUND((SUM([.$B75:.BT75])/COUNT([.$B75:.BT75]));0)" office:value-type="float" office:value="0" calcext:value-type="float">
            <text:p>0</text:p>
          </table:table-cell>
          <table:table-cell table:style-name="ce6" table:formula="of:=ROUND((SUM([.$B75:.BU75])/COUNT([.$B75:.BU75]));0)" office:value-type="float" office:value="0" calcext:value-type="float">
            <text:p>0</text:p>
          </table:table-cell>
          <table:table-cell table:style-name="ce6" table:formula="of:=ROUND((SUM([.$B75:.BV75])/COUNT([.$B75:.BV75]));0)" office:value-type="float" office:value="0" calcext:value-type="float">
            <text:p>0</text:p>
          </table:table-cell>
          <table:table-cell table:style-name="ce6" table:formula="of:=ROUND((SUM([.$B75:.BW75])/COUNT([.$B75:.BW75]));0)" office:value-type="float" office:value="0" calcext:value-type="float">
            <text:p>0</text:p>
          </table:table-cell>
          <table:table-cell table:style-name="ce6" table:formula="of:=ROUND((SUM([.$B75:.BX75])/COUNT([.$B75:.BX75]));0)" office:value-type="float" office:value="0" calcext:value-type="float">
            <text:p>0</text:p>
          </table:table-cell>
          <table:table-cell table:style-name="ce6" table:formula="of:=ROUND((SUM([.$B75:.BY75])/COUNT([.$B75:.BY75]));0)" office:value-type="float" office:value="0" calcext:value-type="float">
            <text:p>0</text:p>
          </table:table-cell>
          <table:table-cell table:style-name="ce6" table:formula="of:=ROUND((SUM([.$B75:.BZ75])/COUNT([.$B75:.BZ75]));0)" office:value-type="float" office:value="0" calcext:value-type="float">
            <text:p>0</text:p>
          </table:table-cell>
          <table:table-cell table:style-name="ce6" table:formula="of:=ROUND((SUM([.$B75:.CA75])/COUNT([.$B75:.CA75]));0)" office:value-type="float" office:value="0" calcext:value-type="float">
            <text:p>0</text:p>
          </table:table-cell>
          <table:table-cell table:style-name="ce6" table:formula="of:=ROUND((SUM([.$B75:.CB75])/COUNT([.$B75:.CB75]));0)" office:value-type="float" office:value="0" calcext:value-type="float">
            <text:p>0</text:p>
          </table:table-cell>
          <table:table-cell table:style-name="ce6" table:formula="of:=ROUND((SUM([.$B75:.CC75])/COUNT([.$B75:.CC75]));0)" office:value-type="float" office:value="0" calcext:value-type="float">
            <text:p>0</text:p>
          </table:table-cell>
          <table:table-cell table:style-name="ce6" table:formula="of:=ROUND((SUM([.$B75:.CD75])/COUNT([.$B75:.CD75]));0)" office:value-type="float" office:value="0" calcext:value-type="float">
            <text:p>0</text:p>
          </table:table-cell>
          <table:table-cell table:style-name="ce6" table:formula="of:=ROUND((SUM([.$B75:.CE75])/COUNT([.$B75:.CE75]));0)" office:value-type="float" office:value="0" calcext:value-type="float">
            <text:p>0</text:p>
          </table:table-cell>
          <table:table-cell table:style-name="ce6" table:formula="of:=ROUND((SUM([.$B75:.CF75])/COUNT([.$B75:.CF75]));0)" office:value-type="float" office:value="0" calcext:value-type="float">
            <text:p>0</text:p>
          </table:table-cell>
          <table:table-cell table:style-name="ce6" table:formula="of:=ROUND((SUM([.$B75:.CG75])/COUNT([.$B75:.CG75]));0)" office:value-type="float" office:value="0" calcext:value-type="float">
            <text:p>0</text:p>
          </table:table-cell>
          <table:table-cell table:style-name="ce6" table:formula="of:=ROUND((SUM([.$B75:.CH75])/COUNT([.$B75:.CH75]));0)" office:value-type="float" office:value="0" calcext:value-type="float">
            <text:p>0</text:p>
          </table:table-cell>
          <table:table-cell table:style-name="ce6" table:formula="of:=ROUND((SUM([.$B75:.CI75])/COUNT([.$B75:.CI75]));0)" office:value-type="float" office:value="0" calcext:value-type="float">
            <text:p>0</text:p>
          </table:table-cell>
          <table:table-cell table:style-name="ce6" table:formula="of:=ROUND((SUM([.$B75:.CJ75])/COUNT([.$B75:.CJ75]));0)" office:value-type="float" office:value="0" calcext:value-type="float">
            <text:p>0</text:p>
          </table:table-cell>
          <table:table-cell table:style-name="ce6" table:formula="of:=ROUND((SUM([.$B75:.CK75])/COUNT([.$B75:.CK75]));0)" office:value-type="float" office:value="0" calcext:value-type="float">
            <text:p>0</text:p>
          </table:table-cell>
          <table:table-cell table:number-columns-repeated="100"/>
        </table:table-row>
        <table:table-row table:style-name="ro2">
          <table:table-cell table:number-columns-repeated="298" office:value-type="float" office:value="0" calcext:value-type="float">
            <text:p>0</text:p>
          </table:table-cell>
          <table:table-cell table:style-name="ce6" table:formula="of:=ROUND((SUM([.$B76:.B76])/COUNT([.$B76:.B76]));0)" office:value-type="float" office:value="0" calcext:value-type="float">
            <text:p>0</text:p>
          </table:table-cell>
          <table:table-cell table:style-name="ce6" table:formula="of:=ROUND((SUM([.$B76:.C76])/COUNT([.$B76:.C76]));0)" office:value-type="float" office:value="0" calcext:value-type="float">
            <text:p>0</text:p>
          </table:table-cell>
          <table:table-cell table:style-name="ce6" table:formula="of:=ROUND((SUM([.$B76:.D76])/COUNT([.$B76:.D76]));0)" office:value-type="float" office:value="0" calcext:value-type="float">
            <text:p>0</text:p>
          </table:table-cell>
          <table:table-cell table:style-name="ce6" table:formula="of:=ROUND((SUM([.$B76:.E76])/COUNT([.$B76:.E76]));0)" office:value-type="float" office:value="0" calcext:value-type="float">
            <text:p>0</text:p>
          </table:table-cell>
          <table:table-cell table:style-name="ce6" table:formula="of:=ROUND((SUM([.$B76:.F76])/COUNT([.$B76:.F76]));0)" office:value-type="float" office:value="0" calcext:value-type="float">
            <text:p>0</text:p>
          </table:table-cell>
          <table:table-cell table:style-name="ce6" table:formula="of:=ROUND((SUM([.$B76:.G76])/COUNT([.$B76:.G76]));0)" office:value-type="float" office:value="0" calcext:value-type="float">
            <text:p>0</text:p>
          </table:table-cell>
          <table:table-cell table:style-name="ce6" table:formula="of:=ROUND((SUM([.$B76:.H76])/COUNT([.$B76:.H76]));0)" office:value-type="float" office:value="0" calcext:value-type="float">
            <text:p>0</text:p>
          </table:table-cell>
          <table:table-cell table:style-name="ce6" table:formula="of:=ROUND((SUM([.$B76:.I76])/COUNT([.$B76:.I76]));0)" office:value-type="float" office:value="0" calcext:value-type="float">
            <text:p>0</text:p>
          </table:table-cell>
          <table:table-cell table:style-name="ce6" table:formula="of:=ROUND((SUM([.$B76:.J76])/COUNT([.$B76:.J76]));0)" office:value-type="float" office:value="0" calcext:value-type="float">
            <text:p>0</text:p>
          </table:table-cell>
          <table:table-cell table:style-name="ce6" table:formula="of:=ROUND((SUM([.$B76:.K76])/COUNT([.$B76:.K76]));0)" office:value-type="float" office:value="0" calcext:value-type="float">
            <text:p>0</text:p>
          </table:table-cell>
          <table:table-cell table:style-name="ce6" table:formula="of:=ROUND((SUM([.$B76:.L76])/COUNT([.$B76:.L76]));0)" office:value-type="float" office:value="0" calcext:value-type="float">
            <text:p>0</text:p>
          </table:table-cell>
          <table:table-cell table:style-name="ce6" table:formula="of:=ROUND((SUM([.$B76:.M76])/COUNT([.$B76:.M76]));0)" office:value-type="float" office:value="0" calcext:value-type="float">
            <text:p>0</text:p>
          </table:table-cell>
          <table:table-cell table:style-name="ce6" table:formula="of:=ROUND((SUM([.$B76:.N76])/COUNT([.$B76:.N76]));0)" office:value-type="float" office:value="0" calcext:value-type="float">
            <text:p>0</text:p>
          </table:table-cell>
          <table:table-cell table:style-name="ce6" table:formula="of:=ROUND((SUM([.$B76:.O76])/COUNT([.$B76:.O76]));0)" office:value-type="float" office:value="0" calcext:value-type="float">
            <text:p>0</text:p>
          </table:table-cell>
          <table:table-cell table:style-name="ce6" table:formula="of:=ROUND((SUM([.$B76:.P76])/COUNT([.$B76:.P76]));0)" office:value-type="float" office:value="0" calcext:value-type="float">
            <text:p>0</text:p>
          </table:table-cell>
          <table:table-cell table:style-name="ce6" table:formula="of:=ROUND((SUM([.$B76:.Q76])/COUNT([.$B76:.Q76]));0)" office:value-type="float" office:value="0" calcext:value-type="float">
            <text:p>0</text:p>
          </table:table-cell>
          <table:table-cell table:style-name="ce6" table:formula="of:=ROUND((SUM([.$B76:.R76])/COUNT([.$B76:.R76]));0)" office:value-type="float" office:value="0" calcext:value-type="float">
            <text:p>0</text:p>
          </table:table-cell>
          <table:table-cell table:style-name="ce6" table:formula="of:=ROUND((SUM([.$B76:.S76])/COUNT([.$B76:.S76]));0)" office:value-type="float" office:value="0" calcext:value-type="float">
            <text:p>0</text:p>
          </table:table-cell>
          <table:table-cell table:style-name="ce6" table:formula="of:=ROUND((SUM([.$B76:.T76])/COUNT([.$B76:.T76]));0)" office:value-type="float" office:value="0" calcext:value-type="float">
            <text:p>0</text:p>
          </table:table-cell>
          <table:table-cell table:style-name="ce6" table:formula="of:=ROUND((SUM([.$B76:.U76])/COUNT([.$B76:.U76]));0)" office:value-type="float" office:value="0" calcext:value-type="float">
            <text:p>0</text:p>
          </table:table-cell>
          <table:table-cell table:style-name="ce6" table:formula="of:=ROUND((SUM([.$B76:.V76])/COUNT([.$B76:.V76]));0)" office:value-type="float" office:value="0" calcext:value-type="float">
            <text:p>0</text:p>
          </table:table-cell>
          <table:table-cell table:style-name="ce6" table:formula="of:=ROUND((SUM([.$B76:.W76])/COUNT([.$B76:.W76]));0)" office:value-type="float" office:value="0" calcext:value-type="float">
            <text:p>0</text:p>
          </table:table-cell>
          <table:table-cell table:style-name="ce6" table:formula="of:=ROUND((SUM([.$B76:.X76])/COUNT([.$B76:.X76]));0)" office:value-type="float" office:value="0" calcext:value-type="float">
            <text:p>0</text:p>
          </table:table-cell>
          <table:table-cell table:style-name="ce6" table:formula="of:=ROUND((SUM([.$B76:.Y76])/COUNT([.$B76:.Y76]));0)" office:value-type="float" office:value="0" calcext:value-type="float">
            <text:p>0</text:p>
          </table:table-cell>
          <table:table-cell table:style-name="ce6" table:formula="of:=ROUND((SUM([.$B76:.Z76])/COUNT([.$B76:.Z76]));0)" office:value-type="float" office:value="0" calcext:value-type="float">
            <text:p>0</text:p>
          </table:table-cell>
          <table:table-cell table:style-name="ce6" table:formula="of:=ROUND((SUM([.$B76:.AA76])/COUNT([.$B76:.AA76]));0)" office:value-type="float" office:value="0" calcext:value-type="float">
            <text:p>0</text:p>
          </table:table-cell>
          <table:table-cell table:style-name="ce6" table:formula="of:=ROUND((SUM([.$B76:.AB76])/COUNT([.$B76:.AB76]));0)" office:value-type="float" office:value="0" calcext:value-type="float">
            <text:p>0</text:p>
          </table:table-cell>
          <table:table-cell table:style-name="ce6" table:formula="of:=ROUND((SUM([.$B76:.AC76])/COUNT([.$B76:.AC76]));0)" office:value-type="float" office:value="0" calcext:value-type="float">
            <text:p>0</text:p>
          </table:table-cell>
          <table:table-cell table:style-name="ce6" table:formula="of:=ROUND((SUM([.$B76:.AD76])/COUNT([.$B76:.AD76]));0)" office:value-type="float" office:value="0" calcext:value-type="float">
            <text:p>0</text:p>
          </table:table-cell>
          <table:table-cell table:style-name="ce6" table:formula="of:=ROUND((SUM([.$B76:.AE76])/COUNT([.$B76:.AE76]));0)" office:value-type="float" office:value="0" calcext:value-type="float">
            <text:p>0</text:p>
          </table:table-cell>
          <table:table-cell table:style-name="ce6" table:formula="of:=ROUND((SUM([.$B76:.AF76])/COUNT([.$B76:.AF76]));0)" office:value-type="float" office:value="0" calcext:value-type="float">
            <text:p>0</text:p>
          </table:table-cell>
          <table:table-cell table:style-name="ce6" table:formula="of:=ROUND((SUM([.$B76:.AG76])/COUNT([.$B76:.AG76]));0)" office:value-type="float" office:value="0" calcext:value-type="float">
            <text:p>0</text:p>
          </table:table-cell>
          <table:table-cell table:style-name="ce6" table:formula="of:=ROUND((SUM([.$B76:.AH76])/COUNT([.$B76:.AH76]));0)" office:value-type="float" office:value="0" calcext:value-type="float">
            <text:p>0</text:p>
          </table:table-cell>
          <table:table-cell table:style-name="ce6" table:formula="of:=ROUND((SUM([.$B76:.AI76])/COUNT([.$B76:.AI76]));0)" office:value-type="float" office:value="0" calcext:value-type="float">
            <text:p>0</text:p>
          </table:table-cell>
          <table:table-cell table:style-name="ce6" table:formula="of:=ROUND((SUM([.$B76:.AJ76])/COUNT([.$B76:.AJ76]));0)" office:value-type="float" office:value="0" calcext:value-type="float">
            <text:p>0</text:p>
          </table:table-cell>
          <table:table-cell table:style-name="ce6" table:formula="of:=ROUND((SUM([.$B76:.AK76])/COUNT([.$B76:.AK76]));0)" office:value-type="float" office:value="0" calcext:value-type="float">
            <text:p>0</text:p>
          </table:table-cell>
          <table:table-cell table:style-name="ce6" table:formula="of:=ROUND((SUM([.$B76:.AL76])/COUNT([.$B76:.AL76]));0)" office:value-type="float" office:value="0" calcext:value-type="float">
            <text:p>0</text:p>
          </table:table-cell>
          <table:table-cell table:style-name="ce6" table:formula="of:=ROUND((SUM([.$B76:.AM76])/COUNT([.$B76:.AM76]));0)" office:value-type="float" office:value="0" calcext:value-type="float">
            <text:p>0</text:p>
          </table:table-cell>
          <table:table-cell table:style-name="ce6" table:formula="of:=ROUND((SUM([.$B76:.AN76])/COUNT([.$B76:.AN76]));0)" office:value-type="float" office:value="0" calcext:value-type="float">
            <text:p>0</text:p>
          </table:table-cell>
          <table:table-cell table:style-name="ce6" table:formula="of:=ROUND((SUM([.$B76:.AO76])/COUNT([.$B76:.AO76]));0)" office:value-type="float" office:value="0" calcext:value-type="float">
            <text:p>0</text:p>
          </table:table-cell>
          <table:table-cell table:style-name="ce6" table:formula="of:=ROUND((SUM([.$B76:.AP76])/COUNT([.$B76:.AP76]));0)" office:value-type="float" office:value="0" calcext:value-type="float">
            <text:p>0</text:p>
          </table:table-cell>
          <table:table-cell table:style-name="ce6" table:formula="of:=ROUND((SUM([.$B76:.AQ76])/COUNT([.$B76:.AQ76]));0)" office:value-type="float" office:value="0" calcext:value-type="float">
            <text:p>0</text:p>
          </table:table-cell>
          <table:table-cell table:style-name="ce6" table:formula="of:=ROUND((SUM([.$B76:.AR76])/COUNT([.$B76:.AR76]));0)" office:value-type="float" office:value="0" calcext:value-type="float">
            <text:p>0</text:p>
          </table:table-cell>
          <table:table-cell table:style-name="ce6" table:formula="of:=ROUND((SUM([.$B76:.AS76])/COUNT([.$B76:.AS76]));0)" office:value-type="float" office:value="0" calcext:value-type="float">
            <text:p>0</text:p>
          </table:table-cell>
          <table:table-cell table:style-name="ce6" table:formula="of:=ROUND((SUM([.$B76:.AT76])/COUNT([.$B76:.AT76]));0)" office:value-type="float" office:value="0" calcext:value-type="float">
            <text:p>0</text:p>
          </table:table-cell>
          <table:table-cell table:style-name="ce6" table:formula="of:=ROUND((SUM([.$B76:.AU76])/COUNT([.$B76:.AU76]));0)" office:value-type="float" office:value="0" calcext:value-type="float">
            <text:p>0</text:p>
          </table:table-cell>
          <table:table-cell table:style-name="ce6" table:formula="of:=ROUND((SUM([.$B76:.AV76])/COUNT([.$B76:.AV76]));0)" office:value-type="float" office:value="0" calcext:value-type="float">
            <text:p>0</text:p>
          </table:table-cell>
          <table:table-cell table:style-name="ce6" table:formula="of:=ROUND((SUM([.$B76:.AW76])/COUNT([.$B76:.AW76]));0)" office:value-type="float" office:value="0" calcext:value-type="float">
            <text:p>0</text:p>
          </table:table-cell>
          <table:table-cell table:style-name="ce6" table:formula="of:=ROUND((SUM([.$B76:.AX76])/COUNT([.$B76:.AX76]));0)" office:value-type="float" office:value="0" calcext:value-type="float">
            <text:p>0</text:p>
          </table:table-cell>
          <table:table-cell table:style-name="ce6" table:formula="of:=ROUND((SUM([.$B76:.AY76])/COUNT([.$B76:.AY76]));0)" office:value-type="float" office:value="0" calcext:value-type="float">
            <text:p>0</text:p>
          </table:table-cell>
          <table:table-cell table:style-name="ce6" table:formula="of:=ROUND((SUM([.$B76:.AZ76])/COUNT([.$B76:.AZ76]));0)" office:value-type="float" office:value="0" calcext:value-type="float">
            <text:p>0</text:p>
          </table:table-cell>
          <table:table-cell table:style-name="ce6" table:formula="of:=ROUND((SUM([.$B76:.BA76])/COUNT([.$B76:.BA76]));0)" office:value-type="float" office:value="0" calcext:value-type="float">
            <text:p>0</text:p>
          </table:table-cell>
          <table:table-cell table:style-name="ce6" table:formula="of:=ROUND((SUM([.$B76:.BB76])/COUNT([.$B76:.BB76]));0)" office:value-type="float" office:value="0" calcext:value-type="float">
            <text:p>0</text:p>
          </table:table-cell>
          <table:table-cell table:style-name="ce6" table:formula="of:=ROUND((SUM([.$B76:.BC76])/COUNT([.$B76:.BC76]));0)" office:value-type="float" office:value="0" calcext:value-type="float">
            <text:p>0</text:p>
          </table:table-cell>
          <table:table-cell table:style-name="ce6" table:formula="of:=ROUND((SUM([.$B76:.BD76])/COUNT([.$B76:.BD76]));0)" office:value-type="float" office:value="0" calcext:value-type="float">
            <text:p>0</text:p>
          </table:table-cell>
          <table:table-cell table:style-name="ce6" table:formula="of:=ROUND((SUM([.$B76:.BE76])/COUNT([.$B76:.BE76]));0)" office:value-type="float" office:value="0" calcext:value-type="float">
            <text:p>0</text:p>
          </table:table-cell>
          <table:table-cell table:style-name="ce6" table:formula="of:=ROUND((SUM([.$B76:.BF76])/COUNT([.$B76:.BF76]));0)" office:value-type="float" office:value="0" calcext:value-type="float">
            <text:p>0</text:p>
          </table:table-cell>
          <table:table-cell table:style-name="ce6" table:formula="of:=ROUND((SUM([.$B76:.BG76])/COUNT([.$B76:.BG76]));0)" office:value-type="float" office:value="0" calcext:value-type="float">
            <text:p>0</text:p>
          </table:table-cell>
          <table:table-cell table:style-name="ce6" table:formula="of:=ROUND((SUM([.$B76:.BH76])/COUNT([.$B76:.BH76]));0)" office:value-type="float" office:value="0" calcext:value-type="float">
            <text:p>0</text:p>
          </table:table-cell>
          <table:table-cell table:style-name="ce6" table:formula="of:=ROUND((SUM([.$B76:.BI76])/COUNT([.$B76:.BI76]));0)" office:value-type="float" office:value="0" calcext:value-type="float">
            <text:p>0</text:p>
          </table:table-cell>
          <table:table-cell table:style-name="ce6" table:formula="of:=ROUND((SUM([.$B76:.BJ76])/COUNT([.$B76:.BJ76]));0)" office:value-type="float" office:value="0" calcext:value-type="float">
            <text:p>0</text:p>
          </table:table-cell>
          <table:table-cell table:style-name="ce6" table:formula="of:=ROUND((SUM([.$B76:.BK76])/COUNT([.$B76:.BK76]));0)" office:value-type="float" office:value="0" calcext:value-type="float">
            <text:p>0</text:p>
          </table:table-cell>
          <table:table-cell table:style-name="ce6" table:formula="of:=ROUND((SUM([.$B76:.BL76])/COUNT([.$B76:.BL76]));0)" office:value-type="float" office:value="0" calcext:value-type="float">
            <text:p>0</text:p>
          </table:table-cell>
          <table:table-cell table:style-name="ce6" table:formula="of:=ROUND((SUM([.$B76:.BM76])/COUNT([.$B76:.BM76]));0)" office:value-type="float" office:value="0" calcext:value-type="float">
            <text:p>0</text:p>
          </table:table-cell>
          <table:table-cell table:style-name="ce6" table:formula="of:=ROUND((SUM([.$B76:.BN76])/COUNT([.$B76:.BN76]));0)" office:value-type="float" office:value="0" calcext:value-type="float">
            <text:p>0</text:p>
          </table:table-cell>
          <table:table-cell table:style-name="ce6" table:formula="of:=ROUND((SUM([.$B76:.BO76])/COUNT([.$B76:.BO76]));0)" office:value-type="float" office:value="0" calcext:value-type="float">
            <text:p>0</text:p>
          </table:table-cell>
          <table:table-cell table:style-name="ce6" table:formula="of:=ROUND((SUM([.$B76:.BP76])/COUNT([.$B76:.BP76]));0)" office:value-type="float" office:value="0" calcext:value-type="float">
            <text:p>0</text:p>
          </table:table-cell>
          <table:table-cell table:style-name="ce6" table:formula="of:=ROUND((SUM([.$B76:.BQ76])/COUNT([.$B76:.BQ76]));0)" office:value-type="float" office:value="0" calcext:value-type="float">
            <text:p>0</text:p>
          </table:table-cell>
          <table:table-cell table:style-name="ce6" table:formula="of:=ROUND((SUM([.$B76:.BR76])/COUNT([.$B76:.BR76]));0)" office:value-type="float" office:value="0" calcext:value-type="float">
            <text:p>0</text:p>
          </table:table-cell>
          <table:table-cell table:style-name="ce6" table:formula="of:=ROUND((SUM([.$B76:.BS76])/COUNT([.$B76:.BS76]));0)" office:value-type="float" office:value="0" calcext:value-type="float">
            <text:p>0</text:p>
          </table:table-cell>
          <table:table-cell table:style-name="ce6" table:formula="of:=ROUND((SUM([.$B76:.BT76])/COUNT([.$B76:.BT76]));0)" office:value-type="float" office:value="0" calcext:value-type="float">
            <text:p>0</text:p>
          </table:table-cell>
          <table:table-cell table:style-name="ce6" table:formula="of:=ROUND((SUM([.$B76:.BU76])/COUNT([.$B76:.BU76]));0)" office:value-type="float" office:value="0" calcext:value-type="float">
            <text:p>0</text:p>
          </table:table-cell>
          <table:table-cell table:style-name="ce6" table:formula="of:=ROUND((SUM([.$B76:.BV76])/COUNT([.$B76:.BV76]));0)" office:value-type="float" office:value="0" calcext:value-type="float">
            <text:p>0</text:p>
          </table:table-cell>
          <table:table-cell table:style-name="ce6" table:formula="of:=ROUND((SUM([.$B76:.BW76])/COUNT([.$B76:.BW76]));0)" office:value-type="float" office:value="0" calcext:value-type="float">
            <text:p>0</text:p>
          </table:table-cell>
          <table:table-cell table:style-name="ce6" table:formula="of:=ROUND((SUM([.$B76:.BX76])/COUNT([.$B76:.BX76]));0)" office:value-type="float" office:value="0" calcext:value-type="float">
            <text:p>0</text:p>
          </table:table-cell>
          <table:table-cell table:style-name="ce6" table:formula="of:=ROUND((SUM([.$B76:.BY76])/COUNT([.$B76:.BY76]));0)" office:value-type="float" office:value="0" calcext:value-type="float">
            <text:p>0</text:p>
          </table:table-cell>
          <table:table-cell table:style-name="ce6" table:formula="of:=ROUND((SUM([.$B76:.BZ76])/COUNT([.$B76:.BZ76]));0)" office:value-type="float" office:value="0" calcext:value-type="float">
            <text:p>0</text:p>
          </table:table-cell>
          <table:table-cell table:style-name="ce6" table:formula="of:=ROUND((SUM([.$B76:.CA76])/COUNT([.$B76:.CA76]));0)" office:value-type="float" office:value="0" calcext:value-type="float">
            <text:p>0</text:p>
          </table:table-cell>
          <table:table-cell table:style-name="ce6" table:formula="of:=ROUND((SUM([.$B76:.CB76])/COUNT([.$B76:.CB76]));0)" office:value-type="float" office:value="0" calcext:value-type="float">
            <text:p>0</text:p>
          </table:table-cell>
          <table:table-cell table:style-name="ce6" table:formula="of:=ROUND((SUM([.$B76:.CC76])/COUNT([.$B76:.CC76]));0)" office:value-type="float" office:value="0" calcext:value-type="float">
            <text:p>0</text:p>
          </table:table-cell>
          <table:table-cell table:style-name="ce6" table:formula="of:=ROUND((SUM([.$B76:.CD76])/COUNT([.$B76:.CD76]));0)" office:value-type="float" office:value="0" calcext:value-type="float">
            <text:p>0</text:p>
          </table:table-cell>
          <table:table-cell table:style-name="ce6" table:formula="of:=ROUND((SUM([.$B76:.CE76])/COUNT([.$B76:.CE76]));0)" office:value-type="float" office:value="0" calcext:value-type="float">
            <text:p>0</text:p>
          </table:table-cell>
          <table:table-cell table:style-name="ce6" table:formula="of:=ROUND((SUM([.$B76:.CF76])/COUNT([.$B76:.CF76]));0)" office:value-type="float" office:value="0" calcext:value-type="float">
            <text:p>0</text:p>
          </table:table-cell>
          <table:table-cell table:style-name="ce6" table:formula="of:=ROUND((SUM([.$B76:.CG76])/COUNT([.$B76:.CG76]));0)" office:value-type="float" office:value="0" calcext:value-type="float">
            <text:p>0</text:p>
          </table:table-cell>
          <table:table-cell table:style-name="ce6" table:formula="of:=ROUND((SUM([.$B76:.CH76])/COUNT([.$B76:.CH76]));0)" office:value-type="float" office:value="0" calcext:value-type="float">
            <text:p>0</text:p>
          </table:table-cell>
          <table:table-cell table:style-name="ce6" table:formula="of:=ROUND((SUM([.$B76:.CI76])/COUNT([.$B76:.CI76]));0)" office:value-type="float" office:value="0" calcext:value-type="float">
            <text:p>0</text:p>
          </table:table-cell>
          <table:table-cell table:style-name="ce6" table:formula="of:=ROUND((SUM([.$B76:.CJ76])/COUNT([.$B76:.CJ76]));0)" office:value-type="float" office:value="0" calcext:value-type="float">
            <text:p>0</text:p>
          </table:table-cell>
          <table:table-cell table:style-name="ce6" table:formula="of:=ROUND((SUM([.$B76:.CK76])/COUNT([.$B76:.CK76]));0)" office:value-type="float" office:value="0" calcext:value-type="float">
            <text:p>0</text:p>
          </table:table-cell>
          <table:table-cell table:number-columns-repeated="100"/>
        </table:table-row>
        <table:table-row table:style-name="ro2">
          <table:table-cell table:number-columns-repeated="298" office:value-type="float" office:value="0" calcext:value-type="float">
            <text:p>0</text:p>
          </table:table-cell>
          <table:table-cell table:style-name="ce6" table:formula="of:=ROUND((SUM([.$B77:.B77])/COUNT([.$B77:.B77]));0)" office:value-type="float" office:value="0" calcext:value-type="float">
            <text:p>0</text:p>
          </table:table-cell>
          <table:table-cell table:style-name="ce6" table:formula="of:=ROUND((SUM([.$B77:.C77])/COUNT([.$B77:.C77]));0)" office:value-type="float" office:value="0" calcext:value-type="float">
            <text:p>0</text:p>
          </table:table-cell>
          <table:table-cell table:style-name="ce6" table:formula="of:=ROUND((SUM([.$B77:.D77])/COUNT([.$B77:.D77]));0)" office:value-type="float" office:value="0" calcext:value-type="float">
            <text:p>0</text:p>
          </table:table-cell>
          <table:table-cell table:style-name="ce6" table:formula="of:=ROUND((SUM([.$B77:.E77])/COUNT([.$B77:.E77]));0)" office:value-type="float" office:value="0" calcext:value-type="float">
            <text:p>0</text:p>
          </table:table-cell>
          <table:table-cell table:style-name="ce6" table:formula="of:=ROUND((SUM([.$B77:.F77])/COUNT([.$B77:.F77]));0)" office:value-type="float" office:value="0" calcext:value-type="float">
            <text:p>0</text:p>
          </table:table-cell>
          <table:table-cell table:style-name="ce6" table:formula="of:=ROUND((SUM([.$B77:.G77])/COUNT([.$B77:.G77]));0)" office:value-type="float" office:value="0" calcext:value-type="float">
            <text:p>0</text:p>
          </table:table-cell>
          <table:table-cell table:style-name="ce6" table:formula="of:=ROUND((SUM([.$B77:.H77])/COUNT([.$B77:.H77]));0)" office:value-type="float" office:value="0" calcext:value-type="float">
            <text:p>0</text:p>
          </table:table-cell>
          <table:table-cell table:style-name="ce6" table:formula="of:=ROUND((SUM([.$B77:.I77])/COUNT([.$B77:.I77]));0)" office:value-type="float" office:value="0" calcext:value-type="float">
            <text:p>0</text:p>
          </table:table-cell>
          <table:table-cell table:style-name="ce6" table:formula="of:=ROUND((SUM([.$B77:.J77])/COUNT([.$B77:.J77]));0)" office:value-type="float" office:value="0" calcext:value-type="float">
            <text:p>0</text:p>
          </table:table-cell>
          <table:table-cell table:style-name="ce6" table:formula="of:=ROUND((SUM([.$B77:.K77])/COUNT([.$B77:.K77]));0)" office:value-type="float" office:value="0" calcext:value-type="float">
            <text:p>0</text:p>
          </table:table-cell>
          <table:table-cell table:style-name="ce6" table:formula="of:=ROUND((SUM([.$B77:.L77])/COUNT([.$B77:.L77]));0)" office:value-type="float" office:value="0" calcext:value-type="float">
            <text:p>0</text:p>
          </table:table-cell>
          <table:table-cell table:style-name="ce6" table:formula="of:=ROUND((SUM([.$B77:.M77])/COUNT([.$B77:.M77]));0)" office:value-type="float" office:value="0" calcext:value-type="float">
            <text:p>0</text:p>
          </table:table-cell>
          <table:table-cell table:style-name="ce6" table:formula="of:=ROUND((SUM([.$B77:.N77])/COUNT([.$B77:.N77]));0)" office:value-type="float" office:value="0" calcext:value-type="float">
            <text:p>0</text:p>
          </table:table-cell>
          <table:table-cell table:style-name="ce6" table:formula="of:=ROUND((SUM([.$B77:.O77])/COUNT([.$B77:.O77]));0)" office:value-type="float" office:value="0" calcext:value-type="float">
            <text:p>0</text:p>
          </table:table-cell>
          <table:table-cell table:style-name="ce6" table:formula="of:=ROUND((SUM([.$B77:.P77])/COUNT([.$B77:.P77]));0)" office:value-type="float" office:value="0" calcext:value-type="float">
            <text:p>0</text:p>
          </table:table-cell>
          <table:table-cell table:style-name="ce6" table:formula="of:=ROUND((SUM([.$B77:.Q77])/COUNT([.$B77:.Q77]));0)" office:value-type="float" office:value="0" calcext:value-type="float">
            <text:p>0</text:p>
          </table:table-cell>
          <table:table-cell table:style-name="ce6" table:formula="of:=ROUND((SUM([.$B77:.R77])/COUNT([.$B77:.R77]));0)" office:value-type="float" office:value="0" calcext:value-type="float">
            <text:p>0</text:p>
          </table:table-cell>
          <table:table-cell table:style-name="ce6" table:formula="of:=ROUND((SUM([.$B77:.S77])/COUNT([.$B77:.S77]));0)" office:value-type="float" office:value="0" calcext:value-type="float">
            <text:p>0</text:p>
          </table:table-cell>
          <table:table-cell table:style-name="ce6" table:formula="of:=ROUND((SUM([.$B77:.T77])/COUNT([.$B77:.T77]));0)" office:value-type="float" office:value="0" calcext:value-type="float">
            <text:p>0</text:p>
          </table:table-cell>
          <table:table-cell table:style-name="ce6" table:formula="of:=ROUND((SUM([.$B77:.U77])/COUNT([.$B77:.U77]));0)" office:value-type="float" office:value="0" calcext:value-type="float">
            <text:p>0</text:p>
          </table:table-cell>
          <table:table-cell table:style-name="ce6" table:formula="of:=ROUND((SUM([.$B77:.V77])/COUNT([.$B77:.V77]));0)" office:value-type="float" office:value="0" calcext:value-type="float">
            <text:p>0</text:p>
          </table:table-cell>
          <table:table-cell table:style-name="ce6" table:formula="of:=ROUND((SUM([.$B77:.W77])/COUNT([.$B77:.W77]));0)" office:value-type="float" office:value="0" calcext:value-type="float">
            <text:p>0</text:p>
          </table:table-cell>
          <table:table-cell table:style-name="ce6" table:formula="of:=ROUND((SUM([.$B77:.X77])/COUNT([.$B77:.X77]));0)" office:value-type="float" office:value="0" calcext:value-type="float">
            <text:p>0</text:p>
          </table:table-cell>
          <table:table-cell table:style-name="ce6" table:formula="of:=ROUND((SUM([.$B77:.Y77])/COUNT([.$B77:.Y77]));0)" office:value-type="float" office:value="0" calcext:value-type="float">
            <text:p>0</text:p>
          </table:table-cell>
          <table:table-cell table:style-name="ce6" table:formula="of:=ROUND((SUM([.$B77:.Z77])/COUNT([.$B77:.Z77]));0)" office:value-type="float" office:value="0" calcext:value-type="float">
            <text:p>0</text:p>
          </table:table-cell>
          <table:table-cell table:style-name="ce6" table:formula="of:=ROUND((SUM([.$B77:.AA77])/COUNT([.$B77:.AA77]));0)" office:value-type="float" office:value="0" calcext:value-type="float">
            <text:p>0</text:p>
          </table:table-cell>
          <table:table-cell table:style-name="ce6" table:formula="of:=ROUND((SUM([.$B77:.AB77])/COUNT([.$B77:.AB77]));0)" office:value-type="float" office:value="0" calcext:value-type="float">
            <text:p>0</text:p>
          </table:table-cell>
          <table:table-cell table:style-name="ce6" table:formula="of:=ROUND((SUM([.$B77:.AC77])/COUNT([.$B77:.AC77]));0)" office:value-type="float" office:value="0" calcext:value-type="float">
            <text:p>0</text:p>
          </table:table-cell>
          <table:table-cell table:style-name="ce6" table:formula="of:=ROUND((SUM([.$B77:.AD77])/COUNT([.$B77:.AD77]));0)" office:value-type="float" office:value="0" calcext:value-type="float">
            <text:p>0</text:p>
          </table:table-cell>
          <table:table-cell table:style-name="ce6" table:formula="of:=ROUND((SUM([.$B77:.AE77])/COUNT([.$B77:.AE77]));0)" office:value-type="float" office:value="0" calcext:value-type="float">
            <text:p>0</text:p>
          </table:table-cell>
          <table:table-cell table:style-name="ce6" table:formula="of:=ROUND((SUM([.$B77:.AF77])/COUNT([.$B77:.AF77]));0)" office:value-type="float" office:value="0" calcext:value-type="float">
            <text:p>0</text:p>
          </table:table-cell>
          <table:table-cell table:style-name="ce6" table:formula="of:=ROUND((SUM([.$B77:.AG77])/COUNT([.$B77:.AG77]));0)" office:value-type="float" office:value="0" calcext:value-type="float">
            <text:p>0</text:p>
          </table:table-cell>
          <table:table-cell table:style-name="ce6" table:formula="of:=ROUND((SUM([.$B77:.AH77])/COUNT([.$B77:.AH77]));0)" office:value-type="float" office:value="0" calcext:value-type="float">
            <text:p>0</text:p>
          </table:table-cell>
          <table:table-cell table:style-name="ce6" table:formula="of:=ROUND((SUM([.$B77:.AI77])/COUNT([.$B77:.AI77]));0)" office:value-type="float" office:value="0" calcext:value-type="float">
            <text:p>0</text:p>
          </table:table-cell>
          <table:table-cell table:style-name="ce6" table:formula="of:=ROUND((SUM([.$B77:.AJ77])/COUNT([.$B77:.AJ77]));0)" office:value-type="float" office:value="0" calcext:value-type="float">
            <text:p>0</text:p>
          </table:table-cell>
          <table:table-cell table:style-name="ce6" table:formula="of:=ROUND((SUM([.$B77:.AK77])/COUNT([.$B77:.AK77]));0)" office:value-type="float" office:value="0" calcext:value-type="float">
            <text:p>0</text:p>
          </table:table-cell>
          <table:table-cell table:style-name="ce6" table:formula="of:=ROUND((SUM([.$B77:.AL77])/COUNT([.$B77:.AL77]));0)" office:value-type="float" office:value="0" calcext:value-type="float">
            <text:p>0</text:p>
          </table:table-cell>
          <table:table-cell table:style-name="ce6" table:formula="of:=ROUND((SUM([.$B77:.AM77])/COUNT([.$B77:.AM77]));0)" office:value-type="float" office:value="0" calcext:value-type="float">
            <text:p>0</text:p>
          </table:table-cell>
          <table:table-cell table:style-name="ce6" table:formula="of:=ROUND((SUM([.$B77:.AN77])/COUNT([.$B77:.AN77]));0)" office:value-type="float" office:value="0" calcext:value-type="float">
            <text:p>0</text:p>
          </table:table-cell>
          <table:table-cell table:style-name="ce6" table:formula="of:=ROUND((SUM([.$B77:.AO77])/COUNT([.$B77:.AO77]));0)" office:value-type="float" office:value="0" calcext:value-type="float">
            <text:p>0</text:p>
          </table:table-cell>
          <table:table-cell table:style-name="ce6" table:formula="of:=ROUND((SUM([.$B77:.AP77])/COUNT([.$B77:.AP77]));0)" office:value-type="float" office:value="0" calcext:value-type="float">
            <text:p>0</text:p>
          </table:table-cell>
          <table:table-cell table:style-name="ce6" table:formula="of:=ROUND((SUM([.$B77:.AQ77])/COUNT([.$B77:.AQ77]));0)" office:value-type="float" office:value="0" calcext:value-type="float">
            <text:p>0</text:p>
          </table:table-cell>
          <table:table-cell table:style-name="ce6" table:formula="of:=ROUND((SUM([.$B77:.AR77])/COUNT([.$B77:.AR77]));0)" office:value-type="float" office:value="0" calcext:value-type="float">
            <text:p>0</text:p>
          </table:table-cell>
          <table:table-cell table:style-name="ce6" table:formula="of:=ROUND((SUM([.$B77:.AS77])/COUNT([.$B77:.AS77]));0)" office:value-type="float" office:value="0" calcext:value-type="float">
            <text:p>0</text:p>
          </table:table-cell>
          <table:table-cell table:style-name="ce6" table:formula="of:=ROUND((SUM([.$B77:.AT77])/COUNT([.$B77:.AT77]));0)" office:value-type="float" office:value="0" calcext:value-type="float">
            <text:p>0</text:p>
          </table:table-cell>
          <table:table-cell table:style-name="ce6" table:formula="of:=ROUND((SUM([.$B77:.AU77])/COUNT([.$B77:.AU77]));0)" office:value-type="float" office:value="0" calcext:value-type="float">
            <text:p>0</text:p>
          </table:table-cell>
          <table:table-cell table:style-name="ce6" table:formula="of:=ROUND((SUM([.$B77:.AV77])/COUNT([.$B77:.AV77]));0)" office:value-type="float" office:value="0" calcext:value-type="float">
            <text:p>0</text:p>
          </table:table-cell>
          <table:table-cell table:style-name="ce6" table:formula="of:=ROUND((SUM([.$B77:.AW77])/COUNT([.$B77:.AW77]));0)" office:value-type="float" office:value="0" calcext:value-type="float">
            <text:p>0</text:p>
          </table:table-cell>
          <table:table-cell table:style-name="ce6" table:formula="of:=ROUND((SUM([.$B77:.AX77])/COUNT([.$B77:.AX77]));0)" office:value-type="float" office:value="0" calcext:value-type="float">
            <text:p>0</text:p>
          </table:table-cell>
          <table:table-cell table:style-name="ce6" table:formula="of:=ROUND((SUM([.$B77:.AY77])/COUNT([.$B77:.AY77]));0)" office:value-type="float" office:value="0" calcext:value-type="float">
            <text:p>0</text:p>
          </table:table-cell>
          <table:table-cell table:style-name="ce6" table:formula="of:=ROUND((SUM([.$B77:.AZ77])/COUNT([.$B77:.AZ77]));0)" office:value-type="float" office:value="0" calcext:value-type="float">
            <text:p>0</text:p>
          </table:table-cell>
          <table:table-cell table:style-name="ce6" table:formula="of:=ROUND((SUM([.$B77:.BA77])/COUNT([.$B77:.BA77]));0)" office:value-type="float" office:value="0" calcext:value-type="float">
            <text:p>0</text:p>
          </table:table-cell>
          <table:table-cell table:style-name="ce6" table:formula="of:=ROUND((SUM([.$B77:.BB77])/COUNT([.$B77:.BB77]));0)" office:value-type="float" office:value="0" calcext:value-type="float">
            <text:p>0</text:p>
          </table:table-cell>
          <table:table-cell table:style-name="ce6" table:formula="of:=ROUND((SUM([.$B77:.BC77])/COUNT([.$B77:.BC77]));0)" office:value-type="float" office:value="0" calcext:value-type="float">
            <text:p>0</text:p>
          </table:table-cell>
          <table:table-cell table:style-name="ce6" table:formula="of:=ROUND((SUM([.$B77:.BD77])/COUNT([.$B77:.BD77]));0)" office:value-type="float" office:value="0" calcext:value-type="float">
            <text:p>0</text:p>
          </table:table-cell>
          <table:table-cell table:style-name="ce6" table:formula="of:=ROUND((SUM([.$B77:.BE77])/COUNT([.$B77:.BE77]));0)" office:value-type="float" office:value="0" calcext:value-type="float">
            <text:p>0</text:p>
          </table:table-cell>
          <table:table-cell table:style-name="ce6" table:formula="of:=ROUND((SUM([.$B77:.BF77])/COUNT([.$B77:.BF77]));0)" office:value-type="float" office:value="0" calcext:value-type="float">
            <text:p>0</text:p>
          </table:table-cell>
          <table:table-cell table:style-name="ce6" table:formula="of:=ROUND((SUM([.$B77:.BG77])/COUNT([.$B77:.BG77]));0)" office:value-type="float" office:value="0" calcext:value-type="float">
            <text:p>0</text:p>
          </table:table-cell>
          <table:table-cell table:style-name="ce6" table:formula="of:=ROUND((SUM([.$B77:.BH77])/COUNT([.$B77:.BH77]));0)" office:value-type="float" office:value="0" calcext:value-type="float">
            <text:p>0</text:p>
          </table:table-cell>
          <table:table-cell table:style-name="ce6" table:formula="of:=ROUND((SUM([.$B77:.BI77])/COUNT([.$B77:.BI77]));0)" office:value-type="float" office:value="0" calcext:value-type="float">
            <text:p>0</text:p>
          </table:table-cell>
          <table:table-cell table:style-name="ce6" table:formula="of:=ROUND((SUM([.$B77:.BJ77])/COUNT([.$B77:.BJ77]));0)" office:value-type="float" office:value="0" calcext:value-type="float">
            <text:p>0</text:p>
          </table:table-cell>
          <table:table-cell table:style-name="ce6" table:formula="of:=ROUND((SUM([.$B77:.BK77])/COUNT([.$B77:.BK77]));0)" office:value-type="float" office:value="0" calcext:value-type="float">
            <text:p>0</text:p>
          </table:table-cell>
          <table:table-cell table:style-name="ce6" table:formula="of:=ROUND((SUM([.$B77:.BL77])/COUNT([.$B77:.BL77]));0)" office:value-type="float" office:value="0" calcext:value-type="float">
            <text:p>0</text:p>
          </table:table-cell>
          <table:table-cell table:style-name="ce6" table:formula="of:=ROUND((SUM([.$B77:.BM77])/COUNT([.$B77:.BM77]));0)" office:value-type="float" office:value="0" calcext:value-type="float">
            <text:p>0</text:p>
          </table:table-cell>
          <table:table-cell table:style-name="ce6" table:formula="of:=ROUND((SUM([.$B77:.BN77])/COUNT([.$B77:.BN77]));0)" office:value-type="float" office:value="0" calcext:value-type="float">
            <text:p>0</text:p>
          </table:table-cell>
          <table:table-cell table:style-name="ce6" table:formula="of:=ROUND((SUM([.$B77:.BO77])/COUNT([.$B77:.BO77]));0)" office:value-type="float" office:value="0" calcext:value-type="float">
            <text:p>0</text:p>
          </table:table-cell>
          <table:table-cell table:style-name="ce6" table:formula="of:=ROUND((SUM([.$B77:.BP77])/COUNT([.$B77:.BP77]));0)" office:value-type="float" office:value="0" calcext:value-type="float">
            <text:p>0</text:p>
          </table:table-cell>
          <table:table-cell table:style-name="ce6" table:formula="of:=ROUND((SUM([.$B77:.BQ77])/COUNT([.$B77:.BQ77]));0)" office:value-type="float" office:value="0" calcext:value-type="float">
            <text:p>0</text:p>
          </table:table-cell>
          <table:table-cell table:style-name="ce6" table:formula="of:=ROUND((SUM([.$B77:.BR77])/COUNT([.$B77:.BR77]));0)" office:value-type="float" office:value="0" calcext:value-type="float">
            <text:p>0</text:p>
          </table:table-cell>
          <table:table-cell table:style-name="ce6" table:formula="of:=ROUND((SUM([.$B77:.BS77])/COUNT([.$B77:.BS77]));0)" office:value-type="float" office:value="0" calcext:value-type="float">
            <text:p>0</text:p>
          </table:table-cell>
          <table:table-cell table:style-name="ce6" table:formula="of:=ROUND((SUM([.$B77:.BT77])/COUNT([.$B77:.BT77]));0)" office:value-type="float" office:value="0" calcext:value-type="float">
            <text:p>0</text:p>
          </table:table-cell>
          <table:table-cell table:style-name="ce6" table:formula="of:=ROUND((SUM([.$B77:.BU77])/COUNT([.$B77:.BU77]));0)" office:value-type="float" office:value="0" calcext:value-type="float">
            <text:p>0</text:p>
          </table:table-cell>
          <table:table-cell table:style-name="ce6" table:formula="of:=ROUND((SUM([.$B77:.BV77])/COUNT([.$B77:.BV77]));0)" office:value-type="float" office:value="0" calcext:value-type="float">
            <text:p>0</text:p>
          </table:table-cell>
          <table:table-cell table:style-name="ce6" table:formula="of:=ROUND((SUM([.$B77:.BW77])/COUNT([.$B77:.BW77]));0)" office:value-type="float" office:value="0" calcext:value-type="float">
            <text:p>0</text:p>
          </table:table-cell>
          <table:table-cell table:style-name="ce6" table:formula="of:=ROUND((SUM([.$B77:.BX77])/COUNT([.$B77:.BX77]));0)" office:value-type="float" office:value="0" calcext:value-type="float">
            <text:p>0</text:p>
          </table:table-cell>
          <table:table-cell table:style-name="ce6" table:formula="of:=ROUND((SUM([.$B77:.BY77])/COUNT([.$B77:.BY77]));0)" office:value-type="float" office:value="0" calcext:value-type="float">
            <text:p>0</text:p>
          </table:table-cell>
          <table:table-cell table:style-name="ce6" table:formula="of:=ROUND((SUM([.$B77:.BZ77])/COUNT([.$B77:.BZ77]));0)" office:value-type="float" office:value="0" calcext:value-type="float">
            <text:p>0</text:p>
          </table:table-cell>
          <table:table-cell table:style-name="ce6" table:formula="of:=ROUND((SUM([.$B77:.CA77])/COUNT([.$B77:.CA77]));0)" office:value-type="float" office:value="0" calcext:value-type="float">
            <text:p>0</text:p>
          </table:table-cell>
          <table:table-cell table:style-name="ce6" table:formula="of:=ROUND((SUM([.$B77:.CB77])/COUNT([.$B77:.CB77]));0)" office:value-type="float" office:value="0" calcext:value-type="float">
            <text:p>0</text:p>
          </table:table-cell>
          <table:table-cell table:style-name="ce6" table:formula="of:=ROUND((SUM([.$B77:.CC77])/COUNT([.$B77:.CC77]));0)" office:value-type="float" office:value="0" calcext:value-type="float">
            <text:p>0</text:p>
          </table:table-cell>
          <table:table-cell table:style-name="ce6" table:formula="of:=ROUND((SUM([.$B77:.CD77])/COUNT([.$B77:.CD77]));0)" office:value-type="float" office:value="0" calcext:value-type="float">
            <text:p>0</text:p>
          </table:table-cell>
          <table:table-cell table:style-name="ce6" table:formula="of:=ROUND((SUM([.$B77:.CE77])/COUNT([.$B77:.CE77]));0)" office:value-type="float" office:value="0" calcext:value-type="float">
            <text:p>0</text:p>
          </table:table-cell>
          <table:table-cell table:style-name="ce6" table:formula="of:=ROUND((SUM([.$B77:.CF77])/COUNT([.$B77:.CF77]));0)" office:value-type="float" office:value="0" calcext:value-type="float">
            <text:p>0</text:p>
          </table:table-cell>
          <table:table-cell table:style-name="ce6" table:formula="of:=ROUND((SUM([.$B77:.CG77])/COUNT([.$B77:.CG77]));0)" office:value-type="float" office:value="0" calcext:value-type="float">
            <text:p>0</text:p>
          </table:table-cell>
          <table:table-cell table:style-name="ce6" table:formula="of:=ROUND((SUM([.$B77:.CH77])/COUNT([.$B77:.CH77]));0)" office:value-type="float" office:value="0" calcext:value-type="float">
            <text:p>0</text:p>
          </table:table-cell>
          <table:table-cell table:style-name="ce6" table:formula="of:=ROUND((SUM([.$B77:.CI77])/COUNT([.$B77:.CI77]));0)" office:value-type="float" office:value="0" calcext:value-type="float">
            <text:p>0</text:p>
          </table:table-cell>
          <table:table-cell table:style-name="ce6" table:formula="of:=ROUND((SUM([.$B77:.CJ77])/COUNT([.$B77:.CJ77]));0)" office:value-type="float" office:value="0" calcext:value-type="float">
            <text:p>0</text:p>
          </table:table-cell>
          <table:table-cell table:style-name="ce6" table:formula="of:=ROUND((SUM([.$B77:.CK77])/COUNT([.$B77:.CK77]));0)" office:value-type="float" office:value="0" calcext:value-type="float">
            <text:p>0</text:p>
          </table:table-cell>
          <table:table-cell table:number-columns-repeated="100"/>
        </table:table-row>
        <table:table-row table:style-name="ro2">
          <table:table-cell table:number-columns-repeated="12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table:formula="of:=ROUND((SUM([.$B78:.B78])/COUNT([.$B78:.B78]));0)" office:value-type="float" office:value="1" calcext:value-type="float">
            <text:p>1</text:p>
          </table:table-cell>
          <table:table-cell table:style-name="ce6" table:formula="of:=ROUND((SUM([.$B78:.C78])/COUNT([.$B78:.C78]));0)" office:value-type="float" office:value="1" calcext:value-type="float">
            <text:p>1</text:p>
          </table:table-cell>
          <table:table-cell table:style-name="ce6" table:formula="of:=ROUND((SUM([.$B78:.D78])/COUNT([.$B78:.D78]));0)" office:value-type="float" office:value="1" calcext:value-type="float">
            <text:p>1</text:p>
          </table:table-cell>
          <table:table-cell table:style-name="ce6" table:formula="of:=ROUND((SUM([.$B78:.E78])/COUNT([.$B78:.E78]));0)" office:value-type="float" office:value="1" calcext:value-type="float">
            <text:p>1</text:p>
          </table:table-cell>
          <table:table-cell table:style-name="ce6" table:formula="of:=ROUND((SUM([.$B78:.F78])/COUNT([.$B78:.F78]));0)" office:value-type="float" office:value="1" calcext:value-type="float">
            <text:p>1</text:p>
          </table:table-cell>
          <table:table-cell table:style-name="ce6" table:formula="of:=ROUND((SUM([.$B78:.G78])/COUNT([.$B78:.G78]));0)" office:value-type="float" office:value="1" calcext:value-type="float">
            <text:p>1</text:p>
          </table:table-cell>
          <table:table-cell table:style-name="ce6" table:formula="of:=ROUND((SUM([.$B78:.H78])/COUNT([.$B78:.H78]));0)" office:value-type="float" office:value="1" calcext:value-type="float">
            <text:p>1</text:p>
          </table:table-cell>
          <table:table-cell table:style-name="ce6" table:formula="of:=ROUND((SUM([.$B78:.I78])/COUNT([.$B78:.I78]));0)" office:value-type="float" office:value="1" calcext:value-type="float">
            <text:p>1</text:p>
          </table:table-cell>
          <table:table-cell table:style-name="ce6" table:formula="of:=ROUND((SUM([.$B78:.J78])/COUNT([.$B78:.J78]));0)" office:value-type="float" office:value="1" calcext:value-type="float">
            <text:p>1</text:p>
          </table:table-cell>
          <table:table-cell table:style-name="ce6" table:formula="of:=ROUND((SUM([.$B78:.K78])/COUNT([.$B78:.K78]));0)" office:value-type="float" office:value="1" calcext:value-type="float">
            <text:p>1</text:p>
          </table:table-cell>
          <table:table-cell table:style-name="ce6" table:formula="of:=ROUND((SUM([.$B78:.L78])/COUNT([.$B78:.L78]));0)" office:value-type="float" office:value="1" calcext:value-type="float">
            <text:p>1</text:p>
          </table:table-cell>
          <table:table-cell table:style-name="ce6" table:formula="of:=ROUND((SUM([.$B78:.M78])/COUNT([.$B78:.M78]));0)" office:value-type="float" office:value="1" calcext:value-type="float">
            <text:p>1</text:p>
          </table:table-cell>
          <table:table-cell table:style-name="ce6" table:formula="of:=ROUND((SUM([.$B78:.N78])/COUNT([.$B78:.N78]));0)" office:value-type="float" office:value="1" calcext:value-type="float">
            <text:p>1</text:p>
          </table:table-cell>
          <table:table-cell table:style-name="ce6" table:formula="of:=ROUND((SUM([.$B78:.O78])/COUNT([.$B78:.O78]));0)" office:value-type="float" office:value="1" calcext:value-type="float">
            <text:p>1</text:p>
          </table:table-cell>
          <table:table-cell table:style-name="ce6" table:formula="of:=ROUND((SUM([.$B78:.P78])/COUNT([.$B78:.P78]));0)" office:value-type="float" office:value="1" calcext:value-type="float">
            <text:p>1</text:p>
          </table:table-cell>
          <table:table-cell table:style-name="ce6" table:formula="of:=ROUND((SUM([.$B78:.Q78])/COUNT([.$B78:.Q78]));0)" office:value-type="float" office:value="1" calcext:value-type="float">
            <text:p>1</text:p>
          </table:table-cell>
          <table:table-cell table:style-name="ce6" table:formula="of:=ROUND((SUM([.$B78:.R78])/COUNT([.$B78:.R78]));0)" office:value-type="float" office:value="1" calcext:value-type="float">
            <text:p>1</text:p>
          </table:table-cell>
          <table:table-cell table:style-name="ce6" table:formula="of:=ROUND((SUM([.$B78:.S78])/COUNT([.$B78:.S78]));0)" office:value-type="float" office:value="1" calcext:value-type="float">
            <text:p>1</text:p>
          </table:table-cell>
          <table:table-cell table:style-name="ce6" table:formula="of:=ROUND((SUM([.$B78:.T78])/COUNT([.$B78:.T78]));0)" office:value-type="float" office:value="1" calcext:value-type="float">
            <text:p>1</text:p>
          </table:table-cell>
          <table:table-cell table:style-name="ce6" table:formula="of:=ROUND((SUM([.$B78:.U78])/COUNT([.$B78:.U78]));0)" office:value-type="float" office:value="1" calcext:value-type="float">
            <text:p>1</text:p>
          </table:table-cell>
          <table:table-cell table:style-name="ce6" table:formula="of:=ROUND((SUM([.$B78:.V78])/COUNT([.$B78:.V78]));0)" office:value-type="float" office:value="1" calcext:value-type="float">
            <text:p>1</text:p>
          </table:table-cell>
          <table:table-cell table:style-name="ce6" table:formula="of:=ROUND((SUM([.$B78:.W78])/COUNT([.$B78:.W78]));0)" office:value-type="float" office:value="1" calcext:value-type="float">
            <text:p>1</text:p>
          </table:table-cell>
          <table:table-cell table:style-name="ce6" table:formula="of:=ROUND((SUM([.$B78:.X78])/COUNT([.$B78:.X78]));0)" office:value-type="float" office:value="1" calcext:value-type="float">
            <text:p>1</text:p>
          </table:table-cell>
          <table:table-cell table:style-name="ce6" table:formula="of:=ROUND((SUM([.$B78:.Y78])/COUNT([.$B78:.Y78]));0)" office:value-type="float" office:value="1" calcext:value-type="float">
            <text:p>1</text:p>
          </table:table-cell>
          <table:table-cell table:style-name="ce6" table:formula="of:=ROUND((SUM([.$B78:.Z78])/COUNT([.$B78:.Z78]));0)" office:value-type="float" office:value="1" calcext:value-type="float">
            <text:p>1</text:p>
          </table:table-cell>
          <table:table-cell table:style-name="ce6" table:formula="of:=ROUND((SUM([.$B78:.AA78])/COUNT([.$B78:.AA78]));0)" office:value-type="float" office:value="1" calcext:value-type="float">
            <text:p>1</text:p>
          </table:table-cell>
          <table:table-cell table:style-name="ce6" table:formula="of:=ROUND((SUM([.$B78:.AB78])/COUNT([.$B78:.AB78]));0)" office:value-type="float" office:value="1" calcext:value-type="float">
            <text:p>1</text:p>
          </table:table-cell>
          <table:table-cell table:style-name="ce6" table:formula="of:=ROUND((SUM([.$B78:.AC78])/COUNT([.$B78:.AC78]));0)" office:value-type="float" office:value="1" calcext:value-type="float">
            <text:p>1</text:p>
          </table:table-cell>
          <table:table-cell table:style-name="ce6" table:formula="of:=ROUND((SUM([.$B78:.AD78])/COUNT([.$B78:.AD78]));0)" office:value-type="float" office:value="1" calcext:value-type="float">
            <text:p>1</text:p>
          </table:table-cell>
          <table:table-cell table:style-name="ce6" table:formula="of:=ROUND((SUM([.$B78:.AE78])/COUNT([.$B78:.AE78]));0)" office:value-type="float" office:value="1" calcext:value-type="float">
            <text:p>1</text:p>
          </table:table-cell>
          <table:table-cell table:style-name="ce6" table:formula="of:=ROUND((SUM([.$B78:.AF78])/COUNT([.$B78:.AF78]));0)" office:value-type="float" office:value="1" calcext:value-type="float">
            <text:p>1</text:p>
          </table:table-cell>
          <table:table-cell table:style-name="ce6" table:formula="of:=ROUND((SUM([.$B78:.AG78])/COUNT([.$B78:.AG78]));0)" office:value-type="float" office:value="1" calcext:value-type="float">
            <text:p>1</text:p>
          </table:table-cell>
          <table:table-cell table:style-name="ce6" table:formula="of:=ROUND((SUM([.$B78:.AH78])/COUNT([.$B78:.AH78]));0)" office:value-type="float" office:value="1" calcext:value-type="float">
            <text:p>1</text:p>
          </table:table-cell>
          <table:table-cell table:style-name="ce6" table:formula="of:=ROUND((SUM([.$B78:.AI78])/COUNT([.$B78:.AI78]));0)" office:value-type="float" office:value="1" calcext:value-type="float">
            <text:p>1</text:p>
          </table:table-cell>
          <table:table-cell table:style-name="ce6" table:formula="of:=ROUND((SUM([.$B78:.AJ78])/COUNT([.$B78:.AJ78]));0)" office:value-type="float" office:value="1" calcext:value-type="float">
            <text:p>1</text:p>
          </table:table-cell>
          <table:table-cell table:style-name="ce6" table:formula="of:=ROUND((SUM([.$B78:.AK78])/COUNT([.$B78:.AK78]));0)" office:value-type="float" office:value="1" calcext:value-type="float">
            <text:p>1</text:p>
          </table:table-cell>
          <table:table-cell table:style-name="ce6" table:formula="of:=ROUND((SUM([.$B78:.AL78])/COUNT([.$B78:.AL78]));0)" office:value-type="float" office:value="1" calcext:value-type="float">
            <text:p>1</text:p>
          </table:table-cell>
          <table:table-cell table:style-name="ce6" table:formula="of:=ROUND((SUM([.$B78:.AM78])/COUNT([.$B78:.AM78]));0)" office:value-type="float" office:value="1" calcext:value-type="float">
            <text:p>1</text:p>
          </table:table-cell>
          <table:table-cell table:style-name="ce6" table:formula="of:=ROUND((SUM([.$B78:.AN78])/COUNT([.$B78:.AN78]));0)" office:value-type="float" office:value="1" calcext:value-type="float">
            <text:p>1</text:p>
          </table:table-cell>
          <table:table-cell table:style-name="ce6" table:formula="of:=ROUND((SUM([.$B78:.AO78])/COUNT([.$B78:.AO78]));0)" office:value-type="float" office:value="1" calcext:value-type="float">
            <text:p>1</text:p>
          </table:table-cell>
          <table:table-cell table:style-name="ce6" table:formula="of:=ROUND((SUM([.$B78:.AP78])/COUNT([.$B78:.AP78]));0)" office:value-type="float" office:value="1" calcext:value-type="float">
            <text:p>1</text:p>
          </table:table-cell>
          <table:table-cell table:style-name="ce6" table:formula="of:=ROUND((SUM([.$B78:.AQ78])/COUNT([.$B78:.AQ78]));0)" office:value-type="float" office:value="1" calcext:value-type="float">
            <text:p>1</text:p>
          </table:table-cell>
          <table:table-cell table:style-name="ce6" table:formula="of:=ROUND((SUM([.$B78:.AR78])/COUNT([.$B78:.AR78]));0)" office:value-type="float" office:value="1" calcext:value-type="float">
            <text:p>1</text:p>
          </table:table-cell>
          <table:table-cell table:style-name="ce6" table:formula="of:=ROUND((SUM([.$B78:.AS78])/COUNT([.$B78:.AS78]));0)" office:value-type="float" office:value="1" calcext:value-type="float">
            <text:p>1</text:p>
          </table:table-cell>
          <table:table-cell table:style-name="ce6" table:formula="of:=ROUND((SUM([.$B78:.AT78])/COUNT([.$B78:.AT78]));0)" office:value-type="float" office:value="1" calcext:value-type="float">
            <text:p>1</text:p>
          </table:table-cell>
          <table:table-cell table:style-name="ce6" table:formula="of:=ROUND((SUM([.$B78:.AU78])/COUNT([.$B78:.AU78]));0)" office:value-type="float" office:value="1" calcext:value-type="float">
            <text:p>1</text:p>
          </table:table-cell>
          <table:table-cell table:style-name="ce6" table:formula="of:=ROUND((SUM([.$B78:.AV78])/COUNT([.$B78:.AV78]));0)" office:value-type="float" office:value="1" calcext:value-type="float">
            <text:p>1</text:p>
          </table:table-cell>
          <table:table-cell table:style-name="ce6" table:formula="of:=ROUND((SUM([.$B78:.AW78])/COUNT([.$B78:.AW78]));0)" office:value-type="float" office:value="1" calcext:value-type="float">
            <text:p>1</text:p>
          </table:table-cell>
          <table:table-cell table:style-name="ce6" table:formula="of:=ROUND((SUM([.$B78:.AX78])/COUNT([.$B78:.AX78]));0)" office:value-type="float" office:value="1" calcext:value-type="float">
            <text:p>1</text:p>
          </table:table-cell>
          <table:table-cell table:style-name="ce6" table:formula="of:=ROUND((SUM([.$B78:.AY78])/COUNT([.$B78:.AY78]));0)" office:value-type="float" office:value="1" calcext:value-type="float">
            <text:p>1</text:p>
          </table:table-cell>
          <table:table-cell table:style-name="ce6" table:formula="of:=ROUND((SUM([.$B78:.AZ78])/COUNT([.$B78:.AZ78]));0)" office:value-type="float" office:value="1" calcext:value-type="float">
            <text:p>1</text:p>
          </table:table-cell>
          <table:table-cell table:style-name="ce6" table:formula="of:=ROUND((SUM([.$B78:.BA78])/COUNT([.$B78:.BA78]));0)" office:value-type="float" office:value="1" calcext:value-type="float">
            <text:p>1</text:p>
          </table:table-cell>
          <table:table-cell table:style-name="ce6" table:formula="of:=ROUND((SUM([.$B78:.BB78])/COUNT([.$B78:.BB78]));0)" office:value-type="float" office:value="1" calcext:value-type="float">
            <text:p>1</text:p>
          </table:table-cell>
          <table:table-cell table:style-name="ce6" table:formula="of:=ROUND((SUM([.$B78:.BC78])/COUNT([.$B78:.BC78]));0)" office:value-type="float" office:value="1" calcext:value-type="float">
            <text:p>1</text:p>
          </table:table-cell>
          <table:table-cell table:style-name="ce6" table:formula="of:=ROUND((SUM([.$B78:.BD78])/COUNT([.$B78:.BD78]));0)" office:value-type="float" office:value="1" calcext:value-type="float">
            <text:p>1</text:p>
          </table:table-cell>
          <table:table-cell table:style-name="ce6" table:formula="of:=ROUND((SUM([.$B78:.BE78])/COUNT([.$B78:.BE78]));0)" office:value-type="float" office:value="1" calcext:value-type="float">
            <text:p>1</text:p>
          </table:table-cell>
          <table:table-cell table:style-name="ce6" table:formula="of:=ROUND((SUM([.$B78:.BF78])/COUNT([.$B78:.BF78]));0)" office:value-type="float" office:value="1" calcext:value-type="float">
            <text:p>1</text:p>
          </table:table-cell>
          <table:table-cell table:style-name="ce6" table:formula="of:=ROUND((SUM([.$B78:.BG78])/COUNT([.$B78:.BG78]));0)" office:value-type="float" office:value="1" calcext:value-type="float">
            <text:p>1</text:p>
          </table:table-cell>
          <table:table-cell table:style-name="ce6" table:formula="of:=ROUND((SUM([.$B78:.BH78])/COUNT([.$B78:.BH78]));0)" office:value-type="float" office:value="1" calcext:value-type="float">
            <text:p>1</text:p>
          </table:table-cell>
          <table:table-cell table:style-name="ce6" table:formula="of:=ROUND((SUM([.$B78:.BI78])/COUNT([.$B78:.BI78]));0)" office:value-type="float" office:value="1" calcext:value-type="float">
            <text:p>1</text:p>
          </table:table-cell>
          <table:table-cell table:style-name="ce6" table:formula="of:=ROUND((SUM([.$B78:.BJ78])/COUNT([.$B78:.BJ78]));0)" office:value-type="float" office:value="1" calcext:value-type="float">
            <text:p>1</text:p>
          </table:table-cell>
          <table:table-cell table:style-name="ce6" table:formula="of:=ROUND((SUM([.$B78:.BK78])/COUNT([.$B78:.BK78]));0)" office:value-type="float" office:value="1" calcext:value-type="float">
            <text:p>1</text:p>
          </table:table-cell>
          <table:table-cell table:style-name="ce6" table:formula="of:=ROUND((SUM([.$B78:.BL78])/COUNT([.$B78:.BL78]));0)" office:value-type="float" office:value="1" calcext:value-type="float">
            <text:p>1</text:p>
          </table:table-cell>
          <table:table-cell table:style-name="ce6" table:formula="of:=ROUND((SUM([.$B78:.BM78])/COUNT([.$B78:.BM78]));0)" office:value-type="float" office:value="1" calcext:value-type="float">
            <text:p>1</text:p>
          </table:table-cell>
          <table:table-cell table:style-name="ce6" table:formula="of:=ROUND((SUM([.$B78:.BN78])/COUNT([.$B78:.BN78]));0)" office:value-type="float" office:value="1" calcext:value-type="float">
            <text:p>1</text:p>
          </table:table-cell>
          <table:table-cell table:style-name="ce6" table:formula="of:=ROUND((SUM([.$B78:.BO78])/COUNT([.$B78:.BO78]));0)" office:value-type="float" office:value="1" calcext:value-type="float">
            <text:p>1</text:p>
          </table:table-cell>
          <table:table-cell table:style-name="ce6" table:formula="of:=ROUND((SUM([.$B78:.BP78])/COUNT([.$B78:.BP78]));0)" office:value-type="float" office:value="1" calcext:value-type="float">
            <text:p>1</text:p>
          </table:table-cell>
          <table:table-cell table:style-name="ce6" table:formula="of:=ROUND((SUM([.$B78:.BQ78])/COUNT([.$B78:.BQ78]));0)" office:value-type="float" office:value="1" calcext:value-type="float">
            <text:p>1</text:p>
          </table:table-cell>
          <table:table-cell table:style-name="ce6" table:formula="of:=ROUND((SUM([.$B78:.BR78])/COUNT([.$B78:.BR78]));0)" office:value-type="float" office:value="1" calcext:value-type="float">
            <text:p>1</text:p>
          </table:table-cell>
          <table:table-cell table:style-name="ce6" table:formula="of:=ROUND((SUM([.$B78:.BS78])/COUNT([.$B78:.BS78]));0)" office:value-type="float" office:value="1" calcext:value-type="float">
            <text:p>1</text:p>
          </table:table-cell>
          <table:table-cell table:style-name="ce6" table:formula="of:=ROUND((SUM([.$B78:.BT78])/COUNT([.$B78:.BT78]));0)" office:value-type="float" office:value="1" calcext:value-type="float">
            <text:p>1</text:p>
          </table:table-cell>
          <table:table-cell table:style-name="ce6" table:formula="of:=ROUND((SUM([.$B78:.BU78])/COUNT([.$B78:.BU78]));0)" office:value-type="float" office:value="1" calcext:value-type="float">
            <text:p>1</text:p>
          </table:table-cell>
          <table:table-cell table:style-name="ce6" table:formula="of:=ROUND((SUM([.$B78:.BV78])/COUNT([.$B78:.BV78]));0)" office:value-type="float" office:value="1" calcext:value-type="float">
            <text:p>1</text:p>
          </table:table-cell>
          <table:table-cell table:style-name="ce6" table:formula="of:=ROUND((SUM([.$B78:.BW78])/COUNT([.$B78:.BW78]));0)" office:value-type="float" office:value="1" calcext:value-type="float">
            <text:p>1</text:p>
          </table:table-cell>
          <table:table-cell table:style-name="ce6" table:formula="of:=ROUND((SUM([.$B78:.BX78])/COUNT([.$B78:.BX78]));0)" office:value-type="float" office:value="1" calcext:value-type="float">
            <text:p>1</text:p>
          </table:table-cell>
          <table:table-cell table:style-name="ce6" table:formula="of:=ROUND((SUM([.$B78:.BY78])/COUNT([.$B78:.BY78]));0)" office:value-type="float" office:value="1" calcext:value-type="float">
            <text:p>1</text:p>
          </table:table-cell>
          <table:table-cell table:style-name="ce6" table:formula="of:=ROUND((SUM([.$B78:.BZ78])/COUNT([.$B78:.BZ78]));0)" office:value-type="float" office:value="1" calcext:value-type="float">
            <text:p>1</text:p>
          </table:table-cell>
          <table:table-cell table:style-name="ce6" table:formula="of:=ROUND((SUM([.$B78:.CA78])/COUNT([.$B78:.CA78]));0)" office:value-type="float" office:value="1" calcext:value-type="float">
            <text:p>1</text:p>
          </table:table-cell>
          <table:table-cell table:style-name="ce6" table:formula="of:=ROUND((SUM([.$B78:.CB78])/COUNT([.$B78:.CB78]));0)" office:value-type="float" office:value="1" calcext:value-type="float">
            <text:p>1</text:p>
          </table:table-cell>
          <table:table-cell table:style-name="ce6" table:formula="of:=ROUND((SUM([.$B78:.CC78])/COUNT([.$B78:.CC78]));0)" office:value-type="float" office:value="1" calcext:value-type="float">
            <text:p>1</text:p>
          </table:table-cell>
          <table:table-cell table:style-name="ce6" table:formula="of:=ROUND((SUM([.$B78:.CD78])/COUNT([.$B78:.CD78]));0)" office:value-type="float" office:value="1" calcext:value-type="float">
            <text:p>1</text:p>
          </table:table-cell>
          <table:table-cell table:style-name="ce6" table:formula="of:=ROUND((SUM([.$B78:.CE78])/COUNT([.$B78:.CE78]));0)" office:value-type="float" office:value="1" calcext:value-type="float">
            <text:p>1</text:p>
          </table:table-cell>
          <table:table-cell table:style-name="ce6" table:formula="of:=ROUND((SUM([.$B78:.CF78])/COUNT([.$B78:.CF78]));0)" office:value-type="float" office:value="1" calcext:value-type="float">
            <text:p>1</text:p>
          </table:table-cell>
          <table:table-cell table:style-name="ce6" table:formula="of:=ROUND((SUM([.$B78:.CG78])/COUNT([.$B78:.CG78]));0)" office:value-type="float" office:value="1" calcext:value-type="float">
            <text:p>1</text:p>
          </table:table-cell>
          <table:table-cell table:style-name="ce6" table:formula="of:=ROUND((SUM([.$B78:.CH78])/COUNT([.$B78:.CH78]));0)" office:value-type="float" office:value="1" calcext:value-type="float">
            <text:p>1</text:p>
          </table:table-cell>
          <table:table-cell table:style-name="ce6" table:formula="of:=ROUND((SUM([.$B78:.CI78])/COUNT([.$B78:.CI78]));0)" office:value-type="float" office:value="1" calcext:value-type="float">
            <text:p>1</text:p>
          </table:table-cell>
          <table:table-cell table:style-name="ce6" table:formula="of:=ROUND((SUM([.$B78:.CJ78])/COUNT([.$B78:.CJ78]));0)" office:value-type="float" office:value="1" calcext:value-type="float">
            <text:p>1</text:p>
          </table:table-cell>
          <table:table-cell table:style-name="ce6" table:formula="of:=ROUND((SUM([.$B78:.CK78])/COUNT([.$B78:.CK78]));0)" office:value-type="float" office:value="1" calcext:value-type="float">
            <text:p>1</text:p>
          </table:table-cell>
          <table:table-cell table:number-columns-repeated="100"/>
        </table:table-row>
        <table:table-row table:style-name="ro2">
          <table:table-cell table:number-columns-repeated="14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formula="of:=ROUND((SUM([.$B79:.B79])/COUNT([.$B79:.B79]));0)" office:value-type="float" office:value="1" calcext:value-type="float">
            <text:p>1</text:p>
          </table:table-cell>
          <table:table-cell table:style-name="ce6" table:formula="of:=ROUND((SUM([.$B79:.C79])/COUNT([.$B79:.C79]));0)" office:value-type="float" office:value="1" calcext:value-type="float">
            <text:p>1</text:p>
          </table:table-cell>
          <table:table-cell table:style-name="ce6" table:formula="of:=ROUND((SUM([.$B79:.D79])/COUNT([.$B79:.D79]));0)" office:value-type="float" office:value="1" calcext:value-type="float">
            <text:p>1</text:p>
          </table:table-cell>
          <table:table-cell table:style-name="ce6" table:formula="of:=ROUND((SUM([.$B79:.E79])/COUNT([.$B79:.E79]));0)" office:value-type="float" office:value="1" calcext:value-type="float">
            <text:p>1</text:p>
          </table:table-cell>
          <table:table-cell table:style-name="ce6" table:formula="of:=ROUND((SUM([.$B79:.F79])/COUNT([.$B79:.F79]));0)" office:value-type="float" office:value="1" calcext:value-type="float">
            <text:p>1</text:p>
          </table:table-cell>
          <table:table-cell table:style-name="ce6" table:formula="of:=ROUND((SUM([.$B79:.G79])/COUNT([.$B79:.G79]));0)" office:value-type="float" office:value="1" calcext:value-type="float">
            <text:p>1</text:p>
          </table:table-cell>
          <table:table-cell table:style-name="ce6" table:formula="of:=ROUND((SUM([.$B79:.H79])/COUNT([.$B79:.H79]));0)" office:value-type="float" office:value="1" calcext:value-type="float">
            <text:p>1</text:p>
          </table:table-cell>
          <table:table-cell table:style-name="ce6" table:formula="of:=ROUND((SUM([.$B79:.I79])/COUNT([.$B79:.I79]));0)" office:value-type="float" office:value="1" calcext:value-type="float">
            <text:p>1</text:p>
          </table:table-cell>
          <table:table-cell table:style-name="ce6" table:formula="of:=ROUND((SUM([.$B79:.J79])/COUNT([.$B79:.J79]));0)" office:value-type="float" office:value="1" calcext:value-type="float">
            <text:p>1</text:p>
          </table:table-cell>
          <table:table-cell table:style-name="ce6" table:formula="of:=ROUND((SUM([.$B79:.K79])/COUNT([.$B79:.K79]));0)" office:value-type="float" office:value="1" calcext:value-type="float">
            <text:p>1</text:p>
          </table:table-cell>
          <table:table-cell table:style-name="ce6" table:formula="of:=ROUND((SUM([.$B79:.L79])/COUNT([.$B79:.L79]));0)" office:value-type="float" office:value="1" calcext:value-type="float">
            <text:p>1</text:p>
          </table:table-cell>
          <table:table-cell table:style-name="ce6" table:formula="of:=ROUND((SUM([.$B79:.M79])/COUNT([.$B79:.M79]));0)" office:value-type="float" office:value="1" calcext:value-type="float">
            <text:p>1</text:p>
          </table:table-cell>
          <table:table-cell table:style-name="ce6" table:formula="of:=ROUND((SUM([.$B79:.N79])/COUNT([.$B79:.N79]));0)" office:value-type="float" office:value="1" calcext:value-type="float">
            <text:p>1</text:p>
          </table:table-cell>
          <table:table-cell table:style-name="ce6" table:formula="of:=ROUND((SUM([.$B79:.O79])/COUNT([.$B79:.O79]));0)" office:value-type="float" office:value="1" calcext:value-type="float">
            <text:p>1</text:p>
          </table:table-cell>
          <table:table-cell table:style-name="ce6" table:formula="of:=ROUND((SUM([.$B79:.P79])/COUNT([.$B79:.P79]));0)" office:value-type="float" office:value="1" calcext:value-type="float">
            <text:p>1</text:p>
          </table:table-cell>
          <table:table-cell table:style-name="ce6" table:formula="of:=ROUND((SUM([.$B79:.Q79])/COUNT([.$B79:.Q79]));0)" office:value-type="float" office:value="1" calcext:value-type="float">
            <text:p>1</text:p>
          </table:table-cell>
          <table:table-cell table:style-name="ce6" table:formula="of:=ROUND((SUM([.$B79:.R79])/COUNT([.$B79:.R79]));0)" office:value-type="float" office:value="1" calcext:value-type="float">
            <text:p>1</text:p>
          </table:table-cell>
          <table:table-cell table:style-name="ce6" table:formula="of:=ROUND((SUM([.$B79:.S79])/COUNT([.$B79:.S79]));0)" office:value-type="float" office:value="1" calcext:value-type="float">
            <text:p>1</text:p>
          </table:table-cell>
          <table:table-cell table:style-name="ce6" table:formula="of:=ROUND((SUM([.$B79:.T79])/COUNT([.$B79:.T79]));0)" office:value-type="float" office:value="1" calcext:value-type="float">
            <text:p>1</text:p>
          </table:table-cell>
          <table:table-cell table:style-name="ce6" table:formula="of:=ROUND((SUM([.$B79:.U79])/COUNT([.$B79:.U79]));0)" office:value-type="float" office:value="1" calcext:value-type="float">
            <text:p>1</text:p>
          </table:table-cell>
          <table:table-cell table:style-name="ce6" table:formula="of:=ROUND((SUM([.$B79:.V79])/COUNT([.$B79:.V79]));0)" office:value-type="float" office:value="1" calcext:value-type="float">
            <text:p>1</text:p>
          </table:table-cell>
          <table:table-cell table:style-name="ce6" table:formula="of:=ROUND((SUM([.$B79:.W79])/COUNT([.$B79:.W79]));0)" office:value-type="float" office:value="1" calcext:value-type="float">
            <text:p>1</text:p>
          </table:table-cell>
          <table:table-cell table:style-name="ce6" table:formula="of:=ROUND((SUM([.$B79:.X79])/COUNT([.$B79:.X79]));0)" office:value-type="float" office:value="1" calcext:value-type="float">
            <text:p>1</text:p>
          </table:table-cell>
          <table:table-cell table:style-name="ce6" table:formula="of:=ROUND((SUM([.$B79:.Y79])/COUNT([.$B79:.Y79]));0)" office:value-type="float" office:value="1" calcext:value-type="float">
            <text:p>1</text:p>
          </table:table-cell>
          <table:table-cell table:style-name="ce6" table:formula="of:=ROUND((SUM([.$B79:.Z79])/COUNT([.$B79:.Z79]));0)" office:value-type="float" office:value="1" calcext:value-type="float">
            <text:p>1</text:p>
          </table:table-cell>
          <table:table-cell table:style-name="ce6" table:formula="of:=ROUND((SUM([.$B79:.AA79])/COUNT([.$B79:.AA79]));0)" office:value-type="float" office:value="1" calcext:value-type="float">
            <text:p>1</text:p>
          </table:table-cell>
          <table:table-cell table:style-name="ce6" table:formula="of:=ROUND((SUM([.$B79:.AB79])/COUNT([.$B79:.AB79]));0)" office:value-type="float" office:value="1" calcext:value-type="float">
            <text:p>1</text:p>
          </table:table-cell>
          <table:table-cell table:style-name="ce6" table:formula="of:=ROUND((SUM([.$B79:.AC79])/COUNT([.$B79:.AC79]));0)" office:value-type="float" office:value="1" calcext:value-type="float">
            <text:p>1</text:p>
          </table:table-cell>
          <table:table-cell table:style-name="ce6" table:formula="of:=ROUND((SUM([.$B79:.AD79])/COUNT([.$B79:.AD79]));0)" office:value-type="float" office:value="1" calcext:value-type="float">
            <text:p>1</text:p>
          </table:table-cell>
          <table:table-cell table:style-name="ce6" table:formula="of:=ROUND((SUM([.$B79:.AE79])/COUNT([.$B79:.AE79]));0)" office:value-type="float" office:value="1" calcext:value-type="float">
            <text:p>1</text:p>
          </table:table-cell>
          <table:table-cell table:style-name="ce6" table:formula="of:=ROUND((SUM([.$B79:.AF79])/COUNT([.$B79:.AF79]));0)" office:value-type="float" office:value="1" calcext:value-type="float">
            <text:p>1</text:p>
          </table:table-cell>
          <table:table-cell table:style-name="ce6" table:formula="of:=ROUND((SUM([.$B79:.AG79])/COUNT([.$B79:.AG79]));0)" office:value-type="float" office:value="1" calcext:value-type="float">
            <text:p>1</text:p>
          </table:table-cell>
          <table:table-cell table:style-name="ce6" table:formula="of:=ROUND((SUM([.$B79:.AH79])/COUNT([.$B79:.AH79]));0)" office:value-type="float" office:value="1" calcext:value-type="float">
            <text:p>1</text:p>
          </table:table-cell>
          <table:table-cell table:style-name="ce6" table:formula="of:=ROUND((SUM([.$B79:.AI79])/COUNT([.$B79:.AI79]));0)" office:value-type="float" office:value="1" calcext:value-type="float">
            <text:p>1</text:p>
          </table:table-cell>
          <table:table-cell table:style-name="ce6" table:formula="of:=ROUND((SUM([.$B79:.AJ79])/COUNT([.$B79:.AJ79]));0)" office:value-type="float" office:value="1" calcext:value-type="float">
            <text:p>1</text:p>
          </table:table-cell>
          <table:table-cell table:style-name="ce6" table:formula="of:=ROUND((SUM([.$B79:.AK79])/COUNT([.$B79:.AK79]));0)" office:value-type="float" office:value="1" calcext:value-type="float">
            <text:p>1</text:p>
          </table:table-cell>
          <table:table-cell table:style-name="ce6" table:formula="of:=ROUND((SUM([.$B79:.AL79])/COUNT([.$B79:.AL79]));0)" office:value-type="float" office:value="1" calcext:value-type="float">
            <text:p>1</text:p>
          </table:table-cell>
          <table:table-cell table:style-name="ce6" table:formula="of:=ROUND((SUM([.$B79:.AM79])/COUNT([.$B79:.AM79]));0)" office:value-type="float" office:value="1" calcext:value-type="float">
            <text:p>1</text:p>
          </table:table-cell>
          <table:table-cell table:style-name="ce6" table:formula="of:=ROUND((SUM([.$B79:.AN79])/COUNT([.$B79:.AN79]));0)" office:value-type="float" office:value="1" calcext:value-type="float">
            <text:p>1</text:p>
          </table:table-cell>
          <table:table-cell table:style-name="ce6" table:formula="of:=ROUND((SUM([.$B79:.AO79])/COUNT([.$B79:.AO79]));0)" office:value-type="float" office:value="1" calcext:value-type="float">
            <text:p>1</text:p>
          </table:table-cell>
          <table:table-cell table:style-name="ce6" table:formula="of:=ROUND((SUM([.$B79:.AP79])/COUNT([.$B79:.AP79]));0)" office:value-type="float" office:value="1" calcext:value-type="float">
            <text:p>1</text:p>
          </table:table-cell>
          <table:table-cell table:style-name="ce6" table:formula="of:=ROUND((SUM([.$B79:.AQ79])/COUNT([.$B79:.AQ79]));0)" office:value-type="float" office:value="1" calcext:value-type="float">
            <text:p>1</text:p>
          </table:table-cell>
          <table:table-cell table:style-name="ce6" table:formula="of:=ROUND((SUM([.$B79:.AR79])/COUNT([.$B79:.AR79]));0)" office:value-type="float" office:value="1" calcext:value-type="float">
            <text:p>1</text:p>
          </table:table-cell>
          <table:table-cell table:style-name="ce6" table:formula="of:=ROUND((SUM([.$B79:.AS79])/COUNT([.$B79:.AS79]));0)" office:value-type="float" office:value="1" calcext:value-type="float">
            <text:p>1</text:p>
          </table:table-cell>
          <table:table-cell table:style-name="ce6" table:formula="of:=ROUND((SUM([.$B79:.AT79])/COUNT([.$B79:.AT79]));0)" office:value-type="float" office:value="1" calcext:value-type="float">
            <text:p>1</text:p>
          </table:table-cell>
          <table:table-cell table:style-name="ce6" table:formula="of:=ROUND((SUM([.$B79:.AU79])/COUNT([.$B79:.AU79]));0)" office:value-type="float" office:value="1" calcext:value-type="float">
            <text:p>1</text:p>
          </table:table-cell>
          <table:table-cell table:style-name="ce6" table:formula="of:=ROUND((SUM([.$B79:.AV79])/COUNT([.$B79:.AV79]));0)" office:value-type="float" office:value="1" calcext:value-type="float">
            <text:p>1</text:p>
          </table:table-cell>
          <table:table-cell table:style-name="ce6" table:formula="of:=ROUND((SUM([.$B79:.AW79])/COUNT([.$B79:.AW79]));0)" office:value-type="float" office:value="1" calcext:value-type="float">
            <text:p>1</text:p>
          </table:table-cell>
          <table:table-cell table:style-name="ce6" table:formula="of:=ROUND((SUM([.$B79:.AX79])/COUNT([.$B79:.AX79]));0)" office:value-type="float" office:value="1" calcext:value-type="float">
            <text:p>1</text:p>
          </table:table-cell>
          <table:table-cell table:style-name="ce6" table:formula="of:=ROUND((SUM([.$B79:.AY79])/COUNT([.$B79:.AY79]));0)" office:value-type="float" office:value="1" calcext:value-type="float">
            <text:p>1</text:p>
          </table:table-cell>
          <table:table-cell table:style-name="ce6" table:formula="of:=ROUND((SUM([.$B79:.AZ79])/COUNT([.$B79:.AZ79]));0)" office:value-type="float" office:value="1" calcext:value-type="float">
            <text:p>1</text:p>
          </table:table-cell>
          <table:table-cell table:style-name="ce6" table:formula="of:=ROUND((SUM([.$B79:.BA79])/COUNT([.$B79:.BA79]));0)" office:value-type="float" office:value="1" calcext:value-type="float">
            <text:p>1</text:p>
          </table:table-cell>
          <table:table-cell table:style-name="ce6" table:formula="of:=ROUND((SUM([.$B79:.BB79])/COUNT([.$B79:.BB79]));0)" office:value-type="float" office:value="1" calcext:value-type="float">
            <text:p>1</text:p>
          </table:table-cell>
          <table:table-cell table:style-name="ce6" table:formula="of:=ROUND((SUM([.$B79:.BC79])/COUNT([.$B79:.BC79]));0)" office:value-type="float" office:value="1" calcext:value-type="float">
            <text:p>1</text:p>
          </table:table-cell>
          <table:table-cell table:style-name="ce6" table:formula="of:=ROUND((SUM([.$B79:.BD79])/COUNT([.$B79:.BD79]));0)" office:value-type="float" office:value="1" calcext:value-type="float">
            <text:p>1</text:p>
          </table:table-cell>
          <table:table-cell table:style-name="ce6" table:formula="of:=ROUND((SUM([.$B79:.BE79])/COUNT([.$B79:.BE79]));0)" office:value-type="float" office:value="1" calcext:value-type="float">
            <text:p>1</text:p>
          </table:table-cell>
          <table:table-cell table:style-name="ce6" table:formula="of:=ROUND((SUM([.$B79:.BF79])/COUNT([.$B79:.BF79]));0)" office:value-type="float" office:value="1" calcext:value-type="float">
            <text:p>1</text:p>
          </table:table-cell>
          <table:table-cell table:style-name="ce6" table:formula="of:=ROUND((SUM([.$B79:.BG79])/COUNT([.$B79:.BG79]));0)" office:value-type="float" office:value="1" calcext:value-type="float">
            <text:p>1</text:p>
          </table:table-cell>
          <table:table-cell table:style-name="ce6" table:formula="of:=ROUND((SUM([.$B79:.BH79])/COUNT([.$B79:.BH79]));0)" office:value-type="float" office:value="1" calcext:value-type="float">
            <text:p>1</text:p>
          </table:table-cell>
          <table:table-cell table:style-name="ce6" table:formula="of:=ROUND((SUM([.$B79:.BI79])/COUNT([.$B79:.BI79]));0)" office:value-type="float" office:value="1" calcext:value-type="float">
            <text:p>1</text:p>
          </table:table-cell>
          <table:table-cell table:style-name="ce6" table:formula="of:=ROUND((SUM([.$B79:.BJ79])/COUNT([.$B79:.BJ79]));0)" office:value-type="float" office:value="1" calcext:value-type="float">
            <text:p>1</text:p>
          </table:table-cell>
          <table:table-cell table:style-name="ce6" table:formula="of:=ROUND((SUM([.$B79:.BK79])/COUNT([.$B79:.BK79]));0)" office:value-type="float" office:value="1" calcext:value-type="float">
            <text:p>1</text:p>
          </table:table-cell>
          <table:table-cell table:style-name="ce6" table:formula="of:=ROUND((SUM([.$B79:.BL79])/COUNT([.$B79:.BL79]));0)" office:value-type="float" office:value="1" calcext:value-type="float">
            <text:p>1</text:p>
          </table:table-cell>
          <table:table-cell table:style-name="ce6" table:formula="of:=ROUND((SUM([.$B79:.BM79])/COUNT([.$B79:.BM79]));0)" office:value-type="float" office:value="1" calcext:value-type="float">
            <text:p>1</text:p>
          </table:table-cell>
          <table:table-cell table:style-name="ce6" table:formula="of:=ROUND((SUM([.$B79:.BN79])/COUNT([.$B79:.BN79]));0)" office:value-type="float" office:value="1" calcext:value-type="float">
            <text:p>1</text:p>
          </table:table-cell>
          <table:table-cell table:style-name="ce6" table:formula="of:=ROUND((SUM([.$B79:.BO79])/COUNT([.$B79:.BO79]));0)" office:value-type="float" office:value="1" calcext:value-type="float">
            <text:p>1</text:p>
          </table:table-cell>
          <table:table-cell table:style-name="ce6" table:formula="of:=ROUND((SUM([.$B79:.BP79])/COUNT([.$B79:.BP79]));0)" office:value-type="float" office:value="1" calcext:value-type="float">
            <text:p>1</text:p>
          </table:table-cell>
          <table:table-cell table:style-name="ce6" table:formula="of:=ROUND((SUM([.$B79:.BQ79])/COUNT([.$B79:.BQ79]));0)" office:value-type="float" office:value="1" calcext:value-type="float">
            <text:p>1</text:p>
          </table:table-cell>
          <table:table-cell table:style-name="ce6" table:formula="of:=ROUND((SUM([.$B79:.BR79])/COUNT([.$B79:.BR79]));0)" office:value-type="float" office:value="1" calcext:value-type="float">
            <text:p>1</text:p>
          </table:table-cell>
          <table:table-cell table:style-name="ce6" table:formula="of:=ROUND((SUM([.$B79:.BS79])/COUNT([.$B79:.BS79]));0)" office:value-type="float" office:value="1" calcext:value-type="float">
            <text:p>1</text:p>
          </table:table-cell>
          <table:table-cell table:style-name="ce6" table:formula="of:=ROUND((SUM([.$B79:.BT79])/COUNT([.$B79:.BT79]));0)" office:value-type="float" office:value="1" calcext:value-type="float">
            <text:p>1</text:p>
          </table:table-cell>
          <table:table-cell table:style-name="ce6" table:formula="of:=ROUND((SUM([.$B79:.BU79])/COUNT([.$B79:.BU79]));0)" office:value-type="float" office:value="1" calcext:value-type="float">
            <text:p>1</text:p>
          </table:table-cell>
          <table:table-cell table:style-name="ce6" table:formula="of:=ROUND((SUM([.$B79:.BV79])/COUNT([.$B79:.BV79]));0)" office:value-type="float" office:value="1" calcext:value-type="float">
            <text:p>1</text:p>
          </table:table-cell>
          <table:table-cell table:style-name="ce6" table:formula="of:=ROUND((SUM([.$B79:.BW79])/COUNT([.$B79:.BW79]));0)" office:value-type="float" office:value="1" calcext:value-type="float">
            <text:p>1</text:p>
          </table:table-cell>
          <table:table-cell table:style-name="ce6" table:formula="of:=ROUND((SUM([.$B79:.BX79])/COUNT([.$B79:.BX79]));0)" office:value-type="float" office:value="1" calcext:value-type="float">
            <text:p>1</text:p>
          </table:table-cell>
          <table:table-cell table:style-name="ce6" table:formula="of:=ROUND((SUM([.$B79:.BY79])/COUNT([.$B79:.BY79]));0)" office:value-type="float" office:value="1" calcext:value-type="float">
            <text:p>1</text:p>
          </table:table-cell>
          <table:table-cell table:style-name="ce6" table:formula="of:=ROUND((SUM([.$B79:.BZ79])/COUNT([.$B79:.BZ79]));0)" office:value-type="float" office:value="1" calcext:value-type="float">
            <text:p>1</text:p>
          </table:table-cell>
          <table:table-cell table:style-name="ce6" table:formula="of:=ROUND((SUM([.$B79:.CA79])/COUNT([.$B79:.CA79]));0)" office:value-type="float" office:value="1" calcext:value-type="float">
            <text:p>1</text:p>
          </table:table-cell>
          <table:table-cell table:style-name="ce6" table:formula="of:=ROUND((SUM([.$B79:.CB79])/COUNT([.$B79:.CB79]));0)" office:value-type="float" office:value="1" calcext:value-type="float">
            <text:p>1</text:p>
          </table:table-cell>
          <table:table-cell table:style-name="ce6" table:formula="of:=ROUND((SUM([.$B79:.CC79])/COUNT([.$B79:.CC79]));0)" office:value-type="float" office:value="1" calcext:value-type="float">
            <text:p>1</text:p>
          </table:table-cell>
          <table:table-cell table:style-name="ce6" table:formula="of:=ROUND((SUM([.$B79:.CD79])/COUNT([.$B79:.CD79]));0)" office:value-type="float" office:value="1" calcext:value-type="float">
            <text:p>1</text:p>
          </table:table-cell>
          <table:table-cell table:style-name="ce6" table:formula="of:=ROUND((SUM([.$B79:.CE79])/COUNT([.$B79:.CE79]));0)" office:value-type="float" office:value="1" calcext:value-type="float">
            <text:p>1</text:p>
          </table:table-cell>
          <table:table-cell table:style-name="ce6" table:formula="of:=ROUND((SUM([.$B79:.CF79])/COUNT([.$B79:.CF79]));0)" office:value-type="float" office:value="1" calcext:value-type="float">
            <text:p>1</text:p>
          </table:table-cell>
          <table:table-cell table:style-name="ce6" table:formula="of:=ROUND((SUM([.$B79:.CG79])/COUNT([.$B79:.CG79]));0)" office:value-type="float" office:value="1" calcext:value-type="float">
            <text:p>1</text:p>
          </table:table-cell>
          <table:table-cell table:style-name="ce6" table:formula="of:=ROUND((SUM([.$B79:.CH79])/COUNT([.$B79:.CH79]));0)" office:value-type="float" office:value="1" calcext:value-type="float">
            <text:p>1</text:p>
          </table:table-cell>
          <table:table-cell table:style-name="ce6" table:formula="of:=ROUND((SUM([.$B79:.CI79])/COUNT([.$B79:.CI79]));0)" office:value-type="float" office:value="1" calcext:value-type="float">
            <text:p>1</text:p>
          </table:table-cell>
          <table:table-cell table:style-name="ce6" table:formula="of:=ROUND((SUM([.$B79:.CJ79])/COUNT([.$B79:.CJ79]));0)" office:value-type="float" office:value="1" calcext:value-type="float">
            <text:p>1</text:p>
          </table:table-cell>
          <table:table-cell table:style-name="ce6" table:formula="of:=ROUND((SUM([.$B79:.CK79])/COUNT([.$B79:.CK79]));0)" office:value-type="float" office:value="1" calcext:value-type="float">
            <text:p>1</text:p>
          </table:table-cell>
          <table:table-cell table:number-columns-repeated="100"/>
        </table:table-row>
        <table:table-row table:style-name="ro2">
          <table:table-cell table:number-columns-repeated="13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table:formula="of:=ROUND((SUM([.$B80:.B80])/COUNT([.$B80:.B80]));0)" office:value-type="float" office:value="1" calcext:value-type="float">
            <text:p>1</text:p>
          </table:table-cell>
          <table:table-cell table:style-name="ce6" table:formula="of:=ROUND((SUM([.$B80:.C80])/COUNT([.$B80:.C80]));0)" office:value-type="float" office:value="1" calcext:value-type="float">
            <text:p>1</text:p>
          </table:table-cell>
          <table:table-cell table:style-name="ce6" table:formula="of:=ROUND((SUM([.$B80:.D80])/COUNT([.$B80:.D80]));0)" office:value-type="float" office:value="1" calcext:value-type="float">
            <text:p>1</text:p>
          </table:table-cell>
          <table:table-cell table:style-name="ce6" table:formula="of:=ROUND((SUM([.$B80:.E80])/COUNT([.$B80:.E80]));0)" office:value-type="float" office:value="1" calcext:value-type="float">
            <text:p>1</text:p>
          </table:table-cell>
          <table:table-cell table:style-name="ce6" table:formula="of:=ROUND((SUM([.$B80:.F80])/COUNT([.$B80:.F80]));0)" office:value-type="float" office:value="1" calcext:value-type="float">
            <text:p>1</text:p>
          </table:table-cell>
          <table:table-cell table:style-name="ce6" table:formula="of:=ROUND((SUM([.$B80:.G80])/COUNT([.$B80:.G80]));0)" office:value-type="float" office:value="1" calcext:value-type="float">
            <text:p>1</text:p>
          </table:table-cell>
          <table:table-cell table:style-name="ce6" table:formula="of:=ROUND((SUM([.$B80:.H80])/COUNT([.$B80:.H80]));0)" office:value-type="float" office:value="1" calcext:value-type="float">
            <text:p>1</text:p>
          </table:table-cell>
          <table:table-cell table:style-name="ce6" table:formula="of:=ROUND((SUM([.$B80:.I80])/COUNT([.$B80:.I80]));0)" office:value-type="float" office:value="1" calcext:value-type="float">
            <text:p>1</text:p>
          </table:table-cell>
          <table:table-cell table:style-name="ce6" table:formula="of:=ROUND((SUM([.$B80:.J80])/COUNT([.$B80:.J80]));0)" office:value-type="float" office:value="1" calcext:value-type="float">
            <text:p>1</text:p>
          </table:table-cell>
          <table:table-cell table:style-name="ce6" table:formula="of:=ROUND((SUM([.$B80:.K80])/COUNT([.$B80:.K80]));0)" office:value-type="float" office:value="1" calcext:value-type="float">
            <text:p>1</text:p>
          </table:table-cell>
          <table:table-cell table:style-name="ce6" table:formula="of:=ROUND((SUM([.$B80:.L80])/COUNT([.$B80:.L80]));0)" office:value-type="float" office:value="1" calcext:value-type="float">
            <text:p>1</text:p>
          </table:table-cell>
          <table:table-cell table:style-name="ce6" table:formula="of:=ROUND((SUM([.$B80:.M80])/COUNT([.$B80:.M80]));0)" office:value-type="float" office:value="1" calcext:value-type="float">
            <text:p>1</text:p>
          </table:table-cell>
          <table:table-cell table:style-name="ce6" table:formula="of:=ROUND((SUM([.$B80:.N80])/COUNT([.$B80:.N80]));0)" office:value-type="float" office:value="1" calcext:value-type="float">
            <text:p>1</text:p>
          </table:table-cell>
          <table:table-cell table:style-name="ce6" table:formula="of:=ROUND((SUM([.$B80:.O80])/COUNT([.$B80:.O80]));0)" office:value-type="float" office:value="1" calcext:value-type="float">
            <text:p>1</text:p>
          </table:table-cell>
          <table:table-cell table:style-name="ce6" table:formula="of:=ROUND((SUM([.$B80:.P80])/COUNT([.$B80:.P80]));0)" office:value-type="float" office:value="1" calcext:value-type="float">
            <text:p>1</text:p>
          </table:table-cell>
          <table:table-cell table:style-name="ce6" table:formula="of:=ROUND((SUM([.$B80:.Q80])/COUNT([.$B80:.Q80]));0)" office:value-type="float" office:value="1" calcext:value-type="float">
            <text:p>1</text:p>
          </table:table-cell>
          <table:table-cell table:style-name="ce6" table:formula="of:=ROUND((SUM([.$B80:.R80])/COUNT([.$B80:.R80]));0)" office:value-type="float" office:value="1" calcext:value-type="float">
            <text:p>1</text:p>
          </table:table-cell>
          <table:table-cell table:style-name="ce6" table:formula="of:=ROUND((SUM([.$B80:.S80])/COUNT([.$B80:.S80]));0)" office:value-type="float" office:value="1" calcext:value-type="float">
            <text:p>1</text:p>
          </table:table-cell>
          <table:table-cell table:style-name="ce6" table:formula="of:=ROUND((SUM([.$B80:.T80])/COUNT([.$B80:.T80]));0)" office:value-type="float" office:value="1" calcext:value-type="float">
            <text:p>1</text:p>
          </table:table-cell>
          <table:table-cell table:style-name="ce6" table:formula="of:=ROUND((SUM([.$B80:.U80])/COUNT([.$B80:.U80]));0)" office:value-type="float" office:value="1" calcext:value-type="float">
            <text:p>1</text:p>
          </table:table-cell>
          <table:table-cell table:style-name="ce6" table:formula="of:=ROUND((SUM([.$B80:.V80])/COUNT([.$B80:.V80]));0)" office:value-type="float" office:value="1" calcext:value-type="float">
            <text:p>1</text:p>
          </table:table-cell>
          <table:table-cell table:style-name="ce6" table:formula="of:=ROUND((SUM([.$B80:.W80])/COUNT([.$B80:.W80]));0)" office:value-type="float" office:value="1" calcext:value-type="float">
            <text:p>1</text:p>
          </table:table-cell>
          <table:table-cell table:style-name="ce6" table:formula="of:=ROUND((SUM([.$B80:.X80])/COUNT([.$B80:.X80]));0)" office:value-type="float" office:value="1" calcext:value-type="float">
            <text:p>1</text:p>
          </table:table-cell>
          <table:table-cell table:style-name="ce6" table:formula="of:=ROUND((SUM([.$B80:.Y80])/COUNT([.$B80:.Y80]));0)" office:value-type="float" office:value="1" calcext:value-type="float">
            <text:p>1</text:p>
          </table:table-cell>
          <table:table-cell table:style-name="ce6" table:formula="of:=ROUND((SUM([.$B80:.Z80])/COUNT([.$B80:.Z80]));0)" office:value-type="float" office:value="1" calcext:value-type="float">
            <text:p>1</text:p>
          </table:table-cell>
          <table:table-cell table:style-name="ce6" table:formula="of:=ROUND((SUM([.$B80:.AA80])/COUNT([.$B80:.AA80]));0)" office:value-type="float" office:value="1" calcext:value-type="float">
            <text:p>1</text:p>
          </table:table-cell>
          <table:table-cell table:style-name="ce6" table:formula="of:=ROUND((SUM([.$B80:.AB80])/COUNT([.$B80:.AB80]));0)" office:value-type="float" office:value="1" calcext:value-type="float">
            <text:p>1</text:p>
          </table:table-cell>
          <table:table-cell table:style-name="ce6" table:formula="of:=ROUND((SUM([.$B80:.AC80])/COUNT([.$B80:.AC80]));0)" office:value-type="float" office:value="1" calcext:value-type="float">
            <text:p>1</text:p>
          </table:table-cell>
          <table:table-cell table:style-name="ce6" table:formula="of:=ROUND((SUM([.$B80:.AD80])/COUNT([.$B80:.AD80]));0)" office:value-type="float" office:value="1" calcext:value-type="float">
            <text:p>1</text:p>
          </table:table-cell>
          <table:table-cell table:style-name="ce6" table:formula="of:=ROUND((SUM([.$B80:.AE80])/COUNT([.$B80:.AE80]));0)" office:value-type="float" office:value="1" calcext:value-type="float">
            <text:p>1</text:p>
          </table:table-cell>
          <table:table-cell table:style-name="ce6" table:formula="of:=ROUND((SUM([.$B80:.AF80])/COUNT([.$B80:.AF80]));0)" office:value-type="float" office:value="1" calcext:value-type="float">
            <text:p>1</text:p>
          </table:table-cell>
          <table:table-cell table:style-name="ce6" table:formula="of:=ROUND((SUM([.$B80:.AG80])/COUNT([.$B80:.AG80]));0)" office:value-type="float" office:value="1" calcext:value-type="float">
            <text:p>1</text:p>
          </table:table-cell>
          <table:table-cell table:style-name="ce6" table:formula="of:=ROUND((SUM([.$B80:.AH80])/COUNT([.$B80:.AH80]));0)" office:value-type="float" office:value="1" calcext:value-type="float">
            <text:p>1</text:p>
          </table:table-cell>
          <table:table-cell table:style-name="ce6" table:formula="of:=ROUND((SUM([.$B80:.AI80])/COUNT([.$B80:.AI80]));0)" office:value-type="float" office:value="1" calcext:value-type="float">
            <text:p>1</text:p>
          </table:table-cell>
          <table:table-cell table:style-name="ce6" table:formula="of:=ROUND((SUM([.$B80:.AJ80])/COUNT([.$B80:.AJ80]));0)" office:value-type="float" office:value="1" calcext:value-type="float">
            <text:p>1</text:p>
          </table:table-cell>
          <table:table-cell table:style-name="ce6" table:formula="of:=ROUND((SUM([.$B80:.AK80])/COUNT([.$B80:.AK80]));0)" office:value-type="float" office:value="1" calcext:value-type="float">
            <text:p>1</text:p>
          </table:table-cell>
          <table:table-cell table:style-name="ce6" table:formula="of:=ROUND((SUM([.$B80:.AL80])/COUNT([.$B80:.AL80]));0)" office:value-type="float" office:value="1" calcext:value-type="float">
            <text:p>1</text:p>
          </table:table-cell>
          <table:table-cell table:style-name="ce6" table:formula="of:=ROUND((SUM([.$B80:.AM80])/COUNT([.$B80:.AM80]));0)" office:value-type="float" office:value="1" calcext:value-type="float">
            <text:p>1</text:p>
          </table:table-cell>
          <table:table-cell table:style-name="ce6" table:formula="of:=ROUND((SUM([.$B80:.AN80])/COUNT([.$B80:.AN80]));0)" office:value-type="float" office:value="1" calcext:value-type="float">
            <text:p>1</text:p>
          </table:table-cell>
          <table:table-cell table:style-name="ce6" table:formula="of:=ROUND((SUM([.$B80:.AO80])/COUNT([.$B80:.AO80]));0)" office:value-type="float" office:value="1" calcext:value-type="float">
            <text:p>1</text:p>
          </table:table-cell>
          <table:table-cell table:style-name="ce6" table:formula="of:=ROUND((SUM([.$B80:.AP80])/COUNT([.$B80:.AP80]));0)" office:value-type="float" office:value="1" calcext:value-type="float">
            <text:p>1</text:p>
          </table:table-cell>
          <table:table-cell table:style-name="ce6" table:formula="of:=ROUND((SUM([.$B80:.AQ80])/COUNT([.$B80:.AQ80]));0)" office:value-type="float" office:value="1" calcext:value-type="float">
            <text:p>1</text:p>
          </table:table-cell>
          <table:table-cell table:style-name="ce6" table:formula="of:=ROUND((SUM([.$B80:.AR80])/COUNT([.$B80:.AR80]));0)" office:value-type="float" office:value="1" calcext:value-type="float">
            <text:p>1</text:p>
          </table:table-cell>
          <table:table-cell table:style-name="ce6" table:formula="of:=ROUND((SUM([.$B80:.AS80])/COUNT([.$B80:.AS80]));0)" office:value-type="float" office:value="1" calcext:value-type="float">
            <text:p>1</text:p>
          </table:table-cell>
          <table:table-cell table:style-name="ce6" table:formula="of:=ROUND((SUM([.$B80:.AT80])/COUNT([.$B80:.AT80]));0)" office:value-type="float" office:value="1" calcext:value-type="float">
            <text:p>1</text:p>
          </table:table-cell>
          <table:table-cell table:style-name="ce6" table:formula="of:=ROUND((SUM([.$B80:.AU80])/COUNT([.$B80:.AU80]));0)" office:value-type="float" office:value="1" calcext:value-type="float">
            <text:p>1</text:p>
          </table:table-cell>
          <table:table-cell table:style-name="ce6" table:formula="of:=ROUND((SUM([.$B80:.AV80])/COUNT([.$B80:.AV80]));0)" office:value-type="float" office:value="1" calcext:value-type="float">
            <text:p>1</text:p>
          </table:table-cell>
          <table:table-cell table:style-name="ce6" table:formula="of:=ROUND((SUM([.$B80:.AW80])/COUNT([.$B80:.AW80]));0)" office:value-type="float" office:value="1" calcext:value-type="float">
            <text:p>1</text:p>
          </table:table-cell>
          <table:table-cell table:style-name="ce6" table:formula="of:=ROUND((SUM([.$B80:.AX80])/COUNT([.$B80:.AX80]));0)" office:value-type="float" office:value="1" calcext:value-type="float">
            <text:p>1</text:p>
          </table:table-cell>
          <table:table-cell table:style-name="ce6" table:formula="of:=ROUND((SUM([.$B80:.AY80])/COUNT([.$B80:.AY80]));0)" office:value-type="float" office:value="1" calcext:value-type="float">
            <text:p>1</text:p>
          </table:table-cell>
          <table:table-cell table:style-name="ce6" table:formula="of:=ROUND((SUM([.$B80:.AZ80])/COUNT([.$B80:.AZ80]));0)" office:value-type="float" office:value="1" calcext:value-type="float">
            <text:p>1</text:p>
          </table:table-cell>
          <table:table-cell table:style-name="ce6" table:formula="of:=ROUND((SUM([.$B80:.BA80])/COUNT([.$B80:.BA80]));0)" office:value-type="float" office:value="1" calcext:value-type="float">
            <text:p>1</text:p>
          </table:table-cell>
          <table:table-cell table:style-name="ce6" table:formula="of:=ROUND((SUM([.$B80:.BB80])/COUNT([.$B80:.BB80]));0)" office:value-type="float" office:value="1" calcext:value-type="float">
            <text:p>1</text:p>
          </table:table-cell>
          <table:table-cell table:style-name="ce6" table:formula="of:=ROUND((SUM([.$B80:.BC80])/COUNT([.$B80:.BC80]));0)" office:value-type="float" office:value="1" calcext:value-type="float">
            <text:p>1</text:p>
          </table:table-cell>
          <table:table-cell table:style-name="ce6" table:formula="of:=ROUND((SUM([.$B80:.BD80])/COUNT([.$B80:.BD80]));0)" office:value-type="float" office:value="1" calcext:value-type="float">
            <text:p>1</text:p>
          </table:table-cell>
          <table:table-cell table:style-name="ce6" table:formula="of:=ROUND((SUM([.$B80:.BE80])/COUNT([.$B80:.BE80]));0)" office:value-type="float" office:value="1" calcext:value-type="float">
            <text:p>1</text:p>
          </table:table-cell>
          <table:table-cell table:style-name="ce6" table:formula="of:=ROUND((SUM([.$B80:.BF80])/COUNT([.$B80:.BF80]));0)" office:value-type="float" office:value="1" calcext:value-type="float">
            <text:p>1</text:p>
          </table:table-cell>
          <table:table-cell table:style-name="ce6" table:formula="of:=ROUND((SUM([.$B80:.BG80])/COUNT([.$B80:.BG80]));0)" office:value-type="float" office:value="1" calcext:value-type="float">
            <text:p>1</text:p>
          </table:table-cell>
          <table:table-cell table:style-name="ce6" table:formula="of:=ROUND((SUM([.$B80:.BH80])/COUNT([.$B80:.BH80]));0)" office:value-type="float" office:value="1" calcext:value-type="float">
            <text:p>1</text:p>
          </table:table-cell>
          <table:table-cell table:style-name="ce6" table:formula="of:=ROUND((SUM([.$B80:.BI80])/COUNT([.$B80:.BI80]));0)" office:value-type="float" office:value="1" calcext:value-type="float">
            <text:p>1</text:p>
          </table:table-cell>
          <table:table-cell table:style-name="ce6" table:formula="of:=ROUND((SUM([.$B80:.BJ80])/COUNT([.$B80:.BJ80]));0)" office:value-type="float" office:value="1" calcext:value-type="float">
            <text:p>1</text:p>
          </table:table-cell>
          <table:table-cell table:style-name="ce6" table:formula="of:=ROUND((SUM([.$B80:.BK80])/COUNT([.$B80:.BK80]));0)" office:value-type="float" office:value="1" calcext:value-type="float">
            <text:p>1</text:p>
          </table:table-cell>
          <table:table-cell table:style-name="ce6" table:formula="of:=ROUND((SUM([.$B80:.BL80])/COUNT([.$B80:.BL80]));0)" office:value-type="float" office:value="1" calcext:value-type="float">
            <text:p>1</text:p>
          </table:table-cell>
          <table:table-cell table:style-name="ce6" table:formula="of:=ROUND((SUM([.$B80:.BM80])/COUNT([.$B80:.BM80]));0)" office:value-type="float" office:value="1" calcext:value-type="float">
            <text:p>1</text:p>
          </table:table-cell>
          <table:table-cell table:style-name="ce6" table:formula="of:=ROUND((SUM([.$B80:.BN80])/COUNT([.$B80:.BN80]));0)" office:value-type="float" office:value="1" calcext:value-type="float">
            <text:p>1</text:p>
          </table:table-cell>
          <table:table-cell table:style-name="ce6" table:formula="of:=ROUND((SUM([.$B80:.BO80])/COUNT([.$B80:.BO80]));0)" office:value-type="float" office:value="1" calcext:value-type="float">
            <text:p>1</text:p>
          </table:table-cell>
          <table:table-cell table:style-name="ce6" table:formula="of:=ROUND((SUM([.$B80:.BP80])/COUNT([.$B80:.BP80]));0)" office:value-type="float" office:value="1" calcext:value-type="float">
            <text:p>1</text:p>
          </table:table-cell>
          <table:table-cell table:style-name="ce6" table:formula="of:=ROUND((SUM([.$B80:.BQ80])/COUNT([.$B80:.BQ80]));0)" office:value-type="float" office:value="1" calcext:value-type="float">
            <text:p>1</text:p>
          </table:table-cell>
          <table:table-cell table:style-name="ce6" table:formula="of:=ROUND((SUM([.$B80:.BR80])/COUNT([.$B80:.BR80]));0)" office:value-type="float" office:value="1" calcext:value-type="float">
            <text:p>1</text:p>
          </table:table-cell>
          <table:table-cell table:style-name="ce6" table:formula="of:=ROUND((SUM([.$B80:.BS80])/COUNT([.$B80:.BS80]));0)" office:value-type="float" office:value="1" calcext:value-type="float">
            <text:p>1</text:p>
          </table:table-cell>
          <table:table-cell table:style-name="ce6" table:formula="of:=ROUND((SUM([.$B80:.BT80])/COUNT([.$B80:.BT80]));0)" office:value-type="float" office:value="1" calcext:value-type="float">
            <text:p>1</text:p>
          </table:table-cell>
          <table:table-cell table:style-name="ce6" table:formula="of:=ROUND((SUM([.$B80:.BU80])/COUNT([.$B80:.BU80]));0)" office:value-type="float" office:value="1" calcext:value-type="float">
            <text:p>1</text:p>
          </table:table-cell>
          <table:table-cell table:style-name="ce6" table:formula="of:=ROUND((SUM([.$B80:.BV80])/COUNT([.$B80:.BV80]));0)" office:value-type="float" office:value="1" calcext:value-type="float">
            <text:p>1</text:p>
          </table:table-cell>
          <table:table-cell table:style-name="ce6" table:formula="of:=ROUND((SUM([.$B80:.BW80])/COUNT([.$B80:.BW80]));0)" office:value-type="float" office:value="1" calcext:value-type="float">
            <text:p>1</text:p>
          </table:table-cell>
          <table:table-cell table:style-name="ce6" table:formula="of:=ROUND((SUM([.$B80:.BX80])/COUNT([.$B80:.BX80]));0)" office:value-type="float" office:value="1" calcext:value-type="float">
            <text:p>1</text:p>
          </table:table-cell>
          <table:table-cell table:style-name="ce6" table:formula="of:=ROUND((SUM([.$B80:.BY80])/COUNT([.$B80:.BY80]));0)" office:value-type="float" office:value="1" calcext:value-type="float">
            <text:p>1</text:p>
          </table:table-cell>
          <table:table-cell table:style-name="ce6" table:formula="of:=ROUND((SUM([.$B80:.BZ80])/COUNT([.$B80:.BZ80]));0)" office:value-type="float" office:value="1" calcext:value-type="float">
            <text:p>1</text:p>
          </table:table-cell>
          <table:table-cell table:style-name="ce6" table:formula="of:=ROUND((SUM([.$B80:.CA80])/COUNT([.$B80:.CA80]));0)" office:value-type="float" office:value="1" calcext:value-type="float">
            <text:p>1</text:p>
          </table:table-cell>
          <table:table-cell table:style-name="ce6" table:formula="of:=ROUND((SUM([.$B80:.CB80])/COUNT([.$B80:.CB80]));0)" office:value-type="float" office:value="1" calcext:value-type="float">
            <text:p>1</text:p>
          </table:table-cell>
          <table:table-cell table:style-name="ce6" table:formula="of:=ROUND((SUM([.$B80:.CC80])/COUNT([.$B80:.CC80]));0)" office:value-type="float" office:value="1" calcext:value-type="float">
            <text:p>1</text:p>
          </table:table-cell>
          <table:table-cell table:style-name="ce6" table:formula="of:=ROUND((SUM([.$B80:.CD80])/COUNT([.$B80:.CD80]));0)" office:value-type="float" office:value="1" calcext:value-type="float">
            <text:p>1</text:p>
          </table:table-cell>
          <table:table-cell table:style-name="ce6" table:formula="of:=ROUND((SUM([.$B80:.CE80])/COUNT([.$B80:.CE80]));0)" office:value-type="float" office:value="1" calcext:value-type="float">
            <text:p>1</text:p>
          </table:table-cell>
          <table:table-cell table:style-name="ce6" table:formula="of:=ROUND((SUM([.$B80:.CF80])/COUNT([.$B80:.CF80]));0)" office:value-type="float" office:value="1" calcext:value-type="float">
            <text:p>1</text:p>
          </table:table-cell>
          <table:table-cell table:style-name="ce6" table:formula="of:=ROUND((SUM([.$B80:.CG80])/COUNT([.$B80:.CG80]));0)" office:value-type="float" office:value="1" calcext:value-type="float">
            <text:p>1</text:p>
          </table:table-cell>
          <table:table-cell table:style-name="ce6" table:formula="of:=ROUND((SUM([.$B80:.CH80])/COUNT([.$B80:.CH80]));0)" office:value-type="float" office:value="1" calcext:value-type="float">
            <text:p>1</text:p>
          </table:table-cell>
          <table:table-cell table:style-name="ce6" table:formula="of:=ROUND((SUM([.$B80:.CI80])/COUNT([.$B80:.CI80]));0)" office:value-type="float" office:value="1" calcext:value-type="float">
            <text:p>1</text:p>
          </table:table-cell>
          <table:table-cell table:style-name="ce6" table:formula="of:=ROUND((SUM([.$B80:.CJ80])/COUNT([.$B80:.CJ80]));0)" office:value-type="float" office:value="1" calcext:value-type="float">
            <text:p>1</text:p>
          </table:table-cell>
          <table:table-cell table:style-name="ce6" table:formula="of:=ROUND((SUM([.$B80:.CK80])/COUNT([.$B80:.CK80]));0)" office:value-type="float" office:value="1" calcext:value-type="float">
            <text:p>1</text:p>
          </table:table-cell>
          <table:table-cell table:number-columns-repeated="100"/>
        </table:table-row>
        <table:table-row table:style-name="ro2">
          <table:table-cell table:number-columns-repeated="1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ROUND((SUM([.$B81:.B81])/COUNT([.$B81:.B81]));0)" office:value-type="float" office:value="1" calcext:value-type="float">
            <text:p>1</text:p>
          </table:table-cell>
          <table:table-cell table:style-name="ce6" table:formula="of:=ROUND((SUM([.$B81:.C81])/COUNT([.$B81:.C81]));0)" office:value-type="float" office:value="1" calcext:value-type="float">
            <text:p>1</text:p>
          </table:table-cell>
          <table:table-cell table:style-name="ce6" table:formula="of:=ROUND((SUM([.$B81:.D81])/COUNT([.$B81:.D81]));0)" office:value-type="float" office:value="1" calcext:value-type="float">
            <text:p>1</text:p>
          </table:table-cell>
          <table:table-cell table:style-name="ce6" table:formula="of:=ROUND((SUM([.$B81:.E81])/COUNT([.$B81:.E81]));0)" office:value-type="float" office:value="1" calcext:value-type="float">
            <text:p>1</text:p>
          </table:table-cell>
          <table:table-cell table:style-name="ce6" table:formula="of:=ROUND((SUM([.$B81:.F81])/COUNT([.$B81:.F81]));0)" office:value-type="float" office:value="1" calcext:value-type="float">
            <text:p>1</text:p>
          </table:table-cell>
          <table:table-cell table:style-name="ce6" table:formula="of:=ROUND((SUM([.$B81:.G81])/COUNT([.$B81:.G81]));0)" office:value-type="float" office:value="1" calcext:value-type="float">
            <text:p>1</text:p>
          </table:table-cell>
          <table:table-cell table:style-name="ce6" table:formula="of:=ROUND((SUM([.$B81:.H81])/COUNT([.$B81:.H81]));0)" office:value-type="float" office:value="1" calcext:value-type="float">
            <text:p>1</text:p>
          </table:table-cell>
          <table:table-cell table:style-name="ce6" table:formula="of:=ROUND((SUM([.$B81:.I81])/COUNT([.$B81:.I81]));0)" office:value-type="float" office:value="1" calcext:value-type="float">
            <text:p>1</text:p>
          </table:table-cell>
          <table:table-cell table:style-name="ce6" table:formula="of:=ROUND((SUM([.$B81:.J81])/COUNT([.$B81:.J81]));0)" office:value-type="float" office:value="1" calcext:value-type="float">
            <text:p>1</text:p>
          </table:table-cell>
          <table:table-cell table:style-name="ce6" table:formula="of:=ROUND((SUM([.$B81:.K81])/COUNT([.$B81:.K81]));0)" office:value-type="float" office:value="1" calcext:value-type="float">
            <text:p>1</text:p>
          </table:table-cell>
          <table:table-cell table:style-name="ce6" table:formula="of:=ROUND((SUM([.$B81:.L81])/COUNT([.$B81:.L81]));0)" office:value-type="float" office:value="1" calcext:value-type="float">
            <text:p>1</text:p>
          </table:table-cell>
          <table:table-cell table:style-name="ce6" table:formula="of:=ROUND((SUM([.$B81:.M81])/COUNT([.$B81:.M81]));0)" office:value-type="float" office:value="1" calcext:value-type="float">
            <text:p>1</text:p>
          </table:table-cell>
          <table:table-cell table:style-name="ce6" table:formula="of:=ROUND((SUM([.$B81:.N81])/COUNT([.$B81:.N81]));0)" office:value-type="float" office:value="1" calcext:value-type="float">
            <text:p>1</text:p>
          </table:table-cell>
          <table:table-cell table:style-name="ce6" table:formula="of:=ROUND((SUM([.$B81:.O81])/COUNT([.$B81:.O81]));0)" office:value-type="float" office:value="1" calcext:value-type="float">
            <text:p>1</text:p>
          </table:table-cell>
          <table:table-cell table:style-name="ce6" table:formula="of:=ROUND((SUM([.$B81:.P81])/COUNT([.$B81:.P81]));0)" office:value-type="float" office:value="1" calcext:value-type="float">
            <text:p>1</text:p>
          </table:table-cell>
          <table:table-cell table:style-name="ce6" table:formula="of:=ROUND((SUM([.$B81:.Q81])/COUNT([.$B81:.Q81]));0)" office:value-type="float" office:value="1" calcext:value-type="float">
            <text:p>1</text:p>
          </table:table-cell>
          <table:table-cell table:style-name="ce6" table:formula="of:=ROUND((SUM([.$B81:.R81])/COUNT([.$B81:.R81]));0)" office:value-type="float" office:value="1" calcext:value-type="float">
            <text:p>1</text:p>
          </table:table-cell>
          <table:table-cell table:style-name="ce6" table:formula="of:=ROUND((SUM([.$B81:.S81])/COUNT([.$B81:.S81]));0)" office:value-type="float" office:value="1" calcext:value-type="float">
            <text:p>1</text:p>
          </table:table-cell>
          <table:table-cell table:style-name="ce6" table:formula="of:=ROUND((SUM([.$B81:.T81])/COUNT([.$B81:.T81]));0)" office:value-type="float" office:value="1" calcext:value-type="float">
            <text:p>1</text:p>
          </table:table-cell>
          <table:table-cell table:style-name="ce6" table:formula="of:=ROUND((SUM([.$B81:.U81])/COUNT([.$B81:.U81]));0)" office:value-type="float" office:value="1" calcext:value-type="float">
            <text:p>1</text:p>
          </table:table-cell>
          <table:table-cell table:style-name="ce6" table:formula="of:=ROUND((SUM([.$B81:.V81])/COUNT([.$B81:.V81]));0)" office:value-type="float" office:value="1" calcext:value-type="float">
            <text:p>1</text:p>
          </table:table-cell>
          <table:table-cell table:style-name="ce6" table:formula="of:=ROUND((SUM([.$B81:.W81])/COUNT([.$B81:.W81]));0)" office:value-type="float" office:value="1" calcext:value-type="float">
            <text:p>1</text:p>
          </table:table-cell>
          <table:table-cell table:style-name="ce6" table:formula="of:=ROUND((SUM([.$B81:.X81])/COUNT([.$B81:.X81]));0)" office:value-type="float" office:value="1" calcext:value-type="float">
            <text:p>1</text:p>
          </table:table-cell>
          <table:table-cell table:style-name="ce6" table:formula="of:=ROUND((SUM([.$B81:.Y81])/COUNT([.$B81:.Y81]));0)" office:value-type="float" office:value="1" calcext:value-type="float">
            <text:p>1</text:p>
          </table:table-cell>
          <table:table-cell table:style-name="ce6" table:formula="of:=ROUND((SUM([.$B81:.Z81])/COUNT([.$B81:.Z81]));0)" office:value-type="float" office:value="1" calcext:value-type="float">
            <text:p>1</text:p>
          </table:table-cell>
          <table:table-cell table:style-name="ce6" table:formula="of:=ROUND((SUM([.$B81:.AA81])/COUNT([.$B81:.AA81]));0)" office:value-type="float" office:value="1" calcext:value-type="float">
            <text:p>1</text:p>
          </table:table-cell>
          <table:table-cell table:style-name="ce6" table:formula="of:=ROUND((SUM([.$B81:.AB81])/COUNT([.$B81:.AB81]));0)" office:value-type="float" office:value="1" calcext:value-type="float">
            <text:p>1</text:p>
          </table:table-cell>
          <table:table-cell table:style-name="ce6" table:formula="of:=ROUND((SUM([.$B81:.AC81])/COUNT([.$B81:.AC81]));0)" office:value-type="float" office:value="1" calcext:value-type="float">
            <text:p>1</text:p>
          </table:table-cell>
          <table:table-cell table:style-name="ce6" table:formula="of:=ROUND((SUM([.$B81:.AD81])/COUNT([.$B81:.AD81]));0)" office:value-type="float" office:value="1" calcext:value-type="float">
            <text:p>1</text:p>
          </table:table-cell>
          <table:table-cell table:style-name="ce6" table:formula="of:=ROUND((SUM([.$B81:.AE81])/COUNT([.$B81:.AE81]));0)" office:value-type="float" office:value="1" calcext:value-type="float">
            <text:p>1</text:p>
          </table:table-cell>
          <table:table-cell table:style-name="ce6" table:formula="of:=ROUND((SUM([.$B81:.AF81])/COUNT([.$B81:.AF81]));0)" office:value-type="float" office:value="1" calcext:value-type="float">
            <text:p>1</text:p>
          </table:table-cell>
          <table:table-cell table:style-name="ce6" table:formula="of:=ROUND((SUM([.$B81:.AG81])/COUNT([.$B81:.AG81]));0)" office:value-type="float" office:value="1" calcext:value-type="float">
            <text:p>1</text:p>
          </table:table-cell>
          <table:table-cell table:style-name="ce6" table:formula="of:=ROUND((SUM([.$B81:.AH81])/COUNT([.$B81:.AH81]));0)" office:value-type="float" office:value="1" calcext:value-type="float">
            <text:p>1</text:p>
          </table:table-cell>
          <table:table-cell table:style-name="ce6" table:formula="of:=ROUND((SUM([.$B81:.AI81])/COUNT([.$B81:.AI81]));0)" office:value-type="float" office:value="1" calcext:value-type="float">
            <text:p>1</text:p>
          </table:table-cell>
          <table:table-cell table:style-name="ce6" table:formula="of:=ROUND((SUM([.$B81:.AJ81])/COUNT([.$B81:.AJ81]));0)" office:value-type="float" office:value="1" calcext:value-type="float">
            <text:p>1</text:p>
          </table:table-cell>
          <table:table-cell table:style-name="ce6" table:formula="of:=ROUND((SUM([.$B81:.AK81])/COUNT([.$B81:.AK81]));0)" office:value-type="float" office:value="1" calcext:value-type="float">
            <text:p>1</text:p>
          </table:table-cell>
          <table:table-cell table:style-name="ce6" table:formula="of:=ROUND((SUM([.$B81:.AL81])/COUNT([.$B81:.AL81]));0)" office:value-type="float" office:value="1" calcext:value-type="float">
            <text:p>1</text:p>
          </table:table-cell>
          <table:table-cell table:style-name="ce6" table:formula="of:=ROUND((SUM([.$B81:.AM81])/COUNT([.$B81:.AM81]));0)" office:value-type="float" office:value="1" calcext:value-type="float">
            <text:p>1</text:p>
          </table:table-cell>
          <table:table-cell table:style-name="ce6" table:formula="of:=ROUND((SUM([.$B81:.AN81])/COUNT([.$B81:.AN81]));0)" office:value-type="float" office:value="1" calcext:value-type="float">
            <text:p>1</text:p>
          </table:table-cell>
          <table:table-cell table:style-name="ce6" table:formula="of:=ROUND((SUM([.$B81:.AO81])/COUNT([.$B81:.AO81]));0)" office:value-type="float" office:value="1" calcext:value-type="float">
            <text:p>1</text:p>
          </table:table-cell>
          <table:table-cell table:style-name="ce6" table:formula="of:=ROUND((SUM([.$B81:.AP81])/COUNT([.$B81:.AP81]));0)" office:value-type="float" office:value="1" calcext:value-type="float">
            <text:p>1</text:p>
          </table:table-cell>
          <table:table-cell table:style-name="ce6" table:formula="of:=ROUND((SUM([.$B81:.AQ81])/COUNT([.$B81:.AQ81]));0)" office:value-type="float" office:value="1" calcext:value-type="float">
            <text:p>1</text:p>
          </table:table-cell>
          <table:table-cell table:style-name="ce6" table:formula="of:=ROUND((SUM([.$B81:.AR81])/COUNT([.$B81:.AR81]));0)" office:value-type="float" office:value="1" calcext:value-type="float">
            <text:p>1</text:p>
          </table:table-cell>
          <table:table-cell table:style-name="ce6" table:formula="of:=ROUND((SUM([.$B81:.AS81])/COUNT([.$B81:.AS81]));0)" office:value-type="float" office:value="1" calcext:value-type="float">
            <text:p>1</text:p>
          </table:table-cell>
          <table:table-cell table:style-name="ce6" table:formula="of:=ROUND((SUM([.$B81:.AT81])/COUNT([.$B81:.AT81]));0)" office:value-type="float" office:value="1" calcext:value-type="float">
            <text:p>1</text:p>
          </table:table-cell>
          <table:table-cell table:style-name="ce6" table:formula="of:=ROUND((SUM([.$B81:.AU81])/COUNT([.$B81:.AU81]));0)" office:value-type="float" office:value="1" calcext:value-type="float">
            <text:p>1</text:p>
          </table:table-cell>
          <table:table-cell table:style-name="ce6" table:formula="of:=ROUND((SUM([.$B81:.AV81])/COUNT([.$B81:.AV81]));0)" office:value-type="float" office:value="1" calcext:value-type="float">
            <text:p>1</text:p>
          </table:table-cell>
          <table:table-cell table:style-name="ce6" table:formula="of:=ROUND((SUM([.$B81:.AW81])/COUNT([.$B81:.AW81]));0)" office:value-type="float" office:value="1" calcext:value-type="float">
            <text:p>1</text:p>
          </table:table-cell>
          <table:table-cell table:style-name="ce6" table:formula="of:=ROUND((SUM([.$B81:.AX81])/COUNT([.$B81:.AX81]));0)" office:value-type="float" office:value="1" calcext:value-type="float">
            <text:p>1</text:p>
          </table:table-cell>
          <table:table-cell table:style-name="ce6" table:formula="of:=ROUND((SUM([.$B81:.AY81])/COUNT([.$B81:.AY81]));0)" office:value-type="float" office:value="1" calcext:value-type="float">
            <text:p>1</text:p>
          </table:table-cell>
          <table:table-cell table:style-name="ce6" table:formula="of:=ROUND((SUM([.$B81:.AZ81])/COUNT([.$B81:.AZ81]));0)" office:value-type="float" office:value="1" calcext:value-type="float">
            <text:p>1</text:p>
          </table:table-cell>
          <table:table-cell table:style-name="ce6" table:formula="of:=ROUND((SUM([.$B81:.BA81])/COUNT([.$B81:.BA81]));0)" office:value-type="float" office:value="1" calcext:value-type="float">
            <text:p>1</text:p>
          </table:table-cell>
          <table:table-cell table:style-name="ce6" table:formula="of:=ROUND((SUM([.$B81:.BB81])/COUNT([.$B81:.BB81]));0)" office:value-type="float" office:value="1" calcext:value-type="float">
            <text:p>1</text:p>
          </table:table-cell>
          <table:table-cell table:style-name="ce6" table:formula="of:=ROUND((SUM([.$B81:.BC81])/COUNT([.$B81:.BC81]));0)" office:value-type="float" office:value="1" calcext:value-type="float">
            <text:p>1</text:p>
          </table:table-cell>
          <table:table-cell table:style-name="ce6" table:formula="of:=ROUND((SUM([.$B81:.BD81])/COUNT([.$B81:.BD81]));0)" office:value-type="float" office:value="1" calcext:value-type="float">
            <text:p>1</text:p>
          </table:table-cell>
          <table:table-cell table:style-name="ce6" table:formula="of:=ROUND((SUM([.$B81:.BE81])/COUNT([.$B81:.BE81]));0)" office:value-type="float" office:value="1" calcext:value-type="float">
            <text:p>1</text:p>
          </table:table-cell>
          <table:table-cell table:style-name="ce6" table:formula="of:=ROUND((SUM([.$B81:.BF81])/COUNT([.$B81:.BF81]));0)" office:value-type="float" office:value="1" calcext:value-type="float">
            <text:p>1</text:p>
          </table:table-cell>
          <table:table-cell table:style-name="ce6" table:formula="of:=ROUND((SUM([.$B81:.BG81])/COUNT([.$B81:.BG81]));0)" office:value-type="float" office:value="1" calcext:value-type="float">
            <text:p>1</text:p>
          </table:table-cell>
          <table:table-cell table:style-name="ce6" table:formula="of:=ROUND((SUM([.$B81:.BH81])/COUNT([.$B81:.BH81]));0)" office:value-type="float" office:value="1" calcext:value-type="float">
            <text:p>1</text:p>
          </table:table-cell>
          <table:table-cell table:style-name="ce6" table:formula="of:=ROUND((SUM([.$B81:.BI81])/COUNT([.$B81:.BI81]));0)" office:value-type="float" office:value="1" calcext:value-type="float">
            <text:p>1</text:p>
          </table:table-cell>
          <table:table-cell table:style-name="ce6" table:formula="of:=ROUND((SUM([.$B81:.BJ81])/COUNT([.$B81:.BJ81]));0)" office:value-type="float" office:value="1" calcext:value-type="float">
            <text:p>1</text:p>
          </table:table-cell>
          <table:table-cell table:style-name="ce6" table:formula="of:=ROUND((SUM([.$B81:.BK81])/COUNT([.$B81:.BK81]));0)" office:value-type="float" office:value="1" calcext:value-type="float">
            <text:p>1</text:p>
          </table:table-cell>
          <table:table-cell table:style-name="ce6" table:formula="of:=ROUND((SUM([.$B81:.BL81])/COUNT([.$B81:.BL81]));0)" office:value-type="float" office:value="1" calcext:value-type="float">
            <text:p>1</text:p>
          </table:table-cell>
          <table:table-cell table:style-name="ce6" table:formula="of:=ROUND((SUM([.$B81:.BM81])/COUNT([.$B81:.BM81]));0)" office:value-type="float" office:value="1" calcext:value-type="float">
            <text:p>1</text:p>
          </table:table-cell>
          <table:table-cell table:style-name="ce6" table:formula="of:=ROUND((SUM([.$B81:.BN81])/COUNT([.$B81:.BN81]));0)" office:value-type="float" office:value="1" calcext:value-type="float">
            <text:p>1</text:p>
          </table:table-cell>
          <table:table-cell table:style-name="ce6" table:formula="of:=ROUND((SUM([.$B81:.BO81])/COUNT([.$B81:.BO81]));0)" office:value-type="float" office:value="1" calcext:value-type="float">
            <text:p>1</text:p>
          </table:table-cell>
          <table:table-cell table:style-name="ce6" table:formula="of:=ROUND((SUM([.$B81:.BP81])/COUNT([.$B81:.BP81]));0)" office:value-type="float" office:value="1" calcext:value-type="float">
            <text:p>1</text:p>
          </table:table-cell>
          <table:table-cell table:style-name="ce6" table:formula="of:=ROUND((SUM([.$B81:.BQ81])/COUNT([.$B81:.BQ81]));0)" office:value-type="float" office:value="1" calcext:value-type="float">
            <text:p>1</text:p>
          </table:table-cell>
          <table:table-cell table:style-name="ce6" table:formula="of:=ROUND((SUM([.$B81:.BR81])/COUNT([.$B81:.BR81]));0)" office:value-type="float" office:value="1" calcext:value-type="float">
            <text:p>1</text:p>
          </table:table-cell>
          <table:table-cell table:style-name="ce6" table:formula="of:=ROUND((SUM([.$B81:.BS81])/COUNT([.$B81:.BS81]));0)" office:value-type="float" office:value="1" calcext:value-type="float">
            <text:p>1</text:p>
          </table:table-cell>
          <table:table-cell table:style-name="ce6" table:formula="of:=ROUND((SUM([.$B81:.BT81])/COUNT([.$B81:.BT81]));0)" office:value-type="float" office:value="1" calcext:value-type="float">
            <text:p>1</text:p>
          </table:table-cell>
          <table:table-cell table:style-name="ce6" table:formula="of:=ROUND((SUM([.$B81:.BU81])/COUNT([.$B81:.BU81]));0)" office:value-type="float" office:value="1" calcext:value-type="float">
            <text:p>1</text:p>
          </table:table-cell>
          <table:table-cell table:style-name="ce6" table:formula="of:=ROUND((SUM([.$B81:.BV81])/COUNT([.$B81:.BV81]));0)" office:value-type="float" office:value="1" calcext:value-type="float">
            <text:p>1</text:p>
          </table:table-cell>
          <table:table-cell table:style-name="ce6" table:formula="of:=ROUND((SUM([.$B81:.BW81])/COUNT([.$B81:.BW81]));0)" office:value-type="float" office:value="1" calcext:value-type="float">
            <text:p>1</text:p>
          </table:table-cell>
          <table:table-cell table:style-name="ce6" table:formula="of:=ROUND((SUM([.$B81:.BX81])/COUNT([.$B81:.BX81]));0)" office:value-type="float" office:value="1" calcext:value-type="float">
            <text:p>1</text:p>
          </table:table-cell>
          <table:table-cell table:style-name="ce6" table:formula="of:=ROUND((SUM([.$B81:.BY81])/COUNT([.$B81:.BY81]));0)" office:value-type="float" office:value="1" calcext:value-type="float">
            <text:p>1</text:p>
          </table:table-cell>
          <table:table-cell table:style-name="ce6" table:formula="of:=ROUND((SUM([.$B81:.BZ81])/COUNT([.$B81:.BZ81]));0)" office:value-type="float" office:value="1" calcext:value-type="float">
            <text:p>1</text:p>
          </table:table-cell>
          <table:table-cell table:style-name="ce6" table:formula="of:=ROUND((SUM([.$B81:.CA81])/COUNT([.$B81:.CA81]));0)" office:value-type="float" office:value="1" calcext:value-type="float">
            <text:p>1</text:p>
          </table:table-cell>
          <table:table-cell table:style-name="ce6" table:formula="of:=ROUND((SUM([.$B81:.CB81])/COUNT([.$B81:.CB81]));0)" office:value-type="float" office:value="1" calcext:value-type="float">
            <text:p>1</text:p>
          </table:table-cell>
          <table:table-cell table:style-name="ce6" table:formula="of:=ROUND((SUM([.$B81:.CC81])/COUNT([.$B81:.CC81]));0)" office:value-type="float" office:value="1" calcext:value-type="float">
            <text:p>1</text:p>
          </table:table-cell>
          <table:table-cell table:style-name="ce6" table:formula="of:=ROUND((SUM([.$B81:.CD81])/COUNT([.$B81:.CD81]));0)" office:value-type="float" office:value="1" calcext:value-type="float">
            <text:p>1</text:p>
          </table:table-cell>
          <table:table-cell table:style-name="ce6" table:formula="of:=ROUND((SUM([.$B81:.CE81])/COUNT([.$B81:.CE81]));0)" office:value-type="float" office:value="1" calcext:value-type="float">
            <text:p>1</text:p>
          </table:table-cell>
          <table:table-cell table:style-name="ce6" table:formula="of:=ROUND((SUM([.$B81:.CF81])/COUNT([.$B81:.CF81]));0)" office:value-type="float" office:value="1" calcext:value-type="float">
            <text:p>1</text:p>
          </table:table-cell>
          <table:table-cell table:style-name="ce6" table:formula="of:=ROUND((SUM([.$B81:.CG81])/COUNT([.$B81:.CG81]));0)" office:value-type="float" office:value="1" calcext:value-type="float">
            <text:p>1</text:p>
          </table:table-cell>
          <table:table-cell table:style-name="ce6" table:formula="of:=ROUND((SUM([.$B81:.CH81])/COUNT([.$B81:.CH81]));0)" office:value-type="float" office:value="1" calcext:value-type="float">
            <text:p>1</text:p>
          </table:table-cell>
          <table:table-cell table:style-name="ce6" table:formula="of:=ROUND((SUM([.$B81:.CI81])/COUNT([.$B81:.CI81]));0)" office:value-type="float" office:value="1" calcext:value-type="float">
            <text:p>1</text:p>
          </table:table-cell>
          <table:table-cell table:style-name="ce6" table:formula="of:=ROUND((SUM([.$B81:.CJ81])/COUNT([.$B81:.CJ81]));0)" office:value-type="float" office:value="1" calcext:value-type="float">
            <text:p>1</text:p>
          </table:table-cell>
          <table:table-cell table:style-name="ce6" table:formula="of:=ROUND((SUM([.$B81:.CK81])/COUNT([.$B81:.CK81]));0)" office:value-type="float" office:value="1" calcext:value-type="float">
            <text:p>1</text:p>
          </table:table-cell>
          <table:table-cell table:number-columns-repeated="100"/>
        </table:table-row>
        <table:table-row table:style-name="ro2">
          <table:table-cell table:number-columns-repeated="298" office:value-type="float" office:value="0" calcext:value-type="float">
            <text:p>0</text:p>
          </table:table-cell>
          <table:table-cell table:style-name="ce6" table:formula="of:=ROUND((SUM([.$B82:.B82])/COUNT([.$B82:.B82]));0)" office:value-type="float" office:value="0" calcext:value-type="float">
            <text:p>0</text:p>
          </table:table-cell>
          <table:table-cell table:style-name="ce6" table:formula="of:=ROUND((SUM([.$B82:.C82])/COUNT([.$B82:.C82]));0)" office:value-type="float" office:value="0" calcext:value-type="float">
            <text:p>0</text:p>
          </table:table-cell>
          <table:table-cell table:style-name="ce6" table:formula="of:=ROUND((SUM([.$B82:.D82])/COUNT([.$B82:.D82]));0)" office:value-type="float" office:value="0" calcext:value-type="float">
            <text:p>0</text:p>
          </table:table-cell>
          <table:table-cell table:style-name="ce6" table:formula="of:=ROUND((SUM([.$B82:.E82])/COUNT([.$B82:.E82]));0)" office:value-type="float" office:value="0" calcext:value-type="float">
            <text:p>0</text:p>
          </table:table-cell>
          <table:table-cell table:style-name="ce6" table:formula="of:=ROUND((SUM([.$B82:.F82])/COUNT([.$B82:.F82]));0)" office:value-type="float" office:value="0" calcext:value-type="float">
            <text:p>0</text:p>
          </table:table-cell>
          <table:table-cell table:style-name="ce6" table:formula="of:=ROUND((SUM([.$B82:.G82])/COUNT([.$B82:.G82]));0)" office:value-type="float" office:value="0" calcext:value-type="float">
            <text:p>0</text:p>
          </table:table-cell>
          <table:table-cell table:style-name="ce6" table:formula="of:=ROUND((SUM([.$B82:.H82])/COUNT([.$B82:.H82]));0)" office:value-type="float" office:value="0" calcext:value-type="float">
            <text:p>0</text:p>
          </table:table-cell>
          <table:table-cell table:style-name="ce6" table:formula="of:=ROUND((SUM([.$B82:.I82])/COUNT([.$B82:.I82]));0)" office:value-type="float" office:value="0" calcext:value-type="float">
            <text:p>0</text:p>
          </table:table-cell>
          <table:table-cell table:style-name="ce6" table:formula="of:=ROUND((SUM([.$B82:.J82])/COUNT([.$B82:.J82]));0)" office:value-type="float" office:value="0" calcext:value-type="float">
            <text:p>0</text:p>
          </table:table-cell>
          <table:table-cell table:style-name="ce6" table:formula="of:=ROUND((SUM([.$B82:.K82])/COUNT([.$B82:.K82]));0)" office:value-type="float" office:value="0" calcext:value-type="float">
            <text:p>0</text:p>
          </table:table-cell>
          <table:table-cell table:style-name="ce6" table:formula="of:=ROUND((SUM([.$B82:.L82])/COUNT([.$B82:.L82]));0)" office:value-type="float" office:value="0" calcext:value-type="float">
            <text:p>0</text:p>
          </table:table-cell>
          <table:table-cell table:style-name="ce6" table:formula="of:=ROUND((SUM([.$B82:.M82])/COUNT([.$B82:.M82]));0)" office:value-type="float" office:value="0" calcext:value-type="float">
            <text:p>0</text:p>
          </table:table-cell>
          <table:table-cell table:style-name="ce6" table:formula="of:=ROUND((SUM([.$B82:.N82])/COUNT([.$B82:.N82]));0)" office:value-type="float" office:value="0" calcext:value-type="float">
            <text:p>0</text:p>
          </table:table-cell>
          <table:table-cell table:style-name="ce6" table:formula="of:=ROUND((SUM([.$B82:.O82])/COUNT([.$B82:.O82]));0)" office:value-type="float" office:value="0" calcext:value-type="float">
            <text:p>0</text:p>
          </table:table-cell>
          <table:table-cell table:style-name="ce6" table:formula="of:=ROUND((SUM([.$B82:.P82])/COUNT([.$B82:.P82]));0)" office:value-type="float" office:value="0" calcext:value-type="float">
            <text:p>0</text:p>
          </table:table-cell>
          <table:table-cell table:style-name="ce6" table:formula="of:=ROUND((SUM([.$B82:.Q82])/COUNT([.$B82:.Q82]));0)" office:value-type="float" office:value="0" calcext:value-type="float">
            <text:p>0</text:p>
          </table:table-cell>
          <table:table-cell table:style-name="ce6" table:formula="of:=ROUND((SUM([.$B82:.R82])/COUNT([.$B82:.R82]));0)" office:value-type="float" office:value="0" calcext:value-type="float">
            <text:p>0</text:p>
          </table:table-cell>
          <table:table-cell table:style-name="ce6" table:formula="of:=ROUND((SUM([.$B82:.S82])/COUNT([.$B82:.S82]));0)" office:value-type="float" office:value="0" calcext:value-type="float">
            <text:p>0</text:p>
          </table:table-cell>
          <table:table-cell table:style-name="ce6" table:formula="of:=ROUND((SUM([.$B82:.T82])/COUNT([.$B82:.T82]));0)" office:value-type="float" office:value="0" calcext:value-type="float">
            <text:p>0</text:p>
          </table:table-cell>
          <table:table-cell table:style-name="ce6" table:formula="of:=ROUND((SUM([.$B82:.U82])/COUNT([.$B82:.U82]));0)" office:value-type="float" office:value="0" calcext:value-type="float">
            <text:p>0</text:p>
          </table:table-cell>
          <table:table-cell table:style-name="ce6" table:formula="of:=ROUND((SUM([.$B82:.V82])/COUNT([.$B82:.V82]));0)" office:value-type="float" office:value="0" calcext:value-type="float">
            <text:p>0</text:p>
          </table:table-cell>
          <table:table-cell table:style-name="ce6" table:formula="of:=ROUND((SUM([.$B82:.W82])/COUNT([.$B82:.W82]));0)" office:value-type="float" office:value="0" calcext:value-type="float">
            <text:p>0</text:p>
          </table:table-cell>
          <table:table-cell table:style-name="ce6" table:formula="of:=ROUND((SUM([.$B82:.X82])/COUNT([.$B82:.X82]));0)" office:value-type="float" office:value="0" calcext:value-type="float">
            <text:p>0</text:p>
          </table:table-cell>
          <table:table-cell table:style-name="ce6" table:formula="of:=ROUND((SUM([.$B82:.Y82])/COUNT([.$B82:.Y82]));0)" office:value-type="float" office:value="0" calcext:value-type="float">
            <text:p>0</text:p>
          </table:table-cell>
          <table:table-cell table:style-name="ce6" table:formula="of:=ROUND((SUM([.$B82:.Z82])/COUNT([.$B82:.Z82]));0)" office:value-type="float" office:value="0" calcext:value-type="float">
            <text:p>0</text:p>
          </table:table-cell>
          <table:table-cell table:style-name="ce6" table:formula="of:=ROUND((SUM([.$B82:.AA82])/COUNT([.$B82:.AA82]));0)" office:value-type="float" office:value="0" calcext:value-type="float">
            <text:p>0</text:p>
          </table:table-cell>
          <table:table-cell table:style-name="ce6" table:formula="of:=ROUND((SUM([.$B82:.AB82])/COUNT([.$B82:.AB82]));0)" office:value-type="float" office:value="0" calcext:value-type="float">
            <text:p>0</text:p>
          </table:table-cell>
          <table:table-cell table:style-name="ce6" table:formula="of:=ROUND((SUM([.$B82:.AC82])/COUNT([.$B82:.AC82]));0)" office:value-type="float" office:value="0" calcext:value-type="float">
            <text:p>0</text:p>
          </table:table-cell>
          <table:table-cell table:style-name="ce6" table:formula="of:=ROUND((SUM([.$B82:.AD82])/COUNT([.$B82:.AD82]));0)" office:value-type="float" office:value="0" calcext:value-type="float">
            <text:p>0</text:p>
          </table:table-cell>
          <table:table-cell table:style-name="ce6" table:formula="of:=ROUND((SUM([.$B82:.AE82])/COUNT([.$B82:.AE82]));0)" office:value-type="float" office:value="0" calcext:value-type="float">
            <text:p>0</text:p>
          </table:table-cell>
          <table:table-cell table:style-name="ce6" table:formula="of:=ROUND((SUM([.$B82:.AF82])/COUNT([.$B82:.AF82]));0)" office:value-type="float" office:value="0" calcext:value-type="float">
            <text:p>0</text:p>
          </table:table-cell>
          <table:table-cell table:style-name="ce6" table:formula="of:=ROUND((SUM([.$B82:.AG82])/COUNT([.$B82:.AG82]));0)" office:value-type="float" office:value="0" calcext:value-type="float">
            <text:p>0</text:p>
          </table:table-cell>
          <table:table-cell table:style-name="ce6" table:formula="of:=ROUND((SUM([.$B82:.AH82])/COUNT([.$B82:.AH82]));0)" office:value-type="float" office:value="0" calcext:value-type="float">
            <text:p>0</text:p>
          </table:table-cell>
          <table:table-cell table:style-name="ce6" table:formula="of:=ROUND((SUM([.$B82:.AI82])/COUNT([.$B82:.AI82]));0)" office:value-type="float" office:value="0" calcext:value-type="float">
            <text:p>0</text:p>
          </table:table-cell>
          <table:table-cell table:style-name="ce6" table:formula="of:=ROUND((SUM([.$B82:.AJ82])/COUNT([.$B82:.AJ82]));0)" office:value-type="float" office:value="0" calcext:value-type="float">
            <text:p>0</text:p>
          </table:table-cell>
          <table:table-cell table:style-name="ce6" table:formula="of:=ROUND((SUM([.$B82:.AK82])/COUNT([.$B82:.AK82]));0)" office:value-type="float" office:value="0" calcext:value-type="float">
            <text:p>0</text:p>
          </table:table-cell>
          <table:table-cell table:style-name="ce6" table:formula="of:=ROUND((SUM([.$B82:.AL82])/COUNT([.$B82:.AL82]));0)" office:value-type="float" office:value="0" calcext:value-type="float">
            <text:p>0</text:p>
          </table:table-cell>
          <table:table-cell table:style-name="ce6" table:formula="of:=ROUND((SUM([.$B82:.AM82])/COUNT([.$B82:.AM82]));0)" office:value-type="float" office:value="0" calcext:value-type="float">
            <text:p>0</text:p>
          </table:table-cell>
          <table:table-cell table:style-name="ce6" table:formula="of:=ROUND((SUM([.$B82:.AN82])/COUNT([.$B82:.AN82]));0)" office:value-type="float" office:value="0" calcext:value-type="float">
            <text:p>0</text:p>
          </table:table-cell>
          <table:table-cell table:style-name="ce6" table:formula="of:=ROUND((SUM([.$B82:.AO82])/COUNT([.$B82:.AO82]));0)" office:value-type="float" office:value="0" calcext:value-type="float">
            <text:p>0</text:p>
          </table:table-cell>
          <table:table-cell table:style-name="ce6" table:formula="of:=ROUND((SUM([.$B82:.AP82])/COUNT([.$B82:.AP82]));0)" office:value-type="float" office:value="0" calcext:value-type="float">
            <text:p>0</text:p>
          </table:table-cell>
          <table:table-cell table:style-name="ce6" table:formula="of:=ROUND((SUM([.$B82:.AQ82])/COUNT([.$B82:.AQ82]));0)" office:value-type="float" office:value="0" calcext:value-type="float">
            <text:p>0</text:p>
          </table:table-cell>
          <table:table-cell table:style-name="ce6" table:formula="of:=ROUND((SUM([.$B82:.AR82])/COUNT([.$B82:.AR82]));0)" office:value-type="float" office:value="0" calcext:value-type="float">
            <text:p>0</text:p>
          </table:table-cell>
          <table:table-cell table:style-name="ce6" table:formula="of:=ROUND((SUM([.$B82:.AS82])/COUNT([.$B82:.AS82]));0)" office:value-type="float" office:value="0" calcext:value-type="float">
            <text:p>0</text:p>
          </table:table-cell>
          <table:table-cell table:style-name="ce6" table:formula="of:=ROUND((SUM([.$B82:.AT82])/COUNT([.$B82:.AT82]));0)" office:value-type="float" office:value="0" calcext:value-type="float">
            <text:p>0</text:p>
          </table:table-cell>
          <table:table-cell table:style-name="ce6" table:formula="of:=ROUND((SUM([.$B82:.AU82])/COUNT([.$B82:.AU82]));0)" office:value-type="float" office:value="0" calcext:value-type="float">
            <text:p>0</text:p>
          </table:table-cell>
          <table:table-cell table:style-name="ce6" table:formula="of:=ROUND((SUM([.$B82:.AV82])/COUNT([.$B82:.AV82]));0)" office:value-type="float" office:value="0" calcext:value-type="float">
            <text:p>0</text:p>
          </table:table-cell>
          <table:table-cell table:style-name="ce6" table:formula="of:=ROUND((SUM([.$B82:.AW82])/COUNT([.$B82:.AW82]));0)" office:value-type="float" office:value="0" calcext:value-type="float">
            <text:p>0</text:p>
          </table:table-cell>
          <table:table-cell table:style-name="ce6" table:formula="of:=ROUND((SUM([.$B82:.AX82])/COUNT([.$B82:.AX82]));0)" office:value-type="float" office:value="0" calcext:value-type="float">
            <text:p>0</text:p>
          </table:table-cell>
          <table:table-cell table:style-name="ce6" table:formula="of:=ROUND((SUM([.$B82:.AY82])/COUNT([.$B82:.AY82]));0)" office:value-type="float" office:value="0" calcext:value-type="float">
            <text:p>0</text:p>
          </table:table-cell>
          <table:table-cell table:style-name="ce6" table:formula="of:=ROUND((SUM([.$B82:.AZ82])/COUNT([.$B82:.AZ82]));0)" office:value-type="float" office:value="0" calcext:value-type="float">
            <text:p>0</text:p>
          </table:table-cell>
          <table:table-cell table:style-name="ce6" table:formula="of:=ROUND((SUM([.$B82:.BA82])/COUNT([.$B82:.BA82]));0)" office:value-type="float" office:value="0" calcext:value-type="float">
            <text:p>0</text:p>
          </table:table-cell>
          <table:table-cell table:style-name="ce6" table:formula="of:=ROUND((SUM([.$B82:.BB82])/COUNT([.$B82:.BB82]));0)" office:value-type="float" office:value="0" calcext:value-type="float">
            <text:p>0</text:p>
          </table:table-cell>
          <table:table-cell table:style-name="ce6" table:formula="of:=ROUND((SUM([.$B82:.BC82])/COUNT([.$B82:.BC82]));0)" office:value-type="float" office:value="0" calcext:value-type="float">
            <text:p>0</text:p>
          </table:table-cell>
          <table:table-cell table:style-name="ce6" table:formula="of:=ROUND((SUM([.$B82:.BD82])/COUNT([.$B82:.BD82]));0)" office:value-type="float" office:value="0" calcext:value-type="float">
            <text:p>0</text:p>
          </table:table-cell>
          <table:table-cell table:style-name="ce6" table:formula="of:=ROUND((SUM([.$B82:.BE82])/COUNT([.$B82:.BE82]));0)" office:value-type="float" office:value="0" calcext:value-type="float">
            <text:p>0</text:p>
          </table:table-cell>
          <table:table-cell table:style-name="ce6" table:formula="of:=ROUND((SUM([.$B82:.BF82])/COUNT([.$B82:.BF82]));0)" office:value-type="float" office:value="0" calcext:value-type="float">
            <text:p>0</text:p>
          </table:table-cell>
          <table:table-cell table:style-name="ce6" table:formula="of:=ROUND((SUM([.$B82:.BG82])/COUNT([.$B82:.BG82]));0)" office:value-type="float" office:value="0" calcext:value-type="float">
            <text:p>0</text:p>
          </table:table-cell>
          <table:table-cell table:style-name="ce6" table:formula="of:=ROUND((SUM([.$B82:.BH82])/COUNT([.$B82:.BH82]));0)" office:value-type="float" office:value="0" calcext:value-type="float">
            <text:p>0</text:p>
          </table:table-cell>
          <table:table-cell table:style-name="ce6" table:formula="of:=ROUND((SUM([.$B82:.BI82])/COUNT([.$B82:.BI82]));0)" office:value-type="float" office:value="0" calcext:value-type="float">
            <text:p>0</text:p>
          </table:table-cell>
          <table:table-cell table:style-name="ce6" table:formula="of:=ROUND((SUM([.$B82:.BJ82])/COUNT([.$B82:.BJ82]));0)" office:value-type="float" office:value="0" calcext:value-type="float">
            <text:p>0</text:p>
          </table:table-cell>
          <table:table-cell table:style-name="ce6" table:formula="of:=ROUND((SUM([.$B82:.BK82])/COUNT([.$B82:.BK82]));0)" office:value-type="float" office:value="0" calcext:value-type="float">
            <text:p>0</text:p>
          </table:table-cell>
          <table:table-cell table:style-name="ce6" table:formula="of:=ROUND((SUM([.$B82:.BL82])/COUNT([.$B82:.BL82]));0)" office:value-type="float" office:value="0" calcext:value-type="float">
            <text:p>0</text:p>
          </table:table-cell>
          <table:table-cell table:style-name="ce6" table:formula="of:=ROUND((SUM([.$B82:.BM82])/COUNT([.$B82:.BM82]));0)" office:value-type="float" office:value="0" calcext:value-type="float">
            <text:p>0</text:p>
          </table:table-cell>
          <table:table-cell table:style-name="ce6" table:formula="of:=ROUND((SUM([.$B82:.BN82])/COUNT([.$B82:.BN82]));0)" office:value-type="float" office:value="0" calcext:value-type="float">
            <text:p>0</text:p>
          </table:table-cell>
          <table:table-cell table:style-name="ce6" table:formula="of:=ROUND((SUM([.$B82:.BO82])/COUNT([.$B82:.BO82]));0)" office:value-type="float" office:value="0" calcext:value-type="float">
            <text:p>0</text:p>
          </table:table-cell>
          <table:table-cell table:style-name="ce6" table:formula="of:=ROUND((SUM([.$B82:.BP82])/COUNT([.$B82:.BP82]));0)" office:value-type="float" office:value="0" calcext:value-type="float">
            <text:p>0</text:p>
          </table:table-cell>
          <table:table-cell table:style-name="ce6" table:formula="of:=ROUND((SUM([.$B82:.BQ82])/COUNT([.$B82:.BQ82]));0)" office:value-type="float" office:value="0" calcext:value-type="float">
            <text:p>0</text:p>
          </table:table-cell>
          <table:table-cell table:style-name="ce6" table:formula="of:=ROUND((SUM([.$B82:.BR82])/COUNT([.$B82:.BR82]));0)" office:value-type="float" office:value="0" calcext:value-type="float">
            <text:p>0</text:p>
          </table:table-cell>
          <table:table-cell table:style-name="ce6" table:formula="of:=ROUND((SUM([.$B82:.BS82])/COUNT([.$B82:.BS82]));0)" office:value-type="float" office:value="0" calcext:value-type="float">
            <text:p>0</text:p>
          </table:table-cell>
          <table:table-cell table:style-name="ce6" table:formula="of:=ROUND((SUM([.$B82:.BT82])/COUNT([.$B82:.BT82]));0)" office:value-type="float" office:value="0" calcext:value-type="float">
            <text:p>0</text:p>
          </table:table-cell>
          <table:table-cell table:style-name="ce6" table:formula="of:=ROUND((SUM([.$B82:.BU82])/COUNT([.$B82:.BU82]));0)" office:value-type="float" office:value="0" calcext:value-type="float">
            <text:p>0</text:p>
          </table:table-cell>
          <table:table-cell table:style-name="ce6" table:formula="of:=ROUND((SUM([.$B82:.BV82])/COUNT([.$B82:.BV82]));0)" office:value-type="float" office:value="0" calcext:value-type="float">
            <text:p>0</text:p>
          </table:table-cell>
          <table:table-cell table:style-name="ce6" table:formula="of:=ROUND((SUM([.$B82:.BW82])/COUNT([.$B82:.BW82]));0)" office:value-type="float" office:value="0" calcext:value-type="float">
            <text:p>0</text:p>
          </table:table-cell>
          <table:table-cell table:style-name="ce6" table:formula="of:=ROUND((SUM([.$B82:.BX82])/COUNT([.$B82:.BX82]));0)" office:value-type="float" office:value="0" calcext:value-type="float">
            <text:p>0</text:p>
          </table:table-cell>
          <table:table-cell table:style-name="ce6" table:formula="of:=ROUND((SUM([.$B82:.BY82])/COUNT([.$B82:.BY82]));0)" office:value-type="float" office:value="0" calcext:value-type="float">
            <text:p>0</text:p>
          </table:table-cell>
          <table:table-cell table:style-name="ce6" table:formula="of:=ROUND((SUM([.$B82:.BZ82])/COUNT([.$B82:.BZ82]));0)" office:value-type="float" office:value="0" calcext:value-type="float">
            <text:p>0</text:p>
          </table:table-cell>
          <table:table-cell table:style-name="ce6" table:formula="of:=ROUND((SUM([.$B82:.CA82])/COUNT([.$B82:.CA82]));0)" office:value-type="float" office:value="0" calcext:value-type="float">
            <text:p>0</text:p>
          </table:table-cell>
          <table:table-cell table:style-name="ce6" table:formula="of:=ROUND((SUM([.$B82:.CB82])/COUNT([.$B82:.CB82]));0)" office:value-type="float" office:value="0" calcext:value-type="float">
            <text:p>0</text:p>
          </table:table-cell>
          <table:table-cell table:style-name="ce6" table:formula="of:=ROUND((SUM([.$B82:.CC82])/COUNT([.$B82:.CC82]));0)" office:value-type="float" office:value="0" calcext:value-type="float">
            <text:p>0</text:p>
          </table:table-cell>
          <table:table-cell table:style-name="ce6" table:formula="of:=ROUND((SUM([.$B82:.CD82])/COUNT([.$B82:.CD82]));0)" office:value-type="float" office:value="0" calcext:value-type="float">
            <text:p>0</text:p>
          </table:table-cell>
          <table:table-cell table:style-name="ce6" table:formula="of:=ROUND((SUM([.$B82:.CE82])/COUNT([.$B82:.CE82]));0)" office:value-type="float" office:value="0" calcext:value-type="float">
            <text:p>0</text:p>
          </table:table-cell>
          <table:table-cell table:style-name="ce6" table:formula="of:=ROUND((SUM([.$B82:.CF82])/COUNT([.$B82:.CF82]));0)" office:value-type="float" office:value="0" calcext:value-type="float">
            <text:p>0</text:p>
          </table:table-cell>
          <table:table-cell table:style-name="ce6" table:formula="of:=ROUND((SUM([.$B82:.CG82])/COUNT([.$B82:.CG82]));0)" office:value-type="float" office:value="0" calcext:value-type="float">
            <text:p>0</text:p>
          </table:table-cell>
          <table:table-cell table:style-name="ce6" table:formula="of:=ROUND((SUM([.$B82:.CH82])/COUNT([.$B82:.CH82]));0)" office:value-type="float" office:value="0" calcext:value-type="float">
            <text:p>0</text:p>
          </table:table-cell>
          <table:table-cell table:style-name="ce6" table:formula="of:=ROUND((SUM([.$B82:.CI82])/COUNT([.$B82:.CI82]));0)" office:value-type="float" office:value="0" calcext:value-type="float">
            <text:p>0</text:p>
          </table:table-cell>
          <table:table-cell table:style-name="ce6" table:formula="of:=ROUND((SUM([.$B82:.CJ82])/COUNT([.$B82:.CJ82]));0)" office:value-type="float" office:value="0" calcext:value-type="float">
            <text:p>0</text:p>
          </table:table-cell>
          <table:table-cell table:style-name="ce6" table:formula="of:=ROUND((SUM([.$B82:.CK82])/COUNT([.$B82:.CK82]));0)" office:value-type="float" office:value="0" calcext:value-type="float">
            <text:p>0</text:p>
          </table:table-cell>
          <table:table-cell table:number-columns-repeated="100"/>
        </table:table-row>
        <table:table-row table:style-name="ro2">
          <table:table-cell table:number-columns-repeated="5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style-name="ce6" table:formula="of:=ROUND((SUM([.$B83:.B83])/COUNT([.$B83:.B83]));0)" office:value-type="float" office:value="0" calcext:value-type="float">
            <text:p>0</text:p>
          </table:table-cell>
          <table:table-cell table:style-name="ce6" table:formula="of:=ROUND((SUM([.$B83:.C83])/COUNT([.$B83:.C83]));0)" office:value-type="float" office:value="0" calcext:value-type="float">
            <text:p>0</text:p>
          </table:table-cell>
          <table:table-cell table:style-name="ce6" table:formula="of:=ROUND((SUM([.$B83:.D83])/COUNT([.$B83:.D83]));0)" office:value-type="float" office:value="0" calcext:value-type="float">
            <text:p>0</text:p>
          </table:table-cell>
          <table:table-cell table:style-name="ce6" table:formula="of:=ROUND((SUM([.$B83:.E83])/COUNT([.$B83:.E83]));0)" office:value-type="float" office:value="0" calcext:value-type="float">
            <text:p>0</text:p>
          </table:table-cell>
          <table:table-cell table:style-name="ce6" table:formula="of:=ROUND((SUM([.$B83:.F83])/COUNT([.$B83:.F83]));0)" office:value-type="float" office:value="0" calcext:value-type="float">
            <text:p>0</text:p>
          </table:table-cell>
          <table:table-cell table:style-name="ce6" table:formula="of:=ROUND((SUM([.$B83:.G83])/COUNT([.$B83:.G83]));0)" office:value-type="float" office:value="0" calcext:value-type="float">
            <text:p>0</text:p>
          </table:table-cell>
          <table:table-cell table:style-name="ce6" table:formula="of:=ROUND((SUM([.$B83:.H83])/COUNT([.$B83:.H83]));0)" office:value-type="float" office:value="0" calcext:value-type="float">
            <text:p>0</text:p>
          </table:table-cell>
          <table:table-cell table:style-name="ce6" table:formula="of:=ROUND((SUM([.$B83:.I83])/COUNT([.$B83:.I83]));0)" office:value-type="float" office:value="0" calcext:value-type="float">
            <text:p>0</text:p>
          </table:table-cell>
          <table:table-cell table:style-name="ce6" table:formula="of:=ROUND((SUM([.$B83:.J83])/COUNT([.$B83:.J83]));0)" office:value-type="float" office:value="0" calcext:value-type="float">
            <text:p>0</text:p>
          </table:table-cell>
          <table:table-cell table:style-name="ce6" table:formula="of:=ROUND((SUM([.$B83:.K83])/COUNT([.$B83:.K83]));0)" office:value-type="float" office:value="0" calcext:value-type="float">
            <text:p>0</text:p>
          </table:table-cell>
          <table:table-cell table:style-name="ce6" table:formula="of:=ROUND((SUM([.$B83:.L83])/COUNT([.$B83:.L83]));0)" office:value-type="float" office:value="0" calcext:value-type="float">
            <text:p>0</text:p>
          </table:table-cell>
          <table:table-cell table:style-name="ce6" table:formula="of:=ROUND((SUM([.$B83:.M83])/COUNT([.$B83:.M83]));0)" office:value-type="float" office:value="0" calcext:value-type="float">
            <text:p>0</text:p>
          </table:table-cell>
          <table:table-cell table:style-name="ce6" table:formula="of:=ROUND((SUM([.$B83:.N83])/COUNT([.$B83:.N83]));0)" office:value-type="float" office:value="0" calcext:value-type="float">
            <text:p>0</text:p>
          </table:table-cell>
          <table:table-cell table:style-name="ce6" table:formula="of:=ROUND((SUM([.$B83:.O83])/COUNT([.$B83:.O83]));0)" office:value-type="float" office:value="0" calcext:value-type="float">
            <text:p>0</text:p>
          </table:table-cell>
          <table:table-cell table:style-name="ce6" table:formula="of:=ROUND((SUM([.$B83:.P83])/COUNT([.$B83:.P83]));0)" office:value-type="float" office:value="0" calcext:value-type="float">
            <text:p>0</text:p>
          </table:table-cell>
          <table:table-cell table:style-name="ce6" table:formula="of:=ROUND((SUM([.$B83:.Q83])/COUNT([.$B83:.Q83]));0)" office:value-type="float" office:value="0" calcext:value-type="float">
            <text:p>0</text:p>
          </table:table-cell>
          <table:table-cell table:style-name="ce6" table:formula="of:=ROUND((SUM([.$B83:.R83])/COUNT([.$B83:.R83]));0)" office:value-type="float" office:value="0" calcext:value-type="float">
            <text:p>0</text:p>
          </table:table-cell>
          <table:table-cell table:style-name="ce6" table:formula="of:=ROUND((SUM([.$B83:.S83])/COUNT([.$B83:.S83]));0)" office:value-type="float" office:value="0" calcext:value-type="float">
            <text:p>0</text:p>
          </table:table-cell>
          <table:table-cell table:style-name="ce6" table:formula="of:=ROUND((SUM([.$B83:.T83])/COUNT([.$B83:.T83]));0)" office:value-type="float" office:value="0" calcext:value-type="float">
            <text:p>0</text:p>
          </table:table-cell>
          <table:table-cell table:style-name="ce6" table:formula="of:=ROUND((SUM([.$B83:.U83])/COUNT([.$B83:.U83]));0)" office:value-type="float" office:value="0" calcext:value-type="float">
            <text:p>0</text:p>
          </table:table-cell>
          <table:table-cell table:style-name="ce6" table:formula="of:=ROUND((SUM([.$B83:.V83])/COUNT([.$B83:.V83]));0)" office:value-type="float" office:value="0" calcext:value-type="float">
            <text:p>0</text:p>
          </table:table-cell>
          <table:table-cell table:style-name="ce6" table:formula="of:=ROUND((SUM([.$B83:.W83])/COUNT([.$B83:.W83]));0)" office:value-type="float" office:value="0" calcext:value-type="float">
            <text:p>0</text:p>
          </table:table-cell>
          <table:table-cell table:style-name="ce6" table:formula="of:=ROUND((SUM([.$B83:.X83])/COUNT([.$B83:.X83]));0)" office:value-type="float" office:value="0" calcext:value-type="float">
            <text:p>0</text:p>
          </table:table-cell>
          <table:table-cell table:style-name="ce6" table:formula="of:=ROUND((SUM([.$B83:.Y83])/COUNT([.$B83:.Y83]));0)" office:value-type="float" office:value="0" calcext:value-type="float">
            <text:p>0</text:p>
          </table:table-cell>
          <table:table-cell table:style-name="ce6" table:formula="of:=ROUND((SUM([.$B83:.Z83])/COUNT([.$B83:.Z83]));0)" office:value-type="float" office:value="0" calcext:value-type="float">
            <text:p>0</text:p>
          </table:table-cell>
          <table:table-cell table:style-name="ce6" table:formula="of:=ROUND((SUM([.$B83:.AA83])/COUNT([.$B83:.AA83]));0)" office:value-type="float" office:value="0" calcext:value-type="float">
            <text:p>0</text:p>
          </table:table-cell>
          <table:table-cell table:style-name="ce6" table:formula="of:=ROUND((SUM([.$B83:.AB83])/COUNT([.$B83:.AB83]));0)" office:value-type="float" office:value="0" calcext:value-type="float">
            <text:p>0</text:p>
          </table:table-cell>
          <table:table-cell table:style-name="ce6" table:formula="of:=ROUND((SUM([.$B83:.AC83])/COUNT([.$B83:.AC83]));0)" office:value-type="float" office:value="0" calcext:value-type="float">
            <text:p>0</text:p>
          </table:table-cell>
          <table:table-cell table:style-name="ce6" table:formula="of:=ROUND((SUM([.$B83:.AD83])/COUNT([.$B83:.AD83]));0)" office:value-type="float" office:value="0" calcext:value-type="float">
            <text:p>0</text:p>
          </table:table-cell>
          <table:table-cell table:style-name="ce6" table:formula="of:=ROUND((SUM([.$B83:.AE83])/COUNT([.$B83:.AE83]));0)" office:value-type="float" office:value="0" calcext:value-type="float">
            <text:p>0</text:p>
          </table:table-cell>
          <table:table-cell table:style-name="ce6" table:formula="of:=ROUND((SUM([.$B83:.AF83])/COUNT([.$B83:.AF83]));0)" office:value-type="float" office:value="0" calcext:value-type="float">
            <text:p>0</text:p>
          </table:table-cell>
          <table:table-cell table:style-name="ce6" table:formula="of:=ROUND((SUM([.$B83:.AG83])/COUNT([.$B83:.AG83]));0)" office:value-type="float" office:value="0" calcext:value-type="float">
            <text:p>0</text:p>
          </table:table-cell>
          <table:table-cell table:style-name="ce6" table:formula="of:=ROUND((SUM([.$B83:.AH83])/COUNT([.$B83:.AH83]));0)" office:value-type="float" office:value="0" calcext:value-type="float">
            <text:p>0</text:p>
          </table:table-cell>
          <table:table-cell table:style-name="ce6" table:formula="of:=ROUND((SUM([.$B83:.AI83])/COUNT([.$B83:.AI83]));0)" office:value-type="float" office:value="0" calcext:value-type="float">
            <text:p>0</text:p>
          </table:table-cell>
          <table:table-cell table:style-name="ce6" table:formula="of:=ROUND((SUM([.$B83:.AJ83])/COUNT([.$B83:.AJ83]));0)" office:value-type="float" office:value="0" calcext:value-type="float">
            <text:p>0</text:p>
          </table:table-cell>
          <table:table-cell table:style-name="ce6" table:formula="of:=ROUND((SUM([.$B83:.AK83])/COUNT([.$B83:.AK83]));0)" office:value-type="float" office:value="0" calcext:value-type="float">
            <text:p>0</text:p>
          </table:table-cell>
          <table:table-cell table:style-name="ce6" table:formula="of:=ROUND((SUM([.$B83:.AL83])/COUNT([.$B83:.AL83]));0)" office:value-type="float" office:value="0" calcext:value-type="float">
            <text:p>0</text:p>
          </table:table-cell>
          <table:table-cell table:style-name="ce6" table:formula="of:=ROUND((SUM([.$B83:.AM83])/COUNT([.$B83:.AM83]));0)" office:value-type="float" office:value="0" calcext:value-type="float">
            <text:p>0</text:p>
          </table:table-cell>
          <table:table-cell table:style-name="ce6" table:formula="of:=ROUND((SUM([.$B83:.AN83])/COUNT([.$B83:.AN83]));0)" office:value-type="float" office:value="0" calcext:value-type="float">
            <text:p>0</text:p>
          </table:table-cell>
          <table:table-cell table:style-name="ce6" table:formula="of:=ROUND((SUM([.$B83:.AO83])/COUNT([.$B83:.AO83]));0)" office:value-type="float" office:value="0" calcext:value-type="float">
            <text:p>0</text:p>
          </table:table-cell>
          <table:table-cell table:style-name="ce6" table:formula="of:=ROUND((SUM([.$B83:.AP83])/COUNT([.$B83:.AP83]));0)" office:value-type="float" office:value="0" calcext:value-type="float">
            <text:p>0</text:p>
          </table:table-cell>
          <table:table-cell table:style-name="ce6" table:formula="of:=ROUND((SUM([.$B83:.AQ83])/COUNT([.$B83:.AQ83]));0)" office:value-type="float" office:value="0" calcext:value-type="float">
            <text:p>0</text:p>
          </table:table-cell>
          <table:table-cell table:style-name="ce6" table:formula="of:=ROUND((SUM([.$B83:.AR83])/COUNT([.$B83:.AR83]));0)" office:value-type="float" office:value="0" calcext:value-type="float">
            <text:p>0</text:p>
          </table:table-cell>
          <table:table-cell table:style-name="ce6" table:formula="of:=ROUND((SUM([.$B83:.AS83])/COUNT([.$B83:.AS83]));0)" office:value-type="float" office:value="0" calcext:value-type="float">
            <text:p>0</text:p>
          </table:table-cell>
          <table:table-cell table:style-name="ce6" table:formula="of:=ROUND((SUM([.$B83:.AT83])/COUNT([.$B83:.AT83]));0)" office:value-type="float" office:value="0" calcext:value-type="float">
            <text:p>0</text:p>
          </table:table-cell>
          <table:table-cell table:style-name="ce6" table:formula="of:=ROUND((SUM([.$B83:.AU83])/COUNT([.$B83:.AU83]));0)" office:value-type="float" office:value="0" calcext:value-type="float">
            <text:p>0</text:p>
          </table:table-cell>
          <table:table-cell table:style-name="ce6" table:formula="of:=ROUND((SUM([.$B83:.AV83])/COUNT([.$B83:.AV83]));0)" office:value-type="float" office:value="0" calcext:value-type="float">
            <text:p>0</text:p>
          </table:table-cell>
          <table:table-cell table:style-name="ce6" table:formula="of:=ROUND((SUM([.$B83:.AW83])/COUNT([.$B83:.AW83]));0)" office:value-type="float" office:value="0" calcext:value-type="float">
            <text:p>0</text:p>
          </table:table-cell>
          <table:table-cell table:style-name="ce6" table:formula="of:=ROUND((SUM([.$B83:.AX83])/COUNT([.$B83:.AX83]));0)" office:value-type="float" office:value="0" calcext:value-type="float">
            <text:p>0</text:p>
          </table:table-cell>
          <table:table-cell table:style-name="ce6" table:formula="of:=ROUND((SUM([.$B83:.AY83])/COUNT([.$B83:.AY83]));0)" office:value-type="float" office:value="0" calcext:value-type="float">
            <text:p>0</text:p>
          </table:table-cell>
          <table:table-cell table:style-name="ce6" table:formula="of:=ROUND((SUM([.$B83:.AZ83])/COUNT([.$B83:.AZ83]));0)" office:value-type="float" office:value="0" calcext:value-type="float">
            <text:p>0</text:p>
          </table:table-cell>
          <table:table-cell table:style-name="ce6" table:formula="of:=ROUND((SUM([.$B83:.BA83])/COUNT([.$B83:.BA83]));0)" office:value-type="float" office:value="0" calcext:value-type="float">
            <text:p>0</text:p>
          </table:table-cell>
          <table:table-cell table:style-name="ce6" table:formula="of:=ROUND((SUM([.$B83:.BB83])/COUNT([.$B83:.BB83]));0)" office:value-type="float" office:value="0" calcext:value-type="float">
            <text:p>0</text:p>
          </table:table-cell>
          <table:table-cell table:style-name="ce6" table:formula="of:=ROUND((SUM([.$B83:.BC83])/COUNT([.$B83:.BC83]));0)" office:value-type="float" office:value="0" calcext:value-type="float">
            <text:p>0</text:p>
          </table:table-cell>
          <table:table-cell table:style-name="ce6" table:formula="of:=ROUND((SUM([.$B83:.BD83])/COUNT([.$B83:.BD83]));0)" office:value-type="float" office:value="0" calcext:value-type="float">
            <text:p>0</text:p>
          </table:table-cell>
          <table:table-cell table:style-name="ce6" table:formula="of:=ROUND((SUM([.$B83:.BE83])/COUNT([.$B83:.BE83]));0)" office:value-type="float" office:value="0" calcext:value-type="float">
            <text:p>0</text:p>
          </table:table-cell>
          <table:table-cell table:style-name="ce6" table:formula="of:=ROUND((SUM([.$B83:.BF83])/COUNT([.$B83:.BF83]));0)" office:value-type="float" office:value="0" calcext:value-type="float">
            <text:p>0</text:p>
          </table:table-cell>
          <table:table-cell table:style-name="ce6" table:formula="of:=ROUND((SUM([.$B83:.BG83])/COUNT([.$B83:.BG83]));0)" office:value-type="float" office:value="0" calcext:value-type="float">
            <text:p>0</text:p>
          </table:table-cell>
          <table:table-cell table:style-name="ce6" table:formula="of:=ROUND((SUM([.$B83:.BH83])/COUNT([.$B83:.BH83]));0)" office:value-type="float" office:value="0" calcext:value-type="float">
            <text:p>0</text:p>
          </table:table-cell>
          <table:table-cell table:style-name="ce6" table:formula="of:=ROUND((SUM([.$B83:.BI83])/COUNT([.$B83:.BI83]));0)" office:value-type="float" office:value="0" calcext:value-type="float">
            <text:p>0</text:p>
          </table:table-cell>
          <table:table-cell table:style-name="ce6" table:formula="of:=ROUND((SUM([.$B83:.BJ83])/COUNT([.$B83:.BJ83]));0)" office:value-type="float" office:value="0" calcext:value-type="float">
            <text:p>0</text:p>
          </table:table-cell>
          <table:table-cell table:style-name="ce6" table:formula="of:=ROUND((SUM([.$B83:.BK83])/COUNT([.$B83:.BK83]));0)" office:value-type="float" office:value="0" calcext:value-type="float">
            <text:p>0</text:p>
          </table:table-cell>
          <table:table-cell table:style-name="ce6" table:formula="of:=ROUND((SUM([.$B83:.BL83])/COUNT([.$B83:.BL83]));0)" office:value-type="float" office:value="0" calcext:value-type="float">
            <text:p>0</text:p>
          </table:table-cell>
          <table:table-cell table:style-name="ce6" table:formula="of:=ROUND((SUM([.$B83:.BM83])/COUNT([.$B83:.BM83]));0)" office:value-type="float" office:value="0" calcext:value-type="float">
            <text:p>0</text:p>
          </table:table-cell>
          <table:table-cell table:style-name="ce6" table:formula="of:=ROUND((SUM([.$B83:.BN83])/COUNT([.$B83:.BN83]));0)" office:value-type="float" office:value="0" calcext:value-type="float">
            <text:p>0</text:p>
          </table:table-cell>
          <table:table-cell table:style-name="ce6" table:formula="of:=ROUND((SUM([.$B83:.BO83])/COUNT([.$B83:.BO83]));0)" office:value-type="float" office:value="0" calcext:value-type="float">
            <text:p>0</text:p>
          </table:table-cell>
          <table:table-cell table:style-name="ce6" table:formula="of:=ROUND((SUM([.$B83:.BP83])/COUNT([.$B83:.BP83]));0)" office:value-type="float" office:value="0" calcext:value-type="float">
            <text:p>0</text:p>
          </table:table-cell>
          <table:table-cell table:style-name="ce6" table:formula="of:=ROUND((SUM([.$B83:.BQ83])/COUNT([.$B83:.BQ83]));0)" office:value-type="float" office:value="0" calcext:value-type="float">
            <text:p>0</text:p>
          </table:table-cell>
          <table:table-cell table:style-name="ce6" table:formula="of:=ROUND((SUM([.$B83:.BR83])/COUNT([.$B83:.BR83]));0)" office:value-type="float" office:value="0" calcext:value-type="float">
            <text:p>0</text:p>
          </table:table-cell>
          <table:table-cell table:style-name="ce6" table:formula="of:=ROUND((SUM([.$B83:.BS83])/COUNT([.$B83:.BS83]));0)" office:value-type="float" office:value="0" calcext:value-type="float">
            <text:p>0</text:p>
          </table:table-cell>
          <table:table-cell table:style-name="ce6" table:formula="of:=ROUND((SUM([.$B83:.BT83])/COUNT([.$B83:.BT83]));0)" office:value-type="float" office:value="0" calcext:value-type="float">
            <text:p>0</text:p>
          </table:table-cell>
          <table:table-cell table:style-name="ce6" table:formula="of:=ROUND((SUM([.$B83:.BU83])/COUNT([.$B83:.BU83]));0)" office:value-type="float" office:value="0" calcext:value-type="float">
            <text:p>0</text:p>
          </table:table-cell>
          <table:table-cell table:style-name="ce6" table:formula="of:=ROUND((SUM([.$B83:.BV83])/COUNT([.$B83:.BV83]));0)" office:value-type="float" office:value="0" calcext:value-type="float">
            <text:p>0</text:p>
          </table:table-cell>
          <table:table-cell table:style-name="ce6" table:formula="of:=ROUND((SUM([.$B83:.BW83])/COUNT([.$B83:.BW83]));0)" office:value-type="float" office:value="0" calcext:value-type="float">
            <text:p>0</text:p>
          </table:table-cell>
          <table:table-cell table:style-name="ce6" table:formula="of:=ROUND((SUM([.$B83:.BX83])/COUNT([.$B83:.BX83]));0)" office:value-type="float" office:value="0" calcext:value-type="float">
            <text:p>0</text:p>
          </table:table-cell>
          <table:table-cell table:style-name="ce6" table:formula="of:=ROUND((SUM([.$B83:.BY83])/COUNT([.$B83:.BY83]));0)" office:value-type="float" office:value="0" calcext:value-type="float">
            <text:p>0</text:p>
          </table:table-cell>
          <table:table-cell table:style-name="ce6" table:formula="of:=ROUND((SUM([.$B83:.BZ83])/COUNT([.$B83:.BZ83]));0)" office:value-type="float" office:value="0" calcext:value-type="float">
            <text:p>0</text:p>
          </table:table-cell>
          <table:table-cell table:style-name="ce6" table:formula="of:=ROUND((SUM([.$B83:.CA83])/COUNT([.$B83:.CA83]));0)" office:value-type="float" office:value="0" calcext:value-type="float">
            <text:p>0</text:p>
          </table:table-cell>
          <table:table-cell table:style-name="ce6" table:formula="of:=ROUND((SUM([.$B83:.CB83])/COUNT([.$B83:.CB83]));0)" office:value-type="float" office:value="0" calcext:value-type="float">
            <text:p>0</text:p>
          </table:table-cell>
          <table:table-cell table:style-name="ce6" table:formula="of:=ROUND((SUM([.$B83:.CC83])/COUNT([.$B83:.CC83]));0)" office:value-type="float" office:value="0" calcext:value-type="float">
            <text:p>0</text:p>
          </table:table-cell>
          <table:table-cell table:style-name="ce6" table:formula="of:=ROUND((SUM([.$B83:.CD83])/COUNT([.$B83:.CD83]));0)" office:value-type="float" office:value="0" calcext:value-type="float">
            <text:p>0</text:p>
          </table:table-cell>
          <table:table-cell table:style-name="ce6" table:formula="of:=ROUND((SUM([.$B83:.CE83])/COUNT([.$B83:.CE83]));0)" office:value-type="float" office:value="0" calcext:value-type="float">
            <text:p>0</text:p>
          </table:table-cell>
          <table:table-cell table:style-name="ce6" table:formula="of:=ROUND((SUM([.$B83:.CF83])/COUNT([.$B83:.CF83]));0)" office:value-type="float" office:value="0" calcext:value-type="float">
            <text:p>0</text:p>
          </table:table-cell>
          <table:table-cell table:style-name="ce6" table:formula="of:=ROUND((SUM([.$B83:.CG83])/COUNT([.$B83:.CG83]));0)" office:value-type="float" office:value="0" calcext:value-type="float">
            <text:p>0</text:p>
          </table:table-cell>
          <table:table-cell table:style-name="ce6" table:formula="of:=ROUND((SUM([.$B83:.CH83])/COUNT([.$B83:.CH83]));0)" office:value-type="float" office:value="0" calcext:value-type="float">
            <text:p>0</text:p>
          </table:table-cell>
          <table:table-cell table:style-name="ce6" table:formula="of:=ROUND((SUM([.$B83:.CI83])/COUNT([.$B83:.CI83]));0)" office:value-type="float" office:value="0" calcext:value-type="float">
            <text:p>0</text:p>
          </table:table-cell>
          <table:table-cell table:style-name="ce6" table:formula="of:=ROUND((SUM([.$B83:.CJ83])/COUNT([.$B83:.CJ83]));0)" office:value-type="float" office:value="0" calcext:value-type="float">
            <text:p>0</text:p>
          </table:table-cell>
          <table:table-cell table:style-name="ce6" table:formula="of:=ROUND((SUM([.$B83:.CK83])/COUNT([.$B83:.CK83]));0)" office:value-type="float" office:value="0" calcext:value-type="float">
            <text:p>0</text:p>
          </table:table-cell>
          <table:table-cell table:number-columns-repeated="100"/>
        </table:table-row>
        <table:table-row table:style-name="ro2">
          <table:table-cell table:number-columns-repeated="298" office:value-type="float" office:value="0" calcext:value-type="float">
            <text:p>0</text:p>
          </table:table-cell>
          <table:table-cell table:style-name="ce6" table:formula="of:=ROUND((SUM([.$B84:.B84])/COUNT([.$B84:.B84]));0)" office:value-type="float" office:value="0" calcext:value-type="float">
            <text:p>0</text:p>
          </table:table-cell>
          <table:table-cell table:style-name="ce6" table:formula="of:=ROUND((SUM([.$B84:.C84])/COUNT([.$B84:.C84]));0)" office:value-type="float" office:value="0" calcext:value-type="float">
            <text:p>0</text:p>
          </table:table-cell>
          <table:table-cell table:style-name="ce6" table:formula="of:=ROUND((SUM([.$B84:.D84])/COUNT([.$B84:.D84]));0)" office:value-type="float" office:value="0" calcext:value-type="float">
            <text:p>0</text:p>
          </table:table-cell>
          <table:table-cell table:style-name="ce6" table:formula="of:=ROUND((SUM([.$B84:.E84])/COUNT([.$B84:.E84]));0)" office:value-type="float" office:value="0" calcext:value-type="float">
            <text:p>0</text:p>
          </table:table-cell>
          <table:table-cell table:style-name="ce6" table:formula="of:=ROUND((SUM([.$B84:.F84])/COUNT([.$B84:.F84]));0)" office:value-type="float" office:value="0" calcext:value-type="float">
            <text:p>0</text:p>
          </table:table-cell>
          <table:table-cell table:style-name="ce6" table:formula="of:=ROUND((SUM([.$B84:.G84])/COUNT([.$B84:.G84]));0)" office:value-type="float" office:value="0" calcext:value-type="float">
            <text:p>0</text:p>
          </table:table-cell>
          <table:table-cell table:style-name="ce6" table:formula="of:=ROUND((SUM([.$B84:.H84])/COUNT([.$B84:.H84]));0)" office:value-type="float" office:value="0" calcext:value-type="float">
            <text:p>0</text:p>
          </table:table-cell>
          <table:table-cell table:style-name="ce6" table:formula="of:=ROUND((SUM([.$B84:.I84])/COUNT([.$B84:.I84]));0)" office:value-type="float" office:value="0" calcext:value-type="float">
            <text:p>0</text:p>
          </table:table-cell>
          <table:table-cell table:style-name="ce6" table:formula="of:=ROUND((SUM([.$B84:.J84])/COUNT([.$B84:.J84]));0)" office:value-type="float" office:value="0" calcext:value-type="float">
            <text:p>0</text:p>
          </table:table-cell>
          <table:table-cell table:style-name="ce6" table:formula="of:=ROUND((SUM([.$B84:.K84])/COUNT([.$B84:.K84]));0)" office:value-type="float" office:value="0" calcext:value-type="float">
            <text:p>0</text:p>
          </table:table-cell>
          <table:table-cell table:style-name="ce6" table:formula="of:=ROUND((SUM([.$B84:.L84])/COUNT([.$B84:.L84]));0)" office:value-type="float" office:value="0" calcext:value-type="float">
            <text:p>0</text:p>
          </table:table-cell>
          <table:table-cell table:style-name="ce6" table:formula="of:=ROUND((SUM([.$B84:.M84])/COUNT([.$B84:.M84]));0)" office:value-type="float" office:value="0" calcext:value-type="float">
            <text:p>0</text:p>
          </table:table-cell>
          <table:table-cell table:style-name="ce6" table:formula="of:=ROUND((SUM([.$B84:.N84])/COUNT([.$B84:.N84]));0)" office:value-type="float" office:value="0" calcext:value-type="float">
            <text:p>0</text:p>
          </table:table-cell>
          <table:table-cell table:style-name="ce6" table:formula="of:=ROUND((SUM([.$B84:.O84])/COUNT([.$B84:.O84]));0)" office:value-type="float" office:value="0" calcext:value-type="float">
            <text:p>0</text:p>
          </table:table-cell>
          <table:table-cell table:style-name="ce6" table:formula="of:=ROUND((SUM([.$B84:.P84])/COUNT([.$B84:.P84]));0)" office:value-type="float" office:value="0" calcext:value-type="float">
            <text:p>0</text:p>
          </table:table-cell>
          <table:table-cell table:style-name="ce6" table:formula="of:=ROUND((SUM([.$B84:.Q84])/COUNT([.$B84:.Q84]));0)" office:value-type="float" office:value="0" calcext:value-type="float">
            <text:p>0</text:p>
          </table:table-cell>
          <table:table-cell table:style-name="ce6" table:formula="of:=ROUND((SUM([.$B84:.R84])/COUNT([.$B84:.R84]));0)" office:value-type="float" office:value="0" calcext:value-type="float">
            <text:p>0</text:p>
          </table:table-cell>
          <table:table-cell table:style-name="ce6" table:formula="of:=ROUND((SUM([.$B84:.S84])/COUNT([.$B84:.S84]));0)" office:value-type="float" office:value="0" calcext:value-type="float">
            <text:p>0</text:p>
          </table:table-cell>
          <table:table-cell table:style-name="ce6" table:formula="of:=ROUND((SUM([.$B84:.T84])/COUNT([.$B84:.T84]));0)" office:value-type="float" office:value="0" calcext:value-type="float">
            <text:p>0</text:p>
          </table:table-cell>
          <table:table-cell table:style-name="ce6" table:formula="of:=ROUND((SUM([.$B84:.U84])/COUNT([.$B84:.U84]));0)" office:value-type="float" office:value="0" calcext:value-type="float">
            <text:p>0</text:p>
          </table:table-cell>
          <table:table-cell table:style-name="ce6" table:formula="of:=ROUND((SUM([.$B84:.V84])/COUNT([.$B84:.V84]));0)" office:value-type="float" office:value="0" calcext:value-type="float">
            <text:p>0</text:p>
          </table:table-cell>
          <table:table-cell table:style-name="ce6" table:formula="of:=ROUND((SUM([.$B84:.W84])/COUNT([.$B84:.W84]));0)" office:value-type="float" office:value="0" calcext:value-type="float">
            <text:p>0</text:p>
          </table:table-cell>
          <table:table-cell table:style-name="ce6" table:formula="of:=ROUND((SUM([.$B84:.X84])/COUNT([.$B84:.X84]));0)" office:value-type="float" office:value="0" calcext:value-type="float">
            <text:p>0</text:p>
          </table:table-cell>
          <table:table-cell table:style-name="ce6" table:formula="of:=ROUND((SUM([.$B84:.Y84])/COUNT([.$B84:.Y84]));0)" office:value-type="float" office:value="0" calcext:value-type="float">
            <text:p>0</text:p>
          </table:table-cell>
          <table:table-cell table:style-name="ce6" table:formula="of:=ROUND((SUM([.$B84:.Z84])/COUNT([.$B84:.Z84]));0)" office:value-type="float" office:value="0" calcext:value-type="float">
            <text:p>0</text:p>
          </table:table-cell>
          <table:table-cell table:style-name="ce6" table:formula="of:=ROUND((SUM([.$B84:.AA84])/COUNT([.$B84:.AA84]));0)" office:value-type="float" office:value="0" calcext:value-type="float">
            <text:p>0</text:p>
          </table:table-cell>
          <table:table-cell table:style-name="ce6" table:formula="of:=ROUND((SUM([.$B84:.AB84])/COUNT([.$B84:.AB84]));0)" office:value-type="float" office:value="0" calcext:value-type="float">
            <text:p>0</text:p>
          </table:table-cell>
          <table:table-cell table:style-name="ce6" table:formula="of:=ROUND((SUM([.$B84:.AC84])/COUNT([.$B84:.AC84]));0)" office:value-type="float" office:value="0" calcext:value-type="float">
            <text:p>0</text:p>
          </table:table-cell>
          <table:table-cell table:style-name="ce6" table:formula="of:=ROUND((SUM([.$B84:.AD84])/COUNT([.$B84:.AD84]));0)" office:value-type="float" office:value="0" calcext:value-type="float">
            <text:p>0</text:p>
          </table:table-cell>
          <table:table-cell table:style-name="ce6" table:formula="of:=ROUND((SUM([.$B84:.AE84])/COUNT([.$B84:.AE84]));0)" office:value-type="float" office:value="0" calcext:value-type="float">
            <text:p>0</text:p>
          </table:table-cell>
          <table:table-cell table:style-name="ce6" table:formula="of:=ROUND((SUM([.$B84:.AF84])/COUNT([.$B84:.AF84]));0)" office:value-type="float" office:value="0" calcext:value-type="float">
            <text:p>0</text:p>
          </table:table-cell>
          <table:table-cell table:style-name="ce6" table:formula="of:=ROUND((SUM([.$B84:.AG84])/COUNT([.$B84:.AG84]));0)" office:value-type="float" office:value="0" calcext:value-type="float">
            <text:p>0</text:p>
          </table:table-cell>
          <table:table-cell table:style-name="ce6" table:formula="of:=ROUND((SUM([.$B84:.AH84])/COUNT([.$B84:.AH84]));0)" office:value-type="float" office:value="0" calcext:value-type="float">
            <text:p>0</text:p>
          </table:table-cell>
          <table:table-cell table:style-name="ce6" table:formula="of:=ROUND((SUM([.$B84:.AI84])/COUNT([.$B84:.AI84]));0)" office:value-type="float" office:value="0" calcext:value-type="float">
            <text:p>0</text:p>
          </table:table-cell>
          <table:table-cell table:style-name="ce6" table:formula="of:=ROUND((SUM([.$B84:.AJ84])/COUNT([.$B84:.AJ84]));0)" office:value-type="float" office:value="0" calcext:value-type="float">
            <text:p>0</text:p>
          </table:table-cell>
          <table:table-cell table:style-name="ce6" table:formula="of:=ROUND((SUM([.$B84:.AK84])/COUNT([.$B84:.AK84]));0)" office:value-type="float" office:value="0" calcext:value-type="float">
            <text:p>0</text:p>
          </table:table-cell>
          <table:table-cell table:style-name="ce6" table:formula="of:=ROUND((SUM([.$B84:.AL84])/COUNT([.$B84:.AL84]));0)" office:value-type="float" office:value="0" calcext:value-type="float">
            <text:p>0</text:p>
          </table:table-cell>
          <table:table-cell table:style-name="ce6" table:formula="of:=ROUND((SUM([.$B84:.AM84])/COUNT([.$B84:.AM84]));0)" office:value-type="float" office:value="0" calcext:value-type="float">
            <text:p>0</text:p>
          </table:table-cell>
          <table:table-cell table:style-name="ce6" table:formula="of:=ROUND((SUM([.$B84:.AN84])/COUNT([.$B84:.AN84]));0)" office:value-type="float" office:value="0" calcext:value-type="float">
            <text:p>0</text:p>
          </table:table-cell>
          <table:table-cell table:style-name="ce6" table:formula="of:=ROUND((SUM([.$B84:.AO84])/COUNT([.$B84:.AO84]));0)" office:value-type="float" office:value="0" calcext:value-type="float">
            <text:p>0</text:p>
          </table:table-cell>
          <table:table-cell table:style-name="ce6" table:formula="of:=ROUND((SUM([.$B84:.AP84])/COUNT([.$B84:.AP84]));0)" office:value-type="float" office:value="0" calcext:value-type="float">
            <text:p>0</text:p>
          </table:table-cell>
          <table:table-cell table:style-name="ce6" table:formula="of:=ROUND((SUM([.$B84:.AQ84])/COUNT([.$B84:.AQ84]));0)" office:value-type="float" office:value="0" calcext:value-type="float">
            <text:p>0</text:p>
          </table:table-cell>
          <table:table-cell table:style-name="ce6" table:formula="of:=ROUND((SUM([.$B84:.AR84])/COUNT([.$B84:.AR84]));0)" office:value-type="float" office:value="0" calcext:value-type="float">
            <text:p>0</text:p>
          </table:table-cell>
          <table:table-cell table:style-name="ce6" table:formula="of:=ROUND((SUM([.$B84:.AS84])/COUNT([.$B84:.AS84]));0)" office:value-type="float" office:value="0" calcext:value-type="float">
            <text:p>0</text:p>
          </table:table-cell>
          <table:table-cell table:style-name="ce6" table:formula="of:=ROUND((SUM([.$B84:.AT84])/COUNT([.$B84:.AT84]));0)" office:value-type="float" office:value="0" calcext:value-type="float">
            <text:p>0</text:p>
          </table:table-cell>
          <table:table-cell table:style-name="ce6" table:formula="of:=ROUND((SUM([.$B84:.AU84])/COUNT([.$B84:.AU84]));0)" office:value-type="float" office:value="0" calcext:value-type="float">
            <text:p>0</text:p>
          </table:table-cell>
          <table:table-cell table:style-name="ce6" table:formula="of:=ROUND((SUM([.$B84:.AV84])/COUNT([.$B84:.AV84]));0)" office:value-type="float" office:value="0" calcext:value-type="float">
            <text:p>0</text:p>
          </table:table-cell>
          <table:table-cell table:style-name="ce6" table:formula="of:=ROUND((SUM([.$B84:.AW84])/COUNT([.$B84:.AW84]));0)" office:value-type="float" office:value="0" calcext:value-type="float">
            <text:p>0</text:p>
          </table:table-cell>
          <table:table-cell table:style-name="ce6" table:formula="of:=ROUND((SUM([.$B84:.AX84])/COUNT([.$B84:.AX84]));0)" office:value-type="float" office:value="0" calcext:value-type="float">
            <text:p>0</text:p>
          </table:table-cell>
          <table:table-cell table:style-name="ce6" table:formula="of:=ROUND((SUM([.$B84:.AY84])/COUNT([.$B84:.AY84]));0)" office:value-type="float" office:value="0" calcext:value-type="float">
            <text:p>0</text:p>
          </table:table-cell>
          <table:table-cell table:style-name="ce6" table:formula="of:=ROUND((SUM([.$B84:.AZ84])/COUNT([.$B84:.AZ84]));0)" office:value-type="float" office:value="0" calcext:value-type="float">
            <text:p>0</text:p>
          </table:table-cell>
          <table:table-cell table:style-name="ce6" table:formula="of:=ROUND((SUM([.$B84:.BA84])/COUNT([.$B84:.BA84]));0)" office:value-type="float" office:value="0" calcext:value-type="float">
            <text:p>0</text:p>
          </table:table-cell>
          <table:table-cell table:style-name="ce6" table:formula="of:=ROUND((SUM([.$B84:.BB84])/COUNT([.$B84:.BB84]));0)" office:value-type="float" office:value="0" calcext:value-type="float">
            <text:p>0</text:p>
          </table:table-cell>
          <table:table-cell table:style-name="ce6" table:formula="of:=ROUND((SUM([.$B84:.BC84])/COUNT([.$B84:.BC84]));0)" office:value-type="float" office:value="0" calcext:value-type="float">
            <text:p>0</text:p>
          </table:table-cell>
          <table:table-cell table:style-name="ce6" table:formula="of:=ROUND((SUM([.$B84:.BD84])/COUNT([.$B84:.BD84]));0)" office:value-type="float" office:value="0" calcext:value-type="float">
            <text:p>0</text:p>
          </table:table-cell>
          <table:table-cell table:style-name="ce6" table:formula="of:=ROUND((SUM([.$B84:.BE84])/COUNT([.$B84:.BE84]));0)" office:value-type="float" office:value="0" calcext:value-type="float">
            <text:p>0</text:p>
          </table:table-cell>
          <table:table-cell table:style-name="ce6" table:formula="of:=ROUND((SUM([.$B84:.BF84])/COUNT([.$B84:.BF84]));0)" office:value-type="float" office:value="0" calcext:value-type="float">
            <text:p>0</text:p>
          </table:table-cell>
          <table:table-cell table:style-name="ce6" table:formula="of:=ROUND((SUM([.$B84:.BG84])/COUNT([.$B84:.BG84]));0)" office:value-type="float" office:value="0" calcext:value-type="float">
            <text:p>0</text:p>
          </table:table-cell>
          <table:table-cell table:style-name="ce6" table:formula="of:=ROUND((SUM([.$B84:.BH84])/COUNT([.$B84:.BH84]));0)" office:value-type="float" office:value="0" calcext:value-type="float">
            <text:p>0</text:p>
          </table:table-cell>
          <table:table-cell table:style-name="ce6" table:formula="of:=ROUND((SUM([.$B84:.BI84])/COUNT([.$B84:.BI84]));0)" office:value-type="float" office:value="0" calcext:value-type="float">
            <text:p>0</text:p>
          </table:table-cell>
          <table:table-cell table:style-name="ce6" table:formula="of:=ROUND((SUM([.$B84:.BJ84])/COUNT([.$B84:.BJ84]));0)" office:value-type="float" office:value="0" calcext:value-type="float">
            <text:p>0</text:p>
          </table:table-cell>
          <table:table-cell table:style-name="ce6" table:formula="of:=ROUND((SUM([.$B84:.BK84])/COUNT([.$B84:.BK84]));0)" office:value-type="float" office:value="0" calcext:value-type="float">
            <text:p>0</text:p>
          </table:table-cell>
          <table:table-cell table:style-name="ce6" table:formula="of:=ROUND((SUM([.$B84:.BL84])/COUNT([.$B84:.BL84]));0)" office:value-type="float" office:value="0" calcext:value-type="float">
            <text:p>0</text:p>
          </table:table-cell>
          <table:table-cell table:style-name="ce6" table:formula="of:=ROUND((SUM([.$B84:.BM84])/COUNT([.$B84:.BM84]));0)" office:value-type="float" office:value="0" calcext:value-type="float">
            <text:p>0</text:p>
          </table:table-cell>
          <table:table-cell table:style-name="ce6" table:formula="of:=ROUND((SUM([.$B84:.BN84])/COUNT([.$B84:.BN84]));0)" office:value-type="float" office:value="0" calcext:value-type="float">
            <text:p>0</text:p>
          </table:table-cell>
          <table:table-cell table:style-name="ce6" table:formula="of:=ROUND((SUM([.$B84:.BO84])/COUNT([.$B84:.BO84]));0)" office:value-type="float" office:value="0" calcext:value-type="float">
            <text:p>0</text:p>
          </table:table-cell>
          <table:table-cell table:style-name="ce6" table:formula="of:=ROUND((SUM([.$B84:.BP84])/COUNT([.$B84:.BP84]));0)" office:value-type="float" office:value="0" calcext:value-type="float">
            <text:p>0</text:p>
          </table:table-cell>
          <table:table-cell table:style-name="ce6" table:formula="of:=ROUND((SUM([.$B84:.BQ84])/COUNT([.$B84:.BQ84]));0)" office:value-type="float" office:value="0" calcext:value-type="float">
            <text:p>0</text:p>
          </table:table-cell>
          <table:table-cell table:style-name="ce6" table:formula="of:=ROUND((SUM([.$B84:.BR84])/COUNT([.$B84:.BR84]));0)" office:value-type="float" office:value="0" calcext:value-type="float">
            <text:p>0</text:p>
          </table:table-cell>
          <table:table-cell table:style-name="ce6" table:formula="of:=ROUND((SUM([.$B84:.BS84])/COUNT([.$B84:.BS84]));0)" office:value-type="float" office:value="0" calcext:value-type="float">
            <text:p>0</text:p>
          </table:table-cell>
          <table:table-cell table:style-name="ce6" table:formula="of:=ROUND((SUM([.$B84:.BT84])/COUNT([.$B84:.BT84]));0)" office:value-type="float" office:value="0" calcext:value-type="float">
            <text:p>0</text:p>
          </table:table-cell>
          <table:table-cell table:style-name="ce6" table:formula="of:=ROUND((SUM([.$B84:.BU84])/COUNT([.$B84:.BU84]));0)" office:value-type="float" office:value="0" calcext:value-type="float">
            <text:p>0</text:p>
          </table:table-cell>
          <table:table-cell table:style-name="ce6" table:formula="of:=ROUND((SUM([.$B84:.BV84])/COUNT([.$B84:.BV84]));0)" office:value-type="float" office:value="0" calcext:value-type="float">
            <text:p>0</text:p>
          </table:table-cell>
          <table:table-cell table:style-name="ce6" table:formula="of:=ROUND((SUM([.$B84:.BW84])/COUNT([.$B84:.BW84]));0)" office:value-type="float" office:value="0" calcext:value-type="float">
            <text:p>0</text:p>
          </table:table-cell>
          <table:table-cell table:style-name="ce6" table:formula="of:=ROUND((SUM([.$B84:.BX84])/COUNT([.$B84:.BX84]));0)" office:value-type="float" office:value="0" calcext:value-type="float">
            <text:p>0</text:p>
          </table:table-cell>
          <table:table-cell table:style-name="ce6" table:formula="of:=ROUND((SUM([.$B84:.BY84])/COUNT([.$B84:.BY84]));0)" office:value-type="float" office:value="0" calcext:value-type="float">
            <text:p>0</text:p>
          </table:table-cell>
          <table:table-cell table:style-name="ce6" table:formula="of:=ROUND((SUM([.$B84:.BZ84])/COUNT([.$B84:.BZ84]));0)" office:value-type="float" office:value="0" calcext:value-type="float">
            <text:p>0</text:p>
          </table:table-cell>
          <table:table-cell table:style-name="ce6" table:formula="of:=ROUND((SUM([.$B84:.CA84])/COUNT([.$B84:.CA84]));0)" office:value-type="float" office:value="0" calcext:value-type="float">
            <text:p>0</text:p>
          </table:table-cell>
          <table:table-cell table:style-name="ce6" table:formula="of:=ROUND((SUM([.$B84:.CB84])/COUNT([.$B84:.CB84]));0)" office:value-type="float" office:value="0" calcext:value-type="float">
            <text:p>0</text:p>
          </table:table-cell>
          <table:table-cell table:style-name="ce6" table:formula="of:=ROUND((SUM([.$B84:.CC84])/COUNT([.$B84:.CC84]));0)" office:value-type="float" office:value="0" calcext:value-type="float">
            <text:p>0</text:p>
          </table:table-cell>
          <table:table-cell table:style-name="ce6" table:formula="of:=ROUND((SUM([.$B84:.CD84])/COUNT([.$B84:.CD84]));0)" office:value-type="float" office:value="0" calcext:value-type="float">
            <text:p>0</text:p>
          </table:table-cell>
          <table:table-cell table:style-name="ce6" table:formula="of:=ROUND((SUM([.$B84:.CE84])/COUNT([.$B84:.CE84]));0)" office:value-type="float" office:value="0" calcext:value-type="float">
            <text:p>0</text:p>
          </table:table-cell>
          <table:table-cell table:style-name="ce6" table:formula="of:=ROUND((SUM([.$B84:.CF84])/COUNT([.$B84:.CF84]));0)" office:value-type="float" office:value="0" calcext:value-type="float">
            <text:p>0</text:p>
          </table:table-cell>
          <table:table-cell table:style-name="ce6" table:formula="of:=ROUND((SUM([.$B84:.CG84])/COUNT([.$B84:.CG84]));0)" office:value-type="float" office:value="0" calcext:value-type="float">
            <text:p>0</text:p>
          </table:table-cell>
          <table:table-cell table:style-name="ce6" table:formula="of:=ROUND((SUM([.$B84:.CH84])/COUNT([.$B84:.CH84]));0)" office:value-type="float" office:value="0" calcext:value-type="float">
            <text:p>0</text:p>
          </table:table-cell>
          <table:table-cell table:style-name="ce6" table:formula="of:=ROUND((SUM([.$B84:.CI84])/COUNT([.$B84:.CI84]));0)" office:value-type="float" office:value="0" calcext:value-type="float">
            <text:p>0</text:p>
          </table:table-cell>
          <table:table-cell table:style-name="ce6" table:formula="of:=ROUND((SUM([.$B84:.CJ84])/COUNT([.$B84:.CJ84]));0)" office:value-type="float" office:value="0" calcext:value-type="float">
            <text:p>0</text:p>
          </table:table-cell>
          <table:table-cell table:style-name="ce6" table:formula="of:=ROUND((SUM([.$B84:.CK84])/COUNT([.$B84:.CK84]));0)" office:value-type="float" office:value="0" calcext:value-type="float">
            <text:p>0</text:p>
          </table:table-cell>
          <table:table-cell table:number-columns-repeated="100"/>
        </table:table-row>
        <table:table-row table:style-name="ro2">
          <table:table-cell table:number-columns-repeated="28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6" table:formula="of:=ROUND((SUM([.$B85:.B85])/COUNT([.$B85:.B85]));0)" office:value-type="float" office:value="0" calcext:value-type="float">
            <text:p>0</text:p>
          </table:table-cell>
          <table:table-cell table:style-name="ce6" table:formula="of:=ROUND((SUM([.$B85:.C85])/COUNT([.$B85:.C85]));0)" office:value-type="float" office:value="0" calcext:value-type="float">
            <text:p>0</text:p>
          </table:table-cell>
          <table:table-cell table:style-name="ce6" table:formula="of:=ROUND((SUM([.$B85:.D85])/COUNT([.$B85:.D85]));0)" office:value-type="float" office:value="0" calcext:value-type="float">
            <text:p>0</text:p>
          </table:table-cell>
          <table:table-cell table:style-name="ce6" table:formula="of:=ROUND((SUM([.$B85:.E85])/COUNT([.$B85:.E85]));0)" office:value-type="float" office:value="0" calcext:value-type="float">
            <text:p>0</text:p>
          </table:table-cell>
          <table:table-cell table:style-name="ce6" table:formula="of:=ROUND((SUM([.$B85:.F85])/COUNT([.$B85:.F85]));0)" office:value-type="float" office:value="0" calcext:value-type="float">
            <text:p>0</text:p>
          </table:table-cell>
          <table:table-cell table:style-name="ce6" table:formula="of:=ROUND((SUM([.$B85:.G85])/COUNT([.$B85:.G85]));0)" office:value-type="float" office:value="0" calcext:value-type="float">
            <text:p>0</text:p>
          </table:table-cell>
          <table:table-cell table:style-name="ce6" table:formula="of:=ROUND((SUM([.$B85:.H85])/COUNT([.$B85:.H85]));0)" office:value-type="float" office:value="0" calcext:value-type="float">
            <text:p>0</text:p>
          </table:table-cell>
          <table:table-cell table:style-name="ce6" table:formula="of:=ROUND((SUM([.$B85:.I85])/COUNT([.$B85:.I85]));0)" office:value-type="float" office:value="0" calcext:value-type="float">
            <text:p>0</text:p>
          </table:table-cell>
          <table:table-cell table:style-name="ce6" table:formula="of:=ROUND((SUM([.$B85:.J85])/COUNT([.$B85:.J85]));0)" office:value-type="float" office:value="0" calcext:value-type="float">
            <text:p>0</text:p>
          </table:table-cell>
          <table:table-cell table:style-name="ce6" table:formula="of:=ROUND((SUM([.$B85:.K85])/COUNT([.$B85:.K85]));0)" office:value-type="float" office:value="0" calcext:value-type="float">
            <text:p>0</text:p>
          </table:table-cell>
          <table:table-cell table:style-name="ce6" table:formula="of:=ROUND((SUM([.$B85:.L85])/COUNT([.$B85:.L85]));0)" office:value-type="float" office:value="0" calcext:value-type="float">
            <text:p>0</text:p>
          </table:table-cell>
          <table:table-cell table:style-name="ce6" table:formula="of:=ROUND((SUM([.$B85:.M85])/COUNT([.$B85:.M85]));0)" office:value-type="float" office:value="0" calcext:value-type="float">
            <text:p>0</text:p>
          </table:table-cell>
          <table:table-cell table:style-name="ce6" table:formula="of:=ROUND((SUM([.$B85:.N85])/COUNT([.$B85:.N85]));0)" office:value-type="float" office:value="0" calcext:value-type="float">
            <text:p>0</text:p>
          </table:table-cell>
          <table:table-cell table:style-name="ce6" table:formula="of:=ROUND((SUM([.$B85:.O85])/COUNT([.$B85:.O85]));0)" office:value-type="float" office:value="0" calcext:value-type="float">
            <text:p>0</text:p>
          </table:table-cell>
          <table:table-cell table:style-name="ce6" table:formula="of:=ROUND((SUM([.$B85:.P85])/COUNT([.$B85:.P85]));0)" office:value-type="float" office:value="0" calcext:value-type="float">
            <text:p>0</text:p>
          </table:table-cell>
          <table:table-cell table:style-name="ce6" table:formula="of:=ROUND((SUM([.$B85:.Q85])/COUNT([.$B85:.Q85]));0)" office:value-type="float" office:value="0" calcext:value-type="float">
            <text:p>0</text:p>
          </table:table-cell>
          <table:table-cell table:style-name="ce6" table:formula="of:=ROUND((SUM([.$B85:.R85])/COUNT([.$B85:.R85]));0)" office:value-type="float" office:value="0" calcext:value-type="float">
            <text:p>0</text:p>
          </table:table-cell>
          <table:table-cell table:style-name="ce6" table:formula="of:=ROUND((SUM([.$B85:.S85])/COUNT([.$B85:.S85]));0)" office:value-type="float" office:value="0" calcext:value-type="float">
            <text:p>0</text:p>
          </table:table-cell>
          <table:table-cell table:style-name="ce6" table:formula="of:=ROUND((SUM([.$B85:.T85])/COUNT([.$B85:.T85]));0)" office:value-type="float" office:value="0" calcext:value-type="float">
            <text:p>0</text:p>
          </table:table-cell>
          <table:table-cell table:style-name="ce6" table:formula="of:=ROUND((SUM([.$B85:.U85])/COUNT([.$B85:.U85]));0)" office:value-type="float" office:value="0" calcext:value-type="float">
            <text:p>0</text:p>
          </table:table-cell>
          <table:table-cell table:style-name="ce6" table:formula="of:=ROUND((SUM([.$B85:.V85])/COUNT([.$B85:.V85]));0)" office:value-type="float" office:value="0" calcext:value-type="float">
            <text:p>0</text:p>
          </table:table-cell>
          <table:table-cell table:style-name="ce6" table:formula="of:=ROUND((SUM([.$B85:.W85])/COUNT([.$B85:.W85]));0)" office:value-type="float" office:value="0" calcext:value-type="float">
            <text:p>0</text:p>
          </table:table-cell>
          <table:table-cell table:style-name="ce6" table:formula="of:=ROUND((SUM([.$B85:.X85])/COUNT([.$B85:.X85]));0)" office:value-type="float" office:value="0" calcext:value-type="float">
            <text:p>0</text:p>
          </table:table-cell>
          <table:table-cell table:style-name="ce6" table:formula="of:=ROUND((SUM([.$B85:.Y85])/COUNT([.$B85:.Y85]));0)" office:value-type="float" office:value="0" calcext:value-type="float">
            <text:p>0</text:p>
          </table:table-cell>
          <table:table-cell table:style-name="ce6" table:formula="of:=ROUND((SUM([.$B85:.Z85])/COUNT([.$B85:.Z85]));0)" office:value-type="float" office:value="0" calcext:value-type="float">
            <text:p>0</text:p>
          </table:table-cell>
          <table:table-cell table:style-name="ce6" table:formula="of:=ROUND((SUM([.$B85:.AA85])/COUNT([.$B85:.AA85]));0)" office:value-type="float" office:value="0" calcext:value-type="float">
            <text:p>0</text:p>
          </table:table-cell>
          <table:table-cell table:style-name="ce6" table:formula="of:=ROUND((SUM([.$B85:.AB85])/COUNT([.$B85:.AB85]));0)" office:value-type="float" office:value="0" calcext:value-type="float">
            <text:p>0</text:p>
          </table:table-cell>
          <table:table-cell table:style-name="ce6" table:formula="of:=ROUND((SUM([.$B85:.AC85])/COUNT([.$B85:.AC85]));0)" office:value-type="float" office:value="0" calcext:value-type="float">
            <text:p>0</text:p>
          </table:table-cell>
          <table:table-cell table:style-name="ce6" table:formula="of:=ROUND((SUM([.$B85:.AD85])/COUNT([.$B85:.AD85]));0)" office:value-type="float" office:value="0" calcext:value-type="float">
            <text:p>0</text:p>
          </table:table-cell>
          <table:table-cell table:style-name="ce6" table:formula="of:=ROUND((SUM([.$B85:.AE85])/COUNT([.$B85:.AE85]));0)" office:value-type="float" office:value="0" calcext:value-type="float">
            <text:p>0</text:p>
          </table:table-cell>
          <table:table-cell table:style-name="ce6" table:formula="of:=ROUND((SUM([.$B85:.AF85])/COUNT([.$B85:.AF85]));0)" office:value-type="float" office:value="0" calcext:value-type="float">
            <text:p>0</text:p>
          </table:table-cell>
          <table:table-cell table:style-name="ce6" table:formula="of:=ROUND((SUM([.$B85:.AG85])/COUNT([.$B85:.AG85]));0)" office:value-type="float" office:value="0" calcext:value-type="float">
            <text:p>0</text:p>
          </table:table-cell>
          <table:table-cell table:style-name="ce6" table:formula="of:=ROUND((SUM([.$B85:.AH85])/COUNT([.$B85:.AH85]));0)" office:value-type="float" office:value="0" calcext:value-type="float">
            <text:p>0</text:p>
          </table:table-cell>
          <table:table-cell table:style-name="ce6" table:formula="of:=ROUND((SUM([.$B85:.AI85])/COUNT([.$B85:.AI85]));0)" office:value-type="float" office:value="0" calcext:value-type="float">
            <text:p>0</text:p>
          </table:table-cell>
          <table:table-cell table:style-name="ce6" table:formula="of:=ROUND((SUM([.$B85:.AJ85])/COUNT([.$B85:.AJ85]));0)" office:value-type="float" office:value="0" calcext:value-type="float">
            <text:p>0</text:p>
          </table:table-cell>
          <table:table-cell table:style-name="ce6" table:formula="of:=ROUND((SUM([.$B85:.AK85])/COUNT([.$B85:.AK85]));0)" office:value-type="float" office:value="0" calcext:value-type="float">
            <text:p>0</text:p>
          </table:table-cell>
          <table:table-cell table:style-name="ce6" table:formula="of:=ROUND((SUM([.$B85:.AL85])/COUNT([.$B85:.AL85]));0)" office:value-type="float" office:value="0" calcext:value-type="float">
            <text:p>0</text:p>
          </table:table-cell>
          <table:table-cell table:style-name="ce6" table:formula="of:=ROUND((SUM([.$B85:.AM85])/COUNT([.$B85:.AM85]));0)" office:value-type="float" office:value="0" calcext:value-type="float">
            <text:p>0</text:p>
          </table:table-cell>
          <table:table-cell table:style-name="ce6" table:formula="of:=ROUND((SUM([.$B85:.AN85])/COUNT([.$B85:.AN85]));0)" office:value-type="float" office:value="0" calcext:value-type="float">
            <text:p>0</text:p>
          </table:table-cell>
          <table:table-cell table:style-name="ce6" table:formula="of:=ROUND((SUM([.$B85:.AO85])/COUNT([.$B85:.AO85]));0)" office:value-type="float" office:value="0" calcext:value-type="float">
            <text:p>0</text:p>
          </table:table-cell>
          <table:table-cell table:style-name="ce6" table:formula="of:=ROUND((SUM([.$B85:.AP85])/COUNT([.$B85:.AP85]));0)" office:value-type="float" office:value="0" calcext:value-type="float">
            <text:p>0</text:p>
          </table:table-cell>
          <table:table-cell table:style-name="ce6" table:formula="of:=ROUND((SUM([.$B85:.AQ85])/COUNT([.$B85:.AQ85]));0)" office:value-type="float" office:value="0" calcext:value-type="float">
            <text:p>0</text:p>
          </table:table-cell>
          <table:table-cell table:style-name="ce6" table:formula="of:=ROUND((SUM([.$B85:.AR85])/COUNT([.$B85:.AR85]));0)" office:value-type="float" office:value="0" calcext:value-type="float">
            <text:p>0</text:p>
          </table:table-cell>
          <table:table-cell table:style-name="ce6" table:formula="of:=ROUND((SUM([.$B85:.AS85])/COUNT([.$B85:.AS85]));0)" office:value-type="float" office:value="0" calcext:value-type="float">
            <text:p>0</text:p>
          </table:table-cell>
          <table:table-cell table:style-name="ce6" table:formula="of:=ROUND((SUM([.$B85:.AT85])/COUNT([.$B85:.AT85]));0)" office:value-type="float" office:value="0" calcext:value-type="float">
            <text:p>0</text:p>
          </table:table-cell>
          <table:table-cell table:style-name="ce6" table:formula="of:=ROUND((SUM([.$B85:.AU85])/COUNT([.$B85:.AU85]));0)" office:value-type="float" office:value="0" calcext:value-type="float">
            <text:p>0</text:p>
          </table:table-cell>
          <table:table-cell table:style-name="ce6" table:formula="of:=ROUND((SUM([.$B85:.AV85])/COUNT([.$B85:.AV85]));0)" office:value-type="float" office:value="0" calcext:value-type="float">
            <text:p>0</text:p>
          </table:table-cell>
          <table:table-cell table:style-name="ce6" table:formula="of:=ROUND((SUM([.$B85:.AW85])/COUNT([.$B85:.AW85]));0)" office:value-type="float" office:value="0" calcext:value-type="float">
            <text:p>0</text:p>
          </table:table-cell>
          <table:table-cell table:style-name="ce6" table:formula="of:=ROUND((SUM([.$B85:.AX85])/COUNT([.$B85:.AX85]));0)" office:value-type="float" office:value="0" calcext:value-type="float">
            <text:p>0</text:p>
          </table:table-cell>
          <table:table-cell table:style-name="ce6" table:formula="of:=ROUND((SUM([.$B85:.AY85])/COUNT([.$B85:.AY85]));0)" office:value-type="float" office:value="0" calcext:value-type="float">
            <text:p>0</text:p>
          </table:table-cell>
          <table:table-cell table:style-name="ce6" table:formula="of:=ROUND((SUM([.$B85:.AZ85])/COUNT([.$B85:.AZ85]));0)" office:value-type="float" office:value="0" calcext:value-type="float">
            <text:p>0</text:p>
          </table:table-cell>
          <table:table-cell table:style-name="ce6" table:formula="of:=ROUND((SUM([.$B85:.BA85])/COUNT([.$B85:.BA85]));0)" office:value-type="float" office:value="0" calcext:value-type="float">
            <text:p>0</text:p>
          </table:table-cell>
          <table:table-cell table:style-name="ce6" table:formula="of:=ROUND((SUM([.$B85:.BB85])/COUNT([.$B85:.BB85]));0)" office:value-type="float" office:value="0" calcext:value-type="float">
            <text:p>0</text:p>
          </table:table-cell>
          <table:table-cell table:style-name="ce6" table:formula="of:=ROUND((SUM([.$B85:.BC85])/COUNT([.$B85:.BC85]));0)" office:value-type="float" office:value="0" calcext:value-type="float">
            <text:p>0</text:p>
          </table:table-cell>
          <table:table-cell table:style-name="ce6" table:formula="of:=ROUND((SUM([.$B85:.BD85])/COUNT([.$B85:.BD85]));0)" office:value-type="float" office:value="0" calcext:value-type="float">
            <text:p>0</text:p>
          </table:table-cell>
          <table:table-cell table:style-name="ce6" table:formula="of:=ROUND((SUM([.$B85:.BE85])/COUNT([.$B85:.BE85]));0)" office:value-type="float" office:value="0" calcext:value-type="float">
            <text:p>0</text:p>
          </table:table-cell>
          <table:table-cell table:style-name="ce6" table:formula="of:=ROUND((SUM([.$B85:.BF85])/COUNT([.$B85:.BF85]));0)" office:value-type="float" office:value="0" calcext:value-type="float">
            <text:p>0</text:p>
          </table:table-cell>
          <table:table-cell table:style-name="ce6" table:formula="of:=ROUND((SUM([.$B85:.BG85])/COUNT([.$B85:.BG85]));0)" office:value-type="float" office:value="0" calcext:value-type="float">
            <text:p>0</text:p>
          </table:table-cell>
          <table:table-cell table:style-name="ce6" table:formula="of:=ROUND((SUM([.$B85:.BH85])/COUNT([.$B85:.BH85]));0)" office:value-type="float" office:value="0" calcext:value-type="float">
            <text:p>0</text:p>
          </table:table-cell>
          <table:table-cell table:style-name="ce6" table:formula="of:=ROUND((SUM([.$B85:.BI85])/COUNT([.$B85:.BI85]));0)" office:value-type="float" office:value="0" calcext:value-type="float">
            <text:p>0</text:p>
          </table:table-cell>
          <table:table-cell table:style-name="ce6" table:formula="of:=ROUND((SUM([.$B85:.BJ85])/COUNT([.$B85:.BJ85]));0)" office:value-type="float" office:value="0" calcext:value-type="float">
            <text:p>0</text:p>
          </table:table-cell>
          <table:table-cell table:style-name="ce6" table:formula="of:=ROUND((SUM([.$B85:.BK85])/COUNT([.$B85:.BK85]));0)" office:value-type="float" office:value="0" calcext:value-type="float">
            <text:p>0</text:p>
          </table:table-cell>
          <table:table-cell table:style-name="ce6" table:formula="of:=ROUND((SUM([.$B85:.BL85])/COUNT([.$B85:.BL85]));0)" office:value-type="float" office:value="0" calcext:value-type="float">
            <text:p>0</text:p>
          </table:table-cell>
          <table:table-cell table:style-name="ce6" table:formula="of:=ROUND((SUM([.$B85:.BM85])/COUNT([.$B85:.BM85]));0)" office:value-type="float" office:value="0" calcext:value-type="float">
            <text:p>0</text:p>
          </table:table-cell>
          <table:table-cell table:style-name="ce6" table:formula="of:=ROUND((SUM([.$B85:.BN85])/COUNT([.$B85:.BN85]));0)" office:value-type="float" office:value="0" calcext:value-type="float">
            <text:p>0</text:p>
          </table:table-cell>
          <table:table-cell table:style-name="ce6" table:formula="of:=ROUND((SUM([.$B85:.BO85])/COUNT([.$B85:.BO85]));0)" office:value-type="float" office:value="0" calcext:value-type="float">
            <text:p>0</text:p>
          </table:table-cell>
          <table:table-cell table:style-name="ce6" table:formula="of:=ROUND((SUM([.$B85:.BP85])/COUNT([.$B85:.BP85]));0)" office:value-type="float" office:value="0" calcext:value-type="float">
            <text:p>0</text:p>
          </table:table-cell>
          <table:table-cell table:style-name="ce6" table:formula="of:=ROUND((SUM([.$B85:.BQ85])/COUNT([.$B85:.BQ85]));0)" office:value-type="float" office:value="0" calcext:value-type="float">
            <text:p>0</text:p>
          </table:table-cell>
          <table:table-cell table:style-name="ce6" table:formula="of:=ROUND((SUM([.$B85:.BR85])/COUNT([.$B85:.BR85]));0)" office:value-type="float" office:value="0" calcext:value-type="float">
            <text:p>0</text:p>
          </table:table-cell>
          <table:table-cell table:style-name="ce6" table:formula="of:=ROUND((SUM([.$B85:.BS85])/COUNT([.$B85:.BS85]));0)" office:value-type="float" office:value="0" calcext:value-type="float">
            <text:p>0</text:p>
          </table:table-cell>
          <table:table-cell table:style-name="ce6" table:formula="of:=ROUND((SUM([.$B85:.BT85])/COUNT([.$B85:.BT85]));0)" office:value-type="float" office:value="0" calcext:value-type="float">
            <text:p>0</text:p>
          </table:table-cell>
          <table:table-cell table:style-name="ce6" table:formula="of:=ROUND((SUM([.$B85:.BU85])/COUNT([.$B85:.BU85]));0)" office:value-type="float" office:value="0" calcext:value-type="float">
            <text:p>0</text:p>
          </table:table-cell>
          <table:table-cell table:style-name="ce6" table:formula="of:=ROUND((SUM([.$B85:.BV85])/COUNT([.$B85:.BV85]));0)" office:value-type="float" office:value="0" calcext:value-type="float">
            <text:p>0</text:p>
          </table:table-cell>
          <table:table-cell table:style-name="ce6" table:formula="of:=ROUND((SUM([.$B85:.BW85])/COUNT([.$B85:.BW85]));0)" office:value-type="float" office:value="0" calcext:value-type="float">
            <text:p>0</text:p>
          </table:table-cell>
          <table:table-cell table:style-name="ce6" table:formula="of:=ROUND((SUM([.$B85:.BX85])/COUNT([.$B85:.BX85]));0)" office:value-type="float" office:value="0" calcext:value-type="float">
            <text:p>0</text:p>
          </table:table-cell>
          <table:table-cell table:style-name="ce6" table:formula="of:=ROUND((SUM([.$B85:.BY85])/COUNT([.$B85:.BY85]));0)" office:value-type="float" office:value="0" calcext:value-type="float">
            <text:p>0</text:p>
          </table:table-cell>
          <table:table-cell table:style-name="ce6" table:formula="of:=ROUND((SUM([.$B85:.BZ85])/COUNT([.$B85:.BZ85]));0)" office:value-type="float" office:value="0" calcext:value-type="float">
            <text:p>0</text:p>
          </table:table-cell>
          <table:table-cell table:style-name="ce6" table:formula="of:=ROUND((SUM([.$B85:.CA85])/COUNT([.$B85:.CA85]));0)" office:value-type="float" office:value="0" calcext:value-type="float">
            <text:p>0</text:p>
          </table:table-cell>
          <table:table-cell table:style-name="ce6" table:formula="of:=ROUND((SUM([.$B85:.CB85])/COUNT([.$B85:.CB85]));0)" office:value-type="float" office:value="0" calcext:value-type="float">
            <text:p>0</text:p>
          </table:table-cell>
          <table:table-cell table:style-name="ce6" table:formula="of:=ROUND((SUM([.$B85:.CC85])/COUNT([.$B85:.CC85]));0)" office:value-type="float" office:value="0" calcext:value-type="float">
            <text:p>0</text:p>
          </table:table-cell>
          <table:table-cell table:style-name="ce6" table:formula="of:=ROUND((SUM([.$B85:.CD85])/COUNT([.$B85:.CD85]));0)" office:value-type="float" office:value="0" calcext:value-type="float">
            <text:p>0</text:p>
          </table:table-cell>
          <table:table-cell table:style-name="ce6" table:formula="of:=ROUND((SUM([.$B85:.CE85])/COUNT([.$B85:.CE85]));0)" office:value-type="float" office:value="0" calcext:value-type="float">
            <text:p>0</text:p>
          </table:table-cell>
          <table:table-cell table:style-name="ce6" table:formula="of:=ROUND((SUM([.$B85:.CF85])/COUNT([.$B85:.CF85]));0)" office:value-type="float" office:value="0" calcext:value-type="float">
            <text:p>0</text:p>
          </table:table-cell>
          <table:table-cell table:style-name="ce6" table:formula="of:=ROUND((SUM([.$B85:.CG85])/COUNT([.$B85:.CG85]));0)" office:value-type="float" office:value="0" calcext:value-type="float">
            <text:p>0</text:p>
          </table:table-cell>
          <table:table-cell table:style-name="ce6" table:formula="of:=ROUND((SUM([.$B85:.CH85])/COUNT([.$B85:.CH85]));0)" office:value-type="float" office:value="0" calcext:value-type="float">
            <text:p>0</text:p>
          </table:table-cell>
          <table:table-cell table:style-name="ce6" table:formula="of:=ROUND((SUM([.$B85:.CI85])/COUNT([.$B85:.CI85]));0)" office:value-type="float" office:value="0" calcext:value-type="float">
            <text:p>0</text:p>
          </table:table-cell>
          <table:table-cell table:style-name="ce6" table:formula="of:=ROUND((SUM([.$B85:.CJ85])/COUNT([.$B85:.CJ85]));0)" office:value-type="float" office:value="0" calcext:value-type="float">
            <text:p>0</text:p>
          </table:table-cell>
          <table:table-cell table:style-name="ce6" table:formula="of:=ROUND((SUM([.$B85:.CK85])/COUNT([.$B85:.CK85]));0)" office:value-type="float" office:value="0" calcext:value-type="float">
            <text:p>0</text:p>
          </table:table-cell>
          <table:table-cell table:number-columns-repeated="100"/>
        </table:table-row>
        <table:table-row table:style-name="ro2">
          <table:table-cell table:number-columns-repeated="298" office:value-type="float" office:value="0" calcext:value-type="float">
            <text:p>0</text:p>
          </table:table-cell>
          <table:table-cell table:style-name="ce6" table:formula="of:=ROUND((SUM([.$B86:.B86])/COUNT([.$B86:.B86]));0)" office:value-type="float" office:value="0" calcext:value-type="float">
            <text:p>0</text:p>
          </table:table-cell>
          <table:table-cell table:style-name="ce6" table:formula="of:=ROUND((SUM([.$B86:.C86])/COUNT([.$B86:.C86]));0)" office:value-type="float" office:value="0" calcext:value-type="float">
            <text:p>0</text:p>
          </table:table-cell>
          <table:table-cell table:style-name="ce6" table:formula="of:=ROUND((SUM([.$B86:.D86])/COUNT([.$B86:.D86]));0)" office:value-type="float" office:value="0" calcext:value-type="float">
            <text:p>0</text:p>
          </table:table-cell>
          <table:table-cell table:style-name="ce6" table:formula="of:=ROUND((SUM([.$B86:.E86])/COUNT([.$B86:.E86]));0)" office:value-type="float" office:value="0" calcext:value-type="float">
            <text:p>0</text:p>
          </table:table-cell>
          <table:table-cell table:style-name="ce6" table:formula="of:=ROUND((SUM([.$B86:.F86])/COUNT([.$B86:.F86]));0)" office:value-type="float" office:value="0" calcext:value-type="float">
            <text:p>0</text:p>
          </table:table-cell>
          <table:table-cell table:style-name="ce6" table:formula="of:=ROUND((SUM([.$B86:.G86])/COUNT([.$B86:.G86]));0)" office:value-type="float" office:value="0" calcext:value-type="float">
            <text:p>0</text:p>
          </table:table-cell>
          <table:table-cell table:style-name="ce6" table:formula="of:=ROUND((SUM([.$B86:.H86])/COUNT([.$B86:.H86]));0)" office:value-type="float" office:value="0" calcext:value-type="float">
            <text:p>0</text:p>
          </table:table-cell>
          <table:table-cell table:style-name="ce6" table:formula="of:=ROUND((SUM([.$B86:.I86])/COUNT([.$B86:.I86]));0)" office:value-type="float" office:value="0" calcext:value-type="float">
            <text:p>0</text:p>
          </table:table-cell>
          <table:table-cell table:style-name="ce6" table:formula="of:=ROUND((SUM([.$B86:.J86])/COUNT([.$B86:.J86]));0)" office:value-type="float" office:value="0" calcext:value-type="float">
            <text:p>0</text:p>
          </table:table-cell>
          <table:table-cell table:style-name="ce6" table:formula="of:=ROUND((SUM([.$B86:.K86])/COUNT([.$B86:.K86]));0)" office:value-type="float" office:value="0" calcext:value-type="float">
            <text:p>0</text:p>
          </table:table-cell>
          <table:table-cell table:style-name="ce6" table:formula="of:=ROUND((SUM([.$B86:.L86])/COUNT([.$B86:.L86]));0)" office:value-type="float" office:value="0" calcext:value-type="float">
            <text:p>0</text:p>
          </table:table-cell>
          <table:table-cell table:style-name="ce6" table:formula="of:=ROUND((SUM([.$B86:.M86])/COUNT([.$B86:.M86]));0)" office:value-type="float" office:value="0" calcext:value-type="float">
            <text:p>0</text:p>
          </table:table-cell>
          <table:table-cell table:style-name="ce6" table:formula="of:=ROUND((SUM([.$B86:.N86])/COUNT([.$B86:.N86]));0)" office:value-type="float" office:value="0" calcext:value-type="float">
            <text:p>0</text:p>
          </table:table-cell>
          <table:table-cell table:style-name="ce6" table:formula="of:=ROUND((SUM([.$B86:.O86])/COUNT([.$B86:.O86]));0)" office:value-type="float" office:value="0" calcext:value-type="float">
            <text:p>0</text:p>
          </table:table-cell>
          <table:table-cell table:style-name="ce6" table:formula="of:=ROUND((SUM([.$B86:.P86])/COUNT([.$B86:.P86]));0)" office:value-type="float" office:value="0" calcext:value-type="float">
            <text:p>0</text:p>
          </table:table-cell>
          <table:table-cell table:style-name="ce6" table:formula="of:=ROUND((SUM([.$B86:.Q86])/COUNT([.$B86:.Q86]));0)" office:value-type="float" office:value="0" calcext:value-type="float">
            <text:p>0</text:p>
          </table:table-cell>
          <table:table-cell table:style-name="ce6" table:formula="of:=ROUND((SUM([.$B86:.R86])/COUNT([.$B86:.R86]));0)" office:value-type="float" office:value="0" calcext:value-type="float">
            <text:p>0</text:p>
          </table:table-cell>
          <table:table-cell table:style-name="ce6" table:formula="of:=ROUND((SUM([.$B86:.S86])/COUNT([.$B86:.S86]));0)" office:value-type="float" office:value="0" calcext:value-type="float">
            <text:p>0</text:p>
          </table:table-cell>
          <table:table-cell table:style-name="ce6" table:formula="of:=ROUND((SUM([.$B86:.T86])/COUNT([.$B86:.T86]));0)" office:value-type="float" office:value="0" calcext:value-type="float">
            <text:p>0</text:p>
          </table:table-cell>
          <table:table-cell table:style-name="ce6" table:formula="of:=ROUND((SUM([.$B86:.U86])/COUNT([.$B86:.U86]));0)" office:value-type="float" office:value="0" calcext:value-type="float">
            <text:p>0</text:p>
          </table:table-cell>
          <table:table-cell table:style-name="ce6" table:formula="of:=ROUND((SUM([.$B86:.V86])/COUNT([.$B86:.V86]));0)" office:value-type="float" office:value="0" calcext:value-type="float">
            <text:p>0</text:p>
          </table:table-cell>
          <table:table-cell table:style-name="ce6" table:formula="of:=ROUND((SUM([.$B86:.W86])/COUNT([.$B86:.W86]));0)" office:value-type="float" office:value="0" calcext:value-type="float">
            <text:p>0</text:p>
          </table:table-cell>
          <table:table-cell table:style-name="ce6" table:formula="of:=ROUND((SUM([.$B86:.X86])/COUNT([.$B86:.X86]));0)" office:value-type="float" office:value="0" calcext:value-type="float">
            <text:p>0</text:p>
          </table:table-cell>
          <table:table-cell table:style-name="ce6" table:formula="of:=ROUND((SUM([.$B86:.Y86])/COUNT([.$B86:.Y86]));0)" office:value-type="float" office:value="0" calcext:value-type="float">
            <text:p>0</text:p>
          </table:table-cell>
          <table:table-cell table:style-name="ce6" table:formula="of:=ROUND((SUM([.$B86:.Z86])/COUNT([.$B86:.Z86]));0)" office:value-type="float" office:value="0" calcext:value-type="float">
            <text:p>0</text:p>
          </table:table-cell>
          <table:table-cell table:style-name="ce6" table:formula="of:=ROUND((SUM([.$B86:.AA86])/COUNT([.$B86:.AA86]));0)" office:value-type="float" office:value="0" calcext:value-type="float">
            <text:p>0</text:p>
          </table:table-cell>
          <table:table-cell table:style-name="ce6" table:formula="of:=ROUND((SUM([.$B86:.AB86])/COUNT([.$B86:.AB86]));0)" office:value-type="float" office:value="0" calcext:value-type="float">
            <text:p>0</text:p>
          </table:table-cell>
          <table:table-cell table:style-name="ce6" table:formula="of:=ROUND((SUM([.$B86:.AC86])/COUNT([.$B86:.AC86]));0)" office:value-type="float" office:value="0" calcext:value-type="float">
            <text:p>0</text:p>
          </table:table-cell>
          <table:table-cell table:style-name="ce6" table:formula="of:=ROUND((SUM([.$B86:.AD86])/COUNT([.$B86:.AD86]));0)" office:value-type="float" office:value="0" calcext:value-type="float">
            <text:p>0</text:p>
          </table:table-cell>
          <table:table-cell table:style-name="ce6" table:formula="of:=ROUND((SUM([.$B86:.AE86])/COUNT([.$B86:.AE86]));0)" office:value-type="float" office:value="0" calcext:value-type="float">
            <text:p>0</text:p>
          </table:table-cell>
          <table:table-cell table:style-name="ce6" table:formula="of:=ROUND((SUM([.$B86:.AF86])/COUNT([.$B86:.AF86]));0)" office:value-type="float" office:value="0" calcext:value-type="float">
            <text:p>0</text:p>
          </table:table-cell>
          <table:table-cell table:style-name="ce6" table:formula="of:=ROUND((SUM([.$B86:.AG86])/COUNT([.$B86:.AG86]));0)" office:value-type="float" office:value="0" calcext:value-type="float">
            <text:p>0</text:p>
          </table:table-cell>
          <table:table-cell table:style-name="ce6" table:formula="of:=ROUND((SUM([.$B86:.AH86])/COUNT([.$B86:.AH86]));0)" office:value-type="float" office:value="0" calcext:value-type="float">
            <text:p>0</text:p>
          </table:table-cell>
          <table:table-cell table:style-name="ce6" table:formula="of:=ROUND((SUM([.$B86:.AI86])/COUNT([.$B86:.AI86]));0)" office:value-type="float" office:value="0" calcext:value-type="float">
            <text:p>0</text:p>
          </table:table-cell>
          <table:table-cell table:style-name="ce6" table:formula="of:=ROUND((SUM([.$B86:.AJ86])/COUNT([.$B86:.AJ86]));0)" office:value-type="float" office:value="0" calcext:value-type="float">
            <text:p>0</text:p>
          </table:table-cell>
          <table:table-cell table:style-name="ce6" table:formula="of:=ROUND((SUM([.$B86:.AK86])/COUNT([.$B86:.AK86]));0)" office:value-type="float" office:value="0" calcext:value-type="float">
            <text:p>0</text:p>
          </table:table-cell>
          <table:table-cell table:style-name="ce6" table:formula="of:=ROUND((SUM([.$B86:.AL86])/COUNT([.$B86:.AL86]));0)" office:value-type="float" office:value="0" calcext:value-type="float">
            <text:p>0</text:p>
          </table:table-cell>
          <table:table-cell table:style-name="ce6" table:formula="of:=ROUND((SUM([.$B86:.AM86])/COUNT([.$B86:.AM86]));0)" office:value-type="float" office:value="0" calcext:value-type="float">
            <text:p>0</text:p>
          </table:table-cell>
          <table:table-cell table:style-name="ce6" table:formula="of:=ROUND((SUM([.$B86:.AN86])/COUNT([.$B86:.AN86]));0)" office:value-type="float" office:value="0" calcext:value-type="float">
            <text:p>0</text:p>
          </table:table-cell>
          <table:table-cell table:style-name="ce6" table:formula="of:=ROUND((SUM([.$B86:.AO86])/COUNT([.$B86:.AO86]));0)" office:value-type="float" office:value="0" calcext:value-type="float">
            <text:p>0</text:p>
          </table:table-cell>
          <table:table-cell table:style-name="ce6" table:formula="of:=ROUND((SUM([.$B86:.AP86])/COUNT([.$B86:.AP86]));0)" office:value-type="float" office:value="0" calcext:value-type="float">
            <text:p>0</text:p>
          </table:table-cell>
          <table:table-cell table:style-name="ce6" table:formula="of:=ROUND((SUM([.$B86:.AQ86])/COUNT([.$B86:.AQ86]));0)" office:value-type="float" office:value="0" calcext:value-type="float">
            <text:p>0</text:p>
          </table:table-cell>
          <table:table-cell table:style-name="ce6" table:formula="of:=ROUND((SUM([.$B86:.AR86])/COUNT([.$B86:.AR86]));0)" office:value-type="float" office:value="0" calcext:value-type="float">
            <text:p>0</text:p>
          </table:table-cell>
          <table:table-cell table:style-name="ce6" table:formula="of:=ROUND((SUM([.$B86:.AS86])/COUNT([.$B86:.AS86]));0)" office:value-type="float" office:value="0" calcext:value-type="float">
            <text:p>0</text:p>
          </table:table-cell>
          <table:table-cell table:style-name="ce6" table:formula="of:=ROUND((SUM([.$B86:.AT86])/COUNT([.$B86:.AT86]));0)" office:value-type="float" office:value="0" calcext:value-type="float">
            <text:p>0</text:p>
          </table:table-cell>
          <table:table-cell table:style-name="ce6" table:formula="of:=ROUND((SUM([.$B86:.AU86])/COUNT([.$B86:.AU86]));0)" office:value-type="float" office:value="0" calcext:value-type="float">
            <text:p>0</text:p>
          </table:table-cell>
          <table:table-cell table:style-name="ce6" table:formula="of:=ROUND((SUM([.$B86:.AV86])/COUNT([.$B86:.AV86]));0)" office:value-type="float" office:value="0" calcext:value-type="float">
            <text:p>0</text:p>
          </table:table-cell>
          <table:table-cell table:style-name="ce6" table:formula="of:=ROUND((SUM([.$B86:.AW86])/COUNT([.$B86:.AW86]));0)" office:value-type="float" office:value="0" calcext:value-type="float">
            <text:p>0</text:p>
          </table:table-cell>
          <table:table-cell table:style-name="ce6" table:formula="of:=ROUND((SUM([.$B86:.AX86])/COUNT([.$B86:.AX86]));0)" office:value-type="float" office:value="0" calcext:value-type="float">
            <text:p>0</text:p>
          </table:table-cell>
          <table:table-cell table:style-name="ce6" table:formula="of:=ROUND((SUM([.$B86:.AY86])/COUNT([.$B86:.AY86]));0)" office:value-type="float" office:value="0" calcext:value-type="float">
            <text:p>0</text:p>
          </table:table-cell>
          <table:table-cell table:style-name="ce6" table:formula="of:=ROUND((SUM([.$B86:.AZ86])/COUNT([.$B86:.AZ86]));0)" office:value-type="float" office:value="0" calcext:value-type="float">
            <text:p>0</text:p>
          </table:table-cell>
          <table:table-cell table:style-name="ce6" table:formula="of:=ROUND((SUM([.$B86:.BA86])/COUNT([.$B86:.BA86]));0)" office:value-type="float" office:value="0" calcext:value-type="float">
            <text:p>0</text:p>
          </table:table-cell>
          <table:table-cell table:style-name="ce6" table:formula="of:=ROUND((SUM([.$B86:.BB86])/COUNT([.$B86:.BB86]));0)" office:value-type="float" office:value="0" calcext:value-type="float">
            <text:p>0</text:p>
          </table:table-cell>
          <table:table-cell table:style-name="ce6" table:formula="of:=ROUND((SUM([.$B86:.BC86])/COUNT([.$B86:.BC86]));0)" office:value-type="float" office:value="0" calcext:value-type="float">
            <text:p>0</text:p>
          </table:table-cell>
          <table:table-cell table:style-name="ce6" table:formula="of:=ROUND((SUM([.$B86:.BD86])/COUNT([.$B86:.BD86]));0)" office:value-type="float" office:value="0" calcext:value-type="float">
            <text:p>0</text:p>
          </table:table-cell>
          <table:table-cell table:style-name="ce6" table:formula="of:=ROUND((SUM([.$B86:.BE86])/COUNT([.$B86:.BE86]));0)" office:value-type="float" office:value="0" calcext:value-type="float">
            <text:p>0</text:p>
          </table:table-cell>
          <table:table-cell table:style-name="ce6" table:formula="of:=ROUND((SUM([.$B86:.BF86])/COUNT([.$B86:.BF86]));0)" office:value-type="float" office:value="0" calcext:value-type="float">
            <text:p>0</text:p>
          </table:table-cell>
          <table:table-cell table:style-name="ce6" table:formula="of:=ROUND((SUM([.$B86:.BG86])/COUNT([.$B86:.BG86]));0)" office:value-type="float" office:value="0" calcext:value-type="float">
            <text:p>0</text:p>
          </table:table-cell>
          <table:table-cell table:style-name="ce6" table:formula="of:=ROUND((SUM([.$B86:.BH86])/COUNT([.$B86:.BH86]));0)" office:value-type="float" office:value="0" calcext:value-type="float">
            <text:p>0</text:p>
          </table:table-cell>
          <table:table-cell table:style-name="ce6" table:formula="of:=ROUND((SUM([.$B86:.BI86])/COUNT([.$B86:.BI86]));0)" office:value-type="float" office:value="0" calcext:value-type="float">
            <text:p>0</text:p>
          </table:table-cell>
          <table:table-cell table:style-name="ce6" table:formula="of:=ROUND((SUM([.$B86:.BJ86])/COUNT([.$B86:.BJ86]));0)" office:value-type="float" office:value="0" calcext:value-type="float">
            <text:p>0</text:p>
          </table:table-cell>
          <table:table-cell table:style-name="ce6" table:formula="of:=ROUND((SUM([.$B86:.BK86])/COUNT([.$B86:.BK86]));0)" office:value-type="float" office:value="0" calcext:value-type="float">
            <text:p>0</text:p>
          </table:table-cell>
          <table:table-cell table:style-name="ce6" table:formula="of:=ROUND((SUM([.$B86:.BL86])/COUNT([.$B86:.BL86]));0)" office:value-type="float" office:value="0" calcext:value-type="float">
            <text:p>0</text:p>
          </table:table-cell>
          <table:table-cell table:style-name="ce6" table:formula="of:=ROUND((SUM([.$B86:.BM86])/COUNT([.$B86:.BM86]));0)" office:value-type="float" office:value="0" calcext:value-type="float">
            <text:p>0</text:p>
          </table:table-cell>
          <table:table-cell table:style-name="ce6" table:formula="of:=ROUND((SUM([.$B86:.BN86])/COUNT([.$B86:.BN86]));0)" office:value-type="float" office:value="0" calcext:value-type="float">
            <text:p>0</text:p>
          </table:table-cell>
          <table:table-cell table:style-name="ce6" table:formula="of:=ROUND((SUM([.$B86:.BO86])/COUNT([.$B86:.BO86]));0)" office:value-type="float" office:value="0" calcext:value-type="float">
            <text:p>0</text:p>
          </table:table-cell>
          <table:table-cell table:style-name="ce6" table:formula="of:=ROUND((SUM([.$B86:.BP86])/COUNT([.$B86:.BP86]));0)" office:value-type="float" office:value="0" calcext:value-type="float">
            <text:p>0</text:p>
          </table:table-cell>
          <table:table-cell table:style-name="ce6" table:formula="of:=ROUND((SUM([.$B86:.BQ86])/COUNT([.$B86:.BQ86]));0)" office:value-type="float" office:value="0" calcext:value-type="float">
            <text:p>0</text:p>
          </table:table-cell>
          <table:table-cell table:style-name="ce6" table:formula="of:=ROUND((SUM([.$B86:.BR86])/COUNT([.$B86:.BR86]));0)" office:value-type="float" office:value="0" calcext:value-type="float">
            <text:p>0</text:p>
          </table:table-cell>
          <table:table-cell table:style-name="ce6" table:formula="of:=ROUND((SUM([.$B86:.BS86])/COUNT([.$B86:.BS86]));0)" office:value-type="float" office:value="0" calcext:value-type="float">
            <text:p>0</text:p>
          </table:table-cell>
          <table:table-cell table:style-name="ce6" table:formula="of:=ROUND((SUM([.$B86:.BT86])/COUNT([.$B86:.BT86]));0)" office:value-type="float" office:value="0" calcext:value-type="float">
            <text:p>0</text:p>
          </table:table-cell>
          <table:table-cell table:style-name="ce6" table:formula="of:=ROUND((SUM([.$B86:.BU86])/COUNT([.$B86:.BU86]));0)" office:value-type="float" office:value="0" calcext:value-type="float">
            <text:p>0</text:p>
          </table:table-cell>
          <table:table-cell table:style-name="ce6" table:formula="of:=ROUND((SUM([.$B86:.BV86])/COUNT([.$B86:.BV86]));0)" office:value-type="float" office:value="0" calcext:value-type="float">
            <text:p>0</text:p>
          </table:table-cell>
          <table:table-cell table:style-name="ce6" table:formula="of:=ROUND((SUM([.$B86:.BW86])/COUNT([.$B86:.BW86]));0)" office:value-type="float" office:value="0" calcext:value-type="float">
            <text:p>0</text:p>
          </table:table-cell>
          <table:table-cell table:style-name="ce6" table:formula="of:=ROUND((SUM([.$B86:.BX86])/COUNT([.$B86:.BX86]));0)" office:value-type="float" office:value="0" calcext:value-type="float">
            <text:p>0</text:p>
          </table:table-cell>
          <table:table-cell table:style-name="ce6" table:formula="of:=ROUND((SUM([.$B86:.BY86])/COUNT([.$B86:.BY86]));0)" office:value-type="float" office:value="0" calcext:value-type="float">
            <text:p>0</text:p>
          </table:table-cell>
          <table:table-cell table:style-name="ce6" table:formula="of:=ROUND((SUM([.$B86:.BZ86])/COUNT([.$B86:.BZ86]));0)" office:value-type="float" office:value="0" calcext:value-type="float">
            <text:p>0</text:p>
          </table:table-cell>
          <table:table-cell table:style-name="ce6" table:formula="of:=ROUND((SUM([.$B86:.CA86])/COUNT([.$B86:.CA86]));0)" office:value-type="float" office:value="0" calcext:value-type="float">
            <text:p>0</text:p>
          </table:table-cell>
          <table:table-cell table:style-name="ce6" table:formula="of:=ROUND((SUM([.$B86:.CB86])/COUNT([.$B86:.CB86]));0)" office:value-type="float" office:value="0" calcext:value-type="float">
            <text:p>0</text:p>
          </table:table-cell>
          <table:table-cell table:style-name="ce6" table:formula="of:=ROUND((SUM([.$B86:.CC86])/COUNT([.$B86:.CC86]));0)" office:value-type="float" office:value="0" calcext:value-type="float">
            <text:p>0</text:p>
          </table:table-cell>
          <table:table-cell table:style-name="ce6" table:formula="of:=ROUND((SUM([.$B86:.CD86])/COUNT([.$B86:.CD86]));0)" office:value-type="float" office:value="0" calcext:value-type="float">
            <text:p>0</text:p>
          </table:table-cell>
          <table:table-cell table:style-name="ce6" table:formula="of:=ROUND((SUM([.$B86:.CE86])/COUNT([.$B86:.CE86]));0)" office:value-type="float" office:value="0" calcext:value-type="float">
            <text:p>0</text:p>
          </table:table-cell>
          <table:table-cell table:style-name="ce6" table:formula="of:=ROUND((SUM([.$B86:.CF86])/COUNT([.$B86:.CF86]));0)" office:value-type="float" office:value="0" calcext:value-type="float">
            <text:p>0</text:p>
          </table:table-cell>
          <table:table-cell table:style-name="ce6" table:formula="of:=ROUND((SUM([.$B86:.CG86])/COUNT([.$B86:.CG86]));0)" office:value-type="float" office:value="0" calcext:value-type="float">
            <text:p>0</text:p>
          </table:table-cell>
          <table:table-cell table:style-name="ce6" table:formula="of:=ROUND((SUM([.$B86:.CH86])/COUNT([.$B86:.CH86]));0)" office:value-type="float" office:value="0" calcext:value-type="float">
            <text:p>0</text:p>
          </table:table-cell>
          <table:table-cell table:style-name="ce6" table:formula="of:=ROUND((SUM([.$B86:.CI86])/COUNT([.$B86:.CI86]));0)" office:value-type="float" office:value="0" calcext:value-type="float">
            <text:p>0</text:p>
          </table:table-cell>
          <table:table-cell table:style-name="ce6" table:formula="of:=ROUND((SUM([.$B86:.CJ86])/COUNT([.$B86:.CJ86]));0)" office:value-type="float" office:value="0" calcext:value-type="float">
            <text:p>0</text:p>
          </table:table-cell>
          <table:table-cell table:style-name="ce6" table:formula="of:=ROUND((SUM([.$B86:.CK86])/COUNT([.$B86:.CK86]));0)" office:value-type="float" office:value="0" calcext:value-type="float">
            <text:p>0</text:p>
          </table:table-cell>
          <table:table-cell table:number-columns-repeated="100"/>
        </table:table-row>
        <table:table-row table:style-name="ro2">
          <table:table-cell table:number-columns-repeated="298" office:value-type="float" office:value="0" calcext:value-type="float">
            <text:p>0</text:p>
          </table:table-cell>
          <table:table-cell table:style-name="ce6" table:formula="of:=ROUND((SUM([.$B87:.B87])/COUNT([.$B87:.B87]));0)" office:value-type="float" office:value="0" calcext:value-type="float">
            <text:p>0</text:p>
          </table:table-cell>
          <table:table-cell table:style-name="ce6" table:formula="of:=ROUND((SUM([.$B87:.C87])/COUNT([.$B87:.C87]));0)" office:value-type="float" office:value="0" calcext:value-type="float">
            <text:p>0</text:p>
          </table:table-cell>
          <table:table-cell table:style-name="ce6" table:formula="of:=ROUND((SUM([.$B87:.D87])/COUNT([.$B87:.D87]));0)" office:value-type="float" office:value="0" calcext:value-type="float">
            <text:p>0</text:p>
          </table:table-cell>
          <table:table-cell table:style-name="ce6" table:formula="of:=ROUND((SUM([.$B87:.E87])/COUNT([.$B87:.E87]));0)" office:value-type="float" office:value="0" calcext:value-type="float">
            <text:p>0</text:p>
          </table:table-cell>
          <table:table-cell table:style-name="ce6" table:formula="of:=ROUND((SUM([.$B87:.F87])/COUNT([.$B87:.F87]));0)" office:value-type="float" office:value="0" calcext:value-type="float">
            <text:p>0</text:p>
          </table:table-cell>
          <table:table-cell table:style-name="ce6" table:formula="of:=ROUND((SUM([.$B87:.G87])/COUNT([.$B87:.G87]));0)" office:value-type="float" office:value="0" calcext:value-type="float">
            <text:p>0</text:p>
          </table:table-cell>
          <table:table-cell table:style-name="ce6" table:formula="of:=ROUND((SUM([.$B87:.H87])/COUNT([.$B87:.H87]));0)" office:value-type="float" office:value="0" calcext:value-type="float">
            <text:p>0</text:p>
          </table:table-cell>
          <table:table-cell table:style-name="ce6" table:formula="of:=ROUND((SUM([.$B87:.I87])/COUNT([.$B87:.I87]));0)" office:value-type="float" office:value="0" calcext:value-type="float">
            <text:p>0</text:p>
          </table:table-cell>
          <table:table-cell table:style-name="ce6" table:formula="of:=ROUND((SUM([.$B87:.J87])/COUNT([.$B87:.J87]));0)" office:value-type="float" office:value="0" calcext:value-type="float">
            <text:p>0</text:p>
          </table:table-cell>
          <table:table-cell table:style-name="ce6" table:formula="of:=ROUND((SUM([.$B87:.K87])/COUNT([.$B87:.K87]));0)" office:value-type="float" office:value="0" calcext:value-type="float">
            <text:p>0</text:p>
          </table:table-cell>
          <table:table-cell table:style-name="ce6" table:formula="of:=ROUND((SUM([.$B87:.L87])/COUNT([.$B87:.L87]));0)" office:value-type="float" office:value="0" calcext:value-type="float">
            <text:p>0</text:p>
          </table:table-cell>
          <table:table-cell table:style-name="ce6" table:formula="of:=ROUND((SUM([.$B87:.M87])/COUNT([.$B87:.M87]));0)" office:value-type="float" office:value="0" calcext:value-type="float">
            <text:p>0</text:p>
          </table:table-cell>
          <table:table-cell table:style-name="ce6" table:formula="of:=ROUND((SUM([.$B87:.N87])/COUNT([.$B87:.N87]));0)" office:value-type="float" office:value="0" calcext:value-type="float">
            <text:p>0</text:p>
          </table:table-cell>
          <table:table-cell table:style-name="ce6" table:formula="of:=ROUND((SUM([.$B87:.O87])/COUNT([.$B87:.O87]));0)" office:value-type="float" office:value="0" calcext:value-type="float">
            <text:p>0</text:p>
          </table:table-cell>
          <table:table-cell table:style-name="ce6" table:formula="of:=ROUND((SUM([.$B87:.P87])/COUNT([.$B87:.P87]));0)" office:value-type="float" office:value="0" calcext:value-type="float">
            <text:p>0</text:p>
          </table:table-cell>
          <table:table-cell table:style-name="ce6" table:formula="of:=ROUND((SUM([.$B87:.Q87])/COUNT([.$B87:.Q87]));0)" office:value-type="float" office:value="0" calcext:value-type="float">
            <text:p>0</text:p>
          </table:table-cell>
          <table:table-cell table:style-name="ce6" table:formula="of:=ROUND((SUM([.$B87:.R87])/COUNT([.$B87:.R87]));0)" office:value-type="float" office:value="0" calcext:value-type="float">
            <text:p>0</text:p>
          </table:table-cell>
          <table:table-cell table:style-name="ce6" table:formula="of:=ROUND((SUM([.$B87:.S87])/COUNT([.$B87:.S87]));0)" office:value-type="float" office:value="0" calcext:value-type="float">
            <text:p>0</text:p>
          </table:table-cell>
          <table:table-cell table:style-name="ce6" table:formula="of:=ROUND((SUM([.$B87:.T87])/COUNT([.$B87:.T87]));0)" office:value-type="float" office:value="0" calcext:value-type="float">
            <text:p>0</text:p>
          </table:table-cell>
          <table:table-cell table:style-name="ce6" table:formula="of:=ROUND((SUM([.$B87:.U87])/COUNT([.$B87:.U87]));0)" office:value-type="float" office:value="0" calcext:value-type="float">
            <text:p>0</text:p>
          </table:table-cell>
          <table:table-cell table:style-name="ce6" table:formula="of:=ROUND((SUM([.$B87:.V87])/COUNT([.$B87:.V87]));0)" office:value-type="float" office:value="0" calcext:value-type="float">
            <text:p>0</text:p>
          </table:table-cell>
          <table:table-cell table:style-name="ce6" table:formula="of:=ROUND((SUM([.$B87:.W87])/COUNT([.$B87:.W87]));0)" office:value-type="float" office:value="0" calcext:value-type="float">
            <text:p>0</text:p>
          </table:table-cell>
          <table:table-cell table:style-name="ce6" table:formula="of:=ROUND((SUM([.$B87:.X87])/COUNT([.$B87:.X87]));0)" office:value-type="float" office:value="0" calcext:value-type="float">
            <text:p>0</text:p>
          </table:table-cell>
          <table:table-cell table:style-name="ce6" table:formula="of:=ROUND((SUM([.$B87:.Y87])/COUNT([.$B87:.Y87]));0)" office:value-type="float" office:value="0" calcext:value-type="float">
            <text:p>0</text:p>
          </table:table-cell>
          <table:table-cell table:style-name="ce6" table:formula="of:=ROUND((SUM([.$B87:.Z87])/COUNT([.$B87:.Z87]));0)" office:value-type="float" office:value="0" calcext:value-type="float">
            <text:p>0</text:p>
          </table:table-cell>
          <table:table-cell table:style-name="ce6" table:formula="of:=ROUND((SUM([.$B87:.AA87])/COUNT([.$B87:.AA87]));0)" office:value-type="float" office:value="0" calcext:value-type="float">
            <text:p>0</text:p>
          </table:table-cell>
          <table:table-cell table:style-name="ce6" table:formula="of:=ROUND((SUM([.$B87:.AB87])/COUNT([.$B87:.AB87]));0)" office:value-type="float" office:value="0" calcext:value-type="float">
            <text:p>0</text:p>
          </table:table-cell>
          <table:table-cell table:style-name="ce6" table:formula="of:=ROUND((SUM([.$B87:.AC87])/COUNT([.$B87:.AC87]));0)" office:value-type="float" office:value="0" calcext:value-type="float">
            <text:p>0</text:p>
          </table:table-cell>
          <table:table-cell table:style-name="ce6" table:formula="of:=ROUND((SUM([.$B87:.AD87])/COUNT([.$B87:.AD87]));0)" office:value-type="float" office:value="0" calcext:value-type="float">
            <text:p>0</text:p>
          </table:table-cell>
          <table:table-cell table:style-name="ce6" table:formula="of:=ROUND((SUM([.$B87:.AE87])/COUNT([.$B87:.AE87]));0)" office:value-type="float" office:value="0" calcext:value-type="float">
            <text:p>0</text:p>
          </table:table-cell>
          <table:table-cell table:style-name="ce6" table:formula="of:=ROUND((SUM([.$B87:.AF87])/COUNT([.$B87:.AF87]));0)" office:value-type="float" office:value="0" calcext:value-type="float">
            <text:p>0</text:p>
          </table:table-cell>
          <table:table-cell table:style-name="ce6" table:formula="of:=ROUND((SUM([.$B87:.AG87])/COUNT([.$B87:.AG87]));0)" office:value-type="float" office:value="0" calcext:value-type="float">
            <text:p>0</text:p>
          </table:table-cell>
          <table:table-cell table:style-name="ce6" table:formula="of:=ROUND((SUM([.$B87:.AH87])/COUNT([.$B87:.AH87]));0)" office:value-type="float" office:value="0" calcext:value-type="float">
            <text:p>0</text:p>
          </table:table-cell>
          <table:table-cell table:style-name="ce6" table:formula="of:=ROUND((SUM([.$B87:.AI87])/COUNT([.$B87:.AI87]));0)" office:value-type="float" office:value="0" calcext:value-type="float">
            <text:p>0</text:p>
          </table:table-cell>
          <table:table-cell table:style-name="ce6" table:formula="of:=ROUND((SUM([.$B87:.AJ87])/COUNT([.$B87:.AJ87]));0)" office:value-type="float" office:value="0" calcext:value-type="float">
            <text:p>0</text:p>
          </table:table-cell>
          <table:table-cell table:style-name="ce6" table:formula="of:=ROUND((SUM([.$B87:.AK87])/COUNT([.$B87:.AK87]));0)" office:value-type="float" office:value="0" calcext:value-type="float">
            <text:p>0</text:p>
          </table:table-cell>
          <table:table-cell table:style-name="ce6" table:formula="of:=ROUND((SUM([.$B87:.AL87])/COUNT([.$B87:.AL87]));0)" office:value-type="float" office:value="0" calcext:value-type="float">
            <text:p>0</text:p>
          </table:table-cell>
          <table:table-cell table:style-name="ce6" table:formula="of:=ROUND((SUM([.$B87:.AM87])/COUNT([.$B87:.AM87]));0)" office:value-type="float" office:value="0" calcext:value-type="float">
            <text:p>0</text:p>
          </table:table-cell>
          <table:table-cell table:style-name="ce6" table:formula="of:=ROUND((SUM([.$B87:.AN87])/COUNT([.$B87:.AN87]));0)" office:value-type="float" office:value="0" calcext:value-type="float">
            <text:p>0</text:p>
          </table:table-cell>
          <table:table-cell table:style-name="ce6" table:formula="of:=ROUND((SUM([.$B87:.AO87])/COUNT([.$B87:.AO87]));0)" office:value-type="float" office:value="0" calcext:value-type="float">
            <text:p>0</text:p>
          </table:table-cell>
          <table:table-cell table:style-name="ce6" table:formula="of:=ROUND((SUM([.$B87:.AP87])/COUNT([.$B87:.AP87]));0)" office:value-type="float" office:value="0" calcext:value-type="float">
            <text:p>0</text:p>
          </table:table-cell>
          <table:table-cell table:style-name="ce6" table:formula="of:=ROUND((SUM([.$B87:.AQ87])/COUNT([.$B87:.AQ87]));0)" office:value-type="float" office:value="0" calcext:value-type="float">
            <text:p>0</text:p>
          </table:table-cell>
          <table:table-cell table:style-name="ce6" table:formula="of:=ROUND((SUM([.$B87:.AR87])/COUNT([.$B87:.AR87]));0)" office:value-type="float" office:value="0" calcext:value-type="float">
            <text:p>0</text:p>
          </table:table-cell>
          <table:table-cell table:style-name="ce6" table:formula="of:=ROUND((SUM([.$B87:.AS87])/COUNT([.$B87:.AS87]));0)" office:value-type="float" office:value="0" calcext:value-type="float">
            <text:p>0</text:p>
          </table:table-cell>
          <table:table-cell table:style-name="ce6" table:formula="of:=ROUND((SUM([.$B87:.AT87])/COUNT([.$B87:.AT87]));0)" office:value-type="float" office:value="0" calcext:value-type="float">
            <text:p>0</text:p>
          </table:table-cell>
          <table:table-cell table:style-name="ce6" table:formula="of:=ROUND((SUM([.$B87:.AU87])/COUNT([.$B87:.AU87]));0)" office:value-type="float" office:value="0" calcext:value-type="float">
            <text:p>0</text:p>
          </table:table-cell>
          <table:table-cell table:style-name="ce6" table:formula="of:=ROUND((SUM([.$B87:.AV87])/COUNT([.$B87:.AV87]));0)" office:value-type="float" office:value="0" calcext:value-type="float">
            <text:p>0</text:p>
          </table:table-cell>
          <table:table-cell table:style-name="ce6" table:formula="of:=ROUND((SUM([.$B87:.AW87])/COUNT([.$B87:.AW87]));0)" office:value-type="float" office:value="0" calcext:value-type="float">
            <text:p>0</text:p>
          </table:table-cell>
          <table:table-cell table:style-name="ce6" table:formula="of:=ROUND((SUM([.$B87:.AX87])/COUNT([.$B87:.AX87]));0)" office:value-type="float" office:value="0" calcext:value-type="float">
            <text:p>0</text:p>
          </table:table-cell>
          <table:table-cell table:style-name="ce6" table:formula="of:=ROUND((SUM([.$B87:.AY87])/COUNT([.$B87:.AY87]));0)" office:value-type="float" office:value="0" calcext:value-type="float">
            <text:p>0</text:p>
          </table:table-cell>
          <table:table-cell table:style-name="ce6" table:formula="of:=ROUND((SUM([.$B87:.AZ87])/COUNT([.$B87:.AZ87]));0)" office:value-type="float" office:value="0" calcext:value-type="float">
            <text:p>0</text:p>
          </table:table-cell>
          <table:table-cell table:style-name="ce6" table:formula="of:=ROUND((SUM([.$B87:.BA87])/COUNT([.$B87:.BA87]));0)" office:value-type="float" office:value="0" calcext:value-type="float">
            <text:p>0</text:p>
          </table:table-cell>
          <table:table-cell table:style-name="ce6" table:formula="of:=ROUND((SUM([.$B87:.BB87])/COUNT([.$B87:.BB87]));0)" office:value-type="float" office:value="0" calcext:value-type="float">
            <text:p>0</text:p>
          </table:table-cell>
          <table:table-cell table:style-name="ce6" table:formula="of:=ROUND((SUM([.$B87:.BC87])/COUNT([.$B87:.BC87]));0)" office:value-type="float" office:value="0" calcext:value-type="float">
            <text:p>0</text:p>
          </table:table-cell>
          <table:table-cell table:style-name="ce6" table:formula="of:=ROUND((SUM([.$B87:.BD87])/COUNT([.$B87:.BD87]));0)" office:value-type="float" office:value="0" calcext:value-type="float">
            <text:p>0</text:p>
          </table:table-cell>
          <table:table-cell table:style-name="ce6" table:formula="of:=ROUND((SUM([.$B87:.BE87])/COUNT([.$B87:.BE87]));0)" office:value-type="float" office:value="0" calcext:value-type="float">
            <text:p>0</text:p>
          </table:table-cell>
          <table:table-cell table:style-name="ce6" table:formula="of:=ROUND((SUM([.$B87:.BF87])/COUNT([.$B87:.BF87]));0)" office:value-type="float" office:value="0" calcext:value-type="float">
            <text:p>0</text:p>
          </table:table-cell>
          <table:table-cell table:style-name="ce6" table:formula="of:=ROUND((SUM([.$B87:.BG87])/COUNT([.$B87:.BG87]));0)" office:value-type="float" office:value="0" calcext:value-type="float">
            <text:p>0</text:p>
          </table:table-cell>
          <table:table-cell table:style-name="ce6" table:formula="of:=ROUND((SUM([.$B87:.BH87])/COUNT([.$B87:.BH87]));0)" office:value-type="float" office:value="0" calcext:value-type="float">
            <text:p>0</text:p>
          </table:table-cell>
          <table:table-cell table:style-name="ce6" table:formula="of:=ROUND((SUM([.$B87:.BI87])/COUNT([.$B87:.BI87]));0)" office:value-type="float" office:value="0" calcext:value-type="float">
            <text:p>0</text:p>
          </table:table-cell>
          <table:table-cell table:style-name="ce6" table:formula="of:=ROUND((SUM([.$B87:.BJ87])/COUNT([.$B87:.BJ87]));0)" office:value-type="float" office:value="0" calcext:value-type="float">
            <text:p>0</text:p>
          </table:table-cell>
          <table:table-cell table:style-name="ce6" table:formula="of:=ROUND((SUM([.$B87:.BK87])/COUNT([.$B87:.BK87]));0)" office:value-type="float" office:value="0" calcext:value-type="float">
            <text:p>0</text:p>
          </table:table-cell>
          <table:table-cell table:style-name="ce6" table:formula="of:=ROUND((SUM([.$B87:.BL87])/COUNT([.$B87:.BL87]));0)" office:value-type="float" office:value="0" calcext:value-type="float">
            <text:p>0</text:p>
          </table:table-cell>
          <table:table-cell table:style-name="ce6" table:formula="of:=ROUND((SUM([.$B87:.BM87])/COUNT([.$B87:.BM87]));0)" office:value-type="float" office:value="0" calcext:value-type="float">
            <text:p>0</text:p>
          </table:table-cell>
          <table:table-cell table:style-name="ce6" table:formula="of:=ROUND((SUM([.$B87:.BN87])/COUNT([.$B87:.BN87]));0)" office:value-type="float" office:value="0" calcext:value-type="float">
            <text:p>0</text:p>
          </table:table-cell>
          <table:table-cell table:style-name="ce6" table:formula="of:=ROUND((SUM([.$B87:.BO87])/COUNT([.$B87:.BO87]));0)" office:value-type="float" office:value="0" calcext:value-type="float">
            <text:p>0</text:p>
          </table:table-cell>
          <table:table-cell table:style-name="ce6" table:formula="of:=ROUND((SUM([.$B87:.BP87])/COUNT([.$B87:.BP87]));0)" office:value-type="float" office:value="0" calcext:value-type="float">
            <text:p>0</text:p>
          </table:table-cell>
          <table:table-cell table:style-name="ce6" table:formula="of:=ROUND((SUM([.$B87:.BQ87])/COUNT([.$B87:.BQ87]));0)" office:value-type="float" office:value="0" calcext:value-type="float">
            <text:p>0</text:p>
          </table:table-cell>
          <table:table-cell table:style-name="ce6" table:formula="of:=ROUND((SUM([.$B87:.BR87])/COUNT([.$B87:.BR87]));0)" office:value-type="float" office:value="0" calcext:value-type="float">
            <text:p>0</text:p>
          </table:table-cell>
          <table:table-cell table:style-name="ce6" table:formula="of:=ROUND((SUM([.$B87:.BS87])/COUNT([.$B87:.BS87]));0)" office:value-type="float" office:value="0" calcext:value-type="float">
            <text:p>0</text:p>
          </table:table-cell>
          <table:table-cell table:style-name="ce6" table:formula="of:=ROUND((SUM([.$B87:.BT87])/COUNT([.$B87:.BT87]));0)" office:value-type="float" office:value="0" calcext:value-type="float">
            <text:p>0</text:p>
          </table:table-cell>
          <table:table-cell table:style-name="ce6" table:formula="of:=ROUND((SUM([.$B87:.BU87])/COUNT([.$B87:.BU87]));0)" office:value-type="float" office:value="0" calcext:value-type="float">
            <text:p>0</text:p>
          </table:table-cell>
          <table:table-cell table:style-name="ce6" table:formula="of:=ROUND((SUM([.$B87:.BV87])/COUNT([.$B87:.BV87]));0)" office:value-type="float" office:value="0" calcext:value-type="float">
            <text:p>0</text:p>
          </table:table-cell>
          <table:table-cell table:style-name="ce6" table:formula="of:=ROUND((SUM([.$B87:.BW87])/COUNT([.$B87:.BW87]));0)" office:value-type="float" office:value="0" calcext:value-type="float">
            <text:p>0</text:p>
          </table:table-cell>
          <table:table-cell table:style-name="ce6" table:formula="of:=ROUND((SUM([.$B87:.BX87])/COUNT([.$B87:.BX87]));0)" office:value-type="float" office:value="0" calcext:value-type="float">
            <text:p>0</text:p>
          </table:table-cell>
          <table:table-cell table:style-name="ce6" table:formula="of:=ROUND((SUM([.$B87:.BY87])/COUNT([.$B87:.BY87]));0)" office:value-type="float" office:value="0" calcext:value-type="float">
            <text:p>0</text:p>
          </table:table-cell>
          <table:table-cell table:style-name="ce6" table:formula="of:=ROUND((SUM([.$B87:.BZ87])/COUNT([.$B87:.BZ87]));0)" office:value-type="float" office:value="0" calcext:value-type="float">
            <text:p>0</text:p>
          </table:table-cell>
          <table:table-cell table:style-name="ce6" table:formula="of:=ROUND((SUM([.$B87:.CA87])/COUNT([.$B87:.CA87]));0)" office:value-type="float" office:value="0" calcext:value-type="float">
            <text:p>0</text:p>
          </table:table-cell>
          <table:table-cell table:style-name="ce6" table:formula="of:=ROUND((SUM([.$B87:.CB87])/COUNT([.$B87:.CB87]));0)" office:value-type="float" office:value="0" calcext:value-type="float">
            <text:p>0</text:p>
          </table:table-cell>
          <table:table-cell table:style-name="ce6" table:formula="of:=ROUND((SUM([.$B87:.CC87])/COUNT([.$B87:.CC87]));0)" office:value-type="float" office:value="0" calcext:value-type="float">
            <text:p>0</text:p>
          </table:table-cell>
          <table:table-cell table:style-name="ce6" table:formula="of:=ROUND((SUM([.$B87:.CD87])/COUNT([.$B87:.CD87]));0)" office:value-type="float" office:value="0" calcext:value-type="float">
            <text:p>0</text:p>
          </table:table-cell>
          <table:table-cell table:style-name="ce6" table:formula="of:=ROUND((SUM([.$B87:.CE87])/COUNT([.$B87:.CE87]));0)" office:value-type="float" office:value="0" calcext:value-type="float">
            <text:p>0</text:p>
          </table:table-cell>
          <table:table-cell table:style-name="ce6" table:formula="of:=ROUND((SUM([.$B87:.CF87])/COUNT([.$B87:.CF87]));0)" office:value-type="float" office:value="0" calcext:value-type="float">
            <text:p>0</text:p>
          </table:table-cell>
          <table:table-cell table:style-name="ce6" table:formula="of:=ROUND((SUM([.$B87:.CG87])/COUNT([.$B87:.CG87]));0)" office:value-type="float" office:value="0" calcext:value-type="float">
            <text:p>0</text:p>
          </table:table-cell>
          <table:table-cell table:style-name="ce6" table:formula="of:=ROUND((SUM([.$B87:.CH87])/COUNT([.$B87:.CH87]));0)" office:value-type="float" office:value="0" calcext:value-type="float">
            <text:p>0</text:p>
          </table:table-cell>
          <table:table-cell table:style-name="ce6" table:formula="of:=ROUND((SUM([.$B87:.CI87])/COUNT([.$B87:.CI87]));0)" office:value-type="float" office:value="0" calcext:value-type="float">
            <text:p>0</text:p>
          </table:table-cell>
          <table:table-cell table:style-name="ce6" table:formula="of:=ROUND((SUM([.$B87:.CJ87])/COUNT([.$B87:.CJ87]));0)" office:value-type="float" office:value="0" calcext:value-type="float">
            <text:p>0</text:p>
          </table:table-cell>
          <table:table-cell table:style-name="ce6" table:formula="of:=ROUND((SUM([.$B87:.CK87])/COUNT([.$B87:.CK87]));0)" office:value-type="float" office:value="0" calcext:value-type="float">
            <text:p>0</text:p>
          </table:table-cell>
          <table:table-cell table:number-columns-repeated="100"/>
        </table:table-row>
        <table:table-row table:style-name="ro2">
          <table:table-cell table:number-columns-repeated="298" office:value-type="float" office:value="0" calcext:value-type="float">
            <text:p>0</text:p>
          </table:table-cell>
          <table:table-cell table:style-name="ce6" table:formula="of:=ROUND((SUM([.$B88:.B88])/COUNT([.$B88:.B88]));0)" office:value-type="float" office:value="0" calcext:value-type="float">
            <text:p>0</text:p>
          </table:table-cell>
          <table:table-cell table:style-name="ce6" table:formula="of:=ROUND((SUM([.$B88:.C88])/COUNT([.$B88:.C88]));0)" office:value-type="float" office:value="0" calcext:value-type="float">
            <text:p>0</text:p>
          </table:table-cell>
          <table:table-cell table:style-name="ce6" table:formula="of:=ROUND((SUM([.$B88:.D88])/COUNT([.$B88:.D88]));0)" office:value-type="float" office:value="0" calcext:value-type="float">
            <text:p>0</text:p>
          </table:table-cell>
          <table:table-cell table:style-name="ce6" table:formula="of:=ROUND((SUM([.$B88:.E88])/COUNT([.$B88:.E88]));0)" office:value-type="float" office:value="0" calcext:value-type="float">
            <text:p>0</text:p>
          </table:table-cell>
          <table:table-cell table:style-name="ce6" table:formula="of:=ROUND((SUM([.$B88:.F88])/COUNT([.$B88:.F88]));0)" office:value-type="float" office:value="0" calcext:value-type="float">
            <text:p>0</text:p>
          </table:table-cell>
          <table:table-cell table:style-name="ce6" table:formula="of:=ROUND((SUM([.$B88:.G88])/COUNT([.$B88:.G88]));0)" office:value-type="float" office:value="0" calcext:value-type="float">
            <text:p>0</text:p>
          </table:table-cell>
          <table:table-cell table:style-name="ce6" table:formula="of:=ROUND((SUM([.$B88:.H88])/COUNT([.$B88:.H88]));0)" office:value-type="float" office:value="0" calcext:value-type="float">
            <text:p>0</text:p>
          </table:table-cell>
          <table:table-cell table:style-name="ce6" table:formula="of:=ROUND((SUM([.$B88:.I88])/COUNT([.$B88:.I88]));0)" office:value-type="float" office:value="0" calcext:value-type="float">
            <text:p>0</text:p>
          </table:table-cell>
          <table:table-cell table:style-name="ce6" table:formula="of:=ROUND((SUM([.$B88:.J88])/COUNT([.$B88:.J88]));0)" office:value-type="float" office:value="0" calcext:value-type="float">
            <text:p>0</text:p>
          </table:table-cell>
          <table:table-cell table:style-name="ce6" table:formula="of:=ROUND((SUM([.$B88:.K88])/COUNT([.$B88:.K88]));0)" office:value-type="float" office:value="0" calcext:value-type="float">
            <text:p>0</text:p>
          </table:table-cell>
          <table:table-cell table:style-name="ce6" table:formula="of:=ROUND((SUM([.$B88:.L88])/COUNT([.$B88:.L88]));0)" office:value-type="float" office:value="0" calcext:value-type="float">
            <text:p>0</text:p>
          </table:table-cell>
          <table:table-cell table:style-name="ce6" table:formula="of:=ROUND((SUM([.$B88:.M88])/COUNT([.$B88:.M88]));0)" office:value-type="float" office:value="0" calcext:value-type="float">
            <text:p>0</text:p>
          </table:table-cell>
          <table:table-cell table:style-name="ce6" table:formula="of:=ROUND((SUM([.$B88:.N88])/COUNT([.$B88:.N88]));0)" office:value-type="float" office:value="0" calcext:value-type="float">
            <text:p>0</text:p>
          </table:table-cell>
          <table:table-cell table:style-name="ce6" table:formula="of:=ROUND((SUM([.$B88:.O88])/COUNT([.$B88:.O88]));0)" office:value-type="float" office:value="0" calcext:value-type="float">
            <text:p>0</text:p>
          </table:table-cell>
          <table:table-cell table:style-name="ce6" table:formula="of:=ROUND((SUM([.$B88:.P88])/COUNT([.$B88:.P88]));0)" office:value-type="float" office:value="0" calcext:value-type="float">
            <text:p>0</text:p>
          </table:table-cell>
          <table:table-cell table:style-name="ce6" table:formula="of:=ROUND((SUM([.$B88:.Q88])/COUNT([.$B88:.Q88]));0)" office:value-type="float" office:value="0" calcext:value-type="float">
            <text:p>0</text:p>
          </table:table-cell>
          <table:table-cell table:style-name="ce6" table:formula="of:=ROUND((SUM([.$B88:.R88])/COUNT([.$B88:.R88]));0)" office:value-type="float" office:value="0" calcext:value-type="float">
            <text:p>0</text:p>
          </table:table-cell>
          <table:table-cell table:style-name="ce6" table:formula="of:=ROUND((SUM([.$B88:.S88])/COUNT([.$B88:.S88]));0)" office:value-type="float" office:value="0" calcext:value-type="float">
            <text:p>0</text:p>
          </table:table-cell>
          <table:table-cell table:style-name="ce6" table:formula="of:=ROUND((SUM([.$B88:.T88])/COUNT([.$B88:.T88]));0)" office:value-type="float" office:value="0" calcext:value-type="float">
            <text:p>0</text:p>
          </table:table-cell>
          <table:table-cell table:style-name="ce6" table:formula="of:=ROUND((SUM([.$B88:.U88])/COUNT([.$B88:.U88]));0)" office:value-type="float" office:value="0" calcext:value-type="float">
            <text:p>0</text:p>
          </table:table-cell>
          <table:table-cell table:style-name="ce6" table:formula="of:=ROUND((SUM([.$B88:.V88])/COUNT([.$B88:.V88]));0)" office:value-type="float" office:value="0" calcext:value-type="float">
            <text:p>0</text:p>
          </table:table-cell>
          <table:table-cell table:style-name="ce6" table:formula="of:=ROUND((SUM([.$B88:.W88])/COUNT([.$B88:.W88]));0)" office:value-type="float" office:value="0" calcext:value-type="float">
            <text:p>0</text:p>
          </table:table-cell>
          <table:table-cell table:style-name="ce6" table:formula="of:=ROUND((SUM([.$B88:.X88])/COUNT([.$B88:.X88]));0)" office:value-type="float" office:value="0" calcext:value-type="float">
            <text:p>0</text:p>
          </table:table-cell>
          <table:table-cell table:style-name="ce6" table:formula="of:=ROUND((SUM([.$B88:.Y88])/COUNT([.$B88:.Y88]));0)" office:value-type="float" office:value="0" calcext:value-type="float">
            <text:p>0</text:p>
          </table:table-cell>
          <table:table-cell table:style-name="ce6" table:formula="of:=ROUND((SUM([.$B88:.Z88])/COUNT([.$B88:.Z88]));0)" office:value-type="float" office:value="0" calcext:value-type="float">
            <text:p>0</text:p>
          </table:table-cell>
          <table:table-cell table:style-name="ce6" table:formula="of:=ROUND((SUM([.$B88:.AA88])/COUNT([.$B88:.AA88]));0)" office:value-type="float" office:value="0" calcext:value-type="float">
            <text:p>0</text:p>
          </table:table-cell>
          <table:table-cell table:style-name="ce6" table:formula="of:=ROUND((SUM([.$B88:.AB88])/COUNT([.$B88:.AB88]));0)" office:value-type="float" office:value="0" calcext:value-type="float">
            <text:p>0</text:p>
          </table:table-cell>
          <table:table-cell table:style-name="ce6" table:formula="of:=ROUND((SUM([.$B88:.AC88])/COUNT([.$B88:.AC88]));0)" office:value-type="float" office:value="0" calcext:value-type="float">
            <text:p>0</text:p>
          </table:table-cell>
          <table:table-cell table:style-name="ce6" table:formula="of:=ROUND((SUM([.$B88:.AD88])/COUNT([.$B88:.AD88]));0)" office:value-type="float" office:value="0" calcext:value-type="float">
            <text:p>0</text:p>
          </table:table-cell>
          <table:table-cell table:style-name="ce6" table:formula="of:=ROUND((SUM([.$B88:.AE88])/COUNT([.$B88:.AE88]));0)" office:value-type="float" office:value="0" calcext:value-type="float">
            <text:p>0</text:p>
          </table:table-cell>
          <table:table-cell table:style-name="ce6" table:formula="of:=ROUND((SUM([.$B88:.AF88])/COUNT([.$B88:.AF88]));0)" office:value-type="float" office:value="0" calcext:value-type="float">
            <text:p>0</text:p>
          </table:table-cell>
          <table:table-cell table:style-name="ce6" table:formula="of:=ROUND((SUM([.$B88:.AG88])/COUNT([.$B88:.AG88]));0)" office:value-type="float" office:value="0" calcext:value-type="float">
            <text:p>0</text:p>
          </table:table-cell>
          <table:table-cell table:style-name="ce6" table:formula="of:=ROUND((SUM([.$B88:.AH88])/COUNT([.$B88:.AH88]));0)" office:value-type="float" office:value="0" calcext:value-type="float">
            <text:p>0</text:p>
          </table:table-cell>
          <table:table-cell table:style-name="ce6" table:formula="of:=ROUND((SUM([.$B88:.AI88])/COUNT([.$B88:.AI88]));0)" office:value-type="float" office:value="0" calcext:value-type="float">
            <text:p>0</text:p>
          </table:table-cell>
          <table:table-cell table:style-name="ce6" table:formula="of:=ROUND((SUM([.$B88:.AJ88])/COUNT([.$B88:.AJ88]));0)" office:value-type="float" office:value="0" calcext:value-type="float">
            <text:p>0</text:p>
          </table:table-cell>
          <table:table-cell table:style-name="ce6" table:formula="of:=ROUND((SUM([.$B88:.AK88])/COUNT([.$B88:.AK88]));0)" office:value-type="float" office:value="0" calcext:value-type="float">
            <text:p>0</text:p>
          </table:table-cell>
          <table:table-cell table:style-name="ce6" table:formula="of:=ROUND((SUM([.$B88:.AL88])/COUNT([.$B88:.AL88]));0)" office:value-type="float" office:value="0" calcext:value-type="float">
            <text:p>0</text:p>
          </table:table-cell>
          <table:table-cell table:style-name="ce6" table:formula="of:=ROUND((SUM([.$B88:.AM88])/COUNT([.$B88:.AM88]));0)" office:value-type="float" office:value="0" calcext:value-type="float">
            <text:p>0</text:p>
          </table:table-cell>
          <table:table-cell table:style-name="ce6" table:formula="of:=ROUND((SUM([.$B88:.AN88])/COUNT([.$B88:.AN88]));0)" office:value-type="float" office:value="0" calcext:value-type="float">
            <text:p>0</text:p>
          </table:table-cell>
          <table:table-cell table:style-name="ce6" table:formula="of:=ROUND((SUM([.$B88:.AO88])/COUNT([.$B88:.AO88]));0)" office:value-type="float" office:value="0" calcext:value-type="float">
            <text:p>0</text:p>
          </table:table-cell>
          <table:table-cell table:style-name="ce6" table:formula="of:=ROUND((SUM([.$B88:.AP88])/COUNT([.$B88:.AP88]));0)" office:value-type="float" office:value="0" calcext:value-type="float">
            <text:p>0</text:p>
          </table:table-cell>
          <table:table-cell table:style-name="ce6" table:formula="of:=ROUND((SUM([.$B88:.AQ88])/COUNT([.$B88:.AQ88]));0)" office:value-type="float" office:value="0" calcext:value-type="float">
            <text:p>0</text:p>
          </table:table-cell>
          <table:table-cell table:style-name="ce6" table:formula="of:=ROUND((SUM([.$B88:.AR88])/COUNT([.$B88:.AR88]));0)" office:value-type="float" office:value="0" calcext:value-type="float">
            <text:p>0</text:p>
          </table:table-cell>
          <table:table-cell table:style-name="ce6" table:formula="of:=ROUND((SUM([.$B88:.AS88])/COUNT([.$B88:.AS88]));0)" office:value-type="float" office:value="0" calcext:value-type="float">
            <text:p>0</text:p>
          </table:table-cell>
          <table:table-cell table:style-name="ce6" table:formula="of:=ROUND((SUM([.$B88:.AT88])/COUNT([.$B88:.AT88]));0)" office:value-type="float" office:value="0" calcext:value-type="float">
            <text:p>0</text:p>
          </table:table-cell>
          <table:table-cell table:style-name="ce6" table:formula="of:=ROUND((SUM([.$B88:.AU88])/COUNT([.$B88:.AU88]));0)" office:value-type="float" office:value="0" calcext:value-type="float">
            <text:p>0</text:p>
          </table:table-cell>
          <table:table-cell table:style-name="ce6" table:formula="of:=ROUND((SUM([.$B88:.AV88])/COUNT([.$B88:.AV88]));0)" office:value-type="float" office:value="0" calcext:value-type="float">
            <text:p>0</text:p>
          </table:table-cell>
          <table:table-cell table:style-name="ce6" table:formula="of:=ROUND((SUM([.$B88:.AW88])/COUNT([.$B88:.AW88]));0)" office:value-type="float" office:value="0" calcext:value-type="float">
            <text:p>0</text:p>
          </table:table-cell>
          <table:table-cell table:style-name="ce6" table:formula="of:=ROUND((SUM([.$B88:.AX88])/COUNT([.$B88:.AX88]));0)" office:value-type="float" office:value="0" calcext:value-type="float">
            <text:p>0</text:p>
          </table:table-cell>
          <table:table-cell table:style-name="ce6" table:formula="of:=ROUND((SUM([.$B88:.AY88])/COUNT([.$B88:.AY88]));0)" office:value-type="float" office:value="0" calcext:value-type="float">
            <text:p>0</text:p>
          </table:table-cell>
          <table:table-cell table:style-name="ce6" table:formula="of:=ROUND((SUM([.$B88:.AZ88])/COUNT([.$B88:.AZ88]));0)" office:value-type="float" office:value="0" calcext:value-type="float">
            <text:p>0</text:p>
          </table:table-cell>
          <table:table-cell table:style-name="ce6" table:formula="of:=ROUND((SUM([.$B88:.BA88])/COUNT([.$B88:.BA88]));0)" office:value-type="float" office:value="0" calcext:value-type="float">
            <text:p>0</text:p>
          </table:table-cell>
          <table:table-cell table:style-name="ce6" table:formula="of:=ROUND((SUM([.$B88:.BB88])/COUNT([.$B88:.BB88]));0)" office:value-type="float" office:value="0" calcext:value-type="float">
            <text:p>0</text:p>
          </table:table-cell>
          <table:table-cell table:style-name="ce6" table:formula="of:=ROUND((SUM([.$B88:.BC88])/COUNT([.$B88:.BC88]));0)" office:value-type="float" office:value="0" calcext:value-type="float">
            <text:p>0</text:p>
          </table:table-cell>
          <table:table-cell table:style-name="ce6" table:formula="of:=ROUND((SUM([.$B88:.BD88])/COUNT([.$B88:.BD88]));0)" office:value-type="float" office:value="0" calcext:value-type="float">
            <text:p>0</text:p>
          </table:table-cell>
          <table:table-cell table:style-name="ce6" table:formula="of:=ROUND((SUM([.$B88:.BE88])/COUNT([.$B88:.BE88]));0)" office:value-type="float" office:value="0" calcext:value-type="float">
            <text:p>0</text:p>
          </table:table-cell>
          <table:table-cell table:style-name="ce6" table:formula="of:=ROUND((SUM([.$B88:.BF88])/COUNT([.$B88:.BF88]));0)" office:value-type="float" office:value="0" calcext:value-type="float">
            <text:p>0</text:p>
          </table:table-cell>
          <table:table-cell table:style-name="ce6" table:formula="of:=ROUND((SUM([.$B88:.BG88])/COUNT([.$B88:.BG88]));0)" office:value-type="float" office:value="0" calcext:value-type="float">
            <text:p>0</text:p>
          </table:table-cell>
          <table:table-cell table:style-name="ce6" table:formula="of:=ROUND((SUM([.$B88:.BH88])/COUNT([.$B88:.BH88]));0)" office:value-type="float" office:value="0" calcext:value-type="float">
            <text:p>0</text:p>
          </table:table-cell>
          <table:table-cell table:style-name="ce6" table:formula="of:=ROUND((SUM([.$B88:.BI88])/COUNT([.$B88:.BI88]));0)" office:value-type="float" office:value="0" calcext:value-type="float">
            <text:p>0</text:p>
          </table:table-cell>
          <table:table-cell table:style-name="ce6" table:formula="of:=ROUND((SUM([.$B88:.BJ88])/COUNT([.$B88:.BJ88]));0)" office:value-type="float" office:value="0" calcext:value-type="float">
            <text:p>0</text:p>
          </table:table-cell>
          <table:table-cell table:style-name="ce6" table:formula="of:=ROUND((SUM([.$B88:.BK88])/COUNT([.$B88:.BK88]));0)" office:value-type="float" office:value="0" calcext:value-type="float">
            <text:p>0</text:p>
          </table:table-cell>
          <table:table-cell table:style-name="ce6" table:formula="of:=ROUND((SUM([.$B88:.BL88])/COUNT([.$B88:.BL88]));0)" office:value-type="float" office:value="0" calcext:value-type="float">
            <text:p>0</text:p>
          </table:table-cell>
          <table:table-cell table:style-name="ce6" table:formula="of:=ROUND((SUM([.$B88:.BM88])/COUNT([.$B88:.BM88]));0)" office:value-type="float" office:value="0" calcext:value-type="float">
            <text:p>0</text:p>
          </table:table-cell>
          <table:table-cell table:style-name="ce6" table:formula="of:=ROUND((SUM([.$B88:.BN88])/COUNT([.$B88:.BN88]));0)" office:value-type="float" office:value="0" calcext:value-type="float">
            <text:p>0</text:p>
          </table:table-cell>
          <table:table-cell table:style-name="ce6" table:formula="of:=ROUND((SUM([.$B88:.BO88])/COUNT([.$B88:.BO88]));0)" office:value-type="float" office:value="0" calcext:value-type="float">
            <text:p>0</text:p>
          </table:table-cell>
          <table:table-cell table:style-name="ce6" table:formula="of:=ROUND((SUM([.$B88:.BP88])/COUNT([.$B88:.BP88]));0)" office:value-type="float" office:value="0" calcext:value-type="float">
            <text:p>0</text:p>
          </table:table-cell>
          <table:table-cell table:style-name="ce6" table:formula="of:=ROUND((SUM([.$B88:.BQ88])/COUNT([.$B88:.BQ88]));0)" office:value-type="float" office:value="0" calcext:value-type="float">
            <text:p>0</text:p>
          </table:table-cell>
          <table:table-cell table:style-name="ce6" table:formula="of:=ROUND((SUM([.$B88:.BR88])/COUNT([.$B88:.BR88]));0)" office:value-type="float" office:value="0" calcext:value-type="float">
            <text:p>0</text:p>
          </table:table-cell>
          <table:table-cell table:style-name="ce6" table:formula="of:=ROUND((SUM([.$B88:.BS88])/COUNT([.$B88:.BS88]));0)" office:value-type="float" office:value="0" calcext:value-type="float">
            <text:p>0</text:p>
          </table:table-cell>
          <table:table-cell table:style-name="ce6" table:formula="of:=ROUND((SUM([.$B88:.BT88])/COUNT([.$B88:.BT88]));0)" office:value-type="float" office:value="0" calcext:value-type="float">
            <text:p>0</text:p>
          </table:table-cell>
          <table:table-cell table:style-name="ce6" table:formula="of:=ROUND((SUM([.$B88:.BU88])/COUNT([.$B88:.BU88]));0)" office:value-type="float" office:value="0" calcext:value-type="float">
            <text:p>0</text:p>
          </table:table-cell>
          <table:table-cell table:style-name="ce6" table:formula="of:=ROUND((SUM([.$B88:.BV88])/COUNT([.$B88:.BV88]));0)" office:value-type="float" office:value="0" calcext:value-type="float">
            <text:p>0</text:p>
          </table:table-cell>
          <table:table-cell table:style-name="ce6" table:formula="of:=ROUND((SUM([.$B88:.BW88])/COUNT([.$B88:.BW88]));0)" office:value-type="float" office:value="0" calcext:value-type="float">
            <text:p>0</text:p>
          </table:table-cell>
          <table:table-cell table:style-name="ce6" table:formula="of:=ROUND((SUM([.$B88:.BX88])/COUNT([.$B88:.BX88]));0)" office:value-type="float" office:value="0" calcext:value-type="float">
            <text:p>0</text:p>
          </table:table-cell>
          <table:table-cell table:style-name="ce6" table:formula="of:=ROUND((SUM([.$B88:.BY88])/COUNT([.$B88:.BY88]));0)" office:value-type="float" office:value="0" calcext:value-type="float">
            <text:p>0</text:p>
          </table:table-cell>
          <table:table-cell table:style-name="ce6" table:formula="of:=ROUND((SUM([.$B88:.BZ88])/COUNT([.$B88:.BZ88]));0)" office:value-type="float" office:value="0" calcext:value-type="float">
            <text:p>0</text:p>
          </table:table-cell>
          <table:table-cell table:style-name="ce6" table:formula="of:=ROUND((SUM([.$B88:.CA88])/COUNT([.$B88:.CA88]));0)" office:value-type="float" office:value="0" calcext:value-type="float">
            <text:p>0</text:p>
          </table:table-cell>
          <table:table-cell table:style-name="ce6" table:formula="of:=ROUND((SUM([.$B88:.CB88])/COUNT([.$B88:.CB88]));0)" office:value-type="float" office:value="0" calcext:value-type="float">
            <text:p>0</text:p>
          </table:table-cell>
          <table:table-cell table:style-name="ce6" table:formula="of:=ROUND((SUM([.$B88:.CC88])/COUNT([.$B88:.CC88]));0)" office:value-type="float" office:value="0" calcext:value-type="float">
            <text:p>0</text:p>
          </table:table-cell>
          <table:table-cell table:style-name="ce6" table:formula="of:=ROUND((SUM([.$B88:.CD88])/COUNT([.$B88:.CD88]));0)" office:value-type="float" office:value="0" calcext:value-type="float">
            <text:p>0</text:p>
          </table:table-cell>
          <table:table-cell table:style-name="ce6" table:formula="of:=ROUND((SUM([.$B88:.CE88])/COUNT([.$B88:.CE88]));0)" office:value-type="float" office:value="0" calcext:value-type="float">
            <text:p>0</text:p>
          </table:table-cell>
          <table:table-cell table:style-name="ce6" table:formula="of:=ROUND((SUM([.$B88:.CF88])/COUNT([.$B88:.CF88]));0)" office:value-type="float" office:value="0" calcext:value-type="float">
            <text:p>0</text:p>
          </table:table-cell>
          <table:table-cell table:style-name="ce6" table:formula="of:=ROUND((SUM([.$B88:.CG88])/COUNT([.$B88:.CG88]));0)" office:value-type="float" office:value="0" calcext:value-type="float">
            <text:p>0</text:p>
          </table:table-cell>
          <table:table-cell table:style-name="ce6" table:formula="of:=ROUND((SUM([.$B88:.CH88])/COUNT([.$B88:.CH88]));0)" office:value-type="float" office:value="0" calcext:value-type="float">
            <text:p>0</text:p>
          </table:table-cell>
          <table:table-cell table:style-name="ce6" table:formula="of:=ROUND((SUM([.$B88:.CI88])/COUNT([.$B88:.CI88]));0)" office:value-type="float" office:value="0" calcext:value-type="float">
            <text:p>0</text:p>
          </table:table-cell>
          <table:table-cell table:style-name="ce6" table:formula="of:=ROUND((SUM([.$B88:.CJ88])/COUNT([.$B88:.CJ88]));0)" office:value-type="float" office:value="0" calcext:value-type="float">
            <text:p>0</text:p>
          </table:table-cell>
          <table:table-cell table:style-name="ce6" table:formula="of:=ROUND((SUM([.$B88:.CK88])/COUNT([.$B88:.CK88]));0)" office:value-type="float" office:value="0" calcext:value-type="float">
            <text:p>0</text:p>
          </table:table-cell>
          <table:table-cell table:number-columns-repeated="100"/>
        </table:table-row>
        <table:table-row table:style-name="ro2">
          <table:table-cell table:number-columns-repeated="298" office:value-type="float" office:value="0" calcext:value-type="float">
            <text:p>0</text:p>
          </table:table-cell>
          <table:table-cell table:style-name="ce6" table:formula="of:=ROUND((SUM([.$B89:.B89])/COUNT([.$B89:.B89]));0)" office:value-type="float" office:value="0" calcext:value-type="float">
            <text:p>0</text:p>
          </table:table-cell>
          <table:table-cell table:style-name="ce6" table:formula="of:=ROUND((SUM([.$B89:.C89])/COUNT([.$B89:.C89]));0)" office:value-type="float" office:value="0" calcext:value-type="float">
            <text:p>0</text:p>
          </table:table-cell>
          <table:table-cell table:style-name="ce6" table:formula="of:=ROUND((SUM([.$B89:.D89])/COUNT([.$B89:.D89]));0)" office:value-type="float" office:value="0" calcext:value-type="float">
            <text:p>0</text:p>
          </table:table-cell>
          <table:table-cell table:style-name="ce6" table:formula="of:=ROUND((SUM([.$B89:.E89])/COUNT([.$B89:.E89]));0)" office:value-type="float" office:value="0" calcext:value-type="float">
            <text:p>0</text:p>
          </table:table-cell>
          <table:table-cell table:style-name="ce6" table:formula="of:=ROUND((SUM([.$B89:.F89])/COUNT([.$B89:.F89]));0)" office:value-type="float" office:value="0" calcext:value-type="float">
            <text:p>0</text:p>
          </table:table-cell>
          <table:table-cell table:style-name="ce6" table:formula="of:=ROUND((SUM([.$B89:.G89])/COUNT([.$B89:.G89]));0)" office:value-type="float" office:value="0" calcext:value-type="float">
            <text:p>0</text:p>
          </table:table-cell>
          <table:table-cell table:style-name="ce6" table:formula="of:=ROUND((SUM([.$B89:.H89])/COUNT([.$B89:.H89]));0)" office:value-type="float" office:value="0" calcext:value-type="float">
            <text:p>0</text:p>
          </table:table-cell>
          <table:table-cell table:style-name="ce6" table:formula="of:=ROUND((SUM([.$B89:.I89])/COUNT([.$B89:.I89]));0)" office:value-type="float" office:value="0" calcext:value-type="float">
            <text:p>0</text:p>
          </table:table-cell>
          <table:table-cell table:style-name="ce6" table:formula="of:=ROUND((SUM([.$B89:.J89])/COUNT([.$B89:.J89]));0)" office:value-type="float" office:value="0" calcext:value-type="float">
            <text:p>0</text:p>
          </table:table-cell>
          <table:table-cell table:style-name="ce6" table:formula="of:=ROUND((SUM([.$B89:.K89])/COUNT([.$B89:.K89]));0)" office:value-type="float" office:value="0" calcext:value-type="float">
            <text:p>0</text:p>
          </table:table-cell>
          <table:table-cell table:style-name="ce6" table:formula="of:=ROUND((SUM([.$B89:.L89])/COUNT([.$B89:.L89]));0)" office:value-type="float" office:value="0" calcext:value-type="float">
            <text:p>0</text:p>
          </table:table-cell>
          <table:table-cell table:style-name="ce6" table:formula="of:=ROUND((SUM([.$B89:.M89])/COUNT([.$B89:.M89]));0)" office:value-type="float" office:value="0" calcext:value-type="float">
            <text:p>0</text:p>
          </table:table-cell>
          <table:table-cell table:style-name="ce6" table:formula="of:=ROUND((SUM([.$B89:.N89])/COUNT([.$B89:.N89]));0)" office:value-type="float" office:value="0" calcext:value-type="float">
            <text:p>0</text:p>
          </table:table-cell>
          <table:table-cell table:style-name="ce6" table:formula="of:=ROUND((SUM([.$B89:.O89])/COUNT([.$B89:.O89]));0)" office:value-type="float" office:value="0" calcext:value-type="float">
            <text:p>0</text:p>
          </table:table-cell>
          <table:table-cell table:style-name="ce6" table:formula="of:=ROUND((SUM([.$B89:.P89])/COUNT([.$B89:.P89]));0)" office:value-type="float" office:value="0" calcext:value-type="float">
            <text:p>0</text:p>
          </table:table-cell>
          <table:table-cell table:style-name="ce6" table:formula="of:=ROUND((SUM([.$B89:.Q89])/COUNT([.$B89:.Q89]));0)" office:value-type="float" office:value="0" calcext:value-type="float">
            <text:p>0</text:p>
          </table:table-cell>
          <table:table-cell table:style-name="ce6" table:formula="of:=ROUND((SUM([.$B89:.R89])/COUNT([.$B89:.R89]));0)" office:value-type="float" office:value="0" calcext:value-type="float">
            <text:p>0</text:p>
          </table:table-cell>
          <table:table-cell table:style-name="ce6" table:formula="of:=ROUND((SUM([.$B89:.S89])/COUNT([.$B89:.S89]));0)" office:value-type="float" office:value="0" calcext:value-type="float">
            <text:p>0</text:p>
          </table:table-cell>
          <table:table-cell table:style-name="ce6" table:formula="of:=ROUND((SUM([.$B89:.T89])/COUNT([.$B89:.T89]));0)" office:value-type="float" office:value="0" calcext:value-type="float">
            <text:p>0</text:p>
          </table:table-cell>
          <table:table-cell table:style-name="ce6" table:formula="of:=ROUND((SUM([.$B89:.U89])/COUNT([.$B89:.U89]));0)" office:value-type="float" office:value="0" calcext:value-type="float">
            <text:p>0</text:p>
          </table:table-cell>
          <table:table-cell table:style-name="ce6" table:formula="of:=ROUND((SUM([.$B89:.V89])/COUNT([.$B89:.V89]));0)" office:value-type="float" office:value="0" calcext:value-type="float">
            <text:p>0</text:p>
          </table:table-cell>
          <table:table-cell table:style-name="ce6" table:formula="of:=ROUND((SUM([.$B89:.W89])/COUNT([.$B89:.W89]));0)" office:value-type="float" office:value="0" calcext:value-type="float">
            <text:p>0</text:p>
          </table:table-cell>
          <table:table-cell table:style-name="ce6" table:formula="of:=ROUND((SUM([.$B89:.X89])/COUNT([.$B89:.X89]));0)" office:value-type="float" office:value="0" calcext:value-type="float">
            <text:p>0</text:p>
          </table:table-cell>
          <table:table-cell table:style-name="ce6" table:formula="of:=ROUND((SUM([.$B89:.Y89])/COUNT([.$B89:.Y89]));0)" office:value-type="float" office:value="0" calcext:value-type="float">
            <text:p>0</text:p>
          </table:table-cell>
          <table:table-cell table:style-name="ce6" table:formula="of:=ROUND((SUM([.$B89:.Z89])/COUNT([.$B89:.Z89]));0)" office:value-type="float" office:value="0" calcext:value-type="float">
            <text:p>0</text:p>
          </table:table-cell>
          <table:table-cell table:style-name="ce6" table:formula="of:=ROUND((SUM([.$B89:.AA89])/COUNT([.$B89:.AA89]));0)" office:value-type="float" office:value="0" calcext:value-type="float">
            <text:p>0</text:p>
          </table:table-cell>
          <table:table-cell table:style-name="ce6" table:formula="of:=ROUND((SUM([.$B89:.AB89])/COUNT([.$B89:.AB89]));0)" office:value-type="float" office:value="0" calcext:value-type="float">
            <text:p>0</text:p>
          </table:table-cell>
          <table:table-cell table:style-name="ce6" table:formula="of:=ROUND((SUM([.$B89:.AC89])/COUNT([.$B89:.AC89]));0)" office:value-type="float" office:value="0" calcext:value-type="float">
            <text:p>0</text:p>
          </table:table-cell>
          <table:table-cell table:style-name="ce6" table:formula="of:=ROUND((SUM([.$B89:.AD89])/COUNT([.$B89:.AD89]));0)" office:value-type="float" office:value="0" calcext:value-type="float">
            <text:p>0</text:p>
          </table:table-cell>
          <table:table-cell table:style-name="ce6" table:formula="of:=ROUND((SUM([.$B89:.AE89])/COUNT([.$B89:.AE89]));0)" office:value-type="float" office:value="0" calcext:value-type="float">
            <text:p>0</text:p>
          </table:table-cell>
          <table:table-cell table:style-name="ce6" table:formula="of:=ROUND((SUM([.$B89:.AF89])/COUNT([.$B89:.AF89]));0)" office:value-type="float" office:value="0" calcext:value-type="float">
            <text:p>0</text:p>
          </table:table-cell>
          <table:table-cell table:style-name="ce6" table:formula="of:=ROUND((SUM([.$B89:.AG89])/COUNT([.$B89:.AG89]));0)" office:value-type="float" office:value="0" calcext:value-type="float">
            <text:p>0</text:p>
          </table:table-cell>
          <table:table-cell table:style-name="ce6" table:formula="of:=ROUND((SUM([.$B89:.AH89])/COUNT([.$B89:.AH89]));0)" office:value-type="float" office:value="0" calcext:value-type="float">
            <text:p>0</text:p>
          </table:table-cell>
          <table:table-cell table:style-name="ce6" table:formula="of:=ROUND((SUM([.$B89:.AI89])/COUNT([.$B89:.AI89]));0)" office:value-type="float" office:value="0" calcext:value-type="float">
            <text:p>0</text:p>
          </table:table-cell>
          <table:table-cell table:style-name="ce6" table:formula="of:=ROUND((SUM([.$B89:.AJ89])/COUNT([.$B89:.AJ89]));0)" office:value-type="float" office:value="0" calcext:value-type="float">
            <text:p>0</text:p>
          </table:table-cell>
          <table:table-cell table:style-name="ce6" table:formula="of:=ROUND((SUM([.$B89:.AK89])/COUNT([.$B89:.AK89]));0)" office:value-type="float" office:value="0" calcext:value-type="float">
            <text:p>0</text:p>
          </table:table-cell>
          <table:table-cell table:style-name="ce6" table:formula="of:=ROUND((SUM([.$B89:.AL89])/COUNT([.$B89:.AL89]));0)" office:value-type="float" office:value="0" calcext:value-type="float">
            <text:p>0</text:p>
          </table:table-cell>
          <table:table-cell table:style-name="ce6" table:formula="of:=ROUND((SUM([.$B89:.AM89])/COUNT([.$B89:.AM89]));0)" office:value-type="float" office:value="0" calcext:value-type="float">
            <text:p>0</text:p>
          </table:table-cell>
          <table:table-cell table:style-name="ce6" table:formula="of:=ROUND((SUM([.$B89:.AN89])/COUNT([.$B89:.AN89]));0)" office:value-type="float" office:value="0" calcext:value-type="float">
            <text:p>0</text:p>
          </table:table-cell>
          <table:table-cell table:style-name="ce6" table:formula="of:=ROUND((SUM([.$B89:.AO89])/COUNT([.$B89:.AO89]));0)" office:value-type="float" office:value="0" calcext:value-type="float">
            <text:p>0</text:p>
          </table:table-cell>
          <table:table-cell table:style-name="ce6" table:formula="of:=ROUND((SUM([.$B89:.AP89])/COUNT([.$B89:.AP89]));0)" office:value-type="float" office:value="0" calcext:value-type="float">
            <text:p>0</text:p>
          </table:table-cell>
          <table:table-cell table:style-name="ce6" table:formula="of:=ROUND((SUM([.$B89:.AQ89])/COUNT([.$B89:.AQ89]));0)" office:value-type="float" office:value="0" calcext:value-type="float">
            <text:p>0</text:p>
          </table:table-cell>
          <table:table-cell table:style-name="ce6" table:formula="of:=ROUND((SUM([.$B89:.AR89])/COUNT([.$B89:.AR89]));0)" office:value-type="float" office:value="0" calcext:value-type="float">
            <text:p>0</text:p>
          </table:table-cell>
          <table:table-cell table:style-name="ce6" table:formula="of:=ROUND((SUM([.$B89:.AS89])/COUNT([.$B89:.AS89]));0)" office:value-type="float" office:value="0" calcext:value-type="float">
            <text:p>0</text:p>
          </table:table-cell>
          <table:table-cell table:style-name="ce6" table:formula="of:=ROUND((SUM([.$B89:.AT89])/COUNT([.$B89:.AT89]));0)" office:value-type="float" office:value="0" calcext:value-type="float">
            <text:p>0</text:p>
          </table:table-cell>
          <table:table-cell table:style-name="ce6" table:formula="of:=ROUND((SUM([.$B89:.AU89])/COUNT([.$B89:.AU89]));0)" office:value-type="float" office:value="0" calcext:value-type="float">
            <text:p>0</text:p>
          </table:table-cell>
          <table:table-cell table:style-name="ce6" table:formula="of:=ROUND((SUM([.$B89:.AV89])/COUNT([.$B89:.AV89]));0)" office:value-type="float" office:value="0" calcext:value-type="float">
            <text:p>0</text:p>
          </table:table-cell>
          <table:table-cell table:style-name="ce6" table:formula="of:=ROUND((SUM([.$B89:.AW89])/COUNT([.$B89:.AW89]));0)" office:value-type="float" office:value="0" calcext:value-type="float">
            <text:p>0</text:p>
          </table:table-cell>
          <table:table-cell table:style-name="ce6" table:formula="of:=ROUND((SUM([.$B89:.AX89])/COUNT([.$B89:.AX89]));0)" office:value-type="float" office:value="0" calcext:value-type="float">
            <text:p>0</text:p>
          </table:table-cell>
          <table:table-cell table:style-name="ce6" table:formula="of:=ROUND((SUM([.$B89:.AY89])/COUNT([.$B89:.AY89]));0)" office:value-type="float" office:value="0" calcext:value-type="float">
            <text:p>0</text:p>
          </table:table-cell>
          <table:table-cell table:style-name="ce6" table:formula="of:=ROUND((SUM([.$B89:.AZ89])/COUNT([.$B89:.AZ89]));0)" office:value-type="float" office:value="0" calcext:value-type="float">
            <text:p>0</text:p>
          </table:table-cell>
          <table:table-cell table:style-name="ce6" table:formula="of:=ROUND((SUM([.$B89:.BA89])/COUNT([.$B89:.BA89]));0)" office:value-type="float" office:value="0" calcext:value-type="float">
            <text:p>0</text:p>
          </table:table-cell>
          <table:table-cell table:style-name="ce6" table:formula="of:=ROUND((SUM([.$B89:.BB89])/COUNT([.$B89:.BB89]));0)" office:value-type="float" office:value="0" calcext:value-type="float">
            <text:p>0</text:p>
          </table:table-cell>
          <table:table-cell table:style-name="ce6" table:formula="of:=ROUND((SUM([.$B89:.BC89])/COUNT([.$B89:.BC89]));0)" office:value-type="float" office:value="0" calcext:value-type="float">
            <text:p>0</text:p>
          </table:table-cell>
          <table:table-cell table:style-name="ce6" table:formula="of:=ROUND((SUM([.$B89:.BD89])/COUNT([.$B89:.BD89]));0)" office:value-type="float" office:value="0" calcext:value-type="float">
            <text:p>0</text:p>
          </table:table-cell>
          <table:table-cell table:style-name="ce6" table:formula="of:=ROUND((SUM([.$B89:.BE89])/COUNT([.$B89:.BE89]));0)" office:value-type="float" office:value="0" calcext:value-type="float">
            <text:p>0</text:p>
          </table:table-cell>
          <table:table-cell table:style-name="ce6" table:formula="of:=ROUND((SUM([.$B89:.BF89])/COUNT([.$B89:.BF89]));0)" office:value-type="float" office:value="0" calcext:value-type="float">
            <text:p>0</text:p>
          </table:table-cell>
          <table:table-cell table:style-name="ce6" table:formula="of:=ROUND((SUM([.$B89:.BG89])/COUNT([.$B89:.BG89]));0)" office:value-type="float" office:value="0" calcext:value-type="float">
            <text:p>0</text:p>
          </table:table-cell>
          <table:table-cell table:style-name="ce6" table:formula="of:=ROUND((SUM([.$B89:.BH89])/COUNT([.$B89:.BH89]));0)" office:value-type="float" office:value="0" calcext:value-type="float">
            <text:p>0</text:p>
          </table:table-cell>
          <table:table-cell table:style-name="ce6" table:formula="of:=ROUND((SUM([.$B89:.BI89])/COUNT([.$B89:.BI89]));0)" office:value-type="float" office:value="0" calcext:value-type="float">
            <text:p>0</text:p>
          </table:table-cell>
          <table:table-cell table:style-name="ce6" table:formula="of:=ROUND((SUM([.$B89:.BJ89])/COUNT([.$B89:.BJ89]));0)" office:value-type="float" office:value="0" calcext:value-type="float">
            <text:p>0</text:p>
          </table:table-cell>
          <table:table-cell table:style-name="ce6" table:formula="of:=ROUND((SUM([.$B89:.BK89])/COUNT([.$B89:.BK89]));0)" office:value-type="float" office:value="0" calcext:value-type="float">
            <text:p>0</text:p>
          </table:table-cell>
          <table:table-cell table:style-name="ce6" table:formula="of:=ROUND((SUM([.$B89:.BL89])/COUNT([.$B89:.BL89]));0)" office:value-type="float" office:value="0" calcext:value-type="float">
            <text:p>0</text:p>
          </table:table-cell>
          <table:table-cell table:style-name="ce6" table:formula="of:=ROUND((SUM([.$B89:.BM89])/COUNT([.$B89:.BM89]));0)" office:value-type="float" office:value="0" calcext:value-type="float">
            <text:p>0</text:p>
          </table:table-cell>
          <table:table-cell table:style-name="ce6" table:formula="of:=ROUND((SUM([.$B89:.BN89])/COUNT([.$B89:.BN89]));0)" office:value-type="float" office:value="0" calcext:value-type="float">
            <text:p>0</text:p>
          </table:table-cell>
          <table:table-cell table:style-name="ce6" table:formula="of:=ROUND((SUM([.$B89:.BO89])/COUNT([.$B89:.BO89]));0)" office:value-type="float" office:value="0" calcext:value-type="float">
            <text:p>0</text:p>
          </table:table-cell>
          <table:table-cell table:style-name="ce6" table:formula="of:=ROUND((SUM([.$B89:.BP89])/COUNT([.$B89:.BP89]));0)" office:value-type="float" office:value="0" calcext:value-type="float">
            <text:p>0</text:p>
          </table:table-cell>
          <table:table-cell table:style-name="ce6" table:formula="of:=ROUND((SUM([.$B89:.BQ89])/COUNT([.$B89:.BQ89]));0)" office:value-type="float" office:value="0" calcext:value-type="float">
            <text:p>0</text:p>
          </table:table-cell>
          <table:table-cell table:style-name="ce6" table:formula="of:=ROUND((SUM([.$B89:.BR89])/COUNT([.$B89:.BR89]));0)" office:value-type="float" office:value="0" calcext:value-type="float">
            <text:p>0</text:p>
          </table:table-cell>
          <table:table-cell table:style-name="ce6" table:formula="of:=ROUND((SUM([.$B89:.BS89])/COUNT([.$B89:.BS89]));0)" office:value-type="float" office:value="0" calcext:value-type="float">
            <text:p>0</text:p>
          </table:table-cell>
          <table:table-cell table:style-name="ce6" table:formula="of:=ROUND((SUM([.$B89:.BT89])/COUNT([.$B89:.BT89]));0)" office:value-type="float" office:value="0" calcext:value-type="float">
            <text:p>0</text:p>
          </table:table-cell>
          <table:table-cell table:style-name="ce6" table:formula="of:=ROUND((SUM([.$B89:.BU89])/COUNT([.$B89:.BU89]));0)" office:value-type="float" office:value="0" calcext:value-type="float">
            <text:p>0</text:p>
          </table:table-cell>
          <table:table-cell table:style-name="ce6" table:formula="of:=ROUND((SUM([.$B89:.BV89])/COUNT([.$B89:.BV89]));0)" office:value-type="float" office:value="0" calcext:value-type="float">
            <text:p>0</text:p>
          </table:table-cell>
          <table:table-cell table:style-name="ce6" table:formula="of:=ROUND((SUM([.$B89:.BW89])/COUNT([.$B89:.BW89]));0)" office:value-type="float" office:value="0" calcext:value-type="float">
            <text:p>0</text:p>
          </table:table-cell>
          <table:table-cell table:style-name="ce6" table:formula="of:=ROUND((SUM([.$B89:.BX89])/COUNT([.$B89:.BX89]));0)" office:value-type="float" office:value="0" calcext:value-type="float">
            <text:p>0</text:p>
          </table:table-cell>
          <table:table-cell table:style-name="ce6" table:formula="of:=ROUND((SUM([.$B89:.BY89])/COUNT([.$B89:.BY89]));0)" office:value-type="float" office:value="0" calcext:value-type="float">
            <text:p>0</text:p>
          </table:table-cell>
          <table:table-cell table:style-name="ce6" table:formula="of:=ROUND((SUM([.$B89:.BZ89])/COUNT([.$B89:.BZ89]));0)" office:value-type="float" office:value="0" calcext:value-type="float">
            <text:p>0</text:p>
          </table:table-cell>
          <table:table-cell table:style-name="ce6" table:formula="of:=ROUND((SUM([.$B89:.CA89])/COUNT([.$B89:.CA89]));0)" office:value-type="float" office:value="0" calcext:value-type="float">
            <text:p>0</text:p>
          </table:table-cell>
          <table:table-cell table:style-name="ce6" table:formula="of:=ROUND((SUM([.$B89:.CB89])/COUNT([.$B89:.CB89]));0)" office:value-type="float" office:value="0" calcext:value-type="float">
            <text:p>0</text:p>
          </table:table-cell>
          <table:table-cell table:style-name="ce6" table:formula="of:=ROUND((SUM([.$B89:.CC89])/COUNT([.$B89:.CC89]));0)" office:value-type="float" office:value="0" calcext:value-type="float">
            <text:p>0</text:p>
          </table:table-cell>
          <table:table-cell table:style-name="ce6" table:formula="of:=ROUND((SUM([.$B89:.CD89])/COUNT([.$B89:.CD89]));0)" office:value-type="float" office:value="0" calcext:value-type="float">
            <text:p>0</text:p>
          </table:table-cell>
          <table:table-cell table:style-name="ce6" table:formula="of:=ROUND((SUM([.$B89:.CE89])/COUNT([.$B89:.CE89]));0)" office:value-type="float" office:value="0" calcext:value-type="float">
            <text:p>0</text:p>
          </table:table-cell>
          <table:table-cell table:style-name="ce6" table:formula="of:=ROUND((SUM([.$B89:.CF89])/COUNT([.$B89:.CF89]));0)" office:value-type="float" office:value="0" calcext:value-type="float">
            <text:p>0</text:p>
          </table:table-cell>
          <table:table-cell table:style-name="ce6" table:formula="of:=ROUND((SUM([.$B89:.CG89])/COUNT([.$B89:.CG89]));0)" office:value-type="float" office:value="0" calcext:value-type="float">
            <text:p>0</text:p>
          </table:table-cell>
          <table:table-cell table:style-name="ce6" table:formula="of:=ROUND((SUM([.$B89:.CH89])/COUNT([.$B89:.CH89]));0)" office:value-type="float" office:value="0" calcext:value-type="float">
            <text:p>0</text:p>
          </table:table-cell>
          <table:table-cell table:style-name="ce6" table:formula="of:=ROUND((SUM([.$B89:.CI89])/COUNT([.$B89:.CI89]));0)" office:value-type="float" office:value="0" calcext:value-type="float">
            <text:p>0</text:p>
          </table:table-cell>
          <table:table-cell table:style-name="ce6" table:formula="of:=ROUND((SUM([.$B89:.CJ89])/COUNT([.$B89:.CJ89]));0)" office:value-type="float" office:value="0" calcext:value-type="float">
            <text:p>0</text:p>
          </table:table-cell>
          <table:table-cell table:style-name="ce6" table:formula="of:=ROUND((SUM([.$B89:.CK89])/COUNT([.$B89:.CK89]));0)" office:value-type="float" office:value="0" calcext:value-type="float">
            <text:p>0</text:p>
          </table:table-cell>
          <table:table-cell table:number-columns-repeated="100"/>
        </table:table-row>
        <table:table-row table:style-name="ro2">
          <table:table-cell table:number-columns-repeated="19"/>
          <table:table-cell table:formula="of:=IF([.R90]&lt;&gt;[.S90];&quot;X&quot;;&quot;&quot;)">
            <text:p/>
          </table:table-cell>
          <table:table-cell table:number-columns-repeated="277"/>
          <table:table-cell office:value-type="string" calcext:value-type="string">
            <text:p>Accuracy</text:p>
          </table:table-cell>
          <table:table-cell table:style-name="ce8" office:value-type="float" office:value="0.98" calcext:value-type="float">
            <text:p>0.98</text:p>
          </table:table-cell>
          <table:table-cell table:style-name="ce8" office:value-type="float" office:value="0.97" calcext:value-type="float">
            <text:p>0.97</text:p>
          </table:table-cell>
          <table:table-cell table:style-name="ce8" office:value-type="float" office:value="0.99" calcext:value-type="float">
            <text:p>0.99</text:p>
          </table:table-cell>
          <table:table-cell table:number-columns-repeated="2" table:style-name="ce8" office:value-type="float" office:value="0.98" calcext:value-type="float">
            <text:p>0.98</text:p>
          </table:table-cell>
          <table:table-cell table:number-columns-repeated="3" table:style-name="ce8" office:value-type="float" office:value="0.97" calcext:value-type="float">
            <text:p>0.97</text:p>
          </table:table-cell>
          <table:table-cell table:style-name="ce8" office:value-type="float" office:value="0.98" calcext:value-type="float">
            <text:p>0.98</text:p>
          </table:table-cell>
          <table:table-cell table:style-name="ce8" office:value-type="float" office:value="0.97" calcext:value-type="float">
            <text:p>0.97</text:p>
          </table:table-cell>
          <table:table-cell table:number-columns-repeated="9" table:style-name="ce8" office:value-type="float" office:value="0.98" calcext:value-type="float">
            <text:p>0.98</text:p>
          </table:table-cell>
          <table:table-cell table:number-columns-repeated="6" table:style-name="ce8" office:value-type="float" office:value="0.97" calcext:value-type="float">
            <text:p>0.97</text:p>
          </table:table-cell>
          <table:table-cell table:number-columns-repeated="5" table:style-name="ce8" office:value-type="float" office:value="0.95" calcext:value-type="float">
            <text:p>0.95</text:p>
          </table:table-cell>
          <table:table-cell table:style-name="ce8" office:value-type="float" office:value="0.97" calcext:value-type="float">
            <text:p>0.97</text:p>
          </table:table-cell>
          <table:table-cell table:number-columns-repeated="23" table:style-name="ce8" office:value-type="float" office:value="0.95" calcext:value-type="float">
            <text:p>0.95</text:p>
          </table:table-cell>
          <table:table-cell table:number-columns-repeated="3" table:style-name="ce8" office:value-type="float" office:value="0.97" calcext:value-type="float">
            <text:p>0.97</text:p>
          </table:table-cell>
          <table:table-cell table:style-name="ce8" office:value-type="float" office:value="0.95" calcext:value-type="float">
            <text:p>0.95</text:p>
          </table:table-cell>
          <table:table-cell table:number-columns-repeated="3" table:style-name="ce8" office:value-type="float" office:value="0.97" calcext:value-type="float">
            <text:p>0.97</text:p>
          </table:table-cell>
          <table:table-cell table:style-name="ce8" office:value-type="float" office:value="0.95" calcext:value-type="float">
            <text:p>0.95</text:p>
          </table:table-cell>
          <table:table-cell table:number-columns-repeated="7" table:style-name="ce8" office:value-type="float" office:value="0.97" calcext:value-type="float">
            <text:p>0.97</text:p>
          </table:table-cell>
          <table:table-cell table:number-columns-repeated="19" table:style-name="ce8" office:value-type="float" office:value="0.95" calcext:value-type="float">
            <text:p>0.95</text:p>
          </table:table-cell>
          <table:table-cell table:number-columns-repeated="100"/>
        </table:table-row>
        <table:table-row table:style-name="ro2">
          <table:table-cell table:number-columns-repeated="19"/>
          <table:table-cell table:formula="of:=IF([.R91]&lt;&gt;[.S91];&quot;X&quot;;&quot;&quot;)">
            <text:p/>
          </table:table-cell>
          <table:table-cell table:number-columns-repeated="277"/>
          <table:table-cell office:value-type="string" calcext:value-type="string">
            <text:p>MCC</text:p>
          </table:table-cell>
          <table:table-cell table:style-name="ce8" office:value-type="float" office:value="0.95" calcext:value-type="float">
            <text:p>0.95</text:p>
          </table:table-cell>
          <table:table-cell table:style-name="ce8" office:value-type="float" office:value="0.92" calcext:value-type="float">
            <text:p>0.92</text:p>
          </table:table-cell>
          <table:table-cell table:style-name="ce8" office:value-type="float" office:value="0.97" calcext:value-type="float">
            <text:p>0.97</text:p>
          </table:table-cell>
          <table:table-cell table:number-columns-repeated="2" table:style-name="ce8" office:value-type="float" office:value="0.95" calcext:value-type="float">
            <text:p>0.95</text:p>
          </table:table-cell>
          <table:table-cell table:number-columns-repeated="3" table:style-name="ce8" office:value-type="float" office:value="0.92" calcext:value-type="float">
            <text:p>0.92</text:p>
          </table:table-cell>
          <table:table-cell table:style-name="ce8" office:value-type="float" office:value="0.95" calcext:value-type="float">
            <text:p>0.95</text:p>
          </table:table-cell>
          <table:table-cell table:style-name="ce8" office:value-type="float" office:value="0.92" calcext:value-type="float">
            <text:p>0.92</text:p>
          </table:table-cell>
          <table:table-cell table:number-columns-repeated="9" table:style-name="ce8" office:value-type="float" office:value="0.95" calcext:value-type="float">
            <text:p>0.95</text:p>
          </table:table-cell>
          <table:table-cell table:number-columns-repeated="6" table:style-name="ce8" office:value-type="float" office:value="0.92" calcext:value-type="float">
            <text:p>0.92</text:p>
          </table:table-cell>
          <table:table-cell table:number-columns-repeated="5" table:style-name="ce8" office:value-type="float" office:value="0.9" calcext:value-type="float">
            <text:p>0.9</text:p>
          </table:table-cell>
          <table:table-cell table:style-name="ce8" office:value-type="float" office:value="0.92" calcext:value-type="float">
            <text:p>0.92</text:p>
          </table:table-cell>
          <table:table-cell table:number-columns-repeated="23" table:style-name="ce8" office:value-type="float" office:value="0.9" calcext:value-type="float">
            <text:p>0.9</text:p>
          </table:table-cell>
          <table:table-cell table:number-columns-repeated="3" table:style-name="ce8" office:value-type="float" office:value="0.92" calcext:value-type="float">
            <text:p>0.92</text:p>
          </table:table-cell>
          <table:table-cell table:style-name="ce8" office:value-type="float" office:value="0.9" calcext:value-type="float">
            <text:p>0.9</text:p>
          </table:table-cell>
          <table:table-cell table:number-columns-repeated="3" table:style-name="ce8" office:value-type="float" office:value="0.92" calcext:value-type="float">
            <text:p>0.92</text:p>
          </table:table-cell>
          <table:table-cell table:style-name="ce8" office:value-type="float" office:value="0.9" calcext:value-type="float">
            <text:p>0.9</text:p>
          </table:table-cell>
          <table:table-cell table:number-columns-repeated="7" table:style-name="ce8" office:value-type="float" office:value="0.92" calcext:value-type="float">
            <text:p>0.92</text:p>
          </table:table-cell>
          <table:table-cell table:number-columns-repeated="19" table:style-name="ce8" office:value-type="float" office:value="0.9" calcext:value-type="float">
            <text:p>0.9</text:p>
          </table:table-cell>
          <table:table-cell table:number-columns-repeated="100"/>
        </table:table-row>
        <table:table-row table:style-name="ro2">
          <table:table-cell table:number-columns-repeated="297"/>
          <table:table-cell office:value-type="string" calcext:value-type="string">
            <text:p>Index</text:p>
          </table:table-cell>
          <table:table-cell table:style-name="ce9" table:formula="of:=[.KM90]*[.KM91]" office:value-type="float" office:value="0.931" calcext:value-type="float">
            <text:p>0.931</text:p>
          </table:table-cell>
          <table:table-cell table:style-name="ce9" table:formula="of:=[.KN90]*[.KN91]" office:value-type="float" office:value="0.8924" calcext:value-type="float">
            <text:p>0.8924</text:p>
          </table:table-cell>
          <table:table-cell table:style-name="ce9" table:formula="of:=[.KO90]*[.KO91]" office:value-type="float" office:value="0.9603" calcext:value-type="float">
            <text:p>0.9603</text:p>
          </table:table-cell>
          <table:table-cell table:style-name="ce9" table:formula="of:=[.KP90]*[.KP91]" office:value-type="float" office:value="0.931" calcext:value-type="float">
            <text:p>0.931</text:p>
          </table:table-cell>
          <table:table-cell table:style-name="ce9" table:formula="of:=[.KQ90]*[.KQ91]" office:value-type="float" office:value="0.931" calcext:value-type="float">
            <text:p>0.931</text:p>
          </table:table-cell>
          <table:table-cell table:style-name="ce9" table:formula="of:=[.KR90]*[.KR91]" office:value-type="float" office:value="0.8924" calcext:value-type="float">
            <text:p>0.8924</text:p>
          </table:table-cell>
          <table:table-cell table:style-name="ce9" table:formula="of:=[.KS90]*[.KS91]" office:value-type="float" office:value="0.8924" calcext:value-type="float">
            <text:p>0.8924</text:p>
          </table:table-cell>
          <table:table-cell table:style-name="ce9" table:formula="of:=[.KT90]*[.KT91]" office:value-type="float" office:value="0.8924" calcext:value-type="float">
            <text:p>0.8924</text:p>
          </table:table-cell>
          <table:table-cell table:style-name="ce9" table:formula="of:=[.KU90]*[.KU91]" office:value-type="float" office:value="0.931" calcext:value-type="float">
            <text:p>0.931</text:p>
          </table:table-cell>
          <table:table-cell table:style-name="ce9" table:formula="of:=[.KV90]*[.KV91]" office:value-type="float" office:value="0.8924" calcext:value-type="float">
            <text:p>0.8924</text:p>
          </table:table-cell>
          <table:table-cell table:style-name="ce9" table:formula="of:=[.KW90]*[.KW91]" office:value-type="float" office:value="0.931" calcext:value-type="float">
            <text:p>0.931</text:p>
          </table:table-cell>
          <table:table-cell table:style-name="ce9" table:formula="of:=[.KX90]*[.KX91]" office:value-type="float" office:value="0.931" calcext:value-type="float">
            <text:p>0.931</text:p>
          </table:table-cell>
          <table:table-cell table:style-name="ce9" table:formula="of:=[.KY90]*[.KY91]" office:value-type="float" office:value="0.931" calcext:value-type="float">
            <text:p>0.931</text:p>
          </table:table-cell>
          <table:table-cell table:style-name="ce9" table:formula="of:=[.KZ90]*[.KZ91]" office:value-type="float" office:value="0.931" calcext:value-type="float">
            <text:p>0.931</text:p>
          </table:table-cell>
          <table:table-cell table:style-name="ce9" table:formula="of:=[.LA90]*[.LA91]" office:value-type="float" office:value="0.931" calcext:value-type="float">
            <text:p>0.931</text:p>
          </table:table-cell>
          <table:table-cell table:style-name="ce9" table:formula="of:=[.LB90]*[.LB91]" office:value-type="float" office:value="0.931" calcext:value-type="float">
            <text:p>0.931</text:p>
          </table:table-cell>
          <table:table-cell table:style-name="ce9" table:formula="of:=[.LC90]*[.LC91]" office:value-type="float" office:value="0.931" calcext:value-type="float">
            <text:p>0.931</text:p>
          </table:table-cell>
          <table:table-cell table:style-name="ce9" table:formula="of:=[.LD90]*[.LD91]" office:value-type="float" office:value="0.931" calcext:value-type="float">
            <text:p>0.931</text:p>
          </table:table-cell>
          <table:table-cell table:style-name="ce9" table:formula="of:=[.LE90]*[.LE91]" office:value-type="float" office:value="0.931" calcext:value-type="float">
            <text:p>0.931</text:p>
          </table:table-cell>
          <table:table-cell table:style-name="ce9" table:formula="of:=[.LF90]*[.LF91]" office:value-type="float" office:value="0.8924" calcext:value-type="float">
            <text:p>0.8924</text:p>
          </table:table-cell>
          <table:table-cell table:style-name="ce9" table:formula="of:=[.LG90]*[.LG91]" office:value-type="float" office:value="0.8924" calcext:value-type="float">
            <text:p>0.8924</text:p>
          </table:table-cell>
          <table:table-cell table:style-name="ce9" table:formula="of:=[.LH90]*[.LH91]" office:value-type="float" office:value="0.8924" calcext:value-type="float">
            <text:p>0.8924</text:p>
          </table:table-cell>
          <table:table-cell table:style-name="ce9" table:formula="of:=[.LI90]*[.LI91]" office:value-type="float" office:value="0.8924" calcext:value-type="float">
            <text:p>0.8924</text:p>
          </table:table-cell>
          <table:table-cell table:style-name="ce9" table:formula="of:=[.LJ90]*[.LJ91]" office:value-type="float" office:value="0.8924" calcext:value-type="float">
            <text:p>0.8924</text:p>
          </table:table-cell>
          <table:table-cell table:style-name="ce9" table:formula="of:=[.LK90]*[.LK91]" office:value-type="float" office:value="0.8924" calcext:value-type="float">
            <text:p>0.8924</text:p>
          </table:table-cell>
          <table:table-cell table:style-name="ce9" table:formula="of:=[.LL90]*[.LL91]" office:value-type="float" office:value="0.855" calcext:value-type="float">
            <text:p>0.855</text:p>
          </table:table-cell>
          <table:table-cell table:style-name="ce9" table:formula="of:=[.LM90]*[.LM91]" office:value-type="float" office:value="0.855" calcext:value-type="float">
            <text:p>0.855</text:p>
          </table:table-cell>
          <table:table-cell table:style-name="ce9" table:formula="of:=[.LN90]*[.LN91]" office:value-type="float" office:value="0.855" calcext:value-type="float">
            <text:p>0.855</text:p>
          </table:table-cell>
          <table:table-cell table:style-name="ce9" table:formula="of:=[.LO90]*[.LO91]" office:value-type="float" office:value="0.855" calcext:value-type="float">
            <text:p>0.855</text:p>
          </table:table-cell>
          <table:table-cell table:style-name="ce9" table:formula="of:=[.LP90]*[.LP91]" office:value-type="float" office:value="0.855" calcext:value-type="float">
            <text:p>0.855</text:p>
          </table:table-cell>
          <table:table-cell table:style-name="ce9" table:formula="of:=[.LQ90]*[.LQ91]" office:value-type="float" office:value="0.8924" calcext:value-type="float">
            <text:p>0.8924</text:p>
          </table:table-cell>
          <table:table-cell table:style-name="ce9" table:formula="of:=[.LR90]*[.LR91]" office:value-type="float" office:value="0.855" calcext:value-type="float">
            <text:p>0.855</text:p>
          </table:table-cell>
          <table:table-cell table:style-name="ce9" table:formula="of:=[.LS90]*[.LS91]" office:value-type="float" office:value="0.855" calcext:value-type="float">
            <text:p>0.855</text:p>
          </table:table-cell>
          <table:table-cell table:style-name="ce9" table:formula="of:=[.LT90]*[.LT91]" office:value-type="float" office:value="0.855" calcext:value-type="float">
            <text:p>0.855</text:p>
          </table:table-cell>
          <table:table-cell table:style-name="ce9" table:formula="of:=[.LU90]*[.LU91]" office:value-type="float" office:value="0.855" calcext:value-type="float">
            <text:p>0.855</text:p>
          </table:table-cell>
          <table:table-cell table:style-name="ce9" table:formula="of:=[.LV90]*[.LV91]" office:value-type="float" office:value="0.855" calcext:value-type="float">
            <text:p>0.855</text:p>
          </table:table-cell>
          <table:table-cell table:style-name="ce9" table:formula="of:=[.LW90]*[.LW91]" office:value-type="float" office:value="0.855" calcext:value-type="float">
            <text:p>0.855</text:p>
          </table:table-cell>
          <table:table-cell table:style-name="ce9" table:formula="of:=[.LX90]*[.LX91]" office:value-type="float" office:value="0.855" calcext:value-type="float">
            <text:p>0.855</text:p>
          </table:table-cell>
          <table:table-cell table:style-name="ce9" table:formula="of:=[.LY90]*[.LY91]" office:value-type="float" office:value="0.855" calcext:value-type="float">
            <text:p>0.855</text:p>
          </table:table-cell>
          <table:table-cell table:style-name="ce9" table:formula="of:=[.LZ90]*[.LZ91]" office:value-type="float" office:value="0.855" calcext:value-type="float">
            <text:p>0.855</text:p>
          </table:table-cell>
          <table:table-cell table:style-name="ce9" table:formula="of:=[.MA90]*[.MA91]" office:value-type="float" office:value="0.855" calcext:value-type="float">
            <text:p>0.855</text:p>
          </table:table-cell>
          <table:table-cell table:style-name="ce9" table:formula="of:=[.MB90]*[.MB91]" office:value-type="float" office:value="0.855" calcext:value-type="float">
            <text:p>0.855</text:p>
          </table:table-cell>
          <table:table-cell table:style-name="ce9" table:formula="of:=[.MC90]*[.MC91]" office:value-type="float" office:value="0.855" calcext:value-type="float">
            <text:p>0.855</text:p>
          </table:table-cell>
          <table:table-cell table:style-name="ce9" table:formula="of:=[.MD90]*[.MD91]" office:value-type="float" office:value="0.855" calcext:value-type="float">
            <text:p>0.855</text:p>
          </table:table-cell>
          <table:table-cell table:style-name="ce9" table:formula="of:=[.ME90]*[.ME91]" office:value-type="float" office:value="0.855" calcext:value-type="float">
            <text:p>0.855</text:p>
          </table:table-cell>
          <table:table-cell table:style-name="ce9" table:formula="of:=[.MF90]*[.MF91]" office:value-type="float" office:value="0.855" calcext:value-type="float">
            <text:p>0.855</text:p>
          </table:table-cell>
          <table:table-cell table:style-name="ce9" table:formula="of:=[.MG90]*[.MG91]" office:value-type="float" office:value="0.855" calcext:value-type="float">
            <text:p>0.855</text:p>
          </table:table-cell>
          <table:table-cell table:style-name="ce9" table:formula="of:=[.MH90]*[.MH91]" office:value-type="float" office:value="0.855" calcext:value-type="float">
            <text:p>0.855</text:p>
          </table:table-cell>
          <table:table-cell table:style-name="ce9" table:formula="of:=[.MI90]*[.MI91]" office:value-type="float" office:value="0.855" calcext:value-type="float">
            <text:p>0.855</text:p>
          </table:table-cell>
          <table:table-cell table:style-name="ce9" table:formula="of:=[.MJ90]*[.MJ91]" office:value-type="float" office:value="0.855" calcext:value-type="float">
            <text:p>0.855</text:p>
          </table:table-cell>
          <table:table-cell table:style-name="ce9" table:formula="of:=[.MK90]*[.MK91]" office:value-type="float" office:value="0.855" calcext:value-type="float">
            <text:p>0.855</text:p>
          </table:table-cell>
          <table:table-cell table:style-name="ce9" table:formula="of:=[.ML90]*[.ML91]" office:value-type="float" office:value="0.855" calcext:value-type="float">
            <text:p>0.855</text:p>
          </table:table-cell>
          <table:table-cell table:style-name="ce9" table:formula="of:=[.MM90]*[.MM91]" office:value-type="float" office:value="0.855" calcext:value-type="float">
            <text:p>0.855</text:p>
          </table:table-cell>
          <table:table-cell table:style-name="ce9" table:formula="of:=[.MN90]*[.MN91]" office:value-type="float" office:value="0.855" calcext:value-type="float">
            <text:p>0.855</text:p>
          </table:table-cell>
          <table:table-cell table:style-name="ce9" table:formula="of:=[.MO90]*[.MO91]" office:value-type="float" office:value="0.8924" calcext:value-type="float">
            <text:p>0.8924</text:p>
          </table:table-cell>
          <table:table-cell table:style-name="ce9" table:formula="of:=[.MP90]*[.MP91]" office:value-type="float" office:value="0.8924" calcext:value-type="float">
            <text:p>0.8924</text:p>
          </table:table-cell>
          <table:table-cell table:style-name="ce9" table:formula="of:=[.MQ90]*[.MQ91]" office:value-type="float" office:value="0.8924" calcext:value-type="float">
            <text:p>0.8924</text:p>
          </table:table-cell>
          <table:table-cell table:style-name="ce9" table:formula="of:=[.MR90]*[.MR91]" office:value-type="float" office:value="0.855" calcext:value-type="float">
            <text:p>0.855</text:p>
          </table:table-cell>
          <table:table-cell table:style-name="ce9" table:formula="of:=[.MS90]*[.MS91]" office:value-type="float" office:value="0.8924" calcext:value-type="float">
            <text:p>0.8924</text:p>
          </table:table-cell>
          <table:table-cell table:style-name="ce9" table:formula="of:=[.MT90]*[.MT91]" office:value-type="float" office:value="0.8924" calcext:value-type="float">
            <text:p>0.8924</text:p>
          </table:table-cell>
          <table:table-cell table:style-name="ce9" table:formula="of:=[.MU90]*[.MU91]" office:value-type="float" office:value="0.8924" calcext:value-type="float">
            <text:p>0.8924</text:p>
          </table:table-cell>
          <table:table-cell table:style-name="ce9" table:formula="of:=[.MV90]*[.MV91]" office:value-type="float" office:value="0.855" calcext:value-type="float">
            <text:p>0.855</text:p>
          </table:table-cell>
          <table:table-cell table:style-name="ce9" table:formula="of:=[.MW90]*[.MW91]" office:value-type="float" office:value="0.8924" calcext:value-type="float">
            <text:p>0.8924</text:p>
          </table:table-cell>
          <table:table-cell table:style-name="ce9" table:formula="of:=[.MX90]*[.MX91]" office:value-type="float" office:value="0.8924" calcext:value-type="float">
            <text:p>0.8924</text:p>
          </table:table-cell>
          <table:table-cell table:style-name="ce9" table:formula="of:=[.MY90]*[.MY91]" office:value-type="float" office:value="0.8924" calcext:value-type="float">
            <text:p>0.8924</text:p>
          </table:table-cell>
          <table:table-cell table:style-name="ce9" table:formula="of:=[.MZ90]*[.MZ91]" office:value-type="float" office:value="0.8924" calcext:value-type="float">
            <text:p>0.8924</text:p>
          </table:table-cell>
          <table:table-cell table:style-name="ce9" table:formula="of:=[.NA90]*[.NA91]" office:value-type="float" office:value="0.8924" calcext:value-type="float">
            <text:p>0.8924</text:p>
          </table:table-cell>
          <table:table-cell table:style-name="ce9" table:formula="of:=[.NB90]*[.NB91]" office:value-type="float" office:value="0.8924" calcext:value-type="float">
            <text:p>0.8924</text:p>
          </table:table-cell>
          <table:table-cell table:style-name="ce9" table:formula="of:=[.NC90]*[.NC91]" office:value-type="float" office:value="0.8924" calcext:value-type="float">
            <text:p>0.8924</text:p>
          </table:table-cell>
          <table:table-cell table:style-name="ce9" table:formula="of:=[.ND90]*[.ND91]" office:value-type="float" office:value="0.855" calcext:value-type="float">
            <text:p>0.855</text:p>
          </table:table-cell>
          <table:table-cell table:style-name="ce9" table:formula="of:=[.NE90]*[.NE91]" office:value-type="float" office:value="0.855" calcext:value-type="float">
            <text:p>0.855</text:p>
          </table:table-cell>
          <table:table-cell table:style-name="ce9" table:formula="of:=[.NF90]*[.NF91]" office:value-type="float" office:value="0.855" calcext:value-type="float">
            <text:p>0.855</text:p>
          </table:table-cell>
          <table:table-cell table:style-name="ce9" table:formula="of:=[.NG90]*[.NG91]" office:value-type="float" office:value="0.855" calcext:value-type="float">
            <text:p>0.855</text:p>
          </table:table-cell>
          <table:table-cell table:style-name="ce9" table:formula="of:=[.NH90]*[.NH91]" office:value-type="float" office:value="0.855" calcext:value-type="float">
            <text:p>0.855</text:p>
          </table:table-cell>
          <table:table-cell table:style-name="ce9" table:formula="of:=[.NI90]*[.NI91]" office:value-type="float" office:value="0.855" calcext:value-type="float">
            <text:p>0.855</text:p>
          </table:table-cell>
          <table:table-cell table:style-name="ce9" table:formula="of:=[.NJ90]*[.NJ91]" office:value-type="float" office:value="0.855" calcext:value-type="float">
            <text:p>0.855</text:p>
          </table:table-cell>
          <table:table-cell table:style-name="ce9" table:formula="of:=[.NK90]*[.NK91]" office:value-type="float" office:value="0.855" calcext:value-type="float">
            <text:p>0.855</text:p>
          </table:table-cell>
          <table:table-cell table:style-name="ce9" table:formula="of:=[.NL90]*[.NL91]" office:value-type="float" office:value="0.855" calcext:value-type="float">
            <text:p>0.855</text:p>
          </table:table-cell>
          <table:table-cell table:style-name="ce9" table:formula="of:=[.NM90]*[.NM91]" office:value-type="float" office:value="0.855" calcext:value-type="float">
            <text:p>0.855</text:p>
          </table:table-cell>
          <table:table-cell table:style-name="ce9" table:formula="of:=[.NN90]*[.NN91]" office:value-type="float" office:value="0.855" calcext:value-type="float">
            <text:p>0.855</text:p>
          </table:table-cell>
          <table:table-cell table:style-name="ce9" table:formula="of:=[.NO90]*[.NO91]" office:value-type="float" office:value="0.855" calcext:value-type="float">
            <text:p>0.855</text:p>
          </table:table-cell>
          <table:table-cell table:style-name="ce9" table:formula="of:=[.NP90]*[.NP91]" office:value-type="float" office:value="0.855" calcext:value-type="float">
            <text:p>0.855</text:p>
          </table:table-cell>
          <table:table-cell table:style-name="ce9" table:formula="of:=[.NQ90]*[.NQ91]" office:value-type="float" office:value="0.855" calcext:value-type="float">
            <text:p>0.855</text:p>
          </table:table-cell>
          <table:table-cell table:style-name="ce9" table:formula="of:=[.NR90]*[.NR91]" office:value-type="float" office:value="0.855" calcext:value-type="float">
            <text:p>0.855</text:p>
          </table:table-cell>
          <table:table-cell table:style-name="ce9" table:formula="of:=[.NS90]*[.NS91]" office:value-type="float" office:value="0.855" calcext:value-type="float">
            <text:p>0.855</text:p>
          </table:table-cell>
          <table:table-cell table:style-name="ce9" table:formula="of:=[.NT90]*[.NT91]" office:value-type="float" office:value="0.855" calcext:value-type="float">
            <text:p>0.855</text:p>
          </table:table-cell>
          <table:table-cell table:style-name="ce9" table:formula="of:=[.NU90]*[.NU91]" office:value-type="float" office:value="0.855" calcext:value-type="float">
            <text:p>0.855</text:p>
          </table:table-cell>
          <table:table-cell table:style-name="ce9" table:formula="of:=[.NV90]*[.NV91]" office:value-type="float" office:value="0.855" calcext:value-type="float">
            <text:p>0.855</text:p>
          </table:table-cell>
          <table:table-cell table:style-name="ce9" table:number-columns-repeated="100"/>
        </table:table-row>
        <table:table-row table:style-name="ro2">
          <table:table-cell table:number-columns-repeated="19"/>
          <table:table-cell table:formula="of:=IF([.R93]&lt;&gt;[.S93];&quot;X&quot;;&quot;&quot;)">
            <text:p/>
          </table:table-cell>
          <table:table-cell table:number-columns-repeated="278"/>
          <table:table-cell table:style-name="ce8" table:formula="of:=SUM([.KM2:.KM89])" office:value-type="float" office:value="26" calcext:value-type="float">
            <text:p>26</text:p>
          </table:table-cell>
          <table:table-cell table:style-name="ce8" table:formula="of:=SUM([.KN2:.KN89])" office:value-type="float" office:value="29" calcext:value-type="float">
            <text:p>29</text:p>
          </table:table-cell>
          <table:table-cell table:style-name="ce8" table:formula="of:=SUM([.KO2:.KO89])" office:value-type="float" office:value="27" calcext:value-type="float">
            <text:p>27</text:p>
          </table:table-cell>
          <table:table-cell table:style-name="ce8" table:formula="of:=SUM([.KP2:.KP89])" office:value-type="float" office:value="28" calcext:value-type="float">
            <text:p>28</text:p>
          </table:table-cell>
          <table:table-cell table:style-name="ce8" table:formula="of:=SUM([.KQ2:.KQ89])" office:value-type="float" office:value="26" calcext:value-type="float">
            <text:p>26</text:p>
          </table:table-cell>
          <table:table-cell table:style-name="ce8" table:formula="of:=SUM([.KR2:.KR89])" office:value-type="float" office:value="27" calcext:value-type="float">
            <text:p>27</text:p>
          </table:table-cell>
          <table:table-cell table:style-name="ce8" table:formula="of:=SUM([.KS2:.KS89])" office:value-type="float" office:value="27" calcext:value-type="float">
            <text:p>27</text:p>
          </table:table-cell>
          <table:table-cell table:style-name="ce8" table:formula="of:=SUM([.KT2:.KT89])" office:value-type="float" office:value="27" calcext:value-type="float">
            <text:p>27</text:p>
          </table:table-cell>
          <table:table-cell table:style-name="ce8" table:formula="of:=SUM([.KU2:.KU89])" office:value-type="float" office:value="26" calcext:value-type="float">
            <text:p>26</text:p>
          </table:table-cell>
          <table:table-cell table:style-name="ce8" table:formula="of:=SUM([.KV2:.KV89])" office:value-type="float" office:value="27" calcext:value-type="float">
            <text:p>27</text:p>
          </table:table-cell>
          <table:table-cell table:style-name="ce8" table:formula="of:=SUM([.KW2:.KW89])" office:value-type="float" office:value="26" calcext:value-type="float">
            <text:p>26</text:p>
          </table:table-cell>
          <table:table-cell table:style-name="ce8" table:formula="of:=SUM([.KX2:.KX89])" office:value-type="float" office:value="26" calcext:value-type="float">
            <text:p>26</text:p>
          </table:table-cell>
          <table:table-cell table:style-name="ce8" table:formula="of:=SUM([.KY2:.KY89])" office:value-type="float" office:value="26" calcext:value-type="float">
            <text:p>26</text:p>
          </table:table-cell>
          <table:table-cell table:style-name="ce8" table:formula="of:=SUM([.KZ2:.KZ89])" office:value-type="float" office:value="26" calcext:value-type="float">
            <text:p>26</text:p>
          </table:table-cell>
          <table:table-cell table:style-name="ce8" table:formula="of:=SUM([.LA2:.LA89])" office:value-type="float" office:value="26" calcext:value-type="float">
            <text:p>26</text:p>
          </table:table-cell>
          <table:table-cell table:style-name="ce8" table:formula="of:=SUM([.LB2:.LB89])" office:value-type="float" office:value="26" calcext:value-type="float">
            <text:p>26</text:p>
          </table:table-cell>
          <table:table-cell table:style-name="ce8" table:formula="of:=SUM([.LC2:.LC89])" office:value-type="float" office:value="26" calcext:value-type="float">
            <text:p>26</text:p>
          </table:table-cell>
          <table:table-cell table:style-name="ce8" table:formula="of:=SUM([.LD2:.LD89])" office:value-type="float" office:value="26" calcext:value-type="float">
            <text:p>26</text:p>
          </table:table-cell>
          <table:table-cell table:style-name="ce8" table:formula="of:=SUM([.LE2:.LE89])" office:value-type="float" office:value="26" calcext:value-type="float">
            <text:p>26</text:p>
          </table:table-cell>
          <table:table-cell table:style-name="ce8" table:formula="of:=SUM([.LF2:.LF89])" office:value-type="float" office:value="27" calcext:value-type="float">
            <text:p>27</text:p>
          </table:table-cell>
          <table:table-cell table:style-name="ce8" table:formula="of:=SUM([.LG2:.LG89])" office:value-type="float" office:value="27" calcext:value-type="float">
            <text:p>27</text:p>
          </table:table-cell>
          <table:table-cell table:style-name="ce8" table:formula="of:=SUM([.LH2:.LH89])" office:value-type="float" office:value="27" calcext:value-type="float">
            <text:p>27</text:p>
          </table:table-cell>
          <table:table-cell table:style-name="ce8" table:formula="of:=SUM([.LI2:.LI89])" office:value-type="float" office:value="27" calcext:value-type="float">
            <text:p>27</text:p>
          </table:table-cell>
          <table:table-cell table:style-name="ce8" table:formula="of:=SUM([.LJ2:.LJ89])" office:value-type="float" office:value="27" calcext:value-type="float">
            <text:p>27</text:p>
          </table:table-cell>
          <table:table-cell table:style-name="ce8" table:formula="of:=SUM([.LK2:.LK89])" office:value-type="float" office:value="27" calcext:value-type="float">
            <text:p>27</text:p>
          </table:table-cell>
          <table:table-cell table:style-name="ce8" table:formula="of:=SUM([.LL2:.LL89])" office:value-type="float" office:value="28" calcext:value-type="float">
            <text:p>28</text:p>
          </table:table-cell>
          <table:table-cell table:style-name="ce8" table:formula="of:=SUM([.LM2:.LM89])" office:value-type="float" office:value="28" calcext:value-type="float">
            <text:p>28</text:p>
          </table:table-cell>
          <table:table-cell table:style-name="ce8" table:formula="of:=SUM([.LN2:.LN89])" office:value-type="float" office:value="28" calcext:value-type="float">
            <text:p>28</text:p>
          </table:table-cell>
          <table:table-cell table:style-name="ce8" table:formula="of:=SUM([.LO2:.LO89])" office:value-type="float" office:value="28" calcext:value-type="float">
            <text:p>28</text:p>
          </table:table-cell>
          <table:table-cell table:style-name="ce8" table:formula="of:=SUM([.LP2:.LP89])" office:value-type="float" office:value="28" calcext:value-type="float">
            <text:p>28</text:p>
          </table:table-cell>
          <table:table-cell table:style-name="ce8" table:formula="of:=SUM([.LQ2:.LQ89])" office:value-type="float" office:value="27" calcext:value-type="float">
            <text:p>27</text:p>
          </table:table-cell>
          <table:table-cell table:style-name="ce8" table:formula="of:=SUM([.LR2:.LR89])" office:value-type="float" office:value="28" calcext:value-type="float">
            <text:p>28</text:p>
          </table:table-cell>
          <table:table-cell table:style-name="ce8" table:formula="of:=SUM([.LS2:.LS89])" office:value-type="float" office:value="28" calcext:value-type="float">
            <text:p>28</text:p>
          </table:table-cell>
          <table:table-cell table:style-name="ce8" table:formula="of:=SUM([.LT2:.LT89])" office:value-type="float" office:value="28" calcext:value-type="float">
            <text:p>28</text:p>
          </table:table-cell>
          <table:table-cell table:style-name="ce8" table:formula="of:=SUM([.LU2:.LU89])" office:value-type="float" office:value="28" calcext:value-type="float">
            <text:p>28</text:p>
          </table:table-cell>
          <table:table-cell table:style-name="ce8" table:formula="of:=SUM([.LV2:.LV89])" office:value-type="float" office:value="28" calcext:value-type="float">
            <text:p>28</text:p>
          </table:table-cell>
          <table:table-cell table:style-name="ce8" table:formula="of:=SUM([.LW2:.LW89])" office:value-type="float" office:value="28" calcext:value-type="float">
            <text:p>28</text:p>
          </table:table-cell>
          <table:table-cell table:style-name="ce8" table:formula="of:=SUM([.LX2:.LX89])" office:value-type="float" office:value="28" calcext:value-type="float">
            <text:p>28</text:p>
          </table:table-cell>
          <table:table-cell table:style-name="ce8" table:formula="of:=SUM([.LY2:.LY89])" office:value-type="float" office:value="28" calcext:value-type="float">
            <text:p>28</text:p>
          </table:table-cell>
          <table:table-cell table:style-name="ce8" table:formula="of:=SUM([.LZ2:.LZ89])" office:value-type="float" office:value="28" calcext:value-type="float">
            <text:p>28</text:p>
          </table:table-cell>
          <table:table-cell table:style-name="ce8" table:formula="of:=SUM([.MA2:.MA89])" office:value-type="float" office:value="28" calcext:value-type="float">
            <text:p>28</text:p>
          </table:table-cell>
          <table:table-cell table:style-name="ce8" table:formula="of:=SUM([.MB2:.MB89])" office:value-type="float" office:value="28" calcext:value-type="float">
            <text:p>28</text:p>
          </table:table-cell>
          <table:table-cell table:style-name="ce8" table:formula="of:=SUM([.MC2:.MC89])" office:value-type="float" office:value="28" calcext:value-type="float">
            <text:p>28</text:p>
          </table:table-cell>
          <table:table-cell table:style-name="ce8" table:formula="of:=SUM([.MD2:.MD89])" office:value-type="float" office:value="28" calcext:value-type="float">
            <text:p>28</text:p>
          </table:table-cell>
          <table:table-cell table:style-name="ce8" table:formula="of:=SUM([.ME2:.ME89])" office:value-type="float" office:value="28" calcext:value-type="float">
            <text:p>28</text:p>
          </table:table-cell>
          <table:table-cell table:style-name="ce8" table:formula="of:=SUM([.MF2:.MF89])" office:value-type="float" office:value="28" calcext:value-type="float">
            <text:p>28</text:p>
          </table:table-cell>
          <table:table-cell table:style-name="ce8" table:formula="of:=SUM([.MG2:.MG89])" office:value-type="float" office:value="28" calcext:value-type="float">
            <text:p>28</text:p>
          </table:table-cell>
          <table:table-cell table:style-name="ce8" table:formula="of:=SUM([.MH2:.MH89])" office:value-type="float" office:value="28" calcext:value-type="float">
            <text:p>28</text:p>
          </table:table-cell>
          <table:table-cell table:style-name="ce8" table:formula="of:=SUM([.MI2:.MI89])" office:value-type="float" office:value="28" calcext:value-type="float">
            <text:p>28</text:p>
          </table:table-cell>
          <table:table-cell table:style-name="ce8" table:formula="of:=SUM([.MJ2:.MJ89])" office:value-type="float" office:value="28" calcext:value-type="float">
            <text:p>28</text:p>
          </table:table-cell>
          <table:table-cell table:style-name="ce8" table:formula="of:=SUM([.MK2:.MK89])" office:value-type="float" office:value="28" calcext:value-type="float">
            <text:p>28</text:p>
          </table:table-cell>
          <table:table-cell table:style-name="ce8" table:formula="of:=SUM([.ML2:.ML89])" office:value-type="float" office:value="28" calcext:value-type="float">
            <text:p>28</text:p>
          </table:table-cell>
          <table:table-cell table:style-name="ce8" table:formula="of:=SUM([.MM2:.MM89])" office:value-type="float" office:value="28" calcext:value-type="float">
            <text:p>28</text:p>
          </table:table-cell>
          <table:table-cell table:style-name="ce8" table:formula="of:=SUM([.MN2:.MN89])" office:value-type="float" office:value="28" calcext:value-type="float">
            <text:p>28</text:p>
          </table:table-cell>
          <table:table-cell table:style-name="ce8" table:formula="of:=SUM([.MO2:.MO89])" office:value-type="float" office:value="27" calcext:value-type="float">
            <text:p>27</text:p>
          </table:table-cell>
          <table:table-cell table:style-name="ce8" table:formula="of:=SUM([.MP2:.MP89])" office:value-type="float" office:value="27" calcext:value-type="float">
            <text:p>27</text:p>
          </table:table-cell>
          <table:table-cell table:style-name="ce8" table:formula="of:=SUM([.MQ2:.MQ89])" office:value-type="float" office:value="27" calcext:value-type="float">
            <text:p>27</text:p>
          </table:table-cell>
          <table:table-cell table:style-name="ce8" table:formula="of:=SUM([.MR2:.MR89])" office:value-type="float" office:value="28" calcext:value-type="float">
            <text:p>28</text:p>
          </table:table-cell>
          <table:table-cell table:style-name="ce8" table:formula="of:=SUM([.MS2:.MS89])" office:value-type="float" office:value="27" calcext:value-type="float">
            <text:p>27</text:p>
          </table:table-cell>
          <table:table-cell table:style-name="ce8" table:formula="of:=SUM([.MT2:.MT89])" office:value-type="float" office:value="27" calcext:value-type="float">
            <text:p>27</text:p>
          </table:table-cell>
          <table:table-cell table:style-name="ce8" table:formula="of:=SUM([.MU2:.MU89])" office:value-type="float" office:value="27" calcext:value-type="float">
            <text:p>27</text:p>
          </table:table-cell>
          <table:table-cell table:style-name="ce8" table:formula="of:=SUM([.MV2:.MV89])" office:value-type="float" office:value="28" calcext:value-type="float">
            <text:p>28</text:p>
          </table:table-cell>
          <table:table-cell table:style-name="ce8" table:formula="of:=SUM([.MW2:.MW89])" office:value-type="float" office:value="27" calcext:value-type="float">
            <text:p>27</text:p>
          </table:table-cell>
          <table:table-cell table:style-name="ce8" table:formula="of:=SUM([.MX2:.MX89])" office:value-type="float" office:value="27" calcext:value-type="float">
            <text:p>27</text:p>
          </table:table-cell>
          <table:table-cell table:style-name="ce8" table:formula="of:=SUM([.MY2:.MY89])" office:value-type="float" office:value="27" calcext:value-type="float">
            <text:p>27</text:p>
          </table:table-cell>
          <table:table-cell table:style-name="ce8" table:formula="of:=SUM([.MZ2:.MZ89])" office:value-type="float" office:value="27" calcext:value-type="float">
            <text:p>27</text:p>
          </table:table-cell>
          <table:table-cell table:style-name="ce8" table:formula="of:=SUM([.NA2:.NA89])" office:value-type="float" office:value="27" calcext:value-type="float">
            <text:p>27</text:p>
          </table:table-cell>
          <table:table-cell table:style-name="ce8" table:formula="of:=SUM([.NB2:.NB89])" office:value-type="float" office:value="27" calcext:value-type="float">
            <text:p>27</text:p>
          </table:table-cell>
          <table:table-cell table:style-name="ce8" table:formula="of:=SUM([.NC2:.NC89])" office:value-type="float" office:value="27" calcext:value-type="float">
            <text:p>27</text:p>
          </table:table-cell>
          <table:table-cell table:style-name="ce8" table:formula="of:=SUM([.ND2:.ND89])" office:value-type="float" office:value="28" calcext:value-type="float">
            <text:p>28</text:p>
          </table:table-cell>
          <table:table-cell table:style-name="ce8" table:formula="of:=SUM([.NE2:.NE89])" office:value-type="float" office:value="28" calcext:value-type="float">
            <text:p>28</text:p>
          </table:table-cell>
          <table:table-cell table:style-name="ce8" table:formula="of:=SUM([.NF2:.NF89])" office:value-type="float" office:value="28" calcext:value-type="float">
            <text:p>28</text:p>
          </table:table-cell>
          <table:table-cell table:style-name="ce8" table:formula="of:=SUM([.NG2:.NG89])" office:value-type="float" office:value="28" calcext:value-type="float">
            <text:p>28</text:p>
          </table:table-cell>
          <table:table-cell table:style-name="ce8" table:formula="of:=SUM([.NH2:.NH89])" office:value-type="float" office:value="28" calcext:value-type="float">
            <text:p>28</text:p>
          </table:table-cell>
          <table:table-cell table:style-name="ce8" table:formula="of:=SUM([.NI2:.NI89])" office:value-type="float" office:value="28" calcext:value-type="float">
            <text:p>28</text:p>
          </table:table-cell>
          <table:table-cell table:style-name="ce8" table:formula="of:=SUM([.NJ2:.NJ89])" office:value-type="float" office:value="28" calcext:value-type="float">
            <text:p>28</text:p>
          </table:table-cell>
          <table:table-cell table:style-name="ce8" table:formula="of:=SUM([.NK2:.NK89])" office:value-type="float" office:value="28" calcext:value-type="float">
            <text:p>28</text:p>
          </table:table-cell>
          <table:table-cell table:style-name="ce8" table:formula="of:=SUM([.NL2:.NL89])" office:value-type="float" office:value="28" calcext:value-type="float">
            <text:p>28</text:p>
          </table:table-cell>
          <table:table-cell table:style-name="ce8" table:formula="of:=SUM([.NM2:.NM89])" office:value-type="float" office:value="28" calcext:value-type="float">
            <text:p>28</text:p>
          </table:table-cell>
          <table:table-cell table:style-name="ce8" table:formula="of:=SUM([.NN2:.NN89])" office:value-type="float" office:value="28" calcext:value-type="float">
            <text:p>28</text:p>
          </table:table-cell>
          <table:table-cell table:style-name="ce8" table:formula="of:=SUM([.NO2:.NO89])" office:value-type="float" office:value="28" calcext:value-type="float">
            <text:p>28</text:p>
          </table:table-cell>
          <table:table-cell table:style-name="ce8" table:formula="of:=SUM([.NP2:.NP89])" office:value-type="float" office:value="28" calcext:value-type="float">
            <text:p>28</text:p>
          </table:table-cell>
          <table:table-cell table:style-name="ce8" table:formula="of:=SUM([.NQ2:.NQ89])" office:value-type="float" office:value="28" calcext:value-type="float">
            <text:p>28</text:p>
          </table:table-cell>
          <table:table-cell table:style-name="ce8" table:formula="of:=SUM([.NR2:.NR89])" office:value-type="float" office:value="28" calcext:value-type="float">
            <text:p>28</text:p>
          </table:table-cell>
          <table:table-cell table:style-name="ce8" table:formula="of:=SUM([.NS2:.NS89])" office:value-type="float" office:value="28" calcext:value-type="float">
            <text:p>28</text:p>
          </table:table-cell>
          <table:table-cell table:style-name="ce8" table:formula="of:=SUM([.NT2:.NT89])" office:value-type="float" office:value="28" calcext:value-type="float">
            <text:p>28</text:p>
          </table:table-cell>
          <table:table-cell table:style-name="ce8" table:formula="of:=SUM([.NU2:.NU89])" office:value-type="float" office:value="28" calcext:value-type="float">
            <text:p>28</text:p>
          </table:table-cell>
          <table:table-cell table:style-name="ce8" table:formula="of:=SUM([.NV2:.NV89])" office:value-type="float" office:value="28" calcext:value-type="float">
            <text:p>28</text:p>
          </table:table-cell>
          <table:table-cell table:style-name="ce8" table:number-columns-repeated="100"/>
        </table:table-row>
        <table:table-row table:style-name="ro1">
          <table:table-cell table:number-columns-repeated="19"/>
          <table:table-cell table:formula="of:=IF([.R94]&lt;&gt;[.S94];&quot;X&quot;;&quot;&quot;)">
            <text:p/>
          </table:table-cell>
          <table:table-cell table:number-columns-repeated="280"/>
          <table:table-cell office:value-type="string" calcext:value-type="string">
            <text:p>x</text:p>
          </table:table-cell>
          <table:table-cell table:number-columns-repeated="185"/>
        </table:table-row>
        <table:table-row table:style-name="ro1">
          <table:table-cell table:number-columns-repeated="19"/>
          <table:table-cell table:formula="of:=IF([.R95]&lt;&gt;[.S95];&quot;X&quot;;&quot;&quot;)">
            <text:p/>
          </table:table-cell>
          <table:table-cell table:number-columns-repeated="466"/>
        </table:table-row>
        <table:table-row table:style-name="ro1">
          <table:table-cell table:number-columns-repeated="19"/>
          <table:table-cell table:formula="of:=IF([.R96]&lt;&gt;[.S96];&quot;X&quot;;&quot;&quot;)">
            <text:p/>
          </table:table-cell>
          <table:table-cell table:number-columns-repeated="466"/>
        </table:table-row>
        <table:table-row table:style-name="ro1">
          <table:table-cell table:number-columns-repeated="19"/>
          <table:table-cell table:formula="of:=IF([.R97]&lt;&gt;[.S97];&quot;X&quot;;&quot;&quot;)">
            <text:p/>
          </table:table-cell>
          <table:table-cell table:number-columns-repeated="466"/>
        </table:table-row>
        <table:table-row table:style-name="ro1">
          <table:table-cell table:number-columns-repeated="19"/>
          <table:table-cell table:formula="of:=IF([.R98]&lt;&gt;[.S98];&quot;X&quot;;&quot;&quot;)">
            <text:p/>
          </table:table-cell>
          <table:table-cell table:number-columns-repeated="466"/>
        </table:table-row>
        <table:table-row table:style-name="ro1">
          <table:table-cell table:number-columns-repeated="19"/>
          <table:table-cell table:formula="of:=IF([.R99]&lt;&gt;[.S99];&quot;X&quot;;&quot;&quot;)">
            <text:p/>
          </table:table-cell>
          <table:table-cell table:number-columns-repeated="466"/>
        </table:table-row>
        <table:table-row table:style-name="ro1">
          <table:table-cell table:number-columns-repeated="19"/>
          <table:table-cell table:formula="of:=IF([.R100]&lt;&gt;[.S100];&quot;X&quot;;&quot;&quot;)">
            <text:p/>
          </table:table-cell>
          <table:table-cell table:number-columns-repeated="466"/>
        </table:table-row>
        <table:table-row table:style-name="ro1">
          <table:table-cell table:number-columns-repeated="19"/>
          <table:table-cell table:formula="of:=IF([.R101]&lt;&gt;[.S101];&quot;X&quot;;&quot;&quot;)">
            <text:p/>
          </table:table-cell>
          <table:table-cell table:number-columns-repeated="466"/>
        </table:table-row>
        <table:table-row table:style-name="ro1">
          <table:table-cell table:number-columns-repeated="19"/>
          <table:table-cell table:formula="of:=IF([.R102]&lt;&gt;[.S102];&quot;X&quot;;&quot;&quot;)">
            <text:p/>
          </table:table-cell>
          <table:table-cell table:number-columns-repeated="466"/>
        </table:table-row>
        <table:table-row table:style-name="ro1">
          <table:table-cell table:number-columns-repeated="19"/>
          <table:table-cell table:formula="of:=IF([.R103]&lt;&gt;[.S103];&quot;X&quot;;&quot;&quot;)">
            <text:p/>
          </table:table-cell>
          <table:table-cell table:number-columns-repeated="466"/>
        </table:table-row>
        <table:table-row table:style-name="ro1">
          <table:table-cell table:number-columns-repeated="19"/>
          <table:table-cell table:formula="of:=IF([.R104]&lt;&gt;[.S104];&quot;X&quot;;&quot;&quot;)">
            <text:p/>
          </table:table-cell>
          <table:table-cell table:number-columns-repeated="466"/>
        </table:table-row>
        <table:table-row table:style-name="ro1">
          <table:table-cell table:number-columns-repeated="19"/>
          <table:table-cell table:formula="of:=IF([.R105]&lt;&gt;[.S105];&quot;X&quot;;&quot;&quot;)">
            <text:p/>
          </table:table-cell>
          <table:table-cell table:number-columns-repeated="466"/>
        </table:table-row>
        <table:table-row table:style-name="ro1">
          <table:table-cell table:number-columns-repeated="19"/>
          <table:table-cell table:formula="of:=IF([.R106]&lt;&gt;[.S106];&quot;X&quot;;&quot;&quot;)">
            <text:p/>
          </table:table-cell>
          <table:table-cell table:number-columns-repeated="466"/>
        </table:table-row>
        <table:table-row table:style-name="ro1">
          <table:table-cell table:number-columns-repeated="19"/>
          <table:table-cell table:formula="of:=IF([.R107]&lt;&gt;[.S107];&quot;X&quot;;&quot;&quot;)">
            <text:p/>
          </table:table-cell>
          <table:table-cell table:number-columns-repeated="466"/>
        </table:table-row>
        <table:table-row table:style-name="ro1">
          <table:table-cell table:number-columns-repeated="19"/>
          <table:table-cell table:formula="of:=IF([.R108]&lt;&gt;[.S108];&quot;X&quot;;&quot;&quot;)">
            <text:p/>
          </table:table-cell>
          <table:table-cell table:number-columns-repeated="466"/>
        </table:table-row>
        <table:table-row table:style-name="ro1">
          <table:table-cell table:number-columns-repeated="19"/>
          <table:table-cell table:formula="of:=IF([.R109]&lt;&gt;[.S109];&quot;X&quot;;&quot;&quot;)">
            <text:p/>
          </table:table-cell>
          <table:table-cell table:number-columns-repeated="466"/>
        </table:table-row>
        <table:table-row table:style-name="ro1">
          <table:table-cell table:number-columns-repeated="19"/>
          <table:table-cell table:formula="of:=IF([.R110]&lt;&gt;[.S110];&quot;X&quot;;&quot;&quot;)">
            <text:p/>
          </table:table-cell>
          <table:table-cell table:number-columns-repeated="466"/>
        </table:table-row>
        <table:table-row table:style-name="ro1">
          <table:table-cell table:number-columns-repeated="19"/>
          <table:table-cell table:formula="of:=IF([.R111]&lt;&gt;[.S111];&quot;X&quot;;&quot;&quot;)">
            <text:p/>
          </table:table-cell>
          <table:table-cell table:number-columns-repeated="466"/>
        </table:table-row>
        <table:table-row table:style-name="ro1">
          <table:table-cell table:number-columns-repeated="19"/>
          <table:table-cell table:formula="of:=IF([.R112]&lt;&gt;[.S112];&quot;X&quot;;&quot;&quot;)">
            <text:p/>
          </table:table-cell>
          <table:table-cell table:number-columns-repeated="466"/>
        </table:table-row>
        <table:table-row table:style-name="ro1">
          <table:table-cell table:number-columns-repeated="19"/>
          <table:table-cell table:formula="of:=IF([.R113]&lt;&gt;[.S113];&quot;X&quot;;&quot;&quot;)">
            <text:p/>
          </table:table-cell>
          <table:table-cell table:number-columns-repeated="466"/>
        </table:table-row>
        <table:table-row table:style-name="ro1">
          <table:table-cell table:number-columns-repeated="19"/>
          <table:table-cell table:formula="of:=IF([.R114]&lt;&gt;[.S114];&quot;X&quot;;&quot;&quot;)">
            <text:p/>
          </table:table-cell>
          <table:table-cell table:number-columns-repeated="466"/>
        </table:table-row>
        <table:table-row table:style-name="ro1">
          <table:table-cell table:number-columns-repeated="19"/>
          <table:table-cell table:formula="of:=IF([.R115]&lt;&gt;[.S115];&quot;X&quot;;&quot;&quot;)">
            <text:p/>
          </table:table-cell>
          <table:table-cell table:number-columns-repeated="466"/>
        </table:table-row>
        <table:table-row table:style-name="ro1">
          <table:table-cell table:number-columns-repeated="19"/>
          <table:table-cell table:formula="of:=IF([.R116]&lt;&gt;[.S116];&quot;X&quot;;&quot;&quot;)">
            <text:p/>
          </table:table-cell>
          <table:table-cell table:number-columns-repeated="466"/>
        </table:table-row>
        <table:table-row table:style-name="ro1">
          <table:table-cell table:number-columns-repeated="19"/>
          <table:table-cell table:formula="of:=IF([.R117]&lt;&gt;[.S117];&quot;X&quot;;&quot;&quot;)">
            <text:p/>
          </table:table-cell>
          <table:table-cell table:number-columns-repeated="466"/>
        </table:table-row>
        <table:table-row table:style-name="ro1">
          <table:table-cell table:number-columns-repeated="19"/>
          <table:table-cell table:formula="of:=IF([.R118]&lt;&gt;[.S118];&quot;X&quot;;&quot;&quot;)">
            <text:p/>
          </table:table-cell>
          <table:table-cell table:number-columns-repeated="466"/>
        </table:table-row>
        <table:table-row table:style-name="ro1">
          <table:table-cell table:number-columns-repeated="19"/>
          <table:table-cell table:formula="of:=IF([.R119]&lt;&gt;[.S119];&quot;X&quot;;&quot;&quot;)">
            <text:p/>
          </table:table-cell>
          <table:table-cell table:number-columns-repeated="466"/>
        </table:table-row>
        <table:table-row table:style-name="ro1">
          <table:table-cell table:number-columns-repeated="19"/>
          <table:table-cell table:formula="of:=IF([.R120]&lt;&gt;[.S120];&quot;X&quot;;&quot;&quot;)">
            <text:p/>
          </table:table-cell>
          <table:table-cell table:number-columns-repeated="466"/>
        </table:table-row>
        <table:table-row table:style-name="ro1">
          <table:table-cell table:number-columns-repeated="19"/>
          <table:table-cell table:formula="of:=IF([.R121]&lt;&gt;[.S121];&quot;X&quot;;&quot;&quot;)">
            <text:p/>
          </table:table-cell>
          <table:table-cell table:number-columns-repeated="466"/>
        </table:table-row>
        <table:table-row table:style-name="ro1">
          <table:table-cell table:number-columns-repeated="19"/>
          <table:table-cell table:formula="of:=IF([.R122]&lt;&gt;[.S122];&quot;X&quot;;&quot;&quot;)">
            <text:p/>
          </table:table-cell>
          <table:table-cell table:number-columns-repeated="466"/>
        </table:table-row>
        <table:table-row table:style-name="ro1">
          <table:table-cell table:number-columns-repeated="19"/>
          <table:table-cell table:formula="of:=IF([.R123]&lt;&gt;[.S123];&quot;X&quot;;&quot;&quot;)">
            <text:p/>
          </table:table-cell>
          <table:table-cell table:number-columns-repeated="466"/>
        </table:table-row>
        <table:table-row table:style-name="ro1">
          <table:table-cell table:number-columns-repeated="19"/>
          <table:table-cell table:formula="of:=IF([.R124]&lt;&gt;[.S124];&quot;X&quot;;&quot;&quot;)">
            <text:p/>
          </table:table-cell>
          <table:table-cell table:number-columns-repeated="466"/>
        </table:table-row>
        <table:table-row table:style-name="ro1">
          <table:table-cell table:number-columns-repeated="19"/>
          <table:table-cell table:formula="of:=IF([.R125]&lt;&gt;[.S125];&quot;X&quot;;&quot;&quot;)">
            <text:p/>
          </table:table-cell>
          <table:table-cell table:number-columns-repeated="466"/>
        </table:table-row>
        <table:table-row table:style-name="ro1">
          <table:table-cell table:number-columns-repeated="19"/>
          <table:table-cell table:formula="of:=IF([.R126]&lt;&gt;[.S126];&quot;X&quot;;&quot;&quot;)">
            <text:p/>
          </table:table-cell>
          <table:table-cell table:number-columns-repeated="466"/>
        </table:table-row>
        <table:table-row table:style-name="ro1">
          <table:table-cell table:number-columns-repeated="19"/>
          <table:table-cell table:formula="of:=IF([.R127]&lt;&gt;[.S127];&quot;X&quot;;&quot;&quot;)">
            <text:p/>
          </table:table-cell>
          <table:table-cell table:number-columns-repeated="466"/>
        </table:table-row>
        <table:table-row table:style-name="ro1">
          <table:table-cell table:number-columns-repeated="19"/>
          <table:table-cell table:formula="of:=IF([.R128]&lt;&gt;[.S128];&quot;X&quot;;&quot;&quot;)">
            <text:p/>
          </table:table-cell>
          <table:table-cell table:number-columns-repeated="466"/>
        </table:table-row>
        <table:table-row table:style-name="ro1">
          <table:table-cell table:number-columns-repeated="19"/>
          <table:table-cell table:formula="of:=IF([.R129]&lt;&gt;[.S129];&quot;X&quot;;&quot;&quot;)">
            <text:p/>
          </table:table-cell>
          <table:table-cell table:number-columns-repeated="466"/>
        </table:table-row>
        <table:table-row table:style-name="ro1">
          <table:table-cell table:number-columns-repeated="19"/>
          <table:table-cell table:formula="of:=IF([.R130]&lt;&gt;[.S130];&quot;X&quot;;&quot;&quot;)">
            <text:p/>
          </table:table-cell>
          <table:table-cell table:number-columns-repeated="466"/>
        </table:table-row>
        <table:table-row table:style-name="ro1">
          <table:table-cell table:number-columns-repeated="19"/>
          <table:table-cell table:formula="of:=IF([.R131]&lt;&gt;[.S131];&quot;X&quot;;&quot;&quot;)">
            <text:p/>
          </table:table-cell>
          <table:table-cell table:number-columns-repeated="466"/>
        </table:table-row>
        <table:table-row table:style-name="ro1">
          <table:table-cell table:number-columns-repeated="19"/>
          <table:table-cell table:formula="of:=IF([.R132]&lt;&gt;[.S132];&quot;X&quot;;&quot;&quot;)">
            <text:p/>
          </table:table-cell>
          <table:table-cell table:number-columns-repeated="466"/>
        </table:table-row>
        <table:table-row table:style-name="ro1">
          <table:table-cell table:number-columns-repeated="19"/>
          <table:table-cell table:formula="of:=IF([.R133]&lt;&gt;[.S133];&quot;X&quot;;&quot;&quot;)">
            <text:p/>
          </table:table-cell>
          <table:table-cell table:number-columns-repeated="466"/>
        </table:table-row>
        <table:table-row table:style-name="ro1">
          <table:table-cell table:number-columns-repeated="19"/>
          <table:table-cell table:formula="of:=IF([.R134]&lt;&gt;[.S134];&quot;X&quot;;&quot;&quot;)">
            <text:p/>
          </table:table-cell>
          <table:table-cell table:number-columns-repeated="466"/>
        </table:table-row>
        <table:table-row table:style-name="ro1">
          <table:table-cell table:number-columns-repeated="19"/>
          <table:table-cell table:formula="of:=IF([.R135]&lt;&gt;[.S135];&quot;X&quot;;&quot;&quot;)">
            <text:p/>
          </table:table-cell>
          <table:table-cell table:number-columns-repeated="466"/>
        </table:table-row>
        <table:table-row table:style-name="ro1">
          <table:table-cell table:number-columns-repeated="19"/>
          <table:table-cell table:formula="of:=IF([.R136]&lt;&gt;[.S136];&quot;X&quot;;&quot;&quot;)">
            <text:p/>
          </table:table-cell>
          <table:table-cell table:number-columns-repeated="466"/>
        </table:table-row>
        <table:table-row table:style-name="ro1">
          <table:table-cell table:number-columns-repeated="19"/>
          <table:table-cell table:formula="of:=IF([.R137]&lt;&gt;[.S137];&quot;X&quot;;&quot;&quot;)">
            <text:p/>
          </table:table-cell>
          <table:table-cell table:number-columns-repeated="466"/>
        </table:table-row>
        <table:table-row table:style-name="ro1">
          <table:table-cell table:number-columns-repeated="19"/>
          <table:table-cell table:formula="of:=IF([.R138]&lt;&gt;[.S138];&quot;X&quot;;&quot;&quot;)">
            <text:p/>
          </table:table-cell>
          <table:table-cell table:number-columns-repeated="466"/>
        </table:table-row>
        <table:table-row table:style-name="ro1">
          <table:table-cell table:number-columns-repeated="19"/>
          <table:table-cell table:formula="of:=IF([.R139]&lt;&gt;[.S139];&quot;X&quot;;&quot;&quot;)">
            <text:p/>
          </table:table-cell>
          <table:table-cell table:number-columns-repeated="466"/>
        </table:table-row>
        <table:table-row table:style-name="ro1">
          <table:table-cell table:number-columns-repeated="19"/>
          <table:table-cell table:formula="of:=IF([.R140]&lt;&gt;[.S140];&quot;X&quot;;&quot;&quot;)">
            <text:p/>
          </table:table-cell>
          <table:table-cell table:number-columns-repeated="466"/>
        </table:table-row>
        <table:table-row table:style-name="ro1">
          <table:table-cell table:number-columns-repeated="19"/>
          <table:table-cell table:formula="of:=IF([.R141]&lt;&gt;[.S141];&quot;X&quot;;&quot;&quot;)">
            <text:p/>
          </table:table-cell>
          <table:table-cell table:number-columns-repeated="466"/>
        </table:table-row>
        <table:table-row table:style-name="ro1">
          <table:table-cell table:number-columns-repeated="19"/>
          <table:table-cell table:formula="of:=IF([.R142]&lt;&gt;[.S142];&quot;X&quot;;&quot;&quot;)">
            <text:p/>
          </table:table-cell>
          <table:table-cell table:number-columns-repeated="466"/>
        </table:table-row>
        <table:table-row table:style-name="ro1">
          <table:table-cell table:number-columns-repeated="19"/>
          <table:table-cell table:formula="of:=IF([.R143]&lt;&gt;[.S143];&quot;X&quot;;&quot;&quot;)">
            <text:p/>
          </table:table-cell>
          <table:table-cell table:number-columns-repeated="466"/>
        </table:table-row>
        <table:table-row table:style-name="ro1">
          <table:table-cell table:number-columns-repeated="19"/>
          <table:table-cell table:formula="of:=IF([.R144]&lt;&gt;[.S144];&quot;X&quot;;&quot;&quot;)">
            <text:p/>
          </table:table-cell>
          <table:table-cell table:number-columns-repeated="466"/>
        </table:table-row>
        <table:table-row table:style-name="ro1">
          <table:table-cell table:number-columns-repeated="19"/>
          <table:table-cell table:formula="of:=IF([.R145]&lt;&gt;[.S145];&quot;X&quot;;&quot;&quot;)">
            <text:p/>
          </table:table-cell>
          <table:table-cell table:number-columns-repeated="466"/>
        </table:table-row>
        <table:table-row table:style-name="ro1">
          <table:table-cell table:number-columns-repeated="19"/>
          <table:table-cell table:formula="of:=IF([.R146]&lt;&gt;[.S146];&quot;X&quot;;&quot;&quot;)">
            <text:p/>
          </table:table-cell>
          <table:table-cell table:number-columns-repeated="466"/>
        </table:table-row>
        <table:table-row table:style-name="ro1">
          <table:table-cell table:number-columns-repeated="19"/>
          <table:table-cell table:formula="of:=IF([.R147]&lt;&gt;[.S147];&quot;X&quot;;&quot;&quot;)">
            <text:p/>
          </table:table-cell>
          <table:table-cell table:number-columns-repeated="466"/>
        </table:table-row>
        <table:table-row table:style-name="ro1">
          <table:table-cell table:number-columns-repeated="19"/>
          <table:table-cell table:formula="of:=IF([.R148]&lt;&gt;[.S148];&quot;X&quot;;&quot;&quot;)">
            <text:p/>
          </table:table-cell>
          <table:table-cell table:number-columns-repeated="466"/>
        </table:table-row>
        <table:table-row table:style-name="ro1">
          <table:table-cell table:number-columns-repeated="19"/>
          <table:table-cell table:formula="of:=IF([.R149]&lt;&gt;[.S149];&quot;X&quot;;&quot;&quot;)">
            <text:p/>
          </table:table-cell>
          <table:table-cell table:number-columns-repeated="466"/>
        </table:table-row>
        <table:table-row table:style-name="ro1">
          <table:table-cell table:number-columns-repeated="19"/>
          <table:table-cell table:formula="of:=IF([.R150]&lt;&gt;[.S150];&quot;X&quot;;&quot;&quot;)">
            <text:p/>
          </table:table-cell>
          <table:table-cell table:number-columns-repeated="466"/>
        </table:table-row>
        <table:table-row table:style-name="ro1">
          <table:table-cell table:number-columns-repeated="19"/>
          <table:table-cell table:formula="of:=IF([.R151]&lt;&gt;[.S151];&quot;X&quot;;&quot;&quot;)">
            <text:p/>
          </table:table-cell>
          <table:table-cell table:number-columns-repeated="466"/>
        </table:table-row>
        <table:table-row table:style-name="ro1">
          <table:table-cell table:number-columns-repeated="19"/>
          <table:table-cell table:formula="of:=IF([.R152]&lt;&gt;[.S152];&quot;X&quot;;&quot;&quot;)">
            <text:p/>
          </table:table-cell>
          <table:table-cell table:number-columns-repeated="466"/>
        </table:table-row>
        <table:table-row table:style-name="ro1">
          <table:table-cell table:number-columns-repeated="19"/>
          <table:table-cell table:formula="of:=IF([.R153]&lt;&gt;[.S153];&quot;X&quot;;&quot;&quot;)">
            <text:p/>
          </table:table-cell>
          <table:table-cell table:number-columns-repeated="466"/>
        </table:table-row>
        <table:table-row table:style-name="ro1">
          <table:table-cell table:number-columns-repeated="19"/>
          <table:table-cell table:formula="of:=IF([.R154]&lt;&gt;[.S154];&quot;X&quot;;&quot;&quot;)">
            <text:p/>
          </table:table-cell>
          <table:table-cell table:number-columns-repeated="466"/>
        </table:table-row>
        <table:table-row table:style-name="ro1">
          <table:table-cell table:number-columns-repeated="19"/>
          <table:table-cell table:formula="of:=IF([.R155]&lt;&gt;[.S155];&quot;X&quot;;&quot;&quot;)">
            <text:p/>
          </table:table-cell>
          <table:table-cell table:number-columns-repeated="466"/>
        </table:table-row>
        <table:table-row table:style-name="ro1">
          <table:table-cell table:number-columns-repeated="19"/>
          <table:table-cell table:formula="of:=IF([.R156]&lt;&gt;[.S156];&quot;X&quot;;&quot;&quot;)">
            <text:p/>
          </table:table-cell>
          <table:table-cell table:number-columns-repeated="466"/>
        </table:table-row>
        <table:table-row table:style-name="ro1">
          <table:table-cell table:number-columns-repeated="19"/>
          <table:table-cell table:formula="of:=IF([.R157]&lt;&gt;[.S157];&quot;X&quot;;&quot;&quot;)">
            <text:p/>
          </table:table-cell>
          <table:table-cell table:number-columns-repeated="466"/>
        </table:table-row>
        <table:table-row table:style-name="ro1">
          <table:table-cell table:number-columns-repeated="19"/>
          <table:table-cell table:formula="of:=IF([.R158]&lt;&gt;[.S158];&quot;X&quot;;&quot;&quot;)">
            <text:p/>
          </table:table-cell>
          <table:table-cell table:number-columns-repeated="466"/>
        </table:table-row>
        <table:table-row table:style-name="ro1">
          <table:table-cell table:number-columns-repeated="19"/>
          <table:table-cell table:formula="of:=IF([.R159]&lt;&gt;[.S159];&quot;X&quot;;&quot;&quot;)">
            <text:p/>
          </table:table-cell>
          <table:table-cell table:number-columns-repeated="466"/>
        </table:table-row>
        <table:table-row table:style-name="ro1">
          <table:table-cell table:number-columns-repeated="19"/>
          <table:table-cell table:formula="of:=IF([.R160]&lt;&gt;[.S160];&quot;X&quot;;&quot;&quot;)">
            <text:p/>
          </table:table-cell>
          <table:table-cell table:number-columns-repeated="466"/>
        </table:table-row>
        <table:table-row table:style-name="ro1">
          <table:table-cell table:number-columns-repeated="19"/>
          <table:table-cell table:formula="of:=IF([.R161]&lt;&gt;[.S161];&quot;X&quot;;&quot;&quot;)">
            <text:p/>
          </table:table-cell>
          <table:table-cell table:number-columns-repeated="466"/>
        </table:table-row>
        <table:table-row table:style-name="ro1">
          <table:table-cell table:number-columns-repeated="19"/>
          <table:table-cell table:formula="of:=IF([.R162]&lt;&gt;[.S162];&quot;X&quot;;&quot;&quot;)">
            <text:p/>
          </table:table-cell>
          <table:table-cell table:number-columns-repeated="466"/>
        </table:table-row>
        <table:table-row table:style-name="ro1">
          <table:table-cell table:number-columns-repeated="19"/>
          <table:table-cell table:formula="of:=IF([.R163]&lt;&gt;[.S163];&quot;X&quot;;&quot;&quot;)">
            <text:p/>
          </table:table-cell>
          <table:table-cell table:number-columns-repeated="466"/>
        </table:table-row>
        <table:table-row table:style-name="ro1">
          <table:table-cell table:number-columns-repeated="19"/>
          <table:table-cell table:formula="of:=IF([.R164]&lt;&gt;[.S164];&quot;X&quot;;&quot;&quot;)">
            <text:p/>
          </table:table-cell>
          <table:table-cell table:number-columns-repeated="466"/>
        </table:table-row>
        <table:table-row table:style-name="ro1">
          <table:table-cell table:number-columns-repeated="19"/>
          <table:table-cell table:formula="of:=IF([.R165]&lt;&gt;[.S165];&quot;X&quot;;&quot;&quot;)">
            <text:p/>
          </table:table-cell>
          <table:table-cell table:number-columns-repeated="466"/>
        </table:table-row>
        <table:table-row table:style-name="ro1">
          <table:table-cell table:number-columns-repeated="19"/>
          <table:table-cell table:formula="of:=IF([.R166]&lt;&gt;[.S166];&quot;X&quot;;&quot;&quot;)">
            <text:p/>
          </table:table-cell>
          <table:table-cell table:number-columns-repeated="466"/>
        </table:table-row>
        <table:table-row table:style-name="ro1">
          <table:table-cell table:number-columns-repeated="19"/>
          <table:table-cell table:formula="of:=IF([.R167]&lt;&gt;[.S167];&quot;X&quot;;&quot;&quot;)">
            <text:p/>
          </table:table-cell>
          <table:table-cell table:number-columns-repeated="466"/>
        </table:table-row>
        <table:table-row table:style-name="ro1">
          <table:table-cell table:number-columns-repeated="19"/>
          <table:table-cell table:formula="of:=IF([.R168]&lt;&gt;[.S168];&quot;X&quot;;&quot;&quot;)">
            <text:p/>
          </table:table-cell>
          <table:table-cell table:number-columns-repeated="466"/>
        </table:table-row>
        <table:table-row table:style-name="ro1">
          <table:table-cell table:number-columns-repeated="19"/>
          <table:table-cell table:formula="of:=IF([.R169]&lt;&gt;[.S169];&quot;X&quot;;&quot;&quot;)">
            <text:p/>
          </table:table-cell>
          <table:table-cell table:number-columns-repeated="466"/>
        </table:table-row>
        <table:table-row table:style-name="ro1">
          <table:table-cell table:number-columns-repeated="19"/>
          <table:table-cell table:formula="of:=IF([.R170]&lt;&gt;[.S170];&quot;X&quot;;&quot;&quot;)">
            <text:p/>
          </table:table-cell>
          <table:table-cell table:number-columns-repeated="466"/>
        </table:table-row>
        <table:table-row table:style-name="ro1">
          <table:table-cell table:number-columns-repeated="19"/>
          <table:table-cell table:formula="of:=IF([.R171]&lt;&gt;[.S171];&quot;X&quot;;&quot;&quot;)">
            <text:p/>
          </table:table-cell>
          <table:table-cell table:number-columns-repeated="466"/>
        </table:table-row>
        <table:table-row table:style-name="ro1">
          <table:table-cell table:number-columns-repeated="19"/>
          <table:table-cell table:formula="of:=IF([.R172]&lt;&gt;[.S172];&quot;X&quot;;&quot;&quot;)">
            <text:p/>
          </table:table-cell>
          <table:table-cell table:number-columns-repeated="466"/>
        </table:table-row>
        <table:table-row table:style-name="ro1">
          <table:table-cell table:number-columns-repeated="19"/>
          <table:table-cell table:formula="of:=IF([.R173]&lt;&gt;[.S173];&quot;X&quot;;&quot;&quot;)">
            <text:p/>
          </table:table-cell>
          <table:table-cell table:number-columns-repeated="466"/>
        </table:table-row>
        <table:table-row table:style-name="ro1">
          <table:table-cell table:number-columns-repeated="19"/>
          <table:table-cell table:formula="of:=IF([.R174]&lt;&gt;[.S174];&quot;X&quot;;&quot;&quot;)">
            <text:p/>
          </table:table-cell>
          <table:table-cell table:number-columns-repeated="466"/>
        </table:table-row>
        <table:table-row table:style-name="ro1">
          <table:table-cell table:number-columns-repeated="19"/>
          <table:table-cell table:formula="of:=IF([.R175]&lt;&gt;[.S175];&quot;X&quot;;&quot;&quot;)">
            <text:p/>
          </table:table-cell>
          <table:table-cell table:number-columns-repeated="466"/>
        </table:table-row>
        <table:table-row table:style-name="ro1">
          <table:table-cell table:number-columns-repeated="19"/>
          <table:table-cell table:formula="of:=IF([.R176]&lt;&gt;[.S176];&quot;X&quot;;&quot;&quot;)">
            <text:p/>
          </table:table-cell>
          <table:table-cell table:number-columns-repeated="466"/>
        </table:table-row>
        <table:table-row table:style-name="ro1">
          <table:table-cell table:number-columns-repeated="19"/>
          <table:table-cell table:formula="of:=IF([.R177]&lt;&gt;[.S177];&quot;X&quot;;&quot;&quot;)">
            <text:p/>
          </table:table-cell>
          <table:table-cell table:number-columns-repeated="466"/>
        </table:table-row>
        <table:table-row table:style-name="ro1">
          <table:table-cell table:number-columns-repeated="19"/>
          <table:table-cell table:formula="of:=IF([.R178]&lt;&gt;[.S178];&quot;X&quot;;&quot;&quot;)">
            <text:p/>
          </table:table-cell>
          <table:table-cell table:number-columns-repeated="466"/>
        </table:table-row>
        <table:table-row table:style-name="ro1">
          <table:table-cell table:number-columns-repeated="19"/>
          <table:table-cell table:formula="of:=IF([.R179]&lt;&gt;[.S179];&quot;X&quot;;&quot;&quot;)">
            <text:p/>
          </table:table-cell>
          <table:table-cell table:number-columns-repeated="466"/>
        </table:table-row>
        <table:table-row table:style-name="ro1">
          <table:table-cell table:number-columns-repeated="19"/>
          <table:table-cell table:formula="of:=IF([.R180]&lt;&gt;[.S180];&quot;X&quot;;&quot;&quot;)">
            <text:p/>
          </table:table-cell>
          <table:table-cell table:number-columns-repeated="466"/>
        </table:table-row>
        <table:table-row table:style-name="ro1">
          <table:table-cell table:number-columns-repeated="19"/>
          <table:table-cell table:formula="of:=IF([.R181]&lt;&gt;[.S181];&quot;X&quot;;&quot;&quot;)">
            <text:p/>
          </table:table-cell>
          <table:table-cell table:number-columns-repeated="466"/>
        </table:table-row>
        <table:table-row table:style-name="ro1">
          <table:table-cell table:number-columns-repeated="19"/>
          <table:table-cell table:formula="of:=IF([.R182]&lt;&gt;[.S182];&quot;X&quot;;&quot;&quot;)">
            <text:p/>
          </table:table-cell>
          <table:table-cell table:number-columns-repeated="466"/>
        </table:table-row>
        <table:table-row table:style-name="ro1">
          <table:table-cell table:number-columns-repeated="19"/>
          <table:table-cell table:formula="of:=IF([.R183]&lt;&gt;[.S183];&quot;X&quot;;&quot;&quot;)">
            <text:p/>
          </table:table-cell>
          <table:table-cell table:number-columns-repeated="466"/>
        </table:table-row>
        <table:table-row table:style-name="ro1">
          <table:table-cell table:number-columns-repeated="19"/>
          <table:table-cell table:formula="of:=IF([.R184]&lt;&gt;[.S184];&quot;X&quot;;&quot;&quot;)">
            <text:p/>
          </table:table-cell>
          <table:table-cell table:number-columns-repeated="466"/>
        </table:table-row>
        <table:table-row table:style-name="ro1">
          <table:table-cell table:number-columns-repeated="19"/>
          <table:table-cell table:formula="of:=IF([.R185]&lt;&gt;[.S185];&quot;X&quot;;&quot;&quot;)">
            <text:p/>
          </table:table-cell>
          <table:table-cell table:number-columns-repeated="466"/>
        </table:table-row>
        <table:table-row table:style-name="ro1">
          <table:table-cell table:number-columns-repeated="19"/>
          <table:table-cell table:formula="of:=IF([.R186]&lt;&gt;[.S186];&quot;X&quot;;&quot;&quot;)">
            <text:p/>
          </table:table-cell>
          <table:table-cell table:number-columns-repeated="466"/>
        </table:table-row>
        <table:table-row table:style-name="ro1">
          <table:table-cell table:number-columns-repeated="19"/>
          <table:table-cell table:formula="of:=IF([.R187]&lt;&gt;[.S187];&quot;X&quot;;&quot;&quot;)">
            <text:p/>
          </table:table-cell>
          <table:table-cell table:number-columns-repeated="466"/>
        </table:table-row>
        <table:table-row table:style-name="ro1">
          <table:table-cell table:number-columns-repeated="19"/>
          <table:table-cell table:formula="of:=IF([.R188]&lt;&gt;[.S188];&quot;X&quot;;&quot;&quot;)">
            <text:p/>
          </table:table-cell>
          <table:table-cell table:number-columns-repeated="466"/>
        </table:table-row>
        <table:table-row table:style-name="ro1">
          <table:table-cell table:number-columns-repeated="19"/>
          <table:table-cell table:formula="of:=IF([.R189]&lt;&gt;[.S189];&quot;X&quot;;&quot;&quot;)">
            <text:p/>
          </table:table-cell>
          <table:table-cell table:number-columns-repeated="466"/>
        </table:table-row>
        <table:table-row table:style-name="ro1">
          <table:table-cell table:number-columns-repeated="19"/>
          <table:table-cell table:formula="of:=IF([.R190]&lt;&gt;[.S190];&quot;X&quot;;&quot;&quot;)">
            <text:p/>
          </table:table-cell>
          <table:table-cell table:number-columns-repeated="466"/>
        </table:table-row>
        <table:table-row table:style-name="ro1">
          <table:table-cell table:number-columns-repeated="19"/>
          <table:table-cell table:formula="of:=IF([.R191]&lt;&gt;[.S191];&quot;X&quot;;&quot;&quot;)">
            <text:p/>
          </table:table-cell>
          <table:table-cell table:number-columns-repeated="466"/>
        </table:table-row>
        <table:table-row table:style-name="ro1">
          <table:table-cell table:number-columns-repeated="19"/>
          <table:table-cell table:formula="of:=IF([.R192]&lt;&gt;[.S192];&quot;X&quot;;&quot;&quot;)">
            <text:p/>
          </table:table-cell>
          <table:table-cell table:number-columns-repeated="466"/>
        </table:table-row>
        <table:table-row table:style-name="ro1">
          <table:table-cell table:number-columns-repeated="19"/>
          <table:table-cell table:formula="of:=IF([.R193]&lt;&gt;[.S193];&quot;X&quot;;&quot;&quot;)">
            <text:p/>
          </table:table-cell>
          <table:table-cell table:number-columns-repeated="466"/>
        </table:table-row>
        <table:table-row table:style-name="ro1">
          <table:table-cell table:number-columns-repeated="19"/>
          <table:table-cell table:formula="of:=IF([.R194]&lt;&gt;[.S194];&quot;X&quot;;&quot;&quot;)">
            <text:p/>
          </table:table-cell>
          <table:table-cell table:number-columns-repeated="466"/>
        </table:table-row>
        <table:table-row table:style-name="ro1">
          <table:table-cell table:number-columns-repeated="19"/>
          <table:table-cell table:formula="of:=IF([.R195]&lt;&gt;[.S195];&quot;X&quot;;&quot;&quot;)">
            <text:p/>
          </table:table-cell>
          <table:table-cell table:number-columns-repeated="466"/>
        </table:table-row>
        <table:table-row table:style-name="ro1">
          <table:table-cell table:number-columns-repeated="19"/>
          <table:table-cell table:formula="of:=IF([.R196]&lt;&gt;[.S196];&quot;X&quot;;&quot;&quot;)">
            <text:p/>
          </table:table-cell>
          <table:table-cell table:number-columns-repeated="466"/>
        </table:table-row>
        <table:table-row table:style-name="ro1">
          <table:table-cell table:number-columns-repeated="19"/>
          <table:table-cell table:formula="of:=IF([.R197]&lt;&gt;[.S197];&quot;X&quot;;&quot;&quot;)">
            <text:p/>
          </table:table-cell>
          <table:table-cell table:number-columns-repeated="466"/>
        </table:table-row>
        <table:table-row table:style-name="ro1">
          <table:table-cell table:number-columns-repeated="19"/>
          <table:table-cell table:formula="of:=IF([.R198]&lt;&gt;[.S198];&quot;X&quot;;&quot;&quot;)">
            <text:p/>
          </table:table-cell>
          <table:table-cell table:number-columns-repeated="466"/>
        </table:table-row>
        <table:table-row table:style-name="ro1">
          <table:table-cell table:number-columns-repeated="19"/>
          <table:table-cell table:formula="of:=IF([.R199]&lt;&gt;[.S199];&quot;X&quot;;&quot;&quot;)">
            <text:p/>
          </table:table-cell>
          <table:table-cell table:number-columns-repeated="466"/>
        </table:table-row>
        <table:table-row table:style-name="ro1">
          <table:table-cell table:number-columns-repeated="19"/>
          <table:table-cell table:formula="of:=IF([.R200]&lt;&gt;[.S200];&quot;X&quot;;&quot;&quot;)">
            <text:p/>
          </table:table-cell>
          <table:table-cell table:number-columns-repeated="466"/>
        </table:table-row>
        <table:table-row table:style-name="ro1">
          <table:table-cell table:number-columns-repeated="19"/>
          <table:table-cell table:formula="of:=IF([.R201]&lt;&gt;[.S201];&quot;X&quot;;&quot;&quot;)">
            <text:p/>
          </table:table-cell>
          <table:table-cell table:number-columns-repeated="466"/>
        </table:table-row>
        <table:table-row table:style-name="ro1">
          <table:table-cell table:number-columns-repeated="19"/>
          <table:table-cell table:formula="of:=IF([.R202]&lt;&gt;[.S202];&quot;X&quot;;&quot;&quot;)">
            <text:p/>
          </table:table-cell>
          <table:table-cell table:number-columns-repeated="466"/>
        </table:table-row>
        <calcext:conditional-formats>
          <calcext:conditional-format calcext:target-range-address="'A-Combined-Resorted'.KM92:'A-Combined-Resorted'.RR9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A-Combined-Resorted'.KM2:'A-Combined-Resorted'.NV89">
            <calcext:condition calcext:apply-style-name="Error" calcext:value="=1" calcext:base-cell-address="'A-Combined-Resorted'.KM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4">00/00/0000</text:date>, <text:time style:data-style-name="N2" text:time-value="15:49:05.9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18T12:35:12.868000000</meta:creation-date>
    <dc:date>2020-01-24T16:16:59.524000000</dc:date>
    <meta:editing-duration>PT35M11S</meta:editing-duration>
    <meta:editing-cycles>7</meta:editing-cycles>
    <meta:generator>LibreOffice/6.3.3.2$Windows_X86_64 LibreOffice_project/a64200df03143b798afd1ec74a12ab50359878ed</meta:generator>
    <meta:document-statistic meta:table-count="3" meta:cell-count="62848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cm" svg:height="9.005cm" xlink:href=".." xlink:type="simple" chart:class="chart:line" chart:style-name="ch1">
        <chart:legend chart:legend-position="end" svg:x="13.464cm" svg:y="4.207cm" style:legend-expansion="high" chart:style-name="ch2"/>
        <chart:plot-area chart:style-name="ch3" table:cell-range-address="'A-Combined-Resorted'.KM92:'A-Combined-Resorted'.NV92" svg:x="0.319cm" svg:y="0.18cm" svg:width="12.826cm" svg:height="8.645cm">
          <chartooo:coordinate-region svg:x="1.258cm" svg:y="0.375cm" svg:width="11.887cm" svg:height="7.65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A-Combined-Resorted'.KM92:'A-Combined-Resorted'.NV92" chart:class="chart:line">
            <chart:data-point chart:repeated="8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</table:table-row>
          </table:table-header-rows>
          <table:table-rows>
            <table:table-row>
              <table:table-cell office:value-type="string">
                <text:p>Row 92</text:p>
                <draw:g>
                  <svg:desc/>
                </draw:g>
              </table:table-cell>
              <table:table-cell office:value-type="float" office:value="0.931">
                <text:p>0.931</text:p>
                <draw:g>
                  <svg:desc>'A-Combined-Resorted'.KM92:'A-Combined-Resorted'.NV92</svg:desc>
                </draw:g>
              </table:table-cell>
              <table:table-cell office:value-type="float" office:value="0.8924">
                <text:p>0.8924</text:p>
              </table:table-cell>
              <table:table-cell office:value-type="float" office:value="0.9603">
                <text:p>0.9603</text:p>
              </table:table-cell>
              <table:table-cell office:value-type="float" office:value="0.931">
                <text:p>0.931</text:p>
              </table:table-cell>
              <table:table-cell office:value-type="float" office:value="0.931">
                <text:p>0.931</text:p>
              </table:table-cell>
              <table:table-cell office:value-type="float" office:value="0.8924">
                <text:p>0.8924</text:p>
              </table:table-cell>
              <table:table-cell office:value-type="float" office:value="0.8924">
                <text:p>0.8924</text:p>
              </table:table-cell>
              <table:table-cell office:value-type="float" office:value="0.8924">
                <text:p>0.8924</text:p>
              </table:table-cell>
              <table:table-cell office:value-type="float" office:value="0.931">
                <text:p>0.931</text:p>
              </table:table-cell>
              <table:table-cell office:value-type="float" office:value="0.8924">
                <text:p>0.8924</text:p>
              </table:table-cell>
              <table:table-cell office:value-type="float" office:value="0.931">
                <text:p>0.931</text:p>
              </table:table-cell>
              <table:table-cell office:value-type="float" office:value="0.931">
                <text:p>0.931</text:p>
              </table:table-cell>
              <table:table-cell office:value-type="float" office:value="0.931">
                <text:p>0.931</text:p>
              </table:table-cell>
              <table:table-cell office:value-type="float" office:value="0.931">
                <text:p>0.931</text:p>
              </table:table-cell>
              <table:table-cell office:value-type="float" office:value="0.931">
                <text:p>0.931</text:p>
              </table:table-cell>
              <table:table-cell office:value-type="float" office:value="0.931">
                <text:p>0.931</text:p>
              </table:table-cell>
              <table:table-cell office:value-type="float" office:value="0.931">
                <text:p>0.931</text:p>
              </table:table-cell>
              <table:table-cell office:value-type="float" office:value="0.931">
                <text:p>0.931</text:p>
              </table:table-cell>
              <table:table-cell office:value-type="float" office:value="0.931">
                <text:p>0.931</text:p>
              </table:table-cell>
              <table:table-cell office:value-type="float" office:value="0.8924">
                <text:p>0.8924</text:p>
              </table:table-cell>
              <table:table-cell office:value-type="float" office:value="0.8924">
                <text:p>0.8924</text:p>
              </table:table-cell>
              <table:table-cell office:value-type="float" office:value="0.8924">
                <text:p>0.8924</text:p>
              </table:table-cell>
              <table:table-cell office:value-type="float" office:value="0.8924">
                <text:p>0.8924</text:p>
              </table:table-cell>
              <table:table-cell office:value-type="float" office:value="0.8924">
                <text:p>0.8924</text:p>
              </table:table-cell>
              <table:table-cell office:value-type="float" office:value="0.8924">
                <text:p>0.8924</text:p>
              </table:table-cell>
              <table:table-cell office:value-type="float" office:value="0.855">
                <text:p>0.855</text:p>
              </table:table-cell>
              <table:table-cell office:value-type="float" office:value="0.855">
                <text:p>0.855</text:p>
              </table:table-cell>
              <table:table-cell office:value-type="float" office:value="0.855">
                <text:p>0.855</text:p>
              </table:table-cell>
              <table:table-cell office:value-type="float" office:value="0.855">
                <text:p>0.855</text:p>
              </table:table-cell>
              <table:table-cell office:value-type="float" office:value="0.855">
                <text:p>0.855</text:p>
              </table:table-cell>
              <table:table-cell office:value-type="float" office:value="0.8924">
                <text:p>0.8924</text:p>
              </table:table-cell>
              <table:table-cell office:value-type="float" office:value="0.855">
                <text:p>0.855</text:p>
              </table:table-cell>
              <table:table-cell office:value-type="float" office:value="0.855">
                <text:p>0.855</text:p>
              </table:table-cell>
              <table:table-cell office:value-type="float" office:value="0.855">
                <text:p>0.855</text:p>
              </table:table-cell>
              <table:table-cell office:value-type="float" office:value="0.855">
                <text:p>0.855</text:p>
              </table:table-cell>
              <table:table-cell office:value-type="float" office:value="0.855">
                <text:p>0.855</text:p>
              </table:table-cell>
              <table:table-cell office:value-type="float" office:value="0.855">
                <text:p>0.855</text:p>
              </table:table-cell>
              <table:table-cell office:value-type="float" office:value="0.855">
                <text:p>0.855</text:p>
              </table:table-cell>
              <table:table-cell office:value-type="float" office:value="0.855">
                <text:p>0.855</text:p>
              </table:table-cell>
              <table:table-cell office:value-type="float" office:value="0.855">
                <text:p>0.855</text:p>
              </table:table-cell>
              <table:table-cell office:value-type="float" office:value="0.855">
                <text:p>0.855</text:p>
              </table:table-cell>
              <table:table-cell office:value-type="float" office:value="0.855">
                <text:p>0.855</text:p>
              </table:table-cell>
              <table:table-cell office:value-type="float" office:value="0.855">
                <text:p>0.855</text:p>
              </table:table-cell>
              <table:table-cell office:value-type="float" office:value="0.855">
                <text:p>0.855</text:p>
              </table:table-cell>
              <table:table-cell office:value-type="float" office:value="0.855">
                <text:p>0.855</text:p>
              </table:table-cell>
              <table:table-cell office:value-type="float" office:value="0.855">
                <text:p>0.855</text:p>
              </table:table-cell>
              <table:table-cell office:value-type="float" office:value="0.855">
                <text:p>0.855</text:p>
              </table:table-cell>
              <table:table-cell office:value-type="float" office:value="0.855">
                <text:p>0.855</text:p>
              </table:table-cell>
              <table:table-cell office:value-type="float" office:value="0.855">
                <text:p>0.855</text:p>
              </table:table-cell>
              <table:table-cell office:value-type="float" office:value="0.855">
                <text:p>0.855</text:p>
              </table:table-cell>
              <table:table-cell office:value-type="float" office:value="0.855">
                <text:p>0.855</text:p>
              </table:table-cell>
              <table:table-cell office:value-type="float" office:value="0.855">
                <text:p>0.855</text:p>
              </table:table-cell>
              <table:table-cell office:value-type="float" office:value="0.855">
                <text:p>0.855</text:p>
              </table:table-cell>
              <table:table-cell office:value-type="float" office:value="0.855">
                <text:p>0.855</text:p>
              </table:table-cell>
              <table:table-cell office:value-type="float" office:value="0.8924">
                <text:p>0.8924</text:p>
              </table:table-cell>
              <table:table-cell office:value-type="float" office:value="0.8924">
                <text:p>0.8924</text:p>
              </table:table-cell>
              <table:table-cell office:value-type="float" office:value="0.8924">
                <text:p>0.8924</text:p>
              </table:table-cell>
              <table:table-cell office:value-type="float" office:value="0.855">
                <text:p>0.855</text:p>
              </table:table-cell>
              <table:table-cell office:value-type="float" office:value="0.8924">
                <text:p>0.8924</text:p>
              </table:table-cell>
              <table:table-cell office:value-type="float" office:value="0.8924">
                <text:p>0.8924</text:p>
              </table:table-cell>
              <table:table-cell office:value-type="float" office:value="0.8924">
                <text:p>0.8924</text:p>
              </table:table-cell>
              <table:table-cell office:value-type="float" office:value="0.855">
                <text:p>0.855</text:p>
              </table:table-cell>
              <table:table-cell office:value-type="float" office:value="0.8924">
                <text:p>0.8924</text:p>
              </table:table-cell>
              <table:table-cell office:value-type="float" office:value="0.8924">
                <text:p>0.8924</text:p>
              </table:table-cell>
              <table:table-cell office:value-type="float" office:value="0.8924">
                <text:p>0.8924</text:p>
              </table:table-cell>
              <table:table-cell office:value-type="float" office:value="0.8924">
                <text:p>0.8924</text:p>
              </table:table-cell>
              <table:table-cell office:value-type="float" office:value="0.8924">
                <text:p>0.8924</text:p>
              </table:table-cell>
              <table:table-cell office:value-type="float" office:value="0.8924">
                <text:p>0.8924</text:p>
              </table:table-cell>
              <table:table-cell office:value-type="float" office:value="0.8924">
                <text:p>0.8924</text:p>
              </table:table-cell>
              <table:table-cell office:value-type="float" office:value="0.855">
                <text:p>0.855</text:p>
              </table:table-cell>
              <table:table-cell office:value-type="float" office:value="0.855">
                <text:p>0.855</text:p>
              </table:table-cell>
              <table:table-cell office:value-type="float" office:value="0.855">
                <text:p>0.855</text:p>
              </table:table-cell>
              <table:table-cell office:value-type="float" office:value="0.855">
                <text:p>0.855</text:p>
              </table:table-cell>
              <table:table-cell office:value-type="float" office:value="0.855">
                <text:p>0.855</text:p>
              </table:table-cell>
              <table:table-cell office:value-type="float" office:value="0.855">
                <text:p>0.855</text:p>
              </table:table-cell>
              <table:table-cell office:value-type="float" office:value="0.855">
                <text:p>0.855</text:p>
              </table:table-cell>
              <table:table-cell office:value-type="float" office:value="0.855">
                <text:p>0.855</text:p>
              </table:table-cell>
              <table:table-cell office:value-type="float" office:value="0.855">
                <text:p>0.855</text:p>
              </table:table-cell>
              <table:table-cell office:value-type="float" office:value="0.855">
                <text:p>0.855</text:p>
              </table:table-cell>
              <table:table-cell office:value-type="float" office:value="0.855">
                <text:p>0.855</text:p>
              </table:table-cell>
              <table:table-cell office:value-type="float" office:value="0.855">
                <text:p>0.855</text:p>
              </table:table-cell>
              <table:table-cell office:value-type="float" office:value="0.855">
                <text:p>0.855</text:p>
              </table:table-cell>
              <table:table-cell office:value-type="float" office:value="0.855">
                <text:p>0.855</text:p>
              </table:table-cell>
              <table:table-cell office:value-type="float" office:value="0.855">
                <text:p>0.855</text:p>
              </table:table-cell>
              <table:table-cell office:value-type="float" office:value="0.855">
                <text:p>0.855</text:p>
              </table:table-cell>
              <table:table-cell office:value-type="float" office:value="0.855">
                <text:p>0.855</text:p>
              </table:table-cell>
              <table:table-cell office:value-type="float" office:value="0.855">
                <text:p>0.855</text:p>
              </table:table-cell>
              <table:table-cell office:value-type="float" office:value="0.855">
                <text:p>0.8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